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Mangal" svg:font-family="Mangal" style:font-family-generic="system" style:font-pitch="variable" svg:panose-1="0 0 4 0 0 0 0 0 0 0"/>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AncientGreek" svg:font-family="AncientGreek" style:font-family-generic="roman" style:font-pitch="variable"/>
    <style:font-face style:name="New Athena Unicode" svg:font-family="New Athena Unicode" style:font-family-generic="system"/>
    <style:font-face style:name="apple-system, BlinkMacSystemFon" svg:font-family="apple-system, BlinkMacSystemFon" style:font-family-generic="system"/>
    <style:font-face style:name="sans-serif" svg:font-family="sans-serif"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style>
    <style:style style:name="TableColumn3" style:family="table-column">
      <style:table-column-properties style:column-width="3.8027in" style:use-optimal-column-width="false"/>
    </style:style>
    <style:style style:name="TableColumn4" style:family="table-column">
      <style:table-column-properties style:column-width="3.7138in" style:use-optimal-column-width="false"/>
    </style:style>
    <style:style style:name="Table2" style:family="table">
      <style:table-properties style:width="7.5166in" fo:margin-left="0.0034in" table:align="left"/>
    </style:style>
    <style:style style:name="TableRow5" style:family="table-row">
      <style:table-row-properties style:min-row-height="0.0138in" style:use-optimal-row-height="false" fo:keep-together="always"/>
    </style:style>
    <style:style style:name="TableCell6" style:family="table-cell">
      <style:table-cell-properties fo:border="0.0069in solid #000000" fo:background-color="#FFFFFF" style:writing-mode="lr-tb" fo:padding-top="0in" fo:padding-left="0.1527in" fo:padding-bottom="0in" fo:padding-right="0.15in"/>
    </style:style>
    <style:style style:name="P7" style:parent-style-name="Standard" style:family="paragraph">
      <style:paragraph-properties fo:keep-with-next="always" fo:widows="0" fo:orphans="0" fo:text-align="center">
        <style:tab-stops>
          <style:tab-stop style:type="left" style:position="1.3854in"/>
        </style:tab-stops>
      </style:paragraph-properties>
    </style:style>
    <style:style style:name="T8" style:parent-style-name="AncientGreekἈρχαίαἑλληνικά" style:family="text">
      <style:text-properties fo:font-weight="bold" style:font-weight-asian="bold" style:font-weight-complex="bold" fo:font-size="18pt" style:font-size-asian="18pt" style:font-size-complex="14pt"/>
    </style:style>
    <style:style style:name="T9"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10" style:parent-style-name="AncientGreekἈρχαίαἑλληνικά" style:family="text">
      <style:text-properties fo:font-weight="bold" style:font-weight-asian="bold" style:font-weight-complex="bold" fo:font-size="18pt" style:font-size-asian="18pt" style:font-size-complex="14pt"/>
    </style:style>
    <style:style style:name="T11"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12" style:parent-style-name="AncientGreekἈρχαίαἑλληνικά" style:family="text">
      <style:text-properties fo:font-weight="bold" style:font-weight-asian="bold" style:font-weight-complex="bold" fo:font-size="18pt" style:font-size-asian="18pt" style:font-size-complex="14pt"/>
    </style:style>
    <style:style style:name="T13"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14" style:parent-style-name="AncientGreekἈρχαίαἑλληνικά" style:family="text">
      <style:text-properties fo:font-weight="bold" style:font-weight-asian="bold" style:font-weight-complex="bold" fo:font-size="18pt" style:font-size-asian="18pt" style:font-size-complex="14pt"/>
    </style:style>
    <style:style style:name="P15" style:parent-style-name="Standard" style:family="paragraph">
      <style:paragraph-properties fo:widows="0" fo:orphans="0">
        <style:tab-stops>
          <style:tab-stop style:type="left" style:position="1.3854in"/>
        </style:tab-stops>
      </style:paragraph-properties>
    </style:style>
    <style:style style:name="T16" style:parent-style-name="AncientGreekἈρχαίαἑλληνικά" style:family="text">
      <style:text-properties style:font-weight-complex="bold" fo:language="el" fo:country="GR"/>
    </style:style>
    <style:style style:name="T17" style:parent-style-name="AncientGreekἈρχαίαἑλληνικά" style:family="text">
      <style:text-properties style:font-weight-complex="bold"/>
    </style:style>
    <style:style style:name="T18" style:parent-style-name="AncientGreekἈρχαίαἑλληνικά" style:family="text">
      <style:text-properties style:font-weight-complex="bold" fo:language="el" fo:country="GR"/>
    </style:style>
    <style:style style:name="T19" style:parent-style-name="AncientGreekἈρχαίαἑλληνικά" style:family="text">
      <style:text-properties style:font-weight-complex="bold"/>
    </style:style>
    <style:style style:name="T20" style:parent-style-name="AncientGreekἈρχαίαἑλληνικά" style:family="text">
      <style:text-properties style:font-weight-complex="bold" fo:language="el" fo:country="GR"/>
    </style:style>
    <style:style style:name="T21" style:parent-style-name="AncientGreekἈρχαίαἑλληνικά" style:family="text">
      <style:text-properties style:font-weight-complex="bold"/>
    </style:style>
    <style:style style:name="T22" style:parent-style-name="AncientGreekἈρχαίαἑλληνικά" style:family="text">
      <style:text-properties style:font-weight-complex="bold" fo:language="el" fo:country="GR"/>
    </style:style>
    <style:style style:name="T23" style:parent-style-name="AncientGreekἈρχαίαἑλληνικά" style:family="text">
      <style:text-properties style:font-weight-complex="bold"/>
    </style:style>
    <style:style style:name="T24" style:parent-style-name="AncientGreekἈρχαίαἑλληνικά" style:family="text">
      <style:text-properties style:font-weight-complex="bold" fo:language="el" fo:country="GR"/>
    </style:style>
    <style:style style:name="T25" style:parent-style-name="AncientGreekἈρχαίαἑλληνικά" style:family="text">
      <style:text-properties style:font-weight-complex="bold"/>
    </style:style>
    <style:style style:name="T26" style:parent-style-name="AncientGreekἈρχαίαἑλληνικά" style:family="text">
      <style:text-properties style:font-weight-complex="bold" fo:language="el" fo:country="GR"/>
    </style:style>
    <style:style style:name="T27" style:parent-style-name="AncientGreekἈρχαίαἑλληνικά" style:family="text">
      <style:text-properties style:font-weight-complex="bold"/>
    </style:style>
    <style:style style:name="T28" style:parent-style-name="AncientGreekἈρχαίαἑλληνικά" style:family="text">
      <style:text-properties style:font-weight-complex="bold" fo:language="el" fo:country="GR"/>
    </style:style>
    <style:style style:name="T29" style:parent-style-name="AncientGreekἈρχαίαἑλληνικά" style:family="text">
      <style:text-properties style:font-weight-complex="bold"/>
    </style:style>
    <style:style style:name="T30" style:parent-style-name="AncientGreekἈρχαίαἑλληνικά" style:family="text">
      <style:text-properties style:font-weight-complex="bold" fo:language="el" fo:country="GR"/>
    </style:style>
    <style:style style:name="T31" style:parent-style-name="AncientGreekἈρχαίαἑλληνικά" style:family="text">
      <style:text-properties style:font-weight-complex="bold"/>
    </style:style>
    <style:style style:name="T32" style:parent-style-name="AncientGreekἈρχαίαἑλληνικά" style:family="text">
      <style:text-properties style:font-weight-complex="bold" fo:language="el" fo:country="GR"/>
    </style:style>
    <style:style style:name="T33" style:parent-style-name="AncientGreekἈρχαίαἑλληνικά" style:family="text">
      <style:text-properties style:font-weight-complex="bold"/>
    </style:style>
    <style:style style:name="T34" style:parent-style-name="AncientGreekἈρχαίαἑλληνικά" style:family="text">
      <style:text-properties style:font-weight-complex="bold" fo:language="el" fo:country="GR"/>
    </style:style>
    <style:style style:name="T35" style:parent-style-name="AncientGreekἈρχαίαἑλληνικά" style:family="text">
      <style:text-properties style:font-weight-complex="bold"/>
    </style:style>
    <style:style style:name="T36" style:parent-style-name="AncientGreekἈρχαίαἑλληνικά" style:family="text">
      <style:text-properties style:font-weight-complex="bold" fo:language="el" fo:country="GR"/>
    </style:style>
    <style:style style:name="T37" style:parent-style-name="AncientGreekἈρχαίαἑλληνικά" style:family="text">
      <style:text-properties style:font-weight-complex="bold"/>
    </style:style>
    <style:style style:name="T38" style:parent-style-name="AncientGreekἈρχαίαἑλληνικά" style:family="text">
      <style:text-properties style:font-weight-complex="bold" fo:language="el" fo:country="GR"/>
    </style:style>
    <style:style style:name="T39" style:parent-style-name="AncientGreekἈρχαίαἑλληνικά" style:family="text">
      <style:text-properties style:font-weight-complex="bold"/>
    </style:style>
    <style:style style:name="T40" style:parent-style-name="AncientGreekἈρχαίαἑλληνικά" style:family="text">
      <style:text-properties style:font-weight-complex="bold" fo:language="el" fo:country="GR"/>
    </style:style>
    <style:style style:name="T41" style:parent-style-name="AncientGreekἈρχαίαἑλληνικά" style:family="text">
      <style:text-properties style:font-weight-complex="bold"/>
    </style:style>
    <style:style style:name="T42" style:parent-style-name="AncientGreekἈρχαίαἑλληνικά" style:family="text">
      <style:text-properties style:font-weight-complex="bold" fo:language="el" fo:country="GR"/>
    </style:style>
    <style:style style:name="T43" style:parent-style-name="AncientGreekἈρχαίαἑλληνικά" style:family="text">
      <style:text-properties style:font-weight-complex="bold"/>
    </style:style>
    <style:style style:name="T44" style:parent-style-name="AncientGreekἈρχαίαἑλληνικά" style:family="text">
      <style:text-properties style:font-weight-complex="bold" fo:language="el" fo:country="GR"/>
    </style:style>
    <style:style style:name="T45" style:parent-style-name="AncientGreekἈρχαίαἑλληνικά" style:family="text">
      <style:text-properties style:font-weight-complex="bold"/>
    </style:style>
    <style:style style:name="T46" style:parent-style-name="AncientGreekἈρχαίαἑλληνικά" style:family="text">
      <style:text-properties style:font-weight-complex="bold" fo:language="el" fo:country="GR"/>
    </style:style>
    <style:style style:name="T47" style:parent-style-name="AncientGreekἈρχαίαἑλληνικά" style:family="text">
      <style:text-properties style:font-weight-complex="bold"/>
    </style:style>
    <style:style style:name="T48" style:parent-style-name="AncientGreekἈρχαίαἑλληνικά" style:family="text">
      <style:text-properties style:font-weight-complex="bold" fo:language="el" fo:country="GR"/>
    </style:style>
    <style:style style:name="T49" style:parent-style-name="AncientGreekἈρχαίαἑλληνικά" style:family="text">
      <style:text-properties style:font-weight-complex="bold"/>
    </style:style>
    <style:style style:name="T50" style:parent-style-name="AncientGreekἈρχαίαἑλληνικά" style:family="text">
      <style:text-properties style:font-weight-complex="bold" fo:language="el" fo:country="GR"/>
    </style:style>
    <style:style style:name="T51" style:parent-style-name="AncientGreekἈρχαίαἑλληνικά" style:family="text">
      <style:text-properties style:font-weight-complex="bold"/>
    </style:style>
    <style:style style:name="T52" style:parent-style-name="AncientGreekἈρχαίαἑλληνικά" style:family="text">
      <style:text-properties style:font-weight-complex="bold" fo:language="el" fo:country="GR"/>
    </style:style>
    <style:style style:name="T53" style:parent-style-name="AncientGreekἈρχαίαἑλληνικά" style:family="text">
      <style:text-properties style:font-weight-complex="bold"/>
    </style:style>
    <style:style style:name="T54" style:parent-style-name="AncientGreekἈρχαίαἑλληνικά" style:family="text">
      <style:text-properties style:font-weight-complex="bold" fo:language="el" fo:country="GR"/>
    </style:style>
    <style:style style:name="T55" style:parent-style-name="AncientGreekἈρχαίαἑλληνικά" style:family="text">
      <style:text-properties style:font-weight-complex="bold"/>
    </style:style>
    <style:style style:name="T56" style:parent-style-name="AncientGreekἈρχαίαἑλληνικά" style:family="text">
      <style:text-properties style:font-weight-complex="bold" fo:language="el" fo:country="GR"/>
    </style:style>
    <style:style style:name="T57" style:parent-style-name="AncientGreekἈρχαίαἑλληνικά" style:family="text">
      <style:text-properties style:font-weight-complex="bold"/>
    </style:style>
    <style:style style:name="T58" style:parent-style-name="AncientGreekἈρχαίαἑλληνικά" style:family="text">
      <style:text-properties style:font-weight-complex="bold" fo:language="el" fo:country="GR"/>
    </style:style>
    <style:style style:name="T59" style:parent-style-name="AncientGreekἈρχαίαἑλληνικά" style:family="text">
      <style:text-properties style:font-weight-complex="bold"/>
    </style:style>
    <style:style style:name="T60" style:parent-style-name="AncientGreekἈρχαίαἑλληνικά" style:family="text">
      <style:text-properties style:font-weight-complex="bold" fo:language="el" fo:country="GR"/>
    </style:style>
    <style:style style:name="T61" style:parent-style-name="AncientGreekἈρχαίαἑλληνικά" style:family="text">
      <style:text-properties style:font-weight-complex="bold"/>
    </style:style>
    <style:style style:name="T62" style:parent-style-name="AncientGreekἈρχαίαἑλληνικά" style:family="text">
      <style:text-properties style:font-weight-complex="bold" fo:language="el" fo:country="GR"/>
    </style:style>
    <style:style style:name="T63" style:parent-style-name="AncientGreekἈρχαίαἑλληνικά" style:family="text">
      <style:text-properties style:font-weight-complex="bold"/>
    </style:style>
    <style:style style:name="T64" style:parent-style-name="AncientGreekἈρχαίαἑλληνικά" style:family="text">
      <style:text-properties style:font-weight-complex="bold" fo:language="el" fo:country="GR"/>
    </style:style>
    <style:style style:name="T65" style:parent-style-name="AncientGreekἈρχαίαἑλληνικά" style:family="text">
      <style:text-properties style:font-weight-complex="bold"/>
    </style:style>
    <style:style style:name="T66" style:parent-style-name="AncientGreekἈρχαίαἑλληνικά" style:family="text">
      <style:text-properties style:font-weight-complex="bold" fo:language="el" fo:country="GR"/>
    </style:style>
    <style:style style:name="T67" style:parent-style-name="AncientGreekἈρχαίαἑλληνικά" style:family="text">
      <style:text-properties style:font-weight-complex="bold"/>
    </style:style>
    <style:style style:name="P68" style:parent-style-name="Standard" style:family="paragraph">
      <style:paragraph-properties fo:widows="0" fo:orphans="0">
        <style:tab-stops>
          <style:tab-stop style:type="left" style:position="1.3854in"/>
        </style:tab-stops>
      </style:paragraph-properties>
    </style:style>
    <style:style style:name="T69" style:parent-style-name="AncientGreekἈρχαίαἑλληνικά" style:family="text">
      <style:text-properties style:font-weight-complex="bold" fo:language="el" fo:country="GR"/>
    </style:style>
    <style:style style:name="T70" style:parent-style-name="AncientGreekἈρχαίαἑλληνικά" style:family="text">
      <style:text-properties style:font-weight-complex="bold"/>
    </style:style>
    <style:style style:name="T71" style:parent-style-name="AncientGreekἈρχαίαἑλληνικά" style:family="text">
      <style:text-properties style:font-weight-complex="bold" fo:language="el" fo:country="GR"/>
    </style:style>
    <style:style style:name="T72" style:parent-style-name="AncientGreekἈρχαίαἑλληνικά" style:family="text">
      <style:text-properties style:font-weight-complex="bold"/>
    </style:style>
    <style:style style:name="T73" style:parent-style-name="AncientGreekἈρχαίαἑλληνικά" style:family="text">
      <style:text-properties style:font-weight-complex="bold" fo:language="el" fo:country="GR"/>
    </style:style>
    <style:style style:name="T74" style:parent-style-name="AncientGreekἈρχαίαἑλληνικά" style:family="text">
      <style:text-properties style:font-weight-complex="bold"/>
    </style:style>
    <style:style style:name="T75" style:parent-style-name="AncientGreekἈρχαίαἑλληνικά" style:family="text">
      <style:text-properties style:font-weight-complex="bold" fo:language="el" fo:country="GR"/>
    </style:style>
    <style:style style:name="T76" style:parent-style-name="AncientGreekἈρχαίαἑλληνικά" style:family="text">
      <style:text-properties style:font-weight-complex="bold"/>
    </style:style>
    <style:style style:name="T77" style:parent-style-name="AncientGreekἈρχαίαἑλληνικά" style:family="text">
      <style:text-properties style:font-weight-complex="bold" fo:language="el" fo:country="GR"/>
    </style:style>
    <style:style style:name="T78" style:parent-style-name="AncientGreekἈρχαίαἑλληνικά" style:family="text">
      <style:text-properties style:font-weight-complex="bold"/>
    </style:style>
    <style:style style:name="T79" style:parent-style-name="AncientGreekἈρχαίαἑλληνικά" style:family="text">
      <style:text-properties style:font-weight-complex="bold" fo:language="el" fo:country="GR"/>
    </style:style>
    <style:style style:name="T80" style:parent-style-name="AncientGreekἈρχαίαἑλληνικά" style:family="text">
      <style:text-properties style:font-weight-complex="bold"/>
    </style:style>
    <style:style style:name="T81" style:parent-style-name="AncientGreekἈρχαίαἑλληνικά" style:family="text">
      <style:text-properties style:font-weight-complex="bold" fo:language="el" fo:country="GR"/>
    </style:style>
    <style:style style:name="T82" style:parent-style-name="AncientGreekἈρχαίαἑλληνικά" style:family="text">
      <style:text-properties style:font-weight-complex="bold"/>
    </style:style>
    <style:style style:name="T83" style:parent-style-name="AncientGreekἈρχαίαἑλληνικά" style:family="text">
      <style:text-properties style:font-weight-complex="bold" fo:language="el" fo:country="GR"/>
    </style:style>
    <style:style style:name="T84" style:parent-style-name="AncientGreekἈρχαίαἑλληνικά" style:family="text">
      <style:text-properties style:font-weight-complex="bold"/>
    </style:style>
    <style:style style:name="T85" style:parent-style-name="AncientGreekἈρχαίαἑλληνικά" style:family="text">
      <style:text-properties style:font-weight-complex="bold" fo:language="el" fo:country="GR"/>
    </style:style>
    <style:style style:name="T86" style:parent-style-name="AncientGreekἈρχαίαἑλληνικά" style:family="text">
      <style:text-properties style:font-weight-complex="bold"/>
    </style:style>
    <style:style style:name="T87" style:parent-style-name="AncientGreekἈρχαίαἑλληνικά" style:family="text">
      <style:text-properties style:font-weight-complex="bold" fo:language="el" fo:country="GR"/>
    </style:style>
    <style:style style:name="T88" style:parent-style-name="AncientGreekἈρχαίαἑλληνικά" style:family="text">
      <style:text-properties style:font-weight-complex="bold"/>
    </style:style>
    <style:style style:name="T89" style:parent-style-name="AncientGreekἈρχαίαἑλληνικά" style:family="text">
      <style:text-properties style:font-weight-complex="bold" fo:language="el" fo:country="GR"/>
    </style:style>
    <style:style style:name="T90" style:parent-style-name="AncientGreekἈρχαίαἑλληνικά" style:family="text">
      <style:text-properties style:font-weight-complex="bold"/>
    </style:style>
    <style:style style:name="T91" style:parent-style-name="AncientGreekἈρχαίαἑλληνικά" style:family="text">
      <style:text-properties style:font-weight-complex="bold" fo:language="el" fo:country="GR"/>
    </style:style>
    <style:style style:name="T92" style:parent-style-name="AncientGreekἈρχαίαἑλληνικά" style:family="text">
      <style:text-properties style:font-weight-complex="bold"/>
    </style:style>
    <style:style style:name="T93" style:parent-style-name="AncientGreekἈρχαίαἑλληνικά" style:family="text">
      <style:text-properties style:font-weight-complex="bold" fo:language="el" fo:country="GR"/>
    </style:style>
    <style:style style:name="T94" style:parent-style-name="AncientGreekἈρχαίαἑλληνικά" style:family="text">
      <style:text-properties style:font-weight-complex="bold"/>
    </style:style>
    <style:style style:name="T95" style:parent-style-name="AncientGreekἈρχαίαἑλληνικά" style:family="text">
      <style:text-properties style:font-weight-complex="bold" fo:language="el" fo:country="GR"/>
    </style:style>
    <style:style style:name="T96" style:parent-style-name="AncientGreekἈρχαίαἑλληνικά" style:family="text">
      <style:text-properties style:font-weight-complex="bold"/>
    </style:style>
    <style:style style:name="T97" style:parent-style-name="AncientGreekἈρχαίαἑλληνικά" style:family="text">
      <style:text-properties style:font-weight-complex="bold" fo:language="el" fo:country="GR"/>
    </style:style>
    <style:style style:name="T98" style:parent-style-name="AncientGreekἈρχαίαἑλληνικά" style:family="text">
      <style:text-properties style:font-weight-complex="bold"/>
    </style:style>
    <style:style style:name="T99" style:parent-style-name="AncientGreekἈρχαίαἑλληνικά" style:family="text">
      <style:text-properties style:font-weight-complex="bold" fo:language="el" fo:country="GR"/>
    </style:style>
    <style:style style:name="T100" style:parent-style-name="AncientGreekἈρχαίαἑλληνικά" style:family="text">
      <style:text-properties style:font-weight-complex="bold"/>
    </style:style>
    <style:style style:name="T101" style:parent-style-name="AncientGreekἈρχαίαἑλληνικά" style:family="text">
      <style:text-properties style:font-weight-complex="bold" fo:language="el" fo:country="GR"/>
    </style:style>
    <style:style style:name="T102" style:parent-style-name="AncientGreekἈρχαίαἑλληνικά" style:family="text">
      <style:text-properties style:font-weight-complex="bold"/>
    </style:style>
    <style:style style:name="T103" style:parent-style-name="AncientGreekἈρχαίαἑλληνικά" style:family="text">
      <style:text-properties style:font-weight-complex="bold" fo:language="el" fo:country="GR"/>
    </style:style>
    <style:style style:name="T104" style:parent-style-name="AncientGreekἈρχαίαἑλληνικά" style:family="text">
      <style:text-properties style:font-weight-complex="bold"/>
    </style:style>
    <style:style style:name="TableCell105" style:family="table-cell">
      <style:table-cell-properties fo:border="0.0069in solid #000000" fo:background-color="#FFFFFF" style:writing-mode="lr-tb" fo:padding-top="0in" fo:padding-left="0.1527in" fo:padding-bottom="0in" fo:padding-right="0.15in"/>
    </style:style>
    <style:style style:name="P106" style:parent-style-name="Standard" style:family="paragraph">
      <style:paragraph-properties fo:widows="0" fo:orphans="0"/>
      <style:text-properties style:font-name="AncientGreek"/>
    </style:style>
    <style:style style:name="P107" style:parent-style-name="Standard" style:family="paragraph">
      <style:paragraph-properties fo:widows="0" fo:orphans="0"/>
      <style:text-properties style:font-name="AncientGreek"/>
    </style:style>
    <style:style style:name="P108" style:parent-style-name="Standard" style:family="paragraph">
      <style:paragraph-properties fo:widows="0" fo:orphans="0"/>
      <style:text-properties style:font-name="AncientGreek"/>
    </style:style>
    <style:style style:name="P109" style:parent-style-name="Standard" style:family="paragraph">
      <style:paragraph-properties fo:widows="0" fo:orphans="0"/>
    </style:style>
    <style:style style:name="T110" style:parent-style-name="AncientGreekἈρχαίαἑλληνικά" style:family="text">
      <style:text-properties style:font-weight-complex="bold" fo:language="el" fo:country="GR"/>
    </style:style>
    <style:style style:name="T111" style:parent-style-name="AncientGreekἈρχαίαἑλληνικά" style:family="text">
      <style:text-properties style:font-weight-complex="bold"/>
    </style:style>
    <style:style style:name="T112" style:parent-style-name="DefaultParagraphFont" style:family="text">
      <style:text-properties style:font-name="AncientGreek"/>
    </style:style>
    <style:style style:name="T113" style:parent-style-name="DefaultParagraphFont" style:family="text">
      <style:text-properties style:font-name="AncientGreek"/>
    </style:style>
    <style:style style:name="T114" style:parent-style-name="AncientGreekἈρχαίαἑλληνικά" style:family="text">
      <style:text-properties style:font-weight-complex="bold" fo:language="el" fo:country="GR"/>
    </style:style>
    <style:style style:name="T115" style:parent-style-name="AncientGreekἈρχαίαἑλληνικά" style:family="text">
      <style:text-properties style:font-weight-complex="bold"/>
    </style:style>
    <style:style style:name="T116" style:parent-style-name="AncientGreekἈρχαίαἑλληνικά" style:family="text">
      <style:text-properties style:font-weight-complex="bold"/>
    </style:style>
    <style:style style:name="T117" style:parent-style-name="DefaultParagraphFont" style:family="text">
      <style:text-properties style:font-name="AncientGreek"/>
    </style:style>
    <style:style style:name="TableRow118" style:family="table-row">
      <style:table-row-properties style:min-row-height="0.0138in" style:use-optimal-row-height="false" fo:keep-together="always"/>
    </style:style>
    <style:style style:name="TableCell119" style:family="table-cell">
      <style:table-cell-properties fo:border="0.0069in solid #000000" fo:background-color="#FFFFFF" style:writing-mode="lr-tb" fo:padding-top="0in" fo:padding-left="0.1527in" fo:padding-bottom="0in" fo:padding-right="0.15in"/>
    </style:style>
    <style:style style:name="P120" style:parent-style-name="Standard" style:family="paragraph">
      <style:paragraph-properties fo:keep-with-next="always" fo:widows="0" fo:orphans="0" fo:text-align="center">
        <style:tab-stops>
          <style:tab-stop style:type="left" style:position="2.5937in"/>
        </style:tab-stops>
      </style:paragraph-properties>
    </style:style>
    <style:style style:name="T121" style:parent-style-name="AncientGreekἈρχαίαἑλληνικά" style:family="text">
      <style:text-properties fo:font-weight="bold" style:font-weight-asian="bold" style:font-weight-complex="bold" fo:font-size="18pt" style:font-size-asian="18pt" style:font-size-complex="14pt"/>
    </style:style>
    <style:style style:name="T122"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123" style:parent-style-name="AncientGreekἈρχαίαἑλληνικά" style:family="text">
      <style:text-properties fo:font-weight="bold" style:font-weight-asian="bold" style:font-weight-complex="bold" fo:font-size="18pt" style:font-size-asian="18pt" style:font-size-complex="14pt"/>
    </style:style>
    <style:style style:name="T124"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125" style:parent-style-name="AncientGreekἈρχαίαἑλληνικά" style:family="text">
      <style:text-properties fo:font-weight="bold" style:font-weight-asian="bold" style:font-weight-complex="bold" fo:font-size="18pt" style:font-size-asian="18pt" style:font-size-complex="14pt"/>
    </style:style>
    <style:style style:name="T126"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127" style:parent-style-name="AncientGreekἈρχαίαἑλληνικά" style:family="text">
      <style:text-properties fo:font-weight="bold" style:font-weight-asian="bold" style:font-weight-complex="bold" fo:font-size="18pt" style:font-size-asian="18pt" style:font-size-complex="14pt"/>
    </style:style>
    <style:style style:name="P128" style:parent-style-name="Standard" style:family="paragraph">
      <style:paragraph-properties fo:widows="0" fo:orphans="0">
        <style:tab-stops>
          <style:tab-stop style:type="left" style:position="2.5937in"/>
        </style:tab-stops>
      </style:paragraph-properties>
    </style:style>
    <style:style style:name="T129" style:parent-style-name="AncientGreekἈρχαίαἑλληνικά" style:family="text">
      <style:text-properties style:font-weight-complex="bold" fo:language="el" fo:country="GR"/>
    </style:style>
    <style:style style:name="T130" style:parent-style-name="AncientGreekἈρχαίαἑλληνικά" style:family="text">
      <style:text-properties style:font-weight-complex="bold"/>
    </style:style>
    <style:style style:name="T131" style:parent-style-name="AncientGreekἈρχαίαἑλληνικά" style:family="text">
      <style:text-properties style:font-weight-complex="bold" fo:language="el" fo:country="GR"/>
    </style:style>
    <style:style style:name="T132" style:parent-style-name="AncientGreekἈρχαίαἑλληνικά" style:family="text">
      <style:text-properties style:font-weight-complex="bold"/>
    </style:style>
    <style:style style:name="T133" style:parent-style-name="AncientGreekἈρχαίαἑλληνικά" style:family="text">
      <style:text-properties style:font-weight-complex="bold" fo:language="el" fo:country="GR"/>
    </style:style>
    <style:style style:name="T134" style:parent-style-name="AncientGreekἈρχαίαἑλληνικά" style:family="text">
      <style:text-properties style:font-weight-complex="bold"/>
    </style:style>
    <style:style style:name="T135" style:parent-style-name="AncientGreekἈρχαίαἑλληνικά" style:family="text">
      <style:text-properties style:font-weight-complex="bold" fo:language="el" fo:country="GR"/>
    </style:style>
    <style:style style:name="T136" style:parent-style-name="AncientGreekἈρχαίαἑλληνικά" style:family="text">
      <style:text-properties style:font-weight-complex="bold"/>
    </style:style>
    <style:style style:name="T137" style:parent-style-name="AncientGreekἈρχαίαἑλληνικά" style:family="text">
      <style:text-properties style:font-weight-complex="bold" fo:language="el" fo:country="GR"/>
    </style:style>
    <style:style style:name="T138" style:parent-style-name="AncientGreekἈρχαίαἑλληνικά" style:family="text">
      <style:text-properties style:font-weight-complex="bold"/>
    </style:style>
    <style:style style:name="T139" style:parent-style-name="AncientGreekἈρχαίαἑλληνικά" style:family="text">
      <style:text-properties style:font-weight-complex="bold" fo:language="el" fo:country="GR"/>
    </style:style>
    <style:style style:name="T140" style:parent-style-name="AncientGreekἈρχαίαἑλληνικά" style:family="text">
      <style:text-properties style:font-weight-complex="bold"/>
    </style:style>
    <style:style style:name="T141" style:parent-style-name="AncientGreekἈρχαίαἑλληνικά" style:family="text">
      <style:text-properties style:font-weight-complex="bold" fo:language="el" fo:country="GR"/>
    </style:style>
    <style:style style:name="T142" style:parent-style-name="AncientGreekἈρχαίαἑλληνικά" style:family="text">
      <style:text-properties style:font-weight-complex="bold"/>
    </style:style>
    <style:style style:name="T143" style:parent-style-name="AncientGreekἈρχαίαἑλληνικά" style:family="text">
      <style:text-properties style:font-weight-complex="bold" fo:language="el" fo:country="GR"/>
    </style:style>
    <style:style style:name="T144" style:parent-style-name="AncientGreekἈρχαίαἑλληνικά" style:family="text">
      <style:text-properties style:font-weight-complex="bold"/>
    </style:style>
    <style:style style:name="T145" style:parent-style-name="AncientGreekἈρχαίαἑλληνικά" style:family="text">
      <style:text-properties style:font-weight-complex="bold" fo:language="el" fo:country="GR"/>
    </style:style>
    <style:style style:name="T146" style:parent-style-name="AncientGreekἈρχαίαἑλληνικά" style:family="text">
      <style:text-properties style:font-weight-complex="bold"/>
    </style:style>
    <style:style style:name="T147" style:parent-style-name="AncientGreekἈρχαίαἑλληνικά" style:family="text">
      <style:text-properties style:font-weight-complex="bold" fo:language="el" fo:country="GR"/>
    </style:style>
    <style:style style:name="T148" style:parent-style-name="AncientGreekἈρχαίαἑλληνικά" style:family="text">
      <style:text-properties style:font-weight-complex="bold"/>
    </style:style>
    <style:style style:name="T149" style:parent-style-name="AncientGreekἈρχαίαἑλληνικά" style:family="text">
      <style:text-properties style:font-weight-complex="bold" fo:language="el" fo:country="GR"/>
    </style:style>
    <style:style style:name="T150" style:parent-style-name="AncientGreekἈρχαίαἑλληνικά" style:family="text">
      <style:text-properties style:font-weight-complex="bold"/>
    </style:style>
    <style:style style:name="T151" style:parent-style-name="AncientGreekἈρχαίαἑλληνικά" style:family="text">
      <style:text-properties style:font-weight-complex="bold" fo:language="el" fo:country="GR"/>
    </style:style>
    <style:style style:name="T152" style:parent-style-name="AncientGreekἈρχαίαἑλληνικά" style:family="text">
      <style:text-properties style:font-weight-complex="bold"/>
    </style:style>
    <style:style style:name="T153" style:parent-style-name="AncientGreekἈρχαίαἑλληνικά" style:family="text">
      <style:text-properties style:font-weight-complex="bold" fo:language="el" fo:country="GR"/>
    </style:style>
    <style:style style:name="T154" style:parent-style-name="AncientGreekἈρχαίαἑλληνικά" style:family="text">
      <style:text-properties style:font-weight-complex="bold"/>
    </style:style>
    <style:style style:name="T155" style:parent-style-name="AncientGreekἈρχαίαἑλληνικά" style:family="text">
      <style:text-properties style:font-weight-complex="bold" fo:language="el" fo:country="GR"/>
    </style:style>
    <style:style style:name="T156" style:parent-style-name="AncientGreekἈρχαίαἑλληνικά" style:family="text">
      <style:text-properties style:font-weight-complex="bold"/>
    </style:style>
    <style:style style:name="T157" style:parent-style-name="AncientGreekἈρχαίαἑλληνικά" style:family="text">
      <style:text-properties style:font-weight-complex="bold" fo:language="el" fo:country="GR"/>
    </style:style>
    <style:style style:name="T158" style:parent-style-name="AncientGreekἈρχαίαἑλληνικά" style:family="text">
      <style:text-properties style:font-weight-complex="bold"/>
    </style:style>
    <style:style style:name="T159" style:parent-style-name="AncientGreekἈρχαίαἑλληνικά" style:family="text">
      <style:text-properties style:font-weight-complex="bold" fo:language="el" fo:country="GR"/>
    </style:style>
    <style:style style:name="T160" style:parent-style-name="AncientGreekἈρχαίαἑλληνικά" style:family="text">
      <style:text-properties style:font-weight-complex="bold"/>
    </style:style>
    <style:style style:name="T161" style:parent-style-name="AncientGreekἈρχαίαἑλληνικά" style:family="text">
      <style:text-properties style:font-weight-complex="bold" fo:language="el" fo:country="GR"/>
    </style:style>
    <style:style style:name="T162" style:parent-style-name="AncientGreekἈρχαίαἑλληνικά" style:family="text">
      <style:text-properties style:font-weight-complex="bold"/>
    </style:style>
    <style:style style:name="T163" style:parent-style-name="AncientGreekἈρχαίαἑλληνικά" style:family="text">
      <style:text-properties style:font-weight-complex="bold" fo:language="el" fo:country="GR"/>
    </style:style>
    <style:style style:name="T164" style:parent-style-name="AncientGreekἈρχαίαἑλληνικά" style:family="text">
      <style:text-properties style:font-weight-complex="bold"/>
    </style:style>
    <style:style style:name="T165" style:parent-style-name="AncientGreekἈρχαίαἑλληνικά" style:family="text">
      <style:text-properties style:font-weight-complex="bold" fo:language="el" fo:country="GR"/>
    </style:style>
    <style:style style:name="T166" style:parent-style-name="AncientGreekἈρχαίαἑλληνικά" style:family="text">
      <style:text-properties style:font-weight-complex="bold"/>
    </style:style>
    <style:style style:name="T167" style:parent-style-name="AncientGreekἈρχαίαἑλληνικά" style:family="text">
      <style:text-properties style:font-weight-complex="bold" fo:language="el" fo:country="GR"/>
    </style:style>
    <style:style style:name="T168" style:parent-style-name="AncientGreekἈρχαίαἑλληνικά" style:family="text">
      <style:text-properties style:font-weight-complex="bold"/>
    </style:style>
    <style:style style:name="T169" style:parent-style-name="AncientGreekἈρχαίαἑλληνικά" style:family="text">
      <style:text-properties style:font-weight-complex="bold" fo:language="el" fo:country="GR"/>
    </style:style>
    <style:style style:name="T170" style:parent-style-name="AncientGreekἈρχαίαἑλληνικά" style:family="text">
      <style:text-properties style:font-weight-complex="bold"/>
    </style:style>
    <style:style style:name="T171" style:parent-style-name="AncientGreekἈρχαίαἑλληνικά" style:family="text">
      <style:text-properties style:font-weight-complex="bold" fo:language="el" fo:country="GR"/>
    </style:style>
    <style:style style:name="T172" style:parent-style-name="AncientGreekἈρχαίαἑλληνικά" style:family="text">
      <style:text-properties style:font-weight-complex="bold"/>
    </style:style>
    <style:style style:name="T173" style:parent-style-name="AncientGreekἈρχαίαἑλληνικά" style:family="text">
      <style:text-properties style:font-weight-complex="bold" fo:language="el" fo:country="GR"/>
    </style:style>
    <style:style style:name="T174" style:parent-style-name="AncientGreekἈρχαίαἑλληνικά" style:family="text">
      <style:text-properties style:font-weight-complex="bold"/>
    </style:style>
    <style:style style:name="T175" style:parent-style-name="AncientGreekἈρχαίαἑλληνικά" style:family="text">
      <style:text-properties style:font-weight-complex="bold" fo:language="el" fo:country="GR"/>
    </style:style>
    <style:style style:name="T176" style:parent-style-name="AncientGreekἈρχαίαἑλληνικά" style:family="text">
      <style:text-properties style:font-weight-complex="bold"/>
    </style:style>
    <style:style style:name="T177" style:parent-style-name="AncientGreekἈρχαίαἑλληνικά" style:family="text">
      <style:text-properties style:font-weight-complex="bold" fo:language="el" fo:country="GR"/>
    </style:style>
    <style:style style:name="T178" style:parent-style-name="AncientGreekἈρχαίαἑλληνικά" style:family="text">
      <style:text-properties style:font-weight-complex="bold"/>
    </style:style>
    <style:style style:name="T179" style:parent-style-name="AncientGreekἈρχαίαἑλληνικά" style:family="text">
      <style:text-properties style:font-weight-complex="bold" fo:language="el" fo:country="GR"/>
    </style:style>
    <style:style style:name="T180" style:parent-style-name="AncientGreekἈρχαίαἑλληνικά" style:family="text">
      <style:text-properties style:font-weight-complex="bold"/>
    </style:style>
    <style:style style:name="T181" style:parent-style-name="AncientGreekἈρχαίαἑλληνικά" style:family="text">
      <style:text-properties style:font-weight-complex="bold" fo:language="el" fo:country="GR"/>
    </style:style>
    <style:style style:name="T182" style:parent-style-name="AncientGreekἈρχαίαἑλληνικά" style:family="text">
      <style:text-properties style:font-weight-complex="bold"/>
    </style:style>
    <style:style style:name="T183" style:parent-style-name="AncientGreekἈρχαίαἑλληνικά" style:family="text">
      <style:text-properties style:font-weight-complex="bold" fo:language="el" fo:country="GR"/>
    </style:style>
    <style:style style:name="T184" style:parent-style-name="AncientGreekἈρχαίαἑλληνικά" style:family="text">
      <style:text-properties style:font-weight-complex="bold"/>
    </style:style>
    <style:style style:name="T185" style:parent-style-name="AncientGreekἈρχαίαἑλληνικά" style:family="text">
      <style:text-properties style:font-weight-complex="bold" fo:language="el" fo:country="GR"/>
    </style:style>
    <style:style style:name="T186" style:parent-style-name="AncientGreekἈρχαίαἑλληνικά" style:family="text">
      <style:text-properties style:font-weight-complex="bold"/>
    </style:style>
    <style:style style:name="T187" style:parent-style-name="AncientGreekἈρχαίαἑλληνικά" style:family="text">
      <style:text-properties style:font-weight-complex="bold" fo:language="el" fo:country="GR"/>
    </style:style>
    <style:style style:name="T188" style:parent-style-name="AncientGreekἈρχαίαἑλληνικά" style:family="text">
      <style:text-properties style:font-weight-complex="bold"/>
    </style:style>
    <style:style style:name="T189" style:parent-style-name="AncientGreekἈρχαίαἑλληνικά" style:family="text">
      <style:text-properties style:font-weight-complex="bold" fo:language="el" fo:country="GR"/>
    </style:style>
    <style:style style:name="T190" style:parent-style-name="AncientGreekἈρχαίαἑλληνικά" style:family="text">
      <style:text-properties style:font-weight-complex="bold"/>
    </style:style>
    <style:style style:name="T191" style:parent-style-name="AncientGreekἈρχαίαἑλληνικά" style:family="text">
      <style:text-properties style:font-weight-complex="bold" fo:language="el" fo:country="GR"/>
    </style:style>
    <style:style style:name="T192" style:parent-style-name="AncientGreekἈρχαίαἑλληνικά" style:family="text">
      <style:text-properties style:font-weight-complex="bold"/>
    </style:style>
    <style:style style:name="T193" style:parent-style-name="AncientGreekἈρχαίαἑλληνικά" style:family="text">
      <style:text-properties style:font-weight-complex="bold" fo:language="el" fo:country="GR"/>
    </style:style>
    <style:style style:name="T194" style:parent-style-name="AncientGreekἈρχαίαἑλληνικά" style:family="text">
      <style:text-properties style:font-weight-complex="bold"/>
    </style:style>
    <style:style style:name="T195" style:parent-style-name="AncientGreekἈρχαίαἑλληνικά" style:family="text">
      <style:text-properties style:font-weight-complex="bold" fo:language="el" fo:country="GR"/>
    </style:style>
    <style:style style:name="T196" style:parent-style-name="AncientGreekἈρχαίαἑλληνικά" style:family="text">
      <style:text-properties style:font-weight-complex="bold"/>
    </style:style>
    <style:style style:name="T197" style:parent-style-name="AncientGreekἈρχαίαἑλληνικά" style:family="text">
      <style:text-properties style:font-weight-complex="bold" fo:language="el" fo:country="GR"/>
    </style:style>
    <style:style style:name="T198" style:parent-style-name="AncientGreekἈρχαίαἑλληνικά" style:family="text">
      <style:text-properties style:font-weight-complex="bold"/>
    </style:style>
    <style:style style:name="T199" style:parent-style-name="AncientGreekἈρχαίαἑλληνικά" style:family="text">
      <style:text-properties style:font-weight-complex="bold" fo:language="el" fo:country="GR"/>
    </style:style>
    <style:style style:name="T200" style:parent-style-name="AncientGreekἈρχαίαἑλληνικά" style:family="text">
      <style:text-properties style:font-weight-complex="bold"/>
    </style:style>
    <style:style style:name="T201" style:parent-style-name="AncientGreekἈρχαίαἑλληνικά" style:family="text">
      <style:text-properties style:font-weight-complex="bold" fo:language="el" fo:country="GR"/>
    </style:style>
    <style:style style:name="T202" style:parent-style-name="AncientGreekἈρχαίαἑλληνικά" style:family="text">
      <style:text-properties style:font-weight-complex="bold"/>
    </style:style>
    <style:style style:name="T203" style:parent-style-name="AncientGreekἈρχαίαἑλληνικά" style:family="text">
      <style:text-properties style:font-weight-complex="bold" fo:language="el" fo:country="GR"/>
    </style:style>
    <style:style style:name="T204" style:parent-style-name="AncientGreekἈρχαίαἑλληνικά" style:family="text">
      <style:text-properties style:font-weight-complex="bold"/>
    </style:style>
    <style:style style:name="T205" style:parent-style-name="AncientGreekἈρχαίαἑλληνικά" style:family="text">
      <style:text-properties style:font-weight-complex="bold" fo:language="el" fo:country="GR"/>
    </style:style>
    <style:style style:name="T206" style:parent-style-name="AncientGreekἈρχαίαἑλληνικά" style:family="text">
      <style:text-properties style:font-weight-complex="bold"/>
    </style:style>
    <style:style style:name="T207" style:parent-style-name="AncientGreekἈρχαίαἑλληνικά" style:family="text">
      <style:text-properties style:font-weight-complex="bold" fo:language="el" fo:country="GR"/>
    </style:style>
    <style:style style:name="T208" style:parent-style-name="AncientGreekἈρχαίαἑλληνικά" style:family="text">
      <style:text-properties style:font-weight-complex="bold"/>
    </style:style>
    <style:style style:name="T209" style:parent-style-name="AncientGreekἈρχαίαἑλληνικά" style:family="text">
      <style:text-properties style:font-weight-complex="bold" fo:language="el" fo:country="GR"/>
    </style:style>
    <style:style style:name="T210" style:parent-style-name="AncientGreekἈρχαίαἑλληνικά" style:family="text">
      <style:text-properties style:font-weight-complex="bold"/>
    </style:style>
    <style:style style:name="T211" style:parent-style-name="AncientGreekἈρχαίαἑλληνικά" style:family="text">
      <style:text-properties style:font-weight-complex="bold" fo:language="el" fo:country="GR"/>
    </style:style>
    <style:style style:name="T212" style:parent-style-name="AncientGreekἈρχαίαἑλληνικά" style:family="text">
      <style:text-properties style:font-weight-complex="bold"/>
    </style:style>
    <style:style style:name="T213" style:parent-style-name="AncientGreekἈρχαίαἑλληνικά" style:family="text">
      <style:text-properties style:font-weight-complex="bold" fo:language="el" fo:country="GR"/>
    </style:style>
    <style:style style:name="T214" style:parent-style-name="AncientGreekἈρχαίαἑλληνικά" style:family="text">
      <style:text-properties style:font-weight-complex="bold"/>
    </style:style>
    <style:style style:name="T215" style:parent-style-name="AncientGreekἈρχαίαἑλληνικά" style:family="text">
      <style:text-properties style:font-weight-complex="bold" fo:language="el" fo:country="GR"/>
    </style:style>
    <style:style style:name="T216" style:parent-style-name="AncientGreekἈρχαίαἑλληνικά" style:family="text">
      <style:text-properties style:font-weight-complex="bold"/>
    </style:style>
    <style:style style:name="T217" style:parent-style-name="AncientGreekἈρχαίαἑλληνικά" style:family="text">
      <style:text-properties style:font-weight-complex="bold" fo:language="el" fo:country="GR"/>
    </style:style>
    <style:style style:name="T218" style:parent-style-name="AncientGreekἈρχαίαἑλληνικά" style:family="text">
      <style:text-properties style:font-weight-complex="bold"/>
    </style:style>
    <style:style style:name="T219" style:parent-style-name="AncientGreekἈρχαίαἑλληνικά" style:family="text">
      <style:text-properties style:font-weight-complex="bold" fo:language="el" fo:country="GR"/>
    </style:style>
    <style:style style:name="T220" style:parent-style-name="AncientGreekἈρχαίαἑλληνικά" style:family="text">
      <style:text-properties style:font-weight-complex="bold"/>
    </style:style>
    <style:style style:name="T221" style:parent-style-name="AncientGreekἈρχαίαἑλληνικά" style:family="text">
      <style:text-properties style:font-weight-complex="bold" fo:language="el" fo:country="GR"/>
    </style:style>
    <style:style style:name="T222" style:parent-style-name="AncientGreekἈρχαίαἑλληνικά" style:family="text">
      <style:text-properties style:font-weight-complex="bold"/>
    </style:style>
    <style:style style:name="T223" style:parent-style-name="AncientGreekἈρχαίαἑλληνικά" style:family="text">
      <style:text-properties style:font-weight-complex="bold" fo:language="el" fo:country="GR"/>
    </style:style>
    <style:style style:name="T224" style:parent-style-name="AncientGreekἈρχαίαἑλληνικά" style:family="text">
      <style:text-properties style:font-weight-complex="bold"/>
    </style:style>
    <style:style style:name="T225" style:parent-style-name="AncientGreekἈρχαίαἑλληνικά" style:family="text">
      <style:text-properties style:font-weight-complex="bold" fo:language="el" fo:country="GR"/>
    </style:style>
    <style:style style:name="T226" style:parent-style-name="AncientGreekἈρχαίαἑλληνικά" style:family="text">
      <style:text-properties style:font-weight-complex="bold"/>
    </style:style>
    <style:style style:name="T227" style:parent-style-name="AncientGreekἈρχαίαἑλληνικά" style:family="text">
      <style:text-properties style:font-weight-complex="bold" fo:language="el" fo:country="GR"/>
    </style:style>
    <style:style style:name="T228" style:parent-style-name="AncientGreekἈρχαίαἑλληνικά" style:family="text">
      <style:text-properties style:font-weight-complex="bold"/>
    </style:style>
    <style:style style:name="T229" style:parent-style-name="AncientGreekἈρχαίαἑλληνικά" style:family="text">
      <style:text-properties style:font-weight-complex="bold" fo:language="el" fo:country="GR"/>
    </style:style>
    <style:style style:name="T230" style:parent-style-name="AncientGreekἈρχαίαἑλληνικά" style:family="text">
      <style:text-properties style:font-weight-complex="bold"/>
    </style:style>
    <style:style style:name="P231" style:parent-style-name="Standard" style:family="paragraph">
      <style:paragraph-properties fo:widows="0" fo:orphans="0">
        <style:tab-stops>
          <style:tab-stop style:type="left" style:position="2.5937in"/>
        </style:tab-stops>
      </style:paragraph-properties>
    </style:style>
    <style:style style:name="T232" style:parent-style-name="AncientGreekἈρχαίαἑλληνικά" style:family="text">
      <style:text-properties style:font-weight-complex="bold" fo:language="el" fo:country="GR"/>
    </style:style>
    <style:style style:name="T233" style:parent-style-name="AncientGreekἈρχαίαἑλληνικά" style:family="text">
      <style:text-properties style:font-weight-complex="bold"/>
    </style:style>
    <style:style style:name="T234" style:parent-style-name="AncientGreekἈρχαίαἑλληνικά" style:family="text">
      <style:text-properties style:font-weight-complex="bold" fo:language="el" fo:country="GR"/>
    </style:style>
    <style:style style:name="T235" style:parent-style-name="AncientGreekἈρχαίαἑλληνικά" style:family="text">
      <style:text-properties style:font-weight-complex="bold"/>
    </style:style>
    <style:style style:name="T236" style:parent-style-name="AncientGreekἈρχαίαἑλληνικά" style:family="text">
      <style:text-properties style:font-weight-complex="bold" fo:language="el" fo:country="GR"/>
    </style:style>
    <style:style style:name="T237" style:parent-style-name="AncientGreekἈρχαίαἑλληνικά" style:family="text">
      <style:text-properties style:font-weight-complex="bold"/>
    </style:style>
    <style:style style:name="T238" style:parent-style-name="AncientGreekἈρχαίαἑλληνικά" style:family="text">
      <style:text-properties style:font-weight-complex="bold" fo:language="el" fo:country="GR"/>
    </style:style>
    <style:style style:name="T239" style:parent-style-name="AncientGreekἈρχαίαἑλληνικά" style:family="text">
      <style:text-properties style:font-weight-complex="bold"/>
    </style:style>
    <style:style style:name="T240" style:parent-style-name="AncientGreekἈρχαίαἑλληνικά" style:family="text">
      <style:text-properties style:font-weight-complex="bold" fo:language="el" fo:country="GR"/>
    </style:style>
    <style:style style:name="T241" style:parent-style-name="AncientGreekἈρχαίαἑλληνικά" style:family="text">
      <style:text-properties style:font-weight-complex="bold"/>
    </style:style>
    <style:style style:name="T242" style:parent-style-name="AncientGreekἈρχαίαἑλληνικά" style:family="text">
      <style:text-properties style:font-weight-complex="bold" fo:language="el" fo:country="GR"/>
    </style:style>
    <style:style style:name="T243" style:parent-style-name="AncientGreekἈρχαίαἑλληνικά" style:family="text">
      <style:text-properties style:font-weight-complex="bold"/>
    </style:style>
    <style:style style:name="T244" style:parent-style-name="AncientGreekἈρχαίαἑλληνικά" style:family="text">
      <style:text-properties style:font-weight-complex="bold" fo:language="el" fo:country="GR"/>
    </style:style>
    <style:style style:name="T245" style:parent-style-name="AncientGreekἈρχαίαἑλληνικά" style:family="text">
      <style:text-properties style:font-weight-complex="bold"/>
    </style:style>
    <style:style style:name="T246" style:parent-style-name="AncientGreekἈρχαίαἑλληνικά" style:family="text">
      <style:text-properties style:font-weight-complex="bold" fo:language="el" fo:country="GR"/>
    </style:style>
    <style:style style:name="T247" style:parent-style-name="AncientGreekἈρχαίαἑλληνικά" style:family="text">
      <style:text-properties style:font-weight-complex="bold"/>
    </style:style>
    <style:style style:name="T248" style:parent-style-name="AncientGreekἈρχαίαἑλληνικά" style:family="text">
      <style:text-properties style:font-weight-complex="bold" fo:language="el" fo:country="GR"/>
    </style:style>
    <style:style style:name="T249" style:parent-style-name="AncientGreekἈρχαίαἑλληνικά" style:family="text">
      <style:text-properties style:font-weight-complex="bold"/>
    </style:style>
    <style:style style:name="T250" style:parent-style-name="AncientGreekἈρχαίαἑλληνικά" style:family="text">
      <style:text-properties style:font-weight-complex="bold" fo:language="el" fo:country="GR"/>
    </style:style>
    <style:style style:name="T251" style:parent-style-name="AncientGreekἈρχαίαἑλληνικά" style:family="text">
      <style:text-properties style:font-weight-complex="bold"/>
    </style:style>
    <style:style style:name="T252" style:parent-style-name="AncientGreekἈρχαίαἑλληνικά" style:family="text">
      <style:text-properties style:font-weight-complex="bold" fo:language="el" fo:country="GR"/>
    </style:style>
    <style:style style:name="T253" style:parent-style-name="AncientGreekἈρχαίαἑλληνικά" style:family="text">
      <style:text-properties style:font-weight-complex="bold"/>
    </style:style>
    <style:style style:name="T254" style:parent-style-name="AncientGreekἈρχαίαἑλληνικά" style:family="text">
      <style:text-properties style:font-weight-complex="bold" fo:language="el" fo:country="GR"/>
    </style:style>
    <style:style style:name="T255" style:parent-style-name="AncientGreekἈρχαίαἑλληνικά" style:family="text">
      <style:text-properties style:font-weight-complex="bold"/>
    </style:style>
    <style:style style:name="T256" style:parent-style-name="AncientGreekἈρχαίαἑλληνικά" style:family="text">
      <style:text-properties style:font-weight-complex="bold" fo:language="el" fo:country="GR"/>
    </style:style>
    <style:style style:name="T257" style:parent-style-name="AncientGreekἈρχαίαἑλληνικά" style:family="text">
      <style:text-properties style:font-weight-complex="bold"/>
    </style:style>
    <style:style style:name="T258" style:parent-style-name="AncientGreekἈρχαίαἑλληνικά" style:family="text">
      <style:text-properties style:font-weight-complex="bold" fo:language="el" fo:country="GR"/>
    </style:style>
    <style:style style:name="T259" style:parent-style-name="AncientGreekἈρχαίαἑλληνικά" style:family="text">
      <style:text-properties style:font-weight-complex="bold"/>
    </style:style>
    <style:style style:name="T260" style:parent-style-name="AncientGreekἈρχαίαἑλληνικά" style:family="text">
      <style:text-properties style:font-weight-complex="bold" fo:language="el" fo:country="GR"/>
    </style:style>
    <style:style style:name="T261" style:parent-style-name="AncientGreekἈρχαίαἑλληνικά" style:family="text">
      <style:text-properties style:font-weight-complex="bold"/>
    </style:style>
    <style:style style:name="T262" style:parent-style-name="AncientGreekἈρχαίαἑλληνικά" style:family="text">
      <style:text-properties style:font-weight-complex="bold" fo:language="el" fo:country="GR"/>
    </style:style>
    <style:style style:name="T263" style:parent-style-name="AncientGreekἈρχαίαἑλληνικά" style:family="text">
      <style:text-properties style:font-weight-complex="bold"/>
    </style:style>
    <style:style style:name="T264" style:parent-style-name="AncientGreekἈρχαίαἑλληνικά" style:family="text">
      <style:text-properties style:font-weight-complex="bold" fo:language="el" fo:country="GR"/>
    </style:style>
    <style:style style:name="T265" style:parent-style-name="AncientGreekἈρχαίαἑλληνικά" style:family="text">
      <style:text-properties style:font-weight-complex="bold"/>
    </style:style>
    <style:style style:name="TableCell266" style:family="table-cell">
      <style:table-cell-properties fo:border="0.0069in solid #000000" fo:background-color="#FFFFFF" style:writing-mode="lr-tb" fo:padding-top="0in" fo:padding-left="0.1527in" fo:padding-bottom="0in" fo:padding-right="0.15in"/>
    </style:style>
    <style:style style:name="P267" style:parent-style-name="Standard" style:family="paragraph">
      <style:paragraph-properties fo:widows="0" fo:orphans="0"/>
      <style:text-properties style:font-name="AncientGreek"/>
    </style:style>
    <style:style style:name="P268" style:parent-style-name="Standard" style:family="paragraph">
      <style:paragraph-properties fo:widows="0" fo:orphans="0"/>
      <style:text-properties style:font-name="AncientGreek"/>
    </style:style>
    <style:style style:name="P269" style:parent-style-name="Standard" style:family="paragraph">
      <style:paragraph-properties fo:widows="0" fo:orphans="0"/>
      <style:text-properties style:font-name="AncientGreek"/>
    </style:style>
    <style:style style:name="TableRow270" style:family="table-row">
      <style:table-row-properties style:min-row-height="0.0138in" style:use-optimal-row-height="false" fo:keep-together="always"/>
    </style:style>
    <style:style style:name="TableCell271" style:family="table-cell">
      <style:table-cell-properties fo:border="0.0069in solid #000000" fo:background-color="#FFFFFF" style:writing-mode="lr-tb" fo:padding-top="0in" fo:padding-left="0.1527in" fo:padding-bottom="0in" fo:padding-right="0.15in"/>
    </style:style>
    <style:style style:name="P272" style:parent-style-name="Standard" style:family="paragraph">
      <style:paragraph-properties fo:keep-with-next="always" fo:widows="0" fo:orphans="0" fo:text-align="center">
        <style:tab-stops>
          <style:tab-stop style:type="left" style:position="0.9791in"/>
        </style:tab-stops>
      </style:paragraph-properties>
    </style:style>
    <style:style style:name="T273"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P274" style:parent-style-name="Standard" style:family="paragraph">
      <style:paragraph-properties fo:widows="0" fo:orphans="0">
        <style:tab-stops>
          <style:tab-stop style:type="left" style:position="0.9791in"/>
        </style:tab-stops>
      </style:paragraph-properties>
    </style:style>
    <style:style style:name="T275" style:parent-style-name="AncientGreekἈρχαίαἑλληνικά" style:family="text">
      <style:text-properties style:font-weight-complex="bold" fo:language="el" fo:country="GR"/>
    </style:style>
    <style:style style:name="P276" style:parent-style-name="Standard" style:family="paragraph">
      <style:paragraph-properties fo:widows="0" fo:orphans="0">
        <style:tab-stops>
          <style:tab-stop style:type="left" style:position="0.9791in"/>
        </style:tab-stops>
      </style:paragraph-properties>
    </style:style>
    <style:style style:name="T277" style:parent-style-name="AncientGreekἈρχαίαἑλληνικά" style:family="text">
      <style:text-properties style:font-weight-complex="bold" fo:language="el" fo:country="GR"/>
    </style:style>
    <style:style style:name="TableCell278" style:family="table-cell">
      <style:table-cell-properties fo:border="0.0069in solid #000000" fo:background-color="#FFFFFF" style:writing-mode="lr-tb" fo:padding-top="0in" fo:padding-left="0.1527in" fo:padding-bottom="0in" fo:padding-right="0.15in"/>
    </style:style>
    <style:style style:name="P279" style:parent-style-name="Standard" style:family="paragraph">
      <style:paragraph-properties fo:widows="0" fo:orphans="0"/>
      <style:text-properties style:font-name="AncientGreek"/>
    </style:style>
    <style:style style:name="P280" style:parent-style-name="Standard" style:family="paragraph">
      <style:paragraph-properties fo:widows="0" fo:orphans="0"/>
    </style:style>
    <style:style style:name="T281" style:parent-style-name="DefaultParagraphFont" style:family="text">
      <style:text-properties style:font-name="AncientGreek"/>
    </style:style>
    <style:style style:name="T282" style:parent-style-name="DefaultParagraphFont" style:family="text">
      <style:text-properties style:font-name="AncientGreek"/>
    </style:style>
    <style:style style:name="T283" style:parent-style-name="DefaultParagraphFont" style:family="text">
      <style:text-properties style:font-name="AncientGreek"/>
    </style:style>
    <style:style style:name="T284" style:parent-style-name="DefaultParagraphFont" style:family="text">
      <style:text-properties style:font-name="AncientGreek"/>
    </style:style>
    <style:style style:name="T285" style:parent-style-name="DefaultParagraphFont" style:family="text">
      <style:text-properties style:font-name="AncientGreek"/>
    </style:style>
    <style:style style:name="T286" style:parent-style-name="AncientGreekἈρχαίαἑλληνικά" style:family="text">
      <style:text-properties style:font-weight-complex="bold" fo:language="el" fo:country="GR"/>
    </style:style>
    <style:style style:name="T287" style:parent-style-name="AncientGreekἈρχαίαἑλληνικά" style:family="text">
      <style:text-properties style:font-weight-complex="bold"/>
    </style:style>
    <style:style style:name="T288" style:parent-style-name="AncientGreekἈρχαίαἑλληνικά" style:family="text">
      <style:text-properties style:font-weight-complex="bold"/>
    </style:style>
    <style:style style:name="T289" style:parent-style-name="DefaultParagraphFont" style:family="text">
      <style:text-properties style:font-name="AncientGreek"/>
    </style:style>
    <style:style style:name="T290" style:parent-style-name="AncientGreekἈρχαίαἑλληνικά" style:family="text">
      <style:text-properties style:font-weight-complex="bold" fo:language="el" fo:country="GR"/>
    </style:style>
    <style:style style:name="T291" style:parent-style-name="AncientGreekἈρχαίαἑλληνικά" style:family="text">
      <style:text-properties style:font-weight-complex="bold"/>
    </style:style>
    <style:style style:name="T292" style:parent-style-name="AncientGreekἈρχαίαἑλληνικά" style:family="text">
      <style:text-properties style:font-weight-complex="bold"/>
    </style:style>
    <style:style style:name="T293" style:parent-style-name="AncientGreekἈρχαίαἑλληνικά" style:family="text">
      <style:text-properties style:font-weight-complex="bold" fo:color="#000000"/>
    </style:style>
    <style:style style:name="P294" style:parent-style-name="Standard" style:family="paragraph">
      <style:paragraph-properties fo:widows="0" fo:orphans="0"/>
    </style:style>
    <style:style style:name="T295" style:parent-style-name="AncientGreekἈρχαίαἑλληνικά" style:family="text">
      <style:text-properties style:font-weight-complex="bold" fo:color="#000000" fo:language="el" fo:country="GR"/>
    </style:style>
    <style:style style:name="T296" style:parent-style-name="AncientGreekἈρχαίαἑλληνικά" style:family="text">
      <style:text-properties style:font-weight-complex="bold" fo:color="#000000"/>
    </style:style>
    <style:style style:name="T297" style:parent-style-name="AncientGreekἈρχαίαἑλληνικά" style:family="text">
      <style:text-properties style:font-weight-complex="bold" fo:color="#000000"/>
    </style:style>
    <style:style style:name="P298" style:parent-style-name="Standard" style:family="paragraph">
      <style:paragraph-properties fo:widows="0" fo:orphans="0"/>
    </style:style>
    <style:style style:name="T299" style:parent-style-name="AncientGreekἈρχαίαἑλληνικά" style:family="text">
      <style:text-properties style:font-weight-complex="bold" fo:color="#000000" fo:language="el" fo:country="GR"/>
    </style:style>
    <style:style style:name="T300" style:parent-style-name="AncientGreekἈρχαίαἑλληνικά" style:family="text">
      <style:text-properties style:font-weight-complex="bold" fo:color="#000000"/>
    </style:style>
    <style:style style:name="T301" style:parent-style-name="AncientGreekἈρχαίαἑλληνικά" style:family="text">
      <style:text-properties style:font-weight-complex="bold" fo:color="#000000"/>
    </style:style>
    <style:style style:name="T302" style:parent-style-name="AncientGreekἈρχαίαἑλληνικά" style:family="text">
      <style:text-properties style:font-weight-complex="bold" fo:color="#000000"/>
    </style:style>
    <style:style style:name="T303" style:parent-style-name="AncientGreekἈρχαίαἑλληνικά" style:family="text">
      <style:text-properties style:font-weight-complex="bold" fo:color="#000000" fo:language="el" fo:country="GR"/>
    </style:style>
    <style:style style:name="T304" style:parent-style-name="AncientGreekἈρχαίαἑλληνικά" style:family="text">
      <style:text-properties style:font-weight-complex="bold" fo:color="#000000"/>
    </style:style>
    <style:style style:name="T305" style:parent-style-name="AncientGreekἈρχαίαἑλληνικά" style:family="text">
      <style:text-properties style:font-weight-complex="bold" fo:color="#000000"/>
    </style:style>
    <style:style style:name="TableRow306" style:family="table-row">
      <style:table-row-properties style:min-row-height="0.0138in" style:use-optimal-row-height="false" fo:keep-together="always"/>
    </style:style>
    <style:style style:name="TableCell307" style:family="table-cell">
      <style:table-cell-properties fo:border="0.0069in solid #000000" fo:background-color="#FFFFFF" style:writing-mode="lr-tb" fo:padding-top="0in" fo:padding-left="0.1527in" fo:padding-bottom="0in" fo:padding-right="0.15in"/>
    </style:style>
    <style:style style:name="P308" style:parent-style-name="Standard" style:family="paragraph">
      <style:paragraph-properties fo:keep-with-next="always" fo:widows="0" fo:orphans="0" fo:text-align="center"/>
    </style:style>
    <style:style style:name="T309" style:parent-style-name="AncientGreekἈρχαίαἑλληνικά" style:family="text">
      <style:text-properties fo:font-weight="bold" style:font-weight-asian="bold" style:font-weight-complex="bold" fo:font-size="18pt" style:font-size-asian="18pt" style:font-size-complex="18pt"/>
    </style:style>
    <style:style style:name="T310" style:parent-style-name="AncientGreekἈρχαίαἑλληνικά" style:family="text">
      <style:text-properties fo:font-weight="bold" style:font-weight-asian="bold" style:font-weight-complex="bold" fo:font-size="18pt" style:font-size-asian="18pt" style:font-size-complex="18pt" fo:language="el" fo:country="GR"/>
    </style:style>
    <style:style style:name="T311" style:parent-style-name="AncientGreekἈρχαίαἑλληνικά" style:family="text">
      <style:text-properties fo:font-weight="bold" style:font-weight-asian="bold" style:font-weight-complex="bold" fo:font-size="18pt" style:font-size-asian="18pt" style:font-size-complex="18pt"/>
    </style:style>
    <style:style style:name="T312" style:parent-style-name="AncientGreekἈρχαίαἑλληνικά" style:family="text">
      <style:text-properties fo:font-weight="bold" style:font-weight-asian="bold" style:font-weight-complex="bold" fo:font-size="18pt" style:font-size-asian="18pt" style:font-size-complex="18pt" fo:language="el" fo:country="GR"/>
    </style:style>
    <style:style style:name="T313" style:parent-style-name="AncientGreekἈρχαίαἑλληνικά" style:family="text">
      <style:text-properties fo:font-weight="bold" style:font-weight-asian="bold" style:font-weight-complex="bold" fo:font-size="18pt" style:font-size-asian="18pt" style:font-size-complex="18pt"/>
    </style:style>
    <style:style style:name="T314" style:parent-style-name="AncientGreekἈρχαίαἑλληνικά" style:family="text">
      <style:text-properties fo:font-weight="bold" style:font-weight-asian="bold" style:font-weight-complex="bold" fo:font-size="18pt" style:font-size-asian="18pt" style:font-size-complex="18pt" fo:language="el" fo:country="GR"/>
    </style:style>
    <style:style style:name="T315" style:parent-style-name="AncientGreekἈρχαίαἑλληνικά" style:family="text">
      <style:text-properties fo:font-weight="bold" style:font-weight-asian="bold" style:font-weight-complex="bold" fo:font-size="18pt" style:font-size-asian="18pt" style:font-size-complex="18pt"/>
    </style:style>
    <style:style style:name="P316" style:parent-style-name="Standard" style:family="paragraph">
      <style:paragraph-properties fo:widows="0" fo:orphans="0"/>
    </style:style>
    <style:style style:name="T317" style:parent-style-name="AncientGreekἈρχαίαἑλληνικά" style:family="text">
      <style:text-properties style:font-weight-complex="bold" fo:language="el" fo:country="GR"/>
    </style:style>
    <style:style style:name="T318" style:parent-style-name="AncientGreekἈρχαίαἑλληνικά" style:family="text">
      <style:text-properties style:font-weight-complex="bold"/>
    </style:style>
    <style:style style:name="T319" style:parent-style-name="AncientGreekἈρχαίαἑλληνικά" style:family="text">
      <style:text-properties style:font-weight-complex="bold" fo:language="el" fo:country="GR"/>
    </style:style>
    <style:style style:name="T320" style:parent-style-name="AncientGreekἈρχαίαἑλληνικά" style:family="text">
      <style:text-properties style:font-weight-complex="bold"/>
    </style:style>
    <style:style style:name="T321" style:parent-style-name="AncientGreekἈρχαίαἑλληνικά" style:family="text">
      <style:text-properties style:font-weight-complex="bold" fo:language="el" fo:country="GR"/>
    </style:style>
    <style:style style:name="T322" style:parent-style-name="AncientGreekἈρχαίαἑλληνικά" style:family="text">
      <style:text-properties style:font-weight-complex="bold"/>
    </style:style>
    <style:style style:name="T323" style:parent-style-name="AncientGreekἈρχαίαἑλληνικά" style:family="text">
      <style:text-properties style:font-weight-complex="bold" fo:language="el" fo:country="GR"/>
    </style:style>
    <style:style style:name="T324" style:parent-style-name="AncientGreekἈρχαίαἑλληνικά" style:family="text">
      <style:text-properties style:font-weight-complex="bold"/>
    </style:style>
    <style:style style:name="T325" style:parent-style-name="AncientGreekἈρχαίαἑλληνικά" style:family="text">
      <style:text-properties style:font-weight-complex="bold" fo:language="el" fo:country="GR"/>
    </style:style>
    <style:style style:name="T326" style:parent-style-name="AncientGreekἈρχαίαἑλληνικά" style:family="text">
      <style:text-properties style:font-weight-complex="bold"/>
    </style:style>
    <style:style style:name="T327" style:parent-style-name="AncientGreekἈρχαίαἑλληνικά" style:family="text">
      <style:text-properties style:font-weight-complex="bold" fo:language="el" fo:country="GR"/>
    </style:style>
    <style:style style:name="T328" style:parent-style-name="AncientGreekἈρχαίαἑλληνικά" style:family="text">
      <style:text-properties style:font-weight-complex="bold"/>
    </style:style>
    <style:style style:name="T329" style:parent-style-name="AncientGreekἈρχαίαἑλληνικά" style:family="text">
      <style:text-properties style:font-weight-complex="bold" fo:language="el" fo:country="GR"/>
    </style:style>
    <style:style style:name="T330" style:parent-style-name="AncientGreekἈρχαίαἑλληνικά" style:family="text">
      <style:text-properties style:font-weight-complex="bold"/>
    </style:style>
    <style:style style:name="T331" style:parent-style-name="AncientGreekἈρχαίαἑλληνικά" style:family="text">
      <style:text-properties style:font-weight-complex="bold" fo:language="el" fo:country="GR"/>
    </style:style>
    <style:style style:name="T332" style:parent-style-name="AncientGreekἈρχαίαἑλληνικά" style:family="text">
      <style:text-properties style:font-weight-complex="bold"/>
    </style:style>
    <style:style style:name="T333" style:parent-style-name="AncientGreekἈρχαίαἑλληνικά" style:family="text">
      <style:text-properties style:font-weight-complex="bold" fo:language="el" fo:country="GR"/>
    </style:style>
    <style:style style:name="T334" style:parent-style-name="AncientGreekἈρχαίαἑλληνικά" style:family="text">
      <style:text-properties style:font-weight-complex="bold"/>
    </style:style>
    <style:style style:name="T335" style:parent-style-name="AncientGreekἈρχαίαἑλληνικά" style:family="text">
      <style:text-properties style:font-weight-complex="bold" fo:language="el" fo:country="GR"/>
    </style:style>
    <style:style style:name="T336" style:parent-style-name="AncientGreekἈρχαίαἑλληνικά" style:family="text">
      <style:text-properties style:font-weight-complex="bold"/>
    </style:style>
    <style:style style:name="T337" style:parent-style-name="AncientGreekἈρχαίαἑλληνικά" style:family="text">
      <style:text-properties style:font-weight-complex="bold" fo:language="el" fo:country="GR"/>
    </style:style>
    <style:style style:name="T338" style:parent-style-name="AncientGreekἈρχαίαἑλληνικά" style:family="text">
      <style:text-properties style:font-weight-complex="bold"/>
    </style:style>
    <style:style style:name="T339" style:parent-style-name="AncientGreekἈρχαίαἑλληνικά" style:family="text">
      <style:text-properties style:font-weight-complex="bold" fo:language="el" fo:country="GR"/>
    </style:style>
    <style:style style:name="T340" style:parent-style-name="AncientGreekἈρχαίαἑλληνικά" style:family="text">
      <style:text-properties style:font-weight-complex="bold"/>
    </style:style>
    <style:style style:name="T341" style:parent-style-name="AncientGreekἈρχαίαἑλληνικά" style:family="text">
      <style:text-properties style:font-weight-complex="bold" fo:language="el" fo:country="GR"/>
    </style:style>
    <style:style style:name="T342" style:parent-style-name="AncientGreekἈρχαίαἑλληνικά" style:family="text">
      <style:text-properties style:font-weight-complex="bold"/>
    </style:style>
    <style:style style:name="T343" style:parent-style-name="AncientGreekἈρχαίαἑλληνικά" style:family="text">
      <style:text-properties style:font-weight-complex="bold" fo:language="el" fo:country="GR"/>
    </style:style>
    <style:style style:name="T344" style:parent-style-name="AncientGreekἈρχαίαἑλληνικά" style:family="text">
      <style:text-properties style:font-weight-complex="bold"/>
    </style:style>
    <style:style style:name="T345" style:parent-style-name="AncientGreekἈρχαίαἑλληνικά" style:family="text">
      <style:text-properties style:font-weight-complex="bold" fo:language="el" fo:country="GR"/>
    </style:style>
    <style:style style:name="T346" style:parent-style-name="AncientGreekἈρχαίαἑλληνικά" style:family="text">
      <style:text-properties style:font-weight-complex="bold"/>
    </style:style>
    <style:style style:name="T347" style:parent-style-name="AncientGreekἈρχαίαἑλληνικά" style:family="text">
      <style:text-properties style:font-weight-complex="bold" fo:language="el" fo:country="GR"/>
    </style:style>
    <style:style style:name="T348" style:parent-style-name="AncientGreekἈρχαίαἑλληνικά" style:family="text">
      <style:text-properties style:font-weight-complex="bold"/>
    </style:style>
    <style:style style:name="T349" style:parent-style-name="AncientGreekἈρχαίαἑλληνικά" style:family="text">
      <style:text-properties style:font-weight-complex="bold" fo:language="el" fo:country="GR"/>
    </style:style>
    <style:style style:name="T350" style:parent-style-name="AncientGreekἈρχαίαἑλληνικά" style:family="text">
      <style:text-properties style:font-weight-complex="bold"/>
    </style:style>
    <style:style style:name="T351" style:parent-style-name="AncientGreekἈρχαίαἑλληνικά" style:family="text">
      <style:text-properties style:font-weight-complex="bold" fo:language="el" fo:country="GR"/>
    </style:style>
    <style:style style:name="T352" style:parent-style-name="AncientGreekἈρχαίαἑλληνικά" style:family="text">
      <style:text-properties style:font-weight-complex="bold"/>
    </style:style>
    <style:style style:name="T353" style:parent-style-name="AncientGreekἈρχαίαἑλληνικά" style:family="text">
      <style:text-properties style:font-weight-complex="bold" fo:language="el" fo:country="GR"/>
    </style:style>
    <style:style style:name="T354" style:parent-style-name="AncientGreekἈρχαίαἑλληνικά" style:family="text">
      <style:text-properties style:font-weight-complex="bold"/>
    </style:style>
    <style:style style:name="T355" style:parent-style-name="AncientGreekἈρχαίαἑλληνικά" style:family="text">
      <style:text-properties style:font-weight-complex="bold" fo:language="el" fo:country="GR"/>
    </style:style>
    <style:style style:name="T356" style:parent-style-name="AncientGreekἈρχαίαἑλληνικά" style:family="text">
      <style:text-properties style:font-weight-complex="bold"/>
    </style:style>
    <style:style style:name="T357" style:parent-style-name="AncientGreekἈρχαίαἑλληνικά" style:family="text">
      <style:text-properties style:font-weight-complex="bold" fo:language="el" fo:country="GR"/>
    </style:style>
    <style:style style:name="T358" style:parent-style-name="AncientGreekἈρχαίαἑλληνικά" style:family="text">
      <style:text-properties style:font-weight-complex="bold"/>
    </style:style>
    <style:style style:name="T359" style:parent-style-name="AncientGreekἈρχαίαἑλληνικά" style:family="text">
      <style:text-properties style:font-weight-complex="bold" fo:language="el" fo:country="GR"/>
    </style:style>
    <style:style style:name="T360" style:parent-style-name="AncientGreekἈρχαίαἑλληνικά" style:family="text">
      <style:text-properties style:font-weight-complex="bold"/>
    </style:style>
    <style:style style:name="T361" style:parent-style-name="AncientGreekἈρχαίαἑλληνικά" style:family="text">
      <style:text-properties style:font-weight-complex="bold" fo:language="el" fo:country="GR"/>
    </style:style>
    <style:style style:name="T362" style:parent-style-name="AncientGreekἈρχαίαἑλληνικά" style:family="text">
      <style:text-properties style:font-weight-complex="bold"/>
    </style:style>
    <style:style style:name="T363" style:parent-style-name="AncientGreekἈρχαίαἑλληνικά" style:family="text">
      <style:text-properties style:font-weight-complex="bold" fo:language="el" fo:country="GR"/>
    </style:style>
    <style:style style:name="T364" style:parent-style-name="AncientGreekἈρχαίαἑλληνικά" style:family="text">
      <style:text-properties style:font-weight-complex="bold"/>
    </style:style>
    <style:style style:name="T365" style:parent-style-name="AncientGreekἈρχαίαἑλληνικά" style:family="text">
      <style:text-properties style:font-weight-complex="bold" fo:language="el" fo:country="GR"/>
    </style:style>
    <style:style style:name="T366" style:parent-style-name="AncientGreekἈρχαίαἑλληνικά" style:family="text">
      <style:text-properties style:font-weight-complex="bold"/>
    </style:style>
    <style:style style:name="T367" style:parent-style-name="AncientGreekἈρχαίαἑλληνικά" style:family="text">
      <style:text-properties style:font-weight-complex="bold" fo:language="el" fo:country="GR"/>
    </style:style>
    <style:style style:name="T368" style:parent-style-name="AncientGreekἈρχαίαἑλληνικά" style:family="text">
      <style:text-properties style:font-weight-complex="bold"/>
    </style:style>
    <style:style style:name="T369" style:parent-style-name="AncientGreekἈρχαίαἑλληνικά" style:family="text">
      <style:text-properties style:font-weight-complex="bold" fo:language="el" fo:country="GR"/>
    </style:style>
    <style:style style:name="T370" style:parent-style-name="AncientGreekἈρχαίαἑλληνικά" style:family="text">
      <style:text-properties style:font-weight-complex="bold"/>
    </style:style>
    <style:style style:name="T371" style:parent-style-name="AncientGreekἈρχαίαἑλληνικά" style:family="text">
      <style:text-properties style:font-weight-complex="bold" fo:language="el" fo:country="GR"/>
    </style:style>
    <style:style style:name="T372" style:parent-style-name="AncientGreekἈρχαίαἑλληνικά" style:family="text">
      <style:text-properties style:font-weight-complex="bold"/>
    </style:style>
    <style:style style:name="T373" style:parent-style-name="AncientGreekἈρχαίαἑλληνικά" style:family="text">
      <style:text-properties style:font-weight-complex="bold" fo:language="el" fo:country="GR"/>
    </style:style>
    <style:style style:name="T374" style:parent-style-name="AncientGreekἈρχαίαἑλληνικά" style:family="text">
      <style:text-properties style:font-weight-complex="bold"/>
    </style:style>
    <style:style style:name="T375" style:parent-style-name="AncientGreekἈρχαίαἑλληνικά" style:family="text">
      <style:text-properties style:font-weight-complex="bold" fo:language="el" fo:country="GR"/>
    </style:style>
    <style:style style:name="T376" style:parent-style-name="AncientGreekἈρχαίαἑλληνικά" style:family="text">
      <style:text-properties style:font-weight-complex="bold"/>
    </style:style>
    <style:style style:name="T377" style:parent-style-name="AncientGreekἈρχαίαἑλληνικά" style:family="text">
      <style:text-properties style:font-weight-complex="bold" fo:language="el" fo:country="GR"/>
    </style:style>
    <style:style style:name="T378" style:parent-style-name="AncientGreekἈρχαίαἑλληνικά" style:family="text">
      <style:text-properties style:font-weight-complex="bold"/>
    </style:style>
    <style:style style:name="T379" style:parent-style-name="AncientGreekἈρχαίαἑλληνικά" style:family="text">
      <style:text-properties style:font-weight-complex="bold" fo:language="el" fo:country="GR"/>
    </style:style>
    <style:style style:name="T380" style:parent-style-name="AncientGreekἈρχαίαἑλληνικά" style:family="text">
      <style:text-properties style:font-weight-complex="bold"/>
    </style:style>
    <style:style style:name="T381" style:parent-style-name="AncientGreekἈρχαίαἑλληνικά" style:family="text">
      <style:text-properties style:font-weight-complex="bold" fo:language="el" fo:country="GR"/>
    </style:style>
    <style:style style:name="T382" style:parent-style-name="AncientGreekἈρχαίαἑλληνικά" style:family="text">
      <style:text-properties style:font-weight-complex="bold"/>
    </style:style>
    <style:style style:name="T383" style:parent-style-name="AncientGreekἈρχαίαἑλληνικά" style:family="text">
      <style:text-properties style:font-weight-complex="bold" fo:language="el" fo:country="GR"/>
    </style:style>
    <style:style style:name="T384" style:parent-style-name="AncientGreekἈρχαίαἑλληνικά" style:family="text">
      <style:text-properties style:font-weight-complex="bold"/>
    </style:style>
    <style:style style:name="T385" style:parent-style-name="AncientGreekἈρχαίαἑλληνικά" style:family="text">
      <style:text-properties style:font-weight-complex="bold" fo:language="el" fo:country="GR"/>
    </style:style>
    <style:style style:name="T386" style:parent-style-name="AncientGreekἈρχαίαἑλληνικά" style:family="text">
      <style:text-properties style:font-weight-complex="bold"/>
    </style:style>
    <style:style style:name="T387" style:parent-style-name="AncientGreekἈρχαίαἑλληνικά" style:family="text">
      <style:text-properties style:font-weight-complex="bold" fo:language="el" fo:country="GR"/>
    </style:style>
    <style:style style:name="T388" style:parent-style-name="AncientGreekἈρχαίαἑλληνικά" style:family="text">
      <style:text-properties style:font-weight-complex="bold"/>
    </style:style>
    <style:style style:name="T389" style:parent-style-name="AncientGreekἈρχαίαἑλληνικά" style:family="text">
      <style:text-properties style:font-weight-complex="bold" fo:language="el" fo:country="GR"/>
    </style:style>
    <style:style style:name="T390" style:parent-style-name="AncientGreekἈρχαίαἑλληνικά" style:family="text">
      <style:text-properties style:font-weight-complex="bold"/>
    </style:style>
    <style:style style:name="T391" style:parent-style-name="AncientGreekἈρχαίαἑλληνικά" style:family="text">
      <style:text-properties style:font-weight-complex="bold" fo:language="el" fo:country="GR"/>
    </style:style>
    <style:style style:name="T392" style:parent-style-name="AncientGreekἈρχαίαἑλληνικά" style:family="text">
      <style:text-properties style:font-weight-complex="bold"/>
    </style:style>
    <style:style style:name="T393" style:parent-style-name="AncientGreekἈρχαίαἑλληνικά" style:family="text">
      <style:text-properties style:font-weight-complex="bold" fo:language="el" fo:country="GR"/>
    </style:style>
    <style:style style:name="T394" style:parent-style-name="AncientGreekἈρχαίαἑλληνικά" style:family="text">
      <style:text-properties style:font-weight-complex="bold"/>
    </style:style>
    <style:style style:name="T395" style:parent-style-name="AncientGreekἈρχαίαἑλληνικά" style:family="text">
      <style:text-properties style:font-weight-complex="bold" fo:language="el" fo:country="GR"/>
    </style:style>
    <style:style style:name="T396" style:parent-style-name="AncientGreekἈρχαίαἑλληνικά" style:family="text">
      <style:text-properties style:font-weight-complex="bold"/>
    </style:style>
    <style:style style:name="T397" style:parent-style-name="AncientGreekἈρχαίαἑλληνικά" style:family="text">
      <style:text-properties style:font-weight-complex="bold" fo:language="el" fo:country="GR"/>
    </style:style>
    <style:style style:name="T398" style:parent-style-name="AncientGreekἈρχαίαἑλληνικά" style:family="text">
      <style:text-properties style:font-weight-complex="bold"/>
    </style:style>
    <style:style style:name="T399" style:parent-style-name="AncientGreekἈρχαίαἑλληνικά" style:family="text">
      <style:text-properties style:font-weight-complex="bold" fo:language="el" fo:country="GR"/>
    </style:style>
    <style:style style:name="T400" style:parent-style-name="AncientGreekἈρχαίαἑλληνικά" style:family="text">
      <style:text-properties style:font-weight-complex="bold"/>
    </style:style>
    <style:style style:name="T401" style:parent-style-name="AncientGreekἈρχαίαἑλληνικά" style:family="text">
      <style:text-properties style:font-weight-complex="bold" fo:language="el" fo:country="GR"/>
    </style:style>
    <style:style style:name="T402" style:parent-style-name="AncientGreekἈρχαίαἑλληνικά" style:family="text">
      <style:text-properties style:font-weight-complex="bold"/>
    </style:style>
    <style:style style:name="T403" style:parent-style-name="AncientGreekἈρχαίαἑλληνικά" style:family="text">
      <style:text-properties style:font-weight-complex="bold" fo:language="el" fo:country="GR"/>
    </style:style>
    <style:style style:name="T404" style:parent-style-name="AncientGreekἈρχαίαἑλληνικά" style:family="text">
      <style:text-properties style:font-weight-complex="bold"/>
    </style:style>
    <style:style style:name="T405" style:parent-style-name="AncientGreekἈρχαίαἑλληνικά" style:family="text">
      <style:text-properties style:font-weight-complex="bold" fo:language="el" fo:country="GR"/>
    </style:style>
    <style:style style:name="T406" style:parent-style-name="AncientGreekἈρχαίαἑλληνικά" style:family="text">
      <style:text-properties style:font-weight-complex="bold"/>
    </style:style>
    <style:style style:name="T407" style:parent-style-name="AncientGreekἈρχαίαἑλληνικά" style:family="text">
      <style:text-properties style:font-weight-complex="bold" fo:language="el" fo:country="GR"/>
    </style:style>
    <style:style style:name="T408" style:parent-style-name="AncientGreekἈρχαίαἑλληνικά" style:family="text">
      <style:text-properties style:font-weight-complex="bold"/>
    </style:style>
    <style:style style:name="T409" style:parent-style-name="AncientGreekἈρχαίαἑλληνικά" style:family="text">
      <style:text-properties style:font-weight-complex="bold" fo:language="el" fo:country="GR"/>
    </style:style>
    <style:style style:name="T410" style:parent-style-name="AncientGreekἈρχαίαἑλληνικά" style:family="text">
      <style:text-properties style:font-weight-complex="bold"/>
    </style:style>
    <style:style style:name="T411" style:parent-style-name="AncientGreekἈρχαίαἑλληνικά" style:family="text">
      <style:text-properties style:font-weight-complex="bold" fo:language="el" fo:country="GR"/>
    </style:style>
    <style:style style:name="T412" style:parent-style-name="AncientGreekἈρχαίαἑλληνικά" style:family="text">
      <style:text-properties style:font-weight-complex="bold"/>
    </style:style>
    <style:style style:name="T413" style:parent-style-name="AncientGreekἈρχαίαἑλληνικά" style:family="text">
      <style:text-properties style:font-weight-complex="bold" fo:language="el" fo:country="GR"/>
    </style:style>
    <style:style style:name="T414" style:parent-style-name="AncientGreekἈρχαίαἑλληνικά" style:family="text">
      <style:text-properties style:font-weight-complex="bold"/>
    </style:style>
    <style:style style:name="T415" style:parent-style-name="AncientGreekἈρχαίαἑλληνικά" style:family="text">
      <style:text-properties style:font-weight-complex="bold" fo:language="el" fo:country="GR"/>
    </style:style>
    <style:style style:name="T416" style:parent-style-name="AncientGreekἈρχαίαἑλληνικά" style:family="text">
      <style:text-properties style:font-weight-complex="bold"/>
    </style:style>
    <style:style style:name="T417" style:parent-style-name="AncientGreekἈρχαίαἑλληνικά" style:family="text">
      <style:text-properties style:font-weight-complex="bold" fo:language="el" fo:country="GR"/>
    </style:style>
    <style:style style:name="T418" style:parent-style-name="AncientGreekἈρχαίαἑλληνικά" style:family="text">
      <style:text-properties style:font-weight-complex="bold"/>
    </style:style>
    <style:style style:name="T419" style:parent-style-name="AncientGreekἈρχαίαἑλληνικά" style:family="text">
      <style:text-properties style:font-weight-complex="bold" fo:language="el" fo:country="GR"/>
    </style:style>
    <style:style style:name="T420" style:parent-style-name="AncientGreekἈρχαίαἑλληνικά" style:family="text">
      <style:text-properties style:font-weight-complex="bold"/>
    </style:style>
    <style:style style:name="T421" style:parent-style-name="AncientGreekἈρχαίαἑλληνικά" style:family="text">
      <style:text-properties style:font-weight-complex="bold" fo:language="el" fo:country="GR"/>
    </style:style>
    <style:style style:name="T422" style:parent-style-name="AncientGreekἈρχαίαἑλληνικά" style:family="text">
      <style:text-properties style:font-weight-complex="bold"/>
    </style:style>
    <style:style style:name="T423" style:parent-style-name="AncientGreekἈρχαίαἑλληνικά" style:family="text">
      <style:text-properties style:font-weight-complex="bold" fo:language="el" fo:country="GR"/>
    </style:style>
    <style:style style:name="T424" style:parent-style-name="AncientGreekἈρχαίαἑλληνικά" style:family="text">
      <style:text-properties style:font-weight-complex="bold"/>
    </style:style>
    <style:style style:name="T425" style:parent-style-name="AncientGreekἈρχαίαἑλληνικά" style:family="text">
      <style:text-properties style:font-weight-complex="bold" fo:language="el" fo:country="GR"/>
    </style:style>
    <style:style style:name="T426" style:parent-style-name="AncientGreekἈρχαίαἑλληνικά" style:family="text">
      <style:text-properties style:font-weight-complex="bold"/>
    </style:style>
    <style:style style:name="T427" style:parent-style-name="AncientGreekἈρχαίαἑλληνικά" style:family="text">
      <style:text-properties style:font-weight-complex="bold" fo:language="el" fo:country="GR"/>
    </style:style>
    <style:style style:name="T428" style:parent-style-name="AncientGreekἈρχαίαἑλληνικά" style:family="text">
      <style:text-properties style:font-weight-complex="bold"/>
    </style:style>
    <style:style style:name="T429" style:parent-style-name="AncientGreekἈρχαίαἑλληνικά" style:family="text">
      <style:text-properties style:font-weight-complex="bold" fo:language="el" fo:country="GR"/>
    </style:style>
    <style:style style:name="T430" style:parent-style-name="AncientGreekἈρχαίαἑλληνικά" style:family="text">
      <style:text-properties style:font-weight-complex="bold"/>
    </style:style>
    <style:style style:name="T431" style:parent-style-name="AncientGreekἈρχαίαἑλληνικά" style:family="text">
      <style:text-properties style:font-weight-complex="bold" fo:language="el" fo:country="GR"/>
    </style:style>
    <style:style style:name="T432" style:parent-style-name="AncientGreekἈρχαίαἑλληνικά" style:family="text">
      <style:text-properties style:font-weight-complex="bold"/>
    </style:style>
    <style:style style:name="P433" style:parent-style-name="Standard" style:family="paragraph">
      <style:paragraph-properties fo:widows="0" fo:orphans="0"/>
    </style:style>
    <style:style style:name="T434" style:parent-style-name="AncientGreekἈρχαίαἑλληνικά" style:family="text">
      <style:text-properties style:font-weight-complex="bold" fo:language="el" fo:country="GR"/>
    </style:style>
    <style:style style:name="T435" style:parent-style-name="AncientGreekἈρχαίαἑλληνικά" style:family="text">
      <style:text-properties style:font-weight-complex="bold"/>
    </style:style>
    <style:style style:name="T436" style:parent-style-name="AncientGreekἈρχαίαἑλληνικά" style:family="text">
      <style:text-properties style:font-weight-complex="bold" fo:language="el" fo:country="GR"/>
    </style:style>
    <style:style style:name="T437" style:parent-style-name="AncientGreekἈρχαίαἑλληνικά" style:family="text">
      <style:text-properties style:font-weight-complex="bold"/>
    </style:style>
    <style:style style:name="T438" style:parent-style-name="AncientGreekἈρχαίαἑλληνικά" style:family="text">
      <style:text-properties style:font-weight-complex="bold" fo:language="el" fo:country="GR"/>
    </style:style>
    <style:style style:name="T439" style:parent-style-name="AncientGreekἈρχαίαἑλληνικά" style:family="text">
      <style:text-properties style:font-weight-complex="bold"/>
    </style:style>
    <style:style style:name="T440" style:parent-style-name="AncientGreekἈρχαίαἑλληνικά" style:family="text">
      <style:text-properties style:font-weight-complex="bold" fo:language="el" fo:country="GR"/>
    </style:style>
    <style:style style:name="T441" style:parent-style-name="AncientGreekἈρχαίαἑλληνικά" style:family="text">
      <style:text-properties style:font-weight-complex="bold"/>
    </style:style>
    <style:style style:name="T442" style:parent-style-name="AncientGreekἈρχαίαἑλληνικά" style:family="text">
      <style:text-properties style:font-weight-complex="bold" fo:language="el" fo:country="GR"/>
    </style:style>
    <style:style style:name="T443" style:parent-style-name="AncientGreekἈρχαίαἑλληνικά" style:family="text">
      <style:text-properties style:font-weight-complex="bold"/>
    </style:style>
    <style:style style:name="T444" style:parent-style-name="AncientGreekἈρχαίαἑλληνικά" style:family="text">
      <style:text-properties style:font-weight-complex="bold" fo:language="el" fo:country="GR"/>
    </style:style>
    <style:style style:name="T445" style:parent-style-name="AncientGreekἈρχαίαἑλληνικά" style:family="text">
      <style:text-properties style:font-weight-complex="bold"/>
    </style:style>
    <style:style style:name="T446" style:parent-style-name="AncientGreekἈρχαίαἑλληνικά" style:family="text">
      <style:text-properties style:font-weight-complex="bold" fo:language="el" fo:country="GR"/>
    </style:style>
    <style:style style:name="T447" style:parent-style-name="AncientGreekἈρχαίαἑλληνικά" style:family="text">
      <style:text-properties style:font-weight-complex="bold"/>
    </style:style>
    <style:style style:name="T448" style:parent-style-name="AncientGreekἈρχαίαἑλληνικά" style:family="text">
      <style:text-properties style:font-weight-complex="bold" fo:language="el" fo:country="GR"/>
    </style:style>
    <style:style style:name="T449" style:parent-style-name="AncientGreekἈρχαίαἑλληνικά" style:family="text">
      <style:text-properties style:font-weight-complex="bold"/>
    </style:style>
    <style:style style:name="T450" style:parent-style-name="AncientGreekἈρχαίαἑλληνικά" style:family="text">
      <style:text-properties style:font-weight-complex="bold" fo:language="el" fo:country="GR"/>
    </style:style>
    <style:style style:name="T451" style:parent-style-name="AncientGreekἈρχαίαἑλληνικά" style:family="text">
      <style:text-properties style:font-weight-complex="bold"/>
    </style:style>
    <style:style style:name="T452" style:parent-style-name="AncientGreekἈρχαίαἑλληνικά" style:family="text">
      <style:text-properties style:font-weight-complex="bold" fo:language="el" fo:country="GR"/>
    </style:style>
    <style:style style:name="T453" style:parent-style-name="AncientGreekἈρχαίαἑλληνικά" style:family="text">
      <style:text-properties style:font-weight-complex="bold"/>
    </style:style>
    <style:style style:name="T454" style:parent-style-name="AncientGreekἈρχαίαἑλληνικά" style:family="text">
      <style:text-properties style:font-weight-complex="bold" fo:language="el" fo:country="GR"/>
    </style:style>
    <style:style style:name="T455" style:parent-style-name="AncientGreekἈρχαίαἑλληνικά" style:family="text">
      <style:text-properties style:font-weight-complex="bold"/>
    </style:style>
    <style:style style:name="TableCell456" style:family="table-cell">
      <style:table-cell-properties fo:border="0.0069in solid #000000" fo:background-color="#FFFFFF" style:writing-mode="lr-tb" fo:padding-top="0in" fo:padding-left="0.1527in" fo:padding-bottom="0in" fo:padding-right="0.15in"/>
    </style:style>
    <style:style style:name="P457" style:parent-style-name="Standard" style:family="paragraph">
      <style:paragraph-properties fo:widows="0" fo:orphans="0"/>
      <style:text-properties style:font-name="AncientGreek"/>
    </style:style>
    <style:style style:name="P458" style:parent-style-name="Standard" style:family="paragraph">
      <style:paragraph-properties fo:widows="0" fo:orphans="0"/>
      <style:text-properties style:font-name="AncientGreek"/>
    </style:style>
    <style:style style:name="TableRow459" style:family="table-row">
      <style:table-row-properties style:min-row-height="0.0138in" style:use-optimal-row-height="false" fo:keep-together="always"/>
    </style:style>
    <style:style style:name="TableCell460" style:family="table-cell">
      <style:table-cell-properties fo:border="0.0069in solid #000000" fo:background-color="#FFFFFF" style:writing-mode="lr-tb" fo:padding-top="0in" fo:padding-left="0.1527in" fo:padding-bottom="0in" fo:padding-right="0.15in"/>
    </style:style>
    <style:style style:name="P461" style:parent-style-name="Standard" style:family="paragraph">
      <style:paragraph-properties fo:keep-with-next="always" fo:widows="0" fo:orphans="0" fo:text-align="center"/>
    </style:style>
    <style:style style:name="T462" style:parent-style-name="AncientGreekἈρχαίαἑλληνικά" style:family="text">
      <style:text-properties fo:font-weight="bold" style:font-weight-asian="bold" style:font-weight-complex="bold" fo:font-size="18pt" style:font-size-asian="18pt" style:font-size-complex="18pt"/>
    </style:style>
    <style:style style:name="T463" style:parent-style-name="AncientGreekἈρχαίαἑλληνικά" style:family="text">
      <style:text-properties fo:font-weight="bold" style:font-weight-asian="bold" style:font-weight-complex="bold" fo:font-size="18pt" style:font-size-asian="18pt" style:font-size-complex="18pt" fo:language="el" fo:country="GR"/>
    </style:style>
    <style:style style:name="T464" style:parent-style-name="AncientGreekἈρχαίαἑλληνικά" style:family="text">
      <style:text-properties fo:font-weight="bold" style:font-weight-asian="bold" style:font-weight-complex="bold" fo:font-size="18pt" style:font-size-asian="18pt" style:font-size-complex="18pt"/>
    </style:style>
    <style:style style:name="T465" style:parent-style-name="AncientGreekἈρχαίαἑλληνικά" style:family="text">
      <style:text-properties fo:font-weight="bold" style:font-weight-asian="bold" style:font-weight-complex="bold" fo:font-size="18pt" style:font-size-asian="18pt" style:font-size-complex="18pt" fo:language="el" fo:country="GR"/>
    </style:style>
    <style:style style:name="T466" style:parent-style-name="AncientGreekἈρχαίαἑλληνικά" style:family="text">
      <style:text-properties fo:font-weight="bold" style:font-weight-asian="bold" style:font-weight-complex="bold" fo:font-size="18pt" style:font-size-asian="18pt" style:font-size-complex="18pt"/>
    </style:style>
    <style:style style:name="T467" style:parent-style-name="AncientGreekἈρχαίαἑλληνικά" style:family="text">
      <style:text-properties fo:font-weight="bold" style:font-weight-asian="bold" style:font-weight-complex="bold" fo:font-size="18pt" style:font-size-asian="18pt" style:font-size-complex="18pt" fo:language="el" fo:country="GR"/>
    </style:style>
    <style:style style:name="T468" style:parent-style-name="AncientGreekἈρχαίαἑλληνικά" style:family="text">
      <style:text-properties fo:font-weight="bold" style:font-weight-asian="bold" style:font-weight-complex="bold" fo:font-size="18pt" style:font-size-asian="18pt" style:font-size-complex="18pt"/>
    </style:style>
    <style:style style:name="T469" style:parent-style-name="AncientGreekἈρχαίαἑλληνικά" style:family="text">
      <style:text-properties fo:font-weight="bold" style:font-weight-asian="bold" style:font-weight-complex="bold" fo:font-size="18pt" style:font-size-asian="18pt" style:font-size-complex="18pt" fo:language="el" fo:country="GR"/>
    </style:style>
    <style:style style:name="T470" style:parent-style-name="AncientGreekἈρχαίαἑλληνικά" style:family="text">
      <style:text-properties fo:font-weight="bold" style:font-weight-asian="bold" style:font-weight-complex="bold" fo:font-size="18pt" style:font-size-asian="18pt" style:font-size-complex="18pt"/>
    </style:style>
    <style:style style:name="T471" style:parent-style-name="AncientGreekἈρχαίαἑλληνικά" style:family="text">
      <style:text-properties fo:font-weight="bold" style:font-weight-asian="bold" style:font-weight-complex="bold" fo:font-size="18pt" style:font-size-asian="18pt" style:font-size-complex="18pt" fo:language="el" fo:country="GR"/>
    </style:style>
    <style:style style:name="T472" style:parent-style-name="AncientGreekἈρχαίαἑλληνικά" style:family="text">
      <style:text-properties fo:font-weight="bold" style:font-weight-asian="bold" style:font-weight-complex="bold" fo:font-size="18pt" style:font-size-asian="18pt" style:font-size-complex="18pt"/>
    </style:style>
    <style:style style:name="P473" style:parent-style-name="Standard" style:family="paragraph">
      <style:paragraph-properties fo:widows="0" fo:orphans="0"/>
    </style:style>
    <style:style style:name="T474" style:parent-style-name="AncientGreekἈρχαίαἑλληνικά" style:family="text">
      <style:text-properties style:font-weight-complex="bold" fo:language="el" fo:country="GR"/>
    </style:style>
    <style:style style:name="T475" style:parent-style-name="AncientGreekἈρχαίαἑλληνικά" style:family="text">
      <style:text-properties style:font-weight-complex="bold"/>
    </style:style>
    <style:style style:name="T476" style:parent-style-name="AncientGreekἈρχαίαἑλληνικά" style:family="text">
      <style:text-properties style:font-weight-complex="bold" fo:language="el" fo:country="GR"/>
    </style:style>
    <style:style style:name="T477" style:parent-style-name="AncientGreekἈρχαίαἑλληνικά" style:family="text">
      <style:text-properties style:font-weight-complex="bold"/>
    </style:style>
    <style:style style:name="T478" style:parent-style-name="AncientGreekἈρχαίαἑλληνικά" style:family="text">
      <style:text-properties style:font-weight-complex="bold" fo:language="el" fo:country="GR"/>
    </style:style>
    <style:style style:name="T479" style:parent-style-name="AncientGreekἈρχαίαἑλληνικά" style:family="text">
      <style:text-properties style:font-weight-complex="bold"/>
    </style:style>
    <style:style style:name="T480" style:parent-style-name="AncientGreekἈρχαίαἑλληνικά" style:family="text">
      <style:text-properties style:font-weight-complex="bold" fo:language="el" fo:country="GR"/>
    </style:style>
    <style:style style:name="T481" style:parent-style-name="AncientGreekἈρχαίαἑλληνικά" style:family="text">
      <style:text-properties style:font-weight-complex="bold"/>
    </style:style>
    <style:style style:name="T482" style:parent-style-name="AncientGreekἈρχαίαἑλληνικά" style:family="text">
      <style:text-properties style:font-weight-complex="bold" fo:language="el" fo:country="GR"/>
    </style:style>
    <style:style style:name="T483" style:parent-style-name="AncientGreekἈρχαίαἑλληνικά" style:family="text">
      <style:text-properties style:font-weight-complex="bold"/>
    </style:style>
    <style:style style:name="T484" style:parent-style-name="AncientGreekἈρχαίαἑλληνικά" style:family="text">
      <style:text-properties style:font-weight-complex="bold" fo:language="el" fo:country="GR"/>
    </style:style>
    <style:style style:name="T485" style:parent-style-name="AncientGreekἈρχαίαἑλληνικά" style:family="text">
      <style:text-properties style:font-weight-complex="bold"/>
    </style:style>
    <style:style style:name="T486" style:parent-style-name="AncientGreekἈρχαίαἑλληνικά" style:family="text">
      <style:text-properties style:font-weight-complex="bold" fo:language="el" fo:country="GR"/>
    </style:style>
    <style:style style:name="T487" style:parent-style-name="AncientGreekἈρχαίαἑλληνικά" style:family="text">
      <style:text-properties style:font-weight-complex="bold"/>
    </style:style>
    <style:style style:name="T488" style:parent-style-name="AncientGreekἈρχαίαἑλληνικά" style:family="text">
      <style:text-properties style:font-weight-complex="bold" fo:language="el" fo:country="GR"/>
    </style:style>
    <style:style style:name="T489" style:parent-style-name="AncientGreekἈρχαίαἑλληνικά" style:family="text">
      <style:text-properties style:font-weight-complex="bold"/>
    </style:style>
    <style:style style:name="T490" style:parent-style-name="AncientGreekἈρχαίαἑλληνικά" style:family="text">
      <style:text-properties style:font-weight-complex="bold" fo:language="el" fo:country="GR"/>
    </style:style>
    <style:style style:name="T491" style:parent-style-name="AncientGreekἈρχαίαἑλληνικά" style:family="text">
      <style:text-properties style:font-weight-complex="bold"/>
    </style:style>
    <style:style style:name="T492" style:parent-style-name="AncientGreekἈρχαίαἑλληνικά" style:family="text">
      <style:text-properties style:font-weight-complex="bold" fo:language="el" fo:country="GR"/>
    </style:style>
    <style:style style:name="T493" style:parent-style-name="AncientGreekἈρχαίαἑλληνικά" style:family="text">
      <style:text-properties style:font-weight-complex="bold"/>
    </style:style>
    <style:style style:name="T494" style:parent-style-name="AncientGreekἈρχαίαἑλληνικά" style:family="text">
      <style:text-properties style:font-weight-complex="bold" fo:language="el" fo:country="GR"/>
    </style:style>
    <style:style style:name="T495" style:parent-style-name="AncientGreekἈρχαίαἑλληνικά" style:family="text">
      <style:text-properties style:font-weight-complex="bold"/>
    </style:style>
    <style:style style:name="T496" style:parent-style-name="AncientGreekἈρχαίαἑλληνικά" style:family="text">
      <style:text-properties style:font-weight-complex="bold" fo:language="el" fo:country="GR"/>
    </style:style>
    <style:style style:name="T497" style:parent-style-name="AncientGreekἈρχαίαἑλληνικά" style:family="text">
      <style:text-properties style:font-weight-complex="bold"/>
    </style:style>
    <style:style style:name="T498" style:parent-style-name="AncientGreekἈρχαίαἑλληνικά" style:family="text">
      <style:text-properties style:font-weight-complex="bold" fo:language="el" fo:country="GR"/>
    </style:style>
    <style:style style:name="T499" style:parent-style-name="AncientGreekἈρχαίαἑλληνικά" style:family="text">
      <style:text-properties style:font-weight-complex="bold"/>
    </style:style>
    <style:style style:name="T500" style:parent-style-name="AncientGreekἈρχαίαἑλληνικά" style:family="text">
      <style:text-properties style:font-weight-complex="bold" fo:language="el" fo:country="GR"/>
    </style:style>
    <style:style style:name="T501" style:parent-style-name="AncientGreekἈρχαίαἑλληνικά" style:family="text">
      <style:text-properties style:font-weight-complex="bold"/>
    </style:style>
    <style:style style:name="T502" style:parent-style-name="AncientGreekἈρχαίαἑλληνικά" style:family="text">
      <style:text-properties style:font-weight-complex="bold" fo:language="el" fo:country="GR"/>
    </style:style>
    <style:style style:name="T503" style:parent-style-name="AncientGreekἈρχαίαἑλληνικά" style:family="text">
      <style:text-properties style:font-weight-complex="bold"/>
    </style:style>
    <style:style style:name="T504" style:parent-style-name="AncientGreekἈρχαίαἑλληνικά" style:family="text">
      <style:text-properties style:font-weight-complex="bold" fo:language="el" fo:country="GR"/>
    </style:style>
    <style:style style:name="T505" style:parent-style-name="AncientGreekἈρχαίαἑλληνικά" style:family="text">
      <style:text-properties style:font-weight-complex="bold"/>
    </style:style>
    <style:style style:name="T506" style:parent-style-name="AncientGreekἈρχαίαἑλληνικά" style:family="text">
      <style:text-properties style:font-weight-complex="bold" fo:language="el" fo:country="GR"/>
    </style:style>
    <style:style style:name="T507" style:parent-style-name="AncientGreekἈρχαίαἑλληνικά" style:family="text">
      <style:text-properties style:font-weight-complex="bold"/>
    </style:style>
    <style:style style:name="T508" style:parent-style-name="AncientGreekἈρχαίαἑλληνικά" style:family="text">
      <style:text-properties style:font-weight-complex="bold" fo:language="el" fo:country="GR"/>
    </style:style>
    <style:style style:name="T509" style:parent-style-name="AncientGreekἈρχαίαἑλληνικά" style:family="text">
      <style:text-properties style:font-weight-complex="bold"/>
    </style:style>
    <style:style style:name="T510" style:parent-style-name="AncientGreekἈρχαίαἑλληνικά" style:family="text">
      <style:text-properties style:font-weight-complex="bold" fo:language="el" fo:country="GR"/>
    </style:style>
    <style:style style:name="T511" style:parent-style-name="AncientGreekἈρχαίαἑλληνικά" style:family="text">
      <style:text-properties style:font-weight-complex="bold"/>
    </style:style>
    <style:style style:name="T512" style:parent-style-name="AncientGreekἈρχαίαἑλληνικά" style:family="text">
      <style:text-properties style:font-weight-complex="bold" fo:language="el" fo:country="GR"/>
    </style:style>
    <style:style style:name="T513" style:parent-style-name="AncientGreekἈρχαίαἑλληνικά" style:family="text">
      <style:text-properties style:font-weight-complex="bold"/>
    </style:style>
    <style:style style:name="T514" style:parent-style-name="AncientGreekἈρχαίαἑλληνικά" style:family="text">
      <style:text-properties style:font-weight-complex="bold" fo:language="el" fo:country="GR"/>
    </style:style>
    <style:style style:name="T515" style:parent-style-name="AncientGreekἈρχαίαἑλληνικά" style:family="text">
      <style:text-properties style:font-weight-complex="bold"/>
    </style:style>
    <style:style style:name="T516" style:parent-style-name="AncientGreekἈρχαίαἑλληνικά" style:family="text">
      <style:text-properties style:font-weight-complex="bold" fo:language="el" fo:country="GR"/>
    </style:style>
    <style:style style:name="T517" style:parent-style-name="AncientGreekἈρχαίαἑλληνικά" style:family="text">
      <style:text-properties style:font-weight-complex="bold"/>
    </style:style>
    <style:style style:name="T518" style:parent-style-name="AncientGreekἈρχαίαἑλληνικά" style:family="text">
      <style:text-properties style:font-weight-complex="bold" fo:language="el" fo:country="GR"/>
    </style:style>
    <style:style style:name="T519" style:parent-style-name="AncientGreekἈρχαίαἑλληνικά" style:family="text">
      <style:text-properties style:font-weight-complex="bold"/>
    </style:style>
    <style:style style:name="T520" style:parent-style-name="AncientGreekἈρχαίαἑλληνικά" style:family="text">
      <style:text-properties style:font-weight-complex="bold" fo:language="el" fo:country="GR"/>
    </style:style>
    <style:style style:name="T521" style:parent-style-name="AncientGreekἈρχαίαἑλληνικά" style:family="text">
      <style:text-properties style:font-weight-complex="bold"/>
    </style:style>
    <style:style style:name="T522" style:parent-style-name="AncientGreekἈρχαίαἑλληνικά" style:family="text">
      <style:text-properties style:font-weight-complex="bold" fo:language="el" fo:country="GR"/>
    </style:style>
    <style:style style:name="T523" style:parent-style-name="AncientGreekἈρχαίαἑλληνικά" style:family="text">
      <style:text-properties style:font-weight-complex="bold"/>
    </style:style>
    <style:style style:name="T524" style:parent-style-name="AncientGreekἈρχαίαἑλληνικά" style:family="text">
      <style:text-properties style:font-weight-complex="bold" fo:language="el" fo:country="GR"/>
    </style:style>
    <style:style style:name="T525" style:parent-style-name="AncientGreekἈρχαίαἑλληνικά" style:family="text">
      <style:text-properties style:font-weight-complex="bold"/>
    </style:style>
    <style:style style:name="T526" style:parent-style-name="AncientGreekἈρχαίαἑλληνικά" style:family="text">
      <style:text-properties style:font-weight-complex="bold" fo:language="el" fo:country="GR"/>
    </style:style>
    <style:style style:name="T527" style:parent-style-name="AncientGreekἈρχαίαἑλληνικά" style:family="text">
      <style:text-properties style:font-weight-complex="bold"/>
    </style:style>
    <style:style style:name="T528" style:parent-style-name="AncientGreekἈρχαίαἑλληνικά" style:family="text">
      <style:text-properties style:font-weight-complex="bold" fo:language="el" fo:country="GR"/>
    </style:style>
    <style:style style:name="T529" style:parent-style-name="AncientGreekἈρχαίαἑλληνικά" style:family="text">
      <style:text-properties style:font-weight-complex="bold"/>
    </style:style>
    <style:style style:name="T530" style:parent-style-name="AncientGreekἈρχαίαἑλληνικά" style:family="text">
      <style:text-properties style:font-weight-complex="bold" fo:language="el" fo:country="GR"/>
    </style:style>
    <style:style style:name="T531" style:parent-style-name="AncientGreekἈρχαίαἑλληνικά" style:family="text">
      <style:text-properties style:font-weight-complex="bold"/>
    </style:style>
    <style:style style:name="T532" style:parent-style-name="AncientGreekἈρχαίαἑλληνικά" style:family="text">
      <style:text-properties style:font-weight-complex="bold" fo:language="el" fo:country="GR"/>
    </style:style>
    <style:style style:name="T533" style:parent-style-name="AncientGreekἈρχαίαἑλληνικά" style:family="text">
      <style:text-properties style:font-weight-complex="bold"/>
    </style:style>
    <style:style style:name="T534" style:parent-style-name="AncientGreekἈρχαίαἑλληνικά" style:family="text">
      <style:text-properties style:font-weight-complex="bold" fo:language="el" fo:country="GR"/>
    </style:style>
    <style:style style:name="T535" style:parent-style-name="AncientGreekἈρχαίαἑλληνικά" style:family="text">
      <style:text-properties style:font-weight-complex="bold"/>
    </style:style>
    <style:style style:name="P536" style:parent-style-name="Standard" style:family="paragraph">
      <style:paragraph-properties fo:widows="0" fo:orphans="0"/>
    </style:style>
    <style:style style:name="T537" style:parent-style-name="AncientGreekἈρχαίαἑλληνικά" style:family="text">
      <style:text-properties style:font-weight-complex="bold" fo:language="el" fo:country="GR"/>
    </style:style>
    <style:style style:name="T538" style:parent-style-name="AncientGreekἈρχαίαἑλληνικά" style:family="text">
      <style:text-properties style:font-weight-complex="bold"/>
    </style:style>
    <style:style style:name="T539" style:parent-style-name="AncientGreekἈρχαίαἑλληνικά" style:family="text">
      <style:text-properties style:font-weight-complex="bold" fo:language="el" fo:country="GR"/>
    </style:style>
    <style:style style:name="T540" style:parent-style-name="AncientGreekἈρχαίαἑλληνικά" style:family="text">
      <style:text-properties style:font-weight-complex="bold"/>
    </style:style>
    <style:style style:name="T541" style:parent-style-name="AncientGreekἈρχαίαἑλληνικά" style:family="text">
      <style:text-properties style:font-weight-complex="bold" fo:language="el" fo:country="GR"/>
    </style:style>
    <style:style style:name="T542" style:parent-style-name="AncientGreekἈρχαίαἑλληνικά" style:family="text">
      <style:text-properties style:font-weight-complex="bold"/>
    </style:style>
    <style:style style:name="T543" style:parent-style-name="AncientGreekἈρχαίαἑλληνικά" style:family="text">
      <style:text-properties style:font-weight-complex="bold" fo:language="el" fo:country="GR"/>
    </style:style>
    <style:style style:name="T544" style:parent-style-name="AncientGreekἈρχαίαἑλληνικά" style:family="text">
      <style:text-properties style:font-weight-complex="bold"/>
    </style:style>
    <style:style style:name="T545" style:parent-style-name="AncientGreekἈρχαίαἑλληνικά" style:family="text">
      <style:text-properties style:font-weight-complex="bold" fo:language="el" fo:country="GR"/>
    </style:style>
    <style:style style:name="T546" style:parent-style-name="AncientGreekἈρχαίαἑλληνικά" style:family="text">
      <style:text-properties style:font-weight-complex="bold"/>
    </style:style>
    <style:style style:name="T547" style:parent-style-name="AncientGreekἈρχαίαἑλληνικά" style:family="text">
      <style:text-properties style:font-weight-complex="bold" fo:language="el" fo:country="GR"/>
    </style:style>
    <style:style style:name="T548" style:parent-style-name="AncientGreekἈρχαίαἑλληνικά" style:family="text">
      <style:text-properties style:font-weight-complex="bold"/>
    </style:style>
    <style:style style:name="T549" style:parent-style-name="AncientGreekἈρχαίαἑλληνικά" style:family="text">
      <style:text-properties style:font-weight-complex="bold" fo:language="el" fo:country="GR"/>
    </style:style>
    <style:style style:name="T550" style:parent-style-name="AncientGreekἈρχαίαἑλληνικά" style:family="text">
      <style:text-properties style:font-weight-complex="bold"/>
    </style:style>
    <style:style style:name="T551" style:parent-style-name="AncientGreekἈρχαίαἑλληνικά" style:family="text">
      <style:text-properties style:font-weight-complex="bold" fo:language="el" fo:country="GR"/>
    </style:style>
    <style:style style:name="T552" style:parent-style-name="AncientGreekἈρχαίαἑλληνικά" style:family="text">
      <style:text-properties style:font-weight-complex="bold"/>
    </style:style>
    <style:style style:name="T553" style:parent-style-name="AncientGreekἈρχαίαἑλληνικά" style:family="text">
      <style:text-properties style:font-weight-complex="bold" fo:language="el" fo:country="GR"/>
    </style:style>
    <style:style style:name="T554" style:parent-style-name="AncientGreekἈρχαίαἑλληνικά" style:family="text">
      <style:text-properties style:font-weight-complex="bold"/>
    </style:style>
    <style:style style:name="T555" style:parent-style-name="AncientGreekἈρχαίαἑλληνικά" style:family="text">
      <style:text-properties style:font-weight-complex="bold" fo:language="el" fo:country="GR"/>
    </style:style>
    <style:style style:name="T556" style:parent-style-name="AncientGreekἈρχαίαἑλληνικά" style:family="text">
      <style:text-properties style:font-weight-complex="bold"/>
    </style:style>
    <style:style style:name="T557" style:parent-style-name="AncientGreekἈρχαίαἑλληνικά" style:family="text">
      <style:text-properties style:font-weight-complex="bold" fo:language="el" fo:country="GR"/>
    </style:style>
    <style:style style:name="T558" style:parent-style-name="AncientGreekἈρχαίαἑλληνικά" style:family="text">
      <style:text-properties style:font-weight-complex="bold"/>
    </style:style>
    <style:style style:name="T559" style:parent-style-name="AncientGreekἈρχαίαἑλληνικά" style:family="text">
      <style:text-properties style:font-weight-complex="bold" fo:language="el" fo:country="GR"/>
    </style:style>
    <style:style style:name="T560" style:parent-style-name="AncientGreekἈρχαίαἑλληνικά" style:family="text">
      <style:text-properties style:font-weight-complex="bold"/>
    </style:style>
    <style:style style:name="TableCell561" style:family="table-cell">
      <style:table-cell-properties fo:border="0.0069in solid #000000" fo:background-color="#FFFFFF" style:writing-mode="lr-tb" fo:padding-top="0in" fo:padding-left="0.1527in" fo:padding-bottom="0in" fo:padding-right="0.15in"/>
    </style:style>
    <style:style style:name="P562" style:parent-style-name="Standard" style:family="paragraph">
      <style:paragraph-properties fo:widows="0" fo:orphans="0"/>
      <style:text-properties style:font-name="AncientGreek"/>
    </style:style>
    <style:style style:name="P563" style:parent-style-name="Standard" style:family="paragraph">
      <style:paragraph-properties fo:widows="0" fo:orphans="0"/>
      <style:text-properties style:font-name="AncientGreek"/>
    </style:style>
    <style:style style:name="P564" style:parent-style-name="Standard" style:family="paragraph">
      <style:paragraph-properties fo:widows="0" fo:orphans="0"/>
      <style:text-properties style:font-name="AncientGreek"/>
    </style:style>
    <style:style style:name="P565" style:parent-style-name="Standard" style:family="paragraph">
      <style:paragraph-properties fo:widows="0" fo:orphans="0"/>
      <style:text-properties style:font-name="AncientGreek"/>
    </style:style>
    <style:style style:name="TableRow566" style:family="table-row">
      <style:table-row-properties style:min-row-height="0.0138in" style:use-optimal-row-height="false" fo:keep-together="always"/>
    </style:style>
    <style:style style:name="TableCell567" style:family="table-cell">
      <style:table-cell-properties fo:border="0.0069in solid #000000" fo:background-color="#FFFFFF" style:writing-mode="lr-tb" fo:padding-top="0in" fo:padding-left="0.1527in" fo:padding-bottom="0in" fo:padding-right="0.15in"/>
    </style:style>
    <style:style style:name="P568" style:parent-style-name="Standard" style:family="paragraph">
      <style:paragraph-properties fo:keep-with-next="always" fo:widows="0" fo:orphans="0" fo:text-align="center">
        <style:tab-stops>
          <style:tab-stop style:type="center" style:position="1in"/>
        </style:tab-stops>
      </style:paragraph-properties>
    </style:style>
    <style:style style:name="T569" style:parent-style-name="AncientGreekἈρχαίαἑλληνικά" style:family="text">
      <style:text-properties fo:font-weight="bold" style:font-weight-asian="bold" style:font-weight-complex="bold" fo:font-size="18pt" style:font-size-asian="18pt" style:font-size-complex="14pt"/>
    </style:style>
    <style:style style:name="T570"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571" style:parent-style-name="AncientGreekἈρχαίαἑλληνικά" style:family="text">
      <style:text-properties fo:font-weight="bold" style:font-weight-asian="bold" style:font-weight-complex="bold" fo:font-size="18pt" style:font-size-asian="18pt" style:font-size-complex="14pt"/>
    </style:style>
    <style:style style:name="T572"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573" style:parent-style-name="AncientGreekἈρχαίαἑλληνικά" style:family="text">
      <style:text-properties fo:font-weight="bold" style:font-weight-asian="bold" style:font-weight-complex="bold" fo:font-size="18pt" style:font-size-asian="18pt" style:font-size-complex="14pt"/>
    </style:style>
    <style:style style:name="P574" style:parent-style-name="Standard" style:family="paragraph">
      <style:paragraph-properties fo:widows="0" fo:orphans="0"/>
    </style:style>
    <style:style style:name="T575" style:parent-style-name="AncientGreekἈρχαίαἑλληνικά" style:family="text">
      <style:text-properties style:font-weight-complex="bold" fo:language="el" fo:country="GR"/>
    </style:style>
    <style:style style:name="T576" style:parent-style-name="AncientGreekἈρχαίαἑλληνικά" style:family="text">
      <style:text-properties style:font-weight-complex="bold"/>
    </style:style>
    <style:style style:name="T577" style:parent-style-name="AncientGreekἈρχαίαἑλληνικά" style:family="text">
      <style:text-properties style:font-weight-complex="bold" fo:language="el" fo:country="GR"/>
    </style:style>
    <style:style style:name="T578" style:parent-style-name="AncientGreekἈρχαίαἑλληνικά" style:family="text">
      <style:text-properties style:font-weight-complex="bold"/>
    </style:style>
    <style:style style:name="T579" style:parent-style-name="AncientGreekἈρχαίαἑλληνικά" style:family="text">
      <style:text-properties style:font-weight-complex="bold" fo:language="el" fo:country="GR"/>
    </style:style>
    <style:style style:name="T580" style:parent-style-name="AncientGreekἈρχαίαἑλληνικά" style:family="text">
      <style:text-properties style:font-weight-complex="bold"/>
    </style:style>
    <style:style style:name="T581" style:parent-style-name="AncientGreekἈρχαίαἑλληνικά" style:family="text">
      <style:text-properties style:font-weight-complex="bold" fo:language="el" fo:country="GR"/>
    </style:style>
    <style:style style:name="T582" style:parent-style-name="AncientGreekἈρχαίαἑλληνικά" style:family="text">
      <style:text-properties style:font-weight-complex="bold"/>
    </style:style>
    <style:style style:name="T583" style:parent-style-name="AncientGreekἈρχαίαἑλληνικά" style:family="text">
      <style:text-properties style:font-weight-complex="bold" fo:language="el" fo:country="GR"/>
    </style:style>
    <style:style style:name="T584" style:parent-style-name="AncientGreekἈρχαίαἑλληνικά" style:family="text">
      <style:text-properties style:font-weight-complex="bold"/>
    </style:style>
    <style:style style:name="T585" style:parent-style-name="AncientGreekἈρχαίαἑλληνικά" style:family="text">
      <style:text-properties style:font-weight-complex="bold" fo:language="el" fo:country="GR"/>
    </style:style>
    <style:style style:name="T586" style:parent-style-name="AncientGreekἈρχαίαἑλληνικά" style:family="text">
      <style:text-properties style:font-weight-complex="bold"/>
    </style:style>
    <style:style style:name="T587" style:parent-style-name="AncientGreekἈρχαίαἑλληνικά" style:family="text">
      <style:text-properties style:font-weight-complex="bold" fo:language="el" fo:country="GR"/>
    </style:style>
    <style:style style:name="T588" style:parent-style-name="AncientGreekἈρχαίαἑλληνικά" style:family="text">
      <style:text-properties style:font-weight-complex="bold"/>
    </style:style>
    <style:style style:name="T589" style:parent-style-name="AncientGreekἈρχαίαἑλληνικά" style:family="text">
      <style:text-properties style:font-weight-complex="bold" fo:language="el" fo:country="GR"/>
    </style:style>
    <style:style style:name="T590" style:parent-style-name="AncientGreekἈρχαίαἑλληνικά" style:family="text">
      <style:text-properties style:font-weight-complex="bold"/>
    </style:style>
    <style:style style:name="T591" style:parent-style-name="AncientGreekἈρχαίαἑλληνικά" style:family="text">
      <style:text-properties style:font-weight-complex="bold" fo:language="el" fo:country="GR"/>
    </style:style>
    <style:style style:name="T592" style:parent-style-name="AncientGreekἈρχαίαἑλληνικά" style:family="text">
      <style:text-properties style:font-weight-complex="bold"/>
    </style:style>
    <style:style style:name="T593" style:parent-style-name="AncientGreekἈρχαίαἑλληνικά" style:family="text">
      <style:text-properties style:font-weight-complex="bold" fo:language="el" fo:country="GR"/>
    </style:style>
    <style:style style:name="T594" style:parent-style-name="AncientGreekἈρχαίαἑλληνικά" style:family="text">
      <style:text-properties style:font-weight-complex="bold"/>
    </style:style>
    <style:style style:name="T595" style:parent-style-name="AncientGreekἈρχαίαἑλληνικά" style:family="text">
      <style:text-properties style:font-weight-complex="bold" fo:language="el" fo:country="GR"/>
    </style:style>
    <style:style style:name="T596" style:parent-style-name="AncientGreekἈρχαίαἑλληνικά" style:family="text">
      <style:text-properties style:font-weight-complex="bold"/>
    </style:style>
    <style:style style:name="T597" style:parent-style-name="AncientGreekἈρχαίαἑλληνικά" style:family="text">
      <style:text-properties style:font-weight-complex="bold" fo:language="el" fo:country="GR"/>
    </style:style>
    <style:style style:name="T598" style:parent-style-name="AncientGreekἈρχαίαἑλληνικά" style:family="text">
      <style:text-properties style:font-weight-complex="bold"/>
    </style:style>
    <style:style style:name="T599" style:parent-style-name="AncientGreekἈρχαίαἑλληνικά" style:family="text">
      <style:text-properties style:font-weight-complex="bold" fo:language="el" fo:country="GR"/>
    </style:style>
    <style:style style:name="T600" style:parent-style-name="AncientGreekἈρχαίαἑλληνικά" style:family="text">
      <style:text-properties style:font-weight-complex="bold"/>
    </style:style>
    <style:style style:name="T601" style:parent-style-name="AncientGreekἈρχαίαἑλληνικά" style:family="text">
      <style:text-properties style:font-weight-complex="bold" fo:language="el" fo:country="GR"/>
    </style:style>
    <style:style style:name="T602" style:parent-style-name="AncientGreekἈρχαίαἑλληνικά" style:family="text">
      <style:text-properties style:font-weight-complex="bold"/>
    </style:style>
    <style:style style:name="T603" style:parent-style-name="AncientGreekἈρχαίαἑλληνικά" style:family="text">
      <style:text-properties style:font-weight-complex="bold" fo:language="el" fo:country="GR"/>
    </style:style>
    <style:style style:name="T604" style:parent-style-name="AncientGreekἈρχαίαἑλληνικά" style:family="text">
      <style:text-properties style:font-weight-complex="bold"/>
    </style:style>
    <style:style style:name="T605" style:parent-style-name="AncientGreekἈρχαίαἑλληνικά" style:family="text">
      <style:text-properties style:font-weight-complex="bold" fo:language="el" fo:country="GR"/>
    </style:style>
    <style:style style:name="T606" style:parent-style-name="AncientGreekἈρχαίαἑλληνικά" style:family="text">
      <style:text-properties style:font-weight-complex="bold"/>
    </style:style>
    <style:style style:name="T607" style:parent-style-name="AncientGreekἈρχαίαἑλληνικά" style:family="text">
      <style:text-properties style:font-weight-complex="bold" fo:language="el" fo:country="GR"/>
    </style:style>
    <style:style style:name="T608" style:parent-style-name="AncientGreekἈρχαίαἑλληνικά" style:family="text">
      <style:text-properties style:font-weight-complex="bold"/>
    </style:style>
    <style:style style:name="T609" style:parent-style-name="AncientGreekἈρχαίαἑλληνικά" style:family="text">
      <style:text-properties style:font-weight-complex="bold" fo:language="el" fo:country="GR"/>
    </style:style>
    <style:style style:name="T610" style:parent-style-name="AncientGreekἈρχαίαἑλληνικά" style:family="text">
      <style:text-properties style:font-weight-complex="bold"/>
    </style:style>
    <style:style style:name="T611" style:parent-style-name="AncientGreekἈρχαίαἑλληνικά" style:family="text">
      <style:text-properties style:font-weight-complex="bold" fo:language="el" fo:country="GR"/>
    </style:style>
    <style:style style:name="T612" style:parent-style-name="AncientGreekἈρχαίαἑλληνικά" style:family="text">
      <style:text-properties style:font-weight-complex="bold"/>
    </style:style>
    <style:style style:name="T613" style:parent-style-name="AncientGreekἈρχαίαἑλληνικά" style:family="text">
      <style:text-properties style:font-weight-complex="bold" fo:language="el" fo:country="GR"/>
    </style:style>
    <style:style style:name="T614" style:parent-style-name="AncientGreekἈρχαίαἑλληνικά" style:family="text">
      <style:text-properties style:font-weight-complex="bold"/>
    </style:style>
    <style:style style:name="T615" style:parent-style-name="AncientGreekἈρχαίαἑλληνικά" style:family="text">
      <style:text-properties style:font-weight-complex="bold" fo:language="el" fo:country="GR"/>
    </style:style>
    <style:style style:name="T616" style:parent-style-name="AncientGreekἈρχαίαἑλληνικά" style:family="text">
      <style:text-properties style:font-weight-complex="bold"/>
    </style:style>
    <style:style style:name="T617" style:parent-style-name="AncientGreekἈρχαίαἑλληνικά" style:family="text">
      <style:text-properties style:font-weight-complex="bold" fo:language="el" fo:country="GR"/>
    </style:style>
    <style:style style:name="T618" style:parent-style-name="AncientGreekἈρχαίαἑλληνικά" style:family="text">
      <style:text-properties style:font-weight-complex="bold"/>
    </style:style>
    <style:style style:name="T619" style:parent-style-name="AncientGreekἈρχαίαἑλληνικά" style:family="text">
      <style:text-properties style:font-weight-complex="bold" fo:language="el" fo:country="GR"/>
    </style:style>
    <style:style style:name="T620" style:parent-style-name="AncientGreekἈρχαίαἑλληνικά" style:family="text">
      <style:text-properties style:font-weight-complex="bold"/>
    </style:style>
    <style:style style:name="T621" style:parent-style-name="AncientGreekἈρχαίαἑλληνικά" style:family="text">
      <style:text-properties style:font-weight-complex="bold" fo:language="el" fo:country="GR"/>
    </style:style>
    <style:style style:name="T622" style:parent-style-name="AncientGreekἈρχαίαἑλληνικά" style:family="text">
      <style:text-properties style:font-weight-complex="bold"/>
    </style:style>
    <style:style style:name="T623" style:parent-style-name="AncientGreekἈρχαίαἑλληνικά" style:family="text">
      <style:text-properties style:font-weight-complex="bold" fo:language="el" fo:country="GR"/>
    </style:style>
    <style:style style:name="T624" style:parent-style-name="AncientGreekἈρχαίαἑλληνικά" style:family="text">
      <style:text-properties style:font-weight-complex="bold"/>
    </style:style>
    <style:style style:name="T625" style:parent-style-name="AncientGreekἈρχαίαἑλληνικά" style:family="text">
      <style:text-properties style:font-weight-complex="bold" fo:language="el" fo:country="GR"/>
    </style:style>
    <style:style style:name="T626" style:parent-style-name="AncientGreekἈρχαίαἑλληνικά" style:family="text">
      <style:text-properties style:font-weight-complex="bold"/>
    </style:style>
    <style:style style:name="T627" style:parent-style-name="AncientGreekἈρχαίαἑλληνικά" style:family="text">
      <style:text-properties style:font-weight-complex="bold" fo:language="el" fo:country="GR"/>
    </style:style>
    <style:style style:name="T628" style:parent-style-name="AncientGreekἈρχαίαἑλληνικά" style:family="text">
      <style:text-properties style:font-weight-complex="bold"/>
    </style:style>
    <style:style style:name="T629" style:parent-style-name="AncientGreekἈρχαίαἑλληνικά" style:family="text">
      <style:text-properties style:font-weight-complex="bold" fo:language="el" fo:country="GR"/>
    </style:style>
    <style:style style:name="T630" style:parent-style-name="AncientGreekἈρχαίαἑλληνικά" style:family="text">
      <style:text-properties style:font-weight-complex="bold"/>
    </style:style>
    <style:style style:name="T631" style:parent-style-name="AncientGreekἈρχαίαἑλληνικά" style:family="text">
      <style:text-properties style:font-weight-complex="bold" fo:language="el" fo:country="GR"/>
    </style:style>
    <style:style style:name="T632" style:parent-style-name="AncientGreekἈρχαίαἑλληνικά" style:family="text">
      <style:text-properties style:font-weight-complex="bold"/>
    </style:style>
    <style:style style:name="T633" style:parent-style-name="AncientGreekἈρχαίαἑλληνικά" style:family="text">
      <style:text-properties style:font-weight-complex="bold" fo:language="el" fo:country="GR"/>
    </style:style>
    <style:style style:name="T634" style:parent-style-name="AncientGreekἈρχαίαἑλληνικά" style:family="text">
      <style:text-properties style:font-weight-complex="bold"/>
    </style:style>
    <style:style style:name="T635" style:parent-style-name="AncientGreekἈρχαίαἑλληνικά" style:family="text">
      <style:text-properties style:font-weight-complex="bold" fo:language="el" fo:country="GR"/>
    </style:style>
    <style:style style:name="T636" style:parent-style-name="AncientGreekἈρχαίαἑλληνικά" style:family="text">
      <style:text-properties style:font-weight-complex="bold"/>
    </style:style>
    <style:style style:name="T637" style:parent-style-name="AncientGreekἈρχαίαἑλληνικά" style:family="text">
      <style:text-properties style:font-weight-complex="bold" fo:language="el" fo:country="GR"/>
    </style:style>
    <style:style style:name="T638" style:parent-style-name="AncientGreekἈρχαίαἑλληνικά" style:family="text">
      <style:text-properties style:font-weight-complex="bold"/>
    </style:style>
    <style:style style:name="T639" style:parent-style-name="AncientGreekἈρχαίαἑλληνικά" style:family="text">
      <style:text-properties style:font-weight-complex="bold" fo:language="el" fo:country="GR"/>
    </style:style>
    <style:style style:name="T640" style:parent-style-name="AncientGreekἈρχαίαἑλληνικά" style:family="text">
      <style:text-properties style:font-weight-complex="bold"/>
    </style:style>
    <style:style style:name="T641" style:parent-style-name="AncientGreekἈρχαίαἑλληνικά" style:family="text">
      <style:text-properties style:font-weight-complex="bold" fo:language="el" fo:country="GR"/>
    </style:style>
    <style:style style:name="T642" style:parent-style-name="AncientGreekἈρχαίαἑλληνικά" style:family="text">
      <style:text-properties style:font-weight-complex="bold"/>
    </style:style>
    <style:style style:name="T643" style:parent-style-name="AncientGreekἈρχαίαἑλληνικά" style:family="text">
      <style:text-properties style:font-weight-complex="bold" fo:language="el" fo:country="GR"/>
    </style:style>
    <style:style style:name="T644" style:parent-style-name="AncientGreekἈρχαίαἑλληνικά" style:family="text">
      <style:text-properties style:font-weight-complex="bold"/>
    </style:style>
    <style:style style:name="T645" style:parent-style-name="AncientGreekἈρχαίαἑλληνικά" style:family="text">
      <style:text-properties style:font-weight-complex="bold" fo:language="el" fo:country="GR"/>
    </style:style>
    <style:style style:name="T646" style:parent-style-name="AncientGreekἈρχαίαἑλληνικά" style:family="text">
      <style:text-properties style:font-weight-complex="bold"/>
    </style:style>
    <style:style style:name="T647" style:parent-style-name="AncientGreekἈρχαίαἑλληνικά" style:family="text">
      <style:text-properties style:font-weight-complex="bold" fo:language="el" fo:country="GR"/>
    </style:style>
    <style:style style:name="T648" style:parent-style-name="AncientGreekἈρχαίαἑλληνικά" style:family="text">
      <style:text-properties style:font-weight-complex="bold"/>
    </style:style>
    <style:style style:name="T649" style:parent-style-name="AncientGreekἈρχαίαἑλληνικά" style:family="text">
      <style:text-properties style:font-weight-complex="bold" fo:language="el" fo:country="GR"/>
    </style:style>
    <style:style style:name="P650" style:parent-style-name="Standard" style:family="paragraph">
      <style:paragraph-properties fo:widows="0" fo:orphans="0"/>
    </style:style>
    <style:style style:name="T651" style:parent-style-name="AncientGreekἈρχαίαἑλληνικά" style:family="text">
      <style:text-properties style:font-weight-complex="bold" fo:language="el" fo:country="GR"/>
    </style:style>
    <style:style style:name="TableCell652" style:family="table-cell">
      <style:table-cell-properties fo:border="0.0069in solid #000000" fo:background-color="#FFFFFF" style:writing-mode="lr-tb" fo:padding-top="0in" fo:padding-left="0.1527in" fo:padding-bottom="0in" fo:padding-right="0.15in"/>
    </style:style>
    <style:style style:name="P653" style:parent-style-name="Standard" style:family="paragraph">
      <style:paragraph-properties fo:widows="0" fo:orphans="0"/>
      <style:text-properties style:font-name="AncientGreek"/>
    </style:style>
    <style:style style:name="P654" style:parent-style-name="Standard" style:family="paragraph">
      <style:paragraph-properties fo:widows="0" fo:orphans="0"/>
      <style:text-properties style:font-name="AncientGreek"/>
    </style:style>
    <style:style style:name="P655" style:parent-style-name="Standard" style:family="paragraph">
      <style:paragraph-properties fo:widows="0" fo:orphans="0"/>
      <style:text-properties style:font-name="AncientGreek"/>
    </style:style>
    <style:style style:name="P656" style:parent-style-name="Standard" style:family="paragraph">
      <style:paragraph-properties fo:widows="0" fo:orphans="0"/>
      <style:text-properties style:font-name="AncientGreek"/>
    </style:style>
    <style:style style:name="P657" style:parent-style-name="Standard" style:family="paragraph">
      <style:paragraph-properties fo:widows="0" fo:orphans="0"/>
      <style:text-properties style:font-name="AncientGreek"/>
    </style:style>
    <style:style style:name="P658" style:parent-style-name="Standard" style:family="paragraph">
      <style:paragraph-properties fo:widows="0" fo:orphans="0"/>
      <style:text-properties style:font-name="AncientGreek"/>
    </style:style>
    <style:style style:name="P659" style:parent-style-name="Standard" style:family="paragraph">
      <style:paragraph-properties fo:widows="0" fo:orphans="0"/>
    </style:style>
    <style:style style:name="T660" style:parent-style-name="DefaultParagraphFont" style:family="text">
      <style:text-properties style:font-name="AncientGreek"/>
    </style:style>
    <style:style style:name="T661" style:parent-style-name="DefaultParagraphFont" style:family="text">
      <style:text-properties style:font-name="New Athena Unicode" fo:color="#000000"/>
    </style:style>
    <style:style style:name="T662" style:parent-style-name="DefaultParagraphFont" style:family="text">
      <style:text-properties style:font-name="New Athena Unicode" fo:color="#000000"/>
    </style:style>
    <style:style style:name="T663" style:parent-style-name="AncientGreekἈρχαίαἑλληνικά" style:family="text">
      <style:text-properties style:font-weight-complex="bold" fo:color="#000000" fo:language="el" fo:country="GR"/>
    </style:style>
    <style:style style:name="T664" style:parent-style-name="AncientGreekἈρχαίαἑλληνικά" style:family="text">
      <style:text-properties style:font-weight-complex="bold" fo:color="#000000"/>
    </style:style>
    <style:style style:name="T665" style:parent-style-name="AncientGreekἈρχαίαἑλληνικά" style:family="text">
      <style:text-properties style:font-weight-complex="bold" fo:color="#000000"/>
    </style:style>
    <style:style style:name="T666" style:parent-style-name="DefaultParagraphFont" style:family="text">
      <style:text-properties style:font-name="New Athena Unicode" fo:color="#000000"/>
    </style:style>
    <style:style style:name="T667" style:parent-style-name="DefaultParagraphFont" style:family="text">
      <style:text-properties style:font-name="New Athena Unicode" fo:color="#000000"/>
    </style:style>
    <style:style style:name="T668" style:parent-style-name="AncientGreekἈρχαίαἑλληνικά" style:family="text">
      <style:text-properties style:font-weight-complex="bold" fo:color="#000000" fo:language="el" fo:country="GR"/>
    </style:style>
    <style:style style:name="T669" style:parent-style-name="AncientGreekἈρχαίαἑλληνικά" style:family="text">
      <style:text-properties style:font-weight-complex="bold" fo:color="#000000"/>
    </style:style>
    <style:style style:name="T670" style:parent-style-name="AncientGreekἈρχαίαἑλληνικά" style:family="text">
      <style:text-properties style:font-weight-complex="bold" fo:color="#000000"/>
    </style:style>
    <style:style style:name="T671" style:parent-style-name="DefaultParagraphFont" style:family="text">
      <style:text-properties style:font-name="New Athena Unicode" fo:color="#000000"/>
    </style:style>
    <style:style style:name="T672" style:parent-style-name="DefaultParagraphFont" style:family="text">
      <style:text-properties style:font-name="New Athena Unicode" fo:color="#000000"/>
    </style:style>
    <style:style style:name="T673" style:parent-style-name="DefaultParagraphFont" style:family="text">
      <style:text-properties style:font-name="New Athena Unicode" fo:color="#000000"/>
    </style:style>
    <style:style style:name="T674" style:parent-style-name="DefaultParagraphFont" style:family="text">
      <style:text-properties style:font-name="New Athena Unicode" fo:color="#000000"/>
    </style:style>
    <style:style style:name="T675" style:parent-style-name="AncientGreekἈρχαίαἑλληνικά" style:family="text">
      <style:text-properties style:font-weight-complex="bold" fo:color="#000000" fo:language="el" fo:country="GR"/>
    </style:style>
    <style:style style:name="T676" style:parent-style-name="AncientGreekἈρχαίαἑλληνικά" style:family="text">
      <style:text-properties style:font-weight-complex="bold" fo:color="#000000"/>
    </style:style>
    <style:style style:name="T677" style:parent-style-name="AncientGreekἈρχαίαἑλληνικά" style:family="text">
      <style:text-properties style:font-weight-complex="bold" fo:color="#000000"/>
    </style:style>
    <style:style style:name="T678" style:parent-style-name="AncientGreekἈρχαίαἑλληνικά" style:family="text">
      <style:text-properties style:font-weight-complex="bold" fo:color="#000000"/>
    </style:style>
    <style:style style:name="T679" style:parent-style-name="AncientGreekἈρχαίαἑλληνικά" style:family="text">
      <style:text-properties style:font-weight-complex="bold" fo:color="#000000" fo:language="el" fo:country="GR"/>
    </style:style>
    <style:style style:name="T680" style:parent-style-name="AncientGreekἈρχαίαἑλληνικά" style:family="text">
      <style:text-properties style:font-weight-complex="bold" fo:color="#000000"/>
    </style:style>
    <style:style style:name="T681" style:parent-style-name="AncientGreekἈρχαίαἑλληνικά" style:family="text">
      <style:text-properties style:font-weight-complex="bold" fo:color="#000000"/>
    </style:style>
    <style:style style:name="T682" style:parent-style-name="AncientGreekἈρχαίαἑλληνικά" style:family="text">
      <style:text-properties style:font-weight-complex="bold" fo:color="#000000"/>
    </style:style>
    <style:style style:name="TableRow683" style:family="table-row">
      <style:table-row-properties style:min-row-height="0.0138in" style:use-optimal-row-height="false" fo:keep-together="always"/>
    </style:style>
    <style:style style:name="TableCell684" style:family="table-cell">
      <style:table-cell-properties fo:border="0.0069in solid #000000" fo:background-color="#FFFFFF" style:writing-mode="lr-tb" fo:padding-top="0in" fo:padding-left="0.1527in" fo:padding-bottom="0in" fo:padding-right="0.15in"/>
    </style:style>
    <style:style style:name="P685" style:parent-style-name="Standard" style:family="paragraph">
      <style:paragraph-properties fo:keep-with-next="always" fo:widows="0" fo:orphans="0" fo:text-align="center"/>
    </style:style>
    <style:style style:name="T686" style:parent-style-name="AncientGreekἈρχαίαἑλληνικά" style:family="text">
      <style:text-properties fo:font-weight="bold" style:font-weight-asian="bold" style:font-weight-complex="bold" fo:font-size="18pt" style:font-size-asian="18pt" style:font-size-complex="18pt"/>
    </style:style>
    <style:style style:name="T687" style:parent-style-name="AncientGreekἈρχαίαἑλληνικά" style:family="text">
      <style:text-properties fo:font-weight="bold" style:font-weight-asian="bold" style:font-weight-complex="bold" fo:font-size="18pt" style:font-size-asian="18pt" style:font-size-complex="18pt" fo:language="el" fo:country="GR"/>
    </style:style>
    <style:style style:name="T688" style:parent-style-name="AncientGreekἈρχαίαἑλληνικά" style:family="text">
      <style:text-properties fo:font-weight="bold" style:font-weight-asian="bold" style:font-weight-complex="bold" fo:font-size="18pt" style:font-size-asian="18pt" style:font-size-complex="18pt"/>
    </style:style>
    <style:style style:name="T689" style:parent-style-name="AncientGreekἈρχαίαἑλληνικά" style:family="text">
      <style:text-properties fo:font-weight="bold" style:font-weight-asian="bold" style:font-weight-complex="bold" fo:font-size="18pt" style:font-size-asian="18pt" style:font-size-complex="18pt" fo:language="el" fo:country="GR"/>
    </style:style>
    <style:style style:name="T690" style:parent-style-name="AncientGreekἈρχαίαἑλληνικά" style:family="text">
      <style:text-properties fo:font-weight="bold" style:font-weight-asian="bold" style:font-weight-complex="bold" fo:font-size="18pt" style:font-size-asian="18pt" style:font-size-complex="18pt"/>
    </style:style>
    <style:style style:name="T691" style:parent-style-name="AncientGreekἈρχαίαἑλληνικά" style:family="text">
      <style:text-properties fo:font-weight="bold" style:font-weight-asian="bold" style:font-weight-complex="bold" fo:font-size="18pt" style:font-size-asian="18pt" style:font-size-complex="18pt" fo:language="el" fo:country="GR"/>
    </style:style>
    <style:style style:name="T692" style:parent-style-name="AncientGreekἈρχαίαἑλληνικά" style:family="text">
      <style:text-properties fo:font-weight="bold" style:font-weight-asian="bold" style:font-weight-complex="bold" fo:font-size="18pt" style:font-size-asian="18pt" style:font-size-complex="18pt"/>
    </style:style>
    <style:style style:name="T693" style:parent-style-name="AncientGreekἈρχαίαἑλληνικά" style:family="text">
      <style:text-properties fo:font-weight="bold" style:font-weight-asian="bold" style:font-weight-complex="bold" fo:font-size="18pt" style:font-size-asian="18pt" style:font-size-complex="18pt" fo:language="el" fo:country="GR"/>
    </style:style>
    <style:style style:name="T694" style:parent-style-name="AncientGreekἈρχαίαἑλληνικά" style:family="text">
      <style:text-properties fo:font-weight="bold" style:font-weight-asian="bold" style:font-weight-complex="bold" fo:font-size="18pt" style:font-size-asian="18pt" style:font-size-complex="18pt"/>
    </style:style>
    <style:style style:name="T695" style:parent-style-name="AncientGreekἈρχαίαἑλληνικά" style:family="text">
      <style:text-properties fo:font-weight="bold" style:font-weight-asian="bold" style:font-weight-complex="bold" fo:font-size="18pt" style:font-size-asian="18pt" style:font-size-complex="18pt" fo:language="el" fo:country="GR"/>
    </style:style>
    <style:style style:name="T696" style:parent-style-name="AncientGreekἈρχαίαἑλληνικά" style:family="text">
      <style:text-properties fo:font-weight="bold" style:font-weight-asian="bold" style:font-weight-complex="bold" fo:font-size="18pt" style:font-size-asian="18pt" style:font-size-complex="18pt"/>
    </style:style>
    <style:style style:name="T697" style:parent-style-name="AncientGreekἈρχαίαἑλληνικά" style:family="text">
      <style:text-properties fo:font-weight="bold" style:font-weight-asian="bold" style:font-weight-complex="bold" fo:font-size="18pt" style:font-size-asian="18pt" style:font-size-complex="18pt" fo:language="el" fo:country="GR"/>
    </style:style>
    <style:style style:name="T698" style:parent-style-name="AncientGreekἈρχαίαἑλληνικά" style:family="text">
      <style:text-properties fo:font-weight="bold" style:font-weight-asian="bold" style:font-weight-complex="bold" fo:font-size="18pt" style:font-size-asian="18pt" style:font-size-complex="18pt"/>
    </style:style>
    <style:style style:name="P699" style:parent-style-name="Standard" style:family="paragraph">
      <style:paragraph-properties fo:widows="0" fo:orphans="0"/>
    </style:style>
    <style:style style:name="T700" style:parent-style-name="AncientGreekἈρχαίαἑλληνικά" style:family="text">
      <style:text-properties style:font-weight-complex="bold" fo:language="el" fo:country="GR"/>
    </style:style>
    <style:style style:name="T701" style:parent-style-name="AncientGreekἈρχαίαἑλληνικά" style:family="text">
      <style:text-properties style:font-weight-complex="bold"/>
    </style:style>
    <style:style style:name="T702" style:parent-style-name="AncientGreekἈρχαίαἑλληνικά" style:family="text">
      <style:text-properties style:font-weight-complex="bold" fo:language="el" fo:country="GR"/>
    </style:style>
    <style:style style:name="T703" style:parent-style-name="AncientGreekἈρχαίαἑλληνικά" style:family="text">
      <style:text-properties style:font-weight-complex="bold"/>
    </style:style>
    <style:style style:name="T704" style:parent-style-name="AncientGreekἈρχαίαἑλληνικά" style:family="text">
      <style:text-properties style:font-weight-complex="bold" fo:language="el" fo:country="GR"/>
    </style:style>
    <style:style style:name="T705" style:parent-style-name="AncientGreekἈρχαίαἑλληνικά" style:family="text">
      <style:text-properties style:font-weight-complex="bold"/>
    </style:style>
    <style:style style:name="T706" style:parent-style-name="AncientGreekἈρχαίαἑλληνικά" style:family="text">
      <style:text-properties style:font-weight-complex="bold" fo:language="el" fo:country="GR"/>
    </style:style>
    <style:style style:name="T707" style:parent-style-name="AncientGreekἈρχαίαἑλληνικά" style:family="text">
      <style:text-properties style:font-weight-complex="bold"/>
    </style:style>
    <style:style style:name="T708" style:parent-style-name="AncientGreekἈρχαίαἑλληνικά" style:family="text">
      <style:text-properties style:font-weight-complex="bold" fo:language="el" fo:country="GR"/>
    </style:style>
    <style:style style:name="T709" style:parent-style-name="AncientGreekἈρχαίαἑλληνικά" style:family="text">
      <style:text-properties style:font-weight-complex="bold"/>
    </style:style>
    <style:style style:name="T710" style:parent-style-name="AncientGreekἈρχαίαἑλληνικά" style:family="text">
      <style:text-properties style:font-weight-complex="bold" fo:language="el" fo:country="GR"/>
    </style:style>
    <style:style style:name="T711" style:parent-style-name="AncientGreekἈρχαίαἑλληνικά" style:family="text">
      <style:text-properties style:font-weight-complex="bold"/>
    </style:style>
    <style:style style:name="T712" style:parent-style-name="AncientGreekἈρχαίαἑλληνικά" style:family="text">
      <style:text-properties style:font-weight-complex="bold" fo:language="el" fo:country="GR"/>
    </style:style>
    <style:style style:name="T713" style:parent-style-name="AncientGreekἈρχαίαἑλληνικά" style:family="text">
      <style:text-properties style:font-weight-complex="bold"/>
    </style:style>
    <style:style style:name="T714" style:parent-style-name="AncientGreekἈρχαίαἑλληνικά" style:family="text">
      <style:text-properties style:font-weight-complex="bold" fo:language="el" fo:country="GR"/>
    </style:style>
    <style:style style:name="T715" style:parent-style-name="AncientGreekἈρχαίαἑλληνικά" style:family="text">
      <style:text-properties style:font-weight-complex="bold"/>
    </style:style>
    <style:style style:name="T716" style:parent-style-name="AncientGreekἈρχαίαἑλληνικά" style:family="text">
      <style:text-properties style:font-weight-complex="bold" fo:language="el" fo:country="GR"/>
    </style:style>
    <style:style style:name="T717" style:parent-style-name="AncientGreekἈρχαίαἑλληνικά" style:family="text">
      <style:text-properties style:font-weight-complex="bold"/>
    </style:style>
    <style:style style:name="T718" style:parent-style-name="AncientGreekἈρχαίαἑλληνικά" style:family="text">
      <style:text-properties style:font-weight-complex="bold" fo:language="el" fo:country="GR"/>
    </style:style>
    <style:style style:name="T719" style:parent-style-name="AncientGreekἈρχαίαἑλληνικά" style:family="text">
      <style:text-properties style:font-weight-complex="bold"/>
    </style:style>
    <style:style style:name="T720" style:parent-style-name="AncientGreekἈρχαίαἑλληνικά" style:family="text">
      <style:text-properties style:font-weight-complex="bold" fo:language="el" fo:country="GR"/>
    </style:style>
    <style:style style:name="T721" style:parent-style-name="AncientGreekἈρχαίαἑλληνικά" style:family="text">
      <style:text-properties style:font-weight-complex="bold"/>
    </style:style>
    <style:style style:name="T722" style:parent-style-name="AncientGreekἈρχαίαἑλληνικά" style:family="text">
      <style:text-properties style:font-weight-complex="bold" fo:language="el" fo:country="GR"/>
    </style:style>
    <style:style style:name="T723" style:parent-style-name="AncientGreekἈρχαίαἑλληνικά" style:family="text">
      <style:text-properties style:font-weight-complex="bold"/>
    </style:style>
    <style:style style:name="T724" style:parent-style-name="AncientGreekἈρχαίαἑλληνικά" style:family="text">
      <style:text-properties style:font-weight-complex="bold" fo:language="el" fo:country="GR"/>
    </style:style>
    <style:style style:name="T725" style:parent-style-name="AncientGreekἈρχαίαἑλληνικά" style:family="text">
      <style:text-properties style:font-weight-complex="bold"/>
    </style:style>
    <style:style style:name="T726" style:parent-style-name="AncientGreekἈρχαίαἑλληνικά" style:family="text">
      <style:text-properties style:font-weight-complex="bold" fo:language="el" fo:country="GR"/>
    </style:style>
    <style:style style:name="T727" style:parent-style-name="AncientGreekἈρχαίαἑλληνικά" style:family="text">
      <style:text-properties style:font-weight-complex="bold"/>
    </style:style>
    <style:style style:name="T728" style:parent-style-name="AncientGreekἈρχαίαἑλληνικά" style:family="text">
      <style:text-properties style:font-weight-complex="bold" fo:language="el" fo:country="GR"/>
    </style:style>
    <style:style style:name="T729" style:parent-style-name="AncientGreekἈρχαίαἑλληνικά" style:family="text">
      <style:text-properties style:font-weight-complex="bold"/>
    </style:style>
    <style:style style:name="T730" style:parent-style-name="AncientGreekἈρχαίαἑλληνικά" style:family="text">
      <style:text-properties style:font-weight-complex="bold" fo:language="el" fo:country="GR"/>
    </style:style>
    <style:style style:name="T731" style:parent-style-name="AncientGreekἈρχαίαἑλληνικά" style:family="text">
      <style:text-properties style:font-weight-complex="bold"/>
    </style:style>
    <style:style style:name="T732" style:parent-style-name="AncientGreekἈρχαίαἑλληνικά" style:family="text">
      <style:text-properties style:font-weight-complex="bold" fo:language="el" fo:country="GR"/>
    </style:style>
    <style:style style:name="T733" style:parent-style-name="AncientGreekἈρχαίαἑλληνικά" style:family="text">
      <style:text-properties style:font-weight-complex="bold"/>
    </style:style>
    <style:style style:name="T734" style:parent-style-name="AncientGreekἈρχαίαἑλληνικά" style:family="text">
      <style:text-properties style:font-weight-complex="bold" fo:language="el" fo:country="GR"/>
    </style:style>
    <style:style style:name="T735" style:parent-style-name="AncientGreekἈρχαίαἑλληνικά" style:family="text">
      <style:text-properties style:font-weight-complex="bold"/>
    </style:style>
    <style:style style:name="T736" style:parent-style-name="AncientGreekἈρχαίαἑλληνικά" style:family="text">
      <style:text-properties style:font-weight-complex="bold" fo:language="el" fo:country="GR"/>
    </style:style>
    <style:style style:name="T737" style:parent-style-name="AncientGreekἈρχαίαἑλληνικά" style:family="text">
      <style:text-properties style:font-weight-complex="bold"/>
    </style:style>
    <style:style style:name="T738" style:parent-style-name="AncientGreekἈρχαίαἑλληνικά" style:family="text">
      <style:text-properties style:font-weight-complex="bold" fo:language="el" fo:country="GR"/>
    </style:style>
    <style:style style:name="T739" style:parent-style-name="AncientGreekἈρχαίαἑλληνικά" style:family="text">
      <style:text-properties style:font-weight-complex="bold"/>
    </style:style>
    <style:style style:name="T740" style:parent-style-name="AncientGreekἈρχαίαἑλληνικά" style:family="text">
      <style:text-properties style:font-weight-complex="bold" fo:language="el" fo:country="GR"/>
    </style:style>
    <style:style style:name="T741" style:parent-style-name="AncientGreekἈρχαίαἑλληνικά" style:family="text">
      <style:text-properties style:font-weight-complex="bold"/>
    </style:style>
    <style:style style:name="T742" style:parent-style-name="AncientGreekἈρχαίαἑλληνικά" style:family="text">
      <style:text-properties style:font-weight-complex="bold" fo:language="el" fo:country="GR"/>
    </style:style>
    <style:style style:name="T743" style:parent-style-name="AncientGreekἈρχαίαἑλληνικά" style:family="text">
      <style:text-properties style:font-weight-complex="bold"/>
    </style:style>
    <style:style style:name="T744" style:parent-style-name="AncientGreekἈρχαίαἑλληνικά" style:family="text">
      <style:text-properties style:font-weight-complex="bold" fo:language="el" fo:country="GR"/>
    </style:style>
    <style:style style:name="T745" style:parent-style-name="AncientGreekἈρχαίαἑλληνικά" style:family="text">
      <style:text-properties style:font-weight-complex="bold"/>
    </style:style>
    <style:style style:name="T746" style:parent-style-name="AncientGreekἈρχαίαἑλληνικά" style:family="text">
      <style:text-properties style:font-weight-complex="bold" fo:language="el" fo:country="GR"/>
    </style:style>
    <style:style style:name="T747" style:parent-style-name="AncientGreekἈρχαίαἑλληνικά" style:family="text">
      <style:text-properties style:font-weight-complex="bold"/>
    </style:style>
    <style:style style:name="T748" style:parent-style-name="AncientGreekἈρχαίαἑλληνικά" style:family="text">
      <style:text-properties style:font-weight-complex="bold" fo:language="el" fo:country="GR"/>
    </style:style>
    <style:style style:name="T749" style:parent-style-name="AncientGreekἈρχαίαἑλληνικά" style:family="text">
      <style:text-properties style:font-weight-complex="bold"/>
    </style:style>
    <style:style style:name="T750" style:parent-style-name="AncientGreekἈρχαίαἑλληνικά" style:family="text">
      <style:text-properties style:font-weight-complex="bold" fo:language="el" fo:country="GR"/>
    </style:style>
    <style:style style:name="T751" style:parent-style-name="AncientGreekἈρχαίαἑλληνικά" style:family="text">
      <style:text-properties style:font-weight-complex="bold"/>
    </style:style>
    <style:style style:name="P752" style:parent-style-name="Standard" style:family="paragraph">
      <style:paragraph-properties fo:widows="0" fo:orphans="0"/>
    </style:style>
    <style:style style:name="T753" style:parent-style-name="AncientGreekἈρχαίαἑλληνικά" style:family="text">
      <style:text-properties style:font-weight-complex="bold" fo:language="el" fo:country="GR"/>
    </style:style>
    <style:style style:name="T754" style:parent-style-name="AncientGreekἈρχαίαἑλληνικά" style:family="text">
      <style:text-properties style:font-weight-complex="bold"/>
    </style:style>
    <style:style style:name="T755" style:parent-style-name="AncientGreekἈρχαίαἑλληνικά" style:family="text">
      <style:text-properties style:font-weight-complex="bold" fo:language="el" fo:country="GR"/>
    </style:style>
    <style:style style:name="T756" style:parent-style-name="AncientGreekἈρχαίαἑλληνικά" style:family="text">
      <style:text-properties style:font-weight-complex="bold"/>
    </style:style>
    <style:style style:name="T757" style:parent-style-name="AncientGreekἈρχαίαἑλληνικά" style:family="text">
      <style:text-properties style:font-weight-complex="bold" fo:language="el" fo:country="GR"/>
    </style:style>
    <style:style style:name="T758" style:parent-style-name="AncientGreekἈρχαίαἑλληνικά" style:family="text">
      <style:text-properties style:font-weight-complex="bold"/>
    </style:style>
    <style:style style:name="T759" style:parent-style-name="AncientGreekἈρχαίαἑλληνικά" style:family="text">
      <style:text-properties style:font-weight-complex="bold" fo:language="el" fo:country="GR"/>
    </style:style>
    <style:style style:name="T760" style:parent-style-name="AncientGreekἈρχαίαἑλληνικά" style:family="text">
      <style:text-properties style:font-weight-complex="bold"/>
    </style:style>
    <style:style style:name="T761" style:parent-style-name="AncientGreekἈρχαίαἑλληνικά" style:family="text">
      <style:text-properties style:font-weight-complex="bold" fo:language="el" fo:country="GR"/>
    </style:style>
    <style:style style:name="T762" style:parent-style-name="AncientGreekἈρχαίαἑλληνικά" style:family="text">
      <style:text-properties style:font-weight-complex="bold"/>
    </style:style>
    <style:style style:name="T763" style:parent-style-name="AncientGreekἈρχαίαἑλληνικά" style:family="text">
      <style:text-properties style:font-weight-complex="bold" fo:language="el" fo:country="GR"/>
    </style:style>
    <style:style style:name="T764" style:parent-style-name="AncientGreekἈρχαίαἑλληνικά" style:family="text">
      <style:text-properties style:font-weight-complex="bold"/>
    </style:style>
    <style:style style:name="T765" style:parent-style-name="AncientGreekἈρχαίαἑλληνικά" style:family="text">
      <style:text-properties style:font-weight-complex="bold" fo:language="el" fo:country="GR"/>
    </style:style>
    <style:style style:name="T766" style:parent-style-name="AncientGreekἈρχαίαἑλληνικά" style:family="text">
      <style:text-properties style:font-weight-complex="bold"/>
    </style:style>
    <style:style style:name="T767" style:parent-style-name="AncientGreekἈρχαίαἑλληνικά" style:family="text">
      <style:text-properties style:font-weight-complex="bold" fo:language="el" fo:country="GR"/>
    </style:style>
    <style:style style:name="T768" style:parent-style-name="AncientGreekἈρχαίαἑλληνικά" style:family="text">
      <style:text-properties style:font-weight-complex="bold"/>
    </style:style>
    <style:style style:name="T769" style:parent-style-name="AncientGreekἈρχαίαἑλληνικά" style:family="text">
      <style:text-properties style:font-weight-complex="bold" fo:language="el" fo:country="GR"/>
    </style:style>
    <style:style style:name="T770" style:parent-style-name="AncientGreekἈρχαίαἑλληνικά" style:family="text">
      <style:text-properties style:font-weight-complex="bold"/>
    </style:style>
    <style:style style:name="T771" style:parent-style-name="AncientGreekἈρχαίαἑλληνικά" style:family="text">
      <style:text-properties style:font-weight-complex="bold" fo:language="el" fo:country="GR"/>
    </style:style>
    <style:style style:name="T772" style:parent-style-name="AncientGreekἈρχαίαἑλληνικά" style:family="text">
      <style:text-properties style:font-weight-complex="bold"/>
    </style:style>
    <style:style style:name="T773" style:parent-style-name="AncientGreekἈρχαίαἑλληνικά" style:family="text">
      <style:text-properties style:font-weight-complex="bold" fo:language="el" fo:country="GR"/>
    </style:style>
    <style:style style:name="T774" style:parent-style-name="AncientGreekἈρχαίαἑλληνικά" style:family="text">
      <style:text-properties style:font-weight-complex="bold"/>
    </style:style>
    <style:style style:name="T775" style:parent-style-name="AncientGreekἈρχαίαἑλληνικά" style:family="text">
      <style:text-properties style:font-weight-complex="bold" fo:language="el" fo:country="GR"/>
    </style:style>
    <style:style style:name="T776" style:parent-style-name="AncientGreekἈρχαίαἑλληνικά" style:family="text">
      <style:text-properties style:font-weight-complex="bold"/>
    </style:style>
    <style:style style:name="T777" style:parent-style-name="AncientGreekἈρχαίαἑλληνικά" style:family="text">
      <style:text-properties style:font-weight-complex="bold" fo:language="el" fo:country="GR"/>
    </style:style>
    <style:style style:name="T778" style:parent-style-name="AncientGreekἈρχαίαἑλληνικά" style:family="text">
      <style:text-properties style:font-weight-complex="bold"/>
    </style:style>
    <style:style style:name="T779" style:parent-style-name="AncientGreekἈρχαίαἑλληνικά" style:family="text">
      <style:text-properties style:font-weight-complex="bold" fo:language="el" fo:country="GR"/>
    </style:style>
    <style:style style:name="T780" style:parent-style-name="AncientGreekἈρχαίαἑλληνικά" style:family="text">
      <style:text-properties style:font-weight-complex="bold"/>
    </style:style>
    <style:style style:name="T781" style:parent-style-name="AncientGreekἈρχαίαἑλληνικά" style:family="text">
      <style:text-properties style:font-weight-complex="bold" fo:language="el" fo:country="GR"/>
    </style:style>
    <style:style style:name="T782" style:parent-style-name="AncientGreekἈρχαίαἑλληνικά" style:family="text">
      <style:text-properties style:font-weight-complex="bold"/>
    </style:style>
    <style:style style:name="T783" style:parent-style-name="AncientGreekἈρχαίαἑλληνικά" style:family="text">
      <style:text-properties style:font-weight-complex="bold" fo:language="el" fo:country="GR"/>
    </style:style>
    <style:style style:name="T784" style:parent-style-name="AncientGreekἈρχαίαἑλληνικά" style:family="text">
      <style:text-properties style:font-weight-complex="bold"/>
    </style:style>
    <style:style style:name="T785" style:parent-style-name="AncientGreekἈρχαίαἑλληνικά" style:family="text">
      <style:text-properties style:font-weight-complex="bold" fo:language="el" fo:country="GR"/>
    </style:style>
    <style:style style:name="T786" style:parent-style-name="AncientGreekἈρχαίαἑλληνικά" style:family="text">
      <style:text-properties style:font-weight-complex="bold"/>
    </style:style>
    <style:style style:name="TableCell787" style:family="table-cell">
      <style:table-cell-properties fo:border="0.0069in solid #000000" fo:background-color="#FFFFFF" style:writing-mode="lr-tb" fo:padding-top="0in" fo:padding-left="0.1527in" fo:padding-bottom="0in" fo:padding-right="0.15in"/>
    </style:style>
    <style:style style:name="P788" style:parent-style-name="Standard" style:family="paragraph">
      <style:paragraph-properties fo:widows="0" fo:orphans="0" fo:text-align="center"/>
      <style:text-properties style:font-name="AncientGreek" fo:font-weight="bold" style:font-weight-asian="bold" style:font-weight-complex="bold" fo:font-size="16pt" style:font-size-asian="16pt" style:font-size-complex="16pt"/>
    </style:style>
    <style:style style:name="P789" style:parent-style-name="Standard" style:family="paragraph">
      <style:paragraph-properties fo:widows="0" fo:orphans="0"/>
      <style:text-properties style:font-name="AncientGreek"/>
    </style:style>
    <style:style style:name="TableRow790" style:family="table-row">
      <style:table-row-properties style:min-row-height="0.0138in" style:use-optimal-row-height="false" fo:keep-together="always"/>
    </style:style>
    <style:style style:name="TableCell791" style:family="table-cell">
      <style:table-cell-properties fo:border="0.0069in solid #000000" fo:background-color="#FFFFFF" style:writing-mode="lr-tb" fo:padding-top="0in" fo:padding-left="0.1527in" fo:padding-bottom="0in" fo:padding-right="0.15in"/>
    </style:style>
    <style:style style:name="P792" style:parent-style-name="Standard" style:family="paragraph">
      <style:paragraph-properties fo:keep-with-next="always" fo:widows="0" fo:orphans="0" fo:text-align="center"/>
    </style:style>
    <style:style style:name="T793" style:parent-style-name="AncientGreekἈρχαίαἑλληνικά" style:family="text">
      <style:text-properties fo:font-weight="bold" style:font-weight-asian="bold" style:font-weight-complex="bold" fo:font-size="18pt" style:font-size-asian="18pt" style:font-size-complex="18pt"/>
    </style:style>
    <style:style style:name="T794" style:parent-style-name="AncientGreekἈρχαίαἑλληνικά" style:family="text">
      <style:text-properties fo:font-weight="bold" style:font-weight-asian="bold" style:font-weight-complex="bold" fo:font-size="18pt" style:font-size-asian="18pt" style:font-size-complex="18pt" fo:language="el" fo:country="GR"/>
    </style:style>
    <style:style style:name="T795" style:parent-style-name="AncientGreekἈρχαίαἑλληνικά" style:family="text">
      <style:text-properties fo:font-weight="bold" style:font-weight-asian="bold" style:font-weight-complex="bold" fo:font-size="18pt" style:font-size-asian="18pt" style:font-size-complex="18pt"/>
    </style:style>
    <style:style style:name="T796" style:parent-style-name="AncientGreekἈρχαίαἑλληνικά" style:family="text">
      <style:text-properties fo:font-weight="bold" style:font-weight-asian="bold" style:font-weight-complex="bold" fo:font-size="18pt" style:font-size-asian="18pt" style:font-size-complex="18pt" fo:language="el" fo:country="GR"/>
    </style:style>
    <style:style style:name="T797" style:parent-style-name="AncientGreekἈρχαίαἑλληνικά" style:family="text">
      <style:text-properties fo:font-weight="bold" style:font-weight-asian="bold" style:font-weight-complex="bold" fo:font-size="18pt" style:font-size-asian="18pt" style:font-size-complex="18pt"/>
    </style:style>
    <style:style style:name="T798" style:parent-style-name="AncientGreekἈρχαίαἑλληνικά" style:family="text">
      <style:text-properties fo:font-weight="bold" style:font-weight-asian="bold" style:font-weight-complex="bold" fo:font-size="18pt" style:font-size-asian="18pt" style:font-size-complex="18pt" fo:language="el" fo:country="GR"/>
    </style:style>
    <style:style style:name="T799" style:parent-style-name="AncientGreekἈρχαίαἑλληνικά" style:family="text">
      <style:text-properties fo:font-weight="bold" style:font-weight-asian="bold" style:font-weight-complex="bold" fo:font-size="18pt" style:font-size-asian="18pt" style:font-size-complex="18pt"/>
    </style:style>
    <style:style style:name="T800" style:parent-style-name="AncientGreekἈρχαίαἑλληνικά" style:family="text">
      <style:text-properties fo:font-weight="bold" style:font-weight-asian="bold" style:font-weight-complex="bold" fo:font-size="18pt" style:font-size-asian="18pt" style:font-size-complex="18pt" fo:language="el" fo:country="GR"/>
    </style:style>
    <style:style style:name="T801" style:parent-style-name="AncientGreekἈρχαίαἑλληνικά" style:family="text">
      <style:text-properties fo:font-weight="bold" style:font-weight-asian="bold" style:font-weight-complex="bold" fo:font-size="18pt" style:font-size-asian="18pt" style:font-size-complex="18pt"/>
    </style:style>
    <style:style style:name="P802" style:parent-style-name="Standard" style:family="paragraph">
      <style:paragraph-properties fo:widows="0" fo:orphans="0"/>
    </style:style>
    <style:style style:name="T803" style:parent-style-name="AncientGreekἈρχαίαἑλληνικά" style:family="text">
      <style:text-properties style:font-weight-complex="bold" fo:language="el" fo:country="GR"/>
    </style:style>
    <style:style style:name="T804" style:parent-style-name="AncientGreekἈρχαίαἑλληνικά" style:family="text">
      <style:text-properties style:font-weight-complex="bold"/>
    </style:style>
    <style:style style:name="T805" style:parent-style-name="AncientGreekἈρχαίαἑλληνικά" style:family="text">
      <style:text-properties style:font-weight-complex="bold" fo:language="el" fo:country="GR"/>
    </style:style>
    <style:style style:name="T806" style:parent-style-name="AncientGreekἈρχαίαἑλληνικά" style:family="text">
      <style:text-properties style:font-weight-complex="bold"/>
    </style:style>
    <style:style style:name="T807" style:parent-style-name="AncientGreekἈρχαίαἑλληνικά" style:family="text">
      <style:text-properties style:font-weight-complex="bold" fo:language="el" fo:country="GR"/>
    </style:style>
    <style:style style:name="T808" style:parent-style-name="AncientGreekἈρχαίαἑλληνικά" style:family="text">
      <style:text-properties style:font-weight-complex="bold"/>
    </style:style>
    <style:style style:name="T809" style:parent-style-name="AncientGreekἈρχαίαἑλληνικά" style:family="text">
      <style:text-properties style:font-weight-complex="bold" fo:language="el" fo:country="GR"/>
    </style:style>
    <style:style style:name="T810" style:parent-style-name="AncientGreekἈρχαίαἑλληνικά" style:family="text">
      <style:text-properties style:font-weight-complex="bold"/>
    </style:style>
    <style:style style:name="T811" style:parent-style-name="AncientGreekἈρχαίαἑλληνικά" style:family="text">
      <style:text-properties style:font-weight-complex="bold" fo:language="el" fo:country="GR"/>
    </style:style>
    <style:style style:name="T812" style:parent-style-name="AncientGreekἈρχαίαἑλληνικά" style:family="text">
      <style:text-properties style:font-weight-complex="bold"/>
    </style:style>
    <style:style style:name="T813" style:parent-style-name="AncientGreekἈρχαίαἑλληνικά" style:family="text">
      <style:text-properties style:font-weight-complex="bold" fo:language="el" fo:country="GR"/>
    </style:style>
    <style:style style:name="T814" style:parent-style-name="AncientGreekἈρχαίαἑλληνικά" style:family="text">
      <style:text-properties style:font-weight-complex="bold"/>
    </style:style>
    <style:style style:name="T815" style:parent-style-name="AncientGreekἈρχαίαἑλληνικά" style:family="text">
      <style:text-properties style:font-weight-complex="bold" fo:language="el" fo:country="GR"/>
    </style:style>
    <style:style style:name="T816" style:parent-style-name="AncientGreekἈρχαίαἑλληνικά" style:family="text">
      <style:text-properties style:font-weight-complex="bold"/>
    </style:style>
    <style:style style:name="T817" style:parent-style-name="AncientGreekἈρχαίαἑλληνικά" style:family="text">
      <style:text-properties style:font-weight-complex="bold" fo:language="el" fo:country="GR"/>
    </style:style>
    <style:style style:name="T818" style:parent-style-name="AncientGreekἈρχαίαἑλληνικά" style:family="text">
      <style:text-properties style:font-weight-complex="bold"/>
    </style:style>
    <style:style style:name="T819" style:parent-style-name="AncientGreekἈρχαίαἑλληνικά" style:family="text">
      <style:text-properties style:font-weight-complex="bold" fo:language="el" fo:country="GR"/>
    </style:style>
    <style:style style:name="T820" style:parent-style-name="AncientGreekἈρχαίαἑλληνικά" style:family="text">
      <style:text-properties style:font-weight-complex="bold"/>
    </style:style>
    <style:style style:name="T821" style:parent-style-name="AncientGreekἈρχαίαἑλληνικά" style:family="text">
      <style:text-properties style:font-weight-complex="bold" fo:language="el" fo:country="GR"/>
    </style:style>
    <style:style style:name="T822" style:parent-style-name="AncientGreekἈρχαίαἑλληνικά" style:family="text">
      <style:text-properties style:font-weight-complex="bold"/>
    </style:style>
    <style:style style:name="T823" style:parent-style-name="AncientGreekἈρχαίαἑλληνικά" style:family="text">
      <style:text-properties style:font-weight-complex="bold" fo:language="el" fo:country="GR"/>
    </style:style>
    <style:style style:name="T824" style:parent-style-name="AncientGreekἈρχαίαἑλληνικά" style:family="text">
      <style:text-properties style:font-weight-complex="bold"/>
    </style:style>
    <style:style style:name="T825" style:parent-style-name="AncientGreekἈρχαίαἑλληνικά" style:family="text">
      <style:text-properties style:font-weight-complex="bold" fo:language="el" fo:country="GR"/>
    </style:style>
    <style:style style:name="T826" style:parent-style-name="AncientGreekἈρχαίαἑλληνικά" style:family="text">
      <style:text-properties style:font-weight-complex="bold"/>
    </style:style>
    <style:style style:name="T827" style:parent-style-name="AncientGreekἈρχαίαἑλληνικά" style:family="text">
      <style:text-properties style:font-weight-complex="bold" fo:language="el" fo:country="GR"/>
    </style:style>
    <style:style style:name="T828" style:parent-style-name="AncientGreekἈρχαίαἑλληνικά" style:family="text">
      <style:text-properties style:font-weight-complex="bold"/>
    </style:style>
    <style:style style:name="T829" style:parent-style-name="AncientGreekἈρχαίαἑλληνικά" style:family="text">
      <style:text-properties style:font-weight-complex="bold" fo:language="el" fo:country="GR"/>
    </style:style>
    <style:style style:name="T830" style:parent-style-name="AncientGreekἈρχαίαἑλληνικά" style:family="text">
      <style:text-properties style:font-weight-complex="bold"/>
    </style:style>
    <style:style style:name="T831" style:parent-style-name="AncientGreekἈρχαίαἑλληνικά" style:family="text">
      <style:text-properties style:font-weight-complex="bold" fo:language="el" fo:country="GR"/>
    </style:style>
    <style:style style:name="T832" style:parent-style-name="AncientGreekἈρχαίαἑλληνικά" style:family="text">
      <style:text-properties style:font-weight-complex="bold"/>
    </style:style>
    <style:style style:name="T833" style:parent-style-name="AncientGreekἈρχαίαἑλληνικά" style:family="text">
      <style:text-properties style:font-weight-complex="bold" fo:language="el" fo:country="GR"/>
    </style:style>
    <style:style style:name="T834" style:parent-style-name="AncientGreekἈρχαίαἑλληνικά" style:family="text">
      <style:text-properties style:font-weight-complex="bold"/>
    </style:style>
    <style:style style:name="T835" style:parent-style-name="AncientGreekἈρχαίαἑλληνικά" style:family="text">
      <style:text-properties style:font-weight-complex="bold" fo:language="el" fo:country="GR"/>
    </style:style>
    <style:style style:name="T836" style:parent-style-name="AncientGreekἈρχαίαἑλληνικά" style:family="text">
      <style:text-properties style:font-weight-complex="bold"/>
    </style:style>
    <style:style style:name="T837" style:parent-style-name="AncientGreekἈρχαίαἑλληνικά" style:family="text">
      <style:text-properties style:font-weight-complex="bold" fo:language="el" fo:country="GR"/>
    </style:style>
    <style:style style:name="T838" style:parent-style-name="AncientGreekἈρχαίαἑλληνικά" style:family="text">
      <style:text-properties style:font-weight-complex="bold"/>
    </style:style>
    <style:style style:name="T839" style:parent-style-name="AncientGreekἈρχαίαἑλληνικά" style:family="text">
      <style:text-properties style:font-weight-complex="bold" fo:language="el" fo:country="GR"/>
    </style:style>
    <style:style style:name="T840" style:parent-style-name="AncientGreekἈρχαίαἑλληνικά" style:family="text">
      <style:text-properties style:font-weight-complex="bold"/>
    </style:style>
    <style:style style:name="T841" style:parent-style-name="AncientGreekἈρχαίαἑλληνικά" style:family="text">
      <style:text-properties style:font-weight-complex="bold" fo:language="el" fo:country="GR"/>
    </style:style>
    <style:style style:name="T842" style:parent-style-name="AncientGreekἈρχαίαἑλληνικά" style:family="text">
      <style:text-properties style:font-weight-complex="bold"/>
    </style:style>
    <style:style style:name="T843" style:parent-style-name="AncientGreekἈρχαίαἑλληνικά" style:family="text">
      <style:text-properties style:font-weight-complex="bold" fo:language="el" fo:country="GR"/>
    </style:style>
    <style:style style:name="T844" style:parent-style-name="AncientGreekἈρχαίαἑλληνικά" style:family="text">
      <style:text-properties style:font-weight-complex="bold"/>
    </style:style>
    <style:style style:name="T845" style:parent-style-name="AncientGreekἈρχαίαἑλληνικά" style:family="text">
      <style:text-properties style:font-weight-complex="bold" fo:language="el" fo:country="GR"/>
    </style:style>
    <style:style style:name="T846" style:parent-style-name="AncientGreekἈρχαίαἑλληνικά" style:family="text">
      <style:text-properties style:font-weight-complex="bold"/>
    </style:style>
    <style:style style:name="T847" style:parent-style-name="AncientGreekἈρχαίαἑλληνικά" style:family="text">
      <style:text-properties style:font-weight-complex="bold" fo:language="el" fo:country="GR"/>
    </style:style>
    <style:style style:name="T848" style:parent-style-name="AncientGreekἈρχαίαἑλληνικά" style:family="text">
      <style:text-properties style:font-weight-complex="bold"/>
    </style:style>
    <style:style style:name="T849" style:parent-style-name="AncientGreekἈρχαίαἑλληνικά" style:family="text">
      <style:text-properties style:font-weight-complex="bold" fo:language="el" fo:country="GR"/>
    </style:style>
    <style:style style:name="T850" style:parent-style-name="AncientGreekἈρχαίαἑλληνικά" style:family="text">
      <style:text-properties style:font-weight-complex="bold"/>
    </style:style>
    <style:style style:name="T851" style:parent-style-name="AncientGreekἈρχαίαἑλληνικά" style:family="text">
      <style:text-properties style:font-weight-complex="bold" fo:language="el" fo:country="GR"/>
    </style:style>
    <style:style style:name="T852" style:parent-style-name="AncientGreekἈρχαίαἑλληνικά" style:family="text">
      <style:text-properties style:font-weight-complex="bold"/>
    </style:style>
    <style:style style:name="T853" style:parent-style-name="AncientGreekἈρχαίαἑλληνικά" style:family="text">
      <style:text-properties style:font-weight-complex="bold" fo:language="el" fo:country="GR"/>
    </style:style>
    <style:style style:name="T854" style:parent-style-name="AncientGreekἈρχαίαἑλληνικά" style:family="text">
      <style:text-properties style:font-weight-complex="bold"/>
    </style:style>
    <style:style style:name="T855" style:parent-style-name="AncientGreekἈρχαίαἑλληνικά" style:family="text">
      <style:text-properties style:font-weight-complex="bold" fo:language="el" fo:country="GR"/>
    </style:style>
    <style:style style:name="T856" style:parent-style-name="AncientGreekἈρχαίαἑλληνικά" style:family="text">
      <style:text-properties style:font-weight-complex="bold"/>
    </style:style>
    <style:style style:name="T857" style:parent-style-name="AncientGreekἈρχαίαἑλληνικά" style:family="text">
      <style:text-properties style:font-weight-complex="bold" fo:language="el" fo:country="GR"/>
    </style:style>
    <style:style style:name="T858" style:parent-style-name="AncientGreekἈρχαίαἑλληνικά" style:family="text">
      <style:text-properties style:font-weight-complex="bold"/>
    </style:style>
    <style:style style:name="T859" style:parent-style-name="AncientGreekἈρχαίαἑλληνικά" style:family="text">
      <style:text-properties style:font-weight-complex="bold" fo:language="el" fo:country="GR"/>
    </style:style>
    <style:style style:name="T860" style:parent-style-name="AncientGreekἈρχαίαἑλληνικά" style:family="text">
      <style:text-properties style:font-weight-complex="bold"/>
    </style:style>
    <style:style style:name="T861" style:parent-style-name="AncientGreekἈρχαίαἑλληνικά" style:family="text">
      <style:text-properties style:font-weight-complex="bold" fo:language="el" fo:country="GR"/>
    </style:style>
    <style:style style:name="T862" style:parent-style-name="AncientGreekἈρχαίαἑλληνικά" style:family="text">
      <style:text-properties style:font-weight-complex="bold"/>
    </style:style>
    <style:style style:name="T863" style:parent-style-name="AncientGreekἈρχαίαἑλληνικά" style:family="text">
      <style:text-properties style:font-weight-complex="bold" fo:language="el" fo:country="GR"/>
    </style:style>
    <style:style style:name="T864" style:parent-style-name="AncientGreekἈρχαίαἑλληνικά" style:family="text">
      <style:text-properties style:font-weight-complex="bold"/>
    </style:style>
    <style:style style:name="T865" style:parent-style-name="AncientGreekἈρχαίαἑλληνικά" style:family="text">
      <style:text-properties style:font-weight-complex="bold" fo:language="el" fo:country="GR"/>
    </style:style>
    <style:style style:name="T866" style:parent-style-name="AncientGreekἈρχαίαἑλληνικά" style:family="text">
      <style:text-properties style:font-weight-complex="bold"/>
    </style:style>
    <style:style style:name="T867" style:parent-style-name="AncientGreekἈρχαίαἑλληνικά" style:family="text">
      <style:text-properties style:font-weight-complex="bold" fo:language="el" fo:country="GR"/>
    </style:style>
    <style:style style:name="T868" style:parent-style-name="AncientGreekἈρχαίαἑλληνικά" style:family="text">
      <style:text-properties style:font-weight-complex="bold"/>
    </style:style>
    <style:style style:name="T869" style:parent-style-name="AncientGreekἈρχαίαἑλληνικά" style:family="text">
      <style:text-properties style:font-weight-complex="bold" fo:language="el" fo:country="GR"/>
    </style:style>
    <style:style style:name="T870" style:parent-style-name="AncientGreekἈρχαίαἑλληνικά" style:family="text">
      <style:text-properties style:font-weight-complex="bold"/>
    </style:style>
    <style:style style:name="T871" style:parent-style-name="AncientGreekἈρχαίαἑλληνικά" style:family="text">
      <style:text-properties style:font-weight-complex="bold" fo:language="el" fo:country="GR"/>
    </style:style>
    <style:style style:name="T872" style:parent-style-name="AncientGreekἈρχαίαἑλληνικά" style:family="text">
      <style:text-properties style:font-weight-complex="bold"/>
    </style:style>
    <style:style style:name="T873" style:parent-style-name="AncientGreekἈρχαίαἑλληνικά" style:family="text">
      <style:text-properties style:font-weight-complex="bold" fo:language="el" fo:country="GR"/>
    </style:style>
    <style:style style:name="T874" style:parent-style-name="AncientGreekἈρχαίαἑλληνικά" style:family="text">
      <style:text-properties style:font-weight-complex="bold"/>
    </style:style>
    <style:style style:name="T875" style:parent-style-name="AncientGreekἈρχαίαἑλληνικά" style:family="text">
      <style:text-properties style:font-weight-complex="bold" fo:language="el" fo:country="GR"/>
    </style:style>
    <style:style style:name="T876" style:parent-style-name="AncientGreekἈρχαίαἑλληνικά" style:family="text">
      <style:text-properties style:font-weight-complex="bold"/>
    </style:style>
    <style:style style:name="T877" style:parent-style-name="AncientGreekἈρχαίαἑλληνικά" style:family="text">
      <style:text-properties style:font-weight-complex="bold" fo:language="el" fo:country="GR"/>
    </style:style>
    <style:style style:name="T878" style:parent-style-name="AncientGreekἈρχαίαἑλληνικά" style:family="text">
      <style:text-properties style:font-weight-complex="bold"/>
    </style:style>
    <style:style style:name="T879" style:parent-style-name="AncientGreekἈρχαίαἑλληνικά" style:family="text">
      <style:text-properties style:font-weight-complex="bold" fo:language="el" fo:country="GR"/>
    </style:style>
    <style:style style:name="T880" style:parent-style-name="AncientGreekἈρχαίαἑλληνικά" style:family="text">
      <style:text-properties style:font-weight-complex="bold"/>
    </style:style>
    <style:style style:name="T881" style:parent-style-name="AncientGreekἈρχαίαἑλληνικά" style:family="text">
      <style:text-properties style:font-weight-complex="bold" fo:language="el" fo:country="GR"/>
    </style:style>
    <style:style style:name="T882" style:parent-style-name="AncientGreekἈρχαίαἑλληνικά" style:family="text">
      <style:text-properties style:font-weight-complex="bold"/>
    </style:style>
    <style:style style:name="T883" style:parent-style-name="AncientGreekἈρχαίαἑλληνικά" style:family="text">
      <style:text-properties style:font-weight-complex="bold" fo:language="el" fo:country="GR"/>
    </style:style>
    <style:style style:name="T884" style:parent-style-name="AncientGreekἈρχαίαἑλληνικά" style:family="text">
      <style:text-properties style:font-weight-complex="bold"/>
    </style:style>
    <style:style style:name="T885" style:parent-style-name="AncientGreekἈρχαίαἑλληνικά" style:family="text">
      <style:text-properties style:font-weight-complex="bold" fo:language="el" fo:country="GR"/>
    </style:style>
    <style:style style:name="T886" style:parent-style-name="AncientGreekἈρχαίαἑλληνικά" style:family="text">
      <style:text-properties style:font-weight-complex="bold"/>
    </style:style>
    <style:style style:name="T887" style:parent-style-name="AncientGreekἈρχαίαἑλληνικά" style:family="text">
      <style:text-properties style:font-weight-complex="bold" fo:language="el" fo:country="GR"/>
    </style:style>
    <style:style style:name="T888" style:parent-style-name="AncientGreekἈρχαίαἑλληνικά" style:family="text">
      <style:text-properties style:font-weight-complex="bold"/>
    </style:style>
    <style:style style:name="T889" style:parent-style-name="AncientGreekἈρχαίαἑλληνικά" style:family="text">
      <style:text-properties style:font-weight-complex="bold" fo:language="el" fo:country="GR"/>
    </style:style>
    <style:style style:name="T890" style:parent-style-name="AncientGreekἈρχαίαἑλληνικά" style:family="text">
      <style:text-properties style:font-weight-complex="bold"/>
    </style:style>
    <style:style style:name="T891" style:parent-style-name="AncientGreekἈρχαίαἑλληνικά" style:family="text">
      <style:text-properties style:font-weight-complex="bold" fo:language="el" fo:country="GR"/>
    </style:style>
    <style:style style:name="T892" style:parent-style-name="AncientGreekἈρχαίαἑλληνικά" style:family="text">
      <style:text-properties style:font-weight-complex="bold"/>
    </style:style>
    <style:style style:name="T893" style:parent-style-name="AncientGreekἈρχαίαἑλληνικά" style:family="text">
      <style:text-properties style:font-weight-complex="bold" fo:language="el" fo:country="GR"/>
    </style:style>
    <style:style style:name="T894" style:parent-style-name="AncientGreekἈρχαίαἑλληνικά" style:family="text">
      <style:text-properties style:font-weight-complex="bold"/>
    </style:style>
    <style:style style:name="T895" style:parent-style-name="AncientGreekἈρχαίαἑλληνικά" style:family="text">
      <style:text-properties style:font-weight-complex="bold" fo:language="el" fo:country="GR"/>
    </style:style>
    <style:style style:name="T896" style:parent-style-name="AncientGreekἈρχαίαἑλληνικά" style:family="text">
      <style:text-properties style:font-weight-complex="bold"/>
    </style:style>
    <style:style style:name="T897" style:parent-style-name="AncientGreekἈρχαίαἑλληνικά" style:family="text">
      <style:text-properties style:font-weight-complex="bold" fo:language="el" fo:country="GR"/>
    </style:style>
    <style:style style:name="T898" style:parent-style-name="AncientGreekἈρχαίαἑλληνικά" style:family="text">
      <style:text-properties style:font-weight-complex="bold"/>
    </style:style>
    <style:style style:name="T899" style:parent-style-name="AncientGreekἈρχαίαἑλληνικά" style:family="text">
      <style:text-properties style:font-weight-complex="bold" fo:language="el" fo:country="GR"/>
    </style:style>
    <style:style style:name="T900" style:parent-style-name="AncientGreekἈρχαίαἑλληνικά" style:family="text">
      <style:text-properties style:font-weight-complex="bold"/>
    </style:style>
    <style:style style:name="T901" style:parent-style-name="AncientGreekἈρχαίαἑλληνικά" style:family="text">
      <style:text-properties style:font-weight-complex="bold" fo:language="el" fo:country="GR"/>
    </style:style>
    <style:style style:name="T902" style:parent-style-name="AncientGreekἈρχαίαἑλληνικά" style:family="text">
      <style:text-properties style:font-weight-complex="bold"/>
    </style:style>
    <style:style style:name="T903" style:parent-style-name="AncientGreekἈρχαίαἑλληνικά" style:family="text">
      <style:text-properties style:font-weight-complex="bold" fo:language="el" fo:country="GR"/>
    </style:style>
    <style:style style:name="T904" style:parent-style-name="AncientGreekἈρχαίαἑλληνικά" style:family="text">
      <style:text-properties style:font-weight-complex="bold"/>
    </style:style>
    <style:style style:name="T905" style:parent-style-name="AncientGreekἈρχαίαἑλληνικά" style:family="text">
      <style:text-properties style:font-weight-complex="bold" fo:language="el" fo:country="GR"/>
    </style:style>
    <style:style style:name="T906" style:parent-style-name="AncientGreekἈρχαίαἑλληνικά" style:family="text">
      <style:text-properties style:font-weight-complex="bold"/>
    </style:style>
    <style:style style:name="T907" style:parent-style-name="AncientGreekἈρχαίαἑλληνικά" style:family="text">
      <style:text-properties style:font-weight-complex="bold" fo:language="el" fo:country="GR"/>
    </style:style>
    <style:style style:name="T908" style:parent-style-name="AncientGreekἈρχαίαἑλληνικά" style:family="text">
      <style:text-properties style:font-weight-complex="bold"/>
    </style:style>
    <style:style style:name="T909" style:parent-style-name="AncientGreekἈρχαίαἑλληνικά" style:family="text">
      <style:text-properties style:font-weight-complex="bold" fo:language="el" fo:country="GR"/>
    </style:style>
    <style:style style:name="T910" style:parent-style-name="AncientGreekἈρχαίαἑλληνικά" style:family="text">
      <style:text-properties style:font-weight-complex="bold"/>
    </style:style>
    <style:style style:name="T911" style:parent-style-name="AncientGreekἈρχαίαἑλληνικά" style:family="text">
      <style:text-properties style:font-weight-complex="bold" fo:language="el" fo:country="GR"/>
    </style:style>
    <style:style style:name="T912" style:parent-style-name="AncientGreekἈρχαίαἑλληνικά" style:family="text">
      <style:text-properties style:font-weight-complex="bold"/>
    </style:style>
    <style:style style:name="T913" style:parent-style-name="AncientGreekἈρχαίαἑλληνικά" style:family="text">
      <style:text-properties style:font-weight-complex="bold" fo:language="el" fo:country="GR"/>
    </style:style>
    <style:style style:name="T914" style:parent-style-name="AncientGreekἈρχαίαἑλληνικά" style:family="text">
      <style:text-properties style:font-weight-complex="bold"/>
    </style:style>
    <style:style style:name="T915" style:parent-style-name="AncientGreekἈρχαίαἑλληνικά" style:family="text">
      <style:text-properties style:font-weight-complex="bold" fo:language="el" fo:country="GR"/>
    </style:style>
    <style:style style:name="T916" style:parent-style-name="AncientGreekἈρχαίαἑλληνικά" style:family="text">
      <style:text-properties style:font-weight-complex="bold"/>
    </style:style>
    <style:style style:name="T917" style:parent-style-name="AncientGreekἈρχαίαἑλληνικά" style:family="text">
      <style:text-properties style:font-weight-complex="bold" fo:language="el" fo:country="GR"/>
    </style:style>
    <style:style style:name="T918" style:parent-style-name="AncientGreekἈρχαίαἑλληνικά" style:family="text">
      <style:text-properties style:font-weight-complex="bold"/>
    </style:style>
    <style:style style:name="T919" style:parent-style-name="AncientGreekἈρχαίαἑλληνικά" style:family="text">
      <style:text-properties style:font-weight-complex="bold" fo:language="el" fo:country="GR"/>
    </style:style>
    <style:style style:name="T920" style:parent-style-name="AncientGreekἈρχαίαἑλληνικά" style:family="text">
      <style:text-properties style:font-weight-complex="bold"/>
    </style:style>
    <style:style style:name="T921" style:parent-style-name="AncientGreekἈρχαίαἑλληνικά" style:family="text">
      <style:text-properties style:font-weight-complex="bold" fo:language="el" fo:country="GR"/>
    </style:style>
    <style:style style:name="T922" style:parent-style-name="AncientGreekἈρχαίαἑλληνικά" style:family="text">
      <style:text-properties style:font-weight-complex="bold"/>
    </style:style>
    <style:style style:name="T923" style:parent-style-name="AncientGreekἈρχαίαἑλληνικά" style:family="text">
      <style:text-properties style:font-weight-complex="bold" fo:language="el" fo:country="GR"/>
    </style:style>
    <style:style style:name="T924" style:parent-style-name="AncientGreekἈρχαίαἑλληνικά" style:family="text">
      <style:text-properties style:font-weight-complex="bold"/>
    </style:style>
    <style:style style:name="T925" style:parent-style-name="AncientGreekἈρχαίαἑλληνικά" style:family="text">
      <style:text-properties style:font-weight-complex="bold" fo:language="el" fo:country="GR"/>
    </style:style>
    <style:style style:name="T926" style:parent-style-name="AncientGreekἈρχαίαἑλληνικά" style:family="text">
      <style:text-properties style:font-weight-complex="bold"/>
    </style:style>
    <style:style style:name="T927" style:parent-style-name="AncientGreekἈρχαίαἑλληνικά" style:family="text">
      <style:text-properties style:font-weight-complex="bold" fo:language="el" fo:country="GR"/>
    </style:style>
    <style:style style:name="T928" style:parent-style-name="AncientGreekἈρχαίαἑλληνικά" style:family="text">
      <style:text-properties style:font-weight-complex="bold"/>
    </style:style>
    <style:style style:name="P929" style:parent-style-name="Standard" style:family="paragraph">
      <style:paragraph-properties fo:widows="0" fo:orphans="0"/>
    </style:style>
    <style:style style:name="T930" style:parent-style-name="AncientGreekἈρχαίαἑλληνικά" style:family="text">
      <style:text-properties style:font-weight-complex="bold" fo:language="el" fo:country="GR"/>
    </style:style>
    <style:style style:name="T931" style:parent-style-name="AncientGreekἈρχαίαἑλληνικά" style:family="text">
      <style:text-properties style:font-weight-complex="bold"/>
    </style:style>
    <style:style style:name="T932" style:parent-style-name="AncientGreekἈρχαίαἑλληνικά" style:family="text">
      <style:text-properties style:font-weight-complex="bold" fo:language="el" fo:country="GR"/>
    </style:style>
    <style:style style:name="T933" style:parent-style-name="AncientGreekἈρχαίαἑλληνικά" style:family="text">
      <style:text-properties style:font-weight-complex="bold"/>
    </style:style>
    <style:style style:name="T934" style:parent-style-name="AncientGreekἈρχαίαἑλληνικά" style:family="text">
      <style:text-properties style:font-weight-complex="bold" fo:language="el" fo:country="GR"/>
    </style:style>
    <style:style style:name="T935" style:parent-style-name="AncientGreekἈρχαίαἑλληνικά" style:family="text">
      <style:text-properties style:font-weight-complex="bold"/>
    </style:style>
    <style:style style:name="T936" style:parent-style-name="AncientGreekἈρχαίαἑλληνικά" style:family="text">
      <style:text-properties style:font-weight-complex="bold" fo:language="el" fo:country="GR"/>
    </style:style>
    <style:style style:name="T937" style:parent-style-name="AncientGreekἈρχαίαἑλληνικά" style:family="text">
      <style:text-properties style:font-weight-complex="bold"/>
    </style:style>
    <style:style style:name="T938" style:parent-style-name="AncientGreekἈρχαίαἑλληνικά" style:family="text">
      <style:text-properties style:font-weight-complex="bold" fo:language="el" fo:country="GR"/>
    </style:style>
    <style:style style:name="T939" style:parent-style-name="AncientGreekἈρχαίαἑλληνικά" style:family="text">
      <style:text-properties style:font-weight-complex="bold"/>
    </style:style>
    <style:style style:name="T940" style:parent-style-name="AncientGreekἈρχαίαἑλληνικά" style:family="text">
      <style:text-properties style:font-weight-complex="bold" fo:language="el" fo:country="GR"/>
    </style:style>
    <style:style style:name="T941" style:parent-style-name="AncientGreekἈρχαίαἑλληνικά" style:family="text">
      <style:text-properties style:font-weight-complex="bold"/>
    </style:style>
    <style:style style:name="T942" style:parent-style-name="AncientGreekἈρχαίαἑλληνικά" style:family="text">
      <style:text-properties style:font-weight-complex="bold" fo:language="el" fo:country="GR"/>
    </style:style>
    <style:style style:name="T943" style:parent-style-name="AncientGreekἈρχαίαἑλληνικά" style:family="text">
      <style:text-properties style:font-weight-complex="bold"/>
    </style:style>
    <style:style style:name="T944" style:parent-style-name="AncientGreekἈρχαίαἑλληνικά" style:family="text">
      <style:text-properties style:font-weight-complex="bold" fo:language="el" fo:country="GR"/>
    </style:style>
    <style:style style:name="T945" style:parent-style-name="AncientGreekἈρχαίαἑλληνικά" style:family="text">
      <style:text-properties style:font-weight-complex="bold"/>
    </style:style>
    <style:style style:name="T946" style:parent-style-name="AncientGreekἈρχαίαἑλληνικά" style:family="text">
      <style:text-properties style:font-weight-complex="bold" fo:language="el" fo:country="GR"/>
    </style:style>
    <style:style style:name="T947" style:parent-style-name="AncientGreekἈρχαίαἑλληνικά" style:family="text">
      <style:text-properties style:font-weight-complex="bold"/>
    </style:style>
    <style:style style:name="T948" style:parent-style-name="AncientGreekἈρχαίαἑλληνικά" style:family="text">
      <style:text-properties style:font-weight-complex="bold" fo:language="el" fo:country="GR"/>
    </style:style>
    <style:style style:name="T949" style:parent-style-name="AncientGreekἈρχαίαἑλληνικά" style:family="text">
      <style:text-properties style:font-weight-complex="bold"/>
    </style:style>
    <style:style style:name="T950" style:parent-style-name="AncientGreekἈρχαίαἑλληνικά" style:family="text">
      <style:text-properties style:font-weight-complex="bold" fo:language="el" fo:country="GR"/>
    </style:style>
    <style:style style:name="T951" style:parent-style-name="AncientGreekἈρχαίαἑλληνικά" style:family="text">
      <style:text-properties style:font-weight-complex="bold"/>
    </style:style>
    <style:style style:name="T952" style:parent-style-name="AncientGreekἈρχαίαἑλληνικά" style:family="text">
      <style:text-properties style:font-weight-complex="bold" fo:language="el" fo:country="GR"/>
    </style:style>
    <style:style style:name="T953" style:parent-style-name="AncientGreekἈρχαίαἑλληνικά" style:family="text">
      <style:text-properties style:font-weight-complex="bold"/>
    </style:style>
    <style:style style:name="T954" style:parent-style-name="AncientGreekἈρχαίαἑλληνικά" style:family="text">
      <style:text-properties style:font-weight-complex="bold" fo:language="el" fo:country="GR"/>
    </style:style>
    <style:style style:name="T955" style:parent-style-name="AncientGreekἈρχαίαἑλληνικά" style:family="text">
      <style:text-properties style:font-weight-complex="bold"/>
    </style:style>
    <style:style style:name="T956" style:parent-style-name="AncientGreekἈρχαίαἑλληνικά" style:family="text">
      <style:text-properties style:font-weight-complex="bold" fo:language="el" fo:country="GR"/>
    </style:style>
    <style:style style:name="T957" style:parent-style-name="AncientGreekἈρχαίαἑλληνικά" style:family="text">
      <style:text-properties style:font-weight-complex="bold"/>
    </style:style>
    <style:style style:name="TableCell958" style:family="table-cell">
      <style:table-cell-properties fo:border="0.0069in solid #000000" fo:background-color="#FFFFFF" style:writing-mode="lr-tb" fo:padding-top="0in" fo:padding-left="0.1527in" fo:padding-bottom="0in" fo:padding-right="0.15in"/>
    </style:style>
    <style:style style:name="P959" style:parent-style-name="Standard" style:family="paragraph">
      <style:paragraph-properties fo:widows="0" fo:orphans="0" fo:text-align="center"/>
      <style:text-properties style:font-name="AncientGreek" fo:font-weight="bold" style:font-weight-asian="bold" style:font-weight-complex="bold" fo:font-size="16pt" style:font-size-asian="16pt" style:font-size-complex="16pt"/>
    </style:style>
    <style:style style:name="P960" style:parent-style-name="Standard" style:family="paragraph">
      <style:paragraph-properties fo:widows="0" fo:orphans="0"/>
      <style:text-properties style:font-name="AncientGreek"/>
    </style:style>
    <style:style style:name="P961" style:parent-style-name="Standard" style:family="paragraph">
      <style:paragraph-properties fo:widows="0" fo:orphans="0"/>
      <style:text-properties style:font-name="AncientGreek"/>
    </style:style>
    <style:style style:name="P962" style:parent-style-name="Standard" style:family="paragraph">
      <style:paragraph-properties fo:widows="0" fo:orphans="0"/>
    </style:style>
    <style:style style:name="T963" style:parent-style-name="AncientGreekἈρχαίαἑλληνικά" style:family="text">
      <style:text-properties style:font-weight-complex="bold" fo:language="el" fo:country="GR"/>
    </style:style>
    <style:style style:name="T964" style:parent-style-name="AncientGreekἈρχαίαἑλληνικά" style:family="text">
      <style:text-properties style:font-weight-complex="bold"/>
    </style:style>
    <style:style style:name="T965" style:parent-style-name="AncientGreekἈρχαίαἑλληνικά" style:family="text">
      <style:text-properties style:font-weight-complex="bold" fo:language="el" fo:country="GR"/>
    </style:style>
    <style:style style:name="T966" style:parent-style-name="AncientGreekἈρχαίαἑλληνικά" style:family="text">
      <style:text-properties style:font-weight-complex="bold"/>
    </style:style>
    <style:style style:name="T967" style:parent-style-name="AncientGreekἈρχαίαἑλληνικά" style:family="text">
      <style:text-properties style:font-weight-complex="bold"/>
    </style:style>
    <style:style style:name="P968" style:parent-style-name="Standard" style:family="paragraph">
      <style:paragraph-properties fo:widows="0" fo:orphans="0"/>
    </style:style>
    <style:style style:name="T969" style:parent-style-name="AncientGreekἈρχαίαἑλληνικά" style:family="text">
      <style:text-properties style:font-weight-complex="bold" fo:language="el" fo:country="GR"/>
    </style:style>
    <style:style style:name="T970" style:parent-style-name="AncientGreekἈρχαίαἑλληνικά" style:family="text">
      <style:text-properties style:font-weight-complex="bold"/>
    </style:style>
    <style:style style:name="T971" style:parent-style-name="AncientGreekἈρχαίαἑλληνικά" style:family="text">
      <style:text-properties style:font-weight-complex="bold"/>
    </style:style>
    <style:style style:name="T972" style:parent-style-name="AncientGreekἈρχαίαἑλληνικά" style:family="text">
      <style:text-properties style:font-weight-complex="bold" fo:color="#000000"/>
    </style:style>
    <style:style style:name="TableRow973" style:family="table-row">
      <style:table-row-properties style:min-row-height="0.0138in" style:use-optimal-row-height="false" fo:keep-together="always"/>
    </style:style>
    <style:style style:name="TableCell974" style:family="table-cell">
      <style:table-cell-properties fo:border="0.0069in solid #000000" fo:background-color="#FFFFFF" style:writing-mode="lr-tb" fo:padding-top="0in" fo:padding-left="0.1527in" fo:padding-bottom="0in" fo:padding-right="0.15in"/>
    </style:style>
    <style:style style:name="P975" style:parent-style-name="Standard" style:family="paragraph">
      <style:paragraph-properties fo:keep-with-next="always" fo:widows="0" fo:orphans="0" fo:text-align="center"/>
    </style:style>
    <style:style style:name="T976" style:parent-style-name="AncientGreekἈρχαίαἑλληνικά" style:family="text">
      <style:text-properties fo:font-weight="bold" style:font-weight-asian="bold" style:font-weight-complex="bold" fo:font-size="18pt" style:font-size-asian="18pt" style:font-size-complex="14pt"/>
    </style:style>
    <style:style style:name="T977"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978" style:parent-style-name="AncientGreekἈρχαίαἑλληνικά" style:family="text">
      <style:text-properties fo:font-weight="bold" style:font-weight-asian="bold" style:font-weight-complex="bold" fo:font-size="18pt" style:font-size-asian="18pt" style:font-size-complex="14pt"/>
    </style:style>
    <style:style style:name="T979"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980" style:parent-style-name="AncientGreekἈρχαίαἑλληνικά" style:family="text">
      <style:text-properties fo:font-weight="bold" style:font-weight-asian="bold" style:font-weight-complex="bold" fo:font-size="18pt" style:font-size-asian="18pt" style:font-size-complex="14pt"/>
    </style:style>
    <style:style style:name="T981"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982" style:parent-style-name="AncientGreekἈρχαίαἑλληνικά" style:family="text">
      <style:text-properties fo:font-weight="bold" style:font-weight-asian="bold" style:font-weight-complex="bold" fo:font-size="18pt" style:font-size-asian="18pt" style:font-size-complex="14pt"/>
    </style:style>
    <style:style style:name="P983" style:parent-style-name="Standard" style:family="paragraph">
      <style:paragraph-properties fo:widows="0" fo:orphans="0"/>
    </style:style>
    <style:style style:name="T984" style:parent-style-name="AncientGreekἈρχαίαἑλληνικά" style:family="text">
      <style:text-properties style:font-weight-complex="bold" fo:language="el" fo:country="GR"/>
    </style:style>
    <style:style style:name="T985" style:parent-style-name="AncientGreekἈρχαίαἑλληνικά" style:family="text">
      <style:text-properties style:font-weight-complex="bold"/>
    </style:style>
    <style:style style:name="T986" style:parent-style-name="AncientGreekἈρχαίαἑλληνικά" style:family="text">
      <style:text-properties style:font-weight-complex="bold" fo:language="el" fo:country="GR"/>
    </style:style>
    <style:style style:name="T987" style:parent-style-name="AncientGreekἈρχαίαἑλληνικά" style:family="text">
      <style:text-properties style:font-weight-complex="bold"/>
    </style:style>
    <style:style style:name="T988" style:parent-style-name="AncientGreekἈρχαίαἑλληνικά" style:family="text">
      <style:text-properties style:font-weight-complex="bold" fo:language="el" fo:country="GR"/>
    </style:style>
    <style:style style:name="T989" style:parent-style-name="AncientGreekἈρχαίαἑλληνικά" style:family="text">
      <style:text-properties style:font-weight-complex="bold"/>
    </style:style>
    <style:style style:name="T990" style:parent-style-name="AncientGreekἈρχαίαἑλληνικά" style:family="text">
      <style:text-properties style:font-weight-complex="bold" fo:language="el" fo:country="GR"/>
    </style:style>
    <style:style style:name="T991" style:parent-style-name="AncientGreekἈρχαίαἑλληνικά" style:family="text">
      <style:text-properties style:font-weight-complex="bold"/>
    </style:style>
    <style:style style:name="T992" style:parent-style-name="AncientGreekἈρχαίαἑλληνικά" style:family="text">
      <style:text-properties style:font-weight-complex="bold" fo:language="el" fo:country="GR"/>
    </style:style>
    <style:style style:name="T993" style:parent-style-name="AncientGreekἈρχαίαἑλληνικά" style:family="text">
      <style:text-properties style:font-weight-complex="bold"/>
    </style:style>
    <style:style style:name="T994" style:parent-style-name="AncientGreekἈρχαίαἑλληνικά" style:family="text">
      <style:text-properties style:font-weight-complex="bold" fo:language="el" fo:country="GR"/>
    </style:style>
    <style:style style:name="T995" style:parent-style-name="AncientGreekἈρχαίαἑλληνικά" style:family="text">
      <style:text-properties style:font-weight-complex="bold"/>
    </style:style>
    <style:style style:name="T996" style:parent-style-name="AncientGreekἈρχαίαἑλληνικά" style:family="text">
      <style:text-properties style:font-weight-complex="bold" fo:language="el" fo:country="GR"/>
    </style:style>
    <style:style style:name="T997" style:parent-style-name="AncientGreekἈρχαίαἑλληνικά" style:family="text">
      <style:text-properties style:font-weight-complex="bold"/>
    </style:style>
    <style:style style:name="T998" style:parent-style-name="AncientGreekἈρχαίαἑλληνικά" style:family="text">
      <style:text-properties style:font-weight-complex="bold" fo:language="el" fo:country="GR"/>
    </style:style>
    <style:style style:name="T999" style:parent-style-name="AncientGreekἈρχαίαἑλληνικά" style:family="text">
      <style:text-properties style:font-weight-complex="bold"/>
    </style:style>
    <style:style style:name="T1000" style:parent-style-name="AncientGreekἈρχαίαἑλληνικά" style:family="text">
      <style:text-properties style:font-weight-complex="bold" fo:language="el" fo:country="GR"/>
    </style:style>
    <style:style style:name="T1001" style:parent-style-name="AncientGreekἈρχαίαἑλληνικά" style:family="text">
      <style:text-properties style:font-weight-complex="bold"/>
    </style:style>
    <style:style style:name="T1002" style:parent-style-name="AncientGreekἈρχαίαἑλληνικά" style:family="text">
      <style:text-properties style:font-weight-complex="bold" fo:language="el" fo:country="GR"/>
    </style:style>
    <style:style style:name="T1003" style:parent-style-name="AncientGreekἈρχαίαἑλληνικά" style:family="text">
      <style:text-properties style:font-weight-complex="bold"/>
    </style:style>
    <style:style style:name="T1004" style:parent-style-name="AncientGreekἈρχαίαἑλληνικά" style:family="text">
      <style:text-properties style:font-weight-complex="bold" fo:language="el" fo:country="GR"/>
    </style:style>
    <style:style style:name="T1005" style:parent-style-name="AncientGreekἈρχαίαἑλληνικά" style:family="text">
      <style:text-properties style:font-weight-complex="bold"/>
    </style:style>
    <style:style style:name="T1006" style:parent-style-name="AncientGreekἈρχαίαἑλληνικά" style:family="text">
      <style:text-properties style:font-weight-complex="bold" fo:language="el" fo:country="GR"/>
    </style:style>
    <style:style style:name="T1007" style:parent-style-name="AncientGreekἈρχαίαἑλληνικά" style:family="text">
      <style:text-properties style:font-weight-complex="bold"/>
    </style:style>
    <style:style style:name="T1008" style:parent-style-name="AncientGreekἈρχαίαἑλληνικά" style:family="text">
      <style:text-properties style:font-weight-complex="bold" fo:language="el" fo:country="GR"/>
    </style:style>
    <style:style style:name="T1009" style:parent-style-name="AncientGreekἈρχαίαἑλληνικά" style:family="text">
      <style:text-properties style:font-weight-complex="bold"/>
    </style:style>
    <style:style style:name="T1010" style:parent-style-name="AncientGreekἈρχαίαἑλληνικά" style:family="text">
      <style:text-properties style:font-weight-complex="bold" fo:language="el" fo:country="GR"/>
    </style:style>
    <style:style style:name="T1011" style:parent-style-name="AncientGreekἈρχαίαἑλληνικά" style:family="text">
      <style:text-properties style:font-weight-complex="bold"/>
    </style:style>
    <style:style style:name="T1012" style:parent-style-name="AncientGreekἈρχαίαἑλληνικά" style:family="text">
      <style:text-properties style:font-weight-complex="bold" fo:language="el" fo:country="GR"/>
    </style:style>
    <style:style style:name="T1013" style:parent-style-name="AncientGreekἈρχαίαἑλληνικά" style:family="text">
      <style:text-properties style:font-weight-complex="bold"/>
    </style:style>
    <style:style style:name="T1014" style:parent-style-name="AncientGreekἈρχαίαἑλληνικά" style:family="text">
      <style:text-properties style:font-weight-complex="bold" fo:language="el" fo:country="GR"/>
    </style:style>
    <style:style style:name="T1015" style:parent-style-name="AncientGreekἈρχαίαἑλληνικά" style:family="text">
      <style:text-properties style:font-weight-complex="bold"/>
    </style:style>
    <style:style style:name="T1016" style:parent-style-name="AncientGreekἈρχαίαἑλληνικά" style:family="text">
      <style:text-properties style:font-weight-complex="bold" fo:language="el" fo:country="GR"/>
    </style:style>
    <style:style style:name="T1017" style:parent-style-name="AncientGreekἈρχαίαἑλληνικά" style:family="text">
      <style:text-properties style:font-weight-complex="bold"/>
    </style:style>
    <style:style style:name="T1018" style:parent-style-name="AncientGreekἈρχαίαἑλληνικά" style:family="text">
      <style:text-properties style:font-weight-complex="bold" fo:language="el" fo:country="GR"/>
    </style:style>
    <style:style style:name="T1019" style:parent-style-name="AncientGreekἈρχαίαἑλληνικά" style:family="text">
      <style:text-properties style:font-weight-complex="bold"/>
    </style:style>
    <style:style style:name="T1020" style:parent-style-name="AncientGreekἈρχαίαἑλληνικά" style:family="text">
      <style:text-properties style:font-weight-complex="bold" fo:language="el" fo:country="GR"/>
    </style:style>
    <style:style style:name="T1021" style:parent-style-name="AncientGreekἈρχαίαἑλληνικά" style:family="text">
      <style:text-properties style:font-weight-complex="bold"/>
    </style:style>
    <style:style style:name="T1022" style:parent-style-name="AncientGreekἈρχαίαἑλληνικά" style:family="text">
      <style:text-properties style:font-weight-complex="bold" fo:language="el" fo:country="GR"/>
    </style:style>
    <style:style style:name="T1023" style:parent-style-name="AncientGreekἈρχαίαἑλληνικά" style:family="text">
      <style:text-properties style:font-weight-complex="bold"/>
    </style:style>
    <style:style style:name="T1024" style:parent-style-name="AncientGreekἈρχαίαἑλληνικά" style:family="text">
      <style:text-properties style:font-weight-complex="bold" fo:language="el" fo:country="GR"/>
    </style:style>
    <style:style style:name="T1025" style:parent-style-name="AncientGreekἈρχαίαἑλληνικά" style:family="text">
      <style:text-properties style:font-weight-complex="bold"/>
    </style:style>
    <style:style style:name="T1026" style:parent-style-name="AncientGreekἈρχαίαἑλληνικά" style:family="text">
      <style:text-properties style:font-weight-complex="bold" fo:language="el" fo:country="GR"/>
    </style:style>
    <style:style style:name="T1027" style:parent-style-name="AncientGreekἈρχαίαἑλληνικά" style:family="text">
      <style:text-properties style:font-weight-complex="bold"/>
    </style:style>
    <style:style style:name="T1028" style:parent-style-name="AncientGreekἈρχαίαἑλληνικά" style:family="text">
      <style:text-properties style:font-weight-complex="bold" fo:language="el" fo:country="GR"/>
    </style:style>
    <style:style style:name="T1029" style:parent-style-name="AncientGreekἈρχαίαἑλληνικά" style:family="text">
      <style:text-properties style:font-weight-complex="bold"/>
    </style:style>
    <style:style style:name="T1030" style:parent-style-name="AncientGreekἈρχαίαἑλληνικά" style:family="text">
      <style:text-properties style:font-weight-complex="bold" fo:language="el" fo:country="GR"/>
    </style:style>
    <style:style style:name="T1031" style:parent-style-name="AncientGreekἈρχαίαἑλληνικά" style:family="text">
      <style:text-properties style:font-weight-complex="bold"/>
    </style:style>
    <style:style style:name="T1032" style:parent-style-name="AncientGreekἈρχαίαἑλληνικά" style:family="text">
      <style:text-properties style:font-weight-complex="bold" fo:language="el" fo:country="GR"/>
    </style:style>
    <style:style style:name="T1033" style:parent-style-name="AncientGreekἈρχαίαἑλληνικά" style:family="text">
      <style:text-properties style:font-weight-complex="bold"/>
    </style:style>
    <style:style style:name="T1034" style:parent-style-name="AncientGreekἈρχαίαἑλληνικά" style:family="text">
      <style:text-properties style:font-weight-complex="bold" fo:language="el" fo:country="GR"/>
    </style:style>
    <style:style style:name="T1035" style:parent-style-name="AncientGreekἈρχαίαἑλληνικά" style:family="text">
      <style:text-properties style:font-weight-complex="bold"/>
    </style:style>
    <style:style style:name="T1036" style:parent-style-name="AncientGreekἈρχαίαἑλληνικά" style:family="text">
      <style:text-properties style:font-weight-complex="bold" fo:language="el" fo:country="GR"/>
    </style:style>
    <style:style style:name="T1037" style:parent-style-name="AncientGreekἈρχαίαἑλληνικά" style:family="text">
      <style:text-properties style:font-weight-complex="bold"/>
    </style:style>
    <style:style style:name="T1038" style:parent-style-name="AncientGreekἈρχαίαἑλληνικά" style:family="text">
      <style:text-properties style:font-weight-complex="bold" fo:language="el" fo:country="GR"/>
    </style:style>
    <style:style style:name="T1039" style:parent-style-name="AncientGreekἈρχαίαἑλληνικά" style:family="text">
      <style:text-properties style:font-weight-complex="bold"/>
    </style:style>
    <style:style style:name="T1040" style:parent-style-name="AncientGreekἈρχαίαἑλληνικά" style:family="text">
      <style:text-properties style:font-weight-complex="bold" fo:language="el" fo:country="GR"/>
    </style:style>
    <style:style style:name="T1041" style:parent-style-name="AncientGreekἈρχαίαἑλληνικά" style:family="text">
      <style:text-properties style:font-weight-complex="bold"/>
    </style:style>
    <style:style style:name="T1042" style:parent-style-name="AncientGreekἈρχαίαἑλληνικά" style:family="text">
      <style:text-properties style:font-weight-complex="bold" fo:language="el" fo:country="GR"/>
    </style:style>
    <style:style style:name="T1043" style:parent-style-name="AncientGreekἈρχαίαἑλληνικά" style:family="text">
      <style:text-properties style:font-weight-complex="bold"/>
    </style:style>
    <style:style style:name="T1044" style:parent-style-name="AncientGreekἈρχαίαἑλληνικά" style:family="text">
      <style:text-properties style:font-weight-complex="bold" fo:language="el" fo:country="GR"/>
    </style:style>
    <style:style style:name="T1045" style:parent-style-name="AncientGreekἈρχαίαἑλληνικά" style:family="text">
      <style:text-properties style:font-weight-complex="bold"/>
    </style:style>
    <style:style style:name="T1046" style:parent-style-name="AncientGreekἈρχαίαἑλληνικά" style:family="text">
      <style:text-properties style:font-weight-complex="bold" fo:language="el" fo:country="GR"/>
    </style:style>
    <style:style style:name="T1047" style:parent-style-name="AncientGreekἈρχαίαἑλληνικά" style:family="text">
      <style:text-properties style:font-weight-complex="bold"/>
    </style:style>
    <style:style style:name="T1048" style:parent-style-name="AncientGreekἈρχαίαἑλληνικά" style:family="text">
      <style:text-properties style:font-weight-complex="bold" fo:language="el" fo:country="GR"/>
    </style:style>
    <style:style style:name="T1049" style:parent-style-name="AncientGreekἈρχαίαἑλληνικά" style:family="text">
      <style:text-properties style:font-weight-complex="bold"/>
    </style:style>
    <style:style style:name="T1050" style:parent-style-name="AncientGreekἈρχαίαἑλληνικά" style:family="text">
      <style:text-properties style:font-weight-complex="bold" fo:language="el" fo:country="GR"/>
    </style:style>
    <style:style style:name="T1051" style:parent-style-name="AncientGreekἈρχαίαἑλληνικά" style:family="text">
      <style:text-properties style:font-weight-complex="bold"/>
    </style:style>
    <style:style style:name="T1052" style:parent-style-name="AncientGreekἈρχαίαἑλληνικά" style:family="text">
      <style:text-properties style:font-weight-complex="bold" fo:language="el" fo:country="GR"/>
    </style:style>
    <style:style style:name="T1053" style:parent-style-name="AncientGreekἈρχαίαἑλληνικά" style:family="text">
      <style:text-properties style:font-weight-complex="bold"/>
    </style:style>
    <style:style style:name="T1054" style:parent-style-name="AncientGreekἈρχαίαἑλληνικά" style:family="text">
      <style:text-properties style:font-weight-complex="bold" fo:language="el" fo:country="GR"/>
    </style:style>
    <style:style style:name="T1055" style:parent-style-name="AncientGreekἈρχαίαἑλληνικά" style:family="text">
      <style:text-properties style:font-weight-complex="bold"/>
    </style:style>
    <style:style style:name="T1056" style:parent-style-name="AncientGreekἈρχαίαἑλληνικά" style:family="text">
      <style:text-properties style:font-weight-complex="bold" fo:language="el" fo:country="GR"/>
    </style:style>
    <style:style style:name="T1057" style:parent-style-name="AncientGreekἈρχαίαἑλληνικά" style:family="text">
      <style:text-properties style:font-weight-complex="bold"/>
    </style:style>
    <style:style style:name="T1058" style:parent-style-name="AncientGreekἈρχαίαἑλληνικά" style:family="text">
      <style:text-properties style:font-weight-complex="bold" fo:language="el" fo:country="GR"/>
    </style:style>
    <style:style style:name="T1059" style:parent-style-name="AncientGreekἈρχαίαἑλληνικά" style:family="text">
      <style:text-properties style:font-weight-complex="bold"/>
    </style:style>
    <style:style style:name="T1060" style:parent-style-name="AncientGreekἈρχαίαἑλληνικά" style:family="text">
      <style:text-properties style:font-weight-complex="bold" fo:language="el" fo:country="GR"/>
    </style:style>
    <style:style style:name="T1061" style:parent-style-name="AncientGreekἈρχαίαἑλληνικά" style:family="text">
      <style:text-properties style:font-weight-complex="bold"/>
    </style:style>
    <style:style style:name="T1062" style:parent-style-name="AncientGreekἈρχαίαἑλληνικά" style:family="text">
      <style:text-properties style:font-weight-complex="bold" fo:language="el" fo:country="GR"/>
    </style:style>
    <style:style style:name="T1063" style:parent-style-name="AncientGreekἈρχαίαἑλληνικά" style:family="text">
      <style:text-properties style:font-weight-complex="bold"/>
    </style:style>
    <style:style style:name="T1064" style:parent-style-name="AncientGreekἈρχαίαἑλληνικά" style:family="text">
      <style:text-properties style:font-weight-complex="bold" fo:language="el" fo:country="GR"/>
    </style:style>
    <style:style style:name="T1065" style:parent-style-name="AncientGreekἈρχαίαἑλληνικά" style:family="text">
      <style:text-properties style:font-weight-complex="bold"/>
    </style:style>
    <style:style style:name="T1066" style:parent-style-name="AncientGreekἈρχαίαἑλληνικά" style:family="text">
      <style:text-properties style:font-weight-complex="bold" fo:language="el" fo:country="GR"/>
    </style:style>
    <style:style style:name="T1067" style:parent-style-name="AncientGreekἈρχαίαἑλληνικά" style:family="text">
      <style:text-properties style:font-weight-complex="bold"/>
    </style:style>
    <style:style style:name="T1068" style:parent-style-name="AncientGreekἈρχαίαἑλληνικά" style:family="text">
      <style:text-properties style:font-weight-complex="bold" fo:language="el" fo:country="GR"/>
    </style:style>
    <style:style style:name="T1069" style:parent-style-name="AncientGreekἈρχαίαἑλληνικά" style:family="text">
      <style:text-properties style:font-weight-complex="bold"/>
    </style:style>
    <style:style style:name="T1070" style:parent-style-name="AncientGreekἈρχαίαἑλληνικά" style:family="text">
      <style:text-properties style:font-weight-complex="bold" fo:language="el" fo:country="GR"/>
    </style:style>
    <style:style style:name="T1071" style:parent-style-name="AncientGreekἈρχαίαἑλληνικά" style:family="text">
      <style:text-properties style:font-weight-complex="bold"/>
    </style:style>
    <style:style style:name="T1072" style:parent-style-name="AncientGreekἈρχαίαἑλληνικά" style:family="text">
      <style:text-properties style:font-weight-complex="bold" fo:language="el" fo:country="GR"/>
    </style:style>
    <style:style style:name="T1073" style:parent-style-name="AncientGreekἈρχαίαἑλληνικά" style:family="text">
      <style:text-properties style:font-weight-complex="bold"/>
    </style:style>
    <style:style style:name="T1074" style:parent-style-name="AncientGreekἈρχαίαἑλληνικά" style:family="text">
      <style:text-properties style:font-weight-complex="bold" fo:language="el" fo:country="GR"/>
    </style:style>
    <style:style style:name="T1075" style:parent-style-name="AncientGreekἈρχαίαἑλληνικά" style:family="text">
      <style:text-properties style:font-weight-complex="bold"/>
    </style:style>
    <style:style style:name="T1076" style:parent-style-name="AncientGreekἈρχαίαἑλληνικά" style:family="text">
      <style:text-properties style:font-weight-complex="bold" fo:language="el" fo:country="GR"/>
    </style:style>
    <style:style style:name="T1077" style:parent-style-name="AncientGreekἈρχαίαἑλληνικά" style:family="text">
      <style:text-properties style:font-weight-complex="bold"/>
    </style:style>
    <style:style style:name="T1078" style:parent-style-name="AncientGreekἈρχαίαἑλληνικά" style:family="text">
      <style:text-properties style:font-weight-complex="bold" fo:language="el" fo:country="GR"/>
    </style:style>
    <style:style style:name="T1079" style:parent-style-name="AncientGreekἈρχαίαἑλληνικά" style:family="text">
      <style:text-properties style:font-weight-complex="bold"/>
    </style:style>
    <style:style style:name="T1080" style:parent-style-name="AncientGreekἈρχαίαἑλληνικά" style:family="text">
      <style:text-properties style:font-weight-complex="bold" fo:language="el" fo:country="GR"/>
    </style:style>
    <style:style style:name="T1081" style:parent-style-name="AncientGreekἈρχαίαἑλληνικά" style:family="text">
      <style:text-properties style:font-weight-complex="bold"/>
    </style:style>
    <style:style style:name="T1082" style:parent-style-name="AncientGreekἈρχαίαἑλληνικά" style:family="text">
      <style:text-properties style:font-weight-complex="bold" fo:language="el" fo:country="GR"/>
    </style:style>
    <style:style style:name="T1083" style:parent-style-name="AncientGreekἈρχαίαἑλληνικά" style:family="text">
      <style:text-properties style:font-weight-complex="bold"/>
    </style:style>
    <style:style style:name="T1084" style:parent-style-name="AncientGreekἈρχαίαἑλληνικά" style:family="text">
      <style:text-properties style:font-weight-complex="bold" fo:language="el" fo:country="GR"/>
    </style:style>
    <style:style style:name="T1085" style:parent-style-name="AncientGreekἈρχαίαἑλληνικά" style:family="text">
      <style:text-properties style:font-weight-complex="bold"/>
    </style:style>
    <style:style style:name="T1086" style:parent-style-name="AncientGreekἈρχαίαἑλληνικά" style:family="text">
      <style:text-properties style:font-weight-complex="bold" fo:language="el" fo:country="GR"/>
    </style:style>
    <style:style style:name="T1087" style:parent-style-name="AncientGreekἈρχαίαἑλληνικά" style:family="text">
      <style:text-properties style:font-weight-complex="bold"/>
    </style:style>
    <style:style style:name="T1088" style:parent-style-name="AncientGreekἈρχαίαἑλληνικά" style:family="text">
      <style:text-properties style:font-weight-complex="bold" fo:language="el" fo:country="GR"/>
    </style:style>
    <style:style style:name="T1089" style:parent-style-name="AncientGreekἈρχαίαἑλληνικά" style:family="text">
      <style:text-properties style:font-weight-complex="bold"/>
    </style:style>
    <style:style style:name="T1090" style:parent-style-name="AncientGreekἈρχαίαἑλληνικά" style:family="text">
      <style:text-properties style:font-weight-complex="bold" fo:language="el" fo:country="GR"/>
    </style:style>
    <style:style style:name="T1091" style:parent-style-name="AncientGreekἈρχαίαἑλληνικά" style:family="text">
      <style:text-properties style:font-weight-complex="bold"/>
    </style:style>
    <style:style style:name="T1092" style:parent-style-name="AncientGreekἈρχαίαἑλληνικά" style:family="text">
      <style:text-properties style:font-weight-complex="bold" fo:language="el" fo:country="GR"/>
    </style:style>
    <style:style style:name="T1093" style:parent-style-name="AncientGreekἈρχαίαἑλληνικά" style:family="text">
      <style:text-properties style:font-weight-complex="bold"/>
    </style:style>
    <style:style style:name="T1094" style:parent-style-name="AncientGreekἈρχαίαἑλληνικά" style:family="text">
      <style:text-properties style:font-weight-complex="bold" fo:language="el" fo:country="GR"/>
    </style:style>
    <style:style style:name="T1095" style:parent-style-name="AncientGreekἈρχαίαἑλληνικά" style:family="text">
      <style:text-properties style:font-weight-complex="bold"/>
    </style:style>
    <style:style style:name="T1096" style:parent-style-name="AncientGreekἈρχαίαἑλληνικά" style:family="text">
      <style:text-properties style:font-weight-complex="bold" fo:language="el" fo:country="GR"/>
    </style:style>
    <style:style style:name="T1097" style:parent-style-name="AncientGreekἈρχαίαἑλληνικά" style:family="text">
      <style:text-properties style:font-weight-complex="bold"/>
    </style:style>
    <style:style style:name="T1098" style:parent-style-name="AncientGreekἈρχαίαἑλληνικά" style:family="text">
      <style:text-properties style:font-weight-complex="bold" fo:language="el" fo:country="GR"/>
    </style:style>
    <style:style style:name="T1099" style:parent-style-name="AncientGreekἈρχαίαἑλληνικά" style:family="text">
      <style:text-properties style:font-weight-complex="bold"/>
    </style:style>
    <style:style style:name="T1100" style:parent-style-name="AncientGreekἈρχαίαἑλληνικά" style:family="text">
      <style:text-properties style:font-weight-complex="bold" fo:language="el" fo:country="GR"/>
    </style:style>
    <style:style style:name="T1101" style:parent-style-name="AncientGreekἈρχαίαἑλληνικά" style:family="text">
      <style:text-properties style:font-weight-complex="bold"/>
    </style:style>
    <style:style style:name="T1102" style:parent-style-name="AncientGreekἈρχαίαἑλληνικά" style:family="text">
      <style:text-properties style:font-weight-complex="bold" fo:language="el" fo:country="GR"/>
    </style:style>
    <style:style style:name="T1103" style:parent-style-name="AncientGreekἈρχαίαἑλληνικά" style:family="text">
      <style:text-properties style:font-weight-complex="bold"/>
    </style:style>
    <style:style style:name="T1104" style:parent-style-name="AncientGreekἈρχαίαἑλληνικά" style:family="text">
      <style:text-properties style:font-weight-complex="bold" fo:language="el" fo:country="GR"/>
    </style:style>
    <style:style style:name="T1105" style:parent-style-name="AncientGreekἈρχαίαἑλληνικά" style:family="text">
      <style:text-properties style:font-weight-complex="bold"/>
    </style:style>
    <style:style style:name="T1106" style:parent-style-name="AncientGreekἈρχαίαἑλληνικά" style:family="text">
      <style:text-properties style:font-weight-complex="bold" fo:language="el" fo:country="GR"/>
    </style:style>
    <style:style style:name="T1107" style:parent-style-name="AncientGreekἈρχαίαἑλληνικά" style:family="text">
      <style:text-properties style:font-weight-complex="bold"/>
    </style:style>
    <style:style style:name="T1108" style:parent-style-name="AncientGreekἈρχαίαἑλληνικά" style:family="text">
      <style:text-properties style:font-weight-complex="bold" fo:language="el" fo:country="GR"/>
    </style:style>
    <style:style style:name="T1109" style:parent-style-name="AncientGreekἈρχαίαἑλληνικά" style:family="text">
      <style:text-properties style:font-weight-complex="bold"/>
    </style:style>
    <style:style style:name="T1110" style:parent-style-name="AncientGreekἈρχαίαἑλληνικά" style:family="text">
      <style:text-properties style:font-weight-complex="bold" fo:language="el" fo:country="GR"/>
    </style:style>
    <style:style style:name="T1111" style:parent-style-name="AncientGreekἈρχαίαἑλληνικά" style:family="text">
      <style:text-properties style:font-weight-complex="bold"/>
    </style:style>
    <style:style style:name="T1112" style:parent-style-name="AncientGreekἈρχαίαἑλληνικά" style:family="text">
      <style:text-properties style:font-weight-complex="bold" fo:language="el" fo:country="GR"/>
    </style:style>
    <style:style style:name="T1113" style:parent-style-name="AncientGreekἈρχαίαἑλληνικά" style:family="text">
      <style:text-properties style:font-weight-complex="bold"/>
    </style:style>
    <style:style style:name="T1114" style:parent-style-name="AncientGreekἈρχαίαἑλληνικά" style:family="text">
      <style:text-properties style:font-weight-complex="bold" fo:language="el" fo:country="GR"/>
    </style:style>
    <style:style style:name="T1115" style:parent-style-name="AncientGreekἈρχαίαἑλληνικά" style:family="text">
      <style:text-properties style:font-weight-complex="bold"/>
    </style:style>
    <style:style style:name="T1116" style:parent-style-name="AncientGreekἈρχαίαἑλληνικά" style:family="text">
      <style:text-properties style:font-weight-complex="bold" fo:language="el" fo:country="GR"/>
    </style:style>
    <style:style style:name="T1117" style:parent-style-name="AncientGreekἈρχαίαἑλληνικά" style:family="text">
      <style:text-properties style:font-weight-complex="bold"/>
    </style:style>
    <style:style style:name="T1118" style:parent-style-name="AncientGreekἈρχαίαἑλληνικά" style:family="text">
      <style:text-properties style:font-weight-complex="bold" fo:language="el" fo:country="GR"/>
    </style:style>
    <style:style style:name="T1119" style:parent-style-name="AncientGreekἈρχαίαἑλληνικά" style:family="text">
      <style:text-properties style:font-weight-complex="bold"/>
    </style:style>
    <style:style style:name="T1120" style:parent-style-name="AncientGreekἈρχαίαἑλληνικά" style:family="text">
      <style:text-properties style:font-weight-complex="bold" fo:language="el" fo:country="GR"/>
    </style:style>
    <style:style style:name="T1121" style:parent-style-name="AncientGreekἈρχαίαἑλληνικά" style:family="text">
      <style:text-properties style:font-weight-complex="bold"/>
    </style:style>
    <style:style style:name="T1122" style:parent-style-name="AncientGreekἈρχαίαἑλληνικά" style:family="text">
      <style:text-properties style:font-weight-complex="bold" fo:language="el" fo:country="GR"/>
    </style:style>
    <style:style style:name="T1123" style:parent-style-name="AncientGreekἈρχαίαἑλληνικά" style:family="text">
      <style:text-properties style:font-weight-complex="bold"/>
    </style:style>
    <style:style style:name="P1124" style:parent-style-name="Standard" style:family="paragraph">
      <style:paragraph-properties fo:widows="0" fo:orphans="0"/>
    </style:style>
    <style:style style:name="T1125" style:parent-style-name="AncientGreekἈρχαίαἑλληνικά" style:family="text">
      <style:text-properties style:font-weight-complex="bold" fo:language="el" fo:country="GR"/>
    </style:style>
    <style:style style:name="T1126" style:parent-style-name="AncientGreekἈρχαίαἑλληνικά" style:family="text">
      <style:text-properties style:font-weight-complex="bold"/>
    </style:style>
    <style:style style:name="T1127" style:parent-style-name="AncientGreekἈρχαίαἑλληνικά" style:family="text">
      <style:text-properties style:font-weight-complex="bold" fo:language="el" fo:country="GR"/>
    </style:style>
    <style:style style:name="T1128" style:parent-style-name="AncientGreekἈρχαίαἑλληνικά" style:family="text">
      <style:text-properties style:font-weight-complex="bold"/>
    </style:style>
    <style:style style:name="T1129" style:parent-style-name="AncientGreekἈρχαίαἑλληνικά" style:family="text">
      <style:text-properties style:font-weight-complex="bold" fo:language="el" fo:country="GR"/>
    </style:style>
    <style:style style:name="T1130" style:parent-style-name="AncientGreekἈρχαίαἑλληνικά" style:family="text">
      <style:text-properties style:font-weight-complex="bold"/>
    </style:style>
    <style:style style:name="T1131" style:parent-style-name="AncientGreekἈρχαίαἑλληνικά" style:family="text">
      <style:text-properties style:font-weight-complex="bold" fo:language="el" fo:country="GR"/>
    </style:style>
    <style:style style:name="T1132" style:parent-style-name="AncientGreekἈρχαίαἑλληνικά" style:family="text">
      <style:text-properties style:font-weight-complex="bold"/>
    </style:style>
    <style:style style:name="T1133" style:parent-style-name="AncientGreekἈρχαίαἑλληνικά" style:family="text">
      <style:text-properties style:font-weight-complex="bold" fo:language="el" fo:country="GR"/>
    </style:style>
    <style:style style:name="T1134" style:parent-style-name="AncientGreekἈρχαίαἑλληνικά" style:family="text">
      <style:text-properties style:font-weight-complex="bold"/>
    </style:style>
    <style:style style:name="T1135" style:parent-style-name="AncientGreekἈρχαίαἑλληνικά" style:family="text">
      <style:text-properties style:font-weight-complex="bold" fo:language="el" fo:country="GR"/>
    </style:style>
    <style:style style:name="T1136" style:parent-style-name="AncientGreekἈρχαίαἑλληνικά" style:family="text">
      <style:text-properties style:font-weight-complex="bold"/>
    </style:style>
    <style:style style:name="T1137" style:parent-style-name="AncientGreekἈρχαίαἑλληνικά" style:family="text">
      <style:text-properties style:font-weight-complex="bold" fo:language="el" fo:country="GR"/>
    </style:style>
    <style:style style:name="T1138" style:parent-style-name="AncientGreekἈρχαίαἑλληνικά" style:family="text">
      <style:text-properties style:font-weight-complex="bold"/>
    </style:style>
    <style:style style:name="T1139" style:parent-style-name="AncientGreekἈρχαίαἑλληνικά" style:family="text">
      <style:text-properties style:font-weight-complex="bold" fo:language="el" fo:country="GR"/>
    </style:style>
    <style:style style:name="T1140" style:parent-style-name="AncientGreekἈρχαίαἑλληνικά" style:family="text">
      <style:text-properties style:font-weight-complex="bold"/>
    </style:style>
    <style:style style:name="T1141" style:parent-style-name="AncientGreekἈρχαίαἑλληνικά" style:family="text">
      <style:text-properties style:font-weight-complex="bold" fo:language="el" fo:country="GR"/>
    </style:style>
    <style:style style:name="T1142" style:parent-style-name="AncientGreekἈρχαίαἑλληνικά" style:family="text">
      <style:text-properties style:font-weight-complex="bold"/>
    </style:style>
    <style:style style:name="T1143" style:parent-style-name="AncientGreekἈρχαίαἑλληνικά" style:family="text">
      <style:text-properties style:font-weight-complex="bold" fo:language="el" fo:country="GR"/>
    </style:style>
    <style:style style:name="T1144" style:parent-style-name="AncientGreekἈρχαίαἑλληνικά" style:family="text">
      <style:text-properties style:font-weight-complex="bold"/>
    </style:style>
    <style:style style:name="T1145" style:parent-style-name="AncientGreekἈρχαίαἑλληνικά" style:family="text">
      <style:text-properties style:font-weight-complex="bold" fo:language="el" fo:country="GR"/>
    </style:style>
    <style:style style:name="T1146" style:parent-style-name="AncientGreekἈρχαίαἑλληνικά" style:family="text">
      <style:text-properties style:font-weight-complex="bold"/>
    </style:style>
    <style:style style:name="T1147" style:parent-style-name="AncientGreekἈρχαίαἑλληνικά" style:family="text">
      <style:text-properties style:font-weight-complex="bold" fo:language="el" fo:country="GR"/>
    </style:style>
    <style:style style:name="T1148" style:parent-style-name="AncientGreekἈρχαίαἑλληνικά" style:family="text">
      <style:text-properties style:font-weight-complex="bold"/>
    </style:style>
    <style:style style:name="T1149" style:parent-style-name="AncientGreekἈρχαίαἑλληνικά" style:family="text">
      <style:text-properties style:font-weight-complex="bold" fo:language="el" fo:country="GR"/>
    </style:style>
    <style:style style:name="T1150" style:parent-style-name="AncientGreekἈρχαίαἑλληνικά" style:family="text">
      <style:text-properties style:font-weight-complex="bold"/>
    </style:style>
    <style:style style:name="TableCell1151" style:family="table-cell">
      <style:table-cell-properties fo:border="0.0069in solid #000000" fo:background-color="#FFFFFF" style:writing-mode="lr-tb" fo:padding-top="0in" fo:padding-left="0.1527in" fo:padding-bottom="0in" fo:padding-right="0.15in"/>
    </style:style>
    <style:style style:name="P1152" style:parent-style-name="Standard" style:family="paragraph">
      <style:paragraph-properties fo:widows="0" fo:orphans="0" fo:text-align="center"/>
      <style:text-properties style:font-name="AncientGreek" fo:font-weight="bold" style:font-weight-asian="bold" style:font-weight-complex="bold" fo:font-size="16pt" style:font-size-asian="16pt" style:font-size-complex="16pt"/>
    </style:style>
    <style:style style:name="P1153" style:parent-style-name="Standard" style:family="paragraph">
      <style:paragraph-properties fo:widows="0" fo:orphans="0"/>
      <style:text-properties style:font-name="AncientGreek"/>
    </style:style>
    <style:style style:name="P1154" style:parent-style-name="Standard" style:family="paragraph">
      <style:paragraph-properties fo:widows="0" fo:orphans="0"/>
      <style:text-properties style:font-name="AncientGreek"/>
    </style:style>
    <style:style style:name="P1155" style:parent-style-name="Standard" style:family="paragraph">
      <style:paragraph-properties fo:widows="0" fo:orphans="0"/>
      <style:text-properties style:font-name="AncientGreek"/>
    </style:style>
    <style:style style:name="TableRow1156" style:family="table-row">
      <style:table-row-properties style:min-row-height="0.0138in" style:use-optimal-row-height="false" fo:keep-together="always"/>
    </style:style>
    <style:style style:name="TableCell1157" style:family="table-cell">
      <style:table-cell-properties fo:border="0.0069in solid #000000" fo:background-color="#FFFFFF" style:writing-mode="lr-tb" fo:padding-top="0in" fo:padding-left="0.1527in" fo:padding-bottom="0in" fo:padding-right="0.15in"/>
    </style:style>
    <style:style style:name="P1158" style:parent-style-name="Standard" style:family="paragraph">
      <style:paragraph-properties fo:keep-with-next="always" fo:widows="0" fo:orphans="0" fo:text-align="center"/>
    </style:style>
    <style:style style:name="T1159" style:parent-style-name="AncientGreekἈρχαίαἑλληνικά" style:family="text">
      <style:text-properties fo:font-weight="bold" style:font-weight-asian="bold" style:font-weight-complex="bold" fo:font-size="18pt" style:font-size-asian="18pt" style:font-size-complex="14pt"/>
    </style:style>
    <style:style style:name="T1160"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1161" style:parent-style-name="AncientGreekἈρχαίαἑλληνικά" style:family="text">
      <style:text-properties fo:font-weight="bold" style:font-weight-asian="bold" style:font-weight-complex="bold" fo:font-size="18pt" style:font-size-asian="18pt" style:font-size-complex="14pt"/>
    </style:style>
    <style:style style:name="T1162"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1163" style:parent-style-name="AncientGreekἈρχαίαἑλληνικά" style:family="text">
      <style:text-properties fo:font-weight="bold" style:font-weight-asian="bold" style:font-weight-complex="bold" fo:font-size="18pt" style:font-size-asian="18pt" style:font-size-complex="14pt"/>
    </style:style>
    <style:style style:name="T1164"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1165" style:parent-style-name="AncientGreekἈρχαίαἑλληνικά" style:family="text">
      <style:text-properties fo:font-weight="bold" style:font-weight-asian="bold" style:font-weight-complex="bold" fo:font-size="18pt" style:font-size-asian="18pt" style:font-size-complex="14pt"/>
    </style:style>
    <style:style style:name="P1166" style:parent-style-name="Standard" style:family="paragraph">
      <style:paragraph-properties fo:widows="0" fo:orphans="0"/>
    </style:style>
    <style:style style:name="T1167" style:parent-style-name="AncientGreekἈρχαίαἑλληνικά" style:family="text">
      <style:text-properties style:font-weight-complex="bold" fo:language="el" fo:country="GR"/>
    </style:style>
    <style:style style:name="T1168" style:parent-style-name="AncientGreekἈρχαίαἑλληνικά" style:family="text">
      <style:text-properties style:font-weight-complex="bold"/>
    </style:style>
    <style:style style:name="T1169" style:parent-style-name="AncientGreekἈρχαίαἑλληνικά" style:family="text">
      <style:text-properties style:font-weight-complex="bold" fo:language="el" fo:country="GR"/>
    </style:style>
    <style:style style:name="T1170" style:parent-style-name="AncientGreekἈρχαίαἑλληνικά" style:family="text">
      <style:text-properties style:font-weight-complex="bold"/>
    </style:style>
    <style:style style:name="T1171" style:parent-style-name="AncientGreekἈρχαίαἑλληνικά" style:family="text">
      <style:text-properties style:font-weight-complex="bold" fo:language="el" fo:country="GR"/>
    </style:style>
    <style:style style:name="T1172" style:parent-style-name="AncientGreekἈρχαίαἑλληνικά" style:family="text">
      <style:text-properties style:font-weight-complex="bold"/>
    </style:style>
    <style:style style:name="T1173" style:parent-style-name="AncientGreekἈρχαίαἑλληνικά" style:family="text">
      <style:text-properties style:font-weight-complex="bold" fo:language="el" fo:country="GR"/>
    </style:style>
    <style:style style:name="T1174" style:parent-style-name="AncientGreekἈρχαίαἑλληνικά" style:family="text">
      <style:text-properties style:font-weight-complex="bold"/>
    </style:style>
    <style:style style:name="T1175" style:parent-style-name="AncientGreekἈρχαίαἑλληνικά" style:family="text">
      <style:text-properties style:font-weight-complex="bold" fo:language="el" fo:country="GR"/>
    </style:style>
    <style:style style:name="T1176" style:parent-style-name="AncientGreekἈρχαίαἑλληνικά" style:family="text">
      <style:text-properties style:font-weight-complex="bold"/>
    </style:style>
    <style:style style:name="T1177" style:parent-style-name="AncientGreekἈρχαίαἑλληνικά" style:family="text">
      <style:text-properties style:font-weight-complex="bold" fo:language="el" fo:country="GR"/>
    </style:style>
    <style:style style:name="T1178" style:parent-style-name="AncientGreekἈρχαίαἑλληνικά" style:family="text">
      <style:text-properties style:font-weight-complex="bold"/>
    </style:style>
    <style:style style:name="T1179" style:parent-style-name="AncientGreekἈρχαίαἑλληνικά" style:family="text">
      <style:text-properties style:font-weight-complex="bold" fo:language="el" fo:country="GR"/>
    </style:style>
    <style:style style:name="T1180" style:parent-style-name="AncientGreekἈρχαίαἑλληνικά" style:family="text">
      <style:text-properties style:font-weight-complex="bold"/>
    </style:style>
    <style:style style:name="T1181" style:parent-style-name="AncientGreekἈρχαίαἑλληνικά" style:family="text">
      <style:text-properties style:font-weight-complex="bold" fo:language="el" fo:country="GR"/>
    </style:style>
    <style:style style:name="T1182" style:parent-style-name="AncientGreekἈρχαίαἑλληνικά" style:family="text">
      <style:text-properties style:font-weight-complex="bold"/>
    </style:style>
    <style:style style:name="T1183" style:parent-style-name="AncientGreekἈρχαίαἑλληνικά" style:family="text">
      <style:text-properties style:font-weight-complex="bold" fo:language="el" fo:country="GR"/>
    </style:style>
    <style:style style:name="T1184" style:parent-style-name="AncientGreekἈρχαίαἑλληνικά" style:family="text">
      <style:text-properties style:font-weight-complex="bold"/>
    </style:style>
    <style:style style:name="T1185" style:parent-style-name="AncientGreekἈρχαίαἑλληνικά" style:family="text">
      <style:text-properties style:font-weight-complex="bold" fo:language="el" fo:country="GR"/>
    </style:style>
    <style:style style:name="T1186" style:parent-style-name="AncientGreekἈρχαίαἑλληνικά" style:family="text">
      <style:text-properties style:font-weight-complex="bold"/>
    </style:style>
    <style:style style:name="T1187" style:parent-style-name="AncientGreekἈρχαίαἑλληνικά" style:family="text">
      <style:text-properties style:font-weight-complex="bold" fo:language="el" fo:country="GR"/>
    </style:style>
    <style:style style:name="T1188" style:parent-style-name="AncientGreekἈρχαίαἑλληνικά" style:family="text">
      <style:text-properties style:font-weight-complex="bold"/>
    </style:style>
    <style:style style:name="T1189" style:parent-style-name="AncientGreekἈρχαίαἑλληνικά" style:family="text">
      <style:text-properties style:font-weight-complex="bold" fo:language="el" fo:country="GR"/>
    </style:style>
    <style:style style:name="T1190" style:parent-style-name="AncientGreekἈρχαίαἑλληνικά" style:family="text">
      <style:text-properties style:font-weight-complex="bold"/>
    </style:style>
    <style:style style:name="T1191" style:parent-style-name="AncientGreekἈρχαίαἑλληνικά" style:family="text">
      <style:text-properties style:font-weight-complex="bold" fo:language="el" fo:country="GR"/>
    </style:style>
    <style:style style:name="T1192" style:parent-style-name="AncientGreekἈρχαίαἑλληνικά" style:family="text">
      <style:text-properties style:font-weight-complex="bold"/>
    </style:style>
    <style:style style:name="T1193" style:parent-style-name="AncientGreekἈρχαίαἑλληνικά" style:family="text">
      <style:text-properties style:font-weight-complex="bold" fo:language="el" fo:country="GR"/>
    </style:style>
    <style:style style:name="T1194" style:parent-style-name="AncientGreekἈρχαίαἑλληνικά" style:family="text">
      <style:text-properties style:font-weight-complex="bold"/>
    </style:style>
    <style:style style:name="T1195" style:parent-style-name="AncientGreekἈρχαίαἑλληνικά" style:family="text">
      <style:text-properties style:font-weight-complex="bold" fo:language="el" fo:country="GR"/>
    </style:style>
    <style:style style:name="T1196" style:parent-style-name="AncientGreekἈρχαίαἑλληνικά" style:family="text">
      <style:text-properties style:font-weight-complex="bold"/>
    </style:style>
    <style:style style:name="T1197" style:parent-style-name="AncientGreekἈρχαίαἑλληνικά" style:family="text">
      <style:text-properties style:font-weight-complex="bold" fo:language="el" fo:country="GR"/>
    </style:style>
    <style:style style:name="T1198" style:parent-style-name="AncientGreekἈρχαίαἑλληνικά" style:family="text">
      <style:text-properties style:font-weight-complex="bold"/>
    </style:style>
    <style:style style:name="T1199" style:parent-style-name="AncientGreekἈρχαίαἑλληνικά" style:family="text">
      <style:text-properties style:font-weight-complex="bold" fo:language="el" fo:country="GR"/>
    </style:style>
    <style:style style:name="T1200" style:parent-style-name="AncientGreekἈρχαίαἑλληνικά" style:family="text">
      <style:text-properties style:font-weight-complex="bold"/>
    </style:style>
    <style:style style:name="T1201" style:parent-style-name="AncientGreekἈρχαίαἑλληνικά" style:family="text">
      <style:text-properties style:font-weight-complex="bold" fo:language="el" fo:country="GR"/>
    </style:style>
    <style:style style:name="T1202" style:parent-style-name="AncientGreekἈρχαίαἑλληνικά" style:family="text">
      <style:text-properties style:font-weight-complex="bold"/>
    </style:style>
    <style:style style:name="T1203" style:parent-style-name="AncientGreekἈρχαίαἑλληνικά" style:family="text">
      <style:text-properties style:font-weight-complex="bold" fo:language="el" fo:country="GR"/>
    </style:style>
    <style:style style:name="T1204" style:parent-style-name="AncientGreekἈρχαίαἑλληνικά" style:family="text">
      <style:text-properties style:font-weight-complex="bold"/>
    </style:style>
    <style:style style:name="T1205" style:parent-style-name="AncientGreekἈρχαίαἑλληνικά" style:family="text">
      <style:text-properties style:font-weight-complex="bold" fo:language="el" fo:country="GR"/>
    </style:style>
    <style:style style:name="T1206" style:parent-style-name="AncientGreekἈρχαίαἑλληνικά" style:family="text">
      <style:text-properties style:font-weight-complex="bold"/>
    </style:style>
    <style:style style:name="T1207" style:parent-style-name="AncientGreekἈρχαίαἑλληνικά" style:family="text">
      <style:text-properties style:font-weight-complex="bold" fo:language="el" fo:country="GR"/>
    </style:style>
    <style:style style:name="T1208" style:parent-style-name="AncientGreekἈρχαίαἑλληνικά" style:family="text">
      <style:text-properties style:font-weight-complex="bold"/>
    </style:style>
    <style:style style:name="T1209" style:parent-style-name="AncientGreekἈρχαίαἑλληνικά" style:family="text">
      <style:text-properties style:font-weight-complex="bold" fo:language="el" fo:country="GR"/>
    </style:style>
    <style:style style:name="T1210" style:parent-style-name="AncientGreekἈρχαίαἑλληνικά" style:family="text">
      <style:text-properties style:font-weight-complex="bold"/>
    </style:style>
    <style:style style:name="T1211" style:parent-style-name="AncientGreekἈρχαίαἑλληνικά" style:family="text">
      <style:text-properties style:font-weight-complex="bold" fo:language="el" fo:country="GR"/>
    </style:style>
    <style:style style:name="T1212" style:parent-style-name="AncientGreekἈρχαίαἑλληνικά" style:family="text">
      <style:text-properties style:font-weight-complex="bold"/>
    </style:style>
    <style:style style:name="T1213" style:parent-style-name="AncientGreekἈρχαίαἑλληνικά" style:family="text">
      <style:text-properties style:font-weight-complex="bold" fo:language="el" fo:country="GR"/>
    </style:style>
    <style:style style:name="T1214" style:parent-style-name="AncientGreekἈρχαίαἑλληνικά" style:family="text">
      <style:text-properties style:font-weight-complex="bold"/>
    </style:style>
    <style:style style:name="T1215" style:parent-style-name="AncientGreekἈρχαίαἑλληνικά" style:family="text">
      <style:text-properties style:font-weight-complex="bold" fo:language="el" fo:country="GR"/>
    </style:style>
    <style:style style:name="T1216" style:parent-style-name="AncientGreekἈρχαίαἑλληνικά" style:family="text">
      <style:text-properties style:font-weight-complex="bold"/>
    </style:style>
    <style:style style:name="T1217" style:parent-style-name="AncientGreekἈρχαίαἑλληνικά" style:family="text">
      <style:text-properties style:font-weight-complex="bold" fo:language="el" fo:country="GR"/>
    </style:style>
    <style:style style:name="T1218" style:parent-style-name="AncientGreekἈρχαίαἑλληνικά" style:family="text">
      <style:text-properties style:font-weight-complex="bold"/>
    </style:style>
    <style:style style:name="T1219" style:parent-style-name="AncientGreekἈρχαίαἑλληνικά" style:family="text">
      <style:text-properties style:font-weight-complex="bold" fo:language="el" fo:country="GR"/>
    </style:style>
    <style:style style:name="T1220" style:parent-style-name="AncientGreekἈρχαίαἑλληνικά" style:family="text">
      <style:text-properties style:font-weight-complex="bold"/>
    </style:style>
    <style:style style:name="T1221" style:parent-style-name="AncientGreekἈρχαίαἑλληνικά" style:family="text">
      <style:text-properties style:font-weight-complex="bold" fo:language="el" fo:country="GR"/>
    </style:style>
    <style:style style:name="T1222" style:parent-style-name="AncientGreekἈρχαίαἑλληνικά" style:family="text">
      <style:text-properties style:font-weight-complex="bold"/>
    </style:style>
    <style:style style:name="T1223" style:parent-style-name="AncientGreekἈρχαίαἑλληνικά" style:family="text">
      <style:text-properties style:font-weight-complex="bold" fo:language="el" fo:country="GR"/>
    </style:style>
    <style:style style:name="T1224" style:parent-style-name="AncientGreekἈρχαίαἑλληνικά" style:family="text">
      <style:text-properties style:font-weight-complex="bold"/>
    </style:style>
    <style:style style:name="T1225" style:parent-style-name="AncientGreekἈρχαίαἑλληνικά" style:family="text">
      <style:text-properties style:font-weight-complex="bold" fo:language="el" fo:country="GR"/>
    </style:style>
    <style:style style:name="T1226" style:parent-style-name="AncientGreekἈρχαίαἑλληνικά" style:family="text">
      <style:text-properties style:font-weight-complex="bold"/>
    </style:style>
    <style:style style:name="T1227" style:parent-style-name="AncientGreekἈρχαίαἑλληνικά" style:family="text">
      <style:text-properties style:font-weight-complex="bold" fo:language="el" fo:country="GR"/>
    </style:style>
    <style:style style:name="T1228" style:parent-style-name="AncientGreekἈρχαίαἑλληνικά" style:family="text">
      <style:text-properties style:font-weight-complex="bold"/>
    </style:style>
    <style:style style:name="T1229" style:parent-style-name="AncientGreekἈρχαίαἑλληνικά" style:family="text">
      <style:text-properties style:font-weight-complex="bold" fo:language="el" fo:country="GR"/>
    </style:style>
    <style:style style:name="T1230" style:parent-style-name="AncientGreekἈρχαίαἑλληνικά" style:family="text">
      <style:text-properties style:font-weight-complex="bold"/>
    </style:style>
    <style:style style:name="T1231" style:parent-style-name="AncientGreekἈρχαίαἑλληνικά" style:family="text">
      <style:text-properties style:font-weight-complex="bold" fo:language="el" fo:country="GR"/>
    </style:style>
    <style:style style:name="T1232" style:parent-style-name="AncientGreekἈρχαίαἑλληνικά" style:family="text">
      <style:text-properties style:font-weight-complex="bold"/>
    </style:style>
    <style:style style:name="T1233" style:parent-style-name="AncientGreekἈρχαίαἑλληνικά" style:family="text">
      <style:text-properties style:font-weight-complex="bold" fo:language="el" fo:country="GR"/>
    </style:style>
    <style:style style:name="T1234" style:parent-style-name="AncientGreekἈρχαίαἑλληνικά" style:family="text">
      <style:text-properties style:font-weight-complex="bold"/>
    </style:style>
    <style:style style:name="T1235" style:parent-style-name="AncientGreekἈρχαίαἑλληνικά" style:family="text">
      <style:text-properties style:font-weight-complex="bold" fo:language="el" fo:country="GR"/>
    </style:style>
    <style:style style:name="T1236" style:parent-style-name="AncientGreekἈρχαίαἑλληνικά" style:family="text">
      <style:text-properties style:font-weight-complex="bold"/>
    </style:style>
    <style:style style:name="T1237" style:parent-style-name="AncientGreekἈρχαίαἑλληνικά" style:family="text">
      <style:text-properties style:font-weight-complex="bold" fo:language="el" fo:country="GR"/>
    </style:style>
    <style:style style:name="T1238" style:parent-style-name="AncientGreekἈρχαίαἑλληνικά" style:family="text">
      <style:text-properties style:font-weight-complex="bold"/>
    </style:style>
    <style:style style:name="T1239" style:parent-style-name="AncientGreekἈρχαίαἑλληνικά" style:family="text">
      <style:text-properties style:font-weight-complex="bold" fo:language="el" fo:country="GR"/>
    </style:style>
    <style:style style:name="T1240" style:parent-style-name="AncientGreekἈρχαίαἑλληνικά" style:family="text">
      <style:text-properties style:font-weight-complex="bold"/>
    </style:style>
    <style:style style:name="T1241" style:parent-style-name="AncientGreekἈρχαίαἑλληνικά" style:family="text">
      <style:text-properties style:font-weight-complex="bold" fo:language="el" fo:country="GR"/>
    </style:style>
    <style:style style:name="T1242" style:parent-style-name="AncientGreekἈρχαίαἑλληνικά" style:family="text">
      <style:text-properties style:font-weight-complex="bold"/>
    </style:style>
    <style:style style:name="T1243" style:parent-style-name="AncientGreekἈρχαίαἑλληνικά" style:family="text">
      <style:text-properties style:font-weight-complex="bold" fo:language="el" fo:country="GR"/>
    </style:style>
    <style:style style:name="T1244" style:parent-style-name="AncientGreekἈρχαίαἑλληνικά" style:family="text">
      <style:text-properties style:font-weight-complex="bold"/>
    </style:style>
    <style:style style:name="T1245" style:parent-style-name="AncientGreekἈρχαίαἑλληνικά" style:family="text">
      <style:text-properties style:font-weight-complex="bold" fo:language="el" fo:country="GR"/>
    </style:style>
    <style:style style:name="T1246" style:parent-style-name="AncientGreekἈρχαίαἑλληνικά" style:family="text">
      <style:text-properties style:font-weight-complex="bold"/>
    </style:style>
    <style:style style:name="T1247" style:parent-style-name="AncientGreekἈρχαίαἑλληνικά" style:family="text">
      <style:text-properties style:font-weight-complex="bold" fo:language="el" fo:country="GR"/>
    </style:style>
    <style:style style:name="T1248" style:parent-style-name="AncientGreekἈρχαίαἑλληνικά" style:family="text">
      <style:text-properties style:font-weight-complex="bold"/>
    </style:style>
    <style:style style:name="T1249" style:parent-style-name="AncientGreekἈρχαίαἑλληνικά" style:family="text">
      <style:text-properties style:font-weight-complex="bold" fo:language="el" fo:country="GR"/>
    </style:style>
    <style:style style:name="T1250" style:parent-style-name="AncientGreekἈρχαίαἑλληνικά" style:family="text">
      <style:text-properties style:font-weight-complex="bold"/>
    </style:style>
    <style:style style:name="T1251" style:parent-style-name="AncientGreekἈρχαίαἑλληνικά" style:family="text">
      <style:text-properties style:font-weight-complex="bold" fo:language="el" fo:country="GR"/>
    </style:style>
    <style:style style:name="T1252" style:parent-style-name="AncientGreekἈρχαίαἑλληνικά" style:family="text">
      <style:text-properties style:font-weight-complex="bold"/>
    </style:style>
    <style:style style:name="T1253" style:parent-style-name="AncientGreekἈρχαίαἑλληνικά" style:family="text">
      <style:text-properties style:font-weight-complex="bold" fo:language="el" fo:country="GR"/>
    </style:style>
    <style:style style:name="T1254" style:parent-style-name="AncientGreekἈρχαίαἑλληνικά" style:family="text">
      <style:text-properties style:font-weight-complex="bold"/>
    </style:style>
    <style:style style:name="T1255" style:parent-style-name="AncientGreekἈρχαίαἑλληνικά" style:family="text">
      <style:text-properties style:font-weight-complex="bold" fo:language="el" fo:country="GR"/>
    </style:style>
    <style:style style:name="T1256" style:parent-style-name="AncientGreekἈρχαίαἑλληνικά" style:family="text">
      <style:text-properties style:font-weight-complex="bold"/>
    </style:style>
    <style:style style:name="T1257" style:parent-style-name="AncientGreekἈρχαίαἑλληνικά" style:family="text">
      <style:text-properties style:font-weight-complex="bold" fo:language="el" fo:country="GR"/>
    </style:style>
    <style:style style:name="T1258" style:parent-style-name="AncientGreekἈρχαίαἑλληνικά" style:family="text">
      <style:text-properties style:font-weight-complex="bold"/>
    </style:style>
    <style:style style:name="T1259" style:parent-style-name="AncientGreekἈρχαίαἑλληνικά" style:family="text">
      <style:text-properties style:font-weight-complex="bold" fo:language="el" fo:country="GR"/>
    </style:style>
    <style:style style:name="T1260" style:parent-style-name="AncientGreekἈρχαίαἑλληνικά" style:family="text">
      <style:text-properties style:font-weight-complex="bold"/>
    </style:style>
    <style:style style:name="T1261" style:parent-style-name="AncientGreekἈρχαίαἑλληνικά" style:family="text">
      <style:text-properties style:font-weight-complex="bold" fo:language="el" fo:country="GR"/>
    </style:style>
    <style:style style:name="T1262" style:parent-style-name="AncientGreekἈρχαίαἑλληνικά" style:family="text">
      <style:text-properties style:font-weight-complex="bold"/>
    </style:style>
    <style:style style:name="T1263" style:parent-style-name="AncientGreekἈρχαίαἑλληνικά" style:family="text">
      <style:text-properties style:font-weight-complex="bold" fo:language="el" fo:country="GR"/>
    </style:style>
    <style:style style:name="T1264" style:parent-style-name="AncientGreekἈρχαίαἑλληνικά" style:family="text">
      <style:text-properties style:font-weight-complex="bold"/>
    </style:style>
    <style:style style:name="P1265" style:parent-style-name="Standard" style:family="paragraph">
      <style:paragraph-properties fo:widows="0" fo:orphans="0"/>
    </style:style>
    <style:style style:name="T1266" style:parent-style-name="AncientGreekἈρχαίαἑλληνικά" style:family="text">
      <style:text-properties style:font-weight-complex="bold" fo:language="el" fo:country="GR"/>
    </style:style>
    <style:style style:name="TableCell1267" style:family="table-cell">
      <style:table-cell-properties fo:border="0.0069in solid #000000" fo:background-color="#FFFFFF" style:writing-mode="lr-tb" fo:padding-top="0in" fo:padding-left="0.1527in" fo:padding-bottom="0in" fo:padding-right="0.15in"/>
    </style:style>
    <style:style style:name="P1268" style:parent-style-name="Standard" style:family="paragraph">
      <style:paragraph-properties fo:widows="0" fo:orphans="0" fo:text-align="center"/>
      <style:text-properties style:font-name="AncientGreek" fo:font-weight="bold" style:font-weight-asian="bold" style:font-weight-complex="bold" fo:font-size="16pt" style:font-size-asian="16pt" style:font-size-complex="16pt"/>
    </style:style>
    <style:style style:name="P1269" style:parent-style-name="Standard" style:family="paragraph">
      <style:paragraph-properties fo:widows="0" fo:orphans="0"/>
      <style:text-properties style:font-name="AncientGreek"/>
    </style:style>
    <style:style style:name="P1270" style:parent-style-name="Standard" style:family="paragraph">
      <style:paragraph-properties fo:widows="0" fo:orphans="0"/>
      <style:text-properties style:font-name="AncientGreek"/>
    </style:style>
    <style:style style:name="TableRow1271" style:family="table-row">
      <style:table-row-properties style:min-row-height="0.0138in" style:use-optimal-row-height="false" fo:keep-together="always"/>
    </style:style>
    <style:style style:name="TableCell1272" style:family="table-cell">
      <style:table-cell-properties fo:border="0.0069in solid #000000" fo:background-color="#FFFFFF" style:writing-mode="lr-tb" fo:padding-top="0in" fo:padding-left="0.1527in" fo:padding-bottom="0in" fo:padding-right="0.15in"/>
    </style:style>
    <style:style style:name="P1273" style:parent-style-name="Standard" style:family="paragraph">
      <style:paragraph-properties fo:keep-with-next="always" fo:widows="0" fo:orphans="0" fo:text-align="center"/>
    </style:style>
    <style:style style:name="T1274"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P1275" style:parent-style-name="Standard" style:family="paragraph">
      <style:paragraph-properties fo:widows="0" fo:orphans="0"/>
    </style:style>
    <style:style style:name="T1276" style:parent-style-name="AncientGreekἈρχαίαἑλληνικά" style:family="text">
      <style:text-properties style:font-weight-complex="bold" fo:language="el" fo:country="GR"/>
    </style:style>
    <style:style style:name="P1277" style:parent-style-name="Standard" style:family="paragraph">
      <style:paragraph-properties fo:widows="0" fo:orphans="0"/>
    </style:style>
    <style:style style:name="T1278" style:parent-style-name="AncientGreekἈρχαίαἑλληνικά" style:family="text">
      <style:text-properties style:font-weight-complex="bold" fo:language="el" fo:country="GR"/>
    </style:style>
    <style:style style:name="P1279" style:parent-style-name="Standard" style:family="paragraph">
      <style:paragraph-properties fo:widows="0" fo:orphans="0"/>
    </style:style>
    <style:style style:name="T1280" style:parent-style-name="AncientGreekἈρχαίαἑλληνικά" style:family="text">
      <style:text-properties style:font-weight-complex="bold" fo:language="el" fo:country="GR"/>
    </style:style>
    <style:style style:name="TableCell1281" style:family="table-cell">
      <style:table-cell-properties fo:border="0.0069in solid #000000" fo:background-color="#FFFFFF" style:writing-mode="lr-tb" fo:padding-top="0in" fo:padding-left="0.1527in" fo:padding-bottom="0in" fo:padding-right="0.15in"/>
    </style:style>
    <style:style style:name="P1282" style:parent-style-name="Standard" style:family="paragraph">
      <style:paragraph-properties fo:widows="0" fo:orphans="0" fo:text-align="center"/>
      <style:text-properties style:font-name="AncientGreek" fo:font-weight="bold" style:font-weight-asian="bold" style:font-weight-complex="bold" fo:font-size="16pt" style:font-size-asian="16pt" style:font-size-complex="16pt"/>
    </style:style>
    <style:style style:name="P1283" style:parent-style-name="Standard" style:family="paragraph">
      <style:paragraph-properties fo:widows="0" fo:orphans="0"/>
    </style:style>
    <style:style style:name="T1284" style:parent-style-name="DefaultParagraphFont" style:family="text">
      <style:text-properties style:font-name="AncientGreek"/>
    </style:style>
    <style:style style:name="T1285" style:parent-style-name="DefaultParagraphFont" style:family="text">
      <style:text-properties style:font-name="AncientGreek"/>
    </style:style>
    <style:style style:name="T1286" style:parent-style-name="DefaultParagraphFont" style:family="text">
      <style:text-properties style:font-name="AncientGreek"/>
    </style:style>
    <style:style style:name="T1287" style:parent-style-name="DefaultParagraphFont" style:family="text">
      <style:text-properties style:font-name="AncientGreek"/>
    </style:style>
    <style:style style:name="T1288" style:parent-style-name="AncientGreekἈρχαίαἑλληνικά" style:family="text">
      <style:text-properties style:font-weight-complex="bold" fo:language="el" fo:country="GR"/>
    </style:style>
    <style:style style:name="T1289" style:parent-style-name="AncientGreekἈρχαίαἑλληνικά" style:family="text">
      <style:text-properties style:font-weight-complex="bold"/>
    </style:style>
    <style:style style:name="T1290" style:parent-style-name="AncientGreekἈρχαίαἑλληνικά" style:family="text">
      <style:text-properties style:font-weight-complex="bold"/>
    </style:style>
    <style:style style:name="TableRow1291" style:family="table-row">
      <style:table-row-properties style:min-row-height="0.0138in" style:use-optimal-row-height="false" fo:keep-together="always"/>
    </style:style>
    <style:style style:name="TableCell1292" style:family="table-cell">
      <style:table-cell-properties fo:border="0.0069in solid #000000" fo:background-color="#FFFFFF" style:writing-mode="lr-tb" fo:padding-top="0in" fo:padding-left="0.1527in" fo:padding-bottom="0in" fo:padding-right="0.15in"/>
    </style:style>
    <style:style style:name="P1293" style:parent-style-name="Standard" style:family="paragraph">
      <style:paragraph-properties fo:keep-with-next="always" fo:widows="0" fo:orphans="0" fo:text-align="center"/>
    </style:style>
    <style:style style:name="T1294" style:parent-style-name="AncientGreekἈρχαίαἑλληνικά" style:family="text">
      <style:text-properties fo:font-weight="bold" style:font-weight-asian="bold" style:font-weight-complex="bold" fo:font-size="18pt" style:font-size-asian="18pt" style:font-size-complex="14pt"/>
    </style:style>
    <style:style style:name="T1295"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1296" style:parent-style-name="AncientGreekἈρχαίαἑλληνικά" style:family="text">
      <style:text-properties fo:font-weight="bold" style:font-weight-asian="bold" style:font-weight-complex="bold" fo:font-size="18pt" style:font-size-asian="18pt" style:font-size-complex="14pt"/>
    </style:style>
    <style:style style:name="T1297"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1298" style:parent-style-name="AncientGreekἈρχαίαἑλληνικά" style:family="text">
      <style:text-properties fo:font-weight="bold" style:font-weight-asian="bold" style:font-weight-complex="bold" fo:font-size="18pt" style:font-size-asian="18pt" style:font-size-complex="14pt"/>
    </style:style>
    <style:style style:name="T1299"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1300" style:parent-style-name="AncientGreekἈρχαίαἑλληνικά" style:family="text">
      <style:text-properties fo:font-weight="bold" style:font-weight-asian="bold" style:font-weight-complex="bold" fo:font-size="18pt" style:font-size-asian="18pt" style:font-size-complex="14pt"/>
    </style:style>
    <style:style style:name="P1301" style:parent-style-name="Standard" style:family="paragraph">
      <style:paragraph-properties fo:widows="0" fo:orphans="0"/>
    </style:style>
    <style:style style:name="T1302" style:parent-style-name="AncientGreekἈρχαίαἑλληνικά" style:family="text">
      <style:text-properties style:font-weight-complex="bold" fo:language="el" fo:country="GR"/>
    </style:style>
    <style:style style:name="T1303" style:parent-style-name="AncientGreekἈρχαίαἑλληνικά" style:family="text">
      <style:text-properties style:font-weight-complex="bold"/>
    </style:style>
    <style:style style:name="T1304" style:parent-style-name="AncientGreekἈρχαίαἑλληνικά" style:family="text">
      <style:text-properties style:font-weight-complex="bold" fo:language="el" fo:country="GR"/>
    </style:style>
    <style:style style:name="T1305" style:parent-style-name="AncientGreekἈρχαίαἑλληνικά" style:family="text">
      <style:text-properties style:font-weight-complex="bold"/>
    </style:style>
    <style:style style:name="T1306" style:parent-style-name="AncientGreekἈρχαίαἑλληνικά" style:family="text">
      <style:text-properties style:font-weight-complex="bold" fo:language="el" fo:country="GR"/>
    </style:style>
    <style:style style:name="T1307" style:parent-style-name="AncientGreekἈρχαίαἑλληνικά" style:family="text">
      <style:text-properties style:font-weight-complex="bold"/>
    </style:style>
    <style:style style:name="T1308" style:parent-style-name="AncientGreekἈρχαίαἑλληνικά" style:family="text">
      <style:text-properties style:font-weight-complex="bold" fo:language="el" fo:country="GR"/>
    </style:style>
    <style:style style:name="T1309" style:parent-style-name="AncientGreekἈρχαίαἑλληνικά" style:family="text">
      <style:text-properties style:font-weight-complex="bold"/>
    </style:style>
    <style:style style:name="T1310" style:parent-style-name="AncientGreekἈρχαίαἑλληνικά" style:family="text">
      <style:text-properties style:font-weight-complex="bold" fo:language="el" fo:country="GR"/>
    </style:style>
    <style:style style:name="T1311" style:parent-style-name="AncientGreekἈρχαίαἑλληνικά" style:family="text">
      <style:text-properties style:font-weight-complex="bold"/>
    </style:style>
    <style:style style:name="T1312" style:parent-style-name="AncientGreekἈρχαίαἑλληνικά" style:family="text">
      <style:text-properties style:font-weight-complex="bold" fo:language="el" fo:country="GR"/>
    </style:style>
    <style:style style:name="T1313" style:parent-style-name="AncientGreekἈρχαίαἑλληνικά" style:family="text">
      <style:text-properties style:font-weight-complex="bold"/>
    </style:style>
    <style:style style:name="T1314" style:parent-style-name="AncientGreekἈρχαίαἑλληνικά" style:family="text">
      <style:text-properties style:font-weight-complex="bold" fo:language="el" fo:country="GR"/>
    </style:style>
    <style:style style:name="T1315" style:parent-style-name="AncientGreekἈρχαίαἑλληνικά" style:family="text">
      <style:text-properties style:font-weight-complex="bold"/>
    </style:style>
    <style:style style:name="T1316" style:parent-style-name="AncientGreekἈρχαίαἑλληνικά" style:family="text">
      <style:text-properties style:font-weight-complex="bold" fo:language="el" fo:country="GR"/>
    </style:style>
    <style:style style:name="T1317" style:parent-style-name="AncientGreekἈρχαίαἑλληνικά" style:family="text">
      <style:text-properties style:font-weight-complex="bold"/>
    </style:style>
    <style:style style:name="T1318" style:parent-style-name="AncientGreekἈρχαίαἑλληνικά" style:family="text">
      <style:text-properties style:font-weight-complex="bold" fo:language="el" fo:country="GR"/>
    </style:style>
    <style:style style:name="T1319" style:parent-style-name="AncientGreekἈρχαίαἑλληνικά" style:family="text">
      <style:text-properties style:font-weight-complex="bold"/>
    </style:style>
    <style:style style:name="T1320" style:parent-style-name="AncientGreekἈρχαίαἑλληνικά" style:family="text">
      <style:text-properties style:font-weight-complex="bold" fo:language="el" fo:country="GR"/>
    </style:style>
    <style:style style:name="T1321" style:parent-style-name="AncientGreekἈρχαίαἑλληνικά" style:family="text">
      <style:text-properties style:font-weight-complex="bold"/>
    </style:style>
    <style:style style:name="T1322" style:parent-style-name="AncientGreekἈρχαίαἑλληνικά" style:family="text">
      <style:text-properties style:font-weight-complex="bold" fo:language="el" fo:country="GR"/>
    </style:style>
    <style:style style:name="T1323" style:parent-style-name="AncientGreekἈρχαίαἑλληνικά" style:family="text">
      <style:text-properties style:font-weight-complex="bold"/>
    </style:style>
    <style:style style:name="T1324" style:parent-style-name="AncientGreekἈρχαίαἑλληνικά" style:family="text">
      <style:text-properties style:font-weight-complex="bold" fo:language="el" fo:country="GR"/>
    </style:style>
    <style:style style:name="T1325" style:parent-style-name="AncientGreekἈρχαίαἑλληνικά" style:family="text">
      <style:text-properties style:font-weight-complex="bold"/>
    </style:style>
    <style:style style:name="T1326" style:parent-style-name="AncientGreekἈρχαίαἑλληνικά" style:family="text">
      <style:text-properties style:font-weight-complex="bold" fo:language="el" fo:country="GR"/>
    </style:style>
    <style:style style:name="T1327" style:parent-style-name="AncientGreekἈρχαίαἑλληνικά" style:family="text">
      <style:text-properties style:font-weight-complex="bold"/>
    </style:style>
    <style:style style:name="T1328" style:parent-style-name="AncientGreekἈρχαίαἑλληνικά" style:family="text">
      <style:text-properties style:font-weight-complex="bold" fo:language="el" fo:country="GR"/>
    </style:style>
    <style:style style:name="T1329" style:parent-style-name="AncientGreekἈρχαίαἑλληνικά" style:family="text">
      <style:text-properties style:font-weight-complex="bold"/>
    </style:style>
    <style:style style:name="T1330" style:parent-style-name="AncientGreekἈρχαίαἑλληνικά" style:family="text">
      <style:text-properties style:font-weight-complex="bold" fo:language="el" fo:country="GR"/>
    </style:style>
    <style:style style:name="T1331" style:parent-style-name="AncientGreekἈρχαίαἑλληνικά" style:family="text">
      <style:text-properties style:font-weight-complex="bold"/>
    </style:style>
    <style:style style:name="T1332" style:parent-style-name="AncientGreekἈρχαίαἑλληνικά" style:family="text">
      <style:text-properties style:font-weight-complex="bold" fo:language="el" fo:country="GR"/>
    </style:style>
    <style:style style:name="T1333" style:parent-style-name="AncientGreekἈρχαίαἑλληνικά" style:family="text">
      <style:text-properties style:font-weight-complex="bold"/>
    </style:style>
    <style:style style:name="T1334" style:parent-style-name="AncientGreekἈρχαίαἑλληνικά" style:family="text">
      <style:text-properties style:font-weight-complex="bold" fo:language="el" fo:country="GR"/>
    </style:style>
    <style:style style:name="T1335" style:parent-style-name="AncientGreekἈρχαίαἑλληνικά" style:family="text">
      <style:text-properties style:font-weight-complex="bold"/>
    </style:style>
    <style:style style:name="T1336" style:parent-style-name="AncientGreekἈρχαίαἑλληνικά" style:family="text">
      <style:text-properties style:font-weight-complex="bold" fo:language="el" fo:country="GR"/>
    </style:style>
    <style:style style:name="T1337" style:parent-style-name="AncientGreekἈρχαίαἑλληνικά" style:family="text">
      <style:text-properties style:font-weight-complex="bold"/>
    </style:style>
    <style:style style:name="T1338" style:parent-style-name="AncientGreekἈρχαίαἑλληνικά" style:family="text">
      <style:text-properties style:font-weight-complex="bold" fo:language="el" fo:country="GR"/>
    </style:style>
    <style:style style:name="T1339" style:parent-style-name="AncientGreekἈρχαίαἑλληνικά" style:family="text">
      <style:text-properties style:font-weight-complex="bold"/>
    </style:style>
    <style:style style:name="T1340" style:parent-style-name="AncientGreekἈρχαίαἑλληνικά" style:family="text">
      <style:text-properties style:font-weight-complex="bold" fo:language="el" fo:country="GR"/>
    </style:style>
    <style:style style:name="T1341" style:parent-style-name="AncientGreekἈρχαίαἑλληνικά" style:family="text">
      <style:text-properties style:font-weight-complex="bold"/>
    </style:style>
    <style:style style:name="T1342" style:parent-style-name="AncientGreekἈρχαίαἑλληνικά" style:family="text">
      <style:text-properties style:font-weight-complex="bold" fo:language="el" fo:country="GR"/>
    </style:style>
    <style:style style:name="T1343" style:parent-style-name="AncientGreekἈρχαίαἑλληνικά" style:family="text">
      <style:text-properties style:font-weight-complex="bold"/>
    </style:style>
    <style:style style:name="T1344" style:parent-style-name="AncientGreekἈρχαίαἑλληνικά" style:family="text">
      <style:text-properties style:font-weight-complex="bold" fo:language="el" fo:country="GR"/>
    </style:style>
    <style:style style:name="T1345" style:parent-style-name="AncientGreekἈρχαίαἑλληνικά" style:family="text">
      <style:text-properties style:font-weight-complex="bold"/>
    </style:style>
    <style:style style:name="T1346" style:parent-style-name="AncientGreekἈρχαίαἑλληνικά" style:family="text">
      <style:text-properties style:font-weight-complex="bold" fo:language="el" fo:country="GR"/>
    </style:style>
    <style:style style:name="T1347" style:parent-style-name="AncientGreekἈρχαίαἑλληνικά" style:family="text">
      <style:text-properties style:font-weight-complex="bold"/>
    </style:style>
    <style:style style:name="T1348" style:parent-style-name="AncientGreekἈρχαίαἑλληνικά" style:family="text">
      <style:text-properties style:font-weight-complex="bold" fo:language="el" fo:country="GR"/>
    </style:style>
    <style:style style:name="T1349" style:parent-style-name="AncientGreekἈρχαίαἑλληνικά" style:family="text">
      <style:text-properties style:font-weight-complex="bold"/>
    </style:style>
    <style:style style:name="T1350" style:parent-style-name="AncientGreekἈρχαίαἑλληνικά" style:family="text">
      <style:text-properties style:font-weight-complex="bold" fo:language="el" fo:country="GR"/>
    </style:style>
    <style:style style:name="T1351" style:parent-style-name="AncientGreekἈρχαίαἑλληνικά" style:family="text">
      <style:text-properties style:font-weight-complex="bold"/>
    </style:style>
    <style:style style:name="T1352" style:parent-style-name="AncientGreekἈρχαίαἑλληνικά" style:family="text">
      <style:text-properties style:font-weight-complex="bold" fo:language="el" fo:country="GR"/>
    </style:style>
    <style:style style:name="T1353" style:parent-style-name="AncientGreekἈρχαίαἑλληνικά" style:family="text">
      <style:text-properties style:font-weight-complex="bold"/>
    </style:style>
    <style:style style:name="T1354" style:parent-style-name="AncientGreekἈρχαίαἑλληνικά" style:family="text">
      <style:text-properties style:font-weight-complex="bold" fo:language="el" fo:country="GR"/>
    </style:style>
    <style:style style:name="T1355" style:parent-style-name="AncientGreekἈρχαίαἑλληνικά" style:family="text">
      <style:text-properties style:font-weight-complex="bold"/>
    </style:style>
    <style:style style:name="T1356" style:parent-style-name="AncientGreekἈρχαίαἑλληνικά" style:family="text">
      <style:text-properties style:font-weight-complex="bold" fo:language="el" fo:country="GR"/>
    </style:style>
    <style:style style:name="T1357" style:parent-style-name="AncientGreekἈρχαίαἑλληνικά" style:family="text">
      <style:text-properties style:font-weight-complex="bold"/>
    </style:style>
    <style:style style:name="T1358" style:parent-style-name="AncientGreekἈρχαίαἑλληνικά" style:family="text">
      <style:text-properties style:font-weight-complex="bold" fo:language="el" fo:country="GR"/>
    </style:style>
    <style:style style:name="T1359" style:parent-style-name="AncientGreekἈρχαίαἑλληνικά" style:family="text">
      <style:text-properties style:font-weight-complex="bold"/>
    </style:style>
    <style:style style:name="T1360" style:parent-style-name="AncientGreekἈρχαίαἑλληνικά" style:family="text">
      <style:text-properties style:font-weight-complex="bold" fo:language="el" fo:country="GR"/>
    </style:style>
    <style:style style:name="T1361" style:parent-style-name="AncientGreekἈρχαίαἑλληνικά" style:family="text">
      <style:text-properties style:font-weight-complex="bold"/>
    </style:style>
    <style:style style:name="T1362" style:parent-style-name="AncientGreekἈρχαίαἑλληνικά" style:family="text">
      <style:text-properties style:font-weight-complex="bold" fo:language="el" fo:country="GR"/>
    </style:style>
    <style:style style:name="T1363" style:parent-style-name="AncientGreekἈρχαίαἑλληνικά" style:family="text">
      <style:text-properties style:font-weight-complex="bold"/>
    </style:style>
    <style:style style:name="T1364" style:parent-style-name="AncientGreekἈρχαίαἑλληνικά" style:family="text">
      <style:text-properties style:font-weight-complex="bold" fo:language="el" fo:country="GR"/>
    </style:style>
    <style:style style:name="T1365" style:parent-style-name="AncientGreekἈρχαίαἑλληνικά" style:family="text">
      <style:text-properties style:font-weight-complex="bold"/>
    </style:style>
    <style:style style:name="T1366" style:parent-style-name="AncientGreekἈρχαίαἑλληνικά" style:family="text">
      <style:text-properties style:font-weight-complex="bold" fo:language="el" fo:country="GR"/>
    </style:style>
    <style:style style:name="T1367" style:parent-style-name="AncientGreekἈρχαίαἑλληνικά" style:family="text">
      <style:text-properties style:font-weight-complex="bold"/>
    </style:style>
    <style:style style:name="T1368" style:parent-style-name="AncientGreekἈρχαίαἑλληνικά" style:family="text">
      <style:text-properties style:font-weight-complex="bold" fo:language="el" fo:country="GR"/>
    </style:style>
    <style:style style:name="T1369" style:parent-style-name="AncientGreekἈρχαίαἑλληνικά" style:family="text">
      <style:text-properties style:font-weight-complex="bold"/>
    </style:style>
    <style:style style:name="T1370" style:parent-style-name="AncientGreekἈρχαίαἑλληνικά" style:family="text">
      <style:text-properties style:font-weight-complex="bold" fo:language="el" fo:country="GR"/>
    </style:style>
    <style:style style:name="P1371" style:parent-style-name="Standard" style:family="paragraph">
      <style:paragraph-properties fo:widows="0" fo:orphans="0"/>
    </style:style>
    <style:style style:name="T1372" style:parent-style-name="AncientGreekἈρχαίαἑλληνικά" style:family="text">
      <style:text-properties style:font-weight-complex="bold" fo:language="el" fo:country="GR"/>
    </style:style>
    <style:style style:name="TableCell1373" style:family="table-cell">
      <style:table-cell-properties fo:border="0.0069in solid #000000" fo:background-color="#FFFFFF" style:writing-mode="lr-tb" fo:padding-top="0in" fo:padding-left="0.1527in" fo:padding-bottom="0in" fo:padding-right="0.15in"/>
    </style:style>
    <style:style style:name="P1374" style:parent-style-name="Standard" style:family="paragraph">
      <style:paragraph-properties fo:widows="0" fo:orphans="0" fo:text-align="center"/>
      <style:text-properties style:font-name="AncientGreek" fo:font-weight="bold" style:font-weight-asian="bold" style:font-weight-complex="bold" fo:font-size="16pt" style:font-size-asian="16pt" style:font-size-complex="16pt"/>
    </style:style>
    <style:style style:name="P1375" style:parent-style-name="Standard" style:family="paragraph">
      <style:paragraph-properties fo:widows="0" fo:orphans="0"/>
      <style:text-properties style:font-name="AncientGreek"/>
    </style:style>
    <style:style style:name="P1376" style:parent-style-name="Standard" style:family="paragraph">
      <style:paragraph-properties fo:widows="0" fo:orphans="0"/>
      <style:text-properties style:font-name="AncientGreek"/>
    </style:style>
    <style:style style:name="P1377" style:parent-style-name="Standard" style:family="paragraph">
      <style:paragraph-properties fo:widows="0" fo:orphans="0"/>
    </style:style>
    <style:style style:name="T1378" style:parent-style-name="AncientGreekἈρχαίαἑλληνικά" style:family="text">
      <style:text-properties style:font-weight-complex="bold" fo:language="el" fo:country="GR"/>
    </style:style>
    <style:style style:name="T1379" style:parent-style-name="AncientGreekἈρχαίαἑλληνικά" style:family="text">
      <style:text-properties style:font-weight-complex="bold"/>
    </style:style>
    <style:style style:name="T1380" style:parent-style-name="AncientGreekἈρχαίαἑλληνικά" style:family="text">
      <style:text-properties style:font-weight-complex="bold" fo:language="el" fo:country="GR"/>
    </style:style>
    <style:style style:name="T1381" style:parent-style-name="AncientGreekἈρχαίαἑλληνικά" style:family="text">
      <style:text-properties style:font-weight-complex="bold"/>
    </style:style>
    <style:style style:name="T1382" style:parent-style-name="AncientGreekἈρχαίαἑλληνικά" style:family="text">
      <style:text-properties style:font-weight-complex="bold"/>
    </style:style>
    <style:style style:name="T1383" style:parent-style-name="AncientGreekἈρχαίαἑλληνικά" style:family="text">
      <style:text-properties style:font-weight-complex="bold"/>
    </style:style>
    <style:style style:name="P1384" style:parent-style-name="Standard" style:family="paragraph">
      <style:paragraph-properties fo:widows="0" fo:orphans="0"/>
    </style:style>
    <style:style style:name="T1385" style:parent-style-name="AncientGreekἈρχαίαἑλληνικά" style:family="text">
      <style:text-properties style:font-weight-complex="bold" fo:language="el" fo:country="GR"/>
    </style:style>
    <style:style style:name="T1386" style:parent-style-name="AncientGreekἈρχαίαἑλληνικά" style:family="text">
      <style:text-properties style:font-weight-complex="bold"/>
    </style:style>
    <style:style style:name="T1387" style:parent-style-name="AncientGreekἈρχαίαἑλληνικά" style:family="text">
      <style:text-properties style:font-weight-complex="bold"/>
    </style:style>
    <style:style style:name="TableRow1388" style:family="table-row">
      <style:table-row-properties style:min-row-height="0.0138in" style:use-optimal-row-height="false" fo:keep-together="always"/>
    </style:style>
    <style:style style:name="TableCell1389" style:family="table-cell">
      <style:table-cell-properties fo:border="0.0069in solid #000000" fo:background-color="#FFFFFF" style:writing-mode="lr-tb" fo:padding-top="0in" fo:padding-left="0.1527in" fo:padding-bottom="0in" fo:padding-right="0.15in"/>
    </style:style>
    <style:style style:name="P1390" style:parent-style-name="Standard" style:family="paragraph">
      <style:paragraph-properties fo:keep-with-next="always" fo:widows="0" fo:orphans="0" fo:text-align="center"/>
    </style:style>
    <style:style style:name="T1391" style:parent-style-name="AncientGreekἈρχαίαἑλληνικά" style:family="text">
      <style:text-properties fo:font-weight="bold" style:font-weight-asian="bold" style:font-weight-complex="bold" fo:font-size="18pt" style:font-size-asian="18pt" style:font-size-complex="14pt"/>
    </style:style>
    <style:style style:name="T1392"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1393" style:parent-style-name="AncientGreekἈρχαίαἑλληνικά" style:family="text">
      <style:text-properties fo:font-weight="bold" style:font-weight-asian="bold" style:font-weight-complex="bold" fo:font-size="18pt" style:font-size-asian="18pt" style:font-size-complex="14pt"/>
    </style:style>
    <style:style style:name="T1394"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1395" style:parent-style-name="AncientGreekἈρχαίαἑλληνικά" style:family="text">
      <style:text-properties fo:font-weight="bold" style:font-weight-asian="bold" style:font-weight-complex="bold" fo:font-size="18pt" style:font-size-asian="18pt" style:font-size-complex="14pt"/>
    </style:style>
    <style:style style:name="T1396"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1397" style:parent-style-name="AncientGreekἈρχαίαἑλληνικά" style:family="text">
      <style:text-properties fo:font-weight="bold" style:font-weight-asian="bold" style:font-weight-complex="bold" fo:font-size="18pt" style:font-size-asian="18pt" style:font-size-complex="14pt"/>
    </style:style>
    <style:style style:name="T1398"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1399" style:parent-style-name="AncientGreekἈρχαίαἑλληνικά" style:family="text">
      <style:text-properties fo:font-weight="bold" style:font-weight-asian="bold" style:font-weight-complex="bold" fo:font-size="18pt" style:font-size-asian="18pt" style:font-size-complex="14pt"/>
    </style:style>
    <style:style style:name="P1400" style:parent-style-name="Standard" style:family="paragraph">
      <style:paragraph-properties fo:widows="0" fo:orphans="0"/>
    </style:style>
    <style:style style:name="T1401" style:parent-style-name="AncientGreekἈρχαίαἑλληνικά" style:family="text">
      <style:text-properties style:font-weight-complex="bold" fo:language="el" fo:country="GR"/>
    </style:style>
    <style:style style:name="T1402" style:parent-style-name="AncientGreekἈρχαίαἑλληνικά" style:family="text">
      <style:text-properties style:font-weight-complex="bold"/>
    </style:style>
    <style:style style:name="T1403" style:parent-style-name="AncientGreekἈρχαίαἑλληνικά" style:family="text">
      <style:text-properties style:font-weight-complex="bold" fo:language="el" fo:country="GR"/>
    </style:style>
    <style:style style:name="T1404" style:parent-style-name="AncientGreekἈρχαίαἑλληνικά" style:family="text">
      <style:text-properties style:font-weight-complex="bold"/>
    </style:style>
    <style:style style:name="T1405" style:parent-style-name="AncientGreekἈρχαίαἑλληνικά" style:family="text">
      <style:text-properties style:font-weight-complex="bold" fo:language="el" fo:country="GR"/>
    </style:style>
    <style:style style:name="T1406" style:parent-style-name="AncientGreekἈρχαίαἑλληνικά" style:family="text">
      <style:text-properties style:font-weight-complex="bold"/>
    </style:style>
    <style:style style:name="T1407" style:parent-style-name="AncientGreekἈρχαίαἑλληνικά" style:family="text">
      <style:text-properties style:font-weight-complex="bold" fo:language="el" fo:country="GR"/>
    </style:style>
    <style:style style:name="T1408" style:parent-style-name="AncientGreekἈρχαίαἑλληνικά" style:family="text">
      <style:text-properties style:font-weight-complex="bold"/>
    </style:style>
    <style:style style:name="T1409" style:parent-style-name="AncientGreekἈρχαίαἑλληνικά" style:family="text">
      <style:text-properties style:font-weight-complex="bold" fo:language="el" fo:country="GR"/>
    </style:style>
    <style:style style:name="T1410" style:parent-style-name="AncientGreekἈρχαίαἑλληνικά" style:family="text">
      <style:text-properties style:font-weight-complex="bold"/>
    </style:style>
    <style:style style:name="T1411" style:parent-style-name="AncientGreekἈρχαίαἑλληνικά" style:family="text">
      <style:text-properties style:font-weight-complex="bold" fo:language="el" fo:country="GR"/>
    </style:style>
    <style:style style:name="T1412" style:parent-style-name="AncientGreekἈρχαίαἑλληνικά" style:family="text">
      <style:text-properties style:font-weight-complex="bold"/>
    </style:style>
    <style:style style:name="T1413" style:parent-style-name="AncientGreekἈρχαίαἑλληνικά" style:family="text">
      <style:text-properties style:font-weight-complex="bold" fo:language="el" fo:country="GR"/>
    </style:style>
    <style:style style:name="T1414" style:parent-style-name="AncientGreekἈρχαίαἑλληνικά" style:family="text">
      <style:text-properties style:font-weight-complex="bold"/>
    </style:style>
    <style:style style:name="T1415" style:parent-style-name="AncientGreekἈρχαίαἑλληνικά" style:family="text">
      <style:text-properties style:font-weight-complex="bold" fo:language="el" fo:country="GR"/>
    </style:style>
    <style:style style:name="T1416" style:parent-style-name="AncientGreekἈρχαίαἑλληνικά" style:family="text">
      <style:text-properties style:font-weight-complex="bold"/>
    </style:style>
    <style:style style:name="T1417" style:parent-style-name="AncientGreekἈρχαίαἑλληνικά" style:family="text">
      <style:text-properties style:font-weight-complex="bold" fo:language="el" fo:country="GR"/>
    </style:style>
    <style:style style:name="T1418" style:parent-style-name="AncientGreekἈρχαίαἑλληνικά" style:family="text">
      <style:text-properties style:font-weight-complex="bold"/>
    </style:style>
    <style:style style:name="T1419" style:parent-style-name="AncientGreekἈρχαίαἑλληνικά" style:family="text">
      <style:text-properties style:font-weight-complex="bold" fo:language="el" fo:country="GR"/>
    </style:style>
    <style:style style:name="T1420" style:parent-style-name="AncientGreekἈρχαίαἑλληνικά" style:family="text">
      <style:text-properties style:font-weight-complex="bold"/>
    </style:style>
    <style:style style:name="T1421" style:parent-style-name="AncientGreekἈρχαίαἑλληνικά" style:family="text">
      <style:text-properties style:font-weight-complex="bold" fo:language="el" fo:country="GR"/>
    </style:style>
    <style:style style:name="T1422" style:parent-style-name="AncientGreekἈρχαίαἑλληνικά" style:family="text">
      <style:text-properties style:font-weight-complex="bold"/>
    </style:style>
    <style:style style:name="T1423" style:parent-style-name="AncientGreekἈρχαίαἑλληνικά" style:family="text">
      <style:text-properties style:font-weight-complex="bold" fo:language="el" fo:country="GR"/>
    </style:style>
    <style:style style:name="T1424" style:parent-style-name="AncientGreekἈρχαίαἑλληνικά" style:family="text">
      <style:text-properties style:font-weight-complex="bold"/>
    </style:style>
    <style:style style:name="T1425" style:parent-style-name="AncientGreekἈρχαίαἑλληνικά" style:family="text">
      <style:text-properties style:font-weight-complex="bold" fo:language="el" fo:country="GR"/>
    </style:style>
    <style:style style:name="T1426" style:parent-style-name="AncientGreekἈρχαίαἑλληνικά" style:family="text">
      <style:text-properties style:font-weight-complex="bold"/>
    </style:style>
    <style:style style:name="T1427" style:parent-style-name="AncientGreekἈρχαίαἑλληνικά" style:family="text">
      <style:text-properties style:font-weight-complex="bold" fo:language="el" fo:country="GR"/>
    </style:style>
    <style:style style:name="T1428" style:parent-style-name="AncientGreekἈρχαίαἑλληνικά" style:family="text">
      <style:text-properties style:font-weight-complex="bold"/>
    </style:style>
    <style:style style:name="T1429" style:parent-style-name="AncientGreekἈρχαίαἑλληνικά" style:family="text">
      <style:text-properties style:font-weight-complex="bold" fo:language="el" fo:country="GR"/>
    </style:style>
    <style:style style:name="T1430" style:parent-style-name="AncientGreekἈρχαίαἑλληνικά" style:family="text">
      <style:text-properties style:font-weight-complex="bold"/>
    </style:style>
    <style:style style:name="T1431" style:parent-style-name="AncientGreekἈρχαίαἑλληνικά" style:family="text">
      <style:text-properties style:font-weight-complex="bold" fo:language="el" fo:country="GR"/>
    </style:style>
    <style:style style:name="T1432" style:parent-style-name="AncientGreekἈρχαίαἑλληνικά" style:family="text">
      <style:text-properties style:font-weight-complex="bold"/>
    </style:style>
    <style:style style:name="T1433" style:parent-style-name="AncientGreekἈρχαίαἑλληνικά" style:family="text">
      <style:text-properties style:font-weight-complex="bold" fo:language="el" fo:country="GR"/>
    </style:style>
    <style:style style:name="T1434" style:parent-style-name="AncientGreekἈρχαίαἑλληνικά" style:family="text">
      <style:text-properties style:font-weight-complex="bold"/>
    </style:style>
    <style:style style:name="T1435" style:parent-style-name="AncientGreekἈρχαίαἑλληνικά" style:family="text">
      <style:text-properties style:font-weight-complex="bold" fo:language="el" fo:country="GR"/>
    </style:style>
    <style:style style:name="T1436" style:parent-style-name="AncientGreekἈρχαίαἑλληνικά" style:family="text">
      <style:text-properties style:font-weight-complex="bold"/>
    </style:style>
    <style:style style:name="T1437" style:parent-style-name="AncientGreekἈρχαίαἑλληνικά" style:family="text">
      <style:text-properties style:font-weight-complex="bold" fo:language="el" fo:country="GR"/>
    </style:style>
    <style:style style:name="T1438" style:parent-style-name="AncientGreekἈρχαίαἑλληνικά" style:family="text">
      <style:text-properties style:font-weight-complex="bold"/>
    </style:style>
    <style:style style:name="T1439" style:parent-style-name="AncientGreekἈρχαίαἑλληνικά" style:family="text">
      <style:text-properties style:font-weight-complex="bold" fo:language="el" fo:country="GR"/>
    </style:style>
    <style:style style:name="T1440" style:parent-style-name="AncientGreekἈρχαίαἑλληνικά" style:family="text">
      <style:text-properties style:font-weight-complex="bold"/>
    </style:style>
    <style:style style:name="T1441" style:parent-style-name="AncientGreekἈρχαίαἑλληνικά" style:family="text">
      <style:text-properties style:font-weight-complex="bold" fo:language="el" fo:country="GR"/>
    </style:style>
    <style:style style:name="T1442" style:parent-style-name="AncientGreekἈρχαίαἑλληνικά" style:family="text">
      <style:text-properties style:font-weight-complex="bold"/>
    </style:style>
    <style:style style:name="T1443" style:parent-style-name="AncientGreekἈρχαίαἑλληνικά" style:family="text">
      <style:text-properties style:font-weight-complex="bold" fo:language="el" fo:country="GR"/>
    </style:style>
    <style:style style:name="T1444" style:parent-style-name="AncientGreekἈρχαίαἑλληνικά" style:family="text">
      <style:text-properties style:font-weight-complex="bold"/>
    </style:style>
    <style:style style:name="T1445" style:parent-style-name="AncientGreekἈρχαίαἑλληνικά" style:family="text">
      <style:text-properties style:font-weight-complex="bold" fo:language="el" fo:country="GR"/>
    </style:style>
    <style:style style:name="T1446" style:parent-style-name="AncientGreekἈρχαίαἑλληνικά" style:family="text">
      <style:text-properties style:font-weight-complex="bold"/>
    </style:style>
    <style:style style:name="T1447" style:parent-style-name="AncientGreekἈρχαίαἑλληνικά" style:family="text">
      <style:text-properties style:font-weight-complex="bold" fo:language="el" fo:country="GR"/>
    </style:style>
    <style:style style:name="T1448" style:parent-style-name="AncientGreekἈρχαίαἑλληνικά" style:family="text">
      <style:text-properties style:font-weight-complex="bold"/>
    </style:style>
    <style:style style:name="T1449" style:parent-style-name="AncientGreekἈρχαίαἑλληνικά" style:family="text">
      <style:text-properties style:font-weight-complex="bold" fo:language="el" fo:country="GR"/>
    </style:style>
    <style:style style:name="T1450" style:parent-style-name="AncientGreekἈρχαίαἑλληνικά" style:family="text">
      <style:text-properties style:font-weight-complex="bold"/>
    </style:style>
    <style:style style:name="T1451" style:parent-style-name="AncientGreekἈρχαίαἑλληνικά" style:family="text">
      <style:text-properties style:font-weight-complex="bold" fo:language="el" fo:country="GR"/>
    </style:style>
    <style:style style:name="T1452" style:parent-style-name="AncientGreekἈρχαίαἑλληνικά" style:family="text">
      <style:text-properties style:font-weight-complex="bold"/>
    </style:style>
    <style:style style:name="T1453" style:parent-style-name="AncientGreekἈρχαίαἑλληνικά" style:family="text">
      <style:text-properties style:font-weight-complex="bold" fo:language="el" fo:country="GR"/>
    </style:style>
    <style:style style:name="T1454" style:parent-style-name="AncientGreekἈρχαίαἑλληνικά" style:family="text">
      <style:text-properties style:font-weight-complex="bold"/>
    </style:style>
    <style:style style:name="T1455" style:parent-style-name="AncientGreekἈρχαίαἑλληνικά" style:family="text">
      <style:text-properties style:font-weight-complex="bold" fo:language="el" fo:country="GR"/>
    </style:style>
    <style:style style:name="T1456" style:parent-style-name="AncientGreekἈρχαίαἑλληνικά" style:family="text">
      <style:text-properties style:font-weight-complex="bold"/>
    </style:style>
    <style:style style:name="T1457" style:parent-style-name="AncientGreekἈρχαίαἑλληνικά" style:family="text">
      <style:text-properties style:font-weight-complex="bold" fo:language="el" fo:country="GR"/>
    </style:style>
    <style:style style:name="T1458" style:parent-style-name="AncientGreekἈρχαίαἑλληνικά" style:family="text">
      <style:text-properties style:font-weight-complex="bold"/>
    </style:style>
    <style:style style:name="T1459" style:parent-style-name="AncientGreekἈρχαίαἑλληνικά" style:family="text">
      <style:text-properties style:font-weight-complex="bold" fo:language="el" fo:country="GR"/>
    </style:style>
    <style:style style:name="T1460" style:parent-style-name="AncientGreekἈρχαίαἑλληνικά" style:family="text">
      <style:text-properties style:font-weight-complex="bold"/>
    </style:style>
    <style:style style:name="T1461" style:parent-style-name="AncientGreekἈρχαίαἑλληνικά" style:family="text">
      <style:text-properties style:font-weight-complex="bold" fo:language="el" fo:country="GR"/>
    </style:style>
    <style:style style:name="T1462" style:parent-style-name="AncientGreekἈρχαίαἑλληνικά" style:family="text">
      <style:text-properties style:font-weight-complex="bold"/>
    </style:style>
    <style:style style:name="T1463" style:parent-style-name="AncientGreekἈρχαίαἑλληνικά" style:family="text">
      <style:text-properties style:font-weight-complex="bold" fo:language="el" fo:country="GR"/>
    </style:style>
    <style:style style:name="T1464" style:parent-style-name="AncientGreekἈρχαίαἑλληνικά" style:family="text">
      <style:text-properties style:font-weight-complex="bold"/>
    </style:style>
    <style:style style:name="T1465" style:parent-style-name="AncientGreekἈρχαίαἑλληνικά" style:family="text">
      <style:text-properties style:font-weight-complex="bold" fo:language="el" fo:country="GR"/>
    </style:style>
    <style:style style:name="T1466" style:parent-style-name="AncientGreekἈρχαίαἑλληνικά" style:family="text">
      <style:text-properties style:font-weight-complex="bold"/>
    </style:style>
    <style:style style:name="T1467" style:parent-style-name="AncientGreekἈρχαίαἑλληνικά" style:family="text">
      <style:text-properties style:font-weight-complex="bold" fo:language="el" fo:country="GR"/>
    </style:style>
    <style:style style:name="T1468" style:parent-style-name="AncientGreekἈρχαίαἑλληνικά" style:family="text">
      <style:text-properties style:font-weight-complex="bold"/>
    </style:style>
    <style:style style:name="T1469" style:parent-style-name="AncientGreekἈρχαίαἑλληνικά" style:family="text">
      <style:text-properties style:font-weight-complex="bold" fo:language="el" fo:country="GR"/>
    </style:style>
    <style:style style:name="T1470" style:parent-style-name="AncientGreekἈρχαίαἑλληνικά" style:family="text">
      <style:text-properties style:font-weight-complex="bold"/>
    </style:style>
    <style:style style:name="T1471" style:parent-style-name="AncientGreekἈρχαίαἑλληνικά" style:family="text">
      <style:text-properties style:font-weight-complex="bold" fo:language="el" fo:country="GR"/>
    </style:style>
    <style:style style:name="T1472" style:parent-style-name="AncientGreekἈρχαίαἑλληνικά" style:family="text">
      <style:text-properties style:font-weight-complex="bold"/>
    </style:style>
    <style:style style:name="T1473" style:parent-style-name="AncientGreekἈρχαίαἑλληνικά" style:family="text">
      <style:text-properties style:font-weight-complex="bold" fo:language="el" fo:country="GR"/>
    </style:style>
    <style:style style:name="T1474" style:parent-style-name="AncientGreekἈρχαίαἑλληνικά" style:family="text">
      <style:text-properties style:font-weight-complex="bold"/>
    </style:style>
    <style:style style:name="T1475" style:parent-style-name="AncientGreekἈρχαίαἑλληνικά" style:family="text">
      <style:text-properties style:font-weight-complex="bold" fo:language="el" fo:country="GR"/>
    </style:style>
    <style:style style:name="T1476" style:parent-style-name="AncientGreekἈρχαίαἑλληνικά" style:family="text">
      <style:text-properties style:font-weight-complex="bold"/>
    </style:style>
    <style:style style:name="T1477" style:parent-style-name="AncientGreekἈρχαίαἑλληνικά" style:family="text">
      <style:text-properties style:font-weight-complex="bold" fo:language="el" fo:country="GR"/>
    </style:style>
    <style:style style:name="T1478" style:parent-style-name="AncientGreekἈρχαίαἑλληνικά" style:family="text">
      <style:text-properties style:font-weight-complex="bold"/>
    </style:style>
    <style:style style:name="T1479" style:parent-style-name="AncientGreekἈρχαίαἑλληνικά" style:family="text">
      <style:text-properties style:font-weight-complex="bold" fo:language="el" fo:country="GR"/>
    </style:style>
    <style:style style:name="T1480" style:parent-style-name="AncientGreekἈρχαίαἑλληνικά" style:family="text">
      <style:text-properties style:font-weight-complex="bold"/>
    </style:style>
    <style:style style:name="T1481" style:parent-style-name="AncientGreekἈρχαίαἑλληνικά" style:family="text">
      <style:text-properties style:font-weight-complex="bold" fo:language="el" fo:country="GR"/>
    </style:style>
    <style:style style:name="T1482" style:parent-style-name="AncientGreekἈρχαίαἑλληνικά" style:family="text">
      <style:text-properties style:font-weight-complex="bold"/>
    </style:style>
    <style:style style:name="T1483" style:parent-style-name="AncientGreekἈρχαίαἑλληνικά" style:family="text">
      <style:text-properties style:font-weight-complex="bold" fo:language="el" fo:country="GR"/>
    </style:style>
    <style:style style:name="T1484" style:parent-style-name="AncientGreekἈρχαίαἑλληνικά" style:family="text">
      <style:text-properties style:font-weight-complex="bold"/>
    </style:style>
    <style:style style:name="T1485" style:parent-style-name="AncientGreekἈρχαίαἑλληνικά" style:family="text">
      <style:text-properties style:font-weight-complex="bold" fo:language="el" fo:country="GR"/>
    </style:style>
    <style:style style:name="T1486" style:parent-style-name="AncientGreekἈρχαίαἑλληνικά" style:family="text">
      <style:text-properties style:font-weight-complex="bold"/>
    </style:style>
    <style:style style:name="T1487" style:parent-style-name="AncientGreekἈρχαίαἑλληνικά" style:family="text">
      <style:text-properties style:font-weight-complex="bold" fo:language="el" fo:country="GR"/>
    </style:style>
    <style:style style:name="T1488" style:parent-style-name="AncientGreekἈρχαίαἑλληνικά" style:family="text">
      <style:text-properties style:font-weight-complex="bold"/>
    </style:style>
    <style:style style:name="T1489" style:parent-style-name="AncientGreekἈρχαίαἑλληνικά" style:family="text">
      <style:text-properties style:font-weight-complex="bold" fo:language="el" fo:country="GR"/>
    </style:style>
    <style:style style:name="T1490" style:parent-style-name="AncientGreekἈρχαίαἑλληνικά" style:family="text">
      <style:text-properties style:font-weight-complex="bold"/>
    </style:style>
    <style:style style:name="T1491" style:parent-style-name="AncientGreekἈρχαίαἑλληνικά" style:family="text">
      <style:text-properties style:font-weight-complex="bold" fo:language="el" fo:country="GR"/>
    </style:style>
    <style:style style:name="T1492" style:parent-style-name="AncientGreekἈρχαίαἑλληνικά" style:family="text">
      <style:text-properties style:font-weight-complex="bold"/>
    </style:style>
    <style:style style:name="T1493" style:parent-style-name="AncientGreekἈρχαίαἑλληνικά" style:family="text">
      <style:text-properties style:font-weight-complex="bold" fo:language="el" fo:country="GR"/>
    </style:style>
    <style:style style:name="T1494" style:parent-style-name="AncientGreekἈρχαίαἑλληνικά" style:family="text">
      <style:text-properties style:font-weight-complex="bold"/>
    </style:style>
    <style:style style:name="T1495" style:parent-style-name="AncientGreekἈρχαίαἑλληνικά" style:family="text">
      <style:text-properties style:font-weight-complex="bold" fo:language="el" fo:country="GR"/>
    </style:style>
    <style:style style:name="T1496" style:parent-style-name="AncientGreekἈρχαίαἑλληνικά" style:family="text">
      <style:text-properties style:font-weight-complex="bold"/>
    </style:style>
    <style:style style:name="P1497" style:parent-style-name="Standard" style:family="paragraph">
      <style:paragraph-properties fo:widows="0" fo:orphans="0"/>
    </style:style>
    <style:style style:name="T1498" style:parent-style-name="AncientGreekἈρχαίαἑλληνικά" style:family="text">
      <style:text-properties style:font-weight-complex="bold" fo:language="el" fo:country="GR"/>
    </style:style>
    <style:style style:name="T1499" style:parent-style-name="AncientGreekἈρχαίαἑλληνικά" style:family="text">
      <style:text-properties style:font-weight-complex="bold"/>
    </style:style>
    <style:style style:name="T1500" style:parent-style-name="AncientGreekἈρχαίαἑλληνικά" style:family="text">
      <style:text-properties style:font-weight-complex="bold" fo:language="el" fo:country="GR"/>
    </style:style>
    <style:style style:name="T1501" style:parent-style-name="AncientGreekἈρχαίαἑλληνικά" style:family="text">
      <style:text-properties style:font-weight-complex="bold"/>
    </style:style>
    <style:style style:name="T1502" style:parent-style-name="AncientGreekἈρχαίαἑλληνικά" style:family="text">
      <style:text-properties style:font-weight-complex="bold" fo:language="el" fo:country="GR"/>
    </style:style>
    <style:style style:name="T1503" style:parent-style-name="AncientGreekἈρχαίαἑλληνικά" style:family="text">
      <style:text-properties style:font-weight-complex="bold"/>
    </style:style>
    <style:style style:name="T1504" style:parent-style-name="AncientGreekἈρχαίαἑλληνικά" style:family="text">
      <style:text-properties style:font-weight-complex="bold" fo:language="el" fo:country="GR"/>
    </style:style>
    <style:style style:name="T1505" style:parent-style-name="AncientGreekἈρχαίαἑλληνικά" style:family="text">
      <style:text-properties style:font-weight-complex="bold"/>
    </style:style>
    <style:style style:name="T1506" style:parent-style-name="AncientGreekἈρχαίαἑλληνικά" style:family="text">
      <style:text-properties style:font-weight-complex="bold" fo:language="el" fo:country="GR"/>
    </style:style>
    <style:style style:name="T1507" style:parent-style-name="AncientGreekἈρχαίαἑλληνικά" style:family="text">
      <style:text-properties style:font-weight-complex="bold"/>
    </style:style>
    <style:style style:name="T1508" style:parent-style-name="AncientGreekἈρχαίαἑλληνικά" style:family="text">
      <style:text-properties style:font-weight-complex="bold" fo:language="el" fo:country="GR"/>
    </style:style>
    <style:style style:name="T1509" style:parent-style-name="AncientGreekἈρχαίαἑλληνικά" style:family="text">
      <style:text-properties style:font-weight-complex="bold"/>
    </style:style>
    <style:style style:name="T1510" style:parent-style-name="AncientGreekἈρχαίαἑλληνικά" style:family="text">
      <style:text-properties style:font-weight-complex="bold" fo:language="el" fo:country="GR"/>
    </style:style>
    <style:style style:name="T1511" style:parent-style-name="AncientGreekἈρχαίαἑλληνικά" style:family="text">
      <style:text-properties style:font-weight-complex="bold"/>
    </style:style>
    <style:style style:name="T1512" style:parent-style-name="AncientGreekἈρχαίαἑλληνικά" style:family="text">
      <style:text-properties style:font-weight-complex="bold" fo:language="el" fo:country="GR"/>
    </style:style>
    <style:style style:name="T1513" style:parent-style-name="AncientGreekἈρχαίαἑλληνικά" style:family="text">
      <style:text-properties style:font-weight-complex="bold"/>
    </style:style>
    <style:style style:name="T1514" style:parent-style-name="AncientGreekἈρχαίαἑλληνικά" style:family="text">
      <style:text-properties style:font-weight-complex="bold" fo:language="el" fo:country="GR"/>
    </style:style>
    <style:style style:name="T1515" style:parent-style-name="AncientGreekἈρχαίαἑλληνικά" style:family="text">
      <style:text-properties style:font-weight-complex="bold"/>
    </style:style>
    <style:style style:name="T1516" style:parent-style-name="AncientGreekἈρχαίαἑλληνικά" style:family="text">
      <style:text-properties style:font-weight-complex="bold" fo:language="el" fo:country="GR"/>
    </style:style>
    <style:style style:name="T1517" style:parent-style-name="AncientGreekἈρχαίαἑλληνικά" style:family="text">
      <style:text-properties style:font-weight-complex="bold"/>
    </style:style>
    <style:style style:name="T1518" style:parent-style-name="AncientGreekἈρχαίαἑλληνικά" style:family="text">
      <style:text-properties style:font-weight-complex="bold" fo:language="el" fo:country="GR"/>
    </style:style>
    <style:style style:name="T1519" style:parent-style-name="AncientGreekἈρχαίαἑλληνικά" style:family="text">
      <style:text-properties style:font-weight-complex="bold"/>
    </style:style>
    <style:style style:name="T1520" style:parent-style-name="AncientGreekἈρχαίαἑλληνικά" style:family="text">
      <style:text-properties style:font-weight-complex="bold" fo:language="el" fo:country="GR"/>
    </style:style>
    <style:style style:name="T1521" style:parent-style-name="AncientGreekἈρχαίαἑλληνικά" style:family="text">
      <style:text-properties style:font-weight-complex="bold"/>
    </style:style>
    <style:style style:name="T1522" style:parent-style-name="AncientGreekἈρχαίαἑλληνικά" style:family="text">
      <style:text-properties style:font-weight-complex="bold" fo:language="el" fo:country="GR"/>
    </style:style>
    <style:style style:name="T1523" style:parent-style-name="AncientGreekἈρχαίαἑλληνικά" style:family="text">
      <style:text-properties style:font-weight-complex="bold"/>
    </style:style>
    <style:style style:name="T1524" style:parent-style-name="AncientGreekἈρχαίαἑλληνικά" style:family="text">
      <style:text-properties style:font-weight-complex="bold" fo:language="el" fo:country="GR"/>
    </style:style>
    <style:style style:name="T1525" style:parent-style-name="AncientGreekἈρχαίαἑλληνικά" style:family="text">
      <style:text-properties style:font-weight-complex="bold"/>
    </style:style>
    <style:style style:name="T1526" style:parent-style-name="AncientGreekἈρχαίαἑλληνικά" style:family="text">
      <style:text-properties style:font-weight-complex="bold" fo:language="el" fo:country="GR"/>
    </style:style>
    <style:style style:name="T1527" style:parent-style-name="AncientGreekἈρχαίαἑλληνικά" style:family="text">
      <style:text-properties style:font-weight-complex="bold"/>
    </style:style>
    <style:style style:name="T1528" style:parent-style-name="AncientGreekἈρχαίαἑλληνικά" style:family="text">
      <style:text-properties style:font-weight-complex="bold" fo:language="el" fo:country="GR"/>
    </style:style>
    <style:style style:name="T1529" style:parent-style-name="AncientGreekἈρχαίαἑλληνικά" style:family="text">
      <style:text-properties style:font-weight-complex="bold"/>
    </style:style>
    <style:style style:name="TableCell1530" style:family="table-cell">
      <style:table-cell-properties fo:border="0.0069in solid #000000" fo:background-color="#FFFFFF" style:writing-mode="lr-tb" fo:padding-top="0in" fo:padding-left="0.1527in" fo:padding-bottom="0in" fo:padding-right="0.15in"/>
    </style:style>
    <style:style style:name="P1531" style:parent-style-name="Standard" style:family="paragraph">
      <style:paragraph-properties fo:widows="0" fo:orphans="0" fo:text-align="center"/>
      <style:text-properties style:font-name="AncientGreek" fo:font-weight="bold" style:font-weight-asian="bold" style:font-weight-complex="bold" fo:font-size="16pt" style:font-size-asian="16pt" style:font-size-complex="16pt"/>
    </style:style>
    <style:style style:name="P1532" style:parent-style-name="Standard" style:family="paragraph">
      <style:paragraph-properties fo:widows="0" fo:orphans="0"/>
      <style:text-properties style:font-name="AncientGreek"/>
    </style:style>
    <style:style style:name="TableRow1533" style:family="table-row">
      <style:table-row-properties style:min-row-height="0.0138in" style:use-optimal-row-height="false" fo:keep-together="always"/>
    </style:style>
    <style:style style:name="TableCell1534" style:family="table-cell">
      <style:table-cell-properties fo:border="0.0069in solid #000000" fo:background-color="#FFFFFF" style:writing-mode="lr-tb" fo:padding-top="0in" fo:padding-left="0.1527in" fo:padding-bottom="0in" fo:padding-right="0.15in"/>
    </style:style>
    <style:style style:name="P1535" style:parent-style-name="Standard" style:family="paragraph">
      <style:paragraph-properties fo:keep-with-next="always" fo:widows="0" fo:orphans="0" fo:text-align="center"/>
    </style:style>
    <style:style style:name="T1536" style:parent-style-name="AncientGreekἈρχαίαἑλληνικά" style:family="text">
      <style:text-properties fo:font-weight="bold" style:font-weight-asian="bold" style:font-weight-complex="bold" fo:font-size="18pt" style:font-size-asian="18pt" style:font-size-complex="14pt"/>
    </style:style>
    <style:style style:name="T1537"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1538" style:parent-style-name="AncientGreekἈρχαίαἑλληνικά" style:family="text">
      <style:text-properties fo:font-weight="bold" style:font-weight-asian="bold" style:font-weight-complex="bold" fo:font-size="18pt" style:font-size-asian="18pt" style:font-size-complex="14pt"/>
    </style:style>
    <style:style style:name="T1539"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1540" style:parent-style-name="AncientGreekἈρχαίαἑλληνικά" style:family="text">
      <style:text-properties fo:font-weight="bold" style:font-weight-asian="bold" style:font-weight-complex="bold" fo:font-size="18pt" style:font-size-asian="18pt" style:font-size-complex="14pt"/>
    </style:style>
    <style:style style:name="T1541"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1542" style:parent-style-name="AncientGreekἈρχαίαἑλληνικά" style:family="text">
      <style:text-properties fo:font-weight="bold" style:font-weight-asian="bold" style:font-weight-complex="bold" fo:font-size="18pt" style:font-size-asian="18pt" style:font-size-complex="14pt"/>
    </style:style>
    <style:style style:name="P1543" style:parent-style-name="Standard" style:family="paragraph">
      <style:paragraph-properties fo:widows="0" fo:orphans="0"/>
    </style:style>
    <style:style style:name="T1544" style:parent-style-name="AncientGreekἈρχαίαἑλληνικά" style:family="text">
      <style:text-properties style:font-weight-complex="bold" fo:language="el" fo:country="GR"/>
    </style:style>
    <style:style style:name="T1545" style:parent-style-name="AncientGreekἈρχαίαἑλληνικά" style:family="text">
      <style:text-properties style:font-weight-complex="bold"/>
    </style:style>
    <style:style style:name="T1546" style:parent-style-name="AncientGreekἈρχαίαἑλληνικά" style:family="text">
      <style:text-properties style:font-weight-complex="bold" fo:language="el" fo:country="GR"/>
    </style:style>
    <style:style style:name="T1547" style:parent-style-name="AncientGreekἈρχαίαἑλληνικά" style:family="text">
      <style:text-properties style:font-weight-complex="bold"/>
    </style:style>
    <style:style style:name="T1548" style:parent-style-name="AncientGreekἈρχαίαἑλληνικά" style:family="text">
      <style:text-properties style:font-weight-complex="bold" fo:language="el" fo:country="GR"/>
    </style:style>
    <style:style style:name="T1549" style:parent-style-name="AncientGreekἈρχαίαἑλληνικά" style:family="text">
      <style:text-properties style:font-weight-complex="bold"/>
    </style:style>
    <style:style style:name="T1550" style:parent-style-name="AncientGreekἈρχαίαἑλληνικά" style:family="text">
      <style:text-properties style:font-weight-complex="bold" fo:language="el" fo:country="GR"/>
    </style:style>
    <style:style style:name="T1551" style:parent-style-name="AncientGreekἈρχαίαἑλληνικά" style:family="text">
      <style:text-properties style:font-weight-complex="bold"/>
    </style:style>
    <style:style style:name="T1552" style:parent-style-name="AncientGreekἈρχαίαἑλληνικά" style:family="text">
      <style:text-properties style:font-weight-complex="bold" fo:language="el" fo:country="GR"/>
    </style:style>
    <style:style style:name="T1553" style:parent-style-name="AncientGreekἈρχαίαἑλληνικά" style:family="text">
      <style:text-properties style:font-weight-complex="bold"/>
    </style:style>
    <style:style style:name="T1554" style:parent-style-name="AncientGreekἈρχαίαἑλληνικά" style:family="text">
      <style:text-properties style:font-weight-complex="bold" fo:language="el" fo:country="GR"/>
    </style:style>
    <style:style style:name="T1555" style:parent-style-name="AncientGreekἈρχαίαἑλληνικά" style:family="text">
      <style:text-properties style:font-weight-complex="bold"/>
    </style:style>
    <style:style style:name="T1556" style:parent-style-name="AncientGreekἈρχαίαἑλληνικά" style:family="text">
      <style:text-properties style:font-weight-complex="bold" fo:language="el" fo:country="GR"/>
    </style:style>
    <style:style style:name="T1557" style:parent-style-name="AncientGreekἈρχαίαἑλληνικά" style:family="text">
      <style:text-properties style:font-weight-complex="bold"/>
    </style:style>
    <style:style style:name="T1558" style:parent-style-name="AncientGreekἈρχαίαἑλληνικά" style:family="text">
      <style:text-properties style:font-weight-complex="bold" fo:language="el" fo:country="GR"/>
    </style:style>
    <style:style style:name="T1559" style:parent-style-name="AncientGreekἈρχαίαἑλληνικά" style:family="text">
      <style:text-properties style:font-weight-complex="bold"/>
    </style:style>
    <style:style style:name="T1560" style:parent-style-name="AncientGreekἈρχαίαἑλληνικά" style:family="text">
      <style:text-properties style:font-weight-complex="bold" fo:language="el" fo:country="GR"/>
    </style:style>
    <style:style style:name="T1561" style:parent-style-name="AncientGreekἈρχαίαἑλληνικά" style:family="text">
      <style:text-properties style:font-weight-complex="bold"/>
    </style:style>
    <style:style style:name="T1562" style:parent-style-name="AncientGreekἈρχαίαἑλληνικά" style:family="text">
      <style:text-properties style:font-weight-complex="bold" fo:language="el" fo:country="GR"/>
    </style:style>
    <style:style style:name="T1563" style:parent-style-name="AncientGreekἈρχαίαἑλληνικά" style:family="text">
      <style:text-properties style:font-weight-complex="bold"/>
    </style:style>
    <style:style style:name="T1564" style:parent-style-name="AncientGreekἈρχαίαἑλληνικά" style:family="text">
      <style:text-properties style:font-weight-complex="bold" fo:language="el" fo:country="GR"/>
    </style:style>
    <style:style style:name="T1565" style:parent-style-name="AncientGreekἈρχαίαἑλληνικά" style:family="text">
      <style:text-properties style:font-weight-complex="bold"/>
    </style:style>
    <style:style style:name="T1566" style:parent-style-name="AncientGreekἈρχαίαἑλληνικά" style:family="text">
      <style:text-properties style:font-weight-complex="bold" fo:language="el" fo:country="GR"/>
    </style:style>
    <style:style style:name="T1567" style:parent-style-name="AncientGreekἈρχαίαἑλληνικά" style:family="text">
      <style:text-properties style:font-weight-complex="bold"/>
    </style:style>
    <style:style style:name="T1568" style:parent-style-name="AncientGreekἈρχαίαἑλληνικά" style:family="text">
      <style:text-properties style:font-weight-complex="bold" fo:language="el" fo:country="GR"/>
    </style:style>
    <style:style style:name="T1569" style:parent-style-name="AncientGreekἈρχαίαἑλληνικά" style:family="text">
      <style:text-properties style:font-weight-complex="bold"/>
    </style:style>
    <style:style style:name="T1570" style:parent-style-name="AncientGreekἈρχαίαἑλληνικά" style:family="text">
      <style:text-properties style:font-weight-complex="bold" fo:language="el" fo:country="GR"/>
    </style:style>
    <style:style style:name="T1571" style:parent-style-name="AncientGreekἈρχαίαἑλληνικά" style:family="text">
      <style:text-properties style:font-weight-complex="bold"/>
    </style:style>
    <style:style style:name="T1572" style:parent-style-name="AncientGreekἈρχαίαἑλληνικά" style:family="text">
      <style:text-properties style:font-weight-complex="bold" fo:language="el" fo:country="GR"/>
    </style:style>
    <style:style style:name="T1573" style:parent-style-name="AncientGreekἈρχαίαἑλληνικά" style:family="text">
      <style:text-properties style:font-weight-complex="bold"/>
    </style:style>
    <style:style style:name="T1574" style:parent-style-name="AncientGreekἈρχαίαἑλληνικά" style:family="text">
      <style:text-properties style:font-weight-complex="bold" fo:language="el" fo:country="GR"/>
    </style:style>
    <style:style style:name="T1575" style:parent-style-name="AncientGreekἈρχαίαἑλληνικά" style:family="text">
      <style:text-properties style:font-weight-complex="bold"/>
    </style:style>
    <style:style style:name="T1576" style:parent-style-name="AncientGreekἈρχαίαἑλληνικά" style:family="text">
      <style:text-properties style:font-weight-complex="bold" fo:language="el" fo:country="GR"/>
    </style:style>
    <style:style style:name="T1577" style:parent-style-name="AncientGreekἈρχαίαἑλληνικά" style:family="text">
      <style:text-properties style:font-weight-complex="bold"/>
    </style:style>
    <style:style style:name="T1578" style:parent-style-name="AncientGreekἈρχαίαἑλληνικά" style:family="text">
      <style:text-properties style:font-weight-complex="bold" fo:language="el" fo:country="GR"/>
    </style:style>
    <style:style style:name="T1579" style:parent-style-name="AncientGreekἈρχαίαἑλληνικά" style:family="text">
      <style:text-properties style:font-weight-complex="bold"/>
    </style:style>
    <style:style style:name="T1580" style:parent-style-name="AncientGreekἈρχαίαἑλληνικά" style:family="text">
      <style:text-properties style:font-weight-complex="bold" fo:language="el" fo:country="GR"/>
    </style:style>
    <style:style style:name="T1581" style:parent-style-name="AncientGreekἈρχαίαἑλληνικά" style:family="text">
      <style:text-properties style:font-weight-complex="bold"/>
    </style:style>
    <style:style style:name="T1582" style:parent-style-name="AncientGreekἈρχαίαἑλληνικά" style:family="text">
      <style:text-properties style:font-weight-complex="bold" fo:language="el" fo:country="GR"/>
    </style:style>
    <style:style style:name="T1583" style:parent-style-name="AncientGreekἈρχαίαἑλληνικά" style:family="text">
      <style:text-properties style:font-weight-complex="bold"/>
    </style:style>
    <style:style style:name="T1584" style:parent-style-name="AncientGreekἈρχαίαἑλληνικά" style:family="text">
      <style:text-properties style:font-weight-complex="bold" fo:language="el" fo:country="GR"/>
    </style:style>
    <style:style style:name="T1585" style:parent-style-name="AncientGreekἈρχαίαἑλληνικά" style:family="text">
      <style:text-properties style:font-weight-complex="bold"/>
    </style:style>
    <style:style style:name="T1586" style:parent-style-name="AncientGreekἈρχαίαἑλληνικά" style:family="text">
      <style:text-properties style:font-weight-complex="bold" fo:language="el" fo:country="GR"/>
    </style:style>
    <style:style style:name="T1587" style:parent-style-name="AncientGreekἈρχαίαἑλληνικά" style:family="text">
      <style:text-properties style:font-weight-complex="bold"/>
    </style:style>
    <style:style style:name="T1588" style:parent-style-name="AncientGreekἈρχαίαἑλληνικά" style:family="text">
      <style:text-properties style:font-weight-complex="bold" fo:language="el" fo:country="GR"/>
    </style:style>
    <style:style style:name="T1589" style:parent-style-name="AncientGreekἈρχαίαἑλληνικά" style:family="text">
      <style:text-properties style:font-weight-complex="bold"/>
    </style:style>
    <style:style style:name="T1590" style:parent-style-name="AncientGreekἈρχαίαἑλληνικά" style:family="text">
      <style:text-properties style:font-weight-complex="bold" fo:language="el" fo:country="GR"/>
    </style:style>
    <style:style style:name="T1591" style:parent-style-name="AncientGreekἈρχαίαἑλληνικά" style:family="text">
      <style:text-properties style:font-weight-complex="bold"/>
    </style:style>
    <style:style style:name="T1592" style:parent-style-name="AncientGreekἈρχαίαἑλληνικά" style:family="text">
      <style:text-properties style:font-weight-complex="bold" fo:language="el" fo:country="GR"/>
    </style:style>
    <style:style style:name="T1593" style:parent-style-name="AncientGreekἈρχαίαἑλληνικά" style:family="text">
      <style:text-properties style:font-weight-complex="bold"/>
    </style:style>
    <style:style style:name="T1594" style:parent-style-name="AncientGreekἈρχαίαἑλληνικά" style:family="text">
      <style:text-properties style:font-weight-complex="bold" fo:language="el" fo:country="GR"/>
    </style:style>
    <style:style style:name="T1595" style:parent-style-name="AncientGreekἈρχαίαἑλληνικά" style:family="text">
      <style:text-properties style:font-weight-complex="bold"/>
    </style:style>
    <style:style style:name="T1596" style:parent-style-name="AncientGreekἈρχαίαἑλληνικά" style:family="text">
      <style:text-properties style:font-weight-complex="bold" fo:language="el" fo:country="GR"/>
    </style:style>
    <style:style style:name="T1597" style:parent-style-name="AncientGreekἈρχαίαἑλληνικά" style:family="text">
      <style:text-properties style:font-weight-complex="bold"/>
    </style:style>
    <style:style style:name="T1598" style:parent-style-name="AncientGreekἈρχαίαἑλληνικά" style:family="text">
      <style:text-properties style:font-weight-complex="bold" fo:language="el" fo:country="GR"/>
    </style:style>
    <style:style style:name="T1599" style:parent-style-name="AncientGreekἈρχαίαἑλληνικά" style:family="text">
      <style:text-properties style:font-weight-complex="bold"/>
    </style:style>
    <style:style style:name="T1600" style:parent-style-name="AncientGreekἈρχαίαἑλληνικά" style:family="text">
      <style:text-properties style:font-weight-complex="bold" fo:language="el" fo:country="GR"/>
    </style:style>
    <style:style style:name="T1601" style:parent-style-name="AncientGreekἈρχαίαἑλληνικά" style:family="text">
      <style:text-properties style:font-weight-complex="bold"/>
    </style:style>
    <style:style style:name="T1602" style:parent-style-name="AncientGreekἈρχαίαἑλληνικά" style:family="text">
      <style:text-properties style:font-weight-complex="bold" fo:language="el" fo:country="GR"/>
    </style:style>
    <style:style style:name="T1603" style:parent-style-name="AncientGreekἈρχαίαἑλληνικά" style:family="text">
      <style:text-properties style:font-weight-complex="bold"/>
    </style:style>
    <style:style style:name="T1604" style:parent-style-name="AncientGreekἈρχαίαἑλληνικά" style:family="text">
      <style:text-properties style:font-weight-complex="bold" fo:language="el" fo:country="GR"/>
    </style:style>
    <style:style style:name="T1605" style:parent-style-name="AncientGreekἈρχαίαἑλληνικά" style:family="text">
      <style:text-properties style:font-weight-complex="bold"/>
    </style:style>
    <style:style style:name="T1606" style:parent-style-name="AncientGreekἈρχαίαἑλληνικά" style:family="text">
      <style:text-properties style:font-weight-complex="bold" fo:language="el" fo:country="GR"/>
    </style:style>
    <style:style style:name="T1607" style:parent-style-name="AncientGreekἈρχαίαἑλληνικά" style:family="text">
      <style:text-properties style:font-weight-complex="bold"/>
    </style:style>
    <style:style style:name="T1608" style:parent-style-name="AncientGreekἈρχαίαἑλληνικά" style:family="text">
      <style:text-properties style:font-weight-complex="bold" fo:language="el" fo:country="GR"/>
    </style:style>
    <style:style style:name="T1609" style:parent-style-name="AncientGreekἈρχαίαἑλληνικά" style:family="text">
      <style:text-properties style:font-weight-complex="bold"/>
    </style:style>
    <style:style style:name="T1610" style:parent-style-name="AncientGreekἈρχαίαἑλληνικά" style:family="text">
      <style:text-properties style:font-weight-complex="bold" fo:language="el" fo:country="GR"/>
    </style:style>
    <style:style style:name="T1611" style:parent-style-name="AncientGreekἈρχαίαἑλληνικά" style:family="text">
      <style:text-properties style:font-weight-complex="bold"/>
    </style:style>
    <style:style style:name="T1612" style:parent-style-name="AncientGreekἈρχαίαἑλληνικά" style:family="text">
      <style:text-properties style:font-weight-complex="bold" fo:language="el" fo:country="GR"/>
    </style:style>
    <style:style style:name="T1613" style:parent-style-name="AncientGreekἈρχαίαἑλληνικά" style:family="text">
      <style:text-properties style:font-weight-complex="bold"/>
    </style:style>
    <style:style style:name="T1614" style:parent-style-name="AncientGreekἈρχαίαἑλληνικά" style:family="text">
      <style:text-properties style:font-weight-complex="bold" fo:language="el" fo:country="GR"/>
    </style:style>
    <style:style style:name="T1615" style:parent-style-name="AncientGreekἈρχαίαἑλληνικά" style:family="text">
      <style:text-properties style:font-weight-complex="bold"/>
    </style:style>
    <style:style style:name="T1616" style:parent-style-name="AncientGreekἈρχαίαἑλληνικά" style:family="text">
      <style:text-properties style:font-weight-complex="bold" fo:language="el" fo:country="GR"/>
    </style:style>
    <style:style style:name="T1617" style:parent-style-name="AncientGreekἈρχαίαἑλληνικά" style:family="text">
      <style:text-properties style:font-weight-complex="bold"/>
    </style:style>
    <style:style style:name="TableCell1618" style:family="table-cell">
      <style:table-cell-properties fo:border="0.0069in solid #000000" fo:background-color="#FFFFFF" style:writing-mode="lr-tb" fo:padding-top="0in" fo:padding-left="0.1527in" fo:padding-bottom="0in" fo:padding-right="0.15in"/>
    </style:style>
    <style:style style:name="P1619" style:parent-style-name="Standard" style:family="paragraph">
      <style:paragraph-properties fo:widows="0" fo:orphans="0" fo:text-align="center"/>
      <style:text-properties style:font-name="AncientGreek" fo:font-weight="bold" style:font-weight-asian="bold" style:font-weight-complex="bold" fo:font-size="16pt" style:font-size-asian="16pt" style:font-size-complex="16pt"/>
    </style:style>
    <style:style style:name="P1620" style:parent-style-name="Standard" style:family="paragraph">
      <style:paragraph-properties fo:widows="0" fo:orphans="0"/>
      <style:text-properties style:font-name="AncientGreek"/>
    </style:style>
    <style:style style:name="TableRow1621" style:family="table-row">
      <style:table-row-properties style:min-row-height="0.0138in" style:use-optimal-row-height="false" fo:keep-together="always"/>
    </style:style>
    <style:style style:name="TableCell1622" style:family="table-cell">
      <style:table-cell-properties fo:border="0.0069in solid #000000" fo:background-color="#FFFFFF" style:writing-mode="lr-tb" fo:padding-top="0in" fo:padding-left="0.1527in" fo:padding-bottom="0in" fo:padding-right="0.15in"/>
    </style:style>
    <style:style style:name="P1623" style:parent-style-name="Standard" style:family="paragraph">
      <style:paragraph-properties fo:keep-with-next="always" fo:widows="0" fo:orphans="0" fo:text-align="center"/>
    </style:style>
    <style:style style:name="T1624" style:parent-style-name="AncientGreekἈρχαίαἑλληνικά" style:family="text">
      <style:text-properties fo:font-weight="bold" style:font-weight-asian="bold" style:font-weight-complex="bold" fo:font-size="18pt" style:font-size-asian="18pt" style:font-size-complex="14pt"/>
    </style:style>
    <style:style style:name="T1625"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1626" style:parent-style-name="AncientGreekἈρχαίαἑλληνικά" style:family="text">
      <style:text-properties fo:font-weight="bold" style:font-weight-asian="bold" style:font-weight-complex="bold" fo:font-size="18pt" style:font-size-asian="18pt" style:font-size-complex="14pt"/>
    </style:style>
    <style:style style:name="T1627"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1628" style:parent-style-name="AncientGreekἈρχαίαἑλληνικά" style:family="text">
      <style:text-properties fo:font-weight="bold" style:font-weight-asian="bold" style:font-weight-complex="bold" fo:font-size="18pt" style:font-size-asian="18pt" style:font-size-complex="14pt"/>
    </style:style>
    <style:style style:name="P1629" style:parent-style-name="Standard" style:family="paragraph">
      <style:paragraph-properties fo:widows="0" fo:orphans="0"/>
    </style:style>
    <style:style style:name="T1630" style:parent-style-name="AncientGreekἈρχαίαἑλληνικά" style:family="text">
      <style:text-properties style:font-weight-complex="bold" fo:language="el" fo:country="GR"/>
    </style:style>
    <style:style style:name="T1631" style:parent-style-name="AncientGreekἈρχαίαἑλληνικά" style:family="text">
      <style:text-properties style:font-weight-complex="bold"/>
    </style:style>
    <style:style style:name="T1632" style:parent-style-name="AncientGreekἈρχαίαἑλληνικά" style:family="text">
      <style:text-properties style:font-weight-complex="bold" fo:language="el" fo:country="GR"/>
    </style:style>
    <style:style style:name="T1633" style:parent-style-name="AncientGreekἈρχαίαἑλληνικά" style:family="text">
      <style:text-properties style:font-weight-complex="bold"/>
    </style:style>
    <style:style style:name="T1634" style:parent-style-name="AncientGreekἈρχαίαἑλληνικά" style:family="text">
      <style:text-properties style:font-weight-complex="bold" fo:language="el" fo:country="GR"/>
    </style:style>
    <style:style style:name="T1635" style:parent-style-name="AncientGreekἈρχαίαἑλληνικά" style:family="text">
      <style:text-properties style:font-weight-complex="bold"/>
    </style:style>
    <style:style style:name="T1636" style:parent-style-name="AncientGreekἈρχαίαἑλληνικά" style:family="text">
      <style:text-properties style:font-weight-complex="bold" fo:language="el" fo:country="GR"/>
    </style:style>
    <style:style style:name="T1637" style:parent-style-name="AncientGreekἈρχαίαἑλληνικά" style:family="text">
      <style:text-properties style:font-weight-complex="bold"/>
    </style:style>
    <style:style style:name="T1638" style:parent-style-name="AncientGreekἈρχαίαἑλληνικά" style:family="text">
      <style:text-properties style:font-weight-complex="bold" fo:language="el" fo:country="GR"/>
    </style:style>
    <style:style style:name="T1639" style:parent-style-name="AncientGreekἈρχαίαἑλληνικά" style:family="text">
      <style:text-properties style:font-weight-complex="bold"/>
    </style:style>
    <style:style style:name="T1640" style:parent-style-name="AncientGreekἈρχαίαἑλληνικά" style:family="text">
      <style:text-properties style:font-weight-complex="bold" fo:language="el" fo:country="GR"/>
    </style:style>
    <style:style style:name="T1641" style:parent-style-name="AncientGreekἈρχαίαἑλληνικά" style:family="text">
      <style:text-properties style:font-weight-complex="bold"/>
    </style:style>
    <style:style style:name="T1642" style:parent-style-name="AncientGreekἈρχαίαἑλληνικά" style:family="text">
      <style:text-properties style:font-weight-complex="bold" fo:language="el" fo:country="GR"/>
    </style:style>
    <style:style style:name="T1643" style:parent-style-name="AncientGreekἈρχαίαἑλληνικά" style:family="text">
      <style:text-properties style:font-weight-complex="bold"/>
    </style:style>
    <style:style style:name="T1644" style:parent-style-name="AncientGreekἈρχαίαἑλληνικά" style:family="text">
      <style:text-properties style:font-weight-complex="bold" fo:language="el" fo:country="GR"/>
    </style:style>
    <style:style style:name="T1645" style:parent-style-name="AncientGreekἈρχαίαἑλληνικά" style:family="text">
      <style:text-properties style:font-weight-complex="bold"/>
    </style:style>
    <style:style style:name="T1646" style:parent-style-name="AncientGreekἈρχαίαἑλληνικά" style:family="text">
      <style:text-properties style:font-weight-complex="bold" fo:language="el" fo:country="GR"/>
    </style:style>
    <style:style style:name="T1647" style:parent-style-name="AncientGreekἈρχαίαἑλληνικά" style:family="text">
      <style:text-properties style:font-weight-complex="bold"/>
    </style:style>
    <style:style style:name="T1648" style:parent-style-name="AncientGreekἈρχαίαἑλληνικά" style:family="text">
      <style:text-properties style:font-weight-complex="bold" fo:language="el" fo:country="GR"/>
    </style:style>
    <style:style style:name="T1649" style:parent-style-name="AncientGreekἈρχαίαἑλληνικά" style:family="text">
      <style:text-properties style:font-weight-complex="bold"/>
    </style:style>
    <style:style style:name="T1650" style:parent-style-name="AncientGreekἈρχαίαἑλληνικά" style:family="text">
      <style:text-properties style:font-weight-complex="bold" fo:language="el" fo:country="GR"/>
    </style:style>
    <style:style style:name="T1651" style:parent-style-name="AncientGreekἈρχαίαἑλληνικά" style:family="text">
      <style:text-properties style:font-weight-complex="bold"/>
    </style:style>
    <style:style style:name="T1652" style:parent-style-name="AncientGreekἈρχαίαἑλληνικά" style:family="text">
      <style:text-properties style:font-weight-complex="bold" fo:language="el" fo:country="GR"/>
    </style:style>
    <style:style style:name="T1653" style:parent-style-name="AncientGreekἈρχαίαἑλληνικά" style:family="text">
      <style:text-properties style:font-weight-complex="bold"/>
    </style:style>
    <style:style style:name="T1654" style:parent-style-name="AncientGreekἈρχαίαἑλληνικά" style:family="text">
      <style:text-properties style:font-weight-complex="bold" fo:language="el" fo:country="GR"/>
    </style:style>
    <style:style style:name="T1655" style:parent-style-name="AncientGreekἈρχαίαἑλληνικά" style:family="text">
      <style:text-properties style:font-weight-complex="bold"/>
    </style:style>
    <style:style style:name="T1656" style:parent-style-name="AncientGreekἈρχαίαἑλληνικά" style:family="text">
      <style:text-properties style:font-weight-complex="bold" fo:language="el" fo:country="GR"/>
    </style:style>
    <style:style style:name="T1657" style:parent-style-name="AncientGreekἈρχαίαἑλληνικά" style:family="text">
      <style:text-properties style:font-weight-complex="bold"/>
    </style:style>
    <style:style style:name="T1658" style:parent-style-name="AncientGreekἈρχαίαἑλληνικά" style:family="text">
      <style:text-properties style:font-weight-complex="bold" fo:language="el" fo:country="GR"/>
    </style:style>
    <style:style style:name="T1659" style:parent-style-name="AncientGreekἈρχαίαἑλληνικά" style:family="text">
      <style:text-properties style:font-weight-complex="bold"/>
    </style:style>
    <style:style style:name="T1660" style:parent-style-name="AncientGreekἈρχαίαἑλληνικά" style:family="text">
      <style:text-properties style:font-weight-complex="bold" fo:language="el" fo:country="GR"/>
    </style:style>
    <style:style style:name="T1661" style:parent-style-name="AncientGreekἈρχαίαἑλληνικά" style:family="text">
      <style:text-properties style:font-weight-complex="bold"/>
    </style:style>
    <style:style style:name="T1662" style:parent-style-name="AncientGreekἈρχαίαἑλληνικά" style:family="text">
      <style:text-properties style:font-weight-complex="bold" fo:language="el" fo:country="GR"/>
    </style:style>
    <style:style style:name="T1663" style:parent-style-name="AncientGreekἈρχαίαἑλληνικά" style:family="text">
      <style:text-properties style:font-weight-complex="bold"/>
    </style:style>
    <style:style style:name="T1664" style:parent-style-name="AncientGreekἈρχαίαἑλληνικά" style:family="text">
      <style:text-properties style:font-weight-complex="bold" fo:language="el" fo:country="GR"/>
    </style:style>
    <style:style style:name="T1665" style:parent-style-name="AncientGreekἈρχαίαἑλληνικά" style:family="text">
      <style:text-properties style:font-weight-complex="bold"/>
    </style:style>
    <style:style style:name="T1666" style:parent-style-name="AncientGreekἈρχαίαἑλληνικά" style:family="text">
      <style:text-properties style:font-weight-complex="bold" fo:language="el" fo:country="GR"/>
    </style:style>
    <style:style style:name="T1667" style:parent-style-name="AncientGreekἈρχαίαἑλληνικά" style:family="text">
      <style:text-properties style:font-weight-complex="bold"/>
    </style:style>
    <style:style style:name="T1668" style:parent-style-name="AncientGreekἈρχαίαἑλληνικά" style:family="text">
      <style:text-properties style:font-weight-complex="bold" fo:language="el" fo:country="GR"/>
    </style:style>
    <style:style style:name="T1669" style:parent-style-name="AncientGreekἈρχαίαἑλληνικά" style:family="text">
      <style:text-properties style:font-weight-complex="bold"/>
    </style:style>
    <style:style style:name="T1670" style:parent-style-name="AncientGreekἈρχαίαἑλληνικά" style:family="text">
      <style:text-properties style:font-weight-complex="bold" fo:language="el" fo:country="GR"/>
    </style:style>
    <style:style style:name="T1671" style:parent-style-name="AncientGreekἈρχαίαἑλληνικά" style:family="text">
      <style:text-properties style:font-weight-complex="bold"/>
    </style:style>
    <style:style style:name="T1672" style:parent-style-name="AncientGreekἈρχαίαἑλληνικά" style:family="text">
      <style:text-properties style:font-weight-complex="bold" fo:language="el" fo:country="GR"/>
    </style:style>
    <style:style style:name="T1673" style:parent-style-name="AncientGreekἈρχαίαἑλληνικά" style:family="text">
      <style:text-properties style:font-weight-complex="bold"/>
    </style:style>
    <style:style style:name="T1674" style:parent-style-name="AncientGreekἈρχαίαἑλληνικά" style:family="text">
      <style:text-properties style:font-weight-complex="bold" fo:language="el" fo:country="GR"/>
    </style:style>
    <style:style style:name="T1675" style:parent-style-name="AncientGreekἈρχαίαἑλληνικά" style:family="text">
      <style:text-properties style:font-weight-complex="bold"/>
    </style:style>
    <style:style style:name="T1676" style:parent-style-name="AncientGreekἈρχαίαἑλληνικά" style:family="text">
      <style:text-properties style:font-weight-complex="bold" fo:language="el" fo:country="GR"/>
    </style:style>
    <style:style style:name="T1677" style:parent-style-name="AncientGreekἈρχαίαἑλληνικά" style:family="text">
      <style:text-properties style:font-weight-complex="bold"/>
    </style:style>
    <style:style style:name="T1678" style:parent-style-name="AncientGreekἈρχαίαἑλληνικά" style:family="text">
      <style:text-properties style:font-weight-complex="bold" fo:language="el" fo:country="GR"/>
    </style:style>
    <style:style style:name="T1679" style:parent-style-name="AncientGreekἈρχαίαἑλληνικά" style:family="text">
      <style:text-properties style:font-weight-complex="bold"/>
    </style:style>
    <style:style style:name="T1680" style:parent-style-name="AncientGreekἈρχαίαἑλληνικά" style:family="text">
      <style:text-properties style:font-weight-complex="bold" fo:language="el" fo:country="GR"/>
    </style:style>
    <style:style style:name="T1681" style:parent-style-name="AncientGreekἈρχαίαἑλληνικά" style:family="text">
      <style:text-properties style:font-weight-complex="bold"/>
    </style:style>
    <style:style style:name="T1682" style:parent-style-name="AncientGreekἈρχαίαἑλληνικά" style:family="text">
      <style:text-properties style:font-weight-complex="bold" fo:language="el" fo:country="GR"/>
    </style:style>
    <style:style style:name="T1683" style:parent-style-name="AncientGreekἈρχαίαἑλληνικά" style:family="text">
      <style:text-properties style:font-weight-complex="bold"/>
    </style:style>
    <style:style style:name="T1684" style:parent-style-name="AncientGreekἈρχαίαἑλληνικά" style:family="text">
      <style:text-properties style:font-weight-complex="bold" fo:language="el" fo:country="GR"/>
    </style:style>
    <style:style style:name="T1685" style:parent-style-name="AncientGreekἈρχαίαἑλληνικά" style:family="text">
      <style:text-properties style:font-weight-complex="bold"/>
    </style:style>
    <style:style style:name="T1686" style:parent-style-name="AncientGreekἈρχαίαἑλληνικά" style:family="text">
      <style:text-properties style:font-weight-complex="bold" fo:language="el" fo:country="GR"/>
    </style:style>
    <style:style style:name="T1687" style:parent-style-name="AncientGreekἈρχαίαἑλληνικά" style:family="text">
      <style:text-properties style:font-weight-complex="bold"/>
    </style:style>
    <style:style style:name="T1688" style:parent-style-name="AncientGreekἈρχαίαἑλληνικά" style:family="text">
      <style:text-properties style:font-weight-complex="bold" fo:language="el" fo:country="GR"/>
    </style:style>
    <style:style style:name="T1689" style:parent-style-name="AncientGreekἈρχαίαἑλληνικά" style:family="text">
      <style:text-properties style:font-weight-complex="bold"/>
    </style:style>
    <style:style style:name="T1690" style:parent-style-name="AncientGreekἈρχαίαἑλληνικά" style:family="text">
      <style:text-properties style:font-weight-complex="bold" fo:language="el" fo:country="GR"/>
    </style:style>
    <style:style style:name="T1691" style:parent-style-name="AncientGreekἈρχαίαἑλληνικά" style:family="text">
      <style:text-properties style:font-weight-complex="bold"/>
    </style:style>
    <style:style style:name="T1692" style:parent-style-name="AncientGreekἈρχαίαἑλληνικά" style:family="text">
      <style:text-properties style:font-weight-complex="bold" fo:language="el" fo:country="GR"/>
    </style:style>
    <style:style style:name="T1693" style:parent-style-name="AncientGreekἈρχαίαἑλληνικά" style:family="text">
      <style:text-properties style:font-weight-complex="bold"/>
    </style:style>
    <style:style style:name="T1694" style:parent-style-name="AncientGreekἈρχαίαἑλληνικά" style:family="text">
      <style:text-properties style:font-weight-complex="bold" fo:language="el" fo:country="GR"/>
    </style:style>
    <style:style style:name="T1695" style:parent-style-name="AncientGreekἈρχαίαἑλληνικά" style:family="text">
      <style:text-properties style:font-weight-complex="bold"/>
    </style:style>
    <style:style style:name="T1696" style:parent-style-name="AncientGreekἈρχαίαἑλληνικά" style:family="text">
      <style:text-properties style:font-weight-complex="bold" fo:language="el" fo:country="GR"/>
    </style:style>
    <style:style style:name="T1697" style:parent-style-name="AncientGreekἈρχαίαἑλληνικά" style:family="text">
      <style:text-properties style:font-weight-complex="bold"/>
    </style:style>
    <style:style style:name="T1698" style:parent-style-name="AncientGreekἈρχαίαἑλληνικά" style:family="text">
      <style:text-properties style:font-weight-complex="bold" fo:language="el" fo:country="GR"/>
    </style:style>
    <style:style style:name="T1699" style:parent-style-name="AncientGreekἈρχαίαἑλληνικά" style:family="text">
      <style:text-properties style:font-weight-complex="bold"/>
    </style:style>
    <style:style style:name="T1700" style:parent-style-name="AncientGreekἈρχαίαἑλληνικά" style:family="text">
      <style:text-properties style:font-weight-complex="bold" fo:language="el" fo:country="GR"/>
    </style:style>
    <style:style style:name="T1701" style:parent-style-name="AncientGreekἈρχαίαἑλληνικά" style:family="text">
      <style:text-properties style:font-weight-complex="bold"/>
    </style:style>
    <style:style style:name="T1702" style:parent-style-name="AncientGreekἈρχαίαἑλληνικά" style:family="text">
      <style:text-properties style:font-weight-complex="bold" fo:language="el" fo:country="GR"/>
    </style:style>
    <style:style style:name="T1703" style:parent-style-name="AncientGreekἈρχαίαἑλληνικά" style:family="text">
      <style:text-properties style:font-weight-complex="bold"/>
    </style:style>
    <style:style style:name="T1704" style:parent-style-name="AncientGreekἈρχαίαἑλληνικά" style:family="text">
      <style:text-properties style:font-weight-complex="bold" fo:language="el" fo:country="GR"/>
    </style:style>
    <style:style style:name="T1705" style:parent-style-name="AncientGreekἈρχαίαἑλληνικά" style:family="text">
      <style:text-properties style:font-weight-complex="bold"/>
    </style:style>
    <style:style style:name="T1706" style:parent-style-name="AncientGreekἈρχαίαἑλληνικά" style:family="text">
      <style:text-properties style:font-weight-complex="bold" fo:language="el" fo:country="GR"/>
    </style:style>
    <style:style style:name="T1707" style:parent-style-name="AncientGreekἈρχαίαἑλληνικά" style:family="text">
      <style:text-properties style:font-weight-complex="bold"/>
    </style:style>
    <style:style style:name="T1708" style:parent-style-name="AncientGreekἈρχαίαἑλληνικά" style:family="text">
      <style:text-properties style:font-weight-complex="bold" fo:language="el" fo:country="GR"/>
    </style:style>
    <style:style style:name="T1709" style:parent-style-name="AncientGreekἈρχαίαἑλληνικά" style:family="text">
      <style:text-properties style:font-weight-complex="bold"/>
    </style:style>
    <style:style style:name="T1710" style:parent-style-name="AncientGreekἈρχαίαἑλληνικά" style:family="text">
      <style:text-properties style:font-weight-complex="bold" fo:language="el" fo:country="GR"/>
    </style:style>
    <style:style style:name="T1711" style:parent-style-name="AncientGreekἈρχαίαἑλληνικά" style:family="text">
      <style:text-properties style:font-weight-complex="bold"/>
    </style:style>
    <style:style style:name="T1712" style:parent-style-name="AncientGreekἈρχαίαἑλληνικά" style:family="text">
      <style:text-properties style:font-weight-complex="bold" fo:language="el" fo:country="GR"/>
    </style:style>
    <style:style style:name="T1713" style:parent-style-name="AncientGreekἈρχαίαἑλληνικά" style:family="text">
      <style:text-properties style:font-weight-complex="bold"/>
    </style:style>
    <style:style style:name="T1714" style:parent-style-name="AncientGreekἈρχαίαἑλληνικά" style:family="text">
      <style:text-properties style:font-weight-complex="bold" fo:language="el" fo:country="GR"/>
    </style:style>
    <style:style style:name="T1715" style:parent-style-name="AncientGreekἈρχαίαἑλληνικά" style:family="text">
      <style:text-properties style:font-weight-complex="bold"/>
    </style:style>
    <style:style style:name="T1716" style:parent-style-name="AncientGreekἈρχαίαἑλληνικά" style:family="text">
      <style:text-properties style:font-weight-complex="bold" fo:language="el" fo:country="GR"/>
    </style:style>
    <style:style style:name="T1717" style:parent-style-name="AncientGreekἈρχαίαἑλληνικά" style:family="text">
      <style:text-properties style:font-weight-complex="bold"/>
    </style:style>
    <style:style style:name="T1718" style:parent-style-name="AncientGreekἈρχαίαἑλληνικά" style:family="text">
      <style:text-properties style:font-weight-complex="bold" fo:language="el" fo:country="GR"/>
    </style:style>
    <style:style style:name="T1719" style:parent-style-name="AncientGreekἈρχαίαἑλληνικά" style:family="text">
      <style:text-properties style:font-weight-complex="bold"/>
    </style:style>
    <style:style style:name="T1720" style:parent-style-name="AncientGreekἈρχαίαἑλληνικά" style:family="text">
      <style:text-properties style:font-weight-complex="bold" fo:language="el" fo:country="GR"/>
    </style:style>
    <style:style style:name="T1721" style:parent-style-name="AncientGreekἈρχαίαἑλληνικά" style:family="text">
      <style:text-properties style:font-weight-complex="bold"/>
    </style:style>
    <style:style style:name="T1722" style:parent-style-name="AncientGreekἈρχαίαἑλληνικά" style:family="text">
      <style:text-properties style:font-weight-complex="bold" fo:language="el" fo:country="GR"/>
    </style:style>
    <style:style style:name="T1723" style:parent-style-name="AncientGreekἈρχαίαἑλληνικά" style:family="text">
      <style:text-properties style:font-weight-complex="bold"/>
    </style:style>
    <style:style style:name="T1724" style:parent-style-name="AncientGreekἈρχαίαἑλληνικά" style:family="text">
      <style:text-properties style:font-weight-complex="bold" fo:language="el" fo:country="GR"/>
    </style:style>
    <style:style style:name="T1725" style:parent-style-name="AncientGreekἈρχαίαἑλληνικά" style:family="text">
      <style:text-properties style:font-weight-complex="bold"/>
    </style:style>
    <style:style style:name="T1726" style:parent-style-name="AncientGreekἈρχαίαἑλληνικά" style:family="text">
      <style:text-properties style:font-weight-complex="bold" fo:language="el" fo:country="GR"/>
    </style:style>
    <style:style style:name="T1727" style:parent-style-name="AncientGreekἈρχαίαἑλληνικά" style:family="text">
      <style:text-properties style:font-weight-complex="bold"/>
    </style:style>
    <style:style style:name="T1728" style:parent-style-name="AncientGreekἈρχαίαἑλληνικά" style:family="text">
      <style:text-properties style:font-weight-complex="bold" fo:language="el" fo:country="GR"/>
    </style:style>
    <style:style style:name="T1729" style:parent-style-name="AncientGreekἈρχαίαἑλληνικά" style:family="text">
      <style:text-properties style:font-weight-complex="bold"/>
    </style:style>
    <style:style style:name="T1730" style:parent-style-name="AncientGreekἈρχαίαἑλληνικά" style:family="text">
      <style:text-properties style:font-weight-complex="bold" fo:language="el" fo:country="GR"/>
    </style:style>
    <style:style style:name="T1731" style:parent-style-name="AncientGreekἈρχαίαἑλληνικά" style:family="text">
      <style:text-properties style:font-weight-complex="bold"/>
    </style:style>
    <style:style style:name="T1732" style:parent-style-name="AncientGreekἈρχαίαἑλληνικά" style:family="text">
      <style:text-properties style:font-weight-complex="bold" fo:language="el" fo:country="GR"/>
    </style:style>
    <style:style style:name="T1733" style:parent-style-name="AncientGreekἈρχαίαἑλληνικά" style:family="text">
      <style:text-properties style:font-weight-complex="bold"/>
    </style:style>
    <style:style style:name="T1734" style:parent-style-name="AncientGreekἈρχαίαἑλληνικά" style:family="text">
      <style:text-properties style:font-weight-complex="bold" fo:language="el" fo:country="GR"/>
    </style:style>
    <style:style style:name="T1735" style:parent-style-name="AncientGreekἈρχαίαἑλληνικά" style:family="text">
      <style:text-properties style:font-weight-complex="bold"/>
    </style:style>
    <style:style style:name="T1736" style:parent-style-name="AncientGreekἈρχαίαἑλληνικά" style:family="text">
      <style:text-properties style:font-weight-complex="bold" fo:language="el" fo:country="GR"/>
    </style:style>
    <style:style style:name="T1737" style:parent-style-name="AncientGreekἈρχαίαἑλληνικά" style:family="text">
      <style:text-properties style:font-weight-complex="bold"/>
    </style:style>
    <style:style style:name="T1738" style:parent-style-name="AncientGreekἈρχαίαἑλληνικά" style:family="text">
      <style:text-properties style:font-weight-complex="bold" fo:language="el" fo:country="GR"/>
    </style:style>
    <style:style style:name="T1739" style:parent-style-name="AncientGreekἈρχαίαἑλληνικά" style:family="text">
      <style:text-properties style:font-weight-complex="bold"/>
    </style:style>
    <style:style style:name="T1740" style:parent-style-name="AncientGreekἈρχαίαἑλληνικά" style:family="text">
      <style:text-properties style:font-weight-complex="bold" fo:language="el" fo:country="GR"/>
    </style:style>
    <style:style style:name="T1741" style:parent-style-name="AncientGreekἈρχαίαἑλληνικά" style:family="text">
      <style:text-properties style:font-weight-complex="bold"/>
    </style:style>
    <style:style style:name="T1742" style:parent-style-name="AncientGreekἈρχαίαἑλληνικά" style:family="text">
      <style:text-properties style:font-weight-complex="bold" fo:language="el" fo:country="GR"/>
    </style:style>
    <style:style style:name="T1743" style:parent-style-name="AncientGreekἈρχαίαἑλληνικά" style:family="text">
      <style:text-properties style:font-weight-complex="bold"/>
    </style:style>
    <style:style style:name="T1744" style:parent-style-name="AncientGreekἈρχαίαἑλληνικά" style:family="text">
      <style:text-properties style:font-weight-complex="bold" fo:language="el" fo:country="GR"/>
    </style:style>
    <style:style style:name="T1745" style:parent-style-name="AncientGreekἈρχαίαἑλληνικά" style:family="text">
      <style:text-properties style:font-weight-complex="bold"/>
    </style:style>
    <style:style style:name="T1746" style:parent-style-name="AncientGreekἈρχαίαἑλληνικά" style:family="text">
      <style:text-properties style:font-weight-complex="bold" fo:language="el" fo:country="GR"/>
    </style:style>
    <style:style style:name="T1747" style:parent-style-name="AncientGreekἈρχαίαἑλληνικά" style:family="text">
      <style:text-properties style:font-weight-complex="bold"/>
    </style:style>
    <style:style style:name="T1748" style:parent-style-name="AncientGreekἈρχαίαἑλληνικά" style:family="text">
      <style:text-properties style:font-weight-complex="bold" fo:language="el" fo:country="GR"/>
    </style:style>
    <style:style style:name="T1749" style:parent-style-name="AncientGreekἈρχαίαἑλληνικά" style:family="text">
      <style:text-properties style:font-weight-complex="bold"/>
    </style:style>
    <style:style style:name="T1750" style:parent-style-name="AncientGreekἈρχαίαἑλληνικά" style:family="text">
      <style:text-properties style:font-weight-complex="bold" fo:language="el" fo:country="GR"/>
    </style:style>
    <style:style style:name="T1751" style:parent-style-name="AncientGreekἈρχαίαἑλληνικά" style:family="text">
      <style:text-properties style:font-weight-complex="bold"/>
    </style:style>
    <style:style style:name="T1752" style:parent-style-name="AncientGreekἈρχαίαἑλληνικά" style:family="text">
      <style:text-properties style:font-weight-complex="bold" fo:language="el" fo:country="GR"/>
    </style:style>
    <style:style style:name="T1753" style:parent-style-name="AncientGreekἈρχαίαἑλληνικά" style:family="text">
      <style:text-properties style:font-weight-complex="bold"/>
    </style:style>
    <style:style style:name="T1754" style:parent-style-name="AncientGreekἈρχαίαἑλληνικά" style:family="text">
      <style:text-properties style:font-weight-complex="bold" fo:language="el" fo:country="GR"/>
    </style:style>
    <style:style style:name="T1755" style:parent-style-name="AncientGreekἈρχαίαἑλληνικά" style:family="text">
      <style:text-properties style:font-weight-complex="bold"/>
    </style:style>
    <style:style style:name="T1756" style:parent-style-name="AncientGreekἈρχαίαἑλληνικά" style:family="text">
      <style:text-properties style:font-weight-complex="bold" fo:language="el" fo:country="GR"/>
    </style:style>
    <style:style style:name="T1757" style:parent-style-name="AncientGreekἈρχαίαἑλληνικά" style:family="text">
      <style:text-properties style:font-weight-complex="bold"/>
    </style:style>
    <style:style style:name="T1758" style:parent-style-name="AncientGreekἈρχαίαἑλληνικά" style:family="text">
      <style:text-properties style:font-weight-complex="bold" fo:language="el" fo:country="GR"/>
    </style:style>
    <style:style style:name="T1759" style:parent-style-name="AncientGreekἈρχαίαἑλληνικά" style:family="text">
      <style:text-properties style:font-weight-complex="bold"/>
    </style:style>
    <style:style style:name="T1760" style:parent-style-name="AncientGreekἈρχαίαἑλληνικά" style:family="text">
      <style:text-properties style:font-weight-complex="bold" fo:language="el" fo:country="GR"/>
    </style:style>
    <style:style style:name="T1761" style:parent-style-name="AncientGreekἈρχαίαἑλληνικά" style:family="text">
      <style:text-properties style:font-weight-complex="bold"/>
    </style:style>
    <style:style style:name="T1762" style:parent-style-name="AncientGreekἈρχαίαἑλληνικά" style:family="text">
      <style:text-properties style:font-weight-complex="bold" fo:language="el" fo:country="GR"/>
    </style:style>
    <style:style style:name="T1763" style:parent-style-name="AncientGreekἈρχαίαἑλληνικά" style:family="text">
      <style:text-properties style:font-weight-complex="bold"/>
    </style:style>
    <style:style style:name="P1764" style:parent-style-name="Standard" style:family="paragraph">
      <style:paragraph-properties fo:widows="0" fo:orphans="0"/>
    </style:style>
    <style:style style:name="T1765" style:parent-style-name="AncientGreekἈρχαίαἑλληνικά" style:family="text">
      <style:text-properties style:font-weight-complex="bold" fo:language="el" fo:country="GR"/>
    </style:style>
    <style:style style:name="T1766" style:parent-style-name="AncientGreekἈρχαίαἑλληνικά" style:family="text">
      <style:text-properties style:font-weight-complex="bold"/>
    </style:style>
    <style:style style:name="T1767" style:parent-style-name="AncientGreekἈρχαίαἑλληνικά" style:family="text">
      <style:text-properties style:font-weight-complex="bold" fo:language="el" fo:country="GR"/>
    </style:style>
    <style:style style:name="T1768" style:parent-style-name="AncientGreekἈρχαίαἑλληνικά" style:family="text">
      <style:text-properties style:font-weight-complex="bold"/>
    </style:style>
    <style:style style:name="T1769" style:parent-style-name="AncientGreekἈρχαίαἑλληνικά" style:family="text">
      <style:text-properties style:font-weight-complex="bold" fo:language="el" fo:country="GR"/>
    </style:style>
    <style:style style:name="T1770" style:parent-style-name="AncientGreekἈρχαίαἑλληνικά" style:family="text">
      <style:text-properties style:font-weight-complex="bold"/>
    </style:style>
    <style:style style:name="T1771" style:parent-style-name="AncientGreekἈρχαίαἑλληνικά" style:family="text">
      <style:text-properties style:font-weight-complex="bold" fo:language="el" fo:country="GR"/>
    </style:style>
    <style:style style:name="T1772" style:parent-style-name="AncientGreekἈρχαίαἑλληνικά" style:family="text">
      <style:text-properties style:font-weight-complex="bold"/>
    </style:style>
    <style:style style:name="T1773" style:parent-style-name="AncientGreekἈρχαίαἑλληνικά" style:family="text">
      <style:text-properties style:font-weight-complex="bold" fo:language="el" fo:country="GR"/>
    </style:style>
    <style:style style:name="T1774" style:parent-style-name="AncientGreekἈρχαίαἑλληνικά" style:family="text">
      <style:text-properties style:font-weight-complex="bold"/>
    </style:style>
    <style:style style:name="T1775" style:parent-style-name="AncientGreekἈρχαίαἑλληνικά" style:family="text">
      <style:text-properties style:font-weight-complex="bold" fo:language="el" fo:country="GR"/>
    </style:style>
    <style:style style:name="T1776" style:parent-style-name="AncientGreekἈρχαίαἑλληνικά" style:family="text">
      <style:text-properties style:font-weight-complex="bold"/>
    </style:style>
    <style:style style:name="T1777" style:parent-style-name="AncientGreekἈρχαίαἑλληνικά" style:family="text">
      <style:text-properties style:font-weight-complex="bold" fo:language="el" fo:country="GR"/>
    </style:style>
    <style:style style:name="T1778" style:parent-style-name="AncientGreekἈρχαίαἑλληνικά" style:family="text">
      <style:text-properties style:font-weight-complex="bold"/>
    </style:style>
    <style:style style:name="T1779" style:parent-style-name="AncientGreekἈρχαίαἑλληνικά" style:family="text">
      <style:text-properties style:font-weight-complex="bold" fo:language="el" fo:country="GR"/>
    </style:style>
    <style:style style:name="T1780" style:parent-style-name="AncientGreekἈρχαίαἑλληνικά" style:family="text">
      <style:text-properties style:font-weight-complex="bold"/>
    </style:style>
    <style:style style:name="T1781" style:parent-style-name="AncientGreekἈρχαίαἑλληνικά" style:family="text">
      <style:text-properties style:font-weight-complex="bold" fo:language="el" fo:country="GR"/>
    </style:style>
    <style:style style:name="T1782" style:parent-style-name="AncientGreekἈρχαίαἑλληνικά" style:family="text">
      <style:text-properties style:font-weight-complex="bold"/>
    </style:style>
    <style:style style:name="T1783" style:parent-style-name="AncientGreekἈρχαίαἑλληνικά" style:family="text">
      <style:text-properties style:font-weight-complex="bold" fo:language="el" fo:country="GR"/>
    </style:style>
    <style:style style:name="T1784" style:parent-style-name="AncientGreekἈρχαίαἑλληνικά" style:family="text">
      <style:text-properties style:font-weight-complex="bold"/>
    </style:style>
    <style:style style:name="T1785" style:parent-style-name="AncientGreekἈρχαίαἑλληνικά" style:family="text">
      <style:text-properties style:font-weight-complex="bold" fo:language="el" fo:country="GR"/>
    </style:style>
    <style:style style:name="T1786" style:parent-style-name="AncientGreekἈρχαίαἑλληνικά" style:family="text">
      <style:text-properties style:font-weight-complex="bold"/>
    </style:style>
    <style:style style:name="T1787" style:parent-style-name="AncientGreekἈρχαίαἑλληνικά" style:family="text">
      <style:text-properties style:font-weight-complex="bold" fo:language="el" fo:country="GR"/>
    </style:style>
    <style:style style:name="T1788" style:parent-style-name="AncientGreekἈρχαίαἑλληνικά" style:family="text">
      <style:text-properties style:font-weight-complex="bold"/>
    </style:style>
    <style:style style:name="T1789" style:parent-style-name="AncientGreekἈρχαίαἑλληνικά" style:family="text">
      <style:text-properties style:font-weight-complex="bold" fo:language="el" fo:country="GR"/>
    </style:style>
    <style:style style:name="T1790" style:parent-style-name="AncientGreekἈρχαίαἑλληνικά" style:family="text">
      <style:text-properties style:font-weight-complex="bold"/>
    </style:style>
    <style:style style:name="T1791" style:parent-style-name="AncientGreekἈρχαίαἑλληνικά" style:family="text">
      <style:text-properties style:font-weight-complex="bold" fo:language="el" fo:country="GR"/>
    </style:style>
    <style:style style:name="T1792" style:parent-style-name="AncientGreekἈρχαίαἑλληνικά" style:family="text">
      <style:text-properties style:font-weight-complex="bold"/>
    </style:style>
    <style:style style:name="T1793" style:parent-style-name="AncientGreekἈρχαίαἑλληνικά" style:family="text">
      <style:text-properties style:font-weight-complex="bold" fo:language="el" fo:country="GR"/>
    </style:style>
    <style:style style:name="T1794" style:parent-style-name="AncientGreekἈρχαίαἑλληνικά" style:family="text">
      <style:text-properties style:font-weight-complex="bold"/>
    </style:style>
    <style:style style:name="T1795" style:parent-style-name="AncientGreekἈρχαίαἑλληνικά" style:family="text">
      <style:text-properties style:font-weight-complex="bold" fo:language="el" fo:country="GR"/>
    </style:style>
    <style:style style:name="T1796" style:parent-style-name="AncientGreekἈρχαίαἑλληνικά" style:family="text">
      <style:text-properties style:font-weight-complex="bold"/>
    </style:style>
    <style:style style:name="T1797" style:parent-style-name="AncientGreekἈρχαίαἑλληνικά" style:family="text">
      <style:text-properties style:font-weight-complex="bold" fo:language="el" fo:country="GR"/>
    </style:style>
    <style:style style:name="T1798" style:parent-style-name="AncientGreekἈρχαίαἑλληνικά" style:family="text">
      <style:text-properties style:font-weight-complex="bold"/>
    </style:style>
    <style:style style:name="T1799" style:parent-style-name="AncientGreekἈρχαίαἑλληνικά" style:family="text">
      <style:text-properties style:font-weight-complex="bold" fo:language="el" fo:country="GR"/>
    </style:style>
    <style:style style:name="T1800" style:parent-style-name="AncientGreekἈρχαίαἑλληνικά" style:family="text">
      <style:text-properties style:font-weight-complex="bold"/>
    </style:style>
    <style:style style:name="T1801" style:parent-style-name="AncientGreekἈρχαίαἑλληνικά" style:family="text">
      <style:text-properties style:font-weight-complex="bold" fo:language="el" fo:country="GR"/>
    </style:style>
    <style:style style:name="T1802" style:parent-style-name="AncientGreekἈρχαίαἑλληνικά" style:family="text">
      <style:text-properties style:font-weight-complex="bold"/>
    </style:style>
    <style:style style:name="T1803" style:parent-style-name="AncientGreekἈρχαίαἑλληνικά" style:family="text">
      <style:text-properties style:font-weight-complex="bold" fo:language="el" fo:country="GR"/>
    </style:style>
    <style:style style:name="T1804" style:parent-style-name="AncientGreekἈρχαίαἑλληνικά" style:family="text">
      <style:text-properties style:font-weight-complex="bold"/>
    </style:style>
    <style:style style:name="TableCell1805" style:family="table-cell">
      <style:table-cell-properties fo:border="0.0069in solid #000000" fo:background-color="#FFFFFF" style:writing-mode="lr-tb" fo:padding-top="0in" fo:padding-left="0.1527in" fo:padding-bottom="0in" fo:padding-right="0.15in"/>
    </style:style>
    <style:style style:name="P1806" style:parent-style-name="Standard" style:family="paragraph">
      <style:paragraph-properties fo:widows="0" fo:orphans="0" fo:text-align="center"/>
      <style:text-properties style:font-name="AncientGreek" fo:font-weight="bold" style:font-weight-asian="bold" style:font-weight-complex="bold" fo:font-size="16pt" style:font-size-asian="16pt" style:font-size-complex="16pt"/>
    </style:style>
    <style:style style:name="P1807" style:parent-style-name="Standard" style:family="paragraph">
      <style:paragraph-properties fo:widows="0" fo:orphans="0"/>
      <style:text-properties style:font-name="AncientGreek"/>
    </style:style>
    <style:style style:name="TableRow1808" style:family="table-row">
      <style:table-row-properties style:min-row-height="0.0138in" style:use-optimal-row-height="false" fo:keep-together="always"/>
    </style:style>
    <style:style style:name="TableCell1809" style:family="table-cell">
      <style:table-cell-properties fo:border="0.0069in solid #000000" fo:background-color="#FFFFFF" style:writing-mode="lr-tb" fo:padding-top="0in" fo:padding-left="0.1527in" fo:padding-bottom="0in" fo:padding-right="0.15in"/>
    </style:style>
    <style:style style:name="P1810" style:parent-style-name="Standard" style:family="paragraph">
      <style:paragraph-properties fo:keep-with-next="always" fo:widows="0" fo:orphans="0" fo:text-align="center">
        <style:tab-stops>
          <style:tab-stop style:type="center" style:position="1in"/>
          <style:tab-stop style:type="left" style:position="1.2812in"/>
        </style:tab-stops>
      </style:paragraph-properties>
    </style:style>
    <style:style style:name="T1811" style:parent-style-name="AncientGreekἈρχαίαἑλληνικά" style:family="text">
      <style:text-properties fo:font-weight="bold" style:font-weight-asian="bold" style:font-weight-complex="bold" fo:font-size="18pt" style:font-size-asian="18pt" style:font-size-complex="14pt"/>
    </style:style>
    <style:style style:name="T1812"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1813" style:parent-style-name="AncientGreekἈρχαίαἑλληνικά" style:family="text">
      <style:text-properties fo:font-weight="bold" style:font-weight-asian="bold" style:font-weight-complex="bold" fo:font-size="18pt" style:font-size-asian="18pt" style:font-size-complex="14pt"/>
    </style:style>
    <style:style style:name="T1814"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1815" style:parent-style-name="AncientGreekἈρχαίαἑλληνικά" style:family="text">
      <style:text-properties fo:font-weight="bold" style:font-weight-asian="bold" style:font-weight-complex="bold" fo:font-size="18pt" style:font-size-asian="18pt" style:font-size-complex="14pt"/>
    </style:style>
    <style:style style:name="T1816"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1817" style:parent-style-name="AncientGreekἈρχαίαἑλληνικά" style:family="text">
      <style:text-properties fo:font-weight="bold" style:font-weight-asian="bold" style:font-weight-complex="bold" fo:font-size="18pt" style:font-size-asian="18pt" style:font-size-complex="14pt"/>
    </style:style>
    <style:style style:name="P1818" style:parent-style-name="Standard" style:family="paragraph">
      <style:paragraph-properties fo:widows="0" fo:orphans="0">
        <style:tab-stops>
          <style:tab-stop style:type="left" style:position="1.2812in"/>
        </style:tab-stops>
      </style:paragraph-properties>
    </style:style>
    <style:style style:name="T1819" style:parent-style-name="AncientGreekἈρχαίαἑλληνικά" style:family="text">
      <style:text-properties style:font-weight-complex="bold" fo:language="el" fo:country="GR"/>
    </style:style>
    <style:style style:name="T1820" style:parent-style-name="AncientGreekἈρχαίαἑλληνικά" style:family="text">
      <style:text-properties style:font-weight-complex="bold"/>
    </style:style>
    <style:style style:name="T1821" style:parent-style-name="AncientGreekἈρχαίαἑλληνικά" style:family="text">
      <style:text-properties style:font-weight-complex="bold" fo:language="el" fo:country="GR"/>
    </style:style>
    <style:style style:name="T1822" style:parent-style-name="AncientGreekἈρχαίαἑλληνικά" style:family="text">
      <style:text-properties style:font-weight-complex="bold"/>
    </style:style>
    <style:style style:name="T1823" style:parent-style-name="AncientGreekἈρχαίαἑλληνικά" style:family="text">
      <style:text-properties style:font-weight-complex="bold" fo:language="el" fo:country="GR"/>
    </style:style>
    <style:style style:name="T1824" style:parent-style-name="AncientGreekἈρχαίαἑλληνικά" style:family="text">
      <style:text-properties style:font-weight-complex="bold"/>
    </style:style>
    <style:style style:name="T1825" style:parent-style-name="AncientGreekἈρχαίαἑλληνικά" style:family="text">
      <style:text-properties style:font-weight-complex="bold" fo:language="el" fo:country="GR"/>
    </style:style>
    <style:style style:name="T1826" style:parent-style-name="AncientGreekἈρχαίαἑλληνικά" style:family="text">
      <style:text-properties style:font-weight-complex="bold"/>
    </style:style>
    <style:style style:name="T1827" style:parent-style-name="AncientGreekἈρχαίαἑλληνικά" style:family="text">
      <style:text-properties style:font-weight-complex="bold" fo:language="el" fo:country="GR"/>
    </style:style>
    <style:style style:name="T1828" style:parent-style-name="AncientGreekἈρχαίαἑλληνικά" style:family="text">
      <style:text-properties style:font-weight-complex="bold"/>
    </style:style>
    <style:style style:name="T1829" style:parent-style-name="AncientGreekἈρχαίαἑλληνικά" style:family="text">
      <style:text-properties style:font-weight-complex="bold" fo:language="el" fo:country="GR"/>
    </style:style>
    <style:style style:name="T1830" style:parent-style-name="AncientGreekἈρχαίαἑλληνικά" style:family="text">
      <style:text-properties style:font-weight-complex="bold"/>
    </style:style>
    <style:style style:name="T1831" style:parent-style-name="AncientGreekἈρχαίαἑλληνικά" style:family="text">
      <style:text-properties style:font-weight-complex="bold" fo:language="el" fo:country="GR"/>
    </style:style>
    <style:style style:name="T1832" style:parent-style-name="AncientGreekἈρχαίαἑλληνικά" style:family="text">
      <style:text-properties style:font-weight-complex="bold"/>
    </style:style>
    <style:style style:name="T1833" style:parent-style-name="AncientGreekἈρχαίαἑλληνικά" style:family="text">
      <style:text-properties style:font-weight-complex="bold" fo:language="el" fo:country="GR"/>
    </style:style>
    <style:style style:name="T1834" style:parent-style-name="AncientGreekἈρχαίαἑλληνικά" style:family="text">
      <style:text-properties style:font-weight-complex="bold"/>
    </style:style>
    <style:style style:name="T1835" style:parent-style-name="AncientGreekἈρχαίαἑλληνικά" style:family="text">
      <style:text-properties style:font-weight-complex="bold" fo:language="el" fo:country="GR"/>
    </style:style>
    <style:style style:name="T1836" style:parent-style-name="AncientGreekἈρχαίαἑλληνικά" style:family="text">
      <style:text-properties style:font-weight-complex="bold"/>
    </style:style>
    <style:style style:name="T1837" style:parent-style-name="AncientGreekἈρχαίαἑλληνικά" style:family="text">
      <style:text-properties style:font-weight-complex="bold" fo:language="el" fo:country="GR"/>
    </style:style>
    <style:style style:name="T1838" style:parent-style-name="AncientGreekἈρχαίαἑλληνικά" style:family="text">
      <style:text-properties style:font-weight-complex="bold"/>
    </style:style>
    <style:style style:name="T1839" style:parent-style-name="AncientGreekἈρχαίαἑλληνικά" style:family="text">
      <style:text-properties style:font-weight-complex="bold" fo:language="el" fo:country="GR"/>
    </style:style>
    <style:style style:name="T1840" style:parent-style-name="AncientGreekἈρχαίαἑλληνικά" style:family="text">
      <style:text-properties style:font-weight-complex="bold"/>
    </style:style>
    <style:style style:name="T1841" style:parent-style-name="AncientGreekἈρχαίαἑλληνικά" style:family="text">
      <style:text-properties style:font-weight-complex="bold" fo:language="el" fo:country="GR"/>
    </style:style>
    <style:style style:name="T1842" style:parent-style-name="AncientGreekἈρχαίαἑλληνικά" style:family="text">
      <style:text-properties style:font-weight-complex="bold"/>
    </style:style>
    <style:style style:name="T1843" style:parent-style-name="AncientGreekἈρχαίαἑλληνικά" style:family="text">
      <style:text-properties style:font-weight-complex="bold" fo:language="el" fo:country="GR"/>
    </style:style>
    <style:style style:name="T1844" style:parent-style-name="AncientGreekἈρχαίαἑλληνικά" style:family="text">
      <style:text-properties style:font-weight-complex="bold"/>
    </style:style>
    <style:style style:name="T1845" style:parent-style-name="AncientGreekἈρχαίαἑλληνικά" style:family="text">
      <style:text-properties style:font-weight-complex="bold" fo:language="el" fo:country="GR"/>
    </style:style>
    <style:style style:name="T1846" style:parent-style-name="AncientGreekἈρχαίαἑλληνικά" style:family="text">
      <style:text-properties style:font-weight-complex="bold"/>
    </style:style>
    <style:style style:name="T1847" style:parent-style-name="AncientGreekἈρχαίαἑλληνικά" style:family="text">
      <style:text-properties style:font-weight-complex="bold" fo:language="el" fo:country="GR"/>
    </style:style>
    <style:style style:name="T1848" style:parent-style-name="AncientGreekἈρχαίαἑλληνικά" style:family="text">
      <style:text-properties style:font-weight-complex="bold"/>
    </style:style>
    <style:style style:name="T1849" style:parent-style-name="AncientGreekἈρχαίαἑλληνικά" style:family="text">
      <style:text-properties style:font-weight-complex="bold" fo:language="el" fo:country="GR"/>
    </style:style>
    <style:style style:name="T1850" style:parent-style-name="AncientGreekἈρχαίαἑλληνικά" style:family="text">
      <style:text-properties style:font-weight-complex="bold"/>
    </style:style>
    <style:style style:name="T1851" style:parent-style-name="AncientGreekἈρχαίαἑλληνικά" style:family="text">
      <style:text-properties style:font-weight-complex="bold" fo:language="el" fo:country="GR"/>
    </style:style>
    <style:style style:name="T1852" style:parent-style-name="AncientGreekἈρχαίαἑλληνικά" style:family="text">
      <style:text-properties style:font-weight-complex="bold"/>
    </style:style>
    <style:style style:name="T1853" style:parent-style-name="AncientGreekἈρχαίαἑλληνικά" style:family="text">
      <style:text-properties style:font-weight-complex="bold" fo:language="el" fo:country="GR"/>
    </style:style>
    <style:style style:name="T1854" style:parent-style-name="AncientGreekἈρχαίαἑλληνικά" style:family="text">
      <style:text-properties style:font-weight-complex="bold"/>
    </style:style>
    <style:style style:name="T1855" style:parent-style-name="AncientGreekἈρχαίαἑλληνικά" style:family="text">
      <style:text-properties style:font-weight-complex="bold" fo:language="el" fo:country="GR"/>
    </style:style>
    <style:style style:name="T1856" style:parent-style-name="AncientGreekἈρχαίαἑλληνικά" style:family="text">
      <style:text-properties style:font-weight-complex="bold"/>
    </style:style>
    <style:style style:name="P1857" style:parent-style-name="Standard" style:family="paragraph">
      <style:paragraph-properties fo:widows="0" fo:orphans="0">
        <style:tab-stops>
          <style:tab-stop style:type="left" style:position="1.2812in"/>
        </style:tab-stops>
      </style:paragraph-properties>
    </style:style>
    <style:style style:name="T1858" style:parent-style-name="AncientGreekἈρχαίαἑλληνικά" style:family="text">
      <style:text-properties style:font-weight-complex="bold" fo:language="el" fo:country="GR"/>
    </style:style>
    <style:style style:name="TableCell1859" style:family="table-cell">
      <style:table-cell-properties fo:border="0.0069in solid #000000" fo:background-color="#FFFFFF" style:writing-mode="lr-tb" fo:padding-top="0in" fo:padding-left="0.1527in" fo:padding-bottom="0in" fo:padding-right="0.15in"/>
    </style:style>
    <style:style style:name="P1860" style:parent-style-name="Standard" style:family="paragraph">
      <style:paragraph-properties fo:widows="0" fo:orphans="0"/>
      <style:text-properties style:font-name="AncientGreek"/>
    </style:style>
    <style:style style:name="P1861" style:parent-style-name="Standard" style:family="paragraph">
      <style:paragraph-properties fo:widows="0" fo:orphans="0"/>
      <style:text-properties style:font-name="AncientGreek"/>
    </style:style>
    <style:style style:name="TableRow1862" style:family="table-row">
      <style:table-row-properties style:min-row-height="0.0138in" style:use-optimal-row-height="false" fo:keep-together="always"/>
    </style:style>
    <style:style style:name="TableCell1863" style:family="table-cell">
      <style:table-cell-properties fo:border="0.0069in solid #000000" fo:background-color="#FFFFFF" style:writing-mode="lr-tb" fo:padding-top="0in" fo:padding-left="0.1527in" fo:padding-bottom="0in" fo:padding-right="0.15in"/>
    </style:style>
    <style:style style:name="P1864" style:parent-style-name="Standard" style:family="paragraph">
      <style:paragraph-properties fo:keep-with-next="always" fo:widows="0" fo:orphans="0" fo:text-align="center"/>
    </style:style>
    <style:style style:name="T1865" style:parent-style-name="AncientGreekἈρχαίαἑλληνικά" style:family="text">
      <style:text-properties fo:font-weight="bold" style:font-weight-asian="bold" style:font-weight-complex="bold" fo:font-size="18pt" style:font-size-asian="18pt" style:font-size-complex="14pt"/>
    </style:style>
    <style:style style:name="T1866"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1867" style:parent-style-name="AncientGreekἈρχαίαἑλληνικά" style:family="text">
      <style:text-properties fo:font-weight="bold" style:font-weight-asian="bold" style:font-weight-complex="bold" fo:font-size="18pt" style:font-size-asian="18pt" style:font-size-complex="14pt"/>
    </style:style>
    <style:style style:name="T1868"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1869" style:parent-style-name="AncientGreekἈρχαίαἑλληνικά" style:family="text">
      <style:text-properties fo:font-weight="bold" style:font-weight-asian="bold" style:font-weight-complex="bold" fo:font-size="18pt" style:font-size-asian="18pt" style:font-size-complex="14pt"/>
    </style:style>
    <style:style style:name="T1870"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1871" style:parent-style-name="AncientGreekἈρχαίαἑλληνικά" style:family="text">
      <style:text-properties fo:font-weight="bold" style:font-weight-asian="bold" style:font-weight-complex="bold" fo:font-size="18pt" style:font-size-asian="18pt" style:font-size-complex="14pt"/>
    </style:style>
    <style:style style:name="P1872" style:parent-style-name="Standard" style:family="paragraph">
      <style:paragraph-properties fo:widows="0" fo:orphans="0"/>
    </style:style>
    <style:style style:name="T1873" style:parent-style-name="AncientGreekἈρχαίαἑλληνικά" style:family="text">
      <style:text-properties style:font-weight-complex="bold" fo:language="el" fo:country="GR"/>
    </style:style>
    <style:style style:name="T1874" style:parent-style-name="AncientGreekἈρχαίαἑλληνικά" style:family="text">
      <style:text-properties style:font-weight-complex="bold"/>
    </style:style>
    <style:style style:name="T1875" style:parent-style-name="AncientGreekἈρχαίαἑλληνικά" style:family="text">
      <style:text-properties style:font-weight-complex="bold" fo:language="el" fo:country="GR"/>
    </style:style>
    <style:style style:name="T1876" style:parent-style-name="AncientGreekἈρχαίαἑλληνικά" style:family="text">
      <style:text-properties style:font-weight-complex="bold"/>
    </style:style>
    <style:style style:name="T1877" style:parent-style-name="AncientGreekἈρχαίαἑλληνικά" style:family="text">
      <style:text-properties style:font-weight-complex="bold" fo:language="el" fo:country="GR"/>
    </style:style>
    <style:style style:name="T1878" style:parent-style-name="AncientGreekἈρχαίαἑλληνικά" style:family="text">
      <style:text-properties style:font-weight-complex="bold"/>
    </style:style>
    <style:style style:name="T1879" style:parent-style-name="AncientGreekἈρχαίαἑλληνικά" style:family="text">
      <style:text-properties style:font-weight-complex="bold" fo:language="el" fo:country="GR"/>
    </style:style>
    <style:style style:name="T1880" style:parent-style-name="AncientGreekἈρχαίαἑλληνικά" style:family="text">
      <style:text-properties style:font-weight-complex="bold"/>
    </style:style>
    <style:style style:name="T1881" style:parent-style-name="AncientGreekἈρχαίαἑλληνικά" style:family="text">
      <style:text-properties style:font-weight-complex="bold" fo:language="el" fo:country="GR"/>
    </style:style>
    <style:style style:name="T1882" style:parent-style-name="AncientGreekἈρχαίαἑλληνικά" style:family="text">
      <style:text-properties style:font-weight-complex="bold"/>
    </style:style>
    <style:style style:name="T1883" style:parent-style-name="AncientGreekἈρχαίαἑλληνικά" style:family="text">
      <style:text-properties style:font-weight-complex="bold" fo:language="el" fo:country="GR"/>
    </style:style>
    <style:style style:name="T1884" style:parent-style-name="AncientGreekἈρχαίαἑλληνικά" style:family="text">
      <style:text-properties style:font-weight-complex="bold"/>
    </style:style>
    <style:style style:name="T1885" style:parent-style-name="AncientGreekἈρχαίαἑλληνικά" style:family="text">
      <style:text-properties style:font-weight-complex="bold" fo:language="el" fo:country="GR"/>
    </style:style>
    <style:style style:name="T1886" style:parent-style-name="AncientGreekἈρχαίαἑλληνικά" style:family="text">
      <style:text-properties style:font-weight-complex="bold"/>
    </style:style>
    <style:style style:name="T1887" style:parent-style-name="AncientGreekἈρχαίαἑλληνικά" style:family="text">
      <style:text-properties style:font-weight-complex="bold" fo:language="el" fo:country="GR"/>
    </style:style>
    <style:style style:name="T1888" style:parent-style-name="AncientGreekἈρχαίαἑλληνικά" style:family="text">
      <style:text-properties style:font-weight-complex="bold"/>
    </style:style>
    <style:style style:name="T1889" style:parent-style-name="AncientGreekἈρχαίαἑλληνικά" style:family="text">
      <style:text-properties style:font-weight-complex="bold" fo:language="el" fo:country="GR"/>
    </style:style>
    <style:style style:name="T1890" style:parent-style-name="AncientGreekἈρχαίαἑλληνικά" style:family="text">
      <style:text-properties style:font-weight-complex="bold"/>
    </style:style>
    <style:style style:name="T1891" style:parent-style-name="AncientGreekἈρχαίαἑλληνικά" style:family="text">
      <style:text-properties style:font-weight-complex="bold" fo:language="el" fo:country="GR"/>
    </style:style>
    <style:style style:name="T1892" style:parent-style-name="AncientGreekἈρχαίαἑλληνικά" style:family="text">
      <style:text-properties style:font-weight-complex="bold"/>
    </style:style>
    <style:style style:name="T1893" style:parent-style-name="AncientGreekἈρχαίαἑλληνικά" style:family="text">
      <style:text-properties style:font-weight-complex="bold" fo:language="el" fo:country="GR"/>
    </style:style>
    <style:style style:name="T1894" style:parent-style-name="AncientGreekἈρχαίαἑλληνικά" style:family="text">
      <style:text-properties style:font-weight-complex="bold"/>
    </style:style>
    <style:style style:name="T1895" style:parent-style-name="AncientGreekἈρχαίαἑλληνικά" style:family="text">
      <style:text-properties style:font-weight-complex="bold" fo:language="el" fo:country="GR"/>
    </style:style>
    <style:style style:name="T1896" style:parent-style-name="AncientGreekἈρχαίαἑλληνικά" style:family="text">
      <style:text-properties style:font-weight-complex="bold"/>
    </style:style>
    <style:style style:name="T1897" style:parent-style-name="AncientGreekἈρχαίαἑλληνικά" style:family="text">
      <style:text-properties style:font-weight-complex="bold" fo:language="el" fo:country="GR"/>
    </style:style>
    <style:style style:name="T1898" style:parent-style-name="AncientGreekἈρχαίαἑλληνικά" style:family="text">
      <style:text-properties style:font-weight-complex="bold"/>
    </style:style>
    <style:style style:name="T1899" style:parent-style-name="AncientGreekἈρχαίαἑλληνικά" style:family="text">
      <style:text-properties style:font-weight-complex="bold" fo:language="el" fo:country="GR"/>
    </style:style>
    <style:style style:name="T1900" style:parent-style-name="AncientGreekἈρχαίαἑλληνικά" style:family="text">
      <style:text-properties style:font-weight-complex="bold"/>
    </style:style>
    <style:style style:name="T1901" style:parent-style-name="AncientGreekἈρχαίαἑλληνικά" style:family="text">
      <style:text-properties style:font-weight-complex="bold" fo:language="el" fo:country="GR"/>
    </style:style>
    <style:style style:name="T1902" style:parent-style-name="AncientGreekἈρχαίαἑλληνικά" style:family="text">
      <style:text-properties style:font-weight-complex="bold"/>
    </style:style>
    <style:style style:name="T1903" style:parent-style-name="AncientGreekἈρχαίαἑλληνικά" style:family="text">
      <style:text-properties style:font-weight-complex="bold" fo:language="el" fo:country="GR"/>
    </style:style>
    <style:style style:name="T1904" style:parent-style-name="AncientGreekἈρχαίαἑλληνικά" style:family="text">
      <style:text-properties style:font-weight-complex="bold"/>
    </style:style>
    <style:style style:name="T1905" style:parent-style-name="AncientGreekἈρχαίαἑλληνικά" style:family="text">
      <style:text-properties style:font-weight-complex="bold" fo:language="el" fo:country="GR"/>
    </style:style>
    <style:style style:name="T1906" style:parent-style-name="AncientGreekἈρχαίαἑλληνικά" style:family="text">
      <style:text-properties style:font-weight-complex="bold"/>
    </style:style>
    <style:style style:name="T1907" style:parent-style-name="AncientGreekἈρχαίαἑλληνικά" style:family="text">
      <style:text-properties style:font-weight-complex="bold" fo:language="el" fo:country="GR"/>
    </style:style>
    <style:style style:name="T1908" style:parent-style-name="AncientGreekἈρχαίαἑλληνικά" style:family="text">
      <style:text-properties style:font-weight-complex="bold"/>
    </style:style>
    <style:style style:name="T1909" style:parent-style-name="AncientGreekἈρχαίαἑλληνικά" style:family="text">
      <style:text-properties style:font-weight-complex="bold" fo:language="el" fo:country="GR"/>
    </style:style>
    <style:style style:name="T1910" style:parent-style-name="AncientGreekἈρχαίαἑλληνικά" style:family="text">
      <style:text-properties style:font-weight-complex="bold"/>
    </style:style>
    <style:style style:name="T1911" style:parent-style-name="AncientGreekἈρχαίαἑλληνικά" style:family="text">
      <style:text-properties style:font-weight-complex="bold" fo:language="el" fo:country="GR"/>
    </style:style>
    <style:style style:name="T1912" style:parent-style-name="AncientGreekἈρχαίαἑλληνικά" style:family="text">
      <style:text-properties style:font-weight-complex="bold"/>
    </style:style>
    <style:style style:name="T1913" style:parent-style-name="AncientGreekἈρχαίαἑλληνικά" style:family="text">
      <style:text-properties style:font-weight-complex="bold" fo:language="el" fo:country="GR"/>
    </style:style>
    <style:style style:name="T1914" style:parent-style-name="AncientGreekἈρχαίαἑλληνικά" style:family="text">
      <style:text-properties style:font-weight-complex="bold"/>
    </style:style>
    <style:style style:name="T1915" style:parent-style-name="AncientGreekἈρχαίαἑλληνικά" style:family="text">
      <style:text-properties style:font-weight-complex="bold" fo:language="el" fo:country="GR"/>
    </style:style>
    <style:style style:name="T1916" style:parent-style-name="AncientGreekἈρχαίαἑλληνικά" style:family="text">
      <style:text-properties style:font-weight-complex="bold"/>
    </style:style>
    <style:style style:name="T1917" style:parent-style-name="AncientGreekἈρχαίαἑλληνικά" style:family="text">
      <style:text-properties style:font-weight-complex="bold" fo:language="el" fo:country="GR"/>
    </style:style>
    <style:style style:name="T1918" style:parent-style-name="AncientGreekἈρχαίαἑλληνικά" style:family="text">
      <style:text-properties style:font-weight-complex="bold"/>
    </style:style>
    <style:style style:name="T1919" style:parent-style-name="AncientGreekἈρχαίαἑλληνικά" style:family="text">
      <style:text-properties style:font-weight-complex="bold" fo:language="el" fo:country="GR"/>
    </style:style>
    <style:style style:name="T1920" style:parent-style-name="AncientGreekἈρχαίαἑλληνικά" style:family="text">
      <style:text-properties style:font-weight-complex="bold"/>
    </style:style>
    <style:style style:name="T1921" style:parent-style-name="AncientGreekἈρχαίαἑλληνικά" style:family="text">
      <style:text-properties style:font-weight-complex="bold" fo:language="el" fo:country="GR"/>
    </style:style>
    <style:style style:name="T1922" style:parent-style-name="AncientGreekἈρχαίαἑλληνικά" style:family="text">
      <style:text-properties style:font-weight-complex="bold"/>
    </style:style>
    <style:style style:name="T1923" style:parent-style-name="AncientGreekἈρχαίαἑλληνικά" style:family="text">
      <style:text-properties style:font-weight-complex="bold" fo:language="el" fo:country="GR"/>
    </style:style>
    <style:style style:name="T1924" style:parent-style-name="AncientGreekἈρχαίαἑλληνικά" style:family="text">
      <style:text-properties style:font-weight-complex="bold"/>
    </style:style>
    <style:style style:name="T1925" style:parent-style-name="AncientGreekἈρχαίαἑλληνικά" style:family="text">
      <style:text-properties style:font-weight-complex="bold" fo:language="el" fo:country="GR"/>
    </style:style>
    <style:style style:name="T1926" style:parent-style-name="AncientGreekἈρχαίαἑλληνικά" style:family="text">
      <style:text-properties style:font-weight-complex="bold"/>
    </style:style>
    <style:style style:name="T1927" style:parent-style-name="AncientGreekἈρχαίαἑλληνικά" style:family="text">
      <style:text-properties style:font-weight-complex="bold" fo:language="el" fo:country="GR"/>
    </style:style>
    <style:style style:name="T1928" style:parent-style-name="AncientGreekἈρχαίαἑλληνικά" style:family="text">
      <style:text-properties style:font-weight-complex="bold"/>
    </style:style>
    <style:style style:name="T1929" style:parent-style-name="AncientGreekἈρχαίαἑλληνικά" style:family="text">
      <style:text-properties style:font-weight-complex="bold" fo:language="el" fo:country="GR"/>
    </style:style>
    <style:style style:name="T1930" style:parent-style-name="AncientGreekἈρχαίαἑλληνικά" style:family="text">
      <style:text-properties style:font-weight-complex="bold"/>
    </style:style>
    <style:style style:name="T1931" style:parent-style-name="AncientGreekἈρχαίαἑλληνικά" style:family="text">
      <style:text-properties style:font-weight-complex="bold" fo:language="el" fo:country="GR"/>
    </style:style>
    <style:style style:name="T1932" style:parent-style-name="AncientGreekἈρχαίαἑλληνικά" style:family="text">
      <style:text-properties style:font-weight-complex="bold"/>
    </style:style>
    <style:style style:name="T1933" style:parent-style-name="AncientGreekἈρχαίαἑλληνικά" style:family="text">
      <style:text-properties style:font-weight-complex="bold" fo:language="el" fo:country="GR"/>
    </style:style>
    <style:style style:name="T1934" style:parent-style-name="AncientGreekἈρχαίαἑλληνικά" style:family="text">
      <style:text-properties style:font-weight-complex="bold"/>
    </style:style>
    <style:style style:name="T1935" style:parent-style-name="AncientGreekἈρχαίαἑλληνικά" style:family="text">
      <style:text-properties style:font-weight-complex="bold" fo:language="el" fo:country="GR"/>
    </style:style>
    <style:style style:name="T1936" style:parent-style-name="AncientGreekἈρχαίαἑλληνικά" style:family="text">
      <style:text-properties style:font-weight-complex="bold"/>
    </style:style>
    <style:style style:name="T1937" style:parent-style-name="AncientGreekἈρχαίαἑλληνικά" style:family="text">
      <style:text-properties style:font-weight-complex="bold" fo:language="el" fo:country="GR"/>
    </style:style>
    <style:style style:name="T1938" style:parent-style-name="AncientGreekἈρχαίαἑλληνικά" style:family="text">
      <style:text-properties style:font-weight-complex="bold"/>
    </style:style>
    <style:style style:name="T1939" style:parent-style-name="AncientGreekἈρχαίαἑλληνικά" style:family="text">
      <style:text-properties style:font-weight-complex="bold" fo:language="el" fo:country="GR"/>
    </style:style>
    <style:style style:name="T1940" style:parent-style-name="AncientGreekἈρχαίαἑλληνικά" style:family="text">
      <style:text-properties style:font-weight-complex="bold"/>
    </style:style>
    <style:style style:name="T1941" style:parent-style-name="AncientGreekἈρχαίαἑλληνικά" style:family="text">
      <style:text-properties style:font-weight-complex="bold" fo:language="el" fo:country="GR"/>
    </style:style>
    <style:style style:name="T1942" style:parent-style-name="AncientGreekἈρχαίαἑλληνικά" style:family="text">
      <style:text-properties style:font-weight-complex="bold"/>
    </style:style>
    <style:style style:name="T1943" style:parent-style-name="AncientGreekἈρχαίαἑλληνικά" style:family="text">
      <style:text-properties style:font-weight-complex="bold" fo:language="el" fo:country="GR"/>
    </style:style>
    <style:style style:name="T1944" style:parent-style-name="AncientGreekἈρχαίαἑλληνικά" style:family="text">
      <style:text-properties style:font-weight-complex="bold"/>
    </style:style>
    <style:style style:name="T1945" style:parent-style-name="AncientGreekἈρχαίαἑλληνικά" style:family="text">
      <style:text-properties style:font-weight-complex="bold" fo:language="el" fo:country="GR"/>
    </style:style>
    <style:style style:name="T1946" style:parent-style-name="AncientGreekἈρχαίαἑλληνικά" style:family="text">
      <style:text-properties style:font-weight-complex="bold"/>
    </style:style>
    <style:style style:name="T1947" style:parent-style-name="AncientGreekἈρχαίαἑλληνικά" style:family="text">
      <style:text-properties style:font-weight-complex="bold" fo:language="el" fo:country="GR"/>
    </style:style>
    <style:style style:name="T1948" style:parent-style-name="AncientGreekἈρχαίαἑλληνικά" style:family="text">
      <style:text-properties style:font-weight-complex="bold"/>
    </style:style>
    <style:style style:name="T1949" style:parent-style-name="AncientGreekἈρχαίαἑλληνικά" style:family="text">
      <style:text-properties style:font-weight-complex="bold" fo:language="el" fo:country="GR"/>
    </style:style>
    <style:style style:name="T1950" style:parent-style-name="AncientGreekἈρχαίαἑλληνικά" style:family="text">
      <style:text-properties style:font-weight-complex="bold"/>
    </style:style>
    <style:style style:name="T1951" style:parent-style-name="AncientGreekἈρχαίαἑλληνικά" style:family="text">
      <style:text-properties style:font-weight-complex="bold" fo:language="el" fo:country="GR"/>
    </style:style>
    <style:style style:name="T1952" style:parent-style-name="AncientGreekἈρχαίαἑλληνικά" style:family="text">
      <style:text-properties style:font-weight-complex="bold"/>
    </style:style>
    <style:style style:name="T1953" style:parent-style-name="AncientGreekἈρχαίαἑλληνικά" style:family="text">
      <style:text-properties style:font-weight-complex="bold" fo:language="el" fo:country="GR"/>
    </style:style>
    <style:style style:name="T1954" style:parent-style-name="AncientGreekἈρχαίαἑλληνικά" style:family="text">
      <style:text-properties style:font-weight-complex="bold"/>
    </style:style>
    <style:style style:name="T1955" style:parent-style-name="AncientGreekἈρχαίαἑλληνικά" style:family="text">
      <style:text-properties style:font-weight-complex="bold" fo:language="el" fo:country="GR"/>
    </style:style>
    <style:style style:name="T1956" style:parent-style-name="AncientGreekἈρχαίαἑλληνικά" style:family="text">
      <style:text-properties style:font-weight-complex="bold"/>
    </style:style>
    <style:style style:name="T1957" style:parent-style-name="AncientGreekἈρχαίαἑλληνικά" style:family="text">
      <style:text-properties style:font-weight-complex="bold" fo:language="el" fo:country="GR"/>
    </style:style>
    <style:style style:name="T1958" style:parent-style-name="AncientGreekἈρχαίαἑλληνικά" style:family="text">
      <style:text-properties style:font-weight-complex="bold"/>
    </style:style>
    <style:style style:name="T1959" style:parent-style-name="AncientGreekἈρχαίαἑλληνικά" style:family="text">
      <style:text-properties style:font-weight-complex="bold" fo:language="el" fo:country="GR"/>
    </style:style>
    <style:style style:name="T1960" style:parent-style-name="AncientGreekἈρχαίαἑλληνικά" style:family="text">
      <style:text-properties style:font-weight-complex="bold"/>
    </style:style>
    <style:style style:name="P1961" style:parent-style-name="Standard" style:family="paragraph">
      <style:paragraph-properties fo:widows="0" fo:orphans="0"/>
    </style:style>
    <style:style style:name="T1962" style:parent-style-name="AncientGreekἈρχαίαἑλληνικά" style:family="text">
      <style:text-properties style:font-weight-complex="bold" fo:language="el" fo:country="GR"/>
    </style:style>
    <style:style style:name="TableCell1963" style:family="table-cell">
      <style:table-cell-properties fo:border="0.0069in solid #000000" fo:background-color="#FFFFFF" style:writing-mode="lr-tb" fo:padding-top="0in" fo:padding-left="0.1527in" fo:padding-bottom="0in" fo:padding-right="0.15in"/>
    </style:style>
    <style:style style:name="P1964" style:parent-style-name="Standard" style:family="paragraph">
      <style:paragraph-properties fo:widows="0" fo:orphans="0"/>
      <style:text-properties style:font-name="AncientGreek"/>
    </style:style>
    <style:style style:name="P1965" style:parent-style-name="Standard" style:family="paragraph">
      <style:paragraph-properties fo:widows="0" fo:orphans="0"/>
      <style:text-properties style:font-name="AncientGreek"/>
    </style:style>
    <style:style style:name="P1966" style:parent-style-name="Standard" style:family="paragraph">
      <style:paragraph-properties fo:widows="0" fo:orphans="0"/>
      <style:text-properties style:font-name="AncientGreek"/>
    </style:style>
    <style:style style:name="P1967" style:parent-style-name="Standard" style:family="paragraph">
      <style:paragraph-properties fo:widows="0" fo:orphans="0"/>
    </style:style>
    <style:style style:name="T1968" style:parent-style-name="AncientGreekἈρχαίαἑλληνικά" style:family="text">
      <style:text-properties style:font-weight-complex="bold" fo:language="el" fo:country="GR"/>
    </style:style>
    <style:style style:name="T1969" style:parent-style-name="AncientGreekἈρχαίαἑλληνικά" style:family="text">
      <style:text-properties style:font-weight-complex="bold"/>
    </style:style>
    <style:style style:name="T1970" style:parent-style-name="AncientGreekἈρχαίαἑλληνικά" style:family="text">
      <style:text-properties style:font-weight-complex="bold"/>
    </style:style>
    <style:style style:name="T1971" style:parent-style-name="DefaultParagraphFont" style:family="text">
      <style:text-properties style:font-name="AncientGreek"/>
    </style:style>
    <style:style style:name="T1972" style:parent-style-name="AncientGreekἈρχαίαἑλληνικά" style:family="text">
      <style:text-properties style:font-weight-complex="bold" fo:language="el" fo:country="GR"/>
    </style:style>
    <style:style style:name="T1973" style:parent-style-name="DefaultParagraphFont" style:family="text">
      <style:text-properties style:font-name="AncientGreek"/>
    </style:style>
    <style:style style:name="TableRow1974" style:family="table-row">
      <style:table-row-properties style:min-row-height="0.0138in" style:use-optimal-row-height="false" fo:keep-together="always"/>
    </style:style>
    <style:style style:name="TableCell1975" style:family="table-cell">
      <style:table-cell-properties fo:border="0.0069in solid #000000" fo:background-color="#FFFFFF" style:writing-mode="lr-tb" fo:padding-top="0in" fo:padding-left="0.1527in" fo:padding-bottom="0in" fo:padding-right="0.15in"/>
    </style:style>
    <style:style style:name="P1976" style:parent-style-name="Standard" style:family="paragraph">
      <style:paragraph-properties fo:keep-with-next="always" fo:widows="0" fo:orphans="0" fo:text-align="center"/>
    </style:style>
    <style:style style:name="T1977" style:parent-style-name="AncientGreekἈρχαίαἑλληνικά" style:family="text">
      <style:text-properties fo:font-weight="bold" style:font-weight-asian="bold" style:font-weight-complex="bold" fo:font-size="18pt" style:font-size-asian="18pt" style:font-size-complex="14pt"/>
    </style:style>
    <style:style style:name="T1978"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1979" style:parent-style-name="AncientGreekἈρχαίαἑλληνικά" style:family="text">
      <style:text-properties fo:font-weight="bold" style:font-weight-asian="bold" style:font-weight-complex="bold" fo:font-size="18pt" style:font-size-asian="18pt" style:font-size-complex="14pt"/>
    </style:style>
    <style:style style:name="T1980"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1981" style:parent-style-name="AncientGreekἈρχαίαἑλληνικά" style:family="text">
      <style:text-properties fo:font-weight="bold" style:font-weight-asian="bold" style:font-weight-complex="bold" fo:font-size="18pt" style:font-size-asian="18pt" style:font-size-complex="14pt"/>
    </style:style>
    <style:style style:name="T1982"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1983" style:parent-style-name="AncientGreekἈρχαίαἑλληνικά" style:family="text">
      <style:text-properties fo:font-weight="bold" style:font-weight-asian="bold" style:font-weight-complex="bold" fo:font-size="18pt" style:font-size-asian="18pt" style:font-size-complex="14pt"/>
    </style:style>
    <style:style style:name="P1984" style:parent-style-name="Standard" style:family="paragraph">
      <style:paragraph-properties fo:widows="0" fo:orphans="0"/>
    </style:style>
    <style:style style:name="T1985" style:parent-style-name="AncientGreekἈρχαίαἑλληνικά" style:family="text">
      <style:text-properties style:font-weight-complex="bold" fo:language="el" fo:country="GR"/>
    </style:style>
    <style:style style:name="T1986" style:parent-style-name="AncientGreekἈρχαίαἑλληνικά" style:family="text">
      <style:text-properties style:font-weight-complex="bold"/>
    </style:style>
    <style:style style:name="T1987" style:parent-style-name="AncientGreekἈρχαίαἑλληνικά" style:family="text">
      <style:text-properties style:font-weight-complex="bold" fo:language="el" fo:country="GR"/>
    </style:style>
    <style:style style:name="T1988" style:parent-style-name="AncientGreekἈρχαίαἑλληνικά" style:family="text">
      <style:text-properties style:font-weight-complex="bold"/>
    </style:style>
    <style:style style:name="T1989" style:parent-style-name="AncientGreekἈρχαίαἑλληνικά" style:family="text">
      <style:text-properties style:font-weight-complex="bold" fo:language="el" fo:country="GR"/>
    </style:style>
    <style:style style:name="T1990" style:parent-style-name="AncientGreekἈρχαίαἑλληνικά" style:family="text">
      <style:text-properties style:font-weight-complex="bold"/>
    </style:style>
    <style:style style:name="T1991" style:parent-style-name="AncientGreekἈρχαίαἑλληνικά" style:family="text">
      <style:text-properties style:font-weight-complex="bold" fo:language="el" fo:country="GR"/>
    </style:style>
    <style:style style:name="T1992" style:parent-style-name="AncientGreekἈρχαίαἑλληνικά" style:family="text">
      <style:text-properties style:font-weight-complex="bold"/>
    </style:style>
    <style:style style:name="T1993" style:parent-style-name="AncientGreekἈρχαίαἑλληνικά" style:family="text">
      <style:text-properties style:font-weight-complex="bold" fo:language="el" fo:country="GR"/>
    </style:style>
    <style:style style:name="T1994" style:parent-style-name="AncientGreekἈρχαίαἑλληνικά" style:family="text">
      <style:text-properties style:font-weight-complex="bold"/>
    </style:style>
    <style:style style:name="T1995" style:parent-style-name="AncientGreekἈρχαίαἑλληνικά" style:family="text">
      <style:text-properties style:font-weight-complex="bold" fo:language="el" fo:country="GR"/>
    </style:style>
    <style:style style:name="T1996" style:parent-style-name="AncientGreekἈρχαίαἑλληνικά" style:family="text">
      <style:text-properties style:font-weight-complex="bold"/>
    </style:style>
    <style:style style:name="T1997" style:parent-style-name="AncientGreekἈρχαίαἑλληνικά" style:family="text">
      <style:text-properties style:font-weight-complex="bold" fo:language="el" fo:country="GR"/>
    </style:style>
    <style:style style:name="T1998" style:parent-style-name="AncientGreekἈρχαίαἑλληνικά" style:family="text">
      <style:text-properties style:font-weight-complex="bold"/>
    </style:style>
    <style:style style:name="T1999" style:parent-style-name="AncientGreekἈρχαίαἑλληνικά" style:family="text">
      <style:text-properties style:font-weight-complex="bold" fo:language="el" fo:country="GR"/>
    </style:style>
    <style:style style:name="T2000" style:parent-style-name="AncientGreekἈρχαίαἑλληνικά" style:family="text">
      <style:text-properties style:font-weight-complex="bold"/>
    </style:style>
    <style:style style:name="T2001" style:parent-style-name="AncientGreekἈρχαίαἑλληνικά" style:family="text">
      <style:text-properties style:font-weight-complex="bold" fo:language="el" fo:country="GR"/>
    </style:style>
    <style:style style:name="T2002" style:parent-style-name="AncientGreekἈρχαίαἑλληνικά" style:family="text">
      <style:text-properties style:font-weight-complex="bold"/>
    </style:style>
    <style:style style:name="T2003" style:parent-style-name="AncientGreekἈρχαίαἑλληνικά" style:family="text">
      <style:text-properties style:font-weight-complex="bold" fo:language="el" fo:country="GR"/>
    </style:style>
    <style:style style:name="T2004" style:parent-style-name="AncientGreekἈρχαίαἑλληνικά" style:family="text">
      <style:text-properties style:font-weight-complex="bold"/>
    </style:style>
    <style:style style:name="T2005" style:parent-style-name="AncientGreekἈρχαίαἑλληνικά" style:family="text">
      <style:text-properties style:font-weight-complex="bold" fo:language="el" fo:country="GR"/>
    </style:style>
    <style:style style:name="T2006" style:parent-style-name="AncientGreekἈρχαίαἑλληνικά" style:family="text">
      <style:text-properties style:font-weight-complex="bold"/>
    </style:style>
    <style:style style:name="T2007" style:parent-style-name="AncientGreekἈρχαίαἑλληνικά" style:family="text">
      <style:text-properties style:font-weight-complex="bold" fo:language="el" fo:country="GR"/>
    </style:style>
    <style:style style:name="T2008" style:parent-style-name="AncientGreekἈρχαίαἑλληνικά" style:family="text">
      <style:text-properties style:font-weight-complex="bold"/>
    </style:style>
    <style:style style:name="T2009" style:parent-style-name="AncientGreekἈρχαίαἑλληνικά" style:family="text">
      <style:text-properties style:font-weight-complex="bold" fo:language="el" fo:country="GR"/>
    </style:style>
    <style:style style:name="T2010" style:parent-style-name="AncientGreekἈρχαίαἑλληνικά" style:family="text">
      <style:text-properties style:font-weight-complex="bold"/>
    </style:style>
    <style:style style:name="T2011" style:parent-style-name="AncientGreekἈρχαίαἑλληνικά" style:family="text">
      <style:text-properties style:font-weight-complex="bold" fo:language="el" fo:country="GR"/>
    </style:style>
    <style:style style:name="T2012" style:parent-style-name="AncientGreekἈρχαίαἑλληνικά" style:family="text">
      <style:text-properties style:font-weight-complex="bold"/>
    </style:style>
    <style:style style:name="T2013" style:parent-style-name="AncientGreekἈρχαίαἑλληνικά" style:family="text">
      <style:text-properties style:font-weight-complex="bold" fo:language="el" fo:country="GR"/>
    </style:style>
    <style:style style:name="T2014" style:parent-style-name="AncientGreekἈρχαίαἑλληνικά" style:family="text">
      <style:text-properties style:font-weight-complex="bold"/>
    </style:style>
    <style:style style:name="T2015" style:parent-style-name="AncientGreekἈρχαίαἑλληνικά" style:family="text">
      <style:text-properties style:font-weight-complex="bold" fo:language="el" fo:country="GR"/>
    </style:style>
    <style:style style:name="T2016" style:parent-style-name="AncientGreekἈρχαίαἑλληνικά" style:family="text">
      <style:text-properties style:font-weight-complex="bold"/>
    </style:style>
    <style:style style:name="T2017" style:parent-style-name="AncientGreekἈρχαίαἑλληνικά" style:family="text">
      <style:text-properties style:font-weight-complex="bold" fo:language="el" fo:country="GR"/>
    </style:style>
    <style:style style:name="T2018" style:parent-style-name="AncientGreekἈρχαίαἑλληνικά" style:family="text">
      <style:text-properties style:font-weight-complex="bold"/>
    </style:style>
    <style:style style:name="T2019" style:parent-style-name="AncientGreekἈρχαίαἑλληνικά" style:family="text">
      <style:text-properties style:font-weight-complex="bold" fo:language="el" fo:country="GR"/>
    </style:style>
    <style:style style:name="T2020" style:parent-style-name="AncientGreekἈρχαίαἑλληνικά" style:family="text">
      <style:text-properties style:font-weight-complex="bold"/>
    </style:style>
    <style:style style:name="T2021" style:parent-style-name="AncientGreekἈρχαίαἑλληνικά" style:family="text">
      <style:text-properties style:font-weight-complex="bold" fo:language="el" fo:country="GR"/>
    </style:style>
    <style:style style:name="T2022" style:parent-style-name="AncientGreekἈρχαίαἑλληνικά" style:family="text">
      <style:text-properties style:font-weight-complex="bold"/>
    </style:style>
    <style:style style:name="T2023" style:parent-style-name="AncientGreekἈρχαίαἑλληνικά" style:family="text">
      <style:text-properties style:font-weight-complex="bold" fo:language="el" fo:country="GR"/>
    </style:style>
    <style:style style:name="T2024" style:parent-style-name="AncientGreekἈρχαίαἑλληνικά" style:family="text">
      <style:text-properties style:font-weight-complex="bold"/>
    </style:style>
    <style:style style:name="T2025" style:parent-style-name="AncientGreekἈρχαίαἑλληνικά" style:family="text">
      <style:text-properties style:font-weight-complex="bold" fo:language="el" fo:country="GR"/>
    </style:style>
    <style:style style:name="T2026" style:parent-style-name="AncientGreekἈρχαίαἑλληνικά" style:family="text">
      <style:text-properties style:font-weight-complex="bold"/>
    </style:style>
    <style:style style:name="T2027" style:parent-style-name="AncientGreekἈρχαίαἑλληνικά" style:family="text">
      <style:text-properties style:font-weight-complex="bold" fo:language="el" fo:country="GR"/>
    </style:style>
    <style:style style:name="T2028" style:parent-style-name="AncientGreekἈρχαίαἑλληνικά" style:family="text">
      <style:text-properties style:font-weight-complex="bold"/>
    </style:style>
    <style:style style:name="T2029" style:parent-style-name="AncientGreekἈρχαίαἑλληνικά" style:family="text">
      <style:text-properties style:font-weight-complex="bold" fo:language="el" fo:country="GR"/>
    </style:style>
    <style:style style:name="T2030" style:parent-style-name="AncientGreekἈρχαίαἑλληνικά" style:family="text">
      <style:text-properties style:font-weight-complex="bold"/>
    </style:style>
    <style:style style:name="T2031" style:parent-style-name="AncientGreekἈρχαίαἑλληνικά" style:family="text">
      <style:text-properties style:font-weight-complex="bold" fo:language="el" fo:country="GR"/>
    </style:style>
    <style:style style:name="T2032" style:parent-style-name="AncientGreekἈρχαίαἑλληνικά" style:family="text">
      <style:text-properties style:font-weight-complex="bold"/>
    </style:style>
    <style:style style:name="T2033" style:parent-style-name="AncientGreekἈρχαίαἑλληνικά" style:family="text">
      <style:text-properties style:font-weight-complex="bold" fo:language="el" fo:country="GR"/>
    </style:style>
    <style:style style:name="T2034" style:parent-style-name="AncientGreekἈρχαίαἑλληνικά" style:family="text">
      <style:text-properties style:font-weight-complex="bold"/>
    </style:style>
    <style:style style:name="T2035" style:parent-style-name="AncientGreekἈρχαίαἑλληνικά" style:family="text">
      <style:text-properties style:font-weight-complex="bold" fo:language="el" fo:country="GR"/>
    </style:style>
    <style:style style:name="T2036" style:parent-style-name="AncientGreekἈρχαίαἑλληνικά" style:family="text">
      <style:text-properties style:font-weight-complex="bold"/>
    </style:style>
    <style:style style:name="T2037" style:parent-style-name="AncientGreekἈρχαίαἑλληνικά" style:family="text">
      <style:text-properties style:font-weight-complex="bold" fo:language="el" fo:country="GR"/>
    </style:style>
    <style:style style:name="T2038" style:parent-style-name="AncientGreekἈρχαίαἑλληνικά" style:family="text">
      <style:text-properties style:font-weight-complex="bold"/>
    </style:style>
    <style:style style:name="T2039" style:parent-style-name="AncientGreekἈρχαίαἑλληνικά" style:family="text">
      <style:text-properties style:font-weight-complex="bold" fo:language="el" fo:country="GR"/>
    </style:style>
    <style:style style:name="T2040" style:parent-style-name="AncientGreekἈρχαίαἑλληνικά" style:family="text">
      <style:text-properties style:font-weight-complex="bold"/>
    </style:style>
    <style:style style:name="T2041" style:parent-style-name="AncientGreekἈρχαίαἑλληνικά" style:family="text">
      <style:text-properties style:font-weight-complex="bold" fo:language="el" fo:country="GR"/>
    </style:style>
    <style:style style:name="T2042" style:parent-style-name="AncientGreekἈρχαίαἑλληνικά" style:family="text">
      <style:text-properties style:font-weight-complex="bold"/>
    </style:style>
    <style:style style:name="T2043" style:parent-style-name="AncientGreekἈρχαίαἑλληνικά" style:family="text">
      <style:text-properties style:font-weight-complex="bold" fo:language="el" fo:country="GR"/>
    </style:style>
    <style:style style:name="T2044" style:parent-style-name="AncientGreekἈρχαίαἑλληνικά" style:family="text">
      <style:text-properties style:font-weight-complex="bold"/>
    </style:style>
    <style:style style:name="T2045" style:parent-style-name="AncientGreekἈρχαίαἑλληνικά" style:family="text">
      <style:text-properties style:font-weight-complex="bold" fo:language="el" fo:country="GR"/>
    </style:style>
    <style:style style:name="T2046" style:parent-style-name="AncientGreekἈρχαίαἑλληνικά" style:family="text">
      <style:text-properties style:font-weight-complex="bold"/>
    </style:style>
    <style:style style:name="T2047" style:parent-style-name="AncientGreekἈρχαίαἑλληνικά" style:family="text">
      <style:text-properties style:font-weight-complex="bold" fo:language="el" fo:country="GR"/>
    </style:style>
    <style:style style:name="T2048" style:parent-style-name="AncientGreekἈρχαίαἑλληνικά" style:family="text">
      <style:text-properties style:font-weight-complex="bold"/>
    </style:style>
    <style:style style:name="T2049" style:parent-style-name="AncientGreekἈρχαίαἑλληνικά" style:family="text">
      <style:text-properties style:font-weight-complex="bold" fo:language="el" fo:country="GR"/>
    </style:style>
    <style:style style:name="T2050" style:parent-style-name="AncientGreekἈρχαίαἑλληνικά" style:family="text">
      <style:text-properties style:font-weight-complex="bold"/>
    </style:style>
    <style:style style:name="T2051" style:parent-style-name="AncientGreekἈρχαίαἑλληνικά" style:family="text">
      <style:text-properties style:font-weight-complex="bold" fo:language="el" fo:country="GR"/>
    </style:style>
    <style:style style:name="T2052" style:parent-style-name="AncientGreekἈρχαίαἑλληνικά" style:family="text">
      <style:text-properties style:font-weight-complex="bold"/>
    </style:style>
    <style:style style:name="T2053" style:parent-style-name="AncientGreekἈρχαίαἑλληνικά" style:family="text">
      <style:text-properties style:font-weight-complex="bold" fo:language="el" fo:country="GR"/>
    </style:style>
    <style:style style:name="T2054" style:parent-style-name="AncientGreekἈρχαίαἑλληνικά" style:family="text">
      <style:text-properties style:font-weight-complex="bold"/>
    </style:style>
    <style:style style:name="T2055" style:parent-style-name="AncientGreekἈρχαίαἑλληνικά" style:family="text">
      <style:text-properties style:font-weight-complex="bold" fo:language="el" fo:country="GR"/>
    </style:style>
    <style:style style:name="T2056" style:parent-style-name="AncientGreekἈρχαίαἑλληνικά" style:family="text">
      <style:text-properties style:font-weight-complex="bold"/>
    </style:style>
    <style:style style:name="T2057" style:parent-style-name="AncientGreekἈρχαίαἑλληνικά" style:family="text">
      <style:text-properties style:font-weight-complex="bold" fo:language="el" fo:country="GR"/>
    </style:style>
    <style:style style:name="T2058" style:parent-style-name="AncientGreekἈρχαίαἑλληνικά" style:family="text">
      <style:text-properties style:font-weight-complex="bold"/>
    </style:style>
    <style:style style:name="T2059" style:parent-style-name="AncientGreekἈρχαίαἑλληνικά" style:family="text">
      <style:text-properties style:font-weight-complex="bold" fo:language="el" fo:country="GR"/>
    </style:style>
    <style:style style:name="T2060" style:parent-style-name="AncientGreekἈρχαίαἑλληνικά" style:family="text">
      <style:text-properties style:font-weight-complex="bold"/>
    </style:style>
    <style:style style:name="T2061" style:parent-style-name="AncientGreekἈρχαίαἑλληνικά" style:family="text">
      <style:text-properties style:font-weight-complex="bold" fo:language="el" fo:country="GR"/>
    </style:style>
    <style:style style:name="T2062" style:parent-style-name="AncientGreekἈρχαίαἑλληνικά" style:family="text">
      <style:text-properties style:font-weight-complex="bold"/>
    </style:style>
    <style:style style:name="T2063" style:parent-style-name="AncientGreekἈρχαίαἑλληνικά" style:family="text">
      <style:text-properties style:font-weight-complex="bold" fo:language="el" fo:country="GR"/>
    </style:style>
    <style:style style:name="T2064" style:parent-style-name="AncientGreekἈρχαίαἑλληνικά" style:family="text">
      <style:text-properties style:font-weight-complex="bold"/>
    </style:style>
    <style:style style:name="T2065" style:parent-style-name="AncientGreekἈρχαίαἑλληνικά" style:family="text">
      <style:text-properties style:font-weight-complex="bold" fo:language="el" fo:country="GR"/>
    </style:style>
    <style:style style:name="T2066" style:parent-style-name="AncientGreekἈρχαίαἑλληνικά" style:family="text">
      <style:text-properties style:font-weight-complex="bold"/>
    </style:style>
    <style:style style:name="T2067" style:parent-style-name="AncientGreekἈρχαίαἑλληνικά" style:family="text">
      <style:text-properties style:font-weight-complex="bold" fo:language="el" fo:country="GR"/>
    </style:style>
    <style:style style:name="T2068" style:parent-style-name="AncientGreekἈρχαίαἑλληνικά" style:family="text">
      <style:text-properties style:font-weight-complex="bold"/>
    </style:style>
    <style:style style:name="T2069" style:parent-style-name="AncientGreekἈρχαίαἑλληνικά" style:family="text">
      <style:text-properties style:font-weight-complex="bold" fo:language="el" fo:country="GR"/>
    </style:style>
    <style:style style:name="T2070" style:parent-style-name="AncientGreekἈρχαίαἑλληνικά" style:family="text">
      <style:text-properties style:font-weight-complex="bold"/>
    </style:style>
    <style:style style:name="T2071" style:parent-style-name="AncientGreekἈρχαίαἑλληνικά" style:family="text">
      <style:text-properties style:font-weight-complex="bold" fo:language="el" fo:country="GR"/>
    </style:style>
    <style:style style:name="T2072" style:parent-style-name="AncientGreekἈρχαίαἑλληνικά" style:family="text">
      <style:text-properties style:font-weight-complex="bold"/>
    </style:style>
    <style:style style:name="T2073" style:parent-style-name="AncientGreekἈρχαίαἑλληνικά" style:family="text">
      <style:text-properties style:font-weight-complex="bold" fo:language="el" fo:country="GR"/>
    </style:style>
    <style:style style:name="T2074" style:parent-style-name="AncientGreekἈρχαίαἑλληνικά" style:family="text">
      <style:text-properties style:font-weight-complex="bold"/>
    </style:style>
    <style:style style:name="T2075" style:parent-style-name="AncientGreekἈρχαίαἑλληνικά" style:family="text">
      <style:text-properties style:font-weight-complex="bold" fo:language="el" fo:country="GR"/>
    </style:style>
    <style:style style:name="T2076" style:parent-style-name="AncientGreekἈρχαίαἑλληνικά" style:family="text">
      <style:text-properties style:font-weight-complex="bold"/>
    </style:style>
    <style:style style:name="T2077" style:parent-style-name="AncientGreekἈρχαίαἑλληνικά" style:family="text">
      <style:text-properties style:font-weight-complex="bold" fo:language="el" fo:country="GR"/>
    </style:style>
    <style:style style:name="T2078" style:parent-style-name="AncientGreekἈρχαίαἑλληνικά" style:family="text">
      <style:text-properties style:font-weight-complex="bold"/>
    </style:style>
    <style:style style:name="T2079" style:parent-style-name="AncientGreekἈρχαίαἑλληνικά" style:family="text">
      <style:text-properties style:font-weight-complex="bold" fo:language="el" fo:country="GR"/>
    </style:style>
    <style:style style:name="T2080" style:parent-style-name="AncientGreekἈρχαίαἑλληνικά" style:family="text">
      <style:text-properties style:font-weight-complex="bold"/>
    </style:style>
    <style:style style:name="T2081" style:parent-style-name="AncientGreekἈρχαίαἑλληνικά" style:family="text">
      <style:text-properties style:font-weight-complex="bold" fo:language="el" fo:country="GR"/>
    </style:style>
    <style:style style:name="T2082" style:parent-style-name="AncientGreekἈρχαίαἑλληνικά" style:family="text">
      <style:text-properties style:font-weight-complex="bold"/>
    </style:style>
    <style:style style:name="T2083" style:parent-style-name="AncientGreekἈρχαίαἑλληνικά" style:family="text">
      <style:text-properties style:font-weight-complex="bold" fo:language="el" fo:country="GR"/>
    </style:style>
    <style:style style:name="T2084" style:parent-style-name="AncientGreekἈρχαίαἑλληνικά" style:family="text">
      <style:text-properties style:font-weight-complex="bold"/>
    </style:style>
    <style:style style:name="T2085" style:parent-style-name="AncientGreekἈρχαίαἑλληνικά" style:family="text">
      <style:text-properties style:font-weight-complex="bold" fo:language="el" fo:country="GR"/>
    </style:style>
    <style:style style:name="T2086" style:parent-style-name="AncientGreekἈρχαίαἑλληνικά" style:family="text">
      <style:text-properties style:font-weight-complex="bold"/>
    </style:style>
    <style:style style:name="T2087" style:parent-style-name="AncientGreekἈρχαίαἑλληνικά" style:family="text">
      <style:text-properties style:font-weight-complex="bold" fo:language="el" fo:country="GR"/>
    </style:style>
    <style:style style:name="T2088" style:parent-style-name="AncientGreekἈρχαίαἑλληνικά" style:family="text">
      <style:text-properties style:font-weight-complex="bold"/>
    </style:style>
    <style:style style:name="T2089" style:parent-style-name="AncientGreekἈρχαίαἑλληνικά" style:family="text">
      <style:text-properties style:font-weight-complex="bold" fo:language="el" fo:country="GR"/>
    </style:style>
    <style:style style:name="T2090" style:parent-style-name="AncientGreekἈρχαίαἑλληνικά" style:family="text">
      <style:text-properties style:font-weight-complex="bold"/>
    </style:style>
    <style:style style:name="T2091" style:parent-style-name="AncientGreekἈρχαίαἑλληνικά" style:family="text">
      <style:text-properties style:font-weight-complex="bold" fo:language="el" fo:country="GR"/>
    </style:style>
    <style:style style:name="T2092" style:parent-style-name="AncientGreekἈρχαίαἑλληνικά" style:family="text">
      <style:text-properties style:font-weight-complex="bold"/>
    </style:style>
    <style:style style:name="T2093" style:parent-style-name="AncientGreekἈρχαίαἑλληνικά" style:family="text">
      <style:text-properties style:font-weight-complex="bold" fo:language="el" fo:country="GR"/>
    </style:style>
    <style:style style:name="T2094" style:parent-style-name="AncientGreekἈρχαίαἑλληνικά" style:family="text">
      <style:text-properties style:font-weight-complex="bold"/>
    </style:style>
    <style:style style:name="T2095" style:parent-style-name="AncientGreekἈρχαίαἑλληνικά" style:family="text">
      <style:text-properties style:font-weight-complex="bold" fo:language="el" fo:country="GR"/>
    </style:style>
    <style:style style:name="T2096" style:parent-style-name="AncientGreekἈρχαίαἑλληνικά" style:family="text">
      <style:text-properties style:font-weight-complex="bold"/>
    </style:style>
    <style:style style:name="T2097" style:parent-style-name="AncientGreekἈρχαίαἑλληνικά" style:family="text">
      <style:text-properties style:font-weight-complex="bold" fo:language="el" fo:country="GR"/>
    </style:style>
    <style:style style:name="T2098" style:parent-style-name="AncientGreekἈρχαίαἑλληνικά" style:family="text">
      <style:text-properties style:font-weight-complex="bold"/>
    </style:style>
    <style:style style:name="T2099" style:parent-style-name="AncientGreekἈρχαίαἑλληνικά" style:family="text">
      <style:text-properties style:font-weight-complex="bold" fo:language="el" fo:country="GR"/>
    </style:style>
    <style:style style:name="T2100" style:parent-style-name="AncientGreekἈρχαίαἑλληνικά" style:family="text">
      <style:text-properties style:font-weight-complex="bold"/>
    </style:style>
    <style:style style:name="T2101" style:parent-style-name="AncientGreekἈρχαίαἑλληνικά" style:family="text">
      <style:text-properties style:font-weight-complex="bold" fo:language="el" fo:country="GR"/>
    </style:style>
    <style:style style:name="T2102" style:parent-style-name="AncientGreekἈρχαίαἑλληνικά" style:family="text">
      <style:text-properties style:font-weight-complex="bold"/>
    </style:style>
    <style:style style:name="T2103" style:parent-style-name="AncientGreekἈρχαίαἑλληνικά" style:family="text">
      <style:text-properties style:font-weight-complex="bold" fo:language="el" fo:country="GR"/>
    </style:style>
    <style:style style:name="T2104" style:parent-style-name="AncientGreekἈρχαίαἑλληνικά" style:family="text">
      <style:text-properties style:font-weight-complex="bold"/>
    </style:style>
    <style:style style:name="T2105" style:parent-style-name="AncientGreekἈρχαίαἑλληνικά" style:family="text">
      <style:text-properties style:font-weight-complex="bold" fo:language="el" fo:country="GR"/>
    </style:style>
    <style:style style:name="T2106" style:parent-style-name="AncientGreekἈρχαίαἑλληνικά" style:family="text">
      <style:text-properties style:font-weight-complex="bold"/>
    </style:style>
    <style:style style:name="T2107" style:parent-style-name="AncientGreekἈρχαίαἑλληνικά" style:family="text">
      <style:text-properties style:font-weight-complex="bold" fo:language="el" fo:country="GR"/>
    </style:style>
    <style:style style:name="T2108" style:parent-style-name="AncientGreekἈρχαίαἑλληνικά" style:family="text">
      <style:text-properties style:font-weight-complex="bold"/>
    </style:style>
    <style:style style:name="T2109" style:parent-style-name="AncientGreekἈρχαίαἑλληνικά" style:family="text">
      <style:text-properties style:font-weight-complex="bold" fo:language="el" fo:country="GR"/>
    </style:style>
    <style:style style:name="T2110" style:parent-style-name="AncientGreekἈρχαίαἑλληνικά" style:family="text">
      <style:text-properties style:font-weight-complex="bold"/>
    </style:style>
    <style:style style:name="T2111" style:parent-style-name="AncientGreekἈρχαίαἑλληνικά" style:family="text">
      <style:text-properties style:font-weight-complex="bold" fo:language="el" fo:country="GR"/>
    </style:style>
    <style:style style:name="T2112" style:parent-style-name="AncientGreekἈρχαίαἑλληνικά" style:family="text">
      <style:text-properties style:font-weight-complex="bold"/>
    </style:style>
    <style:style style:name="T2113" style:parent-style-name="AncientGreekἈρχαίαἑλληνικά" style:family="text">
      <style:text-properties style:font-weight-complex="bold" fo:language="el" fo:country="GR"/>
    </style:style>
    <style:style style:name="T2114" style:parent-style-name="AncientGreekἈρχαίαἑλληνικά" style:family="text">
      <style:text-properties style:font-weight-complex="bold"/>
    </style:style>
    <style:style style:name="T2115" style:parent-style-name="AncientGreekἈρχαίαἑλληνικά" style:family="text">
      <style:text-properties style:font-weight-complex="bold" fo:language="el" fo:country="GR"/>
    </style:style>
    <style:style style:name="T2116" style:parent-style-name="AncientGreekἈρχαίαἑλληνικά" style:family="text">
      <style:text-properties style:font-weight-complex="bold"/>
    </style:style>
    <style:style style:name="T2117" style:parent-style-name="AncientGreekἈρχαίαἑλληνικά" style:family="text">
      <style:text-properties style:font-weight-complex="bold" fo:language="el" fo:country="GR"/>
    </style:style>
    <style:style style:name="T2118" style:parent-style-name="AncientGreekἈρχαίαἑλληνικά" style:family="text">
      <style:text-properties style:font-weight-complex="bold"/>
    </style:style>
    <style:style style:name="T2119" style:parent-style-name="AncientGreekἈρχαίαἑλληνικά" style:family="text">
      <style:text-properties style:font-weight-complex="bold" fo:language="el" fo:country="GR"/>
    </style:style>
    <style:style style:name="T2120" style:parent-style-name="AncientGreekἈρχαίαἑλληνικά" style:family="text">
      <style:text-properties style:font-weight-complex="bold"/>
    </style:style>
    <style:style style:name="T2121" style:parent-style-name="AncientGreekἈρχαίαἑλληνικά" style:family="text">
      <style:text-properties style:font-weight-complex="bold" fo:language="el" fo:country="GR"/>
    </style:style>
    <style:style style:name="T2122" style:parent-style-name="AncientGreekἈρχαίαἑλληνικά" style:family="text">
      <style:text-properties style:font-weight-complex="bold"/>
    </style:style>
    <style:style style:name="T2123" style:parent-style-name="AncientGreekἈρχαίαἑλληνικά" style:family="text">
      <style:text-properties style:font-weight-complex="bold" fo:language="el" fo:country="GR"/>
    </style:style>
    <style:style style:name="T2124" style:parent-style-name="AncientGreekἈρχαίαἑλληνικά" style:family="text">
      <style:text-properties style:font-weight-complex="bold"/>
    </style:style>
    <style:style style:name="T2125" style:parent-style-name="AncientGreekἈρχαίαἑλληνικά" style:family="text">
      <style:text-properties style:font-weight-complex="bold" fo:language="el" fo:country="GR"/>
    </style:style>
    <style:style style:name="T2126" style:parent-style-name="AncientGreekἈρχαίαἑλληνικά" style:family="text">
      <style:text-properties style:font-weight-complex="bold"/>
    </style:style>
    <style:style style:name="T2127" style:parent-style-name="AncientGreekἈρχαίαἑλληνικά" style:family="text">
      <style:text-properties style:font-weight-complex="bold" fo:language="el" fo:country="GR"/>
    </style:style>
    <style:style style:name="T2128" style:parent-style-name="AncientGreekἈρχαίαἑλληνικά" style:family="text">
      <style:text-properties style:font-weight-complex="bold"/>
    </style:style>
    <style:style style:name="T2129" style:parent-style-name="AncientGreekἈρχαίαἑλληνικά" style:family="text">
      <style:text-properties style:font-weight-complex="bold" fo:language="el" fo:country="GR"/>
    </style:style>
    <style:style style:name="T2130" style:parent-style-name="AncientGreekἈρχαίαἑλληνικά" style:family="text">
      <style:text-properties style:font-weight-complex="bold"/>
    </style:style>
    <style:style style:name="T2131" style:parent-style-name="AncientGreekἈρχαίαἑλληνικά" style:family="text">
      <style:text-properties style:font-weight-complex="bold" fo:language="el" fo:country="GR"/>
    </style:style>
    <style:style style:name="T2132" style:parent-style-name="AncientGreekἈρχαίαἑλληνικά" style:family="text">
      <style:text-properties style:font-weight-complex="bold"/>
    </style:style>
    <style:style style:name="T2133" style:parent-style-name="AncientGreekἈρχαίαἑλληνικά" style:family="text">
      <style:text-properties style:font-weight-complex="bold" fo:language="el" fo:country="GR"/>
    </style:style>
    <style:style style:name="T2134" style:parent-style-name="AncientGreekἈρχαίαἑλληνικά" style:family="text">
      <style:text-properties style:font-weight-complex="bold"/>
    </style:style>
    <style:style style:name="T2135" style:parent-style-name="AncientGreekἈρχαίαἑλληνικά" style:family="text">
      <style:text-properties style:font-weight-complex="bold" fo:language="el" fo:country="GR"/>
    </style:style>
    <style:style style:name="T2136" style:parent-style-name="AncientGreekἈρχαίαἑλληνικά" style:family="text">
      <style:text-properties style:font-weight-complex="bold"/>
    </style:style>
    <style:style style:name="T2137" style:parent-style-name="AncientGreekἈρχαίαἑλληνικά" style:family="text">
      <style:text-properties style:font-weight-complex="bold" fo:language="el" fo:country="GR"/>
    </style:style>
    <style:style style:name="T2138" style:parent-style-name="AncientGreekἈρχαίαἑλληνικά" style:family="text">
      <style:text-properties style:font-weight-complex="bold"/>
    </style:style>
    <style:style style:name="T2139" style:parent-style-name="AncientGreekἈρχαίαἑλληνικά" style:family="text">
      <style:text-properties style:font-weight-complex="bold" fo:language="el" fo:country="GR"/>
    </style:style>
    <style:style style:name="T2140" style:parent-style-name="AncientGreekἈρχαίαἑλληνικά" style:family="text">
      <style:text-properties style:font-weight-complex="bold"/>
    </style:style>
    <style:style style:name="T2141" style:parent-style-name="AncientGreekἈρχαίαἑλληνικά" style:family="text">
      <style:text-properties style:font-weight-complex="bold" fo:language="el" fo:country="GR"/>
    </style:style>
    <style:style style:name="T2142" style:parent-style-name="AncientGreekἈρχαίαἑλληνικά" style:family="text">
      <style:text-properties style:font-weight-complex="bold"/>
    </style:style>
    <style:style style:name="T2143" style:parent-style-name="AncientGreekἈρχαίαἑλληνικά" style:family="text">
      <style:text-properties style:font-weight-complex="bold" fo:language="el" fo:country="GR"/>
    </style:style>
    <style:style style:name="T2144" style:parent-style-name="AncientGreekἈρχαίαἑλληνικά" style:family="text">
      <style:text-properties style:font-weight-complex="bold"/>
    </style:style>
    <style:style style:name="T2145" style:parent-style-name="AncientGreekἈρχαίαἑλληνικά" style:family="text">
      <style:text-properties style:font-weight-complex="bold" fo:language="el" fo:country="GR"/>
    </style:style>
    <style:style style:name="T2146" style:parent-style-name="AncientGreekἈρχαίαἑλληνικά" style:family="text">
      <style:text-properties style:font-weight-complex="bold"/>
    </style:style>
    <style:style style:name="T2147" style:parent-style-name="AncientGreekἈρχαίαἑλληνικά" style:family="text">
      <style:text-properties style:font-weight-complex="bold" fo:language="el" fo:country="GR"/>
    </style:style>
    <style:style style:name="T2148" style:parent-style-name="AncientGreekἈρχαίαἑλληνικά" style:family="text">
      <style:text-properties style:font-weight-complex="bold"/>
    </style:style>
    <style:style style:name="T2149" style:parent-style-name="AncientGreekἈρχαίαἑλληνικά" style:family="text">
      <style:text-properties style:font-weight-complex="bold" fo:language="el" fo:country="GR"/>
    </style:style>
    <style:style style:name="T2150" style:parent-style-name="AncientGreekἈρχαίαἑλληνικά" style:family="text">
      <style:text-properties style:font-weight-complex="bold"/>
    </style:style>
    <style:style style:name="T2151" style:parent-style-name="AncientGreekἈρχαίαἑλληνικά" style:family="text">
      <style:text-properties style:font-weight-complex="bold" fo:language="el" fo:country="GR"/>
    </style:style>
    <style:style style:name="T2152" style:parent-style-name="AncientGreekἈρχαίαἑλληνικά" style:family="text">
      <style:text-properties style:font-weight-complex="bold"/>
    </style:style>
    <style:style style:name="T2153" style:parent-style-name="AncientGreekἈρχαίαἑλληνικά" style:family="text">
      <style:text-properties style:font-weight-complex="bold" fo:language="el" fo:country="GR"/>
    </style:style>
    <style:style style:name="T2154" style:parent-style-name="AncientGreekἈρχαίαἑλληνικά" style:family="text">
      <style:text-properties style:font-weight-complex="bold"/>
    </style:style>
    <style:style style:name="T2155" style:parent-style-name="AncientGreekἈρχαίαἑλληνικά" style:family="text">
      <style:text-properties style:font-weight-complex="bold" fo:language="el" fo:country="GR"/>
    </style:style>
    <style:style style:name="T2156" style:parent-style-name="AncientGreekἈρχαίαἑλληνικά" style:family="text">
      <style:text-properties style:font-weight-complex="bold"/>
    </style:style>
    <style:style style:name="T2157" style:parent-style-name="AncientGreekἈρχαίαἑλληνικά" style:family="text">
      <style:text-properties style:font-weight-complex="bold" fo:language="el" fo:country="GR"/>
    </style:style>
    <style:style style:name="T2158" style:parent-style-name="AncientGreekἈρχαίαἑλληνικά" style:family="text">
      <style:text-properties style:font-weight-complex="bold"/>
    </style:style>
    <style:style style:name="T2159" style:parent-style-name="AncientGreekἈρχαίαἑλληνικά" style:family="text">
      <style:text-properties style:font-weight-complex="bold" fo:language="el" fo:country="GR"/>
    </style:style>
    <style:style style:name="T2160" style:parent-style-name="AncientGreekἈρχαίαἑλληνικά" style:family="text">
      <style:text-properties style:font-weight-complex="bold"/>
    </style:style>
    <style:style style:name="T2161" style:parent-style-name="AncientGreekἈρχαίαἑλληνικά" style:family="text">
      <style:text-properties style:font-weight-complex="bold" fo:language="el" fo:country="GR"/>
    </style:style>
    <style:style style:name="T2162" style:parent-style-name="AncientGreekἈρχαίαἑλληνικά" style:family="text">
      <style:text-properties style:font-weight-complex="bold"/>
    </style:style>
    <style:style style:name="T2163" style:parent-style-name="AncientGreekἈρχαίαἑλληνικά" style:family="text">
      <style:text-properties style:font-weight-complex="bold" fo:language="el" fo:country="GR"/>
    </style:style>
    <style:style style:name="T2164" style:parent-style-name="AncientGreekἈρχαίαἑλληνικά" style:family="text">
      <style:text-properties style:font-weight-complex="bold"/>
    </style:style>
    <style:style style:name="T2165" style:parent-style-name="AncientGreekἈρχαίαἑλληνικά" style:family="text">
      <style:text-properties style:font-weight-complex="bold" fo:language="el" fo:country="GR"/>
    </style:style>
    <style:style style:name="T2166" style:parent-style-name="AncientGreekἈρχαίαἑλληνικά" style:family="text">
      <style:text-properties style:font-weight-complex="bold"/>
    </style:style>
    <style:style style:name="T2167" style:parent-style-name="AncientGreekἈρχαίαἑλληνικά" style:family="text">
      <style:text-properties style:font-weight-complex="bold" fo:language="el" fo:country="GR"/>
    </style:style>
    <style:style style:name="T2168" style:parent-style-name="AncientGreekἈρχαίαἑλληνικά" style:family="text">
      <style:text-properties style:font-weight-complex="bold"/>
    </style:style>
    <style:style style:name="T2169" style:parent-style-name="AncientGreekἈρχαίαἑλληνικά" style:family="text">
      <style:text-properties style:font-weight-complex="bold" fo:language="el" fo:country="GR"/>
    </style:style>
    <style:style style:name="T2170" style:parent-style-name="AncientGreekἈρχαίαἑλληνικά" style:family="text">
      <style:text-properties style:font-weight-complex="bold"/>
    </style:style>
    <style:style style:name="T2171" style:parent-style-name="AncientGreekἈρχαίαἑλληνικά" style:family="text">
      <style:text-properties style:font-weight-complex="bold" fo:language="el" fo:country="GR"/>
    </style:style>
    <style:style style:name="T2172" style:parent-style-name="AncientGreekἈρχαίαἑλληνικά" style:family="text">
      <style:text-properties style:font-weight-complex="bold"/>
    </style:style>
    <style:style style:name="T2173" style:parent-style-name="AncientGreekἈρχαίαἑλληνικά" style:family="text">
      <style:text-properties style:font-weight-complex="bold" fo:language="el" fo:country="GR"/>
    </style:style>
    <style:style style:name="T2174" style:parent-style-name="AncientGreekἈρχαίαἑλληνικά" style:family="text">
      <style:text-properties style:font-weight-complex="bold"/>
    </style:style>
    <style:style style:name="T2175" style:parent-style-name="AncientGreekἈρχαίαἑλληνικά" style:family="text">
      <style:text-properties style:font-weight-complex="bold" fo:language="el" fo:country="GR"/>
    </style:style>
    <style:style style:name="T2176" style:parent-style-name="AncientGreekἈρχαίαἑλληνικά" style:family="text">
      <style:text-properties style:font-weight-complex="bold"/>
    </style:style>
    <style:style style:name="T2177" style:parent-style-name="AncientGreekἈρχαίαἑλληνικά" style:family="text">
      <style:text-properties style:font-weight-complex="bold" fo:language="el" fo:country="GR"/>
    </style:style>
    <style:style style:name="T2178" style:parent-style-name="AncientGreekἈρχαίαἑλληνικά" style:family="text">
      <style:text-properties style:font-weight-complex="bold"/>
    </style:style>
    <style:style style:name="T2179" style:parent-style-name="AncientGreekἈρχαίαἑλληνικά" style:family="text">
      <style:text-properties style:font-weight-complex="bold" fo:language="el" fo:country="GR"/>
    </style:style>
    <style:style style:name="T2180" style:parent-style-name="AncientGreekἈρχαίαἑλληνικά" style:family="text">
      <style:text-properties style:font-weight-complex="bold"/>
    </style:style>
    <style:style style:name="T2181" style:parent-style-name="AncientGreekἈρχαίαἑλληνικά" style:family="text">
      <style:text-properties style:font-weight-complex="bold" fo:language="el" fo:country="GR"/>
    </style:style>
    <style:style style:name="T2182" style:parent-style-name="AncientGreekἈρχαίαἑλληνικά" style:family="text">
      <style:text-properties style:font-weight-complex="bold"/>
    </style:style>
    <style:style style:name="T2183" style:parent-style-name="AncientGreekἈρχαίαἑλληνικά" style:family="text">
      <style:text-properties style:font-weight-complex="bold" fo:language="el" fo:country="GR"/>
    </style:style>
    <style:style style:name="T2184" style:parent-style-name="AncientGreekἈρχαίαἑλληνικά" style:family="text">
      <style:text-properties style:font-weight-complex="bold"/>
    </style:style>
    <style:style style:name="T2185" style:parent-style-name="AncientGreekἈρχαίαἑλληνικά" style:family="text">
      <style:text-properties style:font-weight-complex="bold" fo:language="el" fo:country="GR"/>
    </style:style>
    <style:style style:name="T2186" style:parent-style-name="AncientGreekἈρχαίαἑλληνικά" style:family="text">
      <style:text-properties style:font-weight-complex="bold"/>
    </style:style>
    <style:style style:name="T2187" style:parent-style-name="AncientGreekἈρχαίαἑλληνικά" style:family="text">
      <style:text-properties style:font-weight-complex="bold" fo:language="el" fo:country="GR"/>
    </style:style>
    <style:style style:name="T2188" style:parent-style-name="AncientGreekἈρχαίαἑλληνικά" style:family="text">
      <style:text-properties style:font-weight-complex="bold"/>
    </style:style>
    <style:style style:name="T2189" style:parent-style-name="AncientGreekἈρχαίαἑλληνικά" style:family="text">
      <style:text-properties style:font-weight-complex="bold" fo:language="el" fo:country="GR"/>
    </style:style>
    <style:style style:name="T2190" style:parent-style-name="AncientGreekἈρχαίαἑλληνικά" style:family="text">
      <style:text-properties style:font-weight-complex="bold"/>
    </style:style>
    <style:style style:name="T2191" style:parent-style-name="AncientGreekἈρχαίαἑλληνικά" style:family="text">
      <style:text-properties style:font-weight-complex="bold" fo:language="el" fo:country="GR"/>
    </style:style>
    <style:style style:name="T2192" style:parent-style-name="AncientGreekἈρχαίαἑλληνικά" style:family="text">
      <style:text-properties style:font-weight-complex="bold"/>
    </style:style>
    <style:style style:name="T2193" style:parent-style-name="AncientGreekἈρχαίαἑλληνικά" style:family="text">
      <style:text-properties style:font-weight-complex="bold" fo:language="el" fo:country="GR"/>
    </style:style>
    <style:style style:name="T2194" style:parent-style-name="AncientGreekἈρχαίαἑλληνικά" style:family="text">
      <style:text-properties style:font-weight-complex="bold"/>
    </style:style>
    <style:style style:name="T2195" style:parent-style-name="AncientGreekἈρχαίαἑλληνικά" style:family="text">
      <style:text-properties style:font-weight-complex="bold" fo:language="el" fo:country="GR"/>
    </style:style>
    <style:style style:name="T2196" style:parent-style-name="AncientGreekἈρχαίαἑλληνικά" style:family="text">
      <style:text-properties style:font-weight-complex="bold"/>
    </style:style>
    <style:style style:name="T2197" style:parent-style-name="AncientGreekἈρχαίαἑλληνικά" style:family="text">
      <style:text-properties style:font-weight-complex="bold" fo:language="el" fo:country="GR"/>
    </style:style>
    <style:style style:name="T2198" style:parent-style-name="AncientGreekἈρχαίαἑλληνικά" style:family="text">
      <style:text-properties style:font-weight-complex="bold"/>
    </style:style>
    <style:style style:name="T2199" style:parent-style-name="AncientGreekἈρχαίαἑλληνικά" style:family="text">
      <style:text-properties style:font-weight-complex="bold" fo:language="el" fo:country="GR"/>
    </style:style>
    <style:style style:name="T2200" style:parent-style-name="AncientGreekἈρχαίαἑλληνικά" style:family="text">
      <style:text-properties style:font-weight-complex="bold"/>
    </style:style>
    <style:style style:name="T2201" style:parent-style-name="AncientGreekἈρχαίαἑλληνικά" style:family="text">
      <style:text-properties style:font-weight-complex="bold" fo:language="el" fo:country="GR"/>
    </style:style>
    <style:style style:name="T2202" style:parent-style-name="AncientGreekἈρχαίαἑλληνικά" style:family="text">
      <style:text-properties style:font-weight-complex="bold"/>
    </style:style>
    <style:style style:name="T2203" style:parent-style-name="AncientGreekἈρχαίαἑλληνικά" style:family="text">
      <style:text-properties style:font-weight-complex="bold" fo:language="el" fo:country="GR"/>
    </style:style>
    <style:style style:name="T2204" style:parent-style-name="AncientGreekἈρχαίαἑλληνικά" style:family="text">
      <style:text-properties style:font-weight-complex="bold"/>
    </style:style>
    <style:style style:name="T2205" style:parent-style-name="AncientGreekἈρχαίαἑλληνικά" style:family="text">
      <style:text-properties style:font-weight-complex="bold" fo:language="el" fo:country="GR"/>
    </style:style>
    <style:style style:name="T2206" style:parent-style-name="AncientGreekἈρχαίαἑλληνικά" style:family="text">
      <style:text-properties style:font-weight-complex="bold"/>
    </style:style>
    <style:style style:name="T2207" style:parent-style-name="AncientGreekἈρχαίαἑλληνικά" style:family="text">
      <style:text-properties style:font-weight-complex="bold" fo:language="el" fo:country="GR"/>
    </style:style>
    <style:style style:name="T2208" style:parent-style-name="AncientGreekἈρχαίαἑλληνικά" style:family="text">
      <style:text-properties style:font-weight-complex="bold"/>
    </style:style>
    <style:style style:name="T2209" style:parent-style-name="AncientGreekἈρχαίαἑλληνικά" style:family="text">
      <style:text-properties style:font-weight-complex="bold" fo:language="el" fo:country="GR"/>
    </style:style>
    <style:style style:name="T2210" style:parent-style-name="AncientGreekἈρχαίαἑλληνικά" style:family="text">
      <style:text-properties style:font-weight-complex="bold"/>
    </style:style>
    <style:style style:name="T2211" style:parent-style-name="AncientGreekἈρχαίαἑλληνικά" style:family="text">
      <style:text-properties style:font-weight-complex="bold" fo:language="el" fo:country="GR"/>
    </style:style>
    <style:style style:name="T2212" style:parent-style-name="AncientGreekἈρχαίαἑλληνικά" style:family="text">
      <style:text-properties style:font-weight-complex="bold"/>
    </style:style>
    <style:style style:name="T2213" style:parent-style-name="AncientGreekἈρχαίαἑλληνικά" style:family="text">
      <style:text-properties style:font-weight-complex="bold" fo:language="el" fo:country="GR"/>
    </style:style>
    <style:style style:name="T2214" style:parent-style-name="AncientGreekἈρχαίαἑλληνικά" style:family="text">
      <style:text-properties style:font-weight-complex="bold"/>
    </style:style>
    <style:style style:name="T2215" style:parent-style-name="AncientGreekἈρχαίαἑλληνικά" style:family="text">
      <style:text-properties style:font-weight-complex="bold" fo:language="el" fo:country="GR"/>
    </style:style>
    <style:style style:name="T2216" style:parent-style-name="AncientGreekἈρχαίαἑλληνικά" style:family="text">
      <style:text-properties style:font-weight-complex="bold"/>
    </style:style>
    <style:style style:name="T2217" style:parent-style-name="AncientGreekἈρχαίαἑλληνικά" style:family="text">
      <style:text-properties style:font-weight-complex="bold" fo:language="el" fo:country="GR"/>
    </style:style>
    <style:style style:name="T2218" style:parent-style-name="AncientGreekἈρχαίαἑλληνικά" style:family="text">
      <style:text-properties style:font-weight-complex="bold"/>
    </style:style>
    <style:style style:name="T2219" style:parent-style-name="AncientGreekἈρχαίαἑλληνικά" style:family="text">
      <style:text-properties style:font-weight-complex="bold" fo:language="el" fo:country="GR"/>
    </style:style>
    <style:style style:name="T2220" style:parent-style-name="AncientGreekἈρχαίαἑλληνικά" style:family="text">
      <style:text-properties style:font-weight-complex="bold"/>
    </style:style>
    <style:style style:name="T2221" style:parent-style-name="AncientGreekἈρχαίαἑλληνικά" style:family="text">
      <style:text-properties style:font-weight-complex="bold" fo:language="el" fo:country="GR"/>
    </style:style>
    <style:style style:name="T2222" style:parent-style-name="AncientGreekἈρχαίαἑλληνικά" style:family="text">
      <style:text-properties style:font-weight-complex="bold"/>
    </style:style>
    <style:style style:name="T2223" style:parent-style-name="AncientGreekἈρχαίαἑλληνικά" style:family="text">
      <style:text-properties style:font-weight-complex="bold" fo:language="el" fo:country="GR"/>
    </style:style>
    <style:style style:name="T2224" style:parent-style-name="AncientGreekἈρχαίαἑλληνικά" style:family="text">
      <style:text-properties style:font-weight-complex="bold"/>
    </style:style>
    <style:style style:name="T2225" style:parent-style-name="AncientGreekἈρχαίαἑλληνικά" style:family="text">
      <style:text-properties style:font-weight-complex="bold" fo:language="el" fo:country="GR"/>
    </style:style>
    <style:style style:name="T2226" style:parent-style-name="AncientGreekἈρχαίαἑλληνικά" style:family="text">
      <style:text-properties style:font-weight-complex="bold"/>
    </style:style>
    <style:style style:name="T2227" style:parent-style-name="AncientGreekἈρχαίαἑλληνικά" style:family="text">
      <style:text-properties style:font-weight-complex="bold" fo:language="el" fo:country="GR"/>
    </style:style>
    <style:style style:name="T2228" style:parent-style-name="AncientGreekἈρχαίαἑλληνικά" style:family="text">
      <style:text-properties style:font-weight-complex="bold"/>
    </style:style>
    <style:style style:name="T2229" style:parent-style-name="AncientGreekἈρχαίαἑλληνικά" style:family="text">
      <style:text-properties style:font-weight-complex="bold" fo:language="el" fo:country="GR"/>
    </style:style>
    <style:style style:name="T2230" style:parent-style-name="AncientGreekἈρχαίαἑλληνικά" style:family="text">
      <style:text-properties style:font-weight-complex="bold"/>
    </style:style>
    <style:style style:name="T2231" style:parent-style-name="AncientGreekἈρχαίαἑλληνικά" style:family="text">
      <style:text-properties style:font-weight-complex="bold" fo:language="el" fo:country="GR"/>
    </style:style>
    <style:style style:name="T2232" style:parent-style-name="AncientGreekἈρχαίαἑλληνικά" style:family="text">
      <style:text-properties style:font-weight-complex="bold"/>
    </style:style>
    <style:style style:name="T2233" style:parent-style-name="AncientGreekἈρχαίαἑλληνικά" style:family="text">
      <style:text-properties style:font-weight-complex="bold" fo:language="el" fo:country="GR"/>
    </style:style>
    <style:style style:name="T2234" style:parent-style-name="AncientGreekἈρχαίαἑλληνικά" style:family="text">
      <style:text-properties style:font-weight-complex="bold"/>
    </style:style>
    <style:style style:name="T2235" style:parent-style-name="AncientGreekἈρχαίαἑλληνικά" style:family="text">
      <style:text-properties style:font-weight-complex="bold" fo:language="el" fo:country="GR"/>
    </style:style>
    <style:style style:name="T2236" style:parent-style-name="AncientGreekἈρχαίαἑλληνικά" style:family="text">
      <style:text-properties style:font-weight-complex="bold"/>
    </style:style>
    <style:style style:name="T2237" style:parent-style-name="AncientGreekἈρχαίαἑλληνικά" style:family="text">
      <style:text-properties style:font-weight-complex="bold" fo:language="el" fo:country="GR"/>
    </style:style>
    <style:style style:name="T2238" style:parent-style-name="AncientGreekἈρχαίαἑλληνικά" style:family="text">
      <style:text-properties style:font-weight-complex="bold"/>
    </style:style>
    <style:style style:name="T2239" style:parent-style-name="AncientGreekἈρχαίαἑλληνικά" style:family="text">
      <style:text-properties style:font-weight-complex="bold" fo:language="el" fo:country="GR"/>
    </style:style>
    <style:style style:name="T2240" style:parent-style-name="AncientGreekἈρχαίαἑλληνικά" style:family="text">
      <style:text-properties style:font-weight-complex="bold"/>
    </style:style>
    <style:style style:name="T2241" style:parent-style-name="AncientGreekἈρχαίαἑλληνικά" style:family="text">
      <style:text-properties style:font-weight-complex="bold" fo:language="el" fo:country="GR"/>
    </style:style>
    <style:style style:name="T2242" style:parent-style-name="AncientGreekἈρχαίαἑλληνικά" style:family="text">
      <style:text-properties style:font-weight-complex="bold"/>
    </style:style>
    <style:style style:name="T2243" style:parent-style-name="AncientGreekἈρχαίαἑλληνικά" style:family="text">
      <style:text-properties style:font-weight-complex="bold" fo:language="el" fo:country="GR"/>
    </style:style>
    <style:style style:name="T2244" style:parent-style-name="AncientGreekἈρχαίαἑλληνικά" style:family="text">
      <style:text-properties style:font-weight-complex="bold"/>
    </style:style>
    <style:style style:name="T2245" style:parent-style-name="AncientGreekἈρχαίαἑλληνικά" style:family="text">
      <style:text-properties style:font-weight-complex="bold" fo:language="el" fo:country="GR"/>
    </style:style>
    <style:style style:name="T2246" style:parent-style-name="AncientGreekἈρχαίαἑλληνικά" style:family="text">
      <style:text-properties style:font-weight-complex="bold"/>
    </style:style>
    <style:style style:name="T2247" style:parent-style-name="AncientGreekἈρχαίαἑλληνικά" style:family="text">
      <style:text-properties style:font-weight-complex="bold" fo:language="el" fo:country="GR"/>
    </style:style>
    <style:style style:name="T2248" style:parent-style-name="AncientGreekἈρχαίαἑλληνικά" style:family="text">
      <style:text-properties style:font-weight-complex="bold"/>
    </style:style>
    <style:style style:name="T2249" style:parent-style-name="AncientGreekἈρχαίαἑλληνικά" style:family="text">
      <style:text-properties style:font-weight-complex="bold" fo:language="el" fo:country="GR"/>
    </style:style>
    <style:style style:name="T2250" style:parent-style-name="AncientGreekἈρχαίαἑλληνικά" style:family="text">
      <style:text-properties style:font-weight-complex="bold"/>
    </style:style>
    <style:style style:name="T2251" style:parent-style-name="AncientGreekἈρχαίαἑλληνικά" style:family="text">
      <style:text-properties style:font-weight-complex="bold" fo:language="el" fo:country="GR"/>
    </style:style>
    <style:style style:name="T2252" style:parent-style-name="AncientGreekἈρχαίαἑλληνικά" style:family="text">
      <style:text-properties style:font-weight-complex="bold"/>
    </style:style>
    <style:style style:name="T2253" style:parent-style-name="AncientGreekἈρχαίαἑλληνικά" style:family="text">
      <style:text-properties style:font-weight-complex="bold" fo:language="el" fo:country="GR"/>
    </style:style>
    <style:style style:name="T2254" style:parent-style-name="AncientGreekἈρχαίαἑλληνικά" style:family="text">
      <style:text-properties style:font-weight-complex="bold"/>
    </style:style>
    <style:style style:name="P2255" style:parent-style-name="Standard" style:family="paragraph">
      <style:paragraph-properties fo:widows="0" fo:orphans="0"/>
    </style:style>
    <style:style style:name="T2256" style:parent-style-name="AncientGreekἈρχαίαἑλληνικά" style:family="text">
      <style:text-properties style:font-weight-complex="bold" fo:language="el" fo:country="GR"/>
    </style:style>
    <style:style style:name="T2257" style:parent-style-name="AncientGreekἈρχαίαἑλληνικά" style:family="text">
      <style:text-properties style:font-weight-complex="bold"/>
    </style:style>
    <style:style style:name="T2258" style:parent-style-name="AncientGreekἈρχαίαἑλληνικά" style:family="text">
      <style:text-properties style:font-weight-complex="bold" fo:language="el" fo:country="GR"/>
    </style:style>
    <style:style style:name="T2259" style:parent-style-name="AncientGreekἈρχαίαἑλληνικά" style:family="text">
      <style:text-properties style:font-weight-complex="bold"/>
    </style:style>
    <style:style style:name="T2260" style:parent-style-name="AncientGreekἈρχαίαἑλληνικά" style:family="text">
      <style:text-properties style:font-weight-complex="bold" fo:language="el" fo:country="GR"/>
    </style:style>
    <style:style style:name="T2261" style:parent-style-name="AncientGreekἈρχαίαἑλληνικά" style:family="text">
      <style:text-properties style:font-weight-complex="bold"/>
    </style:style>
    <style:style style:name="T2262" style:parent-style-name="AncientGreekἈρχαίαἑλληνικά" style:family="text">
      <style:text-properties style:font-weight-complex="bold" fo:language="el" fo:country="GR"/>
    </style:style>
    <style:style style:name="T2263" style:parent-style-name="AncientGreekἈρχαίαἑλληνικά" style:family="text">
      <style:text-properties style:font-weight-complex="bold"/>
    </style:style>
    <style:style style:name="T2264" style:parent-style-name="AncientGreekἈρχαίαἑλληνικά" style:family="text">
      <style:text-properties style:font-weight-complex="bold" fo:language="el" fo:country="GR"/>
    </style:style>
    <style:style style:name="T2265" style:parent-style-name="AncientGreekἈρχαίαἑλληνικά" style:family="text">
      <style:text-properties style:font-weight-complex="bold"/>
    </style:style>
    <style:style style:name="T2266" style:parent-style-name="AncientGreekἈρχαίαἑλληνικά" style:family="text">
      <style:text-properties style:font-weight-complex="bold" fo:language="el" fo:country="GR"/>
    </style:style>
    <style:style style:name="T2267" style:parent-style-name="AncientGreekἈρχαίαἑλληνικά" style:family="text">
      <style:text-properties style:font-weight-complex="bold"/>
    </style:style>
    <style:style style:name="T2268" style:parent-style-name="AncientGreekἈρχαίαἑλληνικά" style:family="text">
      <style:text-properties style:font-weight-complex="bold" fo:language="el" fo:country="GR"/>
    </style:style>
    <style:style style:name="T2269" style:parent-style-name="AncientGreekἈρχαίαἑλληνικά" style:family="text">
      <style:text-properties style:font-weight-complex="bold"/>
    </style:style>
    <style:style style:name="T2270" style:parent-style-name="AncientGreekἈρχαίαἑλληνικά" style:family="text">
      <style:text-properties style:font-weight-complex="bold" fo:language="el" fo:country="GR"/>
    </style:style>
    <style:style style:name="T2271" style:parent-style-name="AncientGreekἈρχαίαἑλληνικά" style:family="text">
      <style:text-properties style:font-weight-complex="bold"/>
    </style:style>
    <style:style style:name="T2272" style:parent-style-name="AncientGreekἈρχαίαἑλληνικά" style:family="text">
      <style:text-properties style:font-weight-complex="bold" fo:language="el" fo:country="GR"/>
    </style:style>
    <style:style style:name="T2273" style:parent-style-name="AncientGreekἈρχαίαἑλληνικά" style:family="text">
      <style:text-properties style:font-weight-complex="bold"/>
    </style:style>
    <style:style style:name="T2274" style:parent-style-name="AncientGreekἈρχαίαἑλληνικά" style:family="text">
      <style:text-properties style:font-weight-complex="bold" fo:language="el" fo:country="GR"/>
    </style:style>
    <style:style style:name="T2275" style:parent-style-name="AncientGreekἈρχαίαἑλληνικά" style:family="text">
      <style:text-properties style:font-weight-complex="bold"/>
    </style:style>
    <style:style style:name="T2276" style:parent-style-name="AncientGreekἈρχαίαἑλληνικά" style:family="text">
      <style:text-properties style:font-weight-complex="bold" fo:language="el" fo:country="GR"/>
    </style:style>
    <style:style style:name="T2277" style:parent-style-name="AncientGreekἈρχαίαἑλληνικά" style:family="text">
      <style:text-properties style:font-weight-complex="bold"/>
    </style:style>
    <style:style style:name="T2278" style:parent-style-name="AncientGreekἈρχαίαἑλληνικά" style:family="text">
      <style:text-properties style:font-weight-complex="bold" fo:language="el" fo:country="GR"/>
    </style:style>
    <style:style style:name="T2279" style:parent-style-name="AncientGreekἈρχαίαἑλληνικά" style:family="text">
      <style:text-properties style:font-weight-complex="bold"/>
    </style:style>
    <style:style style:name="T2280" style:parent-style-name="AncientGreekἈρχαίαἑλληνικά" style:family="text">
      <style:text-properties style:font-weight-complex="bold" fo:language="el" fo:country="GR"/>
    </style:style>
    <style:style style:name="T2281" style:parent-style-name="AncientGreekἈρχαίαἑλληνικά" style:family="text">
      <style:text-properties style:font-weight-complex="bold"/>
    </style:style>
    <style:style style:name="T2282" style:parent-style-name="AncientGreekἈρχαίαἑλληνικά" style:family="text">
      <style:text-properties style:font-weight-complex="bold" fo:language="el" fo:country="GR"/>
    </style:style>
    <style:style style:name="T2283" style:parent-style-name="AncientGreekἈρχαίαἑλληνικά" style:family="text">
      <style:text-properties style:font-weight-complex="bold"/>
    </style:style>
    <style:style style:name="TableCell2284" style:family="table-cell">
      <style:table-cell-properties fo:border="0.0069in solid #000000" fo:background-color="#FFFFFF" style:writing-mode="lr-tb" fo:padding-top="0in" fo:padding-left="0.1527in" fo:padding-bottom="0in" fo:padding-right="0.15in"/>
    </style:style>
    <style:style style:name="P2285" style:parent-style-name="Standard" style:family="paragraph">
      <style:paragraph-properties fo:widows="0" fo:orphans="0"/>
      <style:text-properties style:font-name="AncientGreek"/>
    </style:style>
    <style:style style:name="P2286" style:parent-style-name="Standard" style:family="paragraph">
      <style:paragraph-properties fo:widows="0" fo:orphans="0"/>
      <style:text-properties style:font-name="AncientGreek"/>
    </style:style>
    <style:style style:name="P2287" style:parent-style-name="Standard" style:family="paragraph">
      <style:paragraph-properties fo:widows="0" fo:orphans="0"/>
      <style:text-properties style:font-name="AncientGreek"/>
    </style:style>
    <style:style style:name="P2288" style:parent-style-name="Standard" style:family="paragraph">
      <style:paragraph-properties fo:widows="0" fo:orphans="0"/>
      <style:text-properties style:font-name="AncientGreek"/>
    </style:style>
    <style:style style:name="P2289" style:parent-style-name="Standard" style:family="paragraph">
      <style:paragraph-properties fo:widows="0" fo:orphans="0"/>
    </style:style>
    <style:style style:name="T2290" style:parent-style-name="AncientGreekἈρχαίαἑλληνικά" style:family="text">
      <style:text-properties style:font-weight-complex="bold" fo:language="el" fo:country="GR"/>
    </style:style>
    <style:style style:name="T2291" style:parent-style-name="AncientGreekἈρχαίαἑλληνικά" style:family="text">
      <style:text-properties style:font-weight-complex="bold"/>
    </style:style>
    <style:style style:name="T2292" style:parent-style-name="AncientGreekἈρχαίαἑλληνικά" style:family="text">
      <style:text-properties style:font-weight-complex="bold"/>
    </style:style>
    <style:style style:name="P2293" style:parent-style-name="Standard" style:family="paragraph">
      <style:paragraph-properties fo:widows="0" fo:orphans="0"/>
    </style:style>
    <style:style style:name="T2294" style:parent-style-name="AncientGreekἈρχαίαἑλληνικά" style:family="text">
      <style:text-properties style:font-weight-complex="bold" fo:language="el" fo:country="GR"/>
    </style:style>
    <style:style style:name="T2295" style:parent-style-name="AncientGreekἈρχαίαἑλληνικά" style:family="text">
      <style:text-properties style:font-weight-complex="bold"/>
    </style:style>
    <style:style style:name="T2296" style:parent-style-name="AncientGreekἈρχαίαἑλληνικά" style:family="text">
      <style:text-properties style:font-weight-complex="bold"/>
    </style:style>
    <style:style style:name="T2297" style:parent-style-name="AncientGreekἈρχαίαἑλληνικά" style:family="text">
      <style:text-properties style:font-weight-complex="bold" style:text-position="super 66.6%"/>
    </style:style>
    <style:style style:name="T2298" style:parent-style-name="AncientGreekἈρχαίαἑλληνικά" style:family="text">
      <style:text-properties style:font-weight-complex="bold"/>
    </style:style>
    <style:style style:name="TableRow2299" style:family="table-row">
      <style:table-row-properties style:min-row-height="0.0138in" style:use-optimal-row-height="false" fo:keep-together="always"/>
    </style:style>
    <style:style style:name="TableCell2300" style:family="table-cell">
      <style:table-cell-properties fo:border="0.0069in solid #000000" fo:background-color="#FFFFFF" style:writing-mode="lr-tb" fo:padding-top="0in" fo:padding-left="0.1527in" fo:padding-bottom="0in" fo:padding-right="0.15in"/>
    </style:style>
    <style:style style:name="P2301" style:parent-style-name="Standard" style:family="paragraph">
      <style:paragraph-properties fo:keep-with-next="always" fo:widows="0" fo:orphans="0" fo:text-align="center">
        <style:tab-stops>
          <style:tab-stop style:type="left" style:position="2.4375in"/>
        </style:tab-stops>
      </style:paragraph-properties>
    </style:style>
    <style:style style:name="T2302" style:parent-style-name="AncientGreekἈρχαίαἑλληνικά" style:family="text">
      <style:text-properties fo:font-weight="bold" style:font-weight-asian="bold" style:font-weight-complex="bold" fo:font-size="18pt" style:font-size-asian="18pt" style:font-size-complex="14pt"/>
    </style:style>
    <style:style style:name="T2303"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2304" style:parent-style-name="AncientGreekἈρχαίαἑλληνικά" style:family="text">
      <style:text-properties fo:font-weight="bold" style:font-weight-asian="bold" style:font-weight-complex="bold" fo:font-size="18pt" style:font-size-asian="18pt" style:font-size-complex="14pt"/>
    </style:style>
    <style:style style:name="T2305"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2306" style:parent-style-name="AncientGreekἈρχαίαἑλληνικά" style:family="text">
      <style:text-properties fo:font-weight="bold" style:font-weight-asian="bold" style:font-weight-complex="bold" fo:font-size="18pt" style:font-size-asian="18pt" style:font-size-complex="14pt"/>
    </style:style>
    <style:style style:name="T2307"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2308" style:parent-style-name="AncientGreekἈρχαίαἑλληνικά" style:family="text">
      <style:text-properties fo:font-weight="bold" style:font-weight-asian="bold" style:font-weight-complex="bold" fo:font-size="18pt" style:font-size-asian="18pt" style:font-size-complex="14pt"/>
    </style:style>
    <style:style style:name="P2309" style:parent-style-name="Standard" style:family="paragraph">
      <style:paragraph-properties fo:widows="0" fo:orphans="0">
        <style:tab-stops>
          <style:tab-stop style:type="left" style:position="2.4375in"/>
        </style:tab-stops>
      </style:paragraph-properties>
    </style:style>
    <style:style style:name="T2310" style:parent-style-name="AncientGreekἈρχαίαἑλληνικά" style:family="text">
      <style:text-properties style:font-weight-complex="bold" fo:language="el" fo:country="GR"/>
    </style:style>
    <style:style style:name="T2311" style:parent-style-name="AncientGreekἈρχαίαἑλληνικά" style:family="text">
      <style:text-properties style:font-weight-complex="bold"/>
    </style:style>
    <style:style style:name="T2312" style:parent-style-name="AncientGreekἈρχαίαἑλληνικά" style:family="text">
      <style:text-properties style:font-weight-complex="bold" fo:language="el" fo:country="GR"/>
    </style:style>
    <style:style style:name="T2313" style:parent-style-name="AncientGreekἈρχαίαἑλληνικά" style:family="text">
      <style:text-properties style:font-weight-complex="bold"/>
    </style:style>
    <style:style style:name="T2314" style:parent-style-name="AncientGreekἈρχαίαἑλληνικά" style:family="text">
      <style:text-properties style:font-weight-complex="bold" fo:language="el" fo:country="GR"/>
    </style:style>
    <style:style style:name="T2315" style:parent-style-name="AncientGreekἈρχαίαἑλληνικά" style:family="text">
      <style:text-properties style:font-weight-complex="bold"/>
    </style:style>
    <style:style style:name="T2316" style:parent-style-name="AncientGreekἈρχαίαἑλληνικά" style:family="text">
      <style:text-properties style:font-weight-complex="bold" fo:language="el" fo:country="GR"/>
    </style:style>
    <style:style style:name="T2317" style:parent-style-name="AncientGreekἈρχαίαἑλληνικά" style:family="text">
      <style:text-properties style:font-weight-complex="bold"/>
    </style:style>
    <style:style style:name="T2318" style:parent-style-name="AncientGreekἈρχαίαἑλληνικά" style:family="text">
      <style:text-properties style:font-weight-complex="bold" fo:language="el" fo:country="GR"/>
    </style:style>
    <style:style style:name="T2319" style:parent-style-name="AncientGreekἈρχαίαἑλληνικά" style:family="text">
      <style:text-properties style:font-weight-complex="bold"/>
    </style:style>
    <style:style style:name="T2320" style:parent-style-name="AncientGreekἈρχαίαἑλληνικά" style:family="text">
      <style:text-properties style:font-weight-complex="bold" fo:language="el" fo:country="GR"/>
    </style:style>
    <style:style style:name="T2321" style:parent-style-name="AncientGreekἈρχαίαἑλληνικά" style:family="text">
      <style:text-properties style:font-weight-complex="bold"/>
    </style:style>
    <style:style style:name="T2322" style:parent-style-name="AncientGreekἈρχαίαἑλληνικά" style:family="text">
      <style:text-properties style:font-weight-complex="bold" fo:language="el" fo:country="GR"/>
    </style:style>
    <style:style style:name="T2323" style:parent-style-name="AncientGreekἈρχαίαἑλληνικά" style:family="text">
      <style:text-properties style:font-weight-complex="bold"/>
    </style:style>
    <style:style style:name="T2324" style:parent-style-name="AncientGreekἈρχαίαἑλληνικά" style:family="text">
      <style:text-properties style:font-weight-complex="bold" fo:language="el" fo:country="GR"/>
    </style:style>
    <style:style style:name="T2325" style:parent-style-name="AncientGreekἈρχαίαἑλληνικά" style:family="text">
      <style:text-properties style:font-weight-complex="bold"/>
    </style:style>
    <style:style style:name="T2326" style:parent-style-name="AncientGreekἈρχαίαἑλληνικά" style:family="text">
      <style:text-properties style:font-weight-complex="bold" fo:language="el" fo:country="GR"/>
    </style:style>
    <style:style style:name="T2327" style:parent-style-name="AncientGreekἈρχαίαἑλληνικά" style:family="text">
      <style:text-properties style:font-weight-complex="bold"/>
    </style:style>
    <style:style style:name="T2328" style:parent-style-name="AncientGreekἈρχαίαἑλληνικά" style:family="text">
      <style:text-properties style:font-weight-complex="bold" fo:language="el" fo:country="GR"/>
    </style:style>
    <style:style style:name="T2329" style:parent-style-name="AncientGreekἈρχαίαἑλληνικά" style:family="text">
      <style:text-properties style:font-weight-complex="bold"/>
    </style:style>
    <style:style style:name="T2330" style:parent-style-name="AncientGreekἈρχαίαἑλληνικά" style:family="text">
      <style:text-properties style:font-weight-complex="bold" fo:language="el" fo:country="GR"/>
    </style:style>
    <style:style style:name="T2331" style:parent-style-name="AncientGreekἈρχαίαἑλληνικά" style:family="text">
      <style:text-properties style:font-weight-complex="bold"/>
    </style:style>
    <style:style style:name="T2332" style:parent-style-name="AncientGreekἈρχαίαἑλληνικά" style:family="text">
      <style:text-properties style:font-weight-complex="bold" fo:language="el" fo:country="GR"/>
    </style:style>
    <style:style style:name="T2333" style:parent-style-name="AncientGreekἈρχαίαἑλληνικά" style:family="text">
      <style:text-properties style:font-weight-complex="bold"/>
    </style:style>
    <style:style style:name="T2334" style:parent-style-name="AncientGreekἈρχαίαἑλληνικά" style:family="text">
      <style:text-properties style:font-weight-complex="bold" fo:language="el" fo:country="GR"/>
    </style:style>
    <style:style style:name="T2335" style:parent-style-name="AncientGreekἈρχαίαἑλληνικά" style:family="text">
      <style:text-properties style:font-weight-complex="bold"/>
    </style:style>
    <style:style style:name="T2336" style:parent-style-name="AncientGreekἈρχαίαἑλληνικά" style:family="text">
      <style:text-properties style:font-weight-complex="bold" fo:language="el" fo:country="GR"/>
    </style:style>
    <style:style style:name="T2337" style:parent-style-name="AncientGreekἈρχαίαἑλληνικά" style:family="text">
      <style:text-properties style:font-weight-complex="bold"/>
    </style:style>
    <style:style style:name="T2338" style:parent-style-name="AncientGreekἈρχαίαἑλληνικά" style:family="text">
      <style:text-properties style:font-weight-complex="bold" fo:language="el" fo:country="GR"/>
    </style:style>
    <style:style style:name="T2339" style:parent-style-name="AncientGreekἈρχαίαἑλληνικά" style:family="text">
      <style:text-properties style:font-weight-complex="bold"/>
    </style:style>
    <style:style style:name="T2340" style:parent-style-name="AncientGreekἈρχαίαἑλληνικά" style:family="text">
      <style:text-properties style:font-weight-complex="bold" fo:language="el" fo:country="GR"/>
    </style:style>
    <style:style style:name="T2341" style:parent-style-name="AncientGreekἈρχαίαἑλληνικά" style:family="text">
      <style:text-properties style:font-weight-complex="bold"/>
    </style:style>
    <style:style style:name="T2342" style:parent-style-name="AncientGreekἈρχαίαἑλληνικά" style:family="text">
      <style:text-properties style:font-weight-complex="bold" fo:language="el" fo:country="GR"/>
    </style:style>
    <style:style style:name="T2343" style:parent-style-name="AncientGreekἈρχαίαἑλληνικά" style:family="text">
      <style:text-properties style:font-weight-complex="bold"/>
    </style:style>
    <style:style style:name="T2344" style:parent-style-name="AncientGreekἈρχαίαἑλληνικά" style:family="text">
      <style:text-properties style:font-weight-complex="bold" fo:language="el" fo:country="GR"/>
    </style:style>
    <style:style style:name="T2345" style:parent-style-name="AncientGreekἈρχαίαἑλληνικά" style:family="text">
      <style:text-properties style:font-weight-complex="bold"/>
    </style:style>
    <style:style style:name="T2346" style:parent-style-name="AncientGreekἈρχαίαἑλληνικά" style:family="text">
      <style:text-properties style:font-weight-complex="bold" fo:language="el" fo:country="GR"/>
    </style:style>
    <style:style style:name="T2347" style:parent-style-name="AncientGreekἈρχαίαἑλληνικά" style:family="text">
      <style:text-properties style:font-weight-complex="bold"/>
    </style:style>
    <style:style style:name="T2348" style:parent-style-name="AncientGreekἈρχαίαἑλληνικά" style:family="text">
      <style:text-properties style:font-weight-complex="bold" fo:language="el" fo:country="GR"/>
    </style:style>
    <style:style style:name="T2349" style:parent-style-name="AncientGreekἈρχαίαἑλληνικά" style:family="text">
      <style:text-properties style:font-weight-complex="bold"/>
    </style:style>
    <style:style style:name="T2350" style:parent-style-name="AncientGreekἈρχαίαἑλληνικά" style:family="text">
      <style:text-properties style:font-weight-complex="bold" fo:language="el" fo:country="GR"/>
    </style:style>
    <style:style style:name="T2351" style:parent-style-name="AncientGreekἈρχαίαἑλληνικά" style:family="text">
      <style:text-properties style:font-weight-complex="bold"/>
    </style:style>
    <style:style style:name="T2352" style:parent-style-name="AncientGreekἈρχαίαἑλληνικά" style:family="text">
      <style:text-properties style:font-weight-complex="bold" fo:language="el" fo:country="GR"/>
    </style:style>
    <style:style style:name="T2353" style:parent-style-name="AncientGreekἈρχαίαἑλληνικά" style:family="text">
      <style:text-properties style:font-weight-complex="bold"/>
    </style:style>
    <style:style style:name="T2354" style:parent-style-name="AncientGreekἈρχαίαἑλληνικά" style:family="text">
      <style:text-properties style:font-weight-complex="bold" fo:language="el" fo:country="GR"/>
    </style:style>
    <style:style style:name="T2355" style:parent-style-name="AncientGreekἈρχαίαἑλληνικά" style:family="text">
      <style:text-properties style:font-weight-complex="bold"/>
    </style:style>
    <style:style style:name="T2356" style:parent-style-name="AncientGreekἈρχαίαἑλληνικά" style:family="text">
      <style:text-properties style:font-weight-complex="bold" fo:language="el" fo:country="GR"/>
    </style:style>
    <style:style style:name="T2357" style:parent-style-name="AncientGreekἈρχαίαἑλληνικά" style:family="text">
      <style:text-properties style:font-weight-complex="bold"/>
    </style:style>
    <style:style style:name="T2358" style:parent-style-name="AncientGreekἈρχαίαἑλληνικά" style:family="text">
      <style:text-properties style:font-weight-complex="bold" fo:language="el" fo:country="GR"/>
    </style:style>
    <style:style style:name="T2359" style:parent-style-name="AncientGreekἈρχαίαἑλληνικά" style:family="text">
      <style:text-properties style:font-weight-complex="bold"/>
    </style:style>
    <style:style style:name="T2360" style:parent-style-name="AncientGreekἈρχαίαἑλληνικά" style:family="text">
      <style:text-properties style:font-weight-complex="bold" fo:language="el" fo:country="GR"/>
    </style:style>
    <style:style style:name="T2361" style:parent-style-name="AncientGreekἈρχαίαἑλληνικά" style:family="text">
      <style:text-properties style:font-weight-complex="bold"/>
    </style:style>
    <style:style style:name="T2362" style:parent-style-name="AncientGreekἈρχαίαἑλληνικά" style:family="text">
      <style:text-properties style:font-weight-complex="bold" fo:language="el" fo:country="GR"/>
    </style:style>
    <style:style style:name="T2363" style:parent-style-name="AncientGreekἈρχαίαἑλληνικά" style:family="text">
      <style:text-properties style:font-weight-complex="bold"/>
    </style:style>
    <style:style style:name="T2364" style:parent-style-name="AncientGreekἈρχαίαἑλληνικά" style:family="text">
      <style:text-properties style:font-weight-complex="bold" fo:language="el" fo:country="GR"/>
    </style:style>
    <style:style style:name="T2365" style:parent-style-name="AncientGreekἈρχαίαἑλληνικά" style:family="text">
      <style:text-properties style:font-weight-complex="bold"/>
    </style:style>
    <style:style style:name="T2366" style:parent-style-name="AncientGreekἈρχαίαἑλληνικά" style:family="text">
      <style:text-properties style:font-weight-complex="bold" fo:language="el" fo:country="GR"/>
    </style:style>
    <style:style style:name="T2367" style:parent-style-name="AncientGreekἈρχαίαἑλληνικά" style:family="text">
      <style:text-properties style:font-weight-complex="bold"/>
    </style:style>
    <style:style style:name="T2368" style:parent-style-name="AncientGreekἈρχαίαἑλληνικά" style:family="text">
      <style:text-properties style:font-weight-complex="bold" fo:language="el" fo:country="GR"/>
    </style:style>
    <style:style style:name="T2369" style:parent-style-name="AncientGreekἈρχαίαἑλληνικά" style:family="text">
      <style:text-properties style:font-weight-complex="bold"/>
    </style:style>
    <style:style style:name="T2370" style:parent-style-name="AncientGreekἈρχαίαἑλληνικά" style:family="text">
      <style:text-properties style:font-weight-complex="bold" fo:language="el" fo:country="GR"/>
    </style:style>
    <style:style style:name="T2371" style:parent-style-name="AncientGreekἈρχαίαἑλληνικά" style:family="text">
      <style:text-properties style:font-weight-complex="bold"/>
    </style:style>
    <style:style style:name="T2372" style:parent-style-name="AncientGreekἈρχαίαἑλληνικά" style:family="text">
      <style:text-properties style:font-weight-complex="bold" fo:language="el" fo:country="GR"/>
    </style:style>
    <style:style style:name="T2373" style:parent-style-name="AncientGreekἈρχαίαἑλληνικά" style:family="text">
      <style:text-properties style:font-weight-complex="bold"/>
    </style:style>
    <style:style style:name="T2374" style:parent-style-name="AncientGreekἈρχαίαἑλληνικά" style:family="text">
      <style:text-properties style:font-weight-complex="bold" fo:language="el" fo:country="GR"/>
    </style:style>
    <style:style style:name="T2375" style:parent-style-name="AncientGreekἈρχαίαἑλληνικά" style:family="text">
      <style:text-properties style:font-weight-complex="bold"/>
    </style:style>
    <style:style style:name="T2376" style:parent-style-name="AncientGreekἈρχαίαἑλληνικά" style:family="text">
      <style:text-properties style:font-weight-complex="bold" fo:language="el" fo:country="GR"/>
    </style:style>
    <style:style style:name="T2377" style:parent-style-name="AncientGreekἈρχαίαἑλληνικά" style:family="text">
      <style:text-properties style:font-weight-complex="bold"/>
    </style:style>
    <style:style style:name="T2378" style:parent-style-name="AncientGreekἈρχαίαἑλληνικά" style:family="text">
      <style:text-properties style:font-weight-complex="bold" fo:language="el" fo:country="GR"/>
    </style:style>
    <style:style style:name="T2379" style:parent-style-name="AncientGreekἈρχαίαἑλληνικά" style:family="text">
      <style:text-properties style:font-weight-complex="bold"/>
    </style:style>
    <style:style style:name="T2380" style:parent-style-name="AncientGreekἈρχαίαἑλληνικά" style:family="text">
      <style:text-properties style:font-weight-complex="bold" fo:language="el" fo:country="GR"/>
    </style:style>
    <style:style style:name="T2381" style:parent-style-name="AncientGreekἈρχαίαἑλληνικά" style:family="text">
      <style:text-properties style:font-weight-complex="bold"/>
    </style:style>
    <style:style style:name="T2382" style:parent-style-name="AncientGreekἈρχαίαἑλληνικά" style:family="text">
      <style:text-properties style:font-weight-complex="bold" fo:language="el" fo:country="GR"/>
    </style:style>
    <style:style style:name="T2383" style:parent-style-name="AncientGreekἈρχαίαἑλληνικά" style:family="text">
      <style:text-properties style:font-weight-complex="bold"/>
    </style:style>
    <style:style style:name="T2384" style:parent-style-name="AncientGreekἈρχαίαἑλληνικά" style:family="text">
      <style:text-properties style:font-weight-complex="bold" fo:language="el" fo:country="GR"/>
    </style:style>
    <style:style style:name="T2385" style:parent-style-name="AncientGreekἈρχαίαἑλληνικά" style:family="text">
      <style:text-properties style:font-weight-complex="bold"/>
    </style:style>
    <style:style style:name="T2386" style:parent-style-name="AncientGreekἈρχαίαἑλληνικά" style:family="text">
      <style:text-properties style:font-weight-complex="bold" fo:language="el" fo:country="GR"/>
    </style:style>
    <style:style style:name="T2387" style:parent-style-name="AncientGreekἈρχαίαἑλληνικά" style:family="text">
      <style:text-properties style:font-weight-complex="bold"/>
    </style:style>
    <style:style style:name="T2388" style:parent-style-name="AncientGreekἈρχαίαἑλληνικά" style:family="text">
      <style:text-properties style:font-weight-complex="bold" fo:language="el" fo:country="GR"/>
    </style:style>
    <style:style style:name="T2389" style:parent-style-name="AncientGreekἈρχαίαἑλληνικά" style:family="text">
      <style:text-properties style:font-weight-complex="bold"/>
    </style:style>
    <style:style style:name="T2390" style:parent-style-name="AncientGreekἈρχαίαἑλληνικά" style:family="text">
      <style:text-properties style:font-weight-complex="bold" fo:language="el" fo:country="GR"/>
    </style:style>
    <style:style style:name="T2391" style:parent-style-name="AncientGreekἈρχαίαἑλληνικά" style:family="text">
      <style:text-properties style:font-weight-complex="bold"/>
    </style:style>
    <style:style style:name="T2392" style:parent-style-name="AncientGreekἈρχαίαἑλληνικά" style:family="text">
      <style:text-properties style:font-weight-complex="bold" fo:language="el" fo:country="GR"/>
    </style:style>
    <style:style style:name="T2393" style:parent-style-name="AncientGreekἈρχαίαἑλληνικά" style:family="text">
      <style:text-properties style:font-weight-complex="bold"/>
    </style:style>
    <style:style style:name="T2394" style:parent-style-name="AncientGreekἈρχαίαἑλληνικά" style:family="text">
      <style:text-properties style:font-weight-complex="bold" fo:language="el" fo:country="GR"/>
    </style:style>
    <style:style style:name="T2395" style:parent-style-name="AncientGreekἈρχαίαἑλληνικά" style:family="text">
      <style:text-properties style:font-weight-complex="bold"/>
    </style:style>
    <style:style style:name="T2396" style:parent-style-name="AncientGreekἈρχαίαἑλληνικά" style:family="text">
      <style:text-properties style:font-weight-complex="bold" fo:language="el" fo:country="GR"/>
    </style:style>
    <style:style style:name="T2397" style:parent-style-name="AncientGreekἈρχαίαἑλληνικά" style:family="text">
      <style:text-properties style:font-weight-complex="bold"/>
    </style:style>
    <style:style style:name="T2398" style:parent-style-name="AncientGreekἈρχαίαἑλληνικά" style:family="text">
      <style:text-properties style:font-weight-complex="bold" fo:language="el" fo:country="GR"/>
    </style:style>
    <style:style style:name="T2399" style:parent-style-name="AncientGreekἈρχαίαἑλληνικά" style:family="text">
      <style:text-properties style:font-weight-complex="bold"/>
    </style:style>
    <style:style style:name="T2400" style:parent-style-name="AncientGreekἈρχαίαἑλληνικά" style:family="text">
      <style:text-properties style:font-weight-complex="bold" fo:language="el" fo:country="GR"/>
    </style:style>
    <style:style style:name="T2401" style:parent-style-name="AncientGreekἈρχαίαἑλληνικά" style:family="text">
      <style:text-properties style:font-weight-complex="bold"/>
    </style:style>
    <style:style style:name="T2402" style:parent-style-name="AncientGreekἈρχαίαἑλληνικά" style:family="text">
      <style:text-properties style:font-weight-complex="bold" fo:language="el" fo:country="GR"/>
    </style:style>
    <style:style style:name="T2403" style:parent-style-name="AncientGreekἈρχαίαἑλληνικά" style:family="text">
      <style:text-properties style:font-weight-complex="bold"/>
    </style:style>
    <style:style style:name="T2404" style:parent-style-name="AncientGreekἈρχαίαἑλληνικά" style:family="text">
      <style:text-properties style:font-weight-complex="bold" fo:language="el" fo:country="GR"/>
    </style:style>
    <style:style style:name="T2405" style:parent-style-name="AncientGreekἈρχαίαἑλληνικά" style:family="text">
      <style:text-properties style:font-weight-complex="bold"/>
    </style:style>
    <style:style style:name="T2406" style:parent-style-name="AncientGreekἈρχαίαἑλληνικά" style:family="text">
      <style:text-properties style:font-weight-complex="bold" fo:language="el" fo:country="GR"/>
    </style:style>
    <style:style style:name="T2407" style:parent-style-name="AncientGreekἈρχαίαἑλληνικά" style:family="text">
      <style:text-properties style:font-weight-complex="bold"/>
    </style:style>
    <style:style style:name="T2408" style:parent-style-name="AncientGreekἈρχαίαἑλληνικά" style:family="text">
      <style:text-properties style:font-weight-complex="bold" fo:language="el" fo:country="GR"/>
    </style:style>
    <style:style style:name="T2409" style:parent-style-name="AncientGreekἈρχαίαἑλληνικά" style:family="text">
      <style:text-properties style:font-weight-complex="bold"/>
    </style:style>
    <style:style style:name="T2410" style:parent-style-name="AncientGreekἈρχαίαἑλληνικά" style:family="text">
      <style:text-properties style:font-weight-complex="bold" fo:language="el" fo:country="GR"/>
    </style:style>
    <style:style style:name="T2411" style:parent-style-name="AncientGreekἈρχαίαἑλληνικά" style:family="text">
      <style:text-properties style:font-weight-complex="bold"/>
    </style:style>
    <style:style style:name="T2412" style:parent-style-name="AncientGreekἈρχαίαἑλληνικά" style:family="text">
      <style:text-properties style:font-weight-complex="bold" fo:language="el" fo:country="GR"/>
    </style:style>
    <style:style style:name="T2413" style:parent-style-name="AncientGreekἈρχαίαἑλληνικά" style:family="text">
      <style:text-properties style:font-weight-complex="bold"/>
    </style:style>
    <style:style style:name="T2414" style:parent-style-name="AncientGreekἈρχαίαἑλληνικά" style:family="text">
      <style:text-properties style:font-weight-complex="bold" fo:language="el" fo:country="GR"/>
    </style:style>
    <style:style style:name="T2415" style:parent-style-name="AncientGreekἈρχαίαἑλληνικά" style:family="text">
      <style:text-properties style:font-weight-complex="bold"/>
    </style:style>
    <style:style style:name="T2416" style:parent-style-name="AncientGreekἈρχαίαἑλληνικά" style:family="text">
      <style:text-properties style:font-weight-complex="bold" fo:language="el" fo:country="GR"/>
    </style:style>
    <style:style style:name="T2417" style:parent-style-name="AncientGreekἈρχαίαἑλληνικά" style:family="text">
      <style:text-properties style:font-weight-complex="bold"/>
    </style:style>
    <style:style style:name="T2418" style:parent-style-name="AncientGreekἈρχαίαἑλληνικά" style:family="text">
      <style:text-properties style:font-weight-complex="bold" fo:language="el" fo:country="GR"/>
    </style:style>
    <style:style style:name="T2419" style:parent-style-name="AncientGreekἈρχαίαἑλληνικά" style:family="text">
      <style:text-properties style:font-weight-complex="bold"/>
    </style:style>
    <style:style style:name="T2420" style:parent-style-name="AncientGreekἈρχαίαἑλληνικά" style:family="text">
      <style:text-properties style:font-weight-complex="bold" fo:language="el" fo:country="GR"/>
    </style:style>
    <style:style style:name="T2421" style:parent-style-name="AncientGreekἈρχαίαἑλληνικά" style:family="text">
      <style:text-properties style:font-weight-complex="bold"/>
    </style:style>
    <style:style style:name="T2422" style:parent-style-name="AncientGreekἈρχαίαἑλληνικά" style:family="text">
      <style:text-properties style:font-weight-complex="bold" fo:language="el" fo:country="GR"/>
    </style:style>
    <style:style style:name="T2423" style:parent-style-name="AncientGreekἈρχαίαἑλληνικά" style:family="text">
      <style:text-properties style:font-weight-complex="bold"/>
    </style:style>
    <style:style style:name="T2424" style:parent-style-name="AncientGreekἈρχαίαἑλληνικά" style:family="text">
      <style:text-properties style:font-weight-complex="bold" fo:language="el" fo:country="GR"/>
    </style:style>
    <style:style style:name="T2425" style:parent-style-name="AncientGreekἈρχαίαἑλληνικά" style:family="text">
      <style:text-properties style:font-weight-complex="bold"/>
    </style:style>
    <style:style style:name="T2426" style:parent-style-name="AncientGreekἈρχαίαἑλληνικά" style:family="text">
      <style:text-properties style:font-weight-complex="bold" fo:language="el" fo:country="GR"/>
    </style:style>
    <style:style style:name="P2427" style:parent-style-name="Standard" style:family="paragraph">
      <style:paragraph-properties fo:widows="0" fo:orphans="0">
        <style:tab-stops>
          <style:tab-stop style:type="left" style:position="2.4375in"/>
        </style:tab-stops>
      </style:paragraph-properties>
    </style:style>
    <style:style style:name="T2428" style:parent-style-name="AncientGreekἈρχαίαἑλληνικά" style:family="text">
      <style:text-properties style:font-weight-complex="bold" fo:language="el" fo:country="GR"/>
    </style:style>
    <style:style style:name="TableCell2429" style:family="table-cell">
      <style:table-cell-properties fo:border="0.0069in solid #000000" fo:background-color="#FFFFFF" style:writing-mode="lr-tb" fo:padding-top="0in" fo:padding-left="0.1527in" fo:padding-bottom="0in" fo:padding-right="0.15in"/>
    </style:style>
    <style:style style:name="P2430" style:parent-style-name="Standard" style:family="paragraph">
      <style:paragraph-properties fo:widows="0" fo:orphans="0"/>
      <style:text-properties style:font-name="AncientGreek"/>
    </style:style>
    <style:style style:name="P2431" style:parent-style-name="Standard" style:family="paragraph">
      <style:paragraph-properties fo:widows="0" fo:orphans="0"/>
      <style:text-properties style:font-name="AncientGreek"/>
    </style:style>
    <style:style style:name="P2432" style:parent-style-name="Standard" style:family="paragraph">
      <style:paragraph-properties fo:widows="0" fo:orphans="0"/>
      <style:text-properties style:font-name="AncientGreek"/>
    </style:style>
    <style:style style:name="P2433" style:parent-style-name="Standard" style:family="paragraph">
      <style:paragraph-properties fo:widows="0" fo:orphans="0"/>
    </style:style>
    <style:style style:name="T2434" style:parent-style-name="AncientGreekἈρχαίαἑλληνικά" style:family="text">
      <style:text-properties style:font-weight-complex="bold" fo:language="el" fo:country="GR"/>
    </style:style>
    <style:style style:name="T2435" style:parent-style-name="DefaultParagraphFont" style:family="text">
      <style:text-properties style:font-name="AncientGreek"/>
    </style:style>
    <style:style style:name="TableRow2436" style:family="table-row">
      <style:table-row-properties style:min-row-height="0.0138in" style:use-optimal-row-height="false" fo:keep-together="always"/>
    </style:style>
    <style:style style:name="TableCell2437" style:family="table-cell">
      <style:table-cell-properties fo:border="0.0069in solid #000000" fo:background-color="#FFFFFF" style:writing-mode="lr-tb" fo:padding-top="0in" fo:padding-left="0.1527in" fo:padding-bottom="0in" fo:padding-right="0.15in"/>
    </style:style>
    <style:style style:name="P2438" style:parent-style-name="Standard" style:family="paragraph">
      <style:paragraph-properties fo:keep-with-next="always" fo:widows="0" fo:orphans="0" fo:text-align="center"/>
    </style:style>
    <style:style style:name="T2439" style:parent-style-name="AncientGreekἈρχαίαἑλληνικά" style:family="text">
      <style:text-properties fo:font-weight="bold" style:font-weight-asian="bold" style:font-weight-complex="bold" fo:font-size="18pt" style:font-size-asian="18pt" style:font-size-complex="14pt"/>
    </style:style>
    <style:style style:name="T2440"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2441" style:parent-style-name="AncientGreekἈρχαίαἑλληνικά" style:family="text">
      <style:text-properties fo:font-weight="bold" style:font-weight-asian="bold" style:font-weight-complex="bold" fo:font-size="18pt" style:font-size-asian="18pt" style:font-size-complex="14pt"/>
    </style:style>
    <style:style style:name="T2442"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2443" style:parent-style-name="AncientGreekἈρχαίαἑλληνικά" style:family="text">
      <style:text-properties fo:font-weight="bold" style:font-weight-asian="bold" style:font-weight-complex="bold" fo:font-size="18pt" style:font-size-asian="18pt" style:font-size-complex="14pt"/>
    </style:style>
    <style:style style:name="T2444"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2445" style:parent-style-name="AncientGreekἈρχαίαἑλληνικά" style:family="text">
      <style:text-properties fo:font-weight="bold" style:font-weight-asian="bold" style:font-weight-complex="bold" fo:font-size="18pt" style:font-size-asian="18pt" style:font-size-complex="14pt"/>
    </style:style>
    <style:style style:name="P2446" style:parent-style-name="Standard" style:family="paragraph">
      <style:paragraph-properties fo:widows="0" fo:orphans="0"/>
    </style:style>
    <style:style style:name="T2447" style:parent-style-name="AncientGreekἈρχαίαἑλληνικά" style:family="text">
      <style:text-properties style:font-weight-complex="bold" fo:language="el" fo:country="GR"/>
    </style:style>
    <style:style style:name="T2448" style:parent-style-name="AncientGreekἈρχαίαἑλληνικά" style:family="text">
      <style:text-properties style:font-weight-complex="bold"/>
    </style:style>
    <style:style style:name="T2449" style:parent-style-name="AncientGreekἈρχαίαἑλληνικά" style:family="text">
      <style:text-properties style:font-weight-complex="bold" fo:language="el" fo:country="GR"/>
    </style:style>
    <style:style style:name="T2450" style:parent-style-name="AncientGreekἈρχαίαἑλληνικά" style:family="text">
      <style:text-properties style:font-weight-complex="bold"/>
    </style:style>
    <style:style style:name="T2451" style:parent-style-name="AncientGreekἈρχαίαἑλληνικά" style:family="text">
      <style:text-properties style:font-weight-complex="bold" fo:language="el" fo:country="GR"/>
    </style:style>
    <style:style style:name="T2452" style:parent-style-name="AncientGreekἈρχαίαἑλληνικά" style:family="text">
      <style:text-properties style:font-weight-complex="bold"/>
    </style:style>
    <style:style style:name="T2453" style:parent-style-name="AncientGreekἈρχαίαἑλληνικά" style:family="text">
      <style:text-properties style:font-weight-complex="bold" fo:language="el" fo:country="GR"/>
    </style:style>
    <style:style style:name="T2454" style:parent-style-name="AncientGreekἈρχαίαἑλληνικά" style:family="text">
      <style:text-properties style:font-weight-complex="bold"/>
    </style:style>
    <style:style style:name="T2455" style:parent-style-name="AncientGreekἈρχαίαἑλληνικά" style:family="text">
      <style:text-properties style:font-weight-complex="bold" fo:language="el" fo:country="GR"/>
    </style:style>
    <style:style style:name="T2456" style:parent-style-name="AncientGreekἈρχαίαἑλληνικά" style:family="text">
      <style:text-properties style:font-weight-complex="bold"/>
    </style:style>
    <style:style style:name="T2457" style:parent-style-name="AncientGreekἈρχαίαἑλληνικά" style:family="text">
      <style:text-properties style:font-weight-complex="bold" fo:language="el" fo:country="GR"/>
    </style:style>
    <style:style style:name="T2458" style:parent-style-name="AncientGreekἈρχαίαἑλληνικά" style:family="text">
      <style:text-properties style:font-weight-complex="bold"/>
    </style:style>
    <style:style style:name="T2459" style:parent-style-name="AncientGreekἈρχαίαἑλληνικά" style:family="text">
      <style:text-properties style:font-weight-complex="bold" fo:language="el" fo:country="GR"/>
    </style:style>
    <style:style style:name="T2460" style:parent-style-name="AncientGreekἈρχαίαἑλληνικά" style:family="text">
      <style:text-properties style:font-weight-complex="bold"/>
    </style:style>
    <style:style style:name="T2461" style:parent-style-name="AncientGreekἈρχαίαἑλληνικά" style:family="text">
      <style:text-properties style:font-weight-complex="bold" fo:language="el" fo:country="GR"/>
    </style:style>
    <style:style style:name="T2462" style:parent-style-name="AncientGreekἈρχαίαἑλληνικά" style:family="text">
      <style:text-properties style:font-weight-complex="bold"/>
    </style:style>
    <style:style style:name="T2463" style:parent-style-name="AncientGreekἈρχαίαἑλληνικά" style:family="text">
      <style:text-properties style:font-weight-complex="bold" fo:language="el" fo:country="GR"/>
    </style:style>
    <style:style style:name="T2464" style:parent-style-name="AncientGreekἈρχαίαἑλληνικά" style:family="text">
      <style:text-properties style:font-weight-complex="bold"/>
    </style:style>
    <style:style style:name="T2465" style:parent-style-name="AncientGreekἈρχαίαἑλληνικά" style:family="text">
      <style:text-properties style:font-weight-complex="bold" fo:language="el" fo:country="GR"/>
    </style:style>
    <style:style style:name="T2466" style:parent-style-name="AncientGreekἈρχαίαἑλληνικά" style:family="text">
      <style:text-properties style:font-weight-complex="bold"/>
    </style:style>
    <style:style style:name="T2467" style:parent-style-name="AncientGreekἈρχαίαἑλληνικά" style:family="text">
      <style:text-properties style:font-weight-complex="bold" fo:language="el" fo:country="GR"/>
    </style:style>
    <style:style style:name="T2468" style:parent-style-name="AncientGreekἈρχαίαἑλληνικά" style:family="text">
      <style:text-properties style:font-weight-complex="bold"/>
    </style:style>
    <style:style style:name="T2469" style:parent-style-name="AncientGreekἈρχαίαἑλληνικά" style:family="text">
      <style:text-properties style:font-weight-complex="bold" fo:language="el" fo:country="GR"/>
    </style:style>
    <style:style style:name="T2470" style:parent-style-name="AncientGreekἈρχαίαἑλληνικά" style:family="text">
      <style:text-properties style:font-weight-complex="bold"/>
    </style:style>
    <style:style style:name="T2471" style:parent-style-name="AncientGreekἈρχαίαἑλληνικά" style:family="text">
      <style:text-properties style:font-weight-complex="bold" fo:language="el" fo:country="GR"/>
    </style:style>
    <style:style style:name="T2472" style:parent-style-name="AncientGreekἈρχαίαἑλληνικά" style:family="text">
      <style:text-properties style:font-weight-complex="bold"/>
    </style:style>
    <style:style style:name="T2473" style:parent-style-name="AncientGreekἈρχαίαἑλληνικά" style:family="text">
      <style:text-properties style:font-weight-complex="bold" fo:language="el" fo:country="GR"/>
    </style:style>
    <style:style style:name="T2474" style:parent-style-name="AncientGreekἈρχαίαἑλληνικά" style:family="text">
      <style:text-properties style:font-weight-complex="bold"/>
    </style:style>
    <style:style style:name="T2475" style:parent-style-name="AncientGreekἈρχαίαἑλληνικά" style:family="text">
      <style:text-properties style:font-weight-complex="bold" fo:language="el" fo:country="GR"/>
    </style:style>
    <style:style style:name="T2476" style:parent-style-name="AncientGreekἈρχαίαἑλληνικά" style:family="text">
      <style:text-properties style:font-weight-complex="bold"/>
    </style:style>
    <style:style style:name="T2477" style:parent-style-name="AncientGreekἈρχαίαἑλληνικά" style:family="text">
      <style:text-properties style:font-weight-complex="bold" fo:language="el" fo:country="GR"/>
    </style:style>
    <style:style style:name="T2478" style:parent-style-name="AncientGreekἈρχαίαἑλληνικά" style:family="text">
      <style:text-properties style:font-weight-complex="bold"/>
    </style:style>
    <style:style style:name="T2479" style:parent-style-name="AncientGreekἈρχαίαἑλληνικά" style:family="text">
      <style:text-properties style:font-weight-complex="bold" fo:language="el" fo:country="GR"/>
    </style:style>
    <style:style style:name="T2480" style:parent-style-name="AncientGreekἈρχαίαἑλληνικά" style:family="text">
      <style:text-properties style:font-weight-complex="bold"/>
    </style:style>
    <style:style style:name="T2481" style:parent-style-name="AncientGreekἈρχαίαἑλληνικά" style:family="text">
      <style:text-properties style:font-weight-complex="bold" fo:language="el" fo:country="GR"/>
    </style:style>
    <style:style style:name="T2482" style:parent-style-name="AncientGreekἈρχαίαἑλληνικά" style:family="text">
      <style:text-properties style:font-weight-complex="bold"/>
    </style:style>
    <style:style style:name="T2483" style:parent-style-name="AncientGreekἈρχαίαἑλληνικά" style:family="text">
      <style:text-properties style:font-weight-complex="bold" fo:language="el" fo:country="GR"/>
    </style:style>
    <style:style style:name="T2484" style:parent-style-name="AncientGreekἈρχαίαἑλληνικά" style:family="text">
      <style:text-properties style:font-weight-complex="bold"/>
    </style:style>
    <style:style style:name="T2485" style:parent-style-name="AncientGreekἈρχαίαἑλληνικά" style:family="text">
      <style:text-properties style:font-weight-complex="bold" fo:language="el" fo:country="GR"/>
    </style:style>
    <style:style style:name="T2486" style:parent-style-name="AncientGreekἈρχαίαἑλληνικά" style:family="text">
      <style:text-properties style:font-weight-complex="bold"/>
    </style:style>
    <style:style style:name="T2487" style:parent-style-name="AncientGreekἈρχαίαἑλληνικά" style:family="text">
      <style:text-properties style:font-weight-complex="bold" fo:language="el" fo:country="GR"/>
    </style:style>
    <style:style style:name="T2488" style:parent-style-name="AncientGreekἈρχαίαἑλληνικά" style:family="text">
      <style:text-properties style:font-weight-complex="bold"/>
    </style:style>
    <style:style style:name="T2489" style:parent-style-name="AncientGreekἈρχαίαἑλληνικά" style:family="text">
      <style:text-properties style:font-weight-complex="bold" fo:language="el" fo:country="GR"/>
    </style:style>
    <style:style style:name="T2490" style:parent-style-name="AncientGreekἈρχαίαἑλληνικά" style:family="text">
      <style:text-properties style:font-weight-complex="bold"/>
    </style:style>
    <style:style style:name="T2491" style:parent-style-name="AncientGreekἈρχαίαἑλληνικά" style:family="text">
      <style:text-properties style:font-weight-complex="bold" fo:language="el" fo:country="GR"/>
    </style:style>
    <style:style style:name="T2492" style:parent-style-name="AncientGreekἈρχαίαἑλληνικά" style:family="text">
      <style:text-properties style:font-weight-complex="bold"/>
    </style:style>
    <style:style style:name="T2493" style:parent-style-name="AncientGreekἈρχαίαἑλληνικά" style:family="text">
      <style:text-properties style:font-weight-complex="bold" fo:language="el" fo:country="GR"/>
    </style:style>
    <style:style style:name="T2494" style:parent-style-name="AncientGreekἈρχαίαἑλληνικά" style:family="text">
      <style:text-properties style:font-weight-complex="bold"/>
    </style:style>
    <style:style style:name="T2495" style:parent-style-name="AncientGreekἈρχαίαἑλληνικά" style:family="text">
      <style:text-properties style:font-weight-complex="bold" fo:language="el" fo:country="GR"/>
    </style:style>
    <style:style style:name="T2496" style:parent-style-name="AncientGreekἈρχαίαἑλληνικά" style:family="text">
      <style:text-properties style:font-weight-complex="bold"/>
    </style:style>
    <style:style style:name="T2497" style:parent-style-name="AncientGreekἈρχαίαἑλληνικά" style:family="text">
      <style:text-properties style:font-weight-complex="bold" fo:language="el" fo:country="GR"/>
    </style:style>
    <style:style style:name="T2498" style:parent-style-name="AncientGreekἈρχαίαἑλληνικά" style:family="text">
      <style:text-properties style:font-weight-complex="bold"/>
    </style:style>
    <style:style style:name="T2499" style:parent-style-name="AncientGreekἈρχαίαἑλληνικά" style:family="text">
      <style:text-properties style:font-weight-complex="bold" fo:language="el" fo:country="GR"/>
    </style:style>
    <style:style style:name="T2500" style:parent-style-name="AncientGreekἈρχαίαἑλληνικά" style:family="text">
      <style:text-properties style:font-weight-complex="bold"/>
    </style:style>
    <style:style style:name="T2501" style:parent-style-name="AncientGreekἈρχαίαἑλληνικά" style:family="text">
      <style:text-properties style:font-weight-complex="bold" fo:language="el" fo:country="GR"/>
    </style:style>
    <style:style style:name="T2502" style:parent-style-name="AncientGreekἈρχαίαἑλληνικά" style:family="text">
      <style:text-properties style:font-weight-complex="bold"/>
    </style:style>
    <style:style style:name="T2503" style:parent-style-name="AncientGreekἈρχαίαἑλληνικά" style:family="text">
      <style:text-properties style:font-weight-complex="bold" fo:language="el" fo:country="GR"/>
    </style:style>
    <style:style style:name="T2504" style:parent-style-name="AncientGreekἈρχαίαἑλληνικά" style:family="text">
      <style:text-properties style:font-weight-complex="bold"/>
    </style:style>
    <style:style style:name="T2505" style:parent-style-name="AncientGreekἈρχαίαἑλληνικά" style:family="text">
      <style:text-properties style:font-weight-complex="bold" fo:language="el" fo:country="GR"/>
    </style:style>
    <style:style style:name="T2506" style:parent-style-name="AncientGreekἈρχαίαἑλληνικά" style:family="text">
      <style:text-properties style:font-weight-complex="bold"/>
    </style:style>
    <style:style style:name="T2507" style:parent-style-name="AncientGreekἈρχαίαἑλληνικά" style:family="text">
      <style:text-properties style:font-weight-complex="bold" fo:language="el" fo:country="GR"/>
    </style:style>
    <style:style style:name="T2508" style:parent-style-name="AncientGreekἈρχαίαἑλληνικά" style:family="text">
      <style:text-properties style:font-weight-complex="bold"/>
    </style:style>
    <style:style style:name="T2509" style:parent-style-name="AncientGreekἈρχαίαἑλληνικά" style:family="text">
      <style:text-properties style:font-weight-complex="bold" fo:language="el" fo:country="GR"/>
    </style:style>
    <style:style style:name="T2510" style:parent-style-name="AncientGreekἈρχαίαἑλληνικά" style:family="text">
      <style:text-properties style:font-weight-complex="bold"/>
    </style:style>
    <style:style style:name="T2511" style:parent-style-name="AncientGreekἈρχαίαἑλληνικά" style:family="text">
      <style:text-properties style:font-weight-complex="bold" fo:language="el" fo:country="GR"/>
    </style:style>
    <style:style style:name="T2512" style:parent-style-name="AncientGreekἈρχαίαἑλληνικά" style:family="text">
      <style:text-properties style:font-weight-complex="bold"/>
    </style:style>
    <style:style style:name="T2513" style:parent-style-name="AncientGreekἈρχαίαἑλληνικά" style:family="text">
      <style:text-properties style:font-weight-complex="bold" fo:language="el" fo:country="GR"/>
    </style:style>
    <style:style style:name="T2514" style:parent-style-name="AncientGreekἈρχαίαἑλληνικά" style:family="text">
      <style:text-properties style:font-weight-complex="bold"/>
    </style:style>
    <style:style style:name="T2515" style:parent-style-name="AncientGreekἈρχαίαἑλληνικά" style:family="text">
      <style:text-properties style:font-weight-complex="bold" fo:language="el" fo:country="GR"/>
    </style:style>
    <style:style style:name="T2516" style:parent-style-name="AncientGreekἈρχαίαἑλληνικά" style:family="text">
      <style:text-properties style:font-weight-complex="bold"/>
    </style:style>
    <style:style style:name="T2517" style:parent-style-name="AncientGreekἈρχαίαἑλληνικά" style:family="text">
      <style:text-properties style:font-weight-complex="bold" fo:language="el" fo:country="GR"/>
    </style:style>
    <style:style style:name="T2518" style:parent-style-name="AncientGreekἈρχαίαἑλληνικά" style:family="text">
      <style:text-properties style:font-weight-complex="bold"/>
    </style:style>
    <style:style style:name="T2519" style:parent-style-name="AncientGreekἈρχαίαἑλληνικά" style:family="text">
      <style:text-properties style:font-weight-complex="bold" fo:language="el" fo:country="GR"/>
    </style:style>
    <style:style style:name="T2520" style:parent-style-name="AncientGreekἈρχαίαἑλληνικά" style:family="text">
      <style:text-properties style:font-weight-complex="bold"/>
    </style:style>
    <style:style style:name="T2521" style:parent-style-name="AncientGreekἈρχαίαἑλληνικά" style:family="text">
      <style:text-properties style:font-weight-complex="bold" fo:language="el" fo:country="GR"/>
    </style:style>
    <style:style style:name="T2522" style:parent-style-name="AncientGreekἈρχαίαἑλληνικά" style:family="text">
      <style:text-properties style:font-weight-complex="bold"/>
    </style:style>
    <style:style style:name="T2523" style:parent-style-name="AncientGreekἈρχαίαἑλληνικά" style:family="text">
      <style:text-properties style:font-weight-complex="bold" fo:language="el" fo:country="GR"/>
    </style:style>
    <style:style style:name="T2524" style:parent-style-name="AncientGreekἈρχαίαἑλληνικά" style:family="text">
      <style:text-properties style:font-weight-complex="bold"/>
    </style:style>
    <style:style style:name="T2525" style:parent-style-name="AncientGreekἈρχαίαἑλληνικά" style:family="text">
      <style:text-properties style:font-weight-complex="bold" fo:language="el" fo:country="GR"/>
    </style:style>
    <style:style style:name="T2526" style:parent-style-name="AncientGreekἈρχαίαἑλληνικά" style:family="text">
      <style:text-properties style:font-weight-complex="bold"/>
    </style:style>
    <style:style style:name="T2527" style:parent-style-name="AncientGreekἈρχαίαἑλληνικά" style:family="text">
      <style:text-properties style:font-weight-complex="bold" fo:language="el" fo:country="GR"/>
    </style:style>
    <style:style style:name="T2528" style:parent-style-name="AncientGreekἈρχαίαἑλληνικά" style:family="text">
      <style:text-properties style:font-weight-complex="bold"/>
    </style:style>
    <style:style style:name="T2529" style:parent-style-name="AncientGreekἈρχαίαἑλληνικά" style:family="text">
      <style:text-properties style:font-weight-complex="bold" fo:language="el" fo:country="GR"/>
    </style:style>
    <style:style style:name="T2530" style:parent-style-name="AncientGreekἈρχαίαἑλληνικά" style:family="text">
      <style:text-properties style:font-weight-complex="bold"/>
    </style:style>
    <style:style style:name="T2531" style:parent-style-name="AncientGreekἈρχαίαἑλληνικά" style:family="text">
      <style:text-properties style:font-weight-complex="bold" fo:language="el" fo:country="GR"/>
    </style:style>
    <style:style style:name="T2532" style:parent-style-name="AncientGreekἈρχαίαἑλληνικά" style:family="text">
      <style:text-properties style:font-weight-complex="bold"/>
    </style:style>
    <style:style style:name="T2533" style:parent-style-name="AncientGreekἈρχαίαἑλληνικά" style:family="text">
      <style:text-properties style:font-weight-complex="bold" fo:language="el" fo:country="GR"/>
    </style:style>
    <style:style style:name="T2534" style:parent-style-name="AncientGreekἈρχαίαἑλληνικά" style:family="text">
      <style:text-properties style:font-weight-complex="bold"/>
    </style:style>
    <style:style style:name="T2535" style:parent-style-name="AncientGreekἈρχαίαἑλληνικά" style:family="text">
      <style:text-properties style:font-weight-complex="bold" fo:language="el" fo:country="GR"/>
    </style:style>
    <style:style style:name="T2536" style:parent-style-name="AncientGreekἈρχαίαἑλληνικά" style:family="text">
      <style:text-properties style:font-weight-complex="bold"/>
    </style:style>
    <style:style style:name="T2537" style:parent-style-name="AncientGreekἈρχαίαἑλληνικά" style:family="text">
      <style:text-properties style:font-weight-complex="bold" fo:language="el" fo:country="GR"/>
    </style:style>
    <style:style style:name="T2538" style:parent-style-name="AncientGreekἈρχαίαἑλληνικά" style:family="text">
      <style:text-properties style:font-weight-complex="bold"/>
    </style:style>
    <style:style style:name="T2539" style:parent-style-name="AncientGreekἈρχαίαἑλληνικά" style:family="text">
      <style:text-properties style:font-weight-complex="bold" fo:language="el" fo:country="GR"/>
    </style:style>
    <style:style style:name="T2540" style:parent-style-name="AncientGreekἈρχαίαἑλληνικά" style:family="text">
      <style:text-properties style:font-weight-complex="bold"/>
    </style:style>
    <style:style style:name="T2541" style:parent-style-name="AncientGreekἈρχαίαἑλληνικά" style:family="text">
      <style:text-properties style:font-weight-complex="bold" fo:language="el" fo:country="GR"/>
    </style:style>
    <style:style style:name="T2542" style:parent-style-name="AncientGreekἈρχαίαἑλληνικά" style:family="text">
      <style:text-properties style:font-weight-complex="bold"/>
    </style:style>
    <style:style style:name="T2543" style:parent-style-name="AncientGreekἈρχαίαἑλληνικά" style:family="text">
      <style:text-properties style:font-weight-complex="bold" fo:language="el" fo:country="GR"/>
    </style:style>
    <style:style style:name="T2544" style:parent-style-name="AncientGreekἈρχαίαἑλληνικά" style:family="text">
      <style:text-properties style:font-weight-complex="bold"/>
    </style:style>
    <style:style style:name="T2545" style:parent-style-name="AncientGreekἈρχαίαἑλληνικά" style:family="text">
      <style:text-properties style:font-weight-complex="bold" fo:language="el" fo:country="GR"/>
    </style:style>
    <style:style style:name="T2546" style:parent-style-name="AncientGreekἈρχαίαἑλληνικά" style:family="text">
      <style:text-properties style:font-weight-complex="bold"/>
    </style:style>
    <style:style style:name="T2547" style:parent-style-name="AncientGreekἈρχαίαἑλληνικά" style:family="text">
      <style:text-properties style:font-weight-complex="bold" fo:language="el" fo:country="GR"/>
    </style:style>
    <style:style style:name="T2548" style:parent-style-name="AncientGreekἈρχαίαἑλληνικά" style:family="text">
      <style:text-properties style:font-weight-complex="bold"/>
    </style:style>
    <style:style style:name="T2549" style:parent-style-name="AncientGreekἈρχαίαἑλληνικά" style:family="text">
      <style:text-properties style:font-weight-complex="bold" fo:language="el" fo:country="GR"/>
    </style:style>
    <style:style style:name="T2550" style:parent-style-name="AncientGreekἈρχαίαἑλληνικά" style:family="text">
      <style:text-properties style:font-weight-complex="bold"/>
    </style:style>
    <style:style style:name="T2551" style:parent-style-name="AncientGreekἈρχαίαἑλληνικά" style:family="text">
      <style:text-properties style:font-weight-complex="bold" fo:language="el" fo:country="GR"/>
    </style:style>
    <style:style style:name="T2552" style:parent-style-name="AncientGreekἈρχαίαἑλληνικά" style:family="text">
      <style:text-properties style:font-weight-complex="bold"/>
    </style:style>
    <style:style style:name="T2553" style:parent-style-name="AncientGreekἈρχαίαἑλληνικά" style:family="text">
      <style:text-properties style:font-weight-complex="bold" fo:language="el" fo:country="GR"/>
    </style:style>
    <style:style style:name="T2554" style:parent-style-name="AncientGreekἈρχαίαἑλληνικά" style:family="text">
      <style:text-properties style:font-weight-complex="bold"/>
    </style:style>
    <style:style style:name="T2555" style:parent-style-name="AncientGreekἈρχαίαἑλληνικά" style:family="text">
      <style:text-properties style:font-weight-complex="bold" fo:language="el" fo:country="GR"/>
    </style:style>
    <style:style style:name="T2556" style:parent-style-name="AncientGreekἈρχαίαἑλληνικά" style:family="text">
      <style:text-properties style:font-weight-complex="bold"/>
    </style:style>
    <style:style style:name="T2557" style:parent-style-name="AncientGreekἈρχαίαἑλληνικά" style:family="text">
      <style:text-properties style:font-weight-complex="bold" fo:language="el" fo:country="GR"/>
    </style:style>
    <style:style style:name="T2558" style:parent-style-name="AncientGreekἈρχαίαἑλληνικά" style:family="text">
      <style:text-properties style:font-weight-complex="bold"/>
    </style:style>
    <style:style style:name="T2559" style:parent-style-name="AncientGreekἈρχαίαἑλληνικά" style:family="text">
      <style:text-properties style:font-weight-complex="bold" fo:language="el" fo:country="GR"/>
    </style:style>
    <style:style style:name="T2560" style:parent-style-name="AncientGreekἈρχαίαἑλληνικά" style:family="text">
      <style:text-properties style:font-weight-complex="bold"/>
    </style:style>
    <style:style style:name="T2561" style:parent-style-name="AncientGreekἈρχαίαἑλληνικά" style:family="text">
      <style:text-properties style:font-weight-complex="bold" fo:language="el" fo:country="GR"/>
    </style:style>
    <style:style style:name="T2562" style:parent-style-name="AncientGreekἈρχαίαἑλληνικά" style:family="text">
      <style:text-properties style:font-weight-complex="bold"/>
    </style:style>
    <style:style style:name="T2563" style:parent-style-name="AncientGreekἈρχαίαἑλληνικά" style:family="text">
      <style:text-properties style:font-weight-complex="bold" fo:language="el" fo:country="GR"/>
    </style:style>
    <style:style style:name="T2564" style:parent-style-name="AncientGreekἈρχαίαἑλληνικά" style:family="text">
      <style:text-properties style:font-weight-complex="bold"/>
    </style:style>
    <style:style style:name="T2565" style:parent-style-name="AncientGreekἈρχαίαἑλληνικά" style:family="text">
      <style:text-properties style:font-weight-complex="bold" fo:language="el" fo:country="GR"/>
    </style:style>
    <style:style style:name="T2566" style:parent-style-name="AncientGreekἈρχαίαἑλληνικά" style:family="text">
      <style:text-properties style:font-weight-complex="bold"/>
    </style:style>
    <style:style style:name="T2567" style:parent-style-name="AncientGreekἈρχαίαἑλληνικά" style:family="text">
      <style:text-properties style:font-weight-complex="bold" fo:language="el" fo:country="GR"/>
    </style:style>
    <style:style style:name="T2568" style:parent-style-name="AncientGreekἈρχαίαἑλληνικά" style:family="text">
      <style:text-properties style:font-weight-complex="bold"/>
    </style:style>
    <style:style style:name="T2569" style:parent-style-name="AncientGreekἈρχαίαἑλληνικά" style:family="text">
      <style:text-properties style:font-weight-complex="bold" fo:language="el" fo:country="GR"/>
    </style:style>
    <style:style style:name="T2570" style:parent-style-name="AncientGreekἈρχαίαἑλληνικά" style:family="text">
      <style:text-properties style:font-weight-complex="bold"/>
    </style:style>
    <style:style style:name="T2571" style:parent-style-name="AncientGreekἈρχαίαἑλληνικά" style:family="text">
      <style:text-properties style:font-weight-complex="bold" fo:language="el" fo:country="GR"/>
    </style:style>
    <style:style style:name="T2572" style:parent-style-name="AncientGreekἈρχαίαἑλληνικά" style:family="text">
      <style:text-properties style:font-weight-complex="bold"/>
    </style:style>
    <style:style style:name="T2573" style:parent-style-name="AncientGreekἈρχαίαἑλληνικά" style:family="text">
      <style:text-properties style:font-weight-complex="bold" fo:language="el" fo:country="GR"/>
    </style:style>
    <style:style style:name="T2574" style:parent-style-name="AncientGreekἈρχαίαἑλληνικά" style:family="text">
      <style:text-properties style:font-weight-complex="bold"/>
    </style:style>
    <style:style style:name="P2575" style:parent-style-name="Standard" style:family="paragraph">
      <style:paragraph-properties fo:widows="0" fo:orphans="0"/>
    </style:style>
    <style:style style:name="T2576" style:parent-style-name="AncientGreekἈρχαίαἑλληνικά" style:family="text">
      <style:text-properties style:font-weight-complex="bold" fo:language="el" fo:country="GR"/>
    </style:style>
    <style:style style:name="T2577" style:parent-style-name="AncientGreekἈρχαίαἑλληνικά" style:family="text">
      <style:text-properties style:font-weight-complex="bold"/>
    </style:style>
    <style:style style:name="T2578" style:parent-style-name="AncientGreekἈρχαίαἑλληνικά" style:family="text">
      <style:text-properties style:font-weight-complex="bold" fo:language="el" fo:country="GR"/>
    </style:style>
    <style:style style:name="T2579" style:parent-style-name="AncientGreekἈρχαίαἑλληνικά" style:family="text">
      <style:text-properties style:font-weight-complex="bold"/>
    </style:style>
    <style:style style:name="T2580" style:parent-style-name="AncientGreekἈρχαίαἑλληνικά" style:family="text">
      <style:text-properties style:font-weight-complex="bold" fo:language="el" fo:country="GR"/>
    </style:style>
    <style:style style:name="T2581" style:parent-style-name="AncientGreekἈρχαίαἑλληνικά" style:family="text">
      <style:text-properties style:font-weight-complex="bold"/>
    </style:style>
    <style:style style:name="T2582" style:parent-style-name="AncientGreekἈρχαίαἑλληνικά" style:family="text">
      <style:text-properties style:font-weight-complex="bold" fo:language="el" fo:country="GR"/>
    </style:style>
    <style:style style:name="T2583" style:parent-style-name="AncientGreekἈρχαίαἑλληνικά" style:family="text">
      <style:text-properties style:font-weight-complex="bold"/>
    </style:style>
    <style:style style:name="T2584" style:parent-style-name="AncientGreekἈρχαίαἑλληνικά" style:family="text">
      <style:text-properties style:font-weight-complex="bold" fo:language="el" fo:country="GR"/>
    </style:style>
    <style:style style:name="T2585" style:parent-style-name="AncientGreekἈρχαίαἑλληνικά" style:family="text">
      <style:text-properties style:font-weight-complex="bold"/>
    </style:style>
    <style:style style:name="T2586" style:parent-style-name="AncientGreekἈρχαίαἑλληνικά" style:family="text">
      <style:text-properties style:font-weight-complex="bold" fo:language="el" fo:country="GR"/>
    </style:style>
    <style:style style:name="T2587" style:parent-style-name="AncientGreekἈρχαίαἑλληνικά" style:family="text">
      <style:text-properties style:font-weight-complex="bold"/>
    </style:style>
    <style:style style:name="T2588" style:parent-style-name="AncientGreekἈρχαίαἑλληνικά" style:family="text">
      <style:text-properties style:font-weight-complex="bold" fo:language="el" fo:country="GR"/>
    </style:style>
    <style:style style:name="T2589" style:parent-style-name="AncientGreekἈρχαίαἑλληνικά" style:family="text">
      <style:text-properties style:font-weight-complex="bold"/>
    </style:style>
    <style:style style:name="T2590" style:parent-style-name="AncientGreekἈρχαίαἑλληνικά" style:family="text">
      <style:text-properties style:font-weight-complex="bold" fo:language="el" fo:country="GR"/>
    </style:style>
    <style:style style:name="T2591" style:parent-style-name="AncientGreekἈρχαίαἑλληνικά" style:family="text">
      <style:text-properties style:font-weight-complex="bold"/>
    </style:style>
    <style:style style:name="T2592" style:parent-style-name="AncientGreekἈρχαίαἑλληνικά" style:family="text">
      <style:text-properties style:font-weight-complex="bold" fo:language="el" fo:country="GR"/>
    </style:style>
    <style:style style:name="T2593" style:parent-style-name="AncientGreekἈρχαίαἑλληνικά" style:family="text">
      <style:text-properties style:font-weight-complex="bold"/>
    </style:style>
    <style:style style:name="T2594" style:parent-style-name="AncientGreekἈρχαίαἑλληνικά" style:family="text">
      <style:text-properties style:font-weight-complex="bold" fo:language="el" fo:country="GR"/>
    </style:style>
    <style:style style:name="T2595" style:parent-style-name="AncientGreekἈρχαίαἑλληνικά" style:family="text">
      <style:text-properties style:font-weight-complex="bold"/>
    </style:style>
    <style:style style:name="T2596" style:parent-style-name="AncientGreekἈρχαίαἑλληνικά" style:family="text">
      <style:text-properties style:font-weight-complex="bold" fo:language="el" fo:country="GR"/>
    </style:style>
    <style:style style:name="T2597" style:parent-style-name="AncientGreekἈρχαίαἑλληνικά" style:family="text">
      <style:text-properties style:font-weight-complex="bold"/>
    </style:style>
    <style:style style:name="T2598" style:parent-style-name="AncientGreekἈρχαίαἑλληνικά" style:family="text">
      <style:text-properties style:font-weight-complex="bold" fo:language="el" fo:country="GR"/>
    </style:style>
    <style:style style:name="T2599" style:parent-style-name="AncientGreekἈρχαίαἑλληνικά" style:family="text">
      <style:text-properties style:font-weight-complex="bold"/>
    </style:style>
    <style:style style:name="T2600" style:parent-style-name="AncientGreekἈρχαίαἑλληνικά" style:family="text">
      <style:text-properties style:font-weight-complex="bold" fo:language="el" fo:country="GR"/>
    </style:style>
    <style:style style:name="T2601" style:parent-style-name="AncientGreekἈρχαίαἑλληνικά" style:family="text">
      <style:text-properties style:font-weight-complex="bold"/>
    </style:style>
    <style:style style:name="T2602" style:parent-style-name="AncientGreekἈρχαίαἑλληνικά" style:family="text">
      <style:text-properties style:font-weight-complex="bold" fo:language="el" fo:country="GR"/>
    </style:style>
    <style:style style:name="T2603" style:parent-style-name="AncientGreekἈρχαίαἑλληνικά" style:family="text">
      <style:text-properties style:font-weight-complex="bold"/>
    </style:style>
    <style:style style:name="T2604" style:parent-style-name="AncientGreekἈρχαίαἑλληνικά" style:family="text">
      <style:text-properties style:font-weight-complex="bold" fo:language="el" fo:country="GR"/>
    </style:style>
    <style:style style:name="T2605" style:parent-style-name="AncientGreekἈρχαίαἑλληνικά" style:family="text">
      <style:text-properties style:font-weight-complex="bold"/>
    </style:style>
    <style:style style:name="T2606" style:parent-style-name="AncientGreekἈρχαίαἑλληνικά" style:family="text">
      <style:text-properties style:font-weight-complex="bold" fo:language="el" fo:country="GR"/>
    </style:style>
    <style:style style:name="T2607" style:parent-style-name="AncientGreekἈρχαίαἑλληνικά" style:family="text">
      <style:text-properties style:font-weight-complex="bold"/>
    </style:style>
    <style:style style:name="T2608" style:parent-style-name="AncientGreekἈρχαίαἑλληνικά" style:family="text">
      <style:text-properties style:font-weight-complex="bold" fo:language="el" fo:country="GR"/>
    </style:style>
    <style:style style:name="T2609" style:parent-style-name="AncientGreekἈρχαίαἑλληνικά" style:family="text">
      <style:text-properties style:font-weight-complex="bold"/>
    </style:style>
    <style:style style:name="T2610" style:parent-style-name="AncientGreekἈρχαίαἑλληνικά" style:family="text">
      <style:text-properties style:font-weight-complex="bold" fo:language="el" fo:country="GR"/>
    </style:style>
    <style:style style:name="T2611" style:parent-style-name="AncientGreekἈρχαίαἑλληνικά" style:family="text">
      <style:text-properties style:font-weight-complex="bold"/>
    </style:style>
    <style:style style:name="TableCell2612" style:family="table-cell">
      <style:table-cell-properties fo:border="0.0069in solid #000000" fo:background-color="#FFFFFF" style:writing-mode="lr-tb" fo:padding-top="0in" fo:padding-left="0.1527in" fo:padding-bottom="0in" fo:padding-right="0.15in"/>
    </style:style>
    <style:style style:name="P2613" style:parent-style-name="Standard" style:family="paragraph">
      <style:paragraph-properties fo:widows="0" fo:orphans="0" fo:text-align="center"/>
      <style:text-properties style:font-name="AncientGreek" fo:font-weight="bold" style:font-weight-asian="bold" style:font-weight-complex="bold"/>
    </style:style>
    <style:style style:name="P2614" style:parent-style-name="Standard" style:family="paragraph">
      <style:paragraph-properties fo:widows="0" fo:orphans="0"/>
      <style:text-properties style:font-name="AncientGreek"/>
    </style:style>
    <style:style style:name="P2615" style:parent-style-name="Standard" style:family="paragraph">
      <style:paragraph-properties fo:widows="0" fo:orphans="0"/>
      <style:text-properties style:font-name="AncientGreek"/>
    </style:style>
    <style:style style:name="P2616" style:parent-style-name="Standard" style:family="paragraph">
      <style:paragraph-properties fo:widows="0" fo:orphans="0"/>
    </style:style>
    <style:style style:name="T2617" style:parent-style-name="DefaultParagraphFont" style:family="text">
      <style:text-properties style:font-name="AncientGreek"/>
    </style:style>
    <style:style style:name="T2618" style:parent-style-name="DefaultParagraphFont" style:family="text">
      <style:text-properties style:font-name="AncientGreek"/>
    </style:style>
    <style:style style:name="T2619" style:parent-style-name="DefaultParagraphFont" style:family="text">
      <style:text-properties style:font-name="AncientGreek" fo:language="el" fo:country="GR"/>
    </style:style>
    <style:style style:name="T2620" style:parent-style-name="AncientGreekἈρχαίαἑλληνικά" style:family="text">
      <style:text-properties style:font-weight-complex="bold" fo:language="el" fo:country="GR"/>
    </style:style>
    <style:style style:name="T2621" style:parent-style-name="AncientGreekἈρχαίαἑλληνικά" style:family="text">
      <style:text-properties style:font-weight-complex="bold"/>
    </style:style>
    <style:style style:name="T2622" style:parent-style-name="AncientGreekἈρχαίαἑλληνικά" style:family="text">
      <style:text-properties style:font-weight-complex="bold"/>
    </style:style>
    <style:style style:name="T2623" style:parent-style-name="AncientGreekἈρχαίαἑλληνικά" style:family="text">
      <style:text-properties style:font-weight-complex="bold" fo:language="el" fo:country="GR"/>
    </style:style>
    <style:style style:name="TableRow2624" style:family="table-row">
      <style:table-row-properties style:min-row-height="0.0138in" style:use-optimal-row-height="false" fo:keep-together="always"/>
    </style:style>
    <style:style style:name="TableCell2625" style:family="table-cell">
      <style:table-cell-properties fo:border="0.0069in solid #000000" fo:background-color="#FFFFFF" style:writing-mode="lr-tb" fo:padding-top="0in" fo:padding-left="0.1527in" fo:padding-bottom="0in" fo:padding-right="0.15in"/>
    </style:style>
    <style:style style:name="P2626" style:parent-style-name="Standard" style:family="paragraph">
      <style:paragraph-properties fo:keep-with-next="always" fo:widows="0" fo:orphans="0" fo:text-align="center">
        <style:tab-stops>
          <style:tab-stop style:type="left" style:position="2.2083in"/>
        </style:tab-stops>
      </style:paragraph-properties>
    </style:style>
    <style:style style:name="T2627" style:parent-style-name="AncientGreekἈρχαίαἑλληνικά" style:family="text">
      <style:text-properties fo:font-weight="bold" style:font-weight-asian="bold" style:font-weight-complex="bold" fo:font-size="18pt" style:font-size-asian="18pt" style:font-size-complex="14pt"/>
    </style:style>
    <style:style style:name="T2628"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2629" style:parent-style-name="AncientGreekἈρχαίαἑλληνικά" style:family="text">
      <style:text-properties fo:font-weight="bold" style:font-weight-asian="bold" style:font-weight-complex="bold" fo:font-size="18pt" style:font-size-asian="18pt" style:font-size-complex="14pt"/>
    </style:style>
    <style:style style:name="T2630"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2631" style:parent-style-name="AncientGreekἈρχαίαἑλληνικά" style:family="text">
      <style:text-properties fo:font-weight="bold" style:font-weight-asian="bold" style:font-weight-complex="bold" fo:font-size="18pt" style:font-size-asian="18pt" style:font-size-complex="14pt"/>
    </style:style>
    <style:style style:name="T2632"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2633" style:parent-style-name="AncientGreekἈρχαίαἑλληνικά" style:family="text">
      <style:text-properties fo:font-weight="bold" style:font-weight-asian="bold" style:font-weight-complex="bold" fo:font-size="18pt" style:font-size-asian="18pt" style:font-size-complex="14pt"/>
    </style:style>
    <style:style style:name="P2634" style:parent-style-name="Standard" style:family="paragraph">
      <style:paragraph-properties fo:widows="0" fo:orphans="0">
        <style:tab-stops>
          <style:tab-stop style:type="left" style:position="2.2083in"/>
        </style:tab-stops>
      </style:paragraph-properties>
    </style:style>
    <style:style style:name="T2635" style:parent-style-name="AncientGreekἈρχαίαἑλληνικά" style:family="text">
      <style:text-properties style:font-weight-complex="bold" fo:language="el" fo:country="GR"/>
    </style:style>
    <style:style style:name="T2636" style:parent-style-name="AncientGreekἈρχαίαἑλληνικά" style:family="text">
      <style:text-properties style:font-weight-complex="bold"/>
    </style:style>
    <style:style style:name="T2637" style:parent-style-name="AncientGreekἈρχαίαἑλληνικά" style:family="text">
      <style:text-properties style:font-weight-complex="bold" fo:language="el" fo:country="GR"/>
    </style:style>
    <style:style style:name="T2638" style:parent-style-name="AncientGreekἈρχαίαἑλληνικά" style:family="text">
      <style:text-properties style:font-weight-complex="bold"/>
    </style:style>
    <style:style style:name="T2639" style:parent-style-name="AncientGreekἈρχαίαἑλληνικά" style:family="text">
      <style:text-properties style:font-weight-complex="bold" fo:language="el" fo:country="GR"/>
    </style:style>
    <style:style style:name="T2640" style:parent-style-name="AncientGreekἈρχαίαἑλληνικά" style:family="text">
      <style:text-properties style:font-weight-complex="bold"/>
    </style:style>
    <style:style style:name="T2641" style:parent-style-name="AncientGreekἈρχαίαἑλληνικά" style:family="text">
      <style:text-properties style:font-weight-complex="bold" fo:language="el" fo:country="GR"/>
    </style:style>
    <style:style style:name="T2642" style:parent-style-name="AncientGreekἈρχαίαἑλληνικά" style:family="text">
      <style:text-properties style:font-weight-complex="bold"/>
    </style:style>
    <style:style style:name="T2643" style:parent-style-name="AncientGreekἈρχαίαἑλληνικά" style:family="text">
      <style:text-properties style:font-weight-complex="bold" fo:language="el" fo:country="GR"/>
    </style:style>
    <style:style style:name="T2644" style:parent-style-name="AncientGreekἈρχαίαἑλληνικά" style:family="text">
      <style:text-properties style:font-weight-complex="bold"/>
    </style:style>
    <style:style style:name="T2645" style:parent-style-name="AncientGreekἈρχαίαἑλληνικά" style:family="text">
      <style:text-properties style:font-weight-complex="bold" fo:language="el" fo:country="GR"/>
    </style:style>
    <style:style style:name="T2646" style:parent-style-name="AncientGreekἈρχαίαἑλληνικά" style:family="text">
      <style:text-properties style:font-weight-complex="bold"/>
    </style:style>
    <style:style style:name="T2647" style:parent-style-name="AncientGreekἈρχαίαἑλληνικά" style:family="text">
      <style:text-properties style:font-weight-complex="bold" fo:language="el" fo:country="GR"/>
    </style:style>
    <style:style style:name="T2648" style:parent-style-name="AncientGreekἈρχαίαἑλληνικά" style:family="text">
      <style:text-properties style:font-weight-complex="bold"/>
    </style:style>
    <style:style style:name="T2649" style:parent-style-name="AncientGreekἈρχαίαἑλληνικά" style:family="text">
      <style:text-properties style:font-weight-complex="bold" fo:language="el" fo:country="GR"/>
    </style:style>
    <style:style style:name="T2650" style:parent-style-name="AncientGreekἈρχαίαἑλληνικά" style:family="text">
      <style:text-properties style:font-weight-complex="bold"/>
    </style:style>
    <style:style style:name="T2651" style:parent-style-name="AncientGreekἈρχαίαἑλληνικά" style:family="text">
      <style:text-properties style:font-weight-complex="bold" fo:language="el" fo:country="GR"/>
    </style:style>
    <style:style style:name="P2652" style:parent-style-name="Standard" style:family="paragraph">
      <style:paragraph-properties fo:widows="0" fo:orphans="0">
        <style:tab-stops>
          <style:tab-stop style:type="left" style:position="2.2083in"/>
        </style:tab-stops>
      </style:paragraph-properties>
    </style:style>
    <style:style style:name="T2653" style:parent-style-name="AncientGreekἈρχαίαἑλληνικά" style:family="text">
      <style:text-properties style:font-weight-complex="bold" fo:language="el" fo:country="GR"/>
    </style:style>
    <style:style style:name="TableCell2654" style:family="table-cell">
      <style:table-cell-properties fo:border="0.0069in solid #000000" fo:background-color="#FFFFFF" style:writing-mode="lr-tb" fo:padding-top="0in" fo:padding-left="0.1527in" fo:padding-bottom="0in" fo:padding-right="0.15in"/>
    </style:style>
    <style:style style:name="P2655" style:parent-style-name="Standard" style:family="paragraph">
      <style:paragraph-properties fo:widows="0" fo:orphans="0" fo:text-align="center"/>
      <style:text-properties style:font-name="AncientGreek" fo:font-weight="bold" style:font-weight-asian="bold" style:font-weight-complex="bold"/>
    </style:style>
    <style:style style:name="P2656" style:parent-style-name="Textbody" style:family="paragraph">
      <style:paragraph-properties fo:widows="0" fo:orphans="0"/>
      <style:text-properties style:font-name="AncientGreek"/>
    </style:style>
    <style:style style:name="TableRow2657" style:family="table-row">
      <style:table-row-properties style:min-row-height="0.0138in" style:use-optimal-row-height="false" fo:keep-together="always"/>
    </style:style>
    <style:style style:name="TableCell2658" style:family="table-cell">
      <style:table-cell-properties fo:border="0.0069in solid #000000" fo:background-color="#FFFFFF" style:writing-mode="lr-tb" fo:padding-top="0in" fo:padding-left="0.1527in" fo:padding-bottom="0in" fo:padding-right="0.15in"/>
    </style:style>
    <style:style style:name="P2659" style:parent-style-name="Standard" style:family="paragraph">
      <style:paragraph-properties fo:keep-with-next="always" fo:widows="0" fo:orphans="0" fo:text-align="center">
        <style:tab-stops>
          <style:tab-stop style:type="left" style:position="1.1354in"/>
        </style:tab-stops>
      </style:paragraph-properties>
    </style:style>
    <style:style style:name="T2660" style:parent-style-name="AncientGreekἈρχαίαἑλληνικά" style:family="text">
      <style:text-properties fo:font-weight="bold" style:font-weight-asian="bold" style:font-weight-complex="bold" fo:font-size="18pt" style:font-size-asian="18pt" style:font-size-complex="14pt"/>
    </style:style>
    <style:style style:name="T2661"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2662" style:parent-style-name="AncientGreekἈρχαίαἑλληνικά" style:family="text">
      <style:text-properties fo:font-weight="bold" style:font-weight-asian="bold" style:font-weight-complex="bold" fo:font-size="18pt" style:font-size-asian="18pt" style:font-size-complex="14pt"/>
    </style:style>
    <style:style style:name="T2663"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2664" style:parent-style-name="AncientGreekἈρχαίαἑλληνικά" style:family="text">
      <style:text-properties fo:font-weight="bold" style:font-weight-asian="bold" style:font-weight-complex="bold" fo:font-size="18pt" style:font-size-asian="18pt" style:font-size-complex="14pt"/>
    </style:style>
    <style:style style:name="T2665"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2666" style:parent-style-name="AncientGreekἈρχαίαἑλληνικά" style:family="text">
      <style:text-properties fo:font-weight="bold" style:font-weight-asian="bold" style:font-weight-complex="bold" fo:font-size="18pt" style:font-size-asian="18pt" style:font-size-complex="14pt"/>
    </style:style>
    <style:style style:name="P2667" style:parent-style-name="Standard" style:family="paragraph">
      <style:paragraph-properties fo:widows="0" fo:orphans="0">
        <style:tab-stops>
          <style:tab-stop style:type="left" style:position="1.1354in"/>
        </style:tab-stops>
      </style:paragraph-properties>
    </style:style>
    <style:style style:name="T2668" style:parent-style-name="AncientGreekἈρχαίαἑλληνικά" style:family="text">
      <style:text-properties style:font-weight-complex="bold" fo:language="el" fo:country="GR"/>
    </style:style>
    <style:style style:name="T2669" style:parent-style-name="AncientGreekἈρχαίαἑλληνικά" style:family="text">
      <style:text-properties style:font-weight-complex="bold"/>
    </style:style>
    <style:style style:name="T2670" style:parent-style-name="AncientGreekἈρχαίαἑλληνικά" style:family="text">
      <style:text-properties style:font-weight-complex="bold" fo:language="el" fo:country="GR"/>
    </style:style>
    <style:style style:name="T2671" style:parent-style-name="AncientGreekἈρχαίαἑλληνικά" style:family="text">
      <style:text-properties style:font-weight-complex="bold"/>
    </style:style>
    <style:style style:name="T2672" style:parent-style-name="AncientGreekἈρχαίαἑλληνικά" style:family="text">
      <style:text-properties style:font-weight-complex="bold" fo:language="el" fo:country="GR"/>
    </style:style>
    <style:style style:name="T2673" style:parent-style-name="AncientGreekἈρχαίαἑλληνικά" style:family="text">
      <style:text-properties style:font-weight-complex="bold"/>
    </style:style>
    <style:style style:name="T2674" style:parent-style-name="AncientGreekἈρχαίαἑλληνικά" style:family="text">
      <style:text-properties style:font-weight-complex="bold" fo:language="el" fo:country="GR"/>
    </style:style>
    <style:style style:name="T2675" style:parent-style-name="AncientGreekἈρχαίαἑλληνικά" style:family="text">
      <style:text-properties style:font-weight-complex="bold"/>
    </style:style>
    <style:style style:name="T2676" style:parent-style-name="AncientGreekἈρχαίαἑλληνικά" style:family="text">
      <style:text-properties style:font-weight-complex="bold" fo:language="el" fo:country="GR"/>
    </style:style>
    <style:style style:name="T2677" style:parent-style-name="AncientGreekἈρχαίαἑλληνικά" style:family="text">
      <style:text-properties style:font-weight-complex="bold"/>
    </style:style>
    <style:style style:name="T2678" style:parent-style-name="AncientGreekἈρχαίαἑλληνικά" style:family="text">
      <style:text-properties style:font-weight-complex="bold" fo:language="el" fo:country="GR"/>
    </style:style>
    <style:style style:name="T2679" style:parent-style-name="AncientGreekἈρχαίαἑλληνικά" style:family="text">
      <style:text-properties style:font-weight-complex="bold"/>
    </style:style>
    <style:style style:name="T2680" style:parent-style-name="AncientGreekἈρχαίαἑλληνικά" style:family="text">
      <style:text-properties style:font-weight-complex="bold" fo:language="el" fo:country="GR"/>
    </style:style>
    <style:style style:name="T2681" style:parent-style-name="AncientGreekἈρχαίαἑλληνικά" style:family="text">
      <style:text-properties style:font-weight-complex="bold"/>
    </style:style>
    <style:style style:name="T2682" style:parent-style-name="AncientGreekἈρχαίαἑλληνικά" style:family="text">
      <style:text-properties style:font-weight-complex="bold" fo:language="el" fo:country="GR"/>
    </style:style>
    <style:style style:name="T2683" style:parent-style-name="AncientGreekἈρχαίαἑλληνικά" style:family="text">
      <style:text-properties style:font-weight-complex="bold"/>
    </style:style>
    <style:style style:name="T2684" style:parent-style-name="AncientGreekἈρχαίαἑλληνικά" style:family="text">
      <style:text-properties style:font-weight-complex="bold" fo:language="el" fo:country="GR"/>
    </style:style>
    <style:style style:name="T2685" style:parent-style-name="AncientGreekἈρχαίαἑλληνικά" style:family="text">
      <style:text-properties style:font-weight-complex="bold"/>
    </style:style>
    <style:style style:name="T2686" style:parent-style-name="AncientGreekἈρχαίαἑλληνικά" style:family="text">
      <style:text-properties style:font-weight-complex="bold" fo:language="el" fo:country="GR"/>
    </style:style>
    <style:style style:name="T2687" style:parent-style-name="AncientGreekἈρχαίαἑλληνικά" style:family="text">
      <style:text-properties style:font-weight-complex="bold"/>
    </style:style>
    <style:style style:name="T2688" style:parent-style-name="AncientGreekἈρχαίαἑλληνικά" style:family="text">
      <style:text-properties style:font-weight-complex="bold" fo:language="el" fo:country="GR"/>
    </style:style>
    <style:style style:name="T2689" style:parent-style-name="AncientGreekἈρχαίαἑλληνικά" style:family="text">
      <style:text-properties style:font-weight-complex="bold"/>
    </style:style>
    <style:style style:name="T2690" style:parent-style-name="AncientGreekἈρχαίαἑλληνικά" style:family="text">
      <style:text-properties style:font-weight-complex="bold" fo:language="el" fo:country="GR"/>
    </style:style>
    <style:style style:name="T2691" style:parent-style-name="AncientGreekἈρχαίαἑλληνικά" style:family="text">
      <style:text-properties style:font-weight-complex="bold"/>
    </style:style>
    <style:style style:name="T2692" style:parent-style-name="AncientGreekἈρχαίαἑλληνικά" style:family="text">
      <style:text-properties style:font-weight-complex="bold" fo:language="el" fo:country="GR"/>
    </style:style>
    <style:style style:name="T2693" style:parent-style-name="AncientGreekἈρχαίαἑλληνικά" style:family="text">
      <style:text-properties style:font-weight-complex="bold"/>
    </style:style>
    <style:style style:name="T2694" style:parent-style-name="AncientGreekἈρχαίαἑλληνικά" style:family="text">
      <style:text-properties style:font-weight-complex="bold" fo:language="el" fo:country="GR"/>
    </style:style>
    <style:style style:name="T2695" style:parent-style-name="AncientGreekἈρχαίαἑλληνικά" style:family="text">
      <style:text-properties style:font-weight-complex="bold"/>
    </style:style>
    <style:style style:name="T2696" style:parent-style-name="AncientGreekἈρχαίαἑλληνικά" style:family="text">
      <style:text-properties style:font-weight-complex="bold" fo:language="el" fo:country="GR"/>
    </style:style>
    <style:style style:name="T2697" style:parent-style-name="AncientGreekἈρχαίαἑλληνικά" style:family="text">
      <style:text-properties style:font-weight-complex="bold"/>
    </style:style>
    <style:style style:name="T2698" style:parent-style-name="AncientGreekἈρχαίαἑλληνικά" style:family="text">
      <style:text-properties style:font-weight-complex="bold" fo:language="el" fo:country="GR"/>
    </style:style>
    <style:style style:name="T2699" style:parent-style-name="AncientGreekἈρχαίαἑλληνικά" style:family="text">
      <style:text-properties style:font-weight-complex="bold"/>
    </style:style>
    <style:style style:name="T2700" style:parent-style-name="AncientGreekἈρχαίαἑλληνικά" style:family="text">
      <style:text-properties style:font-weight-complex="bold" fo:language="el" fo:country="GR"/>
    </style:style>
    <style:style style:name="T2701" style:parent-style-name="AncientGreekἈρχαίαἑλληνικά" style:family="text">
      <style:text-properties style:font-weight-complex="bold"/>
    </style:style>
    <style:style style:name="T2702" style:parent-style-name="AncientGreekἈρχαίαἑλληνικά" style:family="text">
      <style:text-properties style:font-weight-complex="bold" fo:language="el" fo:country="GR"/>
    </style:style>
    <style:style style:name="T2703" style:parent-style-name="AncientGreekἈρχαίαἑλληνικά" style:family="text">
      <style:text-properties style:font-weight-complex="bold"/>
    </style:style>
    <style:style style:name="T2704" style:parent-style-name="AncientGreekἈρχαίαἑλληνικά" style:family="text">
      <style:text-properties style:font-weight-complex="bold" fo:language="el" fo:country="GR"/>
    </style:style>
    <style:style style:name="T2705" style:parent-style-name="AncientGreekἈρχαίαἑλληνικά" style:family="text">
      <style:text-properties style:font-weight-complex="bold"/>
    </style:style>
    <style:style style:name="T2706" style:parent-style-name="AncientGreekἈρχαίαἑλληνικά" style:family="text">
      <style:text-properties style:font-weight-complex="bold" fo:language="el" fo:country="GR"/>
    </style:style>
    <style:style style:name="T2707" style:parent-style-name="AncientGreekἈρχαίαἑλληνικά" style:family="text">
      <style:text-properties style:font-weight-complex="bold"/>
    </style:style>
    <style:style style:name="T2708" style:parent-style-name="AncientGreekἈρχαίαἑλληνικά" style:family="text">
      <style:text-properties style:font-weight-complex="bold" fo:language="el" fo:country="GR"/>
    </style:style>
    <style:style style:name="T2709" style:parent-style-name="AncientGreekἈρχαίαἑλληνικά" style:family="text">
      <style:text-properties style:font-weight-complex="bold"/>
    </style:style>
    <style:style style:name="P2710" style:parent-style-name="Standard" style:family="paragraph">
      <style:paragraph-properties fo:widows="0" fo:orphans="0">
        <style:tab-stops>
          <style:tab-stop style:type="left" style:position="1.1354in"/>
        </style:tab-stops>
      </style:paragraph-properties>
    </style:style>
    <style:style style:name="T2711" style:parent-style-name="AncientGreekἈρχαίαἑλληνικά" style:family="text">
      <style:text-properties style:font-weight-complex="bold" fo:language="el" fo:country="GR"/>
    </style:style>
    <style:style style:name="T2712" style:parent-style-name="AncientGreekἈρχαίαἑλληνικά" style:family="text">
      <style:text-properties style:font-weight-complex="bold"/>
    </style:style>
    <style:style style:name="T2713" style:parent-style-name="AncientGreekἈρχαίαἑλληνικά" style:family="text">
      <style:text-properties style:font-weight-complex="bold" fo:language="el" fo:country="GR"/>
    </style:style>
    <style:style style:name="T2714" style:parent-style-name="AncientGreekἈρχαίαἑλληνικά" style:family="text">
      <style:text-properties style:font-weight-complex="bold"/>
    </style:style>
    <style:style style:name="T2715" style:parent-style-name="AncientGreekἈρχαίαἑλληνικά" style:family="text">
      <style:text-properties style:font-weight-complex="bold" fo:language="el" fo:country="GR"/>
    </style:style>
    <style:style style:name="T2716" style:parent-style-name="AncientGreekἈρχαίαἑλληνικά" style:family="text">
      <style:text-properties style:font-weight-complex="bold"/>
    </style:style>
    <style:style style:name="T2717" style:parent-style-name="AncientGreekἈρχαίαἑλληνικά" style:family="text">
      <style:text-properties style:font-weight-complex="bold" fo:language="el" fo:country="GR"/>
    </style:style>
    <style:style style:name="T2718" style:parent-style-name="AncientGreekἈρχαίαἑλληνικά" style:family="text">
      <style:text-properties style:font-weight-complex="bold"/>
    </style:style>
    <style:style style:name="T2719" style:parent-style-name="AncientGreekἈρχαίαἑλληνικά" style:family="text">
      <style:text-properties style:font-weight-complex="bold" fo:language="el" fo:country="GR"/>
    </style:style>
    <style:style style:name="T2720" style:parent-style-name="AncientGreekἈρχαίαἑλληνικά" style:family="text">
      <style:text-properties style:font-weight-complex="bold"/>
    </style:style>
    <style:style style:name="T2721" style:parent-style-name="AncientGreekἈρχαίαἑλληνικά" style:family="text">
      <style:text-properties style:font-weight-complex="bold" fo:language="el" fo:country="GR"/>
    </style:style>
    <style:style style:name="T2722" style:parent-style-name="AncientGreekἈρχαίαἑλληνικά" style:family="text">
      <style:text-properties style:font-weight-complex="bold"/>
    </style:style>
    <style:style style:name="T2723" style:parent-style-name="AncientGreekἈρχαίαἑλληνικά" style:family="text">
      <style:text-properties style:font-weight-complex="bold" fo:language="el" fo:country="GR"/>
    </style:style>
    <style:style style:name="T2724" style:parent-style-name="AncientGreekἈρχαίαἑλληνικά" style:family="text">
      <style:text-properties style:font-weight-complex="bold"/>
    </style:style>
    <style:style style:name="T2725" style:parent-style-name="AncientGreekἈρχαίαἑλληνικά" style:family="text">
      <style:text-properties style:font-weight-complex="bold" fo:language="el" fo:country="GR"/>
    </style:style>
    <style:style style:name="T2726" style:parent-style-name="AncientGreekἈρχαίαἑλληνικά" style:family="text">
      <style:text-properties style:font-weight-complex="bold"/>
    </style:style>
    <style:style style:name="T2727" style:parent-style-name="AncientGreekἈρχαίαἑλληνικά" style:family="text">
      <style:text-properties style:font-weight-complex="bold" fo:language="el" fo:country="GR"/>
    </style:style>
    <style:style style:name="T2728" style:parent-style-name="AncientGreekἈρχαίαἑλληνικά" style:family="text">
      <style:text-properties style:font-weight-complex="bold"/>
    </style:style>
    <style:style style:name="T2729" style:parent-style-name="AncientGreekἈρχαίαἑλληνικά" style:family="text">
      <style:text-properties style:font-weight-complex="bold" fo:language="el" fo:country="GR"/>
    </style:style>
    <style:style style:name="T2730" style:parent-style-name="AncientGreekἈρχαίαἑλληνικά" style:family="text">
      <style:text-properties style:font-weight-complex="bold"/>
    </style:style>
    <style:style style:name="T2731" style:parent-style-name="AncientGreekἈρχαίαἑλληνικά" style:family="text">
      <style:text-properties style:font-weight-complex="bold" fo:language="el" fo:country="GR"/>
    </style:style>
    <style:style style:name="T2732" style:parent-style-name="AncientGreekἈρχαίαἑλληνικά" style:family="text">
      <style:text-properties style:font-weight-complex="bold"/>
    </style:style>
    <style:style style:name="T2733" style:parent-style-name="AncientGreekἈρχαίαἑλληνικά" style:family="text">
      <style:text-properties style:font-weight-complex="bold" fo:language="el" fo:country="GR"/>
    </style:style>
    <style:style style:name="T2734" style:parent-style-name="AncientGreekἈρχαίαἑλληνικά" style:family="text">
      <style:text-properties style:font-weight-complex="bold"/>
    </style:style>
    <style:style style:name="TableCell2735" style:family="table-cell">
      <style:table-cell-properties fo:border="0.0069in solid #000000" fo:background-color="#FFFFFF" style:writing-mode="lr-tb" fo:padding-top="0in" fo:padding-left="0.1527in" fo:padding-bottom="0in" fo:padding-right="0.15in"/>
    </style:style>
    <style:style style:name="P2736" style:parent-style-name="Standard" style:family="paragraph">
      <style:paragraph-properties fo:widows="0" fo:orphans="0" fo:text-align="center"/>
      <style:text-properties style:font-name="AncientGreek" fo:font-weight="bold" style:font-weight-asian="bold" style:font-weight-complex="bold"/>
    </style:style>
    <style:style style:name="P2737" style:parent-style-name="Standard" style:family="paragraph">
      <style:paragraph-properties fo:widows="0" fo:orphans="0"/>
      <style:text-properties style:font-name="AncientGreek"/>
    </style:style>
    <style:style style:name="P2738" style:parent-style-name="Standard" style:family="paragraph">
      <style:paragraph-properties fo:widows="0" fo:orphans="0"/>
      <style:text-properties style:font-name="AncientGreek"/>
    </style:style>
    <style:style style:name="P2739" style:parent-style-name="Standard" style:family="paragraph">
      <style:paragraph-properties fo:widows="0" fo:orphans="0"/>
      <style:text-properties style:font-name="AncientGreek"/>
    </style:style>
    <style:style style:name="P2740" style:parent-style-name="Standard" style:family="paragraph">
      <style:paragraph-properties fo:widows="0" fo:orphans="0"/>
      <style:text-properties style:font-name="AncientGreek"/>
    </style:style>
    <style:style style:name="TableRow2741" style:family="table-row">
      <style:table-row-properties style:min-row-height="0.0138in" style:use-optimal-row-height="false" fo:keep-together="always"/>
    </style:style>
    <style:style style:name="TableCell2742" style:family="table-cell">
      <style:table-cell-properties fo:border="0.0069in solid #000000" fo:background-color="#FFFFFF" style:writing-mode="lr-tb" fo:padding-top="0in" fo:padding-left="0.1527in" fo:padding-bottom="0in" fo:padding-right="0.15in"/>
    </style:style>
    <style:style style:name="P2743" style:parent-style-name="Standard" style:family="paragraph">
      <style:paragraph-properties fo:keep-with-next="always" fo:widows="0" fo:orphans="0" fo:text-align="center"/>
    </style:style>
    <style:style style:name="T2744" style:parent-style-name="AncientGreekἈρχαίαἑλληνικά" style:family="text">
      <style:text-properties fo:font-weight="bold" style:font-weight-asian="bold" style:font-weight-complex="bold" fo:font-size="18pt" style:font-size-asian="18pt" style:font-size-complex="14pt"/>
    </style:style>
    <style:style style:name="T2745"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2746" style:parent-style-name="AncientGreekἈρχαίαἑλληνικά" style:family="text">
      <style:text-properties fo:font-weight="bold" style:font-weight-asian="bold" style:font-weight-complex="bold" fo:font-size="18pt" style:font-size-asian="18pt" style:font-size-complex="14pt"/>
    </style:style>
    <style:style style:name="T2747"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2748" style:parent-style-name="AncientGreekἈρχαίαἑλληνικά" style:family="text">
      <style:text-properties fo:font-weight="bold" style:font-weight-asian="bold" style:font-weight-complex="bold" fo:font-size="18pt" style:font-size-asian="18pt" style:font-size-complex="14pt"/>
    </style:style>
    <style:style style:name="T2749"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2750" style:parent-style-name="AncientGreekἈρχαίαἑλληνικά" style:family="text">
      <style:text-properties fo:font-weight="bold" style:font-weight-asian="bold" style:font-weight-complex="bold" fo:font-size="18pt" style:font-size-asian="18pt" style:font-size-complex="14pt"/>
    </style:style>
    <style:style style:name="P2751" style:parent-style-name="Standard" style:family="paragraph">
      <style:paragraph-properties fo:widows="0" fo:orphans="0"/>
    </style:style>
    <style:style style:name="T2752" style:parent-style-name="AncientGreekἈρχαίαἑλληνικά" style:family="text">
      <style:text-properties style:font-weight-complex="bold" fo:language="el" fo:country="GR"/>
    </style:style>
    <style:style style:name="T2753" style:parent-style-name="AncientGreekἈρχαίαἑλληνικά" style:family="text">
      <style:text-properties style:font-weight-complex="bold"/>
    </style:style>
    <style:style style:name="T2754" style:parent-style-name="AncientGreekἈρχαίαἑλληνικά" style:family="text">
      <style:text-properties style:font-weight-complex="bold" fo:language="el" fo:country="GR"/>
    </style:style>
    <style:style style:name="T2755" style:parent-style-name="AncientGreekἈρχαίαἑλληνικά" style:family="text">
      <style:text-properties style:font-weight-complex="bold"/>
    </style:style>
    <style:style style:name="T2756" style:parent-style-name="AncientGreekἈρχαίαἑλληνικά" style:family="text">
      <style:text-properties style:font-weight-complex="bold" fo:language="el" fo:country="GR"/>
    </style:style>
    <style:style style:name="T2757" style:parent-style-name="AncientGreekἈρχαίαἑλληνικά" style:family="text">
      <style:text-properties style:font-weight-complex="bold"/>
    </style:style>
    <style:style style:name="T2758" style:parent-style-name="AncientGreekἈρχαίαἑλληνικά" style:family="text">
      <style:text-properties style:font-weight-complex="bold" fo:language="el" fo:country="GR"/>
    </style:style>
    <style:style style:name="T2759" style:parent-style-name="AncientGreekἈρχαίαἑλληνικά" style:family="text">
      <style:text-properties style:font-weight-complex="bold"/>
    </style:style>
    <style:style style:name="T2760" style:parent-style-name="AncientGreekἈρχαίαἑλληνικά" style:family="text">
      <style:text-properties style:font-weight-complex="bold" fo:language="el" fo:country="GR"/>
    </style:style>
    <style:style style:name="T2761" style:parent-style-name="AncientGreekἈρχαίαἑλληνικά" style:family="text">
      <style:text-properties style:font-weight-complex="bold"/>
    </style:style>
    <style:style style:name="T2762" style:parent-style-name="AncientGreekἈρχαίαἑλληνικά" style:family="text">
      <style:text-properties style:font-weight-complex="bold" fo:language="el" fo:country="GR"/>
    </style:style>
    <style:style style:name="T2763" style:parent-style-name="AncientGreekἈρχαίαἑλληνικά" style:family="text">
      <style:text-properties style:font-weight-complex="bold"/>
    </style:style>
    <style:style style:name="T2764" style:parent-style-name="AncientGreekἈρχαίαἑλληνικά" style:family="text">
      <style:text-properties style:font-weight-complex="bold" fo:language="el" fo:country="GR"/>
    </style:style>
    <style:style style:name="T2765" style:parent-style-name="AncientGreekἈρχαίαἑλληνικά" style:family="text">
      <style:text-properties style:font-weight-complex="bold"/>
    </style:style>
    <style:style style:name="T2766" style:parent-style-name="AncientGreekἈρχαίαἑλληνικά" style:family="text">
      <style:text-properties style:font-weight-complex="bold" fo:language="el" fo:country="GR"/>
    </style:style>
    <style:style style:name="T2767" style:parent-style-name="AncientGreekἈρχαίαἑλληνικά" style:family="text">
      <style:text-properties style:font-weight-complex="bold"/>
    </style:style>
    <style:style style:name="T2768" style:parent-style-name="AncientGreekἈρχαίαἑλληνικά" style:family="text">
      <style:text-properties style:font-weight-complex="bold" fo:language="el" fo:country="GR"/>
    </style:style>
    <style:style style:name="T2769" style:parent-style-name="AncientGreekἈρχαίαἑλληνικά" style:family="text">
      <style:text-properties style:font-weight-complex="bold"/>
    </style:style>
    <style:style style:name="T2770" style:parent-style-name="AncientGreekἈρχαίαἑλληνικά" style:family="text">
      <style:text-properties style:font-weight-complex="bold" fo:language="el" fo:country="GR"/>
    </style:style>
    <style:style style:name="T2771" style:parent-style-name="AncientGreekἈρχαίαἑλληνικά" style:family="text">
      <style:text-properties style:font-weight-complex="bold"/>
    </style:style>
    <style:style style:name="T2772" style:parent-style-name="AncientGreekἈρχαίαἑλληνικά" style:family="text">
      <style:text-properties style:font-weight-complex="bold" fo:language="el" fo:country="GR"/>
    </style:style>
    <style:style style:name="T2773" style:parent-style-name="AncientGreekἈρχαίαἑλληνικά" style:family="text">
      <style:text-properties style:font-weight-complex="bold"/>
    </style:style>
    <style:style style:name="T2774" style:parent-style-name="AncientGreekἈρχαίαἑλληνικά" style:family="text">
      <style:text-properties style:font-weight-complex="bold" fo:language="el" fo:country="GR"/>
    </style:style>
    <style:style style:name="T2775" style:parent-style-name="AncientGreekἈρχαίαἑλληνικά" style:family="text">
      <style:text-properties style:font-weight-complex="bold"/>
    </style:style>
    <style:style style:name="T2776" style:parent-style-name="AncientGreekἈρχαίαἑλληνικά" style:family="text">
      <style:text-properties style:font-weight-complex="bold" fo:language="el" fo:country="GR"/>
    </style:style>
    <style:style style:name="T2777" style:parent-style-name="AncientGreekἈρχαίαἑλληνικά" style:family="text">
      <style:text-properties style:font-weight-complex="bold"/>
    </style:style>
    <style:style style:name="T2778" style:parent-style-name="AncientGreekἈρχαίαἑλληνικά" style:family="text">
      <style:text-properties style:font-weight-complex="bold" fo:language="el" fo:country="GR"/>
    </style:style>
    <style:style style:name="T2779" style:parent-style-name="AncientGreekἈρχαίαἑλληνικά" style:family="text">
      <style:text-properties style:font-weight-complex="bold"/>
    </style:style>
    <style:style style:name="T2780" style:parent-style-name="AncientGreekἈρχαίαἑλληνικά" style:family="text">
      <style:text-properties style:font-weight-complex="bold" fo:language="el" fo:country="GR"/>
    </style:style>
    <style:style style:name="T2781" style:parent-style-name="AncientGreekἈρχαίαἑλληνικά" style:family="text">
      <style:text-properties style:font-weight-complex="bold"/>
    </style:style>
    <style:style style:name="T2782" style:parent-style-name="AncientGreekἈρχαίαἑλληνικά" style:family="text">
      <style:text-properties style:font-weight-complex="bold" fo:language="el" fo:country="GR"/>
    </style:style>
    <style:style style:name="T2783" style:parent-style-name="AncientGreekἈρχαίαἑλληνικά" style:family="text">
      <style:text-properties style:font-weight-complex="bold"/>
    </style:style>
    <style:style style:name="T2784" style:parent-style-name="AncientGreekἈρχαίαἑλληνικά" style:family="text">
      <style:text-properties style:font-weight-complex="bold" fo:language="el" fo:country="GR"/>
    </style:style>
    <style:style style:name="T2785" style:parent-style-name="AncientGreekἈρχαίαἑλληνικά" style:family="text">
      <style:text-properties style:font-weight-complex="bold"/>
    </style:style>
    <style:style style:name="T2786" style:parent-style-name="AncientGreekἈρχαίαἑλληνικά" style:family="text">
      <style:text-properties style:font-weight-complex="bold" fo:language="el" fo:country="GR"/>
    </style:style>
    <style:style style:name="T2787" style:parent-style-name="AncientGreekἈρχαίαἑλληνικά" style:family="text">
      <style:text-properties style:font-weight-complex="bold"/>
    </style:style>
    <style:style style:name="T2788" style:parent-style-name="AncientGreekἈρχαίαἑλληνικά" style:family="text">
      <style:text-properties style:font-weight-complex="bold" fo:language="el" fo:country="GR"/>
    </style:style>
    <style:style style:name="T2789" style:parent-style-name="AncientGreekἈρχαίαἑλληνικά" style:family="text">
      <style:text-properties style:font-weight-complex="bold"/>
    </style:style>
    <style:style style:name="T2790" style:parent-style-name="AncientGreekἈρχαίαἑλληνικά" style:family="text">
      <style:text-properties style:font-weight-complex="bold" fo:language="el" fo:country="GR"/>
    </style:style>
    <style:style style:name="T2791" style:parent-style-name="AncientGreekἈρχαίαἑλληνικά" style:family="text">
      <style:text-properties style:font-weight-complex="bold"/>
    </style:style>
    <style:style style:name="T2792" style:parent-style-name="AncientGreekἈρχαίαἑλληνικά" style:family="text">
      <style:text-properties style:font-weight-complex="bold" fo:language="el" fo:country="GR"/>
    </style:style>
    <style:style style:name="T2793" style:parent-style-name="AncientGreekἈρχαίαἑλληνικά" style:family="text">
      <style:text-properties style:font-weight-complex="bold"/>
    </style:style>
    <style:style style:name="T2794" style:parent-style-name="AncientGreekἈρχαίαἑλληνικά" style:family="text">
      <style:text-properties style:font-weight-complex="bold" fo:language="el" fo:country="GR"/>
    </style:style>
    <style:style style:name="T2795" style:parent-style-name="AncientGreekἈρχαίαἑλληνικά" style:family="text">
      <style:text-properties style:font-weight-complex="bold"/>
    </style:style>
    <style:style style:name="T2796" style:parent-style-name="AncientGreekἈρχαίαἑλληνικά" style:family="text">
      <style:text-properties style:font-weight-complex="bold" fo:language="el" fo:country="GR"/>
    </style:style>
    <style:style style:name="T2797" style:parent-style-name="AncientGreekἈρχαίαἑλληνικά" style:family="text">
      <style:text-properties style:font-weight-complex="bold"/>
    </style:style>
    <style:style style:name="T2798" style:parent-style-name="AncientGreekἈρχαίαἑλληνικά" style:family="text">
      <style:text-properties style:font-weight-complex="bold" fo:language="el" fo:country="GR"/>
    </style:style>
    <style:style style:name="T2799" style:parent-style-name="AncientGreekἈρχαίαἑλληνικά" style:family="text">
      <style:text-properties style:font-weight-complex="bold"/>
    </style:style>
    <style:style style:name="T2800" style:parent-style-name="AncientGreekἈρχαίαἑλληνικά" style:family="text">
      <style:text-properties style:font-weight-complex="bold" fo:language="el" fo:country="GR"/>
    </style:style>
    <style:style style:name="T2801" style:parent-style-name="AncientGreekἈρχαίαἑλληνικά" style:family="text">
      <style:text-properties style:font-weight-complex="bold"/>
    </style:style>
    <style:style style:name="T2802" style:parent-style-name="AncientGreekἈρχαίαἑλληνικά" style:family="text">
      <style:text-properties style:font-weight-complex="bold" fo:language="el" fo:country="GR"/>
    </style:style>
    <style:style style:name="T2803" style:parent-style-name="AncientGreekἈρχαίαἑλληνικά" style:family="text">
      <style:text-properties style:font-weight-complex="bold"/>
    </style:style>
    <style:style style:name="T2804" style:parent-style-name="AncientGreekἈρχαίαἑλληνικά" style:family="text">
      <style:text-properties style:font-weight-complex="bold" fo:language="el" fo:country="GR"/>
    </style:style>
    <style:style style:name="T2805" style:parent-style-name="AncientGreekἈρχαίαἑλληνικά" style:family="text">
      <style:text-properties style:font-weight-complex="bold"/>
    </style:style>
    <style:style style:name="T2806" style:parent-style-name="AncientGreekἈρχαίαἑλληνικά" style:family="text">
      <style:text-properties style:font-weight-complex="bold" fo:language="el" fo:country="GR"/>
    </style:style>
    <style:style style:name="T2807" style:parent-style-name="AncientGreekἈρχαίαἑλληνικά" style:family="text">
      <style:text-properties style:font-weight-complex="bold"/>
    </style:style>
    <style:style style:name="T2808" style:parent-style-name="AncientGreekἈρχαίαἑλληνικά" style:family="text">
      <style:text-properties style:font-weight-complex="bold" fo:language="el" fo:country="GR"/>
    </style:style>
    <style:style style:name="T2809" style:parent-style-name="AncientGreekἈρχαίαἑλληνικά" style:family="text">
      <style:text-properties style:font-weight-complex="bold"/>
    </style:style>
    <style:style style:name="T2810" style:parent-style-name="AncientGreekἈρχαίαἑλληνικά" style:family="text">
      <style:text-properties style:font-weight-complex="bold" fo:language="el" fo:country="GR"/>
    </style:style>
    <style:style style:name="T2811" style:parent-style-name="AncientGreekἈρχαίαἑλληνικά" style:family="text">
      <style:text-properties style:font-weight-complex="bold"/>
    </style:style>
    <style:style style:name="T2812" style:parent-style-name="AncientGreekἈρχαίαἑλληνικά" style:family="text">
      <style:text-properties style:font-weight-complex="bold" fo:language="el" fo:country="GR"/>
    </style:style>
    <style:style style:name="T2813" style:parent-style-name="AncientGreekἈρχαίαἑλληνικά" style:family="text">
      <style:text-properties style:font-weight-complex="bold"/>
    </style:style>
    <style:style style:name="T2814" style:parent-style-name="AncientGreekἈρχαίαἑλληνικά" style:family="text">
      <style:text-properties style:font-weight-complex="bold" fo:language="el" fo:country="GR"/>
    </style:style>
    <style:style style:name="T2815" style:parent-style-name="AncientGreekἈρχαίαἑλληνικά" style:family="text">
      <style:text-properties style:font-weight-complex="bold"/>
    </style:style>
    <style:style style:name="T2816" style:parent-style-name="AncientGreekἈρχαίαἑλληνικά" style:family="text">
      <style:text-properties style:font-weight-complex="bold" fo:language="el" fo:country="GR"/>
    </style:style>
    <style:style style:name="T2817" style:parent-style-name="AncientGreekἈρχαίαἑλληνικά" style:family="text">
      <style:text-properties style:font-weight-complex="bold"/>
    </style:style>
    <style:style style:name="T2818" style:parent-style-name="AncientGreekἈρχαίαἑλληνικά" style:family="text">
      <style:text-properties style:font-weight-complex="bold" fo:language="el" fo:country="GR"/>
    </style:style>
    <style:style style:name="T2819" style:parent-style-name="AncientGreekἈρχαίαἑλληνικά" style:family="text">
      <style:text-properties style:font-weight-complex="bold"/>
    </style:style>
    <style:style style:name="T2820" style:parent-style-name="AncientGreekἈρχαίαἑλληνικά" style:family="text">
      <style:text-properties style:font-weight-complex="bold" fo:language="el" fo:country="GR"/>
    </style:style>
    <style:style style:name="T2821" style:parent-style-name="AncientGreekἈρχαίαἑλληνικά" style:family="text">
      <style:text-properties style:font-weight-complex="bold"/>
    </style:style>
    <style:style style:name="T2822" style:parent-style-name="AncientGreekἈρχαίαἑλληνικά" style:family="text">
      <style:text-properties style:font-weight-complex="bold" fo:language="el" fo:country="GR"/>
    </style:style>
    <style:style style:name="T2823" style:parent-style-name="AncientGreekἈρχαίαἑλληνικά" style:family="text">
      <style:text-properties style:font-weight-complex="bold"/>
    </style:style>
    <style:style style:name="T2824" style:parent-style-name="AncientGreekἈρχαίαἑλληνικά" style:family="text">
      <style:text-properties style:font-weight-complex="bold" fo:language="el" fo:country="GR"/>
    </style:style>
    <style:style style:name="T2825" style:parent-style-name="AncientGreekἈρχαίαἑλληνικά" style:family="text">
      <style:text-properties style:font-weight-complex="bold"/>
    </style:style>
    <style:style style:name="T2826" style:parent-style-name="AncientGreekἈρχαίαἑλληνικά" style:family="text">
      <style:text-properties style:font-weight-complex="bold" fo:language="el" fo:country="GR"/>
    </style:style>
    <style:style style:name="T2827" style:parent-style-name="AncientGreekἈρχαίαἑλληνικά" style:family="text">
      <style:text-properties style:font-weight-complex="bold"/>
    </style:style>
    <style:style style:name="T2828" style:parent-style-name="AncientGreekἈρχαίαἑλληνικά" style:family="text">
      <style:text-properties style:font-weight-complex="bold" fo:language="el" fo:country="GR"/>
    </style:style>
    <style:style style:name="T2829" style:parent-style-name="AncientGreekἈρχαίαἑλληνικά" style:family="text">
      <style:text-properties style:font-weight-complex="bold"/>
    </style:style>
    <style:style style:name="T2830" style:parent-style-name="AncientGreekἈρχαίαἑλληνικά" style:family="text">
      <style:text-properties style:font-weight-complex="bold" fo:language="el" fo:country="GR"/>
    </style:style>
    <style:style style:name="T2831" style:parent-style-name="AncientGreekἈρχαίαἑλληνικά" style:family="text">
      <style:text-properties style:font-weight-complex="bold"/>
    </style:style>
    <style:style style:name="T2832" style:parent-style-name="AncientGreekἈρχαίαἑλληνικά" style:family="text">
      <style:text-properties style:font-weight-complex="bold" fo:language="el" fo:country="GR"/>
    </style:style>
    <style:style style:name="T2833" style:parent-style-name="AncientGreekἈρχαίαἑλληνικά" style:family="text">
      <style:text-properties style:font-weight-complex="bold"/>
    </style:style>
    <style:style style:name="T2834" style:parent-style-name="AncientGreekἈρχαίαἑλληνικά" style:family="text">
      <style:text-properties style:font-weight-complex="bold" fo:language="el" fo:country="GR"/>
    </style:style>
    <style:style style:name="T2835" style:parent-style-name="AncientGreekἈρχαίαἑλληνικά" style:family="text">
      <style:text-properties style:font-weight-complex="bold"/>
    </style:style>
    <style:style style:name="T2836" style:parent-style-name="AncientGreekἈρχαίαἑλληνικά" style:family="text">
      <style:text-properties style:font-weight-complex="bold" fo:language="el" fo:country="GR"/>
    </style:style>
    <style:style style:name="T2837" style:parent-style-name="AncientGreekἈρχαίαἑλληνικά" style:family="text">
      <style:text-properties style:font-weight-complex="bold"/>
    </style:style>
    <style:style style:name="P2838" style:parent-style-name="Standard" style:family="paragraph">
      <style:paragraph-properties fo:widows="0" fo:orphans="0"/>
    </style:style>
    <style:style style:name="T2839" style:parent-style-name="AncientGreekἈρχαίαἑλληνικά" style:family="text">
      <style:text-properties style:font-weight-complex="bold" fo:language="el" fo:country="GR"/>
    </style:style>
    <style:style style:name="T2840" style:parent-style-name="AncientGreekἈρχαίαἑλληνικά" style:family="text">
      <style:text-properties style:font-weight-complex="bold"/>
    </style:style>
    <style:style style:name="T2841" style:parent-style-name="AncientGreekἈρχαίαἑλληνικά" style:family="text">
      <style:text-properties style:font-weight-complex="bold" fo:language="el" fo:country="GR"/>
    </style:style>
    <style:style style:name="T2842" style:parent-style-name="AncientGreekἈρχαίαἑλληνικά" style:family="text">
      <style:text-properties style:font-weight-complex="bold"/>
    </style:style>
    <style:style style:name="T2843" style:parent-style-name="AncientGreekἈρχαίαἑλληνικά" style:family="text">
      <style:text-properties style:font-weight-complex="bold" fo:language="el" fo:country="GR"/>
    </style:style>
    <style:style style:name="T2844" style:parent-style-name="AncientGreekἈρχαίαἑλληνικά" style:family="text">
      <style:text-properties style:font-weight-complex="bold"/>
    </style:style>
    <style:style style:name="T2845" style:parent-style-name="AncientGreekἈρχαίαἑλληνικά" style:family="text">
      <style:text-properties style:font-weight-complex="bold" fo:language="el" fo:country="GR"/>
    </style:style>
    <style:style style:name="T2846" style:parent-style-name="AncientGreekἈρχαίαἑλληνικά" style:family="text">
      <style:text-properties style:font-weight-complex="bold"/>
    </style:style>
    <style:style style:name="T2847" style:parent-style-name="AncientGreekἈρχαίαἑλληνικά" style:family="text">
      <style:text-properties style:font-weight-complex="bold" fo:language="el" fo:country="GR"/>
    </style:style>
    <style:style style:name="T2848" style:parent-style-name="AncientGreekἈρχαίαἑλληνικά" style:family="text">
      <style:text-properties style:font-weight-complex="bold"/>
    </style:style>
    <style:style style:name="T2849" style:parent-style-name="AncientGreekἈρχαίαἑλληνικά" style:family="text">
      <style:text-properties style:font-weight-complex="bold" fo:language="el" fo:country="GR"/>
    </style:style>
    <style:style style:name="T2850" style:parent-style-name="AncientGreekἈρχαίαἑλληνικά" style:family="text">
      <style:text-properties style:font-weight-complex="bold"/>
    </style:style>
    <style:style style:name="T2851" style:parent-style-name="AncientGreekἈρχαίαἑλληνικά" style:family="text">
      <style:text-properties style:font-weight-complex="bold" fo:language="el" fo:country="GR"/>
    </style:style>
    <style:style style:name="T2852" style:parent-style-name="AncientGreekἈρχαίαἑλληνικά" style:family="text">
      <style:text-properties style:font-weight-complex="bold"/>
    </style:style>
    <style:style style:name="T2853" style:parent-style-name="AncientGreekἈρχαίαἑλληνικά" style:family="text">
      <style:text-properties style:font-weight-complex="bold" fo:language="el" fo:country="GR"/>
    </style:style>
    <style:style style:name="T2854" style:parent-style-name="AncientGreekἈρχαίαἑλληνικά" style:family="text">
      <style:text-properties style:font-weight-complex="bold"/>
    </style:style>
    <style:style style:name="T2855" style:parent-style-name="AncientGreekἈρχαίαἑλληνικά" style:family="text">
      <style:text-properties style:font-weight-complex="bold" fo:language="el" fo:country="GR"/>
    </style:style>
    <style:style style:name="T2856" style:parent-style-name="AncientGreekἈρχαίαἑλληνικά" style:family="text">
      <style:text-properties style:font-weight-complex="bold"/>
    </style:style>
    <style:style style:name="T2857" style:parent-style-name="AncientGreekἈρχαίαἑλληνικά" style:family="text">
      <style:text-properties style:font-weight-complex="bold" fo:language="el" fo:country="GR"/>
    </style:style>
    <style:style style:name="T2858" style:parent-style-name="AncientGreekἈρχαίαἑλληνικά" style:family="text">
      <style:text-properties style:font-weight-complex="bold"/>
    </style:style>
    <style:style style:name="TableCell2859" style:family="table-cell">
      <style:table-cell-properties fo:border="0.0069in solid #000000" fo:background-color="#FFFFFF" style:writing-mode="lr-tb" fo:padding-top="0in" fo:padding-left="0.1527in" fo:padding-bottom="0in" fo:padding-right="0.15in"/>
    </style:style>
    <style:style style:name="P2860" style:parent-style-name="Standard" style:family="paragraph">
      <style:paragraph-properties fo:widows="0" fo:orphans="0" fo:text-align="center"/>
      <style:text-properties style:font-name="AncientGreek" fo:font-weight="bold" style:font-weight-asian="bold" style:font-weight-complex="bold"/>
    </style:style>
    <style:style style:name="P2861" style:parent-style-name="Standard" style:family="paragraph">
      <style:paragraph-properties fo:widows="0" fo:orphans="0"/>
      <style:text-properties style:font-name="AncientGreek"/>
    </style:style>
    <style:style style:name="TableRow2862" style:family="table-row">
      <style:table-row-properties style:min-row-height="0.0138in" style:use-optimal-row-height="false" fo:keep-together="always"/>
    </style:style>
    <style:style style:name="TableCell2863" style:family="table-cell">
      <style:table-cell-properties fo:border="0.0069in solid #000000" fo:background-color="#FFFFFF" style:writing-mode="lr-tb" fo:padding-top="0in" fo:padding-left="0.1527in" fo:padding-bottom="0in" fo:padding-right="0.15in"/>
    </style:style>
    <style:style style:name="P2864" style:parent-style-name="Standard" style:family="paragraph">
      <style:paragraph-properties fo:keep-with-next="always" fo:widows="0" fo:orphans="0" fo:text-align="center"/>
    </style:style>
    <style:style style:name="T2865" style:parent-style-name="AncientGreekἈρχαίαἑλληνικά" style:family="text">
      <style:text-properties fo:font-weight="bold" style:font-weight-asian="bold" style:font-weight-complex="bold" fo:font-size="18pt" style:font-size-asian="18pt" style:font-size-complex="14pt"/>
    </style:style>
    <style:style style:name="T2866"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2867" style:parent-style-name="AncientGreekἈρχαίαἑλληνικά" style:family="text">
      <style:text-properties fo:font-weight="bold" style:font-weight-asian="bold" style:font-weight-complex="bold" fo:font-size="18pt" style:font-size-asian="18pt" style:font-size-complex="14pt"/>
    </style:style>
    <style:style style:name="T2868"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2869" style:parent-style-name="AncientGreekἈρχαίαἑλληνικά" style:family="text">
      <style:text-properties fo:font-weight="bold" style:font-weight-asian="bold" style:font-weight-complex="bold" fo:font-size="18pt" style:font-size-asian="18pt" style:font-size-complex="14pt"/>
    </style:style>
    <style:style style:name="T2870"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2871" style:parent-style-name="AncientGreekἈρχαίαἑλληνικά" style:family="text">
      <style:text-properties fo:font-weight="bold" style:font-weight-asian="bold" style:font-weight-complex="bold" fo:font-size="18pt" style:font-size-asian="18pt" style:font-size-complex="14pt"/>
    </style:style>
    <style:style style:name="T2872"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2873" style:parent-style-name="AncientGreekἈρχαίαἑλληνικά" style:family="text">
      <style:text-properties fo:font-weight="bold" style:font-weight-asian="bold" style:font-weight-complex="bold" fo:font-size="18pt" style:font-size-asian="18pt" style:font-size-complex="14pt"/>
    </style:style>
    <style:style style:name="P2874" style:parent-style-name="Standard" style:family="paragraph">
      <style:paragraph-properties fo:widows="0" fo:orphans="0"/>
    </style:style>
    <style:style style:name="T2875" style:parent-style-name="AncientGreekἈρχαίαἑλληνικά" style:family="text">
      <style:text-properties style:font-weight-complex="bold" fo:language="el" fo:country="GR"/>
    </style:style>
    <style:style style:name="T2876" style:parent-style-name="AncientGreekἈρχαίαἑλληνικά" style:family="text">
      <style:text-properties style:font-weight-complex="bold"/>
    </style:style>
    <style:style style:name="T2877" style:parent-style-name="AncientGreekἈρχαίαἑλληνικά" style:family="text">
      <style:text-properties style:font-weight-complex="bold" fo:language="el" fo:country="GR"/>
    </style:style>
    <style:style style:name="T2878" style:parent-style-name="AncientGreekἈρχαίαἑλληνικά" style:family="text">
      <style:text-properties style:font-weight-complex="bold"/>
    </style:style>
    <style:style style:name="T2879" style:parent-style-name="AncientGreekἈρχαίαἑλληνικά" style:family="text">
      <style:text-properties style:font-weight-complex="bold" fo:language="el" fo:country="GR"/>
    </style:style>
    <style:style style:name="T2880" style:parent-style-name="AncientGreekἈρχαίαἑλληνικά" style:family="text">
      <style:text-properties style:font-weight-complex="bold"/>
    </style:style>
    <style:style style:name="T2881" style:parent-style-name="AncientGreekἈρχαίαἑλληνικά" style:family="text">
      <style:text-properties style:font-weight-complex="bold" fo:language="el" fo:country="GR"/>
    </style:style>
    <style:style style:name="T2882" style:parent-style-name="AncientGreekἈρχαίαἑλληνικά" style:family="text">
      <style:text-properties style:font-weight-complex="bold"/>
    </style:style>
    <style:style style:name="T2883" style:parent-style-name="AncientGreekἈρχαίαἑλληνικά" style:family="text">
      <style:text-properties style:font-weight-complex="bold" fo:language="el" fo:country="GR"/>
    </style:style>
    <style:style style:name="T2884" style:parent-style-name="AncientGreekἈρχαίαἑλληνικά" style:family="text">
      <style:text-properties style:font-weight-complex="bold"/>
    </style:style>
    <style:style style:name="T2885" style:parent-style-name="AncientGreekἈρχαίαἑλληνικά" style:family="text">
      <style:text-properties style:font-weight-complex="bold" fo:language="el" fo:country="GR"/>
    </style:style>
    <style:style style:name="T2886" style:parent-style-name="AncientGreekἈρχαίαἑλληνικά" style:family="text">
      <style:text-properties style:font-weight-complex="bold"/>
    </style:style>
    <style:style style:name="T2887" style:parent-style-name="AncientGreekἈρχαίαἑλληνικά" style:family="text">
      <style:text-properties style:font-weight-complex="bold" fo:language="el" fo:country="GR"/>
    </style:style>
    <style:style style:name="T2888" style:parent-style-name="AncientGreekἈρχαίαἑλληνικά" style:family="text">
      <style:text-properties style:font-weight-complex="bold"/>
    </style:style>
    <style:style style:name="T2889" style:parent-style-name="AncientGreekἈρχαίαἑλληνικά" style:family="text">
      <style:text-properties style:font-weight-complex="bold" fo:language="el" fo:country="GR"/>
    </style:style>
    <style:style style:name="T2890" style:parent-style-name="AncientGreekἈρχαίαἑλληνικά" style:family="text">
      <style:text-properties style:font-weight-complex="bold"/>
    </style:style>
    <style:style style:name="T2891" style:parent-style-name="AncientGreekἈρχαίαἑλληνικά" style:family="text">
      <style:text-properties style:font-weight-complex="bold" fo:language="el" fo:country="GR"/>
    </style:style>
    <style:style style:name="T2892" style:parent-style-name="AncientGreekἈρχαίαἑλληνικά" style:family="text">
      <style:text-properties style:font-weight-complex="bold"/>
    </style:style>
    <style:style style:name="T2893" style:parent-style-name="AncientGreekἈρχαίαἑλληνικά" style:family="text">
      <style:text-properties style:font-weight-complex="bold" fo:language="el" fo:country="GR"/>
    </style:style>
    <style:style style:name="T2894" style:parent-style-name="AncientGreekἈρχαίαἑλληνικά" style:family="text">
      <style:text-properties style:font-weight-complex="bold"/>
    </style:style>
    <style:style style:name="T2895" style:parent-style-name="AncientGreekἈρχαίαἑλληνικά" style:family="text">
      <style:text-properties style:font-weight-complex="bold" fo:language="el" fo:country="GR"/>
    </style:style>
    <style:style style:name="T2896" style:parent-style-name="AncientGreekἈρχαίαἑλληνικά" style:family="text">
      <style:text-properties style:font-weight-complex="bold"/>
    </style:style>
    <style:style style:name="T2897" style:parent-style-name="AncientGreekἈρχαίαἑλληνικά" style:family="text">
      <style:text-properties style:font-weight-complex="bold" fo:language="el" fo:country="GR"/>
    </style:style>
    <style:style style:name="T2898" style:parent-style-name="AncientGreekἈρχαίαἑλληνικά" style:family="text">
      <style:text-properties style:font-weight-complex="bold"/>
    </style:style>
    <style:style style:name="T2899" style:parent-style-name="AncientGreekἈρχαίαἑλληνικά" style:family="text">
      <style:text-properties style:font-weight-complex="bold" fo:language="el" fo:country="GR"/>
    </style:style>
    <style:style style:name="T2900" style:parent-style-name="AncientGreekἈρχαίαἑλληνικά" style:family="text">
      <style:text-properties style:font-weight-complex="bold"/>
    </style:style>
    <style:style style:name="T2901" style:parent-style-name="AncientGreekἈρχαίαἑλληνικά" style:family="text">
      <style:text-properties style:font-weight-complex="bold" fo:language="el" fo:country="GR"/>
    </style:style>
    <style:style style:name="T2902" style:parent-style-name="AncientGreekἈρχαίαἑλληνικά" style:family="text">
      <style:text-properties style:font-weight-complex="bold"/>
    </style:style>
    <style:style style:name="T2903" style:parent-style-name="AncientGreekἈρχαίαἑλληνικά" style:family="text">
      <style:text-properties style:font-weight-complex="bold" fo:language="el" fo:country="GR"/>
    </style:style>
    <style:style style:name="T2904" style:parent-style-name="AncientGreekἈρχαίαἑλληνικά" style:family="text">
      <style:text-properties style:font-weight-complex="bold"/>
    </style:style>
    <style:style style:name="T2905" style:parent-style-name="AncientGreekἈρχαίαἑλληνικά" style:family="text">
      <style:text-properties style:font-weight-complex="bold" fo:language="el" fo:country="GR"/>
    </style:style>
    <style:style style:name="T2906" style:parent-style-name="AncientGreekἈρχαίαἑλληνικά" style:family="text">
      <style:text-properties style:font-weight-complex="bold"/>
    </style:style>
    <style:style style:name="T2907" style:parent-style-name="AncientGreekἈρχαίαἑλληνικά" style:family="text">
      <style:text-properties style:font-weight-complex="bold" fo:language="el" fo:country="GR"/>
    </style:style>
    <style:style style:name="T2908" style:parent-style-name="AncientGreekἈρχαίαἑλληνικά" style:family="text">
      <style:text-properties style:font-weight-complex="bold"/>
    </style:style>
    <style:style style:name="T2909" style:parent-style-name="AncientGreekἈρχαίαἑλληνικά" style:family="text">
      <style:text-properties style:font-weight-complex="bold" fo:language="el" fo:country="GR"/>
    </style:style>
    <style:style style:name="T2910" style:parent-style-name="AncientGreekἈρχαίαἑλληνικά" style:family="text">
      <style:text-properties style:font-weight-complex="bold"/>
    </style:style>
    <style:style style:name="T2911" style:parent-style-name="AncientGreekἈρχαίαἑλληνικά" style:family="text">
      <style:text-properties style:font-weight-complex="bold" fo:language="el" fo:country="GR"/>
    </style:style>
    <style:style style:name="T2912" style:parent-style-name="AncientGreekἈρχαίαἑλληνικά" style:family="text">
      <style:text-properties style:font-weight-complex="bold"/>
    </style:style>
    <style:style style:name="T2913" style:parent-style-name="AncientGreekἈρχαίαἑλληνικά" style:family="text">
      <style:text-properties style:font-weight-complex="bold" fo:language="el" fo:country="GR"/>
    </style:style>
    <style:style style:name="T2914" style:parent-style-name="AncientGreekἈρχαίαἑλληνικά" style:family="text">
      <style:text-properties style:font-weight-complex="bold"/>
    </style:style>
    <style:style style:name="T2915" style:parent-style-name="AncientGreekἈρχαίαἑλληνικά" style:family="text">
      <style:text-properties style:font-weight-complex="bold" fo:language="el" fo:country="GR"/>
    </style:style>
    <style:style style:name="T2916" style:parent-style-name="AncientGreekἈρχαίαἑλληνικά" style:family="text">
      <style:text-properties style:font-weight-complex="bold"/>
    </style:style>
    <style:style style:name="T2917" style:parent-style-name="AncientGreekἈρχαίαἑλληνικά" style:family="text">
      <style:text-properties style:font-weight-complex="bold" fo:language="el" fo:country="GR"/>
    </style:style>
    <style:style style:name="T2918" style:parent-style-name="AncientGreekἈρχαίαἑλληνικά" style:family="text">
      <style:text-properties style:font-weight-complex="bold"/>
    </style:style>
    <style:style style:name="T2919" style:parent-style-name="AncientGreekἈρχαίαἑλληνικά" style:family="text">
      <style:text-properties style:font-weight-complex="bold" fo:language="el" fo:country="GR"/>
    </style:style>
    <style:style style:name="T2920" style:parent-style-name="AncientGreekἈρχαίαἑλληνικά" style:family="text">
      <style:text-properties style:font-weight-complex="bold"/>
    </style:style>
    <style:style style:name="T2921" style:parent-style-name="AncientGreekἈρχαίαἑλληνικά" style:family="text">
      <style:text-properties style:font-weight-complex="bold" fo:language="el" fo:country="GR"/>
    </style:style>
    <style:style style:name="T2922" style:parent-style-name="AncientGreekἈρχαίαἑλληνικά" style:family="text">
      <style:text-properties style:font-weight-complex="bold"/>
    </style:style>
    <style:style style:name="T2923" style:parent-style-name="AncientGreekἈρχαίαἑλληνικά" style:family="text">
      <style:text-properties style:font-weight-complex="bold" fo:language="el" fo:country="GR"/>
    </style:style>
    <style:style style:name="T2924" style:parent-style-name="AncientGreekἈρχαίαἑλληνικά" style:family="text">
      <style:text-properties style:font-weight-complex="bold"/>
    </style:style>
    <style:style style:name="T2925" style:parent-style-name="AncientGreekἈρχαίαἑλληνικά" style:family="text">
      <style:text-properties style:font-weight-complex="bold" fo:language="el" fo:country="GR"/>
    </style:style>
    <style:style style:name="T2926" style:parent-style-name="AncientGreekἈρχαίαἑλληνικά" style:family="text">
      <style:text-properties style:font-weight-complex="bold"/>
    </style:style>
    <style:style style:name="T2927" style:parent-style-name="AncientGreekἈρχαίαἑλληνικά" style:family="text">
      <style:text-properties style:font-weight-complex="bold" fo:language="el" fo:country="GR"/>
    </style:style>
    <style:style style:name="T2928" style:parent-style-name="AncientGreekἈρχαίαἑλληνικά" style:family="text">
      <style:text-properties style:font-weight-complex="bold"/>
    </style:style>
    <style:style style:name="T2929" style:parent-style-name="AncientGreekἈρχαίαἑλληνικά" style:family="text">
      <style:text-properties style:font-weight-complex="bold" fo:language="el" fo:country="GR"/>
    </style:style>
    <style:style style:name="T2930" style:parent-style-name="AncientGreekἈρχαίαἑλληνικά" style:family="text">
      <style:text-properties style:font-weight-complex="bold"/>
    </style:style>
    <style:style style:name="T2931" style:parent-style-name="AncientGreekἈρχαίαἑλληνικά" style:family="text">
      <style:text-properties style:font-weight-complex="bold" fo:language="el" fo:country="GR"/>
    </style:style>
    <style:style style:name="T2932" style:parent-style-name="AncientGreekἈρχαίαἑλληνικά" style:family="text">
      <style:text-properties style:font-weight-complex="bold"/>
    </style:style>
    <style:style style:name="T2933" style:parent-style-name="AncientGreekἈρχαίαἑλληνικά" style:family="text">
      <style:text-properties style:font-weight-complex="bold" fo:language="el" fo:country="GR"/>
    </style:style>
    <style:style style:name="T2934" style:parent-style-name="AncientGreekἈρχαίαἑλληνικά" style:family="text">
      <style:text-properties style:font-weight-complex="bold"/>
    </style:style>
    <style:style style:name="P2935" style:parent-style-name="Standard" style:family="paragraph">
      <style:paragraph-properties fo:widows="0" fo:orphans="0"/>
    </style:style>
    <style:style style:name="T2936" style:parent-style-name="AncientGreekἈρχαίαἑλληνικά" style:family="text">
      <style:text-properties style:font-weight-complex="bold" fo:language="el" fo:country="GR"/>
    </style:style>
    <style:style style:name="T2937" style:parent-style-name="AncientGreekἈρχαίαἑλληνικά" style:family="text">
      <style:text-properties style:font-weight-complex="bold"/>
    </style:style>
    <style:style style:name="T2938" style:parent-style-name="AncientGreekἈρχαίαἑλληνικά" style:family="text">
      <style:text-properties style:font-weight-complex="bold" fo:language="el" fo:country="GR"/>
    </style:style>
    <style:style style:name="T2939" style:parent-style-name="AncientGreekἈρχαίαἑλληνικά" style:family="text">
      <style:text-properties style:font-weight-complex="bold"/>
    </style:style>
    <style:style style:name="T2940" style:parent-style-name="AncientGreekἈρχαίαἑλληνικά" style:family="text">
      <style:text-properties style:font-weight-complex="bold" fo:language="el" fo:country="GR"/>
    </style:style>
    <style:style style:name="T2941" style:parent-style-name="AncientGreekἈρχαίαἑλληνικά" style:family="text">
      <style:text-properties style:font-weight-complex="bold"/>
    </style:style>
    <style:style style:name="T2942" style:parent-style-name="AncientGreekἈρχαίαἑλληνικά" style:family="text">
      <style:text-properties style:font-weight-complex="bold" fo:language="el" fo:country="GR"/>
    </style:style>
    <style:style style:name="T2943" style:parent-style-name="AncientGreekἈρχαίαἑλληνικά" style:family="text">
      <style:text-properties style:font-weight-complex="bold"/>
    </style:style>
    <style:style style:name="T2944" style:parent-style-name="AncientGreekἈρχαίαἑλληνικά" style:family="text">
      <style:text-properties style:font-weight-complex="bold" fo:language="el" fo:country="GR"/>
    </style:style>
    <style:style style:name="T2945" style:parent-style-name="AncientGreekἈρχαίαἑλληνικά" style:family="text">
      <style:text-properties style:font-weight-complex="bold"/>
    </style:style>
    <style:style style:name="T2946" style:parent-style-name="AncientGreekἈρχαίαἑλληνικά" style:family="text">
      <style:text-properties style:font-weight-complex="bold" fo:language="el" fo:country="GR"/>
    </style:style>
    <style:style style:name="T2947" style:parent-style-name="AncientGreekἈρχαίαἑλληνικά" style:family="text">
      <style:text-properties style:font-weight-complex="bold"/>
    </style:style>
    <style:style style:name="T2948" style:parent-style-name="AncientGreekἈρχαίαἑλληνικά" style:family="text">
      <style:text-properties style:font-weight-complex="bold" fo:language="el" fo:country="GR"/>
    </style:style>
    <style:style style:name="T2949" style:parent-style-name="AncientGreekἈρχαίαἑλληνικά" style:family="text">
      <style:text-properties style:font-weight-complex="bold"/>
    </style:style>
    <style:style style:name="T2950" style:parent-style-name="AncientGreekἈρχαίαἑλληνικά" style:family="text">
      <style:text-properties style:font-weight-complex="bold" fo:language="el" fo:country="GR"/>
    </style:style>
    <style:style style:name="T2951" style:parent-style-name="AncientGreekἈρχαίαἑλληνικά" style:family="text">
      <style:text-properties style:font-weight-complex="bold"/>
    </style:style>
    <style:style style:name="T2952" style:parent-style-name="AncientGreekἈρχαίαἑλληνικά" style:family="text">
      <style:text-properties style:font-weight-complex="bold" fo:language="el" fo:country="GR"/>
    </style:style>
    <style:style style:name="T2953" style:parent-style-name="AncientGreekἈρχαίαἑλληνικά" style:family="text">
      <style:text-properties style:font-weight-complex="bold"/>
    </style:style>
    <style:style style:name="T2954" style:parent-style-name="AncientGreekἈρχαίαἑλληνικά" style:family="text">
      <style:text-properties style:font-weight-complex="bold" fo:language="el" fo:country="GR"/>
    </style:style>
    <style:style style:name="T2955" style:parent-style-name="AncientGreekἈρχαίαἑλληνικά" style:family="text">
      <style:text-properties style:font-weight-complex="bold"/>
    </style:style>
    <style:style style:name="T2956" style:parent-style-name="AncientGreekἈρχαίαἑλληνικά" style:family="text">
      <style:text-properties style:font-weight-complex="bold" fo:language="el" fo:country="GR"/>
    </style:style>
    <style:style style:name="T2957" style:parent-style-name="AncientGreekἈρχαίαἑλληνικά" style:family="text">
      <style:text-properties style:font-weight-complex="bold"/>
    </style:style>
    <style:style style:name="TableCell2958" style:family="table-cell">
      <style:table-cell-properties fo:border="0.0069in solid #000000" fo:background-color="#FFFFFF" style:writing-mode="lr-tb" fo:padding-top="0in" fo:padding-left="0.1527in" fo:padding-bottom="0in" fo:padding-right="0.15in"/>
    </style:style>
    <style:style style:name="P2959" style:parent-style-name="Standard" style:family="paragraph">
      <style:paragraph-properties fo:widows="0" fo:orphans="0" fo:text-align="center"/>
      <style:text-properties style:font-name="AncientGreek" fo:font-weight="bold" style:font-weight-asian="bold" style:font-weight-complex="bold"/>
    </style:style>
    <style:style style:name="P2960" style:parent-style-name="Standard" style:family="paragraph">
      <style:paragraph-properties fo:widows="0" fo:orphans="0"/>
    </style:style>
    <style:style style:name="T2961" style:parent-style-name="DefaultParagraphFont" style:family="text">
      <style:text-properties style:font-name="AncientGreek"/>
    </style:style>
    <style:style style:name="T2962" style:parent-style-name="DefaultParagraphFont" style:family="text">
      <style:text-properties style:font-name="AncientGreek"/>
    </style:style>
    <style:style style:name="T2963" style:parent-style-name="DefaultParagraphFont" style:family="text">
      <style:text-properties style:font-name="AncientGreek"/>
    </style:style>
    <style:style style:name="T2964" style:parent-style-name="DefaultParagraphFont" style:family="text">
      <style:text-properties style:font-name="AncientGreek"/>
    </style:style>
    <style:style style:name="T2965" style:parent-style-name="DefaultParagraphFont" style:family="text">
      <style:text-properties style:font-name="AncientGreek"/>
    </style:style>
    <style:style style:name="T2966" style:parent-style-name="DefaultParagraphFont" style:family="text">
      <style:text-properties style:font-name="AncientGreek"/>
    </style:style>
    <style:style style:name="T2967" style:parent-style-name="DefaultParagraphFont" style:family="text">
      <style:text-properties style:font-name="AncientGreek"/>
    </style:style>
    <style:style style:name="T2968" style:parent-style-name="DefaultParagraphFont" style:family="text">
      <style:text-properties style:font-name="AncientGreek"/>
    </style:style>
    <style:style style:name="T2969" style:parent-style-name="DefaultParagraphFont" style:family="text">
      <style:text-properties style:font-name="AncientGreek" fo:language="el" fo:country="GR"/>
    </style:style>
    <style:style style:name="T2970" style:parent-style-name="DefaultParagraphFont" style:family="text">
      <style:text-properties style:font-name="AncientGreek"/>
    </style:style>
    <style:style style:name="T2971" style:parent-style-name="DefaultParagraphFont" style:family="text">
      <style:text-properties style:font-name="AncientGreek"/>
    </style:style>
    <style:style style:name="TableRow2972" style:family="table-row">
      <style:table-row-properties style:min-row-height="0.0138in" style:use-optimal-row-height="false" fo:keep-together="always"/>
    </style:style>
    <style:style style:name="TableCell2973" style:family="table-cell">
      <style:table-cell-properties fo:border="0.0069in solid #000000" fo:background-color="#FFFFFF" style:writing-mode="lr-tb" fo:padding-top="0in" fo:padding-left="0.1527in" fo:padding-bottom="0in" fo:padding-right="0.15in"/>
    </style:style>
    <style:style style:name="P2974" style:parent-style-name="Standard" style:family="paragraph">
      <style:paragraph-properties fo:keep-with-next="always" fo:widows="0" fo:orphans="0" fo:text-align="center"/>
    </style:style>
    <style:style style:name="T2975" style:parent-style-name="AncientGreekἈρχαίαἑλληνικά" style:family="text">
      <style:text-properties fo:font-weight="bold" style:font-weight-asian="bold" style:font-weight-complex="bold" fo:font-size="18pt" style:font-size-asian="18pt" style:font-size-complex="14pt"/>
    </style:style>
    <style:style style:name="T2976"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2977" style:parent-style-name="AncientGreekἈρχαίαἑλληνικά" style:family="text">
      <style:text-properties fo:font-weight="bold" style:font-weight-asian="bold" style:font-weight-complex="bold" fo:font-size="18pt" style:font-size-asian="18pt" style:font-size-complex="14pt"/>
    </style:style>
    <style:style style:name="T2978"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2979" style:parent-style-name="AncientGreekἈρχαίαἑλληνικά" style:family="text">
      <style:text-properties fo:font-weight="bold" style:font-weight-asian="bold" style:font-weight-complex="bold" fo:font-size="18pt" style:font-size-asian="18pt" style:font-size-complex="14pt"/>
    </style:style>
    <style:style style:name="T2980"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2981" style:parent-style-name="AncientGreekἈρχαίαἑλληνικά" style:family="text">
      <style:text-properties fo:font-weight="bold" style:font-weight-asian="bold" style:font-weight-complex="bold" fo:font-size="18pt" style:font-size-asian="18pt" style:font-size-complex="14pt"/>
    </style:style>
    <style:style style:name="T2982"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2983" style:parent-style-name="AncientGreekἈρχαίαἑλληνικά" style:family="text">
      <style:text-properties fo:font-weight="bold" style:font-weight-asian="bold" style:font-weight-complex="bold" fo:font-size="18pt" style:font-size-asian="18pt" style:font-size-complex="14pt"/>
    </style:style>
    <style:style style:name="T2984"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2985" style:parent-style-name="AncientGreekἈρχαίαἑλληνικά" style:family="text">
      <style:text-properties fo:font-weight="bold" style:font-weight-asian="bold" style:font-weight-complex="bold" fo:font-size="18pt" style:font-size-asian="18pt" style:font-size-complex="14pt"/>
    </style:style>
    <style:style style:name="T2986"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2987" style:parent-style-name="AncientGreekἈρχαίαἑλληνικά" style:family="text">
      <style:text-properties fo:font-weight="bold" style:font-weight-asian="bold" style:font-weight-complex="bold" fo:font-size="18pt" style:font-size-asian="18pt" style:font-size-complex="14pt"/>
    </style:style>
    <style:style style:name="T2988"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2989" style:parent-style-name="AncientGreekἈρχαίαἑλληνικά" style:family="text">
      <style:text-properties fo:font-weight="bold" style:font-weight-asian="bold" style:font-weight-complex="bold" fo:font-size="18pt" style:font-size-asian="18pt" style:font-size-complex="14pt"/>
    </style:style>
    <style:style style:name="P2990" style:parent-style-name="Standard" style:family="paragraph">
      <style:paragraph-properties fo:widows="0" fo:orphans="0"/>
    </style:style>
    <style:style style:name="T2991" style:parent-style-name="AncientGreekἈρχαίαἑλληνικά" style:family="text">
      <style:text-properties style:font-weight-complex="bold" fo:language="el" fo:country="GR"/>
    </style:style>
    <style:style style:name="T2992" style:parent-style-name="AncientGreekἈρχαίαἑλληνικά" style:family="text">
      <style:text-properties style:font-weight-complex="bold"/>
    </style:style>
    <style:style style:name="T2993" style:parent-style-name="AncientGreekἈρχαίαἑλληνικά" style:family="text">
      <style:text-properties style:font-weight-complex="bold" fo:language="el" fo:country="GR"/>
    </style:style>
    <style:style style:name="T2994" style:parent-style-name="AncientGreekἈρχαίαἑλληνικά" style:family="text">
      <style:text-properties style:font-weight-complex="bold"/>
    </style:style>
    <style:style style:name="T2995" style:parent-style-name="AncientGreekἈρχαίαἑλληνικά" style:family="text">
      <style:text-properties style:font-weight-complex="bold" fo:language="el" fo:country="GR"/>
    </style:style>
    <style:style style:name="T2996" style:parent-style-name="AncientGreekἈρχαίαἑλληνικά" style:family="text">
      <style:text-properties style:font-weight-complex="bold"/>
    </style:style>
    <style:style style:name="T2997" style:parent-style-name="AncientGreekἈρχαίαἑλληνικά" style:family="text">
      <style:text-properties style:font-weight-complex="bold" fo:language="el" fo:country="GR"/>
    </style:style>
    <style:style style:name="T2998" style:parent-style-name="AncientGreekἈρχαίαἑλληνικά" style:family="text">
      <style:text-properties style:font-weight-complex="bold"/>
    </style:style>
    <style:style style:name="T2999" style:parent-style-name="AncientGreekἈρχαίαἑλληνικά" style:family="text">
      <style:text-properties style:font-weight-complex="bold" fo:language="el" fo:country="GR"/>
    </style:style>
    <style:style style:name="T3000" style:parent-style-name="AncientGreekἈρχαίαἑλληνικά" style:family="text">
      <style:text-properties style:font-weight-complex="bold"/>
    </style:style>
    <style:style style:name="T3001" style:parent-style-name="AncientGreekἈρχαίαἑλληνικά" style:family="text">
      <style:text-properties style:font-weight-complex="bold" fo:language="el" fo:country="GR"/>
    </style:style>
    <style:style style:name="T3002" style:parent-style-name="AncientGreekἈρχαίαἑλληνικά" style:family="text">
      <style:text-properties style:font-weight-complex="bold"/>
    </style:style>
    <style:style style:name="T3003" style:parent-style-name="AncientGreekἈρχαίαἑλληνικά" style:family="text">
      <style:text-properties style:font-weight-complex="bold" fo:language="el" fo:country="GR"/>
    </style:style>
    <style:style style:name="T3004" style:parent-style-name="AncientGreekἈρχαίαἑλληνικά" style:family="text">
      <style:text-properties style:font-weight-complex="bold"/>
    </style:style>
    <style:style style:name="T3005" style:parent-style-name="AncientGreekἈρχαίαἑλληνικά" style:family="text">
      <style:text-properties style:font-weight-complex="bold" fo:language="el" fo:country="GR"/>
    </style:style>
    <style:style style:name="T3006" style:parent-style-name="AncientGreekἈρχαίαἑλληνικά" style:family="text">
      <style:text-properties style:font-weight-complex="bold"/>
    </style:style>
    <style:style style:name="T3007" style:parent-style-name="AncientGreekἈρχαίαἑλληνικά" style:family="text">
      <style:text-properties style:font-weight-complex="bold" fo:language="el" fo:country="GR"/>
    </style:style>
    <style:style style:name="T3008" style:parent-style-name="AncientGreekἈρχαίαἑλληνικά" style:family="text">
      <style:text-properties style:font-weight-complex="bold"/>
    </style:style>
    <style:style style:name="T3009" style:parent-style-name="AncientGreekἈρχαίαἑλληνικά" style:family="text">
      <style:text-properties style:font-weight-complex="bold" fo:language="el" fo:country="GR"/>
    </style:style>
    <style:style style:name="T3010" style:parent-style-name="AncientGreekἈρχαίαἑλληνικά" style:family="text">
      <style:text-properties style:font-weight-complex="bold"/>
    </style:style>
    <style:style style:name="T3011" style:parent-style-name="AncientGreekἈρχαίαἑλληνικά" style:family="text">
      <style:text-properties style:font-weight-complex="bold" fo:language="el" fo:country="GR"/>
    </style:style>
    <style:style style:name="T3012" style:parent-style-name="AncientGreekἈρχαίαἑλληνικά" style:family="text">
      <style:text-properties style:font-weight-complex="bold"/>
    </style:style>
    <style:style style:name="T3013" style:parent-style-name="AncientGreekἈρχαίαἑλληνικά" style:family="text">
      <style:text-properties style:font-weight-complex="bold" fo:language="el" fo:country="GR"/>
    </style:style>
    <style:style style:name="T3014" style:parent-style-name="AncientGreekἈρχαίαἑλληνικά" style:family="text">
      <style:text-properties style:font-weight-complex="bold"/>
    </style:style>
    <style:style style:name="T3015" style:parent-style-name="AncientGreekἈρχαίαἑλληνικά" style:family="text">
      <style:text-properties style:font-weight-complex="bold" fo:language="el" fo:country="GR"/>
    </style:style>
    <style:style style:name="T3016" style:parent-style-name="AncientGreekἈρχαίαἑλληνικά" style:family="text">
      <style:text-properties style:font-weight-complex="bold"/>
    </style:style>
    <style:style style:name="T3017" style:parent-style-name="AncientGreekἈρχαίαἑλληνικά" style:family="text">
      <style:text-properties style:font-weight-complex="bold" fo:language="el" fo:country="GR"/>
    </style:style>
    <style:style style:name="T3018" style:parent-style-name="AncientGreekἈρχαίαἑλληνικά" style:family="text">
      <style:text-properties style:font-weight-complex="bold"/>
    </style:style>
    <style:style style:name="T3019" style:parent-style-name="AncientGreekἈρχαίαἑλληνικά" style:family="text">
      <style:text-properties style:font-weight-complex="bold" fo:language="el" fo:country="GR"/>
    </style:style>
    <style:style style:name="T3020" style:parent-style-name="AncientGreekἈρχαίαἑλληνικά" style:family="text">
      <style:text-properties style:font-weight-complex="bold"/>
    </style:style>
    <style:style style:name="T3021" style:parent-style-name="AncientGreekἈρχαίαἑλληνικά" style:family="text">
      <style:text-properties style:font-weight-complex="bold" fo:language="el" fo:country="GR"/>
    </style:style>
    <style:style style:name="T3022" style:parent-style-name="AncientGreekἈρχαίαἑλληνικά" style:family="text">
      <style:text-properties style:font-weight-complex="bold"/>
    </style:style>
    <style:style style:name="T3023" style:parent-style-name="AncientGreekἈρχαίαἑλληνικά" style:family="text">
      <style:text-properties style:font-weight-complex="bold" fo:language="el" fo:country="GR"/>
    </style:style>
    <style:style style:name="T3024" style:parent-style-name="AncientGreekἈρχαίαἑλληνικά" style:family="text">
      <style:text-properties style:font-weight-complex="bold"/>
    </style:style>
    <style:style style:name="T3025" style:parent-style-name="AncientGreekἈρχαίαἑλληνικά" style:family="text">
      <style:text-properties style:font-weight-complex="bold" fo:language="el" fo:country="GR"/>
    </style:style>
    <style:style style:name="T3026" style:parent-style-name="AncientGreekἈρχαίαἑλληνικά" style:family="text">
      <style:text-properties style:font-weight-complex="bold"/>
    </style:style>
    <style:style style:name="T3027" style:parent-style-name="AncientGreekἈρχαίαἑλληνικά" style:family="text">
      <style:text-properties style:font-weight-complex="bold" fo:language="el" fo:country="GR"/>
    </style:style>
    <style:style style:name="T3028" style:parent-style-name="AncientGreekἈρχαίαἑλληνικά" style:family="text">
      <style:text-properties style:font-weight-complex="bold"/>
    </style:style>
    <style:style style:name="T3029" style:parent-style-name="AncientGreekἈρχαίαἑλληνικά" style:family="text">
      <style:text-properties style:font-weight-complex="bold" fo:language="el" fo:country="GR"/>
    </style:style>
    <style:style style:name="T3030" style:parent-style-name="AncientGreekἈρχαίαἑλληνικά" style:family="text">
      <style:text-properties style:font-weight-complex="bold"/>
    </style:style>
    <style:style style:name="T3031" style:parent-style-name="AncientGreekἈρχαίαἑλληνικά" style:family="text">
      <style:text-properties style:font-weight-complex="bold" fo:language="el" fo:country="GR"/>
    </style:style>
    <style:style style:name="T3032" style:parent-style-name="AncientGreekἈρχαίαἑλληνικά" style:family="text">
      <style:text-properties style:font-weight-complex="bold"/>
    </style:style>
    <style:style style:name="T3033" style:parent-style-name="AncientGreekἈρχαίαἑλληνικά" style:family="text">
      <style:text-properties style:font-weight-complex="bold" fo:language="el" fo:country="GR"/>
    </style:style>
    <style:style style:name="T3034" style:parent-style-name="AncientGreekἈρχαίαἑλληνικά" style:family="text">
      <style:text-properties style:font-weight-complex="bold"/>
    </style:style>
    <style:style style:name="T3035" style:parent-style-name="AncientGreekἈρχαίαἑλληνικά" style:family="text">
      <style:text-properties style:font-weight-complex="bold" fo:language="el" fo:country="GR"/>
    </style:style>
    <style:style style:name="T3036" style:parent-style-name="AncientGreekἈρχαίαἑλληνικά" style:family="text">
      <style:text-properties style:font-weight-complex="bold"/>
    </style:style>
    <style:style style:name="T3037" style:parent-style-name="AncientGreekἈρχαίαἑλληνικά" style:family="text">
      <style:text-properties style:font-weight-complex="bold" fo:language="el" fo:country="GR"/>
    </style:style>
    <style:style style:name="T3038" style:parent-style-name="AncientGreekἈρχαίαἑλληνικά" style:family="text">
      <style:text-properties style:font-weight-complex="bold"/>
    </style:style>
    <style:style style:name="T3039" style:parent-style-name="AncientGreekἈρχαίαἑλληνικά" style:family="text">
      <style:text-properties style:font-weight-complex="bold" fo:language="el" fo:country="GR"/>
    </style:style>
    <style:style style:name="T3040" style:parent-style-name="AncientGreekἈρχαίαἑλληνικά" style:family="text">
      <style:text-properties style:font-weight-complex="bold"/>
    </style:style>
    <style:style style:name="T3041" style:parent-style-name="AncientGreekἈρχαίαἑλληνικά" style:family="text">
      <style:text-properties style:font-weight-complex="bold" fo:language="el" fo:country="GR"/>
    </style:style>
    <style:style style:name="T3042" style:parent-style-name="AncientGreekἈρχαίαἑλληνικά" style:family="text">
      <style:text-properties style:font-weight-complex="bold"/>
    </style:style>
    <style:style style:name="T3043" style:parent-style-name="AncientGreekἈρχαίαἑλληνικά" style:family="text">
      <style:text-properties style:font-weight-complex="bold" fo:language="el" fo:country="GR"/>
    </style:style>
    <style:style style:name="T3044" style:parent-style-name="AncientGreekἈρχαίαἑλληνικά" style:family="text">
      <style:text-properties style:font-weight-complex="bold"/>
    </style:style>
    <style:style style:name="T3045" style:parent-style-name="AncientGreekἈρχαίαἑλληνικά" style:family="text">
      <style:text-properties style:font-weight-complex="bold" fo:language="el" fo:country="GR"/>
    </style:style>
    <style:style style:name="T3046" style:parent-style-name="AncientGreekἈρχαίαἑλληνικά" style:family="text">
      <style:text-properties style:font-weight-complex="bold"/>
    </style:style>
    <style:style style:name="T3047" style:parent-style-name="AncientGreekἈρχαίαἑλληνικά" style:family="text">
      <style:text-properties style:font-weight-complex="bold" fo:language="el" fo:country="GR"/>
    </style:style>
    <style:style style:name="T3048" style:parent-style-name="AncientGreekἈρχαίαἑλληνικά" style:family="text">
      <style:text-properties style:font-weight-complex="bold"/>
    </style:style>
    <style:style style:name="T3049" style:parent-style-name="AncientGreekἈρχαίαἑλληνικά" style:family="text">
      <style:text-properties style:font-weight-complex="bold" fo:language="el" fo:country="GR"/>
    </style:style>
    <style:style style:name="T3050" style:parent-style-name="AncientGreekἈρχαίαἑλληνικά" style:family="text">
      <style:text-properties style:font-weight-complex="bold"/>
    </style:style>
    <style:style style:name="T3051" style:parent-style-name="AncientGreekἈρχαίαἑλληνικά" style:family="text">
      <style:text-properties style:font-weight-complex="bold" fo:language="el" fo:country="GR"/>
    </style:style>
    <style:style style:name="T3052" style:parent-style-name="AncientGreekἈρχαίαἑλληνικά" style:family="text">
      <style:text-properties style:font-weight-complex="bold"/>
    </style:style>
    <style:style style:name="T3053" style:parent-style-name="AncientGreekἈρχαίαἑλληνικά" style:family="text">
      <style:text-properties style:font-weight-complex="bold" fo:language="el" fo:country="GR"/>
    </style:style>
    <style:style style:name="T3054" style:parent-style-name="AncientGreekἈρχαίαἑλληνικά" style:family="text">
      <style:text-properties style:font-weight-complex="bold"/>
    </style:style>
    <style:style style:name="T3055" style:parent-style-name="AncientGreekἈρχαίαἑλληνικά" style:family="text">
      <style:text-properties style:font-weight-complex="bold" fo:language="el" fo:country="GR"/>
    </style:style>
    <style:style style:name="T3056" style:parent-style-name="AncientGreekἈρχαίαἑλληνικά" style:family="text">
      <style:text-properties style:font-weight-complex="bold"/>
    </style:style>
    <style:style style:name="T3057" style:parent-style-name="AncientGreekἈρχαίαἑλληνικά" style:family="text">
      <style:text-properties style:font-weight-complex="bold" fo:language="el" fo:country="GR"/>
    </style:style>
    <style:style style:name="T3058" style:parent-style-name="AncientGreekἈρχαίαἑλληνικά" style:family="text">
      <style:text-properties style:font-weight-complex="bold"/>
    </style:style>
    <style:style style:name="T3059" style:parent-style-name="AncientGreekἈρχαίαἑλληνικά" style:family="text">
      <style:text-properties style:font-weight-complex="bold" fo:language="el" fo:country="GR"/>
    </style:style>
    <style:style style:name="T3060" style:parent-style-name="AncientGreekἈρχαίαἑλληνικά" style:family="text">
      <style:text-properties style:font-weight-complex="bold"/>
    </style:style>
    <style:style style:name="T3061" style:parent-style-name="AncientGreekἈρχαίαἑλληνικά" style:family="text">
      <style:text-properties style:font-weight-complex="bold" fo:language="el" fo:country="GR"/>
    </style:style>
    <style:style style:name="T3062" style:parent-style-name="AncientGreekἈρχαίαἑλληνικά" style:family="text">
      <style:text-properties style:font-weight-complex="bold"/>
    </style:style>
    <style:style style:name="T3063" style:parent-style-name="AncientGreekἈρχαίαἑλληνικά" style:family="text">
      <style:text-properties style:font-weight-complex="bold" fo:language="el" fo:country="GR"/>
    </style:style>
    <style:style style:name="T3064" style:parent-style-name="AncientGreekἈρχαίαἑλληνικά" style:family="text">
      <style:text-properties style:font-weight-complex="bold"/>
    </style:style>
    <style:style style:name="T3065" style:parent-style-name="AncientGreekἈρχαίαἑλληνικά" style:family="text">
      <style:text-properties style:font-weight-complex="bold" fo:language="el" fo:country="GR"/>
    </style:style>
    <style:style style:name="T3066" style:parent-style-name="AncientGreekἈρχαίαἑλληνικά" style:family="text">
      <style:text-properties style:font-weight-complex="bold"/>
    </style:style>
    <style:style style:name="T3067" style:parent-style-name="AncientGreekἈρχαίαἑλληνικά" style:family="text">
      <style:text-properties style:font-weight-complex="bold" fo:language="el" fo:country="GR"/>
    </style:style>
    <style:style style:name="T3068" style:parent-style-name="AncientGreekἈρχαίαἑλληνικά" style:family="text">
      <style:text-properties style:font-weight-complex="bold"/>
    </style:style>
    <style:style style:name="T3069" style:parent-style-name="AncientGreekἈρχαίαἑλληνικά" style:family="text">
      <style:text-properties style:font-weight-complex="bold" fo:language="el" fo:country="GR"/>
    </style:style>
    <style:style style:name="T3070" style:parent-style-name="AncientGreekἈρχαίαἑλληνικά" style:family="text">
      <style:text-properties style:font-weight-complex="bold"/>
    </style:style>
    <style:style style:name="T3071" style:parent-style-name="AncientGreekἈρχαίαἑλληνικά" style:family="text">
      <style:text-properties style:font-weight-complex="bold" fo:language="el" fo:country="GR"/>
    </style:style>
    <style:style style:name="T3072" style:parent-style-name="AncientGreekἈρχαίαἑλληνικά" style:family="text">
      <style:text-properties style:font-weight-complex="bold"/>
    </style:style>
    <style:style style:name="T3073" style:parent-style-name="AncientGreekἈρχαίαἑλληνικά" style:family="text">
      <style:text-properties style:font-weight-complex="bold" fo:language="el" fo:country="GR"/>
    </style:style>
    <style:style style:name="T3074" style:parent-style-name="AncientGreekἈρχαίαἑλληνικά" style:family="text">
      <style:text-properties style:font-weight-complex="bold"/>
    </style:style>
    <style:style style:name="T3075" style:parent-style-name="AncientGreekἈρχαίαἑλληνικά" style:family="text">
      <style:text-properties style:font-weight-complex="bold" fo:language="el" fo:country="GR"/>
    </style:style>
    <style:style style:name="T3076" style:parent-style-name="AncientGreekἈρχαίαἑλληνικά" style:family="text">
      <style:text-properties style:font-weight-complex="bold"/>
    </style:style>
    <style:style style:name="T3077" style:parent-style-name="AncientGreekἈρχαίαἑλληνικά" style:family="text">
      <style:text-properties style:font-weight-complex="bold" fo:language="el" fo:country="GR"/>
    </style:style>
    <style:style style:name="T3078" style:parent-style-name="AncientGreekἈρχαίαἑλληνικά" style:family="text">
      <style:text-properties style:font-weight-complex="bold"/>
    </style:style>
    <style:style style:name="T3079" style:parent-style-name="AncientGreekἈρχαίαἑλληνικά" style:family="text">
      <style:text-properties style:font-weight-complex="bold" fo:language="el" fo:country="GR"/>
    </style:style>
    <style:style style:name="T3080" style:parent-style-name="AncientGreekἈρχαίαἑλληνικά" style:family="text">
      <style:text-properties style:font-weight-complex="bold"/>
    </style:style>
    <style:style style:name="T3081" style:parent-style-name="AncientGreekἈρχαίαἑλληνικά" style:family="text">
      <style:text-properties style:font-weight-complex="bold" fo:language="el" fo:country="GR"/>
    </style:style>
    <style:style style:name="T3082" style:parent-style-name="AncientGreekἈρχαίαἑλληνικά" style:family="text">
      <style:text-properties style:font-weight-complex="bold"/>
    </style:style>
    <style:style style:name="T3083" style:parent-style-name="AncientGreekἈρχαίαἑλληνικά" style:family="text">
      <style:text-properties style:font-weight-complex="bold" fo:language="el" fo:country="GR"/>
    </style:style>
    <style:style style:name="T3084" style:parent-style-name="AncientGreekἈρχαίαἑλληνικά" style:family="text">
      <style:text-properties style:font-weight-complex="bold"/>
    </style:style>
    <style:style style:name="T3085" style:parent-style-name="AncientGreekἈρχαίαἑλληνικά" style:family="text">
      <style:text-properties style:font-weight-complex="bold" fo:language="el" fo:country="GR"/>
    </style:style>
    <style:style style:name="T3086" style:parent-style-name="AncientGreekἈρχαίαἑλληνικά" style:family="text">
      <style:text-properties style:font-weight-complex="bold"/>
    </style:style>
    <style:style style:name="T3087" style:parent-style-name="AncientGreekἈρχαίαἑλληνικά" style:family="text">
      <style:text-properties style:font-weight-complex="bold" fo:language="el" fo:country="GR"/>
    </style:style>
    <style:style style:name="T3088" style:parent-style-name="AncientGreekἈρχαίαἑλληνικά" style:family="text">
      <style:text-properties style:font-weight-complex="bold"/>
    </style:style>
    <style:style style:name="T3089" style:parent-style-name="AncientGreekἈρχαίαἑλληνικά" style:family="text">
      <style:text-properties style:font-weight-complex="bold" fo:language="el" fo:country="GR"/>
    </style:style>
    <style:style style:name="T3090" style:parent-style-name="AncientGreekἈρχαίαἑλληνικά" style:family="text">
      <style:text-properties style:font-weight-complex="bold"/>
    </style:style>
    <style:style style:name="T3091" style:parent-style-name="AncientGreekἈρχαίαἑλληνικά" style:family="text">
      <style:text-properties style:font-weight-complex="bold" fo:language="el" fo:country="GR"/>
    </style:style>
    <style:style style:name="T3092" style:parent-style-name="AncientGreekἈρχαίαἑλληνικά" style:family="text">
      <style:text-properties style:font-weight-complex="bold"/>
    </style:style>
    <style:style style:name="T3093" style:parent-style-name="AncientGreekἈρχαίαἑλληνικά" style:family="text">
      <style:text-properties style:font-weight-complex="bold" fo:language="el" fo:country="GR"/>
    </style:style>
    <style:style style:name="T3094" style:parent-style-name="AncientGreekἈρχαίαἑλληνικά" style:family="text">
      <style:text-properties style:font-weight-complex="bold"/>
    </style:style>
    <style:style style:name="T3095" style:parent-style-name="AncientGreekἈρχαίαἑλληνικά" style:family="text">
      <style:text-properties style:font-weight-complex="bold" fo:language="el" fo:country="GR"/>
    </style:style>
    <style:style style:name="T3096" style:parent-style-name="AncientGreekἈρχαίαἑλληνικά" style:family="text">
      <style:text-properties style:font-weight-complex="bold"/>
    </style:style>
    <style:style style:name="T3097" style:parent-style-name="AncientGreekἈρχαίαἑλληνικά" style:family="text">
      <style:text-properties style:font-weight-complex="bold" fo:language="el" fo:country="GR"/>
    </style:style>
    <style:style style:name="T3098" style:parent-style-name="AncientGreekἈρχαίαἑλληνικά" style:family="text">
      <style:text-properties style:font-weight-complex="bold"/>
    </style:style>
    <style:style style:name="T3099" style:parent-style-name="AncientGreekἈρχαίαἑλληνικά" style:family="text">
      <style:text-properties style:font-weight-complex="bold" fo:language="el" fo:country="GR"/>
    </style:style>
    <style:style style:name="T3100" style:parent-style-name="AncientGreekἈρχαίαἑλληνικά" style:family="text">
      <style:text-properties style:font-weight-complex="bold"/>
    </style:style>
    <style:style style:name="T3101" style:parent-style-name="AncientGreekἈρχαίαἑλληνικά" style:family="text">
      <style:text-properties style:font-weight-complex="bold" fo:language="el" fo:country="GR"/>
    </style:style>
    <style:style style:name="T3102" style:parent-style-name="AncientGreekἈρχαίαἑλληνικά" style:family="text">
      <style:text-properties style:font-weight-complex="bold"/>
    </style:style>
    <style:style style:name="T3103" style:parent-style-name="AncientGreekἈρχαίαἑλληνικά" style:family="text">
      <style:text-properties style:font-weight-complex="bold" fo:language="el" fo:country="GR"/>
    </style:style>
    <style:style style:name="T3104" style:parent-style-name="AncientGreekἈρχαίαἑλληνικά" style:family="text">
      <style:text-properties style:font-weight-complex="bold"/>
    </style:style>
    <style:style style:name="T3105" style:parent-style-name="AncientGreekἈρχαίαἑλληνικά" style:family="text">
      <style:text-properties style:font-weight-complex="bold" fo:language="el" fo:country="GR"/>
    </style:style>
    <style:style style:name="T3106" style:parent-style-name="AncientGreekἈρχαίαἑλληνικά" style:family="text">
      <style:text-properties style:font-weight-complex="bold"/>
    </style:style>
    <style:style style:name="T3107" style:parent-style-name="AncientGreekἈρχαίαἑλληνικά" style:family="text">
      <style:text-properties style:font-weight-complex="bold" fo:language="el" fo:country="GR"/>
    </style:style>
    <style:style style:name="T3108" style:parent-style-name="AncientGreekἈρχαίαἑλληνικά" style:family="text">
      <style:text-properties style:font-weight-complex="bold"/>
    </style:style>
    <style:style style:name="T3109" style:parent-style-name="AncientGreekἈρχαίαἑλληνικά" style:family="text">
      <style:text-properties style:font-weight-complex="bold" fo:language="el" fo:country="GR"/>
    </style:style>
    <style:style style:name="T3110" style:parent-style-name="AncientGreekἈρχαίαἑλληνικά" style:family="text">
      <style:text-properties style:font-weight-complex="bold"/>
    </style:style>
    <style:style style:name="T3111" style:parent-style-name="AncientGreekἈρχαίαἑλληνικά" style:family="text">
      <style:text-properties style:font-weight-complex="bold" fo:language="el" fo:country="GR"/>
    </style:style>
    <style:style style:name="T3112" style:parent-style-name="AncientGreekἈρχαίαἑλληνικά" style:family="text">
      <style:text-properties style:font-weight-complex="bold"/>
    </style:style>
    <style:style style:name="T3113" style:parent-style-name="AncientGreekἈρχαίαἑλληνικά" style:family="text">
      <style:text-properties style:font-weight-complex="bold" fo:language="el" fo:country="GR"/>
    </style:style>
    <style:style style:name="T3114" style:parent-style-name="AncientGreekἈρχαίαἑλληνικά" style:family="text">
      <style:text-properties style:font-weight-complex="bold"/>
    </style:style>
    <style:style style:name="T3115" style:parent-style-name="AncientGreekἈρχαίαἑλληνικά" style:family="text">
      <style:text-properties style:font-weight-complex="bold" fo:language="el" fo:country="GR"/>
    </style:style>
    <style:style style:name="T3116" style:parent-style-name="AncientGreekἈρχαίαἑλληνικά" style:family="text">
      <style:text-properties style:font-weight-complex="bold"/>
    </style:style>
    <style:style style:name="T3117" style:parent-style-name="AncientGreekἈρχαίαἑλληνικά" style:family="text">
      <style:text-properties style:font-weight-complex="bold" fo:language="el" fo:country="GR"/>
    </style:style>
    <style:style style:name="T3118" style:parent-style-name="AncientGreekἈρχαίαἑλληνικά" style:family="text">
      <style:text-properties style:font-weight-complex="bold"/>
    </style:style>
    <style:style style:name="T3119" style:parent-style-name="AncientGreekἈρχαίαἑλληνικά" style:family="text">
      <style:text-properties style:font-weight-complex="bold" fo:language="el" fo:country="GR"/>
    </style:style>
    <style:style style:name="T3120" style:parent-style-name="AncientGreekἈρχαίαἑλληνικά" style:family="text">
      <style:text-properties style:font-weight-complex="bold"/>
    </style:style>
    <style:style style:name="T3121" style:parent-style-name="AncientGreekἈρχαίαἑλληνικά" style:family="text">
      <style:text-properties style:font-weight-complex="bold" fo:language="el" fo:country="GR"/>
    </style:style>
    <style:style style:name="T3122" style:parent-style-name="AncientGreekἈρχαίαἑλληνικά" style:family="text">
      <style:text-properties style:font-weight-complex="bold"/>
    </style:style>
    <style:style style:name="T3123" style:parent-style-name="AncientGreekἈρχαίαἑλληνικά" style:family="text">
      <style:text-properties style:font-weight-complex="bold" fo:language="el" fo:country="GR"/>
    </style:style>
    <style:style style:name="T3124" style:parent-style-name="AncientGreekἈρχαίαἑλληνικά" style:family="text">
      <style:text-properties style:font-weight-complex="bold"/>
    </style:style>
    <style:style style:name="T3125" style:parent-style-name="AncientGreekἈρχαίαἑλληνικά" style:family="text">
      <style:text-properties style:font-weight-complex="bold" fo:language="el" fo:country="GR"/>
    </style:style>
    <style:style style:name="T3126" style:parent-style-name="AncientGreekἈρχαίαἑλληνικά" style:family="text">
      <style:text-properties style:font-weight-complex="bold"/>
    </style:style>
    <style:style style:name="T3127" style:parent-style-name="AncientGreekἈρχαίαἑλληνικά" style:family="text">
      <style:text-properties style:font-weight-complex="bold" fo:language="el" fo:country="GR"/>
    </style:style>
    <style:style style:name="T3128" style:parent-style-name="AncientGreekἈρχαίαἑλληνικά" style:family="text">
      <style:text-properties style:font-weight-complex="bold"/>
    </style:style>
    <style:style style:name="T3129" style:parent-style-name="AncientGreekἈρχαίαἑλληνικά" style:family="text">
      <style:text-properties style:font-weight-complex="bold" fo:language="el" fo:country="GR"/>
    </style:style>
    <style:style style:name="T3130" style:parent-style-name="AncientGreekἈρχαίαἑλληνικά" style:family="text">
      <style:text-properties style:font-weight-complex="bold"/>
    </style:style>
    <style:style style:name="T3131" style:parent-style-name="AncientGreekἈρχαίαἑλληνικά" style:family="text">
      <style:text-properties style:font-weight-complex="bold" fo:language="el" fo:country="GR"/>
    </style:style>
    <style:style style:name="T3132" style:parent-style-name="AncientGreekἈρχαίαἑλληνικά" style:family="text">
      <style:text-properties style:font-weight-complex="bold"/>
    </style:style>
    <style:style style:name="T3133" style:parent-style-name="AncientGreekἈρχαίαἑλληνικά" style:family="text">
      <style:text-properties style:font-weight-complex="bold" fo:language="el" fo:country="GR"/>
    </style:style>
    <style:style style:name="T3134" style:parent-style-name="AncientGreekἈρχαίαἑλληνικά" style:family="text">
      <style:text-properties style:font-weight-complex="bold"/>
    </style:style>
    <style:style style:name="T3135" style:parent-style-name="AncientGreekἈρχαίαἑλληνικά" style:family="text">
      <style:text-properties style:font-weight-complex="bold" fo:language="el" fo:country="GR"/>
    </style:style>
    <style:style style:name="T3136" style:parent-style-name="AncientGreekἈρχαίαἑλληνικά" style:family="text">
      <style:text-properties style:font-weight-complex="bold"/>
    </style:style>
    <style:style style:name="T3137" style:parent-style-name="AncientGreekἈρχαίαἑλληνικά" style:family="text">
      <style:text-properties style:font-weight-complex="bold" fo:language="el" fo:country="GR"/>
    </style:style>
    <style:style style:name="T3138" style:parent-style-name="AncientGreekἈρχαίαἑλληνικά" style:family="text">
      <style:text-properties style:font-weight-complex="bold"/>
    </style:style>
    <style:style style:name="T3139" style:parent-style-name="AncientGreekἈρχαίαἑλληνικά" style:family="text">
      <style:text-properties style:font-weight-complex="bold" fo:language="el" fo:country="GR"/>
    </style:style>
    <style:style style:name="T3140" style:parent-style-name="AncientGreekἈρχαίαἑλληνικά" style:family="text">
      <style:text-properties style:font-weight-complex="bold"/>
    </style:style>
    <style:style style:name="T3141" style:parent-style-name="AncientGreekἈρχαίαἑλληνικά" style:family="text">
      <style:text-properties style:font-weight-complex="bold" fo:language="el" fo:country="GR"/>
    </style:style>
    <style:style style:name="T3142" style:parent-style-name="AncientGreekἈρχαίαἑλληνικά" style:family="text">
      <style:text-properties style:font-weight-complex="bold"/>
    </style:style>
    <style:style style:name="T3143" style:parent-style-name="AncientGreekἈρχαίαἑλληνικά" style:family="text">
      <style:text-properties style:font-weight-complex="bold" fo:language="el" fo:country="GR"/>
    </style:style>
    <style:style style:name="T3144" style:parent-style-name="AncientGreekἈρχαίαἑλληνικά" style:family="text">
      <style:text-properties style:font-weight-complex="bold"/>
    </style:style>
    <style:style style:name="T3145" style:parent-style-name="AncientGreekἈρχαίαἑλληνικά" style:family="text">
      <style:text-properties style:font-weight-complex="bold" fo:language="el" fo:country="GR"/>
    </style:style>
    <style:style style:name="T3146" style:parent-style-name="AncientGreekἈρχαίαἑλληνικά" style:family="text">
      <style:text-properties style:font-weight-complex="bold"/>
    </style:style>
    <style:style style:name="T3147" style:parent-style-name="AncientGreekἈρχαίαἑλληνικά" style:family="text">
      <style:text-properties style:font-weight-complex="bold" fo:language="el" fo:country="GR"/>
    </style:style>
    <style:style style:name="T3148" style:parent-style-name="AncientGreekἈρχαίαἑλληνικά" style:family="text">
      <style:text-properties style:font-weight-complex="bold"/>
    </style:style>
    <style:style style:name="T3149" style:parent-style-name="AncientGreekἈρχαίαἑλληνικά" style:family="text">
      <style:text-properties style:font-weight-complex="bold" fo:language="el" fo:country="GR"/>
    </style:style>
    <style:style style:name="T3150" style:parent-style-name="AncientGreekἈρχαίαἑλληνικά" style:family="text">
      <style:text-properties style:font-weight-complex="bold"/>
    </style:style>
    <style:style style:name="T3151" style:parent-style-name="AncientGreekἈρχαίαἑλληνικά" style:family="text">
      <style:text-properties style:font-weight-complex="bold" fo:language="el" fo:country="GR"/>
    </style:style>
    <style:style style:name="T3152" style:parent-style-name="AncientGreekἈρχαίαἑλληνικά" style:family="text">
      <style:text-properties style:font-weight-complex="bold"/>
    </style:style>
    <style:style style:name="T3153" style:parent-style-name="AncientGreekἈρχαίαἑλληνικά" style:family="text">
      <style:text-properties style:font-weight-complex="bold" fo:language="el" fo:country="GR"/>
    </style:style>
    <style:style style:name="T3154" style:parent-style-name="AncientGreekἈρχαίαἑλληνικά" style:family="text">
      <style:text-properties style:font-weight-complex="bold"/>
    </style:style>
    <style:style style:name="T3155" style:parent-style-name="AncientGreekἈρχαίαἑλληνικά" style:family="text">
      <style:text-properties style:font-weight-complex="bold" fo:language="el" fo:country="GR"/>
    </style:style>
    <style:style style:name="T3156" style:parent-style-name="AncientGreekἈρχαίαἑλληνικά" style:family="text">
      <style:text-properties style:font-weight-complex="bold"/>
    </style:style>
    <style:style style:name="T3157" style:parent-style-name="AncientGreekἈρχαίαἑλληνικά" style:family="text">
      <style:text-properties style:font-weight-complex="bold" fo:language="el" fo:country="GR"/>
    </style:style>
    <style:style style:name="T3158" style:parent-style-name="AncientGreekἈρχαίαἑλληνικά" style:family="text">
      <style:text-properties style:font-weight-complex="bold"/>
    </style:style>
    <style:style style:name="T3159" style:parent-style-name="AncientGreekἈρχαίαἑλληνικά" style:family="text">
      <style:text-properties style:font-weight-complex="bold" fo:language="el" fo:country="GR"/>
    </style:style>
    <style:style style:name="T3160" style:parent-style-name="AncientGreekἈρχαίαἑλληνικά" style:family="text">
      <style:text-properties style:font-weight-complex="bold"/>
    </style:style>
    <style:style style:name="T3161" style:parent-style-name="AncientGreekἈρχαίαἑλληνικά" style:family="text">
      <style:text-properties style:font-weight-complex="bold" fo:language="el" fo:country="GR"/>
    </style:style>
    <style:style style:name="T3162" style:parent-style-name="AncientGreekἈρχαίαἑλληνικά" style:family="text">
      <style:text-properties style:font-weight-complex="bold"/>
    </style:style>
    <style:style style:name="T3163" style:parent-style-name="AncientGreekἈρχαίαἑλληνικά" style:family="text">
      <style:text-properties style:font-weight-complex="bold" fo:language="el" fo:country="GR"/>
    </style:style>
    <style:style style:name="T3164" style:parent-style-name="AncientGreekἈρχαίαἑλληνικά" style:family="text">
      <style:text-properties style:font-weight-complex="bold"/>
    </style:style>
    <style:style style:name="T3165" style:parent-style-name="AncientGreekἈρχαίαἑλληνικά" style:family="text">
      <style:text-properties style:font-weight-complex="bold" fo:language="el" fo:country="GR"/>
    </style:style>
    <style:style style:name="T3166" style:parent-style-name="AncientGreekἈρχαίαἑλληνικά" style:family="text">
      <style:text-properties style:font-weight-complex="bold"/>
    </style:style>
    <style:style style:name="T3167" style:parent-style-name="AncientGreekἈρχαίαἑλληνικά" style:family="text">
      <style:text-properties style:font-weight-complex="bold" fo:language="el" fo:country="GR"/>
    </style:style>
    <style:style style:name="T3168" style:parent-style-name="AncientGreekἈρχαίαἑλληνικά" style:family="text">
      <style:text-properties style:font-weight-complex="bold"/>
    </style:style>
    <style:style style:name="T3169" style:parent-style-name="AncientGreekἈρχαίαἑλληνικά" style:family="text">
      <style:text-properties style:font-weight-complex="bold" fo:language="el" fo:country="GR"/>
    </style:style>
    <style:style style:name="T3170" style:parent-style-name="AncientGreekἈρχαίαἑλληνικά" style:family="text">
      <style:text-properties style:font-weight-complex="bold"/>
    </style:style>
    <style:style style:name="T3171" style:parent-style-name="AncientGreekἈρχαίαἑλληνικά" style:family="text">
      <style:text-properties style:font-weight-complex="bold" fo:language="el" fo:country="GR"/>
    </style:style>
    <style:style style:name="T3172" style:parent-style-name="AncientGreekἈρχαίαἑλληνικά" style:family="text">
      <style:text-properties style:font-weight-complex="bold"/>
    </style:style>
    <style:style style:name="T3173" style:parent-style-name="AncientGreekἈρχαίαἑλληνικά" style:family="text">
      <style:text-properties style:font-weight-complex="bold" fo:language="el" fo:country="GR"/>
    </style:style>
    <style:style style:name="T3174" style:parent-style-name="AncientGreekἈρχαίαἑλληνικά" style:family="text">
      <style:text-properties style:font-weight-complex="bold"/>
    </style:style>
    <style:style style:name="T3175" style:parent-style-name="AncientGreekἈρχαίαἑλληνικά" style:family="text">
      <style:text-properties style:font-weight-complex="bold" fo:language="el" fo:country="GR"/>
    </style:style>
    <style:style style:name="T3176" style:parent-style-name="AncientGreekἈρχαίαἑλληνικά" style:family="text">
      <style:text-properties style:font-weight-complex="bold"/>
    </style:style>
    <style:style style:name="T3177" style:parent-style-name="AncientGreekἈρχαίαἑλληνικά" style:family="text">
      <style:text-properties style:font-weight-complex="bold" fo:language="el" fo:country="GR"/>
    </style:style>
    <style:style style:name="T3178" style:parent-style-name="AncientGreekἈρχαίαἑλληνικά" style:family="text">
      <style:text-properties style:font-weight-complex="bold"/>
    </style:style>
    <style:style style:name="T3179" style:parent-style-name="AncientGreekἈρχαίαἑλληνικά" style:family="text">
      <style:text-properties style:font-weight-complex="bold" fo:language="el" fo:country="GR"/>
    </style:style>
    <style:style style:name="T3180" style:parent-style-name="AncientGreekἈρχαίαἑλληνικά" style:family="text">
      <style:text-properties style:font-weight-complex="bold"/>
    </style:style>
    <style:style style:name="T3181" style:parent-style-name="AncientGreekἈρχαίαἑλληνικά" style:family="text">
      <style:text-properties style:font-weight-complex="bold" fo:language="el" fo:country="GR"/>
    </style:style>
    <style:style style:name="T3182" style:parent-style-name="AncientGreekἈρχαίαἑλληνικά" style:family="text">
      <style:text-properties style:font-weight-complex="bold"/>
    </style:style>
    <style:style style:name="T3183" style:parent-style-name="AncientGreekἈρχαίαἑλληνικά" style:family="text">
      <style:text-properties style:font-weight-complex="bold" fo:language="el" fo:country="GR"/>
    </style:style>
    <style:style style:name="T3184" style:parent-style-name="AncientGreekἈρχαίαἑλληνικά" style:family="text">
      <style:text-properties style:font-weight-complex="bold"/>
    </style:style>
    <style:style style:name="T3185" style:parent-style-name="AncientGreekἈρχαίαἑλληνικά" style:family="text">
      <style:text-properties style:font-weight-complex="bold" fo:language="el" fo:country="GR"/>
    </style:style>
    <style:style style:name="T3186" style:parent-style-name="AncientGreekἈρχαίαἑλληνικά" style:family="text">
      <style:text-properties style:font-weight-complex="bold"/>
    </style:style>
    <style:style style:name="P3187" style:parent-style-name="Standard" style:family="paragraph">
      <style:paragraph-properties fo:widows="0" fo:orphans="0"/>
    </style:style>
    <style:style style:name="T3188" style:parent-style-name="AncientGreekἈρχαίαἑλληνικά" style:family="text">
      <style:text-properties style:font-weight-complex="bold" fo:language="el" fo:country="GR"/>
    </style:style>
    <style:style style:name="T3189" style:parent-style-name="AncientGreekἈρχαίαἑλληνικά" style:family="text">
      <style:text-properties style:font-weight-complex="bold"/>
    </style:style>
    <style:style style:name="T3190" style:parent-style-name="AncientGreekἈρχαίαἑλληνικά" style:family="text">
      <style:text-properties style:font-weight-complex="bold" fo:language="el" fo:country="GR"/>
    </style:style>
    <style:style style:name="T3191" style:parent-style-name="AncientGreekἈρχαίαἑλληνικά" style:family="text">
      <style:text-properties style:font-weight-complex="bold"/>
    </style:style>
    <style:style style:name="T3192" style:parent-style-name="AncientGreekἈρχαίαἑλληνικά" style:family="text">
      <style:text-properties style:font-weight-complex="bold" fo:language="el" fo:country="GR"/>
    </style:style>
    <style:style style:name="T3193" style:parent-style-name="AncientGreekἈρχαίαἑλληνικά" style:family="text">
      <style:text-properties style:font-weight-complex="bold"/>
    </style:style>
    <style:style style:name="T3194" style:parent-style-name="AncientGreekἈρχαίαἑλληνικά" style:family="text">
      <style:text-properties style:font-weight-complex="bold" fo:language="el" fo:country="GR"/>
    </style:style>
    <style:style style:name="T3195" style:parent-style-name="AncientGreekἈρχαίαἑλληνικά" style:family="text">
      <style:text-properties style:font-weight-complex="bold"/>
    </style:style>
    <style:style style:name="T3196" style:parent-style-name="AncientGreekἈρχαίαἑλληνικά" style:family="text">
      <style:text-properties style:font-weight-complex="bold" fo:language="el" fo:country="GR"/>
    </style:style>
    <style:style style:name="T3197" style:parent-style-name="AncientGreekἈρχαίαἑλληνικά" style:family="text">
      <style:text-properties style:font-weight-complex="bold"/>
    </style:style>
    <style:style style:name="T3198" style:parent-style-name="AncientGreekἈρχαίαἑλληνικά" style:family="text">
      <style:text-properties style:font-weight-complex="bold" fo:language="el" fo:country="GR"/>
    </style:style>
    <style:style style:name="T3199" style:parent-style-name="AncientGreekἈρχαίαἑλληνικά" style:family="text">
      <style:text-properties style:font-weight-complex="bold"/>
    </style:style>
    <style:style style:name="T3200" style:parent-style-name="AncientGreekἈρχαίαἑλληνικά" style:family="text">
      <style:text-properties style:font-weight-complex="bold" fo:language="el" fo:country="GR"/>
    </style:style>
    <style:style style:name="T3201" style:parent-style-name="AncientGreekἈρχαίαἑλληνικά" style:family="text">
      <style:text-properties style:font-weight-complex="bold"/>
    </style:style>
    <style:style style:name="T3202" style:parent-style-name="AncientGreekἈρχαίαἑλληνικά" style:family="text">
      <style:text-properties style:font-weight-complex="bold" fo:language="el" fo:country="GR"/>
    </style:style>
    <style:style style:name="T3203" style:parent-style-name="AncientGreekἈρχαίαἑλληνικά" style:family="text">
      <style:text-properties style:font-weight-complex="bold"/>
    </style:style>
    <style:style style:name="T3204" style:parent-style-name="AncientGreekἈρχαίαἑλληνικά" style:family="text">
      <style:text-properties style:font-weight-complex="bold" fo:language="el" fo:country="GR"/>
    </style:style>
    <style:style style:name="T3205" style:parent-style-name="AncientGreekἈρχαίαἑλληνικά" style:family="text">
      <style:text-properties style:font-weight-complex="bold"/>
    </style:style>
    <style:style style:name="T3206" style:parent-style-name="AncientGreekἈρχαίαἑλληνικά" style:family="text">
      <style:text-properties style:font-weight-complex="bold" fo:language="el" fo:country="GR"/>
    </style:style>
    <style:style style:name="T3207" style:parent-style-name="AncientGreekἈρχαίαἑλληνικά" style:family="text">
      <style:text-properties style:font-weight-complex="bold"/>
    </style:style>
    <style:style style:name="T3208" style:parent-style-name="AncientGreekἈρχαίαἑλληνικά" style:family="text">
      <style:text-properties style:font-weight-complex="bold" fo:language="el" fo:country="GR"/>
    </style:style>
    <style:style style:name="T3209" style:parent-style-name="AncientGreekἈρχαίαἑλληνικά" style:family="text">
      <style:text-properties style:font-weight-complex="bold"/>
    </style:style>
    <style:style style:name="T3210" style:parent-style-name="AncientGreekἈρχαίαἑλληνικά" style:family="text">
      <style:text-properties style:font-weight-complex="bold" fo:language="el" fo:country="GR"/>
    </style:style>
    <style:style style:name="T3211" style:parent-style-name="AncientGreekἈρχαίαἑλληνικά" style:family="text">
      <style:text-properties style:font-weight-complex="bold"/>
    </style:style>
    <style:style style:name="T3212" style:parent-style-name="AncientGreekἈρχαίαἑλληνικά" style:family="text">
      <style:text-properties style:font-weight-complex="bold" fo:language="el" fo:country="GR"/>
    </style:style>
    <style:style style:name="T3213" style:parent-style-name="AncientGreekἈρχαίαἑλληνικά" style:family="text">
      <style:text-properties style:font-weight-complex="bold"/>
    </style:style>
    <style:style style:name="T3214" style:parent-style-name="AncientGreekἈρχαίαἑλληνικά" style:family="text">
      <style:text-properties style:font-weight-complex="bold" fo:language="el" fo:country="GR"/>
    </style:style>
    <style:style style:name="T3215" style:parent-style-name="AncientGreekἈρχαίαἑλληνικά" style:family="text">
      <style:text-properties style:font-weight-complex="bold"/>
    </style:style>
    <style:style style:name="T3216" style:parent-style-name="AncientGreekἈρχαίαἑλληνικά" style:family="text">
      <style:text-properties style:font-weight-complex="bold" fo:language="el" fo:country="GR"/>
    </style:style>
    <style:style style:name="T3217" style:parent-style-name="AncientGreekἈρχαίαἑλληνικά" style:family="text">
      <style:text-properties style:font-weight-complex="bold"/>
    </style:style>
    <style:style style:name="TableCell3218" style:family="table-cell">
      <style:table-cell-properties fo:border="0.0069in solid #000000" fo:background-color="#FFFFFF" style:writing-mode="lr-tb" fo:padding-top="0in" fo:padding-left="0.1527in" fo:padding-bottom="0in" fo:padding-right="0.15in"/>
    </style:style>
    <style:style style:name="P3219" style:parent-style-name="Standard" style:family="paragraph">
      <style:paragraph-properties fo:widows="0" fo:orphans="0" fo:text-align="center"/>
      <style:text-properties style:font-name="AncientGreek" fo:font-weight="bold" style:font-weight-asian="bold" style:font-weight-complex="bold"/>
    </style:style>
    <style:style style:name="T3220" style:parent-style-name="DefaultParagraphFont" style:family="text">
      <style:text-properties style:font-name="AncientGreek" fo:language="el" fo:country="GR"/>
    </style:style>
    <style:style style:name="T3221" style:parent-style-name="DefaultParagraphFont" style:family="text">
      <style:text-properties style:font-name="AncientGreek"/>
    </style:style>
    <style:style style:name="T3222" style:parent-style-name="DefaultParagraphFont" style:family="text">
      <style:text-properties style:font-name="AncientGreek"/>
    </style:style>
    <style:style style:name="T3223" style:parent-style-name="DefaultParagraphFont" style:family="text">
      <style:text-properties style:font-name="AncientGreek" fo:language="el" fo:country="GR"/>
    </style:style>
    <style:style style:name="T3224" style:parent-style-name="DefaultParagraphFont" style:family="text">
      <style:text-properties style:font-name="AncientGreek"/>
    </style:style>
    <style:style style:name="T3225" style:parent-style-name="DefaultParagraphFont" style:family="text">
      <style:text-properties style:font-name="AncientGreek" fo:language="el" fo:country="GR"/>
    </style:style>
    <style:style style:name="T3226" style:parent-style-name="DefaultParagraphFont" style:family="text">
      <style:text-properties style:font-name="AncientGreek"/>
    </style:style>
    <style:style style:name="TableRow3227" style:family="table-row">
      <style:table-row-properties style:min-row-height="0.0138in" style:use-optimal-row-height="false" fo:keep-together="always"/>
    </style:style>
    <style:style style:name="TableCell3228" style:family="table-cell">
      <style:table-cell-properties fo:border="0.0069in solid #000000" fo:background-color="#FFFFFF" style:writing-mode="lr-tb" fo:padding-top="0in" fo:padding-left="0.1527in" fo:padding-bottom="0in" fo:padding-right="0.15in"/>
    </style:style>
    <style:style style:name="P3229" style:parent-style-name="Standard" style:family="paragraph">
      <style:paragraph-properties fo:keep-with-next="always" fo:widows="0" fo:orphans="0" fo:text-align="center">
        <style:tab-stops>
          <style:tab-stop style:type="center" style:position="1in"/>
        </style:tab-stops>
      </style:paragraph-properties>
    </style:style>
    <style:style style:name="T3230" style:parent-style-name="AncientGreekἈρχαίαἑλληνικά" style:family="text">
      <style:text-properties fo:font-weight="bold" style:font-weight-asian="bold" style:font-weight-complex="bold" fo:font-size="18pt" style:font-size-asian="18pt" style:font-size-complex="14pt"/>
    </style:style>
    <style:style style:name="T3231"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3232" style:parent-style-name="AncientGreekἈρχαίαἑλληνικά" style:family="text">
      <style:text-properties fo:font-weight="bold" style:font-weight-asian="bold" style:font-weight-complex="bold" fo:font-size="18pt" style:font-size-asian="18pt" style:font-size-complex="14pt"/>
    </style:style>
    <style:style style:name="T3233"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3234" style:parent-style-name="AncientGreekἈρχαίαἑλληνικά" style:family="text">
      <style:text-properties fo:font-weight="bold" style:font-weight-asian="bold" style:font-weight-complex="bold" fo:font-size="18pt" style:font-size-asian="18pt" style:font-size-complex="14pt"/>
    </style:style>
    <style:style style:name="T3235"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3236" style:parent-style-name="AncientGreekἈρχαίαἑλληνικά" style:family="text">
      <style:text-properties fo:font-weight="bold" style:font-weight-asian="bold" style:font-weight-complex="bold" fo:font-size="18pt" style:font-size-asian="18pt" style:font-size-complex="14pt"/>
    </style:style>
    <style:style style:name="P3237" style:parent-style-name="Standard" style:family="paragraph">
      <style:paragraph-properties fo:widows="0" fo:orphans="0"/>
    </style:style>
    <style:style style:name="T3238" style:parent-style-name="AncientGreekἈρχαίαἑλληνικά" style:family="text">
      <style:text-properties style:font-weight-complex="bold" fo:language="el" fo:country="GR"/>
    </style:style>
    <style:style style:name="T3239" style:parent-style-name="AncientGreekἈρχαίαἑλληνικά" style:family="text">
      <style:text-properties style:font-weight-complex="bold"/>
    </style:style>
    <style:style style:name="T3240" style:parent-style-name="AncientGreekἈρχαίαἑλληνικά" style:family="text">
      <style:text-properties style:font-weight-complex="bold" fo:language="el" fo:country="GR"/>
    </style:style>
    <style:style style:name="T3241" style:parent-style-name="AncientGreekἈρχαίαἑλληνικά" style:family="text">
      <style:text-properties style:font-weight-complex="bold"/>
    </style:style>
    <style:style style:name="T3242" style:parent-style-name="AncientGreekἈρχαίαἑλληνικά" style:family="text">
      <style:text-properties style:font-weight-complex="bold" fo:language="el" fo:country="GR"/>
    </style:style>
    <style:style style:name="T3243" style:parent-style-name="AncientGreekἈρχαίαἑλληνικά" style:family="text">
      <style:text-properties style:font-weight-complex="bold"/>
    </style:style>
    <style:style style:name="T3244" style:parent-style-name="AncientGreekἈρχαίαἑλληνικά" style:family="text">
      <style:text-properties style:font-weight-complex="bold" fo:language="el" fo:country="GR"/>
    </style:style>
    <style:style style:name="T3245" style:parent-style-name="AncientGreekἈρχαίαἑλληνικά" style:family="text">
      <style:text-properties style:font-weight-complex="bold"/>
    </style:style>
    <style:style style:name="T3246" style:parent-style-name="AncientGreekἈρχαίαἑλληνικά" style:family="text">
      <style:text-properties style:font-weight-complex="bold" fo:language="el" fo:country="GR"/>
    </style:style>
    <style:style style:name="T3247" style:parent-style-name="AncientGreekἈρχαίαἑλληνικά" style:family="text">
      <style:text-properties style:font-weight-complex="bold"/>
    </style:style>
    <style:style style:name="T3248" style:parent-style-name="AncientGreekἈρχαίαἑλληνικά" style:family="text">
      <style:text-properties style:font-weight-complex="bold" fo:language="el" fo:country="GR"/>
    </style:style>
    <style:style style:name="T3249" style:parent-style-name="AncientGreekἈρχαίαἑλληνικά" style:family="text">
      <style:text-properties style:font-weight-complex="bold"/>
    </style:style>
    <style:style style:name="T3250" style:parent-style-name="AncientGreekἈρχαίαἑλληνικά" style:family="text">
      <style:text-properties style:font-weight-complex="bold" fo:language="el" fo:country="GR"/>
    </style:style>
    <style:style style:name="T3251" style:parent-style-name="AncientGreekἈρχαίαἑλληνικά" style:family="text">
      <style:text-properties style:font-weight-complex="bold"/>
    </style:style>
    <style:style style:name="T3252" style:parent-style-name="AncientGreekἈρχαίαἑλληνικά" style:family="text">
      <style:text-properties style:font-weight-complex="bold" fo:language="el" fo:country="GR"/>
    </style:style>
    <style:style style:name="T3253" style:parent-style-name="AncientGreekἈρχαίαἑλληνικά" style:family="text">
      <style:text-properties style:font-weight-complex="bold"/>
    </style:style>
    <style:style style:name="T3254" style:parent-style-name="AncientGreekἈρχαίαἑλληνικά" style:family="text">
      <style:text-properties style:font-weight-complex="bold" fo:language="el" fo:country="GR"/>
    </style:style>
    <style:style style:name="T3255" style:parent-style-name="AncientGreekἈρχαίαἑλληνικά" style:family="text">
      <style:text-properties style:font-weight-complex="bold"/>
    </style:style>
    <style:style style:name="T3256" style:parent-style-name="AncientGreekἈρχαίαἑλληνικά" style:family="text">
      <style:text-properties style:font-weight-complex="bold" fo:language="el" fo:country="GR"/>
    </style:style>
    <style:style style:name="T3257" style:parent-style-name="AncientGreekἈρχαίαἑλληνικά" style:family="text">
      <style:text-properties style:font-weight-complex="bold"/>
    </style:style>
    <style:style style:name="T3258" style:parent-style-name="AncientGreekἈρχαίαἑλληνικά" style:family="text">
      <style:text-properties style:font-weight-complex="bold" fo:language="el" fo:country="GR"/>
    </style:style>
    <style:style style:name="T3259" style:parent-style-name="AncientGreekἈρχαίαἑλληνικά" style:family="text">
      <style:text-properties style:font-weight-complex="bold"/>
    </style:style>
    <style:style style:name="T3260" style:parent-style-name="AncientGreekἈρχαίαἑλληνικά" style:family="text">
      <style:text-properties style:font-weight-complex="bold" fo:language="el" fo:country="GR"/>
    </style:style>
    <style:style style:name="T3261" style:parent-style-name="AncientGreekἈρχαίαἑλληνικά" style:family="text">
      <style:text-properties style:font-weight-complex="bold"/>
    </style:style>
    <style:style style:name="T3262" style:parent-style-name="AncientGreekἈρχαίαἑλληνικά" style:family="text">
      <style:text-properties style:font-weight-complex="bold" fo:language="el" fo:country="GR"/>
    </style:style>
    <style:style style:name="T3263" style:parent-style-name="AncientGreekἈρχαίαἑλληνικά" style:family="text">
      <style:text-properties style:font-weight-complex="bold"/>
    </style:style>
    <style:style style:name="T3264" style:parent-style-name="AncientGreekἈρχαίαἑλληνικά" style:family="text">
      <style:text-properties style:font-weight-complex="bold" fo:language="el" fo:country="GR"/>
    </style:style>
    <style:style style:name="T3265" style:parent-style-name="AncientGreekἈρχαίαἑλληνικά" style:family="text">
      <style:text-properties style:font-weight-complex="bold"/>
    </style:style>
    <style:style style:name="T3266" style:parent-style-name="AncientGreekἈρχαίαἑλληνικά" style:family="text">
      <style:text-properties style:font-weight-complex="bold" fo:language="el" fo:country="GR"/>
    </style:style>
    <style:style style:name="T3267" style:parent-style-name="AncientGreekἈρχαίαἑλληνικά" style:family="text">
      <style:text-properties style:font-weight-complex="bold"/>
    </style:style>
    <style:style style:name="T3268" style:parent-style-name="AncientGreekἈρχαίαἑλληνικά" style:family="text">
      <style:text-properties style:font-weight-complex="bold" fo:language="el" fo:country="GR"/>
    </style:style>
    <style:style style:name="T3269" style:parent-style-name="AncientGreekἈρχαίαἑλληνικά" style:family="text">
      <style:text-properties style:font-weight-complex="bold"/>
    </style:style>
    <style:style style:name="T3270" style:parent-style-name="AncientGreekἈρχαίαἑλληνικά" style:family="text">
      <style:text-properties style:font-weight-complex="bold" fo:language="el" fo:country="GR"/>
    </style:style>
    <style:style style:name="T3271" style:parent-style-name="AncientGreekἈρχαίαἑλληνικά" style:family="text">
      <style:text-properties style:font-weight-complex="bold"/>
    </style:style>
    <style:style style:name="T3272" style:parent-style-name="AncientGreekἈρχαίαἑλληνικά" style:family="text">
      <style:text-properties style:font-weight-complex="bold" fo:language="el" fo:country="GR"/>
    </style:style>
    <style:style style:name="T3273" style:parent-style-name="AncientGreekἈρχαίαἑλληνικά" style:family="text">
      <style:text-properties style:font-weight-complex="bold"/>
    </style:style>
    <style:style style:name="T3274" style:parent-style-name="AncientGreekἈρχαίαἑλληνικά" style:family="text">
      <style:text-properties style:font-weight-complex="bold" fo:language="el" fo:country="GR"/>
    </style:style>
    <style:style style:name="T3275" style:parent-style-name="AncientGreekἈρχαίαἑλληνικά" style:family="text">
      <style:text-properties style:font-weight-complex="bold"/>
    </style:style>
    <style:style style:name="T3276" style:parent-style-name="AncientGreekἈρχαίαἑλληνικά" style:family="text">
      <style:text-properties style:font-weight-complex="bold" fo:language="el" fo:country="GR"/>
    </style:style>
    <style:style style:name="T3277" style:parent-style-name="AncientGreekἈρχαίαἑλληνικά" style:family="text">
      <style:text-properties style:font-weight-complex="bold"/>
    </style:style>
    <style:style style:name="T3278" style:parent-style-name="AncientGreekἈρχαίαἑλληνικά" style:family="text">
      <style:text-properties style:font-weight-complex="bold" fo:language="el" fo:country="GR"/>
    </style:style>
    <style:style style:name="T3279" style:parent-style-name="AncientGreekἈρχαίαἑλληνικά" style:family="text">
      <style:text-properties style:font-weight-complex="bold"/>
    </style:style>
    <style:style style:name="T3280" style:parent-style-name="AncientGreekἈρχαίαἑλληνικά" style:family="text">
      <style:text-properties style:font-weight-complex="bold" fo:language="el" fo:country="GR"/>
    </style:style>
    <style:style style:name="T3281" style:parent-style-name="AncientGreekἈρχαίαἑλληνικά" style:family="text">
      <style:text-properties style:font-weight-complex="bold"/>
    </style:style>
    <style:style style:name="T3282" style:parent-style-name="AncientGreekἈρχαίαἑλληνικά" style:family="text">
      <style:text-properties style:font-weight-complex="bold" fo:language="el" fo:country="GR"/>
    </style:style>
    <style:style style:name="T3283" style:parent-style-name="AncientGreekἈρχαίαἑλληνικά" style:family="text">
      <style:text-properties style:font-weight-complex="bold"/>
    </style:style>
    <style:style style:name="T3284" style:parent-style-name="AncientGreekἈρχαίαἑλληνικά" style:family="text">
      <style:text-properties style:font-weight-complex="bold" fo:language="el" fo:country="GR"/>
    </style:style>
    <style:style style:name="T3285" style:parent-style-name="AncientGreekἈρχαίαἑλληνικά" style:family="text">
      <style:text-properties style:font-weight-complex="bold"/>
    </style:style>
    <style:style style:name="T3286" style:parent-style-name="AncientGreekἈρχαίαἑλληνικά" style:family="text">
      <style:text-properties style:font-weight-complex="bold" fo:language="el" fo:country="GR"/>
    </style:style>
    <style:style style:name="T3287" style:parent-style-name="AncientGreekἈρχαίαἑλληνικά" style:family="text">
      <style:text-properties style:font-weight-complex="bold"/>
    </style:style>
    <style:style style:name="T3288" style:parent-style-name="AncientGreekἈρχαίαἑλληνικά" style:family="text">
      <style:text-properties style:font-weight-complex="bold" fo:language="el" fo:country="GR"/>
    </style:style>
    <style:style style:name="T3289" style:parent-style-name="AncientGreekἈρχαίαἑλληνικά" style:family="text">
      <style:text-properties style:font-weight-complex="bold"/>
    </style:style>
    <style:style style:name="T3290" style:parent-style-name="AncientGreekἈρχαίαἑλληνικά" style:family="text">
      <style:text-properties style:font-weight-complex="bold" fo:language="el" fo:country="GR"/>
    </style:style>
    <style:style style:name="T3291" style:parent-style-name="AncientGreekἈρχαίαἑλληνικά" style:family="text">
      <style:text-properties style:font-weight-complex="bold"/>
    </style:style>
    <style:style style:name="T3292" style:parent-style-name="AncientGreekἈρχαίαἑλληνικά" style:family="text">
      <style:text-properties style:font-weight-complex="bold" fo:language="el" fo:country="GR"/>
    </style:style>
    <style:style style:name="T3293" style:parent-style-name="AncientGreekἈρχαίαἑλληνικά" style:family="text">
      <style:text-properties style:font-weight-complex="bold"/>
    </style:style>
    <style:style style:name="T3294" style:parent-style-name="AncientGreekἈρχαίαἑλληνικά" style:family="text">
      <style:text-properties style:font-weight-complex="bold" fo:language="el" fo:country="GR"/>
    </style:style>
    <style:style style:name="T3295" style:parent-style-name="AncientGreekἈρχαίαἑλληνικά" style:family="text">
      <style:text-properties style:font-weight-complex="bold"/>
    </style:style>
    <style:style style:name="T3296" style:parent-style-name="AncientGreekἈρχαίαἑλληνικά" style:family="text">
      <style:text-properties style:font-weight-complex="bold" fo:language="el" fo:country="GR"/>
    </style:style>
    <style:style style:name="T3297" style:parent-style-name="AncientGreekἈρχαίαἑλληνικά" style:family="text">
      <style:text-properties style:font-weight-complex="bold"/>
    </style:style>
    <style:style style:name="T3298" style:parent-style-name="AncientGreekἈρχαίαἑλληνικά" style:family="text">
      <style:text-properties style:font-weight-complex="bold" fo:language="el" fo:country="GR"/>
    </style:style>
    <style:style style:name="T3299" style:parent-style-name="AncientGreekἈρχαίαἑλληνικά" style:family="text">
      <style:text-properties style:font-weight-complex="bold"/>
    </style:style>
    <style:style style:name="T3300" style:parent-style-name="AncientGreekἈρχαίαἑλληνικά" style:family="text">
      <style:text-properties style:font-weight-complex="bold" fo:language="el" fo:country="GR"/>
    </style:style>
    <style:style style:name="T3301" style:parent-style-name="AncientGreekἈρχαίαἑλληνικά" style:family="text">
      <style:text-properties style:font-weight-complex="bold"/>
    </style:style>
    <style:style style:name="T3302" style:parent-style-name="AncientGreekἈρχαίαἑλληνικά" style:family="text">
      <style:text-properties style:font-weight-complex="bold" fo:language="el" fo:country="GR"/>
    </style:style>
    <style:style style:name="T3303" style:parent-style-name="AncientGreekἈρχαίαἑλληνικά" style:family="text">
      <style:text-properties style:font-weight-complex="bold"/>
    </style:style>
    <style:style style:name="T3304" style:parent-style-name="AncientGreekἈρχαίαἑλληνικά" style:family="text">
      <style:text-properties style:font-weight-complex="bold" fo:language="el" fo:country="GR"/>
    </style:style>
    <style:style style:name="T3305" style:parent-style-name="AncientGreekἈρχαίαἑλληνικά" style:family="text">
      <style:text-properties style:font-weight-complex="bold"/>
    </style:style>
    <style:style style:name="T3306" style:parent-style-name="AncientGreekἈρχαίαἑλληνικά" style:family="text">
      <style:text-properties style:font-weight-complex="bold" fo:language="el" fo:country="GR"/>
    </style:style>
    <style:style style:name="T3307" style:parent-style-name="AncientGreekἈρχαίαἑλληνικά" style:family="text">
      <style:text-properties style:font-weight-complex="bold"/>
    </style:style>
    <style:style style:name="T3308" style:parent-style-name="AncientGreekἈρχαίαἑλληνικά" style:family="text">
      <style:text-properties style:font-weight-complex="bold" fo:language="el" fo:country="GR"/>
    </style:style>
    <style:style style:name="T3309" style:parent-style-name="AncientGreekἈρχαίαἑλληνικά" style:family="text">
      <style:text-properties style:font-weight-complex="bold"/>
    </style:style>
    <style:style style:name="T3310" style:parent-style-name="AncientGreekἈρχαίαἑλληνικά" style:family="text">
      <style:text-properties style:font-weight-complex="bold" fo:language="el" fo:country="GR"/>
    </style:style>
    <style:style style:name="T3311" style:parent-style-name="AncientGreekἈρχαίαἑλληνικά" style:family="text">
      <style:text-properties style:font-weight-complex="bold"/>
    </style:style>
    <style:style style:name="T3312" style:parent-style-name="AncientGreekἈρχαίαἑλληνικά" style:family="text">
      <style:text-properties style:font-weight-complex="bold" fo:language="el" fo:country="GR"/>
    </style:style>
    <style:style style:name="T3313" style:parent-style-name="AncientGreekἈρχαίαἑλληνικά" style:family="text">
      <style:text-properties style:font-weight-complex="bold"/>
    </style:style>
    <style:style style:name="T3314" style:parent-style-name="AncientGreekἈρχαίαἑλληνικά" style:family="text">
      <style:text-properties style:font-weight-complex="bold" fo:language="el" fo:country="GR"/>
    </style:style>
    <style:style style:name="T3315" style:parent-style-name="AncientGreekἈρχαίαἑλληνικά" style:family="text">
      <style:text-properties style:font-weight-complex="bold"/>
    </style:style>
    <style:style style:name="T3316" style:parent-style-name="AncientGreekἈρχαίαἑλληνικά" style:family="text">
      <style:text-properties style:font-weight-complex="bold" fo:language="el" fo:country="GR"/>
    </style:style>
    <style:style style:name="T3317" style:parent-style-name="AncientGreekἈρχαίαἑλληνικά" style:family="text">
      <style:text-properties style:font-weight-complex="bold"/>
    </style:style>
    <style:style style:name="T3318" style:parent-style-name="AncientGreekἈρχαίαἑλληνικά" style:family="text">
      <style:text-properties style:font-weight-complex="bold" fo:language="el" fo:country="GR"/>
    </style:style>
    <style:style style:name="T3319" style:parent-style-name="AncientGreekἈρχαίαἑλληνικά" style:family="text">
      <style:text-properties style:font-weight-complex="bold"/>
    </style:style>
    <style:style style:name="T3320" style:parent-style-name="AncientGreekἈρχαίαἑλληνικά" style:family="text">
      <style:text-properties style:font-weight-complex="bold" fo:language="el" fo:country="GR"/>
    </style:style>
    <style:style style:name="T3321" style:parent-style-name="AncientGreekἈρχαίαἑλληνικά" style:family="text">
      <style:text-properties style:font-weight-complex="bold"/>
    </style:style>
    <style:style style:name="P3322" style:parent-style-name="Standard" style:family="paragraph">
      <style:paragraph-properties fo:widows="0" fo:orphans="0"/>
    </style:style>
    <style:style style:name="T3323" style:parent-style-name="AncientGreekἈρχαίαἑλληνικά" style:family="text">
      <style:text-properties style:font-weight-complex="bold" fo:language="el" fo:country="GR"/>
    </style:style>
    <style:style style:name="T3324" style:parent-style-name="AncientGreekἈρχαίαἑλληνικά" style:family="text">
      <style:text-properties style:font-weight-complex="bold"/>
    </style:style>
    <style:style style:name="T3325" style:parent-style-name="AncientGreekἈρχαίαἑλληνικά" style:family="text">
      <style:text-properties style:font-weight-complex="bold" fo:language="el" fo:country="GR"/>
    </style:style>
    <style:style style:name="T3326" style:parent-style-name="AncientGreekἈρχαίαἑλληνικά" style:family="text">
      <style:text-properties style:font-weight-complex="bold"/>
    </style:style>
    <style:style style:name="T3327" style:parent-style-name="AncientGreekἈρχαίαἑλληνικά" style:family="text">
      <style:text-properties style:font-weight-complex="bold" fo:language="el" fo:country="GR"/>
    </style:style>
    <style:style style:name="T3328" style:parent-style-name="AncientGreekἈρχαίαἑλληνικά" style:family="text">
      <style:text-properties style:font-weight-complex="bold"/>
    </style:style>
    <style:style style:name="T3329" style:parent-style-name="AncientGreekἈρχαίαἑλληνικά" style:family="text">
      <style:text-properties style:font-weight-complex="bold" fo:language="el" fo:country="GR"/>
    </style:style>
    <style:style style:name="T3330" style:parent-style-name="AncientGreekἈρχαίαἑλληνικά" style:family="text">
      <style:text-properties style:font-weight-complex="bold"/>
    </style:style>
    <style:style style:name="T3331" style:parent-style-name="AncientGreekἈρχαίαἑλληνικά" style:family="text">
      <style:text-properties style:font-weight-complex="bold" fo:language="el" fo:country="GR"/>
    </style:style>
    <style:style style:name="T3332" style:parent-style-name="AncientGreekἈρχαίαἑλληνικά" style:family="text">
      <style:text-properties style:font-weight-complex="bold"/>
    </style:style>
    <style:style style:name="T3333" style:parent-style-name="AncientGreekἈρχαίαἑλληνικά" style:family="text">
      <style:text-properties style:font-weight-complex="bold" fo:language="el" fo:country="GR"/>
    </style:style>
    <style:style style:name="T3334" style:parent-style-name="AncientGreekἈρχαίαἑλληνικά" style:family="text">
      <style:text-properties style:font-weight-complex="bold"/>
    </style:style>
    <style:style style:name="T3335" style:parent-style-name="AncientGreekἈρχαίαἑλληνικά" style:family="text">
      <style:text-properties style:font-weight-complex="bold" fo:language="el" fo:country="GR"/>
    </style:style>
    <style:style style:name="T3336" style:parent-style-name="AncientGreekἈρχαίαἑλληνικά" style:family="text">
      <style:text-properties style:font-weight-complex="bold"/>
    </style:style>
    <style:style style:name="T3337" style:parent-style-name="AncientGreekἈρχαίαἑλληνικά" style:family="text">
      <style:text-properties style:font-weight-complex="bold" fo:language="el" fo:country="GR"/>
    </style:style>
    <style:style style:name="T3338" style:parent-style-name="AncientGreekἈρχαίαἑλληνικά" style:family="text">
      <style:text-properties style:font-weight-complex="bold"/>
    </style:style>
    <style:style style:name="T3339" style:parent-style-name="AncientGreekἈρχαίαἑλληνικά" style:family="text">
      <style:text-properties style:font-weight-complex="bold" fo:language="el" fo:country="GR"/>
    </style:style>
    <style:style style:name="T3340" style:parent-style-name="AncientGreekἈρχαίαἑλληνικά" style:family="text">
      <style:text-properties style:font-weight-complex="bold"/>
    </style:style>
    <style:style style:name="T3341" style:parent-style-name="AncientGreekἈρχαίαἑλληνικά" style:family="text">
      <style:text-properties style:font-weight-complex="bold" fo:language="el" fo:country="GR"/>
    </style:style>
    <style:style style:name="T3342" style:parent-style-name="AncientGreekἈρχαίαἑλληνικά" style:family="text">
      <style:text-properties style:font-weight-complex="bold"/>
    </style:style>
    <style:style style:name="T3343" style:parent-style-name="AncientGreekἈρχαίαἑλληνικά" style:family="text">
      <style:text-properties style:font-weight-complex="bold" fo:language="el" fo:country="GR"/>
    </style:style>
    <style:style style:name="T3344" style:parent-style-name="AncientGreekἈρχαίαἑλληνικά" style:family="text">
      <style:text-properties style:font-weight-complex="bold"/>
    </style:style>
    <style:style style:name="T3345" style:parent-style-name="AncientGreekἈρχαίαἑλληνικά" style:family="text">
      <style:text-properties style:font-weight-complex="bold" fo:language="el" fo:country="GR"/>
    </style:style>
    <style:style style:name="T3346" style:parent-style-name="AncientGreekἈρχαίαἑλληνικά" style:family="text">
      <style:text-properties style:font-weight-complex="bold"/>
    </style:style>
    <style:style style:name="T3347" style:parent-style-name="AncientGreekἈρχαίαἑλληνικά" style:family="text">
      <style:text-properties style:font-weight-complex="bold" fo:language="el" fo:country="GR"/>
    </style:style>
    <style:style style:name="T3348" style:parent-style-name="AncientGreekἈρχαίαἑλληνικά" style:family="text">
      <style:text-properties style:font-weight-complex="bold"/>
    </style:style>
    <style:style style:name="TableCell3349" style:family="table-cell">
      <style:table-cell-properties fo:border="0.0069in solid #000000" fo:background-color="#FFFFFF" style:writing-mode="lr-tb" fo:padding-top="0in" fo:padding-left="0.1527in" fo:padding-bottom="0in" fo:padding-right="0.15in"/>
    </style:style>
    <style:style style:name="P3350" style:parent-style-name="Standard" style:family="paragraph">
      <style:paragraph-properties fo:widows="0" fo:orphans="0" fo:text-align="center"/>
      <style:text-properties style:font-name="AncientGreek" fo:font-weight="bold" style:font-weight-asian="bold" style:font-weight-complex="bold"/>
    </style:style>
    <style:style style:name="T3351" style:parent-style-name="AncientGreekἈρχαίαἑλληνικά" style:family="text">
      <style:text-properties style:font-weight-complex="bold" fo:language="el" fo:country="GR"/>
    </style:style>
    <style:style style:name="T3352" style:parent-style-name="AncientGreekἈρχαίαἑλληνικά" style:family="text">
      <style:text-properties style:font-weight-complex="bold"/>
    </style:style>
    <style:style style:name="TableRow3353" style:family="table-row">
      <style:table-row-properties style:min-row-height="0.0138in" style:use-optimal-row-height="false" fo:keep-together="always"/>
    </style:style>
    <style:style style:name="TableCell3354" style:family="table-cell">
      <style:table-cell-properties fo:border="0.0069in solid #000000" fo:background-color="#FFFFFF" style:writing-mode="lr-tb" fo:padding-top="0in" fo:padding-left="0.1527in" fo:padding-bottom="0in" fo:padding-right="0.15in"/>
    </style:style>
    <style:style style:name="P3355" style:parent-style-name="Standard" style:family="paragraph">
      <style:paragraph-properties fo:keep-with-next="always" fo:widows="0" fo:orphans="0" fo:text-align="center"/>
    </style:style>
    <style:style style:name="T3356" style:parent-style-name="AncientGreekἈρχαίαἑλληνικά" style:family="text">
      <style:text-properties fo:font-weight="bold" style:font-weight-asian="bold" style:font-weight-complex="bold" fo:font-size="18pt" style:font-size-asian="18pt" style:font-size-complex="14pt"/>
    </style:style>
    <style:style style:name="T3357"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3358" style:parent-style-name="AncientGreekἈρχαίαἑλληνικά" style:family="text">
      <style:text-properties fo:font-weight="bold" style:font-weight-asian="bold" style:font-weight-complex="bold" fo:font-size="18pt" style:font-size-asian="18pt" style:font-size-complex="14pt"/>
    </style:style>
    <style:style style:name="T3359"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3360" style:parent-style-name="AncientGreekἈρχαίαἑλληνικά" style:family="text">
      <style:text-properties fo:font-weight="bold" style:font-weight-asian="bold" style:font-weight-complex="bold" fo:font-size="18pt" style:font-size-asian="18pt" style:font-size-complex="14pt"/>
    </style:style>
    <style:style style:name="P3361" style:parent-style-name="Standard" style:family="paragraph">
      <style:paragraph-properties fo:widows="0" fo:orphans="0"/>
    </style:style>
    <style:style style:name="T3362" style:parent-style-name="AncientGreekἈρχαίαἑλληνικά" style:family="text">
      <style:text-properties style:font-weight-complex="bold" fo:language="el" fo:country="GR"/>
    </style:style>
    <style:style style:name="T3363" style:parent-style-name="AncientGreekἈρχαίαἑλληνικά" style:family="text">
      <style:text-properties style:font-weight-complex="bold"/>
    </style:style>
    <style:style style:name="T3364" style:parent-style-name="AncientGreekἈρχαίαἑλληνικά" style:family="text">
      <style:text-properties style:font-weight-complex="bold" fo:language="el" fo:country="GR"/>
    </style:style>
    <style:style style:name="T3365" style:parent-style-name="AncientGreekἈρχαίαἑλληνικά" style:family="text">
      <style:text-properties style:font-weight-complex="bold"/>
    </style:style>
    <style:style style:name="T3366" style:parent-style-name="AncientGreekἈρχαίαἑλληνικά" style:family="text">
      <style:text-properties style:font-weight-complex="bold" fo:language="el" fo:country="GR"/>
    </style:style>
    <style:style style:name="T3367" style:parent-style-name="AncientGreekἈρχαίαἑλληνικά" style:family="text">
      <style:text-properties style:font-weight-complex="bold"/>
    </style:style>
    <style:style style:name="T3368" style:parent-style-name="AncientGreekἈρχαίαἑλληνικά" style:family="text">
      <style:text-properties style:font-weight-complex="bold" fo:language="el" fo:country="GR"/>
    </style:style>
    <style:style style:name="T3369" style:parent-style-name="AncientGreekἈρχαίαἑλληνικά" style:family="text">
      <style:text-properties style:font-weight-complex="bold"/>
    </style:style>
    <style:style style:name="T3370" style:parent-style-name="AncientGreekἈρχαίαἑλληνικά" style:family="text">
      <style:text-properties style:font-weight-complex="bold" fo:language="el" fo:country="GR"/>
    </style:style>
    <style:style style:name="T3371" style:parent-style-name="AncientGreekἈρχαίαἑλληνικά" style:family="text">
      <style:text-properties style:font-weight-complex="bold"/>
    </style:style>
    <style:style style:name="T3372" style:parent-style-name="AncientGreekἈρχαίαἑλληνικά" style:family="text">
      <style:text-properties style:font-weight-complex="bold" fo:language="el" fo:country="GR"/>
    </style:style>
    <style:style style:name="T3373" style:parent-style-name="AncientGreekἈρχαίαἑλληνικά" style:family="text">
      <style:text-properties style:font-weight-complex="bold"/>
    </style:style>
    <style:style style:name="T3374" style:parent-style-name="AncientGreekἈρχαίαἑλληνικά" style:family="text">
      <style:text-properties style:font-weight-complex="bold" fo:language="el" fo:country="GR"/>
    </style:style>
    <style:style style:name="T3375" style:parent-style-name="AncientGreekἈρχαίαἑλληνικά" style:family="text">
      <style:text-properties style:font-weight-complex="bold"/>
    </style:style>
    <style:style style:name="T3376" style:parent-style-name="AncientGreekἈρχαίαἑλληνικά" style:family="text">
      <style:text-properties style:font-weight-complex="bold" fo:language="el" fo:country="GR"/>
    </style:style>
    <style:style style:name="T3377" style:parent-style-name="AncientGreekἈρχαίαἑλληνικά" style:family="text">
      <style:text-properties style:font-weight-complex="bold"/>
    </style:style>
    <style:style style:name="T3378" style:parent-style-name="AncientGreekἈρχαίαἑλληνικά" style:family="text">
      <style:text-properties style:font-weight-complex="bold" fo:language="el" fo:country="GR"/>
    </style:style>
    <style:style style:name="T3379" style:parent-style-name="AncientGreekἈρχαίαἑλληνικά" style:family="text">
      <style:text-properties style:font-weight-complex="bold"/>
    </style:style>
    <style:style style:name="T3380" style:parent-style-name="AncientGreekἈρχαίαἑλληνικά" style:family="text">
      <style:text-properties style:font-weight-complex="bold" fo:language="el" fo:country="GR"/>
    </style:style>
    <style:style style:name="T3381" style:parent-style-name="AncientGreekἈρχαίαἑλληνικά" style:family="text">
      <style:text-properties style:font-weight-complex="bold"/>
    </style:style>
    <style:style style:name="T3382" style:parent-style-name="AncientGreekἈρχαίαἑλληνικά" style:family="text">
      <style:text-properties style:font-weight-complex="bold" fo:language="el" fo:country="GR"/>
    </style:style>
    <style:style style:name="T3383" style:parent-style-name="AncientGreekἈρχαίαἑλληνικά" style:family="text">
      <style:text-properties style:font-weight-complex="bold"/>
    </style:style>
    <style:style style:name="T3384" style:parent-style-name="AncientGreekἈρχαίαἑλληνικά" style:family="text">
      <style:text-properties style:font-weight-complex="bold" fo:language="el" fo:country="GR"/>
    </style:style>
    <style:style style:name="T3385" style:parent-style-name="AncientGreekἈρχαίαἑλληνικά" style:family="text">
      <style:text-properties style:font-weight-complex="bold"/>
    </style:style>
    <style:style style:name="T3386" style:parent-style-name="AncientGreekἈρχαίαἑλληνικά" style:family="text">
      <style:text-properties style:font-weight-complex="bold" fo:language="el" fo:country="GR"/>
    </style:style>
    <style:style style:name="T3387" style:parent-style-name="AncientGreekἈρχαίαἑλληνικά" style:family="text">
      <style:text-properties style:font-weight-complex="bold"/>
    </style:style>
    <style:style style:name="T3388" style:parent-style-name="AncientGreekἈρχαίαἑλληνικά" style:family="text">
      <style:text-properties style:font-weight-complex="bold" fo:language="el" fo:country="GR"/>
    </style:style>
    <style:style style:name="T3389" style:parent-style-name="AncientGreekἈρχαίαἑλληνικά" style:family="text">
      <style:text-properties style:font-weight-complex="bold"/>
    </style:style>
    <style:style style:name="T3390" style:parent-style-name="AncientGreekἈρχαίαἑλληνικά" style:family="text">
      <style:text-properties style:font-weight-complex="bold" fo:language="el" fo:country="GR"/>
    </style:style>
    <style:style style:name="T3391" style:parent-style-name="AncientGreekἈρχαίαἑλληνικά" style:family="text">
      <style:text-properties style:font-weight-complex="bold"/>
    </style:style>
    <style:style style:name="T3392" style:parent-style-name="AncientGreekἈρχαίαἑλληνικά" style:family="text">
      <style:text-properties style:font-weight-complex="bold" fo:language="el" fo:country="GR"/>
    </style:style>
    <style:style style:name="T3393" style:parent-style-name="AncientGreekἈρχαίαἑλληνικά" style:family="text">
      <style:text-properties style:font-weight-complex="bold"/>
    </style:style>
    <style:style style:name="T3394" style:parent-style-name="AncientGreekἈρχαίαἑλληνικά" style:family="text">
      <style:text-properties style:font-weight-complex="bold" fo:language="el" fo:country="GR"/>
    </style:style>
    <style:style style:name="T3395" style:parent-style-name="AncientGreekἈρχαίαἑλληνικά" style:family="text">
      <style:text-properties style:font-weight-complex="bold"/>
    </style:style>
    <style:style style:name="T3396" style:parent-style-name="AncientGreekἈρχαίαἑλληνικά" style:family="text">
      <style:text-properties style:font-weight-complex="bold" fo:language="el" fo:country="GR"/>
    </style:style>
    <style:style style:name="T3397" style:parent-style-name="AncientGreekἈρχαίαἑλληνικά" style:family="text">
      <style:text-properties style:font-weight-complex="bold"/>
    </style:style>
    <style:style style:name="T3398" style:parent-style-name="AncientGreekἈρχαίαἑλληνικά" style:family="text">
      <style:text-properties style:font-weight-complex="bold" fo:language="el" fo:country="GR"/>
    </style:style>
    <style:style style:name="T3399" style:parent-style-name="AncientGreekἈρχαίαἑλληνικά" style:family="text">
      <style:text-properties style:font-weight-complex="bold"/>
    </style:style>
    <style:style style:name="T3400" style:parent-style-name="AncientGreekἈρχαίαἑλληνικά" style:family="text">
      <style:text-properties style:font-weight-complex="bold" fo:language="el" fo:country="GR"/>
    </style:style>
    <style:style style:name="T3401" style:parent-style-name="AncientGreekἈρχαίαἑλληνικά" style:family="text">
      <style:text-properties style:font-weight-complex="bold"/>
    </style:style>
    <style:style style:name="T3402" style:parent-style-name="AncientGreekἈρχαίαἑλληνικά" style:family="text">
      <style:text-properties style:font-weight-complex="bold" fo:language="el" fo:country="GR"/>
    </style:style>
    <style:style style:name="T3403" style:parent-style-name="AncientGreekἈρχαίαἑλληνικά" style:family="text">
      <style:text-properties style:font-weight-complex="bold"/>
    </style:style>
    <style:style style:name="T3404" style:parent-style-name="AncientGreekἈρχαίαἑλληνικά" style:family="text">
      <style:text-properties style:font-weight-complex="bold" fo:language="el" fo:country="GR"/>
    </style:style>
    <style:style style:name="T3405" style:parent-style-name="AncientGreekἈρχαίαἑλληνικά" style:family="text">
      <style:text-properties style:font-weight-complex="bold"/>
    </style:style>
    <style:style style:name="T3406" style:parent-style-name="AncientGreekἈρχαίαἑλληνικά" style:family="text">
      <style:text-properties style:font-weight-complex="bold" fo:language="el" fo:country="GR"/>
    </style:style>
    <style:style style:name="T3407" style:parent-style-name="AncientGreekἈρχαίαἑλληνικά" style:family="text">
      <style:text-properties style:font-weight-complex="bold"/>
    </style:style>
    <style:style style:name="T3408" style:parent-style-name="AncientGreekἈρχαίαἑλληνικά" style:family="text">
      <style:text-properties style:font-weight-complex="bold" fo:language="el" fo:country="GR"/>
    </style:style>
    <style:style style:name="T3409" style:parent-style-name="AncientGreekἈρχαίαἑλληνικά" style:family="text">
      <style:text-properties style:font-weight-complex="bold"/>
    </style:style>
    <style:style style:name="T3410" style:parent-style-name="AncientGreekἈρχαίαἑλληνικά" style:family="text">
      <style:text-properties style:font-weight-complex="bold" fo:language="el" fo:country="GR"/>
    </style:style>
    <style:style style:name="T3411" style:parent-style-name="AncientGreekἈρχαίαἑλληνικά" style:family="text">
      <style:text-properties style:font-weight-complex="bold"/>
    </style:style>
    <style:style style:name="T3412" style:parent-style-name="AncientGreekἈρχαίαἑλληνικά" style:family="text">
      <style:text-properties style:font-weight-complex="bold" fo:language="el" fo:country="GR"/>
    </style:style>
    <style:style style:name="T3413" style:parent-style-name="AncientGreekἈρχαίαἑλληνικά" style:family="text">
      <style:text-properties style:font-weight-complex="bold"/>
    </style:style>
    <style:style style:name="T3414" style:parent-style-name="AncientGreekἈρχαίαἑλληνικά" style:family="text">
      <style:text-properties style:font-weight-complex="bold" fo:language="el" fo:country="GR"/>
    </style:style>
    <style:style style:name="T3415" style:parent-style-name="AncientGreekἈρχαίαἑλληνικά" style:family="text">
      <style:text-properties style:font-weight-complex="bold"/>
    </style:style>
    <style:style style:name="T3416" style:parent-style-name="AncientGreekἈρχαίαἑλληνικά" style:family="text">
      <style:text-properties style:font-weight-complex="bold" fo:language="el" fo:country="GR"/>
    </style:style>
    <style:style style:name="T3417" style:parent-style-name="AncientGreekἈρχαίαἑλληνικά" style:family="text">
      <style:text-properties style:font-weight-complex="bold"/>
    </style:style>
    <style:style style:name="T3418" style:parent-style-name="AncientGreekἈρχαίαἑλληνικά" style:family="text">
      <style:text-properties style:font-weight-complex="bold" fo:language="el" fo:country="GR"/>
    </style:style>
    <style:style style:name="T3419" style:parent-style-name="AncientGreekἈρχαίαἑλληνικά" style:family="text">
      <style:text-properties style:font-weight-complex="bold"/>
    </style:style>
    <style:style style:name="T3420" style:parent-style-name="AncientGreekἈρχαίαἑλληνικά" style:family="text">
      <style:text-properties style:font-weight-complex="bold" fo:language="el" fo:country="GR"/>
    </style:style>
    <style:style style:name="T3421" style:parent-style-name="AncientGreekἈρχαίαἑλληνικά" style:family="text">
      <style:text-properties style:font-weight-complex="bold"/>
    </style:style>
    <style:style style:name="T3422" style:parent-style-name="AncientGreekἈρχαίαἑλληνικά" style:family="text">
      <style:text-properties style:font-weight-complex="bold" fo:language="el" fo:country="GR"/>
    </style:style>
    <style:style style:name="T3423" style:parent-style-name="AncientGreekἈρχαίαἑλληνικά" style:family="text">
      <style:text-properties style:font-weight-complex="bold"/>
    </style:style>
    <style:style style:name="T3424" style:parent-style-name="AncientGreekἈρχαίαἑλληνικά" style:family="text">
      <style:text-properties style:font-weight-complex="bold" fo:language="el" fo:country="GR"/>
    </style:style>
    <style:style style:name="T3425" style:parent-style-name="AncientGreekἈρχαίαἑλληνικά" style:family="text">
      <style:text-properties style:font-weight-complex="bold"/>
    </style:style>
    <style:style style:name="T3426" style:parent-style-name="AncientGreekἈρχαίαἑλληνικά" style:family="text">
      <style:text-properties style:font-weight-complex="bold" fo:language="el" fo:country="GR"/>
    </style:style>
    <style:style style:name="T3427" style:parent-style-name="AncientGreekἈρχαίαἑλληνικά" style:family="text">
      <style:text-properties style:font-weight-complex="bold"/>
    </style:style>
    <style:style style:name="T3428" style:parent-style-name="AncientGreekἈρχαίαἑλληνικά" style:family="text">
      <style:text-properties style:font-weight-complex="bold" fo:language="el" fo:country="GR"/>
    </style:style>
    <style:style style:name="T3429" style:parent-style-name="AncientGreekἈρχαίαἑλληνικά" style:family="text">
      <style:text-properties style:font-weight-complex="bold"/>
    </style:style>
    <style:style style:name="T3430" style:parent-style-name="AncientGreekἈρχαίαἑλληνικά" style:family="text">
      <style:text-properties style:font-weight-complex="bold" fo:language="el" fo:country="GR"/>
    </style:style>
    <style:style style:name="T3431" style:parent-style-name="AncientGreekἈρχαίαἑλληνικά" style:family="text">
      <style:text-properties style:font-weight-complex="bold"/>
    </style:style>
    <style:style style:name="T3432" style:parent-style-name="AncientGreekἈρχαίαἑλληνικά" style:family="text">
      <style:text-properties style:font-weight-complex="bold" fo:language="el" fo:country="GR"/>
    </style:style>
    <style:style style:name="T3433" style:parent-style-name="AncientGreekἈρχαίαἑλληνικά" style:family="text">
      <style:text-properties style:font-weight-complex="bold"/>
    </style:style>
    <style:style style:name="T3434" style:parent-style-name="AncientGreekἈρχαίαἑλληνικά" style:family="text">
      <style:text-properties style:font-weight-complex="bold" fo:language="el" fo:country="GR"/>
    </style:style>
    <style:style style:name="T3435" style:parent-style-name="AncientGreekἈρχαίαἑλληνικά" style:family="text">
      <style:text-properties style:font-weight-complex="bold"/>
    </style:style>
    <style:style style:name="T3436" style:parent-style-name="AncientGreekἈρχαίαἑλληνικά" style:family="text">
      <style:text-properties style:font-weight-complex="bold" fo:language="el" fo:country="GR"/>
    </style:style>
    <style:style style:name="T3437" style:parent-style-name="AncientGreekἈρχαίαἑλληνικά" style:family="text">
      <style:text-properties style:font-weight-complex="bold"/>
    </style:style>
    <style:style style:name="T3438" style:parent-style-name="AncientGreekἈρχαίαἑλληνικά" style:family="text">
      <style:text-properties style:font-weight-complex="bold" fo:language="el" fo:country="GR"/>
    </style:style>
    <style:style style:name="T3439" style:parent-style-name="AncientGreekἈρχαίαἑλληνικά" style:family="text">
      <style:text-properties style:font-weight-complex="bold"/>
    </style:style>
    <style:style style:name="T3440" style:parent-style-name="AncientGreekἈρχαίαἑλληνικά" style:family="text">
      <style:text-properties style:font-weight-complex="bold" fo:language="el" fo:country="GR"/>
    </style:style>
    <style:style style:name="T3441" style:parent-style-name="AncientGreekἈρχαίαἑλληνικά" style:family="text">
      <style:text-properties style:font-weight-complex="bold"/>
    </style:style>
    <style:style style:name="T3442" style:parent-style-name="AncientGreekἈρχαίαἑλληνικά" style:family="text">
      <style:text-properties style:font-weight-complex="bold" fo:language="el" fo:country="GR"/>
    </style:style>
    <style:style style:name="T3443" style:parent-style-name="AncientGreekἈρχαίαἑλληνικά" style:family="text">
      <style:text-properties style:font-weight-complex="bold"/>
    </style:style>
    <style:style style:name="T3444" style:parent-style-name="AncientGreekἈρχαίαἑλληνικά" style:family="text">
      <style:text-properties style:font-weight-complex="bold" fo:language="el" fo:country="GR"/>
    </style:style>
    <style:style style:name="T3445" style:parent-style-name="AncientGreekἈρχαίαἑλληνικά" style:family="text">
      <style:text-properties style:font-weight-complex="bold"/>
    </style:style>
    <style:style style:name="T3446" style:parent-style-name="AncientGreekἈρχαίαἑλληνικά" style:family="text">
      <style:text-properties style:font-weight-complex="bold" fo:language="el" fo:country="GR"/>
    </style:style>
    <style:style style:name="T3447" style:parent-style-name="AncientGreekἈρχαίαἑλληνικά" style:family="text">
      <style:text-properties style:font-weight-complex="bold"/>
    </style:style>
    <style:style style:name="P3448" style:parent-style-name="Standard" style:family="paragraph">
      <style:paragraph-properties fo:widows="0" fo:orphans="0"/>
    </style:style>
    <style:style style:name="T3449" style:parent-style-name="AncientGreekἈρχαίαἑλληνικά" style:family="text">
      <style:text-properties style:font-weight-complex="bold" fo:language="el" fo:country="GR"/>
    </style:style>
    <style:style style:name="T3450" style:parent-style-name="AncientGreekἈρχαίαἑλληνικά" style:family="text">
      <style:text-properties style:font-weight-complex="bold"/>
    </style:style>
    <style:style style:name="T3451" style:parent-style-name="AncientGreekἈρχαίαἑλληνικά" style:family="text">
      <style:text-properties style:font-weight-complex="bold" fo:language="el" fo:country="GR"/>
    </style:style>
    <style:style style:name="T3452" style:parent-style-name="AncientGreekἈρχαίαἑλληνικά" style:family="text">
      <style:text-properties style:font-weight-complex="bold"/>
    </style:style>
    <style:style style:name="T3453" style:parent-style-name="AncientGreekἈρχαίαἑλληνικά" style:family="text">
      <style:text-properties style:font-weight-complex="bold" fo:language="el" fo:country="GR"/>
    </style:style>
    <style:style style:name="T3454" style:parent-style-name="AncientGreekἈρχαίαἑλληνικά" style:family="text">
      <style:text-properties style:font-weight-complex="bold"/>
    </style:style>
    <style:style style:name="T3455" style:parent-style-name="AncientGreekἈρχαίαἑλληνικά" style:family="text">
      <style:text-properties style:font-weight-complex="bold" fo:language="el" fo:country="GR"/>
    </style:style>
    <style:style style:name="T3456" style:parent-style-name="AncientGreekἈρχαίαἑλληνικά" style:family="text">
      <style:text-properties style:font-weight-complex="bold"/>
    </style:style>
    <style:style style:name="T3457" style:parent-style-name="AncientGreekἈρχαίαἑλληνικά" style:family="text">
      <style:text-properties style:font-weight-complex="bold" fo:language="el" fo:country="GR"/>
    </style:style>
    <style:style style:name="T3458" style:parent-style-name="AncientGreekἈρχαίαἑλληνικά" style:family="text">
      <style:text-properties style:font-weight-complex="bold"/>
    </style:style>
    <style:style style:name="T3459" style:parent-style-name="AncientGreekἈρχαίαἑλληνικά" style:family="text">
      <style:text-properties style:font-weight-complex="bold" fo:language="el" fo:country="GR"/>
    </style:style>
    <style:style style:name="T3460" style:parent-style-name="AncientGreekἈρχαίαἑλληνικά" style:family="text">
      <style:text-properties style:font-weight-complex="bold"/>
    </style:style>
    <style:style style:name="T3461" style:parent-style-name="AncientGreekἈρχαίαἑλληνικά" style:family="text">
      <style:text-properties style:font-weight-complex="bold" fo:language="el" fo:country="GR"/>
    </style:style>
    <style:style style:name="T3462" style:parent-style-name="AncientGreekἈρχαίαἑλληνικά" style:family="text">
      <style:text-properties style:font-weight-complex="bold"/>
    </style:style>
    <style:style style:name="T3463" style:parent-style-name="AncientGreekἈρχαίαἑλληνικά" style:family="text">
      <style:text-properties style:font-weight-complex="bold" fo:language="el" fo:country="GR"/>
    </style:style>
    <style:style style:name="T3464" style:parent-style-name="AncientGreekἈρχαίαἑλληνικά" style:family="text">
      <style:text-properties style:font-weight-complex="bold"/>
    </style:style>
    <style:style style:name="T3465" style:parent-style-name="AncientGreekἈρχαίαἑλληνικά" style:family="text">
      <style:text-properties style:font-weight-complex="bold" fo:language="el" fo:country="GR"/>
    </style:style>
    <style:style style:name="T3466" style:parent-style-name="AncientGreekἈρχαίαἑλληνικά" style:family="text">
      <style:text-properties style:font-weight-complex="bold"/>
    </style:style>
    <style:style style:name="T3467" style:parent-style-name="AncientGreekἈρχαίαἑλληνικά" style:family="text">
      <style:text-properties style:font-weight-complex="bold" fo:language="el" fo:country="GR"/>
    </style:style>
    <style:style style:name="T3468" style:parent-style-name="AncientGreekἈρχαίαἑλληνικά" style:family="text">
      <style:text-properties style:font-weight-complex="bold"/>
    </style:style>
    <style:style style:name="T3469" style:parent-style-name="AncientGreekἈρχαίαἑλληνικά" style:family="text">
      <style:text-properties style:font-weight-complex="bold" fo:language="el" fo:country="GR"/>
    </style:style>
    <style:style style:name="T3470" style:parent-style-name="AncientGreekἈρχαίαἑλληνικά" style:family="text">
      <style:text-properties style:font-weight-complex="bold"/>
    </style:style>
    <style:style style:name="T3471" style:parent-style-name="AncientGreekἈρχαίαἑλληνικά" style:family="text">
      <style:text-properties style:font-weight-complex="bold" fo:language="el" fo:country="GR"/>
    </style:style>
    <style:style style:name="T3472" style:parent-style-name="AncientGreekἈρχαίαἑλληνικά" style:family="text">
      <style:text-properties style:font-weight-complex="bold"/>
    </style:style>
    <style:style style:name="T3473" style:parent-style-name="AncientGreekἈρχαίαἑλληνικά" style:family="text">
      <style:text-properties style:font-weight-complex="bold" fo:language="el" fo:country="GR"/>
    </style:style>
    <style:style style:name="T3474" style:parent-style-name="AncientGreekἈρχαίαἑλληνικά" style:family="text">
      <style:text-properties style:font-weight-complex="bold"/>
    </style:style>
    <style:style style:name="T3475" style:parent-style-name="AncientGreekἈρχαίαἑλληνικά" style:family="text">
      <style:text-properties style:font-weight-complex="bold" fo:language="el" fo:country="GR"/>
    </style:style>
    <style:style style:name="T3476" style:parent-style-name="AncientGreekἈρχαίαἑλληνικά" style:family="text">
      <style:text-properties style:font-weight-complex="bold"/>
    </style:style>
    <style:style style:name="T3477" style:parent-style-name="AncientGreekἈρχαίαἑλληνικά" style:family="text">
      <style:text-properties style:font-weight-complex="bold" fo:language="el" fo:country="GR"/>
    </style:style>
    <style:style style:name="T3478" style:parent-style-name="AncientGreekἈρχαίαἑλληνικά" style:family="text">
      <style:text-properties style:font-weight-complex="bold"/>
    </style:style>
    <style:style style:name="T3479" style:parent-style-name="AncientGreekἈρχαίαἑλληνικά" style:family="text">
      <style:text-properties style:font-weight-complex="bold" fo:language="el" fo:country="GR"/>
    </style:style>
    <style:style style:name="T3480" style:parent-style-name="AncientGreekἈρχαίαἑλληνικά" style:family="text">
      <style:text-properties style:font-weight-complex="bold"/>
    </style:style>
    <style:style style:name="T3481" style:parent-style-name="AncientGreekἈρχαίαἑλληνικά" style:family="text">
      <style:text-properties style:font-weight-complex="bold" fo:language="el" fo:country="GR"/>
    </style:style>
    <style:style style:name="T3482" style:parent-style-name="AncientGreekἈρχαίαἑλληνικά" style:family="text">
      <style:text-properties style:font-weight-complex="bold"/>
    </style:style>
    <style:style style:name="TableCell3483" style:family="table-cell">
      <style:table-cell-properties fo:border="0.0069in solid #000000" fo:background-color="#FFFFFF" style:writing-mode="lr-tb" fo:padding-top="0in" fo:padding-left="0.1527in" fo:padding-bottom="0in" fo:padding-right="0.15in"/>
    </style:style>
    <style:style style:name="P3484" style:parent-style-name="Standard" style:family="paragraph">
      <style:paragraph-properties fo:widows="0" fo:orphans="0" fo:text-align="center"/>
      <style:text-properties style:font-name="AncientGreek" fo:font-weight="bold" style:font-weight-asian="bold" style:font-weight-complex="bold"/>
    </style:style>
    <style:style style:name="P3485" style:parent-style-name="Standard" style:family="paragraph">
      <style:paragraph-properties fo:widows="0" fo:orphans="0"/>
      <style:text-properties style:font-name="AncientGreek"/>
    </style:style>
    <style:style style:name="TableRow3486" style:family="table-row">
      <style:table-row-properties style:min-row-height="0.0138in" style:use-optimal-row-height="false" fo:keep-together="always"/>
    </style:style>
    <style:style style:name="TableCell3487" style:family="table-cell">
      <style:table-cell-properties fo:border="0.0069in solid #000000" fo:background-color="#FFFFFF" style:writing-mode="lr-tb" fo:padding-top="0in" fo:padding-left="0.1527in" fo:padding-bottom="0in" fo:padding-right="0.15in"/>
    </style:style>
    <style:style style:name="P3488" style:parent-style-name="Standard" style:family="paragraph">
      <style:paragraph-properties fo:keep-with-next="always" fo:widows="0" fo:orphans="0" fo:text-align="center">
        <style:tab-stops>
          <style:tab-stop style:type="left" style:position="2.1666in"/>
        </style:tab-stops>
      </style:paragraph-properties>
    </style:style>
    <style:style style:name="T3489" style:parent-style-name="AncientGreekἈρχαίαἑλληνικά" style:family="text">
      <style:text-properties fo:font-weight="bold" style:font-weight-asian="bold" style:font-weight-complex="bold" fo:font-size="18pt" style:font-size-asian="18pt" style:font-size-complex="14pt"/>
    </style:style>
    <style:style style:name="T3490"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3491" style:parent-style-name="AncientGreekἈρχαίαἑλληνικά" style:family="text">
      <style:text-properties fo:font-weight="bold" style:font-weight-asian="bold" style:font-weight-complex="bold" fo:font-size="18pt" style:font-size-asian="18pt" style:font-size-complex="14pt"/>
    </style:style>
    <style:style style:name="T3492"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3493" style:parent-style-name="AncientGreekἈρχαίαἑλληνικά" style:family="text">
      <style:text-properties fo:font-weight="bold" style:font-weight-asian="bold" style:font-weight-complex="bold" fo:font-size="18pt" style:font-size-asian="18pt" style:font-size-complex="14pt"/>
    </style:style>
    <style:style style:name="T3494"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3495" style:parent-style-name="AncientGreekἈρχαίαἑλληνικά" style:family="text">
      <style:text-properties fo:font-weight="bold" style:font-weight-asian="bold" style:font-weight-complex="bold" fo:font-size="18pt" style:font-size-asian="18pt" style:font-size-complex="14pt"/>
    </style:style>
    <style:style style:name="P3496" style:parent-style-name="Standard" style:family="paragraph">
      <style:paragraph-properties fo:widows="0" fo:orphans="0">
        <style:tab-stops>
          <style:tab-stop style:type="left" style:position="2.1666in"/>
        </style:tab-stops>
      </style:paragraph-properties>
    </style:style>
    <style:style style:name="T3497" style:parent-style-name="AncientGreekἈρχαίαἑλληνικά" style:family="text">
      <style:text-properties style:font-weight-complex="bold" fo:language="el" fo:country="GR"/>
    </style:style>
    <style:style style:name="T3498" style:parent-style-name="AncientGreekἈρχαίαἑλληνικά" style:family="text">
      <style:text-properties style:font-weight-complex="bold"/>
    </style:style>
    <style:style style:name="T3499" style:parent-style-name="AncientGreekἈρχαίαἑλληνικά" style:family="text">
      <style:text-properties style:font-weight-complex="bold" fo:language="el" fo:country="GR"/>
    </style:style>
    <style:style style:name="T3500" style:parent-style-name="AncientGreekἈρχαίαἑλληνικά" style:family="text">
      <style:text-properties style:font-weight-complex="bold"/>
    </style:style>
    <style:style style:name="T3501" style:parent-style-name="AncientGreekἈρχαίαἑλληνικά" style:family="text">
      <style:text-properties style:font-weight-complex="bold" fo:language="el" fo:country="GR"/>
    </style:style>
    <style:style style:name="T3502" style:parent-style-name="AncientGreekἈρχαίαἑλληνικά" style:family="text">
      <style:text-properties style:font-weight-complex="bold"/>
    </style:style>
    <style:style style:name="T3503" style:parent-style-name="AncientGreekἈρχαίαἑλληνικά" style:family="text">
      <style:text-properties style:font-weight-complex="bold" fo:language="el" fo:country="GR"/>
    </style:style>
    <style:style style:name="T3504" style:parent-style-name="AncientGreekἈρχαίαἑλληνικά" style:family="text">
      <style:text-properties style:font-weight-complex="bold"/>
    </style:style>
    <style:style style:name="T3505" style:parent-style-name="AncientGreekἈρχαίαἑλληνικά" style:family="text">
      <style:text-properties style:font-weight-complex="bold" fo:language="el" fo:country="GR"/>
    </style:style>
    <style:style style:name="T3506" style:parent-style-name="AncientGreekἈρχαίαἑλληνικά" style:family="text">
      <style:text-properties style:font-weight-complex="bold"/>
    </style:style>
    <style:style style:name="T3507" style:parent-style-name="AncientGreekἈρχαίαἑλληνικά" style:family="text">
      <style:text-properties style:font-weight-complex="bold" fo:language="el" fo:country="GR"/>
    </style:style>
    <style:style style:name="T3508" style:parent-style-name="AncientGreekἈρχαίαἑλληνικά" style:family="text">
      <style:text-properties style:font-weight-complex="bold"/>
    </style:style>
    <style:style style:name="T3509" style:parent-style-name="AncientGreekἈρχαίαἑλληνικά" style:family="text">
      <style:text-properties style:font-weight-complex="bold" fo:language="el" fo:country="GR"/>
    </style:style>
    <style:style style:name="T3510" style:parent-style-name="AncientGreekἈρχαίαἑλληνικά" style:family="text">
      <style:text-properties style:font-weight-complex="bold"/>
    </style:style>
    <style:style style:name="T3511" style:parent-style-name="AncientGreekἈρχαίαἑλληνικά" style:family="text">
      <style:text-properties style:font-weight-complex="bold" fo:language="el" fo:country="GR"/>
    </style:style>
    <style:style style:name="T3512" style:parent-style-name="AncientGreekἈρχαίαἑλληνικά" style:family="text">
      <style:text-properties style:font-weight-complex="bold"/>
    </style:style>
    <style:style style:name="T3513" style:parent-style-name="AncientGreekἈρχαίαἑλληνικά" style:family="text">
      <style:text-properties style:font-weight-complex="bold" fo:language="el" fo:country="GR"/>
    </style:style>
    <style:style style:name="T3514" style:parent-style-name="AncientGreekἈρχαίαἑλληνικά" style:family="text">
      <style:text-properties style:font-weight-complex="bold"/>
    </style:style>
    <style:style style:name="T3515" style:parent-style-name="AncientGreekἈρχαίαἑλληνικά" style:family="text">
      <style:text-properties style:font-weight-complex="bold" fo:language="el" fo:country="GR"/>
    </style:style>
    <style:style style:name="T3516" style:parent-style-name="AncientGreekἈρχαίαἑλληνικά" style:family="text">
      <style:text-properties style:font-weight-complex="bold"/>
    </style:style>
    <style:style style:name="T3517" style:parent-style-name="AncientGreekἈρχαίαἑλληνικά" style:family="text">
      <style:text-properties style:font-weight-complex="bold" fo:language="el" fo:country="GR"/>
    </style:style>
    <style:style style:name="T3518" style:parent-style-name="AncientGreekἈρχαίαἑλληνικά" style:family="text">
      <style:text-properties style:font-weight-complex="bold"/>
    </style:style>
    <style:style style:name="T3519" style:parent-style-name="AncientGreekἈρχαίαἑλληνικά" style:family="text">
      <style:text-properties style:font-weight-complex="bold" fo:language="el" fo:country="GR"/>
    </style:style>
    <style:style style:name="T3520" style:parent-style-name="AncientGreekἈρχαίαἑλληνικά" style:family="text">
      <style:text-properties style:font-weight-complex="bold"/>
    </style:style>
    <style:style style:name="T3521" style:parent-style-name="AncientGreekἈρχαίαἑλληνικά" style:family="text">
      <style:text-properties style:font-weight-complex="bold" fo:language="el" fo:country="GR"/>
    </style:style>
    <style:style style:name="T3522" style:parent-style-name="AncientGreekἈρχαίαἑλληνικά" style:family="text">
      <style:text-properties style:font-weight-complex="bold"/>
    </style:style>
    <style:style style:name="T3523" style:parent-style-name="AncientGreekἈρχαίαἑλληνικά" style:family="text">
      <style:text-properties style:font-weight-complex="bold" fo:language="el" fo:country="GR"/>
    </style:style>
    <style:style style:name="T3524" style:parent-style-name="AncientGreekἈρχαίαἑλληνικά" style:family="text">
      <style:text-properties style:font-weight-complex="bold"/>
    </style:style>
    <style:style style:name="T3525" style:parent-style-name="AncientGreekἈρχαίαἑλληνικά" style:family="text">
      <style:text-properties style:font-weight-complex="bold" fo:language="el" fo:country="GR"/>
    </style:style>
    <style:style style:name="T3526" style:parent-style-name="AncientGreekἈρχαίαἑλληνικά" style:family="text">
      <style:text-properties style:font-weight-complex="bold"/>
    </style:style>
    <style:style style:name="T3527" style:parent-style-name="AncientGreekἈρχαίαἑλληνικά" style:family="text">
      <style:text-properties style:font-weight-complex="bold" fo:language="el" fo:country="GR"/>
    </style:style>
    <style:style style:name="T3528" style:parent-style-name="AncientGreekἈρχαίαἑλληνικά" style:family="text">
      <style:text-properties style:font-weight-complex="bold"/>
    </style:style>
    <style:style style:name="T3529" style:parent-style-name="AncientGreekἈρχαίαἑλληνικά" style:family="text">
      <style:text-properties style:font-weight-complex="bold" fo:language="el" fo:country="GR"/>
    </style:style>
    <style:style style:name="T3530" style:parent-style-name="AncientGreekἈρχαίαἑλληνικά" style:family="text">
      <style:text-properties style:font-weight-complex="bold"/>
    </style:style>
    <style:style style:name="T3531" style:parent-style-name="AncientGreekἈρχαίαἑλληνικά" style:family="text">
      <style:text-properties style:font-weight-complex="bold" fo:language="el" fo:country="GR"/>
    </style:style>
    <style:style style:name="T3532" style:parent-style-name="AncientGreekἈρχαίαἑλληνικά" style:family="text">
      <style:text-properties style:font-weight-complex="bold"/>
    </style:style>
    <style:style style:name="T3533" style:parent-style-name="AncientGreekἈρχαίαἑλληνικά" style:family="text">
      <style:text-properties style:font-weight-complex="bold" fo:language="el" fo:country="GR"/>
    </style:style>
    <style:style style:name="T3534" style:parent-style-name="AncientGreekἈρχαίαἑλληνικά" style:family="text">
      <style:text-properties style:font-weight-complex="bold"/>
    </style:style>
    <style:style style:name="T3535" style:parent-style-name="AncientGreekἈρχαίαἑλληνικά" style:family="text">
      <style:text-properties style:font-weight-complex="bold" fo:language="el" fo:country="GR"/>
    </style:style>
    <style:style style:name="T3536" style:parent-style-name="AncientGreekἈρχαίαἑλληνικά" style:family="text">
      <style:text-properties style:font-weight-complex="bold"/>
    </style:style>
    <style:style style:name="T3537" style:parent-style-name="AncientGreekἈρχαίαἑλληνικά" style:family="text">
      <style:text-properties style:font-weight-complex="bold" fo:language="el" fo:country="GR"/>
    </style:style>
    <style:style style:name="T3538" style:parent-style-name="AncientGreekἈρχαίαἑλληνικά" style:family="text">
      <style:text-properties style:font-weight-complex="bold"/>
    </style:style>
    <style:style style:name="T3539" style:parent-style-name="AncientGreekἈρχαίαἑλληνικά" style:family="text">
      <style:text-properties style:font-weight-complex="bold" fo:language="el" fo:country="GR"/>
    </style:style>
    <style:style style:name="T3540" style:parent-style-name="AncientGreekἈρχαίαἑλληνικά" style:family="text">
      <style:text-properties style:font-weight-complex="bold"/>
    </style:style>
    <style:style style:name="T3541" style:parent-style-name="AncientGreekἈρχαίαἑλληνικά" style:family="text">
      <style:text-properties style:font-weight-complex="bold" fo:language="el" fo:country="GR"/>
    </style:style>
    <style:style style:name="T3542" style:parent-style-name="AncientGreekἈρχαίαἑλληνικά" style:family="text">
      <style:text-properties style:font-weight-complex="bold"/>
    </style:style>
    <style:style style:name="T3543" style:parent-style-name="AncientGreekἈρχαίαἑλληνικά" style:family="text">
      <style:text-properties style:font-weight-complex="bold" fo:language="el" fo:country="GR"/>
    </style:style>
    <style:style style:name="T3544" style:parent-style-name="AncientGreekἈρχαίαἑλληνικά" style:family="text">
      <style:text-properties style:font-weight-complex="bold"/>
    </style:style>
    <style:style style:name="T3545" style:parent-style-name="AncientGreekἈρχαίαἑλληνικά" style:family="text">
      <style:text-properties style:font-weight-complex="bold" fo:language="el" fo:country="GR"/>
    </style:style>
    <style:style style:name="T3546" style:parent-style-name="AncientGreekἈρχαίαἑλληνικά" style:family="text">
      <style:text-properties style:font-weight-complex="bold"/>
    </style:style>
    <style:style style:name="T3547" style:parent-style-name="AncientGreekἈρχαίαἑλληνικά" style:family="text">
      <style:text-properties style:font-weight-complex="bold" fo:language="el" fo:country="GR"/>
    </style:style>
    <style:style style:name="T3548" style:parent-style-name="AncientGreekἈρχαίαἑλληνικά" style:family="text">
      <style:text-properties style:font-weight-complex="bold"/>
    </style:style>
    <style:style style:name="T3549" style:parent-style-name="AncientGreekἈρχαίαἑλληνικά" style:family="text">
      <style:text-properties style:font-weight-complex="bold" fo:language="el" fo:country="GR"/>
    </style:style>
    <style:style style:name="T3550" style:parent-style-name="AncientGreekἈρχαίαἑλληνικά" style:family="text">
      <style:text-properties style:font-weight-complex="bold"/>
    </style:style>
    <style:style style:name="T3551" style:parent-style-name="AncientGreekἈρχαίαἑλληνικά" style:family="text">
      <style:text-properties style:font-weight-complex="bold" fo:language="el" fo:country="GR"/>
    </style:style>
    <style:style style:name="T3552" style:parent-style-name="AncientGreekἈρχαίαἑλληνικά" style:family="text">
      <style:text-properties style:font-weight-complex="bold"/>
    </style:style>
    <style:style style:name="T3553" style:parent-style-name="AncientGreekἈρχαίαἑλληνικά" style:family="text">
      <style:text-properties style:font-weight-complex="bold" fo:language="el" fo:country="GR"/>
    </style:style>
    <style:style style:name="T3554" style:parent-style-name="AncientGreekἈρχαίαἑλληνικά" style:family="text">
      <style:text-properties style:font-weight-complex="bold"/>
    </style:style>
    <style:style style:name="T3555" style:parent-style-name="AncientGreekἈρχαίαἑλληνικά" style:family="text">
      <style:text-properties style:font-weight-complex="bold" fo:language="el" fo:country="GR"/>
    </style:style>
    <style:style style:name="T3556" style:parent-style-name="AncientGreekἈρχαίαἑλληνικά" style:family="text">
      <style:text-properties style:font-weight-complex="bold"/>
    </style:style>
    <style:style style:name="T3557" style:parent-style-name="AncientGreekἈρχαίαἑλληνικά" style:family="text">
      <style:text-properties style:font-weight-complex="bold" fo:language="el" fo:country="GR"/>
    </style:style>
    <style:style style:name="T3558" style:parent-style-name="AncientGreekἈρχαίαἑλληνικά" style:family="text">
      <style:text-properties style:font-weight-complex="bold"/>
    </style:style>
    <style:style style:name="T3559" style:parent-style-name="AncientGreekἈρχαίαἑλληνικά" style:family="text">
      <style:text-properties style:font-weight-complex="bold" fo:language="el" fo:country="GR"/>
    </style:style>
    <style:style style:name="T3560" style:parent-style-name="AncientGreekἈρχαίαἑλληνικά" style:family="text">
      <style:text-properties style:font-weight-complex="bold"/>
    </style:style>
    <style:style style:name="T3561" style:parent-style-name="AncientGreekἈρχαίαἑλληνικά" style:family="text">
      <style:text-properties style:font-weight-complex="bold" fo:language="el" fo:country="GR"/>
    </style:style>
    <style:style style:name="T3562" style:parent-style-name="AncientGreekἈρχαίαἑλληνικά" style:family="text">
      <style:text-properties style:font-weight-complex="bold"/>
    </style:style>
    <style:style style:name="T3563" style:parent-style-name="AncientGreekἈρχαίαἑλληνικά" style:family="text">
      <style:text-properties style:font-weight-complex="bold" fo:language="el" fo:country="GR"/>
    </style:style>
    <style:style style:name="T3564" style:parent-style-name="AncientGreekἈρχαίαἑλληνικά" style:family="text">
      <style:text-properties style:font-weight-complex="bold"/>
    </style:style>
    <style:style style:name="T3565" style:parent-style-name="AncientGreekἈρχαίαἑλληνικά" style:family="text">
      <style:text-properties style:font-weight-complex="bold" fo:language="el" fo:country="GR"/>
    </style:style>
    <style:style style:name="T3566" style:parent-style-name="AncientGreekἈρχαίαἑλληνικά" style:family="text">
      <style:text-properties style:font-weight-complex="bold"/>
    </style:style>
    <style:style style:name="T3567" style:parent-style-name="AncientGreekἈρχαίαἑλληνικά" style:family="text">
      <style:text-properties style:font-weight-complex="bold" fo:language="el" fo:country="GR"/>
    </style:style>
    <style:style style:name="T3568" style:parent-style-name="AncientGreekἈρχαίαἑλληνικά" style:family="text">
      <style:text-properties style:font-weight-complex="bold"/>
    </style:style>
    <style:style style:name="T3569" style:parent-style-name="AncientGreekἈρχαίαἑλληνικά" style:family="text">
      <style:text-properties style:font-weight-complex="bold" fo:language="el" fo:country="GR"/>
    </style:style>
    <style:style style:name="T3570" style:parent-style-name="AncientGreekἈρχαίαἑλληνικά" style:family="text">
      <style:text-properties style:font-weight-complex="bold"/>
    </style:style>
    <style:style style:name="T3571" style:parent-style-name="AncientGreekἈρχαίαἑλληνικά" style:family="text">
      <style:text-properties style:font-weight-complex="bold" fo:language="el" fo:country="GR"/>
    </style:style>
    <style:style style:name="T3572" style:parent-style-name="AncientGreekἈρχαίαἑλληνικά" style:family="text">
      <style:text-properties style:font-weight-complex="bold"/>
    </style:style>
    <style:style style:name="T3573" style:parent-style-name="AncientGreekἈρχαίαἑλληνικά" style:family="text">
      <style:text-properties style:font-weight-complex="bold" fo:language="el" fo:country="GR"/>
    </style:style>
    <style:style style:name="T3574" style:parent-style-name="AncientGreekἈρχαίαἑλληνικά" style:family="text">
      <style:text-properties style:font-weight-complex="bold"/>
    </style:style>
    <style:style style:name="T3575" style:parent-style-name="AncientGreekἈρχαίαἑλληνικά" style:family="text">
      <style:text-properties style:font-weight-complex="bold" fo:language="el" fo:country="GR"/>
    </style:style>
    <style:style style:name="T3576" style:parent-style-name="AncientGreekἈρχαίαἑλληνικά" style:family="text">
      <style:text-properties style:font-weight-complex="bold"/>
    </style:style>
    <style:style style:name="T3577" style:parent-style-name="AncientGreekἈρχαίαἑλληνικά" style:family="text">
      <style:text-properties style:font-weight-complex="bold" fo:language="el" fo:country="GR"/>
    </style:style>
    <style:style style:name="T3578" style:parent-style-name="AncientGreekἈρχαίαἑλληνικά" style:family="text">
      <style:text-properties style:font-weight-complex="bold"/>
    </style:style>
    <style:style style:name="T3579" style:parent-style-name="AncientGreekἈρχαίαἑλληνικά" style:family="text">
      <style:text-properties style:font-weight-complex="bold" fo:language="el" fo:country="GR"/>
    </style:style>
    <style:style style:name="T3580" style:parent-style-name="AncientGreekἈρχαίαἑλληνικά" style:family="text">
      <style:text-properties style:font-weight-complex="bold"/>
    </style:style>
    <style:style style:name="T3581" style:parent-style-name="AncientGreekἈρχαίαἑλληνικά" style:family="text">
      <style:text-properties style:font-weight-complex="bold" fo:language="el" fo:country="GR"/>
    </style:style>
    <style:style style:name="T3582" style:parent-style-name="AncientGreekἈρχαίαἑλληνικά" style:family="text">
      <style:text-properties style:font-weight-complex="bold"/>
    </style:style>
    <style:style style:name="T3583" style:parent-style-name="AncientGreekἈρχαίαἑλληνικά" style:family="text">
      <style:text-properties style:font-weight-complex="bold" fo:language="el" fo:country="GR"/>
    </style:style>
    <style:style style:name="T3584" style:parent-style-name="AncientGreekἈρχαίαἑλληνικά" style:family="text">
      <style:text-properties style:font-weight-complex="bold"/>
    </style:style>
    <style:style style:name="T3585" style:parent-style-name="AncientGreekἈρχαίαἑλληνικά" style:family="text">
      <style:text-properties style:font-weight-complex="bold" fo:language="el" fo:country="GR"/>
    </style:style>
    <style:style style:name="T3586" style:parent-style-name="AncientGreekἈρχαίαἑλληνικά" style:family="text">
      <style:text-properties style:font-weight-complex="bold"/>
    </style:style>
    <style:style style:name="P3587" style:parent-style-name="Standard" style:family="paragraph">
      <style:paragraph-properties fo:widows="0" fo:orphans="0">
        <style:tab-stops>
          <style:tab-stop style:type="left" style:position="2.1666in"/>
        </style:tab-stops>
      </style:paragraph-properties>
    </style:style>
    <style:style style:name="T3588" style:parent-style-name="AncientGreekἈρχαίαἑλληνικά" style:family="text">
      <style:text-properties style:font-weight-complex="bold" fo:language="el" fo:country="GR"/>
    </style:style>
    <style:style style:name="T3589" style:parent-style-name="AncientGreekἈρχαίαἑλληνικά" style:family="text">
      <style:text-properties style:font-weight-complex="bold"/>
    </style:style>
    <style:style style:name="T3590" style:parent-style-name="AncientGreekἈρχαίαἑλληνικά" style:family="text">
      <style:text-properties style:font-weight-complex="bold" fo:language="el" fo:country="GR"/>
    </style:style>
    <style:style style:name="T3591" style:parent-style-name="AncientGreekἈρχαίαἑλληνικά" style:family="text">
      <style:text-properties style:font-weight-complex="bold"/>
    </style:style>
    <style:style style:name="T3592" style:parent-style-name="AncientGreekἈρχαίαἑλληνικά" style:family="text">
      <style:text-properties style:font-weight-complex="bold" fo:language="el" fo:country="GR"/>
    </style:style>
    <style:style style:name="T3593" style:parent-style-name="AncientGreekἈρχαίαἑλληνικά" style:family="text">
      <style:text-properties style:font-weight-complex="bold"/>
    </style:style>
    <style:style style:name="T3594" style:parent-style-name="AncientGreekἈρχαίαἑλληνικά" style:family="text">
      <style:text-properties style:font-weight-complex="bold" fo:language="el" fo:country="GR"/>
    </style:style>
    <style:style style:name="T3595" style:parent-style-name="AncientGreekἈρχαίαἑλληνικά" style:family="text">
      <style:text-properties style:font-weight-complex="bold"/>
    </style:style>
    <style:style style:name="T3596" style:parent-style-name="AncientGreekἈρχαίαἑλληνικά" style:family="text">
      <style:text-properties style:font-weight-complex="bold" fo:language="el" fo:country="GR"/>
    </style:style>
    <style:style style:name="T3597" style:parent-style-name="AncientGreekἈρχαίαἑλληνικά" style:family="text">
      <style:text-properties style:font-weight-complex="bold"/>
    </style:style>
    <style:style style:name="T3598" style:parent-style-name="AncientGreekἈρχαίαἑλληνικά" style:family="text">
      <style:text-properties style:font-weight-complex="bold" fo:language="el" fo:country="GR"/>
    </style:style>
    <style:style style:name="T3599" style:parent-style-name="AncientGreekἈρχαίαἑλληνικά" style:family="text">
      <style:text-properties style:font-weight-complex="bold"/>
    </style:style>
    <style:style style:name="T3600" style:parent-style-name="AncientGreekἈρχαίαἑλληνικά" style:family="text">
      <style:text-properties style:font-weight-complex="bold" fo:language="el" fo:country="GR"/>
    </style:style>
    <style:style style:name="T3601" style:parent-style-name="AncientGreekἈρχαίαἑλληνικά" style:family="text">
      <style:text-properties style:font-weight-complex="bold"/>
    </style:style>
    <style:style style:name="T3602" style:parent-style-name="AncientGreekἈρχαίαἑλληνικά" style:family="text">
      <style:text-properties style:font-weight-complex="bold" fo:language="el" fo:country="GR"/>
    </style:style>
    <style:style style:name="T3603" style:parent-style-name="AncientGreekἈρχαίαἑλληνικά" style:family="text">
      <style:text-properties style:font-weight-complex="bold"/>
    </style:style>
    <style:style style:name="T3604" style:parent-style-name="AncientGreekἈρχαίαἑλληνικά" style:family="text">
      <style:text-properties style:font-weight-complex="bold" fo:language="el" fo:country="GR"/>
    </style:style>
    <style:style style:name="T3605" style:parent-style-name="AncientGreekἈρχαίαἑλληνικά" style:family="text">
      <style:text-properties style:font-weight-complex="bold"/>
    </style:style>
    <style:style style:name="T3606" style:parent-style-name="AncientGreekἈρχαίαἑλληνικά" style:family="text">
      <style:text-properties style:font-weight-complex="bold" fo:language="el" fo:country="GR"/>
    </style:style>
    <style:style style:name="T3607" style:parent-style-name="AncientGreekἈρχαίαἑλληνικά" style:family="text">
      <style:text-properties style:font-weight-complex="bold"/>
    </style:style>
    <style:style style:name="T3608" style:parent-style-name="AncientGreekἈρχαίαἑλληνικά" style:family="text">
      <style:text-properties style:font-weight-complex="bold" fo:language="el" fo:country="GR"/>
    </style:style>
    <style:style style:name="T3609" style:parent-style-name="AncientGreekἈρχαίαἑλληνικά" style:family="text">
      <style:text-properties style:font-weight-complex="bold"/>
    </style:style>
    <style:style style:name="T3610" style:parent-style-name="AncientGreekἈρχαίαἑλληνικά" style:family="text">
      <style:text-properties style:font-weight-complex="bold" fo:language="el" fo:country="GR"/>
    </style:style>
    <style:style style:name="T3611" style:parent-style-name="AncientGreekἈρχαίαἑλληνικά" style:family="text">
      <style:text-properties style:font-weight-complex="bold"/>
    </style:style>
    <style:style style:name="T3612" style:parent-style-name="AncientGreekἈρχαίαἑλληνικά" style:family="text">
      <style:text-properties style:font-weight-complex="bold" fo:language="el" fo:country="GR"/>
    </style:style>
    <style:style style:name="T3613" style:parent-style-name="AncientGreekἈρχαίαἑλληνικά" style:family="text">
      <style:text-properties style:font-weight-complex="bold"/>
    </style:style>
    <style:style style:name="T3614" style:parent-style-name="AncientGreekἈρχαίαἑλληνικά" style:family="text">
      <style:text-properties style:font-weight-complex="bold" fo:language="el" fo:country="GR"/>
    </style:style>
    <style:style style:name="T3615" style:parent-style-name="AncientGreekἈρχαίαἑλληνικά" style:family="text">
      <style:text-properties style:font-weight-complex="bold"/>
    </style:style>
    <style:style style:name="TableCell3616" style:family="table-cell">
      <style:table-cell-properties fo:border="0.0069in solid #000000" fo:background-color="#FFFFFF" style:writing-mode="lr-tb" fo:padding-top="0in" fo:padding-left="0.1527in" fo:padding-bottom="0in" fo:padding-right="0.15in"/>
    </style:style>
    <style:style style:name="P3617" style:parent-style-name="Standard" style:family="paragraph">
      <style:paragraph-properties fo:widows="0" fo:orphans="0" fo:text-align="center"/>
      <style:text-properties style:font-name="Times New Roman" fo:font-weight="bold" style:font-weight-asian="bold" style:font-weight-complex="bold" fo:color="#383838" fo:font-size="16pt" style:font-size-asian="16pt" style:font-size-complex="16pt"/>
    </style:style>
    <style:style style:name="P3618" style:parent-style-name="Textbody" style:family="paragraph">
      <style:paragraph-properties fo:margin-bottom="0in"/>
      <style:text-properties style:font-name="Times New Roman" fo:color="#383838" fo:font-size="10.5pt" style:font-size-asian="10.5pt"/>
    </style:style>
    <style:style style:name="P3619" style:parent-style-name="Textbody" style:family="paragraph">
      <style:paragraph-properties fo:margin-bottom="0in"/>
      <style:text-properties style:font-name="Times New Roman" fo:color="#383838" fo:font-size="10.5pt" style:font-size-asian="10.5pt"/>
    </style:style>
    <style:style style:name="TableRow3620" style:family="table-row">
      <style:table-row-properties style:min-row-height="0.0138in" style:use-optimal-row-height="false" fo:keep-together="always"/>
    </style:style>
    <style:style style:name="TableCell3621" style:family="table-cell">
      <style:table-cell-properties fo:border="0.0069in solid #000000" fo:background-color="#FFFFFF" style:writing-mode="lr-tb" fo:padding-top="0in" fo:padding-left="0.1527in" fo:padding-bottom="0in" fo:padding-right="0.15in"/>
    </style:style>
    <style:style style:name="P3622" style:parent-style-name="Standard" style:family="paragraph">
      <style:paragraph-properties fo:keep-with-next="always" fo:widows="0" fo:orphans="0" fo:text-align="center">
        <style:tab-stops>
          <style:tab-stop style:type="left" style:position="2.5416in"/>
        </style:tab-stops>
      </style:paragraph-properties>
    </style:style>
    <style:style style:name="T3623" style:parent-style-name="AncientGreekἈρχαίαἑλληνικά" style:family="text">
      <style:text-properties fo:font-weight="bold" style:font-weight-asian="bold" style:font-weight-complex="bold" fo:font-size="18pt" style:font-size-asian="18pt" style:font-size-complex="14pt"/>
    </style:style>
    <style:style style:name="T3624"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3625" style:parent-style-name="AncientGreekἈρχαίαἑλληνικά" style:family="text">
      <style:text-properties fo:font-weight="bold" style:font-weight-asian="bold" style:font-weight-complex="bold" fo:font-size="18pt" style:font-size-asian="18pt" style:font-size-complex="14pt"/>
    </style:style>
    <style:style style:name="P3626" style:parent-style-name="Standard" style:family="paragraph">
      <style:paragraph-properties fo:widows="0" fo:orphans="0">
        <style:tab-stops>
          <style:tab-stop style:type="left" style:position="2.5416in"/>
        </style:tab-stops>
      </style:paragraph-properties>
    </style:style>
    <style:style style:name="T3627" style:parent-style-name="AncientGreekἈρχαίαἑλληνικά" style:family="text">
      <style:text-properties style:font-weight-complex="bold" fo:language="el" fo:country="GR"/>
    </style:style>
    <style:style style:name="T3628" style:parent-style-name="AncientGreekἈρχαίαἑλληνικά" style:family="text">
      <style:text-properties style:font-weight-complex="bold"/>
    </style:style>
    <style:style style:name="T3629" style:parent-style-name="AncientGreekἈρχαίαἑλληνικά" style:family="text">
      <style:text-properties style:font-weight-complex="bold" fo:language="el" fo:country="GR"/>
    </style:style>
    <style:style style:name="T3630" style:parent-style-name="AncientGreekἈρχαίαἑλληνικά" style:family="text">
      <style:text-properties style:font-weight-complex="bold"/>
    </style:style>
    <style:style style:name="T3631" style:parent-style-name="AncientGreekἈρχαίαἑλληνικά" style:family="text">
      <style:text-properties style:font-weight-complex="bold" fo:language="el" fo:country="GR"/>
    </style:style>
    <style:style style:name="T3632" style:parent-style-name="AncientGreekἈρχαίαἑλληνικά" style:family="text">
      <style:text-properties style:font-weight-complex="bold"/>
    </style:style>
    <style:style style:name="T3633" style:parent-style-name="AncientGreekἈρχαίαἑλληνικά" style:family="text">
      <style:text-properties style:font-weight-complex="bold" fo:language="el" fo:country="GR"/>
    </style:style>
    <style:style style:name="T3634" style:parent-style-name="AncientGreekἈρχαίαἑλληνικά" style:family="text">
      <style:text-properties style:font-weight-complex="bold"/>
    </style:style>
    <style:style style:name="T3635" style:parent-style-name="AncientGreekἈρχαίαἑλληνικά" style:family="text">
      <style:text-properties style:font-weight-complex="bold" fo:language="el" fo:country="GR"/>
    </style:style>
    <style:style style:name="T3636" style:parent-style-name="AncientGreekἈρχαίαἑλληνικά" style:family="text">
      <style:text-properties style:font-weight-complex="bold"/>
    </style:style>
    <style:style style:name="T3637" style:parent-style-name="AncientGreekἈρχαίαἑλληνικά" style:family="text">
      <style:text-properties style:font-weight-complex="bold" fo:language="el" fo:country="GR"/>
    </style:style>
    <style:style style:name="T3638" style:parent-style-name="AncientGreekἈρχαίαἑλληνικά" style:family="text">
      <style:text-properties style:font-weight-complex="bold"/>
    </style:style>
    <style:style style:name="T3639" style:parent-style-name="AncientGreekἈρχαίαἑλληνικά" style:family="text">
      <style:text-properties style:font-weight-complex="bold" fo:language="el" fo:country="GR"/>
    </style:style>
    <style:style style:name="T3640" style:parent-style-name="AncientGreekἈρχαίαἑλληνικά" style:family="text">
      <style:text-properties style:font-weight-complex="bold"/>
    </style:style>
    <style:style style:name="T3641" style:parent-style-name="AncientGreekἈρχαίαἑλληνικά" style:family="text">
      <style:text-properties style:font-weight-complex="bold" fo:language="el" fo:country="GR"/>
    </style:style>
    <style:style style:name="T3642" style:parent-style-name="AncientGreekἈρχαίαἑλληνικά" style:family="text">
      <style:text-properties style:font-weight-complex="bold"/>
    </style:style>
    <style:style style:name="T3643" style:parent-style-name="AncientGreekἈρχαίαἑλληνικά" style:family="text">
      <style:text-properties style:font-weight-complex="bold" fo:language="el" fo:country="GR"/>
    </style:style>
    <style:style style:name="T3644" style:parent-style-name="AncientGreekἈρχαίαἑλληνικά" style:family="text">
      <style:text-properties style:font-weight-complex="bold"/>
    </style:style>
    <style:style style:name="T3645" style:parent-style-name="AncientGreekἈρχαίαἑλληνικά" style:family="text">
      <style:text-properties style:font-weight-complex="bold" fo:language="el" fo:country="GR"/>
    </style:style>
    <style:style style:name="T3646" style:parent-style-name="AncientGreekἈρχαίαἑλληνικά" style:family="text">
      <style:text-properties style:font-weight-complex="bold"/>
    </style:style>
    <style:style style:name="T3647" style:parent-style-name="AncientGreekἈρχαίαἑλληνικά" style:family="text">
      <style:text-properties style:font-weight-complex="bold" fo:language="el" fo:country="GR"/>
    </style:style>
    <style:style style:name="T3648" style:parent-style-name="AncientGreekἈρχαίαἑλληνικά" style:family="text">
      <style:text-properties style:font-weight-complex="bold"/>
    </style:style>
    <style:style style:name="T3649" style:parent-style-name="AncientGreekἈρχαίαἑλληνικά" style:family="text">
      <style:text-properties style:font-weight-complex="bold" fo:language="el" fo:country="GR"/>
    </style:style>
    <style:style style:name="T3650" style:parent-style-name="AncientGreekἈρχαίαἑλληνικά" style:family="text">
      <style:text-properties style:font-weight-complex="bold"/>
    </style:style>
    <style:style style:name="T3651" style:parent-style-name="AncientGreekἈρχαίαἑλληνικά" style:family="text">
      <style:text-properties style:font-weight-complex="bold" fo:language="el" fo:country="GR"/>
    </style:style>
    <style:style style:name="T3652" style:parent-style-name="AncientGreekἈρχαίαἑλληνικά" style:family="text">
      <style:text-properties style:font-weight-complex="bold"/>
    </style:style>
    <style:style style:name="T3653" style:parent-style-name="AncientGreekἈρχαίαἑλληνικά" style:family="text">
      <style:text-properties style:font-weight-complex="bold" fo:language="el" fo:country="GR"/>
    </style:style>
    <style:style style:name="T3654" style:parent-style-name="AncientGreekἈρχαίαἑλληνικά" style:family="text">
      <style:text-properties style:font-weight-complex="bold"/>
    </style:style>
    <style:style style:name="T3655" style:parent-style-name="AncientGreekἈρχαίαἑλληνικά" style:family="text">
      <style:text-properties style:font-weight-complex="bold" fo:language="el" fo:country="GR"/>
    </style:style>
    <style:style style:name="T3656" style:parent-style-name="AncientGreekἈρχαίαἑλληνικά" style:family="text">
      <style:text-properties style:font-weight-complex="bold"/>
    </style:style>
    <style:style style:name="T3657" style:parent-style-name="AncientGreekἈρχαίαἑλληνικά" style:family="text">
      <style:text-properties style:font-weight-complex="bold" fo:language="el" fo:country="GR"/>
    </style:style>
    <style:style style:name="T3658" style:parent-style-name="AncientGreekἈρχαίαἑλληνικά" style:family="text">
      <style:text-properties style:font-weight-complex="bold"/>
    </style:style>
    <style:style style:name="T3659" style:parent-style-name="AncientGreekἈρχαίαἑλληνικά" style:family="text">
      <style:text-properties style:font-weight-complex="bold" fo:language="el" fo:country="GR"/>
    </style:style>
    <style:style style:name="T3660" style:parent-style-name="AncientGreekἈρχαίαἑλληνικά" style:family="text">
      <style:text-properties style:font-weight-complex="bold"/>
    </style:style>
    <style:style style:name="T3661" style:parent-style-name="AncientGreekἈρχαίαἑλληνικά" style:family="text">
      <style:text-properties style:font-weight-complex="bold" fo:language="el" fo:country="GR"/>
    </style:style>
    <style:style style:name="T3662" style:parent-style-name="AncientGreekἈρχαίαἑλληνικά" style:family="text">
      <style:text-properties style:font-weight-complex="bold"/>
    </style:style>
    <style:style style:name="T3663" style:parent-style-name="AncientGreekἈρχαίαἑλληνικά" style:family="text">
      <style:text-properties style:font-weight-complex="bold" fo:language="el" fo:country="GR"/>
    </style:style>
    <style:style style:name="T3664" style:parent-style-name="AncientGreekἈρχαίαἑλληνικά" style:family="text">
      <style:text-properties style:font-weight-complex="bold"/>
    </style:style>
    <style:style style:name="T3665" style:parent-style-name="AncientGreekἈρχαίαἑλληνικά" style:family="text">
      <style:text-properties style:font-weight-complex="bold" fo:language="el" fo:country="GR"/>
    </style:style>
    <style:style style:name="T3666" style:parent-style-name="AncientGreekἈρχαίαἑλληνικά" style:family="text">
      <style:text-properties style:font-weight-complex="bold"/>
    </style:style>
    <style:style style:name="T3667" style:parent-style-name="AncientGreekἈρχαίαἑλληνικά" style:family="text">
      <style:text-properties style:font-weight-complex="bold" fo:language="el" fo:country="GR"/>
    </style:style>
    <style:style style:name="T3668" style:parent-style-name="AncientGreekἈρχαίαἑλληνικά" style:family="text">
      <style:text-properties style:font-weight-complex="bold"/>
    </style:style>
    <style:style style:name="T3669" style:parent-style-name="AncientGreekἈρχαίαἑλληνικά" style:family="text">
      <style:text-properties style:font-weight-complex="bold" fo:language="el" fo:country="GR"/>
    </style:style>
    <style:style style:name="T3670" style:parent-style-name="AncientGreekἈρχαίαἑλληνικά" style:family="text">
      <style:text-properties style:font-weight-complex="bold"/>
    </style:style>
    <style:style style:name="T3671" style:parent-style-name="AncientGreekἈρχαίαἑλληνικά" style:family="text">
      <style:text-properties style:font-weight-complex="bold" fo:language="el" fo:country="GR"/>
    </style:style>
    <style:style style:name="T3672" style:parent-style-name="AncientGreekἈρχαίαἑλληνικά" style:family="text">
      <style:text-properties style:font-weight-complex="bold"/>
    </style:style>
    <style:style style:name="T3673" style:parent-style-name="AncientGreekἈρχαίαἑλληνικά" style:family="text">
      <style:text-properties style:font-weight-complex="bold" fo:language="el" fo:country="GR"/>
    </style:style>
    <style:style style:name="T3674" style:parent-style-name="AncientGreekἈρχαίαἑλληνικά" style:family="text">
      <style:text-properties style:font-weight-complex="bold"/>
    </style:style>
    <style:style style:name="T3675" style:parent-style-name="AncientGreekἈρχαίαἑλληνικά" style:family="text">
      <style:text-properties style:font-weight-complex="bold" fo:language="el" fo:country="GR"/>
    </style:style>
    <style:style style:name="T3676" style:parent-style-name="AncientGreekἈρχαίαἑλληνικά" style:family="text">
      <style:text-properties style:font-weight-complex="bold"/>
    </style:style>
    <style:style style:name="T3677" style:parent-style-name="AncientGreekἈρχαίαἑλληνικά" style:family="text">
      <style:text-properties style:font-weight-complex="bold" fo:language="el" fo:country="GR"/>
    </style:style>
    <style:style style:name="T3678" style:parent-style-name="AncientGreekἈρχαίαἑλληνικά" style:family="text">
      <style:text-properties style:font-weight-complex="bold"/>
    </style:style>
    <style:style style:name="T3679" style:parent-style-name="AncientGreekἈρχαίαἑλληνικά" style:family="text">
      <style:text-properties style:font-weight-complex="bold" fo:language="el" fo:country="GR"/>
    </style:style>
    <style:style style:name="T3680" style:parent-style-name="AncientGreekἈρχαίαἑλληνικά" style:family="text">
      <style:text-properties style:font-weight-complex="bold"/>
    </style:style>
    <style:style style:name="T3681" style:parent-style-name="AncientGreekἈρχαίαἑλληνικά" style:family="text">
      <style:text-properties style:font-weight-complex="bold" fo:language="el" fo:country="GR"/>
    </style:style>
    <style:style style:name="T3682" style:parent-style-name="AncientGreekἈρχαίαἑλληνικά" style:family="text">
      <style:text-properties style:font-weight-complex="bold"/>
    </style:style>
    <style:style style:name="T3683" style:parent-style-name="AncientGreekἈρχαίαἑλληνικά" style:family="text">
      <style:text-properties style:font-weight-complex="bold" fo:language="el" fo:country="GR"/>
    </style:style>
    <style:style style:name="T3684" style:parent-style-name="AncientGreekἈρχαίαἑλληνικά" style:family="text">
      <style:text-properties style:font-weight-complex="bold"/>
    </style:style>
    <style:style style:name="T3685" style:parent-style-name="AncientGreekἈρχαίαἑλληνικά" style:family="text">
      <style:text-properties style:font-weight-complex="bold" fo:language="el" fo:country="GR"/>
    </style:style>
    <style:style style:name="T3686" style:parent-style-name="AncientGreekἈρχαίαἑλληνικά" style:family="text">
      <style:text-properties style:font-weight-complex="bold"/>
    </style:style>
    <style:style style:name="T3687" style:parent-style-name="AncientGreekἈρχαίαἑλληνικά" style:family="text">
      <style:text-properties style:font-weight-complex="bold" fo:language="el" fo:country="GR"/>
    </style:style>
    <style:style style:name="P3688" style:parent-style-name="Standard" style:family="paragraph">
      <style:paragraph-properties fo:widows="0" fo:orphans="0">
        <style:tab-stops>
          <style:tab-stop style:type="left" style:position="2.5416in"/>
        </style:tab-stops>
      </style:paragraph-properties>
    </style:style>
    <style:style style:name="T3689" style:parent-style-name="AncientGreekἈρχαίαἑλληνικά" style:family="text">
      <style:text-properties style:font-weight-complex="bold" fo:language="el" fo:country="GR"/>
    </style:style>
    <style:style style:name="TableCell3690" style:family="table-cell">
      <style:table-cell-properties fo:border="0.0069in solid #000000" fo:background-color="#FFFFFF" style:writing-mode="lr-tb" fo:padding-top="0in" fo:padding-left="0.1527in" fo:padding-bottom="0in" fo:padding-right="0.15in"/>
    </style:style>
    <style:style style:name="P3691" style:parent-style-name="Standard" style:family="paragraph">
      <style:paragraph-properties fo:widows="0" fo:orphans="0" fo:text-align="center"/>
      <style:text-properties style:font-name="Times New Roman" fo:font-weight="bold" style:font-weight-asian="bold" style:font-weight-complex="bold" fo:color="#383838" fo:font-size="16pt" style:font-size-asian="16pt" style:font-size-complex="16pt"/>
    </style:style>
    <style:style style:name="P3692" style:parent-style-name="Textbody" style:family="paragraph">
      <style:paragraph-properties fo:margin-bottom="0in"/>
      <style:text-properties style:font-name="Times New Roman" fo:color="#383838" fo:font-size="10.5pt" style:font-size-asian="10.5pt"/>
    </style:style>
    <style:style style:name="P3693" style:parent-style-name="Textbody" style:family="paragraph">
      <style:paragraph-properties fo:margin-bottom="0in"/>
      <style:text-properties style:font-name="Times New Roman" fo:color="#383838" fo:font-size="10.5pt" style:font-size-asian="10.5pt"/>
    </style:style>
    <style:style style:name="P3694" style:parent-style-name="Textbody" style:family="paragraph">
      <style:paragraph-properties fo:text-align="center" fo:margin-bottom="0in"/>
      <style:text-properties style:font-name="apple-system, BlinkMacSystemFon" fo:color="#383838" fo:font-size="10.5pt" style:font-size-asian="10.5pt"/>
    </style:style>
    <style:style style:name="P3695" style:parent-style-name="Standard" style:family="paragraph">
      <style:paragraph-properties fo:widows="0" fo:orphans="0"/>
      <style:text-properties style:font-name="AncientGreek"/>
    </style:style>
    <style:style style:name="TableRow3696" style:family="table-row">
      <style:table-row-properties style:min-row-height="0.0138in" style:use-optimal-row-height="false" fo:keep-together="always"/>
    </style:style>
    <style:style style:name="TableCell3697" style:family="table-cell">
      <style:table-cell-properties fo:border="0.0069in solid #000000" fo:background-color="#FFFFFF" style:writing-mode="lr-tb" fo:padding-top="0in" fo:padding-left="0.1527in" fo:padding-bottom="0in" fo:padding-right="0.15in"/>
    </style:style>
    <style:style style:name="P3698" style:parent-style-name="Standard" style:family="paragraph">
      <style:paragraph-properties fo:keep-with-next="always" fo:widows="0" fo:orphans="0" fo:text-align="center">
        <style:tab-stops>
          <style:tab-stop style:type="left" style:position="1in"/>
        </style:tab-stops>
      </style:paragraph-properties>
    </style:style>
    <style:style style:name="T3699" style:parent-style-name="AncientGreekἈρχαίαἑλληνικά" style:family="text">
      <style:text-properties fo:font-weight="bold" style:font-weight-asian="bold" style:font-weight-complex="bold" fo:font-size="18pt" style:font-size-asian="18pt" style:font-size-complex="14pt"/>
    </style:style>
    <style:style style:name="T3700"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3701" style:parent-style-name="AncientGreekἈρχαίαἑλληνικά" style:family="text">
      <style:text-properties fo:font-weight="bold" style:font-weight-asian="bold" style:font-weight-complex="bold" fo:font-size="18pt" style:font-size-asian="18pt" style:font-size-complex="14pt"/>
    </style:style>
    <style:style style:name="T3702"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3703" style:parent-style-name="AncientGreekἈρχαίαἑλληνικά" style:family="text">
      <style:text-properties fo:font-weight="bold" style:font-weight-asian="bold" style:font-weight-complex="bold" fo:font-size="18pt" style:font-size-asian="18pt" style:font-size-complex="14pt"/>
    </style:style>
    <style:style style:name="T3704"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3705" style:parent-style-name="AncientGreekἈρχαίαἑλληνικά" style:family="text">
      <style:text-properties fo:font-weight="bold" style:font-weight-asian="bold" style:font-weight-complex="bold" fo:font-size="18pt" style:font-size-asian="18pt" style:font-size-complex="14pt"/>
    </style:style>
    <style:style style:name="P3706" style:parent-style-name="Standard" style:family="paragraph">
      <style:paragraph-properties fo:widows="0" fo:orphans="0">
        <style:tab-stops>
          <style:tab-stop style:type="left" style:position="1in"/>
        </style:tab-stops>
      </style:paragraph-properties>
    </style:style>
    <style:style style:name="T3707" style:parent-style-name="AncientGreekἈρχαίαἑλληνικά" style:family="text">
      <style:text-properties style:font-weight-complex="bold" fo:language="el" fo:country="GR"/>
    </style:style>
    <style:style style:name="T3708" style:parent-style-name="AncientGreekἈρχαίαἑλληνικά" style:family="text">
      <style:text-properties style:font-weight-complex="bold"/>
    </style:style>
    <style:style style:name="T3709" style:parent-style-name="AncientGreekἈρχαίαἑλληνικά" style:family="text">
      <style:text-properties style:font-weight-complex="bold" fo:language="el" fo:country="GR"/>
    </style:style>
    <style:style style:name="T3710" style:parent-style-name="AncientGreekἈρχαίαἑλληνικά" style:family="text">
      <style:text-properties style:font-weight-complex="bold"/>
    </style:style>
    <style:style style:name="T3711" style:parent-style-name="AncientGreekἈρχαίαἑλληνικά" style:family="text">
      <style:text-properties style:font-weight-complex="bold" fo:language="el" fo:country="GR"/>
    </style:style>
    <style:style style:name="T3712" style:parent-style-name="AncientGreekἈρχαίαἑλληνικά" style:family="text">
      <style:text-properties style:font-weight-complex="bold"/>
    </style:style>
    <style:style style:name="T3713" style:parent-style-name="AncientGreekἈρχαίαἑλληνικά" style:family="text">
      <style:text-properties style:font-weight-complex="bold" fo:language="el" fo:country="GR"/>
    </style:style>
    <style:style style:name="T3714" style:parent-style-name="AncientGreekἈρχαίαἑλληνικά" style:family="text">
      <style:text-properties style:font-weight-complex="bold"/>
    </style:style>
    <style:style style:name="T3715" style:parent-style-name="AncientGreekἈρχαίαἑλληνικά" style:family="text">
      <style:text-properties style:font-weight-complex="bold" fo:language="el" fo:country="GR"/>
    </style:style>
    <style:style style:name="T3716" style:parent-style-name="AncientGreekἈρχαίαἑλληνικά" style:family="text">
      <style:text-properties style:font-weight-complex="bold"/>
    </style:style>
    <style:style style:name="T3717" style:parent-style-name="AncientGreekἈρχαίαἑλληνικά" style:family="text">
      <style:text-properties style:font-weight-complex="bold" fo:language="el" fo:country="GR"/>
    </style:style>
    <style:style style:name="T3718" style:parent-style-name="AncientGreekἈρχαίαἑλληνικά" style:family="text">
      <style:text-properties style:font-weight-complex="bold"/>
    </style:style>
    <style:style style:name="T3719" style:parent-style-name="AncientGreekἈρχαίαἑλληνικά" style:family="text">
      <style:text-properties style:font-weight-complex="bold" fo:language="el" fo:country="GR"/>
    </style:style>
    <style:style style:name="T3720" style:parent-style-name="AncientGreekἈρχαίαἑλληνικά" style:family="text">
      <style:text-properties style:font-weight-complex="bold"/>
    </style:style>
    <style:style style:name="T3721" style:parent-style-name="AncientGreekἈρχαίαἑλληνικά" style:family="text">
      <style:text-properties style:font-weight-complex="bold" fo:language="el" fo:country="GR"/>
    </style:style>
    <style:style style:name="T3722" style:parent-style-name="AncientGreekἈρχαίαἑλληνικά" style:family="text">
      <style:text-properties style:font-weight-complex="bold"/>
    </style:style>
    <style:style style:name="T3723" style:parent-style-name="AncientGreekἈρχαίαἑλληνικά" style:family="text">
      <style:text-properties style:font-weight-complex="bold" fo:language="el" fo:country="GR"/>
    </style:style>
    <style:style style:name="T3724" style:parent-style-name="AncientGreekἈρχαίαἑλληνικά" style:family="text">
      <style:text-properties style:font-weight-complex="bold"/>
    </style:style>
    <style:style style:name="T3725" style:parent-style-name="AncientGreekἈρχαίαἑλληνικά" style:family="text">
      <style:text-properties style:font-weight-complex="bold" fo:language="el" fo:country="GR"/>
    </style:style>
    <style:style style:name="T3726" style:parent-style-name="AncientGreekἈρχαίαἑλληνικά" style:family="text">
      <style:text-properties style:font-weight-complex="bold"/>
    </style:style>
    <style:style style:name="T3727" style:parent-style-name="AncientGreekἈρχαίαἑλληνικά" style:family="text">
      <style:text-properties style:font-weight-complex="bold" fo:language="el" fo:country="GR"/>
    </style:style>
    <style:style style:name="T3728" style:parent-style-name="AncientGreekἈρχαίαἑλληνικά" style:family="text">
      <style:text-properties style:font-weight-complex="bold"/>
    </style:style>
    <style:style style:name="T3729" style:parent-style-name="AncientGreekἈρχαίαἑλληνικά" style:family="text">
      <style:text-properties style:font-weight-complex="bold" fo:language="el" fo:country="GR"/>
    </style:style>
    <style:style style:name="T3730" style:parent-style-name="AncientGreekἈρχαίαἑλληνικά" style:family="text">
      <style:text-properties style:font-weight-complex="bold"/>
    </style:style>
    <style:style style:name="T3731" style:parent-style-name="AncientGreekἈρχαίαἑλληνικά" style:family="text">
      <style:text-properties style:font-weight-complex="bold" fo:language="el" fo:country="GR"/>
    </style:style>
    <style:style style:name="T3732" style:parent-style-name="AncientGreekἈρχαίαἑλληνικά" style:family="text">
      <style:text-properties style:font-weight-complex="bold"/>
    </style:style>
    <style:style style:name="T3733" style:parent-style-name="AncientGreekἈρχαίαἑλληνικά" style:family="text">
      <style:text-properties style:font-weight-complex="bold" fo:language="el" fo:country="GR"/>
    </style:style>
    <style:style style:name="T3734" style:parent-style-name="AncientGreekἈρχαίαἑλληνικά" style:family="text">
      <style:text-properties style:font-weight-complex="bold"/>
    </style:style>
    <style:style style:name="T3735" style:parent-style-name="AncientGreekἈρχαίαἑλληνικά" style:family="text">
      <style:text-properties style:font-weight-complex="bold" fo:language="el" fo:country="GR"/>
    </style:style>
    <style:style style:name="T3736" style:parent-style-name="AncientGreekἈρχαίαἑλληνικά" style:family="text">
      <style:text-properties style:font-weight-complex="bold"/>
    </style:style>
    <style:style style:name="T3737" style:parent-style-name="AncientGreekἈρχαίαἑλληνικά" style:family="text">
      <style:text-properties style:font-weight-complex="bold" fo:language="el" fo:country="GR"/>
    </style:style>
    <style:style style:name="T3738" style:parent-style-name="AncientGreekἈρχαίαἑλληνικά" style:family="text">
      <style:text-properties style:font-weight-complex="bold"/>
    </style:style>
    <style:style style:name="T3739" style:parent-style-name="AncientGreekἈρχαίαἑλληνικά" style:family="text">
      <style:text-properties style:font-weight-complex="bold" fo:language="el" fo:country="GR"/>
    </style:style>
    <style:style style:name="T3740" style:parent-style-name="AncientGreekἈρχαίαἑλληνικά" style:family="text">
      <style:text-properties style:font-weight-complex="bold"/>
    </style:style>
    <style:style style:name="T3741" style:parent-style-name="AncientGreekἈρχαίαἑλληνικά" style:family="text">
      <style:text-properties style:font-weight-complex="bold" fo:language="el" fo:country="GR"/>
    </style:style>
    <style:style style:name="T3742" style:parent-style-name="AncientGreekἈρχαίαἑλληνικά" style:family="text">
      <style:text-properties style:font-weight-complex="bold"/>
    </style:style>
    <style:style style:name="T3743" style:parent-style-name="AncientGreekἈρχαίαἑλληνικά" style:family="text">
      <style:text-properties style:font-weight-complex="bold" fo:language="el" fo:country="GR"/>
    </style:style>
    <style:style style:name="T3744" style:parent-style-name="AncientGreekἈρχαίαἑλληνικά" style:family="text">
      <style:text-properties style:font-weight-complex="bold"/>
    </style:style>
    <style:style style:name="T3745" style:parent-style-name="AncientGreekἈρχαίαἑλληνικά" style:family="text">
      <style:text-properties style:font-weight-complex="bold" fo:language="el" fo:country="GR"/>
    </style:style>
    <style:style style:name="T3746" style:parent-style-name="AncientGreekἈρχαίαἑλληνικά" style:family="text">
      <style:text-properties style:font-weight-complex="bold"/>
    </style:style>
    <style:style style:name="T3747" style:parent-style-name="AncientGreekἈρχαίαἑλληνικά" style:family="text">
      <style:text-properties style:font-weight-complex="bold" fo:language="el" fo:country="GR"/>
    </style:style>
    <style:style style:name="T3748" style:parent-style-name="AncientGreekἈρχαίαἑλληνικά" style:family="text">
      <style:text-properties style:font-weight-complex="bold"/>
    </style:style>
    <style:style style:name="T3749" style:parent-style-name="AncientGreekἈρχαίαἑλληνικά" style:family="text">
      <style:text-properties style:font-weight-complex="bold" fo:language="el" fo:country="GR"/>
    </style:style>
    <style:style style:name="T3750" style:parent-style-name="AncientGreekἈρχαίαἑλληνικά" style:family="text">
      <style:text-properties style:font-weight-complex="bold"/>
    </style:style>
    <style:style style:name="T3751" style:parent-style-name="AncientGreekἈρχαίαἑλληνικά" style:family="text">
      <style:text-properties style:font-weight-complex="bold" fo:language="el" fo:country="GR"/>
    </style:style>
    <style:style style:name="T3752" style:parent-style-name="AncientGreekἈρχαίαἑλληνικά" style:family="text">
      <style:text-properties style:font-weight-complex="bold"/>
    </style:style>
    <style:style style:name="T3753" style:parent-style-name="AncientGreekἈρχαίαἑλληνικά" style:family="text">
      <style:text-properties style:font-weight-complex="bold" fo:language="el" fo:country="GR"/>
    </style:style>
    <style:style style:name="T3754" style:parent-style-name="AncientGreekἈρχαίαἑλληνικά" style:family="text">
      <style:text-properties style:font-weight-complex="bold"/>
    </style:style>
    <style:style style:name="T3755" style:parent-style-name="AncientGreekἈρχαίαἑλληνικά" style:family="text">
      <style:text-properties style:font-weight-complex="bold" fo:language="el" fo:country="GR"/>
    </style:style>
    <style:style style:name="T3756" style:parent-style-name="AncientGreekἈρχαίαἑλληνικά" style:family="text">
      <style:text-properties style:font-weight-complex="bold"/>
    </style:style>
    <style:style style:name="T3757" style:parent-style-name="AncientGreekἈρχαίαἑλληνικά" style:family="text">
      <style:text-properties style:font-weight-complex="bold" fo:language="el" fo:country="GR"/>
    </style:style>
    <style:style style:name="T3758" style:parent-style-name="AncientGreekἈρχαίαἑλληνικά" style:family="text">
      <style:text-properties style:font-weight-complex="bold"/>
    </style:style>
    <style:style style:name="T3759" style:parent-style-name="AncientGreekἈρχαίαἑλληνικά" style:family="text">
      <style:text-properties style:font-weight-complex="bold" fo:language="el" fo:country="GR"/>
    </style:style>
    <style:style style:name="T3760" style:parent-style-name="AncientGreekἈρχαίαἑλληνικά" style:family="text">
      <style:text-properties style:font-weight-complex="bold"/>
    </style:style>
    <style:style style:name="T3761" style:parent-style-name="AncientGreekἈρχαίαἑλληνικά" style:family="text">
      <style:text-properties style:font-weight-complex="bold" fo:language="el" fo:country="GR"/>
    </style:style>
    <style:style style:name="T3762" style:parent-style-name="AncientGreekἈρχαίαἑλληνικά" style:family="text">
      <style:text-properties style:font-weight-complex="bold"/>
    </style:style>
    <style:style style:name="T3763" style:parent-style-name="AncientGreekἈρχαίαἑλληνικά" style:family="text">
      <style:text-properties style:font-weight-complex="bold" fo:language="el" fo:country="GR"/>
    </style:style>
    <style:style style:name="T3764" style:parent-style-name="AncientGreekἈρχαίαἑλληνικά" style:family="text">
      <style:text-properties style:font-weight-complex="bold"/>
    </style:style>
    <style:style style:name="T3765" style:parent-style-name="AncientGreekἈρχαίαἑλληνικά" style:family="text">
      <style:text-properties style:font-weight-complex="bold" fo:language="el" fo:country="GR"/>
    </style:style>
    <style:style style:name="T3766" style:parent-style-name="AncientGreekἈρχαίαἑλληνικά" style:family="text">
      <style:text-properties style:font-weight-complex="bold"/>
    </style:style>
    <style:style style:name="T3767" style:parent-style-name="AncientGreekἈρχαίαἑλληνικά" style:family="text">
      <style:text-properties style:font-weight-complex="bold" fo:language="el" fo:country="GR"/>
    </style:style>
    <style:style style:name="T3768" style:parent-style-name="AncientGreekἈρχαίαἑλληνικά" style:family="text">
      <style:text-properties style:font-weight-complex="bold"/>
    </style:style>
    <style:style style:name="T3769" style:parent-style-name="AncientGreekἈρχαίαἑλληνικά" style:family="text">
      <style:text-properties style:font-weight-complex="bold" fo:language="el" fo:country="GR"/>
    </style:style>
    <style:style style:name="T3770" style:parent-style-name="AncientGreekἈρχαίαἑλληνικά" style:family="text">
      <style:text-properties style:font-weight-complex="bold"/>
    </style:style>
    <style:style style:name="T3771" style:parent-style-name="AncientGreekἈρχαίαἑλληνικά" style:family="text">
      <style:text-properties style:font-weight-complex="bold" fo:language="el" fo:country="GR"/>
    </style:style>
    <style:style style:name="T3772" style:parent-style-name="AncientGreekἈρχαίαἑλληνικά" style:family="text">
      <style:text-properties style:font-weight-complex="bold"/>
    </style:style>
    <style:style style:name="T3773" style:parent-style-name="AncientGreekἈρχαίαἑλληνικά" style:family="text">
      <style:text-properties style:font-weight-complex="bold" fo:language="el" fo:country="GR"/>
    </style:style>
    <style:style style:name="T3774" style:parent-style-name="AncientGreekἈρχαίαἑλληνικά" style:family="text">
      <style:text-properties style:font-weight-complex="bold"/>
    </style:style>
    <style:style style:name="T3775" style:parent-style-name="AncientGreekἈρχαίαἑλληνικά" style:family="text">
      <style:text-properties style:font-weight-complex="bold" fo:language="el" fo:country="GR"/>
    </style:style>
    <style:style style:name="T3776" style:parent-style-name="AncientGreekἈρχαίαἑλληνικά" style:family="text">
      <style:text-properties style:font-weight-complex="bold"/>
    </style:style>
    <style:style style:name="T3777" style:parent-style-name="AncientGreekἈρχαίαἑλληνικά" style:family="text">
      <style:text-properties style:font-weight-complex="bold" fo:language="el" fo:country="GR"/>
    </style:style>
    <style:style style:name="T3778" style:parent-style-name="AncientGreekἈρχαίαἑλληνικά" style:family="text">
      <style:text-properties style:font-weight-complex="bold"/>
    </style:style>
    <style:style style:name="T3779" style:parent-style-name="AncientGreekἈρχαίαἑλληνικά" style:family="text">
      <style:text-properties style:font-weight-complex="bold" fo:language="el" fo:country="GR"/>
    </style:style>
    <style:style style:name="T3780" style:parent-style-name="AncientGreekἈρχαίαἑλληνικά" style:family="text">
      <style:text-properties style:font-weight-complex="bold"/>
    </style:style>
    <style:style style:name="T3781" style:parent-style-name="AncientGreekἈρχαίαἑλληνικά" style:family="text">
      <style:text-properties style:font-weight-complex="bold" fo:language="el" fo:country="GR"/>
    </style:style>
    <style:style style:name="T3782" style:parent-style-name="AncientGreekἈρχαίαἑλληνικά" style:family="text">
      <style:text-properties style:font-weight-complex="bold"/>
    </style:style>
    <style:style style:name="T3783" style:parent-style-name="AncientGreekἈρχαίαἑλληνικά" style:family="text">
      <style:text-properties style:font-weight-complex="bold" fo:language="el" fo:country="GR"/>
    </style:style>
    <style:style style:name="T3784" style:parent-style-name="AncientGreekἈρχαίαἑλληνικά" style:family="text">
      <style:text-properties style:font-weight-complex="bold"/>
    </style:style>
    <style:style style:name="T3785" style:parent-style-name="AncientGreekἈρχαίαἑλληνικά" style:family="text">
      <style:text-properties style:font-weight-complex="bold" fo:language="el" fo:country="GR"/>
    </style:style>
    <style:style style:name="T3786" style:parent-style-name="AncientGreekἈρχαίαἑλληνικά" style:family="text">
      <style:text-properties style:font-weight-complex="bold"/>
    </style:style>
    <style:style style:name="T3787" style:parent-style-name="AncientGreekἈρχαίαἑλληνικά" style:family="text">
      <style:text-properties style:font-weight-complex="bold" fo:language="el" fo:country="GR"/>
    </style:style>
    <style:style style:name="T3788" style:parent-style-name="AncientGreekἈρχαίαἑλληνικά" style:family="text">
      <style:text-properties style:font-weight-complex="bold"/>
    </style:style>
    <style:style style:name="T3789" style:parent-style-name="AncientGreekἈρχαίαἑλληνικά" style:family="text">
      <style:text-properties style:font-weight-complex="bold" fo:language="el" fo:country="GR"/>
    </style:style>
    <style:style style:name="T3790" style:parent-style-name="AncientGreekἈρχαίαἑλληνικά" style:family="text">
      <style:text-properties style:font-weight-complex="bold"/>
    </style:style>
    <style:style style:name="T3791" style:parent-style-name="AncientGreekἈρχαίαἑλληνικά" style:family="text">
      <style:text-properties style:font-weight-complex="bold" fo:language="el" fo:country="GR"/>
    </style:style>
    <style:style style:name="T3792" style:parent-style-name="AncientGreekἈρχαίαἑλληνικά" style:family="text">
      <style:text-properties style:font-weight-complex="bold"/>
    </style:style>
    <style:style style:name="T3793" style:parent-style-name="AncientGreekἈρχαίαἑλληνικά" style:family="text">
      <style:text-properties style:font-weight-complex="bold" fo:language="el" fo:country="GR"/>
    </style:style>
    <style:style style:name="T3794" style:parent-style-name="AncientGreekἈρχαίαἑλληνικά" style:family="text">
      <style:text-properties style:font-weight-complex="bold"/>
    </style:style>
    <style:style style:name="T3795" style:parent-style-name="AncientGreekἈρχαίαἑλληνικά" style:family="text">
      <style:text-properties style:font-weight-complex="bold" fo:language="el" fo:country="GR"/>
    </style:style>
    <style:style style:name="T3796" style:parent-style-name="AncientGreekἈρχαίαἑλληνικά" style:family="text">
      <style:text-properties style:font-weight-complex="bold"/>
    </style:style>
    <style:style style:name="T3797" style:parent-style-name="AncientGreekἈρχαίαἑλληνικά" style:family="text">
      <style:text-properties style:font-weight-complex="bold" fo:language="el" fo:country="GR"/>
    </style:style>
    <style:style style:name="T3798" style:parent-style-name="AncientGreekἈρχαίαἑλληνικά" style:family="text">
      <style:text-properties style:font-weight-complex="bold"/>
    </style:style>
    <style:style style:name="T3799" style:parent-style-name="AncientGreekἈρχαίαἑλληνικά" style:family="text">
      <style:text-properties style:font-weight-complex="bold" fo:language="el" fo:country="GR"/>
    </style:style>
    <style:style style:name="T3800" style:parent-style-name="AncientGreekἈρχαίαἑλληνικά" style:family="text">
      <style:text-properties style:font-weight-complex="bold"/>
    </style:style>
    <style:style style:name="T3801" style:parent-style-name="AncientGreekἈρχαίαἑλληνικά" style:family="text">
      <style:text-properties style:font-weight-complex="bold" fo:language="el" fo:country="GR"/>
    </style:style>
    <style:style style:name="T3802" style:parent-style-name="AncientGreekἈρχαίαἑλληνικά" style:family="text">
      <style:text-properties style:font-weight-complex="bold"/>
    </style:style>
    <style:style style:name="T3803" style:parent-style-name="AncientGreekἈρχαίαἑλληνικά" style:family="text">
      <style:text-properties style:font-weight-complex="bold" fo:language="el" fo:country="GR"/>
    </style:style>
    <style:style style:name="T3804" style:parent-style-name="AncientGreekἈρχαίαἑλληνικά" style:family="text">
      <style:text-properties style:font-weight-complex="bold"/>
    </style:style>
    <style:style style:name="T3805" style:parent-style-name="AncientGreekἈρχαίαἑλληνικά" style:family="text">
      <style:text-properties style:font-weight-complex="bold" fo:language="el" fo:country="GR"/>
    </style:style>
    <style:style style:name="T3806" style:parent-style-name="AncientGreekἈρχαίαἑλληνικά" style:family="text">
      <style:text-properties style:font-weight-complex="bold"/>
    </style:style>
    <style:style style:name="T3807" style:parent-style-name="AncientGreekἈρχαίαἑλληνικά" style:family="text">
      <style:text-properties style:font-weight-complex="bold" fo:language="el" fo:country="GR"/>
    </style:style>
    <style:style style:name="T3808" style:parent-style-name="AncientGreekἈρχαίαἑλληνικά" style:family="text">
      <style:text-properties style:font-weight-complex="bold"/>
    </style:style>
    <style:style style:name="T3809" style:parent-style-name="AncientGreekἈρχαίαἑλληνικά" style:family="text">
      <style:text-properties style:font-weight-complex="bold" fo:language="el" fo:country="GR"/>
    </style:style>
    <style:style style:name="T3810" style:parent-style-name="AncientGreekἈρχαίαἑλληνικά" style:family="text">
      <style:text-properties style:font-weight-complex="bold"/>
    </style:style>
    <style:style style:name="T3811" style:parent-style-name="AncientGreekἈρχαίαἑλληνικά" style:family="text">
      <style:text-properties style:font-weight-complex="bold" fo:language="el" fo:country="GR"/>
    </style:style>
    <style:style style:name="T3812" style:parent-style-name="AncientGreekἈρχαίαἑλληνικά" style:family="text">
      <style:text-properties style:font-weight-complex="bold"/>
    </style:style>
    <style:style style:name="T3813" style:parent-style-name="AncientGreekἈρχαίαἑλληνικά" style:family="text">
      <style:text-properties style:font-weight-complex="bold" fo:language="el" fo:country="GR"/>
    </style:style>
    <style:style style:name="T3814" style:parent-style-name="AncientGreekἈρχαίαἑλληνικά" style:family="text">
      <style:text-properties style:font-weight-complex="bold"/>
    </style:style>
    <style:style style:name="T3815" style:parent-style-name="AncientGreekἈρχαίαἑλληνικά" style:family="text">
      <style:text-properties style:font-weight-complex="bold" fo:language="el" fo:country="GR"/>
    </style:style>
    <style:style style:name="T3816" style:parent-style-name="AncientGreekἈρχαίαἑλληνικά" style:family="text">
      <style:text-properties style:font-weight-complex="bold"/>
    </style:style>
    <style:style style:name="T3817" style:parent-style-name="AncientGreekἈρχαίαἑλληνικά" style:family="text">
      <style:text-properties style:font-weight-complex="bold" fo:language="el" fo:country="GR"/>
    </style:style>
    <style:style style:name="T3818" style:parent-style-name="AncientGreekἈρχαίαἑλληνικά" style:family="text">
      <style:text-properties style:font-weight-complex="bold"/>
    </style:style>
    <style:style style:name="T3819" style:parent-style-name="AncientGreekἈρχαίαἑλληνικά" style:family="text">
      <style:text-properties style:font-weight-complex="bold" fo:language="el" fo:country="GR"/>
    </style:style>
    <style:style style:name="T3820" style:parent-style-name="AncientGreekἈρχαίαἑλληνικά" style:family="text">
      <style:text-properties style:font-weight-complex="bold"/>
    </style:style>
    <style:style style:name="T3821" style:parent-style-name="AncientGreekἈρχαίαἑλληνικά" style:family="text">
      <style:text-properties style:font-weight-complex="bold" fo:language="el" fo:country="GR"/>
    </style:style>
    <style:style style:name="T3822" style:parent-style-name="AncientGreekἈρχαίαἑλληνικά" style:family="text">
      <style:text-properties style:font-weight-complex="bold"/>
    </style:style>
    <style:style style:name="T3823" style:parent-style-name="AncientGreekἈρχαίαἑλληνικά" style:family="text">
      <style:text-properties style:font-weight-complex="bold" fo:language="el" fo:country="GR"/>
    </style:style>
    <style:style style:name="T3824" style:parent-style-name="AncientGreekἈρχαίαἑλληνικά" style:family="text">
      <style:text-properties style:font-weight-complex="bold"/>
    </style:style>
    <style:style style:name="T3825" style:parent-style-name="AncientGreekἈρχαίαἑλληνικά" style:family="text">
      <style:text-properties style:font-weight-complex="bold" fo:language="el" fo:country="GR"/>
    </style:style>
    <style:style style:name="T3826" style:parent-style-name="AncientGreekἈρχαίαἑλληνικά" style:family="text">
      <style:text-properties style:font-weight-complex="bold"/>
    </style:style>
    <style:style style:name="T3827" style:parent-style-name="AncientGreekἈρχαίαἑλληνικά" style:family="text">
      <style:text-properties style:font-weight-complex="bold" fo:language="el" fo:country="GR"/>
    </style:style>
    <style:style style:name="T3828" style:parent-style-name="AncientGreekἈρχαίαἑλληνικά" style:family="text">
      <style:text-properties style:font-weight-complex="bold"/>
    </style:style>
    <style:style style:name="T3829" style:parent-style-name="AncientGreekἈρχαίαἑλληνικά" style:family="text">
      <style:text-properties style:font-weight-complex="bold" fo:language="el" fo:country="GR"/>
    </style:style>
    <style:style style:name="T3830" style:parent-style-name="AncientGreekἈρχαίαἑλληνικά" style:family="text">
      <style:text-properties style:font-weight-complex="bold"/>
    </style:style>
    <style:style style:name="T3831" style:parent-style-name="AncientGreekἈρχαίαἑλληνικά" style:family="text">
      <style:text-properties style:font-weight-complex="bold" fo:language="el" fo:country="GR"/>
    </style:style>
    <style:style style:name="T3832" style:parent-style-name="AncientGreekἈρχαίαἑλληνικά" style:family="text">
      <style:text-properties style:font-weight-complex="bold"/>
    </style:style>
    <style:style style:name="T3833" style:parent-style-name="AncientGreekἈρχαίαἑλληνικά" style:family="text">
      <style:text-properties style:font-weight-complex="bold" fo:language="el" fo:country="GR"/>
    </style:style>
    <style:style style:name="T3834" style:parent-style-name="AncientGreekἈρχαίαἑλληνικά" style:family="text">
      <style:text-properties style:font-weight-complex="bold"/>
    </style:style>
    <style:style style:name="T3835" style:parent-style-name="AncientGreekἈρχαίαἑλληνικά" style:family="text">
      <style:text-properties style:font-weight-complex="bold" fo:language="el" fo:country="GR"/>
    </style:style>
    <style:style style:name="T3836" style:parent-style-name="AncientGreekἈρχαίαἑλληνικά" style:family="text">
      <style:text-properties style:font-weight-complex="bold"/>
    </style:style>
    <style:style style:name="T3837" style:parent-style-name="AncientGreekἈρχαίαἑλληνικά" style:family="text">
      <style:text-properties style:font-weight-complex="bold" fo:language="el" fo:country="GR"/>
    </style:style>
    <style:style style:name="T3838" style:parent-style-name="AncientGreekἈρχαίαἑλληνικά" style:family="text">
      <style:text-properties style:font-weight-complex="bold"/>
    </style:style>
    <style:style style:name="T3839" style:parent-style-name="AncientGreekἈρχαίαἑλληνικά" style:family="text">
      <style:text-properties style:font-weight-complex="bold" fo:language="el" fo:country="GR"/>
    </style:style>
    <style:style style:name="T3840" style:parent-style-name="AncientGreekἈρχαίαἑλληνικά" style:family="text">
      <style:text-properties style:font-weight-complex="bold"/>
    </style:style>
    <style:style style:name="T3841" style:parent-style-name="AncientGreekἈρχαίαἑλληνικά" style:family="text">
      <style:text-properties style:font-weight-complex="bold" fo:language="el" fo:country="GR"/>
    </style:style>
    <style:style style:name="T3842" style:parent-style-name="AncientGreekἈρχαίαἑλληνικά" style:family="text">
      <style:text-properties style:font-weight-complex="bold"/>
    </style:style>
    <style:style style:name="T3843" style:parent-style-name="AncientGreekἈρχαίαἑλληνικά" style:family="text">
      <style:text-properties style:font-weight-complex="bold" fo:language="el" fo:country="GR"/>
    </style:style>
    <style:style style:name="T3844" style:parent-style-name="AncientGreekἈρχαίαἑλληνικά" style:family="text">
      <style:text-properties style:font-weight-complex="bold"/>
    </style:style>
    <style:style style:name="P3845" style:parent-style-name="Standard" style:family="paragraph">
      <style:paragraph-properties fo:widows="0" fo:orphans="0">
        <style:tab-stops>
          <style:tab-stop style:type="left" style:position="1in"/>
        </style:tab-stops>
      </style:paragraph-properties>
    </style:style>
    <style:style style:name="T3846" style:parent-style-name="AncientGreekἈρχαίαἑλληνικά" style:family="text">
      <style:text-properties style:font-weight-complex="bold" fo:language="el" fo:country="GR"/>
    </style:style>
    <style:style style:name="T3847" style:parent-style-name="AncientGreekἈρχαίαἑλληνικά" style:family="text">
      <style:text-properties style:font-weight-complex="bold"/>
    </style:style>
    <style:style style:name="T3848" style:parent-style-name="AncientGreekἈρχαίαἑλληνικά" style:family="text">
      <style:text-properties style:font-weight-complex="bold" fo:language="el" fo:country="GR"/>
    </style:style>
    <style:style style:name="T3849" style:parent-style-name="AncientGreekἈρχαίαἑλληνικά" style:family="text">
      <style:text-properties style:font-weight-complex="bold"/>
    </style:style>
    <style:style style:name="T3850" style:parent-style-name="AncientGreekἈρχαίαἑλληνικά" style:family="text">
      <style:text-properties style:font-weight-complex="bold" fo:language="el" fo:country="GR"/>
    </style:style>
    <style:style style:name="T3851" style:parent-style-name="AncientGreekἈρχαίαἑλληνικά" style:family="text">
      <style:text-properties style:font-weight-complex="bold"/>
    </style:style>
    <style:style style:name="T3852" style:parent-style-name="AncientGreekἈρχαίαἑλληνικά" style:family="text">
      <style:text-properties style:font-weight-complex="bold" fo:language="el" fo:country="GR"/>
    </style:style>
    <style:style style:name="T3853" style:parent-style-name="AncientGreekἈρχαίαἑλληνικά" style:family="text">
      <style:text-properties style:font-weight-complex="bold"/>
    </style:style>
    <style:style style:name="T3854" style:parent-style-name="AncientGreekἈρχαίαἑλληνικά" style:family="text">
      <style:text-properties style:font-weight-complex="bold" fo:language="el" fo:country="GR"/>
    </style:style>
    <style:style style:name="T3855" style:parent-style-name="AncientGreekἈρχαίαἑλληνικά" style:family="text">
      <style:text-properties style:font-weight-complex="bold"/>
    </style:style>
    <style:style style:name="T3856" style:parent-style-name="AncientGreekἈρχαίαἑλληνικά" style:family="text">
      <style:text-properties style:font-weight-complex="bold" fo:language="el" fo:country="GR"/>
    </style:style>
    <style:style style:name="T3857" style:parent-style-name="AncientGreekἈρχαίαἑλληνικά" style:family="text">
      <style:text-properties style:font-weight-complex="bold"/>
    </style:style>
    <style:style style:name="T3858" style:parent-style-name="AncientGreekἈρχαίαἑλληνικά" style:family="text">
      <style:text-properties style:font-weight-complex="bold" fo:language="el" fo:country="GR"/>
    </style:style>
    <style:style style:name="T3859" style:parent-style-name="AncientGreekἈρχαίαἑλληνικά" style:family="text">
      <style:text-properties style:font-weight-complex="bold"/>
    </style:style>
    <style:style style:name="T3860" style:parent-style-name="AncientGreekἈρχαίαἑλληνικά" style:family="text">
      <style:text-properties style:font-weight-complex="bold" fo:language="el" fo:country="GR"/>
    </style:style>
    <style:style style:name="T3861" style:parent-style-name="AncientGreekἈρχαίαἑλληνικά" style:family="text">
      <style:text-properties style:font-weight-complex="bold"/>
    </style:style>
    <style:style style:name="T3862" style:parent-style-name="AncientGreekἈρχαίαἑλληνικά" style:family="text">
      <style:text-properties style:font-weight-complex="bold" fo:language="el" fo:country="GR"/>
    </style:style>
    <style:style style:name="T3863" style:parent-style-name="AncientGreekἈρχαίαἑλληνικά" style:family="text">
      <style:text-properties style:font-weight-complex="bold"/>
    </style:style>
    <style:style style:name="T3864" style:parent-style-name="AncientGreekἈρχαίαἑλληνικά" style:family="text">
      <style:text-properties style:font-weight-complex="bold" fo:language="el" fo:country="GR"/>
    </style:style>
    <style:style style:name="T3865" style:parent-style-name="AncientGreekἈρχαίαἑλληνικά" style:family="text">
      <style:text-properties style:font-weight-complex="bold"/>
    </style:style>
    <style:style style:name="T3866" style:parent-style-name="AncientGreekἈρχαίαἑλληνικά" style:family="text">
      <style:text-properties style:font-weight-complex="bold" fo:language="el" fo:country="GR"/>
    </style:style>
    <style:style style:name="T3867" style:parent-style-name="AncientGreekἈρχαίαἑλληνικά" style:family="text">
      <style:text-properties style:font-weight-complex="bold"/>
    </style:style>
    <style:style style:name="T3868" style:parent-style-name="AncientGreekἈρχαίαἑλληνικά" style:family="text">
      <style:text-properties style:font-weight-complex="bold" fo:language="el" fo:country="GR"/>
    </style:style>
    <style:style style:name="T3869" style:parent-style-name="AncientGreekἈρχαίαἑλληνικά" style:family="text">
      <style:text-properties style:font-weight-complex="bold"/>
    </style:style>
    <style:style style:name="T3870" style:parent-style-name="AncientGreekἈρχαίαἑλληνικά" style:family="text">
      <style:text-properties style:font-weight-complex="bold" fo:language="el" fo:country="GR"/>
    </style:style>
    <style:style style:name="T3871" style:parent-style-name="AncientGreekἈρχαίαἑλληνικά" style:family="text">
      <style:text-properties style:font-weight-complex="bold"/>
    </style:style>
    <style:style style:name="TableCell3872" style:family="table-cell">
      <style:table-cell-properties fo:border="0.0069in solid #000000" fo:background-color="#FFFFFF" style:writing-mode="lr-tb" fo:padding-top="0in" fo:padding-left="0.1527in" fo:padding-bottom="0in" fo:padding-right="0.15in"/>
    </style:style>
    <style:style style:name="P3873" style:parent-style-name="Standard" style:family="paragraph">
      <style:paragraph-properties fo:widows="0" fo:orphans="0" fo:text-align="center"/>
      <style:text-properties style:font-name="Times New Roman" fo:font-weight="bold" style:font-weight-asian="bold" style:font-weight-complex="bold" fo:color="#383838" fo:font-size="16pt" style:font-size-asian="16pt" style:font-size-complex="16pt"/>
    </style:style>
    <style:style style:name="P3874" style:parent-style-name="Textbody" style:family="paragraph">
      <style:paragraph-properties fo:margin-bottom="0in"/>
    </style:style>
    <style:style style:name="T3875" style:parent-style-name="DefaultParagraphFont" style:family="text">
      <style:text-properties style:font-name="Times New Roman" fo:color="#383838" fo:font-size="10.5pt" style:font-size-asian="10.5pt"/>
    </style:style>
    <style:style style:name="TableRow3876" style:family="table-row">
      <style:table-row-properties style:min-row-height="0.0138in" style:use-optimal-row-height="false" fo:keep-together="always"/>
    </style:style>
    <style:style style:name="TableCell3877" style:family="table-cell">
      <style:table-cell-properties fo:border="0.0069in solid #000000" fo:background-color="#FFFFFF" style:writing-mode="lr-tb" fo:padding-top="0in" fo:padding-left="0.1527in" fo:padding-bottom="0in" fo:padding-right="0.15in"/>
    </style:style>
    <style:style style:name="P3878" style:parent-style-name="Standard" style:family="paragraph">
      <style:paragraph-properties fo:keep-with-next="always" fo:widows="0" fo:orphans="0" fo:text-align="center"/>
    </style:style>
    <style:style style:name="T3879" style:parent-style-name="AncientGreekἈρχαίαἑλληνικά" style:family="text">
      <style:text-properties fo:font-weight="bold" style:font-weight-asian="bold" style:font-weight-complex="bold" fo:font-size="18pt" style:font-size-asian="18pt" style:font-size-complex="14pt"/>
    </style:style>
    <style:style style:name="T3880"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3881" style:parent-style-name="AncientGreekἈρχαίαἑλληνικά" style:family="text">
      <style:text-properties fo:font-weight="bold" style:font-weight-asian="bold" style:font-weight-complex="bold" fo:font-size="18pt" style:font-size-asian="18pt" style:font-size-complex="14pt"/>
    </style:style>
    <style:style style:name="T3882"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3883" style:parent-style-name="AncientGreekἈρχαίαἑλληνικά" style:family="text">
      <style:text-properties fo:font-weight="bold" style:font-weight-asian="bold" style:font-weight-complex="bold" fo:font-size="18pt" style:font-size-asian="18pt" style:font-size-complex="14pt"/>
    </style:style>
    <style:style style:name="T3884"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3885" style:parent-style-name="AncientGreekἈρχαίαἑλληνικά" style:family="text">
      <style:text-properties fo:font-weight="bold" style:font-weight-asian="bold" style:font-weight-complex="bold" fo:font-size="18pt" style:font-size-asian="18pt" style:font-size-complex="14pt"/>
    </style:style>
    <style:style style:name="P3886" style:parent-style-name="Standard" style:family="paragraph">
      <style:paragraph-properties fo:widows="0" fo:orphans="0"/>
    </style:style>
    <style:style style:name="T3887" style:parent-style-name="AncientGreekἈρχαίαἑλληνικά" style:family="text">
      <style:text-properties style:font-weight-complex="bold" fo:language="el" fo:country="GR"/>
    </style:style>
    <style:style style:name="T3888" style:parent-style-name="AncientGreekἈρχαίαἑλληνικά" style:family="text">
      <style:text-properties style:font-weight-complex="bold"/>
    </style:style>
    <style:style style:name="T3889" style:parent-style-name="AncientGreekἈρχαίαἑλληνικά" style:family="text">
      <style:text-properties style:font-weight-complex="bold" fo:language="el" fo:country="GR"/>
    </style:style>
    <style:style style:name="T3890" style:parent-style-name="AncientGreekἈρχαίαἑλληνικά" style:family="text">
      <style:text-properties style:font-weight-complex="bold"/>
    </style:style>
    <style:style style:name="T3891" style:parent-style-name="AncientGreekἈρχαίαἑλληνικά" style:family="text">
      <style:text-properties style:font-weight-complex="bold" fo:language="el" fo:country="GR"/>
    </style:style>
    <style:style style:name="T3892" style:parent-style-name="AncientGreekἈρχαίαἑλληνικά" style:family="text">
      <style:text-properties style:font-weight-complex="bold"/>
    </style:style>
    <style:style style:name="T3893" style:parent-style-name="AncientGreekἈρχαίαἑλληνικά" style:family="text">
      <style:text-properties style:font-weight-complex="bold" fo:language="el" fo:country="GR"/>
    </style:style>
    <style:style style:name="T3894" style:parent-style-name="AncientGreekἈρχαίαἑλληνικά" style:family="text">
      <style:text-properties style:font-weight-complex="bold"/>
    </style:style>
    <style:style style:name="T3895" style:parent-style-name="AncientGreekἈρχαίαἑλληνικά" style:family="text">
      <style:text-properties style:font-weight-complex="bold" fo:language="el" fo:country="GR"/>
    </style:style>
    <style:style style:name="T3896" style:parent-style-name="AncientGreekἈρχαίαἑλληνικά" style:family="text">
      <style:text-properties style:font-weight-complex="bold"/>
    </style:style>
    <style:style style:name="T3897" style:parent-style-name="AncientGreekἈρχαίαἑλληνικά" style:family="text">
      <style:text-properties style:font-weight-complex="bold" fo:language="el" fo:country="GR"/>
    </style:style>
    <style:style style:name="T3898" style:parent-style-name="AncientGreekἈρχαίαἑλληνικά" style:family="text">
      <style:text-properties style:font-weight-complex="bold"/>
    </style:style>
    <style:style style:name="T3899" style:parent-style-name="AncientGreekἈρχαίαἑλληνικά" style:family="text">
      <style:text-properties style:font-weight-complex="bold" fo:language="el" fo:country="GR"/>
    </style:style>
    <style:style style:name="T3900" style:parent-style-name="AncientGreekἈρχαίαἑλληνικά" style:family="text">
      <style:text-properties style:font-weight-complex="bold"/>
    </style:style>
    <style:style style:name="T3901" style:parent-style-name="AncientGreekἈρχαίαἑλληνικά" style:family="text">
      <style:text-properties style:font-weight-complex="bold" fo:language="el" fo:country="GR"/>
    </style:style>
    <style:style style:name="T3902" style:parent-style-name="AncientGreekἈρχαίαἑλληνικά" style:family="text">
      <style:text-properties style:font-weight-complex="bold"/>
    </style:style>
    <style:style style:name="T3903" style:parent-style-name="AncientGreekἈρχαίαἑλληνικά" style:family="text">
      <style:text-properties style:font-weight-complex="bold" fo:language="el" fo:country="GR"/>
    </style:style>
    <style:style style:name="T3904" style:parent-style-name="AncientGreekἈρχαίαἑλληνικά" style:family="text">
      <style:text-properties style:font-weight-complex="bold"/>
    </style:style>
    <style:style style:name="T3905" style:parent-style-name="AncientGreekἈρχαίαἑλληνικά" style:family="text">
      <style:text-properties style:font-weight-complex="bold" fo:language="el" fo:country="GR"/>
    </style:style>
    <style:style style:name="T3906" style:parent-style-name="AncientGreekἈρχαίαἑλληνικά" style:family="text">
      <style:text-properties style:font-weight-complex="bold"/>
    </style:style>
    <style:style style:name="T3907" style:parent-style-name="AncientGreekἈρχαίαἑλληνικά" style:family="text">
      <style:text-properties style:font-weight-complex="bold" fo:language="el" fo:country="GR"/>
    </style:style>
    <style:style style:name="T3908" style:parent-style-name="AncientGreekἈρχαίαἑλληνικά" style:family="text">
      <style:text-properties style:font-weight-complex="bold"/>
    </style:style>
    <style:style style:name="T3909" style:parent-style-name="AncientGreekἈρχαίαἑλληνικά" style:family="text">
      <style:text-properties style:font-weight-complex="bold" fo:language="el" fo:country="GR"/>
    </style:style>
    <style:style style:name="T3910" style:parent-style-name="AncientGreekἈρχαίαἑλληνικά" style:family="text">
      <style:text-properties style:font-weight-complex="bold"/>
    </style:style>
    <style:style style:name="T3911" style:parent-style-name="AncientGreekἈρχαίαἑλληνικά" style:family="text">
      <style:text-properties style:font-weight-complex="bold" fo:language="el" fo:country="GR"/>
    </style:style>
    <style:style style:name="T3912" style:parent-style-name="AncientGreekἈρχαίαἑλληνικά" style:family="text">
      <style:text-properties style:font-weight-complex="bold"/>
    </style:style>
    <style:style style:name="T3913" style:parent-style-name="AncientGreekἈρχαίαἑλληνικά" style:family="text">
      <style:text-properties style:font-weight-complex="bold" fo:language="el" fo:country="GR"/>
    </style:style>
    <style:style style:name="T3914" style:parent-style-name="AncientGreekἈρχαίαἑλληνικά" style:family="text">
      <style:text-properties style:font-weight-complex="bold"/>
    </style:style>
    <style:style style:name="T3915" style:parent-style-name="AncientGreekἈρχαίαἑλληνικά" style:family="text">
      <style:text-properties style:font-weight-complex="bold" fo:language="el" fo:country="GR"/>
    </style:style>
    <style:style style:name="P3916" style:parent-style-name="Standard" style:family="paragraph">
      <style:paragraph-properties fo:widows="0" fo:orphans="0"/>
    </style:style>
    <style:style style:name="T3917" style:parent-style-name="AncientGreekἈρχαίαἑλληνικά" style:family="text">
      <style:text-properties style:font-weight-complex="bold" fo:language="el" fo:country="GR"/>
    </style:style>
    <style:style style:name="TableCell3918" style:family="table-cell">
      <style:table-cell-properties fo:border="0.0069in solid #000000" fo:background-color="#FFFFFF" style:writing-mode="lr-tb" fo:padding-top="0in" fo:padding-left="0.1527in" fo:padding-bottom="0in" fo:padding-right="0.15in"/>
    </style:style>
    <style:style style:name="P3919" style:parent-style-name="Standard" style:family="paragraph">
      <style:paragraph-properties fo:widows="0" fo:orphans="0" fo:text-align="center"/>
      <style:text-properties style:font-name="Times New Roman" fo:font-weight="bold" style:font-weight-asian="bold" style:font-weight-complex="bold" fo:color="#383838" fo:font-size="16pt" style:font-size-asian="16pt" style:font-size-complex="16pt"/>
    </style:style>
    <style:style style:name="P3920" style:parent-style-name="Textbody" style:family="paragraph">
      <style:paragraph-properties fo:margin-bottom="0in"/>
      <style:text-properties style:font-name="Times New Roman" fo:color="#383838" fo:font-size="10.5pt" style:font-size-asian="10.5pt"/>
    </style:style>
    <style:style style:name="P3921" style:parent-style-name="Textbody" style:family="paragraph">
      <style:paragraph-properties fo:margin-bottom="0in"/>
      <style:text-properties style:font-name="Times New Roman" fo:color="#383838" fo:font-size="10.5pt" style:font-size-asian="10.5pt"/>
    </style:style>
    <style:style style:name="P3922" style:parent-style-name="Standard" style:family="paragraph">
      <style:paragraph-properties fo:widows="0" fo:orphans="0"/>
      <style:text-properties style:font-name="AncientGreek"/>
    </style:style>
    <style:style style:name="TableRow3923" style:family="table-row">
      <style:table-row-properties style:min-row-height="0.0138in" style:use-optimal-row-height="false" fo:keep-together="always"/>
    </style:style>
    <style:style style:name="TableCell3924" style:family="table-cell">
      <style:table-cell-properties fo:border="0.0069in solid #000000" fo:background-color="#FFFFFF" style:writing-mode="lr-tb" fo:padding-top="0in" fo:padding-left="0.1527in" fo:padding-bottom="0in" fo:padding-right="0.15in"/>
    </style:style>
    <style:style style:name="P3925" style:parent-style-name="Standard" style:family="paragraph">
      <style:paragraph-properties fo:keep-with-next="always" fo:widows="0" fo:orphans="0" fo:text-align="center"/>
    </style:style>
    <style:style style:name="T3926" style:parent-style-name="AncientGreekἈρχαίαἑλληνικά" style:family="text">
      <style:text-properties fo:font-weight="bold" style:font-weight-asian="bold" style:font-weight-complex="bold" fo:font-size="18pt" style:font-size-asian="18pt" style:font-size-complex="14pt"/>
    </style:style>
    <style:style style:name="T3927"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3928" style:parent-style-name="AncientGreekἈρχαίαἑλληνικά" style:family="text">
      <style:text-properties fo:font-weight="bold" style:font-weight-asian="bold" style:font-weight-complex="bold" fo:font-size="18pt" style:font-size-asian="18pt" style:font-size-complex="14pt"/>
    </style:style>
    <style:style style:name="P3929" style:parent-style-name="Standard" style:family="paragraph">
      <style:paragraph-properties fo:widows="0" fo:orphans="0"/>
    </style:style>
    <style:style style:name="T3930" style:parent-style-name="AncientGreekἈρχαίαἑλληνικά" style:family="text">
      <style:text-properties style:font-weight-complex="bold" fo:language="el" fo:country="GR"/>
    </style:style>
    <style:style style:name="T3931" style:parent-style-name="AncientGreekἈρχαίαἑλληνικά" style:family="text">
      <style:text-properties style:font-weight-complex="bold"/>
    </style:style>
    <style:style style:name="T3932" style:parent-style-name="AncientGreekἈρχαίαἑλληνικά" style:family="text">
      <style:text-properties style:font-weight-complex="bold" fo:language="el" fo:country="GR"/>
    </style:style>
    <style:style style:name="T3933" style:parent-style-name="AncientGreekἈρχαίαἑλληνικά" style:family="text">
      <style:text-properties style:font-weight-complex="bold"/>
    </style:style>
    <style:style style:name="T3934" style:parent-style-name="AncientGreekἈρχαίαἑλληνικά" style:family="text">
      <style:text-properties style:font-weight-complex="bold" fo:language="el" fo:country="GR"/>
    </style:style>
    <style:style style:name="T3935" style:parent-style-name="AncientGreekἈρχαίαἑλληνικά" style:family="text">
      <style:text-properties style:font-weight-complex="bold"/>
    </style:style>
    <style:style style:name="T3936" style:parent-style-name="AncientGreekἈρχαίαἑλληνικά" style:family="text">
      <style:text-properties style:font-weight-complex="bold" fo:language="el" fo:country="GR"/>
    </style:style>
    <style:style style:name="T3937" style:parent-style-name="AncientGreekἈρχαίαἑλληνικά" style:family="text">
      <style:text-properties style:font-weight-complex="bold"/>
    </style:style>
    <style:style style:name="T3938" style:parent-style-name="AncientGreekἈρχαίαἑλληνικά" style:family="text">
      <style:text-properties style:font-weight-complex="bold" fo:language="el" fo:country="GR"/>
    </style:style>
    <style:style style:name="T3939" style:parent-style-name="AncientGreekἈρχαίαἑλληνικά" style:family="text">
      <style:text-properties style:font-weight-complex="bold"/>
    </style:style>
    <style:style style:name="T3940" style:parent-style-name="AncientGreekἈρχαίαἑλληνικά" style:family="text">
      <style:text-properties style:font-weight-complex="bold" fo:language="el" fo:country="GR"/>
    </style:style>
    <style:style style:name="T3941" style:parent-style-name="AncientGreekἈρχαίαἑλληνικά" style:family="text">
      <style:text-properties style:font-weight-complex="bold"/>
    </style:style>
    <style:style style:name="T3942" style:parent-style-name="AncientGreekἈρχαίαἑλληνικά" style:family="text">
      <style:text-properties style:font-weight-complex="bold" fo:language="el" fo:country="GR"/>
    </style:style>
    <style:style style:name="T3943" style:parent-style-name="AncientGreekἈρχαίαἑλληνικά" style:family="text">
      <style:text-properties style:font-weight-complex="bold"/>
    </style:style>
    <style:style style:name="T3944" style:parent-style-name="AncientGreekἈρχαίαἑλληνικά" style:family="text">
      <style:text-properties style:font-weight-complex="bold" fo:language="el" fo:country="GR"/>
    </style:style>
    <style:style style:name="T3945" style:parent-style-name="AncientGreekἈρχαίαἑλληνικά" style:family="text">
      <style:text-properties style:font-weight-complex="bold"/>
    </style:style>
    <style:style style:name="T3946" style:parent-style-name="AncientGreekἈρχαίαἑλληνικά" style:family="text">
      <style:text-properties style:font-weight-complex="bold" fo:language="el" fo:country="GR"/>
    </style:style>
    <style:style style:name="T3947" style:parent-style-name="AncientGreekἈρχαίαἑλληνικά" style:family="text">
      <style:text-properties style:font-weight-complex="bold"/>
    </style:style>
    <style:style style:name="T3948" style:parent-style-name="AncientGreekἈρχαίαἑλληνικά" style:family="text">
      <style:text-properties style:font-weight-complex="bold" fo:language="el" fo:country="GR"/>
    </style:style>
    <style:style style:name="T3949" style:parent-style-name="AncientGreekἈρχαίαἑλληνικά" style:family="text">
      <style:text-properties style:font-weight-complex="bold"/>
    </style:style>
    <style:style style:name="T3950" style:parent-style-name="AncientGreekἈρχαίαἑλληνικά" style:family="text">
      <style:text-properties style:font-weight-complex="bold" fo:language="el" fo:country="GR"/>
    </style:style>
    <style:style style:name="T3951" style:parent-style-name="AncientGreekἈρχαίαἑλληνικά" style:family="text">
      <style:text-properties style:font-weight-complex="bold"/>
    </style:style>
    <style:style style:name="T3952" style:parent-style-name="AncientGreekἈρχαίαἑλληνικά" style:family="text">
      <style:text-properties style:font-weight-complex="bold" fo:language="el" fo:country="GR"/>
    </style:style>
    <style:style style:name="T3953" style:parent-style-name="AncientGreekἈρχαίαἑλληνικά" style:family="text">
      <style:text-properties style:font-weight-complex="bold"/>
    </style:style>
    <style:style style:name="T3954" style:parent-style-name="AncientGreekἈρχαίαἑλληνικά" style:family="text">
      <style:text-properties style:font-weight-complex="bold" fo:language="el" fo:country="GR"/>
    </style:style>
    <style:style style:name="T3955" style:parent-style-name="AncientGreekἈρχαίαἑλληνικά" style:family="text">
      <style:text-properties style:font-weight-complex="bold"/>
    </style:style>
    <style:style style:name="T3956" style:parent-style-name="AncientGreekἈρχαίαἑλληνικά" style:family="text">
      <style:text-properties style:font-weight-complex="bold" fo:language="el" fo:country="GR"/>
    </style:style>
    <style:style style:name="T3957" style:parent-style-name="AncientGreekἈρχαίαἑλληνικά" style:family="text">
      <style:text-properties style:font-weight-complex="bold"/>
    </style:style>
    <style:style style:name="T3958" style:parent-style-name="AncientGreekἈρχαίαἑλληνικά" style:family="text">
      <style:text-properties style:font-weight-complex="bold" fo:language="el" fo:country="GR"/>
    </style:style>
    <style:style style:name="T3959" style:parent-style-name="AncientGreekἈρχαίαἑλληνικά" style:family="text">
      <style:text-properties style:font-weight-complex="bold"/>
    </style:style>
    <style:style style:name="T3960" style:parent-style-name="AncientGreekἈρχαίαἑλληνικά" style:family="text">
      <style:text-properties style:font-weight-complex="bold" fo:language="el" fo:country="GR"/>
    </style:style>
    <style:style style:name="T3961" style:parent-style-name="AncientGreekἈρχαίαἑλληνικά" style:family="text">
      <style:text-properties style:font-weight-complex="bold"/>
    </style:style>
    <style:style style:name="T3962" style:parent-style-name="AncientGreekἈρχαίαἑλληνικά" style:family="text">
      <style:text-properties style:font-weight-complex="bold" fo:language="el" fo:country="GR"/>
    </style:style>
    <style:style style:name="T3963" style:parent-style-name="AncientGreekἈρχαίαἑλληνικά" style:family="text">
      <style:text-properties style:font-weight-complex="bold"/>
    </style:style>
    <style:style style:name="T3964" style:parent-style-name="AncientGreekἈρχαίαἑλληνικά" style:family="text">
      <style:text-properties style:font-weight-complex="bold" fo:language="el" fo:country="GR"/>
    </style:style>
    <style:style style:name="T3965" style:parent-style-name="AncientGreekἈρχαίαἑλληνικά" style:family="text">
      <style:text-properties style:font-weight-complex="bold"/>
    </style:style>
    <style:style style:name="T3966" style:parent-style-name="AncientGreekἈρχαίαἑλληνικά" style:family="text">
      <style:text-properties style:font-weight-complex="bold" fo:language="el" fo:country="GR"/>
    </style:style>
    <style:style style:name="T3967" style:parent-style-name="AncientGreekἈρχαίαἑλληνικά" style:family="text">
      <style:text-properties style:font-weight-complex="bold"/>
    </style:style>
    <style:style style:name="T3968" style:parent-style-name="AncientGreekἈρχαίαἑλληνικά" style:family="text">
      <style:text-properties style:font-weight-complex="bold" fo:language="el" fo:country="GR"/>
    </style:style>
    <style:style style:name="T3969" style:parent-style-name="AncientGreekἈρχαίαἑλληνικά" style:family="text">
      <style:text-properties style:font-weight-complex="bold"/>
    </style:style>
    <style:style style:name="T3970" style:parent-style-name="AncientGreekἈρχαίαἑλληνικά" style:family="text">
      <style:text-properties style:font-weight-complex="bold" fo:language="el" fo:country="GR"/>
    </style:style>
    <style:style style:name="T3971" style:parent-style-name="AncientGreekἈρχαίαἑλληνικά" style:family="text">
      <style:text-properties style:font-weight-complex="bold"/>
    </style:style>
    <style:style style:name="T3972" style:parent-style-name="AncientGreekἈρχαίαἑλληνικά" style:family="text">
      <style:text-properties style:font-weight-complex="bold" fo:language="el" fo:country="GR"/>
    </style:style>
    <style:style style:name="T3973" style:parent-style-name="AncientGreekἈρχαίαἑλληνικά" style:family="text">
      <style:text-properties style:font-weight-complex="bold"/>
    </style:style>
    <style:style style:name="T3974" style:parent-style-name="AncientGreekἈρχαίαἑλληνικά" style:family="text">
      <style:text-properties style:font-weight-complex="bold" fo:language="el" fo:country="GR"/>
    </style:style>
    <style:style style:name="T3975" style:parent-style-name="AncientGreekἈρχαίαἑλληνικά" style:family="text">
      <style:text-properties style:font-weight-complex="bold"/>
    </style:style>
    <style:style style:name="T3976" style:parent-style-name="AncientGreekἈρχαίαἑλληνικά" style:family="text">
      <style:text-properties style:font-weight-complex="bold" fo:language="el" fo:country="GR"/>
    </style:style>
    <style:style style:name="T3977" style:parent-style-name="AncientGreekἈρχαίαἑλληνικά" style:family="text">
      <style:text-properties style:font-weight-complex="bold"/>
    </style:style>
    <style:style style:name="T3978" style:parent-style-name="AncientGreekἈρχαίαἑλληνικά" style:family="text">
      <style:text-properties style:font-weight-complex="bold" fo:language="el" fo:country="GR"/>
    </style:style>
    <style:style style:name="T3979" style:parent-style-name="AncientGreekἈρχαίαἑλληνικά" style:family="text">
      <style:text-properties style:font-weight-complex="bold"/>
    </style:style>
    <style:style style:name="T3980" style:parent-style-name="AncientGreekἈρχαίαἑλληνικά" style:family="text">
      <style:text-properties style:font-weight-complex="bold" fo:language="el" fo:country="GR"/>
    </style:style>
    <style:style style:name="T3981" style:parent-style-name="AncientGreekἈρχαίαἑλληνικά" style:family="text">
      <style:text-properties style:font-weight-complex="bold"/>
    </style:style>
    <style:style style:name="T3982" style:parent-style-name="AncientGreekἈρχαίαἑλληνικά" style:family="text">
      <style:text-properties style:font-weight-complex="bold" fo:language="el" fo:country="GR"/>
    </style:style>
    <style:style style:name="T3983" style:parent-style-name="AncientGreekἈρχαίαἑλληνικά" style:family="text">
      <style:text-properties style:font-weight-complex="bold"/>
    </style:style>
    <style:style style:name="T3984" style:parent-style-name="AncientGreekἈρχαίαἑλληνικά" style:family="text">
      <style:text-properties style:font-weight-complex="bold" fo:language="el" fo:country="GR"/>
    </style:style>
    <style:style style:name="T3985" style:parent-style-name="AncientGreekἈρχαίαἑλληνικά" style:family="text">
      <style:text-properties style:font-weight-complex="bold"/>
    </style:style>
    <style:style style:name="T3986" style:parent-style-name="AncientGreekἈρχαίαἑλληνικά" style:family="text">
      <style:text-properties style:font-weight-complex="bold" fo:language="el" fo:country="GR"/>
    </style:style>
    <style:style style:name="T3987" style:parent-style-name="AncientGreekἈρχαίαἑλληνικά" style:family="text">
      <style:text-properties style:font-weight-complex="bold"/>
    </style:style>
    <style:style style:name="T3988" style:parent-style-name="AncientGreekἈρχαίαἑλληνικά" style:family="text">
      <style:text-properties style:font-weight-complex="bold" fo:language="el" fo:country="GR"/>
    </style:style>
    <style:style style:name="T3989" style:parent-style-name="AncientGreekἈρχαίαἑλληνικά" style:family="text">
      <style:text-properties style:font-weight-complex="bold"/>
    </style:style>
    <style:style style:name="T3990" style:parent-style-name="AncientGreekἈρχαίαἑλληνικά" style:family="text">
      <style:text-properties style:font-weight-complex="bold" fo:language="el" fo:country="GR"/>
    </style:style>
    <style:style style:name="T3991" style:parent-style-name="AncientGreekἈρχαίαἑλληνικά" style:family="text">
      <style:text-properties style:font-weight-complex="bold"/>
    </style:style>
    <style:style style:name="T3992" style:parent-style-name="AncientGreekἈρχαίαἑλληνικά" style:family="text">
      <style:text-properties style:font-weight-complex="bold" fo:language="el" fo:country="GR"/>
    </style:style>
    <style:style style:name="T3993" style:parent-style-name="AncientGreekἈρχαίαἑλληνικά" style:family="text">
      <style:text-properties style:font-weight-complex="bold"/>
    </style:style>
    <style:style style:name="T3994" style:parent-style-name="AncientGreekἈρχαίαἑλληνικά" style:family="text">
      <style:text-properties style:font-weight-complex="bold" fo:language="el" fo:country="GR"/>
    </style:style>
    <style:style style:name="T3995" style:parent-style-name="AncientGreekἈρχαίαἑλληνικά" style:family="text">
      <style:text-properties style:font-weight-complex="bold"/>
    </style:style>
    <style:style style:name="T3996" style:parent-style-name="AncientGreekἈρχαίαἑλληνικά" style:family="text">
      <style:text-properties style:font-weight-complex="bold" fo:language="el" fo:country="GR"/>
    </style:style>
    <style:style style:name="T3997" style:parent-style-name="AncientGreekἈρχαίαἑλληνικά" style:family="text">
      <style:text-properties style:font-weight-complex="bold"/>
    </style:style>
    <style:style style:name="T3998" style:parent-style-name="AncientGreekἈρχαίαἑλληνικά" style:family="text">
      <style:text-properties style:font-weight-complex="bold" fo:language="el" fo:country="GR"/>
    </style:style>
    <style:style style:name="T3999" style:parent-style-name="AncientGreekἈρχαίαἑλληνικά" style:family="text">
      <style:text-properties style:font-weight-complex="bold"/>
    </style:style>
    <style:style style:name="T4000" style:parent-style-name="AncientGreekἈρχαίαἑλληνικά" style:family="text">
      <style:text-properties style:font-weight-complex="bold" fo:language="el" fo:country="GR"/>
    </style:style>
    <style:style style:name="T4001" style:parent-style-name="AncientGreekἈρχαίαἑλληνικά" style:family="text">
      <style:text-properties style:font-weight-complex="bold"/>
    </style:style>
    <style:style style:name="T4002" style:parent-style-name="AncientGreekἈρχαίαἑλληνικά" style:family="text">
      <style:text-properties style:font-weight-complex="bold" fo:language="el" fo:country="GR"/>
    </style:style>
    <style:style style:name="T4003" style:parent-style-name="AncientGreekἈρχαίαἑλληνικά" style:family="text">
      <style:text-properties style:font-weight-complex="bold"/>
    </style:style>
    <style:style style:name="T4004" style:parent-style-name="AncientGreekἈρχαίαἑλληνικά" style:family="text">
      <style:text-properties style:font-weight-complex="bold" fo:language="el" fo:country="GR"/>
    </style:style>
    <style:style style:name="T4005" style:parent-style-name="AncientGreekἈρχαίαἑλληνικά" style:family="text">
      <style:text-properties style:font-weight-complex="bold"/>
    </style:style>
    <style:style style:name="T4006" style:parent-style-name="AncientGreekἈρχαίαἑλληνικά" style:family="text">
      <style:text-properties style:font-weight-complex="bold" fo:language="el" fo:country="GR"/>
    </style:style>
    <style:style style:name="T4007" style:parent-style-name="AncientGreekἈρχαίαἑλληνικά" style:family="text">
      <style:text-properties style:font-weight-complex="bold"/>
    </style:style>
    <style:style style:name="P4008" style:parent-style-name="Standard" style:family="paragraph">
      <style:paragraph-properties fo:widows="0" fo:orphans="0"/>
    </style:style>
    <style:style style:name="T4009" style:parent-style-name="AncientGreekἈρχαίαἑλληνικά" style:family="text">
      <style:text-properties style:font-weight-complex="bold" fo:language="el" fo:country="GR"/>
    </style:style>
    <style:style style:name="T4010" style:parent-style-name="AncientGreekἈρχαίαἑλληνικά" style:family="text">
      <style:text-properties style:font-weight-complex="bold"/>
    </style:style>
    <style:style style:name="T4011" style:parent-style-name="AncientGreekἈρχαίαἑλληνικά" style:family="text">
      <style:text-properties style:font-weight-complex="bold" fo:language="el" fo:country="GR"/>
    </style:style>
    <style:style style:name="T4012" style:parent-style-name="AncientGreekἈρχαίαἑλληνικά" style:family="text">
      <style:text-properties style:font-weight-complex="bold"/>
    </style:style>
    <style:style style:name="T4013" style:parent-style-name="AncientGreekἈρχαίαἑλληνικά" style:family="text">
      <style:text-properties style:font-weight-complex="bold" fo:language="el" fo:country="GR"/>
    </style:style>
    <style:style style:name="T4014" style:parent-style-name="AncientGreekἈρχαίαἑλληνικά" style:family="text">
      <style:text-properties style:font-weight-complex="bold"/>
    </style:style>
    <style:style style:name="T4015" style:parent-style-name="AncientGreekἈρχαίαἑλληνικά" style:family="text">
      <style:text-properties style:font-weight-complex="bold" fo:language="el" fo:country="GR"/>
    </style:style>
    <style:style style:name="T4016" style:parent-style-name="AncientGreekἈρχαίαἑλληνικά" style:family="text">
      <style:text-properties style:font-weight-complex="bold"/>
    </style:style>
    <style:style style:name="T4017" style:parent-style-name="AncientGreekἈρχαίαἑλληνικά" style:family="text">
      <style:text-properties style:font-weight-complex="bold" fo:language="el" fo:country="GR"/>
    </style:style>
    <style:style style:name="T4018" style:parent-style-name="AncientGreekἈρχαίαἑλληνικά" style:family="text">
      <style:text-properties style:font-weight-complex="bold"/>
    </style:style>
    <style:style style:name="T4019" style:parent-style-name="AncientGreekἈρχαίαἑλληνικά" style:family="text">
      <style:text-properties style:font-weight-complex="bold" fo:language="el" fo:country="GR"/>
    </style:style>
    <style:style style:name="T4020" style:parent-style-name="AncientGreekἈρχαίαἑλληνικά" style:family="text">
      <style:text-properties style:font-weight-complex="bold"/>
    </style:style>
    <style:style style:name="T4021" style:parent-style-name="AncientGreekἈρχαίαἑλληνικά" style:family="text">
      <style:text-properties style:font-weight-complex="bold" fo:language="el" fo:country="GR"/>
    </style:style>
    <style:style style:name="T4022" style:parent-style-name="AncientGreekἈρχαίαἑλληνικά" style:family="text">
      <style:text-properties style:font-weight-complex="bold"/>
    </style:style>
    <style:style style:name="T4023" style:parent-style-name="AncientGreekἈρχαίαἑλληνικά" style:family="text">
      <style:text-properties style:font-weight-complex="bold" fo:language="el" fo:country="GR"/>
    </style:style>
    <style:style style:name="T4024" style:parent-style-name="AncientGreekἈρχαίαἑλληνικά" style:family="text">
      <style:text-properties style:font-weight-complex="bold"/>
    </style:style>
    <style:style style:name="T4025" style:parent-style-name="AncientGreekἈρχαίαἑλληνικά" style:family="text">
      <style:text-properties style:font-weight-complex="bold" fo:language="el" fo:country="GR"/>
    </style:style>
    <style:style style:name="T4026" style:parent-style-name="AncientGreekἈρχαίαἑλληνικά" style:family="text">
      <style:text-properties style:font-weight-complex="bold"/>
    </style:style>
    <style:style style:name="T4027" style:parent-style-name="AncientGreekἈρχαίαἑλληνικά" style:family="text">
      <style:text-properties style:font-weight-complex="bold" fo:language="el" fo:country="GR"/>
    </style:style>
    <style:style style:name="T4028" style:parent-style-name="AncientGreekἈρχαίαἑλληνικά" style:family="text">
      <style:text-properties style:font-weight-complex="bold"/>
    </style:style>
    <style:style style:name="T4029" style:parent-style-name="AncientGreekἈρχαίαἑλληνικά" style:family="text">
      <style:text-properties style:font-weight-complex="bold" fo:language="el" fo:country="GR"/>
    </style:style>
    <style:style style:name="T4030" style:parent-style-name="AncientGreekἈρχαίαἑλληνικά" style:family="text">
      <style:text-properties style:font-weight-complex="bold"/>
    </style:style>
    <style:style style:name="T4031" style:parent-style-name="AncientGreekἈρχαίαἑλληνικά" style:family="text">
      <style:text-properties style:font-weight-complex="bold" fo:language="el" fo:country="GR"/>
    </style:style>
    <style:style style:name="T4032" style:parent-style-name="AncientGreekἈρχαίαἑλληνικά" style:family="text">
      <style:text-properties style:font-weight-complex="bold"/>
    </style:style>
    <style:style style:name="T4033" style:parent-style-name="AncientGreekἈρχαίαἑλληνικά" style:family="text">
      <style:text-properties style:font-weight-complex="bold" fo:language="el" fo:country="GR"/>
    </style:style>
    <style:style style:name="T4034" style:parent-style-name="AncientGreekἈρχαίαἑλληνικά" style:family="text">
      <style:text-properties style:font-weight-complex="bold"/>
    </style:style>
    <style:style style:name="TableCell4035" style:family="table-cell">
      <style:table-cell-properties fo:border="0.0069in solid #000000" fo:background-color="#FFFFFF" style:writing-mode="lr-tb" fo:padding-top="0in" fo:padding-left="0.1527in" fo:padding-bottom="0in" fo:padding-right="0.15in"/>
    </style:style>
    <style:style style:name="P4036" style:parent-style-name="Standard" style:family="paragraph">
      <style:paragraph-properties fo:widows="0" fo:orphans="0" fo:text-align="center"/>
      <style:text-properties style:font-name="Times New Roman" fo:font-weight="bold" style:font-weight-asian="bold" style:font-weight-complex="bold" fo:color="#383838" fo:font-size="16pt" style:font-size-asian="16pt" style:font-size-complex="16pt"/>
    </style:style>
    <style:style style:name="P4037" style:parent-style-name="Textbody" style:family="paragraph">
      <style:paragraph-properties fo:margin-bottom="0in"/>
      <style:text-properties style:font-name="Times New Roman" fo:color="#383838" fo:font-size="10.5pt" style:font-size-asian="10.5pt"/>
    </style:style>
    <style:style style:name="P4038" style:parent-style-name="Textbody" style:family="paragraph">
      <style:paragraph-properties fo:margin-bottom="0in"/>
      <style:text-properties style:font-name="Times New Roman" fo:color="#383838" fo:font-size="10.5pt" style:font-size-asian="10.5pt"/>
    </style:style>
    <style:style style:name="P4039" style:parent-style-name="Standard" style:family="paragraph">
      <style:paragraph-properties fo:widows="0" fo:orphans="0"/>
      <style:text-properties style:font-name="AncientGreek"/>
    </style:style>
    <style:style style:name="TableRow4040" style:family="table-row">
      <style:table-row-properties style:min-row-height="0.0138in" style:use-optimal-row-height="false" fo:keep-together="always"/>
    </style:style>
    <style:style style:name="TableCell4041" style:family="table-cell">
      <style:table-cell-properties fo:border="0.0069in solid #000000" fo:background-color="#FFFFFF" style:writing-mode="lr-tb" fo:padding-top="0in" fo:padding-left="0.1527in" fo:padding-bottom="0in" fo:padding-right="0.15in"/>
    </style:style>
    <style:style style:name="P4042" style:parent-style-name="Standard" style:family="paragraph">
      <style:paragraph-properties fo:keep-with-next="always" fo:widows="0" fo:orphans="0" fo:text-align="center"/>
    </style:style>
    <style:style style:name="T4043" style:parent-style-name="AncientGreekἈρχαίαἑλληνικά" style:family="text">
      <style:text-properties fo:font-weight="bold" style:font-weight-asian="bold" style:font-weight-complex="bold" fo:font-size="18pt" style:font-size-asian="18pt" style:font-size-complex="14pt"/>
    </style:style>
    <style:style style:name="T4044"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4045" style:parent-style-name="AncientGreekἈρχαίαἑλληνικά" style:family="text">
      <style:text-properties fo:font-weight="bold" style:font-weight-asian="bold" style:font-weight-complex="bold" fo:font-size="18pt" style:font-size-asian="18pt" style:font-size-complex="14pt"/>
    </style:style>
    <style:style style:name="T4046"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4047" style:parent-style-name="AncientGreekἈρχαίαἑλληνικά" style:family="text">
      <style:text-properties fo:font-weight="bold" style:font-weight-asian="bold" style:font-weight-complex="bold" fo:font-size="18pt" style:font-size-asian="18pt" style:font-size-complex="14pt"/>
    </style:style>
    <style:style style:name="T4048"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4049" style:parent-style-name="AncientGreekἈρχαίαἑλληνικά" style:family="text">
      <style:text-properties fo:font-weight="bold" style:font-weight-asian="bold" style:font-weight-complex="bold" fo:font-size="18pt" style:font-size-asian="18pt" style:font-size-complex="14pt"/>
    </style:style>
    <style:style style:name="P4050" style:parent-style-name="Standard" style:family="paragraph">
      <style:paragraph-properties fo:widows="0" fo:orphans="0"/>
    </style:style>
    <style:style style:name="T4051" style:parent-style-name="AncientGreekἈρχαίαἑλληνικά" style:family="text">
      <style:text-properties style:font-weight-complex="bold" fo:language="el" fo:country="GR"/>
    </style:style>
    <style:style style:name="T4052" style:parent-style-name="AncientGreekἈρχαίαἑλληνικά" style:family="text">
      <style:text-properties style:font-weight-complex="bold"/>
    </style:style>
    <style:style style:name="T4053" style:parent-style-name="AncientGreekἈρχαίαἑλληνικά" style:family="text">
      <style:text-properties style:font-weight-complex="bold" fo:language="el" fo:country="GR"/>
    </style:style>
    <style:style style:name="T4054" style:parent-style-name="AncientGreekἈρχαίαἑλληνικά" style:family="text">
      <style:text-properties style:font-weight-complex="bold"/>
    </style:style>
    <style:style style:name="T4055" style:parent-style-name="AncientGreekἈρχαίαἑλληνικά" style:family="text">
      <style:text-properties style:font-weight-complex="bold" fo:language="el" fo:country="GR"/>
    </style:style>
    <style:style style:name="T4056" style:parent-style-name="AncientGreekἈρχαίαἑλληνικά" style:family="text">
      <style:text-properties style:font-weight-complex="bold"/>
    </style:style>
    <style:style style:name="T4057" style:parent-style-name="AncientGreekἈρχαίαἑλληνικά" style:family="text">
      <style:text-properties style:font-weight-complex="bold" fo:language="el" fo:country="GR"/>
    </style:style>
    <style:style style:name="T4058" style:parent-style-name="AncientGreekἈρχαίαἑλληνικά" style:family="text">
      <style:text-properties style:font-weight-complex="bold"/>
    </style:style>
    <style:style style:name="T4059" style:parent-style-name="AncientGreekἈρχαίαἑλληνικά" style:family="text">
      <style:text-properties style:font-weight-complex="bold" fo:language="el" fo:country="GR"/>
    </style:style>
    <style:style style:name="T4060" style:parent-style-name="AncientGreekἈρχαίαἑλληνικά" style:family="text">
      <style:text-properties style:font-weight-complex="bold"/>
    </style:style>
    <style:style style:name="T4061" style:parent-style-name="AncientGreekἈρχαίαἑλληνικά" style:family="text">
      <style:text-properties style:font-weight-complex="bold" fo:language="el" fo:country="GR"/>
    </style:style>
    <style:style style:name="T4062" style:parent-style-name="AncientGreekἈρχαίαἑλληνικά" style:family="text">
      <style:text-properties style:font-weight-complex="bold"/>
    </style:style>
    <style:style style:name="T4063" style:parent-style-name="AncientGreekἈρχαίαἑλληνικά" style:family="text">
      <style:text-properties style:font-weight-complex="bold" fo:language="el" fo:country="GR"/>
    </style:style>
    <style:style style:name="T4064" style:parent-style-name="AncientGreekἈρχαίαἑλληνικά" style:family="text">
      <style:text-properties style:font-weight-complex="bold"/>
    </style:style>
    <style:style style:name="T4065" style:parent-style-name="AncientGreekἈρχαίαἑλληνικά" style:family="text">
      <style:text-properties style:font-weight-complex="bold" fo:language="el" fo:country="GR"/>
    </style:style>
    <style:style style:name="T4066" style:parent-style-name="AncientGreekἈρχαίαἑλληνικά" style:family="text">
      <style:text-properties style:font-weight-complex="bold"/>
    </style:style>
    <style:style style:name="T4067" style:parent-style-name="AncientGreekἈρχαίαἑλληνικά" style:family="text">
      <style:text-properties style:font-weight-complex="bold" fo:language="el" fo:country="GR"/>
    </style:style>
    <style:style style:name="T4068" style:parent-style-name="AncientGreekἈρχαίαἑλληνικά" style:family="text">
      <style:text-properties style:font-weight-complex="bold"/>
    </style:style>
    <style:style style:name="T4069" style:parent-style-name="AncientGreekἈρχαίαἑλληνικά" style:family="text">
      <style:text-properties style:font-weight-complex="bold" fo:language="el" fo:country="GR"/>
    </style:style>
    <style:style style:name="T4070" style:parent-style-name="AncientGreekἈρχαίαἑλληνικά" style:family="text">
      <style:text-properties style:font-weight-complex="bold"/>
    </style:style>
    <style:style style:name="T4071" style:parent-style-name="AncientGreekἈρχαίαἑλληνικά" style:family="text">
      <style:text-properties style:font-weight-complex="bold" fo:language="el" fo:country="GR"/>
    </style:style>
    <style:style style:name="T4072" style:parent-style-name="AncientGreekἈρχαίαἑλληνικά" style:family="text">
      <style:text-properties style:font-weight-complex="bold"/>
    </style:style>
    <style:style style:name="T4073" style:parent-style-name="AncientGreekἈρχαίαἑλληνικά" style:family="text">
      <style:text-properties style:font-weight-complex="bold" fo:language="el" fo:country="GR"/>
    </style:style>
    <style:style style:name="T4074" style:parent-style-name="AncientGreekἈρχαίαἑλληνικά" style:family="text">
      <style:text-properties style:font-weight-complex="bold"/>
    </style:style>
    <style:style style:name="T4075" style:parent-style-name="AncientGreekἈρχαίαἑλληνικά" style:family="text">
      <style:text-properties style:font-weight-complex="bold" fo:language="el" fo:country="GR"/>
    </style:style>
    <style:style style:name="T4076" style:parent-style-name="AncientGreekἈρχαίαἑλληνικά" style:family="text">
      <style:text-properties style:font-weight-complex="bold"/>
    </style:style>
    <style:style style:name="T4077" style:parent-style-name="AncientGreekἈρχαίαἑλληνικά" style:family="text">
      <style:text-properties style:font-weight-complex="bold" fo:language="el" fo:country="GR"/>
    </style:style>
    <style:style style:name="T4078" style:parent-style-name="AncientGreekἈρχαίαἑλληνικά" style:family="text">
      <style:text-properties style:font-weight-complex="bold"/>
    </style:style>
    <style:style style:name="T4079" style:parent-style-name="AncientGreekἈρχαίαἑλληνικά" style:family="text">
      <style:text-properties style:font-weight-complex="bold" fo:language="el" fo:country="GR"/>
    </style:style>
    <style:style style:name="T4080" style:parent-style-name="AncientGreekἈρχαίαἑλληνικά" style:family="text">
      <style:text-properties style:font-weight-complex="bold"/>
    </style:style>
    <style:style style:name="T4081" style:parent-style-name="AncientGreekἈρχαίαἑλληνικά" style:family="text">
      <style:text-properties style:font-weight-complex="bold" fo:language="el" fo:country="GR"/>
    </style:style>
    <style:style style:name="T4082" style:parent-style-name="AncientGreekἈρχαίαἑλληνικά" style:family="text">
      <style:text-properties style:font-weight-complex="bold"/>
    </style:style>
    <style:style style:name="T4083" style:parent-style-name="AncientGreekἈρχαίαἑλληνικά" style:family="text">
      <style:text-properties style:font-weight-complex="bold" fo:language="el" fo:country="GR"/>
    </style:style>
    <style:style style:name="T4084" style:parent-style-name="AncientGreekἈρχαίαἑλληνικά" style:family="text">
      <style:text-properties style:font-weight-complex="bold"/>
    </style:style>
    <style:style style:name="T4085" style:parent-style-name="AncientGreekἈρχαίαἑλληνικά" style:family="text">
      <style:text-properties style:font-weight-complex="bold" fo:language="el" fo:country="GR"/>
    </style:style>
    <style:style style:name="T4086" style:parent-style-name="AncientGreekἈρχαίαἑλληνικά" style:family="text">
      <style:text-properties style:font-weight-complex="bold"/>
    </style:style>
    <style:style style:name="T4087" style:parent-style-name="AncientGreekἈρχαίαἑλληνικά" style:family="text">
      <style:text-properties style:font-weight-complex="bold" fo:language="el" fo:country="GR"/>
    </style:style>
    <style:style style:name="T4088" style:parent-style-name="AncientGreekἈρχαίαἑλληνικά" style:family="text">
      <style:text-properties style:font-weight-complex="bold"/>
    </style:style>
    <style:style style:name="T4089" style:parent-style-name="AncientGreekἈρχαίαἑλληνικά" style:family="text">
      <style:text-properties style:font-weight-complex="bold" fo:language="el" fo:country="GR"/>
    </style:style>
    <style:style style:name="T4090" style:parent-style-name="AncientGreekἈρχαίαἑλληνικά" style:family="text">
      <style:text-properties style:font-weight-complex="bold"/>
    </style:style>
    <style:style style:name="T4091" style:parent-style-name="AncientGreekἈρχαίαἑλληνικά" style:family="text">
      <style:text-properties style:font-weight-complex="bold" fo:language="el" fo:country="GR"/>
    </style:style>
    <style:style style:name="T4092" style:parent-style-name="AncientGreekἈρχαίαἑλληνικά" style:family="text">
      <style:text-properties style:font-weight-complex="bold"/>
    </style:style>
    <style:style style:name="T4093" style:parent-style-name="AncientGreekἈρχαίαἑλληνικά" style:family="text">
      <style:text-properties style:font-weight-complex="bold" fo:language="el" fo:country="GR"/>
    </style:style>
    <style:style style:name="T4094" style:parent-style-name="AncientGreekἈρχαίαἑλληνικά" style:family="text">
      <style:text-properties style:font-weight-complex="bold"/>
    </style:style>
    <style:style style:name="T4095" style:parent-style-name="AncientGreekἈρχαίαἑλληνικά" style:family="text">
      <style:text-properties style:font-weight-complex="bold" fo:language="el" fo:country="GR"/>
    </style:style>
    <style:style style:name="T4096" style:parent-style-name="AncientGreekἈρχαίαἑλληνικά" style:family="text">
      <style:text-properties style:font-weight-complex="bold"/>
    </style:style>
    <style:style style:name="T4097" style:parent-style-name="AncientGreekἈρχαίαἑλληνικά" style:family="text">
      <style:text-properties style:font-weight-complex="bold" fo:language="el" fo:country="GR"/>
    </style:style>
    <style:style style:name="T4098" style:parent-style-name="AncientGreekἈρχαίαἑλληνικά" style:family="text">
      <style:text-properties style:font-weight-complex="bold"/>
    </style:style>
    <style:style style:name="T4099" style:parent-style-name="AncientGreekἈρχαίαἑλληνικά" style:family="text">
      <style:text-properties style:font-weight-complex="bold" fo:language="el" fo:country="GR"/>
    </style:style>
    <style:style style:name="T4100" style:parent-style-name="AncientGreekἈρχαίαἑλληνικά" style:family="text">
      <style:text-properties style:font-weight-complex="bold"/>
    </style:style>
    <style:style style:name="T4101" style:parent-style-name="AncientGreekἈρχαίαἑλληνικά" style:family="text">
      <style:text-properties style:font-weight-complex="bold" fo:language="el" fo:country="GR"/>
    </style:style>
    <style:style style:name="T4102" style:parent-style-name="AncientGreekἈρχαίαἑλληνικά" style:family="text">
      <style:text-properties style:font-weight-complex="bold"/>
    </style:style>
    <style:style style:name="T4103" style:parent-style-name="AncientGreekἈρχαίαἑλληνικά" style:family="text">
      <style:text-properties style:font-weight-complex="bold" fo:language="el" fo:country="GR"/>
    </style:style>
    <style:style style:name="T4104" style:parent-style-name="AncientGreekἈρχαίαἑλληνικά" style:family="text">
      <style:text-properties style:font-weight-complex="bold"/>
    </style:style>
    <style:style style:name="T4105" style:parent-style-name="AncientGreekἈρχαίαἑλληνικά" style:family="text">
      <style:text-properties style:font-weight-complex="bold" fo:language="el" fo:country="GR"/>
    </style:style>
    <style:style style:name="T4106" style:parent-style-name="AncientGreekἈρχαίαἑλληνικά" style:family="text">
      <style:text-properties style:font-weight-complex="bold"/>
    </style:style>
    <style:style style:name="T4107" style:parent-style-name="AncientGreekἈρχαίαἑλληνικά" style:family="text">
      <style:text-properties style:font-weight-complex="bold" fo:language="el" fo:country="GR"/>
    </style:style>
    <style:style style:name="T4108" style:parent-style-name="AncientGreekἈρχαίαἑλληνικά" style:family="text">
      <style:text-properties style:font-weight-complex="bold"/>
    </style:style>
    <style:style style:name="T4109" style:parent-style-name="AncientGreekἈρχαίαἑλληνικά" style:family="text">
      <style:text-properties style:font-weight-complex="bold" fo:language="el" fo:country="GR"/>
    </style:style>
    <style:style style:name="T4110" style:parent-style-name="AncientGreekἈρχαίαἑλληνικά" style:family="text">
      <style:text-properties style:font-weight-complex="bold"/>
    </style:style>
    <style:style style:name="T4111" style:parent-style-name="AncientGreekἈρχαίαἑλληνικά" style:family="text">
      <style:text-properties style:font-weight-complex="bold" fo:language="el" fo:country="GR"/>
    </style:style>
    <style:style style:name="T4112" style:parent-style-name="AncientGreekἈρχαίαἑλληνικά" style:family="text">
      <style:text-properties style:font-weight-complex="bold"/>
    </style:style>
    <style:style style:name="T4113" style:parent-style-name="AncientGreekἈρχαίαἑλληνικά" style:family="text">
      <style:text-properties style:font-weight-complex="bold" fo:language="el" fo:country="GR"/>
    </style:style>
    <style:style style:name="T4114" style:parent-style-name="AncientGreekἈρχαίαἑλληνικά" style:family="text">
      <style:text-properties style:font-weight-complex="bold"/>
    </style:style>
    <style:style style:name="T4115" style:parent-style-name="AncientGreekἈρχαίαἑλληνικά" style:family="text">
      <style:text-properties style:font-weight-complex="bold" fo:language="el" fo:country="GR"/>
    </style:style>
    <style:style style:name="T4116" style:parent-style-name="AncientGreekἈρχαίαἑλληνικά" style:family="text">
      <style:text-properties style:font-weight-complex="bold"/>
    </style:style>
    <style:style style:name="T4117" style:parent-style-name="AncientGreekἈρχαίαἑλληνικά" style:family="text">
      <style:text-properties style:font-weight-complex="bold" fo:language="el" fo:country="GR"/>
    </style:style>
    <style:style style:name="T4118" style:parent-style-name="AncientGreekἈρχαίαἑλληνικά" style:family="text">
      <style:text-properties style:font-weight-complex="bold"/>
    </style:style>
    <style:style style:name="T4119" style:parent-style-name="AncientGreekἈρχαίαἑλληνικά" style:family="text">
      <style:text-properties style:font-weight-complex="bold" fo:language="el" fo:country="GR"/>
    </style:style>
    <style:style style:name="T4120" style:parent-style-name="AncientGreekἈρχαίαἑλληνικά" style:family="text">
      <style:text-properties style:font-weight-complex="bold"/>
    </style:style>
    <style:style style:name="T4121" style:parent-style-name="AncientGreekἈρχαίαἑλληνικά" style:family="text">
      <style:text-properties style:font-weight-complex="bold" fo:language="el" fo:country="GR"/>
    </style:style>
    <style:style style:name="T4122" style:parent-style-name="AncientGreekἈρχαίαἑλληνικά" style:family="text">
      <style:text-properties style:font-weight-complex="bold"/>
    </style:style>
    <style:style style:name="T4123" style:parent-style-name="AncientGreekἈρχαίαἑλληνικά" style:family="text">
      <style:text-properties style:font-weight-complex="bold" fo:language="el" fo:country="GR"/>
    </style:style>
    <style:style style:name="T4124" style:parent-style-name="AncientGreekἈρχαίαἑλληνικά" style:family="text">
      <style:text-properties style:font-weight-complex="bold"/>
    </style:style>
    <style:style style:name="T4125" style:parent-style-name="AncientGreekἈρχαίαἑλληνικά" style:family="text">
      <style:text-properties style:font-weight-complex="bold" fo:language="el" fo:country="GR"/>
    </style:style>
    <style:style style:name="T4126" style:parent-style-name="AncientGreekἈρχαίαἑλληνικά" style:family="text">
      <style:text-properties style:font-weight-complex="bold"/>
    </style:style>
    <style:style style:name="T4127" style:parent-style-name="AncientGreekἈρχαίαἑλληνικά" style:family="text">
      <style:text-properties style:font-weight-complex="bold" fo:language="el" fo:country="GR"/>
    </style:style>
    <style:style style:name="T4128" style:parent-style-name="AncientGreekἈρχαίαἑλληνικά" style:family="text">
      <style:text-properties style:font-weight-complex="bold"/>
    </style:style>
    <style:style style:name="T4129" style:parent-style-name="AncientGreekἈρχαίαἑλληνικά" style:family="text">
      <style:text-properties style:font-weight-complex="bold" fo:language="el" fo:country="GR"/>
    </style:style>
    <style:style style:name="T4130" style:parent-style-name="AncientGreekἈρχαίαἑλληνικά" style:family="text">
      <style:text-properties style:font-weight-complex="bold"/>
    </style:style>
    <style:style style:name="T4131" style:parent-style-name="AncientGreekἈρχαίαἑλληνικά" style:family="text">
      <style:text-properties style:font-weight-complex="bold" fo:language="el" fo:country="GR"/>
    </style:style>
    <style:style style:name="T4132" style:parent-style-name="AncientGreekἈρχαίαἑλληνικά" style:family="text">
      <style:text-properties style:font-weight-complex="bold"/>
    </style:style>
    <style:style style:name="T4133" style:parent-style-name="AncientGreekἈρχαίαἑλληνικά" style:family="text">
      <style:text-properties style:font-weight-complex="bold" fo:language="el" fo:country="GR"/>
    </style:style>
    <style:style style:name="T4134" style:parent-style-name="AncientGreekἈρχαίαἑλληνικά" style:family="text">
      <style:text-properties style:font-weight-complex="bold"/>
    </style:style>
    <style:style style:name="T4135" style:parent-style-name="AncientGreekἈρχαίαἑλληνικά" style:family="text">
      <style:text-properties style:font-weight-complex="bold" fo:language="el" fo:country="GR"/>
    </style:style>
    <style:style style:name="T4136" style:parent-style-name="AncientGreekἈρχαίαἑλληνικά" style:family="text">
      <style:text-properties style:font-weight-complex="bold"/>
    </style:style>
    <style:style style:name="T4137" style:parent-style-name="AncientGreekἈρχαίαἑλληνικά" style:family="text">
      <style:text-properties style:font-weight-complex="bold" fo:language="el" fo:country="GR"/>
    </style:style>
    <style:style style:name="T4138" style:parent-style-name="AncientGreekἈρχαίαἑλληνικά" style:family="text">
      <style:text-properties style:font-weight-complex="bold"/>
    </style:style>
    <style:style style:name="T4139" style:parent-style-name="AncientGreekἈρχαίαἑλληνικά" style:family="text">
      <style:text-properties style:font-weight-complex="bold" fo:language="el" fo:country="GR"/>
    </style:style>
    <style:style style:name="T4140" style:parent-style-name="AncientGreekἈρχαίαἑλληνικά" style:family="text">
      <style:text-properties style:font-weight-complex="bold"/>
    </style:style>
    <style:style style:name="T4141" style:parent-style-name="AncientGreekἈρχαίαἑλληνικά" style:family="text">
      <style:text-properties style:font-weight-complex="bold" fo:language="el" fo:country="GR"/>
    </style:style>
    <style:style style:name="T4142" style:parent-style-name="AncientGreekἈρχαίαἑλληνικά" style:family="text">
      <style:text-properties style:font-weight-complex="bold"/>
    </style:style>
    <style:style style:name="T4143" style:parent-style-name="AncientGreekἈρχαίαἑλληνικά" style:family="text">
      <style:text-properties style:font-weight-complex="bold" fo:language="el" fo:country="GR"/>
    </style:style>
    <style:style style:name="T4144" style:parent-style-name="AncientGreekἈρχαίαἑλληνικά" style:family="text">
      <style:text-properties style:font-weight-complex="bold"/>
    </style:style>
    <style:style style:name="T4145" style:parent-style-name="AncientGreekἈρχαίαἑλληνικά" style:family="text">
      <style:text-properties style:font-weight-complex="bold" fo:language="el" fo:country="GR"/>
    </style:style>
    <style:style style:name="T4146" style:parent-style-name="AncientGreekἈρχαίαἑλληνικά" style:family="text">
      <style:text-properties style:font-weight-complex="bold"/>
    </style:style>
    <style:style style:name="T4147" style:parent-style-name="AncientGreekἈρχαίαἑλληνικά" style:family="text">
      <style:text-properties style:font-weight-complex="bold" fo:language="el" fo:country="GR"/>
    </style:style>
    <style:style style:name="T4148" style:parent-style-name="AncientGreekἈρχαίαἑλληνικά" style:family="text">
      <style:text-properties style:font-weight-complex="bold"/>
    </style:style>
    <style:style style:name="T4149" style:parent-style-name="AncientGreekἈρχαίαἑλληνικά" style:family="text">
      <style:text-properties style:font-weight-complex="bold" fo:language="el" fo:country="GR"/>
    </style:style>
    <style:style style:name="T4150" style:parent-style-name="AncientGreekἈρχαίαἑλληνικά" style:family="text">
      <style:text-properties style:font-weight-complex="bold"/>
    </style:style>
    <style:style style:name="T4151" style:parent-style-name="AncientGreekἈρχαίαἑλληνικά" style:family="text">
      <style:text-properties style:font-weight-complex="bold" fo:language="el" fo:country="GR"/>
    </style:style>
    <style:style style:name="T4152" style:parent-style-name="AncientGreekἈρχαίαἑλληνικά" style:family="text">
      <style:text-properties style:font-weight-complex="bold"/>
    </style:style>
    <style:style style:name="T4153" style:parent-style-name="AncientGreekἈρχαίαἑλληνικά" style:family="text">
      <style:text-properties style:font-weight-complex="bold" fo:language="el" fo:country="GR"/>
    </style:style>
    <style:style style:name="T4154" style:parent-style-name="AncientGreekἈρχαίαἑλληνικά" style:family="text">
      <style:text-properties style:font-weight-complex="bold"/>
    </style:style>
    <style:style style:name="T4155" style:parent-style-name="AncientGreekἈρχαίαἑλληνικά" style:family="text">
      <style:text-properties style:font-weight-complex="bold" fo:language="el" fo:country="GR"/>
    </style:style>
    <style:style style:name="T4156" style:parent-style-name="AncientGreekἈρχαίαἑλληνικά" style:family="text">
      <style:text-properties style:font-weight-complex="bold"/>
    </style:style>
    <style:style style:name="T4157" style:parent-style-name="AncientGreekἈρχαίαἑλληνικά" style:family="text">
      <style:text-properties style:font-weight-complex="bold" fo:language="el" fo:country="GR"/>
    </style:style>
    <style:style style:name="T4158" style:parent-style-name="AncientGreekἈρχαίαἑλληνικά" style:family="text">
      <style:text-properties style:font-weight-complex="bold"/>
    </style:style>
    <style:style style:name="T4159" style:parent-style-name="AncientGreekἈρχαίαἑλληνικά" style:family="text">
      <style:text-properties style:font-weight-complex="bold" fo:language="el" fo:country="GR"/>
    </style:style>
    <style:style style:name="T4160" style:parent-style-name="AncientGreekἈρχαίαἑλληνικά" style:family="text">
      <style:text-properties style:font-weight-complex="bold"/>
    </style:style>
    <style:style style:name="P4161" style:parent-style-name="Standard" style:family="paragraph">
      <style:paragraph-properties fo:widows="0" fo:orphans="0"/>
    </style:style>
    <style:style style:name="T4162" style:parent-style-name="AncientGreekἈρχαίαἑλληνικά" style:family="text">
      <style:text-properties style:font-weight-complex="bold" fo:language="el" fo:country="GR"/>
    </style:style>
    <style:style style:name="T4163" style:parent-style-name="AncientGreekἈρχαίαἑλληνικά" style:family="text">
      <style:text-properties style:font-weight-complex="bold"/>
    </style:style>
    <style:style style:name="T4164" style:parent-style-name="AncientGreekἈρχαίαἑλληνικά" style:family="text">
      <style:text-properties style:font-weight-complex="bold" fo:language="el" fo:country="GR"/>
    </style:style>
    <style:style style:name="T4165" style:parent-style-name="AncientGreekἈρχαίαἑλληνικά" style:family="text">
      <style:text-properties style:font-weight-complex="bold"/>
    </style:style>
    <style:style style:name="T4166" style:parent-style-name="AncientGreekἈρχαίαἑλληνικά" style:family="text">
      <style:text-properties style:font-weight-complex="bold" fo:language="el" fo:country="GR"/>
    </style:style>
    <style:style style:name="T4167" style:parent-style-name="AncientGreekἈρχαίαἑλληνικά" style:family="text">
      <style:text-properties style:font-weight-complex="bold"/>
    </style:style>
    <style:style style:name="T4168" style:parent-style-name="AncientGreekἈρχαίαἑλληνικά" style:family="text">
      <style:text-properties style:font-weight-complex="bold" fo:language="el" fo:country="GR"/>
    </style:style>
    <style:style style:name="T4169" style:parent-style-name="AncientGreekἈρχαίαἑλληνικά" style:family="text">
      <style:text-properties style:font-weight-complex="bold"/>
    </style:style>
    <style:style style:name="T4170" style:parent-style-name="AncientGreekἈρχαίαἑλληνικά" style:family="text">
      <style:text-properties style:font-weight-complex="bold" fo:language="el" fo:country="GR"/>
    </style:style>
    <style:style style:name="T4171" style:parent-style-name="AncientGreekἈρχαίαἑλληνικά" style:family="text">
      <style:text-properties style:font-weight-complex="bold"/>
    </style:style>
    <style:style style:name="T4172" style:parent-style-name="AncientGreekἈρχαίαἑλληνικά" style:family="text">
      <style:text-properties style:font-weight-complex="bold" fo:language="el" fo:country="GR"/>
    </style:style>
    <style:style style:name="T4173" style:parent-style-name="AncientGreekἈρχαίαἑλληνικά" style:family="text">
      <style:text-properties style:font-weight-complex="bold"/>
    </style:style>
    <style:style style:name="T4174" style:parent-style-name="AncientGreekἈρχαίαἑλληνικά" style:family="text">
      <style:text-properties style:font-weight-complex="bold" fo:language="el" fo:country="GR"/>
    </style:style>
    <style:style style:name="T4175" style:parent-style-name="AncientGreekἈρχαίαἑλληνικά" style:family="text">
      <style:text-properties style:font-weight-complex="bold"/>
    </style:style>
    <style:style style:name="T4176" style:parent-style-name="AncientGreekἈρχαίαἑλληνικά" style:family="text">
      <style:text-properties style:font-weight-complex="bold" fo:language="el" fo:country="GR"/>
    </style:style>
    <style:style style:name="T4177" style:parent-style-name="AncientGreekἈρχαίαἑλληνικά" style:family="text">
      <style:text-properties style:font-weight-complex="bold"/>
    </style:style>
    <style:style style:name="T4178" style:parent-style-name="AncientGreekἈρχαίαἑλληνικά" style:family="text">
      <style:text-properties style:font-weight-complex="bold" fo:language="el" fo:country="GR"/>
    </style:style>
    <style:style style:name="T4179" style:parent-style-name="AncientGreekἈρχαίαἑλληνικά" style:family="text">
      <style:text-properties style:font-weight-complex="bold"/>
    </style:style>
    <style:style style:name="T4180" style:parent-style-name="AncientGreekἈρχαίαἑλληνικά" style:family="text">
      <style:text-properties style:font-weight-complex="bold" fo:language="el" fo:country="GR"/>
    </style:style>
    <style:style style:name="T4181" style:parent-style-name="AncientGreekἈρχαίαἑλληνικά" style:family="text">
      <style:text-properties style:font-weight-complex="bold"/>
    </style:style>
    <style:style style:name="T4182" style:parent-style-name="AncientGreekἈρχαίαἑλληνικά" style:family="text">
      <style:text-properties style:font-weight-complex="bold" fo:language="el" fo:country="GR"/>
    </style:style>
    <style:style style:name="T4183" style:parent-style-name="AncientGreekἈρχαίαἑλληνικά" style:family="text">
      <style:text-properties style:font-weight-complex="bold"/>
    </style:style>
    <style:style style:name="T4184" style:parent-style-name="AncientGreekἈρχαίαἑλληνικά" style:family="text">
      <style:text-properties style:font-weight-complex="bold" fo:language="el" fo:country="GR"/>
    </style:style>
    <style:style style:name="T4185" style:parent-style-name="AncientGreekἈρχαίαἑλληνικά" style:family="text">
      <style:text-properties style:font-weight-complex="bold"/>
    </style:style>
    <style:style style:name="T4186" style:parent-style-name="AncientGreekἈρχαίαἑλληνικά" style:family="text">
      <style:text-properties style:font-weight-complex="bold" fo:language="el" fo:country="GR"/>
    </style:style>
    <style:style style:name="T4187" style:parent-style-name="AncientGreekἈρχαίαἑλληνικά" style:family="text">
      <style:text-properties style:font-weight-complex="bold"/>
    </style:style>
    <style:style style:name="T4188" style:parent-style-name="AncientGreekἈρχαίαἑλληνικά" style:family="text">
      <style:text-properties style:font-weight-complex="bold" fo:language="el" fo:country="GR"/>
    </style:style>
    <style:style style:name="T4189" style:parent-style-name="AncientGreekἈρχαίαἑλληνικά" style:family="text">
      <style:text-properties style:font-weight-complex="bold"/>
    </style:style>
    <style:style style:name="T4190" style:parent-style-name="AncientGreekἈρχαίαἑλληνικά" style:family="text">
      <style:text-properties style:font-weight-complex="bold" fo:language="el" fo:country="GR"/>
    </style:style>
    <style:style style:name="T4191" style:parent-style-name="AncientGreekἈρχαίαἑλληνικά" style:family="text">
      <style:text-properties style:font-weight-complex="bold"/>
    </style:style>
    <style:style style:name="T4192" style:parent-style-name="AncientGreekἈρχαίαἑλληνικά" style:family="text">
      <style:text-properties style:font-weight-complex="bold" fo:language="el" fo:country="GR"/>
    </style:style>
    <style:style style:name="T4193" style:parent-style-name="AncientGreekἈρχαίαἑλληνικά" style:family="text">
      <style:text-properties style:font-weight-complex="bold"/>
    </style:style>
    <style:style style:name="T4194" style:parent-style-name="AncientGreekἈρχαίαἑλληνικά" style:family="text">
      <style:text-properties style:font-weight-complex="bold" fo:language="el" fo:country="GR"/>
    </style:style>
    <style:style style:name="T4195" style:parent-style-name="AncientGreekἈρχαίαἑλληνικά" style:family="text">
      <style:text-properties style:font-weight-complex="bold"/>
    </style:style>
    <style:style style:name="T4196" style:parent-style-name="AncientGreekἈρχαίαἑλληνικά" style:family="text">
      <style:text-properties style:font-weight-complex="bold" fo:language="el" fo:country="GR"/>
    </style:style>
    <style:style style:name="T4197" style:parent-style-name="AncientGreekἈρχαίαἑλληνικά" style:family="text">
      <style:text-properties style:font-weight-complex="bold"/>
    </style:style>
    <style:style style:name="TableCell4198" style:family="table-cell">
      <style:table-cell-properties fo:border="0.0069in solid #000000" fo:background-color="#FFFFFF" style:writing-mode="lr-tb" fo:padding-top="0in" fo:padding-left="0.1527in" fo:padding-bottom="0in" fo:padding-right="0.15in"/>
    </style:style>
    <style:style style:name="P4199" style:parent-style-name="Standard" style:family="paragraph">
      <style:paragraph-properties fo:widows="0" fo:orphans="0" fo:text-align="center"/>
      <style:text-properties style:font-name="Times New Roman" fo:font-weight="bold" style:font-weight-asian="bold" style:font-weight-complex="bold" fo:color="#383838" fo:font-size="16pt" style:font-size-asian="16pt" style:font-size-complex="16pt"/>
    </style:style>
    <style:style style:name="P4200" style:parent-style-name="Textbody" style:family="paragraph">
      <style:paragraph-properties fo:margin-bottom="0in"/>
      <style:text-properties style:font-name="Times New Roman" fo:color="#383838" fo:font-size="10.5pt" style:font-size-asian="10.5pt"/>
    </style:style>
    <style:style style:name="P4201" style:parent-style-name="Textbody" style:family="paragraph">
      <style:paragraph-properties fo:margin-bottom="0in"/>
    </style:style>
    <style:style style:name="T4202" style:parent-style-name="DefaultParagraphFont" style:family="text">
      <style:text-properties style:font-name="Times New Roman" fo:color="#383838" fo:font-size="10.5pt" style:font-size-asian="10.5pt"/>
    </style:style>
    <style:style style:name="T4203" style:parent-style-name="DefaultParagraphFont" style:family="text">
      <style:text-properties style:font-name="Times New Roman" fo:color="#383838" fo:font-size="10.5pt" style:font-size-asian="10.5pt"/>
    </style:style>
    <style:style style:name="T4204" style:parent-style-name="AncientGreekἈρχαίαἑλληνικά" style:family="text">
      <style:text-properties style:font-name="Times New Roman" style:font-weight-complex="bold" fo:language="el" fo:country="GR"/>
    </style:style>
    <style:style style:name="T4205" style:parent-style-name="AncientGreekἈρχαίαἑλληνικά" style:family="text">
      <style:text-properties style:font-name="Times New Roman" style:font-weight-complex="bold"/>
    </style:style>
    <style:style style:name="T4206" style:parent-style-name="AncientGreekἈρχαίαἑλληνικά" style:family="text">
      <style:text-properties style:font-name="Times New Roman" style:font-weight-complex="bold"/>
    </style:style>
    <style:style style:name="T4207" style:parent-style-name="DefaultParagraphFont" style:family="text">
      <style:text-properties style:font-name="Times New Roman" fo:color="#383838" fo:font-size="10.5pt" style:font-size-asian="10.5pt"/>
    </style:style>
    <style:style style:name="P4208" style:parent-style-name="Standard" style:family="paragraph">
      <style:paragraph-properties fo:widows="0" fo:orphans="0"/>
    </style:style>
    <style:style style:name="T4209" style:parent-style-name="DefaultParagraphFont" style:family="text">
      <style:text-properties style:font-name="Times New Roman" fo:language="el" fo:country="GR"/>
    </style:style>
    <style:style style:name="T4210" style:parent-style-name="DefaultParagraphFont" style:family="text">
      <style:text-properties style:font-name="Times New Roman"/>
    </style:style>
    <style:style style:name="T4211" style:parent-style-name="DefaultParagraphFont" style:family="text">
      <style:text-properties style:font-name="Times New Roman"/>
    </style:style>
    <style:style style:name="T4212" style:parent-style-name="DefaultParagraphFont" style:family="text">
      <style:text-properties style:font-name="Times New Roman" fo:language="el" fo:country="GR"/>
    </style:style>
    <style:style style:name="T4213" style:parent-style-name="DefaultParagraphFont" style:family="text">
      <style:text-properties style:font-name="Times New Roman"/>
    </style:style>
    <style:style style:name="T4214" style:parent-style-name="DefaultParagraphFont" style:family="text">
      <style:text-properties style:font-name="Times New Roman"/>
    </style:style>
    <style:style style:name="TableRow4215" style:family="table-row">
      <style:table-row-properties style:min-row-height="0.0138in" style:use-optimal-row-height="false" fo:keep-together="always"/>
    </style:style>
    <style:style style:name="TableCell4216" style:family="table-cell">
      <style:table-cell-properties fo:border="0.0069in solid #000000" fo:background-color="#FFFFFF" style:writing-mode="lr-tb" fo:padding-top="0in" fo:padding-left="0.1527in" fo:padding-bottom="0in" fo:padding-right="0.15in"/>
    </style:style>
    <style:style style:name="P4217" style:parent-style-name="Standard" style:family="paragraph">
      <style:paragraph-properties fo:keep-with-next="always" fo:widows="0" fo:orphans="0" fo:text-align="center"/>
    </style:style>
    <style:style style:name="T4218" style:parent-style-name="AncientGreekἈρχαίαἑλληνικά" style:family="text">
      <style:text-properties fo:font-weight="bold" style:font-weight-asian="bold" style:font-weight-complex="bold" fo:font-size="18pt" style:font-size-asian="18pt" style:font-size-complex="14pt"/>
    </style:style>
    <style:style style:name="T4219"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4220" style:parent-style-name="AncientGreekἈρχαίαἑλληνικά" style:family="text">
      <style:text-properties fo:font-weight="bold" style:font-weight-asian="bold" style:font-weight-complex="bold" fo:font-size="18pt" style:font-size-asian="18pt" style:font-size-complex="14pt"/>
    </style:style>
    <style:style style:name="T4221"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P4222" style:parent-style-name="Standard" style:family="paragraph">
      <style:paragraph-properties fo:widows="0" fo:orphans="0"/>
    </style:style>
    <style:style style:name="T4223" style:parent-style-name="AncientGreekἈρχαίαἑλληνικά" style:family="text">
      <style:text-properties style:font-weight-complex="bold" fo:language="el" fo:country="GR"/>
    </style:style>
    <style:style style:name="T4224" style:parent-style-name="AncientGreekἈρχαίαἑλληνικά" style:family="text">
      <style:text-properties style:font-weight-complex="bold"/>
    </style:style>
    <style:style style:name="T4225" style:parent-style-name="AncientGreekἈρχαίαἑλληνικά" style:family="text">
      <style:text-properties style:font-weight-complex="bold" fo:language="el" fo:country="GR"/>
    </style:style>
    <style:style style:name="T4226" style:parent-style-name="AncientGreekἈρχαίαἑλληνικά" style:family="text">
      <style:text-properties style:font-weight-complex="bold"/>
    </style:style>
    <style:style style:name="T4227" style:parent-style-name="AncientGreekἈρχαίαἑλληνικά" style:family="text">
      <style:text-properties style:font-weight-complex="bold" fo:language="el" fo:country="GR"/>
    </style:style>
    <style:style style:name="T4228" style:parent-style-name="AncientGreekἈρχαίαἑλληνικά" style:family="text">
      <style:text-properties style:font-weight-complex="bold"/>
    </style:style>
    <style:style style:name="T4229" style:parent-style-name="AncientGreekἈρχαίαἑλληνικά" style:family="text">
      <style:text-properties style:font-weight-complex="bold" fo:language="el" fo:country="GR"/>
    </style:style>
    <style:style style:name="T4230" style:parent-style-name="AncientGreekἈρχαίαἑλληνικά" style:family="text">
      <style:text-properties style:font-weight-complex="bold"/>
    </style:style>
    <style:style style:name="T4231" style:parent-style-name="AncientGreekἈρχαίαἑλληνικά" style:family="text">
      <style:text-properties style:font-weight-complex="bold" fo:language="el" fo:country="GR"/>
    </style:style>
    <style:style style:name="T4232" style:parent-style-name="AncientGreekἈρχαίαἑλληνικά" style:family="text">
      <style:text-properties style:font-weight-complex="bold"/>
    </style:style>
    <style:style style:name="T4233" style:parent-style-name="AncientGreekἈρχαίαἑλληνικά" style:family="text">
      <style:text-properties style:font-weight-complex="bold" fo:language="el" fo:country="GR"/>
    </style:style>
    <style:style style:name="T4234" style:parent-style-name="AncientGreekἈρχαίαἑλληνικά" style:family="text">
      <style:text-properties style:font-weight-complex="bold"/>
    </style:style>
    <style:style style:name="T4235" style:parent-style-name="AncientGreekἈρχαίαἑλληνικά" style:family="text">
      <style:text-properties style:font-weight-complex="bold" fo:language="el" fo:country="GR"/>
    </style:style>
    <style:style style:name="T4236" style:parent-style-name="AncientGreekἈρχαίαἑλληνικά" style:family="text">
      <style:text-properties style:font-weight-complex="bold"/>
    </style:style>
    <style:style style:name="T4237" style:parent-style-name="AncientGreekἈρχαίαἑλληνικά" style:family="text">
      <style:text-properties style:font-weight-complex="bold" fo:language="el" fo:country="GR"/>
    </style:style>
    <style:style style:name="T4238" style:parent-style-name="AncientGreekἈρχαίαἑλληνικά" style:family="text">
      <style:text-properties style:font-weight-complex="bold"/>
    </style:style>
    <style:style style:name="T4239" style:parent-style-name="AncientGreekἈρχαίαἑλληνικά" style:family="text">
      <style:text-properties style:font-weight-complex="bold" fo:language="el" fo:country="GR"/>
    </style:style>
    <style:style style:name="T4240" style:parent-style-name="AncientGreekἈρχαίαἑλληνικά" style:family="text">
      <style:text-properties style:font-weight-complex="bold"/>
    </style:style>
    <style:style style:name="T4241" style:parent-style-name="AncientGreekἈρχαίαἑλληνικά" style:family="text">
      <style:text-properties style:font-weight-complex="bold" fo:language="el" fo:country="GR"/>
    </style:style>
    <style:style style:name="T4242" style:parent-style-name="AncientGreekἈρχαίαἑλληνικά" style:family="text">
      <style:text-properties style:font-weight-complex="bold"/>
    </style:style>
    <style:style style:name="T4243" style:parent-style-name="AncientGreekἈρχαίαἑλληνικά" style:family="text">
      <style:text-properties style:font-weight-complex="bold" fo:language="el" fo:country="GR"/>
    </style:style>
    <style:style style:name="T4244" style:parent-style-name="AncientGreekἈρχαίαἑλληνικά" style:family="text">
      <style:text-properties style:font-weight-complex="bold"/>
    </style:style>
    <style:style style:name="T4245" style:parent-style-name="AncientGreekἈρχαίαἑλληνικά" style:family="text">
      <style:text-properties style:font-weight-complex="bold" fo:language="el" fo:country="GR"/>
    </style:style>
    <style:style style:name="T4246" style:parent-style-name="AncientGreekἈρχαίαἑλληνικά" style:family="text">
      <style:text-properties style:font-weight-complex="bold"/>
    </style:style>
    <style:style style:name="T4247" style:parent-style-name="AncientGreekἈρχαίαἑλληνικά" style:family="text">
      <style:text-properties style:font-weight-complex="bold" fo:language="el" fo:country="GR"/>
    </style:style>
    <style:style style:name="T4248" style:parent-style-name="AncientGreekἈρχαίαἑλληνικά" style:family="text">
      <style:text-properties style:font-weight-complex="bold"/>
    </style:style>
    <style:style style:name="T4249" style:parent-style-name="AncientGreekἈρχαίαἑλληνικά" style:family="text">
      <style:text-properties style:font-weight-complex="bold" fo:language="el" fo:country="GR"/>
    </style:style>
    <style:style style:name="T4250" style:parent-style-name="AncientGreekἈρχαίαἑλληνικά" style:family="text">
      <style:text-properties style:font-weight-complex="bold"/>
    </style:style>
    <style:style style:name="T4251" style:parent-style-name="AncientGreekἈρχαίαἑλληνικά" style:family="text">
      <style:text-properties style:font-weight-complex="bold" fo:language="el" fo:country="GR"/>
    </style:style>
    <style:style style:name="T4252" style:parent-style-name="AncientGreekἈρχαίαἑλληνικά" style:family="text">
      <style:text-properties style:font-weight-complex="bold"/>
    </style:style>
    <style:style style:name="T4253" style:parent-style-name="AncientGreekἈρχαίαἑλληνικά" style:family="text">
      <style:text-properties style:font-weight-complex="bold" fo:language="el" fo:country="GR"/>
    </style:style>
    <style:style style:name="T4254" style:parent-style-name="AncientGreekἈρχαίαἑλληνικά" style:family="text">
      <style:text-properties style:font-weight-complex="bold"/>
    </style:style>
    <style:style style:name="T4255" style:parent-style-name="AncientGreekἈρχαίαἑλληνικά" style:family="text">
      <style:text-properties style:font-weight-complex="bold" fo:language="el" fo:country="GR"/>
    </style:style>
    <style:style style:name="T4256" style:parent-style-name="AncientGreekἈρχαίαἑλληνικά" style:family="text">
      <style:text-properties style:font-weight-complex="bold"/>
    </style:style>
    <style:style style:name="T4257" style:parent-style-name="AncientGreekἈρχαίαἑλληνικά" style:family="text">
      <style:text-properties style:font-weight-complex="bold" fo:language="el" fo:country="GR"/>
    </style:style>
    <style:style style:name="T4258" style:parent-style-name="AncientGreekἈρχαίαἑλληνικά" style:family="text">
      <style:text-properties style:font-weight-complex="bold"/>
    </style:style>
    <style:style style:name="T4259" style:parent-style-name="AncientGreekἈρχαίαἑλληνικά" style:family="text">
      <style:text-properties style:font-weight-complex="bold" fo:language="el" fo:country="GR"/>
    </style:style>
    <style:style style:name="T4260" style:parent-style-name="AncientGreekἈρχαίαἑλληνικά" style:family="text">
      <style:text-properties style:font-weight-complex="bold"/>
    </style:style>
    <style:style style:name="T4261" style:parent-style-name="AncientGreekἈρχαίαἑλληνικά" style:family="text">
      <style:text-properties style:font-weight-complex="bold" fo:language="el" fo:country="GR"/>
    </style:style>
    <style:style style:name="T4262" style:parent-style-name="AncientGreekἈρχαίαἑλληνικά" style:family="text">
      <style:text-properties style:font-weight-complex="bold"/>
    </style:style>
    <style:style style:name="T4263" style:parent-style-name="AncientGreekἈρχαίαἑλληνικά" style:family="text">
      <style:text-properties style:font-weight-complex="bold" fo:language="el" fo:country="GR"/>
    </style:style>
    <style:style style:name="T4264" style:parent-style-name="AncientGreekἈρχαίαἑλληνικά" style:family="text">
      <style:text-properties style:font-weight-complex="bold"/>
    </style:style>
    <style:style style:name="T4265" style:parent-style-name="AncientGreekἈρχαίαἑλληνικά" style:family="text">
      <style:text-properties style:font-weight-complex="bold" fo:language="el" fo:country="GR"/>
    </style:style>
    <style:style style:name="T4266" style:parent-style-name="AncientGreekἈρχαίαἑλληνικά" style:family="text">
      <style:text-properties style:font-weight-complex="bold"/>
    </style:style>
    <style:style style:name="T4267" style:parent-style-name="AncientGreekἈρχαίαἑλληνικά" style:family="text">
      <style:text-properties style:font-weight-complex="bold" fo:language="el" fo:country="GR"/>
    </style:style>
    <style:style style:name="T4268" style:parent-style-name="AncientGreekἈρχαίαἑλληνικά" style:family="text">
      <style:text-properties style:font-weight-complex="bold"/>
    </style:style>
    <style:style style:name="T4269" style:parent-style-name="AncientGreekἈρχαίαἑλληνικά" style:family="text">
      <style:text-properties style:font-weight-complex="bold" fo:language="el" fo:country="GR"/>
    </style:style>
    <style:style style:name="T4270" style:parent-style-name="AncientGreekἈρχαίαἑλληνικά" style:family="text">
      <style:text-properties style:font-weight-complex="bold"/>
    </style:style>
    <style:style style:name="T4271" style:parent-style-name="AncientGreekἈρχαίαἑλληνικά" style:family="text">
      <style:text-properties style:font-weight-complex="bold" fo:language="el" fo:country="GR"/>
    </style:style>
    <style:style style:name="T4272" style:parent-style-name="AncientGreekἈρχαίαἑλληνικά" style:family="text">
      <style:text-properties style:font-weight-complex="bold"/>
    </style:style>
    <style:style style:name="T4273" style:parent-style-name="AncientGreekἈρχαίαἑλληνικά" style:family="text">
      <style:text-properties style:font-weight-complex="bold" fo:language="el" fo:country="GR"/>
    </style:style>
    <style:style style:name="T4274" style:parent-style-name="AncientGreekἈρχαίαἑλληνικά" style:family="text">
      <style:text-properties style:font-weight-complex="bold"/>
    </style:style>
    <style:style style:name="T4275" style:parent-style-name="AncientGreekἈρχαίαἑλληνικά" style:family="text">
      <style:text-properties style:font-weight-complex="bold" fo:language="el" fo:country="GR"/>
    </style:style>
    <style:style style:name="T4276" style:parent-style-name="AncientGreekἈρχαίαἑλληνικά" style:family="text">
      <style:text-properties style:font-weight-complex="bold"/>
    </style:style>
    <style:style style:name="T4277" style:parent-style-name="AncientGreekἈρχαίαἑλληνικά" style:family="text">
      <style:text-properties style:font-weight-complex="bold" fo:language="el" fo:country="GR"/>
    </style:style>
    <style:style style:name="T4278" style:parent-style-name="AncientGreekἈρχαίαἑλληνικά" style:family="text">
      <style:text-properties style:font-weight-complex="bold"/>
    </style:style>
    <style:style style:name="T4279" style:parent-style-name="AncientGreekἈρχαίαἑλληνικά" style:family="text">
      <style:text-properties style:font-weight-complex="bold" fo:language="el" fo:country="GR"/>
    </style:style>
    <style:style style:name="T4280" style:parent-style-name="AncientGreekἈρχαίαἑλληνικά" style:family="text">
      <style:text-properties style:font-weight-complex="bold"/>
    </style:style>
    <style:style style:name="T4281" style:parent-style-name="AncientGreekἈρχαίαἑλληνικά" style:family="text">
      <style:text-properties style:font-weight-complex="bold" fo:language="el" fo:country="GR"/>
    </style:style>
    <style:style style:name="T4282" style:parent-style-name="AncientGreekἈρχαίαἑλληνικά" style:family="text">
      <style:text-properties style:font-weight-complex="bold"/>
    </style:style>
    <style:style style:name="T4283" style:parent-style-name="AncientGreekἈρχαίαἑλληνικά" style:family="text">
      <style:text-properties style:font-weight-complex="bold" fo:language="el" fo:country="GR"/>
    </style:style>
    <style:style style:name="P4284" style:parent-style-name="Standard" style:family="paragraph">
      <style:paragraph-properties fo:widows="0" fo:orphans="0"/>
    </style:style>
    <style:style style:name="T4285" style:parent-style-name="AncientGreekἈρχαίαἑλληνικά" style:family="text">
      <style:text-properties style:font-weight-complex="bold" fo:language="el" fo:country="GR"/>
    </style:style>
    <style:style style:name="TableCell4286" style:family="table-cell">
      <style:table-cell-properties fo:border="0.0069in solid #000000" fo:background-color="#FFFFFF" style:writing-mode="lr-tb" fo:padding-top="0in" fo:padding-left="0.1527in" fo:padding-bottom="0in" fo:padding-right="0.15in"/>
    </style:style>
    <style:style style:name="P4287" style:parent-style-name="Standard" style:family="paragraph">
      <style:paragraph-properties fo:widows="0" fo:orphans="0" fo:text-align="center"/>
    </style:style>
    <style:style style:name="T4288" style:parent-style-name="DefaultParagraphFont" style:family="text">
      <style:text-properties style:font-name="Times New Roman" fo:font-weight="bold" style:font-weight-asian="bold" style:font-weight-complex="bold" fo:font-size="16pt" style:font-size-asian="16pt" style:font-size-complex="16pt"/>
    </style:style>
    <style:style style:name="T4289" style:parent-style-name="DefaultParagraphFont" style:family="text">
      <style:text-properties style:font-name="Times New Roman" fo:font-weight="bold" style:font-weight-asian="bold" style:font-weight-complex="bold" fo:font-size="16pt" style:font-size-asian="16pt" style:font-size-complex="16pt"/>
    </style:style>
    <style:style style:name="T4290" style:parent-style-name="DefaultParagraphFont" style:family="text">
      <style:text-properties style:font-name="Times New Roman" fo:font-weight="bold" style:font-weight-asian="bold" style:font-weight-complex="bold" fo:font-size="16pt" style:font-size-asian="16pt" style:font-size-complex="16pt"/>
    </style:style>
    <style:style style:name="T4291" style:parent-style-name="DefaultParagraphFont" style:family="text">
      <style:text-properties style:font-name="Times New Roman" fo:font-weight="bold" style:font-weight-asian="bold" style:font-weight-complex="bold" fo:font-size="16pt" style:font-size-asian="16pt" style:font-size-complex="16pt"/>
    </style:style>
    <style:style style:name="T4292" style:parent-style-name="DefaultParagraphFont" style:family="text">
      <style:text-properties style:font-name="Times New Roman" fo:font-weight="bold" style:font-weight-asian="bold" style:font-weight-complex="bold" fo:font-size="16pt" style:font-size-asian="16pt" style:font-size-complex="16pt"/>
    </style:style>
    <style:style style:name="T4293" style:parent-style-name="DefaultParagraphFont" style:family="text">
      <style:text-properties style:font-name="Times New Roman" fo:font-weight="bold" style:font-weight-asian="bold" style:font-weight-complex="bold" fo:font-size="16pt" style:font-size-asian="16pt" style:font-size-complex="16pt"/>
    </style:style>
    <style:style style:name="P4294" style:parent-style-name="Standard" style:family="paragraph">
      <style:paragraph-properties fo:widows="0" fo:orphans="0"/>
      <style:text-properties style:font-name="AncientGreek"/>
    </style:style>
    <style:style style:name="P4295" style:parent-style-name="Standard" style:family="paragraph">
      <style:paragraph-properties fo:widows="0" fo:orphans="0"/>
      <style:text-properties style:font-name="AncientGreek"/>
    </style:style>
    <style:style style:name="P4296" style:parent-style-name="Standard" style:family="paragraph">
      <style:paragraph-properties fo:widows="0" fo:orphans="0"/>
    </style:style>
    <style:style style:name="T4297" style:parent-style-name="DefaultParagraphFont" style:family="text">
      <style:text-properties style:font-name="AncientGreek"/>
    </style:style>
    <style:style style:name="T4298" style:parent-style-name="DefaultParagraphFont" style:family="text">
      <style:text-properties style:font-name="AncientGreek"/>
    </style:style>
    <style:style style:name="T4299" style:parent-style-name="DefaultParagraphFont" style:family="text">
      <style:text-properties style:font-name="AncientGreek"/>
    </style:style>
    <style:style style:name="T4300" style:parent-style-name="DefaultParagraphFont" style:family="text">
      <style:text-properties style:font-name="AncientGreek"/>
    </style:style>
    <style:style style:name="T4301" style:parent-style-name="DefaultParagraphFont" style:family="text">
      <style:text-properties style:font-name="AncientGreek"/>
    </style:style>
    <style:style style:name="T4302" style:parent-style-name="DefaultParagraphFont" style:family="text">
      <style:text-properties style:font-name="AncientGreek"/>
    </style:style>
    <style:style style:name="T4303" style:parent-style-name="DefaultParagraphFont" style:family="text">
      <style:text-properties style:font-name="AncientGreek"/>
    </style:style>
    <style:style style:name="T4304" style:parent-style-name="AncientGreekἈρχαίαἑλληνικά" style:family="text">
      <style:text-properties style:font-weight-complex="bold" fo:language="el" fo:country="GR"/>
    </style:style>
    <style:style style:name="T4305" style:parent-style-name="AncientGreekἈρχαίαἑλληνικά" style:family="text">
      <style:text-properties style:font-weight-complex="bold"/>
    </style:style>
    <style:style style:name="T4306" style:parent-style-name="AncientGreekἈρχαίαἑλληνικά" style:family="text">
      <style:text-properties style:font-weight-complex="bold"/>
    </style:style>
    <style:style style:name="T4307" style:parent-style-name="AncientGreekἈρχαίαἑλληνικά" style:family="text">
      <style:text-properties style:font-weight-complex="bold" fo:color="#001133"/>
    </style:style>
    <style:style style:name="TableRow4308" style:family="table-row">
      <style:table-row-properties style:min-row-height="0.0138in" style:use-optimal-row-height="false" fo:keep-together="always"/>
    </style:style>
    <style:style style:name="TableCell4309" style:family="table-cell">
      <style:table-cell-properties fo:border="0.0069in solid #000000" fo:background-color="#FFFFFF" style:writing-mode="lr-tb" fo:padding-top="0in" fo:padding-left="0.1527in" fo:padding-bottom="0in" fo:padding-right="0.15in"/>
    </style:style>
    <style:style style:name="P4310" style:parent-style-name="Standard" style:family="paragraph">
      <style:paragraph-properties fo:keep-with-next="always" fo:widows="0" fo:orphans="0" fo:text-align="center"/>
    </style:style>
    <style:style style:name="T4311" style:parent-style-name="AncientGreekἈρχαίαἑλληνικά" style:family="text">
      <style:text-properties fo:font-weight="bold" style:font-weight-asian="bold" style:font-weight-complex="bold" fo:font-size="18pt" style:font-size-asian="18pt" style:font-size-complex="14pt"/>
    </style:style>
    <style:style style:name="T4312"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4313" style:parent-style-name="AncientGreekἈρχαίαἑλληνικά" style:family="text">
      <style:text-properties fo:font-weight="bold" style:font-weight-asian="bold" style:font-weight-complex="bold" fo:font-size="18pt" style:font-size-asian="18pt" style:font-size-complex="14pt"/>
    </style:style>
    <style:style style:name="T4314"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4315" style:parent-style-name="AncientGreekἈρχαίαἑλληνικά" style:family="text">
      <style:text-properties fo:font-weight="bold" style:font-weight-asian="bold" style:font-weight-complex="bold" fo:font-size="18pt" style:font-size-asian="18pt" style:font-size-complex="14pt"/>
    </style:style>
    <style:style style:name="T4316"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4317" style:parent-style-name="AncientGreekἈρχαίαἑλληνικά" style:family="text">
      <style:text-properties fo:font-weight="bold" style:font-weight-asian="bold" style:font-weight-complex="bold" fo:font-size="18pt" style:font-size-asian="18pt" style:font-size-complex="14pt"/>
    </style:style>
    <style:style style:name="P4318" style:parent-style-name="Standard" style:family="paragraph">
      <style:paragraph-properties fo:widows="0" fo:orphans="0"/>
    </style:style>
    <style:style style:name="T4319" style:parent-style-name="AncientGreekἈρχαίαἑλληνικά" style:family="text">
      <style:text-properties style:font-weight-complex="bold" fo:language="el" fo:country="GR"/>
    </style:style>
    <style:style style:name="T4320" style:parent-style-name="AncientGreekἈρχαίαἑλληνικά" style:family="text">
      <style:text-properties style:font-weight-complex="bold"/>
    </style:style>
    <style:style style:name="T4321" style:parent-style-name="AncientGreekἈρχαίαἑλληνικά" style:family="text">
      <style:text-properties style:font-weight-complex="bold" fo:language="el" fo:country="GR"/>
    </style:style>
    <style:style style:name="T4322" style:parent-style-name="AncientGreekἈρχαίαἑλληνικά" style:family="text">
      <style:text-properties style:font-weight-complex="bold"/>
    </style:style>
    <style:style style:name="T4323" style:parent-style-name="AncientGreekἈρχαίαἑλληνικά" style:family="text">
      <style:text-properties style:font-weight-complex="bold" fo:language="el" fo:country="GR"/>
    </style:style>
    <style:style style:name="T4324" style:parent-style-name="AncientGreekἈρχαίαἑλληνικά" style:family="text">
      <style:text-properties style:font-weight-complex="bold"/>
    </style:style>
    <style:style style:name="T4325" style:parent-style-name="AncientGreekἈρχαίαἑλληνικά" style:family="text">
      <style:text-properties style:font-weight-complex="bold" fo:language="el" fo:country="GR"/>
    </style:style>
    <style:style style:name="T4326" style:parent-style-name="AncientGreekἈρχαίαἑλληνικά" style:family="text">
      <style:text-properties style:font-weight-complex="bold"/>
    </style:style>
    <style:style style:name="T4327" style:parent-style-name="AncientGreekἈρχαίαἑλληνικά" style:family="text">
      <style:text-properties style:font-weight-complex="bold" fo:language="el" fo:country="GR"/>
    </style:style>
    <style:style style:name="T4328" style:parent-style-name="AncientGreekἈρχαίαἑλληνικά" style:family="text">
      <style:text-properties style:font-weight-complex="bold"/>
    </style:style>
    <style:style style:name="T4329" style:parent-style-name="AncientGreekἈρχαίαἑλληνικά" style:family="text">
      <style:text-properties style:font-weight-complex="bold" fo:language="el" fo:country="GR"/>
    </style:style>
    <style:style style:name="T4330" style:parent-style-name="AncientGreekἈρχαίαἑλληνικά" style:family="text">
      <style:text-properties style:font-weight-complex="bold"/>
    </style:style>
    <style:style style:name="T4331" style:parent-style-name="AncientGreekἈρχαίαἑλληνικά" style:family="text">
      <style:text-properties style:font-weight-complex="bold" fo:language="el" fo:country="GR"/>
    </style:style>
    <style:style style:name="T4332" style:parent-style-name="AncientGreekἈρχαίαἑλληνικά" style:family="text">
      <style:text-properties style:font-weight-complex="bold"/>
    </style:style>
    <style:style style:name="T4333" style:parent-style-name="AncientGreekἈρχαίαἑλληνικά" style:family="text">
      <style:text-properties style:font-weight-complex="bold" fo:language="el" fo:country="GR"/>
    </style:style>
    <style:style style:name="T4334" style:parent-style-name="AncientGreekἈρχαίαἑλληνικά" style:family="text">
      <style:text-properties style:font-weight-complex="bold"/>
    </style:style>
    <style:style style:name="T4335" style:parent-style-name="AncientGreekἈρχαίαἑλληνικά" style:family="text">
      <style:text-properties style:font-weight-complex="bold" fo:language="el" fo:country="GR"/>
    </style:style>
    <style:style style:name="T4336" style:parent-style-name="AncientGreekἈρχαίαἑλληνικά" style:family="text">
      <style:text-properties style:font-weight-complex="bold"/>
    </style:style>
    <style:style style:name="T4337" style:parent-style-name="AncientGreekἈρχαίαἑλληνικά" style:family="text">
      <style:text-properties style:font-weight-complex="bold" fo:language="el" fo:country="GR"/>
    </style:style>
    <style:style style:name="T4338" style:parent-style-name="AncientGreekἈρχαίαἑλληνικά" style:family="text">
      <style:text-properties style:font-weight-complex="bold"/>
    </style:style>
    <style:style style:name="T4339" style:parent-style-name="AncientGreekἈρχαίαἑλληνικά" style:family="text">
      <style:text-properties style:font-weight-complex="bold" fo:language="el" fo:country="GR"/>
    </style:style>
    <style:style style:name="T4340" style:parent-style-name="AncientGreekἈρχαίαἑλληνικά" style:family="text">
      <style:text-properties style:font-weight-complex="bold"/>
    </style:style>
    <style:style style:name="T4341" style:parent-style-name="AncientGreekἈρχαίαἑλληνικά" style:family="text">
      <style:text-properties style:font-weight-complex="bold" fo:language="el" fo:country="GR"/>
    </style:style>
    <style:style style:name="T4342" style:parent-style-name="AncientGreekἈρχαίαἑλληνικά" style:family="text">
      <style:text-properties style:font-weight-complex="bold"/>
    </style:style>
    <style:style style:name="T4343" style:parent-style-name="AncientGreekἈρχαίαἑλληνικά" style:family="text">
      <style:text-properties style:font-weight-complex="bold" fo:language="el" fo:country="GR"/>
    </style:style>
    <style:style style:name="T4344" style:parent-style-name="AncientGreekἈρχαίαἑλληνικά" style:family="text">
      <style:text-properties style:font-weight-complex="bold"/>
    </style:style>
    <style:style style:name="T4345" style:parent-style-name="AncientGreekἈρχαίαἑλληνικά" style:family="text">
      <style:text-properties style:font-weight-complex="bold" fo:language="el" fo:country="GR"/>
    </style:style>
    <style:style style:name="T4346" style:parent-style-name="AncientGreekἈρχαίαἑλληνικά" style:family="text">
      <style:text-properties style:font-weight-complex="bold"/>
    </style:style>
    <style:style style:name="T4347" style:parent-style-name="AncientGreekἈρχαίαἑλληνικά" style:family="text">
      <style:text-properties style:font-weight-complex="bold" fo:language="el" fo:country="GR"/>
    </style:style>
    <style:style style:name="T4348" style:parent-style-name="AncientGreekἈρχαίαἑλληνικά" style:family="text">
      <style:text-properties style:font-weight-complex="bold"/>
    </style:style>
    <style:style style:name="T4349" style:parent-style-name="AncientGreekἈρχαίαἑλληνικά" style:family="text">
      <style:text-properties style:font-weight-complex="bold" fo:language="el" fo:country="GR"/>
    </style:style>
    <style:style style:name="T4350" style:parent-style-name="AncientGreekἈρχαίαἑλληνικά" style:family="text">
      <style:text-properties style:font-weight-complex="bold"/>
    </style:style>
    <style:style style:name="T4351" style:parent-style-name="AncientGreekἈρχαίαἑλληνικά" style:family="text">
      <style:text-properties style:font-weight-complex="bold" fo:language="el" fo:country="GR"/>
    </style:style>
    <style:style style:name="T4352" style:parent-style-name="AncientGreekἈρχαίαἑλληνικά" style:family="text">
      <style:text-properties style:font-weight-complex="bold"/>
    </style:style>
    <style:style style:name="T4353" style:parent-style-name="AncientGreekἈρχαίαἑλληνικά" style:family="text">
      <style:text-properties style:font-weight-complex="bold" fo:language="el" fo:country="GR"/>
    </style:style>
    <style:style style:name="T4354" style:parent-style-name="AncientGreekἈρχαίαἑλληνικά" style:family="text">
      <style:text-properties style:font-weight-complex="bold"/>
    </style:style>
    <style:style style:name="T4355" style:parent-style-name="AncientGreekἈρχαίαἑλληνικά" style:family="text">
      <style:text-properties style:font-weight-complex="bold" fo:language="el" fo:country="GR"/>
    </style:style>
    <style:style style:name="T4356" style:parent-style-name="AncientGreekἈρχαίαἑλληνικά" style:family="text">
      <style:text-properties style:font-weight-complex="bold"/>
    </style:style>
    <style:style style:name="T4357" style:parent-style-name="AncientGreekἈρχαίαἑλληνικά" style:family="text">
      <style:text-properties style:font-weight-complex="bold" fo:language="el" fo:country="GR"/>
    </style:style>
    <style:style style:name="T4358" style:parent-style-name="AncientGreekἈρχαίαἑλληνικά" style:family="text">
      <style:text-properties style:font-weight-complex="bold"/>
    </style:style>
    <style:style style:name="T4359" style:parent-style-name="AncientGreekἈρχαίαἑλληνικά" style:family="text">
      <style:text-properties style:font-weight-complex="bold" fo:language="el" fo:country="GR"/>
    </style:style>
    <style:style style:name="T4360" style:parent-style-name="AncientGreekἈρχαίαἑλληνικά" style:family="text">
      <style:text-properties style:font-weight-complex="bold"/>
    </style:style>
    <style:style style:name="T4361" style:parent-style-name="AncientGreekἈρχαίαἑλληνικά" style:family="text">
      <style:text-properties style:font-weight-complex="bold" fo:language="el" fo:country="GR"/>
    </style:style>
    <style:style style:name="T4362" style:parent-style-name="AncientGreekἈρχαίαἑλληνικά" style:family="text">
      <style:text-properties style:font-weight-complex="bold"/>
    </style:style>
    <style:style style:name="T4363" style:parent-style-name="AncientGreekἈρχαίαἑλληνικά" style:family="text">
      <style:text-properties style:font-weight-complex="bold" fo:language="el" fo:country="GR"/>
    </style:style>
    <style:style style:name="T4364" style:parent-style-name="AncientGreekἈρχαίαἑλληνικά" style:family="text">
      <style:text-properties style:font-weight-complex="bold"/>
    </style:style>
    <style:style style:name="T4365" style:parent-style-name="AncientGreekἈρχαίαἑλληνικά" style:family="text">
      <style:text-properties style:font-weight-complex="bold" fo:language="el" fo:country="GR"/>
    </style:style>
    <style:style style:name="T4366" style:parent-style-name="AncientGreekἈρχαίαἑλληνικά" style:family="text">
      <style:text-properties style:font-weight-complex="bold"/>
    </style:style>
    <style:style style:name="T4367" style:parent-style-name="AncientGreekἈρχαίαἑλληνικά" style:family="text">
      <style:text-properties style:font-weight-complex="bold" fo:language="el" fo:country="GR"/>
    </style:style>
    <style:style style:name="T4368" style:parent-style-name="AncientGreekἈρχαίαἑλληνικά" style:family="text">
      <style:text-properties style:font-weight-complex="bold"/>
    </style:style>
    <style:style style:name="T4369" style:parent-style-name="AncientGreekἈρχαίαἑλληνικά" style:family="text">
      <style:text-properties style:font-weight-complex="bold" fo:language="el" fo:country="GR"/>
    </style:style>
    <style:style style:name="T4370" style:parent-style-name="AncientGreekἈρχαίαἑλληνικά" style:family="text">
      <style:text-properties style:font-weight-complex="bold"/>
    </style:style>
    <style:style style:name="T4371" style:parent-style-name="AncientGreekἈρχαίαἑλληνικά" style:family="text">
      <style:text-properties style:font-weight-complex="bold" fo:language="el" fo:country="GR"/>
    </style:style>
    <style:style style:name="T4372" style:parent-style-name="AncientGreekἈρχαίαἑλληνικά" style:family="text">
      <style:text-properties style:font-weight-complex="bold"/>
    </style:style>
    <style:style style:name="T4373" style:parent-style-name="AncientGreekἈρχαίαἑλληνικά" style:family="text">
      <style:text-properties style:font-weight-complex="bold" fo:language="el" fo:country="GR"/>
    </style:style>
    <style:style style:name="T4374" style:parent-style-name="AncientGreekἈρχαίαἑλληνικά" style:family="text">
      <style:text-properties style:font-weight-complex="bold"/>
    </style:style>
    <style:style style:name="T4375" style:parent-style-name="AncientGreekἈρχαίαἑλληνικά" style:family="text">
      <style:text-properties style:font-weight-complex="bold" fo:language="el" fo:country="GR"/>
    </style:style>
    <style:style style:name="T4376" style:parent-style-name="AncientGreekἈρχαίαἑλληνικά" style:family="text">
      <style:text-properties style:font-weight-complex="bold"/>
    </style:style>
    <style:style style:name="T4377" style:parent-style-name="AncientGreekἈρχαίαἑλληνικά" style:family="text">
      <style:text-properties style:font-weight-complex="bold" fo:language="el" fo:country="GR"/>
    </style:style>
    <style:style style:name="T4378" style:parent-style-name="AncientGreekἈρχαίαἑλληνικά" style:family="text">
      <style:text-properties style:font-weight-complex="bold"/>
    </style:style>
    <style:style style:name="T4379" style:parent-style-name="AncientGreekἈρχαίαἑλληνικά" style:family="text">
      <style:text-properties style:font-weight-complex="bold" fo:language="el" fo:country="GR"/>
    </style:style>
    <style:style style:name="T4380" style:parent-style-name="AncientGreekἈρχαίαἑλληνικά" style:family="text">
      <style:text-properties style:font-weight-complex="bold"/>
    </style:style>
    <style:style style:name="T4381" style:parent-style-name="AncientGreekἈρχαίαἑλληνικά" style:family="text">
      <style:text-properties style:font-weight-complex="bold" fo:language="el" fo:country="GR"/>
    </style:style>
    <style:style style:name="T4382" style:parent-style-name="AncientGreekἈρχαίαἑλληνικά" style:family="text">
      <style:text-properties style:font-weight-complex="bold"/>
    </style:style>
    <style:style style:name="T4383" style:parent-style-name="AncientGreekἈρχαίαἑλληνικά" style:family="text">
      <style:text-properties style:font-weight-complex="bold" fo:language="el" fo:country="GR"/>
    </style:style>
    <style:style style:name="T4384" style:parent-style-name="AncientGreekἈρχαίαἑλληνικά" style:family="text">
      <style:text-properties style:font-weight-complex="bold"/>
    </style:style>
    <style:style style:name="T4385" style:parent-style-name="AncientGreekἈρχαίαἑλληνικά" style:family="text">
      <style:text-properties style:font-weight-complex="bold" fo:language="el" fo:country="GR"/>
    </style:style>
    <style:style style:name="T4386" style:parent-style-name="AncientGreekἈρχαίαἑλληνικά" style:family="text">
      <style:text-properties style:font-weight-complex="bold"/>
    </style:style>
    <style:style style:name="T4387" style:parent-style-name="AncientGreekἈρχαίαἑλληνικά" style:family="text">
      <style:text-properties style:font-weight-complex="bold" fo:language="el" fo:country="GR"/>
    </style:style>
    <style:style style:name="T4388" style:parent-style-name="AncientGreekἈρχαίαἑλληνικά" style:family="text">
      <style:text-properties style:font-weight-complex="bold"/>
    </style:style>
    <style:style style:name="T4389" style:parent-style-name="AncientGreekἈρχαίαἑλληνικά" style:family="text">
      <style:text-properties style:font-weight-complex="bold" fo:language="el" fo:country="GR"/>
    </style:style>
    <style:style style:name="T4390" style:parent-style-name="AncientGreekἈρχαίαἑλληνικά" style:family="text">
      <style:text-properties style:font-weight-complex="bold"/>
    </style:style>
    <style:style style:name="T4391" style:parent-style-name="AncientGreekἈρχαίαἑλληνικά" style:family="text">
      <style:text-properties style:font-weight-complex="bold" fo:language="el" fo:country="GR"/>
    </style:style>
    <style:style style:name="T4392" style:parent-style-name="AncientGreekἈρχαίαἑλληνικά" style:family="text">
      <style:text-properties style:font-weight-complex="bold"/>
    </style:style>
    <style:style style:name="T4393" style:parent-style-name="AncientGreekἈρχαίαἑλληνικά" style:family="text">
      <style:text-properties style:font-weight-complex="bold" fo:language="el" fo:country="GR"/>
    </style:style>
    <style:style style:name="T4394" style:parent-style-name="AncientGreekἈρχαίαἑλληνικά" style:family="text">
      <style:text-properties style:font-weight-complex="bold"/>
    </style:style>
    <style:style style:name="T4395" style:parent-style-name="AncientGreekἈρχαίαἑλληνικά" style:family="text">
      <style:text-properties style:font-weight-complex="bold" fo:language="el" fo:country="GR"/>
    </style:style>
    <style:style style:name="T4396" style:parent-style-name="AncientGreekἈρχαίαἑλληνικά" style:family="text">
      <style:text-properties style:font-weight-complex="bold"/>
    </style:style>
    <style:style style:name="T4397" style:parent-style-name="AncientGreekἈρχαίαἑλληνικά" style:family="text">
      <style:text-properties style:font-weight-complex="bold" fo:language="el" fo:country="GR"/>
    </style:style>
    <style:style style:name="T4398" style:parent-style-name="AncientGreekἈρχαίαἑλληνικά" style:family="text">
      <style:text-properties style:font-weight-complex="bold"/>
    </style:style>
    <style:style style:name="T4399" style:parent-style-name="AncientGreekἈρχαίαἑλληνικά" style:family="text">
      <style:text-properties style:font-weight-complex="bold" fo:language="el" fo:country="GR"/>
    </style:style>
    <style:style style:name="T4400" style:parent-style-name="AncientGreekἈρχαίαἑλληνικά" style:family="text">
      <style:text-properties style:font-weight-complex="bold"/>
    </style:style>
    <style:style style:name="T4401" style:parent-style-name="AncientGreekἈρχαίαἑλληνικά" style:family="text">
      <style:text-properties style:font-weight-complex="bold" fo:language="el" fo:country="GR"/>
    </style:style>
    <style:style style:name="T4402" style:parent-style-name="AncientGreekἈρχαίαἑλληνικά" style:family="text">
      <style:text-properties style:font-weight-complex="bold"/>
    </style:style>
    <style:style style:name="T4403" style:parent-style-name="AncientGreekἈρχαίαἑλληνικά" style:family="text">
      <style:text-properties style:font-weight-complex="bold" fo:language="el" fo:country="GR"/>
    </style:style>
    <style:style style:name="T4404" style:parent-style-name="AncientGreekἈρχαίαἑλληνικά" style:family="text">
      <style:text-properties style:font-weight-complex="bold"/>
    </style:style>
    <style:style style:name="T4405" style:parent-style-name="AncientGreekἈρχαίαἑλληνικά" style:family="text">
      <style:text-properties style:font-weight-complex="bold" fo:language="el" fo:country="GR"/>
    </style:style>
    <style:style style:name="T4406" style:parent-style-name="AncientGreekἈρχαίαἑλληνικά" style:family="text">
      <style:text-properties style:font-weight-complex="bold"/>
    </style:style>
    <style:style style:name="T4407" style:parent-style-name="AncientGreekἈρχαίαἑλληνικά" style:family="text">
      <style:text-properties style:font-weight-complex="bold" fo:language="el" fo:country="GR"/>
    </style:style>
    <style:style style:name="T4408" style:parent-style-name="AncientGreekἈρχαίαἑλληνικά" style:family="text">
      <style:text-properties style:font-weight-complex="bold"/>
    </style:style>
    <style:style style:name="T4409" style:parent-style-name="AncientGreekἈρχαίαἑλληνικά" style:family="text">
      <style:text-properties style:font-weight-complex="bold" fo:language="el" fo:country="GR"/>
    </style:style>
    <style:style style:name="T4410" style:parent-style-name="AncientGreekἈρχαίαἑλληνικά" style:family="text">
      <style:text-properties style:font-weight-complex="bold"/>
    </style:style>
    <style:style style:name="T4411" style:parent-style-name="AncientGreekἈρχαίαἑλληνικά" style:family="text">
      <style:text-properties style:font-weight-complex="bold" fo:language="el" fo:country="GR"/>
    </style:style>
    <style:style style:name="T4412" style:parent-style-name="AncientGreekἈρχαίαἑλληνικά" style:family="text">
      <style:text-properties style:font-weight-complex="bold"/>
    </style:style>
    <style:style style:name="T4413" style:parent-style-name="AncientGreekἈρχαίαἑλληνικά" style:family="text">
      <style:text-properties style:font-weight-complex="bold" fo:language="el" fo:country="GR"/>
    </style:style>
    <style:style style:name="T4414" style:parent-style-name="AncientGreekἈρχαίαἑλληνικά" style:family="text">
      <style:text-properties style:font-weight-complex="bold"/>
    </style:style>
    <style:style style:name="T4415" style:parent-style-name="AncientGreekἈρχαίαἑλληνικά" style:family="text">
      <style:text-properties style:font-weight-complex="bold" fo:language="el" fo:country="GR"/>
    </style:style>
    <style:style style:name="T4416" style:parent-style-name="AncientGreekἈρχαίαἑλληνικά" style:family="text">
      <style:text-properties style:font-weight-complex="bold"/>
    </style:style>
    <style:style style:name="P4417" style:parent-style-name="Standard" style:family="paragraph">
      <style:paragraph-properties fo:widows="0" fo:orphans="0"/>
    </style:style>
    <style:style style:name="T4418" style:parent-style-name="AncientGreekἈρχαίαἑλληνικά" style:family="text">
      <style:text-properties style:font-weight-complex="bold" fo:language="el" fo:country="GR"/>
    </style:style>
    <style:style style:name="T4419" style:parent-style-name="AncientGreekἈρχαίαἑλληνικά" style:family="text">
      <style:text-properties style:font-weight-complex="bold"/>
    </style:style>
    <style:style style:name="T4420" style:parent-style-name="AncientGreekἈρχαίαἑλληνικά" style:family="text">
      <style:text-properties style:font-weight-complex="bold" fo:language="el" fo:country="GR"/>
    </style:style>
    <style:style style:name="T4421" style:parent-style-name="AncientGreekἈρχαίαἑλληνικά" style:family="text">
      <style:text-properties style:font-weight-complex="bold"/>
    </style:style>
    <style:style style:name="T4422" style:parent-style-name="AncientGreekἈρχαίαἑλληνικά" style:family="text">
      <style:text-properties style:font-weight-complex="bold" fo:language="el" fo:country="GR"/>
    </style:style>
    <style:style style:name="T4423" style:parent-style-name="AncientGreekἈρχαίαἑλληνικά" style:family="text">
      <style:text-properties style:font-weight-complex="bold"/>
    </style:style>
    <style:style style:name="T4424" style:parent-style-name="AncientGreekἈρχαίαἑλληνικά" style:family="text">
      <style:text-properties style:font-weight-complex="bold" fo:language="el" fo:country="GR"/>
    </style:style>
    <style:style style:name="T4425" style:parent-style-name="AncientGreekἈρχαίαἑλληνικά" style:family="text">
      <style:text-properties style:font-weight-complex="bold"/>
    </style:style>
    <style:style style:name="T4426" style:parent-style-name="AncientGreekἈρχαίαἑλληνικά" style:family="text">
      <style:text-properties style:font-weight-complex="bold" fo:language="el" fo:country="GR"/>
    </style:style>
    <style:style style:name="T4427" style:parent-style-name="AncientGreekἈρχαίαἑλληνικά" style:family="text">
      <style:text-properties style:font-weight-complex="bold"/>
    </style:style>
    <style:style style:name="T4428" style:parent-style-name="AncientGreekἈρχαίαἑλληνικά" style:family="text">
      <style:text-properties style:font-weight-complex="bold" fo:language="el" fo:country="GR"/>
    </style:style>
    <style:style style:name="T4429" style:parent-style-name="AncientGreekἈρχαίαἑλληνικά" style:family="text">
      <style:text-properties style:font-weight-complex="bold"/>
    </style:style>
    <style:style style:name="T4430" style:parent-style-name="AncientGreekἈρχαίαἑλληνικά" style:family="text">
      <style:text-properties style:font-weight-complex="bold" fo:language="el" fo:country="GR"/>
    </style:style>
    <style:style style:name="T4431" style:parent-style-name="AncientGreekἈρχαίαἑλληνικά" style:family="text">
      <style:text-properties style:font-weight-complex="bold"/>
    </style:style>
    <style:style style:name="T4432" style:parent-style-name="AncientGreekἈρχαίαἑλληνικά" style:family="text">
      <style:text-properties style:font-weight-complex="bold" fo:language="el" fo:country="GR"/>
    </style:style>
    <style:style style:name="T4433" style:parent-style-name="AncientGreekἈρχαίαἑλληνικά" style:family="text">
      <style:text-properties style:font-weight-complex="bold"/>
    </style:style>
    <style:style style:name="T4434" style:parent-style-name="AncientGreekἈρχαίαἑλληνικά" style:family="text">
      <style:text-properties style:font-weight-complex="bold" fo:language="el" fo:country="GR"/>
    </style:style>
    <style:style style:name="T4435" style:parent-style-name="AncientGreekἈρχαίαἑλληνικά" style:family="text">
      <style:text-properties style:font-weight-complex="bold"/>
    </style:style>
    <style:style style:name="T4436" style:parent-style-name="AncientGreekἈρχαίαἑλληνικά" style:family="text">
      <style:text-properties style:font-weight-complex="bold" fo:language="el" fo:country="GR"/>
    </style:style>
    <style:style style:name="T4437" style:parent-style-name="AncientGreekἈρχαίαἑλληνικά" style:family="text">
      <style:text-properties style:font-weight-complex="bold"/>
    </style:style>
    <style:style style:name="T4438" style:parent-style-name="AncientGreekἈρχαίαἑλληνικά" style:family="text">
      <style:text-properties style:font-weight-complex="bold" fo:language="el" fo:country="GR"/>
    </style:style>
    <style:style style:name="T4439" style:parent-style-name="AncientGreekἈρχαίαἑλληνικά" style:family="text">
      <style:text-properties style:font-weight-complex="bold"/>
    </style:style>
    <style:style style:name="T4440" style:parent-style-name="AncientGreekἈρχαίαἑλληνικά" style:family="text">
      <style:text-properties style:font-weight-complex="bold" fo:language="el" fo:country="GR"/>
    </style:style>
    <style:style style:name="T4441" style:parent-style-name="AncientGreekἈρχαίαἑλληνικά" style:family="text">
      <style:text-properties style:font-weight-complex="bold"/>
    </style:style>
    <style:style style:name="T4442" style:parent-style-name="AncientGreekἈρχαίαἑλληνικά" style:family="text">
      <style:text-properties style:font-weight-complex="bold" fo:language="el" fo:country="GR"/>
    </style:style>
    <style:style style:name="T4443" style:parent-style-name="AncientGreekἈρχαίαἑλληνικά" style:family="text">
      <style:text-properties style:font-weight-complex="bold"/>
    </style:style>
    <style:style style:name="T4444" style:parent-style-name="AncientGreekἈρχαίαἑλληνικά" style:family="text">
      <style:text-properties style:font-weight-complex="bold" fo:language="el" fo:country="GR"/>
    </style:style>
    <style:style style:name="T4445" style:parent-style-name="AncientGreekἈρχαίαἑλληνικά" style:family="text">
      <style:text-properties style:font-weight-complex="bold"/>
    </style:style>
    <style:style style:name="T4446" style:parent-style-name="AncientGreekἈρχαίαἑλληνικά" style:family="text">
      <style:text-properties style:font-weight-complex="bold" fo:language="el" fo:country="GR"/>
    </style:style>
    <style:style style:name="T4447" style:parent-style-name="AncientGreekἈρχαίαἑλληνικά" style:family="text">
      <style:text-properties style:font-weight-complex="bold"/>
    </style:style>
    <style:style style:name="T4448" style:parent-style-name="AncientGreekἈρχαίαἑλληνικά" style:family="text">
      <style:text-properties style:font-weight-complex="bold" fo:language="el" fo:country="GR"/>
    </style:style>
    <style:style style:name="T4449" style:parent-style-name="AncientGreekἈρχαίαἑλληνικά" style:family="text">
      <style:text-properties style:font-weight-complex="bold"/>
    </style:style>
    <style:style style:name="T4450" style:parent-style-name="AncientGreekἈρχαίαἑλληνικά" style:family="text">
      <style:text-properties style:font-weight-complex="bold" fo:language="el" fo:country="GR"/>
    </style:style>
    <style:style style:name="T4451" style:parent-style-name="AncientGreekἈρχαίαἑλληνικά" style:family="text">
      <style:text-properties style:font-weight-complex="bold"/>
    </style:style>
    <style:style style:name="T4452" style:parent-style-name="AncientGreekἈρχαίαἑλληνικά" style:family="text">
      <style:text-properties style:font-weight-complex="bold" fo:language="el" fo:country="GR"/>
    </style:style>
    <style:style style:name="T4453" style:parent-style-name="AncientGreekἈρχαίαἑλληνικά" style:family="text">
      <style:text-properties style:font-weight-complex="bold"/>
    </style:style>
    <style:style style:name="T4454" style:parent-style-name="AncientGreekἈρχαίαἑλληνικά" style:family="text">
      <style:text-properties style:font-weight-complex="bold" fo:language="el" fo:country="GR"/>
    </style:style>
    <style:style style:name="T4455" style:parent-style-name="AncientGreekἈρχαίαἑλληνικά" style:family="text">
      <style:text-properties style:font-weight-complex="bold"/>
    </style:style>
    <style:style style:name="T4456" style:parent-style-name="AncientGreekἈρχαίαἑλληνικά" style:family="text">
      <style:text-properties style:font-weight-complex="bold" fo:language="el" fo:country="GR"/>
    </style:style>
    <style:style style:name="T4457" style:parent-style-name="AncientGreekἈρχαίαἑλληνικά" style:family="text">
      <style:text-properties style:font-weight-complex="bold"/>
    </style:style>
    <style:style style:name="TableCell4458" style:family="table-cell">
      <style:table-cell-properties fo:border="0.0069in solid #000000" fo:background-color="#FFFFFF" style:writing-mode="lr-tb" fo:padding-top="0in" fo:padding-left="0.1527in" fo:padding-bottom="0in" fo:padding-right="0.15in"/>
    </style:style>
    <style:style style:name="P4459" style:parent-style-name="Standard" style:family="paragraph">
      <style:paragraph-properties fo:widows="0" fo:orphans="0" fo:text-align="center"/>
      <style:text-properties style:font-name="AncientGreek" fo:font-weight="bold" style:font-weight-asian="bold" style:font-weight-complex="bold"/>
    </style:style>
    <style:style style:name="P4460" style:parent-style-name="Standard" style:family="paragraph">
      <style:paragraph-properties fo:widows="0" fo:orphans="0"/>
      <style:text-properties style:font-name="AncientGreek"/>
    </style:style>
    <style:style style:name="P4461" style:parent-style-name="Standard" style:family="paragraph">
      <style:paragraph-properties fo:widows="0" fo:orphans="0"/>
      <style:text-properties style:font-name="AncientGreek"/>
    </style:style>
    <style:style style:name="P4462" style:parent-style-name="Standard" style:family="paragraph">
      <style:paragraph-properties fo:widows="0" fo:orphans="0"/>
      <style:text-properties style:font-name="AncientGreek"/>
    </style:style>
    <style:style style:name="P4463" style:parent-style-name="Standard" style:family="paragraph">
      <style:paragraph-properties fo:widows="0" fo:orphans="0"/>
    </style:style>
    <style:style style:name="T4464" style:parent-style-name="DefaultParagraphFont" style:family="text">
      <style:text-properties style:font-name="AncientGreek" fo:language="el" fo:country="GR"/>
    </style:style>
    <style:style style:name="T4465" style:parent-style-name="DefaultParagraphFont" style:family="text">
      <style:text-properties style:font-name="AncientGreek"/>
    </style:style>
    <style:style style:name="TableRow4466" style:family="table-row">
      <style:table-row-properties style:min-row-height="0.0138in" style:use-optimal-row-height="false" fo:keep-together="always"/>
    </style:style>
    <style:style style:name="TableCell4467" style:family="table-cell">
      <style:table-cell-properties fo:border="0.0069in solid #000000" fo:background-color="#FFFFFF" style:writing-mode="lr-tb" fo:padding-top="0in" fo:padding-left="0.1527in" fo:padding-bottom="0in" fo:padding-right="0.15in"/>
    </style:style>
    <style:style style:name="P4468" style:parent-style-name="Standard" style:family="paragraph">
      <style:paragraph-properties fo:keep-with-next="always" fo:widows="0" fo:orphans="0" fo:text-align="center">
        <style:tab-stops>
          <style:tab-stop style:type="center" style:position="1in"/>
        </style:tab-stops>
      </style:paragraph-properties>
    </style:style>
    <style:style style:name="T4469" style:parent-style-name="AncientGreekἈρχαίαἑλληνικά" style:family="text">
      <style:text-properties fo:font-weight="bold" style:font-weight-asian="bold" style:font-weight-complex="bold" fo:font-size="18pt" style:font-size-asian="18pt" style:font-size-complex="14pt"/>
    </style:style>
    <style:style style:name="T4470"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4471" style:parent-style-name="AncientGreekἈρχαίαἑλληνικά" style:family="text">
      <style:text-properties fo:font-weight="bold" style:font-weight-asian="bold" style:font-weight-complex="bold" fo:font-size="18pt" style:font-size-asian="18pt" style:font-size-complex="14pt"/>
    </style:style>
    <style:style style:name="T4472"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4473" style:parent-style-name="AncientGreekἈρχαίαἑλληνικά" style:family="text">
      <style:text-properties fo:font-weight="bold" style:font-weight-asian="bold" style:font-weight-complex="bold" fo:font-size="18pt" style:font-size-asian="18pt" style:font-size-complex="14pt"/>
    </style:style>
    <style:style style:name="T4474"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4475" style:parent-style-name="AncientGreekἈρχαίαἑλληνικά" style:family="text">
      <style:text-properties fo:font-weight="bold" style:font-weight-asian="bold" style:font-weight-complex="bold" fo:font-size="18pt" style:font-size-asian="18pt" style:font-size-complex="14pt"/>
    </style:style>
    <style:style style:name="P4476" style:parent-style-name="Standard" style:family="paragraph">
      <style:paragraph-properties fo:widows="0" fo:orphans="0"/>
    </style:style>
    <style:style style:name="T4477" style:parent-style-name="AncientGreekἈρχαίαἑλληνικά" style:family="text">
      <style:text-properties style:font-weight-complex="bold" fo:language="el" fo:country="GR"/>
    </style:style>
    <style:style style:name="T4478" style:parent-style-name="AncientGreekἈρχαίαἑλληνικά" style:family="text">
      <style:text-properties style:font-weight-complex="bold"/>
    </style:style>
    <style:style style:name="T4479" style:parent-style-name="AncientGreekἈρχαίαἑλληνικά" style:family="text">
      <style:text-properties style:font-weight-complex="bold" fo:language="el" fo:country="GR"/>
    </style:style>
    <style:style style:name="T4480" style:parent-style-name="AncientGreekἈρχαίαἑλληνικά" style:family="text">
      <style:text-properties style:font-weight-complex="bold"/>
    </style:style>
    <style:style style:name="T4481" style:parent-style-name="AncientGreekἈρχαίαἑλληνικά" style:family="text">
      <style:text-properties style:font-weight-complex="bold" fo:language="el" fo:country="GR"/>
    </style:style>
    <style:style style:name="T4482" style:parent-style-name="AncientGreekἈρχαίαἑλληνικά" style:family="text">
      <style:text-properties style:font-weight-complex="bold"/>
    </style:style>
    <style:style style:name="T4483" style:parent-style-name="AncientGreekἈρχαίαἑλληνικά" style:family="text">
      <style:text-properties style:font-weight-complex="bold" fo:language="el" fo:country="GR"/>
    </style:style>
    <style:style style:name="T4484" style:parent-style-name="AncientGreekἈρχαίαἑλληνικά" style:family="text">
      <style:text-properties style:font-weight-complex="bold"/>
    </style:style>
    <style:style style:name="T4485" style:parent-style-name="AncientGreekἈρχαίαἑλληνικά" style:family="text">
      <style:text-properties style:font-weight-complex="bold" fo:language="el" fo:country="GR"/>
    </style:style>
    <style:style style:name="T4486" style:parent-style-name="AncientGreekἈρχαίαἑλληνικά" style:family="text">
      <style:text-properties style:font-weight-complex="bold"/>
    </style:style>
    <style:style style:name="T4487" style:parent-style-name="AncientGreekἈρχαίαἑλληνικά" style:family="text">
      <style:text-properties style:font-weight-complex="bold" fo:language="el" fo:country="GR"/>
    </style:style>
    <style:style style:name="T4488" style:parent-style-name="AncientGreekἈρχαίαἑλληνικά" style:family="text">
      <style:text-properties style:font-weight-complex="bold"/>
    </style:style>
    <style:style style:name="T4489" style:parent-style-name="AncientGreekἈρχαίαἑλληνικά" style:family="text">
      <style:text-properties style:font-weight-complex="bold" fo:language="el" fo:country="GR"/>
    </style:style>
    <style:style style:name="T4490" style:parent-style-name="AncientGreekἈρχαίαἑλληνικά" style:family="text">
      <style:text-properties style:font-weight-complex="bold"/>
    </style:style>
    <style:style style:name="T4491" style:parent-style-name="AncientGreekἈρχαίαἑλληνικά" style:family="text">
      <style:text-properties style:font-weight-complex="bold" fo:language="el" fo:country="GR"/>
    </style:style>
    <style:style style:name="T4492" style:parent-style-name="AncientGreekἈρχαίαἑλληνικά" style:family="text">
      <style:text-properties style:font-weight-complex="bold"/>
    </style:style>
    <style:style style:name="T4493" style:parent-style-name="AncientGreekἈρχαίαἑλληνικά" style:family="text">
      <style:text-properties style:font-weight-complex="bold" fo:language="el" fo:country="GR"/>
    </style:style>
    <style:style style:name="T4494" style:parent-style-name="AncientGreekἈρχαίαἑλληνικά" style:family="text">
      <style:text-properties style:font-weight-complex="bold"/>
    </style:style>
    <style:style style:name="T4495" style:parent-style-name="AncientGreekἈρχαίαἑλληνικά" style:family="text">
      <style:text-properties style:font-weight-complex="bold" fo:language="el" fo:country="GR"/>
    </style:style>
    <style:style style:name="T4496" style:parent-style-name="AncientGreekἈρχαίαἑλληνικά" style:family="text">
      <style:text-properties style:font-weight-complex="bold"/>
    </style:style>
    <style:style style:name="T4497" style:parent-style-name="AncientGreekἈρχαίαἑλληνικά" style:family="text">
      <style:text-properties style:font-weight-complex="bold" fo:language="el" fo:country="GR"/>
    </style:style>
    <style:style style:name="T4498" style:parent-style-name="AncientGreekἈρχαίαἑλληνικά" style:family="text">
      <style:text-properties style:font-weight-complex="bold"/>
    </style:style>
    <style:style style:name="T4499" style:parent-style-name="AncientGreekἈρχαίαἑλληνικά" style:family="text">
      <style:text-properties style:font-weight-complex="bold" fo:language="el" fo:country="GR"/>
    </style:style>
    <style:style style:name="T4500" style:parent-style-name="AncientGreekἈρχαίαἑλληνικά" style:family="text">
      <style:text-properties style:font-weight-complex="bold"/>
    </style:style>
    <style:style style:name="T4501" style:parent-style-name="AncientGreekἈρχαίαἑλληνικά" style:family="text">
      <style:text-properties style:font-weight-complex="bold" fo:language="el" fo:country="GR"/>
    </style:style>
    <style:style style:name="T4502" style:parent-style-name="AncientGreekἈρχαίαἑλληνικά" style:family="text">
      <style:text-properties style:font-weight-complex="bold"/>
    </style:style>
    <style:style style:name="T4503" style:parent-style-name="AncientGreekἈρχαίαἑλληνικά" style:family="text">
      <style:text-properties style:font-weight-complex="bold" fo:language="el" fo:country="GR"/>
    </style:style>
    <style:style style:name="T4504" style:parent-style-name="AncientGreekἈρχαίαἑλληνικά" style:family="text">
      <style:text-properties style:font-weight-complex="bold"/>
    </style:style>
    <style:style style:name="T4505" style:parent-style-name="AncientGreekἈρχαίαἑλληνικά" style:family="text">
      <style:text-properties style:font-weight-complex="bold" fo:language="el" fo:country="GR"/>
    </style:style>
    <style:style style:name="T4506" style:parent-style-name="AncientGreekἈρχαίαἑλληνικά" style:family="text">
      <style:text-properties style:font-weight-complex="bold"/>
    </style:style>
    <style:style style:name="T4507" style:parent-style-name="AncientGreekἈρχαίαἑλληνικά" style:family="text">
      <style:text-properties style:font-weight-complex="bold" fo:language="el" fo:country="GR"/>
    </style:style>
    <style:style style:name="T4508" style:parent-style-name="AncientGreekἈρχαίαἑλληνικά" style:family="text">
      <style:text-properties style:font-weight-complex="bold"/>
    </style:style>
    <style:style style:name="T4509" style:parent-style-name="AncientGreekἈρχαίαἑλληνικά" style:family="text">
      <style:text-properties style:font-weight-complex="bold" fo:language="el" fo:country="GR"/>
    </style:style>
    <style:style style:name="T4510" style:parent-style-name="AncientGreekἈρχαίαἑλληνικά" style:family="text">
      <style:text-properties style:font-weight-complex="bold"/>
    </style:style>
    <style:style style:name="T4511" style:parent-style-name="AncientGreekἈρχαίαἑλληνικά" style:family="text">
      <style:text-properties style:font-weight-complex="bold" fo:language="el" fo:country="GR"/>
    </style:style>
    <style:style style:name="T4512" style:parent-style-name="AncientGreekἈρχαίαἑλληνικά" style:family="text">
      <style:text-properties style:font-weight-complex="bold"/>
    </style:style>
    <style:style style:name="T4513" style:parent-style-name="AncientGreekἈρχαίαἑλληνικά" style:family="text">
      <style:text-properties style:font-weight-complex="bold" fo:language="el" fo:country="GR"/>
    </style:style>
    <style:style style:name="T4514" style:parent-style-name="AncientGreekἈρχαίαἑλληνικά" style:family="text">
      <style:text-properties style:font-weight-complex="bold"/>
    </style:style>
    <style:style style:name="T4515" style:parent-style-name="AncientGreekἈρχαίαἑλληνικά" style:family="text">
      <style:text-properties style:font-weight-complex="bold" fo:language="el" fo:country="GR"/>
    </style:style>
    <style:style style:name="T4516" style:parent-style-name="AncientGreekἈρχαίαἑλληνικά" style:family="text">
      <style:text-properties style:font-weight-complex="bold"/>
    </style:style>
    <style:style style:name="T4517" style:parent-style-name="AncientGreekἈρχαίαἑλληνικά" style:family="text">
      <style:text-properties style:font-weight-complex="bold" fo:language="el" fo:country="GR"/>
    </style:style>
    <style:style style:name="T4518" style:parent-style-name="AncientGreekἈρχαίαἑλληνικά" style:family="text">
      <style:text-properties style:font-weight-complex="bold"/>
    </style:style>
    <style:style style:name="T4519" style:parent-style-name="AncientGreekἈρχαίαἑλληνικά" style:family="text">
      <style:text-properties style:font-weight-complex="bold" fo:language="el" fo:country="GR"/>
    </style:style>
    <style:style style:name="T4520" style:parent-style-name="AncientGreekἈρχαίαἑλληνικά" style:family="text">
      <style:text-properties style:font-weight-complex="bold"/>
    </style:style>
    <style:style style:name="T4521" style:parent-style-name="AncientGreekἈρχαίαἑλληνικά" style:family="text">
      <style:text-properties style:font-weight-complex="bold" fo:language="el" fo:country="GR"/>
    </style:style>
    <style:style style:name="T4522" style:parent-style-name="AncientGreekἈρχαίαἑλληνικά" style:family="text">
      <style:text-properties style:font-weight-complex="bold"/>
    </style:style>
    <style:style style:name="T4523" style:parent-style-name="AncientGreekἈρχαίαἑλληνικά" style:family="text">
      <style:text-properties style:font-weight-complex="bold" fo:language="el" fo:country="GR"/>
    </style:style>
    <style:style style:name="T4524" style:parent-style-name="AncientGreekἈρχαίαἑλληνικά" style:family="text">
      <style:text-properties style:font-weight-complex="bold"/>
    </style:style>
    <style:style style:name="T4525" style:parent-style-name="AncientGreekἈρχαίαἑλληνικά" style:family="text">
      <style:text-properties style:font-weight-complex="bold" fo:language="el" fo:country="GR"/>
    </style:style>
    <style:style style:name="T4526" style:parent-style-name="AncientGreekἈρχαίαἑλληνικά" style:family="text">
      <style:text-properties style:font-weight-complex="bold"/>
    </style:style>
    <style:style style:name="T4527" style:parent-style-name="AncientGreekἈρχαίαἑλληνικά" style:family="text">
      <style:text-properties style:font-weight-complex="bold" fo:language="el" fo:country="GR"/>
    </style:style>
    <style:style style:name="T4528" style:parent-style-name="AncientGreekἈρχαίαἑλληνικά" style:family="text">
      <style:text-properties style:font-weight-complex="bold"/>
    </style:style>
    <style:style style:name="T4529" style:parent-style-name="AncientGreekἈρχαίαἑλληνικά" style:family="text">
      <style:text-properties style:font-weight-complex="bold" fo:language="el" fo:country="GR"/>
    </style:style>
    <style:style style:name="T4530" style:parent-style-name="AncientGreekἈρχαίαἑλληνικά" style:family="text">
      <style:text-properties style:font-weight-complex="bold"/>
    </style:style>
    <style:style style:name="T4531" style:parent-style-name="AncientGreekἈρχαίαἑλληνικά" style:family="text">
      <style:text-properties style:font-weight-complex="bold" fo:language="el" fo:country="GR"/>
    </style:style>
    <style:style style:name="T4532" style:parent-style-name="AncientGreekἈρχαίαἑλληνικά" style:family="text">
      <style:text-properties style:font-weight-complex="bold"/>
    </style:style>
    <style:style style:name="T4533" style:parent-style-name="AncientGreekἈρχαίαἑλληνικά" style:family="text">
      <style:text-properties style:font-weight-complex="bold" fo:language="el" fo:country="GR"/>
    </style:style>
    <style:style style:name="T4534" style:parent-style-name="AncientGreekἈρχαίαἑλληνικά" style:family="text">
      <style:text-properties style:font-weight-complex="bold"/>
    </style:style>
    <style:style style:name="T4535" style:parent-style-name="AncientGreekἈρχαίαἑλληνικά" style:family="text">
      <style:text-properties style:font-weight-complex="bold" fo:language="el" fo:country="GR"/>
    </style:style>
    <style:style style:name="T4536" style:parent-style-name="AncientGreekἈρχαίαἑλληνικά" style:family="text">
      <style:text-properties style:font-weight-complex="bold"/>
    </style:style>
    <style:style style:name="T4537" style:parent-style-name="AncientGreekἈρχαίαἑλληνικά" style:family="text">
      <style:text-properties style:font-weight-complex="bold" fo:language="el" fo:country="GR"/>
    </style:style>
    <style:style style:name="T4538" style:parent-style-name="AncientGreekἈρχαίαἑλληνικά" style:family="text">
      <style:text-properties style:font-weight-complex="bold"/>
    </style:style>
    <style:style style:name="T4539" style:parent-style-name="AncientGreekἈρχαίαἑλληνικά" style:family="text">
      <style:text-properties style:font-weight-complex="bold" fo:language="el" fo:country="GR"/>
    </style:style>
    <style:style style:name="T4540" style:parent-style-name="AncientGreekἈρχαίαἑλληνικά" style:family="text">
      <style:text-properties style:font-weight-complex="bold"/>
    </style:style>
    <style:style style:name="T4541" style:parent-style-name="AncientGreekἈρχαίαἑλληνικά" style:family="text">
      <style:text-properties style:font-weight-complex="bold" fo:language="el" fo:country="GR"/>
    </style:style>
    <style:style style:name="T4542" style:parent-style-name="AncientGreekἈρχαίαἑλληνικά" style:family="text">
      <style:text-properties style:font-weight-complex="bold"/>
    </style:style>
    <style:style style:name="T4543" style:parent-style-name="AncientGreekἈρχαίαἑλληνικά" style:family="text">
      <style:text-properties style:font-weight-complex="bold" fo:language="el" fo:country="GR"/>
    </style:style>
    <style:style style:name="T4544" style:parent-style-name="AncientGreekἈρχαίαἑλληνικά" style:family="text">
      <style:text-properties style:font-weight-complex="bold"/>
    </style:style>
    <style:style style:name="T4545" style:parent-style-name="AncientGreekἈρχαίαἑλληνικά" style:family="text">
      <style:text-properties style:font-weight-complex="bold" fo:language="el" fo:country="GR"/>
    </style:style>
    <style:style style:name="T4546" style:parent-style-name="AncientGreekἈρχαίαἑλληνικά" style:family="text">
      <style:text-properties style:font-weight-complex="bold"/>
    </style:style>
    <style:style style:name="T4547" style:parent-style-name="AncientGreekἈρχαίαἑλληνικά" style:family="text">
      <style:text-properties style:font-weight-complex="bold" fo:language="el" fo:country="GR"/>
    </style:style>
    <style:style style:name="T4548" style:parent-style-name="AncientGreekἈρχαίαἑλληνικά" style:family="text">
      <style:text-properties style:font-weight-complex="bold"/>
    </style:style>
    <style:style style:name="T4549" style:parent-style-name="AncientGreekἈρχαίαἑλληνικά" style:family="text">
      <style:text-properties style:font-weight-complex="bold" fo:language="el" fo:country="GR"/>
    </style:style>
    <style:style style:name="T4550" style:parent-style-name="AncientGreekἈρχαίαἑλληνικά" style:family="text">
      <style:text-properties style:font-weight-complex="bold"/>
    </style:style>
    <style:style style:name="T4551" style:parent-style-name="AncientGreekἈρχαίαἑλληνικά" style:family="text">
      <style:text-properties style:font-weight-complex="bold" fo:language="el" fo:country="GR"/>
    </style:style>
    <style:style style:name="T4552" style:parent-style-name="AncientGreekἈρχαίαἑλληνικά" style:family="text">
      <style:text-properties style:font-weight-complex="bold"/>
    </style:style>
    <style:style style:name="T4553" style:parent-style-name="AncientGreekἈρχαίαἑλληνικά" style:family="text">
      <style:text-properties style:font-weight-complex="bold" fo:language="el" fo:country="GR"/>
    </style:style>
    <style:style style:name="T4554" style:parent-style-name="AncientGreekἈρχαίαἑλληνικά" style:family="text">
      <style:text-properties style:font-weight-complex="bold"/>
    </style:style>
    <style:style style:name="P4555" style:parent-style-name="Standard" style:family="paragraph">
      <style:paragraph-properties fo:widows="0" fo:orphans="0"/>
    </style:style>
    <style:style style:name="T4556" style:parent-style-name="AncientGreekἈρχαίαἑλληνικά" style:family="text">
      <style:text-properties style:font-weight-complex="bold" fo:language="el" fo:country="GR"/>
    </style:style>
    <style:style style:name="T4557" style:parent-style-name="AncientGreekἈρχαίαἑλληνικά" style:family="text">
      <style:text-properties style:font-weight-complex="bold"/>
    </style:style>
    <style:style style:name="T4558" style:parent-style-name="AncientGreekἈρχαίαἑλληνικά" style:family="text">
      <style:text-properties style:font-weight-complex="bold" fo:language="el" fo:country="GR"/>
    </style:style>
    <style:style style:name="T4559" style:parent-style-name="AncientGreekἈρχαίαἑλληνικά" style:family="text">
      <style:text-properties style:font-weight-complex="bold"/>
    </style:style>
    <style:style style:name="T4560" style:parent-style-name="AncientGreekἈρχαίαἑλληνικά" style:family="text">
      <style:text-properties style:font-weight-complex="bold" fo:language="el" fo:country="GR"/>
    </style:style>
    <style:style style:name="T4561" style:parent-style-name="AncientGreekἈρχαίαἑλληνικά" style:family="text">
      <style:text-properties style:font-weight-complex="bold"/>
    </style:style>
    <style:style style:name="T4562" style:parent-style-name="AncientGreekἈρχαίαἑλληνικά" style:family="text">
      <style:text-properties style:font-weight-complex="bold" fo:language="el" fo:country="GR"/>
    </style:style>
    <style:style style:name="T4563" style:parent-style-name="AncientGreekἈρχαίαἑλληνικά" style:family="text">
      <style:text-properties style:font-weight-complex="bold"/>
    </style:style>
    <style:style style:name="T4564" style:parent-style-name="AncientGreekἈρχαίαἑλληνικά" style:family="text">
      <style:text-properties style:font-weight-complex="bold" fo:language="el" fo:country="GR"/>
    </style:style>
    <style:style style:name="T4565" style:parent-style-name="AncientGreekἈρχαίαἑλληνικά" style:family="text">
      <style:text-properties style:font-weight-complex="bold"/>
    </style:style>
    <style:style style:name="T4566" style:parent-style-name="AncientGreekἈρχαίαἑλληνικά" style:family="text">
      <style:text-properties style:font-weight-complex="bold" fo:language="el" fo:country="GR"/>
    </style:style>
    <style:style style:name="T4567" style:parent-style-name="AncientGreekἈρχαίαἑλληνικά" style:family="text">
      <style:text-properties style:font-weight-complex="bold"/>
    </style:style>
    <style:style style:name="T4568" style:parent-style-name="AncientGreekἈρχαίαἑλληνικά" style:family="text">
      <style:text-properties style:font-weight-complex="bold" fo:language="el" fo:country="GR"/>
    </style:style>
    <style:style style:name="T4569" style:parent-style-name="AncientGreekἈρχαίαἑλληνικά" style:family="text">
      <style:text-properties style:font-weight-complex="bold"/>
    </style:style>
    <style:style style:name="T4570" style:parent-style-name="AncientGreekἈρχαίαἑλληνικά" style:family="text">
      <style:text-properties style:font-weight-complex="bold" fo:language="el" fo:country="GR"/>
    </style:style>
    <style:style style:name="T4571" style:parent-style-name="AncientGreekἈρχαίαἑλληνικά" style:family="text">
      <style:text-properties style:font-weight-complex="bold"/>
    </style:style>
    <style:style style:name="T4572" style:parent-style-name="AncientGreekἈρχαίαἑλληνικά" style:family="text">
      <style:text-properties style:font-weight-complex="bold" fo:language="el" fo:country="GR"/>
    </style:style>
    <style:style style:name="T4573" style:parent-style-name="AncientGreekἈρχαίαἑλληνικά" style:family="text">
      <style:text-properties style:font-weight-complex="bold"/>
    </style:style>
    <style:style style:name="T4574" style:parent-style-name="AncientGreekἈρχαίαἑλληνικά" style:family="text">
      <style:text-properties style:font-weight-complex="bold" fo:language="el" fo:country="GR"/>
    </style:style>
    <style:style style:name="T4575" style:parent-style-name="AncientGreekἈρχαίαἑλληνικά" style:family="text">
      <style:text-properties style:font-weight-complex="bold"/>
    </style:style>
    <style:style style:name="T4576" style:parent-style-name="AncientGreekἈρχαίαἑλληνικά" style:family="text">
      <style:text-properties style:font-weight-complex="bold" fo:language="el" fo:country="GR"/>
    </style:style>
    <style:style style:name="T4577" style:parent-style-name="AncientGreekἈρχαίαἑλληνικά" style:family="text">
      <style:text-properties style:font-weight-complex="bold"/>
    </style:style>
    <style:style style:name="T4578" style:parent-style-name="AncientGreekἈρχαίαἑλληνικά" style:family="text">
      <style:text-properties style:font-weight-complex="bold" fo:language="el" fo:country="GR"/>
    </style:style>
    <style:style style:name="T4579" style:parent-style-name="AncientGreekἈρχαίαἑλληνικά" style:family="text">
      <style:text-properties style:font-weight-complex="bold"/>
    </style:style>
    <style:style style:name="T4580" style:parent-style-name="AncientGreekἈρχαίαἑλληνικά" style:family="text">
      <style:text-properties style:font-weight-complex="bold" fo:language="el" fo:country="GR"/>
    </style:style>
    <style:style style:name="T4581" style:parent-style-name="AncientGreekἈρχαίαἑλληνικά" style:family="text">
      <style:text-properties style:font-weight-complex="bold"/>
    </style:style>
    <style:style style:name="T4582" style:parent-style-name="AncientGreekἈρχαίαἑλληνικά" style:family="text">
      <style:text-properties style:font-weight-complex="bold" fo:language="el" fo:country="GR"/>
    </style:style>
    <style:style style:name="T4583" style:parent-style-name="AncientGreekἈρχαίαἑλληνικά" style:family="text">
      <style:text-properties style:font-weight-complex="bold"/>
    </style:style>
    <style:style style:name="T4584" style:parent-style-name="AncientGreekἈρχαίαἑλληνικά" style:family="text">
      <style:text-properties style:font-weight-complex="bold" fo:language="el" fo:country="GR"/>
    </style:style>
    <style:style style:name="T4585" style:parent-style-name="AncientGreekἈρχαίαἑλληνικά" style:family="text">
      <style:text-properties style:font-weight-complex="bold"/>
    </style:style>
    <style:style style:name="T4586" style:parent-style-name="AncientGreekἈρχαίαἑλληνικά" style:family="text">
      <style:text-properties style:font-weight-complex="bold" fo:language="el" fo:country="GR"/>
    </style:style>
    <style:style style:name="T4587" style:parent-style-name="AncientGreekἈρχαίαἑλληνικά" style:family="text">
      <style:text-properties style:font-weight-complex="bold"/>
    </style:style>
    <style:style style:name="T4588" style:parent-style-name="AncientGreekἈρχαίαἑλληνικά" style:family="text">
      <style:text-properties style:font-weight-complex="bold" fo:language="el" fo:country="GR"/>
    </style:style>
    <style:style style:name="T4589" style:parent-style-name="AncientGreekἈρχαίαἑλληνικά" style:family="text">
      <style:text-properties style:font-weight-complex="bold"/>
    </style:style>
    <style:style style:name="T4590" style:parent-style-name="AncientGreekἈρχαίαἑλληνικά" style:family="text">
      <style:text-properties style:font-weight-complex="bold" fo:language="el" fo:country="GR"/>
    </style:style>
    <style:style style:name="T4591" style:parent-style-name="AncientGreekἈρχαίαἑλληνικά" style:family="text">
      <style:text-properties style:font-weight-complex="bold"/>
    </style:style>
    <style:style style:name="T4592" style:parent-style-name="AncientGreekἈρχαίαἑλληνικά" style:family="text">
      <style:text-properties style:font-weight-complex="bold" fo:language="el" fo:country="GR"/>
    </style:style>
    <style:style style:name="T4593" style:parent-style-name="AncientGreekἈρχαίαἑλληνικά" style:family="text">
      <style:text-properties style:font-weight-complex="bold"/>
    </style:style>
    <style:style style:name="T4594" style:parent-style-name="AncientGreekἈρχαίαἑλληνικά" style:family="text">
      <style:text-properties style:font-weight-complex="bold" fo:language="el" fo:country="GR"/>
    </style:style>
    <style:style style:name="T4595" style:parent-style-name="AncientGreekἈρχαίαἑλληνικά" style:family="text">
      <style:text-properties style:font-weight-complex="bold"/>
    </style:style>
    <style:style style:name="TableCell4596" style:family="table-cell">
      <style:table-cell-properties fo:border="0.0069in solid #000000" fo:background-color="#FFFFFF" style:writing-mode="lr-tb" fo:padding-top="0in" fo:padding-left="0.1527in" fo:padding-bottom="0in" fo:padding-right="0.15in"/>
    </style:style>
    <style:style style:name="P4597" style:parent-style-name="Standard" style:family="paragraph">
      <style:paragraph-properties fo:widows="0" fo:orphans="0" fo:text-align="center"/>
    </style:style>
    <style:style style:name="T4598" style:parent-style-name="DefaultParagraphFont" style:family="text">
      <style:text-properties style:font-name="Times New Roman" fo:font-weight="bold" style:font-weight-asian="bold" style:font-weight-complex="bold" fo:color="#202122" fo:font-size="16pt" style:font-size-asian="16pt" style:font-size-complex="16pt"/>
    </style:style>
    <style:style style:name="T4599" style:parent-style-name="DefaultParagraphFont" style:family="text">
      <style:text-properties style:font-name="Times New Roman" fo:font-weight="bold" style:font-weight-asian="bold" style:font-weight-complex="bold" fo:color="#202122" fo:font-size="16pt" style:font-size-asian="16pt" style:font-size-complex="16pt"/>
    </style:style>
    <style:style style:name="T4600" style:parent-style-name="DefaultParagraphFont" style:family="text">
      <style:text-properties style:font-name="Times New Roman" fo:font-weight="bold" style:font-weight-asian="bold" style:font-weight-complex="bold" fo:color="#202122" fo:font-size="16pt" style:font-size-asian="16pt" style:font-size-complex="16pt"/>
    </style:style>
    <style:style style:name="T4601" style:parent-style-name="DefaultParagraphFont" style:family="text">
      <style:text-properties style:font-name="Times New Roman" fo:font-weight="bold" style:font-weight-asian="bold" style:font-weight-complex="bold" fo:color="#202122" fo:font-size="16pt" style:font-size-asian="16pt" style:font-size-complex="16pt"/>
    </style:style>
    <style:style style:name="T4602" style:parent-style-name="DefaultParagraphFont" style:family="text">
      <style:text-properties style:font-name="Times New Roman" fo:font-weight="bold" style:font-weight-asian="bold" style:font-weight-complex="bold" fo:color="#202122" fo:font-size="16pt" style:font-size-asian="16pt" style:font-size-complex="16pt"/>
    </style:style>
    <style:style style:name="T4603" style:parent-style-name="DefaultParagraphFont" style:family="text">
      <style:text-properties style:font-name="Times New Roman" fo:font-weight="bold" style:font-weight-asian="bold" style:font-weight-complex="bold" fo:color="#202122" fo:font-size="16pt" style:font-size-asian="16pt" style:font-size-complex="16pt"/>
    </style:style>
    <style:style style:name="T4604" style:parent-style-name="DefaultParagraphFont" style:family="text">
      <style:text-properties style:font-name="Times New Roman" fo:font-weight="bold" style:font-weight-asian="bold" style:font-weight-complex="bold" fo:color="#202122" fo:font-size="16pt" style:font-size-asian="16pt" style:font-size-complex="16pt"/>
    </style:style>
    <style:style style:name="P4605" style:parent-style-name="Textbody" style:family="paragraph">
      <style:text-properties style:font-name="Times New Roman" fo:color="#202122" fo:font-size="10.5pt" style:font-size-asian="10.5pt"/>
    </style:style>
    <style:style style:name="T4606" style:parent-style-name="DefaultParagraphFont" style:family="text">
      <style:text-properties style:font-name="Times New Roman" fo:color="#202122" fo:font-size="10.5pt" style:font-size-asian="10.5pt"/>
    </style:style>
    <style:style style:name="TableRow4607" style:family="table-row">
      <style:table-row-properties style:min-row-height="0.0138in" style:use-optimal-row-height="false" fo:keep-together="always"/>
    </style:style>
    <style:style style:name="TableCell4608" style:family="table-cell">
      <style:table-cell-properties fo:border="0.0069in solid #000000" fo:background-color="#FFFFFF" style:writing-mode="lr-tb" fo:padding-top="0in" fo:padding-left="0.1527in" fo:padding-bottom="0in" fo:padding-right="0.15in"/>
    </style:style>
    <style:style style:name="P4609" style:parent-style-name="Standard" style:family="paragraph">
      <style:paragraph-properties fo:keep-with-next="always" fo:widows="0" fo:orphans="0" fo:text-align="center">
        <style:tab-stops>
          <style:tab-stop style:type="left" style:position="2.7395in"/>
        </style:tab-stops>
      </style:paragraph-properties>
    </style:style>
    <style:style style:name="T4610" style:parent-style-name="AncientGreekἈρχαίαἑλληνικά" style:family="text">
      <style:text-properties fo:font-weight="bold" style:font-weight-asian="bold" style:font-weight-complex="bold" fo:font-size="18pt" style:font-size-asian="18pt" style:font-size-complex="18pt"/>
    </style:style>
    <style:style style:name="T4611" style:parent-style-name="AncientGreekἈρχαίαἑλληνικά" style:family="text">
      <style:text-properties fo:font-weight="bold" style:font-weight-asian="bold" style:font-weight-complex="bold" fo:font-size="18pt" style:font-size-asian="18pt" style:font-size-complex="18pt" fo:language="el" fo:country="GR"/>
    </style:style>
    <style:style style:name="T4612" style:parent-style-name="AncientGreekἈρχαίαἑλληνικά" style:family="text">
      <style:text-properties fo:font-weight="bold" style:font-weight-asian="bold" style:font-weight-complex="bold" fo:font-size="18pt" style:font-size-asian="18pt" style:font-size-complex="18pt"/>
    </style:style>
    <style:style style:name="T4613" style:parent-style-name="AncientGreekἈρχαίαἑλληνικά" style:family="text">
      <style:text-properties fo:font-weight="bold" style:font-weight-asian="bold" style:font-weight-complex="bold" fo:font-size="18pt" style:font-size-asian="18pt" style:font-size-complex="18pt" fo:language="el" fo:country="GR"/>
    </style:style>
    <style:style style:name="T4614" style:parent-style-name="AncientGreekἈρχαίαἑλληνικά" style:family="text">
      <style:text-properties fo:font-weight="bold" style:font-weight-asian="bold" style:font-weight-complex="bold" fo:font-size="18pt" style:font-size-asian="18pt" style:font-size-complex="18pt"/>
    </style:style>
    <style:style style:name="P4615" style:parent-style-name="Standard" style:family="paragraph">
      <style:paragraph-properties fo:widows="0" fo:orphans="0">
        <style:tab-stops>
          <style:tab-stop style:type="left" style:position="2.7395in"/>
        </style:tab-stops>
      </style:paragraph-properties>
    </style:style>
    <style:style style:name="T4616" style:parent-style-name="AncientGreekἈρχαίαἑλληνικά" style:family="text">
      <style:text-properties style:font-weight-complex="bold" fo:language="el" fo:country="GR"/>
    </style:style>
    <style:style style:name="T4617" style:parent-style-name="AncientGreekἈρχαίαἑλληνικά" style:family="text">
      <style:text-properties style:font-weight-complex="bold"/>
    </style:style>
    <style:style style:name="T4618" style:parent-style-name="AncientGreekἈρχαίαἑλληνικά" style:family="text">
      <style:text-properties style:font-weight-complex="bold" fo:language="el" fo:country="GR"/>
    </style:style>
    <style:style style:name="T4619" style:parent-style-name="AncientGreekἈρχαίαἑλληνικά" style:family="text">
      <style:text-properties style:font-weight-complex="bold"/>
    </style:style>
    <style:style style:name="T4620" style:parent-style-name="AncientGreekἈρχαίαἑλληνικά" style:family="text">
      <style:text-properties style:font-weight-complex="bold" fo:language="el" fo:country="GR"/>
    </style:style>
    <style:style style:name="T4621" style:parent-style-name="AncientGreekἈρχαίαἑλληνικά" style:family="text">
      <style:text-properties style:font-weight-complex="bold"/>
    </style:style>
    <style:style style:name="T4622" style:parent-style-name="AncientGreekἈρχαίαἑλληνικά" style:family="text">
      <style:text-properties style:font-weight-complex="bold" fo:language="el" fo:country="GR"/>
    </style:style>
    <style:style style:name="T4623" style:parent-style-name="AncientGreekἈρχαίαἑλληνικά" style:family="text">
      <style:text-properties style:font-weight-complex="bold"/>
    </style:style>
    <style:style style:name="T4624" style:parent-style-name="AncientGreekἈρχαίαἑλληνικά" style:family="text">
      <style:text-properties style:font-weight-complex="bold" fo:language="el" fo:country="GR"/>
    </style:style>
    <style:style style:name="T4625" style:parent-style-name="AncientGreekἈρχαίαἑλληνικά" style:family="text">
      <style:text-properties style:font-weight-complex="bold"/>
    </style:style>
    <style:style style:name="T4626" style:parent-style-name="AncientGreekἈρχαίαἑλληνικά" style:family="text">
      <style:text-properties style:font-weight-complex="bold" fo:language="el" fo:country="GR"/>
    </style:style>
    <style:style style:name="T4627" style:parent-style-name="AncientGreekἈρχαίαἑλληνικά" style:family="text">
      <style:text-properties style:font-weight-complex="bold"/>
    </style:style>
    <style:style style:name="T4628" style:parent-style-name="AncientGreekἈρχαίαἑλληνικά" style:family="text">
      <style:text-properties style:font-weight-complex="bold" fo:language="el" fo:country="GR"/>
    </style:style>
    <style:style style:name="T4629" style:parent-style-name="AncientGreekἈρχαίαἑλληνικά" style:family="text">
      <style:text-properties style:font-weight-complex="bold"/>
    </style:style>
    <style:style style:name="T4630" style:parent-style-name="AncientGreekἈρχαίαἑλληνικά" style:family="text">
      <style:text-properties style:font-weight-complex="bold" fo:language="el" fo:country="GR"/>
    </style:style>
    <style:style style:name="T4631" style:parent-style-name="AncientGreekἈρχαίαἑλληνικά" style:family="text">
      <style:text-properties style:font-weight-complex="bold"/>
    </style:style>
    <style:style style:name="T4632" style:parent-style-name="AncientGreekἈρχαίαἑλληνικά" style:family="text">
      <style:text-properties style:font-weight-complex="bold" fo:language="el" fo:country="GR"/>
    </style:style>
    <style:style style:name="T4633" style:parent-style-name="AncientGreekἈρχαίαἑλληνικά" style:family="text">
      <style:text-properties style:font-weight-complex="bold"/>
    </style:style>
    <style:style style:name="T4634" style:parent-style-name="AncientGreekἈρχαίαἑλληνικά" style:family="text">
      <style:text-properties style:font-weight-complex="bold" fo:language="el" fo:country="GR"/>
    </style:style>
    <style:style style:name="T4635" style:parent-style-name="AncientGreekἈρχαίαἑλληνικά" style:family="text">
      <style:text-properties style:font-weight-complex="bold"/>
    </style:style>
    <style:style style:name="T4636" style:parent-style-name="AncientGreekἈρχαίαἑλληνικά" style:family="text">
      <style:text-properties style:font-weight-complex="bold" fo:language="el" fo:country="GR"/>
    </style:style>
    <style:style style:name="T4637" style:parent-style-name="AncientGreekἈρχαίαἑλληνικά" style:family="text">
      <style:text-properties style:font-weight-complex="bold"/>
    </style:style>
    <style:style style:name="T4638" style:parent-style-name="AncientGreekἈρχαίαἑλληνικά" style:family="text">
      <style:text-properties style:font-weight-complex="bold" fo:language="el" fo:country="GR"/>
    </style:style>
    <style:style style:name="T4639" style:parent-style-name="AncientGreekἈρχαίαἑλληνικά" style:family="text">
      <style:text-properties style:font-weight-complex="bold"/>
    </style:style>
    <style:style style:name="T4640" style:parent-style-name="AncientGreekἈρχαίαἑλληνικά" style:family="text">
      <style:text-properties style:font-weight-complex="bold" fo:language="el" fo:country="GR"/>
    </style:style>
    <style:style style:name="T4641" style:parent-style-name="AncientGreekἈρχαίαἑλληνικά" style:family="text">
      <style:text-properties style:font-weight-complex="bold"/>
    </style:style>
    <style:style style:name="T4642" style:parent-style-name="AncientGreekἈρχαίαἑλληνικά" style:family="text">
      <style:text-properties style:font-weight-complex="bold" fo:language="el" fo:country="GR"/>
    </style:style>
    <style:style style:name="T4643" style:parent-style-name="AncientGreekἈρχαίαἑλληνικά" style:family="text">
      <style:text-properties style:font-weight-complex="bold"/>
    </style:style>
    <style:style style:name="T4644" style:parent-style-name="AncientGreekἈρχαίαἑλληνικά" style:family="text">
      <style:text-properties style:font-weight-complex="bold" fo:language="el" fo:country="GR"/>
    </style:style>
    <style:style style:name="T4645" style:parent-style-name="AncientGreekἈρχαίαἑλληνικά" style:family="text">
      <style:text-properties style:font-weight-complex="bold"/>
    </style:style>
    <style:style style:name="T4646" style:parent-style-name="AncientGreekἈρχαίαἑλληνικά" style:family="text">
      <style:text-properties style:font-weight-complex="bold" fo:language="el" fo:country="GR"/>
    </style:style>
    <style:style style:name="T4647" style:parent-style-name="AncientGreekἈρχαίαἑλληνικά" style:family="text">
      <style:text-properties style:font-weight-complex="bold"/>
    </style:style>
    <style:style style:name="T4648" style:parent-style-name="AncientGreekἈρχαίαἑλληνικά" style:family="text">
      <style:text-properties style:font-weight-complex="bold" fo:language="el" fo:country="GR"/>
    </style:style>
    <style:style style:name="T4649" style:parent-style-name="AncientGreekἈρχαίαἑλληνικά" style:family="text">
      <style:text-properties style:font-weight-complex="bold"/>
    </style:style>
    <style:style style:name="T4650" style:parent-style-name="AncientGreekἈρχαίαἑλληνικά" style:family="text">
      <style:text-properties style:font-weight-complex="bold" fo:language="el" fo:country="GR"/>
    </style:style>
    <style:style style:name="T4651" style:parent-style-name="AncientGreekἈρχαίαἑλληνικά" style:family="text">
      <style:text-properties style:font-weight-complex="bold"/>
    </style:style>
    <style:style style:name="T4652" style:parent-style-name="AncientGreekἈρχαίαἑλληνικά" style:family="text">
      <style:text-properties style:font-weight-complex="bold" fo:language="el" fo:country="GR"/>
    </style:style>
    <style:style style:name="T4653" style:parent-style-name="AncientGreekἈρχαίαἑλληνικά" style:family="text">
      <style:text-properties style:font-weight-complex="bold"/>
    </style:style>
    <style:style style:name="T4654" style:parent-style-name="AncientGreekἈρχαίαἑλληνικά" style:family="text">
      <style:text-properties style:font-weight-complex="bold" fo:language="el" fo:country="GR"/>
    </style:style>
    <style:style style:name="T4655" style:parent-style-name="AncientGreekἈρχαίαἑλληνικά" style:family="text">
      <style:text-properties style:font-weight-complex="bold"/>
    </style:style>
    <style:style style:name="T4656" style:parent-style-name="AncientGreekἈρχαίαἑλληνικά" style:family="text">
      <style:text-properties style:font-weight-complex="bold" fo:language="el" fo:country="GR"/>
    </style:style>
    <style:style style:name="T4657" style:parent-style-name="AncientGreekἈρχαίαἑλληνικά" style:family="text">
      <style:text-properties style:font-weight-complex="bold"/>
    </style:style>
    <style:style style:name="T4658" style:parent-style-name="AncientGreekἈρχαίαἑλληνικά" style:family="text">
      <style:text-properties style:font-weight-complex="bold" fo:language="el" fo:country="GR"/>
    </style:style>
    <style:style style:name="T4659" style:parent-style-name="AncientGreekἈρχαίαἑλληνικά" style:family="text">
      <style:text-properties style:font-weight-complex="bold"/>
    </style:style>
    <style:style style:name="T4660" style:parent-style-name="AncientGreekἈρχαίαἑλληνικά" style:family="text">
      <style:text-properties style:font-weight-complex="bold" fo:language="el" fo:country="GR"/>
    </style:style>
    <style:style style:name="T4661" style:parent-style-name="AncientGreekἈρχαίαἑλληνικά" style:family="text">
      <style:text-properties style:font-weight-complex="bold"/>
    </style:style>
    <style:style style:name="T4662" style:parent-style-name="AncientGreekἈρχαίαἑλληνικά" style:family="text">
      <style:text-properties style:font-weight-complex="bold" fo:language="el" fo:country="GR"/>
    </style:style>
    <style:style style:name="T4663" style:parent-style-name="AncientGreekἈρχαίαἑλληνικά" style:family="text">
      <style:text-properties style:font-weight-complex="bold"/>
    </style:style>
    <style:style style:name="T4664" style:parent-style-name="AncientGreekἈρχαίαἑλληνικά" style:family="text">
      <style:text-properties style:font-weight-complex="bold" fo:language="el" fo:country="GR"/>
    </style:style>
    <style:style style:name="T4665" style:parent-style-name="AncientGreekἈρχαίαἑλληνικά" style:family="text">
      <style:text-properties style:font-weight-complex="bold"/>
    </style:style>
    <style:style style:name="T4666" style:parent-style-name="AncientGreekἈρχαίαἑλληνικά" style:family="text">
      <style:text-properties style:font-weight-complex="bold" fo:language="el" fo:country="GR"/>
    </style:style>
    <style:style style:name="T4667" style:parent-style-name="AncientGreekἈρχαίαἑλληνικά" style:family="text">
      <style:text-properties style:font-weight-complex="bold"/>
    </style:style>
    <style:style style:name="T4668" style:parent-style-name="AncientGreekἈρχαίαἑλληνικά" style:family="text">
      <style:text-properties style:font-weight-complex="bold" fo:language="el" fo:country="GR"/>
    </style:style>
    <style:style style:name="T4669" style:parent-style-name="AncientGreekἈρχαίαἑλληνικά" style:family="text">
      <style:text-properties style:font-weight-complex="bold"/>
    </style:style>
    <style:style style:name="T4670" style:parent-style-name="AncientGreekἈρχαίαἑλληνικά" style:family="text">
      <style:text-properties style:font-weight-complex="bold" fo:language="el" fo:country="GR"/>
    </style:style>
    <style:style style:name="T4671" style:parent-style-name="AncientGreekἈρχαίαἑλληνικά" style:family="text">
      <style:text-properties style:font-weight-complex="bold"/>
    </style:style>
    <style:style style:name="T4672" style:parent-style-name="AncientGreekἈρχαίαἑλληνικά" style:family="text">
      <style:text-properties style:font-weight-complex="bold" fo:language="el" fo:country="GR"/>
    </style:style>
    <style:style style:name="T4673" style:parent-style-name="AncientGreekἈρχαίαἑλληνικά" style:family="text">
      <style:text-properties style:font-weight-complex="bold"/>
    </style:style>
    <style:style style:name="T4674" style:parent-style-name="AncientGreekἈρχαίαἑλληνικά" style:family="text">
      <style:text-properties style:font-weight-complex="bold" fo:language="el" fo:country="GR"/>
    </style:style>
    <style:style style:name="T4675" style:parent-style-name="AncientGreekἈρχαίαἑλληνικά" style:family="text">
      <style:text-properties style:font-weight-complex="bold"/>
    </style:style>
    <style:style style:name="T4676" style:parent-style-name="AncientGreekἈρχαίαἑλληνικά" style:family="text">
      <style:text-properties style:font-weight-complex="bold" fo:language="el" fo:country="GR"/>
    </style:style>
    <style:style style:name="T4677" style:parent-style-name="AncientGreekἈρχαίαἑλληνικά" style:family="text">
      <style:text-properties style:font-weight-complex="bold"/>
    </style:style>
    <style:style style:name="T4678" style:parent-style-name="AncientGreekἈρχαίαἑλληνικά" style:family="text">
      <style:text-properties style:font-weight-complex="bold" fo:language="el" fo:country="GR"/>
    </style:style>
    <style:style style:name="T4679" style:parent-style-name="AncientGreekἈρχαίαἑλληνικά" style:family="text">
      <style:text-properties style:font-weight-complex="bold"/>
    </style:style>
    <style:style style:name="T4680" style:parent-style-name="AncientGreekἈρχαίαἑλληνικά" style:family="text">
      <style:text-properties style:font-weight-complex="bold" fo:language="el" fo:country="GR"/>
    </style:style>
    <style:style style:name="T4681" style:parent-style-name="AncientGreekἈρχαίαἑλληνικά" style:family="text">
      <style:text-properties style:font-weight-complex="bold"/>
    </style:style>
    <style:style style:name="T4682" style:parent-style-name="AncientGreekἈρχαίαἑλληνικά" style:family="text">
      <style:text-properties style:font-weight-complex="bold" fo:language="el" fo:country="GR"/>
    </style:style>
    <style:style style:name="T4683" style:parent-style-name="AncientGreekἈρχαίαἑλληνικά" style:family="text">
      <style:text-properties style:font-weight-complex="bold"/>
    </style:style>
    <style:style style:name="T4684" style:parent-style-name="AncientGreekἈρχαίαἑλληνικά" style:family="text">
      <style:text-properties style:font-weight-complex="bold" fo:language="el" fo:country="GR"/>
    </style:style>
    <style:style style:name="T4685" style:parent-style-name="AncientGreekἈρχαίαἑλληνικά" style:family="text">
      <style:text-properties style:font-weight-complex="bold"/>
    </style:style>
    <style:style style:name="T4686" style:parent-style-name="AncientGreekἈρχαίαἑλληνικά" style:family="text">
      <style:text-properties style:font-weight-complex="bold" fo:language="el" fo:country="GR"/>
    </style:style>
    <style:style style:name="T4687" style:parent-style-name="AncientGreekἈρχαίαἑλληνικά" style:family="text">
      <style:text-properties style:font-weight-complex="bold"/>
    </style:style>
    <style:style style:name="P4688" style:parent-style-name="Standard" style:family="paragraph">
      <style:paragraph-properties fo:widows="0" fo:orphans="0">
        <style:tab-stops>
          <style:tab-stop style:type="left" style:position="2.7395in"/>
        </style:tab-stops>
      </style:paragraph-properties>
    </style:style>
    <style:style style:name="T4689" style:parent-style-name="AncientGreekἈρχαίαἑλληνικά" style:family="text">
      <style:text-properties style:font-weight-complex="bold" fo:language="el" fo:country="GR"/>
    </style:style>
    <style:style style:name="T4690" style:parent-style-name="AncientGreekἈρχαίαἑλληνικά" style:family="text">
      <style:text-properties style:font-weight-complex="bold"/>
    </style:style>
    <style:style style:name="T4691" style:parent-style-name="AncientGreekἈρχαίαἑλληνικά" style:family="text">
      <style:text-properties style:font-weight-complex="bold" fo:language="el" fo:country="GR"/>
    </style:style>
    <style:style style:name="T4692" style:parent-style-name="AncientGreekἈρχαίαἑλληνικά" style:family="text">
      <style:text-properties style:font-weight-complex="bold"/>
    </style:style>
    <style:style style:name="T4693" style:parent-style-name="AncientGreekἈρχαίαἑλληνικά" style:family="text">
      <style:text-properties style:font-weight-complex="bold" fo:language="el" fo:country="GR"/>
    </style:style>
    <style:style style:name="T4694" style:parent-style-name="AncientGreekἈρχαίαἑλληνικά" style:family="text">
      <style:text-properties style:font-weight-complex="bold"/>
    </style:style>
    <style:style style:name="T4695" style:parent-style-name="AncientGreekἈρχαίαἑλληνικά" style:family="text">
      <style:text-properties style:font-weight-complex="bold" fo:language="el" fo:country="GR"/>
    </style:style>
    <style:style style:name="T4696" style:parent-style-name="AncientGreekἈρχαίαἑλληνικά" style:family="text">
      <style:text-properties style:font-weight-complex="bold"/>
    </style:style>
    <style:style style:name="T4697" style:parent-style-name="AncientGreekἈρχαίαἑλληνικά" style:family="text">
      <style:text-properties style:font-weight-complex="bold" fo:language="el" fo:country="GR"/>
    </style:style>
    <style:style style:name="T4698" style:parent-style-name="AncientGreekἈρχαίαἑλληνικά" style:family="text">
      <style:text-properties style:font-weight-complex="bold"/>
    </style:style>
    <style:style style:name="T4699" style:parent-style-name="AncientGreekἈρχαίαἑλληνικά" style:family="text">
      <style:text-properties style:font-weight-complex="bold" fo:language="el" fo:country="GR"/>
    </style:style>
    <style:style style:name="T4700" style:parent-style-name="AncientGreekἈρχαίαἑλληνικά" style:family="text">
      <style:text-properties style:font-weight-complex="bold"/>
    </style:style>
    <style:style style:name="T4701" style:parent-style-name="AncientGreekἈρχαίαἑλληνικά" style:family="text">
      <style:text-properties style:font-weight-complex="bold" fo:language="el" fo:country="GR"/>
    </style:style>
    <style:style style:name="T4702" style:parent-style-name="AncientGreekἈρχαίαἑλληνικά" style:family="text">
      <style:text-properties style:font-weight-complex="bold"/>
    </style:style>
    <style:style style:name="T4703" style:parent-style-name="AncientGreekἈρχαίαἑλληνικά" style:family="text">
      <style:text-properties style:font-weight-complex="bold" fo:language="el" fo:country="GR"/>
    </style:style>
    <style:style style:name="T4704" style:parent-style-name="AncientGreekἈρχαίαἑλληνικά" style:family="text">
      <style:text-properties style:font-weight-complex="bold"/>
    </style:style>
    <style:style style:name="T4705" style:parent-style-name="AncientGreekἈρχαίαἑλληνικά" style:family="text">
      <style:text-properties style:font-weight-complex="bold" fo:language="el" fo:country="GR"/>
    </style:style>
    <style:style style:name="T4706" style:parent-style-name="AncientGreekἈρχαίαἑλληνικά" style:family="text">
      <style:text-properties style:font-weight-complex="bold"/>
    </style:style>
    <style:style style:name="T4707" style:parent-style-name="AncientGreekἈρχαίαἑλληνικά" style:family="text">
      <style:text-properties style:font-weight-complex="bold" fo:language="el" fo:country="GR"/>
    </style:style>
    <style:style style:name="T4708" style:parent-style-name="AncientGreekἈρχαίαἑλληνικά" style:family="text">
      <style:text-properties style:font-weight-complex="bold"/>
    </style:style>
    <style:style style:name="T4709" style:parent-style-name="AncientGreekἈρχαίαἑλληνικά" style:family="text">
      <style:text-properties style:font-weight-complex="bold" fo:language="el" fo:country="GR"/>
    </style:style>
    <style:style style:name="T4710" style:parent-style-name="AncientGreekἈρχαίαἑλληνικά" style:family="text">
      <style:text-properties style:font-weight-complex="bold"/>
    </style:style>
    <style:style style:name="T4711" style:parent-style-name="AncientGreekἈρχαίαἑλληνικά" style:family="text">
      <style:text-properties style:font-weight-complex="bold" fo:language="el" fo:country="GR"/>
    </style:style>
    <style:style style:name="T4712" style:parent-style-name="AncientGreekἈρχαίαἑλληνικά" style:family="text">
      <style:text-properties style:font-weight-complex="bold"/>
    </style:style>
    <style:style style:name="T4713" style:parent-style-name="AncientGreekἈρχαίαἑλληνικά" style:family="text">
      <style:text-properties style:font-weight-complex="bold" fo:language="el" fo:country="GR"/>
    </style:style>
    <style:style style:name="T4714" style:parent-style-name="AncientGreekἈρχαίαἑλληνικά" style:family="text">
      <style:text-properties style:font-weight-complex="bold"/>
    </style:style>
    <style:style style:name="T4715" style:parent-style-name="AncientGreekἈρχαίαἑλληνικά" style:family="text">
      <style:text-properties style:font-weight-complex="bold" fo:language="el" fo:country="GR"/>
    </style:style>
    <style:style style:name="T4716" style:parent-style-name="AncientGreekἈρχαίαἑλληνικά" style:family="text">
      <style:text-properties style:font-weight-complex="bold"/>
    </style:style>
    <style:style style:name="T4717" style:parent-style-name="AncientGreekἈρχαίαἑλληνικά" style:family="text">
      <style:text-properties style:font-weight-complex="bold" fo:language="el" fo:country="GR"/>
    </style:style>
    <style:style style:name="T4718" style:parent-style-name="AncientGreekἈρχαίαἑλληνικά" style:family="text">
      <style:text-properties style:font-weight-complex="bold"/>
    </style:style>
    <style:style style:name="T4719" style:parent-style-name="AncientGreekἈρχαίαἑλληνικά" style:family="text">
      <style:text-properties style:font-weight-complex="bold" fo:language="el" fo:country="GR"/>
    </style:style>
    <style:style style:name="T4720" style:parent-style-name="AncientGreekἈρχαίαἑλληνικά" style:family="text">
      <style:text-properties style:font-weight-complex="bold"/>
    </style:style>
    <style:style style:name="TableCell4721" style:family="table-cell">
      <style:table-cell-properties fo:border="0.0069in solid #000000" fo:background-color="#FFFFFF" style:writing-mode="lr-tb" fo:padding-top="0in" fo:padding-left="0.1527in" fo:padding-bottom="0in" fo:padding-right="0.15in"/>
    </style:style>
    <style:style style:name="P4722" style:parent-style-name="Standard" style:family="paragraph">
      <style:paragraph-properties fo:widows="0" fo:orphans="0" fo:text-align="center"/>
      <style:text-properties style:font-name="Times New Roman" fo:font-weight="bold" style:font-weight-asian="bold" style:font-weight-complex="bold" fo:font-size="16pt" style:font-size-asian="16pt" style:font-size-complex="16pt"/>
    </style:style>
    <style:style style:name="P4723" style:parent-style-name="Standard" style:family="paragraph">
      <style:paragraph-properties fo:widows="0" fo:orphans="0"/>
      <style:text-properties style:font-name="AncientGreek"/>
    </style:style>
    <style:style style:name="P4724" style:parent-style-name="Standard" style:family="paragraph">
      <style:paragraph-properties fo:widows="0" fo:orphans="0"/>
      <style:text-properties style:font-name="AncientGreek"/>
    </style:style>
    <style:style style:name="P4725" style:parent-style-name="Standard" style:family="paragraph">
      <style:paragraph-properties fo:widows="0" fo:orphans="0"/>
      <style:text-properties style:font-name="AncientGreek"/>
    </style:style>
    <style:style style:name="TableRow4726" style:family="table-row">
      <style:table-row-properties style:min-row-height="0.0138in" style:use-optimal-row-height="false" fo:keep-together="always"/>
    </style:style>
    <style:style style:name="TableCell4727" style:family="table-cell">
      <style:table-cell-properties fo:border="0.0069in solid #000000" fo:background-color="#FFFFFF" style:writing-mode="lr-tb" fo:padding-top="0in" fo:padding-left="0.1527in" fo:padding-bottom="0in" fo:padding-right="0.15in"/>
    </style:style>
    <style:style style:name="P4728" style:parent-style-name="Standard" style:family="paragraph">
      <style:paragraph-properties fo:keep-with-next="always" fo:widows="0" fo:orphans="0" fo:text-align="center"/>
    </style:style>
    <style:style style:name="T4729" style:parent-style-name="AncientGreekἈρχαίαἑλληνικά" style:family="text">
      <style:text-properties fo:font-weight="bold" style:font-weight-asian="bold" style:font-weight-complex="bold" fo:font-size="18pt" style:font-size-asian="18pt" style:font-size-complex="14pt"/>
    </style:style>
    <style:style style:name="T4730"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4731" style:parent-style-name="AncientGreekἈρχαίαἑλληνικά" style:family="text">
      <style:text-properties fo:font-weight="bold" style:font-weight-asian="bold" style:font-weight-complex="bold" fo:font-size="18pt" style:font-size-asian="18pt" style:font-size-complex="14pt"/>
    </style:style>
    <style:style style:name="T4732"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4733" style:parent-style-name="AncientGreekἈρχαίαἑλληνικά" style:family="text">
      <style:text-properties fo:font-weight="bold" style:font-weight-asian="bold" style:font-weight-complex="bold" fo:font-size="18pt" style:font-size-asian="18pt" style:font-size-complex="14pt"/>
    </style:style>
    <style:style style:name="T4734"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4735" style:parent-style-name="AncientGreekἈρχαίαἑλληνικά" style:family="text">
      <style:text-properties fo:font-weight="bold" style:font-weight-asian="bold" style:font-weight-complex="bold" fo:font-size="18pt" style:font-size-asian="18pt" style:font-size-complex="14pt"/>
    </style:style>
    <style:style style:name="P4736" style:parent-style-name="Standard" style:family="paragraph">
      <style:paragraph-properties fo:widows="0" fo:orphans="0"/>
    </style:style>
    <style:style style:name="T4737" style:parent-style-name="AncientGreekἈρχαίαἑλληνικά" style:family="text">
      <style:text-properties style:font-weight-complex="bold" fo:language="el" fo:country="GR"/>
    </style:style>
    <style:style style:name="T4738" style:parent-style-name="AncientGreekἈρχαίαἑλληνικά" style:family="text">
      <style:text-properties style:font-weight-complex="bold"/>
    </style:style>
    <style:style style:name="T4739" style:parent-style-name="AncientGreekἈρχαίαἑλληνικά" style:family="text">
      <style:text-properties style:font-weight-complex="bold" fo:language="el" fo:country="GR"/>
    </style:style>
    <style:style style:name="T4740" style:parent-style-name="AncientGreekἈρχαίαἑλληνικά" style:family="text">
      <style:text-properties style:font-weight-complex="bold"/>
    </style:style>
    <style:style style:name="T4741" style:parent-style-name="AncientGreekἈρχαίαἑλληνικά" style:family="text">
      <style:text-properties style:font-weight-complex="bold" fo:language="el" fo:country="GR"/>
    </style:style>
    <style:style style:name="T4742" style:parent-style-name="AncientGreekἈρχαίαἑλληνικά" style:family="text">
      <style:text-properties style:font-weight-complex="bold"/>
    </style:style>
    <style:style style:name="T4743" style:parent-style-name="AncientGreekἈρχαίαἑλληνικά" style:family="text">
      <style:text-properties style:font-weight-complex="bold" fo:language="el" fo:country="GR"/>
    </style:style>
    <style:style style:name="T4744" style:parent-style-name="AncientGreekἈρχαίαἑλληνικά" style:family="text">
      <style:text-properties style:font-weight-complex="bold"/>
    </style:style>
    <style:style style:name="T4745" style:parent-style-name="AncientGreekἈρχαίαἑλληνικά" style:family="text">
      <style:text-properties style:font-weight-complex="bold" fo:language="el" fo:country="GR"/>
    </style:style>
    <style:style style:name="T4746" style:parent-style-name="AncientGreekἈρχαίαἑλληνικά" style:family="text">
      <style:text-properties style:font-weight-complex="bold"/>
    </style:style>
    <style:style style:name="T4747" style:parent-style-name="AncientGreekἈρχαίαἑλληνικά" style:family="text">
      <style:text-properties style:font-weight-complex="bold" fo:language="el" fo:country="GR"/>
    </style:style>
    <style:style style:name="T4748" style:parent-style-name="AncientGreekἈρχαίαἑλληνικά" style:family="text">
      <style:text-properties style:font-weight-complex="bold"/>
    </style:style>
    <style:style style:name="T4749" style:parent-style-name="AncientGreekἈρχαίαἑλληνικά" style:family="text">
      <style:text-properties style:font-weight-complex="bold" fo:language="el" fo:country="GR"/>
    </style:style>
    <style:style style:name="T4750" style:parent-style-name="AncientGreekἈρχαίαἑλληνικά" style:family="text">
      <style:text-properties style:font-weight-complex="bold"/>
    </style:style>
    <style:style style:name="T4751" style:parent-style-name="AncientGreekἈρχαίαἑλληνικά" style:family="text">
      <style:text-properties style:font-weight-complex="bold" fo:language="el" fo:country="GR"/>
    </style:style>
    <style:style style:name="T4752" style:parent-style-name="AncientGreekἈρχαίαἑλληνικά" style:family="text">
      <style:text-properties style:font-weight-complex="bold"/>
    </style:style>
    <style:style style:name="T4753" style:parent-style-name="AncientGreekἈρχαίαἑλληνικά" style:family="text">
      <style:text-properties style:font-weight-complex="bold" fo:language="el" fo:country="GR"/>
    </style:style>
    <style:style style:name="T4754" style:parent-style-name="AncientGreekἈρχαίαἑλληνικά" style:family="text">
      <style:text-properties style:font-weight-complex="bold"/>
    </style:style>
    <style:style style:name="T4755" style:parent-style-name="AncientGreekἈρχαίαἑλληνικά" style:family="text">
      <style:text-properties style:font-weight-complex="bold" fo:language="el" fo:country="GR"/>
    </style:style>
    <style:style style:name="P4756" style:parent-style-name="Standard" style:family="paragraph">
      <style:paragraph-properties fo:widows="0" fo:orphans="0"/>
    </style:style>
    <style:style style:name="T4757" style:parent-style-name="AncientGreekἈρχαίαἑλληνικά" style:family="text">
      <style:text-properties style:font-weight-complex="bold" fo:language="el" fo:country="GR"/>
    </style:style>
    <style:style style:name="TableCell4758" style:family="table-cell">
      <style:table-cell-properties fo:border="0.0069in solid #000000" fo:background-color="#FFFFFF" style:writing-mode="lr-tb" fo:padding-top="0in" fo:padding-left="0.1527in" fo:padding-bottom="0in" fo:padding-right="0.15in"/>
    </style:style>
    <style:style style:name="P4759" style:parent-style-name="Standard" style:family="paragraph">
      <style:paragraph-properties fo:widows="0" fo:orphans="0" fo:text-align="center"/>
      <style:text-properties style:font-name="Times New Roman" fo:font-weight="bold" style:font-weight-asian="bold" style:font-weight-complex="bold" fo:color="#202122" fo:font-size="16pt" style:font-size-asian="16pt" style:font-size-complex="16pt"/>
    </style:style>
    <style:style style:name="P4760" style:parent-style-name="Textbody" style:family="paragraph">
      <style:text-properties style:font-name="Times New Roman" fo:color="#202122" fo:font-size="11pt" style:font-size-asian="11pt" style:font-size-complex="11pt"/>
    </style:style>
    <style:style style:name="T4761" style:parent-style-name="DefaultParagraphFont" style:family="text">
      <style:text-properties style:font-name="Times New Roman" fo:color="#202122" fo:font-size="11pt" style:font-size-asian="11pt" style:font-size-complex="11pt"/>
    </style:style>
    <style:style style:name="T4762" style:parent-style-name="DefaultParagraphFont" style:family="text">
      <style:text-properties style:font-name="Times New Roman" fo:color="#202122" fo:font-size="10.5pt" style:font-size-asian="10.5pt"/>
    </style:style>
    <style:style style:name="T4763" style:parent-style-name="DefaultParagraphFont" style:family="text">
      <style:text-properties style:font-name="Times New Roman" fo:color="#202122" fo:font-size="10.5pt" style:font-size-asian="10.5pt"/>
    </style:style>
    <style:style style:name="T4764" style:parent-style-name="AncientGreekἈρχαίαἑλληνικά" style:family="text">
      <style:text-properties style:font-weight-complex="bold" fo:language="el" fo:country="GR"/>
    </style:style>
    <style:style style:name="T4765" style:parent-style-name="AncientGreekἈρχαίαἑλληνικά" style:family="text">
      <style:text-properties style:font-weight-complex="bold"/>
    </style:style>
    <style:style style:name="P4766" style:parent-style-name="Standard" style:family="paragraph">
      <style:paragraph-properties fo:widows="0" fo:orphans="0"/>
      <style:text-properties style:font-name="AncientGreek" fo:language="el" fo:country="GR"/>
    </style:style>
    <style:style style:name="TableRow4767" style:family="table-row">
      <style:table-row-properties style:min-row-height="0.0138in" style:use-optimal-row-height="false" fo:keep-together="always"/>
    </style:style>
    <style:style style:name="TableCell4768" style:family="table-cell">
      <style:table-cell-properties fo:border="0.0069in solid #000000" fo:background-color="#FFFFFF" style:writing-mode="lr-tb" fo:padding-top="0in" fo:padding-left="0.1527in" fo:padding-bottom="0in" fo:padding-right="0.15in"/>
    </style:style>
    <style:style style:name="P4769" style:parent-style-name="Standard" style:family="paragraph">
      <style:paragraph-properties fo:keep-with-next="always" fo:widows="0" fo:orphans="0" fo:text-align="center">
        <style:tab-stops>
          <style:tab-stop style:type="left" style:position="2.5416in"/>
        </style:tab-stops>
      </style:paragraph-properties>
    </style:style>
    <style:style style:name="T4770" style:parent-style-name="AncientGreekἈρχαίαἑλληνικά" style:family="text">
      <style:text-properties fo:font-weight="bold" style:font-weight-asian="bold" style:font-weight-complex="bold" fo:font-size="18pt" style:font-size-asian="18pt" style:font-size-complex="14pt"/>
    </style:style>
    <style:style style:name="T4771"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4772" style:parent-style-name="AncientGreekἈρχαίαἑλληνικά" style:family="text">
      <style:text-properties fo:font-weight="bold" style:font-weight-asian="bold" style:font-weight-complex="bold" fo:font-size="18pt" style:font-size-asian="18pt" style:font-size-complex="14pt"/>
    </style:style>
    <style:style style:name="T4773"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4774" style:parent-style-name="AncientGreekἈρχαίαἑλληνικά" style:family="text">
      <style:text-properties fo:font-weight="bold" style:font-weight-asian="bold" style:font-weight-complex="bold" fo:font-size="18pt" style:font-size-asian="18pt" style:font-size-complex="14pt"/>
    </style:style>
    <style:style style:name="P4775" style:parent-style-name="Standard" style:family="paragraph">
      <style:paragraph-properties fo:widows="0" fo:orphans="0">
        <style:tab-stops>
          <style:tab-stop style:type="left" style:position="2.5416in"/>
        </style:tab-stops>
      </style:paragraph-properties>
    </style:style>
    <style:style style:name="T4776" style:parent-style-name="AncientGreekἈρχαίαἑλληνικά" style:family="text">
      <style:text-properties style:font-weight-complex="bold" fo:language="el" fo:country="GR"/>
    </style:style>
    <style:style style:name="T4777" style:parent-style-name="AncientGreekἈρχαίαἑλληνικά" style:family="text">
      <style:text-properties style:font-weight-complex="bold"/>
    </style:style>
    <style:style style:name="T4778" style:parent-style-name="AncientGreekἈρχαίαἑλληνικά" style:family="text">
      <style:text-properties style:font-weight-complex="bold" fo:language="el" fo:country="GR"/>
    </style:style>
    <style:style style:name="T4779" style:parent-style-name="AncientGreekἈρχαίαἑλληνικά" style:family="text">
      <style:text-properties style:font-weight-complex="bold"/>
    </style:style>
    <style:style style:name="T4780" style:parent-style-name="AncientGreekἈρχαίαἑλληνικά" style:family="text">
      <style:text-properties style:font-weight-complex="bold" fo:language="el" fo:country="GR"/>
    </style:style>
    <style:style style:name="T4781" style:parent-style-name="AncientGreekἈρχαίαἑλληνικά" style:family="text">
      <style:text-properties style:font-weight-complex="bold"/>
    </style:style>
    <style:style style:name="T4782" style:parent-style-name="AncientGreekἈρχαίαἑλληνικά" style:family="text">
      <style:text-properties style:font-weight-complex="bold" fo:language="el" fo:country="GR"/>
    </style:style>
    <style:style style:name="T4783" style:parent-style-name="AncientGreekἈρχαίαἑλληνικά" style:family="text">
      <style:text-properties style:font-weight-complex="bold"/>
    </style:style>
    <style:style style:name="T4784" style:parent-style-name="AncientGreekἈρχαίαἑλληνικά" style:family="text">
      <style:text-properties style:font-weight-complex="bold" fo:language="el" fo:country="GR"/>
    </style:style>
    <style:style style:name="T4785" style:parent-style-name="AncientGreekἈρχαίαἑλληνικά" style:family="text">
      <style:text-properties style:font-weight-complex="bold"/>
    </style:style>
    <style:style style:name="T4786" style:parent-style-name="AncientGreekἈρχαίαἑλληνικά" style:family="text">
      <style:text-properties style:font-weight-complex="bold" fo:language="el" fo:country="GR"/>
    </style:style>
    <style:style style:name="T4787" style:parent-style-name="AncientGreekἈρχαίαἑλληνικά" style:family="text">
      <style:text-properties style:font-weight-complex="bold"/>
    </style:style>
    <style:style style:name="T4788" style:parent-style-name="AncientGreekἈρχαίαἑλληνικά" style:family="text">
      <style:text-properties style:font-weight-complex="bold" fo:language="el" fo:country="GR"/>
    </style:style>
    <style:style style:name="T4789" style:parent-style-name="AncientGreekἈρχαίαἑλληνικά" style:family="text">
      <style:text-properties style:font-weight-complex="bold"/>
    </style:style>
    <style:style style:name="T4790" style:parent-style-name="AncientGreekἈρχαίαἑλληνικά" style:family="text">
      <style:text-properties style:font-weight-complex="bold" fo:language="el" fo:country="GR"/>
    </style:style>
    <style:style style:name="T4791" style:parent-style-name="AncientGreekἈρχαίαἑλληνικά" style:family="text">
      <style:text-properties style:font-weight-complex="bold"/>
    </style:style>
    <style:style style:name="T4792" style:parent-style-name="AncientGreekἈρχαίαἑλληνικά" style:family="text">
      <style:text-properties style:font-weight-complex="bold" fo:language="el" fo:country="GR"/>
    </style:style>
    <style:style style:name="T4793" style:parent-style-name="AncientGreekἈρχαίαἑλληνικά" style:family="text">
      <style:text-properties style:font-weight-complex="bold"/>
    </style:style>
    <style:style style:name="T4794" style:parent-style-name="AncientGreekἈρχαίαἑλληνικά" style:family="text">
      <style:text-properties style:font-weight-complex="bold" fo:language="el" fo:country="GR"/>
    </style:style>
    <style:style style:name="T4795" style:parent-style-name="AncientGreekἈρχαίαἑλληνικά" style:family="text">
      <style:text-properties style:font-weight-complex="bold"/>
    </style:style>
    <style:style style:name="T4796" style:parent-style-name="AncientGreekἈρχαίαἑλληνικά" style:family="text">
      <style:text-properties style:font-weight-complex="bold" fo:language="el" fo:country="GR"/>
    </style:style>
    <style:style style:name="T4797" style:parent-style-name="AncientGreekἈρχαίαἑλληνικά" style:family="text">
      <style:text-properties style:font-weight-complex="bold"/>
    </style:style>
    <style:style style:name="T4798" style:parent-style-name="AncientGreekἈρχαίαἑλληνικά" style:family="text">
      <style:text-properties style:font-weight-complex="bold" fo:language="el" fo:country="GR"/>
    </style:style>
    <style:style style:name="T4799" style:parent-style-name="AncientGreekἈρχαίαἑλληνικά" style:family="text">
      <style:text-properties style:font-weight-complex="bold"/>
    </style:style>
    <style:style style:name="T4800" style:parent-style-name="AncientGreekἈρχαίαἑλληνικά" style:family="text">
      <style:text-properties style:font-weight-complex="bold" fo:language="el" fo:country="GR"/>
    </style:style>
    <style:style style:name="T4801" style:parent-style-name="AncientGreekἈρχαίαἑλληνικά" style:family="text">
      <style:text-properties style:font-weight-complex="bold"/>
    </style:style>
    <style:style style:name="T4802" style:parent-style-name="AncientGreekἈρχαίαἑλληνικά" style:family="text">
      <style:text-properties style:font-weight-complex="bold" fo:language="el" fo:country="GR"/>
    </style:style>
    <style:style style:name="T4803" style:parent-style-name="AncientGreekἈρχαίαἑλληνικά" style:family="text">
      <style:text-properties style:font-weight-complex="bold"/>
    </style:style>
    <style:style style:name="T4804" style:parent-style-name="AncientGreekἈρχαίαἑλληνικά" style:family="text">
      <style:text-properties style:font-weight-complex="bold" fo:language="el" fo:country="GR"/>
    </style:style>
    <style:style style:name="T4805" style:parent-style-name="AncientGreekἈρχαίαἑλληνικά" style:family="text">
      <style:text-properties style:font-weight-complex="bold"/>
    </style:style>
    <style:style style:name="T4806" style:parent-style-name="AncientGreekἈρχαίαἑλληνικά" style:family="text">
      <style:text-properties style:font-weight-complex="bold" fo:language="el" fo:country="GR"/>
    </style:style>
    <style:style style:name="T4807" style:parent-style-name="AncientGreekἈρχαίαἑλληνικά" style:family="text">
      <style:text-properties style:font-weight-complex="bold"/>
    </style:style>
    <style:style style:name="T4808" style:parent-style-name="AncientGreekἈρχαίαἑλληνικά" style:family="text">
      <style:text-properties style:font-weight-complex="bold" fo:language="el" fo:country="GR"/>
    </style:style>
    <style:style style:name="T4809" style:parent-style-name="AncientGreekἈρχαίαἑλληνικά" style:family="text">
      <style:text-properties style:font-weight-complex="bold"/>
    </style:style>
    <style:style style:name="T4810" style:parent-style-name="AncientGreekἈρχαίαἑλληνικά" style:family="text">
      <style:text-properties style:font-weight-complex="bold" fo:language="el" fo:country="GR"/>
    </style:style>
    <style:style style:name="T4811" style:parent-style-name="AncientGreekἈρχαίαἑλληνικά" style:family="text">
      <style:text-properties style:font-weight-complex="bold"/>
    </style:style>
    <style:style style:name="T4812" style:parent-style-name="AncientGreekἈρχαίαἑλληνικά" style:family="text">
      <style:text-properties style:font-weight-complex="bold" fo:language="el" fo:country="GR"/>
    </style:style>
    <style:style style:name="T4813" style:parent-style-name="AncientGreekἈρχαίαἑλληνικά" style:family="text">
      <style:text-properties style:font-weight-complex="bold"/>
    </style:style>
    <style:style style:name="T4814" style:parent-style-name="AncientGreekἈρχαίαἑλληνικά" style:family="text">
      <style:text-properties style:font-weight-complex="bold" fo:language="el" fo:country="GR"/>
    </style:style>
    <style:style style:name="T4815" style:parent-style-name="AncientGreekἈρχαίαἑλληνικά" style:family="text">
      <style:text-properties style:font-weight-complex="bold"/>
    </style:style>
    <style:style style:name="P4816" style:parent-style-name="Standard" style:family="paragraph">
      <style:paragraph-properties fo:widows="0" fo:orphans="0">
        <style:tab-stops>
          <style:tab-stop style:type="left" style:position="2.5416in"/>
        </style:tab-stops>
      </style:paragraph-properties>
    </style:style>
    <style:style style:name="T4817" style:parent-style-name="AncientGreekἈρχαίαἑλληνικά" style:family="text">
      <style:text-properties style:font-weight-complex="bold" fo:language="el" fo:country="GR"/>
    </style:style>
    <style:style style:name="T4818" style:parent-style-name="AncientGreekἈρχαίαἑλληνικά" style:family="text">
      <style:text-properties style:font-weight-complex="bold"/>
    </style:style>
    <style:style style:name="T4819" style:parent-style-name="AncientGreekἈρχαίαἑλληνικά" style:family="text">
      <style:text-properties style:font-weight-complex="bold" fo:language="el" fo:country="GR"/>
    </style:style>
    <style:style style:name="T4820" style:parent-style-name="AncientGreekἈρχαίαἑλληνικά" style:family="text">
      <style:text-properties style:font-weight-complex="bold"/>
    </style:style>
    <style:style style:name="T4821" style:parent-style-name="AncientGreekἈρχαίαἑλληνικά" style:family="text">
      <style:text-properties style:font-weight-complex="bold" fo:language="el" fo:country="GR"/>
    </style:style>
    <style:style style:name="T4822" style:parent-style-name="AncientGreekἈρχαίαἑλληνικά" style:family="text">
      <style:text-properties style:font-weight-complex="bold"/>
    </style:style>
    <style:style style:name="T4823" style:parent-style-name="AncientGreekἈρχαίαἑλληνικά" style:family="text">
      <style:text-properties style:font-weight-complex="bold" fo:language="el" fo:country="GR"/>
    </style:style>
    <style:style style:name="T4824" style:parent-style-name="AncientGreekἈρχαίαἑλληνικά" style:family="text">
      <style:text-properties style:font-weight-complex="bold"/>
    </style:style>
    <style:style style:name="T4825" style:parent-style-name="AncientGreekἈρχαίαἑλληνικά" style:family="text">
      <style:text-properties style:font-weight-complex="bold" fo:language="el" fo:country="GR"/>
    </style:style>
    <style:style style:name="T4826" style:parent-style-name="AncientGreekἈρχαίαἑλληνικά" style:family="text">
      <style:text-properties style:font-weight-complex="bold"/>
    </style:style>
    <style:style style:name="T4827" style:parent-style-name="AncientGreekἈρχαίαἑλληνικά" style:family="text">
      <style:text-properties style:font-weight-complex="bold" fo:language="el" fo:country="GR"/>
    </style:style>
    <style:style style:name="T4828" style:parent-style-name="AncientGreekἈρχαίαἑλληνικά" style:family="text">
      <style:text-properties style:font-weight-complex="bold"/>
    </style:style>
    <style:style style:name="T4829" style:parent-style-name="AncientGreekἈρχαίαἑλληνικά" style:family="text">
      <style:text-properties style:font-weight-complex="bold" fo:language="el" fo:country="GR"/>
    </style:style>
    <style:style style:name="T4830" style:parent-style-name="AncientGreekἈρχαίαἑλληνικά" style:family="text">
      <style:text-properties style:font-weight-complex="bold"/>
    </style:style>
    <style:style style:name="T4831" style:parent-style-name="AncientGreekἈρχαίαἑλληνικά" style:family="text">
      <style:text-properties style:font-weight-complex="bold" fo:language="el" fo:country="GR"/>
    </style:style>
    <style:style style:name="T4832" style:parent-style-name="AncientGreekἈρχαίαἑλληνικά" style:family="text">
      <style:text-properties style:font-weight-complex="bold"/>
    </style:style>
    <style:style style:name="T4833" style:parent-style-name="AncientGreekἈρχαίαἑλληνικά" style:family="text">
      <style:text-properties style:font-weight-complex="bold" fo:language="el" fo:country="GR"/>
    </style:style>
    <style:style style:name="T4834" style:parent-style-name="AncientGreekἈρχαίαἑλληνικά" style:family="text">
      <style:text-properties style:font-weight-complex="bold"/>
    </style:style>
    <style:style style:name="T4835" style:parent-style-name="AncientGreekἈρχαίαἑλληνικά" style:family="text">
      <style:text-properties style:font-weight-complex="bold" fo:language="el" fo:country="GR"/>
    </style:style>
    <style:style style:name="T4836" style:parent-style-name="AncientGreekἈρχαίαἑλληνικά" style:family="text">
      <style:text-properties style:font-weight-complex="bold"/>
    </style:style>
    <style:style style:name="T4837" style:parent-style-name="AncientGreekἈρχαίαἑλληνικά" style:family="text">
      <style:text-properties style:font-weight-complex="bold" fo:language="el" fo:country="GR"/>
    </style:style>
    <style:style style:name="T4838" style:parent-style-name="AncientGreekἈρχαίαἑλληνικά" style:family="text">
      <style:text-properties style:font-weight-complex="bold"/>
    </style:style>
    <style:style style:name="T4839" style:parent-style-name="AncientGreekἈρχαίαἑλληνικά" style:family="text">
      <style:text-properties style:font-weight-complex="bold" fo:language="el" fo:country="GR"/>
    </style:style>
    <style:style style:name="T4840" style:parent-style-name="AncientGreekἈρχαίαἑλληνικά" style:family="text">
      <style:text-properties style:font-weight-complex="bold"/>
    </style:style>
    <style:style style:name="T4841" style:parent-style-name="AncientGreekἈρχαίαἑλληνικά" style:family="text">
      <style:text-properties style:font-weight-complex="bold" fo:language="el" fo:country="GR"/>
    </style:style>
    <style:style style:name="T4842" style:parent-style-name="AncientGreekἈρχαίαἑλληνικά" style:family="text">
      <style:text-properties style:font-weight-complex="bold"/>
    </style:style>
    <style:style style:name="T4843" style:parent-style-name="AncientGreekἈρχαίαἑλληνικά" style:family="text">
      <style:text-properties style:font-weight-complex="bold" fo:language="el" fo:country="GR"/>
    </style:style>
    <style:style style:name="T4844" style:parent-style-name="AncientGreekἈρχαίαἑλληνικά" style:family="text">
      <style:text-properties style:font-weight-complex="bold"/>
    </style:style>
    <style:style style:name="T4845" style:parent-style-name="AncientGreekἈρχαίαἑλληνικά" style:family="text">
      <style:text-properties style:font-weight-complex="bold" fo:language="el" fo:country="GR"/>
    </style:style>
    <style:style style:name="T4846" style:parent-style-name="AncientGreekἈρχαίαἑλληνικά" style:family="text">
      <style:text-properties style:font-weight-complex="bold"/>
    </style:style>
    <style:style style:name="T4847" style:parent-style-name="AncientGreekἈρχαίαἑλληνικά" style:family="text">
      <style:text-properties style:font-weight-complex="bold" fo:language="el" fo:country="GR"/>
    </style:style>
    <style:style style:name="T4848" style:parent-style-name="AncientGreekἈρχαίαἑλληνικά" style:family="text">
      <style:text-properties style:font-weight-complex="bold"/>
    </style:style>
    <style:style style:name="T4849" style:parent-style-name="AncientGreekἈρχαίαἑλληνικά" style:family="text">
      <style:text-properties style:font-weight-complex="bold" fo:language="el" fo:country="GR"/>
    </style:style>
    <style:style style:name="T4850" style:parent-style-name="AncientGreekἈρχαίαἑλληνικά" style:family="text">
      <style:text-properties style:font-weight-complex="bold"/>
    </style:style>
    <style:style style:name="T4851" style:parent-style-name="AncientGreekἈρχαίαἑλληνικά" style:family="text">
      <style:text-properties style:font-weight-complex="bold" fo:language="el" fo:country="GR"/>
    </style:style>
    <style:style style:name="T4852" style:parent-style-name="AncientGreekἈρχαίαἑλληνικά" style:family="text">
      <style:text-properties style:font-weight-complex="bold"/>
    </style:style>
    <style:style style:name="T4853" style:parent-style-name="AncientGreekἈρχαίαἑλληνικά" style:family="text">
      <style:text-properties style:font-weight-complex="bold" fo:language="el" fo:country="GR"/>
    </style:style>
    <style:style style:name="T4854" style:parent-style-name="AncientGreekἈρχαίαἑλληνικά" style:family="text">
      <style:text-properties style:font-weight-complex="bold"/>
    </style:style>
    <style:style style:name="T4855" style:parent-style-name="AncientGreekἈρχαίαἑλληνικά" style:family="text">
      <style:text-properties style:font-weight-complex="bold" fo:language="el" fo:country="GR"/>
    </style:style>
    <style:style style:name="T4856" style:parent-style-name="AncientGreekἈρχαίαἑλληνικά" style:family="text">
      <style:text-properties style:font-weight-complex="bold"/>
    </style:style>
    <style:style style:name="TableCell4857" style:family="table-cell">
      <style:table-cell-properties fo:border="0.0069in solid #000000" fo:background-color="#FFFFFF" style:writing-mode="lr-tb" fo:padding-top="0in" fo:padding-left="0.1527in" fo:padding-bottom="0in" fo:padding-right="0.15in"/>
    </style:style>
    <style:style style:name="P4858" style:parent-style-name="Standard" style:family="paragraph">
      <style:paragraph-properties fo:widows="0" fo:orphans="0" fo:text-align="center"/>
      <style:text-properties style:font-name="Times New Roman" fo:font-weight="bold" style:font-weight-asian="bold" style:font-weight-complex="bold" fo:color="#202122" fo:font-size="16pt" style:font-size-asian="16pt" style:font-size-complex="16pt"/>
    </style:style>
    <style:style style:name="P4859" style:parent-style-name="Textbody" style:family="paragraph">
      <style:text-properties style:font-name="Times New Roman" fo:color="#202122" fo:font-size="10.5pt" style:font-size-asian="10.5pt"/>
    </style:style>
    <style:style style:name="P4860" style:parent-style-name="Textbody" style:family="paragraph">
      <style:text-properties style:font-name="Times New Roman" fo:color="#202122" fo:font-size="10.5pt" style:font-size-asian="10.5pt"/>
    </style:style>
    <style:style style:name="P4861" style:parent-style-name="Standard" style:family="paragraph">
      <style:paragraph-properties fo:widows="0" fo:orphans="0"/>
    </style:style>
    <style:style style:name="T4862" style:parent-style-name="AncientGreekἈρχαίαἑλληνικά" style:family="text">
      <style:text-properties style:font-weight-complex="bold" fo:language="el" fo:country="GR"/>
    </style:style>
    <style:style style:name="T4863" style:parent-style-name="AncientGreekἈρχαίαἑλληνικά" style:family="text">
      <style:text-properties style:font-weight-complex="bold"/>
    </style:style>
    <style:style style:name="T4864" style:parent-style-name="AncientGreekἈρχαίαἑλληνικά" style:family="text">
      <style:text-properties style:font-weight-complex="bold"/>
    </style:style>
    <style:style style:name="T4865" style:parent-style-name="DefaultParagraphFont" style:family="text">
      <style:text-properties style:font-name="AncientGreek" fo:language="el" fo:country="GR"/>
    </style:style>
    <style:style style:name="T4866" style:parent-style-name="DefaultParagraphFont" style:family="text">
      <style:text-properties style:font-name="AncientGreek"/>
    </style:style>
    <style:style style:name="T4867" style:parent-style-name="DefaultParagraphFont" style:family="text">
      <style:text-properties style:font-name="AncientGreek" fo:language="el" fo:country="GR"/>
    </style:style>
    <style:style style:name="T4868" style:parent-style-name="DefaultParagraphFont" style:family="text">
      <style:text-properties style:font-name="AncientGreek"/>
    </style:style>
    <style:style style:name="T4869" style:parent-style-name="DefaultParagraphFont" style:family="text">
      <style:text-properties style:font-name="AncientGreek" fo:language="el" fo:country="GR"/>
    </style:style>
    <style:style style:name="T4870" style:parent-style-name="DefaultParagraphFont" style:family="text">
      <style:text-properties style:font-name="AncientGreek"/>
    </style:style>
    <style:style style:name="T4871" style:parent-style-name="DefaultParagraphFont" style:family="text">
      <style:text-properties style:font-name="AncientGreek" fo:language="el" fo:country="GR"/>
    </style:style>
    <style:style style:name="T4872" style:parent-style-name="DefaultParagraphFont" style:family="text">
      <style:text-properties style:font-name="AncientGreek"/>
    </style:style>
    <style:style style:name="T4873" style:parent-style-name="DefaultParagraphFont" style:family="text">
      <style:text-properties style:font-name="AncientGreek"/>
    </style:style>
    <style:style style:name="TableRow4874" style:family="table-row">
      <style:table-row-properties style:min-row-height="0.0138in" style:use-optimal-row-height="false" fo:keep-together="always"/>
    </style:style>
    <style:style style:name="TableCell4875" style:family="table-cell">
      <style:table-cell-properties fo:border="0.0069in solid #000000" fo:background-color="#FFFFFF" style:writing-mode="lr-tb" fo:padding-top="0in" fo:padding-left="0.1527in" fo:padding-bottom="0in" fo:padding-right="0.15in"/>
    </style:style>
    <style:style style:name="P4876" style:parent-style-name="Standard" style:family="paragraph">
      <style:paragraph-properties fo:keep-with-next="always" fo:widows="0" fo:orphans="0" fo:text-align="center"/>
    </style:style>
    <style:style style:name="T4877" style:parent-style-name="AncientGreekἈρχαίαἑλληνικά" style:family="text">
      <style:text-properties fo:font-weight="bold" style:font-weight-asian="bold" style:font-weight-complex="bold" fo:font-size="18pt" style:font-size-asian="18pt" style:font-size-complex="14pt"/>
    </style:style>
    <style:style style:name="T4878"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4879" style:parent-style-name="AncientGreekἈρχαίαἑλληνικά" style:family="text">
      <style:text-properties fo:font-weight="bold" style:font-weight-asian="bold" style:font-weight-complex="bold" fo:font-size="18pt" style:font-size-asian="18pt" style:font-size-complex="14pt"/>
    </style:style>
    <style:style style:name="T4880"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4881" style:parent-style-name="AncientGreekἈρχαίαἑλληνικά" style:family="text">
      <style:text-properties fo:font-weight="bold" style:font-weight-asian="bold" style:font-weight-complex="bold" fo:font-size="18pt" style:font-size-asian="18pt" style:font-size-complex="14pt"/>
    </style:style>
    <style:style style:name="T4882"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4883" style:parent-style-name="AncientGreekἈρχαίαἑλληνικά" style:family="text">
      <style:text-properties fo:font-weight="bold" style:font-weight-asian="bold" style:font-weight-complex="bold" fo:font-size="18pt" style:font-size-asian="18pt" style:font-size-complex="14pt"/>
    </style:style>
    <style:style style:name="T4884"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4885" style:parent-style-name="AncientGreekἈρχαίαἑλληνικά" style:family="text">
      <style:text-properties fo:font-weight="bold" style:font-weight-asian="bold" style:font-weight-complex="bold" fo:font-size="18pt" style:font-size-asian="18pt" style:font-size-complex="14pt"/>
    </style:style>
    <style:style style:name="T4886"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4887" style:parent-style-name="AncientGreekἈρχαίαἑλληνικά" style:family="text">
      <style:text-properties fo:font-weight="bold" style:font-weight-asian="bold" style:font-weight-complex="bold" fo:font-size="18pt" style:font-size-asian="18pt" style:font-size-complex="14pt"/>
    </style:style>
    <style:style style:name="T4888"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4889" style:parent-style-name="AncientGreekἈρχαίαἑλληνικά" style:family="text">
      <style:text-properties fo:font-weight="bold" style:font-weight-asian="bold" style:font-weight-complex="bold" fo:font-size="18pt" style:font-size-asian="18pt" style:font-size-complex="14pt"/>
    </style:style>
    <style:style style:name="T4890"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4891" style:parent-style-name="AncientGreekἈρχαίαἑλληνικά" style:family="text">
      <style:text-properties fo:font-weight="bold" style:font-weight-asian="bold" style:font-weight-complex="bold" fo:font-size="18pt" style:font-size-asian="18pt" style:font-size-complex="14pt"/>
    </style:style>
    <style:style style:name="P4892" style:parent-style-name="Standard" style:family="paragraph">
      <style:paragraph-properties fo:widows="0" fo:orphans="0"/>
    </style:style>
    <style:style style:name="T4893" style:parent-style-name="AncientGreekἈρχαίαἑλληνικά" style:family="text">
      <style:text-properties style:font-weight-complex="bold" fo:language="el" fo:country="GR"/>
    </style:style>
    <style:style style:name="P4894" style:parent-style-name="Standard" style:family="paragraph">
      <style:paragraph-properties fo:widows="0" fo:orphans="0"/>
    </style:style>
    <style:style style:name="T4895" style:parent-style-name="AncientGreekἈρχαίαἑλληνικά" style:family="text">
      <style:text-properties style:font-weight-complex="bold" fo:language="el" fo:country="GR"/>
    </style:style>
    <style:style style:name="P4896" style:parent-style-name="Standard" style:family="paragraph">
      <style:paragraph-properties fo:widows="0" fo:orphans="0"/>
    </style:style>
    <style:style style:name="T4897" style:parent-style-name="AncientGreekἈρχαίαἑλληνικά" style:family="text">
      <style:text-properties style:font-weight-complex="bold" fo:language="el" fo:country="GR"/>
    </style:style>
    <style:style style:name="TableCell4898" style:family="table-cell">
      <style:table-cell-properties fo:border="0.0069in solid #000000" fo:background-color="#FFFFFF" style:writing-mode="lr-tb" fo:padding-top="0in" fo:padding-left="0.1527in" fo:padding-bottom="0in" fo:padding-right="0.15in"/>
    </style:style>
    <style:style style:name="P4899" style:parent-style-name="Standard" style:family="paragraph">
      <style:paragraph-properties fo:widows="0" fo:orphans="0" fo:text-align="center"/>
      <style:text-properties style:font-name="Times New Roman" fo:font-weight="bold" style:font-weight-asian="bold" style:font-weight-complex="bold" fo:color="#202122" fo:font-size="14pt" style:font-size-asian="14pt" style:font-size-complex="14pt"/>
    </style:style>
    <style:style style:name="P4900" style:parent-style-name="Textbody" style:family="paragraph">
      <style:text-properties style:font-name="Times New Roman" fo:color="#202122" fo:font-size="11pt" style:font-size-asian="11pt" style:font-size-complex="11pt"/>
    </style:style>
    <style:style style:name="P4901" style:parent-style-name="Textbody" style:family="paragraph">
      <style:text-properties style:font-name="Times New Roman" fo:color="#202122" fo:font-size="11pt" style:font-size-asian="11pt" style:font-size-complex="11pt"/>
    </style:style>
    <style:style style:name="P4902" style:parent-style-name="Textbody" style:family="paragraph">
      <style:text-properties style:font-name="Times New Roman" fo:color="#202122" fo:font-size="11pt" style:font-size-asian="11pt" style:font-size-complex="11pt"/>
    </style:style>
    <style:style style:name="P4903" style:parent-style-name="Standard" style:family="paragraph">
      <style:paragraph-properties fo:widows="0" fo:orphans="0"/>
    </style:style>
    <style:style style:name="T4904" style:parent-style-name="AncientGreekἈρχαίαἑλληνικά" style:family="text">
      <style:text-properties style:font-name="Times New Roman" style:font-weight-complex="bold" fo:font-size="11pt" style:font-size-asian="11pt" style:font-size-complex="11pt" fo:language="el" fo:country="GR"/>
    </style:style>
    <style:style style:name="T4905" style:parent-style-name="AncientGreekἈρχαίαἑλληνικά" style:family="text">
      <style:text-properties style:font-name="Times New Roman" style:font-weight-complex="bold" fo:font-size="11pt" style:font-size-asian="11pt" style:font-size-complex="11pt"/>
    </style:style>
    <style:style style:name="T4906" style:parent-style-name="AncientGreekἈρχαίαἑλληνικά" style:family="text">
      <style:text-properties style:font-name="Times New Roman" style:font-weight-complex="bold" fo:font-size="11pt" style:font-size-asian="11pt" style:font-size-complex="11pt"/>
    </style:style>
    <style:style style:name="T4907" style:parent-style-name="AncientGreekἈρχαίαἑλληνικά" style:family="text">
      <style:text-properties style:font-name="Times New Roman" style:font-weight-complex="bold" fo:color="#000000" fo:font-size="11pt" style:font-size-asian="11pt" style:font-size-complex="11pt"/>
    </style:style>
    <style:style style:name="P4908" style:parent-style-name="Standard" style:family="paragraph">
      <style:paragraph-properties fo:widows="0" fo:orphans="0"/>
      <style:text-properties style:font-name="AncientGreek"/>
    </style:style>
    <style:style style:name="TableRow4909" style:family="table-row">
      <style:table-row-properties style:min-row-height="0.0138in" style:use-optimal-row-height="false" fo:keep-together="always"/>
    </style:style>
    <style:style style:name="TableCell4910" style:family="table-cell">
      <style:table-cell-properties fo:border="0.0069in solid #000000" fo:background-color="#FFFFFF" style:writing-mode="lr-tb" fo:padding-top="0in" fo:padding-left="0.1527in" fo:padding-bottom="0in" fo:padding-right="0.15in"/>
    </style:style>
    <style:style style:name="P4911" style:parent-style-name="Standard" style:family="paragraph">
      <style:paragraph-properties fo:keep-with-next="always" fo:widows="0" fo:orphans="0" fo:text-align="center"/>
    </style:style>
    <style:style style:name="T4912" style:parent-style-name="AncientGreekἈρχαίαἑλληνικά" style:family="text">
      <style:text-properties fo:font-weight="bold" style:font-weight-asian="bold" style:font-weight-complex="bold" fo:font-size="18pt" style:font-size-asian="18pt" style:font-size-complex="14pt"/>
    </style:style>
    <style:style style:name="T4913"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4914" style:parent-style-name="AncientGreekἈρχαίαἑλληνικά" style:family="text">
      <style:text-properties fo:font-weight="bold" style:font-weight-asian="bold" style:font-weight-complex="bold" fo:font-size="18pt" style:font-size-asian="18pt" style:font-size-complex="14pt"/>
    </style:style>
    <style:style style:name="T4915"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4916" style:parent-style-name="AncientGreekἈρχαίαἑλληνικά" style:family="text">
      <style:text-properties fo:font-weight="bold" style:font-weight-asian="bold" style:font-weight-complex="bold" fo:font-size="18pt" style:font-size-asian="18pt" style:font-size-complex="14pt"/>
    </style:style>
    <style:style style:name="T4917"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4918" style:parent-style-name="AncientGreekἈρχαίαἑλληνικά" style:family="text">
      <style:text-properties fo:font-weight="bold" style:font-weight-asian="bold" style:font-weight-complex="bold" fo:font-size="18pt" style:font-size-asian="18pt" style:font-size-complex="14pt"/>
    </style:style>
    <style:style style:name="P4919" style:parent-style-name="Standard" style:family="paragraph">
      <style:paragraph-properties fo:widows="0" fo:orphans="0"/>
    </style:style>
    <style:style style:name="T4920" style:parent-style-name="AncientGreekἈρχαίαἑλληνικά" style:family="text">
      <style:text-properties style:font-weight-complex="bold" style:font-size-complex="14pt" fo:language="el" fo:country="GR"/>
    </style:style>
    <style:style style:name="T4921" style:parent-style-name="AncientGreekἈρχαίαἑλληνικά" style:family="text">
      <style:text-properties style:font-weight-complex="bold" style:font-size-complex="14pt"/>
    </style:style>
    <style:style style:name="T4922" style:parent-style-name="AncientGreekἈρχαίαἑλληνικά" style:family="text">
      <style:text-properties style:font-weight-complex="bold" style:font-size-complex="14pt" fo:language="el" fo:country="GR"/>
    </style:style>
    <style:style style:name="T4923" style:parent-style-name="AncientGreekἈρχαίαἑλληνικά" style:family="text">
      <style:text-properties style:font-weight-complex="bold" style:font-size-complex="14pt"/>
    </style:style>
    <style:style style:name="T4924" style:parent-style-name="AncientGreekἈρχαίαἑλληνικά" style:family="text">
      <style:text-properties style:font-weight-complex="bold" style:font-size-complex="14pt" fo:language="el" fo:country="GR"/>
    </style:style>
    <style:style style:name="T4925" style:parent-style-name="AncientGreekἈρχαίαἑλληνικά" style:family="text">
      <style:text-properties style:font-weight-complex="bold" style:font-size-complex="14pt"/>
    </style:style>
    <style:style style:name="T4926" style:parent-style-name="AncientGreekἈρχαίαἑλληνικά" style:family="text">
      <style:text-properties style:font-weight-complex="bold" style:font-size-complex="14pt" fo:language="el" fo:country="GR"/>
    </style:style>
    <style:style style:name="T4927" style:parent-style-name="AncientGreekἈρχαίαἑλληνικά" style:family="text">
      <style:text-properties style:font-weight-complex="bold" style:font-size-complex="14pt"/>
    </style:style>
    <style:style style:name="T4928" style:parent-style-name="AncientGreekἈρχαίαἑλληνικά" style:family="text">
      <style:text-properties style:font-weight-complex="bold" style:font-size-complex="14pt" fo:language="el" fo:country="GR"/>
    </style:style>
    <style:style style:name="T4929" style:parent-style-name="AncientGreekἈρχαίαἑλληνικά" style:family="text">
      <style:text-properties style:font-weight-complex="bold" style:font-size-complex="14pt"/>
    </style:style>
    <style:style style:name="T4930" style:parent-style-name="AncientGreekἈρχαίαἑλληνικά" style:family="text">
      <style:text-properties style:font-weight-complex="bold" style:font-size-complex="14pt" fo:language="el" fo:country="GR"/>
    </style:style>
    <style:style style:name="T4931" style:parent-style-name="AncientGreekἈρχαίαἑλληνικά" style:family="text">
      <style:text-properties style:font-weight-complex="bold" style:font-size-complex="14pt"/>
    </style:style>
    <style:style style:name="T4932" style:parent-style-name="AncientGreekἈρχαίαἑλληνικά" style:family="text">
      <style:text-properties style:font-weight-complex="bold" style:font-size-complex="14pt" fo:language="el" fo:country="GR"/>
    </style:style>
    <style:style style:name="T4933" style:parent-style-name="AncientGreekἈρχαίαἑλληνικά" style:family="text">
      <style:text-properties style:font-weight-complex="bold" style:font-size-complex="14pt"/>
    </style:style>
    <style:style style:name="T4934" style:parent-style-name="AncientGreekἈρχαίαἑλληνικά" style:family="text">
      <style:text-properties style:font-weight-complex="bold" style:font-size-complex="14pt" fo:language="el" fo:country="GR"/>
    </style:style>
    <style:style style:name="T4935" style:parent-style-name="AncientGreekἈρχαίαἑλληνικά" style:family="text">
      <style:text-properties style:font-weight-complex="bold" style:font-size-complex="14pt"/>
    </style:style>
    <style:style style:name="T4936" style:parent-style-name="AncientGreekἈρχαίαἑλληνικά" style:family="text">
      <style:text-properties style:font-weight-complex="bold" style:font-size-complex="14pt" fo:language="el" fo:country="GR"/>
    </style:style>
    <style:style style:name="T4937" style:parent-style-name="AncientGreekἈρχαίαἑλληνικά" style:family="text">
      <style:text-properties style:font-weight-complex="bold" style:font-size-complex="14pt"/>
    </style:style>
    <style:style style:name="T4938" style:parent-style-name="AncientGreekἈρχαίαἑλληνικά" style:family="text">
      <style:text-properties style:font-weight-complex="bold" style:font-size-complex="14pt" fo:language="el" fo:country="GR"/>
    </style:style>
    <style:style style:name="T4939" style:parent-style-name="AncientGreekἈρχαίαἑλληνικά" style:family="text">
      <style:text-properties style:font-weight-complex="bold" style:font-size-complex="14pt"/>
    </style:style>
    <style:style style:name="T4940" style:parent-style-name="AncientGreekἈρχαίαἑλληνικά" style:family="text">
      <style:text-properties style:font-weight-complex="bold" style:font-size-complex="14pt" fo:language="el" fo:country="GR"/>
    </style:style>
    <style:style style:name="T4941" style:parent-style-name="AncientGreekἈρχαίαἑλληνικά" style:family="text">
      <style:text-properties style:font-weight-complex="bold" style:font-size-complex="14pt"/>
    </style:style>
    <style:style style:name="T4942" style:parent-style-name="AncientGreekἈρχαίαἑλληνικά" style:family="text">
      <style:text-properties style:font-weight-complex="bold" style:font-size-complex="14pt" fo:language="el" fo:country="GR"/>
    </style:style>
    <style:style style:name="T4943" style:parent-style-name="AncientGreekἈρχαίαἑλληνικά" style:family="text">
      <style:text-properties style:font-weight-complex="bold" style:font-size-complex="14pt"/>
    </style:style>
    <style:style style:name="T4944" style:parent-style-name="AncientGreekἈρχαίαἑλληνικά" style:family="text">
      <style:text-properties style:font-weight-complex="bold" style:font-size-complex="14pt" fo:language="el" fo:country="GR"/>
    </style:style>
    <style:style style:name="T4945" style:parent-style-name="AncientGreekἈρχαίαἑλληνικά" style:family="text">
      <style:text-properties style:font-weight-complex="bold" style:font-size-complex="14pt"/>
    </style:style>
    <style:style style:name="T4946" style:parent-style-name="AncientGreekἈρχαίαἑλληνικά" style:family="text">
      <style:text-properties style:font-weight-complex="bold" style:font-size-complex="14pt" fo:language="el" fo:country="GR"/>
    </style:style>
    <style:style style:name="T4947" style:parent-style-name="AncientGreekἈρχαίαἑλληνικά" style:family="text">
      <style:text-properties style:font-weight-complex="bold" style:font-size-complex="14pt"/>
    </style:style>
    <style:style style:name="T4948" style:parent-style-name="AncientGreekἈρχαίαἑλληνικά" style:family="text">
      <style:text-properties style:font-weight-complex="bold" style:font-size-complex="14pt" fo:language="el" fo:country="GR"/>
    </style:style>
    <style:style style:name="T4949" style:parent-style-name="AncientGreekἈρχαίαἑλληνικά" style:family="text">
      <style:text-properties style:font-weight-complex="bold" style:font-size-complex="14pt"/>
    </style:style>
    <style:style style:name="T4950" style:parent-style-name="AncientGreekἈρχαίαἑλληνικά" style:family="text">
      <style:text-properties style:font-weight-complex="bold" style:font-size-complex="14pt" fo:language="el" fo:country="GR"/>
    </style:style>
    <style:style style:name="T4951" style:parent-style-name="AncientGreekἈρχαίαἑλληνικά" style:family="text">
      <style:text-properties style:font-weight-complex="bold" style:font-size-complex="14pt"/>
    </style:style>
    <style:style style:name="T4952" style:parent-style-name="AncientGreekἈρχαίαἑλληνικά" style:family="text">
      <style:text-properties style:font-weight-complex="bold" style:font-size-complex="14pt" fo:language="el" fo:country="GR"/>
    </style:style>
    <style:style style:name="T4953" style:parent-style-name="AncientGreekἈρχαίαἑλληνικά" style:family="text">
      <style:text-properties style:font-weight-complex="bold" style:font-size-complex="14pt"/>
    </style:style>
    <style:style style:name="T4954" style:parent-style-name="AncientGreekἈρχαίαἑλληνικά" style:family="text">
      <style:text-properties style:font-weight-complex="bold" style:font-size-complex="14pt" fo:language="el" fo:country="GR"/>
    </style:style>
    <style:style style:name="T4955" style:parent-style-name="AncientGreekἈρχαίαἑλληνικά" style:family="text">
      <style:text-properties style:font-weight-complex="bold" style:font-size-complex="14pt"/>
    </style:style>
    <style:style style:name="T4956" style:parent-style-name="AncientGreekἈρχαίαἑλληνικά" style:family="text">
      <style:text-properties style:font-weight-complex="bold" style:font-size-complex="14pt" fo:language="el" fo:country="GR"/>
    </style:style>
    <style:style style:name="T4957" style:parent-style-name="AncientGreekἈρχαίαἑλληνικά" style:family="text">
      <style:text-properties style:font-weight-complex="bold" style:font-size-complex="14pt"/>
    </style:style>
    <style:style style:name="T4958" style:parent-style-name="AncientGreekἈρχαίαἑλληνικά" style:family="text">
      <style:text-properties style:font-weight-complex="bold" style:font-size-complex="14pt" fo:language="el" fo:country="GR"/>
    </style:style>
    <style:style style:name="T4959" style:parent-style-name="AncientGreekἈρχαίαἑλληνικά" style:family="text">
      <style:text-properties style:font-weight-complex="bold" style:font-size-complex="14pt"/>
    </style:style>
    <style:style style:name="T4960" style:parent-style-name="AncientGreekἈρχαίαἑλληνικά" style:family="text">
      <style:text-properties style:font-weight-complex="bold" style:font-size-complex="14pt" fo:language="el" fo:country="GR"/>
    </style:style>
    <style:style style:name="T4961" style:parent-style-name="AncientGreekἈρχαίαἑλληνικά" style:family="text">
      <style:text-properties style:font-weight-complex="bold" style:font-size-complex="14pt"/>
    </style:style>
    <style:style style:name="T4962" style:parent-style-name="AncientGreekἈρχαίαἑλληνικά" style:family="text">
      <style:text-properties style:font-weight-complex="bold" style:font-size-complex="14pt" fo:language="el" fo:country="GR"/>
    </style:style>
    <style:style style:name="T4963" style:parent-style-name="AncientGreekἈρχαίαἑλληνικά" style:family="text">
      <style:text-properties style:font-weight-complex="bold" style:font-size-complex="14pt"/>
    </style:style>
    <style:style style:name="T4964" style:parent-style-name="AncientGreekἈρχαίαἑλληνικά" style:family="text">
      <style:text-properties style:font-weight-complex="bold" style:font-size-complex="14pt" fo:language="el" fo:country="GR"/>
    </style:style>
    <style:style style:name="T4965" style:parent-style-name="AncientGreekἈρχαίαἑλληνικά" style:family="text">
      <style:text-properties style:font-weight-complex="bold" style:font-size-complex="14pt"/>
    </style:style>
    <style:style style:name="T4966" style:parent-style-name="AncientGreekἈρχαίαἑλληνικά" style:family="text">
      <style:text-properties style:font-weight-complex="bold" style:font-size-complex="14pt" fo:language="el" fo:country="GR"/>
    </style:style>
    <style:style style:name="T4967" style:parent-style-name="AncientGreekἈρχαίαἑλληνικά" style:family="text">
      <style:text-properties style:font-weight-complex="bold" style:font-size-complex="14pt"/>
    </style:style>
    <style:style style:name="T4968" style:parent-style-name="AncientGreekἈρχαίαἑλληνικά" style:family="text">
      <style:text-properties style:font-weight-complex="bold" style:font-size-complex="14pt" fo:language="el" fo:country="GR"/>
    </style:style>
    <style:style style:name="T4969" style:parent-style-name="AncientGreekἈρχαίαἑλληνικά" style:family="text">
      <style:text-properties style:font-weight-complex="bold" style:font-size-complex="14pt"/>
    </style:style>
    <style:style style:name="T4970" style:parent-style-name="AncientGreekἈρχαίαἑλληνικά" style:family="text">
      <style:text-properties style:font-weight-complex="bold" style:font-size-complex="14pt" fo:language="el" fo:country="GR"/>
    </style:style>
    <style:style style:name="T4971" style:parent-style-name="AncientGreekἈρχαίαἑλληνικά" style:family="text">
      <style:text-properties style:font-weight-complex="bold" style:font-size-complex="14pt"/>
    </style:style>
    <style:style style:name="T4972" style:parent-style-name="AncientGreekἈρχαίαἑλληνικά" style:family="text">
      <style:text-properties style:font-weight-complex="bold" style:font-size-complex="14pt" fo:language="el" fo:country="GR"/>
    </style:style>
    <style:style style:name="T4973" style:parent-style-name="AncientGreekἈρχαίαἑλληνικά" style:family="text">
      <style:text-properties style:font-weight-complex="bold" style:font-size-complex="14pt"/>
    </style:style>
    <style:style style:name="T4974" style:parent-style-name="AncientGreekἈρχαίαἑλληνικά" style:family="text">
      <style:text-properties style:font-weight-complex="bold" style:font-size-complex="14pt" fo:language="el" fo:country="GR"/>
    </style:style>
    <style:style style:name="T4975" style:parent-style-name="AncientGreekἈρχαίαἑλληνικά" style:family="text">
      <style:text-properties style:font-weight-complex="bold" style:font-size-complex="14pt"/>
    </style:style>
    <style:style style:name="T4976" style:parent-style-name="AncientGreekἈρχαίαἑλληνικά" style:family="text">
      <style:text-properties style:font-weight-complex="bold" style:font-size-complex="14pt" fo:language="el" fo:country="GR"/>
    </style:style>
    <style:style style:name="T4977" style:parent-style-name="AncientGreekἈρχαίαἑλληνικά" style:family="text">
      <style:text-properties style:font-weight-complex="bold" style:font-size-complex="14pt"/>
    </style:style>
    <style:style style:name="T4978" style:parent-style-name="AncientGreekἈρχαίαἑλληνικά" style:family="text">
      <style:text-properties style:font-weight-complex="bold" style:font-size-complex="14pt" fo:language="el" fo:country="GR"/>
    </style:style>
    <style:style style:name="T4979" style:parent-style-name="AncientGreekἈρχαίαἑλληνικά" style:family="text">
      <style:text-properties style:font-weight-complex="bold" style:font-size-complex="14pt"/>
    </style:style>
    <style:style style:name="T4980" style:parent-style-name="AncientGreekἈρχαίαἑλληνικά" style:family="text">
      <style:text-properties style:font-weight-complex="bold" style:font-size-complex="14pt" fo:language="el" fo:country="GR"/>
    </style:style>
    <style:style style:name="T4981" style:parent-style-name="AncientGreekἈρχαίαἑλληνικά" style:family="text">
      <style:text-properties style:font-weight-complex="bold" style:font-size-complex="14pt"/>
    </style:style>
    <style:style style:name="T4982" style:parent-style-name="AncientGreekἈρχαίαἑλληνικά" style:family="text">
      <style:text-properties style:font-weight-complex="bold" style:font-size-complex="14pt" fo:language="el" fo:country="GR"/>
    </style:style>
    <style:style style:name="T4983" style:parent-style-name="AncientGreekἈρχαίαἑλληνικά" style:family="text">
      <style:text-properties style:font-weight-complex="bold" style:font-size-complex="14pt"/>
    </style:style>
    <style:style style:name="T4984" style:parent-style-name="AncientGreekἈρχαίαἑλληνικά" style:family="text">
      <style:text-properties style:font-weight-complex="bold" style:font-size-complex="14pt" fo:language="el" fo:country="GR"/>
    </style:style>
    <style:style style:name="T4985" style:parent-style-name="AncientGreekἈρχαίαἑλληνικά" style:family="text">
      <style:text-properties style:font-weight-complex="bold" style:font-size-complex="14pt"/>
    </style:style>
    <style:style style:name="P4986" style:parent-style-name="Standard" style:family="paragraph">
      <style:paragraph-properties fo:widows="0" fo:orphans="0"/>
    </style:style>
    <style:style style:name="T4987" style:parent-style-name="AncientGreekἈρχαίαἑλληνικά" style:family="text">
      <style:text-properties style:font-weight-complex="bold" style:font-size-complex="14pt" fo:language="el" fo:country="GR"/>
    </style:style>
    <style:style style:name="T4988" style:parent-style-name="AncientGreekἈρχαίαἑλληνικά" style:family="text">
      <style:text-properties style:font-weight-complex="bold" style:font-size-complex="14pt"/>
    </style:style>
    <style:style style:name="T4989" style:parent-style-name="AncientGreekἈρχαίαἑλληνικά" style:family="text">
      <style:text-properties style:font-weight-complex="bold" style:font-size-complex="14pt" fo:language="el" fo:country="GR"/>
    </style:style>
    <style:style style:name="T4990" style:parent-style-name="AncientGreekἈρχαίαἑλληνικά" style:family="text">
      <style:text-properties style:font-weight-complex="bold" style:font-size-complex="14pt"/>
    </style:style>
    <style:style style:name="T4991" style:parent-style-name="AncientGreekἈρχαίαἑλληνικά" style:family="text">
      <style:text-properties style:font-weight-complex="bold" style:font-size-complex="14pt" fo:language="el" fo:country="GR"/>
    </style:style>
    <style:style style:name="T4992" style:parent-style-name="AncientGreekἈρχαίαἑλληνικά" style:family="text">
      <style:text-properties style:font-weight-complex="bold" style:font-size-complex="14pt"/>
    </style:style>
    <style:style style:name="T4993" style:parent-style-name="AncientGreekἈρχαίαἑλληνικά" style:family="text">
      <style:text-properties style:font-weight-complex="bold" style:font-size-complex="14pt" fo:language="el" fo:country="GR"/>
    </style:style>
    <style:style style:name="T4994" style:parent-style-name="AncientGreekἈρχαίαἑλληνικά" style:family="text">
      <style:text-properties style:font-weight-complex="bold" style:font-size-complex="14pt"/>
    </style:style>
    <style:style style:name="T4995" style:parent-style-name="AncientGreekἈρχαίαἑλληνικά" style:family="text">
      <style:text-properties style:font-weight-complex="bold" style:font-size-complex="14pt" fo:language="el" fo:country="GR"/>
    </style:style>
    <style:style style:name="T4996" style:parent-style-name="AncientGreekἈρχαίαἑλληνικά" style:family="text">
      <style:text-properties style:font-weight-complex="bold" style:font-size-complex="14pt"/>
    </style:style>
    <style:style style:name="T4997" style:parent-style-name="AncientGreekἈρχαίαἑλληνικά" style:family="text">
      <style:text-properties style:font-weight-complex="bold" style:font-size-complex="14pt" fo:language="el" fo:country="GR"/>
    </style:style>
    <style:style style:name="T4998" style:parent-style-name="AncientGreekἈρχαίαἑλληνικά" style:family="text">
      <style:text-properties style:font-weight-complex="bold" style:font-size-complex="14pt"/>
    </style:style>
    <style:style style:name="T4999" style:parent-style-name="AncientGreekἈρχαίαἑλληνικά" style:family="text">
      <style:text-properties style:font-weight-complex="bold" style:font-size-complex="14pt" fo:language="el" fo:country="GR"/>
    </style:style>
    <style:style style:name="T5000" style:parent-style-name="AncientGreekἈρχαίαἑλληνικά" style:family="text">
      <style:text-properties style:font-weight-complex="bold" style:font-size-complex="14pt"/>
    </style:style>
    <style:style style:name="T5001" style:parent-style-name="AncientGreekἈρχαίαἑλληνικά" style:family="text">
      <style:text-properties style:font-weight-complex="bold" style:font-size-complex="14pt" fo:language="el" fo:country="GR"/>
    </style:style>
    <style:style style:name="T5002" style:parent-style-name="AncientGreekἈρχαίαἑλληνικά" style:family="text">
      <style:text-properties style:font-weight-complex="bold" style:font-size-complex="14pt"/>
    </style:style>
    <style:style style:name="T5003" style:parent-style-name="AncientGreekἈρχαίαἑλληνικά" style:family="text">
      <style:text-properties style:font-weight-complex="bold" style:font-size-complex="14pt" fo:language="el" fo:country="GR"/>
    </style:style>
    <style:style style:name="T5004" style:parent-style-name="AncientGreekἈρχαίαἑλληνικά" style:family="text">
      <style:text-properties style:font-weight-complex="bold" style:font-size-complex="14pt"/>
    </style:style>
    <style:style style:name="T5005" style:parent-style-name="AncientGreekἈρχαίαἑλληνικά" style:family="text">
      <style:text-properties style:font-weight-complex="bold" style:font-size-complex="14pt" fo:language="el" fo:country="GR"/>
    </style:style>
    <style:style style:name="T5006" style:parent-style-name="AncientGreekἈρχαίαἑλληνικά" style:family="text">
      <style:text-properties style:font-weight-complex="bold" style:font-size-complex="14pt"/>
    </style:style>
    <style:style style:name="T5007" style:parent-style-name="AncientGreekἈρχαίαἑλληνικά" style:family="text">
      <style:text-properties style:font-weight-complex="bold" style:font-size-complex="14pt" fo:language="el" fo:country="GR"/>
    </style:style>
    <style:style style:name="T5008" style:parent-style-name="AncientGreekἈρχαίαἑλληνικά" style:family="text">
      <style:text-properties style:font-weight-complex="bold" style:font-size-complex="14pt"/>
    </style:style>
    <style:style style:name="T5009" style:parent-style-name="AncientGreekἈρχαίαἑλληνικά" style:family="text">
      <style:text-properties style:font-weight-complex="bold" style:font-size-complex="14pt" fo:language="el" fo:country="GR"/>
    </style:style>
    <style:style style:name="T5010" style:parent-style-name="AncientGreekἈρχαίαἑλληνικά" style:family="text">
      <style:text-properties style:font-weight-complex="bold" style:font-size-complex="14pt"/>
    </style:style>
    <style:style style:name="T5011" style:parent-style-name="AncientGreekἈρχαίαἑλληνικά" style:family="text">
      <style:text-properties style:font-weight-complex="bold" style:font-size-complex="14pt" fo:language="el" fo:country="GR"/>
    </style:style>
    <style:style style:name="T5012" style:parent-style-name="AncientGreekἈρχαίαἑλληνικά" style:family="text">
      <style:text-properties style:font-weight-complex="bold" style:font-size-complex="14pt"/>
    </style:style>
    <style:style style:name="T5013" style:parent-style-name="AncientGreekἈρχαίαἑλληνικά" style:family="text">
      <style:text-properties style:font-weight-complex="bold" style:font-size-complex="14pt" fo:language="el" fo:country="GR"/>
    </style:style>
    <style:style style:name="T5014" style:parent-style-name="AncientGreekἈρχαίαἑλληνικά" style:family="text">
      <style:text-properties style:font-weight-complex="bold" style:font-size-complex="14pt"/>
    </style:style>
    <style:style style:name="T5015" style:parent-style-name="AncientGreekἈρχαίαἑλληνικά" style:family="text">
      <style:text-properties style:font-weight-complex="bold" style:font-size-complex="14pt" fo:language="el" fo:country="GR"/>
    </style:style>
    <style:style style:name="T5016" style:parent-style-name="AncientGreekἈρχαίαἑλληνικά" style:family="text">
      <style:text-properties style:font-weight-complex="bold" style:font-size-complex="14pt"/>
    </style:style>
    <style:style style:name="T5017" style:parent-style-name="AncientGreekἈρχαίαἑλληνικά" style:family="text">
      <style:text-properties style:font-weight-complex="bold" style:font-size-complex="14pt" fo:language="el" fo:country="GR"/>
    </style:style>
    <style:style style:name="T5018" style:parent-style-name="AncientGreekἈρχαίαἑλληνικά" style:family="text">
      <style:text-properties style:font-weight-complex="bold" style:font-size-complex="14pt"/>
    </style:style>
    <style:style style:name="T5019" style:parent-style-name="AncientGreekἈρχαίαἑλληνικά" style:family="text">
      <style:text-properties style:font-weight-complex="bold" style:font-size-complex="14pt" fo:language="el" fo:country="GR"/>
    </style:style>
    <style:style style:name="T5020" style:parent-style-name="AncientGreekἈρχαίαἑλληνικά" style:family="text">
      <style:text-properties style:font-weight-complex="bold" style:font-size-complex="14pt"/>
    </style:style>
    <style:style style:name="T5021" style:parent-style-name="AncientGreekἈρχαίαἑλληνικά" style:family="text">
      <style:text-properties style:font-weight-complex="bold" style:font-size-complex="14pt" fo:language="el" fo:country="GR"/>
    </style:style>
    <style:style style:name="T5022" style:parent-style-name="AncientGreekἈρχαίαἑλληνικά" style:family="text">
      <style:text-properties style:font-weight-complex="bold" style:font-size-complex="14pt"/>
    </style:style>
    <style:style style:name="TableCell5023" style:family="table-cell">
      <style:table-cell-properties fo:border="0.0069in solid #000000" fo:background-color="#FFFFFF" style:writing-mode="lr-tb" fo:padding-top="0in" fo:padding-left="0.1527in" fo:padding-bottom="0in" fo:padding-right="0.15in"/>
    </style:style>
    <style:style style:name="P5024" style:parent-style-name="Standard" style:family="paragraph">
      <style:paragraph-properties fo:widows="0" fo:orphans="0" fo:text-align="center"/>
      <style:text-properties style:font-name="Times New Roman" fo:font-weight="bold" style:font-weight-asian="bold" style:font-weight-complex="bold" fo:font-size="16pt" style:font-size-asian="16pt" style:font-size-complex="16pt"/>
    </style:style>
    <style:style style:name="P5025" style:parent-style-name="Standard" style:family="paragraph">
      <style:paragraph-properties fo:widows="0" fo:orphans="0"/>
      <style:text-properties style:font-name="Times New Roman"/>
    </style:style>
    <style:style style:name="P5026" style:parent-style-name="Standard" style:family="paragraph">
      <style:paragraph-properties fo:widows="0" fo:orphans="0"/>
    </style:style>
    <style:style style:name="T5027" style:parent-style-name="DefaultParagraphFont" style:family="text">
      <style:text-properties style:font-name="Times New Roman"/>
    </style:style>
    <style:style style:name="T5028" style:parent-style-name="DefaultParagraphFont" style:family="text">
      <style:text-properties style:font-name="Times New Roman"/>
    </style:style>
    <style:style style:name="T5029" style:parent-style-name="DefaultParagraphFont" style:family="text">
      <style:text-properties style:font-name="Times New Roman"/>
    </style:style>
    <style:style style:name="T5030" style:parent-style-name="DefaultParagraphFont" style:family="text">
      <style:text-properties style:font-name="Times New Roman"/>
    </style:style>
    <style:style style:name="T5031" style:parent-style-name="DefaultParagraphFont" style:family="text">
      <style:text-properties style:font-name="Times New Roman"/>
    </style:style>
    <style:style style:name="T5032" style:parent-style-name="DefaultParagraphFont" style:family="text">
      <style:text-properties style:font-name="Times New Roman"/>
    </style:style>
    <style:style style:name="T5033" style:parent-style-name="DefaultParagraphFont" style:family="text">
      <style:text-properties style:font-name="Times New Roman"/>
    </style:style>
    <style:style style:name="T5034" style:parent-style-name="DefaultParagraphFont" style:family="text">
      <style:text-properties style:font-name="Times New Roman"/>
    </style:style>
    <style:style style:name="T5035" style:parent-style-name="DefaultParagraphFont" style:family="text">
      <style:text-properties style:font-name="Times New Roman"/>
    </style:style>
    <style:style style:name="T5036" style:parent-style-name="DefaultParagraphFont" style:family="text">
      <style:text-properties style:font-name="Times New Roman"/>
    </style:style>
    <style:style style:name="T5037" style:parent-style-name="DefaultParagraphFont" style:family="text">
      <style:text-properties style:font-name="Times New Roman"/>
    </style:style>
    <style:style style:name="T5038" style:parent-style-name="DefaultParagraphFont" style:family="text">
      <style:text-properties style:font-name="Times New Roman"/>
    </style:style>
    <style:style style:name="T5039" style:parent-style-name="AncientGreekἈρχαίαἑλληνικά" style:family="text">
      <style:text-properties style:font-name="Times New Roman" style:font-weight-complex="bold" style:font-size-complex="14pt" fo:language="el" fo:country="GR"/>
    </style:style>
    <style:style style:name="T5040" style:parent-style-name="AncientGreekἈρχαίαἑλληνικά" style:family="text">
      <style:text-properties style:font-name="Times New Roman" style:font-weight-complex="bold" style:font-size-complex="14pt"/>
    </style:style>
    <style:style style:name="T5041" style:parent-style-name="AncientGreekἈρχαίαἑλληνικά" style:family="text">
      <style:text-properties style:font-name="Times New Roman" style:font-weight-complex="bold" fo:color="#000000" style:font-size-complex="14pt"/>
    </style:style>
    <style:style style:name="TableRow5042" style:family="table-row">
      <style:table-row-properties style:min-row-height="0.0138in" style:use-optimal-row-height="false" fo:keep-together="always"/>
    </style:style>
    <style:style style:name="TableCell5043" style:family="table-cell">
      <style:table-cell-properties fo:border="0.0069in solid #000000" fo:background-color="#FFFFFF" style:writing-mode="lr-tb" fo:padding-top="0in" fo:padding-left="0.1527in" fo:padding-bottom="0in" fo:padding-right="0.15in"/>
    </style:style>
    <style:style style:name="P5044" style:parent-style-name="Standard" style:family="paragraph">
      <style:paragraph-properties fo:keep-with-next="always" fo:widows="0" fo:orphans="0" fo:text-align="center"/>
    </style:style>
    <style:style style:name="T5045" style:parent-style-name="AncientGreekἈρχαίαἑλληνικά" style:family="text">
      <style:text-properties fo:font-weight="bold" style:font-weight-asian="bold" style:font-weight-complex="bold" fo:font-size="18pt" style:font-size-asian="18pt" style:font-size-complex="14pt"/>
    </style:style>
    <style:style style:name="T5046"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5047" style:parent-style-name="AncientGreekἈρχαίαἑλληνικά" style:family="text">
      <style:text-properties fo:font-weight="bold" style:font-weight-asian="bold" style:font-weight-complex="bold" fo:font-size="18pt" style:font-size-asian="18pt" style:font-size-complex="14pt"/>
    </style:style>
    <style:style style:name="T5048"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5049" style:parent-style-name="AncientGreekἈρχαίαἑλληνικά" style:family="text">
      <style:text-properties fo:font-weight="bold" style:font-weight-asian="bold" style:font-weight-complex="bold" fo:font-size="18pt" style:font-size-asian="18pt" style:font-size-complex="14pt"/>
    </style:style>
    <style:style style:name="T5050"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5051" style:parent-style-name="AncientGreekἈρχαίαἑλληνικά" style:family="text">
      <style:text-properties fo:font-weight="bold" style:font-weight-asian="bold" style:font-weight-complex="bold" fo:font-size="18pt" style:font-size-asian="18pt" style:font-size-complex="14pt"/>
    </style:style>
    <style:style style:name="P5052" style:parent-style-name="Standard" style:family="paragraph">
      <style:paragraph-properties fo:widows="0" fo:orphans="0"/>
    </style:style>
    <style:style style:name="T5053" style:parent-style-name="AncientGreekἈρχαίαἑλληνικά" style:family="text">
      <style:text-properties style:font-weight-complex="bold" style:font-size-complex="14pt" fo:language="el" fo:country="GR"/>
    </style:style>
    <style:style style:name="T5054" style:parent-style-name="AncientGreekἈρχαίαἑλληνικά" style:family="text">
      <style:text-properties style:font-weight-complex="bold" style:font-size-complex="14pt"/>
    </style:style>
    <style:style style:name="T5055" style:parent-style-name="AncientGreekἈρχαίαἑλληνικά" style:family="text">
      <style:text-properties style:font-weight-complex="bold" style:font-size-complex="14pt" fo:language="el" fo:country="GR"/>
    </style:style>
    <style:style style:name="T5056" style:parent-style-name="AncientGreekἈρχαίαἑλληνικά" style:family="text">
      <style:text-properties style:font-weight-complex="bold" style:font-size-complex="14pt"/>
    </style:style>
    <style:style style:name="T5057" style:parent-style-name="AncientGreekἈρχαίαἑλληνικά" style:family="text">
      <style:text-properties style:font-weight-complex="bold" style:font-size-complex="14pt" fo:language="el" fo:country="GR"/>
    </style:style>
    <style:style style:name="T5058" style:parent-style-name="AncientGreekἈρχαίαἑλληνικά" style:family="text">
      <style:text-properties style:font-weight-complex="bold" style:font-size-complex="14pt"/>
    </style:style>
    <style:style style:name="T5059" style:parent-style-name="AncientGreekἈρχαίαἑλληνικά" style:family="text">
      <style:text-properties style:font-weight-complex="bold" style:font-size-complex="14pt" fo:language="el" fo:country="GR"/>
    </style:style>
    <style:style style:name="T5060" style:parent-style-name="AncientGreekἈρχαίαἑλληνικά" style:family="text">
      <style:text-properties style:font-weight-complex="bold" style:font-size-complex="14pt"/>
    </style:style>
    <style:style style:name="T5061" style:parent-style-name="AncientGreekἈρχαίαἑλληνικά" style:family="text">
      <style:text-properties style:font-weight-complex="bold" style:font-size-complex="14pt" fo:language="el" fo:country="GR"/>
    </style:style>
    <style:style style:name="T5062" style:parent-style-name="AncientGreekἈρχαίαἑλληνικά" style:family="text">
      <style:text-properties style:font-weight-complex="bold" style:font-size-complex="14pt"/>
    </style:style>
    <style:style style:name="T5063" style:parent-style-name="AncientGreekἈρχαίαἑλληνικά" style:family="text">
      <style:text-properties style:font-weight-complex="bold" style:font-size-complex="14pt" fo:language="el" fo:country="GR"/>
    </style:style>
    <style:style style:name="T5064" style:parent-style-name="AncientGreekἈρχαίαἑλληνικά" style:family="text">
      <style:text-properties style:font-weight-complex="bold" style:font-size-complex="14pt"/>
    </style:style>
    <style:style style:name="T5065" style:parent-style-name="AncientGreekἈρχαίαἑλληνικά" style:family="text">
      <style:text-properties style:font-weight-complex="bold" style:font-size-complex="14pt" fo:language="el" fo:country="GR"/>
    </style:style>
    <style:style style:name="T5066" style:parent-style-name="AncientGreekἈρχαίαἑλληνικά" style:family="text">
      <style:text-properties style:font-weight-complex="bold" style:font-size-complex="14pt"/>
    </style:style>
    <style:style style:name="T5067" style:parent-style-name="AncientGreekἈρχαίαἑλληνικά" style:family="text">
      <style:text-properties style:font-weight-complex="bold" style:font-size-complex="14pt" fo:language="el" fo:country="GR"/>
    </style:style>
    <style:style style:name="T5068" style:parent-style-name="AncientGreekἈρχαίαἑλληνικά" style:family="text">
      <style:text-properties style:font-weight-complex="bold" style:font-size-complex="14pt"/>
    </style:style>
    <style:style style:name="T5069" style:parent-style-name="AncientGreekἈρχαίαἑλληνικά" style:family="text">
      <style:text-properties style:font-weight-complex="bold" style:font-size-complex="14pt" fo:language="el" fo:country="GR"/>
    </style:style>
    <style:style style:name="T5070" style:parent-style-name="AncientGreekἈρχαίαἑλληνικά" style:family="text">
      <style:text-properties style:font-weight-complex="bold" style:font-size-complex="14pt"/>
    </style:style>
    <style:style style:name="T5071" style:parent-style-name="AncientGreekἈρχαίαἑλληνικά" style:family="text">
      <style:text-properties style:font-weight-complex="bold" style:font-size-complex="14pt" fo:language="el" fo:country="GR"/>
    </style:style>
    <style:style style:name="T5072" style:parent-style-name="AncientGreekἈρχαίαἑλληνικά" style:family="text">
      <style:text-properties style:font-weight-complex="bold" style:font-size-complex="14pt"/>
    </style:style>
    <style:style style:name="T5073" style:parent-style-name="AncientGreekἈρχαίαἑλληνικά" style:family="text">
      <style:text-properties style:font-weight-complex="bold" style:font-size-complex="14pt" fo:language="el" fo:country="GR"/>
    </style:style>
    <style:style style:name="T5074" style:parent-style-name="AncientGreekἈρχαίαἑλληνικά" style:family="text">
      <style:text-properties style:font-weight-complex="bold" style:font-size-complex="14pt"/>
    </style:style>
    <style:style style:name="T5075" style:parent-style-name="AncientGreekἈρχαίαἑλληνικά" style:family="text">
      <style:text-properties style:font-weight-complex="bold" style:font-size-complex="14pt" fo:language="el" fo:country="GR"/>
    </style:style>
    <style:style style:name="T5076" style:parent-style-name="AncientGreekἈρχαίαἑλληνικά" style:family="text">
      <style:text-properties style:font-weight-complex="bold" style:font-size-complex="14pt"/>
    </style:style>
    <style:style style:name="T5077" style:parent-style-name="AncientGreekἈρχαίαἑλληνικά" style:family="text">
      <style:text-properties style:font-weight-complex="bold" style:font-size-complex="14pt" fo:language="el" fo:country="GR"/>
    </style:style>
    <style:style style:name="T5078" style:parent-style-name="AncientGreekἈρχαίαἑλληνικά" style:family="text">
      <style:text-properties style:font-weight-complex="bold" style:font-size-complex="14pt"/>
    </style:style>
    <style:style style:name="T5079" style:parent-style-name="AncientGreekἈρχαίαἑλληνικά" style:family="text">
      <style:text-properties style:font-weight-complex="bold" style:font-size-complex="14pt" fo:language="el" fo:country="GR"/>
    </style:style>
    <style:style style:name="T5080" style:parent-style-name="AncientGreekἈρχαίαἑλληνικά" style:family="text">
      <style:text-properties style:font-weight-complex="bold" style:font-size-complex="14pt"/>
    </style:style>
    <style:style style:name="T5081" style:parent-style-name="AncientGreekἈρχαίαἑλληνικά" style:family="text">
      <style:text-properties style:font-weight-complex="bold" style:font-size-complex="14pt" fo:language="el" fo:country="GR"/>
    </style:style>
    <style:style style:name="T5082" style:parent-style-name="AncientGreekἈρχαίαἑλληνικά" style:family="text">
      <style:text-properties style:font-weight-complex="bold" style:font-size-complex="14pt"/>
    </style:style>
    <style:style style:name="T5083" style:parent-style-name="AncientGreekἈρχαίαἑλληνικά" style:family="text">
      <style:text-properties style:font-weight-complex="bold" style:font-size-complex="14pt" fo:language="el" fo:country="GR"/>
    </style:style>
    <style:style style:name="T5084" style:parent-style-name="AncientGreekἈρχαίαἑλληνικά" style:family="text">
      <style:text-properties style:font-weight-complex="bold" style:font-size-complex="14pt"/>
    </style:style>
    <style:style style:name="T5085" style:parent-style-name="AncientGreekἈρχαίαἑλληνικά" style:family="text">
      <style:text-properties style:font-weight-complex="bold" style:font-size-complex="14pt" fo:language="el" fo:country="GR"/>
    </style:style>
    <style:style style:name="T5086" style:parent-style-name="AncientGreekἈρχαίαἑλληνικά" style:family="text">
      <style:text-properties style:font-weight-complex="bold" style:font-size-complex="14pt"/>
    </style:style>
    <style:style style:name="T5087" style:parent-style-name="AncientGreekἈρχαίαἑλληνικά" style:family="text">
      <style:text-properties style:font-weight-complex="bold" style:font-size-complex="14pt" fo:language="el" fo:country="GR"/>
    </style:style>
    <style:style style:name="T5088" style:parent-style-name="AncientGreekἈρχαίαἑλληνικά" style:family="text">
      <style:text-properties style:font-weight-complex="bold" style:font-size-complex="14pt"/>
    </style:style>
    <style:style style:name="T5089" style:parent-style-name="AncientGreekἈρχαίαἑλληνικά" style:family="text">
      <style:text-properties style:font-weight-complex="bold" style:font-size-complex="14pt" fo:language="el" fo:country="GR"/>
    </style:style>
    <style:style style:name="T5090" style:parent-style-name="AncientGreekἈρχαίαἑλληνικά" style:family="text">
      <style:text-properties style:font-weight-complex="bold" style:font-size-complex="14pt"/>
    </style:style>
    <style:style style:name="T5091" style:parent-style-name="AncientGreekἈρχαίαἑλληνικά" style:family="text">
      <style:text-properties style:font-weight-complex="bold" style:font-size-complex="14pt" fo:language="el" fo:country="GR"/>
    </style:style>
    <style:style style:name="T5092" style:parent-style-name="AncientGreekἈρχαίαἑλληνικά" style:family="text">
      <style:text-properties style:font-weight-complex="bold" style:font-size-complex="14pt"/>
    </style:style>
    <style:style style:name="T5093" style:parent-style-name="AncientGreekἈρχαίαἑλληνικά" style:family="text">
      <style:text-properties style:font-weight-complex="bold" style:font-size-complex="14pt" fo:language="el" fo:country="GR"/>
    </style:style>
    <style:style style:name="T5094" style:parent-style-name="AncientGreekἈρχαίαἑλληνικά" style:family="text">
      <style:text-properties style:font-weight-complex="bold" style:font-size-complex="14pt"/>
    </style:style>
    <style:style style:name="T5095" style:parent-style-name="AncientGreekἈρχαίαἑλληνικά" style:family="text">
      <style:text-properties style:font-weight-complex="bold" style:font-size-complex="14pt" fo:language="el" fo:country="GR"/>
    </style:style>
    <style:style style:name="T5096" style:parent-style-name="AncientGreekἈρχαίαἑλληνικά" style:family="text">
      <style:text-properties style:font-weight-complex="bold" style:font-size-complex="14pt"/>
    </style:style>
    <style:style style:name="T5097" style:parent-style-name="AncientGreekἈρχαίαἑλληνικά" style:family="text">
      <style:text-properties style:font-weight-complex="bold" style:font-size-complex="14pt" fo:language="el" fo:country="GR"/>
    </style:style>
    <style:style style:name="T5098" style:parent-style-name="AncientGreekἈρχαίαἑλληνικά" style:family="text">
      <style:text-properties style:font-weight-complex="bold" style:font-size-complex="14pt"/>
    </style:style>
    <style:style style:name="T5099" style:parent-style-name="AncientGreekἈρχαίαἑλληνικά" style:family="text">
      <style:text-properties style:font-weight-complex="bold" style:font-size-complex="14pt" fo:language="el" fo:country="GR"/>
    </style:style>
    <style:style style:name="T5100" style:parent-style-name="AncientGreekἈρχαίαἑλληνικά" style:family="text">
      <style:text-properties style:font-weight-complex="bold" style:font-size-complex="14pt"/>
    </style:style>
    <style:style style:name="T5101" style:parent-style-name="AncientGreekἈρχαίαἑλληνικά" style:family="text">
      <style:text-properties style:font-weight-complex="bold" style:font-size-complex="14pt" fo:language="el" fo:country="GR"/>
    </style:style>
    <style:style style:name="T5102" style:parent-style-name="AncientGreekἈρχαίαἑλληνικά" style:family="text">
      <style:text-properties style:font-weight-complex="bold" style:font-size-complex="14pt"/>
    </style:style>
    <style:style style:name="T5103" style:parent-style-name="AncientGreekἈρχαίαἑλληνικά" style:family="text">
      <style:text-properties style:font-weight-complex="bold" style:font-size-complex="14pt" fo:language="el" fo:country="GR"/>
    </style:style>
    <style:style style:name="T5104" style:parent-style-name="AncientGreekἈρχαίαἑλληνικά" style:family="text">
      <style:text-properties style:font-weight-complex="bold" style:font-size-complex="14pt"/>
    </style:style>
    <style:style style:name="T5105" style:parent-style-name="AncientGreekἈρχαίαἑλληνικά" style:family="text">
      <style:text-properties style:font-weight-complex="bold" style:font-size-complex="14pt" fo:language="el" fo:country="GR"/>
    </style:style>
    <style:style style:name="T5106" style:parent-style-name="AncientGreekἈρχαίαἑλληνικά" style:family="text">
      <style:text-properties style:font-weight-complex="bold" style:font-size-complex="14pt"/>
    </style:style>
    <style:style style:name="T5107" style:parent-style-name="AncientGreekἈρχαίαἑλληνικά" style:family="text">
      <style:text-properties style:font-weight-complex="bold" style:font-size-complex="14pt" fo:language="el" fo:country="GR"/>
    </style:style>
    <style:style style:name="T5108" style:parent-style-name="AncientGreekἈρχαίαἑλληνικά" style:family="text">
      <style:text-properties style:font-weight-complex="bold" style:font-size-complex="14pt"/>
    </style:style>
    <style:style style:name="T5109" style:parent-style-name="AncientGreekἈρχαίαἑλληνικά" style:family="text">
      <style:text-properties style:font-weight-complex="bold" style:font-size-complex="14pt" fo:language="el" fo:country="GR"/>
    </style:style>
    <style:style style:name="T5110" style:parent-style-name="AncientGreekἈρχαίαἑλληνικά" style:family="text">
      <style:text-properties style:font-weight-complex="bold" style:font-size-complex="14pt"/>
    </style:style>
    <style:style style:name="T5111" style:parent-style-name="AncientGreekἈρχαίαἑλληνικά" style:family="text">
      <style:text-properties style:font-weight-complex="bold" style:font-size-complex="14pt" fo:language="el" fo:country="GR"/>
    </style:style>
    <style:style style:name="T5112" style:parent-style-name="AncientGreekἈρχαίαἑλληνικά" style:family="text">
      <style:text-properties style:font-weight-complex="bold" style:font-size-complex="14pt"/>
    </style:style>
    <style:style style:name="T5113" style:parent-style-name="AncientGreekἈρχαίαἑλληνικά" style:family="text">
      <style:text-properties style:font-weight-complex="bold" style:font-size-complex="14pt" fo:language="el" fo:country="GR"/>
    </style:style>
    <style:style style:name="T5114" style:parent-style-name="AncientGreekἈρχαίαἑλληνικά" style:family="text">
      <style:text-properties style:font-weight-complex="bold" style:font-size-complex="14pt"/>
    </style:style>
    <style:style style:name="T5115" style:parent-style-name="AncientGreekἈρχαίαἑλληνικά" style:family="text">
      <style:text-properties style:font-weight-complex="bold" style:font-size-complex="14pt" fo:language="el" fo:country="GR"/>
    </style:style>
    <style:style style:name="T5116" style:parent-style-name="AncientGreekἈρχαίαἑλληνικά" style:family="text">
      <style:text-properties style:font-weight-complex="bold" style:font-size-complex="14pt"/>
    </style:style>
    <style:style style:name="T5117" style:parent-style-name="AncientGreekἈρχαίαἑλληνικά" style:family="text">
      <style:text-properties style:font-weight-complex="bold" style:font-size-complex="14pt" fo:language="el" fo:country="GR"/>
    </style:style>
    <style:style style:name="T5118" style:parent-style-name="AncientGreekἈρχαίαἑλληνικά" style:family="text">
      <style:text-properties style:font-weight-complex="bold" style:font-size-complex="14pt"/>
    </style:style>
    <style:style style:name="T5119" style:parent-style-name="AncientGreekἈρχαίαἑλληνικά" style:family="text">
      <style:text-properties style:font-weight-complex="bold" style:font-size-complex="14pt" fo:language="el" fo:country="GR"/>
    </style:style>
    <style:style style:name="T5120" style:parent-style-name="AncientGreekἈρχαίαἑλληνικά" style:family="text">
      <style:text-properties style:font-weight-complex="bold" style:font-size-complex="14pt"/>
    </style:style>
    <style:style style:name="T5121" style:parent-style-name="AncientGreekἈρχαίαἑλληνικά" style:family="text">
      <style:text-properties style:font-weight-complex="bold" style:font-size-complex="14pt" fo:language="el" fo:country="GR"/>
    </style:style>
    <style:style style:name="T5122" style:parent-style-name="AncientGreekἈρχαίαἑλληνικά" style:family="text">
      <style:text-properties style:font-weight-complex="bold" style:font-size-complex="14pt"/>
    </style:style>
    <style:style style:name="T5123" style:parent-style-name="AncientGreekἈρχαίαἑλληνικά" style:family="text">
      <style:text-properties style:font-weight-complex="bold" style:font-size-complex="14pt" fo:language="el" fo:country="GR"/>
    </style:style>
    <style:style style:name="T5124" style:parent-style-name="AncientGreekἈρχαίαἑλληνικά" style:family="text">
      <style:text-properties style:font-weight-complex="bold" style:font-size-complex="14pt"/>
    </style:style>
    <style:style style:name="T5125" style:parent-style-name="AncientGreekἈρχαίαἑλληνικά" style:family="text">
      <style:text-properties style:font-weight-complex="bold" style:font-size-complex="14pt" fo:language="el" fo:country="GR"/>
    </style:style>
    <style:style style:name="T5126" style:parent-style-name="AncientGreekἈρχαίαἑλληνικά" style:family="text">
      <style:text-properties style:font-weight-complex="bold" style:font-size-complex="14pt"/>
    </style:style>
    <style:style style:name="T5127" style:parent-style-name="AncientGreekἈρχαίαἑλληνικά" style:family="text">
      <style:text-properties style:font-weight-complex="bold" style:font-size-complex="14pt" fo:language="el" fo:country="GR"/>
    </style:style>
    <style:style style:name="T5128" style:parent-style-name="AncientGreekἈρχαίαἑλληνικά" style:family="text">
      <style:text-properties style:font-weight-complex="bold" style:font-size-complex="14pt"/>
    </style:style>
    <style:style style:name="T5129" style:parent-style-name="AncientGreekἈρχαίαἑλληνικά" style:family="text">
      <style:text-properties style:font-weight-complex="bold" style:font-size-complex="14pt" fo:language="el" fo:country="GR"/>
    </style:style>
    <style:style style:name="P5130" style:parent-style-name="Standard" style:family="paragraph">
      <style:paragraph-properties fo:widows="0" fo:orphans="0"/>
    </style:style>
    <style:style style:name="T5131" style:parent-style-name="AncientGreekἈρχαίαἑλληνικά" style:family="text">
      <style:text-properties style:font-weight-complex="bold" style:font-size-complex="14pt" fo:language="el" fo:country="GR"/>
    </style:style>
    <style:style style:name="TableCell5132" style:family="table-cell">
      <style:table-cell-properties fo:border="0.0069in solid #000000" fo:background-color="#FFFFFF" style:writing-mode="lr-tb" fo:padding-top="0in" fo:padding-left="0.1527in" fo:padding-bottom="0in" fo:padding-right="0.15in"/>
    </style:style>
    <style:style style:name="P5133" style:parent-style-name="Standard" style:family="paragraph">
      <style:paragraph-properties fo:widows="0" fo:orphans="0" fo:text-align="center"/>
    </style:style>
    <style:style style:name="T5134" style:parent-style-name="DefaultParagraphFont" style:family="text">
      <style:text-properties style:font-name="Times New Roman" fo:font-weight="bold" style:font-weight-asian="bold" style:font-weight-complex="bold" fo:font-size="16pt" style:font-size-asian="16pt" style:font-size-complex="16pt" fo:language="el" fo:country="GR"/>
    </style:style>
    <style:style style:name="T5135" style:parent-style-name="DefaultParagraphFont" style:family="text">
      <style:text-properties style:font-name="Times New Roman" fo:font-weight="bold" style:font-weight-asian="bold" style:font-weight-complex="bold" fo:font-size="16pt" style:font-size-asian="16pt" style:font-size-complex="16pt"/>
    </style:style>
    <style:style style:name="T5136" style:parent-style-name="DefaultParagraphFont" style:family="text">
      <style:text-properties style:font-name="Times New Roman" fo:font-weight="bold" style:font-weight-asian="bold" style:font-weight-complex="bold" fo:font-size="16pt" style:font-size-asian="16pt" style:font-size-complex="16pt" fo:language="el" fo:country="GR"/>
    </style:style>
    <style:style style:name="T5137" style:parent-style-name="DefaultParagraphFont" style:family="text">
      <style:text-properties style:font-name="Times New Roman" fo:font-weight="bold" style:font-weight-asian="bold" style:font-weight-complex="bold" fo:font-size="16pt" style:font-size-asian="16pt" style:font-size-complex="16pt"/>
    </style:style>
    <style:style style:name="P5138" style:parent-style-name="Standard" style:family="paragraph">
      <style:paragraph-properties fo:widows="0" fo:orphans="0"/>
      <style:text-properties style:font-name="AncientGreek"/>
    </style:style>
    <style:style style:name="P5139" style:parent-style-name="Standard" style:family="paragraph">
      <style:paragraph-properties fo:widows="0" fo:orphans="0"/>
      <style:text-properties style:font-name="AncientGreek"/>
    </style:style>
    <style:style style:name="P5140" style:parent-style-name="Standard" style:family="paragraph">
      <style:paragraph-properties fo:widows="0" fo:orphans="0"/>
    </style:style>
    <style:style style:name="T5141" style:parent-style-name="DefaultParagraphFont" style:family="text">
      <style:text-properties style:font-name="AncientGreek"/>
    </style:style>
    <style:style style:name="T5142" style:parent-style-name="DefaultParagraphFont" style:family="text">
      <style:text-properties style:font-name="AncientGreek"/>
    </style:style>
    <style:style style:name="T5143" style:parent-style-name="DefaultParagraphFont" style:family="text">
      <style:text-properties style:font-name="AncientGreek"/>
    </style:style>
    <style:style style:name="T5144" style:parent-style-name="DefaultParagraphFont" style:family="text">
      <style:text-properties style:font-name="AncientGreek"/>
    </style:style>
    <style:style style:name="T5145" style:parent-style-name="DefaultParagraphFont" style:family="text">
      <style:text-properties style:font-name="AncientGreek"/>
    </style:style>
    <style:style style:name="T5146" style:parent-style-name="DefaultParagraphFont" style:family="text">
      <style:text-properties style:font-name="AncientGreek"/>
    </style:style>
    <style:style style:name="T5147" style:parent-style-name="DefaultParagraphFont" style:family="text">
      <style:text-properties style:font-name="AncientGreek"/>
    </style:style>
    <style:style style:name="T5148" style:parent-style-name="DefaultParagraphFont" style:family="text">
      <style:text-properties style:font-name="AncientGreek"/>
    </style:style>
    <style:style style:name="T5149" style:parent-style-name="DefaultParagraphFont" style:family="text">
      <style:text-properties style:font-name="AncientGreek"/>
    </style:style>
    <style:style style:name="T5150" style:parent-style-name="AncientGreekἈρχαίαἑλληνικά" style:family="text">
      <style:text-properties style:font-weight-complex="bold" style:font-size-complex="14pt" fo:language="el" fo:country="GR"/>
    </style:style>
    <style:style style:name="T5151" style:parent-style-name="AncientGreekἈρχαίαἑλληνικά" style:family="text">
      <style:text-properties style:font-weight-complex="bold" style:font-size-complex="14pt"/>
    </style:style>
    <style:style style:name="T5152" style:parent-style-name="AncientGreekἈρχαίαἑλληνικά" style:family="text">
      <style:text-properties style:font-weight-complex="bold" style:font-size-complex="14pt"/>
    </style:style>
    <style:style style:name="T5153" style:parent-style-name="AncientGreekἈρχαίαἑλληνικά" style:family="text">
      <style:text-properties style:font-weight-complex="bold" fo:color="#000000" style:font-size-complex="14pt"/>
    </style:style>
    <style:style style:name="T5154" style:parent-style-name="AncientGreekἈρχαίαἑλληνικά" style:family="text">
      <style:text-properties style:font-weight-complex="bold" fo:color="#000000" style:font-size-complex="14pt"/>
    </style:style>
    <style:style style:name="T5155" style:parent-style-name="AncientGreekἈρχαίαἑλληνικά" style:family="text">
      <style:text-properties style:font-weight-complex="bold" fo:color="#000000" style:font-size-complex="14pt" fo:language="el" fo:country="GR"/>
    </style:style>
    <style:style style:name="T5156" style:parent-style-name="AncientGreekἈρχαίαἑλληνικά" style:family="text">
      <style:text-properties style:font-weight-complex="bold" fo:color="#000000" style:font-size-complex="14pt"/>
    </style:style>
    <style:style style:name="T5157" style:parent-style-name="AncientGreekἈρχαίαἑλληνικά" style:family="text">
      <style:text-properties style:font-weight-complex="bold" fo:color="#000000" style:font-size-complex="14pt"/>
    </style:style>
    <style:style style:name="TableRow5158" style:family="table-row">
      <style:table-row-properties style:min-row-height="0.0138in" style:use-optimal-row-height="false" fo:keep-together="always"/>
    </style:style>
    <style:style style:name="TableCell5159" style:family="table-cell">
      <style:table-cell-properties fo:border="0.0069in solid #000000" fo:background-color="#FFFFFF" style:writing-mode="lr-tb" fo:padding-top="0in" fo:padding-left="0.1527in" fo:padding-bottom="0in" fo:padding-right="0.15in"/>
    </style:style>
    <style:style style:name="P5160" style:parent-style-name="Standard" style:family="paragraph">
      <style:paragraph-properties fo:keep-with-next="always" fo:widows="0" fo:orphans="0" fo:text-align="center"/>
    </style:style>
    <style:style style:name="T5161" style:parent-style-name="AncientGreekἈρχαίαἑλληνικά" style:family="text">
      <style:text-properties fo:font-weight="bold" style:font-weight-asian="bold" style:font-weight-complex="bold" fo:font-size="18pt" style:font-size-asian="18pt" style:font-size-complex="14pt"/>
    </style:style>
    <style:style style:name="T5162"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5163" style:parent-style-name="AncientGreekἈρχαίαἑλληνικά" style:family="text">
      <style:text-properties fo:font-weight="bold" style:font-weight-asian="bold" style:font-weight-complex="bold" fo:font-size="18pt" style:font-size-asian="18pt" style:font-size-complex="14pt"/>
    </style:style>
    <style:style style:name="T5164"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5165" style:parent-style-name="AncientGreekἈρχαίαἑλληνικά" style:family="text">
      <style:text-properties fo:font-weight="bold" style:font-weight-asian="bold" style:font-weight-complex="bold" fo:font-size="18pt" style:font-size-asian="18pt" style:font-size-complex="14pt"/>
    </style:style>
    <style:style style:name="T5166"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5167" style:parent-style-name="AncientGreekἈρχαίαἑλληνικά" style:family="text">
      <style:text-properties fo:font-weight="bold" style:font-weight-asian="bold" style:font-weight-complex="bold" fo:font-size="18pt" style:font-size-asian="18pt" style:font-size-complex="14pt"/>
    </style:style>
    <style:style style:name="P5168" style:parent-style-name="Standard" style:family="paragraph">
      <style:paragraph-properties fo:widows="0" fo:orphans="0"/>
    </style:style>
    <style:style style:name="T5169" style:parent-style-name="AncientGreekἈρχαίαἑλληνικά" style:family="text">
      <style:text-properties style:font-weight-complex="bold" style:font-size-complex="14pt" fo:language="el" fo:country="GR"/>
    </style:style>
    <style:style style:name="T5170" style:parent-style-name="AncientGreekἈρχαίαἑλληνικά" style:family="text">
      <style:text-properties style:font-weight-complex="bold" style:font-size-complex="14pt"/>
    </style:style>
    <style:style style:name="T5171" style:parent-style-name="AncientGreekἈρχαίαἑλληνικά" style:family="text">
      <style:text-properties style:font-weight-complex="bold" style:font-size-complex="14pt" fo:language="el" fo:country="GR"/>
    </style:style>
    <style:style style:name="T5172" style:parent-style-name="AncientGreekἈρχαίαἑλληνικά" style:family="text">
      <style:text-properties style:font-weight-complex="bold" style:font-size-complex="14pt"/>
    </style:style>
    <style:style style:name="T5173" style:parent-style-name="AncientGreekἈρχαίαἑλληνικά" style:family="text">
      <style:text-properties style:font-weight-complex="bold" style:font-size-complex="14pt" fo:language="el" fo:country="GR"/>
    </style:style>
    <style:style style:name="T5174" style:parent-style-name="AncientGreekἈρχαίαἑλληνικά" style:family="text">
      <style:text-properties style:font-weight-complex="bold" style:font-size-complex="14pt"/>
    </style:style>
    <style:style style:name="T5175" style:parent-style-name="AncientGreekἈρχαίαἑλληνικά" style:family="text">
      <style:text-properties style:font-weight-complex="bold" style:font-size-complex="14pt" fo:language="el" fo:country="GR"/>
    </style:style>
    <style:style style:name="T5176" style:parent-style-name="AncientGreekἈρχαίαἑλληνικά" style:family="text">
      <style:text-properties style:font-weight-complex="bold" style:font-size-complex="14pt"/>
    </style:style>
    <style:style style:name="T5177" style:parent-style-name="AncientGreekἈρχαίαἑλληνικά" style:family="text">
      <style:text-properties style:font-weight-complex="bold" style:font-size-complex="14pt" fo:language="el" fo:country="GR"/>
    </style:style>
    <style:style style:name="T5178" style:parent-style-name="AncientGreekἈρχαίαἑλληνικά" style:family="text">
      <style:text-properties style:font-weight-complex="bold" style:font-size-complex="14pt"/>
    </style:style>
    <style:style style:name="T5179" style:parent-style-name="AncientGreekἈρχαίαἑλληνικά" style:family="text">
      <style:text-properties style:font-weight-complex="bold" style:font-size-complex="14pt" fo:language="el" fo:country="GR"/>
    </style:style>
    <style:style style:name="T5180" style:parent-style-name="AncientGreekἈρχαίαἑλληνικά" style:family="text">
      <style:text-properties style:font-weight-complex="bold" style:font-size-complex="14pt"/>
    </style:style>
    <style:style style:name="T5181" style:parent-style-name="AncientGreekἈρχαίαἑλληνικά" style:family="text">
      <style:text-properties style:font-weight-complex="bold" style:font-size-complex="14pt" fo:language="el" fo:country="GR"/>
    </style:style>
    <style:style style:name="T5182" style:parent-style-name="AncientGreekἈρχαίαἑλληνικά" style:family="text">
      <style:text-properties style:font-weight-complex="bold" style:font-size-complex="14pt"/>
    </style:style>
    <style:style style:name="T5183" style:parent-style-name="AncientGreekἈρχαίαἑλληνικά" style:family="text">
      <style:text-properties style:font-weight-complex="bold" style:font-size-complex="14pt" fo:language="el" fo:country="GR"/>
    </style:style>
    <style:style style:name="T5184" style:parent-style-name="AncientGreekἈρχαίαἑλληνικά" style:family="text">
      <style:text-properties style:font-weight-complex="bold" style:font-size-complex="14pt"/>
    </style:style>
    <style:style style:name="T5185" style:parent-style-name="AncientGreekἈρχαίαἑλληνικά" style:family="text">
      <style:text-properties style:font-weight-complex="bold" style:font-size-complex="14pt" fo:language="el" fo:country="GR"/>
    </style:style>
    <style:style style:name="T5186" style:parent-style-name="AncientGreekἈρχαίαἑλληνικά" style:family="text">
      <style:text-properties style:font-weight-complex="bold" style:font-size-complex="14pt"/>
    </style:style>
    <style:style style:name="T5187" style:parent-style-name="AncientGreekἈρχαίαἑλληνικά" style:family="text">
      <style:text-properties style:font-weight-complex="bold" style:font-size-complex="14pt" fo:language="el" fo:country="GR"/>
    </style:style>
    <style:style style:name="T5188" style:parent-style-name="AncientGreekἈρχαίαἑλληνικά" style:family="text">
      <style:text-properties style:font-weight-complex="bold" style:font-size-complex="14pt"/>
    </style:style>
    <style:style style:name="T5189" style:parent-style-name="AncientGreekἈρχαίαἑλληνικά" style:family="text">
      <style:text-properties style:font-weight-complex="bold" style:font-size-complex="14pt" fo:language="el" fo:country="GR"/>
    </style:style>
    <style:style style:name="T5190" style:parent-style-name="AncientGreekἈρχαίαἑλληνικά" style:family="text">
      <style:text-properties style:font-weight-complex="bold" style:font-size-complex="14pt"/>
    </style:style>
    <style:style style:name="T5191" style:parent-style-name="AncientGreekἈρχαίαἑλληνικά" style:family="text">
      <style:text-properties style:font-weight-complex="bold" style:font-size-complex="14pt" fo:language="el" fo:country="GR"/>
    </style:style>
    <style:style style:name="T5192" style:parent-style-name="AncientGreekἈρχαίαἑλληνικά" style:family="text">
      <style:text-properties style:font-weight-complex="bold" style:font-size-complex="14pt"/>
    </style:style>
    <style:style style:name="T5193" style:parent-style-name="AncientGreekἈρχαίαἑλληνικά" style:family="text">
      <style:text-properties style:font-weight-complex="bold" style:font-size-complex="14pt" fo:language="el" fo:country="GR"/>
    </style:style>
    <style:style style:name="T5194" style:parent-style-name="AncientGreekἈρχαίαἑλληνικά" style:family="text">
      <style:text-properties style:font-weight-complex="bold" style:font-size-complex="14pt"/>
    </style:style>
    <style:style style:name="T5195" style:parent-style-name="AncientGreekἈρχαίαἑλληνικά" style:family="text">
      <style:text-properties style:font-weight-complex="bold" style:font-size-complex="14pt" fo:language="el" fo:country="GR"/>
    </style:style>
    <style:style style:name="T5196" style:parent-style-name="AncientGreekἈρχαίαἑλληνικά" style:family="text">
      <style:text-properties style:font-weight-complex="bold" style:font-size-complex="14pt"/>
    </style:style>
    <style:style style:name="T5197" style:parent-style-name="AncientGreekἈρχαίαἑλληνικά" style:family="text">
      <style:text-properties style:font-weight-complex="bold" style:font-size-complex="14pt" fo:language="el" fo:country="GR"/>
    </style:style>
    <style:style style:name="T5198" style:parent-style-name="AncientGreekἈρχαίαἑλληνικά" style:family="text">
      <style:text-properties style:font-weight-complex="bold" style:font-size-complex="14pt"/>
    </style:style>
    <style:style style:name="T5199" style:parent-style-name="AncientGreekἈρχαίαἑλληνικά" style:family="text">
      <style:text-properties style:font-weight-complex="bold" style:font-size-complex="14pt" fo:language="el" fo:country="GR"/>
    </style:style>
    <style:style style:name="T5200" style:parent-style-name="AncientGreekἈρχαίαἑλληνικά" style:family="text">
      <style:text-properties style:font-weight-complex="bold" style:font-size-complex="14pt"/>
    </style:style>
    <style:style style:name="T5201" style:parent-style-name="AncientGreekἈρχαίαἑλληνικά" style:family="text">
      <style:text-properties style:font-weight-complex="bold" style:font-size-complex="14pt" fo:language="el" fo:country="GR"/>
    </style:style>
    <style:style style:name="T5202" style:parent-style-name="AncientGreekἈρχαίαἑλληνικά" style:family="text">
      <style:text-properties style:font-weight-complex="bold" style:font-size-complex="14pt"/>
    </style:style>
    <style:style style:name="T5203" style:parent-style-name="AncientGreekἈρχαίαἑλληνικά" style:family="text">
      <style:text-properties style:font-weight-complex="bold" style:font-size-complex="14pt" fo:language="el" fo:country="GR"/>
    </style:style>
    <style:style style:name="T5204" style:parent-style-name="AncientGreekἈρχαίαἑλληνικά" style:family="text">
      <style:text-properties style:font-weight-complex="bold" style:font-size-complex="14pt"/>
    </style:style>
    <style:style style:name="T5205" style:parent-style-name="AncientGreekἈρχαίαἑλληνικά" style:family="text">
      <style:text-properties style:font-weight-complex="bold" style:font-size-complex="14pt" fo:language="el" fo:country="GR"/>
    </style:style>
    <style:style style:name="T5206" style:parent-style-name="AncientGreekἈρχαίαἑλληνικά" style:family="text">
      <style:text-properties style:font-weight-complex="bold" style:font-size-complex="14pt"/>
    </style:style>
    <style:style style:name="T5207" style:parent-style-name="AncientGreekἈρχαίαἑλληνικά" style:family="text">
      <style:text-properties style:font-weight-complex="bold" style:font-size-complex="14pt" fo:language="el" fo:country="GR"/>
    </style:style>
    <style:style style:name="T5208" style:parent-style-name="AncientGreekἈρχαίαἑλληνικά" style:family="text">
      <style:text-properties style:font-weight-complex="bold" style:font-size-complex="14pt"/>
    </style:style>
    <style:style style:name="T5209" style:parent-style-name="AncientGreekἈρχαίαἑλληνικά" style:family="text">
      <style:text-properties style:font-weight-complex="bold" style:font-size-complex="14pt" fo:language="el" fo:country="GR"/>
    </style:style>
    <style:style style:name="T5210" style:parent-style-name="AncientGreekἈρχαίαἑλληνικά" style:family="text">
      <style:text-properties style:font-weight-complex="bold" style:font-size-complex="14pt"/>
    </style:style>
    <style:style style:name="T5211" style:parent-style-name="AncientGreekἈρχαίαἑλληνικά" style:family="text">
      <style:text-properties style:font-weight-complex="bold" style:font-size-complex="14pt" fo:language="el" fo:country="GR"/>
    </style:style>
    <style:style style:name="T5212" style:parent-style-name="AncientGreekἈρχαίαἑλληνικά" style:family="text">
      <style:text-properties style:font-weight-complex="bold" style:font-size-complex="14pt"/>
    </style:style>
    <style:style style:name="T5213" style:parent-style-name="AncientGreekἈρχαίαἑλληνικά" style:family="text">
      <style:text-properties style:font-weight-complex="bold" style:font-size-complex="14pt" fo:language="el" fo:country="GR"/>
    </style:style>
    <style:style style:name="T5214" style:parent-style-name="AncientGreekἈρχαίαἑλληνικά" style:family="text">
      <style:text-properties style:font-weight-complex="bold" style:font-size-complex="14pt"/>
    </style:style>
    <style:style style:name="T5215" style:parent-style-name="AncientGreekἈρχαίαἑλληνικά" style:family="text">
      <style:text-properties style:font-weight-complex="bold" style:font-size-complex="14pt" fo:language="el" fo:country="GR"/>
    </style:style>
    <style:style style:name="T5216" style:parent-style-name="AncientGreekἈρχαίαἑλληνικά" style:family="text">
      <style:text-properties style:font-weight-complex="bold" style:font-size-complex="14pt"/>
    </style:style>
    <style:style style:name="T5217" style:parent-style-name="AncientGreekἈρχαίαἑλληνικά" style:family="text">
      <style:text-properties style:font-weight-complex="bold" style:font-size-complex="14pt" fo:language="el" fo:country="GR"/>
    </style:style>
    <style:style style:name="T5218" style:parent-style-name="AncientGreekἈρχαίαἑλληνικά" style:family="text">
      <style:text-properties style:font-weight-complex="bold" style:font-size-complex="14pt"/>
    </style:style>
    <style:style style:name="T5219" style:parent-style-name="AncientGreekἈρχαίαἑλληνικά" style:family="text">
      <style:text-properties style:font-weight-complex="bold" style:font-size-complex="14pt" fo:language="el" fo:country="GR"/>
    </style:style>
    <style:style style:name="T5220" style:parent-style-name="AncientGreekἈρχαίαἑλληνικά" style:family="text">
      <style:text-properties style:font-weight-complex="bold" style:font-size-complex="14pt"/>
    </style:style>
    <style:style style:name="T5221" style:parent-style-name="AncientGreekἈρχαίαἑλληνικά" style:family="text">
      <style:text-properties style:font-weight-complex="bold" style:font-size-complex="14pt" fo:language="el" fo:country="GR"/>
    </style:style>
    <style:style style:name="T5222" style:parent-style-name="AncientGreekἈρχαίαἑλληνικά" style:family="text">
      <style:text-properties style:font-weight-complex="bold" style:font-size-complex="14pt"/>
    </style:style>
    <style:style style:name="T5223" style:parent-style-name="AncientGreekἈρχαίαἑλληνικά" style:family="text">
      <style:text-properties style:font-weight-complex="bold" style:font-size-complex="14pt" fo:language="el" fo:country="GR"/>
    </style:style>
    <style:style style:name="T5224" style:parent-style-name="AncientGreekἈρχαίαἑλληνικά" style:family="text">
      <style:text-properties style:font-weight-complex="bold" style:font-size-complex="14pt"/>
    </style:style>
    <style:style style:name="T5225" style:parent-style-name="AncientGreekἈρχαίαἑλληνικά" style:family="text">
      <style:text-properties style:font-weight-complex="bold" style:font-size-complex="14pt" fo:language="el" fo:country="GR"/>
    </style:style>
    <style:style style:name="T5226" style:parent-style-name="AncientGreekἈρχαίαἑλληνικά" style:family="text">
      <style:text-properties style:font-weight-complex="bold" style:font-size-complex="14pt"/>
    </style:style>
    <style:style style:name="T5227" style:parent-style-name="AncientGreekἈρχαίαἑλληνικά" style:family="text">
      <style:text-properties style:font-weight-complex="bold" style:font-size-complex="14pt" fo:language="el" fo:country="GR"/>
    </style:style>
    <style:style style:name="T5228" style:parent-style-name="AncientGreekἈρχαίαἑλληνικά" style:family="text">
      <style:text-properties style:font-weight-complex="bold" style:font-size-complex="14pt"/>
    </style:style>
    <style:style style:name="T5229" style:parent-style-name="AncientGreekἈρχαίαἑλληνικά" style:family="text">
      <style:text-properties style:font-weight-complex="bold" style:font-size-complex="14pt"/>
    </style:style>
    <style:style style:name="T5230" style:parent-style-name="AncientGreekἈρχαίαἑλληνικά" style:family="text">
      <style:text-properties style:font-weight-complex="bold" style:font-size-complex="14pt"/>
    </style:style>
    <style:style style:name="T5231" style:parent-style-name="AncientGreekἈρχαίαἑλληνικά" style:family="text">
      <style:text-properties style:font-weight-complex="bold" style:font-size-complex="14pt" fo:language="el" fo:country="GR"/>
    </style:style>
    <style:style style:name="T5232" style:parent-style-name="AncientGreekἈρχαίαἑλληνικά" style:family="text">
      <style:text-properties style:font-weight-complex="bold" style:font-size-complex="14pt"/>
    </style:style>
    <style:style style:name="T5233" style:parent-style-name="AncientGreekἈρχαίαἑλληνικά" style:family="text">
      <style:text-properties style:font-weight-complex="bold" style:font-size-complex="14pt" fo:language="el" fo:country="GR"/>
    </style:style>
    <style:style style:name="T5234" style:parent-style-name="AncientGreekἈρχαίαἑλληνικά" style:family="text">
      <style:text-properties style:font-weight-complex="bold" style:font-size-complex="14pt"/>
    </style:style>
    <style:style style:name="T5235" style:parent-style-name="AncientGreekἈρχαίαἑλληνικά" style:family="text">
      <style:text-properties style:font-weight-complex="bold" style:font-size-complex="14pt" fo:language="el" fo:country="GR"/>
    </style:style>
    <style:style style:name="T5236" style:parent-style-name="AncientGreekἈρχαίαἑλληνικά" style:family="text">
      <style:text-properties style:font-weight-complex="bold" style:font-size-complex="14pt"/>
    </style:style>
    <style:style style:name="T5237" style:parent-style-name="AncientGreekἈρχαίαἑλληνικά" style:family="text">
      <style:text-properties style:font-weight-complex="bold" style:font-size-complex="14pt" fo:language="el" fo:country="GR"/>
    </style:style>
    <style:style style:name="T5238" style:parent-style-name="AncientGreekἈρχαίαἑλληνικά" style:family="text">
      <style:text-properties style:font-weight-complex="bold" style:font-size-complex="14pt"/>
    </style:style>
    <style:style style:name="T5239" style:parent-style-name="AncientGreekἈρχαίαἑλληνικά" style:family="text">
      <style:text-properties style:font-weight-complex="bold" style:font-size-complex="14pt" fo:language="el" fo:country="GR"/>
    </style:style>
    <style:style style:name="T5240" style:parent-style-name="AncientGreekἈρχαίαἑλληνικά" style:family="text">
      <style:text-properties style:font-weight-complex="bold" style:font-size-complex="14pt"/>
    </style:style>
    <style:style style:name="T5241" style:parent-style-name="AncientGreekἈρχαίαἑλληνικά" style:family="text">
      <style:text-properties style:font-weight-complex="bold" style:font-size-complex="14pt" fo:language="el" fo:country="GR"/>
    </style:style>
    <style:style style:name="T5242" style:parent-style-name="AncientGreekἈρχαίαἑλληνικά" style:family="text">
      <style:text-properties style:font-weight-complex="bold" style:font-size-complex="14pt"/>
    </style:style>
    <style:style style:name="T5243" style:parent-style-name="AncientGreekἈρχαίαἑλληνικά" style:family="text">
      <style:text-properties style:font-weight-complex="bold" style:font-size-complex="14pt" fo:language="el" fo:country="GR"/>
    </style:style>
    <style:style style:name="T5244" style:parent-style-name="AncientGreekἈρχαίαἑλληνικά" style:family="text">
      <style:text-properties style:font-weight-complex="bold" style:font-size-complex="14pt"/>
    </style:style>
    <style:style style:name="T5245" style:parent-style-name="AncientGreekἈρχαίαἑλληνικά" style:family="text">
      <style:text-properties style:font-weight-complex="bold" style:font-size-complex="14pt" fo:language="el" fo:country="GR"/>
    </style:style>
    <style:style style:name="T5246" style:parent-style-name="AncientGreekἈρχαίαἑλληνικά" style:family="text">
      <style:text-properties style:font-weight-complex="bold" style:font-size-complex="14pt"/>
    </style:style>
    <style:style style:name="T5247" style:parent-style-name="AncientGreekἈρχαίαἑλληνικά" style:family="text">
      <style:text-properties style:font-weight-complex="bold" style:font-size-complex="14pt" fo:language="el" fo:country="GR"/>
    </style:style>
    <style:style style:name="T5248" style:parent-style-name="AncientGreekἈρχαίαἑλληνικά" style:family="text">
      <style:text-properties style:font-weight-complex="bold" style:font-size-complex="14pt"/>
    </style:style>
    <style:style style:name="T5249" style:parent-style-name="AncientGreekἈρχαίαἑλληνικά" style:family="text">
      <style:text-properties style:font-weight-complex="bold" style:font-size-complex="14pt" fo:language="el" fo:country="GR"/>
    </style:style>
    <style:style style:name="T5250" style:parent-style-name="AncientGreekἈρχαίαἑλληνικά" style:family="text">
      <style:text-properties style:font-weight-complex="bold" style:font-size-complex="14pt"/>
    </style:style>
    <style:style style:name="T5251" style:parent-style-name="AncientGreekἈρχαίαἑλληνικά" style:family="text">
      <style:text-properties style:font-weight-complex="bold" style:font-size-complex="14pt" fo:language="el" fo:country="GR"/>
    </style:style>
    <style:style style:name="T5252" style:parent-style-name="AncientGreekἈρχαίαἑλληνικά" style:family="text">
      <style:text-properties style:font-weight-complex="bold" style:font-size-complex="14pt"/>
    </style:style>
    <style:style style:name="T5253" style:parent-style-name="AncientGreekἈρχαίαἑλληνικά" style:family="text">
      <style:text-properties style:font-weight-complex="bold" style:font-size-complex="14pt" fo:language="el" fo:country="GR"/>
    </style:style>
    <style:style style:name="T5254" style:parent-style-name="AncientGreekἈρχαίαἑλληνικά" style:family="text">
      <style:text-properties style:font-weight-complex="bold" style:font-size-complex="14pt"/>
    </style:style>
    <style:style style:name="T5255" style:parent-style-name="AncientGreekἈρχαίαἑλληνικά" style:family="text">
      <style:text-properties style:font-weight-complex="bold" style:font-size-complex="14pt" fo:language="el" fo:country="GR"/>
    </style:style>
    <style:style style:name="T5256" style:parent-style-name="AncientGreekἈρχαίαἑλληνικά" style:family="text">
      <style:text-properties style:font-weight-complex="bold" style:font-size-complex="14pt"/>
    </style:style>
    <style:style style:name="T5257" style:parent-style-name="AncientGreekἈρχαίαἑλληνικά" style:family="text">
      <style:text-properties style:font-weight-complex="bold" style:font-size-complex="14pt" fo:language="el" fo:country="GR"/>
    </style:style>
    <style:style style:name="T5258" style:parent-style-name="AncientGreekἈρχαίαἑλληνικά" style:family="text">
      <style:text-properties style:font-weight-complex="bold" style:font-size-complex="14pt"/>
    </style:style>
    <style:style style:name="T5259" style:parent-style-name="AncientGreekἈρχαίαἑλληνικά" style:family="text">
      <style:text-properties style:font-weight-complex="bold" style:font-size-complex="14pt" fo:language="el" fo:country="GR"/>
    </style:style>
    <style:style style:name="T5260" style:parent-style-name="AncientGreekἈρχαίαἑλληνικά" style:family="text">
      <style:text-properties style:font-weight-complex="bold" style:font-size-complex="14pt"/>
    </style:style>
    <style:style style:name="T5261" style:parent-style-name="AncientGreekἈρχαίαἑλληνικά" style:family="text">
      <style:text-properties style:font-weight-complex="bold" style:font-size-complex="14pt" fo:language="el" fo:country="GR"/>
    </style:style>
    <style:style style:name="T5262" style:parent-style-name="AncientGreekἈρχαίαἑλληνικά" style:family="text">
      <style:text-properties style:font-weight-complex="bold" style:font-size-complex="14pt"/>
    </style:style>
    <style:style style:name="T5263" style:parent-style-name="AncientGreekἈρχαίαἑλληνικά" style:family="text">
      <style:text-properties style:font-weight-complex="bold" style:font-size-complex="14pt" fo:language="el" fo:country="GR"/>
    </style:style>
    <style:style style:name="T5264" style:parent-style-name="AncientGreekἈρχαίαἑλληνικά" style:family="text">
      <style:text-properties style:font-weight-complex="bold" style:font-size-complex="14pt"/>
    </style:style>
    <style:style style:name="T5265" style:parent-style-name="AncientGreekἈρχαίαἑλληνικά" style:family="text">
      <style:text-properties style:font-weight-complex="bold" style:font-size-complex="14pt" fo:language="el" fo:country="GR"/>
    </style:style>
    <style:style style:name="T5266" style:parent-style-name="AncientGreekἈρχαίαἑλληνικά" style:family="text">
      <style:text-properties style:font-weight-complex="bold" style:font-size-complex="14pt"/>
    </style:style>
    <style:style style:name="T5267" style:parent-style-name="AncientGreekἈρχαίαἑλληνικά" style:family="text">
      <style:text-properties style:font-weight-complex="bold" style:font-size-complex="14pt" fo:language="el" fo:country="GR"/>
    </style:style>
    <style:style style:name="T5268" style:parent-style-name="AncientGreekἈρχαίαἑλληνικά" style:family="text">
      <style:text-properties style:font-weight-complex="bold" style:font-size-complex="14pt"/>
    </style:style>
    <style:style style:name="T5269" style:parent-style-name="AncientGreekἈρχαίαἑλληνικά" style:family="text">
      <style:text-properties style:font-weight-complex="bold" style:font-size-complex="14pt" fo:language="el" fo:country="GR"/>
    </style:style>
    <style:style style:name="T5270" style:parent-style-name="AncientGreekἈρχαίαἑλληνικά" style:family="text">
      <style:text-properties style:font-weight-complex="bold" style:font-size-complex="14pt"/>
    </style:style>
    <style:style style:name="T5271" style:parent-style-name="AncientGreekἈρχαίαἑλληνικά" style:family="text">
      <style:text-properties style:font-weight-complex="bold" style:font-size-complex="14pt" fo:language="el" fo:country="GR"/>
    </style:style>
    <style:style style:name="T5272" style:parent-style-name="AncientGreekἈρχαίαἑλληνικά" style:family="text">
      <style:text-properties style:font-weight-complex="bold" style:font-size-complex="14pt"/>
    </style:style>
    <style:style style:name="T5273" style:parent-style-name="AncientGreekἈρχαίαἑλληνικά" style:family="text">
      <style:text-properties style:font-weight-complex="bold" style:font-size-complex="14pt" fo:language="el" fo:country="GR"/>
    </style:style>
    <style:style style:name="T5274" style:parent-style-name="AncientGreekἈρχαίαἑλληνικά" style:family="text">
      <style:text-properties style:font-weight-complex="bold" style:font-size-complex="14pt"/>
    </style:style>
    <style:style style:name="T5275" style:parent-style-name="AncientGreekἈρχαίαἑλληνικά" style:family="text">
      <style:text-properties style:font-weight-complex="bold" style:font-size-complex="14pt" fo:language="el" fo:country="GR"/>
    </style:style>
    <style:style style:name="T5276" style:parent-style-name="AncientGreekἈρχαίαἑλληνικά" style:family="text">
      <style:text-properties style:font-weight-complex="bold" style:font-size-complex="14pt"/>
    </style:style>
    <style:style style:name="T5277" style:parent-style-name="AncientGreekἈρχαίαἑλληνικά" style:family="text">
      <style:text-properties style:font-weight-complex="bold" style:font-size-complex="14pt" fo:language="el" fo:country="GR"/>
    </style:style>
    <style:style style:name="T5278" style:parent-style-name="AncientGreekἈρχαίαἑλληνικά" style:family="text">
      <style:text-properties style:font-weight-complex="bold" style:font-size-complex="14pt"/>
    </style:style>
    <style:style style:name="T5279" style:parent-style-name="AncientGreekἈρχαίαἑλληνικά" style:family="text">
      <style:text-properties style:font-weight-complex="bold" style:font-size-complex="14pt" fo:language="el" fo:country="GR"/>
    </style:style>
    <style:style style:name="T5280" style:parent-style-name="AncientGreekἈρχαίαἑλληνικά" style:family="text">
      <style:text-properties style:font-weight-complex="bold" style:font-size-complex="14pt"/>
    </style:style>
    <style:style style:name="T5281" style:parent-style-name="AncientGreekἈρχαίαἑλληνικά" style:family="text">
      <style:text-properties style:font-weight-complex="bold" style:font-size-complex="14pt" fo:language="el" fo:country="GR"/>
    </style:style>
    <style:style style:name="T5282" style:parent-style-name="AncientGreekἈρχαίαἑλληνικά" style:family="text">
      <style:text-properties style:font-weight-complex="bold" style:font-size-complex="14pt"/>
    </style:style>
    <style:style style:name="T5283" style:parent-style-name="AncientGreekἈρχαίαἑλληνικά" style:family="text">
      <style:text-properties style:font-weight-complex="bold" style:font-size-complex="14pt" fo:language="el" fo:country="GR"/>
    </style:style>
    <style:style style:name="T5284" style:parent-style-name="AncientGreekἈρχαίαἑλληνικά" style:family="text">
      <style:text-properties style:font-weight-complex="bold" style:font-size-complex="14pt"/>
    </style:style>
    <style:style style:name="T5285" style:parent-style-name="AncientGreekἈρχαίαἑλληνικά" style:family="text">
      <style:text-properties style:font-weight-complex="bold" style:font-size-complex="14pt" fo:language="el" fo:country="GR"/>
    </style:style>
    <style:style style:name="T5286" style:parent-style-name="AncientGreekἈρχαίαἑλληνικά" style:family="text">
      <style:text-properties style:font-weight-complex="bold" style:font-size-complex="14pt"/>
    </style:style>
    <style:style style:name="T5287" style:parent-style-name="AncientGreekἈρχαίαἑλληνικά" style:family="text">
      <style:text-properties style:font-weight-complex="bold" style:font-size-complex="14pt" fo:language="el" fo:country="GR"/>
    </style:style>
    <style:style style:name="T5288" style:parent-style-name="AncientGreekἈρχαίαἑλληνικά" style:family="text">
      <style:text-properties style:font-weight-complex="bold" style:font-size-complex="14pt"/>
    </style:style>
    <style:style style:name="T5289" style:parent-style-name="AncientGreekἈρχαίαἑλληνικά" style:family="text">
      <style:text-properties style:font-weight-complex="bold" style:font-size-complex="14pt" fo:language="el" fo:country="GR"/>
    </style:style>
    <style:style style:name="T5290" style:parent-style-name="AncientGreekἈρχαίαἑλληνικά" style:family="text">
      <style:text-properties style:font-weight-complex="bold" style:font-size-complex="14pt"/>
    </style:style>
    <style:style style:name="T5291" style:parent-style-name="AncientGreekἈρχαίαἑλληνικά" style:family="text">
      <style:text-properties style:font-weight-complex="bold" style:font-size-complex="14pt" fo:language="el" fo:country="GR"/>
    </style:style>
    <style:style style:name="T5292" style:parent-style-name="AncientGreekἈρχαίαἑλληνικά" style:family="text">
      <style:text-properties style:font-weight-complex="bold" style:font-size-complex="14pt"/>
    </style:style>
    <style:style style:name="T5293" style:parent-style-name="AncientGreekἈρχαίαἑλληνικά" style:family="text">
      <style:text-properties style:font-weight-complex="bold" style:font-size-complex="14pt" fo:language="el" fo:country="GR"/>
    </style:style>
    <style:style style:name="T5294" style:parent-style-name="AncientGreekἈρχαίαἑλληνικά" style:family="text">
      <style:text-properties style:font-weight-complex="bold" style:font-size-complex="14pt"/>
    </style:style>
    <style:style style:name="T5295" style:parent-style-name="AncientGreekἈρχαίαἑλληνικά" style:family="text">
      <style:text-properties style:font-weight-complex="bold" style:font-size-complex="14pt" fo:language="el" fo:country="GR"/>
    </style:style>
    <style:style style:name="T5296" style:parent-style-name="AncientGreekἈρχαίαἑλληνικά" style:family="text">
      <style:text-properties style:font-weight-complex="bold" style:font-size-complex="14pt"/>
    </style:style>
    <style:style style:name="T5297" style:parent-style-name="AncientGreekἈρχαίαἑλληνικά" style:family="text">
      <style:text-properties style:font-weight-complex="bold" style:font-size-complex="14pt" fo:language="el" fo:country="GR"/>
    </style:style>
    <style:style style:name="T5298" style:parent-style-name="AncientGreekἈρχαίαἑλληνικά" style:family="text">
      <style:text-properties style:font-weight-complex="bold" style:font-size-complex="14pt"/>
    </style:style>
    <style:style style:name="T5299" style:parent-style-name="AncientGreekἈρχαίαἑλληνικά" style:family="text">
      <style:text-properties style:font-weight-complex="bold" style:font-size-complex="14pt" fo:language="el" fo:country="GR"/>
    </style:style>
    <style:style style:name="T5300" style:parent-style-name="AncientGreekἈρχαίαἑλληνικά" style:family="text">
      <style:text-properties style:font-weight-complex="bold" style:font-size-complex="14pt"/>
    </style:style>
    <style:style style:name="T5301" style:parent-style-name="AncientGreekἈρχαίαἑλληνικά" style:family="text">
      <style:text-properties style:font-weight-complex="bold" style:font-size-complex="14pt" fo:language="el" fo:country="GR"/>
    </style:style>
    <style:style style:name="T5302" style:parent-style-name="AncientGreekἈρχαίαἑλληνικά" style:family="text">
      <style:text-properties style:font-weight-complex="bold" style:font-size-complex="14pt"/>
    </style:style>
    <style:style style:name="T5303" style:parent-style-name="AncientGreekἈρχαίαἑλληνικά" style:family="text">
      <style:text-properties style:font-weight-complex="bold" style:font-size-complex="14pt" fo:language="el" fo:country="GR"/>
    </style:style>
    <style:style style:name="T5304" style:parent-style-name="AncientGreekἈρχαίαἑλληνικά" style:family="text">
      <style:text-properties style:font-weight-complex="bold" style:font-size-complex="14pt"/>
    </style:style>
    <style:style style:name="T5305" style:parent-style-name="AncientGreekἈρχαίαἑλληνικά" style:family="text">
      <style:text-properties style:font-weight-complex="bold" style:font-size-complex="14pt" fo:language="el" fo:country="GR"/>
    </style:style>
    <style:style style:name="T5306" style:parent-style-name="AncientGreekἈρχαίαἑλληνικά" style:family="text">
      <style:text-properties style:font-weight-complex="bold" style:font-size-complex="14pt"/>
    </style:style>
    <style:style style:name="T5307" style:parent-style-name="AncientGreekἈρχαίαἑλληνικά" style:family="text">
      <style:text-properties style:font-weight-complex="bold" style:font-size-complex="14pt" fo:language="el" fo:country="GR"/>
    </style:style>
    <style:style style:name="T5308" style:parent-style-name="AncientGreekἈρχαίαἑλληνικά" style:family="text">
      <style:text-properties style:font-weight-complex="bold" style:font-size-complex="14pt"/>
    </style:style>
    <style:style style:name="T5309" style:parent-style-name="AncientGreekἈρχαίαἑλληνικά" style:family="text">
      <style:text-properties style:font-weight-complex="bold" style:font-size-complex="14pt" fo:language="el" fo:country="GR"/>
    </style:style>
    <style:style style:name="T5310" style:parent-style-name="AncientGreekἈρχαίαἑλληνικά" style:family="text">
      <style:text-properties style:font-weight-complex="bold" style:font-size-complex="14pt"/>
    </style:style>
    <style:style style:name="T5311" style:parent-style-name="AncientGreekἈρχαίαἑλληνικά" style:family="text">
      <style:text-properties style:font-weight-complex="bold" style:font-size-complex="14pt" fo:language="el" fo:country="GR"/>
    </style:style>
    <style:style style:name="T5312" style:parent-style-name="AncientGreekἈρχαίαἑλληνικά" style:family="text">
      <style:text-properties style:font-weight-complex="bold" style:font-size-complex="14pt"/>
    </style:style>
    <style:style style:name="T5313" style:parent-style-name="AncientGreekἈρχαίαἑλληνικά" style:family="text">
      <style:text-properties style:font-weight-complex="bold" style:font-size-complex="14pt" fo:language="el" fo:country="GR"/>
    </style:style>
    <style:style style:name="T5314" style:parent-style-name="AncientGreekἈρχαίαἑλληνικά" style:family="text">
      <style:text-properties style:font-weight-complex="bold" style:font-size-complex="14pt"/>
    </style:style>
    <style:style style:name="T5315" style:parent-style-name="AncientGreekἈρχαίαἑλληνικά" style:family="text">
      <style:text-properties style:font-weight-complex="bold" style:font-size-complex="14pt" fo:language="el" fo:country="GR"/>
    </style:style>
    <style:style style:name="T5316" style:parent-style-name="AncientGreekἈρχαίαἑλληνικά" style:family="text">
      <style:text-properties style:font-weight-complex="bold" style:font-size-complex="14pt"/>
    </style:style>
    <style:style style:name="T5317" style:parent-style-name="AncientGreekἈρχαίαἑλληνικά" style:family="text">
      <style:text-properties style:font-weight-complex="bold" style:font-size-complex="14pt" fo:language="el" fo:country="GR"/>
    </style:style>
    <style:style style:name="T5318" style:parent-style-name="AncientGreekἈρχαίαἑλληνικά" style:family="text">
      <style:text-properties style:font-weight-complex="bold" style:font-size-complex="14pt"/>
    </style:style>
    <style:style style:name="T5319" style:parent-style-name="AncientGreekἈρχαίαἑλληνικά" style:family="text">
      <style:text-properties style:font-weight-complex="bold" style:font-size-complex="14pt" fo:language="el" fo:country="GR"/>
    </style:style>
    <style:style style:name="T5320" style:parent-style-name="AncientGreekἈρχαίαἑλληνικά" style:family="text">
      <style:text-properties style:font-weight-complex="bold" style:font-size-complex="14pt"/>
    </style:style>
    <style:style style:name="T5321" style:parent-style-name="AncientGreekἈρχαίαἑλληνικά" style:family="text">
      <style:text-properties style:font-weight-complex="bold" style:font-size-complex="14pt" fo:language="el" fo:country="GR"/>
    </style:style>
    <style:style style:name="T5322" style:parent-style-name="AncientGreekἈρχαίαἑλληνικά" style:family="text">
      <style:text-properties style:font-weight-complex="bold" style:font-size-complex="14pt"/>
    </style:style>
    <style:style style:name="T5323" style:parent-style-name="AncientGreekἈρχαίαἑλληνικά" style:family="text">
      <style:text-properties style:font-weight-complex="bold" style:font-size-complex="14pt" fo:language="el" fo:country="GR"/>
    </style:style>
    <style:style style:name="T5324" style:parent-style-name="AncientGreekἈρχαίαἑλληνικά" style:family="text">
      <style:text-properties style:font-weight-complex="bold" style:font-size-complex="14pt"/>
    </style:style>
    <style:style style:name="T5325" style:parent-style-name="AncientGreekἈρχαίαἑλληνικά" style:family="text">
      <style:text-properties style:font-weight-complex="bold" style:font-size-complex="14pt" fo:language="el" fo:country="GR"/>
    </style:style>
    <style:style style:name="T5326" style:parent-style-name="AncientGreekἈρχαίαἑλληνικά" style:family="text">
      <style:text-properties style:font-weight-complex="bold" style:font-size-complex="14pt"/>
    </style:style>
    <style:style style:name="T5327" style:parent-style-name="AncientGreekἈρχαίαἑλληνικά" style:family="text">
      <style:text-properties style:font-weight-complex="bold" style:font-size-complex="14pt" fo:language="el" fo:country="GR"/>
    </style:style>
    <style:style style:name="T5328" style:parent-style-name="AncientGreekἈρχαίαἑλληνικά" style:family="text">
      <style:text-properties style:font-weight-complex="bold" style:font-size-complex="14pt"/>
    </style:style>
    <style:style style:name="T5329" style:parent-style-name="AncientGreekἈρχαίαἑλληνικά" style:family="text">
      <style:text-properties style:font-weight-complex="bold" style:font-size-complex="14pt" fo:language="el" fo:country="GR"/>
    </style:style>
    <style:style style:name="T5330" style:parent-style-name="AncientGreekἈρχαίαἑλληνικά" style:family="text">
      <style:text-properties style:font-weight-complex="bold" style:font-size-complex="14pt"/>
    </style:style>
    <style:style style:name="T5331" style:parent-style-name="AncientGreekἈρχαίαἑλληνικά" style:family="text">
      <style:text-properties style:font-weight-complex="bold" style:font-size-complex="14pt" fo:language="el" fo:country="GR"/>
    </style:style>
    <style:style style:name="T5332" style:parent-style-name="AncientGreekἈρχαίαἑλληνικά" style:family="text">
      <style:text-properties style:font-weight-complex="bold" style:font-size-complex="14pt"/>
    </style:style>
    <style:style style:name="T5333" style:parent-style-name="AncientGreekἈρχαίαἑλληνικά" style:family="text">
      <style:text-properties style:font-weight-complex="bold" style:font-size-complex="14pt" fo:language="el" fo:country="GR"/>
    </style:style>
    <style:style style:name="T5334" style:parent-style-name="AncientGreekἈρχαίαἑλληνικά" style:family="text">
      <style:text-properties style:font-weight-complex="bold" style:font-size-complex="14pt"/>
    </style:style>
    <style:style style:name="T5335" style:parent-style-name="AncientGreekἈρχαίαἑλληνικά" style:family="text">
      <style:text-properties style:font-weight-complex="bold" style:font-size-complex="14pt" fo:language="el" fo:country="GR"/>
    </style:style>
    <style:style style:name="T5336" style:parent-style-name="AncientGreekἈρχαίαἑλληνικά" style:family="text">
      <style:text-properties style:font-weight-complex="bold" style:font-size-complex="14pt"/>
    </style:style>
    <style:style style:name="P5337" style:parent-style-name="Standard" style:family="paragraph">
      <style:paragraph-properties fo:widows="0" fo:orphans="0"/>
    </style:style>
    <style:style style:name="T5338" style:parent-style-name="AncientGreekἈρχαίαἑλληνικά" style:family="text">
      <style:text-properties style:font-weight-complex="bold" style:font-size-complex="14pt" fo:language="el" fo:country="GR"/>
    </style:style>
    <style:style style:name="T5339" style:parent-style-name="AncientGreekἈρχαίαἑλληνικά" style:family="text">
      <style:text-properties style:font-weight-complex="bold" style:font-size-complex="14pt"/>
    </style:style>
    <style:style style:name="T5340" style:parent-style-name="AncientGreekἈρχαίαἑλληνικά" style:family="text">
      <style:text-properties style:font-weight-complex="bold" style:font-size-complex="14pt" fo:language="el" fo:country="GR"/>
    </style:style>
    <style:style style:name="T5341" style:parent-style-name="AncientGreekἈρχαίαἑλληνικά" style:family="text">
      <style:text-properties style:font-weight-complex="bold" style:font-size-complex="14pt"/>
    </style:style>
    <style:style style:name="T5342" style:parent-style-name="AncientGreekἈρχαίαἑλληνικά" style:family="text">
      <style:text-properties style:font-weight-complex="bold" style:font-size-complex="14pt" fo:language="el" fo:country="GR"/>
    </style:style>
    <style:style style:name="T5343" style:parent-style-name="AncientGreekἈρχαίαἑλληνικά" style:family="text">
      <style:text-properties style:font-weight-complex="bold" style:font-size-complex="14pt"/>
    </style:style>
    <style:style style:name="T5344" style:parent-style-name="AncientGreekἈρχαίαἑλληνικά" style:family="text">
      <style:text-properties style:font-weight-complex="bold" style:font-size-complex="14pt" fo:language="el" fo:country="GR"/>
    </style:style>
    <style:style style:name="T5345" style:parent-style-name="AncientGreekἈρχαίαἑλληνικά" style:family="text">
      <style:text-properties style:font-weight-complex="bold" style:font-size-complex="14pt"/>
    </style:style>
    <style:style style:name="T5346" style:parent-style-name="AncientGreekἈρχαίαἑλληνικά" style:family="text">
      <style:text-properties style:font-weight-complex="bold" style:font-size-complex="14pt" fo:language="el" fo:country="GR"/>
    </style:style>
    <style:style style:name="T5347" style:parent-style-name="AncientGreekἈρχαίαἑλληνικά" style:family="text">
      <style:text-properties style:font-weight-complex="bold" style:font-size-complex="14pt"/>
    </style:style>
    <style:style style:name="T5348" style:parent-style-name="AncientGreekἈρχαίαἑλληνικά" style:family="text">
      <style:text-properties style:font-weight-complex="bold" style:font-size-complex="14pt" fo:language="el" fo:country="GR"/>
    </style:style>
    <style:style style:name="T5349" style:parent-style-name="AncientGreekἈρχαίαἑλληνικά" style:family="text">
      <style:text-properties style:font-weight-complex="bold" style:font-size-complex="14pt"/>
    </style:style>
    <style:style style:name="T5350" style:parent-style-name="AncientGreekἈρχαίαἑλληνικά" style:family="text">
      <style:text-properties style:font-weight-complex="bold" style:font-size-complex="14pt" fo:language="el" fo:country="GR"/>
    </style:style>
    <style:style style:name="T5351" style:parent-style-name="AncientGreekἈρχαίαἑλληνικά" style:family="text">
      <style:text-properties style:font-weight-complex="bold" style:font-size-complex="14pt"/>
    </style:style>
    <style:style style:name="T5352" style:parent-style-name="AncientGreekἈρχαίαἑλληνικά" style:family="text">
      <style:text-properties style:font-weight-complex="bold" style:font-size-complex="14pt" fo:language="el" fo:country="GR"/>
    </style:style>
    <style:style style:name="T5353" style:parent-style-name="AncientGreekἈρχαίαἑλληνικά" style:family="text">
      <style:text-properties style:font-weight-complex="bold" style:font-size-complex="14pt"/>
    </style:style>
    <style:style style:name="T5354" style:parent-style-name="AncientGreekἈρχαίαἑλληνικά" style:family="text">
      <style:text-properties style:font-weight-complex="bold" style:font-size-complex="14pt" fo:language="el" fo:country="GR"/>
    </style:style>
    <style:style style:name="T5355" style:parent-style-name="AncientGreekἈρχαίαἑλληνικά" style:family="text">
      <style:text-properties style:font-weight-complex="bold" style:font-size-complex="14pt"/>
    </style:style>
    <style:style style:name="T5356" style:parent-style-name="AncientGreekἈρχαίαἑλληνικά" style:family="text">
      <style:text-properties style:font-weight-complex="bold" style:font-size-complex="14pt" fo:language="el" fo:country="GR"/>
    </style:style>
    <style:style style:name="T5357" style:parent-style-name="AncientGreekἈρχαίαἑλληνικά" style:family="text">
      <style:text-properties style:font-weight-complex="bold" style:font-size-complex="14pt"/>
    </style:style>
    <style:style style:name="T5358" style:parent-style-name="AncientGreekἈρχαίαἑλληνικά" style:family="text">
      <style:text-properties style:font-weight-complex="bold" style:font-size-complex="14pt" fo:language="el" fo:country="GR"/>
    </style:style>
    <style:style style:name="T5359" style:parent-style-name="AncientGreekἈρχαίαἑλληνικά" style:family="text">
      <style:text-properties style:font-weight-complex="bold" style:font-size-complex="14pt"/>
    </style:style>
    <style:style style:name="TableCell5360" style:family="table-cell">
      <style:table-cell-properties fo:border="0.0069in solid #000000" fo:background-color="#FFFFFF" style:writing-mode="lr-tb" fo:padding-top="0in" fo:padding-left="0.1527in" fo:padding-bottom="0in" fo:padding-right="0.15in"/>
    </style:style>
    <style:style style:name="P5361" style:parent-style-name="Standard" style:family="paragraph">
      <style:paragraph-properties fo:widows="0" fo:orphans="0" fo:text-align="center"/>
    </style:style>
    <style:style style:name="T5362" style:parent-style-name="DefaultParagraphFont" style:family="text">
      <style:text-properties style:font-name="Times New Roman" fo:font-weight="bold" style:font-weight-asian="bold" style:font-weight-complex="bold" fo:font-size="16pt" style:font-size-asian="16pt" style:font-size-complex="16pt"/>
    </style:style>
    <style:style style:name="T5363" style:parent-style-name="DefaultParagraphFont" style:family="text">
      <style:text-properties style:font-name="Times New Roman" fo:font-weight="bold" style:font-weight-asian="bold" style:font-weight-complex="bold" fo:font-size="16pt" style:font-size-asian="16pt" style:font-size-complex="16pt"/>
    </style:style>
    <style:style style:name="T5364" style:parent-style-name="DefaultParagraphFont" style:family="text">
      <style:text-properties style:font-name="Times New Roman" fo:font-weight="bold" style:font-weight-asian="bold" style:font-weight-complex="bold" fo:font-size="16pt" style:font-size-asian="16pt" style:font-size-complex="16pt"/>
    </style:style>
    <style:style style:name="T5365" style:parent-style-name="DefaultParagraphFont" style:family="text">
      <style:text-properties style:font-name="Times New Roman" fo:font-weight="bold" style:font-weight-asian="bold" style:font-weight-complex="bold" fo:font-size="16pt" style:font-size-asian="16pt" style:font-size-complex="16pt"/>
    </style:style>
    <style:style style:name="T5366" style:parent-style-name="DefaultParagraphFont" style:family="text">
      <style:text-properties style:font-name="Times New Roman" fo:font-weight="bold" style:font-weight-asian="bold" style:font-weight-complex="bold" fo:font-size="16pt" style:font-size-asian="16pt" style:font-size-complex="16pt"/>
    </style:style>
    <style:style style:name="T5367" style:parent-style-name="DefaultParagraphFont" style:family="text">
      <style:text-properties style:font-name="Times New Roman" fo:font-weight="bold" style:font-weight-asian="bold" style:font-weight-complex="bold" fo:font-size="16pt" style:font-size-asian="16pt" style:font-size-complex="16pt"/>
    </style:style>
    <style:style style:name="T5368" style:parent-style-name="DefaultParagraphFont" style:family="text">
      <style:text-properties style:font-name="Times New Roman" fo:font-weight="bold" style:font-weight-asian="bold" style:font-weight-complex="bold" fo:font-size="16pt" style:font-size-asian="16pt" style:font-size-complex="16pt"/>
    </style:style>
    <style:style style:name="T5369" style:parent-style-name="DefaultParagraphFont" style:family="text">
      <style:text-properties style:font-name="Times New Roman" fo:font-weight="bold" style:font-weight-asian="bold" style:font-weight-complex="bold" fo:font-size="16pt" style:font-size-asian="16pt" style:font-size-complex="16pt"/>
    </style:style>
    <style:style style:name="T5370" style:parent-style-name="DefaultParagraphFont" style:family="text">
      <style:text-properties style:font-name="Times New Roman" fo:font-weight="bold" style:font-weight-asian="bold" style:font-weight-complex="bold" fo:font-size="16pt" style:font-size-asian="16pt" style:font-size-complex="16pt"/>
    </style:style>
    <style:style style:name="P5371" style:parent-style-name="Standard" style:family="paragraph">
      <style:paragraph-properties fo:widows="0" fo:orphans="0"/>
      <style:text-properties style:font-name="Times New Roman"/>
    </style:style>
    <style:style style:name="P5372" style:parent-style-name="Standard" style:family="paragraph">
      <style:paragraph-properties fo:widows="0" fo:orphans="0"/>
      <style:text-properties style:font-name="Times New Roman"/>
    </style:style>
    <style:style style:name="P5373" style:parent-style-name="Standard" style:family="paragraph">
      <style:paragraph-properties fo:widows="0" fo:orphans="0"/>
    </style:style>
    <style:style style:name="T5374" style:parent-style-name="DefaultParagraphFont" style:family="text">
      <style:text-properties style:font-name="Times New Roman"/>
    </style:style>
    <style:style style:name="T5375" style:parent-style-name="DefaultParagraphFont" style:family="text">
      <style:text-properties style:font-name="Times New Roman"/>
    </style:style>
    <style:style style:name="T5376" style:parent-style-name="DefaultParagraphFont" style:family="text">
      <style:text-properties style:font-name="Times New Roman"/>
    </style:style>
    <style:style style:name="T5377" style:parent-style-name="DefaultParagraphFont" style:family="text">
      <style:text-properties style:font-name="Times New Roman"/>
    </style:style>
    <style:style style:name="T5378" style:parent-style-name="DefaultParagraphFont" style:family="text">
      <style:text-properties style:font-name="Times New Roman"/>
    </style:style>
    <style:style style:name="T5379" style:parent-style-name="DefaultParagraphFont" style:family="text">
      <style:text-properties style:font-name="Times New Roman"/>
    </style:style>
    <style:style style:name="T5380" style:parent-style-name="DefaultParagraphFont" style:family="text">
      <style:text-properties style:font-name="Times New Roman"/>
    </style:style>
    <style:style style:name="T5381" style:parent-style-name="DefaultParagraphFont" style:family="text">
      <style:text-properties style:font-name="Times New Roman"/>
    </style:style>
    <style:style style:name="T5382" style:parent-style-name="AncientGreekἈρχαίαἑλληνικά" style:family="text">
      <style:text-properties style:font-name="Times New Roman" style:font-weight-complex="bold" style:font-size-complex="14pt" fo:language="el" fo:country="GR"/>
    </style:style>
    <style:style style:name="T5383" style:parent-style-name="AncientGreekἈρχαίαἑλληνικά" style:family="text">
      <style:text-properties style:font-name="Times New Roman" style:font-weight-complex="bold" style:font-size-complex="14pt"/>
    </style:style>
    <style:style style:name="T5384" style:parent-style-name="AncientGreekἈρχαίαἑλληνικά" style:family="text">
      <style:text-properties style:font-name="Times New Roman" style:font-weight-complex="bold" style:font-size-complex="14pt"/>
    </style:style>
    <style:style style:name="T5385" style:parent-style-name="AncientGreekἈρχαίαἑλληνικά" style:family="text">
      <style:text-properties style:font-name="Times New Roman" style:font-weight-complex="bold" style:font-size-complex="14pt"/>
    </style:style>
    <style:style style:name="T5386" style:parent-style-name="AncientGreekἈρχαίαἑλληνικά" style:family="text">
      <style:text-properties style:font-name="Times New Roman" style:font-weight-complex="bold" fo:color="#000000" style:font-size-complex="14pt"/>
    </style:style>
    <style:style style:name="TableRow5387" style:family="table-row">
      <style:table-row-properties style:min-row-height="0.0138in" style:use-optimal-row-height="false" fo:keep-together="always"/>
    </style:style>
    <style:style style:name="TableCell5388" style:family="table-cell">
      <style:table-cell-properties fo:border="0.0069in solid #000000" fo:background-color="#FFFFFF" style:writing-mode="lr-tb" fo:padding-top="0in" fo:padding-left="0.1527in" fo:padding-bottom="0in" fo:padding-right="0.15in"/>
    </style:style>
    <style:style style:name="P5389" style:parent-style-name="Standard" style:family="paragraph">
      <style:paragraph-properties fo:keep-with-next="always" fo:widows="0" fo:orphans="0">
        <style:tab-stops>
          <style:tab-stop style:type="center" style:position="1in"/>
        </style:tab-stops>
      </style:paragraph-properties>
    </style:style>
    <style:style style:name="T5390" style:parent-style-name="AncientGreekἈρχαίαἑλληνικά" style:family="text">
      <style:text-properties fo:font-weight="bold" style:font-weight-asian="bold" style:font-weight-complex="bold" fo:font-size="18pt" style:font-size-asian="18pt" style:font-size-complex="14pt"/>
    </style:style>
    <style:style style:name="T5391"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5392" style:parent-style-name="AncientGreekἈρχαίαἑλληνικά" style:family="text">
      <style:text-properties fo:font-weight="bold" style:font-weight-asian="bold" style:font-weight-complex="bold" fo:font-size="18pt" style:font-size-asian="18pt" style:font-size-complex="14pt"/>
    </style:style>
    <style:style style:name="T5393"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5394" style:parent-style-name="AncientGreekἈρχαίαἑλληνικά" style:family="text">
      <style:text-properties fo:font-weight="bold" style:font-weight-asian="bold" style:font-weight-complex="bold" fo:font-size="18pt" style:font-size-asian="18pt" style:font-size-complex="14pt"/>
    </style:style>
    <style:style style:name="T5395"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5396" style:parent-style-name="AncientGreekἈρχαίαἑλληνικά" style:family="text">
      <style:text-properties fo:font-weight="bold" style:font-weight-asian="bold" style:font-weight-complex="bold" fo:font-size="18pt" style:font-size-asian="18pt" style:font-size-complex="14pt"/>
    </style:style>
    <style:style style:name="T5397" style:parent-style-name="AncientGreekἈρχαίαἑλληνικά" style:family="text">
      <style:text-properties fo:font-weight="bold" style:font-weight-asian="bold" style:font-weight-complex="bold" fo:font-size="18pt" style:font-size-asian="18pt" style:font-size-complex="14pt"/>
    </style:style>
    <style:style style:name="T5398" style:parent-style-name="AncientGreekἈρχαίαἑλληνικά" style:family="text">
      <style:text-properties style:font-weight-complex="bold" style:font-size-complex="14pt" fo:language="el" fo:country="GR"/>
    </style:style>
    <style:style style:name="T5399" style:parent-style-name="AncientGreekἈρχαίαἑλληνικά" style:family="text">
      <style:text-properties style:font-weight-complex="bold" style:font-size-complex="14pt"/>
    </style:style>
    <style:style style:name="T5400" style:parent-style-name="AncientGreekἈρχαίαἑλληνικά" style:family="text">
      <style:text-properties style:font-weight-complex="bold" style:font-size-complex="14pt" fo:language="el" fo:country="GR"/>
    </style:style>
    <style:style style:name="T5401" style:parent-style-name="AncientGreekἈρχαίαἑλληνικά" style:family="text">
      <style:text-properties style:font-weight-complex="bold" style:font-size-complex="14pt"/>
    </style:style>
    <style:style style:name="T5402" style:parent-style-name="AncientGreekἈρχαίαἑλληνικά" style:family="text">
      <style:text-properties style:font-weight-complex="bold" style:font-size-complex="14pt" fo:language="el" fo:country="GR"/>
    </style:style>
    <style:style style:name="T5403" style:parent-style-name="AncientGreekἈρχαίαἑλληνικά" style:family="text">
      <style:text-properties style:font-weight-complex="bold" style:font-size-complex="14pt"/>
    </style:style>
    <style:style style:name="T5404" style:parent-style-name="AncientGreekἈρχαίαἑλληνικά" style:family="text">
      <style:text-properties style:font-weight-complex="bold" style:font-size-complex="14pt" fo:language="el" fo:country="GR"/>
    </style:style>
    <style:style style:name="T5405" style:parent-style-name="AncientGreekἈρχαίαἑλληνικά" style:family="text">
      <style:text-properties style:font-weight-complex="bold" style:font-size-complex="14pt"/>
    </style:style>
    <style:style style:name="T5406" style:parent-style-name="AncientGreekἈρχαίαἑλληνικά" style:family="text">
      <style:text-properties style:font-weight-complex="bold" style:font-size-complex="14pt" fo:language="el" fo:country="GR"/>
    </style:style>
    <style:style style:name="T5407" style:parent-style-name="AncientGreekἈρχαίαἑλληνικά" style:family="text">
      <style:text-properties style:font-weight-complex="bold" style:font-size-complex="14pt"/>
    </style:style>
    <style:style style:name="T5408" style:parent-style-name="AncientGreekἈρχαίαἑλληνικά" style:family="text">
      <style:text-properties style:font-weight-complex="bold" style:font-size-complex="14pt" fo:language="el" fo:country="GR"/>
    </style:style>
    <style:style style:name="T5409" style:parent-style-name="AncientGreekἈρχαίαἑλληνικά" style:family="text">
      <style:text-properties style:font-weight-complex="bold" style:font-size-complex="14pt"/>
    </style:style>
    <style:style style:name="T5410" style:parent-style-name="AncientGreekἈρχαίαἑλληνικά" style:family="text">
      <style:text-properties style:font-weight-complex="bold" style:font-size-complex="14pt" fo:language="el" fo:country="GR"/>
    </style:style>
    <style:style style:name="T5411" style:parent-style-name="AncientGreekἈρχαίαἑλληνικά" style:family="text">
      <style:text-properties style:font-weight-complex="bold" style:font-size-complex="14pt"/>
    </style:style>
    <style:style style:name="T5412" style:parent-style-name="AncientGreekἈρχαίαἑλληνικά" style:family="text">
      <style:text-properties style:font-weight-complex="bold" style:font-size-complex="14pt" fo:language="el" fo:country="GR"/>
    </style:style>
    <style:style style:name="T5413" style:parent-style-name="AncientGreekἈρχαίαἑλληνικά" style:family="text">
      <style:text-properties style:font-weight-complex="bold" style:font-size-complex="14pt"/>
    </style:style>
    <style:style style:name="T5414" style:parent-style-name="AncientGreekἈρχαίαἑλληνικά" style:family="text">
      <style:text-properties style:font-weight-complex="bold" style:font-size-complex="14pt" fo:language="el" fo:country="GR"/>
    </style:style>
    <style:style style:name="T5415" style:parent-style-name="AncientGreekἈρχαίαἑλληνικά" style:family="text">
      <style:text-properties style:font-weight-complex="bold" style:font-size-complex="14pt"/>
    </style:style>
    <style:style style:name="T5416" style:parent-style-name="AncientGreekἈρχαίαἑλληνικά" style:family="text">
      <style:text-properties style:font-weight-complex="bold" style:font-size-complex="14pt" fo:language="el" fo:country="GR"/>
    </style:style>
    <style:style style:name="T5417" style:parent-style-name="AncientGreekἈρχαίαἑλληνικά" style:family="text">
      <style:text-properties style:font-weight-complex="bold" style:font-size-complex="14pt"/>
    </style:style>
    <style:style style:name="T5418" style:parent-style-name="AncientGreekἈρχαίαἑλληνικά" style:family="text">
      <style:text-properties style:font-weight-complex="bold" style:font-size-complex="14pt" fo:language="el" fo:country="GR"/>
    </style:style>
    <style:style style:name="T5419" style:parent-style-name="AncientGreekἈρχαίαἑλληνικά" style:family="text">
      <style:text-properties style:font-weight-complex="bold" style:font-size-complex="14pt"/>
    </style:style>
    <style:style style:name="T5420" style:parent-style-name="AncientGreekἈρχαίαἑλληνικά" style:family="text">
      <style:text-properties style:font-weight-complex="bold" style:font-size-complex="14pt" fo:language="el" fo:country="GR"/>
    </style:style>
    <style:style style:name="T5421" style:parent-style-name="AncientGreekἈρχαίαἑλληνικά" style:family="text">
      <style:text-properties style:font-weight-complex="bold" style:font-size-complex="14pt"/>
    </style:style>
    <style:style style:name="T5422" style:parent-style-name="AncientGreekἈρχαίαἑλληνικά" style:family="text">
      <style:text-properties style:font-weight-complex="bold" style:font-size-complex="14pt" fo:language="el" fo:country="GR"/>
    </style:style>
    <style:style style:name="T5423" style:parent-style-name="AncientGreekἈρχαίαἑλληνικά" style:family="text">
      <style:text-properties style:font-weight-complex="bold" style:font-size-complex="14pt"/>
    </style:style>
    <style:style style:name="T5424" style:parent-style-name="AncientGreekἈρχαίαἑλληνικά" style:family="text">
      <style:text-properties style:font-weight-complex="bold" style:font-size-complex="14pt" fo:language="el" fo:country="GR"/>
    </style:style>
    <style:style style:name="T5425" style:parent-style-name="AncientGreekἈρχαίαἑλληνικά" style:family="text">
      <style:text-properties style:font-weight-complex="bold" style:font-size-complex="14pt"/>
    </style:style>
    <style:style style:name="T5426" style:parent-style-name="AncientGreekἈρχαίαἑλληνικά" style:family="text">
      <style:text-properties style:font-weight-complex="bold" style:font-size-complex="14pt" fo:language="el" fo:country="GR"/>
    </style:style>
    <style:style style:name="T5427" style:parent-style-name="AncientGreekἈρχαίαἑλληνικά" style:family="text">
      <style:text-properties style:font-weight-complex="bold" style:font-size-complex="14pt"/>
    </style:style>
    <style:style style:name="T5428" style:parent-style-name="AncientGreekἈρχαίαἑλληνικά" style:family="text">
      <style:text-properties style:font-weight-complex="bold" style:font-size-complex="14pt" fo:language="el" fo:country="GR"/>
    </style:style>
    <style:style style:name="T5429" style:parent-style-name="AncientGreekἈρχαίαἑλληνικά" style:family="text">
      <style:text-properties style:font-weight-complex="bold" style:font-size-complex="14pt"/>
    </style:style>
    <style:style style:name="T5430" style:parent-style-name="AncientGreekἈρχαίαἑλληνικά" style:family="text">
      <style:text-properties style:font-weight-complex="bold" style:font-size-complex="14pt" fo:language="el" fo:country="GR"/>
    </style:style>
    <style:style style:name="T5431" style:parent-style-name="AncientGreekἈρχαίαἑλληνικά" style:family="text">
      <style:text-properties style:font-weight-complex="bold" style:font-size-complex="14pt"/>
    </style:style>
    <style:style style:name="T5432" style:parent-style-name="AncientGreekἈρχαίαἑλληνικά" style:family="text">
      <style:text-properties style:font-weight-complex="bold" style:font-size-complex="14pt" fo:language="el" fo:country="GR"/>
    </style:style>
    <style:style style:name="T5433" style:parent-style-name="AncientGreekἈρχαίαἑλληνικά" style:family="text">
      <style:text-properties style:font-weight-complex="bold" style:font-size-complex="14pt"/>
    </style:style>
    <style:style style:name="T5434" style:parent-style-name="AncientGreekἈρχαίαἑλληνικά" style:family="text">
      <style:text-properties style:font-weight-complex="bold" style:font-size-complex="14pt" fo:language="el" fo:country="GR"/>
    </style:style>
    <style:style style:name="T5435" style:parent-style-name="AncientGreekἈρχαίαἑλληνικά" style:family="text">
      <style:text-properties style:font-weight-complex="bold" style:font-size-complex="14pt"/>
    </style:style>
    <style:style style:name="T5436" style:parent-style-name="AncientGreekἈρχαίαἑλληνικά" style:family="text">
      <style:text-properties style:font-weight-complex="bold" style:font-size-complex="14pt" fo:language="el" fo:country="GR"/>
    </style:style>
    <style:style style:name="T5437" style:parent-style-name="AncientGreekἈρχαίαἑλληνικά" style:family="text">
      <style:text-properties style:font-weight-complex="bold" style:font-size-complex="14pt"/>
    </style:style>
    <style:style style:name="T5438" style:parent-style-name="AncientGreekἈρχαίαἑλληνικά" style:family="text">
      <style:text-properties style:font-weight-complex="bold" style:font-size-complex="14pt" fo:language="el" fo:country="GR"/>
    </style:style>
    <style:style style:name="T5439" style:parent-style-name="AncientGreekἈρχαίαἑλληνικά" style:family="text">
      <style:text-properties style:font-weight-complex="bold" style:font-size-complex="14pt"/>
    </style:style>
    <style:style style:name="T5440" style:parent-style-name="AncientGreekἈρχαίαἑλληνικά" style:family="text">
      <style:text-properties style:font-weight-complex="bold" style:font-size-complex="14pt" fo:language="el" fo:country="GR"/>
    </style:style>
    <style:style style:name="T5441" style:parent-style-name="AncientGreekἈρχαίαἑλληνικά" style:family="text">
      <style:text-properties style:font-weight-complex="bold" style:font-size-complex="14pt"/>
    </style:style>
    <style:style style:name="T5442" style:parent-style-name="AncientGreekἈρχαίαἑλληνικά" style:family="text">
      <style:text-properties style:font-weight-complex="bold" style:font-size-complex="14pt" fo:language="el" fo:country="GR"/>
    </style:style>
    <style:style style:name="T5443" style:parent-style-name="AncientGreekἈρχαίαἑλληνικά" style:family="text">
      <style:text-properties style:font-weight-complex="bold" style:font-size-complex="14pt"/>
    </style:style>
    <style:style style:name="T5444" style:parent-style-name="AncientGreekἈρχαίαἑλληνικά" style:family="text">
      <style:text-properties style:font-weight-complex="bold" style:font-size-complex="14pt" fo:language="el" fo:country="GR"/>
    </style:style>
    <style:style style:name="T5445" style:parent-style-name="AncientGreekἈρχαίαἑλληνικά" style:family="text">
      <style:text-properties style:font-weight-complex="bold" style:font-size-complex="14pt"/>
    </style:style>
    <style:style style:name="T5446" style:parent-style-name="AncientGreekἈρχαίαἑλληνικά" style:family="text">
      <style:text-properties style:font-weight-complex="bold" style:font-size-complex="14pt" fo:language="el" fo:country="GR"/>
    </style:style>
    <style:style style:name="T5447" style:parent-style-name="AncientGreekἈρχαίαἑλληνικά" style:family="text">
      <style:text-properties style:font-weight-complex="bold" style:font-size-complex="14pt"/>
    </style:style>
    <style:style style:name="T5448" style:parent-style-name="AncientGreekἈρχαίαἑλληνικά" style:family="text">
      <style:text-properties style:font-weight-complex="bold" style:font-size-complex="14pt" fo:language="el" fo:country="GR"/>
    </style:style>
    <style:style style:name="T5449" style:parent-style-name="AncientGreekἈρχαίαἑλληνικά" style:family="text">
      <style:text-properties style:font-weight-complex="bold" style:font-size-complex="14pt"/>
    </style:style>
    <style:style style:name="T5450" style:parent-style-name="AncientGreekἈρχαίαἑλληνικά" style:family="text">
      <style:text-properties style:font-weight-complex="bold" style:font-size-complex="14pt" fo:language="el" fo:country="GR"/>
    </style:style>
    <style:style style:name="T5451" style:parent-style-name="AncientGreekἈρχαίαἑλληνικά" style:family="text">
      <style:text-properties style:font-weight-complex="bold" style:font-size-complex="14pt"/>
    </style:style>
    <style:style style:name="T5452" style:parent-style-name="AncientGreekἈρχαίαἑλληνικά" style:family="text">
      <style:text-properties style:font-weight-complex="bold" style:font-size-complex="14pt" fo:language="el" fo:country="GR"/>
    </style:style>
    <style:style style:name="T5453" style:parent-style-name="AncientGreekἈρχαίαἑλληνικά" style:family="text">
      <style:text-properties style:font-weight-complex="bold" style:font-size-complex="14pt"/>
    </style:style>
    <style:style style:name="T5454" style:parent-style-name="AncientGreekἈρχαίαἑλληνικά" style:family="text">
      <style:text-properties style:font-weight-complex="bold" style:font-size-complex="14pt" fo:language="el" fo:country="GR"/>
    </style:style>
    <style:style style:name="T5455" style:parent-style-name="AncientGreekἈρχαίαἑλληνικά" style:family="text">
      <style:text-properties style:font-weight-complex="bold" style:font-size-complex="14pt"/>
    </style:style>
    <style:style style:name="T5456" style:parent-style-name="AncientGreekἈρχαίαἑλληνικά" style:family="text">
      <style:text-properties style:font-weight-complex="bold" style:font-size-complex="14pt" fo:language="el" fo:country="GR"/>
    </style:style>
    <style:style style:name="T5457" style:parent-style-name="AncientGreekἈρχαίαἑλληνικά" style:family="text">
      <style:text-properties style:font-weight-complex="bold" style:font-size-complex="14pt"/>
    </style:style>
    <style:style style:name="T5458" style:parent-style-name="AncientGreekἈρχαίαἑλληνικά" style:family="text">
      <style:text-properties style:font-weight-complex="bold" style:font-size-complex="14pt" fo:language="el" fo:country="GR"/>
    </style:style>
    <style:style style:name="T5459" style:parent-style-name="AncientGreekἈρχαίαἑλληνικά" style:family="text">
      <style:text-properties style:font-weight-complex="bold" style:font-size-complex="14pt"/>
    </style:style>
    <style:style style:name="T5460" style:parent-style-name="AncientGreekἈρχαίαἑλληνικά" style:family="text">
      <style:text-properties style:font-weight-complex="bold" style:font-size-complex="14pt" fo:language="el" fo:country="GR"/>
    </style:style>
    <style:style style:name="T5461" style:parent-style-name="AncientGreekἈρχαίαἑλληνικά" style:family="text">
      <style:text-properties style:font-weight-complex="bold" style:font-size-complex="14pt"/>
    </style:style>
    <style:style style:name="T5462" style:parent-style-name="AncientGreekἈρχαίαἑλληνικά" style:family="text">
      <style:text-properties style:font-weight-complex="bold" style:font-size-complex="14pt" fo:language="el" fo:country="GR"/>
    </style:style>
    <style:style style:name="T5463" style:parent-style-name="AncientGreekἈρχαίαἑλληνικά" style:family="text">
      <style:text-properties style:font-weight-complex="bold" style:font-size-complex="14pt"/>
    </style:style>
    <style:style style:name="T5464" style:parent-style-name="AncientGreekἈρχαίαἑλληνικά" style:family="text">
      <style:text-properties style:font-weight-complex="bold" style:font-size-complex="14pt" fo:language="el" fo:country="GR"/>
    </style:style>
    <style:style style:name="T5465" style:parent-style-name="AncientGreekἈρχαίαἑλληνικά" style:family="text">
      <style:text-properties style:font-weight-complex="bold" style:font-size-complex="14pt"/>
    </style:style>
    <style:style style:name="T5466" style:parent-style-name="AncientGreekἈρχαίαἑλληνικά" style:family="text">
      <style:text-properties style:font-weight-complex="bold" style:font-size-complex="14pt" fo:language="el" fo:country="GR"/>
    </style:style>
    <style:style style:name="T5467" style:parent-style-name="AncientGreekἈρχαίαἑλληνικά" style:family="text">
      <style:text-properties style:font-weight-complex="bold" style:font-size-complex="14pt"/>
    </style:style>
    <style:style style:name="T5468" style:parent-style-name="AncientGreekἈρχαίαἑλληνικά" style:family="text">
      <style:text-properties style:font-weight-complex="bold" style:font-size-complex="14pt" fo:language="el" fo:country="GR"/>
    </style:style>
    <style:style style:name="T5469" style:parent-style-name="AncientGreekἈρχαίαἑλληνικά" style:family="text">
      <style:text-properties style:font-weight-complex="bold" style:font-size-complex="14pt"/>
    </style:style>
    <style:style style:name="T5470" style:parent-style-name="AncientGreekἈρχαίαἑλληνικά" style:family="text">
      <style:text-properties style:font-weight-complex="bold" style:font-size-complex="14pt" fo:language="el" fo:country="GR"/>
    </style:style>
    <style:style style:name="T5471" style:parent-style-name="AncientGreekἈρχαίαἑλληνικά" style:family="text">
      <style:text-properties style:font-weight-complex="bold" style:font-size-complex="14pt"/>
    </style:style>
    <style:style style:name="T5472" style:parent-style-name="AncientGreekἈρχαίαἑλληνικά" style:family="text">
      <style:text-properties style:font-weight-complex="bold" style:font-size-complex="14pt" fo:language="el" fo:country="GR"/>
    </style:style>
    <style:style style:name="T5473" style:parent-style-name="AncientGreekἈρχαίαἑλληνικά" style:family="text">
      <style:text-properties style:font-weight-complex="bold" style:font-size-complex="14pt"/>
    </style:style>
    <style:style style:name="T5474" style:parent-style-name="AncientGreekἈρχαίαἑλληνικά" style:family="text">
      <style:text-properties style:font-weight-complex="bold" style:font-size-complex="14pt" fo:language="el" fo:country="GR"/>
    </style:style>
    <style:style style:name="T5475" style:parent-style-name="AncientGreekἈρχαίαἑλληνικά" style:family="text">
      <style:text-properties style:font-weight-complex="bold" style:font-size-complex="14pt"/>
    </style:style>
    <style:style style:name="T5476" style:parent-style-name="AncientGreekἈρχαίαἑλληνικά" style:family="text">
      <style:text-properties style:font-weight-complex="bold" style:font-size-complex="14pt" fo:language="el" fo:country="GR"/>
    </style:style>
    <style:style style:name="T5477" style:parent-style-name="AncientGreekἈρχαίαἑλληνικά" style:family="text">
      <style:text-properties style:font-weight-complex="bold" style:font-size-complex="14pt"/>
    </style:style>
    <style:style style:name="T5478" style:parent-style-name="AncientGreekἈρχαίαἑλληνικά" style:family="text">
      <style:text-properties style:font-weight-complex="bold" style:font-size-complex="14pt" fo:language="el" fo:country="GR"/>
    </style:style>
    <style:style style:name="T5479" style:parent-style-name="AncientGreekἈρχαίαἑλληνικά" style:family="text">
      <style:text-properties style:font-weight-complex="bold" style:font-size-complex="14pt"/>
    </style:style>
    <style:style style:name="T5480" style:parent-style-name="AncientGreekἈρχαίαἑλληνικά" style:family="text">
      <style:text-properties style:font-weight-complex="bold" style:font-size-complex="14pt" fo:language="el" fo:country="GR"/>
    </style:style>
    <style:style style:name="T5481" style:parent-style-name="AncientGreekἈρχαίαἑλληνικά" style:family="text">
      <style:text-properties style:font-weight-complex="bold" style:font-size-complex="14pt"/>
    </style:style>
    <style:style style:name="T5482" style:parent-style-name="AncientGreekἈρχαίαἑλληνικά" style:family="text">
      <style:text-properties style:font-weight-complex="bold" style:font-size-complex="14pt" fo:language="el" fo:country="GR"/>
    </style:style>
    <style:style style:name="T5483" style:parent-style-name="AncientGreekἈρχαίαἑλληνικά" style:family="text">
      <style:text-properties style:font-weight-complex="bold" style:font-size-complex="14pt"/>
    </style:style>
    <style:style style:name="T5484" style:parent-style-name="AncientGreekἈρχαίαἑλληνικά" style:family="text">
      <style:text-properties style:font-weight-complex="bold" style:font-size-complex="14pt" fo:language="el" fo:country="GR"/>
    </style:style>
    <style:style style:name="T5485" style:parent-style-name="AncientGreekἈρχαίαἑλληνικά" style:family="text">
      <style:text-properties style:font-weight-complex="bold" style:font-size-complex="14pt"/>
    </style:style>
    <style:style style:name="T5486" style:parent-style-name="AncientGreekἈρχαίαἑλληνικά" style:family="text">
      <style:text-properties style:font-weight-complex="bold" style:font-size-complex="14pt" fo:language="el" fo:country="GR"/>
    </style:style>
    <style:style style:name="T5487" style:parent-style-name="AncientGreekἈρχαίαἑλληνικά" style:family="text">
      <style:text-properties style:font-weight-complex="bold" style:font-size-complex="14pt"/>
    </style:style>
    <style:style style:name="T5488" style:parent-style-name="AncientGreekἈρχαίαἑλληνικά" style:family="text">
      <style:text-properties style:font-weight-complex="bold" style:font-size-complex="14pt" fo:language="el" fo:country="GR"/>
    </style:style>
    <style:style style:name="T5489" style:parent-style-name="AncientGreekἈρχαίαἑλληνικά" style:family="text">
      <style:text-properties style:font-weight-complex="bold" style:font-size-complex="14pt"/>
    </style:style>
    <style:style style:name="T5490" style:parent-style-name="AncientGreekἈρχαίαἑλληνικά" style:family="text">
      <style:text-properties style:font-weight-complex="bold" style:font-size-complex="14pt" fo:language="el" fo:country="GR"/>
    </style:style>
    <style:style style:name="T5491" style:parent-style-name="AncientGreekἈρχαίαἑλληνικά" style:family="text">
      <style:text-properties style:font-weight-complex="bold" style:font-size-complex="14pt"/>
    </style:style>
    <style:style style:name="T5492" style:parent-style-name="AncientGreekἈρχαίαἑλληνικά" style:family="text">
      <style:text-properties style:font-weight-complex="bold" style:font-size-complex="14pt" fo:language="el" fo:country="GR"/>
    </style:style>
    <style:style style:name="T5493" style:parent-style-name="AncientGreekἈρχαίαἑλληνικά" style:family="text">
      <style:text-properties style:font-weight-complex="bold" style:font-size-complex="14pt"/>
    </style:style>
    <style:style style:name="T5494" style:parent-style-name="AncientGreekἈρχαίαἑλληνικά" style:family="text">
      <style:text-properties style:font-weight-complex="bold" style:font-size-complex="14pt" fo:language="el" fo:country="GR"/>
    </style:style>
    <style:style style:name="T5495" style:parent-style-name="AncientGreekἈρχαίαἑλληνικά" style:family="text">
      <style:text-properties style:font-weight-complex="bold" style:font-size-complex="14pt"/>
    </style:style>
    <style:style style:name="T5496" style:parent-style-name="AncientGreekἈρχαίαἑλληνικά" style:family="text">
      <style:text-properties style:font-weight-complex="bold" style:font-size-complex="14pt" fo:language="el" fo:country="GR"/>
    </style:style>
    <style:style style:name="T5497" style:parent-style-name="AncientGreekἈρχαίαἑλληνικά" style:family="text">
      <style:text-properties style:font-weight-complex="bold" style:font-size-complex="14pt"/>
    </style:style>
    <style:style style:name="T5498" style:parent-style-name="AncientGreekἈρχαίαἑλληνικά" style:family="text">
      <style:text-properties style:font-weight-complex="bold" style:font-size-complex="14pt" fo:language="el" fo:country="GR"/>
    </style:style>
    <style:style style:name="T5499" style:parent-style-name="AncientGreekἈρχαίαἑλληνικά" style:family="text">
      <style:text-properties style:font-weight-complex="bold" style:font-size-complex="14pt"/>
    </style:style>
    <style:style style:name="T5500" style:parent-style-name="AncientGreekἈρχαίαἑλληνικά" style:family="text">
      <style:text-properties style:font-weight-complex="bold" style:font-size-complex="14pt" fo:language="el" fo:country="GR"/>
    </style:style>
    <style:style style:name="T5501" style:parent-style-name="AncientGreekἈρχαίαἑλληνικά" style:family="text">
      <style:text-properties style:font-weight-complex="bold" style:font-size-complex="14pt"/>
    </style:style>
    <style:style style:name="T5502" style:parent-style-name="AncientGreekἈρχαίαἑλληνικά" style:family="text">
      <style:text-properties style:font-weight-complex="bold" style:font-size-complex="14pt" fo:language="el" fo:country="GR"/>
    </style:style>
    <style:style style:name="T5503" style:parent-style-name="AncientGreekἈρχαίαἑλληνικά" style:family="text">
      <style:text-properties style:font-weight-complex="bold" style:font-size-complex="14pt"/>
    </style:style>
    <style:style style:name="T5504" style:parent-style-name="AncientGreekἈρχαίαἑλληνικά" style:family="text">
      <style:text-properties style:font-weight-complex="bold" style:font-size-complex="14pt" fo:language="el" fo:country="GR"/>
    </style:style>
    <style:style style:name="T5505" style:parent-style-name="AncientGreekἈρχαίαἑλληνικά" style:family="text">
      <style:text-properties style:font-weight-complex="bold" style:font-size-complex="14pt"/>
    </style:style>
    <style:style style:name="T5506" style:parent-style-name="AncientGreekἈρχαίαἑλληνικά" style:family="text">
      <style:text-properties style:font-weight-complex="bold" style:font-size-complex="14pt" fo:language="el" fo:country="GR"/>
    </style:style>
    <style:style style:name="T5507" style:parent-style-name="AncientGreekἈρχαίαἑλληνικά" style:family="text">
      <style:text-properties style:font-weight-complex="bold" style:font-size-complex="14pt"/>
    </style:style>
    <style:style style:name="T5508" style:parent-style-name="AncientGreekἈρχαίαἑλληνικά" style:family="text">
      <style:text-properties style:font-weight-complex="bold" style:font-size-complex="14pt" fo:language="el" fo:country="GR"/>
    </style:style>
    <style:style style:name="T5509" style:parent-style-name="AncientGreekἈρχαίαἑλληνικά" style:family="text">
      <style:text-properties style:font-weight-complex="bold" style:font-size-complex="14pt"/>
    </style:style>
    <style:style style:name="T5510" style:parent-style-name="AncientGreekἈρχαίαἑλληνικά" style:family="text">
      <style:text-properties style:font-weight-complex="bold" style:font-size-complex="14pt" fo:language="el" fo:country="GR"/>
    </style:style>
    <style:style style:name="T5511" style:parent-style-name="AncientGreekἈρχαίαἑλληνικά" style:family="text">
      <style:text-properties style:font-weight-complex="bold" style:font-size-complex="14pt"/>
    </style:style>
    <style:style style:name="P5512" style:parent-style-name="Standard" style:family="paragraph">
      <style:paragraph-properties fo:widows="0" fo:orphans="0"/>
    </style:style>
    <style:style style:name="T5513" style:parent-style-name="AncientGreekἈρχαίαἑλληνικά" style:family="text">
      <style:text-properties style:font-weight-complex="bold" style:font-size-complex="14pt" fo:language="el" fo:country="GR"/>
    </style:style>
    <style:style style:name="T5514" style:parent-style-name="AncientGreekἈρχαίαἑλληνικά" style:family="text">
      <style:text-properties style:font-weight-complex="bold" style:font-size-complex="14pt"/>
    </style:style>
    <style:style style:name="T5515" style:parent-style-name="AncientGreekἈρχαίαἑλληνικά" style:family="text">
      <style:text-properties style:font-weight-complex="bold" style:font-size-complex="14pt" fo:language="el" fo:country="GR"/>
    </style:style>
    <style:style style:name="T5516" style:parent-style-name="AncientGreekἈρχαίαἑλληνικά" style:family="text">
      <style:text-properties style:font-weight-complex="bold" style:font-size-complex="14pt"/>
    </style:style>
    <style:style style:name="T5517" style:parent-style-name="AncientGreekἈρχαίαἑλληνικά" style:family="text">
      <style:text-properties style:font-weight-complex="bold" style:font-size-complex="14pt" fo:language="el" fo:country="GR"/>
    </style:style>
    <style:style style:name="T5518" style:parent-style-name="AncientGreekἈρχαίαἑλληνικά" style:family="text">
      <style:text-properties style:font-weight-complex="bold" style:font-size-complex="14pt"/>
    </style:style>
    <style:style style:name="T5519" style:parent-style-name="AncientGreekἈρχαίαἑλληνικά" style:family="text">
      <style:text-properties style:font-weight-complex="bold" style:font-size-complex="14pt" fo:language="el" fo:country="GR"/>
    </style:style>
    <style:style style:name="T5520" style:parent-style-name="AncientGreekἈρχαίαἑλληνικά" style:family="text">
      <style:text-properties style:font-weight-complex="bold" style:font-size-complex="14pt"/>
    </style:style>
    <style:style style:name="T5521" style:parent-style-name="AncientGreekἈρχαίαἑλληνικά" style:family="text">
      <style:text-properties style:font-weight-complex="bold" style:font-size-complex="14pt" fo:language="el" fo:country="GR"/>
    </style:style>
    <style:style style:name="T5522" style:parent-style-name="AncientGreekἈρχαίαἑλληνικά" style:family="text">
      <style:text-properties style:font-weight-complex="bold" style:font-size-complex="14pt"/>
    </style:style>
    <style:style style:name="T5523" style:parent-style-name="AncientGreekἈρχαίαἑλληνικά" style:family="text">
      <style:text-properties style:font-weight-complex="bold" style:font-size-complex="14pt" fo:language="el" fo:country="GR"/>
    </style:style>
    <style:style style:name="T5524" style:parent-style-name="AncientGreekἈρχαίαἑλληνικά" style:family="text">
      <style:text-properties style:font-weight-complex="bold" style:font-size-complex="14pt"/>
    </style:style>
    <style:style style:name="T5525" style:parent-style-name="AncientGreekἈρχαίαἑλληνικά" style:family="text">
      <style:text-properties style:font-weight-complex="bold" style:font-size-complex="14pt" fo:language="el" fo:country="GR"/>
    </style:style>
    <style:style style:name="T5526" style:parent-style-name="AncientGreekἈρχαίαἑλληνικά" style:family="text">
      <style:text-properties style:font-weight-complex="bold" style:font-size-complex="14pt"/>
    </style:style>
    <style:style style:name="T5527" style:parent-style-name="AncientGreekἈρχαίαἑλληνικά" style:family="text">
      <style:text-properties style:font-weight-complex="bold" style:font-size-complex="14pt" fo:language="el" fo:country="GR"/>
    </style:style>
    <style:style style:name="T5528" style:parent-style-name="AncientGreekἈρχαίαἑλληνικά" style:family="text">
      <style:text-properties style:font-weight-complex="bold" style:font-size-complex="14pt"/>
    </style:style>
    <style:style style:name="T5529" style:parent-style-name="AncientGreekἈρχαίαἑλληνικά" style:family="text">
      <style:text-properties style:font-weight-complex="bold" style:font-size-complex="14pt" fo:language="el" fo:country="GR"/>
    </style:style>
    <style:style style:name="T5530" style:parent-style-name="AncientGreekἈρχαίαἑλληνικά" style:family="text">
      <style:text-properties style:font-weight-complex="bold" style:font-size-complex="14pt"/>
    </style:style>
    <style:style style:name="T5531" style:parent-style-name="AncientGreekἈρχαίαἑλληνικά" style:family="text">
      <style:text-properties style:font-weight-complex="bold" style:font-size-complex="14pt" fo:language="el" fo:country="GR"/>
    </style:style>
    <style:style style:name="T5532" style:parent-style-name="AncientGreekἈρχαίαἑλληνικά" style:family="text">
      <style:text-properties style:font-weight-complex="bold" style:font-size-complex="14pt"/>
    </style:style>
    <style:style style:name="T5533" style:parent-style-name="AncientGreekἈρχαίαἑλληνικά" style:family="text">
      <style:text-properties style:font-weight-complex="bold" style:font-size-complex="14pt" fo:language="el" fo:country="GR"/>
    </style:style>
    <style:style style:name="T5534" style:parent-style-name="AncientGreekἈρχαίαἑλληνικά" style:family="text">
      <style:text-properties style:font-weight-complex="bold" style:font-size-complex="14pt"/>
    </style:style>
    <style:style style:name="T5535" style:parent-style-name="AncientGreekἈρχαίαἑλληνικά" style:family="text">
      <style:text-properties style:font-weight-complex="bold" style:font-size-complex="14pt" fo:language="el" fo:country="GR"/>
    </style:style>
    <style:style style:name="T5536" style:parent-style-name="AncientGreekἈρχαίαἑλληνικά" style:family="text">
      <style:text-properties style:font-weight-complex="bold" style:font-size-complex="14pt"/>
    </style:style>
    <style:style style:name="T5537" style:parent-style-name="AncientGreekἈρχαίαἑλληνικά" style:family="text">
      <style:text-properties style:font-weight-complex="bold" style:font-size-complex="14pt" fo:language="el" fo:country="GR"/>
    </style:style>
    <style:style style:name="T5538" style:parent-style-name="AncientGreekἈρχαίαἑλληνικά" style:family="text">
      <style:text-properties style:font-weight-complex="bold" style:font-size-complex="14pt"/>
    </style:style>
    <style:style style:name="T5539" style:parent-style-name="AncientGreekἈρχαίαἑλληνικά" style:family="text">
      <style:text-properties style:font-weight-complex="bold" style:font-size-complex="14pt" fo:language="el" fo:country="GR"/>
    </style:style>
    <style:style style:name="T5540" style:parent-style-name="AncientGreekἈρχαίαἑλληνικά" style:family="text">
      <style:text-properties style:font-weight-complex="bold" style:font-size-complex="14pt"/>
    </style:style>
    <style:style style:name="T5541" style:parent-style-name="AncientGreekἈρχαίαἑλληνικά" style:family="text">
      <style:text-properties style:font-weight-complex="bold" style:font-size-complex="14pt" fo:language="el" fo:country="GR"/>
    </style:style>
    <style:style style:name="T5542" style:parent-style-name="AncientGreekἈρχαίαἑλληνικά" style:family="text">
      <style:text-properties style:font-weight-complex="bold" style:font-size-complex="14pt"/>
    </style:style>
    <style:style style:name="T5543" style:parent-style-name="AncientGreekἈρχαίαἑλληνικά" style:family="text">
      <style:text-properties style:font-weight-complex="bold" style:font-size-complex="14pt" fo:language="el" fo:country="GR"/>
    </style:style>
    <style:style style:name="T5544" style:parent-style-name="AncientGreekἈρχαίαἑλληνικά" style:family="text">
      <style:text-properties style:font-weight-complex="bold" style:font-size-complex="14pt"/>
    </style:style>
    <style:style style:name="T5545" style:parent-style-name="AncientGreekἈρχαίαἑλληνικά" style:family="text">
      <style:text-properties style:font-weight-complex="bold" style:font-size-complex="14pt" fo:language="el" fo:country="GR"/>
    </style:style>
    <style:style style:name="T5546" style:parent-style-name="AncientGreekἈρχαίαἑλληνικά" style:family="text">
      <style:text-properties style:font-weight-complex="bold" style:font-size-complex="14pt"/>
    </style:style>
    <style:style style:name="T5547" style:parent-style-name="AncientGreekἈρχαίαἑλληνικά" style:family="text">
      <style:text-properties style:font-weight-complex="bold" style:font-size-complex="14pt" fo:language="el" fo:country="GR"/>
    </style:style>
    <style:style style:name="T5548" style:parent-style-name="AncientGreekἈρχαίαἑλληνικά" style:family="text">
      <style:text-properties style:font-weight-complex="bold" style:font-size-complex="14pt"/>
    </style:style>
    <style:style style:name="T5549" style:parent-style-name="AncientGreekἈρχαίαἑλληνικά" style:family="text">
      <style:text-properties style:font-weight-complex="bold" style:font-size-complex="14pt" fo:language="el" fo:country="GR"/>
    </style:style>
    <style:style style:name="T5550" style:parent-style-name="AncientGreekἈρχαίαἑλληνικά" style:family="text">
      <style:text-properties style:font-weight-complex="bold" style:font-size-complex="14pt"/>
    </style:style>
    <style:style style:name="TableCell5551" style:family="table-cell">
      <style:table-cell-properties fo:border="0.0069in solid #000000" fo:background-color="#FFFFFF" style:writing-mode="lr-tb" fo:padding-top="0in" fo:padding-left="0.1527in" fo:padding-bottom="0in" fo:padding-right="0.15in"/>
    </style:style>
    <style:style style:name="P5552" style:parent-style-name="Standard" style:family="paragraph">
      <style:paragraph-properties fo:widows="0" fo:orphans="0" fo:text-align="center"/>
      <style:text-properties style:font-name="Times New Roman" fo:font-weight="bold" style:font-weight-asian="bold" style:font-weight-complex="bold" fo:font-size="16pt" style:font-size-asian="16pt" style:font-size-complex="16pt"/>
    </style:style>
    <style:style style:name="P5553" style:parent-style-name="Standard" style:family="paragraph">
      <style:paragraph-properties fo:widows="0" fo:orphans="0"/>
      <style:text-properties style:font-name="AncientGreek"/>
    </style:style>
    <style:style style:name="P5554" style:parent-style-name="Standard" style:family="paragraph">
      <style:paragraph-properties fo:widows="0" fo:orphans="0"/>
      <style:text-properties style:font-name="AncientGreek"/>
    </style:style>
    <style:style style:name="P5555" style:parent-style-name="Standard" style:family="paragraph">
      <style:paragraph-properties fo:widows="0" fo:orphans="0"/>
      <style:text-properties style:font-name="AncientGreek"/>
    </style:style>
    <style:style style:name="TableRow5556" style:family="table-row">
      <style:table-row-properties style:min-row-height="0.0138in" style:use-optimal-row-height="false" fo:keep-together="always"/>
    </style:style>
    <style:style style:name="TableCell5557" style:family="table-cell">
      <style:table-cell-properties fo:border="0.0069in solid #000000" fo:background-color="#FFFFFF" style:writing-mode="lr-tb" fo:padding-top="0in" fo:padding-left="0.1527in" fo:padding-bottom="0in" fo:padding-right="0.15in"/>
    </style:style>
    <style:style style:name="P5558" style:parent-style-name="Standard" style:family="paragraph">
      <style:paragraph-properties fo:keep-with-next="always" fo:widows="0" fo:orphans="0" fo:text-align="center"/>
    </style:style>
    <style:style style:name="T5559" style:parent-style-name="AncientGreekἈρχαίαἑλληνικά" style:family="text">
      <style:text-properties fo:font-weight="bold" style:font-weight-asian="bold" style:font-weight-complex="bold" fo:font-size="18pt" style:font-size-asian="18pt" style:font-size-complex="14pt"/>
    </style:style>
    <style:style style:name="T5560"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5561" style:parent-style-name="AncientGreekἈρχαίαἑλληνικά" style:family="text">
      <style:text-properties fo:font-weight="bold" style:font-weight-asian="bold" style:font-weight-complex="bold" fo:font-size="18pt" style:font-size-asian="18pt" style:font-size-complex="14pt"/>
    </style:style>
    <style:style style:name="T5562"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5563" style:parent-style-name="AncientGreekἈρχαίαἑλληνικά" style:family="text">
      <style:text-properties fo:font-weight="bold" style:font-weight-asian="bold" style:font-weight-complex="bold" fo:font-size="18pt" style:font-size-asian="18pt" style:font-size-complex="14pt"/>
    </style:style>
    <style:style style:name="T5564"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5565" style:parent-style-name="AncientGreekἈρχαίαἑλληνικά" style:family="text">
      <style:text-properties fo:font-weight="bold" style:font-weight-asian="bold" style:font-weight-complex="bold" fo:font-size="18pt" style:font-size-asian="18pt" style:font-size-complex="14pt"/>
    </style:style>
    <style:style style:name="T5566"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5567" style:parent-style-name="AncientGreekἈρχαίαἑλληνικά" style:family="text">
      <style:text-properties fo:font-weight="bold" style:font-weight-asian="bold" style:font-weight-complex="bold" fo:font-size="18pt" style:font-size-asian="18pt" style:font-size-complex="14pt"/>
    </style:style>
    <style:style style:name="P5568" style:parent-style-name="Standard" style:family="paragraph">
      <style:paragraph-properties fo:widows="0" fo:orphans="0"/>
    </style:style>
    <style:style style:name="T5569" style:parent-style-name="AncientGreekἈρχαίαἑλληνικά" style:family="text">
      <style:text-properties style:font-weight-complex="bold" style:font-size-complex="14pt" fo:language="el" fo:country="GR"/>
    </style:style>
    <style:style style:name="T5570" style:parent-style-name="AncientGreekἈρχαίαἑλληνικά" style:family="text">
      <style:text-properties style:font-weight-complex="bold" style:font-size-complex="14pt"/>
    </style:style>
    <style:style style:name="T5571" style:parent-style-name="AncientGreekἈρχαίαἑλληνικά" style:family="text">
      <style:text-properties style:font-weight-complex="bold" style:font-size-complex="14pt" fo:language="el" fo:country="GR"/>
    </style:style>
    <style:style style:name="T5572" style:parent-style-name="AncientGreekἈρχαίαἑλληνικά" style:family="text">
      <style:text-properties style:font-weight-complex="bold" style:font-size-complex="14pt"/>
    </style:style>
    <style:style style:name="T5573" style:parent-style-name="AncientGreekἈρχαίαἑλληνικά" style:family="text">
      <style:text-properties style:font-weight-complex="bold" style:font-size-complex="14pt" fo:language="el" fo:country="GR"/>
    </style:style>
    <style:style style:name="T5574" style:parent-style-name="AncientGreekἈρχαίαἑλληνικά" style:family="text">
      <style:text-properties style:font-weight-complex="bold" style:font-size-complex="14pt"/>
    </style:style>
    <style:style style:name="T5575" style:parent-style-name="AncientGreekἈρχαίαἑλληνικά" style:family="text">
      <style:text-properties style:font-weight-complex="bold" style:font-size-complex="14pt" fo:language="el" fo:country="GR"/>
    </style:style>
    <style:style style:name="T5576" style:parent-style-name="AncientGreekἈρχαίαἑλληνικά" style:family="text">
      <style:text-properties style:font-weight-complex="bold" style:font-size-complex="14pt"/>
    </style:style>
    <style:style style:name="T5577" style:parent-style-name="AncientGreekἈρχαίαἑλληνικά" style:family="text">
      <style:text-properties style:font-weight-complex="bold" style:font-size-complex="14pt" fo:language="el" fo:country="GR"/>
    </style:style>
    <style:style style:name="T5578" style:parent-style-name="AncientGreekἈρχαίαἑλληνικά" style:family="text">
      <style:text-properties style:font-weight-complex="bold" style:font-size-complex="14pt"/>
    </style:style>
    <style:style style:name="T5579" style:parent-style-name="AncientGreekἈρχαίαἑλληνικά" style:family="text">
      <style:text-properties style:font-weight-complex="bold" style:font-size-complex="14pt" fo:language="el" fo:country="GR"/>
    </style:style>
    <style:style style:name="T5580" style:parent-style-name="AncientGreekἈρχαίαἑλληνικά" style:family="text">
      <style:text-properties style:font-weight-complex="bold" style:font-size-complex="14pt"/>
    </style:style>
    <style:style style:name="T5581" style:parent-style-name="AncientGreekἈρχαίαἑλληνικά" style:family="text">
      <style:text-properties style:font-weight-complex="bold" style:font-size-complex="14pt" fo:language="el" fo:country="GR"/>
    </style:style>
    <style:style style:name="T5582" style:parent-style-name="AncientGreekἈρχαίαἑλληνικά" style:family="text">
      <style:text-properties style:font-weight-complex="bold" style:font-size-complex="14pt"/>
    </style:style>
    <style:style style:name="T5583" style:parent-style-name="AncientGreekἈρχαίαἑλληνικά" style:family="text">
      <style:text-properties style:font-weight-complex="bold" style:font-size-complex="14pt" fo:language="el" fo:country="GR"/>
    </style:style>
    <style:style style:name="T5584" style:parent-style-name="AncientGreekἈρχαίαἑλληνικά" style:family="text">
      <style:text-properties style:font-weight-complex="bold" style:font-size-complex="14pt"/>
    </style:style>
    <style:style style:name="T5585" style:parent-style-name="AncientGreekἈρχαίαἑλληνικά" style:family="text">
      <style:text-properties style:font-weight-complex="bold" style:font-size-complex="14pt" fo:language="el" fo:country="GR"/>
    </style:style>
    <style:style style:name="T5586" style:parent-style-name="AncientGreekἈρχαίαἑλληνικά" style:family="text">
      <style:text-properties style:font-weight-complex="bold" style:font-size-complex="14pt"/>
    </style:style>
    <style:style style:name="T5587" style:parent-style-name="AncientGreekἈρχαίαἑλληνικά" style:family="text">
      <style:text-properties style:font-weight-complex="bold" style:font-size-complex="14pt" fo:language="el" fo:country="GR"/>
    </style:style>
    <style:style style:name="T5588" style:parent-style-name="AncientGreekἈρχαίαἑλληνικά" style:family="text">
      <style:text-properties style:font-weight-complex="bold" style:font-size-complex="14pt"/>
    </style:style>
    <style:style style:name="T5589" style:parent-style-name="AncientGreekἈρχαίαἑλληνικά" style:family="text">
      <style:text-properties style:font-weight-complex="bold" style:font-size-complex="14pt" fo:language="el" fo:country="GR"/>
    </style:style>
    <style:style style:name="T5590" style:parent-style-name="AncientGreekἈρχαίαἑλληνικά" style:family="text">
      <style:text-properties style:font-weight-complex="bold" style:font-size-complex="14pt"/>
    </style:style>
    <style:style style:name="T5591" style:parent-style-name="AncientGreekἈρχαίαἑλληνικά" style:family="text">
      <style:text-properties style:font-weight-complex="bold" style:font-size-complex="14pt" fo:language="el" fo:country="GR"/>
    </style:style>
    <style:style style:name="T5592" style:parent-style-name="AncientGreekἈρχαίαἑλληνικά" style:family="text">
      <style:text-properties style:font-weight-complex="bold" style:font-size-complex="14pt"/>
    </style:style>
    <style:style style:name="T5593" style:parent-style-name="AncientGreekἈρχαίαἑλληνικά" style:family="text">
      <style:text-properties style:font-weight-complex="bold" style:font-size-complex="14pt" fo:language="el" fo:country="GR"/>
    </style:style>
    <style:style style:name="T5594" style:parent-style-name="AncientGreekἈρχαίαἑλληνικά" style:family="text">
      <style:text-properties style:font-weight-complex="bold" style:font-size-complex="14pt"/>
    </style:style>
    <style:style style:name="T5595" style:parent-style-name="AncientGreekἈρχαίαἑλληνικά" style:family="text">
      <style:text-properties style:font-weight-complex="bold" style:font-size-complex="14pt" fo:language="el" fo:country="GR"/>
    </style:style>
    <style:style style:name="T5596" style:parent-style-name="AncientGreekἈρχαίαἑλληνικά" style:family="text">
      <style:text-properties style:font-weight-complex="bold" style:font-size-complex="14pt"/>
    </style:style>
    <style:style style:name="T5597" style:parent-style-name="AncientGreekἈρχαίαἑλληνικά" style:family="text">
      <style:text-properties style:font-weight-complex="bold" style:font-size-complex="14pt" fo:language="el" fo:country="GR"/>
    </style:style>
    <style:style style:name="T5598" style:parent-style-name="AncientGreekἈρχαίαἑλληνικά" style:family="text">
      <style:text-properties style:font-weight-complex="bold" style:font-size-complex="14pt"/>
    </style:style>
    <style:style style:name="T5599" style:parent-style-name="AncientGreekἈρχαίαἑλληνικά" style:family="text">
      <style:text-properties style:font-weight-complex="bold" style:font-size-complex="14pt" fo:language="el" fo:country="GR"/>
    </style:style>
    <style:style style:name="T5600" style:parent-style-name="AncientGreekἈρχαίαἑλληνικά" style:family="text">
      <style:text-properties style:font-weight-complex="bold" style:font-size-complex="14pt"/>
    </style:style>
    <style:style style:name="T5601" style:parent-style-name="AncientGreekἈρχαίαἑλληνικά" style:family="text">
      <style:text-properties style:font-weight-complex="bold" style:font-size-complex="14pt" fo:language="el" fo:country="GR"/>
    </style:style>
    <style:style style:name="T5602" style:parent-style-name="AncientGreekἈρχαίαἑλληνικά" style:family="text">
      <style:text-properties style:font-weight-complex="bold" style:font-size-complex="14pt"/>
    </style:style>
    <style:style style:name="T5603" style:parent-style-name="AncientGreekἈρχαίαἑλληνικά" style:family="text">
      <style:text-properties style:font-weight-complex="bold" style:font-size-complex="14pt" fo:language="el" fo:country="GR"/>
    </style:style>
    <style:style style:name="T5604" style:parent-style-name="AncientGreekἈρχαίαἑλληνικά" style:family="text">
      <style:text-properties style:font-weight-complex="bold" style:font-size-complex="14pt"/>
    </style:style>
    <style:style style:name="T5605" style:parent-style-name="AncientGreekἈρχαίαἑλληνικά" style:family="text">
      <style:text-properties style:font-weight-complex="bold" style:font-size-complex="14pt" fo:language="el" fo:country="GR"/>
    </style:style>
    <style:style style:name="T5606" style:parent-style-name="AncientGreekἈρχαίαἑλληνικά" style:family="text">
      <style:text-properties style:font-weight-complex="bold" style:font-size-complex="14pt"/>
    </style:style>
    <style:style style:name="T5607" style:parent-style-name="AncientGreekἈρχαίαἑλληνικά" style:family="text">
      <style:text-properties style:font-weight-complex="bold" style:font-size-complex="14pt" fo:language="el" fo:country="GR"/>
    </style:style>
    <style:style style:name="T5608" style:parent-style-name="AncientGreekἈρχαίαἑλληνικά" style:family="text">
      <style:text-properties style:font-weight-complex="bold" style:font-size-complex="14pt"/>
    </style:style>
    <style:style style:name="T5609" style:parent-style-name="AncientGreekἈρχαίαἑλληνικά" style:family="text">
      <style:text-properties style:font-weight-complex="bold" style:font-size-complex="14pt" fo:language="el" fo:country="GR"/>
    </style:style>
    <style:style style:name="T5610" style:parent-style-name="AncientGreekἈρχαίαἑλληνικά" style:family="text">
      <style:text-properties style:font-weight-complex="bold" style:font-size-complex="14pt"/>
    </style:style>
    <style:style style:name="T5611" style:parent-style-name="AncientGreekἈρχαίαἑλληνικά" style:family="text">
      <style:text-properties style:font-weight-complex="bold" style:font-size-complex="14pt" fo:language="el" fo:country="GR"/>
    </style:style>
    <style:style style:name="T5612" style:parent-style-name="AncientGreekἈρχαίαἑλληνικά" style:family="text">
      <style:text-properties style:font-weight-complex="bold" style:font-size-complex="14pt"/>
    </style:style>
    <style:style style:name="T5613" style:parent-style-name="AncientGreekἈρχαίαἑλληνικά" style:family="text">
      <style:text-properties style:font-weight-complex="bold" style:font-size-complex="14pt" fo:language="el" fo:country="GR"/>
    </style:style>
    <style:style style:name="T5614" style:parent-style-name="AncientGreekἈρχαίαἑλληνικά" style:family="text">
      <style:text-properties style:font-weight-complex="bold" style:font-size-complex="14pt"/>
    </style:style>
    <style:style style:name="T5615" style:parent-style-name="AncientGreekἈρχαίαἑλληνικά" style:family="text">
      <style:text-properties style:font-weight-complex="bold" style:font-size-complex="14pt" fo:language="el" fo:country="GR"/>
    </style:style>
    <style:style style:name="T5616" style:parent-style-name="AncientGreekἈρχαίαἑλληνικά" style:family="text">
      <style:text-properties style:font-weight-complex="bold" style:font-size-complex="14pt"/>
    </style:style>
    <style:style style:name="T5617" style:parent-style-name="AncientGreekἈρχαίαἑλληνικά" style:family="text">
      <style:text-properties style:font-weight-complex="bold" style:font-size-complex="14pt" fo:language="el" fo:country="GR"/>
    </style:style>
    <style:style style:name="T5618" style:parent-style-name="AncientGreekἈρχαίαἑλληνικά" style:family="text">
      <style:text-properties style:font-weight-complex="bold" style:font-size-complex="14pt"/>
    </style:style>
    <style:style style:name="T5619" style:parent-style-name="AncientGreekἈρχαίαἑλληνικά" style:family="text">
      <style:text-properties style:font-weight-complex="bold" style:font-size-complex="14pt" fo:language="el" fo:country="GR"/>
    </style:style>
    <style:style style:name="T5620" style:parent-style-name="AncientGreekἈρχαίαἑλληνικά" style:family="text">
      <style:text-properties style:font-weight-complex="bold" style:font-size-complex="14pt"/>
    </style:style>
    <style:style style:name="T5621" style:parent-style-name="AncientGreekἈρχαίαἑλληνικά" style:family="text">
      <style:text-properties style:font-weight-complex="bold" style:font-size-complex="14pt" fo:language="el" fo:country="GR"/>
    </style:style>
    <style:style style:name="T5622" style:parent-style-name="AncientGreekἈρχαίαἑλληνικά" style:family="text">
      <style:text-properties style:font-weight-complex="bold" style:font-size-complex="14pt"/>
    </style:style>
    <style:style style:name="T5623" style:parent-style-name="AncientGreekἈρχαίαἑλληνικά" style:family="text">
      <style:text-properties style:font-weight-complex="bold" style:font-size-complex="14pt" fo:language="el" fo:country="GR"/>
    </style:style>
    <style:style style:name="T5624" style:parent-style-name="AncientGreekἈρχαίαἑλληνικά" style:family="text">
      <style:text-properties style:font-weight-complex="bold" style:font-size-complex="14pt"/>
    </style:style>
    <style:style style:name="T5625" style:parent-style-name="AncientGreekἈρχαίαἑλληνικά" style:family="text">
      <style:text-properties style:font-weight-complex="bold" style:font-size-complex="14pt" fo:language="el" fo:country="GR"/>
    </style:style>
    <style:style style:name="T5626" style:parent-style-name="AncientGreekἈρχαίαἑλληνικά" style:family="text">
      <style:text-properties style:font-weight-complex="bold" style:font-size-complex="14pt"/>
    </style:style>
    <style:style style:name="T5627" style:parent-style-name="AncientGreekἈρχαίαἑλληνικά" style:family="text">
      <style:text-properties style:font-weight-complex="bold" style:font-size-complex="14pt" fo:language="el" fo:country="GR"/>
    </style:style>
    <style:style style:name="T5628" style:parent-style-name="AncientGreekἈρχαίαἑλληνικά" style:family="text">
      <style:text-properties style:font-weight-complex="bold" style:font-size-complex="14pt"/>
    </style:style>
    <style:style style:name="P5629" style:parent-style-name="Standard" style:family="paragraph">
      <style:paragraph-properties fo:widows="0" fo:orphans="0"/>
    </style:style>
    <style:style style:name="T5630" style:parent-style-name="AncientGreekἈρχαίαἑλληνικά" style:family="text">
      <style:text-properties style:font-weight-complex="bold" style:font-size-complex="14pt" fo:language="el" fo:country="GR"/>
    </style:style>
    <style:style style:name="T5631" style:parent-style-name="AncientGreekἈρχαίαἑλληνικά" style:family="text">
      <style:text-properties style:font-weight-complex="bold" style:font-size-complex="14pt"/>
    </style:style>
    <style:style style:name="T5632" style:parent-style-name="AncientGreekἈρχαίαἑλληνικά" style:family="text">
      <style:text-properties style:font-weight-complex="bold" style:font-size-complex="14pt" fo:language="el" fo:country="GR"/>
    </style:style>
    <style:style style:name="T5633" style:parent-style-name="AncientGreekἈρχαίαἑλληνικά" style:family="text">
      <style:text-properties style:font-weight-complex="bold" style:font-size-complex="14pt"/>
    </style:style>
    <style:style style:name="T5634" style:parent-style-name="AncientGreekἈρχαίαἑλληνικά" style:family="text">
      <style:text-properties style:font-weight-complex="bold" style:font-size-complex="14pt" fo:language="el" fo:country="GR"/>
    </style:style>
    <style:style style:name="T5635" style:parent-style-name="AncientGreekἈρχαίαἑλληνικά" style:family="text">
      <style:text-properties style:font-weight-complex="bold" style:font-size-complex="14pt"/>
    </style:style>
    <style:style style:name="T5636" style:parent-style-name="AncientGreekἈρχαίαἑλληνικά" style:family="text">
      <style:text-properties style:font-weight-complex="bold" style:font-size-complex="14pt" fo:language="el" fo:country="GR"/>
    </style:style>
    <style:style style:name="T5637" style:parent-style-name="AncientGreekἈρχαίαἑλληνικά" style:family="text">
      <style:text-properties style:font-weight-complex="bold" style:font-size-complex="14pt"/>
    </style:style>
    <style:style style:name="T5638" style:parent-style-name="AncientGreekἈρχαίαἑλληνικά" style:family="text">
      <style:text-properties style:font-weight-complex="bold" style:font-size-complex="14pt" fo:language="el" fo:country="GR"/>
    </style:style>
    <style:style style:name="T5639" style:parent-style-name="AncientGreekἈρχαίαἑλληνικά" style:family="text">
      <style:text-properties style:font-weight-complex="bold" style:font-size-complex="14pt"/>
    </style:style>
    <style:style style:name="T5640" style:parent-style-name="AncientGreekἈρχαίαἑλληνικά" style:family="text">
      <style:text-properties style:font-weight-complex="bold" style:font-size-complex="14pt" fo:language="el" fo:country="GR"/>
    </style:style>
    <style:style style:name="T5641" style:parent-style-name="AncientGreekἈρχαίαἑλληνικά" style:family="text">
      <style:text-properties style:font-weight-complex="bold" style:font-size-complex="14pt"/>
    </style:style>
    <style:style style:name="T5642" style:parent-style-name="AncientGreekἈρχαίαἑλληνικά" style:family="text">
      <style:text-properties style:font-weight-complex="bold" style:font-size-complex="14pt" fo:language="el" fo:country="GR"/>
    </style:style>
    <style:style style:name="T5643" style:parent-style-name="AncientGreekἈρχαίαἑλληνικά" style:family="text">
      <style:text-properties style:font-weight-complex="bold" style:font-size-complex="14pt"/>
    </style:style>
    <style:style style:name="T5644" style:parent-style-name="AncientGreekἈρχαίαἑλληνικά" style:family="text">
      <style:text-properties style:font-weight-complex="bold" style:font-size-complex="14pt" fo:language="el" fo:country="GR"/>
    </style:style>
    <style:style style:name="T5645" style:parent-style-name="AncientGreekἈρχαίαἑλληνικά" style:family="text">
      <style:text-properties style:font-weight-complex="bold" style:font-size-complex="14pt"/>
    </style:style>
    <style:style style:name="T5646" style:parent-style-name="AncientGreekἈρχαίαἑλληνικά" style:family="text">
      <style:text-properties style:font-weight-complex="bold" style:font-size-complex="14pt" fo:language="el" fo:country="GR"/>
    </style:style>
    <style:style style:name="T5647" style:parent-style-name="AncientGreekἈρχαίαἑλληνικά" style:family="text">
      <style:text-properties style:font-weight-complex="bold" style:font-size-complex="14pt"/>
    </style:style>
    <style:style style:name="T5648" style:parent-style-name="AncientGreekἈρχαίαἑλληνικά" style:family="text">
      <style:text-properties style:font-weight-complex="bold" style:font-size-complex="14pt" fo:language="el" fo:country="GR"/>
    </style:style>
    <style:style style:name="T5649" style:parent-style-name="AncientGreekἈρχαίαἑλληνικά" style:family="text">
      <style:text-properties style:font-weight-complex="bold" style:font-size-complex="14pt"/>
    </style:style>
    <style:style style:name="T5650" style:parent-style-name="AncientGreekἈρχαίαἑλληνικά" style:family="text">
      <style:text-properties style:font-weight-complex="bold" style:font-size-complex="14pt" fo:language="el" fo:country="GR"/>
    </style:style>
    <style:style style:name="T5651" style:parent-style-name="AncientGreekἈρχαίαἑλληνικά" style:family="text">
      <style:text-properties style:font-weight-complex="bold" style:font-size-complex="14pt"/>
    </style:style>
    <style:style style:name="T5652" style:parent-style-name="AncientGreekἈρχαίαἑλληνικά" style:family="text">
      <style:text-properties style:font-weight-complex="bold" style:font-size-complex="14pt" fo:language="el" fo:country="GR"/>
    </style:style>
    <style:style style:name="T5653" style:parent-style-name="AncientGreekἈρχαίαἑλληνικά" style:family="text">
      <style:text-properties style:font-weight-complex="bold" style:font-size-complex="14pt"/>
    </style:style>
    <style:style style:name="T5654" style:parent-style-name="AncientGreekἈρχαίαἑλληνικά" style:family="text">
      <style:text-properties style:font-weight-complex="bold" style:font-size-complex="14pt" fo:language="el" fo:country="GR"/>
    </style:style>
    <style:style style:name="T5655" style:parent-style-name="AncientGreekἈρχαίαἑλληνικά" style:family="text">
      <style:text-properties style:font-weight-complex="bold" style:font-size-complex="14pt"/>
    </style:style>
    <style:style style:name="T5656" style:parent-style-name="AncientGreekἈρχαίαἑλληνικά" style:family="text">
      <style:text-properties style:font-weight-complex="bold" style:font-size-complex="14pt" fo:language="el" fo:country="GR"/>
    </style:style>
    <style:style style:name="T5657" style:parent-style-name="AncientGreekἈρχαίαἑλληνικά" style:family="text">
      <style:text-properties style:font-weight-complex="bold" style:font-size-complex="14pt"/>
    </style:style>
    <style:style style:name="T5658" style:parent-style-name="AncientGreekἈρχαίαἑλληνικά" style:family="text">
      <style:text-properties style:font-weight-complex="bold" style:font-size-complex="14pt" fo:language="el" fo:country="GR"/>
    </style:style>
    <style:style style:name="T5659" style:parent-style-name="AncientGreekἈρχαίαἑλληνικά" style:family="text">
      <style:text-properties style:font-weight-complex="bold" style:font-size-complex="14pt"/>
    </style:style>
    <style:style style:name="T5660" style:parent-style-name="AncientGreekἈρχαίαἑλληνικά" style:family="text">
      <style:text-properties style:font-weight-complex="bold" style:font-size-complex="14pt" fo:language="el" fo:country="GR"/>
    </style:style>
    <style:style style:name="T5661" style:parent-style-name="AncientGreekἈρχαίαἑλληνικά" style:family="text">
      <style:text-properties style:font-weight-complex="bold" style:font-size-complex="14pt"/>
    </style:style>
    <style:style style:name="TableCell5662" style:family="table-cell">
      <style:table-cell-properties fo:border="0.0069in solid #000000" fo:background-color="#FFFFFF" style:writing-mode="lr-tb" fo:padding-top="0in" fo:padding-left="0.1527in" fo:padding-bottom="0in" fo:padding-right="0.15in"/>
    </style:style>
    <style:style style:name="P5663" style:parent-style-name="Standard" style:family="paragraph">
      <style:paragraph-properties fo:widows="0" fo:orphans="0" fo:text-align="center"/>
      <style:text-properties style:font-name="Times New Roman" fo:font-weight="bold" style:font-weight-asian="bold" style:font-weight-complex="bold" fo:font-size="16pt" style:font-size-asian="16pt" style:font-size-complex="16pt"/>
    </style:style>
    <style:style style:name="P5664" style:parent-style-name="Standard" style:family="paragraph">
      <style:paragraph-properties fo:widows="0" fo:orphans="0"/>
      <style:text-properties style:font-name="AncientGreek"/>
    </style:style>
    <style:style style:name="P5665" style:parent-style-name="Standard" style:family="paragraph">
      <style:paragraph-properties fo:widows="0" fo:orphans="0"/>
      <style:text-properties style:font-name="AncientGreek"/>
    </style:style>
    <style:style style:name="P5666" style:parent-style-name="Standard" style:family="paragraph">
      <style:paragraph-properties fo:widows="0" fo:orphans="0"/>
      <style:text-properties style:font-name="AncientGreek"/>
    </style:style>
    <style:style style:name="TableRow5667" style:family="table-row">
      <style:table-row-properties style:min-row-height="0.0138in" style:use-optimal-row-height="false" fo:keep-together="always"/>
    </style:style>
    <style:style style:name="TableCell5668" style:family="table-cell">
      <style:table-cell-properties fo:border="0.0069in solid #000000" fo:background-color="#FFFFFF" style:writing-mode="lr-tb" fo:padding-top="0in" fo:padding-left="0.1527in" fo:padding-bottom="0in" fo:padding-right="0.15in"/>
    </style:style>
    <style:style style:name="P5669" style:parent-style-name="Standard" style:family="paragraph">
      <style:paragraph-properties fo:keep-with-next="always" fo:widows="0" fo:orphans="0" fo:text-align="center">
        <style:tab-stops>
          <style:tab-stop style:type="center" style:position="1in"/>
          <style:tab-stop style:type="left" style:position="2.0833in"/>
        </style:tab-stops>
      </style:paragraph-properties>
    </style:style>
    <style:style style:name="T5670" style:parent-style-name="AncientGreekἈρχαίαἑλληνικά" style:family="text">
      <style:text-properties fo:font-weight="bold" style:font-weight-asian="bold" style:font-weight-complex="bold" fo:font-size="18pt" style:font-size-asian="18pt" style:font-size-complex="14pt"/>
    </style:style>
    <style:style style:name="T5671"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5672" style:parent-style-name="AncientGreekἈρχαίαἑλληνικά" style:family="text">
      <style:text-properties fo:font-weight="bold" style:font-weight-asian="bold" style:font-weight-complex="bold" fo:font-size="18pt" style:font-size-asian="18pt" style:font-size-complex="14pt"/>
    </style:style>
    <style:style style:name="T5673"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5674" style:parent-style-name="AncientGreekἈρχαίαἑλληνικά" style:family="text">
      <style:text-properties fo:font-weight="bold" style:font-weight-asian="bold" style:font-weight-complex="bold" fo:font-size="18pt" style:font-size-asian="18pt" style:font-size-complex="14pt"/>
    </style:style>
    <style:style style:name="T5675"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5676" style:parent-style-name="AncientGreekἈρχαίαἑλληνικά" style:family="text">
      <style:text-properties fo:font-weight="bold" style:font-weight-asian="bold" style:font-weight-complex="bold" fo:font-size="18pt" style:font-size-asian="18pt" style:font-size-complex="14pt"/>
    </style:style>
    <style:style style:name="T5677"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5678" style:parent-style-name="AncientGreekἈρχαίαἑλληνικά" style:family="text">
      <style:text-properties fo:font-weight="bold" style:font-weight-asian="bold" style:font-weight-complex="bold" fo:font-size="18pt" style:font-size-asian="18pt" style:font-size-complex="14pt"/>
    </style:style>
    <style:style style:name="T5679"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P5680" style:parent-style-name="Standard" style:family="paragraph">
      <style:paragraph-properties fo:widows="0" fo:orphans="0">
        <style:tab-stops>
          <style:tab-stop style:type="left" style:position="2.0833in"/>
        </style:tab-stops>
      </style:paragraph-properties>
    </style:style>
    <style:style style:name="T5681" style:parent-style-name="AncientGreekἈρχαίαἑλληνικά" style:family="text">
      <style:text-properties style:font-weight-complex="bold" style:font-size-complex="14pt" fo:language="el" fo:country="GR"/>
    </style:style>
    <style:style style:name="T5682" style:parent-style-name="AncientGreekἈρχαίαἑλληνικά" style:family="text">
      <style:text-properties style:font-weight-complex="bold" style:font-size-complex="14pt"/>
    </style:style>
    <style:style style:name="T5683" style:parent-style-name="AncientGreekἈρχαίαἑλληνικά" style:family="text">
      <style:text-properties style:font-weight-complex="bold" style:font-size-complex="14pt" fo:language="el" fo:country="GR"/>
    </style:style>
    <style:style style:name="T5684" style:parent-style-name="AncientGreekἈρχαίαἑλληνικά" style:family="text">
      <style:text-properties style:font-weight-complex="bold" style:font-size-complex="14pt"/>
    </style:style>
    <style:style style:name="T5685" style:parent-style-name="AncientGreekἈρχαίαἑλληνικά" style:family="text">
      <style:text-properties style:font-weight-complex="bold" style:font-size-complex="14pt" fo:language="el" fo:country="GR"/>
    </style:style>
    <style:style style:name="T5686" style:parent-style-name="AncientGreekἈρχαίαἑλληνικά" style:family="text">
      <style:text-properties style:font-weight-complex="bold" style:font-size-complex="14pt"/>
    </style:style>
    <style:style style:name="T5687" style:parent-style-name="AncientGreekἈρχαίαἑλληνικά" style:family="text">
      <style:text-properties style:font-weight-complex="bold" style:font-size-complex="14pt" fo:language="el" fo:country="GR"/>
    </style:style>
    <style:style style:name="T5688" style:parent-style-name="AncientGreekἈρχαίαἑλληνικά" style:family="text">
      <style:text-properties style:font-weight-complex="bold" style:font-size-complex="14pt"/>
    </style:style>
    <style:style style:name="T5689" style:parent-style-name="AncientGreekἈρχαίαἑλληνικά" style:family="text">
      <style:text-properties style:font-weight-complex="bold" style:font-size-complex="14pt" fo:language="el" fo:country="GR"/>
    </style:style>
    <style:style style:name="T5690" style:parent-style-name="AncientGreekἈρχαίαἑλληνικά" style:family="text">
      <style:text-properties style:font-weight-complex="bold" style:font-size-complex="14pt"/>
    </style:style>
    <style:style style:name="T5691" style:parent-style-name="AncientGreekἈρχαίαἑλληνικά" style:family="text">
      <style:text-properties style:font-weight-complex="bold" style:font-size-complex="14pt" fo:language="el" fo:country="GR"/>
    </style:style>
    <style:style style:name="T5692" style:parent-style-name="AncientGreekἈρχαίαἑλληνικά" style:family="text">
      <style:text-properties style:font-weight-complex="bold" style:font-size-complex="14pt"/>
    </style:style>
    <style:style style:name="T5693" style:parent-style-name="AncientGreekἈρχαίαἑλληνικά" style:family="text">
      <style:text-properties style:font-weight-complex="bold" style:font-size-complex="14pt" fo:language="el" fo:country="GR"/>
    </style:style>
    <style:style style:name="T5694" style:parent-style-name="AncientGreekἈρχαίαἑλληνικά" style:family="text">
      <style:text-properties style:font-weight-complex="bold" style:font-size-complex="14pt"/>
    </style:style>
    <style:style style:name="T5695" style:parent-style-name="AncientGreekἈρχαίαἑλληνικά" style:family="text">
      <style:text-properties style:font-weight-complex="bold" style:font-size-complex="14pt" fo:language="el" fo:country="GR"/>
    </style:style>
    <style:style style:name="T5696" style:parent-style-name="AncientGreekἈρχαίαἑλληνικά" style:family="text">
      <style:text-properties style:font-weight-complex="bold" style:font-size-complex="14pt"/>
    </style:style>
    <style:style style:name="T5697" style:parent-style-name="AncientGreekἈρχαίαἑλληνικά" style:family="text">
      <style:text-properties style:font-weight-complex="bold" style:font-size-complex="14pt" fo:language="el" fo:country="GR"/>
    </style:style>
    <style:style style:name="T5698" style:parent-style-name="AncientGreekἈρχαίαἑλληνικά" style:family="text">
      <style:text-properties style:font-weight-complex="bold" style:font-size-complex="14pt"/>
    </style:style>
    <style:style style:name="T5699" style:parent-style-name="AncientGreekἈρχαίαἑλληνικά" style:family="text">
      <style:text-properties style:font-weight-complex="bold" style:font-size-complex="14pt" fo:language="el" fo:country="GR"/>
    </style:style>
    <style:style style:name="T5700" style:parent-style-name="AncientGreekἈρχαίαἑλληνικά" style:family="text">
      <style:text-properties style:font-weight-complex="bold" style:font-size-complex="14pt"/>
    </style:style>
    <style:style style:name="T5701" style:parent-style-name="AncientGreekἈρχαίαἑλληνικά" style:family="text">
      <style:text-properties style:font-weight-complex="bold" style:font-size-complex="14pt" fo:language="el" fo:country="GR"/>
    </style:style>
    <style:style style:name="T5702" style:parent-style-name="AncientGreekἈρχαίαἑλληνικά" style:family="text">
      <style:text-properties style:font-weight-complex="bold" style:font-size-complex="14pt"/>
    </style:style>
    <style:style style:name="T5703" style:parent-style-name="AncientGreekἈρχαίαἑλληνικά" style:family="text">
      <style:text-properties style:font-weight-complex="bold" style:font-size-complex="14pt" fo:language="el" fo:country="GR"/>
    </style:style>
    <style:style style:name="T5704" style:parent-style-name="AncientGreekἈρχαίαἑλληνικά" style:family="text">
      <style:text-properties style:font-weight-complex="bold" style:font-size-complex="14pt"/>
    </style:style>
    <style:style style:name="T5705" style:parent-style-name="AncientGreekἈρχαίαἑλληνικά" style:family="text">
      <style:text-properties style:font-weight-complex="bold" style:font-size-complex="14pt" fo:language="el" fo:country="GR"/>
    </style:style>
    <style:style style:name="T5706" style:parent-style-name="AncientGreekἈρχαίαἑλληνικά" style:family="text">
      <style:text-properties style:font-weight-complex="bold" style:font-size-complex="14pt"/>
    </style:style>
    <style:style style:name="T5707" style:parent-style-name="AncientGreekἈρχαίαἑλληνικά" style:family="text">
      <style:text-properties style:font-weight-complex="bold" style:font-size-complex="14pt" fo:language="el" fo:country="GR"/>
    </style:style>
    <style:style style:name="T5708" style:parent-style-name="AncientGreekἈρχαίαἑλληνικά" style:family="text">
      <style:text-properties style:font-weight-complex="bold" style:font-size-complex="14pt"/>
    </style:style>
    <style:style style:name="T5709" style:parent-style-name="AncientGreekἈρχαίαἑλληνικά" style:family="text">
      <style:text-properties style:font-weight-complex="bold" style:font-size-complex="14pt" fo:language="el" fo:country="GR"/>
    </style:style>
    <style:style style:name="T5710" style:parent-style-name="AncientGreekἈρχαίαἑλληνικά" style:family="text">
      <style:text-properties style:font-weight-complex="bold" style:font-size-complex="14pt"/>
    </style:style>
    <style:style style:name="T5711" style:parent-style-name="AncientGreekἈρχαίαἑλληνικά" style:family="text">
      <style:text-properties style:font-weight-complex="bold" style:font-size-complex="14pt" fo:language="el" fo:country="GR"/>
    </style:style>
    <style:style style:name="T5712" style:parent-style-name="AncientGreekἈρχαίαἑλληνικά" style:family="text">
      <style:text-properties style:font-weight-complex="bold" style:font-size-complex="14pt"/>
    </style:style>
    <style:style style:name="T5713" style:parent-style-name="AncientGreekἈρχαίαἑλληνικά" style:family="text">
      <style:text-properties style:font-weight-complex="bold" style:font-size-complex="14pt" fo:language="el" fo:country="GR"/>
    </style:style>
    <style:style style:name="T5714" style:parent-style-name="AncientGreekἈρχαίαἑλληνικά" style:family="text">
      <style:text-properties style:font-weight-complex="bold" style:font-size-complex="14pt"/>
    </style:style>
    <style:style style:name="T5715" style:parent-style-name="AncientGreekἈρχαίαἑλληνικά" style:family="text">
      <style:text-properties style:font-weight-complex="bold" style:font-size-complex="14pt" fo:language="el" fo:country="GR"/>
    </style:style>
    <style:style style:name="T5716" style:parent-style-name="AncientGreekἈρχαίαἑλληνικά" style:family="text">
      <style:text-properties style:font-weight-complex="bold" style:font-size-complex="14pt"/>
    </style:style>
    <style:style style:name="T5717" style:parent-style-name="AncientGreekἈρχαίαἑλληνικά" style:family="text">
      <style:text-properties style:font-weight-complex="bold" style:font-size-complex="14pt" fo:language="el" fo:country="GR"/>
    </style:style>
    <style:style style:name="T5718" style:parent-style-name="AncientGreekἈρχαίαἑλληνικά" style:family="text">
      <style:text-properties style:font-weight-complex="bold" style:font-size-complex="14pt"/>
    </style:style>
    <style:style style:name="T5719" style:parent-style-name="AncientGreekἈρχαίαἑλληνικά" style:family="text">
      <style:text-properties style:font-weight-complex="bold" style:font-size-complex="14pt" fo:language="el" fo:country="GR"/>
    </style:style>
    <style:style style:name="T5720" style:parent-style-name="AncientGreekἈρχαίαἑλληνικά" style:family="text">
      <style:text-properties style:font-weight-complex="bold" style:font-size-complex="14pt"/>
    </style:style>
    <style:style style:name="T5721" style:parent-style-name="AncientGreekἈρχαίαἑλληνικά" style:family="text">
      <style:text-properties style:font-weight-complex="bold" style:font-size-complex="14pt" fo:language="el" fo:country="GR"/>
    </style:style>
    <style:style style:name="T5722" style:parent-style-name="AncientGreekἈρχαίαἑλληνικά" style:family="text">
      <style:text-properties style:font-weight-complex="bold" style:font-size-complex="14pt"/>
    </style:style>
    <style:style style:name="T5723" style:parent-style-name="AncientGreekἈρχαίαἑλληνικά" style:family="text">
      <style:text-properties style:font-weight-complex="bold" style:font-size-complex="14pt" fo:language="el" fo:country="GR"/>
    </style:style>
    <style:style style:name="T5724" style:parent-style-name="AncientGreekἈρχαίαἑλληνικά" style:family="text">
      <style:text-properties style:font-weight-complex="bold" style:font-size-complex="14pt"/>
    </style:style>
    <style:style style:name="T5725" style:parent-style-name="AncientGreekἈρχαίαἑλληνικά" style:family="text">
      <style:text-properties style:font-weight-complex="bold" style:font-size-complex="14pt" fo:language="el" fo:country="GR"/>
    </style:style>
    <style:style style:name="T5726" style:parent-style-name="AncientGreekἈρχαίαἑλληνικά" style:family="text">
      <style:text-properties style:font-weight-complex="bold" style:font-size-complex="14pt"/>
    </style:style>
    <style:style style:name="T5727" style:parent-style-name="AncientGreekἈρχαίαἑλληνικά" style:family="text">
      <style:text-properties style:font-weight-complex="bold" style:font-size-complex="14pt" fo:language="el" fo:country="GR"/>
    </style:style>
    <style:style style:name="T5728" style:parent-style-name="AncientGreekἈρχαίαἑλληνικά" style:family="text">
      <style:text-properties style:font-weight-complex="bold" style:font-size-complex="14pt"/>
    </style:style>
    <style:style style:name="T5729" style:parent-style-name="AncientGreekἈρχαίαἑλληνικά" style:family="text">
      <style:text-properties style:font-weight-complex="bold" style:font-size-complex="14pt" fo:language="el" fo:country="GR"/>
    </style:style>
    <style:style style:name="T5730" style:parent-style-name="AncientGreekἈρχαίαἑλληνικά" style:family="text">
      <style:text-properties style:font-weight-complex="bold" style:font-size-complex="14pt"/>
    </style:style>
    <style:style style:name="T5731" style:parent-style-name="AncientGreekἈρχαίαἑλληνικά" style:family="text">
      <style:text-properties style:font-weight-complex="bold" style:font-size-complex="14pt" fo:language="el" fo:country="GR"/>
    </style:style>
    <style:style style:name="T5732" style:parent-style-name="AncientGreekἈρχαίαἑλληνικά" style:family="text">
      <style:text-properties style:font-weight-complex="bold" style:font-size-complex="14pt"/>
    </style:style>
    <style:style style:name="T5733" style:parent-style-name="AncientGreekἈρχαίαἑλληνικά" style:family="text">
      <style:text-properties style:font-weight-complex="bold" style:font-size-complex="14pt" fo:language="el" fo:country="GR"/>
    </style:style>
    <style:style style:name="T5734" style:parent-style-name="AncientGreekἈρχαίαἑλληνικά" style:family="text">
      <style:text-properties style:font-weight-complex="bold" style:font-size-complex="14pt"/>
    </style:style>
    <style:style style:name="T5735" style:parent-style-name="AncientGreekἈρχαίαἑλληνικά" style:family="text">
      <style:text-properties style:font-weight-complex="bold" style:font-size-complex="14pt" fo:language="el" fo:country="GR"/>
    </style:style>
    <style:style style:name="T5736" style:parent-style-name="AncientGreekἈρχαίαἑλληνικά" style:family="text">
      <style:text-properties style:font-weight-complex="bold" style:font-size-complex="14pt"/>
    </style:style>
    <style:style style:name="T5737" style:parent-style-name="AncientGreekἈρχαίαἑλληνικά" style:family="text">
      <style:text-properties style:font-weight-complex="bold" style:font-size-complex="14pt" fo:language="el" fo:country="GR"/>
    </style:style>
    <style:style style:name="T5738" style:parent-style-name="AncientGreekἈρχαίαἑλληνικά" style:family="text">
      <style:text-properties style:font-weight-complex="bold" style:font-size-complex="14pt"/>
    </style:style>
    <style:style style:name="T5739" style:parent-style-name="AncientGreekἈρχαίαἑλληνικά" style:family="text">
      <style:text-properties style:font-weight-complex="bold" style:font-size-complex="14pt" fo:language="el" fo:country="GR"/>
    </style:style>
    <style:style style:name="T5740" style:parent-style-name="AncientGreekἈρχαίαἑλληνικά" style:family="text">
      <style:text-properties style:font-weight-complex="bold" style:font-size-complex="14pt"/>
    </style:style>
    <style:style style:name="T5741" style:parent-style-name="AncientGreekἈρχαίαἑλληνικά" style:family="text">
      <style:text-properties style:font-weight-complex="bold" style:font-size-complex="14pt" fo:language="el" fo:country="GR"/>
    </style:style>
    <style:style style:name="T5742" style:parent-style-name="AncientGreekἈρχαίαἑλληνικά" style:family="text">
      <style:text-properties style:font-weight-complex="bold" style:font-size-complex="14pt"/>
    </style:style>
    <style:style style:name="T5743" style:parent-style-name="AncientGreekἈρχαίαἑλληνικά" style:family="text">
      <style:text-properties style:font-weight-complex="bold" style:font-size-complex="14pt" fo:language="el" fo:country="GR"/>
    </style:style>
    <style:style style:name="T5744" style:parent-style-name="AncientGreekἈρχαίαἑλληνικά" style:family="text">
      <style:text-properties style:font-weight-complex="bold" style:font-size-complex="14pt"/>
    </style:style>
    <style:style style:name="T5745" style:parent-style-name="AncientGreekἈρχαίαἑλληνικά" style:family="text">
      <style:text-properties style:font-weight-complex="bold" style:font-size-complex="14pt" fo:language="el" fo:country="GR"/>
    </style:style>
    <style:style style:name="T5746" style:parent-style-name="AncientGreekἈρχαίαἑλληνικά" style:family="text">
      <style:text-properties style:font-weight-complex="bold" style:font-size-complex="14pt"/>
    </style:style>
    <style:style style:name="T5747" style:parent-style-name="AncientGreekἈρχαίαἑλληνικά" style:family="text">
      <style:text-properties style:font-weight-complex="bold" style:font-size-complex="14pt" fo:language="el" fo:country="GR"/>
    </style:style>
    <style:style style:name="T5748" style:parent-style-name="AncientGreekἈρχαίαἑλληνικά" style:family="text">
      <style:text-properties style:font-weight-complex="bold" style:font-size-complex="14pt"/>
    </style:style>
    <style:style style:name="T5749" style:parent-style-name="AncientGreekἈρχαίαἑλληνικά" style:family="text">
      <style:text-properties style:font-weight-complex="bold" style:font-size-complex="14pt" fo:language="el" fo:country="GR"/>
    </style:style>
    <style:style style:name="T5750" style:parent-style-name="AncientGreekἈρχαίαἑλληνικά" style:family="text">
      <style:text-properties style:font-weight-complex="bold" style:font-size-complex="14pt"/>
    </style:style>
    <style:style style:name="T5751" style:parent-style-name="AncientGreekἈρχαίαἑλληνικά" style:family="text">
      <style:text-properties style:font-weight-complex="bold" style:font-size-complex="14pt" fo:language="el" fo:country="GR"/>
    </style:style>
    <style:style style:name="T5752" style:parent-style-name="AncientGreekἈρχαίαἑλληνικά" style:family="text">
      <style:text-properties style:font-weight-complex="bold" style:font-size-complex="14pt"/>
    </style:style>
    <style:style style:name="T5753" style:parent-style-name="AncientGreekἈρχαίαἑλληνικά" style:family="text">
      <style:text-properties style:font-weight-complex="bold" style:font-size-complex="14pt" fo:language="el" fo:country="GR"/>
    </style:style>
    <style:style style:name="T5754" style:parent-style-name="AncientGreekἈρχαίαἑλληνικά" style:family="text">
      <style:text-properties style:font-weight-complex="bold" style:font-size-complex="14pt"/>
    </style:style>
    <style:style style:name="T5755" style:parent-style-name="AncientGreekἈρχαίαἑλληνικά" style:family="text">
      <style:text-properties style:font-weight-complex="bold" style:font-size-complex="14pt" fo:language="el" fo:country="GR"/>
    </style:style>
    <style:style style:name="T5756" style:parent-style-name="AncientGreekἈρχαίαἑλληνικά" style:family="text">
      <style:text-properties style:font-weight-complex="bold" style:font-size-complex="14pt"/>
    </style:style>
    <style:style style:name="T5757" style:parent-style-name="AncientGreekἈρχαίαἑλληνικά" style:family="text">
      <style:text-properties style:font-weight-complex="bold" style:font-size-complex="14pt" fo:language="el" fo:country="GR"/>
    </style:style>
    <style:style style:name="T5758" style:parent-style-name="AncientGreekἈρχαίαἑλληνικά" style:family="text">
      <style:text-properties style:font-weight-complex="bold" style:font-size-complex="14pt"/>
    </style:style>
    <style:style style:name="T5759" style:parent-style-name="AncientGreekἈρχαίαἑλληνικά" style:family="text">
      <style:text-properties style:font-weight-complex="bold" style:font-size-complex="14pt" fo:language="el" fo:country="GR"/>
    </style:style>
    <style:style style:name="T5760" style:parent-style-name="AncientGreekἈρχαίαἑλληνικά" style:family="text">
      <style:text-properties style:font-weight-complex="bold" style:font-size-complex="14pt"/>
    </style:style>
    <style:style style:name="T5761" style:parent-style-name="AncientGreekἈρχαίαἑλληνικά" style:family="text">
      <style:text-properties style:font-weight-complex="bold" style:font-size-complex="14pt" fo:language="el" fo:country="GR"/>
    </style:style>
    <style:style style:name="T5762" style:parent-style-name="AncientGreekἈρχαίαἑλληνικά" style:family="text">
      <style:text-properties style:font-weight-complex="bold" style:font-size-complex="14pt"/>
    </style:style>
    <style:style style:name="T5763" style:parent-style-name="AncientGreekἈρχαίαἑλληνικά" style:family="text">
      <style:text-properties style:font-weight-complex="bold" style:font-size-complex="14pt" fo:language="el" fo:country="GR"/>
    </style:style>
    <style:style style:name="T5764" style:parent-style-name="AncientGreekἈρχαίαἑλληνικά" style:family="text">
      <style:text-properties style:font-weight-complex="bold" style:font-size-complex="14pt"/>
    </style:style>
    <style:style style:name="T5765" style:parent-style-name="AncientGreekἈρχαίαἑλληνικά" style:family="text">
      <style:text-properties style:font-weight-complex="bold" style:font-size-complex="14pt" fo:language="el" fo:country="GR"/>
    </style:style>
    <style:style style:name="T5766" style:parent-style-name="AncientGreekἈρχαίαἑλληνικά" style:family="text">
      <style:text-properties style:font-weight-complex="bold" style:font-size-complex="14pt"/>
    </style:style>
    <style:style style:name="T5767" style:parent-style-name="AncientGreekἈρχαίαἑλληνικά" style:family="text">
      <style:text-properties style:font-weight-complex="bold" style:font-size-complex="14pt" fo:language="el" fo:country="GR"/>
    </style:style>
    <style:style style:name="T5768" style:parent-style-name="AncientGreekἈρχαίαἑλληνικά" style:family="text">
      <style:text-properties style:font-weight-complex="bold" style:font-size-complex="14pt"/>
    </style:style>
    <style:style style:name="T5769" style:parent-style-name="AncientGreekἈρχαίαἑλληνικά" style:family="text">
      <style:text-properties style:font-weight-complex="bold" style:font-size-complex="14pt" fo:language="el" fo:country="GR"/>
    </style:style>
    <style:style style:name="T5770" style:parent-style-name="AncientGreekἈρχαίαἑλληνικά" style:family="text">
      <style:text-properties style:font-weight-complex="bold" style:font-size-complex="14pt"/>
    </style:style>
    <style:style style:name="T5771" style:parent-style-name="AncientGreekἈρχαίαἑλληνικά" style:family="text">
      <style:text-properties style:font-weight-complex="bold" style:font-size-complex="14pt" fo:language="el" fo:country="GR"/>
    </style:style>
    <style:style style:name="T5772" style:parent-style-name="AncientGreekἈρχαίαἑλληνικά" style:family="text">
      <style:text-properties style:font-weight-complex="bold" style:font-size-complex="14pt"/>
    </style:style>
    <style:style style:name="T5773" style:parent-style-name="AncientGreekἈρχαίαἑλληνικά" style:family="text">
      <style:text-properties style:font-weight-complex="bold" style:font-size-complex="14pt" fo:language="el" fo:country="GR"/>
    </style:style>
    <style:style style:name="T5774" style:parent-style-name="AncientGreekἈρχαίαἑλληνικά" style:family="text">
      <style:text-properties style:font-weight-complex="bold" style:font-size-complex="14pt"/>
    </style:style>
    <style:style style:name="T5775" style:parent-style-name="AncientGreekἈρχαίαἑλληνικά" style:family="text">
      <style:text-properties style:font-weight-complex="bold" style:font-size-complex="14pt" fo:language="el" fo:country="GR"/>
    </style:style>
    <style:style style:name="T5776" style:parent-style-name="AncientGreekἈρχαίαἑλληνικά" style:family="text">
      <style:text-properties style:font-weight-complex="bold" style:font-size-complex="14pt"/>
    </style:style>
    <style:style style:name="T5777" style:parent-style-name="AncientGreekἈρχαίαἑλληνικά" style:family="text">
      <style:text-properties style:font-weight-complex="bold" style:font-size-complex="14pt" fo:language="el" fo:country="GR"/>
    </style:style>
    <style:style style:name="T5778" style:parent-style-name="AncientGreekἈρχαίαἑλληνικά" style:family="text">
      <style:text-properties style:font-weight-complex="bold" style:font-size-complex="14pt"/>
    </style:style>
    <style:style style:name="T5779" style:parent-style-name="AncientGreekἈρχαίαἑλληνικά" style:family="text">
      <style:text-properties style:font-weight-complex="bold" style:font-size-complex="14pt" fo:language="el" fo:country="GR"/>
    </style:style>
    <style:style style:name="T5780" style:parent-style-name="AncientGreekἈρχαίαἑλληνικά" style:family="text">
      <style:text-properties style:font-weight-complex="bold" style:font-size-complex="14pt"/>
    </style:style>
    <style:style style:name="T5781" style:parent-style-name="AncientGreekἈρχαίαἑλληνικά" style:family="text">
      <style:text-properties style:font-weight-complex="bold" style:font-size-complex="14pt" fo:language="el" fo:country="GR"/>
    </style:style>
    <style:style style:name="T5782" style:parent-style-name="AncientGreekἈρχαίαἑλληνικά" style:family="text">
      <style:text-properties style:font-weight-complex="bold" style:font-size-complex="14pt"/>
    </style:style>
    <style:style style:name="T5783" style:parent-style-name="AncientGreekἈρχαίαἑλληνικά" style:family="text">
      <style:text-properties style:font-weight-complex="bold" style:font-size-complex="14pt" fo:language="el" fo:country="GR"/>
    </style:style>
    <style:style style:name="T5784" style:parent-style-name="AncientGreekἈρχαίαἑλληνικά" style:family="text">
      <style:text-properties style:font-weight-complex="bold" style:font-size-complex="14pt"/>
    </style:style>
    <style:style style:name="P5785" style:parent-style-name="Standard" style:family="paragraph">
      <style:paragraph-properties fo:widows="0" fo:orphans="0">
        <style:tab-stops>
          <style:tab-stop style:type="left" style:position="2.0833in"/>
        </style:tab-stops>
      </style:paragraph-properties>
    </style:style>
    <style:style style:name="T5786" style:parent-style-name="AncientGreekἈρχαίαἑλληνικά" style:family="text">
      <style:text-properties style:font-weight-complex="bold" style:font-size-complex="14pt" fo:language="el" fo:country="GR"/>
    </style:style>
    <style:style style:name="TableCell5787" style:family="table-cell">
      <style:table-cell-properties fo:border="0.0069in solid #000000" fo:background-color="#FFFFFF" style:writing-mode="lr-tb" fo:padding-top="0in" fo:padding-left="0.1527in" fo:padding-bottom="0in" fo:padding-right="0.15in"/>
    </style:style>
    <style:style style:name="P5788" style:parent-style-name="Standard" style:family="paragraph">
      <style:paragraph-properties fo:widows="0" fo:orphans="0" fo:text-align="center"/>
    </style:style>
    <style:style style:name="T5789" style:parent-style-name="DefaultParagraphFont" style:family="text">
      <style:text-properties style:font-name="Times New Roman" fo:font-weight="bold" style:font-weight-asian="bold" style:font-weight-complex="bold" fo:font-size="16pt" style:font-size-asian="16pt" style:font-size-complex="16pt"/>
    </style:style>
    <style:style style:name="T5790" style:parent-style-name="DefaultParagraphFont" style:family="text">
      <style:text-properties style:font-name="Times New Roman" fo:font-weight="bold" style:font-weight-asian="bold" style:font-weight-complex="bold" fo:font-size="16pt" style:font-size-asian="16pt" style:font-size-complex="16pt"/>
    </style:style>
    <style:style style:name="T5791" style:parent-style-name="DefaultParagraphFont" style:family="text">
      <style:text-properties style:font-name="Times New Roman" fo:font-weight="bold" style:font-weight-asian="bold" style:font-weight-complex="bold" fo:font-size="16pt" style:font-size-asian="16pt" style:font-size-complex="16pt"/>
    </style:style>
    <style:style style:name="T5792" style:parent-style-name="DefaultParagraphFont" style:family="text">
      <style:text-properties style:font-name="Times New Roman" fo:font-weight="bold" style:font-weight-asian="bold" style:font-weight-complex="bold" fo:font-size="16pt" style:font-size-asian="16pt" style:font-size-complex="16pt"/>
    </style:style>
    <style:style style:name="T5793" style:parent-style-name="DefaultParagraphFont" style:family="text">
      <style:text-properties style:font-name="Times New Roman" fo:font-weight="bold" style:font-weight-asian="bold" style:font-weight-complex="bold" fo:font-size="16pt" style:font-size-asian="16pt" style:font-size-complex="16pt"/>
    </style:style>
    <style:style style:name="T5794" style:parent-style-name="DefaultParagraphFont" style:family="text">
      <style:text-properties style:font-name="Times New Roman" fo:font-weight="bold" style:font-weight-asian="bold" style:font-weight-complex="bold" fo:font-size="16pt" style:font-size-asian="16pt" style:font-size-complex="16pt"/>
    </style:style>
    <style:style style:name="T5795" style:parent-style-name="DefaultParagraphFont" style:family="text">
      <style:text-properties style:font-name="Times New Roman" fo:font-weight="bold" style:font-weight-asian="bold" style:font-weight-complex="bold" fo:font-size="16pt" style:font-size-asian="16pt" style:font-size-complex="16pt"/>
    </style:style>
    <style:style style:name="T5796" style:parent-style-name="DefaultParagraphFont" style:family="text">
      <style:text-properties style:font-name="Times New Roman" fo:font-weight="bold" style:font-weight-asian="bold" style:font-weight-complex="bold" fo:font-size="16pt" style:font-size-asian="16pt" style:font-size-complex="16pt"/>
    </style:style>
    <style:style style:name="T5797" style:parent-style-name="DefaultParagraphFont" style:family="text">
      <style:text-properties style:font-name="Times New Roman" fo:font-weight="bold" style:font-weight-asian="bold" style:font-weight-complex="bold" fo:font-size="16pt" style:font-size-asian="16pt" style:font-size-complex="16pt"/>
    </style:style>
    <style:style style:name="P5798" style:parent-style-name="Standard" style:family="paragraph">
      <style:paragraph-properties fo:widows="0" fo:orphans="0"/>
      <style:text-properties style:font-name="AncientGreek"/>
    </style:style>
    <style:style style:name="P5799" style:parent-style-name="Standard" style:family="paragraph">
      <style:paragraph-properties fo:widows="0" fo:orphans="0"/>
      <style:text-properties style:font-name="AncientGreek"/>
    </style:style>
    <style:style style:name="P5800" style:parent-style-name="Standard" style:family="paragraph">
      <style:paragraph-properties fo:widows="0" fo:orphans="0"/>
    </style:style>
    <style:style style:name="T5801" style:parent-style-name="DefaultParagraphFont" style:family="text">
      <style:text-properties style:font-name="AncientGreek"/>
    </style:style>
    <style:style style:name="T5802" style:parent-style-name="DefaultParagraphFont" style:family="text">
      <style:text-properties style:font-name="AncientGreek"/>
    </style:style>
    <style:style style:name="T5803" style:parent-style-name="DefaultParagraphFont" style:family="text">
      <style:text-properties style:font-name="AncientGreek"/>
    </style:style>
    <style:style style:name="T5804" style:parent-style-name="DefaultParagraphFont" style:family="text">
      <style:text-properties style:font-name="AncientGreek"/>
    </style:style>
    <style:style style:name="T5805" style:parent-style-name="DefaultParagraphFont" style:family="text">
      <style:text-properties style:font-name="AncientGreek"/>
    </style:style>
    <style:style style:name="T5806" style:parent-style-name="DefaultParagraphFont" style:family="text">
      <style:text-properties style:font-name="AncientGreek"/>
    </style:style>
    <style:style style:name="T5807" style:parent-style-name="DefaultParagraphFont" style:family="text">
      <style:text-properties style:font-name="AncientGreek"/>
    </style:style>
    <style:style style:name="T5808" style:parent-style-name="DefaultParagraphFont" style:family="text">
      <style:text-properties style:font-name="AncientGreek"/>
    </style:style>
    <style:style style:name="T5809" style:parent-style-name="DefaultParagraphFont" style:family="text">
      <style:text-properties style:font-name="AncientGreek"/>
    </style:style>
    <style:style style:name="T5810" style:parent-style-name="DefaultParagraphFont" style:family="text">
      <style:text-properties style:font-name="AncientGreek"/>
    </style:style>
    <style:style style:name="T5811" style:parent-style-name="DefaultParagraphFont" style:family="text">
      <style:text-properties style:font-name="AncientGreek"/>
    </style:style>
    <style:style style:name="T5812" style:parent-style-name="AncientGreekἈρχαίαἑλληνικά" style:family="text">
      <style:text-properties style:font-weight-complex="bold" style:font-size-complex="14pt" fo:language="el" fo:country="GR"/>
    </style:style>
    <style:style style:name="T5813" style:parent-style-name="AncientGreekἈρχαίαἑλληνικά" style:family="text">
      <style:text-properties style:font-weight-complex="bold" style:font-size-complex="14pt"/>
    </style:style>
    <style:style style:name="T5814" style:parent-style-name="AncientGreekἈρχαίαἑλληνικά" style:family="text">
      <style:text-properties style:font-weight-complex="bold" style:font-size-complex="14pt"/>
    </style:style>
    <style:style style:name="T5815" style:parent-style-name="AncientGreekἈρχαίαἑλληνικά" style:family="text">
      <style:text-properties style:font-weight-complex="bold" fo:color="#000000" style:font-size-complex="14pt"/>
    </style:style>
    <style:style style:name="TableRow5816" style:family="table-row">
      <style:table-row-properties style:min-row-height="0.0138in" style:use-optimal-row-height="false" fo:keep-together="always"/>
    </style:style>
    <style:style style:name="TableCell5817" style:family="table-cell">
      <style:table-cell-properties fo:border="0.0069in solid #000000" fo:background-color="#FFFFFF" style:writing-mode="lr-tb" fo:padding-top="0in" fo:padding-left="0.1527in" fo:padding-bottom="0in" fo:padding-right="0.15in"/>
    </style:style>
    <style:style style:name="P5818" style:parent-style-name="Standard" style:family="paragraph">
      <style:paragraph-properties fo:keep-with-next="always" fo:widows="0" fo:orphans="0" fo:text-align="center">
        <style:tab-stops>
          <style:tab-stop style:type="left" style:position="2.2604in"/>
        </style:tab-stops>
      </style:paragraph-properties>
    </style:style>
    <style:style style:name="T5819" style:parent-style-name="AncientGreekἈρχαίαἑλληνικά" style:family="text">
      <style:text-properties fo:font-weight="bold" style:font-weight-asian="bold" style:font-weight-complex="bold" fo:font-size="18pt" style:font-size-asian="18pt" style:font-size-complex="14pt"/>
    </style:style>
    <style:style style:name="T5820"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5821" style:parent-style-name="AncientGreekἈρχαίαἑλληνικά" style:family="text">
      <style:text-properties fo:font-weight="bold" style:font-weight-asian="bold" style:font-weight-complex="bold" fo:font-size="18pt" style:font-size-asian="18pt" style:font-size-complex="14pt"/>
    </style:style>
    <style:style style:name="T5822"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5823" style:parent-style-name="AncientGreekἈρχαίαἑλληνικά" style:family="text">
      <style:text-properties fo:font-weight="bold" style:font-weight-asian="bold" style:font-weight-complex="bold" fo:font-size="18pt" style:font-size-asian="18pt" style:font-size-complex="14pt"/>
    </style:style>
    <style:style style:name="T5824"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5825" style:parent-style-name="AncientGreekἈρχαίαἑλληνικά" style:family="text">
      <style:text-properties fo:font-weight="bold" style:font-weight-asian="bold" style:font-weight-complex="bold" fo:font-size="18pt" style:font-size-asian="18pt" style:font-size-complex="14pt"/>
    </style:style>
    <style:style style:name="P5826" style:parent-style-name="Standard" style:family="paragraph">
      <style:paragraph-properties fo:widows="0" fo:orphans="0">
        <style:tab-stops>
          <style:tab-stop style:type="left" style:position="2.2604in"/>
        </style:tab-stops>
      </style:paragraph-properties>
    </style:style>
    <style:style style:name="T5827" style:parent-style-name="AncientGreekἈρχαίαἑλληνικά" style:family="text">
      <style:text-properties style:font-weight-complex="bold" style:font-size-complex="14pt" fo:language="el" fo:country="GR"/>
    </style:style>
    <style:style style:name="T5828" style:parent-style-name="AncientGreekἈρχαίαἑλληνικά" style:family="text">
      <style:text-properties style:font-weight-complex="bold" style:font-size-complex="14pt"/>
    </style:style>
    <style:style style:name="T5829" style:parent-style-name="AncientGreekἈρχαίαἑλληνικά" style:family="text">
      <style:text-properties style:font-weight-complex="bold" style:font-size-complex="14pt" fo:language="el" fo:country="GR"/>
    </style:style>
    <style:style style:name="T5830" style:parent-style-name="AncientGreekἈρχαίαἑλληνικά" style:family="text">
      <style:text-properties style:font-weight-complex="bold" style:font-size-complex="14pt"/>
    </style:style>
    <style:style style:name="T5831" style:parent-style-name="AncientGreekἈρχαίαἑλληνικά" style:family="text">
      <style:text-properties style:font-weight-complex="bold" style:font-size-complex="14pt" fo:language="el" fo:country="GR"/>
    </style:style>
    <style:style style:name="T5832" style:parent-style-name="AncientGreekἈρχαίαἑλληνικά" style:family="text">
      <style:text-properties style:font-weight-complex="bold" style:font-size-complex="14pt"/>
    </style:style>
    <style:style style:name="T5833" style:parent-style-name="AncientGreekἈρχαίαἑλληνικά" style:family="text">
      <style:text-properties style:font-weight-complex="bold" style:font-size-complex="14pt" fo:language="el" fo:country="GR"/>
    </style:style>
    <style:style style:name="T5834" style:parent-style-name="AncientGreekἈρχαίαἑλληνικά" style:family="text">
      <style:text-properties style:font-weight-complex="bold" style:font-size-complex="14pt"/>
    </style:style>
    <style:style style:name="T5835" style:parent-style-name="AncientGreekἈρχαίαἑλληνικά" style:family="text">
      <style:text-properties style:font-weight-complex="bold" style:font-size-complex="14pt" fo:language="el" fo:country="GR"/>
    </style:style>
    <style:style style:name="T5836" style:parent-style-name="AncientGreekἈρχαίαἑλληνικά" style:family="text">
      <style:text-properties style:font-weight-complex="bold" style:font-size-complex="14pt"/>
    </style:style>
    <style:style style:name="T5837" style:parent-style-name="AncientGreekἈρχαίαἑλληνικά" style:family="text">
      <style:text-properties style:font-weight-complex="bold" style:font-size-complex="14pt" fo:language="el" fo:country="GR"/>
    </style:style>
    <style:style style:name="T5838" style:parent-style-name="AncientGreekἈρχαίαἑλληνικά" style:family="text">
      <style:text-properties style:font-weight-complex="bold" style:font-size-complex="14pt"/>
    </style:style>
    <style:style style:name="T5839" style:parent-style-name="AncientGreekἈρχαίαἑλληνικά" style:family="text">
      <style:text-properties style:font-weight-complex="bold" style:font-size-complex="14pt" fo:language="el" fo:country="GR"/>
    </style:style>
    <style:style style:name="T5840" style:parent-style-name="AncientGreekἈρχαίαἑλληνικά" style:family="text">
      <style:text-properties style:font-weight-complex="bold" style:font-size-complex="14pt"/>
    </style:style>
    <style:style style:name="T5841" style:parent-style-name="AncientGreekἈρχαίαἑλληνικά" style:family="text">
      <style:text-properties style:font-weight-complex="bold" style:font-size-complex="14pt" fo:language="el" fo:country="GR"/>
    </style:style>
    <style:style style:name="T5842" style:parent-style-name="AncientGreekἈρχαίαἑλληνικά" style:family="text">
      <style:text-properties style:font-weight-complex="bold" style:font-size-complex="14pt"/>
    </style:style>
    <style:style style:name="T5843" style:parent-style-name="AncientGreekἈρχαίαἑλληνικά" style:family="text">
      <style:text-properties style:font-weight-complex="bold" style:font-size-complex="14pt" fo:language="el" fo:country="GR"/>
    </style:style>
    <style:style style:name="T5844" style:parent-style-name="AncientGreekἈρχαίαἑλληνικά" style:family="text">
      <style:text-properties style:font-weight-complex="bold" style:font-size-complex="14pt"/>
    </style:style>
    <style:style style:name="T5845" style:parent-style-name="AncientGreekἈρχαίαἑλληνικά" style:family="text">
      <style:text-properties style:font-weight-complex="bold" style:font-size-complex="14pt" fo:language="el" fo:country="GR"/>
    </style:style>
    <style:style style:name="T5846" style:parent-style-name="AncientGreekἈρχαίαἑλληνικά" style:family="text">
      <style:text-properties style:font-weight-complex="bold" style:font-size-complex="14pt"/>
    </style:style>
    <style:style style:name="T5847" style:parent-style-name="AncientGreekἈρχαίαἑλληνικά" style:family="text">
      <style:text-properties style:font-weight-complex="bold" style:font-size-complex="14pt" fo:language="el" fo:country="GR"/>
    </style:style>
    <style:style style:name="T5848" style:parent-style-name="AncientGreekἈρχαίαἑλληνικά" style:family="text">
      <style:text-properties style:font-weight-complex="bold" style:font-size-complex="14pt"/>
    </style:style>
    <style:style style:name="T5849" style:parent-style-name="AncientGreekἈρχαίαἑλληνικά" style:family="text">
      <style:text-properties style:font-weight-complex="bold" style:font-size-complex="14pt" fo:language="el" fo:country="GR"/>
    </style:style>
    <style:style style:name="T5850" style:parent-style-name="AncientGreekἈρχαίαἑλληνικά" style:family="text">
      <style:text-properties style:font-weight-complex="bold" style:font-size-complex="14pt"/>
    </style:style>
    <style:style style:name="T5851" style:parent-style-name="AncientGreekἈρχαίαἑλληνικά" style:family="text">
      <style:text-properties style:font-weight-complex="bold" style:font-size-complex="14pt" fo:language="el" fo:country="GR"/>
    </style:style>
    <style:style style:name="T5852" style:parent-style-name="AncientGreekἈρχαίαἑλληνικά" style:family="text">
      <style:text-properties style:font-weight-complex="bold" style:font-size-complex="14pt"/>
    </style:style>
    <style:style style:name="T5853" style:parent-style-name="AncientGreekἈρχαίαἑλληνικά" style:family="text">
      <style:text-properties style:font-weight-complex="bold" style:font-size-complex="14pt" fo:language="el" fo:country="GR"/>
    </style:style>
    <style:style style:name="T5854" style:parent-style-name="AncientGreekἈρχαίαἑλληνικά" style:family="text">
      <style:text-properties style:font-weight-complex="bold" style:font-size-complex="14pt"/>
    </style:style>
    <style:style style:name="T5855" style:parent-style-name="AncientGreekἈρχαίαἑλληνικά" style:family="text">
      <style:text-properties style:font-weight-complex="bold" style:font-size-complex="14pt" fo:language="el" fo:country="GR"/>
    </style:style>
    <style:style style:name="T5856" style:parent-style-name="AncientGreekἈρχαίαἑλληνικά" style:family="text">
      <style:text-properties style:font-weight-complex="bold" style:font-size-complex="14pt"/>
    </style:style>
    <style:style style:name="T5857" style:parent-style-name="AncientGreekἈρχαίαἑλληνικά" style:family="text">
      <style:text-properties style:font-weight-complex="bold" style:font-size-complex="14pt" fo:language="el" fo:country="GR"/>
    </style:style>
    <style:style style:name="P5858" style:parent-style-name="Standard" style:family="paragraph">
      <style:paragraph-properties fo:widows="0" fo:orphans="0">
        <style:tab-stops>
          <style:tab-stop style:type="left" style:position="2.2604in"/>
        </style:tab-stops>
      </style:paragraph-properties>
    </style:style>
    <style:style style:name="T5859" style:parent-style-name="AncientGreekἈρχαίαἑλληνικά" style:family="text">
      <style:text-properties style:font-weight-complex="bold" style:font-size-complex="14pt" fo:language="el" fo:country="GR"/>
    </style:style>
    <style:style style:name="TableCell5860" style:family="table-cell">
      <style:table-cell-properties fo:border="0.0069in solid #000000" fo:background-color="#FFFFFF" style:writing-mode="lr-tb" fo:padding-top="0in" fo:padding-left="0.1527in" fo:padding-bottom="0in" fo:padding-right="0.15in"/>
    </style:style>
    <style:style style:name="P5861" style:parent-style-name="Standard" style:family="paragraph">
      <style:paragraph-properties fo:widows="0" fo:orphans="0" fo:text-align="center"/>
    </style:style>
    <style:style style:name="T5862" style:parent-style-name="DefaultParagraphFont" style:family="text">
      <style:text-properties style:font-name="Times New Roman" fo:font-weight="bold" style:font-weight-asian="bold" style:font-weight-complex="bold" fo:font-size="16pt" style:font-size-asian="16pt" style:font-size-complex="16pt"/>
    </style:style>
    <style:style style:name="T5863" style:parent-style-name="DefaultParagraphFont" style:family="text">
      <style:text-properties style:font-name="Times New Roman" fo:font-weight="bold" style:font-weight-asian="bold" style:font-weight-complex="bold" fo:font-size="16pt" style:font-size-asian="16pt" style:font-size-complex="16pt"/>
    </style:style>
    <style:style style:name="T5864" style:parent-style-name="DefaultParagraphFont" style:family="text">
      <style:text-properties style:font-name="Times New Roman" fo:font-weight="bold" style:font-weight-asian="bold" style:font-weight-complex="bold" fo:font-size="16pt" style:font-size-asian="16pt" style:font-size-complex="16pt"/>
    </style:style>
    <style:style style:name="T5865" style:parent-style-name="DefaultParagraphFont" style:family="text">
      <style:text-properties style:font-name="Times New Roman" fo:font-weight="bold" style:font-weight-asian="bold" style:font-weight-complex="bold" fo:font-size="16pt" style:font-size-asian="16pt" style:font-size-complex="16pt"/>
    </style:style>
    <style:style style:name="T5866" style:parent-style-name="DefaultParagraphFont" style:family="text">
      <style:text-properties style:font-name="Times New Roman" fo:font-weight="bold" style:font-weight-asian="bold" style:font-weight-complex="bold" fo:font-size="16pt" style:font-size-asian="16pt" style:font-size-complex="16pt"/>
    </style:style>
    <style:style style:name="T5867" style:parent-style-name="DefaultParagraphFont" style:family="text">
      <style:text-properties style:font-name="Times New Roman" fo:font-weight="bold" style:font-weight-asian="bold" style:font-weight-complex="bold" fo:font-size="16pt" style:font-size-asian="16pt" style:font-size-complex="16pt"/>
    </style:style>
    <style:style style:name="T5868" style:parent-style-name="DefaultParagraphFont" style:family="text">
      <style:text-properties style:font-name="Times New Roman" fo:font-weight="bold" style:font-weight-asian="bold" style:font-weight-complex="bold" fo:font-size="16pt" style:font-size-asian="16pt" style:font-size-complex="16pt"/>
    </style:style>
    <style:style style:name="P5869" style:parent-style-name="Standard" style:family="paragraph">
      <style:paragraph-properties fo:widows="0" fo:orphans="0"/>
      <style:text-properties style:font-name="AncientGreek"/>
    </style:style>
    <style:style style:name="P5870" style:parent-style-name="Standard" style:family="paragraph">
      <style:paragraph-properties fo:widows="0" fo:orphans="0"/>
      <style:text-properties style:font-name="AncientGreek"/>
    </style:style>
    <style:style style:name="TableRow5871" style:family="table-row">
      <style:table-row-properties style:min-row-height="0.0138in" style:use-optimal-row-height="false" fo:keep-together="always"/>
    </style:style>
    <style:style style:name="TableCell5872" style:family="table-cell">
      <style:table-cell-properties fo:border="0.0069in solid #000000" fo:background-color="#FFFFFF" style:writing-mode="lr-tb" fo:padding-top="0in" fo:padding-left="0.1527in" fo:padding-bottom="0in" fo:padding-right="0.15in"/>
    </style:style>
    <style:style style:name="P5873" style:parent-style-name="Standard" style:family="paragraph">
      <style:paragraph-properties fo:keep-with-next="always" fo:widows="0" fo:orphans="0" fo:text-align="center"/>
    </style:style>
    <style:style style:name="T5874" style:parent-style-name="AncientGreekἈρχαίαἑλληνικά" style:family="text">
      <style:text-properties fo:font-weight="bold" style:font-weight-asian="bold" style:font-weight-complex="bold" fo:font-size="18pt" style:font-size-asian="18pt" style:font-size-complex="14pt"/>
    </style:style>
    <style:style style:name="T5875"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5876" style:parent-style-name="AncientGreekἈρχαίαἑλληνικά" style:family="text">
      <style:text-properties fo:font-weight="bold" style:font-weight-asian="bold" style:font-weight-complex="bold" fo:font-size="18pt" style:font-size-asian="18pt" style:font-size-complex="14pt"/>
    </style:style>
    <style:style style:name="T5877"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5878" style:parent-style-name="AncientGreekἈρχαίαἑλληνικά" style:family="text">
      <style:text-properties fo:font-weight="bold" style:font-weight-asian="bold" style:font-weight-complex="bold" fo:font-size="18pt" style:font-size-asian="18pt" style:font-size-complex="14pt"/>
    </style:style>
    <style:style style:name="P5879" style:parent-style-name="Standard" style:family="paragraph">
      <style:paragraph-properties fo:widows="0" fo:orphans="0"/>
    </style:style>
    <style:style style:name="T5880" style:parent-style-name="AncientGreekἈρχαίαἑλληνικά" style:family="text">
      <style:text-properties style:font-weight-complex="bold" style:font-size-complex="14pt" fo:language="el" fo:country="GR"/>
    </style:style>
    <style:style style:name="T5881" style:parent-style-name="AncientGreekἈρχαίαἑλληνικά" style:family="text">
      <style:text-properties style:font-weight-complex="bold" style:font-size-complex="14pt"/>
    </style:style>
    <style:style style:name="T5882" style:parent-style-name="AncientGreekἈρχαίαἑλληνικά" style:family="text">
      <style:text-properties style:font-weight-complex="bold" style:font-size-complex="14pt" fo:language="el" fo:country="GR"/>
    </style:style>
    <style:style style:name="T5883" style:parent-style-name="AncientGreekἈρχαίαἑλληνικά" style:family="text">
      <style:text-properties style:font-weight-complex="bold" style:font-size-complex="14pt"/>
    </style:style>
    <style:style style:name="T5884" style:parent-style-name="AncientGreekἈρχαίαἑλληνικά" style:family="text">
      <style:text-properties style:font-weight-complex="bold" style:font-size-complex="14pt" fo:language="el" fo:country="GR"/>
    </style:style>
    <style:style style:name="T5885" style:parent-style-name="AncientGreekἈρχαίαἑλληνικά" style:family="text">
      <style:text-properties style:font-weight-complex="bold" style:font-size-complex="14pt"/>
    </style:style>
    <style:style style:name="T5886" style:parent-style-name="AncientGreekἈρχαίαἑλληνικά" style:family="text">
      <style:text-properties style:font-weight-complex="bold" style:font-size-complex="14pt" fo:language="el" fo:country="GR"/>
    </style:style>
    <style:style style:name="T5887" style:parent-style-name="AncientGreekἈρχαίαἑλληνικά" style:family="text">
      <style:text-properties style:font-weight-complex="bold" style:font-size-complex="14pt"/>
    </style:style>
    <style:style style:name="T5888" style:parent-style-name="AncientGreekἈρχαίαἑλληνικά" style:family="text">
      <style:text-properties style:font-weight-complex="bold" style:font-size-complex="14pt" fo:language="el" fo:country="GR"/>
    </style:style>
    <style:style style:name="T5889" style:parent-style-name="AncientGreekἈρχαίαἑλληνικά" style:family="text">
      <style:text-properties style:font-weight-complex="bold" style:font-size-complex="14pt"/>
    </style:style>
    <style:style style:name="T5890" style:parent-style-name="AncientGreekἈρχαίαἑλληνικά" style:family="text">
      <style:text-properties style:font-weight-complex="bold" style:font-size-complex="14pt" fo:language="el" fo:country="GR"/>
    </style:style>
    <style:style style:name="T5891" style:parent-style-name="AncientGreekἈρχαίαἑλληνικά" style:family="text">
      <style:text-properties style:font-weight-complex="bold" style:font-size-complex="14pt"/>
    </style:style>
    <style:style style:name="T5892" style:parent-style-name="AncientGreekἈρχαίαἑλληνικά" style:family="text">
      <style:text-properties style:font-weight-complex="bold" style:font-size-complex="14pt" fo:language="el" fo:country="GR"/>
    </style:style>
    <style:style style:name="T5893" style:parent-style-name="AncientGreekἈρχαίαἑλληνικά" style:family="text">
      <style:text-properties style:font-weight-complex="bold" style:font-size-complex="14pt"/>
    </style:style>
    <style:style style:name="T5894" style:parent-style-name="AncientGreekἈρχαίαἑλληνικά" style:family="text">
      <style:text-properties style:font-weight-complex="bold" style:font-size-complex="14pt" fo:language="el" fo:country="GR"/>
    </style:style>
    <style:style style:name="T5895" style:parent-style-name="AncientGreekἈρχαίαἑλληνικά" style:family="text">
      <style:text-properties style:font-weight-complex="bold" style:font-size-complex="14pt"/>
    </style:style>
    <style:style style:name="T5896" style:parent-style-name="AncientGreekἈρχαίαἑλληνικά" style:family="text">
      <style:text-properties style:font-weight-complex="bold" style:font-size-complex="14pt" fo:language="el" fo:country="GR"/>
    </style:style>
    <style:style style:name="T5897" style:parent-style-name="AncientGreekἈρχαίαἑλληνικά" style:family="text">
      <style:text-properties style:font-weight-complex="bold" style:font-size-complex="14pt"/>
    </style:style>
    <style:style style:name="T5898" style:parent-style-name="AncientGreekἈρχαίαἑλληνικά" style:family="text">
      <style:text-properties style:font-weight-complex="bold" style:font-size-complex="14pt" fo:language="el" fo:country="GR"/>
    </style:style>
    <style:style style:name="T5899" style:parent-style-name="AncientGreekἈρχαίαἑλληνικά" style:family="text">
      <style:text-properties style:font-weight-complex="bold" style:font-size-complex="14pt"/>
    </style:style>
    <style:style style:name="T5900" style:parent-style-name="AncientGreekἈρχαίαἑλληνικά" style:family="text">
      <style:text-properties style:font-weight-complex="bold" style:font-size-complex="14pt" fo:language="el" fo:country="GR"/>
    </style:style>
    <style:style style:name="T5901" style:parent-style-name="AncientGreekἈρχαίαἑλληνικά" style:family="text">
      <style:text-properties style:font-weight-complex="bold" style:font-size-complex="14pt"/>
    </style:style>
    <style:style style:name="T5902" style:parent-style-name="AncientGreekἈρχαίαἑλληνικά" style:family="text">
      <style:text-properties style:font-weight-complex="bold" style:font-size-complex="14pt" fo:language="el" fo:country="GR"/>
    </style:style>
    <style:style style:name="T5903" style:parent-style-name="AncientGreekἈρχαίαἑλληνικά" style:family="text">
      <style:text-properties style:font-weight-complex="bold" style:font-size-complex="14pt"/>
    </style:style>
    <style:style style:name="T5904" style:parent-style-name="AncientGreekἈρχαίαἑλληνικά" style:family="text">
      <style:text-properties style:font-weight-complex="bold" style:font-size-complex="14pt" fo:language="el" fo:country="GR"/>
    </style:style>
    <style:style style:name="T5905" style:parent-style-name="AncientGreekἈρχαίαἑλληνικά" style:family="text">
      <style:text-properties style:font-weight-complex="bold" style:font-size-complex="14pt"/>
    </style:style>
    <style:style style:name="T5906" style:parent-style-name="AncientGreekἈρχαίαἑλληνικά" style:family="text">
      <style:text-properties style:font-weight-complex="bold" style:font-size-complex="14pt" fo:language="el" fo:country="GR"/>
    </style:style>
    <style:style style:name="T5907" style:parent-style-name="AncientGreekἈρχαίαἑλληνικά" style:family="text">
      <style:text-properties style:font-weight-complex="bold" style:font-size-complex="14pt"/>
    </style:style>
    <style:style style:name="T5908" style:parent-style-name="AncientGreekἈρχαίαἑλληνικά" style:family="text">
      <style:text-properties style:font-weight-complex="bold" style:font-size-complex="14pt" fo:language="el" fo:country="GR"/>
    </style:style>
    <style:style style:name="T5909" style:parent-style-name="AncientGreekἈρχαίαἑλληνικά" style:family="text">
      <style:text-properties style:font-weight-complex="bold" style:font-size-complex="14pt"/>
    </style:style>
    <style:style style:name="T5910" style:parent-style-name="AncientGreekἈρχαίαἑλληνικά" style:family="text">
      <style:text-properties style:font-weight-complex="bold" style:font-size-complex="14pt" fo:language="el" fo:country="GR"/>
    </style:style>
    <style:style style:name="T5911" style:parent-style-name="AncientGreekἈρχαίαἑλληνικά" style:family="text">
      <style:text-properties style:font-weight-complex="bold" style:font-size-complex="14pt"/>
    </style:style>
    <style:style style:name="T5912" style:parent-style-name="AncientGreekἈρχαίαἑλληνικά" style:family="text">
      <style:text-properties style:font-weight-complex="bold" style:font-size-complex="14pt" fo:language="el" fo:country="GR"/>
    </style:style>
    <style:style style:name="T5913" style:parent-style-name="AncientGreekἈρχαίαἑλληνικά" style:family="text">
      <style:text-properties style:font-weight-complex="bold" style:font-size-complex="14pt"/>
    </style:style>
    <style:style style:name="P5914" style:parent-style-name="Standard" style:family="paragraph">
      <style:paragraph-properties fo:widows="0" fo:orphans="0"/>
    </style:style>
    <style:style style:name="T5915" style:parent-style-name="AncientGreekἈρχαίαἑλληνικά" style:family="text">
      <style:text-properties style:font-weight-complex="bold" style:font-size-complex="14pt" fo:language="el" fo:country="GR"/>
    </style:style>
    <style:style style:name="TableCell5916" style:family="table-cell">
      <style:table-cell-properties fo:border="0.0069in solid #000000" fo:background-color="#FFFFFF" style:writing-mode="lr-tb" fo:padding-top="0in" fo:padding-left="0.1527in" fo:padding-bottom="0in" fo:padding-right="0.15in"/>
    </style:style>
    <style:style style:name="P5917" style:parent-style-name="Standard" style:family="paragraph">
      <style:paragraph-properties fo:widows="0" fo:orphans="0" fo:text-align="center"/>
      <style:text-properties style:font-name="Times New Roman" fo:font-weight="bold" style:font-weight-asian="bold" style:font-weight-complex="bold"/>
    </style:style>
    <style:style style:name="P5918" style:parent-style-name="Standard" style:family="paragraph">
      <style:paragraph-properties fo:widows="0" fo:orphans="0"/>
      <style:text-properties style:font-name="AncientGreek"/>
    </style:style>
    <style:style style:name="P5919" style:parent-style-name="Standard" style:family="paragraph">
      <style:paragraph-properties fo:widows="0" fo:orphans="0"/>
      <style:text-properties style:font-name="AncientGreek"/>
    </style:style>
    <style:style style:name="TableRow5920" style:family="table-row">
      <style:table-row-properties style:min-row-height="0.0138in" style:use-optimal-row-height="false" fo:keep-together="always"/>
    </style:style>
    <style:style style:name="TableCell5921" style:family="table-cell">
      <style:table-cell-properties fo:border="0.0069in solid #000000" fo:background-color="#FFFFFF" style:writing-mode="lr-tb" fo:padding-top="0in" fo:padding-left="0.1527in" fo:padding-bottom="0in" fo:padding-right="0.15in"/>
    </style:style>
    <style:style style:name="P5922" style:parent-style-name="Standard" style:family="paragraph">
      <style:paragraph-properties fo:keep-with-next="always" fo:widows="0" fo:orphans="0" fo:text-align="center"/>
    </style:style>
    <style:style style:name="T5923" style:parent-style-name="AncientGreekἈρχαίαἑλληνικά" style:family="text">
      <style:text-properties fo:font-weight="bold" style:font-weight-asian="bold" style:font-weight-complex="bold" fo:font-size="18pt" style:font-size-asian="18pt" style:font-size-complex="14pt"/>
    </style:style>
    <style:style style:name="T5924"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5925" style:parent-style-name="AncientGreekἈρχαίαἑλληνικά" style:family="text">
      <style:text-properties fo:font-weight="bold" style:font-weight-asian="bold" style:font-weight-complex="bold" fo:font-size="18pt" style:font-size-asian="18pt" style:font-size-complex="14pt"/>
    </style:style>
    <style:style style:name="T5926"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5927" style:parent-style-name="AncientGreekἈρχαίαἑλληνικά" style:family="text">
      <style:text-properties fo:font-weight="bold" style:font-weight-asian="bold" style:font-weight-complex="bold" fo:font-size="18pt" style:font-size-asian="18pt" style:font-size-complex="14pt"/>
    </style:style>
    <style:style style:name="T5928"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5929" style:parent-style-name="AncientGreekἈρχαίαἑλληνικά" style:family="text">
      <style:text-properties fo:font-weight="bold" style:font-weight-asian="bold" style:font-weight-complex="bold" fo:font-size="18pt" style:font-size-asian="18pt" style:font-size-complex="14pt"/>
    </style:style>
    <style:style style:name="T5930"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P5931" style:parent-style-name="Standard" style:family="paragraph">
      <style:paragraph-properties fo:widows="0" fo:orphans="0"/>
    </style:style>
    <style:style style:name="T5932" style:parent-style-name="AncientGreekἈρχαίαἑλληνικά" style:family="text">
      <style:text-properties style:font-weight-complex="bold" style:font-size-complex="14pt" fo:language="el" fo:country="GR"/>
    </style:style>
    <style:style style:name="T5933" style:parent-style-name="AncientGreekἈρχαίαἑλληνικά" style:family="text">
      <style:text-properties style:font-weight-complex="bold" style:font-size-complex="14pt"/>
    </style:style>
    <style:style style:name="T5934" style:parent-style-name="AncientGreekἈρχαίαἑλληνικά" style:family="text">
      <style:text-properties style:font-weight-complex="bold" style:font-size-complex="14pt" fo:language="el" fo:country="GR"/>
    </style:style>
    <style:style style:name="T5935" style:parent-style-name="AncientGreekἈρχαίαἑλληνικά" style:family="text">
      <style:text-properties style:font-weight-complex="bold" style:font-size-complex="14pt"/>
    </style:style>
    <style:style style:name="T5936" style:parent-style-name="AncientGreekἈρχαίαἑλληνικά" style:family="text">
      <style:text-properties style:font-weight-complex="bold" style:font-size-complex="14pt" fo:language="el" fo:country="GR"/>
    </style:style>
    <style:style style:name="T5937" style:parent-style-name="AncientGreekἈρχαίαἑλληνικά" style:family="text">
      <style:text-properties style:font-weight-complex="bold" style:font-size-complex="14pt"/>
    </style:style>
    <style:style style:name="T5938" style:parent-style-name="AncientGreekἈρχαίαἑλληνικά" style:family="text">
      <style:text-properties style:font-weight-complex="bold" style:font-size-complex="14pt" fo:language="el" fo:country="GR"/>
    </style:style>
    <style:style style:name="T5939" style:parent-style-name="AncientGreekἈρχαίαἑλληνικά" style:family="text">
      <style:text-properties style:font-weight-complex="bold" style:font-size-complex="14pt"/>
    </style:style>
    <style:style style:name="T5940" style:parent-style-name="AncientGreekἈρχαίαἑλληνικά" style:family="text">
      <style:text-properties style:font-weight-complex="bold" style:font-size-complex="14pt" fo:language="el" fo:country="GR"/>
    </style:style>
    <style:style style:name="T5941" style:parent-style-name="AncientGreekἈρχαίαἑλληνικά" style:family="text">
      <style:text-properties style:font-weight-complex="bold" style:font-size-complex="14pt"/>
    </style:style>
    <style:style style:name="T5942" style:parent-style-name="AncientGreekἈρχαίαἑλληνικά" style:family="text">
      <style:text-properties style:font-weight-complex="bold" style:font-size-complex="14pt" fo:language="el" fo:country="GR"/>
    </style:style>
    <style:style style:name="T5943" style:parent-style-name="AncientGreekἈρχαίαἑλληνικά" style:family="text">
      <style:text-properties style:font-weight-complex="bold" style:font-size-complex="14pt"/>
    </style:style>
    <style:style style:name="T5944" style:parent-style-name="AncientGreekἈρχαίαἑλληνικά" style:family="text">
      <style:text-properties style:font-weight-complex="bold" style:font-size-complex="14pt" fo:language="el" fo:country="GR"/>
    </style:style>
    <style:style style:name="T5945" style:parent-style-name="AncientGreekἈρχαίαἑλληνικά" style:family="text">
      <style:text-properties style:font-weight-complex="bold" style:font-size-complex="14pt"/>
    </style:style>
    <style:style style:name="T5946" style:parent-style-name="AncientGreekἈρχαίαἑλληνικά" style:family="text">
      <style:text-properties style:font-weight-complex="bold" style:font-size-complex="14pt" fo:language="el" fo:country="GR"/>
    </style:style>
    <style:style style:name="T5947" style:parent-style-name="AncientGreekἈρχαίαἑλληνικά" style:family="text">
      <style:text-properties style:font-weight-complex="bold" style:font-size-complex="14pt"/>
    </style:style>
    <style:style style:name="T5948" style:parent-style-name="AncientGreekἈρχαίαἑλληνικά" style:family="text">
      <style:text-properties style:font-weight-complex="bold" style:font-size-complex="14pt" fo:language="el" fo:country="GR"/>
    </style:style>
    <style:style style:name="T5949" style:parent-style-name="AncientGreekἈρχαίαἑλληνικά" style:family="text">
      <style:text-properties style:font-weight-complex="bold" style:font-size-complex="14pt"/>
    </style:style>
    <style:style style:name="T5950" style:parent-style-name="AncientGreekἈρχαίαἑλληνικά" style:family="text">
      <style:text-properties style:font-weight-complex="bold" style:font-size-complex="14pt" fo:language="el" fo:country="GR"/>
    </style:style>
    <style:style style:name="T5951" style:parent-style-name="AncientGreekἈρχαίαἑλληνικά" style:family="text">
      <style:text-properties style:font-weight-complex="bold" style:font-size-complex="14pt"/>
    </style:style>
    <style:style style:name="T5952" style:parent-style-name="AncientGreekἈρχαίαἑλληνικά" style:family="text">
      <style:text-properties style:font-weight-complex="bold" style:font-size-complex="14pt" fo:language="el" fo:country="GR"/>
    </style:style>
    <style:style style:name="T5953" style:parent-style-name="AncientGreekἈρχαίαἑλληνικά" style:family="text">
      <style:text-properties style:font-weight-complex="bold" style:font-size-complex="14pt"/>
    </style:style>
    <style:style style:name="T5954" style:parent-style-name="AncientGreekἈρχαίαἑλληνικά" style:family="text">
      <style:text-properties style:font-weight-complex="bold" style:font-size-complex="14pt" fo:language="el" fo:country="GR"/>
    </style:style>
    <style:style style:name="T5955" style:parent-style-name="AncientGreekἈρχαίαἑλληνικά" style:family="text">
      <style:text-properties style:font-weight-complex="bold" style:font-size-complex="14pt"/>
    </style:style>
    <style:style style:name="T5956" style:parent-style-name="AncientGreekἈρχαίαἑλληνικά" style:family="text">
      <style:text-properties style:font-weight-complex="bold" style:font-size-complex="14pt" fo:language="el" fo:country="GR"/>
    </style:style>
    <style:style style:name="T5957" style:parent-style-name="AncientGreekἈρχαίαἑλληνικά" style:family="text">
      <style:text-properties style:font-weight-complex="bold" style:font-size-complex="14pt" fo:language="el" fo:country="GR"/>
    </style:style>
    <style:style style:name="T5958" style:parent-style-name="AncientGreekἈρχαίαἑλληνικά" style:family="text">
      <style:text-properties style:font-weight-complex="bold" style:font-size-complex="14pt" fo:language="el" fo:country="GR"/>
    </style:style>
    <style:style style:name="P5959" style:parent-style-name="Standard" style:family="paragraph">
      <style:paragraph-properties fo:widows="0" fo:orphans="0"/>
    </style:style>
    <style:style style:name="T5960" style:parent-style-name="AncientGreekἈρχαίαἑλληνικά" style:family="text">
      <style:text-properties style:font-weight-complex="bold" style:font-size-complex="14pt" fo:language="el" fo:country="GR"/>
    </style:style>
    <style:style style:name="TableCell5961" style:family="table-cell">
      <style:table-cell-properties fo:border="0.0069in solid #000000" fo:background-color="#FFFFFF" style:writing-mode="lr-tb" fo:padding-top="0in" fo:padding-left="0.1527in" fo:padding-bottom="0in" fo:padding-right="0.15in"/>
    </style:style>
    <style:style style:name="P5962" style:parent-style-name="Standard" style:family="paragraph">
      <style:paragraph-properties fo:widows="0" fo:orphans="0" fo:text-align="center"/>
      <style:text-properties style:font-name="Times New Roman" fo:font-weight="bold" style:font-weight-asian="bold" style:font-weight-complex="bold"/>
    </style:style>
    <style:style style:name="P5963" style:parent-style-name="Standard" style:family="paragraph">
      <style:paragraph-properties fo:widows="0" fo:orphans="0"/>
      <style:text-properties style:font-name="AncientGreek"/>
    </style:style>
    <style:style style:name="P5964" style:parent-style-name="Standard" style:family="paragraph">
      <style:paragraph-properties fo:widows="0" fo:orphans="0"/>
      <style:text-properties style:font-name="AncientGreek"/>
    </style:style>
    <style:style style:name="TableRow5965" style:family="table-row">
      <style:table-row-properties style:min-row-height="0.0138in" style:use-optimal-row-height="false" fo:keep-together="always"/>
    </style:style>
    <style:style style:name="TableCell5966" style:family="table-cell">
      <style:table-cell-properties fo:border="0.0069in solid #000000" fo:background-color="#FFFFFF" style:writing-mode="lr-tb" fo:padding-top="0in" fo:padding-left="0.1527in" fo:padding-bottom="0in" fo:padding-right="0.15in"/>
    </style:style>
    <style:style style:name="P5967" style:parent-style-name="Standard" style:family="paragraph">
      <style:paragraph-properties fo:keep-with-next="always" fo:widows="0" fo:orphans="0" fo:text-align="center"/>
    </style:style>
    <style:style style:name="T5968" style:parent-style-name="AncientGreekἈρχαίαἑλληνικά" style:family="text">
      <style:text-properties fo:font-weight="bold" style:font-weight-asian="bold" style:font-weight-complex="bold" fo:font-size="18pt" style:font-size-asian="18pt" style:font-size-complex="14pt"/>
    </style:style>
    <style:style style:name="T5969"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5970" style:parent-style-name="AncientGreekἈρχαίαἑλληνικά" style:family="text">
      <style:text-properties fo:font-weight="bold" style:font-weight-asian="bold" style:font-weight-complex="bold" fo:font-size="18pt" style:font-size-asian="18pt" style:font-size-complex="14pt"/>
    </style:style>
    <style:style style:name="T5971"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5972" style:parent-style-name="AncientGreekἈρχαίαἑλληνικά" style:family="text">
      <style:text-properties fo:font-weight="bold" style:font-weight-asian="bold" style:font-weight-complex="bold" fo:font-size="18pt" style:font-size-asian="18pt" style:font-size-complex="14pt"/>
    </style:style>
    <style:style style:name="P5973" style:parent-style-name="Standard" style:family="paragraph">
      <style:paragraph-properties fo:widows="0" fo:orphans="0"/>
    </style:style>
    <style:style style:name="T5974" style:parent-style-name="AncientGreekἈρχαίαἑλληνικά" style:family="text">
      <style:text-properties style:font-weight-complex="bold" style:font-size-complex="14pt" fo:language="el" fo:country="GR"/>
    </style:style>
    <style:style style:name="T5975" style:parent-style-name="AncientGreekἈρχαίαἑλληνικά" style:family="text">
      <style:text-properties style:font-weight-complex="bold" style:font-size-complex="14pt"/>
    </style:style>
    <style:style style:name="T5976" style:parent-style-name="AncientGreekἈρχαίαἑλληνικά" style:family="text">
      <style:text-properties style:font-weight-complex="bold" style:font-size-complex="14pt" fo:language="el" fo:country="GR"/>
    </style:style>
    <style:style style:name="T5977" style:parent-style-name="AncientGreekἈρχαίαἑλληνικά" style:family="text">
      <style:text-properties style:font-weight-complex="bold" style:font-size-complex="14pt"/>
    </style:style>
    <style:style style:name="T5978" style:parent-style-name="AncientGreekἈρχαίαἑλληνικά" style:family="text">
      <style:text-properties style:font-weight-complex="bold" style:font-size-complex="14pt" fo:language="el" fo:country="GR"/>
    </style:style>
    <style:style style:name="T5979" style:parent-style-name="AncientGreekἈρχαίαἑλληνικά" style:family="text">
      <style:text-properties style:font-weight-complex="bold" style:font-size-complex="14pt"/>
    </style:style>
    <style:style style:name="T5980" style:parent-style-name="AncientGreekἈρχαίαἑλληνικά" style:family="text">
      <style:text-properties style:font-weight-complex="bold" style:font-size-complex="14pt" fo:language="el" fo:country="GR"/>
    </style:style>
    <style:style style:name="T5981" style:parent-style-name="AncientGreekἈρχαίαἑλληνικά" style:family="text">
      <style:text-properties style:font-weight-complex="bold" style:font-size-complex="14pt"/>
    </style:style>
    <style:style style:name="T5982" style:parent-style-name="AncientGreekἈρχαίαἑλληνικά" style:family="text">
      <style:text-properties style:font-weight-complex="bold" style:font-size-complex="14pt" fo:language="el" fo:country="GR"/>
    </style:style>
    <style:style style:name="T5983" style:parent-style-name="AncientGreekἈρχαίαἑλληνικά" style:family="text">
      <style:text-properties style:font-weight-complex="bold" style:font-size-complex="14pt"/>
    </style:style>
    <style:style style:name="T5984" style:parent-style-name="AncientGreekἈρχαίαἑλληνικά" style:family="text">
      <style:text-properties style:font-weight-complex="bold" style:font-size-complex="14pt" fo:language="el" fo:country="GR"/>
    </style:style>
    <style:style style:name="T5985" style:parent-style-name="AncientGreekἈρχαίαἑλληνικά" style:family="text">
      <style:text-properties style:font-weight-complex="bold" style:font-size-complex="14pt"/>
    </style:style>
    <style:style style:name="T5986" style:parent-style-name="AncientGreekἈρχαίαἑλληνικά" style:family="text">
      <style:text-properties style:font-weight-complex="bold" style:font-size-complex="14pt" fo:language="el" fo:country="GR"/>
    </style:style>
    <style:style style:name="T5987" style:parent-style-name="AncientGreekἈρχαίαἑλληνικά" style:family="text">
      <style:text-properties style:font-weight-complex="bold" style:font-size-complex="14pt"/>
    </style:style>
    <style:style style:name="T5988" style:parent-style-name="AncientGreekἈρχαίαἑλληνικά" style:family="text">
      <style:text-properties style:font-weight-complex="bold" style:font-size-complex="14pt" fo:language="el" fo:country="GR"/>
    </style:style>
    <style:style style:name="T5989" style:parent-style-name="AncientGreekἈρχαίαἑλληνικά" style:family="text">
      <style:text-properties style:font-weight-complex="bold" style:font-size-complex="14pt"/>
    </style:style>
    <style:style style:name="T5990" style:parent-style-name="AncientGreekἈρχαίαἑλληνικά" style:family="text">
      <style:text-properties style:font-weight-complex="bold" style:font-size-complex="14pt" fo:language="el" fo:country="GR"/>
    </style:style>
    <style:style style:name="T5991" style:parent-style-name="AncientGreekἈρχαίαἑλληνικά" style:family="text">
      <style:text-properties style:font-weight-complex="bold" style:font-size-complex="14pt"/>
    </style:style>
    <style:style style:name="T5992" style:parent-style-name="AncientGreekἈρχαίαἑλληνικά" style:family="text">
      <style:text-properties style:font-weight-complex="bold" style:font-size-complex="14pt" fo:language="el" fo:country="GR"/>
    </style:style>
    <style:style style:name="T5993" style:parent-style-name="AncientGreekἈρχαίαἑλληνικά" style:family="text">
      <style:text-properties style:font-weight-complex="bold" style:font-size-complex="14pt"/>
    </style:style>
    <style:style style:name="T5994" style:parent-style-name="AncientGreekἈρχαίαἑλληνικά" style:family="text">
      <style:text-properties style:font-weight-complex="bold" style:font-size-complex="14pt" fo:language="el" fo:country="GR"/>
    </style:style>
    <style:style style:name="T5995" style:parent-style-name="AncientGreekἈρχαίαἑλληνικά" style:family="text">
      <style:text-properties style:font-weight-complex="bold" style:font-size-complex="14pt"/>
    </style:style>
    <style:style style:name="T5996" style:parent-style-name="AncientGreekἈρχαίαἑλληνικά" style:family="text">
      <style:text-properties style:font-weight-complex="bold" style:font-size-complex="14pt" fo:language="el" fo:country="GR"/>
    </style:style>
    <style:style style:name="T5997" style:parent-style-name="AncientGreekἈρχαίαἑλληνικά" style:family="text">
      <style:text-properties style:font-weight-complex="bold" style:font-size-complex="14pt"/>
    </style:style>
    <style:style style:name="T5998" style:parent-style-name="AncientGreekἈρχαίαἑλληνικά" style:family="text">
      <style:text-properties style:font-weight-complex="bold" style:font-size-complex="14pt" fo:language="el" fo:country="GR"/>
    </style:style>
    <style:style style:name="T5999" style:parent-style-name="AncientGreekἈρχαίαἑλληνικά" style:family="text">
      <style:text-properties style:font-weight-complex="bold" style:font-size-complex="14pt"/>
    </style:style>
    <style:style style:name="T6000" style:parent-style-name="AncientGreekἈρχαίαἑλληνικά" style:family="text">
      <style:text-properties style:font-weight-complex="bold" style:font-size-complex="14pt" fo:language="el" fo:country="GR"/>
    </style:style>
    <style:style style:name="T6001" style:parent-style-name="AncientGreekἈρχαίαἑλληνικά" style:family="text">
      <style:text-properties style:font-weight-complex="bold" style:font-size-complex="14pt"/>
    </style:style>
    <style:style style:name="T6002" style:parent-style-name="AncientGreekἈρχαίαἑλληνικά" style:family="text">
      <style:text-properties style:font-weight-complex="bold" style:font-size-complex="14pt" fo:language="el" fo:country="GR"/>
    </style:style>
    <style:style style:name="T6003" style:parent-style-name="AncientGreekἈρχαίαἑλληνικά" style:family="text">
      <style:text-properties style:font-weight-complex="bold" style:font-size-complex="14pt"/>
    </style:style>
    <style:style style:name="T6004" style:parent-style-name="AncientGreekἈρχαίαἑλληνικά" style:family="text">
      <style:text-properties style:font-weight-complex="bold" style:font-size-complex="14pt" fo:language="el" fo:country="GR"/>
    </style:style>
    <style:style style:name="T6005" style:parent-style-name="AncientGreekἈρχαίαἑλληνικά" style:family="text">
      <style:text-properties style:font-weight-complex="bold" style:font-size-complex="14pt"/>
    </style:style>
    <style:style style:name="T6006" style:parent-style-name="AncientGreekἈρχαίαἑλληνικά" style:family="text">
      <style:text-properties style:font-weight-complex="bold" style:font-size-complex="14pt" fo:language="el" fo:country="GR"/>
    </style:style>
    <style:style style:name="T6007" style:parent-style-name="AncientGreekἈρχαίαἑλληνικά" style:family="text">
      <style:text-properties style:font-weight-complex="bold" style:font-size-complex="14pt"/>
    </style:style>
    <style:style style:name="T6008" style:parent-style-name="AncientGreekἈρχαίαἑλληνικά" style:family="text">
      <style:text-properties style:font-weight-complex="bold" style:font-size-complex="14pt" fo:language="el" fo:country="GR"/>
    </style:style>
    <style:style style:name="T6009" style:parent-style-name="AncientGreekἈρχαίαἑλληνικά" style:family="text">
      <style:text-properties style:font-weight-complex="bold" style:font-size-complex="14pt"/>
    </style:style>
    <style:style style:name="T6010" style:parent-style-name="AncientGreekἈρχαίαἑλληνικά" style:family="text">
      <style:text-properties style:font-weight-complex="bold" style:font-size-complex="14pt" fo:language="el" fo:country="GR"/>
    </style:style>
    <style:style style:name="T6011" style:parent-style-name="AncientGreekἈρχαίαἑλληνικά" style:family="text">
      <style:text-properties style:font-weight-complex="bold" style:font-size-complex="14pt"/>
    </style:style>
    <style:style style:name="T6012" style:parent-style-name="AncientGreekἈρχαίαἑλληνικά" style:family="text">
      <style:text-properties style:font-weight-complex="bold" style:font-size-complex="14pt" fo:language="el" fo:country="GR"/>
    </style:style>
    <style:style style:name="T6013" style:parent-style-name="AncientGreekἈρχαίαἑλληνικά" style:family="text">
      <style:text-properties style:font-weight-complex="bold" style:font-size-complex="14pt"/>
    </style:style>
    <style:style style:name="T6014" style:parent-style-name="AncientGreekἈρχαίαἑλληνικά" style:family="text">
      <style:text-properties style:font-weight-complex="bold" style:font-size-complex="14pt" fo:language="el" fo:country="GR"/>
    </style:style>
    <style:style style:name="T6015" style:parent-style-name="AncientGreekἈρχαίαἑλληνικά" style:family="text">
      <style:text-properties style:font-weight-complex="bold" style:font-size-complex="14pt"/>
    </style:style>
    <style:style style:name="T6016" style:parent-style-name="AncientGreekἈρχαίαἑλληνικά" style:family="text">
      <style:text-properties style:font-weight-complex="bold" style:font-size-complex="14pt" fo:language="el" fo:country="GR"/>
    </style:style>
    <style:style style:name="T6017" style:parent-style-name="AncientGreekἈρχαίαἑλληνικά" style:family="text">
      <style:text-properties style:font-weight-complex="bold" style:font-size-complex="14pt"/>
    </style:style>
    <style:style style:name="T6018" style:parent-style-name="AncientGreekἈρχαίαἑλληνικά" style:family="text">
      <style:text-properties style:font-weight-complex="bold" style:font-size-complex="14pt" fo:language="el" fo:country="GR"/>
    </style:style>
    <style:style style:name="T6019" style:parent-style-name="AncientGreekἈρχαίαἑλληνικά" style:family="text">
      <style:text-properties style:font-weight-complex="bold" style:font-size-complex="14pt"/>
    </style:style>
    <style:style style:name="T6020" style:parent-style-name="AncientGreekἈρχαίαἑλληνικά" style:family="text">
      <style:text-properties style:font-weight-complex="bold" style:font-size-complex="14pt" fo:language="el" fo:country="GR"/>
    </style:style>
    <style:style style:name="T6021" style:parent-style-name="AncientGreekἈρχαίαἑλληνικά" style:family="text">
      <style:text-properties style:font-weight-complex="bold" style:font-size-complex="14pt"/>
    </style:style>
    <style:style style:name="T6022" style:parent-style-name="AncientGreekἈρχαίαἑλληνικά" style:family="text">
      <style:text-properties style:font-weight-complex="bold" style:font-size-complex="14pt" fo:language="el" fo:country="GR"/>
    </style:style>
    <style:style style:name="T6023" style:parent-style-name="AncientGreekἈρχαίαἑλληνικά" style:family="text">
      <style:text-properties style:font-weight-complex="bold" style:font-size-complex="14pt"/>
    </style:style>
    <style:style style:name="T6024" style:parent-style-name="AncientGreekἈρχαίαἑλληνικά" style:family="text">
      <style:text-properties style:font-weight-complex="bold" style:font-size-complex="14pt" fo:language="el" fo:country="GR"/>
    </style:style>
    <style:style style:name="T6025" style:parent-style-name="AncientGreekἈρχαίαἑλληνικά" style:family="text">
      <style:text-properties style:font-weight-complex="bold" style:font-size-complex="14pt"/>
    </style:style>
    <style:style style:name="T6026" style:parent-style-name="AncientGreekἈρχαίαἑλληνικά" style:family="text">
      <style:text-properties style:font-weight-complex="bold" style:font-size-complex="14pt" fo:language="el" fo:country="GR"/>
    </style:style>
    <style:style style:name="T6027" style:parent-style-name="AncientGreekἈρχαίαἑλληνικά" style:family="text">
      <style:text-properties style:font-weight-complex="bold" style:font-size-complex="14pt"/>
    </style:style>
    <style:style style:name="T6028" style:parent-style-name="AncientGreekἈρχαίαἑλληνικά" style:family="text">
      <style:text-properties style:font-weight-complex="bold" style:font-size-complex="14pt" fo:language="el" fo:country="GR"/>
    </style:style>
    <style:style style:name="T6029" style:parent-style-name="AncientGreekἈρχαίαἑλληνικά" style:family="text">
      <style:text-properties style:font-weight-complex="bold" style:font-size-complex="14pt"/>
    </style:style>
    <style:style style:name="T6030" style:parent-style-name="AncientGreekἈρχαίαἑλληνικά" style:family="text">
      <style:text-properties style:font-weight-complex="bold" style:font-size-complex="14pt" fo:language="el" fo:country="GR"/>
    </style:style>
    <style:style style:name="T6031" style:parent-style-name="AncientGreekἈρχαίαἑλληνικά" style:family="text">
      <style:text-properties style:font-weight-complex="bold" style:font-size-complex="14pt"/>
    </style:style>
    <style:style style:name="T6032" style:parent-style-name="AncientGreekἈρχαίαἑλληνικά" style:family="text">
      <style:text-properties style:font-weight-complex="bold" style:font-size-complex="14pt" fo:language="el" fo:country="GR"/>
    </style:style>
    <style:style style:name="T6033" style:parent-style-name="AncientGreekἈρχαίαἑλληνικά" style:family="text">
      <style:text-properties style:font-weight-complex="bold" style:font-size-complex="14pt"/>
    </style:style>
    <style:style style:name="T6034" style:parent-style-name="AncientGreekἈρχαίαἑλληνικά" style:family="text">
      <style:text-properties style:font-weight-complex="bold" style:font-size-complex="14pt" fo:language="el" fo:country="GR"/>
    </style:style>
    <style:style style:name="T6035" style:parent-style-name="AncientGreekἈρχαίαἑλληνικά" style:family="text">
      <style:text-properties style:font-weight-complex="bold" style:font-size-complex="14pt"/>
    </style:style>
    <style:style style:name="T6036" style:parent-style-name="AncientGreekἈρχαίαἑλληνικά" style:family="text">
      <style:text-properties style:font-weight-complex="bold" style:font-size-complex="14pt" fo:language="el" fo:country="GR"/>
    </style:style>
    <style:style style:name="T6037" style:parent-style-name="AncientGreekἈρχαίαἑλληνικά" style:family="text">
      <style:text-properties style:font-weight-complex="bold" style:font-size-complex="14pt"/>
    </style:style>
    <style:style style:name="T6038" style:parent-style-name="AncientGreekἈρχαίαἑλληνικά" style:family="text">
      <style:text-properties style:font-weight-complex="bold" style:font-size-complex="14pt" fo:language="el" fo:country="GR"/>
    </style:style>
    <style:style style:name="T6039" style:parent-style-name="AncientGreekἈρχαίαἑλληνικά" style:family="text">
      <style:text-properties style:font-weight-complex="bold" style:font-size-complex="14pt"/>
    </style:style>
    <style:style style:name="T6040" style:parent-style-name="AncientGreekἈρχαίαἑλληνικά" style:family="text">
      <style:text-properties style:font-weight-complex="bold" style:font-size-complex="14pt" fo:language="el" fo:country="GR"/>
    </style:style>
    <style:style style:name="T6041" style:parent-style-name="AncientGreekἈρχαίαἑλληνικά" style:family="text">
      <style:text-properties style:font-weight-complex="bold" style:font-size-complex="14pt"/>
    </style:style>
    <style:style style:name="T6042" style:parent-style-name="AncientGreekἈρχαίαἑλληνικά" style:family="text">
      <style:text-properties style:font-weight-complex="bold" style:font-size-complex="14pt" fo:language="el" fo:country="GR"/>
    </style:style>
    <style:style style:name="T6043" style:parent-style-name="AncientGreekἈρχαίαἑλληνικά" style:family="text">
      <style:text-properties style:font-weight-complex="bold" style:font-size-complex="14pt"/>
    </style:style>
    <style:style style:name="T6044" style:parent-style-name="AncientGreekἈρχαίαἑλληνικά" style:family="text">
      <style:text-properties style:font-weight-complex="bold" style:font-size-complex="14pt" fo:language="el" fo:country="GR"/>
    </style:style>
    <style:style style:name="T6045" style:parent-style-name="AncientGreekἈρχαίαἑλληνικά" style:family="text">
      <style:text-properties style:font-weight-complex="bold" style:font-size-complex="14pt"/>
    </style:style>
    <style:style style:name="T6046" style:parent-style-name="AncientGreekἈρχαίαἑλληνικά" style:family="text">
      <style:text-properties style:font-weight-complex="bold" style:font-size-complex="14pt" fo:language="el" fo:country="GR"/>
    </style:style>
    <style:style style:name="T6047" style:parent-style-name="AncientGreekἈρχαίαἑλληνικά" style:family="text">
      <style:text-properties style:font-weight-complex="bold" style:font-size-complex="14pt"/>
    </style:style>
    <style:style style:name="T6048" style:parent-style-name="AncientGreekἈρχαίαἑλληνικά" style:family="text">
      <style:text-properties style:font-weight-complex="bold" style:font-size-complex="14pt" fo:language="el" fo:country="GR"/>
    </style:style>
    <style:style style:name="T6049" style:parent-style-name="AncientGreekἈρχαίαἑλληνικά" style:family="text">
      <style:text-properties style:font-weight-complex="bold" style:font-size-complex="14pt"/>
    </style:style>
    <style:style style:name="T6050" style:parent-style-name="AncientGreekἈρχαίαἑλληνικά" style:family="text">
      <style:text-properties style:font-weight-complex="bold" style:font-size-complex="14pt" fo:language="el" fo:country="GR"/>
    </style:style>
    <style:style style:name="T6051" style:parent-style-name="AncientGreekἈρχαίαἑλληνικά" style:family="text">
      <style:text-properties style:font-weight-complex="bold" style:font-size-complex="14pt"/>
    </style:style>
    <style:style style:name="T6052" style:parent-style-name="AncientGreekἈρχαίαἑλληνικά" style:family="text">
      <style:text-properties style:font-weight-complex="bold" style:font-size-complex="14pt" fo:language="el" fo:country="GR"/>
    </style:style>
    <style:style style:name="T6053" style:parent-style-name="AncientGreekἈρχαίαἑλληνικά" style:family="text">
      <style:text-properties style:font-weight-complex="bold" style:font-size-complex="14pt"/>
    </style:style>
    <style:style style:name="T6054" style:parent-style-name="AncientGreekἈρχαίαἑλληνικά" style:family="text">
      <style:text-properties style:font-weight-complex="bold" style:font-size-complex="14pt" fo:language="el" fo:country="GR"/>
    </style:style>
    <style:style style:name="T6055" style:parent-style-name="AncientGreekἈρχαίαἑλληνικά" style:family="text">
      <style:text-properties style:font-weight-complex="bold" style:font-size-complex="14pt"/>
    </style:style>
    <style:style style:name="T6056" style:parent-style-name="AncientGreekἈρχαίαἑλληνικά" style:family="text">
      <style:text-properties style:font-weight-complex="bold" style:font-size-complex="14pt" fo:language="el" fo:country="GR"/>
    </style:style>
    <style:style style:name="T6057" style:parent-style-name="AncientGreekἈρχαίαἑλληνικά" style:family="text">
      <style:text-properties style:font-weight-complex="bold" style:font-size-complex="14pt"/>
    </style:style>
    <style:style style:name="T6058" style:parent-style-name="AncientGreekἈρχαίαἑλληνικά" style:family="text">
      <style:text-properties style:font-weight-complex="bold" style:font-size-complex="14pt" fo:language="el" fo:country="GR"/>
    </style:style>
    <style:style style:name="T6059" style:parent-style-name="AncientGreekἈρχαίαἑλληνικά" style:family="text">
      <style:text-properties style:font-weight-complex="bold" style:font-size-complex="14pt"/>
    </style:style>
    <style:style style:name="T6060" style:parent-style-name="AncientGreekἈρχαίαἑλληνικά" style:family="text">
      <style:text-properties style:font-weight-complex="bold" style:font-size-complex="14pt" fo:language="el" fo:country="GR"/>
    </style:style>
    <style:style style:name="T6061" style:parent-style-name="AncientGreekἈρχαίαἑλληνικά" style:family="text">
      <style:text-properties style:font-weight-complex="bold" style:font-size-complex="14pt"/>
    </style:style>
    <style:style style:name="T6062" style:parent-style-name="AncientGreekἈρχαίαἑλληνικά" style:family="text">
      <style:text-properties style:font-weight-complex="bold" style:font-size-complex="14pt" fo:language="el" fo:country="GR"/>
    </style:style>
    <style:style style:name="T6063" style:parent-style-name="AncientGreekἈρχαίαἑλληνικά" style:family="text">
      <style:text-properties style:font-weight-complex="bold" style:font-size-complex="14pt"/>
    </style:style>
    <style:style style:name="T6064" style:parent-style-name="AncientGreekἈρχαίαἑλληνικά" style:family="text">
      <style:text-properties style:font-weight-complex="bold" style:font-size-complex="14pt" fo:language="el" fo:country="GR"/>
    </style:style>
    <style:style style:name="T6065" style:parent-style-name="AncientGreekἈρχαίαἑλληνικά" style:family="text">
      <style:text-properties style:font-weight-complex="bold" style:font-size-complex="14pt"/>
    </style:style>
    <style:style style:name="T6066" style:parent-style-name="AncientGreekἈρχαίαἑλληνικά" style:family="text">
      <style:text-properties style:font-weight-complex="bold" style:font-size-complex="14pt" fo:language="el" fo:country="GR"/>
    </style:style>
    <style:style style:name="T6067" style:parent-style-name="AncientGreekἈρχαίαἑλληνικά" style:family="text">
      <style:text-properties style:font-weight-complex="bold" style:font-size-complex="14pt"/>
    </style:style>
    <style:style style:name="T6068" style:parent-style-name="AncientGreekἈρχαίαἑλληνικά" style:family="text">
      <style:text-properties style:font-weight-complex="bold" style:font-size-complex="14pt" fo:language="el" fo:country="GR"/>
    </style:style>
    <style:style style:name="T6069" style:parent-style-name="AncientGreekἈρχαίαἑλληνικά" style:family="text">
      <style:text-properties style:font-weight-complex="bold" style:font-size-complex="14pt"/>
    </style:style>
    <style:style style:name="T6070" style:parent-style-name="AncientGreekἈρχαίαἑλληνικά" style:family="text">
      <style:text-properties style:font-weight-complex="bold" style:font-size-complex="14pt" fo:language="el" fo:country="GR"/>
    </style:style>
    <style:style style:name="T6071" style:parent-style-name="AncientGreekἈρχαίαἑλληνικά" style:family="text">
      <style:text-properties style:font-weight-complex="bold" style:font-size-complex="14pt"/>
    </style:style>
    <style:style style:name="T6072" style:parent-style-name="AncientGreekἈρχαίαἑλληνικά" style:family="text">
      <style:text-properties style:font-weight-complex="bold" style:font-size-complex="14pt" fo:language="el" fo:country="GR"/>
    </style:style>
    <style:style style:name="T6073" style:parent-style-name="AncientGreekἈρχαίαἑλληνικά" style:family="text">
      <style:text-properties style:font-weight-complex="bold" style:font-size-complex="14pt"/>
    </style:style>
    <style:style style:name="T6074" style:parent-style-name="AncientGreekἈρχαίαἑλληνικά" style:family="text">
      <style:text-properties style:font-weight-complex="bold" style:font-size-complex="14pt" fo:language="el" fo:country="GR"/>
    </style:style>
    <style:style style:name="T6075" style:parent-style-name="AncientGreekἈρχαίαἑλληνικά" style:family="text">
      <style:text-properties style:font-weight-complex="bold" style:font-size-complex="14pt"/>
    </style:style>
    <style:style style:name="T6076" style:parent-style-name="AncientGreekἈρχαίαἑλληνικά" style:family="text">
      <style:text-properties style:font-weight-complex="bold" style:font-size-complex="14pt" fo:language="el" fo:country="GR"/>
    </style:style>
    <style:style style:name="T6077" style:parent-style-name="AncientGreekἈρχαίαἑλληνικά" style:family="text">
      <style:text-properties style:font-weight-complex="bold" style:font-size-complex="14pt"/>
    </style:style>
    <style:style style:name="T6078" style:parent-style-name="AncientGreekἈρχαίαἑλληνικά" style:family="text">
      <style:text-properties style:font-weight-complex="bold" style:font-size-complex="14pt" fo:language="el" fo:country="GR"/>
    </style:style>
    <style:style style:name="T6079" style:parent-style-name="AncientGreekἈρχαίαἑλληνικά" style:family="text">
      <style:text-properties style:font-weight-complex="bold" style:font-size-complex="14pt"/>
    </style:style>
    <style:style style:name="T6080" style:parent-style-name="AncientGreekἈρχαίαἑλληνικά" style:family="text">
      <style:text-properties style:font-weight-complex="bold" style:font-size-complex="14pt" fo:language="el" fo:country="GR"/>
    </style:style>
    <style:style style:name="T6081" style:parent-style-name="AncientGreekἈρχαίαἑλληνικά" style:family="text">
      <style:text-properties style:font-weight-complex="bold" style:font-size-complex="14pt"/>
    </style:style>
    <style:style style:name="T6082" style:parent-style-name="AncientGreekἈρχαίαἑλληνικά" style:family="text">
      <style:text-properties style:font-weight-complex="bold" style:font-size-complex="14pt" fo:language="el" fo:country="GR"/>
    </style:style>
    <style:style style:name="T6083" style:parent-style-name="AncientGreekἈρχαίαἑλληνικά" style:family="text">
      <style:text-properties style:font-weight-complex="bold" style:font-size-complex="14pt"/>
    </style:style>
    <style:style style:name="T6084" style:parent-style-name="AncientGreekἈρχαίαἑλληνικά" style:family="text">
      <style:text-properties style:font-weight-complex="bold" style:font-size-complex="14pt" fo:language="el" fo:country="GR"/>
    </style:style>
    <style:style style:name="T6085" style:parent-style-name="AncientGreekἈρχαίαἑλληνικά" style:family="text">
      <style:text-properties style:font-weight-complex="bold" style:font-size-complex="14pt"/>
    </style:style>
    <style:style style:name="T6086" style:parent-style-name="AncientGreekἈρχαίαἑλληνικά" style:family="text">
      <style:text-properties style:font-weight-complex="bold" style:font-size-complex="14pt" fo:language="el" fo:country="GR"/>
    </style:style>
    <style:style style:name="T6087" style:parent-style-name="AncientGreekἈρχαίαἑλληνικά" style:family="text">
      <style:text-properties style:font-weight-complex="bold" style:font-size-complex="14pt"/>
    </style:style>
    <style:style style:name="T6088" style:parent-style-name="AncientGreekἈρχαίαἑλληνικά" style:family="text">
      <style:text-properties style:font-weight-complex="bold" style:font-size-complex="14pt" fo:language="el" fo:country="GR"/>
    </style:style>
    <style:style style:name="T6089" style:parent-style-name="AncientGreekἈρχαίαἑλληνικά" style:family="text">
      <style:text-properties style:font-weight-complex="bold" style:font-size-complex="14pt"/>
    </style:style>
    <style:style style:name="T6090" style:parent-style-name="AncientGreekἈρχαίαἑλληνικά" style:family="text">
      <style:text-properties style:font-weight-complex="bold" style:font-size-complex="14pt" fo:language="el" fo:country="GR"/>
    </style:style>
    <style:style style:name="T6091" style:parent-style-name="AncientGreekἈρχαίαἑλληνικά" style:family="text">
      <style:text-properties style:font-weight-complex="bold" style:font-size-complex="14pt"/>
    </style:style>
    <style:style style:name="T6092" style:parent-style-name="AncientGreekἈρχαίαἑλληνικά" style:family="text">
      <style:text-properties style:font-weight-complex="bold" style:font-size-complex="14pt" fo:language="el" fo:country="GR"/>
    </style:style>
    <style:style style:name="T6093" style:parent-style-name="AncientGreekἈρχαίαἑλληνικά" style:family="text">
      <style:text-properties style:font-weight-complex="bold" style:font-size-complex="14pt"/>
    </style:style>
    <style:style style:name="T6094" style:parent-style-name="AncientGreekἈρχαίαἑλληνικά" style:family="text">
      <style:text-properties style:font-weight-complex="bold" style:font-size-complex="14pt" fo:language="el" fo:country="GR"/>
    </style:style>
    <style:style style:name="T6095" style:parent-style-name="AncientGreekἈρχαίαἑλληνικά" style:family="text">
      <style:text-properties style:font-weight-complex="bold" style:font-size-complex="14pt"/>
    </style:style>
    <style:style style:name="T6096" style:parent-style-name="AncientGreekἈρχαίαἑλληνικά" style:family="text">
      <style:text-properties style:font-weight-complex="bold" style:font-size-complex="14pt" fo:language="el" fo:country="GR"/>
    </style:style>
    <style:style style:name="T6097" style:parent-style-name="AncientGreekἈρχαίαἑλληνικά" style:family="text">
      <style:text-properties style:font-weight-complex="bold" style:font-size-complex="14pt"/>
    </style:style>
    <style:style style:name="T6098" style:parent-style-name="AncientGreekἈρχαίαἑλληνικά" style:family="text">
      <style:text-properties style:font-weight-complex="bold" style:font-size-complex="14pt" fo:language="el" fo:country="GR"/>
    </style:style>
    <style:style style:name="T6099" style:parent-style-name="AncientGreekἈρχαίαἑλληνικά" style:family="text">
      <style:text-properties style:font-weight-complex="bold" style:font-size-complex="14pt"/>
    </style:style>
    <style:style style:name="T6100" style:parent-style-name="AncientGreekἈρχαίαἑλληνικά" style:family="text">
      <style:text-properties style:font-weight-complex="bold" style:font-size-complex="14pt" fo:language="el" fo:country="GR"/>
    </style:style>
    <style:style style:name="T6101" style:parent-style-name="AncientGreekἈρχαίαἑλληνικά" style:family="text">
      <style:text-properties style:font-weight-complex="bold" style:font-size-complex="14pt"/>
    </style:style>
    <style:style style:name="T6102" style:parent-style-name="AncientGreekἈρχαίαἑλληνικά" style:family="text">
      <style:text-properties style:font-weight-complex="bold" style:font-size-complex="14pt" fo:language="el" fo:country="GR"/>
    </style:style>
    <style:style style:name="T6103" style:parent-style-name="AncientGreekἈρχαίαἑλληνικά" style:family="text">
      <style:text-properties style:font-weight-complex="bold" style:font-size-complex="14pt"/>
    </style:style>
    <style:style style:name="T6104" style:parent-style-name="AncientGreekἈρχαίαἑλληνικά" style:family="text">
      <style:text-properties style:font-weight-complex="bold" style:font-size-complex="14pt" fo:language="el" fo:country="GR"/>
    </style:style>
    <style:style style:name="T6105" style:parent-style-name="AncientGreekἈρχαίαἑλληνικά" style:family="text">
      <style:text-properties style:font-weight-complex="bold" style:font-size-complex="14pt"/>
    </style:style>
    <style:style style:name="T6106" style:parent-style-name="AncientGreekἈρχαίαἑλληνικά" style:family="text">
      <style:text-properties style:font-weight-complex="bold" style:font-size-complex="14pt" fo:language="el" fo:country="GR"/>
    </style:style>
    <style:style style:name="T6107" style:parent-style-name="AncientGreekἈρχαίαἑλληνικά" style:family="text">
      <style:text-properties style:font-weight-complex="bold" style:font-size-complex="14pt"/>
    </style:style>
    <style:style style:name="T6108" style:parent-style-name="AncientGreekἈρχαίαἑλληνικά" style:family="text">
      <style:text-properties style:font-weight-complex="bold" style:font-size-complex="14pt" fo:language="el" fo:country="GR"/>
    </style:style>
    <style:style style:name="T6109" style:parent-style-name="AncientGreekἈρχαίαἑλληνικά" style:family="text">
      <style:text-properties style:font-weight-complex="bold" style:font-size-complex="14pt"/>
    </style:style>
    <style:style style:name="T6110" style:parent-style-name="AncientGreekἈρχαίαἑλληνικά" style:family="text">
      <style:text-properties style:font-weight-complex="bold" style:font-size-complex="14pt" fo:language="el" fo:country="GR"/>
    </style:style>
    <style:style style:name="T6111" style:parent-style-name="AncientGreekἈρχαίαἑλληνικά" style:family="text">
      <style:text-properties style:font-weight-complex="bold" style:font-size-complex="14pt"/>
    </style:style>
    <style:style style:name="T6112" style:parent-style-name="AncientGreekἈρχαίαἑλληνικά" style:family="text">
      <style:text-properties style:font-weight-complex="bold" style:font-size-complex="14pt" fo:language="el" fo:country="GR"/>
    </style:style>
    <style:style style:name="T6113" style:parent-style-name="AncientGreekἈρχαίαἑλληνικά" style:family="text">
      <style:text-properties style:font-weight-complex="bold" style:font-size-complex="14pt"/>
    </style:style>
    <style:style style:name="T6114" style:parent-style-name="AncientGreekἈρχαίαἑλληνικά" style:family="text">
      <style:text-properties style:font-weight-complex="bold" style:font-size-complex="14pt" fo:language="el" fo:country="GR"/>
    </style:style>
    <style:style style:name="T6115" style:parent-style-name="AncientGreekἈρχαίαἑλληνικά" style:family="text">
      <style:text-properties style:font-weight-complex="bold" style:font-size-complex="14pt"/>
    </style:style>
    <style:style style:name="T6116" style:parent-style-name="AncientGreekἈρχαίαἑλληνικά" style:family="text">
      <style:text-properties style:font-weight-complex="bold" style:font-size-complex="14pt" fo:language="el" fo:country="GR"/>
    </style:style>
    <style:style style:name="T6117" style:parent-style-name="AncientGreekἈρχαίαἑλληνικά" style:family="text">
      <style:text-properties style:font-weight-complex="bold" style:font-size-complex="14pt"/>
    </style:style>
    <style:style style:name="T6118" style:parent-style-name="AncientGreekἈρχαίαἑλληνικά" style:family="text">
      <style:text-properties style:font-weight-complex="bold" style:font-size-complex="14pt" fo:language="el" fo:country="GR"/>
    </style:style>
    <style:style style:name="T6119" style:parent-style-name="AncientGreekἈρχαίαἑλληνικά" style:family="text">
      <style:text-properties style:font-weight-complex="bold" style:font-size-complex="14pt"/>
    </style:style>
    <style:style style:name="T6120" style:parent-style-name="AncientGreekἈρχαίαἑλληνικά" style:family="text">
      <style:text-properties style:font-weight-complex="bold" style:font-size-complex="14pt" fo:language="el" fo:country="GR"/>
    </style:style>
    <style:style style:name="T6121" style:parent-style-name="AncientGreekἈρχαίαἑλληνικά" style:family="text">
      <style:text-properties style:font-weight-complex="bold" style:font-size-complex="14pt"/>
    </style:style>
    <style:style style:name="T6122" style:parent-style-name="AncientGreekἈρχαίαἑλληνικά" style:family="text">
      <style:text-properties style:font-weight-complex="bold" style:font-size-complex="14pt" fo:language="el" fo:country="GR"/>
    </style:style>
    <style:style style:name="T6123" style:parent-style-name="AncientGreekἈρχαίαἑλληνικά" style:family="text">
      <style:text-properties style:font-weight-complex="bold" style:font-size-complex="14pt"/>
    </style:style>
    <style:style style:name="T6124" style:parent-style-name="AncientGreekἈρχαίαἑλληνικά" style:family="text">
      <style:text-properties style:font-weight-complex="bold" style:font-size-complex="14pt" fo:language="el" fo:country="GR"/>
    </style:style>
    <style:style style:name="T6125" style:parent-style-name="AncientGreekἈρχαίαἑλληνικά" style:family="text">
      <style:text-properties style:font-weight-complex="bold" style:font-size-complex="14pt"/>
    </style:style>
    <style:style style:name="T6126" style:parent-style-name="AncientGreekἈρχαίαἑλληνικά" style:family="text">
      <style:text-properties style:font-weight-complex="bold" style:font-size-complex="14pt" fo:language="el" fo:country="GR"/>
    </style:style>
    <style:style style:name="T6127" style:parent-style-name="AncientGreekἈρχαίαἑλληνικά" style:family="text">
      <style:text-properties style:font-weight-complex="bold" style:font-size-complex="14pt"/>
    </style:style>
    <style:style style:name="T6128" style:parent-style-name="AncientGreekἈρχαίαἑλληνικά" style:family="text">
      <style:text-properties style:font-weight-complex="bold" style:font-size-complex="14pt" fo:language="el" fo:country="GR"/>
    </style:style>
    <style:style style:name="T6129" style:parent-style-name="AncientGreekἈρχαίαἑλληνικά" style:family="text">
      <style:text-properties style:font-weight-complex="bold" style:font-size-complex="14pt"/>
    </style:style>
    <style:style style:name="T6130" style:parent-style-name="AncientGreekἈρχαίαἑλληνικά" style:family="text">
      <style:text-properties style:font-weight-complex="bold" style:font-size-complex="14pt" fo:language="el" fo:country="GR"/>
    </style:style>
    <style:style style:name="T6131" style:parent-style-name="AncientGreekἈρχαίαἑλληνικά" style:family="text">
      <style:text-properties style:font-weight-complex="bold" style:font-size-complex="14pt"/>
    </style:style>
    <style:style style:name="T6132" style:parent-style-name="AncientGreekἈρχαίαἑλληνικά" style:family="text">
      <style:text-properties style:font-weight-complex="bold" style:font-size-complex="14pt" fo:language="el" fo:country="GR"/>
    </style:style>
    <style:style style:name="T6133" style:parent-style-name="AncientGreekἈρχαίαἑλληνικά" style:family="text">
      <style:text-properties style:font-weight-complex="bold" style:font-size-complex="14pt"/>
    </style:style>
    <style:style style:name="T6134" style:parent-style-name="AncientGreekἈρχαίαἑλληνικά" style:family="text">
      <style:text-properties style:font-weight-complex="bold" style:font-size-complex="14pt" fo:language="el" fo:country="GR"/>
    </style:style>
    <style:style style:name="T6135" style:parent-style-name="AncientGreekἈρχαίαἑλληνικά" style:family="text">
      <style:text-properties style:font-weight-complex="bold" style:font-size-complex="14pt"/>
    </style:style>
    <style:style style:name="T6136" style:parent-style-name="AncientGreekἈρχαίαἑλληνικά" style:family="text">
      <style:text-properties style:font-weight-complex="bold" style:font-size-complex="14pt" fo:language="el" fo:country="GR"/>
    </style:style>
    <style:style style:name="T6137" style:parent-style-name="AncientGreekἈρχαίαἑλληνικά" style:family="text">
      <style:text-properties style:font-weight-complex="bold" style:font-size-complex="14pt"/>
    </style:style>
    <style:style style:name="T6138" style:parent-style-name="AncientGreekἈρχαίαἑλληνικά" style:family="text">
      <style:text-properties style:font-weight-complex="bold" style:font-size-complex="14pt" fo:language="el" fo:country="GR"/>
    </style:style>
    <style:style style:name="T6139" style:parent-style-name="AncientGreekἈρχαίαἑλληνικά" style:family="text">
      <style:text-properties style:font-weight-complex="bold" style:font-size-complex="14pt"/>
    </style:style>
    <style:style style:name="T6140" style:parent-style-name="AncientGreekἈρχαίαἑλληνικά" style:family="text">
      <style:text-properties style:font-weight-complex="bold" style:font-size-complex="14pt" fo:language="el" fo:country="GR"/>
    </style:style>
    <style:style style:name="T6141" style:parent-style-name="AncientGreekἈρχαίαἑλληνικά" style:family="text">
      <style:text-properties style:font-weight-complex="bold" style:font-size-complex="14pt"/>
    </style:style>
    <style:style style:name="T6142" style:parent-style-name="AncientGreekἈρχαίαἑλληνικά" style:family="text">
      <style:text-properties style:font-weight-complex="bold" style:font-size-complex="14pt" fo:language="el" fo:country="GR"/>
    </style:style>
    <style:style style:name="T6143" style:parent-style-name="AncientGreekἈρχαίαἑλληνικά" style:family="text">
      <style:text-properties style:font-weight-complex="bold" style:font-size-complex="14pt"/>
    </style:style>
    <style:style style:name="T6144" style:parent-style-name="AncientGreekἈρχαίαἑλληνικά" style:family="text">
      <style:text-properties style:font-weight-complex="bold" style:font-size-complex="14pt" fo:language="el" fo:country="GR"/>
    </style:style>
    <style:style style:name="T6145" style:parent-style-name="AncientGreekἈρχαίαἑλληνικά" style:family="text">
      <style:text-properties style:font-weight-complex="bold" style:font-size-complex="14pt"/>
    </style:style>
    <style:style style:name="T6146" style:parent-style-name="AncientGreekἈρχαίαἑλληνικά" style:family="text">
      <style:text-properties style:font-weight-complex="bold" style:font-size-complex="14pt" fo:language="el" fo:country="GR"/>
    </style:style>
    <style:style style:name="T6147" style:parent-style-name="AncientGreekἈρχαίαἑλληνικά" style:family="text">
      <style:text-properties style:font-weight-complex="bold" style:font-size-complex="14pt"/>
    </style:style>
    <style:style style:name="T6148" style:parent-style-name="AncientGreekἈρχαίαἑλληνικά" style:family="text">
      <style:text-properties style:font-weight-complex="bold" style:font-size-complex="14pt" fo:language="el" fo:country="GR"/>
    </style:style>
    <style:style style:name="T6149" style:parent-style-name="AncientGreekἈρχαίαἑλληνικά" style:family="text">
      <style:text-properties style:font-weight-complex="bold" style:font-size-complex="14pt"/>
    </style:style>
    <style:style style:name="T6150" style:parent-style-name="AncientGreekἈρχαίαἑλληνικά" style:family="text">
      <style:text-properties style:font-weight-complex="bold" style:font-size-complex="14pt" fo:language="el" fo:country="GR"/>
    </style:style>
    <style:style style:name="T6151" style:parent-style-name="AncientGreekἈρχαίαἑλληνικά" style:family="text">
      <style:text-properties style:font-weight-complex="bold" style:font-size-complex="14pt"/>
    </style:style>
    <style:style style:name="T6152" style:parent-style-name="AncientGreekἈρχαίαἑλληνικά" style:family="text">
      <style:text-properties style:font-weight-complex="bold" style:font-size-complex="14pt" fo:language="el" fo:country="GR"/>
    </style:style>
    <style:style style:name="T6153" style:parent-style-name="AncientGreekἈρχαίαἑλληνικά" style:family="text">
      <style:text-properties style:font-weight-complex="bold" style:font-size-complex="14pt"/>
    </style:style>
    <style:style style:name="T6154" style:parent-style-name="AncientGreekἈρχαίαἑλληνικά" style:family="text">
      <style:text-properties style:font-weight-complex="bold" style:font-size-complex="14pt" fo:language="el" fo:country="GR"/>
    </style:style>
    <style:style style:name="T6155" style:parent-style-name="AncientGreekἈρχαίαἑλληνικά" style:family="text">
      <style:text-properties style:font-weight-complex="bold" style:font-size-complex="14pt"/>
    </style:style>
    <style:style style:name="T6156" style:parent-style-name="AncientGreekἈρχαίαἑλληνικά" style:family="text">
      <style:text-properties style:font-weight-complex="bold" style:font-size-complex="14pt" fo:language="el" fo:country="GR"/>
    </style:style>
    <style:style style:name="T6157" style:parent-style-name="AncientGreekἈρχαίαἑλληνικά" style:family="text">
      <style:text-properties style:font-weight-complex="bold" style:font-size-complex="14pt"/>
    </style:style>
    <style:style style:name="T6158" style:parent-style-name="AncientGreekἈρχαίαἑλληνικά" style:family="text">
      <style:text-properties style:font-weight-complex="bold" style:font-size-complex="14pt" fo:language="el" fo:country="GR"/>
    </style:style>
    <style:style style:name="T6159" style:parent-style-name="AncientGreekἈρχαίαἑλληνικά" style:family="text">
      <style:text-properties style:font-weight-complex="bold" style:font-size-complex="14pt"/>
    </style:style>
    <style:style style:name="T6160" style:parent-style-name="AncientGreekἈρχαίαἑλληνικά" style:family="text">
      <style:text-properties style:font-weight-complex="bold" style:font-size-complex="14pt" fo:language="el" fo:country="GR"/>
    </style:style>
    <style:style style:name="T6161" style:parent-style-name="AncientGreekἈρχαίαἑλληνικά" style:family="text">
      <style:text-properties style:font-weight-complex="bold" style:font-size-complex="14pt"/>
    </style:style>
    <style:style style:name="T6162" style:parent-style-name="AncientGreekἈρχαίαἑλληνικά" style:family="text">
      <style:text-properties style:font-weight-complex="bold" style:font-size-complex="14pt" fo:language="el" fo:country="GR"/>
    </style:style>
    <style:style style:name="T6163" style:parent-style-name="AncientGreekἈρχαίαἑλληνικά" style:family="text">
      <style:text-properties style:font-weight-complex="bold" style:font-size-complex="14pt"/>
    </style:style>
    <style:style style:name="T6164" style:parent-style-name="AncientGreekἈρχαίαἑλληνικά" style:family="text">
      <style:text-properties style:font-weight-complex="bold" style:font-size-complex="14pt" fo:language="el" fo:country="GR"/>
    </style:style>
    <style:style style:name="T6165" style:parent-style-name="AncientGreekἈρχαίαἑλληνικά" style:family="text">
      <style:text-properties style:font-weight-complex="bold" style:font-size-complex="14pt"/>
    </style:style>
    <style:style style:name="T6166" style:parent-style-name="AncientGreekἈρχαίαἑλληνικά" style:family="text">
      <style:text-properties style:font-weight-complex="bold" style:font-size-complex="14pt" fo:language="el" fo:country="GR"/>
    </style:style>
    <style:style style:name="T6167" style:parent-style-name="AncientGreekἈρχαίαἑλληνικά" style:family="text">
      <style:text-properties style:font-weight-complex="bold" style:font-size-complex="14pt"/>
    </style:style>
    <style:style style:name="T6168" style:parent-style-name="AncientGreekἈρχαίαἑλληνικά" style:family="text">
      <style:text-properties style:font-weight-complex="bold" style:font-size-complex="14pt" fo:language="el" fo:country="GR"/>
    </style:style>
    <style:style style:name="T6169" style:parent-style-name="AncientGreekἈρχαίαἑλληνικά" style:family="text">
      <style:text-properties style:font-weight-complex="bold" style:font-size-complex="14pt"/>
    </style:style>
    <style:style style:name="T6170" style:parent-style-name="AncientGreekἈρχαίαἑλληνικά" style:family="text">
      <style:text-properties style:font-weight-complex="bold" style:font-size-complex="14pt" fo:language="el" fo:country="GR"/>
    </style:style>
    <style:style style:name="T6171" style:parent-style-name="AncientGreekἈρχαίαἑλληνικά" style:family="text">
      <style:text-properties style:font-weight-complex="bold" style:font-size-complex="14pt"/>
    </style:style>
    <style:style style:name="T6172" style:parent-style-name="AncientGreekἈρχαίαἑλληνικά" style:family="text">
      <style:text-properties style:font-weight-complex="bold" style:font-size-complex="14pt" fo:language="el" fo:country="GR"/>
    </style:style>
    <style:style style:name="T6173" style:parent-style-name="AncientGreekἈρχαίαἑλληνικά" style:family="text">
      <style:text-properties style:font-weight-complex="bold" style:font-size-complex="14pt"/>
    </style:style>
    <style:style style:name="T6174" style:parent-style-name="AncientGreekἈρχαίαἑλληνικά" style:family="text">
      <style:text-properties style:font-weight-complex="bold" style:font-size-complex="14pt" fo:language="el" fo:country="GR"/>
    </style:style>
    <style:style style:name="T6175" style:parent-style-name="AncientGreekἈρχαίαἑλληνικά" style:family="text">
      <style:text-properties style:font-weight-complex="bold" style:font-size-complex="14pt"/>
    </style:style>
    <style:style style:name="T6176" style:parent-style-name="AncientGreekἈρχαίαἑλληνικά" style:family="text">
      <style:text-properties style:font-weight-complex="bold" style:font-size-complex="14pt" fo:language="el" fo:country="GR"/>
    </style:style>
    <style:style style:name="T6177" style:parent-style-name="AncientGreekἈρχαίαἑλληνικά" style:family="text">
      <style:text-properties style:font-weight-complex="bold" style:font-size-complex="14pt"/>
    </style:style>
    <style:style style:name="T6178" style:parent-style-name="AncientGreekἈρχαίαἑλληνικά" style:family="text">
      <style:text-properties style:font-weight-complex="bold" style:font-size-complex="14pt" fo:language="el" fo:country="GR"/>
    </style:style>
    <style:style style:name="T6179" style:parent-style-name="AncientGreekἈρχαίαἑλληνικά" style:family="text">
      <style:text-properties style:font-weight-complex="bold" style:font-size-complex="14pt"/>
    </style:style>
    <style:style style:name="T6180" style:parent-style-name="AncientGreekἈρχαίαἑλληνικά" style:family="text">
      <style:text-properties style:font-weight-complex="bold" style:font-size-complex="14pt" fo:language="el" fo:country="GR"/>
    </style:style>
    <style:style style:name="T6181" style:parent-style-name="AncientGreekἈρχαίαἑλληνικά" style:family="text">
      <style:text-properties style:font-weight-complex="bold" style:font-size-complex="14pt"/>
    </style:style>
    <style:style style:name="T6182" style:parent-style-name="AncientGreekἈρχαίαἑλληνικά" style:family="text">
      <style:text-properties style:font-weight-complex="bold" style:font-size-complex="14pt" fo:language="el" fo:country="GR"/>
    </style:style>
    <style:style style:name="T6183" style:parent-style-name="AncientGreekἈρχαίαἑλληνικά" style:family="text">
      <style:text-properties style:font-weight-complex="bold" style:font-size-complex="14pt"/>
    </style:style>
    <style:style style:name="T6184" style:parent-style-name="AncientGreekἈρχαίαἑλληνικά" style:family="text">
      <style:text-properties style:font-weight-complex="bold" style:font-size-complex="14pt" fo:language="el" fo:country="GR"/>
    </style:style>
    <style:style style:name="T6185" style:parent-style-name="AncientGreekἈρχαίαἑλληνικά" style:family="text">
      <style:text-properties style:font-weight-complex="bold" style:font-size-complex="14pt"/>
    </style:style>
    <style:style style:name="T6186" style:parent-style-name="AncientGreekἈρχαίαἑλληνικά" style:family="text">
      <style:text-properties style:font-weight-complex="bold" style:font-size-complex="14pt" fo:language="el" fo:country="GR"/>
    </style:style>
    <style:style style:name="T6187" style:parent-style-name="AncientGreekἈρχαίαἑλληνικά" style:family="text">
      <style:text-properties style:font-weight-complex="bold" style:font-size-complex="14pt"/>
    </style:style>
    <style:style style:name="T6188" style:parent-style-name="AncientGreekἈρχαίαἑλληνικά" style:family="text">
      <style:text-properties style:font-weight-complex="bold" style:font-size-complex="14pt" fo:language="el" fo:country="GR"/>
    </style:style>
    <style:style style:name="T6189" style:parent-style-name="AncientGreekἈρχαίαἑλληνικά" style:family="text">
      <style:text-properties style:font-weight-complex="bold" style:font-size-complex="14pt"/>
    </style:style>
    <style:style style:name="T6190" style:parent-style-name="AncientGreekἈρχαίαἑλληνικά" style:family="text">
      <style:text-properties style:font-weight-complex="bold" style:font-size-complex="14pt" fo:language="el" fo:country="GR"/>
    </style:style>
    <style:style style:name="T6191" style:parent-style-name="AncientGreekἈρχαίαἑλληνικά" style:family="text">
      <style:text-properties style:font-weight-complex="bold" style:font-size-complex="14pt"/>
    </style:style>
    <style:style style:name="T6192" style:parent-style-name="AncientGreekἈρχαίαἑλληνικά" style:family="text">
      <style:text-properties style:font-weight-complex="bold" style:font-size-complex="14pt" fo:language="el" fo:country="GR"/>
    </style:style>
    <style:style style:name="T6193" style:parent-style-name="AncientGreekἈρχαίαἑλληνικά" style:family="text">
      <style:text-properties style:font-weight-complex="bold" style:font-size-complex="14pt"/>
    </style:style>
    <style:style style:name="T6194" style:parent-style-name="AncientGreekἈρχαίαἑλληνικά" style:family="text">
      <style:text-properties style:font-weight-complex="bold" style:font-size-complex="14pt" fo:language="el" fo:country="GR"/>
    </style:style>
    <style:style style:name="T6195" style:parent-style-name="AncientGreekἈρχαίαἑλληνικά" style:family="text">
      <style:text-properties style:font-weight-complex="bold" style:font-size-complex="14pt"/>
    </style:style>
    <style:style style:name="T6196" style:parent-style-name="AncientGreekἈρχαίαἑλληνικά" style:family="text">
      <style:text-properties style:font-weight-complex="bold" style:font-size-complex="14pt" fo:language="el" fo:country="GR"/>
    </style:style>
    <style:style style:name="T6197" style:parent-style-name="AncientGreekἈρχαίαἑλληνικά" style:family="text">
      <style:text-properties style:font-weight-complex="bold" style:font-size-complex="14pt"/>
    </style:style>
    <style:style style:name="T6198" style:parent-style-name="AncientGreekἈρχαίαἑλληνικά" style:family="text">
      <style:text-properties style:font-weight-complex="bold" style:font-size-complex="14pt" fo:language="el" fo:country="GR"/>
    </style:style>
    <style:style style:name="T6199" style:parent-style-name="AncientGreekἈρχαίαἑλληνικά" style:family="text">
      <style:text-properties style:font-weight-complex="bold" style:font-size-complex="14pt"/>
    </style:style>
    <style:style style:name="T6200" style:parent-style-name="AncientGreekἈρχαίαἑλληνικά" style:family="text">
      <style:text-properties style:font-weight-complex="bold" style:font-size-complex="14pt" fo:language="el" fo:country="GR"/>
    </style:style>
    <style:style style:name="T6201" style:parent-style-name="AncientGreekἈρχαίαἑλληνικά" style:family="text">
      <style:text-properties style:font-weight-complex="bold" style:font-size-complex="14pt"/>
    </style:style>
    <style:style style:name="T6202" style:parent-style-name="AncientGreekἈρχαίαἑλληνικά" style:family="text">
      <style:text-properties style:font-weight-complex="bold" style:font-size-complex="14pt" fo:language="el" fo:country="GR"/>
    </style:style>
    <style:style style:name="T6203" style:parent-style-name="AncientGreekἈρχαίαἑλληνικά" style:family="text">
      <style:text-properties style:font-weight-complex="bold" style:font-size-complex="14pt"/>
    </style:style>
    <style:style style:name="T6204" style:parent-style-name="AncientGreekἈρχαίαἑλληνικά" style:family="text">
      <style:text-properties style:font-weight-complex="bold" style:font-size-complex="14pt" fo:language="el" fo:country="GR"/>
    </style:style>
    <style:style style:name="T6205" style:parent-style-name="AncientGreekἈρχαίαἑλληνικά" style:family="text">
      <style:text-properties style:font-weight-complex="bold" style:font-size-complex="14pt"/>
    </style:style>
    <style:style style:name="P6206" style:parent-style-name="Standard" style:family="paragraph">
      <style:paragraph-properties fo:widows="0" fo:orphans="0"/>
    </style:style>
    <style:style style:name="T6207" style:parent-style-name="AncientGreekἈρχαίαἑλληνικά" style:family="text">
      <style:text-properties style:font-weight-complex="bold" style:font-size-complex="14pt" fo:language="el" fo:country="GR"/>
    </style:style>
    <style:style style:name="TableCell6208" style:family="table-cell">
      <style:table-cell-properties fo:border="0.0069in solid #000000" fo:background-color="#FFFFFF" style:writing-mode="lr-tb" fo:padding-top="0in" fo:padding-left="0.1527in" fo:padding-bottom="0in" fo:padding-right="0.15in"/>
    </style:style>
    <style:style style:name="P6209" style:parent-style-name="Standard" style:family="paragraph">
      <style:paragraph-properties fo:widows="0" fo:orphans="0" fo:text-align="center"/>
    </style:style>
    <style:style style:name="T6210" style:parent-style-name="DefaultParagraphFont" style:family="text">
      <style:text-properties style:font-name="Times New Roman" fo:font-weight="bold" style:font-weight-asian="bold" style:font-weight-complex="bold"/>
    </style:style>
    <style:style style:name="T6211" style:parent-style-name="DefaultParagraphFont" style:family="text">
      <style:text-properties style:font-name="Times New Roman" fo:font-weight="bold" style:font-weight-asian="bold" style:font-weight-complex="bold"/>
    </style:style>
    <style:style style:name="P6212" style:parent-style-name="Standard" style:family="paragraph">
      <style:paragraph-properties fo:widows="0" fo:orphans="0"/>
    </style:style>
    <style:style style:name="T6213" style:parent-style-name="DefaultParagraphFont" style:family="text">
      <style:text-properties style:font-name="Times New Roman"/>
    </style:style>
    <style:style style:name="T6214" style:parent-style-name="DefaultParagraphFont" style:family="text">
      <style:text-properties style:font-name="Times New Roman"/>
    </style:style>
    <style:style style:name="T6215" style:parent-style-name="DefaultParagraphFont" style:family="text">
      <style:text-properties style:font-name="Times New Roman"/>
    </style:style>
    <style:style style:name="T6216" style:parent-style-name="DefaultParagraphFont" style:family="text">
      <style:text-properties style:font-name="Times New Roman"/>
    </style:style>
    <style:style style:name="T6217" style:parent-style-name="DefaultParagraphFont" style:family="text">
      <style:text-properties style:font-name="Times New Roman"/>
    </style:style>
    <style:style style:name="T6218" style:parent-style-name="DefaultParagraphFont" style:family="text">
      <style:text-properties style:font-name="Times New Roman"/>
    </style:style>
    <style:style style:name="T6219" style:parent-style-name="DefaultParagraphFont" style:family="text">
      <style:text-properties style:font-name="Times New Roman"/>
    </style:style>
    <style:style style:name="T6220" style:parent-style-name="DefaultParagraphFont" style:family="text">
      <style:text-properties style:font-name="Times New Roman"/>
    </style:style>
    <style:style style:name="T6221" style:parent-style-name="DefaultParagraphFont" style:family="text">
      <style:text-properties style:font-name="Times New Roman"/>
    </style:style>
    <style:style style:name="T6222" style:parent-style-name="DefaultParagraphFont" style:family="text">
      <style:text-properties style:font-name="Times New Roman"/>
    </style:style>
    <style:style style:name="T6223" style:parent-style-name="DefaultParagraphFont" style:family="text">
      <style:text-properties style:font-name="Times New Roman"/>
    </style:style>
    <style:style style:name="T6224" style:parent-style-name="DefaultParagraphFont" style:family="text">
      <style:text-properties style:font-name="Times New Roman"/>
    </style:style>
    <style:style style:name="T6225" style:parent-style-name="DefaultParagraphFont" style:family="text">
      <style:text-properties style:font-name="Times New Roman"/>
    </style:style>
    <style:style style:name="T6226" style:parent-style-name="DefaultParagraphFont" style:family="text">
      <style:text-properties style:font-name="Times New Roman"/>
    </style:style>
    <style:style style:name="T6227" style:parent-style-name="DefaultParagraphFont" style:family="text">
      <style:text-properties style:font-name="Times New Roman"/>
    </style:style>
    <style:style style:name="T6228" style:parent-style-name="DefaultParagraphFont" style:family="text">
      <style:text-properties style:font-name="Times New Roman"/>
    </style:style>
    <style:style style:name="T6229" style:parent-style-name="DefaultParagraphFont" style:family="text">
      <style:text-properties style:font-name="Times New Roman"/>
    </style:style>
    <style:style style:name="T6230" style:parent-style-name="DefaultParagraphFont" style:family="text">
      <style:text-properties style:font-name="Times New Roman"/>
    </style:style>
    <style:style style:name="T6231" style:parent-style-name="DefaultParagraphFont" style:family="text">
      <style:text-properties style:font-name="Times New Roman"/>
    </style:style>
    <style:style style:name="T6232" style:parent-style-name="DefaultParagraphFont" style:family="text">
      <style:text-properties style:font-name="Times New Roman"/>
    </style:style>
    <style:style style:name="T6233" style:parent-style-name="DefaultParagraphFont" style:family="text">
      <style:text-properties style:font-name="Times New Roman"/>
    </style:style>
    <style:style style:name="T6234" style:parent-style-name="DefaultParagraphFont" style:family="text">
      <style:text-properties style:font-name="Times New Roman"/>
    </style:style>
    <style:style style:name="T6235" style:parent-style-name="DefaultParagraphFont" style:family="text">
      <style:text-properties style:font-name="Times New Roman"/>
    </style:style>
    <style:style style:name="T6236" style:parent-style-name="DefaultParagraphFont" style:family="text">
      <style:text-properties style:font-name="Times New Roman"/>
    </style:style>
    <style:style style:name="T6237" style:parent-style-name="DefaultParagraphFont" style:family="text">
      <style:text-properties style:font-name="Times New Roman"/>
    </style:style>
    <style:style style:name="T6238" style:parent-style-name="DefaultParagraphFont" style:family="text">
      <style:text-properties style:font-name="Times New Roman"/>
    </style:style>
    <style:style style:name="T6239" style:parent-style-name="DefaultParagraphFont" style:family="text">
      <style:text-properties style:font-name="Times New Roman"/>
    </style:style>
    <style:style style:name="T6240" style:parent-style-name="DefaultParagraphFont" style:family="text">
      <style:text-properties style:font-name="Times New Roman"/>
    </style:style>
    <style:style style:name="T6241" style:parent-style-name="DefaultParagraphFont" style:family="text">
      <style:text-properties style:font-name="Times New Roman"/>
    </style:style>
    <style:style style:name="T6242" style:parent-style-name="DefaultParagraphFont" style:family="text">
      <style:text-properties style:font-name="Times New Roman"/>
    </style:style>
    <style:style style:name="T6243" style:parent-style-name="DefaultParagraphFont" style:family="text">
      <style:text-properties style:font-name="Times New Roman"/>
    </style:style>
    <style:style style:name="T6244" style:parent-style-name="DefaultParagraphFont" style:family="text">
      <style:text-properties style:font-name="Times New Roman"/>
    </style:style>
    <style:style style:name="T6245" style:parent-style-name="DefaultParagraphFont" style:family="text">
      <style:text-properties style:font-name="Times New Roman"/>
    </style:style>
    <style:style style:name="T6246" style:parent-style-name="DefaultParagraphFont" style:family="text">
      <style:text-properties style:font-name="Times New Roman"/>
    </style:style>
    <style:style style:name="T6247" style:parent-style-name="DefaultParagraphFont" style:family="text">
      <style:text-properties style:font-name="Times New Roman" fo:color="#202122"/>
    </style:style>
    <style:style style:name="T6248" style:parent-style-name="DefaultParagraphFont" style:family="text">
      <style:text-properties style:font-name="Times New Roman" fo:color="#202122"/>
    </style:style>
    <style:style style:name="T6249" style:parent-style-name="DefaultParagraphFont" style:family="text">
      <style:text-properties style:font-name="Times New Roman" fo:color="#202122"/>
    </style:style>
    <style:style style:name="T6250" style:parent-style-name="DefaultParagraphFont" style:family="text">
      <style:text-properties style:font-name="Times New Roman" fo:color="#202122"/>
    </style:style>
    <style:style style:name="T6251" style:parent-style-name="DefaultParagraphFont" style:family="text">
      <style:text-properties style:font-name="Times New Roman" fo:color="#202122"/>
    </style:style>
    <style:style style:name="T6252" style:parent-style-name="DefaultParagraphFont" style:family="text">
      <style:text-properties style:font-name="Times New Roman" fo:color="#202122"/>
    </style:style>
    <style:style style:name="T6253" style:parent-style-name="DefaultParagraphFont" style:family="text">
      <style:text-properties style:font-name="Times New Roman" fo:color="#202122"/>
    </style:style>
    <style:style style:name="T6254" style:parent-style-name="DefaultParagraphFont" style:family="text">
      <style:text-properties style:font-name="Times New Roman" fo:color="#202122"/>
    </style:style>
    <style:style style:name="T6255" style:parent-style-name="DefaultParagraphFont" style:family="text">
      <style:text-properties style:font-name="Times New Roman" fo:color="#202122"/>
    </style:style>
    <style:style style:name="T6256" style:parent-style-name="DefaultParagraphFont" style:family="text">
      <style:text-properties style:font-name="Times New Roman" fo:color="#202122"/>
    </style:style>
    <style:style style:name="T6257" style:parent-style-name="DefaultParagraphFont" style:family="text">
      <style:text-properties style:font-name="Times New Roman" fo:color="#202122"/>
    </style:style>
    <style:style style:name="T6258" style:parent-style-name="DefaultParagraphFont" style:family="text">
      <style:text-properties style:font-name="Times New Roman" fo:color="#202122"/>
    </style:style>
    <style:style style:name="T6259" style:parent-style-name="DefaultParagraphFont" style:family="text">
      <style:text-properties style:font-name="Times New Roman" fo:color="#202122"/>
    </style:style>
    <style:style style:name="T6260" style:parent-style-name="DefaultParagraphFont" style:family="text">
      <style:text-properties style:font-name="Times New Roman" fo:color="#202122"/>
    </style:style>
    <style:style style:name="T6261" style:parent-style-name="DefaultParagraphFont" style:family="text">
      <style:text-properties style:font-name="Times New Roman" fo:color="#202122"/>
    </style:style>
    <style:style style:name="T6262" style:parent-style-name="DefaultParagraphFont" style:family="text">
      <style:text-properties style:font-name="Times New Roman" fo:color="#202122"/>
    </style:style>
    <style:style style:name="T6263" style:parent-style-name="DefaultParagraphFont" style:family="text">
      <style:text-properties style:font-name="Times New Roman" fo:color="#202122"/>
    </style:style>
    <style:style style:name="P6264" style:parent-style-name="Standard" style:family="paragraph">
      <style:paragraph-properties fo:widows="0" fo:orphans="0"/>
      <style:text-properties style:font-name="Times New Roman" fo:color="#202122"/>
    </style:style>
    <style:style style:name="TableRow6265" style:family="table-row">
      <style:table-row-properties style:min-row-height="0.0138in" style:use-optimal-row-height="false" fo:keep-together="always"/>
    </style:style>
    <style:style style:name="TableCell6266" style:family="table-cell">
      <style:table-cell-properties fo:border="0.0069in solid #000000" fo:background-color="#FFFFFF" style:writing-mode="lr-tb" fo:padding-top="0in" fo:padding-left="0.1527in" fo:padding-bottom="0in" fo:padding-right="0.15in"/>
    </style:style>
    <style:style style:name="P6267" style:parent-style-name="Standard" style:family="paragraph">
      <style:paragraph-properties fo:keep-with-next="always" fo:widows="0" fo:orphans="0" fo:text-align="center"/>
    </style:style>
    <style:style style:name="T6268" style:parent-style-name="AncientGreekἈρχαίαἑλληνικά" style:family="text">
      <style:text-properties fo:font-weight="bold" style:font-weight-asian="bold" style:font-weight-complex="bold" fo:font-size="18pt" style:font-size-asian="18pt" style:font-size-complex="14pt"/>
    </style:style>
    <style:style style:name="T6269"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6270" style:parent-style-name="AncientGreekἈρχαίαἑλληνικά" style:family="text">
      <style:text-properties fo:font-weight="bold" style:font-weight-asian="bold" style:font-weight-complex="bold" fo:font-size="18pt" style:font-size-asian="18pt" style:font-size-complex="14pt"/>
    </style:style>
    <style:style style:name="T6271"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6272" style:parent-style-name="AncientGreekἈρχαίαἑλληνικά" style:family="text">
      <style:text-properties fo:font-weight="bold" style:font-weight-asian="bold" style:font-weight-complex="bold" fo:font-size="18pt" style:font-size-asian="18pt" style:font-size-complex="14pt"/>
    </style:style>
    <style:style style:name="T6273"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6274" style:parent-style-name="AncientGreekἈρχαίαἑλληνικά" style:family="text">
      <style:text-properties fo:font-weight="bold" style:font-weight-asian="bold" style:font-weight-complex="bold" fo:font-size="18pt" style:font-size-asian="18pt" style:font-size-complex="14pt"/>
    </style:style>
    <style:style style:name="P6275" style:parent-style-name="Standard" style:family="paragraph">
      <style:paragraph-properties fo:widows="0" fo:orphans="0"/>
    </style:style>
    <style:style style:name="T6276" style:parent-style-name="AncientGreekἈρχαίαἑλληνικά" style:family="text">
      <style:text-properties style:font-weight-complex="bold" style:font-size-complex="14pt" fo:language="el" fo:country="GR"/>
    </style:style>
    <style:style style:name="T6277" style:parent-style-name="AncientGreekἈρχαίαἑλληνικά" style:family="text">
      <style:text-properties style:font-weight-complex="bold" style:font-size-complex="14pt"/>
    </style:style>
    <style:style style:name="T6278" style:parent-style-name="AncientGreekἈρχαίαἑλληνικά" style:family="text">
      <style:text-properties style:font-weight-complex="bold" style:font-size-complex="14pt" fo:language="el" fo:country="GR"/>
    </style:style>
    <style:style style:name="T6279" style:parent-style-name="AncientGreekἈρχαίαἑλληνικά" style:family="text">
      <style:text-properties style:font-weight-complex="bold" style:font-size-complex="14pt"/>
    </style:style>
    <style:style style:name="T6280" style:parent-style-name="AncientGreekἈρχαίαἑλληνικά" style:family="text">
      <style:text-properties style:font-weight-complex="bold" style:font-size-complex="14pt" fo:language="el" fo:country="GR"/>
    </style:style>
    <style:style style:name="T6281" style:parent-style-name="AncientGreekἈρχαίαἑλληνικά" style:family="text">
      <style:text-properties style:font-weight-complex="bold" style:font-size-complex="14pt"/>
    </style:style>
    <style:style style:name="T6282" style:parent-style-name="AncientGreekἈρχαίαἑλληνικά" style:family="text">
      <style:text-properties style:font-weight-complex="bold" style:font-size-complex="14pt" fo:language="el" fo:country="GR"/>
    </style:style>
    <style:style style:name="T6283" style:parent-style-name="AncientGreekἈρχαίαἑλληνικά" style:family="text">
      <style:text-properties style:font-weight-complex="bold" style:font-size-complex="14pt"/>
    </style:style>
    <style:style style:name="T6284" style:parent-style-name="AncientGreekἈρχαίαἑλληνικά" style:family="text">
      <style:text-properties style:font-weight-complex="bold" style:font-size-complex="14pt" fo:language="el" fo:country="GR"/>
    </style:style>
    <style:style style:name="T6285" style:parent-style-name="AncientGreekἈρχαίαἑλληνικά" style:family="text">
      <style:text-properties style:font-weight-complex="bold" style:font-size-complex="14pt"/>
    </style:style>
    <style:style style:name="T6286" style:parent-style-name="AncientGreekἈρχαίαἑλληνικά" style:family="text">
      <style:text-properties style:font-weight-complex="bold" style:font-size-complex="14pt" fo:language="el" fo:country="GR"/>
    </style:style>
    <style:style style:name="T6287" style:parent-style-name="AncientGreekἈρχαίαἑλληνικά" style:family="text">
      <style:text-properties style:font-weight-complex="bold" style:font-size-complex="14pt"/>
    </style:style>
    <style:style style:name="T6288" style:parent-style-name="AncientGreekἈρχαίαἑλληνικά" style:family="text">
      <style:text-properties style:font-weight-complex="bold" style:font-size-complex="14pt" fo:language="el" fo:country="GR"/>
    </style:style>
    <style:style style:name="T6289" style:parent-style-name="AncientGreekἈρχαίαἑλληνικά" style:family="text">
      <style:text-properties style:font-weight-complex="bold" style:font-size-complex="14pt"/>
    </style:style>
    <style:style style:name="T6290" style:parent-style-name="AncientGreekἈρχαίαἑλληνικά" style:family="text">
      <style:text-properties style:font-weight-complex="bold" style:font-size-complex="14pt" fo:language="el" fo:country="GR"/>
    </style:style>
    <style:style style:name="T6291" style:parent-style-name="AncientGreekἈρχαίαἑλληνικά" style:family="text">
      <style:text-properties style:font-weight-complex="bold" style:font-size-complex="14pt"/>
    </style:style>
    <style:style style:name="T6292" style:parent-style-name="AncientGreekἈρχαίαἑλληνικά" style:family="text">
      <style:text-properties style:font-weight-complex="bold" style:font-size-complex="14pt" fo:language="el" fo:country="GR"/>
    </style:style>
    <style:style style:name="T6293" style:parent-style-name="AncientGreekἈρχαίαἑλληνικά" style:family="text">
      <style:text-properties style:font-weight-complex="bold" style:font-size-complex="14pt"/>
    </style:style>
    <style:style style:name="T6294" style:parent-style-name="AncientGreekἈρχαίαἑλληνικά" style:family="text">
      <style:text-properties style:font-weight-complex="bold" style:font-size-complex="14pt" fo:language="el" fo:country="GR"/>
    </style:style>
    <style:style style:name="T6295" style:parent-style-name="AncientGreekἈρχαίαἑλληνικά" style:family="text">
      <style:text-properties style:font-weight-complex="bold" style:font-size-complex="14pt"/>
    </style:style>
    <style:style style:name="T6296" style:parent-style-name="AncientGreekἈρχαίαἑλληνικά" style:family="text">
      <style:text-properties style:font-weight-complex="bold" style:font-size-complex="14pt" fo:language="el" fo:country="GR"/>
    </style:style>
    <style:style style:name="T6297" style:parent-style-name="AncientGreekἈρχαίαἑλληνικά" style:family="text">
      <style:text-properties style:font-weight-complex="bold" style:font-size-complex="14pt"/>
    </style:style>
    <style:style style:name="T6298" style:parent-style-name="AncientGreekἈρχαίαἑλληνικά" style:family="text">
      <style:text-properties style:font-weight-complex="bold" style:font-size-complex="14pt" fo:language="el" fo:country="GR"/>
    </style:style>
    <style:style style:name="T6299" style:parent-style-name="AncientGreekἈρχαίαἑλληνικά" style:family="text">
      <style:text-properties style:font-weight-complex="bold" style:font-size-complex="14pt"/>
    </style:style>
    <style:style style:name="T6300" style:parent-style-name="AncientGreekἈρχαίαἑλληνικά" style:family="text">
      <style:text-properties style:font-weight-complex="bold" style:font-size-complex="14pt" fo:language="el" fo:country="GR"/>
    </style:style>
    <style:style style:name="T6301" style:parent-style-name="AncientGreekἈρχαίαἑλληνικά" style:family="text">
      <style:text-properties style:font-weight-complex="bold" style:font-size-complex="14pt"/>
    </style:style>
    <style:style style:name="T6302" style:parent-style-name="AncientGreekἈρχαίαἑλληνικά" style:family="text">
      <style:text-properties style:font-weight-complex="bold" style:font-size-complex="14pt" fo:language="el" fo:country="GR"/>
    </style:style>
    <style:style style:name="T6303" style:parent-style-name="AncientGreekἈρχαίαἑλληνικά" style:family="text">
      <style:text-properties style:font-weight-complex="bold" style:font-size-complex="14pt"/>
    </style:style>
    <style:style style:name="T6304" style:parent-style-name="AncientGreekἈρχαίαἑλληνικά" style:family="text">
      <style:text-properties style:font-weight-complex="bold" style:font-size-complex="14pt" fo:language="el" fo:country="GR"/>
    </style:style>
    <style:style style:name="T6305" style:parent-style-name="AncientGreekἈρχαίαἑλληνικά" style:family="text">
      <style:text-properties style:font-weight-complex="bold" style:font-size-complex="14pt"/>
    </style:style>
    <style:style style:name="T6306" style:parent-style-name="AncientGreekἈρχαίαἑλληνικά" style:family="text">
      <style:text-properties style:font-weight-complex="bold" style:font-size-complex="14pt" fo:language="el" fo:country="GR"/>
    </style:style>
    <style:style style:name="T6307" style:parent-style-name="AncientGreekἈρχαίαἑλληνικά" style:family="text">
      <style:text-properties style:font-weight-complex="bold" style:font-size-complex="14pt"/>
    </style:style>
    <style:style style:name="T6308" style:parent-style-name="AncientGreekἈρχαίαἑλληνικά" style:family="text">
      <style:text-properties style:font-weight-complex="bold" style:font-size-complex="14pt" fo:language="el" fo:country="GR"/>
    </style:style>
    <style:style style:name="T6309" style:parent-style-name="AncientGreekἈρχαίαἑλληνικά" style:family="text">
      <style:text-properties style:font-weight-complex="bold" style:font-size-complex="14pt"/>
    </style:style>
    <style:style style:name="T6310" style:parent-style-name="AncientGreekἈρχαίαἑλληνικά" style:family="text">
      <style:text-properties style:font-weight-complex="bold" style:font-size-complex="14pt" fo:language="el" fo:country="GR"/>
    </style:style>
    <style:style style:name="T6311" style:parent-style-name="AncientGreekἈρχαίαἑλληνικά" style:family="text">
      <style:text-properties style:font-weight-complex="bold" style:font-size-complex="14pt"/>
    </style:style>
    <style:style style:name="T6312" style:parent-style-name="AncientGreekἈρχαίαἑλληνικά" style:family="text">
      <style:text-properties style:font-weight-complex="bold" style:font-size-complex="14pt" fo:language="el" fo:country="GR"/>
    </style:style>
    <style:style style:name="T6313" style:parent-style-name="AncientGreekἈρχαίαἑλληνικά" style:family="text">
      <style:text-properties style:font-weight-complex="bold" style:font-size-complex="14pt"/>
    </style:style>
    <style:style style:name="T6314" style:parent-style-name="AncientGreekἈρχαίαἑλληνικά" style:family="text">
      <style:text-properties style:font-weight-complex="bold" style:font-size-complex="14pt" fo:language="el" fo:country="GR"/>
    </style:style>
    <style:style style:name="T6315" style:parent-style-name="AncientGreekἈρχαίαἑλληνικά" style:family="text">
      <style:text-properties style:font-weight-complex="bold" style:font-size-complex="14pt"/>
    </style:style>
    <style:style style:name="T6316" style:parent-style-name="AncientGreekἈρχαίαἑλληνικά" style:family="text">
      <style:text-properties style:font-weight-complex="bold" style:font-size-complex="14pt" fo:language="el" fo:country="GR"/>
    </style:style>
    <style:style style:name="T6317" style:parent-style-name="AncientGreekἈρχαίαἑλληνικά" style:family="text">
      <style:text-properties style:font-weight-complex="bold" style:font-size-complex="14pt"/>
    </style:style>
    <style:style style:name="T6318" style:parent-style-name="AncientGreekἈρχαίαἑλληνικά" style:family="text">
      <style:text-properties style:font-weight-complex="bold" style:font-size-complex="14pt" fo:language="el" fo:country="GR"/>
    </style:style>
    <style:style style:name="T6319" style:parent-style-name="AncientGreekἈρχαίαἑλληνικά" style:family="text">
      <style:text-properties style:font-weight-complex="bold" style:font-size-complex="14pt"/>
    </style:style>
    <style:style style:name="T6320" style:parent-style-name="AncientGreekἈρχαίαἑλληνικά" style:family="text">
      <style:text-properties style:font-weight-complex="bold" style:font-size-complex="14pt" fo:language="el" fo:country="GR"/>
    </style:style>
    <style:style style:name="T6321" style:parent-style-name="AncientGreekἈρχαίαἑλληνικά" style:family="text">
      <style:text-properties style:font-weight-complex="bold" style:font-size-complex="14pt"/>
    </style:style>
    <style:style style:name="T6322" style:parent-style-name="AncientGreekἈρχαίαἑλληνικά" style:family="text">
      <style:text-properties style:font-weight-complex="bold" style:font-size-complex="14pt" fo:language="el" fo:country="GR"/>
    </style:style>
    <style:style style:name="T6323" style:parent-style-name="AncientGreekἈρχαίαἑλληνικά" style:family="text">
      <style:text-properties style:font-weight-complex="bold" style:font-size-complex="14pt"/>
    </style:style>
    <style:style style:name="T6324" style:parent-style-name="AncientGreekἈρχαίαἑλληνικά" style:family="text">
      <style:text-properties style:font-weight-complex="bold" style:font-size-complex="14pt" fo:language="el" fo:country="GR"/>
    </style:style>
    <style:style style:name="T6325" style:parent-style-name="AncientGreekἈρχαίαἑλληνικά" style:family="text">
      <style:text-properties style:font-weight-complex="bold" style:font-size-complex="14pt"/>
    </style:style>
    <style:style style:name="T6326" style:parent-style-name="AncientGreekἈρχαίαἑλληνικά" style:family="text">
      <style:text-properties style:font-weight-complex="bold" style:font-size-complex="14pt" fo:language="el" fo:country="GR"/>
    </style:style>
    <style:style style:name="T6327" style:parent-style-name="AncientGreekἈρχαίαἑλληνικά" style:family="text">
      <style:text-properties style:font-weight-complex="bold" style:font-size-complex="14pt"/>
    </style:style>
    <style:style style:name="T6328" style:parent-style-name="AncientGreekἈρχαίαἑλληνικά" style:family="text">
      <style:text-properties style:font-weight-complex="bold" style:font-size-complex="14pt" fo:language="el" fo:country="GR"/>
    </style:style>
    <style:style style:name="T6329" style:parent-style-name="AncientGreekἈρχαίαἑλληνικά" style:family="text">
      <style:text-properties style:font-weight-complex="bold" style:font-size-complex="14pt"/>
    </style:style>
    <style:style style:name="T6330" style:parent-style-name="AncientGreekἈρχαίαἑλληνικά" style:family="text">
      <style:text-properties style:font-weight-complex="bold" style:font-size-complex="14pt" fo:language="el" fo:country="GR"/>
    </style:style>
    <style:style style:name="T6331" style:parent-style-name="AncientGreekἈρχαίαἑλληνικά" style:family="text">
      <style:text-properties style:font-weight-complex="bold" style:font-size-complex="14pt"/>
    </style:style>
    <style:style style:name="T6332" style:parent-style-name="AncientGreekἈρχαίαἑλληνικά" style:family="text">
      <style:text-properties style:font-weight-complex="bold" style:font-size-complex="14pt" fo:language="el" fo:country="GR"/>
    </style:style>
    <style:style style:name="T6333" style:parent-style-name="AncientGreekἈρχαίαἑλληνικά" style:family="text">
      <style:text-properties style:font-weight-complex="bold" style:font-size-complex="14pt"/>
    </style:style>
    <style:style style:name="T6334" style:parent-style-name="AncientGreekἈρχαίαἑλληνικά" style:family="text">
      <style:text-properties style:font-weight-complex="bold" style:font-size-complex="14pt" fo:language="el" fo:country="GR"/>
    </style:style>
    <style:style style:name="T6335" style:parent-style-name="AncientGreekἈρχαίαἑλληνικά" style:family="text">
      <style:text-properties style:font-weight-complex="bold" style:font-size-complex="14pt"/>
    </style:style>
    <style:style style:name="T6336" style:parent-style-name="AncientGreekἈρχαίαἑλληνικά" style:family="text">
      <style:text-properties style:font-weight-complex="bold" style:font-size-complex="14pt" fo:language="el" fo:country="GR"/>
    </style:style>
    <style:style style:name="T6337" style:parent-style-name="AncientGreekἈρχαίαἑλληνικά" style:family="text">
      <style:text-properties style:font-weight-complex="bold" style:font-size-complex="14pt"/>
    </style:style>
    <style:style style:name="T6338" style:parent-style-name="AncientGreekἈρχαίαἑλληνικά" style:family="text">
      <style:text-properties style:font-weight-complex="bold" style:font-size-complex="14pt" fo:language="el" fo:country="GR"/>
    </style:style>
    <style:style style:name="T6339" style:parent-style-name="AncientGreekἈρχαίαἑλληνικά" style:family="text">
      <style:text-properties style:font-weight-complex="bold" style:font-size-complex="14pt"/>
    </style:style>
    <style:style style:name="T6340" style:parent-style-name="AncientGreekἈρχαίαἑλληνικά" style:family="text">
      <style:text-properties style:font-weight-complex="bold" style:font-size-complex="14pt" fo:language="el" fo:country="GR"/>
    </style:style>
    <style:style style:name="T6341" style:parent-style-name="AncientGreekἈρχαίαἑλληνικά" style:family="text">
      <style:text-properties style:font-weight-complex="bold" style:font-size-complex="14pt"/>
    </style:style>
    <style:style style:name="T6342" style:parent-style-name="AncientGreekἈρχαίαἑλληνικά" style:family="text">
      <style:text-properties style:font-weight-complex="bold" style:font-size-complex="14pt" fo:language="el" fo:country="GR"/>
    </style:style>
    <style:style style:name="T6343" style:parent-style-name="AncientGreekἈρχαίαἑλληνικά" style:family="text">
      <style:text-properties style:font-weight-complex="bold" style:font-size-complex="14pt"/>
    </style:style>
    <style:style style:name="T6344" style:parent-style-name="AncientGreekἈρχαίαἑλληνικά" style:family="text">
      <style:text-properties style:font-weight-complex="bold" style:font-size-complex="14pt" fo:language="el" fo:country="GR"/>
    </style:style>
    <style:style style:name="T6345" style:parent-style-name="AncientGreekἈρχαίαἑλληνικά" style:family="text">
      <style:text-properties style:font-weight-complex="bold" style:font-size-complex="14pt"/>
    </style:style>
    <style:style style:name="T6346" style:parent-style-name="AncientGreekἈρχαίαἑλληνικά" style:family="text">
      <style:text-properties style:font-weight-complex="bold" style:font-size-complex="14pt" fo:language="el" fo:country="GR"/>
    </style:style>
    <style:style style:name="T6347" style:parent-style-name="AncientGreekἈρχαίαἑλληνικά" style:family="text">
      <style:text-properties style:font-weight-complex="bold" style:font-size-complex="14pt"/>
    </style:style>
    <style:style style:name="P6348" style:parent-style-name="Standard" style:family="paragraph">
      <style:paragraph-properties fo:widows="0" fo:orphans="0"/>
    </style:style>
    <style:style style:name="T6349" style:parent-style-name="AncientGreekἈρχαίαἑλληνικά" style:family="text">
      <style:text-properties style:font-weight-complex="bold" style:font-size-complex="14pt" fo:language="el" fo:country="GR"/>
    </style:style>
    <style:style style:name="T6350" style:parent-style-name="AncientGreekἈρχαίαἑλληνικά" style:family="text">
      <style:text-properties style:font-weight-complex="bold" style:font-size-complex="14pt"/>
    </style:style>
    <style:style style:name="T6351" style:parent-style-name="AncientGreekἈρχαίαἑλληνικά" style:family="text">
      <style:text-properties style:font-weight-complex="bold" style:font-size-complex="14pt" fo:language="el" fo:country="GR"/>
    </style:style>
    <style:style style:name="T6352" style:parent-style-name="AncientGreekἈρχαίαἑλληνικά" style:family="text">
      <style:text-properties style:font-weight-complex="bold" style:font-size-complex="14pt"/>
    </style:style>
    <style:style style:name="T6353" style:parent-style-name="AncientGreekἈρχαίαἑλληνικά" style:family="text">
      <style:text-properties style:font-weight-complex="bold" style:font-size-complex="14pt" fo:language="el" fo:country="GR"/>
    </style:style>
    <style:style style:name="T6354" style:parent-style-name="AncientGreekἈρχαίαἑλληνικά" style:family="text">
      <style:text-properties style:font-weight-complex="bold" style:font-size-complex="14pt"/>
    </style:style>
    <style:style style:name="T6355" style:parent-style-name="AncientGreekἈρχαίαἑλληνικά" style:family="text">
      <style:text-properties style:font-weight-complex="bold" style:font-size-complex="14pt" fo:language="el" fo:country="GR"/>
    </style:style>
    <style:style style:name="T6356" style:parent-style-name="AncientGreekἈρχαίαἑλληνικά" style:family="text">
      <style:text-properties style:font-weight-complex="bold" style:font-size-complex="14pt"/>
    </style:style>
    <style:style style:name="T6357" style:parent-style-name="AncientGreekἈρχαίαἑλληνικά" style:family="text">
      <style:text-properties style:font-weight-complex="bold" style:font-size-complex="14pt" fo:language="el" fo:country="GR"/>
    </style:style>
    <style:style style:name="T6358" style:parent-style-name="AncientGreekἈρχαίαἑλληνικά" style:family="text">
      <style:text-properties style:font-weight-complex="bold" style:font-size-complex="14pt"/>
    </style:style>
    <style:style style:name="T6359" style:parent-style-name="AncientGreekἈρχαίαἑλληνικά" style:family="text">
      <style:text-properties style:font-weight-complex="bold" style:font-size-complex="14pt" fo:language="el" fo:country="GR"/>
    </style:style>
    <style:style style:name="T6360" style:parent-style-name="AncientGreekἈρχαίαἑλληνικά" style:family="text">
      <style:text-properties style:font-weight-complex="bold" style:font-size-complex="14pt"/>
    </style:style>
    <style:style style:name="T6361" style:parent-style-name="AncientGreekἈρχαίαἑλληνικά" style:family="text">
      <style:text-properties style:font-weight-complex="bold" style:font-size-complex="14pt" fo:language="el" fo:country="GR"/>
    </style:style>
    <style:style style:name="T6362" style:parent-style-name="AncientGreekἈρχαίαἑλληνικά" style:family="text">
      <style:text-properties style:font-weight-complex="bold" style:font-size-complex="14pt"/>
    </style:style>
    <style:style style:name="T6363" style:parent-style-name="AncientGreekἈρχαίαἑλληνικά" style:family="text">
      <style:text-properties style:font-weight-complex="bold" style:font-size-complex="14pt" fo:language="el" fo:country="GR"/>
    </style:style>
    <style:style style:name="T6364" style:parent-style-name="AncientGreekἈρχαίαἑλληνικά" style:family="text">
      <style:text-properties style:font-weight-complex="bold" style:font-size-complex="14pt"/>
    </style:style>
    <style:style style:name="T6365" style:parent-style-name="AncientGreekἈρχαίαἑλληνικά" style:family="text">
      <style:text-properties style:font-weight-complex="bold" style:font-size-complex="14pt" fo:language="el" fo:country="GR"/>
    </style:style>
    <style:style style:name="T6366" style:parent-style-name="AncientGreekἈρχαίαἑλληνικά" style:family="text">
      <style:text-properties style:font-weight-complex="bold" style:font-size-complex="14pt"/>
    </style:style>
    <style:style style:name="T6367" style:parent-style-name="AncientGreekἈρχαίαἑλληνικά" style:family="text">
      <style:text-properties style:font-weight-complex="bold" style:font-size-complex="14pt" fo:language="el" fo:country="GR"/>
    </style:style>
    <style:style style:name="T6368" style:parent-style-name="AncientGreekἈρχαίαἑλληνικά" style:family="text">
      <style:text-properties style:font-weight-complex="bold" style:font-size-complex="14pt"/>
    </style:style>
    <style:style style:name="T6369" style:parent-style-name="AncientGreekἈρχαίαἑλληνικά" style:family="text">
      <style:text-properties style:font-weight-complex="bold" style:font-size-complex="14pt" fo:language="el" fo:country="GR"/>
    </style:style>
    <style:style style:name="T6370" style:parent-style-name="AncientGreekἈρχαίαἑλληνικά" style:family="text">
      <style:text-properties style:font-weight-complex="bold" style:font-size-complex="14pt"/>
    </style:style>
    <style:style style:name="T6371" style:parent-style-name="AncientGreekἈρχαίαἑλληνικά" style:family="text">
      <style:text-properties style:font-weight-complex="bold" style:font-size-complex="14pt" fo:language="el" fo:country="GR"/>
    </style:style>
    <style:style style:name="T6372" style:parent-style-name="AncientGreekἈρχαίαἑλληνικά" style:family="text">
      <style:text-properties style:font-weight-complex="bold" style:font-size-complex="14pt"/>
    </style:style>
    <style:style style:name="T6373" style:parent-style-name="AncientGreekἈρχαίαἑλληνικά" style:family="text">
      <style:text-properties style:font-weight-complex="bold" style:font-size-complex="14pt" fo:language="el" fo:country="GR"/>
    </style:style>
    <style:style style:name="T6374" style:parent-style-name="AncientGreekἈρχαίαἑλληνικά" style:family="text">
      <style:text-properties style:font-weight-complex="bold" style:font-size-complex="14pt"/>
    </style:style>
    <style:style style:name="T6375" style:parent-style-name="AncientGreekἈρχαίαἑλληνικά" style:family="text">
      <style:text-properties style:font-weight-complex="bold" style:font-size-complex="14pt" fo:language="el" fo:country="GR"/>
    </style:style>
    <style:style style:name="T6376" style:parent-style-name="AncientGreekἈρχαίαἑλληνικά" style:family="text">
      <style:text-properties style:font-weight-complex="bold" style:font-size-complex="14pt"/>
    </style:style>
    <style:style style:name="T6377" style:parent-style-name="AncientGreekἈρχαίαἑλληνικά" style:family="text">
      <style:text-properties style:font-weight-complex="bold" style:font-size-complex="14pt" fo:language="el" fo:country="GR"/>
    </style:style>
    <style:style style:name="T6378" style:parent-style-name="AncientGreekἈρχαίαἑλληνικά" style:family="text">
      <style:text-properties style:font-weight-complex="bold" style:font-size-complex="14pt"/>
    </style:style>
    <style:style style:name="T6379" style:parent-style-name="AncientGreekἈρχαίαἑλληνικά" style:family="text">
      <style:text-properties style:font-weight-complex="bold" style:font-size-complex="14pt" fo:language="el" fo:country="GR"/>
    </style:style>
    <style:style style:name="T6380" style:parent-style-name="AncientGreekἈρχαίαἑλληνικά" style:family="text">
      <style:text-properties style:font-weight-complex="bold" style:font-size-complex="14pt"/>
    </style:style>
    <style:style style:name="TableCell6381" style:family="table-cell">
      <style:table-cell-properties fo:border="0.0069in solid #000000" fo:background-color="#FFFFFF" style:writing-mode="lr-tb" fo:padding-top="0in" fo:padding-left="0.1527in" fo:padding-bottom="0in" fo:padding-right="0.15in"/>
    </style:style>
    <style:style style:name="P6382" style:parent-style-name="Standard" style:family="paragraph">
      <style:paragraph-properties fo:widows="0" fo:orphans="0" fo:text-align="center"/>
      <style:text-properties style:font-name="Times New Roman" fo:font-weight="bold" style:font-weight-asian="bold" style:font-weight-complex="bold"/>
    </style:style>
    <style:style style:name="P6383" style:parent-style-name="Standard" style:family="paragraph">
      <style:paragraph-properties fo:widows="0" fo:orphans="0"/>
      <style:text-properties style:font-name="AncientGreek"/>
    </style:style>
    <style:style style:name="P6384" style:parent-style-name="Standard" style:family="paragraph">
      <style:paragraph-properties fo:widows="0" fo:orphans="0"/>
      <style:text-properties style:font-name="AncientGreek"/>
    </style:style>
    <style:style style:name="P6385" style:parent-style-name="Standard" style:family="paragraph">
      <style:paragraph-properties fo:widows="0" fo:orphans="0"/>
      <style:text-properties style:font-name="AncientGreek"/>
    </style:style>
    <style:style style:name="TableRow6386" style:family="table-row">
      <style:table-row-properties style:min-row-height="0.0138in" style:use-optimal-row-height="false" fo:keep-together="always"/>
    </style:style>
    <style:style style:name="TableCell6387" style:family="table-cell">
      <style:table-cell-properties fo:border="0.0069in solid #000000" fo:background-color="#FFFFFF" style:writing-mode="lr-tb" fo:padding-top="0in" fo:padding-left="0.1527in" fo:padding-bottom="0in" fo:padding-right="0.15in"/>
    </style:style>
    <style:style style:name="P6388" style:parent-style-name="Standard" style:family="paragraph">
      <style:paragraph-properties fo:keep-with-next="always" fo:widows="0" fo:orphans="0" fo:text-align="center">
        <style:tab-stops>
          <style:tab-stop style:type="left" style:position="2.302in"/>
        </style:tab-stops>
      </style:paragraph-properties>
    </style:style>
    <style:style style:name="T6389" style:parent-style-name="AncientGreekἈρχαίαἑλληνικά" style:family="text">
      <style:text-properties fo:font-weight="bold" style:font-weight-asian="bold" style:font-weight-complex="bold" fo:font-size="18pt" style:font-size-asian="18pt" style:font-size-complex="14pt"/>
    </style:style>
    <style:style style:name="T6390"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6391" style:parent-style-name="AncientGreekἈρχαίαἑλληνικά" style:family="text">
      <style:text-properties fo:font-weight="bold" style:font-weight-asian="bold" style:font-weight-complex="bold" fo:font-size="18pt" style:font-size-asian="18pt" style:font-size-complex="14pt"/>
    </style:style>
    <style:style style:name="T6392"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6393" style:parent-style-name="AncientGreekἈρχαίαἑλληνικά" style:family="text">
      <style:text-properties fo:font-weight="bold" style:font-weight-asian="bold" style:font-weight-complex="bold" fo:font-size="18pt" style:font-size-asian="18pt" style:font-size-complex="14pt"/>
    </style:style>
    <style:style style:name="T6394"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6395" style:parent-style-name="AncientGreekἈρχαίαἑλληνικά" style:family="text">
      <style:text-properties fo:font-weight="bold" style:font-weight-asian="bold" style:font-weight-complex="bold" fo:font-size="18pt" style:font-size-asian="18pt" style:font-size-complex="14pt"/>
    </style:style>
    <style:style style:name="P6396" style:parent-style-name="Standard" style:family="paragraph">
      <style:paragraph-properties fo:widows="0" fo:orphans="0">
        <style:tab-stops>
          <style:tab-stop style:type="left" style:position="2.302in"/>
        </style:tab-stops>
      </style:paragraph-properties>
    </style:style>
    <style:style style:name="T6397" style:parent-style-name="AncientGreekἈρχαίαἑλληνικά" style:family="text">
      <style:text-properties style:font-weight-complex="bold" style:font-size-complex="14pt" fo:language="el" fo:country="GR"/>
    </style:style>
    <style:style style:name="T6398" style:parent-style-name="AncientGreekἈρχαίαἑλληνικά" style:family="text">
      <style:text-properties style:font-weight-complex="bold" style:font-size-complex="14pt"/>
    </style:style>
    <style:style style:name="T6399" style:parent-style-name="AncientGreekἈρχαίαἑλληνικά" style:family="text">
      <style:text-properties style:font-weight-complex="bold" style:font-size-complex="14pt" fo:language="el" fo:country="GR"/>
    </style:style>
    <style:style style:name="T6400" style:parent-style-name="AncientGreekἈρχαίαἑλληνικά" style:family="text">
      <style:text-properties style:font-weight-complex="bold" style:font-size-complex="14pt"/>
    </style:style>
    <style:style style:name="T6401" style:parent-style-name="AncientGreekἈρχαίαἑλληνικά" style:family="text">
      <style:text-properties style:font-weight-complex="bold" style:font-size-complex="14pt" fo:language="el" fo:country="GR"/>
    </style:style>
    <style:style style:name="T6402" style:parent-style-name="AncientGreekἈρχαίαἑλληνικά" style:family="text">
      <style:text-properties style:font-weight-complex="bold" style:font-size-complex="14pt"/>
    </style:style>
    <style:style style:name="T6403" style:parent-style-name="AncientGreekἈρχαίαἑλληνικά" style:family="text">
      <style:text-properties style:font-weight-complex="bold" style:font-size-complex="14pt" fo:language="el" fo:country="GR"/>
    </style:style>
    <style:style style:name="T6404" style:parent-style-name="AncientGreekἈρχαίαἑλληνικά" style:family="text">
      <style:text-properties style:font-weight-complex="bold" style:font-size-complex="14pt"/>
    </style:style>
    <style:style style:name="T6405" style:parent-style-name="AncientGreekἈρχαίαἑλληνικά" style:family="text">
      <style:text-properties style:font-weight-complex="bold" style:font-size-complex="14pt" fo:language="el" fo:country="GR"/>
    </style:style>
    <style:style style:name="T6406" style:parent-style-name="AncientGreekἈρχαίαἑλληνικά" style:family="text">
      <style:text-properties style:font-weight-complex="bold" style:font-size-complex="14pt"/>
    </style:style>
    <style:style style:name="T6407" style:parent-style-name="AncientGreekἈρχαίαἑλληνικά" style:family="text">
      <style:text-properties style:font-weight-complex="bold" style:font-size-complex="14pt" fo:language="el" fo:country="GR"/>
    </style:style>
    <style:style style:name="T6408" style:parent-style-name="AncientGreekἈρχαίαἑλληνικά" style:family="text">
      <style:text-properties style:font-weight-complex="bold" style:font-size-complex="14pt"/>
    </style:style>
    <style:style style:name="T6409" style:parent-style-name="AncientGreekἈρχαίαἑλληνικά" style:family="text">
      <style:text-properties style:font-weight-complex="bold" style:font-size-complex="14pt" fo:language="el" fo:country="GR"/>
    </style:style>
    <style:style style:name="T6410" style:parent-style-name="AncientGreekἈρχαίαἑλληνικά" style:family="text">
      <style:text-properties style:font-weight-complex="bold" style:font-size-complex="14pt"/>
    </style:style>
    <style:style style:name="T6411" style:parent-style-name="AncientGreekἈρχαίαἑλληνικά" style:family="text">
      <style:text-properties style:font-weight-complex="bold" style:font-size-complex="14pt" fo:language="el" fo:country="GR"/>
    </style:style>
    <style:style style:name="T6412" style:parent-style-name="AncientGreekἈρχαίαἑλληνικά" style:family="text">
      <style:text-properties style:font-weight-complex="bold" style:font-size-complex="14pt"/>
    </style:style>
    <style:style style:name="T6413" style:parent-style-name="AncientGreekἈρχαίαἑλληνικά" style:family="text">
      <style:text-properties style:font-weight-complex="bold" style:font-size-complex="14pt" fo:language="el" fo:country="GR"/>
    </style:style>
    <style:style style:name="T6414" style:parent-style-name="AncientGreekἈρχαίαἑλληνικά" style:family="text">
      <style:text-properties style:font-weight-complex="bold" style:font-size-complex="14pt"/>
    </style:style>
    <style:style style:name="T6415" style:parent-style-name="AncientGreekἈρχαίαἑλληνικά" style:family="text">
      <style:text-properties style:font-weight-complex="bold" style:font-size-complex="14pt" fo:language="el" fo:country="GR"/>
    </style:style>
    <style:style style:name="T6416" style:parent-style-name="AncientGreekἈρχαίαἑλληνικά" style:family="text">
      <style:text-properties style:font-weight-complex="bold" style:font-size-complex="14pt"/>
    </style:style>
    <style:style style:name="T6417" style:parent-style-name="AncientGreekἈρχαίαἑλληνικά" style:family="text">
      <style:text-properties style:font-weight-complex="bold" style:font-size-complex="14pt" fo:language="el" fo:country="GR"/>
    </style:style>
    <style:style style:name="T6418" style:parent-style-name="AncientGreekἈρχαίαἑλληνικά" style:family="text">
      <style:text-properties style:font-weight-complex="bold" style:font-size-complex="14pt"/>
    </style:style>
    <style:style style:name="T6419" style:parent-style-name="AncientGreekἈρχαίαἑλληνικά" style:family="text">
      <style:text-properties style:font-weight-complex="bold" style:font-size-complex="14pt" fo:language="el" fo:country="GR"/>
    </style:style>
    <style:style style:name="T6420" style:parent-style-name="AncientGreekἈρχαίαἑλληνικά" style:family="text">
      <style:text-properties style:font-weight-complex="bold" style:font-size-complex="14pt"/>
    </style:style>
    <style:style style:name="T6421" style:parent-style-name="AncientGreekἈρχαίαἑλληνικά" style:family="text">
      <style:text-properties style:font-weight-complex="bold" style:font-size-complex="14pt" fo:language="el" fo:country="GR"/>
    </style:style>
    <style:style style:name="T6422" style:parent-style-name="AncientGreekἈρχαίαἑλληνικά" style:family="text">
      <style:text-properties style:font-weight-complex="bold" style:font-size-complex="14pt"/>
    </style:style>
    <style:style style:name="T6423" style:parent-style-name="AncientGreekἈρχαίαἑλληνικά" style:family="text">
      <style:text-properties style:font-weight-complex="bold" style:font-size-complex="14pt" fo:language="el" fo:country="GR"/>
    </style:style>
    <style:style style:name="T6424" style:parent-style-name="AncientGreekἈρχαίαἑλληνικά" style:family="text">
      <style:text-properties style:font-weight-complex="bold" style:font-size-complex="14pt"/>
    </style:style>
    <style:style style:name="T6425" style:parent-style-name="AncientGreekἈρχαίαἑλληνικά" style:family="text">
      <style:text-properties style:font-weight-complex="bold" style:font-size-complex="14pt" fo:language="el" fo:country="GR"/>
    </style:style>
    <style:style style:name="T6426" style:parent-style-name="AncientGreekἈρχαίαἑλληνικά" style:family="text">
      <style:text-properties style:font-weight-complex="bold" style:font-size-complex="14pt"/>
    </style:style>
    <style:style style:name="T6427" style:parent-style-name="AncientGreekἈρχαίαἑλληνικά" style:family="text">
      <style:text-properties style:font-weight-complex="bold" style:font-size-complex="14pt" fo:language="el" fo:country="GR"/>
    </style:style>
    <style:style style:name="T6428" style:parent-style-name="AncientGreekἈρχαίαἑλληνικά" style:family="text">
      <style:text-properties style:font-weight-complex="bold" style:font-size-complex="14pt"/>
    </style:style>
    <style:style style:name="T6429" style:parent-style-name="AncientGreekἈρχαίαἑλληνικά" style:family="text">
      <style:text-properties style:font-weight-complex="bold" style:font-size-complex="14pt" fo:language="el" fo:country="GR"/>
    </style:style>
    <style:style style:name="T6430" style:parent-style-name="AncientGreekἈρχαίαἑλληνικά" style:family="text">
      <style:text-properties style:font-weight-complex="bold" style:font-size-complex="14pt"/>
    </style:style>
    <style:style style:name="T6431" style:parent-style-name="AncientGreekἈρχαίαἑλληνικά" style:family="text">
      <style:text-properties style:font-weight-complex="bold" style:font-size-complex="14pt" fo:language="el" fo:country="GR"/>
    </style:style>
    <style:style style:name="T6432" style:parent-style-name="AncientGreekἈρχαίαἑλληνικά" style:family="text">
      <style:text-properties style:font-weight-complex="bold" style:font-size-complex="14pt"/>
    </style:style>
    <style:style style:name="T6433" style:parent-style-name="AncientGreekἈρχαίαἑλληνικά" style:family="text">
      <style:text-properties style:font-weight-complex="bold" style:font-size-complex="14pt" fo:language="el" fo:country="GR"/>
    </style:style>
    <style:style style:name="T6434" style:parent-style-name="AncientGreekἈρχαίαἑλληνικά" style:family="text">
      <style:text-properties style:font-weight-complex="bold" style:font-size-complex="14pt"/>
    </style:style>
    <style:style style:name="T6435" style:parent-style-name="AncientGreekἈρχαίαἑλληνικά" style:family="text">
      <style:text-properties style:font-weight-complex="bold" style:font-size-complex="14pt" fo:language="el" fo:country="GR"/>
    </style:style>
    <style:style style:name="T6436" style:parent-style-name="AncientGreekἈρχαίαἑλληνικά" style:family="text">
      <style:text-properties style:font-weight-complex="bold" style:font-size-complex="14pt"/>
    </style:style>
    <style:style style:name="T6437" style:parent-style-name="AncientGreekἈρχαίαἑλληνικά" style:family="text">
      <style:text-properties style:font-weight-complex="bold" style:font-size-complex="14pt" fo:language="el" fo:country="GR"/>
    </style:style>
    <style:style style:name="T6438" style:parent-style-name="AncientGreekἈρχαίαἑλληνικά" style:family="text">
      <style:text-properties style:font-weight-complex="bold" style:font-size-complex="14pt"/>
    </style:style>
    <style:style style:name="T6439" style:parent-style-name="AncientGreekἈρχαίαἑλληνικά" style:family="text">
      <style:text-properties style:font-weight-complex="bold" style:font-size-complex="14pt" fo:language="el" fo:country="GR"/>
    </style:style>
    <style:style style:name="T6440" style:parent-style-name="AncientGreekἈρχαίαἑλληνικά" style:family="text">
      <style:text-properties style:font-weight-complex="bold" style:font-size-complex="14pt"/>
    </style:style>
    <style:style style:name="T6441" style:parent-style-name="AncientGreekἈρχαίαἑλληνικά" style:family="text">
      <style:text-properties style:font-weight-complex="bold" style:font-size-complex="14pt" fo:language="el" fo:country="GR"/>
    </style:style>
    <style:style style:name="T6442" style:parent-style-name="AncientGreekἈρχαίαἑλληνικά" style:family="text">
      <style:text-properties style:font-weight-complex="bold" style:font-size-complex="14pt"/>
    </style:style>
    <style:style style:name="T6443" style:parent-style-name="AncientGreekἈρχαίαἑλληνικά" style:family="text">
      <style:text-properties style:font-weight-complex="bold" style:font-size-complex="14pt" fo:language="el" fo:country="GR"/>
    </style:style>
    <style:style style:name="T6444" style:parent-style-name="AncientGreekἈρχαίαἑλληνικά" style:family="text">
      <style:text-properties style:font-weight-complex="bold" style:font-size-complex="14pt"/>
    </style:style>
    <style:style style:name="T6445" style:parent-style-name="AncientGreekἈρχαίαἑλληνικά" style:family="text">
      <style:text-properties style:font-weight-complex="bold" style:font-size-complex="14pt" fo:language="el" fo:country="GR"/>
    </style:style>
    <style:style style:name="T6446" style:parent-style-name="AncientGreekἈρχαίαἑλληνικά" style:family="text">
      <style:text-properties style:font-weight-complex="bold" style:font-size-complex="14pt"/>
    </style:style>
    <style:style style:name="T6447" style:parent-style-name="AncientGreekἈρχαίαἑλληνικά" style:family="text">
      <style:text-properties style:font-weight-complex="bold" style:font-size-complex="14pt" fo:language="el" fo:country="GR"/>
    </style:style>
    <style:style style:name="T6448" style:parent-style-name="AncientGreekἈρχαίαἑλληνικά" style:family="text">
      <style:text-properties style:font-weight-complex="bold" style:font-size-complex="14pt"/>
    </style:style>
    <style:style style:name="P6449" style:parent-style-name="Standard" style:family="paragraph">
      <style:paragraph-properties fo:widows="0" fo:orphans="0">
        <style:tab-stops>
          <style:tab-stop style:type="left" style:position="2.302in"/>
        </style:tab-stops>
      </style:paragraph-properties>
    </style:style>
    <style:style style:name="T6450" style:parent-style-name="AncientGreekἈρχαίαἑλληνικά" style:family="text">
      <style:text-properties style:font-weight-complex="bold" style:font-size-complex="14pt" fo:language="el" fo:country="GR"/>
    </style:style>
    <style:style style:name="T6451" style:parent-style-name="AncientGreekἈρχαίαἑλληνικά" style:family="text">
      <style:text-properties style:font-weight-complex="bold" style:font-size-complex="14pt"/>
    </style:style>
    <style:style style:name="T6452" style:parent-style-name="AncientGreekἈρχαίαἑλληνικά" style:family="text">
      <style:text-properties style:font-weight-complex="bold" style:font-size-complex="14pt" fo:language="el" fo:country="GR"/>
    </style:style>
    <style:style style:name="T6453" style:parent-style-name="AncientGreekἈρχαίαἑλληνικά" style:family="text">
      <style:text-properties style:font-weight-complex="bold" style:font-size-complex="14pt"/>
    </style:style>
    <style:style style:name="T6454" style:parent-style-name="AncientGreekἈρχαίαἑλληνικά" style:family="text">
      <style:text-properties style:font-weight-complex="bold" style:font-size-complex="14pt" fo:language="el" fo:country="GR"/>
    </style:style>
    <style:style style:name="T6455" style:parent-style-name="AncientGreekἈρχαίαἑλληνικά" style:family="text">
      <style:text-properties style:font-weight-complex="bold" style:font-size-complex="14pt"/>
    </style:style>
    <style:style style:name="T6456" style:parent-style-name="AncientGreekἈρχαίαἑλληνικά" style:family="text">
      <style:text-properties style:font-weight-complex="bold" style:font-size-complex="14pt" fo:language="el" fo:country="GR"/>
    </style:style>
    <style:style style:name="T6457" style:parent-style-name="AncientGreekἈρχαίαἑλληνικά" style:family="text">
      <style:text-properties style:font-weight-complex="bold" style:font-size-complex="14pt"/>
    </style:style>
    <style:style style:name="T6458" style:parent-style-name="AncientGreekἈρχαίαἑλληνικά" style:family="text">
      <style:text-properties style:font-weight-complex="bold" style:font-size-complex="14pt" fo:language="el" fo:country="GR"/>
    </style:style>
    <style:style style:name="T6459" style:parent-style-name="AncientGreekἈρχαίαἑλληνικά" style:family="text">
      <style:text-properties style:font-weight-complex="bold" style:font-size-complex="14pt"/>
    </style:style>
    <style:style style:name="T6460" style:parent-style-name="AncientGreekἈρχαίαἑλληνικά" style:family="text">
      <style:text-properties style:font-weight-complex="bold" style:font-size-complex="14pt" fo:language="el" fo:country="GR"/>
    </style:style>
    <style:style style:name="T6461" style:parent-style-name="AncientGreekἈρχαίαἑλληνικά" style:family="text">
      <style:text-properties style:font-weight-complex="bold" style:font-size-complex="14pt"/>
    </style:style>
    <style:style style:name="T6462" style:parent-style-name="AncientGreekἈρχαίαἑλληνικά" style:family="text">
      <style:text-properties style:font-weight-complex="bold" style:font-size-complex="14pt" fo:language="el" fo:country="GR"/>
    </style:style>
    <style:style style:name="T6463" style:parent-style-name="AncientGreekἈρχαίαἑλληνικά" style:family="text">
      <style:text-properties style:font-weight-complex="bold" style:font-size-complex="14pt"/>
    </style:style>
    <style:style style:name="T6464" style:parent-style-name="AncientGreekἈρχαίαἑλληνικά" style:family="text">
      <style:text-properties style:font-weight-complex="bold" style:font-size-complex="14pt" fo:language="el" fo:country="GR"/>
    </style:style>
    <style:style style:name="T6465" style:parent-style-name="AncientGreekἈρχαίαἑλληνικά" style:family="text">
      <style:text-properties style:font-weight-complex="bold" style:font-size-complex="14pt"/>
    </style:style>
    <style:style style:name="T6466" style:parent-style-name="AncientGreekἈρχαίαἑλληνικά" style:family="text">
      <style:text-properties style:font-weight-complex="bold" style:font-size-complex="14pt" fo:language="el" fo:country="GR"/>
    </style:style>
    <style:style style:name="T6467" style:parent-style-name="AncientGreekἈρχαίαἑλληνικά" style:family="text">
      <style:text-properties style:font-weight-complex="bold" style:font-size-complex="14pt"/>
    </style:style>
    <style:style style:name="T6468" style:parent-style-name="AncientGreekἈρχαίαἑλληνικά" style:family="text">
      <style:text-properties style:font-weight-complex="bold" style:font-size-complex="14pt" fo:language="el" fo:country="GR"/>
    </style:style>
    <style:style style:name="T6469" style:parent-style-name="AncientGreekἈρχαίαἑλληνικά" style:family="text">
      <style:text-properties style:font-weight-complex="bold" style:font-size-complex="14pt"/>
    </style:style>
    <style:style style:name="T6470" style:parent-style-name="AncientGreekἈρχαίαἑλληνικά" style:family="text">
      <style:text-properties style:font-weight-complex="bold" style:font-size-complex="14pt" fo:language="el" fo:country="GR"/>
    </style:style>
    <style:style style:name="T6471" style:parent-style-name="AncientGreekἈρχαίαἑλληνικά" style:family="text">
      <style:text-properties style:font-weight-complex="bold" style:font-size-complex="14pt"/>
    </style:style>
    <style:style style:name="T6472" style:parent-style-name="AncientGreekἈρχαίαἑλληνικά" style:family="text">
      <style:text-properties style:font-weight-complex="bold" style:font-size-complex="14pt" fo:language="el" fo:country="GR"/>
    </style:style>
    <style:style style:name="T6473" style:parent-style-name="AncientGreekἈρχαίαἑλληνικά" style:family="text">
      <style:text-properties style:font-weight-complex="bold" style:font-size-complex="14pt"/>
    </style:style>
    <style:style style:name="T6474" style:parent-style-name="AncientGreekἈρχαίαἑλληνικά" style:family="text">
      <style:text-properties style:font-weight-complex="bold" style:font-size-complex="14pt" fo:language="el" fo:country="GR"/>
    </style:style>
    <style:style style:name="T6475" style:parent-style-name="AncientGreekἈρχαίαἑλληνικά" style:family="text">
      <style:text-properties style:font-weight-complex="bold" style:font-size-complex="14pt"/>
    </style:style>
    <style:style style:name="TableCell6476" style:family="table-cell">
      <style:table-cell-properties fo:border="0.0069in solid #000000" fo:background-color="#FFFFFF" style:writing-mode="lr-tb" fo:padding-top="0in" fo:padding-left="0.1527in" fo:padding-bottom="0in" fo:padding-right="0.15in"/>
    </style:style>
    <style:style style:name="P6477" style:parent-style-name="Standard" style:family="paragraph">
      <style:paragraph-properties fo:widows="0" fo:orphans="0"/>
      <style:text-properties style:font-name="AncientGreek"/>
    </style:style>
    <style:style style:name="P6478" style:parent-style-name="Standard" style:family="paragraph">
      <style:paragraph-properties fo:widows="0" fo:orphans="0"/>
      <style:text-properties style:font-name="AncientGreek"/>
    </style:style>
    <style:style style:name="P6479" style:parent-style-name="Standard" style:family="paragraph">
      <style:paragraph-properties fo:widows="0" fo:orphans="0"/>
      <style:text-properties style:font-name="AncientGreek"/>
    </style:style>
    <style:style style:name="P6480" style:parent-style-name="Standard" style:family="paragraph">
      <style:paragraph-properties fo:widows="0" fo:orphans="0"/>
      <style:text-properties style:font-name="AncientGreek"/>
    </style:style>
    <style:style style:name="TableRow6481" style:family="table-row">
      <style:table-row-properties style:min-row-height="0.0138in" style:use-optimal-row-height="false" fo:keep-together="always"/>
    </style:style>
    <style:style style:name="TableCell6482" style:family="table-cell">
      <style:table-cell-properties fo:border="0.0069in solid #000000" fo:background-color="#FFFFFF" style:writing-mode="lr-tb" fo:padding-top="0in" fo:padding-left="0.1527in" fo:padding-bottom="0in" fo:padding-right="0.15in"/>
    </style:style>
    <style:style style:name="P6483" style:parent-style-name="Standard" style:family="paragraph">
      <style:paragraph-properties fo:keep-with-next="always" fo:widows="0" fo:orphans="0" fo:text-align="center">
        <style:tab-stops>
          <style:tab-stop style:type="left" style:position="2.0937in"/>
        </style:tab-stops>
      </style:paragraph-properties>
    </style:style>
    <style:style style:name="T6484" style:parent-style-name="AncientGreekἈρχαίαἑλληνικά" style:family="text">
      <style:text-properties fo:font-weight="bold" style:font-weight-asian="bold" style:font-weight-complex="bold" fo:font-size="18pt" style:font-size-asian="18pt" style:font-size-complex="14pt"/>
    </style:style>
    <style:style style:name="T6485"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6486" style:parent-style-name="AncientGreekἈρχαίαἑλληνικά" style:family="text">
      <style:text-properties fo:font-weight="bold" style:font-weight-asian="bold" style:font-weight-complex="bold" fo:font-size="18pt" style:font-size-asian="18pt" style:font-size-complex="14pt"/>
    </style:style>
    <style:style style:name="P6487" style:parent-style-name="Standard" style:family="paragraph">
      <style:paragraph-properties fo:widows="0" fo:orphans="0">
        <style:tab-stops>
          <style:tab-stop style:type="left" style:position="2.0937in"/>
        </style:tab-stops>
      </style:paragraph-properties>
    </style:style>
    <style:style style:name="T6488" style:parent-style-name="AncientGreekἈρχαίαἑλληνικά" style:family="text">
      <style:text-properties style:font-weight-complex="bold" style:font-size-complex="14pt" fo:language="el" fo:country="GR"/>
    </style:style>
    <style:style style:name="T6489" style:parent-style-name="AncientGreekἈρχαίαἑλληνικά" style:family="text">
      <style:text-properties style:font-weight-complex="bold" style:font-size-complex="14pt"/>
    </style:style>
    <style:style style:name="T6490" style:parent-style-name="AncientGreekἈρχαίαἑλληνικά" style:family="text">
      <style:text-properties style:font-weight-complex="bold" style:font-size-complex="14pt" fo:language="el" fo:country="GR"/>
    </style:style>
    <style:style style:name="T6491" style:parent-style-name="AncientGreekἈρχαίαἑλληνικά" style:family="text">
      <style:text-properties style:font-weight-complex="bold" style:font-size-complex="14pt"/>
    </style:style>
    <style:style style:name="T6492" style:parent-style-name="AncientGreekἈρχαίαἑλληνικά" style:family="text">
      <style:text-properties style:font-weight-complex="bold" style:font-size-complex="14pt" fo:language="el" fo:country="GR"/>
    </style:style>
    <style:style style:name="T6493" style:parent-style-name="AncientGreekἈρχαίαἑλληνικά" style:family="text">
      <style:text-properties style:font-weight-complex="bold" style:font-size-complex="14pt"/>
    </style:style>
    <style:style style:name="T6494" style:parent-style-name="AncientGreekἈρχαίαἑλληνικά" style:family="text">
      <style:text-properties style:font-weight-complex="bold" style:font-size-complex="14pt" fo:language="el" fo:country="GR"/>
    </style:style>
    <style:style style:name="T6495" style:parent-style-name="AncientGreekἈρχαίαἑλληνικά" style:family="text">
      <style:text-properties style:font-weight-complex="bold" style:font-size-complex="14pt"/>
    </style:style>
    <style:style style:name="T6496" style:parent-style-name="AncientGreekἈρχαίαἑλληνικά" style:family="text">
      <style:text-properties style:font-weight-complex="bold" style:font-size-complex="14pt" fo:language="el" fo:country="GR"/>
    </style:style>
    <style:style style:name="T6497" style:parent-style-name="AncientGreekἈρχαίαἑλληνικά" style:family="text">
      <style:text-properties style:font-weight-complex="bold" style:font-size-complex="14pt"/>
    </style:style>
    <style:style style:name="T6498" style:parent-style-name="AncientGreekἈρχαίαἑλληνικά" style:family="text">
      <style:text-properties style:font-weight-complex="bold" style:font-size-complex="14pt" fo:language="el" fo:country="GR"/>
    </style:style>
    <style:style style:name="T6499" style:parent-style-name="AncientGreekἈρχαίαἑλληνικά" style:family="text">
      <style:text-properties style:font-weight-complex="bold" style:font-size-complex="14pt"/>
    </style:style>
    <style:style style:name="T6500" style:parent-style-name="AncientGreekἈρχαίαἑλληνικά" style:family="text">
      <style:text-properties style:font-weight-complex="bold" style:font-size-complex="14pt" fo:language="el" fo:country="GR"/>
    </style:style>
    <style:style style:name="T6501" style:parent-style-name="AncientGreekἈρχαίαἑλληνικά" style:family="text">
      <style:text-properties style:font-weight-complex="bold" style:font-size-complex="14pt"/>
    </style:style>
    <style:style style:name="T6502" style:parent-style-name="AncientGreekἈρχαίαἑλληνικά" style:family="text">
      <style:text-properties style:font-weight-complex="bold" style:font-size-complex="14pt" fo:language="el" fo:country="GR"/>
    </style:style>
    <style:style style:name="T6503" style:parent-style-name="AncientGreekἈρχαίαἑλληνικά" style:family="text">
      <style:text-properties style:font-weight-complex="bold" style:font-size-complex="14pt"/>
    </style:style>
    <style:style style:name="T6504" style:parent-style-name="AncientGreekἈρχαίαἑλληνικά" style:family="text">
      <style:text-properties style:font-weight-complex="bold" style:font-size-complex="14pt" fo:language="el" fo:country="GR"/>
    </style:style>
    <style:style style:name="T6505" style:parent-style-name="AncientGreekἈρχαίαἑλληνικά" style:family="text">
      <style:text-properties style:font-weight-complex="bold" style:font-size-complex="14pt"/>
    </style:style>
    <style:style style:name="T6506" style:parent-style-name="AncientGreekἈρχαίαἑλληνικά" style:family="text">
      <style:text-properties style:font-weight-complex="bold" style:font-size-complex="14pt" fo:language="el" fo:country="GR"/>
    </style:style>
    <style:style style:name="T6507" style:parent-style-name="AncientGreekἈρχαίαἑλληνικά" style:family="text">
      <style:text-properties style:font-weight-complex="bold" style:font-size-complex="14pt"/>
    </style:style>
    <style:style style:name="T6508" style:parent-style-name="AncientGreekἈρχαίαἑλληνικά" style:family="text">
      <style:text-properties style:font-weight-complex="bold" style:font-size-complex="14pt" fo:language="el" fo:country="GR"/>
    </style:style>
    <style:style style:name="T6509" style:parent-style-name="AncientGreekἈρχαίαἑλληνικά" style:family="text">
      <style:text-properties style:font-weight-complex="bold" style:font-size-complex="14pt"/>
    </style:style>
    <style:style style:name="T6510" style:parent-style-name="AncientGreekἈρχαίαἑλληνικά" style:family="text">
      <style:text-properties style:font-weight-complex="bold" style:font-size-complex="14pt" fo:language="el" fo:country="GR"/>
    </style:style>
    <style:style style:name="T6511" style:parent-style-name="AncientGreekἈρχαίαἑλληνικά" style:family="text">
      <style:text-properties style:font-weight-complex="bold" style:font-size-complex="14pt"/>
    </style:style>
    <style:style style:name="T6512" style:parent-style-name="AncientGreekἈρχαίαἑλληνικά" style:family="text">
      <style:text-properties style:font-weight-complex="bold" style:font-size-complex="14pt" fo:language="el" fo:country="GR"/>
    </style:style>
    <style:style style:name="T6513" style:parent-style-name="AncientGreekἈρχαίαἑλληνικά" style:family="text">
      <style:text-properties style:font-weight-complex="bold" style:font-size-complex="14pt"/>
    </style:style>
    <style:style style:name="T6514" style:parent-style-name="AncientGreekἈρχαίαἑλληνικά" style:family="text">
      <style:text-properties style:font-weight-complex="bold" style:font-size-complex="14pt" fo:language="el" fo:country="GR"/>
    </style:style>
    <style:style style:name="T6515" style:parent-style-name="AncientGreekἈρχαίαἑλληνικά" style:family="text">
      <style:text-properties style:font-weight-complex="bold" style:font-size-complex="14pt"/>
    </style:style>
    <style:style style:name="T6516" style:parent-style-name="AncientGreekἈρχαίαἑλληνικά" style:family="text">
      <style:text-properties style:font-weight-complex="bold" style:font-size-complex="14pt" fo:language="el" fo:country="GR"/>
    </style:style>
    <style:style style:name="T6517" style:parent-style-name="AncientGreekἈρχαίαἑλληνικά" style:family="text">
      <style:text-properties style:font-weight-complex="bold" style:font-size-complex="14pt"/>
    </style:style>
    <style:style style:name="T6518" style:parent-style-name="AncientGreekἈρχαίαἑλληνικά" style:family="text">
      <style:text-properties style:font-weight-complex="bold" style:font-size-complex="14pt" fo:language="el" fo:country="GR"/>
    </style:style>
    <style:style style:name="T6519" style:parent-style-name="AncientGreekἈρχαίαἑλληνικά" style:family="text">
      <style:text-properties style:font-weight-complex="bold" style:font-size-complex="14pt"/>
    </style:style>
    <style:style style:name="T6520" style:parent-style-name="AncientGreekἈρχαίαἑλληνικά" style:family="text">
      <style:text-properties style:font-weight-complex="bold" style:font-size-complex="14pt" fo:language="el" fo:country="GR"/>
    </style:style>
    <style:style style:name="T6521" style:parent-style-name="AncientGreekἈρχαίαἑλληνικά" style:family="text">
      <style:text-properties style:font-weight-complex="bold" style:font-size-complex="14pt"/>
    </style:style>
    <style:style style:name="T6522" style:parent-style-name="AncientGreekἈρχαίαἑλληνικά" style:family="text">
      <style:text-properties style:font-weight-complex="bold" style:font-size-complex="14pt" fo:language="el" fo:country="GR"/>
    </style:style>
    <style:style style:name="T6523" style:parent-style-name="AncientGreekἈρχαίαἑλληνικά" style:family="text">
      <style:text-properties style:font-weight-complex="bold" style:font-size-complex="14pt"/>
    </style:style>
    <style:style style:name="T6524" style:parent-style-name="AncientGreekἈρχαίαἑλληνικά" style:family="text">
      <style:text-properties style:font-weight-complex="bold" style:font-size-complex="14pt" fo:language="el" fo:country="GR"/>
    </style:style>
    <style:style style:name="T6525" style:parent-style-name="AncientGreekἈρχαίαἑλληνικά" style:family="text">
      <style:text-properties style:font-weight-complex="bold" style:font-size-complex="14pt"/>
    </style:style>
    <style:style style:name="T6526" style:parent-style-name="AncientGreekἈρχαίαἑλληνικά" style:family="text">
      <style:text-properties style:font-weight-complex="bold" style:font-size-complex="14pt" fo:language="el" fo:country="GR"/>
    </style:style>
    <style:style style:name="T6527" style:parent-style-name="AncientGreekἈρχαίαἑλληνικά" style:family="text">
      <style:text-properties style:font-weight-complex="bold" style:font-size-complex="14pt"/>
    </style:style>
    <style:style style:name="T6528" style:parent-style-name="AncientGreekἈρχαίαἑλληνικά" style:family="text">
      <style:text-properties style:font-weight-complex="bold" style:font-size-complex="14pt" fo:language="el" fo:country="GR"/>
    </style:style>
    <style:style style:name="T6529" style:parent-style-name="AncientGreekἈρχαίαἑλληνικά" style:family="text">
      <style:text-properties style:font-weight-complex="bold" style:font-size-complex="14pt"/>
    </style:style>
    <style:style style:name="T6530" style:parent-style-name="AncientGreekἈρχαίαἑλληνικά" style:family="text">
      <style:text-properties style:font-weight-complex="bold" style:font-size-complex="14pt" fo:language="el" fo:country="GR"/>
    </style:style>
    <style:style style:name="T6531" style:parent-style-name="AncientGreekἈρχαίαἑλληνικά" style:family="text">
      <style:text-properties style:font-weight-complex="bold" style:font-size-complex="14pt"/>
    </style:style>
    <style:style style:name="T6532" style:parent-style-name="AncientGreekἈρχαίαἑλληνικά" style:family="text">
      <style:text-properties style:font-weight-complex="bold" style:font-size-complex="14pt" fo:language="el" fo:country="GR"/>
    </style:style>
    <style:style style:name="T6533" style:parent-style-name="AncientGreekἈρχαίαἑλληνικά" style:family="text">
      <style:text-properties style:font-weight-complex="bold" style:font-size-complex="14pt"/>
    </style:style>
    <style:style style:name="T6534" style:parent-style-name="AncientGreekἈρχαίαἑλληνικά" style:family="text">
      <style:text-properties style:font-weight-complex="bold" style:font-size-complex="14pt" fo:language="el" fo:country="GR"/>
    </style:style>
    <style:style style:name="T6535" style:parent-style-name="AncientGreekἈρχαίαἑλληνικά" style:family="text">
      <style:text-properties style:font-weight-complex="bold" style:font-size-complex="14pt"/>
    </style:style>
    <style:style style:name="T6536" style:parent-style-name="AncientGreekἈρχαίαἑλληνικά" style:family="text">
      <style:text-properties style:font-weight-complex="bold" style:font-size-complex="14pt" fo:language="el" fo:country="GR"/>
    </style:style>
    <style:style style:name="T6537" style:parent-style-name="AncientGreekἈρχαίαἑλληνικά" style:family="text">
      <style:text-properties style:font-weight-complex="bold" style:font-size-complex="14pt"/>
    </style:style>
    <style:style style:name="T6538" style:parent-style-name="AncientGreekἈρχαίαἑλληνικά" style:family="text">
      <style:text-properties style:font-weight-complex="bold" style:font-size-complex="14pt" fo:language="el" fo:country="GR"/>
    </style:style>
    <style:style style:name="T6539" style:parent-style-name="AncientGreekἈρχαίαἑλληνικά" style:family="text">
      <style:text-properties style:font-weight-complex="bold" style:font-size-complex="14pt"/>
    </style:style>
    <style:style style:name="P6540" style:parent-style-name="Standard" style:family="paragraph">
      <style:paragraph-properties fo:widows="0" fo:orphans="0">
        <style:tab-stops>
          <style:tab-stop style:type="left" style:position="2.0937in"/>
        </style:tab-stops>
      </style:paragraph-properties>
    </style:style>
    <style:style style:name="T6541" style:parent-style-name="AncientGreekἈρχαίαἑλληνικά" style:family="text">
      <style:text-properties style:font-weight-complex="bold" style:font-size-complex="14pt" fo:language="el" fo:country="GR"/>
    </style:style>
    <style:style style:name="T6542" style:parent-style-name="AncientGreekἈρχαίαἑλληνικά" style:family="text">
      <style:text-properties style:font-weight-complex="bold" style:font-size-complex="14pt"/>
    </style:style>
    <style:style style:name="T6543" style:parent-style-name="AncientGreekἈρχαίαἑλληνικά" style:family="text">
      <style:text-properties style:font-weight-complex="bold" style:font-size-complex="14pt" fo:language="el" fo:country="GR"/>
    </style:style>
    <style:style style:name="T6544" style:parent-style-name="AncientGreekἈρχαίαἑλληνικά" style:family="text">
      <style:text-properties style:font-weight-complex="bold" style:font-size-complex="14pt"/>
    </style:style>
    <style:style style:name="T6545" style:parent-style-name="AncientGreekἈρχαίαἑλληνικά" style:family="text">
      <style:text-properties style:font-weight-complex="bold" style:font-size-complex="14pt" fo:language="el" fo:country="GR"/>
    </style:style>
    <style:style style:name="T6546" style:parent-style-name="AncientGreekἈρχαίαἑλληνικά" style:family="text">
      <style:text-properties style:font-weight-complex="bold" style:font-size-complex="14pt"/>
    </style:style>
    <style:style style:name="T6547" style:parent-style-name="AncientGreekἈρχαίαἑλληνικά" style:family="text">
      <style:text-properties style:font-weight-complex="bold" style:font-size-complex="14pt" fo:language="el" fo:country="GR"/>
    </style:style>
    <style:style style:name="T6548" style:parent-style-name="AncientGreekἈρχαίαἑλληνικά" style:family="text">
      <style:text-properties style:font-weight-complex="bold" style:font-size-complex="14pt"/>
    </style:style>
    <style:style style:name="T6549" style:parent-style-name="AncientGreekἈρχαίαἑλληνικά" style:family="text">
      <style:text-properties style:font-weight-complex="bold" style:font-size-complex="14pt" fo:language="el" fo:country="GR"/>
    </style:style>
    <style:style style:name="T6550" style:parent-style-name="AncientGreekἈρχαίαἑλληνικά" style:family="text">
      <style:text-properties style:font-weight-complex="bold" style:font-size-complex="14pt"/>
    </style:style>
    <style:style style:name="T6551" style:parent-style-name="AncientGreekἈρχαίαἑλληνικά" style:family="text">
      <style:text-properties style:font-weight-complex="bold" style:font-size-complex="14pt" fo:language="el" fo:country="GR"/>
    </style:style>
    <style:style style:name="T6552" style:parent-style-name="AncientGreekἈρχαίαἑλληνικά" style:family="text">
      <style:text-properties style:font-weight-complex="bold" style:font-size-complex="14pt"/>
    </style:style>
    <style:style style:name="T6553" style:parent-style-name="AncientGreekἈρχαίαἑλληνικά" style:family="text">
      <style:text-properties style:font-weight-complex="bold" style:font-size-complex="14pt" fo:language="el" fo:country="GR"/>
    </style:style>
    <style:style style:name="T6554" style:parent-style-name="AncientGreekἈρχαίαἑλληνικά" style:family="text">
      <style:text-properties style:font-weight-complex="bold" style:font-size-complex="14pt"/>
    </style:style>
    <style:style style:name="T6555" style:parent-style-name="AncientGreekἈρχαίαἑλληνικά" style:family="text">
      <style:text-properties style:font-weight-complex="bold" style:font-size-complex="14pt" fo:language="el" fo:country="GR"/>
    </style:style>
    <style:style style:name="T6556" style:parent-style-name="AncientGreekἈρχαίαἑλληνικά" style:family="text">
      <style:text-properties style:font-weight-complex="bold" style:font-size-complex="14pt"/>
    </style:style>
    <style:style style:name="T6557" style:parent-style-name="AncientGreekἈρχαίαἑλληνικά" style:family="text">
      <style:text-properties style:font-weight-complex="bold" style:font-size-complex="14pt" fo:language="el" fo:country="GR"/>
    </style:style>
    <style:style style:name="T6558" style:parent-style-name="AncientGreekἈρχαίαἑλληνικά" style:family="text">
      <style:text-properties style:font-weight-complex="bold" style:font-size-complex="14pt"/>
    </style:style>
    <style:style style:name="TableCell6559" style:family="table-cell">
      <style:table-cell-properties fo:border="0.0069in solid #000000" fo:background-color="#FFFFFF" style:writing-mode="lr-tb" fo:padding-top="0in" fo:padding-left="0.1527in" fo:padding-bottom="0in" fo:padding-right="0.15in"/>
    </style:style>
    <style:style style:name="P6560" style:parent-style-name="Standard" style:family="paragraph">
      <style:paragraph-properties fo:widows="0" fo:orphans="0"/>
      <style:text-properties style:font-name="AncientGreek"/>
    </style:style>
    <style:style style:name="P6561" style:parent-style-name="Standard" style:family="paragraph">
      <style:paragraph-properties fo:widows="0" fo:orphans="0"/>
    </style:style>
    <style:style style:name="T6562" style:parent-style-name="DefaultParagraphFont" style:family="text">
      <style:text-properties style:font-name="AncientGreek"/>
    </style:style>
    <style:style style:name="T6563" style:parent-style-name="DefaultParagraphFont" style:family="text">
      <style:text-properties style:font-name="AncientGreek" fo:language="el" fo:country="GR"/>
    </style:style>
    <style:style style:name="P6564" style:parent-style-name="Standard" style:family="paragraph">
      <style:paragraph-properties fo:widows="0" fo:orphans="0"/>
      <style:text-properties style:font-name="AncientGreek" fo:language="el" fo:country="GR"/>
    </style:style>
    <style:style style:name="P6565" style:parent-style-name="Standard" style:family="paragraph">
      <style:paragraph-properties fo:widows="0" fo:orphans="0"/>
      <style:text-properties style:font-name="AncientGreek"/>
    </style:style>
    <style:style style:name="TableRow6566" style:family="table-row">
      <style:table-row-properties style:min-row-height="0.0138in" style:use-optimal-row-height="false" fo:keep-together="always"/>
    </style:style>
    <style:style style:name="TableCell6567" style:family="table-cell">
      <style:table-cell-properties fo:border="0.0069in solid #000000" fo:background-color="#FFFFFF" style:writing-mode="lr-tb" fo:padding-top="0in" fo:padding-left="0.1527in" fo:padding-bottom="0in" fo:padding-right="0.15in"/>
    </style:style>
    <style:style style:name="P6568" style:parent-style-name="Standard" style:family="paragraph">
      <style:paragraph-properties fo:keep-with-next="always" fo:widows="0" fo:orphans="0" fo:text-align="center">
        <style:tab-stops>
          <style:tab-stop style:type="left" style:position="2.2083in"/>
        </style:tab-stops>
      </style:paragraph-properties>
    </style:style>
    <style:style style:name="T6569"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P6570" style:parent-style-name="Standard" style:family="paragraph">
      <style:paragraph-properties fo:widows="0" fo:orphans="0">
        <style:tab-stops>
          <style:tab-stop style:type="left" style:position="2.2083in"/>
        </style:tab-stops>
      </style:paragraph-properties>
    </style:style>
    <style:style style:name="T6571" style:parent-style-name="AncientGreekἈρχαίαἑλληνικά" style:family="text">
      <style:text-properties style:font-weight-complex="bold" style:font-size-complex="14pt" fo:language="el" fo:country="GR"/>
    </style:style>
    <style:style style:name="P6572" style:parent-style-name="Standard" style:family="paragraph">
      <style:paragraph-properties fo:widows="0" fo:orphans="0">
        <style:tab-stops>
          <style:tab-stop style:type="left" style:position="2.2083in"/>
        </style:tab-stops>
      </style:paragraph-properties>
    </style:style>
    <style:style style:name="T6573" style:parent-style-name="AncientGreekἈρχαίαἑλληνικά" style:family="text">
      <style:text-properties style:font-weight-complex="bold" style:font-size-complex="14pt" fo:language="el" fo:country="GR"/>
    </style:style>
    <style:style style:name="TableCell6574" style:family="table-cell">
      <style:table-cell-properties fo:border="0.0069in solid #000000" fo:background-color="#FFFFFF" style:writing-mode="lr-tb" fo:padding-top="0in" fo:padding-left="0.1527in" fo:padding-bottom="0in" fo:padding-right="0.15in"/>
    </style:style>
    <style:style style:name="P6575" style:parent-style-name="Standard" style:family="paragraph">
      <style:paragraph-properties fo:widows="0" fo:orphans="0"/>
      <style:text-properties style:font-name="AncientGreek"/>
    </style:style>
    <style:style style:name="P6576" style:parent-style-name="Standard" style:family="paragraph">
      <style:paragraph-properties fo:widows="0" fo:orphans="0"/>
      <style:text-properties style:font-name="AncientGreek"/>
    </style:style>
    <style:style style:name="P6577" style:parent-style-name="Standard" style:family="paragraph">
      <style:paragraph-properties fo:widows="0" fo:orphans="0"/>
      <style:text-properties style:font-name="AncientGreek"/>
    </style:style>
    <style:style style:name="P6578" style:parent-style-name="Standard" style:family="paragraph">
      <style:paragraph-properties fo:widows="0" fo:orphans="0"/>
      <style:text-properties style:font-name="AncientGreek"/>
    </style:style>
    <style:style style:name="TableRow6579" style:family="table-row">
      <style:table-row-properties style:min-row-height="0.0138in" style:use-optimal-row-height="false" fo:keep-together="always"/>
    </style:style>
    <style:style style:name="TableCell6580" style:family="table-cell">
      <style:table-cell-properties fo:border="0.0069in solid #000000" fo:background-color="#FFFFFF" style:writing-mode="lr-tb" fo:padding-top="0in" fo:padding-left="0.1527in" fo:padding-bottom="0in" fo:padding-right="0.15in"/>
    </style:style>
    <style:style style:name="P6581" style:parent-style-name="Standard" style:family="paragraph">
      <style:paragraph-properties fo:keep-with-next="always" fo:widows="0" fo:orphans="0" fo:text-align="center">
        <style:tab-stops>
          <style:tab-stop style:type="left" style:position="2.2604in"/>
        </style:tab-stops>
      </style:paragraph-properties>
    </style:style>
    <style:style style:name="T6582" style:parent-style-name="AncientGreekἈρχαίαἑλληνικά" style:family="text">
      <style:text-properties fo:font-weight="bold" style:font-weight-asian="bold" style:font-weight-complex="bold" fo:font-size="18pt" style:font-size-asian="18pt" style:font-size-complex="14pt"/>
    </style:style>
    <style:style style:name="T6583"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6584" style:parent-style-name="AncientGreekἈρχαίαἑλληνικά" style:family="text">
      <style:text-properties fo:font-weight="bold" style:font-weight-asian="bold" style:font-weight-complex="bold" fo:font-size="18pt" style:font-size-asian="18pt" style:font-size-complex="14pt"/>
    </style:style>
    <style:style style:name="T6585"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6586" style:parent-style-name="AncientGreekἈρχαίαἑλληνικά" style:family="text">
      <style:text-properties fo:font-weight="bold" style:font-weight-asian="bold" style:font-weight-complex="bold" fo:font-size="18pt" style:font-size-asian="18pt" style:font-size-complex="14pt"/>
    </style:style>
    <style:style style:name="T6587"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6588" style:parent-style-name="AncientGreekἈρχαίαἑλληνικά" style:family="text">
      <style:text-properties fo:font-weight="bold" style:font-weight-asian="bold" style:font-weight-complex="bold" fo:font-size="18pt" style:font-size-asian="18pt" style:font-size-complex="14pt"/>
    </style:style>
    <style:style style:name="P6589" style:parent-style-name="Standard" style:family="paragraph">
      <style:paragraph-properties fo:widows="0" fo:orphans="0">
        <style:tab-stops>
          <style:tab-stop style:type="left" style:position="2.2604in"/>
        </style:tab-stops>
      </style:paragraph-properties>
    </style:style>
    <style:style style:name="T6590" style:parent-style-name="AncientGreekἈρχαίαἑλληνικά" style:family="text">
      <style:text-properties style:font-weight-complex="bold" style:font-size-complex="14pt" fo:language="el" fo:country="GR"/>
    </style:style>
    <style:style style:name="T6591" style:parent-style-name="AncientGreekἈρχαίαἑλληνικά" style:family="text">
      <style:text-properties style:font-weight-complex="bold" style:font-size-complex="14pt"/>
    </style:style>
    <style:style style:name="T6592" style:parent-style-name="AncientGreekἈρχαίαἑλληνικά" style:family="text">
      <style:text-properties style:font-weight-complex="bold" style:font-size-complex="14pt" fo:language="el" fo:country="GR"/>
    </style:style>
    <style:style style:name="T6593" style:parent-style-name="AncientGreekἈρχαίαἑλληνικά" style:family="text">
      <style:text-properties style:font-weight-complex="bold" style:font-size-complex="14pt"/>
    </style:style>
    <style:style style:name="T6594" style:parent-style-name="AncientGreekἈρχαίαἑλληνικά" style:family="text">
      <style:text-properties style:font-weight-complex="bold" style:font-size-complex="14pt" fo:language="el" fo:country="GR"/>
    </style:style>
    <style:style style:name="T6595" style:parent-style-name="AncientGreekἈρχαίαἑλληνικά" style:family="text">
      <style:text-properties style:font-weight-complex="bold" style:font-size-complex="14pt"/>
    </style:style>
    <style:style style:name="T6596" style:parent-style-name="AncientGreekἈρχαίαἑλληνικά" style:family="text">
      <style:text-properties style:font-weight-complex="bold" style:font-size-complex="14pt" fo:language="el" fo:country="GR"/>
    </style:style>
    <style:style style:name="T6597" style:parent-style-name="AncientGreekἈρχαίαἑλληνικά" style:family="text">
      <style:text-properties style:font-weight-complex="bold" style:font-size-complex="14pt"/>
    </style:style>
    <style:style style:name="T6598" style:parent-style-name="AncientGreekἈρχαίαἑλληνικά" style:family="text">
      <style:text-properties style:font-weight-complex="bold" style:font-size-complex="14pt" fo:language="el" fo:country="GR"/>
    </style:style>
    <style:style style:name="T6599" style:parent-style-name="AncientGreekἈρχαίαἑλληνικά" style:family="text">
      <style:text-properties style:font-weight-complex="bold" style:font-size-complex="14pt"/>
    </style:style>
    <style:style style:name="T6600" style:parent-style-name="AncientGreekἈρχαίαἑλληνικά" style:family="text">
      <style:text-properties style:font-weight-complex="bold" style:font-size-complex="14pt" fo:language="el" fo:country="GR"/>
    </style:style>
    <style:style style:name="T6601" style:parent-style-name="AncientGreekἈρχαίαἑλληνικά" style:family="text">
      <style:text-properties style:font-weight-complex="bold" style:font-size-complex="14pt"/>
    </style:style>
    <style:style style:name="T6602" style:parent-style-name="AncientGreekἈρχαίαἑλληνικά" style:family="text">
      <style:text-properties style:font-weight-complex="bold" style:font-size-complex="14pt" fo:language="el" fo:country="GR"/>
    </style:style>
    <style:style style:name="T6603" style:parent-style-name="AncientGreekἈρχαίαἑλληνικά" style:family="text">
      <style:text-properties style:font-weight-complex="bold" style:font-size-complex="14pt"/>
    </style:style>
    <style:style style:name="T6604" style:parent-style-name="AncientGreekἈρχαίαἑλληνικά" style:family="text">
      <style:text-properties style:font-weight-complex="bold" style:font-size-complex="14pt" fo:language="el" fo:country="GR"/>
    </style:style>
    <style:style style:name="T6605" style:parent-style-name="AncientGreekἈρχαίαἑλληνικά" style:family="text">
      <style:text-properties style:font-weight-complex="bold" style:font-size-complex="14pt"/>
    </style:style>
    <style:style style:name="T6606" style:parent-style-name="AncientGreekἈρχαίαἑλληνικά" style:family="text">
      <style:text-properties style:font-weight-complex="bold" style:font-size-complex="14pt" fo:language="el" fo:country="GR"/>
    </style:style>
    <style:style style:name="T6607" style:parent-style-name="AncientGreekἈρχαίαἑλληνικά" style:family="text">
      <style:text-properties style:font-weight-complex="bold" style:font-size-complex="14pt"/>
    </style:style>
    <style:style style:name="T6608" style:parent-style-name="AncientGreekἈρχαίαἑλληνικά" style:family="text">
      <style:text-properties style:font-weight-complex="bold" style:font-size-complex="14pt" fo:language="el" fo:country="GR"/>
    </style:style>
    <style:style style:name="T6609" style:parent-style-name="AncientGreekἈρχαίαἑλληνικά" style:family="text">
      <style:text-properties style:font-weight-complex="bold" style:font-size-complex="14pt"/>
    </style:style>
    <style:style style:name="T6610" style:parent-style-name="AncientGreekἈρχαίαἑλληνικά" style:family="text">
      <style:text-properties style:font-weight-complex="bold" style:font-size-complex="14pt" fo:language="el" fo:country="GR"/>
    </style:style>
    <style:style style:name="T6611" style:parent-style-name="AncientGreekἈρχαίαἑλληνικά" style:family="text">
      <style:text-properties style:font-weight-complex="bold" style:font-size-complex="14pt"/>
    </style:style>
    <style:style style:name="T6612" style:parent-style-name="AncientGreekἈρχαίαἑλληνικά" style:family="text">
      <style:text-properties style:font-weight-complex="bold" style:font-size-complex="14pt" fo:language="el" fo:country="GR"/>
    </style:style>
    <style:style style:name="T6613" style:parent-style-name="AncientGreekἈρχαίαἑλληνικά" style:family="text">
      <style:text-properties style:font-weight-complex="bold" style:font-size-complex="14pt"/>
    </style:style>
    <style:style style:name="T6614" style:parent-style-name="AncientGreekἈρχαίαἑλληνικά" style:family="text">
      <style:text-properties style:font-weight-complex="bold" style:font-size-complex="14pt" fo:language="el" fo:country="GR"/>
    </style:style>
    <style:style style:name="T6615" style:parent-style-name="AncientGreekἈρχαίαἑλληνικά" style:family="text">
      <style:text-properties style:font-weight-complex="bold" style:font-size-complex="14pt"/>
    </style:style>
    <style:style style:name="T6616" style:parent-style-name="AncientGreekἈρχαίαἑλληνικά" style:family="text">
      <style:text-properties style:font-weight-complex="bold" style:font-size-complex="14pt" fo:language="el" fo:country="GR"/>
    </style:style>
    <style:style style:name="T6617" style:parent-style-name="AncientGreekἈρχαίαἑλληνικά" style:family="text">
      <style:text-properties style:font-weight-complex="bold" style:font-size-complex="14pt"/>
    </style:style>
    <style:style style:name="T6618" style:parent-style-name="AncientGreekἈρχαίαἑλληνικά" style:family="text">
      <style:text-properties style:font-weight-complex="bold" style:font-size-complex="14pt" fo:language="el" fo:country="GR"/>
    </style:style>
    <style:style style:name="T6619" style:parent-style-name="AncientGreekἈρχαίαἑλληνικά" style:family="text">
      <style:text-properties style:font-weight-complex="bold" style:font-size-complex="14pt"/>
    </style:style>
    <style:style style:name="T6620" style:parent-style-name="AncientGreekἈρχαίαἑλληνικά" style:family="text">
      <style:text-properties style:font-weight-complex="bold" style:font-size-complex="14pt" fo:language="el" fo:country="GR"/>
    </style:style>
    <style:style style:name="T6621" style:parent-style-name="AncientGreekἈρχαίαἑλληνικά" style:family="text">
      <style:text-properties style:font-weight-complex="bold" style:font-size-complex="14pt"/>
    </style:style>
    <style:style style:name="T6622" style:parent-style-name="AncientGreekἈρχαίαἑλληνικά" style:family="text">
      <style:text-properties style:font-weight-complex="bold" style:font-size-complex="14pt" fo:language="el" fo:country="GR"/>
    </style:style>
    <style:style style:name="T6623" style:parent-style-name="AncientGreekἈρχαίαἑλληνικά" style:family="text">
      <style:text-properties style:font-weight-complex="bold" style:font-size-complex="14pt"/>
    </style:style>
    <style:style style:name="T6624" style:parent-style-name="AncientGreekἈρχαίαἑλληνικά" style:family="text">
      <style:text-properties style:font-weight-complex="bold" style:font-size-complex="14pt" fo:language="el" fo:country="GR"/>
    </style:style>
    <style:style style:name="T6625" style:parent-style-name="AncientGreekἈρχαίαἑλληνικά" style:family="text">
      <style:text-properties style:font-weight-complex="bold" style:font-size-complex="14pt"/>
    </style:style>
    <style:style style:name="T6626" style:parent-style-name="AncientGreekἈρχαίαἑλληνικά" style:family="text">
      <style:text-properties style:font-weight-complex="bold" style:font-size-complex="14pt" fo:language="el" fo:country="GR"/>
    </style:style>
    <style:style style:name="T6627" style:parent-style-name="AncientGreekἈρχαίαἑλληνικά" style:family="text">
      <style:text-properties style:font-weight-complex="bold" style:font-size-complex="14pt"/>
    </style:style>
    <style:style style:name="T6628" style:parent-style-name="AncientGreekἈρχαίαἑλληνικά" style:family="text">
      <style:text-properties style:font-weight-complex="bold" style:font-size-complex="14pt" fo:language="el" fo:country="GR"/>
    </style:style>
    <style:style style:name="T6629" style:parent-style-name="AncientGreekἈρχαίαἑλληνικά" style:family="text">
      <style:text-properties style:font-weight-complex="bold" style:font-size-complex="14pt"/>
    </style:style>
    <style:style style:name="T6630" style:parent-style-name="AncientGreekἈρχαίαἑλληνικά" style:family="text">
      <style:text-properties style:font-weight-complex="bold" style:font-size-complex="14pt" fo:language="el" fo:country="GR"/>
    </style:style>
    <style:style style:name="T6631" style:parent-style-name="AncientGreekἈρχαίαἑλληνικά" style:family="text">
      <style:text-properties style:font-weight-complex="bold" style:font-size-complex="14pt"/>
    </style:style>
    <style:style style:name="T6632" style:parent-style-name="AncientGreekἈρχαίαἑλληνικά" style:family="text">
      <style:text-properties style:font-weight-complex="bold" style:font-size-complex="14pt" fo:language="el" fo:country="GR"/>
    </style:style>
    <style:style style:name="T6633" style:parent-style-name="AncientGreekἈρχαίαἑλληνικά" style:family="text">
      <style:text-properties style:font-weight-complex="bold" style:font-size-complex="14pt"/>
    </style:style>
    <style:style style:name="T6634" style:parent-style-name="AncientGreekἈρχαίαἑλληνικά" style:family="text">
      <style:text-properties style:font-weight-complex="bold" style:font-size-complex="14pt" fo:language="el" fo:country="GR"/>
    </style:style>
    <style:style style:name="T6635" style:parent-style-name="AncientGreekἈρχαίαἑλληνικά" style:family="text">
      <style:text-properties style:font-weight-complex="bold" style:font-size-complex="14pt"/>
    </style:style>
    <style:style style:name="T6636" style:parent-style-name="AncientGreekἈρχαίαἑλληνικά" style:family="text">
      <style:text-properties style:font-weight-complex="bold" style:font-size-complex="14pt" fo:language="el" fo:country="GR"/>
    </style:style>
    <style:style style:name="T6637" style:parent-style-name="AncientGreekἈρχαίαἑλληνικά" style:family="text">
      <style:text-properties style:font-weight-complex="bold" style:font-size-complex="14pt"/>
    </style:style>
    <style:style style:name="T6638" style:parent-style-name="AncientGreekἈρχαίαἑλληνικά" style:family="text">
      <style:text-properties style:font-weight-complex="bold" style:font-size-complex="14pt" fo:language="el" fo:country="GR"/>
    </style:style>
    <style:style style:name="T6639" style:parent-style-name="AncientGreekἈρχαίαἑλληνικά" style:family="text">
      <style:text-properties style:font-weight-complex="bold" style:font-size-complex="14pt"/>
    </style:style>
    <style:style style:name="T6640" style:parent-style-name="AncientGreekἈρχαίαἑλληνικά" style:family="text">
      <style:text-properties style:font-weight-complex="bold" style:font-size-complex="14pt" fo:language="el" fo:country="GR"/>
    </style:style>
    <style:style style:name="T6641" style:parent-style-name="AncientGreekἈρχαίαἑλληνικά" style:family="text">
      <style:text-properties style:font-weight-complex="bold" style:font-size-complex="14pt"/>
    </style:style>
    <style:style style:name="T6642" style:parent-style-name="AncientGreekἈρχαίαἑλληνικά" style:family="text">
      <style:text-properties style:font-weight-complex="bold" style:font-size-complex="14pt" fo:language="el" fo:country="GR"/>
    </style:style>
    <style:style style:name="T6643" style:parent-style-name="AncientGreekἈρχαίαἑλληνικά" style:family="text">
      <style:text-properties style:font-weight-complex="bold" style:font-size-complex="14pt"/>
    </style:style>
    <style:style style:name="T6644" style:parent-style-name="AncientGreekἈρχαίαἑλληνικά" style:family="text">
      <style:text-properties style:font-weight-complex="bold" style:font-size-complex="14pt" fo:language="el" fo:country="GR"/>
    </style:style>
    <style:style style:name="T6645" style:parent-style-name="AncientGreekἈρχαίαἑλληνικά" style:family="text">
      <style:text-properties style:font-weight-complex="bold" style:font-size-complex="14pt"/>
    </style:style>
    <style:style style:name="T6646" style:parent-style-name="AncientGreekἈρχαίαἑλληνικά" style:family="text">
      <style:text-properties style:font-weight-complex="bold" style:font-size-complex="14pt" fo:language="el" fo:country="GR"/>
    </style:style>
    <style:style style:name="T6647" style:parent-style-name="AncientGreekἈρχαίαἑλληνικά" style:family="text">
      <style:text-properties style:font-weight-complex="bold" style:font-size-complex="14pt"/>
    </style:style>
    <style:style style:name="T6648" style:parent-style-name="AncientGreekἈρχαίαἑλληνικά" style:family="text">
      <style:text-properties style:font-weight-complex="bold" style:font-size-complex="14pt" fo:language="el" fo:country="GR"/>
    </style:style>
    <style:style style:name="T6649" style:parent-style-name="AncientGreekἈρχαίαἑλληνικά" style:family="text">
      <style:text-properties style:font-weight-complex="bold" style:font-size-complex="14pt"/>
    </style:style>
    <style:style style:name="T6650" style:parent-style-name="AncientGreekἈρχαίαἑλληνικά" style:family="text">
      <style:text-properties style:font-weight-complex="bold" style:font-size-complex="14pt" fo:language="el" fo:country="GR"/>
    </style:style>
    <style:style style:name="T6651" style:parent-style-name="AncientGreekἈρχαίαἑλληνικά" style:family="text">
      <style:text-properties style:font-weight-complex="bold" style:font-size-complex="14pt"/>
    </style:style>
    <style:style style:name="T6652" style:parent-style-name="AncientGreekἈρχαίαἑλληνικά" style:family="text">
      <style:text-properties style:font-weight-complex="bold" style:font-size-complex="14pt" fo:language="el" fo:country="GR"/>
    </style:style>
    <style:style style:name="T6653" style:parent-style-name="AncientGreekἈρχαίαἑλληνικά" style:family="text">
      <style:text-properties style:font-weight-complex="bold" style:font-size-complex="14pt"/>
    </style:style>
    <style:style style:name="T6654" style:parent-style-name="AncientGreekἈρχαίαἑλληνικά" style:family="text">
      <style:text-properties style:font-weight-complex="bold" style:font-size-complex="14pt" fo:language="el" fo:country="GR"/>
    </style:style>
    <style:style style:name="T6655" style:parent-style-name="AncientGreekἈρχαίαἑλληνικά" style:family="text">
      <style:text-properties style:font-weight-complex="bold" style:font-size-complex="14pt"/>
    </style:style>
    <style:style style:name="T6656" style:parent-style-name="AncientGreekἈρχαίαἑλληνικά" style:family="text">
      <style:text-properties style:font-weight-complex="bold" style:font-size-complex="14pt" fo:language="el" fo:country="GR"/>
    </style:style>
    <style:style style:name="T6657" style:parent-style-name="AncientGreekἈρχαίαἑλληνικά" style:family="text">
      <style:text-properties style:font-weight-complex="bold" style:font-size-complex="14pt"/>
    </style:style>
    <style:style style:name="T6658" style:parent-style-name="AncientGreekἈρχαίαἑλληνικά" style:family="text">
      <style:text-properties style:font-weight-complex="bold" style:font-size-complex="14pt" fo:language="el" fo:country="GR"/>
    </style:style>
    <style:style style:name="T6659" style:parent-style-name="AncientGreekἈρχαίαἑλληνικά" style:family="text">
      <style:text-properties style:font-weight-complex="bold" style:font-size-complex="14pt"/>
    </style:style>
    <style:style style:name="T6660" style:parent-style-name="AncientGreekἈρχαίαἑλληνικά" style:family="text">
      <style:text-properties style:font-weight-complex="bold" style:font-size-complex="14pt" fo:language="el" fo:country="GR"/>
    </style:style>
    <style:style style:name="T6661" style:parent-style-name="AncientGreekἈρχαίαἑλληνικά" style:family="text">
      <style:text-properties style:font-weight-complex="bold" style:font-size-complex="14pt"/>
    </style:style>
    <style:style style:name="T6662" style:parent-style-name="AncientGreekἈρχαίαἑλληνικά" style:family="text">
      <style:text-properties style:font-weight-complex="bold" style:font-size-complex="14pt" fo:language="el" fo:country="GR"/>
    </style:style>
    <style:style style:name="T6663" style:parent-style-name="AncientGreekἈρχαίαἑλληνικά" style:family="text">
      <style:text-properties style:font-weight-complex="bold" style:font-size-complex="14pt"/>
    </style:style>
    <style:style style:name="T6664" style:parent-style-name="AncientGreekἈρχαίαἑλληνικά" style:family="text">
      <style:text-properties style:font-weight-complex="bold" style:font-size-complex="14pt" fo:language="el" fo:country="GR"/>
    </style:style>
    <style:style style:name="T6665" style:parent-style-name="AncientGreekἈρχαίαἑλληνικά" style:family="text">
      <style:text-properties style:font-weight-complex="bold" style:font-size-complex="14pt"/>
    </style:style>
    <style:style style:name="T6666" style:parent-style-name="AncientGreekἈρχαίαἑλληνικά" style:family="text">
      <style:text-properties style:font-weight-complex="bold" style:font-size-complex="14pt" fo:language="el" fo:country="GR"/>
    </style:style>
    <style:style style:name="T6667" style:parent-style-name="AncientGreekἈρχαίαἑλληνικά" style:family="text">
      <style:text-properties style:font-weight-complex="bold" style:font-size-complex="14pt"/>
    </style:style>
    <style:style style:name="P6668" style:parent-style-name="Standard" style:family="paragraph">
      <style:paragraph-properties fo:widows="0" fo:orphans="0">
        <style:tab-stops>
          <style:tab-stop style:type="left" style:position="2.2604in"/>
        </style:tab-stops>
      </style:paragraph-properties>
    </style:style>
    <style:style style:name="T6669" style:parent-style-name="AncientGreekἈρχαίαἑλληνικά" style:family="text">
      <style:text-properties style:font-weight-complex="bold" style:font-size-complex="14pt" fo:language="el" fo:country="GR"/>
    </style:style>
    <style:style style:name="T6670" style:parent-style-name="AncientGreekἈρχαίαἑλληνικά" style:family="text">
      <style:text-properties style:font-weight-complex="bold" style:font-size-complex="14pt"/>
    </style:style>
    <style:style style:name="T6671" style:parent-style-name="AncientGreekἈρχαίαἑλληνικά" style:family="text">
      <style:text-properties style:font-weight-complex="bold" style:font-size-complex="14pt" fo:language="el" fo:country="GR"/>
    </style:style>
    <style:style style:name="T6672" style:parent-style-name="AncientGreekἈρχαίαἑλληνικά" style:family="text">
      <style:text-properties style:font-weight-complex="bold" style:font-size-complex="14pt"/>
    </style:style>
    <style:style style:name="T6673" style:parent-style-name="AncientGreekἈρχαίαἑλληνικά" style:family="text">
      <style:text-properties style:font-weight-complex="bold" style:font-size-complex="14pt" fo:language="el" fo:country="GR"/>
    </style:style>
    <style:style style:name="T6674" style:parent-style-name="AncientGreekἈρχαίαἑλληνικά" style:family="text">
      <style:text-properties style:font-weight-complex="bold" style:font-size-complex="14pt"/>
    </style:style>
    <style:style style:name="T6675" style:parent-style-name="AncientGreekἈρχαίαἑλληνικά" style:family="text">
      <style:text-properties style:font-weight-complex="bold" style:font-size-complex="14pt" fo:language="el" fo:country="GR"/>
    </style:style>
    <style:style style:name="T6676" style:parent-style-name="AncientGreekἈρχαίαἑλληνικά" style:family="text">
      <style:text-properties style:font-weight-complex="bold" style:font-size-complex="14pt"/>
    </style:style>
    <style:style style:name="T6677" style:parent-style-name="AncientGreekἈρχαίαἑλληνικά" style:family="text">
      <style:text-properties style:font-weight-complex="bold" style:font-size-complex="14pt" fo:language="el" fo:country="GR"/>
    </style:style>
    <style:style style:name="T6678" style:parent-style-name="AncientGreekἈρχαίαἑλληνικά" style:family="text">
      <style:text-properties style:font-weight-complex="bold" style:font-size-complex="14pt"/>
    </style:style>
    <style:style style:name="T6679" style:parent-style-name="AncientGreekἈρχαίαἑλληνικά" style:family="text">
      <style:text-properties style:font-weight-complex="bold" style:font-size-complex="14pt" fo:language="el" fo:country="GR"/>
    </style:style>
    <style:style style:name="T6680" style:parent-style-name="AncientGreekἈρχαίαἑλληνικά" style:family="text">
      <style:text-properties style:font-weight-complex="bold" style:font-size-complex="14pt"/>
    </style:style>
    <style:style style:name="T6681" style:parent-style-name="AncientGreekἈρχαίαἑλληνικά" style:family="text">
      <style:text-properties style:font-weight-complex="bold" style:font-size-complex="14pt" fo:language="el" fo:country="GR"/>
    </style:style>
    <style:style style:name="T6682" style:parent-style-name="AncientGreekἈρχαίαἑλληνικά" style:family="text">
      <style:text-properties style:font-weight-complex="bold" style:font-size-complex="14pt"/>
    </style:style>
    <style:style style:name="T6683" style:parent-style-name="AncientGreekἈρχαίαἑλληνικά" style:family="text">
      <style:text-properties style:font-weight-complex="bold" style:font-size-complex="14pt" fo:language="el" fo:country="GR"/>
    </style:style>
    <style:style style:name="T6684" style:parent-style-name="AncientGreekἈρχαίαἑλληνικά" style:family="text">
      <style:text-properties style:font-weight-complex="bold" style:font-size-complex="14pt"/>
    </style:style>
    <style:style style:name="T6685" style:parent-style-name="AncientGreekἈρχαίαἑλληνικά" style:family="text">
      <style:text-properties style:font-weight-complex="bold" style:font-size-complex="14pt" fo:language="el" fo:country="GR"/>
    </style:style>
    <style:style style:name="T6686" style:parent-style-name="AncientGreekἈρχαίαἑλληνικά" style:family="text">
      <style:text-properties style:font-weight-complex="bold" style:font-size-complex="14pt"/>
    </style:style>
    <style:style style:name="T6687" style:parent-style-name="AncientGreekἈρχαίαἑλληνικά" style:family="text">
      <style:text-properties style:font-weight-complex="bold" style:font-size-complex="14pt" fo:language="el" fo:country="GR"/>
    </style:style>
    <style:style style:name="T6688" style:parent-style-name="AncientGreekἈρχαίαἑλληνικά" style:family="text">
      <style:text-properties style:font-weight-complex="bold" style:font-size-complex="14pt"/>
    </style:style>
    <style:style style:name="T6689" style:parent-style-name="AncientGreekἈρχαίαἑλληνικά" style:family="text">
      <style:text-properties style:font-weight-complex="bold" style:font-size-complex="14pt" fo:language="el" fo:country="GR"/>
    </style:style>
    <style:style style:name="T6690" style:parent-style-name="AncientGreekἈρχαίαἑλληνικά" style:family="text">
      <style:text-properties style:font-weight-complex="bold" style:font-size-complex="14pt"/>
    </style:style>
    <style:style style:name="T6691" style:parent-style-name="AncientGreekἈρχαίαἑλληνικά" style:family="text">
      <style:text-properties style:font-weight-complex="bold" style:font-size-complex="14pt" fo:language="el" fo:country="GR"/>
    </style:style>
    <style:style style:name="T6692" style:parent-style-name="AncientGreekἈρχαίαἑλληνικά" style:family="text">
      <style:text-properties style:font-weight-complex="bold" style:font-size-complex="14pt"/>
    </style:style>
    <style:style style:name="T6693" style:parent-style-name="AncientGreekἈρχαίαἑλληνικά" style:family="text">
      <style:text-properties style:font-weight-complex="bold" style:font-size-complex="14pt" fo:language="el" fo:country="GR"/>
    </style:style>
    <style:style style:name="T6694" style:parent-style-name="AncientGreekἈρχαίαἑλληνικά" style:family="text">
      <style:text-properties style:font-weight-complex="bold" style:font-size-complex="14pt"/>
    </style:style>
    <style:style style:name="T6695" style:parent-style-name="AncientGreekἈρχαίαἑλληνικά" style:family="text">
      <style:text-properties style:font-weight-complex="bold" style:font-size-complex="14pt" fo:language="el" fo:country="GR"/>
    </style:style>
    <style:style style:name="T6696" style:parent-style-name="AncientGreekἈρχαίαἑλληνικά" style:family="text">
      <style:text-properties style:font-weight-complex="bold" style:font-size-complex="14pt"/>
    </style:style>
    <style:style style:name="TableCell6697" style:family="table-cell">
      <style:table-cell-properties fo:border="0.0069in solid #000000" fo:background-color="#FFFFFF" style:writing-mode="lr-tb" fo:padding-top="0in" fo:padding-left="0.1527in" fo:padding-bottom="0in" fo:padding-right="0.15in"/>
    </style:style>
    <style:style style:name="P6698" style:parent-style-name="Standard" style:family="paragraph">
      <style:paragraph-properties fo:widows="0" fo:orphans="0"/>
      <style:text-properties style:font-name="AncientGreek"/>
    </style:style>
    <style:style style:name="P6699" style:parent-style-name="Standard" style:family="paragraph">
      <style:paragraph-properties fo:widows="0" fo:orphans="0"/>
      <style:text-properties style:font-name="AncientGreek"/>
    </style:style>
    <style:style style:name="P6700" style:parent-style-name="Standard" style:family="paragraph">
      <style:paragraph-properties fo:widows="0" fo:orphans="0"/>
    </style:style>
    <style:style style:name="T6701" style:parent-style-name="DefaultParagraphFont" style:family="text">
      <style:text-properties style:font-name="AncientGreek"/>
    </style:style>
    <style:style style:name="T6702" style:parent-style-name="DefaultParagraphFont" style:family="text">
      <style:text-properties style:font-name="AncientGreek" fo:language="el" fo:country="GR"/>
    </style:style>
    <style:style style:name="P6703" style:parent-style-name="Standard" style:family="paragraph">
      <style:paragraph-properties fo:widows="0" fo:orphans="0"/>
      <style:text-properties style:font-name="AncientGreek" fo:language="el" fo:country="GR"/>
    </style:style>
    <style:style style:name="P6704" style:parent-style-name="Standard" style:family="paragraph">
      <style:paragraph-properties fo:widows="0" fo:orphans="0"/>
      <style:text-properties style:font-name="AncientGreek"/>
    </style:style>
    <style:style style:name="TableRow6705" style:family="table-row">
      <style:table-row-properties style:min-row-height="0.0138in" style:use-optimal-row-height="false" fo:keep-together="always"/>
    </style:style>
    <style:style style:name="TableCell6706" style:family="table-cell">
      <style:table-cell-properties fo:border="0.0069in solid #000000" fo:background-color="#FFFFFF" style:writing-mode="lr-tb" fo:padding-top="0in" fo:padding-left="0.1527in" fo:padding-bottom="0in" fo:padding-right="0.15in"/>
    </style:style>
    <style:style style:name="P6707" style:parent-style-name="Standard" style:family="paragraph">
      <style:paragraph-properties fo:keep-with-next="always" fo:widows="0" fo:orphans="0" fo:text-align="center">
        <style:tab-stops>
          <style:tab-stop style:type="center" style:position="1in"/>
          <style:tab-stop style:type="left" style:position="2.0937in"/>
        </style:tab-stops>
      </style:paragraph-properties>
    </style:style>
    <style:style style:name="T6708" style:parent-style-name="AncientGreekἈρχαίαἑλληνικά" style:family="text">
      <style:text-properties fo:font-weight="bold" style:font-weight-asian="bold" style:font-weight-complex="bold" fo:font-size="18pt" style:font-size-asian="18pt" style:font-size-complex="14pt"/>
    </style:style>
    <style:style style:name="T6709"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6710" style:parent-style-name="AncientGreekἈρχαίαἑλληνικά" style:family="text">
      <style:text-properties fo:font-weight="bold" style:font-weight-asian="bold" style:font-weight-complex="bold" fo:font-size="18pt" style:font-size-asian="18pt" style:font-size-complex="14pt"/>
    </style:style>
    <style:style style:name="T6711"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6712" style:parent-style-name="AncientGreekἈρχαίαἑλληνικά" style:family="text">
      <style:text-properties fo:font-weight="bold" style:font-weight-asian="bold" style:font-weight-complex="bold" fo:font-size="18pt" style:font-size-asian="18pt" style:font-size-complex="14pt"/>
    </style:style>
    <style:style style:name="T6713"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6714" style:parent-style-name="AncientGreekἈρχαίαἑλληνικά" style:family="text">
      <style:text-properties fo:font-weight="bold" style:font-weight-asian="bold" style:font-weight-complex="bold" fo:font-size="18pt" style:font-size-asian="18pt" style:font-size-complex="14pt"/>
    </style:style>
    <style:style style:name="P6715" style:parent-style-name="Standard" style:family="paragraph">
      <style:paragraph-properties fo:widows="0" fo:orphans="0">
        <style:tab-stops>
          <style:tab-stop style:type="left" style:position="2.0937in"/>
        </style:tab-stops>
      </style:paragraph-properties>
    </style:style>
    <style:style style:name="T6716" style:parent-style-name="AncientGreekἈρχαίαἑλληνικά" style:family="text">
      <style:text-properties style:font-weight-complex="bold" style:font-size-complex="14pt" fo:language="el" fo:country="GR"/>
    </style:style>
    <style:style style:name="T6717" style:parent-style-name="AncientGreekἈρχαίαἑλληνικά" style:family="text">
      <style:text-properties style:font-weight-complex="bold" style:font-size-complex="14pt"/>
    </style:style>
    <style:style style:name="T6718" style:parent-style-name="AncientGreekἈρχαίαἑλληνικά" style:family="text">
      <style:text-properties style:font-weight-complex="bold" style:font-size-complex="14pt" fo:language="el" fo:country="GR"/>
    </style:style>
    <style:style style:name="T6719" style:parent-style-name="AncientGreekἈρχαίαἑλληνικά" style:family="text">
      <style:text-properties style:font-weight-complex="bold" style:font-size-complex="14pt"/>
    </style:style>
    <style:style style:name="T6720" style:parent-style-name="AncientGreekἈρχαίαἑλληνικά" style:family="text">
      <style:text-properties style:font-weight-complex="bold" style:font-size-complex="14pt" fo:language="el" fo:country="GR"/>
    </style:style>
    <style:style style:name="T6721" style:parent-style-name="AncientGreekἈρχαίαἑλληνικά" style:family="text">
      <style:text-properties style:font-weight-complex="bold" style:font-size-complex="14pt"/>
    </style:style>
    <style:style style:name="T6722" style:parent-style-name="AncientGreekἈρχαίαἑλληνικά" style:family="text">
      <style:text-properties style:font-weight-complex="bold" style:font-size-complex="14pt" fo:language="el" fo:country="GR"/>
    </style:style>
    <style:style style:name="T6723" style:parent-style-name="AncientGreekἈρχαίαἑλληνικά" style:family="text">
      <style:text-properties style:font-weight-complex="bold" style:font-size-complex="14pt"/>
    </style:style>
    <style:style style:name="T6724" style:parent-style-name="AncientGreekἈρχαίαἑλληνικά" style:family="text">
      <style:text-properties style:font-weight-complex="bold" style:font-size-complex="14pt" fo:language="el" fo:country="GR"/>
    </style:style>
    <style:style style:name="T6725" style:parent-style-name="AncientGreekἈρχαίαἑλληνικά" style:family="text">
      <style:text-properties style:font-weight-complex="bold" style:font-size-complex="14pt"/>
    </style:style>
    <style:style style:name="T6726" style:parent-style-name="AncientGreekἈρχαίαἑλληνικά" style:family="text">
      <style:text-properties style:font-weight-complex="bold" style:font-size-complex="14pt" fo:language="el" fo:country="GR"/>
    </style:style>
    <style:style style:name="T6727" style:parent-style-name="AncientGreekἈρχαίαἑλληνικά" style:family="text">
      <style:text-properties style:font-weight-complex="bold" style:font-size-complex="14pt"/>
    </style:style>
    <style:style style:name="T6728" style:parent-style-name="AncientGreekἈρχαίαἑλληνικά" style:family="text">
      <style:text-properties style:font-weight-complex="bold" style:font-size-complex="14pt" fo:language="el" fo:country="GR"/>
    </style:style>
    <style:style style:name="T6729" style:parent-style-name="AncientGreekἈρχαίαἑλληνικά" style:family="text">
      <style:text-properties style:font-weight-complex="bold" style:font-size-complex="14pt"/>
    </style:style>
    <style:style style:name="T6730" style:parent-style-name="AncientGreekἈρχαίαἑλληνικά" style:family="text">
      <style:text-properties style:font-weight-complex="bold" style:font-size-complex="14pt" fo:language="el" fo:country="GR"/>
    </style:style>
    <style:style style:name="T6731" style:parent-style-name="AncientGreekἈρχαίαἑλληνικά" style:family="text">
      <style:text-properties style:font-weight-complex="bold" style:font-size-complex="14pt"/>
    </style:style>
    <style:style style:name="T6732" style:parent-style-name="AncientGreekἈρχαίαἑλληνικά" style:family="text">
      <style:text-properties style:font-weight-complex="bold" style:font-size-complex="14pt" fo:language="el" fo:country="GR"/>
    </style:style>
    <style:style style:name="T6733" style:parent-style-name="AncientGreekἈρχαίαἑλληνικά" style:family="text">
      <style:text-properties style:font-weight-complex="bold" style:font-size-complex="14pt"/>
    </style:style>
    <style:style style:name="T6734" style:parent-style-name="AncientGreekἈρχαίαἑλληνικά" style:family="text">
      <style:text-properties style:font-weight-complex="bold" style:font-size-complex="14pt" fo:language="el" fo:country="GR"/>
    </style:style>
    <style:style style:name="T6735" style:parent-style-name="AncientGreekἈρχαίαἑλληνικά" style:family="text">
      <style:text-properties style:font-weight-complex="bold" style:font-size-complex="14pt"/>
    </style:style>
    <style:style style:name="T6736" style:parent-style-name="AncientGreekἈρχαίαἑλληνικά" style:family="text">
      <style:text-properties style:font-weight-complex="bold" style:font-size-complex="14pt" fo:language="el" fo:country="GR"/>
    </style:style>
    <style:style style:name="T6737" style:parent-style-name="AncientGreekἈρχαίαἑλληνικά" style:family="text">
      <style:text-properties style:font-weight-complex="bold" style:font-size-complex="14pt"/>
    </style:style>
    <style:style style:name="T6738" style:parent-style-name="AncientGreekἈρχαίαἑλληνικά" style:family="text">
      <style:text-properties style:font-weight-complex="bold" style:font-size-complex="14pt" fo:language="el" fo:country="GR"/>
    </style:style>
    <style:style style:name="T6739" style:parent-style-name="AncientGreekἈρχαίαἑλληνικά" style:family="text">
      <style:text-properties style:font-weight-complex="bold" style:font-size-complex="14pt"/>
    </style:style>
    <style:style style:name="T6740" style:parent-style-name="AncientGreekἈρχαίαἑλληνικά" style:family="text">
      <style:text-properties style:font-weight-complex="bold" style:font-size-complex="14pt" fo:language="el" fo:country="GR"/>
    </style:style>
    <style:style style:name="T6741" style:parent-style-name="AncientGreekἈρχαίαἑλληνικά" style:family="text">
      <style:text-properties style:font-weight-complex="bold" style:font-size-complex="14pt"/>
    </style:style>
    <style:style style:name="T6742" style:parent-style-name="AncientGreekἈρχαίαἑλληνικά" style:family="text">
      <style:text-properties style:font-weight-complex="bold" style:font-size-complex="14pt" fo:language="el" fo:country="GR"/>
    </style:style>
    <style:style style:name="T6743" style:parent-style-name="AncientGreekἈρχαίαἑλληνικά" style:family="text">
      <style:text-properties style:font-weight-complex="bold" style:font-size-complex="14pt"/>
    </style:style>
    <style:style style:name="T6744" style:parent-style-name="AncientGreekἈρχαίαἑλληνικά" style:family="text">
      <style:text-properties style:font-weight-complex="bold" style:font-size-complex="14pt" fo:language="el" fo:country="GR"/>
    </style:style>
    <style:style style:name="T6745" style:parent-style-name="AncientGreekἈρχαίαἑλληνικά" style:family="text">
      <style:text-properties style:font-weight-complex="bold" style:font-size-complex="14pt"/>
    </style:style>
    <style:style style:name="T6746" style:parent-style-name="AncientGreekἈρχαίαἑλληνικά" style:family="text">
      <style:text-properties style:font-weight-complex="bold" style:font-size-complex="14pt" fo:language="el" fo:country="GR"/>
    </style:style>
    <style:style style:name="T6747" style:parent-style-name="AncientGreekἈρχαίαἑλληνικά" style:family="text">
      <style:text-properties style:font-weight-complex="bold" style:font-size-complex="14pt"/>
    </style:style>
    <style:style style:name="T6748" style:parent-style-name="AncientGreekἈρχαίαἑλληνικά" style:family="text">
      <style:text-properties style:font-weight-complex="bold" style:font-size-complex="14pt" fo:language="el" fo:country="GR"/>
    </style:style>
    <style:style style:name="T6749" style:parent-style-name="AncientGreekἈρχαίαἑλληνικά" style:family="text">
      <style:text-properties style:font-weight-complex="bold" style:font-size-complex="14pt"/>
    </style:style>
    <style:style style:name="T6750" style:parent-style-name="AncientGreekἈρχαίαἑλληνικά" style:family="text">
      <style:text-properties style:font-weight-complex="bold" style:font-size-complex="14pt" fo:language="el" fo:country="GR"/>
    </style:style>
    <style:style style:name="T6751" style:parent-style-name="AncientGreekἈρχαίαἑλληνικά" style:family="text">
      <style:text-properties style:font-weight-complex="bold" style:font-size-complex="14pt"/>
    </style:style>
    <style:style style:name="T6752" style:parent-style-name="AncientGreekἈρχαίαἑλληνικά" style:family="text">
      <style:text-properties style:font-weight-complex="bold" style:font-size-complex="14pt" fo:language="el" fo:country="GR"/>
    </style:style>
    <style:style style:name="T6753" style:parent-style-name="AncientGreekἈρχαίαἑλληνικά" style:family="text">
      <style:text-properties style:font-weight-complex="bold" style:font-size-complex="14pt"/>
    </style:style>
    <style:style style:name="T6754" style:parent-style-name="AncientGreekἈρχαίαἑλληνικά" style:family="text">
      <style:text-properties style:font-weight-complex="bold" style:font-size-complex="14pt" fo:language="el" fo:country="GR"/>
    </style:style>
    <style:style style:name="T6755" style:parent-style-name="AncientGreekἈρχαίαἑλληνικά" style:family="text">
      <style:text-properties style:font-weight-complex="bold" style:font-size-complex="14pt"/>
    </style:style>
    <style:style style:name="T6756" style:parent-style-name="AncientGreekἈρχαίαἑλληνικά" style:family="text">
      <style:text-properties style:font-weight-complex="bold" style:font-size-complex="14pt" fo:language="el" fo:country="GR"/>
    </style:style>
    <style:style style:name="T6757" style:parent-style-name="AncientGreekἈρχαίαἑλληνικά" style:family="text">
      <style:text-properties style:font-weight-complex="bold" style:font-size-complex="14pt"/>
    </style:style>
    <style:style style:name="T6758" style:parent-style-name="AncientGreekἈρχαίαἑλληνικά" style:family="text">
      <style:text-properties style:font-weight-complex="bold" style:font-size-complex="14pt" fo:language="el" fo:country="GR"/>
    </style:style>
    <style:style style:name="T6759" style:parent-style-name="AncientGreekἈρχαίαἑλληνικά" style:family="text">
      <style:text-properties style:font-weight-complex="bold" style:font-size-complex="14pt"/>
    </style:style>
    <style:style style:name="T6760" style:parent-style-name="AncientGreekἈρχαίαἑλληνικά" style:family="text">
      <style:text-properties style:font-weight-complex="bold" style:font-size-complex="14pt" fo:language="el" fo:country="GR"/>
    </style:style>
    <style:style style:name="T6761" style:parent-style-name="AncientGreekἈρχαίαἑλληνικά" style:family="text">
      <style:text-properties style:font-weight-complex="bold" style:font-size-complex="14pt"/>
    </style:style>
    <style:style style:name="T6762" style:parent-style-name="AncientGreekἈρχαίαἑλληνικά" style:family="text">
      <style:text-properties style:font-weight-complex="bold" style:font-size-complex="14pt" fo:language="el" fo:country="GR"/>
    </style:style>
    <style:style style:name="T6763" style:parent-style-name="AncientGreekἈρχαίαἑλληνικά" style:family="text">
      <style:text-properties style:font-weight-complex="bold" style:font-size-complex="14pt"/>
    </style:style>
    <style:style style:name="T6764" style:parent-style-name="AncientGreekἈρχαίαἑλληνικά" style:family="text">
      <style:text-properties style:font-weight-complex="bold" style:font-size-complex="14pt" fo:language="el" fo:country="GR"/>
    </style:style>
    <style:style style:name="T6765" style:parent-style-name="AncientGreekἈρχαίαἑλληνικά" style:family="text">
      <style:text-properties style:font-weight-complex="bold" style:font-size-complex="14pt"/>
    </style:style>
    <style:style style:name="T6766" style:parent-style-name="AncientGreekἈρχαίαἑλληνικά" style:family="text">
      <style:text-properties style:font-weight-complex="bold" style:font-size-complex="14pt" fo:language="el" fo:country="GR"/>
    </style:style>
    <style:style style:name="T6767" style:parent-style-name="AncientGreekἈρχαίαἑλληνικά" style:family="text">
      <style:text-properties style:font-weight-complex="bold" style:font-size-complex="14pt"/>
    </style:style>
    <style:style style:name="T6768" style:parent-style-name="AncientGreekἈρχαίαἑλληνικά" style:family="text">
      <style:text-properties style:font-weight-complex="bold" style:font-size-complex="14pt" fo:language="el" fo:country="GR"/>
    </style:style>
    <style:style style:name="T6769" style:parent-style-name="AncientGreekἈρχαίαἑλληνικά" style:family="text">
      <style:text-properties style:font-weight-complex="bold" style:font-size-complex="14pt"/>
    </style:style>
    <style:style style:name="T6770" style:parent-style-name="AncientGreekἈρχαίαἑλληνικά" style:family="text">
      <style:text-properties style:font-weight-complex="bold" style:font-size-complex="14pt" fo:language="el" fo:country="GR"/>
    </style:style>
    <style:style style:name="T6771" style:parent-style-name="AncientGreekἈρχαίαἑλληνικά" style:family="text">
      <style:text-properties style:font-weight-complex="bold" style:font-size-complex="14pt"/>
    </style:style>
    <style:style style:name="T6772" style:parent-style-name="AncientGreekἈρχαίαἑλληνικά" style:family="text">
      <style:text-properties style:font-weight-complex="bold" style:font-size-complex="14pt" fo:language="el" fo:country="GR"/>
    </style:style>
    <style:style style:name="T6773" style:parent-style-name="AncientGreekἈρχαίαἑλληνικά" style:family="text">
      <style:text-properties style:font-weight-complex="bold" style:font-size-complex="14pt"/>
    </style:style>
    <style:style style:name="T6774" style:parent-style-name="AncientGreekἈρχαίαἑλληνικά" style:family="text">
      <style:text-properties style:font-weight-complex="bold" style:font-size-complex="14pt" fo:language="el" fo:country="GR"/>
    </style:style>
    <style:style style:name="T6775" style:parent-style-name="AncientGreekἈρχαίαἑλληνικά" style:family="text">
      <style:text-properties style:font-weight-complex="bold" style:font-size-complex="14pt"/>
    </style:style>
    <style:style style:name="T6776" style:parent-style-name="AncientGreekἈρχαίαἑλληνικά" style:family="text">
      <style:text-properties style:font-weight-complex="bold" style:font-size-complex="14pt" fo:language="el" fo:country="GR"/>
    </style:style>
    <style:style style:name="T6777" style:parent-style-name="AncientGreekἈρχαίαἑλληνικά" style:family="text">
      <style:text-properties style:font-weight-complex="bold" style:font-size-complex="14pt"/>
    </style:style>
    <style:style style:name="T6778" style:parent-style-name="AncientGreekἈρχαίαἑλληνικά" style:family="text">
      <style:text-properties style:font-weight-complex="bold" style:font-size-complex="14pt" fo:language="el" fo:country="GR"/>
    </style:style>
    <style:style style:name="T6779" style:parent-style-name="AncientGreekἈρχαίαἑλληνικά" style:family="text">
      <style:text-properties style:font-weight-complex="bold" style:font-size-complex="14pt"/>
    </style:style>
    <style:style style:name="T6780" style:parent-style-name="AncientGreekἈρχαίαἑλληνικά" style:family="text">
      <style:text-properties style:font-weight-complex="bold" style:font-size-complex="14pt" fo:language="el" fo:country="GR"/>
    </style:style>
    <style:style style:name="T6781" style:parent-style-name="AncientGreekἈρχαίαἑλληνικά" style:family="text">
      <style:text-properties style:font-weight-complex="bold" style:font-size-complex="14pt"/>
    </style:style>
    <style:style style:name="T6782" style:parent-style-name="AncientGreekἈρχαίαἑλληνικά" style:family="text">
      <style:text-properties style:font-weight-complex="bold" style:font-size-complex="14pt" fo:language="el" fo:country="GR"/>
    </style:style>
    <style:style style:name="T6783" style:parent-style-name="AncientGreekἈρχαίαἑλληνικά" style:family="text">
      <style:text-properties style:font-weight-complex="bold" style:font-size-complex="14pt"/>
    </style:style>
    <style:style style:name="T6784" style:parent-style-name="AncientGreekἈρχαίαἑλληνικά" style:family="text">
      <style:text-properties style:font-weight-complex="bold" style:font-size-complex="14pt" fo:language="el" fo:country="GR"/>
    </style:style>
    <style:style style:name="T6785" style:parent-style-name="AncientGreekἈρχαίαἑλληνικά" style:family="text">
      <style:text-properties style:font-weight-complex="bold" style:font-size-complex="14pt"/>
    </style:style>
    <style:style style:name="T6786" style:parent-style-name="AncientGreekἈρχαίαἑλληνικά" style:family="text">
      <style:text-properties style:font-weight-complex="bold" style:font-size-complex="14pt" fo:language="el" fo:country="GR"/>
    </style:style>
    <style:style style:name="T6787" style:parent-style-name="AncientGreekἈρχαίαἑλληνικά" style:family="text">
      <style:text-properties style:font-weight-complex="bold" style:font-size-complex="14pt"/>
    </style:style>
    <style:style style:name="T6788" style:parent-style-name="AncientGreekἈρχαίαἑλληνικά" style:family="text">
      <style:text-properties style:font-weight-complex="bold" style:font-size-complex="14pt" fo:language="el" fo:country="GR"/>
    </style:style>
    <style:style style:name="T6789" style:parent-style-name="AncientGreekἈρχαίαἑλληνικά" style:family="text">
      <style:text-properties style:font-weight-complex="bold" style:font-size-complex="14pt"/>
    </style:style>
    <style:style style:name="T6790" style:parent-style-name="AncientGreekἈρχαίαἑλληνικά" style:family="text">
      <style:text-properties style:font-weight-complex="bold" style:font-size-complex="14pt" fo:language="el" fo:country="GR"/>
    </style:style>
    <style:style style:name="T6791" style:parent-style-name="AncientGreekἈρχαίαἑλληνικά" style:family="text">
      <style:text-properties style:font-weight-complex="bold" style:font-size-complex="14pt"/>
    </style:style>
    <style:style style:name="T6792" style:parent-style-name="AncientGreekἈρχαίαἑλληνικά" style:family="text">
      <style:text-properties style:font-weight-complex="bold" style:font-size-complex="14pt" fo:language="el" fo:country="GR"/>
    </style:style>
    <style:style style:name="T6793" style:parent-style-name="AncientGreekἈρχαίαἑλληνικά" style:family="text">
      <style:text-properties style:font-weight-complex="bold" style:font-size-complex="14pt"/>
    </style:style>
    <style:style style:name="T6794" style:parent-style-name="AncientGreekἈρχαίαἑλληνικά" style:family="text">
      <style:text-properties style:font-weight-complex="bold" style:font-size-complex="14pt" fo:language="el" fo:country="GR"/>
    </style:style>
    <style:style style:name="T6795" style:parent-style-name="AncientGreekἈρχαίαἑλληνικά" style:family="text">
      <style:text-properties style:font-weight-complex="bold" style:font-size-complex="14pt"/>
    </style:style>
    <style:style style:name="T6796" style:parent-style-name="AncientGreekἈρχαίαἑλληνικά" style:family="text">
      <style:text-properties style:font-weight-complex="bold" style:font-size-complex="14pt" fo:language="el" fo:country="GR"/>
    </style:style>
    <style:style style:name="T6797" style:parent-style-name="AncientGreekἈρχαίαἑλληνικά" style:family="text">
      <style:text-properties style:font-weight-complex="bold" style:font-size-complex="14pt"/>
    </style:style>
    <style:style style:name="T6798" style:parent-style-name="AncientGreekἈρχαίαἑλληνικά" style:family="text">
      <style:text-properties style:font-weight-complex="bold" style:font-size-complex="14pt" fo:language="el" fo:country="GR"/>
    </style:style>
    <style:style style:name="T6799" style:parent-style-name="AncientGreekἈρχαίαἑλληνικά" style:family="text">
      <style:text-properties style:font-weight-complex="bold" style:font-size-complex="14pt"/>
    </style:style>
    <style:style style:name="T6800" style:parent-style-name="AncientGreekἈρχαίαἑλληνικά" style:family="text">
      <style:text-properties style:font-weight-complex="bold" style:font-size-complex="14pt" fo:language="el" fo:country="GR"/>
    </style:style>
    <style:style style:name="T6801" style:parent-style-name="AncientGreekἈρχαίαἑλληνικά" style:family="text">
      <style:text-properties style:font-weight-complex="bold" style:font-size-complex="14pt"/>
    </style:style>
    <style:style style:name="T6802" style:parent-style-name="AncientGreekἈρχαίαἑλληνικά" style:family="text">
      <style:text-properties style:font-weight-complex="bold" style:font-size-complex="14pt" fo:language="el" fo:country="GR"/>
    </style:style>
    <style:style style:name="T6803" style:parent-style-name="AncientGreekἈρχαίαἑλληνικά" style:family="text">
      <style:text-properties style:font-weight-complex="bold" style:font-size-complex="14pt"/>
    </style:style>
    <style:style style:name="T6804" style:parent-style-name="AncientGreekἈρχαίαἑλληνικά" style:family="text">
      <style:text-properties style:font-weight-complex="bold" style:font-size-complex="14pt" fo:language="el" fo:country="GR"/>
    </style:style>
    <style:style style:name="T6805" style:parent-style-name="AncientGreekἈρχαίαἑλληνικά" style:family="text">
      <style:text-properties style:font-weight-complex="bold" style:font-size-complex="14pt"/>
    </style:style>
    <style:style style:name="T6806" style:parent-style-name="AncientGreekἈρχαίαἑλληνικά" style:family="text">
      <style:text-properties style:font-weight-complex="bold" style:font-size-complex="14pt" fo:language="el" fo:country="GR"/>
    </style:style>
    <style:style style:name="T6807" style:parent-style-name="AncientGreekἈρχαίαἑλληνικά" style:family="text">
      <style:text-properties style:font-weight-complex="bold" style:font-size-complex="14pt"/>
    </style:style>
    <style:style style:name="T6808" style:parent-style-name="AncientGreekἈρχαίαἑλληνικά" style:family="text">
      <style:text-properties style:font-weight-complex="bold" style:font-size-complex="14pt" fo:language="el" fo:country="GR"/>
    </style:style>
    <style:style style:name="T6809" style:parent-style-name="AncientGreekἈρχαίαἑλληνικά" style:family="text">
      <style:text-properties style:font-weight-complex="bold" style:font-size-complex="14pt"/>
    </style:style>
    <style:style style:name="P6810" style:parent-style-name="Standard" style:family="paragraph">
      <style:paragraph-properties fo:widows="0" fo:orphans="0">
        <style:tab-stops>
          <style:tab-stop style:type="left" style:position="2.0937in"/>
        </style:tab-stops>
      </style:paragraph-properties>
    </style:style>
    <style:style style:name="T6811" style:parent-style-name="AncientGreekἈρχαίαἑλληνικά" style:family="text">
      <style:text-properties style:font-weight-complex="bold" style:font-size-complex="14pt" fo:language="el" fo:country="GR"/>
    </style:style>
    <style:style style:name="TableCell6812" style:family="table-cell">
      <style:table-cell-properties fo:border="0.0069in solid #000000" fo:background-color="#FFFFFF" style:writing-mode="lr-tb" fo:padding-top="0in" fo:padding-left="0.1527in" fo:padding-bottom="0in" fo:padding-right="0.15in"/>
    </style:style>
    <style:style style:name="P6813" style:parent-style-name="Standard" style:family="paragraph">
      <style:paragraph-properties fo:widows="0" fo:orphans="0"/>
      <style:text-properties style:font-name="AncientGreek"/>
    </style:style>
    <style:style style:name="P6814" style:parent-style-name="Standard" style:family="paragraph">
      <style:paragraph-properties fo:widows="0" fo:orphans="0"/>
    </style:style>
    <style:style style:name="T6815" style:parent-style-name="DefaultParagraphFont" style:family="text">
      <style:text-properties style:font-name="AncientGreek"/>
    </style:style>
    <style:style style:name="T6816" style:parent-style-name="DefaultParagraphFont" style:family="text">
      <style:text-properties style:font-name="AncientGreek"/>
    </style:style>
    <style:style style:name="T6817" style:parent-style-name="DefaultParagraphFont" style:family="text">
      <style:text-properties style:font-name="AncientGreek"/>
    </style:style>
    <style:style style:name="T6818" style:parent-style-name="DefaultParagraphFont" style:family="text">
      <style:text-properties style:font-name="AncientGreek" fo:language="el" fo:country="GR"/>
    </style:style>
    <style:style style:name="P6819" style:parent-style-name="Standard" style:family="paragraph">
      <style:paragraph-properties fo:widows="0" fo:orphans="0"/>
      <style:text-properties style:font-name="AncientGreek" fo:language="el" fo:country="GR"/>
    </style:style>
    <style:style style:name="P6820" style:parent-style-name="Standard" style:family="paragraph">
      <style:paragraph-properties fo:widows="0" fo:orphans="0"/>
      <style:text-properties style:font-name="AncientGreek"/>
    </style:style>
    <style:style style:name="TableRow6821" style:family="table-row">
      <style:table-row-properties style:min-row-height="0.0138in" style:use-optimal-row-height="false" fo:keep-together="always"/>
    </style:style>
    <style:style style:name="TableCell6822" style:family="table-cell">
      <style:table-cell-properties fo:border="0.0069in solid #000000" fo:background-color="#FFFFFF" style:writing-mode="lr-tb" fo:padding-top="0in" fo:padding-left="0.1527in" fo:padding-bottom="0in" fo:padding-right="0.15in"/>
    </style:style>
    <style:style style:name="P6823" style:parent-style-name="Standard" style:family="paragraph">
      <style:paragraph-properties fo:keep-with-next="always" fo:widows="0" fo:orphans="0" fo:text-align="center">
        <style:tab-stops>
          <style:tab-stop style:type="left" style:position="2.2083in"/>
        </style:tab-stops>
      </style:paragraph-properties>
    </style:style>
    <style:style style:name="T6824" style:parent-style-name="AncientGreekἈρχαίαἑλληνικά" style:family="text">
      <style:text-properties fo:font-weight="bold" style:font-weight-asian="bold" style:font-weight-complex="bold" fo:font-size="18pt" style:font-size-asian="18pt" style:font-size-complex="14pt"/>
    </style:style>
    <style:style style:name="T6825"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6826" style:parent-style-name="AncientGreekἈρχαίαἑλληνικά" style:family="text">
      <style:text-properties fo:font-weight="bold" style:font-weight-asian="bold" style:font-weight-complex="bold" fo:font-size="18pt" style:font-size-asian="18pt" style:font-size-complex="14pt"/>
    </style:style>
    <style:style style:name="P6827" style:parent-style-name="Standard" style:family="paragraph">
      <style:paragraph-properties fo:widows="0" fo:orphans="0">
        <style:tab-stops>
          <style:tab-stop style:type="left" style:position="2.2083in"/>
        </style:tab-stops>
      </style:paragraph-properties>
    </style:style>
    <style:style style:name="T6828" style:parent-style-name="AncientGreekἈρχαίαἑλληνικά" style:family="text">
      <style:text-properties style:font-weight-complex="bold" style:font-size-complex="14pt" fo:language="el" fo:country="GR"/>
    </style:style>
    <style:style style:name="T6829" style:parent-style-name="AncientGreekἈρχαίαἑλληνικά" style:family="text">
      <style:text-properties style:font-weight-complex="bold" style:font-size-complex="14pt"/>
    </style:style>
    <style:style style:name="T6830" style:parent-style-name="AncientGreekἈρχαίαἑλληνικά" style:family="text">
      <style:text-properties style:font-weight-complex="bold" style:font-size-complex="14pt" fo:language="el" fo:country="GR"/>
    </style:style>
    <style:style style:name="T6831" style:parent-style-name="AncientGreekἈρχαίαἑλληνικά" style:family="text">
      <style:text-properties style:font-weight-complex="bold" style:font-size-complex="14pt"/>
    </style:style>
    <style:style style:name="T6832" style:parent-style-name="AncientGreekἈρχαίαἑλληνικά" style:family="text">
      <style:text-properties style:font-weight-complex="bold" style:font-size-complex="14pt" fo:language="el" fo:country="GR"/>
    </style:style>
    <style:style style:name="T6833" style:parent-style-name="AncientGreekἈρχαίαἑλληνικά" style:family="text">
      <style:text-properties style:font-weight-complex="bold" style:font-size-complex="14pt"/>
    </style:style>
    <style:style style:name="T6834" style:parent-style-name="AncientGreekἈρχαίαἑλληνικά" style:family="text">
      <style:text-properties style:font-weight-complex="bold" style:font-size-complex="14pt" fo:language="el" fo:country="GR"/>
    </style:style>
    <style:style style:name="T6835" style:parent-style-name="AncientGreekἈρχαίαἑλληνικά" style:family="text">
      <style:text-properties style:font-weight-complex="bold" style:font-size-complex="14pt"/>
    </style:style>
    <style:style style:name="T6836" style:parent-style-name="AncientGreekἈρχαίαἑλληνικά" style:family="text">
      <style:text-properties style:font-weight-complex="bold" style:font-size-complex="14pt" fo:language="el" fo:country="GR"/>
    </style:style>
    <style:style style:name="T6837" style:parent-style-name="AncientGreekἈρχαίαἑλληνικά" style:family="text">
      <style:text-properties style:font-weight-complex="bold" style:font-size-complex="14pt"/>
    </style:style>
    <style:style style:name="T6838" style:parent-style-name="AncientGreekἈρχαίαἑλληνικά" style:family="text">
      <style:text-properties style:font-weight-complex="bold" style:font-size-complex="14pt" fo:language="el" fo:country="GR"/>
    </style:style>
    <style:style style:name="T6839" style:parent-style-name="AncientGreekἈρχαίαἑλληνικά" style:family="text">
      <style:text-properties style:font-weight-complex="bold" style:font-size-complex="14pt"/>
    </style:style>
    <style:style style:name="T6840" style:parent-style-name="AncientGreekἈρχαίαἑλληνικά" style:family="text">
      <style:text-properties style:font-weight-complex="bold" style:font-size-complex="14pt" fo:language="el" fo:country="GR"/>
    </style:style>
    <style:style style:name="T6841" style:parent-style-name="AncientGreekἈρχαίαἑλληνικά" style:family="text">
      <style:text-properties style:font-weight-complex="bold" style:font-size-complex="14pt"/>
    </style:style>
    <style:style style:name="T6842" style:parent-style-name="AncientGreekἈρχαίαἑλληνικά" style:family="text">
      <style:text-properties style:font-weight-complex="bold" style:font-size-complex="14pt" fo:language="el" fo:country="GR"/>
    </style:style>
    <style:style style:name="T6843" style:parent-style-name="AncientGreekἈρχαίαἑλληνικά" style:family="text">
      <style:text-properties style:font-weight-complex="bold" style:font-size-complex="14pt"/>
    </style:style>
    <style:style style:name="T6844" style:parent-style-name="AncientGreekἈρχαίαἑλληνικά" style:family="text">
      <style:text-properties style:font-weight-complex="bold" style:font-size-complex="14pt" fo:language="el" fo:country="GR"/>
    </style:style>
    <style:style style:name="T6845" style:parent-style-name="AncientGreekἈρχαίαἑλληνικά" style:family="text">
      <style:text-properties style:font-weight-complex="bold" style:font-size-complex="14pt"/>
    </style:style>
    <style:style style:name="T6846" style:parent-style-name="AncientGreekἈρχαίαἑλληνικά" style:family="text">
      <style:text-properties style:font-weight-complex="bold" style:font-size-complex="14pt" fo:language="el" fo:country="GR"/>
    </style:style>
    <style:style style:name="T6847" style:parent-style-name="AncientGreekἈρχαίαἑλληνικά" style:family="text">
      <style:text-properties style:font-weight-complex="bold" style:font-size-complex="14pt"/>
    </style:style>
    <style:style style:name="T6848" style:parent-style-name="AncientGreekἈρχαίαἑλληνικά" style:family="text">
      <style:text-properties style:font-weight-complex="bold" style:font-size-complex="14pt" fo:language="el" fo:country="GR"/>
    </style:style>
    <style:style style:name="T6849" style:parent-style-name="AncientGreekἈρχαίαἑλληνικά" style:family="text">
      <style:text-properties style:font-weight-complex="bold" style:font-size-complex="14pt"/>
    </style:style>
    <style:style style:name="T6850" style:parent-style-name="AncientGreekἈρχαίαἑλληνικά" style:family="text">
      <style:text-properties style:font-weight-complex="bold" style:font-size-complex="14pt" fo:language="el" fo:country="GR"/>
    </style:style>
    <style:style style:name="T6851" style:parent-style-name="AncientGreekἈρχαίαἑλληνικά" style:family="text">
      <style:text-properties style:font-weight-complex="bold" style:font-size-complex="14pt"/>
    </style:style>
    <style:style style:name="T6852" style:parent-style-name="AncientGreekἈρχαίαἑλληνικά" style:family="text">
      <style:text-properties style:font-weight-complex="bold" style:font-size-complex="14pt" fo:language="el" fo:country="GR"/>
    </style:style>
    <style:style style:name="T6853" style:parent-style-name="AncientGreekἈρχαίαἑλληνικά" style:family="text">
      <style:text-properties style:font-weight-complex="bold" style:font-size-complex="14pt"/>
    </style:style>
    <style:style style:name="T6854" style:parent-style-name="AncientGreekἈρχαίαἑλληνικά" style:family="text">
      <style:text-properties style:font-weight-complex="bold" style:font-size-complex="14pt" fo:language="el" fo:country="GR"/>
    </style:style>
    <style:style style:name="T6855" style:parent-style-name="AncientGreekἈρχαίαἑλληνικά" style:family="text">
      <style:text-properties style:font-weight-complex="bold" style:font-size-complex="14pt"/>
    </style:style>
    <style:style style:name="T6856" style:parent-style-name="AncientGreekἈρχαίαἑλληνικά" style:family="text">
      <style:text-properties style:font-weight-complex="bold" style:font-size-complex="14pt" fo:language="el" fo:country="GR"/>
    </style:style>
    <style:style style:name="T6857" style:parent-style-name="AncientGreekἈρχαίαἑλληνικά" style:family="text">
      <style:text-properties style:font-weight-complex="bold" style:font-size-complex="14pt"/>
    </style:style>
    <style:style style:name="T6858" style:parent-style-name="AncientGreekἈρχαίαἑλληνικά" style:family="text">
      <style:text-properties style:font-weight-complex="bold" style:font-size-complex="14pt" fo:language="el" fo:country="GR"/>
    </style:style>
    <style:style style:name="T6859" style:parent-style-name="AncientGreekἈρχαίαἑλληνικά" style:family="text">
      <style:text-properties style:font-weight-complex="bold" style:font-size-complex="14pt"/>
    </style:style>
    <style:style style:name="T6860" style:parent-style-name="AncientGreekἈρχαίαἑλληνικά" style:family="text">
      <style:text-properties style:font-weight-complex="bold" style:font-size-complex="14pt" fo:language="el" fo:country="GR"/>
    </style:style>
    <style:style style:name="T6861" style:parent-style-name="AncientGreekἈρχαίαἑλληνικά" style:family="text">
      <style:text-properties style:font-weight-complex="bold" style:font-size-complex="14pt"/>
    </style:style>
    <style:style style:name="T6862" style:parent-style-name="AncientGreekἈρχαίαἑλληνικά" style:family="text">
      <style:text-properties style:font-weight-complex="bold" style:font-size-complex="14pt" fo:language="el" fo:country="GR"/>
    </style:style>
    <style:style style:name="T6863" style:parent-style-name="AncientGreekἈρχαίαἑλληνικά" style:family="text">
      <style:text-properties style:font-weight-complex="bold" style:font-size-complex="14pt"/>
    </style:style>
    <style:style style:name="T6864" style:parent-style-name="AncientGreekἈρχαίαἑλληνικά" style:family="text">
      <style:text-properties style:font-weight-complex="bold" style:font-size-complex="14pt" fo:language="el" fo:country="GR"/>
    </style:style>
    <style:style style:name="T6865" style:parent-style-name="AncientGreekἈρχαίαἑλληνικά" style:family="text">
      <style:text-properties style:font-weight-complex="bold" style:font-size-complex="14pt"/>
    </style:style>
    <style:style style:name="T6866" style:parent-style-name="AncientGreekἈρχαίαἑλληνικά" style:family="text">
      <style:text-properties style:font-weight-complex="bold" style:font-size-complex="14pt" fo:language="el" fo:country="GR"/>
    </style:style>
    <style:style style:name="T6867" style:parent-style-name="AncientGreekἈρχαίαἑλληνικά" style:family="text">
      <style:text-properties style:font-weight-complex="bold" style:font-size-complex="14pt"/>
    </style:style>
    <style:style style:name="T6868" style:parent-style-name="AncientGreekἈρχαίαἑλληνικά" style:family="text">
      <style:text-properties style:font-weight-complex="bold" style:font-size-complex="14pt" fo:language="el" fo:country="GR"/>
    </style:style>
    <style:style style:name="T6869" style:parent-style-name="AncientGreekἈρχαίαἑλληνικά" style:family="text">
      <style:text-properties style:font-weight-complex="bold" style:font-size-complex="14pt"/>
    </style:style>
    <style:style style:name="T6870" style:parent-style-name="AncientGreekἈρχαίαἑλληνικά" style:family="text">
      <style:text-properties style:font-weight-complex="bold" style:font-size-complex="14pt" fo:language="el" fo:country="GR"/>
    </style:style>
    <style:style style:name="T6871" style:parent-style-name="AncientGreekἈρχαίαἑλληνικά" style:family="text">
      <style:text-properties style:font-weight-complex="bold" style:font-size-complex="14pt"/>
    </style:style>
    <style:style style:name="T6872" style:parent-style-name="AncientGreekἈρχαίαἑλληνικά" style:family="text">
      <style:text-properties style:font-weight-complex="bold" style:font-size-complex="14pt" fo:language="el" fo:country="GR"/>
    </style:style>
    <style:style style:name="T6873" style:parent-style-name="AncientGreekἈρχαίαἑλληνικά" style:family="text">
      <style:text-properties style:font-weight-complex="bold" style:font-size-complex="14pt"/>
    </style:style>
    <style:style style:name="T6874" style:parent-style-name="AncientGreekἈρχαίαἑλληνικά" style:family="text">
      <style:text-properties style:font-weight-complex="bold" style:font-size-complex="14pt" fo:language="el" fo:country="GR"/>
    </style:style>
    <style:style style:name="T6875" style:parent-style-name="AncientGreekἈρχαίαἑλληνικά" style:family="text">
      <style:text-properties style:font-weight-complex="bold" style:font-size-complex="14pt"/>
    </style:style>
    <style:style style:name="T6876" style:parent-style-name="AncientGreekἈρχαίαἑλληνικά" style:family="text">
      <style:text-properties style:font-weight-complex="bold" style:font-size-complex="14pt" fo:language="el" fo:country="GR"/>
    </style:style>
    <style:style style:name="T6877" style:parent-style-name="AncientGreekἈρχαίαἑλληνικά" style:family="text">
      <style:text-properties style:font-weight-complex="bold" style:font-size-complex="14pt"/>
    </style:style>
    <style:style style:name="T6878" style:parent-style-name="AncientGreekἈρχαίαἑλληνικά" style:family="text">
      <style:text-properties style:font-weight-complex="bold" style:font-size-complex="14pt" fo:language="el" fo:country="GR"/>
    </style:style>
    <style:style style:name="T6879" style:parent-style-name="AncientGreekἈρχαίαἑλληνικά" style:family="text">
      <style:text-properties style:font-weight-complex="bold" style:font-size-complex="14pt"/>
    </style:style>
    <style:style style:name="T6880" style:parent-style-name="AncientGreekἈρχαίαἑλληνικά" style:family="text">
      <style:text-properties style:font-weight-complex="bold" style:font-size-complex="14pt" fo:language="el" fo:country="GR"/>
    </style:style>
    <style:style style:name="T6881" style:parent-style-name="AncientGreekἈρχαίαἑλληνικά" style:family="text">
      <style:text-properties style:font-weight-complex="bold" style:font-size-complex="14pt"/>
    </style:style>
    <style:style style:name="T6882" style:parent-style-name="AncientGreekἈρχαίαἑλληνικά" style:family="text">
      <style:text-properties style:font-weight-complex="bold" style:font-size-complex="14pt" fo:language="el" fo:country="GR"/>
    </style:style>
    <style:style style:name="T6883" style:parent-style-name="AncientGreekἈρχαίαἑλληνικά" style:family="text">
      <style:text-properties style:font-weight-complex="bold" style:font-size-complex="14pt"/>
    </style:style>
    <style:style style:name="T6884" style:parent-style-name="AncientGreekἈρχαίαἑλληνικά" style:family="text">
      <style:text-properties style:font-weight-complex="bold" style:font-size-complex="14pt" fo:language="el" fo:country="GR"/>
    </style:style>
    <style:style style:name="T6885" style:parent-style-name="AncientGreekἈρχαίαἑλληνικά" style:family="text">
      <style:text-properties style:font-weight-complex="bold" style:font-size-complex="14pt"/>
    </style:style>
    <style:style style:name="T6886" style:parent-style-name="AncientGreekἈρχαίαἑλληνικά" style:family="text">
      <style:text-properties style:font-weight-complex="bold" style:font-size-complex="14pt" fo:language="el" fo:country="GR"/>
    </style:style>
    <style:style style:name="T6887" style:parent-style-name="AncientGreekἈρχαίαἑλληνικά" style:family="text">
      <style:text-properties style:font-weight-complex="bold" style:font-size-complex="14pt"/>
    </style:style>
    <style:style style:name="T6888" style:parent-style-name="AncientGreekἈρχαίαἑλληνικά" style:family="text">
      <style:text-properties style:font-weight-complex="bold" style:font-size-complex="14pt" fo:language="el" fo:country="GR"/>
    </style:style>
    <style:style style:name="T6889" style:parent-style-name="AncientGreekἈρχαίαἑλληνικά" style:family="text">
      <style:text-properties style:font-weight-complex="bold" style:font-size-complex="14pt"/>
    </style:style>
    <style:style style:name="T6890" style:parent-style-name="AncientGreekἈρχαίαἑλληνικά" style:family="text">
      <style:text-properties style:font-weight-complex="bold" style:font-size-complex="14pt" fo:language="el" fo:country="GR"/>
    </style:style>
    <style:style style:name="T6891" style:parent-style-name="AncientGreekἈρχαίαἑλληνικά" style:family="text">
      <style:text-properties style:font-weight-complex="bold" style:font-size-complex="14pt"/>
    </style:style>
    <style:style style:name="T6892" style:parent-style-name="AncientGreekἈρχαίαἑλληνικά" style:family="text">
      <style:text-properties style:font-weight-complex="bold" style:font-size-complex="14pt" fo:language="el" fo:country="GR"/>
    </style:style>
    <style:style style:name="T6893" style:parent-style-name="AncientGreekἈρχαίαἑλληνικά" style:family="text">
      <style:text-properties style:font-weight-complex="bold" style:font-size-complex="14pt"/>
    </style:style>
    <style:style style:name="T6894" style:parent-style-name="AncientGreekἈρχαίαἑλληνικά" style:family="text">
      <style:text-properties style:font-weight-complex="bold" style:font-size-complex="14pt" fo:language="el" fo:country="GR"/>
    </style:style>
    <style:style style:name="T6895" style:parent-style-name="AncientGreekἈρχαίαἑλληνικά" style:family="text">
      <style:text-properties style:font-weight-complex="bold" style:font-size-complex="14pt"/>
    </style:style>
    <style:style style:name="T6896" style:parent-style-name="AncientGreekἈρχαίαἑλληνικά" style:family="text">
      <style:text-properties style:font-weight-complex="bold" style:font-size-complex="14pt" fo:language="el" fo:country="GR"/>
    </style:style>
    <style:style style:name="T6897" style:parent-style-name="AncientGreekἈρχαίαἑλληνικά" style:family="text">
      <style:text-properties style:font-weight-complex="bold" style:font-size-complex="14pt"/>
    </style:style>
    <style:style style:name="T6898" style:parent-style-name="AncientGreekἈρχαίαἑλληνικά" style:family="text">
      <style:text-properties style:font-weight-complex="bold" style:font-size-complex="14pt" fo:language="el" fo:country="GR"/>
    </style:style>
    <style:style style:name="T6899" style:parent-style-name="AncientGreekἈρχαίαἑλληνικά" style:family="text">
      <style:text-properties style:font-weight-complex="bold" style:font-size-complex="14pt"/>
    </style:style>
    <style:style style:name="T6900" style:parent-style-name="AncientGreekἈρχαίαἑλληνικά" style:family="text">
      <style:text-properties style:font-weight-complex="bold" style:font-size-complex="14pt" fo:language="el" fo:country="GR"/>
    </style:style>
    <style:style style:name="T6901" style:parent-style-name="AncientGreekἈρχαίαἑλληνικά" style:family="text">
      <style:text-properties style:font-weight-complex="bold" style:font-size-complex="14pt"/>
    </style:style>
    <style:style style:name="T6902" style:parent-style-name="AncientGreekἈρχαίαἑλληνικά" style:family="text">
      <style:text-properties style:font-weight-complex="bold" style:font-size-complex="14pt" fo:language="el" fo:country="GR"/>
    </style:style>
    <style:style style:name="T6903" style:parent-style-name="AncientGreekἈρχαίαἑλληνικά" style:family="text">
      <style:text-properties style:font-weight-complex="bold" style:font-size-complex="14pt"/>
    </style:style>
    <style:style style:name="P6904" style:parent-style-name="Standard" style:family="paragraph">
      <style:paragraph-properties fo:widows="0" fo:orphans="0">
        <style:tab-stops>
          <style:tab-stop style:type="left" style:position="2.2083in"/>
        </style:tab-stops>
      </style:paragraph-properties>
    </style:style>
    <style:style style:name="T6905" style:parent-style-name="AncientGreekἈρχαίαἑλληνικά" style:family="text">
      <style:text-properties style:font-weight-complex="bold" style:font-size-complex="14pt" fo:language="el" fo:country="GR"/>
    </style:style>
    <style:style style:name="T6906" style:parent-style-name="AncientGreekἈρχαίαἑλληνικά" style:family="text">
      <style:text-properties style:font-weight-complex="bold" style:font-size-complex="14pt"/>
    </style:style>
    <style:style style:name="T6907" style:parent-style-name="AncientGreekἈρχαίαἑλληνικά" style:family="text">
      <style:text-properties style:font-weight-complex="bold" style:font-size-complex="14pt" fo:language="el" fo:country="GR"/>
    </style:style>
    <style:style style:name="T6908" style:parent-style-name="AncientGreekἈρχαίαἑλληνικά" style:family="text">
      <style:text-properties style:font-weight-complex="bold" style:font-size-complex="14pt"/>
    </style:style>
    <style:style style:name="T6909" style:parent-style-name="AncientGreekἈρχαίαἑλληνικά" style:family="text">
      <style:text-properties style:font-weight-complex="bold" style:font-size-complex="14pt" fo:language="el" fo:country="GR"/>
    </style:style>
    <style:style style:name="T6910" style:parent-style-name="AncientGreekἈρχαίαἑλληνικά" style:family="text">
      <style:text-properties style:font-weight-complex="bold" style:font-size-complex="14pt"/>
    </style:style>
    <style:style style:name="T6911" style:parent-style-name="AncientGreekἈρχαίαἑλληνικά" style:family="text">
      <style:text-properties style:font-weight-complex="bold" style:font-size-complex="14pt" fo:language="el" fo:country="GR"/>
    </style:style>
    <style:style style:name="T6912" style:parent-style-name="AncientGreekἈρχαίαἑλληνικά" style:family="text">
      <style:text-properties style:font-weight-complex="bold" style:font-size-complex="14pt"/>
    </style:style>
    <style:style style:name="T6913" style:parent-style-name="AncientGreekἈρχαίαἑλληνικά" style:family="text">
      <style:text-properties style:font-weight-complex="bold" style:font-size-complex="14pt" fo:language="el" fo:country="GR"/>
    </style:style>
    <style:style style:name="T6914" style:parent-style-name="AncientGreekἈρχαίαἑλληνικά" style:family="text">
      <style:text-properties style:font-weight-complex="bold" style:font-size-complex="14pt"/>
    </style:style>
    <style:style style:name="T6915" style:parent-style-name="AncientGreekἈρχαίαἑλληνικά" style:family="text">
      <style:text-properties style:font-weight-complex="bold" style:font-size-complex="14pt" fo:language="el" fo:country="GR"/>
    </style:style>
    <style:style style:name="T6916" style:parent-style-name="AncientGreekἈρχαίαἑλληνικά" style:family="text">
      <style:text-properties style:font-weight-complex="bold" style:font-size-complex="14pt"/>
    </style:style>
    <style:style style:name="T6917" style:parent-style-name="AncientGreekἈρχαίαἑλληνικά" style:family="text">
      <style:text-properties style:font-weight-complex="bold" style:font-size-complex="14pt" fo:language="el" fo:country="GR"/>
    </style:style>
    <style:style style:name="T6918" style:parent-style-name="AncientGreekἈρχαίαἑλληνικά" style:family="text">
      <style:text-properties style:font-weight-complex="bold" style:font-size-complex="14pt"/>
    </style:style>
    <style:style style:name="T6919" style:parent-style-name="AncientGreekἈρχαίαἑλληνικά" style:family="text">
      <style:text-properties style:font-weight-complex="bold" style:font-size-complex="14pt" fo:language="el" fo:country="GR"/>
    </style:style>
    <style:style style:name="T6920" style:parent-style-name="AncientGreekἈρχαίαἑλληνικά" style:family="text">
      <style:text-properties style:font-weight-complex="bold" style:font-size-complex="14pt"/>
    </style:style>
    <style:style style:name="T6921" style:parent-style-name="AncientGreekἈρχαίαἑλληνικά" style:family="text">
      <style:text-properties style:font-weight-complex="bold" style:font-size-complex="14pt" fo:language="el" fo:country="GR"/>
    </style:style>
    <style:style style:name="T6922" style:parent-style-name="AncientGreekἈρχαίαἑλληνικά" style:family="text">
      <style:text-properties style:font-weight-complex="bold" style:font-size-complex="14pt"/>
    </style:style>
    <style:style style:name="T6923" style:parent-style-name="AncientGreekἈρχαίαἑλληνικά" style:family="text">
      <style:text-properties style:font-weight-complex="bold" style:font-size-complex="14pt" fo:language="el" fo:country="GR"/>
    </style:style>
    <style:style style:name="T6924" style:parent-style-name="AncientGreekἈρχαίαἑλληνικά" style:family="text">
      <style:text-properties style:font-weight-complex="bold" style:font-size-complex="14pt"/>
    </style:style>
    <style:style style:name="T6925" style:parent-style-name="AncientGreekἈρχαίαἑλληνικά" style:family="text">
      <style:text-properties style:font-weight-complex="bold" style:font-size-complex="14pt" fo:language="el" fo:country="GR"/>
    </style:style>
    <style:style style:name="T6926" style:parent-style-name="AncientGreekἈρχαίαἑλληνικά" style:family="text">
      <style:text-properties style:font-weight-complex="bold" style:font-size-complex="14pt"/>
    </style:style>
    <style:style style:name="T6927" style:parent-style-name="AncientGreekἈρχαίαἑλληνικά" style:family="text">
      <style:text-properties style:font-weight-complex="bold" style:font-size-complex="14pt" fo:language="el" fo:country="GR"/>
    </style:style>
    <style:style style:name="T6928" style:parent-style-name="AncientGreekἈρχαίαἑλληνικά" style:family="text">
      <style:text-properties style:font-weight-complex="bold" style:font-size-complex="14pt"/>
    </style:style>
    <style:style style:name="T6929" style:parent-style-name="AncientGreekἈρχαίαἑλληνικά" style:family="text">
      <style:text-properties style:font-weight-complex="bold" style:font-size-complex="14pt" fo:language="el" fo:country="GR"/>
    </style:style>
    <style:style style:name="T6930" style:parent-style-name="AncientGreekἈρχαίαἑλληνικά" style:family="text">
      <style:text-properties style:font-weight-complex="bold" style:font-size-complex="14pt"/>
    </style:style>
    <style:style style:name="T6931" style:parent-style-name="AncientGreekἈρχαίαἑλληνικά" style:family="text">
      <style:text-properties style:font-weight-complex="bold" style:font-size-complex="14pt" fo:language="el" fo:country="GR"/>
    </style:style>
    <style:style style:name="T6932" style:parent-style-name="AncientGreekἈρχαίαἑλληνικά" style:family="text">
      <style:text-properties style:font-weight-complex="bold" style:font-size-complex="14pt"/>
    </style:style>
    <style:style style:name="T6933" style:parent-style-name="AncientGreekἈρχαίαἑλληνικά" style:family="text">
      <style:text-properties style:font-weight-complex="bold" style:font-size-complex="14pt" fo:language="el" fo:country="GR"/>
    </style:style>
    <style:style style:name="T6934" style:parent-style-name="AncientGreekἈρχαίαἑλληνικά" style:family="text">
      <style:text-properties style:font-weight-complex="bold" style:font-size-complex="14pt"/>
    </style:style>
    <style:style style:name="T6935" style:parent-style-name="AncientGreekἈρχαίαἑλληνικά" style:family="text">
      <style:text-properties style:font-weight-complex="bold" style:font-size-complex="14pt" fo:language="el" fo:country="GR"/>
    </style:style>
    <style:style style:name="T6936" style:parent-style-name="AncientGreekἈρχαίαἑλληνικά" style:family="text">
      <style:text-properties style:font-weight-complex="bold" style:font-size-complex="14pt"/>
    </style:style>
    <style:style style:name="T6937" style:parent-style-name="AncientGreekἈρχαίαἑλληνικά" style:family="text">
      <style:text-properties style:font-weight-complex="bold" style:font-size-complex="14pt" fo:language="el" fo:country="GR"/>
    </style:style>
    <style:style style:name="T6938" style:parent-style-name="AncientGreekἈρχαίαἑλληνικά" style:family="text">
      <style:text-properties style:font-weight-complex="bold" style:font-size-complex="14pt"/>
    </style:style>
    <style:style style:name="T6939" style:parent-style-name="AncientGreekἈρχαίαἑλληνικά" style:family="text">
      <style:text-properties style:font-weight-complex="bold" style:font-size-complex="14pt" fo:language="el" fo:country="GR"/>
    </style:style>
    <style:style style:name="T6940" style:parent-style-name="AncientGreekἈρχαίαἑλληνικά" style:family="text">
      <style:text-properties style:font-weight-complex="bold" style:font-size-complex="14pt"/>
    </style:style>
    <style:style style:name="TableCell6941" style:family="table-cell">
      <style:table-cell-properties fo:border="0.0069in solid #000000" fo:background-color="#FFFFFF" style:writing-mode="lr-tb" fo:padding-top="0in" fo:padding-left="0.1527in" fo:padding-bottom="0in" fo:padding-right="0.15in"/>
    </style:style>
    <style:style style:name="P6942" style:parent-style-name="Standard" style:family="paragraph">
      <style:paragraph-properties fo:widows="0" fo:orphans="0"/>
      <style:text-properties style:font-name="AncientGreek"/>
    </style:style>
    <style:style style:name="P6943" style:parent-style-name="Standard" style:family="paragraph">
      <style:paragraph-properties fo:widows="0" fo:orphans="0"/>
      <style:text-properties style:font-name="AncientGreek"/>
    </style:style>
    <style:style style:name="P6944" style:parent-style-name="Standard" style:family="paragraph">
      <style:paragraph-properties fo:widows="0" fo:orphans="0"/>
      <style:text-properties style:font-name="AncientGreek"/>
    </style:style>
    <style:style style:name="P6945" style:parent-style-name="Standard" style:family="paragraph">
      <style:paragraph-properties fo:widows="0" fo:orphans="0"/>
      <style:text-properties style:font-name="AncientGreek"/>
    </style:style>
    <style:style style:name="P6946" style:parent-style-name="Standard" style:family="paragraph">
      <style:paragraph-properties fo:widows="0" fo:orphans="0"/>
      <style:text-properties style:font-name="AncientGreek"/>
    </style:style>
    <style:style style:name="TableRow6947" style:family="table-row">
      <style:table-row-properties style:min-row-height="0.0138in" style:use-optimal-row-height="false" fo:keep-together="always"/>
    </style:style>
    <style:style style:name="TableCell6948" style:family="table-cell">
      <style:table-cell-properties fo:border="0.0069in solid #000000" fo:background-color="#FFFFFF" style:writing-mode="lr-tb" fo:padding-top="0in" fo:padding-left="0.1527in" fo:padding-bottom="0in" fo:padding-right="0.15in"/>
    </style:style>
    <style:style style:name="P6949" style:parent-style-name="Standard" style:family="paragraph">
      <style:paragraph-properties fo:keep-with-next="always" fo:widows="0" fo:orphans="0" fo:text-align="center">
        <style:tab-stops>
          <style:tab-stop style:type="left" style:position="1.0312in"/>
        </style:tab-stops>
      </style:paragraph-properties>
    </style:style>
    <style:style style:name="T6950" style:parent-style-name="AncientGreekἈρχαίαἑλληνικά" style:family="text">
      <style:text-properties fo:font-weight="bold" style:font-weight-asian="bold" style:font-weight-complex="bold" fo:font-size="18pt" style:font-size-asian="18pt" style:font-size-complex="14pt"/>
    </style:style>
    <style:style style:name="T6951"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6952" style:parent-style-name="AncientGreekἈρχαίαἑλληνικά" style:family="text">
      <style:text-properties fo:font-weight="bold" style:font-weight-asian="bold" style:font-weight-complex="bold" fo:font-size="18pt" style:font-size-asian="18pt" style:font-size-complex="14pt"/>
    </style:style>
    <style:style style:name="P6953" style:parent-style-name="Standard" style:family="paragraph">
      <style:paragraph-properties fo:widows="0" fo:orphans="0">
        <style:tab-stops>
          <style:tab-stop style:type="left" style:position="1.0312in"/>
        </style:tab-stops>
      </style:paragraph-properties>
    </style:style>
    <style:style style:name="T6954" style:parent-style-name="AncientGreekἈρχαίαἑλληνικά" style:family="text">
      <style:text-properties style:font-weight-complex="bold" style:font-size-complex="14pt" fo:language="el" fo:country="GR"/>
    </style:style>
    <style:style style:name="T6955" style:parent-style-name="AncientGreekἈρχαίαἑλληνικά" style:family="text">
      <style:text-properties style:font-weight-complex="bold" style:font-size-complex="14pt"/>
    </style:style>
    <style:style style:name="T6956" style:parent-style-name="AncientGreekἈρχαίαἑλληνικά" style:family="text">
      <style:text-properties style:font-weight-complex="bold" style:font-size-complex="14pt" fo:language="el" fo:country="GR"/>
    </style:style>
    <style:style style:name="T6957" style:parent-style-name="AncientGreekἈρχαίαἑλληνικά" style:family="text">
      <style:text-properties style:font-weight-complex="bold" style:font-size-complex="14pt"/>
    </style:style>
    <style:style style:name="T6958" style:parent-style-name="AncientGreekἈρχαίαἑλληνικά" style:family="text">
      <style:text-properties style:font-weight-complex="bold" style:font-size-complex="14pt" fo:language="el" fo:country="GR"/>
    </style:style>
    <style:style style:name="T6959" style:parent-style-name="AncientGreekἈρχαίαἑλληνικά" style:family="text">
      <style:text-properties style:font-weight-complex="bold" style:font-size-complex="14pt"/>
    </style:style>
    <style:style style:name="T6960" style:parent-style-name="AncientGreekἈρχαίαἑλληνικά" style:family="text">
      <style:text-properties style:font-weight-complex="bold" style:font-size-complex="14pt" fo:language="el" fo:country="GR"/>
    </style:style>
    <style:style style:name="T6961" style:parent-style-name="AncientGreekἈρχαίαἑλληνικά" style:family="text">
      <style:text-properties style:font-weight-complex="bold" style:font-size-complex="14pt"/>
    </style:style>
    <style:style style:name="T6962" style:parent-style-name="AncientGreekἈρχαίαἑλληνικά" style:family="text">
      <style:text-properties style:font-weight-complex="bold" style:font-size-complex="14pt" fo:language="el" fo:country="GR"/>
    </style:style>
    <style:style style:name="T6963" style:parent-style-name="AncientGreekἈρχαίαἑλληνικά" style:family="text">
      <style:text-properties style:font-weight-complex="bold" style:font-size-complex="14pt"/>
    </style:style>
    <style:style style:name="T6964" style:parent-style-name="AncientGreekἈρχαίαἑλληνικά" style:family="text">
      <style:text-properties style:font-weight-complex="bold" style:font-size-complex="14pt" fo:language="el" fo:country="GR"/>
    </style:style>
    <style:style style:name="T6965" style:parent-style-name="AncientGreekἈρχαίαἑλληνικά" style:family="text">
      <style:text-properties style:font-weight-complex="bold" style:font-size-complex="14pt"/>
    </style:style>
    <style:style style:name="T6966" style:parent-style-name="AncientGreekἈρχαίαἑλληνικά" style:family="text">
      <style:text-properties style:font-weight-complex="bold" style:font-size-complex="14pt" fo:language="el" fo:country="GR"/>
    </style:style>
    <style:style style:name="T6967" style:parent-style-name="AncientGreekἈρχαίαἑλληνικά" style:family="text">
      <style:text-properties style:font-weight-complex="bold" style:font-size-complex="14pt"/>
    </style:style>
    <style:style style:name="T6968" style:parent-style-name="AncientGreekἈρχαίαἑλληνικά" style:family="text">
      <style:text-properties style:font-weight-complex="bold" style:font-size-complex="14pt" fo:language="el" fo:country="GR"/>
    </style:style>
    <style:style style:name="T6969" style:parent-style-name="AncientGreekἈρχαίαἑλληνικά" style:family="text">
      <style:text-properties style:font-weight-complex="bold" style:font-size-complex="14pt"/>
    </style:style>
    <style:style style:name="T6970" style:parent-style-name="AncientGreekἈρχαίαἑλληνικά" style:family="text">
      <style:text-properties style:font-weight-complex="bold" style:font-size-complex="14pt" fo:language="el" fo:country="GR"/>
    </style:style>
    <style:style style:name="T6971" style:parent-style-name="AncientGreekἈρχαίαἑλληνικά" style:family="text">
      <style:text-properties style:font-weight-complex="bold" style:font-size-complex="14pt"/>
    </style:style>
    <style:style style:name="T6972" style:parent-style-name="AncientGreekἈρχαίαἑλληνικά" style:family="text">
      <style:text-properties style:font-weight-complex="bold" style:font-size-complex="14pt" fo:language="el" fo:country="GR"/>
    </style:style>
    <style:style style:name="T6973" style:parent-style-name="AncientGreekἈρχαίαἑλληνικά" style:family="text">
      <style:text-properties style:font-weight-complex="bold" style:font-size-complex="14pt"/>
    </style:style>
    <style:style style:name="T6974" style:parent-style-name="AncientGreekἈρχαίαἑλληνικά" style:family="text">
      <style:text-properties style:font-weight-complex="bold" style:font-size-complex="14pt" fo:language="el" fo:country="GR"/>
    </style:style>
    <style:style style:name="T6975" style:parent-style-name="AncientGreekἈρχαίαἑλληνικά" style:family="text">
      <style:text-properties style:font-weight-complex="bold" style:font-size-complex="14pt"/>
    </style:style>
    <style:style style:name="T6976" style:parent-style-name="AncientGreekἈρχαίαἑλληνικά" style:family="text">
      <style:text-properties style:font-weight-complex="bold" style:font-size-complex="14pt" fo:language="el" fo:country="GR"/>
    </style:style>
    <style:style style:name="T6977" style:parent-style-name="AncientGreekἈρχαίαἑλληνικά" style:family="text">
      <style:text-properties style:font-weight-complex="bold" style:font-size-complex="14pt"/>
    </style:style>
    <style:style style:name="T6978" style:parent-style-name="AncientGreekἈρχαίαἑλληνικά" style:family="text">
      <style:text-properties style:font-weight-complex="bold" style:font-size-complex="14pt" fo:language="el" fo:country="GR"/>
    </style:style>
    <style:style style:name="T6979" style:parent-style-name="AncientGreekἈρχαίαἑλληνικά" style:family="text">
      <style:text-properties style:font-weight-complex="bold" style:font-size-complex="14pt"/>
    </style:style>
    <style:style style:name="T6980" style:parent-style-name="AncientGreekἈρχαίαἑλληνικά" style:family="text">
      <style:text-properties style:font-weight-complex="bold" style:font-size-complex="14pt" fo:language="el" fo:country="GR"/>
    </style:style>
    <style:style style:name="T6981" style:parent-style-name="AncientGreekἈρχαίαἑλληνικά" style:family="text">
      <style:text-properties style:font-weight-complex="bold" style:font-size-complex="14pt"/>
    </style:style>
    <style:style style:name="T6982" style:parent-style-name="AncientGreekἈρχαίαἑλληνικά" style:family="text">
      <style:text-properties style:font-weight-complex="bold" style:font-size-complex="14pt" fo:language="el" fo:country="GR"/>
    </style:style>
    <style:style style:name="T6983" style:parent-style-name="AncientGreekἈρχαίαἑλληνικά" style:family="text">
      <style:text-properties style:font-weight-complex="bold" style:font-size-complex="14pt"/>
    </style:style>
    <style:style style:name="T6984" style:parent-style-name="AncientGreekἈρχαίαἑλληνικά" style:family="text">
      <style:text-properties style:font-weight-complex="bold" style:font-size-complex="14pt" fo:language="el" fo:country="GR"/>
    </style:style>
    <style:style style:name="T6985" style:parent-style-name="AncientGreekἈρχαίαἑλληνικά" style:family="text">
      <style:text-properties style:font-weight-complex="bold" style:font-size-complex="14pt"/>
    </style:style>
    <style:style style:name="T6986" style:parent-style-name="AncientGreekἈρχαίαἑλληνικά" style:family="text">
      <style:text-properties style:font-weight-complex="bold" style:font-size-complex="14pt" fo:language="el" fo:country="GR"/>
    </style:style>
    <style:style style:name="T6987" style:parent-style-name="AncientGreekἈρχαίαἑλληνικά" style:family="text">
      <style:text-properties style:font-weight-complex="bold" style:font-size-complex="14pt"/>
    </style:style>
    <style:style style:name="T6988" style:parent-style-name="AncientGreekἈρχαίαἑλληνικά" style:family="text">
      <style:text-properties style:font-weight-complex="bold" style:font-size-complex="14pt" fo:language="el" fo:country="GR"/>
    </style:style>
    <style:style style:name="T6989" style:parent-style-name="AncientGreekἈρχαίαἑλληνικά" style:family="text">
      <style:text-properties style:font-weight-complex="bold" style:font-size-complex="14pt"/>
    </style:style>
    <style:style style:name="T6990" style:parent-style-name="AncientGreekἈρχαίαἑλληνικά" style:family="text">
      <style:text-properties style:font-weight-complex="bold" style:font-size-complex="14pt" fo:language="el" fo:country="GR"/>
    </style:style>
    <style:style style:name="T6991" style:parent-style-name="AncientGreekἈρχαίαἑλληνικά" style:family="text">
      <style:text-properties style:font-weight-complex="bold" style:font-size-complex="14pt"/>
    </style:style>
    <style:style style:name="T6992" style:parent-style-name="AncientGreekἈρχαίαἑλληνικά" style:family="text">
      <style:text-properties style:font-weight-complex="bold" style:font-size-complex="14pt" fo:language="el" fo:country="GR"/>
    </style:style>
    <style:style style:name="T6993" style:parent-style-name="AncientGreekἈρχαίαἑλληνικά" style:family="text">
      <style:text-properties style:font-weight-complex="bold" style:font-size-complex="14pt"/>
    </style:style>
    <style:style style:name="T6994" style:parent-style-name="AncientGreekἈρχαίαἑλληνικά" style:family="text">
      <style:text-properties style:font-weight-complex="bold" style:font-size-complex="14pt" fo:language="el" fo:country="GR"/>
    </style:style>
    <style:style style:name="T6995" style:parent-style-name="AncientGreekἈρχαίαἑλληνικά" style:family="text">
      <style:text-properties style:font-weight-complex="bold" style:font-size-complex="14pt"/>
    </style:style>
    <style:style style:name="T6996" style:parent-style-name="AncientGreekἈρχαίαἑλληνικά" style:family="text">
      <style:text-properties style:font-weight-complex="bold" style:font-size-complex="14pt" fo:language="el" fo:country="GR"/>
    </style:style>
    <style:style style:name="T6997" style:parent-style-name="AncientGreekἈρχαίαἑλληνικά" style:family="text">
      <style:text-properties style:font-weight-complex="bold" style:font-size-complex="14pt"/>
    </style:style>
    <style:style style:name="T6998" style:parent-style-name="AncientGreekἈρχαίαἑλληνικά" style:family="text">
      <style:text-properties style:font-weight-complex="bold" style:font-size-complex="14pt" fo:language="el" fo:country="GR"/>
    </style:style>
    <style:style style:name="T6999" style:parent-style-name="AncientGreekἈρχαίαἑλληνικά" style:family="text">
      <style:text-properties style:font-weight-complex="bold" style:font-size-complex="14pt"/>
    </style:style>
    <style:style style:name="T7000" style:parent-style-name="AncientGreekἈρχαίαἑλληνικά" style:family="text">
      <style:text-properties style:font-weight-complex="bold" style:font-size-complex="14pt" fo:language="el" fo:country="GR"/>
    </style:style>
    <style:style style:name="T7001" style:parent-style-name="AncientGreekἈρχαίαἑλληνικά" style:family="text">
      <style:text-properties style:font-weight-complex="bold" style:font-size-complex="14pt"/>
    </style:style>
    <style:style style:name="T7002" style:parent-style-name="AncientGreekἈρχαίαἑλληνικά" style:family="text">
      <style:text-properties style:font-weight-complex="bold" style:font-size-complex="14pt" fo:language="el" fo:country="GR"/>
    </style:style>
    <style:style style:name="T7003" style:parent-style-name="AncientGreekἈρχαίαἑλληνικά" style:family="text">
      <style:text-properties style:font-weight-complex="bold" style:font-size-complex="14pt"/>
    </style:style>
    <style:style style:name="T7004" style:parent-style-name="AncientGreekἈρχαίαἑλληνικά" style:family="text">
      <style:text-properties style:font-weight-complex="bold" style:font-size-complex="14pt" fo:language="el" fo:country="GR"/>
    </style:style>
    <style:style style:name="T7005" style:parent-style-name="AncientGreekἈρχαίαἑλληνικά" style:family="text">
      <style:text-properties style:font-weight-complex="bold" style:font-size-complex="14pt"/>
    </style:style>
    <style:style style:name="T7006" style:parent-style-name="AncientGreekἈρχαίαἑλληνικά" style:family="text">
      <style:text-properties style:font-weight-complex="bold" style:font-size-complex="14pt" fo:language="el" fo:country="GR"/>
    </style:style>
    <style:style style:name="T7007" style:parent-style-name="AncientGreekἈρχαίαἑλληνικά" style:family="text">
      <style:text-properties style:font-weight-complex="bold" style:font-size-complex="14pt"/>
    </style:style>
    <style:style style:name="T7008" style:parent-style-name="AncientGreekἈρχαίαἑλληνικά" style:family="text">
      <style:text-properties style:font-weight-complex="bold" style:font-size-complex="14pt" fo:language="el" fo:country="GR"/>
    </style:style>
    <style:style style:name="T7009" style:parent-style-name="AncientGreekἈρχαίαἑλληνικά" style:family="text">
      <style:text-properties style:font-weight-complex="bold" style:font-size-complex="14pt"/>
    </style:style>
    <style:style style:name="T7010" style:parent-style-name="AncientGreekἈρχαίαἑλληνικά" style:family="text">
      <style:text-properties style:font-weight-complex="bold" style:font-size-complex="14pt" fo:language="el" fo:country="GR"/>
    </style:style>
    <style:style style:name="T7011" style:parent-style-name="AncientGreekἈρχαίαἑλληνικά" style:family="text">
      <style:text-properties style:font-weight-complex="bold" style:font-size-complex="14pt"/>
    </style:style>
    <style:style style:name="T7012" style:parent-style-name="AncientGreekἈρχαίαἑλληνικά" style:family="text">
      <style:text-properties style:font-weight-complex="bold" style:font-size-complex="14pt" fo:language="el" fo:country="GR"/>
    </style:style>
    <style:style style:name="T7013" style:parent-style-name="AncientGreekἈρχαίαἑλληνικά" style:family="text">
      <style:text-properties style:font-weight-complex="bold" style:font-size-complex="14pt"/>
    </style:style>
    <style:style style:name="T7014" style:parent-style-name="AncientGreekἈρχαίαἑλληνικά" style:family="text">
      <style:text-properties style:font-weight-complex="bold" style:font-size-complex="14pt" fo:language="el" fo:country="GR"/>
    </style:style>
    <style:style style:name="T7015" style:parent-style-name="AncientGreekἈρχαίαἑλληνικά" style:family="text">
      <style:text-properties style:font-weight-complex="bold" style:font-size-complex="14pt"/>
    </style:style>
    <style:style style:name="T7016" style:parent-style-name="AncientGreekἈρχαίαἑλληνικά" style:family="text">
      <style:text-properties style:font-weight-complex="bold" style:font-size-complex="14pt" fo:language="el" fo:country="GR"/>
    </style:style>
    <style:style style:name="T7017" style:parent-style-name="AncientGreekἈρχαίαἑλληνικά" style:family="text">
      <style:text-properties style:font-weight-complex="bold" style:font-size-complex="14pt"/>
    </style:style>
    <style:style style:name="P7018" style:parent-style-name="Standard" style:family="paragraph">
      <style:paragraph-properties fo:widows="0" fo:orphans="0">
        <style:tab-stops>
          <style:tab-stop style:type="left" style:position="1.0312in"/>
        </style:tab-stops>
      </style:paragraph-properties>
    </style:style>
    <style:style style:name="T7019" style:parent-style-name="AncientGreekἈρχαίαἑλληνικά" style:family="text">
      <style:text-properties style:font-weight-complex="bold" style:font-size-complex="14pt" fo:language="el" fo:country="GR"/>
    </style:style>
    <style:style style:name="T7020" style:parent-style-name="AncientGreekἈρχαίαἑλληνικά" style:family="text">
      <style:text-properties style:font-weight-complex="bold" style:font-size-complex="14pt"/>
    </style:style>
    <style:style style:name="T7021" style:parent-style-name="AncientGreekἈρχαίαἑλληνικά" style:family="text">
      <style:text-properties style:font-weight-complex="bold" style:font-size-complex="14pt" fo:language="el" fo:country="GR"/>
    </style:style>
    <style:style style:name="T7022" style:parent-style-name="AncientGreekἈρχαίαἑλληνικά" style:family="text">
      <style:text-properties style:font-weight-complex="bold" style:font-size-complex="14pt"/>
    </style:style>
    <style:style style:name="T7023" style:parent-style-name="AncientGreekἈρχαίαἑλληνικά" style:family="text">
      <style:text-properties style:font-weight-complex="bold" style:font-size-complex="14pt" fo:language="el" fo:country="GR"/>
    </style:style>
    <style:style style:name="T7024" style:parent-style-name="AncientGreekἈρχαίαἑλληνικά" style:family="text">
      <style:text-properties style:font-weight-complex="bold" style:font-size-complex="14pt"/>
    </style:style>
    <style:style style:name="T7025" style:parent-style-name="AncientGreekἈρχαίαἑλληνικά" style:family="text">
      <style:text-properties style:font-weight-complex="bold" style:font-size-complex="14pt" fo:language="el" fo:country="GR"/>
    </style:style>
    <style:style style:name="T7026" style:parent-style-name="AncientGreekἈρχαίαἑλληνικά" style:family="text">
      <style:text-properties style:font-weight-complex="bold" style:font-size-complex="14pt"/>
    </style:style>
    <style:style style:name="T7027" style:parent-style-name="AncientGreekἈρχαίαἑλληνικά" style:family="text">
      <style:text-properties style:font-weight-complex="bold" style:font-size-complex="14pt" fo:language="el" fo:country="GR"/>
    </style:style>
    <style:style style:name="T7028" style:parent-style-name="AncientGreekἈρχαίαἑλληνικά" style:family="text">
      <style:text-properties style:font-weight-complex="bold" style:font-size-complex="14pt"/>
    </style:style>
    <style:style style:name="T7029" style:parent-style-name="AncientGreekἈρχαίαἑλληνικά" style:family="text">
      <style:text-properties style:font-weight-complex="bold" style:font-size-complex="14pt" fo:language="el" fo:country="GR"/>
    </style:style>
    <style:style style:name="T7030" style:parent-style-name="AncientGreekἈρχαίαἑλληνικά" style:family="text">
      <style:text-properties style:font-weight-complex="bold" style:font-size-complex="14pt"/>
    </style:style>
    <style:style style:name="T7031" style:parent-style-name="AncientGreekἈρχαίαἑλληνικά" style:family="text">
      <style:text-properties style:font-weight-complex="bold" style:font-size-complex="14pt" fo:language="el" fo:country="GR"/>
    </style:style>
    <style:style style:name="T7032" style:parent-style-name="AncientGreekἈρχαίαἑλληνικά" style:family="text">
      <style:text-properties style:font-weight-complex="bold" style:font-size-complex="14pt"/>
    </style:style>
    <style:style style:name="T7033" style:parent-style-name="AncientGreekἈρχαίαἑλληνικά" style:family="text">
      <style:text-properties style:font-weight-complex="bold" style:font-size-complex="14pt" fo:language="el" fo:country="GR"/>
    </style:style>
    <style:style style:name="T7034" style:parent-style-name="AncientGreekἈρχαίαἑλληνικά" style:family="text">
      <style:text-properties style:font-weight-complex="bold" style:font-size-complex="14pt"/>
    </style:style>
    <style:style style:name="T7035" style:parent-style-name="AncientGreekἈρχαίαἑλληνικά" style:family="text">
      <style:text-properties style:font-weight-complex="bold" style:font-size-complex="14pt" fo:language="el" fo:country="GR"/>
    </style:style>
    <style:style style:name="T7036" style:parent-style-name="AncientGreekἈρχαίαἑλληνικά" style:family="text">
      <style:text-properties style:font-weight-complex="bold" style:font-size-complex="14pt"/>
    </style:style>
    <style:style style:name="T7037" style:parent-style-name="AncientGreekἈρχαίαἑλληνικά" style:family="text">
      <style:text-properties style:font-weight-complex="bold" style:font-size-complex="14pt" fo:language="el" fo:country="GR"/>
    </style:style>
    <style:style style:name="T7038" style:parent-style-name="AncientGreekἈρχαίαἑλληνικά" style:family="text">
      <style:text-properties style:font-weight-complex="bold" style:font-size-complex="14pt"/>
    </style:style>
    <style:style style:name="TableCell7039" style:family="table-cell">
      <style:table-cell-properties fo:border="0.0069in solid #000000" fo:background-color="#FFFFFF" style:writing-mode="lr-tb" fo:padding-top="0in" fo:padding-left="0.1527in" fo:padding-bottom="0in" fo:padding-right="0.15in"/>
    </style:style>
    <style:style style:name="P7040" style:parent-style-name="Standard" style:family="paragraph">
      <style:paragraph-properties fo:widows="0" fo:orphans="0"/>
      <style:text-properties style:font-name="AncientGreek"/>
    </style:style>
    <style:style style:name="P7041" style:parent-style-name="Standard" style:family="paragraph">
      <style:paragraph-properties fo:widows="0" fo:orphans="0"/>
      <style:text-properties style:font-name="AncientGreek"/>
    </style:style>
    <style:style style:name="P7042" style:parent-style-name="Standard" style:family="paragraph">
      <style:paragraph-properties fo:widows="0" fo:orphans="0"/>
      <style:text-properties style:font-name="AncientGreek"/>
    </style:style>
    <style:style style:name="P7043" style:parent-style-name="Standard" style:family="paragraph">
      <style:paragraph-properties fo:widows="0" fo:orphans="0"/>
      <style:text-properties style:font-name="AncientGreek"/>
    </style:style>
    <style:style style:name="P7044" style:parent-style-name="Standard" style:family="paragraph">
      <style:paragraph-properties fo:widows="0" fo:orphans="0"/>
      <style:text-properties style:font-name="AncientGreek"/>
    </style:style>
    <style:style style:name="TableRow7045" style:family="table-row">
      <style:table-row-properties style:min-row-height="0.0138in" style:use-optimal-row-height="false" fo:keep-together="always"/>
    </style:style>
    <style:style style:name="TableCell7046" style:family="table-cell">
      <style:table-cell-properties fo:border="0.0069in solid #000000" fo:background-color="#FFFFFF" style:writing-mode="lr-tb" fo:padding-top="0in" fo:padding-left="0.1527in" fo:padding-bottom="0in" fo:padding-right="0.15in"/>
    </style:style>
    <style:style style:name="P7047" style:parent-style-name="Standard" style:family="paragraph">
      <style:paragraph-properties fo:keep-with-next="always" fo:widows="0" fo:orphans="0" fo:text-align="center">
        <style:tab-stops>
          <style:tab-stop style:type="left" style:position="1.2708in"/>
        </style:tab-stops>
      </style:paragraph-properties>
    </style:style>
    <style:style style:name="T7048" style:parent-style-name="AncientGreekἈρχαίαἑλληνικά" style:family="text">
      <style:text-properties fo:font-weight="bold" style:font-weight-asian="bold" style:font-weight-complex="bold" fo:font-size="18pt" style:font-size-asian="18pt" style:font-size-complex="14pt"/>
    </style:style>
    <style:style style:name="T7049"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7050" style:parent-style-name="AncientGreekἈρχαίαἑλληνικά" style:family="text">
      <style:text-properties fo:font-weight="bold" style:font-weight-asian="bold" style:font-weight-complex="bold" fo:font-size="18pt" style:font-size-asian="18pt" style:font-size-complex="14pt"/>
    </style:style>
    <style:style style:name="T7051"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7052" style:parent-style-name="AncientGreekἈρχαίαἑλληνικά" style:family="text">
      <style:text-properties fo:font-weight="bold" style:font-weight-asian="bold" style:font-weight-complex="bold" fo:font-size="18pt" style:font-size-asian="18pt" style:font-size-complex="14pt"/>
    </style:style>
    <style:style style:name="T7053"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7054" style:parent-style-name="AncientGreekἈρχαίαἑλληνικά" style:family="text">
      <style:text-properties fo:font-weight="bold" style:font-weight-asian="bold" style:font-weight-complex="bold" fo:font-size="18pt" style:font-size-asian="18pt" style:font-size-complex="14pt"/>
    </style:style>
    <style:style style:name="P7055" style:parent-style-name="Standard" style:family="paragraph">
      <style:paragraph-properties fo:widows="0" fo:orphans="0">
        <style:tab-stops>
          <style:tab-stop style:type="left" style:position="1.2708in"/>
        </style:tab-stops>
      </style:paragraph-properties>
    </style:style>
    <style:style style:name="T7056" style:parent-style-name="AncientGreekἈρχαίαἑλληνικά" style:family="text">
      <style:text-properties style:font-weight-complex="bold" style:font-size-complex="14pt" fo:language="el" fo:country="GR"/>
    </style:style>
    <style:style style:name="T7057" style:parent-style-name="AncientGreekἈρχαίαἑλληνικά" style:family="text">
      <style:text-properties style:font-weight-complex="bold" style:font-size-complex="14pt"/>
    </style:style>
    <style:style style:name="T7058" style:parent-style-name="AncientGreekἈρχαίαἑλληνικά" style:family="text">
      <style:text-properties style:font-weight-complex="bold" style:font-size-complex="14pt" fo:language="el" fo:country="GR"/>
    </style:style>
    <style:style style:name="T7059" style:parent-style-name="AncientGreekἈρχαίαἑλληνικά" style:family="text">
      <style:text-properties style:font-weight-complex="bold" style:font-size-complex="14pt"/>
    </style:style>
    <style:style style:name="T7060" style:parent-style-name="AncientGreekἈρχαίαἑλληνικά" style:family="text">
      <style:text-properties style:font-weight-complex="bold" style:font-size-complex="14pt" fo:language="el" fo:country="GR"/>
    </style:style>
    <style:style style:name="T7061" style:parent-style-name="AncientGreekἈρχαίαἑλληνικά" style:family="text">
      <style:text-properties style:font-weight-complex="bold" style:font-size-complex="14pt"/>
    </style:style>
    <style:style style:name="T7062" style:parent-style-name="AncientGreekἈρχαίαἑλληνικά" style:family="text">
      <style:text-properties style:font-weight-complex="bold" style:font-size-complex="14pt" fo:language="el" fo:country="GR"/>
    </style:style>
    <style:style style:name="T7063" style:parent-style-name="AncientGreekἈρχαίαἑλληνικά" style:family="text">
      <style:text-properties style:font-weight-complex="bold" style:font-size-complex="14pt"/>
    </style:style>
    <style:style style:name="T7064" style:parent-style-name="AncientGreekἈρχαίαἑλληνικά" style:family="text">
      <style:text-properties style:font-weight-complex="bold" style:font-size-complex="14pt" fo:language="el" fo:country="GR"/>
    </style:style>
    <style:style style:name="T7065" style:parent-style-name="AncientGreekἈρχαίαἑλληνικά" style:family="text">
      <style:text-properties style:font-weight-complex="bold" style:font-size-complex="14pt"/>
    </style:style>
    <style:style style:name="T7066" style:parent-style-name="AncientGreekἈρχαίαἑλληνικά" style:family="text">
      <style:text-properties style:font-weight-complex="bold" style:font-size-complex="14pt" fo:language="el" fo:country="GR"/>
    </style:style>
    <style:style style:name="T7067" style:parent-style-name="AncientGreekἈρχαίαἑλληνικά" style:family="text">
      <style:text-properties style:font-weight-complex="bold" style:font-size-complex="14pt"/>
    </style:style>
    <style:style style:name="T7068" style:parent-style-name="AncientGreekἈρχαίαἑλληνικά" style:family="text">
      <style:text-properties style:font-weight-complex="bold" style:font-size-complex="14pt" fo:language="el" fo:country="GR"/>
    </style:style>
    <style:style style:name="T7069" style:parent-style-name="AncientGreekἈρχαίαἑλληνικά" style:family="text">
      <style:text-properties style:font-weight-complex="bold" style:font-size-complex="14pt"/>
    </style:style>
    <style:style style:name="T7070" style:parent-style-name="AncientGreekἈρχαίαἑλληνικά" style:family="text">
      <style:text-properties style:font-weight-complex="bold" style:font-size-complex="14pt" fo:language="el" fo:country="GR"/>
    </style:style>
    <style:style style:name="T7071" style:parent-style-name="AncientGreekἈρχαίαἑλληνικά" style:family="text">
      <style:text-properties style:font-weight-complex="bold" style:font-size-complex="14pt"/>
    </style:style>
    <style:style style:name="T7072" style:parent-style-name="AncientGreekἈρχαίαἑλληνικά" style:family="text">
      <style:text-properties style:font-weight-complex="bold" style:font-size-complex="14pt" fo:language="el" fo:country="GR"/>
    </style:style>
    <style:style style:name="T7073" style:parent-style-name="AncientGreekἈρχαίαἑλληνικά" style:family="text">
      <style:text-properties style:font-weight-complex="bold" style:font-size-complex="14pt"/>
    </style:style>
    <style:style style:name="T7074" style:parent-style-name="AncientGreekἈρχαίαἑλληνικά" style:family="text">
      <style:text-properties style:font-weight-complex="bold" style:font-size-complex="14pt" fo:language="el" fo:country="GR"/>
    </style:style>
    <style:style style:name="T7075" style:parent-style-name="AncientGreekἈρχαίαἑλληνικά" style:family="text">
      <style:text-properties style:font-weight-complex="bold" style:font-size-complex="14pt"/>
    </style:style>
    <style:style style:name="T7076" style:parent-style-name="AncientGreekἈρχαίαἑλληνικά" style:family="text">
      <style:text-properties style:font-weight-complex="bold" style:font-size-complex="14pt" fo:language="el" fo:country="GR"/>
    </style:style>
    <style:style style:name="T7077" style:parent-style-name="AncientGreekἈρχαίαἑλληνικά" style:family="text">
      <style:text-properties style:font-weight-complex="bold" style:font-size-complex="14pt"/>
    </style:style>
    <style:style style:name="T7078" style:parent-style-name="AncientGreekἈρχαίαἑλληνικά" style:family="text">
      <style:text-properties style:font-weight-complex="bold" style:font-size-complex="14pt" fo:language="el" fo:country="GR"/>
    </style:style>
    <style:style style:name="T7079" style:parent-style-name="AncientGreekἈρχαίαἑλληνικά" style:family="text">
      <style:text-properties style:font-weight-complex="bold" style:font-size-complex="14pt"/>
    </style:style>
    <style:style style:name="T7080" style:parent-style-name="AncientGreekἈρχαίαἑλληνικά" style:family="text">
      <style:text-properties style:font-weight-complex="bold" style:font-size-complex="14pt" fo:language="el" fo:country="GR"/>
    </style:style>
    <style:style style:name="T7081" style:parent-style-name="AncientGreekἈρχαίαἑλληνικά" style:family="text">
      <style:text-properties style:font-weight-complex="bold" style:font-size-complex="14pt"/>
    </style:style>
    <style:style style:name="T7082" style:parent-style-name="AncientGreekἈρχαίαἑλληνικά" style:family="text">
      <style:text-properties style:font-weight-complex="bold" style:font-size-complex="14pt" fo:language="el" fo:country="GR"/>
    </style:style>
    <style:style style:name="T7083" style:parent-style-name="AncientGreekἈρχαίαἑλληνικά" style:family="text">
      <style:text-properties style:font-weight-complex="bold" style:font-size-complex="14pt"/>
    </style:style>
    <style:style style:name="T7084" style:parent-style-name="AncientGreekἈρχαίαἑλληνικά" style:family="text">
      <style:text-properties style:font-weight-complex="bold" style:font-size-complex="14pt" fo:language="el" fo:country="GR"/>
    </style:style>
    <style:style style:name="T7085" style:parent-style-name="AncientGreekἈρχαίαἑλληνικά" style:family="text">
      <style:text-properties style:font-weight-complex="bold" style:font-size-complex="14pt"/>
    </style:style>
    <style:style style:name="T7086" style:parent-style-name="AncientGreekἈρχαίαἑλληνικά" style:family="text">
      <style:text-properties style:font-weight-complex="bold" style:font-size-complex="14pt" fo:language="el" fo:country="GR"/>
    </style:style>
    <style:style style:name="T7087" style:parent-style-name="AncientGreekἈρχαίαἑλληνικά" style:family="text">
      <style:text-properties style:font-weight-complex="bold" style:font-size-complex="14pt"/>
    </style:style>
    <style:style style:name="T7088" style:parent-style-name="AncientGreekἈρχαίαἑλληνικά" style:family="text">
      <style:text-properties style:font-weight-complex="bold" style:font-size-complex="14pt" fo:language="el" fo:country="GR"/>
    </style:style>
    <style:style style:name="T7089" style:parent-style-name="AncientGreekἈρχαίαἑλληνικά" style:family="text">
      <style:text-properties style:font-weight-complex="bold" style:font-size-complex="14pt"/>
    </style:style>
    <style:style style:name="T7090" style:parent-style-name="AncientGreekἈρχαίαἑλληνικά" style:family="text">
      <style:text-properties style:font-weight-complex="bold" style:font-size-complex="14pt" fo:language="el" fo:country="GR"/>
    </style:style>
    <style:style style:name="T7091" style:parent-style-name="AncientGreekἈρχαίαἑλληνικά" style:family="text">
      <style:text-properties style:font-weight-complex="bold" style:font-size-complex="14pt"/>
    </style:style>
    <style:style style:name="T7092" style:parent-style-name="AncientGreekἈρχαίαἑλληνικά" style:family="text">
      <style:text-properties style:font-weight-complex="bold" style:font-size-complex="14pt" fo:language="el" fo:country="GR"/>
    </style:style>
    <style:style style:name="T7093" style:parent-style-name="AncientGreekἈρχαίαἑλληνικά" style:family="text">
      <style:text-properties style:font-weight-complex="bold" style:font-size-complex="14pt"/>
    </style:style>
    <style:style style:name="T7094" style:parent-style-name="AncientGreekἈρχαίαἑλληνικά" style:family="text">
      <style:text-properties style:font-weight-complex="bold" style:font-size-complex="14pt" fo:language="el" fo:country="GR"/>
    </style:style>
    <style:style style:name="T7095" style:parent-style-name="AncientGreekἈρχαίαἑλληνικά" style:family="text">
      <style:text-properties style:font-weight-complex="bold" style:font-size-complex="14pt"/>
    </style:style>
    <style:style style:name="T7096" style:parent-style-name="AncientGreekἈρχαίαἑλληνικά" style:family="text">
      <style:text-properties style:font-weight-complex="bold" style:font-size-complex="14pt" fo:language="el" fo:country="GR"/>
    </style:style>
    <style:style style:name="T7097" style:parent-style-name="AncientGreekἈρχαίαἑλληνικά" style:family="text">
      <style:text-properties style:font-weight-complex="bold" style:font-size-complex="14pt"/>
    </style:style>
    <style:style style:name="T7098" style:parent-style-name="AncientGreekἈρχαίαἑλληνικά" style:family="text">
      <style:text-properties style:font-weight-complex="bold" style:font-size-complex="14pt" fo:language="el" fo:country="GR"/>
    </style:style>
    <style:style style:name="T7099" style:parent-style-name="AncientGreekἈρχαίαἑλληνικά" style:family="text">
      <style:text-properties style:font-weight-complex="bold" style:font-size-complex="14pt"/>
    </style:style>
    <style:style style:name="T7100" style:parent-style-name="AncientGreekἈρχαίαἑλληνικά" style:family="text">
      <style:text-properties style:font-weight-complex="bold" style:font-size-complex="14pt" fo:language="el" fo:country="GR"/>
    </style:style>
    <style:style style:name="T7101" style:parent-style-name="AncientGreekἈρχαίαἑλληνικά" style:family="text">
      <style:text-properties style:font-weight-complex="bold" style:font-size-complex="14pt"/>
    </style:style>
    <style:style style:name="T7102" style:parent-style-name="AncientGreekἈρχαίαἑλληνικά" style:family="text">
      <style:text-properties style:font-weight-complex="bold" style:font-size-complex="14pt" fo:language="el" fo:country="GR"/>
    </style:style>
    <style:style style:name="T7103" style:parent-style-name="AncientGreekἈρχαίαἑλληνικά" style:family="text">
      <style:text-properties style:font-weight-complex="bold" style:font-size-complex="14pt"/>
    </style:style>
    <style:style style:name="T7104" style:parent-style-name="AncientGreekἈρχαίαἑλληνικά" style:family="text">
      <style:text-properties style:font-weight-complex="bold" style:font-size-complex="14pt" fo:language="el" fo:country="GR"/>
    </style:style>
    <style:style style:name="T7105" style:parent-style-name="AncientGreekἈρχαίαἑλληνικά" style:family="text">
      <style:text-properties style:font-weight-complex="bold" style:font-size-complex="14pt"/>
    </style:style>
    <style:style style:name="T7106" style:parent-style-name="AncientGreekἈρχαίαἑλληνικά" style:family="text">
      <style:text-properties style:font-weight-complex="bold" style:font-size-complex="14pt" fo:language="el" fo:country="GR"/>
    </style:style>
    <style:style style:name="T7107" style:parent-style-name="AncientGreekἈρχαίαἑλληνικά" style:family="text">
      <style:text-properties style:font-weight-complex="bold" style:font-size-complex="14pt"/>
    </style:style>
    <style:style style:name="T7108" style:parent-style-name="AncientGreekἈρχαίαἑλληνικά" style:family="text">
      <style:text-properties style:font-weight-complex="bold" style:font-size-complex="14pt" fo:language="el" fo:country="GR"/>
    </style:style>
    <style:style style:name="T7109" style:parent-style-name="AncientGreekἈρχαίαἑλληνικά" style:family="text">
      <style:text-properties style:font-weight-complex="bold" style:font-size-complex="14pt"/>
    </style:style>
    <style:style style:name="T7110" style:parent-style-name="AncientGreekἈρχαίαἑλληνικά" style:family="text">
      <style:text-properties style:font-weight-complex="bold" style:font-size-complex="14pt" fo:language="el" fo:country="GR"/>
    </style:style>
    <style:style style:name="T7111" style:parent-style-name="AncientGreekἈρχαίαἑλληνικά" style:family="text">
      <style:text-properties style:font-weight-complex="bold" style:font-size-complex="14pt"/>
    </style:style>
    <style:style style:name="T7112" style:parent-style-name="AncientGreekἈρχαίαἑλληνικά" style:family="text">
      <style:text-properties style:font-weight-complex="bold" style:font-size-complex="14pt" fo:language="el" fo:country="GR"/>
    </style:style>
    <style:style style:name="T7113" style:parent-style-name="AncientGreekἈρχαίαἑλληνικά" style:family="text">
      <style:text-properties style:font-weight-complex="bold" style:font-size-complex="14pt"/>
    </style:style>
    <style:style style:name="T7114" style:parent-style-name="AncientGreekἈρχαίαἑλληνικά" style:family="text">
      <style:text-properties style:font-weight-complex="bold" style:font-size-complex="14pt" fo:language="el" fo:country="GR"/>
    </style:style>
    <style:style style:name="T7115" style:parent-style-name="AncientGreekἈρχαίαἑλληνικά" style:family="text">
      <style:text-properties style:font-weight-complex="bold" style:font-size-complex="14pt"/>
    </style:style>
    <style:style style:name="T7116" style:parent-style-name="AncientGreekἈρχαίαἑλληνικά" style:family="text">
      <style:text-properties style:font-weight-complex="bold" style:font-size-complex="14pt" fo:language="el" fo:country="GR"/>
    </style:style>
    <style:style style:name="T7117" style:parent-style-name="AncientGreekἈρχαίαἑλληνικά" style:family="text">
      <style:text-properties style:font-weight-complex="bold" style:font-size-complex="14pt"/>
    </style:style>
    <style:style style:name="T7118" style:parent-style-name="AncientGreekἈρχαίαἑλληνικά" style:family="text">
      <style:text-properties style:font-weight-complex="bold" style:font-size-complex="14pt" fo:language="el" fo:country="GR"/>
    </style:style>
    <style:style style:name="T7119" style:parent-style-name="AncientGreekἈρχαίαἑλληνικά" style:family="text">
      <style:text-properties style:font-weight-complex="bold" style:font-size-complex="14pt"/>
    </style:style>
    <style:style style:name="T7120" style:parent-style-name="AncientGreekἈρχαίαἑλληνικά" style:family="text">
      <style:text-properties style:font-weight-complex="bold" style:font-size-complex="14pt" fo:language="el" fo:country="GR"/>
    </style:style>
    <style:style style:name="T7121" style:parent-style-name="AncientGreekἈρχαίαἑλληνικά" style:family="text">
      <style:text-properties style:font-weight-complex="bold" style:font-size-complex="14pt"/>
    </style:style>
    <style:style style:name="T7122" style:parent-style-name="AncientGreekἈρχαίαἑλληνικά" style:family="text">
      <style:text-properties style:font-weight-complex="bold" style:font-size-complex="14pt" fo:language="el" fo:country="GR"/>
    </style:style>
    <style:style style:name="T7123" style:parent-style-name="AncientGreekἈρχαίαἑλληνικά" style:family="text">
      <style:text-properties style:font-weight-complex="bold" style:font-size-complex="14pt"/>
    </style:style>
    <style:style style:name="T7124" style:parent-style-name="AncientGreekἈρχαίαἑλληνικά" style:family="text">
      <style:text-properties style:font-weight-complex="bold" style:font-size-complex="14pt" fo:language="el" fo:country="GR"/>
    </style:style>
    <style:style style:name="T7125" style:parent-style-name="AncientGreekἈρχαίαἑλληνικά" style:family="text">
      <style:text-properties style:font-weight-complex="bold" style:font-size-complex="14pt"/>
    </style:style>
    <style:style style:name="T7126" style:parent-style-name="AncientGreekἈρχαίαἑλληνικά" style:family="text">
      <style:text-properties style:font-weight-complex="bold" style:font-size-complex="14pt" fo:language="el" fo:country="GR"/>
    </style:style>
    <style:style style:name="T7127" style:parent-style-name="AncientGreekἈρχαίαἑλληνικά" style:family="text">
      <style:text-properties style:font-weight-complex="bold" style:font-size-complex="14pt"/>
    </style:style>
    <style:style style:name="T7128" style:parent-style-name="AncientGreekἈρχαίαἑλληνικά" style:family="text">
      <style:text-properties style:font-weight-complex="bold" style:font-size-complex="14pt" fo:language="el" fo:country="GR"/>
    </style:style>
    <style:style style:name="T7129" style:parent-style-name="AncientGreekἈρχαίαἑλληνικά" style:family="text">
      <style:text-properties style:font-weight-complex="bold" style:font-size-complex="14pt"/>
    </style:style>
    <style:style style:name="T7130" style:parent-style-name="AncientGreekἈρχαίαἑλληνικά" style:family="text">
      <style:text-properties style:font-weight-complex="bold" style:font-size-complex="14pt" fo:language="el" fo:country="GR"/>
    </style:style>
    <style:style style:name="T7131" style:parent-style-name="AncientGreekἈρχαίαἑλληνικά" style:family="text">
      <style:text-properties style:font-weight-complex="bold" style:font-size-complex="14pt"/>
    </style:style>
    <style:style style:name="T7132" style:parent-style-name="AncientGreekἈρχαίαἑλληνικά" style:family="text">
      <style:text-properties style:font-weight-complex="bold" style:font-size-complex="14pt" fo:language="el" fo:country="GR"/>
    </style:style>
    <style:style style:name="T7133" style:parent-style-name="AncientGreekἈρχαίαἑλληνικά" style:family="text">
      <style:text-properties style:font-weight-complex="bold" style:font-size-complex="14pt"/>
    </style:style>
    <style:style style:name="T7134" style:parent-style-name="AncientGreekἈρχαίαἑλληνικά" style:family="text">
      <style:text-properties style:font-weight-complex="bold" style:font-size-complex="14pt" fo:language="el" fo:country="GR"/>
    </style:style>
    <style:style style:name="T7135" style:parent-style-name="AncientGreekἈρχαίαἑλληνικά" style:family="text">
      <style:text-properties style:font-weight-complex="bold" style:font-size-complex="14pt"/>
    </style:style>
    <style:style style:name="T7136" style:parent-style-name="AncientGreekἈρχαίαἑλληνικά" style:family="text">
      <style:text-properties style:font-weight-complex="bold" style:font-size-complex="14pt" fo:language="el" fo:country="GR"/>
    </style:style>
    <style:style style:name="T7137" style:parent-style-name="AncientGreekἈρχαίαἑλληνικά" style:family="text">
      <style:text-properties style:font-weight-complex="bold" style:font-size-complex="14pt"/>
    </style:style>
    <style:style style:name="T7138" style:parent-style-name="AncientGreekἈρχαίαἑλληνικά" style:family="text">
      <style:text-properties style:font-weight-complex="bold" style:font-size-complex="14pt" fo:language="el" fo:country="GR"/>
    </style:style>
    <style:style style:name="T7139" style:parent-style-name="AncientGreekἈρχαίαἑλληνικά" style:family="text">
      <style:text-properties style:font-weight-complex="bold" style:font-size-complex="14pt"/>
    </style:style>
    <style:style style:name="T7140" style:parent-style-name="AncientGreekἈρχαίαἑλληνικά" style:family="text">
      <style:text-properties style:font-weight-complex="bold" style:font-size-complex="14pt" fo:language="el" fo:country="GR"/>
    </style:style>
    <style:style style:name="T7141" style:parent-style-name="AncientGreekἈρχαίαἑλληνικά" style:family="text">
      <style:text-properties style:font-weight-complex="bold" style:font-size-complex="14pt"/>
    </style:style>
    <style:style style:name="T7142" style:parent-style-name="AncientGreekἈρχαίαἑλληνικά" style:family="text">
      <style:text-properties style:font-weight-complex="bold" style:font-size-complex="14pt" fo:language="el" fo:country="GR"/>
    </style:style>
    <style:style style:name="T7143" style:parent-style-name="AncientGreekἈρχαίαἑλληνικά" style:family="text">
      <style:text-properties style:font-weight-complex="bold" style:font-size-complex="14pt"/>
    </style:style>
    <style:style style:name="T7144" style:parent-style-name="AncientGreekἈρχαίαἑλληνικά" style:family="text">
      <style:text-properties style:font-weight-complex="bold" style:font-size-complex="14pt" fo:language="el" fo:country="GR"/>
    </style:style>
    <style:style style:name="T7145" style:parent-style-name="AncientGreekἈρχαίαἑλληνικά" style:family="text">
      <style:text-properties style:font-weight-complex="bold" style:font-size-complex="14pt"/>
    </style:style>
    <style:style style:name="T7146" style:parent-style-name="AncientGreekἈρχαίαἑλληνικά" style:family="text">
      <style:text-properties style:font-weight-complex="bold" style:font-size-complex="14pt" fo:language="el" fo:country="GR"/>
    </style:style>
    <style:style style:name="T7147" style:parent-style-name="AncientGreekἈρχαίαἑλληνικά" style:family="text">
      <style:text-properties style:font-weight-complex="bold" style:font-size-complex="14pt"/>
    </style:style>
    <style:style style:name="T7148" style:parent-style-name="AncientGreekἈρχαίαἑλληνικά" style:family="text">
      <style:text-properties style:font-weight-complex="bold" style:font-size-complex="14pt" fo:language="el" fo:country="GR"/>
    </style:style>
    <style:style style:name="T7149" style:parent-style-name="AncientGreekἈρχαίαἑλληνικά" style:family="text">
      <style:text-properties style:font-weight-complex="bold" style:font-size-complex="14pt"/>
    </style:style>
    <style:style style:name="T7150" style:parent-style-name="AncientGreekἈρχαίαἑλληνικά" style:family="text">
      <style:text-properties style:font-weight-complex="bold" style:font-size-complex="14pt" fo:language="el" fo:country="GR"/>
    </style:style>
    <style:style style:name="T7151" style:parent-style-name="AncientGreekἈρχαίαἑλληνικά" style:family="text">
      <style:text-properties style:font-weight-complex="bold" style:font-size-complex="14pt"/>
    </style:style>
    <style:style style:name="T7152" style:parent-style-name="AncientGreekἈρχαίαἑλληνικά" style:family="text">
      <style:text-properties style:font-weight-complex="bold" style:font-size-complex="14pt" fo:language="el" fo:country="GR"/>
    </style:style>
    <style:style style:name="T7153" style:parent-style-name="AncientGreekἈρχαίαἑλληνικά" style:family="text">
      <style:text-properties style:font-weight-complex="bold" style:font-size-complex="14pt"/>
    </style:style>
    <style:style style:name="T7154" style:parent-style-name="AncientGreekἈρχαίαἑλληνικά" style:family="text">
      <style:text-properties style:font-weight-complex="bold" style:font-size-complex="14pt" fo:language="el" fo:country="GR"/>
    </style:style>
    <style:style style:name="T7155" style:parent-style-name="AncientGreekἈρχαίαἑλληνικά" style:family="text">
      <style:text-properties style:font-weight-complex="bold" style:font-size-complex="14pt"/>
    </style:style>
    <style:style style:name="T7156" style:parent-style-name="AncientGreekἈρχαίαἑλληνικά" style:family="text">
      <style:text-properties style:font-weight-complex="bold" style:font-size-complex="14pt" fo:language="el" fo:country="GR"/>
    </style:style>
    <style:style style:name="T7157" style:parent-style-name="AncientGreekἈρχαίαἑλληνικά" style:family="text">
      <style:text-properties style:font-weight-complex="bold" style:font-size-complex="14pt"/>
    </style:style>
    <style:style style:name="T7158" style:parent-style-name="AncientGreekἈρχαίαἑλληνικά" style:family="text">
      <style:text-properties style:font-weight-complex="bold" style:font-size-complex="14pt" fo:language="el" fo:country="GR"/>
    </style:style>
    <style:style style:name="T7159" style:parent-style-name="AncientGreekἈρχαίαἑλληνικά" style:family="text">
      <style:text-properties style:font-weight-complex="bold" style:font-size-complex="14pt"/>
    </style:style>
    <style:style style:name="T7160" style:parent-style-name="AncientGreekἈρχαίαἑλληνικά" style:family="text">
      <style:text-properties style:font-weight-complex="bold" style:font-size-complex="14pt" fo:language="el" fo:country="GR"/>
    </style:style>
    <style:style style:name="T7161" style:parent-style-name="AncientGreekἈρχαίαἑλληνικά" style:family="text">
      <style:text-properties style:font-weight-complex="bold" style:font-size-complex="14pt"/>
    </style:style>
    <style:style style:name="T7162" style:parent-style-name="AncientGreekἈρχαίαἑλληνικά" style:family="text">
      <style:text-properties style:font-weight-complex="bold" style:font-size-complex="14pt" fo:language="el" fo:country="GR"/>
    </style:style>
    <style:style style:name="T7163" style:parent-style-name="AncientGreekἈρχαίαἑλληνικά" style:family="text">
      <style:text-properties style:font-weight-complex="bold" style:font-size-complex="14pt"/>
    </style:style>
    <style:style style:name="T7164" style:parent-style-name="AncientGreekἈρχαίαἑλληνικά" style:family="text">
      <style:text-properties style:font-weight-complex="bold" style:font-size-complex="14pt" fo:language="el" fo:country="GR"/>
    </style:style>
    <style:style style:name="T7165" style:parent-style-name="AncientGreekἈρχαίαἑλληνικά" style:family="text">
      <style:text-properties style:font-weight-complex="bold" style:font-size-complex="14pt"/>
    </style:style>
    <style:style style:name="T7166" style:parent-style-name="AncientGreekἈρχαίαἑλληνικά" style:family="text">
      <style:text-properties style:font-weight-complex="bold" style:font-size-complex="14pt" fo:language="el" fo:country="GR"/>
    </style:style>
    <style:style style:name="T7167" style:parent-style-name="AncientGreekἈρχαίαἑλληνικά" style:family="text">
      <style:text-properties style:font-weight-complex="bold" style:font-size-complex="14pt"/>
    </style:style>
    <style:style style:name="P7168" style:parent-style-name="Standard" style:family="paragraph">
      <style:paragraph-properties fo:widows="0" fo:orphans="0">
        <style:tab-stops>
          <style:tab-stop style:type="left" style:position="1.2708in"/>
        </style:tab-stops>
      </style:paragraph-properties>
    </style:style>
    <style:style style:name="T7169" style:parent-style-name="AncientGreekἈρχαίαἑλληνικά" style:family="text">
      <style:text-properties style:font-weight-complex="bold" style:font-size-complex="14pt" fo:language="el" fo:country="GR"/>
    </style:style>
    <style:style style:name="T7170" style:parent-style-name="AncientGreekἈρχαίαἑλληνικά" style:family="text">
      <style:text-properties style:font-weight-complex="bold" style:font-size-complex="14pt"/>
    </style:style>
    <style:style style:name="T7171" style:parent-style-name="AncientGreekἈρχαίαἑλληνικά" style:family="text">
      <style:text-properties style:font-weight-complex="bold" style:font-size-complex="14pt" fo:language="el" fo:country="GR"/>
    </style:style>
    <style:style style:name="T7172" style:parent-style-name="AncientGreekἈρχαίαἑλληνικά" style:family="text">
      <style:text-properties style:font-weight-complex="bold" style:font-size-complex="14pt"/>
    </style:style>
    <style:style style:name="T7173" style:parent-style-name="AncientGreekἈρχαίαἑλληνικά" style:family="text">
      <style:text-properties style:font-weight-complex="bold" style:font-size-complex="14pt" fo:language="el" fo:country="GR"/>
    </style:style>
    <style:style style:name="T7174" style:parent-style-name="AncientGreekἈρχαίαἑλληνικά" style:family="text">
      <style:text-properties style:font-weight-complex="bold" style:font-size-complex="14pt"/>
    </style:style>
    <style:style style:name="T7175" style:parent-style-name="AncientGreekἈρχαίαἑλληνικά" style:family="text">
      <style:text-properties style:font-weight-complex="bold" style:font-size-complex="14pt" fo:language="el" fo:country="GR"/>
    </style:style>
    <style:style style:name="T7176" style:parent-style-name="AncientGreekἈρχαίαἑλληνικά" style:family="text">
      <style:text-properties style:font-weight-complex="bold" style:font-size-complex="14pt"/>
    </style:style>
    <style:style style:name="T7177" style:parent-style-name="AncientGreekἈρχαίαἑλληνικά" style:family="text">
      <style:text-properties style:font-weight-complex="bold" style:font-size-complex="14pt" fo:language="el" fo:country="GR"/>
    </style:style>
    <style:style style:name="T7178" style:parent-style-name="AncientGreekἈρχαίαἑλληνικά" style:family="text">
      <style:text-properties style:font-weight-complex="bold" style:font-size-complex="14pt"/>
    </style:style>
    <style:style style:name="T7179" style:parent-style-name="AncientGreekἈρχαίαἑλληνικά" style:family="text">
      <style:text-properties style:font-weight-complex="bold" style:font-size-complex="14pt" fo:language="el" fo:country="GR"/>
    </style:style>
    <style:style style:name="T7180" style:parent-style-name="AncientGreekἈρχαίαἑλληνικά" style:family="text">
      <style:text-properties style:font-weight-complex="bold" style:font-size-complex="14pt"/>
    </style:style>
    <style:style style:name="T7181" style:parent-style-name="AncientGreekἈρχαίαἑλληνικά" style:family="text">
      <style:text-properties style:font-weight-complex="bold" style:font-size-complex="14pt" fo:language="el" fo:country="GR"/>
    </style:style>
    <style:style style:name="T7182" style:parent-style-name="AncientGreekἈρχαίαἑλληνικά" style:family="text">
      <style:text-properties style:font-weight-complex="bold" style:font-size-complex="14pt"/>
    </style:style>
    <style:style style:name="T7183" style:parent-style-name="AncientGreekἈρχαίαἑλληνικά" style:family="text">
      <style:text-properties style:font-weight-complex="bold" style:font-size-complex="14pt" fo:language="el" fo:country="GR"/>
    </style:style>
    <style:style style:name="T7184" style:parent-style-name="AncientGreekἈρχαίαἑλληνικά" style:family="text">
      <style:text-properties style:font-weight-complex="bold" style:font-size-complex="14pt"/>
    </style:style>
    <style:style style:name="T7185" style:parent-style-name="AncientGreekἈρχαίαἑλληνικά" style:family="text">
      <style:text-properties style:font-weight-complex="bold" style:font-size-complex="14pt" fo:language="el" fo:country="GR"/>
    </style:style>
    <style:style style:name="T7186" style:parent-style-name="AncientGreekἈρχαίαἑλληνικά" style:family="text">
      <style:text-properties style:font-weight-complex="bold" style:font-size-complex="14pt"/>
    </style:style>
    <style:style style:name="T7187" style:parent-style-name="AncientGreekἈρχαίαἑλληνικά" style:family="text">
      <style:text-properties style:font-weight-complex="bold" style:font-size-complex="14pt" fo:language="el" fo:country="GR"/>
    </style:style>
    <style:style style:name="T7188" style:parent-style-name="AncientGreekἈρχαίαἑλληνικά" style:family="text">
      <style:text-properties style:font-weight-complex="bold" style:font-size-complex="14pt"/>
    </style:style>
    <style:style style:name="T7189" style:parent-style-name="AncientGreekἈρχαίαἑλληνικά" style:family="text">
      <style:text-properties style:font-weight-complex="bold" style:font-size-complex="14pt" fo:language="el" fo:country="GR"/>
    </style:style>
    <style:style style:name="T7190" style:parent-style-name="AncientGreekἈρχαίαἑλληνικά" style:family="text">
      <style:text-properties style:font-weight-complex="bold" style:font-size-complex="14pt"/>
    </style:style>
    <style:style style:name="T7191" style:parent-style-name="AncientGreekἈρχαίαἑλληνικά" style:family="text">
      <style:text-properties style:font-weight-complex="bold" style:font-size-complex="14pt" fo:language="el" fo:country="GR"/>
    </style:style>
    <style:style style:name="T7192" style:parent-style-name="AncientGreekἈρχαίαἑλληνικά" style:family="text">
      <style:text-properties style:font-weight-complex="bold" style:font-size-complex="14pt"/>
    </style:style>
    <style:style style:name="T7193" style:parent-style-name="AncientGreekἈρχαίαἑλληνικά" style:family="text">
      <style:text-properties style:font-weight-complex="bold" style:font-size-complex="14pt" fo:language="el" fo:country="GR"/>
    </style:style>
    <style:style style:name="T7194" style:parent-style-name="AncientGreekἈρχαίαἑλληνικά" style:family="text">
      <style:text-properties style:font-weight-complex="bold" style:font-size-complex="14pt"/>
    </style:style>
    <style:style style:name="T7195" style:parent-style-name="AncientGreekἈρχαίαἑλληνικά" style:family="text">
      <style:text-properties style:font-weight-complex="bold" style:font-size-complex="14pt" fo:language="el" fo:country="GR"/>
    </style:style>
    <style:style style:name="T7196" style:parent-style-name="AncientGreekἈρχαίαἑλληνικά" style:family="text">
      <style:text-properties style:font-weight-complex="bold" style:font-size-complex="14pt"/>
    </style:style>
    <style:style style:name="TableCell7197" style:family="table-cell">
      <style:table-cell-properties fo:border="0.0069in solid #000000" fo:background-color="#FFFFFF" style:writing-mode="lr-tb" fo:padding-top="0in" fo:padding-left="0.1527in" fo:padding-bottom="0in" fo:padding-right="0.15in"/>
    </style:style>
    <style:style style:name="P7198" style:parent-style-name="Standard" style:family="paragraph">
      <style:paragraph-properties fo:widows="0" fo:orphans="0"/>
      <style:text-properties style:font-name="AncientGreek"/>
    </style:style>
    <style:style style:name="P7199" style:parent-style-name="Standard" style:family="paragraph">
      <style:paragraph-properties fo:widows="0" fo:orphans="0"/>
      <style:text-properties style:font-name="AncientGreek"/>
    </style:style>
    <style:style style:name="P7200" style:parent-style-name="Standard" style:family="paragraph">
      <style:paragraph-properties fo:widows="0" fo:orphans="0"/>
      <style:text-properties style:font-name="AncientGreek"/>
    </style:style>
    <style:style style:name="P7201" style:parent-style-name="Standard" style:family="paragraph">
      <style:paragraph-properties fo:widows="0" fo:orphans="0"/>
      <style:text-properties style:font-name="AncientGreek"/>
    </style:style>
    <style:style style:name="P7202" style:parent-style-name="Standard" style:family="paragraph">
      <style:paragraph-properties fo:widows="0" fo:orphans="0"/>
      <style:text-properties style:font-name="AncientGreek"/>
    </style:style>
    <style:style style:name="TableRow7203" style:family="table-row">
      <style:table-row-properties style:min-row-height="0.0138in" style:use-optimal-row-height="false" fo:keep-together="always"/>
    </style:style>
    <style:style style:name="TableCell7204" style:family="table-cell">
      <style:table-cell-properties fo:border="0.0069in solid #000000" fo:background-color="#FFFFFF" style:writing-mode="lr-tb" fo:padding-top="0in" fo:padding-left="0.1527in" fo:padding-bottom="0in" fo:padding-right="0.15in"/>
    </style:style>
    <style:style style:name="P7205" style:parent-style-name="Standard" style:family="paragraph">
      <style:paragraph-properties fo:keep-with-next="always" fo:widows="0" fo:orphans="0" fo:text-align="center"/>
    </style:style>
    <style:style style:name="T7206"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P7207" style:parent-style-name="Standard" style:family="paragraph">
      <style:paragraph-properties fo:widows="0" fo:orphans="0"/>
    </style:style>
    <style:style style:name="T7208" style:parent-style-name="AncientGreekἈρχαίαἑλληνικά" style:family="text">
      <style:text-properties style:font-weight-complex="bold" style:font-size-complex="14pt" fo:language="el" fo:country="GR"/>
    </style:style>
    <style:style style:name="P7209" style:parent-style-name="Standard" style:family="paragraph">
      <style:paragraph-properties fo:widows="0" fo:orphans="0"/>
    </style:style>
    <style:style style:name="T7210" style:parent-style-name="AncientGreekἈρχαίαἑλληνικά" style:family="text">
      <style:text-properties style:font-weight-complex="bold" style:font-size-complex="14pt" fo:language="el" fo:country="GR"/>
    </style:style>
    <style:style style:name="TableCell7211" style:family="table-cell">
      <style:table-cell-properties fo:border="0.0069in solid #000000" fo:background-color="#FFFFFF" style:writing-mode="lr-tb" fo:padding-top="0in" fo:padding-left="0.1527in" fo:padding-bottom="0in" fo:padding-right="0.15in"/>
    </style:style>
    <style:style style:name="P7212" style:parent-style-name="Standard" style:family="paragraph">
      <style:paragraph-properties fo:widows="0" fo:orphans="0"/>
      <style:text-properties style:font-name="AncientGreek"/>
    </style:style>
    <style:style style:name="P7213" style:parent-style-name="Standard" style:family="paragraph">
      <style:paragraph-properties fo:widows="0" fo:orphans="0"/>
      <style:text-properties style:font-name="AncientGreek"/>
    </style:style>
    <style:style style:name="P7214" style:parent-style-name="Standard" style:family="paragraph">
      <style:paragraph-properties fo:widows="0" fo:orphans="0"/>
      <style:text-properties style:font-name="AncientGreek"/>
    </style:style>
    <style:style style:name="P7215" style:parent-style-name="Standard" style:family="paragraph">
      <style:paragraph-properties fo:widows="0" fo:orphans="0"/>
      <style:text-properties style:font-name="AncientGreek"/>
    </style:style>
    <style:style style:name="TableRow7216" style:family="table-row">
      <style:table-row-properties style:min-row-height="0.0138in" style:use-optimal-row-height="false" fo:keep-together="always"/>
    </style:style>
    <style:style style:name="TableCell7217" style:family="table-cell">
      <style:table-cell-properties fo:border="0.0069in solid #000000" fo:background-color="#FFFFFF" style:writing-mode="lr-tb" fo:padding-top="0in" fo:padding-left="0.1527in" fo:padding-bottom="0in" fo:padding-right="0.15in"/>
    </style:style>
    <style:style style:name="P7218" style:parent-style-name="Standard" style:family="paragraph">
      <style:paragraph-properties fo:keep-with-next="always" fo:widows="0" fo:orphans="0" fo:text-align="center"/>
    </style:style>
    <style:style style:name="T7219" style:parent-style-name="AncientGreekἈρχαίαἑλληνικά" style:family="text">
      <style:text-properties fo:font-weight="bold" style:font-weight-asian="bold" style:font-weight-complex="bold" fo:font-size="18pt" style:font-size-asian="18pt" style:font-size-complex="14pt"/>
    </style:style>
    <style:style style:name="T7220"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7221" style:parent-style-name="AncientGreekἈρχαίαἑλληνικά" style:family="text">
      <style:text-properties fo:font-weight="bold" style:font-weight-asian="bold" style:font-weight-complex="bold" fo:font-size="18pt" style:font-size-asian="18pt" style:font-size-complex="14pt"/>
    </style:style>
    <style:style style:name="T7222"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7223" style:parent-style-name="AncientGreekἈρχαίαἑλληνικά" style:family="text">
      <style:text-properties fo:font-weight="bold" style:font-weight-asian="bold" style:font-weight-complex="bold" fo:font-size="18pt" style:font-size-asian="18pt" style:font-size-complex="14pt"/>
    </style:style>
    <style:style style:name="T7224"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7225" style:parent-style-name="AncientGreekἈρχαίαἑλληνικά" style:family="text">
      <style:text-properties fo:font-weight="bold" style:font-weight-asian="bold" style:font-weight-complex="bold" fo:font-size="18pt" style:font-size-asian="18pt" style:font-size-complex="14pt"/>
    </style:style>
    <style:style style:name="P7226" style:parent-style-name="Standard" style:family="paragraph">
      <style:paragraph-properties fo:widows="0" fo:orphans="0"/>
    </style:style>
    <style:style style:name="T7227" style:parent-style-name="AncientGreekἈρχαίαἑλληνικά" style:family="text">
      <style:text-properties style:font-weight-complex="bold" style:font-size-complex="14pt" fo:language="el" fo:country="GR"/>
    </style:style>
    <style:style style:name="T7228" style:parent-style-name="AncientGreekἈρχαίαἑλληνικά" style:family="text">
      <style:text-properties style:font-weight-complex="bold" style:font-size-complex="14pt"/>
    </style:style>
    <style:style style:name="T7229" style:parent-style-name="AncientGreekἈρχαίαἑλληνικά" style:family="text">
      <style:text-properties style:font-weight-complex="bold" style:font-size-complex="14pt" fo:language="el" fo:country="GR"/>
    </style:style>
    <style:style style:name="T7230" style:parent-style-name="AncientGreekἈρχαίαἑλληνικά" style:family="text">
      <style:text-properties style:font-weight-complex="bold" style:font-size-complex="14pt"/>
    </style:style>
    <style:style style:name="T7231" style:parent-style-name="AncientGreekἈρχαίαἑλληνικά" style:family="text">
      <style:text-properties style:font-weight-complex="bold" style:font-size-complex="14pt" fo:language="el" fo:country="GR"/>
    </style:style>
    <style:style style:name="T7232" style:parent-style-name="AncientGreekἈρχαίαἑλληνικά" style:family="text">
      <style:text-properties style:font-weight-complex="bold" style:font-size-complex="14pt"/>
    </style:style>
    <style:style style:name="T7233" style:parent-style-name="AncientGreekἈρχαίαἑλληνικά" style:family="text">
      <style:text-properties style:font-weight-complex="bold" style:font-size-complex="14pt" fo:language="el" fo:country="GR"/>
    </style:style>
    <style:style style:name="T7234" style:parent-style-name="AncientGreekἈρχαίαἑλληνικά" style:family="text">
      <style:text-properties style:font-weight-complex="bold" style:font-size-complex="14pt"/>
    </style:style>
    <style:style style:name="T7235" style:parent-style-name="AncientGreekἈρχαίαἑλληνικά" style:family="text">
      <style:text-properties style:font-weight-complex="bold" style:font-size-complex="14pt" fo:language="el" fo:country="GR"/>
    </style:style>
    <style:style style:name="T7236" style:parent-style-name="AncientGreekἈρχαίαἑλληνικά" style:family="text">
      <style:text-properties style:font-weight-complex="bold" style:font-size-complex="14pt"/>
    </style:style>
    <style:style style:name="T7237" style:parent-style-name="AncientGreekἈρχαίαἑλληνικά" style:family="text">
      <style:text-properties style:font-weight-complex="bold" style:font-size-complex="14pt" fo:language="el" fo:country="GR"/>
    </style:style>
    <style:style style:name="T7238" style:parent-style-name="AncientGreekἈρχαίαἑλληνικά" style:family="text">
      <style:text-properties style:font-weight-complex="bold" style:font-size-complex="14pt"/>
    </style:style>
    <style:style style:name="T7239" style:parent-style-name="AncientGreekἈρχαίαἑλληνικά" style:family="text">
      <style:text-properties style:font-weight-complex="bold" style:font-size-complex="14pt" fo:language="el" fo:country="GR"/>
    </style:style>
    <style:style style:name="T7240" style:parent-style-name="AncientGreekἈρχαίαἑλληνικά" style:family="text">
      <style:text-properties style:font-weight-complex="bold" style:font-size-complex="14pt"/>
    </style:style>
    <style:style style:name="T7241" style:parent-style-name="AncientGreekἈρχαίαἑλληνικά" style:family="text">
      <style:text-properties style:font-weight-complex="bold" style:font-size-complex="14pt" fo:language="el" fo:country="GR"/>
    </style:style>
    <style:style style:name="T7242" style:parent-style-name="AncientGreekἈρχαίαἑλληνικά" style:family="text">
      <style:text-properties style:font-weight-complex="bold" style:font-size-complex="14pt"/>
    </style:style>
    <style:style style:name="T7243" style:parent-style-name="AncientGreekἈρχαίαἑλληνικά" style:family="text">
      <style:text-properties style:font-weight-complex="bold" style:font-size-complex="14pt" fo:language="el" fo:country="GR"/>
    </style:style>
    <style:style style:name="T7244" style:parent-style-name="AncientGreekἈρχαίαἑλληνικά" style:family="text">
      <style:text-properties style:font-weight-complex="bold" style:font-size-complex="14pt"/>
    </style:style>
    <style:style style:name="T7245" style:parent-style-name="AncientGreekἈρχαίαἑλληνικά" style:family="text">
      <style:text-properties style:font-weight-complex="bold" style:font-size-complex="14pt" fo:language="el" fo:country="GR"/>
    </style:style>
    <style:style style:name="T7246" style:parent-style-name="AncientGreekἈρχαίαἑλληνικά" style:family="text">
      <style:text-properties style:font-weight-complex="bold" style:font-size-complex="14pt"/>
    </style:style>
    <style:style style:name="T7247" style:parent-style-name="AncientGreekἈρχαίαἑλληνικά" style:family="text">
      <style:text-properties style:font-weight-complex="bold" style:font-size-complex="14pt" fo:language="el" fo:country="GR"/>
    </style:style>
    <style:style style:name="T7248" style:parent-style-name="AncientGreekἈρχαίαἑλληνικά" style:family="text">
      <style:text-properties style:font-weight-complex="bold" style:font-size-complex="14pt"/>
    </style:style>
    <style:style style:name="T7249" style:parent-style-name="AncientGreekἈρχαίαἑλληνικά" style:family="text">
      <style:text-properties style:font-weight-complex="bold" style:font-size-complex="14pt" fo:language="el" fo:country="GR"/>
    </style:style>
    <style:style style:name="T7250" style:parent-style-name="AncientGreekἈρχαίαἑλληνικά" style:family="text">
      <style:text-properties style:font-weight-complex="bold" style:font-size-complex="14pt"/>
    </style:style>
    <style:style style:name="T7251" style:parent-style-name="AncientGreekἈρχαίαἑλληνικά" style:family="text">
      <style:text-properties style:font-weight-complex="bold" style:font-size-complex="14pt" fo:language="el" fo:country="GR"/>
    </style:style>
    <style:style style:name="T7252" style:parent-style-name="AncientGreekἈρχαίαἑλληνικά" style:family="text">
      <style:text-properties style:font-weight-complex="bold" style:font-size-complex="14pt"/>
    </style:style>
    <style:style style:name="T7253" style:parent-style-name="AncientGreekἈρχαίαἑλληνικά" style:family="text">
      <style:text-properties style:font-weight-complex="bold" style:font-size-complex="14pt" fo:language="el" fo:country="GR"/>
    </style:style>
    <style:style style:name="T7254" style:parent-style-name="AncientGreekἈρχαίαἑλληνικά" style:family="text">
      <style:text-properties style:font-weight-complex="bold" style:font-size-complex="14pt"/>
    </style:style>
    <style:style style:name="T7255" style:parent-style-name="AncientGreekἈρχαίαἑλληνικά" style:family="text">
      <style:text-properties style:font-weight-complex="bold" style:font-size-complex="14pt" fo:language="el" fo:country="GR"/>
    </style:style>
    <style:style style:name="T7256" style:parent-style-name="AncientGreekἈρχαίαἑλληνικά" style:family="text">
      <style:text-properties style:font-weight-complex="bold" style:font-size-complex="14pt"/>
    </style:style>
    <style:style style:name="T7257" style:parent-style-name="AncientGreekἈρχαίαἑλληνικά" style:family="text">
      <style:text-properties style:font-weight-complex="bold" style:font-size-complex="14pt" fo:language="el" fo:country="GR"/>
    </style:style>
    <style:style style:name="T7258" style:parent-style-name="AncientGreekἈρχαίαἑλληνικά" style:family="text">
      <style:text-properties style:font-weight-complex="bold" style:font-size-complex="14pt"/>
    </style:style>
    <style:style style:name="T7259" style:parent-style-name="AncientGreekἈρχαίαἑλληνικά" style:family="text">
      <style:text-properties style:font-weight-complex="bold" style:font-size-complex="14pt" fo:language="el" fo:country="GR"/>
    </style:style>
    <style:style style:name="T7260" style:parent-style-name="AncientGreekἈρχαίαἑλληνικά" style:family="text">
      <style:text-properties style:font-weight-complex="bold" style:font-size-complex="14pt"/>
    </style:style>
    <style:style style:name="T7261" style:parent-style-name="AncientGreekἈρχαίαἑλληνικά" style:family="text">
      <style:text-properties style:font-weight-complex="bold" style:font-size-complex="14pt" fo:language="el" fo:country="GR"/>
    </style:style>
    <style:style style:name="T7262" style:parent-style-name="AncientGreekἈρχαίαἑλληνικά" style:family="text">
      <style:text-properties style:font-weight-complex="bold" style:font-size-complex="14pt"/>
    </style:style>
    <style:style style:name="T7263" style:parent-style-name="AncientGreekἈρχαίαἑλληνικά" style:family="text">
      <style:text-properties style:font-weight-complex="bold" style:font-size-complex="14pt" fo:language="el" fo:country="GR"/>
    </style:style>
    <style:style style:name="T7264" style:parent-style-name="AncientGreekἈρχαίαἑλληνικά" style:family="text">
      <style:text-properties style:font-weight-complex="bold" style:font-size-complex="14pt"/>
    </style:style>
    <style:style style:name="T7265" style:parent-style-name="AncientGreekἈρχαίαἑλληνικά" style:family="text">
      <style:text-properties style:font-weight-complex="bold" style:font-size-complex="14pt" fo:language="el" fo:country="GR"/>
    </style:style>
    <style:style style:name="T7266" style:parent-style-name="AncientGreekἈρχαίαἑλληνικά" style:family="text">
      <style:text-properties style:font-weight-complex="bold" style:font-size-complex="14pt"/>
    </style:style>
    <style:style style:name="T7267" style:parent-style-name="AncientGreekἈρχαίαἑλληνικά" style:family="text">
      <style:text-properties style:font-weight-complex="bold" style:font-size-complex="14pt" fo:language="el" fo:country="GR"/>
    </style:style>
    <style:style style:name="T7268" style:parent-style-name="AncientGreekἈρχαίαἑλληνικά" style:family="text">
      <style:text-properties style:font-weight-complex="bold" style:font-size-complex="14pt"/>
    </style:style>
    <style:style style:name="T7269" style:parent-style-name="AncientGreekἈρχαίαἑλληνικά" style:family="text">
      <style:text-properties style:font-weight-complex="bold" style:font-size-complex="14pt" fo:language="el" fo:country="GR"/>
    </style:style>
    <style:style style:name="T7270" style:parent-style-name="AncientGreekἈρχαίαἑλληνικά" style:family="text">
      <style:text-properties style:font-weight-complex="bold" style:font-size-complex="14pt"/>
    </style:style>
    <style:style style:name="T7271" style:parent-style-name="AncientGreekἈρχαίαἑλληνικά" style:family="text">
      <style:text-properties style:font-weight-complex="bold" style:font-size-complex="14pt" fo:language="el" fo:country="GR"/>
    </style:style>
    <style:style style:name="T7272" style:parent-style-name="AncientGreekἈρχαίαἑλληνικά" style:family="text">
      <style:text-properties style:font-weight-complex="bold" style:font-size-complex="14pt"/>
    </style:style>
    <style:style style:name="T7273" style:parent-style-name="AncientGreekἈρχαίαἑλληνικά" style:family="text">
      <style:text-properties style:font-weight-complex="bold" style:font-size-complex="14pt" fo:language="el" fo:country="GR"/>
    </style:style>
    <style:style style:name="T7274" style:parent-style-name="AncientGreekἈρχαίαἑλληνικά" style:family="text">
      <style:text-properties style:font-weight-complex="bold" style:font-size-complex="14pt"/>
    </style:style>
    <style:style style:name="T7275" style:parent-style-name="AncientGreekἈρχαίαἑλληνικά" style:family="text">
      <style:text-properties style:font-weight-complex="bold" style:font-size-complex="14pt" fo:language="el" fo:country="GR"/>
    </style:style>
    <style:style style:name="T7276" style:parent-style-name="AncientGreekἈρχαίαἑλληνικά" style:family="text">
      <style:text-properties style:font-weight-complex="bold" style:font-size-complex="14pt"/>
    </style:style>
    <style:style style:name="T7277" style:parent-style-name="AncientGreekἈρχαίαἑλληνικά" style:family="text">
      <style:text-properties style:font-weight-complex="bold" style:font-size-complex="14pt" fo:language="el" fo:country="GR"/>
    </style:style>
    <style:style style:name="T7278" style:parent-style-name="AncientGreekἈρχαίαἑλληνικά" style:family="text">
      <style:text-properties style:font-weight-complex="bold" style:font-size-complex="14pt"/>
    </style:style>
    <style:style style:name="T7279" style:parent-style-name="AncientGreekἈρχαίαἑλληνικά" style:family="text">
      <style:text-properties style:font-weight-complex="bold" style:font-size-complex="14pt" fo:language="el" fo:country="GR"/>
    </style:style>
    <style:style style:name="T7280" style:parent-style-name="AncientGreekἈρχαίαἑλληνικά" style:family="text">
      <style:text-properties style:font-weight-complex="bold" style:font-size-complex="14pt"/>
    </style:style>
    <style:style style:name="T7281" style:parent-style-name="AncientGreekἈρχαίαἑλληνικά" style:family="text">
      <style:text-properties style:font-weight-complex="bold" style:font-size-complex="14pt" fo:language="el" fo:country="GR"/>
    </style:style>
    <style:style style:name="T7282" style:parent-style-name="AncientGreekἈρχαίαἑλληνικά" style:family="text">
      <style:text-properties style:font-weight-complex="bold" style:font-size-complex="14pt"/>
    </style:style>
    <style:style style:name="T7283" style:parent-style-name="AncientGreekἈρχαίαἑλληνικά" style:family="text">
      <style:text-properties style:font-weight-complex="bold" style:font-size-complex="14pt" fo:language="el" fo:country="GR"/>
    </style:style>
    <style:style style:name="T7284" style:parent-style-name="AncientGreekἈρχαίαἑλληνικά" style:family="text">
      <style:text-properties style:font-weight-complex="bold" style:font-size-complex="14pt"/>
    </style:style>
    <style:style style:name="T7285" style:parent-style-name="AncientGreekἈρχαίαἑλληνικά" style:family="text">
      <style:text-properties style:font-weight-complex="bold" style:font-size-complex="14pt" fo:language="el" fo:country="GR"/>
    </style:style>
    <style:style style:name="T7286" style:parent-style-name="AncientGreekἈρχαίαἑλληνικά" style:family="text">
      <style:text-properties style:font-weight-complex="bold" style:font-size-complex="14pt"/>
    </style:style>
    <style:style style:name="T7287" style:parent-style-name="AncientGreekἈρχαίαἑλληνικά" style:family="text">
      <style:text-properties style:font-weight-complex="bold" style:font-size-complex="14pt" fo:language="el" fo:country="GR"/>
    </style:style>
    <style:style style:name="T7288" style:parent-style-name="AncientGreekἈρχαίαἑλληνικά" style:family="text">
      <style:text-properties style:font-weight-complex="bold" style:font-size-complex="14pt"/>
    </style:style>
    <style:style style:name="T7289" style:parent-style-name="AncientGreekἈρχαίαἑλληνικά" style:family="text">
      <style:text-properties style:font-weight-complex="bold" style:font-size-complex="14pt" fo:language="el" fo:country="GR"/>
    </style:style>
    <style:style style:name="T7290" style:parent-style-name="AncientGreekἈρχαίαἑλληνικά" style:family="text">
      <style:text-properties style:font-weight-complex="bold" style:font-size-complex="14pt"/>
    </style:style>
    <style:style style:name="T7291" style:parent-style-name="AncientGreekἈρχαίαἑλληνικά" style:family="text">
      <style:text-properties style:font-weight-complex="bold" style:font-size-complex="14pt" fo:language="el" fo:country="GR"/>
    </style:style>
    <style:style style:name="T7292" style:parent-style-name="AncientGreekἈρχαίαἑλληνικά" style:family="text">
      <style:text-properties style:font-weight-complex="bold" style:font-size-complex="14pt"/>
    </style:style>
    <style:style style:name="T7293" style:parent-style-name="AncientGreekἈρχαίαἑλληνικά" style:family="text">
      <style:text-properties style:font-weight-complex="bold" style:font-size-complex="14pt" fo:language="el" fo:country="GR"/>
    </style:style>
    <style:style style:name="T7294" style:parent-style-name="AncientGreekἈρχαίαἑλληνικά" style:family="text">
      <style:text-properties style:font-weight-complex="bold" style:font-size-complex="14pt"/>
    </style:style>
    <style:style style:name="T7295" style:parent-style-name="AncientGreekἈρχαίαἑλληνικά" style:family="text">
      <style:text-properties style:font-weight-complex="bold" style:font-size-complex="14pt" fo:language="el" fo:country="GR"/>
    </style:style>
    <style:style style:name="T7296" style:parent-style-name="AncientGreekἈρχαίαἑλληνικά" style:family="text">
      <style:text-properties style:font-weight-complex="bold" style:font-size-complex="14pt"/>
    </style:style>
    <style:style style:name="T7297" style:parent-style-name="AncientGreekἈρχαίαἑλληνικά" style:family="text">
      <style:text-properties style:font-weight-complex="bold" style:font-size-complex="14pt" fo:language="el" fo:country="GR"/>
    </style:style>
    <style:style style:name="T7298" style:parent-style-name="AncientGreekἈρχαίαἑλληνικά" style:family="text">
      <style:text-properties style:font-weight-complex="bold" style:font-size-complex="14pt"/>
    </style:style>
    <style:style style:name="T7299" style:parent-style-name="AncientGreekἈρχαίαἑλληνικά" style:family="text">
      <style:text-properties style:font-weight-complex="bold" style:font-size-complex="14pt" fo:language="el" fo:country="GR"/>
    </style:style>
    <style:style style:name="T7300" style:parent-style-name="AncientGreekἈρχαίαἑλληνικά" style:family="text">
      <style:text-properties style:font-weight-complex="bold" style:font-size-complex="14pt"/>
    </style:style>
    <style:style style:name="T7301" style:parent-style-name="AncientGreekἈρχαίαἑλληνικά" style:family="text">
      <style:text-properties style:font-weight-complex="bold" style:font-size-complex="14pt" fo:language="el" fo:country="GR"/>
    </style:style>
    <style:style style:name="T7302" style:parent-style-name="AncientGreekἈρχαίαἑλληνικά" style:family="text">
      <style:text-properties style:font-weight-complex="bold" style:font-size-complex="14pt"/>
    </style:style>
    <style:style style:name="T7303" style:parent-style-name="AncientGreekἈρχαίαἑλληνικά" style:family="text">
      <style:text-properties style:font-weight-complex="bold" style:font-size-complex="14pt" fo:language="el" fo:country="GR"/>
    </style:style>
    <style:style style:name="T7304" style:parent-style-name="AncientGreekἈρχαίαἑλληνικά" style:family="text">
      <style:text-properties style:font-weight-complex="bold" style:font-size-complex="14pt"/>
    </style:style>
    <style:style style:name="T7305" style:parent-style-name="AncientGreekἈρχαίαἑλληνικά" style:family="text">
      <style:text-properties style:font-weight-complex="bold" style:font-size-complex="14pt" fo:language="el" fo:country="GR"/>
    </style:style>
    <style:style style:name="T7306" style:parent-style-name="AncientGreekἈρχαίαἑλληνικά" style:family="text">
      <style:text-properties style:font-weight-complex="bold" style:font-size-complex="14pt"/>
    </style:style>
    <style:style style:name="T7307" style:parent-style-name="AncientGreekἈρχαίαἑλληνικά" style:family="text">
      <style:text-properties style:font-weight-complex="bold" style:font-size-complex="14pt" fo:language="el" fo:country="GR"/>
    </style:style>
    <style:style style:name="T7308" style:parent-style-name="AncientGreekἈρχαίαἑλληνικά" style:family="text">
      <style:text-properties style:font-weight-complex="bold" style:font-size-complex="14pt"/>
    </style:style>
    <style:style style:name="P7309" style:parent-style-name="Standard" style:family="paragraph">
      <style:paragraph-properties fo:widows="0" fo:orphans="0"/>
    </style:style>
    <style:style style:name="T7310" style:parent-style-name="AncientGreekἈρχαίαἑλληνικά" style:family="text">
      <style:text-properties style:font-weight-complex="bold" style:font-size-complex="14pt" fo:language="el" fo:country="GR"/>
    </style:style>
    <style:style style:name="TableCell7311" style:family="table-cell">
      <style:table-cell-properties fo:border="0.0069in solid #000000" fo:background-color="#FFFFFF" style:writing-mode="lr-tb" fo:padding-top="0in" fo:padding-left="0.1527in" fo:padding-bottom="0in" fo:padding-right="0.15in"/>
    </style:style>
    <style:style style:name="P7312" style:parent-style-name="Standard" style:family="paragraph">
      <style:paragraph-properties fo:widows="0" fo:orphans="0"/>
      <style:text-properties style:font-name="AncientGreek"/>
    </style:style>
    <style:style style:name="P7313" style:parent-style-name="Standard" style:family="paragraph">
      <style:paragraph-properties fo:widows="0" fo:orphans="0"/>
      <style:text-properties style:font-name="AncientGreek"/>
    </style:style>
    <style:style style:name="P7314" style:parent-style-name="Standard" style:family="paragraph">
      <style:paragraph-properties fo:widows="0" fo:orphans="0"/>
      <style:text-properties style:font-name="AncientGreek"/>
    </style:style>
    <style:style style:name="P7315" style:parent-style-name="Standard" style:family="paragraph">
      <style:paragraph-properties fo:widows="0" fo:orphans="0"/>
      <style:text-properties style:font-name="AncientGreek"/>
    </style:style>
    <style:style style:name="TableRow7316" style:family="table-row">
      <style:table-row-properties style:min-row-height="0.0138in" style:use-optimal-row-height="false" fo:keep-together="always"/>
    </style:style>
    <style:style style:name="TableCell7317" style:family="table-cell">
      <style:table-cell-properties fo:border="0.0069in solid #000000" fo:background-color="#FFFFFF" style:writing-mode="lr-tb" fo:padding-top="0in" fo:padding-left="0.1527in" fo:padding-bottom="0in" fo:padding-right="0.15in"/>
    </style:style>
    <style:style style:name="P7318" style:parent-style-name="Standard" style:family="paragraph">
      <style:paragraph-properties fo:keep-with-next="always" fo:widows="0" fo:orphans="0" fo:text-align="center"/>
    </style:style>
    <style:style style:name="T7319" style:parent-style-name="AncientGreekἈρχαίαἑλληνικά" style:family="text">
      <style:text-properties fo:font-weight="bold" style:font-weight-asian="bold" style:font-weight-complex="bold" fo:font-size="18pt" style:font-size-asian="18pt" style:font-size-complex="14pt"/>
    </style:style>
    <style:style style:name="T7320"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7321" style:parent-style-name="AncientGreekἈρχαίαἑλληνικά" style:family="text">
      <style:text-properties fo:font-weight="bold" style:font-weight-asian="bold" style:font-weight-complex="bold" fo:font-size="18pt" style:font-size-asian="18pt" style:font-size-complex="14pt"/>
    </style:style>
    <style:style style:name="T7322"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7323" style:parent-style-name="AncientGreekἈρχαίαἑλληνικά" style:family="text">
      <style:text-properties fo:font-weight="bold" style:font-weight-asian="bold" style:font-weight-complex="bold" fo:font-size="18pt" style:font-size-asian="18pt" style:font-size-complex="14pt"/>
    </style:style>
    <style:style style:name="T7324"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7325" style:parent-style-name="AncientGreekἈρχαίαἑλληνικά" style:family="text">
      <style:text-properties fo:font-weight="bold" style:font-weight-asian="bold" style:font-weight-complex="bold" fo:font-size="18pt" style:font-size-asian="18pt" style:font-size-complex="14pt"/>
    </style:style>
    <style:style style:name="P7326" style:parent-style-name="Standard" style:family="paragraph">
      <style:paragraph-properties fo:widows="0" fo:orphans="0"/>
    </style:style>
    <style:style style:name="T7327" style:parent-style-name="AncientGreekἈρχαίαἑλληνικά" style:family="text">
      <style:text-properties style:font-weight-complex="bold" style:font-size-complex="14pt" fo:language="el" fo:country="GR"/>
    </style:style>
    <style:style style:name="T7328" style:parent-style-name="AncientGreekἈρχαίαἑλληνικά" style:family="text">
      <style:text-properties style:font-weight-complex="bold" style:font-size-complex="14pt"/>
    </style:style>
    <style:style style:name="T7329" style:parent-style-name="AncientGreekἈρχαίαἑλληνικά" style:family="text">
      <style:text-properties style:font-weight-complex="bold" style:font-size-complex="14pt" fo:language="el" fo:country="GR"/>
    </style:style>
    <style:style style:name="T7330" style:parent-style-name="AncientGreekἈρχαίαἑλληνικά" style:family="text">
      <style:text-properties style:font-weight-complex="bold" style:font-size-complex="14pt"/>
    </style:style>
    <style:style style:name="T7331" style:parent-style-name="AncientGreekἈρχαίαἑλληνικά" style:family="text">
      <style:text-properties style:font-weight-complex="bold" style:font-size-complex="14pt" fo:language="el" fo:country="GR"/>
    </style:style>
    <style:style style:name="T7332" style:parent-style-name="AncientGreekἈρχαίαἑλληνικά" style:family="text">
      <style:text-properties style:font-weight-complex="bold" style:font-size-complex="14pt"/>
    </style:style>
    <style:style style:name="T7333" style:parent-style-name="AncientGreekἈρχαίαἑλληνικά" style:family="text">
      <style:text-properties style:font-weight-complex="bold" style:font-size-complex="14pt" fo:language="el" fo:country="GR"/>
    </style:style>
    <style:style style:name="T7334" style:parent-style-name="AncientGreekἈρχαίαἑλληνικά" style:family="text">
      <style:text-properties style:font-weight-complex="bold" style:font-size-complex="14pt"/>
    </style:style>
    <style:style style:name="T7335" style:parent-style-name="AncientGreekἈρχαίαἑλληνικά" style:family="text">
      <style:text-properties style:font-weight-complex="bold" style:font-size-complex="14pt" fo:language="el" fo:country="GR"/>
    </style:style>
    <style:style style:name="T7336" style:parent-style-name="AncientGreekἈρχαίαἑλληνικά" style:family="text">
      <style:text-properties style:font-weight-complex="bold" style:font-size-complex="14pt"/>
    </style:style>
    <style:style style:name="T7337" style:parent-style-name="AncientGreekἈρχαίαἑλληνικά" style:family="text">
      <style:text-properties style:font-weight-complex="bold" style:font-size-complex="14pt" fo:language="el" fo:country="GR"/>
    </style:style>
    <style:style style:name="T7338" style:parent-style-name="AncientGreekἈρχαίαἑλληνικά" style:family="text">
      <style:text-properties style:font-weight-complex="bold" style:font-size-complex="14pt"/>
    </style:style>
    <style:style style:name="T7339" style:parent-style-name="AncientGreekἈρχαίαἑλληνικά" style:family="text">
      <style:text-properties style:font-weight-complex="bold" style:font-size-complex="14pt" fo:language="el" fo:country="GR"/>
    </style:style>
    <style:style style:name="T7340" style:parent-style-name="AncientGreekἈρχαίαἑλληνικά" style:family="text">
      <style:text-properties style:font-weight-complex="bold" style:font-size-complex="14pt"/>
    </style:style>
    <style:style style:name="T7341" style:parent-style-name="AncientGreekἈρχαίαἑλληνικά" style:family="text">
      <style:text-properties style:font-weight-complex="bold" style:font-size-complex="14pt" fo:language="el" fo:country="GR"/>
    </style:style>
    <style:style style:name="T7342" style:parent-style-name="AncientGreekἈρχαίαἑλληνικά" style:family="text">
      <style:text-properties style:font-weight-complex="bold" style:font-size-complex="14pt"/>
    </style:style>
    <style:style style:name="T7343" style:parent-style-name="AncientGreekἈρχαίαἑλληνικά" style:family="text">
      <style:text-properties style:font-weight-complex="bold" style:font-size-complex="14pt" fo:language="el" fo:country="GR"/>
    </style:style>
    <style:style style:name="T7344" style:parent-style-name="AncientGreekἈρχαίαἑλληνικά" style:family="text">
      <style:text-properties style:font-weight-complex="bold" style:font-size-complex="14pt"/>
    </style:style>
    <style:style style:name="T7345" style:parent-style-name="AncientGreekἈρχαίαἑλληνικά" style:family="text">
      <style:text-properties style:font-weight-complex="bold" style:font-size-complex="14pt" fo:language="el" fo:country="GR"/>
    </style:style>
    <style:style style:name="T7346" style:parent-style-name="AncientGreekἈρχαίαἑλληνικά" style:family="text">
      <style:text-properties style:font-weight-complex="bold" style:font-size-complex="14pt"/>
    </style:style>
    <style:style style:name="T7347" style:parent-style-name="AncientGreekἈρχαίαἑλληνικά" style:family="text">
      <style:text-properties style:font-weight-complex="bold" style:font-size-complex="14pt" fo:language="el" fo:country="GR"/>
    </style:style>
    <style:style style:name="T7348" style:parent-style-name="AncientGreekἈρχαίαἑλληνικά" style:family="text">
      <style:text-properties style:font-weight-complex="bold" style:font-size-complex="14pt"/>
    </style:style>
    <style:style style:name="T7349" style:parent-style-name="AncientGreekἈρχαίαἑλληνικά" style:family="text">
      <style:text-properties style:font-weight-complex="bold" style:font-size-complex="14pt" fo:language="el" fo:country="GR"/>
    </style:style>
    <style:style style:name="T7350" style:parent-style-name="AncientGreekἈρχαίαἑλληνικά" style:family="text">
      <style:text-properties style:font-weight-complex="bold" style:font-size-complex="14pt"/>
    </style:style>
    <style:style style:name="T7351" style:parent-style-name="AncientGreekἈρχαίαἑλληνικά" style:family="text">
      <style:text-properties style:font-weight-complex="bold" style:font-size-complex="14pt" fo:language="el" fo:country="GR"/>
    </style:style>
    <style:style style:name="T7352" style:parent-style-name="AncientGreekἈρχαίαἑλληνικά" style:family="text">
      <style:text-properties style:font-weight-complex="bold" style:font-size-complex="14pt"/>
    </style:style>
    <style:style style:name="T7353" style:parent-style-name="AncientGreekἈρχαίαἑλληνικά" style:family="text">
      <style:text-properties style:font-weight-complex="bold" style:font-size-complex="14pt" fo:language="el" fo:country="GR"/>
    </style:style>
    <style:style style:name="T7354" style:parent-style-name="AncientGreekἈρχαίαἑλληνικά" style:family="text">
      <style:text-properties style:font-weight-complex="bold" style:font-size-complex="14pt"/>
    </style:style>
    <style:style style:name="T7355" style:parent-style-name="AncientGreekἈρχαίαἑλληνικά" style:family="text">
      <style:text-properties style:font-weight-complex="bold" style:font-size-complex="14pt" fo:language="el" fo:country="GR"/>
    </style:style>
    <style:style style:name="T7356" style:parent-style-name="AncientGreekἈρχαίαἑλληνικά" style:family="text">
      <style:text-properties style:font-weight-complex="bold" style:font-size-complex="14pt"/>
    </style:style>
    <style:style style:name="T7357" style:parent-style-name="AncientGreekἈρχαίαἑλληνικά" style:family="text">
      <style:text-properties style:font-weight-complex="bold" style:font-size-complex="14pt" fo:language="el" fo:country="GR"/>
    </style:style>
    <style:style style:name="T7358" style:parent-style-name="AncientGreekἈρχαίαἑλληνικά" style:family="text">
      <style:text-properties style:font-weight-complex="bold" style:font-size-complex="14pt"/>
    </style:style>
    <style:style style:name="T7359" style:parent-style-name="AncientGreekἈρχαίαἑλληνικά" style:family="text">
      <style:text-properties style:font-weight-complex="bold" style:font-size-complex="14pt" fo:language="el" fo:country="GR"/>
    </style:style>
    <style:style style:name="T7360" style:parent-style-name="AncientGreekἈρχαίαἑλληνικά" style:family="text">
      <style:text-properties style:font-weight-complex="bold" style:font-size-complex="14pt"/>
    </style:style>
    <style:style style:name="T7361" style:parent-style-name="AncientGreekἈρχαίαἑλληνικά" style:family="text">
      <style:text-properties style:font-weight-complex="bold" style:font-size-complex="14pt" fo:language="el" fo:country="GR"/>
    </style:style>
    <style:style style:name="T7362" style:parent-style-name="AncientGreekἈρχαίαἑλληνικά" style:family="text">
      <style:text-properties style:font-weight-complex="bold" style:font-size-complex="14pt"/>
    </style:style>
    <style:style style:name="T7363" style:parent-style-name="AncientGreekἈρχαίαἑλληνικά" style:family="text">
      <style:text-properties style:font-weight-complex="bold" style:font-size-complex="14pt" fo:language="el" fo:country="GR"/>
    </style:style>
    <style:style style:name="T7364" style:parent-style-name="AncientGreekἈρχαίαἑλληνικά" style:family="text">
      <style:text-properties style:font-weight-complex="bold" style:font-size-complex="14pt"/>
    </style:style>
    <style:style style:name="T7365" style:parent-style-name="AncientGreekἈρχαίαἑλληνικά" style:family="text">
      <style:text-properties style:font-weight-complex="bold" style:font-size-complex="14pt" fo:language="el" fo:country="GR"/>
    </style:style>
    <style:style style:name="T7366" style:parent-style-name="AncientGreekἈρχαίαἑλληνικά" style:family="text">
      <style:text-properties style:font-weight-complex="bold" style:font-size-complex="14pt"/>
    </style:style>
    <style:style style:name="T7367" style:parent-style-name="AncientGreekἈρχαίαἑλληνικά" style:family="text">
      <style:text-properties style:font-weight-complex="bold" style:font-size-complex="14pt" fo:language="el" fo:country="GR"/>
    </style:style>
    <style:style style:name="T7368" style:parent-style-name="AncientGreekἈρχαίαἑλληνικά" style:family="text">
      <style:text-properties style:font-weight-complex="bold" style:font-size-complex="14pt"/>
    </style:style>
    <style:style style:name="T7369" style:parent-style-name="AncientGreekἈρχαίαἑλληνικά" style:family="text">
      <style:text-properties style:font-weight-complex="bold" style:font-size-complex="14pt" fo:language="el" fo:country="GR"/>
    </style:style>
    <style:style style:name="T7370" style:parent-style-name="AncientGreekἈρχαίαἑλληνικά" style:family="text">
      <style:text-properties style:font-weight-complex="bold" style:font-size-complex="14pt"/>
    </style:style>
    <style:style style:name="T7371" style:parent-style-name="AncientGreekἈρχαίαἑλληνικά" style:family="text">
      <style:text-properties style:font-weight-complex="bold" style:font-size-complex="14pt" fo:language="el" fo:country="GR"/>
    </style:style>
    <style:style style:name="T7372" style:parent-style-name="AncientGreekἈρχαίαἑλληνικά" style:family="text">
      <style:text-properties style:font-weight-complex="bold" style:font-size-complex="14pt"/>
    </style:style>
    <style:style style:name="T7373" style:parent-style-name="AncientGreekἈρχαίαἑλληνικά" style:family="text">
      <style:text-properties style:font-weight-complex="bold" style:font-size-complex="14pt" fo:language="el" fo:country="GR"/>
    </style:style>
    <style:style style:name="T7374" style:parent-style-name="AncientGreekἈρχαίαἑλληνικά" style:family="text">
      <style:text-properties style:font-weight-complex="bold" style:font-size-complex="14pt"/>
    </style:style>
    <style:style style:name="T7375" style:parent-style-name="AncientGreekἈρχαίαἑλληνικά" style:family="text">
      <style:text-properties style:font-weight-complex="bold" style:font-size-complex="14pt" fo:language="el" fo:country="GR"/>
    </style:style>
    <style:style style:name="T7376" style:parent-style-name="AncientGreekἈρχαίαἑλληνικά" style:family="text">
      <style:text-properties style:font-weight-complex="bold" style:font-size-complex="14pt"/>
    </style:style>
    <style:style style:name="T7377" style:parent-style-name="AncientGreekἈρχαίαἑλληνικά" style:family="text">
      <style:text-properties style:font-weight-complex="bold" style:font-size-complex="14pt" fo:language="el" fo:country="GR"/>
    </style:style>
    <style:style style:name="T7378" style:parent-style-name="AncientGreekἈρχαίαἑλληνικά" style:family="text">
      <style:text-properties style:font-weight-complex="bold" style:font-size-complex="14pt"/>
    </style:style>
    <style:style style:name="T7379" style:parent-style-name="AncientGreekἈρχαίαἑλληνικά" style:family="text">
      <style:text-properties style:font-weight-complex="bold" style:font-size-complex="14pt" fo:language="el" fo:country="GR"/>
    </style:style>
    <style:style style:name="T7380" style:parent-style-name="AncientGreekἈρχαίαἑλληνικά" style:family="text">
      <style:text-properties style:font-weight-complex="bold" style:font-size-complex="14pt"/>
    </style:style>
    <style:style style:name="T7381" style:parent-style-name="AncientGreekἈρχαίαἑλληνικά" style:family="text">
      <style:text-properties style:font-weight-complex="bold" style:font-size-complex="14pt" fo:language="el" fo:country="GR"/>
    </style:style>
    <style:style style:name="T7382" style:parent-style-name="AncientGreekἈρχαίαἑλληνικά" style:family="text">
      <style:text-properties style:font-weight-complex="bold" style:font-size-complex="14pt"/>
    </style:style>
    <style:style style:name="T7383" style:parent-style-name="AncientGreekἈρχαίαἑλληνικά" style:family="text">
      <style:text-properties style:font-weight-complex="bold" style:font-size-complex="14pt" fo:language="el" fo:country="GR"/>
    </style:style>
    <style:style style:name="T7384" style:parent-style-name="AncientGreekἈρχαίαἑλληνικά" style:family="text">
      <style:text-properties style:font-weight-complex="bold" style:font-size-complex="14pt"/>
    </style:style>
    <style:style style:name="T7385" style:parent-style-name="AncientGreekἈρχαίαἑλληνικά" style:family="text">
      <style:text-properties style:font-weight-complex="bold" style:font-size-complex="14pt" fo:language="el" fo:country="GR"/>
    </style:style>
    <style:style style:name="T7386" style:parent-style-name="AncientGreekἈρχαίαἑλληνικά" style:family="text">
      <style:text-properties style:font-weight-complex="bold" style:font-size-complex="14pt"/>
    </style:style>
    <style:style style:name="T7387" style:parent-style-name="AncientGreekἈρχαίαἑλληνικά" style:family="text">
      <style:text-properties style:font-weight-complex="bold" style:font-size-complex="14pt" fo:language="el" fo:country="GR"/>
    </style:style>
    <style:style style:name="T7388" style:parent-style-name="AncientGreekἈρχαίαἑλληνικά" style:family="text">
      <style:text-properties style:font-weight-complex="bold" style:font-size-complex="14pt"/>
    </style:style>
    <style:style style:name="T7389" style:parent-style-name="AncientGreekἈρχαίαἑλληνικά" style:family="text">
      <style:text-properties style:font-weight-complex="bold" style:font-size-complex="14pt" fo:language="el" fo:country="GR"/>
    </style:style>
    <style:style style:name="T7390" style:parent-style-name="AncientGreekἈρχαίαἑλληνικά" style:family="text">
      <style:text-properties style:font-weight-complex="bold" style:font-size-complex="14pt"/>
    </style:style>
    <style:style style:name="T7391" style:parent-style-name="AncientGreekἈρχαίαἑλληνικά" style:family="text">
      <style:text-properties style:font-weight-complex="bold" style:font-size-complex="14pt" fo:language="el" fo:country="GR"/>
    </style:style>
    <style:style style:name="T7392" style:parent-style-name="AncientGreekἈρχαίαἑλληνικά" style:family="text">
      <style:text-properties style:font-weight-complex="bold" style:font-size-complex="14pt"/>
    </style:style>
    <style:style style:name="T7393" style:parent-style-name="AncientGreekἈρχαίαἑλληνικά" style:family="text">
      <style:text-properties style:font-weight-complex="bold" style:font-size-complex="14pt" fo:language="el" fo:country="GR"/>
    </style:style>
    <style:style style:name="T7394" style:parent-style-name="AncientGreekἈρχαίαἑλληνικά" style:family="text">
      <style:text-properties style:font-weight-complex="bold" style:font-size-complex="14pt"/>
    </style:style>
    <style:style style:name="T7395" style:parent-style-name="AncientGreekἈρχαίαἑλληνικά" style:family="text">
      <style:text-properties style:font-weight-complex="bold" style:font-size-complex="14pt" fo:language="el" fo:country="GR"/>
    </style:style>
    <style:style style:name="T7396" style:parent-style-name="AncientGreekἈρχαίαἑλληνικά" style:family="text">
      <style:text-properties style:font-weight-complex="bold" style:font-size-complex="14pt"/>
    </style:style>
    <style:style style:name="T7397" style:parent-style-name="AncientGreekἈρχαίαἑλληνικά" style:family="text">
      <style:text-properties style:font-weight-complex="bold" style:font-size-complex="14pt" fo:language="el" fo:country="GR"/>
    </style:style>
    <style:style style:name="T7398" style:parent-style-name="AncientGreekἈρχαίαἑλληνικά" style:family="text">
      <style:text-properties style:font-weight-complex="bold" style:font-size-complex="14pt"/>
    </style:style>
    <style:style style:name="T7399" style:parent-style-name="AncientGreekἈρχαίαἑλληνικά" style:family="text">
      <style:text-properties style:font-weight-complex="bold" style:font-size-complex="14pt" fo:language="el" fo:country="GR"/>
    </style:style>
    <style:style style:name="T7400" style:parent-style-name="AncientGreekἈρχαίαἑλληνικά" style:family="text">
      <style:text-properties style:font-weight-complex="bold" style:font-size-complex="14pt"/>
    </style:style>
    <style:style style:name="T7401" style:parent-style-name="AncientGreekἈρχαίαἑλληνικά" style:family="text">
      <style:text-properties style:font-weight-complex="bold" style:font-size-complex="14pt" fo:language="el" fo:country="GR"/>
    </style:style>
    <style:style style:name="T7402" style:parent-style-name="AncientGreekἈρχαίαἑλληνικά" style:family="text">
      <style:text-properties style:font-weight-complex="bold" style:font-size-complex="14pt"/>
    </style:style>
    <style:style style:name="T7403" style:parent-style-name="AncientGreekἈρχαίαἑλληνικά" style:family="text">
      <style:text-properties style:font-weight-complex="bold" style:font-size-complex="14pt" fo:language="el" fo:country="GR"/>
    </style:style>
    <style:style style:name="T7404" style:parent-style-name="AncientGreekἈρχαίαἑλληνικά" style:family="text">
      <style:text-properties style:font-weight-complex="bold" style:font-size-complex="14pt"/>
    </style:style>
    <style:style style:name="T7405" style:parent-style-name="AncientGreekἈρχαίαἑλληνικά" style:family="text">
      <style:text-properties style:font-weight-complex="bold" style:font-size-complex="14pt" fo:language="el" fo:country="GR"/>
    </style:style>
    <style:style style:name="T7406" style:parent-style-name="AncientGreekἈρχαίαἑλληνικά" style:family="text">
      <style:text-properties style:font-weight-complex="bold" style:font-size-complex="14pt"/>
    </style:style>
    <style:style style:name="T7407" style:parent-style-name="AncientGreekἈρχαίαἑλληνικά" style:family="text">
      <style:text-properties style:font-weight-complex="bold" style:font-size-complex="14pt" fo:language="el" fo:country="GR"/>
    </style:style>
    <style:style style:name="T7408" style:parent-style-name="AncientGreekἈρχαίαἑλληνικά" style:family="text">
      <style:text-properties style:font-weight-complex="bold" style:font-size-complex="14pt"/>
    </style:style>
    <style:style style:name="T7409" style:parent-style-name="AncientGreekἈρχαίαἑλληνικά" style:family="text">
      <style:text-properties style:font-weight-complex="bold" style:font-size-complex="14pt" fo:language="el" fo:country="GR"/>
    </style:style>
    <style:style style:name="T7410" style:parent-style-name="AncientGreekἈρχαίαἑλληνικά" style:family="text">
      <style:text-properties style:font-weight-complex="bold" style:font-size-complex="14pt"/>
    </style:style>
    <style:style style:name="T7411" style:parent-style-name="AncientGreekἈρχαίαἑλληνικά" style:family="text">
      <style:text-properties style:font-weight-complex="bold" style:font-size-complex="14pt" fo:language="el" fo:country="GR"/>
    </style:style>
    <style:style style:name="T7412" style:parent-style-name="AncientGreekἈρχαίαἑλληνικά" style:family="text">
      <style:text-properties style:font-weight-complex="bold" style:font-size-complex="14pt"/>
    </style:style>
    <style:style style:name="T7413" style:parent-style-name="AncientGreekἈρχαίαἑλληνικά" style:family="text">
      <style:text-properties style:font-weight-complex="bold" style:font-size-complex="14pt" fo:language="el" fo:country="GR"/>
    </style:style>
    <style:style style:name="T7414" style:parent-style-name="AncientGreekἈρχαίαἑλληνικά" style:family="text">
      <style:text-properties style:font-weight-complex="bold" style:font-size-complex="14pt"/>
    </style:style>
    <style:style style:name="T7415" style:parent-style-name="AncientGreekἈρχαίαἑλληνικά" style:family="text">
      <style:text-properties style:font-weight-complex="bold" style:font-size-complex="14pt" fo:language="el" fo:country="GR"/>
    </style:style>
    <style:style style:name="T7416" style:parent-style-name="AncientGreekἈρχαίαἑλληνικά" style:family="text">
      <style:text-properties style:font-weight-complex="bold" style:font-size-complex="14pt"/>
    </style:style>
    <style:style style:name="T7417" style:parent-style-name="AncientGreekἈρχαίαἑλληνικά" style:family="text">
      <style:text-properties style:font-weight-complex="bold" style:font-size-complex="14pt" fo:language="el" fo:country="GR"/>
    </style:style>
    <style:style style:name="T7418" style:parent-style-name="AncientGreekἈρχαίαἑλληνικά" style:family="text">
      <style:text-properties style:font-weight-complex="bold" style:font-size-complex="14pt"/>
    </style:style>
    <style:style style:name="T7419" style:parent-style-name="AncientGreekἈρχαίαἑλληνικά" style:family="text">
      <style:text-properties style:font-weight-complex="bold" style:font-size-complex="14pt" fo:language="el" fo:country="GR"/>
    </style:style>
    <style:style style:name="T7420" style:parent-style-name="AncientGreekἈρχαίαἑλληνικά" style:family="text">
      <style:text-properties style:font-weight-complex="bold" style:font-size-complex="14pt"/>
    </style:style>
    <style:style style:name="T7421" style:parent-style-name="AncientGreekἈρχαίαἑλληνικά" style:family="text">
      <style:text-properties style:font-weight-complex="bold" style:font-size-complex="14pt" fo:language="el" fo:country="GR"/>
    </style:style>
    <style:style style:name="T7422" style:parent-style-name="AncientGreekἈρχαίαἑλληνικά" style:family="text">
      <style:text-properties style:font-weight-complex="bold" style:font-size-complex="14pt"/>
    </style:style>
    <style:style style:name="T7423" style:parent-style-name="AncientGreekἈρχαίαἑλληνικά" style:family="text">
      <style:text-properties style:font-weight-complex="bold" style:font-size-complex="14pt" fo:language="el" fo:country="GR"/>
    </style:style>
    <style:style style:name="T7424" style:parent-style-name="AncientGreekἈρχαίαἑλληνικά" style:family="text">
      <style:text-properties style:font-weight-complex="bold" style:font-size-complex="14pt"/>
    </style:style>
    <style:style style:name="T7425" style:parent-style-name="AncientGreekἈρχαίαἑλληνικά" style:family="text">
      <style:text-properties style:font-weight-complex="bold" style:font-size-complex="14pt" fo:language="el" fo:country="GR"/>
    </style:style>
    <style:style style:name="T7426" style:parent-style-name="AncientGreekἈρχαίαἑλληνικά" style:family="text">
      <style:text-properties style:font-weight-complex="bold" style:font-size-complex="14pt"/>
    </style:style>
    <style:style style:name="T7427" style:parent-style-name="AncientGreekἈρχαίαἑλληνικά" style:family="text">
      <style:text-properties style:font-weight-complex="bold" style:font-size-complex="14pt" fo:language="el" fo:country="GR"/>
    </style:style>
    <style:style style:name="T7428" style:parent-style-name="AncientGreekἈρχαίαἑλληνικά" style:family="text">
      <style:text-properties style:font-weight-complex="bold" style:font-size-complex="14pt"/>
    </style:style>
    <style:style style:name="T7429" style:parent-style-name="AncientGreekἈρχαίαἑλληνικά" style:family="text">
      <style:text-properties style:font-weight-complex="bold" style:font-size-complex="14pt" fo:language="el" fo:country="GR"/>
    </style:style>
    <style:style style:name="T7430" style:parent-style-name="AncientGreekἈρχαίαἑλληνικά" style:family="text">
      <style:text-properties style:font-weight-complex="bold" style:font-size-complex="14pt"/>
    </style:style>
    <style:style style:name="T7431" style:parent-style-name="AncientGreekἈρχαίαἑλληνικά" style:family="text">
      <style:text-properties style:font-weight-complex="bold" style:font-size-complex="14pt" fo:language="el" fo:country="GR"/>
    </style:style>
    <style:style style:name="T7432" style:parent-style-name="AncientGreekἈρχαίαἑλληνικά" style:family="text">
      <style:text-properties style:font-weight-complex="bold" style:font-size-complex="14pt"/>
    </style:style>
    <style:style style:name="T7433" style:parent-style-name="AncientGreekἈρχαίαἑλληνικά" style:family="text">
      <style:text-properties style:font-weight-complex="bold" style:font-size-complex="14pt" fo:language="el" fo:country="GR"/>
    </style:style>
    <style:style style:name="T7434" style:parent-style-name="AncientGreekἈρχαίαἑλληνικά" style:family="text">
      <style:text-properties style:font-weight-complex="bold" style:font-size-complex="14pt"/>
    </style:style>
    <style:style style:name="T7435" style:parent-style-name="AncientGreekἈρχαίαἑλληνικά" style:family="text">
      <style:text-properties style:font-weight-complex="bold" style:font-size-complex="14pt" fo:language="el" fo:country="GR"/>
    </style:style>
    <style:style style:name="T7436" style:parent-style-name="AncientGreekἈρχαίαἑλληνικά" style:family="text">
      <style:text-properties style:font-weight-complex="bold" style:font-size-complex="14pt"/>
    </style:style>
    <style:style style:name="T7437" style:parent-style-name="AncientGreekἈρχαίαἑλληνικά" style:family="text">
      <style:text-properties style:font-weight-complex="bold" style:font-size-complex="14pt" fo:language="el" fo:country="GR"/>
    </style:style>
    <style:style style:name="T7438" style:parent-style-name="AncientGreekἈρχαίαἑλληνικά" style:family="text">
      <style:text-properties style:font-weight-complex="bold" style:font-size-complex="14pt"/>
    </style:style>
    <style:style style:name="T7439" style:parent-style-name="AncientGreekἈρχαίαἑλληνικά" style:family="text">
      <style:text-properties style:font-weight-complex="bold" style:font-size-complex="14pt" fo:language="el" fo:country="GR"/>
    </style:style>
    <style:style style:name="T7440" style:parent-style-name="AncientGreekἈρχαίαἑλληνικά" style:family="text">
      <style:text-properties style:font-weight-complex="bold" style:font-size-complex="14pt"/>
    </style:style>
    <style:style style:name="T7441" style:parent-style-name="AncientGreekἈρχαίαἑλληνικά" style:family="text">
      <style:text-properties style:font-weight-complex="bold" style:font-size-complex="14pt" fo:language="el" fo:country="GR"/>
    </style:style>
    <style:style style:name="T7442" style:parent-style-name="AncientGreekἈρχαίαἑλληνικά" style:family="text">
      <style:text-properties style:font-weight-complex="bold" style:font-size-complex="14pt"/>
    </style:style>
    <style:style style:name="T7443" style:parent-style-name="AncientGreekἈρχαίαἑλληνικά" style:family="text">
      <style:text-properties style:font-weight-complex="bold" style:font-size-complex="14pt" fo:language="el" fo:country="GR"/>
    </style:style>
    <style:style style:name="T7444" style:parent-style-name="AncientGreekἈρχαίαἑλληνικά" style:family="text">
      <style:text-properties style:font-weight-complex="bold" style:font-size-complex="14pt"/>
    </style:style>
    <style:style style:name="P7445" style:parent-style-name="Standard" style:family="paragraph">
      <style:paragraph-properties fo:widows="0" fo:orphans="0"/>
    </style:style>
    <style:style style:name="T7446" style:parent-style-name="AncientGreekἈρχαίαἑλληνικά" style:family="text">
      <style:text-properties style:font-weight-complex="bold" style:font-size-complex="14pt" fo:language="el" fo:country="GR"/>
    </style:style>
    <style:style style:name="T7447" style:parent-style-name="AncientGreekἈρχαίαἑλληνικά" style:family="text">
      <style:text-properties style:font-weight-complex="bold" style:font-size-complex="14pt"/>
    </style:style>
    <style:style style:name="T7448" style:parent-style-name="AncientGreekἈρχαίαἑλληνικά" style:family="text">
      <style:text-properties style:font-weight-complex="bold" style:font-size-complex="14pt" fo:language="el" fo:country="GR"/>
    </style:style>
    <style:style style:name="T7449" style:parent-style-name="AncientGreekἈρχαίαἑλληνικά" style:family="text">
      <style:text-properties style:font-weight-complex="bold" style:font-size-complex="14pt"/>
    </style:style>
    <style:style style:name="T7450" style:parent-style-name="AncientGreekἈρχαίαἑλληνικά" style:family="text">
      <style:text-properties style:font-weight-complex="bold" style:font-size-complex="14pt" fo:language="el" fo:country="GR"/>
    </style:style>
    <style:style style:name="T7451" style:parent-style-name="AncientGreekἈρχαίαἑλληνικά" style:family="text">
      <style:text-properties style:font-weight-complex="bold" style:font-size-complex="14pt"/>
    </style:style>
    <style:style style:name="T7452" style:parent-style-name="AncientGreekἈρχαίαἑλληνικά" style:family="text">
      <style:text-properties style:font-weight-complex="bold" style:font-size-complex="14pt" fo:language="el" fo:country="GR"/>
    </style:style>
    <style:style style:name="T7453" style:parent-style-name="AncientGreekἈρχαίαἑλληνικά" style:family="text">
      <style:text-properties style:font-weight-complex="bold" style:font-size-complex="14pt"/>
    </style:style>
    <style:style style:name="T7454" style:parent-style-name="AncientGreekἈρχαίαἑλληνικά" style:family="text">
      <style:text-properties style:font-weight-complex="bold" style:font-size-complex="14pt" fo:language="el" fo:country="GR"/>
    </style:style>
    <style:style style:name="T7455" style:parent-style-name="AncientGreekἈρχαίαἑλληνικά" style:family="text">
      <style:text-properties style:font-weight-complex="bold" style:font-size-complex="14pt"/>
    </style:style>
    <style:style style:name="T7456" style:parent-style-name="AncientGreekἈρχαίαἑλληνικά" style:family="text">
      <style:text-properties style:font-weight-complex="bold" style:font-size-complex="14pt" fo:language="el" fo:country="GR"/>
    </style:style>
    <style:style style:name="T7457" style:parent-style-name="AncientGreekἈρχαίαἑλληνικά" style:family="text">
      <style:text-properties style:font-weight-complex="bold" style:font-size-complex="14pt"/>
    </style:style>
    <style:style style:name="T7458" style:parent-style-name="AncientGreekἈρχαίαἑλληνικά" style:family="text">
      <style:text-properties style:font-weight-complex="bold" style:font-size-complex="14pt" fo:language="el" fo:country="GR"/>
    </style:style>
    <style:style style:name="T7459" style:parent-style-name="AncientGreekἈρχαίαἑλληνικά" style:family="text">
      <style:text-properties style:font-weight-complex="bold" style:font-size-complex="14pt"/>
    </style:style>
    <style:style style:name="T7460" style:parent-style-name="AncientGreekἈρχαίαἑλληνικά" style:family="text">
      <style:text-properties style:font-weight-complex="bold" style:font-size-complex="14pt" fo:language="el" fo:country="GR"/>
    </style:style>
    <style:style style:name="T7461" style:parent-style-name="AncientGreekἈρχαίαἑλληνικά" style:family="text">
      <style:text-properties style:font-weight-complex="bold" style:font-size-complex="14pt"/>
    </style:style>
    <style:style style:name="T7462" style:parent-style-name="AncientGreekἈρχαίαἑλληνικά" style:family="text">
      <style:text-properties style:font-weight-complex="bold" style:font-size-complex="14pt" fo:language="el" fo:country="GR"/>
    </style:style>
    <style:style style:name="T7463" style:parent-style-name="AncientGreekἈρχαίαἑλληνικά" style:family="text">
      <style:text-properties style:font-weight-complex="bold" style:font-size-complex="14pt"/>
    </style:style>
    <style:style style:name="T7464" style:parent-style-name="AncientGreekἈρχαίαἑλληνικά" style:family="text">
      <style:text-properties style:font-weight-complex="bold" style:font-size-complex="14pt" fo:language="el" fo:country="GR"/>
    </style:style>
    <style:style style:name="T7465" style:parent-style-name="AncientGreekἈρχαίαἑλληνικά" style:family="text">
      <style:text-properties style:font-weight-complex="bold" style:font-size-complex="14pt"/>
    </style:style>
    <style:style style:name="T7466" style:parent-style-name="AncientGreekἈρχαίαἑλληνικά" style:family="text">
      <style:text-properties style:font-weight-complex="bold" style:font-size-complex="14pt" fo:language="el" fo:country="GR"/>
    </style:style>
    <style:style style:name="T7467" style:parent-style-name="AncientGreekἈρχαίαἑλληνικά" style:family="text">
      <style:text-properties style:font-weight-complex="bold" style:font-size-complex="14pt"/>
    </style:style>
    <style:style style:name="T7468" style:parent-style-name="AncientGreekἈρχαίαἑλληνικά" style:family="text">
      <style:text-properties style:font-weight-complex="bold" style:font-size-complex="14pt" fo:language="el" fo:country="GR"/>
    </style:style>
    <style:style style:name="T7469" style:parent-style-name="AncientGreekἈρχαίαἑλληνικά" style:family="text">
      <style:text-properties style:font-weight-complex="bold" style:font-size-complex="14pt"/>
    </style:style>
    <style:style style:name="T7470" style:parent-style-name="AncientGreekἈρχαίαἑλληνικά" style:family="text">
      <style:text-properties style:font-weight-complex="bold" style:font-size-complex="14pt" fo:language="el" fo:country="GR"/>
    </style:style>
    <style:style style:name="T7471" style:parent-style-name="AncientGreekἈρχαίαἑλληνικά" style:family="text">
      <style:text-properties style:font-weight-complex="bold" style:font-size-complex="14pt"/>
    </style:style>
    <style:style style:name="T7472" style:parent-style-name="AncientGreekἈρχαίαἑλληνικά" style:family="text">
      <style:text-properties style:font-weight-complex="bold" style:font-size-complex="14pt" fo:language="el" fo:country="GR"/>
    </style:style>
    <style:style style:name="T7473" style:parent-style-name="AncientGreekἈρχαίαἑλληνικά" style:family="text">
      <style:text-properties style:font-weight-complex="bold" style:font-size-complex="14pt"/>
    </style:style>
    <style:style style:name="T7474" style:parent-style-name="AncientGreekἈρχαίαἑλληνικά" style:family="text">
      <style:text-properties style:font-weight-complex="bold" style:font-size-complex="14pt" fo:language="el" fo:country="GR"/>
    </style:style>
    <style:style style:name="T7475" style:parent-style-name="AncientGreekἈρχαίαἑλληνικά" style:family="text">
      <style:text-properties style:font-weight-complex="bold" style:font-size-complex="14pt"/>
    </style:style>
    <style:style style:name="T7476" style:parent-style-name="AncientGreekἈρχαίαἑλληνικά" style:family="text">
      <style:text-properties style:font-weight-complex="bold" style:font-size-complex="14pt" fo:language="el" fo:country="GR"/>
    </style:style>
    <style:style style:name="T7477" style:parent-style-name="AncientGreekἈρχαίαἑλληνικά" style:family="text">
      <style:text-properties style:font-weight-complex="bold" style:font-size-complex="14pt"/>
    </style:style>
    <style:style style:name="T7478" style:parent-style-name="AncientGreekἈρχαίαἑλληνικά" style:family="text">
      <style:text-properties style:font-weight-complex="bold" style:font-size-complex="14pt" fo:language="el" fo:country="GR"/>
    </style:style>
    <style:style style:name="T7479" style:parent-style-name="AncientGreekἈρχαίαἑλληνικά" style:family="text">
      <style:text-properties style:font-weight-complex="bold" style:font-size-complex="14pt"/>
    </style:style>
    <style:style style:name="T7480" style:parent-style-name="AncientGreekἈρχαίαἑλληνικά" style:family="text">
      <style:text-properties style:font-weight-complex="bold" style:font-size-complex="14pt" fo:language="el" fo:country="GR"/>
    </style:style>
    <style:style style:name="T7481" style:parent-style-name="AncientGreekἈρχαίαἑλληνικά" style:family="text">
      <style:text-properties style:font-weight-complex="bold" style:font-size-complex="14pt"/>
    </style:style>
    <style:style style:name="T7482" style:parent-style-name="AncientGreekἈρχαίαἑλληνικά" style:family="text">
      <style:text-properties style:font-weight-complex="bold" style:font-size-complex="14pt" fo:language="el" fo:country="GR"/>
    </style:style>
    <style:style style:name="T7483" style:parent-style-name="AncientGreekἈρχαίαἑλληνικά" style:family="text">
      <style:text-properties style:font-weight-complex="bold" style:font-size-complex="14pt"/>
    </style:style>
    <style:style style:name="T7484" style:parent-style-name="AncientGreekἈρχαίαἑλληνικά" style:family="text">
      <style:text-properties style:font-weight-complex="bold" style:font-size-complex="14pt" fo:language="el" fo:country="GR"/>
    </style:style>
    <style:style style:name="T7485" style:parent-style-name="AncientGreekἈρχαίαἑλληνικά" style:family="text">
      <style:text-properties style:font-weight-complex="bold" style:font-size-complex="14pt"/>
    </style:style>
    <style:style style:name="T7486" style:parent-style-name="AncientGreekἈρχαίαἑλληνικά" style:family="text">
      <style:text-properties style:font-weight-complex="bold" style:font-size-complex="14pt" fo:language="el" fo:country="GR"/>
    </style:style>
    <style:style style:name="T7487" style:parent-style-name="AncientGreekἈρχαίαἑλληνικά" style:family="text">
      <style:text-properties style:font-weight-complex="bold" style:font-size-complex="14pt"/>
    </style:style>
    <style:style style:name="T7488" style:parent-style-name="AncientGreekἈρχαίαἑλληνικά" style:family="text">
      <style:text-properties style:font-weight-complex="bold" style:font-size-complex="14pt" fo:language="el" fo:country="GR"/>
    </style:style>
    <style:style style:name="T7489" style:parent-style-name="AncientGreekἈρχαίαἑλληνικά" style:family="text">
      <style:text-properties style:font-weight-complex="bold" style:font-size-complex="14pt"/>
    </style:style>
    <style:style style:name="T7490" style:parent-style-name="AncientGreekἈρχαίαἑλληνικά" style:family="text">
      <style:text-properties style:font-weight-complex="bold" style:font-size-complex="14pt" fo:language="el" fo:country="GR"/>
    </style:style>
    <style:style style:name="T7491" style:parent-style-name="AncientGreekἈρχαίαἑλληνικά" style:family="text">
      <style:text-properties style:font-weight-complex="bold" style:font-size-complex="14pt"/>
    </style:style>
    <style:style style:name="T7492" style:parent-style-name="AncientGreekἈρχαίαἑλληνικά" style:family="text">
      <style:text-properties style:font-weight-complex="bold" style:font-size-complex="14pt" fo:language="el" fo:country="GR"/>
    </style:style>
    <style:style style:name="T7493" style:parent-style-name="AncientGreekἈρχαίαἑλληνικά" style:family="text">
      <style:text-properties style:font-weight-complex="bold" style:font-size-complex="14pt"/>
    </style:style>
    <style:style style:name="T7494" style:parent-style-name="AncientGreekἈρχαίαἑλληνικά" style:family="text">
      <style:text-properties style:font-weight-complex="bold" style:font-size-complex="14pt" fo:language="el" fo:country="GR"/>
    </style:style>
    <style:style style:name="T7495" style:parent-style-name="AncientGreekἈρχαίαἑλληνικά" style:family="text">
      <style:text-properties style:font-weight-complex="bold" style:font-size-complex="14pt"/>
    </style:style>
    <style:style style:name="T7496" style:parent-style-name="AncientGreekἈρχαίαἑλληνικά" style:family="text">
      <style:text-properties style:font-weight-complex="bold" style:font-size-complex="14pt" fo:language="el" fo:country="GR"/>
    </style:style>
    <style:style style:name="T7497" style:parent-style-name="AncientGreekἈρχαίαἑλληνικά" style:family="text">
      <style:text-properties style:font-weight-complex="bold" style:font-size-complex="14pt"/>
    </style:style>
    <style:style style:name="T7498" style:parent-style-name="AncientGreekἈρχαίαἑλληνικά" style:family="text">
      <style:text-properties style:font-weight-complex="bold" style:font-size-complex="14pt" fo:language="el" fo:country="GR"/>
    </style:style>
    <style:style style:name="T7499" style:parent-style-name="AncientGreekἈρχαίαἑλληνικά" style:family="text">
      <style:text-properties style:font-weight-complex="bold" style:font-size-complex="14pt"/>
    </style:style>
    <style:style style:name="T7500" style:parent-style-name="AncientGreekἈρχαίαἑλληνικά" style:family="text">
      <style:text-properties style:font-weight-complex="bold" style:font-size-complex="14pt" fo:language="el" fo:country="GR"/>
    </style:style>
    <style:style style:name="T7501" style:parent-style-name="AncientGreekἈρχαίαἑλληνικά" style:family="text">
      <style:text-properties style:font-weight-complex="bold" style:font-size-complex="14pt"/>
    </style:style>
    <style:style style:name="T7502" style:parent-style-name="AncientGreekἈρχαίαἑλληνικά" style:family="text">
      <style:text-properties style:font-weight-complex="bold" style:font-size-complex="14pt" fo:language="el" fo:country="GR"/>
    </style:style>
    <style:style style:name="T7503" style:parent-style-name="AncientGreekἈρχαίαἑλληνικά" style:family="text">
      <style:text-properties style:font-weight-complex="bold" style:font-size-complex="14pt"/>
    </style:style>
    <style:style style:name="TableCell7504" style:family="table-cell">
      <style:table-cell-properties fo:border="0.0069in solid #000000" fo:background-color="#FFFFFF" style:writing-mode="lr-tb" fo:padding-top="0in" fo:padding-left="0.1527in" fo:padding-bottom="0in" fo:padding-right="0.15in"/>
    </style:style>
    <style:style style:name="P7505" style:parent-style-name="Standard" style:family="paragraph">
      <style:paragraph-properties fo:widows="0" fo:orphans="0"/>
      <style:text-properties style:font-name="AncientGreek"/>
    </style:style>
    <style:style style:name="P7506" style:parent-style-name="Standard" style:family="paragraph">
      <style:paragraph-properties fo:widows="0" fo:orphans="0"/>
      <style:text-properties style:font-name="AncientGreek"/>
    </style:style>
    <style:style style:name="P7507" style:parent-style-name="Standard" style:family="paragraph">
      <style:paragraph-properties fo:widows="0" fo:orphans="0"/>
      <style:text-properties style:font-name="AncientGreek"/>
    </style:style>
    <style:style style:name="P7508" style:parent-style-name="Standard" style:family="paragraph">
      <style:paragraph-properties fo:widows="0" fo:orphans="0"/>
      <style:text-properties style:font-name="AncientGreek"/>
    </style:style>
    <style:style style:name="P7509" style:parent-style-name="Standard" style:family="paragraph">
      <style:paragraph-properties fo:widows="0" fo:orphans="0"/>
      <style:text-properties style:font-name="AncientGreek"/>
    </style:style>
    <style:style style:name="TableRow7510" style:family="table-row">
      <style:table-row-properties style:min-row-height="0.0138in" style:use-optimal-row-height="false" fo:keep-together="always"/>
    </style:style>
    <style:style style:name="TableCell7511" style:family="table-cell">
      <style:table-cell-properties fo:border="0.0069in solid #000000" fo:background-color="#FFFFFF" style:writing-mode="lr-tb" fo:padding-top="0in" fo:padding-left="0.1527in" fo:padding-bottom="0in" fo:padding-right="0.15in"/>
    </style:style>
    <style:style style:name="P7512" style:parent-style-name="Standard" style:family="paragraph">
      <style:paragraph-properties fo:keep-with-next="always" fo:widows="0" fo:orphans="0" fo:text-align="center"/>
    </style:style>
    <style:style style:name="T7513" style:parent-style-name="AncientGreekἈρχαίαἑλληνικά" style:family="text">
      <style:text-properties fo:font-weight="bold" style:font-weight-asian="bold" style:font-weight-complex="bold" fo:font-size="18pt" style:font-size-asian="18pt" style:font-size-complex="14pt"/>
    </style:style>
    <style:style style:name="T7514"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7515" style:parent-style-name="AncientGreekἈρχαίαἑλληνικά" style:family="text">
      <style:text-properties fo:font-weight="bold" style:font-weight-asian="bold" style:font-weight-complex="bold" fo:font-size="18pt" style:font-size-asian="18pt" style:font-size-complex="14pt"/>
    </style:style>
    <style:style style:name="T7516"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7517" style:parent-style-name="AncientGreekἈρχαίαἑλληνικά" style:family="text">
      <style:text-properties fo:font-weight="bold" style:font-weight-asian="bold" style:font-weight-complex="bold" fo:font-size="18pt" style:font-size-asian="18pt" style:font-size-complex="14pt"/>
    </style:style>
    <style:style style:name="T7518"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7519" style:parent-style-name="AncientGreekἈρχαίαἑλληνικά" style:family="text">
      <style:text-properties fo:font-weight="bold" style:font-weight-asian="bold" style:font-weight-complex="bold" fo:font-size="18pt" style:font-size-asian="18pt" style:font-size-complex="14pt"/>
    </style:style>
    <style:style style:name="P7520" style:parent-style-name="Standard" style:family="paragraph">
      <style:paragraph-properties fo:widows="0" fo:orphans="0"/>
    </style:style>
    <style:style style:name="T7521" style:parent-style-name="AncientGreekἈρχαίαἑλληνικά" style:family="text">
      <style:text-properties style:font-weight-complex="bold" style:font-size-complex="14pt" fo:language="el" fo:country="GR"/>
    </style:style>
    <style:style style:name="T7522" style:parent-style-name="AncientGreekἈρχαίαἑλληνικά" style:family="text">
      <style:text-properties style:font-weight-complex="bold" style:font-size-complex="14pt"/>
    </style:style>
    <style:style style:name="T7523" style:parent-style-name="AncientGreekἈρχαίαἑλληνικά" style:family="text">
      <style:text-properties style:font-weight-complex="bold" style:font-size-complex="14pt" fo:language="el" fo:country="GR"/>
    </style:style>
    <style:style style:name="T7524" style:parent-style-name="AncientGreekἈρχαίαἑλληνικά" style:family="text">
      <style:text-properties style:font-weight-complex="bold" style:font-size-complex="14pt"/>
    </style:style>
    <style:style style:name="T7525" style:parent-style-name="AncientGreekἈρχαίαἑλληνικά" style:family="text">
      <style:text-properties style:font-weight-complex="bold" style:font-size-complex="14pt" fo:language="el" fo:country="GR"/>
    </style:style>
    <style:style style:name="T7526" style:parent-style-name="AncientGreekἈρχαίαἑλληνικά" style:family="text">
      <style:text-properties style:font-weight-complex="bold" style:font-size-complex="14pt"/>
    </style:style>
    <style:style style:name="T7527" style:parent-style-name="AncientGreekἈρχαίαἑλληνικά" style:family="text">
      <style:text-properties style:font-weight-complex="bold" style:font-size-complex="14pt" fo:language="el" fo:country="GR"/>
    </style:style>
    <style:style style:name="T7528" style:parent-style-name="AncientGreekἈρχαίαἑλληνικά" style:family="text">
      <style:text-properties style:font-weight-complex="bold" style:font-size-complex="14pt"/>
    </style:style>
    <style:style style:name="T7529" style:parent-style-name="AncientGreekἈρχαίαἑλληνικά" style:family="text">
      <style:text-properties style:font-weight-complex="bold" style:font-size-complex="14pt" fo:language="el" fo:country="GR"/>
    </style:style>
    <style:style style:name="T7530" style:parent-style-name="AncientGreekἈρχαίαἑλληνικά" style:family="text">
      <style:text-properties style:font-weight-complex="bold" style:font-size-complex="14pt"/>
    </style:style>
    <style:style style:name="T7531" style:parent-style-name="AncientGreekἈρχαίαἑλληνικά" style:family="text">
      <style:text-properties style:font-weight-complex="bold" style:font-size-complex="14pt" fo:language="el" fo:country="GR"/>
    </style:style>
    <style:style style:name="T7532" style:parent-style-name="AncientGreekἈρχαίαἑλληνικά" style:family="text">
      <style:text-properties style:font-weight-complex="bold" style:font-size-complex="14pt"/>
    </style:style>
    <style:style style:name="T7533" style:parent-style-name="AncientGreekἈρχαίαἑλληνικά" style:family="text">
      <style:text-properties style:font-weight-complex="bold" style:font-size-complex="14pt" fo:language="el" fo:country="GR"/>
    </style:style>
    <style:style style:name="T7534" style:parent-style-name="AncientGreekἈρχαίαἑλληνικά" style:family="text">
      <style:text-properties style:font-weight-complex="bold" style:font-size-complex="14pt"/>
    </style:style>
    <style:style style:name="T7535" style:parent-style-name="AncientGreekἈρχαίαἑλληνικά" style:family="text">
      <style:text-properties style:font-weight-complex="bold" style:font-size-complex="14pt" fo:language="el" fo:country="GR"/>
    </style:style>
    <style:style style:name="T7536" style:parent-style-name="AncientGreekἈρχαίαἑλληνικά" style:family="text">
      <style:text-properties style:font-weight-complex="bold" style:font-size-complex="14pt"/>
    </style:style>
    <style:style style:name="T7537" style:parent-style-name="AncientGreekἈρχαίαἑλληνικά" style:family="text">
      <style:text-properties style:font-weight-complex="bold" style:font-size-complex="14pt" fo:language="el" fo:country="GR"/>
    </style:style>
    <style:style style:name="T7538" style:parent-style-name="AncientGreekἈρχαίαἑλληνικά" style:family="text">
      <style:text-properties style:font-weight-complex="bold" style:font-size-complex="14pt"/>
    </style:style>
    <style:style style:name="T7539" style:parent-style-name="AncientGreekἈρχαίαἑλληνικά" style:family="text">
      <style:text-properties style:font-weight-complex="bold" style:font-size-complex="14pt" fo:language="el" fo:country="GR"/>
    </style:style>
    <style:style style:name="T7540" style:parent-style-name="AncientGreekἈρχαίαἑλληνικά" style:family="text">
      <style:text-properties style:font-weight-complex="bold" style:font-size-complex="14pt"/>
    </style:style>
    <style:style style:name="T7541" style:parent-style-name="AncientGreekἈρχαίαἑλληνικά" style:family="text">
      <style:text-properties style:font-weight-complex="bold" style:font-size-complex="14pt" fo:language="el" fo:country="GR"/>
    </style:style>
    <style:style style:name="T7542" style:parent-style-name="AncientGreekἈρχαίαἑλληνικά" style:family="text">
      <style:text-properties style:font-weight-complex="bold" style:font-size-complex="14pt"/>
    </style:style>
    <style:style style:name="T7543" style:parent-style-name="AncientGreekἈρχαίαἑλληνικά" style:family="text">
      <style:text-properties style:font-weight-complex="bold" style:font-size-complex="14pt" fo:language="el" fo:country="GR"/>
    </style:style>
    <style:style style:name="T7544" style:parent-style-name="AncientGreekἈρχαίαἑλληνικά" style:family="text">
      <style:text-properties style:font-weight-complex="bold" style:font-size-complex="14pt"/>
    </style:style>
    <style:style style:name="T7545" style:parent-style-name="AncientGreekἈρχαίαἑλληνικά" style:family="text">
      <style:text-properties style:font-weight-complex="bold" style:font-size-complex="14pt" fo:language="el" fo:country="GR"/>
    </style:style>
    <style:style style:name="T7546" style:parent-style-name="AncientGreekἈρχαίαἑλληνικά" style:family="text">
      <style:text-properties style:font-weight-complex="bold" style:font-size-complex="14pt"/>
    </style:style>
    <style:style style:name="T7547" style:parent-style-name="AncientGreekἈρχαίαἑλληνικά" style:family="text">
      <style:text-properties style:font-weight-complex="bold" style:font-size-complex="14pt" fo:language="el" fo:country="GR"/>
    </style:style>
    <style:style style:name="T7548" style:parent-style-name="AncientGreekἈρχαίαἑλληνικά" style:family="text">
      <style:text-properties style:font-weight-complex="bold" style:font-size-complex="14pt"/>
    </style:style>
    <style:style style:name="T7549" style:parent-style-name="AncientGreekἈρχαίαἑλληνικά" style:family="text">
      <style:text-properties style:font-weight-complex="bold" style:font-size-complex="14pt" fo:language="el" fo:country="GR"/>
    </style:style>
    <style:style style:name="T7550" style:parent-style-name="AncientGreekἈρχαίαἑλληνικά" style:family="text">
      <style:text-properties style:font-weight-complex="bold" style:font-size-complex="14pt"/>
    </style:style>
    <style:style style:name="T7551" style:parent-style-name="AncientGreekἈρχαίαἑλληνικά" style:family="text">
      <style:text-properties style:font-weight-complex="bold" style:font-size-complex="14pt" fo:language="el" fo:country="GR"/>
    </style:style>
    <style:style style:name="T7552" style:parent-style-name="AncientGreekἈρχαίαἑλληνικά" style:family="text">
      <style:text-properties style:font-weight-complex="bold" style:font-size-complex="14pt"/>
    </style:style>
    <style:style style:name="T7553" style:parent-style-name="AncientGreekἈρχαίαἑλληνικά" style:family="text">
      <style:text-properties style:font-weight-complex="bold" style:font-size-complex="14pt" fo:language="el" fo:country="GR"/>
    </style:style>
    <style:style style:name="T7554" style:parent-style-name="AncientGreekἈρχαίαἑλληνικά" style:family="text">
      <style:text-properties style:font-weight-complex="bold" style:font-size-complex="14pt"/>
    </style:style>
    <style:style style:name="T7555" style:parent-style-name="AncientGreekἈρχαίαἑλληνικά" style:family="text">
      <style:text-properties style:font-weight-complex="bold" style:font-size-complex="14pt" fo:language="el" fo:country="GR"/>
    </style:style>
    <style:style style:name="T7556" style:parent-style-name="AncientGreekἈρχαίαἑλληνικά" style:family="text">
      <style:text-properties style:font-weight-complex="bold" style:font-size-complex="14pt"/>
    </style:style>
    <style:style style:name="T7557" style:parent-style-name="AncientGreekἈρχαίαἑλληνικά" style:family="text">
      <style:text-properties style:font-weight-complex="bold" style:font-size-complex="14pt" fo:language="el" fo:country="GR"/>
    </style:style>
    <style:style style:name="T7558" style:parent-style-name="AncientGreekἈρχαίαἑλληνικά" style:family="text">
      <style:text-properties style:font-weight-complex="bold" style:font-size-complex="14pt"/>
    </style:style>
    <style:style style:name="T7559" style:parent-style-name="AncientGreekἈρχαίαἑλληνικά" style:family="text">
      <style:text-properties style:font-weight-complex="bold" style:font-size-complex="14pt" fo:language="el" fo:country="GR"/>
    </style:style>
    <style:style style:name="T7560" style:parent-style-name="AncientGreekἈρχαίαἑλληνικά" style:family="text">
      <style:text-properties style:font-weight-complex="bold" style:font-size-complex="14pt"/>
    </style:style>
    <style:style style:name="T7561" style:parent-style-name="AncientGreekἈρχαίαἑλληνικά" style:family="text">
      <style:text-properties style:font-weight-complex="bold" style:font-size-complex="14pt" fo:language="el" fo:country="GR"/>
    </style:style>
    <style:style style:name="T7562" style:parent-style-name="AncientGreekἈρχαίαἑλληνικά" style:family="text">
      <style:text-properties style:font-weight-complex="bold" style:font-size-complex="14pt"/>
    </style:style>
    <style:style style:name="T7563" style:parent-style-name="AncientGreekἈρχαίαἑλληνικά" style:family="text">
      <style:text-properties style:font-weight-complex="bold" style:font-size-complex="14pt" fo:language="el" fo:country="GR"/>
    </style:style>
    <style:style style:name="T7564" style:parent-style-name="AncientGreekἈρχαίαἑλληνικά" style:family="text">
      <style:text-properties style:font-weight-complex="bold" style:font-size-complex="14pt"/>
    </style:style>
    <style:style style:name="T7565" style:parent-style-name="AncientGreekἈρχαίαἑλληνικά" style:family="text">
      <style:text-properties style:font-weight-complex="bold" style:font-size-complex="14pt" fo:language="el" fo:country="GR"/>
    </style:style>
    <style:style style:name="T7566" style:parent-style-name="AncientGreekἈρχαίαἑλληνικά" style:family="text">
      <style:text-properties style:font-weight-complex="bold" style:font-size-complex="14pt"/>
    </style:style>
    <style:style style:name="T7567" style:parent-style-name="AncientGreekἈρχαίαἑλληνικά" style:family="text">
      <style:text-properties style:font-weight-complex="bold" style:font-size-complex="14pt" fo:language="el" fo:country="GR"/>
    </style:style>
    <style:style style:name="T7568" style:parent-style-name="AncientGreekἈρχαίαἑλληνικά" style:family="text">
      <style:text-properties style:font-weight-complex="bold" style:font-size-complex="14pt"/>
    </style:style>
    <style:style style:name="T7569" style:parent-style-name="AncientGreekἈρχαίαἑλληνικά" style:family="text">
      <style:text-properties style:font-weight-complex="bold" style:font-size-complex="14pt" fo:language="el" fo:country="GR"/>
    </style:style>
    <style:style style:name="T7570" style:parent-style-name="AncientGreekἈρχαίαἑλληνικά" style:family="text">
      <style:text-properties style:font-weight-complex="bold" style:font-size-complex="14pt"/>
    </style:style>
    <style:style style:name="T7571" style:parent-style-name="AncientGreekἈρχαίαἑλληνικά" style:family="text">
      <style:text-properties style:font-weight-complex="bold" style:font-size-complex="14pt" fo:language="el" fo:country="GR"/>
    </style:style>
    <style:style style:name="T7572" style:parent-style-name="AncientGreekἈρχαίαἑλληνικά" style:family="text">
      <style:text-properties style:font-weight-complex="bold" style:font-size-complex="14pt"/>
    </style:style>
    <style:style style:name="T7573" style:parent-style-name="AncientGreekἈρχαίαἑλληνικά" style:family="text">
      <style:text-properties style:font-weight-complex="bold" style:font-size-complex="14pt" fo:language="el" fo:country="GR"/>
    </style:style>
    <style:style style:name="T7574" style:parent-style-name="AncientGreekἈρχαίαἑλληνικά" style:family="text">
      <style:text-properties style:font-weight-complex="bold" style:font-size-complex="14pt"/>
    </style:style>
    <style:style style:name="T7575" style:parent-style-name="AncientGreekἈρχαίαἑλληνικά" style:family="text">
      <style:text-properties style:font-weight-complex="bold" style:font-size-complex="14pt" fo:language="el" fo:country="GR"/>
    </style:style>
    <style:style style:name="T7576" style:parent-style-name="AncientGreekἈρχαίαἑλληνικά" style:family="text">
      <style:text-properties style:font-weight-complex="bold" style:font-size-complex="14pt"/>
    </style:style>
    <style:style style:name="T7577" style:parent-style-name="AncientGreekἈρχαίαἑλληνικά" style:family="text">
      <style:text-properties style:font-weight-complex="bold" style:font-size-complex="14pt" fo:language="el" fo:country="GR"/>
    </style:style>
    <style:style style:name="T7578" style:parent-style-name="AncientGreekἈρχαίαἑλληνικά" style:family="text">
      <style:text-properties style:font-weight-complex="bold" style:font-size-complex="14pt"/>
    </style:style>
    <style:style style:name="T7579" style:parent-style-name="AncientGreekἈρχαίαἑλληνικά" style:family="text">
      <style:text-properties style:font-weight-complex="bold" style:font-size-complex="14pt" fo:language="el" fo:country="GR"/>
    </style:style>
    <style:style style:name="T7580" style:parent-style-name="AncientGreekἈρχαίαἑλληνικά" style:family="text">
      <style:text-properties style:font-weight-complex="bold" style:font-size-complex="14pt"/>
    </style:style>
    <style:style style:name="T7581" style:parent-style-name="AncientGreekἈρχαίαἑλληνικά" style:family="text">
      <style:text-properties style:font-weight-complex="bold" style:font-size-complex="14pt" fo:language="el" fo:country="GR"/>
    </style:style>
    <style:style style:name="T7582" style:parent-style-name="AncientGreekἈρχαίαἑλληνικά" style:family="text">
      <style:text-properties style:font-weight-complex="bold" style:font-size-complex="14pt"/>
    </style:style>
    <style:style style:name="T7583" style:parent-style-name="AncientGreekἈρχαίαἑλληνικά" style:family="text">
      <style:text-properties style:font-weight-complex="bold" style:font-size-complex="14pt" fo:language="el" fo:country="GR"/>
    </style:style>
    <style:style style:name="T7584" style:parent-style-name="AncientGreekἈρχαίαἑλληνικά" style:family="text">
      <style:text-properties style:font-weight-complex="bold" style:font-size-complex="14pt"/>
    </style:style>
    <style:style style:name="T7585" style:parent-style-name="AncientGreekἈρχαίαἑλληνικά" style:family="text">
      <style:text-properties style:font-weight-complex="bold" style:font-size-complex="14pt" fo:language="el" fo:country="GR"/>
    </style:style>
    <style:style style:name="T7586" style:parent-style-name="AncientGreekἈρχαίαἑλληνικά" style:family="text">
      <style:text-properties style:font-weight-complex="bold" style:font-size-complex="14pt"/>
    </style:style>
    <style:style style:name="T7587" style:parent-style-name="AncientGreekἈρχαίαἑλληνικά" style:family="text">
      <style:text-properties style:font-weight-complex="bold" style:font-size-complex="14pt" fo:language="el" fo:country="GR"/>
    </style:style>
    <style:style style:name="T7588" style:parent-style-name="AncientGreekἈρχαίαἑλληνικά" style:family="text">
      <style:text-properties style:font-weight-complex="bold" style:font-size-complex="14pt"/>
    </style:style>
    <style:style style:name="T7589" style:parent-style-name="AncientGreekἈρχαίαἑλληνικά" style:family="text">
      <style:text-properties style:font-weight-complex="bold" style:font-size-complex="14pt" fo:language="el" fo:country="GR"/>
    </style:style>
    <style:style style:name="T7590" style:parent-style-name="AncientGreekἈρχαίαἑλληνικά" style:family="text">
      <style:text-properties style:font-weight-complex="bold" style:font-size-complex="14pt"/>
    </style:style>
    <style:style style:name="T7591" style:parent-style-name="AncientGreekἈρχαίαἑλληνικά" style:family="text">
      <style:text-properties style:font-weight-complex="bold" style:font-size-complex="14pt" fo:language="el" fo:country="GR"/>
    </style:style>
    <style:style style:name="T7592" style:parent-style-name="AncientGreekἈρχαίαἑλληνικά" style:family="text">
      <style:text-properties style:font-weight-complex="bold" style:font-size-complex="14pt"/>
    </style:style>
    <style:style style:name="T7593" style:parent-style-name="AncientGreekἈρχαίαἑλληνικά" style:family="text">
      <style:text-properties style:font-weight-complex="bold" style:font-size-complex="14pt" fo:language="el" fo:country="GR"/>
    </style:style>
    <style:style style:name="T7594" style:parent-style-name="AncientGreekἈρχαίαἑλληνικά" style:family="text">
      <style:text-properties style:font-weight-complex="bold" style:font-size-complex="14pt"/>
    </style:style>
    <style:style style:name="T7595" style:parent-style-name="AncientGreekἈρχαίαἑλληνικά" style:family="text">
      <style:text-properties style:font-weight-complex="bold" style:font-size-complex="14pt" fo:language="el" fo:country="GR"/>
    </style:style>
    <style:style style:name="T7596" style:parent-style-name="AncientGreekἈρχαίαἑλληνικά" style:family="text">
      <style:text-properties style:font-weight-complex="bold" style:font-size-complex="14pt"/>
    </style:style>
    <style:style style:name="T7597" style:parent-style-name="AncientGreekἈρχαίαἑλληνικά" style:family="text">
      <style:text-properties style:font-weight-complex="bold" style:font-size-complex="14pt" fo:language="el" fo:country="GR"/>
    </style:style>
    <style:style style:name="T7598" style:parent-style-name="AncientGreekἈρχαίαἑλληνικά" style:family="text">
      <style:text-properties style:font-weight-complex="bold" style:font-size-complex="14pt"/>
    </style:style>
    <style:style style:name="T7599" style:parent-style-name="AncientGreekἈρχαίαἑλληνικά" style:family="text">
      <style:text-properties style:font-weight-complex="bold" style:font-size-complex="14pt" fo:language="el" fo:country="GR"/>
    </style:style>
    <style:style style:name="T7600" style:parent-style-name="AncientGreekἈρχαίαἑλληνικά" style:family="text">
      <style:text-properties style:font-weight-complex="bold" style:font-size-complex="14pt"/>
    </style:style>
    <style:style style:name="T7601" style:parent-style-name="AncientGreekἈρχαίαἑλληνικά" style:family="text">
      <style:text-properties style:font-weight-complex="bold" style:font-size-complex="14pt" fo:language="el" fo:country="GR"/>
    </style:style>
    <style:style style:name="T7602" style:parent-style-name="AncientGreekἈρχαίαἑλληνικά" style:family="text">
      <style:text-properties style:font-weight-complex="bold" style:font-size-complex="14pt"/>
    </style:style>
    <style:style style:name="T7603" style:parent-style-name="AncientGreekἈρχαίαἑλληνικά" style:family="text">
      <style:text-properties style:font-weight-complex="bold" style:font-size-complex="14pt" fo:language="el" fo:country="GR"/>
    </style:style>
    <style:style style:name="T7604" style:parent-style-name="AncientGreekἈρχαίαἑλληνικά" style:family="text">
      <style:text-properties style:font-weight-complex="bold" style:font-size-complex="14pt"/>
    </style:style>
    <style:style style:name="T7605" style:parent-style-name="AncientGreekἈρχαίαἑλληνικά" style:family="text">
      <style:text-properties style:font-weight-complex="bold" style:font-size-complex="14pt" fo:language="el" fo:country="GR"/>
    </style:style>
    <style:style style:name="T7606" style:parent-style-name="AncientGreekἈρχαίαἑλληνικά" style:family="text">
      <style:text-properties style:font-weight-complex="bold" style:font-size-complex="14pt"/>
    </style:style>
    <style:style style:name="T7607" style:parent-style-name="AncientGreekἈρχαίαἑλληνικά" style:family="text">
      <style:text-properties style:font-weight-complex="bold" style:font-size-complex="14pt" fo:language="el" fo:country="GR"/>
    </style:style>
    <style:style style:name="T7608" style:parent-style-name="AncientGreekἈρχαίαἑλληνικά" style:family="text">
      <style:text-properties style:font-weight-complex="bold" style:font-size-complex="14pt"/>
    </style:style>
    <style:style style:name="T7609" style:parent-style-name="AncientGreekἈρχαίαἑλληνικά" style:family="text">
      <style:text-properties style:font-weight-complex="bold" style:font-size-complex="14pt" fo:language="el" fo:country="GR"/>
    </style:style>
    <style:style style:name="T7610" style:parent-style-name="AncientGreekἈρχαίαἑλληνικά" style:family="text">
      <style:text-properties style:font-weight-complex="bold" style:font-size-complex="14pt"/>
    </style:style>
    <style:style style:name="T7611" style:parent-style-name="AncientGreekἈρχαίαἑλληνικά" style:family="text">
      <style:text-properties style:font-weight-complex="bold" style:font-size-complex="14pt" fo:language="el" fo:country="GR"/>
    </style:style>
    <style:style style:name="T7612" style:parent-style-name="AncientGreekἈρχαίαἑλληνικά" style:family="text">
      <style:text-properties style:font-weight-complex="bold" style:font-size-complex="14pt"/>
    </style:style>
    <style:style style:name="T7613" style:parent-style-name="AncientGreekἈρχαίαἑλληνικά" style:family="text">
      <style:text-properties style:font-weight-complex="bold" style:font-size-complex="14pt" fo:language="el" fo:country="GR"/>
    </style:style>
    <style:style style:name="T7614" style:parent-style-name="AncientGreekἈρχαίαἑλληνικά" style:family="text">
      <style:text-properties style:font-weight-complex="bold" style:font-size-complex="14pt"/>
    </style:style>
    <style:style style:name="T7615" style:parent-style-name="AncientGreekἈρχαίαἑλληνικά" style:family="text">
      <style:text-properties style:font-weight-complex="bold" style:font-size-complex="14pt" fo:language="el" fo:country="GR"/>
    </style:style>
    <style:style style:name="T7616" style:parent-style-name="AncientGreekἈρχαίαἑλληνικά" style:family="text">
      <style:text-properties style:font-weight-complex="bold" style:font-size-complex="14pt"/>
    </style:style>
    <style:style style:name="T7617" style:parent-style-name="AncientGreekἈρχαίαἑλληνικά" style:family="text">
      <style:text-properties style:font-weight-complex="bold" style:font-size-complex="14pt" fo:language="el" fo:country="GR"/>
    </style:style>
    <style:style style:name="T7618" style:parent-style-name="AncientGreekἈρχαίαἑλληνικά" style:family="text">
      <style:text-properties style:font-weight-complex="bold" style:font-size-complex="14pt"/>
    </style:style>
    <style:style style:name="T7619" style:parent-style-name="AncientGreekἈρχαίαἑλληνικά" style:family="text">
      <style:text-properties style:font-weight-complex="bold" style:font-size-complex="14pt" fo:language="el" fo:country="GR"/>
    </style:style>
    <style:style style:name="T7620" style:parent-style-name="AncientGreekἈρχαίαἑλληνικά" style:family="text">
      <style:text-properties style:font-weight-complex="bold" style:font-size-complex="14pt"/>
    </style:style>
    <style:style style:name="T7621" style:parent-style-name="AncientGreekἈρχαίαἑλληνικά" style:family="text">
      <style:text-properties style:font-weight-complex="bold" style:font-size-complex="14pt" fo:language="el" fo:country="GR"/>
    </style:style>
    <style:style style:name="T7622" style:parent-style-name="AncientGreekἈρχαίαἑλληνικά" style:family="text">
      <style:text-properties style:font-weight-complex="bold" style:font-size-complex="14pt"/>
    </style:style>
    <style:style style:name="T7623" style:parent-style-name="AncientGreekἈρχαίαἑλληνικά" style:family="text">
      <style:text-properties style:font-weight-complex="bold" style:font-size-complex="14pt" fo:language="el" fo:country="GR"/>
    </style:style>
    <style:style style:name="T7624" style:parent-style-name="AncientGreekἈρχαίαἑλληνικά" style:family="text">
      <style:text-properties style:font-weight-complex="bold" style:font-size-complex="14pt"/>
    </style:style>
    <style:style style:name="T7625" style:parent-style-name="AncientGreekἈρχαίαἑλληνικά" style:family="text">
      <style:text-properties style:font-weight-complex="bold" style:font-size-complex="14pt" fo:language="el" fo:country="GR"/>
    </style:style>
    <style:style style:name="T7626" style:parent-style-name="AncientGreekἈρχαίαἑλληνικά" style:family="text">
      <style:text-properties style:font-weight-complex="bold" style:font-size-complex="14pt"/>
    </style:style>
    <style:style style:name="T7627" style:parent-style-name="AncientGreekἈρχαίαἑλληνικά" style:family="text">
      <style:text-properties style:font-weight-complex="bold" style:font-size-complex="14pt" fo:language="el" fo:country="GR"/>
    </style:style>
    <style:style style:name="T7628" style:parent-style-name="AncientGreekἈρχαίαἑλληνικά" style:family="text">
      <style:text-properties style:font-weight-complex="bold" style:font-size-complex="14pt"/>
    </style:style>
    <style:style style:name="T7629" style:parent-style-name="AncientGreekἈρχαίαἑλληνικά" style:family="text">
      <style:text-properties style:font-weight-complex="bold" style:font-size-complex="14pt" fo:language="el" fo:country="GR"/>
    </style:style>
    <style:style style:name="T7630" style:parent-style-name="AncientGreekἈρχαίαἑλληνικά" style:family="text">
      <style:text-properties style:font-weight-complex="bold" style:font-size-complex="14pt"/>
    </style:style>
    <style:style style:name="T7631" style:parent-style-name="AncientGreekἈρχαίαἑλληνικά" style:family="text">
      <style:text-properties style:font-weight-complex="bold" style:font-size-complex="14pt" fo:language="el" fo:country="GR"/>
    </style:style>
    <style:style style:name="T7632" style:parent-style-name="AncientGreekἈρχαίαἑλληνικά" style:family="text">
      <style:text-properties style:font-weight-complex="bold" style:font-size-complex="14pt"/>
    </style:style>
    <style:style style:name="T7633" style:parent-style-name="AncientGreekἈρχαίαἑλληνικά" style:family="text">
      <style:text-properties style:font-weight-complex="bold" style:font-size-complex="14pt" fo:language="el" fo:country="GR"/>
    </style:style>
    <style:style style:name="T7634" style:parent-style-name="AncientGreekἈρχαίαἑλληνικά" style:family="text">
      <style:text-properties style:font-weight-complex="bold" style:font-size-complex="14pt"/>
    </style:style>
    <style:style style:name="T7635" style:parent-style-name="AncientGreekἈρχαίαἑλληνικά" style:family="text">
      <style:text-properties style:font-weight-complex="bold" style:font-size-complex="14pt" fo:language="el" fo:country="GR"/>
    </style:style>
    <style:style style:name="T7636" style:parent-style-name="AncientGreekἈρχαίαἑλληνικά" style:family="text">
      <style:text-properties style:font-weight-complex="bold" style:font-size-complex="14pt"/>
    </style:style>
    <style:style style:name="T7637" style:parent-style-name="AncientGreekἈρχαίαἑλληνικά" style:family="text">
      <style:text-properties style:font-weight-complex="bold" style:font-size-complex="14pt" fo:language="el" fo:country="GR"/>
    </style:style>
    <style:style style:name="T7638" style:parent-style-name="AncientGreekἈρχαίαἑλληνικά" style:family="text">
      <style:text-properties style:font-weight-complex="bold" style:font-size-complex="14pt"/>
    </style:style>
    <style:style style:name="T7639" style:parent-style-name="AncientGreekἈρχαίαἑλληνικά" style:family="text">
      <style:text-properties style:font-weight-complex="bold" style:font-size-complex="14pt" fo:language="el" fo:country="GR"/>
    </style:style>
    <style:style style:name="T7640" style:parent-style-name="AncientGreekἈρχαίαἑλληνικά" style:family="text">
      <style:text-properties style:font-weight-complex="bold" style:font-size-complex="14pt"/>
    </style:style>
    <style:style style:name="T7641" style:parent-style-name="AncientGreekἈρχαίαἑλληνικά" style:family="text">
      <style:text-properties style:font-weight-complex="bold" style:font-size-complex="14pt" fo:language="el" fo:country="GR"/>
    </style:style>
    <style:style style:name="T7642" style:parent-style-name="AncientGreekἈρχαίαἑλληνικά" style:family="text">
      <style:text-properties style:font-weight-complex="bold" style:font-size-complex="14pt"/>
    </style:style>
    <style:style style:name="T7643" style:parent-style-name="AncientGreekἈρχαίαἑλληνικά" style:family="text">
      <style:text-properties style:font-weight-complex="bold" style:font-size-complex="14pt" fo:language="el" fo:country="GR"/>
    </style:style>
    <style:style style:name="T7644" style:parent-style-name="AncientGreekἈρχαίαἑλληνικά" style:family="text">
      <style:text-properties style:font-weight-complex="bold" style:font-size-complex="14pt"/>
    </style:style>
    <style:style style:name="T7645" style:parent-style-name="AncientGreekἈρχαίαἑλληνικά" style:family="text">
      <style:text-properties style:font-weight-complex="bold" style:font-size-complex="14pt" fo:language="el" fo:country="GR"/>
    </style:style>
    <style:style style:name="T7646" style:parent-style-name="AncientGreekἈρχαίαἑλληνικά" style:family="text">
      <style:text-properties style:font-weight-complex="bold" style:font-size-complex="14pt"/>
    </style:style>
    <style:style style:name="T7647" style:parent-style-name="AncientGreekἈρχαίαἑλληνικά" style:family="text">
      <style:text-properties style:font-weight-complex="bold" style:font-size-complex="14pt" fo:language="el" fo:country="GR"/>
    </style:style>
    <style:style style:name="T7648" style:parent-style-name="AncientGreekἈρχαίαἑλληνικά" style:family="text">
      <style:text-properties style:font-weight-complex="bold" style:font-size-complex="14pt"/>
    </style:style>
    <style:style style:name="T7649" style:parent-style-name="AncientGreekἈρχαίαἑλληνικά" style:family="text">
      <style:text-properties style:font-weight-complex="bold" style:font-size-complex="14pt" fo:language="el" fo:country="GR"/>
    </style:style>
    <style:style style:name="T7650" style:parent-style-name="AncientGreekἈρχαίαἑλληνικά" style:family="text">
      <style:text-properties style:font-weight-complex="bold" style:font-size-complex="14pt"/>
    </style:style>
    <style:style style:name="T7651" style:parent-style-name="AncientGreekἈρχαίαἑλληνικά" style:family="text">
      <style:text-properties style:font-weight-complex="bold" style:font-size-complex="14pt" fo:language="el" fo:country="GR"/>
    </style:style>
    <style:style style:name="T7652" style:parent-style-name="AncientGreekἈρχαίαἑλληνικά" style:family="text">
      <style:text-properties style:font-weight-complex="bold" style:font-size-complex="14pt"/>
    </style:style>
    <style:style style:name="T7653" style:parent-style-name="AncientGreekἈρχαίαἑλληνικά" style:family="text">
      <style:text-properties style:font-weight-complex="bold" style:font-size-complex="14pt" fo:language="el" fo:country="GR"/>
    </style:style>
    <style:style style:name="T7654" style:parent-style-name="AncientGreekἈρχαίαἑλληνικά" style:family="text">
      <style:text-properties style:font-weight-complex="bold" style:font-size-complex="14pt"/>
    </style:style>
    <style:style style:name="T7655" style:parent-style-name="AncientGreekἈρχαίαἑλληνικά" style:family="text">
      <style:text-properties style:font-weight-complex="bold" style:font-size-complex="14pt" fo:language="el" fo:country="GR"/>
    </style:style>
    <style:style style:name="T7656" style:parent-style-name="AncientGreekἈρχαίαἑλληνικά" style:family="text">
      <style:text-properties style:font-weight-complex="bold" style:font-size-complex="14pt"/>
    </style:style>
    <style:style style:name="T7657" style:parent-style-name="AncientGreekἈρχαίαἑλληνικά" style:family="text">
      <style:text-properties style:font-weight-complex="bold" style:font-size-complex="14pt" fo:language="el" fo:country="GR"/>
    </style:style>
    <style:style style:name="T7658" style:parent-style-name="AncientGreekἈρχαίαἑλληνικά" style:family="text">
      <style:text-properties style:font-weight-complex="bold" style:font-size-complex="14pt"/>
    </style:style>
    <style:style style:name="T7659" style:parent-style-name="AncientGreekἈρχαίαἑλληνικά" style:family="text">
      <style:text-properties style:font-weight-complex="bold" style:font-size-complex="14pt" fo:language="el" fo:country="GR"/>
    </style:style>
    <style:style style:name="T7660" style:parent-style-name="AncientGreekἈρχαίαἑλληνικά" style:family="text">
      <style:text-properties style:font-weight-complex="bold" style:font-size-complex="14pt"/>
    </style:style>
    <style:style style:name="T7661" style:parent-style-name="AncientGreekἈρχαίαἑλληνικά" style:family="text">
      <style:text-properties style:font-weight-complex="bold" style:font-size-complex="14pt" fo:language="el" fo:country="GR"/>
    </style:style>
    <style:style style:name="T7662" style:parent-style-name="AncientGreekἈρχαίαἑλληνικά" style:family="text">
      <style:text-properties style:font-weight-complex="bold" style:font-size-complex="14pt"/>
    </style:style>
    <style:style style:name="T7663" style:parent-style-name="AncientGreekἈρχαίαἑλληνικά" style:family="text">
      <style:text-properties style:font-weight-complex="bold" style:font-size-complex="14pt" fo:language="el" fo:country="GR"/>
    </style:style>
    <style:style style:name="T7664" style:parent-style-name="AncientGreekἈρχαίαἑλληνικά" style:family="text">
      <style:text-properties style:font-weight-complex="bold" style:font-size-complex="14pt"/>
    </style:style>
    <style:style style:name="T7665" style:parent-style-name="AncientGreekἈρχαίαἑλληνικά" style:family="text">
      <style:text-properties style:font-weight-complex="bold" style:font-size-complex="14pt" fo:language="el" fo:country="GR"/>
    </style:style>
    <style:style style:name="T7666" style:parent-style-name="AncientGreekἈρχαίαἑλληνικά" style:family="text">
      <style:text-properties style:font-weight-complex="bold" style:font-size-complex="14pt"/>
    </style:style>
    <style:style style:name="T7667" style:parent-style-name="AncientGreekἈρχαίαἑλληνικά" style:family="text">
      <style:text-properties style:font-weight-complex="bold" style:font-size-complex="14pt" fo:language="el" fo:country="GR"/>
    </style:style>
    <style:style style:name="T7668" style:parent-style-name="AncientGreekἈρχαίαἑλληνικά" style:family="text">
      <style:text-properties style:font-weight-complex="bold" style:font-size-complex="14pt"/>
    </style:style>
    <style:style style:name="T7669" style:parent-style-name="AncientGreekἈρχαίαἑλληνικά" style:family="text">
      <style:text-properties style:font-weight-complex="bold" style:font-size-complex="14pt" fo:language="el" fo:country="GR"/>
    </style:style>
    <style:style style:name="T7670" style:parent-style-name="AncientGreekἈρχαίαἑλληνικά" style:family="text">
      <style:text-properties style:font-weight-complex="bold" style:font-size-complex="14pt"/>
    </style:style>
    <style:style style:name="T7671" style:parent-style-name="AncientGreekἈρχαίαἑλληνικά" style:family="text">
      <style:text-properties style:font-weight-complex="bold" style:font-size-complex="14pt" fo:language="el" fo:country="GR"/>
    </style:style>
    <style:style style:name="T7672" style:parent-style-name="AncientGreekἈρχαίαἑλληνικά" style:family="text">
      <style:text-properties style:font-weight-complex="bold" style:font-size-complex="14pt"/>
    </style:style>
    <style:style style:name="T7673" style:parent-style-name="AncientGreekἈρχαίαἑλληνικά" style:family="text">
      <style:text-properties style:font-weight-complex="bold" style:font-size-complex="14pt" fo:language="el" fo:country="GR"/>
    </style:style>
    <style:style style:name="T7674" style:parent-style-name="AncientGreekἈρχαίαἑλληνικά" style:family="text">
      <style:text-properties style:font-weight-complex="bold" style:font-size-complex="14pt"/>
    </style:style>
    <style:style style:name="T7675" style:parent-style-name="AncientGreekἈρχαίαἑλληνικά" style:family="text">
      <style:text-properties style:font-weight-complex="bold" style:font-size-complex="14pt" fo:language="el" fo:country="GR"/>
    </style:style>
    <style:style style:name="T7676" style:parent-style-name="AncientGreekἈρχαίαἑλληνικά" style:family="text">
      <style:text-properties style:font-weight-complex="bold" style:font-size-complex="14pt"/>
    </style:style>
    <style:style style:name="T7677" style:parent-style-name="AncientGreekἈρχαίαἑλληνικά" style:family="text">
      <style:text-properties style:font-weight-complex="bold" style:font-size-complex="14pt" fo:language="el" fo:country="GR"/>
    </style:style>
    <style:style style:name="T7678" style:parent-style-name="AncientGreekἈρχαίαἑλληνικά" style:family="text">
      <style:text-properties style:font-weight-complex="bold" style:font-size-complex="14pt"/>
    </style:style>
    <style:style style:name="T7679" style:parent-style-name="AncientGreekἈρχαίαἑλληνικά" style:family="text">
      <style:text-properties style:font-weight-complex="bold" style:font-size-complex="14pt" fo:language="el" fo:country="GR"/>
    </style:style>
    <style:style style:name="T7680" style:parent-style-name="AncientGreekἈρχαίαἑλληνικά" style:family="text">
      <style:text-properties style:font-weight-complex="bold" style:font-size-complex="14pt"/>
    </style:style>
    <style:style style:name="T7681" style:parent-style-name="AncientGreekἈρχαίαἑλληνικά" style:family="text">
      <style:text-properties style:font-weight-complex="bold" style:font-size-complex="14pt" fo:language="el" fo:country="GR"/>
    </style:style>
    <style:style style:name="T7682" style:parent-style-name="AncientGreekἈρχαίαἑλληνικά" style:family="text">
      <style:text-properties style:font-weight-complex="bold" style:font-size-complex="14pt"/>
    </style:style>
    <style:style style:name="T7683" style:parent-style-name="AncientGreekἈρχαίαἑλληνικά" style:family="text">
      <style:text-properties style:font-weight-complex="bold" style:font-size-complex="14pt" fo:language="el" fo:country="GR"/>
    </style:style>
    <style:style style:name="T7684" style:parent-style-name="AncientGreekἈρχαίαἑλληνικά" style:family="text">
      <style:text-properties style:font-weight-complex="bold" style:font-size-complex="14pt"/>
    </style:style>
    <style:style style:name="T7685" style:parent-style-name="AncientGreekἈρχαίαἑλληνικά" style:family="text">
      <style:text-properties style:font-weight-complex="bold" style:font-size-complex="14pt" fo:language="el" fo:country="GR"/>
    </style:style>
    <style:style style:name="T7686" style:parent-style-name="AncientGreekἈρχαίαἑλληνικά" style:family="text">
      <style:text-properties style:font-weight-complex="bold" style:font-size-complex="14pt"/>
    </style:style>
    <style:style style:name="T7687" style:parent-style-name="AncientGreekἈρχαίαἑλληνικά" style:family="text">
      <style:text-properties style:font-weight-complex="bold" style:font-size-complex="14pt" fo:language="el" fo:country="GR"/>
    </style:style>
    <style:style style:name="T7688" style:parent-style-name="AncientGreekἈρχαίαἑλληνικά" style:family="text">
      <style:text-properties style:font-weight-complex="bold" style:font-size-complex="14pt"/>
    </style:style>
    <style:style style:name="T7689" style:parent-style-name="AncientGreekἈρχαίαἑλληνικά" style:family="text">
      <style:text-properties style:font-weight-complex="bold" style:font-size-complex="14pt" fo:language="el" fo:country="GR"/>
    </style:style>
    <style:style style:name="T7690" style:parent-style-name="AncientGreekἈρχαίαἑλληνικά" style:family="text">
      <style:text-properties style:font-weight-complex="bold" style:font-size-complex="14pt"/>
    </style:style>
    <style:style style:name="T7691" style:parent-style-name="AncientGreekἈρχαίαἑλληνικά" style:family="text">
      <style:text-properties style:font-weight-complex="bold" style:font-size-complex="14pt" fo:language="el" fo:country="GR"/>
    </style:style>
    <style:style style:name="T7692" style:parent-style-name="AncientGreekἈρχαίαἑλληνικά" style:family="text">
      <style:text-properties style:font-weight-complex="bold" style:font-size-complex="14pt"/>
    </style:style>
    <style:style style:name="T7693" style:parent-style-name="AncientGreekἈρχαίαἑλληνικά" style:family="text">
      <style:text-properties style:font-weight-complex="bold" style:font-size-complex="14pt" fo:language="el" fo:country="GR"/>
    </style:style>
    <style:style style:name="T7694" style:parent-style-name="AncientGreekἈρχαίαἑλληνικά" style:family="text">
      <style:text-properties style:font-weight-complex="bold" style:font-size-complex="14pt"/>
    </style:style>
    <style:style style:name="T7695" style:parent-style-name="AncientGreekἈρχαίαἑλληνικά" style:family="text">
      <style:text-properties style:font-weight-complex="bold" style:font-size-complex="14pt" fo:language="el" fo:country="GR"/>
    </style:style>
    <style:style style:name="T7696" style:parent-style-name="AncientGreekἈρχαίαἑλληνικά" style:family="text">
      <style:text-properties style:font-weight-complex="bold" style:font-size-complex="14pt"/>
    </style:style>
    <style:style style:name="T7697" style:parent-style-name="AncientGreekἈρχαίαἑλληνικά" style:family="text">
      <style:text-properties style:font-weight-complex="bold" style:font-size-complex="14pt" fo:language="el" fo:country="GR"/>
    </style:style>
    <style:style style:name="T7698" style:parent-style-name="AncientGreekἈρχαίαἑλληνικά" style:family="text">
      <style:text-properties style:font-weight-complex="bold" style:font-size-complex="14pt"/>
    </style:style>
    <style:style style:name="T7699" style:parent-style-name="AncientGreekἈρχαίαἑλληνικά" style:family="text">
      <style:text-properties style:font-weight-complex="bold" style:font-size-complex="14pt" fo:language="el" fo:country="GR"/>
    </style:style>
    <style:style style:name="T7700" style:parent-style-name="AncientGreekἈρχαίαἑλληνικά" style:family="text">
      <style:text-properties style:font-weight-complex="bold" style:font-size-complex="14pt"/>
    </style:style>
    <style:style style:name="T7701" style:parent-style-name="AncientGreekἈρχαίαἑλληνικά" style:family="text">
      <style:text-properties style:font-weight-complex="bold" style:font-size-complex="14pt" fo:language="el" fo:country="GR"/>
    </style:style>
    <style:style style:name="T7702" style:parent-style-name="AncientGreekἈρχαίαἑλληνικά" style:family="text">
      <style:text-properties style:font-weight-complex="bold" style:font-size-complex="14pt"/>
    </style:style>
    <style:style style:name="T7703" style:parent-style-name="AncientGreekἈρχαίαἑλληνικά" style:family="text">
      <style:text-properties style:font-weight-complex="bold" style:font-size-complex="14pt" fo:language="el" fo:country="GR"/>
    </style:style>
    <style:style style:name="T7704" style:parent-style-name="AncientGreekἈρχαίαἑλληνικά" style:family="text">
      <style:text-properties style:font-weight-complex="bold" style:font-size-complex="14pt"/>
    </style:style>
    <style:style style:name="T7705" style:parent-style-name="AncientGreekἈρχαίαἑλληνικά" style:family="text">
      <style:text-properties style:font-weight-complex="bold" style:font-size-complex="14pt" fo:language="el" fo:country="GR"/>
    </style:style>
    <style:style style:name="T7706" style:parent-style-name="AncientGreekἈρχαίαἑλληνικά" style:family="text">
      <style:text-properties style:font-weight-complex="bold" style:font-size-complex="14pt"/>
    </style:style>
    <style:style style:name="T7707" style:parent-style-name="AncientGreekἈρχαίαἑλληνικά" style:family="text">
      <style:text-properties style:font-weight-complex="bold" style:font-size-complex="14pt" fo:language="el" fo:country="GR"/>
    </style:style>
    <style:style style:name="T7708" style:parent-style-name="AncientGreekἈρχαίαἑλληνικά" style:family="text">
      <style:text-properties style:font-weight-complex="bold" style:font-size-complex="14pt"/>
    </style:style>
    <style:style style:name="T7709" style:parent-style-name="AncientGreekἈρχαίαἑλληνικά" style:family="text">
      <style:text-properties style:font-weight-complex="bold" style:font-size-complex="14pt" fo:language="el" fo:country="GR"/>
    </style:style>
    <style:style style:name="T7710" style:parent-style-name="AncientGreekἈρχαίαἑλληνικά" style:family="text">
      <style:text-properties style:font-weight-complex="bold" style:font-size-complex="14pt"/>
    </style:style>
    <style:style style:name="T7711" style:parent-style-name="AncientGreekἈρχαίαἑλληνικά" style:family="text">
      <style:text-properties style:font-weight-complex="bold" style:font-size-complex="14pt" fo:language="el" fo:country="GR"/>
    </style:style>
    <style:style style:name="T7712" style:parent-style-name="AncientGreekἈρχαίαἑλληνικά" style:family="text">
      <style:text-properties style:font-weight-complex="bold" style:font-size-complex="14pt"/>
    </style:style>
    <style:style style:name="T7713" style:parent-style-name="AncientGreekἈρχαίαἑλληνικά" style:family="text">
      <style:text-properties style:font-weight-complex="bold" style:font-size-complex="14pt" fo:language="el" fo:country="GR"/>
    </style:style>
    <style:style style:name="T7714" style:parent-style-name="AncientGreekἈρχαίαἑλληνικά" style:family="text">
      <style:text-properties style:font-weight-complex="bold" style:font-size-complex="14pt"/>
    </style:style>
    <style:style style:name="T7715" style:parent-style-name="AncientGreekἈρχαίαἑλληνικά" style:family="text">
      <style:text-properties style:font-weight-complex="bold" style:font-size-complex="14pt" fo:language="el" fo:country="GR"/>
    </style:style>
    <style:style style:name="T7716" style:parent-style-name="AncientGreekἈρχαίαἑλληνικά" style:family="text">
      <style:text-properties style:font-weight-complex="bold" style:font-size-complex="14pt"/>
    </style:style>
    <style:style style:name="T7717" style:parent-style-name="AncientGreekἈρχαίαἑλληνικά" style:family="text">
      <style:text-properties style:font-weight-complex="bold" style:font-size-complex="14pt" fo:language="el" fo:country="GR"/>
    </style:style>
    <style:style style:name="T7718" style:parent-style-name="AncientGreekἈρχαίαἑλληνικά" style:family="text">
      <style:text-properties style:font-weight-complex="bold" style:font-size-complex="14pt"/>
    </style:style>
    <style:style style:name="T7719" style:parent-style-name="AncientGreekἈρχαίαἑλληνικά" style:family="text">
      <style:text-properties style:font-weight-complex="bold" style:font-size-complex="14pt" fo:language="el" fo:country="GR"/>
    </style:style>
    <style:style style:name="T7720" style:parent-style-name="AncientGreekἈρχαίαἑλληνικά" style:family="text">
      <style:text-properties style:font-weight-complex="bold" style:font-size-complex="14pt"/>
    </style:style>
    <style:style style:name="T7721" style:parent-style-name="AncientGreekἈρχαίαἑλληνικά" style:family="text">
      <style:text-properties style:font-weight-complex="bold" style:font-size-complex="14pt" fo:language="el" fo:country="GR"/>
    </style:style>
    <style:style style:name="T7722" style:parent-style-name="AncientGreekἈρχαίαἑλληνικά" style:family="text">
      <style:text-properties style:font-weight-complex="bold" style:font-size-complex="14pt"/>
    </style:style>
    <style:style style:name="T7723" style:parent-style-name="AncientGreekἈρχαίαἑλληνικά" style:family="text">
      <style:text-properties style:font-weight-complex="bold" style:font-size-complex="14pt" fo:language="el" fo:country="GR"/>
    </style:style>
    <style:style style:name="T7724" style:parent-style-name="AncientGreekἈρχαίαἑλληνικά" style:family="text">
      <style:text-properties style:font-weight-complex="bold" style:font-size-complex="14pt"/>
    </style:style>
    <style:style style:name="T7725" style:parent-style-name="AncientGreekἈρχαίαἑλληνικά" style:family="text">
      <style:text-properties style:font-weight-complex="bold" style:font-size-complex="14pt" fo:language="el" fo:country="GR"/>
    </style:style>
    <style:style style:name="T7726" style:parent-style-name="AncientGreekἈρχαίαἑλληνικά" style:family="text">
      <style:text-properties style:font-weight-complex="bold" style:font-size-complex="14pt"/>
    </style:style>
    <style:style style:name="P7727" style:parent-style-name="Standard" style:family="paragraph">
      <style:paragraph-properties fo:widows="0" fo:orphans="0"/>
    </style:style>
    <style:style style:name="T7728" style:parent-style-name="AncientGreekἈρχαίαἑλληνικά" style:family="text">
      <style:text-properties style:font-weight-complex="bold" style:font-size-complex="14pt" fo:language="el" fo:country="GR"/>
    </style:style>
    <style:style style:name="T7729" style:parent-style-name="AncientGreekἈρχαίαἑλληνικά" style:family="text">
      <style:text-properties style:font-weight-complex="bold" style:font-size-complex="14pt"/>
    </style:style>
    <style:style style:name="T7730" style:parent-style-name="AncientGreekἈρχαίαἑλληνικά" style:family="text">
      <style:text-properties style:font-weight-complex="bold" style:font-size-complex="14pt" fo:language="el" fo:country="GR"/>
    </style:style>
    <style:style style:name="T7731" style:parent-style-name="AncientGreekἈρχαίαἑλληνικά" style:family="text">
      <style:text-properties style:font-weight-complex="bold" style:font-size-complex="14pt"/>
    </style:style>
    <style:style style:name="T7732" style:parent-style-name="AncientGreekἈρχαίαἑλληνικά" style:family="text">
      <style:text-properties style:font-weight-complex="bold" style:font-size-complex="14pt" fo:language="el" fo:country="GR"/>
    </style:style>
    <style:style style:name="T7733" style:parent-style-name="AncientGreekἈρχαίαἑλληνικά" style:family="text">
      <style:text-properties style:font-weight-complex="bold" style:font-size-complex="14pt"/>
    </style:style>
    <style:style style:name="T7734" style:parent-style-name="AncientGreekἈρχαίαἑλληνικά" style:family="text">
      <style:text-properties style:font-weight-complex="bold" style:font-size-complex="14pt" fo:language="el" fo:country="GR"/>
    </style:style>
    <style:style style:name="T7735" style:parent-style-name="AncientGreekἈρχαίαἑλληνικά" style:family="text">
      <style:text-properties style:font-weight-complex="bold" style:font-size-complex="14pt"/>
    </style:style>
    <style:style style:name="T7736" style:parent-style-name="AncientGreekἈρχαίαἑλληνικά" style:family="text">
      <style:text-properties style:font-weight-complex="bold" style:font-size-complex="14pt" fo:language="el" fo:country="GR"/>
    </style:style>
    <style:style style:name="T7737" style:parent-style-name="AncientGreekἈρχαίαἑλληνικά" style:family="text">
      <style:text-properties style:font-weight-complex="bold" style:font-size-complex="14pt"/>
    </style:style>
    <style:style style:name="T7738" style:parent-style-name="AncientGreekἈρχαίαἑλληνικά" style:family="text">
      <style:text-properties style:font-weight-complex="bold" style:font-size-complex="14pt" fo:language="el" fo:country="GR"/>
    </style:style>
    <style:style style:name="T7739" style:parent-style-name="AncientGreekἈρχαίαἑλληνικά" style:family="text">
      <style:text-properties style:font-weight-complex="bold" style:font-size-complex="14pt"/>
    </style:style>
    <style:style style:name="T7740" style:parent-style-name="AncientGreekἈρχαίαἑλληνικά" style:family="text">
      <style:text-properties style:font-weight-complex="bold" style:font-size-complex="14pt" fo:language="el" fo:country="GR"/>
    </style:style>
    <style:style style:name="T7741" style:parent-style-name="AncientGreekἈρχαίαἑλληνικά" style:family="text">
      <style:text-properties style:font-weight-complex="bold" style:font-size-complex="14pt"/>
    </style:style>
    <style:style style:name="T7742" style:parent-style-name="AncientGreekἈρχαίαἑλληνικά" style:family="text">
      <style:text-properties style:font-weight-complex="bold" style:font-size-complex="14pt" fo:language="el" fo:country="GR"/>
    </style:style>
    <style:style style:name="T7743" style:parent-style-name="AncientGreekἈρχαίαἑλληνικά" style:family="text">
      <style:text-properties style:font-weight-complex="bold" style:font-size-complex="14pt"/>
    </style:style>
    <style:style style:name="T7744" style:parent-style-name="AncientGreekἈρχαίαἑλληνικά" style:family="text">
      <style:text-properties style:font-weight-complex="bold" style:font-size-complex="14pt" fo:language="el" fo:country="GR"/>
    </style:style>
    <style:style style:name="T7745" style:parent-style-name="AncientGreekἈρχαίαἑλληνικά" style:family="text">
      <style:text-properties style:font-weight-complex="bold" style:font-size-complex="14pt"/>
    </style:style>
    <style:style style:name="T7746" style:parent-style-name="AncientGreekἈρχαίαἑλληνικά" style:family="text">
      <style:text-properties style:font-weight-complex="bold" style:font-size-complex="14pt" fo:language="el" fo:country="GR"/>
    </style:style>
    <style:style style:name="T7747" style:parent-style-name="AncientGreekἈρχαίαἑλληνικά" style:family="text">
      <style:text-properties style:font-weight-complex="bold" style:font-size-complex="14pt"/>
    </style:style>
    <style:style style:name="T7748" style:parent-style-name="AncientGreekἈρχαίαἑλληνικά" style:family="text">
      <style:text-properties style:font-weight-complex="bold" style:font-size-complex="14pt" fo:language="el" fo:country="GR"/>
    </style:style>
    <style:style style:name="T7749" style:parent-style-name="AncientGreekἈρχαίαἑλληνικά" style:family="text">
      <style:text-properties style:font-weight-complex="bold" style:font-size-complex="14pt"/>
    </style:style>
    <style:style style:name="T7750" style:parent-style-name="AncientGreekἈρχαίαἑλληνικά" style:family="text">
      <style:text-properties style:font-weight-complex="bold" style:font-size-complex="14pt" fo:language="el" fo:country="GR"/>
    </style:style>
    <style:style style:name="T7751" style:parent-style-name="AncientGreekἈρχαίαἑλληνικά" style:family="text">
      <style:text-properties style:font-weight-complex="bold" style:font-size-complex="14pt"/>
    </style:style>
    <style:style style:name="T7752" style:parent-style-name="AncientGreekἈρχαίαἑλληνικά" style:family="text">
      <style:text-properties style:font-weight-complex="bold" style:font-size-complex="14pt" fo:language="el" fo:country="GR"/>
    </style:style>
    <style:style style:name="T7753" style:parent-style-name="AncientGreekἈρχαίαἑλληνικά" style:family="text">
      <style:text-properties style:font-weight-complex="bold" style:font-size-complex="14pt"/>
    </style:style>
    <style:style style:name="T7754" style:parent-style-name="AncientGreekἈρχαίαἑλληνικά" style:family="text">
      <style:text-properties style:font-weight-complex="bold" style:font-size-complex="14pt" fo:language="el" fo:country="GR"/>
    </style:style>
    <style:style style:name="T7755" style:parent-style-name="AncientGreekἈρχαίαἑλληνικά" style:family="text">
      <style:text-properties style:font-weight-complex="bold" style:font-size-complex="14pt"/>
    </style:style>
    <style:style style:name="T7756" style:parent-style-name="AncientGreekἈρχαίαἑλληνικά" style:family="text">
      <style:text-properties style:font-weight-complex="bold" style:font-size-complex="14pt" fo:language="el" fo:country="GR"/>
    </style:style>
    <style:style style:name="T7757" style:parent-style-name="AncientGreekἈρχαίαἑλληνικά" style:family="text">
      <style:text-properties style:font-weight-complex="bold" style:font-size-complex="14pt"/>
    </style:style>
    <style:style style:name="T7758" style:parent-style-name="AncientGreekἈρχαίαἑλληνικά" style:family="text">
      <style:text-properties style:font-weight-complex="bold" style:font-size-complex="14pt" fo:language="el" fo:country="GR"/>
    </style:style>
    <style:style style:name="T7759" style:parent-style-name="AncientGreekἈρχαίαἑλληνικά" style:family="text">
      <style:text-properties style:font-weight-complex="bold" style:font-size-complex="14pt"/>
    </style:style>
    <style:style style:name="T7760" style:parent-style-name="AncientGreekἈρχαίαἑλληνικά" style:family="text">
      <style:text-properties style:font-weight-complex="bold" style:font-size-complex="14pt" fo:language="el" fo:country="GR"/>
    </style:style>
    <style:style style:name="T7761" style:parent-style-name="AncientGreekἈρχαίαἑλληνικά" style:family="text">
      <style:text-properties style:font-weight-complex="bold" style:font-size-complex="14pt"/>
    </style:style>
    <style:style style:name="T7762" style:parent-style-name="AncientGreekἈρχαίαἑλληνικά" style:family="text">
      <style:text-properties style:font-weight-complex="bold" style:font-size-complex="14pt" fo:language="el" fo:country="GR"/>
    </style:style>
    <style:style style:name="T7763" style:parent-style-name="AncientGreekἈρχαίαἑλληνικά" style:family="text">
      <style:text-properties style:font-weight-complex="bold" style:font-size-complex="14pt"/>
    </style:style>
    <style:style style:name="T7764" style:parent-style-name="AncientGreekἈρχαίαἑλληνικά" style:family="text">
      <style:text-properties style:font-weight-complex="bold" style:font-size-complex="14pt" fo:language="el" fo:country="GR"/>
    </style:style>
    <style:style style:name="T7765" style:parent-style-name="AncientGreekἈρχαίαἑλληνικά" style:family="text">
      <style:text-properties style:font-weight-complex="bold" style:font-size-complex="14pt"/>
    </style:style>
    <style:style style:name="T7766" style:parent-style-name="AncientGreekἈρχαίαἑλληνικά" style:family="text">
      <style:text-properties style:font-weight-complex="bold" style:font-size-complex="14pt" fo:language="el" fo:country="GR"/>
    </style:style>
    <style:style style:name="T7767" style:parent-style-name="AncientGreekἈρχαίαἑλληνικά" style:family="text">
      <style:text-properties style:font-weight-complex="bold" style:font-size-complex="14pt"/>
    </style:style>
    <style:style style:name="T7768" style:parent-style-name="AncientGreekἈρχαίαἑλληνικά" style:family="text">
      <style:text-properties style:font-weight-complex="bold" style:font-size-complex="14pt" fo:language="el" fo:country="GR"/>
    </style:style>
    <style:style style:name="T7769" style:parent-style-name="AncientGreekἈρχαίαἑλληνικά" style:family="text">
      <style:text-properties style:font-weight-complex="bold" style:font-size-complex="14pt"/>
    </style:style>
    <style:style style:name="T7770" style:parent-style-name="AncientGreekἈρχαίαἑλληνικά" style:family="text">
      <style:text-properties style:font-weight-complex="bold" style:font-size-complex="14pt" fo:language="el" fo:country="GR"/>
    </style:style>
    <style:style style:name="T7771" style:parent-style-name="AncientGreekἈρχαίαἑλληνικά" style:family="text">
      <style:text-properties style:font-weight-complex="bold" style:font-size-complex="14pt"/>
    </style:style>
    <style:style style:name="T7772" style:parent-style-name="AncientGreekἈρχαίαἑλληνικά" style:family="text">
      <style:text-properties style:font-weight-complex="bold" style:font-size-complex="14pt" fo:language="el" fo:country="GR"/>
    </style:style>
    <style:style style:name="T7773" style:parent-style-name="AncientGreekἈρχαίαἑλληνικά" style:family="text">
      <style:text-properties style:font-weight-complex="bold" style:font-size-complex="14pt"/>
    </style:style>
    <style:style style:name="T7774" style:parent-style-name="AncientGreekἈρχαίαἑλληνικά" style:family="text">
      <style:text-properties style:font-weight-complex="bold" style:font-size-complex="14pt" fo:language="el" fo:country="GR"/>
    </style:style>
    <style:style style:name="T7775" style:parent-style-name="AncientGreekἈρχαίαἑλληνικά" style:family="text">
      <style:text-properties style:font-weight-complex="bold" style:font-size-complex="14pt"/>
    </style:style>
    <style:style style:name="TableCell7776" style:family="table-cell">
      <style:table-cell-properties fo:border="0.0069in solid #000000" fo:background-color="#FFFFFF" style:writing-mode="lr-tb" fo:padding-top="0in" fo:padding-left="0.1527in" fo:padding-bottom="0in" fo:padding-right="0.15in"/>
    </style:style>
    <style:style style:name="P7777" style:parent-style-name="Standard" style:family="paragraph">
      <style:paragraph-properties fo:widows="0" fo:orphans="0"/>
      <style:text-properties style:font-name="AncientGreek"/>
    </style:style>
    <style:style style:name="P7778" style:parent-style-name="Standard" style:family="paragraph">
      <style:paragraph-properties fo:widows="0" fo:orphans="0"/>
      <style:text-properties style:font-name="AncientGreek"/>
    </style:style>
    <style:style style:name="P7779" style:parent-style-name="Standard" style:family="paragraph">
      <style:paragraph-properties fo:widows="0" fo:orphans="0"/>
      <style:text-properties style:font-name="AncientGreek"/>
    </style:style>
    <style:style style:name="TableRow7780" style:family="table-row">
      <style:table-row-properties style:min-row-height="0.0138in" style:use-optimal-row-height="false" fo:keep-together="always"/>
    </style:style>
    <style:style style:name="TableCell7781" style:family="table-cell">
      <style:table-cell-properties fo:border="0.0069in solid #000000" fo:background-color="#FFFFFF" style:writing-mode="lr-tb" fo:padding-top="0in" fo:padding-left="0.1527in" fo:padding-bottom="0in" fo:padding-right="0.15in"/>
    </style:style>
    <style:style style:name="P7782" style:parent-style-name="Standard" style:family="paragraph">
      <style:paragraph-properties fo:keep-with-next="always" fo:widows="0" fo:orphans="0" fo:text-align="center"/>
    </style:style>
    <style:style style:name="T7783" style:parent-style-name="AncientGreekἈρχαίαἑλληνικά" style:family="text">
      <style:text-properties fo:font-weight="bold" style:font-weight-asian="bold" style:font-weight-complex="bold" fo:font-size="18pt" style:font-size-asian="18pt" style:font-size-complex="14pt"/>
    </style:style>
    <style:style style:name="T7784"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7785" style:parent-style-name="AncientGreekἈρχαίαἑλληνικά" style:family="text">
      <style:text-properties fo:font-weight="bold" style:font-weight-asian="bold" style:font-weight-complex="bold" fo:font-size="18pt" style:font-size-asian="18pt" style:font-size-complex="14pt"/>
    </style:style>
    <style:style style:name="T7786"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7787" style:parent-style-name="AncientGreekἈρχαίαἑλληνικά" style:family="text">
      <style:text-properties fo:font-weight="bold" style:font-weight-asian="bold" style:font-weight-complex="bold" fo:font-size="18pt" style:font-size-asian="18pt" style:font-size-complex="14pt"/>
    </style:style>
    <style:style style:name="T7788"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7789" style:parent-style-name="AncientGreekἈρχαίαἑλληνικά" style:family="text">
      <style:text-properties fo:font-weight="bold" style:font-weight-asian="bold" style:font-weight-complex="bold" fo:font-size="18pt" style:font-size-asian="18pt" style:font-size-complex="14pt"/>
    </style:style>
    <style:style style:name="P7790" style:parent-style-name="Standard" style:family="paragraph">
      <style:paragraph-properties fo:widows="0" fo:orphans="0"/>
    </style:style>
    <style:style style:name="T7791" style:parent-style-name="AncientGreekἈρχαίαἑλληνικά" style:family="text">
      <style:text-properties style:font-weight-complex="bold" style:font-size-complex="14pt" fo:language="el" fo:country="GR"/>
    </style:style>
    <style:style style:name="T7792" style:parent-style-name="AncientGreekἈρχαίαἑλληνικά" style:family="text">
      <style:text-properties style:font-weight-complex="bold" style:font-size-complex="14pt"/>
    </style:style>
    <style:style style:name="T7793" style:parent-style-name="AncientGreekἈρχαίαἑλληνικά" style:family="text">
      <style:text-properties style:font-weight-complex="bold" style:font-size-complex="14pt" fo:language="el" fo:country="GR"/>
    </style:style>
    <style:style style:name="T7794" style:parent-style-name="AncientGreekἈρχαίαἑλληνικά" style:family="text">
      <style:text-properties style:font-weight-complex="bold" style:font-size-complex="14pt"/>
    </style:style>
    <style:style style:name="T7795" style:parent-style-name="AncientGreekἈρχαίαἑλληνικά" style:family="text">
      <style:text-properties style:font-weight-complex="bold" style:font-size-complex="14pt" fo:language="el" fo:country="GR"/>
    </style:style>
    <style:style style:name="T7796" style:parent-style-name="AncientGreekἈρχαίαἑλληνικά" style:family="text">
      <style:text-properties style:font-weight-complex="bold" style:font-size-complex="14pt"/>
    </style:style>
    <style:style style:name="T7797" style:parent-style-name="AncientGreekἈρχαίαἑλληνικά" style:family="text">
      <style:text-properties style:font-weight-complex="bold" style:font-size-complex="14pt" fo:language="el" fo:country="GR"/>
    </style:style>
    <style:style style:name="T7798" style:parent-style-name="AncientGreekἈρχαίαἑλληνικά" style:family="text">
      <style:text-properties style:font-weight-complex="bold" style:font-size-complex="14pt"/>
    </style:style>
    <style:style style:name="T7799" style:parent-style-name="AncientGreekἈρχαίαἑλληνικά" style:family="text">
      <style:text-properties style:font-weight-complex="bold" style:font-size-complex="14pt" fo:language="el" fo:country="GR"/>
    </style:style>
    <style:style style:name="T7800" style:parent-style-name="AncientGreekἈρχαίαἑλληνικά" style:family="text">
      <style:text-properties style:font-weight-complex="bold" style:font-size-complex="14pt"/>
    </style:style>
    <style:style style:name="T7801" style:parent-style-name="AncientGreekἈρχαίαἑλληνικά" style:family="text">
      <style:text-properties style:font-weight-complex="bold" style:font-size-complex="14pt" fo:language="el" fo:country="GR"/>
    </style:style>
    <style:style style:name="T7802" style:parent-style-name="AncientGreekἈρχαίαἑλληνικά" style:family="text">
      <style:text-properties style:font-weight-complex="bold" style:font-size-complex="14pt"/>
    </style:style>
    <style:style style:name="T7803" style:parent-style-name="AncientGreekἈρχαίαἑλληνικά" style:family="text">
      <style:text-properties style:font-weight-complex="bold" style:font-size-complex="14pt" fo:language="el" fo:country="GR"/>
    </style:style>
    <style:style style:name="T7804" style:parent-style-name="AncientGreekἈρχαίαἑλληνικά" style:family="text">
      <style:text-properties style:font-weight-complex="bold" style:font-size-complex="14pt"/>
    </style:style>
    <style:style style:name="T7805" style:parent-style-name="AncientGreekἈρχαίαἑλληνικά" style:family="text">
      <style:text-properties style:font-weight-complex="bold" style:font-size-complex="14pt" fo:language="el" fo:country="GR"/>
    </style:style>
    <style:style style:name="T7806" style:parent-style-name="AncientGreekἈρχαίαἑλληνικά" style:family="text">
      <style:text-properties style:font-weight-complex="bold" style:font-size-complex="14pt"/>
    </style:style>
    <style:style style:name="T7807" style:parent-style-name="AncientGreekἈρχαίαἑλληνικά" style:family="text">
      <style:text-properties style:font-weight-complex="bold" style:font-size-complex="14pt" fo:language="el" fo:country="GR"/>
    </style:style>
    <style:style style:name="T7808" style:parent-style-name="AncientGreekἈρχαίαἑλληνικά" style:family="text">
      <style:text-properties style:font-weight-complex="bold" style:font-size-complex="14pt"/>
    </style:style>
    <style:style style:name="T7809" style:parent-style-name="AncientGreekἈρχαίαἑλληνικά" style:family="text">
      <style:text-properties style:font-weight-complex="bold" style:font-size-complex="14pt" fo:language="el" fo:country="GR"/>
    </style:style>
    <style:style style:name="T7810" style:parent-style-name="AncientGreekἈρχαίαἑλληνικά" style:family="text">
      <style:text-properties style:font-weight-complex="bold" style:font-size-complex="14pt"/>
    </style:style>
    <style:style style:name="T7811" style:parent-style-name="AncientGreekἈρχαίαἑλληνικά" style:family="text">
      <style:text-properties style:font-weight-complex="bold" style:font-size-complex="14pt" fo:language="el" fo:country="GR"/>
    </style:style>
    <style:style style:name="T7812" style:parent-style-name="AncientGreekἈρχαίαἑλληνικά" style:family="text">
      <style:text-properties style:font-weight-complex="bold" style:font-size-complex="14pt"/>
    </style:style>
    <style:style style:name="T7813" style:parent-style-name="AncientGreekἈρχαίαἑλληνικά" style:family="text">
      <style:text-properties style:font-weight-complex="bold" style:font-size-complex="14pt" fo:language="el" fo:country="GR"/>
    </style:style>
    <style:style style:name="T7814" style:parent-style-name="AncientGreekἈρχαίαἑλληνικά" style:family="text">
      <style:text-properties style:font-weight-complex="bold" style:font-size-complex="14pt"/>
    </style:style>
    <style:style style:name="T7815" style:parent-style-name="AncientGreekἈρχαίαἑλληνικά" style:family="text">
      <style:text-properties style:font-weight-complex="bold" style:font-size-complex="14pt" fo:language="el" fo:country="GR"/>
    </style:style>
    <style:style style:name="T7816" style:parent-style-name="AncientGreekἈρχαίαἑλληνικά" style:family="text">
      <style:text-properties style:font-weight-complex="bold" style:font-size-complex="14pt"/>
    </style:style>
    <style:style style:name="T7817" style:parent-style-name="AncientGreekἈρχαίαἑλληνικά" style:family="text">
      <style:text-properties style:font-weight-complex="bold" style:font-size-complex="14pt" fo:language="el" fo:country="GR"/>
    </style:style>
    <style:style style:name="T7818" style:parent-style-name="AncientGreekἈρχαίαἑλληνικά" style:family="text">
      <style:text-properties style:font-weight-complex="bold" style:font-size-complex="14pt"/>
    </style:style>
    <style:style style:name="T7819" style:parent-style-name="AncientGreekἈρχαίαἑλληνικά" style:family="text">
      <style:text-properties style:font-weight-complex="bold" style:font-size-complex="14pt" fo:language="el" fo:country="GR"/>
    </style:style>
    <style:style style:name="T7820" style:parent-style-name="AncientGreekἈρχαίαἑλληνικά" style:family="text">
      <style:text-properties style:font-weight-complex="bold" style:font-size-complex="14pt"/>
    </style:style>
    <style:style style:name="T7821" style:parent-style-name="AncientGreekἈρχαίαἑλληνικά" style:family="text">
      <style:text-properties style:font-weight-complex="bold" style:font-size-complex="14pt" fo:language="el" fo:country="GR"/>
    </style:style>
    <style:style style:name="T7822" style:parent-style-name="AncientGreekἈρχαίαἑλληνικά" style:family="text">
      <style:text-properties style:font-weight-complex="bold" style:font-size-complex="14pt"/>
    </style:style>
    <style:style style:name="T7823" style:parent-style-name="AncientGreekἈρχαίαἑλληνικά" style:family="text">
      <style:text-properties style:font-weight-complex="bold" style:font-size-complex="14pt" fo:language="el" fo:country="GR"/>
    </style:style>
    <style:style style:name="T7824" style:parent-style-name="AncientGreekἈρχαίαἑλληνικά" style:family="text">
      <style:text-properties style:font-weight-complex="bold" style:font-size-complex="14pt"/>
    </style:style>
    <style:style style:name="T7825" style:parent-style-name="AncientGreekἈρχαίαἑλληνικά" style:family="text">
      <style:text-properties style:font-weight-complex="bold" style:font-size-complex="14pt" fo:language="el" fo:country="GR"/>
    </style:style>
    <style:style style:name="T7826" style:parent-style-name="AncientGreekἈρχαίαἑλληνικά" style:family="text">
      <style:text-properties style:font-weight-complex="bold" style:font-size-complex="14pt"/>
    </style:style>
    <style:style style:name="T7827" style:parent-style-name="AncientGreekἈρχαίαἑλληνικά" style:family="text">
      <style:text-properties style:font-weight-complex="bold" style:font-size-complex="14pt" fo:language="el" fo:country="GR"/>
    </style:style>
    <style:style style:name="T7828" style:parent-style-name="AncientGreekἈρχαίαἑλληνικά" style:family="text">
      <style:text-properties style:font-weight-complex="bold" style:font-size-complex="14pt"/>
    </style:style>
    <style:style style:name="T7829" style:parent-style-name="AncientGreekἈρχαίαἑλληνικά" style:family="text">
      <style:text-properties style:font-weight-complex="bold" style:font-size-complex="14pt" fo:language="el" fo:country="GR"/>
    </style:style>
    <style:style style:name="T7830" style:parent-style-name="AncientGreekἈρχαίαἑλληνικά" style:family="text">
      <style:text-properties style:font-weight-complex="bold" style:font-size-complex="14pt"/>
    </style:style>
    <style:style style:name="T7831" style:parent-style-name="AncientGreekἈρχαίαἑλληνικά" style:family="text">
      <style:text-properties style:font-weight-complex="bold" style:font-size-complex="14pt" fo:language="el" fo:country="GR"/>
    </style:style>
    <style:style style:name="T7832" style:parent-style-name="AncientGreekἈρχαίαἑλληνικά" style:family="text">
      <style:text-properties style:font-weight-complex="bold" style:font-size-complex="14pt"/>
    </style:style>
    <style:style style:name="T7833" style:parent-style-name="AncientGreekἈρχαίαἑλληνικά" style:family="text">
      <style:text-properties style:font-weight-complex="bold" style:font-size-complex="14pt" fo:language="el" fo:country="GR"/>
    </style:style>
    <style:style style:name="T7834" style:parent-style-name="AncientGreekἈρχαίαἑλληνικά" style:family="text">
      <style:text-properties style:font-weight-complex="bold" style:font-size-complex="14pt"/>
    </style:style>
    <style:style style:name="T7835" style:parent-style-name="AncientGreekἈρχαίαἑλληνικά" style:family="text">
      <style:text-properties style:font-weight-complex="bold" style:font-size-complex="14pt" fo:language="el" fo:country="GR"/>
    </style:style>
    <style:style style:name="T7836" style:parent-style-name="AncientGreekἈρχαίαἑλληνικά" style:family="text">
      <style:text-properties style:font-weight-complex="bold" style:font-size-complex="14pt"/>
    </style:style>
    <style:style style:name="T7837" style:parent-style-name="AncientGreekἈρχαίαἑλληνικά" style:family="text">
      <style:text-properties style:font-weight-complex="bold" style:font-size-complex="14pt" fo:language="el" fo:country="GR"/>
    </style:style>
    <style:style style:name="T7838" style:parent-style-name="AncientGreekἈρχαίαἑλληνικά" style:family="text">
      <style:text-properties style:font-weight-complex="bold" style:font-size-complex="14pt"/>
    </style:style>
    <style:style style:name="T7839" style:parent-style-name="AncientGreekἈρχαίαἑλληνικά" style:family="text">
      <style:text-properties style:font-weight-complex="bold" style:font-size-complex="14pt" fo:language="el" fo:country="GR"/>
    </style:style>
    <style:style style:name="T7840" style:parent-style-name="AncientGreekἈρχαίαἑλληνικά" style:family="text">
      <style:text-properties style:font-weight-complex="bold" style:font-size-complex="14pt"/>
    </style:style>
    <style:style style:name="T7841" style:parent-style-name="AncientGreekἈρχαίαἑλληνικά" style:family="text">
      <style:text-properties style:font-weight-complex="bold" style:font-size-complex="14pt" fo:language="el" fo:country="GR"/>
    </style:style>
    <style:style style:name="T7842" style:parent-style-name="AncientGreekἈρχαίαἑλληνικά" style:family="text">
      <style:text-properties style:font-weight-complex="bold" style:font-size-complex="14pt"/>
    </style:style>
    <style:style style:name="T7843" style:parent-style-name="AncientGreekἈρχαίαἑλληνικά" style:family="text">
      <style:text-properties style:font-weight-complex="bold" style:font-size-complex="14pt" fo:language="el" fo:country="GR"/>
    </style:style>
    <style:style style:name="T7844" style:parent-style-name="AncientGreekἈρχαίαἑλληνικά" style:family="text">
      <style:text-properties style:font-weight-complex="bold" style:font-size-complex="14pt"/>
    </style:style>
    <style:style style:name="T7845" style:parent-style-name="AncientGreekἈρχαίαἑλληνικά" style:family="text">
      <style:text-properties style:font-weight-complex="bold" style:font-size-complex="14pt" fo:language="el" fo:country="GR"/>
    </style:style>
    <style:style style:name="T7846" style:parent-style-name="AncientGreekἈρχαίαἑλληνικά" style:family="text">
      <style:text-properties style:font-weight-complex="bold" style:font-size-complex="14pt"/>
    </style:style>
    <style:style style:name="T7847" style:parent-style-name="AncientGreekἈρχαίαἑλληνικά" style:family="text">
      <style:text-properties style:font-weight-complex="bold" style:font-size-complex="14pt" fo:language="el" fo:country="GR"/>
    </style:style>
    <style:style style:name="T7848" style:parent-style-name="AncientGreekἈρχαίαἑλληνικά" style:family="text">
      <style:text-properties style:font-weight-complex="bold" style:font-size-complex="14pt"/>
    </style:style>
    <style:style style:name="T7849" style:parent-style-name="AncientGreekἈρχαίαἑλληνικά" style:family="text">
      <style:text-properties style:font-weight-complex="bold" style:font-size-complex="14pt" fo:language="el" fo:country="GR"/>
    </style:style>
    <style:style style:name="T7850" style:parent-style-name="AncientGreekἈρχαίαἑλληνικά" style:family="text">
      <style:text-properties style:font-weight-complex="bold" style:font-size-complex="14pt"/>
    </style:style>
    <style:style style:name="T7851" style:parent-style-name="AncientGreekἈρχαίαἑλληνικά" style:family="text">
      <style:text-properties style:font-weight-complex="bold" style:font-size-complex="14pt" fo:language="el" fo:country="GR"/>
    </style:style>
    <style:style style:name="T7852" style:parent-style-name="AncientGreekἈρχαίαἑλληνικά" style:family="text">
      <style:text-properties style:font-weight-complex="bold" style:font-size-complex="14pt"/>
    </style:style>
    <style:style style:name="T7853" style:parent-style-name="AncientGreekἈρχαίαἑλληνικά" style:family="text">
      <style:text-properties style:font-weight-complex="bold" style:font-size-complex="14pt" fo:language="el" fo:country="GR"/>
    </style:style>
    <style:style style:name="T7854" style:parent-style-name="AncientGreekἈρχαίαἑλληνικά" style:family="text">
      <style:text-properties style:font-weight-complex="bold" style:font-size-complex="14pt"/>
    </style:style>
    <style:style style:name="T7855" style:parent-style-name="AncientGreekἈρχαίαἑλληνικά" style:family="text">
      <style:text-properties style:font-weight-complex="bold" style:font-size-complex="14pt" fo:language="el" fo:country="GR"/>
    </style:style>
    <style:style style:name="T7856" style:parent-style-name="AncientGreekἈρχαίαἑλληνικά" style:family="text">
      <style:text-properties style:font-weight-complex="bold" style:font-size-complex="14pt"/>
    </style:style>
    <style:style style:name="T7857" style:parent-style-name="AncientGreekἈρχαίαἑλληνικά" style:family="text">
      <style:text-properties style:font-weight-complex="bold" style:font-size-complex="14pt" fo:language="el" fo:country="GR"/>
    </style:style>
    <style:style style:name="T7858" style:parent-style-name="AncientGreekἈρχαίαἑλληνικά" style:family="text">
      <style:text-properties style:font-weight-complex="bold" style:font-size-complex="14pt"/>
    </style:style>
    <style:style style:name="T7859" style:parent-style-name="AncientGreekἈρχαίαἑλληνικά" style:family="text">
      <style:text-properties style:font-weight-complex="bold" style:font-size-complex="14pt" fo:language="el" fo:country="GR"/>
    </style:style>
    <style:style style:name="T7860" style:parent-style-name="AncientGreekἈρχαίαἑλληνικά" style:family="text">
      <style:text-properties style:font-weight-complex="bold" style:font-size-complex="14pt"/>
    </style:style>
    <style:style style:name="T7861" style:parent-style-name="AncientGreekἈρχαίαἑλληνικά" style:family="text">
      <style:text-properties style:font-weight-complex="bold" style:font-size-complex="14pt" fo:language="el" fo:country="GR"/>
    </style:style>
    <style:style style:name="T7862" style:parent-style-name="AncientGreekἈρχαίαἑλληνικά" style:family="text">
      <style:text-properties style:font-weight-complex="bold" style:font-size-complex="14pt"/>
    </style:style>
    <style:style style:name="T7863" style:parent-style-name="AncientGreekἈρχαίαἑλληνικά" style:family="text">
      <style:text-properties style:font-weight-complex="bold" style:font-size-complex="14pt" fo:language="el" fo:country="GR"/>
    </style:style>
    <style:style style:name="T7864" style:parent-style-name="AncientGreekἈρχαίαἑλληνικά" style:family="text">
      <style:text-properties style:font-weight-complex="bold" style:font-size-complex="14pt"/>
    </style:style>
    <style:style style:name="T7865" style:parent-style-name="AncientGreekἈρχαίαἑλληνικά" style:family="text">
      <style:text-properties style:font-weight-complex="bold" style:font-size-complex="14pt" fo:language="el" fo:country="GR"/>
    </style:style>
    <style:style style:name="T7866" style:parent-style-name="AncientGreekἈρχαίαἑλληνικά" style:family="text">
      <style:text-properties style:font-weight-complex="bold" style:font-size-complex="14pt"/>
    </style:style>
    <style:style style:name="T7867" style:parent-style-name="AncientGreekἈρχαίαἑλληνικά" style:family="text">
      <style:text-properties style:font-weight-complex="bold" style:font-size-complex="14pt" fo:language="el" fo:country="GR"/>
    </style:style>
    <style:style style:name="T7868" style:parent-style-name="AncientGreekἈρχαίαἑλληνικά" style:family="text">
      <style:text-properties style:font-weight-complex="bold" style:font-size-complex="14pt"/>
    </style:style>
    <style:style style:name="T7869" style:parent-style-name="AncientGreekἈρχαίαἑλληνικά" style:family="text">
      <style:text-properties style:font-weight-complex="bold" style:font-size-complex="14pt" fo:language="el" fo:country="GR"/>
    </style:style>
    <style:style style:name="T7870" style:parent-style-name="AncientGreekἈρχαίαἑλληνικά" style:family="text">
      <style:text-properties style:font-weight-complex="bold" style:font-size-complex="14pt"/>
    </style:style>
    <style:style style:name="T7871" style:parent-style-name="AncientGreekἈρχαίαἑλληνικά" style:family="text">
      <style:text-properties style:font-weight-complex="bold" style:font-size-complex="14pt" fo:language="el" fo:country="GR"/>
    </style:style>
    <style:style style:name="T7872" style:parent-style-name="AncientGreekἈρχαίαἑλληνικά" style:family="text">
      <style:text-properties style:font-weight-complex="bold" style:font-size-complex="14pt"/>
    </style:style>
    <style:style style:name="T7873" style:parent-style-name="AncientGreekἈρχαίαἑλληνικά" style:family="text">
      <style:text-properties style:font-weight-complex="bold" style:font-size-complex="14pt" fo:language="el" fo:country="GR"/>
    </style:style>
    <style:style style:name="T7874" style:parent-style-name="AncientGreekἈρχαίαἑλληνικά" style:family="text">
      <style:text-properties style:font-weight-complex="bold" style:font-size-complex="14pt"/>
    </style:style>
    <style:style style:name="T7875" style:parent-style-name="AncientGreekἈρχαίαἑλληνικά" style:family="text">
      <style:text-properties style:font-weight-complex="bold" style:font-size-complex="14pt" fo:language="el" fo:country="GR"/>
    </style:style>
    <style:style style:name="T7876" style:parent-style-name="AncientGreekἈρχαίαἑλληνικά" style:family="text">
      <style:text-properties style:font-weight-complex="bold" style:font-size-complex="14pt"/>
    </style:style>
    <style:style style:name="T7877" style:parent-style-name="AncientGreekἈρχαίαἑλληνικά" style:family="text">
      <style:text-properties style:font-weight-complex="bold" style:font-size-complex="14pt" fo:language="el" fo:country="GR"/>
    </style:style>
    <style:style style:name="T7878" style:parent-style-name="AncientGreekἈρχαίαἑλληνικά" style:family="text">
      <style:text-properties style:font-weight-complex="bold" style:font-size-complex="14pt"/>
    </style:style>
    <style:style style:name="T7879" style:parent-style-name="AncientGreekἈρχαίαἑλληνικά" style:family="text">
      <style:text-properties style:font-weight-complex="bold" style:font-size-complex="14pt" fo:language="el" fo:country="GR"/>
    </style:style>
    <style:style style:name="T7880" style:parent-style-name="AncientGreekἈρχαίαἑλληνικά" style:family="text">
      <style:text-properties style:font-weight-complex="bold" style:font-size-complex="14pt"/>
    </style:style>
    <style:style style:name="T7881" style:parent-style-name="AncientGreekἈρχαίαἑλληνικά" style:family="text">
      <style:text-properties style:font-weight-complex="bold" style:font-size-complex="14pt" fo:language="el" fo:country="GR"/>
    </style:style>
    <style:style style:name="T7882" style:parent-style-name="AncientGreekἈρχαίαἑλληνικά" style:family="text">
      <style:text-properties style:font-weight-complex="bold" style:font-size-complex="14pt"/>
    </style:style>
    <style:style style:name="T7883" style:parent-style-name="AncientGreekἈρχαίαἑλληνικά" style:family="text">
      <style:text-properties style:font-weight-complex="bold" style:font-size-complex="14pt" fo:language="el" fo:country="GR"/>
    </style:style>
    <style:style style:name="T7884" style:parent-style-name="AncientGreekἈρχαίαἑλληνικά" style:family="text">
      <style:text-properties style:font-weight-complex="bold" style:font-size-complex="14pt"/>
    </style:style>
    <style:style style:name="T7885" style:parent-style-name="AncientGreekἈρχαίαἑλληνικά" style:family="text">
      <style:text-properties style:font-weight-complex="bold" style:font-size-complex="14pt" fo:language="el" fo:country="GR"/>
    </style:style>
    <style:style style:name="T7886" style:parent-style-name="AncientGreekἈρχαίαἑλληνικά" style:family="text">
      <style:text-properties style:font-weight-complex="bold" style:font-size-complex="14pt"/>
    </style:style>
    <style:style style:name="T7887" style:parent-style-name="AncientGreekἈρχαίαἑλληνικά" style:family="text">
      <style:text-properties style:font-weight-complex="bold" style:font-size-complex="14pt" fo:language="el" fo:country="GR"/>
    </style:style>
    <style:style style:name="T7888" style:parent-style-name="AncientGreekἈρχαίαἑλληνικά" style:family="text">
      <style:text-properties style:font-weight-complex="bold" style:font-size-complex="14pt"/>
    </style:style>
    <style:style style:name="T7889" style:parent-style-name="AncientGreekἈρχαίαἑλληνικά" style:family="text">
      <style:text-properties style:font-weight-complex="bold" style:font-size-complex="14pt" fo:language="el" fo:country="GR"/>
    </style:style>
    <style:style style:name="T7890" style:parent-style-name="AncientGreekἈρχαίαἑλληνικά" style:family="text">
      <style:text-properties style:font-weight-complex="bold" style:font-size-complex="14pt"/>
    </style:style>
    <style:style style:name="T7891" style:parent-style-name="AncientGreekἈρχαίαἑλληνικά" style:family="text">
      <style:text-properties style:font-weight-complex="bold" style:font-size-complex="14pt" fo:language="el" fo:country="GR"/>
    </style:style>
    <style:style style:name="T7892" style:parent-style-name="AncientGreekἈρχαίαἑλληνικά" style:family="text">
      <style:text-properties style:font-weight-complex="bold" style:font-size-complex="14pt"/>
    </style:style>
    <style:style style:name="T7893" style:parent-style-name="AncientGreekἈρχαίαἑλληνικά" style:family="text">
      <style:text-properties style:font-weight-complex="bold" style:font-size-complex="14pt" fo:language="el" fo:country="GR"/>
    </style:style>
    <style:style style:name="T7894" style:parent-style-name="AncientGreekἈρχαίαἑλληνικά" style:family="text">
      <style:text-properties style:font-weight-complex="bold" style:font-size-complex="14pt"/>
    </style:style>
    <style:style style:name="T7895" style:parent-style-name="AncientGreekἈρχαίαἑλληνικά" style:family="text">
      <style:text-properties style:font-weight-complex="bold" style:font-size-complex="14pt" fo:language="el" fo:country="GR"/>
    </style:style>
    <style:style style:name="T7896" style:parent-style-name="AncientGreekἈρχαίαἑλληνικά" style:family="text">
      <style:text-properties style:font-weight-complex="bold" style:font-size-complex="14pt"/>
    </style:style>
    <style:style style:name="T7897" style:parent-style-name="AncientGreekἈρχαίαἑλληνικά" style:family="text">
      <style:text-properties style:font-weight-complex="bold" style:font-size-complex="14pt" fo:language="el" fo:country="GR"/>
    </style:style>
    <style:style style:name="T7898" style:parent-style-name="AncientGreekἈρχαίαἑλληνικά" style:family="text">
      <style:text-properties style:font-weight-complex="bold" style:font-size-complex="14pt"/>
    </style:style>
    <style:style style:name="T7899" style:parent-style-name="AncientGreekἈρχαίαἑλληνικά" style:family="text">
      <style:text-properties style:font-weight-complex="bold" style:font-size-complex="14pt" fo:language="el" fo:country="GR"/>
    </style:style>
    <style:style style:name="T7900" style:parent-style-name="AncientGreekἈρχαίαἑλληνικά" style:family="text">
      <style:text-properties style:font-weight-complex="bold" style:font-size-complex="14pt"/>
    </style:style>
    <style:style style:name="T7901" style:parent-style-name="AncientGreekἈρχαίαἑλληνικά" style:family="text">
      <style:text-properties style:font-weight-complex="bold" style:font-size-complex="14pt" fo:language="el" fo:country="GR"/>
    </style:style>
    <style:style style:name="T7902" style:parent-style-name="AncientGreekἈρχαίαἑλληνικά" style:family="text">
      <style:text-properties style:font-weight-complex="bold" style:font-size-complex="14pt"/>
    </style:style>
    <style:style style:name="T7903" style:parent-style-name="AncientGreekἈρχαίαἑλληνικά" style:family="text">
      <style:text-properties style:font-weight-complex="bold" style:font-size-complex="14pt" fo:language="el" fo:country="GR"/>
    </style:style>
    <style:style style:name="T7904" style:parent-style-name="AncientGreekἈρχαίαἑλληνικά" style:family="text">
      <style:text-properties style:font-weight-complex="bold" style:font-size-complex="14pt"/>
    </style:style>
    <style:style style:name="T7905" style:parent-style-name="AncientGreekἈρχαίαἑλληνικά" style:family="text">
      <style:text-properties style:font-weight-complex="bold" style:font-size-complex="14pt" fo:language="el" fo:country="GR"/>
    </style:style>
    <style:style style:name="T7906" style:parent-style-name="AncientGreekἈρχαίαἑλληνικά" style:family="text">
      <style:text-properties style:font-weight-complex="bold" style:font-size-complex="14pt"/>
    </style:style>
    <style:style style:name="T7907" style:parent-style-name="AncientGreekἈρχαίαἑλληνικά" style:family="text">
      <style:text-properties style:font-weight-complex="bold" style:font-size-complex="14pt" fo:language="el" fo:country="GR"/>
    </style:style>
    <style:style style:name="T7908" style:parent-style-name="AncientGreekἈρχαίαἑλληνικά" style:family="text">
      <style:text-properties style:font-weight-complex="bold" style:font-size-complex="14pt"/>
    </style:style>
    <style:style style:name="T7909" style:parent-style-name="AncientGreekἈρχαίαἑλληνικά" style:family="text">
      <style:text-properties style:font-weight-complex="bold" style:font-size-complex="14pt" fo:language="el" fo:country="GR"/>
    </style:style>
    <style:style style:name="T7910" style:parent-style-name="AncientGreekἈρχαίαἑλληνικά" style:family="text">
      <style:text-properties style:font-weight-complex="bold" style:font-size-complex="14pt"/>
    </style:style>
    <style:style style:name="T7911" style:parent-style-name="AncientGreekἈρχαίαἑλληνικά" style:family="text">
      <style:text-properties style:font-weight-complex="bold" style:font-size-complex="14pt" fo:language="el" fo:country="GR"/>
    </style:style>
    <style:style style:name="T7912" style:parent-style-name="AncientGreekἈρχαίαἑλληνικά" style:family="text">
      <style:text-properties style:font-weight-complex="bold" style:font-size-complex="14pt"/>
    </style:style>
    <style:style style:name="T7913" style:parent-style-name="AncientGreekἈρχαίαἑλληνικά" style:family="text">
      <style:text-properties style:font-weight-complex="bold" style:font-size-complex="14pt" fo:language="el" fo:country="GR"/>
    </style:style>
    <style:style style:name="T7914" style:parent-style-name="AncientGreekἈρχαίαἑλληνικά" style:family="text">
      <style:text-properties style:font-weight-complex="bold" style:font-size-complex="14pt"/>
    </style:style>
    <style:style style:name="T7915" style:parent-style-name="AncientGreekἈρχαίαἑλληνικά" style:family="text">
      <style:text-properties style:font-weight-complex="bold" style:font-size-complex="14pt" fo:language="el" fo:country="GR"/>
    </style:style>
    <style:style style:name="T7916" style:parent-style-name="AncientGreekἈρχαίαἑλληνικά" style:family="text">
      <style:text-properties style:font-weight-complex="bold" style:font-size-complex="14pt"/>
    </style:style>
    <style:style style:name="T7917" style:parent-style-name="AncientGreekἈρχαίαἑλληνικά" style:family="text">
      <style:text-properties style:font-weight-complex="bold" style:font-size-complex="14pt" fo:language="el" fo:country="GR"/>
    </style:style>
    <style:style style:name="T7918" style:parent-style-name="AncientGreekἈρχαίαἑλληνικά" style:family="text">
      <style:text-properties style:font-weight-complex="bold" style:font-size-complex="14pt"/>
    </style:style>
    <style:style style:name="T7919" style:parent-style-name="AncientGreekἈρχαίαἑλληνικά" style:family="text">
      <style:text-properties style:font-weight-complex="bold" style:font-size-complex="14pt" fo:language="el" fo:country="GR"/>
    </style:style>
    <style:style style:name="T7920" style:parent-style-name="AncientGreekἈρχαίαἑλληνικά" style:family="text">
      <style:text-properties style:font-weight-complex="bold" style:font-size-complex="14pt"/>
    </style:style>
    <style:style style:name="T7921" style:parent-style-name="AncientGreekἈρχαίαἑλληνικά" style:family="text">
      <style:text-properties style:font-weight-complex="bold" style:font-size-complex="14pt" fo:language="el" fo:country="GR"/>
    </style:style>
    <style:style style:name="T7922" style:parent-style-name="AncientGreekἈρχαίαἑλληνικά" style:family="text">
      <style:text-properties style:font-weight-complex="bold" style:font-size-complex="14pt"/>
    </style:style>
    <style:style style:name="T7923" style:parent-style-name="AncientGreekἈρχαίαἑλληνικά" style:family="text">
      <style:text-properties style:font-weight-complex="bold" style:font-size-complex="14pt" fo:language="el" fo:country="GR"/>
    </style:style>
    <style:style style:name="T7924" style:parent-style-name="AncientGreekἈρχαίαἑλληνικά" style:family="text">
      <style:text-properties style:font-weight-complex="bold" style:font-size-complex="14pt"/>
    </style:style>
    <style:style style:name="T7925" style:parent-style-name="AncientGreekἈρχαίαἑλληνικά" style:family="text">
      <style:text-properties style:font-weight-complex="bold" style:font-size-complex="14pt" fo:language="el" fo:country="GR"/>
    </style:style>
    <style:style style:name="T7926" style:parent-style-name="AncientGreekἈρχαίαἑλληνικά" style:family="text">
      <style:text-properties style:font-weight-complex="bold" style:font-size-complex="14pt"/>
    </style:style>
    <style:style style:name="T7927" style:parent-style-name="AncientGreekἈρχαίαἑλληνικά" style:family="text">
      <style:text-properties style:font-weight-complex="bold" style:font-size-complex="14pt" fo:language="el" fo:country="GR"/>
    </style:style>
    <style:style style:name="T7928" style:parent-style-name="AncientGreekἈρχαίαἑλληνικά" style:family="text">
      <style:text-properties style:font-weight-complex="bold" style:font-size-complex="14pt"/>
    </style:style>
    <style:style style:name="T7929" style:parent-style-name="AncientGreekἈρχαίαἑλληνικά" style:family="text">
      <style:text-properties style:font-weight-complex="bold" style:font-size-complex="14pt" fo:language="el" fo:country="GR"/>
    </style:style>
    <style:style style:name="T7930" style:parent-style-name="AncientGreekἈρχαίαἑλληνικά" style:family="text">
      <style:text-properties style:font-weight-complex="bold" style:font-size-complex="14pt"/>
    </style:style>
    <style:style style:name="T7931" style:parent-style-name="AncientGreekἈρχαίαἑλληνικά" style:family="text">
      <style:text-properties style:font-weight-complex="bold" style:font-size-complex="14pt" fo:language="el" fo:country="GR"/>
    </style:style>
    <style:style style:name="T7932" style:parent-style-name="AncientGreekἈρχαίαἑλληνικά" style:family="text">
      <style:text-properties style:font-weight-complex="bold" style:font-size-complex="14pt"/>
    </style:style>
    <style:style style:name="P7933" style:parent-style-name="Standard" style:family="paragraph">
      <style:paragraph-properties fo:widows="0" fo:orphans="0"/>
    </style:style>
    <style:style style:name="T7934" style:parent-style-name="AncientGreekἈρχαίαἑλληνικά" style:family="text">
      <style:text-properties style:font-weight-complex="bold" style:font-size-complex="14pt" fo:language="el" fo:country="GR"/>
    </style:style>
    <style:style style:name="T7935" style:parent-style-name="AncientGreekἈρχαίαἑλληνικά" style:family="text">
      <style:text-properties style:font-weight-complex="bold" style:font-size-complex="14pt"/>
    </style:style>
    <style:style style:name="T7936" style:parent-style-name="AncientGreekἈρχαίαἑλληνικά" style:family="text">
      <style:text-properties style:font-weight-complex="bold" style:font-size-complex="14pt" fo:language="el" fo:country="GR"/>
    </style:style>
    <style:style style:name="T7937" style:parent-style-name="AncientGreekἈρχαίαἑλληνικά" style:family="text">
      <style:text-properties style:font-weight-complex="bold" style:font-size-complex="14pt"/>
    </style:style>
    <style:style style:name="T7938" style:parent-style-name="AncientGreekἈρχαίαἑλληνικά" style:family="text">
      <style:text-properties style:font-weight-complex="bold" style:font-size-complex="14pt" fo:language="el" fo:country="GR"/>
    </style:style>
    <style:style style:name="T7939" style:parent-style-name="AncientGreekἈρχαίαἑλληνικά" style:family="text">
      <style:text-properties style:font-weight-complex="bold" style:font-size-complex="14pt"/>
    </style:style>
    <style:style style:name="T7940" style:parent-style-name="AncientGreekἈρχαίαἑλληνικά" style:family="text">
      <style:text-properties style:font-weight-complex="bold" style:font-size-complex="14pt" fo:language="el" fo:country="GR"/>
    </style:style>
    <style:style style:name="T7941" style:parent-style-name="AncientGreekἈρχαίαἑλληνικά" style:family="text">
      <style:text-properties style:font-weight-complex="bold" style:font-size-complex="14pt"/>
    </style:style>
    <style:style style:name="T7942" style:parent-style-name="AncientGreekἈρχαίαἑλληνικά" style:family="text">
      <style:text-properties style:font-weight-complex="bold" style:font-size-complex="14pt" fo:language="el" fo:country="GR"/>
    </style:style>
    <style:style style:name="T7943" style:parent-style-name="AncientGreekἈρχαίαἑλληνικά" style:family="text">
      <style:text-properties style:font-weight-complex="bold" style:font-size-complex="14pt"/>
    </style:style>
    <style:style style:name="T7944" style:parent-style-name="AncientGreekἈρχαίαἑλληνικά" style:family="text">
      <style:text-properties style:font-weight-complex="bold" style:font-size-complex="14pt" fo:language="el" fo:country="GR"/>
    </style:style>
    <style:style style:name="T7945" style:parent-style-name="AncientGreekἈρχαίαἑλληνικά" style:family="text">
      <style:text-properties style:font-weight-complex="bold" style:font-size-complex="14pt"/>
    </style:style>
    <style:style style:name="T7946" style:parent-style-name="AncientGreekἈρχαίαἑλληνικά" style:family="text">
      <style:text-properties style:font-weight-complex="bold" style:font-size-complex="14pt" fo:language="el" fo:country="GR"/>
    </style:style>
    <style:style style:name="T7947" style:parent-style-name="AncientGreekἈρχαίαἑλληνικά" style:family="text">
      <style:text-properties style:font-weight-complex="bold" style:font-size-complex="14pt"/>
    </style:style>
    <style:style style:name="T7948" style:parent-style-name="AncientGreekἈρχαίαἑλληνικά" style:family="text">
      <style:text-properties style:font-weight-complex="bold" style:font-size-complex="14pt" fo:language="el" fo:country="GR"/>
    </style:style>
    <style:style style:name="T7949" style:parent-style-name="AncientGreekἈρχαίαἑλληνικά" style:family="text">
      <style:text-properties style:font-weight-complex="bold" style:font-size-complex="14pt"/>
    </style:style>
    <style:style style:name="T7950" style:parent-style-name="AncientGreekἈρχαίαἑλληνικά" style:family="text">
      <style:text-properties style:font-weight-complex="bold" style:font-size-complex="14pt" fo:language="el" fo:country="GR"/>
    </style:style>
    <style:style style:name="T7951" style:parent-style-name="AncientGreekἈρχαίαἑλληνικά" style:family="text">
      <style:text-properties style:font-weight-complex="bold" style:font-size-complex="14pt"/>
    </style:style>
    <style:style style:name="T7952" style:parent-style-name="AncientGreekἈρχαίαἑλληνικά" style:family="text">
      <style:text-properties style:font-weight-complex="bold" style:font-size-complex="14pt" fo:language="el" fo:country="GR"/>
    </style:style>
    <style:style style:name="T7953" style:parent-style-name="AncientGreekἈρχαίαἑλληνικά" style:family="text">
      <style:text-properties style:font-weight-complex="bold" style:font-size-complex="14pt"/>
    </style:style>
    <style:style style:name="T7954" style:parent-style-name="AncientGreekἈρχαίαἑλληνικά" style:family="text">
      <style:text-properties style:font-weight-complex="bold" style:font-size-complex="14pt" fo:language="el" fo:country="GR"/>
    </style:style>
    <style:style style:name="T7955" style:parent-style-name="AncientGreekἈρχαίαἑλληνικά" style:family="text">
      <style:text-properties style:font-weight-complex="bold" style:font-size-complex="14pt"/>
    </style:style>
    <style:style style:name="T7956" style:parent-style-name="AncientGreekἈρχαίαἑλληνικά" style:family="text">
      <style:text-properties style:font-weight-complex="bold" style:font-size-complex="14pt" fo:language="el" fo:country="GR"/>
    </style:style>
    <style:style style:name="T7957" style:parent-style-name="AncientGreekἈρχαίαἑλληνικά" style:family="text">
      <style:text-properties style:font-weight-complex="bold" style:font-size-complex="14pt"/>
    </style:style>
    <style:style style:name="T7958" style:parent-style-name="AncientGreekἈρχαίαἑλληνικά" style:family="text">
      <style:text-properties style:font-weight-complex="bold" style:font-size-complex="14pt" fo:language="el" fo:country="GR"/>
    </style:style>
    <style:style style:name="T7959" style:parent-style-name="AncientGreekἈρχαίαἑλληνικά" style:family="text">
      <style:text-properties style:font-weight-complex="bold" style:font-size-complex="14pt"/>
    </style:style>
    <style:style style:name="T7960" style:parent-style-name="AncientGreekἈρχαίαἑλληνικά" style:family="text">
      <style:text-properties style:font-weight-complex="bold" style:font-size-complex="14pt" fo:language="el" fo:country="GR"/>
    </style:style>
    <style:style style:name="T7961" style:parent-style-name="AncientGreekἈρχαίαἑλληνικά" style:family="text">
      <style:text-properties style:font-weight-complex="bold" style:font-size-complex="14pt"/>
    </style:style>
    <style:style style:name="T7962" style:parent-style-name="AncientGreekἈρχαίαἑλληνικά" style:family="text">
      <style:text-properties style:font-weight-complex="bold" style:font-size-complex="14pt" fo:language="el" fo:country="GR"/>
    </style:style>
    <style:style style:name="T7963" style:parent-style-name="AncientGreekἈρχαίαἑλληνικά" style:family="text">
      <style:text-properties style:font-weight-complex="bold" style:font-size-complex="14pt"/>
    </style:style>
    <style:style style:name="T7964" style:parent-style-name="AncientGreekἈρχαίαἑλληνικά" style:family="text">
      <style:text-properties style:font-weight-complex="bold" style:font-size-complex="14pt" fo:language="el" fo:country="GR"/>
    </style:style>
    <style:style style:name="T7965" style:parent-style-name="AncientGreekἈρχαίαἑλληνικά" style:family="text">
      <style:text-properties style:font-weight-complex="bold" style:font-size-complex="14pt"/>
    </style:style>
    <style:style style:name="T7966" style:parent-style-name="AncientGreekἈρχαίαἑλληνικά" style:family="text">
      <style:text-properties style:font-weight-complex="bold" style:font-size-complex="14pt" fo:language="el" fo:country="GR"/>
    </style:style>
    <style:style style:name="T7967" style:parent-style-name="AncientGreekἈρχαίαἑλληνικά" style:family="text">
      <style:text-properties style:font-weight-complex="bold" style:font-size-complex="14pt"/>
    </style:style>
    <style:style style:name="T7968" style:parent-style-name="AncientGreekἈρχαίαἑλληνικά" style:family="text">
      <style:text-properties style:font-weight-complex="bold" style:font-size-complex="14pt" fo:language="el" fo:country="GR"/>
    </style:style>
    <style:style style:name="T7969" style:parent-style-name="AncientGreekἈρχαίαἑλληνικά" style:family="text">
      <style:text-properties style:font-weight-complex="bold" style:font-size-complex="14pt"/>
    </style:style>
    <style:style style:name="T7970" style:parent-style-name="AncientGreekἈρχαίαἑλληνικά" style:family="text">
      <style:text-properties style:font-weight-complex="bold" style:font-size-complex="14pt" fo:language="el" fo:country="GR"/>
    </style:style>
    <style:style style:name="T7971" style:parent-style-name="AncientGreekἈρχαίαἑλληνικά" style:family="text">
      <style:text-properties style:font-weight-complex="bold" style:font-size-complex="14pt"/>
    </style:style>
    <style:style style:name="T7972" style:parent-style-name="AncientGreekἈρχαίαἑλληνικά" style:family="text">
      <style:text-properties style:font-weight-complex="bold" style:font-size-complex="14pt" fo:language="el" fo:country="GR"/>
    </style:style>
    <style:style style:name="T7973" style:parent-style-name="AncientGreekἈρχαίαἑλληνικά" style:family="text">
      <style:text-properties style:font-weight-complex="bold" style:font-size-complex="14pt"/>
    </style:style>
    <style:style style:name="T7974" style:parent-style-name="AncientGreekἈρχαίαἑλληνικά" style:family="text">
      <style:text-properties style:font-weight-complex="bold" style:font-size-complex="14pt" fo:language="el" fo:country="GR"/>
    </style:style>
    <style:style style:name="T7975" style:parent-style-name="AncientGreekἈρχαίαἑλληνικά" style:family="text">
      <style:text-properties style:font-weight-complex="bold" style:font-size-complex="14pt"/>
    </style:style>
    <style:style style:name="TableCell7976" style:family="table-cell">
      <style:table-cell-properties fo:border="0.0069in solid #000000" fo:background-color="#FFFFFF" style:writing-mode="lr-tb" fo:padding-top="0in" fo:padding-left="0.1527in" fo:padding-bottom="0in" fo:padding-right="0.15in"/>
    </style:style>
    <style:style style:name="P7977" style:parent-style-name="Standard" style:family="paragraph">
      <style:paragraph-properties fo:widows="0" fo:orphans="0"/>
      <style:text-properties style:font-name="AncientGreek"/>
    </style:style>
    <style:style style:name="P7978" style:parent-style-name="Standard" style:family="paragraph">
      <style:paragraph-properties fo:widows="0" fo:orphans="0"/>
      <style:text-properties style:font-name="AncientGreek"/>
    </style:style>
    <style:style style:name="P7979" style:parent-style-name="Standard" style:family="paragraph">
      <style:paragraph-properties fo:widows="0" fo:orphans="0"/>
      <style:text-properties style:font-name="AncientGreek"/>
    </style:style>
    <style:style style:name="P7980" style:parent-style-name="Standard" style:family="paragraph">
      <style:paragraph-properties fo:widows="0" fo:orphans="0"/>
      <style:text-properties style:font-name="AncientGreek"/>
    </style:style>
    <style:style style:name="P7981" style:parent-style-name="Standard" style:family="paragraph">
      <style:paragraph-properties fo:widows="0" fo:orphans="0"/>
      <style:text-properties style:font-name="AncientGreek"/>
    </style:style>
    <style:style style:name="TableRow7982" style:family="table-row">
      <style:table-row-properties style:min-row-height="0.0138in" style:use-optimal-row-height="false" fo:keep-together="always"/>
    </style:style>
    <style:style style:name="TableCell7983" style:family="table-cell">
      <style:table-cell-properties fo:border="0.0069in solid #000000" fo:background-color="#FFFFFF" style:writing-mode="lr-tb" fo:padding-top="0in" fo:padding-left="0.1527in" fo:padding-bottom="0in" fo:padding-right="0.15in"/>
    </style:style>
    <style:style style:name="P7984" style:parent-style-name="Standard" style:family="paragraph">
      <style:paragraph-properties fo:keep-with-next="always" fo:widows="0" fo:orphans="0" fo:text-align="center"/>
    </style:style>
    <style:style style:name="T7985" style:parent-style-name="AncientGreekἈρχαίαἑλληνικά" style:family="text">
      <style:text-properties fo:font-weight="bold" style:font-weight-asian="bold" style:font-weight-complex="bold" fo:font-size="18pt" style:font-size-asian="18pt" style:font-size-complex="14pt"/>
    </style:style>
    <style:style style:name="T7986"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7987" style:parent-style-name="AncientGreekἈρχαίαἑλληνικά" style:family="text">
      <style:text-properties fo:font-weight="bold" style:font-weight-asian="bold" style:font-weight-complex="bold" fo:font-size="18pt" style:font-size-asian="18pt" style:font-size-complex="14pt"/>
    </style:style>
    <style:style style:name="T7988"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7989" style:parent-style-name="AncientGreekἈρχαίαἑλληνικά" style:family="text">
      <style:text-properties fo:font-weight="bold" style:font-weight-asian="bold" style:font-weight-complex="bold" fo:font-size="18pt" style:font-size-asian="18pt" style:font-size-complex="14pt"/>
    </style:style>
    <style:style style:name="P7990" style:parent-style-name="Standard" style:family="paragraph">
      <style:paragraph-properties fo:widows="0" fo:orphans="0"/>
    </style:style>
    <style:style style:name="T7991" style:parent-style-name="AncientGreekἈρχαίαἑλληνικά" style:family="text">
      <style:text-properties style:font-weight-complex="bold" style:font-size-complex="14pt" fo:language="el" fo:country="GR"/>
    </style:style>
    <style:style style:name="T7992" style:parent-style-name="AncientGreekἈρχαίαἑλληνικά" style:family="text">
      <style:text-properties style:font-weight-complex="bold" style:font-size-complex="14pt"/>
    </style:style>
    <style:style style:name="T7993" style:parent-style-name="AncientGreekἈρχαίαἑλληνικά" style:family="text">
      <style:text-properties style:font-weight-complex="bold" style:font-size-complex="14pt" fo:language="el" fo:country="GR"/>
    </style:style>
    <style:style style:name="T7994" style:parent-style-name="AncientGreekἈρχαίαἑλληνικά" style:family="text">
      <style:text-properties style:font-weight-complex="bold" style:font-size-complex="14pt"/>
    </style:style>
    <style:style style:name="T7995" style:parent-style-name="AncientGreekἈρχαίαἑλληνικά" style:family="text">
      <style:text-properties style:font-weight-complex="bold" style:font-size-complex="14pt" fo:language="el" fo:country="GR"/>
    </style:style>
    <style:style style:name="T7996" style:parent-style-name="AncientGreekἈρχαίαἑλληνικά" style:family="text">
      <style:text-properties style:font-weight-complex="bold" style:font-size-complex="14pt"/>
    </style:style>
    <style:style style:name="T7997" style:parent-style-name="AncientGreekἈρχαίαἑλληνικά" style:family="text">
      <style:text-properties style:font-weight-complex="bold" style:font-size-complex="14pt" fo:language="el" fo:country="GR"/>
    </style:style>
    <style:style style:name="T7998" style:parent-style-name="AncientGreekἈρχαίαἑλληνικά" style:family="text">
      <style:text-properties style:font-weight-complex="bold" style:font-size-complex="14pt"/>
    </style:style>
    <style:style style:name="T7999" style:parent-style-name="AncientGreekἈρχαίαἑλληνικά" style:family="text">
      <style:text-properties style:font-weight-complex="bold" style:font-size-complex="14pt" fo:language="el" fo:country="GR"/>
    </style:style>
    <style:style style:name="T8000" style:parent-style-name="AncientGreekἈρχαίαἑλληνικά" style:family="text">
      <style:text-properties style:font-weight-complex="bold" style:font-size-complex="14pt"/>
    </style:style>
    <style:style style:name="T8001" style:parent-style-name="AncientGreekἈρχαίαἑλληνικά" style:family="text">
      <style:text-properties style:font-weight-complex="bold" style:font-size-complex="14pt" fo:language="el" fo:country="GR"/>
    </style:style>
    <style:style style:name="T8002" style:parent-style-name="AncientGreekἈρχαίαἑλληνικά" style:family="text">
      <style:text-properties style:font-weight-complex="bold" style:font-size-complex="14pt"/>
    </style:style>
    <style:style style:name="T8003" style:parent-style-name="AncientGreekἈρχαίαἑλληνικά" style:family="text">
      <style:text-properties style:font-weight-complex="bold" style:font-size-complex="14pt" fo:language="el" fo:country="GR"/>
    </style:style>
    <style:style style:name="T8004" style:parent-style-name="AncientGreekἈρχαίαἑλληνικά" style:family="text">
      <style:text-properties style:font-weight-complex="bold" style:font-size-complex="14pt"/>
    </style:style>
    <style:style style:name="T8005" style:parent-style-name="AncientGreekἈρχαίαἑλληνικά" style:family="text">
      <style:text-properties style:font-weight-complex="bold" style:font-size-complex="14pt" fo:language="el" fo:country="GR"/>
    </style:style>
    <style:style style:name="T8006" style:parent-style-name="AncientGreekἈρχαίαἑλληνικά" style:family="text">
      <style:text-properties style:font-weight-complex="bold" style:font-size-complex="14pt"/>
    </style:style>
    <style:style style:name="T8007" style:parent-style-name="AncientGreekἈρχαίαἑλληνικά" style:family="text">
      <style:text-properties style:font-weight-complex="bold" style:font-size-complex="14pt" fo:language="el" fo:country="GR"/>
    </style:style>
    <style:style style:name="T8008" style:parent-style-name="AncientGreekἈρχαίαἑλληνικά" style:family="text">
      <style:text-properties style:font-weight-complex="bold" style:font-size-complex="14pt"/>
    </style:style>
    <style:style style:name="T8009" style:parent-style-name="AncientGreekἈρχαίαἑλληνικά" style:family="text">
      <style:text-properties style:font-weight-complex="bold" style:font-size-complex="14pt" fo:language="el" fo:country="GR"/>
    </style:style>
    <style:style style:name="T8010" style:parent-style-name="AncientGreekἈρχαίαἑλληνικά" style:family="text">
      <style:text-properties style:font-weight-complex="bold" style:font-size-complex="14pt"/>
    </style:style>
    <style:style style:name="T8011" style:parent-style-name="AncientGreekἈρχαίαἑλληνικά" style:family="text">
      <style:text-properties style:font-weight-complex="bold" style:font-size-complex="14pt" fo:language="el" fo:country="GR"/>
    </style:style>
    <style:style style:name="T8012" style:parent-style-name="AncientGreekἈρχαίαἑλληνικά" style:family="text">
      <style:text-properties style:font-weight-complex="bold" style:font-size-complex="14pt"/>
    </style:style>
    <style:style style:name="T8013" style:parent-style-name="AncientGreekἈρχαίαἑλληνικά" style:family="text">
      <style:text-properties style:font-weight-complex="bold" style:font-size-complex="14pt" fo:language="el" fo:country="GR"/>
    </style:style>
    <style:style style:name="T8014" style:parent-style-name="AncientGreekἈρχαίαἑλληνικά" style:family="text">
      <style:text-properties style:font-weight-complex="bold" style:font-size-complex="14pt"/>
    </style:style>
    <style:style style:name="T8015" style:parent-style-name="AncientGreekἈρχαίαἑλληνικά" style:family="text">
      <style:text-properties style:font-weight-complex="bold" style:font-size-complex="14pt" fo:language="el" fo:country="GR"/>
    </style:style>
    <style:style style:name="T8016" style:parent-style-name="AncientGreekἈρχαίαἑλληνικά" style:family="text">
      <style:text-properties style:font-weight-complex="bold" style:font-size-complex="14pt"/>
    </style:style>
    <style:style style:name="T8017" style:parent-style-name="AncientGreekἈρχαίαἑλληνικά" style:family="text">
      <style:text-properties style:font-weight-complex="bold" style:font-size-complex="14pt" fo:language="el" fo:country="GR"/>
    </style:style>
    <style:style style:name="T8018" style:parent-style-name="AncientGreekἈρχαίαἑλληνικά" style:family="text">
      <style:text-properties style:font-weight-complex="bold" style:font-size-complex="14pt"/>
    </style:style>
    <style:style style:name="T8019" style:parent-style-name="AncientGreekἈρχαίαἑλληνικά" style:family="text">
      <style:text-properties style:font-weight-complex="bold" style:font-size-complex="14pt" fo:language="el" fo:country="GR"/>
    </style:style>
    <style:style style:name="T8020" style:parent-style-name="AncientGreekἈρχαίαἑλληνικά" style:family="text">
      <style:text-properties style:font-weight-complex="bold" style:font-size-complex="14pt"/>
    </style:style>
    <style:style style:name="T8021" style:parent-style-name="AncientGreekἈρχαίαἑλληνικά" style:family="text">
      <style:text-properties style:font-weight-complex="bold" style:font-size-complex="14pt" fo:language="el" fo:country="GR"/>
    </style:style>
    <style:style style:name="T8022" style:parent-style-name="AncientGreekἈρχαίαἑλληνικά" style:family="text">
      <style:text-properties style:font-weight-complex="bold" style:font-size-complex="14pt"/>
    </style:style>
    <style:style style:name="T8023" style:parent-style-name="AncientGreekἈρχαίαἑλληνικά" style:family="text">
      <style:text-properties style:font-weight-complex="bold" style:font-size-complex="14pt" fo:language="el" fo:country="GR"/>
    </style:style>
    <style:style style:name="T8024" style:parent-style-name="AncientGreekἈρχαίαἑλληνικά" style:family="text">
      <style:text-properties style:font-weight-complex="bold" style:font-size-complex="14pt"/>
    </style:style>
    <style:style style:name="T8025" style:parent-style-name="AncientGreekἈρχαίαἑλληνικά" style:family="text">
      <style:text-properties style:font-weight-complex="bold" style:font-size-complex="14pt" fo:language="el" fo:country="GR"/>
    </style:style>
    <style:style style:name="T8026" style:parent-style-name="AncientGreekἈρχαίαἑλληνικά" style:family="text">
      <style:text-properties style:font-weight-complex="bold" style:font-size-complex="14pt"/>
    </style:style>
    <style:style style:name="T8027" style:parent-style-name="AncientGreekἈρχαίαἑλληνικά" style:family="text">
      <style:text-properties style:font-weight-complex="bold" style:font-size-complex="14pt" fo:language="el" fo:country="GR"/>
    </style:style>
    <style:style style:name="T8028" style:parent-style-name="AncientGreekἈρχαίαἑλληνικά" style:family="text">
      <style:text-properties style:font-weight-complex="bold" style:font-size-complex="14pt"/>
    </style:style>
    <style:style style:name="T8029" style:parent-style-name="AncientGreekἈρχαίαἑλληνικά" style:family="text">
      <style:text-properties style:font-weight-complex="bold" style:font-size-complex="14pt" fo:language="el" fo:country="GR"/>
    </style:style>
    <style:style style:name="T8030" style:parent-style-name="AncientGreekἈρχαίαἑλληνικά" style:family="text">
      <style:text-properties style:font-weight-complex="bold" style:font-size-complex="14pt"/>
    </style:style>
    <style:style style:name="T8031" style:parent-style-name="AncientGreekἈρχαίαἑλληνικά" style:family="text">
      <style:text-properties style:font-weight-complex="bold" style:font-size-complex="14pt" fo:language="el" fo:country="GR"/>
    </style:style>
    <style:style style:name="T8032" style:parent-style-name="AncientGreekἈρχαίαἑλληνικά" style:family="text">
      <style:text-properties style:font-weight-complex="bold" style:font-size-complex="14pt"/>
    </style:style>
    <style:style style:name="T8033" style:parent-style-name="AncientGreekἈρχαίαἑλληνικά" style:family="text">
      <style:text-properties style:font-weight-complex="bold" style:font-size-complex="14pt" fo:language="el" fo:country="GR"/>
    </style:style>
    <style:style style:name="T8034" style:parent-style-name="AncientGreekἈρχαίαἑλληνικά" style:family="text">
      <style:text-properties style:font-weight-complex="bold" style:font-size-complex="14pt"/>
    </style:style>
    <style:style style:name="T8035" style:parent-style-name="AncientGreekἈρχαίαἑλληνικά" style:family="text">
      <style:text-properties style:font-weight-complex="bold" style:font-size-complex="14pt" fo:language="el" fo:country="GR"/>
    </style:style>
    <style:style style:name="T8036" style:parent-style-name="AncientGreekἈρχαίαἑλληνικά" style:family="text">
      <style:text-properties style:font-weight-complex="bold" style:font-size-complex="14pt"/>
    </style:style>
    <style:style style:name="T8037" style:parent-style-name="AncientGreekἈρχαίαἑλληνικά" style:family="text">
      <style:text-properties style:font-weight-complex="bold" style:font-size-complex="14pt" fo:language="el" fo:country="GR"/>
    </style:style>
    <style:style style:name="T8038" style:parent-style-name="AncientGreekἈρχαίαἑλληνικά" style:family="text">
      <style:text-properties style:font-weight-complex="bold" style:font-size-complex="14pt"/>
    </style:style>
    <style:style style:name="T8039" style:parent-style-name="AncientGreekἈρχαίαἑλληνικά" style:family="text">
      <style:text-properties style:font-weight-complex="bold" style:font-size-complex="14pt" fo:language="el" fo:country="GR"/>
    </style:style>
    <style:style style:name="T8040" style:parent-style-name="AncientGreekἈρχαίαἑλληνικά" style:family="text">
      <style:text-properties style:font-weight-complex="bold" style:font-size-complex="14pt"/>
    </style:style>
    <style:style style:name="T8041" style:parent-style-name="AncientGreekἈρχαίαἑλληνικά" style:family="text">
      <style:text-properties style:font-weight-complex="bold" style:font-size-complex="14pt" fo:language="el" fo:country="GR"/>
    </style:style>
    <style:style style:name="T8042" style:parent-style-name="AncientGreekἈρχαίαἑλληνικά" style:family="text">
      <style:text-properties style:font-weight-complex="bold" style:font-size-complex="14pt"/>
    </style:style>
    <style:style style:name="T8043" style:parent-style-name="AncientGreekἈρχαίαἑλληνικά" style:family="text">
      <style:text-properties style:font-weight-complex="bold" style:font-size-complex="14pt" fo:language="el" fo:country="GR"/>
    </style:style>
    <style:style style:name="T8044" style:parent-style-name="AncientGreekἈρχαίαἑλληνικά" style:family="text">
      <style:text-properties style:font-weight-complex="bold" style:font-size-complex="14pt"/>
    </style:style>
    <style:style style:name="T8045" style:parent-style-name="AncientGreekἈρχαίαἑλληνικά" style:family="text">
      <style:text-properties style:font-weight-complex="bold" style:font-size-complex="14pt" fo:language="el" fo:country="GR"/>
    </style:style>
    <style:style style:name="T8046" style:parent-style-name="AncientGreekἈρχαίαἑλληνικά" style:family="text">
      <style:text-properties style:font-weight-complex="bold" style:font-size-complex="14pt"/>
    </style:style>
    <style:style style:name="T8047" style:parent-style-name="AncientGreekἈρχαίαἑλληνικά" style:family="text">
      <style:text-properties style:font-weight-complex="bold" style:font-size-complex="14pt" fo:language="el" fo:country="GR"/>
    </style:style>
    <style:style style:name="T8048" style:parent-style-name="AncientGreekἈρχαίαἑλληνικά" style:family="text">
      <style:text-properties style:font-weight-complex="bold" style:font-size-complex="14pt"/>
    </style:style>
    <style:style style:name="T8049" style:parent-style-name="AncientGreekἈρχαίαἑλληνικά" style:family="text">
      <style:text-properties style:font-weight-complex="bold" style:font-size-complex="14pt" fo:language="el" fo:country="GR"/>
    </style:style>
    <style:style style:name="T8050" style:parent-style-name="AncientGreekἈρχαίαἑλληνικά" style:family="text">
      <style:text-properties style:font-weight-complex="bold" style:font-size-complex="14pt"/>
    </style:style>
    <style:style style:name="T8051" style:parent-style-name="AncientGreekἈρχαίαἑλληνικά" style:family="text">
      <style:text-properties style:font-weight-complex="bold" style:font-size-complex="14pt" fo:language="el" fo:country="GR"/>
    </style:style>
    <style:style style:name="T8052" style:parent-style-name="AncientGreekἈρχαίαἑλληνικά" style:family="text">
      <style:text-properties style:font-weight-complex="bold" style:font-size-complex="14pt"/>
    </style:style>
    <style:style style:name="T8053" style:parent-style-name="AncientGreekἈρχαίαἑλληνικά" style:family="text">
      <style:text-properties style:font-weight-complex="bold" style:font-size-complex="14pt" fo:language="el" fo:country="GR"/>
    </style:style>
    <style:style style:name="T8054" style:parent-style-name="AncientGreekἈρχαίαἑλληνικά" style:family="text">
      <style:text-properties style:font-weight-complex="bold" style:font-size-complex="14pt"/>
    </style:style>
    <style:style style:name="T8055" style:parent-style-name="AncientGreekἈρχαίαἑλληνικά" style:family="text">
      <style:text-properties style:font-weight-complex="bold" style:font-size-complex="14pt" fo:language="el" fo:country="GR"/>
    </style:style>
    <style:style style:name="T8056" style:parent-style-name="AncientGreekἈρχαίαἑλληνικά" style:family="text">
      <style:text-properties style:font-weight-complex="bold" style:font-size-complex="14pt"/>
    </style:style>
    <style:style style:name="T8057" style:parent-style-name="AncientGreekἈρχαίαἑλληνικά" style:family="text">
      <style:text-properties style:font-weight-complex="bold" style:font-size-complex="14pt" fo:language="el" fo:country="GR"/>
    </style:style>
    <style:style style:name="T8058" style:parent-style-name="AncientGreekἈρχαίαἑλληνικά" style:family="text">
      <style:text-properties style:font-weight-complex="bold" style:font-size-complex="14pt"/>
    </style:style>
    <style:style style:name="T8059" style:parent-style-name="AncientGreekἈρχαίαἑλληνικά" style:family="text">
      <style:text-properties style:font-weight-complex="bold" style:font-size-complex="14pt" fo:language="el" fo:country="GR"/>
    </style:style>
    <style:style style:name="T8060" style:parent-style-name="AncientGreekἈρχαίαἑλληνικά" style:family="text">
      <style:text-properties style:font-weight-complex="bold" style:font-size-complex="14pt"/>
    </style:style>
    <style:style style:name="T8061" style:parent-style-name="AncientGreekἈρχαίαἑλληνικά" style:family="text">
      <style:text-properties style:font-weight-complex="bold" style:font-size-complex="14pt" fo:language="el" fo:country="GR"/>
    </style:style>
    <style:style style:name="T8062" style:parent-style-name="AncientGreekἈρχαίαἑλληνικά" style:family="text">
      <style:text-properties style:font-weight-complex="bold" style:font-size-complex="14pt"/>
    </style:style>
    <style:style style:name="T8063" style:parent-style-name="AncientGreekἈρχαίαἑλληνικά" style:family="text">
      <style:text-properties style:font-weight-complex="bold" style:font-size-complex="14pt" fo:language="el" fo:country="GR"/>
    </style:style>
    <style:style style:name="T8064" style:parent-style-name="AncientGreekἈρχαίαἑλληνικά" style:family="text">
      <style:text-properties style:font-weight-complex="bold" style:font-size-complex="14pt"/>
    </style:style>
    <style:style style:name="T8065" style:parent-style-name="AncientGreekἈρχαίαἑλληνικά" style:family="text">
      <style:text-properties style:font-weight-complex="bold" style:font-size-complex="14pt" fo:language="el" fo:country="GR"/>
    </style:style>
    <style:style style:name="T8066" style:parent-style-name="AncientGreekἈρχαίαἑλληνικά" style:family="text">
      <style:text-properties style:font-weight-complex="bold" style:font-size-complex="14pt"/>
    </style:style>
    <style:style style:name="T8067" style:parent-style-name="AncientGreekἈρχαίαἑλληνικά" style:family="text">
      <style:text-properties style:font-weight-complex="bold" style:font-size-complex="14pt" fo:language="el" fo:country="GR"/>
    </style:style>
    <style:style style:name="T8068" style:parent-style-name="AncientGreekἈρχαίαἑλληνικά" style:family="text">
      <style:text-properties style:font-weight-complex="bold" style:font-size-complex="14pt"/>
    </style:style>
    <style:style style:name="T8069" style:parent-style-name="AncientGreekἈρχαίαἑλληνικά" style:family="text">
      <style:text-properties style:font-weight-complex="bold" style:font-size-complex="14pt" fo:language="el" fo:country="GR"/>
    </style:style>
    <style:style style:name="T8070" style:parent-style-name="AncientGreekἈρχαίαἑλληνικά" style:family="text">
      <style:text-properties style:font-weight-complex="bold" style:font-size-complex="14pt"/>
    </style:style>
    <style:style style:name="T8071" style:parent-style-name="AncientGreekἈρχαίαἑλληνικά" style:family="text">
      <style:text-properties style:font-weight-complex="bold" style:font-size-complex="14pt" fo:language="el" fo:country="GR"/>
    </style:style>
    <style:style style:name="T8072" style:parent-style-name="AncientGreekἈρχαίαἑλληνικά" style:family="text">
      <style:text-properties style:font-weight-complex="bold" style:font-size-complex="14pt"/>
    </style:style>
    <style:style style:name="T8073" style:parent-style-name="AncientGreekἈρχαίαἑλληνικά" style:family="text">
      <style:text-properties style:font-weight-complex="bold" style:font-size-complex="14pt" fo:language="el" fo:country="GR"/>
    </style:style>
    <style:style style:name="T8074" style:parent-style-name="AncientGreekἈρχαίαἑλληνικά" style:family="text">
      <style:text-properties style:font-weight-complex="bold" style:font-size-complex="14pt"/>
    </style:style>
    <style:style style:name="T8075" style:parent-style-name="AncientGreekἈρχαίαἑλληνικά" style:family="text">
      <style:text-properties style:font-weight-complex="bold" style:font-size-complex="14pt" fo:language="el" fo:country="GR"/>
    </style:style>
    <style:style style:name="T8076" style:parent-style-name="AncientGreekἈρχαίαἑλληνικά" style:family="text">
      <style:text-properties style:font-weight-complex="bold" style:font-size-complex="14pt"/>
    </style:style>
    <style:style style:name="T8077" style:parent-style-name="AncientGreekἈρχαίαἑλληνικά" style:family="text">
      <style:text-properties style:font-weight-complex="bold" style:font-size-complex="14pt" fo:language="el" fo:country="GR"/>
    </style:style>
    <style:style style:name="T8078" style:parent-style-name="AncientGreekἈρχαίαἑλληνικά" style:family="text">
      <style:text-properties style:font-weight-complex="bold" style:font-size-complex="14pt"/>
    </style:style>
    <style:style style:name="T8079" style:parent-style-name="AncientGreekἈρχαίαἑλληνικά" style:family="text">
      <style:text-properties style:font-weight-complex="bold" style:font-size-complex="14pt" fo:language="el" fo:country="GR"/>
    </style:style>
    <style:style style:name="T8080" style:parent-style-name="AncientGreekἈρχαίαἑλληνικά" style:family="text">
      <style:text-properties style:font-weight-complex="bold" style:font-size-complex="14pt"/>
    </style:style>
    <style:style style:name="T8081" style:parent-style-name="AncientGreekἈρχαίαἑλληνικά" style:family="text">
      <style:text-properties style:font-weight-complex="bold" style:font-size-complex="14pt" fo:language="el" fo:country="GR"/>
    </style:style>
    <style:style style:name="T8082" style:parent-style-name="AncientGreekἈρχαίαἑλληνικά" style:family="text">
      <style:text-properties style:font-weight-complex="bold" style:font-size-complex="14pt"/>
    </style:style>
    <style:style style:name="T8083" style:parent-style-name="AncientGreekἈρχαίαἑλληνικά" style:family="text">
      <style:text-properties style:font-weight-complex="bold" style:font-size-complex="14pt" fo:language="el" fo:country="GR"/>
    </style:style>
    <style:style style:name="T8084" style:parent-style-name="AncientGreekἈρχαίαἑλληνικά" style:family="text">
      <style:text-properties style:font-weight-complex="bold" style:font-size-complex="14pt"/>
    </style:style>
    <style:style style:name="T8085" style:parent-style-name="AncientGreekἈρχαίαἑλληνικά" style:family="text">
      <style:text-properties style:font-weight-complex="bold" style:font-size-complex="14pt" fo:language="el" fo:country="GR"/>
    </style:style>
    <style:style style:name="T8086" style:parent-style-name="AncientGreekἈρχαίαἑλληνικά" style:family="text">
      <style:text-properties style:font-weight-complex="bold" style:font-size-complex="14pt"/>
    </style:style>
    <style:style style:name="T8087" style:parent-style-name="AncientGreekἈρχαίαἑλληνικά" style:family="text">
      <style:text-properties style:font-weight-complex="bold" style:font-size-complex="14pt" fo:language="el" fo:country="GR"/>
    </style:style>
    <style:style style:name="T8088" style:parent-style-name="AncientGreekἈρχαίαἑλληνικά" style:family="text">
      <style:text-properties style:font-weight-complex="bold" style:font-size-complex="14pt"/>
    </style:style>
    <style:style style:name="T8089" style:parent-style-name="AncientGreekἈρχαίαἑλληνικά" style:family="text">
      <style:text-properties style:font-weight-complex="bold" style:font-size-complex="14pt" fo:language="el" fo:country="GR"/>
    </style:style>
    <style:style style:name="T8090" style:parent-style-name="AncientGreekἈρχαίαἑλληνικά" style:family="text">
      <style:text-properties style:font-weight-complex="bold" style:font-size-complex="14pt"/>
    </style:style>
    <style:style style:name="T8091" style:parent-style-name="AncientGreekἈρχαίαἑλληνικά" style:family="text">
      <style:text-properties style:font-weight-complex="bold" style:font-size-complex="14pt" fo:language="el" fo:country="GR"/>
    </style:style>
    <style:style style:name="T8092" style:parent-style-name="AncientGreekἈρχαίαἑλληνικά" style:family="text">
      <style:text-properties style:font-weight-complex="bold" style:font-size-complex="14pt"/>
    </style:style>
    <style:style style:name="T8093" style:parent-style-name="AncientGreekἈρχαίαἑλληνικά" style:family="text">
      <style:text-properties style:font-weight-complex="bold" style:font-size-complex="14pt" fo:language="el" fo:country="GR"/>
    </style:style>
    <style:style style:name="T8094" style:parent-style-name="AncientGreekἈρχαίαἑλληνικά" style:family="text">
      <style:text-properties style:font-weight-complex="bold" style:font-size-complex="14pt"/>
    </style:style>
    <style:style style:name="T8095" style:parent-style-name="AncientGreekἈρχαίαἑλληνικά" style:family="text">
      <style:text-properties style:font-weight-complex="bold" style:font-size-complex="14pt" fo:language="el" fo:country="GR"/>
    </style:style>
    <style:style style:name="T8096" style:parent-style-name="AncientGreekἈρχαίαἑλληνικά" style:family="text">
      <style:text-properties style:font-weight-complex="bold" style:font-size-complex="14pt"/>
    </style:style>
    <style:style style:name="T8097" style:parent-style-name="AncientGreekἈρχαίαἑλληνικά" style:family="text">
      <style:text-properties style:font-weight-complex="bold" style:font-size-complex="14pt" fo:language="el" fo:country="GR"/>
    </style:style>
    <style:style style:name="T8098" style:parent-style-name="AncientGreekἈρχαίαἑλληνικά" style:family="text">
      <style:text-properties style:font-weight-complex="bold" style:font-size-complex="14pt"/>
    </style:style>
    <style:style style:name="T8099" style:parent-style-name="AncientGreekἈρχαίαἑλληνικά" style:family="text">
      <style:text-properties style:font-weight-complex="bold" style:font-size-complex="14pt" fo:language="el" fo:country="GR"/>
    </style:style>
    <style:style style:name="T8100" style:parent-style-name="AncientGreekἈρχαίαἑλληνικά" style:family="text">
      <style:text-properties style:font-weight-complex="bold" style:font-size-complex="14pt"/>
    </style:style>
    <style:style style:name="T8101" style:parent-style-name="AncientGreekἈρχαίαἑλληνικά" style:family="text">
      <style:text-properties style:font-weight-complex="bold" style:font-size-complex="14pt" fo:language="el" fo:country="GR"/>
    </style:style>
    <style:style style:name="T8102" style:parent-style-name="AncientGreekἈρχαίαἑλληνικά" style:family="text">
      <style:text-properties style:font-weight-complex="bold" style:font-size-complex="14pt"/>
    </style:style>
    <style:style style:name="T8103" style:parent-style-name="AncientGreekἈρχαίαἑλληνικά" style:family="text">
      <style:text-properties style:font-weight-complex="bold" style:font-size-complex="14pt" fo:language="el" fo:country="GR"/>
    </style:style>
    <style:style style:name="T8104" style:parent-style-name="AncientGreekἈρχαίαἑλληνικά" style:family="text">
      <style:text-properties style:font-weight-complex="bold" style:font-size-complex="14pt"/>
    </style:style>
    <style:style style:name="T8105" style:parent-style-name="AncientGreekἈρχαίαἑλληνικά" style:family="text">
      <style:text-properties style:font-weight-complex="bold" style:font-size-complex="14pt" fo:language="el" fo:country="GR"/>
    </style:style>
    <style:style style:name="T8106" style:parent-style-name="AncientGreekἈρχαίαἑλληνικά" style:family="text">
      <style:text-properties style:font-weight-complex="bold" style:font-size-complex="14pt"/>
    </style:style>
    <style:style style:name="T8107" style:parent-style-name="AncientGreekἈρχαίαἑλληνικά" style:family="text">
      <style:text-properties style:font-weight-complex="bold" style:font-size-complex="14pt" fo:language="el" fo:country="GR"/>
    </style:style>
    <style:style style:name="T8108" style:parent-style-name="AncientGreekἈρχαίαἑλληνικά" style:family="text">
      <style:text-properties style:font-weight-complex="bold" style:font-size-complex="14pt"/>
    </style:style>
    <style:style style:name="T8109" style:parent-style-name="AncientGreekἈρχαίαἑλληνικά" style:family="text">
      <style:text-properties style:font-weight-complex="bold" style:font-size-complex="14pt" fo:language="el" fo:country="GR"/>
    </style:style>
    <style:style style:name="T8110" style:parent-style-name="AncientGreekἈρχαίαἑλληνικά" style:family="text">
      <style:text-properties style:font-weight-complex="bold" style:font-size-complex="14pt"/>
    </style:style>
    <style:style style:name="T8111" style:parent-style-name="AncientGreekἈρχαίαἑλληνικά" style:family="text">
      <style:text-properties style:font-weight-complex="bold" style:font-size-complex="14pt" fo:language="el" fo:country="GR"/>
    </style:style>
    <style:style style:name="T8112" style:parent-style-name="AncientGreekἈρχαίαἑλληνικά" style:family="text">
      <style:text-properties style:font-weight-complex="bold" style:font-size-complex="14pt"/>
    </style:style>
    <style:style style:name="T8113" style:parent-style-name="AncientGreekἈρχαίαἑλληνικά" style:family="text">
      <style:text-properties style:font-weight-complex="bold" style:font-size-complex="14pt" fo:language="el" fo:country="GR"/>
    </style:style>
    <style:style style:name="T8114" style:parent-style-name="AncientGreekἈρχαίαἑλληνικά" style:family="text">
      <style:text-properties style:font-weight-complex="bold" style:font-size-complex="14pt"/>
    </style:style>
    <style:style style:name="T8115" style:parent-style-name="AncientGreekἈρχαίαἑλληνικά" style:family="text">
      <style:text-properties style:font-weight-complex="bold" style:font-size-complex="14pt" fo:language="el" fo:country="GR"/>
    </style:style>
    <style:style style:name="T8116" style:parent-style-name="AncientGreekἈρχαίαἑλληνικά" style:family="text">
      <style:text-properties style:font-weight-complex="bold" style:font-size-complex="14pt"/>
    </style:style>
    <style:style style:name="P8117" style:parent-style-name="Standard" style:family="paragraph">
      <style:paragraph-properties fo:widows="0" fo:orphans="0"/>
    </style:style>
    <style:style style:name="T8118" style:parent-style-name="AncientGreekἈρχαίαἑλληνικά" style:family="text">
      <style:text-properties style:font-weight-complex="bold" style:font-size-complex="14pt" fo:language="el" fo:country="GR"/>
    </style:style>
    <style:style style:name="T8119" style:parent-style-name="AncientGreekἈρχαίαἑλληνικά" style:family="text">
      <style:text-properties style:font-weight-complex="bold" style:font-size-complex="14pt"/>
    </style:style>
    <style:style style:name="T8120" style:parent-style-name="AncientGreekἈρχαίαἑλληνικά" style:family="text">
      <style:text-properties style:font-weight-complex="bold" style:font-size-complex="14pt" fo:language="el" fo:country="GR"/>
    </style:style>
    <style:style style:name="T8121" style:parent-style-name="AncientGreekἈρχαίαἑλληνικά" style:family="text">
      <style:text-properties style:font-weight-complex="bold" style:font-size-complex="14pt"/>
    </style:style>
    <style:style style:name="T8122" style:parent-style-name="AncientGreekἈρχαίαἑλληνικά" style:family="text">
      <style:text-properties style:font-weight-complex="bold" style:font-size-complex="14pt" fo:language="el" fo:country="GR"/>
    </style:style>
    <style:style style:name="T8123" style:parent-style-name="AncientGreekἈρχαίαἑλληνικά" style:family="text">
      <style:text-properties style:font-weight-complex="bold" style:font-size-complex="14pt"/>
    </style:style>
    <style:style style:name="T8124" style:parent-style-name="AncientGreekἈρχαίαἑλληνικά" style:family="text">
      <style:text-properties style:font-weight-complex="bold" style:font-size-complex="14pt" fo:language="el" fo:country="GR"/>
    </style:style>
    <style:style style:name="T8125" style:parent-style-name="AncientGreekἈρχαίαἑλληνικά" style:family="text">
      <style:text-properties style:font-weight-complex="bold" style:font-size-complex="14pt"/>
    </style:style>
    <style:style style:name="T8126" style:parent-style-name="AncientGreekἈρχαίαἑλληνικά" style:family="text">
      <style:text-properties style:font-weight-complex="bold" style:font-size-complex="14pt" fo:language="el" fo:country="GR"/>
    </style:style>
    <style:style style:name="T8127" style:parent-style-name="AncientGreekἈρχαίαἑλληνικά" style:family="text">
      <style:text-properties style:font-weight-complex="bold" style:font-size-complex="14pt"/>
    </style:style>
    <style:style style:name="T8128" style:parent-style-name="AncientGreekἈρχαίαἑλληνικά" style:family="text">
      <style:text-properties style:font-weight-complex="bold" style:font-size-complex="14pt" fo:language="el" fo:country="GR"/>
    </style:style>
    <style:style style:name="T8129" style:parent-style-name="AncientGreekἈρχαίαἑλληνικά" style:family="text">
      <style:text-properties style:font-weight-complex="bold" style:font-size-complex="14pt"/>
    </style:style>
    <style:style style:name="T8130" style:parent-style-name="AncientGreekἈρχαίαἑλληνικά" style:family="text">
      <style:text-properties style:font-weight-complex="bold" style:font-size-complex="14pt" fo:language="el" fo:country="GR"/>
    </style:style>
    <style:style style:name="T8131" style:parent-style-name="AncientGreekἈρχαίαἑλληνικά" style:family="text">
      <style:text-properties style:font-weight-complex="bold" style:font-size-complex="14pt"/>
    </style:style>
    <style:style style:name="T8132" style:parent-style-name="AncientGreekἈρχαίαἑλληνικά" style:family="text">
      <style:text-properties style:font-weight-complex="bold" style:font-size-complex="14pt" fo:language="el" fo:country="GR"/>
    </style:style>
    <style:style style:name="T8133" style:parent-style-name="AncientGreekἈρχαίαἑλληνικά" style:family="text">
      <style:text-properties style:font-weight-complex="bold" style:font-size-complex="14pt"/>
    </style:style>
    <style:style style:name="T8134" style:parent-style-name="AncientGreekἈρχαίαἑλληνικά" style:family="text">
      <style:text-properties style:font-weight-complex="bold" style:font-size-complex="14pt" fo:language="el" fo:country="GR"/>
    </style:style>
    <style:style style:name="T8135" style:parent-style-name="AncientGreekἈρχαίαἑλληνικά" style:family="text">
      <style:text-properties style:font-weight-complex="bold" style:font-size-complex="14pt"/>
    </style:style>
    <style:style style:name="T8136" style:parent-style-name="AncientGreekἈρχαίαἑλληνικά" style:family="text">
      <style:text-properties style:font-weight-complex="bold" style:font-size-complex="14pt" fo:language="el" fo:country="GR"/>
    </style:style>
    <style:style style:name="T8137" style:parent-style-name="AncientGreekἈρχαίαἑλληνικά" style:family="text">
      <style:text-properties style:font-weight-complex="bold" style:font-size-complex="14pt"/>
    </style:style>
    <style:style style:name="T8138" style:parent-style-name="AncientGreekἈρχαίαἑλληνικά" style:family="text">
      <style:text-properties style:font-weight-complex="bold" style:font-size-complex="14pt" fo:language="el" fo:country="GR"/>
    </style:style>
    <style:style style:name="T8139" style:parent-style-name="AncientGreekἈρχαίαἑλληνικά" style:family="text">
      <style:text-properties style:font-weight-complex="bold" style:font-size-complex="14pt"/>
    </style:style>
    <style:style style:name="T8140" style:parent-style-name="AncientGreekἈρχαίαἑλληνικά" style:family="text">
      <style:text-properties style:font-weight-complex="bold" style:font-size-complex="14pt" fo:language="el" fo:country="GR"/>
    </style:style>
    <style:style style:name="T8141" style:parent-style-name="AncientGreekἈρχαίαἑλληνικά" style:family="text">
      <style:text-properties style:font-weight-complex="bold" style:font-size-complex="14pt"/>
    </style:style>
    <style:style style:name="T8142" style:parent-style-name="AncientGreekἈρχαίαἑλληνικά" style:family="text">
      <style:text-properties style:font-weight-complex="bold" style:font-size-complex="14pt" fo:language="el" fo:country="GR"/>
    </style:style>
    <style:style style:name="T8143" style:parent-style-name="AncientGreekἈρχαίαἑλληνικά" style:family="text">
      <style:text-properties style:font-weight-complex="bold" style:font-size-complex="14pt"/>
    </style:style>
    <style:style style:name="T8144" style:parent-style-name="AncientGreekἈρχαίαἑλληνικά" style:family="text">
      <style:text-properties style:font-weight-complex="bold" style:font-size-complex="14pt" fo:language="el" fo:country="GR"/>
    </style:style>
    <style:style style:name="T8145" style:parent-style-name="AncientGreekἈρχαίαἑλληνικά" style:family="text">
      <style:text-properties style:font-weight-complex="bold" style:font-size-complex="14pt"/>
    </style:style>
    <style:style style:name="T8146" style:parent-style-name="AncientGreekἈρχαίαἑλληνικά" style:family="text">
      <style:text-properties style:font-weight-complex="bold" style:font-size-complex="14pt" fo:language="el" fo:country="GR"/>
    </style:style>
    <style:style style:name="T8147" style:parent-style-name="AncientGreekἈρχαίαἑλληνικά" style:family="text">
      <style:text-properties style:font-weight-complex="bold" style:font-size-complex="14pt"/>
    </style:style>
    <style:style style:name="T8148" style:parent-style-name="AncientGreekἈρχαίαἑλληνικά" style:family="text">
      <style:text-properties style:font-weight-complex="bold" style:font-size-complex="14pt" fo:language="el" fo:country="GR"/>
    </style:style>
    <style:style style:name="T8149" style:parent-style-name="AncientGreekἈρχαίαἑλληνικά" style:family="text">
      <style:text-properties style:font-weight-complex="bold" style:font-size-complex="14pt"/>
    </style:style>
    <style:style style:name="T8150" style:parent-style-name="AncientGreekἈρχαίαἑλληνικά" style:family="text">
      <style:text-properties style:font-weight-complex="bold" style:font-size-complex="14pt" fo:language="el" fo:country="GR"/>
    </style:style>
    <style:style style:name="T8151" style:parent-style-name="AncientGreekἈρχαίαἑλληνικά" style:family="text">
      <style:text-properties style:font-weight-complex="bold" style:font-size-complex="14pt"/>
    </style:style>
    <style:style style:name="T8152" style:parent-style-name="AncientGreekἈρχαίαἑλληνικά" style:family="text">
      <style:text-properties style:font-weight-complex="bold" style:font-size-complex="14pt" fo:language="el" fo:country="GR"/>
    </style:style>
    <style:style style:name="T8153" style:parent-style-name="AncientGreekἈρχαίαἑλληνικά" style:family="text">
      <style:text-properties style:font-weight-complex="bold" style:font-size-complex="14pt"/>
    </style:style>
    <style:style style:name="T8154" style:parent-style-name="AncientGreekἈρχαίαἑλληνικά" style:family="text">
      <style:text-properties style:font-weight-complex="bold" style:font-size-complex="14pt" fo:language="el" fo:country="GR"/>
    </style:style>
    <style:style style:name="T8155" style:parent-style-name="AncientGreekἈρχαίαἑλληνικά" style:family="text">
      <style:text-properties style:font-weight-complex="bold" style:font-size-complex="14pt"/>
    </style:style>
    <style:style style:name="T8156" style:parent-style-name="AncientGreekἈρχαίαἑλληνικά" style:family="text">
      <style:text-properties style:font-weight-complex="bold" style:font-size-complex="14pt" fo:language="el" fo:country="GR"/>
    </style:style>
    <style:style style:name="T8157" style:parent-style-name="AncientGreekἈρχαίαἑλληνικά" style:family="text">
      <style:text-properties style:font-weight-complex="bold" style:font-size-complex="14pt"/>
    </style:style>
    <style:style style:name="TableCell8158" style:family="table-cell">
      <style:table-cell-properties fo:border="0.0069in solid #000000" fo:background-color="#FFFFFF" style:writing-mode="lr-tb" fo:padding-top="0in" fo:padding-left="0.1527in" fo:padding-bottom="0in" fo:padding-right="0.15in"/>
    </style:style>
    <style:style style:name="P8159" style:parent-style-name="Standard" style:family="paragraph">
      <style:paragraph-properties fo:widows="0" fo:orphans="0"/>
      <style:text-properties style:font-name="AncientGreek"/>
    </style:style>
    <style:style style:name="P8160" style:parent-style-name="Standard" style:family="paragraph">
      <style:paragraph-properties fo:widows="0" fo:orphans="0"/>
      <style:text-properties style:font-name="AncientGreek"/>
    </style:style>
    <style:style style:name="P8161" style:parent-style-name="Standard" style:family="paragraph">
      <style:paragraph-properties fo:widows="0" fo:orphans="0"/>
      <style:text-properties style:font-name="AncientGreek"/>
    </style:style>
    <style:style style:name="TableRow8162" style:family="table-row">
      <style:table-row-properties style:min-row-height="0.0138in" style:use-optimal-row-height="false" fo:keep-together="always"/>
    </style:style>
    <style:style style:name="TableCell8163" style:family="table-cell">
      <style:table-cell-properties fo:border="0.0069in solid #000000" fo:background-color="#FFFFFF" style:writing-mode="lr-tb" fo:padding-top="0in" fo:padding-left="0.1527in" fo:padding-bottom="0in" fo:padding-right="0.15in"/>
    </style:style>
    <style:style style:name="P8164" style:parent-style-name="Standard" style:family="paragraph">
      <style:paragraph-properties fo:keep-with-next="always" fo:widows="0" fo:orphans="0" fo:text-align="center">
        <style:tab-stops>
          <style:tab-stop style:type="center" style:position="1in"/>
          <style:tab-stop style:type="left" style:position="2.2395in"/>
        </style:tab-stops>
      </style:paragraph-properties>
    </style:style>
    <style:style style:name="T8165" style:parent-style-name="AncientGreekἈρχαίαἑλληνικά" style:family="text">
      <style:text-properties fo:font-weight="bold" style:font-weight-asian="bold" style:font-weight-complex="bold" fo:font-size="18pt" style:font-size-asian="18pt" style:font-size-complex="14pt"/>
    </style:style>
    <style:style style:name="T8166"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8167" style:parent-style-name="AncientGreekἈρχαίαἑλληνικά" style:family="text">
      <style:text-properties fo:font-weight="bold" style:font-weight-asian="bold" style:font-weight-complex="bold" fo:font-size="18pt" style:font-size-asian="18pt" style:font-size-complex="14pt"/>
    </style:style>
    <style:style style:name="T8168"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8169" style:parent-style-name="AncientGreekἈρχαίαἑλληνικά" style:family="text">
      <style:text-properties fo:font-weight="bold" style:font-weight-asian="bold" style:font-weight-complex="bold" fo:font-size="18pt" style:font-size-asian="18pt" style:font-size-complex="14pt"/>
    </style:style>
    <style:style style:name="T8170"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8171" style:parent-style-name="AncientGreekἈρχαίαἑλληνικά" style:family="text">
      <style:text-properties fo:font-weight="bold" style:font-weight-asian="bold" style:font-weight-complex="bold" fo:font-size="18pt" style:font-size-asian="18pt" style:font-size-complex="14pt"/>
    </style:style>
    <style:style style:name="P8172" style:parent-style-name="Standard" style:family="paragraph">
      <style:paragraph-properties fo:widows="0" fo:orphans="0">
        <style:tab-stops>
          <style:tab-stop style:type="left" style:position="2.2395in"/>
        </style:tab-stops>
      </style:paragraph-properties>
    </style:style>
    <style:style style:name="T8173" style:parent-style-name="AncientGreekἈρχαίαἑλληνικά" style:family="text">
      <style:text-properties style:font-weight-complex="bold" style:font-size-complex="14pt" fo:language="el" fo:country="GR"/>
    </style:style>
    <style:style style:name="T8174" style:parent-style-name="AncientGreekἈρχαίαἑλληνικά" style:family="text">
      <style:text-properties style:font-weight-complex="bold" style:font-size-complex="14pt"/>
    </style:style>
    <style:style style:name="T8175" style:parent-style-name="AncientGreekἈρχαίαἑλληνικά" style:family="text">
      <style:text-properties style:font-weight-complex="bold" style:font-size-complex="14pt" fo:language="el" fo:country="GR"/>
    </style:style>
    <style:style style:name="T8176" style:parent-style-name="AncientGreekἈρχαίαἑλληνικά" style:family="text">
      <style:text-properties style:font-weight-complex="bold" style:font-size-complex="14pt"/>
    </style:style>
    <style:style style:name="T8177" style:parent-style-name="AncientGreekἈρχαίαἑλληνικά" style:family="text">
      <style:text-properties style:font-weight-complex="bold" style:font-size-complex="14pt" fo:language="el" fo:country="GR"/>
    </style:style>
    <style:style style:name="T8178" style:parent-style-name="AncientGreekἈρχαίαἑλληνικά" style:family="text">
      <style:text-properties style:font-weight-complex="bold" style:font-size-complex="14pt"/>
    </style:style>
    <style:style style:name="T8179" style:parent-style-name="AncientGreekἈρχαίαἑλληνικά" style:family="text">
      <style:text-properties style:font-weight-complex="bold" style:font-size-complex="14pt" fo:language="el" fo:country="GR"/>
    </style:style>
    <style:style style:name="T8180" style:parent-style-name="AncientGreekἈρχαίαἑλληνικά" style:family="text">
      <style:text-properties style:font-weight-complex="bold" style:font-size-complex="14pt"/>
    </style:style>
    <style:style style:name="T8181" style:parent-style-name="AncientGreekἈρχαίαἑλληνικά" style:family="text">
      <style:text-properties style:font-weight-complex="bold" style:font-size-complex="14pt" fo:language="el" fo:country="GR"/>
    </style:style>
    <style:style style:name="T8182" style:parent-style-name="AncientGreekἈρχαίαἑλληνικά" style:family="text">
      <style:text-properties style:font-weight-complex="bold" style:font-size-complex="14pt"/>
    </style:style>
    <style:style style:name="T8183" style:parent-style-name="AncientGreekἈρχαίαἑλληνικά" style:family="text">
      <style:text-properties style:font-weight-complex="bold" style:font-size-complex="14pt" fo:language="el" fo:country="GR"/>
    </style:style>
    <style:style style:name="T8184" style:parent-style-name="AncientGreekἈρχαίαἑλληνικά" style:family="text">
      <style:text-properties style:font-weight-complex="bold" style:font-size-complex="14pt"/>
    </style:style>
    <style:style style:name="T8185" style:parent-style-name="AncientGreekἈρχαίαἑλληνικά" style:family="text">
      <style:text-properties style:font-weight-complex="bold" style:font-size-complex="14pt" fo:language="el" fo:country="GR"/>
    </style:style>
    <style:style style:name="T8186" style:parent-style-name="AncientGreekἈρχαίαἑλληνικά" style:family="text">
      <style:text-properties style:font-weight-complex="bold" style:font-size-complex="14pt"/>
    </style:style>
    <style:style style:name="T8187" style:parent-style-name="AncientGreekἈρχαίαἑλληνικά" style:family="text">
      <style:text-properties style:font-weight-complex="bold" style:font-size-complex="14pt" fo:language="el" fo:country="GR"/>
    </style:style>
    <style:style style:name="T8188" style:parent-style-name="AncientGreekἈρχαίαἑλληνικά" style:family="text">
      <style:text-properties style:font-weight-complex="bold" style:font-size-complex="14pt"/>
    </style:style>
    <style:style style:name="T8189" style:parent-style-name="AncientGreekἈρχαίαἑλληνικά" style:family="text">
      <style:text-properties style:font-weight-complex="bold" style:font-size-complex="14pt" fo:language="el" fo:country="GR"/>
    </style:style>
    <style:style style:name="T8190" style:parent-style-name="AncientGreekἈρχαίαἑλληνικά" style:family="text">
      <style:text-properties style:font-weight-complex="bold" style:font-size-complex="14pt"/>
    </style:style>
    <style:style style:name="T8191" style:parent-style-name="AncientGreekἈρχαίαἑλληνικά" style:family="text">
      <style:text-properties style:font-weight-complex="bold" style:font-size-complex="14pt" fo:language="el" fo:country="GR"/>
    </style:style>
    <style:style style:name="T8192" style:parent-style-name="AncientGreekἈρχαίαἑλληνικά" style:family="text">
      <style:text-properties style:font-weight-complex="bold" style:font-size-complex="14pt"/>
    </style:style>
    <style:style style:name="T8193" style:parent-style-name="AncientGreekἈρχαίαἑλληνικά" style:family="text">
      <style:text-properties style:font-weight-complex="bold" style:font-size-complex="14pt" fo:language="el" fo:country="GR"/>
    </style:style>
    <style:style style:name="T8194" style:parent-style-name="AncientGreekἈρχαίαἑλληνικά" style:family="text">
      <style:text-properties style:font-weight-complex="bold" style:font-size-complex="14pt"/>
    </style:style>
    <style:style style:name="T8195" style:parent-style-name="AncientGreekἈρχαίαἑλληνικά" style:family="text">
      <style:text-properties style:font-weight-complex="bold" style:font-size-complex="14pt" fo:language="el" fo:country="GR"/>
    </style:style>
    <style:style style:name="T8196" style:parent-style-name="AncientGreekἈρχαίαἑλληνικά" style:family="text">
      <style:text-properties style:font-weight-complex="bold" style:font-size-complex="14pt"/>
    </style:style>
    <style:style style:name="T8197" style:parent-style-name="AncientGreekἈρχαίαἑλληνικά" style:family="text">
      <style:text-properties style:font-weight-complex="bold" style:font-size-complex="14pt" fo:language="el" fo:country="GR"/>
    </style:style>
    <style:style style:name="T8198" style:parent-style-name="AncientGreekἈρχαίαἑλληνικά" style:family="text">
      <style:text-properties style:font-weight-complex="bold" style:font-size-complex="14pt"/>
    </style:style>
    <style:style style:name="T8199" style:parent-style-name="AncientGreekἈρχαίαἑλληνικά" style:family="text">
      <style:text-properties style:font-weight-complex="bold" style:font-size-complex="14pt" fo:language="el" fo:country="GR"/>
    </style:style>
    <style:style style:name="T8200" style:parent-style-name="AncientGreekἈρχαίαἑλληνικά" style:family="text">
      <style:text-properties style:font-weight-complex="bold" style:font-size-complex="14pt"/>
    </style:style>
    <style:style style:name="T8201" style:parent-style-name="AncientGreekἈρχαίαἑλληνικά" style:family="text">
      <style:text-properties style:font-weight-complex="bold" style:font-size-complex="14pt" fo:language="el" fo:country="GR"/>
    </style:style>
    <style:style style:name="T8202" style:parent-style-name="AncientGreekἈρχαίαἑλληνικά" style:family="text">
      <style:text-properties style:font-weight-complex="bold" style:font-size-complex="14pt"/>
    </style:style>
    <style:style style:name="T8203" style:parent-style-name="AncientGreekἈρχαίαἑλληνικά" style:family="text">
      <style:text-properties style:font-weight-complex="bold" style:font-size-complex="14pt" fo:language="el" fo:country="GR"/>
    </style:style>
    <style:style style:name="T8204" style:parent-style-name="AncientGreekἈρχαίαἑλληνικά" style:family="text">
      <style:text-properties style:font-weight-complex="bold" style:font-size-complex="14pt"/>
    </style:style>
    <style:style style:name="T8205" style:parent-style-name="AncientGreekἈρχαίαἑλληνικά" style:family="text">
      <style:text-properties style:font-weight-complex="bold" style:font-size-complex="14pt" fo:language="el" fo:country="GR"/>
    </style:style>
    <style:style style:name="T8206" style:parent-style-name="AncientGreekἈρχαίαἑλληνικά" style:family="text">
      <style:text-properties style:font-weight-complex="bold" style:font-size-complex="14pt"/>
    </style:style>
    <style:style style:name="T8207" style:parent-style-name="AncientGreekἈρχαίαἑλληνικά" style:family="text">
      <style:text-properties style:font-weight-complex="bold" style:font-size-complex="14pt" fo:language="el" fo:country="GR"/>
    </style:style>
    <style:style style:name="T8208" style:parent-style-name="AncientGreekἈρχαίαἑλληνικά" style:family="text">
      <style:text-properties style:font-weight-complex="bold" style:font-size-complex="14pt"/>
    </style:style>
    <style:style style:name="T8209" style:parent-style-name="AncientGreekἈρχαίαἑλληνικά" style:family="text">
      <style:text-properties style:font-weight-complex="bold" style:font-size-complex="14pt" fo:language="el" fo:country="GR"/>
    </style:style>
    <style:style style:name="T8210" style:parent-style-name="AncientGreekἈρχαίαἑλληνικά" style:family="text">
      <style:text-properties style:font-weight-complex="bold" style:font-size-complex="14pt"/>
    </style:style>
    <style:style style:name="T8211" style:parent-style-name="AncientGreekἈρχαίαἑλληνικά" style:family="text">
      <style:text-properties style:font-weight-complex="bold" style:font-size-complex="14pt" fo:language="el" fo:country="GR"/>
    </style:style>
    <style:style style:name="T8212" style:parent-style-name="AncientGreekἈρχαίαἑλληνικά" style:family="text">
      <style:text-properties style:font-weight-complex="bold" style:font-size-complex="14pt"/>
    </style:style>
    <style:style style:name="T8213" style:parent-style-name="AncientGreekἈρχαίαἑλληνικά" style:family="text">
      <style:text-properties style:font-weight-complex="bold" style:font-size-complex="14pt" fo:language="el" fo:country="GR"/>
    </style:style>
    <style:style style:name="T8214" style:parent-style-name="AncientGreekἈρχαίαἑλληνικά" style:family="text">
      <style:text-properties style:font-weight-complex="bold" style:font-size-complex="14pt"/>
    </style:style>
    <style:style style:name="T8215" style:parent-style-name="AncientGreekἈρχαίαἑλληνικά" style:family="text">
      <style:text-properties style:font-weight-complex="bold" style:font-size-complex="14pt" fo:language="el" fo:country="GR"/>
    </style:style>
    <style:style style:name="T8216" style:parent-style-name="AncientGreekἈρχαίαἑλληνικά" style:family="text">
      <style:text-properties style:font-weight-complex="bold" style:font-size-complex="14pt"/>
    </style:style>
    <style:style style:name="T8217" style:parent-style-name="AncientGreekἈρχαίαἑλληνικά" style:family="text">
      <style:text-properties style:font-weight-complex="bold" style:font-size-complex="14pt" fo:language="el" fo:country="GR"/>
    </style:style>
    <style:style style:name="T8218" style:parent-style-name="AncientGreekἈρχαίαἑλληνικά" style:family="text">
      <style:text-properties style:font-weight-complex="bold" style:font-size-complex="14pt"/>
    </style:style>
    <style:style style:name="T8219" style:parent-style-name="AncientGreekἈρχαίαἑλληνικά" style:family="text">
      <style:text-properties style:font-weight-complex="bold" style:font-size-complex="14pt" fo:language="el" fo:country="GR"/>
    </style:style>
    <style:style style:name="T8220" style:parent-style-name="AncientGreekἈρχαίαἑλληνικά" style:family="text">
      <style:text-properties style:font-weight-complex="bold" style:font-size-complex="14pt"/>
    </style:style>
    <style:style style:name="T8221" style:parent-style-name="AncientGreekἈρχαίαἑλληνικά" style:family="text">
      <style:text-properties style:font-weight-complex="bold" style:font-size-complex="14pt" fo:language="el" fo:country="GR"/>
    </style:style>
    <style:style style:name="T8222" style:parent-style-name="AncientGreekἈρχαίαἑλληνικά" style:family="text">
      <style:text-properties style:font-weight-complex="bold" style:font-size-complex="14pt"/>
    </style:style>
    <style:style style:name="T8223" style:parent-style-name="AncientGreekἈρχαίαἑλληνικά" style:family="text">
      <style:text-properties style:font-weight-complex="bold" style:font-size-complex="14pt" fo:language="el" fo:country="GR"/>
    </style:style>
    <style:style style:name="T8224" style:parent-style-name="AncientGreekἈρχαίαἑλληνικά" style:family="text">
      <style:text-properties style:font-weight-complex="bold" style:font-size-complex="14pt"/>
    </style:style>
    <style:style style:name="T8225" style:parent-style-name="AncientGreekἈρχαίαἑλληνικά" style:family="text">
      <style:text-properties style:font-weight-complex="bold" style:font-size-complex="14pt" fo:language="el" fo:country="GR"/>
    </style:style>
    <style:style style:name="T8226" style:parent-style-name="AncientGreekἈρχαίαἑλληνικά" style:family="text">
      <style:text-properties style:font-weight-complex="bold" style:font-size-complex="14pt"/>
    </style:style>
    <style:style style:name="T8227" style:parent-style-name="AncientGreekἈρχαίαἑλληνικά" style:family="text">
      <style:text-properties style:font-weight-complex="bold" style:font-size-complex="14pt" fo:language="el" fo:country="GR"/>
    </style:style>
    <style:style style:name="T8228" style:parent-style-name="AncientGreekἈρχαίαἑλληνικά" style:family="text">
      <style:text-properties style:font-weight-complex="bold" style:font-size-complex="14pt"/>
    </style:style>
    <style:style style:name="T8229" style:parent-style-name="AncientGreekἈρχαίαἑλληνικά" style:family="text">
      <style:text-properties style:font-weight-complex="bold" style:font-size-complex="14pt" fo:language="el" fo:country="GR"/>
    </style:style>
    <style:style style:name="T8230" style:parent-style-name="AncientGreekἈρχαίαἑλληνικά" style:family="text">
      <style:text-properties style:font-weight-complex="bold" style:font-size-complex="14pt"/>
    </style:style>
    <style:style style:name="T8231" style:parent-style-name="AncientGreekἈρχαίαἑλληνικά" style:family="text">
      <style:text-properties style:font-weight-complex="bold" style:font-size-complex="14pt" fo:language="el" fo:country="GR"/>
    </style:style>
    <style:style style:name="T8232" style:parent-style-name="AncientGreekἈρχαίαἑλληνικά" style:family="text">
      <style:text-properties style:font-weight-complex="bold" style:font-size-complex="14pt"/>
    </style:style>
    <style:style style:name="T8233" style:parent-style-name="AncientGreekἈρχαίαἑλληνικά" style:family="text">
      <style:text-properties style:font-weight-complex="bold" style:font-size-complex="14pt" fo:language="el" fo:country="GR"/>
    </style:style>
    <style:style style:name="T8234" style:parent-style-name="AncientGreekἈρχαίαἑλληνικά" style:family="text">
      <style:text-properties style:font-weight-complex="bold" style:font-size-complex="14pt"/>
    </style:style>
    <style:style style:name="T8235" style:parent-style-name="AncientGreekἈρχαίαἑλληνικά" style:family="text">
      <style:text-properties style:font-weight-complex="bold" style:font-size-complex="14pt" fo:language="el" fo:country="GR"/>
    </style:style>
    <style:style style:name="T8236" style:parent-style-name="AncientGreekἈρχαίαἑλληνικά" style:family="text">
      <style:text-properties style:font-weight-complex="bold" style:font-size-complex="14pt"/>
    </style:style>
    <style:style style:name="T8237" style:parent-style-name="AncientGreekἈρχαίαἑλληνικά" style:family="text">
      <style:text-properties style:font-weight-complex="bold" style:font-size-complex="14pt" fo:language="el" fo:country="GR"/>
    </style:style>
    <style:style style:name="T8238" style:parent-style-name="AncientGreekἈρχαίαἑλληνικά" style:family="text">
      <style:text-properties style:font-weight-complex="bold" style:font-size-complex="14pt"/>
    </style:style>
    <style:style style:name="T8239" style:parent-style-name="AncientGreekἈρχαίαἑλληνικά" style:family="text">
      <style:text-properties style:font-weight-complex="bold" style:font-size-complex="14pt" fo:language="el" fo:country="GR"/>
    </style:style>
    <style:style style:name="T8240" style:parent-style-name="AncientGreekἈρχαίαἑλληνικά" style:family="text">
      <style:text-properties style:font-weight-complex="bold" style:font-size-complex="14pt"/>
    </style:style>
    <style:style style:name="T8241" style:parent-style-name="AncientGreekἈρχαίαἑλληνικά" style:family="text">
      <style:text-properties style:font-weight-complex="bold" style:font-size-complex="14pt" fo:language="el" fo:country="GR"/>
    </style:style>
    <style:style style:name="T8242" style:parent-style-name="AncientGreekἈρχαίαἑλληνικά" style:family="text">
      <style:text-properties style:font-weight-complex="bold" style:font-size-complex="14pt"/>
    </style:style>
    <style:style style:name="T8243" style:parent-style-name="AncientGreekἈρχαίαἑλληνικά" style:family="text">
      <style:text-properties style:font-weight-complex="bold" style:font-size-complex="14pt" fo:language="el" fo:country="GR"/>
    </style:style>
    <style:style style:name="T8244" style:parent-style-name="AncientGreekἈρχαίαἑλληνικά" style:family="text">
      <style:text-properties style:font-weight-complex="bold" style:font-size-complex="14pt"/>
    </style:style>
    <style:style style:name="T8245" style:parent-style-name="AncientGreekἈρχαίαἑλληνικά" style:family="text">
      <style:text-properties style:font-weight-complex="bold" style:font-size-complex="14pt" fo:language="el" fo:country="GR"/>
    </style:style>
    <style:style style:name="T8246" style:parent-style-name="AncientGreekἈρχαίαἑλληνικά" style:family="text">
      <style:text-properties style:font-weight-complex="bold" style:font-size-complex="14pt"/>
    </style:style>
    <style:style style:name="T8247" style:parent-style-name="AncientGreekἈρχαίαἑλληνικά" style:family="text">
      <style:text-properties style:font-weight-complex="bold" style:font-size-complex="14pt" fo:language="el" fo:country="GR"/>
    </style:style>
    <style:style style:name="T8248" style:parent-style-name="AncientGreekἈρχαίαἑλληνικά" style:family="text">
      <style:text-properties style:font-weight-complex="bold" style:font-size-complex="14pt"/>
    </style:style>
    <style:style style:name="T8249" style:parent-style-name="AncientGreekἈρχαίαἑλληνικά" style:family="text">
      <style:text-properties style:font-weight-complex="bold" style:font-size-complex="14pt" fo:language="el" fo:country="GR"/>
    </style:style>
    <style:style style:name="T8250" style:parent-style-name="AncientGreekἈρχαίαἑλληνικά" style:family="text">
      <style:text-properties style:font-weight-complex="bold" style:font-size-complex="14pt"/>
    </style:style>
    <style:style style:name="T8251" style:parent-style-name="AncientGreekἈρχαίαἑλληνικά" style:family="text">
      <style:text-properties style:font-weight-complex="bold" style:font-size-complex="14pt" fo:language="el" fo:country="GR"/>
    </style:style>
    <style:style style:name="T8252" style:parent-style-name="AncientGreekἈρχαίαἑλληνικά" style:family="text">
      <style:text-properties style:font-weight-complex="bold" style:font-size-complex="14pt"/>
    </style:style>
    <style:style style:name="T8253" style:parent-style-name="AncientGreekἈρχαίαἑλληνικά" style:family="text">
      <style:text-properties style:font-weight-complex="bold" style:font-size-complex="14pt" fo:language="el" fo:country="GR"/>
    </style:style>
    <style:style style:name="T8254" style:parent-style-name="AncientGreekἈρχαίαἑλληνικά" style:family="text">
      <style:text-properties style:font-weight-complex="bold" style:font-size-complex="14pt"/>
    </style:style>
    <style:style style:name="T8255" style:parent-style-name="AncientGreekἈρχαίαἑλληνικά" style:family="text">
      <style:text-properties style:font-weight-complex="bold" style:font-size-complex="14pt" fo:language="el" fo:country="GR"/>
    </style:style>
    <style:style style:name="T8256" style:parent-style-name="AncientGreekἈρχαίαἑλληνικά" style:family="text">
      <style:text-properties style:font-weight-complex="bold" style:font-size-complex="14pt"/>
    </style:style>
    <style:style style:name="T8257" style:parent-style-name="AncientGreekἈρχαίαἑλληνικά" style:family="text">
      <style:text-properties style:font-weight-complex="bold" style:font-size-complex="14pt" fo:language="el" fo:country="GR"/>
    </style:style>
    <style:style style:name="T8258" style:parent-style-name="AncientGreekἈρχαίαἑλληνικά" style:family="text">
      <style:text-properties style:font-weight-complex="bold" style:font-size-complex="14pt"/>
    </style:style>
    <style:style style:name="T8259" style:parent-style-name="AncientGreekἈρχαίαἑλληνικά" style:family="text">
      <style:text-properties style:font-weight-complex="bold" style:font-size-complex="14pt" fo:language="el" fo:country="GR"/>
    </style:style>
    <style:style style:name="T8260" style:parent-style-name="AncientGreekἈρχαίαἑλληνικά" style:family="text">
      <style:text-properties style:font-weight-complex="bold" style:font-size-complex="14pt"/>
    </style:style>
    <style:style style:name="T8261" style:parent-style-name="AncientGreekἈρχαίαἑλληνικά" style:family="text">
      <style:text-properties style:font-weight-complex="bold" style:font-size-complex="14pt" fo:language="el" fo:country="GR"/>
    </style:style>
    <style:style style:name="T8262" style:parent-style-name="AncientGreekἈρχαίαἑλληνικά" style:family="text">
      <style:text-properties style:font-weight-complex="bold" style:font-size-complex="14pt"/>
    </style:style>
    <style:style style:name="T8263" style:parent-style-name="AncientGreekἈρχαίαἑλληνικά" style:family="text">
      <style:text-properties style:font-weight-complex="bold" style:font-size-complex="14pt" fo:language="el" fo:country="GR"/>
    </style:style>
    <style:style style:name="T8264" style:parent-style-name="AncientGreekἈρχαίαἑλληνικά" style:family="text">
      <style:text-properties style:font-weight-complex="bold" style:font-size-complex="14pt"/>
    </style:style>
    <style:style style:name="T8265" style:parent-style-name="AncientGreekἈρχαίαἑλληνικά" style:family="text">
      <style:text-properties style:font-weight-complex="bold" style:font-size-complex="14pt" fo:language="el" fo:country="GR"/>
    </style:style>
    <style:style style:name="T8266" style:parent-style-name="AncientGreekἈρχαίαἑλληνικά" style:family="text">
      <style:text-properties style:font-weight-complex="bold" style:font-size-complex="14pt"/>
    </style:style>
    <style:style style:name="T8267" style:parent-style-name="AncientGreekἈρχαίαἑλληνικά" style:family="text">
      <style:text-properties style:font-weight-complex="bold" style:font-size-complex="14pt" fo:language="el" fo:country="GR"/>
    </style:style>
    <style:style style:name="T8268" style:parent-style-name="AncientGreekἈρχαίαἑλληνικά" style:family="text">
      <style:text-properties style:font-weight-complex="bold" style:font-size-complex="14pt"/>
    </style:style>
    <style:style style:name="T8269" style:parent-style-name="AncientGreekἈρχαίαἑλληνικά" style:family="text">
      <style:text-properties style:font-weight-complex="bold" style:font-size-complex="14pt" fo:language="el" fo:country="GR"/>
    </style:style>
    <style:style style:name="T8270" style:parent-style-name="AncientGreekἈρχαίαἑλληνικά" style:family="text">
      <style:text-properties style:font-weight-complex="bold" style:font-size-complex="14pt"/>
    </style:style>
    <style:style style:name="T8271" style:parent-style-name="AncientGreekἈρχαίαἑλληνικά" style:family="text">
      <style:text-properties style:font-weight-complex="bold" style:font-size-complex="14pt" fo:language="el" fo:country="GR"/>
    </style:style>
    <style:style style:name="T8272" style:parent-style-name="AncientGreekἈρχαίαἑλληνικά" style:family="text">
      <style:text-properties style:font-weight-complex="bold" style:font-size-complex="14pt"/>
    </style:style>
    <style:style style:name="T8273" style:parent-style-name="AncientGreekἈρχαίαἑλληνικά" style:family="text">
      <style:text-properties style:font-weight-complex="bold" style:font-size-complex="14pt" fo:language="el" fo:country="GR"/>
    </style:style>
    <style:style style:name="T8274" style:parent-style-name="AncientGreekἈρχαίαἑλληνικά" style:family="text">
      <style:text-properties style:font-weight-complex="bold" style:font-size-complex="14pt"/>
    </style:style>
    <style:style style:name="T8275" style:parent-style-name="AncientGreekἈρχαίαἑλληνικά" style:family="text">
      <style:text-properties style:font-weight-complex="bold" style:font-size-complex="14pt" fo:language="el" fo:country="GR"/>
    </style:style>
    <style:style style:name="T8276" style:parent-style-name="AncientGreekἈρχαίαἑλληνικά" style:family="text">
      <style:text-properties style:font-weight-complex="bold" style:font-size-complex="14pt"/>
    </style:style>
    <style:style style:name="T8277" style:parent-style-name="AncientGreekἈρχαίαἑλληνικά" style:family="text">
      <style:text-properties style:font-weight-complex="bold" style:font-size-complex="14pt" fo:language="el" fo:country="GR"/>
    </style:style>
    <style:style style:name="T8278" style:parent-style-name="AncientGreekἈρχαίαἑλληνικά" style:family="text">
      <style:text-properties style:font-weight-complex="bold" style:font-size-complex="14pt"/>
    </style:style>
    <style:style style:name="T8279" style:parent-style-name="AncientGreekἈρχαίαἑλληνικά" style:family="text">
      <style:text-properties style:font-weight-complex="bold" style:font-size-complex="14pt" fo:language="el" fo:country="GR"/>
    </style:style>
    <style:style style:name="T8280" style:parent-style-name="AncientGreekἈρχαίαἑλληνικά" style:family="text">
      <style:text-properties style:font-weight-complex="bold" style:font-size-complex="14pt"/>
    </style:style>
    <style:style style:name="T8281" style:parent-style-name="AncientGreekἈρχαίαἑλληνικά" style:family="text">
      <style:text-properties style:font-weight-complex="bold" style:font-size-complex="14pt" fo:language="el" fo:country="GR"/>
    </style:style>
    <style:style style:name="T8282" style:parent-style-name="AncientGreekἈρχαίαἑλληνικά" style:family="text">
      <style:text-properties style:font-weight-complex="bold" style:font-size-complex="14pt"/>
    </style:style>
    <style:style style:name="T8283" style:parent-style-name="AncientGreekἈρχαίαἑλληνικά" style:family="text">
      <style:text-properties style:font-weight-complex="bold" style:font-size-complex="14pt" fo:language="el" fo:country="GR"/>
    </style:style>
    <style:style style:name="T8284" style:parent-style-name="AncientGreekἈρχαίαἑλληνικά" style:family="text">
      <style:text-properties style:font-weight-complex="bold" style:font-size-complex="14pt"/>
    </style:style>
    <style:style style:name="T8285" style:parent-style-name="AncientGreekἈρχαίαἑλληνικά" style:family="text">
      <style:text-properties style:font-weight-complex="bold" style:font-size-complex="14pt" fo:language="el" fo:country="GR"/>
    </style:style>
    <style:style style:name="T8286" style:parent-style-name="AncientGreekἈρχαίαἑλληνικά" style:family="text">
      <style:text-properties style:font-weight-complex="bold" style:font-size-complex="14pt"/>
    </style:style>
    <style:style style:name="T8287" style:parent-style-name="AncientGreekἈρχαίαἑλληνικά" style:family="text">
      <style:text-properties style:font-weight-complex="bold" style:font-size-complex="14pt" fo:language="el" fo:country="GR"/>
    </style:style>
    <style:style style:name="T8288" style:parent-style-name="AncientGreekἈρχαίαἑλληνικά" style:family="text">
      <style:text-properties style:font-weight-complex="bold" style:font-size-complex="14pt"/>
    </style:style>
    <style:style style:name="T8289" style:parent-style-name="AncientGreekἈρχαίαἑλληνικά" style:family="text">
      <style:text-properties style:font-weight-complex="bold" style:font-size-complex="14pt" fo:language="el" fo:country="GR"/>
    </style:style>
    <style:style style:name="T8290" style:parent-style-name="AncientGreekἈρχαίαἑλληνικά" style:family="text">
      <style:text-properties style:font-weight-complex="bold" style:font-size-complex="14pt"/>
    </style:style>
    <style:style style:name="T8291" style:parent-style-name="AncientGreekἈρχαίαἑλληνικά" style:family="text">
      <style:text-properties style:font-weight-complex="bold" style:font-size-complex="14pt" fo:language="el" fo:country="GR"/>
    </style:style>
    <style:style style:name="T8292" style:parent-style-name="AncientGreekἈρχαίαἑλληνικά" style:family="text">
      <style:text-properties style:font-weight-complex="bold" style:font-size-complex="14pt"/>
    </style:style>
    <style:style style:name="T8293" style:parent-style-name="AncientGreekἈρχαίαἑλληνικά" style:family="text">
      <style:text-properties style:font-weight-complex="bold" style:font-size-complex="14pt" fo:language="el" fo:country="GR"/>
    </style:style>
    <style:style style:name="T8294" style:parent-style-name="AncientGreekἈρχαίαἑλληνικά" style:family="text">
      <style:text-properties style:font-weight-complex="bold" style:font-size-complex="14pt"/>
    </style:style>
    <style:style style:name="T8295" style:parent-style-name="AncientGreekἈρχαίαἑλληνικά" style:family="text">
      <style:text-properties style:font-weight-complex="bold" style:font-size-complex="14pt" fo:language="el" fo:country="GR"/>
    </style:style>
    <style:style style:name="T8296" style:parent-style-name="AncientGreekἈρχαίαἑλληνικά" style:family="text">
      <style:text-properties style:font-weight-complex="bold" style:font-size-complex="14pt"/>
    </style:style>
    <style:style style:name="T8297" style:parent-style-name="AncientGreekἈρχαίαἑλληνικά" style:family="text">
      <style:text-properties style:font-weight-complex="bold" style:font-size-complex="14pt" fo:language="el" fo:country="GR"/>
    </style:style>
    <style:style style:name="T8298" style:parent-style-name="AncientGreekἈρχαίαἑλληνικά" style:family="text">
      <style:text-properties style:font-weight-complex="bold" style:font-size-complex="14pt"/>
    </style:style>
    <style:style style:name="T8299" style:parent-style-name="AncientGreekἈρχαίαἑλληνικά" style:family="text">
      <style:text-properties style:font-weight-complex="bold" style:font-size-complex="14pt" fo:language="el" fo:country="GR"/>
    </style:style>
    <style:style style:name="T8300" style:parent-style-name="AncientGreekἈρχαίαἑλληνικά" style:family="text">
      <style:text-properties style:font-weight-complex="bold" style:font-size-complex="14pt"/>
    </style:style>
    <style:style style:name="T8301" style:parent-style-name="AncientGreekἈρχαίαἑλληνικά" style:family="text">
      <style:text-properties style:font-weight-complex="bold" style:font-size-complex="14pt" fo:language="el" fo:country="GR"/>
    </style:style>
    <style:style style:name="T8302" style:parent-style-name="AncientGreekἈρχαίαἑλληνικά" style:family="text">
      <style:text-properties style:font-weight-complex="bold" style:font-size-complex="14pt"/>
    </style:style>
    <style:style style:name="T8303" style:parent-style-name="AncientGreekἈρχαίαἑλληνικά" style:family="text">
      <style:text-properties style:font-weight-complex="bold" style:font-size-complex="14pt" fo:language="el" fo:country="GR"/>
    </style:style>
    <style:style style:name="T8304" style:parent-style-name="AncientGreekἈρχαίαἑλληνικά" style:family="text">
      <style:text-properties style:font-weight-complex="bold" style:font-size-complex="14pt"/>
    </style:style>
    <style:style style:name="T8305" style:parent-style-name="AncientGreekἈρχαίαἑλληνικά" style:family="text">
      <style:text-properties style:font-weight-complex="bold" style:font-size-complex="14pt" fo:language="el" fo:country="GR"/>
    </style:style>
    <style:style style:name="T8306" style:parent-style-name="AncientGreekἈρχαίαἑλληνικά" style:family="text">
      <style:text-properties style:font-weight-complex="bold" style:font-size-complex="14pt"/>
    </style:style>
    <style:style style:name="T8307" style:parent-style-name="AncientGreekἈρχαίαἑλληνικά" style:family="text">
      <style:text-properties style:font-weight-complex="bold" style:font-size-complex="14pt" fo:language="el" fo:country="GR"/>
    </style:style>
    <style:style style:name="T8308" style:parent-style-name="AncientGreekἈρχαίαἑλληνικά" style:family="text">
      <style:text-properties style:font-weight-complex="bold" style:font-size-complex="14pt"/>
    </style:style>
    <style:style style:name="T8309" style:parent-style-name="AncientGreekἈρχαίαἑλληνικά" style:family="text">
      <style:text-properties style:font-weight-complex="bold" style:font-size-complex="14pt" fo:language="el" fo:country="GR"/>
    </style:style>
    <style:style style:name="T8310" style:parent-style-name="AncientGreekἈρχαίαἑλληνικά" style:family="text">
      <style:text-properties style:font-weight-complex="bold" style:font-size-complex="14pt"/>
    </style:style>
    <style:style style:name="T8311" style:parent-style-name="AncientGreekἈρχαίαἑλληνικά" style:family="text">
      <style:text-properties style:font-weight-complex="bold" style:font-size-complex="14pt" fo:language="el" fo:country="GR"/>
    </style:style>
    <style:style style:name="T8312" style:parent-style-name="AncientGreekἈρχαίαἑλληνικά" style:family="text">
      <style:text-properties style:font-weight-complex="bold" style:font-size-complex="14pt"/>
    </style:style>
    <style:style style:name="T8313" style:parent-style-name="AncientGreekἈρχαίαἑλληνικά" style:family="text">
      <style:text-properties style:font-weight-complex="bold" style:font-size-complex="14pt" fo:language="el" fo:country="GR"/>
    </style:style>
    <style:style style:name="T8314" style:parent-style-name="AncientGreekἈρχαίαἑλληνικά" style:family="text">
      <style:text-properties style:font-weight-complex="bold" style:font-size-complex="14pt"/>
    </style:style>
    <style:style style:name="T8315" style:parent-style-name="AncientGreekἈρχαίαἑλληνικά" style:family="text">
      <style:text-properties style:font-weight-complex="bold" style:font-size-complex="14pt" fo:language="el" fo:country="GR"/>
    </style:style>
    <style:style style:name="T8316" style:parent-style-name="AncientGreekἈρχαίαἑλληνικά" style:family="text">
      <style:text-properties style:font-weight-complex="bold" style:font-size-complex="14pt"/>
    </style:style>
    <style:style style:name="T8317" style:parent-style-name="AncientGreekἈρχαίαἑλληνικά" style:family="text">
      <style:text-properties style:font-weight-complex="bold" style:font-size-complex="14pt" fo:language="el" fo:country="GR"/>
    </style:style>
    <style:style style:name="T8318" style:parent-style-name="AncientGreekἈρχαίαἑλληνικά" style:family="text">
      <style:text-properties style:font-weight-complex="bold" style:font-size-complex="14pt"/>
    </style:style>
    <style:style style:name="T8319" style:parent-style-name="AncientGreekἈρχαίαἑλληνικά" style:family="text">
      <style:text-properties style:font-weight-complex="bold" style:font-size-complex="14pt" fo:language="el" fo:country="GR"/>
    </style:style>
    <style:style style:name="T8320" style:parent-style-name="AncientGreekἈρχαίαἑλληνικά" style:family="text">
      <style:text-properties style:font-weight-complex="bold" style:font-size-complex="14pt"/>
    </style:style>
    <style:style style:name="T8321" style:parent-style-name="AncientGreekἈρχαίαἑλληνικά" style:family="text">
      <style:text-properties style:font-weight-complex="bold" style:font-size-complex="14pt" fo:language="el" fo:country="GR"/>
    </style:style>
    <style:style style:name="T8322" style:parent-style-name="AncientGreekἈρχαίαἑλληνικά" style:family="text">
      <style:text-properties style:font-weight-complex="bold" style:font-size-complex="14pt"/>
    </style:style>
    <style:style style:name="T8323" style:parent-style-name="AncientGreekἈρχαίαἑλληνικά" style:family="text">
      <style:text-properties style:font-weight-complex="bold" style:font-size-complex="14pt" fo:language="el" fo:country="GR"/>
    </style:style>
    <style:style style:name="T8324" style:parent-style-name="AncientGreekἈρχαίαἑλληνικά" style:family="text">
      <style:text-properties style:font-weight-complex="bold" style:font-size-complex="14pt"/>
    </style:style>
    <style:style style:name="T8325" style:parent-style-name="AncientGreekἈρχαίαἑλληνικά" style:family="text">
      <style:text-properties style:font-weight-complex="bold" style:font-size-complex="14pt" fo:language="el" fo:country="GR"/>
    </style:style>
    <style:style style:name="T8326" style:parent-style-name="AncientGreekἈρχαίαἑλληνικά" style:family="text">
      <style:text-properties style:font-weight-complex="bold" style:font-size-complex="14pt"/>
    </style:style>
    <style:style style:name="T8327" style:parent-style-name="AncientGreekἈρχαίαἑλληνικά" style:family="text">
      <style:text-properties style:font-weight-complex="bold" style:font-size-complex="14pt" fo:language="el" fo:country="GR"/>
    </style:style>
    <style:style style:name="T8328" style:parent-style-name="AncientGreekἈρχαίαἑλληνικά" style:family="text">
      <style:text-properties style:font-weight-complex="bold" style:font-size-complex="14pt"/>
    </style:style>
    <style:style style:name="P8329" style:parent-style-name="Standard" style:family="paragraph">
      <style:paragraph-properties fo:widows="0" fo:orphans="0">
        <style:tab-stops>
          <style:tab-stop style:type="left" style:position="2.2395in"/>
        </style:tab-stops>
      </style:paragraph-properties>
    </style:style>
    <style:style style:name="T8330" style:parent-style-name="AncientGreekἈρχαίαἑλληνικά" style:family="text">
      <style:text-properties style:font-weight-complex="bold" style:font-size-complex="14pt" fo:language="el" fo:country="GR"/>
    </style:style>
    <style:style style:name="T8331" style:parent-style-name="AncientGreekἈρχαίαἑλληνικά" style:family="text">
      <style:text-properties style:font-weight-complex="bold" style:font-size-complex="14pt"/>
    </style:style>
    <style:style style:name="T8332" style:parent-style-name="AncientGreekἈρχαίαἑλληνικά" style:family="text">
      <style:text-properties style:font-weight-complex="bold" style:font-size-complex="14pt" fo:language="el" fo:country="GR"/>
    </style:style>
    <style:style style:name="T8333" style:parent-style-name="AncientGreekἈρχαίαἑλληνικά" style:family="text">
      <style:text-properties style:font-weight-complex="bold" style:font-size-complex="14pt"/>
    </style:style>
    <style:style style:name="T8334" style:parent-style-name="AncientGreekἈρχαίαἑλληνικά" style:family="text">
      <style:text-properties style:font-weight-complex="bold" style:font-size-complex="14pt" fo:language="el" fo:country="GR"/>
    </style:style>
    <style:style style:name="T8335" style:parent-style-name="AncientGreekἈρχαίαἑλληνικά" style:family="text">
      <style:text-properties style:font-weight-complex="bold" style:font-size-complex="14pt"/>
    </style:style>
    <style:style style:name="T8336" style:parent-style-name="AncientGreekἈρχαίαἑλληνικά" style:family="text">
      <style:text-properties style:font-weight-complex="bold" style:font-size-complex="14pt" fo:language="el" fo:country="GR"/>
    </style:style>
    <style:style style:name="T8337" style:parent-style-name="AncientGreekἈρχαίαἑλληνικά" style:family="text">
      <style:text-properties style:font-weight-complex="bold" style:font-size-complex="14pt"/>
    </style:style>
    <style:style style:name="T8338" style:parent-style-name="AncientGreekἈρχαίαἑλληνικά" style:family="text">
      <style:text-properties style:font-weight-complex="bold" style:font-size-complex="14pt" fo:language="el" fo:country="GR"/>
    </style:style>
    <style:style style:name="T8339" style:parent-style-name="AncientGreekἈρχαίαἑλληνικά" style:family="text">
      <style:text-properties style:font-weight-complex="bold" style:font-size-complex="14pt"/>
    </style:style>
    <style:style style:name="T8340" style:parent-style-name="AncientGreekἈρχαίαἑλληνικά" style:family="text">
      <style:text-properties style:font-weight-complex="bold" style:font-size-complex="14pt" fo:language="el" fo:country="GR"/>
    </style:style>
    <style:style style:name="T8341" style:parent-style-name="AncientGreekἈρχαίαἑλληνικά" style:family="text">
      <style:text-properties style:font-weight-complex="bold" style:font-size-complex="14pt"/>
    </style:style>
    <style:style style:name="TableCell8342" style:family="table-cell">
      <style:table-cell-properties fo:border="0.0069in solid #000000" fo:background-color="#FFFFFF" style:writing-mode="lr-tb" fo:padding-top="0in" fo:padding-left="0.1527in" fo:padding-bottom="0in" fo:padding-right="0.15in"/>
    </style:style>
    <style:style style:name="P8343" style:parent-style-name="Standard" style:family="paragraph">
      <style:paragraph-properties fo:widows="0" fo:orphans="0"/>
      <style:text-properties style:font-name="AncientGreek"/>
    </style:style>
    <style:style style:name="P8344" style:parent-style-name="Standard" style:family="paragraph">
      <style:paragraph-properties fo:widows="0" fo:orphans="0"/>
      <style:text-properties style:font-name="AncientGreek"/>
    </style:style>
    <style:style style:name="P8345" style:parent-style-name="Standard" style:family="paragraph">
      <style:paragraph-properties fo:widows="0" fo:orphans="0"/>
      <style:text-properties style:font-name="AncientGreek"/>
    </style:style>
    <style:style style:name="P8346" style:parent-style-name="Standard" style:family="paragraph">
      <style:paragraph-properties fo:widows="0" fo:orphans="0"/>
      <style:text-properties style:font-name="AncientGreek"/>
    </style:style>
    <style:style style:name="TableRow8347" style:family="table-row">
      <style:table-row-properties style:min-row-height="0.0138in" style:use-optimal-row-height="false" fo:keep-together="always"/>
    </style:style>
    <style:style style:name="TableCell8348" style:family="table-cell">
      <style:table-cell-properties fo:border="0.0069in solid #000000" fo:background-color="#FFFFFF" style:writing-mode="lr-tb" fo:padding-top="0in" fo:padding-left="0.1527in" fo:padding-bottom="0in" fo:padding-right="0.15in"/>
    </style:style>
    <style:style style:name="P8349" style:parent-style-name="Standard" style:family="paragraph">
      <style:paragraph-properties fo:keep-with-next="always" fo:widows="0" fo:orphans="0" fo:text-align="center">
        <style:tab-stops>
          <style:tab-stop style:type="left" style:position="0.9791in"/>
        </style:tab-stops>
      </style:paragraph-properties>
    </style:style>
    <style:style style:name="T8350" style:parent-style-name="AncientGreekἈρχαίαἑλληνικά" style:family="text">
      <style:text-properties fo:font-weight="bold" style:font-weight-asian="bold" style:font-weight-complex="bold" fo:font-size="18pt" style:font-size-asian="18pt" style:font-size-complex="14pt"/>
    </style:style>
    <style:style style:name="T8351"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8352" style:parent-style-name="AncientGreekἈρχαίαἑλληνικά" style:family="text">
      <style:text-properties fo:font-weight="bold" style:font-weight-asian="bold" style:font-weight-complex="bold" fo:font-size="18pt" style:font-size-asian="18pt" style:font-size-complex="14pt"/>
    </style:style>
    <style:style style:name="T8353"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8354" style:parent-style-name="AncientGreekἈρχαίαἑλληνικά" style:family="text">
      <style:text-properties fo:font-weight="bold" style:font-weight-asian="bold" style:font-weight-complex="bold" fo:font-size="18pt" style:font-size-asian="18pt" style:font-size-complex="14pt"/>
    </style:style>
    <style:style style:name="T8355"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8356" style:parent-style-name="AncientGreekἈρχαίαἑλληνικά" style:family="text">
      <style:text-properties fo:font-weight="bold" style:font-weight-asian="bold" style:font-weight-complex="bold" fo:font-size="18pt" style:font-size-asian="18pt" style:font-size-complex="14pt"/>
    </style:style>
    <style:style style:name="P8357" style:parent-style-name="Standard" style:family="paragraph">
      <style:paragraph-properties fo:widows="0" fo:orphans="0">
        <style:tab-stops>
          <style:tab-stop style:type="left" style:position="0.9791in"/>
        </style:tab-stops>
      </style:paragraph-properties>
    </style:style>
    <style:style style:name="T8358" style:parent-style-name="AncientGreekἈρχαίαἑλληνικά" style:family="text">
      <style:text-properties style:font-weight-complex="bold" style:font-size-complex="14pt" fo:language="el" fo:country="GR"/>
    </style:style>
    <style:style style:name="T8359" style:parent-style-name="AncientGreekἈρχαίαἑλληνικά" style:family="text">
      <style:text-properties style:font-weight-complex="bold" style:font-size-complex="14pt"/>
    </style:style>
    <style:style style:name="T8360" style:parent-style-name="AncientGreekἈρχαίαἑλληνικά" style:family="text">
      <style:text-properties style:font-weight-complex="bold" style:font-size-complex="14pt" fo:language="el" fo:country="GR"/>
    </style:style>
    <style:style style:name="T8361" style:parent-style-name="AncientGreekἈρχαίαἑλληνικά" style:family="text">
      <style:text-properties style:font-weight-complex="bold" style:font-size-complex="14pt"/>
    </style:style>
    <style:style style:name="T8362" style:parent-style-name="AncientGreekἈρχαίαἑλληνικά" style:family="text">
      <style:text-properties style:font-weight-complex="bold" style:font-size-complex="14pt" fo:language="el" fo:country="GR"/>
    </style:style>
    <style:style style:name="T8363" style:parent-style-name="AncientGreekἈρχαίαἑλληνικά" style:family="text">
      <style:text-properties style:font-weight-complex="bold" style:font-size-complex="14pt"/>
    </style:style>
    <style:style style:name="T8364" style:parent-style-name="AncientGreekἈρχαίαἑλληνικά" style:family="text">
      <style:text-properties style:font-weight-complex="bold" style:font-size-complex="14pt" fo:language="el" fo:country="GR"/>
    </style:style>
    <style:style style:name="T8365" style:parent-style-name="AncientGreekἈρχαίαἑλληνικά" style:family="text">
      <style:text-properties style:font-weight-complex="bold" style:font-size-complex="14pt"/>
    </style:style>
    <style:style style:name="T8366" style:parent-style-name="AncientGreekἈρχαίαἑλληνικά" style:family="text">
      <style:text-properties style:font-weight-complex="bold" style:font-size-complex="14pt" fo:language="el" fo:country="GR"/>
    </style:style>
    <style:style style:name="T8367" style:parent-style-name="AncientGreekἈρχαίαἑλληνικά" style:family="text">
      <style:text-properties style:font-weight-complex="bold" style:font-size-complex="14pt"/>
    </style:style>
    <style:style style:name="T8368" style:parent-style-name="AncientGreekἈρχαίαἑλληνικά" style:family="text">
      <style:text-properties style:font-weight-complex="bold" style:font-size-complex="14pt" fo:language="el" fo:country="GR"/>
    </style:style>
    <style:style style:name="T8369" style:parent-style-name="AncientGreekἈρχαίαἑλληνικά" style:family="text">
      <style:text-properties style:font-weight-complex="bold" style:font-size-complex="14pt"/>
    </style:style>
    <style:style style:name="T8370" style:parent-style-name="AncientGreekἈρχαίαἑλληνικά" style:family="text">
      <style:text-properties style:font-weight-complex="bold" style:font-size-complex="14pt" fo:language="el" fo:country="GR"/>
    </style:style>
    <style:style style:name="T8371" style:parent-style-name="AncientGreekἈρχαίαἑλληνικά" style:family="text">
      <style:text-properties style:font-weight-complex="bold" style:font-size-complex="14pt"/>
    </style:style>
    <style:style style:name="T8372" style:parent-style-name="AncientGreekἈρχαίαἑλληνικά" style:family="text">
      <style:text-properties style:font-weight-complex="bold" style:font-size-complex="14pt" fo:language="el" fo:country="GR"/>
    </style:style>
    <style:style style:name="T8373" style:parent-style-name="AncientGreekἈρχαίαἑλληνικά" style:family="text">
      <style:text-properties style:font-weight-complex="bold" style:font-size-complex="14pt"/>
    </style:style>
    <style:style style:name="T8374" style:parent-style-name="AncientGreekἈρχαίαἑλληνικά" style:family="text">
      <style:text-properties style:font-weight-complex="bold" style:font-size-complex="14pt" fo:language="el" fo:country="GR"/>
    </style:style>
    <style:style style:name="T8375" style:parent-style-name="AncientGreekἈρχαίαἑλληνικά" style:family="text">
      <style:text-properties style:font-weight-complex="bold" style:font-size-complex="14pt"/>
    </style:style>
    <style:style style:name="T8376" style:parent-style-name="AncientGreekἈρχαίαἑλληνικά" style:family="text">
      <style:text-properties style:font-weight-complex="bold" style:font-size-complex="14pt" fo:language="el" fo:country="GR"/>
    </style:style>
    <style:style style:name="T8377" style:parent-style-name="AncientGreekἈρχαίαἑλληνικά" style:family="text">
      <style:text-properties style:font-weight-complex="bold" style:font-size-complex="14pt"/>
    </style:style>
    <style:style style:name="T8378" style:parent-style-name="AncientGreekἈρχαίαἑλληνικά" style:family="text">
      <style:text-properties style:font-weight-complex="bold" style:font-size-complex="14pt" fo:language="el" fo:country="GR"/>
    </style:style>
    <style:style style:name="T8379" style:parent-style-name="AncientGreekἈρχαίαἑλληνικά" style:family="text">
      <style:text-properties style:font-weight-complex="bold" style:font-size-complex="14pt"/>
    </style:style>
    <style:style style:name="T8380" style:parent-style-name="AncientGreekἈρχαίαἑλληνικά" style:family="text">
      <style:text-properties style:font-weight-complex="bold" style:font-size-complex="14pt" fo:language="el" fo:country="GR"/>
    </style:style>
    <style:style style:name="T8381" style:parent-style-name="AncientGreekἈρχαίαἑλληνικά" style:family="text">
      <style:text-properties style:font-weight-complex="bold" style:font-size-complex="14pt"/>
    </style:style>
    <style:style style:name="T8382" style:parent-style-name="AncientGreekἈρχαίαἑλληνικά" style:family="text">
      <style:text-properties style:font-weight-complex="bold" style:font-size-complex="14pt" fo:language="el" fo:country="GR"/>
    </style:style>
    <style:style style:name="T8383" style:parent-style-name="AncientGreekἈρχαίαἑλληνικά" style:family="text">
      <style:text-properties style:font-weight-complex="bold" style:font-size-complex="14pt"/>
    </style:style>
    <style:style style:name="T8384" style:parent-style-name="AncientGreekἈρχαίαἑλληνικά" style:family="text">
      <style:text-properties style:font-weight-complex="bold" style:font-size-complex="14pt" fo:language="el" fo:country="GR"/>
    </style:style>
    <style:style style:name="T8385" style:parent-style-name="AncientGreekἈρχαίαἑλληνικά" style:family="text">
      <style:text-properties style:font-weight-complex="bold" style:font-size-complex="14pt"/>
    </style:style>
    <style:style style:name="T8386" style:parent-style-name="AncientGreekἈρχαίαἑλληνικά" style:family="text">
      <style:text-properties style:font-weight-complex="bold" style:font-size-complex="14pt" fo:language="el" fo:country="GR"/>
    </style:style>
    <style:style style:name="T8387" style:parent-style-name="AncientGreekἈρχαίαἑλληνικά" style:family="text">
      <style:text-properties style:font-weight-complex="bold" style:font-size-complex="14pt"/>
    </style:style>
    <style:style style:name="T8388" style:parent-style-name="AncientGreekἈρχαίαἑλληνικά" style:family="text">
      <style:text-properties style:font-weight-complex="bold" style:font-size-complex="14pt" fo:language="el" fo:country="GR"/>
    </style:style>
    <style:style style:name="T8389" style:parent-style-name="AncientGreekἈρχαίαἑλληνικά" style:family="text">
      <style:text-properties style:font-weight-complex="bold" style:font-size-complex="14pt"/>
    </style:style>
    <style:style style:name="T8390" style:parent-style-name="AncientGreekἈρχαίαἑλληνικά" style:family="text">
      <style:text-properties style:font-weight-complex="bold" style:font-size-complex="14pt" fo:language="el" fo:country="GR"/>
    </style:style>
    <style:style style:name="T8391" style:parent-style-name="AncientGreekἈρχαίαἑλληνικά" style:family="text">
      <style:text-properties style:font-weight-complex="bold" style:font-size-complex="14pt"/>
    </style:style>
    <style:style style:name="T8392" style:parent-style-name="AncientGreekἈρχαίαἑλληνικά" style:family="text">
      <style:text-properties style:font-weight-complex="bold" style:font-size-complex="14pt" fo:language="el" fo:country="GR"/>
    </style:style>
    <style:style style:name="T8393" style:parent-style-name="AncientGreekἈρχαίαἑλληνικά" style:family="text">
      <style:text-properties style:font-weight-complex="bold" style:font-size-complex="14pt"/>
    </style:style>
    <style:style style:name="T8394" style:parent-style-name="AncientGreekἈρχαίαἑλληνικά" style:family="text">
      <style:text-properties style:font-weight-complex="bold" style:font-size-complex="14pt" fo:language="el" fo:country="GR"/>
    </style:style>
    <style:style style:name="T8395" style:parent-style-name="AncientGreekἈρχαίαἑλληνικά" style:family="text">
      <style:text-properties style:font-weight-complex="bold" style:font-size-complex="14pt"/>
    </style:style>
    <style:style style:name="T8396" style:parent-style-name="AncientGreekἈρχαίαἑλληνικά" style:family="text">
      <style:text-properties style:font-weight-complex="bold" style:font-size-complex="14pt" fo:language="el" fo:country="GR"/>
    </style:style>
    <style:style style:name="T8397" style:parent-style-name="AncientGreekἈρχαίαἑλληνικά" style:family="text">
      <style:text-properties style:font-weight-complex="bold" style:font-size-complex="14pt"/>
    </style:style>
    <style:style style:name="T8398" style:parent-style-name="AncientGreekἈρχαίαἑλληνικά" style:family="text">
      <style:text-properties style:font-weight-complex="bold" style:font-size-complex="14pt" fo:language="el" fo:country="GR"/>
    </style:style>
    <style:style style:name="T8399" style:parent-style-name="AncientGreekἈρχαίαἑλληνικά" style:family="text">
      <style:text-properties style:font-weight-complex="bold" style:font-size-complex="14pt"/>
    </style:style>
    <style:style style:name="T8400" style:parent-style-name="AncientGreekἈρχαίαἑλληνικά" style:family="text">
      <style:text-properties style:font-weight-complex="bold" style:font-size-complex="14pt" fo:language="el" fo:country="GR"/>
    </style:style>
    <style:style style:name="T8401" style:parent-style-name="AncientGreekἈρχαίαἑλληνικά" style:family="text">
      <style:text-properties style:font-weight-complex="bold" style:font-size-complex="14pt"/>
    </style:style>
    <style:style style:name="T8402" style:parent-style-name="AncientGreekἈρχαίαἑλληνικά" style:family="text">
      <style:text-properties style:font-weight-complex="bold" style:font-size-complex="14pt" fo:language="el" fo:country="GR"/>
    </style:style>
    <style:style style:name="T8403" style:parent-style-name="AncientGreekἈρχαίαἑλληνικά" style:family="text">
      <style:text-properties style:font-weight-complex="bold" style:font-size-complex="14pt"/>
    </style:style>
    <style:style style:name="T8404" style:parent-style-name="AncientGreekἈρχαίαἑλληνικά" style:family="text">
      <style:text-properties style:font-weight-complex="bold" style:font-size-complex="14pt" fo:language="el" fo:country="GR"/>
    </style:style>
    <style:style style:name="T8405" style:parent-style-name="AncientGreekἈρχαίαἑλληνικά" style:family="text">
      <style:text-properties style:font-weight-complex="bold" style:font-size-complex="14pt"/>
    </style:style>
    <style:style style:name="T8406" style:parent-style-name="AncientGreekἈρχαίαἑλληνικά" style:family="text">
      <style:text-properties style:font-weight-complex="bold" style:font-size-complex="14pt" fo:language="el" fo:country="GR"/>
    </style:style>
    <style:style style:name="T8407" style:parent-style-name="AncientGreekἈρχαίαἑλληνικά" style:family="text">
      <style:text-properties style:font-weight-complex="bold" style:font-size-complex="14pt"/>
    </style:style>
    <style:style style:name="T8408" style:parent-style-name="AncientGreekἈρχαίαἑλληνικά" style:family="text">
      <style:text-properties style:font-weight-complex="bold" style:font-size-complex="14pt" fo:language="el" fo:country="GR"/>
    </style:style>
    <style:style style:name="T8409" style:parent-style-name="AncientGreekἈρχαίαἑλληνικά" style:family="text">
      <style:text-properties style:font-weight-complex="bold" style:font-size-complex="14pt"/>
    </style:style>
    <style:style style:name="T8410" style:parent-style-name="AncientGreekἈρχαίαἑλληνικά" style:family="text">
      <style:text-properties style:font-weight-complex="bold" style:font-size-complex="14pt" fo:language="el" fo:country="GR"/>
    </style:style>
    <style:style style:name="T8411" style:parent-style-name="AncientGreekἈρχαίαἑλληνικά" style:family="text">
      <style:text-properties style:font-weight-complex="bold" style:font-size-complex="14pt"/>
    </style:style>
    <style:style style:name="T8412" style:parent-style-name="AncientGreekἈρχαίαἑλληνικά" style:family="text">
      <style:text-properties style:font-weight-complex="bold" style:font-size-complex="14pt" fo:language="el" fo:country="GR"/>
    </style:style>
    <style:style style:name="T8413" style:parent-style-name="AncientGreekἈρχαίαἑλληνικά" style:family="text">
      <style:text-properties style:font-weight-complex="bold" style:font-size-complex="14pt"/>
    </style:style>
    <style:style style:name="T8414" style:parent-style-name="AncientGreekἈρχαίαἑλληνικά" style:family="text">
      <style:text-properties style:font-weight-complex="bold" style:font-size-complex="14pt" fo:language="el" fo:country="GR"/>
    </style:style>
    <style:style style:name="T8415" style:parent-style-name="AncientGreekἈρχαίαἑλληνικά" style:family="text">
      <style:text-properties style:font-weight-complex="bold" style:font-size-complex="14pt"/>
    </style:style>
    <style:style style:name="T8416" style:parent-style-name="AncientGreekἈρχαίαἑλληνικά" style:family="text">
      <style:text-properties style:font-weight-complex="bold" style:font-size-complex="14pt" fo:language="el" fo:country="GR"/>
    </style:style>
    <style:style style:name="T8417" style:parent-style-name="AncientGreekἈρχαίαἑλληνικά" style:family="text">
      <style:text-properties style:font-weight-complex="bold" style:font-size-complex="14pt"/>
    </style:style>
    <style:style style:name="T8418" style:parent-style-name="AncientGreekἈρχαίαἑλληνικά" style:family="text">
      <style:text-properties style:font-weight-complex="bold" style:font-size-complex="14pt" fo:language="el" fo:country="GR"/>
    </style:style>
    <style:style style:name="T8419" style:parent-style-name="AncientGreekἈρχαίαἑλληνικά" style:family="text">
      <style:text-properties style:font-weight-complex="bold" style:font-size-complex="14pt"/>
    </style:style>
    <style:style style:name="T8420" style:parent-style-name="AncientGreekἈρχαίαἑλληνικά" style:family="text">
      <style:text-properties style:font-weight-complex="bold" style:font-size-complex="14pt" fo:language="el" fo:country="GR"/>
    </style:style>
    <style:style style:name="T8421" style:parent-style-name="AncientGreekἈρχαίαἑλληνικά" style:family="text">
      <style:text-properties style:font-weight-complex="bold" style:font-size-complex="14pt"/>
    </style:style>
    <style:style style:name="T8422" style:parent-style-name="AncientGreekἈρχαίαἑλληνικά" style:family="text">
      <style:text-properties style:font-weight-complex="bold" style:font-size-complex="14pt" fo:language="el" fo:country="GR"/>
    </style:style>
    <style:style style:name="T8423" style:parent-style-name="AncientGreekἈρχαίαἑλληνικά" style:family="text">
      <style:text-properties style:font-weight-complex="bold" style:font-size-complex="14pt"/>
    </style:style>
    <style:style style:name="T8424" style:parent-style-name="AncientGreekἈρχαίαἑλληνικά" style:family="text">
      <style:text-properties style:font-weight-complex="bold" style:font-size-complex="14pt" fo:language="el" fo:country="GR"/>
    </style:style>
    <style:style style:name="T8425" style:parent-style-name="AncientGreekἈρχαίαἑλληνικά" style:family="text">
      <style:text-properties style:font-weight-complex="bold" style:font-size-complex="14pt"/>
    </style:style>
    <style:style style:name="T8426" style:parent-style-name="AncientGreekἈρχαίαἑλληνικά" style:family="text">
      <style:text-properties style:font-weight-complex="bold" style:font-size-complex="14pt" fo:language="el" fo:country="GR"/>
    </style:style>
    <style:style style:name="T8427" style:parent-style-name="AncientGreekἈρχαίαἑλληνικά" style:family="text">
      <style:text-properties style:font-weight-complex="bold" style:font-size-complex="14pt"/>
    </style:style>
    <style:style style:name="T8428" style:parent-style-name="AncientGreekἈρχαίαἑλληνικά" style:family="text">
      <style:text-properties style:font-weight-complex="bold" style:font-size-complex="14pt" fo:language="el" fo:country="GR"/>
    </style:style>
    <style:style style:name="T8429" style:parent-style-name="AncientGreekἈρχαίαἑλληνικά" style:family="text">
      <style:text-properties style:font-weight-complex="bold" style:font-size-complex="14pt"/>
    </style:style>
    <style:style style:name="T8430" style:parent-style-name="AncientGreekἈρχαίαἑλληνικά" style:family="text">
      <style:text-properties style:font-weight-complex="bold" style:font-size-complex="14pt" fo:language="el" fo:country="GR"/>
    </style:style>
    <style:style style:name="T8431" style:parent-style-name="AncientGreekἈρχαίαἑλληνικά" style:family="text">
      <style:text-properties style:font-weight-complex="bold" style:font-size-complex="14pt"/>
    </style:style>
    <style:style style:name="T8432" style:parent-style-name="AncientGreekἈρχαίαἑλληνικά" style:family="text">
      <style:text-properties style:font-weight-complex="bold" style:font-size-complex="14pt" fo:language="el" fo:country="GR"/>
    </style:style>
    <style:style style:name="T8433" style:parent-style-name="AncientGreekἈρχαίαἑλληνικά" style:family="text">
      <style:text-properties style:font-weight-complex="bold" style:font-size-complex="14pt"/>
    </style:style>
    <style:style style:name="T8434" style:parent-style-name="AncientGreekἈρχαίαἑλληνικά" style:family="text">
      <style:text-properties style:font-weight-complex="bold" style:font-size-complex="14pt" fo:language="el" fo:country="GR"/>
    </style:style>
    <style:style style:name="T8435" style:parent-style-name="AncientGreekἈρχαίαἑλληνικά" style:family="text">
      <style:text-properties style:font-weight-complex="bold" style:font-size-complex="14pt"/>
    </style:style>
    <style:style style:name="T8436" style:parent-style-name="AncientGreekἈρχαίαἑλληνικά" style:family="text">
      <style:text-properties style:font-weight-complex="bold" style:font-size-complex="14pt" fo:language="el" fo:country="GR"/>
    </style:style>
    <style:style style:name="T8437" style:parent-style-name="AncientGreekἈρχαίαἑλληνικά" style:family="text">
      <style:text-properties style:font-weight-complex="bold" style:font-size-complex="14pt"/>
    </style:style>
    <style:style style:name="T8438" style:parent-style-name="AncientGreekἈρχαίαἑλληνικά" style:family="text">
      <style:text-properties style:font-weight-complex="bold" style:font-size-complex="14pt" fo:language="el" fo:country="GR"/>
    </style:style>
    <style:style style:name="T8439" style:parent-style-name="AncientGreekἈρχαίαἑλληνικά" style:family="text">
      <style:text-properties style:font-weight-complex="bold" style:font-size-complex="14pt"/>
    </style:style>
    <style:style style:name="T8440" style:parent-style-name="AncientGreekἈρχαίαἑλληνικά" style:family="text">
      <style:text-properties style:font-weight-complex="bold" style:font-size-complex="14pt" fo:language="el" fo:country="GR"/>
    </style:style>
    <style:style style:name="T8441" style:parent-style-name="AncientGreekἈρχαίαἑλληνικά" style:family="text">
      <style:text-properties style:font-weight-complex="bold" style:font-size-complex="14pt"/>
    </style:style>
    <style:style style:name="T8442" style:parent-style-name="AncientGreekἈρχαίαἑλληνικά" style:family="text">
      <style:text-properties style:font-weight-complex="bold" style:font-size-complex="14pt" fo:language="el" fo:country="GR"/>
    </style:style>
    <style:style style:name="T8443" style:parent-style-name="AncientGreekἈρχαίαἑλληνικά" style:family="text">
      <style:text-properties style:font-weight-complex="bold" style:font-size-complex="14pt"/>
    </style:style>
    <style:style style:name="T8444" style:parent-style-name="AncientGreekἈρχαίαἑλληνικά" style:family="text">
      <style:text-properties style:font-weight-complex="bold" style:font-size-complex="14pt" fo:language="el" fo:country="GR"/>
    </style:style>
    <style:style style:name="T8445" style:parent-style-name="AncientGreekἈρχαίαἑλληνικά" style:family="text">
      <style:text-properties style:font-weight-complex="bold" style:font-size-complex="14pt"/>
    </style:style>
    <style:style style:name="T8446" style:parent-style-name="AncientGreekἈρχαίαἑλληνικά" style:family="text">
      <style:text-properties style:font-weight-complex="bold" style:font-size-complex="14pt" fo:language="el" fo:country="GR"/>
    </style:style>
    <style:style style:name="T8447" style:parent-style-name="AncientGreekἈρχαίαἑλληνικά" style:family="text">
      <style:text-properties style:font-weight-complex="bold" style:font-size-complex="14pt"/>
    </style:style>
    <style:style style:name="T8448" style:parent-style-name="AncientGreekἈρχαίαἑλληνικά" style:family="text">
      <style:text-properties style:font-weight-complex="bold" style:font-size-complex="14pt" fo:language="el" fo:country="GR"/>
    </style:style>
    <style:style style:name="T8449" style:parent-style-name="AncientGreekἈρχαίαἑλληνικά" style:family="text">
      <style:text-properties style:font-weight-complex="bold" style:font-size-complex="14pt"/>
    </style:style>
    <style:style style:name="T8450" style:parent-style-name="AncientGreekἈρχαίαἑλληνικά" style:family="text">
      <style:text-properties style:font-weight-complex="bold" style:font-size-complex="14pt" fo:language="el" fo:country="GR"/>
    </style:style>
    <style:style style:name="T8451" style:parent-style-name="AncientGreekἈρχαίαἑλληνικά" style:family="text">
      <style:text-properties style:font-weight-complex="bold" style:font-size-complex="14pt"/>
    </style:style>
    <style:style style:name="T8452" style:parent-style-name="AncientGreekἈρχαίαἑλληνικά" style:family="text">
      <style:text-properties style:font-weight-complex="bold" style:font-size-complex="14pt" fo:language="el" fo:country="GR"/>
    </style:style>
    <style:style style:name="T8453" style:parent-style-name="AncientGreekἈρχαίαἑλληνικά" style:family="text">
      <style:text-properties style:font-weight-complex="bold" style:font-size-complex="14pt"/>
    </style:style>
    <style:style style:name="P8454" style:parent-style-name="Standard" style:family="paragraph">
      <style:paragraph-properties fo:widows="0" fo:orphans="0">
        <style:tab-stops>
          <style:tab-stop style:type="left" style:position="0.9791in"/>
        </style:tab-stops>
      </style:paragraph-properties>
    </style:style>
    <style:style style:name="T8455" style:parent-style-name="AncientGreekἈρχαίαἑλληνικά" style:family="text">
      <style:text-properties style:font-weight-complex="bold" style:font-size-complex="14pt" fo:language="el" fo:country="GR"/>
    </style:style>
    <style:style style:name="T8456" style:parent-style-name="AncientGreekἈρχαίαἑλληνικά" style:family="text">
      <style:text-properties style:font-weight-complex="bold" style:font-size-complex="14pt"/>
    </style:style>
    <style:style style:name="T8457" style:parent-style-name="AncientGreekἈρχαίαἑλληνικά" style:family="text">
      <style:text-properties style:font-weight-complex="bold" style:font-size-complex="14pt" fo:language="el" fo:country="GR"/>
    </style:style>
    <style:style style:name="T8458" style:parent-style-name="AncientGreekἈρχαίαἑλληνικά" style:family="text">
      <style:text-properties style:font-weight-complex="bold" style:font-size-complex="14pt"/>
    </style:style>
    <style:style style:name="T8459" style:parent-style-name="AncientGreekἈρχαίαἑλληνικά" style:family="text">
      <style:text-properties style:font-weight-complex="bold" style:font-size-complex="14pt" fo:language="el" fo:country="GR"/>
    </style:style>
    <style:style style:name="T8460" style:parent-style-name="AncientGreekἈρχαίαἑλληνικά" style:family="text">
      <style:text-properties style:font-weight-complex="bold" style:font-size-complex="14pt"/>
    </style:style>
    <style:style style:name="T8461" style:parent-style-name="AncientGreekἈρχαίαἑλληνικά" style:family="text">
      <style:text-properties style:font-weight-complex="bold" style:font-size-complex="14pt" fo:language="el" fo:country="GR"/>
    </style:style>
    <style:style style:name="T8462" style:parent-style-name="AncientGreekἈρχαίαἑλληνικά" style:family="text">
      <style:text-properties style:font-weight-complex="bold" style:font-size-complex="14pt"/>
    </style:style>
    <style:style style:name="T8463" style:parent-style-name="AncientGreekἈρχαίαἑλληνικά" style:family="text">
      <style:text-properties style:font-weight-complex="bold" style:font-size-complex="14pt" fo:language="el" fo:country="GR"/>
    </style:style>
    <style:style style:name="T8464" style:parent-style-name="AncientGreekἈρχαίαἑλληνικά" style:family="text">
      <style:text-properties style:font-weight-complex="bold" style:font-size-complex="14pt"/>
    </style:style>
    <style:style style:name="T8465" style:parent-style-name="AncientGreekἈρχαίαἑλληνικά" style:family="text">
      <style:text-properties style:font-weight-complex="bold" style:font-size-complex="14pt" fo:language="el" fo:country="GR"/>
    </style:style>
    <style:style style:name="T8466" style:parent-style-name="AncientGreekἈρχαίαἑλληνικά" style:family="text">
      <style:text-properties style:font-weight-complex="bold" style:font-size-complex="14pt"/>
    </style:style>
    <style:style style:name="T8467" style:parent-style-name="AncientGreekἈρχαίαἑλληνικά" style:family="text">
      <style:text-properties style:font-weight-complex="bold" style:font-size-complex="14pt" fo:language="el" fo:country="GR"/>
    </style:style>
    <style:style style:name="T8468" style:parent-style-name="AncientGreekἈρχαίαἑλληνικά" style:family="text">
      <style:text-properties style:font-weight-complex="bold" style:font-size-complex="14pt"/>
    </style:style>
    <style:style style:name="T8469" style:parent-style-name="AncientGreekἈρχαίαἑλληνικά" style:family="text">
      <style:text-properties style:font-weight-complex="bold" style:font-size-complex="14pt" fo:language="el" fo:country="GR"/>
    </style:style>
    <style:style style:name="T8470" style:parent-style-name="AncientGreekἈρχαίαἑλληνικά" style:family="text">
      <style:text-properties style:font-weight-complex="bold" style:font-size-complex="14pt"/>
    </style:style>
    <style:style style:name="T8471" style:parent-style-name="AncientGreekἈρχαίαἑλληνικά" style:family="text">
      <style:text-properties style:font-weight-complex="bold" style:font-size-complex="14pt" fo:language="el" fo:country="GR"/>
    </style:style>
    <style:style style:name="T8472" style:parent-style-name="AncientGreekἈρχαίαἑλληνικά" style:family="text">
      <style:text-properties style:font-weight-complex="bold" style:font-size-complex="14pt"/>
    </style:style>
    <style:style style:name="T8473" style:parent-style-name="AncientGreekἈρχαίαἑλληνικά" style:family="text">
      <style:text-properties style:font-weight-complex="bold" style:font-size-complex="14pt" fo:language="el" fo:country="GR"/>
    </style:style>
    <style:style style:name="T8474" style:parent-style-name="AncientGreekἈρχαίαἑλληνικά" style:family="text">
      <style:text-properties style:font-weight-complex="bold" style:font-size-complex="14pt"/>
    </style:style>
    <style:style style:name="T8475" style:parent-style-name="AncientGreekἈρχαίαἑλληνικά" style:family="text">
      <style:text-properties style:font-weight-complex="bold" style:font-size-complex="14pt" fo:language="el" fo:country="GR"/>
    </style:style>
    <style:style style:name="T8476" style:parent-style-name="AncientGreekἈρχαίαἑλληνικά" style:family="text">
      <style:text-properties style:font-weight-complex="bold" style:font-size-complex="14pt"/>
    </style:style>
    <style:style style:name="T8477" style:parent-style-name="AncientGreekἈρχαίαἑλληνικά" style:family="text">
      <style:text-properties style:font-weight-complex="bold" style:font-size-complex="14pt" fo:language="el" fo:country="GR"/>
    </style:style>
    <style:style style:name="T8478" style:parent-style-name="AncientGreekἈρχαίαἑλληνικά" style:family="text">
      <style:text-properties style:font-weight-complex="bold" style:font-size-complex="14pt"/>
    </style:style>
    <style:style style:name="T8479" style:parent-style-name="AncientGreekἈρχαίαἑλληνικά" style:family="text">
      <style:text-properties style:font-weight-complex="bold" style:font-size-complex="14pt" fo:language="el" fo:country="GR"/>
    </style:style>
    <style:style style:name="T8480" style:parent-style-name="AncientGreekἈρχαίαἑλληνικά" style:family="text">
      <style:text-properties style:font-weight-complex="bold" style:font-size-complex="14pt"/>
    </style:style>
    <style:style style:name="TableCell8481" style:family="table-cell">
      <style:table-cell-properties fo:border="0.0069in solid #000000" fo:background-color="#FFFFFF" style:writing-mode="lr-tb" fo:padding-top="0in" fo:padding-left="0.1527in" fo:padding-bottom="0in" fo:padding-right="0.15in"/>
    </style:style>
    <style:style style:name="P8482" style:parent-style-name="Standard" style:family="paragraph">
      <style:paragraph-properties fo:widows="0" fo:orphans="0"/>
      <style:text-properties style:font-name="AncientGreek"/>
    </style:style>
    <style:style style:name="P8483" style:parent-style-name="Standard" style:family="paragraph">
      <style:paragraph-properties fo:widows="0" fo:orphans="0"/>
      <style:text-properties style:font-name="AncientGreek"/>
    </style:style>
    <style:style style:name="P8484" style:parent-style-name="Standard" style:family="paragraph">
      <style:paragraph-properties fo:widows="0" fo:orphans="0"/>
      <style:text-properties style:font-name="AncientGreek"/>
    </style:style>
    <style:style style:name="P8485" style:parent-style-name="Standard" style:family="paragraph">
      <style:paragraph-properties fo:widows="0" fo:orphans="0"/>
      <style:text-properties style:font-name="AncientGreek"/>
    </style:style>
    <style:style style:name="TableRow8486" style:family="table-row">
      <style:table-row-properties style:min-row-height="0.0138in" style:use-optimal-row-height="false" fo:keep-together="always"/>
    </style:style>
    <style:style style:name="TableCell8487" style:family="table-cell">
      <style:table-cell-properties fo:border="0.0069in solid #000000" fo:background-color="#FFFFFF" style:writing-mode="lr-tb" fo:padding-top="0in" fo:padding-left="0.1527in" fo:padding-bottom="0in" fo:padding-right="0.15in"/>
    </style:style>
    <style:style style:name="P8488" style:parent-style-name="Standard" style:family="paragraph">
      <style:paragraph-properties fo:keep-with-next="always" fo:widows="0" fo:orphans="0" fo:text-align="center">
        <style:tab-stops>
          <style:tab-stop style:type="left" style:position="1.3541in"/>
        </style:tab-stops>
      </style:paragraph-properties>
    </style:style>
    <style:style style:name="T8489" style:parent-style-name="AncientGreekἈρχαίαἑλληνικά" style:family="text">
      <style:text-properties fo:font-weight="bold" style:font-weight-asian="bold" style:font-weight-complex="bold" fo:font-size="18pt" style:font-size-asian="18pt" style:font-size-complex="14pt"/>
    </style:style>
    <style:style style:name="T8490"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8491" style:parent-style-name="AncientGreekἈρχαίαἑλληνικά" style:family="text">
      <style:text-properties fo:font-weight="bold" style:font-weight-asian="bold" style:font-weight-complex="bold" fo:font-size="18pt" style:font-size-asian="18pt" style:font-size-complex="14pt"/>
    </style:style>
    <style:style style:name="T8492"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8493" style:parent-style-name="AncientGreekἈρχαίαἑλληνικά" style:family="text">
      <style:text-properties fo:font-weight="bold" style:font-weight-asian="bold" style:font-weight-complex="bold" fo:font-size="18pt" style:font-size-asian="18pt" style:font-size-complex="14pt"/>
    </style:style>
    <style:style style:name="T8494"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8495" style:parent-style-name="AncientGreekἈρχαίαἑλληνικά" style:family="text">
      <style:text-properties fo:font-weight="bold" style:font-weight-asian="bold" style:font-weight-complex="bold" fo:font-size="18pt" style:font-size-asian="18pt" style:font-size-complex="14pt"/>
    </style:style>
    <style:style style:name="P8496" style:parent-style-name="Standard" style:family="paragraph">
      <style:paragraph-properties fo:widows="0" fo:orphans="0">
        <style:tab-stops>
          <style:tab-stop style:type="left" style:position="1.3541in"/>
        </style:tab-stops>
      </style:paragraph-properties>
    </style:style>
    <style:style style:name="T8497" style:parent-style-name="AncientGreekἈρχαίαἑλληνικά" style:family="text">
      <style:text-properties style:font-weight-complex="bold" style:font-size-complex="14pt" fo:language="el" fo:country="GR"/>
    </style:style>
    <style:style style:name="T8498" style:parent-style-name="AncientGreekἈρχαίαἑλληνικά" style:family="text">
      <style:text-properties style:font-weight-complex="bold" style:font-size-complex="14pt"/>
    </style:style>
    <style:style style:name="T8499" style:parent-style-name="AncientGreekἈρχαίαἑλληνικά" style:family="text">
      <style:text-properties style:font-weight-complex="bold" style:font-size-complex="14pt" fo:language="el" fo:country="GR"/>
    </style:style>
    <style:style style:name="T8500" style:parent-style-name="AncientGreekἈρχαίαἑλληνικά" style:family="text">
      <style:text-properties style:font-weight-complex="bold" style:font-size-complex="14pt"/>
    </style:style>
    <style:style style:name="T8501" style:parent-style-name="AncientGreekἈρχαίαἑλληνικά" style:family="text">
      <style:text-properties style:font-weight-complex="bold" style:font-size-complex="14pt" fo:language="el" fo:country="GR"/>
    </style:style>
    <style:style style:name="T8502" style:parent-style-name="AncientGreekἈρχαίαἑλληνικά" style:family="text">
      <style:text-properties style:font-weight-complex="bold" style:font-size-complex="14pt"/>
    </style:style>
    <style:style style:name="T8503" style:parent-style-name="AncientGreekἈρχαίαἑλληνικά" style:family="text">
      <style:text-properties style:font-weight-complex="bold" style:font-size-complex="14pt" fo:language="el" fo:country="GR"/>
    </style:style>
    <style:style style:name="T8504" style:parent-style-name="AncientGreekἈρχαίαἑλληνικά" style:family="text">
      <style:text-properties style:font-weight-complex="bold" style:font-size-complex="14pt"/>
    </style:style>
    <style:style style:name="T8505" style:parent-style-name="AncientGreekἈρχαίαἑλληνικά" style:family="text">
      <style:text-properties style:font-weight-complex="bold" style:font-size-complex="14pt" fo:language="el" fo:country="GR"/>
    </style:style>
    <style:style style:name="T8506" style:parent-style-name="AncientGreekἈρχαίαἑλληνικά" style:family="text">
      <style:text-properties style:font-weight-complex="bold" style:font-size-complex="14pt"/>
    </style:style>
    <style:style style:name="T8507" style:parent-style-name="AncientGreekἈρχαίαἑλληνικά" style:family="text">
      <style:text-properties style:font-weight-complex="bold" style:font-size-complex="14pt" fo:language="el" fo:country="GR"/>
    </style:style>
    <style:style style:name="T8508" style:parent-style-name="AncientGreekἈρχαίαἑλληνικά" style:family="text">
      <style:text-properties style:font-weight-complex="bold" style:font-size-complex="14pt"/>
    </style:style>
    <style:style style:name="T8509" style:parent-style-name="AncientGreekἈρχαίαἑλληνικά" style:family="text">
      <style:text-properties style:font-weight-complex="bold" style:font-size-complex="14pt" fo:language="el" fo:country="GR"/>
    </style:style>
    <style:style style:name="T8510" style:parent-style-name="AncientGreekἈρχαίαἑλληνικά" style:family="text">
      <style:text-properties style:font-weight-complex="bold" style:font-size-complex="14pt"/>
    </style:style>
    <style:style style:name="T8511" style:parent-style-name="AncientGreekἈρχαίαἑλληνικά" style:family="text">
      <style:text-properties style:font-weight-complex="bold" style:font-size-complex="14pt" fo:language="el" fo:country="GR"/>
    </style:style>
    <style:style style:name="T8512" style:parent-style-name="AncientGreekἈρχαίαἑλληνικά" style:family="text">
      <style:text-properties style:font-weight-complex="bold" style:font-size-complex="14pt"/>
    </style:style>
    <style:style style:name="T8513" style:parent-style-name="AncientGreekἈρχαίαἑλληνικά" style:family="text">
      <style:text-properties style:font-weight-complex="bold" style:font-size-complex="14pt" fo:language="el" fo:country="GR"/>
    </style:style>
    <style:style style:name="T8514" style:parent-style-name="AncientGreekἈρχαίαἑλληνικά" style:family="text">
      <style:text-properties style:font-weight-complex="bold" style:font-size-complex="14pt"/>
    </style:style>
    <style:style style:name="T8515" style:parent-style-name="AncientGreekἈρχαίαἑλληνικά" style:family="text">
      <style:text-properties style:font-weight-complex="bold" style:font-size-complex="14pt" fo:language="el" fo:country="GR"/>
    </style:style>
    <style:style style:name="T8516" style:parent-style-name="AncientGreekἈρχαίαἑλληνικά" style:family="text">
      <style:text-properties style:font-weight-complex="bold" style:font-size-complex="14pt"/>
    </style:style>
    <style:style style:name="T8517" style:parent-style-name="AncientGreekἈρχαίαἑλληνικά" style:family="text">
      <style:text-properties style:font-weight-complex="bold" style:font-size-complex="14pt" fo:language="el" fo:country="GR"/>
    </style:style>
    <style:style style:name="T8518" style:parent-style-name="AncientGreekἈρχαίαἑλληνικά" style:family="text">
      <style:text-properties style:font-weight-complex="bold" style:font-size-complex="14pt"/>
    </style:style>
    <style:style style:name="T8519" style:parent-style-name="AncientGreekἈρχαίαἑλληνικά" style:family="text">
      <style:text-properties style:font-weight-complex="bold" style:font-size-complex="14pt" fo:language="el" fo:country="GR"/>
    </style:style>
    <style:style style:name="T8520" style:parent-style-name="AncientGreekἈρχαίαἑλληνικά" style:family="text">
      <style:text-properties style:font-weight-complex="bold" style:font-size-complex="14pt"/>
    </style:style>
    <style:style style:name="T8521" style:parent-style-name="AncientGreekἈρχαίαἑλληνικά" style:family="text">
      <style:text-properties style:font-weight-complex="bold" style:font-size-complex="14pt" fo:language="el" fo:country="GR"/>
    </style:style>
    <style:style style:name="T8522" style:parent-style-name="AncientGreekἈρχαίαἑλληνικά" style:family="text">
      <style:text-properties style:font-weight-complex="bold" style:font-size-complex="14pt"/>
    </style:style>
    <style:style style:name="T8523" style:parent-style-name="AncientGreekἈρχαίαἑλληνικά" style:family="text">
      <style:text-properties style:font-weight-complex="bold" style:font-size-complex="14pt" fo:language="el" fo:country="GR"/>
    </style:style>
    <style:style style:name="T8524" style:parent-style-name="AncientGreekἈρχαίαἑλληνικά" style:family="text">
      <style:text-properties style:font-weight-complex="bold" style:font-size-complex="14pt"/>
    </style:style>
    <style:style style:name="T8525" style:parent-style-name="AncientGreekἈρχαίαἑλληνικά" style:family="text">
      <style:text-properties style:font-weight-complex="bold" style:font-size-complex="14pt" fo:language="el" fo:country="GR"/>
    </style:style>
    <style:style style:name="T8526" style:parent-style-name="AncientGreekἈρχαίαἑλληνικά" style:family="text">
      <style:text-properties style:font-weight-complex="bold" style:font-size-complex="14pt"/>
    </style:style>
    <style:style style:name="T8527" style:parent-style-name="AncientGreekἈρχαίαἑλληνικά" style:family="text">
      <style:text-properties style:font-weight-complex="bold" style:font-size-complex="14pt" fo:language="el" fo:country="GR"/>
    </style:style>
    <style:style style:name="T8528" style:parent-style-name="AncientGreekἈρχαίαἑλληνικά" style:family="text">
      <style:text-properties style:font-weight-complex="bold" style:font-size-complex="14pt"/>
    </style:style>
    <style:style style:name="T8529" style:parent-style-name="AncientGreekἈρχαίαἑλληνικά" style:family="text">
      <style:text-properties style:font-weight-complex="bold" style:font-size-complex="14pt" fo:language="el" fo:country="GR"/>
    </style:style>
    <style:style style:name="T8530" style:parent-style-name="AncientGreekἈρχαίαἑλληνικά" style:family="text">
      <style:text-properties style:font-weight-complex="bold" style:font-size-complex="14pt"/>
    </style:style>
    <style:style style:name="T8531" style:parent-style-name="AncientGreekἈρχαίαἑλληνικά" style:family="text">
      <style:text-properties style:font-weight-complex="bold" style:font-size-complex="14pt" fo:language="el" fo:country="GR"/>
    </style:style>
    <style:style style:name="T8532" style:parent-style-name="AncientGreekἈρχαίαἑλληνικά" style:family="text">
      <style:text-properties style:font-weight-complex="bold" style:font-size-complex="14pt"/>
    </style:style>
    <style:style style:name="T8533" style:parent-style-name="AncientGreekἈρχαίαἑλληνικά" style:family="text">
      <style:text-properties style:font-weight-complex="bold" style:font-size-complex="14pt" fo:language="el" fo:country="GR"/>
    </style:style>
    <style:style style:name="T8534" style:parent-style-name="AncientGreekἈρχαίαἑλληνικά" style:family="text">
      <style:text-properties style:font-weight-complex="bold" style:font-size-complex="14pt"/>
    </style:style>
    <style:style style:name="T8535" style:parent-style-name="AncientGreekἈρχαίαἑλληνικά" style:family="text">
      <style:text-properties style:font-weight-complex="bold" style:font-size-complex="14pt" fo:language="el" fo:country="GR"/>
    </style:style>
    <style:style style:name="T8536" style:parent-style-name="AncientGreekἈρχαίαἑλληνικά" style:family="text">
      <style:text-properties style:font-weight-complex="bold" style:font-size-complex="14pt"/>
    </style:style>
    <style:style style:name="T8537" style:parent-style-name="AncientGreekἈρχαίαἑλληνικά" style:family="text">
      <style:text-properties style:font-weight-complex="bold" style:font-size-complex="14pt" fo:language="el" fo:country="GR"/>
    </style:style>
    <style:style style:name="T8538" style:parent-style-name="AncientGreekἈρχαίαἑλληνικά" style:family="text">
      <style:text-properties style:font-weight-complex="bold" style:font-size-complex="14pt"/>
    </style:style>
    <style:style style:name="T8539" style:parent-style-name="AncientGreekἈρχαίαἑλληνικά" style:family="text">
      <style:text-properties style:font-weight-complex="bold" style:font-size-complex="14pt" fo:language="el" fo:country="GR"/>
    </style:style>
    <style:style style:name="T8540" style:parent-style-name="AncientGreekἈρχαίαἑλληνικά" style:family="text">
      <style:text-properties style:font-weight-complex="bold" style:font-size-complex="14pt"/>
    </style:style>
    <style:style style:name="T8541" style:parent-style-name="AncientGreekἈρχαίαἑλληνικά" style:family="text">
      <style:text-properties style:font-weight-complex="bold" style:font-size-complex="14pt" fo:language="el" fo:country="GR"/>
    </style:style>
    <style:style style:name="T8542" style:parent-style-name="AncientGreekἈρχαίαἑλληνικά" style:family="text">
      <style:text-properties style:font-weight-complex="bold" style:font-size-complex="14pt"/>
    </style:style>
    <style:style style:name="T8543" style:parent-style-name="AncientGreekἈρχαίαἑλληνικά" style:family="text">
      <style:text-properties style:font-weight-complex="bold" style:font-size-complex="14pt" fo:language="el" fo:country="GR"/>
    </style:style>
    <style:style style:name="T8544" style:parent-style-name="AncientGreekἈρχαίαἑλληνικά" style:family="text">
      <style:text-properties style:font-weight-complex="bold" style:font-size-complex="14pt"/>
    </style:style>
    <style:style style:name="T8545" style:parent-style-name="AncientGreekἈρχαίαἑλληνικά" style:family="text">
      <style:text-properties style:font-weight-complex="bold" style:font-size-complex="14pt" fo:language="el" fo:country="GR"/>
    </style:style>
    <style:style style:name="T8546" style:parent-style-name="AncientGreekἈρχαίαἑλληνικά" style:family="text">
      <style:text-properties style:font-weight-complex="bold" style:font-size-complex="14pt"/>
    </style:style>
    <style:style style:name="T8547" style:parent-style-name="AncientGreekἈρχαίαἑλληνικά" style:family="text">
      <style:text-properties style:font-weight-complex="bold" style:font-size-complex="14pt" fo:language="el" fo:country="GR"/>
    </style:style>
    <style:style style:name="T8548" style:parent-style-name="AncientGreekἈρχαίαἑλληνικά" style:family="text">
      <style:text-properties style:font-weight-complex="bold" style:font-size-complex="14pt"/>
    </style:style>
    <style:style style:name="T8549" style:parent-style-name="AncientGreekἈρχαίαἑλληνικά" style:family="text">
      <style:text-properties style:font-weight-complex="bold" style:font-size-complex="14pt" fo:language="el" fo:country="GR"/>
    </style:style>
    <style:style style:name="T8550" style:parent-style-name="AncientGreekἈρχαίαἑλληνικά" style:family="text">
      <style:text-properties style:font-weight-complex="bold" style:font-size-complex="14pt"/>
    </style:style>
    <style:style style:name="T8551" style:parent-style-name="AncientGreekἈρχαίαἑλληνικά" style:family="text">
      <style:text-properties style:font-weight-complex="bold" style:font-size-complex="14pt" fo:language="el" fo:country="GR"/>
    </style:style>
    <style:style style:name="T8552" style:parent-style-name="AncientGreekἈρχαίαἑλληνικά" style:family="text">
      <style:text-properties style:font-weight-complex="bold" style:font-size-complex="14pt"/>
    </style:style>
    <style:style style:name="T8553" style:parent-style-name="AncientGreekἈρχαίαἑλληνικά" style:family="text">
      <style:text-properties style:font-weight-complex="bold" style:font-size-complex="14pt" fo:language="el" fo:country="GR"/>
    </style:style>
    <style:style style:name="T8554" style:parent-style-name="AncientGreekἈρχαίαἑλληνικά" style:family="text">
      <style:text-properties style:font-weight-complex="bold" style:font-size-complex="14pt"/>
    </style:style>
    <style:style style:name="T8555" style:parent-style-name="AncientGreekἈρχαίαἑλληνικά" style:family="text">
      <style:text-properties style:font-weight-complex="bold" style:font-size-complex="14pt" fo:language="el" fo:country="GR"/>
    </style:style>
    <style:style style:name="T8556" style:parent-style-name="AncientGreekἈρχαίαἑλληνικά" style:family="text">
      <style:text-properties style:font-weight-complex="bold" style:font-size-complex="14pt"/>
    </style:style>
    <style:style style:name="T8557" style:parent-style-name="AncientGreekἈρχαίαἑλληνικά" style:family="text">
      <style:text-properties style:font-weight-complex="bold" style:font-size-complex="14pt" fo:language="el" fo:country="GR"/>
    </style:style>
    <style:style style:name="T8558" style:parent-style-name="AncientGreekἈρχαίαἑλληνικά" style:family="text">
      <style:text-properties style:font-weight-complex="bold" style:font-size-complex="14pt"/>
    </style:style>
    <style:style style:name="T8559" style:parent-style-name="AncientGreekἈρχαίαἑλληνικά" style:family="text">
      <style:text-properties style:font-weight-complex="bold" style:font-size-complex="14pt" fo:language="el" fo:country="GR"/>
    </style:style>
    <style:style style:name="T8560" style:parent-style-name="AncientGreekἈρχαίαἑλληνικά" style:family="text">
      <style:text-properties style:font-weight-complex="bold" style:font-size-complex="14pt"/>
    </style:style>
    <style:style style:name="T8561" style:parent-style-name="AncientGreekἈρχαίαἑλληνικά" style:family="text">
      <style:text-properties style:font-weight-complex="bold" style:font-size-complex="14pt" fo:language="el" fo:country="GR"/>
    </style:style>
    <style:style style:name="T8562" style:parent-style-name="AncientGreekἈρχαίαἑλληνικά" style:family="text">
      <style:text-properties style:font-weight-complex="bold" style:font-size-complex="14pt"/>
    </style:style>
    <style:style style:name="T8563" style:parent-style-name="AncientGreekἈρχαίαἑλληνικά" style:family="text">
      <style:text-properties style:font-weight-complex="bold" style:font-size-complex="14pt" fo:language="el" fo:country="GR"/>
    </style:style>
    <style:style style:name="T8564" style:parent-style-name="AncientGreekἈρχαίαἑλληνικά" style:family="text">
      <style:text-properties style:font-weight-complex="bold" style:font-size-complex="14pt"/>
    </style:style>
    <style:style style:name="P8565" style:parent-style-name="Standard" style:family="paragraph">
      <style:paragraph-properties fo:widows="0" fo:orphans="0">
        <style:tab-stops>
          <style:tab-stop style:type="left" style:position="1.3541in"/>
        </style:tab-stops>
      </style:paragraph-properties>
    </style:style>
    <style:style style:name="T8566" style:parent-style-name="AncientGreekἈρχαίαἑλληνικά" style:family="text">
      <style:text-properties style:font-weight-complex="bold" style:font-size-complex="14pt" fo:language="el" fo:country="GR"/>
    </style:style>
    <style:style style:name="T8567" style:parent-style-name="AncientGreekἈρχαίαἑλληνικά" style:family="text">
      <style:text-properties style:font-weight-complex="bold" style:font-size-complex="14pt"/>
    </style:style>
    <style:style style:name="T8568" style:parent-style-name="AncientGreekἈρχαίαἑλληνικά" style:family="text">
      <style:text-properties style:font-weight-complex="bold" style:font-size-complex="14pt" fo:language="el" fo:country="GR"/>
    </style:style>
    <style:style style:name="T8569" style:parent-style-name="AncientGreekἈρχαίαἑλληνικά" style:family="text">
      <style:text-properties style:font-weight-complex="bold" style:font-size-complex="14pt"/>
    </style:style>
    <style:style style:name="T8570" style:parent-style-name="AncientGreekἈρχαίαἑλληνικά" style:family="text">
      <style:text-properties style:font-weight-complex="bold" style:font-size-complex="14pt" fo:language="el" fo:country="GR"/>
    </style:style>
    <style:style style:name="T8571" style:parent-style-name="AncientGreekἈρχαίαἑλληνικά" style:family="text">
      <style:text-properties style:font-weight-complex="bold" style:font-size-complex="14pt"/>
    </style:style>
    <style:style style:name="T8572" style:parent-style-name="AncientGreekἈρχαίαἑλληνικά" style:family="text">
      <style:text-properties style:font-weight-complex="bold" style:font-size-complex="14pt" fo:language="el" fo:country="GR"/>
    </style:style>
    <style:style style:name="T8573" style:parent-style-name="AncientGreekἈρχαίαἑλληνικά" style:family="text">
      <style:text-properties style:font-weight-complex="bold" style:font-size-complex="14pt"/>
    </style:style>
    <style:style style:name="T8574" style:parent-style-name="AncientGreekἈρχαίαἑλληνικά" style:family="text">
      <style:text-properties style:font-weight-complex="bold" style:font-size-complex="14pt" fo:language="el" fo:country="GR"/>
    </style:style>
    <style:style style:name="T8575" style:parent-style-name="AncientGreekἈρχαίαἑλληνικά" style:family="text">
      <style:text-properties style:font-weight-complex="bold" style:font-size-complex="14pt"/>
    </style:style>
    <style:style style:name="T8576" style:parent-style-name="AncientGreekἈρχαίαἑλληνικά" style:family="text">
      <style:text-properties style:font-weight-complex="bold" style:font-size-complex="14pt" fo:language="el" fo:country="GR"/>
    </style:style>
    <style:style style:name="T8577" style:parent-style-name="AncientGreekἈρχαίαἑλληνικά" style:family="text">
      <style:text-properties style:font-weight-complex="bold" style:font-size-complex="14pt"/>
    </style:style>
    <style:style style:name="T8578" style:parent-style-name="AncientGreekἈρχαίαἑλληνικά" style:family="text">
      <style:text-properties style:font-weight-complex="bold" style:font-size-complex="14pt" fo:language="el" fo:country="GR"/>
    </style:style>
    <style:style style:name="T8579" style:parent-style-name="AncientGreekἈρχαίαἑλληνικά" style:family="text">
      <style:text-properties style:font-weight-complex="bold" style:font-size-complex="14pt"/>
    </style:style>
    <style:style style:name="T8580" style:parent-style-name="AncientGreekἈρχαίαἑλληνικά" style:family="text">
      <style:text-properties style:font-weight-complex="bold" style:font-size-complex="14pt" fo:language="el" fo:country="GR"/>
    </style:style>
    <style:style style:name="T8581" style:parent-style-name="AncientGreekἈρχαίαἑλληνικά" style:family="text">
      <style:text-properties style:font-weight-complex="bold" style:font-size-complex="14pt"/>
    </style:style>
    <style:style style:name="T8582" style:parent-style-name="AncientGreekἈρχαίαἑλληνικά" style:family="text">
      <style:text-properties style:font-weight-complex="bold" style:font-size-complex="14pt" fo:language="el" fo:country="GR"/>
    </style:style>
    <style:style style:name="T8583" style:parent-style-name="AncientGreekἈρχαίαἑλληνικά" style:family="text">
      <style:text-properties style:font-weight-complex="bold" style:font-size-complex="14pt"/>
    </style:style>
    <style:style style:name="T8584" style:parent-style-name="AncientGreekἈρχαίαἑλληνικά" style:family="text">
      <style:text-properties style:font-weight-complex="bold" style:font-size-complex="14pt" fo:language="el" fo:country="GR"/>
    </style:style>
    <style:style style:name="T8585" style:parent-style-name="AncientGreekἈρχαίαἑλληνικά" style:family="text">
      <style:text-properties style:font-weight-complex="bold" style:font-size-complex="14pt"/>
    </style:style>
    <style:style style:name="T8586" style:parent-style-name="AncientGreekἈρχαίαἑλληνικά" style:family="text">
      <style:text-properties style:font-weight-complex="bold" style:font-size-complex="14pt" fo:language="el" fo:country="GR"/>
    </style:style>
    <style:style style:name="T8587" style:parent-style-name="AncientGreekἈρχαίαἑλληνικά" style:family="text">
      <style:text-properties style:font-weight-complex="bold" style:font-size-complex="14pt"/>
    </style:style>
    <style:style style:name="T8588" style:parent-style-name="AncientGreekἈρχαίαἑλληνικά" style:family="text">
      <style:text-properties style:font-weight-complex="bold" style:font-size-complex="14pt" fo:language="el" fo:country="GR"/>
    </style:style>
    <style:style style:name="T8589" style:parent-style-name="AncientGreekἈρχαίαἑλληνικά" style:family="text">
      <style:text-properties style:font-weight-complex="bold" style:font-size-complex="14pt"/>
    </style:style>
    <style:style style:name="T8590" style:parent-style-name="AncientGreekἈρχαίαἑλληνικά" style:family="text">
      <style:text-properties style:font-weight-complex="bold" style:font-size-complex="14pt" fo:language="el" fo:country="GR"/>
    </style:style>
    <style:style style:name="T8591" style:parent-style-name="AncientGreekἈρχαίαἑλληνικά" style:family="text">
      <style:text-properties style:font-weight-complex="bold" style:font-size-complex="14pt"/>
    </style:style>
    <style:style style:name="T8592" style:parent-style-name="AncientGreekἈρχαίαἑλληνικά" style:family="text">
      <style:text-properties style:font-weight-complex="bold" style:font-size-complex="14pt" fo:language="el" fo:country="GR"/>
    </style:style>
    <style:style style:name="T8593" style:parent-style-name="AncientGreekἈρχαίαἑλληνικά" style:family="text">
      <style:text-properties style:font-weight-complex="bold" style:font-size-complex="14pt"/>
    </style:style>
    <style:style style:name="T8594" style:parent-style-name="AncientGreekἈρχαίαἑλληνικά" style:family="text">
      <style:text-properties style:font-weight-complex="bold" style:font-size-complex="14pt" fo:language="el" fo:country="GR"/>
    </style:style>
    <style:style style:name="T8595" style:parent-style-name="AncientGreekἈρχαίαἑλληνικά" style:family="text">
      <style:text-properties style:font-weight-complex="bold" style:font-size-complex="14pt"/>
    </style:style>
    <style:style style:name="TableCell8596" style:family="table-cell">
      <style:table-cell-properties fo:border="0.0069in solid #000000" fo:background-color="#FFFFFF" style:writing-mode="lr-tb" fo:padding-top="0in" fo:padding-left="0.1527in" fo:padding-bottom="0in" fo:padding-right="0.15in"/>
    </style:style>
    <style:style style:name="P8597" style:parent-style-name="Standard" style:family="paragraph">
      <style:paragraph-properties fo:widows="0" fo:orphans="0"/>
      <style:text-properties style:font-name="AncientGreek"/>
    </style:style>
    <style:style style:name="P8598" style:parent-style-name="Standard" style:family="paragraph">
      <style:paragraph-properties fo:widows="0" fo:orphans="0"/>
    </style:style>
    <style:style style:name="T8599" style:parent-style-name="DefaultParagraphFont" style:family="text">
      <style:text-properties style:font-name="AncientGreek"/>
    </style:style>
    <style:style style:name="T8600" style:parent-style-name="DefaultParagraphFont" style:family="text">
      <style:text-properties style:font-name="sans-serif" fo:color="#202122" fo:font-size="10.5pt" style:font-size-asian="10.5pt"/>
    </style:style>
    <style:style style:name="P8601" style:parent-style-name="Standard" style:family="paragraph">
      <style:paragraph-properties fo:widows="0" fo:orphans="0"/>
      <style:text-properties style:font-name="sans-serif" fo:color="#202122" fo:font-size="10.5pt" style:font-size-asian="10.5pt"/>
    </style:style>
    <style:style style:name="P8602" style:parent-style-name="Standard" style:family="paragraph">
      <style:paragraph-properties fo:widows="0" fo:orphans="0"/>
      <style:text-properties style:font-name="sans-serif" fo:color="#202122" fo:font-size="10.5pt" style:font-size-asian="10.5pt"/>
    </style:style>
    <style:style style:name="TableRow8603" style:family="table-row">
      <style:table-row-properties style:min-row-height="0.0138in" style:use-optimal-row-height="false" fo:keep-together="always"/>
    </style:style>
    <style:style style:name="TableCell8604" style:family="table-cell">
      <style:table-cell-properties fo:border="0.0069in solid #000000" fo:background-color="#FFFFFF" style:writing-mode="lr-tb" fo:padding-top="0in" fo:padding-left="0.1527in" fo:padding-bottom="0in" fo:padding-right="0.15in"/>
    </style:style>
    <style:style style:name="P8605" style:parent-style-name="Standard" style:family="paragraph">
      <style:paragraph-properties fo:keep-with-next="always" fo:widows="0" fo:orphans="0" fo:text-align="center">
        <style:tab-stops>
          <style:tab-stop style:type="left" style:position="2.9687in"/>
        </style:tab-stops>
      </style:paragraph-properties>
    </style:style>
    <style:style style:name="T8606" style:parent-style-name="AncientGreekἈρχαίαἑλληνικά" style:family="text">
      <style:text-properties fo:font-weight="bold" style:font-weight-asian="bold" style:font-weight-complex="bold" fo:font-size="18pt" style:font-size-asian="18pt" style:font-size-complex="14pt"/>
    </style:style>
    <style:style style:name="T8607"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8608" style:parent-style-name="AncientGreekἈρχαίαἑλληνικά" style:family="text">
      <style:text-properties fo:font-weight="bold" style:font-weight-asian="bold" style:font-weight-complex="bold" fo:font-size="18pt" style:font-size-asian="18pt" style:font-size-complex="14pt"/>
    </style:style>
    <style:style style:name="T8609"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8610" style:parent-style-name="AncientGreekἈρχαίαἑλληνικά" style:family="text">
      <style:text-properties fo:font-weight="bold" style:font-weight-asian="bold" style:font-weight-complex="bold" fo:font-size="18pt" style:font-size-asian="18pt" style:font-size-complex="14pt"/>
    </style:style>
    <style:style style:name="P8611" style:parent-style-name="Standard" style:family="paragraph">
      <style:paragraph-properties fo:widows="0" fo:orphans="0">
        <style:tab-stops>
          <style:tab-stop style:type="left" style:position="2.9687in"/>
        </style:tab-stops>
      </style:paragraph-properties>
    </style:style>
    <style:style style:name="T8612" style:parent-style-name="AncientGreekἈρχαίαἑλληνικά" style:family="text">
      <style:text-properties style:font-weight-complex="bold" style:font-size-complex="14pt" fo:language="el" fo:country="GR"/>
    </style:style>
    <style:style style:name="T8613" style:parent-style-name="AncientGreekἈρχαίαἑλληνικά" style:family="text">
      <style:text-properties style:font-weight-complex="bold" style:font-size-complex="14pt"/>
    </style:style>
    <style:style style:name="T8614" style:parent-style-name="AncientGreekἈρχαίαἑλληνικά" style:family="text">
      <style:text-properties style:font-weight-complex="bold" style:font-size-complex="14pt" fo:language="el" fo:country="GR"/>
    </style:style>
    <style:style style:name="T8615" style:parent-style-name="AncientGreekἈρχαίαἑλληνικά" style:family="text">
      <style:text-properties style:font-weight-complex="bold" style:font-size-complex="14pt"/>
    </style:style>
    <style:style style:name="T8616" style:parent-style-name="AncientGreekἈρχαίαἑλληνικά" style:family="text">
      <style:text-properties style:font-weight-complex="bold" style:font-size-complex="14pt" fo:language="el" fo:country="GR"/>
    </style:style>
    <style:style style:name="T8617" style:parent-style-name="AncientGreekἈρχαίαἑλληνικά" style:family="text">
      <style:text-properties style:font-weight-complex="bold" style:font-size-complex="14pt"/>
    </style:style>
    <style:style style:name="T8618" style:parent-style-name="AncientGreekἈρχαίαἑλληνικά" style:family="text">
      <style:text-properties style:font-weight-complex="bold" style:font-size-complex="14pt" fo:language="el" fo:country="GR"/>
    </style:style>
    <style:style style:name="T8619" style:parent-style-name="AncientGreekἈρχαίαἑλληνικά" style:family="text">
      <style:text-properties style:font-weight-complex="bold" style:font-size-complex="14pt"/>
    </style:style>
    <style:style style:name="T8620" style:parent-style-name="AncientGreekἈρχαίαἑλληνικά" style:family="text">
      <style:text-properties style:font-weight-complex="bold" style:font-size-complex="14pt" fo:language="el" fo:country="GR"/>
    </style:style>
    <style:style style:name="T8621" style:parent-style-name="AncientGreekἈρχαίαἑλληνικά" style:family="text">
      <style:text-properties style:font-weight-complex="bold" style:font-size-complex="14pt"/>
    </style:style>
    <style:style style:name="T8622" style:parent-style-name="AncientGreekἈρχαίαἑλληνικά" style:family="text">
      <style:text-properties style:font-weight-complex="bold" style:font-size-complex="14pt" fo:language="el" fo:country="GR"/>
    </style:style>
    <style:style style:name="T8623" style:parent-style-name="AncientGreekἈρχαίαἑλληνικά" style:family="text">
      <style:text-properties style:font-weight-complex="bold" style:font-size-complex="14pt"/>
    </style:style>
    <style:style style:name="T8624" style:parent-style-name="AncientGreekἈρχαίαἑλληνικά" style:family="text">
      <style:text-properties style:font-weight-complex="bold" style:font-size-complex="14pt" fo:language="el" fo:country="GR"/>
    </style:style>
    <style:style style:name="T8625" style:parent-style-name="AncientGreekἈρχαίαἑλληνικά" style:family="text">
      <style:text-properties style:font-weight-complex="bold" style:font-size-complex="14pt"/>
    </style:style>
    <style:style style:name="T8626" style:parent-style-name="AncientGreekἈρχαίαἑλληνικά" style:family="text">
      <style:text-properties style:font-weight-complex="bold" style:font-size-complex="14pt" fo:language="el" fo:country="GR"/>
    </style:style>
    <style:style style:name="T8627" style:parent-style-name="AncientGreekἈρχαίαἑλληνικά" style:family="text">
      <style:text-properties style:font-weight-complex="bold" style:font-size-complex="14pt"/>
    </style:style>
    <style:style style:name="T8628" style:parent-style-name="AncientGreekἈρχαίαἑλληνικά" style:family="text">
      <style:text-properties style:font-weight-complex="bold" style:font-size-complex="14pt" fo:language="el" fo:country="GR"/>
    </style:style>
    <style:style style:name="T8629" style:parent-style-name="AncientGreekἈρχαίαἑλληνικά" style:family="text">
      <style:text-properties style:font-weight-complex="bold" style:font-size-complex="14pt"/>
    </style:style>
    <style:style style:name="T8630" style:parent-style-name="AncientGreekἈρχαίαἑλληνικά" style:family="text">
      <style:text-properties style:font-weight-complex="bold" style:font-size-complex="14pt" fo:language="el" fo:country="GR"/>
    </style:style>
    <style:style style:name="T8631" style:parent-style-name="AncientGreekἈρχαίαἑλληνικά" style:family="text">
      <style:text-properties style:font-weight-complex="bold" style:font-size-complex="14pt"/>
    </style:style>
    <style:style style:name="T8632" style:parent-style-name="AncientGreekἈρχαίαἑλληνικά" style:family="text">
      <style:text-properties style:font-weight-complex="bold" style:font-size-complex="14pt" fo:language="el" fo:country="GR"/>
    </style:style>
    <style:style style:name="T8633" style:parent-style-name="AncientGreekἈρχαίαἑλληνικά" style:family="text">
      <style:text-properties style:font-weight-complex="bold" style:font-size-complex="14pt"/>
    </style:style>
    <style:style style:name="T8634" style:parent-style-name="AncientGreekἈρχαίαἑλληνικά" style:family="text">
      <style:text-properties style:font-weight-complex="bold" style:font-size-complex="14pt" fo:language="el" fo:country="GR"/>
    </style:style>
    <style:style style:name="T8635" style:parent-style-name="AncientGreekἈρχαίαἑλληνικά" style:family="text">
      <style:text-properties style:font-weight-complex="bold" style:font-size-complex="14pt"/>
    </style:style>
    <style:style style:name="T8636" style:parent-style-name="AncientGreekἈρχαίαἑλληνικά" style:family="text">
      <style:text-properties style:font-weight-complex="bold" style:font-size-complex="14pt" fo:language="el" fo:country="GR"/>
    </style:style>
    <style:style style:name="T8637" style:parent-style-name="AncientGreekἈρχαίαἑλληνικά" style:family="text">
      <style:text-properties style:font-weight-complex="bold" style:font-size-complex="14pt"/>
    </style:style>
    <style:style style:name="T8638" style:parent-style-name="AncientGreekἈρχαίαἑλληνικά" style:family="text">
      <style:text-properties style:font-weight-complex="bold" style:font-size-complex="14pt" fo:language="el" fo:country="GR"/>
    </style:style>
    <style:style style:name="T8639" style:parent-style-name="AncientGreekἈρχαίαἑλληνικά" style:family="text">
      <style:text-properties style:font-weight-complex="bold" style:font-size-complex="14pt"/>
    </style:style>
    <style:style style:name="T8640" style:parent-style-name="AncientGreekἈρχαίαἑλληνικά" style:family="text">
      <style:text-properties style:font-weight-complex="bold" style:font-size-complex="14pt" fo:language="el" fo:country="GR"/>
    </style:style>
    <style:style style:name="T8641" style:parent-style-name="AncientGreekἈρχαίαἑλληνικά" style:family="text">
      <style:text-properties style:font-weight-complex="bold" style:font-size-complex="14pt"/>
    </style:style>
    <style:style style:name="T8642" style:parent-style-name="AncientGreekἈρχαίαἑλληνικά" style:family="text">
      <style:text-properties style:font-weight-complex="bold" style:font-size-complex="14pt" fo:language="el" fo:country="GR"/>
    </style:style>
    <style:style style:name="T8643" style:parent-style-name="AncientGreekἈρχαίαἑλληνικά" style:family="text">
      <style:text-properties style:font-weight-complex="bold" style:font-size-complex="14pt"/>
    </style:style>
    <style:style style:name="T8644" style:parent-style-name="AncientGreekἈρχαίαἑλληνικά" style:family="text">
      <style:text-properties style:font-weight-complex="bold" style:font-size-complex="14pt" fo:language="el" fo:country="GR"/>
    </style:style>
    <style:style style:name="T8645" style:parent-style-name="AncientGreekἈρχαίαἑλληνικά" style:family="text">
      <style:text-properties style:font-weight-complex="bold" style:font-size-complex="14pt"/>
    </style:style>
    <style:style style:name="T8646" style:parent-style-name="AncientGreekἈρχαίαἑλληνικά" style:family="text">
      <style:text-properties style:font-weight-complex="bold" style:font-size-complex="14pt" fo:language="el" fo:country="GR"/>
    </style:style>
    <style:style style:name="T8647" style:parent-style-name="AncientGreekἈρχαίαἑλληνικά" style:family="text">
      <style:text-properties style:font-weight-complex="bold" style:font-size-complex="14pt"/>
    </style:style>
    <style:style style:name="T8648" style:parent-style-name="AncientGreekἈρχαίαἑλληνικά" style:family="text">
      <style:text-properties style:font-weight-complex="bold" style:font-size-complex="14pt" fo:language="el" fo:country="GR"/>
    </style:style>
    <style:style style:name="T8649" style:parent-style-name="AncientGreekἈρχαίαἑλληνικά" style:family="text">
      <style:text-properties style:font-weight-complex="bold" style:font-size-complex="14pt"/>
    </style:style>
    <style:style style:name="T8650" style:parent-style-name="AncientGreekἈρχαίαἑλληνικά" style:family="text">
      <style:text-properties style:font-weight-complex="bold" style:font-size-complex="14pt" fo:language="el" fo:country="GR"/>
    </style:style>
    <style:style style:name="T8651" style:parent-style-name="AncientGreekἈρχαίαἑλληνικά" style:family="text">
      <style:text-properties style:font-weight-complex="bold" style:font-size-complex="14pt"/>
    </style:style>
    <style:style style:name="T8652" style:parent-style-name="AncientGreekἈρχαίαἑλληνικά" style:family="text">
      <style:text-properties style:font-weight-complex="bold" style:font-size-complex="14pt" fo:language="el" fo:country="GR"/>
    </style:style>
    <style:style style:name="T8653" style:parent-style-name="AncientGreekἈρχαίαἑλληνικά" style:family="text">
      <style:text-properties style:font-weight-complex="bold" style:font-size-complex="14pt"/>
    </style:style>
    <style:style style:name="T8654" style:parent-style-name="AncientGreekἈρχαίαἑλληνικά" style:family="text">
      <style:text-properties style:font-weight-complex="bold" style:font-size-complex="14pt" fo:language="el" fo:country="GR"/>
    </style:style>
    <style:style style:name="T8655" style:parent-style-name="AncientGreekἈρχαίαἑλληνικά" style:family="text">
      <style:text-properties style:font-weight-complex="bold" style:font-size-complex="14pt"/>
    </style:style>
    <style:style style:name="T8656" style:parent-style-name="AncientGreekἈρχαίαἑλληνικά" style:family="text">
      <style:text-properties style:font-weight-complex="bold" style:font-size-complex="14pt" fo:language="el" fo:country="GR"/>
    </style:style>
    <style:style style:name="T8657" style:parent-style-name="AncientGreekἈρχαίαἑλληνικά" style:family="text">
      <style:text-properties style:font-weight-complex="bold" style:font-size-complex="14pt"/>
    </style:style>
    <style:style style:name="T8658" style:parent-style-name="AncientGreekἈρχαίαἑλληνικά" style:family="text">
      <style:text-properties style:font-weight-complex="bold" style:font-size-complex="14pt" fo:language="el" fo:country="GR"/>
    </style:style>
    <style:style style:name="T8659" style:parent-style-name="AncientGreekἈρχαίαἑλληνικά" style:family="text">
      <style:text-properties style:font-weight-complex="bold" style:font-size-complex="14pt"/>
    </style:style>
    <style:style style:name="T8660" style:parent-style-name="AncientGreekἈρχαίαἑλληνικά" style:family="text">
      <style:text-properties style:font-weight-complex="bold" style:font-size-complex="14pt" fo:language="el" fo:country="GR"/>
    </style:style>
    <style:style style:name="T8661" style:parent-style-name="AncientGreekἈρχαίαἑλληνικά" style:family="text">
      <style:text-properties style:font-weight-complex="bold" style:font-size-complex="14pt"/>
    </style:style>
    <style:style style:name="T8662" style:parent-style-name="AncientGreekἈρχαίαἑλληνικά" style:family="text">
      <style:text-properties style:font-weight-complex="bold" style:font-size-complex="14pt" fo:language="el" fo:country="GR"/>
    </style:style>
    <style:style style:name="T8663" style:parent-style-name="AncientGreekἈρχαίαἑλληνικά" style:family="text">
      <style:text-properties style:font-weight-complex="bold" style:font-size-complex="14pt"/>
    </style:style>
    <style:style style:name="T8664" style:parent-style-name="AncientGreekἈρχαίαἑλληνικά" style:family="text">
      <style:text-properties style:font-weight-complex="bold" style:font-size-complex="14pt" fo:language="el" fo:country="GR"/>
    </style:style>
    <style:style style:name="T8665" style:parent-style-name="AncientGreekἈρχαίαἑλληνικά" style:family="text">
      <style:text-properties style:font-weight-complex="bold" style:font-size-complex="14pt"/>
    </style:style>
    <style:style style:name="T8666" style:parent-style-name="AncientGreekἈρχαίαἑλληνικά" style:family="text">
      <style:text-properties style:font-weight-complex="bold" style:font-size-complex="14pt" fo:language="el" fo:country="GR"/>
    </style:style>
    <style:style style:name="T8667" style:parent-style-name="AncientGreekἈρχαίαἑλληνικά" style:family="text">
      <style:text-properties style:font-weight-complex="bold" style:font-size-complex="14pt"/>
    </style:style>
    <style:style style:name="T8668" style:parent-style-name="AncientGreekἈρχαίαἑλληνικά" style:family="text">
      <style:text-properties style:font-weight-complex="bold" style:font-size-complex="14pt" fo:language="el" fo:country="GR"/>
    </style:style>
    <style:style style:name="T8669" style:parent-style-name="AncientGreekἈρχαίαἑλληνικά" style:family="text">
      <style:text-properties style:font-weight-complex="bold" style:font-size-complex="14pt"/>
    </style:style>
    <style:style style:name="T8670" style:parent-style-name="AncientGreekἈρχαίαἑλληνικά" style:family="text">
      <style:text-properties style:font-weight-complex="bold" style:font-size-complex="14pt" fo:language="el" fo:country="GR"/>
    </style:style>
    <style:style style:name="T8671" style:parent-style-name="AncientGreekἈρχαίαἑλληνικά" style:family="text">
      <style:text-properties style:font-weight-complex="bold" style:font-size-complex="14pt"/>
    </style:style>
    <style:style style:name="T8672" style:parent-style-name="AncientGreekἈρχαίαἑλληνικά" style:family="text">
      <style:text-properties style:font-weight-complex="bold" style:font-size-complex="14pt" fo:language="el" fo:country="GR"/>
    </style:style>
    <style:style style:name="T8673" style:parent-style-name="AncientGreekἈρχαίαἑλληνικά" style:family="text">
      <style:text-properties style:font-weight-complex="bold" style:font-size-complex="14pt"/>
    </style:style>
    <style:style style:name="P8674" style:parent-style-name="Standard" style:family="paragraph">
      <style:paragraph-properties fo:widows="0" fo:orphans="0">
        <style:tab-stops>
          <style:tab-stop style:type="left" style:position="2.9687in"/>
        </style:tab-stops>
      </style:paragraph-properties>
    </style:style>
    <style:style style:name="T8675" style:parent-style-name="AncientGreekἈρχαίαἑλληνικά" style:family="text">
      <style:text-properties style:font-weight-complex="bold" style:font-size-complex="14pt" fo:language="el" fo:country="GR"/>
    </style:style>
    <style:style style:name="T8676" style:parent-style-name="AncientGreekἈρχαίαἑλληνικά" style:family="text">
      <style:text-properties style:font-weight-complex="bold" style:font-size-complex="14pt"/>
    </style:style>
    <style:style style:name="T8677" style:parent-style-name="AncientGreekἈρχαίαἑλληνικά" style:family="text">
      <style:text-properties style:font-weight-complex="bold" style:font-size-complex="14pt" fo:language="el" fo:country="GR"/>
    </style:style>
    <style:style style:name="T8678" style:parent-style-name="AncientGreekἈρχαίαἑλληνικά" style:family="text">
      <style:text-properties style:font-weight-complex="bold" style:font-size-complex="14pt"/>
    </style:style>
    <style:style style:name="T8679" style:parent-style-name="AncientGreekἈρχαίαἑλληνικά" style:family="text">
      <style:text-properties style:font-weight-complex="bold" style:font-size-complex="14pt" fo:language="el" fo:country="GR"/>
    </style:style>
    <style:style style:name="T8680" style:parent-style-name="AncientGreekἈρχαίαἑλληνικά" style:family="text">
      <style:text-properties style:font-weight-complex="bold" style:font-size-complex="14pt"/>
    </style:style>
    <style:style style:name="T8681" style:parent-style-name="AncientGreekἈρχαίαἑλληνικά" style:family="text">
      <style:text-properties style:font-weight-complex="bold" style:font-size-complex="14pt" fo:language="el" fo:country="GR"/>
    </style:style>
    <style:style style:name="T8682" style:parent-style-name="AncientGreekἈρχαίαἑλληνικά" style:family="text">
      <style:text-properties style:font-weight-complex="bold" style:font-size-complex="14pt"/>
    </style:style>
    <style:style style:name="T8683" style:parent-style-name="AncientGreekἈρχαίαἑλληνικά" style:family="text">
      <style:text-properties style:font-weight-complex="bold" style:font-size-complex="14pt" fo:language="el" fo:country="GR"/>
    </style:style>
    <style:style style:name="T8684" style:parent-style-name="AncientGreekἈρχαίαἑλληνικά" style:family="text">
      <style:text-properties style:font-weight-complex="bold" style:font-size-complex="14pt"/>
    </style:style>
    <style:style style:name="T8685" style:parent-style-name="AncientGreekἈρχαίαἑλληνικά" style:family="text">
      <style:text-properties style:font-weight-complex="bold" style:font-size-complex="14pt" fo:language="el" fo:country="GR"/>
    </style:style>
    <style:style style:name="T8686" style:parent-style-name="AncientGreekἈρχαίαἑλληνικά" style:family="text">
      <style:text-properties style:font-weight-complex="bold" style:font-size-complex="14pt"/>
    </style:style>
    <style:style style:name="T8687" style:parent-style-name="AncientGreekἈρχαίαἑλληνικά" style:family="text">
      <style:text-properties style:font-weight-complex="bold" style:font-size-complex="14pt" fo:language="el" fo:country="GR"/>
    </style:style>
    <style:style style:name="T8688" style:parent-style-name="AncientGreekἈρχαίαἑλληνικά" style:family="text">
      <style:text-properties style:font-weight-complex="bold" style:font-size-complex="14pt"/>
    </style:style>
    <style:style style:name="T8689" style:parent-style-name="AncientGreekἈρχαίαἑλληνικά" style:family="text">
      <style:text-properties style:font-weight-complex="bold" style:font-size-complex="14pt" fo:language="el" fo:country="GR"/>
    </style:style>
    <style:style style:name="T8690" style:parent-style-name="AncientGreekἈρχαίαἑλληνικά" style:family="text">
      <style:text-properties style:font-weight-complex="bold" style:font-size-complex="14pt"/>
    </style:style>
    <style:style style:name="T8691" style:parent-style-name="AncientGreekἈρχαίαἑλληνικά" style:family="text">
      <style:text-properties style:font-weight-complex="bold" style:font-size-complex="14pt" fo:language="el" fo:country="GR"/>
    </style:style>
    <style:style style:name="T8692" style:parent-style-name="AncientGreekἈρχαίαἑλληνικά" style:family="text">
      <style:text-properties style:font-weight-complex="bold" style:font-size-complex="14pt"/>
    </style:style>
    <style:style style:name="T8693" style:parent-style-name="AncientGreekἈρχαίαἑλληνικά" style:family="text">
      <style:text-properties style:font-weight-complex="bold" style:font-size-complex="14pt" fo:language="el" fo:country="GR"/>
    </style:style>
    <style:style style:name="T8694" style:parent-style-name="AncientGreekἈρχαίαἑλληνικά" style:family="text">
      <style:text-properties style:font-weight-complex="bold" style:font-size-complex="14pt"/>
    </style:style>
    <style:style style:name="T8695" style:parent-style-name="AncientGreekἈρχαίαἑλληνικά" style:family="text">
      <style:text-properties style:font-weight-complex="bold" style:font-size-complex="14pt" fo:language="el" fo:country="GR"/>
    </style:style>
    <style:style style:name="T8696" style:parent-style-name="AncientGreekἈρχαίαἑλληνικά" style:family="text">
      <style:text-properties style:font-weight-complex="bold" style:font-size-complex="14pt"/>
    </style:style>
    <style:style style:name="T8697" style:parent-style-name="AncientGreekἈρχαίαἑλληνικά" style:family="text">
      <style:text-properties style:font-weight-complex="bold" style:font-size-complex="14pt" fo:language="el" fo:country="GR"/>
    </style:style>
    <style:style style:name="T8698" style:parent-style-name="AncientGreekἈρχαίαἑλληνικά" style:family="text">
      <style:text-properties style:font-weight-complex="bold" style:font-size-complex="14pt"/>
    </style:style>
    <style:style style:name="T8699" style:parent-style-name="AncientGreekἈρχαίαἑλληνικά" style:family="text">
      <style:text-properties style:font-weight-complex="bold" style:font-size-complex="14pt" fo:language="el" fo:country="GR"/>
    </style:style>
    <style:style style:name="T8700" style:parent-style-name="AncientGreekἈρχαίαἑλληνικά" style:family="text">
      <style:text-properties style:font-weight-complex="bold" style:font-size-complex="14pt"/>
    </style:style>
    <style:style style:name="T8701" style:parent-style-name="AncientGreekἈρχαίαἑλληνικά" style:family="text">
      <style:text-properties style:font-weight-complex="bold" style:font-size-complex="14pt" fo:language="el" fo:country="GR"/>
    </style:style>
    <style:style style:name="T8702" style:parent-style-name="AncientGreekἈρχαίαἑλληνικά" style:family="text">
      <style:text-properties style:font-weight-complex="bold" style:font-size-complex="14pt"/>
    </style:style>
    <style:style style:name="T8703" style:parent-style-name="AncientGreekἈρχαίαἑλληνικά" style:family="text">
      <style:text-properties style:font-weight-complex="bold" style:font-size-complex="14pt" fo:language="el" fo:country="GR"/>
    </style:style>
    <style:style style:name="T8704" style:parent-style-name="AncientGreekἈρχαίαἑλληνικά" style:family="text">
      <style:text-properties style:font-weight-complex="bold" style:font-size-complex="14pt"/>
    </style:style>
    <style:style style:name="TableCell8705" style:family="table-cell">
      <style:table-cell-properties fo:border="0.0069in solid #000000" fo:background-color="#FFFFFF" style:writing-mode="lr-tb" fo:padding-top="0in" fo:padding-left="0.1527in" fo:padding-bottom="0in" fo:padding-right="0.15in"/>
    </style:style>
    <style:style style:name="P8706" style:parent-style-name="Standard" style:family="paragraph">
      <style:paragraph-properties fo:widows="0" fo:orphans="0"/>
      <style:text-properties style:font-name="AncientGreek"/>
    </style:style>
    <style:style style:name="P8707" style:parent-style-name="Standard" style:family="paragraph">
      <style:paragraph-properties fo:widows="0" fo:orphans="0"/>
      <style:text-properties style:font-name="AncientGreek"/>
    </style:style>
    <style:style style:name="P8708" style:parent-style-name="Standard" style:family="paragraph">
      <style:paragraph-properties fo:widows="0" fo:orphans="0"/>
      <style:text-properties style:font-name="AncientGreek"/>
    </style:style>
    <style:style style:name="P8709" style:parent-style-name="Standard" style:family="paragraph">
      <style:paragraph-properties fo:widows="0" fo:orphans="0"/>
      <style:text-properties style:font-name="AncientGreek"/>
    </style:style>
    <style:style style:name="TableRow8710" style:family="table-row">
      <style:table-row-properties style:min-row-height="0.0138in" style:use-optimal-row-height="false" fo:keep-together="always"/>
    </style:style>
    <style:style style:name="TableCell8711" style:family="table-cell">
      <style:table-cell-properties fo:border="0.0069in solid #000000" fo:background-color="#FFFFFF" style:writing-mode="lr-tb" fo:padding-top="0in" fo:padding-left="0.1527in" fo:padding-bottom="0in" fo:padding-right="0.15in"/>
    </style:style>
    <style:style style:name="P8712" style:parent-style-name="Standard" style:family="paragraph">
      <style:paragraph-properties fo:keep-with-next="always" fo:widows="0" fo:orphans="0" fo:text-align="center">
        <style:tab-stops>
          <style:tab-stop style:type="left" style:position="2.6354in"/>
        </style:tab-stops>
      </style:paragraph-properties>
    </style:style>
    <style:style style:name="T8713" style:parent-style-name="AncientGreekἈρχαίαἑλληνικά" style:family="text">
      <style:text-properties fo:font-weight="bold" style:font-weight-asian="bold" style:font-weight-complex="bold" fo:font-size="18pt" style:font-size-asian="18pt" style:font-size-complex="14pt"/>
    </style:style>
    <style:style style:name="T8714"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8715" style:parent-style-name="AncientGreekἈρχαίαἑλληνικά" style:family="text">
      <style:text-properties fo:font-weight="bold" style:font-weight-asian="bold" style:font-weight-complex="bold" fo:font-size="18pt" style:font-size-asian="18pt" style:font-size-complex="14pt"/>
    </style:style>
    <style:style style:name="P8716" style:parent-style-name="Standard" style:family="paragraph">
      <style:paragraph-properties fo:widows="0" fo:orphans="0">
        <style:tab-stops>
          <style:tab-stop style:type="left" style:position="2.6354in"/>
        </style:tab-stops>
      </style:paragraph-properties>
    </style:style>
    <style:style style:name="T8717" style:parent-style-name="AncientGreekἈρχαίαἑλληνικά" style:family="text">
      <style:text-properties style:font-weight-complex="bold" style:font-size-complex="14pt" fo:language="el" fo:country="GR"/>
    </style:style>
    <style:style style:name="T8718" style:parent-style-name="AncientGreekἈρχαίαἑλληνικά" style:family="text">
      <style:text-properties style:font-weight-complex="bold" style:font-size-complex="14pt"/>
    </style:style>
    <style:style style:name="T8719" style:parent-style-name="AncientGreekἈρχαίαἑλληνικά" style:family="text">
      <style:text-properties style:font-weight-complex="bold" style:font-size-complex="14pt" fo:language="el" fo:country="GR"/>
    </style:style>
    <style:style style:name="T8720" style:parent-style-name="AncientGreekἈρχαίαἑλληνικά" style:family="text">
      <style:text-properties style:font-weight-complex="bold" style:font-size-complex="14pt"/>
    </style:style>
    <style:style style:name="T8721" style:parent-style-name="AncientGreekἈρχαίαἑλληνικά" style:family="text">
      <style:text-properties style:font-weight-complex="bold" style:font-size-complex="14pt" fo:language="el" fo:country="GR"/>
    </style:style>
    <style:style style:name="T8722" style:parent-style-name="AncientGreekἈρχαίαἑλληνικά" style:family="text">
      <style:text-properties style:font-weight-complex="bold" style:font-size-complex="14pt"/>
    </style:style>
    <style:style style:name="T8723" style:parent-style-name="AncientGreekἈρχαίαἑλληνικά" style:family="text">
      <style:text-properties style:font-weight-complex="bold" style:font-size-complex="14pt" fo:language="el" fo:country="GR"/>
    </style:style>
    <style:style style:name="T8724" style:parent-style-name="AncientGreekἈρχαίαἑλληνικά" style:family="text">
      <style:text-properties style:font-weight-complex="bold" style:font-size-complex="14pt"/>
    </style:style>
    <style:style style:name="T8725" style:parent-style-name="AncientGreekἈρχαίαἑλληνικά" style:family="text">
      <style:text-properties style:font-weight-complex="bold" style:font-size-complex="14pt" fo:language="el" fo:country="GR"/>
    </style:style>
    <style:style style:name="T8726" style:parent-style-name="AncientGreekἈρχαίαἑλληνικά" style:family="text">
      <style:text-properties style:font-weight-complex="bold" style:font-size-complex="14pt"/>
    </style:style>
    <style:style style:name="T8727" style:parent-style-name="AncientGreekἈρχαίαἑλληνικά" style:family="text">
      <style:text-properties style:font-weight-complex="bold" style:font-size-complex="14pt" fo:language="el" fo:country="GR"/>
    </style:style>
    <style:style style:name="T8728" style:parent-style-name="AncientGreekἈρχαίαἑλληνικά" style:family="text">
      <style:text-properties style:font-weight-complex="bold" style:font-size-complex="14pt"/>
    </style:style>
    <style:style style:name="T8729" style:parent-style-name="AncientGreekἈρχαίαἑλληνικά" style:family="text">
      <style:text-properties style:font-weight-complex="bold" style:font-size-complex="14pt" fo:language="el" fo:country="GR"/>
    </style:style>
    <style:style style:name="T8730" style:parent-style-name="AncientGreekἈρχαίαἑλληνικά" style:family="text">
      <style:text-properties style:font-weight-complex="bold" style:font-size-complex="14pt"/>
    </style:style>
    <style:style style:name="T8731" style:parent-style-name="AncientGreekἈρχαίαἑλληνικά" style:family="text">
      <style:text-properties style:font-weight-complex="bold" style:font-size-complex="14pt" fo:language="el" fo:country="GR"/>
    </style:style>
    <style:style style:name="T8732" style:parent-style-name="AncientGreekἈρχαίαἑλληνικά" style:family="text">
      <style:text-properties style:font-weight-complex="bold" style:font-size-complex="14pt"/>
    </style:style>
    <style:style style:name="T8733" style:parent-style-name="AncientGreekἈρχαίαἑλληνικά" style:family="text">
      <style:text-properties style:font-weight-complex="bold" style:font-size-complex="14pt" fo:language="el" fo:country="GR"/>
    </style:style>
    <style:style style:name="T8734" style:parent-style-name="AncientGreekἈρχαίαἑλληνικά" style:family="text">
      <style:text-properties style:font-weight-complex="bold" style:font-size-complex="14pt"/>
    </style:style>
    <style:style style:name="T8735" style:parent-style-name="AncientGreekἈρχαίαἑλληνικά" style:family="text">
      <style:text-properties style:font-weight-complex="bold" style:font-size-complex="14pt" fo:language="el" fo:country="GR"/>
    </style:style>
    <style:style style:name="T8736" style:parent-style-name="AncientGreekἈρχαίαἑλληνικά" style:family="text">
      <style:text-properties style:font-weight-complex="bold" style:font-size-complex="14pt"/>
    </style:style>
    <style:style style:name="T8737" style:parent-style-name="AncientGreekἈρχαίαἑλληνικά" style:family="text">
      <style:text-properties style:font-weight-complex="bold" style:font-size-complex="14pt" fo:language="el" fo:country="GR"/>
    </style:style>
    <style:style style:name="T8738" style:parent-style-name="AncientGreekἈρχαίαἑλληνικά" style:family="text">
      <style:text-properties style:font-weight-complex="bold" style:font-size-complex="14pt"/>
    </style:style>
    <style:style style:name="T8739" style:parent-style-name="AncientGreekἈρχαίαἑλληνικά" style:family="text">
      <style:text-properties style:font-weight-complex="bold" style:font-size-complex="14pt" fo:language="el" fo:country="GR"/>
    </style:style>
    <style:style style:name="T8740" style:parent-style-name="AncientGreekἈρχαίαἑλληνικά" style:family="text">
      <style:text-properties style:font-weight-complex="bold" style:font-size-complex="14pt"/>
    </style:style>
    <style:style style:name="T8741" style:parent-style-name="AncientGreekἈρχαίαἑλληνικά" style:family="text">
      <style:text-properties style:font-weight-complex="bold" style:font-size-complex="14pt" fo:language="el" fo:country="GR"/>
    </style:style>
    <style:style style:name="T8742" style:parent-style-name="AncientGreekἈρχαίαἑλληνικά" style:family="text">
      <style:text-properties style:font-weight-complex="bold" style:font-size-complex="14pt"/>
    </style:style>
    <style:style style:name="T8743" style:parent-style-name="AncientGreekἈρχαίαἑλληνικά" style:family="text">
      <style:text-properties style:font-weight-complex="bold" style:font-size-complex="14pt" fo:language="el" fo:country="GR"/>
    </style:style>
    <style:style style:name="T8744" style:parent-style-name="AncientGreekἈρχαίαἑλληνικά" style:family="text">
      <style:text-properties style:font-weight-complex="bold" style:font-size-complex="14pt"/>
    </style:style>
    <style:style style:name="T8745" style:parent-style-name="AncientGreekἈρχαίαἑλληνικά" style:family="text">
      <style:text-properties style:font-weight-complex="bold" style:font-size-complex="14pt" fo:language="el" fo:country="GR"/>
    </style:style>
    <style:style style:name="T8746" style:parent-style-name="AncientGreekἈρχαίαἑλληνικά" style:family="text">
      <style:text-properties style:font-weight-complex="bold" style:font-size-complex="14pt"/>
    </style:style>
    <style:style style:name="T8747" style:parent-style-name="AncientGreekἈρχαίαἑλληνικά" style:family="text">
      <style:text-properties style:font-weight-complex="bold" style:font-size-complex="14pt" fo:language="el" fo:country="GR"/>
    </style:style>
    <style:style style:name="T8748" style:parent-style-name="AncientGreekἈρχαίαἑλληνικά" style:family="text">
      <style:text-properties style:font-weight-complex="bold" style:font-size-complex="14pt"/>
    </style:style>
    <style:style style:name="T8749" style:parent-style-name="AncientGreekἈρχαίαἑλληνικά" style:family="text">
      <style:text-properties style:font-weight-complex="bold" style:font-size-complex="14pt" fo:language="el" fo:country="GR"/>
    </style:style>
    <style:style style:name="T8750" style:parent-style-name="AncientGreekἈρχαίαἑλληνικά" style:family="text">
      <style:text-properties style:font-weight-complex="bold" style:font-size-complex="14pt"/>
    </style:style>
    <style:style style:name="T8751" style:parent-style-name="AncientGreekἈρχαίαἑλληνικά" style:family="text">
      <style:text-properties style:font-weight-complex="bold" style:font-size-complex="14pt" fo:language="el" fo:country="GR"/>
    </style:style>
    <style:style style:name="T8752" style:parent-style-name="AncientGreekἈρχαίαἑλληνικά" style:family="text">
      <style:text-properties style:font-weight-complex="bold" style:font-size-complex="14pt"/>
    </style:style>
    <style:style style:name="T8753" style:parent-style-name="AncientGreekἈρχαίαἑλληνικά" style:family="text">
      <style:text-properties style:font-weight-complex="bold" style:font-size-complex="14pt" fo:language="el" fo:country="GR"/>
    </style:style>
    <style:style style:name="T8754" style:parent-style-name="AncientGreekἈρχαίαἑλληνικά" style:family="text">
      <style:text-properties style:font-weight-complex="bold" style:font-size-complex="14pt"/>
    </style:style>
    <style:style style:name="T8755" style:parent-style-name="AncientGreekἈρχαίαἑλληνικά" style:family="text">
      <style:text-properties style:font-weight-complex="bold" style:font-size-complex="14pt" fo:language="el" fo:country="GR"/>
    </style:style>
    <style:style style:name="T8756" style:parent-style-name="AncientGreekἈρχαίαἑλληνικά" style:family="text">
      <style:text-properties style:font-weight-complex="bold" style:font-size-complex="14pt"/>
    </style:style>
    <style:style style:name="T8757" style:parent-style-name="AncientGreekἈρχαίαἑλληνικά" style:family="text">
      <style:text-properties style:font-weight-complex="bold" style:font-size-complex="14pt" fo:language="el" fo:country="GR"/>
    </style:style>
    <style:style style:name="T8758" style:parent-style-name="AncientGreekἈρχαίαἑλληνικά" style:family="text">
      <style:text-properties style:font-weight-complex="bold" style:font-size-complex="14pt"/>
    </style:style>
    <style:style style:name="T8759" style:parent-style-name="AncientGreekἈρχαίαἑλληνικά" style:family="text">
      <style:text-properties style:font-weight-complex="bold" style:font-size-complex="14pt" fo:language="el" fo:country="GR"/>
    </style:style>
    <style:style style:name="T8760" style:parent-style-name="AncientGreekἈρχαίαἑλληνικά" style:family="text">
      <style:text-properties style:font-weight-complex="bold" style:font-size-complex="14pt"/>
    </style:style>
    <style:style style:name="T8761" style:parent-style-name="AncientGreekἈρχαίαἑλληνικά" style:family="text">
      <style:text-properties style:font-weight-complex="bold" style:font-size-complex="14pt" fo:language="el" fo:country="GR"/>
    </style:style>
    <style:style style:name="T8762" style:parent-style-name="AncientGreekἈρχαίαἑλληνικά" style:family="text">
      <style:text-properties style:font-weight-complex="bold" style:font-size-complex="14pt"/>
    </style:style>
    <style:style style:name="T8763" style:parent-style-name="AncientGreekἈρχαίαἑλληνικά" style:family="text">
      <style:text-properties style:font-weight-complex="bold" style:font-size-complex="14pt" fo:language="el" fo:country="GR"/>
    </style:style>
    <style:style style:name="T8764" style:parent-style-name="AncientGreekἈρχαίαἑλληνικά" style:family="text">
      <style:text-properties style:font-weight-complex="bold" style:font-size-complex="14pt"/>
    </style:style>
    <style:style style:name="T8765" style:parent-style-name="AncientGreekἈρχαίαἑλληνικά" style:family="text">
      <style:text-properties style:font-weight-complex="bold" style:font-size-complex="14pt" fo:language="el" fo:country="GR"/>
    </style:style>
    <style:style style:name="T8766" style:parent-style-name="AncientGreekἈρχαίαἑλληνικά" style:family="text">
      <style:text-properties style:font-weight-complex="bold" style:font-size-complex="14pt"/>
    </style:style>
    <style:style style:name="T8767" style:parent-style-name="AncientGreekἈρχαίαἑλληνικά" style:family="text">
      <style:text-properties style:font-weight-complex="bold" style:font-size-complex="14pt" fo:language="el" fo:country="GR"/>
    </style:style>
    <style:style style:name="T8768" style:parent-style-name="AncientGreekἈρχαίαἑλληνικά" style:family="text">
      <style:text-properties style:font-weight-complex="bold" style:font-size-complex="14pt"/>
    </style:style>
    <style:style style:name="T8769" style:parent-style-name="AncientGreekἈρχαίαἑλληνικά" style:family="text">
      <style:text-properties style:font-weight-complex="bold" style:font-size-complex="14pt" fo:language="el" fo:country="GR"/>
    </style:style>
    <style:style style:name="T8770" style:parent-style-name="AncientGreekἈρχαίαἑλληνικά" style:family="text">
      <style:text-properties style:font-weight-complex="bold" style:font-size-complex="14pt"/>
    </style:style>
    <style:style style:name="T8771" style:parent-style-name="AncientGreekἈρχαίαἑλληνικά" style:family="text">
      <style:text-properties style:font-weight-complex="bold" style:font-size-complex="14pt" fo:language="el" fo:country="GR"/>
    </style:style>
    <style:style style:name="T8772" style:parent-style-name="AncientGreekἈρχαίαἑλληνικά" style:family="text">
      <style:text-properties style:font-weight-complex="bold" style:font-size-complex="14pt"/>
    </style:style>
    <style:style style:name="T8773" style:parent-style-name="AncientGreekἈρχαίαἑλληνικά" style:family="text">
      <style:text-properties style:font-weight-complex="bold" style:font-size-complex="14pt" fo:language="el" fo:country="GR"/>
    </style:style>
    <style:style style:name="T8774" style:parent-style-name="AncientGreekἈρχαίαἑλληνικά" style:family="text">
      <style:text-properties style:font-weight-complex="bold" style:font-size-complex="14pt"/>
    </style:style>
    <style:style style:name="T8775" style:parent-style-name="AncientGreekἈρχαίαἑλληνικά" style:family="text">
      <style:text-properties style:font-weight-complex="bold" style:font-size-complex="14pt" fo:language="el" fo:country="GR"/>
    </style:style>
    <style:style style:name="T8776" style:parent-style-name="AncientGreekἈρχαίαἑλληνικά" style:family="text">
      <style:text-properties style:font-weight-complex="bold" style:font-size-complex="14pt"/>
    </style:style>
    <style:style style:name="T8777" style:parent-style-name="AncientGreekἈρχαίαἑλληνικά" style:family="text">
      <style:text-properties style:font-weight-complex="bold" style:font-size-complex="14pt" fo:language="el" fo:country="GR"/>
    </style:style>
    <style:style style:name="T8778" style:parent-style-name="AncientGreekἈρχαίαἑλληνικά" style:family="text">
      <style:text-properties style:font-weight-complex="bold" style:font-size-complex="14pt"/>
    </style:style>
    <style:style style:name="P8779" style:parent-style-name="Standard" style:family="paragraph">
      <style:paragraph-properties fo:widows="0" fo:orphans="0">
        <style:tab-stops>
          <style:tab-stop style:type="left" style:position="2.6354in"/>
        </style:tab-stops>
      </style:paragraph-properties>
    </style:style>
    <style:style style:name="T8780" style:parent-style-name="AncientGreekἈρχαίαἑλληνικά" style:family="text">
      <style:text-properties style:font-weight-complex="bold" style:font-size-complex="14pt" fo:language="el" fo:country="GR"/>
    </style:style>
    <style:style style:name="TableCell8781" style:family="table-cell">
      <style:table-cell-properties fo:border="0.0069in solid #000000" fo:background-color="#FFFFFF" style:writing-mode="lr-tb" fo:padding-top="0in" fo:padding-left="0.1527in" fo:padding-bottom="0in" fo:padding-right="0.15in"/>
    </style:style>
    <style:style style:name="P8782" style:parent-style-name="Standard" style:family="paragraph">
      <style:paragraph-properties fo:widows="0" fo:orphans="0"/>
      <style:text-properties style:font-name="AncientGreek"/>
    </style:style>
    <style:style style:name="P8783" style:parent-style-name="Standard" style:family="paragraph">
      <style:paragraph-properties fo:widows="0" fo:orphans="0"/>
      <style:text-properties style:font-name="AncientGreek"/>
    </style:style>
    <style:style style:name="P8784" style:parent-style-name="Standard" style:family="paragraph">
      <style:paragraph-properties fo:widows="0" fo:orphans="0"/>
      <style:text-properties style:font-name="AncientGreek"/>
    </style:style>
    <style:style style:name="P8785" style:parent-style-name="Standard" style:family="paragraph">
      <style:paragraph-properties fo:widows="0" fo:orphans="0"/>
      <style:text-properties style:font-name="AncientGreek"/>
    </style:style>
    <style:style style:name="TableRow8786" style:family="table-row">
      <style:table-row-properties style:min-row-height="0.0138in" style:use-optimal-row-height="false" fo:keep-together="always"/>
    </style:style>
    <style:style style:name="TableCell8787" style:family="table-cell">
      <style:table-cell-properties fo:border="0.0069in solid #000000" fo:background-color="#FFFFFF" style:writing-mode="lr-tb" fo:padding-top="0in" fo:padding-left="0.1527in" fo:padding-bottom="0in" fo:padding-right="0.15in"/>
    </style:style>
    <style:style style:name="P8788" style:parent-style-name="Standard" style:family="paragraph">
      <style:paragraph-properties fo:keep-with-next="always" fo:widows="0" fo:orphans="0" fo:text-align="center"/>
    </style:style>
    <style:style style:name="T8789" style:parent-style-name="AncientGreekἈρχαίαἑλληνικά" style:family="text">
      <style:text-properties fo:font-weight="bold" style:font-weight-asian="bold" style:font-weight-complex="bold" fo:font-size="18pt" style:font-size-asian="18pt" style:font-size-complex="14pt"/>
    </style:style>
    <style:style style:name="T8790"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8791" style:parent-style-name="AncientGreekἈρχαίαἑλληνικά" style:family="text">
      <style:text-properties fo:font-weight="bold" style:font-weight-asian="bold" style:font-weight-complex="bold" fo:font-size="18pt" style:font-size-asian="18pt" style:font-size-complex="14pt"/>
    </style:style>
    <style:style style:name="T8792"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8793" style:parent-style-name="AncientGreekἈρχαίαἑλληνικά" style:family="text">
      <style:text-properties fo:font-weight="bold" style:font-weight-asian="bold" style:font-weight-complex="bold" fo:font-size="18pt" style:font-size-asian="18pt" style:font-size-complex="14pt"/>
    </style:style>
    <style:style style:name="T8794"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8795" style:parent-style-name="AncientGreekἈρχαίαἑλληνικά" style:family="text">
      <style:text-properties fo:font-weight="bold" style:font-weight-asian="bold" style:font-weight-complex="bold" fo:font-size="18pt" style:font-size-asian="18pt" style:font-size-complex="14pt"/>
    </style:style>
    <style:style style:name="P8796" style:parent-style-name="Standard" style:family="paragraph">
      <style:paragraph-properties fo:widows="0" fo:orphans="0"/>
    </style:style>
    <style:style style:name="T8797" style:parent-style-name="AncientGreekἈρχαίαἑλληνικά" style:family="text">
      <style:text-properties style:font-weight-complex="bold" style:font-size-complex="14pt" fo:language="el" fo:country="GR"/>
    </style:style>
    <style:style style:name="T8798" style:parent-style-name="AncientGreekἈρχαίαἑλληνικά" style:family="text">
      <style:text-properties style:font-weight-complex="bold" style:font-size-complex="14pt"/>
    </style:style>
    <style:style style:name="T8799" style:parent-style-name="AncientGreekἈρχαίαἑλληνικά" style:family="text">
      <style:text-properties style:font-weight-complex="bold" style:font-size-complex="14pt" fo:language="el" fo:country="GR"/>
    </style:style>
    <style:style style:name="T8800" style:parent-style-name="AncientGreekἈρχαίαἑλληνικά" style:family="text">
      <style:text-properties style:font-weight-complex="bold" style:font-size-complex="14pt"/>
    </style:style>
    <style:style style:name="T8801" style:parent-style-name="AncientGreekἈρχαίαἑλληνικά" style:family="text">
      <style:text-properties style:font-weight-complex="bold" style:font-size-complex="14pt" fo:language="el" fo:country="GR"/>
    </style:style>
    <style:style style:name="T8802" style:parent-style-name="AncientGreekἈρχαίαἑλληνικά" style:family="text">
      <style:text-properties style:font-weight-complex="bold" style:font-size-complex="14pt"/>
    </style:style>
    <style:style style:name="T8803" style:parent-style-name="AncientGreekἈρχαίαἑλληνικά" style:family="text">
      <style:text-properties style:font-weight-complex="bold" style:font-size-complex="14pt" fo:language="el" fo:country="GR"/>
    </style:style>
    <style:style style:name="T8804" style:parent-style-name="AncientGreekἈρχαίαἑλληνικά" style:family="text">
      <style:text-properties style:font-weight-complex="bold" style:font-size-complex="14pt"/>
    </style:style>
    <style:style style:name="T8805" style:parent-style-name="AncientGreekἈρχαίαἑλληνικά" style:family="text">
      <style:text-properties style:font-weight-complex="bold" style:font-size-complex="14pt" fo:language="el" fo:country="GR"/>
    </style:style>
    <style:style style:name="T8806" style:parent-style-name="AncientGreekἈρχαίαἑλληνικά" style:family="text">
      <style:text-properties style:font-weight-complex="bold" style:font-size-complex="14pt"/>
    </style:style>
    <style:style style:name="T8807" style:parent-style-name="AncientGreekἈρχαίαἑλληνικά" style:family="text">
      <style:text-properties style:font-weight-complex="bold" style:font-size-complex="14pt" fo:language="el" fo:country="GR"/>
    </style:style>
    <style:style style:name="T8808" style:parent-style-name="AncientGreekἈρχαίαἑλληνικά" style:family="text">
      <style:text-properties style:font-weight-complex="bold" style:font-size-complex="14pt"/>
    </style:style>
    <style:style style:name="T8809" style:parent-style-name="AncientGreekἈρχαίαἑλληνικά" style:family="text">
      <style:text-properties style:font-weight-complex="bold" style:font-size-complex="14pt" fo:language="el" fo:country="GR"/>
    </style:style>
    <style:style style:name="T8810" style:parent-style-name="AncientGreekἈρχαίαἑλληνικά" style:family="text">
      <style:text-properties style:font-weight-complex="bold" style:font-size-complex="14pt"/>
    </style:style>
    <style:style style:name="T8811" style:parent-style-name="AncientGreekἈρχαίαἑλληνικά" style:family="text">
      <style:text-properties style:font-weight-complex="bold" style:font-size-complex="14pt" fo:language="el" fo:country="GR"/>
    </style:style>
    <style:style style:name="T8812" style:parent-style-name="AncientGreekἈρχαίαἑλληνικά" style:family="text">
      <style:text-properties style:font-weight-complex="bold" style:font-size-complex="14pt"/>
    </style:style>
    <style:style style:name="T8813" style:parent-style-name="AncientGreekἈρχαίαἑλληνικά" style:family="text">
      <style:text-properties style:font-weight-complex="bold" style:font-size-complex="14pt" fo:language="el" fo:country="GR"/>
    </style:style>
    <style:style style:name="T8814" style:parent-style-name="AncientGreekἈρχαίαἑλληνικά" style:family="text">
      <style:text-properties style:font-weight-complex="bold" style:font-size-complex="14pt"/>
    </style:style>
    <style:style style:name="T8815" style:parent-style-name="AncientGreekἈρχαίαἑλληνικά" style:family="text">
      <style:text-properties style:font-weight-complex="bold" style:font-size-complex="14pt" fo:language="el" fo:country="GR"/>
    </style:style>
    <style:style style:name="T8816" style:parent-style-name="AncientGreekἈρχαίαἑλληνικά" style:family="text">
      <style:text-properties style:font-weight-complex="bold" style:font-size-complex="14pt"/>
    </style:style>
    <style:style style:name="T8817" style:parent-style-name="AncientGreekἈρχαίαἑλληνικά" style:family="text">
      <style:text-properties style:font-weight-complex="bold" style:font-size-complex="14pt" fo:language="el" fo:country="GR"/>
    </style:style>
    <style:style style:name="T8818" style:parent-style-name="AncientGreekἈρχαίαἑλληνικά" style:family="text">
      <style:text-properties style:font-weight-complex="bold" style:font-size-complex="14pt"/>
    </style:style>
    <style:style style:name="T8819" style:parent-style-name="AncientGreekἈρχαίαἑλληνικά" style:family="text">
      <style:text-properties style:font-weight-complex="bold" style:font-size-complex="14pt" fo:language="el" fo:country="GR"/>
    </style:style>
    <style:style style:name="T8820" style:parent-style-name="AncientGreekἈρχαίαἑλληνικά" style:family="text">
      <style:text-properties style:font-weight-complex="bold" style:font-size-complex="14pt"/>
    </style:style>
    <style:style style:name="T8821" style:parent-style-name="AncientGreekἈρχαίαἑλληνικά" style:family="text">
      <style:text-properties style:font-weight-complex="bold" style:font-size-complex="14pt" fo:language="el" fo:country="GR"/>
    </style:style>
    <style:style style:name="T8822" style:parent-style-name="AncientGreekἈρχαίαἑλληνικά" style:family="text">
      <style:text-properties style:font-weight-complex="bold" style:font-size-complex="14pt"/>
    </style:style>
    <style:style style:name="T8823" style:parent-style-name="AncientGreekἈρχαίαἑλληνικά" style:family="text">
      <style:text-properties style:font-weight-complex="bold" style:font-size-complex="14pt" fo:language="el" fo:country="GR"/>
    </style:style>
    <style:style style:name="T8824" style:parent-style-name="AncientGreekἈρχαίαἑλληνικά" style:family="text">
      <style:text-properties style:font-weight-complex="bold" style:font-size-complex="14pt"/>
    </style:style>
    <style:style style:name="T8825" style:parent-style-name="AncientGreekἈρχαίαἑλληνικά" style:family="text">
      <style:text-properties style:font-weight-complex="bold" style:font-size-complex="14pt" fo:language="el" fo:country="GR"/>
    </style:style>
    <style:style style:name="T8826" style:parent-style-name="AncientGreekἈρχαίαἑλληνικά" style:family="text">
      <style:text-properties style:font-weight-complex="bold" style:font-size-complex="14pt"/>
    </style:style>
    <style:style style:name="T8827" style:parent-style-name="AncientGreekἈρχαίαἑλληνικά" style:family="text">
      <style:text-properties style:font-weight-complex="bold" style:font-size-complex="14pt" fo:language="el" fo:country="GR"/>
    </style:style>
    <style:style style:name="T8828" style:parent-style-name="AncientGreekἈρχαίαἑλληνικά" style:family="text">
      <style:text-properties style:font-weight-complex="bold" style:font-size-complex="14pt"/>
    </style:style>
    <style:style style:name="T8829" style:parent-style-name="AncientGreekἈρχαίαἑλληνικά" style:family="text">
      <style:text-properties style:font-weight-complex="bold" style:font-size-complex="14pt" fo:language="el" fo:country="GR"/>
    </style:style>
    <style:style style:name="T8830" style:parent-style-name="AncientGreekἈρχαίαἑλληνικά" style:family="text">
      <style:text-properties style:font-weight-complex="bold" style:font-size-complex="14pt"/>
    </style:style>
    <style:style style:name="T8831" style:parent-style-name="AncientGreekἈρχαίαἑλληνικά" style:family="text">
      <style:text-properties style:font-weight-complex="bold" style:font-size-complex="14pt" fo:language="el" fo:country="GR"/>
    </style:style>
    <style:style style:name="T8832" style:parent-style-name="AncientGreekἈρχαίαἑλληνικά" style:family="text">
      <style:text-properties style:font-weight-complex="bold" style:font-size-complex="14pt"/>
    </style:style>
    <style:style style:name="T8833" style:parent-style-name="AncientGreekἈρχαίαἑλληνικά" style:family="text">
      <style:text-properties style:font-weight-complex="bold" style:font-size-complex="14pt" fo:language="el" fo:country="GR"/>
    </style:style>
    <style:style style:name="T8834" style:parent-style-name="AncientGreekἈρχαίαἑλληνικά" style:family="text">
      <style:text-properties style:font-weight-complex="bold" style:font-size-complex="14pt"/>
    </style:style>
    <style:style style:name="T8835" style:parent-style-name="AncientGreekἈρχαίαἑλληνικά" style:family="text">
      <style:text-properties style:font-weight-complex="bold" style:font-size-complex="14pt" fo:language="el" fo:country="GR"/>
    </style:style>
    <style:style style:name="T8836" style:parent-style-name="AncientGreekἈρχαίαἑλληνικά" style:family="text">
      <style:text-properties style:font-weight-complex="bold" style:font-size-complex="14pt"/>
    </style:style>
    <style:style style:name="T8837" style:parent-style-name="AncientGreekἈρχαίαἑλληνικά" style:family="text">
      <style:text-properties style:font-weight-complex="bold" style:font-size-complex="14pt" fo:language="el" fo:country="GR"/>
    </style:style>
    <style:style style:name="T8838" style:parent-style-name="AncientGreekἈρχαίαἑλληνικά" style:family="text">
      <style:text-properties style:font-weight-complex="bold" style:font-size-complex="14pt"/>
    </style:style>
    <style:style style:name="T8839" style:parent-style-name="AncientGreekἈρχαίαἑλληνικά" style:family="text">
      <style:text-properties style:font-weight-complex="bold" style:font-size-complex="14pt" fo:language="el" fo:country="GR"/>
    </style:style>
    <style:style style:name="T8840" style:parent-style-name="AncientGreekἈρχαίαἑλληνικά" style:family="text">
      <style:text-properties style:font-weight-complex="bold" style:font-size-complex="14pt"/>
    </style:style>
    <style:style style:name="T8841" style:parent-style-name="AncientGreekἈρχαίαἑλληνικά" style:family="text">
      <style:text-properties style:font-weight-complex="bold" style:font-size-complex="14pt" fo:language="el" fo:country="GR"/>
    </style:style>
    <style:style style:name="T8842" style:parent-style-name="AncientGreekἈρχαίαἑλληνικά" style:family="text">
      <style:text-properties style:font-weight-complex="bold" style:font-size-complex="14pt"/>
    </style:style>
    <style:style style:name="T8843" style:parent-style-name="AncientGreekἈρχαίαἑλληνικά" style:family="text">
      <style:text-properties style:font-weight-complex="bold" style:font-size-complex="14pt" fo:language="el" fo:country="GR"/>
    </style:style>
    <style:style style:name="T8844" style:parent-style-name="AncientGreekἈρχαίαἑλληνικά" style:family="text">
      <style:text-properties style:font-weight-complex="bold" style:font-size-complex="14pt"/>
    </style:style>
    <style:style style:name="T8845" style:parent-style-name="AncientGreekἈρχαίαἑλληνικά" style:family="text">
      <style:text-properties style:font-weight-complex="bold" style:font-size-complex="14pt" fo:language="el" fo:country="GR"/>
    </style:style>
    <style:style style:name="T8846" style:parent-style-name="AncientGreekἈρχαίαἑλληνικά" style:family="text">
      <style:text-properties style:font-weight-complex="bold" style:font-size-complex="14pt"/>
    </style:style>
    <style:style style:name="T8847" style:parent-style-name="AncientGreekἈρχαίαἑλληνικά" style:family="text">
      <style:text-properties style:font-weight-complex="bold" style:font-size-complex="14pt" fo:language="el" fo:country="GR"/>
    </style:style>
    <style:style style:name="T8848" style:parent-style-name="AncientGreekἈρχαίαἑλληνικά" style:family="text">
      <style:text-properties style:font-weight-complex="bold" style:font-size-complex="14pt"/>
    </style:style>
    <style:style style:name="T8849" style:parent-style-name="AncientGreekἈρχαίαἑλληνικά" style:family="text">
      <style:text-properties style:font-weight-complex="bold" style:font-size-complex="14pt" fo:language="el" fo:country="GR"/>
    </style:style>
    <style:style style:name="T8850" style:parent-style-name="AncientGreekἈρχαίαἑλληνικά" style:family="text">
      <style:text-properties style:font-weight-complex="bold" style:font-size-complex="14pt"/>
    </style:style>
    <style:style style:name="T8851" style:parent-style-name="AncientGreekἈρχαίαἑλληνικά" style:family="text">
      <style:text-properties style:font-weight-complex="bold" style:font-size-complex="14pt" fo:language="el" fo:country="GR"/>
    </style:style>
    <style:style style:name="T8852" style:parent-style-name="AncientGreekἈρχαίαἑλληνικά" style:family="text">
      <style:text-properties style:font-weight-complex="bold" style:font-size-complex="14pt"/>
    </style:style>
    <style:style style:name="T8853" style:parent-style-name="AncientGreekἈρχαίαἑλληνικά" style:family="text">
      <style:text-properties style:font-weight-complex="bold" style:font-size-complex="14pt" fo:language="el" fo:country="GR"/>
    </style:style>
    <style:style style:name="T8854" style:parent-style-name="AncientGreekἈρχαίαἑλληνικά" style:family="text">
      <style:text-properties style:font-weight-complex="bold" style:font-size-complex="14pt"/>
    </style:style>
    <style:style style:name="T8855" style:parent-style-name="AncientGreekἈρχαίαἑλληνικά" style:family="text">
      <style:text-properties style:font-weight-complex="bold" style:font-size-complex="14pt" fo:language="el" fo:country="GR"/>
    </style:style>
    <style:style style:name="T8856" style:parent-style-name="AncientGreekἈρχαίαἑλληνικά" style:family="text">
      <style:text-properties style:font-weight-complex="bold" style:font-size-complex="14pt"/>
    </style:style>
    <style:style style:name="T8857" style:parent-style-name="AncientGreekἈρχαίαἑλληνικά" style:family="text">
      <style:text-properties style:font-weight-complex="bold" style:font-size-complex="14pt" fo:language="el" fo:country="GR"/>
    </style:style>
    <style:style style:name="T8858" style:parent-style-name="AncientGreekἈρχαίαἑλληνικά" style:family="text">
      <style:text-properties style:font-weight-complex="bold" style:font-size-complex="14pt"/>
    </style:style>
    <style:style style:name="T8859" style:parent-style-name="AncientGreekἈρχαίαἑλληνικά" style:family="text">
      <style:text-properties style:font-weight-complex="bold" style:font-size-complex="14pt" fo:language="el" fo:country="GR"/>
    </style:style>
    <style:style style:name="T8860" style:parent-style-name="AncientGreekἈρχαίαἑλληνικά" style:family="text">
      <style:text-properties style:font-weight-complex="bold" style:font-size-complex="14pt"/>
    </style:style>
    <style:style style:name="T8861" style:parent-style-name="AncientGreekἈρχαίαἑλληνικά" style:family="text">
      <style:text-properties style:font-weight-complex="bold" style:font-size-complex="14pt" fo:language="el" fo:country="GR"/>
    </style:style>
    <style:style style:name="T8862" style:parent-style-name="AncientGreekἈρχαίαἑλληνικά" style:family="text">
      <style:text-properties style:font-weight-complex="bold" style:font-size-complex="14pt"/>
    </style:style>
    <style:style style:name="T8863" style:parent-style-name="AncientGreekἈρχαίαἑλληνικά" style:family="text">
      <style:text-properties style:font-weight-complex="bold" style:font-size-complex="14pt" fo:language="el" fo:country="GR"/>
    </style:style>
    <style:style style:name="T8864" style:parent-style-name="AncientGreekἈρχαίαἑλληνικά" style:family="text">
      <style:text-properties style:font-weight-complex="bold" style:font-size-complex="14pt"/>
    </style:style>
    <style:style style:name="T8865" style:parent-style-name="AncientGreekἈρχαίαἑλληνικά" style:family="text">
      <style:text-properties style:font-weight-complex="bold" style:font-size-complex="14pt" fo:language="el" fo:country="GR"/>
    </style:style>
    <style:style style:name="T8866" style:parent-style-name="AncientGreekἈρχαίαἑλληνικά" style:family="text">
      <style:text-properties style:font-weight-complex="bold" style:font-size-complex="14pt"/>
    </style:style>
    <style:style style:name="T8867" style:parent-style-name="AncientGreekἈρχαίαἑλληνικά" style:family="text">
      <style:text-properties style:font-weight-complex="bold" style:font-size-complex="14pt" fo:language="el" fo:country="GR"/>
    </style:style>
    <style:style style:name="T8868" style:parent-style-name="AncientGreekἈρχαίαἑλληνικά" style:family="text">
      <style:text-properties style:font-weight-complex="bold" style:font-size-complex="14pt"/>
    </style:style>
    <style:style style:name="T8869" style:parent-style-name="AncientGreekἈρχαίαἑλληνικά" style:family="text">
      <style:text-properties style:font-weight-complex="bold" style:font-size-complex="14pt" fo:language="el" fo:country="GR"/>
    </style:style>
    <style:style style:name="T8870" style:parent-style-name="AncientGreekἈρχαίαἑλληνικά" style:family="text">
      <style:text-properties style:font-weight-complex="bold" style:font-size-complex="14pt"/>
    </style:style>
    <style:style style:name="T8871" style:parent-style-name="AncientGreekἈρχαίαἑλληνικά" style:family="text">
      <style:text-properties style:font-weight-complex="bold" style:font-size-complex="14pt" fo:language="el" fo:country="GR"/>
    </style:style>
    <style:style style:name="T8872" style:parent-style-name="AncientGreekἈρχαίαἑλληνικά" style:family="text">
      <style:text-properties style:font-weight-complex="bold" style:font-size-complex="14pt"/>
    </style:style>
    <style:style style:name="T8873" style:parent-style-name="AncientGreekἈρχαίαἑλληνικά" style:family="text">
      <style:text-properties style:font-weight-complex="bold" style:font-size-complex="14pt" fo:language="el" fo:country="GR"/>
    </style:style>
    <style:style style:name="T8874" style:parent-style-name="AncientGreekἈρχαίαἑλληνικά" style:family="text">
      <style:text-properties style:font-weight-complex="bold" style:font-size-complex="14pt"/>
    </style:style>
    <style:style style:name="T8875" style:parent-style-name="AncientGreekἈρχαίαἑλληνικά" style:family="text">
      <style:text-properties style:font-weight-complex="bold" style:font-size-complex="14pt" fo:language="el" fo:country="GR"/>
    </style:style>
    <style:style style:name="T8876" style:parent-style-name="AncientGreekἈρχαίαἑλληνικά" style:family="text">
      <style:text-properties style:font-weight-complex="bold" style:font-size-complex="14pt"/>
    </style:style>
    <style:style style:name="T8877" style:parent-style-name="AncientGreekἈρχαίαἑλληνικά" style:family="text">
      <style:text-properties style:font-weight-complex="bold" style:font-size-complex="14pt" fo:language="el" fo:country="GR"/>
    </style:style>
    <style:style style:name="T8878" style:parent-style-name="AncientGreekἈρχαίαἑλληνικά" style:family="text">
      <style:text-properties style:font-weight-complex="bold" style:font-size-complex="14pt"/>
    </style:style>
    <style:style style:name="T8879" style:parent-style-name="AncientGreekἈρχαίαἑλληνικά" style:family="text">
      <style:text-properties style:font-weight-complex="bold" style:font-size-complex="14pt" fo:language="el" fo:country="GR"/>
    </style:style>
    <style:style style:name="T8880" style:parent-style-name="AncientGreekἈρχαίαἑλληνικά" style:family="text">
      <style:text-properties style:font-weight-complex="bold" style:font-size-complex="14pt"/>
    </style:style>
    <style:style style:name="T8881" style:parent-style-name="AncientGreekἈρχαίαἑλληνικά" style:family="text">
      <style:text-properties style:font-weight-complex="bold" style:font-size-complex="14pt" fo:language="el" fo:country="GR"/>
    </style:style>
    <style:style style:name="T8882" style:parent-style-name="AncientGreekἈρχαίαἑλληνικά" style:family="text">
      <style:text-properties style:font-weight-complex="bold" style:font-size-complex="14pt"/>
    </style:style>
    <style:style style:name="T8883" style:parent-style-name="AncientGreekἈρχαίαἑλληνικά" style:family="text">
      <style:text-properties style:font-weight-complex="bold" style:font-size-complex="14pt" fo:language="el" fo:country="GR"/>
    </style:style>
    <style:style style:name="T8884" style:parent-style-name="AncientGreekἈρχαίαἑλληνικά" style:family="text">
      <style:text-properties style:font-weight-complex="bold" style:font-size-complex="14pt"/>
    </style:style>
    <style:style style:name="T8885" style:parent-style-name="AncientGreekἈρχαίαἑλληνικά" style:family="text">
      <style:text-properties style:font-weight-complex="bold" style:font-size-complex="14pt" fo:language="el" fo:country="GR"/>
    </style:style>
    <style:style style:name="T8886" style:parent-style-name="AncientGreekἈρχαίαἑλληνικά" style:family="text">
      <style:text-properties style:font-weight-complex="bold" style:font-size-complex="14pt"/>
    </style:style>
    <style:style style:name="T8887" style:parent-style-name="AncientGreekἈρχαίαἑλληνικά" style:family="text">
      <style:text-properties style:font-weight-complex="bold" style:font-size-complex="14pt" fo:language="el" fo:country="GR"/>
    </style:style>
    <style:style style:name="T8888" style:parent-style-name="AncientGreekἈρχαίαἑλληνικά" style:family="text">
      <style:text-properties style:font-weight-complex="bold" style:font-size-complex="14pt"/>
    </style:style>
    <style:style style:name="T8889" style:parent-style-name="AncientGreekἈρχαίαἑλληνικά" style:family="text">
      <style:text-properties style:font-weight-complex="bold" style:font-size-complex="14pt" fo:language="el" fo:country="GR"/>
    </style:style>
    <style:style style:name="T8890" style:parent-style-name="AncientGreekἈρχαίαἑλληνικά" style:family="text">
      <style:text-properties style:font-weight-complex="bold" style:font-size-complex="14pt"/>
    </style:style>
    <style:style style:name="T8891" style:parent-style-name="AncientGreekἈρχαίαἑλληνικά" style:family="text">
      <style:text-properties style:font-weight-complex="bold" style:font-size-complex="14pt" fo:language="el" fo:country="GR"/>
    </style:style>
    <style:style style:name="T8892" style:parent-style-name="AncientGreekἈρχαίαἑλληνικά" style:family="text">
      <style:text-properties style:font-weight-complex="bold" style:font-size-complex="14pt"/>
    </style:style>
    <style:style style:name="T8893" style:parent-style-name="AncientGreekἈρχαίαἑλληνικά" style:family="text">
      <style:text-properties style:font-weight-complex="bold" style:font-size-complex="14pt" fo:language="el" fo:country="GR"/>
    </style:style>
    <style:style style:name="T8894" style:parent-style-name="AncientGreekἈρχαίαἑλληνικά" style:family="text">
      <style:text-properties style:font-weight-complex="bold" style:font-size-complex="14pt"/>
    </style:style>
    <style:style style:name="T8895" style:parent-style-name="AncientGreekἈρχαίαἑλληνικά" style:family="text">
      <style:text-properties style:font-weight-complex="bold" style:font-size-complex="14pt" fo:language="el" fo:country="GR"/>
    </style:style>
    <style:style style:name="T8896" style:parent-style-name="AncientGreekἈρχαίαἑλληνικά" style:family="text">
      <style:text-properties style:font-weight-complex="bold" style:font-size-complex="14pt"/>
    </style:style>
    <style:style style:name="T8897" style:parent-style-name="AncientGreekἈρχαίαἑλληνικά" style:family="text">
      <style:text-properties style:font-weight-complex="bold" style:font-size-complex="14pt" fo:language="el" fo:country="GR"/>
    </style:style>
    <style:style style:name="T8898" style:parent-style-name="AncientGreekἈρχαίαἑλληνικά" style:family="text">
      <style:text-properties style:font-weight-complex="bold" style:font-size-complex="14pt"/>
    </style:style>
    <style:style style:name="T8899" style:parent-style-name="AncientGreekἈρχαίαἑλληνικά" style:family="text">
      <style:text-properties style:font-weight-complex="bold" style:font-size-complex="14pt" fo:language="el" fo:country="GR"/>
    </style:style>
    <style:style style:name="T8900" style:parent-style-name="AncientGreekἈρχαίαἑλληνικά" style:family="text">
      <style:text-properties style:font-weight-complex="bold" style:font-size-complex="14pt"/>
    </style:style>
    <style:style style:name="T8901" style:parent-style-name="AncientGreekἈρχαίαἑλληνικά" style:family="text">
      <style:text-properties style:font-weight-complex="bold" style:font-size-complex="14pt" fo:language="el" fo:country="GR"/>
    </style:style>
    <style:style style:name="T8902" style:parent-style-name="AncientGreekἈρχαίαἑλληνικά" style:family="text">
      <style:text-properties style:font-weight-complex="bold" style:font-size-complex="14pt"/>
    </style:style>
    <style:style style:name="T8903" style:parent-style-name="AncientGreekἈρχαίαἑλληνικά" style:family="text">
      <style:text-properties style:font-weight-complex="bold" style:font-size-complex="14pt" fo:language="el" fo:country="GR"/>
    </style:style>
    <style:style style:name="T8904" style:parent-style-name="AncientGreekἈρχαίαἑλληνικά" style:family="text">
      <style:text-properties style:font-weight-complex="bold" style:font-size-complex="14pt"/>
    </style:style>
    <style:style style:name="T8905" style:parent-style-name="AncientGreekἈρχαίαἑλληνικά" style:family="text">
      <style:text-properties style:font-weight-complex="bold" style:font-size-complex="14pt" fo:language="el" fo:country="GR"/>
    </style:style>
    <style:style style:name="T8906" style:parent-style-name="AncientGreekἈρχαίαἑλληνικά" style:family="text">
      <style:text-properties style:font-weight-complex="bold" style:font-size-complex="14pt"/>
    </style:style>
    <style:style style:name="T8907" style:parent-style-name="AncientGreekἈρχαίαἑλληνικά" style:family="text">
      <style:text-properties style:font-weight-complex="bold" style:font-size-complex="14pt" fo:language="el" fo:country="GR"/>
    </style:style>
    <style:style style:name="T8908" style:parent-style-name="AncientGreekἈρχαίαἑλληνικά" style:family="text">
      <style:text-properties style:font-weight-complex="bold" style:font-size-complex="14pt"/>
    </style:style>
    <style:style style:name="T8909" style:parent-style-name="AncientGreekἈρχαίαἑλληνικά" style:family="text">
      <style:text-properties style:font-weight-complex="bold" style:font-size-complex="14pt" fo:language="el" fo:country="GR"/>
    </style:style>
    <style:style style:name="T8910" style:parent-style-name="AncientGreekἈρχαίαἑλληνικά" style:family="text">
      <style:text-properties style:font-weight-complex="bold" style:font-size-complex="14pt"/>
    </style:style>
    <style:style style:name="T8911" style:parent-style-name="AncientGreekἈρχαίαἑλληνικά" style:family="text">
      <style:text-properties style:font-weight-complex="bold" style:font-size-complex="14pt" fo:language="el" fo:country="GR"/>
    </style:style>
    <style:style style:name="T8912" style:parent-style-name="AncientGreekἈρχαίαἑλληνικά" style:family="text">
      <style:text-properties style:font-weight-complex="bold" style:font-size-complex="14pt"/>
    </style:style>
    <style:style style:name="T8913" style:parent-style-name="AncientGreekἈρχαίαἑλληνικά" style:family="text">
      <style:text-properties style:font-weight-complex="bold" style:font-size-complex="14pt" fo:language="el" fo:country="GR"/>
    </style:style>
    <style:style style:name="T8914" style:parent-style-name="AncientGreekἈρχαίαἑλληνικά" style:family="text">
      <style:text-properties style:font-weight-complex="bold" style:font-size-complex="14pt"/>
    </style:style>
    <style:style style:name="T8915" style:parent-style-name="AncientGreekἈρχαίαἑλληνικά" style:family="text">
      <style:text-properties style:font-weight-complex="bold" style:font-size-complex="14pt" fo:language="el" fo:country="GR"/>
    </style:style>
    <style:style style:name="T8916" style:parent-style-name="AncientGreekἈρχαίαἑλληνικά" style:family="text">
      <style:text-properties style:font-weight-complex="bold" style:font-size-complex="14pt"/>
    </style:style>
    <style:style style:name="T8917" style:parent-style-name="AncientGreekἈρχαίαἑλληνικά" style:family="text">
      <style:text-properties style:font-weight-complex="bold" style:font-size-complex="14pt" fo:language="el" fo:country="GR"/>
    </style:style>
    <style:style style:name="T8918" style:parent-style-name="AncientGreekἈρχαίαἑλληνικά" style:family="text">
      <style:text-properties style:font-weight-complex="bold" style:font-size-complex="14pt"/>
    </style:style>
    <style:style style:name="P8919" style:parent-style-name="Standard" style:family="paragraph">
      <style:paragraph-properties fo:widows="0" fo:orphans="0"/>
    </style:style>
    <style:style style:name="T8920" style:parent-style-name="AncientGreekἈρχαίαἑλληνικά" style:family="text">
      <style:text-properties style:font-weight-complex="bold" style:font-size-complex="14pt" fo:language="el" fo:country="GR"/>
    </style:style>
    <style:style style:name="T8921" style:parent-style-name="AncientGreekἈρχαίαἑλληνικά" style:family="text">
      <style:text-properties style:font-weight-complex="bold" style:font-size-complex="14pt"/>
    </style:style>
    <style:style style:name="T8922" style:parent-style-name="AncientGreekἈρχαίαἑλληνικά" style:family="text">
      <style:text-properties style:font-weight-complex="bold" style:font-size-complex="14pt" fo:language="el" fo:country="GR"/>
    </style:style>
    <style:style style:name="T8923" style:parent-style-name="AncientGreekἈρχαίαἑλληνικά" style:family="text">
      <style:text-properties style:font-weight-complex="bold" style:font-size-complex="14pt"/>
    </style:style>
    <style:style style:name="T8924" style:parent-style-name="AncientGreekἈρχαίαἑλληνικά" style:family="text">
      <style:text-properties style:font-weight-complex="bold" style:font-size-complex="14pt" fo:language="el" fo:country="GR"/>
    </style:style>
    <style:style style:name="T8925" style:parent-style-name="AncientGreekἈρχαίαἑλληνικά" style:family="text">
      <style:text-properties style:font-weight-complex="bold" style:font-size-complex="14pt"/>
    </style:style>
    <style:style style:name="T8926" style:parent-style-name="AncientGreekἈρχαίαἑλληνικά" style:family="text">
      <style:text-properties style:font-weight-complex="bold" style:font-size-complex="14pt" fo:language="el" fo:country="GR"/>
    </style:style>
    <style:style style:name="T8927" style:parent-style-name="AncientGreekἈρχαίαἑλληνικά" style:family="text">
      <style:text-properties style:font-weight-complex="bold" style:font-size-complex="14pt"/>
    </style:style>
    <style:style style:name="T8928" style:parent-style-name="AncientGreekἈρχαίαἑλληνικά" style:family="text">
      <style:text-properties style:font-weight-complex="bold" style:font-size-complex="14pt" fo:language="el" fo:country="GR"/>
    </style:style>
    <style:style style:name="T8929" style:parent-style-name="AncientGreekἈρχαίαἑλληνικά" style:family="text">
      <style:text-properties style:font-weight-complex="bold" style:font-size-complex="14pt"/>
    </style:style>
    <style:style style:name="T8930" style:parent-style-name="AncientGreekἈρχαίαἑλληνικά" style:family="text">
      <style:text-properties style:font-weight-complex="bold" style:font-size-complex="14pt" fo:language="el" fo:country="GR"/>
    </style:style>
    <style:style style:name="T8931" style:parent-style-name="AncientGreekἈρχαίαἑλληνικά" style:family="text">
      <style:text-properties style:font-weight-complex="bold" style:font-size-complex="14pt"/>
    </style:style>
    <style:style style:name="T8932" style:parent-style-name="AncientGreekἈρχαίαἑλληνικά" style:family="text">
      <style:text-properties style:font-weight-complex="bold" style:font-size-complex="14pt" fo:language="el" fo:country="GR"/>
    </style:style>
    <style:style style:name="T8933" style:parent-style-name="AncientGreekἈρχαίαἑλληνικά" style:family="text">
      <style:text-properties style:font-weight-complex="bold" style:font-size-complex="14pt"/>
    </style:style>
    <style:style style:name="T8934" style:parent-style-name="AncientGreekἈρχαίαἑλληνικά" style:family="text">
      <style:text-properties style:font-weight-complex="bold" style:font-size-complex="14pt" fo:language="el" fo:country="GR"/>
    </style:style>
    <style:style style:name="T8935" style:parent-style-name="AncientGreekἈρχαίαἑλληνικά" style:family="text">
      <style:text-properties style:font-weight-complex="bold" style:font-size-complex="14pt"/>
    </style:style>
    <style:style style:name="T8936" style:parent-style-name="AncientGreekἈρχαίαἑλληνικά" style:family="text">
      <style:text-properties style:font-weight-complex="bold" style:font-size-complex="14pt" fo:language="el" fo:country="GR"/>
    </style:style>
    <style:style style:name="T8937" style:parent-style-name="AncientGreekἈρχαίαἑλληνικά" style:family="text">
      <style:text-properties style:font-weight-complex="bold" style:font-size-complex="14pt"/>
    </style:style>
    <style:style style:name="T8938" style:parent-style-name="AncientGreekἈρχαίαἑλληνικά" style:family="text">
      <style:text-properties style:font-weight-complex="bold" style:font-size-complex="14pt" fo:language="el" fo:country="GR"/>
    </style:style>
    <style:style style:name="T8939" style:parent-style-name="AncientGreekἈρχαίαἑλληνικά" style:family="text">
      <style:text-properties style:font-weight-complex="bold" style:font-size-complex="14pt"/>
    </style:style>
    <style:style style:name="T8940" style:parent-style-name="AncientGreekἈρχαίαἑλληνικά" style:family="text">
      <style:text-properties style:font-weight-complex="bold" style:font-size-complex="14pt" fo:language="el" fo:country="GR"/>
    </style:style>
    <style:style style:name="T8941" style:parent-style-name="AncientGreekἈρχαίαἑλληνικά" style:family="text">
      <style:text-properties style:font-weight-complex="bold" style:font-size-complex="14pt"/>
    </style:style>
    <style:style style:name="T8942" style:parent-style-name="AncientGreekἈρχαίαἑλληνικά" style:family="text">
      <style:text-properties style:font-weight-complex="bold" style:font-size-complex="14pt" fo:language="el" fo:country="GR"/>
    </style:style>
    <style:style style:name="T8943" style:parent-style-name="AncientGreekἈρχαίαἑλληνικά" style:family="text">
      <style:text-properties style:font-weight-complex="bold" style:font-size-complex="14pt"/>
    </style:style>
    <style:style style:name="T8944" style:parent-style-name="AncientGreekἈρχαίαἑλληνικά" style:family="text">
      <style:text-properties style:font-weight-complex="bold" style:font-size-complex="14pt" fo:language="el" fo:country="GR"/>
    </style:style>
    <style:style style:name="T8945" style:parent-style-name="AncientGreekἈρχαίαἑλληνικά" style:family="text">
      <style:text-properties style:font-weight-complex="bold" style:font-size-complex="14pt"/>
    </style:style>
    <style:style style:name="T8946" style:parent-style-name="AncientGreekἈρχαίαἑλληνικά" style:family="text">
      <style:text-properties style:font-weight-complex="bold" style:font-size-complex="14pt" fo:language="el" fo:country="GR"/>
    </style:style>
    <style:style style:name="T8947" style:parent-style-name="AncientGreekἈρχαίαἑλληνικά" style:family="text">
      <style:text-properties style:font-weight-complex="bold" style:font-size-complex="14pt"/>
    </style:style>
    <style:style style:name="T8948" style:parent-style-name="AncientGreekἈρχαίαἑλληνικά" style:family="text">
      <style:text-properties style:font-weight-complex="bold" style:font-size-complex="14pt" fo:language="el" fo:country="GR"/>
    </style:style>
    <style:style style:name="T8949" style:parent-style-name="AncientGreekἈρχαίαἑλληνικά" style:family="text">
      <style:text-properties style:font-weight-complex="bold" style:font-size-complex="14pt"/>
    </style:style>
    <style:style style:name="T8950" style:parent-style-name="AncientGreekἈρχαίαἑλληνικά" style:family="text">
      <style:text-properties style:font-weight-complex="bold" style:font-size-complex="14pt" fo:language="el" fo:country="GR"/>
    </style:style>
    <style:style style:name="T8951" style:parent-style-name="AncientGreekἈρχαίαἑλληνικά" style:family="text">
      <style:text-properties style:font-weight-complex="bold" style:font-size-complex="14pt"/>
    </style:style>
    <style:style style:name="T8952" style:parent-style-name="AncientGreekἈρχαίαἑλληνικά" style:family="text">
      <style:text-properties style:font-weight-complex="bold" style:font-size-complex="14pt" fo:language="el" fo:country="GR"/>
    </style:style>
    <style:style style:name="T8953" style:parent-style-name="AncientGreekἈρχαίαἑλληνικά" style:family="text">
      <style:text-properties style:font-weight-complex="bold" style:font-size-complex="14pt"/>
    </style:style>
    <style:style style:name="TableCell8954" style:family="table-cell">
      <style:table-cell-properties fo:border="0.0069in solid #000000" fo:background-color="#FFFFFF" style:writing-mode="lr-tb" fo:padding-top="0in" fo:padding-left="0.1527in" fo:padding-bottom="0in" fo:padding-right="0.15in"/>
    </style:style>
    <style:style style:name="P8955" style:parent-style-name="Standard" style:family="paragraph">
      <style:paragraph-properties fo:widows="0" fo:orphans="0"/>
      <style:text-properties style:font-name="AncientGreek"/>
    </style:style>
    <style:style style:name="P8956" style:parent-style-name="Standard" style:family="paragraph">
      <style:paragraph-properties fo:widows="0" fo:orphans="0"/>
    </style:style>
    <style:style style:name="T8957" style:parent-style-name="DefaultParagraphFont" style:family="text">
      <style:text-properties style:font-name="AncientGreek"/>
    </style:style>
    <style:style style:name="T8958" style:parent-style-name="DefaultParagraphFont" style:family="text">
      <style:text-properties style:font-name="AncientGreek"/>
    </style:style>
    <style:style style:name="T8959" style:parent-style-name="DefaultParagraphFont" style:family="text">
      <style:text-properties style:font-name="AncientGreek"/>
    </style:style>
    <style:style style:name="T8960" style:parent-style-name="DefaultParagraphFont" style:family="text">
      <style:text-properties style:font-name="AncientGreek"/>
    </style:style>
    <style:style style:name="T8961" style:parent-style-name="DefaultParagraphFont" style:family="text">
      <style:text-properties style:font-name="AncientGreek" fo:language="el" fo:country="GR"/>
    </style:style>
    <style:style style:name="P8962" style:parent-style-name="Standard" style:family="paragraph">
      <style:paragraph-properties fo:widows="0" fo:orphans="0"/>
      <style:text-properties style:font-name="AncientGreek" fo:language="el" fo:country="GR"/>
    </style:style>
    <style:style style:name="P8963" style:parent-style-name="Standard" style:family="paragraph">
      <style:paragraph-properties fo:widows="0" fo:orphans="0"/>
      <style:text-properties style:font-name="AncientGreek"/>
    </style:style>
    <style:style style:name="TableRow8964" style:family="table-row">
      <style:table-row-properties style:min-row-height="0.0138in" style:use-optimal-row-height="false" fo:keep-together="always"/>
    </style:style>
    <style:style style:name="TableCell8965" style:family="table-cell">
      <style:table-cell-properties fo:border="0.0069in solid #000000" fo:background-color="#FFFFFF" style:writing-mode="lr-tb" fo:padding-top="0in" fo:padding-left="0.1527in" fo:padding-bottom="0in" fo:padding-right="0.15in"/>
    </style:style>
    <style:style style:name="P8966" style:parent-style-name="Standard" style:family="paragraph">
      <style:paragraph-properties fo:keep-with-next="always" fo:widows="0" fo:orphans="0" fo:text-align="center">
        <style:tab-stops>
          <style:tab-stop style:type="left" style:position="0.8541in"/>
        </style:tab-stops>
      </style:paragraph-properties>
    </style:style>
    <style:style style:name="T8967" style:parent-style-name="AncientGreekἈρχαίαἑλληνικά" style:family="text">
      <style:text-properties fo:font-weight="bold" style:font-weight-asian="bold" style:font-weight-complex="bold" fo:font-size="18pt" style:font-size-asian="18pt" style:font-size-complex="14pt"/>
    </style:style>
    <style:style style:name="T8968"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8969" style:parent-style-name="AncientGreekἈρχαίαἑλληνικά" style:family="text">
      <style:text-properties fo:font-weight="bold" style:font-weight-asian="bold" style:font-weight-complex="bold" fo:font-size="18pt" style:font-size-asian="18pt" style:font-size-complex="14pt"/>
    </style:style>
    <style:style style:name="T8970"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8971" style:parent-style-name="AncientGreekἈρχαίαἑλληνικά" style:family="text">
      <style:text-properties fo:font-weight="bold" style:font-weight-asian="bold" style:font-weight-complex="bold" fo:font-size="18pt" style:font-size-asian="18pt" style:font-size-complex="14pt"/>
    </style:style>
    <style:style style:name="T8972"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8973" style:parent-style-name="AncientGreekἈρχαίαἑλληνικά" style:family="text">
      <style:text-properties fo:font-weight="bold" style:font-weight-asian="bold" style:font-weight-complex="bold" fo:font-size="18pt" style:font-size-asian="18pt" style:font-size-complex="14pt"/>
    </style:style>
    <style:style style:name="P8974" style:parent-style-name="Standard" style:family="paragraph">
      <style:paragraph-properties fo:widows="0" fo:orphans="0">
        <style:tab-stops>
          <style:tab-stop style:type="left" style:position="0.8541in"/>
        </style:tab-stops>
      </style:paragraph-properties>
    </style:style>
    <style:style style:name="T8975" style:parent-style-name="AncientGreekἈρχαίαἑλληνικά" style:family="text">
      <style:text-properties style:font-weight-complex="bold" style:font-size-complex="14pt" fo:language="el" fo:country="GR"/>
    </style:style>
    <style:style style:name="T8976" style:parent-style-name="AncientGreekἈρχαίαἑλληνικά" style:family="text">
      <style:text-properties style:font-weight-complex="bold" style:font-size-complex="14pt"/>
    </style:style>
    <style:style style:name="T8977" style:parent-style-name="AncientGreekἈρχαίαἑλληνικά" style:family="text">
      <style:text-properties style:font-weight-complex="bold" style:font-size-complex="14pt" fo:language="el" fo:country="GR"/>
    </style:style>
    <style:style style:name="T8978" style:parent-style-name="AncientGreekἈρχαίαἑλληνικά" style:family="text">
      <style:text-properties style:font-weight-complex="bold" style:font-size-complex="14pt"/>
    </style:style>
    <style:style style:name="T8979" style:parent-style-name="AncientGreekἈρχαίαἑλληνικά" style:family="text">
      <style:text-properties style:font-weight-complex="bold" style:font-size-complex="14pt" fo:language="el" fo:country="GR"/>
    </style:style>
    <style:style style:name="T8980" style:parent-style-name="AncientGreekἈρχαίαἑλληνικά" style:family="text">
      <style:text-properties style:font-weight-complex="bold" style:font-size-complex="14pt"/>
    </style:style>
    <style:style style:name="T8981" style:parent-style-name="AncientGreekἈρχαίαἑλληνικά" style:family="text">
      <style:text-properties style:font-weight-complex="bold" style:font-size-complex="14pt" fo:language="el" fo:country="GR"/>
    </style:style>
    <style:style style:name="T8982" style:parent-style-name="AncientGreekἈρχαίαἑλληνικά" style:family="text">
      <style:text-properties style:font-weight-complex="bold" style:font-size-complex="14pt"/>
    </style:style>
    <style:style style:name="T8983" style:parent-style-name="AncientGreekἈρχαίαἑλληνικά" style:family="text">
      <style:text-properties style:font-weight-complex="bold" style:font-size-complex="14pt" fo:language="el" fo:country="GR"/>
    </style:style>
    <style:style style:name="T8984" style:parent-style-name="AncientGreekἈρχαίαἑλληνικά" style:family="text">
      <style:text-properties style:font-weight-complex="bold" style:font-size-complex="14pt"/>
    </style:style>
    <style:style style:name="T8985" style:parent-style-name="AncientGreekἈρχαίαἑλληνικά" style:family="text">
      <style:text-properties style:font-weight-complex="bold" style:font-size-complex="14pt" fo:language="el" fo:country="GR"/>
    </style:style>
    <style:style style:name="T8986" style:parent-style-name="AncientGreekἈρχαίαἑλληνικά" style:family="text">
      <style:text-properties style:font-weight-complex="bold" style:font-size-complex="14pt"/>
    </style:style>
    <style:style style:name="T8987" style:parent-style-name="AncientGreekἈρχαίαἑλληνικά" style:family="text">
      <style:text-properties style:font-weight-complex="bold" style:font-size-complex="14pt" fo:language="el" fo:country="GR"/>
    </style:style>
    <style:style style:name="T8988" style:parent-style-name="AncientGreekἈρχαίαἑλληνικά" style:family="text">
      <style:text-properties style:font-weight-complex="bold" style:font-size-complex="14pt"/>
    </style:style>
    <style:style style:name="T8989" style:parent-style-name="AncientGreekἈρχαίαἑλληνικά" style:family="text">
      <style:text-properties style:font-weight-complex="bold" style:font-size-complex="14pt" fo:language="el" fo:country="GR"/>
    </style:style>
    <style:style style:name="T8990" style:parent-style-name="AncientGreekἈρχαίαἑλληνικά" style:family="text">
      <style:text-properties style:font-weight-complex="bold" style:font-size-complex="14pt"/>
    </style:style>
    <style:style style:name="T8991" style:parent-style-name="AncientGreekἈρχαίαἑλληνικά" style:family="text">
      <style:text-properties style:font-weight-complex="bold" style:font-size-complex="14pt" fo:language="el" fo:country="GR"/>
    </style:style>
    <style:style style:name="T8992" style:parent-style-name="AncientGreekἈρχαίαἑλληνικά" style:family="text">
      <style:text-properties style:font-weight-complex="bold" style:font-size-complex="14pt"/>
    </style:style>
    <style:style style:name="T8993" style:parent-style-name="AncientGreekἈρχαίαἑλληνικά" style:family="text">
      <style:text-properties style:font-weight-complex="bold" style:font-size-complex="14pt" fo:language="el" fo:country="GR"/>
    </style:style>
    <style:style style:name="T8994" style:parent-style-name="AncientGreekἈρχαίαἑλληνικά" style:family="text">
      <style:text-properties style:font-weight-complex="bold" style:font-size-complex="14pt"/>
    </style:style>
    <style:style style:name="T8995" style:parent-style-name="AncientGreekἈρχαίαἑλληνικά" style:family="text">
      <style:text-properties style:font-weight-complex="bold" style:font-size-complex="14pt" fo:language="el" fo:country="GR"/>
    </style:style>
    <style:style style:name="T8996" style:parent-style-name="AncientGreekἈρχαίαἑλληνικά" style:family="text">
      <style:text-properties style:font-weight-complex="bold" style:font-size-complex="14pt"/>
    </style:style>
    <style:style style:name="T8997" style:parent-style-name="AncientGreekἈρχαίαἑλληνικά" style:family="text">
      <style:text-properties style:font-weight-complex="bold" style:font-size-complex="14pt" fo:language="el" fo:country="GR"/>
    </style:style>
    <style:style style:name="T8998" style:parent-style-name="AncientGreekἈρχαίαἑλληνικά" style:family="text">
      <style:text-properties style:font-weight-complex="bold" style:font-size-complex="14pt"/>
    </style:style>
    <style:style style:name="T8999" style:parent-style-name="AncientGreekἈρχαίαἑλληνικά" style:family="text">
      <style:text-properties style:font-weight-complex="bold" style:font-size-complex="14pt" fo:language="el" fo:country="GR"/>
    </style:style>
    <style:style style:name="T9000" style:parent-style-name="AncientGreekἈρχαίαἑλληνικά" style:family="text">
      <style:text-properties style:font-weight-complex="bold" style:font-size-complex="14pt"/>
    </style:style>
    <style:style style:name="T9001" style:parent-style-name="AncientGreekἈρχαίαἑλληνικά" style:family="text">
      <style:text-properties style:font-weight-complex="bold" style:font-size-complex="14pt" fo:language="el" fo:country="GR"/>
    </style:style>
    <style:style style:name="T9002" style:parent-style-name="AncientGreekἈρχαίαἑλληνικά" style:family="text">
      <style:text-properties style:font-weight-complex="bold" style:font-size-complex="14pt"/>
    </style:style>
    <style:style style:name="T9003" style:parent-style-name="AncientGreekἈρχαίαἑλληνικά" style:family="text">
      <style:text-properties style:font-weight-complex="bold" style:font-size-complex="14pt" fo:language="el" fo:country="GR"/>
    </style:style>
    <style:style style:name="T9004" style:parent-style-name="AncientGreekἈρχαίαἑλληνικά" style:family="text">
      <style:text-properties style:font-weight-complex="bold" style:font-size-complex="14pt"/>
    </style:style>
    <style:style style:name="T9005" style:parent-style-name="AncientGreekἈρχαίαἑλληνικά" style:family="text">
      <style:text-properties style:font-weight-complex="bold" style:font-size-complex="14pt" fo:language="el" fo:country="GR"/>
    </style:style>
    <style:style style:name="T9006" style:parent-style-name="AncientGreekἈρχαίαἑλληνικά" style:family="text">
      <style:text-properties style:font-weight-complex="bold" style:font-size-complex="14pt"/>
    </style:style>
    <style:style style:name="T9007" style:parent-style-name="AncientGreekἈρχαίαἑλληνικά" style:family="text">
      <style:text-properties style:font-weight-complex="bold" style:font-size-complex="14pt" fo:language="el" fo:country="GR"/>
    </style:style>
    <style:style style:name="T9008" style:parent-style-name="AncientGreekἈρχαίαἑλληνικά" style:family="text">
      <style:text-properties style:font-weight-complex="bold" style:font-size-complex="14pt"/>
    </style:style>
    <style:style style:name="T9009" style:parent-style-name="AncientGreekἈρχαίαἑλληνικά" style:family="text">
      <style:text-properties style:font-weight-complex="bold" style:font-size-complex="14pt" fo:language="el" fo:country="GR"/>
    </style:style>
    <style:style style:name="T9010" style:parent-style-name="AncientGreekἈρχαίαἑλληνικά" style:family="text">
      <style:text-properties style:font-weight-complex="bold" style:font-size-complex="14pt"/>
    </style:style>
    <style:style style:name="T9011" style:parent-style-name="AncientGreekἈρχαίαἑλληνικά" style:family="text">
      <style:text-properties style:font-weight-complex="bold" style:font-size-complex="14pt" fo:language="el" fo:country="GR"/>
    </style:style>
    <style:style style:name="T9012" style:parent-style-name="AncientGreekἈρχαίαἑλληνικά" style:family="text">
      <style:text-properties style:font-weight-complex="bold" style:font-size-complex="14pt"/>
    </style:style>
    <style:style style:name="T9013" style:parent-style-name="AncientGreekἈρχαίαἑλληνικά" style:family="text">
      <style:text-properties style:font-weight-complex="bold" style:font-size-complex="14pt" fo:language="el" fo:country="GR"/>
    </style:style>
    <style:style style:name="T9014" style:parent-style-name="AncientGreekἈρχαίαἑλληνικά" style:family="text">
      <style:text-properties style:font-weight-complex="bold" style:font-size-complex="14pt"/>
    </style:style>
    <style:style style:name="T9015" style:parent-style-name="AncientGreekἈρχαίαἑλληνικά" style:family="text">
      <style:text-properties style:font-weight-complex="bold" style:font-size-complex="14pt" fo:language="el" fo:country="GR"/>
    </style:style>
    <style:style style:name="T9016" style:parent-style-name="AncientGreekἈρχαίαἑλληνικά" style:family="text">
      <style:text-properties style:font-weight-complex="bold" style:font-size-complex="14pt"/>
    </style:style>
    <style:style style:name="T9017" style:parent-style-name="AncientGreekἈρχαίαἑλληνικά" style:family="text">
      <style:text-properties style:font-weight-complex="bold" style:font-size-complex="14pt" fo:language="el" fo:country="GR"/>
    </style:style>
    <style:style style:name="T9018" style:parent-style-name="AncientGreekἈρχαίαἑλληνικά" style:family="text">
      <style:text-properties style:font-weight-complex="bold" style:font-size-complex="14pt"/>
    </style:style>
    <style:style style:name="T9019" style:parent-style-name="AncientGreekἈρχαίαἑλληνικά" style:family="text">
      <style:text-properties style:font-weight-complex="bold" style:font-size-complex="14pt" fo:language="el" fo:country="GR"/>
    </style:style>
    <style:style style:name="T9020" style:parent-style-name="AncientGreekἈρχαίαἑλληνικά" style:family="text">
      <style:text-properties style:font-weight-complex="bold" style:font-size-complex="14pt"/>
    </style:style>
    <style:style style:name="T9021" style:parent-style-name="AncientGreekἈρχαίαἑλληνικά" style:family="text">
      <style:text-properties style:font-weight-complex="bold" style:font-size-complex="14pt" fo:language="el" fo:country="GR"/>
    </style:style>
    <style:style style:name="T9022" style:parent-style-name="AncientGreekἈρχαίαἑλληνικά" style:family="text">
      <style:text-properties style:font-weight-complex="bold" style:font-size-complex="14pt"/>
    </style:style>
    <style:style style:name="T9023" style:parent-style-name="AncientGreekἈρχαίαἑλληνικά" style:family="text">
      <style:text-properties style:font-weight-complex="bold" style:font-size-complex="14pt" fo:language="el" fo:country="GR"/>
    </style:style>
    <style:style style:name="T9024" style:parent-style-name="AncientGreekἈρχαίαἑλληνικά" style:family="text">
      <style:text-properties style:font-weight-complex="bold" style:font-size-complex="14pt"/>
    </style:style>
    <style:style style:name="T9025" style:parent-style-name="AncientGreekἈρχαίαἑλληνικά" style:family="text">
      <style:text-properties style:font-weight-complex="bold" style:font-size-complex="14pt" fo:language="el" fo:country="GR"/>
    </style:style>
    <style:style style:name="T9026" style:parent-style-name="AncientGreekἈρχαίαἑλληνικά" style:family="text">
      <style:text-properties style:font-weight-complex="bold" style:font-size-complex="14pt"/>
    </style:style>
    <style:style style:name="T9027" style:parent-style-name="AncientGreekἈρχαίαἑλληνικά" style:family="text">
      <style:text-properties style:font-weight-complex="bold" style:font-size-complex="14pt" fo:language="el" fo:country="GR"/>
    </style:style>
    <style:style style:name="T9028" style:parent-style-name="AncientGreekἈρχαίαἑλληνικά" style:family="text">
      <style:text-properties style:font-weight-complex="bold" style:font-size-complex="14pt"/>
    </style:style>
    <style:style style:name="T9029" style:parent-style-name="AncientGreekἈρχαίαἑλληνικά" style:family="text">
      <style:text-properties style:font-weight-complex="bold" style:font-size-complex="14pt" fo:language="el" fo:country="GR"/>
    </style:style>
    <style:style style:name="T9030" style:parent-style-name="AncientGreekἈρχαίαἑλληνικά" style:family="text">
      <style:text-properties style:font-weight-complex="bold" style:font-size-complex="14pt"/>
    </style:style>
    <style:style style:name="T9031" style:parent-style-name="AncientGreekἈρχαίαἑλληνικά" style:family="text">
      <style:text-properties style:font-weight-complex="bold" style:font-size-complex="14pt" fo:language="el" fo:country="GR"/>
    </style:style>
    <style:style style:name="T9032" style:parent-style-name="AncientGreekἈρχαίαἑλληνικά" style:family="text">
      <style:text-properties style:font-weight-complex="bold" style:font-size-complex="14pt"/>
    </style:style>
    <style:style style:name="T9033" style:parent-style-name="AncientGreekἈρχαίαἑλληνικά" style:family="text">
      <style:text-properties style:font-weight-complex="bold" style:font-size-complex="14pt" fo:language="el" fo:country="GR"/>
    </style:style>
    <style:style style:name="T9034" style:parent-style-name="AncientGreekἈρχαίαἑλληνικά" style:family="text">
      <style:text-properties style:font-weight-complex="bold" style:font-size-complex="14pt"/>
    </style:style>
    <style:style style:name="T9035" style:parent-style-name="AncientGreekἈρχαίαἑλληνικά" style:family="text">
      <style:text-properties style:font-weight-complex="bold" style:font-size-complex="14pt" fo:language="el" fo:country="GR"/>
    </style:style>
    <style:style style:name="T9036" style:parent-style-name="AncientGreekἈρχαίαἑλληνικά" style:family="text">
      <style:text-properties style:font-weight-complex="bold" style:font-size-complex="14pt"/>
    </style:style>
    <style:style style:name="T9037" style:parent-style-name="AncientGreekἈρχαίαἑλληνικά" style:family="text">
      <style:text-properties style:font-weight-complex="bold" style:font-size-complex="14pt" fo:language="el" fo:country="GR"/>
    </style:style>
    <style:style style:name="T9038" style:parent-style-name="AncientGreekἈρχαίαἑλληνικά" style:family="text">
      <style:text-properties style:font-weight-complex="bold" style:font-size-complex="14pt"/>
    </style:style>
    <style:style style:name="T9039" style:parent-style-name="AncientGreekἈρχαίαἑλληνικά" style:family="text">
      <style:text-properties style:font-weight-complex="bold" style:font-size-complex="14pt" fo:language="el" fo:country="GR"/>
    </style:style>
    <style:style style:name="T9040" style:parent-style-name="AncientGreekἈρχαίαἑλληνικά" style:family="text">
      <style:text-properties style:font-weight-complex="bold" style:font-size-complex="14pt"/>
    </style:style>
    <style:style style:name="T9041" style:parent-style-name="AncientGreekἈρχαίαἑλληνικά" style:family="text">
      <style:text-properties style:font-weight-complex="bold" style:font-size-complex="14pt" fo:language="el" fo:country="GR"/>
    </style:style>
    <style:style style:name="T9042" style:parent-style-name="AncientGreekἈρχαίαἑλληνικά" style:family="text">
      <style:text-properties style:font-weight-complex="bold" style:font-size-complex="14pt"/>
    </style:style>
    <style:style style:name="T9043" style:parent-style-name="AncientGreekἈρχαίαἑλληνικά" style:family="text">
      <style:text-properties style:font-weight-complex="bold" style:font-size-complex="14pt" fo:language="el" fo:country="GR"/>
    </style:style>
    <style:style style:name="T9044" style:parent-style-name="AncientGreekἈρχαίαἑλληνικά" style:family="text">
      <style:text-properties style:font-weight-complex="bold" style:font-size-complex="14pt"/>
    </style:style>
    <style:style style:name="T9045" style:parent-style-name="AncientGreekἈρχαίαἑλληνικά" style:family="text">
      <style:text-properties style:font-weight-complex="bold" style:font-size-complex="14pt" fo:language="el" fo:country="GR"/>
    </style:style>
    <style:style style:name="T9046" style:parent-style-name="AncientGreekἈρχαίαἑλληνικά" style:family="text">
      <style:text-properties style:font-weight-complex="bold" style:font-size-complex="14pt"/>
    </style:style>
    <style:style style:name="T9047" style:parent-style-name="AncientGreekἈρχαίαἑλληνικά" style:family="text">
      <style:text-properties style:font-weight-complex="bold" style:font-size-complex="14pt" fo:language="el" fo:country="GR"/>
    </style:style>
    <style:style style:name="T9048" style:parent-style-name="AncientGreekἈρχαίαἑλληνικά" style:family="text">
      <style:text-properties style:font-weight-complex="bold" style:font-size-complex="14pt"/>
    </style:style>
    <style:style style:name="T9049" style:parent-style-name="AncientGreekἈρχαίαἑλληνικά" style:family="text">
      <style:text-properties style:font-weight-complex="bold" style:font-size-complex="14pt" fo:language="el" fo:country="GR"/>
    </style:style>
    <style:style style:name="T9050" style:parent-style-name="AncientGreekἈρχαίαἑλληνικά" style:family="text">
      <style:text-properties style:font-weight-complex="bold" style:font-size-complex="14pt"/>
    </style:style>
    <style:style style:name="T9051" style:parent-style-name="AncientGreekἈρχαίαἑλληνικά" style:family="text">
      <style:text-properties style:font-weight-complex="bold" style:font-size-complex="14pt" fo:language="el" fo:country="GR"/>
    </style:style>
    <style:style style:name="T9052" style:parent-style-name="AncientGreekἈρχαίαἑλληνικά" style:family="text">
      <style:text-properties style:font-weight-complex="bold" style:font-size-complex="14pt"/>
    </style:style>
    <style:style style:name="T9053" style:parent-style-name="AncientGreekἈρχαίαἑλληνικά" style:family="text">
      <style:text-properties style:font-weight-complex="bold" style:font-size-complex="14pt" fo:language="el" fo:country="GR"/>
    </style:style>
    <style:style style:name="T9054" style:parent-style-name="AncientGreekἈρχαίαἑλληνικά" style:family="text">
      <style:text-properties style:font-weight-complex="bold" style:font-size-complex="14pt"/>
    </style:style>
    <style:style style:name="T9055" style:parent-style-name="AncientGreekἈρχαίαἑλληνικά" style:family="text">
      <style:text-properties style:font-weight-complex="bold" style:font-size-complex="14pt" fo:language="el" fo:country="GR"/>
    </style:style>
    <style:style style:name="T9056" style:parent-style-name="AncientGreekἈρχαίαἑλληνικά" style:family="text">
      <style:text-properties style:font-weight-complex="bold" style:font-size-complex="14pt"/>
    </style:style>
    <style:style style:name="T9057" style:parent-style-name="AncientGreekἈρχαίαἑλληνικά" style:family="text">
      <style:text-properties style:font-weight-complex="bold" style:font-size-complex="14pt" fo:language="el" fo:country="GR"/>
    </style:style>
    <style:style style:name="T9058" style:parent-style-name="AncientGreekἈρχαίαἑλληνικά" style:family="text">
      <style:text-properties style:font-weight-complex="bold" style:font-size-complex="14pt"/>
    </style:style>
    <style:style style:name="T9059" style:parent-style-name="AncientGreekἈρχαίαἑλληνικά" style:family="text">
      <style:text-properties style:font-weight-complex="bold" style:font-size-complex="14pt" fo:language="el" fo:country="GR"/>
    </style:style>
    <style:style style:name="T9060" style:parent-style-name="AncientGreekἈρχαίαἑλληνικά" style:family="text">
      <style:text-properties style:font-weight-complex="bold" style:font-size-complex="14pt"/>
    </style:style>
    <style:style style:name="T9061" style:parent-style-name="AncientGreekἈρχαίαἑλληνικά" style:family="text">
      <style:text-properties style:font-weight-complex="bold" style:font-size-complex="14pt" fo:language="el" fo:country="GR"/>
    </style:style>
    <style:style style:name="T9062" style:parent-style-name="AncientGreekἈρχαίαἑλληνικά" style:family="text">
      <style:text-properties style:font-weight-complex="bold" style:font-size-complex="14pt"/>
    </style:style>
    <style:style style:name="T9063" style:parent-style-name="AncientGreekἈρχαίαἑλληνικά" style:family="text">
      <style:text-properties style:font-weight-complex="bold" style:font-size-complex="14pt" fo:language="el" fo:country="GR"/>
    </style:style>
    <style:style style:name="T9064" style:parent-style-name="AncientGreekἈρχαίαἑλληνικά" style:family="text">
      <style:text-properties style:font-weight-complex="bold" style:font-size-complex="14pt"/>
    </style:style>
    <style:style style:name="T9065" style:parent-style-name="AncientGreekἈρχαίαἑλληνικά" style:family="text">
      <style:text-properties style:font-weight-complex="bold" style:font-size-complex="14pt" fo:language="el" fo:country="GR"/>
    </style:style>
    <style:style style:name="T9066" style:parent-style-name="AncientGreekἈρχαίαἑλληνικά" style:family="text">
      <style:text-properties style:font-weight-complex="bold" style:font-size-complex="14pt"/>
    </style:style>
    <style:style style:name="T9067" style:parent-style-name="AncientGreekἈρχαίαἑλληνικά" style:family="text">
      <style:text-properties style:font-weight-complex="bold" style:font-size-complex="14pt" fo:language="el" fo:country="GR"/>
    </style:style>
    <style:style style:name="T9068" style:parent-style-name="AncientGreekἈρχαίαἑλληνικά" style:family="text">
      <style:text-properties style:font-weight-complex="bold" style:font-size-complex="14pt"/>
    </style:style>
    <style:style style:name="T9069" style:parent-style-name="AncientGreekἈρχαίαἑλληνικά" style:family="text">
      <style:text-properties style:font-weight-complex="bold" style:font-size-complex="14pt" fo:language="el" fo:country="GR"/>
    </style:style>
    <style:style style:name="T9070" style:parent-style-name="AncientGreekἈρχαίαἑλληνικά" style:family="text">
      <style:text-properties style:font-weight-complex="bold" style:font-size-complex="14pt"/>
    </style:style>
    <style:style style:name="P9071" style:parent-style-name="Standard" style:family="paragraph">
      <style:paragraph-properties fo:widows="0" fo:orphans="0">
        <style:tab-stops>
          <style:tab-stop style:type="left" style:position="0.8541in"/>
        </style:tab-stops>
      </style:paragraph-properties>
    </style:style>
    <style:style style:name="T9072" style:parent-style-name="AncientGreekἈρχαίαἑλληνικά" style:family="text">
      <style:text-properties style:font-weight-complex="bold" style:font-size-complex="14pt" fo:language="el" fo:country="GR"/>
    </style:style>
    <style:style style:name="T9073" style:parent-style-name="AncientGreekἈρχαίαἑλληνικά" style:family="text">
      <style:text-properties style:font-weight-complex="bold" style:font-size-complex="14pt"/>
    </style:style>
    <style:style style:name="T9074" style:parent-style-name="AncientGreekἈρχαίαἑλληνικά" style:family="text">
      <style:text-properties style:font-weight-complex="bold" style:font-size-complex="14pt" fo:language="el" fo:country="GR"/>
    </style:style>
    <style:style style:name="T9075" style:parent-style-name="AncientGreekἈρχαίαἑλληνικά" style:family="text">
      <style:text-properties style:font-weight-complex="bold" style:font-size-complex="14pt"/>
    </style:style>
    <style:style style:name="T9076" style:parent-style-name="AncientGreekἈρχαίαἑλληνικά" style:family="text">
      <style:text-properties style:font-weight-complex="bold" style:font-size-complex="14pt" fo:language="el" fo:country="GR"/>
    </style:style>
    <style:style style:name="T9077" style:parent-style-name="AncientGreekἈρχαίαἑλληνικά" style:family="text">
      <style:text-properties style:font-weight-complex="bold" style:font-size-complex="14pt"/>
    </style:style>
    <style:style style:name="T9078" style:parent-style-name="AncientGreekἈρχαίαἑλληνικά" style:family="text">
      <style:text-properties style:font-weight-complex="bold" style:font-size-complex="14pt" fo:language="el" fo:country="GR"/>
    </style:style>
    <style:style style:name="T9079" style:parent-style-name="AncientGreekἈρχαίαἑλληνικά" style:family="text">
      <style:text-properties style:font-weight-complex="bold" style:font-size-complex="14pt"/>
    </style:style>
    <style:style style:name="T9080" style:parent-style-name="AncientGreekἈρχαίαἑλληνικά" style:family="text">
      <style:text-properties style:font-weight-complex="bold" style:font-size-complex="14pt" fo:language="el" fo:country="GR"/>
    </style:style>
    <style:style style:name="T9081" style:parent-style-name="AncientGreekἈρχαίαἑλληνικά" style:family="text">
      <style:text-properties style:font-weight-complex="bold" style:font-size-complex="14pt"/>
    </style:style>
    <style:style style:name="T9082" style:parent-style-name="AncientGreekἈρχαίαἑλληνικά" style:family="text">
      <style:text-properties style:font-weight-complex="bold" style:font-size-complex="14pt" fo:language="el" fo:country="GR"/>
    </style:style>
    <style:style style:name="T9083" style:parent-style-name="AncientGreekἈρχαίαἑλληνικά" style:family="text">
      <style:text-properties style:font-weight-complex="bold" style:font-size-complex="14pt"/>
    </style:style>
    <style:style style:name="T9084" style:parent-style-name="AncientGreekἈρχαίαἑλληνικά" style:family="text">
      <style:text-properties style:font-weight-complex="bold" style:font-size-complex="14pt" fo:language="el" fo:country="GR"/>
    </style:style>
    <style:style style:name="T9085" style:parent-style-name="AncientGreekἈρχαίαἑλληνικά" style:family="text">
      <style:text-properties style:font-weight-complex="bold" style:font-size-complex="14pt"/>
    </style:style>
    <style:style style:name="T9086" style:parent-style-name="AncientGreekἈρχαίαἑλληνικά" style:family="text">
      <style:text-properties style:font-weight-complex="bold" style:font-size-complex="14pt" fo:language="el" fo:country="GR"/>
    </style:style>
    <style:style style:name="T9087" style:parent-style-name="AncientGreekἈρχαίαἑλληνικά" style:family="text">
      <style:text-properties style:font-weight-complex="bold" style:font-size-complex="14pt"/>
    </style:style>
    <style:style style:name="T9088" style:parent-style-name="AncientGreekἈρχαίαἑλληνικά" style:family="text">
      <style:text-properties style:font-weight-complex="bold" style:font-size-complex="14pt" fo:language="el" fo:country="GR"/>
    </style:style>
    <style:style style:name="T9089" style:parent-style-name="AncientGreekἈρχαίαἑλληνικά" style:family="text">
      <style:text-properties style:font-weight-complex="bold" style:font-size-complex="14pt"/>
    </style:style>
    <style:style style:name="TableCell9090" style:family="table-cell">
      <style:table-cell-properties fo:border="0.0069in solid #000000" fo:background-color="#FFFFFF" style:writing-mode="lr-tb" fo:padding-top="0in" fo:padding-left="0.1527in" fo:padding-bottom="0in" fo:padding-right="0.15in"/>
    </style:style>
    <style:style style:name="P9091" style:parent-style-name="Standard" style:family="paragraph">
      <style:paragraph-properties fo:widows="0" fo:orphans="0"/>
      <style:text-properties style:font-name="AncientGreek"/>
    </style:style>
    <style:style style:name="P9092" style:parent-style-name="Standard" style:family="paragraph">
      <style:paragraph-properties fo:widows="0" fo:orphans="0"/>
    </style:style>
    <style:style style:name="T9093" style:parent-style-name="DefaultParagraphFont" style:family="text">
      <style:text-properties style:font-name="AncientGreek"/>
    </style:style>
    <style:style style:name="T9094" style:parent-style-name="DefaultParagraphFont" style:family="text">
      <style:text-properties style:font-name="AncientGreek" fo:language="el" fo:country="GR"/>
    </style:style>
    <style:style style:name="P9095" style:parent-style-name="Standard" style:family="paragraph">
      <style:paragraph-properties fo:widows="0" fo:orphans="0"/>
      <style:text-properties style:font-name="AncientGreek" fo:language="el" fo:country="GR"/>
    </style:style>
    <style:style style:name="P9096" style:parent-style-name="Standard" style:family="paragraph">
      <style:paragraph-properties fo:widows="0" fo:orphans="0"/>
      <style:text-properties style:font-name="AncientGreek"/>
    </style:style>
    <style:style style:name="TableRow9097" style:family="table-row">
      <style:table-row-properties style:min-row-height="0.0138in" style:use-optimal-row-height="false" fo:keep-together="always"/>
    </style:style>
    <style:style style:name="TableCell9098" style:family="table-cell">
      <style:table-cell-properties fo:border="0.0069in solid #000000" fo:background-color="#FFFFFF" style:writing-mode="lr-tb" fo:padding-top="0in" fo:padding-left="0.1527in" fo:padding-bottom="0in" fo:padding-right="0.15in"/>
    </style:style>
    <style:style style:name="P9099" style:parent-style-name="Standard" style:family="paragraph">
      <style:paragraph-properties fo:keep-with-next="always" fo:widows="0" fo:orphans="0" fo:text-align="center"/>
    </style:style>
    <style:style style:name="T9100" style:parent-style-name="AncientGreekἈρχαίαἑλληνικά" style:family="text">
      <style:text-properties fo:font-weight="bold" style:font-weight-asian="bold" style:font-weight-complex="bold" fo:font-size="18pt" style:font-size-asian="18pt" style:font-size-complex="14pt"/>
    </style:style>
    <style:style style:name="T9101"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9102" style:parent-style-name="AncientGreekἈρχαίαἑλληνικά" style:family="text">
      <style:text-properties fo:font-weight="bold" style:font-weight-asian="bold" style:font-weight-complex="bold" fo:font-size="18pt" style:font-size-asian="18pt" style:font-size-complex="14pt"/>
    </style:style>
    <style:style style:name="P9103" style:parent-style-name="Standard" style:family="paragraph">
      <style:paragraph-properties fo:widows="0" fo:orphans="0"/>
    </style:style>
    <style:style style:name="T9104" style:parent-style-name="AncientGreekἈρχαίαἑλληνικά" style:family="text">
      <style:text-properties style:font-weight-complex="bold" style:font-size-complex="14pt" fo:language="el" fo:country="GR"/>
    </style:style>
    <style:style style:name="T9105" style:parent-style-name="AncientGreekἈρχαίαἑλληνικά" style:family="text">
      <style:text-properties style:font-weight-complex="bold" style:font-size-complex="14pt"/>
    </style:style>
    <style:style style:name="T9106" style:parent-style-name="AncientGreekἈρχαίαἑλληνικά" style:family="text">
      <style:text-properties style:font-weight-complex="bold" style:font-size-complex="14pt" fo:language="el" fo:country="GR"/>
    </style:style>
    <style:style style:name="T9107" style:parent-style-name="AncientGreekἈρχαίαἑλληνικά" style:family="text">
      <style:text-properties style:font-weight-complex="bold" style:font-size-complex="14pt"/>
    </style:style>
    <style:style style:name="T9108" style:parent-style-name="AncientGreekἈρχαίαἑλληνικά" style:family="text">
      <style:text-properties style:font-weight-complex="bold" style:font-size-complex="14pt" fo:language="el" fo:country="GR"/>
    </style:style>
    <style:style style:name="T9109" style:parent-style-name="AncientGreekἈρχαίαἑλληνικά" style:family="text">
      <style:text-properties style:font-weight-complex="bold" style:font-size-complex="14pt"/>
    </style:style>
    <style:style style:name="T9110" style:parent-style-name="AncientGreekἈρχαίαἑλληνικά" style:family="text">
      <style:text-properties style:font-weight-complex="bold" style:font-size-complex="14pt" fo:language="el" fo:country="GR"/>
    </style:style>
    <style:style style:name="T9111" style:parent-style-name="AncientGreekἈρχαίαἑλληνικά" style:family="text">
      <style:text-properties style:font-weight-complex="bold" style:font-size-complex="14pt"/>
    </style:style>
    <style:style style:name="T9112" style:parent-style-name="AncientGreekἈρχαίαἑλληνικά" style:family="text">
      <style:text-properties style:font-weight-complex="bold" style:font-size-complex="14pt" fo:language="el" fo:country="GR"/>
    </style:style>
    <style:style style:name="T9113" style:parent-style-name="AncientGreekἈρχαίαἑλληνικά" style:family="text">
      <style:text-properties style:font-weight-complex="bold" style:font-size-complex="14pt"/>
    </style:style>
    <style:style style:name="T9114" style:parent-style-name="AncientGreekἈρχαίαἑλληνικά" style:family="text">
      <style:text-properties style:font-weight-complex="bold" style:font-size-complex="14pt" fo:language="el" fo:country="GR"/>
    </style:style>
    <style:style style:name="T9115" style:parent-style-name="AncientGreekἈρχαίαἑλληνικά" style:family="text">
      <style:text-properties style:font-weight-complex="bold" style:font-size-complex="14pt"/>
    </style:style>
    <style:style style:name="T9116" style:parent-style-name="AncientGreekἈρχαίαἑλληνικά" style:family="text">
      <style:text-properties style:font-weight-complex="bold" style:font-size-complex="14pt" fo:language="el" fo:country="GR"/>
    </style:style>
    <style:style style:name="T9117" style:parent-style-name="AncientGreekἈρχαίαἑλληνικά" style:family="text">
      <style:text-properties style:font-weight-complex="bold" style:font-size-complex="14pt"/>
    </style:style>
    <style:style style:name="T9118" style:parent-style-name="AncientGreekἈρχαίαἑλληνικά" style:family="text">
      <style:text-properties style:font-weight-complex="bold" style:font-size-complex="14pt" fo:language="el" fo:country="GR"/>
    </style:style>
    <style:style style:name="T9119" style:parent-style-name="AncientGreekἈρχαίαἑλληνικά" style:family="text">
      <style:text-properties style:font-weight-complex="bold" style:font-size-complex="14pt"/>
    </style:style>
    <style:style style:name="T9120" style:parent-style-name="AncientGreekἈρχαίαἑλληνικά" style:family="text">
      <style:text-properties style:font-weight-complex="bold" style:font-size-complex="14pt" fo:language="el" fo:country="GR"/>
    </style:style>
    <style:style style:name="T9121" style:parent-style-name="AncientGreekἈρχαίαἑλληνικά" style:family="text">
      <style:text-properties style:font-weight-complex="bold" style:font-size-complex="14pt"/>
    </style:style>
    <style:style style:name="T9122" style:parent-style-name="AncientGreekἈρχαίαἑλληνικά" style:family="text">
      <style:text-properties style:font-weight-complex="bold" style:font-size-complex="14pt" fo:language="el" fo:country="GR"/>
    </style:style>
    <style:style style:name="T9123" style:parent-style-name="AncientGreekἈρχαίαἑλληνικά" style:family="text">
      <style:text-properties style:font-weight-complex="bold" style:font-size-complex="14pt"/>
    </style:style>
    <style:style style:name="T9124" style:parent-style-name="AncientGreekἈρχαίαἑλληνικά" style:family="text">
      <style:text-properties style:font-weight-complex="bold" style:font-size-complex="14pt" fo:language="el" fo:country="GR"/>
    </style:style>
    <style:style style:name="T9125" style:parent-style-name="AncientGreekἈρχαίαἑλληνικά" style:family="text">
      <style:text-properties style:font-weight-complex="bold" style:font-size-complex="14pt"/>
    </style:style>
    <style:style style:name="T9126" style:parent-style-name="AncientGreekἈρχαίαἑλληνικά" style:family="text">
      <style:text-properties style:font-weight-complex="bold" style:font-size-complex="14pt" fo:language="el" fo:country="GR"/>
    </style:style>
    <style:style style:name="T9127" style:parent-style-name="AncientGreekἈρχαίαἑλληνικά" style:family="text">
      <style:text-properties style:font-weight-complex="bold" style:font-size-complex="14pt"/>
    </style:style>
    <style:style style:name="T9128" style:parent-style-name="AncientGreekἈρχαίαἑλληνικά" style:family="text">
      <style:text-properties style:font-weight-complex="bold" style:font-size-complex="14pt" fo:language="el" fo:country="GR"/>
    </style:style>
    <style:style style:name="T9129" style:parent-style-name="AncientGreekἈρχαίαἑλληνικά" style:family="text">
      <style:text-properties style:font-weight-complex="bold" style:font-size-complex="14pt"/>
    </style:style>
    <style:style style:name="T9130" style:parent-style-name="AncientGreekἈρχαίαἑλληνικά" style:family="text">
      <style:text-properties style:font-weight-complex="bold" style:font-size-complex="14pt" fo:language="el" fo:country="GR"/>
    </style:style>
    <style:style style:name="T9131" style:parent-style-name="AncientGreekἈρχαίαἑλληνικά" style:family="text">
      <style:text-properties style:font-weight-complex="bold" style:font-size-complex="14pt"/>
    </style:style>
    <style:style style:name="T9132" style:parent-style-name="AncientGreekἈρχαίαἑλληνικά" style:family="text">
      <style:text-properties style:font-weight-complex="bold" style:font-size-complex="14pt" fo:language="el" fo:country="GR"/>
    </style:style>
    <style:style style:name="T9133" style:parent-style-name="AncientGreekἈρχαίαἑλληνικά" style:family="text">
      <style:text-properties style:font-weight-complex="bold" style:font-size-complex="14pt"/>
    </style:style>
    <style:style style:name="T9134" style:parent-style-name="AncientGreekἈρχαίαἑλληνικά" style:family="text">
      <style:text-properties style:font-weight-complex="bold" style:font-size-complex="14pt" fo:language="el" fo:country="GR"/>
    </style:style>
    <style:style style:name="T9135" style:parent-style-name="AncientGreekἈρχαίαἑλληνικά" style:family="text">
      <style:text-properties style:font-weight-complex="bold" style:font-size-complex="14pt"/>
    </style:style>
    <style:style style:name="T9136" style:parent-style-name="AncientGreekἈρχαίαἑλληνικά" style:family="text">
      <style:text-properties style:font-weight-complex="bold" style:font-size-complex="14pt" fo:language="el" fo:country="GR"/>
    </style:style>
    <style:style style:name="T9137" style:parent-style-name="AncientGreekἈρχαίαἑλληνικά" style:family="text">
      <style:text-properties style:font-weight-complex="bold" style:font-size-complex="14pt"/>
    </style:style>
    <style:style style:name="T9138" style:parent-style-name="AncientGreekἈρχαίαἑλληνικά" style:family="text">
      <style:text-properties style:font-weight-complex="bold" style:font-size-complex="14pt" fo:language="el" fo:country="GR"/>
    </style:style>
    <style:style style:name="T9139" style:parent-style-name="AncientGreekἈρχαίαἑλληνικά" style:family="text">
      <style:text-properties style:font-weight-complex="bold" style:font-size-complex="14pt"/>
    </style:style>
    <style:style style:name="P9140" style:parent-style-name="Standard" style:family="paragraph">
      <style:paragraph-properties fo:widows="0" fo:orphans="0"/>
    </style:style>
    <style:style style:name="T9141" style:parent-style-name="AncientGreekἈρχαίαἑλληνικά" style:family="text">
      <style:text-properties style:font-weight-complex="bold" style:font-size-complex="14pt" fo:language="el" fo:country="GR"/>
    </style:style>
    <style:style style:name="T9142" style:parent-style-name="AncientGreekἈρχαίαἑλληνικά" style:family="text">
      <style:text-properties style:font-weight-complex="bold" style:font-size-complex="14pt"/>
    </style:style>
    <style:style style:name="T9143" style:parent-style-name="AncientGreekἈρχαίαἑλληνικά" style:family="text">
      <style:text-properties style:font-weight-complex="bold" style:font-size-complex="14pt" fo:language="el" fo:country="GR"/>
    </style:style>
    <style:style style:name="T9144" style:parent-style-name="AncientGreekἈρχαίαἑλληνικά" style:family="text">
      <style:text-properties style:font-weight-complex="bold" style:font-size-complex="14pt"/>
    </style:style>
    <style:style style:name="T9145" style:parent-style-name="AncientGreekἈρχαίαἑλληνικά" style:family="text">
      <style:text-properties style:font-weight-complex="bold" style:font-size-complex="14pt" fo:language="el" fo:country="GR"/>
    </style:style>
    <style:style style:name="T9146" style:parent-style-name="AncientGreekἈρχαίαἑλληνικά" style:family="text">
      <style:text-properties style:font-weight-complex="bold" style:font-size-complex="14pt"/>
    </style:style>
    <style:style style:name="T9147" style:parent-style-name="AncientGreekἈρχαίαἑλληνικά" style:family="text">
      <style:text-properties style:font-weight-complex="bold" style:font-size-complex="14pt" fo:language="el" fo:country="GR"/>
    </style:style>
    <style:style style:name="T9148" style:parent-style-name="AncientGreekἈρχαίαἑλληνικά" style:family="text">
      <style:text-properties style:font-weight-complex="bold" style:font-size-complex="14pt"/>
    </style:style>
    <style:style style:name="T9149" style:parent-style-name="AncientGreekἈρχαίαἑλληνικά" style:family="text">
      <style:text-properties style:font-weight-complex="bold" style:font-size-complex="14pt" fo:language="el" fo:country="GR"/>
    </style:style>
    <style:style style:name="T9150" style:parent-style-name="AncientGreekἈρχαίαἑλληνικά" style:family="text">
      <style:text-properties style:font-weight-complex="bold" style:font-size-complex="14pt"/>
    </style:style>
    <style:style style:name="T9151" style:parent-style-name="AncientGreekἈρχαίαἑλληνικά" style:family="text">
      <style:text-properties style:font-weight-complex="bold" style:font-size-complex="14pt" fo:language="el" fo:country="GR"/>
    </style:style>
    <style:style style:name="T9152" style:parent-style-name="AncientGreekἈρχαίαἑλληνικά" style:family="text">
      <style:text-properties style:font-weight-complex="bold" style:font-size-complex="14pt"/>
    </style:style>
    <style:style style:name="T9153" style:parent-style-name="AncientGreekἈρχαίαἑλληνικά" style:family="text">
      <style:text-properties style:font-weight-complex="bold" style:font-size-complex="14pt" fo:language="el" fo:country="GR"/>
    </style:style>
    <style:style style:name="T9154" style:parent-style-name="AncientGreekἈρχαίαἑλληνικά" style:family="text">
      <style:text-properties style:font-weight-complex="bold" style:font-size-complex="14pt"/>
    </style:style>
    <style:style style:name="T9155" style:parent-style-name="AncientGreekἈρχαίαἑλληνικά" style:family="text">
      <style:text-properties style:font-weight-complex="bold" style:font-size-complex="14pt" fo:language="el" fo:country="GR"/>
    </style:style>
    <style:style style:name="T9156" style:parent-style-name="AncientGreekἈρχαίαἑλληνικά" style:family="text">
      <style:text-properties style:font-weight-complex="bold" style:font-size-complex="14pt"/>
    </style:style>
    <style:style style:name="T9157" style:parent-style-name="AncientGreekἈρχαίαἑλληνικά" style:family="text">
      <style:text-properties style:font-weight-complex="bold" style:font-size-complex="14pt" fo:language="el" fo:country="GR"/>
    </style:style>
    <style:style style:name="T9158" style:parent-style-name="AncientGreekἈρχαίαἑλληνικά" style:family="text">
      <style:text-properties style:font-weight-complex="bold" style:font-size-complex="14pt"/>
    </style:style>
    <style:style style:name="T9159" style:parent-style-name="AncientGreekἈρχαίαἑλληνικά" style:family="text">
      <style:text-properties style:font-weight-complex="bold" style:font-size-complex="14pt" fo:language="el" fo:country="GR"/>
    </style:style>
    <style:style style:name="T9160" style:parent-style-name="AncientGreekἈρχαίαἑλληνικά" style:family="text">
      <style:text-properties style:font-weight-complex="bold" style:font-size-complex="14pt"/>
    </style:style>
    <style:style style:name="TableCell9161" style:family="table-cell">
      <style:table-cell-properties fo:border="0.0069in solid #000000" fo:background-color="#FFFFFF" style:writing-mode="lr-tb" fo:padding-top="0in" fo:padding-left="0.1527in" fo:padding-bottom="0in" fo:padding-right="0.15in"/>
    </style:style>
    <style:style style:name="P9162" style:parent-style-name="Standard" style:family="paragraph">
      <style:paragraph-properties fo:widows="0" fo:orphans="0"/>
      <style:text-properties style:font-name="AncientGreek"/>
    </style:style>
    <style:style style:name="P9163" style:parent-style-name="Standard" style:family="paragraph">
      <style:paragraph-properties fo:widows="0" fo:orphans="0"/>
      <style:text-properties style:font-name="AncientGreek"/>
    </style:style>
    <style:style style:name="P9164" style:parent-style-name="Standard" style:family="paragraph">
      <style:paragraph-properties fo:widows="0" fo:orphans="0"/>
      <style:text-properties style:font-name="AncientGreek"/>
    </style:style>
    <style:style style:name="P9165" style:parent-style-name="Standard" style:family="paragraph">
      <style:paragraph-properties fo:widows="0" fo:orphans="0"/>
      <style:text-properties style:font-name="AncientGreek"/>
    </style:style>
    <style:style style:name="TableRow9166" style:family="table-row">
      <style:table-row-properties style:min-row-height="0.0138in" style:use-optimal-row-height="false" fo:keep-together="always"/>
    </style:style>
    <style:style style:name="TableCell9167" style:family="table-cell">
      <style:table-cell-properties fo:border="0.0069in solid #000000" fo:background-color="#FFFFFF" style:writing-mode="lr-tb" fo:padding-top="0in" fo:padding-left="0.1527in" fo:padding-bottom="0in" fo:padding-right="0.15in"/>
    </style:style>
    <style:style style:name="P9168" style:parent-style-name="Standard" style:family="paragraph">
      <style:paragraph-properties fo:keep-with-next="always" fo:widows="0" fo:orphans="0" fo:text-align="center">
        <style:tab-stops>
          <style:tab-stop style:type="left" style:position="1.052in"/>
        </style:tab-stops>
      </style:paragraph-properties>
    </style:style>
    <style:style style:name="T9169" style:parent-style-name="AncientGreekἈρχαίαἑλληνικά" style:family="text">
      <style:text-properties fo:font-weight="bold" style:font-weight-asian="bold" style:font-weight-complex="bold" fo:font-size="18pt" style:font-size-asian="18pt" style:font-size-complex="14pt"/>
    </style:style>
    <style:style style:name="T9170"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9171" style:parent-style-name="AncientGreekἈρχαίαἑλληνικά" style:family="text">
      <style:text-properties fo:font-weight="bold" style:font-weight-asian="bold" style:font-weight-complex="bold" fo:font-size="18pt" style:font-size-asian="18pt" style:font-size-complex="14pt"/>
    </style:style>
    <style:style style:name="T9172"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9173" style:parent-style-name="AncientGreekἈρχαίαἑλληνικά" style:family="text">
      <style:text-properties fo:font-weight="bold" style:font-weight-asian="bold" style:font-weight-complex="bold" fo:font-size="18pt" style:font-size-asian="18pt" style:font-size-complex="14pt"/>
    </style:style>
    <style:style style:name="T9174"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9175" style:parent-style-name="AncientGreekἈρχαίαἑλληνικά" style:family="text">
      <style:text-properties fo:font-weight="bold" style:font-weight-asian="bold" style:font-weight-complex="bold" fo:font-size="18pt" style:font-size-asian="18pt" style:font-size-complex="14pt"/>
    </style:style>
    <style:style style:name="T9176"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9177" style:parent-style-name="AncientGreekἈρχαίαἑλληνικά" style:family="text">
      <style:text-properties fo:font-weight="bold" style:font-weight-asian="bold" style:font-weight-complex="bold" fo:font-size="18pt" style:font-size-asian="18pt" style:font-size-complex="14pt"/>
    </style:style>
    <style:style style:name="P9178" style:parent-style-name="Standard" style:family="paragraph">
      <style:paragraph-properties fo:widows="0" fo:orphans="0">
        <style:tab-stops>
          <style:tab-stop style:type="left" style:position="1.052in"/>
        </style:tab-stops>
      </style:paragraph-properties>
    </style:style>
    <style:style style:name="T9179" style:parent-style-name="AncientGreekἈρχαίαἑλληνικά" style:family="text">
      <style:text-properties style:font-weight-complex="bold" style:font-size-complex="14pt" fo:language="el" fo:country="GR"/>
    </style:style>
    <style:style style:name="T9180" style:parent-style-name="AncientGreekἈρχαίαἑλληνικά" style:family="text">
      <style:text-properties style:font-weight-complex="bold" style:font-size-complex="14pt"/>
    </style:style>
    <style:style style:name="T9181" style:parent-style-name="AncientGreekἈρχαίαἑλληνικά" style:family="text">
      <style:text-properties style:font-weight-complex="bold" style:font-size-complex="14pt" fo:language="el" fo:country="GR"/>
    </style:style>
    <style:style style:name="T9182" style:parent-style-name="AncientGreekἈρχαίαἑλληνικά" style:family="text">
      <style:text-properties style:font-weight-complex="bold" style:font-size-complex="14pt"/>
    </style:style>
    <style:style style:name="T9183" style:parent-style-name="AncientGreekἈρχαίαἑλληνικά" style:family="text">
      <style:text-properties style:font-weight-complex="bold" style:font-size-complex="14pt" fo:language="el" fo:country="GR"/>
    </style:style>
    <style:style style:name="T9184" style:parent-style-name="AncientGreekἈρχαίαἑλληνικά" style:family="text">
      <style:text-properties style:font-weight-complex="bold" style:font-size-complex="14pt"/>
    </style:style>
    <style:style style:name="T9185" style:parent-style-name="AncientGreekἈρχαίαἑλληνικά" style:family="text">
      <style:text-properties style:font-weight-complex="bold" style:font-size-complex="14pt" fo:language="el" fo:country="GR"/>
    </style:style>
    <style:style style:name="T9186" style:parent-style-name="AncientGreekἈρχαίαἑλληνικά" style:family="text">
      <style:text-properties style:font-weight-complex="bold" style:font-size-complex="14pt"/>
    </style:style>
    <style:style style:name="T9187" style:parent-style-name="AncientGreekἈρχαίαἑλληνικά" style:family="text">
      <style:text-properties style:font-weight-complex="bold" style:font-size-complex="14pt" fo:language="el" fo:country="GR"/>
    </style:style>
    <style:style style:name="T9188" style:parent-style-name="AncientGreekἈρχαίαἑλληνικά" style:family="text">
      <style:text-properties style:font-weight-complex="bold" style:font-size-complex="14pt"/>
    </style:style>
    <style:style style:name="T9189" style:parent-style-name="AncientGreekἈρχαίαἑλληνικά" style:family="text">
      <style:text-properties style:font-weight-complex="bold" style:font-size-complex="14pt" fo:language="el" fo:country="GR"/>
    </style:style>
    <style:style style:name="T9190" style:parent-style-name="AncientGreekἈρχαίαἑλληνικά" style:family="text">
      <style:text-properties style:font-weight-complex="bold" style:font-size-complex="14pt"/>
    </style:style>
    <style:style style:name="T9191" style:parent-style-name="AncientGreekἈρχαίαἑλληνικά" style:family="text">
      <style:text-properties style:font-weight-complex="bold" style:font-size-complex="14pt" fo:language="el" fo:country="GR"/>
    </style:style>
    <style:style style:name="T9192" style:parent-style-name="AncientGreekἈρχαίαἑλληνικά" style:family="text">
      <style:text-properties style:font-weight-complex="bold" style:font-size-complex="14pt"/>
    </style:style>
    <style:style style:name="T9193" style:parent-style-name="AncientGreekἈρχαίαἑλληνικά" style:family="text">
      <style:text-properties style:font-weight-complex="bold" style:font-size-complex="14pt" fo:language="el" fo:country="GR"/>
    </style:style>
    <style:style style:name="T9194" style:parent-style-name="AncientGreekἈρχαίαἑλληνικά" style:family="text">
      <style:text-properties style:font-weight-complex="bold" style:font-size-complex="14pt"/>
    </style:style>
    <style:style style:name="T9195" style:parent-style-name="AncientGreekἈρχαίαἑλληνικά" style:family="text">
      <style:text-properties style:font-weight-complex="bold" style:font-size-complex="14pt" fo:language="el" fo:country="GR"/>
    </style:style>
    <style:style style:name="T9196" style:parent-style-name="AncientGreekἈρχαίαἑλληνικά" style:family="text">
      <style:text-properties style:font-weight-complex="bold" style:font-size-complex="14pt"/>
    </style:style>
    <style:style style:name="T9197" style:parent-style-name="AncientGreekἈρχαίαἑλληνικά" style:family="text">
      <style:text-properties style:font-weight-complex="bold" style:font-size-complex="14pt" fo:language="el" fo:country="GR"/>
    </style:style>
    <style:style style:name="T9198" style:parent-style-name="AncientGreekἈρχαίαἑλληνικά" style:family="text">
      <style:text-properties style:font-weight-complex="bold" style:font-size-complex="14pt"/>
    </style:style>
    <style:style style:name="T9199" style:parent-style-name="AncientGreekἈρχαίαἑλληνικά" style:family="text">
      <style:text-properties style:font-weight-complex="bold" style:font-size-complex="14pt" fo:language="el" fo:country="GR"/>
    </style:style>
    <style:style style:name="T9200" style:parent-style-name="AncientGreekἈρχαίαἑλληνικά" style:family="text">
      <style:text-properties style:font-weight-complex="bold" style:font-size-complex="14pt"/>
    </style:style>
    <style:style style:name="T9201" style:parent-style-name="AncientGreekἈρχαίαἑλληνικά" style:family="text">
      <style:text-properties style:font-weight-complex="bold" style:font-size-complex="14pt" fo:language="el" fo:country="GR"/>
    </style:style>
    <style:style style:name="T9202" style:parent-style-name="AncientGreekἈρχαίαἑλληνικά" style:family="text">
      <style:text-properties style:font-weight-complex="bold" style:font-size-complex="14pt"/>
    </style:style>
    <style:style style:name="T9203" style:parent-style-name="AncientGreekἈρχαίαἑλληνικά" style:family="text">
      <style:text-properties style:font-weight-complex="bold" style:font-size-complex="14pt" fo:language="el" fo:country="GR"/>
    </style:style>
    <style:style style:name="T9204" style:parent-style-name="AncientGreekἈρχαίαἑλληνικά" style:family="text">
      <style:text-properties style:font-weight-complex="bold" style:font-size-complex="14pt"/>
    </style:style>
    <style:style style:name="T9205" style:parent-style-name="AncientGreekἈρχαίαἑλληνικά" style:family="text">
      <style:text-properties style:font-weight-complex="bold" style:font-size-complex="14pt" fo:language="el" fo:country="GR"/>
    </style:style>
    <style:style style:name="T9206" style:parent-style-name="AncientGreekἈρχαίαἑλληνικά" style:family="text">
      <style:text-properties style:font-weight-complex="bold" style:font-size-complex="14pt"/>
    </style:style>
    <style:style style:name="T9207" style:parent-style-name="AncientGreekἈρχαίαἑλληνικά" style:family="text">
      <style:text-properties style:font-weight-complex="bold" style:font-size-complex="14pt" fo:language="el" fo:country="GR"/>
    </style:style>
    <style:style style:name="T9208" style:parent-style-name="AncientGreekἈρχαίαἑλληνικά" style:family="text">
      <style:text-properties style:font-weight-complex="bold" style:font-size-complex="14pt"/>
    </style:style>
    <style:style style:name="T9209" style:parent-style-name="AncientGreekἈρχαίαἑλληνικά" style:family="text">
      <style:text-properties style:font-weight-complex="bold" style:font-size-complex="14pt" fo:language="el" fo:country="GR"/>
    </style:style>
    <style:style style:name="T9210" style:parent-style-name="AncientGreekἈρχαίαἑλληνικά" style:family="text">
      <style:text-properties style:font-weight-complex="bold" style:font-size-complex="14pt"/>
    </style:style>
    <style:style style:name="T9211" style:parent-style-name="AncientGreekἈρχαίαἑλληνικά" style:family="text">
      <style:text-properties style:font-weight-complex="bold" style:font-size-complex="14pt" fo:language="el" fo:country="GR"/>
    </style:style>
    <style:style style:name="T9212" style:parent-style-name="AncientGreekἈρχαίαἑλληνικά" style:family="text">
      <style:text-properties style:font-weight-complex="bold" style:font-size-complex="14pt"/>
    </style:style>
    <style:style style:name="T9213" style:parent-style-name="AncientGreekἈρχαίαἑλληνικά" style:family="text">
      <style:text-properties style:font-weight-complex="bold" style:font-size-complex="14pt" fo:language="el" fo:country="GR"/>
    </style:style>
    <style:style style:name="T9214" style:parent-style-name="AncientGreekἈρχαίαἑλληνικά" style:family="text">
      <style:text-properties style:font-weight-complex="bold" style:font-size-complex="14pt"/>
    </style:style>
    <style:style style:name="T9215" style:parent-style-name="AncientGreekἈρχαίαἑλληνικά" style:family="text">
      <style:text-properties style:font-weight-complex="bold" style:font-size-complex="14pt" fo:language="el" fo:country="GR"/>
    </style:style>
    <style:style style:name="T9216" style:parent-style-name="AncientGreekἈρχαίαἑλληνικά" style:family="text">
      <style:text-properties style:font-weight-complex="bold" style:font-size-complex="14pt"/>
    </style:style>
    <style:style style:name="T9217" style:parent-style-name="AncientGreekἈρχαίαἑλληνικά" style:family="text">
      <style:text-properties style:font-weight-complex="bold" style:font-size-complex="14pt" fo:language="el" fo:country="GR"/>
    </style:style>
    <style:style style:name="T9218" style:parent-style-name="AncientGreekἈρχαίαἑλληνικά" style:family="text">
      <style:text-properties style:font-weight-complex="bold" style:font-size-complex="14pt"/>
    </style:style>
    <style:style style:name="T9219" style:parent-style-name="AncientGreekἈρχαίαἑλληνικά" style:family="text">
      <style:text-properties style:font-weight-complex="bold" style:font-size-complex="14pt" fo:language="el" fo:country="GR"/>
    </style:style>
    <style:style style:name="T9220" style:parent-style-name="AncientGreekἈρχαίαἑλληνικά" style:family="text">
      <style:text-properties style:font-weight-complex="bold" style:font-size-complex="14pt"/>
    </style:style>
    <style:style style:name="T9221" style:parent-style-name="AncientGreekἈρχαίαἑλληνικά" style:family="text">
      <style:text-properties style:font-weight-complex="bold" style:font-size-complex="14pt" fo:language="el" fo:country="GR"/>
    </style:style>
    <style:style style:name="T9222" style:parent-style-name="AncientGreekἈρχαίαἑλληνικά" style:family="text">
      <style:text-properties style:font-weight-complex="bold" style:font-size-complex="14pt"/>
    </style:style>
    <style:style style:name="T9223" style:parent-style-name="AncientGreekἈρχαίαἑλληνικά" style:family="text">
      <style:text-properties style:font-weight-complex="bold" style:font-size-complex="14pt" fo:language="el" fo:country="GR"/>
    </style:style>
    <style:style style:name="T9224" style:parent-style-name="AncientGreekἈρχαίαἑλληνικά" style:family="text">
      <style:text-properties style:font-weight-complex="bold" style:font-size-complex="14pt"/>
    </style:style>
    <style:style style:name="T9225" style:parent-style-name="AncientGreekἈρχαίαἑλληνικά" style:family="text">
      <style:text-properties style:font-weight-complex="bold" style:font-size-complex="14pt" fo:language="el" fo:country="GR"/>
    </style:style>
    <style:style style:name="T9226" style:parent-style-name="AncientGreekἈρχαίαἑλληνικά" style:family="text">
      <style:text-properties style:font-weight-complex="bold" style:font-size-complex="14pt"/>
    </style:style>
    <style:style style:name="T9227" style:parent-style-name="AncientGreekἈρχαίαἑλληνικά" style:family="text">
      <style:text-properties style:font-weight-complex="bold" style:font-size-complex="14pt" fo:language="el" fo:country="GR"/>
    </style:style>
    <style:style style:name="T9228" style:parent-style-name="AncientGreekἈρχαίαἑλληνικά" style:family="text">
      <style:text-properties style:font-weight-complex="bold" style:font-size-complex="14pt"/>
    </style:style>
    <style:style style:name="T9229" style:parent-style-name="AncientGreekἈρχαίαἑλληνικά" style:family="text">
      <style:text-properties style:font-weight-complex="bold" style:font-size-complex="14pt" fo:language="el" fo:country="GR"/>
    </style:style>
    <style:style style:name="T9230" style:parent-style-name="AncientGreekἈρχαίαἑλληνικά" style:family="text">
      <style:text-properties style:font-weight-complex="bold" style:font-size-complex="14pt"/>
    </style:style>
    <style:style style:name="T9231" style:parent-style-name="AncientGreekἈρχαίαἑλληνικά" style:family="text">
      <style:text-properties style:font-weight-complex="bold" style:font-size-complex="14pt" fo:language="el" fo:country="GR"/>
    </style:style>
    <style:style style:name="T9232" style:parent-style-name="AncientGreekἈρχαίαἑλληνικά" style:family="text">
      <style:text-properties style:font-weight-complex="bold" style:font-size-complex="14pt"/>
    </style:style>
    <style:style style:name="T9233" style:parent-style-name="AncientGreekἈρχαίαἑλληνικά" style:family="text">
      <style:text-properties style:font-weight-complex="bold" style:font-size-complex="14pt" fo:language="el" fo:country="GR"/>
    </style:style>
    <style:style style:name="T9234" style:parent-style-name="AncientGreekἈρχαίαἑλληνικά" style:family="text">
      <style:text-properties style:font-weight-complex="bold" style:font-size-complex="14pt"/>
    </style:style>
    <style:style style:name="T9235" style:parent-style-name="AncientGreekἈρχαίαἑλληνικά" style:family="text">
      <style:text-properties style:font-weight-complex="bold" style:font-size-complex="14pt" fo:language="el" fo:country="GR"/>
    </style:style>
    <style:style style:name="T9236" style:parent-style-name="AncientGreekἈρχαίαἑλληνικά" style:family="text">
      <style:text-properties style:font-weight-complex="bold" style:font-size-complex="14pt"/>
    </style:style>
    <style:style style:name="T9237" style:parent-style-name="AncientGreekἈρχαίαἑλληνικά" style:family="text">
      <style:text-properties style:font-weight-complex="bold" style:font-size-complex="14pt" fo:language="el" fo:country="GR"/>
    </style:style>
    <style:style style:name="T9238" style:parent-style-name="AncientGreekἈρχαίαἑλληνικά" style:family="text">
      <style:text-properties style:font-weight-complex="bold" style:font-size-complex="14pt"/>
    </style:style>
    <style:style style:name="T9239" style:parent-style-name="AncientGreekἈρχαίαἑλληνικά" style:family="text">
      <style:text-properties style:font-weight-complex="bold" style:font-size-complex="14pt" fo:language="el" fo:country="GR"/>
    </style:style>
    <style:style style:name="T9240" style:parent-style-name="AncientGreekἈρχαίαἑλληνικά" style:family="text">
      <style:text-properties style:font-weight-complex="bold" style:font-size-complex="14pt"/>
    </style:style>
    <style:style style:name="T9241" style:parent-style-name="AncientGreekἈρχαίαἑλληνικά" style:family="text">
      <style:text-properties style:font-weight-complex="bold" style:font-size-complex="14pt" fo:language="el" fo:country="GR"/>
    </style:style>
    <style:style style:name="T9242" style:parent-style-name="AncientGreekἈρχαίαἑλληνικά" style:family="text">
      <style:text-properties style:font-weight-complex="bold" style:font-size-complex="14pt"/>
    </style:style>
    <style:style style:name="T9243" style:parent-style-name="AncientGreekἈρχαίαἑλληνικά" style:family="text">
      <style:text-properties style:font-weight-complex="bold" style:font-size-complex="14pt" fo:language="el" fo:country="GR"/>
    </style:style>
    <style:style style:name="T9244" style:parent-style-name="AncientGreekἈρχαίαἑλληνικά" style:family="text">
      <style:text-properties style:font-weight-complex="bold" style:font-size-complex="14pt"/>
    </style:style>
    <style:style style:name="T9245" style:parent-style-name="AncientGreekἈρχαίαἑλληνικά" style:family="text">
      <style:text-properties style:font-weight-complex="bold" style:font-size-complex="14pt" fo:language="el" fo:country="GR"/>
    </style:style>
    <style:style style:name="T9246" style:parent-style-name="AncientGreekἈρχαίαἑλληνικά" style:family="text">
      <style:text-properties style:font-weight-complex="bold" style:font-size-complex="14pt"/>
    </style:style>
    <style:style style:name="T9247" style:parent-style-name="AncientGreekἈρχαίαἑλληνικά" style:family="text">
      <style:text-properties style:font-weight-complex="bold" style:font-size-complex="14pt" fo:language="el" fo:country="GR"/>
    </style:style>
    <style:style style:name="T9248" style:parent-style-name="AncientGreekἈρχαίαἑλληνικά" style:family="text">
      <style:text-properties style:font-weight-complex="bold" style:font-size-complex="14pt"/>
    </style:style>
    <style:style style:name="T9249" style:parent-style-name="AncientGreekἈρχαίαἑλληνικά" style:family="text">
      <style:text-properties style:font-weight-complex="bold" style:font-size-complex="14pt" fo:language="el" fo:country="GR"/>
    </style:style>
    <style:style style:name="T9250" style:parent-style-name="AncientGreekἈρχαίαἑλληνικά" style:family="text">
      <style:text-properties style:font-weight-complex="bold" style:font-size-complex="14pt"/>
    </style:style>
    <style:style style:name="T9251" style:parent-style-name="AncientGreekἈρχαίαἑλληνικά" style:family="text">
      <style:text-properties style:font-weight-complex="bold" style:font-size-complex="14pt" fo:language="el" fo:country="GR"/>
    </style:style>
    <style:style style:name="T9252" style:parent-style-name="AncientGreekἈρχαίαἑλληνικά" style:family="text">
      <style:text-properties style:font-weight-complex="bold" style:font-size-complex="14pt"/>
    </style:style>
    <style:style style:name="T9253" style:parent-style-name="AncientGreekἈρχαίαἑλληνικά" style:family="text">
      <style:text-properties style:font-weight-complex="bold" style:font-size-complex="14pt" fo:language="el" fo:country="GR"/>
    </style:style>
    <style:style style:name="T9254" style:parent-style-name="AncientGreekἈρχαίαἑλληνικά" style:family="text">
      <style:text-properties style:font-weight-complex="bold" style:font-size-complex="14pt"/>
    </style:style>
    <style:style style:name="T9255" style:parent-style-name="AncientGreekἈρχαίαἑλληνικά" style:family="text">
      <style:text-properties style:font-weight-complex="bold" style:font-size-complex="14pt" fo:language="el" fo:country="GR"/>
    </style:style>
    <style:style style:name="T9256" style:parent-style-name="AncientGreekἈρχαίαἑλληνικά" style:family="text">
      <style:text-properties style:font-weight-complex="bold" style:font-size-complex="14pt"/>
    </style:style>
    <style:style style:name="T9257" style:parent-style-name="AncientGreekἈρχαίαἑλληνικά" style:family="text">
      <style:text-properties style:font-weight-complex="bold" style:font-size-complex="14pt" fo:language="el" fo:country="GR"/>
    </style:style>
    <style:style style:name="T9258" style:parent-style-name="AncientGreekἈρχαίαἑλληνικά" style:family="text">
      <style:text-properties style:font-weight-complex="bold" style:font-size-complex="14pt"/>
    </style:style>
    <style:style style:name="T9259" style:parent-style-name="AncientGreekἈρχαίαἑλληνικά" style:family="text">
      <style:text-properties style:font-weight-complex="bold" style:font-size-complex="14pt" fo:language="el" fo:country="GR"/>
    </style:style>
    <style:style style:name="T9260" style:parent-style-name="AncientGreekἈρχαίαἑλληνικά" style:family="text">
      <style:text-properties style:font-weight-complex="bold" style:font-size-complex="14pt"/>
    </style:style>
    <style:style style:name="T9261" style:parent-style-name="AncientGreekἈρχαίαἑλληνικά" style:family="text">
      <style:text-properties style:font-weight-complex="bold" style:font-size-complex="14pt" fo:language="el" fo:country="GR"/>
    </style:style>
    <style:style style:name="T9262" style:parent-style-name="AncientGreekἈρχαίαἑλληνικά" style:family="text">
      <style:text-properties style:font-weight-complex="bold" style:font-size-complex="14pt"/>
    </style:style>
    <style:style style:name="T9263" style:parent-style-name="AncientGreekἈρχαίαἑλληνικά" style:family="text">
      <style:text-properties style:font-weight-complex="bold" style:font-size-complex="14pt" fo:language="el" fo:country="GR"/>
    </style:style>
    <style:style style:name="T9264" style:parent-style-name="AncientGreekἈρχαίαἑλληνικά" style:family="text">
      <style:text-properties style:font-weight-complex="bold" style:font-size-complex="14pt"/>
    </style:style>
    <style:style style:name="T9265" style:parent-style-name="AncientGreekἈρχαίαἑλληνικά" style:family="text">
      <style:text-properties style:font-weight-complex="bold" style:font-size-complex="14pt" fo:language="el" fo:country="GR"/>
    </style:style>
    <style:style style:name="T9266" style:parent-style-name="AncientGreekἈρχαίαἑλληνικά" style:family="text">
      <style:text-properties style:font-weight-complex="bold" style:font-size-complex="14pt"/>
    </style:style>
    <style:style style:name="T9267" style:parent-style-name="AncientGreekἈρχαίαἑλληνικά" style:family="text">
      <style:text-properties style:font-weight-complex="bold" style:font-size-complex="14pt" fo:language="el" fo:country="GR"/>
    </style:style>
    <style:style style:name="T9268" style:parent-style-name="AncientGreekἈρχαίαἑλληνικά" style:family="text">
      <style:text-properties style:font-weight-complex="bold" style:font-size-complex="14pt"/>
    </style:style>
    <style:style style:name="T9269" style:parent-style-name="AncientGreekἈρχαίαἑλληνικά" style:family="text">
      <style:text-properties style:font-weight-complex="bold" style:font-size-complex="14pt" fo:language="el" fo:country="GR"/>
    </style:style>
    <style:style style:name="T9270" style:parent-style-name="AncientGreekἈρχαίαἑλληνικά" style:family="text">
      <style:text-properties style:font-weight-complex="bold" style:font-size-complex="14pt"/>
    </style:style>
    <style:style style:name="T9271" style:parent-style-name="AncientGreekἈρχαίαἑλληνικά" style:family="text">
      <style:text-properties style:font-weight-complex="bold" style:font-size-complex="14pt" fo:language="el" fo:country="GR"/>
    </style:style>
    <style:style style:name="T9272" style:parent-style-name="AncientGreekἈρχαίαἑλληνικά" style:family="text">
      <style:text-properties style:font-weight-complex="bold" style:font-size-complex="14pt"/>
    </style:style>
    <style:style style:name="T9273" style:parent-style-name="AncientGreekἈρχαίαἑλληνικά" style:family="text">
      <style:text-properties style:font-weight-complex="bold" style:font-size-complex="14pt" fo:language="el" fo:country="GR"/>
    </style:style>
    <style:style style:name="T9274" style:parent-style-name="AncientGreekἈρχαίαἑλληνικά" style:family="text">
      <style:text-properties style:font-weight-complex="bold" style:font-size-complex="14pt"/>
    </style:style>
    <style:style style:name="T9275" style:parent-style-name="AncientGreekἈρχαίαἑλληνικά" style:family="text">
      <style:text-properties style:font-weight-complex="bold" style:font-size-complex="14pt" fo:language="el" fo:country="GR"/>
    </style:style>
    <style:style style:name="T9276" style:parent-style-name="AncientGreekἈρχαίαἑλληνικά" style:family="text">
      <style:text-properties style:font-weight-complex="bold" style:font-size-complex="14pt"/>
    </style:style>
    <style:style style:name="T9277" style:parent-style-name="AncientGreekἈρχαίαἑλληνικά" style:family="text">
      <style:text-properties style:font-weight-complex="bold" style:font-size-complex="14pt" fo:language="el" fo:country="GR"/>
    </style:style>
    <style:style style:name="T9278" style:parent-style-name="AncientGreekἈρχαίαἑλληνικά" style:family="text">
      <style:text-properties style:font-weight-complex="bold" style:font-size-complex="14pt"/>
    </style:style>
    <style:style style:name="T9279" style:parent-style-name="AncientGreekἈρχαίαἑλληνικά" style:family="text">
      <style:text-properties style:font-weight-complex="bold" style:font-size-complex="14pt" fo:language="el" fo:country="GR"/>
    </style:style>
    <style:style style:name="T9280" style:parent-style-name="AncientGreekἈρχαίαἑλληνικά" style:family="text">
      <style:text-properties style:font-weight-complex="bold" style:font-size-complex="14pt"/>
    </style:style>
    <style:style style:name="T9281" style:parent-style-name="AncientGreekἈρχαίαἑλληνικά" style:family="text">
      <style:text-properties style:font-weight-complex="bold" style:font-size-complex="14pt" fo:language="el" fo:country="GR"/>
    </style:style>
    <style:style style:name="T9282" style:parent-style-name="AncientGreekἈρχαίαἑλληνικά" style:family="text">
      <style:text-properties style:font-weight-complex="bold" style:font-size-complex="14pt"/>
    </style:style>
    <style:style style:name="T9283" style:parent-style-name="AncientGreekἈρχαίαἑλληνικά" style:family="text">
      <style:text-properties style:font-weight-complex="bold" style:font-size-complex="14pt" fo:language="el" fo:country="GR"/>
    </style:style>
    <style:style style:name="T9284" style:parent-style-name="AncientGreekἈρχαίαἑλληνικά" style:family="text">
      <style:text-properties style:font-weight-complex="bold" style:font-size-complex="14pt"/>
    </style:style>
    <style:style style:name="T9285" style:parent-style-name="AncientGreekἈρχαίαἑλληνικά" style:family="text">
      <style:text-properties style:font-weight-complex="bold" style:font-size-complex="14pt" fo:language="el" fo:country="GR"/>
    </style:style>
    <style:style style:name="T9286" style:parent-style-name="AncientGreekἈρχαίαἑλληνικά" style:family="text">
      <style:text-properties style:font-weight-complex="bold" style:font-size-complex="14pt"/>
    </style:style>
    <style:style style:name="T9287" style:parent-style-name="AncientGreekἈρχαίαἑλληνικά" style:family="text">
      <style:text-properties style:font-weight-complex="bold" style:font-size-complex="14pt" fo:language="el" fo:country="GR"/>
    </style:style>
    <style:style style:name="T9288" style:parent-style-name="AncientGreekἈρχαίαἑλληνικά" style:family="text">
      <style:text-properties style:font-weight-complex="bold" style:font-size-complex="14pt"/>
    </style:style>
    <style:style style:name="T9289" style:parent-style-name="AncientGreekἈρχαίαἑλληνικά" style:family="text">
      <style:text-properties style:font-weight-complex="bold" style:font-size-complex="14pt" fo:language="el" fo:country="GR"/>
    </style:style>
    <style:style style:name="T9290" style:parent-style-name="AncientGreekἈρχαίαἑλληνικά" style:family="text">
      <style:text-properties style:font-weight-complex="bold" style:font-size-complex="14pt"/>
    </style:style>
    <style:style style:name="T9291" style:parent-style-name="AncientGreekἈρχαίαἑλληνικά" style:family="text">
      <style:text-properties style:font-weight-complex="bold" style:font-size-complex="14pt" fo:language="el" fo:country="GR"/>
    </style:style>
    <style:style style:name="T9292" style:parent-style-name="AncientGreekἈρχαίαἑλληνικά" style:family="text">
      <style:text-properties style:font-weight-complex="bold" style:font-size-complex="14pt"/>
    </style:style>
    <style:style style:name="T9293" style:parent-style-name="AncientGreekἈρχαίαἑλληνικά" style:family="text">
      <style:text-properties style:font-weight-complex="bold" style:font-size-complex="14pt" fo:language="el" fo:country="GR"/>
    </style:style>
    <style:style style:name="T9294" style:parent-style-name="AncientGreekἈρχαίαἑλληνικά" style:family="text">
      <style:text-properties style:font-weight-complex="bold" style:font-size-complex="14pt"/>
    </style:style>
    <style:style style:name="T9295" style:parent-style-name="AncientGreekἈρχαίαἑλληνικά" style:family="text">
      <style:text-properties style:font-weight-complex="bold" style:font-size-complex="14pt" fo:language="el" fo:country="GR"/>
    </style:style>
    <style:style style:name="T9296" style:parent-style-name="AncientGreekἈρχαίαἑλληνικά" style:family="text">
      <style:text-properties style:font-weight-complex="bold" style:font-size-complex="14pt"/>
    </style:style>
    <style:style style:name="T9297" style:parent-style-name="AncientGreekἈρχαίαἑλληνικά" style:family="text">
      <style:text-properties style:font-weight-complex="bold" style:font-size-complex="14pt" fo:language="el" fo:country="GR"/>
    </style:style>
    <style:style style:name="T9298" style:parent-style-name="AncientGreekἈρχαίαἑλληνικά" style:family="text">
      <style:text-properties style:font-weight-complex="bold" style:font-size-complex="14pt"/>
    </style:style>
    <style:style style:name="T9299" style:parent-style-name="AncientGreekἈρχαίαἑλληνικά" style:family="text">
      <style:text-properties style:font-weight-complex="bold" style:font-size-complex="14pt" fo:language="el" fo:country="GR"/>
    </style:style>
    <style:style style:name="T9300" style:parent-style-name="AncientGreekἈρχαίαἑλληνικά" style:family="text">
      <style:text-properties style:font-weight-complex="bold" style:font-size-complex="14pt"/>
    </style:style>
    <style:style style:name="T9301" style:parent-style-name="AncientGreekἈρχαίαἑλληνικά" style:family="text">
      <style:text-properties style:font-weight-complex="bold" style:font-size-complex="14pt" fo:language="el" fo:country="GR"/>
    </style:style>
    <style:style style:name="T9302" style:parent-style-name="AncientGreekἈρχαίαἑλληνικά" style:family="text">
      <style:text-properties style:font-weight-complex="bold" style:font-size-complex="14pt"/>
    </style:style>
    <style:style style:name="T9303" style:parent-style-name="AncientGreekἈρχαίαἑλληνικά" style:family="text">
      <style:text-properties style:font-weight-complex="bold" style:font-size-complex="14pt" fo:language="el" fo:country="GR"/>
    </style:style>
    <style:style style:name="T9304" style:parent-style-name="AncientGreekἈρχαίαἑλληνικά" style:family="text">
      <style:text-properties style:font-weight-complex="bold" style:font-size-complex="14pt"/>
    </style:style>
    <style:style style:name="T9305" style:parent-style-name="AncientGreekἈρχαίαἑλληνικά" style:family="text">
      <style:text-properties style:font-weight-complex="bold" style:font-size-complex="14pt" fo:language="el" fo:country="GR"/>
    </style:style>
    <style:style style:name="T9306" style:parent-style-name="AncientGreekἈρχαίαἑλληνικά" style:family="text">
      <style:text-properties style:font-weight-complex="bold" style:font-size-complex="14pt"/>
    </style:style>
    <style:style style:name="T9307" style:parent-style-name="AncientGreekἈρχαίαἑλληνικά" style:family="text">
      <style:text-properties style:font-weight-complex="bold" style:font-size-complex="14pt" fo:language="el" fo:country="GR"/>
    </style:style>
    <style:style style:name="T9308" style:parent-style-name="AncientGreekἈρχαίαἑλληνικά" style:family="text">
      <style:text-properties style:font-weight-complex="bold" style:font-size-complex="14pt"/>
    </style:style>
    <style:style style:name="P9309" style:parent-style-name="Standard" style:family="paragraph">
      <style:paragraph-properties fo:widows="0" fo:orphans="0">
        <style:tab-stops>
          <style:tab-stop style:type="left" style:position="1.052in"/>
        </style:tab-stops>
      </style:paragraph-properties>
    </style:style>
    <style:style style:name="T9310" style:parent-style-name="AncientGreekἈρχαίαἑλληνικά" style:family="text">
      <style:text-properties style:font-weight-complex="bold" style:font-size-complex="14pt" fo:language="el" fo:country="GR"/>
    </style:style>
    <style:style style:name="T9311" style:parent-style-name="AncientGreekἈρχαίαἑλληνικά" style:family="text">
      <style:text-properties style:font-weight-complex="bold" style:font-size-complex="14pt"/>
    </style:style>
    <style:style style:name="T9312" style:parent-style-name="AncientGreekἈρχαίαἑλληνικά" style:family="text">
      <style:text-properties style:font-weight-complex="bold" style:font-size-complex="14pt" fo:language="el" fo:country="GR"/>
    </style:style>
    <style:style style:name="T9313" style:parent-style-name="AncientGreekἈρχαίαἑλληνικά" style:family="text">
      <style:text-properties style:font-weight-complex="bold" style:font-size-complex="14pt"/>
    </style:style>
    <style:style style:name="T9314" style:parent-style-name="AncientGreekἈρχαίαἑλληνικά" style:family="text">
      <style:text-properties style:font-weight-complex="bold" style:font-size-complex="14pt" fo:language="el" fo:country="GR"/>
    </style:style>
    <style:style style:name="T9315" style:parent-style-name="AncientGreekἈρχαίαἑλληνικά" style:family="text">
      <style:text-properties style:font-weight-complex="bold" style:font-size-complex="14pt"/>
    </style:style>
    <style:style style:name="T9316" style:parent-style-name="AncientGreekἈρχαίαἑλληνικά" style:family="text">
      <style:text-properties style:font-weight-complex="bold" style:font-size-complex="14pt" fo:language="el" fo:country="GR"/>
    </style:style>
    <style:style style:name="T9317" style:parent-style-name="AncientGreekἈρχαίαἑλληνικά" style:family="text">
      <style:text-properties style:font-weight-complex="bold" style:font-size-complex="14pt"/>
    </style:style>
    <style:style style:name="T9318" style:parent-style-name="AncientGreekἈρχαίαἑλληνικά" style:family="text">
      <style:text-properties style:font-weight-complex="bold" style:font-size-complex="14pt" fo:language="el" fo:country="GR"/>
    </style:style>
    <style:style style:name="T9319" style:parent-style-name="AncientGreekἈρχαίαἑλληνικά" style:family="text">
      <style:text-properties style:font-weight-complex="bold" style:font-size-complex="14pt"/>
    </style:style>
    <style:style style:name="T9320" style:parent-style-name="AncientGreekἈρχαίαἑλληνικά" style:family="text">
      <style:text-properties style:font-weight-complex="bold" style:font-size-complex="14pt" fo:language="el" fo:country="GR"/>
    </style:style>
    <style:style style:name="T9321" style:parent-style-name="AncientGreekἈρχαίαἑλληνικά" style:family="text">
      <style:text-properties style:font-weight-complex="bold" style:font-size-complex="14pt"/>
    </style:style>
    <style:style style:name="T9322" style:parent-style-name="AncientGreekἈρχαίαἑλληνικά" style:family="text">
      <style:text-properties style:font-weight-complex="bold" style:font-size-complex="14pt" fo:language="el" fo:country="GR"/>
    </style:style>
    <style:style style:name="T9323" style:parent-style-name="AncientGreekἈρχαίαἑλληνικά" style:family="text">
      <style:text-properties style:font-weight-complex="bold" style:font-size-complex="14pt"/>
    </style:style>
    <style:style style:name="T9324" style:parent-style-name="AncientGreekἈρχαίαἑλληνικά" style:family="text">
      <style:text-properties style:font-weight-complex="bold" style:font-size-complex="14pt" fo:language="el" fo:country="GR"/>
    </style:style>
    <style:style style:name="T9325" style:parent-style-name="AncientGreekἈρχαίαἑλληνικά" style:family="text">
      <style:text-properties style:font-weight-complex="bold" style:font-size-complex="14pt"/>
    </style:style>
    <style:style style:name="T9326" style:parent-style-name="AncientGreekἈρχαίαἑλληνικά" style:family="text">
      <style:text-properties style:font-weight-complex="bold" style:font-size-complex="14pt" fo:language="el" fo:country="GR"/>
    </style:style>
    <style:style style:name="T9327" style:parent-style-name="AncientGreekἈρχαίαἑλληνικά" style:family="text">
      <style:text-properties style:font-weight-complex="bold" style:font-size-complex="14pt"/>
    </style:style>
    <style:style style:name="T9328" style:parent-style-name="AncientGreekἈρχαίαἑλληνικά" style:family="text">
      <style:text-properties style:font-weight-complex="bold" style:font-size-complex="14pt" fo:language="el" fo:country="GR"/>
    </style:style>
    <style:style style:name="T9329" style:parent-style-name="AncientGreekἈρχαίαἑλληνικά" style:family="text">
      <style:text-properties style:font-weight-complex="bold" style:font-size-complex="14pt"/>
    </style:style>
    <style:style style:name="TableCell9330" style:family="table-cell">
      <style:table-cell-properties fo:border="0.0069in solid #000000" fo:background-color="#FFFFFF" style:writing-mode="lr-tb" fo:padding-top="0in" fo:padding-left="0.1527in" fo:padding-bottom="0in" fo:padding-right="0.15in"/>
    </style:style>
    <style:style style:name="P9331" style:parent-style-name="Standard" style:family="paragraph">
      <style:paragraph-properties fo:widows="0" fo:orphans="0"/>
      <style:text-properties style:font-name="AncientGreek"/>
    </style:style>
    <style:style style:name="P9332" style:parent-style-name="Standard" style:family="paragraph">
      <style:paragraph-properties fo:widows="0" fo:orphans="0"/>
    </style:style>
    <style:style style:name="T9333" style:parent-style-name="DefaultParagraphFont" style:family="text">
      <style:text-properties style:font-name="AncientGreek"/>
    </style:style>
    <style:style style:name="T9334" style:parent-style-name="DefaultParagraphFont" style:family="text">
      <style:text-properties style:font-name="sans-serif" fo:color="#202122" fo:font-size="10.5pt" style:font-size-asian="10.5pt"/>
    </style:style>
    <style:style style:name="P9335" style:parent-style-name="Standard" style:family="paragraph">
      <style:paragraph-properties fo:widows="0" fo:orphans="0"/>
      <style:text-properties style:font-name="sans-serif" fo:color="#202122" fo:font-size="10.5pt" style:font-size-asian="10.5pt"/>
    </style:style>
    <style:style style:name="P9336" style:parent-style-name="Standard" style:family="paragraph">
      <style:paragraph-properties fo:widows="0" fo:orphans="0"/>
      <style:text-properties style:font-name="sans-serif" fo:color="#202122" fo:font-size="10.5pt" style:font-size-asian="10.5pt"/>
    </style:style>
    <style:style style:name="TableRow9337" style:family="table-row">
      <style:table-row-properties style:min-row-height="0.0138in" style:use-optimal-row-height="false" fo:keep-together="always"/>
    </style:style>
    <style:style style:name="TableCell9338" style:family="table-cell">
      <style:table-cell-properties fo:border="0.0069in solid #000000" fo:background-color="#FFFFFF" style:writing-mode="lr-tb" fo:padding-top="0in" fo:padding-left="0.1527in" fo:padding-bottom="0in" fo:padding-right="0.15in"/>
    </style:style>
    <style:style style:name="P9339" style:parent-style-name="Standard" style:family="paragraph">
      <style:paragraph-properties fo:keep-with-next="always" fo:widows="0" fo:orphans="0" fo:text-align="center"/>
    </style:style>
    <style:style style:name="T9340"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P9341" style:parent-style-name="Standard" style:family="paragraph">
      <style:paragraph-properties fo:widows="0" fo:orphans="0"/>
    </style:style>
    <style:style style:name="T9342" style:parent-style-name="AncientGreekἈρχαίαἑλληνικά" style:family="text">
      <style:text-properties style:font-weight-complex="bold" style:font-size-complex="14pt" fo:language="el" fo:country="GR"/>
    </style:style>
    <style:style style:name="P9343" style:parent-style-name="Standard" style:family="paragraph">
      <style:paragraph-properties fo:widows="0" fo:orphans="0"/>
    </style:style>
    <style:style style:name="T9344" style:parent-style-name="AncientGreekἈρχαίαἑλληνικά" style:family="text">
      <style:text-properties style:font-weight-complex="bold" style:font-size-complex="14pt" fo:language="el" fo:country="GR"/>
    </style:style>
    <style:style style:name="TableCell9345" style:family="table-cell">
      <style:table-cell-properties fo:border="0.0069in solid #000000" fo:background-color="#FFFFFF" style:writing-mode="lr-tb" fo:padding-top="0in" fo:padding-left="0.1527in" fo:padding-bottom="0in" fo:padding-right="0.15in"/>
    </style:style>
    <style:style style:name="P9346" style:parent-style-name="Standard" style:family="paragraph">
      <style:paragraph-properties fo:widows="0" fo:orphans="0"/>
      <style:text-properties style:font-name="AncientGreek"/>
    </style:style>
    <style:style style:name="P9347" style:parent-style-name="Standard" style:family="paragraph">
      <style:paragraph-properties fo:widows="0" fo:orphans="0"/>
    </style:style>
    <style:style style:name="T9348" style:parent-style-name="DefaultParagraphFont" style:family="text">
      <style:text-properties style:font-name="AncientGreek"/>
    </style:style>
    <style:style style:name="T9349" style:parent-style-name="DefaultParagraphFont" style:family="text">
      <style:text-properties style:font-name="AncientGreek" fo:language="el" fo:country="GR"/>
    </style:style>
    <style:style style:name="P9350" style:parent-style-name="Standard" style:family="paragraph">
      <style:paragraph-properties fo:widows="0" fo:orphans="0"/>
      <style:text-properties style:font-name="AncientGreek" fo:language="el" fo:country="GR"/>
    </style:style>
    <style:style style:name="P9351" style:parent-style-name="Standard" style:family="paragraph">
      <style:paragraph-properties fo:widows="0" fo:orphans="0"/>
      <style:text-properties style:font-name="AncientGreek"/>
    </style:style>
    <style:style style:name="TableRow9352" style:family="table-row">
      <style:table-row-properties style:min-row-height="0.0138in" style:use-optimal-row-height="false" fo:keep-together="always"/>
    </style:style>
    <style:style style:name="TableCell9353" style:family="table-cell">
      <style:table-cell-properties fo:border="0.0069in solid #000000" fo:background-color="#FFFFFF" style:writing-mode="lr-tb" fo:padding-top="0in" fo:padding-left="0.1527in" fo:padding-bottom="0in" fo:padding-right="0.15in"/>
    </style:style>
    <style:style style:name="P9354" style:parent-style-name="Standard" style:family="paragraph">
      <style:paragraph-properties fo:keep-with-next="always" fo:widows="0" fo:orphans="0" fo:text-align="center">
        <style:tab-stops>
          <style:tab-stop style:type="center" style:position="1in"/>
          <style:tab-stop style:type="left" style:position="2.3333in"/>
        </style:tab-stops>
      </style:paragraph-properties>
    </style:style>
    <style:style style:name="T9355"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P9356" style:parent-style-name="Standard" style:family="paragraph">
      <style:paragraph-properties fo:widows="0" fo:orphans="0">
        <style:tab-stops>
          <style:tab-stop style:type="left" style:position="2.3333in"/>
        </style:tab-stops>
      </style:paragraph-properties>
    </style:style>
    <style:style style:name="T9357" style:parent-style-name="AncientGreekἈρχαίαἑλληνικά" style:family="text">
      <style:text-properties style:font-weight-complex="bold" style:font-size-complex="14pt" fo:language="el" fo:country="GR"/>
    </style:style>
    <style:style style:name="P9358" style:parent-style-name="Standard" style:family="paragraph">
      <style:paragraph-properties fo:widows="0" fo:orphans="0">
        <style:tab-stops>
          <style:tab-stop style:type="left" style:position="2.3333in"/>
        </style:tab-stops>
      </style:paragraph-properties>
    </style:style>
    <style:style style:name="T9359" style:parent-style-name="AncientGreekἈρχαίαἑλληνικά" style:family="text">
      <style:text-properties style:font-weight-complex="bold" style:font-size-complex="14pt" fo:language="el" fo:country="GR"/>
    </style:style>
    <style:style style:name="P9360" style:parent-style-name="Standard" style:family="paragraph">
      <style:paragraph-properties fo:widows="0" fo:orphans="0">
        <style:tab-stops>
          <style:tab-stop style:type="left" style:position="2.3333in"/>
        </style:tab-stops>
      </style:paragraph-properties>
    </style:style>
    <style:style style:name="T9361" style:parent-style-name="AncientGreekἈρχαίαἑλληνικά" style:family="text">
      <style:text-properties style:font-weight-complex="bold" style:font-size-complex="14pt" fo:language="el" fo:country="GR"/>
    </style:style>
    <style:style style:name="TableCell9362" style:family="table-cell">
      <style:table-cell-properties fo:border="0.0069in solid #000000" fo:background-color="#FFFFFF" style:writing-mode="lr-tb" fo:padding-top="0in" fo:padding-left="0.1527in" fo:padding-bottom="0in" fo:padding-right="0.15in"/>
    </style:style>
    <style:style style:name="P9363" style:parent-style-name="Standard" style:family="paragraph">
      <style:paragraph-properties fo:widows="0" fo:orphans="0"/>
      <style:text-properties style:font-name="AncientGreek"/>
    </style:style>
    <style:style style:name="P9364" style:parent-style-name="Standard" style:family="paragraph">
      <style:paragraph-properties fo:widows="0" fo:orphans="0"/>
    </style:style>
    <style:style style:name="T9365" style:parent-style-name="DefaultParagraphFont" style:family="text">
      <style:text-properties style:font-name="AncientGreek"/>
    </style:style>
    <style:style style:name="T9366" style:parent-style-name="DefaultParagraphFont" style:family="text">
      <style:text-properties style:font-name="sans-serif" fo:color="#202122" fo:font-size="10.5pt" style:font-size-asian="10.5pt"/>
    </style:style>
    <style:style style:name="P9367" style:parent-style-name="Standard" style:family="paragraph">
      <style:paragraph-properties fo:widows="0" fo:orphans="0"/>
      <style:text-properties style:font-name="sans-serif" fo:color="#202122" fo:font-size="10.5pt" style:font-size-asian="10.5pt"/>
    </style:style>
    <style:style style:name="P9368" style:parent-style-name="Standard" style:family="paragraph">
      <style:paragraph-properties fo:widows="0" fo:orphans="0"/>
      <style:text-properties style:font-name="sans-serif" fo:color="#202122" fo:font-size="10.5pt" style:font-size-asian="10.5pt"/>
    </style:style>
    <style:style style:name="TableRow9369" style:family="table-row">
      <style:table-row-properties style:min-row-height="0.0138in" style:use-optimal-row-height="false" fo:keep-together="always"/>
    </style:style>
    <style:style style:name="TableCell9370" style:family="table-cell">
      <style:table-cell-properties fo:border="0.0069in solid #000000" fo:background-color="#FFFFFF" style:writing-mode="lr-tb" fo:padding-top="0in" fo:padding-left="0.1527in" fo:padding-bottom="0in" fo:padding-right="0.15in"/>
    </style:style>
    <style:style style:name="P9371" style:parent-style-name="Standard" style:family="paragraph">
      <style:paragraph-properties fo:keep-with-next="always" fo:widows="0" fo:orphans="0" fo:text-align="center"/>
    </style:style>
    <style:style style:name="T9372" style:parent-style-name="AncientGreekἈρχαίαἑλληνικά" style:family="text">
      <style:text-properties fo:font-weight="bold" style:font-weight-asian="bold" style:font-weight-complex="bold" fo:font-size="18pt" style:font-size-asian="18pt" style:font-size-complex="14pt"/>
    </style:style>
    <style:style style:name="T9373"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9374" style:parent-style-name="AncientGreekἈρχαίαἑλληνικά" style:family="text">
      <style:text-properties fo:font-weight="bold" style:font-weight-asian="bold" style:font-weight-complex="bold" fo:font-size="18pt" style:font-size-asian="18pt" style:font-size-complex="14pt"/>
    </style:style>
    <style:style style:name="T9375"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9376" style:parent-style-name="AncientGreekἈρχαίαἑλληνικά" style:family="text">
      <style:text-properties fo:font-weight="bold" style:font-weight-asian="bold" style:font-weight-complex="bold" fo:font-size="18pt" style:font-size-asian="18pt" style:font-size-complex="14pt"/>
    </style:style>
    <style:style style:name="P9377" style:parent-style-name="Standard" style:family="paragraph">
      <style:paragraph-properties fo:widows="0" fo:orphans="0"/>
    </style:style>
    <style:style style:name="T9378" style:parent-style-name="AncientGreekἈρχαίαἑλληνικά" style:family="text">
      <style:text-properties style:font-weight-complex="bold" style:font-size-complex="14pt" fo:language="el" fo:country="GR"/>
    </style:style>
    <style:style style:name="T9379" style:parent-style-name="AncientGreekἈρχαίαἑλληνικά" style:family="text">
      <style:text-properties style:font-weight-complex="bold" style:font-size-complex="14pt"/>
    </style:style>
    <style:style style:name="T9380" style:parent-style-name="AncientGreekἈρχαίαἑλληνικά" style:family="text">
      <style:text-properties style:font-weight-complex="bold" style:font-size-complex="14pt" fo:language="el" fo:country="GR"/>
    </style:style>
    <style:style style:name="T9381" style:parent-style-name="AncientGreekἈρχαίαἑλληνικά" style:family="text">
      <style:text-properties style:font-weight-complex="bold" style:font-size-complex="14pt"/>
    </style:style>
    <style:style style:name="T9382" style:parent-style-name="AncientGreekἈρχαίαἑλληνικά" style:family="text">
      <style:text-properties style:font-weight-complex="bold" style:font-size-complex="14pt" fo:language="el" fo:country="GR"/>
    </style:style>
    <style:style style:name="T9383" style:parent-style-name="AncientGreekἈρχαίαἑλληνικά" style:family="text">
      <style:text-properties style:font-weight-complex="bold" style:font-size-complex="14pt"/>
    </style:style>
    <style:style style:name="T9384" style:parent-style-name="AncientGreekἈρχαίαἑλληνικά" style:family="text">
      <style:text-properties style:font-weight-complex="bold" style:font-size-complex="14pt" fo:language="el" fo:country="GR"/>
    </style:style>
    <style:style style:name="T9385" style:parent-style-name="AncientGreekἈρχαίαἑλληνικά" style:family="text">
      <style:text-properties style:font-weight-complex="bold" style:font-size-complex="14pt"/>
    </style:style>
    <style:style style:name="T9386" style:parent-style-name="AncientGreekἈρχαίαἑλληνικά" style:family="text">
      <style:text-properties style:font-weight-complex="bold" style:font-size-complex="14pt" fo:language="el" fo:country="GR"/>
    </style:style>
    <style:style style:name="T9387" style:parent-style-name="AncientGreekἈρχαίαἑλληνικά" style:family="text">
      <style:text-properties style:font-weight-complex="bold" style:font-size-complex="14pt"/>
    </style:style>
    <style:style style:name="T9388" style:parent-style-name="AncientGreekἈρχαίαἑλληνικά" style:family="text">
      <style:text-properties style:font-weight-complex="bold" style:font-size-complex="14pt" fo:language="el" fo:country="GR"/>
    </style:style>
    <style:style style:name="T9389" style:parent-style-name="AncientGreekἈρχαίαἑλληνικά" style:family="text">
      <style:text-properties style:font-weight-complex="bold" style:font-size-complex="14pt"/>
    </style:style>
    <style:style style:name="T9390" style:parent-style-name="AncientGreekἈρχαίαἑλληνικά" style:family="text">
      <style:text-properties style:font-weight-complex="bold" style:font-size-complex="14pt" fo:language="el" fo:country="GR"/>
    </style:style>
    <style:style style:name="T9391" style:parent-style-name="AncientGreekἈρχαίαἑλληνικά" style:family="text">
      <style:text-properties style:font-weight-complex="bold" style:font-size-complex="14pt"/>
    </style:style>
    <style:style style:name="T9392" style:parent-style-name="AncientGreekἈρχαίαἑλληνικά" style:family="text">
      <style:text-properties style:font-weight-complex="bold" style:font-size-complex="14pt" fo:language="el" fo:country="GR"/>
    </style:style>
    <style:style style:name="T9393" style:parent-style-name="AncientGreekἈρχαίαἑλληνικά" style:family="text">
      <style:text-properties style:font-weight-complex="bold" style:font-size-complex="14pt"/>
    </style:style>
    <style:style style:name="T9394" style:parent-style-name="AncientGreekἈρχαίαἑλληνικά" style:family="text">
      <style:text-properties style:font-weight-complex="bold" style:font-size-complex="14pt" fo:language="el" fo:country="GR"/>
    </style:style>
    <style:style style:name="T9395" style:parent-style-name="AncientGreekἈρχαίαἑλληνικά" style:family="text">
      <style:text-properties style:font-weight-complex="bold" style:font-size-complex="14pt"/>
    </style:style>
    <style:style style:name="T9396" style:parent-style-name="AncientGreekἈρχαίαἑλληνικά" style:family="text">
      <style:text-properties style:font-weight-complex="bold" style:font-size-complex="14pt" fo:language="el" fo:country="GR"/>
    </style:style>
    <style:style style:name="T9397" style:parent-style-name="AncientGreekἈρχαίαἑλληνικά" style:family="text">
      <style:text-properties style:font-weight-complex="bold" style:font-size-complex="14pt"/>
    </style:style>
    <style:style style:name="T9398" style:parent-style-name="AncientGreekἈρχαίαἑλληνικά" style:family="text">
      <style:text-properties style:font-weight-complex="bold" style:font-size-complex="14pt" fo:language="el" fo:country="GR"/>
    </style:style>
    <style:style style:name="T9399" style:parent-style-name="AncientGreekἈρχαίαἑλληνικά" style:family="text">
      <style:text-properties style:font-weight-complex="bold" style:font-size-complex="14pt"/>
    </style:style>
    <style:style style:name="T9400" style:parent-style-name="AncientGreekἈρχαίαἑλληνικά" style:family="text">
      <style:text-properties style:font-weight-complex="bold" style:font-size-complex="14pt" fo:language="el" fo:country="GR"/>
    </style:style>
    <style:style style:name="T9401" style:parent-style-name="AncientGreekἈρχαίαἑλληνικά" style:family="text">
      <style:text-properties style:font-weight-complex="bold" style:font-size-complex="14pt"/>
    </style:style>
    <style:style style:name="T9402" style:parent-style-name="AncientGreekἈρχαίαἑλληνικά" style:family="text">
      <style:text-properties style:font-weight-complex="bold" style:font-size-complex="14pt" fo:language="el" fo:country="GR"/>
    </style:style>
    <style:style style:name="T9403" style:parent-style-name="AncientGreekἈρχαίαἑλληνικά" style:family="text">
      <style:text-properties style:font-weight-complex="bold" style:font-size-complex="14pt"/>
    </style:style>
    <style:style style:name="T9404" style:parent-style-name="AncientGreekἈρχαίαἑλληνικά" style:family="text">
      <style:text-properties style:font-weight-complex="bold" style:font-size-complex="14pt" fo:language="el" fo:country="GR"/>
    </style:style>
    <style:style style:name="T9405" style:parent-style-name="AncientGreekἈρχαίαἑλληνικά" style:family="text">
      <style:text-properties style:font-weight-complex="bold" style:font-size-complex="14pt"/>
    </style:style>
    <style:style style:name="T9406" style:parent-style-name="AncientGreekἈρχαίαἑλληνικά" style:family="text">
      <style:text-properties style:font-weight-complex="bold" style:font-size-complex="14pt" fo:language="el" fo:country="GR"/>
    </style:style>
    <style:style style:name="T9407" style:parent-style-name="AncientGreekἈρχαίαἑλληνικά" style:family="text">
      <style:text-properties style:font-weight-complex="bold" style:font-size-complex="14pt"/>
    </style:style>
    <style:style style:name="T9408" style:parent-style-name="AncientGreekἈρχαίαἑλληνικά" style:family="text">
      <style:text-properties style:font-weight-complex="bold" style:font-size-complex="14pt" fo:language="el" fo:country="GR"/>
    </style:style>
    <style:style style:name="T9409" style:parent-style-name="AncientGreekἈρχαίαἑλληνικά" style:family="text">
      <style:text-properties style:font-weight-complex="bold" style:font-size-complex="14pt"/>
    </style:style>
    <style:style style:name="T9410" style:parent-style-name="AncientGreekἈρχαίαἑλληνικά" style:family="text">
      <style:text-properties style:font-weight-complex="bold" style:font-size-complex="14pt" fo:language="el" fo:country="GR"/>
    </style:style>
    <style:style style:name="T9411" style:parent-style-name="AncientGreekἈρχαίαἑλληνικά" style:family="text">
      <style:text-properties style:font-weight-complex="bold" style:font-size-complex="14pt"/>
    </style:style>
    <style:style style:name="T9412" style:parent-style-name="AncientGreekἈρχαίαἑλληνικά" style:family="text">
      <style:text-properties style:font-weight-complex="bold" style:font-size-complex="14pt" fo:language="el" fo:country="GR"/>
    </style:style>
    <style:style style:name="T9413" style:parent-style-name="AncientGreekἈρχαίαἑλληνικά" style:family="text">
      <style:text-properties style:font-weight-complex="bold" style:font-size-complex="14pt"/>
    </style:style>
    <style:style style:name="T9414" style:parent-style-name="AncientGreekἈρχαίαἑλληνικά" style:family="text">
      <style:text-properties style:font-weight-complex="bold" style:font-size-complex="14pt" fo:language="el" fo:country="GR"/>
    </style:style>
    <style:style style:name="T9415" style:parent-style-name="AncientGreekἈρχαίαἑλληνικά" style:family="text">
      <style:text-properties style:font-weight-complex="bold" style:font-size-complex="14pt"/>
    </style:style>
    <style:style style:name="T9416" style:parent-style-name="AncientGreekἈρχαίαἑλληνικά" style:family="text">
      <style:text-properties style:font-weight-complex="bold" style:font-size-complex="14pt" fo:language="el" fo:country="GR"/>
    </style:style>
    <style:style style:name="T9417" style:parent-style-name="AncientGreekἈρχαίαἑλληνικά" style:family="text">
      <style:text-properties style:font-weight-complex="bold" style:font-size-complex="14pt"/>
    </style:style>
    <style:style style:name="T9418" style:parent-style-name="AncientGreekἈρχαίαἑλληνικά" style:family="text">
      <style:text-properties style:font-weight-complex="bold" style:font-size-complex="14pt" fo:language="el" fo:country="GR"/>
    </style:style>
    <style:style style:name="T9419" style:parent-style-name="AncientGreekἈρχαίαἑλληνικά" style:family="text">
      <style:text-properties style:font-weight-complex="bold" style:font-size-complex="14pt"/>
    </style:style>
    <style:style style:name="T9420" style:parent-style-name="AncientGreekἈρχαίαἑλληνικά" style:family="text">
      <style:text-properties style:font-weight-complex="bold" style:font-size-complex="14pt" fo:language="el" fo:country="GR"/>
    </style:style>
    <style:style style:name="T9421" style:parent-style-name="AncientGreekἈρχαίαἑλληνικά" style:family="text">
      <style:text-properties style:font-weight-complex="bold" style:font-size-complex="14pt"/>
    </style:style>
    <style:style style:name="T9422" style:parent-style-name="AncientGreekἈρχαίαἑλληνικά" style:family="text">
      <style:text-properties style:font-weight-complex="bold" style:font-size-complex="14pt" fo:language="el" fo:country="GR"/>
    </style:style>
    <style:style style:name="T9423" style:parent-style-name="AncientGreekἈρχαίαἑλληνικά" style:family="text">
      <style:text-properties style:font-weight-complex="bold" style:font-size-complex="14pt"/>
    </style:style>
    <style:style style:name="T9424" style:parent-style-name="AncientGreekἈρχαίαἑλληνικά" style:family="text">
      <style:text-properties style:font-weight-complex="bold" style:font-size-complex="14pt" fo:language="el" fo:country="GR"/>
    </style:style>
    <style:style style:name="T9425" style:parent-style-name="AncientGreekἈρχαίαἑλληνικά" style:family="text">
      <style:text-properties style:font-weight-complex="bold" style:font-size-complex="14pt"/>
    </style:style>
    <style:style style:name="T9426" style:parent-style-name="AncientGreekἈρχαίαἑλληνικά" style:family="text">
      <style:text-properties style:font-weight-complex="bold" style:font-size-complex="14pt" fo:language="el" fo:country="GR"/>
    </style:style>
    <style:style style:name="T9427" style:parent-style-name="AncientGreekἈρχαίαἑλληνικά" style:family="text">
      <style:text-properties style:font-weight-complex="bold" style:font-size-complex="14pt"/>
    </style:style>
    <style:style style:name="T9428" style:parent-style-name="AncientGreekἈρχαίαἑλληνικά" style:family="text">
      <style:text-properties style:font-weight-complex="bold" style:font-size-complex="14pt" fo:language="el" fo:country="GR"/>
    </style:style>
    <style:style style:name="T9429" style:parent-style-name="AncientGreekἈρχαίαἑλληνικά" style:family="text">
      <style:text-properties style:font-weight-complex="bold" style:font-size-complex="14pt"/>
    </style:style>
    <style:style style:name="T9430" style:parent-style-name="AncientGreekἈρχαίαἑλληνικά" style:family="text">
      <style:text-properties style:font-weight-complex="bold" style:font-size-complex="14pt" fo:language="el" fo:country="GR"/>
    </style:style>
    <style:style style:name="T9431" style:parent-style-name="AncientGreekἈρχαίαἑλληνικά" style:family="text">
      <style:text-properties style:font-weight-complex="bold" style:font-size-complex="14pt"/>
    </style:style>
    <style:style style:name="T9432" style:parent-style-name="AncientGreekἈρχαίαἑλληνικά" style:family="text">
      <style:text-properties style:font-weight-complex="bold" style:font-size-complex="14pt" fo:language="el" fo:country="GR"/>
    </style:style>
    <style:style style:name="T9433" style:parent-style-name="AncientGreekἈρχαίαἑλληνικά" style:family="text">
      <style:text-properties style:font-weight-complex="bold" style:font-size-complex="14pt"/>
    </style:style>
    <style:style style:name="T9434" style:parent-style-name="AncientGreekἈρχαίαἑλληνικά" style:family="text">
      <style:text-properties style:font-weight-complex="bold" style:font-size-complex="14pt" fo:language="el" fo:country="GR"/>
    </style:style>
    <style:style style:name="T9435" style:parent-style-name="AncientGreekἈρχαίαἑλληνικά" style:family="text">
      <style:text-properties style:font-weight-complex="bold" style:font-size-complex="14pt"/>
    </style:style>
    <style:style style:name="T9436" style:parent-style-name="AncientGreekἈρχαίαἑλληνικά" style:family="text">
      <style:text-properties style:font-weight-complex="bold" style:font-size-complex="14pt" fo:language="el" fo:country="GR"/>
    </style:style>
    <style:style style:name="T9437" style:parent-style-name="AncientGreekἈρχαίαἑλληνικά" style:family="text">
      <style:text-properties style:font-weight-complex="bold" style:font-size-complex="14pt"/>
    </style:style>
    <style:style style:name="T9438" style:parent-style-name="AncientGreekἈρχαίαἑλληνικά" style:family="text">
      <style:text-properties style:font-weight-complex="bold" style:font-size-complex="14pt" fo:language="el" fo:country="GR"/>
    </style:style>
    <style:style style:name="T9439" style:parent-style-name="AncientGreekἈρχαίαἑλληνικά" style:family="text">
      <style:text-properties style:font-weight-complex="bold" style:font-size-complex="14pt"/>
    </style:style>
    <style:style style:name="T9440" style:parent-style-name="AncientGreekἈρχαίαἑλληνικά" style:family="text">
      <style:text-properties style:font-weight-complex="bold" style:font-size-complex="14pt" fo:language="el" fo:country="GR"/>
    </style:style>
    <style:style style:name="T9441" style:parent-style-name="AncientGreekἈρχαίαἑλληνικά" style:family="text">
      <style:text-properties style:font-weight-complex="bold" style:font-size-complex="14pt"/>
    </style:style>
    <style:style style:name="T9442" style:parent-style-name="AncientGreekἈρχαίαἑλληνικά" style:family="text">
      <style:text-properties style:font-weight-complex="bold" style:font-size-complex="14pt" fo:language="el" fo:country="GR"/>
    </style:style>
    <style:style style:name="T9443" style:parent-style-name="AncientGreekἈρχαίαἑλληνικά" style:family="text">
      <style:text-properties style:font-weight-complex="bold" style:font-size-complex="14pt"/>
    </style:style>
    <style:style style:name="T9444" style:parent-style-name="AncientGreekἈρχαίαἑλληνικά" style:family="text">
      <style:text-properties style:font-weight-complex="bold" style:font-size-complex="14pt" fo:language="el" fo:country="GR"/>
    </style:style>
    <style:style style:name="T9445" style:parent-style-name="AncientGreekἈρχαίαἑλληνικά" style:family="text">
      <style:text-properties style:font-weight-complex="bold" style:font-size-complex="14pt"/>
    </style:style>
    <style:style style:name="T9446" style:parent-style-name="AncientGreekἈρχαίαἑλληνικά" style:family="text">
      <style:text-properties style:font-weight-complex="bold" style:font-size-complex="14pt" fo:language="el" fo:country="GR"/>
    </style:style>
    <style:style style:name="T9447" style:parent-style-name="AncientGreekἈρχαίαἑλληνικά" style:family="text">
      <style:text-properties style:font-weight-complex="bold" style:font-size-complex="14pt"/>
    </style:style>
    <style:style style:name="T9448" style:parent-style-name="AncientGreekἈρχαίαἑλληνικά" style:family="text">
      <style:text-properties style:font-weight-complex="bold" style:font-size-complex="14pt" fo:language="el" fo:country="GR"/>
    </style:style>
    <style:style style:name="T9449" style:parent-style-name="AncientGreekἈρχαίαἑλληνικά" style:family="text">
      <style:text-properties style:font-weight-complex="bold" style:font-size-complex="14pt"/>
    </style:style>
    <style:style style:name="P9450" style:parent-style-name="Standard" style:family="paragraph">
      <style:paragraph-properties fo:widows="0" fo:orphans="0"/>
    </style:style>
    <style:style style:name="T9451" style:parent-style-name="AncientGreekἈρχαίαἑλληνικά" style:family="text">
      <style:text-properties style:font-weight-complex="bold" style:font-size-complex="14pt" fo:language="el" fo:country="GR"/>
    </style:style>
    <style:style style:name="TableCell9452" style:family="table-cell">
      <style:table-cell-properties fo:border="0.0069in solid #000000" fo:background-color="#FFFFFF" style:writing-mode="lr-tb" fo:padding-top="0in" fo:padding-left="0.1527in" fo:padding-bottom="0in" fo:padding-right="0.15in"/>
    </style:style>
    <style:style style:name="P9453" style:parent-style-name="Standard" style:family="paragraph">
      <style:paragraph-properties fo:widows="0" fo:orphans="0"/>
      <style:text-properties style:font-name="AncientGreek"/>
    </style:style>
    <style:style style:name="P9454" style:parent-style-name="Standard" style:family="paragraph">
      <style:paragraph-properties fo:widows="0" fo:orphans="0"/>
      <style:text-properties style:font-name="AncientGreek"/>
    </style:style>
    <style:style style:name="P9455" style:parent-style-name="Standard" style:family="paragraph">
      <style:paragraph-properties fo:widows="0" fo:orphans="0"/>
      <style:text-properties style:font-name="AncientGreek"/>
    </style:style>
    <style:style style:name="P9456" style:parent-style-name="Standard" style:family="paragraph">
      <style:paragraph-properties fo:widows="0" fo:orphans="0"/>
      <style:text-properties style:font-name="AncientGreek"/>
    </style:style>
    <style:style style:name="TableRow9457" style:family="table-row">
      <style:table-row-properties style:min-row-height="0.0138in" style:use-optimal-row-height="false" fo:keep-together="always"/>
    </style:style>
    <style:style style:name="TableCell9458" style:family="table-cell">
      <style:table-cell-properties fo:border="0.0069in solid #000000" fo:background-color="#FFFFFF" style:writing-mode="lr-tb" fo:padding-top="0in" fo:padding-left="0.1527in" fo:padding-bottom="0in" fo:padding-right="0.15in"/>
    </style:style>
    <style:style style:name="P9459" style:parent-style-name="Standard" style:family="paragraph">
      <style:paragraph-properties fo:keep-with-next="always" fo:widows="0" fo:orphans="0" fo:text-align="center"/>
    </style:style>
    <style:style style:name="T9460" style:parent-style-name="AncientGreekἈρχαίαἑλληνικά" style:family="text">
      <style:text-properties fo:font-weight="bold" style:font-weight-asian="bold" style:font-weight-complex="bold" fo:font-size="18pt" style:font-size-asian="18pt" style:font-size-complex="14pt"/>
    </style:style>
    <style:style style:name="T9461"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9462" style:parent-style-name="AncientGreekἈρχαίαἑλληνικά" style:family="text">
      <style:text-properties fo:font-weight="bold" style:font-weight-asian="bold" style:font-weight-complex="bold" fo:font-size="18pt" style:font-size-asian="18pt" style:font-size-complex="14pt"/>
    </style:style>
    <style:style style:name="P9463" style:parent-style-name="Standard" style:family="paragraph">
      <style:paragraph-properties fo:widows="0" fo:orphans="0"/>
    </style:style>
    <style:style style:name="T9464" style:parent-style-name="AncientGreekἈρχαίαἑλληνικά" style:family="text">
      <style:text-properties style:font-weight-complex="bold" style:font-size-complex="14pt" fo:language="el" fo:country="GR"/>
    </style:style>
    <style:style style:name="T9465" style:parent-style-name="AncientGreekἈρχαίαἑλληνικά" style:family="text">
      <style:text-properties style:font-weight-complex="bold" style:font-size-complex="14pt"/>
    </style:style>
    <style:style style:name="T9466" style:parent-style-name="AncientGreekἈρχαίαἑλληνικά" style:family="text">
      <style:text-properties style:font-weight-complex="bold" style:font-size-complex="14pt" fo:language="el" fo:country="GR"/>
    </style:style>
    <style:style style:name="T9467" style:parent-style-name="AncientGreekἈρχαίαἑλληνικά" style:family="text">
      <style:text-properties style:font-weight-complex="bold" style:font-size-complex="14pt"/>
    </style:style>
    <style:style style:name="T9468" style:parent-style-name="AncientGreekἈρχαίαἑλληνικά" style:family="text">
      <style:text-properties style:font-weight-complex="bold" style:font-size-complex="14pt" fo:language="el" fo:country="GR"/>
    </style:style>
    <style:style style:name="T9469" style:parent-style-name="AncientGreekἈρχαίαἑλληνικά" style:family="text">
      <style:text-properties style:font-weight-complex="bold" style:font-size-complex="14pt"/>
    </style:style>
    <style:style style:name="T9470" style:parent-style-name="AncientGreekἈρχαίαἑλληνικά" style:family="text">
      <style:text-properties style:font-weight-complex="bold" style:font-size-complex="14pt" fo:language="el" fo:country="GR"/>
    </style:style>
    <style:style style:name="T9471" style:parent-style-name="AncientGreekἈρχαίαἑλληνικά" style:family="text">
      <style:text-properties style:font-weight-complex="bold" style:font-size-complex="14pt"/>
    </style:style>
    <style:style style:name="T9472" style:parent-style-name="AncientGreekἈρχαίαἑλληνικά" style:family="text">
      <style:text-properties style:font-weight-complex="bold" style:font-size-complex="14pt" fo:language="el" fo:country="GR"/>
    </style:style>
    <style:style style:name="T9473" style:parent-style-name="AncientGreekἈρχαίαἑλληνικά" style:family="text">
      <style:text-properties style:font-weight-complex="bold" style:font-size-complex="14pt"/>
    </style:style>
    <style:style style:name="T9474" style:parent-style-name="AncientGreekἈρχαίαἑλληνικά" style:family="text">
      <style:text-properties style:font-weight-complex="bold" style:font-size-complex="14pt" fo:language="el" fo:country="GR"/>
    </style:style>
    <style:style style:name="T9475" style:parent-style-name="AncientGreekἈρχαίαἑλληνικά" style:family="text">
      <style:text-properties style:font-weight-complex="bold" style:font-size-complex="14pt"/>
    </style:style>
    <style:style style:name="T9476" style:parent-style-name="AncientGreekἈρχαίαἑλληνικά" style:family="text">
      <style:text-properties style:font-weight-complex="bold" style:font-size-complex="14pt" fo:language="el" fo:country="GR"/>
    </style:style>
    <style:style style:name="T9477" style:parent-style-name="AncientGreekἈρχαίαἑλληνικά" style:family="text">
      <style:text-properties style:font-weight-complex="bold" style:font-size-complex="14pt"/>
    </style:style>
    <style:style style:name="T9478" style:parent-style-name="AncientGreekἈρχαίαἑλληνικά" style:family="text">
      <style:text-properties style:font-weight-complex="bold" style:font-size-complex="14pt" fo:language="el" fo:country="GR"/>
    </style:style>
    <style:style style:name="T9479" style:parent-style-name="AncientGreekἈρχαίαἑλληνικά" style:family="text">
      <style:text-properties style:font-weight-complex="bold" style:font-size-complex="14pt"/>
    </style:style>
    <style:style style:name="T9480" style:parent-style-name="AncientGreekἈρχαίαἑλληνικά" style:family="text">
      <style:text-properties style:font-weight-complex="bold" style:font-size-complex="14pt" fo:language="el" fo:country="GR"/>
    </style:style>
    <style:style style:name="T9481" style:parent-style-name="AncientGreekἈρχαίαἑλληνικά" style:family="text">
      <style:text-properties style:font-weight-complex="bold" style:font-size-complex="14pt"/>
    </style:style>
    <style:style style:name="T9482" style:parent-style-name="AncientGreekἈρχαίαἑλληνικά" style:family="text">
      <style:text-properties style:font-weight-complex="bold" style:font-size-complex="14pt" fo:language="el" fo:country="GR"/>
    </style:style>
    <style:style style:name="T9483" style:parent-style-name="AncientGreekἈρχαίαἑλληνικά" style:family="text">
      <style:text-properties style:font-weight-complex="bold" style:font-size-complex="14pt"/>
    </style:style>
    <style:style style:name="T9484" style:parent-style-name="AncientGreekἈρχαίαἑλληνικά" style:family="text">
      <style:text-properties style:font-weight-complex="bold" style:font-size-complex="14pt" fo:language="el" fo:country="GR"/>
    </style:style>
    <style:style style:name="T9485" style:parent-style-name="AncientGreekἈρχαίαἑλληνικά" style:family="text">
      <style:text-properties style:font-weight-complex="bold" style:font-size-complex="14pt"/>
    </style:style>
    <style:style style:name="T9486" style:parent-style-name="AncientGreekἈρχαίαἑλληνικά" style:family="text">
      <style:text-properties style:font-weight-complex="bold" style:font-size-complex="14pt" fo:language="el" fo:country="GR"/>
    </style:style>
    <style:style style:name="T9487" style:parent-style-name="AncientGreekἈρχαίαἑλληνικά" style:family="text">
      <style:text-properties style:font-weight-complex="bold" style:font-size-complex="14pt"/>
    </style:style>
    <style:style style:name="T9488" style:parent-style-name="AncientGreekἈρχαίαἑλληνικά" style:family="text">
      <style:text-properties style:font-weight-complex="bold" style:font-size-complex="14pt" fo:language="el" fo:country="GR"/>
    </style:style>
    <style:style style:name="T9489" style:parent-style-name="AncientGreekἈρχαίαἑλληνικά" style:family="text">
      <style:text-properties style:font-weight-complex="bold" style:font-size-complex="14pt"/>
    </style:style>
    <style:style style:name="T9490" style:parent-style-name="AncientGreekἈρχαίαἑλληνικά" style:family="text">
      <style:text-properties style:font-weight-complex="bold" style:font-size-complex="14pt" fo:language="el" fo:country="GR"/>
    </style:style>
    <style:style style:name="T9491" style:parent-style-name="AncientGreekἈρχαίαἑλληνικά" style:family="text">
      <style:text-properties style:font-weight-complex="bold" style:font-size-complex="14pt"/>
    </style:style>
    <style:style style:name="T9492" style:parent-style-name="AncientGreekἈρχαίαἑλληνικά" style:family="text">
      <style:text-properties style:font-weight-complex="bold" style:font-size-complex="14pt" fo:language="el" fo:country="GR"/>
    </style:style>
    <style:style style:name="T9493" style:parent-style-name="AncientGreekἈρχαίαἑλληνικά" style:family="text">
      <style:text-properties style:font-weight-complex="bold" style:font-size-complex="14pt"/>
    </style:style>
    <style:style style:name="T9494" style:parent-style-name="AncientGreekἈρχαίαἑλληνικά" style:family="text">
      <style:text-properties style:font-weight-complex="bold" style:font-size-complex="14pt" fo:language="el" fo:country="GR"/>
    </style:style>
    <style:style style:name="T9495" style:parent-style-name="AncientGreekἈρχαίαἑλληνικά" style:family="text">
      <style:text-properties style:font-weight-complex="bold" style:font-size-complex="14pt"/>
    </style:style>
    <style:style style:name="T9496" style:parent-style-name="AncientGreekἈρχαίαἑλληνικά" style:family="text">
      <style:text-properties style:font-weight-complex="bold" style:font-size-complex="14pt" fo:language="el" fo:country="GR"/>
    </style:style>
    <style:style style:name="T9497" style:parent-style-name="AncientGreekἈρχαίαἑλληνικά" style:family="text">
      <style:text-properties style:font-weight-complex="bold" style:font-size-complex="14pt"/>
    </style:style>
    <style:style style:name="T9498" style:parent-style-name="AncientGreekἈρχαίαἑλληνικά" style:family="text">
      <style:text-properties style:font-weight-complex="bold" style:font-size-complex="14pt" fo:language="el" fo:country="GR"/>
    </style:style>
    <style:style style:name="T9499" style:parent-style-name="AncientGreekἈρχαίαἑλληνικά" style:family="text">
      <style:text-properties style:font-weight-complex="bold" style:font-size-complex="14pt"/>
    </style:style>
    <style:style style:name="T9500" style:parent-style-name="AncientGreekἈρχαίαἑλληνικά" style:family="text">
      <style:text-properties style:font-weight-complex="bold" style:font-size-complex="14pt" fo:language="el" fo:country="GR"/>
    </style:style>
    <style:style style:name="T9501" style:parent-style-name="AncientGreekἈρχαίαἑλληνικά" style:family="text">
      <style:text-properties style:font-weight-complex="bold" style:font-size-complex="14pt"/>
    </style:style>
    <style:style style:name="T9502" style:parent-style-name="AncientGreekἈρχαίαἑλληνικά" style:family="text">
      <style:text-properties style:font-weight-complex="bold" style:font-size-complex="14pt" fo:language="el" fo:country="GR"/>
    </style:style>
    <style:style style:name="T9503" style:parent-style-name="AncientGreekἈρχαίαἑλληνικά" style:family="text">
      <style:text-properties style:font-weight-complex="bold" style:font-size-complex="14pt"/>
    </style:style>
    <style:style style:name="T9504" style:parent-style-name="AncientGreekἈρχαίαἑλληνικά" style:family="text">
      <style:text-properties style:font-weight-complex="bold" style:font-size-complex="14pt" fo:language="el" fo:country="GR"/>
    </style:style>
    <style:style style:name="T9505" style:parent-style-name="AncientGreekἈρχαίαἑλληνικά" style:family="text">
      <style:text-properties style:font-weight-complex="bold" style:font-size-complex="14pt"/>
    </style:style>
    <style:style style:name="T9506" style:parent-style-name="AncientGreekἈρχαίαἑλληνικά" style:family="text">
      <style:text-properties style:font-weight-complex="bold" style:font-size-complex="14pt" fo:language="el" fo:country="GR"/>
    </style:style>
    <style:style style:name="T9507" style:parent-style-name="AncientGreekἈρχαίαἑλληνικά" style:family="text">
      <style:text-properties style:font-weight-complex="bold" style:font-size-complex="14pt"/>
    </style:style>
    <style:style style:name="T9508" style:parent-style-name="AncientGreekἈρχαίαἑλληνικά" style:family="text">
      <style:text-properties style:font-weight-complex="bold" style:font-size-complex="14pt" fo:language="el" fo:country="GR"/>
    </style:style>
    <style:style style:name="T9509" style:parent-style-name="AncientGreekἈρχαίαἑλληνικά" style:family="text">
      <style:text-properties style:font-weight-complex="bold" style:font-size-complex="14pt"/>
    </style:style>
    <style:style style:name="T9510" style:parent-style-name="AncientGreekἈρχαίαἑλληνικά" style:family="text">
      <style:text-properties style:font-weight-complex="bold" style:font-size-complex="14pt" fo:language="el" fo:country="GR"/>
    </style:style>
    <style:style style:name="T9511" style:parent-style-name="AncientGreekἈρχαίαἑλληνικά" style:family="text">
      <style:text-properties style:font-weight-complex="bold" style:font-size-complex="14pt"/>
    </style:style>
    <style:style style:name="T9512" style:parent-style-name="AncientGreekἈρχαίαἑλληνικά" style:family="text">
      <style:text-properties style:font-weight-complex="bold" style:font-size-complex="14pt" fo:language="el" fo:country="GR"/>
    </style:style>
    <style:style style:name="T9513" style:parent-style-name="AncientGreekἈρχαίαἑλληνικά" style:family="text">
      <style:text-properties style:font-weight-complex="bold" style:font-size-complex="14pt"/>
    </style:style>
    <style:style style:name="T9514" style:parent-style-name="AncientGreekἈρχαίαἑλληνικά" style:family="text">
      <style:text-properties style:font-weight-complex="bold" style:font-size-complex="14pt" fo:language="el" fo:country="GR"/>
    </style:style>
    <style:style style:name="T9515" style:parent-style-name="AncientGreekἈρχαίαἑλληνικά" style:family="text">
      <style:text-properties style:font-weight-complex="bold" style:font-size-complex="14pt"/>
    </style:style>
    <style:style style:name="T9516" style:parent-style-name="AncientGreekἈρχαίαἑλληνικά" style:family="text">
      <style:text-properties style:font-weight-complex="bold" style:font-size-complex="14pt" fo:language="el" fo:country="GR"/>
    </style:style>
    <style:style style:name="T9517" style:parent-style-name="AncientGreekἈρχαίαἑλληνικά" style:family="text">
      <style:text-properties style:font-weight-complex="bold" style:font-size-complex="14pt"/>
    </style:style>
    <style:style style:name="T9518" style:parent-style-name="AncientGreekἈρχαίαἑλληνικά" style:family="text">
      <style:text-properties style:font-weight-complex="bold" style:font-size-complex="14pt" fo:language="el" fo:country="GR"/>
    </style:style>
    <style:style style:name="T9519" style:parent-style-name="AncientGreekἈρχαίαἑλληνικά" style:family="text">
      <style:text-properties style:font-weight-complex="bold" style:font-size-complex="14pt"/>
    </style:style>
    <style:style style:name="T9520" style:parent-style-name="AncientGreekἈρχαίαἑλληνικά" style:family="text">
      <style:text-properties style:font-weight-complex="bold" style:font-size-complex="14pt" fo:language="el" fo:country="GR"/>
    </style:style>
    <style:style style:name="T9521" style:parent-style-name="AncientGreekἈρχαίαἑλληνικά" style:family="text">
      <style:text-properties style:font-weight-complex="bold" style:font-size-complex="14pt"/>
    </style:style>
    <style:style style:name="T9522" style:parent-style-name="AncientGreekἈρχαίαἑλληνικά" style:family="text">
      <style:text-properties style:font-weight-complex="bold" style:font-size-complex="14pt" fo:language="el" fo:country="GR"/>
    </style:style>
    <style:style style:name="T9523" style:parent-style-name="AncientGreekἈρχαίαἑλληνικά" style:family="text">
      <style:text-properties style:font-weight-complex="bold" style:font-size-complex="14pt"/>
    </style:style>
    <style:style style:name="T9524" style:parent-style-name="AncientGreekἈρχαίαἑλληνικά" style:family="text">
      <style:text-properties style:font-weight-complex="bold" style:font-size-complex="14pt" fo:language="el" fo:country="GR"/>
    </style:style>
    <style:style style:name="T9525" style:parent-style-name="AncientGreekἈρχαίαἑλληνικά" style:family="text">
      <style:text-properties style:font-weight-complex="bold" style:font-size-complex="14pt"/>
    </style:style>
    <style:style style:name="T9526" style:parent-style-name="AncientGreekἈρχαίαἑλληνικά" style:family="text">
      <style:text-properties style:font-weight-complex="bold" style:font-size-complex="14pt" fo:language="el" fo:country="GR"/>
    </style:style>
    <style:style style:name="T9527" style:parent-style-name="AncientGreekἈρχαίαἑλληνικά" style:family="text">
      <style:text-properties style:font-weight-complex="bold" style:font-size-complex="14pt"/>
    </style:style>
    <style:style style:name="T9528" style:parent-style-name="AncientGreekἈρχαίαἑλληνικά" style:family="text">
      <style:text-properties style:font-weight-complex="bold" style:font-size-complex="14pt" fo:language="el" fo:country="GR"/>
    </style:style>
    <style:style style:name="T9529" style:parent-style-name="AncientGreekἈρχαίαἑλληνικά" style:family="text">
      <style:text-properties style:font-weight-complex="bold" style:font-size-complex="14pt"/>
    </style:style>
    <style:style style:name="T9530" style:parent-style-name="AncientGreekἈρχαίαἑλληνικά" style:family="text">
      <style:text-properties style:font-weight-complex="bold" style:font-size-complex="14pt" fo:language="el" fo:country="GR"/>
    </style:style>
    <style:style style:name="T9531" style:parent-style-name="AncientGreekἈρχαίαἑλληνικά" style:family="text">
      <style:text-properties style:font-weight-complex="bold" style:font-size-complex="14pt"/>
    </style:style>
    <style:style style:name="T9532" style:parent-style-name="AncientGreekἈρχαίαἑλληνικά" style:family="text">
      <style:text-properties style:font-weight-complex="bold" style:font-size-complex="14pt" fo:language="el" fo:country="GR"/>
    </style:style>
    <style:style style:name="T9533" style:parent-style-name="AncientGreekἈρχαίαἑλληνικά" style:family="text">
      <style:text-properties style:font-weight-complex="bold" style:font-size-complex="14pt"/>
    </style:style>
    <style:style style:name="T9534" style:parent-style-name="AncientGreekἈρχαίαἑλληνικά" style:family="text">
      <style:text-properties style:font-weight-complex="bold" style:font-size-complex="14pt" fo:language="el" fo:country="GR"/>
    </style:style>
    <style:style style:name="T9535" style:parent-style-name="AncientGreekἈρχαίαἑλληνικά" style:family="text">
      <style:text-properties style:font-weight-complex="bold" style:font-size-complex="14pt"/>
    </style:style>
    <style:style style:name="T9536" style:parent-style-name="AncientGreekἈρχαίαἑλληνικά" style:family="text">
      <style:text-properties style:font-weight-complex="bold" style:font-size-complex="14pt" fo:language="el" fo:country="GR"/>
    </style:style>
    <style:style style:name="T9537" style:parent-style-name="AncientGreekἈρχαίαἑλληνικά" style:family="text">
      <style:text-properties style:font-weight-complex="bold" style:font-size-complex="14pt"/>
    </style:style>
    <style:style style:name="T9538" style:parent-style-name="AncientGreekἈρχαίαἑλληνικά" style:family="text">
      <style:text-properties style:font-weight-complex="bold" style:font-size-complex="14pt" fo:language="el" fo:country="GR"/>
    </style:style>
    <style:style style:name="T9539" style:parent-style-name="AncientGreekἈρχαίαἑλληνικά" style:family="text">
      <style:text-properties style:font-weight-complex="bold" style:font-size-complex="14pt"/>
    </style:style>
    <style:style style:name="T9540" style:parent-style-name="AncientGreekἈρχαίαἑλληνικά" style:family="text">
      <style:text-properties style:font-weight-complex="bold" style:font-size-complex="14pt" fo:language="el" fo:country="GR"/>
    </style:style>
    <style:style style:name="T9541" style:parent-style-name="AncientGreekἈρχαίαἑλληνικά" style:family="text">
      <style:text-properties style:font-weight-complex="bold" style:font-size-complex="14pt"/>
    </style:style>
    <style:style style:name="T9542" style:parent-style-name="AncientGreekἈρχαίαἑλληνικά" style:family="text">
      <style:text-properties style:font-weight-complex="bold" style:font-size-complex="14pt" fo:language="el" fo:country="GR"/>
    </style:style>
    <style:style style:name="T9543" style:parent-style-name="AncientGreekἈρχαίαἑλληνικά" style:family="text">
      <style:text-properties style:font-weight-complex="bold" style:font-size-complex="14pt"/>
    </style:style>
    <style:style style:name="P9544" style:parent-style-name="Standard" style:family="paragraph">
      <style:paragraph-properties fo:widows="0" fo:orphans="0"/>
    </style:style>
    <style:style style:name="T9545" style:parent-style-name="AncientGreekἈρχαίαἑλληνικά" style:family="text">
      <style:text-properties style:font-weight-complex="bold" style:font-size-complex="14pt" fo:language="el" fo:country="GR"/>
    </style:style>
    <style:style style:name="T9546" style:parent-style-name="AncientGreekἈρχαίαἑλληνικά" style:family="text">
      <style:text-properties style:font-weight-complex="bold" style:font-size-complex="14pt"/>
    </style:style>
    <style:style style:name="T9547" style:parent-style-name="AncientGreekἈρχαίαἑλληνικά" style:family="text">
      <style:text-properties style:font-weight-complex="bold" style:font-size-complex="14pt" fo:language="el" fo:country="GR"/>
    </style:style>
    <style:style style:name="T9548" style:parent-style-name="AncientGreekἈρχαίαἑλληνικά" style:family="text">
      <style:text-properties style:font-weight-complex="bold" style:font-size-complex="14pt"/>
    </style:style>
    <style:style style:name="T9549" style:parent-style-name="AncientGreekἈρχαίαἑλληνικά" style:family="text">
      <style:text-properties style:font-weight-complex="bold" style:font-size-complex="14pt" fo:language="el" fo:country="GR"/>
    </style:style>
    <style:style style:name="T9550" style:parent-style-name="AncientGreekἈρχαίαἑλληνικά" style:family="text">
      <style:text-properties style:font-weight-complex="bold" style:font-size-complex="14pt"/>
    </style:style>
    <style:style style:name="T9551" style:parent-style-name="AncientGreekἈρχαίαἑλληνικά" style:family="text">
      <style:text-properties style:font-weight-complex="bold" style:font-size-complex="14pt" fo:language="el" fo:country="GR"/>
    </style:style>
    <style:style style:name="T9552" style:parent-style-name="AncientGreekἈρχαίαἑλληνικά" style:family="text">
      <style:text-properties style:font-weight-complex="bold" style:font-size-complex="14pt"/>
    </style:style>
    <style:style style:name="T9553" style:parent-style-name="AncientGreekἈρχαίαἑλληνικά" style:family="text">
      <style:text-properties style:font-weight-complex="bold" style:font-size-complex="14pt" fo:language="el" fo:country="GR"/>
    </style:style>
    <style:style style:name="T9554" style:parent-style-name="AncientGreekἈρχαίαἑλληνικά" style:family="text">
      <style:text-properties style:font-weight-complex="bold" style:font-size-complex="14pt"/>
    </style:style>
    <style:style style:name="T9555" style:parent-style-name="AncientGreekἈρχαίαἑλληνικά" style:family="text">
      <style:text-properties style:font-weight-complex="bold" style:font-size-complex="14pt" fo:language="el" fo:country="GR"/>
    </style:style>
    <style:style style:name="T9556" style:parent-style-name="AncientGreekἈρχαίαἑλληνικά" style:family="text">
      <style:text-properties style:font-weight-complex="bold" style:font-size-complex="14pt"/>
    </style:style>
    <style:style style:name="T9557" style:parent-style-name="AncientGreekἈρχαίαἑλληνικά" style:family="text">
      <style:text-properties style:font-weight-complex="bold" style:font-size-complex="14pt" fo:language="el" fo:country="GR"/>
    </style:style>
    <style:style style:name="T9558" style:parent-style-name="AncientGreekἈρχαίαἑλληνικά" style:family="text">
      <style:text-properties style:font-weight-complex="bold" style:font-size-complex="14pt"/>
    </style:style>
    <style:style style:name="T9559" style:parent-style-name="AncientGreekἈρχαίαἑλληνικά" style:family="text">
      <style:text-properties style:font-weight-complex="bold" style:font-size-complex="14pt" fo:language="el" fo:country="GR"/>
    </style:style>
    <style:style style:name="T9560" style:parent-style-name="AncientGreekἈρχαίαἑλληνικά" style:family="text">
      <style:text-properties style:font-weight-complex="bold" style:font-size-complex="14pt"/>
    </style:style>
    <style:style style:name="T9561" style:parent-style-name="AncientGreekἈρχαίαἑλληνικά" style:family="text">
      <style:text-properties style:font-weight-complex="bold" style:font-size-complex="14pt" fo:language="el" fo:country="GR"/>
    </style:style>
    <style:style style:name="T9562" style:parent-style-name="AncientGreekἈρχαίαἑλληνικά" style:family="text">
      <style:text-properties style:font-weight-complex="bold" style:font-size-complex="14pt"/>
    </style:style>
    <style:style style:name="T9563" style:parent-style-name="AncientGreekἈρχαίαἑλληνικά" style:family="text">
      <style:text-properties style:font-weight-complex="bold" style:font-size-complex="14pt" fo:language="el" fo:country="GR"/>
    </style:style>
    <style:style style:name="T9564" style:parent-style-name="AncientGreekἈρχαίαἑλληνικά" style:family="text">
      <style:text-properties style:font-weight-complex="bold" style:font-size-complex="14pt"/>
    </style:style>
    <style:style style:name="T9565" style:parent-style-name="AncientGreekἈρχαίαἑλληνικά" style:family="text">
      <style:text-properties style:font-weight-complex="bold" style:font-size-complex="14pt" fo:language="el" fo:country="GR"/>
    </style:style>
    <style:style style:name="T9566" style:parent-style-name="AncientGreekἈρχαίαἑλληνικά" style:family="text">
      <style:text-properties style:font-weight-complex="bold" style:font-size-complex="14pt"/>
    </style:style>
    <style:style style:name="TableCell9567" style:family="table-cell">
      <style:table-cell-properties fo:border="0.0069in solid #000000" fo:background-color="#FFFFFF" style:writing-mode="lr-tb" fo:padding-top="0in" fo:padding-left="0.1527in" fo:padding-bottom="0in" fo:padding-right="0.15in"/>
    </style:style>
    <style:style style:name="P9568" style:parent-style-name="Standard" style:family="paragraph">
      <style:paragraph-properties fo:widows="0" fo:orphans="0"/>
      <style:text-properties style:font-name="AncientGreek"/>
    </style:style>
    <style:style style:name="P9569" style:parent-style-name="Standard" style:family="paragraph">
      <style:paragraph-properties fo:widows="0" fo:orphans="0"/>
      <style:text-properties style:font-name="AncientGreek"/>
    </style:style>
    <style:style style:name="P9570" style:parent-style-name="Standard" style:family="paragraph">
      <style:paragraph-properties fo:widows="0" fo:orphans="0"/>
      <style:text-properties style:font-name="AncientGreek"/>
    </style:style>
    <style:style style:name="P9571" style:parent-style-name="Standard" style:family="paragraph">
      <style:paragraph-properties fo:widows="0" fo:orphans="0"/>
      <style:text-properties style:font-name="AncientGreek"/>
    </style:style>
    <style:style style:name="TableRow9572" style:family="table-row">
      <style:table-row-properties style:min-row-height="0.0138in" style:use-optimal-row-height="false" fo:keep-together="always"/>
    </style:style>
    <style:style style:name="TableCell9573" style:family="table-cell">
      <style:table-cell-properties fo:border="0.0069in solid #000000" fo:background-color="#FFFFFF" style:writing-mode="lr-tb" fo:padding-top="0in" fo:padding-left="0.1527in" fo:padding-bottom="0in" fo:padding-right="0.15in"/>
    </style:style>
    <style:style style:name="P9574" style:parent-style-name="Standard" style:family="paragraph">
      <style:paragraph-properties fo:keep-with-next="always" fo:widows="0" fo:orphans="0" fo:text-align="center">
        <style:tab-stops>
          <style:tab-stop style:type="left" style:position="2.1666in"/>
        </style:tab-stops>
      </style:paragraph-properties>
    </style:style>
    <style:style style:name="T9575"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9576" style:parent-style-name="AncientGreekἈρχαίαἑλληνικά" style:family="text">
      <style:text-properties style:font-weight-complex="bold" style:font-size-complex="14pt" fo:language="el" fo:country="GR"/>
    </style:style>
    <style:style style:name="P9577" style:parent-style-name="Standard" style:family="paragraph">
      <style:paragraph-properties fo:widows="0" fo:orphans="0">
        <style:tab-stops>
          <style:tab-stop style:type="left" style:position="2.1666in"/>
        </style:tab-stops>
      </style:paragraph-properties>
    </style:style>
    <style:style style:name="T9578" style:parent-style-name="AncientGreekἈρχαίαἑλληνικά" style:family="text">
      <style:text-properties style:font-weight-complex="bold" style:font-size-complex="14pt" fo:language="el" fo:country="GR"/>
    </style:style>
    <style:style style:name="P9579" style:parent-style-name="Standard" style:family="paragraph">
      <style:paragraph-properties fo:widows="0" fo:orphans="0">
        <style:tab-stops>
          <style:tab-stop style:type="left" style:position="2.1666in"/>
        </style:tab-stops>
      </style:paragraph-properties>
    </style:style>
    <style:style style:name="T9580" style:parent-style-name="AncientGreekἈρχαίαἑλληνικά" style:family="text">
      <style:text-properties style:font-weight-complex="bold" style:font-size-complex="14pt" fo:language="el" fo:country="GR"/>
    </style:style>
    <style:style style:name="TableCell9581" style:family="table-cell">
      <style:table-cell-properties fo:border="0.0069in solid #000000" fo:background-color="#FFFFFF" style:writing-mode="lr-tb" fo:padding-top="0in" fo:padding-left="0.1527in" fo:padding-bottom="0in" fo:padding-right="0.15in"/>
    </style:style>
    <style:style style:name="P9582" style:parent-style-name="Standard" style:family="paragraph">
      <style:paragraph-properties fo:widows="0" fo:orphans="0"/>
      <style:text-properties style:font-name="AncientGreek"/>
    </style:style>
    <style:style style:name="P9583" style:parent-style-name="Standard" style:family="paragraph">
      <style:paragraph-properties fo:widows="0" fo:orphans="0"/>
    </style:style>
    <style:style style:name="T9584" style:parent-style-name="DefaultParagraphFont" style:family="text">
      <style:text-properties style:font-name="AncientGreek"/>
    </style:style>
    <style:style style:name="T9585" style:parent-style-name="DefaultParagraphFont" style:family="text">
      <style:text-properties style:font-name="AncientGreek" fo:language="el" fo:country="GR"/>
    </style:style>
    <style:style style:name="P9586" style:parent-style-name="Standard" style:family="paragraph">
      <style:paragraph-properties fo:widows="0" fo:orphans="0"/>
      <style:text-properties style:font-name="AncientGreek" fo:language="el" fo:country="GR"/>
    </style:style>
    <style:style style:name="P9587" style:parent-style-name="Standard" style:family="paragraph">
      <style:paragraph-properties fo:widows="0" fo:orphans="0"/>
      <style:text-properties style:font-name="AncientGreek"/>
    </style:style>
    <style:style style:name="TableRow9588" style:family="table-row">
      <style:table-row-properties style:min-row-height="0.0138in" style:use-optimal-row-height="false" fo:keep-together="always"/>
    </style:style>
    <style:style style:name="TableCell9589" style:family="table-cell">
      <style:table-cell-properties fo:border="0.0069in solid #000000" fo:background-color="#FFFFFF" style:writing-mode="lr-tb" fo:padding-top="0in" fo:padding-left="0.1527in" fo:padding-bottom="0in" fo:padding-right="0.15in"/>
    </style:style>
    <style:style style:name="P9590" style:parent-style-name="Standard" style:family="paragraph">
      <style:paragraph-properties fo:keep-with-next="always" fo:widows="0" fo:orphans="0" fo:text-align="center">
        <style:tab-stops>
          <style:tab-stop style:type="left" style:position="1.125in"/>
        </style:tab-stops>
      </style:paragraph-properties>
    </style:style>
    <style:style style:name="T9591" style:parent-style-name="AncientGreekἈρχαίαἑλληνικά" style:family="text">
      <style:text-properties fo:font-weight="bold" style:font-weight-asian="bold" style:font-weight-complex="bold" fo:font-size="18pt" style:font-size-asian="18pt" style:font-size-complex="14pt"/>
    </style:style>
    <style:style style:name="T9592"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9593" style:parent-style-name="AncientGreekἈρχαίαἑλληνικά" style:family="text">
      <style:text-properties fo:font-weight="bold" style:font-weight-asian="bold" style:font-weight-complex="bold" fo:font-size="18pt" style:font-size-asian="18pt" style:font-size-complex="14pt"/>
    </style:style>
    <style:style style:name="T9594"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9595" style:parent-style-name="AncientGreekἈρχαίαἑλληνικά" style:family="text">
      <style:text-properties fo:font-weight="bold" style:font-weight-asian="bold" style:font-weight-complex="bold" fo:font-size="18pt" style:font-size-asian="18pt" style:font-size-complex="14pt"/>
    </style:style>
    <style:style style:name="T9596"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9597" style:parent-style-name="AncientGreekἈρχαίαἑλληνικά" style:family="text">
      <style:text-properties fo:font-weight="bold" style:font-weight-asian="bold" style:font-weight-complex="bold" fo:font-size="18pt" style:font-size-asian="18pt" style:font-size-complex="14pt"/>
    </style:style>
    <style:style style:name="T9598"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9599" style:parent-style-name="AncientGreekἈρχαίαἑλληνικά" style:family="text">
      <style:text-properties fo:font-weight="bold" style:font-weight-asian="bold" style:font-weight-complex="bold" fo:font-size="18pt" style:font-size-asian="18pt" style:font-size-complex="14pt"/>
    </style:style>
    <style:style style:name="P9600" style:parent-style-name="Standard" style:family="paragraph">
      <style:paragraph-properties fo:widows="0" fo:orphans="0">
        <style:tab-stops>
          <style:tab-stop style:type="left" style:position="1.125in"/>
        </style:tab-stops>
      </style:paragraph-properties>
    </style:style>
    <style:style style:name="T9601" style:parent-style-name="AncientGreekἈρχαίαἑλληνικά" style:family="text">
      <style:text-properties style:font-weight-complex="bold" style:font-size-complex="14pt" fo:language="el" fo:country="GR"/>
    </style:style>
    <style:style style:name="T9602" style:parent-style-name="AncientGreekἈρχαίαἑλληνικά" style:family="text">
      <style:text-properties style:font-weight-complex="bold" style:font-size-complex="14pt"/>
    </style:style>
    <style:style style:name="T9603" style:parent-style-name="AncientGreekἈρχαίαἑλληνικά" style:family="text">
      <style:text-properties style:font-weight-complex="bold" style:font-size-complex="14pt" fo:language="el" fo:country="GR"/>
    </style:style>
    <style:style style:name="T9604" style:parent-style-name="AncientGreekἈρχαίαἑλληνικά" style:family="text">
      <style:text-properties style:font-weight-complex="bold" style:font-size-complex="14pt"/>
    </style:style>
    <style:style style:name="T9605" style:parent-style-name="AncientGreekἈρχαίαἑλληνικά" style:family="text">
      <style:text-properties style:font-weight-complex="bold" style:font-size-complex="14pt" fo:language="el" fo:country="GR"/>
    </style:style>
    <style:style style:name="T9606" style:parent-style-name="AncientGreekἈρχαίαἑλληνικά" style:family="text">
      <style:text-properties style:font-weight-complex="bold" style:font-size-complex="14pt"/>
    </style:style>
    <style:style style:name="T9607" style:parent-style-name="AncientGreekἈρχαίαἑλληνικά" style:family="text">
      <style:text-properties style:font-weight-complex="bold" style:font-size-complex="14pt" fo:language="el" fo:country="GR"/>
    </style:style>
    <style:style style:name="T9608" style:parent-style-name="AncientGreekἈρχαίαἑλληνικά" style:family="text">
      <style:text-properties style:font-weight-complex="bold" style:font-size-complex="14pt"/>
    </style:style>
    <style:style style:name="T9609" style:parent-style-name="AncientGreekἈρχαίαἑλληνικά" style:family="text">
      <style:text-properties style:font-weight-complex="bold" style:font-size-complex="14pt" fo:language="el" fo:country="GR"/>
    </style:style>
    <style:style style:name="T9610" style:parent-style-name="AncientGreekἈρχαίαἑλληνικά" style:family="text">
      <style:text-properties style:font-weight-complex="bold" style:font-size-complex="14pt"/>
    </style:style>
    <style:style style:name="T9611" style:parent-style-name="AncientGreekἈρχαίαἑλληνικά" style:family="text">
      <style:text-properties style:font-weight-complex="bold" style:font-size-complex="14pt" fo:language="el" fo:country="GR"/>
    </style:style>
    <style:style style:name="T9612" style:parent-style-name="AncientGreekἈρχαίαἑλληνικά" style:family="text">
      <style:text-properties style:font-weight-complex="bold" style:font-size-complex="14pt"/>
    </style:style>
    <style:style style:name="T9613" style:parent-style-name="AncientGreekἈρχαίαἑλληνικά" style:family="text">
      <style:text-properties style:font-weight-complex="bold" style:font-size-complex="14pt" fo:language="el" fo:country="GR"/>
    </style:style>
    <style:style style:name="T9614" style:parent-style-name="AncientGreekἈρχαίαἑλληνικά" style:family="text">
      <style:text-properties style:font-weight-complex="bold" style:font-size-complex="14pt"/>
    </style:style>
    <style:style style:name="T9615" style:parent-style-name="AncientGreekἈρχαίαἑλληνικά" style:family="text">
      <style:text-properties style:font-weight-complex="bold" style:font-size-complex="14pt" fo:language="el" fo:country="GR"/>
    </style:style>
    <style:style style:name="T9616" style:parent-style-name="AncientGreekἈρχαίαἑλληνικά" style:family="text">
      <style:text-properties style:font-weight-complex="bold" style:font-size-complex="14pt"/>
    </style:style>
    <style:style style:name="T9617" style:parent-style-name="AncientGreekἈρχαίαἑλληνικά" style:family="text">
      <style:text-properties style:font-weight-complex="bold" style:font-size-complex="14pt" fo:language="el" fo:country="GR"/>
    </style:style>
    <style:style style:name="T9618" style:parent-style-name="AncientGreekἈρχαίαἑλληνικά" style:family="text">
      <style:text-properties style:font-weight-complex="bold" style:font-size-complex="14pt"/>
    </style:style>
    <style:style style:name="T9619" style:parent-style-name="AncientGreekἈρχαίαἑλληνικά" style:family="text">
      <style:text-properties style:font-weight-complex="bold" style:font-size-complex="14pt" fo:language="el" fo:country="GR"/>
    </style:style>
    <style:style style:name="T9620" style:parent-style-name="AncientGreekἈρχαίαἑλληνικά" style:family="text">
      <style:text-properties style:font-weight-complex="bold" style:font-size-complex="14pt"/>
    </style:style>
    <style:style style:name="T9621" style:parent-style-name="AncientGreekἈρχαίαἑλληνικά" style:family="text">
      <style:text-properties style:font-weight-complex="bold" style:font-size-complex="14pt" fo:language="el" fo:country="GR"/>
    </style:style>
    <style:style style:name="T9622" style:parent-style-name="AncientGreekἈρχαίαἑλληνικά" style:family="text">
      <style:text-properties style:font-weight-complex="bold" style:font-size-complex="14pt"/>
    </style:style>
    <style:style style:name="T9623" style:parent-style-name="AncientGreekἈρχαίαἑλληνικά" style:family="text">
      <style:text-properties style:font-weight-complex="bold" style:font-size-complex="14pt" fo:language="el" fo:country="GR"/>
    </style:style>
    <style:style style:name="T9624" style:parent-style-name="AncientGreekἈρχαίαἑλληνικά" style:family="text">
      <style:text-properties style:font-weight-complex="bold" style:font-size-complex="14pt"/>
    </style:style>
    <style:style style:name="T9625" style:parent-style-name="AncientGreekἈρχαίαἑλληνικά" style:family="text">
      <style:text-properties style:font-weight-complex="bold" style:font-size-complex="14pt" fo:language="el" fo:country="GR"/>
    </style:style>
    <style:style style:name="T9626" style:parent-style-name="AncientGreekἈρχαίαἑλληνικά" style:family="text">
      <style:text-properties style:font-weight-complex="bold" style:font-size-complex="14pt"/>
    </style:style>
    <style:style style:name="T9627" style:parent-style-name="AncientGreekἈρχαίαἑλληνικά" style:family="text">
      <style:text-properties style:font-weight-complex="bold" style:font-size-complex="14pt" fo:language="el" fo:country="GR"/>
    </style:style>
    <style:style style:name="T9628" style:parent-style-name="AncientGreekἈρχαίαἑλληνικά" style:family="text">
      <style:text-properties style:font-weight-complex="bold" style:font-size-complex="14pt"/>
    </style:style>
    <style:style style:name="T9629" style:parent-style-name="AncientGreekἈρχαίαἑλληνικά" style:family="text">
      <style:text-properties style:font-weight-complex="bold" style:font-size-complex="14pt" fo:language="el" fo:country="GR"/>
    </style:style>
    <style:style style:name="T9630" style:parent-style-name="AncientGreekἈρχαίαἑλληνικά" style:family="text">
      <style:text-properties style:font-weight-complex="bold" style:font-size-complex="14pt"/>
    </style:style>
    <style:style style:name="T9631" style:parent-style-name="AncientGreekἈρχαίαἑλληνικά" style:family="text">
      <style:text-properties style:font-weight-complex="bold" style:font-size-complex="14pt" fo:language="el" fo:country="GR"/>
    </style:style>
    <style:style style:name="T9632" style:parent-style-name="AncientGreekἈρχαίαἑλληνικά" style:family="text">
      <style:text-properties style:font-weight-complex="bold" style:font-size-complex="14pt"/>
    </style:style>
    <style:style style:name="T9633" style:parent-style-name="AncientGreekἈρχαίαἑλληνικά" style:family="text">
      <style:text-properties style:font-weight-complex="bold" style:font-size-complex="14pt" fo:language="el" fo:country="GR"/>
    </style:style>
    <style:style style:name="T9634" style:parent-style-name="AncientGreekἈρχαίαἑλληνικά" style:family="text">
      <style:text-properties style:font-weight-complex="bold" style:font-size-complex="14pt"/>
    </style:style>
    <style:style style:name="T9635" style:parent-style-name="AncientGreekἈρχαίαἑλληνικά" style:family="text">
      <style:text-properties style:font-weight-complex="bold" style:font-size-complex="14pt" fo:language="el" fo:country="GR"/>
    </style:style>
    <style:style style:name="T9636" style:parent-style-name="AncientGreekἈρχαίαἑλληνικά" style:family="text">
      <style:text-properties style:font-weight-complex="bold" style:font-size-complex="14pt"/>
    </style:style>
    <style:style style:name="T9637" style:parent-style-name="AncientGreekἈρχαίαἑλληνικά" style:family="text">
      <style:text-properties style:font-weight-complex="bold" style:font-size-complex="14pt" fo:language="el" fo:country="GR"/>
    </style:style>
    <style:style style:name="T9638" style:parent-style-name="AncientGreekἈρχαίαἑλληνικά" style:family="text">
      <style:text-properties style:font-weight-complex="bold" style:font-size-complex="14pt"/>
    </style:style>
    <style:style style:name="T9639" style:parent-style-name="AncientGreekἈρχαίαἑλληνικά" style:family="text">
      <style:text-properties style:font-weight-complex="bold" style:font-size-complex="14pt" fo:language="el" fo:country="GR"/>
    </style:style>
    <style:style style:name="T9640" style:parent-style-name="AncientGreekἈρχαίαἑλληνικά" style:family="text">
      <style:text-properties style:font-weight-complex="bold" style:font-size-complex="14pt"/>
    </style:style>
    <style:style style:name="T9641" style:parent-style-name="AncientGreekἈρχαίαἑλληνικά" style:family="text">
      <style:text-properties style:font-weight-complex="bold" style:font-size-complex="14pt" fo:language="el" fo:country="GR"/>
    </style:style>
    <style:style style:name="T9642" style:parent-style-name="AncientGreekἈρχαίαἑλληνικά" style:family="text">
      <style:text-properties style:font-weight-complex="bold" style:font-size-complex="14pt"/>
    </style:style>
    <style:style style:name="T9643" style:parent-style-name="AncientGreekἈρχαίαἑλληνικά" style:family="text">
      <style:text-properties style:font-weight-complex="bold" style:font-size-complex="14pt" fo:language="el" fo:country="GR"/>
    </style:style>
    <style:style style:name="T9644" style:parent-style-name="AncientGreekἈρχαίαἑλληνικά" style:family="text">
      <style:text-properties style:font-weight-complex="bold" style:font-size-complex="14pt"/>
    </style:style>
    <style:style style:name="T9645" style:parent-style-name="AncientGreekἈρχαίαἑλληνικά" style:family="text">
      <style:text-properties style:font-weight-complex="bold" style:font-size-complex="14pt" fo:language="el" fo:country="GR"/>
    </style:style>
    <style:style style:name="T9646" style:parent-style-name="AncientGreekἈρχαίαἑλληνικά" style:family="text">
      <style:text-properties style:font-weight-complex="bold" style:font-size-complex="14pt"/>
    </style:style>
    <style:style style:name="T9647" style:parent-style-name="AncientGreekἈρχαίαἑλληνικά" style:family="text">
      <style:text-properties style:font-weight-complex="bold" style:font-size-complex="14pt" fo:language="el" fo:country="GR"/>
    </style:style>
    <style:style style:name="T9648" style:parent-style-name="AncientGreekἈρχαίαἑλληνικά" style:family="text">
      <style:text-properties style:font-weight-complex="bold" style:font-size-complex="14pt"/>
    </style:style>
    <style:style style:name="T9649" style:parent-style-name="AncientGreekἈρχαίαἑλληνικά" style:family="text">
      <style:text-properties style:font-weight-complex="bold" style:font-size-complex="14pt" fo:language="el" fo:country="GR"/>
    </style:style>
    <style:style style:name="T9650" style:parent-style-name="AncientGreekἈρχαίαἑλληνικά" style:family="text">
      <style:text-properties style:font-weight-complex="bold" style:font-size-complex="14pt"/>
    </style:style>
    <style:style style:name="T9651" style:parent-style-name="AncientGreekἈρχαίαἑλληνικά" style:family="text">
      <style:text-properties style:font-weight-complex="bold" style:font-size-complex="14pt" fo:language="el" fo:country="GR"/>
    </style:style>
    <style:style style:name="T9652" style:parent-style-name="AncientGreekἈρχαίαἑλληνικά" style:family="text">
      <style:text-properties style:font-weight-complex="bold" style:font-size-complex="14pt"/>
    </style:style>
    <style:style style:name="T9653" style:parent-style-name="AncientGreekἈρχαίαἑλληνικά" style:family="text">
      <style:text-properties style:font-weight-complex="bold" style:font-size-complex="14pt" fo:language="el" fo:country="GR"/>
    </style:style>
    <style:style style:name="T9654" style:parent-style-name="AncientGreekἈρχαίαἑλληνικά" style:family="text">
      <style:text-properties style:font-weight-complex="bold" style:font-size-complex="14pt"/>
    </style:style>
    <style:style style:name="T9655" style:parent-style-name="AncientGreekἈρχαίαἑλληνικά" style:family="text">
      <style:text-properties style:font-weight-complex="bold" style:font-size-complex="14pt" fo:language="el" fo:country="GR"/>
    </style:style>
    <style:style style:name="T9656" style:parent-style-name="AncientGreekἈρχαίαἑλληνικά" style:family="text">
      <style:text-properties style:font-weight-complex="bold" style:font-size-complex="14pt"/>
    </style:style>
    <style:style style:name="T9657" style:parent-style-name="AncientGreekἈρχαίαἑλληνικά" style:family="text">
      <style:text-properties style:font-weight-complex="bold" style:font-size-complex="14pt" fo:language="el" fo:country="GR"/>
    </style:style>
    <style:style style:name="T9658" style:parent-style-name="AncientGreekἈρχαίαἑλληνικά" style:family="text">
      <style:text-properties style:font-weight-complex="bold" style:font-size-complex="14pt"/>
    </style:style>
    <style:style style:name="T9659" style:parent-style-name="AncientGreekἈρχαίαἑλληνικά" style:family="text">
      <style:text-properties style:font-weight-complex="bold" style:font-size-complex="14pt" fo:language="el" fo:country="GR"/>
    </style:style>
    <style:style style:name="T9660" style:parent-style-name="AncientGreekἈρχαίαἑλληνικά" style:family="text">
      <style:text-properties style:font-weight-complex="bold" style:font-size-complex="14pt"/>
    </style:style>
    <style:style style:name="T9661" style:parent-style-name="AncientGreekἈρχαίαἑλληνικά" style:family="text">
      <style:text-properties style:font-weight-complex="bold" style:font-size-complex="14pt" fo:language="el" fo:country="GR"/>
    </style:style>
    <style:style style:name="T9662" style:parent-style-name="AncientGreekἈρχαίαἑλληνικά" style:family="text">
      <style:text-properties style:font-weight-complex="bold" style:font-size-complex="14pt"/>
    </style:style>
    <style:style style:name="T9663" style:parent-style-name="AncientGreekἈρχαίαἑλληνικά" style:family="text">
      <style:text-properties style:font-weight-complex="bold" style:font-size-complex="14pt" fo:language="el" fo:country="GR"/>
    </style:style>
    <style:style style:name="T9664" style:parent-style-name="AncientGreekἈρχαίαἑλληνικά" style:family="text">
      <style:text-properties style:font-weight-complex="bold" style:font-size-complex="14pt"/>
    </style:style>
    <style:style style:name="T9665" style:parent-style-name="AncientGreekἈρχαίαἑλληνικά" style:family="text">
      <style:text-properties style:font-weight-complex="bold" style:font-size-complex="14pt" fo:language="el" fo:country="GR"/>
    </style:style>
    <style:style style:name="T9666" style:parent-style-name="AncientGreekἈρχαίαἑλληνικά" style:family="text">
      <style:text-properties style:font-weight-complex="bold" style:font-size-complex="14pt"/>
    </style:style>
    <style:style style:name="T9667" style:parent-style-name="AncientGreekἈρχαίαἑλληνικά" style:family="text">
      <style:text-properties style:font-weight-complex="bold" style:font-size-complex="14pt" fo:language="el" fo:country="GR"/>
    </style:style>
    <style:style style:name="T9668" style:parent-style-name="AncientGreekἈρχαίαἑλληνικά" style:family="text">
      <style:text-properties style:font-weight-complex="bold" style:font-size-complex="14pt"/>
    </style:style>
    <style:style style:name="T9669" style:parent-style-name="AncientGreekἈρχαίαἑλληνικά" style:family="text">
      <style:text-properties style:font-weight-complex="bold" style:font-size-complex="14pt" fo:language="el" fo:country="GR"/>
    </style:style>
    <style:style style:name="T9670" style:parent-style-name="AncientGreekἈρχαίαἑλληνικά" style:family="text">
      <style:text-properties style:font-weight-complex="bold" style:font-size-complex="14pt"/>
    </style:style>
    <style:style style:name="T9671" style:parent-style-name="AncientGreekἈρχαίαἑλληνικά" style:family="text">
      <style:text-properties style:font-weight-complex="bold" style:font-size-complex="14pt" fo:language="el" fo:country="GR"/>
    </style:style>
    <style:style style:name="T9672" style:parent-style-name="AncientGreekἈρχαίαἑλληνικά" style:family="text">
      <style:text-properties style:font-weight-complex="bold" style:font-size-complex="14pt"/>
    </style:style>
    <style:style style:name="T9673" style:parent-style-name="AncientGreekἈρχαίαἑλληνικά" style:family="text">
      <style:text-properties style:font-weight-complex="bold" style:font-size-complex="14pt" fo:language="el" fo:country="GR"/>
    </style:style>
    <style:style style:name="T9674" style:parent-style-name="AncientGreekἈρχαίαἑλληνικά" style:family="text">
      <style:text-properties style:font-weight-complex="bold" style:font-size-complex="14pt"/>
    </style:style>
    <style:style style:name="T9675" style:parent-style-name="AncientGreekἈρχαίαἑλληνικά" style:family="text">
      <style:text-properties style:font-weight-complex="bold" style:font-size-complex="14pt" fo:language="el" fo:country="GR"/>
    </style:style>
    <style:style style:name="T9676" style:parent-style-name="AncientGreekἈρχαίαἑλληνικά" style:family="text">
      <style:text-properties style:font-weight-complex="bold" style:font-size-complex="14pt"/>
    </style:style>
    <style:style style:name="T9677" style:parent-style-name="AncientGreekἈρχαίαἑλληνικά" style:family="text">
      <style:text-properties style:font-weight-complex="bold" style:font-size-complex="14pt" fo:language="el" fo:country="GR"/>
    </style:style>
    <style:style style:name="T9678" style:parent-style-name="AncientGreekἈρχαίαἑλληνικά" style:family="text">
      <style:text-properties style:font-weight-complex="bold" style:font-size-complex="14pt"/>
    </style:style>
    <style:style style:name="T9679" style:parent-style-name="AncientGreekἈρχαίαἑλληνικά" style:family="text">
      <style:text-properties style:font-weight-complex="bold" style:font-size-complex="14pt" fo:language="el" fo:country="GR"/>
    </style:style>
    <style:style style:name="T9680" style:parent-style-name="AncientGreekἈρχαίαἑλληνικά" style:family="text">
      <style:text-properties style:font-weight-complex="bold" style:font-size-complex="14pt"/>
    </style:style>
    <style:style style:name="T9681" style:parent-style-name="AncientGreekἈρχαίαἑλληνικά" style:family="text">
      <style:text-properties style:font-weight-complex="bold" style:font-size-complex="14pt" fo:language="el" fo:country="GR"/>
    </style:style>
    <style:style style:name="T9682" style:parent-style-name="AncientGreekἈρχαίαἑλληνικά" style:family="text">
      <style:text-properties style:font-weight-complex="bold" style:font-size-complex="14pt"/>
    </style:style>
    <style:style style:name="T9683" style:parent-style-name="AncientGreekἈρχαίαἑλληνικά" style:family="text">
      <style:text-properties style:font-weight-complex="bold" style:font-size-complex="14pt" fo:language="el" fo:country="GR"/>
    </style:style>
    <style:style style:name="T9684" style:parent-style-name="AncientGreekἈρχαίαἑλληνικά" style:family="text">
      <style:text-properties style:font-weight-complex="bold" style:font-size-complex="14pt"/>
    </style:style>
    <style:style style:name="T9685" style:parent-style-name="AncientGreekἈρχαίαἑλληνικά" style:family="text">
      <style:text-properties style:font-weight-complex="bold" style:font-size-complex="14pt" fo:language="el" fo:country="GR"/>
    </style:style>
    <style:style style:name="T9686" style:parent-style-name="AncientGreekἈρχαίαἑλληνικά" style:family="text">
      <style:text-properties style:font-weight-complex="bold" style:font-size-complex="14pt"/>
    </style:style>
    <style:style style:name="T9687" style:parent-style-name="AncientGreekἈρχαίαἑλληνικά" style:family="text">
      <style:text-properties style:font-weight-complex="bold" style:font-size-complex="14pt" fo:language="el" fo:country="GR"/>
    </style:style>
    <style:style style:name="T9688" style:parent-style-name="AncientGreekἈρχαίαἑλληνικά" style:family="text">
      <style:text-properties style:font-weight-complex="bold" style:font-size-complex="14pt"/>
    </style:style>
    <style:style style:name="T9689" style:parent-style-name="AncientGreekἈρχαίαἑλληνικά" style:family="text">
      <style:text-properties style:font-weight-complex="bold" style:font-size-complex="14pt" fo:language="el" fo:country="GR"/>
    </style:style>
    <style:style style:name="T9690" style:parent-style-name="AncientGreekἈρχαίαἑλληνικά" style:family="text">
      <style:text-properties style:font-weight-complex="bold" style:font-size-complex="14pt"/>
    </style:style>
    <style:style style:name="T9691" style:parent-style-name="AncientGreekἈρχαίαἑλληνικά" style:family="text">
      <style:text-properties style:font-weight-complex="bold" style:font-size-complex="14pt" fo:language="el" fo:country="GR"/>
    </style:style>
    <style:style style:name="T9692" style:parent-style-name="AncientGreekἈρχαίαἑλληνικά" style:family="text">
      <style:text-properties style:font-weight-complex="bold" style:font-size-complex="14pt"/>
    </style:style>
    <style:style style:name="T9693" style:parent-style-name="AncientGreekἈρχαίαἑλληνικά" style:family="text">
      <style:text-properties style:font-weight-complex="bold" style:font-size-complex="14pt" fo:language="el" fo:country="GR"/>
    </style:style>
    <style:style style:name="T9694" style:parent-style-name="AncientGreekἈρχαίαἑλληνικά" style:family="text">
      <style:text-properties style:font-weight-complex="bold" style:font-size-complex="14pt"/>
    </style:style>
    <style:style style:name="T9695" style:parent-style-name="AncientGreekἈρχαίαἑλληνικά" style:family="text">
      <style:text-properties style:font-weight-complex="bold" style:font-size-complex="14pt" fo:language="el" fo:country="GR"/>
    </style:style>
    <style:style style:name="T9696" style:parent-style-name="AncientGreekἈρχαίαἑλληνικά" style:family="text">
      <style:text-properties style:font-weight-complex="bold" style:font-size-complex="14pt"/>
    </style:style>
    <style:style style:name="T9697" style:parent-style-name="AncientGreekἈρχαίαἑλληνικά" style:family="text">
      <style:text-properties style:font-weight-complex="bold" style:font-size-complex="14pt" fo:language="el" fo:country="GR"/>
    </style:style>
    <style:style style:name="T9698" style:parent-style-name="AncientGreekἈρχαίαἑλληνικά" style:family="text">
      <style:text-properties style:font-weight-complex="bold" style:font-size-complex="14pt"/>
    </style:style>
    <style:style style:name="T9699" style:parent-style-name="AncientGreekἈρχαίαἑλληνικά" style:family="text">
      <style:text-properties style:font-weight-complex="bold" style:font-size-complex="14pt" fo:language="el" fo:country="GR"/>
    </style:style>
    <style:style style:name="T9700" style:parent-style-name="AncientGreekἈρχαίαἑλληνικά" style:family="text">
      <style:text-properties style:font-weight-complex="bold" style:font-size-complex="14pt"/>
    </style:style>
    <style:style style:name="T9701" style:parent-style-name="AncientGreekἈρχαίαἑλληνικά" style:family="text">
      <style:text-properties style:font-weight-complex="bold" style:font-size-complex="14pt" fo:language="el" fo:country="GR"/>
    </style:style>
    <style:style style:name="T9702" style:parent-style-name="AncientGreekἈρχαίαἑλληνικά" style:family="text">
      <style:text-properties style:font-weight-complex="bold" style:font-size-complex="14pt"/>
    </style:style>
    <style:style style:name="T9703" style:parent-style-name="AncientGreekἈρχαίαἑλληνικά" style:family="text">
      <style:text-properties style:font-weight-complex="bold" style:font-size-complex="14pt" fo:language="el" fo:country="GR"/>
    </style:style>
    <style:style style:name="T9704" style:parent-style-name="AncientGreekἈρχαίαἑλληνικά" style:family="text">
      <style:text-properties style:font-weight-complex="bold" style:font-size-complex="14pt"/>
    </style:style>
    <style:style style:name="T9705" style:parent-style-name="AncientGreekἈρχαίαἑλληνικά" style:family="text">
      <style:text-properties style:font-weight-complex="bold" style:font-size-complex="14pt" fo:language="el" fo:country="GR"/>
    </style:style>
    <style:style style:name="T9706" style:parent-style-name="AncientGreekἈρχαίαἑλληνικά" style:family="text">
      <style:text-properties style:font-weight-complex="bold" style:font-size-complex="14pt"/>
    </style:style>
    <style:style style:name="T9707" style:parent-style-name="AncientGreekἈρχαίαἑλληνικά" style:family="text">
      <style:text-properties style:font-weight-complex="bold" style:font-size-complex="14pt" fo:language="el" fo:country="GR"/>
    </style:style>
    <style:style style:name="T9708" style:parent-style-name="AncientGreekἈρχαίαἑλληνικά" style:family="text">
      <style:text-properties style:font-weight-complex="bold" style:font-size-complex="14pt"/>
    </style:style>
    <style:style style:name="T9709" style:parent-style-name="AncientGreekἈρχαίαἑλληνικά" style:family="text">
      <style:text-properties style:font-weight-complex="bold" style:font-size-complex="14pt" fo:language="el" fo:country="GR"/>
    </style:style>
    <style:style style:name="T9710" style:parent-style-name="AncientGreekἈρχαίαἑλληνικά" style:family="text">
      <style:text-properties style:font-weight-complex="bold" style:font-size-complex="14pt"/>
    </style:style>
    <style:style style:name="T9711" style:parent-style-name="AncientGreekἈρχαίαἑλληνικά" style:family="text">
      <style:text-properties style:font-weight-complex="bold" style:font-size-complex="14pt" fo:language="el" fo:country="GR"/>
    </style:style>
    <style:style style:name="T9712" style:parent-style-name="AncientGreekἈρχαίαἑλληνικά" style:family="text">
      <style:text-properties style:font-weight-complex="bold" style:font-size-complex="14pt"/>
    </style:style>
    <style:style style:name="T9713" style:parent-style-name="AncientGreekἈρχαίαἑλληνικά" style:family="text">
      <style:text-properties style:font-weight-complex="bold" style:font-size-complex="14pt" fo:language="el" fo:country="GR"/>
    </style:style>
    <style:style style:name="T9714" style:parent-style-name="AncientGreekἈρχαίαἑλληνικά" style:family="text">
      <style:text-properties style:font-weight-complex="bold" style:font-size-complex="14pt"/>
    </style:style>
    <style:style style:name="T9715" style:parent-style-name="AncientGreekἈρχαίαἑλληνικά" style:family="text">
      <style:text-properties style:font-weight-complex="bold" style:font-size-complex="14pt" fo:language="el" fo:country="GR"/>
    </style:style>
    <style:style style:name="T9716" style:parent-style-name="AncientGreekἈρχαίαἑλληνικά" style:family="text">
      <style:text-properties style:font-weight-complex="bold" style:font-size-complex="14pt"/>
    </style:style>
    <style:style style:name="T9717" style:parent-style-name="AncientGreekἈρχαίαἑλληνικά" style:family="text">
      <style:text-properties style:font-weight-complex="bold" style:font-size-complex="14pt" fo:language="el" fo:country="GR"/>
    </style:style>
    <style:style style:name="T9718" style:parent-style-name="AncientGreekἈρχαίαἑλληνικά" style:family="text">
      <style:text-properties style:font-weight-complex="bold" style:font-size-complex="14pt"/>
    </style:style>
    <style:style style:name="T9719" style:parent-style-name="AncientGreekἈρχαίαἑλληνικά" style:family="text">
      <style:text-properties style:font-weight-complex="bold" style:font-size-complex="14pt" fo:language="el" fo:country="GR"/>
    </style:style>
    <style:style style:name="T9720" style:parent-style-name="AncientGreekἈρχαίαἑλληνικά" style:family="text">
      <style:text-properties style:font-weight-complex="bold" style:font-size-complex="14pt"/>
    </style:style>
    <style:style style:name="T9721" style:parent-style-name="AncientGreekἈρχαίαἑλληνικά" style:family="text">
      <style:text-properties style:font-weight-complex="bold" style:font-size-complex="14pt" fo:language="el" fo:country="GR"/>
    </style:style>
    <style:style style:name="T9722" style:parent-style-name="AncientGreekἈρχαίαἑλληνικά" style:family="text">
      <style:text-properties style:font-weight-complex="bold" style:font-size-complex="14pt"/>
    </style:style>
    <style:style style:name="T9723" style:parent-style-name="AncientGreekἈρχαίαἑλληνικά" style:family="text">
      <style:text-properties style:font-weight-complex="bold" style:font-size-complex="14pt" fo:language="el" fo:country="GR"/>
    </style:style>
    <style:style style:name="T9724" style:parent-style-name="AncientGreekἈρχαίαἑλληνικά" style:family="text">
      <style:text-properties style:font-weight-complex="bold" style:font-size-complex="14pt"/>
    </style:style>
    <style:style style:name="T9725" style:parent-style-name="AncientGreekἈρχαίαἑλληνικά" style:family="text">
      <style:text-properties style:font-weight-complex="bold" style:font-size-complex="14pt" fo:language="el" fo:country="GR"/>
    </style:style>
    <style:style style:name="T9726" style:parent-style-name="AncientGreekἈρχαίαἑλληνικά" style:family="text">
      <style:text-properties style:font-weight-complex="bold" style:font-size-complex="14pt"/>
    </style:style>
    <style:style style:name="T9727" style:parent-style-name="AncientGreekἈρχαίαἑλληνικά" style:family="text">
      <style:text-properties style:font-weight-complex="bold" style:font-size-complex="14pt" fo:language="el" fo:country="GR"/>
    </style:style>
    <style:style style:name="T9728" style:parent-style-name="AncientGreekἈρχαίαἑλληνικά" style:family="text">
      <style:text-properties style:font-weight-complex="bold" style:font-size-complex="14pt"/>
    </style:style>
    <style:style style:name="T9729" style:parent-style-name="AncientGreekἈρχαίαἑλληνικά" style:family="text">
      <style:text-properties style:font-weight-complex="bold" style:font-size-complex="14pt" fo:language="el" fo:country="GR"/>
    </style:style>
    <style:style style:name="T9730" style:parent-style-name="AncientGreekἈρχαίαἑλληνικά" style:family="text">
      <style:text-properties style:font-weight-complex="bold" style:font-size-complex="14pt"/>
    </style:style>
    <style:style style:name="T9731" style:parent-style-name="AncientGreekἈρχαίαἑλληνικά" style:family="text">
      <style:text-properties style:font-weight-complex="bold" style:font-size-complex="14pt" fo:language="el" fo:country="GR"/>
    </style:style>
    <style:style style:name="T9732" style:parent-style-name="AncientGreekἈρχαίαἑλληνικά" style:family="text">
      <style:text-properties style:font-weight-complex="bold" style:font-size-complex="14pt"/>
    </style:style>
    <style:style style:name="T9733" style:parent-style-name="AncientGreekἈρχαίαἑλληνικά" style:family="text">
      <style:text-properties style:font-weight-complex="bold" style:font-size-complex="14pt" fo:language="el" fo:country="GR"/>
    </style:style>
    <style:style style:name="T9734" style:parent-style-name="AncientGreekἈρχαίαἑλληνικά" style:family="text">
      <style:text-properties style:font-weight-complex="bold" style:font-size-complex="14pt"/>
    </style:style>
    <style:style style:name="T9735" style:parent-style-name="AncientGreekἈρχαίαἑλληνικά" style:family="text">
      <style:text-properties style:font-weight-complex="bold" style:font-size-complex="14pt" fo:language="el" fo:country="GR"/>
    </style:style>
    <style:style style:name="T9736" style:parent-style-name="AncientGreekἈρχαίαἑλληνικά" style:family="text">
      <style:text-properties style:font-weight-complex="bold" style:font-size-complex="14pt"/>
    </style:style>
    <style:style style:name="T9737" style:parent-style-name="AncientGreekἈρχαίαἑλληνικά" style:family="text">
      <style:text-properties style:font-weight-complex="bold" style:font-size-complex="14pt" fo:language="el" fo:country="GR"/>
    </style:style>
    <style:style style:name="T9738" style:parent-style-name="AncientGreekἈρχαίαἑλληνικά" style:family="text">
      <style:text-properties style:font-weight-complex="bold" style:font-size-complex="14pt"/>
    </style:style>
    <style:style style:name="T9739" style:parent-style-name="AncientGreekἈρχαίαἑλληνικά" style:family="text">
      <style:text-properties style:font-weight-complex="bold" style:font-size-complex="14pt" fo:language="el" fo:country="GR"/>
    </style:style>
    <style:style style:name="T9740" style:parent-style-name="AncientGreekἈρχαίαἑλληνικά" style:family="text">
      <style:text-properties style:font-weight-complex="bold" style:font-size-complex="14pt"/>
    </style:style>
    <style:style style:name="T9741" style:parent-style-name="AncientGreekἈρχαίαἑλληνικά" style:family="text">
      <style:text-properties style:font-weight-complex="bold" style:font-size-complex="14pt" fo:language="el" fo:country="GR"/>
    </style:style>
    <style:style style:name="T9742" style:parent-style-name="AncientGreekἈρχαίαἑλληνικά" style:family="text">
      <style:text-properties style:font-weight-complex="bold" style:font-size-complex="14pt"/>
    </style:style>
    <style:style style:name="T9743" style:parent-style-name="AncientGreekἈρχαίαἑλληνικά" style:family="text">
      <style:text-properties style:font-weight-complex="bold" style:font-size-complex="14pt" fo:language="el" fo:country="GR"/>
    </style:style>
    <style:style style:name="T9744" style:parent-style-name="AncientGreekἈρχαίαἑλληνικά" style:family="text">
      <style:text-properties style:font-weight-complex="bold" style:font-size-complex="14pt"/>
    </style:style>
    <style:style style:name="T9745" style:parent-style-name="AncientGreekἈρχαίαἑλληνικά" style:family="text">
      <style:text-properties style:font-weight-complex="bold" style:font-size-complex="14pt" fo:language="el" fo:country="GR"/>
    </style:style>
    <style:style style:name="T9746" style:parent-style-name="AncientGreekἈρχαίαἑλληνικά" style:family="text">
      <style:text-properties style:font-weight-complex="bold" style:font-size-complex="14pt"/>
    </style:style>
    <style:style style:name="P9747" style:parent-style-name="Standard" style:family="paragraph">
      <style:paragraph-properties fo:widows="0" fo:orphans="0">
        <style:tab-stops>
          <style:tab-stop style:type="left" style:position="1.125in"/>
        </style:tab-stops>
      </style:paragraph-properties>
    </style:style>
    <style:style style:name="T9748" style:parent-style-name="AncientGreekἈρχαίαἑλληνικά" style:family="text">
      <style:text-properties style:font-weight-complex="bold" style:font-size-complex="14pt" fo:language="el" fo:country="GR"/>
    </style:style>
    <style:style style:name="T9749" style:parent-style-name="AncientGreekἈρχαίαἑλληνικά" style:family="text">
      <style:text-properties style:font-weight-complex="bold" style:font-size-complex="14pt"/>
    </style:style>
    <style:style style:name="T9750" style:parent-style-name="AncientGreekἈρχαίαἑλληνικά" style:family="text">
      <style:text-properties style:font-weight-complex="bold" style:font-size-complex="14pt" fo:language="el" fo:country="GR"/>
    </style:style>
    <style:style style:name="T9751" style:parent-style-name="AncientGreekἈρχαίαἑλληνικά" style:family="text">
      <style:text-properties style:font-weight-complex="bold" style:font-size-complex="14pt"/>
    </style:style>
    <style:style style:name="T9752" style:parent-style-name="AncientGreekἈρχαίαἑλληνικά" style:family="text">
      <style:text-properties style:font-weight-complex="bold" style:font-size-complex="14pt" fo:language="el" fo:country="GR"/>
    </style:style>
    <style:style style:name="T9753" style:parent-style-name="AncientGreekἈρχαίαἑλληνικά" style:family="text">
      <style:text-properties style:font-weight-complex="bold" style:font-size-complex="14pt"/>
    </style:style>
    <style:style style:name="T9754" style:parent-style-name="AncientGreekἈρχαίαἑλληνικά" style:family="text">
      <style:text-properties style:font-weight-complex="bold" style:font-size-complex="14pt" fo:language="el" fo:country="GR"/>
    </style:style>
    <style:style style:name="T9755" style:parent-style-name="AncientGreekἈρχαίαἑλληνικά" style:family="text">
      <style:text-properties style:font-weight-complex="bold" style:font-size-complex="14pt"/>
    </style:style>
    <style:style style:name="T9756" style:parent-style-name="AncientGreekἈρχαίαἑλληνικά" style:family="text">
      <style:text-properties style:font-weight-complex="bold" style:font-size-complex="14pt" fo:language="el" fo:country="GR"/>
    </style:style>
    <style:style style:name="T9757" style:parent-style-name="AncientGreekἈρχαίαἑλληνικά" style:family="text">
      <style:text-properties style:font-weight-complex="bold" style:font-size-complex="14pt"/>
    </style:style>
    <style:style style:name="T9758" style:parent-style-name="AncientGreekἈρχαίαἑλληνικά" style:family="text">
      <style:text-properties style:font-weight-complex="bold" style:font-size-complex="14pt" fo:language="el" fo:country="GR"/>
    </style:style>
    <style:style style:name="T9759" style:parent-style-name="AncientGreekἈρχαίαἑλληνικά" style:family="text">
      <style:text-properties style:font-weight-complex="bold" style:font-size-complex="14pt"/>
    </style:style>
    <style:style style:name="T9760" style:parent-style-name="AncientGreekἈρχαίαἑλληνικά" style:family="text">
      <style:text-properties style:font-weight-complex="bold" style:font-size-complex="14pt" fo:language="el" fo:country="GR"/>
    </style:style>
    <style:style style:name="T9761" style:parent-style-name="AncientGreekἈρχαίαἑλληνικά" style:family="text">
      <style:text-properties style:font-weight-complex="bold" style:font-size-complex="14pt"/>
    </style:style>
    <style:style style:name="T9762" style:parent-style-name="AncientGreekἈρχαίαἑλληνικά" style:family="text">
      <style:text-properties style:font-weight-complex="bold" style:font-size-complex="14pt" fo:language="el" fo:country="GR"/>
    </style:style>
    <style:style style:name="T9763" style:parent-style-name="AncientGreekἈρχαίαἑλληνικά" style:family="text">
      <style:text-properties style:font-weight-complex="bold" style:font-size-complex="14pt"/>
    </style:style>
    <style:style style:name="T9764" style:parent-style-name="AncientGreekἈρχαίαἑλληνικά" style:family="text">
      <style:text-properties style:font-weight-complex="bold" style:font-size-complex="14pt" fo:language="el" fo:country="GR"/>
    </style:style>
    <style:style style:name="T9765" style:parent-style-name="AncientGreekἈρχαίαἑλληνικά" style:family="text">
      <style:text-properties style:font-weight-complex="bold" style:font-size-complex="14pt"/>
    </style:style>
    <style:style style:name="T9766" style:parent-style-name="AncientGreekἈρχαίαἑλληνικά" style:family="text">
      <style:text-properties style:font-weight-complex="bold" style:font-size-complex="14pt" fo:language="el" fo:country="GR"/>
    </style:style>
    <style:style style:name="T9767" style:parent-style-name="AncientGreekἈρχαίαἑλληνικά" style:family="text">
      <style:text-properties style:font-weight-complex="bold" style:font-size-complex="14pt"/>
    </style:style>
    <style:style style:name="T9768" style:parent-style-name="AncientGreekἈρχαίαἑλληνικά" style:family="text">
      <style:text-properties style:font-weight-complex="bold" style:font-size-complex="14pt" fo:language="el" fo:country="GR"/>
    </style:style>
    <style:style style:name="T9769" style:parent-style-name="AncientGreekἈρχαίαἑλληνικά" style:family="text">
      <style:text-properties style:font-weight-complex="bold" style:font-size-complex="14pt"/>
    </style:style>
    <style:style style:name="T9770" style:parent-style-name="AncientGreekἈρχαίαἑλληνικά" style:family="text">
      <style:text-properties style:font-weight-complex="bold" style:font-size-complex="14pt" fo:language="el" fo:country="GR"/>
    </style:style>
    <style:style style:name="T9771" style:parent-style-name="AncientGreekἈρχαίαἑλληνικά" style:family="text">
      <style:text-properties style:font-weight-complex="bold" style:font-size-complex="14pt"/>
    </style:style>
    <style:style style:name="T9772" style:parent-style-name="AncientGreekἈρχαίαἑλληνικά" style:family="text">
      <style:text-properties style:font-weight-complex="bold" style:font-size-complex="14pt" fo:language="el" fo:country="GR"/>
    </style:style>
    <style:style style:name="T9773" style:parent-style-name="AncientGreekἈρχαίαἑλληνικά" style:family="text">
      <style:text-properties style:font-weight-complex="bold" style:font-size-complex="14pt"/>
    </style:style>
    <style:style style:name="T9774" style:parent-style-name="AncientGreekἈρχαίαἑλληνικά" style:family="text">
      <style:text-properties style:font-weight-complex="bold" style:font-size-complex="14pt" fo:language="el" fo:country="GR"/>
    </style:style>
    <style:style style:name="T9775" style:parent-style-name="AncientGreekἈρχαίαἑλληνικά" style:family="text">
      <style:text-properties style:font-weight-complex="bold" style:font-size-complex="14pt"/>
    </style:style>
    <style:style style:name="TableCell9776" style:family="table-cell">
      <style:table-cell-properties fo:border="0.0069in solid #000000" fo:background-color="#FFFFFF" style:writing-mode="lr-tb" fo:padding-top="0in" fo:padding-left="0.1527in" fo:padding-bottom="0in" fo:padding-right="0.15in"/>
    </style:style>
    <style:style style:name="P9777" style:parent-style-name="Standard" style:family="paragraph">
      <style:paragraph-properties fo:widows="0" fo:orphans="0"/>
      <style:text-properties style:font-name="AncientGreek"/>
    </style:style>
    <style:style style:name="P9778" style:parent-style-name="Standard" style:family="paragraph">
      <style:paragraph-properties fo:widows="0" fo:orphans="0"/>
    </style:style>
    <style:style style:name="T9779" style:parent-style-name="DefaultParagraphFont" style:family="text">
      <style:text-properties style:font-name="AncientGreek"/>
    </style:style>
    <style:style style:name="T9780" style:parent-style-name="DefaultParagraphFont" style:family="text">
      <style:text-properties style:font-name="AncientGreek" fo:language="el" fo:country="GR"/>
    </style:style>
    <style:style style:name="P9781" style:parent-style-name="Standard" style:family="paragraph">
      <style:paragraph-properties fo:widows="0" fo:orphans="0"/>
      <style:text-properties style:font-name="AncientGreek" fo:language="el" fo:country="GR"/>
    </style:style>
    <style:style style:name="P9782" style:parent-style-name="Standard" style:family="paragraph">
      <style:paragraph-properties fo:widows="0" fo:orphans="0"/>
      <style:text-properties style:font-name="AncientGreek"/>
    </style:style>
    <style:style style:name="TableRow9783" style:family="table-row">
      <style:table-row-properties style:min-row-height="0.0138in" style:use-optimal-row-height="false" fo:keep-together="always"/>
    </style:style>
    <style:style style:name="TableCell9784" style:family="table-cell">
      <style:table-cell-properties fo:border="0.0069in solid #000000" fo:background-color="#FFFFFF" style:writing-mode="lr-tb" fo:padding-top="0in" fo:padding-left="0.1527in" fo:padding-bottom="0in" fo:padding-right="0.15in"/>
    </style:style>
    <style:style style:name="P9785" style:parent-style-name="Standard" style:family="paragraph">
      <style:paragraph-properties fo:keep-with-next="always" fo:widows="0" fo:orphans="0" fo:text-align="center"/>
    </style:style>
    <style:style style:name="T9786" style:parent-style-name="AncientGreekἈρχαίαἑλληνικά" style:family="text">
      <style:text-properties fo:font-weight="bold" style:font-weight-asian="bold" style:font-weight-complex="bold" fo:font-size="18pt" style:font-size-asian="18pt" style:font-size-complex="14pt"/>
    </style:style>
    <style:style style:name="T9787"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9788" style:parent-style-name="AncientGreekἈρχαίαἑλληνικά" style:family="text">
      <style:text-properties fo:font-weight="bold" style:font-weight-asian="bold" style:font-weight-complex="bold" fo:font-size="18pt" style:font-size-asian="18pt" style:font-size-complex="14pt"/>
    </style:style>
    <style:style style:name="T9789"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9790" style:parent-style-name="AncientGreekἈρχαίαἑλληνικά" style:family="text">
      <style:text-properties fo:font-weight="bold" style:font-weight-asian="bold" style:font-weight-complex="bold" fo:font-size="18pt" style:font-size-asian="18pt" style:font-size-complex="14pt"/>
    </style:style>
    <style:style style:name="T9791"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9792" style:parent-style-name="AncientGreekἈρχαίαἑλληνικά" style:family="text">
      <style:text-properties fo:font-weight="bold" style:font-weight-asian="bold" style:font-weight-complex="bold" fo:font-size="18pt" style:font-size-asian="18pt" style:font-size-complex="14pt"/>
    </style:style>
    <style:style style:name="T9793"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9794" style:parent-style-name="AncientGreekἈρχαίαἑλληνικά" style:family="text">
      <style:text-properties fo:font-weight="bold" style:font-weight-asian="bold" style:font-weight-complex="bold" fo:font-size="18pt" style:font-size-asian="18pt" style:font-size-complex="14pt"/>
    </style:style>
    <style:style style:name="T9795"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9796" style:parent-style-name="AncientGreekἈρχαίαἑλληνικά" style:family="text">
      <style:text-properties fo:font-weight="bold" style:font-weight-asian="bold" style:font-weight-complex="bold" fo:font-size="18pt" style:font-size-asian="18pt" style:font-size-complex="14pt"/>
    </style:style>
    <style:style style:name="P9797" style:parent-style-name="Standard" style:family="paragraph">
      <style:paragraph-properties fo:widows="0" fo:orphans="0"/>
    </style:style>
    <style:style style:name="T9798" style:parent-style-name="AncientGreekἈρχαίαἑλληνικά" style:family="text">
      <style:text-properties style:font-weight-complex="bold" style:font-size-complex="14pt" fo:language="el" fo:country="GR"/>
    </style:style>
    <style:style style:name="P9799" style:parent-style-name="Standard" style:family="paragraph">
      <style:paragraph-properties fo:widows="0" fo:orphans="0"/>
    </style:style>
    <style:style style:name="T9800" style:parent-style-name="AncientGreekἈρχαίαἑλληνικά" style:family="text">
      <style:text-properties style:font-weight-complex="bold" style:font-size-complex="14pt" fo:language="el" fo:country="GR"/>
    </style:style>
    <style:style style:name="TableCell9801" style:family="table-cell">
      <style:table-cell-properties fo:border="0.0069in solid #000000" fo:background-color="#FFFFFF" style:writing-mode="lr-tb" fo:padding-top="0in" fo:padding-left="0.1527in" fo:padding-bottom="0in" fo:padding-right="0.15in"/>
    </style:style>
    <style:style style:name="P9802" style:parent-style-name="Standard" style:family="paragraph">
      <style:paragraph-properties fo:widows="0" fo:orphans="0"/>
      <style:text-properties style:font-name="AncientGreek"/>
    </style:style>
    <style:style style:name="P9803" style:parent-style-name="Standard" style:family="paragraph">
      <style:paragraph-properties fo:widows="0" fo:orphans="0"/>
      <style:text-properties style:font-name="AncientGreek"/>
    </style:style>
    <style:style style:name="P9804" style:parent-style-name="Standard" style:family="paragraph">
      <style:paragraph-properties fo:widows="0" fo:orphans="0"/>
      <style:text-properties style:font-name="AncientGreek"/>
    </style:style>
    <style:style style:name="P9805" style:parent-style-name="Standard" style:family="paragraph">
      <style:paragraph-properties fo:widows="0" fo:orphans="0"/>
      <style:text-properties style:font-name="AncientGreek"/>
    </style:style>
    <style:style style:name="TableRow9806" style:family="table-row">
      <style:table-row-properties style:min-row-height="0.0138in" style:use-optimal-row-height="false" fo:keep-together="always"/>
    </style:style>
    <style:style style:name="TableCell9807" style:family="table-cell">
      <style:table-cell-properties fo:border="0.0069in solid #000000" fo:background-color="#FFFFFF" style:writing-mode="lr-tb" fo:padding-top="0in" fo:padding-left="0.1527in" fo:padding-bottom="0in" fo:padding-right="0.15in"/>
    </style:style>
    <style:style style:name="P9808" style:parent-style-name="Standard" style:family="paragraph">
      <style:paragraph-properties fo:keep-with-next="always" fo:widows="0" fo:orphans="0" fo:text-align="center"/>
    </style:style>
    <style:style style:name="T9809" style:parent-style-name="AncientGreekἈρχαίαἑλληνικά" style:family="text">
      <style:text-properties fo:font-weight="bold" style:font-weight-asian="bold" style:font-weight-complex="bold" fo:font-size="18pt" style:font-size-asian="18pt" style:font-size-complex="14pt"/>
    </style:style>
    <style:style style:name="T9810"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9811" style:parent-style-name="AncientGreekἈρχαίαἑλληνικά" style:family="text">
      <style:text-properties fo:font-weight="bold" style:font-weight-asian="bold" style:font-weight-complex="bold" fo:font-size="18pt" style:font-size-asian="18pt" style:font-size-complex="14pt"/>
    </style:style>
    <style:style style:name="T9812"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9813" style:parent-style-name="AncientGreekἈρχαίαἑλληνικά" style:family="text">
      <style:text-properties fo:font-weight="bold" style:font-weight-asian="bold" style:font-weight-complex="bold" fo:font-size="18pt" style:font-size-asian="18pt" style:font-size-complex="14pt"/>
    </style:style>
    <style:style style:name="T9814"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9815" style:parent-style-name="AncientGreekἈρχαίαἑλληνικά" style:family="text">
      <style:text-properties fo:font-weight="bold" style:font-weight-asian="bold" style:font-weight-complex="bold" fo:font-size="18pt" style:font-size-asian="18pt" style:font-size-complex="14pt"/>
    </style:style>
    <style:style style:name="P9816" style:parent-style-name="Standard" style:family="paragraph">
      <style:paragraph-properties fo:widows="0" fo:orphans="0"/>
    </style:style>
    <style:style style:name="T9817" style:parent-style-name="AncientGreekἈρχαίαἑλληνικά" style:family="text">
      <style:text-properties style:font-weight-complex="bold" style:font-size-complex="14pt" fo:language="el" fo:country="GR"/>
    </style:style>
    <style:style style:name="T9818" style:parent-style-name="AncientGreekἈρχαίαἑλληνικά" style:family="text">
      <style:text-properties style:font-weight-complex="bold" style:font-size-complex="14pt"/>
    </style:style>
    <style:style style:name="T9819" style:parent-style-name="AncientGreekἈρχαίαἑλληνικά" style:family="text">
      <style:text-properties style:font-weight-complex="bold" style:font-size-complex="14pt" fo:language="el" fo:country="GR"/>
    </style:style>
    <style:style style:name="T9820" style:parent-style-name="AncientGreekἈρχαίαἑλληνικά" style:family="text">
      <style:text-properties style:font-weight-complex="bold" style:font-size-complex="14pt"/>
    </style:style>
    <style:style style:name="T9821" style:parent-style-name="AncientGreekἈρχαίαἑλληνικά" style:family="text">
      <style:text-properties style:font-weight-complex="bold" style:font-size-complex="14pt" fo:language="el" fo:country="GR"/>
    </style:style>
    <style:style style:name="T9822" style:parent-style-name="AncientGreekἈρχαίαἑλληνικά" style:family="text">
      <style:text-properties style:font-weight-complex="bold" style:font-size-complex="14pt"/>
    </style:style>
    <style:style style:name="T9823" style:parent-style-name="AncientGreekἈρχαίαἑλληνικά" style:family="text">
      <style:text-properties style:font-weight-complex="bold" style:font-size-complex="14pt" fo:language="el" fo:country="GR"/>
    </style:style>
    <style:style style:name="T9824" style:parent-style-name="AncientGreekἈρχαίαἑλληνικά" style:family="text">
      <style:text-properties style:font-weight-complex="bold" style:font-size-complex="14pt"/>
    </style:style>
    <style:style style:name="T9825" style:parent-style-name="AncientGreekἈρχαίαἑλληνικά" style:family="text">
      <style:text-properties style:font-weight-complex="bold" style:font-size-complex="14pt" fo:language="el" fo:country="GR"/>
    </style:style>
    <style:style style:name="T9826" style:parent-style-name="AncientGreekἈρχαίαἑλληνικά" style:family="text">
      <style:text-properties style:font-weight-complex="bold" style:font-size-complex="14pt"/>
    </style:style>
    <style:style style:name="T9827" style:parent-style-name="AncientGreekἈρχαίαἑλληνικά" style:family="text">
      <style:text-properties style:font-weight-complex="bold" style:font-size-complex="14pt" fo:language="el" fo:country="GR"/>
    </style:style>
    <style:style style:name="T9828" style:parent-style-name="AncientGreekἈρχαίαἑλληνικά" style:family="text">
      <style:text-properties style:font-weight-complex="bold" style:font-size-complex="14pt"/>
    </style:style>
    <style:style style:name="T9829" style:parent-style-name="AncientGreekἈρχαίαἑλληνικά" style:family="text">
      <style:text-properties style:font-weight-complex="bold" style:font-size-complex="14pt" fo:language="el" fo:country="GR"/>
    </style:style>
    <style:style style:name="T9830" style:parent-style-name="AncientGreekἈρχαίαἑλληνικά" style:family="text">
      <style:text-properties style:font-weight-complex="bold" style:font-size-complex="14pt"/>
    </style:style>
    <style:style style:name="T9831" style:parent-style-name="AncientGreekἈρχαίαἑλληνικά" style:family="text">
      <style:text-properties style:font-weight-complex="bold" style:font-size-complex="14pt" fo:language="el" fo:country="GR"/>
    </style:style>
    <style:style style:name="T9832" style:parent-style-name="AncientGreekἈρχαίαἑλληνικά" style:family="text">
      <style:text-properties style:font-weight-complex="bold" style:font-size-complex="14pt"/>
    </style:style>
    <style:style style:name="T9833" style:parent-style-name="AncientGreekἈρχαίαἑλληνικά" style:family="text">
      <style:text-properties style:font-weight-complex="bold" style:font-size-complex="14pt" fo:language="el" fo:country="GR"/>
    </style:style>
    <style:style style:name="T9834" style:parent-style-name="AncientGreekἈρχαίαἑλληνικά" style:family="text">
      <style:text-properties style:font-weight-complex="bold" style:font-size-complex="14pt"/>
    </style:style>
    <style:style style:name="T9835" style:parent-style-name="AncientGreekἈρχαίαἑλληνικά" style:family="text">
      <style:text-properties style:font-weight-complex="bold" style:font-size-complex="14pt" fo:language="el" fo:country="GR"/>
    </style:style>
    <style:style style:name="T9836" style:parent-style-name="AncientGreekἈρχαίαἑλληνικά" style:family="text">
      <style:text-properties style:font-weight-complex="bold" style:font-size-complex="14pt"/>
    </style:style>
    <style:style style:name="T9837" style:parent-style-name="AncientGreekἈρχαίαἑλληνικά" style:family="text">
      <style:text-properties style:font-weight-complex="bold" style:font-size-complex="14pt" fo:language="el" fo:country="GR"/>
    </style:style>
    <style:style style:name="T9838" style:parent-style-name="AncientGreekἈρχαίαἑλληνικά" style:family="text">
      <style:text-properties style:font-weight-complex="bold" style:font-size-complex="14pt"/>
    </style:style>
    <style:style style:name="T9839" style:parent-style-name="AncientGreekἈρχαίαἑλληνικά" style:family="text">
      <style:text-properties style:font-weight-complex="bold" style:font-size-complex="14pt" fo:language="el" fo:country="GR"/>
    </style:style>
    <style:style style:name="T9840" style:parent-style-name="AncientGreekἈρχαίαἑλληνικά" style:family="text">
      <style:text-properties style:font-weight-complex="bold" style:font-size-complex="14pt"/>
    </style:style>
    <style:style style:name="T9841" style:parent-style-name="AncientGreekἈρχαίαἑλληνικά" style:family="text">
      <style:text-properties style:font-weight-complex="bold" style:font-size-complex="14pt" fo:language="el" fo:country="GR"/>
    </style:style>
    <style:style style:name="T9842" style:parent-style-name="AncientGreekἈρχαίαἑλληνικά" style:family="text">
      <style:text-properties style:font-weight-complex="bold" style:font-size-complex="14pt"/>
    </style:style>
    <style:style style:name="T9843" style:parent-style-name="AncientGreekἈρχαίαἑλληνικά" style:family="text">
      <style:text-properties style:font-weight-complex="bold" style:font-size-complex="14pt" fo:language="el" fo:country="GR"/>
    </style:style>
    <style:style style:name="T9844" style:parent-style-name="AncientGreekἈρχαίαἑλληνικά" style:family="text">
      <style:text-properties style:font-weight-complex="bold" style:font-size-complex="14pt"/>
    </style:style>
    <style:style style:name="T9845" style:parent-style-name="AncientGreekἈρχαίαἑλληνικά" style:family="text">
      <style:text-properties style:font-weight-complex="bold" style:font-size-complex="14pt" fo:language="el" fo:country="GR"/>
    </style:style>
    <style:style style:name="T9846" style:parent-style-name="AncientGreekἈρχαίαἑλληνικά" style:family="text">
      <style:text-properties style:font-weight-complex="bold" style:font-size-complex="14pt"/>
    </style:style>
    <style:style style:name="T9847" style:parent-style-name="AncientGreekἈρχαίαἑλληνικά" style:family="text">
      <style:text-properties style:font-weight-complex="bold" style:font-size-complex="14pt" fo:language="el" fo:country="GR"/>
    </style:style>
    <style:style style:name="T9848" style:parent-style-name="AncientGreekἈρχαίαἑλληνικά" style:family="text">
      <style:text-properties style:font-weight-complex="bold" style:font-size-complex="14pt"/>
    </style:style>
    <style:style style:name="T9849" style:parent-style-name="AncientGreekἈρχαίαἑλληνικά" style:family="text">
      <style:text-properties style:font-weight-complex="bold" style:font-size-complex="14pt" fo:language="el" fo:country="GR"/>
    </style:style>
    <style:style style:name="T9850" style:parent-style-name="AncientGreekἈρχαίαἑλληνικά" style:family="text">
      <style:text-properties style:font-weight-complex="bold" style:font-size-complex="14pt"/>
    </style:style>
    <style:style style:name="T9851" style:parent-style-name="AncientGreekἈρχαίαἑλληνικά" style:family="text">
      <style:text-properties style:font-weight-complex="bold" style:font-size-complex="14pt" fo:language="el" fo:country="GR"/>
    </style:style>
    <style:style style:name="T9852" style:parent-style-name="AncientGreekἈρχαίαἑλληνικά" style:family="text">
      <style:text-properties style:font-weight-complex="bold" style:font-size-complex="14pt"/>
    </style:style>
    <style:style style:name="T9853" style:parent-style-name="AncientGreekἈρχαίαἑλληνικά" style:family="text">
      <style:text-properties style:font-weight-complex="bold" style:font-size-complex="14pt" fo:language="el" fo:country="GR"/>
    </style:style>
    <style:style style:name="T9854" style:parent-style-name="AncientGreekἈρχαίαἑλληνικά" style:family="text">
      <style:text-properties style:font-weight-complex="bold" style:font-size-complex="14pt"/>
    </style:style>
    <style:style style:name="T9855" style:parent-style-name="AncientGreekἈρχαίαἑλληνικά" style:family="text">
      <style:text-properties style:font-weight-complex="bold" style:font-size-complex="14pt" fo:language="el" fo:country="GR"/>
    </style:style>
    <style:style style:name="T9856" style:parent-style-name="AncientGreekἈρχαίαἑλληνικά" style:family="text">
      <style:text-properties style:font-weight-complex="bold" style:font-size-complex="14pt"/>
    </style:style>
    <style:style style:name="T9857" style:parent-style-name="AncientGreekἈρχαίαἑλληνικά" style:family="text">
      <style:text-properties style:font-weight-complex="bold" style:font-size-complex="14pt" fo:language="el" fo:country="GR"/>
    </style:style>
    <style:style style:name="T9858" style:parent-style-name="AncientGreekἈρχαίαἑλληνικά" style:family="text">
      <style:text-properties style:font-weight-complex="bold" style:font-size-complex="14pt"/>
    </style:style>
    <style:style style:name="T9859" style:parent-style-name="AncientGreekἈρχαίαἑλληνικά" style:family="text">
      <style:text-properties style:font-weight-complex="bold" style:font-size-complex="14pt" fo:language="el" fo:country="GR"/>
    </style:style>
    <style:style style:name="T9860" style:parent-style-name="AncientGreekἈρχαίαἑλληνικά" style:family="text">
      <style:text-properties style:font-weight-complex="bold" style:font-size-complex="14pt"/>
    </style:style>
    <style:style style:name="T9861" style:parent-style-name="AncientGreekἈρχαίαἑλληνικά" style:family="text">
      <style:text-properties style:font-weight-complex="bold" style:font-size-complex="14pt" fo:language="el" fo:country="GR"/>
    </style:style>
    <style:style style:name="T9862" style:parent-style-name="AncientGreekἈρχαίαἑλληνικά" style:family="text">
      <style:text-properties style:font-weight-complex="bold" style:font-size-complex="14pt"/>
    </style:style>
    <style:style style:name="T9863" style:parent-style-name="AncientGreekἈρχαίαἑλληνικά" style:family="text">
      <style:text-properties style:font-weight-complex="bold" style:font-size-complex="14pt" fo:language="el" fo:country="GR"/>
    </style:style>
    <style:style style:name="T9864" style:parent-style-name="AncientGreekἈρχαίαἑλληνικά" style:family="text">
      <style:text-properties style:font-weight-complex="bold" style:font-size-complex="14pt"/>
    </style:style>
    <style:style style:name="T9865" style:parent-style-name="AncientGreekἈρχαίαἑλληνικά" style:family="text">
      <style:text-properties style:font-weight-complex="bold" style:font-size-complex="14pt" fo:language="el" fo:country="GR"/>
    </style:style>
    <style:style style:name="T9866" style:parent-style-name="AncientGreekἈρχαίαἑλληνικά" style:family="text">
      <style:text-properties style:font-weight-complex="bold" style:font-size-complex="14pt"/>
    </style:style>
    <style:style style:name="T9867" style:parent-style-name="AncientGreekἈρχαίαἑλληνικά" style:family="text">
      <style:text-properties style:font-weight-complex="bold" style:font-size-complex="14pt" fo:language="el" fo:country="GR"/>
    </style:style>
    <style:style style:name="T9868" style:parent-style-name="AncientGreekἈρχαίαἑλληνικά" style:family="text">
      <style:text-properties style:font-weight-complex="bold" style:font-size-complex="14pt"/>
    </style:style>
    <style:style style:name="T9869" style:parent-style-name="AncientGreekἈρχαίαἑλληνικά" style:family="text">
      <style:text-properties style:font-weight-complex="bold" style:font-size-complex="14pt" fo:language="el" fo:country="GR"/>
    </style:style>
    <style:style style:name="T9870" style:parent-style-name="AncientGreekἈρχαίαἑλληνικά" style:family="text">
      <style:text-properties style:font-weight-complex="bold" style:font-size-complex="14pt"/>
    </style:style>
    <style:style style:name="T9871" style:parent-style-name="AncientGreekἈρχαίαἑλληνικά" style:family="text">
      <style:text-properties style:font-weight-complex="bold" style:font-size-complex="14pt" fo:language="el" fo:country="GR"/>
    </style:style>
    <style:style style:name="T9872" style:parent-style-name="AncientGreekἈρχαίαἑλληνικά" style:family="text">
      <style:text-properties style:font-weight-complex="bold" style:font-size-complex="14pt"/>
    </style:style>
    <style:style style:name="T9873" style:parent-style-name="AncientGreekἈρχαίαἑλληνικά" style:family="text">
      <style:text-properties style:font-weight-complex="bold" style:font-size-complex="14pt" fo:language="el" fo:country="GR"/>
    </style:style>
    <style:style style:name="T9874" style:parent-style-name="AncientGreekἈρχαίαἑλληνικά" style:family="text">
      <style:text-properties style:font-weight-complex="bold" style:font-size-complex="14pt"/>
    </style:style>
    <style:style style:name="T9875" style:parent-style-name="AncientGreekἈρχαίαἑλληνικά" style:family="text">
      <style:text-properties style:font-weight-complex="bold" style:font-size-complex="14pt" fo:language="el" fo:country="GR"/>
    </style:style>
    <style:style style:name="T9876" style:parent-style-name="AncientGreekἈρχαίαἑλληνικά" style:family="text">
      <style:text-properties style:font-weight-complex="bold" style:font-size-complex="14pt"/>
    </style:style>
    <style:style style:name="T9877" style:parent-style-name="AncientGreekἈρχαίαἑλληνικά" style:family="text">
      <style:text-properties style:font-weight-complex="bold" style:font-size-complex="14pt" fo:language="el" fo:country="GR"/>
    </style:style>
    <style:style style:name="T9878" style:parent-style-name="AncientGreekἈρχαίαἑλληνικά" style:family="text">
      <style:text-properties style:font-weight-complex="bold" style:font-size-complex="14pt"/>
    </style:style>
    <style:style style:name="T9879" style:parent-style-name="AncientGreekἈρχαίαἑλληνικά" style:family="text">
      <style:text-properties style:font-weight-complex="bold" style:font-size-complex="14pt" fo:language="el" fo:country="GR"/>
    </style:style>
    <style:style style:name="T9880" style:parent-style-name="AncientGreekἈρχαίαἑλληνικά" style:family="text">
      <style:text-properties style:font-weight-complex="bold" style:font-size-complex="14pt"/>
    </style:style>
    <style:style style:name="T9881" style:parent-style-name="AncientGreekἈρχαίαἑλληνικά" style:family="text">
      <style:text-properties style:font-weight-complex="bold" style:font-size-complex="14pt" fo:language="el" fo:country="GR"/>
    </style:style>
    <style:style style:name="T9882" style:parent-style-name="AncientGreekἈρχαίαἑλληνικά" style:family="text">
      <style:text-properties style:font-weight-complex="bold" style:font-size-complex="14pt"/>
    </style:style>
    <style:style style:name="T9883" style:parent-style-name="AncientGreekἈρχαίαἑλληνικά" style:family="text">
      <style:text-properties style:font-weight-complex="bold" style:font-size-complex="14pt" fo:language="el" fo:country="GR"/>
    </style:style>
    <style:style style:name="T9884" style:parent-style-name="AncientGreekἈρχαίαἑλληνικά" style:family="text">
      <style:text-properties style:font-weight-complex="bold" style:font-size-complex="14pt"/>
    </style:style>
    <style:style style:name="P9885" style:parent-style-name="Standard" style:family="paragraph">
      <style:paragraph-properties fo:widows="0" fo:orphans="0"/>
    </style:style>
    <style:style style:name="T9886" style:parent-style-name="AncientGreekἈρχαίαἑλληνικά" style:family="text">
      <style:text-properties style:font-weight-complex="bold" style:font-size-complex="14pt" fo:language="el" fo:country="GR"/>
    </style:style>
    <style:style style:name="T9887" style:parent-style-name="AncientGreekἈρχαίαἑλληνικά" style:family="text">
      <style:text-properties style:font-weight-complex="bold" style:font-size-complex="14pt"/>
    </style:style>
    <style:style style:name="T9888" style:parent-style-name="AncientGreekἈρχαίαἑλληνικά" style:family="text">
      <style:text-properties style:font-weight-complex="bold" style:font-size-complex="14pt" fo:language="el" fo:country="GR"/>
    </style:style>
    <style:style style:name="T9889" style:parent-style-name="AncientGreekἈρχαίαἑλληνικά" style:family="text">
      <style:text-properties style:font-weight-complex="bold" style:font-size-complex="14pt"/>
    </style:style>
    <style:style style:name="T9890" style:parent-style-name="AncientGreekἈρχαίαἑλληνικά" style:family="text">
      <style:text-properties style:font-weight-complex="bold" style:font-size-complex="14pt" fo:language="el" fo:country="GR"/>
    </style:style>
    <style:style style:name="T9891" style:parent-style-name="AncientGreekἈρχαίαἑλληνικά" style:family="text">
      <style:text-properties style:font-weight-complex="bold" style:font-size-complex="14pt"/>
    </style:style>
    <style:style style:name="T9892" style:parent-style-name="AncientGreekἈρχαίαἑλληνικά" style:family="text">
      <style:text-properties style:font-weight-complex="bold" style:font-size-complex="14pt" fo:language="el" fo:country="GR"/>
    </style:style>
    <style:style style:name="T9893" style:parent-style-name="AncientGreekἈρχαίαἑλληνικά" style:family="text">
      <style:text-properties style:font-weight-complex="bold" style:font-size-complex="14pt"/>
    </style:style>
    <style:style style:name="T9894" style:parent-style-name="AncientGreekἈρχαίαἑλληνικά" style:family="text">
      <style:text-properties style:font-weight-complex="bold" style:font-size-complex="14pt" fo:language="el" fo:country="GR"/>
    </style:style>
    <style:style style:name="T9895" style:parent-style-name="AncientGreekἈρχαίαἑλληνικά" style:family="text">
      <style:text-properties style:font-weight-complex="bold" style:font-size-complex="14pt"/>
    </style:style>
    <style:style style:name="T9896" style:parent-style-name="AncientGreekἈρχαίαἑλληνικά" style:family="text">
      <style:text-properties style:font-weight-complex="bold" style:font-size-complex="14pt" fo:language="el" fo:country="GR"/>
    </style:style>
    <style:style style:name="T9897" style:parent-style-name="AncientGreekἈρχαίαἑλληνικά" style:family="text">
      <style:text-properties style:font-weight-complex="bold" style:font-size-complex="14pt"/>
    </style:style>
    <style:style style:name="T9898" style:parent-style-name="AncientGreekἈρχαίαἑλληνικά" style:family="text">
      <style:text-properties style:font-weight-complex="bold" style:font-size-complex="14pt" fo:language="el" fo:country="GR"/>
    </style:style>
    <style:style style:name="T9899" style:parent-style-name="AncientGreekἈρχαίαἑλληνικά" style:family="text">
      <style:text-properties style:font-weight-complex="bold" style:font-size-complex="14pt"/>
    </style:style>
    <style:style style:name="T9900" style:parent-style-name="AncientGreekἈρχαίαἑλληνικά" style:family="text">
      <style:text-properties style:font-weight-complex="bold" style:font-size-complex="14pt" fo:language="el" fo:country="GR"/>
    </style:style>
    <style:style style:name="T9901" style:parent-style-name="AncientGreekἈρχαίαἑλληνικά" style:family="text">
      <style:text-properties style:font-weight-complex="bold" style:font-size-complex="14pt"/>
    </style:style>
    <style:style style:name="T9902" style:parent-style-name="AncientGreekἈρχαίαἑλληνικά" style:family="text">
      <style:text-properties style:font-weight-complex="bold" style:font-size-complex="14pt" fo:language="el" fo:country="GR"/>
    </style:style>
    <style:style style:name="T9903" style:parent-style-name="AncientGreekἈρχαίαἑλληνικά" style:family="text">
      <style:text-properties style:font-weight-complex="bold" style:font-size-complex="14pt"/>
    </style:style>
    <style:style style:name="T9904" style:parent-style-name="AncientGreekἈρχαίαἑλληνικά" style:family="text">
      <style:text-properties style:font-weight-complex="bold" style:font-size-complex="14pt" fo:language="el" fo:country="GR"/>
    </style:style>
    <style:style style:name="T9905" style:parent-style-name="AncientGreekἈρχαίαἑλληνικά" style:family="text">
      <style:text-properties style:font-weight-complex="bold" style:font-size-complex="14pt"/>
    </style:style>
    <style:style style:name="T9906" style:parent-style-name="AncientGreekἈρχαίαἑλληνικά" style:family="text">
      <style:text-properties style:font-weight-complex="bold" style:font-size-complex="14pt" fo:language="el" fo:country="GR"/>
    </style:style>
    <style:style style:name="T9907" style:parent-style-name="AncientGreekἈρχαίαἑλληνικά" style:family="text">
      <style:text-properties style:font-weight-complex="bold" style:font-size-complex="14pt"/>
    </style:style>
    <style:style style:name="T9908" style:parent-style-name="AncientGreekἈρχαίαἑλληνικά" style:family="text">
      <style:text-properties style:font-weight-complex="bold" style:font-size-complex="14pt" fo:language="el" fo:country="GR"/>
    </style:style>
    <style:style style:name="T9909" style:parent-style-name="AncientGreekἈρχαίαἑλληνικά" style:family="text">
      <style:text-properties style:font-weight-complex="bold" style:font-size-complex="14pt"/>
    </style:style>
    <style:style style:name="T9910" style:parent-style-name="AncientGreekἈρχαίαἑλληνικά" style:family="text">
      <style:text-properties style:font-weight-complex="bold" style:font-size-complex="14pt" fo:language="el" fo:country="GR"/>
    </style:style>
    <style:style style:name="T9911" style:parent-style-name="AncientGreekἈρχαίαἑλληνικά" style:family="text">
      <style:text-properties style:font-weight-complex="bold" style:font-size-complex="14pt"/>
    </style:style>
    <style:style style:name="TableCell9912" style:family="table-cell">
      <style:table-cell-properties fo:border="0.0069in solid #000000" fo:background-color="#FFFFFF" style:writing-mode="lr-tb" fo:padding-top="0in" fo:padding-left="0.1527in" fo:padding-bottom="0in" fo:padding-right="0.15in"/>
    </style:style>
    <style:style style:name="P9913" style:parent-style-name="Standard" style:family="paragraph">
      <style:paragraph-properties fo:widows="0" fo:orphans="0"/>
      <style:text-properties style:font-name="AncientGreek"/>
    </style:style>
    <style:style style:name="P9914" style:parent-style-name="Standard" style:family="paragraph">
      <style:paragraph-properties fo:widows="0" fo:orphans="0"/>
    </style:style>
    <style:style style:name="T9915" style:parent-style-name="DefaultParagraphFont" style:family="text">
      <style:text-properties style:font-name="AncientGreek"/>
    </style:style>
    <style:style style:name="T9916" style:parent-style-name="DefaultParagraphFont" style:family="text">
      <style:text-properties style:font-name="AncientGreek" fo:language="el" fo:country="GR"/>
    </style:style>
    <style:style style:name="P9917" style:parent-style-name="Standard" style:family="paragraph">
      <style:paragraph-properties fo:widows="0" fo:orphans="0"/>
      <style:text-properties style:font-name="AncientGreek" fo:language="el" fo:country="GR"/>
    </style:style>
    <style:style style:name="P9918" style:parent-style-name="Standard" style:family="paragraph">
      <style:paragraph-properties fo:widows="0" fo:orphans="0"/>
      <style:text-properties style:font-name="AncientGreek"/>
    </style:style>
    <style:style style:name="TableRow9919" style:family="table-row">
      <style:table-row-properties style:min-row-height="0.0138in" style:use-optimal-row-height="false" fo:keep-together="always"/>
    </style:style>
    <style:style style:name="TableCell9920" style:family="table-cell">
      <style:table-cell-properties fo:border="0.0069in solid #000000" fo:background-color="#FFFFFF" style:writing-mode="lr-tb" fo:padding-top="0in" fo:padding-left="0.1527in" fo:padding-bottom="0in" fo:padding-right="0.15in"/>
    </style:style>
    <style:style style:name="P9921" style:parent-style-name="Standard" style:family="paragraph">
      <style:paragraph-properties fo:keep-with-next="always" fo:widows="0" fo:orphans="0" fo:text-align="center">
        <style:tab-stops>
          <style:tab-stop style:type="left" style:position="2.5833in"/>
        </style:tab-stops>
      </style:paragraph-properties>
    </style:style>
    <style:style style:name="T9922" style:parent-style-name="AncientGreekἈρχαίαἑλληνικά" style:family="text">
      <style:text-properties fo:font-weight="bold" style:font-weight-asian="bold" style:font-weight-complex="bold" fo:font-size="18pt" style:font-size-asian="18pt" style:font-size-complex="14pt"/>
    </style:style>
    <style:style style:name="T9923"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9924" style:parent-style-name="AncientGreekἈρχαίαἑλληνικά" style:family="text">
      <style:text-properties fo:font-weight="bold" style:font-weight-asian="bold" style:font-weight-complex="bold" fo:font-size="18pt" style:font-size-asian="18pt" style:font-size-complex="14pt"/>
    </style:style>
    <style:style style:name="T9925"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9926" style:parent-style-name="AncientGreekἈρχαίαἑλληνικά" style:family="text">
      <style:text-properties fo:font-weight="bold" style:font-weight-asian="bold" style:font-weight-complex="bold" fo:font-size="18pt" style:font-size-asian="18pt" style:font-size-complex="14pt"/>
    </style:style>
    <style:style style:name="T9927"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9928" style:parent-style-name="AncientGreekἈρχαίαἑλληνικά" style:family="text">
      <style:text-properties fo:font-weight="bold" style:font-weight-asian="bold" style:font-weight-complex="bold" fo:font-size="18pt" style:font-size-asian="18pt" style:font-size-complex="14pt"/>
    </style:style>
    <style:style style:name="P9929" style:parent-style-name="Standard" style:family="paragraph">
      <style:paragraph-properties fo:widows="0" fo:orphans="0">
        <style:tab-stops>
          <style:tab-stop style:type="left" style:position="2.5833in"/>
        </style:tab-stops>
      </style:paragraph-properties>
    </style:style>
    <style:style style:name="T9930" style:parent-style-name="AncientGreekἈρχαίαἑλληνικά" style:family="text">
      <style:text-properties style:font-weight-complex="bold" style:font-size-complex="14pt" fo:language="el" fo:country="GR"/>
    </style:style>
    <style:style style:name="T9931" style:parent-style-name="AncientGreekἈρχαίαἑλληνικά" style:family="text">
      <style:text-properties style:font-weight-complex="bold" style:font-size-complex="14pt"/>
    </style:style>
    <style:style style:name="T9932" style:parent-style-name="AncientGreekἈρχαίαἑλληνικά" style:family="text">
      <style:text-properties style:font-weight-complex="bold" style:font-size-complex="14pt" fo:language="el" fo:country="GR"/>
    </style:style>
    <style:style style:name="T9933" style:parent-style-name="AncientGreekἈρχαίαἑλληνικά" style:family="text">
      <style:text-properties style:font-weight-complex="bold" style:font-size-complex="14pt"/>
    </style:style>
    <style:style style:name="T9934" style:parent-style-name="AncientGreekἈρχαίαἑλληνικά" style:family="text">
      <style:text-properties style:font-weight-complex="bold" style:font-size-complex="14pt" fo:language="el" fo:country="GR"/>
    </style:style>
    <style:style style:name="T9935" style:parent-style-name="AncientGreekἈρχαίαἑλληνικά" style:family="text">
      <style:text-properties style:font-weight-complex="bold" style:font-size-complex="14pt"/>
    </style:style>
    <style:style style:name="T9936" style:parent-style-name="AncientGreekἈρχαίαἑλληνικά" style:family="text">
      <style:text-properties style:font-weight-complex="bold" style:font-size-complex="14pt" fo:language="el" fo:country="GR"/>
    </style:style>
    <style:style style:name="T9937" style:parent-style-name="AncientGreekἈρχαίαἑλληνικά" style:family="text">
      <style:text-properties style:font-weight-complex="bold" style:font-size-complex="14pt"/>
    </style:style>
    <style:style style:name="T9938" style:parent-style-name="AncientGreekἈρχαίαἑλληνικά" style:family="text">
      <style:text-properties style:font-weight-complex="bold" style:font-size-complex="14pt" fo:language="el" fo:country="GR"/>
    </style:style>
    <style:style style:name="T9939" style:parent-style-name="AncientGreekἈρχαίαἑλληνικά" style:family="text">
      <style:text-properties style:font-weight-complex="bold" style:font-size-complex="14pt"/>
    </style:style>
    <style:style style:name="T9940" style:parent-style-name="AncientGreekἈρχαίαἑλληνικά" style:family="text">
      <style:text-properties style:font-weight-complex="bold" style:font-size-complex="14pt" fo:language="el" fo:country="GR"/>
    </style:style>
    <style:style style:name="T9941" style:parent-style-name="AncientGreekἈρχαίαἑλληνικά" style:family="text">
      <style:text-properties style:font-weight-complex="bold" style:font-size-complex="14pt"/>
    </style:style>
    <style:style style:name="T9942" style:parent-style-name="AncientGreekἈρχαίαἑλληνικά" style:family="text">
      <style:text-properties style:font-weight-complex="bold" style:font-size-complex="14pt" fo:language="el" fo:country="GR"/>
    </style:style>
    <style:style style:name="T9943" style:parent-style-name="AncientGreekἈρχαίαἑλληνικά" style:family="text">
      <style:text-properties style:font-weight-complex="bold" style:font-size-complex="14pt"/>
    </style:style>
    <style:style style:name="T9944" style:parent-style-name="AncientGreekἈρχαίαἑλληνικά" style:family="text">
      <style:text-properties style:font-weight-complex="bold" style:font-size-complex="14pt" fo:language="el" fo:country="GR"/>
    </style:style>
    <style:style style:name="T9945" style:parent-style-name="AncientGreekἈρχαίαἑλληνικά" style:family="text">
      <style:text-properties style:font-weight-complex="bold" style:font-size-complex="14pt"/>
    </style:style>
    <style:style style:name="T9946" style:parent-style-name="AncientGreekἈρχαίαἑλληνικά" style:family="text">
      <style:text-properties style:font-weight-complex="bold" style:font-size-complex="14pt" fo:language="el" fo:country="GR"/>
    </style:style>
    <style:style style:name="T9947" style:parent-style-name="AncientGreekἈρχαίαἑλληνικά" style:family="text">
      <style:text-properties style:font-weight-complex="bold" style:font-size-complex="14pt"/>
    </style:style>
    <style:style style:name="T9948" style:parent-style-name="AncientGreekἈρχαίαἑλληνικά" style:family="text">
      <style:text-properties style:font-weight-complex="bold" style:font-size-complex="14pt" fo:language="el" fo:country="GR"/>
    </style:style>
    <style:style style:name="T9949" style:parent-style-name="AncientGreekἈρχαίαἑλληνικά" style:family="text">
      <style:text-properties style:font-weight-complex="bold" style:font-size-complex="14pt"/>
    </style:style>
    <style:style style:name="T9950" style:parent-style-name="AncientGreekἈρχαίαἑλληνικά" style:family="text">
      <style:text-properties style:font-weight-complex="bold" style:font-size-complex="14pt" fo:language="el" fo:country="GR"/>
    </style:style>
    <style:style style:name="T9951" style:parent-style-name="AncientGreekἈρχαίαἑλληνικά" style:family="text">
      <style:text-properties style:font-weight-complex="bold" style:font-size-complex="14pt"/>
    </style:style>
    <style:style style:name="T9952" style:parent-style-name="AncientGreekἈρχαίαἑλληνικά" style:family="text">
      <style:text-properties style:font-weight-complex="bold" style:font-size-complex="14pt" fo:language="el" fo:country="GR"/>
    </style:style>
    <style:style style:name="T9953" style:parent-style-name="AncientGreekἈρχαίαἑλληνικά" style:family="text">
      <style:text-properties style:font-weight-complex="bold" style:font-size-complex="14pt"/>
    </style:style>
    <style:style style:name="T9954" style:parent-style-name="AncientGreekἈρχαίαἑλληνικά" style:family="text">
      <style:text-properties style:font-weight-complex="bold" style:font-size-complex="14pt" fo:language="el" fo:country="GR"/>
    </style:style>
    <style:style style:name="T9955" style:parent-style-name="AncientGreekἈρχαίαἑλληνικά" style:family="text">
      <style:text-properties style:font-weight-complex="bold" style:font-size-complex="14pt"/>
    </style:style>
    <style:style style:name="T9956" style:parent-style-name="AncientGreekἈρχαίαἑλληνικά" style:family="text">
      <style:text-properties style:font-weight-complex="bold" style:font-size-complex="14pt" fo:language="el" fo:country="GR"/>
    </style:style>
    <style:style style:name="T9957" style:parent-style-name="AncientGreekἈρχαίαἑλληνικά" style:family="text">
      <style:text-properties style:font-weight-complex="bold" style:font-size-complex="14pt"/>
    </style:style>
    <style:style style:name="T9958" style:parent-style-name="AncientGreekἈρχαίαἑλληνικά" style:family="text">
      <style:text-properties style:font-weight-complex="bold" style:font-size-complex="14pt" fo:language="el" fo:country="GR"/>
    </style:style>
    <style:style style:name="T9959" style:parent-style-name="AncientGreekἈρχαίαἑλληνικά" style:family="text">
      <style:text-properties style:font-weight-complex="bold" style:font-size-complex="14pt"/>
    </style:style>
    <style:style style:name="T9960" style:parent-style-name="AncientGreekἈρχαίαἑλληνικά" style:family="text">
      <style:text-properties style:font-weight-complex="bold" style:font-size-complex="14pt" fo:language="el" fo:country="GR"/>
    </style:style>
    <style:style style:name="T9961" style:parent-style-name="AncientGreekἈρχαίαἑλληνικά" style:family="text">
      <style:text-properties style:font-weight-complex="bold" style:font-size-complex="14pt"/>
    </style:style>
    <style:style style:name="T9962" style:parent-style-name="AncientGreekἈρχαίαἑλληνικά" style:family="text">
      <style:text-properties style:font-weight-complex="bold" style:font-size-complex="14pt" fo:language="el" fo:country="GR"/>
    </style:style>
    <style:style style:name="T9963" style:parent-style-name="AncientGreekἈρχαίαἑλληνικά" style:family="text">
      <style:text-properties style:font-weight-complex="bold" style:font-size-complex="14pt"/>
    </style:style>
    <style:style style:name="T9964" style:parent-style-name="AncientGreekἈρχαίαἑλληνικά" style:family="text">
      <style:text-properties style:font-weight-complex="bold" style:font-size-complex="14pt" fo:language="el" fo:country="GR"/>
    </style:style>
    <style:style style:name="T9965" style:parent-style-name="AncientGreekἈρχαίαἑλληνικά" style:family="text">
      <style:text-properties style:font-weight-complex="bold" style:font-size-complex="14pt"/>
    </style:style>
    <style:style style:name="T9966" style:parent-style-name="AncientGreekἈρχαίαἑλληνικά" style:family="text">
      <style:text-properties style:font-weight-complex="bold" style:font-size-complex="14pt" fo:language="el" fo:country="GR"/>
    </style:style>
    <style:style style:name="T9967" style:parent-style-name="AncientGreekἈρχαίαἑλληνικά" style:family="text">
      <style:text-properties style:font-weight-complex="bold" style:font-size-complex="14pt"/>
    </style:style>
    <style:style style:name="T9968" style:parent-style-name="AncientGreekἈρχαίαἑλληνικά" style:family="text">
      <style:text-properties style:font-weight-complex="bold" style:font-size-complex="14pt" fo:language="el" fo:country="GR"/>
    </style:style>
    <style:style style:name="T9969" style:parent-style-name="AncientGreekἈρχαίαἑλληνικά" style:family="text">
      <style:text-properties style:font-weight-complex="bold" style:font-size-complex="14pt"/>
    </style:style>
    <style:style style:name="T9970" style:parent-style-name="AncientGreekἈρχαίαἑλληνικά" style:family="text">
      <style:text-properties style:font-weight-complex="bold" style:font-size-complex="14pt" fo:language="el" fo:country="GR"/>
    </style:style>
    <style:style style:name="T9971" style:parent-style-name="AncientGreekἈρχαίαἑλληνικά" style:family="text">
      <style:text-properties style:font-weight-complex="bold" style:font-size-complex="14pt"/>
    </style:style>
    <style:style style:name="T9972" style:parent-style-name="AncientGreekἈρχαίαἑλληνικά" style:family="text">
      <style:text-properties style:font-weight-complex="bold" style:font-size-complex="14pt" fo:language="el" fo:country="GR"/>
    </style:style>
    <style:style style:name="T9973" style:parent-style-name="AncientGreekἈρχαίαἑλληνικά" style:family="text">
      <style:text-properties style:font-weight-complex="bold" style:font-size-complex="14pt"/>
    </style:style>
    <style:style style:name="T9974" style:parent-style-name="AncientGreekἈρχαίαἑλληνικά" style:family="text">
      <style:text-properties style:font-weight-complex="bold" style:font-size-complex="14pt" fo:language="el" fo:country="GR"/>
    </style:style>
    <style:style style:name="T9975" style:parent-style-name="AncientGreekἈρχαίαἑλληνικά" style:family="text">
      <style:text-properties style:font-weight-complex="bold" style:font-size-complex="14pt"/>
    </style:style>
    <style:style style:name="T9976" style:parent-style-name="AncientGreekἈρχαίαἑλληνικά" style:family="text">
      <style:text-properties style:font-weight-complex="bold" style:font-size-complex="14pt" fo:language="el" fo:country="GR"/>
    </style:style>
    <style:style style:name="T9977" style:parent-style-name="AncientGreekἈρχαίαἑλληνικά" style:family="text">
      <style:text-properties style:font-weight-complex="bold" style:font-size-complex="14pt"/>
    </style:style>
    <style:style style:name="T9978" style:parent-style-name="AncientGreekἈρχαίαἑλληνικά" style:family="text">
      <style:text-properties style:font-weight-complex="bold" style:font-size-complex="14pt" fo:language="el" fo:country="GR"/>
    </style:style>
    <style:style style:name="T9979" style:parent-style-name="AncientGreekἈρχαίαἑλληνικά" style:family="text">
      <style:text-properties style:font-weight-complex="bold" style:font-size-complex="14pt"/>
    </style:style>
    <style:style style:name="T9980" style:parent-style-name="AncientGreekἈρχαίαἑλληνικά" style:family="text">
      <style:text-properties style:font-weight-complex="bold" style:font-size-complex="14pt" fo:language="el" fo:country="GR"/>
    </style:style>
    <style:style style:name="T9981" style:parent-style-name="AncientGreekἈρχαίαἑλληνικά" style:family="text">
      <style:text-properties style:font-weight-complex="bold" style:font-size-complex="14pt"/>
    </style:style>
    <style:style style:name="T9982" style:parent-style-name="AncientGreekἈρχαίαἑλληνικά" style:family="text">
      <style:text-properties style:font-weight-complex="bold" style:font-size-complex="14pt" fo:language="el" fo:country="GR"/>
    </style:style>
    <style:style style:name="T9983" style:parent-style-name="AncientGreekἈρχαίαἑλληνικά" style:family="text">
      <style:text-properties style:font-weight-complex="bold" style:font-size-complex="14pt"/>
    </style:style>
    <style:style style:name="T9984" style:parent-style-name="AncientGreekἈρχαίαἑλληνικά" style:family="text">
      <style:text-properties style:font-weight-complex="bold" style:font-size-complex="14pt" fo:language="el" fo:country="GR"/>
    </style:style>
    <style:style style:name="T9985" style:parent-style-name="AncientGreekἈρχαίαἑλληνικά" style:family="text">
      <style:text-properties style:font-weight-complex="bold" style:font-size-complex="14pt"/>
    </style:style>
    <style:style style:name="T9986" style:parent-style-name="AncientGreekἈρχαίαἑλληνικά" style:family="text">
      <style:text-properties style:font-weight-complex="bold" style:font-size-complex="14pt" fo:language="el" fo:country="GR"/>
    </style:style>
    <style:style style:name="T9987" style:parent-style-name="AncientGreekἈρχαίαἑλληνικά" style:family="text">
      <style:text-properties style:font-weight-complex="bold" style:font-size-complex="14pt"/>
    </style:style>
    <style:style style:name="T9988" style:parent-style-name="AncientGreekἈρχαίαἑλληνικά" style:family="text">
      <style:text-properties style:font-weight-complex="bold" style:font-size-complex="14pt" fo:language="el" fo:country="GR"/>
    </style:style>
    <style:style style:name="T9989" style:parent-style-name="AncientGreekἈρχαίαἑλληνικά" style:family="text">
      <style:text-properties style:font-weight-complex="bold" style:font-size-complex="14pt"/>
    </style:style>
    <style:style style:name="T9990" style:parent-style-name="AncientGreekἈρχαίαἑλληνικά" style:family="text">
      <style:text-properties style:font-weight-complex="bold" style:font-size-complex="14pt" fo:language="el" fo:country="GR"/>
    </style:style>
    <style:style style:name="T9991" style:parent-style-name="AncientGreekἈρχαίαἑλληνικά" style:family="text">
      <style:text-properties style:font-weight-complex="bold" style:font-size-complex="14pt"/>
    </style:style>
    <style:style style:name="T9992" style:parent-style-name="AncientGreekἈρχαίαἑλληνικά" style:family="text">
      <style:text-properties style:font-weight-complex="bold" style:font-size-complex="14pt" fo:language="el" fo:country="GR"/>
    </style:style>
    <style:style style:name="T9993" style:parent-style-name="AncientGreekἈρχαίαἑλληνικά" style:family="text">
      <style:text-properties style:font-weight-complex="bold" style:font-size-complex="14pt"/>
    </style:style>
    <style:style style:name="T9994" style:parent-style-name="AncientGreekἈρχαίαἑλληνικά" style:family="text">
      <style:text-properties style:font-weight-complex="bold" style:font-size-complex="14pt" fo:language="el" fo:country="GR"/>
    </style:style>
    <style:style style:name="T9995" style:parent-style-name="AncientGreekἈρχαίαἑλληνικά" style:family="text">
      <style:text-properties style:font-weight-complex="bold" style:font-size-complex="14pt"/>
    </style:style>
    <style:style style:name="T9996" style:parent-style-name="AncientGreekἈρχαίαἑλληνικά" style:family="text">
      <style:text-properties style:font-weight-complex="bold" style:font-size-complex="14pt" fo:language="el" fo:country="GR"/>
    </style:style>
    <style:style style:name="T9997" style:parent-style-name="AncientGreekἈρχαίαἑλληνικά" style:family="text">
      <style:text-properties style:font-weight-complex="bold" style:font-size-complex="14pt"/>
    </style:style>
    <style:style style:name="T9998" style:parent-style-name="AncientGreekἈρχαίαἑλληνικά" style:family="text">
      <style:text-properties style:font-weight-complex="bold" style:font-size-complex="14pt" fo:language="el" fo:country="GR"/>
    </style:style>
    <style:style style:name="T9999" style:parent-style-name="AncientGreekἈρχαίαἑλληνικά" style:family="text">
      <style:text-properties style:font-weight-complex="bold" style:font-size-complex="14pt"/>
    </style:style>
    <style:style style:name="T10000" style:parent-style-name="AncientGreekἈρχαίαἑλληνικά" style:family="text">
      <style:text-properties style:font-weight-complex="bold" style:font-size-complex="14pt" fo:language="el" fo:country="GR"/>
    </style:style>
    <style:style style:name="T10001" style:parent-style-name="AncientGreekἈρχαίαἑλληνικά" style:family="text">
      <style:text-properties style:font-weight-complex="bold" style:font-size-complex="14pt"/>
    </style:style>
    <style:style style:name="T10002" style:parent-style-name="AncientGreekἈρχαίαἑλληνικά" style:family="text">
      <style:text-properties style:font-weight-complex="bold" style:font-size-complex="14pt" fo:language="el" fo:country="GR"/>
    </style:style>
    <style:style style:name="T10003" style:parent-style-name="AncientGreekἈρχαίαἑλληνικά" style:family="text">
      <style:text-properties style:font-weight-complex="bold" style:font-size-complex="14pt"/>
    </style:style>
    <style:style style:name="P10004" style:parent-style-name="Standard" style:family="paragraph">
      <style:paragraph-properties fo:widows="0" fo:orphans="0">
        <style:tab-stops>
          <style:tab-stop style:type="left" style:position="2.5833in"/>
        </style:tab-stops>
      </style:paragraph-properties>
    </style:style>
    <style:style style:name="T10005" style:parent-style-name="AncientGreekἈρχαίαἑλληνικά" style:family="text">
      <style:text-properties style:font-weight-complex="bold" style:font-size-complex="14pt" fo:language="el" fo:country="GR"/>
    </style:style>
    <style:style style:name="T10006" style:parent-style-name="AncientGreekἈρχαίαἑλληνικά" style:family="text">
      <style:text-properties style:font-weight-complex="bold" style:font-size-complex="14pt"/>
    </style:style>
    <style:style style:name="T10007" style:parent-style-name="AncientGreekἈρχαίαἑλληνικά" style:family="text">
      <style:text-properties style:font-weight-complex="bold" style:font-size-complex="14pt" fo:language="el" fo:country="GR"/>
    </style:style>
    <style:style style:name="T10008" style:parent-style-name="AncientGreekἈρχαίαἑλληνικά" style:family="text">
      <style:text-properties style:font-weight-complex="bold" style:font-size-complex="14pt"/>
    </style:style>
    <style:style style:name="T10009" style:parent-style-name="AncientGreekἈρχαίαἑλληνικά" style:family="text">
      <style:text-properties style:font-weight-complex="bold" style:font-size-complex="14pt" fo:language="el" fo:country="GR"/>
    </style:style>
    <style:style style:name="T10010" style:parent-style-name="AncientGreekἈρχαίαἑλληνικά" style:family="text">
      <style:text-properties style:font-weight-complex="bold" style:font-size-complex="14pt"/>
    </style:style>
    <style:style style:name="T10011" style:parent-style-name="AncientGreekἈρχαίαἑλληνικά" style:family="text">
      <style:text-properties style:font-weight-complex="bold" style:font-size-complex="14pt" fo:language="el" fo:country="GR"/>
    </style:style>
    <style:style style:name="T10012" style:parent-style-name="AncientGreekἈρχαίαἑλληνικά" style:family="text">
      <style:text-properties style:font-weight-complex="bold" style:font-size-complex="14pt"/>
    </style:style>
    <style:style style:name="T10013" style:parent-style-name="AncientGreekἈρχαίαἑλληνικά" style:family="text">
      <style:text-properties style:font-weight-complex="bold" style:font-size-complex="14pt" fo:language="el" fo:country="GR"/>
    </style:style>
    <style:style style:name="T10014" style:parent-style-name="AncientGreekἈρχαίαἑλληνικά" style:family="text">
      <style:text-properties style:font-weight-complex="bold" style:font-size-complex="14pt"/>
    </style:style>
    <style:style style:name="T10015" style:parent-style-name="AncientGreekἈρχαίαἑλληνικά" style:family="text">
      <style:text-properties style:font-weight-complex="bold" style:font-size-complex="14pt" fo:language="el" fo:country="GR"/>
    </style:style>
    <style:style style:name="T10016" style:parent-style-name="AncientGreekἈρχαίαἑλληνικά" style:family="text">
      <style:text-properties style:font-weight-complex="bold" style:font-size-complex="14pt"/>
    </style:style>
    <style:style style:name="TableCell10017" style:family="table-cell">
      <style:table-cell-properties fo:border="0.0069in solid #000000" fo:background-color="#FFFFFF" style:writing-mode="lr-tb" fo:padding-top="0in" fo:padding-left="0.1527in" fo:padding-bottom="0in" fo:padding-right="0.15in"/>
    </style:style>
    <style:style style:name="P10018" style:parent-style-name="Standard" style:family="paragraph">
      <style:paragraph-properties fo:widows="0" fo:orphans="0"/>
      <style:text-properties style:font-name="AncientGreek"/>
    </style:style>
    <style:style style:name="P10019" style:parent-style-name="Standard" style:family="paragraph">
      <style:paragraph-properties fo:widows="0" fo:orphans="0"/>
      <style:text-properties style:font-name="AncientGreek"/>
    </style:style>
    <style:style style:name="P10020" style:parent-style-name="Standard" style:family="paragraph">
      <style:paragraph-properties fo:widows="0" fo:orphans="0"/>
      <style:text-properties style:font-name="AncientGreek"/>
    </style:style>
    <style:style style:name="P10021" style:parent-style-name="Standard" style:family="paragraph">
      <style:paragraph-properties fo:widows="0" fo:orphans="0"/>
      <style:text-properties style:font-name="AncientGreek"/>
    </style:style>
    <style:style style:name="TableRow10022" style:family="table-row">
      <style:table-row-properties style:min-row-height="0.0138in" style:use-optimal-row-height="false" fo:keep-together="always"/>
    </style:style>
    <style:style style:name="TableCell10023" style:family="table-cell">
      <style:table-cell-properties fo:border="0.0069in solid #000000" fo:background-color="#FFFFFF" style:writing-mode="lr-tb" fo:padding-top="0in" fo:padding-left="0.1527in" fo:padding-bottom="0in" fo:padding-right="0.15in"/>
    </style:style>
    <style:style style:name="P10024" style:parent-style-name="Standard" style:family="paragraph">
      <style:paragraph-properties fo:keep-with-next="always" fo:widows="0" fo:orphans="0" fo:text-align="center">
        <style:tab-stops>
          <style:tab-stop style:type="left" style:position="2.3229in"/>
        </style:tab-stops>
      </style:paragraph-properties>
    </style:style>
    <style:style style:name="T10025" style:parent-style-name="AncientGreekἈρχαίαἑλληνικά" style:family="text">
      <style:text-properties fo:font-weight="bold" style:font-weight-asian="bold" style:font-weight-complex="bold" fo:font-size="18pt" style:font-size-asian="18pt" style:font-size-complex="14pt"/>
    </style:style>
    <style:style style:name="T10026"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10027" style:parent-style-name="AncientGreekἈρχαίαἑλληνικά" style:family="text">
      <style:text-properties fo:font-weight="bold" style:font-weight-asian="bold" style:font-weight-complex="bold" fo:font-size="18pt" style:font-size-asian="18pt" style:font-size-complex="14pt"/>
    </style:style>
    <style:style style:name="T10028"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10029" style:parent-style-name="AncientGreekἈρχαίαἑλληνικά" style:family="text">
      <style:text-properties fo:font-weight="bold" style:font-weight-asian="bold" style:font-weight-complex="bold" fo:font-size="18pt" style:font-size-asian="18pt" style:font-size-complex="14pt"/>
    </style:style>
    <style:style style:name="T10030"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10031" style:parent-style-name="AncientGreekἈρχαίαἑλληνικά" style:family="text">
      <style:text-properties fo:font-weight="bold" style:font-weight-asian="bold" style:font-weight-complex="bold" fo:font-size="18pt" style:font-size-asian="18pt" style:font-size-complex="14pt"/>
    </style:style>
    <style:style style:name="P10032" style:parent-style-name="Standard" style:family="paragraph">
      <style:paragraph-properties fo:widows="0" fo:orphans="0">
        <style:tab-stops>
          <style:tab-stop style:type="left" style:position="2.3229in"/>
        </style:tab-stops>
      </style:paragraph-properties>
    </style:style>
    <style:style style:name="T10033" style:parent-style-name="AncientGreekἈρχαίαἑλληνικά" style:family="text">
      <style:text-properties style:font-weight-complex="bold" style:font-size-complex="14pt" fo:language="el" fo:country="GR"/>
    </style:style>
    <style:style style:name="T10034" style:parent-style-name="AncientGreekἈρχαίαἑλληνικά" style:family="text">
      <style:text-properties style:font-weight-complex="bold" style:font-size-complex="14pt"/>
    </style:style>
    <style:style style:name="T10035" style:parent-style-name="AncientGreekἈρχαίαἑλληνικά" style:family="text">
      <style:text-properties style:font-weight-complex="bold" style:font-size-complex="14pt" fo:language="el" fo:country="GR"/>
    </style:style>
    <style:style style:name="T10036" style:parent-style-name="AncientGreekἈρχαίαἑλληνικά" style:family="text">
      <style:text-properties style:font-weight-complex="bold" style:font-size-complex="14pt"/>
    </style:style>
    <style:style style:name="T10037" style:parent-style-name="AncientGreekἈρχαίαἑλληνικά" style:family="text">
      <style:text-properties style:font-weight-complex="bold" style:font-size-complex="14pt" fo:language="el" fo:country="GR"/>
    </style:style>
    <style:style style:name="T10038" style:parent-style-name="AncientGreekἈρχαίαἑλληνικά" style:family="text">
      <style:text-properties style:font-weight-complex="bold" style:font-size-complex="14pt"/>
    </style:style>
    <style:style style:name="T10039" style:parent-style-name="AncientGreekἈρχαίαἑλληνικά" style:family="text">
      <style:text-properties style:font-weight-complex="bold" style:font-size-complex="14pt" fo:language="el" fo:country="GR"/>
    </style:style>
    <style:style style:name="T10040" style:parent-style-name="AncientGreekἈρχαίαἑλληνικά" style:family="text">
      <style:text-properties style:font-weight-complex="bold" style:font-size-complex="14pt"/>
    </style:style>
    <style:style style:name="T10041" style:parent-style-name="AncientGreekἈρχαίαἑλληνικά" style:family="text">
      <style:text-properties style:font-weight-complex="bold" style:font-size-complex="14pt" fo:language="el" fo:country="GR"/>
    </style:style>
    <style:style style:name="T10042" style:parent-style-name="AncientGreekἈρχαίαἑλληνικά" style:family="text">
      <style:text-properties style:font-weight-complex="bold" style:font-size-complex="14pt"/>
    </style:style>
    <style:style style:name="T10043" style:parent-style-name="AncientGreekἈρχαίαἑλληνικά" style:family="text">
      <style:text-properties style:font-weight-complex="bold" style:font-size-complex="14pt" fo:language="el" fo:country="GR"/>
    </style:style>
    <style:style style:name="T10044" style:parent-style-name="AncientGreekἈρχαίαἑλληνικά" style:family="text">
      <style:text-properties style:font-weight-complex="bold" style:font-size-complex="14pt"/>
    </style:style>
    <style:style style:name="T10045" style:parent-style-name="AncientGreekἈρχαίαἑλληνικά" style:family="text">
      <style:text-properties style:font-weight-complex="bold" style:font-size-complex="14pt" fo:language="el" fo:country="GR"/>
    </style:style>
    <style:style style:name="T10046" style:parent-style-name="AncientGreekἈρχαίαἑλληνικά" style:family="text">
      <style:text-properties style:font-weight-complex="bold" style:font-size-complex="14pt"/>
    </style:style>
    <style:style style:name="T10047" style:parent-style-name="AncientGreekἈρχαίαἑλληνικά" style:family="text">
      <style:text-properties style:font-weight-complex="bold" style:font-size-complex="14pt" fo:language="el" fo:country="GR"/>
    </style:style>
    <style:style style:name="T10048" style:parent-style-name="AncientGreekἈρχαίαἑλληνικά" style:family="text">
      <style:text-properties style:font-weight-complex="bold" style:font-size-complex="14pt"/>
    </style:style>
    <style:style style:name="T10049" style:parent-style-name="AncientGreekἈρχαίαἑλληνικά" style:family="text">
      <style:text-properties style:font-weight-complex="bold" style:font-size-complex="14pt" fo:language="el" fo:country="GR"/>
    </style:style>
    <style:style style:name="T10050" style:parent-style-name="AncientGreekἈρχαίαἑλληνικά" style:family="text">
      <style:text-properties style:font-weight-complex="bold" style:font-size-complex="14pt"/>
    </style:style>
    <style:style style:name="T10051" style:parent-style-name="AncientGreekἈρχαίαἑλληνικά" style:family="text">
      <style:text-properties style:font-weight-complex="bold" style:font-size-complex="14pt" fo:language="el" fo:country="GR"/>
    </style:style>
    <style:style style:name="T10052" style:parent-style-name="AncientGreekἈρχαίαἑλληνικά" style:family="text">
      <style:text-properties style:font-weight-complex="bold" style:font-size-complex="14pt"/>
    </style:style>
    <style:style style:name="T10053" style:parent-style-name="AncientGreekἈρχαίαἑλληνικά" style:family="text">
      <style:text-properties style:font-weight-complex="bold" style:font-size-complex="14pt" fo:language="el" fo:country="GR"/>
    </style:style>
    <style:style style:name="T10054" style:parent-style-name="AncientGreekἈρχαίαἑλληνικά" style:family="text">
      <style:text-properties style:font-weight-complex="bold" style:font-size-complex="14pt"/>
    </style:style>
    <style:style style:name="T10055" style:parent-style-name="AncientGreekἈρχαίαἑλληνικά" style:family="text">
      <style:text-properties style:font-weight-complex="bold" style:font-size-complex="14pt" fo:language="el" fo:country="GR"/>
    </style:style>
    <style:style style:name="T10056" style:parent-style-name="AncientGreekἈρχαίαἑλληνικά" style:family="text">
      <style:text-properties style:font-weight-complex="bold" style:font-size-complex="14pt"/>
    </style:style>
    <style:style style:name="T10057" style:parent-style-name="AncientGreekἈρχαίαἑλληνικά" style:family="text">
      <style:text-properties style:font-weight-complex="bold" style:font-size-complex="14pt" fo:language="el" fo:country="GR"/>
    </style:style>
    <style:style style:name="T10058" style:parent-style-name="AncientGreekἈρχαίαἑλληνικά" style:family="text">
      <style:text-properties style:font-weight-complex="bold" style:font-size-complex="14pt"/>
    </style:style>
    <style:style style:name="T10059" style:parent-style-name="AncientGreekἈρχαίαἑλληνικά" style:family="text">
      <style:text-properties style:font-weight-complex="bold" style:font-size-complex="14pt" fo:language="el" fo:country="GR"/>
    </style:style>
    <style:style style:name="T10060" style:parent-style-name="AncientGreekἈρχαίαἑλληνικά" style:family="text">
      <style:text-properties style:font-weight-complex="bold" style:font-size-complex="14pt"/>
    </style:style>
    <style:style style:name="T10061" style:parent-style-name="AncientGreekἈρχαίαἑλληνικά" style:family="text">
      <style:text-properties style:font-weight-complex="bold" style:font-size-complex="14pt" fo:language="el" fo:country="GR"/>
    </style:style>
    <style:style style:name="T10062" style:parent-style-name="AncientGreekἈρχαίαἑλληνικά" style:family="text">
      <style:text-properties style:font-weight-complex="bold" style:font-size-complex="14pt"/>
    </style:style>
    <style:style style:name="T10063" style:parent-style-name="AncientGreekἈρχαίαἑλληνικά" style:family="text">
      <style:text-properties style:font-weight-complex="bold" style:font-size-complex="14pt" fo:language="el" fo:country="GR"/>
    </style:style>
    <style:style style:name="T10064" style:parent-style-name="AncientGreekἈρχαίαἑλληνικά" style:family="text">
      <style:text-properties style:font-weight-complex="bold" style:font-size-complex="14pt"/>
    </style:style>
    <style:style style:name="T10065" style:parent-style-name="AncientGreekἈρχαίαἑλληνικά" style:family="text">
      <style:text-properties style:font-weight-complex="bold" style:font-size-complex="14pt" fo:language="el" fo:country="GR"/>
    </style:style>
    <style:style style:name="T10066" style:parent-style-name="AncientGreekἈρχαίαἑλληνικά" style:family="text">
      <style:text-properties style:font-weight-complex="bold" style:font-size-complex="14pt"/>
    </style:style>
    <style:style style:name="T10067" style:parent-style-name="AncientGreekἈρχαίαἑλληνικά" style:family="text">
      <style:text-properties style:font-weight-complex="bold" style:font-size-complex="14pt" fo:language="el" fo:country="GR"/>
    </style:style>
    <style:style style:name="T10068" style:parent-style-name="AncientGreekἈρχαίαἑλληνικά" style:family="text">
      <style:text-properties style:font-weight-complex="bold" style:font-size-complex="14pt"/>
    </style:style>
    <style:style style:name="T10069" style:parent-style-name="AncientGreekἈρχαίαἑλληνικά" style:family="text">
      <style:text-properties style:font-weight-complex="bold" style:font-size-complex="14pt" fo:language="el" fo:country="GR"/>
    </style:style>
    <style:style style:name="T10070" style:parent-style-name="AncientGreekἈρχαίαἑλληνικά" style:family="text">
      <style:text-properties style:font-weight-complex="bold" style:font-size-complex="14pt"/>
    </style:style>
    <style:style style:name="T10071" style:parent-style-name="AncientGreekἈρχαίαἑλληνικά" style:family="text">
      <style:text-properties style:font-weight-complex="bold" style:font-size-complex="14pt" fo:language="el" fo:country="GR"/>
    </style:style>
    <style:style style:name="T10072" style:parent-style-name="AncientGreekἈρχαίαἑλληνικά" style:family="text">
      <style:text-properties style:font-weight-complex="bold" style:font-size-complex="14pt"/>
    </style:style>
    <style:style style:name="T10073" style:parent-style-name="AncientGreekἈρχαίαἑλληνικά" style:family="text">
      <style:text-properties style:font-weight-complex="bold" style:font-size-complex="14pt" fo:language="el" fo:country="GR"/>
    </style:style>
    <style:style style:name="T10074" style:parent-style-name="AncientGreekἈρχαίαἑλληνικά" style:family="text">
      <style:text-properties style:font-weight-complex="bold" style:font-size-complex="14pt"/>
    </style:style>
    <style:style style:name="T10075" style:parent-style-name="AncientGreekἈρχαίαἑλληνικά" style:family="text">
      <style:text-properties style:font-weight-complex="bold" style:font-size-complex="14pt" fo:language="el" fo:country="GR"/>
    </style:style>
    <style:style style:name="T10076" style:parent-style-name="AncientGreekἈρχαίαἑλληνικά" style:family="text">
      <style:text-properties style:font-weight-complex="bold" style:font-size-complex="14pt"/>
    </style:style>
    <style:style style:name="T10077" style:parent-style-name="AncientGreekἈρχαίαἑλληνικά" style:family="text">
      <style:text-properties style:font-weight-complex="bold" style:font-size-complex="14pt" fo:language="el" fo:country="GR"/>
    </style:style>
    <style:style style:name="T10078" style:parent-style-name="AncientGreekἈρχαίαἑλληνικά" style:family="text">
      <style:text-properties style:font-weight-complex="bold" style:font-size-complex="14pt"/>
    </style:style>
    <style:style style:name="T10079" style:parent-style-name="AncientGreekἈρχαίαἑλληνικά" style:family="text">
      <style:text-properties style:font-weight-complex="bold" style:font-size-complex="14pt" fo:language="el" fo:country="GR"/>
    </style:style>
    <style:style style:name="T10080" style:parent-style-name="AncientGreekἈρχαίαἑλληνικά" style:family="text">
      <style:text-properties style:font-weight-complex="bold" style:font-size-complex="14pt"/>
    </style:style>
    <style:style style:name="T10081" style:parent-style-name="AncientGreekἈρχαίαἑλληνικά" style:family="text">
      <style:text-properties style:font-weight-complex="bold" style:font-size-complex="14pt" fo:language="el" fo:country="GR"/>
    </style:style>
    <style:style style:name="T10082" style:parent-style-name="AncientGreekἈρχαίαἑλληνικά" style:family="text">
      <style:text-properties style:font-weight-complex="bold" style:font-size-complex="14pt"/>
    </style:style>
    <style:style style:name="T10083" style:parent-style-name="AncientGreekἈρχαίαἑλληνικά" style:family="text">
      <style:text-properties style:font-weight-complex="bold" style:font-size-complex="14pt" fo:language="el" fo:country="GR"/>
    </style:style>
    <style:style style:name="T10084" style:parent-style-name="AncientGreekἈρχαίαἑλληνικά" style:family="text">
      <style:text-properties style:font-weight-complex="bold" style:font-size-complex="14pt"/>
    </style:style>
    <style:style style:name="T10085" style:parent-style-name="AncientGreekἈρχαίαἑλληνικά" style:family="text">
      <style:text-properties style:font-weight-complex="bold" style:font-size-complex="14pt" fo:language="el" fo:country="GR"/>
    </style:style>
    <style:style style:name="T10086" style:parent-style-name="AncientGreekἈρχαίαἑλληνικά" style:family="text">
      <style:text-properties style:font-weight-complex="bold" style:font-size-complex="14pt"/>
    </style:style>
    <style:style style:name="T10087" style:parent-style-name="AncientGreekἈρχαίαἑλληνικά" style:family="text">
      <style:text-properties style:font-weight-complex="bold" style:font-size-complex="14pt" fo:language="el" fo:country="GR"/>
    </style:style>
    <style:style style:name="T10088" style:parent-style-name="AncientGreekἈρχαίαἑλληνικά" style:family="text">
      <style:text-properties style:font-weight-complex="bold" style:font-size-complex="14pt"/>
    </style:style>
    <style:style style:name="T10089" style:parent-style-name="AncientGreekἈρχαίαἑλληνικά" style:family="text">
      <style:text-properties style:font-weight-complex="bold" style:font-size-complex="14pt" fo:language="el" fo:country="GR"/>
    </style:style>
    <style:style style:name="T10090" style:parent-style-name="AncientGreekἈρχαίαἑλληνικά" style:family="text">
      <style:text-properties style:font-weight-complex="bold" style:font-size-complex="14pt"/>
    </style:style>
    <style:style style:name="T10091" style:parent-style-name="AncientGreekἈρχαίαἑλληνικά" style:family="text">
      <style:text-properties style:font-weight-complex="bold" style:font-size-complex="14pt" fo:language="el" fo:country="GR"/>
    </style:style>
    <style:style style:name="T10092" style:parent-style-name="AncientGreekἈρχαίαἑλληνικά" style:family="text">
      <style:text-properties style:font-weight-complex="bold" style:font-size-complex="14pt"/>
    </style:style>
    <style:style style:name="T10093" style:parent-style-name="AncientGreekἈρχαίαἑλληνικά" style:family="text">
      <style:text-properties style:font-weight-complex="bold" style:font-size-complex="14pt" fo:language="el" fo:country="GR"/>
    </style:style>
    <style:style style:name="T10094" style:parent-style-name="AncientGreekἈρχαίαἑλληνικά" style:family="text">
      <style:text-properties style:font-weight-complex="bold" style:font-size-complex="14pt"/>
    </style:style>
    <style:style style:name="T10095" style:parent-style-name="AncientGreekἈρχαίαἑλληνικά" style:family="text">
      <style:text-properties style:font-weight-complex="bold" style:font-size-complex="14pt" fo:language="el" fo:country="GR"/>
    </style:style>
    <style:style style:name="T10096" style:parent-style-name="AncientGreekἈρχαίαἑλληνικά" style:family="text">
      <style:text-properties style:font-weight-complex="bold" style:font-size-complex="14pt"/>
    </style:style>
    <style:style style:name="T10097" style:parent-style-name="AncientGreekἈρχαίαἑλληνικά" style:family="text">
      <style:text-properties style:font-weight-complex="bold" style:font-size-complex="14pt" fo:language="el" fo:country="GR"/>
    </style:style>
    <style:style style:name="T10098" style:parent-style-name="AncientGreekἈρχαίαἑλληνικά" style:family="text">
      <style:text-properties style:font-weight-complex="bold" style:font-size-complex="14pt"/>
    </style:style>
    <style:style style:name="T10099" style:parent-style-name="AncientGreekἈρχαίαἑλληνικά" style:family="text">
      <style:text-properties style:font-weight-complex="bold" style:font-size-complex="14pt" fo:language="el" fo:country="GR"/>
    </style:style>
    <style:style style:name="T10100" style:parent-style-name="AncientGreekἈρχαίαἑλληνικά" style:family="text">
      <style:text-properties style:font-weight-complex="bold" style:font-size-complex="14pt"/>
    </style:style>
    <style:style style:name="T10101" style:parent-style-name="AncientGreekἈρχαίαἑλληνικά" style:family="text">
      <style:text-properties style:font-weight-complex="bold" style:font-size-complex="14pt" fo:language="el" fo:country="GR"/>
    </style:style>
    <style:style style:name="T10102" style:parent-style-name="AncientGreekἈρχαίαἑλληνικά" style:family="text">
      <style:text-properties style:font-weight-complex="bold" style:font-size-complex="14pt"/>
    </style:style>
    <style:style style:name="T10103" style:parent-style-name="AncientGreekἈρχαίαἑλληνικά" style:family="text">
      <style:text-properties style:font-weight-complex="bold" style:font-size-complex="14pt" fo:language="el" fo:country="GR"/>
    </style:style>
    <style:style style:name="T10104" style:parent-style-name="AncientGreekἈρχαίαἑλληνικά" style:family="text">
      <style:text-properties style:font-weight-complex="bold" style:font-size-complex="14pt"/>
    </style:style>
    <style:style style:name="T10105" style:parent-style-name="AncientGreekἈρχαίαἑλληνικά" style:family="text">
      <style:text-properties style:font-weight-complex="bold" style:font-size-complex="14pt" fo:language="el" fo:country="GR"/>
    </style:style>
    <style:style style:name="T10106" style:parent-style-name="AncientGreekἈρχαίαἑλληνικά" style:family="text">
      <style:text-properties style:font-weight-complex="bold" style:font-size-complex="14pt"/>
    </style:style>
    <style:style style:name="T10107" style:parent-style-name="AncientGreekἈρχαίαἑλληνικά" style:family="text">
      <style:text-properties style:font-weight-complex="bold" style:font-size-complex="14pt" fo:language="el" fo:country="GR"/>
    </style:style>
    <style:style style:name="T10108" style:parent-style-name="AncientGreekἈρχαίαἑλληνικά" style:family="text">
      <style:text-properties style:font-weight-complex="bold" style:font-size-complex="14pt"/>
    </style:style>
    <style:style style:name="T10109" style:parent-style-name="AncientGreekἈρχαίαἑλληνικά" style:family="text">
      <style:text-properties style:font-weight-complex="bold" style:font-size-complex="14pt" fo:language="el" fo:country="GR"/>
    </style:style>
    <style:style style:name="T10110" style:parent-style-name="AncientGreekἈρχαίαἑλληνικά" style:family="text">
      <style:text-properties style:font-weight-complex="bold" style:font-size-complex="14pt"/>
    </style:style>
    <style:style style:name="P10111" style:parent-style-name="Standard" style:family="paragraph">
      <style:paragraph-properties fo:widows="0" fo:orphans="0">
        <style:tab-stops>
          <style:tab-stop style:type="left" style:position="2.3229in"/>
        </style:tab-stops>
      </style:paragraph-properties>
    </style:style>
    <style:style style:name="T10112" style:parent-style-name="AncientGreekἈρχαίαἑλληνικά" style:family="text">
      <style:text-properties style:font-weight-complex="bold" style:font-size-complex="14pt" fo:language="el" fo:country="GR"/>
    </style:style>
    <style:style style:name="TableCell10113" style:family="table-cell">
      <style:table-cell-properties fo:border="0.0069in solid #000000" fo:background-color="#FFFFFF" style:writing-mode="lr-tb" fo:padding-top="0in" fo:padding-left="0.1527in" fo:padding-bottom="0in" fo:padding-right="0.15in"/>
    </style:style>
    <style:style style:name="P10114" style:parent-style-name="Standard" style:family="paragraph">
      <style:paragraph-properties fo:widows="0" fo:orphans="0"/>
      <style:text-properties style:font-name="AncientGreek"/>
    </style:style>
    <style:style style:name="P10115" style:parent-style-name="Standard" style:family="paragraph">
      <style:paragraph-properties fo:widows="0" fo:orphans="0"/>
      <style:text-properties style:font-name="AncientGreek"/>
    </style:style>
    <style:style style:name="P10116" style:parent-style-name="Standard" style:family="paragraph">
      <style:paragraph-properties fo:widows="0" fo:orphans="0"/>
      <style:text-properties style:font-name="AncientGreek"/>
    </style:style>
    <style:style style:name="P10117" style:parent-style-name="Standard" style:family="paragraph">
      <style:paragraph-properties fo:widows="0" fo:orphans="0"/>
      <style:text-properties style:font-name="AncientGreek"/>
    </style:style>
    <style:style style:name="TableRow10118" style:family="table-row">
      <style:table-row-properties style:min-row-height="0.0138in" style:use-optimal-row-height="false" fo:keep-together="always"/>
    </style:style>
    <style:style style:name="TableCell10119" style:family="table-cell">
      <style:table-cell-properties fo:border="0.0069in solid #000000" fo:background-color="#FFFFFF" style:writing-mode="lr-tb" fo:padding-top="0in" fo:padding-left="0.1527in" fo:padding-bottom="0in" fo:padding-right="0.15in"/>
    </style:style>
    <style:style style:name="P10120" style:parent-style-name="Standard" style:family="paragraph">
      <style:paragraph-properties fo:keep-with-next="always" fo:widows="0" fo:orphans="0" fo:text-align="center"/>
    </style:style>
    <style:style style:name="T10121"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P10122" style:parent-style-name="Standard" style:family="paragraph">
      <style:paragraph-properties fo:widows="0" fo:orphans="0"/>
    </style:style>
    <style:style style:name="T10123" style:parent-style-name="AncientGreekἈρχαίαἑλληνικά" style:family="text">
      <style:text-properties style:font-weight-complex="bold" style:font-size-complex="14pt" fo:language="el" fo:country="GR"/>
    </style:style>
    <style:style style:name="P10124" style:parent-style-name="Standard" style:family="paragraph">
      <style:paragraph-properties fo:widows="0" fo:orphans="0"/>
    </style:style>
    <style:style style:name="T10125" style:parent-style-name="AncientGreekἈρχαίαἑλληνικά" style:family="text">
      <style:text-properties style:font-weight-complex="bold" style:font-size-complex="14pt" fo:language="el" fo:country="GR"/>
    </style:style>
    <style:style style:name="TableCell10126" style:family="table-cell">
      <style:table-cell-properties fo:border="0.0069in solid #000000" fo:background-color="#FFFFFF" style:writing-mode="lr-tb" fo:padding-top="0in" fo:padding-left="0.1527in" fo:padding-bottom="0in" fo:padding-right="0.15in"/>
    </style:style>
    <style:style style:name="P10127" style:parent-style-name="Standard" style:family="paragraph">
      <style:paragraph-properties fo:widows="0" fo:orphans="0"/>
      <style:text-properties style:font-name="AncientGreek"/>
    </style:style>
    <style:style style:name="P10128" style:parent-style-name="Standard" style:family="paragraph">
      <style:paragraph-properties fo:widows="0" fo:orphans="0"/>
      <style:text-properties style:font-name="AncientGreek"/>
    </style:style>
    <style:style style:name="P10129" style:parent-style-name="Standard" style:family="paragraph">
      <style:paragraph-properties fo:widows="0" fo:orphans="0"/>
      <style:text-properties style:font-name="AncientGreek"/>
    </style:style>
    <style:style style:name="TableRow10130" style:family="table-row">
      <style:table-row-properties style:min-row-height="0.0138in" style:use-optimal-row-height="false" fo:keep-together="always"/>
    </style:style>
    <style:style style:name="TableCell10131" style:family="table-cell">
      <style:table-cell-properties fo:border="0.0069in solid #000000" fo:background-color="#FFFFFF" style:writing-mode="lr-tb" fo:padding-top="0in" fo:padding-left="0.1527in" fo:padding-bottom="0in" fo:padding-right="0.15in"/>
    </style:style>
    <style:style style:name="P10132" style:parent-style-name="Standard" style:family="paragraph">
      <style:paragraph-properties fo:keep-with-next="always" fo:widows="0" fo:orphans="0" fo:text-align="center">
        <style:tab-stops>
          <style:tab-stop style:type="left" style:position="0.9687in"/>
          <style:tab-stop style:type="center" style:position="1in"/>
        </style:tab-stops>
      </style:paragraph-properties>
    </style:style>
    <style:style style:name="T10133" style:parent-style-name="AncientGreekἈρχαίαἑλληνικά" style:family="text">
      <style:text-properties fo:font-weight="bold" style:font-weight-asian="bold" style:font-weight-complex="bold" fo:font-size="18pt" style:font-size-asian="18pt" style:font-size-complex="14pt"/>
    </style:style>
    <style:style style:name="T10134" style:parent-style-name="AncientGreekἈρχαίαἑλληνικά" style:family="text">
      <style:text-properties fo:font-weight="bold" style:font-weight-asian="bold" style:font-weight-complex="bold" fo:font-size="18pt" style:font-size-asian="18pt" style:font-size-complex="18pt"/>
    </style:style>
    <style:style style:name="T10135" style:parent-style-name="AncientGreekἈρχαίαἑλληνικά" style:family="text">
      <style:text-properties fo:font-weight="bold" style:font-weight-asian="bold" style:font-weight-complex="bold" fo:font-size="18pt" style:font-size-asian="18pt" style:font-size-complex="18pt" fo:language="el" fo:country="GR"/>
    </style:style>
    <style:style style:name="T10136" style:parent-style-name="AncientGreekἈρχαίαἑλληνικά" style:family="text">
      <style:text-properties fo:font-weight="bold" style:font-weight-asian="bold" style:font-weight-complex="bold" fo:font-size="18pt" style:font-size-asian="18pt" style:font-size-complex="18pt"/>
    </style:style>
    <style:style style:name="T10137" style:parent-style-name="AncientGreekἈρχαίαἑλληνικά" style:family="text">
      <style:text-properties fo:font-weight="bold" style:font-weight-asian="bold" style:font-weight-complex="bold" fo:font-size="18pt" style:font-size-asian="18pt" style:font-size-complex="18pt" fo:language="el" fo:country="GR"/>
    </style:style>
    <style:style style:name="T10138" style:parent-style-name="AncientGreekἈρχαίαἑλληνικά" style:family="text">
      <style:text-properties fo:font-weight="bold" style:font-weight-asian="bold" style:font-weight-complex="bold" fo:font-size="18pt" style:font-size-asian="18pt" style:font-size-complex="18pt"/>
    </style:style>
    <style:style style:name="T10139" style:parent-style-name="AncientGreekἈρχαίαἑλληνικά" style:family="text">
      <style:text-properties fo:font-weight="bold" style:font-weight-asian="bold" style:font-weight-complex="bold" fo:font-size="18pt" style:font-size-asian="18pt" style:font-size-complex="18pt" fo:language="el" fo:country="GR"/>
    </style:style>
    <style:style style:name="T10140" style:parent-style-name="AncientGreekἈρχαίαἑλληνικά" style:family="text">
      <style:text-properties fo:font-weight="bold" style:font-weight-asian="bold" style:font-weight-complex="bold" fo:font-size="18pt" style:font-size-asian="18pt" style:font-size-complex="18pt"/>
    </style:style>
    <style:style style:name="P10141" style:parent-style-name="Standard" style:family="paragraph">
      <style:paragraph-properties fo:widows="0" fo:orphans="0">
        <style:tab-stops>
          <style:tab-stop style:type="left" style:position="0.9687in"/>
        </style:tab-stops>
      </style:paragraph-properties>
    </style:style>
    <style:style style:name="T10142" style:parent-style-name="AncientGreekἈρχαίαἑλληνικά" style:family="text">
      <style:text-properties style:font-weight-complex="bold" style:font-size-complex="14pt" fo:language="el" fo:country="GR"/>
    </style:style>
    <style:style style:name="T10143" style:parent-style-name="AncientGreekἈρχαίαἑλληνικά" style:family="text">
      <style:text-properties style:font-weight-complex="bold" style:font-size-complex="14pt"/>
    </style:style>
    <style:style style:name="T10144" style:parent-style-name="AncientGreekἈρχαίαἑλληνικά" style:family="text">
      <style:text-properties style:font-weight-complex="bold" style:font-size-complex="14pt" fo:language="el" fo:country="GR"/>
    </style:style>
    <style:style style:name="T10145" style:parent-style-name="AncientGreekἈρχαίαἑλληνικά" style:family="text">
      <style:text-properties style:font-weight-complex="bold" style:font-size-complex="14pt"/>
    </style:style>
    <style:style style:name="T10146" style:parent-style-name="AncientGreekἈρχαίαἑλληνικά" style:family="text">
      <style:text-properties style:font-weight-complex="bold" style:font-size-complex="14pt" fo:language="el" fo:country="GR"/>
    </style:style>
    <style:style style:name="T10147" style:parent-style-name="AncientGreekἈρχαίαἑλληνικά" style:family="text">
      <style:text-properties style:font-weight-complex="bold" style:font-size-complex="14pt"/>
    </style:style>
    <style:style style:name="T10148" style:parent-style-name="AncientGreekἈρχαίαἑλληνικά" style:family="text">
      <style:text-properties style:font-weight-complex="bold" style:font-size-complex="14pt" fo:language="el" fo:country="GR"/>
    </style:style>
    <style:style style:name="T10149" style:parent-style-name="AncientGreekἈρχαίαἑλληνικά" style:family="text">
      <style:text-properties style:font-weight-complex="bold" style:font-size-complex="14pt"/>
    </style:style>
    <style:style style:name="T10150" style:parent-style-name="AncientGreekἈρχαίαἑλληνικά" style:family="text">
      <style:text-properties style:font-weight-complex="bold" style:font-size-complex="14pt" fo:language="el" fo:country="GR"/>
    </style:style>
    <style:style style:name="T10151" style:parent-style-name="AncientGreekἈρχαίαἑλληνικά" style:family="text">
      <style:text-properties style:font-weight-complex="bold" style:font-size-complex="14pt"/>
    </style:style>
    <style:style style:name="T10152" style:parent-style-name="AncientGreekἈρχαίαἑλληνικά" style:family="text">
      <style:text-properties style:font-weight-complex="bold" style:font-size-complex="14pt" fo:language="el" fo:country="GR"/>
    </style:style>
    <style:style style:name="T10153" style:parent-style-name="AncientGreekἈρχαίαἑλληνικά" style:family="text">
      <style:text-properties style:font-weight-complex="bold" style:font-size-complex="14pt"/>
    </style:style>
    <style:style style:name="T10154" style:parent-style-name="AncientGreekἈρχαίαἑλληνικά" style:family="text">
      <style:text-properties style:font-weight-complex="bold" style:font-size-complex="14pt" fo:language="el" fo:country="GR"/>
    </style:style>
    <style:style style:name="T10155" style:parent-style-name="AncientGreekἈρχαίαἑλληνικά" style:family="text">
      <style:text-properties style:font-weight-complex="bold" style:font-size-complex="14pt"/>
    </style:style>
    <style:style style:name="T10156" style:parent-style-name="AncientGreekἈρχαίαἑλληνικά" style:family="text">
      <style:text-properties style:font-weight-complex="bold" style:font-size-complex="14pt" fo:language="el" fo:country="GR"/>
    </style:style>
    <style:style style:name="T10157" style:parent-style-name="AncientGreekἈρχαίαἑλληνικά" style:family="text">
      <style:text-properties style:font-weight-complex="bold" style:font-size-complex="14pt"/>
    </style:style>
    <style:style style:name="T10158" style:parent-style-name="AncientGreekἈρχαίαἑλληνικά" style:family="text">
      <style:text-properties style:font-weight-complex="bold" style:font-size-complex="14pt" fo:language="el" fo:country="GR"/>
    </style:style>
    <style:style style:name="T10159" style:parent-style-name="AncientGreekἈρχαίαἑλληνικά" style:family="text">
      <style:text-properties style:font-weight-complex="bold" style:font-size-complex="14pt"/>
    </style:style>
    <style:style style:name="T10160" style:parent-style-name="AncientGreekἈρχαίαἑλληνικά" style:family="text">
      <style:text-properties style:font-weight-complex="bold" style:font-size-complex="14pt" fo:language="el" fo:country="GR"/>
    </style:style>
    <style:style style:name="T10161" style:parent-style-name="AncientGreekἈρχαίαἑλληνικά" style:family="text">
      <style:text-properties style:font-weight-complex="bold" style:font-size-complex="14pt"/>
    </style:style>
    <style:style style:name="T10162" style:parent-style-name="AncientGreekἈρχαίαἑλληνικά" style:family="text">
      <style:text-properties style:font-weight-complex="bold" style:font-size-complex="14pt" fo:language="el" fo:country="GR"/>
    </style:style>
    <style:style style:name="T10163" style:parent-style-name="AncientGreekἈρχαίαἑλληνικά" style:family="text">
      <style:text-properties style:font-weight-complex="bold" style:font-size-complex="14pt"/>
    </style:style>
    <style:style style:name="T10164" style:parent-style-name="AncientGreekἈρχαίαἑλληνικά" style:family="text">
      <style:text-properties style:font-weight-complex="bold" style:font-size-complex="14pt" fo:language="el" fo:country="GR"/>
    </style:style>
    <style:style style:name="T10165" style:parent-style-name="AncientGreekἈρχαίαἑλληνικά" style:family="text">
      <style:text-properties style:font-weight-complex="bold" style:font-size-complex="14pt"/>
    </style:style>
    <style:style style:name="T10166" style:parent-style-name="AncientGreekἈρχαίαἑλληνικά" style:family="text">
      <style:text-properties style:font-weight-complex="bold" style:font-size-complex="14pt" fo:language="el" fo:country="GR"/>
    </style:style>
    <style:style style:name="T10167" style:parent-style-name="AncientGreekἈρχαίαἑλληνικά" style:family="text">
      <style:text-properties style:font-weight-complex="bold" style:font-size-complex="14pt"/>
    </style:style>
    <style:style style:name="T10168" style:parent-style-name="AncientGreekἈρχαίαἑλληνικά" style:family="text">
      <style:text-properties style:font-weight-complex="bold" style:font-size-complex="14pt" fo:language="el" fo:country="GR"/>
    </style:style>
    <style:style style:name="T10169" style:parent-style-name="AncientGreekἈρχαίαἑλληνικά" style:family="text">
      <style:text-properties style:font-weight-complex="bold" style:font-size-complex="14pt"/>
    </style:style>
    <style:style style:name="T10170" style:parent-style-name="AncientGreekἈρχαίαἑλληνικά" style:family="text">
      <style:text-properties style:font-weight-complex="bold" style:font-size-complex="14pt" fo:language="el" fo:country="GR"/>
    </style:style>
    <style:style style:name="T10171" style:parent-style-name="AncientGreekἈρχαίαἑλληνικά" style:family="text">
      <style:text-properties style:font-weight-complex="bold" style:font-size-complex="14pt"/>
    </style:style>
    <style:style style:name="T10172" style:parent-style-name="AncientGreekἈρχαίαἑλληνικά" style:family="text">
      <style:text-properties style:font-weight-complex="bold" style:font-size-complex="14pt" fo:language="el" fo:country="GR"/>
    </style:style>
    <style:style style:name="T10173" style:parent-style-name="AncientGreekἈρχαίαἑλληνικά" style:family="text">
      <style:text-properties style:font-weight-complex="bold" style:font-size-complex="14pt"/>
    </style:style>
    <style:style style:name="T10174" style:parent-style-name="AncientGreekἈρχαίαἑλληνικά" style:family="text">
      <style:text-properties style:font-weight-complex="bold" style:font-size-complex="14pt" fo:language="el" fo:country="GR"/>
    </style:style>
    <style:style style:name="T10175" style:parent-style-name="AncientGreekἈρχαίαἑλληνικά" style:family="text">
      <style:text-properties style:font-weight-complex="bold" style:font-size-complex="14pt"/>
    </style:style>
    <style:style style:name="T10176" style:parent-style-name="AncientGreekἈρχαίαἑλληνικά" style:family="text">
      <style:text-properties style:font-weight-complex="bold" style:font-size-complex="14pt" fo:language="el" fo:country="GR"/>
    </style:style>
    <style:style style:name="T10177" style:parent-style-name="AncientGreekἈρχαίαἑλληνικά" style:family="text">
      <style:text-properties style:font-weight-complex="bold" style:font-size-complex="14pt"/>
    </style:style>
    <style:style style:name="T10178" style:parent-style-name="AncientGreekἈρχαίαἑλληνικά" style:family="text">
      <style:text-properties style:font-weight-complex="bold" style:font-size-complex="14pt" fo:language="el" fo:country="GR"/>
    </style:style>
    <style:style style:name="T10179" style:parent-style-name="AncientGreekἈρχαίαἑλληνικά" style:family="text">
      <style:text-properties style:font-weight-complex="bold" style:font-size-complex="14pt"/>
    </style:style>
    <style:style style:name="T10180" style:parent-style-name="AncientGreekἈρχαίαἑλληνικά" style:family="text">
      <style:text-properties style:font-weight-complex="bold" style:font-size-complex="14pt" fo:language="el" fo:country="GR"/>
    </style:style>
    <style:style style:name="T10181" style:parent-style-name="AncientGreekἈρχαίαἑλληνικά" style:family="text">
      <style:text-properties style:font-weight-complex="bold" style:font-size-complex="14pt"/>
    </style:style>
    <style:style style:name="T10182" style:parent-style-name="AncientGreekἈρχαίαἑλληνικά" style:family="text">
      <style:text-properties style:font-weight-complex="bold" style:font-size-complex="14pt" fo:language="el" fo:country="GR"/>
    </style:style>
    <style:style style:name="T10183" style:parent-style-name="AncientGreekἈρχαίαἑλληνικά" style:family="text">
      <style:text-properties style:font-weight-complex="bold" style:font-size-complex="14pt"/>
    </style:style>
    <style:style style:name="T10184" style:parent-style-name="AncientGreekἈρχαίαἑλληνικά" style:family="text">
      <style:text-properties style:font-weight-complex="bold" style:font-size-complex="14pt" fo:language="el" fo:country="GR"/>
    </style:style>
    <style:style style:name="T10185" style:parent-style-name="AncientGreekἈρχαίαἑλληνικά" style:family="text">
      <style:text-properties style:font-weight-complex="bold" style:font-size-complex="14pt"/>
    </style:style>
    <style:style style:name="T10186" style:parent-style-name="AncientGreekἈρχαίαἑλληνικά" style:family="text">
      <style:text-properties style:font-weight-complex="bold" style:font-size-complex="14pt" fo:language="el" fo:country="GR"/>
    </style:style>
    <style:style style:name="T10187" style:parent-style-name="AncientGreekἈρχαίαἑλληνικά" style:family="text">
      <style:text-properties style:font-weight-complex="bold" style:font-size-complex="14pt"/>
    </style:style>
    <style:style style:name="T10188" style:parent-style-name="AncientGreekἈρχαίαἑλληνικά" style:family="text">
      <style:text-properties style:font-weight-complex="bold" style:font-size-complex="14pt" fo:language="el" fo:country="GR"/>
    </style:style>
    <style:style style:name="T10189" style:parent-style-name="AncientGreekἈρχαίαἑλληνικά" style:family="text">
      <style:text-properties style:font-weight-complex="bold" style:font-size-complex="14pt"/>
    </style:style>
    <style:style style:name="T10190" style:parent-style-name="AncientGreekἈρχαίαἑλληνικά" style:family="text">
      <style:text-properties style:font-weight-complex="bold" style:font-size-complex="14pt" fo:language="el" fo:country="GR"/>
    </style:style>
    <style:style style:name="T10191" style:parent-style-name="AncientGreekἈρχαίαἑλληνικά" style:family="text">
      <style:text-properties style:font-weight-complex="bold" style:font-size-complex="14pt"/>
    </style:style>
    <style:style style:name="T10192" style:parent-style-name="AncientGreekἈρχαίαἑλληνικά" style:family="text">
      <style:text-properties style:font-weight-complex="bold" style:font-size-complex="14pt" fo:language="el" fo:country="GR"/>
    </style:style>
    <style:style style:name="T10193" style:parent-style-name="AncientGreekἈρχαίαἑλληνικά" style:family="text">
      <style:text-properties style:font-weight-complex="bold" style:font-size-complex="14pt"/>
    </style:style>
    <style:style style:name="T10194" style:parent-style-name="AncientGreekἈρχαίαἑλληνικά" style:family="text">
      <style:text-properties style:font-weight-complex="bold" style:font-size-complex="14pt" fo:language="el" fo:country="GR"/>
    </style:style>
    <style:style style:name="T10195" style:parent-style-name="AncientGreekἈρχαίαἑλληνικά" style:family="text">
      <style:text-properties style:font-weight-complex="bold" style:font-size-complex="14pt"/>
    </style:style>
    <style:style style:name="T10196" style:parent-style-name="AncientGreekἈρχαίαἑλληνικά" style:family="text">
      <style:text-properties style:font-weight-complex="bold" style:font-size-complex="14pt" fo:language="el" fo:country="GR"/>
    </style:style>
    <style:style style:name="T10197" style:parent-style-name="AncientGreekἈρχαίαἑλληνικά" style:family="text">
      <style:text-properties style:font-weight-complex="bold" style:font-size-complex="14pt"/>
    </style:style>
    <style:style style:name="T10198" style:parent-style-name="AncientGreekἈρχαίαἑλληνικά" style:family="text">
      <style:text-properties style:font-weight-complex="bold" style:font-size-complex="14pt" fo:language="el" fo:country="GR"/>
    </style:style>
    <style:style style:name="T10199" style:parent-style-name="AncientGreekἈρχαίαἑλληνικά" style:family="text">
      <style:text-properties style:font-weight-complex="bold" style:font-size-complex="14pt"/>
    </style:style>
    <style:style style:name="T10200" style:parent-style-name="AncientGreekἈρχαίαἑλληνικά" style:family="text">
      <style:text-properties style:font-weight-complex="bold" style:font-size-complex="14pt" fo:language="el" fo:country="GR"/>
    </style:style>
    <style:style style:name="T10201" style:parent-style-name="AncientGreekἈρχαίαἑλληνικά" style:family="text">
      <style:text-properties style:font-weight-complex="bold" style:font-size-complex="14pt"/>
    </style:style>
    <style:style style:name="T10202" style:parent-style-name="AncientGreekἈρχαίαἑλληνικά" style:family="text">
      <style:text-properties style:font-weight-complex="bold" style:font-size-complex="14pt" fo:language="el" fo:country="GR"/>
    </style:style>
    <style:style style:name="T10203" style:parent-style-name="AncientGreekἈρχαίαἑλληνικά" style:family="text">
      <style:text-properties style:font-weight-complex="bold" style:font-size-complex="14pt"/>
    </style:style>
    <style:style style:name="T10204" style:parent-style-name="AncientGreekἈρχαίαἑλληνικά" style:family="text">
      <style:text-properties style:font-weight-complex="bold" style:font-size-complex="14pt" fo:language="el" fo:country="GR"/>
    </style:style>
    <style:style style:name="T10205" style:parent-style-name="AncientGreekἈρχαίαἑλληνικά" style:family="text">
      <style:text-properties style:font-weight-complex="bold" style:font-size-complex="14pt"/>
    </style:style>
    <style:style style:name="T10206" style:parent-style-name="AncientGreekἈρχαίαἑλληνικά" style:family="text">
      <style:text-properties style:font-weight-complex="bold" style:font-size-complex="14pt" fo:language="el" fo:country="GR"/>
    </style:style>
    <style:style style:name="T10207" style:parent-style-name="AncientGreekἈρχαίαἑλληνικά" style:family="text">
      <style:text-properties style:font-weight-complex="bold" style:font-size-complex="14pt"/>
    </style:style>
    <style:style style:name="T10208" style:parent-style-name="AncientGreekἈρχαίαἑλληνικά" style:family="text">
      <style:text-properties style:font-weight-complex="bold" style:font-size-complex="14pt" fo:language="el" fo:country="GR"/>
    </style:style>
    <style:style style:name="T10209" style:parent-style-name="AncientGreekἈρχαίαἑλληνικά" style:family="text">
      <style:text-properties style:font-weight-complex="bold" style:font-size-complex="14pt"/>
    </style:style>
    <style:style style:name="T10210" style:parent-style-name="AncientGreekἈρχαίαἑλληνικά" style:family="text">
      <style:text-properties style:font-weight-complex="bold" style:font-size-complex="14pt" fo:language="el" fo:country="GR"/>
    </style:style>
    <style:style style:name="T10211" style:parent-style-name="AncientGreekἈρχαίαἑλληνικά" style:family="text">
      <style:text-properties style:font-weight-complex="bold" style:font-size-complex="14pt"/>
    </style:style>
    <style:style style:name="T10212" style:parent-style-name="AncientGreekἈρχαίαἑλληνικά" style:family="text">
      <style:text-properties style:font-weight-complex="bold" style:font-size-complex="14pt" fo:language="el" fo:country="GR"/>
    </style:style>
    <style:style style:name="T10213" style:parent-style-name="AncientGreekἈρχαίαἑλληνικά" style:family="text">
      <style:text-properties style:font-weight-complex="bold" style:font-size-complex="14pt"/>
    </style:style>
    <style:style style:name="T10214" style:parent-style-name="AncientGreekἈρχαίαἑλληνικά" style:family="text">
      <style:text-properties style:font-weight-complex="bold" style:font-size-complex="14pt" fo:language="el" fo:country="GR"/>
    </style:style>
    <style:style style:name="T10215" style:parent-style-name="AncientGreekἈρχαίαἑλληνικά" style:family="text">
      <style:text-properties style:font-weight-complex="bold" style:font-size-complex="14pt"/>
    </style:style>
    <style:style style:name="T10216" style:parent-style-name="AncientGreekἈρχαίαἑλληνικά" style:family="text">
      <style:text-properties style:font-weight-complex="bold" style:font-size-complex="14pt" fo:language="el" fo:country="GR"/>
    </style:style>
    <style:style style:name="T10217" style:parent-style-name="AncientGreekἈρχαίαἑλληνικά" style:family="text">
      <style:text-properties style:font-weight-complex="bold" style:font-size-complex="14pt"/>
    </style:style>
    <style:style style:name="T10218" style:parent-style-name="AncientGreekἈρχαίαἑλληνικά" style:family="text">
      <style:text-properties style:font-weight-complex="bold" style:font-size-complex="14pt" fo:language="el" fo:country="GR"/>
    </style:style>
    <style:style style:name="T10219" style:parent-style-name="AncientGreekἈρχαίαἑλληνικά" style:family="text">
      <style:text-properties style:font-weight-complex="bold" style:font-size-complex="14pt"/>
    </style:style>
    <style:style style:name="T10220" style:parent-style-name="AncientGreekἈρχαίαἑλληνικά" style:family="text">
      <style:text-properties style:font-weight-complex="bold" style:font-size-complex="14pt" fo:language="el" fo:country="GR"/>
    </style:style>
    <style:style style:name="T10221" style:parent-style-name="AncientGreekἈρχαίαἑλληνικά" style:family="text">
      <style:text-properties style:font-weight-complex="bold" style:font-size-complex="14pt"/>
    </style:style>
    <style:style style:name="T10222" style:parent-style-name="AncientGreekἈρχαίαἑλληνικά" style:family="text">
      <style:text-properties style:font-weight-complex="bold" style:font-size-complex="14pt" fo:language="el" fo:country="GR"/>
    </style:style>
    <style:style style:name="T10223" style:parent-style-name="AncientGreekἈρχαίαἑλληνικά" style:family="text">
      <style:text-properties style:font-weight-complex="bold" style:font-size-complex="14pt"/>
    </style:style>
    <style:style style:name="T10224" style:parent-style-name="AncientGreekἈρχαίαἑλληνικά" style:family="text">
      <style:text-properties style:font-weight-complex="bold" style:font-size-complex="14pt" fo:language="el" fo:country="GR"/>
    </style:style>
    <style:style style:name="T10225" style:parent-style-name="AncientGreekἈρχαίαἑλληνικά" style:family="text">
      <style:text-properties style:font-weight-complex="bold" style:font-size-complex="14pt"/>
    </style:style>
    <style:style style:name="T10226" style:parent-style-name="AncientGreekἈρχαίαἑλληνικά" style:family="text">
      <style:text-properties style:font-weight-complex="bold" style:font-size-complex="14pt" fo:language="el" fo:country="GR"/>
    </style:style>
    <style:style style:name="T10227" style:parent-style-name="AncientGreekἈρχαίαἑλληνικά" style:family="text">
      <style:text-properties style:font-weight-complex="bold" style:font-size-complex="14pt"/>
    </style:style>
    <style:style style:name="T10228" style:parent-style-name="AncientGreekἈρχαίαἑλληνικά" style:family="text">
      <style:text-properties style:font-weight-complex="bold" style:font-size-complex="14pt" fo:language="el" fo:country="GR"/>
    </style:style>
    <style:style style:name="T10229" style:parent-style-name="AncientGreekἈρχαίαἑλληνικά" style:family="text">
      <style:text-properties style:font-weight-complex="bold" style:font-size-complex="14pt"/>
    </style:style>
    <style:style style:name="T10230" style:parent-style-name="AncientGreekἈρχαίαἑλληνικά" style:family="text">
      <style:text-properties style:font-weight-complex="bold" style:font-size-complex="14pt" fo:language="el" fo:country="GR"/>
    </style:style>
    <style:style style:name="T10231" style:parent-style-name="AncientGreekἈρχαίαἑλληνικά" style:family="text">
      <style:text-properties style:font-weight-complex="bold" style:font-size-complex="14pt"/>
    </style:style>
    <style:style style:name="T10232" style:parent-style-name="AncientGreekἈρχαίαἑλληνικά" style:family="text">
      <style:text-properties style:font-weight-complex="bold" style:font-size-complex="14pt" fo:language="el" fo:country="GR"/>
    </style:style>
    <style:style style:name="T10233" style:parent-style-name="AncientGreekἈρχαίαἑλληνικά" style:family="text">
      <style:text-properties style:font-weight-complex="bold" style:font-size-complex="14pt"/>
    </style:style>
    <style:style style:name="T10234" style:parent-style-name="AncientGreekἈρχαίαἑλληνικά" style:family="text">
      <style:text-properties style:font-weight-complex="bold" style:font-size-complex="14pt" fo:language="el" fo:country="GR"/>
    </style:style>
    <style:style style:name="T10235" style:parent-style-name="AncientGreekἈρχαίαἑλληνικά" style:family="text">
      <style:text-properties style:font-weight-complex="bold" style:font-size-complex="14pt"/>
    </style:style>
    <style:style style:name="T10236" style:parent-style-name="AncientGreekἈρχαίαἑλληνικά" style:family="text">
      <style:text-properties style:font-weight-complex="bold" style:font-size-complex="14pt" fo:language="el" fo:country="GR"/>
    </style:style>
    <style:style style:name="T10237" style:parent-style-name="AncientGreekἈρχαίαἑλληνικά" style:family="text">
      <style:text-properties style:font-weight-complex="bold" style:font-size-complex="14pt"/>
    </style:style>
    <style:style style:name="P10238" style:parent-style-name="Standard" style:family="paragraph">
      <style:paragraph-properties fo:widows="0" fo:orphans="0">
        <style:tab-stops>
          <style:tab-stop style:type="left" style:position="0.9687in"/>
        </style:tab-stops>
      </style:paragraph-properties>
    </style:style>
    <style:style style:name="T10239" style:parent-style-name="AncientGreekἈρχαίαἑλληνικά" style:family="text">
      <style:text-properties style:font-weight-complex="bold" style:font-size-complex="14pt" fo:language="el" fo:country="GR"/>
    </style:style>
    <style:style style:name="TableCell10240" style:family="table-cell">
      <style:table-cell-properties fo:border="0.0069in solid #000000" fo:background-color="#FFFFFF" style:writing-mode="lr-tb" fo:padding-top="0in" fo:padding-left="0.1527in" fo:padding-bottom="0in" fo:padding-right="0.15in"/>
    </style:style>
    <style:style style:name="P10241" style:parent-style-name="Standard" style:family="paragraph">
      <style:paragraph-properties fo:widows="0" fo:orphans="0"/>
      <style:text-properties style:font-name="AncientGreek"/>
    </style:style>
    <style:style style:name="P10242" style:parent-style-name="Standard" style:family="paragraph">
      <style:paragraph-properties fo:widows="0" fo:orphans="0"/>
      <style:text-properties style:font-name="AncientGreek"/>
    </style:style>
    <style:style style:name="P10243" style:parent-style-name="Standard" style:family="paragraph">
      <style:paragraph-properties fo:widows="0" fo:orphans="0"/>
      <style:text-properties style:font-name="AncientGreek"/>
    </style:style>
    <style:style style:name="TableRow10244" style:family="table-row">
      <style:table-row-properties style:min-row-height="0.0138in" style:use-optimal-row-height="false" fo:keep-together="always"/>
    </style:style>
    <style:style style:name="TableCell10245" style:family="table-cell">
      <style:table-cell-properties fo:border="0.0069in solid #000000" fo:background-color="#FFFFFF" style:writing-mode="lr-tb" fo:padding-top="0in" fo:padding-left="0.1527in" fo:padding-bottom="0in" fo:padding-right="0.15in"/>
    </style:style>
    <style:style style:name="P10246" style:parent-style-name="Standard" style:family="paragraph">
      <style:paragraph-properties fo:keep-with-next="always" fo:widows="0" fo:orphans="0" fo:text-align="center">
        <style:tab-stops>
          <style:tab-stop style:type="left" style:position="1.3541in"/>
        </style:tab-stops>
      </style:paragraph-properties>
    </style:style>
    <style:style style:name="T10247" style:parent-style-name="AncientGreekἈρχαίαἑλληνικά" style:family="text">
      <style:text-properties fo:font-weight="bold" style:font-weight-asian="bold" style:font-weight-complex="bold" fo:font-size="18pt" style:font-size-asian="18pt" style:font-size-complex="14pt"/>
    </style:style>
    <style:style style:name="T10248"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10249" style:parent-style-name="AncientGreekἈρχαίαἑλληνικά" style:family="text">
      <style:text-properties fo:font-weight="bold" style:font-weight-asian="bold" style:font-weight-complex="bold" fo:font-size="18pt" style:font-size-asian="18pt" style:font-size-complex="14pt"/>
    </style:style>
    <style:style style:name="T10250"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10251" style:parent-style-name="AncientGreekἈρχαίαἑλληνικά" style:family="text">
      <style:text-properties fo:font-weight="bold" style:font-weight-asian="bold" style:font-weight-complex="bold" fo:font-size="18pt" style:font-size-asian="18pt" style:font-size-complex="14pt"/>
    </style:style>
    <style:style style:name="P10252" style:parent-style-name="Standard" style:family="paragraph">
      <style:paragraph-properties fo:widows="0" fo:orphans="0">
        <style:tab-stops>
          <style:tab-stop style:type="left" style:position="1.3541in"/>
        </style:tab-stops>
      </style:paragraph-properties>
    </style:style>
    <style:style style:name="T10253" style:parent-style-name="AncientGreekἈρχαίαἑλληνικά" style:family="text">
      <style:text-properties style:font-weight-complex="bold" style:font-size-complex="14pt" fo:language="el" fo:country="GR"/>
    </style:style>
    <style:style style:name="T10254" style:parent-style-name="AncientGreekἈρχαίαἑλληνικά" style:family="text">
      <style:text-properties style:font-weight-complex="bold" style:font-size-complex="14pt"/>
    </style:style>
    <style:style style:name="T10255" style:parent-style-name="AncientGreekἈρχαίαἑλληνικά" style:family="text">
      <style:text-properties style:font-weight-complex="bold" style:font-size-complex="14pt" fo:language="el" fo:country="GR"/>
    </style:style>
    <style:style style:name="T10256" style:parent-style-name="AncientGreekἈρχαίαἑλληνικά" style:family="text">
      <style:text-properties style:font-weight-complex="bold" style:font-size-complex="14pt"/>
    </style:style>
    <style:style style:name="T10257" style:parent-style-name="AncientGreekἈρχαίαἑλληνικά" style:family="text">
      <style:text-properties style:font-weight-complex="bold" style:font-size-complex="14pt" fo:language="el" fo:country="GR"/>
    </style:style>
    <style:style style:name="T10258" style:parent-style-name="AncientGreekἈρχαίαἑλληνικά" style:family="text">
      <style:text-properties style:font-weight-complex="bold" style:font-size-complex="14pt"/>
    </style:style>
    <style:style style:name="T10259" style:parent-style-name="AncientGreekἈρχαίαἑλληνικά" style:family="text">
      <style:text-properties style:font-weight-complex="bold" style:font-size-complex="14pt" fo:language="el" fo:country="GR"/>
    </style:style>
    <style:style style:name="T10260" style:parent-style-name="AncientGreekἈρχαίαἑλληνικά" style:family="text">
      <style:text-properties style:font-weight-complex="bold" style:font-size-complex="14pt"/>
    </style:style>
    <style:style style:name="T10261" style:parent-style-name="AncientGreekἈρχαίαἑλληνικά" style:family="text">
      <style:text-properties style:font-weight-complex="bold" style:font-size-complex="14pt" fo:language="el" fo:country="GR"/>
    </style:style>
    <style:style style:name="T10262" style:parent-style-name="AncientGreekἈρχαίαἑλληνικά" style:family="text">
      <style:text-properties style:font-weight-complex="bold" style:font-size-complex="14pt"/>
    </style:style>
    <style:style style:name="T10263" style:parent-style-name="AncientGreekἈρχαίαἑλληνικά" style:family="text">
      <style:text-properties style:font-weight-complex="bold" style:font-size-complex="14pt" fo:language="el" fo:country="GR"/>
    </style:style>
    <style:style style:name="T10264" style:parent-style-name="AncientGreekἈρχαίαἑλληνικά" style:family="text">
      <style:text-properties style:font-weight-complex="bold" style:font-size-complex="14pt"/>
    </style:style>
    <style:style style:name="T10265" style:parent-style-name="AncientGreekἈρχαίαἑλληνικά" style:family="text">
      <style:text-properties style:font-weight-complex="bold" style:font-size-complex="14pt" fo:language="el" fo:country="GR"/>
    </style:style>
    <style:style style:name="T10266" style:parent-style-name="AncientGreekἈρχαίαἑλληνικά" style:family="text">
      <style:text-properties style:font-weight-complex="bold" style:font-size-complex="14pt"/>
    </style:style>
    <style:style style:name="T10267" style:parent-style-name="AncientGreekἈρχαίαἑλληνικά" style:family="text">
      <style:text-properties style:font-weight-complex="bold" style:font-size-complex="14pt" fo:language="el" fo:country="GR"/>
    </style:style>
    <style:style style:name="T10268" style:parent-style-name="AncientGreekἈρχαίαἑλληνικά" style:family="text">
      <style:text-properties style:font-weight-complex="bold" style:font-size-complex="14pt"/>
    </style:style>
    <style:style style:name="T10269" style:parent-style-name="AncientGreekἈρχαίαἑλληνικά" style:family="text">
      <style:text-properties style:font-weight-complex="bold" style:font-size-complex="14pt" fo:language="el" fo:country="GR"/>
    </style:style>
    <style:style style:name="T10270" style:parent-style-name="AncientGreekἈρχαίαἑλληνικά" style:family="text">
      <style:text-properties style:font-weight-complex="bold" style:font-size-complex="14pt"/>
    </style:style>
    <style:style style:name="T10271" style:parent-style-name="AncientGreekἈρχαίαἑλληνικά" style:family="text">
      <style:text-properties style:font-weight-complex="bold" style:font-size-complex="14pt" fo:language="el" fo:country="GR"/>
    </style:style>
    <style:style style:name="T10272" style:parent-style-name="AncientGreekἈρχαίαἑλληνικά" style:family="text">
      <style:text-properties style:font-weight-complex="bold" style:font-size-complex="14pt"/>
    </style:style>
    <style:style style:name="T10273" style:parent-style-name="AncientGreekἈρχαίαἑλληνικά" style:family="text">
      <style:text-properties style:font-weight-complex="bold" style:font-size-complex="14pt" fo:language="el" fo:country="GR"/>
    </style:style>
    <style:style style:name="T10274" style:parent-style-name="AncientGreekἈρχαίαἑλληνικά" style:family="text">
      <style:text-properties style:font-weight-complex="bold" style:font-size-complex="14pt"/>
    </style:style>
    <style:style style:name="T10275" style:parent-style-name="AncientGreekἈρχαίαἑλληνικά" style:family="text">
      <style:text-properties style:font-weight-complex="bold" style:font-size-complex="14pt" fo:language="el" fo:country="GR"/>
    </style:style>
    <style:style style:name="T10276" style:parent-style-name="AncientGreekἈρχαίαἑλληνικά" style:family="text">
      <style:text-properties style:font-weight-complex="bold" style:font-size-complex="14pt"/>
    </style:style>
    <style:style style:name="T10277" style:parent-style-name="AncientGreekἈρχαίαἑλληνικά" style:family="text">
      <style:text-properties style:font-weight-complex="bold" style:font-size-complex="14pt" fo:language="el" fo:country="GR"/>
    </style:style>
    <style:style style:name="T10278" style:parent-style-name="AncientGreekἈρχαίαἑλληνικά" style:family="text">
      <style:text-properties style:font-weight-complex="bold" style:font-size-complex="14pt"/>
    </style:style>
    <style:style style:name="T10279" style:parent-style-name="AncientGreekἈρχαίαἑλληνικά" style:family="text">
      <style:text-properties style:font-weight-complex="bold" style:font-size-complex="14pt" fo:language="el" fo:country="GR"/>
    </style:style>
    <style:style style:name="T10280" style:parent-style-name="AncientGreekἈρχαίαἑλληνικά" style:family="text">
      <style:text-properties style:font-weight-complex="bold" style:font-size-complex="14pt"/>
    </style:style>
    <style:style style:name="T10281" style:parent-style-name="AncientGreekἈρχαίαἑλληνικά" style:family="text">
      <style:text-properties style:font-weight-complex="bold" style:font-size-complex="14pt" fo:language="el" fo:country="GR"/>
    </style:style>
    <style:style style:name="T10282" style:parent-style-name="AncientGreekἈρχαίαἑλληνικά" style:family="text">
      <style:text-properties style:font-weight-complex="bold" style:font-size-complex="14pt"/>
    </style:style>
    <style:style style:name="T10283" style:parent-style-name="AncientGreekἈρχαίαἑλληνικά" style:family="text">
      <style:text-properties style:font-weight-complex="bold" style:font-size-complex="14pt" fo:language="el" fo:country="GR"/>
    </style:style>
    <style:style style:name="T10284" style:parent-style-name="AncientGreekἈρχαίαἑλληνικά" style:family="text">
      <style:text-properties style:font-weight-complex="bold" style:font-size-complex="14pt"/>
    </style:style>
    <style:style style:name="T10285" style:parent-style-name="AncientGreekἈρχαίαἑλληνικά" style:family="text">
      <style:text-properties style:font-weight-complex="bold" style:font-size-complex="14pt" fo:language="el" fo:country="GR"/>
    </style:style>
    <style:style style:name="T10286" style:parent-style-name="AncientGreekἈρχαίαἑλληνικά" style:family="text">
      <style:text-properties style:font-weight-complex="bold" style:font-size-complex="14pt"/>
    </style:style>
    <style:style style:name="T10287" style:parent-style-name="AncientGreekἈρχαίαἑλληνικά" style:family="text">
      <style:text-properties style:font-weight-complex="bold" style:font-size-complex="14pt" fo:language="el" fo:country="GR"/>
    </style:style>
    <style:style style:name="T10288" style:parent-style-name="AncientGreekἈρχαίαἑλληνικά" style:family="text">
      <style:text-properties style:font-weight-complex="bold" style:font-size-complex="14pt"/>
    </style:style>
    <style:style style:name="T10289" style:parent-style-name="AncientGreekἈρχαίαἑλληνικά" style:family="text">
      <style:text-properties style:font-weight-complex="bold" style:font-size-complex="14pt" fo:language="el" fo:country="GR"/>
    </style:style>
    <style:style style:name="T10290" style:parent-style-name="AncientGreekἈρχαίαἑλληνικά" style:family="text">
      <style:text-properties style:font-weight-complex="bold" style:font-size-complex="14pt"/>
    </style:style>
    <style:style style:name="T10291" style:parent-style-name="AncientGreekἈρχαίαἑλληνικά" style:family="text">
      <style:text-properties style:font-weight-complex="bold" style:font-size-complex="14pt" fo:language="el" fo:country="GR"/>
    </style:style>
    <style:style style:name="T10292" style:parent-style-name="AncientGreekἈρχαίαἑλληνικά" style:family="text">
      <style:text-properties style:font-weight-complex="bold" style:font-size-complex="14pt"/>
    </style:style>
    <style:style style:name="T10293" style:parent-style-name="AncientGreekἈρχαίαἑλληνικά" style:family="text">
      <style:text-properties style:font-weight-complex="bold" style:font-size-complex="14pt" fo:language="el" fo:country="GR"/>
    </style:style>
    <style:style style:name="T10294" style:parent-style-name="AncientGreekἈρχαίαἑλληνικά" style:family="text">
      <style:text-properties style:font-weight-complex="bold" style:font-size-complex="14pt"/>
    </style:style>
    <style:style style:name="T10295" style:parent-style-name="AncientGreekἈρχαίαἑλληνικά" style:family="text">
      <style:text-properties style:font-weight-complex="bold" style:font-size-complex="14pt" fo:language="el" fo:country="GR"/>
    </style:style>
    <style:style style:name="T10296" style:parent-style-name="AncientGreekἈρχαίαἑλληνικά" style:family="text">
      <style:text-properties style:font-weight-complex="bold" style:font-size-complex="14pt"/>
    </style:style>
    <style:style style:name="T10297" style:parent-style-name="AncientGreekἈρχαίαἑλληνικά" style:family="text">
      <style:text-properties style:font-weight-complex="bold" style:font-size-complex="14pt" fo:language="el" fo:country="GR"/>
    </style:style>
    <style:style style:name="T10298" style:parent-style-name="AncientGreekἈρχαίαἑλληνικά" style:family="text">
      <style:text-properties style:font-weight-complex="bold" style:font-size-complex="14pt"/>
    </style:style>
    <style:style style:name="T10299" style:parent-style-name="AncientGreekἈρχαίαἑλληνικά" style:family="text">
      <style:text-properties style:font-weight-complex="bold" style:font-size-complex="14pt" fo:language="el" fo:country="GR"/>
    </style:style>
    <style:style style:name="T10300" style:parent-style-name="AncientGreekἈρχαίαἑλληνικά" style:family="text">
      <style:text-properties style:font-weight-complex="bold" style:font-size-complex="14pt"/>
    </style:style>
    <style:style style:name="T10301" style:parent-style-name="AncientGreekἈρχαίαἑλληνικά" style:family="text">
      <style:text-properties style:font-weight-complex="bold" style:font-size-complex="14pt" fo:language="el" fo:country="GR"/>
    </style:style>
    <style:style style:name="T10302" style:parent-style-name="AncientGreekἈρχαίαἑλληνικά" style:family="text">
      <style:text-properties style:font-weight-complex="bold" style:font-size-complex="14pt"/>
    </style:style>
    <style:style style:name="T10303" style:parent-style-name="AncientGreekἈρχαίαἑλληνικά" style:family="text">
      <style:text-properties style:font-weight-complex="bold" style:font-size-complex="14pt" fo:language="el" fo:country="GR"/>
    </style:style>
    <style:style style:name="T10304" style:parent-style-name="AncientGreekἈρχαίαἑλληνικά" style:family="text">
      <style:text-properties style:font-weight-complex="bold" style:font-size-complex="14pt"/>
    </style:style>
    <style:style style:name="T10305" style:parent-style-name="AncientGreekἈρχαίαἑλληνικά" style:family="text">
      <style:text-properties style:font-weight-complex="bold" style:font-size-complex="14pt" fo:language="el" fo:country="GR"/>
    </style:style>
    <style:style style:name="T10306" style:parent-style-name="AncientGreekἈρχαίαἑλληνικά" style:family="text">
      <style:text-properties style:font-weight-complex="bold" style:font-size-complex="14pt"/>
    </style:style>
    <style:style style:name="T10307" style:parent-style-name="AncientGreekἈρχαίαἑλληνικά" style:family="text">
      <style:text-properties style:font-weight-complex="bold" style:font-size-complex="14pt" fo:language="el" fo:country="GR"/>
    </style:style>
    <style:style style:name="T10308" style:parent-style-name="AncientGreekἈρχαίαἑλληνικά" style:family="text">
      <style:text-properties style:font-weight-complex="bold" style:font-size-complex="14pt"/>
    </style:style>
    <style:style style:name="T10309" style:parent-style-name="AncientGreekἈρχαίαἑλληνικά" style:family="text">
      <style:text-properties style:font-weight-complex="bold" style:font-size-complex="14pt" fo:language="el" fo:country="GR"/>
    </style:style>
    <style:style style:name="T10310" style:parent-style-name="AncientGreekἈρχαίαἑλληνικά" style:family="text">
      <style:text-properties style:font-weight-complex="bold" style:font-size-complex="14pt"/>
    </style:style>
    <style:style style:name="T10311" style:parent-style-name="AncientGreekἈρχαίαἑλληνικά" style:family="text">
      <style:text-properties style:font-weight-complex="bold" style:font-size-complex="14pt" fo:language="el" fo:country="GR"/>
    </style:style>
    <style:style style:name="T10312" style:parent-style-name="AncientGreekἈρχαίαἑλληνικά" style:family="text">
      <style:text-properties style:font-weight-complex="bold" style:font-size-complex="14pt"/>
    </style:style>
    <style:style style:name="T10313" style:parent-style-name="AncientGreekἈρχαίαἑλληνικά" style:family="text">
      <style:text-properties style:font-weight-complex="bold" style:font-size-complex="14pt" fo:language="el" fo:country="GR"/>
    </style:style>
    <style:style style:name="T10314" style:parent-style-name="AncientGreekἈρχαίαἑλληνικά" style:family="text">
      <style:text-properties style:font-weight-complex="bold" style:font-size-complex="14pt"/>
    </style:style>
    <style:style style:name="T10315" style:parent-style-name="AncientGreekἈρχαίαἑλληνικά" style:family="text">
      <style:text-properties style:font-weight-complex="bold" style:font-size-complex="14pt" fo:language="el" fo:country="GR"/>
    </style:style>
    <style:style style:name="T10316" style:parent-style-name="AncientGreekἈρχαίαἑλληνικά" style:family="text">
      <style:text-properties style:font-weight-complex="bold" style:font-size-complex="14pt"/>
    </style:style>
    <style:style style:name="T10317" style:parent-style-name="AncientGreekἈρχαίαἑλληνικά" style:family="text">
      <style:text-properties style:font-weight-complex="bold" style:font-size-complex="14pt" fo:language="el" fo:country="GR"/>
    </style:style>
    <style:style style:name="T10318" style:parent-style-name="AncientGreekἈρχαίαἑλληνικά" style:family="text">
      <style:text-properties style:font-weight-complex="bold" style:font-size-complex="14pt"/>
    </style:style>
    <style:style style:name="T10319" style:parent-style-name="AncientGreekἈρχαίαἑλληνικά" style:family="text">
      <style:text-properties style:font-weight-complex="bold" style:font-size-complex="14pt" fo:language="el" fo:country="GR"/>
    </style:style>
    <style:style style:name="T10320" style:parent-style-name="AncientGreekἈρχαίαἑλληνικά" style:family="text">
      <style:text-properties style:font-weight-complex="bold" style:font-size-complex="14pt"/>
    </style:style>
    <style:style style:name="T10321" style:parent-style-name="AncientGreekἈρχαίαἑλληνικά" style:family="text">
      <style:text-properties style:font-weight-complex="bold" style:font-size-complex="14pt" fo:language="el" fo:country="GR"/>
    </style:style>
    <style:style style:name="T10322" style:parent-style-name="AncientGreekἈρχαίαἑλληνικά" style:family="text">
      <style:text-properties style:font-weight-complex="bold" style:font-size-complex="14pt"/>
    </style:style>
    <style:style style:name="T10323" style:parent-style-name="AncientGreekἈρχαίαἑλληνικά" style:family="text">
      <style:text-properties style:font-weight-complex="bold" style:font-size-complex="14pt" fo:language="el" fo:country="GR"/>
    </style:style>
    <style:style style:name="T10324" style:parent-style-name="AncientGreekἈρχαίαἑλληνικά" style:family="text">
      <style:text-properties style:font-weight-complex="bold" style:font-size-complex="14pt"/>
    </style:style>
    <style:style style:name="T10325" style:parent-style-name="AncientGreekἈρχαίαἑλληνικά" style:family="text">
      <style:text-properties style:font-weight-complex="bold" style:font-size-complex="14pt" fo:language="el" fo:country="GR"/>
    </style:style>
    <style:style style:name="T10326" style:parent-style-name="AncientGreekἈρχαίαἑλληνικά" style:family="text">
      <style:text-properties style:font-weight-complex="bold" style:font-size-complex="14pt"/>
    </style:style>
    <style:style style:name="T10327" style:parent-style-name="AncientGreekἈρχαίαἑλληνικά" style:family="text">
      <style:text-properties style:font-weight-complex="bold" style:font-size-complex="14pt" fo:language="el" fo:country="GR"/>
    </style:style>
    <style:style style:name="T10328" style:parent-style-name="AncientGreekἈρχαίαἑλληνικά" style:family="text">
      <style:text-properties style:font-weight-complex="bold" style:font-size-complex="14pt"/>
    </style:style>
    <style:style style:name="T10329" style:parent-style-name="AncientGreekἈρχαίαἑλληνικά" style:family="text">
      <style:text-properties style:font-weight-complex="bold" style:font-size-complex="14pt" fo:language="el" fo:country="GR"/>
    </style:style>
    <style:style style:name="T10330" style:parent-style-name="AncientGreekἈρχαίαἑλληνικά" style:family="text">
      <style:text-properties style:font-weight-complex="bold" style:font-size-complex="14pt"/>
    </style:style>
    <style:style style:name="T10331" style:parent-style-name="AncientGreekἈρχαίαἑλληνικά" style:family="text">
      <style:text-properties style:font-weight-complex="bold" style:font-size-complex="14pt" fo:language="el" fo:country="GR"/>
    </style:style>
    <style:style style:name="T10332" style:parent-style-name="AncientGreekἈρχαίαἑλληνικά" style:family="text">
      <style:text-properties style:font-weight-complex="bold" style:font-size-complex="14pt"/>
    </style:style>
    <style:style style:name="T10333" style:parent-style-name="AncientGreekἈρχαίαἑλληνικά" style:family="text">
      <style:text-properties style:font-weight-complex="bold" style:font-size-complex="14pt" fo:language="el" fo:country="GR"/>
    </style:style>
    <style:style style:name="T10334" style:parent-style-name="AncientGreekἈρχαίαἑλληνικά" style:family="text">
      <style:text-properties style:font-weight-complex="bold" style:font-size-complex="14pt"/>
    </style:style>
    <style:style style:name="T10335" style:parent-style-name="AncientGreekἈρχαίαἑλληνικά" style:family="text">
      <style:text-properties style:font-weight-complex="bold" style:font-size-complex="14pt" fo:language="el" fo:country="GR"/>
    </style:style>
    <style:style style:name="T10336" style:parent-style-name="AncientGreekἈρχαίαἑλληνικά" style:family="text">
      <style:text-properties style:font-weight-complex="bold" style:font-size-complex="14pt"/>
    </style:style>
    <style:style style:name="P10337" style:parent-style-name="Standard" style:family="paragraph">
      <style:paragraph-properties fo:widows="0" fo:orphans="0">
        <style:tab-stops>
          <style:tab-stop style:type="left" style:position="1.3541in"/>
        </style:tab-stops>
      </style:paragraph-properties>
    </style:style>
    <style:style style:name="T10338" style:parent-style-name="AncientGreekἈρχαίαἑλληνικά" style:family="text">
      <style:text-properties style:font-weight-complex="bold" style:font-size-complex="14pt" fo:language="el" fo:country="GR"/>
    </style:style>
    <style:style style:name="TableCell10339" style:family="table-cell">
      <style:table-cell-properties fo:border="0.0069in solid #000000" fo:background-color="#FFFFFF" style:writing-mode="lr-tb" fo:padding-top="0in" fo:padding-left="0.1527in" fo:padding-bottom="0in" fo:padding-right="0.15in"/>
    </style:style>
    <style:style style:name="P10340" style:parent-style-name="Standard" style:family="paragraph">
      <style:paragraph-properties fo:widows="0" fo:orphans="0"/>
      <style:text-properties style:font-name="AncientGreek"/>
    </style:style>
    <style:style style:name="P10341" style:parent-style-name="Standard" style:family="paragraph">
      <style:paragraph-properties fo:widows="0" fo:orphans="0"/>
      <style:text-properties style:font-name="AncientGreek"/>
    </style:style>
    <style:style style:name="P10342" style:parent-style-name="Standard" style:family="paragraph">
      <style:paragraph-properties fo:widows="0" fo:orphans="0"/>
      <style:text-properties style:font-name="AncientGreek"/>
    </style:style>
    <style:style style:name="P10343" style:parent-style-name="Standard" style:family="paragraph">
      <style:paragraph-properties fo:widows="0" fo:orphans="0"/>
      <style:text-properties style:font-name="AncientGreek"/>
    </style:style>
    <style:style style:name="TableRow10344" style:family="table-row">
      <style:table-row-properties style:min-row-height="0.0138in" style:use-optimal-row-height="false" fo:keep-together="always"/>
    </style:style>
    <style:style style:name="TableCell10345" style:family="table-cell">
      <style:table-cell-properties fo:border="0.0069in solid #000000" fo:background-color="#FFFFFF" style:writing-mode="lr-tb" fo:padding-top="0in" fo:padding-left="0.1527in" fo:padding-bottom="0in" fo:padding-right="0.15in"/>
    </style:style>
    <style:style style:name="P10346" style:parent-style-name="Standard" style:family="paragraph">
      <style:paragraph-properties fo:keep-with-next="always" fo:widows="0" fo:orphans="0" fo:text-align="center">
        <style:tab-stops>
          <style:tab-stop style:type="left" style:position="1.3229in"/>
        </style:tab-stops>
      </style:paragraph-properties>
    </style:style>
    <style:style style:name="T10347"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P10348" style:parent-style-name="Standard" style:family="paragraph">
      <style:paragraph-properties fo:widows="0" fo:orphans="0">
        <style:tab-stops>
          <style:tab-stop style:type="left" style:position="1.3229in"/>
        </style:tab-stops>
      </style:paragraph-properties>
    </style:style>
    <style:style style:name="T10349" style:parent-style-name="AncientGreekἈρχαίαἑλληνικά" style:family="text">
      <style:text-properties style:font-weight-complex="bold" style:font-size-complex="14pt" fo:language="el" fo:country="GR"/>
    </style:style>
    <style:style style:name="P10350" style:parent-style-name="Standard" style:family="paragraph">
      <style:paragraph-properties fo:widows="0" fo:orphans="0">
        <style:tab-stops>
          <style:tab-stop style:type="left" style:position="1.3229in"/>
        </style:tab-stops>
      </style:paragraph-properties>
    </style:style>
    <style:style style:name="T10351" style:parent-style-name="AncientGreekἈρχαίαἑλληνικά" style:family="text">
      <style:text-properties style:font-weight-complex="bold" style:font-size-complex="14pt" fo:language="el" fo:country="GR"/>
    </style:style>
    <style:style style:name="TableCell10352" style:family="table-cell">
      <style:table-cell-properties fo:border="0.0069in solid #000000" fo:background-color="#FFFFFF" style:writing-mode="lr-tb" fo:padding-top="0in" fo:padding-left="0.1527in" fo:padding-bottom="0in" fo:padding-right="0.15in"/>
    </style:style>
    <style:style style:name="P10353" style:parent-style-name="Standard" style:family="paragraph">
      <style:paragraph-properties fo:widows="0" fo:orphans="0"/>
      <style:text-properties style:font-name="AncientGreek"/>
    </style:style>
    <style:style style:name="P10354" style:parent-style-name="Standard" style:family="paragraph">
      <style:paragraph-properties fo:widows="0" fo:orphans="0"/>
      <style:text-properties style:font-name="AncientGreek"/>
    </style:style>
    <style:style style:name="TableRow10355" style:family="table-row">
      <style:table-row-properties style:min-row-height="0.0138in" style:use-optimal-row-height="false" fo:keep-together="always"/>
    </style:style>
    <style:style style:name="TableCell10356" style:family="table-cell">
      <style:table-cell-properties fo:border="0.0069in solid #000000" fo:background-color="#FFFFFF" style:writing-mode="lr-tb" fo:padding-top="0in" fo:padding-left="0.1527in" fo:padding-bottom="0in" fo:padding-right="0.15in"/>
    </style:style>
    <style:style style:name="P10357" style:parent-style-name="Standard" style:family="paragraph">
      <style:paragraph-properties fo:keep-with-next="always" fo:widows="0" fo:orphans="0" fo:text-align="center">
        <style:tab-stops>
          <style:tab-stop style:type="left" style:position="2.7708in"/>
        </style:tab-stops>
      </style:paragraph-properties>
    </style:style>
    <style:style style:name="T10358" style:parent-style-name="AncientGreekἈρχαίαἑλληνικά" style:family="text">
      <style:text-properties fo:font-weight="bold" style:font-weight-asian="bold" style:font-weight-complex="bold" fo:font-size="18pt" style:font-size-asian="18pt" style:font-size-complex="14pt"/>
    </style:style>
    <style:style style:name="T10359"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10360" style:parent-style-name="AncientGreekἈρχαίαἑλληνικά" style:family="text">
      <style:text-properties fo:font-weight="bold" style:font-weight-asian="bold" style:font-weight-complex="bold" fo:font-size="18pt" style:font-size-asian="18pt" style:font-size-complex="14pt"/>
    </style:style>
    <style:style style:name="T10361"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10362" style:parent-style-name="AncientGreekἈρχαίαἑλληνικά" style:family="text">
      <style:text-properties fo:font-weight="bold" style:font-weight-asian="bold" style:font-weight-complex="bold" fo:font-size="18pt" style:font-size-asian="18pt" style:font-size-complex="14pt"/>
    </style:style>
    <style:style style:name="T10363"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10364" style:parent-style-name="AncientGreekἈρχαίαἑλληνικά" style:family="text">
      <style:text-properties fo:font-weight="bold" style:font-weight-asian="bold" style:font-weight-complex="bold" fo:font-size="18pt" style:font-size-asian="18pt" style:font-size-complex="14pt"/>
    </style:style>
    <style:style style:name="P10365" style:parent-style-name="Standard" style:family="paragraph">
      <style:paragraph-properties fo:widows="0" fo:orphans="0">
        <style:tab-stops>
          <style:tab-stop style:type="left" style:position="2.7708in"/>
        </style:tab-stops>
      </style:paragraph-properties>
    </style:style>
    <style:style style:name="T10366" style:parent-style-name="AncientGreekἈρχαίαἑλληνικά" style:family="text">
      <style:text-properties style:font-weight-complex="bold" style:font-size-complex="14pt" fo:language="el" fo:country="GR"/>
    </style:style>
    <style:style style:name="T10367" style:parent-style-name="AncientGreekἈρχαίαἑλληνικά" style:family="text">
      <style:text-properties style:font-weight-complex="bold" style:font-size-complex="14pt"/>
    </style:style>
    <style:style style:name="T10368" style:parent-style-name="AncientGreekἈρχαίαἑλληνικά" style:family="text">
      <style:text-properties style:font-weight-complex="bold" style:font-size-complex="14pt" fo:language="el" fo:country="GR"/>
    </style:style>
    <style:style style:name="T10369" style:parent-style-name="AncientGreekἈρχαίαἑλληνικά" style:family="text">
      <style:text-properties style:font-weight-complex="bold" style:font-size-complex="14pt"/>
    </style:style>
    <style:style style:name="T10370" style:parent-style-name="AncientGreekἈρχαίαἑλληνικά" style:family="text">
      <style:text-properties style:font-weight-complex="bold" style:font-size-complex="14pt" fo:language="el" fo:country="GR"/>
    </style:style>
    <style:style style:name="T10371" style:parent-style-name="AncientGreekἈρχαίαἑλληνικά" style:family="text">
      <style:text-properties style:font-weight-complex="bold" style:font-size-complex="14pt"/>
    </style:style>
    <style:style style:name="T10372" style:parent-style-name="AncientGreekἈρχαίαἑλληνικά" style:family="text">
      <style:text-properties style:font-weight-complex="bold" style:font-size-complex="14pt" fo:language="el" fo:country="GR"/>
    </style:style>
    <style:style style:name="T10373" style:parent-style-name="AncientGreekἈρχαίαἑλληνικά" style:family="text">
      <style:text-properties style:font-weight-complex="bold" style:font-size-complex="14pt"/>
    </style:style>
    <style:style style:name="T10374" style:parent-style-name="AncientGreekἈρχαίαἑλληνικά" style:family="text">
      <style:text-properties style:font-weight-complex="bold" style:font-size-complex="14pt" fo:language="el" fo:country="GR"/>
    </style:style>
    <style:style style:name="T10375" style:parent-style-name="AncientGreekἈρχαίαἑλληνικά" style:family="text">
      <style:text-properties style:font-weight-complex="bold" style:font-size-complex="14pt"/>
    </style:style>
    <style:style style:name="T10376" style:parent-style-name="AncientGreekἈρχαίαἑλληνικά" style:family="text">
      <style:text-properties style:font-weight-complex="bold" style:font-size-complex="14pt" fo:language="el" fo:country="GR"/>
    </style:style>
    <style:style style:name="T10377" style:parent-style-name="AncientGreekἈρχαίαἑλληνικά" style:family="text">
      <style:text-properties style:font-weight-complex="bold" style:font-size-complex="14pt"/>
    </style:style>
    <style:style style:name="T10378" style:parent-style-name="AncientGreekἈρχαίαἑλληνικά" style:family="text">
      <style:text-properties style:font-weight-complex="bold" style:font-size-complex="14pt" fo:language="el" fo:country="GR"/>
    </style:style>
    <style:style style:name="T10379" style:parent-style-name="AncientGreekἈρχαίαἑλληνικά" style:family="text">
      <style:text-properties style:font-weight-complex="bold" style:font-size-complex="14pt"/>
    </style:style>
    <style:style style:name="T10380" style:parent-style-name="AncientGreekἈρχαίαἑλληνικά" style:family="text">
      <style:text-properties style:font-weight-complex="bold" style:font-size-complex="14pt" fo:language="el" fo:country="GR"/>
    </style:style>
    <style:style style:name="T10381" style:parent-style-name="AncientGreekἈρχαίαἑλληνικά" style:family="text">
      <style:text-properties style:font-weight-complex="bold" style:font-size-complex="14pt"/>
    </style:style>
    <style:style style:name="T10382" style:parent-style-name="AncientGreekἈρχαίαἑλληνικά" style:family="text">
      <style:text-properties style:font-weight-complex="bold" style:font-size-complex="14pt" fo:language="el" fo:country="GR"/>
    </style:style>
    <style:style style:name="T10383" style:parent-style-name="AncientGreekἈρχαίαἑλληνικά" style:family="text">
      <style:text-properties style:font-weight-complex="bold" style:font-size-complex="14pt"/>
    </style:style>
    <style:style style:name="T10384" style:parent-style-name="AncientGreekἈρχαίαἑλληνικά" style:family="text">
      <style:text-properties style:font-weight-complex="bold" style:font-size-complex="14pt" fo:language="el" fo:country="GR"/>
    </style:style>
    <style:style style:name="T10385" style:parent-style-name="AncientGreekἈρχαίαἑλληνικά" style:family="text">
      <style:text-properties style:font-weight-complex="bold" style:font-size-complex="14pt"/>
    </style:style>
    <style:style style:name="T10386" style:parent-style-name="AncientGreekἈρχαίαἑλληνικά" style:family="text">
      <style:text-properties style:font-weight-complex="bold" style:font-size-complex="14pt" fo:language="el" fo:country="GR"/>
    </style:style>
    <style:style style:name="T10387" style:parent-style-name="AncientGreekἈρχαίαἑλληνικά" style:family="text">
      <style:text-properties style:font-weight-complex="bold" style:font-size-complex="14pt"/>
    </style:style>
    <style:style style:name="T10388" style:parent-style-name="AncientGreekἈρχαίαἑλληνικά" style:family="text">
      <style:text-properties style:font-weight-complex="bold" style:font-size-complex="14pt" fo:language="el" fo:country="GR"/>
    </style:style>
    <style:style style:name="T10389" style:parent-style-name="AncientGreekἈρχαίαἑλληνικά" style:family="text">
      <style:text-properties style:font-weight-complex="bold" style:font-size-complex="14pt"/>
    </style:style>
    <style:style style:name="T10390" style:parent-style-name="AncientGreekἈρχαίαἑλληνικά" style:family="text">
      <style:text-properties style:font-weight-complex="bold" style:font-size-complex="14pt" fo:language="el" fo:country="GR"/>
    </style:style>
    <style:style style:name="T10391" style:parent-style-name="AncientGreekἈρχαίαἑλληνικά" style:family="text">
      <style:text-properties style:font-weight-complex="bold" style:font-size-complex="14pt"/>
    </style:style>
    <style:style style:name="T10392" style:parent-style-name="AncientGreekἈρχαίαἑλληνικά" style:family="text">
      <style:text-properties style:font-weight-complex="bold" style:font-size-complex="14pt" fo:language="el" fo:country="GR"/>
    </style:style>
    <style:style style:name="T10393" style:parent-style-name="AncientGreekἈρχαίαἑλληνικά" style:family="text">
      <style:text-properties style:font-weight-complex="bold" style:font-size-complex="14pt"/>
    </style:style>
    <style:style style:name="T10394" style:parent-style-name="AncientGreekἈρχαίαἑλληνικά" style:family="text">
      <style:text-properties style:font-weight-complex="bold" style:font-size-complex="14pt" fo:language="el" fo:country="GR"/>
    </style:style>
    <style:style style:name="T10395" style:parent-style-name="AncientGreekἈρχαίαἑλληνικά" style:family="text">
      <style:text-properties style:font-weight-complex="bold" style:font-size-complex="14pt"/>
    </style:style>
    <style:style style:name="T10396" style:parent-style-name="AncientGreekἈρχαίαἑλληνικά" style:family="text">
      <style:text-properties style:font-weight-complex="bold" style:font-size-complex="14pt" fo:language="el" fo:country="GR"/>
    </style:style>
    <style:style style:name="T10397" style:parent-style-name="AncientGreekἈρχαίαἑλληνικά" style:family="text">
      <style:text-properties style:font-weight-complex="bold" style:font-size-complex="14pt"/>
    </style:style>
    <style:style style:name="T10398" style:parent-style-name="AncientGreekἈρχαίαἑλληνικά" style:family="text">
      <style:text-properties style:font-weight-complex="bold" style:font-size-complex="14pt" fo:language="el" fo:country="GR"/>
    </style:style>
    <style:style style:name="T10399" style:parent-style-name="AncientGreekἈρχαίαἑλληνικά" style:family="text">
      <style:text-properties style:font-weight-complex="bold" style:font-size-complex="14pt"/>
    </style:style>
    <style:style style:name="T10400" style:parent-style-name="AncientGreekἈρχαίαἑλληνικά" style:family="text">
      <style:text-properties style:font-weight-complex="bold" style:font-size-complex="14pt" fo:language="el" fo:country="GR"/>
    </style:style>
    <style:style style:name="T10401" style:parent-style-name="AncientGreekἈρχαίαἑλληνικά" style:family="text">
      <style:text-properties style:font-weight-complex="bold" style:font-size-complex="14pt"/>
    </style:style>
    <style:style style:name="T10402" style:parent-style-name="AncientGreekἈρχαίαἑλληνικά" style:family="text">
      <style:text-properties style:font-weight-complex="bold" style:font-size-complex="14pt" fo:language="el" fo:country="GR"/>
    </style:style>
    <style:style style:name="T10403" style:parent-style-name="AncientGreekἈρχαίαἑλληνικά" style:family="text">
      <style:text-properties style:font-weight-complex="bold" style:font-size-complex="14pt"/>
    </style:style>
    <style:style style:name="T10404" style:parent-style-name="AncientGreekἈρχαίαἑλληνικά" style:family="text">
      <style:text-properties style:font-weight-complex="bold" style:font-size-complex="14pt" fo:language="el" fo:country="GR"/>
    </style:style>
    <style:style style:name="T10405" style:parent-style-name="AncientGreekἈρχαίαἑλληνικά" style:family="text">
      <style:text-properties style:font-weight-complex="bold" style:font-size-complex="14pt"/>
    </style:style>
    <style:style style:name="T10406" style:parent-style-name="AncientGreekἈρχαίαἑλληνικά" style:family="text">
      <style:text-properties style:font-weight-complex="bold" style:font-size-complex="14pt" fo:language="el" fo:country="GR"/>
    </style:style>
    <style:style style:name="T10407" style:parent-style-name="AncientGreekἈρχαίαἑλληνικά" style:family="text">
      <style:text-properties style:font-weight-complex="bold" style:font-size-complex="14pt"/>
    </style:style>
    <style:style style:name="T10408" style:parent-style-name="AncientGreekἈρχαίαἑλληνικά" style:family="text">
      <style:text-properties style:font-weight-complex="bold" style:font-size-complex="14pt" fo:language="el" fo:country="GR"/>
    </style:style>
    <style:style style:name="T10409" style:parent-style-name="AncientGreekἈρχαίαἑλληνικά" style:family="text">
      <style:text-properties style:font-weight-complex="bold" style:font-size-complex="14pt"/>
    </style:style>
    <style:style style:name="T10410" style:parent-style-name="AncientGreekἈρχαίαἑλληνικά" style:family="text">
      <style:text-properties style:font-weight-complex="bold" style:font-size-complex="14pt" fo:language="el" fo:country="GR"/>
    </style:style>
    <style:style style:name="T10411" style:parent-style-name="AncientGreekἈρχαίαἑλληνικά" style:family="text">
      <style:text-properties style:font-weight-complex="bold" style:font-size-complex="14pt"/>
    </style:style>
    <style:style style:name="T10412" style:parent-style-name="AncientGreekἈρχαίαἑλληνικά" style:family="text">
      <style:text-properties style:font-weight-complex="bold" style:font-size-complex="14pt" fo:language="el" fo:country="GR"/>
    </style:style>
    <style:style style:name="T10413" style:parent-style-name="AncientGreekἈρχαίαἑλληνικά" style:family="text">
      <style:text-properties style:font-weight-complex="bold" style:font-size-complex="14pt"/>
    </style:style>
    <style:style style:name="T10414" style:parent-style-name="AncientGreekἈρχαίαἑλληνικά" style:family="text">
      <style:text-properties style:font-weight-complex="bold" style:font-size-complex="14pt" fo:language="el" fo:country="GR"/>
    </style:style>
    <style:style style:name="T10415" style:parent-style-name="AncientGreekἈρχαίαἑλληνικά" style:family="text">
      <style:text-properties style:font-weight-complex="bold" style:font-size-complex="14pt"/>
    </style:style>
    <style:style style:name="T10416" style:parent-style-name="AncientGreekἈρχαίαἑλληνικά" style:family="text">
      <style:text-properties style:font-weight-complex="bold" style:font-size-complex="14pt" fo:language="el" fo:country="GR"/>
    </style:style>
    <style:style style:name="T10417" style:parent-style-name="AncientGreekἈρχαίαἑλληνικά" style:family="text">
      <style:text-properties style:font-weight-complex="bold" style:font-size-complex="14pt"/>
    </style:style>
    <style:style style:name="T10418" style:parent-style-name="AncientGreekἈρχαίαἑλληνικά" style:family="text">
      <style:text-properties style:font-weight-complex="bold" style:font-size-complex="14pt" fo:language="el" fo:country="GR"/>
    </style:style>
    <style:style style:name="T10419" style:parent-style-name="AncientGreekἈρχαίαἑλληνικά" style:family="text">
      <style:text-properties style:font-weight-complex="bold" style:font-size-complex="14pt"/>
    </style:style>
    <style:style style:name="T10420" style:parent-style-name="AncientGreekἈρχαίαἑλληνικά" style:family="text">
      <style:text-properties style:font-weight-complex="bold" style:font-size-complex="14pt" fo:language="el" fo:country="GR"/>
    </style:style>
    <style:style style:name="T10421" style:parent-style-name="AncientGreekἈρχαίαἑλληνικά" style:family="text">
      <style:text-properties style:font-weight-complex="bold" style:font-size-complex="14pt"/>
    </style:style>
    <style:style style:name="T10422" style:parent-style-name="AncientGreekἈρχαίαἑλληνικά" style:family="text">
      <style:text-properties style:font-weight-complex="bold" style:font-size-complex="14pt" fo:language="el" fo:country="GR"/>
    </style:style>
    <style:style style:name="T10423" style:parent-style-name="AncientGreekἈρχαίαἑλληνικά" style:family="text">
      <style:text-properties style:font-weight-complex="bold" style:font-size-complex="14pt"/>
    </style:style>
    <style:style style:name="T10424" style:parent-style-name="AncientGreekἈρχαίαἑλληνικά" style:family="text">
      <style:text-properties style:font-weight-complex="bold" style:font-size-complex="14pt" fo:language="el" fo:country="GR"/>
    </style:style>
    <style:style style:name="T10425" style:parent-style-name="AncientGreekἈρχαίαἑλληνικά" style:family="text">
      <style:text-properties style:font-weight-complex="bold" style:font-size-complex="14pt"/>
    </style:style>
    <style:style style:name="T10426" style:parent-style-name="AncientGreekἈρχαίαἑλληνικά" style:family="text">
      <style:text-properties style:font-weight-complex="bold" style:font-size-complex="14pt" fo:language="el" fo:country="GR"/>
    </style:style>
    <style:style style:name="T10427" style:parent-style-name="AncientGreekἈρχαίαἑλληνικά" style:family="text">
      <style:text-properties style:font-weight-complex="bold" style:font-size-complex="14pt"/>
    </style:style>
    <style:style style:name="T10428" style:parent-style-name="AncientGreekἈρχαίαἑλληνικά" style:family="text">
      <style:text-properties style:font-weight-complex="bold" style:font-size-complex="14pt" fo:language="el" fo:country="GR"/>
    </style:style>
    <style:style style:name="T10429" style:parent-style-name="AncientGreekἈρχαίαἑλληνικά" style:family="text">
      <style:text-properties style:font-weight-complex="bold" style:font-size-complex="14pt"/>
    </style:style>
    <style:style style:name="T10430" style:parent-style-name="AncientGreekἈρχαίαἑλληνικά" style:family="text">
      <style:text-properties style:font-weight-complex="bold" style:font-size-complex="14pt" fo:language="el" fo:country="GR"/>
    </style:style>
    <style:style style:name="T10431" style:parent-style-name="AncientGreekἈρχαίαἑλληνικά" style:family="text">
      <style:text-properties style:font-weight-complex="bold" style:font-size-complex="14pt"/>
    </style:style>
    <style:style style:name="T10432" style:parent-style-name="AncientGreekἈρχαίαἑλληνικά" style:family="text">
      <style:text-properties style:font-weight-complex="bold" style:font-size-complex="14pt" fo:language="el" fo:country="GR"/>
    </style:style>
    <style:style style:name="T10433" style:parent-style-name="AncientGreekἈρχαίαἑλληνικά" style:family="text">
      <style:text-properties style:font-weight-complex="bold" style:font-size-complex="14pt"/>
    </style:style>
    <style:style style:name="T10434" style:parent-style-name="AncientGreekἈρχαίαἑλληνικά" style:family="text">
      <style:text-properties style:font-weight-complex="bold" style:font-size-complex="14pt" fo:language="el" fo:country="GR"/>
    </style:style>
    <style:style style:name="T10435" style:parent-style-name="AncientGreekἈρχαίαἑλληνικά" style:family="text">
      <style:text-properties style:font-weight-complex="bold" style:font-size-complex="14pt"/>
    </style:style>
    <style:style style:name="T10436" style:parent-style-name="AncientGreekἈρχαίαἑλληνικά" style:family="text">
      <style:text-properties style:font-weight-complex="bold" style:font-size-complex="14pt" fo:language="el" fo:country="GR"/>
    </style:style>
    <style:style style:name="T10437" style:parent-style-name="AncientGreekἈρχαίαἑλληνικά" style:family="text">
      <style:text-properties style:font-weight-complex="bold" style:font-size-complex="14pt"/>
    </style:style>
    <style:style style:name="T10438" style:parent-style-name="AncientGreekἈρχαίαἑλληνικά" style:family="text">
      <style:text-properties style:font-weight-complex="bold" style:font-size-complex="14pt" fo:language="el" fo:country="GR"/>
    </style:style>
    <style:style style:name="T10439" style:parent-style-name="AncientGreekἈρχαίαἑλληνικά" style:family="text">
      <style:text-properties style:font-weight-complex="bold" style:font-size-complex="14pt"/>
    </style:style>
    <style:style style:name="T10440" style:parent-style-name="AncientGreekἈρχαίαἑλληνικά" style:family="text">
      <style:text-properties style:font-weight-complex="bold" style:font-size-complex="14pt" fo:language="el" fo:country="GR"/>
    </style:style>
    <style:style style:name="T10441" style:parent-style-name="AncientGreekἈρχαίαἑλληνικά" style:family="text">
      <style:text-properties style:font-weight-complex="bold" style:font-size-complex="14pt"/>
    </style:style>
    <style:style style:name="T10442" style:parent-style-name="AncientGreekἈρχαίαἑλληνικά" style:family="text">
      <style:text-properties style:font-weight-complex="bold" style:font-size-complex="14pt" fo:language="el" fo:country="GR"/>
    </style:style>
    <style:style style:name="T10443" style:parent-style-name="AncientGreekἈρχαίαἑλληνικά" style:family="text">
      <style:text-properties style:font-weight-complex="bold" style:font-size-complex="14pt"/>
    </style:style>
    <style:style style:name="T10444" style:parent-style-name="AncientGreekἈρχαίαἑλληνικά" style:family="text">
      <style:text-properties style:font-weight-complex="bold" style:font-size-complex="14pt" fo:language="el" fo:country="GR"/>
    </style:style>
    <style:style style:name="T10445" style:parent-style-name="AncientGreekἈρχαίαἑλληνικά" style:family="text">
      <style:text-properties style:font-weight-complex="bold" style:font-size-complex="14pt"/>
    </style:style>
    <style:style style:name="T10446" style:parent-style-name="AncientGreekἈρχαίαἑλληνικά" style:family="text">
      <style:text-properties style:font-weight-complex="bold" style:font-size-complex="14pt" fo:language="el" fo:country="GR"/>
    </style:style>
    <style:style style:name="T10447" style:parent-style-name="AncientGreekἈρχαίαἑλληνικά" style:family="text">
      <style:text-properties style:font-weight-complex="bold" style:font-size-complex="14pt"/>
    </style:style>
    <style:style style:name="T10448" style:parent-style-name="AncientGreekἈρχαίαἑλληνικά" style:family="text">
      <style:text-properties style:font-weight-complex="bold" style:font-size-complex="14pt" fo:language="el" fo:country="GR"/>
    </style:style>
    <style:style style:name="T10449" style:parent-style-name="AncientGreekἈρχαίαἑλληνικά" style:family="text">
      <style:text-properties style:font-weight-complex="bold" style:font-size-complex="14pt"/>
    </style:style>
    <style:style style:name="T10450" style:parent-style-name="AncientGreekἈρχαίαἑλληνικά" style:family="text">
      <style:text-properties style:font-weight-complex="bold" style:font-size-complex="14pt" fo:language="el" fo:country="GR"/>
    </style:style>
    <style:style style:name="T10451" style:parent-style-name="AncientGreekἈρχαίαἑλληνικά" style:family="text">
      <style:text-properties style:font-weight-complex="bold" style:font-size-complex="14pt"/>
    </style:style>
    <style:style style:name="T10452" style:parent-style-name="AncientGreekἈρχαίαἑλληνικά" style:family="text">
      <style:text-properties style:font-weight-complex="bold" style:font-size-complex="14pt" fo:language="el" fo:country="GR"/>
    </style:style>
    <style:style style:name="T10453" style:parent-style-name="AncientGreekἈρχαίαἑλληνικά" style:family="text">
      <style:text-properties style:font-weight-complex="bold" style:font-size-complex="14pt"/>
    </style:style>
    <style:style style:name="T10454" style:parent-style-name="AncientGreekἈρχαίαἑλληνικά" style:family="text">
      <style:text-properties style:font-weight-complex="bold" style:font-size-complex="14pt" fo:language="el" fo:country="GR"/>
    </style:style>
    <style:style style:name="T10455" style:parent-style-name="AncientGreekἈρχαίαἑλληνικά" style:family="text">
      <style:text-properties style:font-weight-complex="bold" style:font-size-complex="14pt"/>
    </style:style>
    <style:style style:name="T10456" style:parent-style-name="AncientGreekἈρχαίαἑλληνικά" style:family="text">
      <style:text-properties style:font-weight-complex="bold" style:font-size-complex="14pt" fo:language="el" fo:country="GR"/>
    </style:style>
    <style:style style:name="T10457" style:parent-style-name="AncientGreekἈρχαίαἑλληνικά" style:family="text">
      <style:text-properties style:font-weight-complex="bold" style:font-size-complex="14pt"/>
    </style:style>
    <style:style style:name="T10458" style:parent-style-name="AncientGreekἈρχαίαἑλληνικά" style:family="text">
      <style:text-properties style:font-weight-complex="bold" style:font-size-complex="14pt" fo:language="el" fo:country="GR"/>
    </style:style>
    <style:style style:name="T10459" style:parent-style-name="AncientGreekἈρχαίαἑλληνικά" style:family="text">
      <style:text-properties style:font-weight-complex="bold" style:font-size-complex="14pt"/>
    </style:style>
    <style:style style:name="T10460" style:parent-style-name="AncientGreekἈρχαίαἑλληνικά" style:family="text">
      <style:text-properties style:font-weight-complex="bold" style:font-size-complex="14pt" fo:language="el" fo:country="GR"/>
    </style:style>
    <style:style style:name="T10461" style:parent-style-name="AncientGreekἈρχαίαἑλληνικά" style:family="text">
      <style:text-properties style:font-weight-complex="bold" style:font-size-complex="14pt"/>
    </style:style>
    <style:style style:name="T10462" style:parent-style-name="AncientGreekἈρχαίαἑλληνικά" style:family="text">
      <style:text-properties style:font-weight-complex="bold" style:font-size-complex="14pt" fo:language="el" fo:country="GR"/>
    </style:style>
    <style:style style:name="T10463" style:parent-style-name="AncientGreekἈρχαίαἑλληνικά" style:family="text">
      <style:text-properties style:font-weight-complex="bold" style:font-size-complex="14pt"/>
    </style:style>
    <style:style style:name="T10464" style:parent-style-name="AncientGreekἈρχαίαἑλληνικά" style:family="text">
      <style:text-properties style:font-weight-complex="bold" style:font-size-complex="14pt" fo:language="el" fo:country="GR"/>
    </style:style>
    <style:style style:name="T10465" style:parent-style-name="AncientGreekἈρχαίαἑλληνικά" style:family="text">
      <style:text-properties style:font-weight-complex="bold" style:font-size-complex="14pt"/>
    </style:style>
    <style:style style:name="T10466" style:parent-style-name="AncientGreekἈρχαίαἑλληνικά" style:family="text">
      <style:text-properties style:font-weight-complex="bold" style:font-size-complex="14pt" fo:language="el" fo:country="GR"/>
    </style:style>
    <style:style style:name="T10467" style:parent-style-name="AncientGreekἈρχαίαἑλληνικά" style:family="text">
      <style:text-properties style:font-weight-complex="bold" style:font-size-complex="14pt"/>
    </style:style>
    <style:style style:name="T10468" style:parent-style-name="AncientGreekἈρχαίαἑλληνικά" style:family="text">
      <style:text-properties style:font-weight-complex="bold" style:font-size-complex="14pt" fo:language="el" fo:country="GR"/>
    </style:style>
    <style:style style:name="T10469" style:parent-style-name="AncientGreekἈρχαίαἑλληνικά" style:family="text">
      <style:text-properties style:font-weight-complex="bold" style:font-size-complex="14pt"/>
    </style:style>
    <style:style style:name="T10470" style:parent-style-name="AncientGreekἈρχαίαἑλληνικά" style:family="text">
      <style:text-properties style:font-weight-complex="bold" style:font-size-complex="14pt" fo:language="el" fo:country="GR"/>
    </style:style>
    <style:style style:name="T10471" style:parent-style-name="AncientGreekἈρχαίαἑλληνικά" style:family="text">
      <style:text-properties style:font-weight-complex="bold" style:font-size-complex="14pt"/>
    </style:style>
    <style:style style:name="T10472" style:parent-style-name="AncientGreekἈρχαίαἑλληνικά" style:family="text">
      <style:text-properties style:font-weight-complex="bold" style:font-size-complex="14pt" fo:language="el" fo:country="GR"/>
    </style:style>
    <style:style style:name="T10473" style:parent-style-name="AncientGreekἈρχαίαἑλληνικά" style:family="text">
      <style:text-properties style:font-weight-complex="bold" style:font-size-complex="14pt"/>
    </style:style>
    <style:style style:name="T10474" style:parent-style-name="AncientGreekἈρχαίαἑλληνικά" style:family="text">
      <style:text-properties style:font-weight-complex="bold" style:font-size-complex="14pt" fo:language="el" fo:country="GR"/>
    </style:style>
    <style:style style:name="T10475" style:parent-style-name="AncientGreekἈρχαίαἑλληνικά" style:family="text">
      <style:text-properties style:font-weight-complex="bold" style:font-size-complex="14pt"/>
    </style:style>
    <style:style style:name="T10476" style:parent-style-name="AncientGreekἈρχαίαἑλληνικά" style:family="text">
      <style:text-properties style:font-weight-complex="bold" style:font-size-complex="14pt" fo:language="el" fo:country="GR"/>
    </style:style>
    <style:style style:name="T10477" style:parent-style-name="AncientGreekἈρχαίαἑλληνικά" style:family="text">
      <style:text-properties style:font-weight-complex="bold" style:font-size-complex="14pt"/>
    </style:style>
    <style:style style:name="T10478" style:parent-style-name="AncientGreekἈρχαίαἑλληνικά" style:family="text">
      <style:text-properties style:font-weight-complex="bold" style:font-size-complex="14pt" fo:language="el" fo:country="GR"/>
    </style:style>
    <style:style style:name="T10479" style:parent-style-name="AncientGreekἈρχαίαἑλληνικά" style:family="text">
      <style:text-properties style:font-weight-complex="bold" style:font-size-complex="14pt"/>
    </style:style>
    <style:style style:name="T10480" style:parent-style-name="AncientGreekἈρχαίαἑλληνικά" style:family="text">
      <style:text-properties style:font-weight-complex="bold" style:font-size-complex="14pt" fo:language="el" fo:country="GR"/>
    </style:style>
    <style:style style:name="T10481" style:parent-style-name="AncientGreekἈρχαίαἑλληνικά" style:family="text">
      <style:text-properties style:font-weight-complex="bold" style:font-size-complex="14pt"/>
    </style:style>
    <style:style style:name="T10482" style:parent-style-name="AncientGreekἈρχαίαἑλληνικά" style:family="text">
      <style:text-properties style:font-weight-complex="bold" style:font-size-complex="14pt" fo:language="el" fo:country="GR"/>
    </style:style>
    <style:style style:name="T10483" style:parent-style-name="AncientGreekἈρχαίαἑλληνικά" style:family="text">
      <style:text-properties style:font-weight-complex="bold" style:font-size-complex="14pt"/>
    </style:style>
    <style:style style:name="T10484" style:parent-style-name="AncientGreekἈρχαίαἑλληνικά" style:family="text">
      <style:text-properties style:font-weight-complex="bold" style:font-size-complex="14pt" fo:language="el" fo:country="GR"/>
    </style:style>
    <style:style style:name="T10485" style:parent-style-name="AncientGreekἈρχαίαἑλληνικά" style:family="text">
      <style:text-properties style:font-weight-complex="bold" style:font-size-complex="14pt"/>
    </style:style>
    <style:style style:name="T10486" style:parent-style-name="AncientGreekἈρχαίαἑλληνικά" style:family="text">
      <style:text-properties style:font-weight-complex="bold" style:font-size-complex="14pt" fo:language="el" fo:country="GR"/>
    </style:style>
    <style:style style:name="T10487" style:parent-style-name="AncientGreekἈρχαίαἑλληνικά" style:family="text">
      <style:text-properties style:font-weight-complex="bold" style:font-size-complex="14pt"/>
    </style:style>
    <style:style style:name="T10488" style:parent-style-name="AncientGreekἈρχαίαἑλληνικά" style:family="text">
      <style:text-properties style:font-weight-complex="bold" style:font-size-complex="14pt" fo:language="el" fo:country="GR"/>
    </style:style>
    <style:style style:name="TableCell10489" style:family="table-cell">
      <style:table-cell-properties fo:border="0.0069in solid #000000" fo:background-color="#FFFFFF" style:writing-mode="lr-tb" fo:padding-top="0in" fo:padding-left="0.1527in" fo:padding-bottom="0in" fo:padding-right="0.15in"/>
    </style:style>
    <style:style style:name="P10490" style:parent-style-name="Standard" style:family="paragraph">
      <style:paragraph-properties fo:widows="0" fo:orphans="0"/>
      <style:text-properties style:font-name="AncientGreek"/>
    </style:style>
    <style:style style:name="P10491" style:parent-style-name="Standard" style:family="paragraph">
      <style:paragraph-properties fo:widows="0" fo:orphans="0"/>
      <style:text-properties style:font-name="AncientGreek"/>
    </style:style>
    <style:style style:name="TableRow10492" style:family="table-row">
      <style:table-row-properties style:min-row-height="0.0138in" style:use-optimal-row-height="false" fo:keep-together="always"/>
    </style:style>
    <style:style style:name="TableCell10493" style:family="table-cell">
      <style:table-cell-properties fo:border="0.0069in solid #000000" fo:background-color="#FFFFFF" style:writing-mode="lr-tb" fo:padding-top="0in" fo:padding-left="0.1527in" fo:padding-bottom="0in" fo:padding-right="0.15in"/>
    </style:style>
    <style:style style:name="P10494" style:parent-style-name="Standard" style:family="paragraph">
      <style:paragraph-properties fo:keep-with-next="always" fo:widows="0" fo:orphans="0" fo:text-align="center"/>
    </style:style>
    <style:style style:name="T10495" style:parent-style-name="AncientGreekἈρχαίαἑλληνικά" style:family="text">
      <style:text-properties fo:font-weight="bold" style:font-weight-asian="bold" style:font-weight-complex="bold" fo:font-size="18pt" style:font-size-asian="18pt" style:font-size-complex="14pt"/>
    </style:style>
    <style:style style:name="T10496"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10497" style:parent-style-name="AncientGreekἈρχαίαἑλληνικά" style:family="text">
      <style:text-properties fo:font-weight="bold" style:font-weight-asian="bold" style:font-weight-complex="bold" fo:font-size="18pt" style:font-size-asian="18pt" style:font-size-complex="14pt"/>
    </style:style>
    <style:style style:name="T10498"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10499" style:parent-style-name="AncientGreekἈρχαίαἑλληνικά" style:family="text">
      <style:text-properties fo:font-weight="bold" style:font-weight-asian="bold" style:font-weight-complex="bold" fo:font-size="18pt" style:font-size-asian="18pt" style:font-size-complex="14pt"/>
    </style:style>
    <style:style style:name="T10500"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10501" style:parent-style-name="AncientGreekἈρχαίαἑλληνικά" style:family="text">
      <style:text-properties fo:font-weight="bold" style:font-weight-asian="bold" style:font-weight-complex="bold" fo:font-size="18pt" style:font-size-asian="18pt" style:font-size-complex="14pt"/>
    </style:style>
    <style:style style:name="P10502" style:parent-style-name="Standard" style:family="paragraph">
      <style:paragraph-properties fo:widows="0" fo:orphans="0"/>
    </style:style>
    <style:style style:name="T10503" style:parent-style-name="AncientGreekἈρχαίαἑλληνικά" style:family="text">
      <style:text-properties style:font-weight-complex="bold" style:font-size-complex="14pt" fo:language="el" fo:country="GR"/>
    </style:style>
    <style:style style:name="T10504" style:parent-style-name="AncientGreekἈρχαίαἑλληνικά" style:family="text">
      <style:text-properties style:font-weight-complex="bold" style:font-size-complex="14pt"/>
    </style:style>
    <style:style style:name="T10505" style:parent-style-name="AncientGreekἈρχαίαἑλληνικά" style:family="text">
      <style:text-properties style:font-weight-complex="bold" style:font-size-complex="14pt" fo:language="el" fo:country="GR"/>
    </style:style>
    <style:style style:name="T10506" style:parent-style-name="AncientGreekἈρχαίαἑλληνικά" style:family="text">
      <style:text-properties style:font-weight-complex="bold" style:font-size-complex="14pt"/>
    </style:style>
    <style:style style:name="T10507" style:parent-style-name="AncientGreekἈρχαίαἑλληνικά" style:family="text">
      <style:text-properties style:font-weight-complex="bold" style:font-size-complex="14pt" fo:language="el" fo:country="GR"/>
    </style:style>
    <style:style style:name="T10508" style:parent-style-name="AncientGreekἈρχαίαἑλληνικά" style:family="text">
      <style:text-properties style:font-weight-complex="bold" style:font-size-complex="14pt"/>
    </style:style>
    <style:style style:name="T10509" style:parent-style-name="AncientGreekἈρχαίαἑλληνικά" style:family="text">
      <style:text-properties style:font-weight-complex="bold" style:font-size-complex="14pt" fo:language="el" fo:country="GR"/>
    </style:style>
    <style:style style:name="T10510" style:parent-style-name="AncientGreekἈρχαίαἑλληνικά" style:family="text">
      <style:text-properties style:font-weight-complex="bold" style:font-size-complex="14pt"/>
    </style:style>
    <style:style style:name="T10511" style:parent-style-name="AncientGreekἈρχαίαἑλληνικά" style:family="text">
      <style:text-properties style:font-weight-complex="bold" style:font-size-complex="14pt" fo:language="el" fo:country="GR"/>
    </style:style>
    <style:style style:name="T10512" style:parent-style-name="AncientGreekἈρχαίαἑλληνικά" style:family="text">
      <style:text-properties style:font-weight-complex="bold" style:font-size-complex="14pt"/>
    </style:style>
    <style:style style:name="T10513" style:parent-style-name="AncientGreekἈρχαίαἑλληνικά" style:family="text">
      <style:text-properties style:font-weight-complex="bold" style:font-size-complex="14pt" fo:language="el" fo:country="GR"/>
    </style:style>
    <style:style style:name="T10514" style:parent-style-name="AncientGreekἈρχαίαἑλληνικά" style:family="text">
      <style:text-properties style:font-weight-complex="bold" style:font-size-complex="14pt"/>
    </style:style>
    <style:style style:name="T10515" style:parent-style-name="AncientGreekἈρχαίαἑλληνικά" style:family="text">
      <style:text-properties style:font-weight-complex="bold" style:font-size-complex="14pt" fo:language="el" fo:country="GR"/>
    </style:style>
    <style:style style:name="T10516" style:parent-style-name="AncientGreekἈρχαίαἑλληνικά" style:family="text">
      <style:text-properties style:font-weight-complex="bold" style:font-size-complex="14pt"/>
    </style:style>
    <style:style style:name="T10517" style:parent-style-name="AncientGreekἈρχαίαἑλληνικά" style:family="text">
      <style:text-properties style:font-weight-complex="bold" style:font-size-complex="14pt" fo:language="el" fo:country="GR"/>
    </style:style>
    <style:style style:name="T10518" style:parent-style-name="AncientGreekἈρχαίαἑλληνικά" style:family="text">
      <style:text-properties style:font-weight-complex="bold" style:font-size-complex="14pt"/>
    </style:style>
    <style:style style:name="T10519" style:parent-style-name="AncientGreekἈρχαίαἑλληνικά" style:family="text">
      <style:text-properties style:font-weight-complex="bold" style:font-size-complex="14pt" fo:language="el" fo:country="GR"/>
    </style:style>
    <style:style style:name="T10520" style:parent-style-name="AncientGreekἈρχαίαἑλληνικά" style:family="text">
      <style:text-properties style:font-weight-complex="bold" style:font-size-complex="14pt"/>
    </style:style>
    <style:style style:name="T10521" style:parent-style-name="AncientGreekἈρχαίαἑλληνικά" style:family="text">
      <style:text-properties style:font-weight-complex="bold" style:font-size-complex="14pt" fo:language="el" fo:country="GR"/>
    </style:style>
    <style:style style:name="T10522" style:parent-style-name="AncientGreekἈρχαίαἑλληνικά" style:family="text">
      <style:text-properties style:font-weight-complex="bold" style:font-size-complex="14pt"/>
    </style:style>
    <style:style style:name="T10523" style:parent-style-name="AncientGreekἈρχαίαἑλληνικά" style:family="text">
      <style:text-properties style:font-weight-complex="bold" style:font-size-complex="14pt" fo:language="el" fo:country="GR"/>
    </style:style>
    <style:style style:name="T10524" style:parent-style-name="AncientGreekἈρχαίαἑλληνικά" style:family="text">
      <style:text-properties style:font-weight-complex="bold" style:font-size-complex="14pt"/>
    </style:style>
    <style:style style:name="T10525" style:parent-style-name="AncientGreekἈρχαίαἑλληνικά" style:family="text">
      <style:text-properties style:font-weight-complex="bold" style:font-size-complex="14pt" fo:language="el" fo:country="GR"/>
    </style:style>
    <style:style style:name="T10526" style:parent-style-name="AncientGreekἈρχαίαἑλληνικά" style:family="text">
      <style:text-properties style:font-weight-complex="bold" style:font-size-complex="14pt"/>
    </style:style>
    <style:style style:name="T10527" style:parent-style-name="AncientGreekἈρχαίαἑλληνικά" style:family="text">
      <style:text-properties style:font-weight-complex="bold" style:font-size-complex="14pt" fo:language="el" fo:country="GR"/>
    </style:style>
    <style:style style:name="T10528" style:parent-style-name="AncientGreekἈρχαίαἑλληνικά" style:family="text">
      <style:text-properties style:font-weight-complex="bold" style:font-size-complex="14pt"/>
    </style:style>
    <style:style style:name="T10529" style:parent-style-name="AncientGreekἈρχαίαἑλληνικά" style:family="text">
      <style:text-properties style:font-weight-complex="bold" style:font-size-complex="14pt" fo:language="el" fo:country="GR"/>
    </style:style>
    <style:style style:name="T10530" style:parent-style-name="AncientGreekἈρχαίαἑλληνικά" style:family="text">
      <style:text-properties style:font-weight-complex="bold" style:font-size-complex="14pt"/>
    </style:style>
    <style:style style:name="T10531" style:parent-style-name="AncientGreekἈρχαίαἑλληνικά" style:family="text">
      <style:text-properties style:font-weight-complex="bold" style:font-size-complex="14pt" fo:language="el" fo:country="GR"/>
    </style:style>
    <style:style style:name="T10532" style:parent-style-name="AncientGreekἈρχαίαἑλληνικά" style:family="text">
      <style:text-properties style:font-weight-complex="bold" style:font-size-complex="14pt"/>
    </style:style>
    <style:style style:name="T10533" style:parent-style-name="AncientGreekἈρχαίαἑλληνικά" style:family="text">
      <style:text-properties style:font-weight-complex="bold" style:font-size-complex="14pt" fo:language="el" fo:country="GR"/>
    </style:style>
    <style:style style:name="T10534" style:parent-style-name="AncientGreekἈρχαίαἑλληνικά" style:family="text">
      <style:text-properties style:font-weight-complex="bold" style:font-size-complex="14pt"/>
    </style:style>
    <style:style style:name="T10535" style:parent-style-name="AncientGreekἈρχαίαἑλληνικά" style:family="text">
      <style:text-properties style:font-weight-complex="bold" style:font-size-complex="14pt" fo:language="el" fo:country="GR"/>
    </style:style>
    <style:style style:name="T10536" style:parent-style-name="AncientGreekἈρχαίαἑλληνικά" style:family="text">
      <style:text-properties style:font-weight-complex="bold" style:font-size-complex="14pt"/>
    </style:style>
    <style:style style:name="T10537" style:parent-style-name="AncientGreekἈρχαίαἑλληνικά" style:family="text">
      <style:text-properties style:font-weight-complex="bold" style:font-size-complex="14pt" fo:language="el" fo:country="GR"/>
    </style:style>
    <style:style style:name="T10538" style:parent-style-name="AncientGreekἈρχαίαἑλληνικά" style:family="text">
      <style:text-properties style:font-weight-complex="bold" style:font-size-complex="14pt"/>
    </style:style>
    <style:style style:name="T10539" style:parent-style-name="AncientGreekἈρχαίαἑλληνικά" style:family="text">
      <style:text-properties style:font-weight-complex="bold" style:font-size-complex="14pt" fo:language="el" fo:country="GR"/>
    </style:style>
    <style:style style:name="T10540" style:parent-style-name="AncientGreekἈρχαίαἑλληνικά" style:family="text">
      <style:text-properties style:font-weight-complex="bold" style:font-size-complex="14pt"/>
    </style:style>
    <style:style style:name="T10541" style:parent-style-name="AncientGreekἈρχαίαἑλληνικά" style:family="text">
      <style:text-properties style:font-weight-complex="bold" style:font-size-complex="14pt" fo:language="el" fo:country="GR"/>
    </style:style>
    <style:style style:name="T10542" style:parent-style-name="AncientGreekἈρχαίαἑλληνικά" style:family="text">
      <style:text-properties style:font-weight-complex="bold" style:font-size-complex="14pt"/>
    </style:style>
    <style:style style:name="T10543" style:parent-style-name="AncientGreekἈρχαίαἑλληνικά" style:family="text">
      <style:text-properties style:font-weight-complex="bold" style:font-size-complex="14pt" fo:language="el" fo:country="GR"/>
    </style:style>
    <style:style style:name="T10544" style:parent-style-name="AncientGreekἈρχαίαἑλληνικά" style:family="text">
      <style:text-properties style:font-weight-complex="bold" style:font-size-complex="14pt"/>
    </style:style>
    <style:style style:name="T10545" style:parent-style-name="AncientGreekἈρχαίαἑλληνικά" style:family="text">
      <style:text-properties style:font-weight-complex="bold" style:font-size-complex="14pt" fo:language="el" fo:country="GR"/>
    </style:style>
    <style:style style:name="T10546" style:parent-style-name="AncientGreekἈρχαίαἑλληνικά" style:family="text">
      <style:text-properties style:font-weight-complex="bold" style:font-size-complex="14pt"/>
    </style:style>
    <style:style style:name="T10547" style:parent-style-name="AncientGreekἈρχαίαἑλληνικά" style:family="text">
      <style:text-properties style:font-weight-complex="bold" style:font-size-complex="14pt" fo:language="el" fo:country="GR"/>
    </style:style>
    <style:style style:name="T10548" style:parent-style-name="AncientGreekἈρχαίαἑλληνικά" style:family="text">
      <style:text-properties style:font-weight-complex="bold" style:font-size-complex="14pt"/>
    </style:style>
    <style:style style:name="T10549" style:parent-style-name="AncientGreekἈρχαίαἑλληνικά" style:family="text">
      <style:text-properties style:font-weight-complex="bold" style:font-size-complex="14pt" fo:language="el" fo:country="GR"/>
    </style:style>
    <style:style style:name="T10550" style:parent-style-name="AncientGreekἈρχαίαἑλληνικά" style:family="text">
      <style:text-properties style:font-weight-complex="bold" style:font-size-complex="14pt"/>
    </style:style>
    <style:style style:name="T10551" style:parent-style-name="AncientGreekἈρχαίαἑλληνικά" style:family="text">
      <style:text-properties style:font-weight-complex="bold" style:font-size-complex="14pt" fo:language="el" fo:country="GR"/>
    </style:style>
    <style:style style:name="T10552" style:parent-style-name="AncientGreekἈρχαίαἑλληνικά" style:family="text">
      <style:text-properties style:font-weight-complex="bold" style:font-size-complex="14pt"/>
    </style:style>
    <style:style style:name="T10553" style:parent-style-name="AncientGreekἈρχαίαἑλληνικά" style:family="text">
      <style:text-properties style:font-weight-complex="bold" style:font-size-complex="14pt" fo:language="el" fo:country="GR"/>
    </style:style>
    <style:style style:name="T10554" style:parent-style-name="AncientGreekἈρχαίαἑλληνικά" style:family="text">
      <style:text-properties style:font-weight-complex="bold" style:font-size-complex="14pt"/>
    </style:style>
    <style:style style:name="T10555" style:parent-style-name="AncientGreekἈρχαίαἑλληνικά" style:family="text">
      <style:text-properties style:font-weight-complex="bold" style:font-size-complex="14pt" fo:language="el" fo:country="GR"/>
    </style:style>
    <style:style style:name="T10556" style:parent-style-name="AncientGreekἈρχαίαἑλληνικά" style:family="text">
      <style:text-properties style:font-weight-complex="bold" style:font-size-complex="14pt"/>
    </style:style>
    <style:style style:name="T10557" style:parent-style-name="AncientGreekἈρχαίαἑλληνικά" style:family="text">
      <style:text-properties style:font-weight-complex="bold" style:font-size-complex="14pt" fo:language="el" fo:country="GR"/>
    </style:style>
    <style:style style:name="T10558" style:parent-style-name="AncientGreekἈρχαίαἑλληνικά" style:family="text">
      <style:text-properties style:font-weight-complex="bold" style:font-size-complex="14pt"/>
    </style:style>
    <style:style style:name="T10559" style:parent-style-name="AncientGreekἈρχαίαἑλληνικά" style:family="text">
      <style:text-properties style:font-weight-complex="bold" style:font-size-complex="14pt" fo:language="el" fo:country="GR"/>
    </style:style>
    <style:style style:name="T10560" style:parent-style-name="AncientGreekἈρχαίαἑλληνικά" style:family="text">
      <style:text-properties style:font-weight-complex="bold" style:font-size-complex="14pt"/>
    </style:style>
    <style:style style:name="T10561" style:parent-style-name="AncientGreekἈρχαίαἑλληνικά" style:family="text">
      <style:text-properties style:font-weight-complex="bold" style:font-size-complex="14pt" fo:language="el" fo:country="GR"/>
    </style:style>
    <style:style style:name="T10562" style:parent-style-name="AncientGreekἈρχαίαἑλληνικά" style:family="text">
      <style:text-properties style:font-weight-complex="bold" style:font-size-complex="14pt"/>
    </style:style>
    <style:style style:name="T10563" style:parent-style-name="AncientGreekἈρχαίαἑλληνικά" style:family="text">
      <style:text-properties style:font-weight-complex="bold" style:font-size-complex="14pt" fo:language="el" fo:country="GR"/>
    </style:style>
    <style:style style:name="T10564" style:parent-style-name="AncientGreekἈρχαίαἑλληνικά" style:family="text">
      <style:text-properties style:font-weight-complex="bold" style:font-size-complex="14pt"/>
    </style:style>
    <style:style style:name="T10565" style:parent-style-name="AncientGreekἈρχαίαἑλληνικά" style:family="text">
      <style:text-properties style:font-weight-complex="bold" style:font-size-complex="14pt" fo:language="el" fo:country="GR"/>
    </style:style>
    <style:style style:name="T10566" style:parent-style-name="AncientGreekἈρχαίαἑλληνικά" style:family="text">
      <style:text-properties style:font-weight-complex="bold" style:font-size-complex="14pt"/>
    </style:style>
    <style:style style:name="P10567" style:parent-style-name="Standard" style:family="paragraph">
      <style:paragraph-properties fo:widows="0" fo:orphans="0"/>
    </style:style>
    <style:style style:name="T10568" style:parent-style-name="AncientGreekἈρχαίαἑλληνικά" style:family="text">
      <style:text-properties style:font-weight-complex="bold" style:font-size-complex="14pt" fo:language="el" fo:country="GR"/>
    </style:style>
    <style:style style:name="T10569" style:parent-style-name="AncientGreekἈρχαίαἑλληνικά" style:family="text">
      <style:text-properties style:font-weight-complex="bold" style:font-size-complex="14pt"/>
    </style:style>
    <style:style style:name="T10570" style:parent-style-name="AncientGreekἈρχαίαἑλληνικά" style:family="text">
      <style:text-properties style:font-weight-complex="bold" style:font-size-complex="14pt" fo:language="el" fo:country="GR"/>
    </style:style>
    <style:style style:name="T10571" style:parent-style-name="AncientGreekἈρχαίαἑλληνικά" style:family="text">
      <style:text-properties style:font-weight-complex="bold" style:font-size-complex="14pt"/>
    </style:style>
    <style:style style:name="T10572" style:parent-style-name="AncientGreekἈρχαίαἑλληνικά" style:family="text">
      <style:text-properties style:font-weight-complex="bold" style:font-size-complex="14pt" fo:language="el" fo:country="GR"/>
    </style:style>
    <style:style style:name="T10573" style:parent-style-name="AncientGreekἈρχαίαἑλληνικά" style:family="text">
      <style:text-properties style:font-weight-complex="bold" style:font-size-complex="14pt"/>
    </style:style>
    <style:style style:name="T10574" style:parent-style-name="AncientGreekἈρχαίαἑλληνικά" style:family="text">
      <style:text-properties style:font-weight-complex="bold" style:font-size-complex="14pt" fo:language="el" fo:country="GR"/>
    </style:style>
    <style:style style:name="T10575" style:parent-style-name="AncientGreekἈρχαίαἑλληνικά" style:family="text">
      <style:text-properties style:font-weight-complex="bold" style:font-size-complex="14pt"/>
    </style:style>
    <style:style style:name="T10576" style:parent-style-name="AncientGreekἈρχαίαἑλληνικά" style:family="text">
      <style:text-properties style:font-weight-complex="bold" style:font-size-complex="14pt" fo:language="el" fo:country="GR"/>
    </style:style>
    <style:style style:name="T10577" style:parent-style-name="AncientGreekἈρχαίαἑλληνικά" style:family="text">
      <style:text-properties style:font-weight-complex="bold" style:font-size-complex="14pt"/>
    </style:style>
    <style:style style:name="T10578" style:parent-style-name="AncientGreekἈρχαίαἑλληνικά" style:family="text">
      <style:text-properties style:font-weight-complex="bold" style:font-size-complex="14pt" fo:language="el" fo:country="GR"/>
    </style:style>
    <style:style style:name="T10579" style:parent-style-name="AncientGreekἈρχαίαἑλληνικά" style:family="text">
      <style:text-properties style:font-weight-complex="bold" style:font-size-complex="14pt"/>
    </style:style>
    <style:style style:name="T10580" style:parent-style-name="AncientGreekἈρχαίαἑλληνικά" style:family="text">
      <style:text-properties style:font-weight-complex="bold" style:font-size-complex="14pt" fo:language="el" fo:country="GR"/>
    </style:style>
    <style:style style:name="T10581" style:parent-style-name="AncientGreekἈρχαίαἑλληνικά" style:family="text">
      <style:text-properties style:font-weight-complex="bold" style:font-size-complex="14pt"/>
    </style:style>
    <style:style style:name="T10582" style:parent-style-name="AncientGreekἈρχαίαἑλληνικά" style:family="text">
      <style:text-properties style:font-weight-complex="bold" style:font-size-complex="14pt" fo:language="el" fo:country="GR"/>
    </style:style>
    <style:style style:name="T10583" style:parent-style-name="AncientGreekἈρχαίαἑλληνικά" style:family="text">
      <style:text-properties style:font-weight-complex="bold" style:font-size-complex="14pt"/>
    </style:style>
    <style:style style:name="T10584" style:parent-style-name="AncientGreekἈρχαίαἑλληνικά" style:family="text">
      <style:text-properties style:font-weight-complex="bold" style:font-size-complex="14pt" fo:language="el" fo:country="GR"/>
    </style:style>
    <style:style style:name="T10585" style:parent-style-name="AncientGreekἈρχαίαἑλληνικά" style:family="text">
      <style:text-properties style:font-weight-complex="bold" style:font-size-complex="14pt"/>
    </style:style>
    <style:style style:name="T10586" style:parent-style-name="AncientGreekἈρχαίαἑλληνικά" style:family="text">
      <style:text-properties style:font-weight-complex="bold" style:font-size-complex="14pt" fo:language="el" fo:country="GR"/>
    </style:style>
    <style:style style:name="T10587" style:parent-style-name="AncientGreekἈρχαίαἑλληνικά" style:family="text">
      <style:text-properties style:font-weight-complex="bold" style:font-size-complex="14pt"/>
    </style:style>
    <style:style style:name="T10588" style:parent-style-name="AncientGreekἈρχαίαἑλληνικά" style:family="text">
      <style:text-properties style:font-weight-complex="bold" style:font-size-complex="14pt" fo:language="el" fo:country="GR"/>
    </style:style>
    <style:style style:name="T10589" style:parent-style-name="AncientGreekἈρχαίαἑλληνικά" style:family="text">
      <style:text-properties style:font-weight-complex="bold" style:font-size-complex="14pt"/>
    </style:style>
    <style:style style:name="T10590" style:parent-style-name="AncientGreekἈρχαίαἑλληνικά" style:family="text">
      <style:text-properties style:font-weight-complex="bold" style:font-size-complex="14pt" fo:language="el" fo:country="GR"/>
    </style:style>
    <style:style style:name="T10591" style:parent-style-name="AncientGreekἈρχαίαἑλληνικά" style:family="text">
      <style:text-properties style:font-weight-complex="bold" style:font-size-complex="14pt"/>
    </style:style>
    <style:style style:name="T10592" style:parent-style-name="AncientGreekἈρχαίαἑλληνικά" style:family="text">
      <style:text-properties style:font-weight-complex="bold" style:font-size-complex="14pt" fo:language="el" fo:country="GR"/>
    </style:style>
    <style:style style:name="T10593" style:parent-style-name="AncientGreekἈρχαίαἑλληνικά" style:family="text">
      <style:text-properties style:font-weight-complex="bold" style:font-size-complex="14pt"/>
    </style:style>
    <style:style style:name="T10594" style:parent-style-name="AncientGreekἈρχαίαἑλληνικά" style:family="text">
      <style:text-properties style:font-weight-complex="bold" style:font-size-complex="14pt" fo:language="el" fo:country="GR"/>
    </style:style>
    <style:style style:name="T10595" style:parent-style-name="AncientGreekἈρχαίαἑλληνικά" style:family="text">
      <style:text-properties style:font-weight-complex="bold" style:font-size-complex="14pt"/>
    </style:style>
    <style:style style:name="T10596" style:parent-style-name="AncientGreekἈρχαίαἑλληνικά" style:family="text">
      <style:text-properties style:font-weight-complex="bold" style:font-size-complex="14pt" fo:language="el" fo:country="GR"/>
    </style:style>
    <style:style style:name="T10597" style:parent-style-name="AncientGreekἈρχαίαἑλληνικά" style:family="text">
      <style:text-properties style:font-weight-complex="bold" style:font-size-complex="14pt"/>
    </style:style>
    <style:style style:name="T10598" style:parent-style-name="AncientGreekἈρχαίαἑλληνικά" style:family="text">
      <style:text-properties style:font-weight-complex="bold" style:font-size-complex="14pt" fo:language="el" fo:country="GR"/>
    </style:style>
    <style:style style:name="T10599" style:parent-style-name="AncientGreekἈρχαίαἑλληνικά" style:family="text">
      <style:text-properties style:font-weight-complex="bold" style:font-size-complex="14pt"/>
    </style:style>
    <style:style style:name="T10600" style:parent-style-name="AncientGreekἈρχαίαἑλληνικά" style:family="text">
      <style:text-properties style:font-weight-complex="bold" style:font-size-complex="14pt" fo:language="el" fo:country="GR"/>
    </style:style>
    <style:style style:name="T10601" style:parent-style-name="AncientGreekἈρχαίαἑλληνικά" style:family="text">
      <style:text-properties style:font-weight-complex="bold" style:font-size-complex="14pt"/>
    </style:style>
    <style:style style:name="T10602" style:parent-style-name="AncientGreekἈρχαίαἑλληνικά" style:family="text">
      <style:text-properties style:font-weight-complex="bold" style:font-size-complex="14pt" fo:language="el" fo:country="GR"/>
    </style:style>
    <style:style style:name="T10603" style:parent-style-name="AncientGreekἈρχαίαἑλληνικά" style:family="text">
      <style:text-properties style:font-weight-complex="bold" style:font-size-complex="14pt"/>
    </style:style>
    <style:style style:name="TableCell10604" style:family="table-cell">
      <style:table-cell-properties fo:border="0.0069in solid #000000" fo:background-color="#FFFFFF" style:writing-mode="lr-tb" fo:padding-top="0in" fo:padding-left="0.1527in" fo:padding-bottom="0in" fo:padding-right="0.15in"/>
    </style:style>
    <style:style style:name="P10605" style:parent-style-name="Standard" style:family="paragraph">
      <style:paragraph-properties fo:widows="0" fo:orphans="0"/>
      <style:text-properties style:font-name="AncientGreek"/>
    </style:style>
    <style:style style:name="P10606" style:parent-style-name="Standard" style:family="paragraph">
      <style:paragraph-properties fo:widows="0" fo:orphans="0"/>
    </style:style>
    <style:style style:name="T10607" style:parent-style-name="DefaultParagraphFont" style:family="text">
      <style:text-properties style:font-name="AncientGreek"/>
    </style:style>
    <style:style style:name="T10608" style:parent-style-name="DefaultParagraphFont" style:family="text">
      <style:text-properties style:font-name="AncientGreek" fo:language="el" fo:country="GR"/>
    </style:style>
    <style:style style:name="P10609" style:parent-style-name="Standard" style:family="paragraph">
      <style:paragraph-properties fo:widows="0" fo:orphans="0"/>
      <style:text-properties style:font-name="AncientGreek" fo:language="el" fo:country="GR"/>
    </style:style>
    <style:style style:name="P10610" style:parent-style-name="Standard" style:family="paragraph">
      <style:paragraph-properties fo:widows="0" fo:orphans="0"/>
      <style:text-properties style:font-name="AncientGreek"/>
    </style:style>
    <style:style style:name="TableRow10611" style:family="table-row">
      <style:table-row-properties style:min-row-height="0.0138in" style:use-optimal-row-height="false" fo:keep-together="always"/>
    </style:style>
    <style:style style:name="TableCell10612" style:family="table-cell">
      <style:table-cell-properties fo:border="0.0069in solid #000000" fo:background-color="#FFFFFF" style:writing-mode="lr-tb" fo:padding-top="0in" fo:padding-left="0.1527in" fo:padding-bottom="0in" fo:padding-right="0.15in"/>
    </style:style>
    <style:style style:name="P10613" style:parent-style-name="Standard" style:family="paragraph">
      <style:paragraph-properties fo:keep-with-next="always" fo:widows="0" fo:orphans="0" fo:text-align="center"/>
    </style:style>
    <style:style style:name="T10614" style:parent-style-name="AncientGreekἈρχαίαἑλληνικά" style:family="text">
      <style:text-properties fo:font-weight="bold" style:font-weight-asian="bold" style:font-weight-complex="bold" fo:font-size="18pt" style:font-size-asian="18pt" style:font-size-complex="14pt"/>
    </style:style>
    <style:style style:name="T10615"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10616" style:parent-style-name="AncientGreekἈρχαίαἑλληνικά" style:family="text">
      <style:text-properties fo:font-weight="bold" style:font-weight-asian="bold" style:font-weight-complex="bold" fo:font-size="18pt" style:font-size-asian="18pt" style:font-size-complex="14pt"/>
    </style:style>
    <style:style style:name="T10617"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10618" style:parent-style-name="AncientGreekἈρχαίαἑλληνικά" style:family="text">
      <style:text-properties fo:font-weight="bold" style:font-weight-asian="bold" style:font-weight-complex="bold" fo:font-size="18pt" style:font-size-asian="18pt" style:font-size-complex="14pt"/>
    </style:style>
    <style:style style:name="T10619"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10620" style:parent-style-name="AncientGreekἈρχαίαἑλληνικά" style:family="text">
      <style:text-properties fo:font-weight="bold" style:font-weight-asian="bold" style:font-weight-complex="bold" fo:font-size="18pt" style:font-size-asian="18pt" style:font-size-complex="14pt"/>
    </style:style>
    <style:style style:name="P10621" style:parent-style-name="Standard" style:family="paragraph">
      <style:paragraph-properties fo:widows="0" fo:orphans="0"/>
    </style:style>
    <style:style style:name="T10622" style:parent-style-name="AncientGreekἈρχαίαἑλληνικά" style:family="text">
      <style:text-properties style:font-weight-complex="bold" style:font-size-complex="14pt" fo:language="el" fo:country="GR"/>
    </style:style>
    <style:style style:name="T10623" style:parent-style-name="AncientGreekἈρχαίαἑλληνικά" style:family="text">
      <style:text-properties style:font-weight-complex="bold" style:font-size-complex="14pt"/>
    </style:style>
    <style:style style:name="T10624" style:parent-style-name="AncientGreekἈρχαίαἑλληνικά" style:family="text">
      <style:text-properties style:font-weight-complex="bold" style:font-size-complex="14pt" fo:language="el" fo:country="GR"/>
    </style:style>
    <style:style style:name="T10625" style:parent-style-name="AncientGreekἈρχαίαἑλληνικά" style:family="text">
      <style:text-properties style:font-weight-complex="bold" style:font-size-complex="14pt"/>
    </style:style>
    <style:style style:name="T10626" style:parent-style-name="AncientGreekἈρχαίαἑλληνικά" style:family="text">
      <style:text-properties style:font-weight-complex="bold" style:font-size-complex="14pt" fo:language="el" fo:country="GR"/>
    </style:style>
    <style:style style:name="T10627" style:parent-style-name="AncientGreekἈρχαίαἑλληνικά" style:family="text">
      <style:text-properties style:font-weight-complex="bold" style:font-size-complex="14pt"/>
    </style:style>
    <style:style style:name="T10628" style:parent-style-name="AncientGreekἈρχαίαἑλληνικά" style:family="text">
      <style:text-properties style:font-weight-complex="bold" style:font-size-complex="14pt" fo:language="el" fo:country="GR"/>
    </style:style>
    <style:style style:name="T10629" style:parent-style-name="AncientGreekἈρχαίαἑλληνικά" style:family="text">
      <style:text-properties style:font-weight-complex="bold" style:font-size-complex="14pt"/>
    </style:style>
    <style:style style:name="T10630" style:parent-style-name="AncientGreekἈρχαίαἑλληνικά" style:family="text">
      <style:text-properties style:font-weight-complex="bold" style:font-size-complex="14pt" fo:language="el" fo:country="GR"/>
    </style:style>
    <style:style style:name="T10631" style:parent-style-name="AncientGreekἈρχαίαἑλληνικά" style:family="text">
      <style:text-properties style:font-weight-complex="bold" style:font-size-complex="14pt"/>
    </style:style>
    <style:style style:name="T10632" style:parent-style-name="AncientGreekἈρχαίαἑλληνικά" style:family="text">
      <style:text-properties style:font-weight-complex="bold" style:font-size-complex="14pt" fo:language="el" fo:country="GR"/>
    </style:style>
    <style:style style:name="T10633" style:parent-style-name="AncientGreekἈρχαίαἑλληνικά" style:family="text">
      <style:text-properties style:font-weight-complex="bold" style:font-size-complex="14pt"/>
    </style:style>
    <style:style style:name="T10634" style:parent-style-name="AncientGreekἈρχαίαἑλληνικά" style:family="text">
      <style:text-properties style:font-weight-complex="bold" style:font-size-complex="14pt" fo:language="el" fo:country="GR"/>
    </style:style>
    <style:style style:name="T10635" style:parent-style-name="AncientGreekἈρχαίαἑλληνικά" style:family="text">
      <style:text-properties style:font-weight-complex="bold" style:font-size-complex="14pt"/>
    </style:style>
    <style:style style:name="T10636" style:parent-style-name="AncientGreekἈρχαίαἑλληνικά" style:family="text">
      <style:text-properties style:font-weight-complex="bold" style:font-size-complex="14pt" fo:language="el" fo:country="GR"/>
    </style:style>
    <style:style style:name="T10637" style:parent-style-name="AncientGreekἈρχαίαἑλληνικά" style:family="text">
      <style:text-properties style:font-weight-complex="bold" style:font-size-complex="14pt"/>
    </style:style>
    <style:style style:name="T10638" style:parent-style-name="AncientGreekἈρχαίαἑλληνικά" style:family="text">
      <style:text-properties style:font-weight-complex="bold" style:font-size-complex="14pt" fo:language="el" fo:country="GR"/>
    </style:style>
    <style:style style:name="T10639" style:parent-style-name="AncientGreekἈρχαίαἑλληνικά" style:family="text">
      <style:text-properties style:font-weight-complex="bold" style:font-size-complex="14pt"/>
    </style:style>
    <style:style style:name="T10640" style:parent-style-name="AncientGreekἈρχαίαἑλληνικά" style:family="text">
      <style:text-properties style:font-weight-complex="bold" style:font-size-complex="14pt" fo:language="el" fo:country="GR"/>
    </style:style>
    <style:style style:name="T10641" style:parent-style-name="AncientGreekἈρχαίαἑλληνικά" style:family="text">
      <style:text-properties style:font-weight-complex="bold" style:font-size-complex="14pt"/>
    </style:style>
    <style:style style:name="T10642" style:parent-style-name="AncientGreekἈρχαίαἑλληνικά" style:family="text">
      <style:text-properties style:font-weight-complex="bold" style:font-size-complex="14pt" fo:language="el" fo:country="GR"/>
    </style:style>
    <style:style style:name="T10643" style:parent-style-name="AncientGreekἈρχαίαἑλληνικά" style:family="text">
      <style:text-properties style:font-weight-complex="bold" style:font-size-complex="14pt"/>
    </style:style>
    <style:style style:name="T10644" style:parent-style-name="AncientGreekἈρχαίαἑλληνικά" style:family="text">
      <style:text-properties style:font-weight-complex="bold" style:font-size-complex="14pt" fo:language="el" fo:country="GR"/>
    </style:style>
    <style:style style:name="T10645" style:parent-style-name="AncientGreekἈρχαίαἑλληνικά" style:family="text">
      <style:text-properties style:font-weight-complex="bold" style:font-size-complex="14pt"/>
    </style:style>
    <style:style style:name="T10646" style:parent-style-name="AncientGreekἈρχαίαἑλληνικά" style:family="text">
      <style:text-properties style:font-weight-complex="bold" style:font-size-complex="14pt" fo:language="el" fo:country="GR"/>
    </style:style>
    <style:style style:name="T10647" style:parent-style-name="AncientGreekἈρχαίαἑλληνικά" style:family="text">
      <style:text-properties style:font-weight-complex="bold" style:font-size-complex="14pt"/>
    </style:style>
    <style:style style:name="T10648" style:parent-style-name="AncientGreekἈρχαίαἑλληνικά" style:family="text">
      <style:text-properties style:font-weight-complex="bold" style:font-size-complex="14pt" fo:language="el" fo:country="GR"/>
    </style:style>
    <style:style style:name="T10649" style:parent-style-name="AncientGreekἈρχαίαἑλληνικά" style:family="text">
      <style:text-properties style:font-weight-complex="bold" style:font-size-complex="14pt"/>
    </style:style>
    <style:style style:name="T10650" style:parent-style-name="AncientGreekἈρχαίαἑλληνικά" style:family="text">
      <style:text-properties style:font-weight-complex="bold" style:font-size-complex="14pt" fo:language="el" fo:country="GR"/>
    </style:style>
    <style:style style:name="T10651" style:parent-style-name="AncientGreekἈρχαίαἑλληνικά" style:family="text">
      <style:text-properties style:font-weight-complex="bold" style:font-size-complex="14pt"/>
    </style:style>
    <style:style style:name="T10652" style:parent-style-name="AncientGreekἈρχαίαἑλληνικά" style:family="text">
      <style:text-properties style:font-weight-complex="bold" style:font-size-complex="14pt" fo:language="el" fo:country="GR"/>
    </style:style>
    <style:style style:name="T10653" style:parent-style-name="AncientGreekἈρχαίαἑλληνικά" style:family="text">
      <style:text-properties style:font-weight-complex="bold" style:font-size-complex="14pt"/>
    </style:style>
    <style:style style:name="T10654" style:parent-style-name="AncientGreekἈρχαίαἑλληνικά" style:family="text">
      <style:text-properties style:font-weight-complex="bold" style:font-size-complex="14pt" fo:language="el" fo:country="GR"/>
    </style:style>
    <style:style style:name="T10655" style:parent-style-name="AncientGreekἈρχαίαἑλληνικά" style:family="text">
      <style:text-properties style:font-weight-complex="bold" style:font-size-complex="14pt"/>
    </style:style>
    <style:style style:name="T10656" style:parent-style-name="AncientGreekἈρχαίαἑλληνικά" style:family="text">
      <style:text-properties style:font-weight-complex="bold" style:font-size-complex="14pt" fo:language="el" fo:country="GR"/>
    </style:style>
    <style:style style:name="T10657" style:parent-style-name="AncientGreekἈρχαίαἑλληνικά" style:family="text">
      <style:text-properties style:font-weight-complex="bold" style:font-size-complex="14pt"/>
    </style:style>
    <style:style style:name="T10658" style:parent-style-name="AncientGreekἈρχαίαἑλληνικά" style:family="text">
      <style:text-properties style:font-weight-complex="bold" style:font-size-complex="14pt" fo:language="el" fo:country="GR"/>
    </style:style>
    <style:style style:name="T10659" style:parent-style-name="AncientGreekἈρχαίαἑλληνικά" style:family="text">
      <style:text-properties style:font-weight-complex="bold" style:font-size-complex="14pt"/>
    </style:style>
    <style:style style:name="T10660" style:parent-style-name="AncientGreekἈρχαίαἑλληνικά" style:family="text">
      <style:text-properties style:font-weight-complex="bold" style:font-size-complex="14pt" fo:language="el" fo:country="GR"/>
    </style:style>
    <style:style style:name="T10661" style:parent-style-name="AncientGreekἈρχαίαἑλληνικά" style:family="text">
      <style:text-properties style:font-weight-complex="bold" style:font-size-complex="14pt"/>
    </style:style>
    <style:style style:name="T10662" style:parent-style-name="AncientGreekἈρχαίαἑλληνικά" style:family="text">
      <style:text-properties style:font-weight-complex="bold" style:font-size-complex="14pt" fo:language="el" fo:country="GR"/>
    </style:style>
    <style:style style:name="T10663" style:parent-style-name="AncientGreekἈρχαίαἑλληνικά" style:family="text">
      <style:text-properties style:font-weight-complex="bold" style:font-size-complex="14pt"/>
    </style:style>
    <style:style style:name="T10664" style:parent-style-name="AncientGreekἈρχαίαἑλληνικά" style:family="text">
      <style:text-properties style:font-weight-complex="bold" style:font-size-complex="14pt" fo:language="el" fo:country="GR"/>
    </style:style>
    <style:style style:name="T10665" style:parent-style-name="AncientGreekἈρχαίαἑλληνικά" style:family="text">
      <style:text-properties style:font-weight-complex="bold" style:font-size-complex="14pt"/>
    </style:style>
    <style:style style:name="P10666" style:parent-style-name="Standard" style:family="paragraph">
      <style:paragraph-properties fo:widows="0" fo:orphans="0"/>
    </style:style>
    <style:style style:name="T10667" style:parent-style-name="AncientGreekἈρχαίαἑλληνικά" style:family="text">
      <style:text-properties style:font-weight-complex="bold" style:font-size-complex="14pt" fo:language="el" fo:country="GR"/>
    </style:style>
    <style:style style:name="T10668" style:parent-style-name="AncientGreekἈρχαίαἑλληνικά" style:family="text">
      <style:text-properties style:font-weight-complex="bold" style:font-size-complex="14pt"/>
    </style:style>
    <style:style style:name="T10669" style:parent-style-name="AncientGreekἈρχαίαἑλληνικά" style:family="text">
      <style:text-properties style:font-weight-complex="bold" style:font-size-complex="14pt" fo:language="el" fo:country="GR"/>
    </style:style>
    <style:style style:name="T10670" style:parent-style-name="AncientGreekἈρχαίαἑλληνικά" style:family="text">
      <style:text-properties style:font-weight-complex="bold" style:font-size-complex="14pt"/>
    </style:style>
    <style:style style:name="T10671" style:parent-style-name="AncientGreekἈρχαίαἑλληνικά" style:family="text">
      <style:text-properties style:font-weight-complex="bold" style:font-size-complex="14pt" fo:language="el" fo:country="GR"/>
    </style:style>
    <style:style style:name="T10672" style:parent-style-name="AncientGreekἈρχαίαἑλληνικά" style:family="text">
      <style:text-properties style:font-weight-complex="bold" style:font-size-complex="14pt"/>
    </style:style>
    <style:style style:name="T10673" style:parent-style-name="AncientGreekἈρχαίαἑλληνικά" style:family="text">
      <style:text-properties style:font-weight-complex="bold" style:font-size-complex="14pt" fo:language="el" fo:country="GR"/>
    </style:style>
    <style:style style:name="T10674" style:parent-style-name="AncientGreekἈρχαίαἑλληνικά" style:family="text">
      <style:text-properties style:font-weight-complex="bold" style:font-size-complex="14pt"/>
    </style:style>
    <style:style style:name="T10675" style:parent-style-name="AncientGreekἈρχαίαἑλληνικά" style:family="text">
      <style:text-properties style:font-weight-complex="bold" style:font-size-complex="14pt" fo:language="el" fo:country="GR"/>
    </style:style>
    <style:style style:name="T10676" style:parent-style-name="AncientGreekἈρχαίαἑλληνικά" style:family="text">
      <style:text-properties style:font-weight-complex="bold" style:font-size-complex="14pt"/>
    </style:style>
    <style:style style:name="T10677" style:parent-style-name="AncientGreekἈρχαίαἑλληνικά" style:family="text">
      <style:text-properties style:font-weight-complex="bold" style:font-size-complex="14pt" fo:language="el" fo:country="GR"/>
    </style:style>
    <style:style style:name="T10678" style:parent-style-name="AncientGreekἈρχαίαἑλληνικά" style:family="text">
      <style:text-properties style:font-weight-complex="bold" style:font-size-complex="14pt"/>
    </style:style>
    <style:style style:name="T10679" style:parent-style-name="AncientGreekἈρχαίαἑλληνικά" style:family="text">
      <style:text-properties style:font-weight-complex="bold" style:font-size-complex="14pt" fo:language="el" fo:country="GR"/>
    </style:style>
    <style:style style:name="T10680" style:parent-style-name="AncientGreekἈρχαίαἑλληνικά" style:family="text">
      <style:text-properties style:font-weight-complex="bold" style:font-size-complex="14pt"/>
    </style:style>
    <style:style style:name="T10681" style:parent-style-name="AncientGreekἈρχαίαἑλληνικά" style:family="text">
      <style:text-properties style:font-weight-complex="bold" style:font-size-complex="14pt" fo:language="el" fo:country="GR"/>
    </style:style>
    <style:style style:name="T10682" style:parent-style-name="AncientGreekἈρχαίαἑλληνικά" style:family="text">
      <style:text-properties style:font-weight-complex="bold" style:font-size-complex="14pt"/>
    </style:style>
    <style:style style:name="T10683" style:parent-style-name="AncientGreekἈρχαίαἑλληνικά" style:family="text">
      <style:text-properties style:font-weight-complex="bold" style:font-size-complex="14pt" fo:language="el" fo:country="GR"/>
    </style:style>
    <style:style style:name="T10684" style:parent-style-name="AncientGreekἈρχαίαἑλληνικά" style:family="text">
      <style:text-properties style:font-weight-complex="bold" style:font-size-complex="14pt"/>
    </style:style>
    <style:style style:name="T10685" style:parent-style-name="AncientGreekἈρχαίαἑλληνικά" style:family="text">
      <style:text-properties style:font-weight-complex="bold" style:font-size-complex="14pt" fo:language="el" fo:country="GR"/>
    </style:style>
    <style:style style:name="T10686" style:parent-style-name="AncientGreekἈρχαίαἑλληνικά" style:family="text">
      <style:text-properties style:font-weight-complex="bold" style:font-size-complex="14pt"/>
    </style:style>
    <style:style style:name="T10687" style:parent-style-name="AncientGreekἈρχαίαἑλληνικά" style:family="text">
      <style:text-properties style:font-weight-complex="bold" style:font-size-complex="14pt" fo:language="el" fo:country="GR"/>
    </style:style>
    <style:style style:name="T10688" style:parent-style-name="AncientGreekἈρχαίαἑλληνικά" style:family="text">
      <style:text-properties style:font-weight-complex="bold" style:font-size-complex="14pt"/>
    </style:style>
    <style:style style:name="T10689" style:parent-style-name="AncientGreekἈρχαίαἑλληνικά" style:family="text">
      <style:text-properties style:font-weight-complex="bold" style:font-size-complex="14pt" fo:language="el" fo:country="GR"/>
    </style:style>
    <style:style style:name="T10690" style:parent-style-name="AncientGreekἈρχαίαἑλληνικά" style:family="text">
      <style:text-properties style:font-weight-complex="bold" style:font-size-complex="14pt"/>
    </style:style>
    <style:style style:name="TableCell10691" style:family="table-cell">
      <style:table-cell-properties fo:border="0.0069in solid #000000" fo:background-color="#FFFFFF" style:writing-mode="lr-tb" fo:padding-top="0in" fo:padding-left="0.1527in" fo:padding-bottom="0in" fo:padding-right="0.15in"/>
    </style:style>
    <style:style style:name="P10692" style:parent-style-name="Standard" style:family="paragraph">
      <style:paragraph-properties fo:widows="0" fo:orphans="0"/>
      <style:text-properties style:font-name="AncientGreek"/>
    </style:style>
    <style:style style:name="P10693" style:parent-style-name="Standard" style:family="paragraph">
      <style:paragraph-properties fo:widows="0" fo:orphans="0"/>
      <style:text-properties style:font-name="AncientGreek"/>
    </style:style>
    <style:style style:name="P10694" style:parent-style-name="Standard" style:family="paragraph">
      <style:paragraph-properties fo:widows="0" fo:orphans="0"/>
      <style:text-properties style:font-name="AncientGreek"/>
    </style:style>
    <style:style style:name="P10695" style:parent-style-name="Standard" style:family="paragraph">
      <style:paragraph-properties fo:widows="0" fo:orphans="0"/>
      <style:text-properties style:font-name="AncientGreek"/>
    </style:style>
    <style:style style:name="TableRow10696" style:family="table-row">
      <style:table-row-properties style:min-row-height="0.0138in" style:use-optimal-row-height="false" fo:keep-together="always"/>
    </style:style>
    <style:style style:name="TableCell10697" style:family="table-cell">
      <style:table-cell-properties fo:border="0.0069in solid #000000" fo:background-color="#FFFFFF" style:writing-mode="lr-tb" fo:padding-top="0in" fo:padding-left="0.1527in" fo:padding-bottom="0in" fo:padding-right="0.15in"/>
    </style:style>
    <style:style style:name="P10698" style:parent-style-name="Standard" style:family="paragraph">
      <style:paragraph-properties fo:keep-with-next="always" fo:widows="0" fo:orphans="0" fo:text-align="center"/>
    </style:style>
    <style:style style:name="T10699" style:parent-style-name="AncientGreekἈρχαίαἑλληνικά" style:family="text">
      <style:text-properties fo:font-weight="bold" style:font-weight-asian="bold" style:font-weight-complex="bold" fo:font-size="18pt" style:font-size-asian="18pt" style:font-size-complex="14pt"/>
    </style:style>
    <style:style style:name="T10700"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10701" style:parent-style-name="AncientGreekἈρχαίαἑλληνικά" style:family="text">
      <style:text-properties fo:font-weight="bold" style:font-weight-asian="bold" style:font-weight-complex="bold" fo:font-size="18pt" style:font-size-asian="18pt" style:font-size-complex="14pt"/>
    </style:style>
    <style:style style:name="T10702"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10703" style:parent-style-name="AncientGreekἈρχαίαἑλληνικά" style:family="text">
      <style:text-properties fo:font-weight="bold" style:font-weight-asian="bold" style:font-weight-complex="bold" fo:font-size="18pt" style:font-size-asian="18pt" style:font-size-complex="14pt"/>
    </style:style>
    <style:style style:name="T10704"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10705" style:parent-style-name="AncientGreekἈρχαίαἑλληνικά" style:family="text">
      <style:text-properties fo:font-weight="bold" style:font-weight-asian="bold" style:font-weight-complex="bold" fo:font-size="18pt" style:font-size-asian="18pt" style:font-size-complex="14pt"/>
    </style:style>
    <style:style style:name="P10706" style:parent-style-name="Standard" style:family="paragraph">
      <style:paragraph-properties fo:widows="0" fo:orphans="0"/>
    </style:style>
    <style:style style:name="T10707" style:parent-style-name="AncientGreekἈρχαίαἑλληνικά" style:family="text">
      <style:text-properties style:font-weight-complex="bold" style:font-size-complex="14pt" fo:language="el" fo:country="GR"/>
    </style:style>
    <style:style style:name="T10708" style:parent-style-name="AncientGreekἈρχαίαἑλληνικά" style:family="text">
      <style:text-properties style:font-weight-complex="bold" style:font-size-complex="14pt"/>
    </style:style>
    <style:style style:name="T10709" style:parent-style-name="AncientGreekἈρχαίαἑλληνικά" style:family="text">
      <style:text-properties style:font-weight-complex="bold" style:font-size-complex="14pt" fo:language="el" fo:country="GR"/>
    </style:style>
    <style:style style:name="T10710" style:parent-style-name="AncientGreekἈρχαίαἑλληνικά" style:family="text">
      <style:text-properties style:font-weight-complex="bold" style:font-size-complex="14pt"/>
    </style:style>
    <style:style style:name="T10711" style:parent-style-name="AncientGreekἈρχαίαἑλληνικά" style:family="text">
      <style:text-properties style:font-weight-complex="bold" style:font-size-complex="14pt" fo:language="el" fo:country="GR"/>
    </style:style>
    <style:style style:name="T10712" style:parent-style-name="AncientGreekἈρχαίαἑλληνικά" style:family="text">
      <style:text-properties style:font-weight-complex="bold" style:font-size-complex="14pt"/>
    </style:style>
    <style:style style:name="T10713" style:parent-style-name="AncientGreekἈρχαίαἑλληνικά" style:family="text">
      <style:text-properties style:font-weight-complex="bold" style:font-size-complex="14pt" fo:language="el" fo:country="GR"/>
    </style:style>
    <style:style style:name="T10714" style:parent-style-name="AncientGreekἈρχαίαἑλληνικά" style:family="text">
      <style:text-properties style:font-weight-complex="bold" style:font-size-complex="14pt"/>
    </style:style>
    <style:style style:name="T10715" style:parent-style-name="AncientGreekἈρχαίαἑλληνικά" style:family="text">
      <style:text-properties style:font-weight-complex="bold" style:font-size-complex="14pt" fo:language="el" fo:country="GR"/>
    </style:style>
    <style:style style:name="T10716" style:parent-style-name="AncientGreekἈρχαίαἑλληνικά" style:family="text">
      <style:text-properties style:font-weight-complex="bold" style:font-size-complex="14pt"/>
    </style:style>
    <style:style style:name="T10717" style:parent-style-name="AncientGreekἈρχαίαἑλληνικά" style:family="text">
      <style:text-properties style:font-weight-complex="bold" style:font-size-complex="14pt" fo:language="el" fo:country="GR"/>
    </style:style>
    <style:style style:name="T10718" style:parent-style-name="AncientGreekἈρχαίαἑλληνικά" style:family="text">
      <style:text-properties style:font-weight-complex="bold" style:font-size-complex="14pt"/>
    </style:style>
    <style:style style:name="T10719" style:parent-style-name="AncientGreekἈρχαίαἑλληνικά" style:family="text">
      <style:text-properties style:font-weight-complex="bold" style:font-size-complex="14pt" fo:language="el" fo:country="GR"/>
    </style:style>
    <style:style style:name="T10720" style:parent-style-name="AncientGreekἈρχαίαἑλληνικά" style:family="text">
      <style:text-properties style:font-weight-complex="bold" style:font-size-complex="14pt"/>
    </style:style>
    <style:style style:name="T10721" style:parent-style-name="AncientGreekἈρχαίαἑλληνικά" style:family="text">
      <style:text-properties style:font-weight-complex="bold" style:font-size-complex="14pt" fo:language="el" fo:country="GR"/>
    </style:style>
    <style:style style:name="T10722" style:parent-style-name="AncientGreekἈρχαίαἑλληνικά" style:family="text">
      <style:text-properties style:font-weight-complex="bold" style:font-size-complex="14pt"/>
    </style:style>
    <style:style style:name="T10723" style:parent-style-name="AncientGreekἈρχαίαἑλληνικά" style:family="text">
      <style:text-properties style:font-weight-complex="bold" style:font-size-complex="14pt" fo:language="el" fo:country="GR"/>
    </style:style>
    <style:style style:name="T10724" style:parent-style-name="AncientGreekἈρχαίαἑλληνικά" style:family="text">
      <style:text-properties style:font-weight-complex="bold" style:font-size-complex="14pt"/>
    </style:style>
    <style:style style:name="T10725" style:parent-style-name="AncientGreekἈρχαίαἑλληνικά" style:family="text">
      <style:text-properties style:font-weight-complex="bold" style:font-size-complex="14pt" fo:language="el" fo:country="GR"/>
    </style:style>
    <style:style style:name="T10726" style:parent-style-name="AncientGreekἈρχαίαἑλληνικά" style:family="text">
      <style:text-properties style:font-weight-complex="bold" style:font-size-complex="14pt"/>
    </style:style>
    <style:style style:name="T10727" style:parent-style-name="AncientGreekἈρχαίαἑλληνικά" style:family="text">
      <style:text-properties style:font-weight-complex="bold" style:font-size-complex="14pt" fo:language="el" fo:country="GR"/>
    </style:style>
    <style:style style:name="T10728" style:parent-style-name="AncientGreekἈρχαίαἑλληνικά" style:family="text">
      <style:text-properties style:font-weight-complex="bold" style:font-size-complex="14pt"/>
    </style:style>
    <style:style style:name="T10729" style:parent-style-name="AncientGreekἈρχαίαἑλληνικά" style:family="text">
      <style:text-properties style:font-weight-complex="bold" style:font-size-complex="14pt" fo:language="el" fo:country="GR"/>
    </style:style>
    <style:style style:name="T10730" style:parent-style-name="AncientGreekἈρχαίαἑλληνικά" style:family="text">
      <style:text-properties style:font-weight-complex="bold" style:font-size-complex="14pt"/>
    </style:style>
    <style:style style:name="T10731" style:parent-style-name="AncientGreekἈρχαίαἑλληνικά" style:family="text">
      <style:text-properties style:font-weight-complex="bold" style:font-size-complex="14pt" fo:language="el" fo:country="GR"/>
    </style:style>
    <style:style style:name="T10732" style:parent-style-name="AncientGreekἈρχαίαἑλληνικά" style:family="text">
      <style:text-properties style:font-weight-complex="bold" style:font-size-complex="14pt"/>
    </style:style>
    <style:style style:name="T10733" style:parent-style-name="AncientGreekἈρχαίαἑλληνικά" style:family="text">
      <style:text-properties style:font-weight-complex="bold" style:font-size-complex="14pt" fo:language="el" fo:country="GR"/>
    </style:style>
    <style:style style:name="T10734" style:parent-style-name="AncientGreekἈρχαίαἑλληνικά" style:family="text">
      <style:text-properties style:font-weight-complex="bold" style:font-size-complex="14pt"/>
    </style:style>
    <style:style style:name="T10735" style:parent-style-name="AncientGreekἈρχαίαἑλληνικά" style:family="text">
      <style:text-properties style:font-weight-complex="bold" style:font-size-complex="14pt" fo:language="el" fo:country="GR"/>
    </style:style>
    <style:style style:name="T10736" style:parent-style-name="AncientGreekἈρχαίαἑλληνικά" style:family="text">
      <style:text-properties style:font-weight-complex="bold" style:font-size-complex="14pt"/>
    </style:style>
    <style:style style:name="T10737" style:parent-style-name="AncientGreekἈρχαίαἑλληνικά" style:family="text">
      <style:text-properties style:font-weight-complex="bold" style:font-size-complex="14pt" fo:language="el" fo:country="GR"/>
    </style:style>
    <style:style style:name="T10738" style:parent-style-name="AncientGreekἈρχαίαἑλληνικά" style:family="text">
      <style:text-properties style:font-weight-complex="bold" style:font-size-complex="14pt"/>
    </style:style>
    <style:style style:name="T10739" style:parent-style-name="AncientGreekἈρχαίαἑλληνικά" style:family="text">
      <style:text-properties style:font-weight-complex="bold" style:font-size-complex="14pt" fo:language="el" fo:country="GR"/>
    </style:style>
    <style:style style:name="T10740" style:parent-style-name="AncientGreekἈρχαίαἑλληνικά" style:family="text">
      <style:text-properties style:font-weight-complex="bold" style:font-size-complex="14pt"/>
    </style:style>
    <style:style style:name="T10741" style:parent-style-name="AncientGreekἈρχαίαἑλληνικά" style:family="text">
      <style:text-properties style:font-weight-complex="bold" style:font-size-complex="14pt" fo:language="el" fo:country="GR"/>
    </style:style>
    <style:style style:name="T10742" style:parent-style-name="AncientGreekἈρχαίαἑλληνικά" style:family="text">
      <style:text-properties style:font-weight-complex="bold" style:font-size-complex="14pt"/>
    </style:style>
    <style:style style:name="T10743" style:parent-style-name="AncientGreekἈρχαίαἑλληνικά" style:family="text">
      <style:text-properties style:font-weight-complex="bold" style:font-size-complex="14pt" fo:language="el" fo:country="GR"/>
    </style:style>
    <style:style style:name="T10744" style:parent-style-name="AncientGreekἈρχαίαἑλληνικά" style:family="text">
      <style:text-properties style:font-weight-complex="bold" style:font-size-complex="14pt"/>
    </style:style>
    <style:style style:name="T10745" style:parent-style-name="AncientGreekἈρχαίαἑλληνικά" style:family="text">
      <style:text-properties style:font-weight-complex="bold" style:font-size-complex="14pt" fo:language="el" fo:country="GR"/>
    </style:style>
    <style:style style:name="T10746" style:parent-style-name="AncientGreekἈρχαίαἑλληνικά" style:family="text">
      <style:text-properties style:font-weight-complex="bold" style:font-size-complex="14pt"/>
    </style:style>
    <style:style style:name="T10747" style:parent-style-name="AncientGreekἈρχαίαἑλληνικά" style:family="text">
      <style:text-properties style:font-weight-complex="bold" style:font-size-complex="14pt" fo:language="el" fo:country="GR"/>
    </style:style>
    <style:style style:name="T10748" style:parent-style-name="AncientGreekἈρχαίαἑλληνικά" style:family="text">
      <style:text-properties style:font-weight-complex="bold" style:font-size-complex="14pt"/>
    </style:style>
    <style:style style:name="T10749" style:parent-style-name="AncientGreekἈρχαίαἑλληνικά" style:family="text">
      <style:text-properties style:font-weight-complex="bold" style:font-size-complex="14pt" fo:language="el" fo:country="GR"/>
    </style:style>
    <style:style style:name="T10750" style:parent-style-name="AncientGreekἈρχαίαἑλληνικά" style:family="text">
      <style:text-properties style:font-weight-complex="bold" style:font-size-complex="14pt"/>
    </style:style>
    <style:style style:name="T10751" style:parent-style-name="AncientGreekἈρχαίαἑλληνικά" style:family="text">
      <style:text-properties style:font-weight-complex="bold" style:font-size-complex="14pt" fo:language="el" fo:country="GR"/>
    </style:style>
    <style:style style:name="T10752" style:parent-style-name="AncientGreekἈρχαίαἑλληνικά" style:family="text">
      <style:text-properties style:font-weight-complex="bold" style:font-size-complex="14pt"/>
    </style:style>
    <style:style style:name="T10753" style:parent-style-name="AncientGreekἈρχαίαἑλληνικά" style:family="text">
      <style:text-properties style:font-weight-complex="bold" style:font-size-complex="14pt" fo:language="el" fo:country="GR"/>
    </style:style>
    <style:style style:name="T10754" style:parent-style-name="AncientGreekἈρχαίαἑλληνικά" style:family="text">
      <style:text-properties style:font-weight-complex="bold" style:font-size-complex="14pt"/>
    </style:style>
    <style:style style:name="T10755" style:parent-style-name="AncientGreekἈρχαίαἑλληνικά" style:family="text">
      <style:text-properties style:font-weight-complex="bold" style:font-size-complex="14pt" fo:language="el" fo:country="GR"/>
    </style:style>
    <style:style style:name="T10756" style:parent-style-name="AncientGreekἈρχαίαἑλληνικά" style:family="text">
      <style:text-properties style:font-weight-complex="bold" style:font-size-complex="14pt"/>
    </style:style>
    <style:style style:name="T10757" style:parent-style-name="AncientGreekἈρχαίαἑλληνικά" style:family="text">
      <style:text-properties style:font-weight-complex="bold" style:font-size-complex="14pt" fo:language="el" fo:country="GR"/>
    </style:style>
    <style:style style:name="T10758" style:parent-style-name="AncientGreekἈρχαίαἑλληνικά" style:family="text">
      <style:text-properties style:font-weight-complex="bold" style:font-size-complex="14pt"/>
    </style:style>
    <style:style style:name="T10759" style:parent-style-name="AncientGreekἈρχαίαἑλληνικά" style:family="text">
      <style:text-properties style:font-weight-complex="bold" style:font-size-complex="14pt" fo:language="el" fo:country="GR"/>
    </style:style>
    <style:style style:name="T10760" style:parent-style-name="AncientGreekἈρχαίαἑλληνικά" style:family="text">
      <style:text-properties style:font-weight-complex="bold" style:font-size-complex="14pt"/>
    </style:style>
    <style:style style:name="T10761" style:parent-style-name="AncientGreekἈρχαίαἑλληνικά" style:family="text">
      <style:text-properties style:font-weight-complex="bold" style:font-size-complex="14pt" fo:language="el" fo:country="GR"/>
    </style:style>
    <style:style style:name="T10762" style:parent-style-name="AncientGreekἈρχαίαἑλληνικά" style:family="text">
      <style:text-properties style:font-weight-complex="bold" style:font-size-complex="14pt"/>
    </style:style>
    <style:style style:name="T10763" style:parent-style-name="AncientGreekἈρχαίαἑλληνικά" style:family="text">
      <style:text-properties style:font-weight-complex="bold" style:font-size-complex="14pt" fo:language="el" fo:country="GR"/>
    </style:style>
    <style:style style:name="T10764" style:parent-style-name="AncientGreekἈρχαίαἑλληνικά" style:family="text">
      <style:text-properties style:font-weight-complex="bold" style:font-size-complex="14pt"/>
    </style:style>
    <style:style style:name="T10765" style:parent-style-name="AncientGreekἈρχαίαἑλληνικά" style:family="text">
      <style:text-properties style:font-weight-complex="bold" style:font-size-complex="14pt" fo:language="el" fo:country="GR"/>
    </style:style>
    <style:style style:name="T10766" style:parent-style-name="AncientGreekἈρχαίαἑλληνικά" style:family="text">
      <style:text-properties style:font-weight-complex="bold" style:font-size-complex="14pt"/>
    </style:style>
    <style:style style:name="T10767" style:parent-style-name="AncientGreekἈρχαίαἑλληνικά" style:family="text">
      <style:text-properties style:font-weight-complex="bold" style:font-size-complex="14pt" fo:language="el" fo:country="GR"/>
    </style:style>
    <style:style style:name="T10768" style:parent-style-name="AncientGreekἈρχαίαἑλληνικά" style:family="text">
      <style:text-properties style:font-weight-complex="bold" style:font-size-complex="14pt"/>
    </style:style>
    <style:style style:name="T10769" style:parent-style-name="AncientGreekἈρχαίαἑλληνικά" style:family="text">
      <style:text-properties style:font-weight-complex="bold" style:font-size-complex="14pt" fo:language="el" fo:country="GR"/>
    </style:style>
    <style:style style:name="T10770" style:parent-style-name="AncientGreekἈρχαίαἑλληνικά" style:family="text">
      <style:text-properties style:font-weight-complex="bold" style:font-size-complex="14pt"/>
    </style:style>
    <style:style style:name="T10771" style:parent-style-name="AncientGreekἈρχαίαἑλληνικά" style:family="text">
      <style:text-properties style:font-weight-complex="bold" style:font-size-complex="14pt" fo:language="el" fo:country="GR"/>
    </style:style>
    <style:style style:name="T10772" style:parent-style-name="AncientGreekἈρχαίαἑλληνικά" style:family="text">
      <style:text-properties style:font-weight-complex="bold" style:font-size-complex="14pt"/>
    </style:style>
    <style:style style:name="T10773" style:parent-style-name="AncientGreekἈρχαίαἑλληνικά" style:family="text">
      <style:text-properties style:font-weight-complex="bold" style:font-size-complex="14pt" fo:language="el" fo:country="GR"/>
    </style:style>
    <style:style style:name="T10774" style:parent-style-name="AncientGreekἈρχαίαἑλληνικά" style:family="text">
      <style:text-properties style:font-weight-complex="bold" style:font-size-complex="14pt"/>
    </style:style>
    <style:style style:name="T10775" style:parent-style-name="AncientGreekἈρχαίαἑλληνικά" style:family="text">
      <style:text-properties style:font-weight-complex="bold" style:font-size-complex="14pt" fo:language="el" fo:country="GR"/>
    </style:style>
    <style:style style:name="T10776" style:parent-style-name="AncientGreekἈρχαίαἑλληνικά" style:family="text">
      <style:text-properties style:font-weight-complex="bold" style:font-size-complex="14pt"/>
    </style:style>
    <style:style style:name="T10777" style:parent-style-name="AncientGreekἈρχαίαἑλληνικά" style:family="text">
      <style:text-properties style:font-weight-complex="bold" style:font-size-complex="14pt" fo:language="el" fo:country="GR"/>
    </style:style>
    <style:style style:name="T10778" style:parent-style-name="AncientGreekἈρχαίαἑλληνικά" style:family="text">
      <style:text-properties style:font-weight-complex="bold" style:font-size-complex="14pt"/>
    </style:style>
    <style:style style:name="T10779" style:parent-style-name="AncientGreekἈρχαίαἑλληνικά" style:family="text">
      <style:text-properties style:font-weight-complex="bold" style:font-size-complex="14pt" fo:language="el" fo:country="GR"/>
    </style:style>
    <style:style style:name="T10780" style:parent-style-name="AncientGreekἈρχαίαἑλληνικά" style:family="text">
      <style:text-properties style:font-weight-complex="bold" style:font-size-complex="14pt"/>
    </style:style>
    <style:style style:name="T10781" style:parent-style-name="AncientGreekἈρχαίαἑλληνικά" style:family="text">
      <style:text-properties style:font-weight-complex="bold" style:font-size-complex="14pt" fo:language="el" fo:country="GR"/>
    </style:style>
    <style:style style:name="T10782" style:parent-style-name="AncientGreekἈρχαίαἑλληνικά" style:family="text">
      <style:text-properties style:font-weight-complex="bold" style:font-size-complex="14pt"/>
    </style:style>
    <style:style style:name="T10783" style:parent-style-name="AncientGreekἈρχαίαἑλληνικά" style:family="text">
      <style:text-properties style:font-weight-complex="bold" style:font-size-complex="14pt" fo:language="el" fo:country="GR"/>
    </style:style>
    <style:style style:name="T10784" style:parent-style-name="AncientGreekἈρχαίαἑλληνικά" style:family="text">
      <style:text-properties style:font-weight-complex="bold" style:font-size-complex="14pt"/>
    </style:style>
    <style:style style:name="T10785" style:parent-style-name="AncientGreekἈρχαίαἑλληνικά" style:family="text">
      <style:text-properties style:font-weight-complex="bold" style:font-size-complex="14pt" fo:language="el" fo:country="GR"/>
    </style:style>
    <style:style style:name="T10786" style:parent-style-name="AncientGreekἈρχαίαἑλληνικά" style:family="text">
      <style:text-properties style:font-weight-complex="bold" style:font-size-complex="14pt"/>
    </style:style>
    <style:style style:name="T10787" style:parent-style-name="AncientGreekἈρχαίαἑλληνικά" style:family="text">
      <style:text-properties style:font-weight-complex="bold" style:font-size-complex="14pt" fo:language="el" fo:country="GR"/>
    </style:style>
    <style:style style:name="T10788" style:parent-style-name="AncientGreekἈρχαίαἑλληνικά" style:family="text">
      <style:text-properties style:font-weight-complex="bold" style:font-size-complex="14pt"/>
    </style:style>
    <style:style style:name="T10789" style:parent-style-name="AncientGreekἈρχαίαἑλληνικά" style:family="text">
      <style:text-properties style:font-weight-complex="bold" style:font-size-complex="14pt" fo:language="el" fo:country="GR"/>
    </style:style>
    <style:style style:name="T10790" style:parent-style-name="AncientGreekἈρχαίαἑλληνικά" style:family="text">
      <style:text-properties style:font-weight-complex="bold" style:font-size-complex="14pt"/>
    </style:style>
    <style:style style:name="T10791" style:parent-style-name="AncientGreekἈρχαίαἑλληνικά" style:family="text">
      <style:text-properties style:font-weight-complex="bold" style:font-size-complex="14pt" fo:language="el" fo:country="GR"/>
    </style:style>
    <style:style style:name="T10792" style:parent-style-name="AncientGreekἈρχαίαἑλληνικά" style:family="text">
      <style:text-properties style:font-weight-complex="bold" style:font-size-complex="14pt"/>
    </style:style>
    <style:style style:name="T10793" style:parent-style-name="AncientGreekἈρχαίαἑλληνικά" style:family="text">
      <style:text-properties style:font-weight-complex="bold" style:font-size-complex="14pt" fo:language="el" fo:country="GR"/>
    </style:style>
    <style:style style:name="T10794" style:parent-style-name="AncientGreekἈρχαίαἑλληνικά" style:family="text">
      <style:text-properties style:font-weight-complex="bold" style:font-size-complex="14pt"/>
    </style:style>
    <style:style style:name="T10795" style:parent-style-name="AncientGreekἈρχαίαἑλληνικά" style:family="text">
      <style:text-properties style:font-weight-complex="bold" style:font-size-complex="14pt" fo:language="el" fo:country="GR"/>
    </style:style>
    <style:style style:name="T10796" style:parent-style-name="AncientGreekἈρχαίαἑλληνικά" style:family="text">
      <style:text-properties style:font-weight-complex="bold" style:font-size-complex="14pt"/>
    </style:style>
    <style:style style:name="T10797" style:parent-style-name="AncientGreekἈρχαίαἑλληνικά" style:family="text">
      <style:text-properties style:font-weight-complex="bold" style:font-size-complex="14pt" fo:language="el" fo:country="GR"/>
    </style:style>
    <style:style style:name="T10798" style:parent-style-name="AncientGreekἈρχαίαἑλληνικά" style:family="text">
      <style:text-properties style:font-weight-complex="bold" style:font-size-complex="14pt"/>
    </style:style>
    <style:style style:name="T10799" style:parent-style-name="AncientGreekἈρχαίαἑλληνικά" style:family="text">
      <style:text-properties style:font-weight-complex="bold" style:font-size-complex="14pt" fo:language="el" fo:country="GR"/>
    </style:style>
    <style:style style:name="T10800" style:parent-style-name="AncientGreekἈρχαίαἑλληνικά" style:family="text">
      <style:text-properties style:font-weight-complex="bold" style:font-size-complex="14pt"/>
    </style:style>
    <style:style style:name="T10801" style:parent-style-name="AncientGreekἈρχαίαἑλληνικά" style:family="text">
      <style:text-properties style:font-weight-complex="bold" style:font-size-complex="14pt" fo:language="el" fo:country="GR"/>
    </style:style>
    <style:style style:name="T10802" style:parent-style-name="AncientGreekἈρχαίαἑλληνικά" style:family="text">
      <style:text-properties style:font-weight-complex="bold" style:font-size-complex="14pt"/>
    </style:style>
    <style:style style:name="T10803" style:parent-style-name="AncientGreekἈρχαίαἑλληνικά" style:family="text">
      <style:text-properties style:font-weight-complex="bold" style:font-size-complex="14pt" fo:language="el" fo:country="GR"/>
    </style:style>
    <style:style style:name="T10804" style:parent-style-name="AncientGreekἈρχαίαἑλληνικά" style:family="text">
      <style:text-properties style:font-weight-complex="bold" style:font-size-complex="14pt"/>
    </style:style>
    <style:style style:name="T10805" style:parent-style-name="AncientGreekἈρχαίαἑλληνικά" style:family="text">
      <style:text-properties style:font-weight-complex="bold" style:font-size-complex="14pt" fo:language="el" fo:country="GR"/>
    </style:style>
    <style:style style:name="T10806" style:parent-style-name="AncientGreekἈρχαίαἑλληνικά" style:family="text">
      <style:text-properties style:font-weight-complex="bold" style:font-size-complex="14pt"/>
    </style:style>
    <style:style style:name="T10807" style:parent-style-name="AncientGreekἈρχαίαἑλληνικά" style:family="text">
      <style:text-properties style:font-weight-complex="bold" style:font-size-complex="14pt" fo:language="el" fo:country="GR"/>
    </style:style>
    <style:style style:name="T10808" style:parent-style-name="AncientGreekἈρχαίαἑλληνικά" style:family="text">
      <style:text-properties style:font-weight-complex="bold" style:font-size-complex="14pt"/>
    </style:style>
    <style:style style:name="T10809" style:parent-style-name="AncientGreekἈρχαίαἑλληνικά" style:family="text">
      <style:text-properties style:font-weight-complex="bold" style:font-size-complex="14pt" fo:language="el" fo:country="GR"/>
    </style:style>
    <style:style style:name="T10810" style:parent-style-name="AncientGreekἈρχαίαἑλληνικά" style:family="text">
      <style:text-properties style:font-weight-complex="bold" style:font-size-complex="14pt"/>
    </style:style>
    <style:style style:name="T10811" style:parent-style-name="AncientGreekἈρχαίαἑλληνικά" style:family="text">
      <style:text-properties style:font-weight-complex="bold" style:font-size-complex="14pt" fo:language="el" fo:country="GR"/>
    </style:style>
    <style:style style:name="T10812" style:parent-style-name="AncientGreekἈρχαίαἑλληνικά" style:family="text">
      <style:text-properties style:font-weight-complex="bold" style:font-size-complex="14pt"/>
    </style:style>
    <style:style style:name="T10813" style:parent-style-name="AncientGreekἈρχαίαἑλληνικά" style:family="text">
      <style:text-properties style:font-weight-complex="bold" style:font-size-complex="14pt" fo:language="el" fo:country="GR"/>
    </style:style>
    <style:style style:name="T10814" style:parent-style-name="AncientGreekἈρχαίαἑλληνικά" style:family="text">
      <style:text-properties style:font-weight-complex="bold" style:font-size-complex="14pt"/>
    </style:style>
    <style:style style:name="T10815" style:parent-style-name="AncientGreekἈρχαίαἑλληνικά" style:family="text">
      <style:text-properties style:font-weight-complex="bold" style:font-size-complex="14pt" fo:language="el" fo:country="GR"/>
    </style:style>
    <style:style style:name="T10816" style:parent-style-name="AncientGreekἈρχαίαἑλληνικά" style:family="text">
      <style:text-properties style:font-weight-complex="bold" style:font-size-complex="14pt"/>
    </style:style>
    <style:style style:name="T10817" style:parent-style-name="AncientGreekἈρχαίαἑλληνικά" style:family="text">
      <style:text-properties style:font-weight-complex="bold" style:font-size-complex="14pt" fo:language="el" fo:country="GR"/>
    </style:style>
    <style:style style:name="T10818" style:parent-style-name="AncientGreekἈρχαίαἑλληνικά" style:family="text">
      <style:text-properties style:font-weight-complex="bold" style:font-size-complex="14pt"/>
    </style:style>
    <style:style style:name="T10819" style:parent-style-name="AncientGreekἈρχαίαἑλληνικά" style:family="text">
      <style:text-properties style:font-weight-complex="bold" style:font-size-complex="14pt" fo:language="el" fo:country="GR"/>
    </style:style>
    <style:style style:name="T10820" style:parent-style-name="AncientGreekἈρχαίαἑλληνικά" style:family="text">
      <style:text-properties style:font-weight-complex="bold" style:font-size-complex="14pt"/>
    </style:style>
    <style:style style:name="T10821" style:parent-style-name="AncientGreekἈρχαίαἑλληνικά" style:family="text">
      <style:text-properties style:font-weight-complex="bold" style:font-size-complex="14pt" fo:language="el" fo:country="GR"/>
    </style:style>
    <style:style style:name="T10822" style:parent-style-name="AncientGreekἈρχαίαἑλληνικά" style:family="text">
      <style:text-properties style:font-weight-complex="bold" style:font-size-complex="14pt"/>
    </style:style>
    <style:style style:name="T10823" style:parent-style-name="AncientGreekἈρχαίαἑλληνικά" style:family="text">
      <style:text-properties style:font-weight-complex="bold" style:font-size-complex="14pt" fo:language="el" fo:country="GR"/>
    </style:style>
    <style:style style:name="T10824" style:parent-style-name="AncientGreekἈρχαίαἑλληνικά" style:family="text">
      <style:text-properties style:font-weight-complex="bold" style:font-size-complex="14pt"/>
    </style:style>
    <style:style style:name="T10825" style:parent-style-name="AncientGreekἈρχαίαἑλληνικά" style:family="text">
      <style:text-properties style:font-weight-complex="bold" style:font-size-complex="14pt" fo:language="el" fo:country="GR"/>
    </style:style>
    <style:style style:name="T10826" style:parent-style-name="AncientGreekἈρχαίαἑλληνικά" style:family="text">
      <style:text-properties style:font-weight-complex="bold" style:font-size-complex="14pt"/>
    </style:style>
    <style:style style:name="T10827" style:parent-style-name="AncientGreekἈρχαίαἑλληνικά" style:family="text">
      <style:text-properties style:font-weight-complex="bold" style:font-size-complex="14pt" fo:language="el" fo:country="GR"/>
    </style:style>
    <style:style style:name="T10828" style:parent-style-name="AncientGreekἈρχαίαἑλληνικά" style:family="text">
      <style:text-properties style:font-weight-complex="bold" style:font-size-complex="14pt"/>
    </style:style>
    <style:style style:name="T10829" style:parent-style-name="AncientGreekἈρχαίαἑλληνικά" style:family="text">
      <style:text-properties style:font-weight-complex="bold" style:font-size-complex="14pt" fo:language="el" fo:country="GR"/>
    </style:style>
    <style:style style:name="T10830" style:parent-style-name="AncientGreekἈρχαίαἑλληνικά" style:family="text">
      <style:text-properties style:font-weight-complex="bold" style:font-size-complex="14pt"/>
    </style:style>
    <style:style style:name="T10831" style:parent-style-name="AncientGreekἈρχαίαἑλληνικά" style:family="text">
      <style:text-properties style:font-weight-complex="bold" style:font-size-complex="14pt" fo:language="el" fo:country="GR"/>
    </style:style>
    <style:style style:name="T10832" style:parent-style-name="AncientGreekἈρχαίαἑλληνικά" style:family="text">
      <style:text-properties style:font-weight-complex="bold" style:font-size-complex="14pt"/>
    </style:style>
    <style:style style:name="T10833" style:parent-style-name="AncientGreekἈρχαίαἑλληνικά" style:family="text">
      <style:text-properties style:font-weight-complex="bold" style:font-size-complex="14pt" fo:language="el" fo:country="GR"/>
    </style:style>
    <style:style style:name="T10834" style:parent-style-name="AncientGreekἈρχαίαἑλληνικά" style:family="text">
      <style:text-properties style:font-weight-complex="bold" style:font-size-complex="14pt"/>
    </style:style>
    <style:style style:name="T10835" style:parent-style-name="AncientGreekἈρχαίαἑλληνικά" style:family="text">
      <style:text-properties style:font-weight-complex="bold" style:font-size-complex="14pt" fo:language="el" fo:country="GR"/>
    </style:style>
    <style:style style:name="T10836" style:parent-style-name="AncientGreekἈρχαίαἑλληνικά" style:family="text">
      <style:text-properties style:font-weight-complex="bold" style:font-size-complex="14pt"/>
    </style:style>
    <style:style style:name="T10837" style:parent-style-name="AncientGreekἈρχαίαἑλληνικά" style:family="text">
      <style:text-properties style:font-weight-complex="bold" style:font-size-complex="14pt" fo:language="el" fo:country="GR"/>
    </style:style>
    <style:style style:name="T10838" style:parent-style-name="AncientGreekἈρχαίαἑλληνικά" style:family="text">
      <style:text-properties style:font-weight-complex="bold" style:font-size-complex="14pt"/>
    </style:style>
    <style:style style:name="T10839" style:parent-style-name="AncientGreekἈρχαίαἑλληνικά" style:family="text">
      <style:text-properties style:font-weight-complex="bold" style:font-size-complex="14pt" fo:language="el" fo:country="GR"/>
    </style:style>
    <style:style style:name="T10840" style:parent-style-name="AncientGreekἈρχαίαἑλληνικά" style:family="text">
      <style:text-properties style:font-weight-complex="bold" style:font-size-complex="14pt"/>
    </style:style>
    <style:style style:name="T10841" style:parent-style-name="AncientGreekἈρχαίαἑλληνικά" style:family="text">
      <style:text-properties style:font-weight-complex="bold" style:font-size-complex="14pt" fo:language="el" fo:country="GR"/>
    </style:style>
    <style:style style:name="T10842" style:parent-style-name="AncientGreekἈρχαίαἑλληνικά" style:family="text">
      <style:text-properties style:font-weight-complex="bold" style:font-size-complex="14pt"/>
    </style:style>
    <style:style style:name="T10843" style:parent-style-name="AncientGreekἈρχαίαἑλληνικά" style:family="text">
      <style:text-properties style:font-weight-complex="bold" style:font-size-complex="14pt" fo:language="el" fo:country="GR"/>
    </style:style>
    <style:style style:name="T10844" style:parent-style-name="AncientGreekἈρχαίαἑλληνικά" style:family="text">
      <style:text-properties style:font-weight-complex="bold" style:font-size-complex="14pt"/>
    </style:style>
    <style:style style:name="T10845" style:parent-style-name="AncientGreekἈρχαίαἑλληνικά" style:family="text">
      <style:text-properties style:font-weight-complex="bold" style:font-size-complex="14pt" fo:language="el" fo:country="GR"/>
    </style:style>
    <style:style style:name="T10846" style:parent-style-name="AncientGreekἈρχαίαἑλληνικά" style:family="text">
      <style:text-properties style:font-weight-complex="bold" style:font-size-complex="14pt"/>
    </style:style>
    <style:style style:name="T10847" style:parent-style-name="AncientGreekἈρχαίαἑλληνικά" style:family="text">
      <style:text-properties style:font-weight-complex="bold" style:font-size-complex="14pt" fo:language="el" fo:country="GR"/>
    </style:style>
    <style:style style:name="T10848" style:parent-style-name="AncientGreekἈρχαίαἑλληνικά" style:family="text">
      <style:text-properties style:font-weight-complex="bold" style:font-size-complex="14pt"/>
    </style:style>
    <style:style style:name="T10849" style:parent-style-name="AncientGreekἈρχαίαἑλληνικά" style:family="text">
      <style:text-properties style:font-weight-complex="bold" style:font-size-complex="14pt" fo:language="el" fo:country="GR"/>
    </style:style>
    <style:style style:name="T10850" style:parent-style-name="AncientGreekἈρχαίαἑλληνικά" style:family="text">
      <style:text-properties style:font-weight-complex="bold" style:font-size-complex="14pt"/>
    </style:style>
    <style:style style:name="T10851" style:parent-style-name="AncientGreekἈρχαίαἑλληνικά" style:family="text">
      <style:text-properties style:font-weight-complex="bold" style:font-size-complex="14pt" fo:language="el" fo:country="GR"/>
    </style:style>
    <style:style style:name="T10852" style:parent-style-name="AncientGreekἈρχαίαἑλληνικά" style:family="text">
      <style:text-properties style:font-weight-complex="bold" style:font-size-complex="14pt"/>
    </style:style>
    <style:style style:name="T10853" style:parent-style-name="AncientGreekἈρχαίαἑλληνικά" style:family="text">
      <style:text-properties style:font-weight-complex="bold" style:font-size-complex="14pt" fo:language="el" fo:country="GR"/>
    </style:style>
    <style:style style:name="T10854" style:parent-style-name="AncientGreekἈρχαίαἑλληνικά" style:family="text">
      <style:text-properties style:font-weight-complex="bold" style:font-size-complex="14pt"/>
    </style:style>
    <style:style style:name="T10855" style:parent-style-name="AncientGreekἈρχαίαἑλληνικά" style:family="text">
      <style:text-properties style:font-weight-complex="bold" style:font-size-complex="14pt" fo:language="el" fo:country="GR"/>
    </style:style>
    <style:style style:name="T10856" style:parent-style-name="AncientGreekἈρχαίαἑλληνικά" style:family="text">
      <style:text-properties style:font-weight-complex="bold" style:font-size-complex="14pt"/>
    </style:style>
    <style:style style:name="T10857" style:parent-style-name="AncientGreekἈρχαίαἑλληνικά" style:family="text">
      <style:text-properties style:font-weight-complex="bold" style:font-size-complex="14pt" fo:language="el" fo:country="GR"/>
    </style:style>
    <style:style style:name="T10858" style:parent-style-name="AncientGreekἈρχαίαἑλληνικά" style:family="text">
      <style:text-properties style:font-weight-complex="bold" style:font-size-complex="14pt"/>
    </style:style>
    <style:style style:name="T10859" style:parent-style-name="AncientGreekἈρχαίαἑλληνικά" style:family="text">
      <style:text-properties style:font-weight-complex="bold" style:font-size-complex="14pt" fo:language="el" fo:country="GR"/>
    </style:style>
    <style:style style:name="T10860" style:parent-style-name="AncientGreekἈρχαίαἑλληνικά" style:family="text">
      <style:text-properties style:font-weight-complex="bold" style:font-size-complex="14pt"/>
    </style:style>
    <style:style style:name="T10861" style:parent-style-name="AncientGreekἈρχαίαἑλληνικά" style:family="text">
      <style:text-properties style:font-weight-complex="bold" style:font-size-complex="14pt" fo:language="el" fo:country="GR"/>
    </style:style>
    <style:style style:name="T10862" style:parent-style-name="AncientGreekἈρχαίαἑλληνικά" style:family="text">
      <style:text-properties style:font-weight-complex="bold" style:font-size-complex="14pt"/>
    </style:style>
    <style:style style:name="T10863" style:parent-style-name="AncientGreekἈρχαίαἑλληνικά" style:family="text">
      <style:text-properties style:font-weight-complex="bold" style:font-size-complex="14pt" fo:language="el" fo:country="GR"/>
    </style:style>
    <style:style style:name="T10864" style:parent-style-name="AncientGreekἈρχαίαἑλληνικά" style:family="text">
      <style:text-properties style:font-weight-complex="bold" style:font-size-complex="14pt"/>
    </style:style>
    <style:style style:name="T10865" style:parent-style-name="AncientGreekἈρχαίαἑλληνικά" style:family="text">
      <style:text-properties style:font-weight-complex="bold" style:font-size-complex="14pt" fo:language="el" fo:country="GR"/>
    </style:style>
    <style:style style:name="T10866" style:parent-style-name="AncientGreekἈρχαίαἑλληνικά" style:family="text">
      <style:text-properties style:font-weight-complex="bold" style:font-size-complex="14pt"/>
    </style:style>
    <style:style style:name="T10867" style:parent-style-name="AncientGreekἈρχαίαἑλληνικά" style:family="text">
      <style:text-properties style:font-weight-complex="bold" style:font-size-complex="14pt" fo:language="el" fo:country="GR"/>
    </style:style>
    <style:style style:name="T10868" style:parent-style-name="AncientGreekἈρχαίαἑλληνικά" style:family="text">
      <style:text-properties style:font-weight-complex="bold" style:font-size-complex="14pt"/>
    </style:style>
    <style:style style:name="T10869" style:parent-style-name="AncientGreekἈρχαίαἑλληνικά" style:family="text">
      <style:text-properties style:font-weight-complex="bold" style:font-size-complex="14pt" fo:language="el" fo:country="GR"/>
    </style:style>
    <style:style style:name="T10870" style:parent-style-name="AncientGreekἈρχαίαἑλληνικά" style:family="text">
      <style:text-properties style:font-weight-complex="bold" style:font-size-complex="14pt"/>
    </style:style>
    <style:style style:name="T10871" style:parent-style-name="AncientGreekἈρχαίαἑλληνικά" style:family="text">
      <style:text-properties style:font-weight-complex="bold" style:font-size-complex="14pt" fo:language="el" fo:country="GR"/>
    </style:style>
    <style:style style:name="T10872" style:parent-style-name="AncientGreekἈρχαίαἑλληνικά" style:family="text">
      <style:text-properties style:font-weight-complex="bold" style:font-size-complex="14pt"/>
    </style:style>
    <style:style style:name="T10873" style:parent-style-name="AncientGreekἈρχαίαἑλληνικά" style:family="text">
      <style:text-properties style:font-weight-complex="bold" style:font-size-complex="14pt" fo:language="el" fo:country="GR"/>
    </style:style>
    <style:style style:name="T10874" style:parent-style-name="AncientGreekἈρχαίαἑλληνικά" style:family="text">
      <style:text-properties style:font-weight-complex="bold" style:font-size-complex="14pt"/>
    </style:style>
    <style:style style:name="T10875" style:parent-style-name="AncientGreekἈρχαίαἑλληνικά" style:family="text">
      <style:text-properties style:font-weight-complex="bold" style:font-size-complex="14pt" fo:language="el" fo:country="GR"/>
    </style:style>
    <style:style style:name="T10876" style:parent-style-name="AncientGreekἈρχαίαἑλληνικά" style:family="text">
      <style:text-properties style:font-weight-complex="bold" style:font-size-complex="14pt"/>
    </style:style>
    <style:style style:name="T10877" style:parent-style-name="AncientGreekἈρχαίαἑλληνικά" style:family="text">
      <style:text-properties style:font-weight-complex="bold" style:font-size-complex="14pt" fo:language="el" fo:country="GR"/>
    </style:style>
    <style:style style:name="T10878" style:parent-style-name="AncientGreekἈρχαίαἑλληνικά" style:family="text">
      <style:text-properties style:font-weight-complex="bold" style:font-size-complex="14pt"/>
    </style:style>
    <style:style style:name="T10879" style:parent-style-name="AncientGreekἈρχαίαἑλληνικά" style:family="text">
      <style:text-properties style:font-weight-complex="bold" style:font-size-complex="14pt" fo:language="el" fo:country="GR"/>
    </style:style>
    <style:style style:name="T10880" style:parent-style-name="AncientGreekἈρχαίαἑλληνικά" style:family="text">
      <style:text-properties style:font-weight-complex="bold" style:font-size-complex="14pt"/>
    </style:style>
    <style:style style:name="T10881" style:parent-style-name="AncientGreekἈρχαίαἑλληνικά" style:family="text">
      <style:text-properties style:font-weight-complex="bold" style:font-size-complex="14pt" fo:language="el" fo:country="GR"/>
    </style:style>
    <style:style style:name="T10882" style:parent-style-name="AncientGreekἈρχαίαἑλληνικά" style:family="text">
      <style:text-properties style:font-weight-complex="bold" style:font-size-complex="14pt"/>
    </style:style>
    <style:style style:name="T10883" style:parent-style-name="AncientGreekἈρχαίαἑλληνικά" style:family="text">
      <style:text-properties style:font-weight-complex="bold" style:font-size-complex="14pt" fo:language="el" fo:country="GR"/>
    </style:style>
    <style:style style:name="T10884" style:parent-style-name="AncientGreekἈρχαίαἑλληνικά" style:family="text">
      <style:text-properties style:font-weight-complex="bold" style:font-size-complex="14pt"/>
    </style:style>
    <style:style style:name="T10885" style:parent-style-name="AncientGreekἈρχαίαἑλληνικά" style:family="text">
      <style:text-properties style:font-weight-complex="bold" style:font-size-complex="14pt" fo:language="el" fo:country="GR"/>
    </style:style>
    <style:style style:name="T10886" style:parent-style-name="AncientGreekἈρχαίαἑλληνικά" style:family="text">
      <style:text-properties style:font-weight-complex="bold" style:font-size-complex="14pt"/>
    </style:style>
    <style:style style:name="T10887" style:parent-style-name="AncientGreekἈρχαίαἑλληνικά" style:family="text">
      <style:text-properties style:font-weight-complex="bold" style:font-size-complex="14pt" fo:language="el" fo:country="GR"/>
    </style:style>
    <style:style style:name="T10888" style:parent-style-name="AncientGreekἈρχαίαἑλληνικά" style:family="text">
      <style:text-properties style:font-weight-complex="bold" style:font-size-complex="14pt"/>
    </style:style>
    <style:style style:name="T10889" style:parent-style-name="AncientGreekἈρχαίαἑλληνικά" style:family="text">
      <style:text-properties style:font-weight-complex="bold" style:font-size-complex="14pt" fo:language="el" fo:country="GR"/>
    </style:style>
    <style:style style:name="T10890" style:parent-style-name="AncientGreekἈρχαίαἑλληνικά" style:family="text">
      <style:text-properties style:font-weight-complex="bold" style:font-size-complex="14pt"/>
    </style:style>
    <style:style style:name="T10891" style:parent-style-name="AncientGreekἈρχαίαἑλληνικά" style:family="text">
      <style:text-properties style:font-weight-complex="bold" style:font-size-complex="14pt" fo:language="el" fo:country="GR"/>
    </style:style>
    <style:style style:name="T10892" style:parent-style-name="AncientGreekἈρχαίαἑλληνικά" style:family="text">
      <style:text-properties style:font-weight-complex="bold" style:font-size-complex="14pt"/>
    </style:style>
    <style:style style:name="T10893" style:parent-style-name="AncientGreekἈρχαίαἑλληνικά" style:family="text">
      <style:text-properties style:font-weight-complex="bold" style:font-size-complex="14pt" fo:language="el" fo:country="GR"/>
    </style:style>
    <style:style style:name="T10894" style:parent-style-name="AncientGreekἈρχαίαἑλληνικά" style:family="text">
      <style:text-properties style:font-weight-complex="bold" style:font-size-complex="14pt"/>
    </style:style>
    <style:style style:name="T10895" style:parent-style-name="AncientGreekἈρχαίαἑλληνικά" style:family="text">
      <style:text-properties style:font-weight-complex="bold" style:font-size-complex="14pt" fo:language="el" fo:country="GR"/>
    </style:style>
    <style:style style:name="T10896" style:parent-style-name="AncientGreekἈρχαίαἑλληνικά" style:family="text">
      <style:text-properties style:font-weight-complex="bold" style:font-size-complex="14pt"/>
    </style:style>
    <style:style style:name="T10897" style:parent-style-name="AncientGreekἈρχαίαἑλληνικά" style:family="text">
      <style:text-properties style:font-weight-complex="bold" style:font-size-complex="14pt" fo:language="el" fo:country="GR"/>
    </style:style>
    <style:style style:name="T10898" style:parent-style-name="AncientGreekἈρχαίαἑλληνικά" style:family="text">
      <style:text-properties style:font-weight-complex="bold" style:font-size-complex="14pt"/>
    </style:style>
    <style:style style:name="P10899" style:parent-style-name="Standard" style:family="paragraph">
      <style:paragraph-properties fo:widows="0" fo:orphans="0"/>
    </style:style>
    <style:style style:name="T10900" style:parent-style-name="AncientGreekἈρχαίαἑλληνικά" style:family="text">
      <style:text-properties style:font-weight-complex="bold" style:font-size-complex="14pt" fo:language="el" fo:country="GR"/>
    </style:style>
    <style:style style:name="TableCell10901" style:family="table-cell">
      <style:table-cell-properties fo:border="0.0069in solid #000000" fo:background-color="#FFFFFF" style:writing-mode="lr-tb" fo:padding-top="0in" fo:padding-left="0.1527in" fo:padding-bottom="0in" fo:padding-right="0.15in"/>
    </style:style>
    <style:style style:name="P10902" style:parent-style-name="Standard" style:family="paragraph">
      <style:paragraph-properties fo:widows="0" fo:orphans="0"/>
      <style:text-properties style:font-name="AncientGreek"/>
    </style:style>
    <style:style style:name="P10903" style:parent-style-name="Standard" style:family="paragraph">
      <style:paragraph-properties fo:widows="0" fo:orphans="0"/>
      <style:text-properties style:font-name="AncientGreek"/>
    </style:style>
    <style:style style:name="P10904" style:parent-style-name="Standard" style:family="paragraph">
      <style:paragraph-properties fo:widows="0" fo:orphans="0"/>
      <style:text-properties style:font-name="AncientGreek"/>
    </style:style>
    <style:style style:name="P10905" style:parent-style-name="Standard" style:family="paragraph">
      <style:paragraph-properties fo:widows="0" fo:orphans="0"/>
      <style:text-properties style:font-name="AncientGreek"/>
    </style:style>
    <style:style style:name="TableRow10906" style:family="table-row">
      <style:table-row-properties style:min-row-height="0.0138in" style:use-optimal-row-height="false" fo:keep-together="always"/>
    </style:style>
    <style:style style:name="TableCell10907" style:family="table-cell">
      <style:table-cell-properties fo:border="0.0069in solid #000000" fo:background-color="#FFFFFF" style:writing-mode="lr-tb" fo:padding-top="0in" fo:padding-left="0.1527in" fo:padding-bottom="0in" fo:padding-right="0.15in"/>
    </style:style>
    <style:style style:name="P10908" style:parent-style-name="Standard" style:family="paragraph">
      <style:paragraph-properties fo:keep-with-next="always" fo:widows="0" fo:orphans="0" fo:text-align="center"/>
    </style:style>
    <style:style style:name="T10909" style:parent-style-name="AncientGreekἈρχαίαἑλληνικά" style:family="text">
      <style:text-properties fo:font-weight="bold" style:font-weight-asian="bold" style:font-weight-complex="bold" fo:font-size="18pt" style:font-size-asian="18pt" style:font-size-complex="14pt"/>
    </style:style>
    <style:style style:name="T10910" style:parent-style-name="AncientGreekἈρχαίαἑλληνικά" style:family="text">
      <style:text-properties style:font-weight-complex="bold" style:font-size-complex="14pt" fo:language="el" fo:country="GR"/>
    </style:style>
    <style:style style:name="T10911" style:parent-style-name="AncientGreekἈρχαίαἑλληνικά" style:family="text">
      <style:text-properties style:font-weight-complex="bold" style:font-size-complex="14pt"/>
    </style:style>
    <style:style style:name="T10912" style:parent-style-name="AncientGreekἈρχαίαἑλληνικά" style:family="text">
      <style:text-properties style:font-weight-complex="bold" style:font-size-complex="14pt" fo:language="el" fo:country="GR"/>
    </style:style>
    <style:style style:name="T10913" style:parent-style-name="AncientGreekἈρχαίαἑλληνικά" style:family="text">
      <style:text-properties style:font-weight-complex="bold" style:font-size-complex="14pt"/>
    </style:style>
    <style:style style:name="T10914" style:parent-style-name="AncientGreekἈρχαίαἑλληνικά" style:family="text">
      <style:text-properties style:font-weight-complex="bold" style:font-size-complex="14pt" fo:language="el" fo:country="GR"/>
    </style:style>
    <style:style style:name="T10915" style:parent-style-name="AncientGreekἈρχαίαἑλληνικά" style:family="text">
      <style:text-properties style:font-weight-complex="bold" style:font-size-complex="14pt"/>
    </style:style>
    <style:style style:name="P10916" style:parent-style-name="Standard" style:family="paragraph">
      <style:paragraph-properties fo:widows="0" fo:orphans="0"/>
    </style:style>
    <style:style style:name="T10917" style:parent-style-name="AncientGreekἈρχαίαἑλληνικά" style:family="text">
      <style:text-properties style:font-weight-complex="bold" style:font-size-complex="14pt" fo:language="el" fo:country="GR"/>
    </style:style>
    <style:style style:name="T10918" style:parent-style-name="AncientGreekἈρχαίαἑλληνικά" style:family="text">
      <style:text-properties style:font-weight-complex="bold" style:font-size-complex="14pt"/>
    </style:style>
    <style:style style:name="T10919" style:parent-style-name="AncientGreekἈρχαίαἑλληνικά" style:family="text">
      <style:text-properties style:font-weight-complex="bold" style:font-size-complex="14pt" fo:language="el" fo:country="GR"/>
    </style:style>
    <style:style style:name="T10920" style:parent-style-name="AncientGreekἈρχαίαἑλληνικά" style:family="text">
      <style:text-properties style:font-weight-complex="bold" style:font-size-complex="14pt"/>
    </style:style>
    <style:style style:name="T10921" style:parent-style-name="AncientGreekἈρχαίαἑλληνικά" style:family="text">
      <style:text-properties style:font-weight-complex="bold" style:font-size-complex="14pt" fo:language="el" fo:country="GR"/>
    </style:style>
    <style:style style:name="T10922" style:parent-style-name="AncientGreekἈρχαίαἑλληνικά" style:family="text">
      <style:text-properties style:font-weight-complex="bold" style:font-size-complex="14pt"/>
    </style:style>
    <style:style style:name="T10923" style:parent-style-name="AncientGreekἈρχαίαἑλληνικά" style:family="text">
      <style:text-properties style:font-weight-complex="bold" style:font-size-complex="14pt" fo:language="el" fo:country="GR"/>
    </style:style>
    <style:style style:name="T10924" style:parent-style-name="AncientGreekἈρχαίαἑλληνικά" style:family="text">
      <style:text-properties style:font-weight-complex="bold" style:font-size-complex="14pt"/>
    </style:style>
    <style:style style:name="T10925" style:parent-style-name="AncientGreekἈρχαίαἑλληνικά" style:family="text">
      <style:text-properties style:font-weight-complex="bold" style:font-size-complex="14pt" fo:language="el" fo:country="GR"/>
    </style:style>
    <style:style style:name="T10926" style:parent-style-name="AncientGreekἈρχαίαἑλληνικά" style:family="text">
      <style:text-properties style:font-weight-complex="bold" style:font-size-complex="14pt"/>
    </style:style>
    <style:style style:name="T10927" style:parent-style-name="AncientGreekἈρχαίαἑλληνικά" style:family="text">
      <style:text-properties style:font-weight-complex="bold" style:font-size-complex="14pt" fo:language="el" fo:country="GR"/>
    </style:style>
    <style:style style:name="T10928" style:parent-style-name="AncientGreekἈρχαίαἑλληνικά" style:family="text">
      <style:text-properties style:font-weight-complex="bold" style:font-size-complex="14pt"/>
    </style:style>
    <style:style style:name="T10929" style:parent-style-name="AncientGreekἈρχαίαἑλληνικά" style:family="text">
      <style:text-properties style:font-weight-complex="bold" style:font-size-complex="14pt" fo:language="el" fo:country="GR"/>
    </style:style>
    <style:style style:name="T10930" style:parent-style-name="AncientGreekἈρχαίαἑλληνικά" style:family="text">
      <style:text-properties style:font-weight-complex="bold" style:font-size-complex="14pt"/>
    </style:style>
    <style:style style:name="T10931" style:parent-style-name="AncientGreekἈρχαίαἑλληνικά" style:family="text">
      <style:text-properties style:font-weight-complex="bold" style:font-size-complex="14pt" fo:language="el" fo:country="GR"/>
    </style:style>
    <style:style style:name="T10932" style:parent-style-name="AncientGreekἈρχαίαἑλληνικά" style:family="text">
      <style:text-properties style:font-weight-complex="bold" style:font-size-complex="14pt"/>
    </style:style>
    <style:style style:name="T10933" style:parent-style-name="AncientGreekἈρχαίαἑλληνικά" style:family="text">
      <style:text-properties style:font-weight-complex="bold" style:font-size-complex="14pt" fo:language="el" fo:country="GR"/>
    </style:style>
    <style:style style:name="T10934" style:parent-style-name="AncientGreekἈρχαίαἑλληνικά" style:family="text">
      <style:text-properties style:font-weight-complex="bold" style:font-size-complex="14pt"/>
    </style:style>
    <style:style style:name="T10935" style:parent-style-name="AncientGreekἈρχαίαἑλληνικά" style:family="text">
      <style:text-properties style:font-weight-complex="bold" style:font-size-complex="14pt" fo:language="el" fo:country="GR"/>
    </style:style>
    <style:style style:name="T10936" style:parent-style-name="AncientGreekἈρχαίαἑλληνικά" style:family="text">
      <style:text-properties style:font-weight-complex="bold" style:font-size-complex="14pt"/>
    </style:style>
    <style:style style:name="T10937" style:parent-style-name="AncientGreekἈρχαίαἑλληνικά" style:family="text">
      <style:text-properties style:font-weight-complex="bold" style:font-size-complex="14pt" fo:language="el" fo:country="GR"/>
    </style:style>
    <style:style style:name="T10938" style:parent-style-name="AncientGreekἈρχαίαἑλληνικά" style:family="text">
      <style:text-properties style:font-weight-complex="bold" style:font-size-complex="14pt"/>
    </style:style>
    <style:style style:name="T10939" style:parent-style-name="AncientGreekἈρχαίαἑλληνικά" style:family="text">
      <style:text-properties style:font-weight-complex="bold" style:font-size-complex="14pt" fo:language="el" fo:country="GR"/>
    </style:style>
    <style:style style:name="T10940" style:parent-style-name="AncientGreekἈρχαίαἑλληνικά" style:family="text">
      <style:text-properties style:font-weight-complex="bold" style:font-size-complex="14pt"/>
    </style:style>
    <style:style style:name="T10941" style:parent-style-name="AncientGreekἈρχαίαἑλληνικά" style:family="text">
      <style:text-properties style:font-weight-complex="bold" style:font-size-complex="14pt" fo:language="el" fo:country="GR"/>
    </style:style>
    <style:style style:name="T10942" style:parent-style-name="AncientGreekἈρχαίαἑλληνικά" style:family="text">
      <style:text-properties style:font-weight-complex="bold" style:font-size-complex="14pt"/>
    </style:style>
    <style:style style:name="T10943" style:parent-style-name="AncientGreekἈρχαίαἑλληνικά" style:family="text">
      <style:text-properties style:font-weight-complex="bold" style:font-size-complex="14pt" fo:language="el" fo:country="GR"/>
    </style:style>
    <style:style style:name="T10944" style:parent-style-name="AncientGreekἈρχαίαἑλληνικά" style:family="text">
      <style:text-properties style:font-weight-complex="bold" style:font-size-complex="14pt"/>
    </style:style>
    <style:style style:name="T10945" style:parent-style-name="AncientGreekἈρχαίαἑλληνικά" style:family="text">
      <style:text-properties style:font-weight-complex="bold" style:font-size-complex="14pt" fo:language="el" fo:country="GR"/>
    </style:style>
    <style:style style:name="T10946" style:parent-style-name="AncientGreekἈρχαίαἑλληνικά" style:family="text">
      <style:text-properties style:font-weight-complex="bold" style:font-size-complex="14pt"/>
    </style:style>
    <style:style style:name="T10947" style:parent-style-name="AncientGreekἈρχαίαἑλληνικά" style:family="text">
      <style:text-properties style:font-weight-complex="bold" style:font-size-complex="14pt" fo:language="el" fo:country="GR"/>
    </style:style>
    <style:style style:name="T10948" style:parent-style-name="AncientGreekἈρχαίαἑλληνικά" style:family="text">
      <style:text-properties style:font-weight-complex="bold" style:font-size-complex="14pt"/>
    </style:style>
    <style:style style:name="T10949" style:parent-style-name="AncientGreekἈρχαίαἑλληνικά" style:family="text">
      <style:text-properties style:font-weight-complex="bold" style:font-size-complex="14pt" fo:language="el" fo:country="GR"/>
    </style:style>
    <style:style style:name="T10950" style:parent-style-name="AncientGreekἈρχαίαἑλληνικά" style:family="text">
      <style:text-properties style:font-weight-complex="bold" style:font-size-complex="14pt"/>
    </style:style>
    <style:style style:name="T10951" style:parent-style-name="AncientGreekἈρχαίαἑλληνικά" style:family="text">
      <style:text-properties style:font-weight-complex="bold" style:font-size-complex="14pt" fo:language="el" fo:country="GR"/>
    </style:style>
    <style:style style:name="T10952" style:parent-style-name="AncientGreekἈρχαίαἑλληνικά" style:family="text">
      <style:text-properties style:font-weight-complex="bold" style:font-size-complex="14pt"/>
    </style:style>
    <style:style style:name="T10953" style:parent-style-name="AncientGreekἈρχαίαἑλληνικά" style:family="text">
      <style:text-properties style:font-weight-complex="bold" style:font-size-complex="14pt" fo:language="el" fo:country="GR"/>
    </style:style>
    <style:style style:name="T10954" style:parent-style-name="AncientGreekἈρχαίαἑλληνικά" style:family="text">
      <style:text-properties style:font-weight-complex="bold" style:font-size-complex="14pt"/>
    </style:style>
    <style:style style:name="T10955" style:parent-style-name="AncientGreekἈρχαίαἑλληνικά" style:family="text">
      <style:text-properties style:font-weight-complex="bold" style:font-size-complex="14pt" fo:language="el" fo:country="GR"/>
    </style:style>
    <style:style style:name="T10956" style:parent-style-name="AncientGreekἈρχαίαἑλληνικά" style:family="text">
      <style:text-properties style:font-weight-complex="bold" style:font-size-complex="14pt"/>
    </style:style>
    <style:style style:name="T10957" style:parent-style-name="AncientGreekἈρχαίαἑλληνικά" style:family="text">
      <style:text-properties style:font-weight-complex="bold" style:font-size-complex="14pt" fo:language="el" fo:country="GR"/>
    </style:style>
    <style:style style:name="T10958" style:parent-style-name="AncientGreekἈρχαίαἑλληνικά" style:family="text">
      <style:text-properties style:font-weight-complex="bold" style:font-size-complex="14pt"/>
    </style:style>
    <style:style style:name="T10959" style:parent-style-name="AncientGreekἈρχαίαἑλληνικά" style:family="text">
      <style:text-properties style:font-weight-complex="bold" style:font-size-complex="14pt" fo:language="el" fo:country="GR"/>
    </style:style>
    <style:style style:name="T10960" style:parent-style-name="AncientGreekἈρχαίαἑλληνικά" style:family="text">
      <style:text-properties style:font-weight-complex="bold" style:font-size-complex="14pt"/>
    </style:style>
    <style:style style:name="T10961" style:parent-style-name="AncientGreekἈρχαίαἑλληνικά" style:family="text">
      <style:text-properties style:font-weight-complex="bold" style:font-size-complex="14pt" fo:language="el" fo:country="GR"/>
    </style:style>
    <style:style style:name="T10962" style:parent-style-name="AncientGreekἈρχαίαἑλληνικά" style:family="text">
      <style:text-properties style:font-weight-complex="bold" style:font-size-complex="14pt"/>
    </style:style>
    <style:style style:name="T10963" style:parent-style-name="AncientGreekἈρχαίαἑλληνικά" style:family="text">
      <style:text-properties style:font-weight-complex="bold" style:font-size-complex="14pt" fo:language="el" fo:country="GR"/>
    </style:style>
    <style:style style:name="T10964" style:parent-style-name="AncientGreekἈρχαίαἑλληνικά" style:family="text">
      <style:text-properties style:font-weight-complex="bold" style:font-size-complex="14pt"/>
    </style:style>
    <style:style style:name="T10965" style:parent-style-name="AncientGreekἈρχαίαἑλληνικά" style:family="text">
      <style:text-properties style:font-weight-complex="bold" style:font-size-complex="14pt" fo:language="el" fo:country="GR"/>
    </style:style>
    <style:style style:name="T10966" style:parent-style-name="AncientGreekἈρχαίαἑλληνικά" style:family="text">
      <style:text-properties style:font-weight-complex="bold" style:font-size-complex="14pt"/>
    </style:style>
    <style:style style:name="T10967" style:parent-style-name="AncientGreekἈρχαίαἑλληνικά" style:family="text">
      <style:text-properties style:font-weight-complex="bold" style:font-size-complex="14pt" fo:language="el" fo:country="GR"/>
    </style:style>
    <style:style style:name="T10968" style:parent-style-name="AncientGreekἈρχαίαἑλληνικά" style:family="text">
      <style:text-properties style:font-weight-complex="bold" style:font-size-complex="14pt"/>
    </style:style>
    <style:style style:name="T10969" style:parent-style-name="AncientGreekἈρχαίαἑλληνικά" style:family="text">
      <style:text-properties style:font-weight-complex="bold" style:font-size-complex="14pt" fo:language="el" fo:country="GR"/>
    </style:style>
    <style:style style:name="T10970" style:parent-style-name="AncientGreekἈρχαίαἑλληνικά" style:family="text">
      <style:text-properties style:font-weight-complex="bold" style:font-size-complex="14pt"/>
    </style:style>
    <style:style style:name="T10971" style:parent-style-name="AncientGreekἈρχαίαἑλληνικά" style:family="text">
      <style:text-properties style:font-weight-complex="bold" style:font-size-complex="14pt" fo:language="el" fo:country="GR"/>
    </style:style>
    <style:style style:name="T10972" style:parent-style-name="AncientGreekἈρχαίαἑλληνικά" style:family="text">
      <style:text-properties style:font-weight-complex="bold" style:font-size-complex="14pt"/>
    </style:style>
    <style:style style:name="T10973" style:parent-style-name="AncientGreekἈρχαίαἑλληνικά" style:family="text">
      <style:text-properties style:font-weight-complex="bold" style:font-size-complex="14pt" fo:language="el" fo:country="GR"/>
    </style:style>
    <style:style style:name="T10974" style:parent-style-name="AncientGreekἈρχαίαἑλληνικά" style:family="text">
      <style:text-properties style:font-weight-complex="bold" style:font-size-complex="14pt"/>
    </style:style>
    <style:style style:name="T10975" style:parent-style-name="AncientGreekἈρχαίαἑλληνικά" style:family="text">
      <style:text-properties style:font-weight-complex="bold" style:font-size-complex="14pt" fo:language="el" fo:country="GR"/>
    </style:style>
    <style:style style:name="T10976" style:parent-style-name="AncientGreekἈρχαίαἑλληνικά" style:family="text">
      <style:text-properties style:font-weight-complex="bold" style:font-size-complex="14pt"/>
    </style:style>
    <style:style style:name="T10977" style:parent-style-name="AncientGreekἈρχαίαἑλληνικά" style:family="text">
      <style:text-properties style:font-weight-complex="bold" style:font-size-complex="14pt" fo:language="el" fo:country="GR"/>
    </style:style>
    <style:style style:name="T10978" style:parent-style-name="AncientGreekἈρχαίαἑλληνικά" style:family="text">
      <style:text-properties style:font-weight-complex="bold" style:font-size-complex="14pt"/>
    </style:style>
    <style:style style:name="T10979" style:parent-style-name="AncientGreekἈρχαίαἑλληνικά" style:family="text">
      <style:text-properties style:font-weight-complex="bold" style:font-size-complex="14pt" fo:language="el" fo:country="GR"/>
    </style:style>
    <style:style style:name="T10980" style:parent-style-name="AncientGreekἈρχαίαἑλληνικά" style:family="text">
      <style:text-properties style:font-weight-complex="bold" style:font-size-complex="14pt"/>
    </style:style>
    <style:style style:name="T10981" style:parent-style-name="AncientGreekἈρχαίαἑλληνικά" style:family="text">
      <style:text-properties style:font-weight-complex="bold" style:font-size-complex="14pt" fo:language="el" fo:country="GR"/>
    </style:style>
    <style:style style:name="T10982" style:parent-style-name="AncientGreekἈρχαίαἑλληνικά" style:family="text">
      <style:text-properties style:font-weight-complex="bold" style:font-size-complex="14pt"/>
    </style:style>
    <style:style style:name="T10983" style:parent-style-name="AncientGreekἈρχαίαἑλληνικά" style:family="text">
      <style:text-properties style:font-weight-complex="bold" style:font-size-complex="14pt" fo:language="el" fo:country="GR"/>
    </style:style>
    <style:style style:name="T10984" style:parent-style-name="AncientGreekἈρχαίαἑλληνικά" style:family="text">
      <style:text-properties style:font-weight-complex="bold" style:font-size-complex="14pt"/>
    </style:style>
    <style:style style:name="T10985" style:parent-style-name="AncientGreekἈρχαίαἑλληνικά" style:family="text">
      <style:text-properties style:font-weight-complex="bold" style:font-size-complex="14pt" fo:language="el" fo:country="GR"/>
    </style:style>
    <style:style style:name="T10986" style:parent-style-name="AncientGreekἈρχαίαἑλληνικά" style:family="text">
      <style:text-properties style:font-weight-complex="bold" style:font-size-complex="14pt"/>
    </style:style>
    <style:style style:name="T10987" style:parent-style-name="AncientGreekἈρχαίαἑλληνικά" style:family="text">
      <style:text-properties style:font-weight-complex="bold" style:font-size-complex="14pt" fo:language="el" fo:country="GR"/>
    </style:style>
    <style:style style:name="T10988" style:parent-style-name="AncientGreekἈρχαίαἑλληνικά" style:family="text">
      <style:text-properties style:font-weight-complex="bold" style:font-size-complex="14pt"/>
    </style:style>
    <style:style style:name="T10989" style:parent-style-name="AncientGreekἈρχαίαἑλληνικά" style:family="text">
      <style:text-properties style:font-weight-complex="bold" style:font-size-complex="14pt" fo:language="el" fo:country="GR"/>
    </style:style>
    <style:style style:name="T10990" style:parent-style-name="AncientGreekἈρχαίαἑλληνικά" style:family="text">
      <style:text-properties style:font-weight-complex="bold" style:font-size-complex="14pt"/>
    </style:style>
    <style:style style:name="T10991" style:parent-style-name="AncientGreekἈρχαίαἑλληνικά" style:family="text">
      <style:text-properties style:font-weight-complex="bold" style:font-size-complex="14pt" fo:language="el" fo:country="GR"/>
    </style:style>
    <style:style style:name="P10992" style:parent-style-name="Standard" style:family="paragraph">
      <style:paragraph-properties fo:widows="0" fo:orphans="0"/>
    </style:style>
    <style:style style:name="T10993" style:parent-style-name="AncientGreekἈρχαίαἑλληνικά" style:family="text">
      <style:text-properties style:font-weight-complex="bold" style:font-size-complex="14pt" fo:language="el" fo:country="GR"/>
    </style:style>
    <style:style style:name="TableCell10994" style:family="table-cell">
      <style:table-cell-properties fo:border="0.0069in solid #000000" fo:background-color="#FFFFFF" style:writing-mode="lr-tb" fo:padding-top="0in" fo:padding-left="0.1527in" fo:padding-bottom="0in" fo:padding-right="0.15in"/>
    </style:style>
    <style:style style:name="P10995" style:parent-style-name="Standard" style:family="paragraph">
      <style:paragraph-properties fo:widows="0" fo:orphans="0"/>
    </style:style>
    <style:style style:name="T10996" style:parent-style-name="DefaultParagraphFont" style:family="text">
      <style:text-properties style:font-name="AncientGreek"/>
    </style:style>
    <style:style style:name="T10997" style:parent-style-name="DefaultParagraphFont" style:family="text">
      <style:text-properties style:font-name="sans-serif" fo:color="#202122" fo:font-size="10.5pt" style:font-size-asian="10.5pt"/>
    </style:style>
    <style:style style:name="T10998" style:parent-style-name="DefaultParagraphFont" style:family="text">
      <style:text-properties style:font-name="sans-serif" fo:color="#202122" fo:font-size="10.5pt" style:font-size-asian="10.5pt" fo:language="el" fo:country="GR"/>
    </style:style>
    <style:style style:name="P10999" style:parent-style-name="Standard" style:family="paragraph">
      <style:paragraph-properties fo:widows="0" fo:orphans="0"/>
      <style:text-properties style:font-name="sans-serif" fo:color="#202122" fo:font-size="10.5pt" style:font-size-asian="10.5pt" fo:language="el" fo:country="GR"/>
    </style:style>
    <style:style style:name="P11000" style:parent-style-name="Standard" style:family="paragraph">
      <style:paragraph-properties fo:widows="0" fo:orphans="0"/>
      <style:text-properties style:font-name="sans-serif" fo:color="#202122" fo:font-size="10.5pt" style:font-size-asian="10.5pt"/>
    </style:style>
    <style:style style:name="TableRow11001" style:family="table-row">
      <style:table-row-properties style:min-row-height="0.0138in" style:use-optimal-row-height="false" fo:keep-together="always"/>
    </style:style>
    <style:style style:name="TableCell11002" style:family="table-cell">
      <style:table-cell-properties fo:border="0.0069in solid #000000" fo:background-color="#FFFFFF" style:writing-mode="lr-tb" fo:padding-top="0in" fo:padding-left="0.1527in" fo:padding-bottom="0in" fo:padding-right="0.15in"/>
    </style:style>
    <style:style style:name="P11003" style:parent-style-name="Standard" style:family="paragraph">
      <style:paragraph-properties fo:keep-with-next="always" fo:widows="0" fo:orphans="0" fo:text-align="center">
        <style:tab-stops>
          <style:tab-stop style:type="left" style:position="2.3125in"/>
        </style:tab-stops>
      </style:paragraph-properties>
    </style:style>
    <style:style style:name="T11004" style:parent-style-name="AncientGreekἈρχαίαἑλληνικά" style:family="text">
      <style:text-properties fo:font-weight="bold" style:font-weight-asian="bold" style:font-weight-complex="bold" fo:font-size="18pt" style:font-size-asian="18pt" style:font-size-complex="14pt"/>
    </style:style>
    <style:style style:name="T11005"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11006" style:parent-style-name="AncientGreekἈρχαίαἑλληνικά" style:family="text">
      <style:text-properties fo:font-weight="bold" style:font-weight-asian="bold" style:font-weight-complex="bold" fo:font-size="18pt" style:font-size-asian="18pt" style:font-size-complex="14pt"/>
    </style:style>
    <style:style style:name="T11007"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11008" style:parent-style-name="AncientGreekἈρχαίαἑλληνικά" style:family="text">
      <style:text-properties fo:font-weight="bold" style:font-weight-asian="bold" style:font-weight-complex="bold" fo:font-size="18pt" style:font-size-asian="18pt" style:font-size-complex="14pt"/>
    </style:style>
    <style:style style:name="T11009"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11010" style:parent-style-name="AncientGreekἈρχαίαἑλληνικά" style:family="text">
      <style:text-properties fo:font-weight="bold" style:font-weight-asian="bold" style:font-weight-complex="bold" fo:font-size="18pt" style:font-size-asian="18pt" style:font-size-complex="14pt"/>
    </style:style>
    <style:style style:name="P11011" style:parent-style-name="Standard" style:family="paragraph">
      <style:paragraph-properties fo:widows="0" fo:orphans="0">
        <style:tab-stops>
          <style:tab-stop style:type="left" style:position="2.3125in"/>
        </style:tab-stops>
      </style:paragraph-properties>
    </style:style>
    <style:style style:name="T11012" style:parent-style-name="AncientGreekἈρχαίαἑλληνικά" style:family="text">
      <style:text-properties style:font-weight-complex="bold" style:font-size-complex="14pt" fo:language="el" fo:country="GR"/>
    </style:style>
    <style:style style:name="T11013" style:parent-style-name="AncientGreekἈρχαίαἑλληνικά" style:family="text">
      <style:text-properties style:font-weight-complex="bold" style:font-size-complex="14pt"/>
    </style:style>
    <style:style style:name="T11014" style:parent-style-name="AncientGreekἈρχαίαἑλληνικά" style:family="text">
      <style:text-properties style:font-weight-complex="bold" style:font-size-complex="14pt" fo:language="el" fo:country="GR"/>
    </style:style>
    <style:style style:name="T11015" style:parent-style-name="AncientGreekἈρχαίαἑλληνικά" style:family="text">
      <style:text-properties style:font-weight-complex="bold" style:font-size-complex="14pt"/>
    </style:style>
    <style:style style:name="T11016" style:parent-style-name="AncientGreekἈρχαίαἑλληνικά" style:family="text">
      <style:text-properties style:font-weight-complex="bold" style:font-size-complex="14pt" fo:language="el" fo:country="GR"/>
    </style:style>
    <style:style style:name="T11017" style:parent-style-name="AncientGreekἈρχαίαἑλληνικά" style:family="text">
      <style:text-properties style:font-weight-complex="bold" style:font-size-complex="14pt"/>
    </style:style>
    <style:style style:name="T11018" style:parent-style-name="AncientGreekἈρχαίαἑλληνικά" style:family="text">
      <style:text-properties style:font-weight-complex="bold" style:font-size-complex="14pt" fo:language="el" fo:country="GR"/>
    </style:style>
    <style:style style:name="T11019" style:parent-style-name="AncientGreekἈρχαίαἑλληνικά" style:family="text">
      <style:text-properties style:font-weight-complex="bold" style:font-size-complex="14pt"/>
    </style:style>
    <style:style style:name="T11020" style:parent-style-name="AncientGreekἈρχαίαἑλληνικά" style:family="text">
      <style:text-properties style:font-weight-complex="bold" style:font-size-complex="14pt" fo:language="el" fo:country="GR"/>
    </style:style>
    <style:style style:name="T11021" style:parent-style-name="AncientGreekἈρχαίαἑλληνικά" style:family="text">
      <style:text-properties style:font-weight-complex="bold" style:font-size-complex="14pt"/>
    </style:style>
    <style:style style:name="T11022" style:parent-style-name="AncientGreekἈρχαίαἑλληνικά" style:family="text">
      <style:text-properties style:font-weight-complex="bold" style:font-size-complex="14pt" fo:language="el" fo:country="GR"/>
    </style:style>
    <style:style style:name="T11023" style:parent-style-name="AncientGreekἈρχαίαἑλληνικά" style:family="text">
      <style:text-properties style:font-weight-complex="bold" style:font-size-complex="14pt"/>
    </style:style>
    <style:style style:name="T11024" style:parent-style-name="AncientGreekἈρχαίαἑλληνικά" style:family="text">
      <style:text-properties style:font-weight-complex="bold" style:font-size-complex="14pt" fo:language="el" fo:country="GR"/>
    </style:style>
    <style:style style:name="T11025" style:parent-style-name="AncientGreekἈρχαίαἑλληνικά" style:family="text">
      <style:text-properties style:font-weight-complex="bold" style:font-size-complex="14pt"/>
    </style:style>
    <style:style style:name="T11026" style:parent-style-name="AncientGreekἈρχαίαἑλληνικά" style:family="text">
      <style:text-properties style:font-weight-complex="bold" style:font-size-complex="14pt" fo:language="el" fo:country="GR"/>
    </style:style>
    <style:style style:name="T11027" style:parent-style-name="AncientGreekἈρχαίαἑλληνικά" style:family="text">
      <style:text-properties style:font-weight-complex="bold" style:font-size-complex="14pt"/>
    </style:style>
    <style:style style:name="T11028" style:parent-style-name="AncientGreekἈρχαίαἑλληνικά" style:family="text">
      <style:text-properties style:font-weight-complex="bold" style:font-size-complex="14pt" fo:language="el" fo:country="GR"/>
    </style:style>
    <style:style style:name="T11029" style:parent-style-name="AncientGreekἈρχαίαἑλληνικά" style:family="text">
      <style:text-properties style:font-weight-complex="bold" style:font-size-complex="14pt"/>
    </style:style>
    <style:style style:name="T11030" style:parent-style-name="AncientGreekἈρχαίαἑλληνικά" style:family="text">
      <style:text-properties style:font-weight-complex="bold" style:font-size-complex="14pt" fo:language="el" fo:country="GR"/>
    </style:style>
    <style:style style:name="T11031" style:parent-style-name="AncientGreekἈρχαίαἑλληνικά" style:family="text">
      <style:text-properties style:font-weight-complex="bold" style:font-size-complex="14pt"/>
    </style:style>
    <style:style style:name="T11032" style:parent-style-name="AncientGreekἈρχαίαἑλληνικά" style:family="text">
      <style:text-properties style:font-weight-complex="bold" style:font-size-complex="14pt" fo:language="el" fo:country="GR"/>
    </style:style>
    <style:style style:name="T11033" style:parent-style-name="AncientGreekἈρχαίαἑλληνικά" style:family="text">
      <style:text-properties style:font-weight-complex="bold" style:font-size-complex="14pt"/>
    </style:style>
    <style:style style:name="T11034" style:parent-style-name="AncientGreekἈρχαίαἑλληνικά" style:family="text">
      <style:text-properties style:font-weight-complex="bold" style:font-size-complex="14pt" fo:language="el" fo:country="GR"/>
    </style:style>
    <style:style style:name="T11035" style:parent-style-name="AncientGreekἈρχαίαἑλληνικά" style:family="text">
      <style:text-properties style:font-weight-complex="bold" style:font-size-complex="14pt"/>
    </style:style>
    <style:style style:name="T11036" style:parent-style-name="AncientGreekἈρχαίαἑλληνικά" style:family="text">
      <style:text-properties style:font-weight-complex="bold" style:font-size-complex="14pt" fo:language="el" fo:country="GR"/>
    </style:style>
    <style:style style:name="T11037" style:parent-style-name="AncientGreekἈρχαίαἑλληνικά" style:family="text">
      <style:text-properties style:font-weight-complex="bold" style:font-size-complex="14pt"/>
    </style:style>
    <style:style style:name="T11038" style:parent-style-name="AncientGreekἈρχαίαἑλληνικά" style:family="text">
      <style:text-properties style:font-weight-complex="bold" style:font-size-complex="14pt" fo:language="el" fo:country="GR"/>
    </style:style>
    <style:style style:name="T11039" style:parent-style-name="AncientGreekἈρχαίαἑλληνικά" style:family="text">
      <style:text-properties style:font-weight-complex="bold" style:font-size-complex="14pt"/>
    </style:style>
    <style:style style:name="T11040" style:parent-style-name="AncientGreekἈρχαίαἑλληνικά" style:family="text">
      <style:text-properties style:font-weight-complex="bold" style:font-size-complex="14pt" fo:language="el" fo:country="GR"/>
    </style:style>
    <style:style style:name="T11041" style:parent-style-name="AncientGreekἈρχαίαἑλληνικά" style:family="text">
      <style:text-properties style:font-weight-complex="bold" style:font-size-complex="14pt"/>
    </style:style>
    <style:style style:name="T11042" style:parent-style-name="AncientGreekἈρχαίαἑλληνικά" style:family="text">
      <style:text-properties style:font-weight-complex="bold" style:font-size-complex="14pt" fo:language="el" fo:country="GR"/>
    </style:style>
    <style:style style:name="T11043" style:parent-style-name="AncientGreekἈρχαίαἑλληνικά" style:family="text">
      <style:text-properties style:font-weight-complex="bold" style:font-size-complex="14pt"/>
    </style:style>
    <style:style style:name="T11044" style:parent-style-name="AncientGreekἈρχαίαἑλληνικά" style:family="text">
      <style:text-properties style:font-weight-complex="bold" style:font-size-complex="14pt" fo:language="el" fo:country="GR"/>
    </style:style>
    <style:style style:name="T11045" style:parent-style-name="AncientGreekἈρχαίαἑλληνικά" style:family="text">
      <style:text-properties style:font-weight-complex="bold" style:font-size-complex="14pt"/>
    </style:style>
    <style:style style:name="T11046" style:parent-style-name="AncientGreekἈρχαίαἑλληνικά" style:family="text">
      <style:text-properties style:font-weight-complex="bold" style:font-size-complex="14pt" fo:language="el" fo:country="GR"/>
    </style:style>
    <style:style style:name="T11047" style:parent-style-name="AncientGreekἈρχαίαἑλληνικά" style:family="text">
      <style:text-properties style:font-weight-complex="bold" style:font-size-complex="14pt"/>
    </style:style>
    <style:style style:name="T11048" style:parent-style-name="AncientGreekἈρχαίαἑλληνικά" style:family="text">
      <style:text-properties style:font-weight-complex="bold" style:font-size-complex="14pt" fo:language="el" fo:country="GR"/>
    </style:style>
    <style:style style:name="T11049" style:parent-style-name="AncientGreekἈρχαίαἑλληνικά" style:family="text">
      <style:text-properties style:font-weight-complex="bold" style:font-size-complex="14pt"/>
    </style:style>
    <style:style style:name="T11050" style:parent-style-name="AncientGreekἈρχαίαἑλληνικά" style:family="text">
      <style:text-properties style:font-weight-complex="bold" style:font-size-complex="14pt" fo:language="el" fo:country="GR"/>
    </style:style>
    <style:style style:name="T11051" style:parent-style-name="AncientGreekἈρχαίαἑλληνικά" style:family="text">
      <style:text-properties style:font-weight-complex="bold" style:font-size-complex="14pt"/>
    </style:style>
    <style:style style:name="T11052" style:parent-style-name="AncientGreekἈρχαίαἑλληνικά" style:family="text">
      <style:text-properties style:font-weight-complex="bold" style:font-size-complex="14pt" fo:language="el" fo:country="GR"/>
    </style:style>
    <style:style style:name="T11053" style:parent-style-name="AncientGreekἈρχαίαἑλληνικά" style:family="text">
      <style:text-properties style:font-weight-complex="bold" style:font-size-complex="14pt"/>
    </style:style>
    <style:style style:name="T11054" style:parent-style-name="AncientGreekἈρχαίαἑλληνικά" style:family="text">
      <style:text-properties style:font-weight-complex="bold" style:font-size-complex="14pt" fo:language="el" fo:country="GR"/>
    </style:style>
    <style:style style:name="T11055" style:parent-style-name="AncientGreekἈρχαίαἑλληνικά" style:family="text">
      <style:text-properties style:font-weight-complex="bold" style:font-size-complex="14pt"/>
    </style:style>
    <style:style style:name="T11056" style:parent-style-name="AncientGreekἈρχαίαἑλληνικά" style:family="text">
      <style:text-properties style:font-weight-complex="bold" style:font-size-complex="14pt" fo:language="el" fo:country="GR"/>
    </style:style>
    <style:style style:name="T11057" style:parent-style-name="AncientGreekἈρχαίαἑλληνικά" style:family="text">
      <style:text-properties style:font-weight-complex="bold" style:font-size-complex="14pt"/>
    </style:style>
    <style:style style:name="T11058" style:parent-style-name="AncientGreekἈρχαίαἑλληνικά" style:family="text">
      <style:text-properties style:font-weight-complex="bold" style:font-size-complex="14pt" fo:language="el" fo:country="GR"/>
    </style:style>
    <style:style style:name="T11059" style:parent-style-name="AncientGreekἈρχαίαἑλληνικά" style:family="text">
      <style:text-properties style:font-weight-complex="bold" style:font-size-complex="14pt"/>
    </style:style>
    <style:style style:name="T11060" style:parent-style-name="AncientGreekἈρχαίαἑλληνικά" style:family="text">
      <style:text-properties style:font-weight-complex="bold" style:font-size-complex="14pt" fo:language="el" fo:country="GR"/>
    </style:style>
    <style:style style:name="T11061" style:parent-style-name="AncientGreekἈρχαίαἑλληνικά" style:family="text">
      <style:text-properties style:font-weight-complex="bold" style:font-size-complex="14pt"/>
    </style:style>
    <style:style style:name="T11062" style:parent-style-name="AncientGreekἈρχαίαἑλληνικά" style:family="text">
      <style:text-properties style:font-weight-complex="bold" style:font-size-complex="14pt" fo:language="el" fo:country="GR"/>
    </style:style>
    <style:style style:name="T11063" style:parent-style-name="AncientGreekἈρχαίαἑλληνικά" style:family="text">
      <style:text-properties style:font-weight-complex="bold" style:font-size-complex="14pt"/>
    </style:style>
    <style:style style:name="T11064" style:parent-style-name="AncientGreekἈρχαίαἑλληνικά" style:family="text">
      <style:text-properties style:font-weight-complex="bold" style:font-size-complex="14pt" fo:language="el" fo:country="GR"/>
    </style:style>
    <style:style style:name="T11065" style:parent-style-name="AncientGreekἈρχαίαἑλληνικά" style:family="text">
      <style:text-properties style:font-weight-complex="bold" style:font-size-complex="14pt"/>
    </style:style>
    <style:style style:name="T11066" style:parent-style-name="AncientGreekἈρχαίαἑλληνικά" style:family="text">
      <style:text-properties style:font-weight-complex="bold" style:font-size-complex="14pt" fo:language="el" fo:country="GR"/>
    </style:style>
    <style:style style:name="T11067" style:parent-style-name="AncientGreekἈρχαίαἑλληνικά" style:family="text">
      <style:text-properties style:font-weight-complex="bold" style:font-size-complex="14pt"/>
    </style:style>
    <style:style style:name="T11068" style:parent-style-name="AncientGreekἈρχαίαἑλληνικά" style:family="text">
      <style:text-properties style:font-weight-complex="bold" style:font-size-complex="14pt" fo:language="el" fo:country="GR"/>
    </style:style>
    <style:style style:name="T11069" style:parent-style-name="AncientGreekἈρχαίαἑλληνικά" style:family="text">
      <style:text-properties style:font-weight-complex="bold" style:font-size-complex="14pt"/>
    </style:style>
    <style:style style:name="P11070" style:parent-style-name="Standard" style:family="paragraph">
      <style:paragraph-properties fo:widows="0" fo:orphans="0">
        <style:tab-stops>
          <style:tab-stop style:type="left" style:position="2.3125in"/>
        </style:tab-stops>
      </style:paragraph-properties>
    </style:style>
    <style:style style:name="T11071" style:parent-style-name="AncientGreekἈρχαίαἑλληνικά" style:family="text">
      <style:text-properties style:font-weight-complex="bold" style:font-size-complex="14pt" fo:language="el" fo:country="GR"/>
    </style:style>
    <style:style style:name="T11072" style:parent-style-name="AncientGreekἈρχαίαἑλληνικά" style:family="text">
      <style:text-properties style:font-weight-complex="bold" style:font-size-complex="14pt"/>
    </style:style>
    <style:style style:name="T11073" style:parent-style-name="AncientGreekἈρχαίαἑλληνικά" style:family="text">
      <style:text-properties style:font-weight-complex="bold" style:font-size-complex="14pt" fo:language="el" fo:country="GR"/>
    </style:style>
    <style:style style:name="T11074" style:parent-style-name="AncientGreekἈρχαίαἑλληνικά" style:family="text">
      <style:text-properties style:font-weight-complex="bold" style:font-size-complex="14pt"/>
    </style:style>
    <style:style style:name="T11075" style:parent-style-name="AncientGreekἈρχαίαἑλληνικά" style:family="text">
      <style:text-properties style:font-weight-complex="bold" style:font-size-complex="14pt" fo:language="el" fo:country="GR"/>
    </style:style>
    <style:style style:name="T11076" style:parent-style-name="AncientGreekἈρχαίαἑλληνικά" style:family="text">
      <style:text-properties style:font-weight-complex="bold" style:font-size-complex="14pt"/>
    </style:style>
    <style:style style:name="T11077" style:parent-style-name="AncientGreekἈρχαίαἑλληνικά" style:family="text">
      <style:text-properties style:font-weight-complex="bold" style:font-size-complex="14pt" fo:language="el" fo:country="GR"/>
    </style:style>
    <style:style style:name="T11078" style:parent-style-name="AncientGreekἈρχαίαἑλληνικά" style:family="text">
      <style:text-properties style:font-weight-complex="bold" style:font-size-complex="14pt"/>
    </style:style>
    <style:style style:name="T11079" style:parent-style-name="AncientGreekἈρχαίαἑλληνικά" style:family="text">
      <style:text-properties style:font-weight-complex="bold" style:font-size-complex="14pt" fo:language="el" fo:country="GR"/>
    </style:style>
    <style:style style:name="T11080" style:parent-style-name="AncientGreekἈρχαίαἑλληνικά" style:family="text">
      <style:text-properties style:font-weight-complex="bold" style:font-size-complex="14pt"/>
    </style:style>
    <style:style style:name="T11081" style:parent-style-name="AncientGreekἈρχαίαἑλληνικά" style:family="text">
      <style:text-properties style:font-weight-complex="bold" style:font-size-complex="14pt" fo:language="el" fo:country="GR"/>
    </style:style>
    <style:style style:name="T11082" style:parent-style-name="AncientGreekἈρχαίαἑλληνικά" style:family="text">
      <style:text-properties style:font-weight-complex="bold" style:font-size-complex="14pt"/>
    </style:style>
    <style:style style:name="T11083" style:parent-style-name="AncientGreekἈρχαίαἑλληνικά" style:family="text">
      <style:text-properties style:font-weight-complex="bold" style:font-size-complex="14pt" fo:language="el" fo:country="GR"/>
    </style:style>
    <style:style style:name="T11084" style:parent-style-name="AncientGreekἈρχαίαἑλληνικά" style:family="text">
      <style:text-properties style:font-weight-complex="bold" style:font-size-complex="14pt"/>
    </style:style>
    <style:style style:name="T11085" style:parent-style-name="AncientGreekἈρχαίαἑλληνικά" style:family="text">
      <style:text-properties style:font-weight-complex="bold" style:font-size-complex="14pt" fo:language="el" fo:country="GR"/>
    </style:style>
    <style:style style:name="T11086" style:parent-style-name="AncientGreekἈρχαίαἑλληνικά" style:family="text">
      <style:text-properties style:font-weight-complex="bold" style:font-size-complex="14pt"/>
    </style:style>
    <style:style style:name="T11087" style:parent-style-name="AncientGreekἈρχαίαἑλληνικά" style:family="text">
      <style:text-properties style:font-weight-complex="bold" style:font-size-complex="14pt" fo:language="el" fo:country="GR"/>
    </style:style>
    <style:style style:name="T11088" style:parent-style-name="AncientGreekἈρχαίαἑλληνικά" style:family="text">
      <style:text-properties style:font-weight-complex="bold" style:font-size-complex="14pt"/>
    </style:style>
    <style:style style:name="T11089" style:parent-style-name="AncientGreekἈρχαίαἑλληνικά" style:family="text">
      <style:text-properties style:font-weight-complex="bold" style:font-size-complex="14pt" fo:language="el" fo:country="GR"/>
    </style:style>
    <style:style style:name="T11090" style:parent-style-name="AncientGreekἈρχαίαἑλληνικά" style:family="text">
      <style:text-properties style:font-weight-complex="bold" style:font-size-complex="14pt"/>
    </style:style>
    <style:style style:name="T11091" style:parent-style-name="AncientGreekἈρχαίαἑλληνικά" style:family="text">
      <style:text-properties style:font-weight-complex="bold" style:font-size-complex="14pt" fo:language="el" fo:country="GR"/>
    </style:style>
    <style:style style:name="T11092" style:parent-style-name="AncientGreekἈρχαίαἑλληνικά" style:family="text">
      <style:text-properties style:font-weight-complex="bold" style:font-size-complex="14pt"/>
    </style:style>
    <style:style style:name="T11093" style:parent-style-name="AncientGreekἈρχαίαἑλληνικά" style:family="text">
      <style:text-properties style:font-weight-complex="bold" style:font-size-complex="14pt" fo:language="el" fo:country="GR"/>
    </style:style>
    <style:style style:name="T11094" style:parent-style-name="AncientGreekἈρχαίαἑλληνικά" style:family="text">
      <style:text-properties style:font-weight-complex="bold" style:font-size-complex="14pt"/>
    </style:style>
    <style:style style:name="T11095" style:parent-style-name="AncientGreekἈρχαίαἑλληνικά" style:family="text">
      <style:text-properties style:font-weight-complex="bold" style:font-size-complex="14pt" fo:language="el" fo:country="GR"/>
    </style:style>
    <style:style style:name="T11096" style:parent-style-name="AncientGreekἈρχαίαἑλληνικά" style:family="text">
      <style:text-properties style:font-weight-complex="bold" style:font-size-complex="14pt"/>
    </style:style>
    <style:style style:name="TableCell11097" style:family="table-cell">
      <style:table-cell-properties fo:border="0.0069in solid #000000" fo:background-color="#FFFFFF" style:writing-mode="lr-tb" fo:padding-top="0in" fo:padding-left="0.1527in" fo:padding-bottom="0in" fo:padding-right="0.15in"/>
    </style:style>
    <style:style style:name="P11098" style:parent-style-name="Standard" style:family="paragraph">
      <style:paragraph-properties fo:widows="0" fo:orphans="0"/>
      <style:text-properties style:font-name="AncientGreek"/>
    </style:style>
    <style:style style:name="P11099" style:parent-style-name="Standard" style:family="paragraph">
      <style:paragraph-properties fo:widows="0" fo:orphans="0"/>
      <style:text-properties style:font-name="AncientGreek"/>
    </style:style>
    <style:style style:name="P11100" style:parent-style-name="Standard" style:family="paragraph">
      <style:paragraph-properties fo:widows="0" fo:orphans="0"/>
      <style:text-properties style:font-name="AncientGreek"/>
    </style:style>
    <style:style style:name="P11101" style:parent-style-name="Standard" style:family="paragraph">
      <style:paragraph-properties fo:widows="0" fo:orphans="0"/>
      <style:text-properties style:font-name="AncientGreek"/>
    </style:style>
    <style:style style:name="TableRow11102" style:family="table-row">
      <style:table-row-properties style:min-row-height="0.0138in" style:use-optimal-row-height="false" fo:keep-together="always"/>
    </style:style>
    <style:style style:name="TableCell11103" style:family="table-cell">
      <style:table-cell-properties fo:border="0.0069in solid #000000" fo:background-color="#FFFFFF" style:writing-mode="lr-tb" fo:padding-top="0in" fo:padding-left="0.1527in" fo:padding-bottom="0in" fo:padding-right="0.15in"/>
    </style:style>
    <style:style style:name="P11104" style:parent-style-name="Standard" style:family="paragraph">
      <style:paragraph-properties fo:keep-with-next="always" fo:widows="0" fo:orphans="0" fo:text-align="center"/>
    </style:style>
    <style:style style:name="T11105" style:parent-style-name="AncientGreekἈρχαίαἑλληνικά" style:family="text">
      <style:text-properties fo:font-weight="bold" style:font-weight-asian="bold" style:font-weight-complex="bold" fo:font-size="18pt" style:font-size-asian="18pt" style:font-size-complex="14pt"/>
    </style:style>
    <style:style style:name="T11106"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11107" style:parent-style-name="AncientGreekἈρχαίαἑλληνικά" style:family="text">
      <style:text-properties fo:font-weight="bold" style:font-weight-asian="bold" style:font-weight-complex="bold" fo:font-size="18pt" style:font-size-asian="18pt" style:font-size-complex="14pt"/>
    </style:style>
    <style:style style:name="T11108"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11109" style:parent-style-name="AncientGreekἈρχαίαἑλληνικά" style:family="text">
      <style:text-properties fo:font-weight="bold" style:font-weight-asian="bold" style:font-weight-complex="bold" fo:font-size="18pt" style:font-size-asian="18pt" style:font-size-complex="14pt"/>
    </style:style>
    <style:style style:name="T11110"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11111" style:parent-style-name="AncientGreekἈρχαίαἑλληνικά" style:family="text">
      <style:text-properties fo:font-weight="bold" style:font-weight-asian="bold" style:font-weight-complex="bold" fo:font-size="18pt" style:font-size-asian="18pt" style:font-size-complex="14pt"/>
    </style:style>
    <style:style style:name="P11112" style:parent-style-name="Standard" style:family="paragraph">
      <style:paragraph-properties fo:widows="0" fo:orphans="0"/>
    </style:style>
    <style:style style:name="T11113" style:parent-style-name="AncientGreekἈρχαίαἑλληνικά" style:family="text">
      <style:text-properties style:font-weight-complex="bold" style:font-size-complex="14pt" fo:language="el" fo:country="GR"/>
    </style:style>
    <style:style style:name="T11114" style:parent-style-name="AncientGreekἈρχαίαἑλληνικά" style:family="text">
      <style:text-properties style:font-weight-complex="bold" style:font-size-complex="14pt"/>
    </style:style>
    <style:style style:name="T11115" style:parent-style-name="AncientGreekἈρχαίαἑλληνικά" style:family="text">
      <style:text-properties style:font-weight-complex="bold" style:font-size-complex="14pt" fo:language="el" fo:country="GR"/>
    </style:style>
    <style:style style:name="T11116" style:parent-style-name="AncientGreekἈρχαίαἑλληνικά" style:family="text">
      <style:text-properties style:font-weight-complex="bold" style:font-size-complex="14pt"/>
    </style:style>
    <style:style style:name="T11117" style:parent-style-name="AncientGreekἈρχαίαἑλληνικά" style:family="text">
      <style:text-properties style:font-weight-complex="bold" style:font-size-complex="14pt" fo:language="el" fo:country="GR"/>
    </style:style>
    <style:style style:name="T11118" style:parent-style-name="AncientGreekἈρχαίαἑλληνικά" style:family="text">
      <style:text-properties style:font-weight-complex="bold" style:font-size-complex="14pt"/>
    </style:style>
    <style:style style:name="T11119" style:parent-style-name="AncientGreekἈρχαίαἑλληνικά" style:family="text">
      <style:text-properties style:font-weight-complex="bold" style:font-size-complex="14pt" fo:language="el" fo:country="GR"/>
    </style:style>
    <style:style style:name="T11120" style:parent-style-name="AncientGreekἈρχαίαἑλληνικά" style:family="text">
      <style:text-properties style:font-weight-complex="bold" style:font-size-complex="14pt"/>
    </style:style>
    <style:style style:name="T11121" style:parent-style-name="AncientGreekἈρχαίαἑλληνικά" style:family="text">
      <style:text-properties style:font-weight-complex="bold" style:font-size-complex="14pt" fo:language="el" fo:country="GR"/>
    </style:style>
    <style:style style:name="T11122" style:parent-style-name="AncientGreekἈρχαίαἑλληνικά" style:family="text">
      <style:text-properties style:font-weight-complex="bold" style:font-size-complex="14pt"/>
    </style:style>
    <style:style style:name="T11123" style:parent-style-name="AncientGreekἈρχαίαἑλληνικά" style:family="text">
      <style:text-properties style:font-weight-complex="bold" style:font-size-complex="14pt" fo:language="el" fo:country="GR"/>
    </style:style>
    <style:style style:name="T11124" style:parent-style-name="AncientGreekἈρχαίαἑλληνικά" style:family="text">
      <style:text-properties style:font-weight-complex="bold" style:font-size-complex="14pt"/>
    </style:style>
    <style:style style:name="T11125" style:parent-style-name="AncientGreekἈρχαίαἑλληνικά" style:family="text">
      <style:text-properties style:font-weight-complex="bold" style:font-size-complex="14pt" fo:language="el" fo:country="GR"/>
    </style:style>
    <style:style style:name="T11126" style:parent-style-name="AncientGreekἈρχαίαἑλληνικά" style:family="text">
      <style:text-properties style:font-weight-complex="bold" style:font-size-complex="14pt"/>
    </style:style>
    <style:style style:name="T11127" style:parent-style-name="AncientGreekἈρχαίαἑλληνικά" style:family="text">
      <style:text-properties style:font-weight-complex="bold" style:font-size-complex="14pt" fo:language="el" fo:country="GR"/>
    </style:style>
    <style:style style:name="T11128" style:parent-style-name="AncientGreekἈρχαίαἑλληνικά" style:family="text">
      <style:text-properties style:font-weight-complex="bold" style:font-size-complex="14pt"/>
    </style:style>
    <style:style style:name="T11129" style:parent-style-name="AncientGreekἈρχαίαἑλληνικά" style:family="text">
      <style:text-properties style:font-weight-complex="bold" style:font-size-complex="14pt" fo:language="el" fo:country="GR"/>
    </style:style>
    <style:style style:name="T11130" style:parent-style-name="AncientGreekἈρχαίαἑλληνικά" style:family="text">
      <style:text-properties style:font-weight-complex="bold" style:font-size-complex="14pt"/>
    </style:style>
    <style:style style:name="T11131" style:parent-style-name="AncientGreekἈρχαίαἑλληνικά" style:family="text">
      <style:text-properties style:font-weight-complex="bold" style:font-size-complex="14pt" fo:language="el" fo:country="GR"/>
    </style:style>
    <style:style style:name="T11132" style:parent-style-name="AncientGreekἈρχαίαἑλληνικά" style:family="text">
      <style:text-properties style:font-weight-complex="bold" style:font-size-complex="14pt"/>
    </style:style>
    <style:style style:name="T11133" style:parent-style-name="AncientGreekἈρχαίαἑλληνικά" style:family="text">
      <style:text-properties style:font-weight-complex="bold" style:font-size-complex="14pt" fo:language="el" fo:country="GR"/>
    </style:style>
    <style:style style:name="T11134" style:parent-style-name="AncientGreekἈρχαίαἑλληνικά" style:family="text">
      <style:text-properties style:font-weight-complex="bold" style:font-size-complex="14pt"/>
    </style:style>
    <style:style style:name="T11135" style:parent-style-name="AncientGreekἈρχαίαἑλληνικά" style:family="text">
      <style:text-properties style:font-weight-complex="bold" style:font-size-complex="14pt" fo:language="el" fo:country="GR"/>
    </style:style>
    <style:style style:name="T11136" style:parent-style-name="AncientGreekἈρχαίαἑλληνικά" style:family="text">
      <style:text-properties style:font-weight-complex="bold" style:font-size-complex="14pt"/>
    </style:style>
    <style:style style:name="T11137" style:parent-style-name="AncientGreekἈρχαίαἑλληνικά" style:family="text">
      <style:text-properties style:font-weight-complex="bold" style:font-size-complex="14pt" fo:language="el" fo:country="GR"/>
    </style:style>
    <style:style style:name="T11138" style:parent-style-name="AncientGreekἈρχαίαἑλληνικά" style:family="text">
      <style:text-properties style:font-weight-complex="bold" style:font-size-complex="14pt"/>
    </style:style>
    <style:style style:name="T11139" style:parent-style-name="AncientGreekἈρχαίαἑλληνικά" style:family="text">
      <style:text-properties style:font-weight-complex="bold" style:font-size-complex="14pt" fo:language="el" fo:country="GR"/>
    </style:style>
    <style:style style:name="T11140" style:parent-style-name="AncientGreekἈρχαίαἑλληνικά" style:family="text">
      <style:text-properties style:font-weight-complex="bold" style:font-size-complex="14pt"/>
    </style:style>
    <style:style style:name="P11141" style:parent-style-name="Standard" style:family="paragraph">
      <style:paragraph-properties fo:widows="0" fo:orphans="0"/>
    </style:style>
    <style:style style:name="T11142" style:parent-style-name="AncientGreekἈρχαίαἑλληνικά" style:family="text">
      <style:text-properties style:font-weight-complex="bold" style:font-size-complex="14pt" fo:language="el" fo:country="GR"/>
    </style:style>
    <style:style style:name="T11143" style:parent-style-name="AncientGreekἈρχαίαἑλληνικά" style:family="text">
      <style:text-properties style:font-weight-complex="bold" style:font-size-complex="14pt"/>
    </style:style>
    <style:style style:name="T11144" style:parent-style-name="AncientGreekἈρχαίαἑλληνικά" style:family="text">
      <style:text-properties style:font-weight-complex="bold" style:font-size-complex="14pt" fo:language="el" fo:country="GR"/>
    </style:style>
    <style:style style:name="T11145" style:parent-style-name="AncientGreekἈρχαίαἑλληνικά" style:family="text">
      <style:text-properties style:font-weight-complex="bold" style:font-size-complex="14pt"/>
    </style:style>
    <style:style style:name="T11146" style:parent-style-name="AncientGreekἈρχαίαἑλληνικά" style:family="text">
      <style:text-properties style:font-weight-complex="bold" style:font-size-complex="14pt" fo:language="el" fo:country="GR"/>
    </style:style>
    <style:style style:name="T11147" style:parent-style-name="AncientGreekἈρχαίαἑλληνικά" style:family="text">
      <style:text-properties style:font-weight-complex="bold" style:font-size-complex="14pt"/>
    </style:style>
    <style:style style:name="T11148" style:parent-style-name="AncientGreekἈρχαίαἑλληνικά" style:family="text">
      <style:text-properties style:font-weight-complex="bold" style:font-size-complex="14pt" fo:language="el" fo:country="GR"/>
    </style:style>
    <style:style style:name="T11149" style:parent-style-name="AncientGreekἈρχαίαἑλληνικά" style:family="text">
      <style:text-properties style:font-weight-complex="bold" style:font-size-complex="14pt"/>
    </style:style>
    <style:style style:name="T11150" style:parent-style-name="AncientGreekἈρχαίαἑλληνικά" style:family="text">
      <style:text-properties style:font-weight-complex="bold" style:font-size-complex="14pt" fo:language="el" fo:country="GR"/>
    </style:style>
    <style:style style:name="T11151" style:parent-style-name="AncientGreekἈρχαίαἑλληνικά" style:family="text">
      <style:text-properties style:font-weight-complex="bold" style:font-size-complex="14pt"/>
    </style:style>
    <style:style style:name="T11152" style:parent-style-name="AncientGreekἈρχαίαἑλληνικά" style:family="text">
      <style:text-properties style:font-weight-complex="bold" style:font-size-complex="14pt" fo:language="el" fo:country="GR"/>
    </style:style>
    <style:style style:name="T11153" style:parent-style-name="AncientGreekἈρχαίαἑλληνικά" style:family="text">
      <style:text-properties style:font-weight-complex="bold" style:font-size-complex="14pt"/>
    </style:style>
    <style:style style:name="T11154" style:parent-style-name="AncientGreekἈρχαίαἑλληνικά" style:family="text">
      <style:text-properties style:font-weight-complex="bold" style:font-size-complex="14pt" fo:language="el" fo:country="GR"/>
    </style:style>
    <style:style style:name="T11155" style:parent-style-name="AncientGreekἈρχαίαἑλληνικά" style:family="text">
      <style:text-properties style:font-weight-complex="bold" style:font-size-complex="14pt"/>
    </style:style>
    <style:style style:name="T11156" style:parent-style-name="AncientGreekἈρχαίαἑλληνικά" style:family="text">
      <style:text-properties style:font-weight-complex="bold" style:font-size-complex="14pt" fo:language="el" fo:country="GR"/>
    </style:style>
    <style:style style:name="T11157" style:parent-style-name="AncientGreekἈρχαίαἑλληνικά" style:family="text">
      <style:text-properties style:font-weight-complex="bold" style:font-size-complex="14pt"/>
    </style:style>
    <style:style style:name="T11158" style:parent-style-name="AncientGreekἈρχαίαἑλληνικά" style:family="text">
      <style:text-properties style:font-weight-complex="bold" style:font-size-complex="14pt" fo:language="el" fo:country="GR"/>
    </style:style>
    <style:style style:name="T11159" style:parent-style-name="AncientGreekἈρχαίαἑλληνικά" style:family="text">
      <style:text-properties style:font-weight-complex="bold" style:font-size-complex="14pt"/>
    </style:style>
    <style:style style:name="T11160" style:parent-style-name="AncientGreekἈρχαίαἑλληνικά" style:family="text">
      <style:text-properties style:font-weight-complex="bold" style:font-size-complex="14pt" fo:language="el" fo:country="GR"/>
    </style:style>
    <style:style style:name="T11161" style:parent-style-name="AncientGreekἈρχαίαἑλληνικά" style:family="text">
      <style:text-properties style:font-weight-complex="bold" style:font-size-complex="14pt"/>
    </style:style>
    <style:style style:name="T11162" style:parent-style-name="AncientGreekἈρχαίαἑλληνικά" style:family="text">
      <style:text-properties style:font-weight-complex="bold" style:font-size-complex="14pt" fo:language="el" fo:country="GR"/>
    </style:style>
    <style:style style:name="T11163" style:parent-style-name="AncientGreekἈρχαίαἑλληνικά" style:family="text">
      <style:text-properties style:font-weight-complex="bold" style:font-size-complex="14pt"/>
    </style:style>
    <style:style style:name="T11164" style:parent-style-name="AncientGreekἈρχαίαἑλληνικά" style:family="text">
      <style:text-properties style:font-weight-complex="bold" style:font-size-complex="14pt" fo:language="el" fo:country="GR"/>
    </style:style>
    <style:style style:name="T11165" style:parent-style-name="AncientGreekἈρχαίαἑλληνικά" style:family="text">
      <style:text-properties style:font-weight-complex="bold" style:font-size-complex="14pt"/>
    </style:style>
    <style:style style:name="TableCell11166" style:family="table-cell">
      <style:table-cell-properties fo:border="0.0069in solid #000000" fo:background-color="#FFFFFF" style:writing-mode="lr-tb" fo:padding-top="0in" fo:padding-left="0.1527in" fo:padding-bottom="0in" fo:padding-right="0.15in"/>
    </style:style>
    <style:style style:name="P11167" style:parent-style-name="Standard" style:family="paragraph">
      <style:paragraph-properties fo:widows="0" fo:orphans="0"/>
      <style:text-properties style:font-name="AncientGreek"/>
    </style:style>
    <style:style style:name="P11168" style:parent-style-name="Standard" style:family="paragraph">
      <style:paragraph-properties fo:widows="0" fo:orphans="0"/>
      <style:text-properties style:font-name="AncientGreek"/>
    </style:style>
    <style:style style:name="P11169" style:parent-style-name="Standard" style:family="paragraph">
      <style:paragraph-properties fo:widows="0" fo:orphans="0"/>
      <style:text-properties style:font-name="AncientGreek"/>
    </style:style>
    <style:style style:name="P11170" style:parent-style-name="Standard" style:family="paragraph">
      <style:paragraph-properties fo:widows="0" fo:orphans="0"/>
      <style:text-properties style:font-name="AncientGreek"/>
    </style:style>
    <style:style style:name="TableRow11171" style:family="table-row">
      <style:table-row-properties style:min-row-height="0.0138in" style:use-optimal-row-height="false" fo:keep-together="always"/>
    </style:style>
    <style:style style:name="TableCell11172" style:family="table-cell">
      <style:table-cell-properties fo:border="0.0069in solid #000000" fo:background-color="#FFFFFF" style:writing-mode="lr-tb" fo:padding-top="0in" fo:padding-left="0.1527in" fo:padding-bottom="0in" fo:padding-right="0.15in"/>
    </style:style>
    <style:style style:name="P11173" style:parent-style-name="Standard" style:family="paragraph">
      <style:paragraph-properties fo:keep-with-next="always" fo:widows="0" fo:orphans="0" fo:text-align="center">
        <style:tab-stops>
          <style:tab-stop style:type="center" style:position="1in"/>
        </style:tab-stops>
      </style:paragraph-properties>
    </style:style>
    <style:style style:name="T11174" style:parent-style-name="AncientGreekἈρχαίαἑλληνικά" style:family="text">
      <style:text-properties fo:font-weight="bold" style:font-weight-asian="bold" style:font-weight-complex="bold" fo:font-size="18pt" style:font-size-asian="18pt" style:font-size-complex="14pt"/>
    </style:style>
    <style:style style:name="T11175"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11176" style:parent-style-name="AncientGreekἈρχαίαἑλληνικά" style:family="text">
      <style:text-properties fo:font-weight="bold" style:font-weight-asian="bold" style:font-weight-complex="bold" fo:font-size="18pt" style:font-size-asian="18pt" style:font-size-complex="14pt"/>
    </style:style>
    <style:style style:name="T11177"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11178" style:parent-style-name="AncientGreekἈρχαίαἑλληνικά" style:family="text">
      <style:text-properties fo:font-weight="bold" style:font-weight-asian="bold" style:font-weight-complex="bold" fo:font-size="18pt" style:font-size-asian="18pt" style:font-size-complex="14pt"/>
    </style:style>
    <style:style style:name="P11179" style:parent-style-name="Standard" style:family="paragraph">
      <style:paragraph-properties fo:widows="0" fo:orphans="0"/>
    </style:style>
    <style:style style:name="T11180" style:parent-style-name="AncientGreekἈρχαίαἑλληνικά" style:family="text">
      <style:text-properties style:font-weight-complex="bold" style:font-size-complex="14pt" fo:language="el" fo:country="GR"/>
    </style:style>
    <style:style style:name="T11181" style:parent-style-name="AncientGreekἈρχαίαἑλληνικά" style:family="text">
      <style:text-properties style:font-weight-complex="bold" style:font-size-complex="14pt"/>
    </style:style>
    <style:style style:name="T11182" style:parent-style-name="AncientGreekἈρχαίαἑλληνικά" style:family="text">
      <style:text-properties style:font-weight-complex="bold" style:font-size-complex="14pt" fo:language="el" fo:country="GR"/>
    </style:style>
    <style:style style:name="T11183" style:parent-style-name="AncientGreekἈρχαίαἑλληνικά" style:family="text">
      <style:text-properties style:font-weight-complex="bold" style:font-size-complex="14pt"/>
    </style:style>
    <style:style style:name="T11184" style:parent-style-name="AncientGreekἈρχαίαἑλληνικά" style:family="text">
      <style:text-properties style:font-weight-complex="bold" style:font-size-complex="14pt" fo:language="el" fo:country="GR"/>
    </style:style>
    <style:style style:name="T11185" style:parent-style-name="AncientGreekἈρχαίαἑλληνικά" style:family="text">
      <style:text-properties style:font-weight-complex="bold" style:font-size-complex="14pt"/>
    </style:style>
    <style:style style:name="T11186" style:parent-style-name="AncientGreekἈρχαίαἑλληνικά" style:family="text">
      <style:text-properties style:font-weight-complex="bold" style:font-size-complex="14pt" fo:language="el" fo:country="GR"/>
    </style:style>
    <style:style style:name="T11187" style:parent-style-name="AncientGreekἈρχαίαἑλληνικά" style:family="text">
      <style:text-properties style:font-weight-complex="bold" style:font-size-complex="14pt"/>
    </style:style>
    <style:style style:name="T11188" style:parent-style-name="AncientGreekἈρχαίαἑλληνικά" style:family="text">
      <style:text-properties style:font-weight-complex="bold" style:font-size-complex="14pt" fo:language="el" fo:country="GR"/>
    </style:style>
    <style:style style:name="T11189" style:parent-style-name="AncientGreekἈρχαίαἑλληνικά" style:family="text">
      <style:text-properties style:font-weight-complex="bold" style:font-size-complex="14pt"/>
    </style:style>
    <style:style style:name="T11190" style:parent-style-name="AncientGreekἈρχαίαἑλληνικά" style:family="text">
      <style:text-properties style:font-weight-complex="bold" style:font-size-complex="14pt" fo:language="el" fo:country="GR"/>
    </style:style>
    <style:style style:name="T11191" style:parent-style-name="AncientGreekἈρχαίαἑλληνικά" style:family="text">
      <style:text-properties style:font-weight-complex="bold" style:font-size-complex="14pt"/>
    </style:style>
    <style:style style:name="T11192" style:parent-style-name="AncientGreekἈρχαίαἑλληνικά" style:family="text">
      <style:text-properties style:font-weight-complex="bold" style:font-size-complex="14pt" fo:language="el" fo:country="GR"/>
    </style:style>
    <style:style style:name="T11193" style:parent-style-name="AncientGreekἈρχαίαἑλληνικά" style:family="text">
      <style:text-properties style:font-weight-complex="bold" style:font-size-complex="14pt"/>
    </style:style>
    <style:style style:name="T11194" style:parent-style-name="AncientGreekἈρχαίαἑλληνικά" style:family="text">
      <style:text-properties style:font-weight-complex="bold" style:font-size-complex="14pt" fo:language="el" fo:country="GR"/>
    </style:style>
    <style:style style:name="T11195" style:parent-style-name="AncientGreekἈρχαίαἑλληνικά" style:family="text">
      <style:text-properties style:font-weight-complex="bold" style:font-size-complex="14pt"/>
    </style:style>
    <style:style style:name="T11196" style:parent-style-name="AncientGreekἈρχαίαἑλληνικά" style:family="text">
      <style:text-properties style:font-weight-complex="bold" style:font-size-complex="14pt" fo:language="el" fo:country="GR"/>
    </style:style>
    <style:style style:name="T11197" style:parent-style-name="AncientGreekἈρχαίαἑλληνικά" style:family="text">
      <style:text-properties style:font-weight-complex="bold" style:font-size-complex="14pt"/>
    </style:style>
    <style:style style:name="T11198" style:parent-style-name="AncientGreekἈρχαίαἑλληνικά" style:family="text">
      <style:text-properties style:font-weight-complex="bold" style:font-size-complex="14pt" fo:language="el" fo:country="GR"/>
    </style:style>
    <style:style style:name="T11199" style:parent-style-name="AncientGreekἈρχαίαἑλληνικά" style:family="text">
      <style:text-properties style:font-weight-complex="bold" style:font-size-complex="14pt"/>
    </style:style>
    <style:style style:name="T11200" style:parent-style-name="AncientGreekἈρχαίαἑλληνικά" style:family="text">
      <style:text-properties style:font-weight-complex="bold" style:font-size-complex="14pt" fo:language="el" fo:country="GR"/>
    </style:style>
    <style:style style:name="T11201" style:parent-style-name="AncientGreekἈρχαίαἑλληνικά" style:family="text">
      <style:text-properties style:font-weight-complex="bold" style:font-size-complex="14pt"/>
    </style:style>
    <style:style style:name="T11202" style:parent-style-name="AncientGreekἈρχαίαἑλληνικά" style:family="text">
      <style:text-properties style:font-weight-complex="bold" style:font-size-complex="14pt" fo:language="el" fo:country="GR"/>
    </style:style>
    <style:style style:name="T11203" style:parent-style-name="AncientGreekἈρχαίαἑλληνικά" style:family="text">
      <style:text-properties style:font-weight-complex="bold" style:font-size-complex="14pt"/>
    </style:style>
    <style:style style:name="T11204" style:parent-style-name="AncientGreekἈρχαίαἑλληνικά" style:family="text">
      <style:text-properties style:font-weight-complex="bold" style:font-size-complex="14pt" fo:language="el" fo:country="GR"/>
    </style:style>
    <style:style style:name="T11205" style:parent-style-name="AncientGreekἈρχαίαἑλληνικά" style:family="text">
      <style:text-properties style:font-weight-complex="bold" style:font-size-complex="14pt"/>
    </style:style>
    <style:style style:name="T11206" style:parent-style-name="AncientGreekἈρχαίαἑλληνικά" style:family="text">
      <style:text-properties style:font-weight-complex="bold" style:font-size-complex="14pt" fo:language="el" fo:country="GR"/>
    </style:style>
    <style:style style:name="T11207" style:parent-style-name="AncientGreekἈρχαίαἑλληνικά" style:family="text">
      <style:text-properties style:font-weight-complex="bold" style:font-size-complex="14pt"/>
    </style:style>
    <style:style style:name="T11208" style:parent-style-name="AncientGreekἈρχαίαἑλληνικά" style:family="text">
      <style:text-properties style:font-weight-complex="bold" style:font-size-complex="14pt" fo:language="el" fo:country="GR"/>
    </style:style>
    <style:style style:name="T11209" style:parent-style-name="AncientGreekἈρχαίαἑλληνικά" style:family="text">
      <style:text-properties style:font-weight-complex="bold" style:font-size-complex="14pt"/>
    </style:style>
    <style:style style:name="T11210" style:parent-style-name="AncientGreekἈρχαίαἑλληνικά" style:family="text">
      <style:text-properties style:font-weight-complex="bold" style:font-size-complex="14pt" fo:language="el" fo:country="GR"/>
    </style:style>
    <style:style style:name="T11211" style:parent-style-name="AncientGreekἈρχαίαἑλληνικά" style:family="text">
      <style:text-properties style:font-weight-complex="bold" style:font-size-complex="14pt"/>
    </style:style>
    <style:style style:name="T11212" style:parent-style-name="AncientGreekἈρχαίαἑλληνικά" style:family="text">
      <style:text-properties style:font-weight-complex="bold" style:font-size-complex="14pt" fo:language="el" fo:country="GR"/>
    </style:style>
    <style:style style:name="T11213" style:parent-style-name="AncientGreekἈρχαίαἑλληνικά" style:family="text">
      <style:text-properties style:font-weight-complex="bold" style:font-size-complex="14pt"/>
    </style:style>
    <style:style style:name="T11214" style:parent-style-name="AncientGreekἈρχαίαἑλληνικά" style:family="text">
      <style:text-properties style:font-weight-complex="bold" style:font-size-complex="14pt" fo:language="el" fo:country="GR"/>
    </style:style>
    <style:style style:name="T11215" style:parent-style-name="AncientGreekἈρχαίαἑλληνικά" style:family="text">
      <style:text-properties style:font-weight-complex="bold" style:font-size-complex="14pt"/>
    </style:style>
    <style:style style:name="T11216" style:parent-style-name="AncientGreekἈρχαίαἑλληνικά" style:family="text">
      <style:text-properties style:font-weight-complex="bold" style:font-size-complex="14pt" fo:language="el" fo:country="GR"/>
    </style:style>
    <style:style style:name="T11217" style:parent-style-name="AncientGreekἈρχαίαἑλληνικά" style:family="text">
      <style:text-properties style:font-weight-complex="bold" style:font-size-complex="14pt"/>
    </style:style>
    <style:style style:name="T11218" style:parent-style-name="AncientGreekἈρχαίαἑλληνικά" style:family="text">
      <style:text-properties style:font-weight-complex="bold" style:font-size-complex="14pt" fo:language="el" fo:country="GR"/>
    </style:style>
    <style:style style:name="T11219" style:parent-style-name="AncientGreekἈρχαίαἑλληνικά" style:family="text">
      <style:text-properties style:font-weight-complex="bold" style:font-size-complex="14pt"/>
    </style:style>
    <style:style style:name="T11220" style:parent-style-name="AncientGreekἈρχαίαἑλληνικά" style:family="text">
      <style:text-properties style:font-weight-complex="bold" style:font-size-complex="14pt" fo:language="el" fo:country="GR"/>
    </style:style>
    <style:style style:name="T11221" style:parent-style-name="AncientGreekἈρχαίαἑλληνικά" style:family="text">
      <style:text-properties style:font-weight-complex="bold" style:font-size-complex="14pt"/>
    </style:style>
    <style:style style:name="T11222" style:parent-style-name="AncientGreekἈρχαίαἑλληνικά" style:family="text">
      <style:text-properties style:font-weight-complex="bold" style:font-size-complex="14pt" fo:language="el" fo:country="GR"/>
    </style:style>
    <style:style style:name="T11223" style:parent-style-name="AncientGreekἈρχαίαἑλληνικά" style:family="text">
      <style:text-properties style:font-weight-complex="bold" style:font-size-complex="14pt"/>
    </style:style>
    <style:style style:name="T11224" style:parent-style-name="AncientGreekἈρχαίαἑλληνικά" style:family="text">
      <style:text-properties style:font-weight-complex="bold" style:font-size-complex="14pt" fo:language="el" fo:country="GR"/>
    </style:style>
    <style:style style:name="T11225" style:parent-style-name="AncientGreekἈρχαίαἑλληνικά" style:family="text">
      <style:text-properties style:font-weight-complex="bold" style:font-size-complex="14pt"/>
    </style:style>
    <style:style style:name="T11226" style:parent-style-name="AncientGreekἈρχαίαἑλληνικά" style:family="text">
      <style:text-properties style:font-weight-complex="bold" style:font-size-complex="14pt" fo:language="el" fo:country="GR"/>
    </style:style>
    <style:style style:name="T11227" style:parent-style-name="AncientGreekἈρχαίαἑλληνικά" style:family="text">
      <style:text-properties style:font-weight-complex="bold" style:font-size-complex="14pt"/>
    </style:style>
    <style:style style:name="T11228" style:parent-style-name="AncientGreekἈρχαίαἑλληνικά" style:family="text">
      <style:text-properties style:font-weight-complex="bold" style:font-size-complex="14pt" fo:language="el" fo:country="GR"/>
    </style:style>
    <style:style style:name="T11229" style:parent-style-name="AncientGreekἈρχαίαἑλληνικά" style:family="text">
      <style:text-properties style:font-weight-complex="bold" style:font-size-complex="14pt"/>
    </style:style>
    <style:style style:name="T11230" style:parent-style-name="AncientGreekἈρχαίαἑλληνικά" style:family="text">
      <style:text-properties style:font-weight-complex="bold" style:font-size-complex="14pt" fo:language="el" fo:country="GR"/>
    </style:style>
    <style:style style:name="T11231" style:parent-style-name="AncientGreekἈρχαίαἑλληνικά" style:family="text">
      <style:text-properties style:font-weight-complex="bold" style:font-size-complex="14pt"/>
    </style:style>
    <style:style style:name="T11232" style:parent-style-name="AncientGreekἈρχαίαἑλληνικά" style:family="text">
      <style:text-properties style:font-weight-complex="bold" style:font-size-complex="14pt" fo:language="el" fo:country="GR"/>
    </style:style>
    <style:style style:name="T11233" style:parent-style-name="AncientGreekἈρχαίαἑλληνικά" style:family="text">
      <style:text-properties style:font-weight-complex="bold" style:font-size-complex="14pt"/>
    </style:style>
    <style:style style:name="T11234" style:parent-style-name="AncientGreekἈρχαίαἑλληνικά" style:family="text">
      <style:text-properties style:font-weight-complex="bold" style:font-size-complex="14pt" fo:language="el" fo:country="GR"/>
    </style:style>
    <style:style style:name="T11235" style:parent-style-name="AncientGreekἈρχαίαἑλληνικά" style:family="text">
      <style:text-properties style:font-weight-complex="bold" style:font-size-complex="14pt"/>
    </style:style>
    <style:style style:name="T11236" style:parent-style-name="AncientGreekἈρχαίαἑλληνικά" style:family="text">
      <style:text-properties style:font-weight-complex="bold" style:font-size-complex="14pt" fo:language="el" fo:country="GR"/>
    </style:style>
    <style:style style:name="T11237" style:parent-style-name="AncientGreekἈρχαίαἑλληνικά" style:family="text">
      <style:text-properties style:font-weight-complex="bold" style:font-size-complex="14pt"/>
    </style:style>
    <style:style style:name="T11238" style:parent-style-name="AncientGreekἈρχαίαἑλληνικά" style:family="text">
      <style:text-properties style:font-weight-complex="bold" style:font-size-complex="14pt" fo:language="el" fo:country="GR"/>
    </style:style>
    <style:style style:name="T11239" style:parent-style-name="AncientGreekἈρχαίαἑλληνικά" style:family="text">
      <style:text-properties style:font-weight-complex="bold" style:font-size-complex="14pt"/>
    </style:style>
    <style:style style:name="T11240" style:parent-style-name="AncientGreekἈρχαίαἑλληνικά" style:family="text">
      <style:text-properties style:font-weight-complex="bold" style:font-size-complex="14pt" fo:language="el" fo:country="GR"/>
    </style:style>
    <style:style style:name="T11241" style:parent-style-name="AncientGreekἈρχαίαἑλληνικά" style:family="text">
      <style:text-properties style:font-weight-complex="bold" style:font-size-complex="14pt"/>
    </style:style>
    <style:style style:name="T11242" style:parent-style-name="AncientGreekἈρχαίαἑλληνικά" style:family="text">
      <style:text-properties style:font-weight-complex="bold" style:font-size-complex="14pt" fo:language="el" fo:country="GR"/>
    </style:style>
    <style:style style:name="T11243" style:parent-style-name="AncientGreekἈρχαίαἑλληνικά" style:family="text">
      <style:text-properties style:font-weight-complex="bold" style:font-size-complex="14pt"/>
    </style:style>
    <style:style style:name="T11244" style:parent-style-name="AncientGreekἈρχαίαἑλληνικά" style:family="text">
      <style:text-properties style:font-weight-complex="bold" style:font-size-complex="14pt" fo:language="el" fo:country="GR"/>
    </style:style>
    <style:style style:name="T11245" style:parent-style-name="AncientGreekἈρχαίαἑλληνικά" style:family="text">
      <style:text-properties style:font-weight-complex="bold" style:font-size-complex="14pt"/>
    </style:style>
    <style:style style:name="T11246" style:parent-style-name="AncientGreekἈρχαίαἑλληνικά" style:family="text">
      <style:text-properties style:font-weight-complex="bold" style:font-size-complex="14pt" fo:language="el" fo:country="GR"/>
    </style:style>
    <style:style style:name="T11247" style:parent-style-name="AncientGreekἈρχαίαἑλληνικά" style:family="text">
      <style:text-properties style:font-weight-complex="bold" style:font-size-complex="14pt"/>
    </style:style>
    <style:style style:name="T11248" style:parent-style-name="AncientGreekἈρχαίαἑλληνικά" style:family="text">
      <style:text-properties style:font-weight-complex="bold" style:font-size-complex="14pt" fo:language="el" fo:country="GR"/>
    </style:style>
    <style:style style:name="T11249" style:parent-style-name="AncientGreekἈρχαίαἑλληνικά" style:family="text">
      <style:text-properties style:font-weight-complex="bold" style:font-size-complex="14pt"/>
    </style:style>
    <style:style style:name="T11250" style:parent-style-name="AncientGreekἈρχαίαἑλληνικά" style:family="text">
      <style:text-properties style:font-weight-complex="bold" style:font-size-complex="14pt" fo:language="el" fo:country="GR"/>
    </style:style>
    <style:style style:name="T11251" style:parent-style-name="AncientGreekἈρχαίαἑλληνικά" style:family="text">
      <style:text-properties style:font-weight-complex="bold" style:font-size-complex="14pt"/>
    </style:style>
    <style:style style:name="T11252" style:parent-style-name="AncientGreekἈρχαίαἑλληνικά" style:family="text">
      <style:text-properties style:font-weight-complex="bold" style:font-size-complex="14pt" fo:language="el" fo:country="GR"/>
    </style:style>
    <style:style style:name="T11253" style:parent-style-name="AncientGreekἈρχαίαἑλληνικά" style:family="text">
      <style:text-properties style:font-weight-complex="bold" style:font-size-complex="14pt"/>
    </style:style>
    <style:style style:name="T11254" style:parent-style-name="AncientGreekἈρχαίαἑλληνικά" style:family="text">
      <style:text-properties style:font-weight-complex="bold" style:font-size-complex="14pt" fo:language="el" fo:country="GR"/>
    </style:style>
    <style:style style:name="T11255" style:parent-style-name="AncientGreekἈρχαίαἑλληνικά" style:family="text">
      <style:text-properties style:font-weight-complex="bold" style:font-size-complex="14pt"/>
    </style:style>
    <style:style style:name="T11256" style:parent-style-name="AncientGreekἈρχαίαἑλληνικά" style:family="text">
      <style:text-properties style:font-weight-complex="bold" style:font-size-complex="14pt" fo:language="el" fo:country="GR"/>
    </style:style>
    <style:style style:name="T11257" style:parent-style-name="AncientGreekἈρχαίαἑλληνικά" style:family="text">
      <style:text-properties style:font-weight-complex="bold" style:font-size-complex="14pt"/>
    </style:style>
    <style:style style:name="T11258" style:parent-style-name="AncientGreekἈρχαίαἑλληνικά" style:family="text">
      <style:text-properties style:font-weight-complex="bold" style:font-size-complex="14pt" fo:language="el" fo:country="GR"/>
    </style:style>
    <style:style style:name="T11259" style:parent-style-name="AncientGreekἈρχαίαἑλληνικά" style:family="text">
      <style:text-properties style:font-weight-complex="bold" style:font-size-complex="14pt"/>
    </style:style>
    <style:style style:name="T11260" style:parent-style-name="AncientGreekἈρχαίαἑλληνικά" style:family="text">
      <style:text-properties style:font-weight-complex="bold" style:font-size-complex="14pt" fo:language="el" fo:country="GR"/>
    </style:style>
    <style:style style:name="T11261" style:parent-style-name="AncientGreekἈρχαίαἑλληνικά" style:family="text">
      <style:text-properties style:font-weight-complex="bold" style:font-size-complex="14pt"/>
    </style:style>
    <style:style style:name="T11262" style:parent-style-name="AncientGreekἈρχαίαἑλληνικά" style:family="text">
      <style:text-properties style:font-weight-complex="bold" style:font-size-complex="14pt" fo:language="el" fo:country="GR"/>
    </style:style>
    <style:style style:name="T11263" style:parent-style-name="AncientGreekἈρχαίαἑλληνικά" style:family="text">
      <style:text-properties style:font-weight-complex="bold" style:font-size-complex="14pt"/>
    </style:style>
    <style:style style:name="T11264" style:parent-style-name="AncientGreekἈρχαίαἑλληνικά" style:family="text">
      <style:text-properties style:font-weight-complex="bold" style:font-size-complex="14pt" fo:language="el" fo:country="GR"/>
    </style:style>
    <style:style style:name="T11265" style:parent-style-name="AncientGreekἈρχαίαἑλληνικά" style:family="text">
      <style:text-properties style:font-weight-complex="bold" style:font-size-complex="14pt"/>
    </style:style>
    <style:style style:name="T11266" style:parent-style-name="AncientGreekἈρχαίαἑλληνικά" style:family="text">
      <style:text-properties style:font-weight-complex="bold" style:font-size-complex="14pt" fo:language="el" fo:country="GR"/>
    </style:style>
    <style:style style:name="T11267" style:parent-style-name="AncientGreekἈρχαίαἑλληνικά" style:family="text">
      <style:text-properties style:font-weight-complex="bold" style:font-size-complex="14pt"/>
    </style:style>
    <style:style style:name="T11268" style:parent-style-name="AncientGreekἈρχαίαἑλληνικά" style:family="text">
      <style:text-properties style:font-weight-complex="bold" style:font-size-complex="14pt" fo:language="el" fo:country="GR"/>
    </style:style>
    <style:style style:name="T11269" style:parent-style-name="AncientGreekἈρχαίαἑλληνικά" style:family="text">
      <style:text-properties style:font-weight-complex="bold" style:font-size-complex="14pt"/>
    </style:style>
    <style:style style:name="T11270" style:parent-style-name="AncientGreekἈρχαίαἑλληνικά" style:family="text">
      <style:text-properties style:font-weight-complex="bold" style:font-size-complex="14pt" fo:language="el" fo:country="GR"/>
    </style:style>
    <style:style style:name="T11271" style:parent-style-name="AncientGreekἈρχαίαἑλληνικά" style:family="text">
      <style:text-properties style:font-weight-complex="bold" style:font-size-complex="14pt"/>
    </style:style>
    <style:style style:name="T11272" style:parent-style-name="AncientGreekἈρχαίαἑλληνικά" style:family="text">
      <style:text-properties style:font-weight-complex="bold" style:font-size-complex="14pt" fo:language="el" fo:country="GR"/>
    </style:style>
    <style:style style:name="T11273" style:parent-style-name="AncientGreekἈρχαίαἑλληνικά" style:family="text">
      <style:text-properties style:font-weight-complex="bold" style:font-size-complex="14pt"/>
    </style:style>
    <style:style style:name="T11274" style:parent-style-name="AncientGreekἈρχαίαἑλληνικά" style:family="text">
      <style:text-properties style:font-weight-complex="bold" style:font-size-complex="14pt" fo:language="el" fo:country="GR"/>
    </style:style>
    <style:style style:name="T11275" style:parent-style-name="AncientGreekἈρχαίαἑλληνικά" style:family="text">
      <style:text-properties style:font-weight-complex="bold" style:font-size-complex="14pt"/>
    </style:style>
    <style:style style:name="T11276" style:parent-style-name="AncientGreekἈρχαίαἑλληνικά" style:family="text">
      <style:text-properties style:font-weight-complex="bold" style:font-size-complex="14pt" fo:language="el" fo:country="GR"/>
    </style:style>
    <style:style style:name="T11277" style:parent-style-name="AncientGreekἈρχαίαἑλληνικά" style:family="text">
      <style:text-properties style:font-weight-complex="bold" style:font-size-complex="14pt"/>
    </style:style>
    <style:style style:name="T11278" style:parent-style-name="AncientGreekἈρχαίαἑλληνικά" style:family="text">
      <style:text-properties style:font-weight-complex="bold" style:font-size-complex="14pt" fo:language="el" fo:country="GR"/>
    </style:style>
    <style:style style:name="T11279" style:parent-style-name="AncientGreekἈρχαίαἑλληνικά" style:family="text">
      <style:text-properties style:font-weight-complex="bold" style:font-size-complex="14pt"/>
    </style:style>
    <style:style style:name="T11280" style:parent-style-name="AncientGreekἈρχαίαἑλληνικά" style:family="text">
      <style:text-properties style:font-weight-complex="bold" style:font-size-complex="14pt" fo:language="el" fo:country="GR"/>
    </style:style>
    <style:style style:name="T11281" style:parent-style-name="AncientGreekἈρχαίαἑλληνικά" style:family="text">
      <style:text-properties style:font-weight-complex="bold" style:font-size-complex="14pt"/>
    </style:style>
    <style:style style:name="T11282" style:parent-style-name="AncientGreekἈρχαίαἑλληνικά" style:family="text">
      <style:text-properties style:font-weight-complex="bold" style:font-size-complex="14pt" fo:language="el" fo:country="GR"/>
    </style:style>
    <style:style style:name="T11283" style:parent-style-name="AncientGreekἈρχαίαἑλληνικά" style:family="text">
      <style:text-properties style:font-weight-complex="bold" style:font-size-complex="14pt"/>
    </style:style>
    <style:style style:name="T11284" style:parent-style-name="AncientGreekἈρχαίαἑλληνικά" style:family="text">
      <style:text-properties style:font-weight-complex="bold" style:font-size-complex="14pt" fo:language="el" fo:country="GR"/>
    </style:style>
    <style:style style:name="T11285" style:parent-style-name="AncientGreekἈρχαίαἑλληνικά" style:family="text">
      <style:text-properties style:font-weight-complex="bold" style:font-size-complex="14pt"/>
    </style:style>
    <style:style style:name="T11286" style:parent-style-name="AncientGreekἈρχαίαἑλληνικά" style:family="text">
      <style:text-properties style:font-weight-complex="bold" style:font-size-complex="14pt" fo:language="el" fo:country="GR"/>
    </style:style>
    <style:style style:name="T11287" style:parent-style-name="AncientGreekἈρχαίαἑλληνικά" style:family="text">
      <style:text-properties style:font-weight-complex="bold" style:font-size-complex="14pt"/>
    </style:style>
    <style:style style:name="T11288" style:parent-style-name="AncientGreekἈρχαίαἑλληνικά" style:family="text">
      <style:text-properties style:font-weight-complex="bold" style:font-size-complex="14pt" fo:language="el" fo:country="GR"/>
    </style:style>
    <style:style style:name="T11289" style:parent-style-name="AncientGreekἈρχαίαἑλληνικά" style:family="text">
      <style:text-properties style:font-weight-complex="bold" style:font-size-complex="14pt"/>
    </style:style>
    <style:style style:name="T11290" style:parent-style-name="AncientGreekἈρχαίαἑλληνικά" style:family="text">
      <style:text-properties style:font-weight-complex="bold" style:font-size-complex="14pt" fo:language="el" fo:country="GR"/>
    </style:style>
    <style:style style:name="T11291" style:parent-style-name="AncientGreekἈρχαίαἑλληνικά" style:family="text">
      <style:text-properties style:font-weight-complex="bold" style:font-size-complex="14pt"/>
    </style:style>
    <style:style style:name="T11292" style:parent-style-name="AncientGreekἈρχαίαἑλληνικά" style:family="text">
      <style:text-properties style:font-weight-complex="bold" style:font-size-complex="14pt" fo:language="el" fo:country="GR"/>
    </style:style>
    <style:style style:name="T11293" style:parent-style-name="AncientGreekἈρχαίαἑλληνικά" style:family="text">
      <style:text-properties style:font-weight-complex="bold" style:font-size-complex="14pt"/>
    </style:style>
    <style:style style:name="T11294" style:parent-style-name="AncientGreekἈρχαίαἑλληνικά" style:family="text">
      <style:text-properties style:font-weight-complex="bold" style:font-size-complex="14pt" fo:language="el" fo:country="GR"/>
    </style:style>
    <style:style style:name="T11295" style:parent-style-name="AncientGreekἈρχαίαἑλληνικά" style:family="text">
      <style:text-properties style:font-weight-complex="bold" style:font-size-complex="14pt"/>
    </style:style>
    <style:style style:name="T11296" style:parent-style-name="AncientGreekἈρχαίαἑλληνικά" style:family="text">
      <style:text-properties style:font-weight-complex="bold" style:font-size-complex="14pt" fo:language="el" fo:country="GR"/>
    </style:style>
    <style:style style:name="T11297" style:parent-style-name="AncientGreekἈρχαίαἑλληνικά" style:family="text">
      <style:text-properties style:font-weight-complex="bold" style:font-size-complex="14pt"/>
    </style:style>
    <style:style style:name="T11298" style:parent-style-name="AncientGreekἈρχαίαἑλληνικά" style:family="text">
      <style:text-properties style:font-weight-complex="bold" style:font-size-complex="14pt" fo:language="el" fo:country="GR"/>
    </style:style>
    <style:style style:name="T11299" style:parent-style-name="AncientGreekἈρχαίαἑλληνικά" style:family="text">
      <style:text-properties style:font-weight-complex="bold" style:font-size-complex="14pt"/>
    </style:style>
    <style:style style:name="T11300" style:parent-style-name="AncientGreekἈρχαίαἑλληνικά" style:family="text">
      <style:text-properties style:font-weight-complex="bold" style:font-size-complex="14pt" fo:language="el" fo:country="GR"/>
    </style:style>
    <style:style style:name="T11301" style:parent-style-name="AncientGreekἈρχαίαἑλληνικά" style:family="text">
      <style:text-properties style:font-weight-complex="bold" style:font-size-complex="14pt"/>
    </style:style>
    <style:style style:name="P11302" style:parent-style-name="Standard" style:family="paragraph">
      <style:paragraph-properties fo:widows="0" fo:orphans="0"/>
    </style:style>
    <style:style style:name="T11303" style:parent-style-name="AncientGreekἈρχαίαἑλληνικά" style:family="text">
      <style:text-properties style:font-weight-complex="bold" style:font-size-complex="14pt" fo:language="el" fo:country="GR"/>
    </style:style>
    <style:style style:name="TableCell11304" style:family="table-cell">
      <style:table-cell-properties fo:border="0.0069in solid #000000" fo:background-color="#FFFFFF" style:writing-mode="lr-tb" fo:padding-top="0in" fo:padding-left="0.1527in" fo:padding-bottom="0in" fo:padding-right="0.15in"/>
    </style:style>
    <style:style style:name="P11305" style:parent-style-name="Standard" style:family="paragraph">
      <style:paragraph-properties fo:widows="0" fo:orphans="0"/>
      <style:text-properties style:font-name="AncientGreek"/>
    </style:style>
    <style:style style:name="P11306" style:parent-style-name="Standard" style:family="paragraph">
      <style:paragraph-properties fo:widows="0" fo:orphans="0"/>
      <style:text-properties style:font-name="AncientGreek"/>
    </style:style>
    <style:style style:name="P11307" style:parent-style-name="Standard" style:family="paragraph">
      <style:paragraph-properties fo:widows="0" fo:orphans="0"/>
      <style:text-properties style:font-name="AncientGreek"/>
    </style:style>
    <style:style style:name="P11308" style:parent-style-name="Standard" style:family="paragraph">
      <style:paragraph-properties fo:widows="0" fo:orphans="0"/>
      <style:text-properties style:font-name="AncientGreek"/>
    </style:style>
    <style:style style:name="TableRow11309" style:family="table-row">
      <style:table-row-properties style:min-row-height="0.0138in" style:use-optimal-row-height="false" fo:keep-together="always"/>
    </style:style>
    <style:style style:name="TableCell11310" style:family="table-cell">
      <style:table-cell-properties fo:border="0.0069in solid #000000" fo:background-color="#FFFFFF" style:writing-mode="lr-tb" fo:padding-top="0in" fo:padding-left="0.1527in" fo:padding-bottom="0in" fo:padding-right="0.15in"/>
    </style:style>
    <style:style style:name="P11311" style:parent-style-name="Standard" style:family="paragraph">
      <style:paragraph-properties fo:keep-with-next="always" fo:widows="0" fo:orphans="0" fo:text-align="center">
        <style:tab-stops>
          <style:tab-stop style:type="left" style:position="2.3229in"/>
        </style:tab-stops>
      </style:paragraph-properties>
    </style:style>
    <style:style style:name="T11312" style:parent-style-name="AncientGreekἈρχαίαἑλληνικά" style:family="text">
      <style:text-properties fo:font-weight="bold" style:font-weight-asian="bold" style:font-weight-complex="bold" fo:font-size="18pt" style:font-size-asian="18pt" style:font-size-complex="14pt"/>
    </style:style>
    <style:style style:name="T11313"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11314" style:parent-style-name="AncientGreekἈρχαίαἑλληνικά" style:family="text">
      <style:text-properties fo:font-weight="bold" style:font-weight-asian="bold" style:font-weight-complex="bold" fo:font-size="18pt" style:font-size-asian="18pt" style:font-size-complex="14pt"/>
    </style:style>
    <style:style style:name="T11315"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11316" style:parent-style-name="AncientGreekἈρχαίαἑλληνικά" style:family="text">
      <style:text-properties fo:font-weight="bold" style:font-weight-asian="bold" style:font-weight-complex="bold" fo:font-size="18pt" style:font-size-asian="18pt" style:font-size-complex="14pt"/>
    </style:style>
    <style:style style:name="T11317"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11318" style:parent-style-name="AncientGreekἈρχαίαἑλληνικά" style:family="text">
      <style:text-properties fo:font-weight="bold" style:font-weight-asian="bold" style:font-weight-complex="bold" fo:font-size="18pt" style:font-size-asian="18pt" style:font-size-complex="14pt"/>
    </style:style>
    <style:style style:name="T11319"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11320" style:parent-style-name="AncientGreekἈρχαίαἑλληνικά" style:family="text">
      <style:text-properties fo:font-weight="bold" style:font-weight-asian="bold" style:font-weight-complex="bold" fo:font-size="18pt" style:font-size-asian="18pt" style:font-size-complex="14pt"/>
    </style:style>
    <style:style style:name="P11321" style:parent-style-name="Standard" style:family="paragraph">
      <style:paragraph-properties fo:widows="0" fo:orphans="0">
        <style:tab-stops>
          <style:tab-stop style:type="left" style:position="2.3229in"/>
        </style:tab-stops>
      </style:paragraph-properties>
    </style:style>
    <style:style style:name="T11322" style:parent-style-name="AncientGreekἈρχαίαἑλληνικά" style:family="text">
      <style:text-properties style:font-weight-complex="bold" style:font-size-complex="14pt" fo:language="el" fo:country="GR"/>
    </style:style>
    <style:style style:name="T11323" style:parent-style-name="AncientGreekἈρχαίαἑλληνικά" style:family="text">
      <style:text-properties style:font-weight-complex="bold" style:font-size-complex="14pt"/>
    </style:style>
    <style:style style:name="T11324" style:parent-style-name="AncientGreekἈρχαίαἑλληνικά" style:family="text">
      <style:text-properties style:font-weight-complex="bold" style:font-size-complex="14pt" fo:language="el" fo:country="GR"/>
    </style:style>
    <style:style style:name="T11325" style:parent-style-name="AncientGreekἈρχαίαἑλληνικά" style:family="text">
      <style:text-properties style:font-weight-complex="bold" style:font-size-complex="14pt"/>
    </style:style>
    <style:style style:name="T11326" style:parent-style-name="AncientGreekἈρχαίαἑλληνικά" style:family="text">
      <style:text-properties style:font-weight-complex="bold" style:font-size-complex="14pt" fo:language="el" fo:country="GR"/>
    </style:style>
    <style:style style:name="T11327" style:parent-style-name="AncientGreekἈρχαίαἑλληνικά" style:family="text">
      <style:text-properties style:font-weight-complex="bold" style:font-size-complex="14pt"/>
    </style:style>
    <style:style style:name="T11328" style:parent-style-name="AncientGreekἈρχαίαἑλληνικά" style:family="text">
      <style:text-properties style:font-weight-complex="bold" style:font-size-complex="14pt" fo:language="el" fo:country="GR"/>
    </style:style>
    <style:style style:name="T11329" style:parent-style-name="AncientGreekἈρχαίαἑλληνικά" style:family="text">
      <style:text-properties style:font-weight-complex="bold" style:font-size-complex="14pt"/>
    </style:style>
    <style:style style:name="T11330" style:parent-style-name="AncientGreekἈρχαίαἑλληνικά" style:family="text">
      <style:text-properties style:font-weight-complex="bold" style:font-size-complex="14pt" fo:language="el" fo:country="GR"/>
    </style:style>
    <style:style style:name="T11331" style:parent-style-name="AncientGreekἈρχαίαἑλληνικά" style:family="text">
      <style:text-properties style:font-weight-complex="bold" style:font-size-complex="14pt"/>
    </style:style>
    <style:style style:name="T11332" style:parent-style-name="AncientGreekἈρχαίαἑλληνικά" style:family="text">
      <style:text-properties style:font-weight-complex="bold" style:font-size-complex="14pt" fo:language="el" fo:country="GR"/>
    </style:style>
    <style:style style:name="T11333" style:parent-style-name="AncientGreekἈρχαίαἑλληνικά" style:family="text">
      <style:text-properties style:font-weight-complex="bold" style:font-size-complex="14pt"/>
    </style:style>
    <style:style style:name="T11334" style:parent-style-name="AncientGreekἈρχαίαἑλληνικά" style:family="text">
      <style:text-properties style:font-weight-complex="bold" style:font-size-complex="14pt" fo:language="el" fo:country="GR"/>
    </style:style>
    <style:style style:name="T11335" style:parent-style-name="AncientGreekἈρχαίαἑλληνικά" style:family="text">
      <style:text-properties style:font-weight-complex="bold" style:font-size-complex="14pt"/>
    </style:style>
    <style:style style:name="T11336" style:parent-style-name="AncientGreekἈρχαίαἑλληνικά" style:family="text">
      <style:text-properties style:font-weight-complex="bold" style:font-size-complex="14pt" fo:language="el" fo:country="GR"/>
    </style:style>
    <style:style style:name="T11337" style:parent-style-name="AncientGreekἈρχαίαἑλληνικά" style:family="text">
      <style:text-properties style:font-weight-complex="bold" style:font-size-complex="14pt"/>
    </style:style>
    <style:style style:name="T11338" style:parent-style-name="AncientGreekἈρχαίαἑλληνικά" style:family="text">
      <style:text-properties style:font-weight-complex="bold" style:font-size-complex="14pt" fo:language="el" fo:country="GR"/>
    </style:style>
    <style:style style:name="T11339" style:parent-style-name="AncientGreekἈρχαίαἑλληνικά" style:family="text">
      <style:text-properties style:font-weight-complex="bold" style:font-size-complex="14pt"/>
    </style:style>
    <style:style style:name="T11340" style:parent-style-name="AncientGreekἈρχαίαἑλληνικά" style:family="text">
      <style:text-properties style:font-weight-complex="bold" style:font-size-complex="14pt" fo:language="el" fo:country="GR"/>
    </style:style>
    <style:style style:name="T11341" style:parent-style-name="AncientGreekἈρχαίαἑλληνικά" style:family="text">
      <style:text-properties style:font-weight-complex="bold" style:font-size-complex="14pt"/>
    </style:style>
    <style:style style:name="T11342" style:parent-style-name="AncientGreekἈρχαίαἑλληνικά" style:family="text">
      <style:text-properties style:font-weight-complex="bold" style:font-size-complex="14pt" fo:language="el" fo:country="GR"/>
    </style:style>
    <style:style style:name="T11343" style:parent-style-name="AncientGreekἈρχαίαἑλληνικά" style:family="text">
      <style:text-properties style:font-weight-complex="bold" style:font-size-complex="14pt"/>
    </style:style>
    <style:style style:name="T11344" style:parent-style-name="AncientGreekἈρχαίαἑλληνικά" style:family="text">
      <style:text-properties style:font-weight-complex="bold" style:font-size-complex="14pt" fo:language="el" fo:country="GR"/>
    </style:style>
    <style:style style:name="T11345" style:parent-style-name="AncientGreekἈρχαίαἑλληνικά" style:family="text">
      <style:text-properties style:font-weight-complex="bold" style:font-size-complex="14pt"/>
    </style:style>
    <style:style style:name="T11346" style:parent-style-name="AncientGreekἈρχαίαἑλληνικά" style:family="text">
      <style:text-properties style:font-weight-complex="bold" style:font-size-complex="14pt" fo:language="el" fo:country="GR"/>
    </style:style>
    <style:style style:name="T11347" style:parent-style-name="AncientGreekἈρχαίαἑλληνικά" style:family="text">
      <style:text-properties style:font-weight-complex="bold" style:font-size-complex="14pt"/>
    </style:style>
    <style:style style:name="T11348" style:parent-style-name="AncientGreekἈρχαίαἑλληνικά" style:family="text">
      <style:text-properties style:font-weight-complex="bold" style:font-size-complex="14pt" fo:language="el" fo:country="GR"/>
    </style:style>
    <style:style style:name="T11349" style:parent-style-name="AncientGreekἈρχαίαἑλληνικά" style:family="text">
      <style:text-properties style:font-weight-complex="bold" style:font-size-complex="14pt"/>
    </style:style>
    <style:style style:name="T11350" style:parent-style-name="AncientGreekἈρχαίαἑλληνικά" style:family="text">
      <style:text-properties style:font-weight-complex="bold" style:font-size-complex="14pt" fo:language="el" fo:country="GR"/>
    </style:style>
    <style:style style:name="T11351" style:parent-style-name="AncientGreekἈρχαίαἑλληνικά" style:family="text">
      <style:text-properties style:font-weight-complex="bold" style:font-size-complex="14pt"/>
    </style:style>
    <style:style style:name="T11352" style:parent-style-name="AncientGreekἈρχαίαἑλληνικά" style:family="text">
      <style:text-properties style:font-weight-complex="bold" style:font-size-complex="14pt" fo:language="el" fo:country="GR"/>
    </style:style>
    <style:style style:name="T11353" style:parent-style-name="AncientGreekἈρχαίαἑλληνικά" style:family="text">
      <style:text-properties style:font-weight-complex="bold" style:font-size-complex="14pt"/>
    </style:style>
    <style:style style:name="T11354" style:parent-style-name="AncientGreekἈρχαίαἑλληνικά" style:family="text">
      <style:text-properties style:font-weight-complex="bold" style:font-size-complex="14pt" fo:language="el" fo:country="GR"/>
    </style:style>
    <style:style style:name="T11355" style:parent-style-name="AncientGreekἈρχαίαἑλληνικά" style:family="text">
      <style:text-properties style:font-weight-complex="bold" style:font-size-complex="14pt"/>
    </style:style>
    <style:style style:name="T11356" style:parent-style-name="AncientGreekἈρχαίαἑλληνικά" style:family="text">
      <style:text-properties style:font-weight-complex="bold" style:font-size-complex="14pt" fo:language="el" fo:country="GR"/>
    </style:style>
    <style:style style:name="T11357" style:parent-style-name="AncientGreekἈρχαίαἑλληνικά" style:family="text">
      <style:text-properties style:font-weight-complex="bold" style:font-size-complex="14pt"/>
    </style:style>
    <style:style style:name="T11358" style:parent-style-name="AncientGreekἈρχαίαἑλληνικά" style:family="text">
      <style:text-properties style:font-weight-complex="bold" style:font-size-complex="14pt" fo:language="el" fo:country="GR"/>
    </style:style>
    <style:style style:name="T11359" style:parent-style-name="AncientGreekἈρχαίαἑλληνικά" style:family="text">
      <style:text-properties style:font-weight-complex="bold" style:font-size-complex="14pt"/>
    </style:style>
    <style:style style:name="T11360" style:parent-style-name="AncientGreekἈρχαίαἑλληνικά" style:family="text">
      <style:text-properties style:font-weight-complex="bold" style:font-size-complex="14pt" fo:language="el" fo:country="GR"/>
    </style:style>
    <style:style style:name="T11361" style:parent-style-name="AncientGreekἈρχαίαἑλληνικά" style:family="text">
      <style:text-properties style:font-weight-complex="bold" style:font-size-complex="14pt"/>
    </style:style>
    <style:style style:name="T11362" style:parent-style-name="AncientGreekἈρχαίαἑλληνικά" style:family="text">
      <style:text-properties style:font-weight-complex="bold" style:font-size-complex="14pt" fo:language="el" fo:country="GR"/>
    </style:style>
    <style:style style:name="T11363" style:parent-style-name="AncientGreekἈρχαίαἑλληνικά" style:family="text">
      <style:text-properties style:font-weight-complex="bold" style:font-size-complex="14pt"/>
    </style:style>
    <style:style style:name="T11364" style:parent-style-name="AncientGreekἈρχαίαἑλληνικά" style:family="text">
      <style:text-properties style:font-weight-complex="bold" style:font-size-complex="14pt" fo:language="el" fo:country="GR"/>
    </style:style>
    <style:style style:name="T11365" style:parent-style-name="AncientGreekἈρχαίαἑλληνικά" style:family="text">
      <style:text-properties style:font-weight-complex="bold" style:font-size-complex="14pt"/>
    </style:style>
    <style:style style:name="T11366" style:parent-style-name="AncientGreekἈρχαίαἑλληνικά" style:family="text">
      <style:text-properties style:font-weight-complex="bold" style:font-size-complex="14pt" fo:language="el" fo:country="GR"/>
    </style:style>
    <style:style style:name="T11367" style:parent-style-name="AncientGreekἈρχαίαἑλληνικά" style:family="text">
      <style:text-properties style:font-weight-complex="bold" style:font-size-complex="14pt"/>
    </style:style>
    <style:style style:name="T11368" style:parent-style-name="AncientGreekἈρχαίαἑλληνικά" style:family="text">
      <style:text-properties style:font-weight-complex="bold" style:font-size-complex="14pt" fo:language="el" fo:country="GR"/>
    </style:style>
    <style:style style:name="T11369" style:parent-style-name="AncientGreekἈρχαίαἑλληνικά" style:family="text">
      <style:text-properties style:font-weight-complex="bold" style:font-size-complex="14pt"/>
    </style:style>
    <style:style style:name="T11370" style:parent-style-name="AncientGreekἈρχαίαἑλληνικά" style:family="text">
      <style:text-properties style:font-weight-complex="bold" style:font-size-complex="14pt" fo:language="el" fo:country="GR"/>
    </style:style>
    <style:style style:name="T11371" style:parent-style-name="AncientGreekἈρχαίαἑλληνικά" style:family="text">
      <style:text-properties style:font-weight-complex="bold" style:font-size-complex="14pt"/>
    </style:style>
    <style:style style:name="T11372" style:parent-style-name="AncientGreekἈρχαίαἑλληνικά" style:family="text">
      <style:text-properties style:font-weight-complex="bold" style:font-size-complex="14pt" fo:language="el" fo:country="GR"/>
    </style:style>
    <style:style style:name="T11373" style:parent-style-name="AncientGreekἈρχαίαἑλληνικά" style:family="text">
      <style:text-properties style:font-weight-complex="bold" style:font-size-complex="14pt"/>
    </style:style>
    <style:style style:name="T11374" style:parent-style-name="AncientGreekἈρχαίαἑλληνικά" style:family="text">
      <style:text-properties style:font-weight-complex="bold" style:font-size-complex="14pt" fo:language="el" fo:country="GR"/>
    </style:style>
    <style:style style:name="T11375" style:parent-style-name="AncientGreekἈρχαίαἑλληνικά" style:family="text">
      <style:text-properties style:font-weight-complex="bold" style:font-size-complex="14pt"/>
    </style:style>
    <style:style style:name="T11376" style:parent-style-name="AncientGreekἈρχαίαἑλληνικά" style:family="text">
      <style:text-properties style:font-weight-complex="bold" style:font-size-complex="14pt" fo:language="el" fo:country="GR"/>
    </style:style>
    <style:style style:name="T11377" style:parent-style-name="AncientGreekἈρχαίαἑλληνικά" style:family="text">
      <style:text-properties style:font-weight-complex="bold" style:font-size-complex="14pt"/>
    </style:style>
    <style:style style:name="T11378" style:parent-style-name="AncientGreekἈρχαίαἑλληνικά" style:family="text">
      <style:text-properties style:font-weight-complex="bold" style:font-size-complex="14pt" fo:language="el" fo:country="GR"/>
    </style:style>
    <style:style style:name="T11379" style:parent-style-name="AncientGreekἈρχαίαἑλληνικά" style:family="text">
      <style:text-properties style:font-weight-complex="bold" style:font-size-complex="14pt"/>
    </style:style>
    <style:style style:name="T11380" style:parent-style-name="AncientGreekἈρχαίαἑλληνικά" style:family="text">
      <style:text-properties style:font-weight-complex="bold" style:font-size-complex="14pt" fo:language="el" fo:country="GR"/>
    </style:style>
    <style:style style:name="T11381" style:parent-style-name="AncientGreekἈρχαίαἑλληνικά" style:family="text">
      <style:text-properties style:font-weight-complex="bold" style:font-size-complex="14pt"/>
    </style:style>
    <style:style style:name="T11382" style:parent-style-name="AncientGreekἈρχαίαἑλληνικά" style:family="text">
      <style:text-properties style:font-weight-complex="bold" style:font-size-complex="14pt" fo:language="el" fo:country="GR"/>
    </style:style>
    <style:style style:name="T11383" style:parent-style-name="AncientGreekἈρχαίαἑλληνικά" style:family="text">
      <style:text-properties style:font-weight-complex="bold" style:font-size-complex="14pt"/>
    </style:style>
    <style:style style:name="T11384" style:parent-style-name="AncientGreekἈρχαίαἑλληνικά" style:family="text">
      <style:text-properties style:font-weight-complex="bold" style:font-size-complex="14pt" fo:language="el" fo:country="GR"/>
    </style:style>
    <style:style style:name="T11385" style:parent-style-name="AncientGreekἈρχαίαἑλληνικά" style:family="text">
      <style:text-properties style:font-weight-complex="bold" style:font-size-complex="14pt"/>
    </style:style>
    <style:style style:name="T11386" style:parent-style-name="AncientGreekἈρχαίαἑλληνικά" style:family="text">
      <style:text-properties style:font-weight-complex="bold" style:font-size-complex="14pt" fo:language="el" fo:country="GR"/>
    </style:style>
    <style:style style:name="T11387" style:parent-style-name="AncientGreekἈρχαίαἑλληνικά" style:family="text">
      <style:text-properties style:font-weight-complex="bold" style:font-size-complex="14pt"/>
    </style:style>
    <style:style style:name="T11388" style:parent-style-name="AncientGreekἈρχαίαἑλληνικά" style:family="text">
      <style:text-properties style:font-weight-complex="bold" style:font-size-complex="14pt" fo:language="el" fo:country="GR"/>
    </style:style>
    <style:style style:name="T11389" style:parent-style-name="AncientGreekἈρχαίαἑλληνικά" style:family="text">
      <style:text-properties style:font-weight-complex="bold" style:font-size-complex="14pt"/>
    </style:style>
    <style:style style:name="T11390" style:parent-style-name="AncientGreekἈρχαίαἑλληνικά" style:family="text">
      <style:text-properties style:font-weight-complex="bold" style:font-size-complex="14pt" fo:language="el" fo:country="GR"/>
    </style:style>
    <style:style style:name="T11391" style:parent-style-name="AncientGreekἈρχαίαἑλληνικά" style:family="text">
      <style:text-properties style:font-weight-complex="bold" style:font-size-complex="14pt"/>
    </style:style>
    <style:style style:name="T11392" style:parent-style-name="AncientGreekἈρχαίαἑλληνικά" style:family="text">
      <style:text-properties style:font-weight-complex="bold" style:font-size-complex="14pt" fo:language="el" fo:country="GR"/>
    </style:style>
    <style:style style:name="T11393" style:parent-style-name="AncientGreekἈρχαίαἑλληνικά" style:family="text">
      <style:text-properties style:font-weight-complex="bold" style:font-size-complex="14pt"/>
    </style:style>
    <style:style style:name="T11394" style:parent-style-name="AncientGreekἈρχαίαἑλληνικά" style:family="text">
      <style:text-properties style:font-weight-complex="bold" style:font-size-complex="14pt" fo:language="el" fo:country="GR"/>
    </style:style>
    <style:style style:name="T11395" style:parent-style-name="AncientGreekἈρχαίαἑλληνικά" style:family="text">
      <style:text-properties style:font-weight-complex="bold" style:font-size-complex="14pt"/>
    </style:style>
    <style:style style:name="T11396" style:parent-style-name="AncientGreekἈρχαίαἑλληνικά" style:family="text">
      <style:text-properties style:font-weight-complex="bold" style:font-size-complex="14pt" fo:language="el" fo:country="GR"/>
    </style:style>
    <style:style style:name="T11397" style:parent-style-name="AncientGreekἈρχαίαἑλληνικά" style:family="text">
      <style:text-properties style:font-weight-complex="bold" style:font-size-complex="14pt"/>
    </style:style>
    <style:style style:name="T11398" style:parent-style-name="AncientGreekἈρχαίαἑλληνικά" style:family="text">
      <style:text-properties style:font-weight-complex="bold" style:font-size-complex="14pt" fo:language="el" fo:country="GR"/>
    </style:style>
    <style:style style:name="T11399" style:parent-style-name="AncientGreekἈρχαίαἑλληνικά" style:family="text">
      <style:text-properties style:font-weight-complex="bold" style:font-size-complex="14pt"/>
    </style:style>
    <style:style style:name="T11400" style:parent-style-name="AncientGreekἈρχαίαἑλληνικά" style:family="text">
      <style:text-properties style:font-weight-complex="bold" style:font-size-complex="14pt" fo:language="el" fo:country="GR"/>
    </style:style>
    <style:style style:name="T11401" style:parent-style-name="AncientGreekἈρχαίαἑλληνικά" style:family="text">
      <style:text-properties style:font-weight-complex="bold" style:font-size-complex="14pt"/>
    </style:style>
    <style:style style:name="T11402" style:parent-style-name="AncientGreekἈρχαίαἑλληνικά" style:family="text">
      <style:text-properties style:font-weight-complex="bold" style:font-size-complex="14pt" fo:language="el" fo:country="GR"/>
    </style:style>
    <style:style style:name="T11403" style:parent-style-name="AncientGreekἈρχαίαἑλληνικά" style:family="text">
      <style:text-properties style:font-weight-complex="bold" style:font-size-complex="14pt"/>
    </style:style>
    <style:style style:name="T11404" style:parent-style-name="AncientGreekἈρχαίαἑλληνικά" style:family="text">
      <style:text-properties style:font-weight-complex="bold" style:font-size-complex="14pt" fo:language="el" fo:country="GR"/>
    </style:style>
    <style:style style:name="T11405" style:parent-style-name="AncientGreekἈρχαίαἑλληνικά" style:family="text">
      <style:text-properties style:font-weight-complex="bold" style:font-size-complex="14pt"/>
    </style:style>
    <style:style style:name="T11406" style:parent-style-name="AncientGreekἈρχαίαἑλληνικά" style:family="text">
      <style:text-properties style:font-weight-complex="bold" style:font-size-complex="14pt" fo:language="el" fo:country="GR"/>
    </style:style>
    <style:style style:name="T11407" style:parent-style-name="AncientGreekἈρχαίαἑλληνικά" style:family="text">
      <style:text-properties style:font-weight-complex="bold" style:font-size-complex="14pt"/>
    </style:style>
    <style:style style:name="T11408" style:parent-style-name="AncientGreekἈρχαίαἑλληνικά" style:family="text">
      <style:text-properties style:font-weight-complex="bold" style:font-size-complex="14pt" fo:language="el" fo:country="GR"/>
    </style:style>
    <style:style style:name="T11409" style:parent-style-name="AncientGreekἈρχαίαἑλληνικά" style:family="text">
      <style:text-properties style:font-weight-complex="bold" style:font-size-complex="14pt"/>
    </style:style>
    <style:style style:name="T11410" style:parent-style-name="AncientGreekἈρχαίαἑλληνικά" style:family="text">
      <style:text-properties style:font-weight-complex="bold" style:font-size-complex="14pt" fo:language="el" fo:country="GR"/>
    </style:style>
    <style:style style:name="T11411" style:parent-style-name="AncientGreekἈρχαίαἑλληνικά" style:family="text">
      <style:text-properties style:font-weight-complex="bold" style:font-size-complex="14pt"/>
    </style:style>
    <style:style style:name="T11412" style:parent-style-name="AncientGreekἈρχαίαἑλληνικά" style:family="text">
      <style:text-properties style:font-weight-complex="bold" style:font-size-complex="14pt" fo:language="el" fo:country="GR"/>
    </style:style>
    <style:style style:name="T11413" style:parent-style-name="AncientGreekἈρχαίαἑλληνικά" style:family="text">
      <style:text-properties style:font-weight-complex="bold" style:font-size-complex="14pt"/>
    </style:style>
    <style:style style:name="T11414" style:parent-style-name="AncientGreekἈρχαίαἑλληνικά" style:family="text">
      <style:text-properties style:font-weight-complex="bold" style:font-size-complex="14pt" fo:language="el" fo:country="GR"/>
    </style:style>
    <style:style style:name="T11415" style:parent-style-name="AncientGreekἈρχαίαἑλληνικά" style:family="text">
      <style:text-properties style:font-weight-complex="bold" style:font-size-complex="14pt"/>
    </style:style>
    <style:style style:name="T11416" style:parent-style-name="AncientGreekἈρχαίαἑλληνικά" style:family="text">
      <style:text-properties style:font-weight-complex="bold" style:font-size-complex="14pt" fo:language="el" fo:country="GR"/>
    </style:style>
    <style:style style:name="T11417" style:parent-style-name="AncientGreekἈρχαίαἑλληνικά" style:family="text">
      <style:text-properties style:font-weight-complex="bold" style:font-size-complex="14pt"/>
    </style:style>
    <style:style style:name="T11418" style:parent-style-name="AncientGreekἈρχαίαἑλληνικά" style:family="text">
      <style:text-properties style:font-weight-complex="bold" style:font-size-complex="14pt" fo:language="el" fo:country="GR"/>
    </style:style>
    <style:style style:name="T11419" style:parent-style-name="AncientGreekἈρχαίαἑλληνικά" style:family="text">
      <style:text-properties style:font-weight-complex="bold" style:font-size-complex="14pt"/>
    </style:style>
    <style:style style:name="T11420" style:parent-style-name="AncientGreekἈρχαίαἑλληνικά" style:family="text">
      <style:text-properties style:font-weight-complex="bold" style:font-size-complex="14pt" fo:language="el" fo:country="GR"/>
    </style:style>
    <style:style style:name="T11421" style:parent-style-name="AncientGreekἈρχαίαἑλληνικά" style:family="text">
      <style:text-properties style:font-weight-complex="bold" style:font-size-complex="14pt"/>
    </style:style>
    <style:style style:name="T11422" style:parent-style-name="AncientGreekἈρχαίαἑλληνικά" style:family="text">
      <style:text-properties style:font-weight-complex="bold" style:font-size-complex="14pt" fo:language="el" fo:country="GR"/>
    </style:style>
    <style:style style:name="T11423" style:parent-style-name="AncientGreekἈρχαίαἑλληνικά" style:family="text">
      <style:text-properties style:font-weight-complex="bold" style:font-size-complex="14pt"/>
    </style:style>
    <style:style style:name="T11424" style:parent-style-name="AncientGreekἈρχαίαἑλληνικά" style:family="text">
      <style:text-properties style:font-weight-complex="bold" style:font-size-complex="14pt" fo:language="el" fo:country="GR"/>
    </style:style>
    <style:style style:name="T11425" style:parent-style-name="AncientGreekἈρχαίαἑλληνικά" style:family="text">
      <style:text-properties style:font-weight-complex="bold" style:font-size-complex="14pt"/>
    </style:style>
    <style:style style:name="T11426" style:parent-style-name="AncientGreekἈρχαίαἑλληνικά" style:family="text">
      <style:text-properties style:font-weight-complex="bold" style:font-size-complex="14pt" fo:language="el" fo:country="GR"/>
    </style:style>
    <style:style style:name="T11427" style:parent-style-name="AncientGreekἈρχαίαἑλληνικά" style:family="text">
      <style:text-properties style:font-weight-complex="bold" style:font-size-complex="14pt"/>
    </style:style>
    <style:style style:name="T11428" style:parent-style-name="AncientGreekἈρχαίαἑλληνικά" style:family="text">
      <style:text-properties style:font-weight-complex="bold" style:font-size-complex="14pt" fo:language="el" fo:country="GR"/>
    </style:style>
    <style:style style:name="T11429" style:parent-style-name="AncientGreekἈρχαίαἑλληνικά" style:family="text">
      <style:text-properties style:font-weight-complex="bold" style:font-size-complex="14pt"/>
    </style:style>
    <style:style style:name="T11430" style:parent-style-name="AncientGreekἈρχαίαἑλληνικά" style:family="text">
      <style:text-properties style:font-weight-complex="bold" style:font-size-complex="14pt" fo:language="el" fo:country="GR"/>
    </style:style>
    <style:style style:name="T11431" style:parent-style-name="AncientGreekἈρχαίαἑλληνικά" style:family="text">
      <style:text-properties style:font-weight-complex="bold" style:font-size-complex="14pt"/>
    </style:style>
    <style:style style:name="T11432" style:parent-style-name="AncientGreekἈρχαίαἑλληνικά" style:family="text">
      <style:text-properties style:font-weight-complex="bold" style:font-size-complex="14pt" fo:language="el" fo:country="GR"/>
    </style:style>
    <style:style style:name="T11433" style:parent-style-name="AncientGreekἈρχαίαἑλληνικά" style:family="text">
      <style:text-properties style:font-weight-complex="bold" style:font-size-complex="14pt"/>
    </style:style>
    <style:style style:name="T11434" style:parent-style-name="AncientGreekἈρχαίαἑλληνικά" style:family="text">
      <style:text-properties style:font-weight-complex="bold" style:font-size-complex="14pt" fo:language="el" fo:country="GR"/>
    </style:style>
    <style:style style:name="T11435" style:parent-style-name="AncientGreekἈρχαίαἑλληνικά" style:family="text">
      <style:text-properties style:font-weight-complex="bold" style:font-size-complex="14pt"/>
    </style:style>
    <style:style style:name="T11436" style:parent-style-name="AncientGreekἈρχαίαἑλληνικά" style:family="text">
      <style:text-properties style:font-weight-complex="bold" style:font-size-complex="14pt" fo:language="el" fo:country="GR"/>
    </style:style>
    <style:style style:name="T11437" style:parent-style-name="AncientGreekἈρχαίαἑλληνικά" style:family="text">
      <style:text-properties style:font-weight-complex="bold" style:font-size-complex="14pt"/>
    </style:style>
    <style:style style:name="T11438" style:parent-style-name="AncientGreekἈρχαίαἑλληνικά" style:family="text">
      <style:text-properties style:font-weight-complex="bold" style:font-size-complex="14pt" fo:language="el" fo:country="GR"/>
    </style:style>
    <style:style style:name="T11439" style:parent-style-name="AncientGreekἈρχαίαἑλληνικά" style:family="text">
      <style:text-properties style:font-weight-complex="bold" style:font-size-complex="14pt"/>
    </style:style>
    <style:style style:name="T11440" style:parent-style-name="AncientGreekἈρχαίαἑλληνικά" style:family="text">
      <style:text-properties style:font-weight-complex="bold" style:font-size-complex="14pt" fo:language="el" fo:country="GR"/>
    </style:style>
    <style:style style:name="T11441" style:parent-style-name="AncientGreekἈρχαίαἑλληνικά" style:family="text">
      <style:text-properties style:font-weight-complex="bold" style:font-size-complex="14pt"/>
    </style:style>
    <style:style style:name="T11442" style:parent-style-name="AncientGreekἈρχαίαἑλληνικά" style:family="text">
      <style:text-properties style:font-weight-complex="bold" style:font-size-complex="14pt" fo:language="el" fo:country="GR"/>
    </style:style>
    <style:style style:name="T11443" style:parent-style-name="AncientGreekἈρχαίαἑλληνικά" style:family="text">
      <style:text-properties style:font-weight-complex="bold" style:font-size-complex="14pt"/>
    </style:style>
    <style:style style:name="T11444" style:parent-style-name="AncientGreekἈρχαίαἑλληνικά" style:family="text">
      <style:text-properties style:font-weight-complex="bold" style:font-size-complex="14pt" fo:language="el" fo:country="GR"/>
    </style:style>
    <style:style style:name="T11445" style:parent-style-name="AncientGreekἈρχαίαἑλληνικά" style:family="text">
      <style:text-properties style:font-weight-complex="bold" style:font-size-complex="14pt"/>
    </style:style>
    <style:style style:name="T11446" style:parent-style-name="AncientGreekἈρχαίαἑλληνικά" style:family="text">
      <style:text-properties style:font-weight-complex="bold" style:font-size-complex="14pt" fo:language="el" fo:country="GR"/>
    </style:style>
    <style:style style:name="T11447" style:parent-style-name="AncientGreekἈρχαίαἑλληνικά" style:family="text">
      <style:text-properties style:font-weight-complex="bold" style:font-size-complex="14pt"/>
    </style:style>
    <style:style style:name="T11448" style:parent-style-name="AncientGreekἈρχαίαἑλληνικά" style:family="text">
      <style:text-properties style:font-weight-complex="bold" style:font-size-complex="14pt" fo:language="el" fo:country="GR"/>
    </style:style>
    <style:style style:name="T11449" style:parent-style-name="AncientGreekἈρχαίαἑλληνικά" style:family="text">
      <style:text-properties style:font-weight-complex="bold" style:font-size-complex="14pt"/>
    </style:style>
    <style:style style:name="T11450" style:parent-style-name="AncientGreekἈρχαίαἑλληνικά" style:family="text">
      <style:text-properties style:font-weight-complex="bold" style:font-size-complex="14pt" fo:language="el" fo:country="GR"/>
    </style:style>
    <style:style style:name="T11451" style:parent-style-name="AncientGreekἈρχαίαἑλληνικά" style:family="text">
      <style:text-properties style:font-weight-complex="bold" style:font-size-complex="14pt"/>
    </style:style>
    <style:style style:name="T11452" style:parent-style-name="AncientGreekἈρχαίαἑλληνικά" style:family="text">
      <style:text-properties style:font-weight-complex="bold" style:font-size-complex="14pt" fo:language="el" fo:country="GR"/>
    </style:style>
    <style:style style:name="T11453" style:parent-style-name="AncientGreekἈρχαίαἑλληνικά" style:family="text">
      <style:text-properties style:font-weight-complex="bold" style:font-size-complex="14pt"/>
    </style:style>
    <style:style style:name="T11454" style:parent-style-name="AncientGreekἈρχαίαἑλληνικά" style:family="text">
      <style:text-properties style:font-weight-complex="bold" style:font-size-complex="14pt" fo:language="el" fo:country="GR"/>
    </style:style>
    <style:style style:name="T11455" style:parent-style-name="AncientGreekἈρχαίαἑλληνικά" style:family="text">
      <style:text-properties style:font-weight-complex="bold" style:font-size-complex="14pt"/>
    </style:style>
    <style:style style:name="T11456" style:parent-style-name="AncientGreekἈρχαίαἑλληνικά" style:family="text">
      <style:text-properties style:font-weight-complex="bold" style:font-size-complex="14pt" fo:language="el" fo:country="GR"/>
    </style:style>
    <style:style style:name="T11457" style:parent-style-name="AncientGreekἈρχαίαἑλληνικά" style:family="text">
      <style:text-properties style:font-weight-complex="bold" style:font-size-complex="14pt"/>
    </style:style>
    <style:style style:name="T11458" style:parent-style-name="AncientGreekἈρχαίαἑλληνικά" style:family="text">
      <style:text-properties style:font-weight-complex="bold" style:font-size-complex="14pt" fo:language="el" fo:country="GR"/>
    </style:style>
    <style:style style:name="T11459" style:parent-style-name="AncientGreekἈρχαίαἑλληνικά" style:family="text">
      <style:text-properties style:font-weight-complex="bold" style:font-size-complex="14pt"/>
    </style:style>
    <style:style style:name="T11460" style:parent-style-name="AncientGreekἈρχαίαἑλληνικά" style:family="text">
      <style:text-properties style:font-weight-complex="bold" style:font-size-complex="14pt" fo:language="el" fo:country="GR"/>
    </style:style>
    <style:style style:name="T11461" style:parent-style-name="AncientGreekἈρχαίαἑλληνικά" style:family="text">
      <style:text-properties style:font-weight-complex="bold" style:font-size-complex="14pt"/>
    </style:style>
    <style:style style:name="T11462" style:parent-style-name="AncientGreekἈρχαίαἑλληνικά" style:family="text">
      <style:text-properties style:font-weight-complex="bold" style:font-size-complex="14pt" fo:language="el" fo:country="GR"/>
    </style:style>
    <style:style style:name="T11463" style:parent-style-name="AncientGreekἈρχαίαἑλληνικά" style:family="text">
      <style:text-properties style:font-weight-complex="bold" style:font-size-complex="14pt"/>
    </style:style>
    <style:style style:name="T11464" style:parent-style-name="AncientGreekἈρχαίαἑλληνικά" style:family="text">
      <style:text-properties style:font-weight-complex="bold" style:font-size-complex="14pt" fo:language="el" fo:country="GR"/>
    </style:style>
    <style:style style:name="T11465" style:parent-style-name="AncientGreekἈρχαίαἑλληνικά" style:family="text">
      <style:text-properties style:font-weight-complex="bold" style:font-size-complex="14pt"/>
    </style:style>
    <style:style style:name="T11466" style:parent-style-name="AncientGreekἈρχαίαἑλληνικά" style:family="text">
      <style:text-properties style:font-weight-complex="bold" style:font-size-complex="14pt" fo:language="el" fo:country="GR"/>
    </style:style>
    <style:style style:name="T11467" style:parent-style-name="AncientGreekἈρχαίαἑλληνικά" style:family="text">
      <style:text-properties style:font-weight-complex="bold" style:font-size-complex="14pt"/>
    </style:style>
    <style:style style:name="T11468" style:parent-style-name="AncientGreekἈρχαίαἑλληνικά" style:family="text">
      <style:text-properties style:font-weight-complex="bold" style:font-size-complex="14pt" fo:language="el" fo:country="GR"/>
    </style:style>
    <style:style style:name="T11469" style:parent-style-name="AncientGreekἈρχαίαἑλληνικά" style:family="text">
      <style:text-properties style:font-weight-complex="bold" style:font-size-complex="14pt"/>
    </style:style>
    <style:style style:name="T11470" style:parent-style-name="AncientGreekἈρχαίαἑλληνικά" style:family="text">
      <style:text-properties style:font-weight-complex="bold" style:font-size-complex="14pt" fo:language="el" fo:country="GR"/>
    </style:style>
    <style:style style:name="T11471" style:parent-style-name="AncientGreekἈρχαίαἑλληνικά" style:family="text">
      <style:text-properties style:font-weight-complex="bold" style:font-size-complex="14pt"/>
    </style:style>
    <style:style style:name="T11472" style:parent-style-name="AncientGreekἈρχαίαἑλληνικά" style:family="text">
      <style:text-properties style:font-weight-complex="bold" style:font-size-complex="14pt" fo:language="el" fo:country="GR"/>
    </style:style>
    <style:style style:name="T11473" style:parent-style-name="AncientGreekἈρχαίαἑλληνικά" style:family="text">
      <style:text-properties style:font-weight-complex="bold" style:font-size-complex="14pt"/>
    </style:style>
    <style:style style:name="T11474" style:parent-style-name="AncientGreekἈρχαίαἑλληνικά" style:family="text">
      <style:text-properties style:font-weight-complex="bold" style:font-size-complex="14pt" fo:language="el" fo:country="GR"/>
    </style:style>
    <style:style style:name="T11475" style:parent-style-name="AncientGreekἈρχαίαἑλληνικά" style:family="text">
      <style:text-properties style:font-weight-complex="bold" style:font-size-complex="14pt"/>
    </style:style>
    <style:style style:name="T11476" style:parent-style-name="AncientGreekἈρχαίαἑλληνικά" style:family="text">
      <style:text-properties style:font-weight-complex="bold" style:font-size-complex="14pt" fo:language="el" fo:country="GR"/>
    </style:style>
    <style:style style:name="T11477" style:parent-style-name="AncientGreekἈρχαίαἑλληνικά" style:family="text">
      <style:text-properties style:font-weight-complex="bold" style:font-size-complex="14pt"/>
    </style:style>
    <style:style style:name="T11478" style:parent-style-name="AncientGreekἈρχαίαἑλληνικά" style:family="text">
      <style:text-properties style:font-weight-complex="bold" style:font-size-complex="14pt" fo:language="el" fo:country="GR"/>
    </style:style>
    <style:style style:name="T11479" style:parent-style-name="AncientGreekἈρχαίαἑλληνικά" style:family="text">
      <style:text-properties style:font-weight-complex="bold" style:font-size-complex="14pt"/>
    </style:style>
    <style:style style:name="T11480" style:parent-style-name="AncientGreekἈρχαίαἑλληνικά" style:family="text">
      <style:text-properties style:font-weight-complex="bold" style:font-size-complex="14pt" fo:language="el" fo:country="GR"/>
    </style:style>
    <style:style style:name="T11481" style:parent-style-name="AncientGreekἈρχαίαἑλληνικά" style:family="text">
      <style:text-properties style:font-weight-complex="bold" style:font-size-complex="14pt"/>
    </style:style>
    <style:style style:name="T11482" style:parent-style-name="AncientGreekἈρχαίαἑλληνικά" style:family="text">
      <style:text-properties style:font-weight-complex="bold" style:font-size-complex="14pt" fo:language="el" fo:country="GR"/>
    </style:style>
    <style:style style:name="T11483" style:parent-style-name="AncientGreekἈρχαίαἑλληνικά" style:family="text">
      <style:text-properties style:font-weight-complex="bold" style:font-size-complex="14pt"/>
    </style:style>
    <style:style style:name="T11484" style:parent-style-name="AncientGreekἈρχαίαἑλληνικά" style:family="text">
      <style:text-properties style:font-weight-complex="bold" style:font-size-complex="14pt" fo:language="el" fo:country="GR"/>
    </style:style>
    <style:style style:name="T11485" style:parent-style-name="AncientGreekἈρχαίαἑλληνικά" style:family="text">
      <style:text-properties style:font-weight-complex="bold" style:font-size-complex="14pt"/>
    </style:style>
    <style:style style:name="T11486" style:parent-style-name="AncientGreekἈρχαίαἑλληνικά" style:family="text">
      <style:text-properties style:font-weight-complex="bold" style:font-size-complex="14pt" fo:language="el" fo:country="GR"/>
    </style:style>
    <style:style style:name="T11487" style:parent-style-name="AncientGreekἈρχαίαἑλληνικά" style:family="text">
      <style:text-properties style:font-weight-complex="bold" style:font-size-complex="14pt"/>
    </style:style>
    <style:style style:name="T11488" style:parent-style-name="AncientGreekἈρχαίαἑλληνικά" style:family="text">
      <style:text-properties style:font-weight-complex="bold" style:font-size-complex="14pt" fo:language="el" fo:country="GR"/>
    </style:style>
    <style:style style:name="T11489" style:parent-style-name="AncientGreekἈρχαίαἑλληνικά" style:family="text">
      <style:text-properties style:font-weight-complex="bold" style:font-size-complex="14pt"/>
    </style:style>
    <style:style style:name="P11490" style:parent-style-name="Standard" style:family="paragraph">
      <style:paragraph-properties fo:widows="0" fo:orphans="0">
        <style:tab-stops>
          <style:tab-stop style:type="left" style:position="2.3229in"/>
        </style:tab-stops>
      </style:paragraph-properties>
    </style:style>
    <style:style style:name="T11491" style:parent-style-name="AncientGreekἈρχαίαἑλληνικά" style:family="text">
      <style:text-properties style:font-weight-complex="bold" style:font-size-complex="14pt" fo:language="el" fo:country="GR"/>
    </style:style>
    <style:style style:name="TableCell11492" style:family="table-cell">
      <style:table-cell-properties fo:border="0.0069in solid #000000" fo:background-color="#FFFFFF" style:writing-mode="lr-tb" fo:padding-top="0in" fo:padding-left="0.1527in" fo:padding-bottom="0in" fo:padding-right="0.15in"/>
    </style:style>
    <style:style style:name="P11493" style:parent-style-name="Standard" style:family="paragraph">
      <style:paragraph-properties fo:widows="0" fo:orphans="0"/>
      <style:text-properties style:font-name="AncientGreek"/>
    </style:style>
    <style:style style:name="P11494" style:parent-style-name="Standard" style:family="paragraph">
      <style:paragraph-properties fo:widows="0" fo:orphans="0"/>
    </style:style>
    <style:style style:name="T11495" style:parent-style-name="DefaultParagraphFont" style:family="text">
      <style:text-properties style:font-name="AncientGreek"/>
    </style:style>
    <style:style style:name="T11496" style:parent-style-name="DefaultParagraphFont" style:family="text">
      <style:text-properties style:font-name="AncientGreek" fo:language="el" fo:country="GR"/>
    </style:style>
    <style:style style:name="P11497" style:parent-style-name="Standard" style:family="paragraph">
      <style:paragraph-properties fo:widows="0" fo:orphans="0"/>
      <style:text-properties style:font-name="AncientGreek" fo:language="el" fo:country="GR"/>
    </style:style>
    <style:style style:name="P11498" style:parent-style-name="Standard" style:family="paragraph">
      <style:paragraph-properties fo:widows="0" fo:orphans="0"/>
      <style:text-properties style:font-name="AncientGreek"/>
    </style:style>
    <style:style style:name="TableRow11499" style:family="table-row">
      <style:table-row-properties style:min-row-height="0.0138in" style:use-optimal-row-height="false" fo:keep-together="always"/>
    </style:style>
    <style:style style:name="TableCell11500" style:family="table-cell">
      <style:table-cell-properties fo:border="0.0069in solid #000000" fo:background-color="#FFFFFF" style:writing-mode="lr-tb" fo:padding-top="0in" fo:padding-left="0.1527in" fo:padding-bottom="0in" fo:padding-right="0.15in"/>
    </style:style>
    <style:style style:name="P11501" style:parent-style-name="Standard" style:family="paragraph">
      <style:paragraph-properties fo:keep-with-next="always" fo:widows="0" fo:orphans="0" fo:text-align="center"/>
    </style:style>
    <style:style style:name="T11502" style:parent-style-name="AncientGreekἈρχαίαἑλληνικά" style:family="text">
      <style:text-properties fo:font-weight="bold" style:font-weight-asian="bold" style:font-weight-complex="bold" fo:font-size="18pt" style:font-size-asian="18pt" style:font-size-complex="14pt"/>
    </style:style>
    <style:style style:name="T11503"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11504" style:parent-style-name="AncientGreekἈρχαίαἑλληνικά" style:family="text">
      <style:text-properties fo:font-weight="bold" style:font-weight-asian="bold" style:font-weight-complex="bold" fo:font-size="18pt" style:font-size-asian="18pt" style:font-size-complex="14pt"/>
    </style:style>
    <style:style style:name="T11505"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11506" style:parent-style-name="AncientGreekἈρχαίαἑλληνικά" style:family="text">
      <style:text-properties fo:font-weight="bold" style:font-weight-asian="bold" style:font-weight-complex="bold" fo:font-size="18pt" style:font-size-asian="18pt" style:font-size-complex="14pt"/>
    </style:style>
    <style:style style:name="T11507"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11508" style:parent-style-name="AncientGreekἈρχαίαἑλληνικά" style:family="text">
      <style:text-properties fo:font-weight="bold" style:font-weight-asian="bold" style:font-weight-complex="bold" fo:font-size="18pt" style:font-size-asian="18pt" style:font-size-complex="14pt"/>
    </style:style>
    <style:style style:name="T11509"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11510" style:parent-style-name="AncientGreekἈρχαίαἑλληνικά" style:family="text">
      <style:text-properties fo:font-weight="bold" style:font-weight-asian="bold" style:font-weight-complex="bold" fo:font-size="18pt" style:font-size-asian="18pt" style:font-size-complex="14pt"/>
    </style:style>
    <style:style style:name="P11511" style:parent-style-name="Standard" style:family="paragraph">
      <style:paragraph-properties fo:widows="0" fo:orphans="0"/>
    </style:style>
    <style:style style:name="T11512" style:parent-style-name="AncientGreekἈρχαίαἑλληνικά" style:family="text">
      <style:text-properties style:font-weight-complex="bold" style:font-size-complex="14pt" fo:language="el" fo:country="GR"/>
    </style:style>
    <style:style style:name="T11513" style:parent-style-name="AncientGreekἈρχαίαἑλληνικά" style:family="text">
      <style:text-properties style:font-weight-complex="bold" style:font-size-complex="14pt"/>
    </style:style>
    <style:style style:name="T11514" style:parent-style-name="AncientGreekἈρχαίαἑλληνικά" style:family="text">
      <style:text-properties style:font-weight-complex="bold" style:font-size-complex="14pt" fo:language="el" fo:country="GR"/>
    </style:style>
    <style:style style:name="T11515" style:parent-style-name="AncientGreekἈρχαίαἑλληνικά" style:family="text">
      <style:text-properties style:font-weight-complex="bold" style:font-size-complex="14pt"/>
    </style:style>
    <style:style style:name="T11516" style:parent-style-name="AncientGreekἈρχαίαἑλληνικά" style:family="text">
      <style:text-properties style:font-weight-complex="bold" style:font-size-complex="14pt" fo:language="el" fo:country="GR"/>
    </style:style>
    <style:style style:name="T11517" style:parent-style-name="AncientGreekἈρχαίαἑλληνικά" style:family="text">
      <style:text-properties style:font-weight-complex="bold" style:font-size-complex="14pt"/>
    </style:style>
    <style:style style:name="T11518" style:parent-style-name="AncientGreekἈρχαίαἑλληνικά" style:family="text">
      <style:text-properties style:font-weight-complex="bold" style:font-size-complex="14pt" fo:language="el" fo:country="GR"/>
    </style:style>
    <style:style style:name="T11519" style:parent-style-name="AncientGreekἈρχαίαἑλληνικά" style:family="text">
      <style:text-properties style:font-weight-complex="bold" style:font-size-complex="14pt"/>
    </style:style>
    <style:style style:name="T11520" style:parent-style-name="AncientGreekἈρχαίαἑλληνικά" style:family="text">
      <style:text-properties style:font-weight-complex="bold" style:font-size-complex="14pt" fo:language="el" fo:country="GR"/>
    </style:style>
    <style:style style:name="T11521" style:parent-style-name="AncientGreekἈρχαίαἑλληνικά" style:family="text">
      <style:text-properties style:font-weight-complex="bold" style:font-size-complex="14pt"/>
    </style:style>
    <style:style style:name="T11522" style:parent-style-name="AncientGreekἈρχαίαἑλληνικά" style:family="text">
      <style:text-properties style:font-weight-complex="bold" style:font-size-complex="14pt" fo:language="el" fo:country="GR"/>
    </style:style>
    <style:style style:name="P11523" style:parent-style-name="Standard" style:family="paragraph">
      <style:paragraph-properties fo:widows="0" fo:orphans="0"/>
    </style:style>
    <style:style style:name="T11524" style:parent-style-name="AncientGreekἈρχαίαἑλληνικά" style:family="text">
      <style:text-properties style:font-weight-complex="bold" style:font-size-complex="14pt" fo:language="el" fo:country="GR"/>
    </style:style>
    <style:style style:name="TableCell11525" style:family="table-cell">
      <style:table-cell-properties fo:border="0.0069in solid #000000" fo:background-color="#FFFFFF" style:writing-mode="lr-tb" fo:padding-top="0in" fo:padding-left="0.1527in" fo:padding-bottom="0in" fo:padding-right="0.15in"/>
    </style:style>
    <style:style style:name="P11526" style:parent-style-name="Standard" style:family="paragraph">
      <style:paragraph-properties fo:widows="0" fo:orphans="0"/>
      <style:text-properties style:font-name="AncientGreek"/>
    </style:style>
    <style:style style:name="P11527" style:parent-style-name="Standard" style:family="paragraph">
      <style:paragraph-properties fo:widows="0" fo:orphans="0"/>
      <style:text-properties style:font-name="AncientGreek"/>
    </style:style>
    <style:style style:name="P11528" style:parent-style-name="Standard" style:family="paragraph">
      <style:paragraph-properties fo:widows="0" fo:orphans="0"/>
      <style:text-properties style:font-name="AncientGreek"/>
    </style:style>
    <style:style style:name="P11529" style:parent-style-name="Standard" style:family="paragraph">
      <style:paragraph-properties fo:widows="0" fo:orphans="0"/>
      <style:text-properties style:font-name="AncientGreek"/>
    </style:style>
    <style:style style:name="TableRow11530" style:family="table-row">
      <style:table-row-properties style:min-row-height="0.0138in" style:use-optimal-row-height="false" fo:keep-together="always"/>
    </style:style>
    <style:style style:name="TableCell11531" style:family="table-cell">
      <style:table-cell-properties fo:border="0.0069in solid #000000" fo:background-color="#FFFFFF" style:writing-mode="lr-tb" fo:padding-top="0in" fo:padding-left="0.1527in" fo:padding-bottom="0in" fo:padding-right="0.15in"/>
    </style:style>
    <style:style style:name="P11532" style:parent-style-name="Standard" style:family="paragraph">
      <style:paragraph-properties fo:keep-with-next="always" fo:widows="0" fo:orphans="0" fo:text-align="center"/>
    </style:style>
    <style:style style:name="T11533" style:parent-style-name="AncientGreekἈρχαίαἑλληνικά" style:family="text">
      <style:text-properties fo:font-weight="bold" style:font-weight-asian="bold" style:font-weight-complex="bold" fo:font-size="18pt" style:font-size-asian="18pt" style:font-size-complex="14pt"/>
    </style:style>
    <style:style style:name="T11534"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11535" style:parent-style-name="AncientGreekἈρχαίαἑλληνικά" style:family="text">
      <style:text-properties fo:font-weight="bold" style:font-weight-asian="bold" style:font-weight-complex="bold" fo:font-size="18pt" style:font-size-asian="18pt" style:font-size-complex="14pt"/>
    </style:style>
    <style:style style:name="T11536"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11537" style:parent-style-name="AncientGreekἈρχαίαἑλληνικά" style:family="text">
      <style:text-properties fo:font-weight="bold" style:font-weight-asian="bold" style:font-weight-complex="bold" fo:font-size="18pt" style:font-size-asian="18pt" style:font-size-complex="14pt"/>
    </style:style>
    <style:style style:name="T11538"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11539" style:parent-style-name="AncientGreekἈρχαίαἑλληνικά" style:family="text">
      <style:text-properties fo:font-weight="bold" style:font-weight-asian="bold" style:font-weight-complex="bold" fo:font-size="18pt" style:font-size-asian="18pt" style:font-size-complex="14pt"/>
    </style:style>
    <style:style style:name="T11540"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11541" style:parent-style-name="AncientGreekἈρχαίαἑλληνικά" style:family="text">
      <style:text-properties fo:font-weight="bold" style:font-weight-asian="bold" style:font-weight-complex="bold" fo:font-size="18pt" style:font-size-asian="18pt" style:font-size-complex="14pt"/>
    </style:style>
    <style:style style:name="P11542" style:parent-style-name="Standard" style:family="paragraph">
      <style:paragraph-properties fo:widows="0" fo:orphans="0"/>
    </style:style>
    <style:style style:name="T11543" style:parent-style-name="AncientGreekἈρχαίαἑλληνικά" style:family="text">
      <style:text-properties style:font-weight-complex="bold" style:font-size-complex="14pt" fo:language="el" fo:country="GR"/>
    </style:style>
    <style:style style:name="T11544" style:parent-style-name="AncientGreekἈρχαίαἑλληνικά" style:family="text">
      <style:text-properties style:font-weight-complex="bold" style:font-size-complex="14pt"/>
    </style:style>
    <style:style style:name="T11545" style:parent-style-name="AncientGreekἈρχαίαἑλληνικά" style:family="text">
      <style:text-properties style:font-weight-complex="bold" style:font-size-complex="14pt" fo:language="el" fo:country="GR"/>
    </style:style>
    <style:style style:name="T11546" style:parent-style-name="AncientGreekἈρχαίαἑλληνικά" style:family="text">
      <style:text-properties style:font-weight-complex="bold" style:font-size-complex="14pt"/>
    </style:style>
    <style:style style:name="T11547" style:parent-style-name="AncientGreekἈρχαίαἑλληνικά" style:family="text">
      <style:text-properties style:font-weight-complex="bold" style:font-size-complex="14pt" fo:language="el" fo:country="GR"/>
    </style:style>
    <style:style style:name="T11548" style:parent-style-name="AncientGreekἈρχαίαἑλληνικά" style:family="text">
      <style:text-properties style:font-weight-complex="bold" style:font-size-complex="14pt"/>
    </style:style>
    <style:style style:name="T11549" style:parent-style-name="AncientGreekἈρχαίαἑλληνικά" style:family="text">
      <style:text-properties style:font-weight-complex="bold" style:font-size-complex="14pt" fo:language="el" fo:country="GR"/>
    </style:style>
    <style:style style:name="T11550" style:parent-style-name="AncientGreekἈρχαίαἑλληνικά" style:family="text">
      <style:text-properties style:font-weight-complex="bold" style:font-size-complex="14pt"/>
    </style:style>
    <style:style style:name="T11551" style:parent-style-name="AncientGreekἈρχαίαἑλληνικά" style:family="text">
      <style:text-properties style:font-weight-complex="bold" style:font-size-complex="14pt" fo:language="el" fo:country="GR"/>
    </style:style>
    <style:style style:name="T11552" style:parent-style-name="AncientGreekἈρχαίαἑλληνικά" style:family="text">
      <style:text-properties style:font-weight-complex="bold" style:font-size-complex="14pt"/>
    </style:style>
    <style:style style:name="T11553" style:parent-style-name="AncientGreekἈρχαίαἑλληνικά" style:family="text">
      <style:text-properties style:font-weight-complex="bold" style:font-size-complex="14pt" fo:language="el" fo:country="GR"/>
    </style:style>
    <style:style style:name="T11554" style:parent-style-name="AncientGreekἈρχαίαἑλληνικά" style:family="text">
      <style:text-properties style:font-weight-complex="bold" style:font-size-complex="14pt"/>
    </style:style>
    <style:style style:name="T11555" style:parent-style-name="AncientGreekἈρχαίαἑλληνικά" style:family="text">
      <style:text-properties style:font-weight-complex="bold" style:font-size-complex="14pt" fo:language="el" fo:country="GR"/>
    </style:style>
    <style:style style:name="T11556" style:parent-style-name="AncientGreekἈρχαίαἑλληνικά" style:family="text">
      <style:text-properties style:font-weight-complex="bold" style:font-size-complex="14pt"/>
    </style:style>
    <style:style style:name="T11557" style:parent-style-name="AncientGreekἈρχαίαἑλληνικά" style:family="text">
      <style:text-properties style:font-weight-complex="bold" style:font-size-complex="14pt" fo:language="el" fo:country="GR"/>
    </style:style>
    <style:style style:name="T11558" style:parent-style-name="AncientGreekἈρχαίαἑλληνικά" style:family="text">
      <style:text-properties style:font-weight-complex="bold" style:font-size-complex="14pt"/>
    </style:style>
    <style:style style:name="T11559" style:parent-style-name="AncientGreekἈρχαίαἑλληνικά" style:family="text">
      <style:text-properties style:font-weight-complex="bold" style:font-size-complex="14pt" fo:language="el" fo:country="GR"/>
    </style:style>
    <style:style style:name="T11560" style:parent-style-name="AncientGreekἈρχαίαἑλληνικά" style:family="text">
      <style:text-properties style:font-weight-complex="bold" style:font-size-complex="14pt"/>
    </style:style>
    <style:style style:name="T11561" style:parent-style-name="AncientGreekἈρχαίαἑλληνικά" style:family="text">
      <style:text-properties style:font-weight-complex="bold" style:font-size-complex="14pt" fo:language="el" fo:country="GR"/>
    </style:style>
    <style:style style:name="T11562" style:parent-style-name="AncientGreekἈρχαίαἑλληνικά" style:family="text">
      <style:text-properties style:font-weight-complex="bold" style:font-size-complex="14pt"/>
    </style:style>
    <style:style style:name="T11563" style:parent-style-name="AncientGreekἈρχαίαἑλληνικά" style:family="text">
      <style:text-properties style:font-weight-complex="bold" style:font-size-complex="14pt" fo:language="el" fo:country="GR"/>
    </style:style>
    <style:style style:name="T11564" style:parent-style-name="AncientGreekἈρχαίαἑλληνικά" style:family="text">
      <style:text-properties style:font-weight-complex="bold" style:font-size-complex="14pt"/>
    </style:style>
    <style:style style:name="T11565" style:parent-style-name="AncientGreekἈρχαίαἑλληνικά" style:family="text">
      <style:text-properties style:font-weight-complex="bold" style:font-size-complex="14pt" fo:language="el" fo:country="GR"/>
    </style:style>
    <style:style style:name="T11566" style:parent-style-name="AncientGreekἈρχαίαἑλληνικά" style:family="text">
      <style:text-properties style:font-weight-complex="bold" style:font-size-complex="14pt"/>
    </style:style>
    <style:style style:name="T11567" style:parent-style-name="AncientGreekἈρχαίαἑλληνικά" style:family="text">
      <style:text-properties style:font-weight-complex="bold" style:font-size-complex="14pt" fo:language="el" fo:country="GR"/>
    </style:style>
    <style:style style:name="T11568" style:parent-style-name="AncientGreekἈρχαίαἑλληνικά" style:family="text">
      <style:text-properties style:font-weight-complex="bold" style:font-size-complex="14pt"/>
    </style:style>
    <style:style style:name="T11569" style:parent-style-name="AncientGreekἈρχαίαἑλληνικά" style:family="text">
      <style:text-properties style:font-weight-complex="bold" style:font-size-complex="14pt" fo:language="el" fo:country="GR"/>
    </style:style>
    <style:style style:name="T11570" style:parent-style-name="AncientGreekἈρχαίαἑλληνικά" style:family="text">
      <style:text-properties style:font-weight-complex="bold" style:font-size-complex="14pt"/>
    </style:style>
    <style:style style:name="T11571" style:parent-style-name="AncientGreekἈρχαίαἑλληνικά" style:family="text">
      <style:text-properties style:font-weight-complex="bold" style:font-size-complex="14pt" fo:language="el" fo:country="GR"/>
    </style:style>
    <style:style style:name="T11572" style:parent-style-name="AncientGreekἈρχαίαἑλληνικά" style:family="text">
      <style:text-properties style:font-weight-complex="bold" style:font-size-complex="14pt"/>
    </style:style>
    <style:style style:name="T11573" style:parent-style-name="AncientGreekἈρχαίαἑλληνικά" style:family="text">
      <style:text-properties style:font-weight-complex="bold" style:font-size-complex="14pt" fo:language="el" fo:country="GR"/>
    </style:style>
    <style:style style:name="T11574" style:parent-style-name="AncientGreekἈρχαίαἑλληνικά" style:family="text">
      <style:text-properties style:font-weight-complex="bold" style:font-size-complex="14pt"/>
    </style:style>
    <style:style style:name="T11575" style:parent-style-name="AncientGreekἈρχαίαἑλληνικά" style:family="text">
      <style:text-properties style:font-weight-complex="bold" style:font-size-complex="14pt" fo:language="el" fo:country="GR"/>
    </style:style>
    <style:style style:name="T11576" style:parent-style-name="AncientGreekἈρχαίαἑλληνικά" style:family="text">
      <style:text-properties style:font-weight-complex="bold" style:font-size-complex="14pt"/>
    </style:style>
    <style:style style:name="T11577" style:parent-style-name="AncientGreekἈρχαίαἑλληνικά" style:family="text">
      <style:text-properties style:font-weight-complex="bold" style:font-size-complex="14pt" fo:language="el" fo:country="GR"/>
    </style:style>
    <style:style style:name="T11578" style:parent-style-name="AncientGreekἈρχαίαἑλληνικά" style:family="text">
      <style:text-properties style:font-weight-complex="bold" style:font-size-complex="14pt"/>
    </style:style>
    <style:style style:name="T11579" style:parent-style-name="AncientGreekἈρχαίαἑλληνικά" style:family="text">
      <style:text-properties style:font-weight-complex="bold" style:font-size-complex="14pt" fo:language="el" fo:country="GR"/>
    </style:style>
    <style:style style:name="T11580" style:parent-style-name="AncientGreekἈρχαίαἑλληνικά" style:family="text">
      <style:text-properties style:font-weight-complex="bold" style:font-size-complex="14pt"/>
    </style:style>
    <style:style style:name="T11581" style:parent-style-name="AncientGreekἈρχαίαἑλληνικά" style:family="text">
      <style:text-properties style:font-weight-complex="bold" style:font-size-complex="14pt" fo:language="el" fo:country="GR"/>
    </style:style>
    <style:style style:name="T11582" style:parent-style-name="AncientGreekἈρχαίαἑλληνικά" style:family="text">
      <style:text-properties style:font-weight-complex="bold" style:font-size-complex="14pt"/>
    </style:style>
    <style:style style:name="T11583" style:parent-style-name="AncientGreekἈρχαίαἑλληνικά" style:family="text">
      <style:text-properties style:font-weight-complex="bold" style:font-size-complex="14pt" fo:language="el" fo:country="GR"/>
    </style:style>
    <style:style style:name="T11584" style:parent-style-name="AncientGreekἈρχαίαἑλληνικά" style:family="text">
      <style:text-properties style:font-weight-complex="bold" style:font-size-complex="14pt"/>
    </style:style>
    <style:style style:name="T11585" style:parent-style-name="AncientGreekἈρχαίαἑλληνικά" style:family="text">
      <style:text-properties style:font-weight-complex="bold" style:font-size-complex="14pt" fo:language="el" fo:country="GR"/>
    </style:style>
    <style:style style:name="T11586" style:parent-style-name="AncientGreekἈρχαίαἑλληνικά" style:family="text">
      <style:text-properties style:font-weight-complex="bold" style:font-size-complex="14pt"/>
    </style:style>
    <style:style style:name="T11587" style:parent-style-name="AncientGreekἈρχαίαἑλληνικά" style:family="text">
      <style:text-properties style:font-weight-complex="bold" style:font-size-complex="14pt" fo:language="el" fo:country="GR"/>
    </style:style>
    <style:style style:name="T11588" style:parent-style-name="AncientGreekἈρχαίαἑλληνικά" style:family="text">
      <style:text-properties style:font-weight-complex="bold" style:font-size-complex="14pt"/>
    </style:style>
    <style:style style:name="T11589" style:parent-style-name="AncientGreekἈρχαίαἑλληνικά" style:family="text">
      <style:text-properties style:font-weight-complex="bold" style:font-size-complex="14pt" fo:language="el" fo:country="GR"/>
    </style:style>
    <style:style style:name="T11590" style:parent-style-name="AncientGreekἈρχαίαἑλληνικά" style:family="text">
      <style:text-properties style:font-weight-complex="bold" style:font-size-complex="14pt"/>
    </style:style>
    <style:style style:name="T11591" style:parent-style-name="AncientGreekἈρχαίαἑλληνικά" style:family="text">
      <style:text-properties style:font-weight-complex="bold" style:font-size-complex="14pt" fo:language="el" fo:country="GR"/>
    </style:style>
    <style:style style:name="T11592" style:parent-style-name="AncientGreekἈρχαίαἑλληνικά" style:family="text">
      <style:text-properties style:font-weight-complex="bold" style:font-size-complex="14pt"/>
    </style:style>
    <style:style style:name="T11593" style:parent-style-name="AncientGreekἈρχαίαἑλληνικά" style:family="text">
      <style:text-properties style:font-weight-complex="bold" style:font-size-complex="14pt" fo:language="el" fo:country="GR"/>
    </style:style>
    <style:style style:name="T11594" style:parent-style-name="AncientGreekἈρχαίαἑλληνικά" style:family="text">
      <style:text-properties style:font-weight-complex="bold" style:font-size-complex="14pt"/>
    </style:style>
    <style:style style:name="T11595" style:parent-style-name="AncientGreekἈρχαίαἑλληνικά" style:family="text">
      <style:text-properties style:font-weight-complex="bold" style:font-size-complex="14pt" fo:language="el" fo:country="GR"/>
    </style:style>
    <style:style style:name="T11596" style:parent-style-name="AncientGreekἈρχαίαἑλληνικά" style:family="text">
      <style:text-properties style:font-weight-complex="bold" style:font-size-complex="14pt"/>
    </style:style>
    <style:style style:name="T11597" style:parent-style-name="AncientGreekἈρχαίαἑλληνικά" style:family="text">
      <style:text-properties style:font-weight-complex="bold" style:font-size-complex="14pt" fo:language="el" fo:country="GR"/>
    </style:style>
    <style:style style:name="T11598" style:parent-style-name="AncientGreekἈρχαίαἑλληνικά" style:family="text">
      <style:text-properties style:font-weight-complex="bold" style:font-size-complex="14pt"/>
    </style:style>
    <style:style style:name="T11599" style:parent-style-name="AncientGreekἈρχαίαἑλληνικά" style:family="text">
      <style:text-properties style:font-weight-complex="bold" style:font-size-complex="14pt" fo:language="el" fo:country="GR"/>
    </style:style>
    <style:style style:name="T11600" style:parent-style-name="AncientGreekἈρχαίαἑλληνικά" style:family="text">
      <style:text-properties style:font-weight-complex="bold" style:font-size-complex="14pt"/>
    </style:style>
    <style:style style:name="T11601" style:parent-style-name="AncientGreekἈρχαίαἑλληνικά" style:family="text">
      <style:text-properties style:font-weight-complex="bold" style:font-size-complex="14pt" fo:language="el" fo:country="GR"/>
    </style:style>
    <style:style style:name="T11602" style:parent-style-name="AncientGreekἈρχαίαἑλληνικά" style:family="text">
      <style:text-properties style:font-weight-complex="bold" style:font-size-complex="14pt"/>
    </style:style>
    <style:style style:name="T11603" style:parent-style-name="AncientGreekἈρχαίαἑλληνικά" style:family="text">
      <style:text-properties style:font-weight-complex="bold" style:font-size-complex="14pt" fo:language="el" fo:country="GR"/>
    </style:style>
    <style:style style:name="T11604" style:parent-style-name="AncientGreekἈρχαίαἑλληνικά" style:family="text">
      <style:text-properties style:font-weight-complex="bold" style:font-size-complex="14pt"/>
    </style:style>
    <style:style style:name="T11605" style:parent-style-name="AncientGreekἈρχαίαἑλληνικά" style:family="text">
      <style:text-properties style:font-weight-complex="bold" style:font-size-complex="14pt" fo:language="el" fo:country="GR"/>
    </style:style>
    <style:style style:name="T11606" style:parent-style-name="AncientGreekἈρχαίαἑλληνικά" style:family="text">
      <style:text-properties style:font-weight-complex="bold" style:font-size-complex="14pt"/>
    </style:style>
    <style:style style:name="T11607" style:parent-style-name="AncientGreekἈρχαίαἑλληνικά" style:family="text">
      <style:text-properties style:font-weight-complex="bold" style:font-size-complex="14pt" fo:language="el" fo:country="GR"/>
    </style:style>
    <style:style style:name="T11608" style:parent-style-name="AncientGreekἈρχαίαἑλληνικά" style:family="text">
      <style:text-properties style:font-weight-complex="bold" style:font-size-complex="14pt"/>
    </style:style>
    <style:style style:name="T11609" style:parent-style-name="AncientGreekἈρχαίαἑλληνικά" style:family="text">
      <style:text-properties style:font-weight-complex="bold" style:font-size-complex="14pt" fo:language="el" fo:country="GR"/>
    </style:style>
    <style:style style:name="T11610" style:parent-style-name="AncientGreekἈρχαίαἑλληνικά" style:family="text">
      <style:text-properties style:font-weight-complex="bold" style:font-size-complex="14pt"/>
    </style:style>
    <style:style style:name="T11611" style:parent-style-name="AncientGreekἈρχαίαἑλληνικά" style:family="text">
      <style:text-properties style:font-weight-complex="bold" style:font-size-complex="14pt" fo:language="el" fo:country="GR"/>
    </style:style>
    <style:style style:name="T11612" style:parent-style-name="AncientGreekἈρχαίαἑλληνικά" style:family="text">
      <style:text-properties style:font-weight-complex="bold" style:font-size-complex="14pt"/>
    </style:style>
    <style:style style:name="T11613" style:parent-style-name="AncientGreekἈρχαίαἑλληνικά" style:family="text">
      <style:text-properties style:font-weight-complex="bold" style:font-size-complex="14pt" fo:language="el" fo:country="GR"/>
    </style:style>
    <style:style style:name="T11614" style:parent-style-name="AncientGreekἈρχαίαἑλληνικά" style:family="text">
      <style:text-properties style:font-weight-complex="bold" style:font-size-complex="14pt"/>
    </style:style>
    <style:style style:name="T11615" style:parent-style-name="AncientGreekἈρχαίαἑλληνικά" style:family="text">
      <style:text-properties style:font-weight-complex="bold" style:font-size-complex="14pt" fo:language="el" fo:country="GR"/>
    </style:style>
    <style:style style:name="T11616" style:parent-style-name="AncientGreekἈρχαίαἑλληνικά" style:family="text">
      <style:text-properties style:font-weight-complex="bold" style:font-size-complex="14pt"/>
    </style:style>
    <style:style style:name="T11617" style:parent-style-name="AncientGreekἈρχαίαἑλληνικά" style:family="text">
      <style:text-properties style:font-weight-complex="bold" style:font-size-complex="14pt" fo:language="el" fo:country="GR"/>
    </style:style>
    <style:style style:name="T11618" style:parent-style-name="AncientGreekἈρχαίαἑλληνικά" style:family="text">
      <style:text-properties style:font-weight-complex="bold" style:font-size-complex="14pt"/>
    </style:style>
    <style:style style:name="T11619" style:parent-style-name="AncientGreekἈρχαίαἑλληνικά" style:family="text">
      <style:text-properties style:font-weight-complex="bold" style:font-size-complex="14pt" fo:language="el" fo:country="GR"/>
    </style:style>
    <style:style style:name="T11620" style:parent-style-name="AncientGreekἈρχαίαἑλληνικά" style:family="text">
      <style:text-properties style:font-weight-complex="bold" style:font-size-complex="14pt"/>
    </style:style>
    <style:style style:name="T11621" style:parent-style-name="AncientGreekἈρχαίαἑλληνικά" style:family="text">
      <style:text-properties style:font-weight-complex="bold" style:font-size-complex="14pt" fo:language="el" fo:country="GR"/>
    </style:style>
    <style:style style:name="T11622" style:parent-style-name="AncientGreekἈρχαίαἑλληνικά" style:family="text">
      <style:text-properties style:font-weight-complex="bold" style:font-size-complex="14pt"/>
    </style:style>
    <style:style style:name="T11623" style:parent-style-name="AncientGreekἈρχαίαἑλληνικά" style:family="text">
      <style:text-properties style:font-weight-complex="bold" style:font-size-complex="14pt" fo:language="el" fo:country="GR"/>
    </style:style>
    <style:style style:name="T11624" style:parent-style-name="AncientGreekἈρχαίαἑλληνικά" style:family="text">
      <style:text-properties style:font-weight-complex="bold" style:font-size-complex="14pt"/>
    </style:style>
    <style:style style:name="T11625" style:parent-style-name="AncientGreekἈρχαίαἑλληνικά" style:family="text">
      <style:text-properties style:font-weight-complex="bold" style:font-size-complex="14pt" fo:language="el" fo:country="GR"/>
    </style:style>
    <style:style style:name="T11626" style:parent-style-name="AncientGreekἈρχαίαἑλληνικά" style:family="text">
      <style:text-properties style:font-weight-complex="bold" style:font-size-complex="14pt"/>
    </style:style>
    <style:style style:name="T11627" style:parent-style-name="AncientGreekἈρχαίαἑλληνικά" style:family="text">
      <style:text-properties style:font-weight-complex="bold" style:font-size-complex="14pt" fo:language="el" fo:country="GR"/>
    </style:style>
    <style:style style:name="T11628" style:parent-style-name="AncientGreekἈρχαίαἑλληνικά" style:family="text">
      <style:text-properties style:font-weight-complex="bold" style:font-size-complex="14pt"/>
    </style:style>
    <style:style style:name="T11629" style:parent-style-name="AncientGreekἈρχαίαἑλληνικά" style:family="text">
      <style:text-properties style:font-weight-complex="bold" style:font-size-complex="14pt" fo:language="el" fo:country="GR"/>
    </style:style>
    <style:style style:name="T11630" style:parent-style-name="AncientGreekἈρχαίαἑλληνικά" style:family="text">
      <style:text-properties style:font-weight-complex="bold" style:font-size-complex="14pt"/>
    </style:style>
    <style:style style:name="T11631" style:parent-style-name="AncientGreekἈρχαίαἑλληνικά" style:family="text">
      <style:text-properties style:font-weight-complex="bold" style:font-size-complex="14pt" fo:language="el" fo:country="GR"/>
    </style:style>
    <style:style style:name="T11632" style:parent-style-name="AncientGreekἈρχαίαἑλληνικά" style:family="text">
      <style:text-properties style:font-weight-complex="bold" style:font-size-complex="14pt"/>
    </style:style>
    <style:style style:name="T11633" style:parent-style-name="AncientGreekἈρχαίαἑλληνικά" style:family="text">
      <style:text-properties style:font-weight-complex="bold" style:font-size-complex="14pt" fo:language="el" fo:country="GR"/>
    </style:style>
    <style:style style:name="T11634" style:parent-style-name="AncientGreekἈρχαίαἑλληνικά" style:family="text">
      <style:text-properties style:font-weight-complex="bold" style:font-size-complex="14pt"/>
    </style:style>
    <style:style style:name="T11635" style:parent-style-name="AncientGreekἈρχαίαἑλληνικά" style:family="text">
      <style:text-properties style:font-weight-complex="bold" style:font-size-complex="14pt" fo:language="el" fo:country="GR"/>
    </style:style>
    <style:style style:name="T11636" style:parent-style-name="AncientGreekἈρχαίαἑλληνικά" style:family="text">
      <style:text-properties style:font-weight-complex="bold" style:font-size-complex="14pt"/>
    </style:style>
    <style:style style:name="T11637" style:parent-style-name="AncientGreekἈρχαίαἑλληνικά" style:family="text">
      <style:text-properties style:font-weight-complex="bold" style:font-size-complex="14pt" fo:language="el" fo:country="GR"/>
    </style:style>
    <style:style style:name="T11638" style:parent-style-name="AncientGreekἈρχαίαἑλληνικά" style:family="text">
      <style:text-properties style:font-weight-complex="bold" style:font-size-complex="14pt"/>
    </style:style>
    <style:style style:name="T11639" style:parent-style-name="AncientGreekἈρχαίαἑλληνικά" style:family="text">
      <style:text-properties style:font-weight-complex="bold" style:font-size-complex="14pt" fo:language="el" fo:country="GR"/>
    </style:style>
    <style:style style:name="T11640" style:parent-style-name="AncientGreekἈρχαίαἑλληνικά" style:family="text">
      <style:text-properties style:font-weight-complex="bold" style:font-size-complex="14pt"/>
    </style:style>
    <style:style style:name="T11641" style:parent-style-name="AncientGreekἈρχαίαἑλληνικά" style:family="text">
      <style:text-properties style:font-weight-complex="bold" style:font-size-complex="14pt" fo:language="el" fo:country="GR"/>
    </style:style>
    <style:style style:name="T11642" style:parent-style-name="AncientGreekἈρχαίαἑλληνικά" style:family="text">
      <style:text-properties style:font-weight-complex="bold" style:font-size-complex="14pt"/>
    </style:style>
    <style:style style:name="T11643" style:parent-style-name="AncientGreekἈρχαίαἑλληνικά" style:family="text">
      <style:text-properties style:font-weight-complex="bold" style:font-size-complex="14pt" fo:language="el" fo:country="GR"/>
    </style:style>
    <style:style style:name="T11644" style:parent-style-name="AncientGreekἈρχαίαἑλληνικά" style:family="text">
      <style:text-properties style:font-weight-complex="bold" style:font-size-complex="14pt"/>
    </style:style>
    <style:style style:name="T11645" style:parent-style-name="AncientGreekἈρχαίαἑλληνικά" style:family="text">
      <style:text-properties style:font-weight-complex="bold" style:font-size-complex="14pt" fo:language="el" fo:country="GR"/>
    </style:style>
    <style:style style:name="T11646" style:parent-style-name="AncientGreekἈρχαίαἑλληνικά" style:family="text">
      <style:text-properties style:font-weight-complex="bold" style:font-size-complex="14pt"/>
    </style:style>
    <style:style style:name="T11647" style:parent-style-name="AncientGreekἈρχαίαἑλληνικά" style:family="text">
      <style:text-properties style:font-weight-complex="bold" style:font-size-complex="14pt" fo:language="el" fo:country="GR"/>
    </style:style>
    <style:style style:name="T11648" style:parent-style-name="AncientGreekἈρχαίαἑλληνικά" style:family="text">
      <style:text-properties style:font-weight-complex="bold" style:font-size-complex="14pt"/>
    </style:style>
    <style:style style:name="T11649" style:parent-style-name="AncientGreekἈρχαίαἑλληνικά" style:family="text">
      <style:text-properties style:font-weight-complex="bold" style:font-size-complex="14pt" fo:language="el" fo:country="GR"/>
    </style:style>
    <style:style style:name="T11650" style:parent-style-name="AncientGreekἈρχαίαἑλληνικά" style:family="text">
      <style:text-properties style:font-weight-complex="bold" style:font-size-complex="14pt"/>
    </style:style>
    <style:style style:name="T11651" style:parent-style-name="AncientGreekἈρχαίαἑλληνικά" style:family="text">
      <style:text-properties style:font-weight-complex="bold" style:font-size-complex="14pt" fo:language="el" fo:country="GR"/>
    </style:style>
    <style:style style:name="T11652" style:parent-style-name="AncientGreekἈρχαίαἑλληνικά" style:family="text">
      <style:text-properties style:font-weight-complex="bold" style:font-size-complex="14pt"/>
    </style:style>
    <style:style style:name="T11653" style:parent-style-name="AncientGreekἈρχαίαἑλληνικά" style:family="text">
      <style:text-properties style:font-weight-complex="bold" style:font-size-complex="14pt" fo:language="el" fo:country="GR"/>
    </style:style>
    <style:style style:name="T11654" style:parent-style-name="AncientGreekἈρχαίαἑλληνικά" style:family="text">
      <style:text-properties style:font-weight-complex="bold" style:font-size-complex="14pt"/>
    </style:style>
    <style:style style:name="T11655" style:parent-style-name="AncientGreekἈρχαίαἑλληνικά" style:family="text">
      <style:text-properties style:font-weight-complex="bold" style:font-size-complex="14pt" fo:language="el" fo:country="GR"/>
    </style:style>
    <style:style style:name="T11656" style:parent-style-name="AncientGreekἈρχαίαἑλληνικά" style:family="text">
      <style:text-properties style:font-weight-complex="bold" style:font-size-complex="14pt"/>
    </style:style>
    <style:style style:name="T11657" style:parent-style-name="AncientGreekἈρχαίαἑλληνικά" style:family="text">
      <style:text-properties style:font-weight-complex="bold" style:font-size-complex="14pt" fo:language="el" fo:country="GR"/>
    </style:style>
    <style:style style:name="T11658" style:parent-style-name="AncientGreekἈρχαίαἑλληνικά" style:family="text">
      <style:text-properties style:font-weight-complex="bold" style:font-size-complex="14pt"/>
    </style:style>
    <style:style style:name="T11659" style:parent-style-name="AncientGreekἈρχαίαἑλληνικά" style:family="text">
      <style:text-properties style:font-weight-complex="bold" style:font-size-complex="14pt" fo:language="el" fo:country="GR"/>
    </style:style>
    <style:style style:name="T11660" style:parent-style-name="AncientGreekἈρχαίαἑλληνικά" style:family="text">
      <style:text-properties style:font-weight-complex="bold" style:font-size-complex="14pt"/>
    </style:style>
    <style:style style:name="T11661" style:parent-style-name="AncientGreekἈρχαίαἑλληνικά" style:family="text">
      <style:text-properties style:font-weight-complex="bold" style:font-size-complex="14pt" fo:language="el" fo:country="GR"/>
    </style:style>
    <style:style style:name="T11662" style:parent-style-name="AncientGreekἈρχαίαἑλληνικά" style:family="text">
      <style:text-properties style:font-weight-complex="bold" style:font-size-complex="14pt"/>
    </style:style>
    <style:style style:name="T11663" style:parent-style-name="AncientGreekἈρχαίαἑλληνικά" style:family="text">
      <style:text-properties style:font-weight-complex="bold" style:font-size-complex="14pt" fo:language="el" fo:country="GR"/>
    </style:style>
    <style:style style:name="T11664" style:parent-style-name="AncientGreekἈρχαίαἑλληνικά" style:family="text">
      <style:text-properties style:font-weight-complex="bold" style:font-size-complex="14pt"/>
    </style:style>
    <style:style style:name="T11665" style:parent-style-name="AncientGreekἈρχαίαἑλληνικά" style:family="text">
      <style:text-properties style:font-weight-complex="bold" style:font-size-complex="14pt" fo:language="el" fo:country="GR"/>
    </style:style>
    <style:style style:name="T11666" style:parent-style-name="AncientGreekἈρχαίαἑλληνικά" style:family="text">
      <style:text-properties style:font-weight-complex="bold" style:font-size-complex="14pt"/>
    </style:style>
    <style:style style:name="T11667" style:parent-style-name="AncientGreekἈρχαίαἑλληνικά" style:family="text">
      <style:text-properties style:font-weight-complex="bold" style:font-size-complex="14pt" fo:language="el" fo:country="GR"/>
    </style:style>
    <style:style style:name="T11668" style:parent-style-name="AncientGreekἈρχαίαἑλληνικά" style:family="text">
      <style:text-properties style:font-weight-complex="bold" style:font-size-complex="14pt"/>
    </style:style>
    <style:style style:name="T11669" style:parent-style-name="AncientGreekἈρχαίαἑλληνικά" style:family="text">
      <style:text-properties style:font-weight-complex="bold" style:font-size-complex="14pt" fo:language="el" fo:country="GR"/>
    </style:style>
    <style:style style:name="T11670" style:parent-style-name="AncientGreekἈρχαίαἑλληνικά" style:family="text">
      <style:text-properties style:font-weight-complex="bold" style:font-size-complex="14pt"/>
    </style:style>
    <style:style style:name="T11671" style:parent-style-name="AncientGreekἈρχαίαἑλληνικά" style:family="text">
      <style:text-properties style:font-weight-complex="bold" style:font-size-complex="14pt" fo:language="el" fo:country="GR"/>
    </style:style>
    <style:style style:name="T11672" style:parent-style-name="AncientGreekἈρχαίαἑλληνικά" style:family="text">
      <style:text-properties style:font-weight-complex="bold" style:font-size-complex="14pt"/>
    </style:style>
    <style:style style:name="T11673" style:parent-style-name="AncientGreekἈρχαίαἑλληνικά" style:family="text">
      <style:text-properties style:font-weight-complex="bold" style:font-size-complex="14pt" fo:language="el" fo:country="GR"/>
    </style:style>
    <style:style style:name="T11674" style:parent-style-name="AncientGreekἈρχαίαἑλληνικά" style:family="text">
      <style:text-properties style:font-weight-complex="bold" style:font-size-complex="14pt"/>
    </style:style>
    <style:style style:name="T11675" style:parent-style-name="AncientGreekἈρχαίαἑλληνικά" style:family="text">
      <style:text-properties style:font-weight-complex="bold" style:font-size-complex="14pt" fo:language="el" fo:country="GR"/>
    </style:style>
    <style:style style:name="T11676" style:parent-style-name="AncientGreekἈρχαίαἑλληνικά" style:family="text">
      <style:text-properties style:font-weight-complex="bold" style:font-size-complex="14pt"/>
    </style:style>
    <style:style style:name="T11677" style:parent-style-name="AncientGreekἈρχαίαἑλληνικά" style:family="text">
      <style:text-properties style:font-weight-complex="bold" style:font-size-complex="14pt" fo:language="el" fo:country="GR"/>
    </style:style>
    <style:style style:name="T11678" style:parent-style-name="AncientGreekἈρχαίαἑλληνικά" style:family="text">
      <style:text-properties style:font-weight-complex="bold" style:font-size-complex="14pt"/>
    </style:style>
    <style:style style:name="T11679" style:parent-style-name="AncientGreekἈρχαίαἑλληνικά" style:family="text">
      <style:text-properties style:font-weight-complex="bold" style:font-size-complex="14pt" fo:language="el" fo:country="GR"/>
    </style:style>
    <style:style style:name="T11680" style:parent-style-name="AncientGreekἈρχαίαἑλληνικά" style:family="text">
      <style:text-properties style:font-weight-complex="bold" style:font-size-complex="14pt"/>
    </style:style>
    <style:style style:name="T11681" style:parent-style-name="AncientGreekἈρχαίαἑλληνικά" style:family="text">
      <style:text-properties style:font-weight-complex="bold" style:font-size-complex="14pt" fo:language="el" fo:country="GR"/>
    </style:style>
    <style:style style:name="T11682" style:parent-style-name="AncientGreekἈρχαίαἑλληνικά" style:family="text">
      <style:text-properties style:font-weight-complex="bold" style:font-size-complex="14pt"/>
    </style:style>
    <style:style style:name="T11683" style:parent-style-name="AncientGreekἈρχαίαἑλληνικά" style:family="text">
      <style:text-properties style:font-weight-complex="bold" style:font-size-complex="14pt" fo:language="el" fo:country="GR"/>
    </style:style>
    <style:style style:name="T11684" style:parent-style-name="AncientGreekἈρχαίαἑλληνικά" style:family="text">
      <style:text-properties style:font-weight-complex="bold" style:font-size-complex="14pt"/>
    </style:style>
    <style:style style:name="T11685" style:parent-style-name="AncientGreekἈρχαίαἑλληνικά" style:family="text">
      <style:text-properties style:font-weight-complex="bold" style:font-size-complex="14pt" fo:language="el" fo:country="GR"/>
    </style:style>
    <style:style style:name="T11686" style:parent-style-name="AncientGreekἈρχαίαἑλληνικά" style:family="text">
      <style:text-properties style:font-weight-complex="bold" style:font-size-complex="14pt"/>
    </style:style>
    <style:style style:name="T11687" style:parent-style-name="AncientGreekἈρχαίαἑλληνικά" style:family="text">
      <style:text-properties style:font-weight-complex="bold" style:font-size-complex="14pt" fo:language="el" fo:country="GR"/>
    </style:style>
    <style:style style:name="T11688" style:parent-style-name="AncientGreekἈρχαίαἑλληνικά" style:family="text">
      <style:text-properties style:font-weight-complex="bold" style:font-size-complex="14pt"/>
    </style:style>
    <style:style style:name="T11689" style:parent-style-name="AncientGreekἈρχαίαἑλληνικά" style:family="text">
      <style:text-properties style:font-weight-complex="bold" style:font-size-complex="14pt" fo:language="el" fo:country="GR"/>
    </style:style>
    <style:style style:name="T11690" style:parent-style-name="AncientGreekἈρχαίαἑλληνικά" style:family="text">
      <style:text-properties style:font-weight-complex="bold" style:font-size-complex="14pt"/>
    </style:style>
    <style:style style:name="T11691" style:parent-style-name="AncientGreekἈρχαίαἑλληνικά" style:family="text">
      <style:text-properties style:font-weight-complex="bold" style:font-size-complex="14pt" fo:language="el" fo:country="GR"/>
    </style:style>
    <style:style style:name="T11692" style:parent-style-name="AncientGreekἈρχαίαἑλληνικά" style:family="text">
      <style:text-properties style:font-weight-complex="bold" style:font-size-complex="14pt"/>
    </style:style>
    <style:style style:name="T11693" style:parent-style-name="AncientGreekἈρχαίαἑλληνικά" style:family="text">
      <style:text-properties style:font-weight-complex="bold" style:font-size-complex="14pt" fo:language="el" fo:country="GR"/>
    </style:style>
    <style:style style:name="T11694" style:parent-style-name="AncientGreekἈρχαίαἑλληνικά" style:family="text">
      <style:text-properties style:font-weight-complex="bold" style:font-size-complex="14pt"/>
    </style:style>
    <style:style style:name="T11695" style:parent-style-name="AncientGreekἈρχαίαἑλληνικά" style:family="text">
      <style:text-properties style:font-weight-complex="bold" style:font-size-complex="14pt" fo:language="el" fo:country="GR"/>
    </style:style>
    <style:style style:name="T11696" style:parent-style-name="AncientGreekἈρχαίαἑλληνικά" style:family="text">
      <style:text-properties style:font-weight-complex="bold" style:font-size-complex="14pt"/>
    </style:style>
    <style:style style:name="T11697" style:parent-style-name="AncientGreekἈρχαίαἑλληνικά" style:family="text">
      <style:text-properties style:font-weight-complex="bold" style:font-size-complex="14pt" fo:language="el" fo:country="GR"/>
    </style:style>
    <style:style style:name="T11698" style:parent-style-name="AncientGreekἈρχαίαἑλληνικά" style:family="text">
      <style:text-properties style:font-weight-complex="bold" style:font-size-complex="14pt"/>
    </style:style>
    <style:style style:name="P11699" style:parent-style-name="Standard" style:family="paragraph">
      <style:paragraph-properties fo:widows="0" fo:orphans="0"/>
    </style:style>
    <style:style style:name="T11700" style:parent-style-name="AncientGreekἈρχαίαἑλληνικά" style:family="text">
      <style:text-properties style:font-weight-complex="bold" style:font-size-complex="14pt" fo:language="el" fo:country="GR"/>
    </style:style>
    <style:style style:name="T11701" style:parent-style-name="AncientGreekἈρχαίαἑλληνικά" style:family="text">
      <style:text-properties style:font-weight-complex="bold" style:font-size-complex="14pt"/>
    </style:style>
    <style:style style:name="T11702" style:parent-style-name="AncientGreekἈρχαίαἑλληνικά" style:family="text">
      <style:text-properties style:font-weight-complex="bold" style:font-size-complex="14pt" fo:language="el" fo:country="GR"/>
    </style:style>
    <style:style style:name="T11703" style:parent-style-name="AncientGreekἈρχαίαἑλληνικά" style:family="text">
      <style:text-properties style:font-weight-complex="bold" style:font-size-complex="14pt"/>
    </style:style>
    <style:style style:name="T11704" style:parent-style-name="AncientGreekἈρχαίαἑλληνικά" style:family="text">
      <style:text-properties style:font-weight-complex="bold" style:font-size-complex="14pt" fo:language="el" fo:country="GR"/>
    </style:style>
    <style:style style:name="T11705" style:parent-style-name="AncientGreekἈρχαίαἑλληνικά" style:family="text">
      <style:text-properties style:font-weight-complex="bold" style:font-size-complex="14pt"/>
    </style:style>
    <style:style style:name="T11706" style:parent-style-name="AncientGreekἈρχαίαἑλληνικά" style:family="text">
      <style:text-properties style:font-weight-complex="bold" style:font-size-complex="14pt" fo:language="el" fo:country="GR"/>
    </style:style>
    <style:style style:name="T11707" style:parent-style-name="AncientGreekἈρχαίαἑλληνικά" style:family="text">
      <style:text-properties style:font-weight-complex="bold" style:font-size-complex="14pt"/>
    </style:style>
    <style:style style:name="T11708" style:parent-style-name="AncientGreekἈρχαίαἑλληνικά" style:family="text">
      <style:text-properties style:font-weight-complex="bold" style:font-size-complex="14pt" fo:language="el" fo:country="GR"/>
    </style:style>
    <style:style style:name="T11709" style:parent-style-name="AncientGreekἈρχαίαἑλληνικά" style:family="text">
      <style:text-properties style:font-weight-complex="bold" style:font-size-complex="14pt"/>
    </style:style>
    <style:style style:name="T11710" style:parent-style-name="AncientGreekἈρχαίαἑλληνικά" style:family="text">
      <style:text-properties style:font-weight-complex="bold" style:font-size-complex="14pt" fo:language="el" fo:country="GR"/>
    </style:style>
    <style:style style:name="T11711" style:parent-style-name="AncientGreekἈρχαίαἑλληνικά" style:family="text">
      <style:text-properties style:font-weight-complex="bold" style:font-size-complex="14pt"/>
    </style:style>
    <style:style style:name="T11712" style:parent-style-name="AncientGreekἈρχαίαἑλληνικά" style:family="text">
      <style:text-properties style:font-weight-complex="bold" style:font-size-complex="14pt" fo:language="el" fo:country="GR"/>
    </style:style>
    <style:style style:name="T11713" style:parent-style-name="AncientGreekἈρχαίαἑλληνικά" style:family="text">
      <style:text-properties style:font-weight-complex="bold" style:font-size-complex="14pt"/>
    </style:style>
    <style:style style:name="T11714" style:parent-style-name="AncientGreekἈρχαίαἑλληνικά" style:family="text">
      <style:text-properties style:font-weight-complex="bold" style:font-size-complex="14pt" fo:language="el" fo:country="GR"/>
    </style:style>
    <style:style style:name="T11715" style:parent-style-name="AncientGreekἈρχαίαἑλληνικά" style:family="text">
      <style:text-properties style:font-weight-complex="bold" style:font-size-complex="14pt"/>
    </style:style>
    <style:style style:name="T11716" style:parent-style-name="AncientGreekἈρχαίαἑλληνικά" style:family="text">
      <style:text-properties style:font-weight-complex="bold" style:font-size-complex="14pt" fo:language="el" fo:country="GR"/>
    </style:style>
    <style:style style:name="T11717" style:parent-style-name="AncientGreekἈρχαίαἑλληνικά" style:family="text">
      <style:text-properties style:font-weight-complex="bold" style:font-size-complex="14pt"/>
    </style:style>
    <style:style style:name="T11718" style:parent-style-name="AncientGreekἈρχαίαἑλληνικά" style:family="text">
      <style:text-properties style:font-weight-complex="bold" style:font-size-complex="14pt" fo:language="el" fo:country="GR"/>
    </style:style>
    <style:style style:name="T11719" style:parent-style-name="AncientGreekἈρχαίαἑλληνικά" style:family="text">
      <style:text-properties style:font-weight-complex="bold" style:font-size-complex="14pt"/>
    </style:style>
    <style:style style:name="T11720" style:parent-style-name="AncientGreekἈρχαίαἑλληνικά" style:family="text">
      <style:text-properties style:font-weight-complex="bold" style:font-size-complex="14pt" fo:language="el" fo:country="GR"/>
    </style:style>
    <style:style style:name="T11721" style:parent-style-name="AncientGreekἈρχαίαἑλληνικά" style:family="text">
      <style:text-properties style:font-weight-complex="bold" style:font-size-complex="14pt"/>
    </style:style>
    <style:style style:name="T11722" style:parent-style-name="AncientGreekἈρχαίαἑλληνικά" style:family="text">
      <style:text-properties style:font-weight-complex="bold" style:font-size-complex="14pt" fo:language="el" fo:country="GR"/>
    </style:style>
    <style:style style:name="T11723" style:parent-style-name="AncientGreekἈρχαίαἑλληνικά" style:family="text">
      <style:text-properties style:font-weight-complex="bold" style:font-size-complex="14pt"/>
    </style:style>
    <style:style style:name="T11724" style:parent-style-name="AncientGreekἈρχαίαἑλληνικά" style:family="text">
      <style:text-properties style:font-weight-complex="bold" style:font-size-complex="14pt" fo:language="el" fo:country="GR"/>
    </style:style>
    <style:style style:name="T11725" style:parent-style-name="AncientGreekἈρχαίαἑλληνικά" style:family="text">
      <style:text-properties style:font-weight-complex="bold" style:font-size-complex="14pt"/>
    </style:style>
    <style:style style:name="T11726" style:parent-style-name="AncientGreekἈρχαίαἑλληνικά" style:family="text">
      <style:text-properties style:font-weight-complex="bold" style:font-size-complex="14pt" fo:language="el" fo:country="GR"/>
    </style:style>
    <style:style style:name="T11727" style:parent-style-name="AncientGreekἈρχαίαἑλληνικά" style:family="text">
      <style:text-properties style:font-weight-complex="bold" style:font-size-complex="14pt"/>
    </style:style>
    <style:style style:name="T11728" style:parent-style-name="AncientGreekἈρχαίαἑλληνικά" style:family="text">
      <style:text-properties style:font-weight-complex="bold" style:font-size-complex="14pt" fo:language="el" fo:country="GR"/>
    </style:style>
    <style:style style:name="T11729" style:parent-style-name="AncientGreekἈρχαίαἑλληνικά" style:family="text">
      <style:text-properties style:font-weight-complex="bold" style:font-size-complex="14pt"/>
    </style:style>
    <style:style style:name="T11730" style:parent-style-name="AncientGreekἈρχαίαἑλληνικά" style:family="text">
      <style:text-properties style:font-weight-complex="bold" style:font-size-complex="14pt" fo:language="el" fo:country="GR"/>
    </style:style>
    <style:style style:name="T11731" style:parent-style-name="AncientGreekἈρχαίαἑλληνικά" style:family="text">
      <style:text-properties style:font-weight-complex="bold" style:font-size-complex="14pt"/>
    </style:style>
    <style:style style:name="T11732" style:parent-style-name="AncientGreekἈρχαίαἑλληνικά" style:family="text">
      <style:text-properties style:font-weight-complex="bold" style:font-size-complex="14pt" fo:language="el" fo:country="GR"/>
    </style:style>
    <style:style style:name="T11733" style:parent-style-name="AncientGreekἈρχαίαἑλληνικά" style:family="text">
      <style:text-properties style:font-weight-complex="bold" style:font-size-complex="14pt"/>
    </style:style>
    <style:style style:name="T11734" style:parent-style-name="AncientGreekἈρχαίαἑλληνικά" style:family="text">
      <style:text-properties style:font-weight-complex="bold" style:font-size-complex="14pt" fo:language="el" fo:country="GR"/>
    </style:style>
    <style:style style:name="T11735" style:parent-style-name="AncientGreekἈρχαίαἑλληνικά" style:family="text">
      <style:text-properties style:font-weight-complex="bold" style:font-size-complex="14pt"/>
    </style:style>
    <style:style style:name="T11736" style:parent-style-name="AncientGreekἈρχαίαἑλληνικά" style:family="text">
      <style:text-properties style:font-weight-complex="bold" style:font-size-complex="14pt" fo:language="el" fo:country="GR"/>
    </style:style>
    <style:style style:name="T11737" style:parent-style-name="AncientGreekἈρχαίαἑλληνικά" style:family="text">
      <style:text-properties style:font-weight-complex="bold" style:font-size-complex="14pt"/>
    </style:style>
    <style:style style:name="T11738" style:parent-style-name="AncientGreekἈρχαίαἑλληνικά" style:family="text">
      <style:text-properties style:font-weight-complex="bold" style:font-size-complex="14pt" fo:language="el" fo:country="GR"/>
    </style:style>
    <style:style style:name="T11739" style:parent-style-name="AncientGreekἈρχαίαἑλληνικά" style:family="text">
      <style:text-properties style:font-weight-complex="bold" style:font-size-complex="14pt"/>
    </style:style>
    <style:style style:name="T11740" style:parent-style-name="AncientGreekἈρχαίαἑλληνικά" style:family="text">
      <style:text-properties style:font-weight-complex="bold" style:font-size-complex="14pt" fo:language="el" fo:country="GR"/>
    </style:style>
    <style:style style:name="T11741" style:parent-style-name="AncientGreekἈρχαίαἑλληνικά" style:family="text">
      <style:text-properties style:font-weight-complex="bold" style:font-size-complex="14pt"/>
    </style:style>
    <style:style style:name="T11742" style:parent-style-name="AncientGreekἈρχαίαἑλληνικά" style:family="text">
      <style:text-properties style:font-weight-complex="bold" style:font-size-complex="14pt" fo:language="el" fo:country="GR"/>
    </style:style>
    <style:style style:name="T11743" style:parent-style-name="AncientGreekἈρχαίαἑλληνικά" style:family="text">
      <style:text-properties style:font-weight-complex="bold" style:font-size-complex="14pt"/>
    </style:style>
    <style:style style:name="TableCell11744" style:family="table-cell">
      <style:table-cell-properties fo:border="0.0069in solid #000000" fo:background-color="#FFFFFF" style:writing-mode="lr-tb" fo:padding-top="0in" fo:padding-left="0.1527in" fo:padding-bottom="0in" fo:padding-right="0.15in"/>
    </style:style>
    <style:style style:name="P11745" style:parent-style-name="Standard" style:family="paragraph">
      <style:paragraph-properties fo:widows="0" fo:orphans="0"/>
      <style:text-properties style:font-name="AncientGreek"/>
    </style:style>
    <style:style style:name="P11746" style:parent-style-name="Standard" style:family="paragraph">
      <style:paragraph-properties fo:widows="0" fo:orphans="0"/>
      <style:text-properties style:font-name="AncientGreek"/>
    </style:style>
    <style:style style:name="P11747" style:parent-style-name="Standard" style:family="paragraph">
      <style:paragraph-properties fo:widows="0" fo:orphans="0"/>
      <style:text-properties style:font-name="AncientGreek"/>
    </style:style>
    <style:style style:name="P11748" style:parent-style-name="Standard" style:family="paragraph">
      <style:paragraph-properties fo:widows="0" fo:orphans="0"/>
      <style:text-properties style:font-name="AncientGreek"/>
    </style:style>
    <style:style style:name="TableRow11749" style:family="table-row">
      <style:table-row-properties style:min-row-height="0.0138in" style:use-optimal-row-height="false" fo:keep-together="always"/>
    </style:style>
    <style:style style:name="TableCell11750" style:family="table-cell">
      <style:table-cell-properties fo:border="0.0069in solid #000000" fo:background-color="#FFFFFF" style:writing-mode="lr-tb" fo:padding-top="0in" fo:padding-left="0.1527in" fo:padding-bottom="0in" fo:padding-right="0.15in"/>
    </style:style>
    <style:style style:name="P11751" style:parent-style-name="Standard" style:family="paragraph">
      <style:paragraph-properties fo:keep-with-next="always" fo:widows="0" fo:orphans="0" fo:text-align="center">
        <style:tab-stops>
          <style:tab-stop style:type="left" style:position="2.3333in"/>
        </style:tab-stops>
      </style:paragraph-properties>
    </style:style>
    <style:style style:name="T11752" style:parent-style-name="AncientGreekἈρχαίαἑλληνικά" style:family="text">
      <style:text-properties fo:font-weight="bold" style:font-weight-asian="bold" style:font-weight-complex="bold" fo:font-size="18pt" style:font-size-asian="18pt" style:font-size-complex="14pt"/>
    </style:style>
    <style:style style:name="T11753"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11754" style:parent-style-name="AncientGreekἈρχαίαἑλληνικά" style:family="text">
      <style:text-properties fo:font-weight="bold" style:font-weight-asian="bold" style:font-weight-complex="bold" fo:font-size="18pt" style:font-size-asian="18pt" style:font-size-complex="14pt"/>
    </style:style>
    <style:style style:name="T11755"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11756" style:parent-style-name="AncientGreekἈρχαίαἑλληνικά" style:family="text">
      <style:text-properties fo:font-weight="bold" style:font-weight-asian="bold" style:font-weight-complex="bold" fo:font-size="18pt" style:font-size-asian="18pt" style:font-size-complex="14pt"/>
    </style:style>
    <style:style style:name="T11757"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11758" style:parent-style-name="AncientGreekἈρχαίαἑλληνικά" style:family="text">
      <style:text-properties fo:font-weight="bold" style:font-weight-asian="bold" style:font-weight-complex="bold" fo:font-size="18pt" style:font-size-asian="18pt" style:font-size-complex="14pt"/>
    </style:style>
    <style:style style:name="T11759"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11760" style:parent-style-name="AncientGreekἈρχαίαἑλληνικά" style:family="text">
      <style:text-properties fo:font-weight="bold" style:font-weight-asian="bold" style:font-weight-complex="bold" fo:font-size="18pt" style:font-size-asian="18pt" style:font-size-complex="14pt"/>
    </style:style>
    <style:style style:name="T11761"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11762" style:parent-style-name="AncientGreekἈρχαίαἑλληνικά" style:family="text">
      <style:text-properties fo:font-weight="bold" style:font-weight-asian="bold" style:font-weight-complex="bold" fo:font-size="18pt" style:font-size-asian="18pt" style:font-size-complex="14pt"/>
    </style:style>
    <style:style style:name="P11763" style:parent-style-name="Standard" style:family="paragraph">
      <style:paragraph-properties fo:widows="0" fo:orphans="0">
        <style:tab-stops>
          <style:tab-stop style:type="left" style:position="2.3333in"/>
        </style:tab-stops>
      </style:paragraph-properties>
    </style:style>
    <style:style style:name="T11764" style:parent-style-name="AncientGreekἈρχαίαἑλληνικά" style:family="text">
      <style:text-properties style:font-weight-complex="bold" style:font-size-complex="14pt" fo:language="el" fo:country="GR"/>
    </style:style>
    <style:style style:name="T11765" style:parent-style-name="AncientGreekἈρχαίαἑλληνικά" style:family="text">
      <style:text-properties style:font-weight-complex="bold" style:font-size-complex="14pt"/>
    </style:style>
    <style:style style:name="T11766" style:parent-style-name="AncientGreekἈρχαίαἑλληνικά" style:family="text">
      <style:text-properties style:font-weight-complex="bold" style:font-size-complex="14pt" fo:language="el" fo:country="GR"/>
    </style:style>
    <style:style style:name="T11767" style:parent-style-name="AncientGreekἈρχαίαἑλληνικά" style:family="text">
      <style:text-properties style:font-weight-complex="bold" style:font-size-complex="14pt"/>
    </style:style>
    <style:style style:name="T11768" style:parent-style-name="AncientGreekἈρχαίαἑλληνικά" style:family="text">
      <style:text-properties style:font-weight-complex="bold" style:font-size-complex="14pt" fo:language="el" fo:country="GR"/>
    </style:style>
    <style:style style:name="T11769" style:parent-style-name="AncientGreekἈρχαίαἑλληνικά" style:family="text">
      <style:text-properties style:font-weight-complex="bold" style:font-size-complex="14pt"/>
    </style:style>
    <style:style style:name="T11770" style:parent-style-name="AncientGreekἈρχαίαἑλληνικά" style:family="text">
      <style:text-properties style:font-weight-complex="bold" style:font-size-complex="14pt" fo:language="el" fo:country="GR"/>
    </style:style>
    <style:style style:name="T11771" style:parent-style-name="AncientGreekἈρχαίαἑλληνικά" style:family="text">
      <style:text-properties style:font-weight-complex="bold" style:font-size-complex="14pt"/>
    </style:style>
    <style:style style:name="T11772" style:parent-style-name="AncientGreekἈρχαίαἑλληνικά" style:family="text">
      <style:text-properties style:font-weight-complex="bold" style:font-size-complex="14pt" fo:language="el" fo:country="GR"/>
    </style:style>
    <style:style style:name="T11773" style:parent-style-name="AncientGreekἈρχαίαἑλληνικά" style:family="text">
      <style:text-properties style:font-weight-complex="bold" style:font-size-complex="14pt"/>
    </style:style>
    <style:style style:name="T11774" style:parent-style-name="AncientGreekἈρχαίαἑλληνικά" style:family="text">
      <style:text-properties style:font-weight-complex="bold" style:font-size-complex="14pt" fo:language="el" fo:country="GR"/>
    </style:style>
    <style:style style:name="T11775" style:parent-style-name="AncientGreekἈρχαίαἑλληνικά" style:family="text">
      <style:text-properties style:font-weight-complex="bold" style:font-size-complex="14pt"/>
    </style:style>
    <style:style style:name="T11776" style:parent-style-name="AncientGreekἈρχαίαἑλληνικά" style:family="text">
      <style:text-properties style:font-weight-complex="bold" style:font-size-complex="14pt" fo:language="el" fo:country="GR"/>
    </style:style>
    <style:style style:name="T11777" style:parent-style-name="AncientGreekἈρχαίαἑλληνικά" style:family="text">
      <style:text-properties style:font-weight-complex="bold" style:font-size-complex="14pt"/>
    </style:style>
    <style:style style:name="T11778" style:parent-style-name="AncientGreekἈρχαίαἑλληνικά" style:family="text">
      <style:text-properties style:font-weight-complex="bold" style:font-size-complex="14pt" fo:language="el" fo:country="GR"/>
    </style:style>
    <style:style style:name="T11779" style:parent-style-name="AncientGreekἈρχαίαἑλληνικά" style:family="text">
      <style:text-properties style:font-weight-complex="bold" style:font-size-complex="14pt"/>
    </style:style>
    <style:style style:name="T11780" style:parent-style-name="AncientGreekἈρχαίαἑλληνικά" style:family="text">
      <style:text-properties style:font-weight-complex="bold" style:font-size-complex="14pt" fo:language="el" fo:country="GR"/>
    </style:style>
    <style:style style:name="T11781" style:parent-style-name="AncientGreekἈρχαίαἑλληνικά" style:family="text">
      <style:text-properties style:font-weight-complex="bold" style:font-size-complex="14pt"/>
    </style:style>
    <style:style style:name="T11782" style:parent-style-name="AncientGreekἈρχαίαἑλληνικά" style:family="text">
      <style:text-properties style:font-weight-complex="bold" style:font-size-complex="14pt" fo:language="el" fo:country="GR"/>
    </style:style>
    <style:style style:name="T11783" style:parent-style-name="AncientGreekἈρχαίαἑλληνικά" style:family="text">
      <style:text-properties style:font-weight-complex="bold" style:font-size-complex="14pt"/>
    </style:style>
    <style:style style:name="T11784" style:parent-style-name="AncientGreekἈρχαίαἑλληνικά" style:family="text">
      <style:text-properties style:font-weight-complex="bold" style:font-size-complex="14pt" fo:language="el" fo:country="GR"/>
    </style:style>
    <style:style style:name="T11785" style:parent-style-name="AncientGreekἈρχαίαἑλληνικά" style:family="text">
      <style:text-properties style:font-weight-complex="bold" style:font-size-complex="14pt"/>
    </style:style>
    <style:style style:name="T11786" style:parent-style-name="AncientGreekἈρχαίαἑλληνικά" style:family="text">
      <style:text-properties style:font-weight-complex="bold" style:font-size-complex="14pt" fo:language="el" fo:country="GR"/>
    </style:style>
    <style:style style:name="T11787" style:parent-style-name="AncientGreekἈρχαίαἑλληνικά" style:family="text">
      <style:text-properties style:font-weight-complex="bold" style:font-size-complex="14pt"/>
    </style:style>
    <style:style style:name="T11788" style:parent-style-name="AncientGreekἈρχαίαἑλληνικά" style:family="text">
      <style:text-properties style:font-weight-complex="bold" style:font-size-complex="14pt" fo:language="el" fo:country="GR"/>
    </style:style>
    <style:style style:name="T11789" style:parent-style-name="AncientGreekἈρχαίαἑλληνικά" style:family="text">
      <style:text-properties style:font-weight-complex="bold" style:font-size-complex="14pt"/>
    </style:style>
    <style:style style:name="T11790" style:parent-style-name="AncientGreekἈρχαίαἑλληνικά" style:family="text">
      <style:text-properties style:font-weight-complex="bold" style:font-size-complex="14pt" fo:language="el" fo:country="GR"/>
    </style:style>
    <style:style style:name="T11791" style:parent-style-name="AncientGreekἈρχαίαἑλληνικά" style:family="text">
      <style:text-properties style:font-weight-complex="bold" style:font-size-complex="14pt"/>
    </style:style>
    <style:style style:name="T11792" style:parent-style-name="AncientGreekἈρχαίαἑλληνικά" style:family="text">
      <style:text-properties style:font-weight-complex="bold" style:font-size-complex="14pt" fo:language="el" fo:country="GR"/>
    </style:style>
    <style:style style:name="T11793" style:parent-style-name="AncientGreekἈρχαίαἑλληνικά" style:family="text">
      <style:text-properties style:font-weight-complex="bold" style:font-size-complex="14pt"/>
    </style:style>
    <style:style style:name="T11794" style:parent-style-name="AncientGreekἈρχαίαἑλληνικά" style:family="text">
      <style:text-properties style:font-weight-complex="bold" style:font-size-complex="14pt" fo:language="el" fo:country="GR"/>
    </style:style>
    <style:style style:name="T11795" style:parent-style-name="AncientGreekἈρχαίαἑλληνικά" style:family="text">
      <style:text-properties style:font-weight-complex="bold" style:font-size-complex="14pt"/>
    </style:style>
    <style:style style:name="T11796" style:parent-style-name="AncientGreekἈρχαίαἑλληνικά" style:family="text">
      <style:text-properties style:font-weight-complex="bold" style:font-size-complex="14pt" fo:language="el" fo:country="GR"/>
    </style:style>
    <style:style style:name="T11797" style:parent-style-name="AncientGreekἈρχαίαἑλληνικά" style:family="text">
      <style:text-properties style:font-weight-complex="bold" style:font-size-complex="14pt"/>
    </style:style>
    <style:style style:name="T11798" style:parent-style-name="AncientGreekἈρχαίαἑλληνικά" style:family="text">
      <style:text-properties style:font-weight-complex="bold" style:font-size-complex="14pt" fo:language="el" fo:country="GR"/>
    </style:style>
    <style:style style:name="T11799" style:parent-style-name="AncientGreekἈρχαίαἑλληνικά" style:family="text">
      <style:text-properties style:font-weight-complex="bold" style:font-size-complex="14pt"/>
    </style:style>
    <style:style style:name="T11800" style:parent-style-name="AncientGreekἈρχαίαἑλληνικά" style:family="text">
      <style:text-properties style:font-weight-complex="bold" style:font-size-complex="14pt" fo:language="el" fo:country="GR"/>
    </style:style>
    <style:style style:name="T11801" style:parent-style-name="AncientGreekἈρχαίαἑλληνικά" style:family="text">
      <style:text-properties style:font-weight-complex="bold" style:font-size-complex="14pt"/>
    </style:style>
    <style:style style:name="T11802" style:parent-style-name="AncientGreekἈρχαίαἑλληνικά" style:family="text">
      <style:text-properties style:font-weight-complex="bold" style:font-size-complex="14pt" fo:language="el" fo:country="GR"/>
    </style:style>
    <style:style style:name="T11803" style:parent-style-name="AncientGreekἈρχαίαἑλληνικά" style:family="text">
      <style:text-properties style:font-weight-complex="bold" style:font-size-complex="14pt"/>
    </style:style>
    <style:style style:name="T11804" style:parent-style-name="AncientGreekἈρχαίαἑλληνικά" style:family="text">
      <style:text-properties style:font-weight-complex="bold" style:font-size-complex="14pt" fo:language="el" fo:country="GR"/>
    </style:style>
    <style:style style:name="T11805" style:parent-style-name="AncientGreekἈρχαίαἑλληνικά" style:family="text">
      <style:text-properties style:font-weight-complex="bold" style:font-size-complex="14pt"/>
    </style:style>
    <style:style style:name="T11806" style:parent-style-name="AncientGreekἈρχαίαἑλληνικά" style:family="text">
      <style:text-properties style:font-weight-complex="bold" style:font-size-complex="14pt" fo:language="el" fo:country="GR"/>
    </style:style>
    <style:style style:name="T11807" style:parent-style-name="AncientGreekἈρχαίαἑλληνικά" style:family="text">
      <style:text-properties style:font-weight-complex="bold" style:font-size-complex="14pt"/>
    </style:style>
    <style:style style:name="T11808" style:parent-style-name="AncientGreekἈρχαίαἑλληνικά" style:family="text">
      <style:text-properties style:font-weight-complex="bold" style:font-size-complex="14pt" fo:language="el" fo:country="GR"/>
    </style:style>
    <style:style style:name="T11809" style:parent-style-name="AncientGreekἈρχαίαἑλληνικά" style:family="text">
      <style:text-properties style:font-weight-complex="bold" style:font-size-complex="14pt"/>
    </style:style>
    <style:style style:name="T11810" style:parent-style-name="AncientGreekἈρχαίαἑλληνικά" style:family="text">
      <style:text-properties style:font-weight-complex="bold" style:font-size-complex="14pt" fo:language="el" fo:country="GR"/>
    </style:style>
    <style:style style:name="T11811" style:parent-style-name="AncientGreekἈρχαίαἑλληνικά" style:family="text">
      <style:text-properties style:font-weight-complex="bold" style:font-size-complex="14pt"/>
    </style:style>
    <style:style style:name="T11812" style:parent-style-name="AncientGreekἈρχαίαἑλληνικά" style:family="text">
      <style:text-properties style:font-weight-complex="bold" style:font-size-complex="14pt" fo:language="el" fo:country="GR"/>
    </style:style>
    <style:style style:name="T11813" style:parent-style-name="AncientGreekἈρχαίαἑλληνικά" style:family="text">
      <style:text-properties style:font-weight-complex="bold" style:font-size-complex="14pt"/>
    </style:style>
    <style:style style:name="T11814" style:parent-style-name="AncientGreekἈρχαίαἑλληνικά" style:family="text">
      <style:text-properties style:font-weight-complex="bold" style:font-size-complex="14pt" fo:language="el" fo:country="GR"/>
    </style:style>
    <style:style style:name="T11815" style:parent-style-name="AncientGreekἈρχαίαἑλληνικά" style:family="text">
      <style:text-properties style:font-weight-complex="bold" style:font-size-complex="14pt"/>
    </style:style>
    <style:style style:name="T11816" style:parent-style-name="AncientGreekἈρχαίαἑλληνικά" style:family="text">
      <style:text-properties style:font-weight-complex="bold" style:font-size-complex="14pt" fo:language="el" fo:country="GR"/>
    </style:style>
    <style:style style:name="T11817" style:parent-style-name="AncientGreekἈρχαίαἑλληνικά" style:family="text">
      <style:text-properties style:font-weight-complex="bold" style:font-size-complex="14pt"/>
    </style:style>
    <style:style style:name="T11818" style:parent-style-name="AncientGreekἈρχαίαἑλληνικά" style:family="text">
      <style:text-properties style:font-weight-complex="bold" style:font-size-complex="14pt" fo:language="el" fo:country="GR"/>
    </style:style>
    <style:style style:name="T11819" style:parent-style-name="AncientGreekἈρχαίαἑλληνικά" style:family="text">
      <style:text-properties style:font-weight-complex="bold" style:font-size-complex="14pt"/>
    </style:style>
    <style:style style:name="T11820" style:parent-style-name="AncientGreekἈρχαίαἑλληνικά" style:family="text">
      <style:text-properties style:font-weight-complex="bold" style:font-size-complex="14pt" fo:language="el" fo:country="GR"/>
    </style:style>
    <style:style style:name="T11821" style:parent-style-name="AncientGreekἈρχαίαἑλληνικά" style:family="text">
      <style:text-properties style:font-weight-complex="bold" style:font-size-complex="14pt"/>
    </style:style>
    <style:style style:name="T11822" style:parent-style-name="AncientGreekἈρχαίαἑλληνικά" style:family="text">
      <style:text-properties style:font-weight-complex="bold" style:font-size-complex="14pt" fo:language="el" fo:country="GR"/>
    </style:style>
    <style:style style:name="T11823" style:parent-style-name="AncientGreekἈρχαίαἑλληνικά" style:family="text">
      <style:text-properties style:font-weight-complex="bold" style:font-size-complex="14pt"/>
    </style:style>
    <style:style style:name="T11824" style:parent-style-name="AncientGreekἈρχαίαἑλληνικά" style:family="text">
      <style:text-properties style:font-weight-complex="bold" style:font-size-complex="14pt" fo:language="el" fo:country="GR"/>
    </style:style>
    <style:style style:name="T11825" style:parent-style-name="AncientGreekἈρχαίαἑλληνικά" style:family="text">
      <style:text-properties style:font-weight-complex="bold" style:font-size-complex="14pt"/>
    </style:style>
    <style:style style:name="T11826" style:parent-style-name="AncientGreekἈρχαίαἑλληνικά" style:family="text">
      <style:text-properties style:font-weight-complex="bold" style:font-size-complex="14pt" fo:language="el" fo:country="GR"/>
    </style:style>
    <style:style style:name="T11827" style:parent-style-name="AncientGreekἈρχαίαἑλληνικά" style:family="text">
      <style:text-properties style:font-weight-complex="bold" style:font-size-complex="14pt"/>
    </style:style>
    <style:style style:name="T11828" style:parent-style-name="AncientGreekἈρχαίαἑλληνικά" style:family="text">
      <style:text-properties style:font-weight-complex="bold" style:font-size-complex="14pt" fo:language="el" fo:country="GR"/>
    </style:style>
    <style:style style:name="T11829" style:parent-style-name="AncientGreekἈρχαίαἑλληνικά" style:family="text">
      <style:text-properties style:font-weight-complex="bold" style:font-size-complex="14pt"/>
    </style:style>
    <style:style style:name="T11830" style:parent-style-name="AncientGreekἈρχαίαἑλληνικά" style:family="text">
      <style:text-properties style:font-weight-complex="bold" style:font-size-complex="14pt" fo:language="el" fo:country="GR"/>
    </style:style>
    <style:style style:name="T11831" style:parent-style-name="AncientGreekἈρχαίαἑλληνικά" style:family="text">
      <style:text-properties style:font-weight-complex="bold" style:font-size-complex="14pt"/>
    </style:style>
    <style:style style:name="T11832" style:parent-style-name="AncientGreekἈρχαίαἑλληνικά" style:family="text">
      <style:text-properties style:font-weight-complex="bold" style:font-size-complex="14pt" fo:language="el" fo:country="GR"/>
    </style:style>
    <style:style style:name="T11833" style:parent-style-name="AncientGreekἈρχαίαἑλληνικά" style:family="text">
      <style:text-properties style:font-weight-complex="bold" style:font-size-complex="14pt"/>
    </style:style>
    <style:style style:name="T11834" style:parent-style-name="AncientGreekἈρχαίαἑλληνικά" style:family="text">
      <style:text-properties style:font-weight-complex="bold" style:font-size-complex="14pt" fo:language="el" fo:country="GR"/>
    </style:style>
    <style:style style:name="T11835" style:parent-style-name="AncientGreekἈρχαίαἑλληνικά" style:family="text">
      <style:text-properties style:font-weight-complex="bold" style:font-size-complex="14pt"/>
    </style:style>
    <style:style style:name="T11836" style:parent-style-name="AncientGreekἈρχαίαἑλληνικά" style:family="text">
      <style:text-properties style:font-weight-complex="bold" style:font-size-complex="14pt" fo:language="el" fo:country="GR"/>
    </style:style>
    <style:style style:name="T11837" style:parent-style-name="AncientGreekἈρχαίαἑλληνικά" style:family="text">
      <style:text-properties style:font-weight-complex="bold" style:font-size-complex="14pt"/>
    </style:style>
    <style:style style:name="T11838" style:parent-style-name="AncientGreekἈρχαίαἑλληνικά" style:family="text">
      <style:text-properties style:font-weight-complex="bold" style:font-size-complex="14pt" fo:language="el" fo:country="GR"/>
    </style:style>
    <style:style style:name="T11839" style:parent-style-name="AncientGreekἈρχαίαἑλληνικά" style:family="text">
      <style:text-properties style:font-weight-complex="bold" style:font-size-complex="14pt"/>
    </style:style>
    <style:style style:name="T11840" style:parent-style-name="AncientGreekἈρχαίαἑλληνικά" style:family="text">
      <style:text-properties style:font-weight-complex="bold" style:font-size-complex="14pt" fo:language="el" fo:country="GR"/>
    </style:style>
    <style:style style:name="T11841" style:parent-style-name="AncientGreekἈρχαίαἑλληνικά" style:family="text">
      <style:text-properties style:font-weight-complex="bold" style:font-size-complex="14pt"/>
    </style:style>
    <style:style style:name="T11842" style:parent-style-name="AncientGreekἈρχαίαἑλληνικά" style:family="text">
      <style:text-properties style:font-weight-complex="bold" style:font-size-complex="14pt" fo:language="el" fo:country="GR"/>
    </style:style>
    <style:style style:name="T11843" style:parent-style-name="AncientGreekἈρχαίαἑλληνικά" style:family="text">
      <style:text-properties style:font-weight-complex="bold" style:font-size-complex="14pt"/>
    </style:style>
    <style:style style:name="T11844" style:parent-style-name="AncientGreekἈρχαίαἑλληνικά" style:family="text">
      <style:text-properties style:font-weight-complex="bold" style:font-size-complex="14pt" fo:language="el" fo:country="GR"/>
    </style:style>
    <style:style style:name="T11845" style:parent-style-name="AncientGreekἈρχαίαἑλληνικά" style:family="text">
      <style:text-properties style:font-weight-complex="bold" style:font-size-complex="14pt"/>
    </style:style>
    <style:style style:name="T11846" style:parent-style-name="AncientGreekἈρχαίαἑλληνικά" style:family="text">
      <style:text-properties style:font-weight-complex="bold" style:font-size-complex="14pt" fo:language="el" fo:country="GR"/>
    </style:style>
    <style:style style:name="T11847" style:parent-style-name="AncientGreekἈρχαίαἑλληνικά" style:family="text">
      <style:text-properties style:font-weight-complex="bold" style:font-size-complex="14pt"/>
    </style:style>
    <style:style style:name="T11848" style:parent-style-name="AncientGreekἈρχαίαἑλληνικά" style:family="text">
      <style:text-properties style:font-weight-complex="bold" style:font-size-complex="14pt" fo:language="el" fo:country="GR"/>
    </style:style>
    <style:style style:name="T11849" style:parent-style-name="AncientGreekἈρχαίαἑλληνικά" style:family="text">
      <style:text-properties style:font-weight-complex="bold" style:font-size-complex="14pt"/>
    </style:style>
    <style:style style:name="T11850" style:parent-style-name="AncientGreekἈρχαίαἑλληνικά" style:family="text">
      <style:text-properties style:font-weight-complex="bold" style:font-size-complex="14pt" fo:language="el" fo:country="GR"/>
    </style:style>
    <style:style style:name="T11851" style:parent-style-name="AncientGreekἈρχαίαἑλληνικά" style:family="text">
      <style:text-properties style:font-weight-complex="bold" style:font-size-complex="14pt"/>
    </style:style>
    <style:style style:name="T11852" style:parent-style-name="AncientGreekἈρχαίαἑλληνικά" style:family="text">
      <style:text-properties style:font-weight-complex="bold" style:font-size-complex="14pt" fo:language="el" fo:country="GR"/>
    </style:style>
    <style:style style:name="T11853" style:parent-style-name="AncientGreekἈρχαίαἑλληνικά" style:family="text">
      <style:text-properties style:font-weight-complex="bold" style:font-size-complex="14pt"/>
    </style:style>
    <style:style style:name="T11854" style:parent-style-name="AncientGreekἈρχαίαἑλληνικά" style:family="text">
      <style:text-properties style:font-weight-complex="bold" style:font-size-complex="14pt" fo:language="el" fo:country="GR"/>
    </style:style>
    <style:style style:name="T11855" style:parent-style-name="AncientGreekἈρχαίαἑλληνικά" style:family="text">
      <style:text-properties style:font-weight-complex="bold" style:font-size-complex="14pt"/>
    </style:style>
    <style:style style:name="T11856" style:parent-style-name="AncientGreekἈρχαίαἑλληνικά" style:family="text">
      <style:text-properties style:font-weight-complex="bold" style:font-size-complex="14pt" fo:language="el" fo:country="GR"/>
    </style:style>
    <style:style style:name="T11857" style:parent-style-name="AncientGreekἈρχαίαἑλληνικά" style:family="text">
      <style:text-properties style:font-weight-complex="bold" style:font-size-complex="14pt"/>
    </style:style>
    <style:style style:name="T11858" style:parent-style-name="AncientGreekἈρχαίαἑλληνικά" style:family="text">
      <style:text-properties style:font-weight-complex="bold" style:font-size-complex="14pt" fo:language="el" fo:country="GR"/>
    </style:style>
    <style:style style:name="T11859" style:parent-style-name="AncientGreekἈρχαίαἑλληνικά" style:family="text">
      <style:text-properties style:font-weight-complex="bold" style:font-size-complex="14pt"/>
    </style:style>
    <style:style style:name="T11860" style:parent-style-name="AncientGreekἈρχαίαἑλληνικά" style:family="text">
      <style:text-properties style:font-weight-complex="bold" style:font-size-complex="14pt" fo:language="el" fo:country="GR"/>
    </style:style>
    <style:style style:name="T11861" style:parent-style-name="AncientGreekἈρχαίαἑλληνικά" style:family="text">
      <style:text-properties style:font-weight-complex="bold" style:font-size-complex="14pt"/>
    </style:style>
    <style:style style:name="T11862" style:parent-style-name="AncientGreekἈρχαίαἑλληνικά" style:family="text">
      <style:text-properties style:font-weight-complex="bold" style:font-size-complex="14pt" fo:language="el" fo:country="GR"/>
    </style:style>
    <style:style style:name="T11863" style:parent-style-name="AncientGreekἈρχαίαἑλληνικά" style:family="text">
      <style:text-properties style:font-weight-complex="bold" style:font-size-complex="14pt"/>
    </style:style>
    <style:style style:name="T11864" style:parent-style-name="AncientGreekἈρχαίαἑλληνικά" style:family="text">
      <style:text-properties style:font-weight-complex="bold" style:font-size-complex="14pt" fo:language="el" fo:country="GR"/>
    </style:style>
    <style:style style:name="T11865" style:parent-style-name="AncientGreekἈρχαίαἑλληνικά" style:family="text">
      <style:text-properties style:font-weight-complex="bold" style:font-size-complex="14pt"/>
    </style:style>
    <style:style style:name="T11866" style:parent-style-name="AncientGreekἈρχαίαἑλληνικά" style:family="text">
      <style:text-properties style:font-weight-complex="bold" style:font-size-complex="14pt" fo:language="el" fo:country="GR"/>
    </style:style>
    <style:style style:name="T11867" style:parent-style-name="AncientGreekἈρχαίαἑλληνικά" style:family="text">
      <style:text-properties style:font-weight-complex="bold" style:font-size-complex="14pt"/>
    </style:style>
    <style:style style:name="T11868" style:parent-style-name="AncientGreekἈρχαίαἑλληνικά" style:family="text">
      <style:text-properties style:font-weight-complex="bold" style:font-size-complex="14pt" fo:language="el" fo:country="GR"/>
    </style:style>
    <style:style style:name="T11869" style:parent-style-name="AncientGreekἈρχαίαἑλληνικά" style:family="text">
      <style:text-properties style:font-weight-complex="bold" style:font-size-complex="14pt"/>
    </style:style>
    <style:style style:name="T11870" style:parent-style-name="AncientGreekἈρχαίαἑλληνικά" style:family="text">
      <style:text-properties style:font-weight-complex="bold" style:font-size-complex="14pt" fo:language="el" fo:country="GR"/>
    </style:style>
    <style:style style:name="T11871" style:parent-style-name="AncientGreekἈρχαίαἑλληνικά" style:family="text">
      <style:text-properties style:font-weight-complex="bold" style:font-size-complex="14pt"/>
    </style:style>
    <style:style style:name="T11872" style:parent-style-name="AncientGreekἈρχαίαἑλληνικά" style:family="text">
      <style:text-properties style:font-weight-complex="bold" style:font-size-complex="14pt" fo:language="el" fo:country="GR"/>
    </style:style>
    <style:style style:name="T11873" style:parent-style-name="AncientGreekἈρχαίαἑλληνικά" style:family="text">
      <style:text-properties style:font-weight-complex="bold" style:font-size-complex="14pt"/>
    </style:style>
    <style:style style:name="T11874" style:parent-style-name="AncientGreekἈρχαίαἑλληνικά" style:family="text">
      <style:text-properties style:font-weight-complex="bold" style:font-size-complex="14pt" fo:language="el" fo:country="GR"/>
    </style:style>
    <style:style style:name="T11875" style:parent-style-name="AncientGreekἈρχαίαἑλληνικά" style:family="text">
      <style:text-properties style:font-weight-complex="bold" style:font-size-complex="14pt"/>
    </style:style>
    <style:style style:name="T11876" style:parent-style-name="AncientGreekἈρχαίαἑλληνικά" style:family="text">
      <style:text-properties style:font-weight-complex="bold" style:font-size-complex="14pt" fo:language="el" fo:country="GR"/>
    </style:style>
    <style:style style:name="T11877" style:parent-style-name="AncientGreekἈρχαίαἑλληνικά" style:family="text">
      <style:text-properties style:font-weight-complex="bold" style:font-size-complex="14pt"/>
    </style:style>
    <style:style style:name="T11878" style:parent-style-name="AncientGreekἈρχαίαἑλληνικά" style:family="text">
      <style:text-properties style:font-weight-complex="bold" style:font-size-complex="14pt" fo:language="el" fo:country="GR"/>
    </style:style>
    <style:style style:name="T11879" style:parent-style-name="AncientGreekἈρχαίαἑλληνικά" style:family="text">
      <style:text-properties style:font-weight-complex="bold" style:font-size-complex="14pt"/>
    </style:style>
    <style:style style:name="T11880" style:parent-style-name="AncientGreekἈρχαίαἑλληνικά" style:family="text">
      <style:text-properties style:font-weight-complex="bold" style:font-size-complex="14pt" fo:language="el" fo:country="GR"/>
    </style:style>
    <style:style style:name="T11881" style:parent-style-name="AncientGreekἈρχαίαἑλληνικά" style:family="text">
      <style:text-properties style:font-weight-complex="bold" style:font-size-complex="14pt"/>
    </style:style>
    <style:style style:name="T11882" style:parent-style-name="AncientGreekἈρχαίαἑλληνικά" style:family="text">
      <style:text-properties style:font-weight-complex="bold" style:font-size-complex="14pt" fo:language="el" fo:country="GR"/>
    </style:style>
    <style:style style:name="T11883" style:parent-style-name="AncientGreekἈρχαίαἑλληνικά" style:family="text">
      <style:text-properties style:font-weight-complex="bold" style:font-size-complex="14pt"/>
    </style:style>
    <style:style style:name="T11884" style:parent-style-name="AncientGreekἈρχαίαἑλληνικά" style:family="text">
      <style:text-properties style:font-weight-complex="bold" style:font-size-complex="14pt" fo:language="el" fo:country="GR"/>
    </style:style>
    <style:style style:name="T11885" style:parent-style-name="AncientGreekἈρχαίαἑλληνικά" style:family="text">
      <style:text-properties style:font-weight-complex="bold" style:font-size-complex="14pt"/>
    </style:style>
    <style:style style:name="T11886" style:parent-style-name="AncientGreekἈρχαίαἑλληνικά" style:family="text">
      <style:text-properties style:font-weight-complex="bold" style:font-size-complex="14pt" fo:language="el" fo:country="GR"/>
    </style:style>
    <style:style style:name="T11887" style:parent-style-name="AncientGreekἈρχαίαἑλληνικά" style:family="text">
      <style:text-properties style:font-weight-complex="bold" style:font-size-complex="14pt"/>
    </style:style>
    <style:style style:name="T11888" style:parent-style-name="AncientGreekἈρχαίαἑλληνικά" style:family="text">
      <style:text-properties style:font-weight-complex="bold" style:font-size-complex="14pt" fo:language="el" fo:country="GR"/>
    </style:style>
    <style:style style:name="T11889" style:parent-style-name="AncientGreekἈρχαίαἑλληνικά" style:family="text">
      <style:text-properties style:font-weight-complex="bold" style:font-size-complex="14pt"/>
    </style:style>
    <style:style style:name="T11890" style:parent-style-name="AncientGreekἈρχαίαἑλληνικά" style:family="text">
      <style:text-properties style:font-weight-complex="bold" style:font-size-complex="14pt" fo:language="el" fo:country="GR"/>
    </style:style>
    <style:style style:name="T11891" style:parent-style-name="AncientGreekἈρχαίαἑλληνικά" style:family="text">
      <style:text-properties style:font-weight-complex="bold" style:font-size-complex="14pt"/>
    </style:style>
    <style:style style:name="T11892" style:parent-style-name="AncientGreekἈρχαίαἑλληνικά" style:family="text">
      <style:text-properties style:font-weight-complex="bold" style:font-size-complex="14pt" fo:language="el" fo:country="GR"/>
    </style:style>
    <style:style style:name="T11893" style:parent-style-name="AncientGreekἈρχαίαἑλληνικά" style:family="text">
      <style:text-properties style:font-weight-complex="bold" style:font-size-complex="14pt"/>
    </style:style>
    <style:style style:name="T11894" style:parent-style-name="AncientGreekἈρχαίαἑλληνικά" style:family="text">
      <style:text-properties style:font-weight-complex="bold" style:font-size-complex="14pt" fo:language="el" fo:country="GR"/>
    </style:style>
    <style:style style:name="T11895" style:parent-style-name="AncientGreekἈρχαίαἑλληνικά" style:family="text">
      <style:text-properties style:font-weight-complex="bold" style:font-size-complex="14pt"/>
    </style:style>
    <style:style style:name="T11896" style:parent-style-name="AncientGreekἈρχαίαἑλληνικά" style:family="text">
      <style:text-properties style:font-weight-complex="bold" style:font-size-complex="14pt" fo:language="el" fo:country="GR"/>
    </style:style>
    <style:style style:name="T11897" style:parent-style-name="AncientGreekἈρχαίαἑλληνικά" style:family="text">
      <style:text-properties style:font-weight-complex="bold" style:font-size-complex="14pt"/>
    </style:style>
    <style:style style:name="T11898" style:parent-style-name="AncientGreekἈρχαίαἑλληνικά" style:family="text">
      <style:text-properties style:font-weight-complex="bold" style:font-size-complex="14pt" fo:language="el" fo:country="GR"/>
    </style:style>
    <style:style style:name="T11899" style:parent-style-name="AncientGreekἈρχαίαἑλληνικά" style:family="text">
      <style:text-properties style:font-weight-complex="bold" style:font-size-complex="14pt"/>
    </style:style>
    <style:style style:name="T11900" style:parent-style-name="AncientGreekἈρχαίαἑλληνικά" style:family="text">
      <style:text-properties style:font-weight-complex="bold" style:font-size-complex="14pt" fo:language="el" fo:country="GR"/>
    </style:style>
    <style:style style:name="T11901" style:parent-style-name="AncientGreekἈρχαίαἑλληνικά" style:family="text">
      <style:text-properties style:font-weight-complex="bold" style:font-size-complex="14pt"/>
    </style:style>
    <style:style style:name="T11902" style:parent-style-name="AncientGreekἈρχαίαἑλληνικά" style:family="text">
      <style:text-properties style:font-weight-complex="bold" style:font-size-complex="14pt" fo:language="el" fo:country="GR"/>
    </style:style>
    <style:style style:name="T11903" style:parent-style-name="AncientGreekἈρχαίαἑλληνικά" style:family="text">
      <style:text-properties style:font-weight-complex="bold" style:font-size-complex="14pt"/>
    </style:style>
    <style:style style:name="T11904" style:parent-style-name="AncientGreekἈρχαίαἑλληνικά" style:family="text">
      <style:text-properties style:font-weight-complex="bold" style:font-size-complex="14pt" fo:language="el" fo:country="GR"/>
    </style:style>
    <style:style style:name="T11905" style:parent-style-name="AncientGreekἈρχαίαἑλληνικά" style:family="text">
      <style:text-properties style:font-weight-complex="bold" style:font-size-complex="14pt"/>
    </style:style>
    <style:style style:name="T11906" style:parent-style-name="AncientGreekἈρχαίαἑλληνικά" style:family="text">
      <style:text-properties style:font-weight-complex="bold" style:font-size-complex="14pt" fo:language="el" fo:country="GR"/>
    </style:style>
    <style:style style:name="T11907" style:parent-style-name="AncientGreekἈρχαίαἑλληνικά" style:family="text">
      <style:text-properties style:font-weight-complex="bold" style:font-size-complex="14pt"/>
    </style:style>
    <style:style style:name="T11908" style:parent-style-name="AncientGreekἈρχαίαἑλληνικά" style:family="text">
      <style:text-properties style:font-weight-complex="bold" style:font-size-complex="14pt" fo:language="el" fo:country="GR"/>
    </style:style>
    <style:style style:name="T11909" style:parent-style-name="AncientGreekἈρχαίαἑλληνικά" style:family="text">
      <style:text-properties style:font-weight-complex="bold" style:font-size-complex="14pt"/>
    </style:style>
    <style:style style:name="T11910" style:parent-style-name="AncientGreekἈρχαίαἑλληνικά" style:family="text">
      <style:text-properties style:font-weight-complex="bold" style:font-size-complex="14pt" fo:language="el" fo:country="GR"/>
    </style:style>
    <style:style style:name="T11911" style:parent-style-name="AncientGreekἈρχαίαἑλληνικά" style:family="text">
      <style:text-properties style:font-weight-complex="bold" style:font-size-complex="14pt"/>
    </style:style>
    <style:style style:name="T11912" style:parent-style-name="AncientGreekἈρχαίαἑλληνικά" style:family="text">
      <style:text-properties style:font-weight-complex="bold" style:font-size-complex="14pt" fo:language="el" fo:country="GR"/>
    </style:style>
    <style:style style:name="T11913" style:parent-style-name="AncientGreekἈρχαίαἑλληνικά" style:family="text">
      <style:text-properties style:font-weight-complex="bold" style:font-size-complex="14pt"/>
    </style:style>
    <style:style style:name="T11914" style:parent-style-name="AncientGreekἈρχαίαἑλληνικά" style:family="text">
      <style:text-properties style:font-weight-complex="bold" style:font-size-complex="14pt" fo:language="el" fo:country="GR"/>
    </style:style>
    <style:style style:name="T11915" style:parent-style-name="AncientGreekἈρχαίαἑλληνικά" style:family="text">
      <style:text-properties style:font-weight-complex="bold" style:font-size-complex="14pt"/>
    </style:style>
    <style:style style:name="T11916" style:parent-style-name="AncientGreekἈρχαίαἑλληνικά" style:family="text">
      <style:text-properties style:font-weight-complex="bold" style:font-size-complex="14pt" fo:language="el" fo:country="GR"/>
    </style:style>
    <style:style style:name="T11917" style:parent-style-name="AncientGreekἈρχαίαἑλληνικά" style:family="text">
      <style:text-properties style:font-weight-complex="bold" style:font-size-complex="14pt"/>
    </style:style>
    <style:style style:name="T11918" style:parent-style-name="AncientGreekἈρχαίαἑλληνικά" style:family="text">
      <style:text-properties style:font-weight-complex="bold" style:font-size-complex="14pt" fo:language="el" fo:country="GR"/>
    </style:style>
    <style:style style:name="T11919" style:parent-style-name="AncientGreekἈρχαίαἑλληνικά" style:family="text">
      <style:text-properties style:font-weight-complex="bold" style:font-size-complex="14pt"/>
    </style:style>
    <style:style style:name="T11920" style:parent-style-name="AncientGreekἈρχαίαἑλληνικά" style:family="text">
      <style:text-properties style:font-weight-complex="bold" style:font-size-complex="14pt" fo:language="el" fo:country="GR"/>
    </style:style>
    <style:style style:name="T11921" style:parent-style-name="AncientGreekἈρχαίαἑλληνικά" style:family="text">
      <style:text-properties style:font-weight-complex="bold" style:font-size-complex="14pt"/>
    </style:style>
    <style:style style:name="T11922" style:parent-style-name="AncientGreekἈρχαίαἑλληνικά" style:family="text">
      <style:text-properties style:font-weight-complex="bold" style:font-size-complex="14pt" fo:language="el" fo:country="GR"/>
    </style:style>
    <style:style style:name="T11923" style:parent-style-name="AncientGreekἈρχαίαἑλληνικά" style:family="text">
      <style:text-properties style:font-weight-complex="bold" style:font-size-complex="14pt"/>
    </style:style>
    <style:style style:name="T11924" style:parent-style-name="AncientGreekἈρχαίαἑλληνικά" style:family="text">
      <style:text-properties style:font-weight-complex="bold" style:font-size-complex="14pt" fo:language="el" fo:country="GR"/>
    </style:style>
    <style:style style:name="T11925" style:parent-style-name="AncientGreekἈρχαίαἑλληνικά" style:family="text">
      <style:text-properties style:font-weight-complex="bold" style:font-size-complex="14pt" fo:language="el" fo:country="GR"/>
    </style:style>
    <style:style style:name="P11926" style:parent-style-name="Standard" style:family="paragraph">
      <style:paragraph-properties fo:widows="0" fo:orphans="0">
        <style:tab-stops>
          <style:tab-stop style:type="left" style:position="2.3333in"/>
        </style:tab-stops>
      </style:paragraph-properties>
    </style:style>
    <style:style style:name="T11927" style:parent-style-name="AncientGreekἈρχαίαἑλληνικά" style:family="text">
      <style:text-properties style:font-weight-complex="bold" style:font-size-complex="14pt" fo:language="el" fo:country="GR"/>
    </style:style>
    <style:style style:name="TableCell11928" style:family="table-cell">
      <style:table-cell-properties fo:border="0.0069in solid #000000" fo:background-color="#FFFFFF" style:writing-mode="lr-tb" fo:padding-top="0in" fo:padding-left="0.1527in" fo:padding-bottom="0in" fo:padding-right="0.15in"/>
    </style:style>
    <style:style style:name="P11929" style:parent-style-name="Standard" style:family="paragraph">
      <style:paragraph-properties fo:widows="0" fo:orphans="0"/>
      <style:text-properties style:font-name="AncientGreek"/>
    </style:style>
    <style:style style:name="P11930" style:parent-style-name="Standard" style:family="paragraph">
      <style:paragraph-properties fo:widows="0" fo:orphans="0"/>
      <style:text-properties style:font-name="AncientGreek"/>
    </style:style>
    <style:style style:name="P11931" style:parent-style-name="Standard" style:family="paragraph">
      <style:paragraph-properties fo:widows="0" fo:orphans="0"/>
      <style:text-properties style:font-name="AncientGreek"/>
    </style:style>
    <style:style style:name="P11932" style:parent-style-name="Standard" style:family="paragraph">
      <style:paragraph-properties fo:widows="0" fo:orphans="0"/>
      <style:text-properties style:font-name="AncientGreek"/>
    </style:style>
  </office:automatic-styles>
  <office:body>
    <office:text text:use-soft-page-breaks="true">
      <text:p text:style-name="P1"/>
      <table:table table:style-name="Table2">
        <table:table-columns>
          <table:table-column table:style-name="TableColumn3"/>
          <table:table-column table:style-name="TableColumn4"/>
        </table:table-columns>
        <table:table-row table:style-name="TableRow5">
          <table:table-cell table:style-name="TableCell6">
            <text:soft-page-break/>
            <text:p text:style-name="P7"><text:span text:style-name="T8">100.<text:s/></text:span><text:span text:style-name="T9">Δρυτόμοι</text:span><text:span text:style-name="T10"><text:s/></text:span><text:span text:style-name="T11">καὶ</text:span><text:span text:style-name="T12"><text:s/></text:span><text:span text:style-name="T13">πεύκη</text:span><text:span text:style-name="T14">.</text:span></text:p>
            <text:p text:style-name="P15"><text:span text:style-name="T16">Δρυτόμοι</text:span><text:span text:style-name="T17"><text:s/></text:span><text:span text:style-name="T18">ἔσχιζόν</text:span><text:span text:style-name="T19"><text:s/></text:span><text:span text:style-name="T20">τινα</text:span><text:span text:style-name="T21"><text:s/></text:span><text:span text:style-name="T22">πεύκην</text:span><text:span text:style-name="T23">•<text:s/></text:span><text:span text:style-name="T24">σφῆνας</text:span><text:span text:style-name="T25"><text:s/></text:span><text:span text:style-name="T26">δὲ</text:span><text:span text:style-name="T27"><text:s/></text:span><text:span text:style-name="T28">ἐξ</text:span><text:span text:style-name="T29"><text:s/></text:span><text:span text:style-name="T30">αὐτῆς</text:span><text:span text:style-name="T31"><text:s/></text:span><text:span text:style-name="T32">πεποιηκότες</text:span><text:span text:style-name="T33"><text:s/></text:span><text:span text:style-name="T34">εὐκόλως</text:span><text:span text:style-name="T35"><text:s/></text:span><text:span text:style-name="T36">ἔσχιζον</text:span><text:span text:style-name="T37">.<text:s/></text:span><text:span text:style-name="T38">Ἡ</text:span><text:span text:style-name="T39"><text:s/></text:span><text:span text:style-name="T40">δὲ</text:span><text:span text:style-name="T41"><text:s/></text:span><text:span text:style-name="T42">εἶπεν</text:span><text:span text:style-name="T43">• «<text:s/></text:span><text:span text:style-name="T44">Οὐ</text:span><text:span text:style-name="T45"><text:s/></text:span><text:span text:style-name="T46">τοσοῦτον</text:span><text:span text:style-name="T47"><text:s/></text:span><text:span text:style-name="T48">τὸν</text:span><text:span text:style-name="T49"><text:s/></text:span><text:span text:style-name="T50">κόψαντα</text:span><text:span text:style-name="T51"><text:s/></text:span><text:span text:style-name="T52">πέλεκυν</text:span><text:span text:style-name="T53"><text:s/></text:span><text:span text:style-name="T54">μέμφομαι</text:span><text:span text:style-name="T55"><text:s/></text:span><text:span text:style-name="T56">ὅσον</text:span><text:span text:style-name="T57"><text:s/></text:span><text:span text:style-name="T58">τοὺς</text:span><text:span text:style-name="T59"><text:s/></text:span><text:span text:style-name="T60">ἐξ</text:span><text:span text:style-name="T61"><text:s/></text:span><text:span text:style-name="T62">ἐμοῦ</text:span><text:span text:style-name="T63"><text:s/></text:span><text:span text:style-name="T64">γεννηθέντας</text:span><text:span text:style-name="T65"><text:s/></text:span><text:span text:style-name="T66">σφῆνας</text:span><text:span text:style-name="T67">. »</text:span></text:p>
            <text:p text:style-name="P68"><text:span text:style-name="T69">Ὅτι</text:span><text:span text:style-name="T70"><text:s/></text:span><text:span text:style-name="T71">οὐ</text:span><text:span text:style-name="T72"><text:s/></text:span><text:span text:style-name="T73">τοσοῦτόν</text:span><text:span text:style-name="T74"><text:s/></text:span><text:span text:style-name="T75">ἐστι</text:span><text:span text:style-name="T76"><text:s/></text:span><text:span text:style-name="T77">δεινόν</text:span><text:span text:style-name="T78">,<text:s/></text:span><text:span text:style-name="T79">ὅτε</text:span><text:span text:style-name="T80"><text:s/></text:span><text:span text:style-name="T81">τις</text:span><text:span text:style-name="T82"><text:s/></text:span><text:span text:style-name="T83">ὑπὸ</text:span><text:span text:style-name="T84"><text:s/></text:span><text:span text:style-name="T85">ἀλλοτρίων</text:span><text:span text:style-name="T86"><text:s/></text:span><text:span text:style-name="T87">ἀνθρώπων</text:span><text:span text:style-name="T88"><text:s/></text:span><text:span text:style-name="T89">πάθῃ</text:span><text:span text:style-name="T90"><text:s/></text:span><text:span text:style-name="T91">τι</text:span><text:span text:style-name="T92"><text:s/></text:span><text:span text:style-name="T93">τῶν</text:span><text:span text:style-name="T94"><text:s/></text:span><text:span text:style-name="T95">ἀπαισίων</text:span><text:span text:style-name="T96"><text:s/></text:span><text:span text:style-name="T97">ὅσον</text:span><text:span text:style-name="T98"><text:s/></text:span><text:span text:style-name="T99">ὑπὸ</text:span><text:span text:style-name="T100"><text:s/></text:span><text:span text:style-name="T101">τῶν</text:span><text:span text:style-name="T102"><text:s/></text:span><text:span text:style-name="T103">οἰκείων</text:span><text:span text:style-name="T104">.</text:span></text:p>
          </table:table-cell>
          <table:table-cell table:style-name="TableCell105">
            <text:p text:style-name="P106">Some Loggers and a Pine Tree</text:p>
            <text:p text:style-name="P107">Some woodcutters were splitting a pine tree. And wedges from it having made, they easily split [it]. I do not slander so much the cutting axe, as the wedges produced from me. Because it is not as terrible when someone suffers something ill omened from unfamiliar people as it is by those who are familiar.</text:p>
            <text:p text:style-name="P108"/>
            <text:p text:style-name="P109"><text:span text:style-name="T110">σφῆνας</text:span><text:span text:style-name="T111"><text:s/>=<text:s/></text:span><text:span text:style-name="T112">ὁ σφήν, σφηνός</text:span><text:span text:style-name="T113"><text:line-break/></text:span><text:span text:style-name="T114">ἀπαισίων</text:span><text:span text:style-name="T115"><text:s/></text:span><text:span text:style-name="T116">=<text:s/></text:span><text:span text:style-name="T117">ἀπαίσιος , ον,</text:span></text:p>
          </table:table-cell>
        </table:table-row>
        <table:table-row table:style-name="TableRow118">
          <table:table-cell table:style-name="TableCell119">
            <text:p text:style-name="P120"><text:span text:style-name="T121">101.<text:s/></text:span><text:span text:style-name="T122">Ἐλάτη</text:span><text:span text:style-name="T123"><text:s/></text:span><text:span text:style-name="T124">καὶ</text:span><text:span text:style-name="T125"><text:s/></text:span><text:span text:style-name="T126">βάτος</text:span><text:span text:style-name="T127">.</text:span></text:p>
            <text:p text:style-name="P128"><text:span text:style-name="T129">Ἤριζον</text:span><text:span text:style-name="T130"><text:s/></text:span><text:span text:style-name="T131">πρὸς</text:span><text:span text:style-name="T132"><text:s/></text:span><text:span text:style-name="T133">ἀλλήλας</text:span><text:span text:style-name="T134"><text:s/></text:span><text:span text:style-name="T135">ἐλάτη</text:span><text:span text:style-name="T136"><text:s/></text:span><text:span text:style-name="T137">καὶ</text:span><text:span text:style-name="T138"><text:s/></text:span><text:span text:style-name="T139">βάτος</text:span><text:span text:style-name="T140">.<text:s/></text:span><text:span text:style-name="T141">Ἡ</text:span><text:span text:style-name="T142"><text:s/></text:span><text:span text:style-name="T143">δὲ</text:span><text:span text:style-name="T144"><text:s/></text:span><text:span text:style-name="T145">ἐλάτη</text:span><text:span text:style-name="T146"><text:s/></text:span><text:span text:style-name="T147">ἑαυτὴν</text:span><text:span text:style-name="T148"><text:s/></text:span><text:span text:style-name="T149">ἐπαινοῦσα</text:span><text:span text:style-name="T150"><text:s/></text:span><text:span text:style-name="T151">ἔφη</text:span><text:span text:style-name="T152"><text:s/></text:span><text:span text:style-name="T153">ὅτι</text:span><text:span text:style-name="T154"><text:s/>«<text:s/></text:span><text:span text:style-name="T155">καλή</text:span><text:span text:style-name="T156"><text:s/></text:span><text:span text:style-name="T157">εἰμι</text:span><text:span text:style-name="T158"><text:s/></text:span><text:span text:style-name="T159">καὶ</text:span><text:span text:style-name="T160"><text:s/></text:span><text:span text:style-name="T161">εὐμήκης</text:span><text:span text:style-name="T162"><text:s/></text:span><text:span text:style-name="T163">καὶ</text:span><text:span text:style-name="T164"><text:s/></text:span><text:span text:style-name="T165">ὑψηλὴ</text:span><text:span text:style-name="T166"><text:s/></text:span><text:span text:style-name="T167">καὶ</text:span><text:span text:style-name="T168"><text:s/></text:span><text:span text:style-name="T169">χρησιμεύω</text:span><text:span text:style-name="T170"><text:s/></text:span><text:span text:style-name="T171">εἰς</text:span><text:span text:style-name="T172"><text:s/></text:span><text:span text:style-name="T173">ναῶν</text:span><text:span text:style-name="T174"><text:s/></text:span><text:span text:style-name="T175">στέγη</text:span><text:span text:style-name="T176"><text:s/></text:span><text:span text:style-name="T177">καὶ</text:span><text:span text:style-name="T178"><text:s/></text:span><text:span text:style-name="T179">εἰς</text:span><text:span text:style-name="T180"><text:s/></text:span><text:span text:style-name="T181">πλοῖα</text:span><text:span text:style-name="T182">•<text:s/></text:span><text:span text:style-name="T183">καὶ</text:span><text:span text:style-name="T184"><text:s/></text:span><text:span text:style-name="T185">πῶς</text:span><text:span text:style-name="T186"><text:s/></text:span><text:span text:style-name="T187">ἐμοὶ</text:span><text:span text:style-name="T188"><text:s/></text:span><text:span text:style-name="T189">συγκρίνῃ</text:span><text:span text:style-name="T190">; »<text:s/></text:span><text:span text:style-name="T191">Ἡ</text:span><text:span text:style-name="T192"><text:s/></text:span><text:span text:style-name="T193">δὲ</text:span><text:span text:style-name="T194"><text:s/></text:span><text:span text:style-name="T195">βάτος</text:span><text:span text:style-name="T196"><text:s/></text:span><text:span text:style-name="T197">εἶπεν</text:span><text:span text:style-name="T198">• «<text:s/></text:span><text:span text:style-name="T199">Εἰ</text:span><text:span text:style-name="T200"><text:s/></text:span><text:span text:style-name="T201">μνησθῇς</text:span><text:span text:style-name="T202"><text:s/></text:span><text:span text:style-name="T203">τῶν</text:span><text:span text:style-name="T204"><text:s/></text:span><text:span text:style-name="T205">πελέκεων</text:span><text:span text:style-name="T206"><text:s/></text:span><text:span text:style-name="T207">καὶ</text:span><text:span text:style-name="T208"><text:s/></text:span><text:span text:style-name="T209">τῶν</text:span><text:span text:style-name="T210"><text:s/></text:span><text:span text:style-name="T211">πριόνων</text:span><text:span text:style-name="T212"><text:s/></text:span><text:span text:style-name="T213">τῶν</text:span><text:span text:style-name="T214"><text:s/></text:span><text:span text:style-name="T215">σε</text:span><text:span text:style-name="T216"><text:s/></text:span><text:span text:style-name="T217">κοπτόντων</text:span><text:span text:style-name="T218">,<text:s/></text:span><text:span text:style-name="T219">βάτος</text:span><text:span text:style-name="T220"><text:s/></text:span><text:span text:style-name="T221">γενέσθαι</text:span><text:span text:style-name="T222"><text:s/></text:span><text:span text:style-name="T223">καὶ</text:span><text:span text:style-name="T224"><text:s/></text:span><text:span text:style-name="T225">σὺ</text:span><text:span text:style-name="T226"><text:s/></text:span><text:span text:style-name="T227">μᾶλλον</text:span><text:span text:style-name="T228"><text:s/></text:span><text:span text:style-name="T229">θελήσεις</text:span><text:span text:style-name="T230">. »</text:span></text:p>
            <text:p text:style-name="P231"><text:span text:style-name="T232">Ὅτι</text:span><text:span text:style-name="T233"><text:s/></text:span><text:span text:style-name="T234">οὐ</text:span><text:span text:style-name="T235"><text:s/></text:span><text:span text:style-name="T236">δεῖ</text:span><text:span text:style-name="T237"><text:s/></text:span><text:span text:style-name="T238">ἐν</text:span><text:span text:style-name="T239"><text:s/></text:span><text:span text:style-name="T240">βίῳ</text:span><text:span text:style-name="T241"><text:s/></text:span><text:span text:style-name="T242">ὄντας</text:span><text:span text:style-name="T243"><text:s/></text:span><text:span text:style-name="T244">ἐπαίρεσθαι</text:span><text:span text:style-name="T245"><text:s/></text:span><text:span text:style-name="T246">ἐν</text:span><text:span text:style-name="T247"><text:s/></text:span><text:span text:style-name="T248">τῇ</text:span><text:span text:style-name="T249"><text:s/></text:span><text:span text:style-name="T250">δόξῃ</text:span><text:span text:style-name="T251">•<text:s/></text:span><text:span text:style-name="T252">τῶν</text:span><text:span text:style-name="T253"><text:s/></text:span><text:span text:style-name="T254">γὰρ</text:span><text:span text:style-name="T255"><text:s/></text:span><text:span text:style-name="T256">εὐτελῶν</text:span><text:span text:style-name="T257"><text:s/></text:span><text:span text:style-name="T258">ἀκίνδυνός</text:span><text:span text:style-name="T259"><text:s/></text:span><text:span text:style-name="T260">ἐστιν</text:span><text:span text:style-name="T261"><text:s/></text:span><text:span text:style-name="T262">ὁ</text:span><text:span text:style-name="T263"><text:s/></text:span><text:span text:style-name="T264">βίος</text:span><text:span text:style-name="T265">.</text:span></text:p>
          </table:table-cell>
          <table:table-cell table:style-name="TableCell266">
            <text:p text:style-name="P267">A Fir Tree and Thorn Bush</text:p>
            <text:p text:style-name="P268">A fir tree and a thorn bush were arguing with each other. And the fir tree praising itself, said that: “I am beautiful and well formed and tall and I am useful for roofs of temples and for ships. Yet how do you compare yourself to me?” And the bramble said: “if you would remember the axes and saws which cut you, you would also wish to become a Thorn Bush”</text:p>
            <text:p text:style-name="P269">Because those in life should not lift themselves up in glory, for the life of the frugal is without danger</text:p>
          </table:table-cell>
        </table:table-row>
        <text:soft-page-break/>
        <table:table-row table:style-name="TableRow270">
          <table:table-cell table:style-name="TableCell271">
            <text:p text:style-name="P272"><text:span text:style-name="T273">102. Ἔλαφος <text:s/>ἐπὶ νάματος <text:s/>καὶ λέων.</text:span></text:p>
            <text:p text:style-name="P274"><text:span text:style-name="T275">Ἔλαφος δίψῃ συσχεθεῖσα παρεγένετο ἐπί τινα πηγήν• πιοῦσα δέ, ὡς ἐθεάσατο τὴν ἑαυτῆς σκιὰν ἐπὶ τοῦ ὕδατος, ἐπὶ μὲν τοῖς κέρασιν ἠγάλλετο, ὁρῶσα τὸ μέγεθος καὶ τὴν ποικιλίαν, ἐπὶ δὲ τοῖς ποσὶ πάνυ ἤχθετο ὡς λεπτοῖς οὖσι καὶ ἀσθενέσιν. Ἔτι δὲ αὐτῆς διανοουμένης, λέων ἐπιφανεὶς ἐδίωκεν αὐτήν• κἀκείνη εἰς φυγὴν τραπεῖσα κατὰ πολὺ αὐτοῦ προεῖχεν• ἀλκὴ γὰρ ἐλάφων μὲν ἐν τοῖς ποσί, λεόντων δὲ ἐν καρδίᾳ. Μέχρι μὲν οὖν ψιλὸν ἦν τὸ πεδίον, ἡ μὲν προθέουσα διεσώζετο• ἐπειδὴ δὲ ἐγένετο κατά τινα ὑλώδη τόπον, τηνικαῦτα συνέβη, τῶν κεράτων αὐτῆς ἐμπλακέντων τοῖς κλάδοις, μὴ δυναμένην τρέχειν συλληφθῆναι. Μέλλουσα δὲ ἀναιρεῖσθαι ἔφη πρὸς ἑαυτήν• « Δειλαία ἔγωγε, ἥτις ὑφ᾿ ὧν μὲν προδοθήσεσθαι ἔμελλον, ὑπὸ τούτων ἐσῳζόμην, οἷς δὲ καὶ σφόδρα ἐπεποίθειν,ὑπὸ τούτων ἀπόλλυμαι. »</text:span></text:p>
            <text:p text:style-name="P276"><text:span text:style-name="T277">Οὕτω πολλάκις ἐν κινδύνοις οἱ μὲν ὕποπτοι τῶν φίλων σωτῆρες ἐγένοντο, οἱδὲ σφόδρα ἐμπιστευθέντες προδόται.</text:span></text:p>
          </table:table-cell>
          <table:table-cell table:style-name="TableCell278">
            <text:p text:style-name="P279">A Deer at a Stream and a Lion</text:p>
            <text:p text:style-name="P280"><text:span text:style-name="T281">A deer being held by thirst he came upon a fount. And while drinking, when he saw his shadow upon the water, he rejoiced over his horns, seeing the stature [of them] and the adornment [of them], but he was very grieved with his legs as they are delicate and weak. And yet while he was thinking this, a lion appearing, he pursued her. And as she was being turned in flight through a great distance she kept ahead. For the strength of deer is in their feet, and the strength of lions is in the heart. Therefore while the plane was bare, as she was running was saved. But when she arrived in a wooded place, at that time it came about, while her horns were tangled in branches, not being able to run was caught. And as she was about to be killed she said to herself: “Wretched I myself am, who was saved by those things which I was doomed to be betrayed, and in those things I had very much trusted, by those things I am destroyed.</text:span><text:span text:style-name="T282"><text:line-break/></text:span><text:span text:style-name="T283"><text:line-break/>Thus often in dangers, the suspicious ones of our friends become saviors, and the those who are very much trustworthy become trators.</text:span><text:span text:style-name="T284"><text:line-break/></text:span><text:span text:style-name="T285"><text:line-break/></text:span><text:span text:style-name="T286">συσχεθεῖσα</text:span><text:span text:style-name="T287"><text:s/></text:span><text:span text:style-name="T288">= συνέχω (aor. pass. part.)</text:span><text:span text:style-name="T289"><text:line-break/></text:span><text:span text:style-name="T290">ἤχθετο</text:span><text:span text:style-name="T291"><text:s/></text:span><text:span text:style-name="T292">= ἄχθομαι</text:span><text:span text:style-name="T293">: to be grieved, to be loaded</text:span></text:p>
            <text:p text:style-name="P294"><text:span text:style-name="T295">προεῖχεν</text:span><text:span text:style-name="T296"><text:s/></text:span><text:span text:style-name="T297">= προέχω</text:span></text:p>
            <text:p text:style-name="P298"><text:span text:style-name="T299">τηνικαῦτα</text:span><text:span text:style-name="T300"><text:s/></text:span><text:span text:style-name="T301">= at that time (adv.)</text:span><text:span text:style-name="T302"><text:line-break/></text:span><text:span text:style-name="T303">Δειλαία<text:s/></text:span><text:span text:style-name="T304">= δείλαιος: wretched</text:span><text:span text:style-name="T305"><text:line-break/></text:span></text:p>
          </table:table-cell>
        </table:table-row>
        <table:table-row table:style-name="TableRow306">
          <table:table-cell table:style-name="TableCell307">
            <text:p text:style-name="P308"><text:span text:style-name="T309">103.<text:s/></text:span><text:span text:style-name="T310">Ἔλαφος</text:span><text:span text:style-name="T311"><text:s/></text:span><text:span text:style-name="T312">καὶ</text:span><text:span text:style-name="T313"><text:s/></text:span><text:span text:style-name="T314">ἄμπελος</text:span><text:span text:style-name="T315">.</text:span></text:p>
            <text:p text:style-name="P316"><text:span text:style-name="T317">Ἔλαφος</text:span><text:span text:style-name="T318"><text:s/></text:span><text:span text:style-name="T319">κυνηγοὺς</text:span><text:span text:style-name="T320"><text:s/></text:span><text:span text:style-name="T321">φεύγουσα</text:span><text:span text:style-name="T322"><text:s/></text:span><text:span text:style-name="T323">ὑπ᾿</text:span><text:span text:style-name="T324"><text:s/></text:span><text:span text:style-name="T325">ἀμπέλῳ</text:span><text:span text:style-name="T326"><text:s/></text:span><text:span text:style-name="T327">ἐκρύβη</text:span><text:span text:style-name="T328">.<text:s/></text:span><text:span text:style-name="T329">Παρελθόντων</text:span><text:span text:style-name="T330"><text:s/></text:span><text:span text:style-name="T331">δ᾿</text:span><text:span text:style-name="T332"><text:s/></text:span><text:span text:style-name="T333">ὀλίγον</text:span><text:span text:style-name="T334"><text:s/></text:span><text:span text:style-name="T335">ἐκείνων</text:span><text:span text:style-name="T336">,<text:s/></text:span><text:span text:style-name="T337">ἡ</text:span><text:span text:style-name="T338"><text:s/></text:span><text:span text:style-name="T339">ἔλαφος</text:span><text:span text:style-name="T340"><text:s/></text:span><text:span text:style-name="T341">τελέως</text:span><text:span text:style-name="T342"><text:s/></text:span><text:span text:style-name="T343">ἤδη</text:span><text:span text:style-name="T344"><text:s/></text:span><text:span text:style-name="T345">λαθεῖν</text:span><text:span text:style-name="T346"><text:s/></text:span><text:span text:style-name="T347">δόξασα</text:span><text:span text:style-name="T348">,<text:s/></text:span><text:span text:style-name="T349">τῶν</text:span><text:span text:style-name="T350"><text:s/></text:span><text:span text:style-name="T351">τῆς</text:span><text:span text:style-name="T352"><text:s/></text:span><text:span text:style-name="T353">ἀμπέλου</text:span><text:span text:style-name="T354"><text:s/></text:span><text:span text:style-name="T355">φύλλων</text:span><text:span text:style-name="T356"><text:s/></text:span><text:span text:style-name="T357">ἐσθίειν</text:span><text:span text:style-name="T358"><text:s/></text:span><text:span text:style-name="T359">ἤρξατο</text:span><text:span text:style-name="T360">.<text:s/></text:span><text:span text:style-name="T361">Τούτων</text:span><text:span text:style-name="T362"><text:s/></text:span><text:span text:style-name="T363">δὲ</text:span><text:span text:style-name="T364"><text:s/></text:span><text:span text:style-name="T365">σειομένων</text:span><text:span text:style-name="T366">,<text:s/></text:span><text:span text:style-name="T367">οἱ</text:span><text:span text:style-name="T368"><text:s/></text:span><text:span text:style-name="T369">κυνηγοὶ</text:span><text:span text:style-name="T370"><text:s/></text:span><text:span text:style-name="T371">ἐπιστραφέντες</text:span><text:span text:style-name="T372"><text:s/></text:span><text:span text:style-name="T373">καί</text:span><text:span text:style-name="T374">,<text:s/></text:span><text:span text:style-name="T375">ὅπερ</text:span><text:span text:style-name="T376"><text:s/></text:span><text:span text:style-name="T377">ἦν</text:span><text:span text:style-name="T378"><text:s/></text:span><text:span text:style-name="T379">ἀληθές</text:span><text:span text:style-name="T380">,<text:s/></text:span><text:span text:style-name="T381">νομίσαντες</text:span><text:span text:style-name="T382"><text:s/></text:span><text:span text:style-name="T383">τῶν</text:span><text:span text:style-name="T384"><text:s/></text:span><text:span text:style-name="T385">ζῴων</text:span><text:span text:style-name="T386"><text:s/></text:span><text:span text:style-name="T387">ὑπὸ</text:span><text:span text:style-name="T388"><text:s/></text:span><text:span text:style-name="T389">τοῖς</text:span><text:span text:style-name="T390"><text:s/></text:span><text:span text:style-name="T391">φύλλοις</text:span><text:span text:style-name="T392"><text:s/></text:span><text:span text:style-name="T393">τι</text:span><text:span text:style-name="T394"><text:s/></text:span><text:span text:style-name="T395">κρύπτεσθαι</text:span><text:span text:style-name="T396">,<text:s/></text:span><text:span text:style-name="T397">βέλεσιν</text:span><text:span text:style-name="T398"><text:s/></text:span><text:span text:style-name="T399">ἀνεῖλον</text:span><text:span text:style-name="T400"><text:s/></text:span><text:span text:style-name="T401">τὴν</text:span><text:span text:style-name="T402"><text:s/></text:span><text:span text:style-name="T403">ἔλαφον</text:span><text:span text:style-name="T404">.<text:s/></text:span><text:span text:style-name="T405">Ἡ</text:span><text:span text:style-name="T406"><text:s/></text:span><text:span text:style-name="T407">δὲ</text:span><text:span text:style-name="T408"><text:s/></text:span><text:span text:style-name="T409">θνῄσκουσα</text:span><text:span text:style-name="T410"><text:s/></text:span><text:span text:style-name="T411">τοιαῦτ᾿</text:span><text:span text:style-name="T412"><text:s/></text:span><text:span text:style-name="T413">ἔλεγε</text:span><text:span text:style-name="T414">• «<text:s/></text:span><text:span text:style-name="T415">Δίκαια</text:span><text:span text:style-name="T416"><text:s/></text:span><text:span text:style-name="T417">πέπονθα</text:span><text:span text:style-name="T418">•<text:s/></text:span><text:span text:style-name="T419">οὐ</text:span><text:span text:style-name="T420"><text:s/></text:span><text:span text:style-name="T421">γὰρ</text:span><text:span text:style-name="T422"><text:s/></text:span><text:span text:style-name="T423">ἔδει</text:span><text:span text:style-name="T424"><text:s/></text:span><text:span text:style-name="T425">τὴν</text:span><text:span text:style-name="T426"><text:s/></text:span><text:span text:style-name="T427">σώσασάν</text:span><text:span text:style-name="T428"><text:s/></text:span><text:span text:style-name="T429">με</text:span><text:span text:style-name="T430"><text:s/></text:span><text:span text:style-name="T431">λυμαίνεσθαι</text:span><text:span text:style-name="T432">. »</text:span></text:p>
            <text:p text:style-name="P433"><text:span text:style-name="T434">Ὁ</text:span><text:span text:style-name="T435"><text:s/></text:span><text:span text:style-name="T436">μῦθος</text:span><text:span text:style-name="T437"><text:s/></text:span><text:span text:style-name="T438">δηλοῖ</text:span><text:span text:style-name="T439"><text:s/></text:span><text:span text:style-name="T440">ὅτι</text:span><text:span text:style-name="T441"><text:s/></text:span><text:span text:style-name="T442">οἱ</text:span><text:span text:style-name="T443"><text:s/></text:span><text:span text:style-name="T444">ἀδικοῦντες</text:span><text:span text:style-name="T445"><text:s/></text:span><text:span text:style-name="T446">τοὺς</text:span><text:span text:style-name="T447"><text:s/></text:span><text:span text:style-name="T448">εὐεργέτας</text:span><text:span text:style-name="T449"><text:s/></text:span><text:span text:style-name="T450">ὑπὸ</text:span><text:span text:style-name="T451"><text:s/></text:span><text:span text:style-name="T452">θεοῦ</text:span><text:span text:style-name="T453"><text:s/></text:span><text:span text:style-name="T454">κολάζονται</text:span><text:span text:style-name="T455">.</text:span></text:p>
          </table:table-cell>
          <table:table-cell table:style-name="TableCell456">
            <text:p text:style-name="P457">A Deer and a Vine</text:p>
            <text:p text:style-name="P458">A deer fleeing hunters hide under a vine. And when they had passed a little way, the deer assuming it had already completely evaded [them], began to eat the leaves of the vine. But as these were shaking, the hunters turning and assuming, that which was true, something was being hidden in the leaves by the animals, they killed the deer with an arrow. And as she was dying, she said something of this sort: “I suffer just things, for I should not istreat the one who saves.<text:line-break/>The tale makes clear that those who do wrong to the benefactors are punished by god.</text:p>
          </table:table-cell>
        </table:table-row>
        <text:soft-page-break/>
        <table:table-row table:style-name="TableRow459">
          <table:table-cell table:style-name="TableCell460">
            <text:p text:style-name="P461"><text:span text:style-name="T462">104.<text:s/></text:span><text:span text:style-name="T463">Ἔλαφος</text:span><text:span text:style-name="T464"><text:s/></text:span><text:span text:style-name="T465">καὶ</text:span><text:span text:style-name="T466"><text:s/></text:span><text:span text:style-name="T467">λέων</text:span><text:span text:style-name="T468"><text:s text:c="2"/></text:span><text:span text:style-name="T469">ἐν</text:span><text:span text:style-name="T470"><text:s/></text:span><text:span text:style-name="T471">σπηλαίῳ</text:span><text:span text:style-name="T472"><text:s/>.</text:span></text:p>
            <text:p text:style-name="P473"><text:span text:style-name="T474">Ἔλαφος</text:span><text:span text:style-name="T475"><text:s/></text:span><text:span text:style-name="T476">κυνηγοὺς</text:span><text:span text:style-name="T477"><text:s/></text:span><text:span text:style-name="T478">φεύγουσα</text:span><text:span text:style-name="T479"><text:s/></text:span><text:span text:style-name="T480">ἐγένετο</text:span><text:span text:style-name="T481"><text:s/></text:span><text:span text:style-name="T482">κατά</text:span><text:span text:style-name="T483"><text:s/></text:span><text:span text:style-name="T484">τι</text:span><text:span text:style-name="T485"><text:s/></text:span><text:span text:style-name="T486">σπήλαιον</text:span><text:span text:style-name="T487">,<text:s/></text:span><text:span text:style-name="T488">ἐν</text:span><text:span text:style-name="T489"><text:s/></text:span><text:span text:style-name="T490">ᾧ</text:span><text:span text:style-name="T491"><text:s/></text:span><text:span text:style-name="T492">λέων</text:span><text:span text:style-name="T493"><text:s/></text:span><text:span text:style-name="T494">ἦν</text:span><text:span text:style-name="T495">,<text:s/></text:span><text:span text:style-name="T496">καὶ</text:span><text:span text:style-name="T497"><text:s/></text:span><text:span text:style-name="T498">ἐνταῦθα</text:span><text:span text:style-name="T499"><text:s/></text:span><text:span text:style-name="T500">εἰσῄει</text:span><text:span text:style-name="T501"><text:s/></text:span><text:span text:style-name="T502">κρυβησομένη</text:span><text:span text:style-name="T503">.<text:s/></text:span><text:span text:style-name="T504">Συλληφθεῖσα</text:span><text:span text:style-name="T505"><text:s/></text:span><text:span text:style-name="T506">δὲ</text:span><text:span text:style-name="T507"><text:s/></text:span><text:span text:style-name="T508">ὑπὸ</text:span><text:span text:style-name="T509"><text:s/></text:span><text:span text:style-name="T510">τοῦ</text:span><text:span text:style-name="T511"><text:s/></text:span><text:span text:style-name="T512">λέοντος</text:span><text:span text:style-name="T513"><text:s/></text:span><text:span text:style-name="T514">καὶ</text:span><text:span text:style-name="T515"><text:s/></text:span><text:span text:style-name="T516">ἀναιρουμένη</text:span><text:span text:style-name="T517"><text:s/></text:span><text:span text:style-name="T518">ἔφη</text:span><text:span text:style-name="T519">• «<text:s/></text:span><text:span text:style-name="T520">Βαρυδαίμων</text:span><text:span text:style-name="T521"><text:s/></text:span><text:span text:style-name="T522">ἔγωγε</text:span><text:span text:style-name="T523">,<text:s/></text:span><text:span text:style-name="T524">ἥτις</text:span><text:span text:style-name="T525"><text:s/></text:span><text:span text:style-name="T526">ἀνθρώπους</text:span><text:span text:style-name="T527"><text:s/></text:span><text:span text:style-name="T528">φεύγουσα</text:span><text:span text:style-name="T529"><text:s/></text:span><text:span text:style-name="T530">ἐμαυτὴν</text:span><text:span text:style-name="T531"><text:s/></text:span><text:span text:style-name="T532">θηρίῳ</text:span><text:span text:style-name="T533"><text:s/></text:span><text:span text:style-name="T534">ἐνεχείρισα</text:span><text:span text:style-name="T535">. »</text:span></text:p>
            <text:p text:style-name="P536"><text:span text:style-name="T537">Οὕτως</text:span><text:span text:style-name="T538"><text:s/></text:span><text:span text:style-name="T539">ἔνιοι</text:span><text:span text:style-name="T540"><text:s/></text:span><text:span text:style-name="T541">τῶν</text:span><text:span text:style-name="T542"><text:s/></text:span><text:span text:style-name="T543">ἀνθρώπων</text:span><text:span text:style-name="T544"><text:s/></text:span><text:span text:style-name="T545">διὰ</text:span><text:span text:style-name="T546"><text:s/></text:span><text:span text:style-name="T547">φόβον</text:span><text:span text:style-name="T548"><text:s/></text:span><text:span text:style-name="T549">ἐλάττονος</text:span><text:span text:style-name="T550"><text:s/></text:span><text:span text:style-name="T551">εἰς</text:span><text:span text:style-name="T552"><text:s/></text:span><text:span text:style-name="T553">κίνδυνον</text:span><text:span text:style-name="T554"><text:s/></text:span><text:span text:style-name="T555">μείζονα</text:span><text:span text:style-name="T556"><text:s/></text:span><text:span text:style-name="T557">ἑαυτοὺς</text:span><text:span text:style-name="T558"><text:s/></text:span><text:span text:style-name="T559">ἐμβάλλουσιν</text:span><text:span text:style-name="T560">.</text:span></text:p>
          </table:table-cell>
          <table:table-cell table:style-name="TableCell561">
            <text:p text:style-name="P562">A Deer and a Lion in a Cave</text:p>
            <text:p text:style-name="P563">A deer fleeing a hunter arrived at a cave, in which there was a lion and entered in there in order to hide. But being caught by the lion and being killed said: “I myself am luckless, who fleeing men entrusted myslef to a beast.”<text:line-break/>Thus, some among mankind, because of fear of worse things cast themselves into greater danger.</text:p>
            <text:p text:style-name="P564"/>
            <text:p text:style-name="P565">βαρυδαίμων = pressed by a heavy fate, luckless<text:line-break/>ἐνεχείρισα = ἐγχειρίζω: entrusted, put into one’s hands</text:p>
          </table:table-cell>
        </table:table-row>
        <table:table-row table:style-name="TableRow566">
          <table:table-cell table:style-name="TableCell567">
            <text:p text:style-name="P568"><text:span text:style-name="T569">105.<text:s/></text:span><text:span text:style-name="T570">Ἔλαφος</text:span><text:span text:style-name="T571"><text:s/></text:span><text:span text:style-name="T572">πηρωθεῖσα</text:span><text:span text:style-name="T573">.</text:span></text:p>
            <text:p text:style-name="P574"><text:span text:style-name="T575">Ἔλαφος</text:span><text:span text:style-name="T576"><text:s/></text:span><text:span text:style-name="T577">πηρωθεῖσα</text:span><text:span text:style-name="T578"><text:s/></text:span><text:span text:style-name="T579">τὸν</text:span><text:span text:style-name="T580"><text:s/></text:span><text:span text:style-name="T581">ἕτερον</text:span><text:span text:style-name="T582"><text:s/></text:span><text:span text:style-name="T583">τῶν</text:span><text:span text:style-name="T584"><text:s/></text:span><text:span text:style-name="T585">ὀφθαλμῶν</text:span><text:span text:style-name="T586"><text:s/></text:span><text:span text:style-name="T587">παρεγένετο</text:span><text:span text:style-name="T588"><text:s/></text:span><text:span text:style-name="T589">εἴς</text:span><text:span text:style-name="T590"><text:s/></text:span><text:span text:style-name="T591">τινα</text:span><text:span text:style-name="T592"><text:s/></text:span><text:span text:style-name="T593">αἰγιαλὸν</text:span><text:span text:style-name="T594"><text:s/></text:span><text:span text:style-name="T595">καὶ</text:span><text:span text:style-name="T596"><text:s/></text:span><text:span text:style-name="T597">ἐνταῦθα</text:span><text:span text:style-name="T598"><text:s/></text:span><text:span text:style-name="T599">ἐνέμετο</text:span><text:span text:style-name="T600">,<text:s/></text:span><text:span text:style-name="T601">τὸν</text:span><text:span text:style-name="T602"><text:s/></text:span><text:span text:style-name="T603">μὲν</text:span><text:span text:style-name="T604"><text:s/></text:span><text:span text:style-name="T605">ὁλόκληρον</text:span><text:span text:style-name="T606"><text:s/></text:span><text:span text:style-name="T607">πρὸς</text:span><text:span text:style-name="T608"><text:s/></text:span><text:span text:style-name="T609">τὴν</text:span><text:span text:style-name="T610"><text:s/></text:span><text:span text:style-name="T611">γῆν</text:span><text:span text:style-name="T612"><text:s/></text:span><text:span text:style-name="T613">ἔχουσα</text:span><text:span text:style-name="T614"><text:s/></text:span><text:span text:style-name="T615">καὶ</text:span><text:span text:style-name="T616"><text:s/></text:span><text:span text:style-name="T617">τὴν</text:span><text:span text:style-name="T618"><text:s/></text:span><text:span text:style-name="T619">τῶν</text:span><text:span text:style-name="T620"><text:s/></text:span><text:span text:style-name="T621">κυνηγῶν</text:span><text:span text:style-name="T622"><text:s/></text:span><text:span text:style-name="T623">ἔφοδον</text:span><text:span text:style-name="T624"><text:s/></text:span><text:span text:style-name="T625">παρατηρουμένη</text:span><text:span text:style-name="T626">,<text:s/></text:span><text:span text:style-name="T627">τὸν</text:span><text:span text:style-name="T628"><text:s/></text:span><text:span text:style-name="T629">δὲ</text:span><text:span text:style-name="T630"><text:s/></text:span><text:span text:style-name="T631">πεπηρωμένον</text:span><text:span text:style-name="T632"><text:s/></text:span><text:span text:style-name="T633">πρὸς</text:span><text:span text:style-name="T634"><text:s/></text:span><text:span text:style-name="T635">τὴν</text:span><text:span text:style-name="T636"><text:s/></text:span><text:span text:style-name="T637">θάλασσαν</text:span><text:span text:style-name="T638">•<text:s/></text:span><text:span text:style-name="T639">ἔνθεν</text:span><text:span text:style-name="T640"><text:s/></text:span><text:span text:style-name="T641">γὰρ</text:span><text:span text:style-name="T642"><text:s/></text:span><text:span text:style-name="T643">οὐδένα</text:span><text:span text:style-name="T644"><text:s/></text:span><text:span text:style-name="T645">ὑφωρᾶτο</text:span><text:span text:style-name="T646"><text:s/></text:span><text:span text:style-name="T647">κίνδυνον</text:span><text:span text:style-name="T648">.<text:s/></text:span><text:span text:style-name="T649">Καὶ δή τινες παραπλέοντες ἐκεῖνον τὸν τόπον καὶ θεασάμενοι αὐτὴν κατηυστόχησαν. Καὶ ἐπειδὴ ἐλιποψύχει, εἶπε πρὸς αὑτήν• « Ἀλλ᾿ ἐγὼ ἀθλία, ἥτις τὴν γῆν ὡς ἐπίβουλον φυλαττομένη πολὺ χαλεπωτέραν ἔσχον τὴν θάλασσαν ἐφ᾿ ἣν κατέφυγον. »</text:span></text:p>
            <text:p text:style-name="P650"><text:span text:style-name="T651">Οὕτω πολλάκις παρὰ τὴν ἡμετέραν ὑπόληψιν τὰ μὲν χαλεπὰ τῶν πραγμάτων δοκοῦντα εἶναι ὠφέλιμα εὑρίσκεται, τὰ δὲ σωτήρια νομιζόμενα ἐπισφαλῆ.</text:span></text:p>
          </table:table-cell>
          <table:table-cell table:style-name="TableCell652">
            <text:p text:style-name="P653">A Deer being maimed</text:p>
            <text:p text:style-name="P654">A deer being maimed in respect of one of the eyes arrived at a sea shore and grazed there, having the intact [eye] to the land and keeping watch for the attach of the hunters, the maimed eye to the sea. For from their he suspected no danger. And right then some sailing past that place and seeing her, they struck her. And when she swooned, she said to herself: “But I am wretched, who fleeing the land as one plotting, I hold the sea as very difficult upon which I fled.”</text:p>
            <text:p text:style-name="P655">Thus, often concerning our assumption, while the</text:p>
            <text:p text:style-name="P656">things that seem difficult among our affairs are found to be profitable, and the things considered [to be] safe are dubious.</text:p>
            <text:p text:style-name="P657"/>
            <text:p text:style-name="P658"/>
            <text:p text:style-name="P659"><text:span text:style-name="T660">ὑφωρᾶτο =<text:s/></text:span><text:span text:style-name="T661">ὑφοράω: to view with suspicion</text:span><text:span text:style-name="T662"><text:line-break/></text:span><text:span text:style-name="T663">κατηυστόχησαν</text:span><text:span text:style-name="T664"><text:s/></text:span><text:span text:style-name="T665">=<text:s/></text:span><text:span text:style-name="T666">εὐστοχέω: to hit the target</text:span><text:span text:style-name="T667"><text:line-break/></text:span><text:bookmark-start text:name="firstHeading"/><text:bookmark-end text:name="firstHeading"/><text:span text:style-name="T668">ἐλιποψύχει</text:span><text:span text:style-name="T669"><text:s/></text:span><text:span text:style-name="T670">=<text:s/></text:span><text:span text:style-name="T671">λιποψυχέω</text:span><text:span text:style-name="T672">:<text:s/></text:span><text:span text:style-name="T673">to swoon (aor.)</text:span><text:span text:style-name="T674"><text:line-break/></text:span><text:span text:style-name="T675">ἀθλία</text:span><text:span text:style-name="T676"><text:s/></text:span><text:span text:style-name="T677">= ἄθλιος: wretched, struggling, winning</text:span><text:span text:style-name="T678"><text:line-break/></text:span><text:span text:style-name="T679">ἐπισφαλῆ</text:span><text:span text:style-name="T680"><text:s/></text:span><text:span text:style-name="T681">= ἐπισφαλής: prone to fall, dubious (acc. plur.)</text:span><text:span text:style-name="T682"><text:line-break/>ὑπόληψιν = ὑπόληψις: assumption, taking up</text:span></text:p>
          </table:table-cell>
        </table:table-row>
        <table:table-row table:style-name="TableRow683">
          <table:table-cell table:style-name="TableCell684">
            <text:p text:style-name="P685"><text:span text:style-name="T686">106.<text:s/></text:span><text:span text:style-name="T687">Ἔριφος</text:span><text:span text:style-name="T688"><text:s text:c="2"/></text:span><text:span text:style-name="T689">ἐπὶ</text:span><text:span text:style-name="T690"><text:s/></text:span><text:span text:style-name="T691">δώματος</text:span><text:span text:style-name="T692"><text:s/></text:span><text:span text:style-name="T693">ἑστὼς</text:span><text:span text:style-name="T694"><text:s text:c="2"/></text:span><text:span text:style-name="T695">καὶ</text:span><text:span text:style-name="T696"><text:s/></text:span><text:span text:style-name="T697">λύκος</text:span><text:span text:style-name="T698">.</text:span></text:p>
            <text:p text:style-name="P699"><text:span text:style-name="T700">Ἔριφος</text:span><text:span text:style-name="T701"><text:s/></text:span><text:span text:style-name="T702">ἐπί</text:span><text:span text:style-name="T703"><text:s/></text:span><text:span text:style-name="T704">τινος</text:span><text:span text:style-name="T705"><text:s/></text:span><text:span text:style-name="T706">δώματος</text:span><text:span text:style-name="T707"><text:s/></text:span><text:span text:style-name="T708">ἑστώς</text:span><text:span text:style-name="T709">,<text:s/></text:span><text:span text:style-name="T710">ἐπειδὴ</text:span><text:span text:style-name="T711"><text:s/></text:span><text:span text:style-name="T712">λύκον</text:span><text:span text:style-name="T713"><text:s/></text:span><text:span text:style-name="T714">παριόντα</text:span><text:span text:style-name="T715"><text:s/></text:span><text:span text:style-name="T716">εἶδεν</text:span><text:span text:style-name="T717">,<text:s/></text:span><text:span text:style-name="T718">ἐλοιδόρει</text:span><text:span text:style-name="T719"><text:s/></text:span><text:span text:style-name="T720">καὶ</text:span><text:span text:style-name="T721"><text:s/></text:span><text:span text:style-name="T722">ἔσκωπτεν</text:span><text:span text:style-name="T723"><text:s/></text:span><text:span text:style-name="T724">αὐτόν</text:span><text:span text:style-name="T725">.<text:s/></text:span><text:span text:style-name="T726">Ὁ</text:span><text:span text:style-name="T727"><text:s/></text:span><text:span text:style-name="T728">δὲ</text:span><text:span text:style-name="T729"><text:s/></text:span><text:span text:style-name="T730">λύκος</text:span><text:span text:style-name="T731"><text:s/></text:span><text:span text:style-name="T732">ἔφη</text:span><text:span text:style-name="T733">• «<text:s/></text:span><text:span text:style-name="T734">Ὦ</text:span><text:span text:style-name="T735"><text:s/></text:span><text:span text:style-name="T736">οὗτος</text:span><text:span text:style-name="T737">,<text:s/></text:span><text:span text:style-name="T738">οὐ</text:span><text:span text:style-name="T739"><text:s/></text:span><text:span text:style-name="T740">σύ</text:span><text:span text:style-name="T741"><text:s/></text:span><text:span text:style-name="T742">με</text:span><text:span text:style-name="T743"><text:s/></text:span><text:span text:style-name="T744">λοιδορεῖς</text:span><text:span text:style-name="T745">,<text:s/></text:span><text:span text:style-name="T746">ἀλλ᾿</text:span><text:span text:style-name="T747"><text:s/></text:span><text:span text:style-name="T748">ὁ</text:span><text:span text:style-name="T749"><text:s/></text:span><text:span text:style-name="T750">τόπος</text:span><text:span text:style-name="T751">. »</text:span></text:p>
            <text:p text:style-name="P752"><text:span text:style-name="T753">Ὁ</text:span><text:span text:style-name="T754"><text:s/></text:span><text:span text:style-name="T755">μῦθος</text:span><text:span text:style-name="T756"><text:s/></text:span><text:span text:style-name="T757">δηλοῖ</text:span><text:span text:style-name="T758"><text:s/></text:span><text:span text:style-name="T759">ὅτι</text:span><text:span text:style-name="T760"><text:s/></text:span><text:span text:style-name="T761">πολλάκις</text:span><text:span text:style-name="T762"><text:s/></text:span><text:span text:style-name="T763">καὶ</text:span><text:span text:style-name="T764"><text:s/></text:span><text:span text:style-name="T765">ὁ</text:span><text:span text:style-name="T766"><text:s/></text:span><text:span text:style-name="T767">τόπος</text:span><text:span text:style-name="T768"><text:s/></text:span><text:span text:style-name="T769">καὶ</text:span><text:span text:style-name="T770"><text:s/></text:span><text:span text:style-name="T771">ὁ</text:span><text:span text:style-name="T772"><text:s/></text:span><text:span text:style-name="T773">καιρὸς</text:span><text:span text:style-name="T774"><text:s/></text:span><text:span text:style-name="T775">δίδωσι</text:span><text:span text:style-name="T776"><text:s/></text:span><text:span text:style-name="T777">τὸ</text:span><text:span text:style-name="T778"><text:s/></text:span><text:span text:style-name="T779">θράσος</text:span><text:span text:style-name="T780"><text:s/></text:span><text:span text:style-name="T781">κατὰ</text:span><text:span text:style-name="T782"><text:s/></text:span><text:span text:style-name="T783">τῶν</text:span><text:span text:style-name="T784"><text:s/></text:span><text:span text:style-name="T785">ἀμεινόνων</text:span><text:span text:style-name="T786">.</text:span></text:p>
          </table:table-cell>
          <table:table-cell table:style-name="TableCell787">
            <text:p text:style-name="P788">A Baby Goat Standing on the House and a Wolf</text:p>
            <text:p text:style-name="P789">A baby goat standing on a house, when he saw a wolf passing by, he slandered had mad fun of him. And the wolf said: “oh you, you do not slander me, but the place [does].<text:s/><text:line-break/>The tale reveals that often both the place and the occasion provide bravery against those who are stronger.</text:p>
          </table:table-cell>
        </table:table-row>
        <text:soft-page-break/>
        <table:table-row table:style-name="TableRow790">
          <table:table-cell table:style-name="TableCell791">
            <text:p text:style-name="P792"><text:span text:style-name="T793">107.<text:s/></text:span><text:span text:style-name="T794">Ἔριφος</text:span><text:span text:style-name="T795"><text:s/></text:span><text:span text:style-name="T796">καὶ</text:span><text:span text:style-name="T797"><text:s/></text:span><text:span text:style-name="T798">λύκος</text:span><text:span text:style-name="T799"><text:s text:c="2"/></text:span><text:span text:style-name="T800">αὐλῶν</text:span><text:span text:style-name="T801"><text:s/>.</text:span></text:p>
            <text:p text:style-name="P802"><text:span text:style-name="T803">Ἔριφος</text:span><text:span text:style-name="T804"><text:s/></text:span><text:span text:style-name="T805">ὑστερήσας</text:span><text:span text:style-name="T806"><text:s/></text:span><text:span text:style-name="T807">ἀπὸ</text:span><text:span text:style-name="T808"><text:s/></text:span><text:span text:style-name="T809">ποίμνης</text:span><text:span text:style-name="T810"><text:s/></text:span><text:span text:style-name="T811">ὑπὸ</text:span><text:span text:style-name="T812"><text:s/></text:span><text:span text:style-name="T813">λύκου</text:span><text:span text:style-name="T814"><text:s/></text:span><text:span text:style-name="T815">κατεδιώκετο</text:span><text:span text:style-name="T816">•<text:s/></text:span><text:span text:style-name="T817">ἐπιστραφεὶς</text:span><text:span text:style-name="T818"><text:s/></text:span><text:span text:style-name="T819">δὲ</text:span><text:span text:style-name="T820"><text:s/></text:span><text:span text:style-name="T821">ὁ</text:span><text:span text:style-name="T822"><text:s/></text:span><text:span text:style-name="T823">ἔριφος</text:span><text:span text:style-name="T824"><text:s/></text:span><text:span text:style-name="T825">λέγει</text:span><text:span text:style-name="T826"><text:s/></text:span><text:span text:style-name="T827">τῷ</text:span><text:span text:style-name="T828"><text:s/></text:span><text:span text:style-name="T829">λύκῳ</text:span><text:span text:style-name="T830">• «<text:s/></text:span><text:span text:style-name="T831">Πέπεισμαι</text:span><text:span text:style-name="T832">,<text:s/></text:span><text:span text:style-name="T833">λύκε</text:span><text:span text:style-name="T834">,<text:s/></text:span><text:span text:style-name="T835">ὅτι</text:span><text:span text:style-name="T836"><text:s/></text:span><text:span text:style-name="T837">σὸν</text:span><text:span text:style-name="T838"><text:s/></text:span><text:span text:style-name="T839">βρῶμά</text:span><text:span text:style-name="T840"><text:s/></text:span><text:span text:style-name="T841">εἰμι</text:span><text:span text:style-name="T842">•<text:s/></text:span><text:span text:style-name="T843">ἀλλ᾿</text:span><text:span text:style-name="T844"><text:s/></text:span><text:span text:style-name="T845">ἵνα</text:span><text:span text:style-name="T846"><text:s/></text:span><text:span text:style-name="T847">μὴ</text:span><text:span text:style-name="T848"><text:s/></text:span><text:span text:style-name="T849">ἀδόξως</text:span><text:span text:style-name="T850"><text:s/></text:span><text:span text:style-name="T851">ἀποθάνω</text:span><text:span text:style-name="T852">,<text:s/></text:span><text:span text:style-name="T853">αὔλησον</text:span><text:span text:style-name="T854">,<text:s/></text:span><text:span text:style-name="T855">ὅπως</text:span><text:span text:style-name="T856"><text:s/></text:span><text:span text:style-name="T857">ὀρχήσωμαι</text:span><text:span text:style-name="T858"><text:s/>».<text:s/></text:span><text:span text:style-name="T859">Αὐλοῦντος</text:span><text:span text:style-name="T860"><text:s/></text:span><text:span text:style-name="T861">δὲ</text:span><text:span text:style-name="T862"><text:s/></text:span><text:span text:style-name="T863">τοῦ</text:span><text:span text:style-name="T864"><text:s/></text:span><text:span text:style-name="T865">λύκου</text:span><text:span text:style-name="T866"><text:s/></text:span><text:span text:style-name="T867">καὶ</text:span><text:span text:style-name="T868"><text:s/></text:span><text:span text:style-name="T869">ὀρχουμένου</text:span><text:span text:style-name="T870"><text:s/></text:span><text:span text:style-name="T871">τοῦ</text:span><text:span text:style-name="T872"><text:s/></text:span><text:span text:style-name="T873">ἐρίφου</text:span><text:span text:style-name="T874">,<text:s/></text:span><text:span text:style-name="T875">οἱ</text:span><text:span text:style-name="T876"><text:s/></text:span><text:span text:style-name="T877">κύνες</text:span><text:span text:style-name="T878"><text:s/></text:span><text:span text:style-name="T879">ἀκούσαντες</text:span><text:span text:style-name="T880"><text:s/></text:span><text:span text:style-name="T881">καὶ</text:span><text:span text:style-name="T882"><text:s/></text:span><text:span text:style-name="T883">ἐξελθόντες</text:span><text:span text:style-name="T884"><text:s/></text:span><text:span text:style-name="T885">κατεδίωκον</text:span><text:span text:style-name="T886"><text:s/></text:span><text:span text:style-name="T887">τὸν</text:span><text:span text:style-name="T888"><text:s/></text:span><text:span text:style-name="T889">λύκον</text:span><text:span text:style-name="T890">.<text:s/></text:span><text:span text:style-name="T891">Ἐπιστραφεὶς</text:span><text:span text:style-name="T892"><text:s/></text:span><text:span text:style-name="T893">δὲ</text:span><text:span text:style-name="T894"><text:s/></text:span><text:span text:style-name="T895">ὁ</text:span><text:span text:style-name="T896"><text:s/></text:span><text:span text:style-name="T897">λύκος</text:span><text:span text:style-name="T898"><text:s/></text:span><text:span text:style-name="T899">λέγει</text:span><text:span text:style-name="T900"><text:s/></text:span><text:span text:style-name="T901">τῷ</text:span><text:span text:style-name="T902"><text:s/></text:span><text:span text:style-name="T903">ἐρίφῳ</text:span><text:span text:style-name="T904">• «<text:s/></text:span><text:span text:style-name="T905">Ταῦτα</text:span><text:span text:style-name="T906"><text:s/></text:span><text:span text:style-name="T907">ἐμοὶ</text:span><text:span text:style-name="T908"><text:s/></text:span><text:span text:style-name="T909">καλῶς</text:span><text:span text:style-name="T910"><text:s/></text:span><text:span text:style-name="T911">γίνεται</text:span><text:span text:style-name="T912">•<text:s/></text:span><text:span text:style-name="T913">ἔδει</text:span><text:span text:style-name="T914"><text:s/></text:span><text:span text:style-name="T915">γάρ</text:span><text:span text:style-name="T916"><text:s/></text:span><text:span text:style-name="T917">με</text:span><text:span text:style-name="T918"><text:s/></text:span><text:span text:style-name="T919">μακελλάριον</text:span><text:span text:style-name="T920"><text:s/></text:span><text:span text:style-name="T921">ὄντα</text:span><text:span text:style-name="T922"><text:s/></text:span><text:span text:style-name="T923">αὐλητὴν</text:span><text:span text:style-name="T924"><text:s/></text:span><text:span text:style-name="T925">μὴ</text:span><text:span text:style-name="T926"><text:s/></text:span><text:span text:style-name="T927">μιμεῖσθαι</text:span><text:span text:style-name="T928">. »</text:span></text:p>
            <text:p text:style-name="P929"><text:span text:style-name="T930">Οὕτως</text:span><text:span text:style-name="T931"><text:s/></text:span><text:span text:style-name="T932">οἱ</text:span><text:span text:style-name="T933"><text:s/></text:span><text:span text:style-name="T934">παρὰ</text:span><text:span text:style-name="T935"><text:s/></text:span><text:span text:style-name="T936">γνώμην</text:span><text:span text:style-name="T937"><text:s/></text:span><text:span text:style-name="T938">τοῦ</text:span><text:span text:style-name="T939"><text:s/></text:span><text:span text:style-name="T940">καιροῦ</text:span><text:span text:style-name="T941"><text:s/></text:span><text:span text:style-name="T942">τι</text:span><text:span text:style-name="T943"><text:s/></text:span><text:span text:style-name="T944">πράττοντες</text:span><text:span text:style-name="T945"><text:s/></text:span><text:span text:style-name="T946">καὶ</text:span><text:span text:style-name="T947"><text:s/></text:span><text:span text:style-name="T948">ὧν</text:span><text:span text:style-name="T949"><text:s/></text:span><text:span text:style-name="T950">ἐν</text:span><text:span text:style-name="T951"><text:s/></text:span><text:span text:style-name="T952">χερσὶν</text:span><text:span text:style-name="T953"><text:s/></text:span><text:span text:style-name="T954">ἔχουσιν</text:span><text:span text:style-name="T955"><text:s/></text:span><text:span text:style-name="T956">ὑστεροῦνται</text:span><text:span text:style-name="T957">.</text:span></text:p>
          </table:table-cell>
          <table:table-cell table:style-name="TableCell958">
            <text:p text:style-name="P959">A Baby Goat and Wolf Playing Flute</text:p>
            <text:p text:style-name="P960">A baby goat being behind a flock, was pursued by a wolf. And the baby goat turning back he said to the wolf: “I have been persuaded, oh wolf, that I am your food, but in order I would not die ingloriously, play to flute for me, so that I will dance.” And while the wolf was playing and the baby goat was dancing, the dogs hearing and coming out they pursued the wolf. And turning back, the wolf said to the baby goat: “These things <text:s/>have happened well to me for it is necessary for me being a butcher, not to mimic a flautist.<text:s/><text:line-break/>Thus those acomplishing something against the concensus of the occasion, they also lack that which they have in hand.</text:p>
            <text:p text:style-name="P961"/>
            <text:p text:style-name="P962"><text:span text:style-name="T963">τὸ</text:span><text:span text:style-name="T964"><text:s/></text:span><text:span text:style-name="T965">μακελλάριον</text:span><text:span text:style-name="T966"><text:s/></text:span><text:span text:style-name="T967">= butcher, meat market (latin)</text:span></text:p>
            <text:p text:style-name="P968"><text:span text:style-name="T969">ὑστερήσας</text:span><text:span text:style-name="T970"><text:s/></text:span><text:span text:style-name="T971">= ὑστερέω</text:span><text:span text:style-name="T972">: to be behind, to be late</text:span></text:p>
          </table:table-cell>
        </table:table-row>
        <table:table-row table:style-name="TableRow973">
          <table:table-cell table:style-name="TableCell974">
            <text:p text:style-name="P975"><text:span text:style-name="T976">108.<text:s/></text:span><text:span text:style-name="T977">Ἑρμῆς</text:span><text:span text:style-name="T978"><text:s/></text:span><text:span text:style-name="T979">καὶ</text:span><text:span text:style-name="T980"><text:s/></text:span><text:span text:style-name="T981">ἀγαλματοποιός</text:span><text:span text:style-name="T982">.</text:span></text:p>
            <text:p text:style-name="P983"><text:span text:style-name="T984">Ἑρμῆς</text:span><text:span text:style-name="T985"><text:s/></text:span><text:span text:style-name="T986">βουλόμενος</text:span><text:span text:style-name="T987"><text:s/></text:span><text:span text:style-name="T988">γνῶναι</text:span><text:span text:style-name="T989"><text:s/></text:span><text:span text:style-name="T990">ἐν</text:span><text:span text:style-name="T991"><text:s/></text:span><text:span text:style-name="T992">τίνι</text:span><text:span text:style-name="T993"><text:s/></text:span><text:span text:style-name="T994">τιμῇ</text:span><text:span text:style-name="T995"><text:s/></text:span><text:span text:style-name="T996">παρὰ</text:span><text:span text:style-name="T997"><text:s/></text:span><text:span text:style-name="T998">ἀνθρώποις</text:span><text:span text:style-name="T999"><text:s/></text:span><text:span text:style-name="T1000">ἐστίν</text:span><text:span text:style-name="T1001">,<text:s/></text:span><text:span text:style-name="T1002">ἧκεν</text:span><text:span text:style-name="T1003"><text:s/></text:span><text:span text:style-name="T1004">ἀφομοιωθεὶς</text:span><text:span text:style-name="T1005"><text:s/></text:span><text:span text:style-name="T1006">ἀνθρώπῳ</text:span><text:span text:style-name="T1007"><text:s/></text:span><text:span text:style-name="T1008">εἰς</text:span><text:span text:style-name="T1009"><text:s/></text:span><text:span text:style-name="T1010">ἀγαλματοποιοῦ</text:span><text:span text:style-name="T1011"><text:s/></text:span><text:span text:style-name="T1012">ἐργαστήριον</text:span><text:span text:style-name="T1013">.<text:s/></text:span><text:span text:style-name="T1014">Καὶ</text:span><text:span text:style-name="T1015"><text:s/></text:span><text:span text:style-name="T1016">θεασάμενος</text:span><text:span text:style-name="T1017"><text:s/></text:span><text:span text:style-name="T1018">Διὸς</text:span><text:span text:style-name="T1019"><text:s/></text:span><text:span text:style-name="T1020">ἄγαλμα</text:span><text:span text:style-name="T1021"><text:s/></text:span><text:span text:style-name="T1022">ἐπυνθάνετο</text:span><text:span text:style-name="T1023"><text:s/></text:span><text:span text:style-name="T1024">πόσου</text:span><text:span text:style-name="T1025">.<text:s/></text:span><text:span text:style-name="T1026">Εἰπόντος</text:span><text:span text:style-name="T1027"><text:s/></text:span><text:span text:style-name="T1028">δὲ</text:span><text:span text:style-name="T1029"><text:s/></text:span><text:span text:style-name="T1030">αὐτοῦ</text:span><text:span text:style-name="T1031"><text:s/></text:span><text:span text:style-name="T1032">ὅτι</text:span><text:span text:style-name="T1033"><text:s/></text:span><text:span text:style-name="T1034">δραχμῆς</text:span><text:span text:style-name="T1035">,<text:s/></text:span><text:span text:style-name="T1036">γελάσας</text:span><text:span text:style-name="T1037"><text:s/></text:span><text:span text:style-name="T1038">ἠρώτα</text:span><text:span text:style-name="T1039"><text:s/></text:span><text:span text:style-name="T1040">τὸ</text:span><text:span text:style-name="T1041"><text:s/></text:span><text:span text:style-name="T1042">τῆς</text:span><text:span text:style-name="T1043"><text:s/></text:span><text:span text:style-name="T1044">Ἥρας</text:span><text:span text:style-name="T1045"><text:s/></text:span><text:span text:style-name="T1046">πόσου</text:span><text:span text:style-name="T1047">.<text:s/></text:span><text:span text:style-name="T1048">Εἰπόντος</text:span><text:span text:style-name="T1049"><text:s/></text:span><text:span text:style-name="T1050">δὲ</text:span><text:span text:style-name="T1051"><text:s/></text:span><text:span text:style-name="T1052">ἔτι</text:span><text:span text:style-name="T1053"><text:s/></text:span><text:span text:style-name="T1054">μείζονος</text:span><text:span text:style-name="T1055">,<text:s/></text:span><text:span text:style-name="T1056">θεασάμενος</text:span><text:span text:style-name="T1057"><text:s/></text:span><text:span text:style-name="T1058">καὶ</text:span><text:span text:style-name="T1059"><text:s/></text:span><text:span text:style-name="T1060">αὑτοῦ</text:span><text:span text:style-name="T1061"><text:s/></text:span><text:span text:style-name="T1062">ἄγαλμα</text:span><text:span text:style-name="T1063"><text:s/></text:span><text:span text:style-name="T1064">ὑπέλαβεν</text:span><text:span text:style-name="T1065"><text:s/></text:span><text:span text:style-name="T1066">ὅτι</text:span><text:span text:style-name="T1067"><text:s/></text:span><text:span text:style-name="T1068">αὐτόν</text:span><text:span text:style-name="T1069">,<text:s/></text:span><text:span text:style-name="T1070">ἐπειδὴ</text:span><text:span text:style-name="T1071"><text:s/></text:span><text:span text:style-name="T1072">καὶ</text:span><text:span text:style-name="T1073"><text:s/></text:span><text:span text:style-name="T1074">ἄγγελός</text:span><text:span text:style-name="T1075"><text:s/></text:span><text:span text:style-name="T1076">ἐστι</text:span><text:span text:style-name="T1077"><text:s/></text:span><text:span text:style-name="T1078">καὶ</text:span><text:span text:style-name="T1079"><text:s/></text:span><text:span text:style-name="T1080">ἐπικερδής</text:span><text:span text:style-name="T1081">,<text:s/></text:span><text:span text:style-name="T1082">περὶ</text:span><text:span text:style-name="T1083"><text:s/></text:span><text:span text:style-name="T1084">πολλοῦ</text:span><text:span text:style-name="T1085"><text:s/></text:span><text:span text:style-name="T1086">ποιοῦνται</text:span><text:span text:style-name="T1087"><text:s/></text:span><text:span text:style-name="T1088">οἱ</text:span><text:span text:style-name="T1089"><text:s/></text:span><text:span text:style-name="T1090">ἄνθρωποι</text:span><text:span text:style-name="T1091">.<text:s/></text:span><text:span text:style-name="T1092">Διόπερ</text:span><text:span text:style-name="T1093"><text:s/></text:span><text:span text:style-name="T1094">ἐπυνθάνετο</text:span><text:span text:style-name="T1095"><text:s/></text:span><text:span text:style-name="T1096">ὁ</text:span><text:span text:style-name="T1097"><text:s/></text:span><text:span text:style-name="T1098">Ἑρμῆς</text:span><text:span text:style-name="T1099"><text:s/></text:span><text:span text:style-name="T1100">πόσου</text:span><text:span text:style-name="T1101">,<text:s/></text:span><text:span text:style-name="T1102">καὶ</text:span><text:span text:style-name="T1103"><text:s/></text:span><text:span text:style-name="T1104">ὁἀγαλματογλύφος</text:span><text:span text:style-name="T1105"><text:s/></text:span><text:span text:style-name="T1106">ἔφη</text:span><text:span text:style-name="T1107">• «<text:s/></text:span><text:span text:style-name="T1108">Ἀλλ᾿</text:span><text:span text:style-name="T1109"><text:s/></text:span><text:span text:style-name="T1110">ἐὰν</text:span><text:span text:style-name="T1111"><text:s/></text:span><text:span text:style-name="T1112">τούτους</text:span><text:span text:style-name="T1113"><text:s/></text:span><text:span text:style-name="T1114">ἀγοράσῃς</text:span><text:span text:style-name="T1115">,<text:s/></text:span><text:span text:style-name="T1116">τοῦτόν</text:span><text:span text:style-name="T1117"><text:s/></text:span><text:span text:style-name="T1118">σοι</text:span><text:span text:style-name="T1119"><text:s/></text:span><text:span text:style-name="T1120">προσθήκην</text:span><text:span text:style-name="T1121"><text:s/></text:span><text:span text:style-name="T1122">δώσω</text:span><text:span text:style-name="T1123">. »</text:span></text:p>
            <text:p text:style-name="P1124"><text:span text:style-name="T1125">Πρὸς</text:span><text:span text:style-name="T1126"><text:s/></text:span><text:span text:style-name="T1127">ἄνδρα</text:span><text:span text:style-name="T1128"><text:s/></text:span><text:span text:style-name="T1129">κενόδοξον</text:span><text:span text:style-name="T1130"><text:s/></text:span><text:span text:style-name="T1131">ἐν</text:span><text:span text:style-name="T1132"><text:s/></text:span><text:span text:style-name="T1133">οὐδεμίᾳ</text:span><text:span text:style-name="T1134"><text:s/></text:span><text:span text:style-name="T1135">μοίρᾳ</text:span><text:span text:style-name="T1136"><text:s/></text:span><text:span text:style-name="T1137">παρὰ</text:span><text:span text:style-name="T1138"><text:s/></text:span><text:span text:style-name="T1139">τοῖς</text:span><text:span text:style-name="T1140"><text:s/></text:span><text:span text:style-name="T1141">ἄλλοις</text:span><text:span text:style-name="T1142"><text:s/></text:span><text:span text:style-name="T1143">ὄντα</text:span><text:span text:style-name="T1144"><text:s/></text:span><text:span text:style-name="T1145">ὁ</text:span><text:span text:style-name="T1146"><text:s/></text:span><text:span text:style-name="T1147">λόγος</text:span><text:span text:style-name="T1148"><text:s/></text:span><text:span text:style-name="T1149">ἁρμόζει</text:span><text:span text:style-name="T1150">.</text:span></text:p>
          </table:table-cell>
          <table:table-cell table:style-name="TableCell1151">
            <text:p text:style-name="P1152">Hermes and a Statue Maker</text:p>
            <text:p text:style-name="P1153">Hermes, wanting to know in what esteem he was among men, arrived being transformed into a man, to the workshop of a sculptor. And, seeing a statue of Zeus, he enquired: "How much?" And when he replied that: "A drachma." laughing he asked, "the cost of the Hera?" And saying yet more it is, seeing also a statue of him, he presumed that he, since he is both messenger of Zeus and god of gain, mankind held him in great esteem. Because of which Hermes inquired about the price and the sculptor said, “Well if you would buy these, I'll give this one to you as an additional item.”</text:p>
            <text:p text:style-name="P1154"/>
            <text:p text:style-name="P1155">This account suits a man of empty glory being in no esteem among others.</text:p>
          </table:table-cell>
        </table:table-row>
        <text:soft-page-break/>
        <table:table-row table:style-name="TableRow1156">
          <table:table-cell table:style-name="TableCell1157">
            <text:p text:style-name="P1158"><text:span text:style-name="T1159">109.<text:s/></text:span><text:span text:style-name="T1160">Ἑρμῆς</text:span><text:span text:style-name="T1161"><text:s/></text:span><text:span text:style-name="T1162">καὶ</text:span><text:span text:style-name="T1163"><text:s/></text:span><text:span text:style-name="T1164">γῆ</text:span><text:span text:style-name="T1165">.</text:span></text:p>
            <text:p text:style-name="P1166"><text:span text:style-name="T1167">Ζεὺς</text:span><text:span text:style-name="T1168"><text:s/></text:span><text:span text:style-name="T1169">πλάσας</text:span><text:span text:style-name="T1170"><text:s/></text:span><text:span text:style-name="T1171">ἄνδρα</text:span><text:span text:style-name="T1172"><text:s/></text:span><text:span text:style-name="T1173">καὶ</text:span><text:span text:style-name="T1174"><text:s/></text:span><text:span text:style-name="T1175">γυναῖκα</text:span><text:span text:style-name="T1176"><text:s/></text:span><text:span text:style-name="T1177">ἐκέλευσεν</text:span><text:span text:style-name="T1178"><text:s/></text:span><text:span text:style-name="T1179">Ἑρμῆν</text:span><text:span text:style-name="T1180"><text:s/></text:span><text:span text:style-name="T1181">ἀγαγεῖν</text:span><text:span text:style-name="T1182"><text:s/></text:span><text:span text:style-name="T1183">αὐτοὺς</text:span><text:span text:style-name="T1184"><text:s/></text:span><text:span text:style-name="T1185">ἐπὶ</text:span><text:span text:style-name="T1186"><text:s/></text:span><text:span text:style-name="T1187">τὴν</text:span><text:span text:style-name="T1188"><text:s/></text:span><text:span text:style-name="T1189">Γῆν</text:span><text:span text:style-name="T1190"><text:s/></text:span><text:span text:style-name="T1191">καὶ</text:span><text:span text:style-name="T1192"><text:s/></text:span><text:span text:style-name="T1193">δεῖξαι</text:span><text:span text:style-name="T1194"><text:s/></text:span><text:span text:style-name="T1195">ὅθεν</text:span><text:span text:style-name="T1196"><text:s/></text:span><text:span text:style-name="T1197">ὀρύσσοντες</text:span><text:span text:style-name="T1198"><text:s/></text:span><text:span text:style-name="T1199">τροφὴν</text:span><text:span text:style-name="T1200"><text:s/></text:span><text:span text:style-name="T1201">ἑαυτοῖς</text:span><text:span text:style-name="T1202"><text:s/></text:span><text:span text:style-name="T1203">ποιήσουσι</text:span><text:span text:style-name="T1204">.<text:s/></text:span><text:span text:style-name="T1205">Τοῦ</text:span><text:span text:style-name="T1206"><text:s/></text:span><text:span text:style-name="T1207">δὲ</text:span><text:span text:style-name="T1208"><text:s/></text:span><text:span text:style-name="T1209">τὸ</text:span><text:span text:style-name="T1210"><text:s/></text:span><text:span text:style-name="T1211">προσταχθὲν</text:span><text:span text:style-name="T1212"><text:s/></text:span><text:span text:style-name="T1213">ποιήσαντος</text:span><text:span text:style-name="T1214">,<text:s/></text:span><text:span text:style-name="T1215">ἡ</text:span><text:span text:style-name="T1216"><text:s/></text:span><text:span text:style-name="T1217">Γῆ</text:span><text:span text:style-name="T1218"><text:s/></text:span><text:span text:style-name="T1219">τὸ</text:span><text:span text:style-name="T1220"><text:s/></text:span><text:span text:style-name="T1221">μὲν</text:span><text:span text:style-name="T1222"><text:s/></text:span><text:span text:style-name="T1223">πρῶτον</text:span><text:span text:style-name="T1224"><text:s/></text:span><text:span text:style-name="T1225">ἐκώλυεν</text:span><text:span text:style-name="T1226">.<text:s/></text:span><text:span text:style-name="T1227">Ὡς</text:span><text:span text:style-name="T1228"><text:s/></text:span><text:span text:style-name="T1229">δὲ</text:span><text:span text:style-name="T1230"><text:s/></text:span><text:span text:style-name="T1231">Ἑρμῆς</text:span><text:span text:style-name="T1232"><text:s/></text:span><text:span text:style-name="T1233">ἠνάγκαζε</text:span><text:span text:style-name="T1234"><text:s/></text:span><text:span text:style-name="T1235">λέγων</text:span><text:span text:style-name="T1236"><text:s/></text:span><text:span text:style-name="T1237">τὸν</text:span><text:span text:style-name="T1238"><text:s/></text:span><text:span text:style-name="T1239">Δία</text:span><text:span text:style-name="T1240"><text:s/></text:span><text:span text:style-name="T1241">προστεταχέναι</text:span><text:span text:style-name="T1242">,<text:s/></text:span><text:span text:style-name="T1243">ἔφη</text:span><text:span text:style-name="T1244">• «<text:s/></text:span><text:span text:style-name="T1245">Ἀλλ᾿</text:span><text:span text:style-name="T1246"><text:s/></text:span><text:span text:style-name="T1247">ὀρυσσέτωσαν</text:span><text:span text:style-name="T1248"><text:s/></text:span><text:span text:style-name="T1249">ὅσον</text:span><text:span text:style-name="T1250"><text:s/></text:span><text:span text:style-name="T1251">βούλονται</text:span><text:span text:style-name="T1252">•<text:s/></text:span><text:span text:style-name="T1253">στένοντες</text:span><text:span text:style-name="T1254"><text:s/></text:span><text:span text:style-name="T1255">γὰρ</text:span><text:span text:style-name="T1256"><text:s/></text:span><text:span text:style-name="T1257">αὐτὸ</text:span><text:span text:style-name="T1258"><text:s/></text:span><text:span text:style-name="T1259">καὶ</text:span><text:span text:style-name="T1260"><text:s/></text:span><text:span text:style-name="T1261">κλαίοντες</text:span><text:span text:style-name="T1262"><text:s/></text:span><text:span text:style-name="T1263">ἀποδώσουσι</text:span><text:span text:style-name="T1264">. »</text:span></text:p>
            <text:p text:style-name="P1265"><text:span text:style-name="T1266">Πρὸς τοὺς ῥᾳδίως δανειζομένους, μετὰ λύπης δὲ ἀποδιδόντας ὁ λόγος εὔκαιρος.</text:span></text:p>
          </table:table-cell>
          <table:table-cell table:style-name="TableCell1267">
            <text:p text:style-name="P1268">Hermes and Gaia</text:p>
            <text:p text:style-name="P1269">Zeus having fashioned a man and a woman, he ordered hermes to lead them on the earth and to show them from where, digging, they shall produce sustanence to themselves. And when he was doing that which was commanded, Gaia at first prevented. And when Hermes compeled [her] saying Zues has commanded, she said: “but let them dig as much as they want for groaning and weeping they shall pay it back.”</text:p>
            <text:p text:style-name="P1270">The account is timely for those easily borrowing, but with grief paying it back.</text:p>
          </table:table-cell>
        </table:table-row>
        <table:table-row table:style-name="TableRow1271">
          <table:table-cell table:style-name="TableCell1272">
            <text:p text:style-name="P1273"><text:span text:style-name="T1274">110. Ἑρμῆς καὶ Τειρεσίας.</text:span></text:p>
            <text:p text:style-name="P1275"><text:span text:style-name="T1276">Ἑρμῆς βουλόμενος τὴν Τειρεσίου μαντικὴν πειρᾶσαι εἰ</text:span></text:p>
            <text:p text:style-name="P1277"><text:span text:style-name="T1278">ἀληθής ἐστι, κλέψας αὐτοῦ τοὺς βόας ἐξ ἀγροῦ, ἧκε πρὸς αὐτὸν εἰς ἄστυ, ὁμοιωθεὶς ἀνθρώπῳ, καὶ ἐπεξενώθη παρ᾿ αὐτῷ. Παραγγελθείσης δὲ τῷ Τειρεσίᾳτῆς τοῦ ζεύγους ἀπωλείας, παραλαβὼν τὸν Ἑρμῆν, ἧκεν εἰς τὸ προαστεῖον, οἰωνόν τινα περὶ τῆς κλοπῆς σκεψόμενος, καὶ τούτῳ παρῄνει λέγειν ὅ τι ἂν θεάσηται ὄρνεον. Καὶ ὁ Ἑρμῆς τὸ μὲν πρῶτον θεασάμενος ἀετὸν ἐξ ἀριστερῶν ἐπὶ δεξιὰ παριπτάμενον, ἀπήγγειλεν αὐτῷ. Τοῦ δὲ εἰπόντος μὴ πρὸς αὐτοὺς τοῦτον εἶναι, ἐκ δευτέρου ἰδὼν κορώνην ἐπί τινος δένδρου καθημένην, καὶ ποτὲ μὲν ἄνω βλέπουσαν, ποτὲ δὲ εἰς γῆν κύπτουσαν, ἐδήλωσεν αὐτῷ. Ὁ δὲ ὑποτυχὼν ἔφη• « Ἀλλ᾿ αὕτη γε ἡ κορώνη διόμνυται τόν τε Οὐρανὸν καὶ τὴν Γῆν ὅτι, ἂν σὺ θέλῃς, τοὺς ἐμαυτοῦ βόας ἀπολήψομαι. »</text:span></text:p>
            <text:p text:style-name="P1279"><text:span text:style-name="T1280">Τούτῳ τῷ λόγῳ χρήσαιτο ἄν τις πρὸς ἄνδρα κλέπτην.</text:span></text:p>
          </table:table-cell>
          <table:table-cell table:style-name="TableCell1281">
            <text:p text:style-name="P1282">Hermes and Teresias</text:p>
            <text:p text:style-name="P1283"><text:span text:style-name="T1284">Hermes wishing to test the seer Teiresias, if he is true, having stolen his cattle from the field, he went to him in the city, being made similar to a man, and became a guest at his side. And while the destruction of his yoke was being announced to Teresias, taking Hermes aside, he went the coutryside, intending to consult a bird of profecy about the theft, and he encouraged hime to describe whatever bird he would see. And at first Hermes seeing an eagle walking from left to right, he announced it to him. And while he was saying this is not for them, from the right seeing a raven sitting upon a tree, also sometimes looking upward, and other times looking craning over to the earth, he made this clear to him. And interupting he said: “Well this raven swares both by heaven and earth that, if you would be willing, you will give back my cattle.</text:span><text:span text:style-name="T1285"><text:line-break/>Someone might use this account against a thieving man.<text:s/></text:span><text:span text:style-name="T1286"><text:line-break/></text:span><text:span text:style-name="T1287"><text:line-break/></text:span><text:span text:style-name="T1288">προαστεῖον</text:span><text:span text:style-name="T1289"><text:s/></text:span><text:span text:style-name="T1290">= area around the city</text:span></text:p>
          </table:table-cell>
        </table:table-row>
        <text:soft-page-break/>
        <table:table-row table:style-name="TableRow1291">
          <table:table-cell table:style-name="TableCell1292">
            <text:p text:style-name="P1293"><text:span text:style-name="T1294">111.<text:s/></text:span><text:span text:style-name="T1295">Ἑρμῆς</text:span><text:span text:style-name="T1296"><text:s/></text:span><text:span text:style-name="T1297">καὶ</text:span><text:span text:style-name="T1298"><text:s/></text:span><text:span text:style-name="T1299">τεχνῖται</text:span><text:span text:style-name="T1300">.</text:span></text:p>
            <text:p text:style-name="P1301"><text:span text:style-name="T1302">Ζεὺς</text:span><text:span text:style-name="T1303"><text:s/></text:span><text:span text:style-name="T1304">Ἑρμῇ</text:span><text:span text:style-name="T1305"><text:s/></text:span><text:span text:style-name="T1306">προσέταξε</text:span><text:span text:style-name="T1307"><text:s/></text:span><text:span text:style-name="T1308">πᾶσι</text:span><text:span text:style-name="T1309"><text:s/></text:span><text:span text:style-name="T1310">τοῖς</text:span><text:span text:style-name="T1311"><text:s/></text:span><text:span text:style-name="T1312">τεχνίταις</text:span><text:span text:style-name="T1313"><text:s/></text:span><text:span text:style-name="T1314">ψεύδους</text:span><text:span text:style-name="T1315"><text:s/></text:span><text:span text:style-name="T1316">φάρμακον</text:span><text:span text:style-name="T1317"><text:s/></text:span><text:span text:style-name="T1318">χέαι</text:span><text:span text:style-name="T1319">.<text:s/></text:span><text:span text:style-name="T1320">Ὁ</text:span><text:span text:style-name="T1321"><text:s/></text:span><text:span text:style-name="T1322">δὲ</text:span><text:span text:style-name="T1323"><text:s/></text:span><text:span text:style-name="T1324">τοῦτο</text:span><text:span text:style-name="T1325"><text:s/></text:span><text:span text:style-name="T1326">τρίψας</text:span><text:span text:style-name="T1327"><text:s/></text:span><text:span text:style-name="T1328">καὶ</text:span><text:span text:style-name="T1329"><text:s/></text:span><text:span text:style-name="T1330">μέτρον</text:span><text:span text:style-name="T1331"><text:s/></text:span><text:span text:style-name="T1332">ποιήσας</text:span><text:span text:style-name="T1333"><text:s/></text:span><text:span text:style-name="T1334">ἴσον</text:span><text:span text:style-name="T1335"><text:s/></text:span><text:span text:style-name="T1336">ἑκάστῳ</text:span><text:span text:style-name="T1337"><text:s/></text:span><text:span text:style-name="T1338">ἐνέχει</text:span><text:span text:style-name="T1339">.<text:s/></text:span><text:span text:style-name="T1340">Ἐπεὶ</text:span><text:span text:style-name="T1341"><text:s/></text:span><text:span text:style-name="T1342">δέ</text:span><text:span text:style-name="T1343">,<text:s/></text:span><text:span text:style-name="T1344">μόνου</text:span><text:span text:style-name="T1345"><text:s/></text:span><text:span text:style-name="T1346">τοῦ</text:span><text:span text:style-name="T1347"><text:s/></text:span><text:span text:style-name="T1348">σκυτέως</text:span><text:span text:style-name="T1349"><text:s/></text:span><text:span text:style-name="T1350">ὑπολειφθέντος</text:span><text:span text:style-name="T1351">,<text:s/></text:span><text:span text:style-name="T1352">πολὺ</text:span><text:span text:style-name="T1353"><text:s/></text:span><text:span text:style-name="T1354">φάρμακον</text:span><text:span text:style-name="T1355"><text:s/></text:span><text:span text:style-name="T1356">κατελείπετο</text:span><text:span text:style-name="T1357">,<text:s/></text:span><text:span text:style-name="T1358">λαβὼν</text:span><text:span text:style-name="T1359"><text:s/></text:span><text:span text:style-name="T1360">ὅλην</text:span><text:span text:style-name="T1361"><text:s/></text:span><text:span text:style-name="T1362">τὴν</text:span><text:span text:style-name="T1363"><text:s/></text:span><text:span text:style-name="T1364">χύσιν</text:span><text:span text:style-name="T1365"><text:s/></text:span><text:span text:style-name="T1366">κατ᾿αὐτοῦ</text:span><text:span text:style-name="T1367"><text:s/></text:span><text:span text:style-name="T1368">κατέχεεν</text:span><text:span text:style-name="T1369">.<text:s/></text:span><text:span text:style-name="T1370">Ἐκ τούτου συνέβη τοὺς τεχνίτας πάντας ψεύδεσθαι, μάλιστα δὲ πάντων τοὺς σκυτέας.</text:span></text:p>
            <text:p text:style-name="P1371"><text:span text:style-name="T1372">Πρὸς ἄνδρα ψευδολόγον ὁ λόγος εὔκαιρος.</text:span></text:p>
          </table:table-cell>
          <table:table-cell table:style-name="TableCell1373">
            <text:p text:style-name="P1374">Hermes and the Craftsmen</text:p>
            <text:p text:style-name="P1375">Zeus commanded Hermes to pour out a concoction of deceit to all the craftsmen. And when we ground this and made an equal measure he poured it into each. And when, only the the cobler remained, a lot of potion remained, taking all the shot poured [it] into him. From this, it came about that all the craftsmen lie, and especially of all, the coblers.<text:s/><text:line-break/>The account is timely for a man who speaks lies.</text:p>
            <text:p text:style-name="P1376"/>
            <text:p text:style-name="P1377"><text:span text:style-name="T1378">χέαι</text:span><text:span text:style-name="T1379"><text:s/>=<text:s/></text:span><text:span text:style-name="T1380">χέω</text:span><text:span text:style-name="T1381"><text:s/>(</text:span><text:span text:style-name="T1382">aro. inf.</text:span><text:span text:style-name="T1383">)</text:span></text:p>
            <text:p text:style-name="P1384"><text:span text:style-name="T1385">κατά</text:span><text:span text:style-name="T1386"><text:s/>+</text:span><text:span text:style-name="T1387"><text:s/>gen = down into</text:span></text:p>
          </table:table-cell>
        </table:table-row>
        <table:table-row table:style-name="TableRow1388">
          <table:table-cell table:style-name="TableCell1389">
            <text:p text:style-name="P1390"><text:span text:style-name="T1391">112.<text:s/></text:span><text:span text:style-name="T1392">Ἑρμοῦ</text:span><text:span text:style-name="T1393"><text:s/></text:span><text:span text:style-name="T1394">ἅμαξα</text:span><text:span text:style-name="T1395"><text:s/></text:span><text:span text:style-name="T1396">καὶ</text:span><text:span text:style-name="T1397"><text:s/></text:span><text:span text:style-name="T1398">Ἄραβες</text:span><text:span text:style-name="T1399">.</text:span></text:p>
            <text:p text:style-name="P1400"><text:span text:style-name="T1401">Ἑρμῆς</text:span><text:span text:style-name="T1402"><text:s/></text:span><text:span text:style-name="T1403">ποτε</text:span><text:span text:style-name="T1404"><text:s/></text:span><text:span text:style-name="T1405">ἅμαξαν</text:span><text:span text:style-name="T1406"><text:s/></text:span><text:span text:style-name="T1407">ψευσμάτων</text:span><text:span text:style-name="T1408"><text:s/></text:span><text:span text:style-name="T1409">καὶ</text:span><text:span text:style-name="T1410"><text:s/></text:span><text:span text:style-name="T1411">πανουργίας</text:span><text:span text:style-name="T1412"><text:s/></text:span><text:span text:style-name="T1413">καὶ</text:span><text:span text:style-name="T1414"><text:s/></text:span><text:span text:style-name="T1415">ἀπάτης</text:span><text:span text:style-name="T1416"><text:s/></text:span><text:span text:style-name="T1417">μεστὴν</text:span><text:span text:style-name="T1418"><text:s/></text:span><text:span text:style-name="T1419">διὰ</text:span><text:span text:style-name="T1420"><text:s/></text:span><text:span text:style-name="T1421">πάσης</text:span><text:span text:style-name="T1422"><text:s/></text:span><text:span text:style-name="T1423">ἤλαυνε</text:span><text:span text:style-name="T1424"><text:s/></text:span><text:span text:style-name="T1425">γῆς</text:span><text:span text:style-name="T1426">,<text:s/></text:span><text:span text:style-name="T1427">κατὰ</text:span><text:span text:style-name="T1428"><text:s/></text:span><text:span text:style-name="T1429">χώραν</text:span><text:span text:style-name="T1430"><text:s/></text:span><text:span text:style-name="T1431">μικρόν</text:span><text:span text:style-name="T1432"><text:s/></text:span><text:span text:style-name="T1433">τι</text:span><text:span text:style-name="T1434"><text:s/></text:span><text:span text:style-name="T1435">διανέμων</text:span><text:span text:style-name="T1436"><text:s/></text:span><text:span text:style-name="T1437">τοῦ</text:span><text:span text:style-name="T1438"><text:s/></text:span><text:span text:style-name="T1439">φόρτου</text:span><text:span text:style-name="T1440">.<text:s/></text:span><text:span text:style-name="T1441">Ὡς</text:span><text:span text:style-name="T1442"><text:s/></text:span><text:span text:style-name="T1443">δὲ</text:span><text:span text:style-name="T1444"><text:s/></text:span><text:span text:style-name="T1445">εἰς</text:span><text:span text:style-name="T1446"><text:s/></text:span><text:span text:style-name="T1447">τὴν</text:span><text:span text:style-name="T1448"><text:s/></text:span><text:span text:style-name="T1449">τῶν</text:span><text:span text:style-name="T1450"><text:s/></text:span><text:span text:style-name="T1451">Ἀράβων</text:span><text:span text:style-name="T1452"><text:s/></text:span><text:span text:style-name="T1453">χώραν</text:span><text:span text:style-name="T1454"><text:s/></text:span><text:span text:style-name="T1455">ἦλθε</text:span><text:span text:style-name="T1456">,<text:s/></text:span><text:span text:style-name="T1457">λέγεται</text:span><text:span text:style-name="T1458"><text:s/></text:span><text:span text:style-name="T1459">ἐξαίφνης</text:span><text:span text:style-name="T1460"><text:s/></text:span><text:span text:style-name="T1461">συντριβῆναι</text:span><text:span text:style-name="T1462"><text:s/></text:span><text:span text:style-name="T1463">τὴν</text:span><text:span text:style-name="T1464"><text:s/></text:span><text:span text:style-name="T1465">ἅμαξαν</text:span><text:span text:style-name="T1466">.<text:s/></text:span><text:span text:style-name="T1467">Οἱ</text:span><text:span text:style-name="T1468"><text:s/></text:span><text:span text:style-name="T1469">δὲ</text:span><text:span text:style-name="T1470"><text:s/></text:span><text:span text:style-name="T1471">ὥσπερ</text:span><text:span text:style-name="T1472"><text:s/></text:span><text:span text:style-name="T1473">πολύτιμον</text:span><text:span text:style-name="T1474"><text:s/></text:span><text:span text:style-name="T1475">φόρτον</text:span><text:span text:style-name="T1476"><text:s/></text:span><text:span text:style-name="T1477">τὰ</text:span><text:span text:style-name="T1478"><text:s/></text:span><text:span text:style-name="T1479">ἐξ</text:span><text:span text:style-name="T1480"><text:s/></text:span><text:span text:style-name="T1481">αὐτῆς</text:span><text:span text:style-name="T1482"><text:s/></text:span><text:span text:style-name="T1483">ἁρπάσαντες</text:span><text:span text:style-name="T1484"><text:s/></text:span><text:span text:style-name="T1485">οὐκ</text:span><text:span text:style-name="T1486"><text:s/></text:span><text:span text:style-name="T1487">ἀφῆκαν</text:span><text:span text:style-name="T1488"><text:s/></text:span><text:span text:style-name="T1489">εἰς</text:span><text:span text:style-name="T1490"><text:s/></text:span><text:span text:style-name="T1491">ἄλλους</text:span><text:span text:style-name="T1492"><text:s/></text:span><text:span text:style-name="T1493">ἀνθρώπους</text:span><text:span text:style-name="T1494"><text:s/></text:span><text:span text:style-name="T1495">προελθεῖν</text:span><text:span text:style-name="T1496">.</text:span></text:p>
            <text:p text:style-name="P1497"><text:span text:style-name="T1498">Ὅτι</text:span><text:span text:style-name="T1499"><text:s/></text:span><text:span text:style-name="T1500">Ἄραβες</text:span><text:span text:style-name="T1501"><text:s/></text:span><text:span text:style-name="T1502">ὑπὲρ</text:span><text:span text:style-name="T1503"><text:s/></text:span><text:span text:style-name="T1504">πᾶν</text:span><text:span text:style-name="T1505"><text:s/></text:span><text:span text:style-name="T1506">ἔθνος</text:span><text:span text:style-name="T1507"><text:s/></text:span><text:span text:style-name="T1508">ψευσταὶ</text:span><text:span text:style-name="T1509"><text:s/></text:span><text:span text:style-name="T1510">καὶ</text:span><text:span text:style-name="T1511"><text:s/></text:span><text:span text:style-name="T1512">ἀπατεῶνές</text:span><text:span text:style-name="T1513"><text:s/></text:span><text:span text:style-name="T1514">εἰσιν</text:span><text:span text:style-name="T1515">•<text:s/></text:span><text:span text:style-name="T1516">ἐν</text:span><text:span text:style-name="T1517"><text:s/></text:span><text:span text:style-name="T1518">γλώσσῃ</text:span><text:span text:style-name="T1519"><text:s/></text:span><text:span text:style-name="T1520">γὰρ</text:span><text:span text:style-name="T1521"><text:s/></text:span><text:span text:style-name="T1522">αὐτῶν</text:span><text:span text:style-name="T1523"><text:s/></text:span><text:span text:style-name="T1524">οὐκ</text:span><text:span text:style-name="T1525"><text:s/></text:span><text:span text:style-name="T1526">ἔστιν</text:span><text:span text:style-name="T1527"><text:s/></text:span><text:span text:style-name="T1528">ἀλήθεια</text:span><text:span text:style-name="T1529">.</text:span></text:p>
          </table:table-cell>
          <table:table-cell table:style-name="TableCell1530">
            <text:p text:style-name="P1531">A Wagon of Hermes and Some Arabs</text:p>
            <text:p text:style-name="P1532">Hermes once drove a cart full of lies, tricks, and deceit through all the land, distributing a little of the load through the land. And when he came into the land of the Arabs, it is said that the cart suddenly collapsed. And they seezing the contents of it as a precious cargo did not allow it to continue to other people.<text:line-break/>Because Arabs, beyond all nations, are liers and deceivers, for on their tounge there is no truth.</text:p>
          </table:table-cell>
        </table:table-row>
        <table:table-row table:style-name="TableRow1533">
          <table:table-cell table:style-name="TableCell1534">
            <text:p text:style-name="P1535"><text:span text:style-name="T1536">113.<text:s/></text:span><text:span text:style-name="T1537">Εὐνοῦχος</text:span><text:span text:style-name="T1538"><text:s/></text:span><text:span text:style-name="T1539">καὶ</text:span><text:span text:style-name="T1540"><text:s/></text:span><text:span text:style-name="T1541">ἱερεύς</text:span><text:span text:style-name="T1542">.</text:span></text:p>
            <text:p text:style-name="P1543"><text:span text:style-name="T1544">Εὐνοῦχος</text:span><text:span text:style-name="T1545"><text:s/></text:span><text:span text:style-name="T1546">προσῆλθε</text:span><text:span text:style-name="T1547"><text:s/></text:span><text:span text:style-name="T1548">ἱερεῖ</text:span><text:span text:style-name="T1549">,<text:s/></text:span><text:span text:style-name="T1550">θυσίαν</text:span><text:span text:style-name="T1551"><text:s/></text:span><text:span text:style-name="T1552">ὑπὲρ</text:span><text:span text:style-name="T1553"><text:s/></text:span><text:span text:style-name="T1554">αὐτοῦ</text:span><text:span text:style-name="T1555"><text:s/></text:span><text:span text:style-name="T1556">ποιῆσαι</text:span><text:span text:style-name="T1557"><text:s/></text:span><text:span text:style-name="T1558">παρακαλῶν</text:span><text:span text:style-name="T1559"><text:s/></text:span><text:span text:style-name="T1560">εἰς</text:span><text:span text:style-name="T1561"><text:s/></text:span><text:span text:style-name="T1562">τὸ</text:span><text:span text:style-name="T1563"><text:s/></text:span><text:span text:style-name="T1564">γενέσθαι</text:span><text:span text:style-name="T1565"><text:s/></text:span><text:span text:style-name="T1566">παίδων</text:span><text:span text:style-name="T1567"><text:s/></text:span><text:span text:style-name="T1568">πατέρα</text:span><text:span text:style-name="T1569">.<text:s/></text:span><text:span text:style-name="T1570">Ὁ</text:span><text:span text:style-name="T1571"><text:s/></text:span><text:span text:style-name="T1572">δὲ</text:span><text:span text:style-name="T1573"><text:s/></text:span><text:span text:style-name="T1574">ἱερεὺς</text:span><text:span text:style-name="T1575"><text:s/></text:span><text:span text:style-name="T1576">ἔφη</text:span><text:span text:style-name="T1577">• «<text:s/></text:span><text:span text:style-name="T1578">Ὅτε</text:span><text:span text:style-name="T1579"><text:s/></text:span><text:span text:style-name="T1580">μὲν</text:span><text:span text:style-name="T1581"><text:s/></text:span><text:span text:style-name="T1582">πρὸς</text:span><text:span text:style-name="T1583"><text:s/></text:span><text:span text:style-name="T1584">τὴν</text:span><text:span text:style-name="T1585"><text:s/></text:span><text:span text:style-name="T1586">θυσίαν</text:span><text:span text:style-name="T1587"><text:s/></text:span><text:span text:style-name="T1588">ἀπίδω</text:span><text:span text:style-name="T1589">,<text:s/></text:span><text:span text:style-name="T1590">πατέρα</text:span><text:span text:style-name="T1591"><text:s/></text:span><text:span text:style-name="T1592">σε</text:span><text:span text:style-name="T1593"><text:s/></text:span><text:span text:style-name="T1594">γενέσθαι</text:span><text:span text:style-name="T1595"><text:s/></text:span><text:span text:style-name="T1596">παίδων</text:span><text:span text:style-name="T1597"><text:s/></text:span><text:span text:style-name="T1598">παρακαλῶ</text:span><text:span text:style-name="T1599">•<text:s/></text:span><text:span text:style-name="T1600">ὅτε</text:span><text:span text:style-name="T1601"><text:s/></text:span><text:span text:style-name="T1602">δὲ</text:span><text:span text:style-name="T1603"><text:s/></text:span><text:span text:style-name="T1604">τὴν</text:span><text:span text:style-name="T1605"><text:s/></text:span><text:span text:style-name="T1606">σὴν</text:span><text:span text:style-name="T1607"><text:s/></text:span><text:span text:style-name="T1608">ὄψιν</text:span><text:span text:style-name="T1609"><text:s/></text:span><text:span text:style-name="T1610">ἴδω</text:span><text:span text:style-name="T1611">,<text:s/></text:span><text:span text:style-name="T1612">οὐδ᾿</text:span><text:span text:style-name="T1613"><text:s/></text:span><text:span text:style-name="T1614">ἀνὴρ</text:span><text:span text:style-name="T1615"><text:s/></text:span><text:span text:style-name="T1616">φαίνῃ</text:span><text:span text:style-name="T1617">. »</text:span></text:p>
          </table:table-cell>
          <table:table-cell table:style-name="TableCell1618">
            <text:p text:style-name="P1619">A Eunuch and a Priest</text:p>
            <text:p text:style-name="P1620">A eunuch went to a priest, beseaching [him] to make a sacrifice on behalf of him in order for him to become a father of children. And the priest said: “When I would observe the sacrafice, I will plead that you become a father, but when I would see your appearance, you don’t even seem to be a man.”</text:p>
          </table:table-cell>
        </table:table-row>
        <text:soft-page-break/>
        <table:table-row table:style-name="TableRow1621">
          <table:table-cell table:style-name="TableCell1622">
            <text:p text:style-name="P1623"><text:span text:style-name="T1624">114.<text:s/></text:span><text:span text:style-name="T1625">Ἐχθροὶ</text:span><text:span text:style-name="T1626"><text:s/></text:span><text:span text:style-name="T1627">δύο</text:span><text:span text:style-name="T1628">.</text:span></text:p>
            <text:p text:style-name="P1629"><text:span text:style-name="T1630">Δύο</text:span><text:span text:style-name="T1631"><text:s/></text:span><text:span text:style-name="T1632">τινὲς</text:span><text:span text:style-name="T1633"><text:s/></text:span><text:span text:style-name="T1634">ἀλλήλοις</text:span><text:span text:style-name="T1635"><text:s/></text:span><text:span text:style-name="T1636">ἐχθραίνοντες</text:span><text:span text:style-name="T1637"><text:s/></text:span><text:span text:style-name="T1638">ἐπὶ</text:span><text:span text:style-name="T1639"><text:s/></text:span><text:span text:style-name="T1640">τῆς</text:span><text:span text:style-name="T1641"><text:s/></text:span><text:span text:style-name="T1642">αὐτῆς</text:span><text:span text:style-name="T1643"><text:s/></text:span><text:span text:style-name="T1644">νεὼς</text:span><text:span text:style-name="T1645"><text:s/></text:span><text:span text:style-name="T1646">ἔπλεον</text:span><text:span text:style-name="T1647">,<text:s/></text:span><text:span text:style-name="T1648">ὧν</text:span><text:span text:style-name="T1649"><text:s/></text:span><text:span text:style-name="T1650">ἅτερος</text:span><text:span text:style-name="T1651"><text:s/></text:span><text:span text:style-name="T1652">μὲν</text:span><text:span text:style-name="T1653"><text:s/></text:span><text:span text:style-name="T1654">ἐπὶ</text:span><text:span text:style-name="T1655"><text:s/></text:span><text:span text:style-name="T1656">τῆς</text:span><text:span text:style-name="T1657"><text:s/></text:span><text:span text:style-name="T1658">πρύμνης</text:span><text:span text:style-name="T1659">,<text:s/></text:span><text:span text:style-name="T1660">ἅτερος</text:span><text:span text:style-name="T1661"><text:s/></text:span><text:span text:style-name="T1662">δὲ</text:span><text:span text:style-name="T1663"><text:s/></text:span><text:span text:style-name="T1664">ἐπὶ</text:span><text:span text:style-name="T1665"><text:s/></text:span><text:span text:style-name="T1666">τῆς</text:span><text:span text:style-name="T1667"><text:s/></text:span><text:span text:style-name="T1668">πρῴρας</text:span><text:span text:style-name="T1669"><text:s/></text:span><text:span text:style-name="T1670">ἐκάθητο</text:span><text:span text:style-name="T1671">.<text:s/></text:span><text:span text:style-name="T1672">Χειμῶνος</text:span><text:span text:style-name="T1673"><text:s/></text:span><text:span text:style-name="T1674">δὲ</text:span><text:span text:style-name="T1675"><text:s/></text:span><text:span text:style-name="T1676">ἐπιγενομένου</text:span><text:span text:style-name="T1677"><text:s/></text:span><text:span text:style-name="T1678">καὶ</text:span><text:span text:style-name="T1679"><text:s/></text:span><text:span text:style-name="T1680">τῆς</text:span><text:span text:style-name="T1681"><text:s/></text:span><text:span text:style-name="T1682">νεὼς</text:span><text:span text:style-name="T1683"><text:s/></text:span><text:span text:style-name="T1684">μελλούσης</text:span><text:span text:style-name="T1685"><text:s/></text:span><text:span text:style-name="T1686">ἤδη</text:span><text:span text:style-name="T1687"><text:s/></text:span><text:span text:style-name="T1688">καταποντίζεσθαι</text:span><text:span text:style-name="T1689">,<text:s/></text:span><text:span text:style-name="T1690">ὁ</text:span><text:span text:style-name="T1691"><text:s/></text:span><text:span text:style-name="T1692">ἐπὶ</text:span><text:span text:style-name="T1693"><text:s/></text:span><text:span text:style-name="T1694">τῆς</text:span><text:span text:style-name="T1695"><text:s/></text:span><text:span text:style-name="T1696">πρύμνης</text:span><text:span text:style-name="T1697"><text:s/></text:span><text:span text:style-name="T1698">τὸν</text:span><text:span text:style-name="T1699"><text:s/></text:span><text:span text:style-name="T1700">κυβερνήτην</text:span><text:span text:style-name="T1701"><text:s/></text:span><text:span text:style-name="T1702">ἤρετο</text:span><text:span text:style-name="T1703"><text:s/></text:span><text:span text:style-name="T1704">πότερον</text:span><text:span text:style-name="T1705"><text:s/></text:span><text:span text:style-name="T1706">τῶν</text:span><text:span text:style-name="T1707"><text:s/></text:span><text:span text:style-name="T1708">μερῶν</text:span><text:span text:style-name="T1709"><text:s/></text:span><text:span text:style-name="T1710">τοῦ</text:span><text:span text:style-name="T1711"><text:s/></text:span><text:span text:style-name="T1712">πλοίου</text:span><text:span text:style-name="T1713"><text:s/></text:span><text:span text:style-name="T1714">πρότερον</text:span><text:span text:style-name="T1715"><text:s/></text:span><text:span text:style-name="T1716">μέλλει</text:span><text:span text:style-name="T1717"><text:s/></text:span><text:span text:style-name="T1718">καταβαπτίζεσθαι</text:span><text:span text:style-name="T1719">.<text:s/></text:span><text:span text:style-name="T1720">Τοῦ</text:span><text:span text:style-name="T1721"><text:s/></text:span><text:span text:style-name="T1722">δὲ</text:span><text:span text:style-name="T1723"><text:s/></text:span><text:span text:style-name="T1724">τὴν</text:span><text:span text:style-name="T1725"><text:s/></text:span><text:span text:style-name="T1726">πρῴραν</text:span><text:span text:style-name="T1727"><text:s/></text:span><text:span text:style-name="T1728">εἰπόντος</text:span><text:span text:style-name="T1729">• «<text:s/></text:span><text:span text:style-name="T1730">Ἀλλ᾿</text:span><text:span text:style-name="T1731"><text:s/></text:span><text:span text:style-name="T1732">ἔμοιγε</text:span><text:span text:style-name="T1733"><text:s/></text:span><text:span text:style-name="T1734">οὐκ</text:span><text:span text:style-name="T1735"><text:s/></text:span><text:span text:style-name="T1736">ἔστι</text:span><text:span text:style-name="T1737"><text:s/></text:span><text:span text:style-name="T1738">λυπηρόν</text:span><text:span text:style-name="T1739">,<text:s/></text:span><text:span text:style-name="T1740">εἶπεν</text:span><text:span text:style-name="T1741">,<text:s/></text:span><text:span text:style-name="T1742">ὁ</text:span><text:span text:style-name="T1743"><text:s/></text:span><text:span text:style-name="T1744">θάνατος</text:span><text:span text:style-name="T1745">,<text:s/></text:span><text:span text:style-name="T1746">εἴ</text:span><text:span text:style-name="T1747"><text:s/></text:span><text:span text:style-name="T1748">γε</text:span><text:span text:style-name="T1749"><text:s/></text:span><text:span text:style-name="T1750">ὁρᾶν</text:span><text:span text:style-name="T1751"><text:s/></text:span><text:span text:style-name="T1752">μέλλω</text:span><text:span text:style-name="T1753"><text:s/></text:span><text:span text:style-name="T1754">πρὸ</text:span><text:span text:style-name="T1755"><text:s/></text:span><text:span text:style-name="T1756">ἐμοῦ</text:span><text:span text:style-name="T1757"><text:s/></text:span><text:span text:style-name="T1758">τὸν</text:span><text:span text:style-name="T1759"><text:s/></text:span><text:span text:style-name="T1760">ἐχθρὸν</text:span><text:span text:style-name="T1761"><text:s/></text:span><text:span text:style-name="T1762">ἀποθνῄσκοντα</text:span><text:span text:style-name="T1763">. »</text:span></text:p>
            <text:p text:style-name="P1764"><text:span text:style-name="T1765">Ὁ</text:span><text:span text:style-name="T1766"><text:s/></text:span><text:span text:style-name="T1767">μῦθος</text:span><text:span text:style-name="T1768"><text:s/></text:span><text:span text:style-name="T1769">δηλοῖ</text:span><text:span text:style-name="T1770"><text:s/></text:span><text:span text:style-name="T1771">ὅτι</text:span><text:span text:style-name="T1772"><text:s/></text:span><text:span text:style-name="T1773">πολλοὶ</text:span><text:span text:style-name="T1774"><text:s/></text:span><text:span text:style-name="T1775">τῶν</text:span><text:span text:style-name="T1776"><text:s/></text:span><text:span text:style-name="T1777">ἀνθρώπων</text:span><text:span text:style-name="T1778"><text:s/></text:span><text:span text:style-name="T1779">οὐδὲν</text:span><text:span text:style-name="T1780"><text:s/></text:span><text:span text:style-name="T1781">τῆς</text:span><text:span text:style-name="T1782"><text:s/></text:span><text:span text:style-name="T1783">ἑαυτῶν</text:span><text:span text:style-name="T1784"><text:s/></text:span><text:span text:style-name="T1785">βλάβης</text:span><text:span text:style-name="T1786"><text:s/></text:span><text:span text:style-name="T1787">φροντίζουσιν</text:span><text:span text:style-name="T1788">,<text:s/></text:span><text:span text:style-name="T1789">ἐὰν</text:span><text:span text:style-name="T1790"><text:s/></text:span><text:span text:style-name="T1791">τοὺς</text:span><text:span text:style-name="T1792"><text:s/></text:span><text:span text:style-name="T1793">ἐχθροὺς</text:span><text:span text:style-name="T1794"><text:s/></text:span><text:span text:style-name="T1795">μόνον</text:span><text:span text:style-name="T1796"><text:s/></text:span><text:span text:style-name="T1797">ἴδωσι</text:span><text:span text:style-name="T1798"><text:s/></text:span><text:span text:style-name="T1799">πρὸ</text:span><text:span text:style-name="T1800"><text:s/></text:span><text:span text:style-name="T1801">αὐτῶν</text:span><text:span text:style-name="T1802"><text:s/></text:span><text:span text:style-name="T1803">κακουμένους</text:span><text:span text:style-name="T1804">.</text:span></text:p>
          </table:table-cell>
          <table:table-cell table:style-name="TableCell1805">
            <text:p text:style-name="P1806">Two Enemies</text:p>
            <text:p text:style-name="P1807">A certain two men being enemies with each other sailed on the same ship, upon which one sat on the <text:s text:c="2"/>stern, and another sat on prow. And when a storm came about and the ship was about to sink at that time the one upon the prow asked the captain <text:s/>which of the parts of the ships will sink first. And when he said the prow: “well for me death is not troubling, he said, if I will see my enemy dying before in front of me.<text:s/><text:line-break/>The myth reveals that many men think nothing of the harm of themselves, if only their enemies they would see suffering evil in front of them.</text:p>
          </table:table-cell>
        </table:table-row>
        <table:table-row table:style-name="TableRow1808">
          <table:table-cell table:style-name="TableCell1809">
            <text:p text:style-name="P1810"><text:span text:style-name="T1811">115.<text:s/></text:span><text:span text:style-name="T1812">Ἔχις</text:span><text:span text:style-name="T1813"><text:s/></text:span><text:span text:style-name="T1814">καὶ</text:span><text:span text:style-name="T1815"><text:s/></text:span><text:span text:style-name="T1816">ἀλώπηξ</text:span><text:span text:style-name="T1817">.</text:span></text:p>
            <text:p text:style-name="P1818"><text:span text:style-name="T1819">Ἔχις</text:span><text:span text:style-name="T1820"><text:s/></text:span><text:span text:style-name="T1821">ἐπὶ</text:span><text:span text:style-name="T1822"><text:s/></text:span><text:span text:style-name="T1823">παλιούρων</text:span><text:span text:style-name="T1824"><text:s/></text:span><text:span text:style-name="T1825">δέσμῃ</text:span><text:span text:style-name="T1826"><text:s/></text:span><text:span text:style-name="T1827">ὑπὲρ</text:span><text:span text:style-name="T1828"><text:s/></text:span><text:span text:style-name="T1829">ποταμὸν</text:span><text:span text:style-name="T1830"><text:s/></text:span><text:span text:style-name="T1831">παρεφέρετο</text:span><text:span text:style-name="T1832">.<text:s/></text:span><text:span text:style-name="T1833">Ἀλώπηξ</text:span><text:span text:style-name="T1834"><text:s/></text:span><text:span text:style-name="T1835">δὲ</text:span><text:span text:style-name="T1836"><text:s/></text:span><text:span text:style-name="T1837">παριοῦσα</text:span><text:span text:style-name="T1838">,<text:s/></text:span><text:span text:style-name="T1839">ὡς</text:span><text:span text:style-name="T1840"><text:s/></text:span><text:span text:style-name="T1841">ἐθεάσατο</text:span><text:span text:style-name="T1842"><text:s/></text:span><text:span text:style-name="T1843">αὐτόν</text:span><text:span text:style-name="T1844">,<text:s/></text:span><text:span text:style-name="T1845">εἶπεν</text:span><text:span text:style-name="T1846">• «<text:s/></text:span><text:span text:style-name="T1847">Ἄξιος</text:span><text:span text:style-name="T1848"><text:s/></text:span><text:span text:style-name="T1849">τῆς</text:span><text:span text:style-name="T1850"><text:s/></text:span><text:span text:style-name="T1851">νηὸς</text:span><text:span text:style-name="T1852"><text:s/></text:span><text:span text:style-name="T1853">ὁ</text:span><text:span text:style-name="T1854"><text:s/></text:span><text:span text:style-name="T1855">ναύκληρος</text:span><text:span text:style-name="T1856">. »</text:span></text:p>
            <text:p text:style-name="P1857"><text:span text:style-name="T1858">Πρὸς ἄνδρα πονηρὸν μοχθηροῖς πράγμασιν ἐγχειρήσαντα.</text:span></text:p>
          </table:table-cell>
          <table:table-cell table:style-name="TableCell1859">
            <text:p text:style-name="P1860">A Viper and a Fox</text:p>
            <text:p text:style-name="P1861">A viper was carried by a bundle of thorns beyond a river. And a fox passing by, when he saw him, said: “the ship’s captain is worthy of the ship.” For a wicked man taking in hand wretched business.</text:p>
          </table:table-cell>
        </table:table-row>
        <table:table-row table:style-name="TableRow1862">
          <table:table-cell table:style-name="TableCell1863">
            <text:p text:style-name="P1864"><text:span text:style-name="T1865">116.<text:s/></text:span><text:span text:style-name="T1866">Ἔχις</text:span><text:span text:style-name="T1867"><text:s/></text:span><text:span text:style-name="T1868">καὶ</text:span><text:span text:style-name="T1869"><text:s/></text:span><text:span text:style-name="T1870">ῥίνη</text:span><text:span text:style-name="T1871">.</text:span></text:p>
            <text:p text:style-name="P1872"><text:span text:style-name="T1873">Ἔχις</text:span><text:span text:style-name="T1874"><text:s/></text:span><text:span text:style-name="T1875">εἰσελθὼν</text:span><text:span text:style-name="T1876"><text:s/></text:span><text:span text:style-name="T1877">εἰς</text:span><text:span text:style-name="T1878"><text:s/></text:span><text:span text:style-name="T1879">χαλκουργοῦ</text:span><text:span text:style-name="T1880"><text:s/></text:span><text:span text:style-name="T1881">ἐργαστήριον</text:span><text:span text:style-name="T1882"><text:s/></text:span><text:span text:style-name="T1883">παρὰ</text:span><text:span text:style-name="T1884"><text:s/></text:span><text:span text:style-name="T1885">τῶν</text:span><text:span text:style-name="T1886"><text:s/></text:span><text:span text:style-name="T1887">σκευῶν</text:span><text:span text:style-name="T1888"><text:s/></text:span><text:span text:style-name="T1889">ἔρανον</text:span><text:span text:style-name="T1890"><text:s/></text:span><text:span text:style-name="T1891">ᾔτει</text:span><text:span text:style-name="T1892">•<text:s/></text:span><text:span text:style-name="T1893">λαβὼν</text:span><text:span text:style-name="T1894"><text:s/></text:span><text:span text:style-name="T1895">δὲ</text:span><text:span text:style-name="T1896"><text:s/></text:span><text:span text:style-name="T1897">παρ᾿</text:span><text:span text:style-name="T1898"><text:s/></text:span><text:span text:style-name="T1899">αὐτῶν</text:span><text:span text:style-name="T1900"><text:s/></text:span><text:span text:style-name="T1901">ἧκε</text:span><text:span text:style-name="T1902"><text:s/></text:span><text:span text:style-name="T1903">πρὸς</text:span><text:span text:style-name="T1904"><text:s/></text:span><text:span text:style-name="T1905">τὴν</text:span><text:span text:style-name="T1906"><text:s/></text:span><text:span text:style-name="T1907">ῥίνην</text:span><text:span text:style-name="T1908"><text:s/></text:span><text:span text:style-name="T1909">καὶ</text:span><text:span text:style-name="T1910"><text:s/></text:span><text:span text:style-name="T1911">αὐτὴν</text:span><text:span text:style-name="T1912"><text:s/></text:span><text:span text:style-name="T1913">παρεκάλει</text:span><text:span text:style-name="T1914"><text:s/></text:span><text:span text:style-name="T1915">δοῦναί</text:span><text:span text:style-name="T1916"><text:s/></text:span><text:span text:style-name="T1917">τι</text:span><text:span text:style-name="T1918"><text:s/></text:span><text:span text:style-name="T1919">αὐτῷ</text:span><text:span text:style-name="T1920">.<text:s/></text:span><text:span text:style-name="T1921">Ἡ</text:span><text:span text:style-name="T1922"><text:s/></text:span><text:span text:style-name="T1923">δὲ</text:span><text:span text:style-name="T1924"><text:s/></text:span><text:span text:style-name="T1925">ὑποτυχοῦσα</text:span><text:span text:style-name="T1926"><text:s/></text:span><text:span text:style-name="T1927">εἶπεν</text:span><text:span text:style-name="T1928">• «<text:s/></text:span><text:span text:style-name="T1929">Ἀλλ᾿</text:span><text:span text:style-name="T1930"><text:s/></text:span><text:span text:style-name="T1931">εὐηθὴς</text:span><text:span text:style-name="T1932"><text:s/></text:span><text:span text:style-name="T1933">εἶ</text:span><text:span text:style-name="T1934"><text:s/></text:span><text:span text:style-name="T1935">παρ᾿</text:span><text:span text:style-name="T1936"><text:s/></text:span><text:span text:style-name="T1937">ἐμοῦ</text:span><text:span text:style-name="T1938"><text:s/></text:span><text:span text:style-name="T1939">τι</text:span><text:span text:style-name="T1940"><text:s/></text:span><text:span text:style-name="T1941">ἀποίσεσθαι</text:span><text:span text:style-name="T1942"><text:s/></text:span><text:span text:style-name="T1943">οἰόμενος</text:span><text:span text:style-name="T1944">,<text:s/></text:span><text:span text:style-name="T1945">ἥτις</text:span><text:span text:style-name="T1946"><text:s/></text:span><text:span text:style-name="T1947">οὐ</text:span><text:span text:style-name="T1948"><text:s/></text:span><text:span text:style-name="T1949">διδόναι</text:span><text:span text:style-name="T1950">,<text:s/></text:span><text:span text:style-name="T1951">ἀλλὰ</text:span><text:span text:style-name="T1952"><text:s/></text:span><text:span text:style-name="T1953">λαμβάνειν</text:span><text:span text:style-name="T1954"><text:s/></text:span><text:span text:style-name="T1955">παρὰ</text:span><text:span text:style-name="T1956"><text:s/></text:span><text:span text:style-name="T1957">πάντων</text:span><text:span text:style-name="T1958"><text:s/></text:span><text:span text:style-name="T1959">εἴωθα</text:span><text:span text:style-name="T1960">. »</text:span></text:p>
            <text:p text:style-name="P1961"><text:span text:style-name="T1962">Ὁ λόγος δηλοῖ ὅτι μάταιοί εἰσιν οἱ παρὰ φιλαργύρων τι κερδανεῖν προσδοκῶντες.</text:span></text:p>
          </table:table-cell>
          <table:table-cell table:style-name="TableCell1963">
            <text:p text:style-name="P1964">A Viper and a File</text:p>
            <text:p text:style-name="P1965">A viper entering into a coppersmiths shop requested alms. And from the others having received he came to the file and requested it to give something to him. And it interupting said: “But you are foolish think that you will carry away something from me, who is in the habbit not of giving but of receiving from all.</text:p>
            <text:p text:style-name="P1966"/>
            <text:p text:style-name="P1967"><text:span text:style-name="T1968">ἔρανον</text:span><text:span text:style-name="T1969"><text:s/></text:span><text:span text:style-name="T1970">=<text:s/></text:span><text:span text:style-name="T1971">ὁ ἔρ</text:span><text:span text:style-name="T1972">α</text:span><text:span text:style-name="T1973">νος: potluck meal, loan, kindness, favour, alms</text:span></text:p>
          </table:table-cell>
        </table:table-row>
        <text:soft-page-break/>
        <table:table-row table:style-name="TableRow1974">
          <table:table-cell table:style-name="TableCell1975">
            <text:p text:style-name="P1976"><text:span text:style-name="T1977">117.<text:s/></text:span><text:span text:style-name="T1978">Ἔχις</text:span><text:span text:style-name="T1979"><text:s/></text:span><text:span text:style-name="T1980">καὶ</text:span><text:span text:style-name="T1981"><text:s/></text:span><text:span text:style-name="T1982">ὕδρος</text:span><text:span text:style-name="T1983">.</text:span></text:p>
            <text:p text:style-name="P1984"><text:span text:style-name="T1985">Ἔχις</text:span><text:span text:style-name="T1986"><text:s/></text:span><text:span text:style-name="T1987">φοιτῶν</text:span><text:span text:style-name="T1988"><text:s/></text:span><text:span text:style-name="T1989">ἐπί</text:span><text:span text:style-name="T1990"><text:s/></text:span><text:span text:style-name="T1991">τινα</text:span><text:span text:style-name="T1992"><text:s/></text:span><text:span text:style-name="T1993">κρήνην</text:span><text:span text:style-name="T1994"><text:s/></text:span><text:span text:style-name="T1995">ἔπινεν</text:span><text:span text:style-name="T1996">.<text:s/></text:span><text:span text:style-name="T1997">Ὁ</text:span><text:span text:style-name="T1998"><text:s/></text:span><text:span text:style-name="T1999">δὲ</text:span><text:span text:style-name="T2000"><text:s/></text:span><text:span text:style-name="T2001">ἐνταῦθα</text:span><text:span text:style-name="T2002"><text:s/></text:span><text:span text:style-name="T2003">οἰκῶν</text:span><text:span text:style-name="T2004"><text:s/></text:span><text:span text:style-name="T2005">ὕδρος</text:span><text:span text:style-name="T2006"><text:s/></text:span><text:span text:style-name="T2007">ἐκώλυεν</text:span><text:span text:style-name="T2008"><text:s/></text:span><text:span text:style-name="T2009">αὐτόν</text:span><text:span text:style-name="T2010">,<text:s/></text:span><text:span text:style-name="T2011">ἀγανακτῶν</text:span><text:span text:style-name="T2012"><text:s/></text:span><text:span text:style-name="T2013">ὅτι</text:span><text:span text:style-name="T2014"><text:s/></text:span><text:span text:style-name="T2015">μὴ</text:span><text:span text:style-name="T2016"><text:s/></text:span><text:span text:style-name="T2017">ἀρκεῖται</text:span><text:span text:style-name="T2018"><text:s/></text:span><text:span text:style-name="T2019">τῇ</text:span><text:span text:style-name="T2020"><text:s/></text:span><text:span text:style-name="T2021">ἰδίᾳ</text:span><text:span text:style-name="T2022"><text:s/></text:span><text:span text:style-name="T2023">νομῇ</text:span><text:span text:style-name="T2024">,<text:s/></text:span><text:span text:style-name="T2025">ἀλλὰ</text:span><text:span text:style-name="T2026"><text:s/></text:span><text:span text:style-name="T2027">καὶ</text:span><text:span text:style-name="T2028"><text:s/></text:span><text:span text:style-name="T2029">ἐπὶ</text:span><text:span text:style-name="T2030"><text:s/></text:span><text:span text:style-name="T2031">τὴν</text:span><text:span text:style-name="T2032"><text:s/></text:span><text:span text:style-name="T2033">αὐτοῦ</text:span><text:span text:style-name="T2034"><text:s/></text:span><text:span text:style-name="T2035">δίαιταν</text:span><text:span text:style-name="T2036"><text:s/></text:span><text:span text:style-name="T2037">ἀφικνεῖται</text:span><text:span text:style-name="T2038">.<text:s/></text:span><text:span text:style-name="T2039">Ἀεὶ</text:span><text:span text:style-name="T2040"><text:s/></text:span><text:span text:style-name="T2041">δὲ</text:span><text:span text:style-name="T2042"><text:s/></text:span><text:span text:style-name="T2043">τῆς</text:span><text:span text:style-name="T2044"><text:s/></text:span><text:span text:style-name="T2045">φιλονεικίας</text:span><text:span text:style-name="T2046"><text:s/></text:span><text:span text:style-name="T2047">αὐξανομένης</text:span><text:span text:style-name="T2048">,<text:s/></text:span><text:span text:style-name="T2049">συνέθεντο</text:span><text:span text:style-name="T2050"><text:s/></text:span><text:span text:style-name="T2051">ὅπως</text:span><text:span text:style-name="T2052"><text:s/></text:span><text:span text:style-name="T2053">εἰς</text:span><text:span text:style-name="T2054"><text:s/></text:span><text:span text:style-name="T2055">μάχην</text:span><text:span text:style-name="T2056"><text:s/></text:span><text:span text:style-name="T2057">ἀλλήλοις</text:span><text:span text:style-name="T2058"><text:s/></text:span><text:span text:style-name="T2059">καταστῶσι</text:span><text:span text:style-name="T2060"><text:s/></text:span><text:span text:style-name="T2061">καὶ</text:span><text:span text:style-name="T2062"><text:s/></text:span><text:span text:style-name="T2063">τοῦ</text:span><text:span text:style-name="T2064"><text:s/></text:span><text:span text:style-name="T2065">νικῶντος</text:span><text:span text:style-name="T2066"><text:s/></text:span><text:span text:style-name="T2067">ἥ</text:span><text:span text:style-name="T2068"><text:s/></text:span><text:span text:style-name="T2069">τε</text:span><text:span text:style-name="T2070"><text:s/></text:span><text:span text:style-name="T2071">τοῦ</text:span><text:span text:style-name="T2072"><text:s/></text:span><text:span text:style-name="T2073">ὕδατος</text:span><text:span text:style-name="T2074"><text:s/></text:span><text:span text:style-name="T2075">καὶ</text:span><text:span text:style-name="T2076"><text:s/></text:span><text:span text:style-name="T2077">τῆς</text:span><text:span text:style-name="T2078"><text:s/></text:span><text:span text:style-name="T2079">γῆς</text:span><text:span text:style-name="T2080"><text:s/></text:span><text:span text:style-name="T2081">νομὴ</text:span><text:span text:style-name="T2082"><text:s/></text:span><text:span text:style-name="T2083">γίνηται</text:span><text:span text:style-name="T2084">.<text:s/></text:span><text:span text:style-name="T2085">Ταξαμένων</text:span><text:span text:style-name="T2086"><text:s/></text:span><text:span text:style-name="T2087">δὲ</text:span><text:span text:style-name="T2088"><text:s/></text:span><text:span text:style-name="T2089">αὐτῶν</text:span><text:span text:style-name="T2090"><text:s/></text:span><text:span text:style-name="T2091">προθεσμίαν</text:span><text:span text:style-name="T2092">,<text:s/></text:span><text:span text:style-name="T2093">οἱ</text:span><text:span text:style-name="T2094"><text:s/></text:span><text:span text:style-name="T2095">βάτραχοι</text:span><text:span text:style-name="T2096"><text:s/></text:span><text:span text:style-name="T2097">διὰ</text:span><text:span text:style-name="T2098"><text:s/></text:span><text:span text:style-name="T2099">μῖσος</text:span><text:span text:style-name="T2100"><text:s/></text:span><text:span text:style-name="T2101">τοῦ</text:span><text:span text:style-name="T2102"><text:s/></text:span><text:span text:style-name="T2103">ὕδρου</text:span><text:span text:style-name="T2104"><text:s/></text:span><text:span text:style-name="T2105">παραγενόμενοι</text:span><text:span text:style-name="T2106"><text:s/></text:span><text:span text:style-name="T2107">πρὸς</text:span><text:span text:style-name="T2108"><text:s/></text:span><text:span text:style-name="T2109">τὸν</text:span><text:span text:style-name="T2110"><text:s/></text:span><text:span text:style-name="T2111">ἔχιν</text:span><text:span text:style-name="T2112"><text:s/></text:span><text:span text:style-name="T2113">παρεθάρσυνον</text:span><text:span text:style-name="T2114"><text:s/></text:span><text:span text:style-name="T2115">αὐτόν</text:span><text:span text:style-name="T2116">,<text:s/></text:span><text:span text:style-name="T2117">ἐπαγγελλόμενοι</text:span><text:span text:style-name="T2118"><text:s/></text:span><text:span text:style-name="T2119">καὶ</text:span><text:span text:style-name="T2120"><text:s/></text:span><text:span text:style-name="T2121">αὐτοὶ</text:span><text:span text:style-name="T2122"><text:s/></text:span><text:span text:style-name="T2123">συμμαχήσειν</text:span><text:span text:style-name="T2124"><text:s/></text:span><text:span text:style-name="T2125">αὐτῷ</text:span><text:span text:style-name="T2126">.<text:s/></text:span><text:span text:style-name="T2127">Ἐνστάσης</text:span><text:span text:style-name="T2128"><text:s/></text:span><text:span text:style-name="T2129">δὲ</text:span><text:span text:style-name="T2130"><text:s/></text:span><text:span text:style-name="T2131">τῆς</text:span><text:span text:style-name="T2132"><text:s/></text:span><text:span text:style-name="T2133">μάχης</text:span><text:span text:style-name="T2134">,<text:s/></text:span><text:span text:style-name="T2135">ὁ</text:span><text:span text:style-name="T2136"><text:s/></text:span><text:span text:style-name="T2137">μὲν</text:span><text:span text:style-name="T2138"><text:s/></text:span><text:span text:style-name="T2139">ἔχις</text:span><text:span text:style-name="T2140"><text:s/></text:span><text:span text:style-name="T2141">πρὸς</text:span><text:span text:style-name="T2142"><text:s/></text:span><text:span text:style-name="T2143">τὸν</text:span><text:span text:style-name="T2144"><text:s/></text:span><text:span text:style-name="T2145">ὕδρον</text:span><text:span text:style-name="T2146"><text:s/></text:span><text:span text:style-name="T2147">ἐπολέμει</text:span><text:span text:style-name="T2148">,<text:s/></text:span><text:span text:style-name="T2149">οἱ</text:span><text:span text:style-name="T2150"><text:s/></text:span><text:span text:style-name="T2151">δὲ</text:span><text:span text:style-name="T2152"><text:s/></text:span><text:span text:style-name="T2153">βάτραχοι</text:span><text:span text:style-name="T2154"><text:s/></text:span><text:span text:style-name="T2155">μηδὲν</text:span><text:span text:style-name="T2156"><text:s/></text:span><text:span text:style-name="T2157">περαιτέρω</text:span><text:span text:style-name="T2158"><text:s/></text:span><text:span text:style-name="T2159">δρᾶν</text:span><text:span text:style-name="T2160"><text:s/></text:span><text:span text:style-name="T2161">δυνάμενοι</text:span><text:span text:style-name="T2162"><text:s/></text:span><text:span text:style-name="T2163">μεγάλα</text:span><text:span text:style-name="T2164"><text:s/></text:span><text:span text:style-name="T2165">ἐκεκράγεισαν</text:span><text:span text:style-name="T2166">.<text:s/></text:span><text:span text:style-name="T2167">Καὶ</text:span><text:span text:style-name="T2168"><text:s/></text:span><text:span text:style-name="T2169">ὁ</text:span><text:span text:style-name="T2170"><text:s/></text:span><text:span text:style-name="T2171">ἔχις</text:span><text:span text:style-name="T2172"><text:s/></text:span><text:span text:style-name="T2173">νικήσας</text:span><text:span text:style-name="T2174"><text:s/></text:span><text:span text:style-name="T2175">ᾐτιᾶτο</text:span><text:span text:style-name="T2176"><text:s/></text:span><text:span text:style-name="T2177">αὐτοὺς</text:span><text:span text:style-name="T2178"><text:s/></text:span><text:span text:style-name="T2179">ὅτι</text:span><text:span text:style-name="T2180"><text:s/></text:span><text:span text:style-name="T2181">γε</text:span><text:span text:style-name="T2182"><text:s/></text:span><text:span text:style-name="T2183">συμμαχήσειν</text:span><text:span text:style-name="T2184"><text:s/></text:span><text:span text:style-name="T2185">αὐτῷ</text:span><text:span text:style-name="T2186"><text:s/></text:span><text:span text:style-name="T2187">ὑποσχόμενοι</text:span><text:span text:style-name="T2188"><text:s/></text:span><text:span text:style-name="T2189">παρὰ</text:span><text:span text:style-name="T2190"><text:s/></text:span><text:span text:style-name="T2191">τὴν</text:span><text:span text:style-name="T2192"><text:s/></text:span><text:span text:style-name="T2193">μάχην</text:span><text:span text:style-name="T2194"><text:s/></text:span><text:span text:style-name="T2195">οὐ</text:span><text:span text:style-name="T2196"><text:s/></text:span><text:span text:style-name="T2197">μόνον</text:span><text:span text:style-name="T2198"><text:s/></text:span><text:span text:style-name="T2199">οὐκ</text:span><text:span text:style-name="T2200"><text:s/></text:span><text:span text:style-name="T2201">ἐβοήθουν</text:span><text:span text:style-name="T2202">,<text:s/></text:span><text:span text:style-name="T2203">ἀλλὰ</text:span><text:span text:style-name="T2204"><text:s/></text:span><text:span text:style-name="T2205">καὶ</text:span><text:span text:style-name="T2206"><text:s/></text:span><text:span text:style-name="T2207">ᾖδον</text:span><text:span text:style-name="T2208">.<text:s/></text:span><text:span text:style-name="T2209">Οἱ</text:span><text:span text:style-name="T2210"><text:s/></text:span><text:span text:style-name="T2211">δὲ</text:span><text:span text:style-name="T2212"><text:s/></text:span><text:span text:style-name="T2213">ἔφασαν</text:span><text:span text:style-name="T2214"><text:s/></text:span><text:span text:style-name="T2215">πρὸς</text:span><text:span text:style-name="T2216"><text:s/></text:span><text:span text:style-name="T2217">αὐτόν</text:span><text:span text:style-name="T2218">• «<text:s/></text:span><text:span text:style-name="T2219">Ἀλλ᾿</text:span><text:span text:style-name="T2220"><text:s/></text:span><text:span text:style-name="T2221">εὖ</text:span><text:span text:style-name="T2222"><text:s/></text:span><text:span text:style-name="T2223">γε</text:span><text:span text:style-name="T2224"><text:s/></text:span><text:span text:style-name="T2225">ἴσθι</text:span><text:span text:style-name="T2226">,<text:s/></text:span><text:span text:style-name="T2227">ὦ</text:span><text:span text:style-name="T2228"><text:s/></text:span><text:span text:style-name="T2229">οὗτος</text:span><text:span text:style-name="T2230">,<text:s/></text:span><text:span text:style-name="T2231">ὅτι</text:span><text:span text:style-name="T2232"><text:s/></text:span><text:span text:style-name="T2233">ἡ</text:span><text:span text:style-name="T2234"><text:s/></text:span><text:span text:style-name="T2235">ἡμετέρα</text:span><text:span text:style-name="T2236"><text:s/></text:span><text:span text:style-name="T2237">συμμαχία</text:span><text:span text:style-name="T2238"><text:s/></text:span><text:span text:style-name="T2239">οὐ</text:span><text:span text:style-name="T2240"><text:s/></text:span><text:span text:style-name="T2241">διὰ</text:span><text:span text:style-name="T2242"><text:s/></text:span><text:span text:style-name="T2243">χειρῶν</text:span><text:span text:style-name="T2244">,<text:s/></text:span><text:span text:style-name="T2245">διὰ</text:span><text:span text:style-name="T2246"><text:s/></text:span><text:span text:style-name="T2247">δὲ</text:span><text:span text:style-name="T2248"><text:s/></text:span><text:span text:style-name="T2249">μόνης</text:span><text:span text:style-name="T2250"><text:s/></text:span><text:span text:style-name="T2251">φωνῆς</text:span><text:span text:style-name="T2252"><text:s/></text:span><text:span text:style-name="T2253">συνέστηκεν</text:span><text:span text:style-name="T2254">. »</text:span></text:p>
            <text:p text:style-name="P2255"><text:span text:style-name="T2256">Ὁ</text:span><text:span text:style-name="T2257"><text:s/></text:span><text:span text:style-name="T2258">λόγος</text:span><text:span text:style-name="T2259"><text:s/></text:span><text:span text:style-name="T2260">δηλοῖ</text:span><text:span text:style-name="T2261"><text:s/></text:span><text:span text:style-name="T2262">ὅτι</text:span><text:span text:style-name="T2263">,<text:s/></text:span><text:span text:style-name="T2264">ἔνθα</text:span><text:span text:style-name="T2265"><text:s/></text:span><text:span text:style-name="T2266">χειρῶν</text:span><text:span text:style-name="T2267"><text:s/></text:span><text:span text:style-name="T2268">χρεία</text:span><text:span text:style-name="T2269"><text:s/></text:span><text:span text:style-name="T2270">ἐστίν</text:span><text:span text:style-name="T2271">,<text:s/></text:span><text:span text:style-name="T2272">ἡ</text:span><text:span text:style-name="T2273"><text:s/></text:span><text:span text:style-name="T2274">διὰ</text:span><text:span text:style-name="T2275"><text:s/></text:span><text:span text:style-name="T2276">λόγων</text:span><text:span text:style-name="T2277"><text:s/></text:span><text:span text:style-name="T2278">βοήθεια</text:span><text:span text:style-name="T2279"><text:s/></text:span><text:span text:style-name="T2280">οὐδὲν</text:span><text:span text:style-name="T2281"><text:s/></text:span><text:span text:style-name="T2282">λυσιτελεῖ</text:span><text:span text:style-name="T2283">.</text:span></text:p>
          </table:table-cell>
          <table:table-cell table:style-name="TableCell2284">
            <text:p text:style-name="P2285">A Viper and Some Water</text:p>
            <text:p text:style-name="P2286">A viper frequenting upon a well, drank. But a water snake living there prevented him, being angry that it was not he was pleased with his own pasture, but upon his abode to arrive. And while continually the quarrel grew, it was agreed that they would place themselves into a battle with each other and the pasture of the water and the land would belong to the victor. And arranging their proposed [day], the frogs out of hatred of the hydra coming to the viper and emboldened him, promising to fight by his side. And when the fight was happening, the viper battled against the hydra, but the frogs, being able to do nothing more, uttered loud cries. And the viper having won reproached them that they promissing to fight with him in the fight, not only did not help, but actually they sang. Amd they said to him "But know well, oh you, that our alliance was not with hands, but was composed through voice alone.</text:p>
            <text:p text:style-name="P2287"><text:line-break/>The account makes clear that, where there is need of hands, help through words profits nothing.</text:p>
            <text:p text:style-name="P2288"/>
            <text:p text:style-name="P2289"><text:span text:style-name="T2290">περαιτέρω</text:span><text:span text:style-name="T2291"><text:s/></text:span><text:span text:style-name="T2292">= aditionaly (adv.)</text:span></text:p>
            <text:p text:style-name="P2293"><text:span text:style-name="T2294">ἐκεκράγεισαν</text:span><text:span text:style-name="T2295"><text:s/></text:span><text:span text:style-name="T2296">= κράζω: to cry out (plrperf. 3</text:span><text:span text:style-name="T2297">rd</text:span><text:span text:style-name="T2298"><text:s/>pl.)</text:span></text:p>
          </table:table-cell>
        </table:table-row>
        <table:table-row table:style-name="TableRow2299">
          <table:table-cell table:style-name="TableCell2300">
            <text:p text:style-name="P2301"><text:span text:style-name="T2302">118.<text:s/></text:span><text:span text:style-name="T2303">Ζεὺς</text:span><text:span text:style-name="T2304"><text:s/></text:span><text:span text:style-name="T2305">καὶ</text:span><text:span text:style-name="T2306"><text:s/></text:span><text:span text:style-name="T2307">αἰσχύνη</text:span><text:span text:style-name="T2308">.</text:span></text:p>
            <text:p text:style-name="P2309"><text:span text:style-name="T2310">Ζεὺς</text:span><text:span text:style-name="T2311"><text:s/></text:span><text:span text:style-name="T2312">πλάσας</text:span><text:span text:style-name="T2313"><text:s/></text:span><text:span text:style-name="T2314">τοὺς</text:span><text:span text:style-name="T2315"><text:s/></text:span><text:span text:style-name="T2316">ἀνθρώπους</text:span><text:span text:style-name="T2317"><text:s/></text:span><text:span text:style-name="T2318">τὰς</text:span><text:span text:style-name="T2319"><text:s/></text:span><text:span text:style-name="T2320">μὲν</text:span><text:span text:style-name="T2321"><text:s/></text:span><text:span text:style-name="T2322">ἄλλας</text:span><text:span text:style-name="T2323"><text:s/></text:span><text:span text:style-name="T2324">διαθέσεις</text:span><text:span text:style-name="T2325"><text:s/></text:span><text:span text:style-name="T2326">αὐτοῖς</text:span><text:span text:style-name="T2327"><text:s/></text:span><text:span text:style-name="T2328">ἐνέθηκε</text:span><text:span text:style-name="T2329">,<text:s/></text:span><text:span text:style-name="T2330">μόνην</text:span><text:span text:style-name="T2331"><text:s/></text:span><text:span text:style-name="T2332">δ᾿</text:span><text:span text:style-name="T2333"><text:s/></text:span><text:span text:style-name="T2334">ἐνθεῖναι</text:span><text:span text:style-name="T2335"><text:s/></text:span><text:span text:style-name="T2336">τὴν</text:span><text:span text:style-name="T2337"><text:s/></text:span><text:span text:style-name="T2338">αἰσχύνην</text:span><text:span text:style-name="T2339"><text:s/></text:span><text:span text:style-name="T2340">ἐπελάθετο</text:span><text:span text:style-name="T2341">.<text:s/></text:span><text:span text:style-name="T2342">Διὸ</text:span><text:span text:style-name="T2343"><text:s/></text:span><text:span text:style-name="T2344">καὶ</text:span><text:span text:style-name="T2345"><text:s/></text:span><text:span text:style-name="T2346">μὴ</text:span><text:span text:style-name="T2347"><text:s/></text:span><text:span text:style-name="T2348">ἔχων</text:span><text:span text:style-name="T2349"><text:s/></text:span><text:span text:style-name="T2350">πόθεν</text:span><text:span text:style-name="T2351"><text:s/>[</text:span><text:span text:style-name="T2352">ἂν</text:span><text:span text:style-name="T2353">]<text:s/></text:span><text:span text:style-name="T2354">αὐτὴν</text:span><text:span text:style-name="T2355"><text:s/></text:span><text:span text:style-name="T2356">εἰσαγάγῃ</text:span><text:span text:style-name="T2357">,<text:s/></text:span><text:span text:style-name="T2358">διὰ</text:span><text:span text:style-name="T2359"><text:s/></text:span><text:span text:style-name="T2360">τοῦ</text:span><text:span text:style-name="T2361"><text:s/></text:span><text:span text:style-name="T2362">ἀρχοῦ</text:span><text:span text:style-name="T2363"><text:s/></text:span><text:span text:style-name="T2364">αὐτὴν</text:span><text:span text:style-name="T2365"><text:s/></text:span><text:span text:style-name="T2366">εἰσελθεῖν</text:span><text:span text:style-name="T2367"><text:s/></text:span><text:span text:style-name="T2368">ἐκέλευσεν</text:span><text:span text:style-name="T2369">.<text:s/></text:span><text:span text:style-name="T2370">Ἡ</text:span><text:span text:style-name="T2371"><text:s/></text:span><text:span text:style-name="T2372">δὲ</text:span><text:span text:style-name="T2373"><text:s/></text:span><text:span text:style-name="T2374">τὸ</text:span><text:span text:style-name="T2375"><text:s/></text:span><text:span text:style-name="T2376">μὲν</text:span><text:span text:style-name="T2377"><text:s/></text:span><text:span text:style-name="T2378">πρῶτον</text:span><text:span text:style-name="T2379"><text:s/></text:span><text:span text:style-name="T2380">ἀντέλεγεν</text:span><text:span text:style-name="T2381"><text:s/></text:span><text:span text:style-name="T2382">ἀναξιοπαθοῦσα</text:span><text:span text:style-name="T2383">.<text:s/></text:span><text:span text:style-name="T2384">Ἐπεὶ</text:span><text:span text:style-name="T2385"><text:s/></text:span><text:span text:style-name="T2386">δὲ</text:span><text:span text:style-name="T2387"><text:s/></text:span><text:span text:style-name="T2388">σφόδρα</text:span><text:span text:style-name="T2389"><text:s/></text:span><text:span text:style-name="T2390">αὐτῇ</text:span><text:span text:style-name="T2391"><text:s/></text:span><text:span text:style-name="T2392">ἐνέκειτο</text:span><text:span text:style-name="T2393">,<text:s/></text:span><text:span text:style-name="T2394">ἔφη</text:span><text:span text:style-name="T2395">• «<text:s/></text:span><text:span text:style-name="T2396">Ἀλλ᾿</text:span><text:span text:style-name="T2397"><text:s/></text:span><text:span text:style-name="T2398">ἔγωγε</text:span><text:span text:style-name="T2399"><text:s/></text:span><text:span text:style-name="T2400">ἐπὶταύταις</text:span><text:span text:style-name="T2401"><text:s/></text:span><text:span text:style-name="T2402">εἰσέρχομαι</text:span><text:span text:style-name="T2403"><text:s/></text:span><text:span text:style-name="T2404">ταῖς</text:span><text:span text:style-name="T2405"><text:s/></text:span><text:span text:style-name="T2406">ὁμολογίαις</text:span><text:span text:style-name="T2407"><text:s/></text:span><text:span text:style-name="T2408">ὡς</text:span><text:span text:style-name="T2409"><text:s/></text:span><text:span text:style-name="T2410">Ἔρως</text:span><text:span text:style-name="T2411"><text:s/></text:span><text:span text:style-name="T2412">μὴ</text:span><text:span text:style-name="T2413"><text:s/></text:span><text:span text:style-name="T2414">εἰσελεύσεται</text:span><text:span text:style-name="T2415">•<text:s/></text:span><text:span text:style-name="T2416">ἂν</text:span><text:span text:style-name="T2417"><text:s/></text:span><text:span text:style-name="T2418">δ᾿</text:span><text:span text:style-name="T2419"><text:s/></text:span><text:span text:style-name="T2420">εἰσέλθῃ</text:span><text:span text:style-name="T2421">,<text:s/></text:span><text:span text:style-name="T2422">αὐτὴἐξελεύσομαι</text:span><text:span text:style-name="T2423"><text:s/></text:span><text:span text:style-name="T2424">παραυτίκα</text:span><text:span text:style-name="T2425">. »<text:s/></text:span><text:span text:style-name="T2426">Ἀπὸ δὴ τούτου συνέβη πάντας τοὺς πόρνους ἀναισχύντους εἶναι.</text:span></text:p>
            <text:p text:style-name="P2427"><text:span text:style-name="T2428">Ὁ μῦθος δηλοῖ ὅτι τοὺς ὑπ᾿ ἔρωτος κατεχομένους ἀναισχύντους εἶναι συμβαίνει.</text:span></text:p>
          </table:table-cell>
          <table:table-cell table:style-name="TableCell2429">
            <text:p text:style-name="P2430">Zeus and Shame</text:p>
            <text:p text:style-name="P2431">when Zeus was fashioning man, while the other dispositions he placed in them. but he forgot to place in only shame. because of which, also not having a place from which it would enter in, through the anus he ordered it to enter in. and she at first refused suffering unworthy things. and when he exceedingly placed it upon her, she said: but I at least shall enter in upon these agreements that desire shall not enter in. And if it dies enter in, i myself shall exit immediately. from this is came about that all prostitutes are without shame.</text:p>
            <text:p text:style-name="P2432">the story makes clear that those caught by Eros turn out to be without shame.</text:p>
            <text:p text:style-name="P2433"><text:span text:style-name="T2434">ἀρχοῦ</text:span><text:span text:style-name="T2435"><text:s/>= ὁ ἀρχός: the anus</text:span></text:p>
          </table:table-cell>
        </table:table-row>
        <text:soft-page-break/>
        <table:table-row table:style-name="TableRow2436">
          <table:table-cell table:style-name="TableCell2437">
            <text:p text:style-name="P2438"><text:span text:style-name="T2439">119.<text:s/></text:span><text:span text:style-name="T2440">Ζεὺς</text:span><text:span text:style-name="T2441"><text:s/></text:span><text:span text:style-name="T2442">καὶ</text:span><text:span text:style-name="T2443"><text:s/></text:span><text:span text:style-name="T2444">ἀλώπηξ</text:span><text:span text:style-name="T2445">.</text:span></text:p>
            <text:p text:style-name="P2446"><text:span text:style-name="T2447">Ζεὺς</text:span><text:span text:style-name="T2448"><text:s/></text:span><text:span text:style-name="T2449">ἀγασάμενος</text:span><text:span text:style-name="T2450"><text:s/></text:span><text:span text:style-name="T2451">ἀλώπεκος</text:span><text:span text:style-name="T2452"><text:s/></text:span><text:span text:style-name="T2453">τὸ</text:span><text:span text:style-name="T2454"><text:s/></text:span><text:span text:style-name="T2455">συνετὸν</text:span><text:span text:style-name="T2456"><text:s/></text:span><text:span text:style-name="T2457">τῶν</text:span><text:span text:style-name="T2458"><text:s/></text:span><text:span text:style-name="T2459">φρενῶν</text:span><text:span text:style-name="T2460"><text:s/></text:span><text:span text:style-name="T2461">καὶ</text:span><text:span text:style-name="T2462"><text:s/></text:span><text:span text:style-name="T2463">τὸ</text:span><text:span text:style-name="T2464"><text:s/></text:span><text:span text:style-name="T2465">ποικίλον</text:span><text:span text:style-name="T2466"><text:s/></text:span><text:span text:style-name="T2467">τὸ</text:span><text:span text:style-name="T2468"><text:s/></text:span><text:span text:style-name="T2469">βασίλειον</text:span><text:span text:style-name="T2470"><text:s/></text:span><text:span text:style-name="T2471">αὐτῇ</text:span><text:span text:style-name="T2472"><text:s/></text:span><text:span text:style-name="T2473">τῶν</text:span><text:span text:style-name="T2474"><text:s/></text:span><text:span text:style-name="T2475">ἀλόγων</text:span><text:span text:style-name="T2476"><text:s/></text:span><text:span text:style-name="T2477">ζῴων</text:span><text:span text:style-name="T2478"><text:s/></text:span><text:span text:style-name="T2479">ἐνεχείρισε</text:span><text:span text:style-name="T2480">.<text:s/></text:span><text:span text:style-name="T2481">Βουλόμενος</text:span><text:span text:style-name="T2482"><text:s/></text:span><text:span text:style-name="T2483">δὲ</text:span><text:span text:style-name="T2484"><text:s/></text:span><text:span text:style-name="T2485">γνῶναι</text:span><text:span text:style-name="T2486"><text:s/></text:span><text:span text:style-name="T2487">εἰ</text:span><text:span text:style-name="T2488"><text:s/></text:span><text:span text:style-name="T2489">τὴν</text:span><text:span text:style-name="T2490"><text:s/></text:span><text:span text:style-name="T2491">τύχην</text:span><text:span text:style-name="T2492"><text:s/></text:span><text:span text:style-name="T2493">μεταλλάξασα</text:span><text:span text:style-name="T2494"><text:s/></text:span><text:span text:style-name="T2495">μετεβάλετο</text:span><text:span text:style-name="T2496"><text:s/></text:span><text:span text:style-name="T2497">καὶ</text:span><text:span text:style-name="T2498"><text:s/></text:span><text:span text:style-name="T2499">τὴν</text:span><text:span text:style-name="T2500"><text:s/></text:span><text:span text:style-name="T2501">γλισχρότητα</text:span><text:span text:style-name="T2502">,<text:s/></text:span><text:span text:style-name="T2503">φερομένης</text:span><text:span text:style-name="T2504"><text:s/></text:span><text:span text:style-name="T2505">αὐτῆς</text:span><text:span text:style-name="T2506"><text:s/></text:span><text:span text:style-name="T2507">ἐν</text:span><text:span text:style-name="T2508"><text:s/></text:span><text:span text:style-name="T2509">φορείῳ</text:span><text:span text:style-name="T2510">,<text:s/></text:span><text:span text:style-name="T2511">κάνθαρον</text:span><text:span text:style-name="T2512"><text:s/></text:span><text:span text:style-name="T2513">παρὰ</text:span><text:span text:style-name="T2514"><text:s/></text:span><text:span text:style-name="T2515">τὴν</text:span><text:span text:style-name="T2516"><text:s/></text:span><text:span text:style-name="T2517">ὄψιν</text:span><text:span text:style-name="T2518"><text:s/></text:span><text:span text:style-name="T2519">ἀφῆκεν</text:span><text:span text:style-name="T2520">.<text:s/></text:span><text:span text:style-name="T2521">Ἡ</text:span><text:span text:style-name="T2522"><text:s/></text:span><text:span text:style-name="T2523">δὲ</text:span><text:span text:style-name="T2524"><text:s/></text:span><text:span text:style-name="T2525">ἀντισχεῖν</text:span><text:span text:style-name="T2526"><text:s/></text:span><text:span text:style-name="T2527">μὴ</text:span><text:span text:style-name="T2528"><text:s/></text:span><text:span text:style-name="T2529">δυναμένη</text:span><text:span text:style-name="T2530">,<text:s/></text:span><text:span text:style-name="T2531">ἐπειδὴ</text:span><text:span text:style-name="T2532"><text:s/></text:span><text:span text:style-name="T2533">περιίπτατο</text:span><text:span text:style-name="T2534"><text:s/></text:span><text:span text:style-name="T2535">τῷ</text:span><text:span text:style-name="T2536"><text:s/></text:span><text:span text:style-name="T2537">φορείῳ</text:span><text:span text:style-name="T2538">,<text:s/></text:span><text:span text:style-name="T2539">ἀναπηδήσασα</text:span><text:span text:style-name="T2540"><text:s/></text:span><text:span text:style-name="T2541">ἀκόσμως</text:span><text:span text:style-name="T2542"><text:s/></text:span><text:span text:style-name="T2543">συλλαβεῖν</text:span><text:span text:style-name="T2544"><text:s/></text:span><text:span text:style-name="T2545">αὐτὸν</text:span><text:span text:style-name="T2546"><text:s/></text:span><text:span text:style-name="T2547">ἐπειρᾶτο</text:span><text:span text:style-name="T2548">.<text:s/></text:span><text:span text:style-name="T2549">Καὶ</text:span><text:span text:style-name="T2550"><text:s/></text:span><text:span text:style-name="T2551">ὁ</text:span><text:span text:style-name="T2552"><text:s/></text:span><text:span text:style-name="T2553">Ζεὺς</text:span><text:span text:style-name="T2554"><text:s/></text:span><text:span text:style-name="T2555">ἀγανακτήσας</text:span><text:span text:style-name="T2556"><text:s/></text:span><text:span text:style-name="T2557">κατ᾿</text:span><text:span text:style-name="T2558"><text:s/></text:span><text:span text:style-name="T2559">αὐτῆς</text:span><text:span text:style-name="T2560"><text:s/></text:span><text:span text:style-name="T2561">πάλιν</text:span><text:span text:style-name="T2562"><text:s/></text:span><text:span text:style-name="T2563">αὐτὴν</text:span><text:span text:style-name="T2564"><text:s/></text:span><text:span text:style-name="T2565">εἰς</text:span><text:span text:style-name="T2566"><text:s/></text:span><text:span text:style-name="T2567">τὴν</text:span><text:span text:style-name="T2568"><text:s/></text:span><text:span text:style-name="T2569">ἀρχαίαν</text:span><text:span text:style-name="T2570"><text:s/></text:span><text:span text:style-name="T2571">τάξιν</text:span><text:span text:style-name="T2572"><text:s/></text:span><text:span text:style-name="T2573">ἀποκατέστησεν</text:span><text:span text:style-name="T2574">.</text:span></text:p>
            <text:p text:style-name="P2575"><text:span text:style-name="T2576">Ὁ</text:span><text:span text:style-name="T2577"><text:s/></text:span><text:span text:style-name="T2578">λόγος</text:span><text:span text:style-name="T2579"><text:s/></text:span><text:span text:style-name="T2580">δηλοῖ</text:span><text:span text:style-name="T2581"><text:s/></text:span><text:span text:style-name="T2582">ὅτι</text:span><text:span text:style-name="T2583"><text:s/></text:span><text:span text:style-name="T2584">οἱ</text:span><text:span text:style-name="T2585"><text:s/></text:span><text:span text:style-name="T2586">φαῦλοι</text:span><text:span text:style-name="T2587"><text:s/></text:span><text:span text:style-name="T2588">τῶν</text:span><text:span text:style-name="T2589"><text:s/></text:span><text:span text:style-name="T2590">ἀνθρώπων</text:span><text:span text:style-name="T2591">,<text:s/></text:span><text:span text:style-name="T2592">κἂν</text:span><text:span text:style-name="T2593"><text:s/></text:span><text:span text:style-name="T2594">τὰ</text:span><text:span text:style-name="T2595"><text:s/></text:span><text:span text:style-name="T2596">προσχήματα</text:span><text:span text:style-name="T2597"><text:s/></text:span><text:span text:style-name="T2598">λαμπρότερα</text:span><text:span text:style-name="T2599"><text:s/></text:span><text:span text:style-name="T2600">ἀναλάβωσιν</text:span><text:span text:style-name="T2601">,<text:s/></text:span><text:span text:style-name="T2602">τὴν</text:span><text:span text:style-name="T2603"><text:s/></text:span><text:span text:style-name="T2604">γοῦν</text:span><text:span text:style-name="T2605"><text:s/></text:span><text:span text:style-name="T2606">φύσιν</text:span><text:span text:style-name="T2607"><text:s/></text:span><text:span text:style-name="T2608">οὐ</text:span><text:span text:style-name="T2609"><text:s/></text:span><text:span text:style-name="T2610">μετατίθενται</text:span><text:span text:style-name="T2611">.</text:span></text:p>
          </table:table-cell>
          <table:table-cell table:style-name="TableCell2612">
            <text:p text:style-name="P2613">Zeus and a Fox</text:p>
            <text:p text:style-name="P2614">Zeus, marveling at the fox's intelligence of mind and adornment, appointed him the kingship of the irrational beasts. But wanting to know if, being altered in respect to his fortune, he also changed his habits of covetousness; and as she passed in the carriage, he released a beetle before her sight. And she being unable to resist, seeing the beetle flying around in the litter, she jumped up in disorder, and tried to catch it. And Zeus, having become angry against her, again restored her to her former state.</text:p>
            <text:p text:style-name="P2615"/>
            <text:p text:style-name="P2616"><text:span text:style-name="T2617">This account shows that the foolish among mankind even if they would take up shiny ornaments, they do not at any rate change their nature.</text:span><text:span text:style-name="T2618"><text:line-break/><text:s/></text:span><text:span text:style-name="T2619">γ</text:span><text:span text:style-name="T2620">λισχρότητα<text:s/></text:span><text:span text:style-name="T2621">= ἡ γλισχρότης, ητος: stickiness, stinginess</text:span><text:span text:style-name="T2622"><text:line-break/>περιίπτατο<text:s/></text:span><text:span text:style-name="T2623">= περιπέτομαι</text:span></text:p>
          </table:table-cell>
        </table:table-row>
        <table:table-row table:style-name="TableRow2624">
          <table:table-cell table:style-name="TableCell2625">
            <text:p text:style-name="P2626"><text:span text:style-name="T2627">120.<text:s/></text:span><text:span text:style-name="T2628">Ζεὺς</text:span><text:span text:style-name="T2629"><text:s/></text:span><text:span text:style-name="T2630">καὶ</text:span><text:span text:style-name="T2631"><text:s/></text:span><text:span text:style-name="T2632">ἄνθρωποι</text:span><text:span text:style-name="T2633">.</text:span></text:p>
            <text:p text:style-name="P2634"><text:span text:style-name="T2635">Ζεὺς</text:span><text:span text:style-name="T2636"><text:s/></text:span><text:span text:style-name="T2637">πλάσας</text:span><text:span text:style-name="T2638"><text:s/></text:span><text:span text:style-name="T2639">ἀνθρώπους</text:span><text:span text:style-name="T2640"><text:s/></text:span><text:span text:style-name="T2641">ἐκέλευσεν</text:span><text:span text:style-name="T2642"><text:s/></text:span><text:span text:style-name="T2643">Ἑρμῇ</text:span><text:span text:style-name="T2644"><text:s/></text:span><text:span text:style-name="T2645">νοῦν</text:span><text:span text:style-name="T2646"><text:s/></text:span><text:span text:style-name="T2647">αὐτοῖς</text:span><text:span text:style-name="T2648"><text:s/></text:span><text:span text:style-name="T2649">ἐγχέαι</text:span><text:span text:style-name="T2650">.<text:s/></text:span><text:span text:style-name="T2651">Κἀκεῖνος μέτρον ποιήσας ἴσον ἐνέχεεν ἑκάστῳ. Συνέβη δὲ τοὺς μὲν μικροφυεῖς πληρωθέντας τοῦ μέτρου φρονίμους γενέσθαι, τοὺς δὲ μακρούς, ἅτε μὴἐφικομένου τοῦ ποτοῦ [μηδὲ μέχρι γονάτων,] εἰς πᾶν τὸ σῶμα ἀφρονεστέρους γενέσθαι.</text:span></text:p>
            <text:p text:style-name="P2652"><text:span text:style-name="T2653">Πρὸς ἄνδρα εὐμεγέθη μὲν σώματι, κατὰ ψυχὴν δὲ ἀλόγιστον ὁ λόγος εὔκαιρος.</text:span></text:p>
          </table:table-cell>
          <table:table-cell table:style-name="TableCell2654">
            <text:p text:style-name="P2655">Zeus and Mankind</text:p>
            <text:p text:style-name="P2656">Zeus, having molded men, commanded Hermes to pour a mind into them. And he, having made equal measures, poured into each. And it happened that the small formed men, filled with their measure, became sensible people, but that the tall men, seeing that the beverage not reaching into their whole body, became less intelligent.</text:p>
            <text:p text:style-name="Textbody">The account is timely for a man well statured in body, but according to mind is without reason.</text:p>
          </table:table-cell>
        </table:table-row>
        <table:table-row table:style-name="TableRow2657">
          <table:table-cell table:style-name="TableCell2658">
            <text:p text:style-name="P2659"><text:span text:style-name="T2660">121.<text:s/></text:span><text:span text:style-name="T2661">Ζεὺς</text:span><text:span text:style-name="T2662"><text:s/></text:span><text:span text:style-name="T2663">καὶ</text:span><text:span text:style-name="T2664"><text:s/></text:span><text:span text:style-name="T2665">Ἀπόλλων</text:span><text:span text:style-name="T2666">.</text:span></text:p>
            <text:p text:style-name="P2667"><text:span text:style-name="T2668">Ζεὺς</text:span><text:span text:style-name="T2669"><text:s/></text:span><text:span text:style-name="T2670">καὶ</text:span><text:span text:style-name="T2671"><text:s/></text:span><text:span text:style-name="T2672">Ἀπόλλων</text:span><text:span text:style-name="T2673"><text:s/></text:span><text:span text:style-name="T2674">περὶ</text:span><text:span text:style-name="T2675"><text:s/></text:span><text:span text:style-name="T2676">τοξικῆς</text:span><text:span text:style-name="T2677"><text:s/></text:span><text:span text:style-name="T2678">ἤριζον</text:span><text:span text:style-name="T2679">.<text:s/></text:span><text:span text:style-name="T2680">Τοῦ</text:span><text:span text:style-name="T2681"><text:s/></text:span><text:span text:style-name="T2682">δὲ</text:span><text:span text:style-name="T2683"><text:s/></text:span><text:span text:style-name="T2684">Ἀπόλλωνος</text:span><text:span text:style-name="T2685"><text:s/></text:span><text:span text:style-name="T2686">ἐντείναντος</text:span><text:span text:style-name="T2687"><text:s/></text:span><text:span text:style-name="T2688">τὸτόξον</text:span><text:span text:style-name="T2689"><text:s/></text:span><text:span text:style-name="T2690">καὶ</text:span><text:span text:style-name="T2691"><text:s/></text:span><text:span text:style-name="T2692">τὸ</text:span><text:span text:style-name="T2693"><text:s/></text:span><text:span text:style-name="T2694">βέλος</text:span><text:span text:style-name="T2695"><text:s/></text:span><text:span text:style-name="T2696">ἀφέντος</text:span><text:span text:style-name="T2697">,<text:s/></text:span><text:span text:style-name="T2698">Ζεὺς</text:span><text:span text:style-name="T2699"><text:s/></text:span><text:span text:style-name="T2700">τοσοῦτον</text:span><text:span text:style-name="T2701"><text:s/></text:span><text:span text:style-name="T2702">διέβη</text:span><text:span text:style-name="T2703"><text:s/></text:span><text:span text:style-name="T2704">ὅσον</text:span><text:span text:style-name="T2705"><text:s/></text:span><text:span text:style-name="T2706">Ἀπόλλων</text:span><text:span text:style-name="T2707"><text:s/></text:span><text:span text:style-name="T2708">ἐτόξευσεν</text:span><text:span text:style-name="T2709">.</text:span></text:p>
            <text:p text:style-name="P2710"><text:span text:style-name="T2711">Οὕτως</text:span><text:span text:style-name="T2712"><text:s/></text:span><text:span text:style-name="T2713">οἱ</text:span><text:span text:style-name="T2714"><text:s/></text:span><text:span text:style-name="T2715">τοῖς</text:span><text:span text:style-name="T2716"><text:s/></text:span><text:span text:style-name="T2717">κρείττοσιν</text:span><text:span text:style-name="T2718"><text:s/></text:span><text:span text:style-name="T2719">ἀνθαμιλλώμενοι</text:span><text:span text:style-name="T2720">,<text:s/></text:span><text:span text:style-name="T2721">πρὸς</text:span><text:span text:style-name="T2722"><text:s/></text:span><text:span text:style-name="T2723">τῷ</text:span><text:span text:style-name="T2724"><text:s/></text:span><text:span text:style-name="T2725">ἐκείνων</text:span><text:span text:style-name="T2726"><text:s/></text:span><text:span text:style-name="T2727">μὴ</text:span><text:span text:style-name="T2728"><text:s/></text:span><text:span text:style-name="T2729">ἐφικέσθαι</text:span><text:span text:style-name="T2730">,<text:s/></text:span><text:span text:style-name="T2731">καὶγέλωτα</text:span><text:span text:style-name="T2732"><text:s/></text:span><text:span text:style-name="T2733">ὀφλισκάνουσιν</text:span><text:span text:style-name="T2734">.</text:span></text:p>
          </table:table-cell>
          <table:table-cell table:style-name="TableCell2735">
            <text:p text:style-name="P2736">Zeus and Apollo</text:p>
            <text:p text:style-name="P2737">Zeus and Apollo were arguing over the practice of archery. But Apollo having drawn his bow and shot his arrow, Zeus stepped over as far as Apollo had launched his arrow.</text:p>
            <text:p text:style-name="P2738"/>
            <text:p text:style-name="P2739">Thus, those who contend against stronger men, in addition to not reaching them, they also incure mockery.</text:p>
            <text:p text:style-name="P2740"/>
          </table:table-cell>
        </table:table-row>
        <text:soft-page-break/>
        <table:table-row table:style-name="TableRow2741">
          <table:table-cell table:style-name="TableCell2742">
            <text:p text:style-name="P2743"><text:span text:style-name="T2744">122.<text:s/></text:span><text:span text:style-name="T2745">Ζεὺς</text:span><text:span text:style-name="T2746"><text:s/></text:span><text:span text:style-name="T2747">καὶ</text:span><text:span text:style-name="T2748"><text:s/></text:span><text:span text:style-name="T2749">ὄφις</text:span><text:span text:style-name="T2750">.</text:span></text:p>
            <text:p text:style-name="P2751"><text:span text:style-name="T2752">Τοῦ</text:span><text:span text:style-name="T2753"><text:s/></text:span><text:span text:style-name="T2754">Διὸς</text:span><text:span text:style-name="T2755"><text:s/></text:span><text:span text:style-name="T2756">γάμους</text:span><text:span text:style-name="T2757"><text:s/></text:span><text:span text:style-name="T2758">ποιοῦντος</text:span><text:span text:style-name="T2759">,<text:s/></text:span><text:span text:style-name="T2760">πάντα</text:span><text:span text:style-name="T2761"><text:s/></text:span><text:span text:style-name="T2762">τὰ</text:span><text:span text:style-name="T2763"><text:s/></text:span><text:span text:style-name="T2764">ζῷα</text:span><text:span text:style-name="T2765"><text:s/></text:span><text:span text:style-name="T2766">ἤνεγκαν</text:span><text:span text:style-name="T2767"><text:s/></text:span><text:span text:style-name="T2768">δῶρα</text:span><text:span text:style-name="T2769">,<text:s/></text:span><text:span text:style-name="T2770">ἕκαστον</text:span><text:span text:style-name="T2771"><text:s/></text:span><text:span text:style-name="T2772">κατὰ</text:span><text:span text:style-name="T2773"><text:s/></text:span><text:span text:style-name="T2774">τὴν</text:span><text:span text:style-name="T2775"><text:s/></text:span><text:span text:style-name="T2776">οἰκείαν</text:span><text:span text:style-name="T2777"><text:s/></text:span><text:span text:style-name="T2778">δύναμιν</text:span><text:span text:style-name="T2779">.<text:s/></text:span><text:span text:style-name="T2780">Ὄφις</text:span><text:span text:style-name="T2781"><text:s/></text:span><text:span text:style-name="T2782">δὲ</text:span><text:span text:style-name="T2783"><text:s/></text:span><text:span text:style-name="T2784">ἕρπων</text:span><text:span text:style-name="T2785"><text:s/></text:span><text:span text:style-name="T2786">ῥόδον</text:span><text:span text:style-name="T2787"><text:s/></text:span><text:span text:style-name="T2788">λαβὼν</text:span><text:span text:style-name="T2789"><text:s/></text:span><text:span text:style-name="T2790">ἐν</text:span><text:span text:style-name="T2791"><text:s/></text:span><text:span text:style-name="T2792">τῷ</text:span><text:span text:style-name="T2793"><text:s/></text:span><text:span text:style-name="T2794">στόματι</text:span><text:span text:style-name="T2795"><text:s/></text:span><text:span text:style-name="T2796">ἀνέβη</text:span><text:span text:style-name="T2797">.<text:s/></text:span><text:span text:style-name="T2798">Ἰδὼν</text:span><text:span text:style-name="T2799"><text:s/></text:span><text:span text:style-name="T2800">δὲ</text:span><text:span text:style-name="T2801"><text:s/></text:span><text:span text:style-name="T2802">αὐτὸν</text:span><text:span text:style-name="T2803"><text:s/></text:span><text:span text:style-name="T2804">ὁ</text:span><text:span text:style-name="T2805"><text:s/></text:span><text:span text:style-name="T2806">Ζεὺς</text:span><text:span text:style-name="T2807"><text:s/></text:span><text:span text:style-name="T2808">ἔφη</text:span><text:span text:style-name="T2809">• «<text:s/></text:span><text:span text:style-name="T2810">Τῶν</text:span><text:span text:style-name="T2811"><text:s/></text:span><text:span text:style-name="T2812">ἄλλων</text:span><text:span text:style-name="T2813"><text:s/></text:span><text:span text:style-name="T2814">πάντων</text:span><text:span text:style-name="T2815"><text:s/></text:span><text:span text:style-name="T2816">τὰ</text:span><text:span text:style-name="T2817"><text:s/></text:span><text:span text:style-name="T2818">δῶρα</text:span><text:span text:style-name="T2819"><text:s/></text:span><text:span text:style-name="T2820">λαμβάνω</text:span><text:span text:style-name="T2821">,<text:s/></text:span><text:span text:style-name="T2822">ἀπὸ</text:span><text:span text:style-name="T2823"><text:s/></text:span><text:span text:style-name="T2824">δὲ</text:span><text:span text:style-name="T2825"><text:s/></text:span><text:span text:style-name="T2826">τοῦ</text:span><text:span text:style-name="T2827"><text:s/></text:span><text:span text:style-name="T2828">σοῦ</text:span><text:span text:style-name="T2829"><text:s/></text:span><text:span text:style-name="T2830">στόματος</text:span><text:span text:style-name="T2831"><text:s/></text:span><text:span text:style-name="T2832">λαμβάνω</text:span><text:span text:style-name="T2833"><text:s/></text:span><text:span text:style-name="T2834">οὐδ᾿</text:span><text:span text:style-name="T2835"><text:s/></text:span><text:span text:style-name="T2836">ὅλως</text:span><text:span text:style-name="T2837">. »</text:span></text:p>
            <text:p text:style-name="P2838"><text:span text:style-name="T2839">Ὁ</text:span><text:span text:style-name="T2840"><text:s/></text:span><text:span text:style-name="T2841">μῦθος</text:span><text:span text:style-name="T2842"><text:s/></text:span><text:span text:style-name="T2843">δηλοῖ</text:span><text:span text:style-name="T2844"><text:s/></text:span><text:span text:style-name="T2845">ὅτι</text:span><text:span text:style-name="T2846"><text:s/></text:span><text:span text:style-name="T2847">τῶν</text:span><text:span text:style-name="T2848"><text:s/></text:span><text:span text:style-name="T2849">πονηρῶν</text:span><text:span text:style-name="T2850"><text:s/></text:span><text:span text:style-name="T2851">αἱ</text:span><text:span text:style-name="T2852"><text:s/></text:span><text:span text:style-name="T2853">χάριτες</text:span><text:span text:style-name="T2854"><text:s/></text:span><text:span text:style-name="T2855">φοβεραί</text:span><text:span text:style-name="T2856"><text:s/></text:span><text:span text:style-name="T2857">εἰσιν</text:span><text:span text:style-name="T2858">.</text:span></text:p>
          </table:table-cell>
          <table:table-cell table:style-name="TableCell2859">
            <text:p text:style-name="P2860">Zeus and a Snake</text:p>
            <text:p text:style-name="P2861">As Zeus was getting married, all the animals brought him presents, each according to his<text:s/>unique ability.<text:s/>And a<text:s/>snake<text:s/>happened to be crawled having a rose<text:s/>in its mouth. On seeing him Zeus said: “From all the others I accept presents; but from your mouth I<text:s/>accept nothing at all.»<text:line-break/><text:line-break/>This fable shows that the<text:s/>kindnesses<text:s/>of the wicked are to be feared.</text:p>
          </table:table-cell>
        </table:table-row>
        <table:table-row table:style-name="TableRow2862">
          <table:table-cell table:style-name="TableCell2863">
            <text:p text:style-name="P2864"><text:span text:style-name="T2865">123.<text:s/></text:span><text:span text:style-name="T2866">Ζεὺς</text:span><text:span text:style-name="T2867"><text:s/></text:span><text:span text:style-name="T2868">καὶ</text:span><text:span text:style-name="T2869"><text:s/></text:span><text:span text:style-name="T2870">πίθος</text:span><text:span text:style-name="T2871"><text:s/></text:span><text:span text:style-name="T2872">ἀγαθῶν</text:span><text:span text:style-name="T2873">.</text:span></text:p>
            <text:p text:style-name="P2874"><text:span text:style-name="T2875">Ζεὺς</text:span><text:span text:style-name="T2876"><text:s/></text:span><text:span text:style-name="T2877">ἐν</text:span><text:span text:style-name="T2878"><text:s/></text:span><text:span text:style-name="T2879">πίθῳ</text:span><text:span text:style-name="T2880"><text:s/></text:span><text:span text:style-name="T2881">τὰ</text:span><text:span text:style-name="T2882"><text:s/></text:span><text:span text:style-name="T2883">ἀγαθὰ</text:span><text:span text:style-name="T2884"><text:s/></text:span><text:span text:style-name="T2885">πάντα</text:span><text:span text:style-name="T2886"><text:s/></text:span><text:span text:style-name="T2887">συγκλείσας</text:span><text:span text:style-name="T2888"><text:s/></text:span><text:span text:style-name="T2889">ἀφῆκε</text:span><text:span text:style-name="T2890"><text:s/></text:span><text:span text:style-name="T2891">παρὰ</text:span><text:span text:style-name="T2892"><text:s/></text:span><text:span text:style-name="T2893">ἀνθρώπῳ</text:span><text:span text:style-name="T2894"><text:s/></text:span><text:span text:style-name="T2895">τινί</text:span><text:span text:style-name="T2896">.<text:s/></text:span><text:span text:style-name="T2897">Ὁ</text:span><text:span text:style-name="T2898"><text:s/></text:span><text:span text:style-name="T2899">δὲ</text:span><text:span text:style-name="T2900"><text:s/></text:span><text:span text:style-name="T2901">λίχνος</text:span><text:span text:style-name="T2902"><text:s/></text:span><text:span text:style-name="T2903">ἄνθρωπος</text:span><text:span text:style-name="T2904"><text:s/></text:span><text:span text:style-name="T2905">εἰδέναι</text:span><text:span text:style-name="T2906"><text:s/></text:span><text:span text:style-name="T2907">θέλων</text:span><text:span text:style-name="T2908"><text:s/></text:span><text:span text:style-name="T2909">τί</text:span><text:span text:style-name="T2910"><text:s/></text:span><text:span text:style-name="T2911">ἐστιν</text:span><text:span text:style-name="T2912"><text:s/></text:span><text:span text:style-name="T2913">ἐν</text:span><text:span text:style-name="T2914"><text:s/></text:span><text:span text:style-name="T2915">αὐτῷ</text:span><text:span text:style-name="T2916">,<text:s/></text:span><text:span text:style-name="T2917">τὸ</text:span><text:span text:style-name="T2918"><text:s/></text:span><text:span text:style-name="T2919">πῶμα</text:span><text:span text:style-name="T2920"><text:s/></text:span><text:span text:style-name="T2921">ἐκίνησε</text:span><text:span text:style-name="T2922">•<text:s/></text:span><text:span text:style-name="T2923">πάντα</text:span><text:span text:style-name="T2924"><text:s/></text:span><text:span text:style-name="T2925">δὲ</text:span><text:span text:style-name="T2926"><text:s/></text:span><text:span text:style-name="T2927">ἐπετάσθησαν</text:span><text:span text:style-name="T2928"><text:s/></text:span><text:span text:style-name="T2929">πρὸς</text:span><text:span text:style-name="T2930"><text:s/></text:span><text:span text:style-name="T2931">τοὺς</text:span><text:span text:style-name="T2932"><text:s/></text:span><text:span text:style-name="T2933">θεούς</text:span><text:span text:style-name="T2934">.</text:span></text:p>
            <text:p text:style-name="P2935"><text:span text:style-name="T2936">Ὅτι</text:span><text:span text:style-name="T2937"><text:s/></text:span><text:span text:style-name="T2938">τοῖς</text:span><text:span text:style-name="T2939"><text:s/></text:span><text:span text:style-name="T2940">ἀνθρώποις</text:span><text:span text:style-name="T2941"><text:s/></text:span><text:span text:style-name="T2942">ἐλπὶς</text:span><text:span text:style-name="T2943"><text:s/></text:span><text:span text:style-name="T2944">μόνη</text:span><text:span text:style-name="T2945"><text:s/></text:span><text:span text:style-name="T2946">σύνεστι</text:span><text:span text:style-name="T2947"><text:s/></text:span><text:span text:style-name="T2948">τῶν</text:span><text:span text:style-name="T2949"><text:s/></text:span><text:span text:style-name="T2950">πεφευγότων</text:span><text:span text:style-name="T2951"><text:s/></text:span><text:span text:style-name="T2952">ἀγαθῶν</text:span><text:span text:style-name="T2953"><text:s/></text:span><text:span text:style-name="T2954">ἐγγυωμένη</text:span><text:span text:style-name="T2955"><text:s/></text:span><text:span text:style-name="T2956">δώσειν</text:span><text:span text:style-name="T2957">.</text:span></text:p>
          </table:table-cell>
          <table:table-cell table:style-name="TableCell2958">
            <text:p text:style-name="P2959">ZEUS AND THE BARREL OF GOODS</text:p>
            <text:p text:style-name="P2960"><text:span text:style-name="T2961">Zeus, having locked up all the goods in a barrel, left it in the hands of a man. This man, who was curious, wanted to know what was inside; he lifted the lid, and all the goods flew to the gods.</text:span><text:span text:style-name="T2962"><text:line-break/></text:span><text:span text:style-name="T2963"><text:line-break/></text:span><text:span text:style-name="T2964">Because</text:span><text:span text:style-name="T2965"><text:s/>hope alone remains with men,<text:s/></text:span><text:span text:style-name="T2966">promissing to give</text:span><text:span text:style-name="T2967"><text:s/>goods that have passed away.</text:span><text:span text:style-name="T2968"><text:line-break/></text:span><text:span text:style-name="T2969">πίθῳ</text:span><text:span text:style-name="T2970"><text:s/></text:span><text:span text:style-name="T2971">= ὁ πίθος: largest wine jar with a lid</text:span></text:p>
          </table:table-cell>
        </table:table-row>
        <table:table-row table:style-name="TableRow2972">
          <table:table-cell table:style-name="TableCell2973">
            <text:p text:style-name="P2974"><text:span text:style-name="T2975">124.<text:s/></text:span><text:span text:style-name="T2976">Ζεὺς</text:span><text:span text:style-name="T2977"><text:s/></text:span><text:span text:style-name="T2978">καὶ</text:span><text:span text:style-name="T2979"><text:s/></text:span><text:span text:style-name="T2980">Προμηθεὺς</text:span><text:span text:style-name="T2981"><text:s/></text:span><text:span text:style-name="T2982">καὶ</text:span><text:span text:style-name="T2983"><text:s/></text:span><text:span text:style-name="T2984">Ἀθηνᾶ</text:span><text:span text:style-name="T2985"><text:s/></text:span><text:span text:style-name="T2986">καὶ</text:span><text:span text:style-name="T2987"><text:s/></text:span><text:span text:style-name="T2988">Μῶμος</text:span><text:span text:style-name="T2989">.</text:span></text:p>
            <text:p text:style-name="P2990"><text:span text:style-name="T2991">Ζεὺς</text:span><text:span text:style-name="T2992"><text:s/></text:span><text:span text:style-name="T2993">καὶ</text:span><text:span text:style-name="T2994"><text:s/></text:span><text:span text:style-name="T2995">Προμηθεὺς</text:span><text:span text:style-name="T2996"><text:s/></text:span><text:span text:style-name="T2997">καὶ</text:span><text:span text:style-name="T2998"><text:s/></text:span><text:span text:style-name="T2999">Ἀθηνᾶ</text:span><text:span text:style-name="T3000"><text:s/></text:span><text:span text:style-name="T3001">κατασκευάσαντες</text:span><text:span text:style-name="T3002">,<text:s/></text:span><text:span text:style-name="T3003">ὁ</text:span><text:span text:style-name="T3004"><text:s/></text:span><text:span text:style-name="T3005">μὲν</text:span><text:span text:style-name="T3006"><text:s/></text:span><text:span text:style-name="T3007">ταῦρον</text:span><text:span text:style-name="T3008">,<text:s/></text:span><text:span text:style-name="T3009">Προμηθεὺς</text:span><text:span text:style-name="T3010"><text:s/></text:span><text:span text:style-name="T3011">δὲ</text:span><text:span text:style-name="T3012"><text:s/></text:span><text:span text:style-name="T3013">ἄνθρωπον</text:span><text:span text:style-name="T3014">,<text:s/></text:span><text:span text:style-name="T3015">ἡ</text:span><text:span text:style-name="T3016"><text:s/></text:span><text:span text:style-name="T3017">δὲ</text:span><text:span text:style-name="T3018"><text:s/></text:span><text:span text:style-name="T3019">οἶκον</text:span><text:span text:style-name="T3020">,<text:s/></text:span><text:span text:style-name="T3021">Μῶμον</text:span><text:span text:style-name="T3022"><text:s/></text:span><text:span text:style-name="T3023">κριτὴν</text:span><text:span text:style-name="T3024"><text:s/></text:span><text:span text:style-name="T3025">εἵλοντο</text:span><text:span text:style-name="T3026">.<text:s/></text:span><text:span text:style-name="T3027">Ὁ</text:span><text:span text:style-name="T3028"><text:s/></text:span><text:span text:style-name="T3029">δὲ</text:span><text:span text:style-name="T3030"><text:s/></text:span><text:span text:style-name="T3031">φθονήσας</text:span><text:span text:style-name="T3032"><text:s/></text:span><text:span text:style-name="T3033">τοῖς</text:span><text:span text:style-name="T3034"><text:s/></text:span><text:span text:style-name="T3035">δημιουργήμασιν</text:span><text:span text:style-name="T3036"><text:s/></text:span><text:span text:style-name="T3037">ἀρξάμενος</text:span><text:span text:style-name="T3038"><text:s/></text:span><text:span text:style-name="T3039">ἔλεγε</text:span><text:span text:style-name="T3040"><text:s/></text:span><text:span text:style-name="T3041">τὸν</text:span><text:span text:style-name="T3042"><text:s/></text:span><text:span text:style-name="T3043">μὲν</text:span><text:span text:style-name="T3044"><text:s/></text:span><text:span text:style-name="T3045">Δία</text:span><text:span text:style-name="T3046"><text:s/></text:span><text:span text:style-name="T3047">ἡμαρτηκέναι</text:span><text:span text:style-name="T3048">,<text:s/></text:span><text:span text:style-name="T3049">τοῦ</text:span><text:span text:style-name="T3050"><text:s/></text:span><text:span text:style-name="T3051">ταύρου</text:span><text:span text:style-name="T3052"><text:s/></text:span><text:span text:style-name="T3053">τοὺς</text:span><text:span text:style-name="T3054"><text:s/></text:span><text:span text:style-name="T3055">ὀφθαλμοὺς</text:span><text:span text:style-name="T3056"><text:s/></text:span><text:span text:style-name="T3057">ἐπὶ</text:span><text:span text:style-name="T3058"><text:s/></text:span><text:span text:style-name="T3059">τοῖς</text:span><text:span text:style-name="T3060"><text:s/></text:span><text:span text:style-name="T3061">κέρασιν</text:span><text:span text:style-name="T3062"><text:s/></text:span><text:span text:style-name="T3063">μὴ</text:span><text:span text:style-name="T3064"><text:s/></text:span><text:span text:style-name="T3065">θέντα</text:span><text:span text:style-name="T3066">,<text:s/></text:span><text:span text:style-name="T3067">ἵνα</text:span><text:span text:style-name="T3068"><text:s/></text:span><text:span text:style-name="T3069">βλέπῃ</text:span><text:span text:style-name="T3070"><text:s/></text:span><text:span text:style-name="T3071">ποῦ</text:span><text:span text:style-name="T3072"><text:s/></text:span><text:span text:style-name="T3073">τύπτει</text:span><text:span text:style-name="T3074">•<text:s/></text:span><text:span text:style-name="T3075">τὸν</text:span><text:span text:style-name="T3076"><text:s/></text:span><text:span text:style-name="T3077">δὲ</text:span><text:span text:style-name="T3078"><text:s/></text:span><text:span text:style-name="T3079">Προμηθέα</text:span><text:span text:style-name="T3080">,<text:s/></text:span><text:span text:style-name="T3081">διότι</text:span><text:span text:style-name="T3082"><text:s/></text:span><text:span text:style-name="T3083">τοῦ</text:span><text:span text:style-name="T3084"><text:s/></text:span><text:span text:style-name="T3085">ἀνθρώπου</text:span><text:span text:style-name="T3086"><text:s/></text:span><text:span text:style-name="T3087">τὰς</text:span><text:span text:style-name="T3088"><text:s/></text:span><text:span text:style-name="T3089">φρένας</text:span><text:span text:style-name="T3090"><text:s/></text:span><text:span text:style-name="T3091">οὐκ</text:span><text:span text:style-name="T3092"><text:s/></text:span><text:span text:style-name="T3093">ἔξωθεν</text:span><text:span text:style-name="T3094"><text:s/></text:span><text:span text:style-name="T3095">ἀπεκρέμασεν</text:span><text:span text:style-name="T3096">,<text:s/></text:span><text:span text:style-name="T3097">ἵνα</text:span><text:span text:style-name="T3098"><text:s/></text:span><text:span text:style-name="T3099">μὴ</text:span><text:span text:style-name="T3100"><text:s/></text:span><text:span text:style-name="T3101">λανθάνωσιν</text:span><text:span text:style-name="T3102"><text:s/></text:span><text:span text:style-name="T3103">οἱ</text:span><text:span text:style-name="T3104"><text:s/></text:span><text:span text:style-name="T3105">πονηροί</text:span><text:span text:style-name="T3106">,<text:s/></text:span><text:span text:style-name="T3107">φανερὸν</text:span><text:span text:style-name="T3108"><text:s/></text:span><text:span text:style-name="T3109">δὲ</text:span><text:span text:style-name="T3110"><text:s/></text:span><text:span text:style-name="T3111">ᾖ</text:span><text:span text:style-name="T3112"><text:s/></text:span><text:span text:style-name="T3113">τί</text:span><text:span text:style-name="T3114"><text:s/></text:span><text:span text:style-name="T3115">ἕκαστος</text:span><text:span text:style-name="T3116"><text:s/></text:span><text:span text:style-name="T3117">κατὰ</text:span><text:span text:style-name="T3118"><text:s/></text:span><text:span text:style-name="T3119">νοῦν</text:span><text:span text:style-name="T3120"><text:s/></text:span><text:span text:style-name="T3121">ἔχει</text:span><text:span text:style-name="T3122">,<text:s/></text:span><text:span text:style-name="T3123">τρίτον</text:span><text:span text:style-name="T3124"><text:s/></text:span><text:span text:style-name="T3125">δὲ</text:span><text:span text:style-name="T3126"><text:s/></text:span><text:span text:style-name="T3127">ἔλεγεν</text:span><text:span text:style-name="T3128"><text:s/></text:span><text:span text:style-name="T3129">ὡς</text:span><text:span text:style-name="T3130"><text:s/></text:span><text:span text:style-name="T3131">ἔδει</text:span><text:span text:style-name="T3132"><text:s/></text:span><text:span text:style-name="T3133">τὴν</text:span><text:span text:style-name="T3134"><text:s/></text:span><text:span text:style-name="T3135">Ἀθηνᾶν</text:span><text:span text:style-name="T3136"><text:s/></text:span><text:span text:style-name="T3137">τὸν</text:span><text:span text:style-name="T3138"><text:s/></text:span><text:span text:style-name="T3139">οἶκον</text:span><text:span text:style-name="T3140"><text:s/></text:span><text:span text:style-name="T3141">τροχοῖς</text:span><text:span text:style-name="T3142"><text:s/></text:span><text:span text:style-name="T3143">ἐπιθεῖναι</text:span><text:span text:style-name="T3144">,<text:s/></text:span><text:span text:style-name="T3145">ἵνα</text:span><text:span text:style-name="T3146">,<text:s/></text:span><text:span text:style-name="T3147">ἐὰν</text:span><text:span text:style-name="T3148"><text:s/></text:span><text:span text:style-name="T3149">πονηρός</text:span><text:span text:style-name="T3150"><text:s/></text:span><text:span text:style-name="T3151">τις</text:span><text:span text:style-name="T3152"><text:s/></text:span><text:span text:style-name="T3153">παροικισθῇ</text:span><text:span text:style-name="T3154"><text:s/></text:span><text:span text:style-name="T3155">γείτων</text:span><text:span text:style-name="T3156">,<text:s/></text:span><text:span text:style-name="T3157">ῥᾳδίως</text:span><text:span text:style-name="T3158"><text:s/></text:span><text:span text:style-name="T3159">μεταβαίνῃ</text:span><text:span text:style-name="T3160">.<text:s/></text:span><text:span text:style-name="T3161">Καὶ</text:span><text:span text:style-name="T3162"><text:s/></text:span><text:span text:style-name="T3163">ὁ</text:span><text:span text:style-name="T3164"><text:s/></text:span><text:span text:style-name="T3165">Ζεὺς</text:span><text:span text:style-name="T3166"><text:s/></text:span><text:span text:style-name="T3167">ἀγανακτήσας</text:span><text:span text:style-name="T3168"><text:s/></text:span><text:span text:style-name="T3169">κατ᾿</text:span><text:span text:style-name="T3170"><text:s/></text:span><text:span text:style-name="T3171">αὐτοῦ</text:span><text:span text:style-name="T3172"><text:s/></text:span><text:span text:style-name="T3173">ἐπὶ</text:span><text:span text:style-name="T3174"><text:s/></text:span><text:span text:style-name="T3175">τῇ</text:span><text:span text:style-name="T3176"><text:s/></text:span><text:span text:style-name="T3177">βασκανίᾳ</text:span><text:span text:style-name="T3178"><text:s/></text:span><text:span text:style-name="T3179">τοῦ</text:span><text:span text:style-name="T3180"><text:s/></text:span><text:span text:style-name="T3181">Ὀλύμπου</text:span><text:span text:style-name="T3182"><text:s/></text:span><text:span text:style-name="T3183">αὐτὸν</text:span><text:span text:style-name="T3184"><text:s/></text:span><text:span text:style-name="T3185">ἐξέβαλεν</text:span><text:span text:style-name="T3186">.</text:span></text:p>
            <text:p text:style-name="P3187"><text:span text:style-name="T3188">Ὁ</text:span><text:span text:style-name="T3189"><text:s/></text:span><text:span text:style-name="T3190">λόγος</text:span><text:span text:style-name="T3191"><text:s/></text:span><text:span text:style-name="T3192">δηλοῖ</text:span><text:span text:style-name="T3193"><text:s/></text:span><text:span text:style-name="T3194">ὅτι</text:span><text:span text:style-name="T3195"><text:s/></text:span><text:span text:style-name="T3196">οὐδὲν</text:span><text:span text:style-name="T3197"><text:s/></text:span><text:span text:style-name="T3198">οὕτως</text:span><text:span text:style-name="T3199"><text:s/></text:span><text:span text:style-name="T3200">ἐστὶν</text:span><text:span text:style-name="T3201"><text:s/></text:span><text:span text:style-name="T3202">ἐνάρετον</text:span><text:span text:style-name="T3203"><text:s/></text:span><text:span text:style-name="T3204">ὅ</text:span><text:span text:style-name="T3205"><text:s/></text:span><text:span text:style-name="T3206">μὴ</text:span><text:span text:style-name="T3207"><text:s/></text:span><text:span text:style-name="T3208">πάντως</text:span><text:span text:style-name="T3209"><text:s/></text:span><text:span text:style-name="T3210">περί</text:span><text:span text:style-name="T3211"><text:s/></text:span><text:span text:style-name="T3212">τι</text:span><text:span text:style-name="T3213"><text:s/></text:span><text:span text:style-name="T3214">ψόγον</text:span><text:span text:style-name="T3215"><text:s/></text:span><text:span text:style-name="T3216">ἐπιδέχεται</text:span><text:span text:style-name="T3217">.</text:span></text:p>
          </table:table-cell>
          <table:table-cell table:style-name="TableCell3218">
            <text:p text:style-name="P3219">ZEUS, PROMETHEUS, ATHENA AND MOMOS</text:p>
            <text:p text:style-name="Textbody">Zeus, Prometheus and Athena, having made the one a bull, Prometheus a man, and the goddess a house, took Momos as arbiter. Momos, jealous of their works, began by saying that Zeus had made a blunder by not putting the eyes of the bull on his horns, so that he could see where he was striking, and Prometheus because he did not suspend outwardly the mind of mankind in order that the wicked do not escape notice but it would be visible what each one has in mind. And thirdly he said that is was necessary for Athena, to place the house on wheels, so that, if a wicked neighbor settled nearby, one could move easily. And Zeus, being indignant against him because of his jealousy, cast him out of Olympus.</text:p>
            <text:p text:style-name="Textbody">This fable shows that there is nothing so perfect that does not give rise to criticism.<text:line-break/><text:span text:style-name="T3220">ἐνάρετον</text:span><text:span text:style-name="T3221"><text:s/></text:span><text:span text:style-name="T3222">= ἐνάρετος, ον: virtuous, prodcutive (ἐν +<text:s/></text:span><text:span text:style-name="T3223">ἀ</text:span><text:span text:style-name="T3224">ρετ</text:span><text:span text:style-name="T3225">ὴ</text:span><text:span text:style-name="T3226">)</text:span></text:p>
          </table:table-cell>
        </table:table-row>
        <text:soft-page-break/>
        <table:table-row table:style-name="TableRow3227">
          <table:table-cell table:style-name="TableCell3228">
            <text:p text:style-name="P3229"><text:span text:style-name="T3230">125.<text:s/></text:span><text:span text:style-name="T3231">Ζεὺς</text:span><text:span text:style-name="T3232"><text:s/></text:span><text:span text:style-name="T3233">καὶ</text:span><text:span text:style-name="T3234"><text:s/></text:span><text:span text:style-name="T3235">χελώνη</text:span><text:span text:style-name="T3236">.</text:span></text:p>
            <text:p text:style-name="P3237"><text:span text:style-name="T3238">Ζεὺς</text:span><text:span text:style-name="T3239"><text:s/></text:span><text:span text:style-name="T3240">γαμῶν</text:span><text:span text:style-name="T3241"><text:s/></text:span><text:span text:style-name="T3242">πάντα</text:span><text:span text:style-name="T3243"><text:s/></text:span><text:span text:style-name="T3244">τὰ</text:span><text:span text:style-name="T3245"><text:s/></text:span><text:span text:style-name="T3246">ζῷα</text:span><text:span text:style-name="T3247"><text:s/></text:span><text:span text:style-name="T3248">εἱστία</text:span><text:span text:style-name="T3249">.<text:s/></text:span><text:span text:style-name="T3250">Μόνης</text:span><text:span text:style-name="T3251"><text:s/></text:span><text:span text:style-name="T3252">δὲ</text:span><text:span text:style-name="T3253"><text:s/></text:span><text:span text:style-name="T3254">χελώνης</text:span><text:span text:style-name="T3255"><text:s/></text:span><text:span text:style-name="T3256">ὑστερησάσης</text:span><text:span text:style-name="T3257">,<text:s/></text:span><text:span text:style-name="T3258">διαπορῶν</text:span><text:span text:style-name="T3259"><text:s/></text:span><text:span text:style-name="T3260">τὴν</text:span><text:span text:style-name="T3261"><text:s/></text:span><text:span text:style-name="T3262">αἰτίαν</text:span><text:span text:style-name="T3263">,<text:s/></text:span><text:span text:style-name="T3264">τῇ</text:span><text:span text:style-name="T3265"><text:s/></text:span><text:span text:style-name="T3266">ὑστεραίᾳ</text:span><text:span text:style-name="T3267"><text:s/></text:span><text:span text:style-name="T3268">ἐπυνθάνετο</text:span><text:span text:style-name="T3269"><text:s/></text:span><text:span text:style-name="T3270">αὐτῆς</text:span><text:span text:style-name="T3271"><text:s/></text:span><text:span text:style-name="T3272">διὰ</text:span><text:span text:style-name="T3273"><text:s/></text:span><text:span text:style-name="T3274">τί</text:span><text:span text:style-name="T3275"><text:s/></text:span><text:span text:style-name="T3276">μόνη</text:span><text:span text:style-name="T3277"><text:s/></text:span><text:span text:style-name="T3278">ἐπὶ</text:span><text:span text:style-name="T3279"><text:s/></text:span><text:span text:style-name="T3280">τὸ</text:span><text:span text:style-name="T3281"><text:s/></text:span><text:span text:style-name="T3282">δεῖπνον</text:span><text:span text:style-name="T3283"><text:s/></text:span><text:span text:style-name="T3284">οὐκ</text:span><text:span text:style-name="T3285"><text:s/></text:span><text:span text:style-name="T3286">ἦλθε</text:span><text:span text:style-name="T3287">.<text:s/></text:span><text:span text:style-name="T3288">Τῆς</text:span><text:span text:style-name="T3289"><text:s/></text:span><text:span text:style-name="T3290">δὲ</text:span><text:span text:style-name="T3291"><text:s/></text:span><text:span text:style-name="T3292">εἰπούσης</text:span><text:span text:style-name="T3293">• «<text:s/></text:span><text:span text:style-name="T3294">Οἶκος</text:span><text:span text:style-name="T3295"><text:s/></text:span><text:span text:style-name="T3296">φίλος</text:span><text:span text:style-name="T3297">,<text:s/></text:span><text:span text:style-name="T3298">οἶκος</text:span><text:span text:style-name="T3299"><text:s/></text:span><text:span text:style-name="T3300">ἄριστος</text:span><text:span text:style-name="T3301">, »<text:s/></text:span><text:span text:style-name="T3302">ἀγανακτήσας</text:span><text:span text:style-name="T3303"><text:s/></text:span><text:span text:style-name="T3304">κατ᾽</text:span><text:span text:style-name="T3305"><text:s/></text:span><text:span text:style-name="T3306">αὐτῆς</text:span><text:span text:style-name="T3307"><text:s/></text:span><text:span text:style-name="T3308">παρεσκεύασεν</text:span><text:span text:style-name="T3309"><text:s/></text:span><text:span text:style-name="T3310">αὐτὴν</text:span><text:span text:style-name="T3311"><text:s/></text:span><text:span text:style-name="T3312">τὸν</text:span><text:span text:style-name="T3313"><text:s/></text:span><text:span text:style-name="T3314">οἶκον</text:span><text:span text:style-name="T3315"><text:s/></text:span><text:span text:style-name="T3316">αὐτὸν</text:span><text:span text:style-name="T3317"><text:s/></text:span><text:span text:style-name="T3318">βαστάζουσαν</text:span><text:span text:style-name="T3319"><text:s/></text:span><text:span text:style-name="T3320">περιφέρειν</text:span><text:span text:style-name="T3321">.</text:span></text:p>
            <text:p text:style-name="P3322"><text:span text:style-name="T3323">Οὕτω</text:span><text:span text:style-name="T3324"><text:s/></text:span><text:span text:style-name="T3325">πολλοὶ</text:span><text:span text:style-name="T3326"><text:s/></text:span><text:span text:style-name="T3327">τῶν</text:span><text:span text:style-name="T3328"><text:s/></text:span><text:span text:style-name="T3329">ἀνθρώπων</text:span><text:span text:style-name="T3330"><text:s/></text:span><text:span text:style-name="T3331">αἱροῦνται</text:span><text:span text:style-name="T3332"><text:s/></text:span><text:span text:style-name="T3333">μᾶλλον</text:span><text:span text:style-name="T3334"><text:s/></text:span><text:span text:style-name="T3335">λιτῶς</text:span><text:span text:style-name="T3336"><text:s/></text:span><text:span text:style-name="T3337">οἰκεῖν</text:span><text:span text:style-name="T3338"><text:s/></text:span><text:span text:style-name="T3339">ἢ</text:span><text:span text:style-name="T3340"><text:s/></text:span><text:span text:style-name="T3341">παρ᾽</text:span><text:span text:style-name="T3342"><text:s/></text:span><text:span text:style-name="T3343">ἄλλοις</text:span><text:span text:style-name="T3344"><text:s/></text:span><text:span text:style-name="T3345">πολυτελῶς</text:span><text:span text:style-name="T3346"><text:s/></text:span><text:span text:style-name="T3347">διαιτᾶσθαι</text:span><text:span text:style-name="T3348">.</text:span></text:p>
          </table:table-cell>
          <table:table-cell table:style-name="TableCell3349">
            <text:p text:style-name="P3350">ZEUS AND THE TURTLE</text:p>
            <text:p text:style-name="Textbody">Zeus, celebrating his wedding, feasted all the animals. Only, the tortoise being absent, being at a loss for the cause, he questioned her the next day why you alone not come to my feast? And answering "Home is friendly, home is best!" replied the turtle. Zeus, indignant at her, condemned her to carry her house everywhere on her back.</text:p>
            <text:p text:style-name="Textbody">Thus many among mankind prefer rather to live modestly than to eat richly at the table of others.<text:line-break/><text:s/><text:span text:style-name="T3351">λιτῶς = λιτός, ή, όν:<text:s/></text:span><text:span text:style-name="T3352">simple, plain frugal</text:span></text:p>
          </table:table-cell>
        </table:table-row>
        <table:table-row table:style-name="TableRow3353">
          <table:table-cell table:style-name="TableCell3354">
            <text:p text:style-name="P3355"><text:span text:style-name="T3356">126.<text:s/></text:span><text:span text:style-name="T3357">Ζεὺς</text:span><text:span text:style-name="T3358"><text:s/></text:span><text:span text:style-name="T3359">κριτής</text:span><text:span text:style-name="T3360">.</text:span></text:p>
            <text:p text:style-name="P3361"><text:span text:style-name="T3362">Ὁ</text:span><text:span text:style-name="T3363"><text:s/></text:span><text:span text:style-name="T3364">Ζεὺς</text:span><text:span text:style-name="T3365"><text:s/></text:span><text:span text:style-name="T3366">τὰς</text:span><text:span text:style-name="T3367"><text:s/></text:span><text:span text:style-name="T3368">τῶν</text:span><text:span text:style-name="T3369"><text:s/></text:span><text:span text:style-name="T3370">ἀνθρώπων</text:span><text:span text:style-name="T3371"><text:s/></text:span><text:span text:style-name="T3372">ἁμαρτίας</text:span><text:span text:style-name="T3373"><text:s/></text:span><text:span text:style-name="T3374">ἐν</text:span><text:span text:style-name="T3375"><text:s/></text:span><text:span text:style-name="T3376">ὀστράκοις</text:span><text:span text:style-name="T3377"><text:s/></text:span><text:span text:style-name="T3378">τὸν</text:span><text:span text:style-name="T3379"><text:s/></text:span><text:span text:style-name="T3380">Ἑρμῆν</text:span><text:span text:style-name="T3381"><text:s/></text:span><text:span text:style-name="T3382">ὥρισε</text:span><text:span text:style-name="T3383"><text:s/></text:span><text:span text:style-name="T3384">γράφειν</text:span><text:span text:style-name="T3385">,<text:s/></text:span><text:span text:style-name="T3386">καὶ</text:span><text:span text:style-name="T3387"><text:s/></text:span><text:span text:style-name="T3388">εἰς</text:span><text:span text:style-name="T3389"><text:s/></text:span><text:span text:style-name="T3390">κιβώτιον</text:span><text:span text:style-name="T3391"><text:s/></text:span><text:span text:style-name="T3392">ἀποτιθέναι</text:span><text:span text:style-name="T3393"><text:s/></text:span><text:span text:style-name="T3394">πλησίον</text:span><text:span text:style-name="T3395"><text:s/></text:span><text:span text:style-name="T3396">αὐτοῦ</text:span><text:span text:style-name="T3397">,<text:s/></text:span><text:span text:style-name="T3398">ὅπως</text:span><text:span text:style-name="T3399"><text:s/></text:span><text:span text:style-name="T3400">ἑκάστου</text:span><text:span text:style-name="T3401"><text:s/></text:span><text:span text:style-name="T3402">τὰς</text:span><text:span text:style-name="T3403"><text:s/></text:span><text:span text:style-name="T3404">δίκας</text:span><text:span text:style-name="T3405"><text:s/></text:span><text:span text:style-name="T3406">ἀναπράσσῃ</text:span><text:span text:style-name="T3407">.<text:s/></text:span><text:span text:style-name="T3408">Συγκεχυμένων</text:span><text:span text:style-name="T3409"><text:s/></text:span><text:span text:style-name="T3410">δὲ</text:span><text:span text:style-name="T3411"><text:s/></text:span><text:span text:style-name="T3412">τῶν</text:span><text:span text:style-name="T3413"><text:s/></text:span><text:span text:style-name="T3414">ὀστράκων</text:span><text:span text:style-name="T3415"><text:s/></text:span><text:span text:style-name="T3416">ἐπ᾽ἀλλήλοις</text:span><text:span text:style-name="T3417">,<text:s/></text:span><text:span text:style-name="T3418">τὸ</text:span><text:span text:style-name="T3419"><text:s/></text:span><text:span text:style-name="T3420">μὲν</text:span><text:span text:style-name="T3421"><text:s/></text:span><text:span text:style-name="T3422">βράδιον</text:span><text:span text:style-name="T3423">,<text:s/></text:span><text:span text:style-name="T3424">τὸ</text:span><text:span text:style-name="T3425"><text:s/></text:span><text:span text:style-name="T3426">δὲ</text:span><text:span text:style-name="T3427"><text:s/></text:span><text:span text:style-name="T3428">τάχιον</text:span><text:span text:style-name="T3429"><text:s/></text:span><text:span text:style-name="T3430">ἐμπίπτει</text:span><text:span text:style-name="T3431"><text:s/></text:span><text:span text:style-name="T3432">εἰς</text:span><text:span text:style-name="T3433"><text:s/></text:span><text:span text:style-name="T3434">τὰς</text:span><text:span text:style-name="T3435"><text:s/></text:span><text:span text:style-name="T3436">τοῦ</text:span><text:span text:style-name="T3437"><text:s/></text:span><text:span text:style-name="T3438">Διὸς</text:span><text:span text:style-name="T3439"><text:s/></text:span><text:span text:style-name="T3440">χεῖρας</text:span><text:span text:style-name="T3441">,<text:s/></text:span><text:span text:style-name="T3442">εἴποτε</text:span><text:span text:style-name="T3443"><text:s/></text:span><text:span text:style-name="T3444">καλῶς</text:span><text:span text:style-name="T3445"><text:s/></text:span><text:span text:style-name="T3446">κρίνοιτο</text:span><text:span text:style-name="T3447">.</text:span></text:p>
            <text:p text:style-name="P3448"><text:span text:style-name="T3449">Ὅτι</text:span><text:span text:style-name="T3450"><text:s/></text:span><text:span text:style-name="T3451">οὐ</text:span><text:span text:style-name="T3452"><text:s/></text:span><text:span text:style-name="T3453">χρὴ</text:span><text:span text:style-name="T3454"><text:s/></text:span><text:span text:style-name="T3455">θαυμάζειν</text:span><text:span text:style-name="T3456"><text:s/></text:span><text:span text:style-name="T3457">διὰ</text:span><text:span text:style-name="T3458"><text:s/></text:span><text:span text:style-name="T3459">τοὺς</text:span><text:span text:style-name="T3460"><text:s/></text:span><text:span text:style-name="T3461">ἀδίκους</text:span><text:span text:style-name="T3462"><text:s/></text:span><text:span text:style-name="T3463">καὶ</text:span><text:span text:style-name="T3464"><text:s/></text:span><text:span text:style-name="T3465">πονηροὺς</text:span><text:span text:style-name="T3466"><text:s/></text:span><text:span text:style-name="T3467">ὅτι</text:span><text:span text:style-name="T3468"><text:s/></text:span><text:span text:style-name="T3469">τάχιον</text:span><text:span text:style-name="T3470"><text:s/></text:span><text:span text:style-name="T3471">οὐκ</text:span><text:span text:style-name="T3472"><text:s/></text:span><text:span text:style-name="T3473">ἀπολαμβάνουσιν</text:span><text:span text:style-name="T3474"><text:s/></text:span><text:span text:style-name="T3475">ὑπὲρ</text:span><text:span text:style-name="T3476"><text:s/></text:span><text:span text:style-name="T3477">τῶν</text:span><text:span text:style-name="T3478"><text:s/></text:span><text:span text:style-name="T3479">ἀδικιῶν</text:span><text:span text:style-name="T3480"><text:s/></text:span><text:span text:style-name="T3481">αὐτῶν</text:span><text:span text:style-name="T3482">.</text:span></text:p>
          </table:table-cell>
          <table:table-cell table:style-name="TableCell3483">
            <text:p text:style-name="P3484">JUDGE ZEUS</text:p>
            <text:p text:style-name="Textbody">Zeus determined that Hermes would inscribe on ostracata the faults of men and would deposit these near him in a box, so that he could perform each person’s trial. But since the ostracata being mixed upon each other, if he would be able to judge well, some fall into the hands of Zeus slowly and some quickly.</text:p>
            <text:p text:style-name="Textbody">Because one should not be surprised by injustice and the wicked that they do not receive recompense on behalf of their misdeeds more quickly.</text:p>
            <text:p text:style-name="P3485"/>
          </table:table-cell>
        </table:table-row>
        <table:table-row table:style-name="TableRow3486">
          <table:table-cell table:style-name="TableCell3487">
            <text:p text:style-name="P3488"><text:span text:style-name="T3489">127.<text:s/></text:span><text:span text:style-name="T3490">Ἥλιος</text:span><text:span text:style-name="T3491"><text:s/></text:span><text:span text:style-name="T3492">καὶ</text:span><text:span text:style-name="T3493"><text:s/></text:span><text:span text:style-name="T3494">βάτραχοι</text:span><text:span text:style-name="T3495">.</text:span></text:p>
            <text:p text:style-name="P3496"><text:span text:style-name="T3497">Γάμοι</text:span><text:span text:style-name="T3498"><text:s/></text:span><text:span text:style-name="T3499">τοῦ</text:span><text:span text:style-name="T3500"><text:s/></text:span><text:span text:style-name="T3501">Ἡλίου</text:span><text:span text:style-name="T3502"><text:s/></text:span><text:span text:style-name="T3503">θέρους</text:span><text:span text:style-name="T3504"><text:s/></text:span><text:span text:style-name="T3505">ἐγίγνοντο</text:span><text:span text:style-name="T3506">•<text:s/></text:span><text:span text:style-name="T3507">πάντα</text:span><text:span text:style-name="T3508"><text:s/></text:span><text:span text:style-name="T3509">δὲ</text:span><text:span text:style-name="T3510"><text:s/></text:span><text:span text:style-name="T3511">τὰ</text:span><text:span text:style-name="T3512"><text:s/></text:span><text:span text:style-name="T3513">ζῷα</text:span><text:span text:style-name="T3514"><text:s/></text:span><text:span text:style-name="T3515">ἔχαιρον</text:span><text:span text:style-name="T3516"><text:s/></text:span><text:span text:style-name="T3517">ἐπὶ</text:span><text:span text:style-name="T3518"><text:s/></text:span><text:span text:style-name="T3519">τούτῳ</text:span><text:span text:style-name="T3520">,<text:s/></text:span><text:span text:style-name="T3521">ἠγάλλοντο</text:span><text:span text:style-name="T3522"><text:s/></text:span><text:span text:style-name="T3523">δὲ</text:span><text:span text:style-name="T3524"><text:s/></text:span><text:span text:style-name="T3525">καὶ</text:span><text:span text:style-name="T3526"><text:s/></text:span><text:span text:style-name="T3527">οἱ</text:span><text:span text:style-name="T3528"><text:s/></text:span><text:span text:style-name="T3529">βάτραχοι</text:span><text:span text:style-name="T3530">.<text:s/></text:span><text:span text:style-name="T3531">Εἷς</text:span><text:span text:style-name="T3532"><text:s/></text:span><text:span text:style-name="T3533">δὲ</text:span><text:span text:style-name="T3534"><text:s/></text:span><text:span text:style-name="T3535">τούτων</text:span><text:span text:style-name="T3536"><text:s/></text:span><text:span text:style-name="T3537">εἶπεν</text:span><text:span text:style-name="T3538">• «<text:s/></text:span><text:span text:style-name="T3539">Ὦ</text:span><text:span text:style-name="T3540"><text:s/></text:span><text:span text:style-name="T3541">μῶροι</text:span><text:span text:style-name="T3542">,<text:s/></text:span><text:span text:style-name="T3543">εἰς</text:span><text:span text:style-name="T3544"><text:s/></text:span><text:span text:style-name="T3545">τί</text:span><text:span text:style-name="T3546"><text:s/></text:span><text:span text:style-name="T3547">ἀγάλλεσθε</text:span><text:span text:style-name="T3548"><text:s/>;<text:s/></text:span><text:span text:style-name="T3549">εἰ</text:span><text:span text:style-name="T3550"><text:s/></text:span><text:span text:style-name="T3551">γὰρ</text:span><text:span text:style-name="T3552"><text:s/></text:span><text:span text:style-name="T3553">μόνος</text:span><text:span text:style-name="T3554"><text:s/></text:span><text:span text:style-name="T3555">ὢν</text:span><text:span text:style-name="T3556"><text:s/></text:span><text:span text:style-name="T3557">ὁ</text:span><text:span text:style-name="T3558"><text:s/></text:span><text:span text:style-name="T3559">Ἥλιος</text:span><text:span text:style-name="T3560"><text:s/></text:span><text:span text:style-name="T3561">πᾶσαν</text:span><text:span text:style-name="T3562"><text:s/></text:span><text:span text:style-name="T3563">ἰλὺν</text:span><text:span text:style-name="T3564"><text:s/></text:span><text:span text:style-name="T3565">ἀποξηραίνει</text:span><text:span text:style-name="T3566">,<text:s/></text:span><text:span text:style-name="T3567">εἰ</text:span><text:span text:style-name="T3568"><text:s/></text:span><text:span text:style-name="T3569">γήμας</text:span><text:span text:style-name="T3570"><text:s/></text:span><text:span text:style-name="T3571">ὅμοιον</text:span><text:span text:style-name="T3572"><text:s/></text:span><text:span text:style-name="T3573">αὐτῷ</text:span><text:span text:style-name="T3574"><text:s/></text:span><text:span text:style-name="T3575">παιδίον</text:span><text:span text:style-name="T3576"><text:s/></text:span><text:span text:style-name="T3577">γεννήσει</text:span><text:span text:style-name="T3578">,<text:s/></text:span><text:span text:style-name="T3579">τί</text:span><text:span text:style-name="T3580"><text:s/></text:span><text:span text:style-name="T3581">οὐ</text:span><text:span text:style-name="T3582"><text:s/></text:span><text:span text:style-name="T3583">πάθωμεν</text:span><text:span text:style-name="T3584"><text:s/></text:span><text:span text:style-name="T3585">κακόν</text:span><text:span text:style-name="T3586"><text:s/>; »</text:span></text:p>
            <text:p text:style-name="P3587"><text:span text:style-name="T3588">Ὅτι</text:span><text:span text:style-name="T3589"><text:s/></text:span><text:span text:style-name="T3590">πολλοὶ</text:span><text:span text:style-name="T3591"><text:s/></text:span><text:span text:style-name="T3592">τῶν</text:span><text:span text:style-name="T3593"><text:s/></text:span><text:span text:style-name="T3594">τὸ</text:span><text:span text:style-name="T3595"><text:s/></text:span><text:span text:style-name="T3596">φρόνημα</text:span><text:span text:style-name="T3597"><text:s/></text:span><text:span text:style-name="T3598">κουφότερον</text:span><text:span text:style-name="T3599"><text:s/></text:span><text:span text:style-name="T3600">ἐχόντων</text:span><text:span text:style-name="T3601"><text:s/></text:span><text:span text:style-name="T3602">χαίρουσιν</text:span><text:span text:style-name="T3603"><text:s/></text:span><text:span text:style-name="T3604">ἐπὶ</text:span><text:span text:style-name="T3605"><text:s/></text:span><text:span text:style-name="T3606">πράγμασιν</text:span><text:span text:style-name="T3607"><text:s/></text:span><text:span text:style-name="T3608">τοῖς</text:span><text:span text:style-name="T3609"><text:s/></text:span><text:span text:style-name="T3610">μὴ</text:span><text:span text:style-name="T3611"><text:s/></text:span><text:span text:style-name="T3612">χαρὰν</text:span><text:span text:style-name="T3613"><text:s/></text:span><text:span text:style-name="T3614">ἔχουσιν</text:span><text:span text:style-name="T3615">.</text:span></text:p>
          </table:table-cell>
          <table:table-cell table:style-name="TableCell3616">
            <text:p text:style-name="P3617">THE SUN AND FROGS</text:p>
            <text:p text:style-name="P3618">It was summer, and they were celebrating the wedding of the Sun. And all the animals rejoiced upon this, and even the frogs were jubilant. But one of them said, “Oh fools, for what are you rejoicing? For if the sun alone dries up all the mud; if he takes a wife and has a child like him, what will we not have to suffer? »</text:p>
            <text:p text:style-name="P3619">Because many of those who possess an unsubstantial mind rejoice upon matters that do not contain joy.</text:p>
            <text:p text:style-name="Textbody"><text:line-break/></text:p>
          </table:table-cell>
        </table:table-row>
        <text:soft-page-break/>
        <table:table-row table:style-name="TableRow3620">
          <table:table-cell table:style-name="TableCell3621">
            <text:p text:style-name="P3622"><text:span text:style-name="T3623">128.<text:s/></text:span><text:span text:style-name="T3624">Ἡμίονος</text:span><text:span text:style-name="T3625">.</text:span></text:p>
            <text:p text:style-name="P3626"><text:span text:style-name="T3627">Ἡμίονός</text:span><text:span text:style-name="T3628"><text:s/></text:span><text:span text:style-name="T3629">τις</text:span><text:span text:style-name="T3630"><text:s/></text:span><text:span text:style-name="T3631">ἐκ</text:span><text:span text:style-name="T3632"><text:s/></text:span><text:span text:style-name="T3633">κριθῆς</text:span><text:span text:style-name="T3634"><text:s/></text:span><text:span text:style-name="T3635">παχυνθεῖσα</text:span><text:span text:style-name="T3636"><text:s/></text:span><text:span text:style-name="T3637">ἀνεσκίρτησε</text:span><text:span text:style-name="T3638"><text:s/></text:span><text:span text:style-name="T3639">καθ᾿</text:span><text:span text:style-name="T3640"><text:s/></text:span><text:span text:style-name="T3641">ἑαυτὴν</text:span><text:span text:style-name="T3642"><text:s/></text:span><text:span text:style-name="T3643">βοῶσα</text:span><text:span text:style-name="T3644">• «<text:s/></text:span><text:span text:style-name="T3645">Μάτηρ</text:span><text:span text:style-name="T3646"><text:s/></text:span><text:span text:style-name="T3647">μού</text:span><text:span text:style-name="T3648"><text:s/></text:span><text:span text:style-name="T3649">ἐστιν</text:span><text:span text:style-name="T3650"><text:s/></text:span><text:span text:style-name="T3651">ἵππος</text:span><text:span text:style-name="T3652"><text:s/></text:span><text:span text:style-name="T3653">ὁ</text:span><text:span text:style-name="T3654"><text:s/></text:span><text:span text:style-name="T3655">ταχυδρόμος</text:span><text:span text:style-name="T3656">,<text:s/></text:span><text:span text:style-name="T3657">κἀγὼ</text:span><text:span text:style-name="T3658"><text:s/></text:span><text:span text:style-name="T3659">δὲ</text:span><text:span text:style-name="T3660"><text:s/></text:span><text:span text:style-name="T3661">αὐτῇ</text:span><text:span text:style-name="T3662"><text:s/></text:span><text:span text:style-name="T3663">ὅλη</text:span><text:span text:style-name="T3664"><text:s/></text:span><text:span text:style-name="T3665">ἀφωμοιώθην</text:span><text:span text:style-name="T3666">. »<text:s/></text:span><text:span text:style-name="T3667">Καὶ</text:span><text:span text:style-name="T3668"><text:s/></text:span><text:span text:style-name="T3669">δὴ</text:span><text:span text:style-name="T3670"><text:s/></text:span><text:span text:style-name="T3671">ἐν</text:span><text:span text:style-name="T3672"><text:s/></text:span><text:span text:style-name="T3673">μιᾷ</text:span><text:span text:style-name="T3674"><text:s/></text:span><text:span text:style-name="T3675">ἀνάγκης</text:span><text:span text:style-name="T3676"><text:s/></text:span><text:span text:style-name="T3677">ἐπελθούσης</text:span><text:span text:style-name="T3678">,<text:s/></text:span><text:span text:style-name="T3679">ἠναγκάζετο</text:span><text:span text:style-name="T3680"><text:s/></text:span><text:span text:style-name="T3681">ἡ</text:span><text:span text:style-name="T3682"><text:s/></text:span><text:span text:style-name="T3683">ἡμίονος</text:span><text:span text:style-name="T3684"><text:s/></text:span><text:span text:style-name="T3685">τρέχειν</text:span><text:span text:style-name="T3686">.<text:s/></text:span><text:span text:style-name="T3687">Ὡς δὲ τοῦ δρόμου ἐπέπαυτο, σκυθρωπάζουσα πατρὸς τοῦ ὄνου εὐθὺς ἀνεμνήσθη.</text:span></text:p>
            <text:p text:style-name="P3688"><text:span text:style-name="T3689">Ὁ μῦθος δηλοῖ ὅτι δεῖ, κἂν ὁ χρόνος ἐνέγκῃ τινὰ εἰς δόξαν, τῆς ἑαυτοῦ ἀρχῆς μὴ ἐπιλαθέσθαι• ἀβέβαιος γάρ ἐστιν ὁ βίος οὗτος.</text:span></text:p>
          </table:table-cell>
          <table:table-cell table:style-name="TableCell3690">
            <text:p text:style-name="P3691">A<text:s/>MULE</text:p>
            <text:p text:style-name="P3692">A certain barley-fattened mule skipped with joy shouting with respect to itself: "My<text:s/>mother is a fast-running horse, and I look like her in every way." But one day as necessity attacked, the mule was forced to run. When the race was over, being sadded she <text:s/>straight away remembered her father the donkey.</text:p>
            <text:p text:style-name="P3693">This fable shows that it is necessary, even if time <text:s/>would bring one into glory, one’s origin must not be forgoten for this life is uncertain.</text:p>
            <text:p text:style-name="P3694"/>
            <text:p text:style-name="P3695"/>
          </table:table-cell>
        </table:table-row>
        <table:table-row table:style-name="TableRow3696">
          <table:table-cell table:style-name="TableCell3697">
            <text:p text:style-name="P3698"><text:span text:style-name="T3699">129.<text:s/></text:span><text:span text:style-name="T3700">Ἡρακλῆς</text:span><text:span text:style-name="T3701"><text:s/></text:span><text:span text:style-name="T3702">καὶ</text:span><text:span text:style-name="T3703"><text:s/></text:span><text:span text:style-name="T3704">Ἀθηνᾶ</text:span><text:span text:style-name="T3705">.</text:span></text:p>
            <text:p text:style-name="P3706"><text:span text:style-name="T3707">Διὰ</text:span><text:span text:style-name="T3708"><text:s/></text:span><text:span text:style-name="T3709">στενῆς</text:span><text:span text:style-name="T3710"><text:s/></text:span><text:span text:style-name="T3711">ὁδοῦ</text:span><text:span text:style-name="T3712"><text:s/></text:span><text:span text:style-name="T3713">ὥδευεν</text:span><text:span text:style-name="T3714"><text:s/></text:span><text:span text:style-name="T3715">Ἡρακλῆς</text:span><text:span text:style-name="T3716">.<text:s/></text:span><text:span text:style-name="T3717">Ἰδὼν</text:span><text:span text:style-name="T3718"><text:s/></text:span><text:span text:style-name="T3719">δὲ</text:span><text:span text:style-name="T3720"><text:s/></text:span><text:span text:style-name="T3721">ἐπὶ</text:span><text:span text:style-name="T3722"><text:s/></text:span><text:span text:style-name="T3723">γῆς</text:span><text:span text:style-name="T3724"><text:s/></text:span><text:span text:style-name="T3725">μήλῳ</text:span><text:span text:style-name="T3726"><text:s/></text:span><text:span text:style-name="T3727">ὅμοιόν</text:span><text:span text:style-name="T3728"><text:s/></text:span><text:span text:style-name="T3729">τι</text:span><text:span text:style-name="T3730">,<text:s/></text:span><text:span text:style-name="T3731">ἐπειρᾶτο</text:span><text:span text:style-name="T3732"><text:s/></text:span><text:span text:style-name="T3733">συντρῖψαι</text:span><text:span text:style-name="T3734">.<text:s/></text:span><text:span text:style-name="T3735">Ὡς</text:span><text:span text:style-name="T3736"><text:s/></text:span><text:span text:style-name="T3737">δὲ</text:span><text:span text:style-name="T3738"><text:s/></text:span><text:span text:style-name="T3739">εἶδε</text:span><text:span text:style-name="T3740"><text:s/></text:span><text:span text:style-name="T3741">διπλοῦν</text:span><text:span text:style-name="T3742"><text:s/></text:span><text:span text:style-name="T3743">γενόμενον</text:span><text:span text:style-name="T3744">,<text:s/></text:span><text:span text:style-name="T3745">ἔτι</text:span><text:span text:style-name="T3746"><text:s/></text:span><text:span text:style-name="T3747">μᾶλλον</text:span><text:span text:style-name="T3748"><text:s/></text:span><text:span text:style-name="T3749">ἐπέβαινεν</text:span><text:span text:style-name="T3750">,<text:s/></text:span><text:span text:style-name="T3751">καὶ</text:span><text:span text:style-name="T3752"><text:s/></text:span><text:span text:style-name="T3753">τῷ</text:span><text:span text:style-name="T3754"><text:s/></text:span><text:span text:style-name="T3755">ῥοπάλῳ</text:span><text:span text:style-name="T3756"><text:s/></text:span><text:span text:style-name="T3757">ἔπαιεν</text:span><text:span text:style-name="T3758">.<text:s/></text:span><text:span text:style-name="T3759">Τὸ</text:span><text:span text:style-name="T3760"><text:s/></text:span><text:span text:style-name="T3761">δὲ</text:span><text:span text:style-name="T3762"><text:s/></text:span><text:span text:style-name="T3763">φυσηθὲν</text:span><text:span text:style-name="T3764"><text:s/></text:span><text:span text:style-name="T3765">εἰς</text:span><text:span text:style-name="T3766"><text:s/></text:span><text:span text:style-name="T3767">μέγεθος</text:span><text:span text:style-name="T3768"><text:s/></text:span><text:span text:style-name="T3769">τὴν</text:span><text:span text:style-name="T3770"><text:s/></text:span><text:span text:style-name="T3771">ὁδὸν</text:span><text:span text:style-name="T3772"><text:s/></text:span><text:span text:style-name="T3773">ἀπέφραξεν</text:span><text:span text:style-name="T3774">.<text:s/></text:span><text:span text:style-name="T3775">Ὁ</text:span><text:span text:style-name="T3776"><text:s/></text:span><text:span text:style-name="T3777">δὲ</text:span><text:span text:style-name="T3778"><text:s/></text:span><text:span text:style-name="T3779">ῥίψας</text:span><text:span text:style-name="T3780"><text:s/></text:span><text:span text:style-name="T3781">τὸ</text:span><text:span text:style-name="T3782"><text:s/></text:span><text:span text:style-name="T3783">ῥόπαλον</text:span><text:span text:style-name="T3784"><text:s/></text:span><text:span text:style-name="T3785">ἵστατο</text:span><text:span text:style-name="T3786"><text:s/></text:span><text:span text:style-name="T3787">θαυμάζων</text:span><text:span text:style-name="T3788">.<text:s/></text:span><text:span text:style-name="T3789">Ἀθηνᾶ</text:span><text:span text:style-name="T3790"><text:s/></text:span><text:span text:style-name="T3791">δὲ</text:span><text:span text:style-name="T3792"><text:s/></text:span><text:span text:style-name="T3793">αὐτῷ</text:span><text:span text:style-name="T3794"><text:s/></text:span><text:span text:style-name="T3795">ἐπιφανεῖσα</text:span><text:span text:style-name="T3796"><text:s/></text:span><text:span text:style-name="T3797">εἶπε</text:span><text:span text:style-name="T3798">• «<text:s/></text:span><text:span text:style-name="T3799">Πέπαυσο</text:span><text:span text:style-name="T3800"><text:s/></text:span><text:span text:style-name="T3801">δέ</text:span><text:span text:style-name="T3802">,<text:s/></text:span><text:span text:style-name="T3803">ἄδελφε</text:span><text:span text:style-name="T3804">,<text:s/></text:span><text:span text:style-name="T3805">τοῦτό</text:span><text:span text:style-name="T3806"><text:s/></text:span><text:span text:style-name="T3807">ἐστι</text:span><text:span text:style-name="T3808"><text:s/></text:span><text:span text:style-name="T3809">φιλονεικία</text:span><text:span text:style-name="T3810"><text:s/></text:span><text:span text:style-name="T3811">καὶ</text:span><text:span text:style-name="T3812"><text:s/></text:span><text:span text:style-name="T3813">ἔρις</text:span><text:span text:style-name="T3814">•<text:s/></text:span><text:span text:style-name="T3815">ἄν</text:span><text:span text:style-name="T3816"><text:s/></text:span><text:span text:style-name="T3817">τις</text:span><text:span text:style-name="T3818"><text:s/></text:span><text:span text:style-name="T3819">αὐτὸ</text:span><text:span text:style-name="T3820"><text:s/></text:span><text:span text:style-name="T3821">καταλείπῃ</text:span><text:span text:style-name="T3822"><text:s/></text:span><text:span text:style-name="T3823">ἀμάχητον</text:span><text:span text:style-name="T3824">,<text:s/></text:span><text:span text:style-name="T3825">μένει</text:span><text:span text:style-name="T3826"><text:s/></text:span><text:span text:style-name="T3827">οἷον</text:span><text:span text:style-name="T3828"><text:s/></text:span><text:span text:style-name="T3829">ἦν</text:span><text:span text:style-name="T3830"><text:s/></text:span><text:span text:style-name="T3831">πρῶτον</text:span><text:span text:style-name="T3832">•<text:s/></text:span><text:span text:style-name="T3833">ἐν</text:span><text:span text:style-name="T3834"><text:s/></text:span><text:span text:style-name="T3835">δὲ</text:span><text:span text:style-name="T3836"><text:s/></text:span><text:span text:style-name="T3837">ταῖς</text:span><text:span text:style-name="T3838"><text:s/></text:span><text:span text:style-name="T3839">μάχαις</text:span><text:span text:style-name="T3840"><text:s/></text:span><text:span text:style-name="T3841">οὕτως</text:span><text:span text:style-name="T3842"><text:s/></text:span><text:span text:style-name="T3843">οἰδεῖται</text:span><text:span text:style-name="T3844">. »</text:span></text:p>
            <text:p text:style-name="P3845"><text:span text:style-name="T3846">Ὅτι</text:span><text:span text:style-name="T3847"><text:s/></text:span><text:span text:style-name="T3848">πᾶσι</text:span><text:span text:style-name="T3849"><text:s/></text:span><text:span text:style-name="T3850">φανερὸν</text:span><text:span text:style-name="T3851"><text:s/></text:span><text:span text:style-name="T3852">καθέστηκεν</text:span><text:span text:style-name="T3853"><text:s/></text:span><text:span text:style-name="T3854">ὡς</text:span><text:span text:style-name="T3855"><text:s/></text:span><text:span text:style-name="T3856">αἱ</text:span><text:span text:style-name="T3857"><text:s/></text:span><text:span text:style-name="T3858">μάχαι</text:span><text:span text:style-name="T3859"><text:s/></text:span><text:span text:style-name="T3860">καὶ</text:span><text:span text:style-name="T3861"><text:s/></text:span><text:span text:style-name="T3862">ἔριδες</text:span><text:span text:style-name="T3863"><text:s/></text:span><text:span text:style-name="T3864">αἰτίαι</text:span><text:span text:style-name="T3865"><text:s/></text:span><text:span text:style-name="T3866">μεγάλης</text:span><text:span text:style-name="T3867"><text:s/></text:span><text:span text:style-name="T3868">βλάβης</text:span><text:span text:style-name="T3869"><text:s/></text:span><text:span text:style-name="T3870">ὑπάρχουσιν</text:span><text:span text:style-name="T3871">.</text:span></text:p>
          </table:table-cell>
          <table:table-cell table:style-name="TableCell3872">
            <text:p text:style-name="P3873">HERACLES AND ATHENA</text:p>
            <text:p text:style-name="P3874"><text:span text:style-name="T3875">Along a narrow road Hercules walked. And seeing on the ground an object that looked like an apple, he tried to crush it. And when he saw the object doubled in size he trampled on it even more and struck it with his club. The object swelling it obstructed the path. And he throwing away his club, he stood astonished. And Athena appearing to him said: “But stop, brother; this object is the spirit of strive and argument; if somone leaves it with out a battle, it remains as it was at first; but in battles thus it swells.” because it has been established for all that battles and quarrels are the sources of great damage.</text:span></text:p>
          </table:table-cell>
        </table:table-row>
        <table:table-row table:style-name="TableRow3876">
          <table:table-cell table:style-name="TableCell3877">
            <text:p text:style-name="P3878"><text:span text:style-name="T3879">130.<text:s/></text:span><text:span text:style-name="T3880">Ἡρακλῆς</text:span><text:span text:style-name="T3881"><text:s/></text:span><text:span text:style-name="T3882">καὶ</text:span><text:span text:style-name="T3883"><text:s/></text:span><text:span text:style-name="T3884">Πλοῦτος</text:span><text:span text:style-name="T3885">.</text:span></text:p>
            <text:p text:style-name="P3886"><text:span text:style-name="T3887">Ἡρακλῆς</text:span><text:span text:style-name="T3888"><text:s/></text:span><text:span text:style-name="T3889">ἰσοθεωθεὶς</text:span><text:span text:style-name="T3890"><text:s/></text:span><text:span text:style-name="T3891">καὶ</text:span><text:span text:style-name="T3892"><text:s/></text:span><text:span text:style-name="T3893">παρὰ</text:span><text:span text:style-name="T3894"><text:s/></text:span><text:span text:style-name="T3895">Διὶ</text:span><text:span text:style-name="T3896"><text:s/></text:span><text:span text:style-name="T3897">ἑστιώμενος</text:span><text:span text:style-name="T3898"><text:s/></text:span><text:span text:style-name="T3899">ἕνα</text:span><text:span text:style-name="T3900"><text:s/></text:span><text:span text:style-name="T3901">ἕκαστον</text:span><text:span text:style-name="T3902"><text:s/></text:span><text:span text:style-name="T3903">τῶν</text:span><text:span text:style-name="T3904"><text:s/></text:span><text:span text:style-name="T3905">θεῶν</text:span><text:span text:style-name="T3906"><text:s/></text:span><text:span text:style-name="T3907">μετὰ</text:span><text:span text:style-name="T3908"><text:s/></text:span><text:span text:style-name="T3909">πολλῆς</text:span><text:span text:style-name="T3910"><text:s/></text:span><text:span text:style-name="T3911">φιλοφροσύνης</text:span><text:span text:style-name="T3912"><text:s/></text:span><text:span text:style-name="T3913">ἠσπάζετο</text:span><text:span text:style-name="T3914">.<text:s/></text:span><text:span text:style-name="T3915">Καὶ δὴ τελευταίου εἰσελθόντος τοῦ Πλούτου, κατὰ τοῦ ἐδάφους κύψας ἀπεστρέψατο αὐτόν. Ὁ δὲ Ζεὺς θαυμάσας τὸ γεγονὸς ἐπυνθάνετο αὐτοῦ τὴν αἰτίαν δι᾿ ἣν πάντας τοὺς δαίμονας προσαγορεύσας ἀσμένως μόνον τὸν Πλοῦτον ὑποβλέπεται. Ὁ δὲ εἶπεν• « Ἀλλ᾿ ἔγωγε διὰ τοῦτο αὐτὸν ὑποβλέπομαι ὅτι παρ᾿ ὃν καιρὸν ἐν ἀνθρώποις ἤμην, ἑώρων αὐτὸν ὡς ἐπὶ τὸ πλεῖστον τοῖς πονηροῖς συνόντα. »</text:span></text:p>
            <text:p text:style-name="P3916"><text:span text:style-name="T3917">Ὁ λόγος λεχθείη ἂν ἐπ᾿ ἀνδρὸς πλουσίου μὲν τὴν τύχην, πονηροῦ δὲ τὸν τρόπον.</text:span></text:p>
          </table:table-cell>
          <table:table-cell table:style-name="TableCell3918">
            <text:p text:style-name="P3919">Heracles And<text:s/>A Rich Man</text:p>
            <text:p text:style-name="P3920">Heracles, admitted to the rank of the gods and received at the table of Zeus, greeted each of the gods with much good grace. And indeed Wealth having arrived last, Heracles looked down at the pavement and turned away from him. Zeus, surprised at his attitude, asked him why, after complacently greeting all the gods, he turned his eyes away only from Wealth. He replied, "I look away from him, because when I was among men, I almost always saw him in league with the wicked."</text:p>
            <text:p text:style-name="P3921">This account could be told about a man enriched by fortune, but wicked in character.</text:p>
            <text:p text:style-name="P3922"/>
          </table:table-cell>
        </table:table-row>
        <text:soft-page-break/>
        <table:table-row table:style-name="TableRow3923">
          <table:table-cell table:style-name="TableCell3924">
            <text:p text:style-name="P3925"><text:span text:style-name="T3926">131.<text:s/></text:span><text:span text:style-name="T3927">Ἥρως</text:span><text:span text:style-name="T3928">.</text:span></text:p>
            <text:p text:style-name="P3929"><text:span text:style-name="T3930">Ἥρωά</text:span><text:span text:style-name="T3931"><text:s/></text:span><text:span text:style-name="T3932">τις</text:span><text:span text:style-name="T3933"><text:s/></text:span><text:span text:style-name="T3934">ἐπὶ</text:span><text:span text:style-name="T3935"><text:s/></text:span><text:span text:style-name="T3936">τῆς</text:span><text:span text:style-name="T3937"><text:s/></text:span><text:span text:style-name="T3938">οἰκίας</text:span><text:span text:style-name="T3939"><text:s/></text:span><text:span text:style-name="T3940">ἔχων</text:span><text:span text:style-name="T3941">,<text:s/></text:span><text:span text:style-name="T3942">τούτῳ</text:span><text:span text:style-name="T3943"><text:s/></text:span><text:span text:style-name="T3944">πολυτελῶς</text:span><text:span text:style-name="T3945"><text:s/></text:span><text:span text:style-name="T3946">ἔθυεν</text:span><text:span text:style-name="T3947">.<text:s/></text:span><text:span text:style-name="T3948">Ἀεὶ</text:span><text:span text:style-name="T3949"><text:s/></text:span><text:span text:style-name="T3950">δὲ</text:span><text:span text:style-name="T3951"><text:s/></text:span><text:span text:style-name="T3952">αὐτοῦ</text:span><text:span text:style-name="T3953"><text:s/></text:span><text:span text:style-name="T3954">ἀναλισκομένου</text:span><text:span text:style-name="T3955"><text:s/></text:span><text:span text:style-name="T3956">καὶ</text:span><text:span text:style-name="T3957"><text:s/></text:span><text:span text:style-name="T3958">πολλὰ</text:span><text:span text:style-name="T3959"><text:s/></text:span><text:span text:style-name="T3960">εἰς</text:span><text:span text:style-name="T3961"><text:s/></text:span><text:span text:style-name="T3962">θυσίας</text:span><text:span text:style-name="T3963"><text:s/></text:span><text:span text:style-name="T3964">δαπανῶντος</text:span><text:span text:style-name="T3965">,<text:s/></text:span><text:span text:style-name="T3966">ὁ</text:span><text:span text:style-name="T3967"><text:s/></text:span><text:span text:style-name="T3968">ἥρως</text:span><text:span text:style-name="T3969"><text:s/></text:span><text:span text:style-name="T3970">ἐπιστὰς</text:span><text:span text:style-name="T3971"><text:s/></text:span><text:span text:style-name="T3972">αὐτῷ</text:span><text:span text:style-name="T3973"><text:s/></text:span><text:span text:style-name="T3974">νύκτωρ</text:span><text:span text:style-name="T3975"><text:s/></text:span><text:span text:style-name="T3976">ἔφη</text:span><text:span text:style-name="T3977">• «<text:s/></text:span><text:span text:style-name="T3978">Ἀλλ᾿</text:span><text:span text:style-name="T3979">,<text:s/></text:span><text:span text:style-name="T3980">ὦ</text:span><text:span text:style-name="T3981"><text:s/></text:span><text:span text:style-name="T3982">οὗτος</text:span><text:span text:style-name="T3983">,<text:s/></text:span><text:span text:style-name="T3984">πέπαυσο</text:span><text:span text:style-name="T3985"><text:s/></text:span><text:span text:style-name="T3986">τὴν</text:span><text:span text:style-name="T3987"><text:s/></text:span><text:span text:style-name="T3988">οὐσίαν</text:span><text:span text:style-name="T3989"><text:s/></text:span><text:span text:style-name="T3990">διαφθείρων</text:span><text:span text:style-name="T3991">•<text:s/></text:span><text:span text:style-name="T3992">ἐὰν</text:span><text:span text:style-name="T3993"><text:s/></text:span><text:span text:style-name="T3994">γὰρ</text:span><text:span text:style-name="T3995"><text:s/></text:span><text:span text:style-name="T3996">πάντα</text:span><text:span text:style-name="T3997"><text:s/></text:span><text:span text:style-name="T3998">ἀναλώσας</text:span><text:span text:style-name="T3999"><text:s/></text:span><text:span text:style-name="T4000">πένης</text:span><text:span text:style-name="T4001"><text:s/></text:span><text:span text:style-name="T4002">γένῃ</text:span><text:span text:style-name="T4003">,<text:s/></text:span><text:span text:style-name="T4004">ἐμὲ</text:span><text:span text:style-name="T4005"><text:s/></text:span><text:span text:style-name="T4006">αἰτιάσῃ</text:span><text:span text:style-name="T4007">. »</text:span></text:p>
            <text:p text:style-name="P4008"><text:span text:style-name="T4009">Οὕτω</text:span><text:span text:style-name="T4010"><text:s/></text:span><text:span text:style-name="T4011">πολλοὶ</text:span><text:span text:style-name="T4012"><text:s/></text:span><text:span text:style-name="T4013">διὰ</text:span><text:span text:style-name="T4014"><text:s/></text:span><text:span text:style-name="T4015">τὴν</text:span><text:span text:style-name="T4016"><text:s/></text:span><text:span text:style-name="T4017">ἑαυτῶν</text:span><text:span text:style-name="T4018"><text:s/></text:span><text:span text:style-name="T4019">ἀβουλίαν</text:span><text:span text:style-name="T4020"><text:s/></text:span><text:span text:style-name="T4021">δυστυχοῦντες</text:span><text:span text:style-name="T4022"><text:s/></text:span><text:span text:style-name="T4023">τὴν</text:span><text:span text:style-name="T4024"><text:s/></text:span><text:span text:style-name="T4025">αἰτίαν</text:span><text:span text:style-name="T4026"><text:s/></text:span><text:span text:style-name="T4027">ἐπὶ</text:span><text:span text:style-name="T4028"><text:s/></text:span><text:span text:style-name="T4029">τοὺς</text:span><text:span text:style-name="T4030"><text:s/></text:span><text:span text:style-name="T4031">θεοὺς</text:span><text:span text:style-name="T4032"><text:s/></text:span><text:span text:style-name="T4033">ἀναφέρουσιν</text:span><text:span text:style-name="T4034">.</text:span></text:p>
          </table:table-cell>
          <table:table-cell table:style-name="TableCell4035">
            <text:p text:style-name="P4036">A Hero</text:p>
            <text:p text:style-name="P4037">A certain man, having a demi-god in his house, offered him rich sacrifices. And as he was continually <text:s/>consuming and spending much for sacrifices, the demi-god appeared to him at night, and said: “But, my friend, stop destroying your wealth; for if you having spent everything you would become poor, you will blame me.</text:p>
            <text:p text:style-name="P4038">Thus many people, fallen into misfortune by their lack of counsel, throw the responsibility on the gods.</text:p>
            <text:p text:style-name="P4039"/>
          </table:table-cell>
        </table:table-row>
        <table:table-row table:style-name="TableRow4040">
          <table:table-cell table:style-name="TableCell4041">
            <text:p text:style-name="P4042"><text:span text:style-name="T4043">132.<text:s/></text:span><text:span text:style-name="T4044">Θύννος</text:span><text:span text:style-name="T4045"><text:s/></text:span><text:span text:style-name="T4046">καὶ</text:span><text:span text:style-name="T4047"><text:s/></text:span><text:span text:style-name="T4048">δελφίς</text:span><text:span text:style-name="T4049">.</text:span></text:p>
            <text:p text:style-name="P4050"><text:span text:style-name="T4051">Θύννος</text:span><text:span text:style-name="T4052"><text:s/></text:span><text:span text:style-name="T4053">διωκόμενος</text:span><text:span text:style-name="T4054"><text:s/></text:span><text:span text:style-name="T4055">ὑπὸ</text:span><text:span text:style-name="T4056"><text:s/></text:span><text:span text:style-name="T4057">δελφῖνος</text:span><text:span text:style-name="T4058"><text:s/></text:span><text:span text:style-name="T4059">καὶ</text:span><text:span text:style-name="T4060"><text:s/></text:span><text:span text:style-name="T4061">πολλῷ</text:span><text:span text:style-name="T4062"><text:s/></text:span><text:span text:style-name="T4063">τῷ</text:span><text:span text:style-name="T4064"><text:s/></text:span><text:span text:style-name="T4065">ῥοίζῳ</text:span><text:span text:style-name="T4066"><text:s/></text:span><text:span text:style-name="T4067">φερόμενος</text:span><text:span text:style-name="T4068">,<text:s/></text:span><text:span text:style-name="T4069">ἐπειδὴ</text:span><text:span text:style-name="T4070"><text:s/></text:span><text:span text:style-name="T4071">καταλαμβάνεσθαι</text:span><text:span text:style-name="T4072"><text:s/></text:span><text:span text:style-name="T4073">ἔμελλεν</text:span><text:span text:style-name="T4074">,<text:s/></text:span><text:span text:style-name="T4075">ἔλαθεν</text:span><text:span text:style-name="T4076"><text:s/></text:span><text:span text:style-name="T4077">ὑπὸ</text:span><text:span text:style-name="T4078"><text:s/></text:span><text:span text:style-name="T4079">σφοδρᾶς</text:span><text:span text:style-name="T4080"><text:s/></text:span><text:span text:style-name="T4081">ὁρμῆς</text:span><text:span text:style-name="T4082"><text:s/></text:span><text:span text:style-name="T4083">ἐκβρασθεὶς</text:span><text:span text:style-name="T4084"><text:s/></text:span><text:span text:style-name="T4085">εἴς</text:span><text:span text:style-name="T4086"><text:s/></text:span><text:span text:style-name="T4087">τινα</text:span><text:span text:style-name="T4088"><text:s/></text:span><text:span text:style-name="T4089">ἠϊόνα</text:span><text:span text:style-name="T4090">.<text:s/></text:span><text:span text:style-name="T4091">Ὑπὸ</text:span><text:span text:style-name="T4092"><text:s/></text:span><text:span text:style-name="T4093">δὲ</text:span><text:span text:style-name="T4094"><text:s/></text:span><text:span text:style-name="T4095">τῆς</text:span><text:span text:style-name="T4096"><text:s/></text:span><text:span text:style-name="T4097">αὐτῆς</text:span><text:span text:style-name="T4098"><text:s/></text:span><text:span text:style-name="T4099">φορᾶς</text:span><text:span text:style-name="T4100"><text:s/></text:span><text:span text:style-name="T4101">ἐλαυνόμενος</text:span><text:span text:style-name="T4102"><text:s/></text:span><text:span text:style-name="T4103">καὶ</text:span><text:span text:style-name="T4104"><text:s/></text:span><text:span text:style-name="T4105">ὁ</text:span><text:span text:style-name="T4106"><text:s/></text:span><text:span text:style-name="T4107">δελφὶς</text:span><text:span text:style-name="T4108"><text:s/></text:span><text:span text:style-name="T4109">αὐτῷ</text:span><text:span text:style-name="T4110"><text:s/></text:span><text:span text:style-name="T4111">συνεξώσθη</text:span><text:span text:style-name="T4112">.<text:s/></text:span><text:span text:style-name="T4113">Καὶ</text:span><text:span text:style-name="T4114"><text:s/></text:span><text:span text:style-name="T4115">ὁ</text:span><text:span text:style-name="T4116"><text:s/></text:span><text:span text:style-name="T4117">θύννος</text:span><text:span text:style-name="T4118">,<text:s/></text:span><text:span text:style-name="T4119">ὡς</text:span><text:span text:style-name="T4120"><text:s/></text:span><text:span text:style-name="T4121">ἐθεάσατο</text:span><text:span text:style-name="T4122"><text:s/></text:span><text:span text:style-name="T4123">ἐπιστραφεὶς</text:span><text:span text:style-name="T4124"><text:s/></text:span><text:span text:style-name="T4125">αὐτὸν</text:span><text:span text:style-name="T4126"><text:s/></text:span><text:span text:style-name="T4127">λιποθυμοῦντα</text:span><text:span text:style-name="T4128"><text:s/></text:span><text:span text:style-name="T4129">ἔφη</text:span><text:span text:style-name="T4130">• «<text:s/></text:span><text:span text:style-name="T4131">Ἀλλ᾿</text:span><text:span text:style-name="T4132"><text:s/></text:span><text:span text:style-name="T4133">ἔμοιγε</text:span><text:span text:style-name="T4134"><text:s/></text:span><text:span text:style-name="T4135">οὐκέτι</text:span><text:span text:style-name="T4136"><text:s/></text:span><text:span text:style-name="T4137">λυπηρὸς</text:span><text:span text:style-name="T4138"><text:s/></text:span><text:span text:style-name="T4139">ὁ</text:span><text:span text:style-name="T4140"><text:s/></text:span><text:span text:style-name="T4141">θάνατος</text:span><text:span text:style-name="T4142">•<text:s/></text:span><text:span text:style-name="T4143">ὁρῶ</text:span><text:span text:style-name="T4144"><text:s/></text:span><text:span text:style-name="T4145">γὰρ</text:span><text:span text:style-name="T4146"><text:s/></text:span><text:span text:style-name="T4147">καὶ</text:span><text:span text:style-name="T4148"><text:s/></text:span><text:span text:style-name="T4149">τὸν</text:span><text:span text:style-name="T4150"><text:s/></text:span><text:span text:style-name="T4151">αἴτιόν</text:span><text:span text:style-name="T4152"><text:s/></text:span><text:span text:style-name="T4153">μοι</text:span><text:span text:style-name="T4154"><text:s/></text:span><text:span text:style-name="T4155">θανάτου</text:span><text:span text:style-name="T4156"><text:s/></text:span><text:span text:style-name="T4157">γενόμενον</text:span><text:span text:style-name="T4158"><text:s/></text:span><text:span text:style-name="T4159">συναποθνῄσκοντα</text:span><text:span text:style-name="T4160">. »</text:span></text:p>
            <text:p text:style-name="P4161"><text:span text:style-name="T4162">Ὁ</text:span><text:span text:style-name="T4163"><text:s/></text:span><text:span text:style-name="T4164">λόγος</text:span><text:span text:style-name="T4165"><text:s/></text:span><text:span text:style-name="T4166">δηλοῖ</text:span><text:span text:style-name="T4167"><text:s/></text:span><text:span text:style-name="T4168">ὅτι</text:span><text:span text:style-name="T4169"><text:s/></text:span><text:span text:style-name="T4170">ῥᾴδιον</text:span><text:span text:style-name="T4171"><text:s/></text:span><text:span text:style-name="T4172">φέρουσι</text:span><text:span text:style-name="T4173"><text:s/></text:span><text:span text:style-name="T4174">τὰς</text:span><text:span text:style-name="T4175"><text:s/></text:span><text:span text:style-name="T4176">συμφορὰς</text:span><text:span text:style-name="T4177"><text:s/></text:span><text:span text:style-name="T4178">οἱ</text:span><text:span text:style-name="T4179"><text:s/></text:span><text:span text:style-name="T4180">ἄνθρωποι</text:span><text:span text:style-name="T4181">,<text:s/></text:span><text:span text:style-name="T4182">ὅταν</text:span><text:span text:style-name="T4183"><text:s/></text:span><text:span text:style-name="T4184">ἴδωσι</text:span><text:span text:style-name="T4185"><text:s/></text:span><text:span text:style-name="T4186">καὶ</text:span><text:span text:style-name="T4187"><text:s/></text:span><text:span text:style-name="T4188">τοὺς</text:span><text:span text:style-name="T4189"><text:s/></text:span><text:span text:style-name="T4190">αἰτίους</text:span><text:span text:style-name="T4191"><text:s/></text:span><text:span text:style-name="T4192">τούτων</text:span><text:span text:style-name="T4193"><text:s/></text:span><text:span text:style-name="T4194">γεγονότας</text:span><text:span text:style-name="T4195"><text:s/></text:span><text:span text:style-name="T4196">δυστυχοῦντας</text:span><text:span text:style-name="T4197">.</text:span></text:p>
          </table:table-cell>
          <table:table-cell table:style-name="TableCell4198">
            <text:p text:style-name="P4199">A Tuna And A Dolphin</text:p>
            <text:p text:style-name="P4200">A tuna chased by a dolphin and being carried by much swiftness, when he was about to be caught, didn’t realize that because of excessive impetuousness he was being thrown out on a certain shore. Being driven by the same impulse, the dolphin too was pushed out with him. And the tuna, turning round, saw him give up the ghost and said: "But death is no longer a grief for me, for I see also dying <text:s/>with me the one who is the cause of death"</text:p>
            <text:p text:style-name="P4201"><text:span text:style-name="T4202">This fable shows that men easily bear misfortunes, when they would also see the the causes of them having become misfortunate.</text:span><text:span text:style-name="T4203"><text:line-break/></text:span><text:span text:style-name="T4204">ἐκβρασθεὶς</text:span><text:span text:style-name="T4205"><text:s/></text:span><text:span text:style-name="T4206">=<text:s/></text:span><text:span text:style-name="T4207">ἐκβράζω: thrown out</text:span></text:p>
            <text:p text:style-name="P4208"><text:span text:style-name="T4209">συνεξώσθη</text:span><text:span text:style-name="T4210"><text:s/></text:span><text:span text:style-name="T4211">=<text:s/></text:span><text:span text:style-name="T4212">συνεξωθέω</text:span><text:span text:style-name="T4213">:<text:s/></text:span><text:span text:style-name="T4214">pushed out together</text:span></text:p>
          </table:table-cell>
        </table:table-row>
        <text:soft-page-break/>
        <table:table-row table:style-name="TableRow4215">
          <table:table-cell table:style-name="TableCell4216">
            <text:p text:style-name="P4217"><text:span text:style-name="T4218">133.<text:s/></text:span><text:span text:style-name="T4219">Ἰατρὸς</text:span><text:span text:style-name="T4220"><text:s text:c="2"/></text:span><text:span text:style-name="T4221">ἄτεχνος</text:span></text:p>
            <text:p text:style-name="P4222"><text:span text:style-name="T4223">Ἰατρὸς</text:span><text:span text:style-name="T4224"><text:s/></text:span><text:span text:style-name="T4225">ἦν</text:span><text:span text:style-name="T4226"><text:s/></text:span><text:span text:style-name="T4227">ἄτεχνος</text:span><text:span text:style-name="T4228">.<text:s/></text:span><text:span text:style-name="T4229">Οὗτος</text:span><text:span text:style-name="T4230"><text:s/></text:span><text:span text:style-name="T4231">ἀρρώστῳ</text:span><text:span text:style-name="T4232"><text:s/></text:span><text:span text:style-name="T4233">παρακολουθῶν</text:span><text:span text:style-name="T4234">,<text:s/></text:span><text:span text:style-name="T4235">πάντων</text:span><text:span text:style-name="T4236"><text:s/></text:span><text:span text:style-name="T4237">ἰατρῶν</text:span><text:span text:style-name="T4238"><text:s/></text:span><text:span text:style-name="T4239">λεγόντων</text:span><text:span text:style-name="T4240"><text:s/></text:span><text:span text:style-name="T4241">αὐτὸν</text:span><text:span text:style-name="T4242"><text:s/></text:span><text:span text:style-name="T4243">μὴ</text:span><text:span text:style-name="T4244"><text:s/></text:span><text:span text:style-name="T4245">κινδυνεύειν</text:span><text:span text:style-name="T4246">,<text:s/></text:span><text:span text:style-name="T4247">ἀλλὰ</text:span><text:span text:style-name="T4248"><text:s/></text:span><text:span text:style-name="T4249">χρονίσειν</text:span><text:span text:style-name="T4250"><text:s/></text:span><text:span text:style-name="T4251">ἐν</text:span><text:span text:style-name="T4252"><text:s/></text:span><text:span text:style-name="T4253">τῇ</text:span><text:span text:style-name="T4254"><text:s/></text:span><text:span text:style-name="T4255">νόσῳ</text:span><text:span text:style-name="T4256">,<text:s/></text:span><text:span text:style-name="T4257">οὗτος</text:span><text:span text:style-name="T4258"><text:s/></text:span><text:span text:style-name="T4259">μόνος</text:span><text:span text:style-name="T4260"><text:s/></text:span><text:span text:style-name="T4261">ἔφη</text:span><text:span text:style-name="T4262"><text:s/></text:span><text:span text:style-name="T4263">αὐτῷ</text:span><text:span text:style-name="T4264"><text:s/></text:span><text:span text:style-name="T4265">πάντα</text:span><text:span text:style-name="T4266"><text:s/></text:span><text:span text:style-name="T4267">τὰ</text:span><text:span text:style-name="T4268"><text:s/></text:span><text:span text:style-name="T4269">αὐτοῦ</text:span><text:span text:style-name="T4270"><text:s/></text:span><text:span text:style-name="T4271">ἑτοιμάσαι</text:span><text:span text:style-name="T4272">• «<text:s/></text:span><text:span text:style-name="T4273">τὴν</text:span><text:span text:style-name="T4274"><text:s/></text:span><text:span text:style-name="T4275">αὔριον</text:span><text:span text:style-name="T4276"><text:s/></text:span><text:span text:style-name="T4277">γὰρ</text:span><text:span text:style-name="T4278"><text:s/></text:span><text:span text:style-name="T4279">οὐκ</text:span><text:span text:style-name="T4280"><text:s/></text:span><text:span text:style-name="T4281">ὑπερβήσῃ</text:span><text:span text:style-name="T4282">. »<text:s/></text:span><text:span text:style-name="T4283">Ταῦτα εἰπὼν ὑπεχώρησε. Μετὰ χρόνον δέ τινα ἀναστὰς ὁ νοσῶν προῆλθεν, ὠχρὸς καὶ μόλις βαίνων. Ὁ δὲ ἰατρὸς συναντήσας αὐτῷ• « Χαῖρε, ἔφη• πῶς ἔχουσιν οἱ κάτω ; » Κἀκεῖνος εἶπεν• « Ἠρεμοῦσι πιόντες τὸ τῆς Λήθης ὕδωρ. Πρὸ ὀλίγου δὲ ὁΘάνατος καὶ ὁ Ἅιδης δεινῶς ἠπείλουν τοὺς ἰατροὺς πάντας, ὅτι τοὺς νοσοῦντας οὐκ ἐῶσιν ἀποθνῄσκειν, καὶ κατεγράφοντο πάντας. Ἔμελλον δὲ καὶ σὲ γράψαι, ἀλλ᾿ ἐγὼ προσπεσὼν αὐτοῖς καὶ δυσωπήσας, ἐξωμοσάμην αὐτοῖς μὴ ἀληθῆἰατρὸν εἶναί σε, ἀλλὰ μάτην διεβλήθης. »</text:span></text:p>
            <text:p text:style-name="P4284"><text:span text:style-name="T4285">[Ὅτι] τοὺς ἀπαιδεύτους καὶ ἀμαθεῖς καὶ κομψολόγους ἰατροὺς ὁ παρὼν μῦθος στηλιτεύει.</text:span></text:p>
          </table:table-cell>
          <table:table-cell table:style-name="TableCell4286">
            <text:p text:style-name="P4287"><text:span text:style-name="T4288">T</text:span><text:span text:style-name="T4289">he</text:span><text:span text:style-name="T4290"><text:s/>I</text:span><text:span text:style-name="T4291">gnorant<text:s/></text:span><text:span text:style-name="T4292">D</text:span><text:span text:style-name="T4293">octor</text:span></text:p>
            <text:p text:style-name="P4294">There was an unskilled<text:s/>doctor.<text:s/>While this man<text:s/>was<text:s/>consoling<text:s/>a sick person,<text:s/>all the doctors affirmed that this patient was not in danger, but that<text:s/>he would linger in the illness.<text:s/>Only the ignorant told him to arrange<text:s/>all his affairs,<text:s/>for tomorrow<text:s/>he would not<text:s/>walk above [ground].<text:s/>Saying these things<text:s/>he withdrew. After a while the<text:s/>one who was sick having got up,<text:s/>went<text:s/>forth, pale and walking with difficulty.<text:s/>And the<text:s/>doctor<text:s/>meeting<text:s/>him<text:s/>said: “Hello, how<text:s/>do they<text:s/>? "They are quiet," he answered, "because they have drunk the water of Lethe." But lately Death and Hades were making terrible threats against all the doctors, because they don't let the sick die, and they put them all on a register. They were also going to enroll you; but I threw myself at their feet, begging them, and swore to them that you were not a real doctor, and that you were incriminated without cause. »</text:p>
            <text:p text:style-name="P4295"/>
            <text:p text:style-name="P4296"><text:span text:style-name="T4297">The present fable</text:span><text:span text:style-name="T4298"><text:s/>holds up to public scorn<text:s/></text:span><text:span text:style-name="T4299">the doctors who</text:span><text:span text:style-name="T4300"><text:s/>are uneducated unlearned and crooked in words</text:span><text:span text:style-name="T4301">.</text:span><text:span text:style-name="T4302"><text:line-break/></text:span><text:span text:style-name="T4303"><text:line-break/></text:span><text:span text:style-name="T4304">στηλιτεύει</text:span><text:span text:style-name="T4305"><text:s/></text:span><text:span text:style-name="T4306">= στηλιτεύω</text:span><text:span text:style-name="T4307">: to record, inscribe, to hold up to public scorn</text:span></text:p>
          </table:table-cell>
        </table:table-row>
        <table:table-row table:style-name="TableRow4308">
          <table:table-cell table:style-name="TableCell4309">
            <text:p text:style-name="P4310"><text:span text:style-name="T4311">134.<text:s/></text:span><text:span text:style-name="T4312">Ἰατρὸς</text:span><text:span text:style-name="T4313"><text:s/></text:span><text:span text:style-name="T4314">καὶ</text:span><text:span text:style-name="T4315"><text:s/></text:span><text:span text:style-name="T4316">νοσῶν</text:span><text:span text:style-name="T4317">.</text:span></text:p>
            <text:p text:style-name="P4318"><text:span text:style-name="T4319">Ἰατρὸς</text:span><text:span text:style-name="T4320"><text:s/></text:span><text:span text:style-name="T4321">νοσοῦντα</text:span><text:span text:style-name="T4322"><text:s/></text:span><text:span text:style-name="T4323">ἐθεράπευε</text:span><text:span text:style-name="T4324">.<text:s/></text:span><text:span text:style-name="T4325">Τοῦ</text:span><text:span text:style-name="T4326"><text:s/></text:span><text:span text:style-name="T4327">δὲ</text:span><text:span text:style-name="T4328"><text:s/></text:span><text:span text:style-name="T4329">νοσοῦντος</text:span><text:span text:style-name="T4330"><text:s/></text:span><text:span text:style-name="T4331">ἀποθανόντος</text:span><text:span text:style-name="T4332">,<text:s/></text:span><text:span text:style-name="T4333">ἐκεῖνος</text:span><text:span text:style-name="T4334"><text:s/></text:span><text:span text:style-name="T4335">πρὸς</text:span><text:span text:style-name="T4336"><text:s/></text:span><text:span text:style-name="T4337">τοὺς</text:span><text:span text:style-name="T4338"><text:s/></text:span><text:span text:style-name="T4339">ἐκκομίζοντας</text:span><text:span text:style-name="T4340"><text:s/></text:span><text:span text:style-name="T4341">ἔλεγεν</text:span><text:span text:style-name="T4342">• «<text:s/></text:span><text:span text:style-name="T4343">Οὗτος</text:span><text:span text:style-name="T4344"><text:s/></text:span><text:span text:style-name="T4345">ὁ</text:span><text:span text:style-name="T4346"><text:s/></text:span><text:span text:style-name="T4347">ἄνθρωπος</text:span><text:span text:style-name="T4348">,<text:s/></text:span><text:span text:style-name="T4349">εἰ</text:span><text:span text:style-name="T4350"><text:s/></text:span><text:span text:style-name="T4351">οἴνου</text:span><text:span text:style-name="T4352"><text:s/></text:span><text:span text:style-name="T4353">ἀπείχετο</text:span><text:span text:style-name="T4354"><text:s/></text:span><text:span text:style-name="T4355">καὶ</text:span><text:span text:style-name="T4356"><text:s/></text:span><text:span text:style-name="T4357">κλυστῆρσιν</text:span><text:span text:style-name="T4358"><text:s/></text:span><text:span text:style-name="T4359">ἔχρητο</text:span><text:span text:style-name="T4360">,<text:s/></text:span><text:span text:style-name="T4361">οὐκ</text:span><text:span text:style-name="T4362"><text:s/></text:span><text:span text:style-name="T4363">ἂν</text:span><text:span text:style-name="T4364"><text:s/></text:span><text:span text:style-name="T4365">ἐτεθνήκει</text:span><text:span text:style-name="T4366">. »<text:s/></text:span><text:span text:style-name="T4367">Τῶν</text:span><text:span text:style-name="T4368"><text:s/></text:span><text:span text:style-name="T4369">δὲ</text:span><text:span text:style-name="T4370"><text:s/></text:span><text:span text:style-name="T4371">παρόντων</text:span><text:span text:style-name="T4372"><text:s/></text:span><text:span text:style-name="T4373">ὑπολαβών</text:span><text:span text:style-name="T4374"><text:s/></text:span><text:span text:style-name="T4375">τις</text:span><text:span text:style-name="T4376"><text:s/></text:span><text:span text:style-name="T4377">ἔφη</text:span><text:span text:style-name="T4378">• «<text:s/></text:span><text:span text:style-name="T4379">Ὦ</text:span><text:span text:style-name="T4380"><text:s/></text:span><text:span text:style-name="T4381">βέλτιστε</text:span><text:span text:style-name="T4382">,<text:s/></text:span><text:span text:style-name="T4383">οὐκ</text:span><text:span text:style-name="T4384"><text:s/></text:span><text:span text:style-name="T4385">ἔδει</text:span><text:span text:style-name="T4386"><text:s/></text:span><text:span text:style-name="T4387">σε</text:span><text:span text:style-name="T4388"><text:s/></text:span><text:span text:style-name="T4389">ταῦτα</text:span><text:span text:style-name="T4390"><text:s/></text:span><text:span text:style-name="T4391">νῦν</text:span><text:span text:style-name="T4392"><text:s/></text:span><text:span text:style-name="T4393">λέγειν</text:span><text:span text:style-name="T4394">,<text:s/></text:span><text:span text:style-name="T4395">ὅτε</text:span><text:span text:style-name="T4396"><text:s/></text:span><text:span text:style-name="T4397">μηδὲν</text:span><text:span text:style-name="T4398"><text:s/></text:span><text:span text:style-name="T4399">ὄφελός</text:span><text:span text:style-name="T4400"><text:s/></text:span><text:span text:style-name="T4401">ἐστιν</text:span><text:span text:style-name="T4402">,<text:s/></text:span><text:span text:style-name="T4403">ἀλλὰ</text:span><text:span text:style-name="T4404"><text:s/></text:span><text:span text:style-name="T4405">τότε</text:span><text:span text:style-name="T4406"><text:s/></text:span><text:span text:style-name="T4407">παραινεῖν</text:span><text:span text:style-name="T4408">,<text:s/></text:span><text:span text:style-name="T4409">ὅτε</text:span><text:span text:style-name="T4410"><text:s/></text:span><text:span text:style-name="T4411">τούτοις</text:span><text:span text:style-name="T4412"><text:s/></text:span><text:span text:style-name="T4413">χρῆσθαι</text:span><text:span text:style-name="T4414"><text:s/></text:span><text:span text:style-name="T4415">ἠδύνατο</text:span><text:span text:style-name="T4416">. »</text:span></text:p>
            <text:p text:style-name="P4417"><text:span text:style-name="T4418">Ὁ</text:span><text:span text:style-name="T4419"><text:s/></text:span><text:span text:style-name="T4420">μῦθος</text:span><text:span text:style-name="T4421"><text:s/></text:span><text:span text:style-name="T4422">δηλοῖ</text:span><text:span text:style-name="T4423"><text:s/></text:span><text:span text:style-name="T4424">ὅτι</text:span><text:span text:style-name="T4425"><text:s/></text:span><text:span text:style-name="T4426">δεῖ</text:span><text:span text:style-name="T4427"><text:s/></text:span><text:span text:style-name="T4428">τοὺς</text:span><text:span text:style-name="T4429"><text:s/></text:span><text:span text:style-name="T4430">φίλους</text:span><text:span text:style-name="T4431"><text:s/></text:span><text:span text:style-name="T4432">ἐν</text:span><text:span text:style-name="T4433"><text:s/></text:span><text:span text:style-name="T4434">καιρῷ</text:span><text:span text:style-name="T4435"><text:s/></text:span><text:span text:style-name="T4436">ἀνάγκης</text:span><text:span text:style-name="T4437"><text:s/></text:span><text:span text:style-name="T4438">τὰς</text:span><text:span text:style-name="T4439"><text:s/></text:span><text:span text:style-name="T4440">βοηθείας</text:span><text:span text:style-name="T4441"><text:s/></text:span><text:span text:style-name="T4442">παρέχειν</text:span><text:span text:style-name="T4443"><text:s/></text:span><text:span text:style-name="T4444">καὶ</text:span><text:span text:style-name="T4445"><text:s/></text:span><text:span text:style-name="T4446">μὴ</text:span><text:span text:style-name="T4447"><text:s/></text:span><text:span text:style-name="T4448">μετὰ</text:span><text:span text:style-name="T4449"><text:s/></text:span><text:span text:style-name="T4450">τῶν</text:span><text:span text:style-name="T4451"><text:s/></text:span><text:span text:style-name="T4452">πραγμάτων</text:span><text:span text:style-name="T4453"><text:s/></text:span><text:span text:style-name="T4454">ἀπόγνωσιν</text:span><text:span text:style-name="T4455"><text:s/></text:span><text:span text:style-name="T4456">κατειρωνεύεσθαι</text:span><text:span text:style-name="T4457">.</text:span></text:p>
          </table:table-cell>
          <table:table-cell table:style-name="TableCell4458">
            <text:p text:style-name="P4459">THE DOCTOR AND THE PATIENT</text:p>
            <text:p text:style-name="P4460">A doctor was treating a<text:s/>sick man. The<text:s/>sick man<text:s/>having died, the doctor said to the people in the<text:s/>at the wake: "This man, if he had abstained from wine and had taken enemas, would not have died."<text:s/>And one of those being present responding said: “Oh dear<text:s/>friend,<text:s/>you ought not now say these things when there is not profit but then you ought to recommend when it was possible to utilize them.</text:p>
            <text:p text:style-name="P4461">This fable shows that<text:s/>friends should offer help in a time of need and<text:s/>not in the midst of the affair snarkily to speak something disparaging.</text:p>
            <text:p text:style-name="P4462"/>
            <text:p text:style-name="P4463"><text:span text:style-name="T4464">ἀπόγνωσιν = ἀπόγνοια:<text:s/></text:span><text:span text:style-name="T4465">despair</text:span></text:p>
          </table:table-cell>
        </table:table-row>
        <text:soft-page-break/>
        <table:table-row table:style-name="TableRow4466">
          <table:table-cell table:style-name="TableCell4467">
            <text:p text:style-name="P4468"><text:span text:style-name="T4469">135.<text:s/></text:span><text:span text:style-name="T4470">Ἰκτῖνος</text:span><text:span text:style-name="T4471"><text:s/></text:span><text:span text:style-name="T4472">καὶ</text:span><text:span text:style-name="T4473"><text:s/></text:span><text:span text:style-name="T4474">ὄφις</text:span><text:span text:style-name="T4475">.</text:span></text:p>
            <text:p text:style-name="P4476"><text:span text:style-name="T4477">Ἰκτῖνος</text:span><text:span text:style-name="T4478"><text:s/></text:span><text:span text:style-name="T4479">ὄφιν</text:span><text:span text:style-name="T4480"><text:s/></text:span><text:span text:style-name="T4481">ἁρπάσας</text:span><text:span text:style-name="T4482"><text:s/></text:span><text:span text:style-name="T4483">ἀπέπτατο</text:span><text:span text:style-name="T4484">.<text:s/></text:span><text:span text:style-name="T4485">Ὁ</text:span><text:span text:style-name="T4486"><text:s/></text:span><text:span text:style-name="T4487">δὲ</text:span><text:span text:style-name="T4488"><text:s/></text:span><text:span text:style-name="T4489">ἐπιστραφεὶς</text:span><text:span text:style-name="T4490"><text:s/></text:span><text:span text:style-name="T4491">καὶ</text:span><text:span text:style-name="T4492"><text:s/></text:span><text:span text:style-name="T4493">δακὼν</text:span><text:span text:style-name="T4494"><text:s/></text:span><text:span text:style-name="T4495">καὶ</text:span><text:span text:style-name="T4496"><text:s/></text:span><text:span text:style-name="T4497">ἀμφότεροι</text:span><text:span text:style-name="T4498"><text:s/></text:span><text:span text:style-name="T4499">ἐκ</text:span><text:span text:style-name="T4500"><text:s/></text:span><text:span text:style-name="T4501">τοῦ</text:span><text:span text:style-name="T4502"><text:s/></text:span><text:span text:style-name="T4503">ὕψους</text:span><text:span text:style-name="T4504"><text:s/></text:span><text:span text:style-name="T4505">κατενεχθέντες</text:span><text:span text:style-name="T4506">,<text:s/></text:span><text:span text:style-name="T4507">ὁ</text:span><text:span text:style-name="T4508"><text:s/></text:span><text:span text:style-name="T4509">μὲν</text:span><text:span text:style-name="T4510"><text:s/></text:span><text:span text:style-name="T4511">ἰκτῖνος</text:span><text:span text:style-name="T4512"><text:s/></text:span><text:span text:style-name="T4513">ἐτεθνήκει</text:span><text:span text:style-name="T4514">•<text:s/></text:span><text:span text:style-name="T4515">ὁ</text:span><text:span text:style-name="T4516"><text:s/></text:span><text:span text:style-name="T4517">δὲ</text:span><text:span text:style-name="T4518"><text:s/></text:span><text:span text:style-name="T4519">ὄφις</text:span><text:span text:style-name="T4520"><text:s/></text:span><text:span text:style-name="T4521">ἔφη</text:span><text:span text:style-name="T4522"><text:s/></text:span><text:span text:style-name="T4523">αὐτῷ</text:span><text:span text:style-name="T4524">• «<text:s/></text:span><text:span text:style-name="T4525">Τί</text:span><text:span text:style-name="T4526"><text:s/></text:span><text:span text:style-name="T4527">τοσοῦτον</text:span><text:span text:style-name="T4528"><text:s/></text:span><text:span text:style-name="T4529">ἐμάνης</text:span><text:span text:style-name="T4530">,<text:s/></text:span><text:span text:style-name="T4531">ὅτι</text:span><text:span text:style-name="T4532"><text:s/></text:span><text:span text:style-name="T4533">τοὺς</text:span><text:span text:style-name="T4534"><text:s/></text:span><text:span text:style-name="T4535">μηδὲν</text:span><text:span text:style-name="T4536"><text:s/></text:span><text:span text:style-name="T4537">ἀδικοῦντας</text:span><text:span text:style-name="T4538"><text:s/></text:span><text:span text:style-name="T4539">βλάπτειν</text:span><text:span text:style-name="T4540"><text:s/></text:span><text:span text:style-name="T4541">ἠβούλου</text:span><text:span text:style-name="T4542">;<text:s/></text:span><text:span text:style-name="T4543">ἀλλὰ</text:span><text:span text:style-name="T4544"><text:s/></text:span><text:span text:style-name="T4545">δίκην</text:span><text:span text:style-name="T4546"><text:s/></text:span><text:span text:style-name="T4547">ἔδωκας</text:span><text:span text:style-name="T4548"><text:s/></text:span><text:span text:style-name="T4549">τῆς</text:span><text:span text:style-name="T4550"><text:s/></text:span><text:span text:style-name="T4551">ἁρπαγῆς</text:span><text:span text:style-name="T4552"><text:s/></text:span><text:span text:style-name="T4553">δικαίαν</text:span><text:span text:style-name="T4554">. »</text:span></text:p>
            <text:p text:style-name="P4555"><text:span text:style-name="T4556">Ὅτι</text:span><text:span text:style-name="T4557"><text:s/></text:span><text:span text:style-name="T4558">πλεονεξίᾳ</text:span><text:span text:style-name="T4559"><text:s/></text:span><text:span text:style-name="T4560">τις</text:span><text:span text:style-name="T4561"><text:s/></text:span><text:span text:style-name="T4562">προσέχων</text:span><text:span text:style-name="T4563"><text:s/></text:span><text:span text:style-name="T4564">καὶ</text:span><text:span text:style-name="T4565"><text:s/></text:span><text:span text:style-name="T4566">τοὺς</text:span><text:span text:style-name="T4567"><text:s/></text:span><text:span text:style-name="T4568">ἀσθενεστέρους</text:span><text:span text:style-name="T4569"><text:s/></text:span><text:span text:style-name="T4570">ἀδικῶν</text:span><text:span text:style-name="T4571">,<text:s/></text:span><text:span text:style-name="T4572">ἰσχυροτέρῳ</text:span><text:span text:style-name="T4573"><text:s/></text:span><text:span text:style-name="T4574">προσπεσών</text:span><text:span text:style-name="T4575">,<text:s/></text:span><text:span text:style-name="T4576">ὡς</text:span><text:span text:style-name="T4577"><text:s/></text:span><text:span text:style-name="T4578">οὐκ</text:span><text:span text:style-name="T4579"><text:s/></text:span><text:span text:style-name="T4580">ἐλπίζει</text:span><text:span text:style-name="T4581">,<text:s/></text:span><text:span text:style-name="T4582">ἐκτίσει</text:span><text:span text:style-name="T4583"><text:s/></text:span><text:span text:style-name="T4584">τότε</text:span><text:span text:style-name="T4585"><text:s/></text:span><text:span text:style-name="T4586">καὶ</text:span><text:span text:style-name="T4587"><text:s/></text:span><text:span text:style-name="T4588">ἃ</text:span><text:span text:style-name="T4589"><text:s/></text:span><text:span text:style-name="T4590">πρότερον</text:span><text:span text:style-name="T4591"><text:s/></text:span><text:span text:style-name="T4592">ἐποίησε</text:span><text:span text:style-name="T4593"><text:s/></text:span><text:span text:style-name="T4594">κακά</text:span><text:span text:style-name="T4595">.</text:span></text:p>
          </table:table-cell>
          <table:table-cell table:style-name="TableCell4596">
            <text:p text:style-name="P4597"><text:span text:style-name="T4598">A Kite</text:span><text:span text:style-name="T4599"><text:s/></text:span><text:span text:style-name="T4600">And</text:span><text:span text:style-name="T4601"><text:s/></text:span><text:span text:style-name="T4602">The</text:span><text:span text:style-name="T4603"><text:s/></text:span><text:span text:style-name="T4604">Snake</text:span></text:p>
            <text:p text:style-name="P4605">A kite having seized a snake flew away. And turning and biting him and as both were being carried down from the heights, the kite perished. And the snake said to him “Why were you so mad that you were willing to harm those who did nothing wrong. But you have given a just penance of the theft.</text:p>
            <text:p text:style-name="Textbody"><text:span text:style-name="T4606">Because someone being intent on greed and hurting those who are weaker fallling upon a stronger one when he does not expect [it] he will then pay back those evils which he did formerly.</text:span></text:p>
          </table:table-cell>
        </table:table-row>
        <table:table-row table:style-name="TableRow4607">
          <table:table-cell table:style-name="TableCell4608">
            <text:p text:style-name="P4609"><text:span text:style-name="T4610">136.<text:s/></text:span><text:span text:style-name="T4611">Ἰκτῖνος</text:span><text:span text:style-name="T4612"><text:s/></text:span><text:span text:style-name="T4613">χρεμετίζων</text:span><text:span text:style-name="T4614">.</text:span></text:p>
            <text:p text:style-name="P4615"><text:span text:style-name="T4616">Ἰκτῖνος</text:span><text:span text:style-name="T4617"><text:s/></text:span><text:span text:style-name="T4618">φωνὴν</text:span><text:span text:style-name="T4619"><text:s/></text:span><text:span text:style-name="T4620">εἶχεν</text:span><text:span text:style-name="T4621"><text:s/></text:span><text:span text:style-name="T4622">ἄλλην</text:span><text:span text:style-name="T4623"><text:s/></text:span><text:span text:style-name="T4624">ὀξείαν</text:span><text:span text:style-name="T4625">.<text:s/></text:span><text:span text:style-name="T4626">Ἵππου</text:span><text:span text:style-name="T4627"><text:s/></text:span><text:span text:style-name="T4628">δὲ</text:span><text:span text:style-name="T4629"><text:s/></text:span><text:span text:style-name="T4630">ἀκούσας</text:span><text:span text:style-name="T4631"><text:s/></text:span><text:span text:style-name="T4632">καλῶς</text:span><text:span text:style-name="T4633"><text:s/></text:span><text:span text:style-name="T4634">χρεμετίζοντος</text:span><text:span text:style-name="T4635">,<text:s/></text:span><text:span text:style-name="T4636">μιμούμενος</text:span><text:span text:style-name="T4637"><text:s/></text:span><text:span text:style-name="T4638">τὸν</text:span><text:span text:style-name="T4639"><text:s/></text:span><text:span text:style-name="T4640">ἵππον</text:span><text:span text:style-name="T4641"><text:s/></text:span><text:span text:style-name="T4642">καὶ</text:span><text:span text:style-name="T4643"><text:s/></text:span><text:span text:style-name="T4644">συνεχῶς</text:span><text:span text:style-name="T4645"><text:s/></text:span><text:span text:style-name="T4646">τοῦτο</text:span><text:span text:style-name="T4647"><text:s/></text:span><text:span text:style-name="T4648">ποιῶν</text:span><text:span text:style-name="T4649"><text:s/></text:span><text:span text:style-name="T4650">καὶ</text:span><text:span text:style-name="T4651"><text:s/></text:span><text:span text:style-name="T4652">ταύτην</text:span><text:span text:style-name="T4653"><text:s/></text:span><text:span text:style-name="T4654">μὴ</text:span><text:span text:style-name="T4655"><text:s/></text:span><text:span text:style-name="T4656">καλῶς</text:span><text:span text:style-name="T4657"><text:s/></text:span><text:span text:style-name="T4658">ἐκμαθών</text:span><text:span text:style-name="T4659">,<text:s/></text:span><text:span text:style-name="T4660">καὶ</text:span><text:span text:style-name="T4661"><text:s/></text:span><text:span text:style-name="T4662">τῆς</text:span><text:span text:style-name="T4663"><text:s/></text:span><text:span text:style-name="T4664">ἰδίας</text:span><text:span text:style-name="T4665"><text:s/></text:span><text:span text:style-name="T4666">φωνῆς</text:span><text:span text:style-name="T4667"><text:s/></text:span><text:span text:style-name="T4668">ἐστέρηται</text:span><text:span text:style-name="T4669">,<text:s/></text:span><text:span text:style-name="T4670">καὶ</text:span><text:span text:style-name="T4671"><text:s/></text:span><text:span text:style-name="T4672">οὔτε</text:span><text:span text:style-name="T4673"><text:s/></text:span><text:span text:style-name="T4674">τὴν</text:span><text:span text:style-name="T4675"><text:s/></text:span><text:span text:style-name="T4676">τοῦ</text:span><text:span text:style-name="T4677"><text:s/></text:span><text:span text:style-name="T4678">ἵππου</text:span><text:span text:style-name="T4679"><text:s/></text:span><text:span text:style-name="T4680">ἔσχεν</text:span><text:span text:style-name="T4681"><text:s/></text:span><text:span text:style-name="T4682">οὔτε</text:span><text:span text:style-name="T4683"><text:s/></text:span><text:span text:style-name="T4684">τὴν</text:span><text:span text:style-name="T4685"><text:s/></text:span><text:span text:style-name="T4686">πρώτην</text:span><text:span text:style-name="T4687">.</text:span></text:p>
            <text:p text:style-name="P4688"><text:span text:style-name="T4689">Ὅτι</text:span><text:span text:style-name="T4690"><text:s/></text:span><text:span text:style-name="T4691">οἱ</text:span><text:span text:style-name="T4692"><text:s/></text:span><text:span text:style-name="T4693">εὐτελεῖς</text:span><text:span text:style-name="T4694"><text:s/></text:span><text:span text:style-name="T4695">καὶ</text:span><text:span text:style-name="T4696"><text:s/></text:span><text:span text:style-name="T4697">φθονεροὶ</text:span><text:span text:style-name="T4698"><text:s/></text:span><text:span text:style-name="T4699">ζηλοῦντες</text:span><text:span text:style-name="T4700"><text:s/></text:span><text:span text:style-name="T4701">τοῦ</text:span><text:span text:style-name="T4702"><text:s/></text:span><text:span text:style-name="T4703">παρὰ</text:span><text:span text:style-name="T4704"><text:s/></text:span><text:span text:style-name="T4705">τὴν</text:span><text:span text:style-name="T4706"><text:s/></text:span><text:span text:style-name="T4707">ἑαυτῶν</text:span><text:span text:style-name="T4708"><text:s/></text:span><text:span text:style-name="T4709">φύσιν</text:span><text:span text:style-name="T4710"><text:s/></text:span><text:span text:style-name="T4711">καὶ</text:span><text:span text:style-name="T4712"><text:s/></text:span><text:span text:style-name="T4713">τῶν</text:span><text:span text:style-name="T4714"><text:s/></text:span><text:span text:style-name="T4715">κατὰ</text:span><text:span text:style-name="T4716"><text:s/></text:span><text:span text:style-name="T4717">φύσιν</text:span><text:span text:style-name="T4718"><text:s/></text:span><text:span text:style-name="T4719">στεροῦνται</text:span><text:span text:style-name="T4720">.</text:span></text:p>
          </table:table-cell>
          <table:table-cell table:style-name="TableCell4721">
            <text:p text:style-name="P4722">THE KITE WHO NINCHES</text:p>
            <text:p text:style-name="P4723">The kite once had another voice, which was shrill. But one day he heard a horse neighing admirably, and he wanted to imitate it. But he repeated his attempts in vain: he did not succeed in taking exactly the voice of the horse and he also lost his own voice. In this way he had neither the horse's voice nor his old voice.</text:p>
            <text:p text:style-name="P4724"/>
            <text:p text:style-name="P4725">Vulgar and jealous people envy qualities contrary to their nature and lose those which conform to them.</text:p>
          </table:table-cell>
        </table:table-row>
        <table:table-row table:style-name="TableRow4726">
          <table:table-cell table:style-name="TableCell4727">
            <text:p text:style-name="P4728"><text:span text:style-name="T4729">137.<text:s/></text:span><text:span text:style-name="T4730">Ἰξευτὴς</text:span><text:span text:style-name="T4731"><text:s/></text:span><text:span text:style-name="T4732">καὶ</text:span><text:span text:style-name="T4733"><text:s/></text:span><text:span text:style-name="T4734">ἀσπίς</text:span><text:span text:style-name="T4735">.</text:span></text:p>
            <text:p text:style-name="P4736"><text:span text:style-name="T4737">Ἰξευτὴς</text:span><text:span text:style-name="T4738"><text:s/></text:span><text:span text:style-name="T4739">ἀναλαβὼν</text:span><text:span text:style-name="T4740"><text:s/></text:span><text:span text:style-name="T4741">ἰξὸν</text:span><text:span text:style-name="T4742"><text:s/></text:span><text:span text:style-name="T4743">καὶ</text:span><text:span text:style-name="T4744"><text:s/></text:span><text:span text:style-name="T4745">τοὺς</text:span><text:span text:style-name="T4746"><text:s/></text:span><text:span text:style-name="T4747">καλάμους</text:span><text:span text:style-name="T4748"><text:s/></text:span><text:span text:style-name="T4749">ἐξῆλθεν</text:span><text:span text:style-name="T4750"><text:s/></text:span><text:span text:style-name="T4751">ἐπ᾿</text:span><text:span text:style-name="T4752"><text:s/></text:span><text:span text:style-name="T4753">ἄγραν</text:span><text:span text:style-name="T4754">.<text:s/></text:span><text:span text:style-name="T4755">Θεασάμενος δὲ κίχλαν ἐπί τινος ὑψηλοῦ δένδρου καθημένην, ταύτην συλλαβεῖν ἠβουλήθη. Καὶ δὴ συνάψας εἰς μῆκος τοὺς καλάμους ἀτενὲς ἔβλεπεν, ὅλος ὢν πρὸς τῷ ἀέρι τὸν νοῦν. Τοῦτον δὲ τὸν τρόπον ἄνω νεύων ἔλαθεν ἀσπίδα πρὸ τῶν ἑαυτοῦ ποδῶν κοιμωμένην πατήσας• ἥτις ἐπιστραφεῖσα δῆξιν εἰς αὐτὸν ἀνῆκεν. Ὁ δὲ λιποψυχῶν ἔφη πρὸς ἑαυτόν• « Ἄθλιος ἔγωγε, ὃς ἕτερον θηρεῦσαι βουλόμενος ἔλαθον αὐτὸς ἀγρευθεὶς εἰς θάνατον. »</text:span></text:p>
            <text:p text:style-name="P4756"><text:span text:style-name="T4757">Οὕτως οἱ τοῖς πέλας ἐπιβουλὰς ῥάπτοντες φθάνουσιν αὐτοὶ συμφοραῖς περιπίπτοντες.</text:span></text:p>
          </table:table-cell>
          <table:table-cell table:style-name="TableCell4758">
            <text:p text:style-name="P4759">A<text:s/>Bird Catcher And A Viper</text:p>
            <text:p text:style-name="P4760">A bird-catcher, taking birdlime and reeds, went out upon a field. And having seen a thrush seated on a high tree, he decided to catch [it]. Accordingly, having attached his reeds lengthwise, he stared fixedly, being completely in the air with respect to his mind. And in this way inclining his head upward, he did not notice trampling on a viper sleeping before his feet, which turning he let loose a bite at him. And as he was swooning he said to himself: “Wretched am I! Who wishing to hunt another, I did not realize that I myself was be traped unto death.</text:p>
            <text:p text:style-name="Textbody"><text:span text:style-name="T4761">Thus those contriving ambushes for their neighbors sooner fall into misfortunes.</text:span><text:span text:style-name="T4762"><text:line-break/></text:span><text:span text:style-name="T4763"><text:line-break/><text:s/>ἰξὸν = ἰξός: birdlime</text:span><text:span text:style-name="T4764"><text:line-break/><text:s/>ῥάπτοντες<text:s/></text:span><text:span text:style-name="T4765">= ῥάπτω: stich, sew, contrive, devise</text:span></text:p>
            <text:p text:style-name="P4766"/>
          </table:table-cell>
        </table:table-row>
        <text:soft-page-break/>
        <table:table-row table:style-name="TableRow4767">
          <table:table-cell table:style-name="TableCell4768">
            <text:p text:style-name="P4769"><text:span text:style-name="T4770">138.<text:s/></text:span><text:span text:style-name="T4771">Ἵππος</text:span><text:span text:style-name="T4772"><text:s/></text:span><text:span text:style-name="T4773">γέρων</text:span><text:span text:style-name="T4774">.</text:span></text:p>
            <text:p text:style-name="P4775"><text:span text:style-name="T4776">Γέρων</text:span><text:span text:style-name="T4777"><text:s/></text:span><text:span text:style-name="T4778">ἵππος</text:span><text:span text:style-name="T4779"><text:s/></text:span><text:span text:style-name="T4780">ἐπράθη</text:span><text:span text:style-name="T4781"><text:s/></text:span><text:span text:style-name="T4782">πρὸς</text:span><text:span text:style-name="T4783"><text:s/></text:span><text:span text:style-name="T4784">τὸ</text:span><text:span text:style-name="T4785"><text:s/></text:span><text:span text:style-name="T4786">ἀλήθειν</text:span><text:span text:style-name="T4787">.<text:s/></text:span><text:span text:style-name="T4788">Ζευχθεὶς</text:span><text:span text:style-name="T4789"><text:s/></text:span><text:span text:style-name="T4790">δὲ</text:span><text:span text:style-name="T4791"><text:s/></text:span><text:span text:style-name="T4792">ἐν</text:span><text:span text:style-name="T4793"><text:s/></text:span><text:span text:style-name="T4794">τῷ</text:span><text:span text:style-name="T4795"><text:s/></text:span><text:span text:style-name="T4796">μυλῶνι</text:span><text:span text:style-name="T4797"><text:s/></text:span><text:span text:style-name="T4798">στενάζων</text:span><text:span text:style-name="T4799"><text:s/></text:span><text:span text:style-name="T4800">εἶπεν</text:span><text:span text:style-name="T4801">• «</text:span><text:span text:style-name="T4802">Ἐκ</text:span><text:span text:style-name="T4803"><text:s/></text:span><text:span text:style-name="T4804">ποίων</text:span><text:span text:style-name="T4805"><text:s/></text:span><text:span text:style-name="T4806">δρόμων</text:span><text:span text:style-name="T4807"><text:s/></text:span><text:span text:style-name="T4808">εἰς</text:span><text:span text:style-name="T4809"><text:s/></text:span><text:span text:style-name="T4810">οἵους</text:span><text:span text:style-name="T4811"><text:s/></text:span><text:span text:style-name="T4812">καμπτῆρας</text:span><text:span text:style-name="T4813"><text:s/></text:span><text:span text:style-name="T4814">ἦλθον</text:span><text:span text:style-name="T4815">.»</text:span></text:p>
            <text:p text:style-name="P4816"><text:span text:style-name="T4817">Ὅτι</text:span><text:span text:style-name="T4818"><text:s/></text:span><text:span text:style-name="T4819">μὴ</text:span><text:span text:style-name="T4820"><text:s/></text:span><text:span text:style-name="T4821">λίαν</text:span><text:span text:style-name="T4822"><text:s/></text:span><text:span text:style-name="T4823">ἐπαιρέσθω</text:span><text:span text:style-name="T4824"><text:s/></text:span><text:span text:style-name="T4825">τις</text:span><text:span text:style-name="T4826"><text:s/></text:span><text:span text:style-name="T4827">πρὸς</text:span><text:span text:style-name="T4828"><text:s/></text:span><text:span text:style-name="T4829">τὸ</text:span><text:span text:style-name="T4830"><text:s/></text:span><text:span text:style-name="T4831">τῆς</text:span><text:span text:style-name="T4832"><text:s/></text:span><text:span text:style-name="T4833">ἀκμῆς</text:span><text:span text:style-name="T4834"><text:s/></text:span><text:span text:style-name="T4835">ἢ</text:span><text:span text:style-name="T4836"><text:s/></text:span><text:span text:style-name="T4837">τῆς</text:span><text:span text:style-name="T4838"><text:s/></text:span><text:span text:style-name="T4839">δόξης</text:span><text:span text:style-name="T4840"><text:s/></text:span><text:span text:style-name="T4841">δυνατόν</text:span><text:span text:style-name="T4842">•<text:s/></text:span><text:span text:style-name="T4843">πολλοῖς</text:span><text:span text:style-name="T4844"><text:s/></text:span><text:span text:style-name="T4845">γὰρ</text:span><text:span text:style-name="T4846"><text:s/></text:span><text:span text:style-name="T4847">τὸ</text:span><text:span text:style-name="T4848"><text:s/></text:span><text:span text:style-name="T4849">γῆρας</text:span><text:span text:style-name="T4850"><text:s/></text:span><text:span text:style-name="T4851">ἐν</text:span><text:span text:style-name="T4852"><text:s/></text:span><text:span text:style-name="T4853">κόποις</text:span><text:span text:style-name="T4854"><text:s/></text:span><text:span text:style-name="T4855">ἀνηλώθη</text:span><text:span text:style-name="T4856">.</text:span></text:p>
          </table:table-cell>
          <table:table-cell table:style-name="TableCell4857">
            <text:p text:style-name="P4858">THE OLD HORSE</text:p>
            <text:p text:style-name="P4859">An old horse was sold for grinding wheat. And being harnessed to the mill stone, he groaned and said: "From such [great] race coures into such a turning laps I have come."</text:p>
            <text:p text:style-name="P4860">Because one ought not be elated to much in respect to the <text:s/>power of ones acme or glory. For old age is spent in toil for many.</text:p>
            <text:p text:style-name="P4861"><text:span text:style-name="T4862">καμπτῆρας</text:span><text:span text:style-name="T4863"><text:s/></text:span><text:span text:style-name="T4864">=<text:s/></text:span><text:span text:style-name="T4865">ὁ</text:span><text:span text:style-name="T4866"><text:s/></text:span><text:span text:style-name="T4867">καμπ</text:span><text:span text:style-name="T4868">-</text:span><text:span text:style-name="T4869">τήρ</text:span><text:span text:style-name="T4870">,<text:s/></text:span><text:span text:style-name="T4871">ῆρος</text:span><text:span text:style-name="T4872">,<text:s/></text:span><text:span text:style-name="T4873">a bend, turning point in a race, last turn of a course</text:span></text:p>
          </table:table-cell>
        </table:table-row>
        <table:table-row table:style-name="TableRow4874">
          <table:table-cell table:style-name="TableCell4875">
            <text:p text:style-name="P4876"><text:span text:style-name="T4877">139.<text:s/></text:span><text:span text:style-name="T4878">Ἵππος</text:span><text:span text:style-name="T4879"><text:s/></text:span><text:span text:style-name="T4880">καὶ</text:span><text:span text:style-name="T4881"><text:s/></text:span><text:span text:style-name="T4882">βοῦς</text:span><text:span text:style-name="T4883"><text:s/></text:span><text:span text:style-name="T4884">καὶ</text:span><text:span text:style-name="T4885"><text:s/></text:span><text:span text:style-name="T4886">κύων</text:span><text:span text:style-name="T4887"><text:s/></text:span><text:span text:style-name="T4888">καὶ</text:span><text:span text:style-name="T4889"><text:s/></text:span><text:span text:style-name="T4890">ἄνθρωπος</text:span><text:span text:style-name="T4891">.</text:span></text:p>
            <text:p text:style-name="P4892"><text:span text:style-name="T4893">Ζεὺς ἄνθρωπον ποιήσας ὀλιγοχρόνιον αὐτὸν ἐποίησεν. Ὁ δὲ τῇ ἑαυτοῦ συνέσει χρώμενος, ὅτε ἐνίστατο ὁ χειμών, οἶκον ἑαυτῷ κατεσκεύαζε καὶ ἐνταῦθα διέτριβε. Καὶ δή ποτε σφοδροῦ κρύους γενομένου, καὶ τοῦ Διὸς ὕοντος, ἵππος ἀντέχειν μὴ δυνάμενος ἧκε δρομαῖος πρὸς τὸν ἄνθρωπον, καὶ τούτου ἐδεήθη ὅπως σκέπῃ αὐτόν. Ὁ δ᾿ οὐκ ἄλλως ἔφη τοῦτο ποιήσειν, ἐὰν μὴ τῶν οἰκείων ἐτῶν μέρος αὐτῷ δῷ. Τοῦ δὲ ἀσμένως παραχωρήσαντος, παρεγένετο μετ᾿ οὐ πολὺ καὶ βοῦς, οὐδ᾿ αὐτὸς δυνάμενος ὑπομένειν τὸν χειμῶνα. Ὁμοίως δὲ τοῦ ἀνθρώπου μὴ πρότερον ὑποδέξεσθαι φάσκοντος, ἐὰν μὴ τῶν ἰδίων ἐτῶν ἀριθμόν τινα παράσχῃ, καὶ αὐτὸς μέρος δοὺς ὑπεδέχθη. Τὸ δὲ τελευταῖον κύων ψύχει διαφθειρόμενος ἧκε, καὶ τοῦ ἰδίου χρόνου μέρος ἀπονείμας σκέπης ἔτυχε.</text:span></text:p>
            <text:p text:style-name="P4894"><text:span text:style-name="T4895">Οὕτω τε συνέβη τοὺς ἀνθρώπους, ὅταν μὲν ἐν τῷ τοῦ Διὸς χρόνῳ γένωνται, ἀκεραίους τε καὶ ἀγαθοὺς εἶναι· ὅταν δὲ εἰς τὰ τοῦ ἵππου ἔτη γένωνται, ἀλάζονάς τε καὶ ὑψαύχενας εἶναι· ἀφικνουμένους δὲ εἰς τὰ τοῦ βοὸς ἔτη, ἀρχικοὺς ὑπάρχειν· τοὺς δὲ τὸν τοῦ κυνὸς χρόνον ἀνύοντας ὀργίλους καὶ ὑλακτικοὺς γίνεσθαι.</text:span></text:p>
            <text:p text:style-name="P4896"><text:span text:style-name="T4897">Τούτῳ τῷ λόγῳ χρήσαιτο ἄν τις πρὸς πρεσβύτην θυμώδη καὶ δύστροπον.</text:span></text:p>
          </table:table-cell>
          <table:table-cell table:style-name="TableCell4898">
            <text:p text:style-name="P4899">A<text:s/>Horse,<text:s/>An<text:s/>Ox,<text:s/>A<text:s/>Dog<text:s/>and<text:s/>A<text:s/>Man</text:p>
            <text:p text:style-name="P4900">When Zeus created man, he made him short lived. But mankind, using his intelligence, when winter came, prepared himself a house and lingered there. And indeed one day, the cold having become vehement and Zeus raining, a horse, unable to hold back, came in full speed to the man and pleaded with him in order he might shelter him. But the man said that not any other way he would do this unless he would give a portion of his own years to him. The horse giving it up gladly and an ox not long afterwards arrived, it neither being able to endure the winter. And similarily the man declaring that he will not first receive him unless he offered him a certain number of his own years and when he gave a portion he received him. And finally a dog, being destroyed by cold arrived, and distributing a part of <text:s/>his own time, he obtained shelter.</text:p>
            <text:p text:style-name="P4901">And thus it came about for mankind that they are unadulterated and good whenever they arrive in the time of Zeus. They are glorious and haughty whenever they reach the years of the horse. And they are able to command arriving in the years of the ox. But coming to the end in the time of the dog, they become irascible and grumbling.</text:p>
            <text:p text:style-name="P4902">Someone could use this fable to an angry and ill tempered <text:s/>old man.</text:p>
            <text:p text:style-name="P4903"><text:span text:style-name="T4904">ἀνύοντας</text:span><text:span text:style-name="T4905"><text:s/></text:span><text:span text:style-name="T4906">= ἀνύω</text:span><text:span text:style-name="T4907">: accomplish, come to the last stage</text:span></text:p>
            <text:p text:style-name="P4908"/>
          </table:table-cell>
        </table:table-row>
        <text:soft-page-break/>
        <table:table-row table:style-name="TableRow4909">
          <table:table-cell table:style-name="TableCell4910">
            <text:p text:style-name="P4911"><text:span text:style-name="T4912">140.<text:s/></text:span><text:span text:style-name="T4913">Ἵππος</text:span><text:span text:style-name="T4914"><text:s/></text:span><text:span text:style-name="T4915">καὶ</text:span><text:span text:style-name="T4916"><text:s/></text:span><text:span text:style-name="T4917">ἱπποκόμος</text:span><text:span text:style-name="T4918">.</text:span></text:p>
            <text:p text:style-name="P4919"><text:span text:style-name="T4920">Κριθὴν</text:span><text:span text:style-name="T4921"><text:s/></text:span><text:span text:style-name="T4922">τὴν</text:span><text:span text:style-name="T4923"><text:s/></text:span><text:span text:style-name="T4924">τοῦ</text:span><text:span text:style-name="T4925"><text:s/></text:span><text:span text:style-name="T4926">ἵππου</text:span><text:span text:style-name="T4927"><text:s/></text:span><text:span text:style-name="T4928">ὁ</text:span><text:span text:style-name="T4929"><text:s/></text:span><text:span text:style-name="T4930">ἱπποκόμος</text:span><text:span text:style-name="T4931"><text:s/></text:span><text:span text:style-name="T4932">κλέπτων</text:span><text:span text:style-name="T4933"><text:s/></text:span><text:span text:style-name="T4934">καὶ</text:span><text:span text:style-name="T4935"><text:s/></text:span><text:span text:style-name="T4936">πωλῶν</text:span><text:span text:style-name="T4937"><text:s/></text:span><text:span text:style-name="T4938">τὸν</text:span><text:span text:style-name="T4939"><text:s/></text:span><text:span text:style-name="T4940">ἵππον</text:span><text:span text:style-name="T4941"><text:s/></text:span><text:span text:style-name="T4942">ἔτριβεν</text:span><text:span text:style-name="T4943"><text:s/></text:span><text:span text:style-name="T4944">καὶ</text:span><text:span text:style-name="T4945"><text:s/></text:span><text:span text:style-name="T4946">ἐκτένιζεν</text:span><text:span text:style-name="T4947"><text:s/></text:span><text:span text:style-name="T4948">πᾶσαν</text:span><text:span text:style-name="T4949"><text:s/></text:span><text:span text:style-name="T4950">ἡμέραν</text:span><text:span text:style-name="T4951">.<text:s/></text:span><text:span text:style-name="T4952">Ἔφη</text:span><text:span text:style-name="T4953"><text:s/></text:span><text:span text:style-name="T4954">δὲ</text:span><text:span text:style-name="T4955"><text:s/></text:span><text:span text:style-name="T4956">ὁ</text:span><text:span text:style-name="T4957"><text:s/></text:span><text:span text:style-name="T4958">ἵππος</text:span><text:span text:style-name="T4959">· «<text:s/></text:span><text:span text:style-name="T4960">Εἰ</text:span><text:span text:style-name="T4961"><text:s/></text:span><text:span text:style-name="T4962">θέλεις</text:span><text:span text:style-name="T4963"><text:s/></text:span><text:span text:style-name="T4964">ἀληθῶς</text:span><text:span text:style-name="T4965"><text:s/></text:span><text:span text:style-name="T4966">καλὸν</text:span><text:span text:style-name="T4967"><text:s/></text:span><text:span text:style-name="T4968">εἶναί</text:span><text:span text:style-name="T4969"><text:s/></text:span><text:span text:style-name="T4970">με</text:span><text:span text:style-name="T4971">,<text:s/></text:span><text:span text:style-name="T4972">τὴν</text:span><text:span text:style-name="T4973"><text:s/></text:span><text:span text:style-name="T4974">κριθὴν</text:span><text:span text:style-name="T4975"><text:s/></text:span><text:span text:style-name="T4976">τὴν</text:span><text:span text:style-name="T4977"><text:s/></text:span><text:span text:style-name="T4978">τρέφουσάν</text:span><text:span text:style-name="T4979"><text:s/></text:span><text:span text:style-name="T4980">με</text:span><text:span text:style-name="T4981"><text:s/></text:span><text:span text:style-name="T4982">μὴ</text:span><text:span text:style-name="T4983"><text:s/></text:span><text:span text:style-name="T4984">πώλει</text:span><text:span text:style-name="T4985">. »</text:span></text:p>
            <text:p text:style-name="P4986"><text:span text:style-name="T4987">Ὅτι</text:span><text:span text:style-name="T4988"><text:s/></text:span><text:span text:style-name="T4989">οἱ</text:span><text:span text:style-name="T4990"><text:s/></text:span><text:span text:style-name="T4991">πλεονέκται</text:span><text:span text:style-name="T4992"><text:s/></text:span><text:span text:style-name="T4993">τοῖς</text:span><text:span text:style-name="T4994"><text:s/></text:span><text:span text:style-name="T4995">πιθανοῖς</text:span><text:span text:style-name="T4996"><text:s/></text:span><text:span text:style-name="T4997">λόγοις</text:span><text:span text:style-name="T4998"><text:s/></text:span><text:span text:style-name="T4999">καὶ</text:span><text:span text:style-name="T5000"><text:s/></text:span><text:span text:style-name="T5001">ταῖς</text:span><text:span text:style-name="T5002"><text:s/></text:span><text:span text:style-name="T5003">κολακείαις</text:span><text:span text:style-name="T5004"><text:s/></text:span><text:span text:style-name="T5005">τοὺς</text:span><text:span text:style-name="T5006"><text:s/></text:span><text:span text:style-name="T5007">πένητας</text:span><text:span text:style-name="T5008"><text:s/></text:span><text:span text:style-name="T5009">δελεάζοντες</text:span><text:span text:style-name="T5010"><text:s/></text:span><text:span text:style-name="T5011">ἀποστεροῦσιν</text:span><text:span text:style-name="T5012"><text:s/></text:span><text:span text:style-name="T5013">αὐτοὺς</text:span><text:span text:style-name="T5014"><text:s/></text:span><text:span text:style-name="T5015">καὶ</text:span><text:span text:style-name="T5016"><text:s/></text:span><text:span text:style-name="T5017">τῆς</text:span><text:span text:style-name="T5018"><text:s/></text:span><text:span text:style-name="T5019">ἀναγκαίας</text:span><text:span text:style-name="T5020"><text:s/></text:span><text:span text:style-name="T5021">χρείας</text:span><text:span text:style-name="T5022">.</text:span></text:p>
          </table:table-cell>
          <table:table-cell table:style-name="TableCell5023">
            <text:p text:style-name="P5024">A Horse and<text:s/>A Horse<text:s/>Groom</text:p>
            <text:p text:style-name="P5025">A<text:s/>horse<text:s/>groomer<text:s/>steeling<text:s/>and selling barley that belonged to his<text:s/>horse,<text:s/>rubbed [and] combed the horse all<text:s/>day.<text:s/>And the<text:s/>horse said to him: "If you really want to me<text:s/>to be<text:s/>beautiful, don't sell<text:s/>the barley that nurishes me."</text:p>
            <text:p text:style-name="P5026"><text:span text:style-name="T5027">Because<text:s/></text:span><text:span text:style-name="T5028">greedy people</text:span><text:span text:style-name="T5029"><text:s/>seduce<text:s/></text:span><text:span text:style-name="T5030">poor people with their</text:span><text:span text:style-name="T5031"><text:s/>persuasice words and flatteries</text:span><text:span text:style-name="T5032">, while<text:s/></text:span><text:span text:style-name="T5033">depriving them<text:s/></text:span><text:span text:style-name="T5034">even</text:span><text:span text:style-name="T5035"><text:s/>of<text:s/></text:span><text:span text:style-name="T5036">their neces</text:span><text:span text:style-name="T5037">sary needs.</text:span><text:span text:style-name="T5038"><text:line-break/><text:s/></text:span><text:span text:style-name="T5039">ἐκτένιζεν<text:s/></text:span><text:span text:style-name="T5040">=<text:s/></text:span><text:span text:style-name="T5041">κτενίζω: comb a horse, curry a horse</text:span></text:p>
          </table:table-cell>
        </table:table-row>
        <table:table-row table:style-name="TableRow5042">
          <table:table-cell table:style-name="TableCell5043">
            <text:p text:style-name="P5044"><text:span text:style-name="T5045">141.<text:s/></text:span><text:span text:style-name="T5046">Ἵππος</text:span><text:span text:style-name="T5047"><text:s/></text:span><text:span text:style-name="T5048">καὶ</text:span><text:span text:style-name="T5049"><text:s/></text:span><text:span text:style-name="T5050">ὄνος</text:span><text:span text:style-name="T5051">.</text:span></text:p>
            <text:p text:style-name="P5052"><text:span text:style-name="T5053">Ἄνθρωπός</text:span><text:span text:style-name="T5054"><text:s/></text:span><text:span text:style-name="T5055">τις</text:span><text:span text:style-name="T5056"><text:s/></text:span><text:span text:style-name="T5057">εἶχεν</text:span><text:span text:style-name="T5058"><text:s/></text:span><text:span text:style-name="T5059">ἵππον</text:span><text:span text:style-name="T5060"><text:s/></text:span><text:span text:style-name="T5061">καὶ</text:span><text:span text:style-name="T5062"><text:s/></text:span><text:span text:style-name="T5063">ὄνον</text:span><text:span text:style-name="T5064">.<text:s/></text:span><text:span text:style-name="T5065">Ὁδευόντων</text:span><text:span text:style-name="T5066"><text:s/></text:span><text:span text:style-name="T5067">δέ</text:span><text:span text:style-name="T5068">,<text:s/></text:span><text:span text:style-name="T5069">ἐν</text:span><text:span text:style-name="T5070"><text:s/></text:span><text:span text:style-name="T5071">τῇ</text:span><text:span text:style-name="T5072"><text:s/></text:span><text:span text:style-name="T5073">ὁδῷ</text:span><text:span text:style-name="T5074"><text:s/></text:span><text:span text:style-name="T5075">εἶπεν</text:span><text:span text:style-name="T5076"><text:s/></text:span><text:span text:style-name="T5077">ὁ</text:span><text:span text:style-name="T5078"><text:s/></text:span><text:span text:style-name="T5079">ὄνος</text:span><text:span text:style-name="T5080"><text:s/></text:span><text:span text:style-name="T5081">τῷ</text:span><text:span text:style-name="T5082"><text:s/></text:span><text:span text:style-name="T5083">ἵππῳ</text:span><text:span text:style-name="T5084">· «<text:s/></text:span><text:span text:style-name="T5085">Ἆρον</text:span><text:span text:style-name="T5086"><text:s/></text:span><text:span text:style-name="T5087">ἐκ</text:span><text:span text:style-name="T5088"><text:s/></text:span><text:span text:style-name="T5089">τοῦ</text:span><text:span text:style-name="T5090"><text:s/></text:span><text:span text:style-name="T5091">ἐμοῦ</text:span><text:span text:style-name="T5092"><text:s/></text:span><text:span text:style-name="T5093">βάρους</text:span><text:span text:style-name="T5094">,<text:s/></text:span><text:span text:style-name="T5095">εἰ</text:span><text:span text:style-name="T5096"><text:s/></text:span><text:span text:style-name="T5097">θέλεις</text:span><text:span text:style-name="T5098"><text:s/></text:span><text:span text:style-name="T5099">εἶναί</text:span><text:span text:style-name="T5100"><text:s/></text:span><text:span text:style-name="T5101">με</text:span><text:span text:style-name="T5102"><text:s/></text:span><text:span text:style-name="T5103">σῶν</text:span><text:span text:style-name="T5104">. »<text:s/></text:span><text:span text:style-name="T5105">Ὁ</text:span><text:span text:style-name="T5106"><text:s/></text:span><text:span text:style-name="T5107">δὲ</text:span><text:span text:style-name="T5108"><text:s/></text:span><text:span text:style-name="T5109">οὐκ</text:span><text:span text:style-name="T5110"><text:s/></text:span><text:span text:style-name="T5111">ἐπείσθη</text:span><text:span text:style-name="T5112">·<text:s/></text:span><text:span text:style-name="T5113">ὁ</text:span><text:span text:style-name="T5114"><text:s/></text:span><text:span text:style-name="T5115">δὲ</text:span><text:span text:style-name="T5116"><text:s/></text:span><text:span text:style-name="T5117">ὄνος</text:span><text:span text:style-name="T5118"><text:s/></text:span><text:span text:style-name="T5119">πεσὼν</text:span><text:span text:style-name="T5120"><text:s/></text:span><text:span text:style-name="T5121">ἐκ</text:span><text:span text:style-name="T5122"><text:s/></text:span><text:span text:style-name="T5123">τοῦ</text:span><text:span text:style-name="T5124"><text:s/></text:span><text:span text:style-name="T5125">κόπου</text:span><text:span text:style-name="T5126"><text:s/></text:span><text:span text:style-name="T5127">ἐτελεύτησε</text:span><text:span text:style-name="T5128">.<text:s/></text:span><text:span text:style-name="T5129">Τοῦ δὲ δεσπότου πάντα ἐπιθέντος αὐτῷ καὶ αὐτὴν τὴν τοῦ ὄνου δοράν, θρηνῶν ὁ ἵππος ἐβόα· « Οἴμοι τῷ παναθλίῳ, τί μοι συνέβη τῷ ταλαιπώρῳ; μὴ θελήσας γὰρ μικρὸν βάρος λαβεῖν, ἰδοὺ ἅπαντα βαστάζω, καὶ τὸ δέρμα. »</text:span></text:p>
            <text:p text:style-name="P5130"><text:span text:style-name="T5131">Ὁ μῦθος δηλοῖ ὅτι τοῖς μικροῖς οἱ μεγάλοι συγκοινωνοῦντες οἱ ἀμφότεροι σωθήσονται ἐν βίῳ.</text:span></text:p>
          </table:table-cell>
          <table:table-cell table:style-name="TableCell5132">
            <text:p text:style-name="P5133"><text:span text:style-name="T5134">Α</text:span><text:span text:style-name="T5135"><text:s/>HORSE AND<text:s/></text:span><text:span text:style-name="T5136">Α</text:span><text:span text:style-name="T5137"><text:s/>DONKEY</text:span></text:p>
            <text:p text:style-name="P5138">A<text:s/>certain<text:s/>man had a horse and a donkey.<text:s/>And when they were<text:s/>journeying,<text:s/>on the<text:s/>road<text:s/>the donkey said to the horse: "Take part of my load, if you<text:s/>want me to be well." The horse<text:s/>was not persuaded, and the donkey<text:s/>falling from fatigue, died.<text:s/>And<text:s/>the master<text:s/>placing<text:s/>everything onto<text:s/>him, even the<text:s/>hide<text:s/>of the donkey<text:s/>the horse yelled wailing: “<text:s/>Oymoy to the wretch, what has happened to me the wretched one? For not wishing to take a small<text:s/>burden,<text:s/>behold I am shouldering everthing,<text:s/>even his<text:s/>skin. »</text:p>
            <text:p text:style-name="P5139"/>
            <text:p text:style-name="P5140"><text:span text:style-name="T5141">The</text:span><text:span text:style-name="T5142"><text:s/>fable shows that, if the great make common cause with the small, both will<text:s/></text:span><text:span text:style-name="T5143">be preserved</text:span><text:span text:style-name="T5144"><text:s/></text:span><text:span text:style-name="T5145">in</text:span><text:span text:style-name="T5146"><text:s/></text:span><text:span text:style-name="T5147">life</text:span><text:span text:style-name="T5148">.</text:span><text:span text:style-name="T5149"><text:line-break/><text:s/></text:span><text:span text:style-name="T5150">σῶν</text:span><text:span text:style-name="T5151"><text:s/></text:span><text:span text:style-name="T5152">= σῶς</text:span><text:span text:style-name="T5153">: safe, alive, well</text:span><text:span text:style-name="T5154"><text:line-break/><text:s/></text:span><text:span text:style-name="T5155">δοράν</text:span><text:span text:style-name="T5156"><text:s/></text:span><text:span text:style-name="T5157">= ἡ δορά: hide of an animal</text:span></text:p>
          </table:table-cell>
        </table:table-row>
        <text:soft-page-break/>
        <table:table-row table:style-name="TableRow5158">
          <table:table-cell table:style-name="TableCell5159">
            <text:p text:style-name="P5160"><text:span text:style-name="T5161">142.<text:s/></text:span><text:span text:style-name="T5162">Ἵππος</text:span><text:span text:style-name="T5163"><text:s/></text:span><text:span text:style-name="T5164">καὶ</text:span><text:span text:style-name="T5165"><text:s/></text:span><text:span text:style-name="T5166">στρατιώτης</text:span><text:span text:style-name="T5167">.</text:span></text:p>
            <text:p text:style-name="P5168"><text:span text:style-name="T5169">Ἵππον</text:span><text:span text:style-name="T5170"><text:s/></text:span><text:span text:style-name="T5171">τὸν</text:span><text:span text:style-name="T5172"><text:s/></text:span><text:span text:style-name="T5173">ἑαυτοῦ</text:span><text:span text:style-name="T5174"><text:s/></text:span><text:span text:style-name="T5175">στρατιώτης</text:span><text:span text:style-name="T5176">,<text:s/></text:span><text:span text:style-name="T5177">ἕως</text:span><text:span text:style-name="T5178"><text:s/></text:span><text:span text:style-name="T5179">μὲν</text:span><text:span text:style-name="T5180"><text:s/></text:span><text:span text:style-name="T5181">καιρὸς</text:span><text:span text:style-name="T5182"><text:s/></text:span><text:span text:style-name="T5183">τοῦ</text:span><text:span text:style-name="T5184"><text:s/></text:span><text:span text:style-name="T5185">πολέμου</text:span><text:span text:style-name="T5186"><text:s/></text:span><text:span text:style-name="T5187">ἦν</text:span><text:span text:style-name="T5188">,<text:s/></text:span><text:span text:style-name="T5189">ἐκρίθιζεν</text:span><text:span text:style-name="T5190">,<text:s/></text:span><text:span text:style-name="T5191">ἔχων</text:span><text:span text:style-name="T5192"><text:s/></text:span><text:span text:style-name="T5193">συνεργὸν</text:span><text:span text:style-name="T5194"><text:s/></text:span><text:span text:style-name="T5195">ἐν</text:span><text:span text:style-name="T5196"><text:s/></text:span><text:span text:style-name="T5197">ταῖς</text:span><text:span text:style-name="T5198"><text:s/></text:span><text:span text:style-name="T5199">ἀνάγκαις</text:span><text:span text:style-name="T5200">.<text:s/></text:span><text:span text:style-name="T5201">Ὅτε</text:span><text:span text:style-name="T5202"><text:s/></text:span><text:span text:style-name="T5203">δὲ</text:span><text:span text:style-name="T5204"><text:s/></text:span><text:span text:style-name="T5205">ὁ</text:span><text:span text:style-name="T5206"><text:s/></text:span><text:span text:style-name="T5207">πόλεμος</text:span><text:span text:style-name="T5208"><text:s/></text:span><text:span text:style-name="T5209">κατέπαυσεν</text:span><text:span text:style-name="T5210">,<text:s/></text:span><text:span text:style-name="T5211">εἰς</text:span><text:span text:style-name="T5212"><text:s/></text:span><text:span text:style-name="T5213">δουλείας</text:span><text:span text:style-name="T5214"><text:s/></text:span><text:span text:style-name="T5215">τινὰς</text:span><text:span text:style-name="T5216"><text:s/></text:span><text:span text:style-name="T5217">καὶ</text:span><text:span text:style-name="T5218"><text:s/></text:span><text:span text:style-name="T5219">φόρτους</text:span><text:span text:style-name="T5220"><text:s/></text:span><text:span text:style-name="T5221">βαρεῖς</text:span><text:span text:style-name="T5222"><text:s/></text:span><text:span text:style-name="T5223">ὁ</text:span><text:span text:style-name="T5224"><text:s/></text:span><text:span text:style-name="T5225">ἵππος</text:span><text:span text:style-name="T5226"><text:s/></text:span><text:span text:style-name="T5227">ὑπούργει</text:span><text:span text:style-name="T5228">,<text:s/></text:span><text:span text:style-name="T5229">ἀχύρῳ</text:span><text:span text:style-name="T5230"><text:s/></text:span><text:span text:style-name="T5231">μόνῳ</text:span><text:span text:style-name="T5232"><text:s/></text:span><text:span text:style-name="T5233">τρεφόμενος</text:span><text:span text:style-name="T5234">.<text:s/></text:span><text:span text:style-name="T5235">Ὡς</text:span><text:span text:style-name="T5236"><text:s/></text:span><text:span text:style-name="T5237">δὲ</text:span><text:span text:style-name="T5238"><text:s/></text:span><text:span text:style-name="T5239">πάλιν</text:span><text:span text:style-name="T5240"><text:s/></text:span><text:span text:style-name="T5241">πόλεμος</text:span><text:span text:style-name="T5242"><text:s/></text:span><text:span text:style-name="T5243">ἠκούσθη</text:span><text:span text:style-name="T5244"><text:s/></text:span><text:span text:style-name="T5245">καὶ</text:span><text:span text:style-name="T5246"><text:s/></text:span><text:span text:style-name="T5247">ἡ</text:span><text:span text:style-name="T5248"><text:s/></text:span><text:span text:style-name="T5249">σάλπιγξ</text:span><text:span text:style-name="T5250"><text:s/></text:span><text:span text:style-name="T5251">ἐφώνει</text:span><text:span text:style-name="T5252">,<text:s/></text:span><text:span text:style-name="T5253">τὸν</text:span><text:span text:style-name="T5254"><text:s/></text:span><text:span text:style-name="T5255">ἵππον</text:span><text:span text:style-name="T5256"><text:s/></text:span><text:span text:style-name="T5257">χαλινώσας</text:span><text:span text:style-name="T5258"><text:s/></text:span><text:span text:style-name="T5259">ὁ</text:span><text:span text:style-name="T5260"><text:s/></text:span><text:span text:style-name="T5261">δεσπότης</text:span><text:span text:style-name="T5262"><text:s/></text:span><text:span text:style-name="T5263">καὶ</text:span><text:span text:style-name="T5264"><text:s/></text:span><text:span text:style-name="T5265">αὐτὸς</text:span><text:span text:style-name="T5266"><text:s/></text:span><text:span text:style-name="T5267">καθοπλισθεὶς</text:span><text:span text:style-name="T5268"><text:s/></text:span><text:span text:style-name="T5269">ἐπέβη</text:span><text:span text:style-name="T5270">.<text:s/></text:span><text:span text:style-name="T5271">Ὁ</text:span><text:span text:style-name="T5272"><text:s/></text:span><text:span text:style-name="T5273">δὲ</text:span><text:span text:style-name="T5274"><text:s/></text:span><text:span text:style-name="T5275">συνεχῶς</text:span><text:span text:style-name="T5276"><text:s/></text:span><text:span text:style-name="T5277">κατέπιπτε</text:span><text:span text:style-name="T5278"><text:s/></text:span><text:span text:style-name="T5279">μηδὲν</text:span><text:span text:style-name="T5280"><text:s/></text:span><text:span text:style-name="T5281">ἰσχύων</text:span><text:span text:style-name="T5282">·<text:s/></text:span><text:span text:style-name="T5283">ἔφη</text:span><text:span text:style-name="T5284"><text:s/></text:span><text:span text:style-name="T5285">δὲ</text:span><text:span text:style-name="T5286"><text:s/></text:span><text:span text:style-name="T5287">τῷ</text:span><text:span text:style-name="T5288"><text:s/></text:span><text:span text:style-name="T5289">δεσπότῃ</text:span><text:span text:style-name="T5290">· «<text:s/></text:span><text:span text:style-name="T5291">Ἄπελθε</text:span><text:span text:style-name="T5292"><text:s/></text:span><text:span text:style-name="T5293">μετὰ</text:span><text:span text:style-name="T5294"><text:s/></text:span><text:span text:style-name="T5295">τῶν</text:span><text:span text:style-name="T5296"><text:s/></text:span><text:span text:style-name="T5297">πεζῶν</text:span><text:span text:style-name="T5298"><text:s/>[</text:span><text:span text:style-name="T5299">τῶν</text:span><text:span text:style-name="T5300">]<text:s/></text:span><text:span text:style-name="T5301">ὁπλιτῶν</text:span><text:span text:style-name="T5302"><text:s/></text:span><text:span text:style-name="T5303">ἄρτι</text:span><text:span text:style-name="T5304">·<text:s/></text:span><text:span text:style-name="T5305">σὺ</text:span><text:span text:style-name="T5306"><text:s/></text:span><text:span text:style-name="T5307">γὰρ</text:span><text:span text:style-name="T5308"><text:s/></text:span><text:span text:style-name="T5309">ἀφ᾿</text:span><text:span text:style-name="T5310"><text:s/></text:span><text:span text:style-name="T5311">ἵππου</text:span><text:span text:style-name="T5312"><text:s/></text:span><text:span text:style-name="T5313">εἰς</text:span><text:span text:style-name="T5314"><text:s/></text:span><text:span text:style-name="T5315">ὄνον</text:span><text:span text:style-name="T5316"><text:s/></text:span><text:span text:style-name="T5317">με</text:span><text:span text:style-name="T5318"><text:s/></text:span><text:span text:style-name="T5319">μετεποίησας</text:span><text:span text:style-name="T5320">,<text:s/></text:span><text:span text:style-name="T5321">καὶ</text:span><text:span text:style-name="T5322"><text:s/></text:span><text:span text:style-name="T5323">πῶς</text:span><text:span text:style-name="T5324"><text:s/></text:span><text:span text:style-name="T5325">πάλιν</text:span><text:span text:style-name="T5326"><text:s/></text:span><text:span text:style-name="T5327">ἐξ</text:span><text:span text:style-name="T5328"><text:s/></text:span><text:span text:style-name="T5329">ὄνου</text:span><text:span text:style-name="T5330"><text:s/></text:span><text:span text:style-name="T5331">ἵππον</text:span><text:span text:style-name="T5332"><text:s/></text:span><text:span text:style-name="T5333">θέλεις</text:span><text:span text:style-name="T5334"><text:s/></text:span><text:span text:style-name="T5335">ἔχειν</text:span><text:span text:style-name="T5336">;»</text:span></text:p>
            <text:p text:style-name="P5337"><text:span text:style-name="T5338">Ὅτι</text:span><text:span text:style-name="T5339"><text:s/></text:span><text:span text:style-name="T5340">ἐν</text:span><text:span text:style-name="T5341"><text:s/></text:span><text:span text:style-name="T5342">καιρῷ</text:span><text:span text:style-name="T5343"><text:s/></text:span><text:span text:style-name="T5344">ἀδείας</text:span><text:span text:style-name="T5345"><text:s/></text:span><text:span text:style-name="T5346">καὶ</text:span><text:span text:style-name="T5347"><text:s/></text:span><text:span text:style-name="T5348">ἀνέσεως</text:span><text:span text:style-name="T5349"><text:s/></text:span><text:span text:style-name="T5350">τῶν</text:span><text:span text:style-name="T5351"><text:s/></text:span><text:span text:style-name="T5352">συμφορῶν</text:span><text:span text:style-name="T5353"><text:s/></text:span><text:span text:style-name="T5354">οὐ</text:span><text:span text:style-name="T5355"><text:s/></text:span><text:span text:style-name="T5356">δεῖ</text:span><text:span text:style-name="T5357"><text:s/></text:span><text:span text:style-name="T5358">ἐπιλανθάνεσθαι</text:span><text:span text:style-name="T5359">.</text:span></text:p>
          </table:table-cell>
          <table:table-cell table:style-name="TableCell5360">
            <text:p text:style-name="P5361"><text:span text:style-name="T5362">A</text:span><text:span text:style-name="T5363"><text:s/></text:span><text:span text:style-name="T5364">Horse</text:span><text:span text:style-name="T5365"><text:s/></text:span><text:span text:style-name="T5366">and</text:span><text:span text:style-name="T5367"><text:s/></text:span><text:span text:style-name="T5368">A</text:span><text:span text:style-name="T5369"><text:s/></text:span><text:span text:style-name="T5370">Soldier</text:span></text:p>
            <text:p text:style-name="P5371">A soldier,<text:s/>as long as it was the season of war, fed<text:s/>with barley a<text:s/>horse<text:s/>that belonged to him,<text:s/>having a <text:s/>companion in<text:s/>his forced activities and needs. But when the war was over, the horse<text:s/>labored under<text:s/>menial tasks and heavy loads,<text:s/>being nourished only on husks and hay.<text:s/>But when war was heard again and the trumpet souned, the master bridling the horse and being armored up he mounted [it].<text:s/>But<text:s/>he<text:s/>fell<text:s/>constantly enduring nothing.<text:s/>And he<text:s/>said to his master: “Go and join<text:s/>the foot soldiers now. For<text:s/>from<text:s/>a horse you have changed me into an ass<text:s/>and how<text:s/>do you<text:s/>intent to have<text:s/>a<text:s/>horse again from a donkey? »</text:p>
            <text:p text:style-name="P5372"/>
            <text:p text:style-name="P5373"><text:span text:style-name="T5374">Bacause i</text:span><text:span text:style-name="T5375">n the times of safety and<text:s/></text:span><text:span text:style-name="T5376">remission</text:span><text:span text:style-name="T5377">,<text:s/></text:span><text:span text:style-name="T5378">one<text:s/></text:span><text:span text:style-name="T5379">must not forget misfortune.</text:span><text:span text:style-name="T5380"><text:line-break/></text:span><text:span text:style-name="T5381"><text:line-break/><text:s/></text:span><text:span text:style-name="T5382">θέλεις</text:span><text:span text:style-name="T5383"><text:s/></text:span><text:span text:style-name="T5384">= θέλω: can often mean to intend. Much like μέλλω</text:span><text:span text:style-name="T5385"><text:line-break/>ἀνέσεως = ἄνεσις</text:span><text:span text:style-name="T5386">: relaxing, remission, relaxation</text:span></text:p>
          </table:table-cell>
        </table:table-row>
        <table:table-row table:style-name="TableRow5387">
          <table:table-cell table:style-name="TableCell5388">
            <text:p text:style-name="P5389"><text:span text:style-name="T5390">143.<text:s/></text:span><text:span text:style-name="T5391">Κάλαμος</text:span><text:span text:style-name="T5392"><text:s/></text:span><text:span text:style-name="T5393">καὶ</text:span><text:span text:style-name="T5394"><text:s/></text:span><text:span text:style-name="T5395">ἐλαία</text:span><text:span text:style-name="T5396">.</text:span><text:span text:style-name="T5397"><text:line-break/></text:span><text:span text:style-name="T5398">Διὰ</text:span><text:span text:style-name="T5399"><text:s/></text:span><text:span text:style-name="T5400">καρτερίαν</text:span><text:span text:style-name="T5401"><text:s/></text:span><text:span text:style-name="T5402">καὶ</text:span><text:span text:style-name="T5403"><text:s/></text:span><text:span text:style-name="T5404">ἰσχὺν</text:span><text:span text:style-name="T5405"><text:s/></text:span><text:span text:style-name="T5406">καὶ</text:span><text:span text:style-name="T5407"><text:s/></text:span><text:span text:style-name="T5408">ἡσυχίαν</text:span><text:span text:style-name="T5409"><text:s/></text:span><text:span text:style-name="T5410">κάλαμος</text:span><text:span text:style-name="T5411"><text:s/></text:span><text:span text:style-name="T5412">καὶ</text:span><text:span text:style-name="T5413"><text:s/></text:span><text:span text:style-name="T5414">ἐλαία</text:span><text:span text:style-name="T5415"><text:s/></text:span><text:span text:style-name="T5416">ἤριζον</text:span><text:span text:style-name="T5417">.<text:s/></text:span><text:span text:style-name="T5418">Τοῦ</text:span><text:span text:style-name="T5419"><text:s/></text:span><text:span text:style-name="T5420">δὲ</text:span><text:span text:style-name="T5421"><text:s/></text:span><text:span text:style-name="T5422">καλάμου</text:span><text:span text:style-name="T5423"><text:s/></text:span><text:span text:style-name="T5424">ὀνειδιζομένου</text:span><text:span text:style-name="T5425"><text:s/></text:span><text:span text:style-name="T5426">ὑπὸ</text:span><text:span text:style-name="T5427"><text:s/></text:span><text:span text:style-name="T5428">τῆς</text:span><text:span text:style-name="T5429"><text:s/></text:span><text:span text:style-name="T5430">ἐλαίας</text:span><text:span text:style-name="T5431"><text:s/></text:span><text:span text:style-name="T5432">ὡς</text:span><text:span text:style-name="T5433"><text:s/></text:span><text:span text:style-name="T5434">ἀδυνάτου</text:span><text:span text:style-name="T5435"><text:s/></text:span><text:span text:style-name="T5436">καὶ</text:span><text:span text:style-name="T5437"><text:s/></text:span><text:span text:style-name="T5438">ῥᾳδίως</text:span><text:span text:style-name="T5439"><text:s/></text:span><text:span text:style-name="T5440">ὑποκλινομένου</text:span><text:span text:style-name="T5441"><text:s/></text:span><text:span text:style-name="T5442">πᾶσι</text:span><text:span text:style-name="T5443"><text:s/></text:span><text:span text:style-name="T5444">τοῖς</text:span><text:span text:style-name="T5445"><text:s/></text:span><text:span text:style-name="T5446">ἀνέμοις</text:span><text:span text:style-name="T5447">,<text:s/></text:span><text:span text:style-name="T5448">ὁ</text:span><text:span text:style-name="T5449"><text:s/></text:span><text:span text:style-name="T5450">κάλαμος</text:span><text:span text:style-name="T5451"><text:s/></text:span><text:span text:style-name="T5452">σιωπῶν</text:span><text:span text:style-name="T5453"><text:s/></text:span><text:span text:style-name="T5454">οὐκ</text:span><text:span text:style-name="T5455"><text:s/></text:span><text:span text:style-name="T5456">ἐφθέγξατο</text:span><text:span text:style-name="T5457">.<text:s/></text:span><text:span text:style-name="T5458">Καὶ</text:span><text:span text:style-name="T5459"><text:s/></text:span><text:span text:style-name="T5460">μικρὸν</text:span><text:span text:style-name="T5461"><text:s/></text:span><text:span text:style-name="T5462">ὑπομείνας</text:span><text:span text:style-name="T5463">,<text:s/></text:span><text:span text:style-name="T5464">ἐπειδὴ</text:span><text:span text:style-name="T5465"><text:s/></text:span><text:span text:style-name="T5466">ἄνεμος</text:span><text:span text:style-name="T5467"><text:s/></text:span><text:span text:style-name="T5468">ἔπνευσεν</text:span><text:span text:style-name="T5469"><text:s/></text:span><text:span text:style-name="T5470">ἰσχυρός</text:span><text:span text:style-name="T5471">,<text:s/></text:span><text:span text:style-name="T5472">ὁ</text:span><text:span text:style-name="T5473"><text:s/></text:span><text:span text:style-name="T5474">μὲν</text:span><text:span text:style-name="T5475"><text:s/></text:span><text:span text:style-name="T5476">κάλαμος</text:span><text:span text:style-name="T5477"><text:s/></text:span><text:span text:style-name="T5478">ὑποσεισθεὶς</text:span><text:span text:style-name="T5479"><text:s/></text:span><text:span text:style-name="T5480">καὶ</text:span><text:span text:style-name="T5481"><text:s/></text:span><text:span text:style-name="T5482">ὑποκλινθεὶς</text:span><text:span text:style-name="T5483"><text:s/></text:span><text:span text:style-name="T5484">τοῖς</text:span><text:span text:style-name="T5485"><text:s/></text:span><text:span text:style-name="T5486">ἀνέμοις</text:span><text:span text:style-name="T5487"><text:s/></text:span><text:span text:style-name="T5488">ῥᾳδίως</text:span><text:span text:style-name="T5489"><text:s/></text:span><text:span text:style-name="T5490">διεσώθη</text:span><text:span text:style-name="T5491">·<text:s/></text:span><text:span text:style-name="T5492">ἡ</text:span><text:span text:style-name="T5493"><text:s/></text:span><text:span text:style-name="T5494">δ᾿</text:span><text:span text:style-name="T5495"><text:s/></text:span><text:span text:style-name="T5496">ἐλαία</text:span><text:span text:style-name="T5497">,<text:s/></text:span><text:span text:style-name="T5498">ἐπειδὴ</text:span><text:span text:style-name="T5499"><text:s/></text:span><text:span text:style-name="T5500">ἀντέτεινε</text:span><text:span text:style-name="T5501"><text:s/></text:span><text:span text:style-name="T5502">τοῖς</text:span><text:span text:style-name="T5503"><text:s/></text:span><text:span text:style-name="T5504">ἀνέμοις</text:span><text:span text:style-name="T5505">,<text:s/></text:span><text:span text:style-name="T5506">κατεκλάσθη</text:span><text:span text:style-name="T5507"><text:s/></text:span><text:span text:style-name="T5508">τῇ</text:span><text:span text:style-name="T5509"><text:s/></text:span><text:span text:style-name="T5510">βίᾳ</text:span><text:span text:style-name="T5511">.</text:span></text:p>
            <text:p text:style-name="P5512"><text:span text:style-name="T5513">Ὁ</text:span><text:span text:style-name="T5514"><text:s/></text:span><text:span text:style-name="T5515">μῦθος</text:span><text:span text:style-name="T5516"><text:s/></text:span><text:span text:style-name="T5517">δηλοῖ</text:span><text:span text:style-name="T5518"><text:s/></text:span><text:span text:style-name="T5519">ὅτι</text:span><text:span text:style-name="T5520"><text:s/></text:span><text:span text:style-name="T5521">οἱ</text:span><text:span text:style-name="T5522"><text:s/></text:span><text:span text:style-name="T5523">τῷ</text:span><text:span text:style-name="T5524"><text:s/></text:span><text:span text:style-name="T5525">καιρῷ</text:span><text:span text:style-name="T5526"><text:s/></text:span><text:span text:style-name="T5527">καὶ</text:span><text:span text:style-name="T5528"><text:s/></text:span><text:span text:style-name="T5529">τοῖς</text:span><text:span text:style-name="T5530"><text:s/></text:span><text:span text:style-name="T5531">κρείττοσιν</text:span><text:span text:style-name="T5532"><text:s/></text:span><text:span text:style-name="T5533">αὐτῶν</text:span><text:span text:style-name="T5534"><text:s/></text:span><text:span text:style-name="T5535">μὴ</text:span><text:span text:style-name="T5536"><text:s/></text:span><text:span text:style-name="T5537">ἀνθιστάμενοι</text:span><text:span text:style-name="T5538"><text:s/></text:span><text:span text:style-name="T5539">κρείττους</text:span><text:span text:style-name="T5540"><text:s/></text:span><text:span text:style-name="T5541">εἰσὶ</text:span><text:span text:style-name="T5542"><text:s/></text:span><text:span text:style-name="T5543">τῶν</text:span><text:span text:style-name="T5544"><text:s/></text:span><text:span text:style-name="T5545">πρὸς</text:span><text:span text:style-name="T5546"><text:s/></text:span><text:span text:style-name="T5547">μείζονας</text:span><text:span text:style-name="T5548"><text:s/></text:span><text:span text:style-name="T5549">φιλονεικούντων</text:span><text:span text:style-name="T5550">.</text:span></text:p>
          </table:table-cell>
          <table:table-cell table:style-name="TableCell5551">
            <text:p text:style-name="P5552">A<text:s/>Reed<text:s/>and<text:s/>An<text:s/>Olive<text:s/>Tree</text:p>
            <text:p text:style-name="P5553">The reed and the olive tree disputed their endurance, their strength, their<text:s/>silence. The<text:s/>reed being rebuked by the<text:s/>olive tree reproached<text:s/>as weak<text:s/>and easily<text:s/>yielding to all the winds. The reed was silent and did not answer.<text:s/>And enduring a little while, when a strong wind blew the reed<text:s/>being<text:s/>shaken and bent<text:s/>down<text:s/>by the winds, easily<text:s/>was preserved.<text:s/>But the olive tree,<text:s/>since it<text:s/>resisted<text:s/>the winds, was broken<text:s/>by<text:s/>violence.</text:p>
            <text:p text:style-name="P5554"/>
            <text:p text:style-name="P5555">The fable<text:s/>shows that those who<text:s/>do not resist<text:s/>circumstance<text:s/>nor those who are greater than themselves are greater than those who<text:s/>compete with more powerful<text:s/>[people].</text:p>
          </table:table-cell>
        </table:table-row>
        <text:soft-page-break/>
        <table:table-row table:style-name="TableRow5556">
          <table:table-cell table:style-name="TableCell5557">
            <text:p text:style-name="P5558"><text:span text:style-name="T5559">144.<text:s/></text:span><text:span text:style-name="T5560">Κάμηλος</text:span><text:span text:style-name="T5561"><text:s text:c="2"/></text:span><text:span text:style-name="T5562">ἀφοδεύσασα</text:span><text:span text:style-name="T5563"><text:s/></text:span><text:span text:style-name="T5564">ἐν</text:span><text:span text:style-name="T5565"><text:s/></text:span><text:span text:style-name="T5566">ποταμῷ</text:span><text:span text:style-name="T5567"><text:s/>.</text:span></text:p>
            <text:p text:style-name="P5568"><text:span text:style-name="T5569">Διέβαινε</text:span><text:span text:style-name="T5570"><text:s/></text:span><text:span text:style-name="T5571">ποταμὸν</text:span><text:span text:style-name="T5572"><text:s/></text:span><text:span text:style-name="T5573">κάμηλος</text:span><text:span text:style-name="T5574"><text:s/></text:span><text:span text:style-name="T5575">ὀξὺ</text:span><text:span text:style-name="T5576"><text:s/></text:span><text:span text:style-name="T5577">ῥέοντα</text:span><text:span text:style-name="T5578">.<text:s/></text:span><text:span text:style-name="T5579">Ἀφοδεύσασα</text:span><text:span text:style-name="T5580"><text:s/></text:span><text:span text:style-name="T5581">δὲ</text:span><text:span text:style-name="T5582"><text:s/></text:span><text:span text:style-name="T5583">καὶ</text:span><text:span text:style-name="T5584"><text:s/></text:span><text:span text:style-name="T5585">τὴν</text:span><text:span text:style-name="T5586"><text:s/></text:span><text:span text:style-name="T5587">κόπρον</text:span><text:span text:style-name="T5588"><text:s/></text:span><text:span text:style-name="T5589">εὐθὺς</text:span><text:span text:style-name="T5590"><text:s/></text:span><text:span text:style-name="T5591">ἔμπροσθεν</text:span><text:span text:style-name="T5592"><text:s/></text:span><text:span text:style-name="T5593">αὐτῆς</text:span><text:span text:style-name="T5594"><text:s/></text:span><text:span text:style-name="T5595">ἰδοῦσα</text:span><text:span text:style-name="T5596"><text:s/></text:span><text:span text:style-name="T5597">διὰ</text:span><text:span text:style-name="T5598"><text:s/></text:span><text:span text:style-name="T5599">τὸ</text:span><text:span text:style-name="T5600"><text:s/></text:span><text:span text:style-name="T5601">ὀξὺ</text:span><text:span text:style-name="T5602"><text:s/></text:span><text:span text:style-name="T5603">τοῦ</text:span><text:span text:style-name="T5604"><text:s/></text:span><text:span text:style-name="T5605">ῥεύματος</text:span><text:span text:style-name="T5606"><text:s/></text:span><text:span text:style-name="T5607">εἶπεν</text:span><text:span text:style-name="T5608">· «<text:s/></text:span><text:span text:style-name="T5609">Τί</text:span><text:span text:style-name="T5610"><text:s/></text:span><text:span text:style-name="T5611">τοῦτο</text:span><text:span text:style-name="T5612">;<text:s/></text:span><text:span text:style-name="T5613">τὰ</text:span><text:span text:style-name="T5614"><text:s/></text:span><text:span text:style-name="T5615">ὄπισθέν</text:span><text:span text:style-name="T5616"><text:s/></text:span><text:span text:style-name="T5617">μου</text:span><text:span text:style-name="T5618"><text:s/></text:span><text:span text:style-name="T5619">ἔμπροσθέν</text:span><text:span text:style-name="T5620"><text:s/></text:span><text:span text:style-name="T5621">μου</text:span><text:span text:style-name="T5622"><text:s/></text:span><text:span text:style-name="T5623">νῦν</text:span><text:span text:style-name="T5624"><text:s/></text:span><text:span text:style-name="T5625">ὁρῶ</text:span><text:span text:style-name="T5626"><text:s/></text:span><text:span text:style-name="T5627">διερχόμενα</text:span><text:span text:style-name="T5628">.</text:span></text:p>
            <text:p text:style-name="P5629"><text:span text:style-name="T5630">ἐν</text:span><text:span text:style-name="T5631"><text:s/></text:span><text:span text:style-name="T5632">πόλει</text:span><text:span text:style-name="T5633"><text:s/></text:span><text:span text:style-name="T5634">ἐν</text:span><text:span text:style-name="T5635"><text:s/></text:span><text:span text:style-name="T5636">ᾗ</text:span><text:span text:style-name="T5637"><text:s/></text:span><text:span text:style-name="T5638">ἔσχατοι</text:span><text:span text:style-name="T5639"><text:s/></text:span><text:span text:style-name="T5640">καὶ</text:span><text:span text:style-name="T5641"><text:s/></text:span><text:span text:style-name="T5642">ἄφρονες</text:span><text:span text:style-name="T5643"><text:s/></text:span><text:span text:style-name="T5644">κρατοῦσιν</text:span><text:span text:style-name="T5645"><text:s/></text:span><text:span text:style-name="T5646">ἀντὶ</text:span><text:span text:style-name="T5647"><text:s/></text:span><text:span text:style-name="T5648">τῶν</text:span><text:span text:style-name="T5649"><text:s/></text:span><text:span text:style-name="T5650">πρώτων</text:span><text:span text:style-name="T5651"><text:s/></text:span><text:span text:style-name="T5652">καὶ</text:span><text:span text:style-name="T5653"><text:s/></text:span><text:span text:style-name="T5654">φρονίμων</text:span><text:span text:style-name="T5655"><text:s/></text:span><text:span text:style-name="T5656">ἁρμόζει</text:span><text:span text:style-name="T5657"><text:s/></text:span><text:span text:style-name="T5658">ὁ</text:span><text:span text:style-name="T5659"><text:s/></text:span><text:span text:style-name="T5660">μῦθος</text:span><text:span text:style-name="T5661">.</text:span></text:p>
          </table:table-cell>
          <table:table-cell table:style-name="TableCell5662">
            <text:p text:style-name="P5663">A<text:s/>Camel<text:s/>Deficating in a<text:s/>River</text:p>
            <text:p text:style-name="P5664">A camel<text:s/>crossed<text:s/>a<text:s/>swift-flowing river.<text:s/>And having<text:s/>deficated and<text:s/>immediately seeing<text:s/>the<text:s/>dung in front of her because of the swiftness of the current said. "What is this? Those things which [were]<text:s/>behind me<text:s/>I now<text:s/>see pass in front of me.</text:p>
            <text:p text:style-name="P5665"/>
            <text:p text:style-name="P5666">This fable is applicable in<text:s/>a State<text:s/>in which<text:s/>the<text:s/>least<text:s/>and<text:s/>foolish<text:s/>dominate instead of the foremost<text:s/>and<text:s/>wise.</text:p>
          </table:table-cell>
        </table:table-row>
        <table:table-row table:style-name="TableRow5667">
          <table:table-cell table:style-name="TableCell5668">
            <text:p text:style-name="P5669"><text:span text:style-name="T5670">145.<text:s/></text:span><text:span text:style-name="T5671">Κάμηλος</text:span><text:span text:style-name="T5672"><text:s/></text:span><text:span text:style-name="T5673">καὶ</text:span><text:span text:style-name="T5674"><text:s/></text:span><text:span text:style-name="T5675">ἐλέφας</text:span><text:span text:style-name="T5676"><text:s/></text:span><text:span text:style-name="T5677">καὶ</text:span><text:span text:style-name="T5678"><text:s/></text:span><text:span text:style-name="T5679">πίθηκος</text:span></text:p>
            <text:p text:style-name="P5680"><text:span text:style-name="T5681">Τῶν</text:span><text:span text:style-name="T5682"><text:s/></text:span><text:span text:style-name="T5683">ἀλόγων</text:span><text:span text:style-name="T5684"><text:s/></text:span><text:span text:style-name="T5685">ζῴων</text:span><text:span text:style-name="T5686"><text:s/></text:span><text:span text:style-name="T5687">βουλευομένων</text:span><text:span text:style-name="T5688"><text:s/></text:span><text:span text:style-name="T5689">βασιλέα</text:span><text:span text:style-name="T5690"><text:s/></text:span><text:span text:style-name="T5691">ἑλέσθαι</text:span><text:span text:style-name="T5692">,<text:s/></text:span><text:span text:style-name="T5693">κάμηλος</text:span><text:span text:style-name="T5694"><text:s/></text:span><text:span text:style-name="T5695">καὶ</text:span><text:span text:style-name="T5696"><text:s/></text:span><text:span text:style-name="T5697">ἐλέφας</text:span><text:span text:style-name="T5698"><text:s/></text:span><text:span text:style-name="T5699">καταστάντες</text:span><text:span text:style-name="T5700"><text:s/></text:span><text:span text:style-name="T5701">ἐφιλονείκουν</text:span><text:span text:style-name="T5702">,<text:s/></text:span><text:span text:style-name="T5703">καὶ</text:span><text:span text:style-name="T5704"><text:s/></text:span><text:span text:style-name="T5705">διὰ</text:span><text:span text:style-name="T5706"><text:s/></text:span><text:span text:style-name="T5707">τὸ</text:span><text:span text:style-name="T5708"><text:s/></text:span><text:span text:style-name="T5709">μέγεθος</text:span><text:span text:style-name="T5710"><text:s/></text:span><text:span text:style-name="T5711">τοῦ</text:span><text:span text:style-name="T5712"><text:s/></text:span><text:span text:style-name="T5713">σώματος</text:span><text:span text:style-name="T5714"><text:s/></text:span><text:span text:style-name="T5715">καὶ</text:span><text:span text:style-name="T5716"><text:s/></text:span><text:span text:style-name="T5717">διὰ</text:span><text:span text:style-name="T5718"><text:s/></text:span><text:span text:style-name="T5719">τὴν</text:span><text:span text:style-name="T5720"><text:s/></text:span><text:span text:style-name="T5721">ἰσχὺν</text:span><text:span text:style-name="T5722"><text:s/></text:span><text:span text:style-name="T5723">ἐλπίζοντες</text:span><text:span text:style-name="T5724"><text:s/></text:span><text:span text:style-name="T5725">πάντων</text:span><text:span text:style-name="T5726"><text:s/></text:span><text:span text:style-name="T5727">προκρίνεσθαι</text:span><text:span text:style-name="T5728">.<text:s/></text:span><text:span text:style-name="T5729">Πίθηκος</text:span><text:span text:style-name="T5730"><text:s/></text:span><text:span text:style-name="T5731">δὲ</text:span><text:span text:style-name="T5732"><text:s/></text:span><text:span text:style-name="T5733">ἀμφοτέρους</text:span><text:span text:style-name="T5734"><text:s/></text:span><text:span text:style-name="T5735">ἀνεπιτηδείους</text:span><text:span text:style-name="T5736"><text:s/></text:span><text:span text:style-name="T5737">εἶναι</text:span><text:span text:style-name="T5738"><text:s/></text:span><text:span text:style-name="T5739">ἔφη</text:span><text:span text:style-name="T5740">,<text:s/></text:span><text:span text:style-name="T5741">τὴν</text:span><text:span text:style-name="T5742"><text:s/></text:span><text:span text:style-name="T5743">μὲν</text:span><text:span text:style-name="T5744"><text:s/></text:span><text:span text:style-name="T5745">κάμηλον</text:span><text:span text:style-name="T5746">,<text:s/></text:span><text:span text:style-name="T5747">διότι</text:span><text:span text:style-name="T5748"><text:s/></text:span><text:span text:style-name="T5749">χολὴν</text:span><text:span text:style-name="T5750"><text:s/></text:span><text:span text:style-name="T5751">οὐκ</text:span><text:span text:style-name="T5752"><text:s/></text:span><text:span text:style-name="T5753">ἔχει</text:span><text:span text:style-name="T5754"><text:s/></text:span><text:span text:style-name="T5755">κατὰ</text:span><text:span text:style-name="T5756"><text:s/></text:span><text:span text:style-name="T5757">τῶν</text:span><text:span text:style-name="T5758"><text:s/></text:span><text:span text:style-name="T5759">ἀδικούντων</text:span><text:span text:style-name="T5760">,<text:s/></text:span><text:span text:style-name="T5761">τὸν</text:span><text:span text:style-name="T5762"><text:s/></text:span><text:span text:style-name="T5763">δὲ</text:span><text:span text:style-name="T5764"><text:s/></text:span><text:span text:style-name="T5765">ἐλέφαντα</text:span><text:span text:style-name="T5766">,<text:s/></text:span><text:span text:style-name="T5767">ὅτι</text:span><text:span text:style-name="T5768"><text:s/></text:span><text:span text:style-name="T5769">δέος</text:span><text:span text:style-name="T5770"><text:s/></text:span><text:span text:style-name="T5771">ἐστὶ</text:span><text:span text:style-name="T5772"><text:s/></text:span><text:span text:style-name="T5773">μὴ</text:span><text:span text:style-name="T5774"><text:s/></text:span><text:span text:style-name="T5775">χοιρίδιον</text:span><text:span text:style-name="T5776">,<text:s/></text:span><text:span text:style-name="T5777">ὃ</text:span><text:span text:style-name="T5778"><text:s/></text:span><text:span text:style-name="T5779">δέδοικεν</text:span><text:span text:style-name="T5780">,<text:s/></text:span><text:span text:style-name="T5781">ἡμῖν</text:span><text:span text:style-name="T5782"><text:s/></text:span><text:span text:style-name="T5783">ἐπιτιθῆται</text:span><text:span text:style-name="T5784">.</text:span></text:p>
            <text:p text:style-name="P5785"><text:span text:style-name="T5786">Ὁ λόγος δηλοῖ ὅτι πολλοὶ καὶ τῶν μεγίστων πραγμάτων διὰ μικρὰν αἰτίαν κωλύονται.</text:span></text:p>
          </table:table-cell>
          <table:table-cell table:style-name="TableCell5787">
            <text:p text:style-name="P5788"><text:span text:style-name="T5789">A</text:span><text:span text:style-name="T5790"><text:s/>C</text:span><text:span text:style-name="T5791">amel</text:span><text:span text:style-name="T5792">,</text:span><text:span text:style-name="T5793"><text:s/>An<text:s/></text:span><text:span text:style-name="T5794">E</text:span><text:span text:style-name="T5795">lephant and A<text:s/></text:span><text:span text:style-name="T5796">M</text:span><text:span text:style-name="T5797">onkey</text:span></text:p>
            <text:p text:style-name="P5798">The<text:s/>irrational animals<text:s/>deliberating<text:s/>over the choice of a king,<text:s/>a<text:s/>camel and<text:s/>an<text:s/>elephant<text:s/>quarelled while standing<text:s/>up and hoping to be preferred<text:s/>because of their size of body and strength. But the monkey declared them both<text:s/>to be<text:s/>unfit: "the camel, he said, because he has no anger against<text:s/>wrong doing, and the elephant, because he is<text:s/>afraid lest<text:s/>a piglet,<text:s/>which<text:s/>he is afraid of, comes and attacks us.”</text:p>
            <text:p text:style-name="P5799"/>
            <text:p text:style-name="P5800"><text:span text:style-name="T5801">This<text:s/></text:span><text:span text:style-name="T5802">account reveals<text:s/></text:span><text:span text:style-name="T5803">that<text:s/></text:span><text:span text:style-name="T5804">many<text:s/></text:span><text:span text:style-name="T5805">a</text:span><text:span text:style-name="T5806">re hindered from great business because of</text:span><text:span text:style-name="T5807"><text:s/></text:span><text:span text:style-name="T5808">a<text:s/></text:span><text:span text:style-name="T5809">small cause.</text:span><text:span text:style-name="T5810"><text:line-break/></text:span><text:span text:style-name="T5811"><text:line-break/><text:s/></text:span><text:span text:style-name="T5812">κωλύονται</text:span><text:span text:style-name="T5813"><text:s/></text:span><text:span text:style-name="T5814">= κωλύω</text:span><text:span text:style-name="T5815">: prevent + gen. of the thing not allowed, acc. of person prevented</text:span></text:p>
          </table:table-cell>
        </table:table-row>
        <table:table-row table:style-name="TableRow5816">
          <table:table-cell table:style-name="TableCell5817">
            <text:p text:style-name="P5818"><text:span text:style-name="T5819">146.<text:s/></text:span><text:span text:style-name="T5820">Κάμηλος</text:span><text:span text:style-name="T5821"><text:s/></text:span><text:span text:style-name="T5822">καὶ</text:span><text:span text:style-name="T5823"><text:s/></text:span><text:span text:style-name="T5824">Ζεύς</text:span><text:span text:style-name="T5825">.</text:span></text:p>
            <text:p text:style-name="P5826"><text:span text:style-name="T5827">Κάμηλος</text:span><text:span text:style-name="T5828"><text:s/></text:span><text:span text:style-name="T5829">θεασαμένη</text:span><text:span text:style-name="T5830"><text:s/></text:span><text:span text:style-name="T5831">ταῦρον</text:span><text:span text:style-name="T5832"><text:s/></text:span><text:span text:style-name="T5833">ἐπὶ</text:span><text:span text:style-name="T5834"><text:s/></text:span><text:span text:style-name="T5835">τοῖς</text:span><text:span text:style-name="T5836"><text:s/></text:span><text:span text:style-name="T5837">κέρασιν</text:span><text:span text:style-name="T5838"><text:s/></text:span><text:span text:style-name="T5839">ἀγαλλόμενον</text:span><text:span text:style-name="T5840">,<text:s/></text:span><text:span text:style-name="T5841">φθονήσασα</text:span><text:span text:style-name="T5842"><text:s/></text:span><text:span text:style-name="T5843">αὐτῷ</text:span><text:span text:style-name="T5844">,<text:s/></text:span><text:span text:style-name="T5845">ἐβουλήθη</text:span><text:span text:style-name="T5846"><text:s/></text:span><text:span text:style-name="T5847">καὶ</text:span><text:span text:style-name="T5848"><text:s/></text:span><text:span text:style-name="T5849">αὐτὴ</text:span><text:span text:style-name="T5850"><text:s/></text:span><text:span text:style-name="T5851">τῶν</text:span><text:span text:style-name="T5852"><text:s/></text:span><text:span text:style-name="T5853">ἴσων</text:span><text:span text:style-name="T5854"><text:s/></text:span><text:span text:style-name="T5855">ἐφικέσθαι</text:span><text:span text:style-name="T5856">.<text:s/></text:span><text:span text:style-name="T5857">Διόπερ παραγενομένη πρὸς τὸν Δία, τούτου ἐδέετο, ὅπως αὐτῇ κέρατα προσνείμῃ. Καὶ ὁ Ζεὺς ἀγανακτήσας κατ᾿ αὐτῆς, ἐπειδὴ μὴ ἀρκεῖται τῷ μεγέθει τοῦ σώματος καὶ τῇ ἰσχύι, ἀλλὰ καὶ περισσοτέρων ἐπιθυμεῖ, οὐ μόνον αὐτῇ κέρατα οὐ προσέθηκεν, ἀλλὰ καὶ μέρος τι τῶν ὤτων ἀφείλετο.</text:span></text:p>
            <text:p text:style-name="P5858"><text:span text:style-name="T5859">Οὕτω πολλοὶ διὰ πλεονεξίαν τοῖς ἄλλοις ἐποφθαλμιῶντες λανθάνουσι καὶ τῶν ἰδίων στερούμενοι.</text:span></text:p>
          </table:table-cell>
          <table:table-cell table:style-name="TableCell5860">
            <text:p text:style-name="P5861"><text:span text:style-name="T5862">A</text:span><text:span text:style-name="T5863"><text:s/></text:span><text:span text:style-name="T5864">Camel</text:span><text:span text:style-name="T5865"><text:s/></text:span><text:span text:style-name="T5866">and<text:s/></text:span><text:span text:style-name="T5867">Z</text:span><text:span text:style-name="T5868">eus</text:span></text:p>
            <text:p text:style-name="P5869">A<text:s/>camel, seeing<text:s/>a<text:s/>bull<text:s/>rejoicing in<text:s/>its horns, envying<text:s/>it wanted<text:s/>also itself to<text:s/>obtain the<text:s/>equal things. Therefore, having gone to Zeus, he begged him to<text:s/>allot<text:s/>him horns. But Zeus, indignant<text:s/>against her since she<text:s/>was not satisfied with<text:s/>her<text:s/>great size and her<text:s/>strength and wanted even more, not only refused to add horns to<text:s/>her, but also cut off part of her<text:s/>ears.</text:p>
            <text:p text:style-name="P5870">Thus<text:s/>many people who, out of greed, looking<text:s/>upon others with envy, do not realize that they are<text:s/>being deprived of<text:s/>their own<text:s/>things.</text:p>
          </table:table-cell>
        </table:table-row>
        <text:soft-page-break/>
        <table:table-row table:style-name="TableRow5871">
          <table:table-cell table:style-name="TableCell5872">
            <text:p text:style-name="P5873"><text:span text:style-name="T5874">147.<text:s/></text:span><text:span text:style-name="T5875">Κάμηλος</text:span><text:span text:style-name="T5876"><text:s/></text:span><text:span text:style-name="T5877">ὀρχουμένη</text:span><text:span text:style-name="T5878">.</text:span></text:p>
            <text:p text:style-name="P5879"><text:span text:style-name="T5880">Κάμηλος</text:span><text:span text:style-name="T5881"><text:s/></text:span><text:span text:style-name="T5882">ἀναγκαζομένη</text:span><text:span text:style-name="T5883"><text:s/></text:span><text:span text:style-name="T5884">ὑπὸ</text:span><text:span text:style-name="T5885"><text:s/></text:span><text:span text:style-name="T5886">τοῦ</text:span><text:span text:style-name="T5887"><text:s/></text:span><text:span text:style-name="T5888">ἰδίου</text:span><text:span text:style-name="T5889"><text:s/></text:span><text:span text:style-name="T5890">δεσπότου</text:span><text:span text:style-name="T5891"><text:s/></text:span><text:span text:style-name="T5892">ὀρχήσασθαι</text:span><text:span text:style-name="T5893"><text:s/></text:span><text:span text:style-name="T5894">εἶπεν</text:span><text:span text:style-name="T5895">· «<text:s/></text:span><text:span text:style-name="T5896">Ἀλλ᾿</text:span><text:span text:style-name="T5897"><text:s/></text:span><text:span text:style-name="T5898">οὐ</text:span><text:span text:style-name="T5899"><text:s/></text:span><text:span text:style-name="T5900">μόνον</text:span><text:span text:style-name="T5901"><text:s/></text:span><text:span text:style-name="T5902">ὀρχουμένη</text:span><text:span text:style-name="T5903"><text:s/></text:span><text:span text:style-name="T5904">εἰμὶ</text:span><text:span text:style-name="T5905"><text:s/></text:span><text:span text:style-name="T5906">ἄσχημος</text:span><text:span text:style-name="T5907">,<text:s/></text:span><text:span text:style-name="T5908">ἀλλὰ</text:span><text:span text:style-name="T5909"><text:s/></text:span><text:span text:style-name="T5910">καὶ</text:span><text:span text:style-name="T5911"><text:s/></text:span><text:span text:style-name="T5912">περιπατοῦσα</text:span><text:span text:style-name="T5913">. »</text:span></text:p>
            <text:p text:style-name="P5914"><text:span text:style-name="T5915">Ὁ λόγος εἴρηται ἐν παντὶ ἔργῳ ἀπρέπειαν ἔχοντι.</text:span></text:p>
          </table:table-cell>
          <table:table-cell table:style-name="TableCell5916">
            <text:p text:style-name="P5917">The<text:s/>Dancing Camel</text:p>
            <text:p text:style-name="P5918">A camel forced to dance by his own master said, "But<text:s/>not only dancing<text:s/>am I ungraceful,<text:s/>but also<text:s/>walking."</text:p>
            <text:p text:style-name="P5919">The account<text:s/>is to<text:s/>be<text:s/>spoken<text:s/>in every act<text:s/>which<text:s/>possesses<text:s/>impropriety.</text:p>
          </table:table-cell>
        </table:table-row>
        <table:table-row table:style-name="TableRow5920">
          <table:table-cell table:style-name="TableCell5921">
            <text:p text:style-name="P5922"><text:span text:style-name="T5923">148.<text:s/></text:span><text:span text:style-name="T5924">Κάμηλος</text:span><text:span text:style-name="T5925"><text:s/></text:span><text:span text:style-name="T5926">τὸ</text:span><text:span text:style-name="T5927"><text:s/></text:span><text:span text:style-name="T5928">πρῶτον</text:span><text:span text:style-name="T5929"><text:s/></text:span><text:span text:style-name="T5930">ὀφθείς</text:span></text:p>
            <text:p text:style-name="P5931"><text:span text:style-name="T5932">Ὅτε</text:span><text:span text:style-name="T5933"><text:s/></text:span><text:span text:style-name="T5934">πρῶτον</text:span><text:span text:style-name="T5935"><text:s/></text:span><text:span text:style-name="T5936">κάμηλος</text:span><text:span text:style-name="T5937"><text:s/></text:span><text:span text:style-name="T5938">ὤφθη</text:span><text:span text:style-name="T5939">,<text:s/></text:span><text:span text:style-name="T5940">οἱ</text:span><text:span text:style-name="T5941"><text:s/></text:span><text:span text:style-name="T5942">ἄνθρωποι</text:span><text:span text:style-name="T5943"><text:s/></text:span><text:span text:style-name="T5944">φοβηθέντες</text:span><text:span text:style-name="T5945"><text:s/></text:span><text:span text:style-name="T5946">καὶ</text:span><text:span text:style-name="T5947"><text:s/></text:span><text:span text:style-name="T5948">τὸ</text:span><text:span text:style-name="T5949"><text:s/></text:span><text:span text:style-name="T5950">μέγεθος</text:span><text:span text:style-name="T5951"><text:s/></text:span><text:span text:style-name="T5952">καταπλαγέντες</text:span><text:span text:style-name="T5953"><text:s/></text:span><text:span text:style-name="T5954">ἔφευγον</text:span><text:span text:style-name="T5955">.<text:s/></text:span><text:span text:style-name="T5956">Ὡς δέ, χρόνου προιόντος, συνεῖδον αὐτῆς τὸ πρᾷον<text:s/></text:span><text:span text:style-name="T5957">κα</text:span><text:span text:style-name="T5958">ὶ ἐθάρρησαν μέχρι τοῦ προσελθεῖν. Αἰσθόμενοι δὲ κατὰ μικρὸν ὡς χολὴν τὸ ζῷον οὐκ ἔχει, εἰς τοιαύτης καταφρονήσεως ἦλθον ὥστε καὶ χαλινὸν αὐτῇ περιθέντες παισὶν ἐλαύνειν αὐτὴν ἔδωκαν.</text:span></text:p>
            <text:p text:style-name="P5959"><text:span text:style-name="T5960">Ὁ λόγος δηλοῖ ὅτι τὰ φοβερὰ τῶν πραγμάτων ἡ συνήθεια καταπραΰνει.</text:span></text:p>
          </table:table-cell>
          <table:table-cell table:style-name="TableCell5961">
            <text:p text:style-name="P5962">A<text:s/>Camel<text:s/>Seen<text:s/>For<text:s/>The<text:s/>First<text:s/>Time</text:p>
            <text:p text:style-name="P5963">When<text:s/>a camel was seen<text:s/>for the first time,<text:s/>mankind<text:s/>was<text:s/>frightened, and, struck by its large size fled. But<text:s/>as time went forth<text:s/>they realized her<text:s/>gentleness<text:s/>and<text:s/>they grew<text:s/>to the point of approaching her.<text:s/>And<text:s/>realizing little by little that the<text:s/>animal<text:s/>had no<text:s/>gall, they came<text:s/>such contempt that even placing a bridle around her, they handed her over to children to drive.</text:p>
            <text:p text:style-name="P5964">The account<text:s/>reveals<text:s/>that habit<text:s/>softens<text:s/>the fear of<text:s/>matters.</text:p>
          </table:table-cell>
        </table:table-row>
        <table:table-row table:style-name="TableRow5965">
          <table:table-cell table:style-name="TableCell5966">
            <text:p text:style-name="P5967"><text:span text:style-name="T5968">149.<text:s/></text:span><text:span text:style-name="T5969">Κάνθαροι</text:span><text:span text:style-name="T5970"><text:s/></text:span><text:span text:style-name="T5971">δύο</text:span><text:span text:style-name="T5972">.</text:span></text:p>
            <text:p text:style-name="P5973"><text:span text:style-name="T5974">Ἔν</text:span><text:span text:style-name="T5975"><text:s/></text:span><text:span text:style-name="T5976">τινι</text:span><text:span text:style-name="T5977"><text:s/></text:span><text:span text:style-name="T5978">νησιδίῳ</text:span><text:span text:style-name="T5979"><text:s/></text:span><text:span text:style-name="T5980">ταῦρος</text:span><text:span text:style-name="T5981"><text:s/></text:span><text:span text:style-name="T5982">ἐνέμετο</text:span><text:span text:style-name="T5983">·<text:s/></text:span><text:span text:style-name="T5984">τῇ</text:span><text:span text:style-name="T5985"><text:s/></text:span><text:span text:style-name="T5986">δὲ</text:span><text:span text:style-name="T5987"><text:s/></text:span><text:span text:style-name="T5988">τούτου</text:span><text:span text:style-name="T5989"><text:s/></text:span><text:span text:style-name="T5990">κόπρῳ</text:span><text:span text:style-name="T5991"><text:s/></text:span><text:span text:style-name="T5992">κάνθαροι</text:span><text:span text:style-name="T5993"><text:s/></text:span><text:span text:style-name="T5994">ἐτρέφοντο</text:span><text:span text:style-name="T5995"><text:s/></text:span><text:span text:style-name="T5996">δύο</text:span><text:span text:style-name="T5997">.<text:s/></text:span><text:span text:style-name="T5998">Καὶ</text:span><text:span text:style-name="T5999"><text:s/></text:span><text:span text:style-name="T6000">δὴ</text:span><text:span text:style-name="T6001"><text:s/></text:span><text:span text:style-name="T6002">τοῦ</text:span><text:span text:style-name="T6003"><text:s/></text:span><text:span text:style-name="T6004">χειμῶνος</text:span><text:span text:style-name="T6005"><text:s/></text:span><text:span text:style-name="T6006">ἐνισταμένου</text:span><text:span text:style-name="T6007">,<text:s/></text:span><text:span text:style-name="T6008">ὁ</text:span><text:span text:style-name="T6009"><text:s/></text:span><text:span text:style-name="T6010">ἕτερος</text:span><text:span text:style-name="T6011"><text:s/></text:span><text:span text:style-name="T6012">ἔλεγε</text:span><text:span text:style-name="T6013"><text:s/></text:span><text:span text:style-name="T6014">πρὸς</text:span><text:span text:style-name="T6015"><text:s/></text:span><text:span text:style-name="T6016">τὸν</text:span><text:span text:style-name="T6017"><text:s/></text:span><text:span text:style-name="T6018">ἕτερον</text:span><text:span text:style-name="T6019"><text:s/></text:span><text:span text:style-name="T6020">ὡς</text:span><text:span text:style-name="T6021"><text:s/></text:span><text:span text:style-name="T6022">ἄρα</text:span><text:span text:style-name="T6023"><text:s/></text:span><text:span text:style-name="T6024">βούλοιτο</text:span><text:span text:style-name="T6025"><text:s/></text:span><text:span text:style-name="T6026">εἰς</text:span><text:span text:style-name="T6027"><text:s/></text:span><text:span text:style-name="T6028">τὴν</text:span><text:span text:style-name="T6029"><text:s/></text:span><text:span text:style-name="T6030">ἤπειρον</text:span><text:span text:style-name="T6031"><text:s/></text:span><text:span text:style-name="T6032">διαπτάσθαι</text:span><text:span text:style-name="T6033">,<text:s/></text:span><text:span text:style-name="T6034">ἵνα</text:span><text:span text:style-name="T6035"><text:s/></text:span><text:span text:style-name="T6036">ἐκείνῳ</text:span><text:span text:style-name="T6037"><text:s/></text:span><text:span text:style-name="T6038">μόνῳ</text:span><text:span text:style-name="T6039"><text:s/></text:span><text:span text:style-name="T6040">ὄντι</text:span><text:span text:style-name="T6041"><text:s/></text:span><text:span text:style-name="T6042">ἡ</text:span><text:span text:style-name="T6043"><text:s/></text:span><text:span text:style-name="T6044">τροφὴ</text:span><text:span text:style-name="T6045"><text:s/></text:span><text:span text:style-name="T6046">ἱκανῶς</text:span><text:span text:style-name="T6047"><text:s/></text:span><text:span text:style-name="T6048">ὑπάρχῃ</text:span><text:span text:style-name="T6049">,<text:s/></text:span><text:span text:style-name="T6050">καὶ</text:span><text:span text:style-name="T6051"><text:s/></text:span><text:span text:style-name="T6052">αὐτὸς</text:span><text:span text:style-name="T6053"><text:s/></text:span><text:span text:style-name="T6054">ἐκεῖσε</text:span><text:span text:style-name="T6055"><text:s/></text:span><text:span text:style-name="T6056">ἐλθὼν</text:span><text:span text:style-name="T6057"><text:s/></text:span><text:span text:style-name="T6058">τὸν</text:span><text:span text:style-name="T6059"><text:s/></text:span><text:span text:style-name="T6060">χειμῶνα</text:span><text:span text:style-name="T6061"><text:s/></text:span><text:span text:style-name="T6062">διαγένηται</text:span><text:span text:style-name="T6063">.<text:s/></text:span><text:span text:style-name="T6064">Ἔλεγε</text:span><text:span text:style-name="T6065"><text:s/></text:span><text:span text:style-name="T6066">δὲ</text:span><text:span text:style-name="T6067"><text:s/></text:span><text:span text:style-name="T6068">ὅτι</text:span><text:span text:style-name="T6069">,<text:s/></text:span><text:span text:style-name="T6070">ἐὰν</text:span><text:span text:style-name="T6071"><text:s/></text:span><text:span text:style-name="T6072">πολλὴν</text:span><text:span text:style-name="T6073"><text:s/></text:span><text:span text:style-name="T6074">εὕρῃ</text:span><text:span text:style-name="T6075"><text:s/></text:span><text:span text:style-name="T6076">τὴν</text:span><text:span text:style-name="T6077"><text:s/></text:span><text:span text:style-name="T6078">νομήν</text:span><text:span text:style-name="T6079">,<text:s/></text:span><text:span text:style-name="T6080">καὶ</text:span><text:span text:style-name="T6081"><text:s/></text:span><text:span text:style-name="T6082">αὐτῷ</text:span><text:span text:style-name="T6083"><text:s/></text:span><text:span text:style-name="T6084">οἴσει</text:span><text:span text:style-name="T6085">.<text:s/></text:span><text:span text:style-name="T6086">Παραγενόμενος</text:span><text:span text:style-name="T6087"><text:s/></text:span><text:span text:style-name="T6088">δὲ</text:span><text:span text:style-name="T6089"><text:s/></text:span><text:span text:style-name="T6090">εἰς</text:span><text:span text:style-name="T6091"><text:s/></text:span><text:span text:style-name="T6092">τὴν</text:span><text:span text:style-name="T6093"><text:s/></text:span><text:span text:style-name="T6094">χέρσον</text:span><text:span text:style-name="T6095"><text:s/></text:span><text:span text:style-name="T6096">καὶ</text:span><text:span text:style-name="T6097"><text:s/></text:span><text:span text:style-name="T6098">καταλαβὼν</text:span><text:span text:style-name="T6099"><text:s/></text:span><text:span text:style-name="T6100">πολλὴν</text:span><text:span text:style-name="T6101"><text:s/></text:span><text:span text:style-name="T6102">μὲν</text:span><text:span text:style-name="T6103"><text:s/></text:span><text:span text:style-name="T6104">τὴν</text:span><text:span text:style-name="T6105"><text:s/></text:span><text:span text:style-name="T6106">κόπρον</text:span><text:span text:style-name="T6107">,<text:s/></text:span><text:span text:style-name="T6108">ὑγρὰν</text:span><text:span text:style-name="T6109"><text:s/></text:span><text:span text:style-name="T6110">δέ</text:span><text:span text:style-name="T6111">,<text:s/></text:span><text:span text:style-name="T6112">μένων</text:span><text:span text:style-name="T6113"><text:s/></text:span><text:span text:style-name="T6114">ἐτρέφετο</text:span><text:span text:style-name="T6115"><text:s/></text:span><text:span text:style-name="T6116">ἐνταῦθα</text:span><text:span text:style-name="T6117">.<text:s/></text:span><text:span text:style-name="T6118">Τοῦ</text:span><text:span text:style-name="T6119"><text:s/></text:span><text:span text:style-name="T6120">δὲ</text:span><text:span text:style-name="T6121"><text:s/></text:span><text:span text:style-name="T6122">χειμῶνος</text:span><text:span text:style-name="T6123"><text:s/></text:span><text:span text:style-name="T6124">διελθόντος</text:span><text:span text:style-name="T6125">,<text:s/></text:span><text:span text:style-name="T6126">πάλιν</text:span><text:span text:style-name="T6127"><text:s/></text:span><text:span text:style-name="T6128">εἰς</text:span><text:span text:style-name="T6129"><text:s/></text:span><text:span text:style-name="T6130">τὴν</text:span><text:span text:style-name="T6131"><text:s/></text:span><text:span text:style-name="T6132">νῆσον</text:span><text:span text:style-name="T6133"><text:s/></text:span><text:span text:style-name="T6134">διέπτη</text:span><text:span text:style-name="T6135">.<text:s/></text:span><text:span text:style-name="T6136">Ὁ</text:span><text:span text:style-name="T6137"><text:s/></text:span><text:span text:style-name="T6138">δὲ</text:span><text:span text:style-name="T6139"><text:s/></text:span><text:span text:style-name="T6140">ἕτερος</text:span><text:span text:style-name="T6141"><text:s/></text:span><text:span text:style-name="T6142">θεασάμενος</text:span><text:span text:style-name="T6143"><text:s/></text:span><text:span text:style-name="T6144">αὐτὸν</text:span><text:span text:style-name="T6145"><text:s/></text:span><text:span text:style-name="T6146">λιπαρὸν</text:span><text:span text:style-name="T6147"><text:s/></text:span><text:span text:style-name="T6148">καὶ</text:span><text:span text:style-name="T6149"><text:s/></text:span><text:span text:style-name="T6150">εὐεκτοῦντα</text:span><text:span text:style-name="T6151">,<text:s/></text:span><text:span text:style-name="T6152">ᾐτιάσατο</text:span><text:span text:style-name="T6153"><text:s/></text:span><text:span text:style-name="T6154">αὐτὸν</text:span><text:span text:style-name="T6155"><text:s/></text:span><text:span text:style-name="T6156">διότι</text:span><text:span text:style-name="T6157"><text:s/></text:span><text:span text:style-name="T6158">προϋποσχόμενος</text:span><text:span text:style-name="T6159"><text:s/></text:span><text:span text:style-name="T6160">αὐτῷ</text:span><text:span text:style-name="T6161"><text:s/></text:span><text:span text:style-name="T6162">οὐδὲν</text:span><text:span text:style-name="T6163"><text:s/></text:span><text:span text:style-name="T6164">ἐκόμισεν</text:span><text:span text:style-name="T6165">.<text:s/></text:span><text:span text:style-name="T6166">Ὁ</text:span><text:span text:style-name="T6167"><text:s/></text:span><text:span text:style-name="T6168">δὲ</text:span><text:span text:style-name="T6169"><text:s/></text:span><text:span text:style-name="T6170">εἶπε</text:span><text:span text:style-name="T6171">· «<text:s/></text:span><text:span text:style-name="T6172">Μὴ</text:span><text:span text:style-name="T6173"><text:s/></text:span><text:span text:style-name="T6174">ἐμὲ</text:span><text:span text:style-name="T6175"><text:s/></text:span><text:span text:style-name="T6176">μέμφου</text:span><text:span text:style-name="T6177">,<text:s/></text:span><text:span text:style-name="T6178">τὴν</text:span><text:span text:style-name="T6179"><text:s/></text:span><text:span text:style-name="T6180">δὲ</text:span><text:span text:style-name="T6181"><text:s/></text:span><text:span text:style-name="T6182">φύσιν</text:span><text:span text:style-name="T6183"><text:s/></text:span><text:span text:style-name="T6184">τοῦ</text:span><text:span text:style-name="T6185"><text:s/></text:span><text:span text:style-name="T6186">τόπου</text:span><text:span text:style-name="T6187">·<text:s/></text:span><text:span text:style-name="T6188">ἐκεῖθεν</text:span><text:span text:style-name="T6189"><text:s/></text:span><text:span text:style-name="T6190">γὰρ</text:span><text:span text:style-name="T6191"><text:s/></text:span><text:span text:style-name="T6192">τρέφεσθαι</text:span><text:span text:style-name="T6193"><text:s/></text:span><text:span text:style-name="T6194">μὲν</text:span><text:span text:style-name="T6195"><text:s/></text:span><text:span text:style-name="T6196">οἷόν</text:span><text:span text:style-name="T6197"><text:s/></text:span><text:span text:style-name="T6198">τε</text:span><text:span text:style-name="T6199">,<text:s/></text:span><text:span text:style-name="T6200">φέρεσθαι</text:span><text:span text:style-name="T6201"><text:s/></text:span><text:span text:style-name="T6202">δὲ</text:span><text:span text:style-name="T6203"><text:s/></text:span><text:span text:style-name="T6204">οὐδέν</text:span><text:span text:style-name="T6205">. »</text:span></text:p>
            <text:p text:style-name="P6206"><text:span text:style-name="T6207">Οὗτος ὁ λόγος ἁρμόσειεν ἂν πρὸς ἐκείνους οἳ τὰς φιλίας μέχρις ἑστιάσεως μόνον παρέχονται, περαιτέρω δὲ οὐδὲν τοὺς φίλους ὠφελοῦσιν.</text:span></text:p>
          </table:table-cell>
          <table:table-cell table:style-name="TableCell6208">
            <text:p text:style-name="P6209"><text:span text:style-name="T6210">Two<text:s/></text:span><text:span text:style-name="T6211">Dung-Beatles</text:span></text:p>
            <text:p text:style-name="P6212"><text:span text:style-name="T6213">A bull was grazing on a small island, and two<text:s/></text:span><text:span text:style-name="T6214">dung beetles</text:span><text:span text:style-name="T6215"><text:s/>were feeding on its dung.<text:s/></text:span><text:span text:style-name="T6216">Right when<text:s/></text:span><text:span text:style-name="T6217">winter came, one said to the other that he wanted to<text:s/></text:span><text:span text:style-name="T6218">fly over</text:span><text:span text:style-name="T6219"><text:s/>to the continent, so that,</text:span><text:span text:style-name="T6220"><text:s/>the other one<text:s/></text:span><text:span text:style-name="T6221">being alone,</text:span><text:span text:style-name="T6222"><text:s/>the<text:s/></text:span><text:span text:style-name="T6223">sustenance</text:span><text:span text:style-name="T6224"><text:s/>would be suficient and he going there would pass the winter</text:span><text:span text:style-name="T6225">.</text:span><text:span text:style-name="T6226"><text:s/>And he said that<text:s/></text:span><text:span text:style-name="T6227">if he found</text:span><text:span text:style-name="T6228"><text:s/>much pasture</text:span><text:span text:style-name="T6229">, he w</text:span><text:span text:style-name="T6230">ill</text:span><text:span text:style-name="T6231"><text:s/>bring<text:s/></text:span><text:span text:style-name="T6232">[</text:span><text:span text:style-name="T6233">it</text:span><text:span text:style-name="T6234">]</text:span><text:span text:style-name="T6235"><text:s/>to h</text:span><text:span text:style-name="T6236">im</text:span><text:span text:style-name="T6237">.<text:s/></text:span><text:span text:style-name="T6238">And arriving into</text:span><text:span text:style-name="T6239"><text:s/>the continent,</text:span><text:span text:style-name="T6240"><text:s/>and obtaining <text:s/>much</text:span><text:span text:style-name="T6241"><text:s/></text:span><text:span text:style-name="T6242">fresh<text:s/></text:span><text:span text:style-name="T6243">dung there,<text:s/></text:span><text:span text:style-name="T6244">living there<text:s/></text:span><text:span text:style-name="T6245">it<text:s/></text:span><text:span text:style-name="T6246">feed. And when winter passed,</text:span><text:span text:style-name="T6247"><text:s/>he<text:s/></text:span><text:span text:style-name="T6248">agiain flew<text:s/></text:span><text:span text:style-name="T6249">to the island.<text:s/></text:span><text:span text:style-name="T6250">And the other one<text:s/></text:span><text:span text:style-name="T6251">seeing him fat and in good shape,<text:s/></text:span><text:span text:style-name="T6252">asked</text:span><text:span text:style-name="T6253"><text:s/>him<text:s/></text:span><text:span text:style-name="T6254">why promising him he brough back nothing</text:span><text:span text:style-name="T6255">.</text:span><text:span text:style-name="T6256"><text:s/>And he said<text:s/></text:span><text:span text:style-name="T6257">“Don't blame me, but the nature of the place:<text:s/></text:span><text:span text:style-name="T6258">For from there<text:s/></text:span><text:span text:style-name="T6259">it is possible to<text:s/></text:span><text:span text:style-name="T6260">be nourished</text:span><text:span text:style-name="T6261">, but<text:s/></text:span><text:span text:style-name="T6262">[from there] nothing [is able] to be carried</text:span><text:span text:style-name="T6263">.</text:span></text:p>
            <text:p text:style-name="P6264">This<text:s/>account<text:s/>would be fitting for<text:s/>those who offer friendship only up to the point of a<text:s/>feasting, but beyond that, they do not benefit their friends in any way.</text:p>
          </table:table-cell>
        </table:table-row>
        <text:soft-page-break/>
        <table:table-row table:style-name="TableRow6265">
          <table:table-cell table:style-name="TableCell6266">
            <text:p text:style-name="P6267"><text:span text:style-name="T6268">150.<text:s/></text:span><text:span text:style-name="T6269">Καρκῖνος</text:span><text:span text:style-name="T6270"><text:s/></text:span><text:span text:style-name="T6271">καὶ</text:span><text:span text:style-name="T6272"><text:s/></text:span><text:span text:style-name="T6273">ἀλώπηξ</text:span><text:span text:style-name="T6274">.</text:span></text:p>
            <text:p text:style-name="P6275"><text:span text:style-name="T6276">Καρκῖνος</text:span><text:span text:style-name="T6277"><text:s/></text:span><text:span text:style-name="T6278">ἀναβὰς</text:span><text:span text:style-name="T6279"><text:s/></text:span><text:span text:style-name="T6280">ἀπὸ</text:span><text:span text:style-name="T6281"><text:s/></text:span><text:span text:style-name="T6282">τῆς</text:span><text:span text:style-name="T6283"><text:s/></text:span><text:span text:style-name="T6284">θαλάσσης</text:span><text:span text:style-name="T6285"><text:s/></text:span><text:span text:style-name="T6286">ἐπί</text:span><text:span text:style-name="T6287"><text:s/></text:span><text:span text:style-name="T6288">τινος</text:span><text:span text:style-name="T6289"><text:s/></text:span><text:span text:style-name="T6290">αἰγιαλοῦ</text:span><text:span text:style-name="T6291"><text:s/></text:span><text:span text:style-name="T6292">μόνος</text:span><text:span text:style-name="T6293"><text:s/></text:span><text:span text:style-name="T6294">ἐνέμετο</text:span><text:span text:style-name="T6295">.<text:s/></text:span><text:span text:style-name="T6296">Ἀλώπηξ</text:span><text:span text:style-name="T6297"><text:s/></text:span><text:span text:style-name="T6298">δὲ</text:span><text:span text:style-name="T6299"><text:s/></text:span><text:span text:style-name="T6300">λιμώττουσα</text:span><text:span text:style-name="T6301">,<text:s/></text:span><text:span text:style-name="T6302">ὡς</text:span><text:span text:style-name="T6303"><text:s/></text:span><text:span text:style-name="T6304">ἐθεάσατο</text:span><text:span text:style-name="T6305"><text:s/></text:span><text:span text:style-name="T6306">αὐτόν</text:span><text:span text:style-name="T6307">,<text:s/></text:span><text:span text:style-name="T6308">ἀποροῦσα</text:span><text:span text:style-name="T6309"><text:s/></text:span><text:span text:style-name="T6310">τροφῆς</text:span><text:span text:style-name="T6311">,<text:s/></text:span><text:span text:style-name="T6312">προσδραμοῦσα</text:span><text:span text:style-name="T6313"><text:s/></text:span><text:span text:style-name="T6314">συνέλαβεν</text:span><text:span text:style-name="T6315"><text:s/></text:span><text:span text:style-name="T6316">αὐτόν</text:span><text:span text:style-name="T6317">.<text:s/></text:span><text:span text:style-name="T6318">Ὁ</text:span><text:span text:style-name="T6319"><text:s/></text:span><text:span text:style-name="T6320">δὲ</text:span><text:span text:style-name="T6321"><text:s/></text:span><text:span text:style-name="T6322">μέλλων</text:span><text:span text:style-name="T6323"><text:s/></text:span><text:span text:style-name="T6324">καταβιβρώσκεσθαι</text:span><text:span text:style-name="T6325"><text:s/></text:span><text:span text:style-name="T6326">ἔφη</text:span><text:span text:style-name="T6327">· «<text:s/></text:span><text:span text:style-name="T6328">Ἀλλ᾿</text:span><text:span text:style-name="T6329"><text:s/></text:span><text:span text:style-name="T6330">ἔγωγε</text:span><text:span text:style-name="T6331"><text:s/></text:span><text:span text:style-name="T6332">δίκαια</text:span><text:span text:style-name="T6333"><text:s/></text:span><text:span text:style-name="T6334">πέπονθα</text:span><text:span text:style-name="T6335">,<text:s/></text:span><text:span text:style-name="T6336">ὅτι</text:span><text:span text:style-name="T6337"><text:s/></text:span><text:span text:style-name="T6338">θαλάσσιος</text:span><text:span text:style-name="T6339"><text:s/></text:span><text:span text:style-name="T6340">ὢν</text:span><text:span text:style-name="T6341"><text:s/></text:span><text:span text:style-name="T6342">χερσαῖος</text:span><text:span text:style-name="T6343"><text:s/></text:span><text:span text:style-name="T6344">ἠβουλήθην</text:span><text:span text:style-name="T6345"><text:s/></text:span><text:span text:style-name="T6346">γενέσθαι</text:span><text:span text:style-name="T6347">. »</text:span></text:p>
            <text:p text:style-name="P6348"><text:span text:style-name="T6349">Οὕτω</text:span><text:span text:style-name="T6350"><text:s/></text:span><text:span text:style-name="T6351">καὶ</text:span><text:span text:style-name="T6352"><text:s/></text:span><text:span text:style-name="T6353">τῶν</text:span><text:span text:style-name="T6354"><text:s/></text:span><text:span text:style-name="T6355">ἀνθρώπων</text:span><text:span text:style-name="T6356"><text:s/></text:span><text:span text:style-name="T6357">οἱ</text:span><text:span text:style-name="T6358"><text:s/></text:span><text:span text:style-name="T6359">τὰ</text:span><text:span text:style-name="T6360"><text:s/></text:span><text:span text:style-name="T6361">οἰκεῖα</text:span><text:span text:style-name="T6362"><text:s/></text:span><text:span text:style-name="T6363">καταλιπόντες</text:span><text:span text:style-name="T6364"><text:s/></text:span><text:span text:style-name="T6365">ἐπιτηδεύματα</text:span><text:span text:style-name="T6366"><text:s/></text:span><text:span text:style-name="T6367">καὶ</text:span><text:span text:style-name="T6368"><text:s/></text:span><text:span text:style-name="T6369">τοῖς</text:span><text:span text:style-name="T6370"><text:s/></text:span><text:span text:style-name="T6371">μηδὲν</text:span><text:span text:style-name="T6372"><text:s/></text:span><text:span text:style-name="T6373">προσήκουσιν</text:span><text:span text:style-name="T6374"><text:s/></text:span><text:span text:style-name="T6375">ἐπιχειροῦντες</text:span><text:span text:style-name="T6376"><text:s/></text:span><text:span text:style-name="T6377">εἰκότως</text:span><text:span text:style-name="T6378"><text:s/></text:span><text:span text:style-name="T6379">δυστυχοῦσιν</text:span><text:span text:style-name="T6380">.</text:span></text:p>
          </table:table-cell>
          <table:table-cell table:style-name="TableCell6381">
            <text:p text:style-name="P6382">A<text:s/>Crab<text:s/>and<text:s/>A<text:s/>Fox</text:p>
            <text:p text:style-name="P6383">A crab, having risen from the sea<text:s/>onto<text:s/>a<text:s/>shore,<text:s/>grazed alone. And<text:s/>when<text:s/>a<text:s/>hungry fox saw him, being deprived of sustenance,<text:s/>running<text:s/>over to him<text:s/>he took<text:s/>him.<text:s/>But<text:s/>the crab, on the point of being devoured,<text:s/>said: "But<text:s/>I<text:s/>have suffered just thing because<text:s/>I<text:s/>being an inhabitant<text:s/>of the sea, wanted to become an earthling." »</text:p>
            <text:p text:style-name="P6384"/>
            <text:p text:style-name="P6385">Thus also those among<text:s/>men<text:s/>who abandon their proper homes and<text:s/>set their hand to matters not fitting and rightly mis-fortune.</text:p>
          </table:table-cell>
        </table:table-row>
        <table:table-row table:style-name="TableRow6386">
          <table:table-cell table:style-name="TableCell6387">
            <text:p text:style-name="P6388"><text:span text:style-name="T6389">151.<text:s/></text:span><text:span text:style-name="T6390">Καρκῖνος</text:span><text:span text:style-name="T6391"><text:s/></text:span><text:span text:style-name="T6392">καὶ</text:span><text:span text:style-name="T6393"><text:s/></text:span><text:span text:style-name="T6394">μήτηρ</text:span><text:span text:style-name="T6395">.</text:span></text:p>
            <text:p text:style-name="P6396"><text:span text:style-name="T6397">Μὴ</text:span><text:span text:style-name="T6398"><text:s/></text:span><text:span text:style-name="T6399">λοξὰ</text:span><text:span text:style-name="T6400"><text:s/></text:span><text:span text:style-name="T6401">περιπατεῖν</text:span><text:span text:style-name="T6402"><text:s/></text:span><text:span text:style-name="T6403">καρκίνῳ</text:span><text:span text:style-name="T6404"><text:s/></text:span><text:span text:style-name="T6405">μήτηρ</text:span><text:span text:style-name="T6406"><text:s text:c="2"/></text:span><text:span text:style-name="T6407">ἔλεγε</text:span><text:span text:style-name="T6408">&gt;<text:s/></text:span><text:span text:style-name="T6409">μηδὲ</text:span><text:span text:style-name="T6410"><text:s/></text:span><text:span text:style-name="T6411">τῇ</text:span><text:span text:style-name="T6412"><text:s/></text:span><text:span text:style-name="T6413">ὑγρᾷ</text:span><text:span text:style-name="T6414"><text:s/></text:span><text:span text:style-name="T6415">πέτρᾳ</text:span><text:span text:style-name="T6416"><text:s/></text:span><text:span text:style-name="T6417">τὰς</text:span><text:span text:style-name="T6418"><text:s/></text:span><text:span text:style-name="T6419">πλευρὰς</text:span><text:span text:style-name="T6420"><text:s/></text:span><text:span text:style-name="T6421">προστρίβειν</text:span><text:span text:style-name="T6422">.<text:s/></text:span><text:span text:style-name="T6423">Ὁ</text:span><text:span text:style-name="T6424"><text:s/></text:span><text:span text:style-name="T6425">δὲ</text:span><text:span text:style-name="T6426"><text:s/></text:span><text:span text:style-name="T6427">εἶπεν</text:span><text:span text:style-name="T6428">· «<text:s/></text:span><text:span text:style-name="T6429">Μῆτερ</text:span><text:span text:style-name="T6430">,<text:s/></text:span><text:span text:style-name="T6431">σύ</text:span><text:span text:style-name="T6432">,<text:s/></text:span><text:span text:style-name="T6433">ἡ</text:span><text:span text:style-name="T6434"><text:s/></text:span><text:span text:style-name="T6435">διδάσκουσα</text:span><text:span text:style-name="T6436">,<text:s/></text:span><text:span text:style-name="T6437">ὀρθὰ</text:span><text:span text:style-name="T6438"><text:s/></text:span><text:span text:style-name="T6439">βάδιζε</text:span><text:span text:style-name="T6440"><text:s/></text:span><text:span text:style-name="T6441">καὶ</text:span><text:span text:style-name="T6442"><text:s/></text:span><text:span text:style-name="T6443">βλέπων</text:span><text:span text:style-name="T6444"><text:s/></text:span><text:span text:style-name="T6445">σε</text:span><text:span text:style-name="T6446"><text:s/></text:span><text:span text:style-name="T6447">ζηλώσω</text:span><text:span text:style-name="T6448">. »</text:span></text:p>
            <text:p text:style-name="P6449"><text:span text:style-name="T6450">Ὅτι</text:span><text:span text:style-name="T6451"><text:s/></text:span><text:span text:style-name="T6452">τοὺς</text:span><text:span text:style-name="T6453"><text:s/></text:span><text:span text:style-name="T6454">μεμψιμοίρους</text:span><text:span text:style-name="T6455"><text:s/></text:span><text:span text:style-name="T6456">πρέπον</text:span><text:span text:style-name="T6457"><text:s/></text:span><text:span text:style-name="T6458">ἐστὶν</text:span><text:span text:style-name="T6459"><text:s/></text:span><text:span text:style-name="T6460">ὀρθὰ</text:span><text:span text:style-name="T6461"><text:s/></text:span><text:span text:style-name="T6462">βιοῦν</text:span><text:span text:style-name="T6463"><text:s/></text:span><text:span text:style-name="T6464">καὶ</text:span><text:span text:style-name="T6465"><text:s/></text:span><text:span text:style-name="T6466">βαδίζειν</text:span><text:span text:style-name="T6467">,<text:s/></text:span><text:span text:style-name="T6468">καὶ</text:span><text:span text:style-name="T6469"><text:s/></text:span><text:span text:style-name="T6470">τότε</text:span><text:span text:style-name="T6471"><text:s/></text:span><text:span text:style-name="T6472">ὅμοια</text:span><text:span text:style-name="T6473"><text:s/></text:span><text:span text:style-name="T6474">διδάσκειν</text:span><text:span text:style-name="T6475">.</text:span></text:p>
          </table:table-cell>
          <table:table-cell table:style-name="TableCell6476">
            <text:p text:style-name="P6477">THE CRAYFISH AND ITS MOTHER</text:p>
            <text:p text:style-name="P6478">"Don't step sideways," said a crayfish to her daughter, "and don't rub your sides against the damp rock." 'Mother,' she replied, 'you who want to instruct me, walk straight; I will look at you and imitate you. »</text:p>
            <text:p text:style-name="P6479"/>
            <text:p text:style-name="P6480">When we rebuke others, we should live and walk straight, before teaching them a lesson.</text:p>
          </table:table-cell>
        </table:table-row>
        <table:table-row table:style-name="TableRow6481">
          <table:table-cell table:style-name="TableCell6482">
            <text:p text:style-name="P6483"><text:span text:style-name="T6484">152.<text:s/></text:span><text:span text:style-name="T6485">Καρύα</text:span><text:span text:style-name="T6486">.</text:span></text:p>
            <text:p text:style-name="P6487"><text:span text:style-name="T6488">Καρύα</text:span><text:span text:style-name="T6489">,<text:s/></text:span><text:span text:style-name="T6490">παρά</text:span><text:span text:style-name="T6491"><text:s/></text:span><text:span text:style-name="T6492">τινα</text:span><text:span text:style-name="T6493"><text:s/></text:span><text:span text:style-name="T6494">ὁδὸν</text:span><text:span text:style-name="T6495"><text:s/></text:span><text:span text:style-name="T6496">οὖσα</text:span><text:span text:style-name="T6497"><text:s/></text:span><text:span text:style-name="T6498">καὶ</text:span><text:span text:style-name="T6499"><text:s/></text:span><text:span text:style-name="T6500">ὑπὸ</text:span><text:span text:style-name="T6501"><text:s/></text:span><text:span text:style-name="T6502">τῶν</text:span><text:span text:style-name="T6503"><text:s/></text:span><text:span text:style-name="T6504">παριόντων</text:span><text:span text:style-name="T6505"><text:s/></text:span><text:span text:style-name="T6506">λίθοις</text:span><text:span text:style-name="T6507"><text:s/></text:span><text:span text:style-name="T6508">βαλλομένη</text:span><text:span text:style-name="T6509">,<text:s/></text:span><text:span text:style-name="T6510">στενάξασα</text:span><text:span text:style-name="T6511"><text:s/></text:span><text:span text:style-name="T6512">πρὸς</text:span><text:span text:style-name="T6513"><text:s/></text:span><text:span text:style-name="T6514">ἑαυτὴν</text:span><text:span text:style-name="T6515"><text:s/></text:span><text:span text:style-name="T6516">εἶπεν</text:span><text:span text:style-name="T6517">· «<text:s/></text:span><text:span text:style-name="T6518">Ἀθλία</text:span><text:span text:style-name="T6519"><text:s/></text:span><text:span text:style-name="T6520">εἰμὶ</text:span><text:span text:style-name="T6521"><text:s/></text:span><text:span text:style-name="T6522">ἐγώ</text:span><text:span text:style-name="T6523">,<text:s/></text:span><text:span text:style-name="T6524">ἥτις</text:span><text:span text:style-name="T6525"><text:s/></text:span><text:span text:style-name="T6526">κατ᾿</text:span><text:span text:style-name="T6527"><text:s/></text:span><text:span text:style-name="T6528">ἐνιαυτὸν</text:span><text:span text:style-name="T6529"><text:s/></text:span><text:span text:style-name="T6530">ἐμαυτῇ</text:span><text:span text:style-name="T6531"><text:s/></text:span><text:span text:style-name="T6532">ὕβρεις</text:span><text:span text:style-name="T6533"><text:s/></text:span><text:span text:style-name="T6534">καὶ</text:span><text:span text:style-name="T6535"><text:s/></text:span><text:span text:style-name="T6536">λύπας</text:span><text:span text:style-name="T6537"><text:s/></text:span><text:span text:style-name="T6538">παρέχω</text:span><text:span text:style-name="T6539">. »</text:span></text:p>
            <text:p text:style-name="P6540"><text:span text:style-name="T6541">Ὁ</text:span><text:span text:style-name="T6542"><text:s/></text:span><text:span text:style-name="T6543">λόγος</text:span><text:span text:style-name="T6544"><text:s/></text:span><text:span text:style-name="T6545">πρὸς</text:span><text:span text:style-name="T6546"><text:s/></text:span><text:span text:style-name="T6547">τοὺς</text:span><text:span text:style-name="T6548"><text:s/></text:span><text:span text:style-name="T6549">ἐπὶ</text:span><text:span text:style-name="T6550"><text:s/></text:span><text:span text:style-name="T6551">τῶν</text:span><text:span text:style-name="T6552"><text:s/></text:span><text:span text:style-name="T6553">ἰδίων</text:span><text:span text:style-name="T6554"><text:s/></text:span><text:span text:style-name="T6555">ἀγαθῶν</text:span><text:span text:style-name="T6556"><text:s/></text:span><text:span text:style-name="T6557">λυπουμένους</text:span><text:span text:style-name="T6558">.</text:span></text:p>
          </table:table-cell>
          <table:table-cell table:style-name="TableCell6559">
            <text:p text:style-name="P6560">WALNUT</text:p>
            <text:p text:style-name="P6561"><text:span text:style-name="T6562">A walnut tree that stood by the side of a road and that the passers-by pelted with stones, said to himself with a sigh: "Unfortunate that I am to attract insults and pain to myself every year!"<text:s/></text:span><text:span text:style-name="T6563">»</text:span></text:p>
            <text:p text:style-name="P6564"/>
            <text:p text:style-name="P6565">This fable is aimed at people who only get inconvenience from their own possessions.</text:p>
          </table:table-cell>
        </table:table-row>
        <table:table-row table:style-name="TableRow6566">
          <table:table-cell table:style-name="TableCell6567">
            <text:p text:style-name="P6568"><text:span text:style-name="T6569">153. Κάστωρ.</text:span></text:p>
            <text:p text:style-name="P6570"><text:span text:style-name="T6571">Κάστωρ ἐστὶ ζῷον τετράπουν ἐν λίμνῃ νεμόμενον. Τούτου λέγεται τὰ αἰδοῖα εἴς τινας θεραπείας χρήσιμα εἶναι. Καὶ δή, εἴ ποτέ τις αὐτὸν θεασάμενος διώκει ἐκτέμνειν βουλόμενος, εἰδὼς οὗ χάριν διώκεται, μέχρι μέν τινος φεύγει τῇ τῶν ποδῶν ταχύτητι συγχρώμενος, πρὸς τὸ ὁλόκληρον ἑαυτὸν διαφυλάξαι· ἐπειδὰν δὲ περικατάληπτος γένηται, ἀποκόπτων τὰ ἑαυτοῦ αἰδοῖα ῥίπτει καὶ οὕτως τῆς σωτηρίας τυγχάνει.</text:span></text:p>
            <text:p text:style-name="P6572"><text:span text:style-name="T6573">Οὕτω καὶ τῶν ἀνθρώπων φρόνιμοί εἰσιν ὅσοι διὰ χρήματα ἐπιβουλευόμενοι ἐκεῖνα ὑπερορῶσιν ὑπὲρ τοῦ τῇ σωτηρίᾳ μὴ κινδυνεύειν.</text:span></text:p>
          </table:table-cell>
          <table:table-cell table:style-name="TableCell6574">
            <text:p text:style-name="P6575">THE BEAVER</text:p>
            <text:p text:style-name="P6576">The beaver is a quadruped that lives in ponds. Its pudendal parts are said to be used to cure certain diseases. Also when we discover him and pursue him to cut them off, as he knows why we are pursuing him, he flees up to a certain distance, and he uses the speed of his feet to keep himself intact; but when he sees himself in a grip, he cuts off the parts, throws them away, and thus saves his life.</text:p>
            <text:p text:style-name="P6577"/>
            <text:p text:style-name="P6578">Among men too, those are wise who, attacked because of their riches, sacrifice them so as not to risk their lives</text:p>
          </table:table-cell>
        </table:table-row>
        <text:soft-page-break/>
        <table:table-row table:style-name="TableRow6579">
          <table:table-cell table:style-name="TableCell6580">
            <text:p text:style-name="P6581"><text:span text:style-name="T6582">154.<text:s/></text:span><text:span text:style-name="T6583">Κηπουρὸς</text:span><text:span text:style-name="T6584"><text:s text:c="2"/></text:span><text:span text:style-name="T6585">ἀρδεύων</text:span><text:span text:style-name="T6586"><text:s/></text:span><text:span text:style-name="T6587">λάχανα</text:span><text:span text:style-name="T6588"><text:s/>.</text:span></text:p>
            <text:p text:style-name="P6589"><text:span text:style-name="T6590">Κηπουρῷ</text:span><text:span text:style-name="T6591"><text:s/></text:span><text:span text:style-name="T6592">τις</text:span><text:span text:style-name="T6593"><text:s/></text:span><text:span text:style-name="T6594">ἐπιστὰς</text:span><text:span text:style-name="T6595"><text:s/></text:span><text:span text:style-name="T6596">ἀρδεύοντι</text:span><text:span text:style-name="T6597"><text:s/></text:span><text:span text:style-name="T6598">τὰ</text:span><text:span text:style-name="T6599"><text:s/></text:span><text:span text:style-name="T6600">λάχανα</text:span><text:span text:style-name="T6601"><text:s/></text:span><text:span text:style-name="T6602">ἐπυνθάνετο</text:span><text:span text:style-name="T6603"><text:s/></text:span><text:span text:style-name="T6604">αὐτοῦ</text:span><text:span text:style-name="T6605"><text:s/></text:span><text:span text:style-name="T6606">τὴν</text:span><text:span text:style-name="T6607"><text:s/></text:span><text:span text:style-name="T6608">αἰτίαν</text:span><text:span text:style-name="T6609"><text:s/></text:span><text:span text:style-name="T6610">δι᾿</text:span><text:span text:style-name="T6611"><text:s/></text:span><text:span text:style-name="T6612">ἣν</text:span><text:span text:style-name="T6613"><text:s/></text:span><text:span text:style-name="T6614">τὰ</text:span><text:span text:style-name="T6615"><text:s/></text:span><text:span text:style-name="T6616">μὲν</text:span><text:span text:style-name="T6617"><text:s/></text:span><text:span text:style-name="T6618">ἄγρια</text:span><text:span text:style-name="T6619"><text:s/></text:span><text:span text:style-name="T6620">τῶν</text:span><text:span text:style-name="T6621"><text:s/></text:span><text:span text:style-name="T6622">λαχάνων</text:span><text:span text:style-name="T6623"><text:s/></text:span><text:span text:style-name="T6624">εὐθαλῆ</text:span><text:span text:style-name="T6625"><text:s/></text:span><text:span text:style-name="T6626">τέ</text:span><text:span text:style-name="T6627"><text:s/></text:span><text:span text:style-name="T6628">ἐστι</text:span><text:span text:style-name="T6629"><text:s/></text:span><text:span text:style-name="T6630">καὶ</text:span><text:span text:style-name="T6631"><text:s/></text:span><text:span text:style-name="T6632">στερεά</text:span><text:span text:style-name="T6633">,<text:s/></text:span><text:span text:style-name="T6634">τὰ</text:span><text:span text:style-name="T6635"><text:s/></text:span><text:span text:style-name="T6636">δὲ</text:span><text:span text:style-name="T6637"><text:s/></text:span><text:span text:style-name="T6638">ἥμερα</text:span><text:span text:style-name="T6639"><text:s/></text:span><text:span text:style-name="T6640">λεπτὰ</text:span><text:span text:style-name="T6641"><text:s/></text:span><text:span text:style-name="T6642">καὶ</text:span><text:span text:style-name="T6643"><text:s/></text:span><text:span text:style-name="T6644">μεμαρασμένα</text:span><text:span text:style-name="T6645">.<text:s/></text:span><text:span text:style-name="T6646">Κἀκεῖνος</text:span><text:span text:style-name="T6647"><text:s/></text:span><text:span text:style-name="T6648">ἔφη</text:span><text:span text:style-name="T6649">· «<text:s/></text:span><text:span text:style-name="T6650">Ἡ</text:span><text:span text:style-name="T6651"><text:s/></text:span><text:span text:style-name="T6652">γῆ</text:span><text:span text:style-name="T6653"><text:s/></text:span><text:span text:style-name="T6654">τῶν</text:span><text:span text:style-name="T6655"><text:s/></text:span><text:span text:style-name="T6656">μὲν</text:span><text:span text:style-name="T6657"><text:s/></text:span><text:span text:style-name="T6658">μήτηρ</text:span><text:span text:style-name="T6659"><text:s/></text:span><text:span text:style-name="T6660">ἐστί</text:span><text:span text:style-name="T6661">,<text:s/></text:span><text:span text:style-name="T6662">τῶν</text:span><text:span text:style-name="T6663"><text:s/></text:span><text:span text:style-name="T6664">δὲ</text:span><text:span text:style-name="T6665"><text:s/></text:span><text:span text:style-name="T6666">μητρυιά</text:span><text:span text:style-name="T6667">. »</text:span></text:p>
            <text:p text:style-name="P6668"><text:span text:style-name="T6669">Οὕτω</text:span><text:span text:style-name="T6670"><text:s/></text:span><text:span text:style-name="T6671">καὶ</text:span><text:span text:style-name="T6672"><text:s/></text:span><text:span text:style-name="T6673">τῶν</text:span><text:span text:style-name="T6674"><text:s/></text:span><text:span text:style-name="T6675">παίδων</text:span><text:span text:style-name="T6676"><text:s/></text:span><text:span text:style-name="T6677">οὐχ</text:span><text:span text:style-name="T6678"><text:s/></text:span><text:span text:style-name="T6679">ὁμοίως</text:span><text:span text:style-name="T6680"><text:s/></text:span><text:span text:style-name="T6681">τρέφονται</text:span><text:span text:style-name="T6682"><text:s/></text:span><text:span text:style-name="T6683">οἱ</text:span><text:span text:style-name="T6684"><text:s/></text:span><text:span text:style-name="T6685">ὑπὸ</text:span><text:span text:style-name="T6686"><text:s/></text:span><text:span text:style-name="T6687">μητρυιᾶς</text:span><text:span text:style-name="T6688"><text:s/></text:span><text:span text:style-name="T6689">τρεφόμενοι</text:span><text:span text:style-name="T6690"><text:s/></text:span><text:span text:style-name="T6691">τοῖς</text:span><text:span text:style-name="T6692"><text:s/></text:span><text:span text:style-name="T6693">μητέρας</text:span><text:span text:style-name="T6694"><text:s/></text:span><text:span text:style-name="T6695">ἔχουσιν</text:span><text:span text:style-name="T6696">.</text:span></text:p>
          </table:table-cell>
          <table:table-cell table:style-name="TableCell6697">
            <text:p text:style-name="P6698">THE GARDENER WATERING VEGETABLES</text:p>
            <text:p text:style-name="P6699"/>
            <text:p text:style-name="P6700"><text:span text:style-name="T6701">A man, having stopped near a gardener who was watering his vegetables, asked him why the wild vegetables were flourishing and vigorous, and the cultivated stunted and sickly. "It's because," replied the gardener, "the earth is for some a mother, for others a stepmother."<text:s/></text:span><text:span text:style-name="T6702">»</text:span></text:p>
            <text:p text:style-name="P6703"/>
            <text:p text:style-name="P6704">Similarly, children fed by a stepmother are not fed like those who have their mother.</text:p>
          </table:table-cell>
        </table:table-row>
        <table:table-row table:style-name="TableRow6705">
          <table:table-cell table:style-name="TableCell6706">
            <text:p text:style-name="P6707"><text:span text:style-name="T6708">155.<text:s/></text:span><text:span text:style-name="T6709">Κηπωρὸς</text:span><text:span text:style-name="T6710"><text:s/></text:span><text:span text:style-name="T6711">καὶ</text:span><text:span text:style-name="T6712"><text:s/></text:span><text:span text:style-name="T6713">κύων</text:span><text:span text:style-name="T6714">.</text:span></text:p>
            <text:p text:style-name="P6715"><text:span text:style-name="T6716">Κηπωροῦ</text:span><text:span text:style-name="T6717"><text:s/></text:span><text:span text:style-name="T6718">κύων</text:span><text:span text:style-name="T6719"><text:s/></text:span><text:span text:style-name="T6720">εἰς</text:span><text:span text:style-name="T6721"><text:s/></text:span><text:span text:style-name="T6722">φρέαρ</text:span><text:span text:style-name="T6723"><text:s/></text:span><text:span text:style-name="T6724">κατέπεσεν</text:span><text:span text:style-name="T6725">.<text:s/></text:span><text:span text:style-name="T6726">Ὁ</text:span><text:span text:style-name="T6727"><text:s/></text:span><text:span text:style-name="T6728">δὲ</text:span><text:span text:style-name="T6729"><text:s/></text:span><text:span text:style-name="T6730">κηπωρὸς</text:span><text:span text:style-name="T6731"><text:s/></text:span><text:span text:style-name="T6732">βουλόμενος</text:span><text:span text:style-name="T6733"><text:s/></text:span><text:span text:style-name="T6734">αὐτὸν</text:span><text:span text:style-name="T6735"><text:s/></text:span><text:span text:style-name="T6736">ἐκεῖθεν</text:span><text:span text:style-name="T6737"><text:s/></text:span><text:span text:style-name="T6738">ἀνενεγκεῖν</text:span><text:span text:style-name="T6739">,<text:s/></text:span><text:span text:style-name="T6740">κατῆλθε</text:span><text:span text:style-name="T6741"><text:s/></text:span><text:span text:style-name="T6742">καὶ</text:span><text:span text:style-name="T6743"><text:s/></text:span><text:span text:style-name="T6744">αὐτὸς</text:span><text:span text:style-name="T6745"><text:s/></text:span><text:span text:style-name="T6746">εἰς</text:span><text:span text:style-name="T6747"><text:s/></text:span><text:span text:style-name="T6748">τὸ</text:span><text:span text:style-name="T6749"><text:s/></text:span><text:span text:style-name="T6750">φρέαρ</text:span><text:span text:style-name="T6751">.<text:s/></text:span><text:span text:style-name="T6752">Οἰηθεὶς</text:span><text:span text:style-name="T6753"><text:s/></text:span><text:span text:style-name="T6754">δ᾿</text:span><text:span text:style-name="T6755"><text:s/></text:span><text:span text:style-name="T6756">ὁ</text:span><text:span text:style-name="T6757"><text:s/></text:span><text:span text:style-name="T6758">κύων</text:span><text:span text:style-name="T6759"><text:s/></text:span><text:span text:style-name="T6760">ὡς</text:span><text:span text:style-name="T6761"><text:s/></text:span><text:span text:style-name="T6762">κατωτέρω</text:span><text:span text:style-name="T6763"><text:s/></text:span><text:span text:style-name="T6764">μᾶλλον</text:span><text:span text:style-name="T6765"><text:s/></text:span><text:span text:style-name="T6766">αὐτὸν</text:span><text:span text:style-name="T6767"><text:s/></text:span><text:span text:style-name="T6768">παραγέγονε</text:span><text:span text:style-name="T6769"><text:s/></text:span><text:span text:style-name="T6770">καταδῦσαι</text:span><text:span text:style-name="T6771">,<text:s/></text:span><text:span text:style-name="T6772">τὸν</text:span><text:span text:style-name="T6773"><text:s/></text:span><text:span text:style-name="T6774">κηπωρὸν</text:span><text:span text:style-name="T6775"><text:s/></text:span><text:span text:style-name="T6776">στραφεὶς</text:span><text:span text:style-name="T6777"><text:s/></text:span><text:span text:style-name="T6778">ἔδακεν</text:span><text:span text:style-name="T6779">.<text:s/></text:span><text:span text:style-name="T6780">Ὁ</text:span><text:span text:style-name="T6781"><text:s/></text:span><text:span text:style-name="T6782">δὲ</text:span><text:span text:style-name="T6783"><text:s/></text:span><text:span text:style-name="T6784">μετ᾿</text:span><text:span text:style-name="T6785"><text:s/></text:span><text:span text:style-name="T6786">ὀδύνης</text:span><text:span text:style-name="T6787"><text:s/></text:span><text:span text:style-name="T6788">ἐπανιών</text:span><text:span text:style-name="T6789">· «<text:s/></text:span><text:span text:style-name="T6790">Δίκαια</text:span><text:span text:style-name="T6791">,<text:s/></text:span><text:span text:style-name="T6792">φησί</text:span><text:span text:style-name="T6793">,<text:s/></text:span><text:span text:style-name="T6794">πέπονθα</text:span><text:span text:style-name="T6795">·<text:s/></text:span><text:span text:style-name="T6796">τί</text:span><text:span text:style-name="T6797"><text:s/></text:span><text:span text:style-name="T6798">δήποτε</text:span><text:span text:style-name="T6799"><text:s/></text:span><text:span text:style-name="T6800">γὰρ</text:span><text:span text:style-name="T6801"><text:s/></text:span><text:span text:style-name="T6802">τὸν</text:span><text:span text:style-name="T6803"><text:s/></text:span><text:span text:style-name="T6804">αὐτόχειρα</text:span><text:span text:style-name="T6805"><text:s/></text:span><text:span text:style-name="T6806">σῶσαι</text:span><text:span text:style-name="T6807"><text:s/></text:span><text:span text:style-name="T6808">ἐσπούδασα</text:span><text:span text:style-name="T6809">; »</text:span></text:p>
            <text:p text:style-name="P6810"><text:span text:style-name="T6811">Ὁ μῦθος πρὸς ἀδίκους καὶ ἀχαρίστους.</text:span></text:p>
          </table:table-cell>
          <table:table-cell table:style-name="TableCell6812">
            <text:p text:style-name="P6813">A<text:s/>GARDENER AND<text:s/>A<text:s/>DOG</text:p>
            <text:p text:style-name="P6814"><text:span text:style-name="T6815">A gardener's dog had fallen into a well. The</text:span><text:span text:style-name="T6816"><text:s/>gardiner</text:span><text:span text:style-name="T6817">, wishing to draw him out, also descended into the well. Imagining he was coming to shove him deeper, the dog turned and bit him. The gardener, suffering from his injury, came upstairs saying: "It's good for me: why was I in haste to save an animal that wanted to commit suicide?"<text:s/></text:span><text:span text:style-name="T6818">»</text:span></text:p>
            <text:p text:style-name="P6819"/>
            <text:p text:style-name="P6820">This fable is addressed to unjust and ungrateful men.</text:p>
          </table:table-cell>
        </table:table-row>
        <table:table-row table:style-name="TableRow6821">
          <table:table-cell table:style-name="TableCell6822">
            <text:p text:style-name="P6823"><text:span text:style-name="T6824">156.<text:s/></text:span><text:span text:style-name="T6825">Κιθαρῳδός</text:span><text:span text:style-name="T6826">.</text:span></text:p>
            <text:p text:style-name="P6827"><text:span text:style-name="T6828">Κιθαρῳδὸς</text:span><text:span text:style-name="T6829"><text:s/></text:span><text:span text:style-name="T6830">ἀφυὴς</text:span><text:span text:style-name="T6831"><text:s/></text:span><text:span text:style-name="T6832">ἐν</text:span><text:span text:style-name="T6833"><text:s/></text:span><text:span text:style-name="T6834">κεκονιαμένῳ</text:span><text:span text:style-name="T6835"><text:s/></text:span><text:span text:style-name="T6836">οἴκῳ</text:span><text:span text:style-name="T6837"><text:s/></text:span><text:span text:style-name="T6838">συνεχῶς</text:span><text:span text:style-name="T6839"><text:s/></text:span><text:span text:style-name="T6840">ᾄδων</text:span><text:span text:style-name="T6841">,<text:s/></text:span><text:span text:style-name="T6842">ἀντηχούσης</text:span><text:span text:style-name="T6843"><text:s/></text:span><text:span text:style-name="T6844">αὐτῷ</text:span><text:span text:style-name="T6845"><text:s/></text:span><text:span text:style-name="T6846">τῆς</text:span><text:span text:style-name="T6847"><text:s/></text:span><text:span text:style-name="T6848">φωνῆς</text:span><text:span text:style-name="T6849">,<text:s/></text:span><text:span text:style-name="T6850">ἐνόμισεν</text:span><text:span text:style-name="T6851"><text:s/></text:span><text:span text:style-name="T6852">αὑτὸν</text:span><text:span text:style-name="T6853"><text:s/></text:span><text:span text:style-name="T6854">εὔφωνον</text:span><text:span text:style-name="T6855"><text:s/></text:span><text:span text:style-name="T6856">σφόδρα</text:span><text:span text:style-name="T6857"><text:s/></text:span><text:span text:style-name="T6858">εἶναι</text:span><text:span text:style-name="T6859">.<text:s/></text:span><text:span text:style-name="T6860">Καὶ</text:span><text:span text:style-name="T6861"><text:s/></text:span><text:span text:style-name="T6862">δὴ</text:span><text:span text:style-name="T6863"><text:s/></text:span><text:span text:style-name="T6864">ἐπαρθεὶς</text:span><text:span text:style-name="T6865"><text:s/></text:span><text:span text:style-name="T6866">ἐπὶ</text:span><text:span text:style-name="T6867"><text:s/></text:span><text:span text:style-name="T6868">τούτῳ</text:span><text:span text:style-name="T6869"><text:s/></text:span><text:span text:style-name="T6870">ἔγνω</text:span><text:span text:style-name="T6871"><text:s/></text:span><text:span text:style-name="T6872">δεῖν</text:span><text:span text:style-name="T6873"><text:s/></text:span><text:span text:style-name="T6874">καὶ</text:span><text:span text:style-name="T6875"><text:s/></text:span><text:span text:style-name="T6876">εἰς</text:span><text:span text:style-name="T6877"><text:s/></text:span><text:span text:style-name="T6878">θέατρον</text:span><text:span text:style-name="T6879"><text:s/></text:span><text:span text:style-name="T6880">εἰσελθεῖν</text:span><text:span text:style-name="T6881">.<text:s/></text:span><text:span text:style-name="T6882">Ἀφικόμενος</text:span><text:span text:style-name="T6883"><text:s/></text:span><text:span text:style-name="T6884">δὲ</text:span><text:span text:style-name="T6885"><text:s/></text:span><text:span text:style-name="T6886">ἐπὶ</text:span><text:span text:style-name="T6887"><text:s/></text:span><text:span text:style-name="T6888">σκήνην</text:span><text:span text:style-name="T6889"><text:s/></text:span><text:span text:style-name="T6890">καὶ</text:span><text:span text:style-name="T6891"><text:s/></text:span><text:span text:style-name="T6892">πάνυ</text:span><text:span text:style-name="T6893"><text:s/></text:span><text:span text:style-name="T6894">κακῶς</text:span><text:span text:style-name="T6895"><text:s/></text:span><text:span text:style-name="T6896">ᾄδων</text:span><text:span text:style-name="T6897"><text:s/></text:span><text:span text:style-name="T6898">λίθοις</text:span><text:span text:style-name="T6899"><text:s/></text:span><text:span text:style-name="T6900">βαλλόμενος</text:span><text:span text:style-name="T6901"><text:s/></text:span><text:span text:style-name="T6902">ἐξηλάθη</text:span><text:span text:style-name="T6903">.</text:span></text:p>
            <text:p text:style-name="P6904"><text:span text:style-name="T6905">Οὕτως</text:span><text:span text:style-name="T6906"><text:s/></text:span><text:span text:style-name="T6907">καὶ</text:span><text:span text:style-name="T6908"><text:s/></text:span><text:span text:style-name="T6909">τῶν</text:span><text:span text:style-name="T6910"><text:s/></text:span><text:span text:style-name="T6911">ῥητόρων</text:span><text:span text:style-name="T6912"><text:s/></text:span><text:span text:style-name="T6913">ἔνιοι</text:span><text:span text:style-name="T6914"><text:s/></text:span><text:span text:style-name="T6915">ἐν</text:span><text:span text:style-name="T6916"><text:s/></text:span><text:span text:style-name="T6917">σχολαῖς</text:span><text:span text:style-name="T6918"><text:s/></text:span><text:span text:style-name="T6919">εἶναί</text:span><text:span text:style-name="T6920"><text:s/></text:span><text:span text:style-name="T6921">τινες</text:span><text:span text:style-name="T6922"><text:s/></text:span><text:span text:style-name="T6923">δοκοῦντες</text:span><text:span text:style-name="T6924">,<text:s/></text:span><text:span text:style-name="T6925">ὅταν</text:span><text:span text:style-name="T6926"><text:s/></text:span><text:span text:style-name="T6927">ἐπὶ</text:span><text:span text:style-name="T6928"><text:s/></text:span><text:span text:style-name="T6929">τὰς</text:span><text:span text:style-name="T6930"><text:s/></text:span><text:span text:style-name="T6931">πολιτείας</text:span><text:span text:style-name="T6932"><text:s/></text:span><text:span text:style-name="T6933">ἀφίκωνται</text:span><text:span text:style-name="T6934">,<text:s/></text:span><text:span text:style-name="T6935">οὐδενὸς</text:span><text:span text:style-name="T6936"><text:s/></text:span><text:span text:style-name="T6937">ἄξιοι</text:span><text:span text:style-name="T6938"><text:s/></text:span><text:span text:style-name="T6939">εὑρίσκονται</text:span><text:span text:style-name="T6940">.</text:span></text:p>
          </table:table-cell>
          <table:table-cell table:style-name="TableCell6941">
            <text:p text:style-name="P6942">THE CITHAR PLAYER</text:p>
            <text:p text:style-name="P6943"/>
            <text:p text:style-name="P6944">An untalented zither player sang from morning till night in a house with plastered walls. As the walls reflected sounds to him, he imagined that he had a very beautiful voice, and he was so taken in by this that he decided to perform at the theatre; but when he arrived on the stage he sang very badly and was chased away with stones.</text:p>
            <text:p text:style-name="P6945"/>
            <text:p text:style-name="P6946">Thus certain orators who appeared at school to have some talent have no sooner entered upon a political career than they show their incapacity.</text:p>
          </table:table-cell>
        </table:table-row>
        <text:soft-page-break/>
        <table:table-row table:style-name="TableRow6947">
          <table:table-cell table:style-name="TableCell6948">
            <text:p text:style-name="P6949"><text:span text:style-name="T6950">157.<text:s/></text:span><text:span text:style-name="T6951">Κίχλα</text:span><text:span text:style-name="T6952">.</text:span></text:p>
            <text:p text:style-name="P6953"><text:span text:style-name="T6954">Ἔν</text:span><text:span text:style-name="T6955"><text:s/></text:span><text:span text:style-name="T6956">τινι</text:span><text:span text:style-name="T6957"><text:s/></text:span><text:span text:style-name="T6958">μυρσινῶνι</text:span><text:span text:style-name="T6959"><text:s/></text:span><text:span text:style-name="T6960">κίχλα</text:span><text:span text:style-name="T6961"><text:s/></text:span><text:span text:style-name="T6962">ἐνέμετο</text:span><text:span text:style-name="T6963">·<text:s/></text:span><text:span text:style-name="T6964">διὰ</text:span><text:span text:style-name="T6965"><text:s/></text:span><text:span text:style-name="T6966">δὲ</text:span><text:span text:style-name="T6967"><text:s/></text:span><text:span text:style-name="T6968">τὴν</text:span><text:span text:style-name="T6969"><text:s/></text:span><text:span text:style-name="T6970">γλυκύτητα</text:span><text:span text:style-name="T6971"><text:s/></text:span><text:span text:style-name="T6972">τοῦ</text:span><text:span text:style-name="T6973"><text:s/></text:span><text:span text:style-name="T6974">καρποῦ</text:span><text:span text:style-name="T6975"><text:s/></text:span><text:span text:style-name="T6976">οὐκ</text:span><text:span text:style-name="T6977"><text:s/></text:span><text:span text:style-name="T6978">ἀφίστατο</text:span><text:span text:style-name="T6979">.<text:s/></text:span><text:span text:style-name="T6980">Ἰξευτὴς</text:span><text:span text:style-name="T6981"><text:s/></text:span><text:span text:style-name="T6982">δὲ</text:span><text:span text:style-name="T6983"><text:s/></text:span><text:span text:style-name="T6984">παρατηρησάμενος</text:span><text:span text:style-name="T6985"><text:s/></text:span><text:span text:style-name="T6986">ἐμφιλοχωροῦσαν</text:span><text:span text:style-name="T6987"><text:s/></text:span><text:span text:style-name="T6988">ἰξεύσας</text:span><text:span text:style-name="T6989"><text:s/></text:span><text:span text:style-name="T6990">συνέλαβε</text:span><text:span text:style-name="T6991">.<text:s/></text:span><text:span text:style-name="T6992">Καὶ</text:span><text:span text:style-name="T6993"><text:s/></text:span><text:span text:style-name="T6994">δὴ</text:span><text:span text:style-name="T6995"><text:s/></text:span><text:span text:style-name="T6996">μέλλουσα</text:span><text:span text:style-name="T6997"><text:s/></text:span><text:span text:style-name="T6998">ἀναιρεῖσθαι</text:span><text:span text:style-name="T6999"><text:s/></text:span><text:span text:style-name="T7000">ἔφη</text:span><text:span text:style-name="T7001">· «<text:s/></text:span><text:span text:style-name="T7002">Δειλαία</text:span><text:span text:style-name="T7003"><text:s/></text:span><text:span text:style-name="T7004">εἰμί</text:span><text:span text:style-name="T7005">,<text:s/></text:span><text:span text:style-name="T7006">ἥτις</text:span><text:span text:style-name="T7007"><text:s/></text:span><text:span text:style-name="T7008">διὰ</text:span><text:span text:style-name="T7009"><text:s/></text:span><text:span text:style-name="T7010">τροφῆς</text:span><text:span text:style-name="T7011"><text:s/></text:span><text:span text:style-name="T7012">γλυκύτητα</text:span><text:span text:style-name="T7013"><text:s/></text:span><text:span text:style-name="T7014">σωτηρίας</text:span><text:span text:style-name="T7015"><text:s/></text:span><text:span text:style-name="T7016">στερίσκομαι</text:span><text:span text:style-name="T7017">. »</text:span></text:p>
            <text:p text:style-name="P7018"><text:span text:style-name="T7019">Ὁ</text:span><text:span text:style-name="T7020"><text:s/></text:span><text:span text:style-name="T7021">λόγος</text:span><text:span text:style-name="T7022"><text:s/></text:span><text:span text:style-name="T7023">πρὸς</text:span><text:span text:style-name="T7024"><text:s/></text:span><text:span text:style-name="T7025">ἄνδρα</text:span><text:span text:style-name="T7026"><text:s/></text:span><text:span text:style-name="T7027">ἄσωτον</text:span><text:span text:style-name="T7028"><text:s/></text:span><text:span text:style-name="T7029">δι᾿</text:span><text:span text:style-name="T7030"><text:s/></text:span><text:span text:style-name="T7031">ἡδυπάθειαν</text:span><text:span text:style-name="T7032"><text:s/></text:span><text:span text:style-name="T7033">ἀπολωλότα</text:span><text:span text:style-name="T7034"><text:s/></text:span><text:span text:style-name="T7035">εὔκαιρός</text:span><text:span text:style-name="T7036"><text:s/></text:span><text:span text:style-name="T7037">ἐστιν</text:span><text:span text:style-name="T7038">.</text:span></text:p>
          </table:table-cell>
          <table:table-cell table:style-name="TableCell7039">
            <text:p text:style-name="P7040">THE THRUSH</text:p>
            <text:p text:style-name="P7041"/>
            <text:p text:style-name="P7042">A thrush pecked in a grove of myrtles, and, charmed by the sweetness of their berries, she could not leave it. A bird-catcher, having noticed that she liked it there, caught her in the glue. Then, seeing herself close to being killed, she said: “Unhappy that I am! for the pleasure of eating, I deprive myself of life. »</text:p>
            <text:p text:style-name="P7043"/>
            <text:p text:style-name="P7044">The fable is addressed to the debauchee who loses himself through pleasure.</text:p>
          </table:table-cell>
        </table:table-row>
        <table:table-row table:style-name="TableRow7045">
          <table:table-cell table:style-name="TableCell7046">
            <text:p text:style-name="P7047"><text:span text:style-name="T7048">158.<text:s/></text:span><text:span text:style-name="T7049">Κλέπται</text:span><text:span text:style-name="T7050"><text:s/></text:span><text:span text:style-name="T7051">καὶ</text:span><text:span text:style-name="T7052"><text:s/></text:span><text:span text:style-name="T7053">ἀλεκτρυών</text:span><text:span text:style-name="T7054">.</text:span></text:p>
            <text:p text:style-name="P7055"><text:span text:style-name="T7056">Κλέπται</text:span><text:span text:style-name="T7057"><text:s/></text:span><text:span text:style-name="T7058">εἴς</text:span><text:span text:style-name="T7059"><text:s/></text:span><text:span text:style-name="T7060">τινα</text:span><text:span text:style-name="T7061"><text:s/></text:span><text:span text:style-name="T7062">οἰκίαν</text:span><text:span text:style-name="T7063"><text:s/></text:span><text:span text:style-name="T7064">εἰσελθόντες</text:span><text:span text:style-name="T7065"><text:s/></text:span><text:span text:style-name="T7066">οὐδὲν</text:span><text:span text:style-name="T7067"><text:s/></text:span><text:span text:style-name="T7068">μὲν</text:span><text:span text:style-name="T7069"><text:s/></text:span><text:span text:style-name="T7070">ἄλλο</text:span><text:span text:style-name="T7071"><text:s/></text:span><text:span text:style-name="T7072">εὗρον</text:span><text:span text:style-name="T7073">,<text:s/></text:span><text:span text:style-name="T7074">μόνον</text:span><text:span text:style-name="T7075"><text:s/></text:span><text:span text:style-name="T7076">δὲ</text:span><text:span text:style-name="T7077"><text:s/></text:span><text:span text:style-name="T7078">ἀλεκτρυόνα</text:span><text:span text:style-name="T7079">,<text:s/></text:span><text:span text:style-name="T7080">καὶ</text:span><text:span text:style-name="T7081"><text:s/></text:span><text:span text:style-name="T7082">τοῦτον</text:span><text:span text:style-name="T7083"><text:s/></text:span><text:span text:style-name="T7084">λαβόντες</text:span><text:span text:style-name="T7085"><text:s/></text:span><text:span text:style-name="T7086">ἀπηλλάγησαν</text:span><text:span text:style-name="T7087">.<text:s/></text:span><text:span text:style-name="T7088">Ὁ</text:span><text:span text:style-name="T7089"><text:s/></text:span><text:span text:style-name="T7090">δὲ</text:span><text:span text:style-name="T7091"><text:s/></text:span><text:span text:style-name="T7092">μέλλων</text:span><text:span text:style-name="T7093"><text:s/></text:span><text:span text:style-name="T7094">ὑπ᾿</text:span><text:span text:style-name="T7095"><text:s/></text:span><text:span text:style-name="T7096">αὐτῶν</text:span><text:span text:style-name="T7097"><text:s/></text:span><text:span text:style-name="T7098">θύεσθαι</text:span><text:span text:style-name="T7099"><text:s/></text:span><text:span text:style-name="T7100">ἐδέετο</text:span><text:span text:style-name="T7101"><text:s/></text:span><text:span text:style-name="T7102">ὅπως</text:span><text:span text:style-name="T7103"><text:s/></text:span><text:span text:style-name="T7104">αὐτὸν</text:span><text:span text:style-name="T7105"><text:s/></text:span><text:span text:style-name="T7106">ἀπολύσωσι</text:span><text:span text:style-name="T7107">,<text:s/></text:span><text:span text:style-name="T7108">λέγων</text:span><text:span text:style-name="T7109"><text:s/></text:span><text:span text:style-name="T7110">χρήσιμον</text:span><text:span text:style-name="T7111"><text:s/></text:span><text:span text:style-name="T7112">ἑαυτὸν</text:span><text:span text:style-name="T7113"><text:s/></text:span><text:span text:style-name="T7114">τοῖς</text:span><text:span text:style-name="T7115"><text:s/></text:span><text:span text:style-name="T7116">ἀνθρώποις</text:span><text:span text:style-name="T7117"><text:s/></text:span><text:span text:style-name="T7118">εἶναι</text:span><text:span text:style-name="T7119"><text:s/></text:span><text:span text:style-name="T7120">νύκτωρ</text:span><text:span text:style-name="T7121"><text:s/></text:span><text:span text:style-name="T7122">αὐτοὺς</text:span><text:span text:style-name="T7123"><text:s/></text:span><text:span text:style-name="T7124">ἐπὶ</text:span><text:span text:style-name="T7125"><text:s/></text:span><text:span text:style-name="T7126">τὰ</text:span><text:span text:style-name="T7127"><text:s/></text:span><text:span text:style-name="T7128">ἔργα</text:span><text:span text:style-name="T7129"><text:s/></text:span><text:span text:style-name="T7130">ἐγείροντα</text:span><text:span text:style-name="T7131">.<text:s/></text:span><text:span text:style-name="T7132">Οἱ</text:span><text:span text:style-name="T7133"><text:s/></text:span><text:span text:style-name="T7134">δὲ</text:span><text:span text:style-name="T7135"><text:s/></text:span><text:span text:style-name="T7136">ὑποτυχόντες</text:span><text:span text:style-name="T7137"><text:s/></text:span><text:span text:style-name="T7138">ἔφασαν</text:span><text:span text:style-name="T7139">· «<text:s/></text:span><text:span text:style-name="T7140">Ἀλλὰ</text:span><text:span text:style-name="T7141"><text:s/></text:span><text:span text:style-name="T7142">καὶ</text:span><text:span text:style-name="T7143"><text:s/></text:span><text:span text:style-name="T7144">διὰ</text:span><text:span text:style-name="T7145"><text:s/></text:span><text:span text:style-name="T7146">τοῦτό</text:span><text:span text:style-name="T7147"><text:s/></text:span><text:span text:style-name="T7148">σε</text:span><text:span text:style-name="T7149"><text:s/></text:span><text:span text:style-name="T7150">μᾶλλον</text:span><text:span text:style-name="T7151"><text:s/></text:span><text:span text:style-name="T7152">θύομεν</text:span><text:span text:style-name="T7153">·<text:s/></text:span><text:span text:style-name="T7154">ἐκείνους</text:span><text:span text:style-name="T7155"><text:s/></text:span><text:span text:style-name="T7156">γὰρ</text:span><text:span text:style-name="T7157"><text:s/></text:span><text:span text:style-name="T7158">ἐγείρων</text:span><text:span text:style-name="T7159"><text:s/></text:span><text:span text:style-name="T7160">ἡμᾶς</text:span><text:span text:style-name="T7161"><text:s/></text:span><text:span text:style-name="T7162">οὐκ</text:span><text:span text:style-name="T7163"><text:s/></text:span><text:span text:style-name="T7164">ἐᾷς</text:span><text:span text:style-name="T7165"><text:s/></text:span><text:span text:style-name="T7166">κλέπτειν</text:span><text:span text:style-name="T7167">. »</text:span></text:p>
            <text:p text:style-name="P7168"><text:span text:style-name="T7169">Ὁ</text:span><text:span text:style-name="T7170"><text:s/></text:span><text:span text:style-name="T7171">λόγος</text:span><text:span text:style-name="T7172"><text:s/></text:span><text:span text:style-name="T7173">δηλοῖ</text:span><text:span text:style-name="T7174"><text:s/></text:span><text:span text:style-name="T7175">ὅτι</text:span><text:span text:style-name="T7176"><text:s/></text:span><text:span text:style-name="T7177">ταῦτα</text:span><text:span text:style-name="T7178"><text:s/></text:span><text:span text:style-name="T7179">μάλιστα</text:span><text:span text:style-name="T7180"><text:s/></text:span><text:span text:style-name="T7181">τοῖς</text:span><text:span text:style-name="T7182"><text:s/></text:span><text:span text:style-name="T7183">πονηροῖς</text:span><text:span text:style-name="T7184"><text:s/></text:span><text:span text:style-name="T7185">ἠναντίωται</text:span><text:span text:style-name="T7186"><text:s/></text:span><text:span text:style-name="T7187">ἅτινα</text:span><text:span text:style-name="T7188"><text:s/></text:span><text:span text:style-name="T7189">τῶν</text:span><text:span text:style-name="T7190"><text:s/></text:span><text:span text:style-name="T7191">χρηστῶν</text:span><text:span text:style-name="T7192"><text:s/></text:span><text:span text:style-name="T7193">ἐστιν</text:span><text:span text:style-name="T7194"><text:s/></text:span><text:span text:style-name="T7195">εὐεργετήματα</text:span><text:span text:style-name="T7196">.</text:span></text:p>
          </table:table-cell>
          <table:table-cell table:style-name="TableCell7197">
            <text:p text:style-name="P7198">THIEVES AND THE ROOSTER</text:p>
            <text:p text:style-name="P7199"/>
            <text:p text:style-name="P7200">Thieves, having entered a house, found nothing other than a rooster; they took it and withdrew. And he, about to be slain by them, begged them to release him, alleging that he was useful to men, in waking them at night for their labors. “All the more reason to kill you,” they cried; for, by awakening men, you prevent us from flying. »</text:p>
            <text:p text:style-name="P7201"/>
            <text:p text:style-name="P7202">This fable shows that what upsets the wicked most is what helps good people.</text:p>
          </table:table-cell>
        </table:table-row>
        <table:table-row table:style-name="TableRow7203">
          <table:table-cell table:style-name="TableCell7204">
            <text:p text:style-name="P7205"><text:span text:style-name="T7206">159. Κοιλία καὶ πόδες.</text:span></text:p>
            <text:p text:style-name="P7207"><text:span text:style-name="T7208">Κοιλία καὶ πόδες περὶ δυνάμεως ἤριζον. Παρ᾿ ἕκαστα δὲ τῶν ποδῶν λεγόντων ὅτι τοσοῦτον προέχουσι τῇ ἰσχύι ὡς καὶ αὐτὴν τὴν γαστέρα βαστάζειν, ἐκείνη ἀπεκρίνατο· « Ἀλλ᾿, ὦ οὗτοι, ἐὰν μὴ ἐγὼ τροφὴν ὑμῖν παράσχωμαι, οὐδὲ ὑμεῖς βαστάζειν δυνήσεσθε. »</text:span></text:p>
            <text:p text:style-name="P7209"><text:span text:style-name="T7210">Οὕτω καὶ ἐπὶ τῶν στρατευμάτων τὸ μηδὲν ἐπὶ τὸ πολὺ πλῆθος, ἐὰν μὴ οἱ στρατηγοὶ ἄριστα φρονῶσιν.</text:span></text:p>
          </table:table-cell>
          <table:table-cell table:style-name="TableCell7211">
            <text:p text:style-name="P7212">A<text:s/>STOMACH AND<text:s/>SOME<text:s/>FEET</text:p>
            <text:p text:style-name="P7213">The stomach and the feet disputed their strength. About the feet claimed that they were so superior in strength that they even carried the stomach. To which he replied: “But, my friends, if I did not provide you with food, you yourselves could not carry me.”</text:p>
            <text:p text:style-name="P7214"/>
            <text:p text:style-name="P7215">It is the same in armies: numbers, more often than not, are nothing if the chiefs do not excel in counsel.</text:p>
          </table:table-cell>
        </table:table-row>
        <table:table-row table:style-name="TableRow7216">
          <table:table-cell table:style-name="TableCell7217">
            <text:p text:style-name="P7218"><text:span text:style-name="T7219">160.<text:s/></text:span><text:span text:style-name="T7220">Κολοιὸς</text:span><text:span text:style-name="T7221"><text:s/></text:span><text:span text:style-name="T7222">καὶ</text:span><text:span text:style-name="T7223"><text:s/></text:span><text:span text:style-name="T7224">ἀλώπηξ</text:span><text:span text:style-name="T7225">.</text:span></text:p>
            <text:p text:style-name="P7226"><text:span text:style-name="T7227">Κολοιὸς</text:span><text:span text:style-name="T7228"><text:s/></text:span><text:span text:style-name="T7229">λιμώττων</text:span><text:span text:style-name="T7230"><text:s/></text:span><text:span text:style-name="T7231">ἐπί</text:span><text:span text:style-name="T7232"><text:s/></text:span><text:span text:style-name="T7233">τινος</text:span><text:span text:style-name="T7234"><text:s/></text:span><text:span text:style-name="T7235">συκῆς</text:span><text:span text:style-name="T7236"><text:s/></text:span><text:span text:style-name="T7237">ἐκάθισεν</text:span><text:span text:style-name="T7238">·<text:s/></text:span><text:span text:style-name="T7239">εὑρὼν</text:span><text:span text:style-name="T7240"><text:s/></text:span><text:span text:style-name="T7241">δὲ</text:span><text:span text:style-name="T7242"><text:s/></text:span><text:span text:style-name="T7243">τοὺς</text:span><text:span text:style-name="T7244"><text:s/></text:span><text:span text:style-name="T7245">ὀλύνθους</text:span><text:span text:style-name="T7246"><text:s/></text:span><text:span text:style-name="T7247">μηδέπω</text:span><text:span text:style-name="T7248"><text:s/></text:span><text:span text:style-name="T7249">πεπείρους</text:span><text:span text:style-name="T7250"><text:s/></text:span><text:span text:style-name="T7251">προσέμενεν</text:span><text:span text:style-name="T7252"><text:s/></text:span><text:span text:style-name="T7253">ἕως</text:span><text:span text:style-name="T7254"><text:s/></text:span><text:span text:style-name="T7255">σῦκα</text:span><text:span text:style-name="T7256"><text:s/></text:span><text:span text:style-name="T7257">γένωνται</text:span><text:span text:style-name="T7258">.<text:s/></text:span><text:span text:style-name="T7259">Ἀλώπηξ</text:span><text:span text:style-name="T7260"><text:s/></text:span><text:span text:style-name="T7261">δὲ</text:span><text:span text:style-name="T7262"><text:s/></text:span><text:span text:style-name="T7263">θεασαμένη</text:span><text:span text:style-name="T7264"><text:s/></text:span><text:span text:style-name="T7265">αὐτὸν</text:span><text:span text:style-name="T7266"><text:s/></text:span><text:span text:style-name="T7267">ἐγχρονίζοντα</text:span><text:span text:style-name="T7268"><text:s/></text:span><text:span text:style-name="T7269">καὶ</text:span><text:span text:style-name="T7270"><text:s/></text:span><text:span text:style-name="T7271">τὴν</text:span><text:span text:style-name="T7272"><text:s/></text:span><text:span text:style-name="T7273">αἰτίαν</text:span><text:span text:style-name="T7274"><text:s/></text:span><text:span text:style-name="T7275">παρ᾿</text:span><text:span text:style-name="T7276"><text:s/></text:span><text:span text:style-name="T7277">αὐτοῦ</text:span><text:span text:style-name="T7278"><text:s/></text:span><text:span text:style-name="T7279">μαθοῦσα</text:span><text:span text:style-name="T7280"><text:s/></text:span><text:span text:style-name="T7281">ἔφη</text:span><text:span text:style-name="T7282">· «<text:s/></text:span><text:span text:style-name="T7283">Ἀλλὰ</text:span><text:span text:style-name="T7284"><text:s/></text:span><text:span text:style-name="T7285">πεπλάνησαι</text:span><text:span text:style-name="T7286">,<text:s/></text:span><text:span text:style-name="T7287">ὦ</text:span><text:span text:style-name="T7288"><text:s/></text:span><text:span text:style-name="T7289">οὗτος</text:span><text:span text:style-name="T7290">,<text:s/></text:span><text:span text:style-name="T7291">ἐλπίδι</text:span><text:span text:style-name="T7292"><text:s/></text:span><text:span text:style-name="T7293">προσέχων</text:span><text:span text:style-name="T7294">,<text:s/></text:span><text:span text:style-name="T7295">ἥτις</text:span><text:span text:style-name="T7296"><text:s/></text:span><text:span text:style-name="T7297">βουκολεῖν</text:span><text:span text:style-name="T7298"><text:s/></text:span><text:span text:style-name="T7299">μὲν</text:span><text:span text:style-name="T7300"><text:s/></text:span><text:span text:style-name="T7301">οἶδε</text:span><text:span text:style-name="T7302">,<text:s/></text:span><text:span text:style-name="T7303">τρέφειν</text:span><text:span text:style-name="T7304"><text:s/></text:span><text:span text:style-name="T7305">δὲ</text:span><text:span text:style-name="T7306"><text:s/></text:span><text:span text:style-name="T7307">οὐδαμῶς</text:span><text:span text:style-name="T7308">. »</text:span></text:p>
            <text:p text:style-name="P7309"><text:span text:style-name="T7310">[Πρὸς ἄνδρα φιλόνεικον.]</text:span></text:p>
          </table:table-cell>
          <table:table-cell table:style-name="TableCell7311">
            <text:p text:style-name="P7312">A Jackdaw<text:s/>AND THE FOX</text:p>
            <text:p text:style-name="P7313">A hungry jackdaw had perched on a fig tree; but seeing that the figs were still green, he waited until they were ripe. A fox, seeing him lingering there, asked him the reason. When he was informed of it: “You are wrong, friend,” he said, “to attach yourself to a hope; hope knows how to feed on illusions, but not on food. »</text:p>
            <text:p text:style-name="P7314"/>
            <text:p text:style-name="P7315">This fable applies to the covetous.</text:p>
          </table:table-cell>
        </table:table-row>
        <text:soft-page-break/>
        <table:table-row table:style-name="TableRow7316">
          <table:table-cell table:style-name="TableCell7317">
            <text:p text:style-name="P7318"><text:span text:style-name="T7319">161.<text:s/></text:span><text:span text:style-name="T7320">Κολοιὸς</text:span><text:span text:style-name="T7321"><text:s/></text:span><text:span text:style-name="T7322">καὶ</text:span><text:span text:style-name="T7323"><text:s/></text:span><text:span text:style-name="T7324">κόρακες</text:span><text:span text:style-name="T7325">.</text:span></text:p>
            <text:p text:style-name="P7326"><text:span text:style-name="T7327">Κολοιὸς</text:span><text:span text:style-name="T7328"><text:s/></text:span><text:span text:style-name="T7329">τῷ</text:span><text:span text:style-name="T7330"><text:s/></text:span><text:span text:style-name="T7331">μεγέθει</text:span><text:span text:style-name="T7332"><text:s/></text:span><text:span text:style-name="T7333">τῶν</text:span><text:span text:style-name="T7334"><text:s/></text:span><text:span text:style-name="T7335">ἄλλων</text:span><text:span text:style-name="T7336"><text:s/></text:span><text:span text:style-name="T7337">κολοιῶν</text:span><text:span text:style-name="T7338"><text:s/></text:span><text:span text:style-name="T7339">διαφέρων</text:span><text:span text:style-name="T7340">,<text:s/></text:span><text:span text:style-name="T7341">ὑπερφρονήσας</text:span><text:span text:style-name="T7342"><text:s/></text:span><text:span text:style-name="T7343">τοὺς</text:span><text:span text:style-name="T7344"><text:s/></text:span><text:span text:style-name="T7345">ὁμοφύλους</text:span><text:span text:style-name="T7346">,<text:s/></text:span><text:span text:style-name="T7347">παρεγένετο</text:span><text:span text:style-name="T7348"><text:s/></text:span><text:span text:style-name="T7349">πρὸς</text:span><text:span text:style-name="T7350"><text:s/></text:span><text:span text:style-name="T7351">τοὺς</text:span><text:span text:style-name="T7352"><text:s/></text:span><text:span text:style-name="T7353">κόρακας</text:span><text:span text:style-name="T7354"><text:s/></text:span><text:span text:style-name="T7355">καὶ</text:span><text:span text:style-name="T7356"><text:s/></text:span><text:span text:style-name="T7357">τούτοις</text:span><text:span text:style-name="T7358"><text:s/></text:span><text:span text:style-name="T7359">ἠξίου</text:span><text:span text:style-name="T7360"><text:s/></text:span><text:span text:style-name="T7361">συνδιαιτᾶσθαι</text:span><text:span text:style-name="T7362">.<text:s/></text:span><text:span text:style-name="T7363">Οἱ</text:span><text:span text:style-name="T7364"><text:s/></text:span><text:span text:style-name="T7365">δὲ</text:span><text:span text:style-name="T7366"><text:s/></text:span><text:span text:style-name="T7367">ἀμφιγνοοῦντες</text:span><text:span text:style-name="T7368"><text:s/></text:span><text:span text:style-name="T7369">αὐτοῦ</text:span><text:span text:style-name="T7370"><text:s/></text:span><text:span text:style-name="T7371">τό</text:span><text:span text:style-name="T7372"><text:s/></text:span><text:span text:style-name="T7373">τε</text:span><text:span text:style-name="T7374"><text:s/></text:span><text:span text:style-name="T7375">εἶδος</text:span><text:span text:style-name="T7376"><text:s/></text:span><text:span text:style-name="T7377">καὶ</text:span><text:span text:style-name="T7378"><text:s/></text:span><text:span text:style-name="T7379">τὴν</text:span><text:span text:style-name="T7380"><text:s/></text:span><text:span text:style-name="T7381">φωνὴν</text:span><text:span text:style-name="T7382"><text:s/></text:span><text:span text:style-name="T7383">παίοντες</text:span><text:span text:style-name="T7384"><text:s/></text:span><text:span text:style-name="T7385">αὐτὸν</text:span><text:span text:style-name="T7386"><text:s/></text:span><text:span text:style-name="T7387">ἐξέβαλον</text:span><text:span text:style-name="T7388">.<text:s/></text:span><text:span text:style-name="T7389">Καὶ</text:span><text:span text:style-name="T7390"><text:s/></text:span><text:span text:style-name="T7391">ὃς</text:span><text:span text:style-name="T7392"><text:s/></text:span><text:span text:style-name="T7393">ἀπελαθεὶς</text:span><text:span text:style-name="T7394"><text:s/></text:span><text:span text:style-name="T7395">ὑπ᾿</text:span><text:span text:style-name="T7396"><text:s/></text:span><text:span text:style-name="T7397">αὐτῶν</text:span><text:span text:style-name="T7398"><text:s/></text:span><text:span text:style-name="T7399">ἧκε</text:span><text:span text:style-name="T7400"><text:s/></text:span><text:span text:style-name="T7401">πάλιν</text:span><text:span text:style-name="T7402"><text:s/></text:span><text:span text:style-name="T7403">πρὸς</text:span><text:span text:style-name="T7404"><text:s/></text:span><text:span text:style-name="T7405">τοὺς</text:span><text:span text:style-name="T7406"><text:s/></text:span><text:span text:style-name="T7407">κολοιούς</text:span><text:span text:style-name="T7408">.<text:s/></text:span><text:span text:style-name="T7409">Οἱ</text:span><text:span text:style-name="T7410"><text:s/></text:span><text:span text:style-name="T7411">δὲ</text:span><text:span text:style-name="T7412"><text:s/></text:span><text:span text:style-name="T7413">ἀγανακτοῦντες</text:span><text:span text:style-name="T7414"><text:s/></text:span><text:span text:style-name="T7415">ἐπὶ</text:span><text:span text:style-name="T7416"><text:s/></text:span><text:span text:style-name="T7417">τῇ</text:span><text:span text:style-name="T7418"><text:s/></text:span><text:span text:style-name="T7419">ὕβρει</text:span><text:span text:style-name="T7420"><text:s/></text:span><text:span text:style-name="T7421">οὐ</text:span><text:span text:style-name="T7422"><text:s/></text:span><text:span text:style-name="T7423">προσεδέξαντο</text:span><text:span text:style-name="T7424"><text:s/></text:span><text:span text:style-name="T7425">αὐτόν</text:span><text:span text:style-name="T7426">.<text:s/></text:span><text:span text:style-name="T7427">Οὕτω</text:span><text:span text:style-name="T7428"><text:s/></text:span><text:span text:style-name="T7429">τε</text:span><text:span text:style-name="T7430"><text:s/></text:span><text:span text:style-name="T7431">συνέβη</text:span><text:span text:style-name="T7432"><text:s/></text:span><text:span text:style-name="T7433">αὐτῷ</text:span><text:span text:style-name="T7434"><text:s/></text:span><text:span text:style-name="T7435">τῆς</text:span><text:span text:style-name="T7436"><text:s/></text:span><text:span text:style-name="T7437">ἐξ</text:span><text:span text:style-name="T7438"><text:s/></text:span><text:span text:style-name="T7439">ἀμφοτέρων</text:span><text:span text:style-name="T7440"><text:s/></text:span><text:span text:style-name="T7441">διαίτης</text:span><text:span text:style-name="T7442"><text:s/></text:span><text:span text:style-name="T7443">στερηθῆναι</text:span><text:span text:style-name="T7444">.</text:span></text:p>
            <text:p text:style-name="P7445"><text:span text:style-name="T7446">Οὕτω</text:span><text:span text:style-name="T7447"><text:s/></text:span><text:span text:style-name="T7448">καὶ</text:span><text:span text:style-name="T7449"><text:s/></text:span><text:span text:style-name="T7450">τῶν</text:span><text:span text:style-name="T7451"><text:s/></text:span><text:span text:style-name="T7452">ἀνθρώπων</text:span><text:span text:style-name="T7453"><text:s/></text:span><text:span text:style-name="T7454">οἱ</text:span><text:span text:style-name="T7455"><text:s/></text:span><text:span text:style-name="T7456">τὰς</text:span><text:span text:style-name="T7457"><text:s/></text:span><text:span text:style-name="T7458">πατρίδας</text:span><text:span text:style-name="T7459"><text:s/></text:span><text:span text:style-name="T7460">ἀπολιπόντες</text:span><text:span text:style-name="T7461"><text:s/></text:span><text:span text:style-name="T7462">καὶ</text:span><text:span text:style-name="T7463"><text:s/></text:span><text:span text:style-name="T7464">τὰς</text:span><text:span text:style-name="T7465"><text:s/></text:span><text:span text:style-name="T7466">ἀλλοδαπὰς</text:span><text:span text:style-name="T7467"><text:s/></text:span><text:span text:style-name="T7468">προκρίνοντες</text:span><text:span text:style-name="T7469"><text:s/></text:span><text:span text:style-name="T7470">οὔτε</text:span><text:span text:style-name="T7471"><text:s/></text:span><text:span text:style-name="T7472">ἐν</text:span><text:span text:style-name="T7473"><text:s/></text:span><text:span text:style-name="T7474">ἐκείναις</text:span><text:span text:style-name="T7475"><text:s/></text:span><text:span text:style-name="T7476">εὐδοκιμοῦσι</text:span><text:span text:style-name="T7477"><text:s/></text:span><text:span text:style-name="T7478">διὰ</text:span><text:span text:style-name="T7479"><text:s/></text:span><text:span text:style-name="T7480">τὸ</text:span><text:span text:style-name="T7481"><text:s/></text:span><text:span text:style-name="T7482">ξένοι</text:span><text:span text:style-name="T7483"><text:s/></text:span><text:span text:style-name="T7484">εἶναι</text:span><text:span text:style-name="T7485"><text:s/></text:span><text:span text:style-name="T7486">καὶ</text:span><text:span text:style-name="T7487"><text:s/></text:span><text:span text:style-name="T7488">ὑπὸ</text:span><text:span text:style-name="T7489"><text:s/></text:span><text:span text:style-name="T7490">τῶν</text:span><text:span text:style-name="T7491"><text:s/></text:span><text:span text:style-name="T7492">πολιτῶν</text:span><text:span text:style-name="T7493"><text:s/></text:span><text:span text:style-name="T7494">δυσχεραίνονται</text:span><text:span text:style-name="T7495"><text:s/></text:span><text:span text:style-name="T7496">διὰ</text:span><text:span text:style-name="T7497"><text:s/></text:span><text:span text:style-name="T7498">τὸ</text:span><text:span text:style-name="T7499"><text:s/></text:span><text:span text:style-name="T7500">ὑπερπεφρονηκέναι</text:span><text:span text:style-name="T7501"><text:s/></text:span><text:span text:style-name="T7502">αὐτούς</text:span><text:span text:style-name="T7503">.</text:span></text:p>
          </table:table-cell>
          <table:table-cell table:style-name="TableCell7504">
            <text:p text:style-name="P7505">A Jackdaw AND THE CROWS</text:p>
            <text:p text:style-name="P7506"/>
            <text:p text:style-name="P7507">A jackdaw, which exceeded other jackdaws in size, disdained those of his tribe, went to the crows and asked to share their life. But the crows, to whom his form and his voice were unknown, beat him and drove him away. And he, repulsed by them, returned to the jackdaws; but the jackdaws, sensitive to the outrage, refused to receive it. It thus happened that he was excluded from society and from each other.</text:p>
            <text:p text:style-name="P7508"/>
            <text:p text:style-name="P7509">So it is with men. Those who abandon their fatherland and prefer another country to it, are frowned upon in that country, because they are foreigners, and they are odious to their own fellow-citizens, because they have despised them.</text:p>
          </table:table-cell>
        </table:table-row>
        <table:table-row table:style-name="TableRow7510">
          <table:table-cell table:style-name="TableCell7511">
            <text:p text:style-name="P7512"><text:span text:style-name="T7513">162.<text:s/></text:span><text:span text:style-name="T7514">Κολοιὸς</text:span><text:span text:style-name="T7515"><text:s/></text:span><text:span text:style-name="T7516">καὶ</text:span><text:span text:style-name="T7517"><text:s/></text:span><text:span text:style-name="T7518">ὄρνεα</text:span><text:span text:style-name="T7519">.</text:span></text:p>
            <text:p text:style-name="P7520"><text:span text:style-name="T7521">Ζεὺς</text:span><text:span text:style-name="T7522"><text:s/></text:span><text:span text:style-name="T7523">βουλόμενος</text:span><text:span text:style-name="T7524"><text:s/></text:span><text:span text:style-name="T7525">βασιλέα</text:span><text:span text:style-name="T7526"><text:s/></text:span><text:span text:style-name="T7527">ὀρνέων</text:span><text:span text:style-name="T7528"><text:s/></text:span><text:span text:style-name="T7529">καταστῆσαι</text:span><text:span text:style-name="T7530">,<text:s/></text:span><text:span text:style-name="T7531">προθεσμίαν</text:span><text:span text:style-name="T7532"><text:s/></text:span><text:span text:style-name="T7533">αὐτοῖς</text:span><text:span text:style-name="T7534"><text:s/></text:span><text:span text:style-name="T7535">ἔταξεν</text:span><text:span text:style-name="T7536"><text:s/></text:span><text:span text:style-name="T7537">ἐν</text:span><text:span text:style-name="T7538"><text:s/></text:span><text:span text:style-name="T7539">ᾗ</text:span><text:span text:style-name="T7540"><text:s/></text:span><text:span text:style-name="T7541">παραγενήσονται</text:span><text:span text:style-name="T7542"><text:s/></text:span><text:span text:style-name="T7543">πάντα</text:span><text:span text:style-name="T7544">,<text:s/></text:span><text:span text:style-name="T7545">ὅπως</text:span><text:span text:style-name="T7546"><text:s/></text:span><text:span text:style-name="T7547">τὸν</text:span><text:span text:style-name="T7548"><text:s/></text:span><text:span text:style-name="T7549">ὡραιότατον</text:span><text:span text:style-name="T7550"><text:s/></text:span><text:span text:style-name="T7551">πάντων</text:span><text:span text:style-name="T7552"><text:s/></text:span><text:span text:style-name="T7553">καταστήσῃ</text:span><text:span text:style-name="T7554"><text:s/></text:span><text:span text:style-name="T7555">ἐπ᾿</text:span><text:span text:style-name="T7556"><text:s/></text:span><text:span text:style-name="T7557">αὐτοῖς</text:span><text:span text:style-name="T7558"><text:s/></text:span><text:span text:style-name="T7559">βασιλέα</text:span><text:span text:style-name="T7560">.<text:s/></text:span><text:span text:style-name="T7561">Τὰ</text:span><text:span text:style-name="T7562"><text:s/></text:span><text:span text:style-name="T7563">δὲ</text:span><text:span text:style-name="T7564"><text:s/></text:span><text:span text:style-name="T7565">παραγενόμενα</text:span><text:span text:style-name="T7566"><text:s/></text:span><text:span text:style-name="T7567">ἐπί</text:span><text:span text:style-name="T7568"><text:s/></text:span><text:span text:style-name="T7569">τινα</text:span><text:span text:style-name="T7570"><text:s/></text:span><text:span text:style-name="T7571">ποταμὸν</text:span><text:span text:style-name="T7572"><text:s/></text:span><text:span text:style-name="T7573">ἀπενίζοντο</text:span><text:span text:style-name="T7574">.<text:s/></text:span><text:span text:style-name="T7575">Κολοιὸς</text:span><text:span text:style-name="T7576"><text:s/></text:span><text:span text:style-name="T7577">δέ</text:span><text:span text:style-name="T7578">,<text:s/></text:span><text:span text:style-name="T7579">συνιδὼν</text:span><text:span text:style-name="T7580"><text:s/></text:span><text:span text:style-name="T7581">ἑαυτὸν</text:span><text:span text:style-name="T7582"><text:s/></text:span><text:span text:style-name="T7583">δυσμορφίᾳ</text:span><text:span text:style-name="T7584"><text:s/></text:span><text:span text:style-name="T7585">περικείμενον</text:span><text:span text:style-name="T7586">,<text:s/></text:span><text:span text:style-name="T7587">ἀπελθὼν</text:span><text:span text:style-name="T7588"><text:s/></text:span><text:span text:style-name="T7589">καὶ</text:span><text:span text:style-name="T7590"><text:s/></text:span><text:span text:style-name="T7591">τὰ</text:span><text:span text:style-name="T7592"><text:s/></text:span><text:span text:style-name="T7593">ἀποπίπτοντα</text:span><text:span text:style-name="T7594"><text:s/></text:span><text:span text:style-name="T7595">τῶν</text:span><text:span text:style-name="T7596"><text:s/></text:span><text:span text:style-name="T7597">ὀρνέων</text:span><text:span text:style-name="T7598"><text:s/></text:span><text:span text:style-name="T7599">πτερὰ</text:span><text:span text:style-name="T7600"><text:s/></text:span><text:span text:style-name="T7601">συλλεξάμενος</text:span><text:span text:style-name="T7602">,<text:s/></text:span><text:span text:style-name="T7603">ἑαυτῷ</text:span><text:span text:style-name="T7604"><text:s/></text:span><text:span text:style-name="T7605">περιέθηκε</text:span><text:span text:style-name="T7606"><text:s/></text:span><text:span text:style-name="T7607">καὶ</text:span><text:span text:style-name="T7608"><text:s/></text:span><text:span text:style-name="T7609">προσεκόλλησε</text:span><text:span text:style-name="T7610">.<text:s/></text:span><text:span text:style-name="T7611">Συνέβη</text:span><text:span text:style-name="T7612"><text:s/></text:span><text:span text:style-name="T7613">οὖν</text:span><text:span text:style-name="T7614"><text:s/></text:span><text:span text:style-name="T7615">ἐκ</text:span><text:span text:style-name="T7616"><text:s/></text:span><text:span text:style-name="T7617">τούτου</text:span><text:span text:style-name="T7618"><text:s/></text:span><text:span text:style-name="T7619">εὐειδέστερον</text:span><text:span text:style-name="T7620"><text:s/></text:span><text:span text:style-name="T7621">πάντων</text:span><text:span text:style-name="T7622"><text:s/></text:span><text:span text:style-name="T7623">γεγονέναι</text:span><text:span text:style-name="T7624">.<text:s/></text:span><text:span text:style-name="T7625">Ἐπέστη</text:span><text:span text:style-name="T7626"><text:s/></text:span><text:span text:style-name="T7627">οὖν</text:span><text:span text:style-name="T7628"><text:s/></text:span><text:span text:style-name="T7629">ἡ</text:span><text:span text:style-name="T7630"><text:s/></text:span><text:span text:style-name="T7631">ἡμέρα</text:span><text:span text:style-name="T7632"><text:s/></text:span><text:span text:style-name="T7633">τῆς</text:span><text:span text:style-name="T7634"><text:s/></text:span><text:span text:style-name="T7635">προθεσμίας</text:span><text:span text:style-name="T7636"><text:s/></text:span><text:span text:style-name="T7637">καὶ</text:span><text:span text:style-name="T7638"><text:s/></text:span><text:span text:style-name="T7639">ἦλθον</text:span><text:span text:style-name="T7640"><text:s/></text:span><text:span text:style-name="T7641">πάντα</text:span><text:span text:style-name="T7642"><text:s/></text:span><text:span text:style-name="T7643">τὰ</text:span><text:span text:style-name="T7644"><text:s/></text:span><text:span text:style-name="T7645">ὄρνεα</text:span><text:span text:style-name="T7646"><text:s/></text:span><text:span text:style-name="T7647">πρὸς</text:span><text:span text:style-name="T7648"><text:s/></text:span><text:span text:style-name="T7649">τὸν</text:span><text:span text:style-name="T7650"><text:s/></text:span><text:span text:style-name="T7651">Δία</text:span><text:span text:style-name="T7652">.<text:s/></text:span><text:span text:style-name="T7653">Ὁ</text:span><text:span text:style-name="T7654"><text:s/></text:span><text:span text:style-name="T7655">δὲ</text:span><text:span text:style-name="T7656"><text:s/></text:span><text:span text:style-name="T7657">κολοιὸς</text:span><text:span text:style-name="T7658"><text:s/></text:span><text:span text:style-name="T7659">ποικίλος</text:span><text:span text:style-name="T7660"><text:s/></text:span><text:span text:style-name="T7661">γενόμενος</text:span><text:span text:style-name="T7662"><text:s/></text:span><text:span text:style-name="T7663">ἧκε</text:span><text:span text:style-name="T7664"><text:s/></text:span><text:span text:style-name="T7665">καὶ</text:span><text:span text:style-name="T7666"><text:s/></text:span><text:span text:style-name="T7667">αὐτός</text:span><text:span text:style-name="T7668">.<text:s/></text:span><text:span text:style-name="T7669">Τοῦ</text:span><text:span text:style-name="T7670"><text:s/></text:span><text:span text:style-name="T7671">δὲ</text:span><text:span text:style-name="T7672"><text:s/></text:span><text:span text:style-name="T7673">Διὸς</text:span><text:span text:style-name="T7674"><text:s/></text:span><text:span text:style-name="T7675">μέλλοντος</text:span><text:span text:style-name="T7676"><text:s/></text:span><text:span text:style-name="T7677">χειροτονῆσαι</text:span><text:span text:style-name="T7678"><text:s/></text:span><text:span text:style-name="T7679">αὐτοῖς</text:span><text:span text:style-name="T7680"><text:s/></text:span><text:span text:style-name="T7681">τὸν</text:span><text:span text:style-name="T7682"><text:s/></text:span><text:span text:style-name="T7683">κολοιὸν</text:span><text:span text:style-name="T7684"><text:s/></text:span><text:span text:style-name="T7685">βασιλέα</text:span><text:span text:style-name="T7686"><text:s/></text:span><text:span text:style-name="T7687">διὰ</text:span><text:span text:style-name="T7688"><text:s/></text:span><text:span text:style-name="T7689">τὴν</text:span><text:span text:style-name="T7690"><text:s/></text:span><text:span text:style-name="T7691">εὐπρέπειαν</text:span><text:span text:style-name="T7692">,<text:s/></text:span><text:span text:style-name="T7693">ἀγανακτήσαντα</text:span><text:span text:style-name="T7694"><text:s/></text:span><text:span text:style-name="T7695">τὰ</text:span><text:span text:style-name="T7696"><text:s/></text:span><text:span text:style-name="T7697">ὄρνεα</text:span><text:span text:style-name="T7698">,<text:s/></text:span><text:span text:style-name="T7699">ἕκαστον</text:span><text:span text:style-name="T7700"><text:s/></text:span><text:span text:style-name="T7701">τὸ</text:span><text:span text:style-name="T7702"><text:s/></text:span><text:span text:style-name="T7703">ἴδιον</text:span><text:span text:style-name="T7704"><text:s/></text:span><text:span text:style-name="T7705">αὐτοῦ</text:span><text:span text:style-name="T7706"><text:s/></text:span><text:span text:style-name="T7707">πτερὸν</text:span><text:span text:style-name="T7708"><text:s/></text:span><text:span text:style-name="T7709">ἀφείλετο</text:span><text:span text:style-name="T7710">.<text:s/></text:span><text:span text:style-name="T7711">Οὕτω</text:span><text:span text:style-name="T7712"><text:s/></text:span><text:span text:style-name="T7713">τε</text:span><text:span text:style-name="T7714"><text:s/></text:span><text:span text:style-name="T7715">συνέβη</text:span><text:span text:style-name="T7716"><text:s/></text:span><text:span text:style-name="T7717">αὐτῷ</text:span><text:span text:style-name="T7718"><text:s/></text:span><text:span text:style-name="T7719">ἀπογυμνωθέντι</text:span><text:span text:style-name="T7720"><text:s/></text:span><text:span text:style-name="T7721">κολοιὸν</text:span><text:span text:style-name="T7722"><text:s/></text:span><text:span text:style-name="T7723">πάλιν</text:span><text:span text:style-name="T7724"><text:s/></text:span><text:span text:style-name="T7725">γενέσθαι</text:span><text:span text:style-name="T7726">.</text:span></text:p>
            <text:p text:style-name="P7727"><text:span text:style-name="T7728">Οὕτω</text:span><text:span text:style-name="T7729"><text:s/></text:span><text:span text:style-name="T7730">καὶ</text:span><text:span text:style-name="T7731"><text:s/></text:span><text:span text:style-name="T7732">τῶν</text:span><text:span text:style-name="T7733"><text:s/></text:span><text:span text:style-name="T7734">ἀνθρώπων</text:span><text:span text:style-name="T7735"><text:s/></text:span><text:span text:style-name="T7736">οἱ</text:span><text:span text:style-name="T7737"><text:s/></text:span><text:span text:style-name="T7738">χρεωφειλέται</text:span><text:span text:style-name="T7739">,<text:s/></text:span><text:span text:style-name="T7740">μέχρι</text:span><text:span text:style-name="T7741"><text:s/></text:span><text:span text:style-name="T7742">μὲν</text:span><text:span text:style-name="T7743"><text:s/></text:span><text:span text:style-name="T7744">τὰ</text:span><text:span text:style-name="T7745"><text:s/></text:span><text:span text:style-name="T7746">ἀλλότρια</text:span><text:span text:style-name="T7747"><text:s/></text:span><text:span text:style-name="T7748">ἔχουσι</text:span><text:span text:style-name="T7749"><text:s/></text:span><text:span text:style-name="T7750">χρήματα</text:span><text:span text:style-name="T7751">,<text:s/></text:span><text:span text:style-name="T7752">δοκοῦσί</text:span><text:span text:style-name="T7753"><text:s/></text:span><text:span text:style-name="T7754">τινες</text:span><text:span text:style-name="T7755"><text:s/></text:span><text:span text:style-name="T7756">εἶναι</text:span><text:span text:style-name="T7757">,<text:s/></text:span><text:span text:style-name="T7758">ἐπειδὰν</text:span><text:span text:style-name="T7759"><text:s/></text:span><text:span text:style-name="T7760">δὲ</text:span><text:span text:style-name="T7761"><text:s/></text:span><text:span text:style-name="T7762">αὐτὰ</text:span><text:span text:style-name="T7763"><text:s/></text:span><text:span text:style-name="T7764">ἀποδώσωσιν</text:span><text:span text:style-name="T7765">,<text:s/></text:span><text:span text:style-name="T7766">ὁποῖοι</text:span><text:span text:style-name="T7767"><text:s/></text:span><text:span text:style-name="T7768">ἐξ</text:span><text:span text:style-name="T7769"><text:s/></text:span><text:span text:style-name="T7770">ἀρχῆς</text:span><text:span text:style-name="T7771"><text:s/></text:span><text:span text:style-name="T7772">ἦσαν</text:span><text:span text:style-name="T7773"><text:s/></text:span><text:span text:style-name="T7774">εὑρίσκονται</text:span><text:span text:style-name="T7775">.</text:span></text:p>
          </table:table-cell>
          <table:table-cell table:style-name="TableCell7776">
            <text:p text:style-name="P7777">A Jackdaw AND BIRDS</text:p>
            <text:p text:style-name="P7778"/>
            <text:p text:style-name="P7779">Zeus, wanting to institute a king of the birds, fixed a day for them all to appear before him: he would choose the most beautiful of all to reign over them. The birds went to the edge of a river to wash themselves there. Now the jackdaw, realizing his ugliness, came and picked up the feathers that the birds had dropped, then he adjusted them and tied them to himself. It thus happened that he was the most beautiful of all. But the appointed day arrived and all the birds went to Zeus. The jackdaw, with its variegated finery, also presented itself. And Zeus was going to give him his suffrage for kingship, because of his beauty; but the indignant birds each tore from him the feather which came from them. As a result, the stripped jackdaw became a jackdaw.<text:line-break/>It is thus with men who have debts: as long as they are in possession of the property of others, they appear to be personages; but when they have given back what they owe, they are found again as they were before.</text:p>
          </table:table-cell>
        </table:table-row>
        <text:soft-page-break/>
        <table:table-row table:style-name="TableRow7780">
          <table:table-cell table:style-name="TableCell7781">
            <text:p text:style-name="P7782"><text:span text:style-name="T7783">163.<text:s/></text:span><text:span text:style-name="T7784">Κολοιὸς</text:span><text:span text:style-name="T7785"><text:s/></text:span><text:span text:style-name="T7786">καὶ</text:span><text:span text:style-name="T7787"><text:s/></text:span><text:span text:style-name="T7788">περιστεραί</text:span><text:span text:style-name="T7789">.</text:span></text:p>
            <text:p text:style-name="P7790"><text:span text:style-name="T7791">Κολοιὸς</text:span><text:span text:style-name="T7792"><text:s/></text:span><text:span text:style-name="T7793">ἰδὼν</text:span><text:span text:style-name="T7794"><text:s/></text:span><text:span text:style-name="T7795">περιστερὰς</text:span><text:span text:style-name="T7796"><text:s/></text:span><text:span text:style-name="T7797">ἔν</text:span><text:span text:style-name="T7798"><text:s/></text:span><text:span text:style-name="T7799">τινι</text:span><text:span text:style-name="T7800"><text:s/></text:span><text:span text:style-name="T7801">περιστεροτροφείῳ</text:span><text:span text:style-name="T7802"><text:s/></text:span><text:span text:style-name="T7803">καλῶς</text:span><text:span text:style-name="T7804"><text:s/></text:span><text:span text:style-name="T7805">τρεφομένας</text:span><text:span text:style-name="T7806">,<text:s/></text:span><text:span text:style-name="T7807">λευκάνας</text:span><text:span text:style-name="T7808"><text:s/></text:span><text:span text:style-name="T7809">ἑαυτὸν</text:span><text:span text:style-name="T7810"><text:s/></text:span><text:span text:style-name="T7811">ἧκεν</text:span><text:span text:style-name="T7812"><text:s/></text:span><text:span text:style-name="T7813">ὡς</text:span><text:span text:style-name="T7814"><text:s/></text:span><text:span text:style-name="T7815">καὶ</text:span><text:span text:style-name="T7816"><text:s/></text:span><text:span text:style-name="T7817">ἀπὸ</text:span><text:span text:style-name="T7818"><text:s/></text:span><text:span text:style-name="T7819">τῆς</text:span><text:span text:style-name="T7820"><text:s/></text:span><text:span text:style-name="T7821">αὐτῆς</text:span><text:span text:style-name="T7822"><text:s/></text:span><text:span text:style-name="T7823">διαίτης</text:span><text:span text:style-name="T7824"><text:s/></text:span><text:span text:style-name="T7825">μεταληψόμενος</text:span><text:span text:style-name="T7826">.<text:s/></text:span><text:span text:style-name="T7827">Αἱ</text:span><text:span text:style-name="T7828"><text:s/></text:span><text:span text:style-name="T7829">δέ</text:span><text:span text:style-name="T7830">,<text:s/></text:span><text:span text:style-name="T7831">μέχρι</text:span><text:span text:style-name="T7832"><text:s/></text:span><text:span text:style-name="T7833">μὲν</text:span><text:span text:style-name="T7834"><text:s/></text:span><text:span text:style-name="T7835">ἡσύχαζεν</text:span><text:span text:style-name="T7836">,<text:s/></text:span><text:span text:style-name="T7837">οἰόμεναι</text:span><text:span text:style-name="T7838"><text:s/></text:span><text:span text:style-name="T7839">περιστερὰν</text:span><text:span text:style-name="T7840"><text:s/></text:span><text:span text:style-name="T7841">αὐτὸν</text:span><text:span text:style-name="T7842"><text:s/></text:span><text:span text:style-name="T7843">εἶναι</text:span><text:span text:style-name="T7844">,<text:s/></text:span><text:span text:style-name="T7845">προσίεντο</text:span><text:span text:style-name="T7846">·<text:s/></text:span><text:span text:style-name="T7847">ἐπειδὴ</text:span><text:span text:style-name="T7848"><text:s/></text:span><text:span text:style-name="T7849">δέ</text:span><text:span text:style-name="T7850"><text:s/></text:span><text:span text:style-name="T7851">ποτε</text:span><text:span text:style-name="T7852"><text:s/></text:span><text:span text:style-name="T7853">ἐκλαθόμενος</text:span><text:span text:style-name="T7854"><text:s/></text:span><text:span text:style-name="T7855">ἐφθέγξατο</text:span><text:span text:style-name="T7856">,<text:s/></text:span><text:span text:style-name="T7857">τηνικαῦτα</text:span><text:span text:style-name="T7858"><text:s/></text:span><text:span text:style-name="T7859">ἀμφιγνοήσασαι</text:span><text:span text:style-name="T7860"><text:s/></text:span><text:span text:style-name="T7861">αὐτοῦ</text:span><text:span text:style-name="T7862"><text:s/></text:span><text:span text:style-name="T7863">τὴν</text:span><text:span text:style-name="T7864"><text:s/></text:span><text:span text:style-name="T7865">φωνὴν</text:span><text:span text:style-name="T7866"><text:s/></text:span><text:span text:style-name="T7867">ἐξήλασαν</text:span><text:span text:style-name="T7868"><text:s/></text:span><text:span text:style-name="T7869">αὐτόν</text:span><text:span text:style-name="T7870">.<text:s/></text:span><text:span text:style-name="T7871">Καὶ</text:span><text:span text:style-name="T7872"><text:s/></text:span><text:span text:style-name="T7873">ὃς</text:span><text:span text:style-name="T7874"><text:s/></text:span><text:span text:style-name="T7875">ἀποτυχὼν</text:span><text:span text:style-name="T7876"><text:s/></text:span><text:span text:style-name="T7877">τῆς</text:span><text:span text:style-name="T7878"><text:s/></text:span><text:span text:style-name="T7879">ἐνταῦθα</text:span><text:span text:style-name="T7880"><text:s/></text:span><text:span text:style-name="T7881">τροφῆς</text:span><text:span text:style-name="T7882"><text:s/></text:span><text:span text:style-name="T7883">ἐπανῆλθε</text:span><text:span text:style-name="T7884"><text:s/></text:span><text:span text:style-name="T7885">πάλιν</text:span><text:span text:style-name="T7886"><text:s/></text:span><text:span text:style-name="T7887">πρὸς</text:span><text:span text:style-name="T7888"><text:s/></text:span><text:span text:style-name="T7889">τοὺς</text:span><text:span text:style-name="T7890"><text:s/></text:span><text:span text:style-name="T7891">κολοιούς</text:span><text:span text:style-name="T7892">·<text:s/></text:span><text:span text:style-name="T7893">κἀκεῖνοι</text:span><text:span text:style-name="T7894"><text:s/></text:span><text:span text:style-name="T7895">οὐ</text:span><text:span text:style-name="T7896"><text:s/></text:span><text:span text:style-name="T7897">γνωρίζοντες</text:span><text:span text:style-name="T7898"><text:s/></text:span><text:span text:style-name="T7899">αὐτὸν</text:span><text:span text:style-name="T7900"><text:s/></text:span><text:span text:style-name="T7901">διὰ</text:span><text:span text:style-name="T7902"><text:s/></text:span><text:span text:style-name="T7903">τὸ</text:span><text:span text:style-name="T7904"><text:s/></text:span><text:span text:style-name="T7905">χρῶμα</text:span><text:span text:style-name="T7906"><text:s/></text:span><text:span text:style-name="T7907">τῆς</text:span><text:span text:style-name="T7908"><text:s/></text:span><text:span text:style-name="T7909">μετ᾿</text:span><text:span text:style-name="T7910"><text:s/></text:span><text:span text:style-name="T7911">αὐτῶν</text:span><text:span text:style-name="T7912"><text:s/></text:span><text:span text:style-name="T7913">διαίτης</text:span><text:span text:style-name="T7914"><text:s/></text:span><text:span text:style-name="T7915">ἀπεῖρξαν</text:span><text:span text:style-name="T7916"><text:s/></text:span><text:span text:style-name="T7917">αὐτόν</text:span><text:span text:style-name="T7918">.<text:s/></text:span><text:span text:style-name="T7919">Οὕτω</text:span><text:span text:style-name="T7920"><text:s/></text:span><text:span text:style-name="T7921">τε</text:span><text:span text:style-name="T7922"><text:s/></text:span><text:span text:style-name="T7923">δυοῖν</text:span><text:span text:style-name="T7924"><text:s/></text:span><text:span text:style-name="T7925">ἐπιθυμήσας</text:span><text:span text:style-name="T7926"><text:s/></text:span><text:span text:style-name="T7927">οὐδὲ</text:span><text:span text:style-name="T7928"><text:s/></text:span><text:span text:style-name="T7929">μιᾶς</text:span><text:span text:style-name="T7930"><text:s/></text:span><text:span text:style-name="T7931">ἔτυχεν</text:span><text:span text:style-name="T7932">.</text:span></text:p>
            <text:p text:style-name="P7933"><text:span text:style-name="T7934">Ἀτὰρ</text:span><text:span text:style-name="T7935"><text:s/></text:span><text:span text:style-name="T7936">οὖν</text:span><text:span text:style-name="T7937"><text:s/></text:span><text:span text:style-name="T7938">καὶ</text:span><text:span text:style-name="T7939"><text:s/></text:span><text:span text:style-name="T7940">ἡμᾶς</text:span><text:span text:style-name="T7941"><text:s/></text:span><text:span text:style-name="T7942">δεῖ</text:span><text:span text:style-name="T7943"><text:s/></text:span><text:span text:style-name="T7944">τοῖς</text:span><text:span text:style-name="T7945"><text:s/></text:span><text:span text:style-name="T7946">ἑαυτῶν</text:span><text:span text:style-name="T7947"><text:s/></text:span><text:span text:style-name="T7948">ἀρκεῖσθαι</text:span><text:span text:style-name="T7949">,<text:s/></text:span><text:span text:style-name="T7950">λογιζομένους</text:span><text:span text:style-name="T7951"><text:s/></text:span><text:span text:style-name="T7952">ὅτι</text:span><text:span text:style-name="T7953"><text:s/></text:span><text:span text:style-name="T7954">ἡ</text:span><text:span text:style-name="T7955"><text:s/></text:span><text:span text:style-name="T7956">πλεονεξία</text:span><text:span text:style-name="T7957"><text:s/></text:span><text:span text:style-name="T7958">πρὸς</text:span><text:span text:style-name="T7959"><text:s/></text:span><text:span text:style-name="T7960">τῷ</text:span><text:span text:style-name="T7961"><text:s/></text:span><text:span text:style-name="T7962">μηδὲν</text:span><text:span text:style-name="T7963"><text:s/></text:span><text:span text:style-name="T7964">ὠφελεῖν</text:span><text:span text:style-name="T7965"><text:s/></text:span><text:span text:style-name="T7966">πολλάκις</text:span><text:span text:style-name="T7967"><text:s/></text:span><text:span text:style-name="T7968">καὶ</text:span><text:span text:style-name="T7969"><text:s/></text:span><text:span text:style-name="T7970">τὰ</text:span><text:span text:style-name="T7971"><text:s/></text:span><text:span text:style-name="T7972">προσόντα</text:span><text:span text:style-name="T7973"><text:s/></text:span><text:span text:style-name="T7974">ἀφαιρεῖται</text:span><text:span text:style-name="T7975">.</text:span></text:p>
          </table:table-cell>
          <table:table-cell table:style-name="TableCell7976">
            <text:p text:style-name="P7977">THE JACKDAW AND THE PIGEONS</text:p>
            <text:p text:style-name="P7978"/>
            <text:p text:style-name="P7979">A jackdaw, having seen well-fed pigeons in a dovecote, bleached its plumage and presented itself to share in their feed. As long as he remained silent, the pigeons, taking him for one of their own, admired him among them; but at some point he forgot himself and uttered a cry. So, not knowing his voice, they chased him away. And he, seeing the good cheer of the pigeons escaping him, returned to the jackdaws. But the jackdaws no longer recognizing him because of his color, rejected him from their society, so that for having wanted the two feeds, he had neither.</text:p>
            <text:p text:style-name="P7980"/>
            <text:p text:style-name="P7981">This fable shows that we must be content with our own possessions, and tell ourselves that greed not only is useless, but also often causes us to lose what we have.</text:p>
          </table:table-cell>
        </table:table-row>
        <table:table-row table:style-name="TableRow7982">
          <table:table-cell table:style-name="TableCell7983">
            <text:p text:style-name="P7984"><text:span text:style-name="T7985">164.<text:s/></text:span><text:span text:style-name="T7986">Κολοιὸς</text:span><text:span text:style-name="T7987"><text:s/></text:span><text:span text:style-name="T7988">φυγάς</text:span><text:span text:style-name="T7989">.</text:span></text:p>
            <text:p text:style-name="P7990"><text:span text:style-name="T7991">Κολοιόν</text:span><text:span text:style-name="T7992"><text:s/></text:span><text:span text:style-name="T7993">τις</text:span><text:span text:style-name="T7994"><text:s/></text:span><text:span text:style-name="T7995">συλλαβὼν</text:span><text:span text:style-name="T7996"><text:s/></text:span><text:span text:style-name="T7997">καὶ</text:span><text:span text:style-name="T7998"><text:s/></text:span><text:span text:style-name="T7999">δήσας</text:span><text:span text:style-name="T8000"><text:s/></text:span><text:span text:style-name="T8001">αὐτοῦ</text:span><text:span text:style-name="T8002"><text:s/></text:span><text:span text:style-name="T8003">τὸν</text:span><text:span text:style-name="T8004"><text:s/></text:span><text:span text:style-name="T8005">πόδα</text:span><text:span text:style-name="T8006"><text:s/></text:span><text:span text:style-name="T8007">λινῷ</text:span><text:span text:style-name="T8008"><text:s/></text:span><text:span text:style-name="T8009">κάλῳ</text:span><text:span text:style-name="T8010"><text:s/></text:span><text:span text:style-name="T8011">τῷ</text:span><text:span text:style-name="T8012"><text:s/></text:span><text:span text:style-name="T8013">ἑαυτοῦ</text:span><text:span text:style-name="T8014"><text:s/></text:span><text:span text:style-name="T8015">παιδὶ</text:span><text:span text:style-name="T8016"><text:s/></text:span><text:span text:style-name="T8017">ἔδωκεν</text:span><text:span text:style-name="T8018">.<text:s/></text:span><text:span text:style-name="T8019">Ὁ</text:span><text:span text:style-name="T8020"><text:s/></text:span><text:span text:style-name="T8021">δὲ</text:span><text:span text:style-name="T8022"><text:s/></text:span><text:span text:style-name="T8023">οὐχ</text:span><text:span text:style-name="T8024"><text:s/></text:span><text:span text:style-name="T8025">ὑπομείνας</text:span><text:span text:style-name="T8026"><text:s/></text:span><text:span text:style-name="T8027">τὴν</text:span><text:span text:style-name="T8028"><text:s/></text:span><text:span text:style-name="T8029">μετ᾿</text:span><text:span text:style-name="T8030"><text:s/></text:span><text:span text:style-name="T8031">ἀνθρώπων</text:span><text:span text:style-name="T8032"><text:s/></text:span><text:span text:style-name="T8033">δίαιταν</text:span><text:span text:style-name="T8034">,<text:s/></text:span><text:span text:style-name="T8035">ὡς</text:span><text:span text:style-name="T8036"><text:s/></text:span><text:span text:style-name="T8037">πρὸς</text:span><text:span text:style-name="T8038"><text:s/></text:span><text:span text:style-name="T8039">ὀλίγον</text:span><text:span text:style-name="T8040"><text:s/></text:span><text:span text:style-name="T8041">ἀδείας</text:span><text:span text:style-name="T8042"><text:s/></text:span><text:span text:style-name="T8043">ἔτυχε</text:span><text:span text:style-name="T8044">,<text:s/></text:span><text:span text:style-name="T8045">φυγὼν</text:span><text:span text:style-name="T8046"><text:s/></text:span><text:span text:style-name="T8047">ἧκεν</text:span><text:span text:style-name="T8048"><text:s/></text:span><text:span text:style-name="T8049">εἰς</text:span><text:span text:style-name="T8050"><text:s/></text:span><text:span text:style-name="T8051">τὴν</text:span><text:span text:style-name="T8052"><text:s/></text:span><text:span text:style-name="T8053">ἑαυτοῦ</text:span><text:span text:style-name="T8054"><text:s/></text:span><text:span text:style-name="T8055">καλιάν</text:span><text:span text:style-name="T8056">.<text:s/></text:span><text:span text:style-name="T8057">Περιειληθέντος</text:span><text:span text:style-name="T8058"><text:s/></text:span><text:span text:style-name="T8059">δὲ</text:span><text:span text:style-name="T8060"><text:s/></text:span><text:span text:style-name="T8061">τοῦ</text:span><text:span text:style-name="T8062"><text:s/></text:span><text:span text:style-name="T8063">δεσμοῦ</text:span><text:span text:style-name="T8064"><text:s/></text:span><text:span text:style-name="T8065">τοῖς</text:span><text:span text:style-name="T8066"><text:s/></text:span><text:span text:style-name="T8067">κλάδοις</text:span><text:span text:style-name="T8068">,<text:s/></text:span><text:span text:style-name="T8069">ἀναπτῆναι</text:span><text:span text:style-name="T8070"><text:s/></text:span><text:span text:style-name="T8071">μὴ</text:span><text:span text:style-name="T8072"><text:s/></text:span><text:span text:style-name="T8073">δυνάμενος</text:span><text:span text:style-name="T8074"><text:s/></text:span><text:span text:style-name="T8075">ἐπειδὴ</text:span><text:span text:style-name="T8076"><text:s/></text:span><text:span text:style-name="T8077">ἀποθνῄσκειν</text:span><text:span text:style-name="T8078"><text:s/></text:span><text:span text:style-name="T8079">ἔμελλεν</text:span><text:span text:style-name="T8080">,<text:s/></text:span><text:span text:style-name="T8081">ἔφη</text:span><text:span text:style-name="T8082"><text:s/></text:span><text:span text:style-name="T8083">πρὸς</text:span><text:span text:style-name="T8084"><text:s/></text:span><text:span text:style-name="T8085">ἑαυτόν</text:span><text:span text:style-name="T8086">· «<text:s/></text:span><text:span text:style-name="T8087">Ἀλλ᾿</text:span><text:span text:style-name="T8088"><text:s/></text:span><text:span text:style-name="T8089">ἔγωγε</text:span><text:span text:style-name="T8090"><text:s/></text:span><text:span text:style-name="T8091">δείλαιος</text:span><text:span text:style-name="T8092">,<text:s/></text:span><text:span text:style-name="T8093">ὅστις</text:span><text:span text:style-name="T8094"><text:s/></text:span><text:span text:style-name="T8095">τὴν</text:span><text:span text:style-name="T8096"><text:s/></text:span><text:span text:style-name="T8097">παρὰ</text:span><text:span text:style-name="T8098"><text:s/></text:span><text:span text:style-name="T8099">ἀνθρώπων</text:span><text:span text:style-name="T8100"><text:s/></text:span><text:span text:style-name="T8101">δουλείαν</text:span><text:span text:style-name="T8102"><text:s/></text:span><text:span text:style-name="T8103">μὴ</text:span><text:span text:style-name="T8104"><text:s/></text:span><text:span text:style-name="T8105">ὑπομείνας</text:span><text:span text:style-name="T8106"><text:s/></text:span><text:span text:style-name="T8107">ἔλαθον</text:span><text:span text:style-name="T8108"><text:s/></text:span><text:span text:style-name="T8109">ἐμαυτὸν</text:span><text:span text:style-name="T8110"><text:s/></text:span><text:span text:style-name="T8111">καὶ</text:span><text:span text:style-name="T8112"><text:s/></text:span><text:span text:style-name="T8113">σωτηρίας</text:span><text:span text:style-name="T8114"><text:s/></text:span><text:span text:style-name="T8115">στερήσας</text:span><text:span text:style-name="T8116">. »</text:span></text:p>
            <text:p text:style-name="P8117"><text:span text:style-name="T8118">Οὗτος</text:span><text:span text:style-name="T8119"><text:s/></text:span><text:span text:style-name="T8120">ὁ</text:span><text:span text:style-name="T8121"><text:s/></text:span><text:span text:style-name="T8122">λόγος</text:span><text:span text:style-name="T8123"><text:s/></text:span><text:span text:style-name="T8124">ἁρμόσειεν</text:span><text:span text:style-name="T8125"><text:s/></text:span><text:span text:style-name="T8126">ἂν</text:span><text:span text:style-name="T8127"><text:s/></text:span><text:span text:style-name="T8128">ἐπ᾿</text:span><text:span text:style-name="T8129"><text:s/></text:span><text:span text:style-name="T8130">ἐκείνων</text:span><text:span text:style-name="T8131"><text:s/></text:span><text:span text:style-name="T8132">τῶν</text:span><text:span text:style-name="T8133"><text:s/></text:span><text:span text:style-name="T8134">ἀνθρώπων</text:span><text:span text:style-name="T8135"><text:s/></text:span><text:span text:style-name="T8136">οἳ</text:span><text:span text:style-name="T8137"><text:s/></text:span><text:span text:style-name="T8138">μετρίων</text:span><text:span text:style-name="T8139"><text:s/></text:span><text:span text:style-name="T8140">ἑαυτοὺς</text:span><text:span text:style-name="T8141"><text:s/></text:span><text:span text:style-name="T8142">κινδύνων</text:span><text:span text:style-name="T8143"><text:s/></text:span><text:span text:style-name="T8144">ῥύσασθαι</text:span><text:span text:style-name="T8145"><text:s/></text:span><text:span text:style-name="T8146">βουλόμενοι</text:span><text:span text:style-name="T8147"><text:s/></text:span><text:span text:style-name="T8148">ἔλαθον</text:span><text:span text:style-name="T8149"><text:s/></text:span><text:span text:style-name="T8150">εἰς</text:span><text:span text:style-name="T8151"><text:s/></text:span><text:span text:style-name="T8152">μείζονα</text:span><text:span text:style-name="T8153"><text:s/></text:span><text:span text:style-name="T8154">δεινὰ</text:span><text:span text:style-name="T8155"><text:s/></text:span><text:span text:style-name="T8156">περιπεσόντες</text:span><text:span text:style-name="T8157">.</text:span></text:p>
          </table:table-cell>
          <table:table-cell table:style-name="TableCell8158">
            <text:p text:style-name="P8159">THE ESCAPED CHUCAS</text:p>
            <text:p text:style-name="P8160"/>
            <text:p text:style-name="P8161">A man, having caught a jackdaw and having bound its leg with a linen thread, gave it to his child. But the jackdaw, unable to resign itself to living with men, took advantage of a moment of freedom to flee and returned to its nest. But the thread having been wound around the branches, the bird could not fly away and, seeing itself on the point of death, it said: "I am very unhappy: for not having supported slavery among men, without suspecting it, I deprived myself of my life. » This fable could be told of men who, in wanting to defend themselves from mediocre dangers, have unknowingly thrown themselves into more formidable perils.</text:p>
          </table:table-cell>
        </table:table-row>
        <text:soft-page-break/>
        <table:table-row table:style-name="TableRow8162">
          <table:table-cell table:style-name="TableCell8163">
            <text:p text:style-name="P8164"><text:span text:style-name="T8165">165.<text:s/></text:span><text:span text:style-name="T8166">Κόραξ</text:span><text:span text:style-name="T8167"><text:s/></text:span><text:span text:style-name="T8168">καὶ</text:span><text:span text:style-name="T8169"><text:s/></text:span><text:span text:style-name="T8170">ἀλώπηξ</text:span><text:span text:style-name="T8171">.</text:span></text:p>
            <text:p text:style-name="P8172"><text:span text:style-name="T8173">Κόραξ</text:span><text:span text:style-name="T8174"><text:s/></text:span><text:span text:style-name="T8175">κρέας</text:span><text:span text:style-name="T8176"><text:s/></text:span><text:span text:style-name="T8177">ἁρπάσας</text:span><text:span text:style-name="T8178"><text:s/></text:span><text:span text:style-name="T8179">ἐπί</text:span><text:span text:style-name="T8180"><text:s/></text:span><text:span text:style-name="T8181">τινος</text:span><text:span text:style-name="T8182"><text:s/></text:span><text:span text:style-name="T8183">δένδρου</text:span><text:span text:style-name="T8184"><text:s/></text:span><text:span text:style-name="T8185">ἐκάθισεν</text:span><text:span text:style-name="T8186">.<text:s/></text:span><text:span text:style-name="T8187">Ἀλώπηξ</text:span><text:span text:style-name="T8188"><text:s/></text:span><text:span text:style-name="T8189">δὲ</text:span><text:span text:style-name="T8190"><text:s/></text:span><text:span text:style-name="T8191">θεασαμένη</text:span><text:span text:style-name="T8192"><text:s/></text:span><text:span text:style-name="T8193">αὐτὸν</text:span><text:span text:style-name="T8194"><text:s/></text:span><text:span text:style-name="T8195">καὶ</text:span><text:span text:style-name="T8196"><text:s/></text:span><text:span text:style-name="T8197">βουλομένη</text:span><text:span text:style-name="T8198"><text:s/></text:span><text:span text:style-name="T8199">τοῦ</text:span><text:span text:style-name="T8200"><text:s/></text:span><text:span text:style-name="T8201">κρέατος</text:span><text:span text:style-name="T8202"><text:s/></text:span><text:span text:style-name="T8203">περιγενέσθαι</text:span><text:span text:style-name="T8204"><text:s/></text:span><text:span text:style-name="T8205">στᾶσα</text:span><text:span text:style-name="T8206"><text:s/></text:span><text:span text:style-name="T8207">ἐπῄνει</text:span><text:span text:style-name="T8208"><text:s/></text:span><text:span text:style-name="T8209">αὐτον</text:span><text:span text:style-name="T8210"><text:s/></text:span><text:span text:style-name="T8211">ὡς</text:span><text:span text:style-name="T8212"><text:s/></text:span><text:span text:style-name="T8213">εὐμεγέθη</text:span><text:span text:style-name="T8214"><text:s/></text:span><text:span text:style-name="T8215">τε</text:span><text:span text:style-name="T8216"><text:s/></text:span><text:span text:style-name="T8217">καὶ</text:span><text:span text:style-name="T8218"><text:s/></text:span><text:span text:style-name="T8219">καλόν</text:span><text:span text:style-name="T8220">,<text:s/></text:span><text:span text:style-name="T8221">λέγουσα</text:span><text:span text:style-name="T8222"><text:s/></text:span><text:span text:style-name="T8223">καὶ</text:span><text:span text:style-name="T8224"><text:s/></text:span><text:span text:style-name="T8225">ὡς</text:span><text:span text:style-name="T8226"><text:s/></text:span><text:span text:style-name="T8227">πρέπει</text:span><text:span text:style-name="T8228"><text:s/></text:span><text:span text:style-name="T8229">αὐτῷ</text:span><text:span text:style-name="T8230"><text:s/></text:span><text:span text:style-name="T8231">μάλιστα</text:span><text:span text:style-name="T8232"><text:s/></text:span><text:span text:style-name="T8233">τῶν</text:span><text:span text:style-name="T8234"><text:s/></text:span><text:span text:style-name="T8235">ὀρνέων</text:span><text:span text:style-name="T8236"><text:s/></text:span><text:span text:style-name="T8237">βασιλεύειν</text:span><text:span text:style-name="T8238">,<text:s/></text:span><text:span text:style-name="T8239">καὶ</text:span><text:span text:style-name="T8240"><text:s/></text:span><text:span text:style-name="T8241">τοῦτο</text:span><text:span text:style-name="T8242"><text:s/></text:span><text:span text:style-name="T8243">πάντως</text:span><text:span text:style-name="T8244"><text:s/></text:span><text:span text:style-name="T8245">ἂν</text:span><text:span text:style-name="T8246"><text:s/></text:span><text:span text:style-name="T8247">ἐγένετο</text:span><text:span text:style-name="T8248">,<text:s/></text:span><text:span text:style-name="T8249">εἰ</text:span><text:span text:style-name="T8250"><text:s/></text:span><text:span text:style-name="T8251">φωνὴν</text:span><text:span text:style-name="T8252"><text:s/></text:span><text:span text:style-name="T8253">εἶχεν</text:span><text:span text:style-name="T8254">.<text:s/></text:span><text:span text:style-name="T8255">Ὁ</text:span><text:span text:style-name="T8256"><text:s/></text:span><text:span text:style-name="T8257">δὲ</text:span><text:span text:style-name="T8258"><text:s/></text:span><text:span text:style-name="T8259">παραστῆσαι</text:span><text:span text:style-name="T8260"><text:s/></text:span><text:span text:style-name="T8261">αὐτῇ</text:span><text:span text:style-name="T8262"><text:s/></text:span><text:span text:style-name="T8263">θέλων</text:span><text:span text:style-name="T8264"><text:s/></text:span><text:span text:style-name="T8265">ὅτι</text:span><text:span text:style-name="T8266"><text:s/></text:span><text:span text:style-name="T8267">καὶ</text:span><text:span text:style-name="T8268"><text:s/></text:span><text:span text:style-name="T8269">φωνὴν</text:span><text:span text:style-name="T8270"><text:s/></text:span><text:span text:style-name="T8271">ἔχει</text:span><text:span text:style-name="T8272">,<text:s/></text:span><text:span text:style-name="T8273">ἀπο</text:span><text:span text:style-name="T8274">-<text:s/></text:span><text:span text:style-name="T8275">βαλὼν</text:span><text:span text:style-name="T8276"><text:s/></text:span><text:span text:style-name="T8277">τὸ</text:span><text:span text:style-name="T8278"><text:s/></text:span><text:span text:style-name="T8279">κρέας</text:span><text:span text:style-name="T8280"><text:s/></text:span><text:span text:style-name="T8281">μεγάλα</text:span><text:span text:style-name="T8282"><text:s/></text:span><text:span text:style-name="T8283">ἐκεκράγει</text:span><text:span text:style-name="T8284">.<text:s/></text:span><text:span text:style-name="T8285">Ἐκείνη</text:span><text:span text:style-name="T8286"><text:s/></text:span><text:span text:style-name="T8287">δὲ</text:span><text:span text:style-name="T8288"><text:s/></text:span><text:span text:style-name="T8289">προσδραμοῦσα</text:span><text:span text:style-name="T8290"><text:s/></text:span><text:span text:style-name="T8291">καὶ</text:span><text:span text:style-name="T8292"><text:s/></text:span><text:span text:style-name="T8293">τὸ</text:span><text:span text:style-name="T8294"><text:s/></text:span><text:span text:style-name="T8295">κρέας</text:span><text:span text:style-name="T8296"><text:s/></text:span><text:span text:style-name="T8297">ἁπράσασα</text:span><text:span text:style-name="T8298"><text:s/></text:span><text:span text:style-name="T8299">ἔφη</text:span><text:span text:style-name="T8300">· «<text:s/></text:span><text:span text:style-name="T8301">Ὦ</text:span><text:span text:style-name="T8302"><text:s/></text:span><text:span text:style-name="T8303">κόραξ</text:span><text:span text:style-name="T8304">,<text:s/></text:span><text:span text:style-name="T8305">καὶ</text:span><text:span text:style-name="T8306"><text:s/></text:span><text:span text:style-name="T8307">φρένας</text:span><text:span text:style-name="T8308"><text:s/></text:span><text:span text:style-name="T8309">εἰ</text:span><text:span text:style-name="T8310"><text:s/></text:span><text:span text:style-name="T8311">εἶχες</text:span><text:span text:style-name="T8312">,<text:s/></text:span><text:span text:style-name="T8313">οὐδὲν</text:span><text:span text:style-name="T8314"><text:s/></text:span><text:span text:style-name="T8315">ἂν</text:span><text:span text:style-name="T8316"><text:s/></text:span><text:span text:style-name="T8317">ἐδέησας</text:span><text:span text:style-name="T8318"><text:s/></text:span><text:span text:style-name="T8319">εἰς</text:span><text:span text:style-name="T8320"><text:s/></text:span><text:span text:style-name="T8321">τὸ</text:span><text:span text:style-name="T8322"><text:s/></text:span><text:span text:style-name="T8323">πάντων</text:span><text:span text:style-name="T8324"><text:s/></text:span><text:span text:style-name="T8325">σε</text:span><text:span text:style-name="T8326"><text:s/></text:span><text:span text:style-name="T8327">βασιλεῦσαι</text:span><text:span text:style-name="T8328">. »</text:span></text:p>
            <text:p text:style-name="P8329"><text:span text:style-name="T8330">Πρὸς</text:span><text:span text:style-name="T8331"><text:s/></text:span><text:span text:style-name="T8332">ἄνδρα</text:span><text:span text:style-name="T8333"><text:s/></text:span><text:span text:style-name="T8334">ἀνόητον</text:span><text:span text:style-name="T8335"><text:s/></text:span><text:span text:style-name="T8336">ὁ</text:span><text:span text:style-name="T8337"><text:s/></text:span><text:span text:style-name="T8338">λόγος</text:span><text:span text:style-name="T8339"><text:s/></text:span><text:span text:style-name="T8340">εὔκαιρος</text:span><text:span text:style-name="T8341">.</text:span></text:p>
          </table:table-cell>
          <table:table-cell table:style-name="TableCell8342">
            <text:p text:style-name="P8343">A FOX AND A CROW</text:p>
            <text:p text:style-name="P8344">A crow, having stolen a piece of meat, had perched on a tree. A fox saw him, and, wanting to become master of the meat, posted himself in front of him and praised his elegant proportions and his beauty, adding that no one was better suited than him to be the king of birds, and that he would surely have become so, if he had a voice. The crow, wanting to show him that he didn't miss his voice either, let go of the meat and gave a loud cry. The fox rushed forward and, seizing the piece, said: “O crow, if you had judgment too, you would lack nothing to become the king of the birds. »</text:p>
            <text:p text:style-name="P8345"/>
            <text:p text:style-name="P8346">This fable is a lesson for fools.</text:p>
          </table:table-cell>
        </table:table-row>
        <table:table-row table:style-name="TableRow8347">
          <table:table-cell table:style-name="TableCell8348">
            <text:p text:style-name="P8349"><text:span text:style-name="T8350">166.<text:s/></text:span><text:span text:style-name="T8351">Κόραξ</text:span><text:span text:style-name="T8352"><text:s/></text:span><text:span text:style-name="T8353">καὶ</text:span><text:span text:style-name="T8354"><text:s/></text:span><text:span text:style-name="T8355">Ἑρμῆς</text:span><text:span text:style-name="T8356">.</text:span></text:p>
            <text:p text:style-name="P8357"><text:span text:style-name="T8358">Κόραξ</text:span><text:span text:style-name="T8359"><text:s/></text:span><text:span text:style-name="T8360">ἐν</text:span><text:span text:style-name="T8361"><text:s/></text:span><text:span text:style-name="T8362">παγίδι</text:span><text:span text:style-name="T8363"><text:s/></text:span><text:span text:style-name="T8364">κρατηθεὶς</text:span><text:span text:style-name="T8365"><text:s/></text:span><text:span text:style-name="T8366">ηὔξατο</text:span><text:span text:style-name="T8367"><text:s/></text:span><text:span text:style-name="T8368">τῷ</text:span><text:span text:style-name="T8369"><text:s/></text:span><text:span text:style-name="T8370">Ἀπόλλωνι</text:span><text:span text:style-name="T8371"><text:s/></text:span><text:span text:style-name="T8372">λιβανωτὸν</text:span><text:span text:style-name="T8373"><text:s/></text:span><text:span text:style-name="T8374">ἐπιθύσειν</text:span><text:span text:style-name="T8375">,<text:s/></text:span><text:span text:style-name="T8376">εἰ</text:span><text:span text:style-name="T8377"><text:s/></text:span><text:span text:style-name="T8378">τῆς</text:span><text:span text:style-name="T8379"><text:s/></text:span><text:span text:style-name="T8380">παγίδος</text:span><text:span text:style-name="T8381"><text:s/></text:span><text:span text:style-name="T8382">αὐτὸν</text:span><text:span text:style-name="T8383"><text:s/></text:span><text:span text:style-name="T8384">ῥύσειε</text:span><text:span text:style-name="T8385">.<text:s/></text:span><text:span text:style-name="T8386">Σωθεὶς</text:span><text:span text:style-name="T8387"><text:s/></text:span><text:span text:style-name="T8388">δὲ</text:span><text:span text:style-name="T8389"><text:s/></text:span><text:span text:style-name="T8390">τῆς</text:span><text:span text:style-name="T8391"><text:s/></text:span><text:span text:style-name="T8392">ὑποσχέσεως</text:span><text:span text:style-name="T8393"><text:s/></text:span><text:span text:style-name="T8394">ἐπελάθετο</text:span><text:span text:style-name="T8395">.<text:s/></text:span><text:span text:style-name="T8396">Αὖθις</text:span><text:span text:style-name="T8397"><text:s/></text:span><text:span text:style-name="T8398">δὲ</text:span><text:span text:style-name="T8399"><text:s/></text:span><text:span text:style-name="T8400">ἐν</text:span><text:span text:style-name="T8401"><text:s/></text:span><text:span text:style-name="T8402">ἑτέρᾳ</text:span><text:span text:style-name="T8403"><text:s/></text:span><text:span text:style-name="T8404">παγίδι</text:span><text:span text:style-name="T8405"><text:s/></text:span><text:span text:style-name="T8406">ληφθείς</text:span><text:span text:style-name="T8407">,<text:s/></text:span><text:span text:style-name="T8408">ἀφεὶς</text:span><text:span text:style-name="T8409"><text:s/></text:span><text:span text:style-name="T8410">τὸν</text:span><text:span text:style-name="T8411"><text:s/></text:span><text:span text:style-name="T8412">Ἀπόλλωνα</text:span><text:span text:style-name="T8413">,<text:s/></text:span><text:span text:style-name="T8414">τῷ</text:span><text:span text:style-name="T8415"><text:s/></text:span><text:span text:style-name="T8416">Ἑρμῇ</text:span><text:span text:style-name="T8417"><text:s/></text:span><text:span text:style-name="T8418">ηὔξατο</text:span><text:span text:style-name="T8419"><text:s/></text:span><text:span text:style-name="T8420">θῦσαι</text:span><text:span text:style-name="T8421">.<text:s/></text:span><text:span text:style-name="T8422">Ὁ</text:span><text:span text:style-name="T8423"><text:s/></text:span><text:span text:style-name="T8424">δὲ</text:span><text:span text:style-name="T8425"><text:s/></text:span><text:span text:style-name="T8426">πρὸς</text:span><text:span text:style-name="T8427"><text:s/></text:span><text:span text:style-name="T8428">αὐτὸν</text:span><text:span text:style-name="T8429"><text:s/></text:span><text:span text:style-name="T8430">εἶπεν</text:span><text:span text:style-name="T8431">· «<text:s/></text:span><text:span text:style-name="T8432">Ὦ</text:span><text:span text:style-name="T8433"><text:s/></text:span><text:span text:style-name="T8434">κάκιστον</text:span><text:span text:style-name="T8435"><text:s/></text:span><text:span text:style-name="T8436">ζῷον</text:span><text:span text:style-name="T8437">,<text:s/></text:span><text:span text:style-name="T8438">πῶς</text:span><text:span text:style-name="T8439"><text:s/></text:span><text:span text:style-name="T8440">σοι</text:span><text:span text:style-name="T8441"><text:s/></text:span><text:span text:style-name="T8442">πιστεύσω</text:span><text:span text:style-name="T8443">,<text:s/></text:span><text:span text:style-name="T8444">ὅτι</text:span><text:span text:style-name="T8445"><text:s/></text:span><text:span text:style-name="T8446">πρότερόν</text:span><text:span text:style-name="T8447"><text:s/></text:span><text:span text:style-name="T8448">σου</text:span><text:span text:style-name="T8449"><text:s/></text:span><text:span text:style-name="T8450">δεσπότην</text:span><text:span text:style-name="T8451"><text:s/></text:span><text:span text:style-name="T8452">ἠδίκησας</text:span><text:span text:style-name="T8453">; »</text:span></text:p>
            <text:p text:style-name="P8454"><text:span text:style-name="T8455">Ὅτι</text:span><text:span text:style-name="T8456"><text:s/></text:span><text:span text:style-name="T8457">οἱ</text:span><text:span text:style-name="T8458"><text:s/></text:span><text:span text:style-name="T8459">πρὸς</text:span><text:span text:style-name="T8460"><text:s/></text:span><text:span text:style-name="T8461">τοὺς</text:span><text:span text:style-name="T8462"><text:s/></text:span><text:span text:style-name="T8463">εὐεργέτας</text:span><text:span text:style-name="T8464"><text:s/></text:span><text:span text:style-name="T8465">ἀγνώμενες</text:span><text:span text:style-name="T8466"><text:s/></text:span><text:span text:style-name="T8467">γενόμενον</text:span><text:span text:style-name="T8468"><text:s/></text:span><text:span text:style-name="T8469">ἐν</text:span><text:span text:style-name="T8470"><text:s/></text:span><text:span text:style-name="T8471">περιστάσει</text:span><text:span text:style-name="T8472"><text:s/></text:span><text:span text:style-name="T8473">ἐμπεσόντες</text:span><text:span text:style-name="T8474"><text:s/></text:span><text:span text:style-name="T8475">οὐχ</text:span><text:span text:style-name="T8476"><text:s/></text:span><text:span text:style-name="T8477">ἕξουσι</text:span><text:span text:style-name="T8478"><text:s/></text:span><text:span text:style-name="T8479">βοηθούς</text:span><text:span text:style-name="T8480">.</text:span></text:p>
          </table:table-cell>
          <table:table-cell table:style-name="TableCell8481">
            <text:p text:style-name="P8482">A RAVEN AND HERMES</text:p>
            <text:p text:style-name="P8483">A trapped crow promised Apollo to burn incense for him; but saved from danger, he forgot his promise. Caught again, at another trap, he left Apollo to address Hermes, to whom he promised a sacrifice. But this god answered him: “Wretch, how could I trust you, who denied and frustrated your first master? »</text:p>
            <text:p text:style-name="P8484"/>
            <text:p text:style-name="P8485">When one has shown oneself ungrateful towards a benefactor, one no longer has, if one falls into embarrassment, to count on any help.</text:p>
          </table:table-cell>
        </table:table-row>
        <table:table-row table:style-name="TableRow8486">
          <table:table-cell table:style-name="TableCell8487">
            <text:p text:style-name="P8488"><text:span text:style-name="T8489">167.<text:s/></text:span><text:span text:style-name="T8490">Κόραξ</text:span><text:span text:style-name="T8491"><text:s/></text:span><text:span text:style-name="T8492">καὶ</text:span><text:span text:style-name="T8493"><text:s/></text:span><text:span text:style-name="T8494">ὄφις</text:span><text:span text:style-name="T8495">.</text:span></text:p>
            <text:p text:style-name="P8496"><text:span text:style-name="T8497">Κόραξ</text:span><text:span text:style-name="T8498"><text:s/></text:span><text:span text:style-name="T8499">τροφῆς</text:span><text:span text:style-name="T8500"><text:s/></text:span><text:span text:style-name="T8501">ἀπορῶν</text:span><text:span text:style-name="T8502">,<text:s/></text:span><text:span text:style-name="T8503">ὡς</text:span><text:span text:style-name="T8504"><text:s/></text:span><text:span text:style-name="T8505">ἐθέασατο</text:span><text:span text:style-name="T8506"><text:s/></text:span><text:span text:style-name="T8507">ὄφιν</text:span><text:span text:style-name="T8508"><text:s/></text:span><text:span text:style-name="T8509">ἔν</text:span><text:span text:style-name="T8510"><text:s/></text:span><text:span text:style-name="T8511">τινι</text:span><text:span text:style-name="T8512"><text:s/></text:span><text:span text:style-name="T8513">εὐηλίῳ</text:span><text:span text:style-name="T8514"><text:s/></text:span><text:span text:style-name="T8515">τόπῳ</text:span><text:span text:style-name="T8516"><text:s/></text:span><text:span text:style-name="T8517">κοιμώμενον</text:span><text:span text:style-name="T8518">,<text:s/></text:span><text:span text:style-name="T8519">τοῦτον</text:span><text:span text:style-name="T8520"><text:s/></text:span><text:span text:style-name="T8521">καταπτὰς</text:span><text:span text:style-name="T8522"><text:s/></text:span><text:span text:style-name="T8523">ἥρπασε</text:span><text:span text:style-name="T8524">.<text:s/></text:span><text:span text:style-name="T8525">Τοῦ</text:span><text:span text:style-name="T8526"><text:s/></text:span><text:span text:style-name="T8527">δὲ</text:span><text:span text:style-name="T8528"><text:s/></text:span><text:span text:style-name="T8529">ἐπιστραφέντος</text:span><text:span text:style-name="T8530"><text:s/></text:span><text:span text:style-name="T8531">καὶ</text:span><text:span text:style-name="T8532"><text:s/></text:span><text:span text:style-name="T8533">δακόντος</text:span><text:span text:style-name="T8534"><text:s/></text:span><text:span text:style-name="T8535">αὐτόν</text:span><text:span text:style-name="T8536">,<text:s/></text:span><text:span text:style-name="T8537">ἀποθνῄσκειν</text:span><text:span text:style-name="T8538"><text:s/></text:span><text:span text:style-name="T8539">μέλλων</text:span><text:span text:style-name="T8540">,<text:s/></text:span><text:span text:style-name="T8541">ἔφη</text:span><text:span text:style-name="T8542">· «<text:s/></text:span><text:span text:style-name="T8543">Ἀλλ᾿</text:span><text:span text:style-name="T8544"><text:s/></text:span><text:span text:style-name="T8545">ἔγωγε</text:span><text:span text:style-name="T8546"><text:s/></text:span><text:span text:style-name="T8547">δείλαιος</text:span><text:span text:style-name="T8548">,<text:s/></text:span><text:span text:style-name="T8549">ὅστις</text:span><text:span text:style-name="T8550"><text:s/></text:span><text:span text:style-name="T8551">τοιοῦτον</text:span><text:span text:style-name="T8552"><text:s/></text:span><text:span text:style-name="T8553">ἕρμαιον</text:span><text:span text:style-name="T8554"><text:s/></text:span><text:span text:style-name="T8555">εὕρηκα</text:span><text:span text:style-name="T8556"><text:s/></text:span><text:span text:style-name="T8557">ἐξ</text:span><text:span text:style-name="T8558"><text:s/></text:span><text:span text:style-name="T8559">οὗ</text:span><text:span text:style-name="T8560"><text:s/></text:span><text:span text:style-name="T8561">καὶ</text:span><text:span text:style-name="T8562"><text:s/></text:span><text:span text:style-name="T8563">ἀπόλλυμαι</text:span><text:span text:style-name="T8564"><text:s/>.»</text:span></text:p>
            <text:p text:style-name="P8565"><text:span text:style-name="T8566">Οὗτος</text:span><text:span text:style-name="T8567"><text:s/></text:span><text:span text:style-name="T8568">ὁ</text:span><text:span text:style-name="T8569"><text:s/></text:span><text:span text:style-name="T8570">λόγος</text:span><text:span text:style-name="T8571"><text:s/></text:span><text:span text:style-name="T8572">λεχθείη</text:span><text:span text:style-name="T8573"><text:s/></text:span><text:span text:style-name="T8574">ἂν</text:span><text:span text:style-name="T8575"><text:s/></text:span><text:span text:style-name="T8576">ἐπ᾿</text:span><text:span text:style-name="T8577"><text:s/></text:span><text:span text:style-name="T8578">ἄνδρα</text:span><text:span text:style-name="T8579"><text:s/></text:span><text:span text:style-name="T8580">ὅς</text:span><text:span text:style-name="T8581"><text:s/></text:span><text:span text:style-name="T8582">διὰ</text:span><text:span text:style-name="T8583"><text:s/></text:span><text:span text:style-name="T8584">θησαυροῦ</text:span><text:span text:style-name="T8585"><text:s/></text:span><text:span text:style-name="T8586">εὕρεσιν</text:span><text:span text:style-name="T8587"><text:s/></text:span><text:span text:style-name="T8588">καὶ</text:span><text:span text:style-name="T8589"><text:s/></text:span><text:span text:style-name="T8590">περὶ</text:span><text:span text:style-name="T8591"><text:s/></text:span><text:span text:style-name="T8592">σωτηρίας</text:span><text:span text:style-name="T8593"><text:s/></text:span><text:span text:style-name="T8594">ἐκινδύνευσεν</text:span><text:span text:style-name="T8595">.</text:span></text:p>
          </table:table-cell>
          <table:table-cell table:style-name="TableCell8596">
            <text:p text:style-name="P8597">A RAVEN AND A SNAKE</text:p>
            <text:p text:style-name="P8598"><text:span text:style-name="T8599">A crow out of food saw a snake that<text:s/></text:span><text:span text:style-name="T8600">slept in the sun; he swooped down on him and took him away. But the serpent turned and bit him, and the crow, on the point of death, said: "I am very unhappy to have found such a windfall that I am dying of it." »</text:span></text:p>
            <text:p text:style-name="P8601"/>
            <text:p text:style-name="P8602">We could tell this fable about a man who finds a treasure put in peril of death.</text:p>
          </table:table-cell>
        </table:table-row>
        <text:soft-page-break/>
        <table:table-row table:style-name="TableRow8603">
          <table:table-cell table:style-name="TableCell8604">
            <text:p text:style-name="P8605"><text:span text:style-name="T8606">168.<text:s/></text:span><text:span text:style-name="T8607">Κόραξ</text:span><text:span text:style-name="T8608"><text:s/></text:span><text:span text:style-name="T8609">νοσῶν</text:span><text:span text:style-name="T8610">.</text:span></text:p>
            <text:p text:style-name="P8611"><text:span text:style-name="T8612">Κόραξ</text:span><text:span text:style-name="T8613"><text:s/></text:span><text:span text:style-name="T8614">νοσῶν</text:span><text:span text:style-name="T8615"><text:s/></text:span><text:span text:style-name="T8616">ἔφη</text:span><text:span text:style-name="T8617"><text:s/></text:span><text:span text:style-name="T8618">τῇ</text:span><text:span text:style-name="T8619"><text:s/></text:span><text:span text:style-name="T8620">μητρί</text:span><text:span text:style-name="T8621">· «<text:s/></text:span><text:span text:style-name="T8622">Μῆτερ</text:span><text:span text:style-name="T8623">,<text:s/></text:span><text:span text:style-name="T8624">εὔχου</text:span><text:span text:style-name="T8625"><text:s/></text:span><text:span text:style-name="T8626">τῷ</text:span><text:span text:style-name="T8627"><text:s/></text:span><text:span text:style-name="T8628">θεῷ</text:span><text:span text:style-name="T8629"><text:s/></text:span><text:span text:style-name="T8630">καὶ</text:span><text:span text:style-name="T8631"><text:s/></text:span><text:span text:style-name="T8632">μὴ</text:span><text:span text:style-name="T8633"><text:s/></text:span><text:span text:style-name="T8634">θρήνει</text:span><text:span text:style-name="T8635">. »<text:s/></text:span><text:span text:style-name="T8636">Ἡ</text:span><text:span text:style-name="T8637"><text:s/></text:span><text:span text:style-name="T8638">δ᾿</text:span><text:span text:style-name="T8639"><text:s/></text:span><text:span text:style-name="T8640">ὑπολαβοῦσα</text:span><text:span text:style-name="T8641"><text:s/></text:span><text:span text:style-name="T8642">ἔφη</text:span><text:span text:style-name="T8643">· «<text:s/></text:span><text:span text:style-name="T8644">Τίς</text:span><text:span text:style-name="T8645"><text:s/></text:span><text:span text:style-name="T8646">σε</text:span><text:span text:style-name="T8647">,<text:s/></text:span><text:span text:style-name="T8648">ὦ</text:span><text:span text:style-name="T8649"><text:s/></text:span><text:span text:style-name="T8650">τέκνον</text:span><text:span text:style-name="T8651">,<text:s/></text:span><text:span text:style-name="T8652">τῶν</text:span><text:span text:style-name="T8653"><text:s/></text:span><text:span text:style-name="T8654">θεῶν</text:span><text:span text:style-name="T8655"><text:s/></text:span><text:span text:style-name="T8656">ἐλεήσει</text:span><text:span text:style-name="T8657">;<text:s/></text:span><text:span text:style-name="T8658">τίνος</text:span><text:span text:style-name="T8659"><text:s/></text:span><text:span text:style-name="T8660">γὰρ</text:span><text:span text:style-name="T8661"><text:s/></text:span><text:span text:style-name="T8662">κρέας</text:span><text:span text:style-name="T8663"><text:s/></text:span><text:span text:style-name="T8664">ὑπὸ</text:span><text:span text:style-name="T8665"><text:s/></text:span><text:span text:style-name="T8666">σοῦ</text:span><text:span text:style-name="T8667"><text:s/></text:span><text:span text:style-name="T8668">γε</text:span><text:span text:style-name="T8669"><text:s/></text:span><text:span text:style-name="T8670">οὐκ</text:span><text:span text:style-name="T8671"><text:s/></text:span><text:span text:style-name="T8672">ἐκλάπη</text:span><text:span text:style-name="T8673">; »</text:span></text:p>
            <text:p text:style-name="P8674"><text:span text:style-name="T8675">Ὁ</text:span><text:span text:style-name="T8676"><text:s/></text:span><text:span text:style-name="T8677">μῦθος</text:span><text:span text:style-name="T8678"><text:s/></text:span><text:span text:style-name="T8679">δηλοῖ</text:span><text:span text:style-name="T8680"><text:s/></text:span><text:span text:style-name="T8681">ὅτι</text:span><text:span text:style-name="T8682"><text:s/></text:span><text:span text:style-name="T8683">οἱ</text:span><text:span text:style-name="T8684"><text:s/></text:span><text:span text:style-name="T8685">πολλοὺς</text:span><text:span text:style-name="T8686"><text:s/></text:span><text:span text:style-name="T8687">ἐχθροὺς</text:span><text:span text:style-name="T8688"><text:s/></text:span><text:span text:style-name="T8689">ἐν</text:span><text:span text:style-name="T8690"><text:s/></text:span><text:span text:style-name="T8691">βίῳ</text:span><text:span text:style-name="T8692"><text:s/></text:span><text:span text:style-name="T8693">ἔχοντες</text:span><text:span text:style-name="T8694"><text:s/></text:span><text:span text:style-name="T8695">οὐδένα</text:span><text:span text:style-name="T8696"><text:s/></text:span><text:span text:style-name="T8697">φίλον</text:span><text:span text:style-name="T8698"><text:s/></text:span><text:span text:style-name="T8699">ἐν</text:span><text:span text:style-name="T8700"><text:s/></text:span><text:span text:style-name="T8701">ἀνάγκῃ</text:span><text:span text:style-name="T8702"><text:s/></text:span><text:span text:style-name="T8703">εὑρήσουσιν</text:span><text:span text:style-name="T8704">.</text:span></text:p>
          </table:table-cell>
          <table:table-cell table:style-name="TableCell8705">
            <text:p text:style-name="P8706">THE SICK CROW</text:p>
            <text:p text:style-name="P8707">A sick crow says to his mother: “Pray to the gods, mother, and don't cry. The mother replied, "Which of the gods, my child, will have pity on you?" is there one from whom you have not stolen meat? »</text:p>
            <text:p text:style-name="P8708"/>
            <text:p text:style-name="P8709">This fable shows that those who have made many enemies in their life will not find friends, in need.</text:p>
          </table:table-cell>
        </table:table-row>
        <table:table-row table:style-name="TableRow8710">
          <table:table-cell table:style-name="TableCell8711">
            <text:p text:style-name="P8712"><text:span text:style-name="T8713">169.<text:s/></text:span><text:span text:style-name="T8714">Κορυδαλός</text:span><text:span text:style-name="T8715">.</text:span></text:p>
            <text:p text:style-name="P8716"><text:span text:style-name="T8717">Κορυδαλὸς</text:span><text:span text:style-name="T8718"><text:s/></text:span><text:span text:style-name="T8719">εἰς</text:span><text:span text:style-name="T8720"><text:s/></text:span><text:span text:style-name="T8721">πάγην</text:span><text:span text:style-name="T8722"><text:s/></text:span><text:span text:style-name="T8723">ἁλοὺς</text:span><text:span text:style-name="T8724"><text:s/></text:span><text:span text:style-name="T8725">θρηνῶν</text:span><text:span text:style-name="T8726"><text:s/></text:span><text:span text:style-name="T8727">ἔλεγεν</text:span><text:span text:style-name="T8728">· «<text:s/></text:span><text:span text:style-name="T8729">Οἴμοι</text:span><text:span text:style-name="T8730"><text:s/></text:span><text:span text:style-name="T8731">τῷ</text:span><text:span text:style-name="T8732"><text:s/></text:span><text:span text:style-name="T8733">ταλαιπώρῳ</text:span><text:span text:style-name="T8734"><text:s/></text:span><text:span text:style-name="T8735">καὶ</text:span><text:span text:style-name="T8736"><text:s/></text:span><text:span text:style-name="T8737">δυστήνῳ</text:span><text:span text:style-name="T8738"><text:s/></text:span><text:span text:style-name="T8739">πτηνῷ</text:span><text:span text:style-name="T8740">·<text:s/></text:span><text:span text:style-name="T8741">οὐ</text:span><text:span text:style-name="T8742"><text:s/></text:span><text:span text:style-name="T8743">χρυσὸν</text:span><text:span text:style-name="T8744"><text:s/></text:span><text:span text:style-name="T8745">ἐνοσφισάμην</text:span><text:span text:style-name="T8746"><text:s/></text:span><text:span text:style-name="T8747">τινός</text:span><text:span text:style-name="T8748">,<text:s/></text:span><text:span text:style-name="T8749">οὐκ</text:span><text:span text:style-name="T8750"><text:s/></text:span><text:span text:style-name="T8751">ἄργυρον</text:span><text:span text:style-name="T8752">,<text:s/></text:span><text:span text:style-name="T8753">οὐκ</text:span><text:span text:style-name="T8754"><text:s/></text:span><text:span text:style-name="T8755">ἄλλο</text:span><text:span text:style-name="T8756"><text:s/></text:span><text:span text:style-name="T8757">τι</text:span><text:span text:style-name="T8758"><text:s/></text:span><text:span text:style-name="T8759">τῶν</text:span><text:span text:style-name="T8760"><text:s/></text:span><text:span text:style-name="T8761">τιμίων</text:span><text:span text:style-name="T8762">·<text:s/></text:span><text:span text:style-name="T8763">κόκκος</text:span><text:span text:style-name="T8764"><text:s/></text:span><text:span text:style-name="T8765">δὲ</text:span><text:span text:style-name="T8766"><text:s/></text:span><text:span text:style-name="T8767">σίτου</text:span><text:span text:style-name="T8768"><text:s/></text:span><text:span text:style-name="T8769">μικρὸς</text:span><text:span text:style-name="T8770"><text:s/></text:span><text:span text:style-name="T8771">τὸν</text:span><text:span text:style-name="T8772"><text:s/></text:span><text:span text:style-name="T8773">θάνατόν</text:span><text:span text:style-name="T8774"><text:s/></text:span><text:span text:style-name="T8775">μοι</text:span><text:span text:style-name="T8776"><text:s/></text:span><text:span text:style-name="T8777">προὐξένησεν</text:span><text:span text:style-name="T8778">. »</text:span></text:p>
            <text:p text:style-name="P8779"><text:span text:style-name="T8780">Ὁ μῦθος πρὸς τοὺς διὰ κέρδος εὐτελὲς μέγαν ὑφισταμένους κίνδυνον.</text:span></text:p>
          </table:table-cell>
          <table:table-cell table:style-name="TableCell8781">
            <text:p text:style-name="P8782">THE GROSSED LARK</text:p>
            <text:p text:style-name="P8783">A crested lark, caught in the lakes, moaned: “Alas! poor unfortunate bird that I am! I did not steal gold, silver, or anything precious from anyone: it was a small grain of wheat that caused my death. »</text:p>
            <text:p text:style-name="P8784"/>
            <text:p text:style-name="P8785">This fable applies to those who, for petty gain, expose themselves to great danger.</text:p>
          </table:table-cell>
        </table:table-row>
        <table:table-row table:style-name="TableRow8786">
          <table:table-cell table:style-name="TableCell8787">
            <text:p text:style-name="P8788"><text:span text:style-name="T8789">170.<text:s/></text:span><text:span text:style-name="T8790">Κορώνη</text:span><text:span text:style-name="T8791"><text:s/></text:span><text:span text:style-name="T8792">καὶ</text:span><text:span text:style-name="T8793"><text:s/></text:span><text:span text:style-name="T8794">κόραξ</text:span><text:span text:style-name="T8795">.</text:span></text:p>
            <text:p text:style-name="P8796"><text:span text:style-name="T8797">Κορώνη</text:span><text:span text:style-name="T8798"><text:s/></text:span><text:span text:style-name="T8799">φθονήσασα</text:span><text:span text:style-name="T8800"><text:s/></text:span><text:span text:style-name="T8801">κόρακι</text:span><text:span text:style-name="T8802"><text:s/></text:span><text:span text:style-name="T8803">ἐπὶ</text:span><text:span text:style-name="T8804"><text:s/></text:span><text:span text:style-name="T8805">τῷ</text:span><text:span text:style-name="T8806"><text:s/></text:span><text:span text:style-name="T8807">διὰ</text:span><text:span text:style-name="T8808"><text:s/></text:span><text:span text:style-name="T8809">οἰωνῶν</text:span><text:span text:style-name="T8810"><text:s/></text:span><text:span text:style-name="T8811">μαντεύεσθαι</text:span><text:span text:style-name="T8812"><text:s/></text:span><text:span text:style-name="T8813">ἀνθρώποις</text:span><text:span text:style-name="T8814"><text:s/></text:span><text:span text:style-name="T8815">καὶ</text:span><text:span text:style-name="T8816"><text:s/></text:span><text:span text:style-name="T8817">τὸ</text:span><text:span text:style-name="T8818"><text:s/></text:span><text:span text:style-name="T8819">μέλλον</text:span><text:span text:style-name="T8820"><text:s/></text:span><text:span text:style-name="T8821">προφαίνειν</text:span><text:span text:style-name="T8822"><text:s/></text:span><text:span text:style-name="T8823">καὶ</text:span><text:span text:style-name="T8824"><text:s/></text:span><text:span text:style-name="T8825">διὰ</text:span><text:span text:style-name="T8826"><text:s/></text:span><text:span text:style-name="T8827">τοῦτο</text:span><text:span text:style-name="T8828"><text:s/></text:span><text:span text:style-name="T8829">ὑπ᾿</text:span><text:span text:style-name="T8830"><text:s/></text:span><text:span text:style-name="T8831">αὐτῶν</text:span><text:span text:style-name="T8832"><text:s/></text:span><text:span text:style-name="T8833">μαρτυρεῖσθαι</text:span><text:span text:style-name="T8834">,<text:s/></text:span><text:span text:style-name="T8835">ἐβουλήθη</text:span><text:span text:style-name="T8836"><text:s/></text:span><text:span text:style-name="T8837">τῶν</text:span><text:span text:style-name="T8838"><text:s/></text:span><text:span text:style-name="T8839">αὐτῶν</text:span><text:span text:style-name="T8840"><text:s/></text:span><text:span text:style-name="T8841">ἐφικέσθαι</text:span><text:span text:style-name="T8842">·<text:s/></text:span><text:span text:style-name="T8843">καὶ</text:span><text:span text:style-name="T8844"><text:s/></text:span><text:span text:style-name="T8845">δὴ</text:span><text:span text:style-name="T8846"><text:s/></text:span><text:span text:style-name="T8847">θεασαμένη</text:span><text:span text:style-name="T8848"><text:s/></text:span><text:span text:style-name="T8849">τινὰς</text:span><text:span text:style-name="T8850"><text:s/></text:span><text:span text:style-name="T8851">ὁδοιπόρους</text:span><text:span text:style-name="T8852"><text:s/></text:span><text:span text:style-name="T8853">παριόντας</text:span><text:span text:style-name="T8854"><text:s/></text:span><text:span text:style-name="T8855">ἧκεν</text:span><text:span text:style-name="T8856"><text:s/></text:span><text:span text:style-name="T8857">ἐπί</text:span><text:span text:style-name="T8858"><text:s/></text:span><text:span text:style-name="T8859">τινος</text:span><text:span text:style-name="T8860"><text:s/></text:span><text:span text:style-name="T8861">δένδρου</text:span><text:span text:style-name="T8862">,<text:s/></text:span><text:span text:style-name="T8863">καὶ</text:span><text:span text:style-name="T8864"><text:s/></text:span><text:span text:style-name="T8865">στᾶσα</text:span><text:span text:style-name="T8866"><text:s/></text:span><text:span text:style-name="T8867">μεγάλα</text:span><text:span text:style-name="T8868"><text:s/></text:span><text:span text:style-name="T8869">ἐκεκράγει</text:span><text:span text:style-name="T8870">.<text:s/></text:span><text:span text:style-name="T8871">Τῶν</text:span><text:span text:style-name="T8872"><text:s/></text:span><text:span text:style-name="T8873">δὲ</text:span><text:span text:style-name="T8874"><text:s/></text:span><text:span text:style-name="T8875">πρὸς</text:span><text:span text:style-name="T8876"><text:s/></text:span><text:span text:style-name="T8877">τὴν</text:span><text:span text:style-name="T8878"><text:s/></text:span><text:span text:style-name="T8879">φωνὴν</text:span><text:span text:style-name="T8880"><text:s/></text:span><text:span text:style-name="T8881">ἐπιστραφέντων</text:span><text:span text:style-name="T8882"><text:s/></text:span><text:span text:style-name="T8883">καὶ</text:span><text:span text:style-name="T8884"><text:s/></text:span><text:span text:style-name="T8885">καταπλαγέντων</text:span><text:span text:style-name="T8886">,<text:s/></text:span><text:span text:style-name="T8887">εἷς</text:span><text:span text:style-name="T8888"><text:s/></text:span><text:span text:style-name="T8889">τις</text:span><text:span text:style-name="T8890"><text:s/></text:span><text:span text:style-name="T8891">ὑποτυχὼν</text:span><text:span text:style-name="T8892"><text:s/></text:span><text:span text:style-name="T8893">ἔφη</text:span><text:span text:style-name="T8894">· «<text:s/></text:span><text:span text:style-name="T8895">Ἀλλ᾿</text:span><text:span text:style-name="T8896"><text:s/></text:span><text:span text:style-name="T8897">ἀπίωμεν</text:span><text:span text:style-name="T8898">,<text:s/></text:span><text:span text:style-name="T8899">ὦ</text:span><text:span text:style-name="T8900"><text:s/></text:span><text:span text:style-name="T8901">φίλοι</text:span><text:span text:style-name="T8902">·<text:s/></text:span><text:span text:style-name="T8903">κορώνη</text:span><text:span text:style-name="T8904"><text:s/></text:span><text:span text:style-name="T8905">γάρ</text:span><text:span text:style-name="T8906"><text:s/></text:span><text:span text:style-name="T8907">ἐστιν</text:span><text:span text:style-name="T8908">,<text:s/></text:span><text:span text:style-name="T8909">ἥτις</text:span><text:span text:style-name="T8910"><text:s/></text:span><text:span text:style-name="T8911">κεκραγυῖα</text:span><text:span text:style-name="T8912"><text:s/></text:span><text:span text:style-name="T8913">οἰωνὸν</text:span><text:span text:style-name="T8914"><text:s/></text:span><text:span text:style-name="T8915">οὐκ</text:span><text:span text:style-name="T8916"><text:s/></text:span><text:span text:style-name="T8917">ἔχει</text:span><text:span text:style-name="T8918">. »</text:span></text:p>
            <text:p text:style-name="P8919"><text:span text:style-name="T8920">Οὕτω</text:span><text:span text:style-name="T8921"><text:s/></text:span><text:span text:style-name="T8922">καὶ</text:span><text:span text:style-name="T8923"><text:s/></text:span><text:span text:style-name="T8924">τῶν</text:span><text:span text:style-name="T8925"><text:s/></text:span><text:span text:style-name="T8926">ἀνθρώπων</text:span><text:span text:style-name="T8927"><text:s/></text:span><text:span text:style-name="T8928">οἱ</text:span><text:span text:style-name="T8929"><text:s/></text:span><text:span text:style-name="T8930">τοῖς</text:span><text:span text:style-name="T8931"><text:s/></text:span><text:span text:style-name="T8932">κρείττοσιν</text:span><text:span text:style-name="T8933"><text:s/></text:span><text:span text:style-name="T8934">ἀνθαμιλλώμενοι</text:span><text:span text:style-name="T8935"><text:s/></text:span><text:span text:style-name="T8936">πρὸς</text:span><text:span text:style-name="T8937"><text:s/></text:span><text:span text:style-name="T8938">τῷ</text:span><text:span text:style-name="T8939"><text:s/></text:span><text:span text:style-name="T8940">τῶν</text:span><text:span text:style-name="T8941"><text:s/></text:span><text:span text:style-name="T8942">ἴσων</text:span><text:span text:style-name="T8943"><text:s/></text:span><text:span text:style-name="T8944">μὴ</text:span><text:span text:style-name="T8945"><text:s/></text:span><text:span text:style-name="T8946">ἐφικέσθαι</text:span><text:span text:style-name="T8947">,<text:s/></text:span><text:span text:style-name="T8948">καὶ</text:span><text:span text:style-name="T8949"><text:s/></text:span><text:span text:style-name="T8950">γέλωτα</text:span><text:span text:style-name="T8951"><text:s/></text:span><text:span text:style-name="T8952">ὀφλισκάνουσιν</text:span><text:span text:style-name="T8953">.</text:span></text:p>
          </table:table-cell>
          <table:table-cell table:style-name="TableCell8954">
            <text:p text:style-name="P8955">A<text:s/>CROW AND THE CROW</text:p>
            <text:p text:style-name="P8956"><text:span text:style-name="T8957">A</text:span><text:span text:style-name="T8958"><text:s/>crow conceived jealousy against<text:s/></text:span><text:span text:style-name="T8959">a</text:span><text:span text:style-name="T8960"><text:s/>crow, because he gives omens to men, announces to them the future and is therefore taken as a witness by them; so she wanted to arrogate to herself the same privileges. So having seen travelers pass, she went to perch on a tree and there cried loudly. At his voice, the travelers turned round in fright; but one of them taking the floor said: "Come on, friends, let's continue our way: it's only a crow, its cries give no omen."<text:s/></text:span><text:span text:style-name="T8961">»</text:span></text:p>
            <text:p text:style-name="P8962"/>
            <text:p text:style-name="P8963">This is how it is with men: those who compete with those stronger than themselves not only cannot equal them, but they are even laughable.</text:p>
          </table:table-cell>
        </table:table-row>
        <text:soft-page-break/>
        <table:table-row table:style-name="TableRow8964">
          <table:table-cell table:style-name="TableCell8965">
            <text:p text:style-name="P8966"><text:span text:style-name="T8967">171.<text:s/></text:span><text:span text:style-name="T8968">Κορώνη</text:span><text:span text:style-name="T8969"><text:s/></text:span><text:span text:style-name="T8970">καὶ</text:span><text:span text:style-name="T8971"><text:s/></text:span><text:span text:style-name="T8972">κύων</text:span><text:span text:style-name="T8973">.</text:span></text:p>
            <text:p text:style-name="P8974"><text:span text:style-name="T8975">Κορώνη</text:span><text:span text:style-name="T8976"><text:s/></text:span><text:span text:style-name="T8977">Ἀθηνᾷ</text:span><text:span text:style-name="T8978"><text:s/></text:span><text:span text:style-name="T8979">θύουσα</text:span><text:span text:style-name="T8980"><text:s/></text:span><text:span text:style-name="T8981">κύνα</text:span><text:span text:style-name="T8982"><text:s/></text:span><text:span text:style-name="T8983">ἐφ᾿</text:span><text:span text:style-name="T8984"><text:s/></text:span><text:span text:style-name="T8985">ἑστίασιν</text:span><text:span text:style-name="T8986"><text:s/></text:span><text:span text:style-name="T8987">ἐκάλεσεν</text:span><text:span text:style-name="T8988">.<text:s/></text:span><text:span text:style-name="T8989">Ὁ</text:span><text:span text:style-name="T8990"><text:s/></text:span><text:span text:style-name="T8991">δὲ</text:span><text:span text:style-name="T8992"><text:s/></text:span><text:span text:style-name="T8993">ἔφη</text:span><text:span text:style-name="T8994"><text:s/></text:span><text:span text:style-name="T8995">πρὸς</text:span><text:span text:style-name="T8996"><text:s/></text:span><text:span text:style-name="T8997">αὐτήν</text:span><text:span text:style-name="T8998">· «<text:s/></text:span><text:span text:style-name="T8999">Τί</text:span><text:span text:style-name="T9000"><text:s/></text:span><text:span text:style-name="T9001">μάτην</text:span><text:span text:style-name="T9002"><text:s/></text:span><text:span text:style-name="T9003">τὰς</text:span><text:span text:style-name="T9004"><text:s/></text:span><text:span text:style-name="T9005">θυσίας</text:span><text:span text:style-name="T9006"><text:s/></text:span><text:span text:style-name="T9007">ἀναλίσκεις</text:span><text:span text:style-name="T9008">;<text:s/></text:span><text:span text:style-name="T9009">ἡ</text:span><text:span text:style-name="T9010"><text:s/></text:span><text:span text:style-name="T9011">γὰρ</text:span><text:span text:style-name="T9012"><text:s/></text:span><text:span text:style-name="T9013">δαίμων</text:span><text:span text:style-name="T9014"><text:s/></text:span><text:span text:style-name="T9015">οὕτως</text:span><text:span text:style-name="T9016"><text:s/></text:span><text:span text:style-name="T9017">σε</text:span><text:span text:style-name="T9018"><text:s/></text:span><text:span text:style-name="T9019">μισεῖ</text:span><text:span text:style-name="T9020"><text:s/></text:span><text:span text:style-name="T9021">ὡς</text:span><text:span text:style-name="T9022"><text:s/></text:span><text:span text:style-name="T9023">καὶ</text:span><text:span text:style-name="T9024"><text:s/></text:span><text:span text:style-name="T9025">τῶν</text:span><text:span text:style-name="T9026"><text:s/></text:span><text:span text:style-name="T9027">σῶν</text:span><text:span text:style-name="T9028"><text:s/></text:span><text:span text:style-name="T9029">οἰωνῶν</text:span><text:span text:style-name="T9030"><text:s/></text:span><text:span text:style-name="T9031">τὴν</text:span><text:span text:style-name="T9032"><text:s/></text:span><text:span text:style-name="T9033">πίστιν</text:span><text:span text:style-name="T9034"><text:s/></text:span><text:span text:style-name="T9035">περιελέσθαι</text:span><text:span text:style-name="T9036">. »<text:s/></text:span><text:span text:style-name="T9037">Καὶ</text:span><text:span text:style-name="T9038"><text:s/></text:span><text:span text:style-name="T9039">ἡ</text:span><text:span text:style-name="T9040"><text:s/></text:span><text:span text:style-name="T9041">κορώνη</text:span><text:span text:style-name="T9042"><text:s/></text:span><text:span text:style-name="T9043">ἀπεκρίνατο</text:span><text:span text:style-name="T9044">· «<text:s/></text:span><text:span text:style-name="T9045">Ἀλλὰ</text:span><text:span text:style-name="T9046"><text:s/></text:span><text:span text:style-name="T9047">καὶ</text:span><text:span text:style-name="T9048"><text:s/></text:span><text:span text:style-name="T9049">διὰ</text:span><text:span text:style-name="T9050"><text:s/></text:span><text:span text:style-name="T9051">τοῦτο</text:span><text:span text:style-name="T9052"><text:s/></text:span><text:span text:style-name="T9053">αὐτῇ</text:span><text:span text:style-name="T9054"><text:s/></text:span><text:span text:style-name="T9055">θύω</text:span><text:span text:style-name="T9056">,<text:s/></text:span><text:span text:style-name="T9057">διότι</text:span><text:span text:style-name="T9058"><text:s/></text:span><text:span text:style-name="T9059">οἶδα</text:span><text:span text:style-name="T9060"><text:s/></text:span><text:span text:style-name="T9061">αὐτὴν</text:span><text:span text:style-name="T9062"><text:s/></text:span><text:span text:style-name="T9063">ἀπεχθῶς</text:span><text:span text:style-name="T9064"><text:s/></text:span><text:span text:style-name="T9065">διακειμένην</text:span><text:span text:style-name="T9066">,<text:s/></text:span><text:span text:style-name="T9067">ἵνα</text:span><text:span text:style-name="T9068"><text:s/></text:span><text:span text:style-name="T9069">διαλλαγῇ</text:span><text:span text:style-name="T9070"><text:s/>. »</text:span></text:p>
            <text:p text:style-name="P9071"><text:span text:style-name="T9072">Οὕτω</text:span><text:span text:style-name="T9073"><text:s/></text:span><text:span text:style-name="T9074">πολλοὶ</text:span><text:span text:style-name="T9075"><text:s/></text:span><text:span text:style-name="T9076">διὰ</text:span><text:span text:style-name="T9077"><text:s/></text:span><text:span text:style-name="T9078">φόβον</text:span><text:span text:style-name="T9079"><text:s/></text:span><text:span text:style-name="T9080">τοὺς</text:span><text:span text:style-name="T9081"><text:s/></text:span><text:span text:style-name="T9082">ἐχθροὺς</text:span><text:span text:style-name="T9083"><text:s/></text:span><text:span text:style-name="T9084">εὐεργετεῖν</text:span><text:span text:style-name="T9085"><text:s/></text:span><text:span text:style-name="T9086">οὐκ</text:span><text:span text:style-name="T9087"><text:s/></text:span><text:span text:style-name="T9088">ὀκνοῦσιν</text:span><text:span text:style-name="T9089">.</text:span></text:p>
          </table:table-cell>
          <table:table-cell table:style-name="TableCell9090">
            <text:p text:style-name="P9091">THE CROW AND THE DOG</text:p>
            <text:p text:style-name="P9092"><text:span text:style-name="T9093">A crow offering a victim to Athena invited a dog to the sacrificial banquet. The dog said to him, “Why do you spend your wealth on useless sacrifices? The goddess, indeed, hates you to the point of removing all credence from your omens. To which the crow replied: "But that is precisely why I am sacrificing to her: I know she is ill-disposed towards me and I want her to be reconciled with me."<text:s/></text:span><text:span text:style-name="T9094">»</text:span></text:p>
            <text:p text:style-name="P9095"/>
            <text:p text:style-name="P9096">This is how many people do not hesitate to do good to their enemies, because they are afraid of them.</text:p>
          </table:table-cell>
        </table:table-row>
        <table:table-row table:style-name="TableRow9097">
          <table:table-cell table:style-name="TableCell9098">
            <text:p text:style-name="P9099"><text:span text:style-name="T9100">172.<text:s/></text:span><text:span text:style-name="T9101">Κοχλίαι</text:span><text:span text:style-name="T9102">.</text:span></text:p>
            <text:p text:style-name="P9103"><text:span text:style-name="T9104">Γεωργοῦ</text:span><text:span text:style-name="T9105"><text:s/></text:span><text:span text:style-name="T9106">παῖς</text:span><text:span text:style-name="T9107"><text:s/></text:span><text:span text:style-name="T9108">κοχλίας</text:span><text:span text:style-name="T9109"><text:s/></text:span><text:span text:style-name="T9110">ὤπτα</text:span><text:span text:style-name="T9111">·<text:s/></text:span><text:span text:style-name="T9112">ἀκούσας</text:span><text:span text:style-name="T9113"><text:s/></text:span><text:span text:style-name="T9114">δὲ</text:span><text:span text:style-name="T9115"><text:s/></text:span><text:span text:style-name="T9116">αὐτῶν</text:span><text:span text:style-name="T9117"><text:s/></text:span><text:span text:style-name="T9118">τριζόντων</text:span><text:span text:style-name="T9119"><text:s/></text:span><text:span text:style-name="T9120">ἔφη</text:span><text:span text:style-name="T9121">· «<text:s/></text:span><text:span text:style-name="T9122">Ὦ</text:span><text:span text:style-name="T9123"><text:s/></text:span><text:span text:style-name="T9124">κάκιστα</text:span><text:span text:style-name="T9125"><text:s/></text:span><text:span text:style-name="T9126">ζῷα</text:span><text:span text:style-name="T9127">,<text:s/></text:span><text:span text:style-name="T9128">τῶν</text:span><text:span text:style-name="T9129"><text:s/></text:span><text:span text:style-name="T9130">οἰκιῶν</text:span><text:span text:style-name="T9131"><text:s/></text:span><text:span text:style-name="T9132">ὑμῶν</text:span><text:span text:style-name="T9133"><text:s/></text:span><text:span text:style-name="T9134">ἐμπιπραμένων</text:span><text:span text:style-name="T9135">,<text:s/></text:span><text:span text:style-name="T9136">αὐτοὶ</text:span><text:span text:style-name="T9137"><text:s/></text:span><text:span text:style-name="T9138">ᾄδετε</text:span><text:span text:style-name="T9139">. »</text:span></text:p>
            <text:p text:style-name="P9140"><text:span text:style-name="T9141">Ὁ</text:span><text:span text:style-name="T9142"><text:s/></text:span><text:span text:style-name="T9143">λόγος</text:span><text:span text:style-name="T9144"><text:s/></text:span><text:span text:style-name="T9145">δηλοῖ</text:span><text:span text:style-name="T9146"><text:s/></text:span><text:span text:style-name="T9147">ὅτι</text:span><text:span text:style-name="T9148"><text:s/></text:span><text:span text:style-name="T9149">πᾶν</text:span><text:span text:style-name="T9150"><text:s/></text:span><text:span text:style-name="T9151">τὸ</text:span><text:span text:style-name="T9152"><text:s/></text:span><text:span text:style-name="T9153">παρὰ</text:span><text:span text:style-name="T9154"><text:s/></text:span><text:span text:style-name="T9155">καιρὸν</text:span><text:span text:style-name="T9156"><text:s/></text:span><text:span text:style-name="T9157">δρώμενον</text:span><text:span text:style-name="T9158"><text:s/></text:span><text:span text:style-name="T9159">ἐπονείδιστον</text:span><text:span text:style-name="T9160">.</text:span></text:p>
          </table:table-cell>
          <table:table-cell table:style-name="TableCell9161">
            <text:p text:style-name="P9162">SNAILS</text:p>
            <text:p text:style-name="P9163">A laborer's child was grilling snails. Hearing them crackle, he said: “Wretched beasts, your houses are burning, and you are singing! »</text:p>
            <text:p text:style-name="P9164"/>
            <text:p text:style-name="P9165">This fable shows that anything done out of time is reprehensible.</text:p>
          </table:table-cell>
        </table:table-row>
        <table:table-row table:style-name="TableRow9166">
          <table:table-cell table:style-name="TableCell9167">
            <text:p text:style-name="P9168"><text:span text:style-name="T9169">173.<text:s/></text:span><text:span text:style-name="T9170">Κύκνος</text:span><text:span text:style-name="T9171"><text:s text:c="2"/></text:span><text:span text:style-name="T9172">ἀντὶ</text:span><text:span text:style-name="T9173"><text:s/></text:span><text:span text:style-name="T9174">χηνὸς</text:span><text:span text:style-name="T9175"><text:s/></text:span><text:span text:style-name="T9176">ἀπαχθείς</text:span><text:span text:style-name="T9177"><text:s/>.</text:span></text:p>
            <text:p text:style-name="P9178"><text:span text:style-name="T9179">Ἀνὴρ</text:span><text:span text:style-name="T9180"><text:s/></text:span><text:span text:style-name="T9181">εὐπορῶν</text:span><text:span text:style-name="T9182"><text:s/></text:span><text:span text:style-name="T9183">χῆνά</text:span><text:span text:style-name="T9184"><text:s/></text:span><text:span text:style-name="T9185">τε</text:span><text:span text:style-name="T9186"><text:s/></text:span><text:span text:style-name="T9187">ἅμα</text:span><text:span text:style-name="T9188"><text:s/></text:span><text:span text:style-name="T9189">καὶ</text:span><text:span text:style-name="T9190"><text:s/></text:span><text:span text:style-name="T9191">κύκνον</text:span><text:span text:style-name="T9192"><text:s/></text:span><text:span text:style-name="T9193">ἔτρεφεν</text:span><text:span text:style-name="T9194">,<text:s/></text:span><text:span text:style-name="T9195">οὐκ</text:span><text:span text:style-name="T9196"><text:s/></text:span><text:span text:style-name="T9197">ἐπὶ</text:span><text:span text:style-name="T9198"><text:s/></text:span><text:span text:style-name="T9199">τοῖς</text:span><text:span text:style-name="T9200"><text:s/></text:span><text:span text:style-name="T9201">αὐτοῖς</text:span><text:span text:style-name="T9202"><text:s/></text:span><text:span text:style-name="T9203">μέντοι</text:span><text:span text:style-name="T9204">·<text:s/></text:span><text:span text:style-name="T9205">τὸν</text:span><text:span text:style-name="T9206"><text:s/></text:span><text:span text:style-name="T9207">μὲν</text:span><text:span text:style-name="T9208"><text:s/></text:span><text:span text:style-name="T9209">γὰρ</text:span><text:span text:style-name="T9210"><text:s/></text:span><text:span text:style-name="T9211">ᾠδῆς</text:span><text:span text:style-name="T9212">,<text:s/></text:span><text:span text:style-name="T9213">τὸν</text:span><text:span text:style-name="T9214"><text:s/></text:span><text:span text:style-name="T9215">δὲ</text:span><text:span text:style-name="T9216"><text:s/></text:span><text:span text:style-name="T9217">τραπέζης</text:span><text:span text:style-name="T9218"><text:s/></text:span><text:span text:style-name="T9219">ἕνεκεν</text:span><text:span text:style-name="T9220">.<text:s/></text:span><text:span text:style-name="T9221">Ἐπεὶ</text:span><text:span text:style-name="T9222"><text:s/></text:span><text:span text:style-name="T9223">δὲ</text:span><text:span text:style-name="T9224"><text:s/></text:span><text:span text:style-name="T9225">ἔδει</text:span><text:span text:style-name="T9226"><text:s/></text:span><text:span text:style-name="T9227">τὸν</text:span><text:span text:style-name="T9228"><text:s/></text:span><text:span text:style-name="T9229">χῆνα</text:span><text:span text:style-name="T9230"><text:s/></text:span><text:span text:style-name="T9231">παθεῖν</text:span><text:span text:style-name="T9232"><text:s/></text:span><text:span text:style-name="T9233">ἐφ᾿</text:span><text:span text:style-name="T9234"><text:s/></text:span><text:span text:style-name="T9235">οἷς</text:span><text:span text:style-name="T9236"><text:s/></text:span><text:span text:style-name="T9237">ἐτρέφετο</text:span><text:span text:style-name="T9238">,<text:s/></text:span><text:span text:style-name="T9239">νὺξ</text:span><text:span text:style-name="T9240"><text:s/></text:span><text:span text:style-name="T9241">μὲν</text:span><text:span text:style-name="T9242"><text:s/></text:span><text:span text:style-name="T9243">ἦν</text:span><text:span text:style-name="T9244">,<text:s/></text:span><text:span text:style-name="T9245">καὶ</text:span><text:span text:style-name="T9246"><text:s/></text:span><text:span text:style-name="T9247">διαγινώσκειν</text:span><text:span text:style-name="T9248"><text:s/></text:span><text:span text:style-name="T9249">ὁ</text:span><text:span text:style-name="T9250"><text:s/></text:span><text:span text:style-name="T9251">καιρὸς</text:span><text:span text:style-name="T9252"><text:s/></text:span><text:span text:style-name="T9253">οὐκ</text:span><text:span text:style-name="T9254"><text:s/></text:span><text:span text:style-name="T9255">ἀφῆκεν</text:span><text:span text:style-name="T9256"><text:s/></text:span><text:span text:style-name="T9257">ἑκάτερον</text:span><text:span text:style-name="T9258">.<text:s/></text:span><text:span text:style-name="T9259">Ὁ</text:span><text:span text:style-name="T9260"><text:s/></text:span><text:span text:style-name="T9261">δὲ</text:span><text:span text:style-name="T9262"><text:s/></text:span><text:span text:style-name="T9263">κύκνος</text:span><text:span text:style-name="T9264">,<text:s/></text:span><text:span text:style-name="T9265">ἀντὶ</text:span><text:span text:style-name="T9266"><text:s/></text:span><text:span text:style-name="T9267">τοῦ</text:span><text:span text:style-name="T9268"><text:s/></text:span><text:span text:style-name="T9269">χηνὸς</text:span><text:span text:style-name="T9270"><text:s/></text:span><text:span text:style-name="T9271">ἀπαχθείς</text:span><text:span text:style-name="T9272">,<text:s/></text:span><text:span text:style-name="T9273">ᾄδει</text:span><text:span text:style-name="T9274"><text:s/></text:span><text:span text:style-name="T9275">τι</text:span><text:span text:style-name="T9276"><text:s/></text:span><text:span text:style-name="T9277">μέλος</text:span><text:span text:style-name="T9278"><text:s/></text:span><text:span text:style-name="T9279">θανάτου</text:span><text:span text:style-name="T9280"><text:s/></text:span><text:span text:style-name="T9281">προοίμιον</text:span><text:span text:style-name="T9282">,<text:s/></text:span><text:span text:style-name="T9283">καὶ</text:span><text:span text:style-name="T9284"><text:s/></text:span><text:span text:style-name="T9285">τῇ</text:span><text:span text:style-name="T9286"><text:s/></text:span><text:span text:style-name="T9287">μὲν</text:span><text:span text:style-name="T9288"><text:s/></text:span><text:span text:style-name="T9289">ᾠδῇ</text:span><text:span text:style-name="T9290"><text:s/></text:span><text:span text:style-name="T9291">μηνύει</text:span><text:span text:style-name="T9292"><text:s/></text:span><text:span text:style-name="T9293">τὴν</text:span><text:span text:style-name="T9294"><text:s/></text:span><text:span text:style-name="T9295">φύσιν</text:span><text:span text:style-name="T9296">,<text:s/></text:span><text:span text:style-name="T9297">τὴν</text:span><text:span text:style-name="T9298"><text:s/></text:span><text:span text:style-name="T9299">δὲ</text:span><text:span text:style-name="T9300"><text:s/></text:span><text:span text:style-name="T9301">τελευτὴν</text:span><text:span text:style-name="T9302"><text:s/></text:span><text:span text:style-name="T9303">διαφεύγει</text:span><text:span text:style-name="T9304"><text:s/></text:span><text:span text:style-name="T9305">τῷ</text:span><text:span text:style-name="T9306"><text:s/></text:span><text:span text:style-name="T9307">μέλει</text:span><text:span text:style-name="T9308">.</text:span></text:p>
            <text:p text:style-name="P9309"><text:span text:style-name="T9310">Ὁ</text:span><text:span text:style-name="T9311"><text:s/></text:span><text:span text:style-name="T9312">μῦθος</text:span><text:span text:style-name="T9313"><text:s/></text:span><text:span text:style-name="T9314">δηλοῖ</text:span><text:span text:style-name="T9315"><text:s/></text:span><text:span text:style-name="T9316">ὅτι</text:span><text:span text:style-name="T9317"><text:s/></text:span><text:span text:style-name="T9318">πολλάκις</text:span><text:span text:style-name="T9319"><text:s/></text:span><text:span text:style-name="T9320">ἡ</text:span><text:span text:style-name="T9321"><text:s/></text:span><text:span text:style-name="T9322">μουσικὴ</text:span><text:span text:style-name="T9323"><text:s/></text:span><text:span text:style-name="T9324">τελευτῆς</text:span><text:span text:style-name="T9325"><text:s/></text:span><text:span text:style-name="T9326">ἀναβολὴν</text:span><text:span text:style-name="T9327"><text:s/></text:span><text:span text:style-name="T9328">ἀπεργάζεται</text:span><text:span text:style-name="T9329">.</text:span></text:p>
          </table:table-cell>
          <table:table-cell table:style-name="TableCell9330">
            <text:p text:style-name="P9331">THE SWAN MADE FOR THE GOOSE</text:p>
            <text:p text:style-name="P9332"><text:span text:style-name="T9333">An opulent man fed a goose and a swan together, not for the same object, but one for his<text:s/></text:span><text:span text:style-name="T9334">singing, the other in view of his table. But when the goose had to suffer the fate for which it was bred, it was dark, and the weather did not allow the two birds to be distinguished. But the swan, carried away instead of the goose, sings a song, a prelude to his death. His voice made him recognized and his song saved him from death.</text:span></text:p>
            <text:p text:style-name="P9335"/>
            <text:p text:style-name="P9336">This fable shows that music often postpones death.</text:p>
          </table:table-cell>
        </table:table-row>
        <text:soft-page-break/>
        <table:table-row table:style-name="TableRow9337">
          <table:table-cell table:style-name="TableCell9338">
            <text:p text:style-name="P9339"><text:span text:style-name="T9340">174. Κύκνος <text:s/>καὶ δεσπότης .</text:span></text:p>
            <text:p text:style-name="P9341"><text:span text:style-name="T9342">Τοὺς κύκνους φασὶ παρὰ τὸν θάνατον ᾄδειν. Καὶ δή τις περιτυχὼν κύκνῳ πωλουμένῳ καὶ ἀκούσας ὅτι εὐμελέστατόν ἐστι ζῷον, ἠγόρασε. Καὶ ἔχων ποτὲ συνδείπνους προσελθὼν παρεκάλει αὐτὸν ᾆσαι ἐν τῷ πότῳ. Τοῦ δὲ τότε μὲν ἡσυχάζοντος, ὕστερον δέ ποτε, ὡς ἐνόησεν ὅτι ἀποθνῄσκειν ἔμελλεν, ἑαυτὸν θρηνοῦντος, ὁ δεσπότης αὐτοῦ ἀκούσας ἔφη· « Ἀλλ᾿ εἰ σὺ οὐκ ἄλλως ᾄδεις, ἐὰν μὴ ἀποθνῄσκῃς, ἐγὼ μάταιος ἦν, ὃς τότε σε παρεκάλουν, ἀλλ᾿ οὐκ ἔθυον. »</text:span></text:p>
            <text:p text:style-name="P9343"><text:span text:style-name="T9344">Οὕτως ἔνιοι τῶν ἀνθρώπων, ἅ μὴ ἑκόντες χαρίσασθαι βούλονται, ταῦτα ἄκοντες ἐπιτελοῦσιν.</text:span></text:p>
          </table:table-cell>
          <table:table-cell table:style-name="TableCell9345">
            <text:p text:style-name="P9346">THE SWAN AND HIS MASTER</text:p>
            <text:p text:style-name="P9347"><text:span text:style-name="T9348">Swans sing, they say, when they die. However, a man having come across a swan put up for sale, and knowing by hearsay that it was a very melodious animal, bought it. One day when he was giving dinner, he went to fetch the swan and asked it to sing during the feast. The swan then kept silent, but one day later, thinking he was going to die, he cried to himself in a threne. His master, hearing him, said to him: "If you only sing when you are going to die, I was very stupid to ask you to sing in the past instead of sacrificing yourself."<text:s/></text:span><text:span text:style-name="T9349">»</text:span></text:p>
            <text:p text:style-name="P9350"/>
            <text:p text:style-name="P9351">It thus sometimes happens that what one does not want to do willingly, one does by constraint.</text:p>
          </table:table-cell>
        </table:table-row>
        <table:table-row table:style-name="TableRow9352">
          <table:table-cell table:style-name="TableCell9353">
            <text:p text:style-name="P9354"><text:span text:style-name="T9355">175. Κύνες δύο.</text:span></text:p>
            <text:p text:style-name="P9356"><text:span text:style-name="T9357">Ἔχων τις δύο κύνας, τὸν μὲν θηρεύειν ἐδίδασκε, τὸν δὲ οἰκουρὸν ἐποίησε. Καὶ δή, εἴ ποτε ὁ θηρευτὴς ἐξιὼν ἐπ᾿ ἄγραν συνελάμβανέ τι, ἐκ τούτου μέρος καὶ τῷ ἑτέρῳ παρέβαλλεν. Ἀγανακτοῦντος δὲ τοῦ θηρευτικοῦ καὶ τὸν ἕτερον ὀνειδίζοντος, εἴ γε αὐτὸς μὲν ἐξιὼν παρ᾿ ἕκαστα μοχθεῖ, ὁ δὲ οὐδὲν ποιῶν τοῖς αὐτοῦ πόνοις ἐντρυφᾷ, ἐκεῖνος ἔφη πρὸς αὐτόν· « Ἀλλὰ μὴ ἐμὲ μέμφου, ἀλλὰ τὸν</text:span></text:p>
            <text:p text:style-name="P9358"><text:span text:style-name="T9359">δεσπότην, ὃς οὐ πονεῖν με ἐδίδαξεν, ἀλλοτρίους δὲ πόνους κατεσθίειν. »</text:span></text:p>
            <text:p text:style-name="P9360"><text:span text:style-name="T9361">Οὕτω καὶ τῶν παίδων οἱ ῥᾴθυμοι οὐ μεμπτέοι εἰσίν, ὅταν αὐτοὺς οἱ γονεῖς οὕτως ἄγωσιν.</text:span></text:p>
          </table:table-cell>
          <table:table-cell table:style-name="TableCell9362">
            <text:p text:style-name="P9363">THE TWO DOGS</text:p>
            <text:p text:style-name="P9364"><text:span text:style-name="T9365">A man had two dogs. He trained one to hunt and made the other a guardian of the hearth. Now when the hunting dog went out to hunt and took some game, the master threw some of it to the other dog too. The disgruntled hunting dog reproached his comrade: he was the one who went out and had trouble at all times, while his comrade, without doing anything, enjoyed the fruit of his labors! The guard dog answered: “Hey! it's not me that he<text:s/></text:span><text:span text:style-name="T9366">must be blamed, but our master who taught me, not to work, but to live from the work of others. »</text:span></text:p>
            <text:p text:style-name="P9367"/>
            <text:p text:style-name="P9368">This is how lazy children are not to blame, when their parents bring them up in laziness.</text:p>
          </table:table-cell>
        </table:table-row>
        <table:table-row table:style-name="TableRow9369">
          <table:table-cell table:style-name="TableCell9370">
            <text:p text:style-name="P9371"><text:span text:style-name="T9372">176.<text:s/></text:span><text:span text:style-name="T9373">Κύνες</text:span><text:span text:style-name="T9374"><text:s/></text:span><text:span text:style-name="T9375">λιμώττουσαι</text:span><text:span text:style-name="T9376">.</text:span></text:p>
            <text:p text:style-name="P9377"><text:span text:style-name="T9378">Κύνες</text:span><text:span text:style-name="T9379"><text:s/></text:span><text:span text:style-name="T9380">λιμώττουσαι</text:span><text:span text:style-name="T9381">,<text:s/></text:span><text:span text:style-name="T9382">ὡς</text:span><text:span text:style-name="T9383"><text:s/></text:span><text:span text:style-name="T9384">ἐθεάσαντο</text:span><text:span text:style-name="T9385"><text:s/></text:span><text:span text:style-name="T9386">ἔν</text:span><text:span text:style-name="T9387"><text:s/></text:span><text:span text:style-name="T9388">τινι</text:span><text:span text:style-name="T9389"><text:s/></text:span><text:span text:style-name="T9390">ποταμῷ</text:span><text:span text:style-name="T9391"><text:s/></text:span><text:span text:style-name="T9392">βύρσας</text:span><text:span text:style-name="T9393"><text:s/></text:span><text:span text:style-name="T9394">βρεχομένας</text:span><text:span text:style-name="T9395">,<text:s/></text:span><text:span text:style-name="T9396">μὴ</text:span><text:span text:style-name="T9397"><text:s/></text:span><text:span text:style-name="T9398">δυνάμεναι</text:span><text:span text:style-name="T9399"><text:s/></text:span><text:span text:style-name="T9400">αὐτῶν</text:span><text:span text:style-name="T9401"><text:s/></text:span><text:span text:style-name="T9402">ἐφικέσθαι</text:span><text:span text:style-name="T9403">,<text:s/></text:span><text:span text:style-name="T9404">συνέθεντο</text:span><text:span text:style-name="T9405"><text:s/></text:span><text:span text:style-name="T9406">ἀλλήλαις</text:span><text:span text:style-name="T9407"><text:s/></text:span><text:span text:style-name="T9408">ὅπως</text:span><text:span text:style-name="T9409"><text:s/></text:span><text:span text:style-name="T9410">πρῶτον</text:span><text:span text:style-name="T9411"><text:s/></text:span><text:span text:style-name="T9412">τὸ</text:span><text:span text:style-name="T9413"><text:s/></text:span><text:span text:style-name="T9414">ὕδωρ</text:span><text:span text:style-name="T9415"><text:s/></text:span><text:span text:style-name="T9416">ἐκπίωσι</text:span><text:span text:style-name="T9417">,<text:s/></text:span><text:span text:style-name="T9418">εἶθ᾿</text:span><text:span text:style-name="T9419"><text:s/></text:span><text:span text:style-name="T9420">οὕτως</text:span><text:span text:style-name="T9421"><text:s/></text:span><text:span text:style-name="T9422">ἐπὶ</text:span><text:span text:style-name="T9423"><text:s/></text:span><text:span text:style-name="T9424">τὰς</text:span><text:span text:style-name="T9425"><text:s/></text:span><text:span text:style-name="T9426">βύρσας</text:span><text:span text:style-name="T9427"><text:s/></text:span><text:span text:style-name="T9428">παραγένωνται</text:span><text:span text:style-name="T9429">.<text:s/></text:span><text:span text:style-name="T9430">Συνέβη</text:span><text:span text:style-name="T9431"><text:s/></text:span><text:span text:style-name="T9432">δὲ</text:span><text:span text:style-name="T9433"><text:s/></text:span><text:span text:style-name="T9434">αὐταῖς</text:span><text:span text:style-name="T9435"><text:s/></text:span><text:span text:style-name="T9436">πινούσαις</text:span><text:span text:style-name="T9437"><text:s/></text:span><text:span text:style-name="T9438">διαρραγῆναι</text:span><text:span text:style-name="T9439"><text:s/></text:span><text:span text:style-name="T9440">πρὶν</text:span><text:span text:style-name="T9441"><text:s/></text:span><text:span text:style-name="T9442">ἢ</text:span><text:span text:style-name="T9443"><text:s/></text:span><text:span text:style-name="T9444">τῶν</text:span><text:span text:style-name="T9445"><text:s/></text:span><text:span text:style-name="T9446">βυρσῶν</text:span><text:span text:style-name="T9447"><text:s/></text:span><text:span text:style-name="T9448">ἐφικέσθαι</text:span><text:span text:style-name="T9449">.</text:span></text:p>
            <text:p text:style-name="P9450"><text:span text:style-name="T9451">Οὕτως ἔνιοι τῶν ἀνθρώπων δι᾿ ἐλπίδα κέρδους ἐπισφαλεῖς μόχθους ὑφιστάμενοι φθάνουσι πρότερον καταναλισκόμενοι ἢ ὧν βούλονται περιγενόμενοι.</text:span></text:p>
          </table:table-cell>
          <table:table-cell table:style-name="TableCell9452">
            <text:p text:style-name="P9453">HUNGRY DOGS</text:p>
            <text:p text:style-name="P9454">Hungry dogs saw skins soaking in a river. Unable to reach them, they agreed among themselves to drink all the water, to then get to the skins. But it happened that by dint of drinking they died before reaching the skins.</text:p>
            <text:p text:style-name="P9455"/>
            <text:p text:style-name="P9456">Thus certain men submit themselves, in the hope of a profit, to dangerous work, and get lost before reaching the object of their desires.</text:p>
          </table:table-cell>
        </table:table-row>
        <text:soft-page-break/>
        <table:table-row table:style-name="TableRow9457">
          <table:table-cell table:style-name="TableCell9458">
            <text:p text:style-name="P9459"><text:span text:style-name="T9460">177.<text:s/></text:span><text:span text:style-name="T9461">Κυνόδηκτος</text:span><text:span text:style-name="T9462">.</text:span></text:p>
            <text:p text:style-name="P9463"><text:span text:style-name="T9464">Δηχθείς</text:span><text:span text:style-name="T9465"><text:s/></text:span><text:span text:style-name="T9466">τις</text:span><text:span text:style-name="T9467"><text:s/></text:span><text:span text:style-name="T9468">ὑπὸ</text:span><text:span text:style-name="T9469"><text:s/></text:span><text:span text:style-name="T9470">κυνὸς</text:span><text:span text:style-name="T9471"><text:s/></text:span><text:span text:style-name="T9472">περιῄει</text:span><text:span text:style-name="T9473"><text:s/></text:span><text:span text:style-name="T9474">ζητῶν</text:span><text:span text:style-name="T9475"><text:s/></text:span><text:span text:style-name="T9476">τὸν</text:span><text:span text:style-name="T9477"><text:s/></text:span><text:span text:style-name="T9478">ἰασόμενον</text:span><text:span text:style-name="T9479">.<text:s/></text:span><text:span text:style-name="T9480">Εἰπόντος</text:span><text:span text:style-name="T9481"><text:s/></text:span><text:span text:style-name="T9482">δέ</text:span><text:span text:style-name="T9483"><text:s/></text:span><text:span text:style-name="T9484">τινος</text:span><text:span text:style-name="T9485"><text:s/></text:span><text:span text:style-name="T9486">οὕτως</text:span><text:span text:style-name="T9487"><text:s/></text:span><text:span text:style-name="T9488">ὡς</text:span><text:span text:style-name="T9489"><text:s/></text:span><text:span text:style-name="T9490">ἄρα</text:span><text:span text:style-name="T9491"><text:s/></text:span><text:span text:style-name="T9492">δέοι</text:span><text:span text:style-name="T9493"><text:s/></text:span><text:span text:style-name="T9494">αὐτὸν</text:span><text:span text:style-name="T9495"><text:s/></text:span><text:span text:style-name="T9496">ἄρτῳ</text:span><text:span text:style-name="T9497"><text:s/></text:span><text:span text:style-name="T9498">τὸ</text:span><text:span text:style-name="T9499"><text:s/></text:span><text:span text:style-name="T9500">αἷμα</text:span><text:span text:style-name="T9501"><text:s/></text:span><text:span text:style-name="T9502">ἐκμάξαντα</text:span><text:span text:style-name="T9503"><text:s/></text:span><text:span text:style-name="T9504">τῷ</text:span><text:span text:style-name="T9505"><text:s/></text:span><text:span text:style-name="T9506">δακόντι</text:span><text:span text:style-name="T9507"><text:s/></text:span><text:span text:style-name="T9508">κυνὶ</text:span><text:span text:style-name="T9509"><text:s/></text:span><text:span text:style-name="T9510">βαλεῖν</text:span><text:span text:style-name="T9511">,<text:s/></text:span><text:span text:style-name="T9512">ὑποτυχὼν</text:span><text:span text:style-name="T9513"><text:s/></text:span><text:span text:style-name="T9514">ἔφη</text:span><text:span text:style-name="T9515">· «<text:s/></text:span><text:span text:style-name="T9516">Ἀλλ᾿</text:span><text:span text:style-name="T9517"><text:s/></text:span><text:span text:style-name="T9518">ἐὰν</text:span><text:span text:style-name="T9519"><text:s/></text:span><text:span text:style-name="T9520">τοῦτο</text:span><text:span text:style-name="T9521"><text:s/></text:span><text:span text:style-name="T9522">πράξω</text:span><text:span text:style-name="T9523">,<text:s/></text:span><text:span text:style-name="T9524">δεήσει</text:span><text:span text:style-name="T9525"><text:s/></text:span><text:span text:style-name="T9526">με</text:span><text:span text:style-name="T9527"><text:s/></text:span><text:span text:style-name="T9528">ὑπὸ</text:span><text:span text:style-name="T9529"><text:s/></text:span><text:span text:style-name="T9530">πάντων</text:span><text:span text:style-name="T9531"><text:s/></text:span><text:span text:style-name="T9532">τῶν</text:span><text:span text:style-name="T9533"><text:s/></text:span><text:span text:style-name="T9534">ἐν</text:span><text:span text:style-name="T9535"><text:s/></text:span><text:span text:style-name="T9536">τῇ</text:span><text:span text:style-name="T9537"><text:s/></text:span><text:span text:style-name="T9538">πόλει</text:span><text:span text:style-name="T9539"><text:s/></text:span><text:span text:style-name="T9540">κυνῶν</text:span><text:span text:style-name="T9541"><text:s/></text:span><text:span text:style-name="T9542">δάκνεσθαι</text:span><text:span text:style-name="T9543">. »</text:span></text:p>
            <text:p text:style-name="P9544"><text:span text:style-name="T9545">Οὕτω</text:span><text:span text:style-name="T9546"><text:s/></text:span><text:span text:style-name="T9547">καὶ</text:span><text:span text:style-name="T9548"><text:s/></text:span><text:span text:style-name="T9549">ἡ</text:span><text:span text:style-name="T9550"><text:s/></text:span><text:span text:style-name="T9551">τῶν</text:span><text:span text:style-name="T9552"><text:s/></text:span><text:span text:style-name="T9553">ἀνθρώπων</text:span><text:span text:style-name="T9554"><text:s/></text:span><text:span text:style-name="T9555">πονηρία</text:span><text:span text:style-name="T9556"><text:s/></text:span><text:span text:style-name="T9557">δελεαζομένη</text:span><text:span text:style-name="T9558"><text:s/></text:span><text:span text:style-name="T9559">ἔτι</text:span><text:span text:style-name="T9560"><text:s/></text:span><text:span text:style-name="T9561">μᾶλλον</text:span><text:span text:style-name="T9562"><text:s/></text:span><text:span text:style-name="T9563">ἀδικεῖν</text:span><text:span text:style-name="T9564"><text:s/></text:span><text:span text:style-name="T9565">παροξύνεται</text:span><text:span text:style-name="T9566">.</text:span></text:p>
          </table:table-cell>
          <table:table-cell table:style-name="TableCell9567">
            <text:p text:style-name="P9568">MAN BITTEN BY A DOG</text:p>
            <text:p text:style-name="P9569">A man bitten by a dog was running around looking for someone to heal him. Somebody told him he had only to wipe the blood from his wound with bread and throw it at the dog that had bitten him. To which the wounded man replied: “But if I do that, I will be fatally bitten by all the dogs in town. »</text:p>
            <text:p text:style-name="P9570"/>
            <text:p text:style-name="P9571">Likewise, if you flatter the wickedness of men, you incite them to do still more evil.</text:p>
          </table:table-cell>
        </table:table-row>
        <table:table-row table:style-name="TableRow9572">
          <table:table-cell table:style-name="TableCell9573">
            <text:p text:style-name="P9574"><text:span text:style-name="T9575">178</text:span><text:span text:style-name="T9576">Κύων &lt;ἑστιώμενος.&gt; siue Ἄνθρωπος καὶ κύων.</text:span></text:p>
            <text:p text:style-name="P9577"><text:span text:style-name="T9578">Ἄνθρωπός τις ἡτοίμαζε δεῖπνον, ἑστιάσων τινὰ τῶν φίλων αὐτῷ καὶ οἰκείων. Ὁ δὲ κύων αὐτοῦ ἄλλον κύνα ἐκάλει, λέγων· « Ὦ φίλε, δεῦρο συνδείπνησόν μοι. » Ὁ δὲ προσελθὼν χαίρων ἵστατο, βλέπων τὸ μέγα δεῖπνον, βοῶν ἐν τῇ καρδίᾳ· « Βαβαί, πόση μοι χαρὰ ἄρτι ἐξαπιναίως ἐφάνη· τραφήσομαί τε γὰρ καὶ εἰς κόρον δειπνήσω, ὥστε με αὔριον μηδαμῆ γε πεινᾶσαι. » Ταῦτα καθ᾿ ἑαυτὸν λέγοντος τοῦ κυνὸς καὶ ἅμα σείοντος τὴν κέρκον, ὡς δὴ εἰς τὸν φίλον θαρροῦντος, ὁ μάγειρος, ὡς εἶδε τοῦτον ὧδε κἀκεῖσε τὴν κέρκον περιστρέφοντα, κατασχὼν τὰ σκέλη αὐτοῦ ἔρριψε παραχρῆμα ἔξωθεν τῶν θυρίδων. Ὁ δὲ κατιὼν ἀπῄει μεγάλως κράζων. Τῶν τις δὲ κυνῶν, τῶν καθ᾿ ὁδὸν αὐτῷ σαναντώντων, ἐπηρώτα· « Πῶς ἐδείπνησας, φίλος; » Ὁ δὲ πρὸς αὐτὸν ὑπολαβὼν ἔφη· « Ἐκ τῆς πολλῆς πόσεως μεθυσθεὶς ὑπὲρ κόρον οὐδὲ τὴν ὁδὸν αὐτὴν ὅθεν ἐξῆλθον οἶδα. »</text:span></text:p>
            <text:p text:style-name="P9579"><text:span text:style-name="T9580">Ὁ μῦθος δηλοῖ ὅτι οὐ δεῖ θαρρεῖν τοῖς ἐξ ἀλλοτρίων εὖ ποιεῖν ἐπαγγελλομένοις.</text:span></text:p>
          </table:table-cell>
          <table:table-cell table:style-name="TableCell9581">
            <text:p text:style-name="P9582">THE GUEST DOG or THE MAN AND THE DOG</text:p>
            <text:p text:style-name="P9583"><text:span text:style-name="T9584">A man was cooking dinner to treat a friend of his and familiar. His dog invited another dog. "Friend," he said to him, "come here to dine with me." The guest arrived full of joy, and stopped to watch the grand dinner, murmuring in his heart, “Oh! what an unexpected boon for me! I'm going to guzzle and give it my all, so that I won't be hungry for everything tomorrow. As he spoke thus to himself, wagging his tail, like a friend trusting in his friend, the cook seeing him twirling his tail this way and that, took him by the paws and tossed him. suddenly through the window. And the dog went back, uttering loud cries. He found other dogs on his way; one of them asked him: "How did you have dinner, friend?" He replied, "Drinking I got too drunk, and I don't even know where I got out."<text:s/></text:span><text:span text:style-name="T9585">»</text:span></text:p>
            <text:p text:style-name="P9586"/>
            <text:p text:style-name="P9587">This fable shows that one should not trust those who are generous with the good of others.</text:p>
          </table:table-cell>
        </table:table-row>
        <text:soft-page-break/>
        <table:table-row table:style-name="TableRow9588">
          <table:table-cell table:style-name="TableCell9589">
            <text:p text:style-name="P9590"><text:span text:style-name="T9591">179.<text:s/></text:span><text:span text:style-name="T9592">Κύων</text:span><text:span text:style-name="T9593"><text:s text:c="2"/></text:span><text:span text:style-name="T9594">θηρευτικὸς</text:span><text:span text:style-name="T9595"><text:s/></text:span><text:span text:style-name="T9596">καὶ</text:span><text:span text:style-name="T9597"><text:s/></text:span><text:span text:style-name="T9598">κύνες</text:span><text:span text:style-name="T9599"><text:s/>.</text:span></text:p>
            <text:p text:style-name="P9600"><text:span text:style-name="T9601">Κύων</text:span><text:span text:style-name="T9602"><text:s/></text:span><text:span text:style-name="T9603">τρεφόμενος</text:span><text:span text:style-name="T9604"><text:s/></text:span><text:span text:style-name="T9605">ἐν</text:span><text:span text:style-name="T9606"><text:s/></text:span><text:span text:style-name="T9607">οἴκῳ</text:span><text:span text:style-name="T9608">,<text:s/></text:span><text:span text:style-name="T9609">θηρσὶν</text:span><text:span text:style-name="T9610"><text:s/></text:span><text:span text:style-name="T9611">εἰδὼς</text:span><text:span text:style-name="T9612"><text:s/></text:span><text:span text:style-name="T9613">μάχεσθαι</text:span><text:span text:style-name="T9614">,<text:s/></text:span><text:span text:style-name="T9615">ἰδὼν</text:span><text:span text:style-name="T9616"><text:s/></text:span><text:span text:style-name="T9617">πολλοὺς</text:span><text:span text:style-name="T9618"><text:s/></text:span><text:span text:style-name="T9619">ἐν</text:span><text:span text:style-name="T9620"><text:s/></text:span><text:span text:style-name="T9621">τάξει</text:span><text:span text:style-name="T9622"><text:s/></text:span><text:span text:style-name="T9623">ἱσταμένους</text:span><text:span text:style-name="T9624">,<text:s/></text:span><text:span text:style-name="T9625">ῥήξας</text:span><text:span text:style-name="T9626"><text:s/></text:span><text:span text:style-name="T9627">τὸν</text:span><text:span text:style-name="T9628"><text:s/></text:span><text:span text:style-name="T9629">κλοιὸν</text:span><text:span text:style-name="T9630"><text:s/></text:span><text:span text:style-name="T9631">τοῦ</text:span><text:span text:style-name="T9632"><text:s/></text:span><text:span text:style-name="T9633">τραχήλου</text:span><text:span text:style-name="T9634">,<text:s/></text:span><text:span text:style-name="T9635">ἔφευγε</text:span><text:span text:style-name="T9636"><text:s/></text:span><text:span text:style-name="T9637">διὰ</text:span><text:span text:style-name="T9638"><text:s/></text:span><text:span text:style-name="T9639">τῶν</text:span><text:span text:style-name="T9640"><text:s/></text:span><text:span text:style-name="T9641">ἀμφόδων</text:span><text:span text:style-name="T9642">.<text:s/></text:span><text:span text:style-name="T9643">Κύνες</text:span><text:span text:style-name="T9644"><text:s/></text:span><text:span text:style-name="T9645">δὲ</text:span><text:span text:style-name="T9646"><text:s/></text:span><text:span text:style-name="T9647">ἄλλοι</text:span><text:span text:style-name="T9648"><text:s/></text:span><text:span text:style-name="T9649">τοῦτον</text:span><text:span text:style-name="T9650"><text:s/></text:span><text:span text:style-name="T9651">ἰδόντες</text:span><text:span text:style-name="T9652"><text:s/></text:span><text:span text:style-name="T9653">εὐτραφῆ</text:span><text:span text:style-name="T9654"><text:s/></text:span><text:span text:style-name="T9655">οἷα</text:span><text:span text:style-name="T9656"><text:s/></text:span><text:span text:style-name="T9657">ταῦρον</text:span><text:span text:style-name="T9658"><text:s/></text:span><text:span text:style-name="T9659">εἶπον</text:span><text:span text:style-name="T9660">· «<text:s/></text:span><text:span text:style-name="T9661">Τί</text:span><text:span text:style-name="T9662"><text:s/></text:span><text:span text:style-name="T9663">φεύγεις</text:span><text:span text:style-name="T9664">; »<text:s/></text:span><text:span text:style-name="T9665">Ὁ</text:span><text:span text:style-name="T9666"><text:s/></text:span><text:span text:style-name="T9667">δὲ</text:span><text:span text:style-name="T9668"><text:s/></text:span><text:span text:style-name="T9669">εἶπεν</text:span><text:span text:style-name="T9670">· «<text:s/></text:span><text:span text:style-name="T9671">Ὅτι</text:span><text:span text:style-name="T9672"><text:s/></text:span><text:span text:style-name="T9673">μὲν</text:span><text:span text:style-name="T9674"><text:s/></text:span><text:span text:style-name="T9675">τροφῇ</text:span><text:span text:style-name="T9676"><text:s/></text:span><text:span text:style-name="T9677">συζῶ</text:span><text:span text:style-name="T9678"><text:s/></text:span><text:span text:style-name="T9679">περισσῇ</text:span><text:span text:style-name="T9680"><text:s/></text:span><text:span text:style-name="T9681">οἶδα</text:span><text:span text:style-name="T9682"><text:s/></text:span><text:span text:style-name="T9683">καὶ</text:span><text:span text:style-name="T9684"><text:s/></text:span><text:span text:style-name="T9685">σῶμα</text:span><text:span text:style-name="T9686"><text:s/></text:span><text:span text:style-name="T9687">τὸ</text:span><text:span text:style-name="T9688"><text:s/></text:span><text:span text:style-name="T9689">ἐμὸν</text:span><text:span text:style-name="T9690"><text:s/></text:span><text:span text:style-name="T9691">εὐφραίνω</text:span><text:span text:style-name="T9692">·<text:s/></text:span><text:span text:style-name="T9693">ἀεὶ</text:span><text:span text:style-name="T9694"><text:s/></text:span><text:span text:style-name="T9695">δὲ</text:span><text:span text:style-name="T9696"><text:s/></text:span><text:span text:style-name="T9697">πλησίον</text:span><text:span text:style-name="T9698"><text:s/></text:span><text:span text:style-name="T9699">εἰμὶ</text:span><text:span text:style-name="T9700"><text:s/></text:span><text:span text:style-name="T9701">θανάτου</text:span><text:span text:style-name="T9702">,<text:s/></text:span><text:span text:style-name="T9703">ἄρκοις</text:span><text:span text:style-name="T9704"><text:s/></text:span><text:span text:style-name="T9705">καὶ</text:span><text:span text:style-name="T9706"><text:s/></text:span><text:span text:style-name="T9707">λέουσι</text:span><text:span text:style-name="T9708"><text:s/></text:span><text:span text:style-name="T9709">μαχόμενος</text:span><text:span text:style-name="T9710">. »<text:s/></text:span><text:span text:style-name="T9711">Οἱ</text:span><text:span text:style-name="T9712"><text:s/></text:span><text:span text:style-name="T9713">δὲ</text:span><text:span text:style-name="T9714"><text:s/></text:span><text:span text:style-name="T9715">πρὸς</text:span><text:span text:style-name="T9716"><text:s/></text:span><text:span text:style-name="T9717">ἀλλήλους</text:span><text:span text:style-name="T9718"><text:s/></text:span><text:span text:style-name="T9719">εἶπον</text:span><text:span text:style-name="T9720">· «<text:s/></text:span><text:span text:style-name="T9721">Καλὸν</text:span><text:span text:style-name="T9722"><text:s/></text:span><text:span text:style-name="T9723">βίον</text:span><text:span text:style-name="T9724"><text:s/></text:span><text:span text:style-name="T9725">ἡμεῖς</text:span><text:span text:style-name="T9726">,<text:s/></text:span><text:span text:style-name="T9727">εἰ</text:span><text:span text:style-name="T9728"><text:s/></text:span><text:span text:style-name="T9729">καὶ</text:span><text:span text:style-name="T9730"><text:s/></text:span><text:span text:style-name="T9731">πενιχρόν</text:span><text:span text:style-name="T9732">,<text:s/></text:span><text:span text:style-name="T9733">ζῶμεν</text:span><text:span text:style-name="T9734">,<text:s/></text:span><text:span text:style-name="T9735">οἵτινες</text:span><text:span text:style-name="T9736"><text:s/></text:span><text:span text:style-name="T9737">οὔτε</text:span><text:span text:style-name="T9738"><text:s/></text:span><text:span text:style-name="T9739">λέουσι</text:span><text:span text:style-name="T9740"><text:s/></text:span><text:span text:style-name="T9741">οὔτε</text:span><text:span text:style-name="T9742"><text:s/></text:span><text:span text:style-name="T9743">ἄρκοις</text:span><text:span text:style-name="T9744"><text:s/></text:span><text:span text:style-name="T9745">μαχόμεθα</text:span><text:span text:style-name="T9746">. »</text:span></text:p>
            <text:p text:style-name="P9747"><text:span text:style-name="T9748">Ὅτι</text:span><text:span text:style-name="T9749"><text:s/></text:span><text:span text:style-name="T9750">οὐ</text:span><text:span text:style-name="T9751"><text:s/></text:span><text:span text:style-name="T9752">δεῖ</text:span><text:span text:style-name="T9753"><text:s/></text:span><text:span text:style-name="T9754">κινδύνους</text:span><text:span text:style-name="T9755"><text:s/></text:span><text:span text:style-name="T9756">ἑαυτῷ</text:span><text:span text:style-name="T9757"><text:s/></text:span><text:span text:style-name="T9758">ἐπιφέρειν</text:span><text:span text:style-name="T9759"><text:s/></text:span><text:span text:style-name="T9760">διὰ</text:span><text:span text:style-name="T9761"><text:s/></text:span><text:span text:style-name="T9762">τρυφὴν</text:span><text:span text:style-name="T9763"><text:s/></text:span><text:span text:style-name="T9764">καὶ</text:span><text:span text:style-name="T9765"><text:s/></text:span><text:span text:style-name="T9766">ματαίαν</text:span><text:span text:style-name="T9767"><text:s/></text:span><text:span text:style-name="T9768">δόξαν</text:span><text:span text:style-name="T9769">,<text:s/></text:span><text:span text:style-name="T9770">ἀλλὰ</text:span><text:span text:style-name="T9771"><text:s/></text:span><text:span text:style-name="T9772">τούτους</text:span><text:span text:style-name="T9773"><text:s/></text:span><text:span text:style-name="T9774">ἐκφεύγειν</text:span><text:span text:style-name="T9775">.</text:span></text:p>
          </table:table-cell>
          <table:table-cell table:style-name="TableCell9776">
            <text:p text:style-name="P9777">THE FIGHTING DOG AND DOGS</text:p>
            <text:p text:style-name="P9778"><text:span text:style-name="T9779">A dog, fed in a house, was trained to fight wild beasts. One day when he saw many of them lined up, he broke the necklace around his neck and fled through the streets. Other dogs having seen him, powerful as a bull, said to him: “Why are you running away? "I know well," he answered, "that I live in abundance and that I have all the satisfactions of the stomach, but I am always near death, fighting bears and lions." Then the dogs said to one another: "We have a good life, though poor, we who fight neither lions nor bears."<text:s/></text:span><text:span text:style-name="T9780">»</text:span></text:p>
            <text:p text:style-name="P9781"/>
            <text:p text:style-name="P9782">It is not necessary, for good cheer and vain glory, to attract on oneself the danger, but on the contrary to avoid it.</text:p>
          </table:table-cell>
        </table:table-row>
        <table:table-row table:style-name="TableRow9783">
          <table:table-cell table:style-name="TableCell9784">
            <text:p text:style-name="P9785"><text:span text:style-name="T9786">180.<text:s/></text:span><text:span text:style-name="T9787">Κύων</text:span><text:span text:style-name="T9788"><text:s/></text:span><text:span text:style-name="T9789">καὶ</text:span><text:span text:style-name="T9790"><text:s/></text:span><text:span text:style-name="T9791">ἀλεκτρυὼν</text:span><text:span text:style-name="T9792"><text:s/></text:span><text:span text:style-name="T9793">καὶ</text:span><text:span text:style-name="T9794"><text:s/></text:span><text:span text:style-name="T9795">ἀλώπηξ</text:span><text:span text:style-name="T9796">.</text:span></text:p>
            <text:p text:style-name="P9797"><text:span text:style-name="T9798">Κύων καὶ ἀλεκτρυὼν ἑταιρείαν ποιησάμενοι ὥδευον. Ἑσπέρας δὲ καταλαβούσης, ὁ μὲν ἀλεκτρυὼν ἐπὶ δένδρου ἐκάθευδεν ἀναβάς, ὁ δὲ κύων πρὸς τῇ ῥίζῃ τοῦ δένδρου κοίλωμα ἔχοντος. Τοῦ δὲ ἀλεκτρυόνος κατὰ τὸ εἰωθὸς νύκτωρ φωνήσαντος, ἀλώπηξ ἀκούσασα πρὸς αὐτὸν ἔδραμε καὶ στᾶσα κάτωθεν πρὸς ἑαυτὴν κατελθεῖν ἠξίου· ἐπιθυμεῖν γὰρ ἀγαθὴν οὕτω φωνὴν ζῷον ἔχον ἀσπάσασθαι. Τοῦ δὲ εἰπόντος τὸν θυρωρὸν πρότερον διυπνίσαι ὑπὸ τὴν ῥίζαν καθεύδοντα, ὡς, ἐκείνου ἀνοίξαντος, κατελθεῖν, κἀκείνης ζητούσης αὐτὸν φωνῆσαι, ὁ κύων αἴφνης πηδήσας αὐτὴν διεσπάραξεν.</text:span></text:p>
            <text:p text:style-name="P9799"><text:span text:style-name="T9800">Ὁ μῦθος δηλοῖ ὅτι οἱ φρόνιμοι τῶν ἀνθρώπων τοὺς ἐχθροὺς ἐπελθόντας πρὸς ἰσχυροτέρους πέμπουσι παραλογιζόμενοι.</text:span></text:p>
          </table:table-cell>
          <table:table-cell table:style-name="TableCell9801">
            <text:p text:style-name="P9802">THE DOG, THE ROOSTER AND THE FOX</text:p>
            <text:p text:style-name="P9803">A dog and a rooster having made company went by way. When evening came, the rooster climbed up a tree to sleep there, and the dog lay down at the foot of the tree, which was hollow. Now the rooster having, as usual, crowed before daybreak, a fox heard him, ran up and, stopping at the bottom of the tree, begged him to come down to him; for he wanted to kiss a beast that had such a beautiful voice. The rooster told him to first wake the doorman who was sleeping at the foot of the tree: he would come down when it opened. Then, as the fox tried to speak to the doorman, the dog jumped up and tore him to pieces.</text:p>
            <text:p text:style-name="P9804"/>
            <text:p text:style-name="P9805">This fable shows that sensible people, when their enemies attack them, deceive them by addressing them to stronger ones.</text:p>
          </table:table-cell>
        </table:table-row>
        <table:table-row table:style-name="TableRow9806">
          <table:table-cell table:style-name="TableCell9807">
            <text:p text:style-name="P9808"><text:span text:style-name="T9809">181.<text:s/></text:span><text:span text:style-name="T9810">Κύων</text:span><text:span text:style-name="T9811"><text:s/></text:span><text:span text:style-name="T9812">καὶ</text:span><text:span text:style-name="T9813"><text:s/></text:span><text:span text:style-name="T9814">κόχλος</text:span><text:span text:style-name="T9815">.</text:span></text:p>
            <text:p text:style-name="P9816"><text:span text:style-name="T9817">Ὠά</text:span><text:span text:style-name="T9818"><text:s/></text:span><text:span text:style-name="T9819">τις</text:span><text:span text:style-name="T9820"><text:s/></text:span><text:span text:style-name="T9821">κύων</text:span><text:span text:style-name="T9822"><text:s/></text:span><text:span text:style-name="T9823">καταπίνειν</text:span><text:span text:style-name="T9824"><text:s/></text:span><text:span text:style-name="T9825">εἰθισμένος</text:span><text:span text:style-name="T9826">,<text:s/></text:span><text:span text:style-name="T9827">ἰδών</text:span><text:span text:style-name="T9828"><text:s/></text:span><text:span text:style-name="T9829">τινα</text:span><text:span text:style-name="T9830"><text:s/></text:span><text:span text:style-name="T9831">κόχλον</text:span><text:span text:style-name="T9832">,<text:s/></text:span><text:span text:style-name="T9833">χάνας</text:span><text:span text:style-name="T9834"><text:s/></text:span><text:span text:style-name="T9835">τὸ</text:span><text:span text:style-name="T9836"><text:s/></text:span><text:span text:style-name="T9837">στόμα</text:span><text:span text:style-name="T9838"><text:s/></text:span><text:span text:style-name="T9839">αὐτοῦ</text:span><text:span text:style-name="T9840">,<text:s/></text:span><text:span text:style-name="T9841">μεγίστῃ</text:span><text:span text:style-name="T9842"><text:s/></text:span><text:span text:style-name="T9843">συνολκῇ</text:span><text:span text:style-name="T9844"><text:s/></text:span><text:span text:style-name="T9845">καταπέπωκε</text:span><text:span text:style-name="T9846"><text:s/></text:span><text:span text:style-name="T9847">τοῦτον</text:span><text:span text:style-name="T9848">,<text:s/></text:span><text:span text:style-name="T9849">οἰηθεὶς</text:span><text:span text:style-name="T9850"><text:s/></text:span><text:span text:style-name="T9851">ὠὸν</text:span><text:span text:style-name="T9852"><text:s/></text:span><text:span text:style-name="T9853">εἶναι</text:span><text:span text:style-name="T9854">.<text:s/></text:span><text:span text:style-name="T9855">Βαρούμενος</text:span><text:span text:style-name="T9856"><text:s/></text:span><text:span text:style-name="T9857">δὲ</text:span><text:span text:style-name="T9858"><text:s/></text:span><text:span text:style-name="T9859">τὰ</text:span><text:span text:style-name="T9860"><text:s/></text:span><text:span text:style-name="T9861">σπλάγχνα</text:span><text:span text:style-name="T9862"><text:s/></text:span><text:span text:style-name="T9863">καὶ</text:span><text:span text:style-name="T9864"><text:s/></text:span><text:span text:style-name="T9865">ὀδυνώμενος</text:span><text:span text:style-name="T9866"><text:s/></text:span><text:span text:style-name="T9867">ἔλεγε</text:span><text:span text:style-name="T9868">· «<text:s/></text:span><text:span text:style-name="T9869">Δίκαια</text:span><text:span text:style-name="T9870"><text:s/></text:span><text:span text:style-name="T9871">ἔγωγε</text:span><text:span text:style-name="T9872"><text:s/></text:span><text:span text:style-name="T9873">πέπονθα</text:span><text:span text:style-name="T9874">,<text:s/></text:span><text:span text:style-name="T9875">εἴγε</text:span><text:span text:style-name="T9876"><text:s/></text:span><text:span text:style-name="T9877">πάντα</text:span><text:span text:style-name="T9878"><text:s/></text:span><text:span text:style-name="T9879">περιφερῆ</text:span><text:span text:style-name="T9880"><text:s/></text:span><text:span text:style-name="T9881">ὠὰ</text:span><text:span text:style-name="T9882"><text:s/></text:span><text:span text:style-name="T9883">πεπίστευκα</text:span><text:span text:style-name="T9884">. »</text:span></text:p>
            <text:p text:style-name="P9885"><text:span text:style-name="T9886">Διδάσκει</text:span><text:span text:style-name="T9887"><text:s/></text:span><text:span text:style-name="T9888">ἡμᾶς</text:span><text:span text:style-name="T9889"><text:s/></text:span><text:span text:style-name="T9890">ὁ</text:span><text:span text:style-name="T9891"><text:s/></text:span><text:span text:style-name="T9892">λόγος</text:span><text:span text:style-name="T9893"><text:s/></text:span><text:span text:style-name="T9894">ὅτι</text:span><text:span text:style-name="T9895"><text:s/></text:span><text:span text:style-name="T9896">οἱ</text:span><text:span text:style-name="T9897"><text:s/></text:span><text:span text:style-name="T9898">ἀδικάστως</text:span><text:span text:style-name="T9899"><text:s/></text:span><text:span text:style-name="T9900">πρᾶγμα</text:span><text:span text:style-name="T9901"><text:s/></text:span><text:span text:style-name="T9902">προσιόντες</text:span><text:span text:style-name="T9903"><text:s/></text:span><text:span text:style-name="T9904">λανθάνουσιν</text:span><text:span text:style-name="T9905"><text:s/></text:span><text:span text:style-name="T9906">ἑαυτοὺς</text:span><text:span text:style-name="T9907"><text:s/></text:span><text:span text:style-name="T9908">περιπείροντες</text:span><text:span text:style-name="T9909"><text:s/></text:span><text:span text:style-name="T9910">ἀτόποις</text:span><text:span text:style-name="T9911">.</text:span></text:p>
          </table:table-cell>
          <table:table-cell table:style-name="TableCell9912">
            <text:p text:style-name="P9913">THE DOG AND THE SHELL</text:p>
            <text:p text:style-name="P9914"><text:span text:style-name="T9915">A dog accustomed to swallowing eggs, seeing a shell, opened its mouth and, closing its jaws violently, swallowed it, mistaking it for an egg. But his insides growing heavy, he was in pain and said: "I only have what I deserve, I who have taken all round objects for eggs."<text:s/></text:span><text:span text:style-name="T9916">»</text:span></text:p>
            <text:p text:style-name="P9917"/>
            <text:p text:style-name="P9918">This fable teaches us that those who undertake a business without discernment unknowingly entangle themselves in strange embarrassments.</text:p>
          </table:table-cell>
        </table:table-row>
        <text:soft-page-break/>
        <table:table-row table:style-name="TableRow9919">
          <table:table-cell table:style-name="TableCell9920">
            <text:p text:style-name="P9921"><text:span text:style-name="T9922">182.<text:s/></text:span><text:span text:style-name="T9923">Κύων</text:span><text:span text:style-name="T9924"><text:s/></text:span><text:span text:style-name="T9925">καὶ</text:span><text:span text:style-name="T9926"><text:s/></text:span><text:span text:style-name="T9927">λαγωός</text:span><text:span text:style-name="T9928">.</text:span></text:p>
            <text:p text:style-name="P9929"><text:span text:style-name="T9930">Κύων</text:span><text:span text:style-name="T9931"><text:s/></text:span><text:span text:style-name="T9932">θηρευτικὸς</text:span><text:span text:style-name="T9933"><text:s/></text:span><text:span text:style-name="T9934">λαγωὸν</text:span><text:span text:style-name="T9935"><text:s/></text:span><text:span text:style-name="T9936">συλλαβών</text:span><text:span text:style-name="T9937">,<text:s/></text:span><text:span text:style-name="T9938">τοῦτον</text:span><text:span text:style-name="T9939"><text:s/></text:span><text:span text:style-name="T9940">ποτὲ</text:span><text:span text:style-name="T9941"><text:s/></text:span><text:span text:style-name="T9942">μὲν</text:span><text:span text:style-name="T9943"><text:s/></text:span><text:span text:style-name="T9944">ἔδακνε</text:span><text:span text:style-name="T9945">,<text:s/></text:span><text:span text:style-name="T9946">ποτὲ</text:span><text:span text:style-name="T9947"><text:s/></text:span><text:span text:style-name="T9948">δὲ</text:span><text:span text:style-name="T9949"><text:s/></text:span><text:span text:style-name="T9950">αυ</text:span><text:span text:style-name="T9951">̣</text:span><text:span text:style-name="T9952">τοῦ</text:span><text:span text:style-name="T9953"><text:s/></text:span><text:span text:style-name="T9954">τὰ</text:span><text:span text:style-name="T9955"><text:s/></text:span><text:span text:style-name="T9956">χείλη</text:span><text:span text:style-name="T9957"><text:s/></text:span><text:span text:style-name="T9958">περιέλειχεν</text:span><text:span text:style-name="T9959">.<text:s/></text:span><text:span text:style-name="T9960">Ὁ</text:span><text:span text:style-name="T9961"><text:s/></text:span><text:span text:style-name="T9962">δὲ</text:span><text:span text:style-name="T9963"><text:s/></text:span><text:span text:style-name="T9964">ἀπαυδήσας</text:span><text:span text:style-name="T9965"><text:s/></text:span><text:span text:style-name="T9966">ἔφη</text:span><text:span text:style-name="T9967"><text:s/></text:span><text:span text:style-name="T9968">πρὸς</text:span><text:span text:style-name="T9969"><text:s/></text:span><text:span text:style-name="T9970">αὐτόν</text:span><text:span text:style-name="T9971">· «<text:s/></text:span><text:span text:style-name="T9972">Ἀλλ᾿</text:span><text:span text:style-name="T9973">,<text:s/></text:span><text:span text:style-name="T9974">ὦ</text:span><text:span text:style-name="T9975"><text:s/></text:span><text:span text:style-name="T9976">οὗτος</text:span><text:span text:style-name="T9977">,<text:s/></text:span><text:span text:style-name="T9978">παῦσαί</text:span><text:span text:style-name="T9979"><text:s/></text:span><text:span text:style-name="T9980">με</text:span><text:span text:style-name="T9981"><text:s/></text:span><text:span text:style-name="T9982">καταδάκνων</text:span><text:span text:style-name="T9983"><text:s/></text:span><text:span text:style-name="T9984">ἢ</text:span><text:span text:style-name="T9985"><text:s/></text:span><text:span text:style-name="T9986">καταφιλῶν</text:span><text:span text:style-name="T9987">,<text:s/></text:span><text:span text:style-name="T9988">ἵνα</text:span><text:span text:style-name="T9989"><text:s/></text:span><text:span text:style-name="T9990">γνῶ</text:span><text:span text:style-name="T9991"><text:s/></text:span><text:span text:style-name="T9992">πότερον</text:span><text:span text:style-name="T9993"><text:s/></text:span><text:span text:style-name="T9994">ἐχθρὸς</text:span><text:span text:style-name="T9995"><text:s/></text:span><text:span text:style-name="T9996">ἢ</text:span><text:span text:style-name="T9997"><text:s/></text:span><text:span text:style-name="T9998">φίλος</text:span><text:span text:style-name="T9999"><text:s/></text:span><text:span text:style-name="T10000">μου</text:span><text:span text:style-name="T10001"><text:s/></text:span><text:span text:style-name="T10002">καθέστηκας</text:span><text:span text:style-name="T10003">. »</text:span></text:p>
            <text:p text:style-name="P10004"><text:span text:style-name="T10005">Πρὸς</text:span><text:span text:style-name="T10006"><text:s/></text:span><text:span text:style-name="T10007">ἄνδρα</text:span><text:span text:style-name="T10008"><text:s/></text:span><text:span text:style-name="T10009">ἀμφίβολον</text:span><text:span text:style-name="T10010"><text:s/></text:span><text:span text:style-name="T10011">ὁ</text:span><text:span text:style-name="T10012"><text:s/></text:span><text:span text:style-name="T10013">λόγος</text:span><text:span text:style-name="T10014"><text:s/></text:span><text:span text:style-name="T10015">εὔκαιρος</text:span><text:span text:style-name="T10016">.</text:span></text:p>
          </table:table-cell>
          <table:table-cell table:style-name="TableCell10017">
            <text:p text:style-name="P10018">THE DOG AND THE HARE</text:p>
            <text:p text:style-name="P10019">A hunting dog, having caught a hare, sometimes dait , sometimes licked his chops. The exasperated hare said to him: “Hey! you, stop biting me or kissing me, so that I know whether you are my enemy or my friend. »</text:p>
            <text:p text:style-name="P10020"/>
            <text:p text:style-name="P10021">This fable applies to the equivocal man.</text:p>
          </table:table-cell>
        </table:table-row>
        <table:table-row table:style-name="TableRow10022">
          <table:table-cell table:style-name="TableCell10023">
            <text:p text:style-name="P10024"><text:span text:style-name="T10025">183.<text:s/></text:span><text:span text:style-name="T10026">Κύων</text:span><text:span text:style-name="T10027"><text:s/></text:span><text:span text:style-name="T10028">καὶ</text:span><text:span text:style-name="T10029"><text:s/></text:span><text:span text:style-name="T10030">μάγειρος</text:span><text:span text:style-name="T10031">.</text:span></text:p>
            <text:p text:style-name="P10032"><text:span text:style-name="T10033">Κύων</text:span><text:span text:style-name="T10034"><text:s/></text:span><text:span text:style-name="T10035">εἰσπηδήσας</text:span><text:span text:style-name="T10036"><text:s/></text:span><text:span text:style-name="T10037">εἰς</text:span><text:span text:style-name="T10038"><text:s/></text:span><text:span text:style-name="T10039">μαγειρεῖον</text:span><text:span text:style-name="T10040"><text:s/></text:span><text:span text:style-name="T10041">καὶ</text:span><text:span text:style-name="T10042">,<text:s/></text:span><text:span text:style-name="T10043">τοῦ</text:span><text:span text:style-name="T10044"><text:s/></text:span><text:span text:style-name="T10045">μαγείρου</text:span><text:span text:style-name="T10046"><text:s/></text:span><text:span text:style-name="T10047">ἀσχολουμένου</text:span><text:span text:style-name="T10048">,<text:s/></text:span><text:span text:style-name="T10049">καρδίαν</text:span><text:span text:style-name="T10050"><text:s/></text:span><text:span text:style-name="T10051">ἁρπάσας</text:span><text:span text:style-name="T10052">,<text:s/></text:span><text:span text:style-name="T10053">ἔφυγεν</text:span><text:span text:style-name="T10054">.<text:s/></text:span><text:span text:style-name="T10055">Ὁ</text:span><text:span text:style-name="T10056"><text:s/></text:span><text:span text:style-name="T10057">δὲ</text:span><text:span text:style-name="T10058"><text:s/></text:span><text:span text:style-name="T10059">μάγειρος</text:span><text:span text:style-name="T10060"><text:s/></text:span><text:span text:style-name="T10061">ἐπιστραφείς</text:span><text:span text:style-name="T10062">,<text:s/></text:span><text:span text:style-name="T10063">ὡς</text:span><text:span text:style-name="T10064"><text:s/></text:span><text:span text:style-name="T10065">εἶδεν</text:span><text:span text:style-name="T10066"><text:s/></text:span><text:span text:style-name="T10067">αὐτὸν</text:span><text:span text:style-name="T10068"><text:s/></text:span><text:span text:style-name="T10069">φεύγοντα</text:span><text:span text:style-name="T10070">,<text:s/></text:span><text:span text:style-name="T10071">εῖπεν</text:span><text:span text:style-name="T10072">· «<text:s/></text:span><text:span text:style-name="T10073">Ὦ</text:span><text:span text:style-name="T10074"><text:s/></text:span><text:span text:style-name="T10075">οὗτος</text:span><text:span text:style-name="T10076">,<text:s/></text:span><text:span text:style-name="T10077">ἴσθι</text:span><text:span text:style-name="T10078"><text:s/></text:span><text:span text:style-name="T10079">ὡς</text:span><text:span text:style-name="T10080">,<text:s/></text:span><text:span text:style-name="T10081">ὅπουπερ</text:span><text:span text:style-name="T10082"><text:s/></text:span><text:span text:style-name="T10083">ἂν</text:span><text:span text:style-name="T10084"><text:s/></text:span><text:span text:style-name="T10085">ᾖς</text:span><text:span text:style-name="T10086">,<text:s/></text:span><text:span text:style-name="T10087">φυλάξομαί</text:span><text:span text:style-name="T10088"><text:s/></text:span><text:span text:style-name="T10089">σε</text:span><text:span text:style-name="T10090">·<text:s/></text:span><text:span text:style-name="T10091">οὐ</text:span><text:span text:style-name="T10092"><text:s/></text:span><text:span text:style-name="T10093">γὰρ</text:span><text:span text:style-name="T10094"><text:s/></text:span><text:span text:style-name="T10095">ἀπ᾿</text:span><text:span text:style-name="T10096"><text:s/></text:span><text:span text:style-name="T10097">ἐμοῦ</text:span><text:span text:style-name="T10098"><text:s/></text:span><text:span text:style-name="T10099">καρδίαν</text:span><text:span text:style-name="T10100"><text:s/></text:span><text:span text:style-name="T10101">εἴληφας</text:span><text:span text:style-name="T10102">,<text:s/></text:span><text:span text:style-name="T10103">ἀλλ᾿</text:span><text:span text:style-name="T10104"><text:s/></text:span><text:span text:style-name="T10105">ἐμοὶ</text:span><text:span text:style-name="T10106"><text:s/></text:span><text:span text:style-name="T10107">καρδίαν</text:span><text:span text:style-name="T10108"><text:s/></text:span><text:span text:style-name="T10109">ἔδωκας</text:span><text:span text:style-name="T10110">. »</text:span></text:p>
            <text:p text:style-name="P10111"><text:span text:style-name="T10112">Ὁ μῦθος δηλοῖ ὅτι πολλάκις τὰ παθήματα τοῖς ἀνθρώποις μαθήματα γίνονται.</text:span></text:p>
          </table:table-cell>
          <table:table-cell table:style-name="TableCell10113">
            <text:p text:style-name="P10114">THE DOG AND THE BUTCHER</text:p>
            <text:p text:style-name="P10115">A dog, having rushed into a butcher's shop, seized a heart there, while the butcher was busy, and fled. The butcher having turned round and seeing him flee, exclaimed: “You, know well that, wherever you are, I will keep an eye on you: for it is not from me that you have taken your heart, on the contrary you gave it to me. »</text:p>
            <text:p text:style-name="P10116"/>
            <text:p text:style-name="P10117">This fable shows that often accidents are lessons for men</text:p>
          </table:table-cell>
        </table:table-row>
        <table:table-row table:style-name="TableRow10118">
          <table:table-cell table:style-name="TableCell10119">
            <text:p text:style-name="P10120"><text:span text:style-name="T10121">184. Κύων <text:s/>κοιμώμενος <text:s/>καὶ λύκος.</text:span></text:p>
            <text:p text:style-name="P10122"><text:span text:style-name="T10123">Κύων πρὸ ἐπαύλεώς τινος ἐκάθευδε. Λύκου δ᾿ ἐπιδραμόντος καὶ βρῶμα μέλλοντος θήσειν αὐτὸν, ἐδεῖτο μὴ νῦν αὐτὸν καταθῦσαι. « Νῦν μὲν γάρ, φησί, λεπτός εἰμι καὶ ἰσχνός· ἂν δὲ μικρὸν ἀναμείνῃς, μέλλουσιν οἱ ἐμοὶ δεσπόται ποιήσειν γάμους, κἀγὼ τηνικαῦτα πολλὰ φαγὼν πιμελέστερος ἔσομαι, καὶ σοὶ ἡδύτερον βρῶμα γενήσομαι. » Ὁ μὲν οὖν λύκος πεισθεὶς ἀπῆλθε· μεθ᾿ ἡμέρας δ᾿ ἐπανελθὼν εὗρεν ἄνω ἐπὶ τοῦ δώματος τὸν κύνα καθεύδοντα, καὶ στὰς κάτωθεν πρὸς ἑαυτὸν ἐκάλει, ὑπομιμνῄσκων αὐτὸν τῶν συνθηκῶν. Καὶ ὁ κύων· « Ἀλλ᾿, ὦ λύκε, εἰ τὸ ἀπὸ τοῦδε πρὸ τῆς ἐπαύλεώς με ἴδοις καθεύδοντα, μηκέτι γάμους ἀναμείνῃς. »</text:span></text:p>
            <text:p text:style-name="P10124"><text:span text:style-name="T10125">Ὁ μῦθος δηλοῖ ὅτι οἱ φρόνιμοι τῶν α̣νθρώπων, ὅταν περί τι κινδυνεύσαντες σωθῶσι, διὰ βίου τοῦτο φυλάττονται.</text:span></text:p>
          </table:table-cell>
          <table:table-cell table:style-name="TableCell10126">
            <text:p text:style-name="P10127">THE SLEEPING DOG AND THE WOLF</text:p>
            <text:p text:style-name="P10128">A dog was sleeping in front of a farm. A wolf swooped down on him, and he was about to make him his meal, when the dog begged him not to sacrifice him right away: “Now,” he said, “I am thin and thin; but wait a while: my masters are going to celebrate a wedding; I too will take good mouthfuls there, I will fatten up and I will be a more agreeable meal for you. The wolf believed him and went away. Some time after that he returned, and found the dog asleep in an upper room of the house; he stopped below and called to her, reminding her of their conventions. Then the dog: “O wolf, he said, if from today you see me sleeping in front of the farm, don't expect any more weddings.</text:p>
            <text:p text:style-name="P10129">This fable shows that sensible men, when they have escaped danger, guard against it all their lives.</text:p>
          </table:table-cell>
        </table:table-row>
        <text:soft-page-break/>
        <table:table-row table:style-name="TableRow10130">
          <table:table-cell table:style-name="TableCell10131">
            <text:p text:style-name="P10132"><text:span text:style-name="T10133">185.</text:span><text:span text:style-name="T10134"><text:s/></text:span><text:span text:style-name="T10135">Κύων</text:span><text:span text:style-name="T10136"><text:s/></text:span><text:span text:style-name="T10137">κρέας</text:span><text:span text:style-name="T10138"><text:s/></text:span><text:span text:style-name="T10139">φέρουσα</text:span><text:span text:style-name="T10140">.</text:span></text:p>
            <text:p text:style-name="P10141"><text:span text:style-name="T10142">Κύων</text:span><text:span text:style-name="T10143"><text:s/></text:span><text:span text:style-name="T10144">κρέας</text:span><text:span text:style-name="T10145"><text:s/></text:span><text:span text:style-name="T10146">ἔχουσα</text:span><text:span text:style-name="T10147"><text:s/></text:span><text:span text:style-name="T10148">ποταμὸν</text:span><text:span text:style-name="T10149"><text:s/></text:span><text:span text:style-name="T10150">διέβαινε</text:span><text:span text:style-name="T10151">·<text:s/></text:span><text:span text:style-name="T10152">θεασαμένη</text:span><text:span text:style-name="T10153"><text:s/></text:span><text:span text:style-name="T10154">δὲ</text:span><text:span text:style-name="T10155"><text:s/></text:span><text:span text:style-name="T10156">τὴν</text:span><text:span text:style-name="T10157"><text:s/></text:span><text:span text:style-name="T10158">ἑαυτῆς</text:span><text:span text:style-name="T10159"><text:s/></text:span><text:span text:style-name="T10160">σκιὰν</text:span><text:span text:style-name="T10161"><text:s/></text:span><text:span text:style-name="T10162">κατὰ</text:span><text:span text:style-name="T10163"><text:s/></text:span><text:span text:style-name="T10164">τοῦ</text:span><text:span text:style-name="T10165"><text:s/></text:span><text:span text:style-name="T10166">ὕδατος</text:span><text:span text:style-name="T10167">,<text:s/></text:span><text:span text:style-name="T10168">ὑπέλαβεν</text:span><text:span text:style-name="T10169"><text:s/></text:span><text:span text:style-name="T10170">ἑτέραν</text:span><text:span text:style-name="T10171"><text:s/></text:span><text:span text:style-name="T10172">κύνα</text:span><text:span text:style-name="T10173"><text:s/></text:span><text:span text:style-name="T10174">εἶναι</text:span><text:span text:style-name="T10175"><text:s/></text:span><text:span text:style-name="T10176">μεῖζον</text:span><text:span text:style-name="T10177"><text:s/></text:span><text:span text:style-name="T10178">κρέας</text:span><text:span text:style-name="T10179"><text:s/></text:span><text:span text:style-name="T10180">ἔχουσαν</text:span><text:span text:style-name="T10181">.<text:s/></text:span><text:span text:style-name="T10182">Διόπερ</text:span><text:span text:style-name="T10183"><text:s/></text:span><text:span text:style-name="T10184">ἀφεῖσα</text:span><text:span text:style-name="T10185"><text:s/></text:span><text:span text:style-name="T10186">τὸ</text:span><text:span text:style-name="T10187"><text:s/></text:span><text:span text:style-name="T10188">ἴδιον</text:span><text:span text:style-name="T10189"><text:s/></text:span><text:span text:style-name="T10190">ὥρμησεν</text:span><text:span text:style-name="T10191"><text:s/></text:span><text:span text:style-name="T10192">ὡς</text:span><text:span text:style-name="T10193"><text:s/></text:span><text:span text:style-name="T10194">τὸ</text:span><text:span text:style-name="T10195"><text:s/></text:span><text:span text:style-name="T10196">ἐκείνης</text:span><text:span text:style-name="T10197"><text:s/></text:span><text:span text:style-name="T10198">ἀφαιρησομένη</text:span><text:span text:style-name="T10199">.<text:s/></text:span><text:span text:style-name="T10200">Συνέβη</text:span><text:span text:style-name="T10201"><text:s/></text:span><text:span text:style-name="T10202">δὲ</text:span><text:span text:style-name="T10203"><text:s/></text:span><text:span text:style-name="T10204">αὐτῇ</text:span><text:span text:style-name="T10205"><text:s/></text:span><text:span text:style-name="T10206">ἀμφοτέρων</text:span><text:span text:style-name="T10207"><text:s/></text:span><text:span text:style-name="T10208">στερηθῆναι</text:span><text:span text:style-name="T10209">,<text:s/></text:span><text:span text:style-name="T10210">τοῦ</text:span><text:span text:style-name="T10211"><text:s/></text:span><text:span text:style-name="T10212">μὲν</text:span><text:span text:style-name="T10213"><text:s/></text:span><text:span text:style-name="T10214">μὴ</text:span><text:span text:style-name="T10215"><text:s/></text:span><text:span text:style-name="T10216">ἐφικομένῃ</text:span><text:span text:style-name="T10217">,<text:s/></text:span><text:span text:style-name="T10218">διότι</text:span><text:span text:style-name="T10219"><text:s/></text:span><text:span text:style-name="T10220">οὐδὲ</text:span><text:span text:style-name="T10221"><text:s/></text:span><text:span text:style-name="T10222">ἦν</text:span><text:span text:style-name="T10223">,<text:s/></text:span><text:span text:style-name="T10224">τοῦ</text:span><text:span text:style-name="T10225"><text:s/></text:span><text:span text:style-name="T10226">δὲ</text:span><text:span text:style-name="T10227">,<text:s/></text:span><text:span text:style-name="T10228">ὅτι</text:span><text:span text:style-name="T10229"><text:s/></text:span><text:span text:style-name="T10230">ὑπὸ</text:span><text:span text:style-name="T10231"><text:s/></text:span><text:span text:style-name="T10232">τοῦ</text:span><text:span text:style-name="T10233"><text:s/></text:span><text:span text:style-name="T10234">ποταμοῦ</text:span><text:span text:style-name="T10235"><text:s/></text:span><text:span text:style-name="T10236">παρεσύρη</text:span><text:span text:style-name="T10237">.</text:span></text:p>
            <text:p text:style-name="P10238"><text:span text:style-name="T10239">Πρὸς ἄνδρα πλεονέκτην ὁ λόγος εὔκαιρος.</text:span></text:p>
          </table:table-cell>
          <table:table-cell table:style-name="TableCell10240">
            <text:p text:style-name="P10241">THE DOG THAT CARRIES MEAT</text:p>
            <text:p text:style-name="P10242">A dog holding a piece of meat was crossing a river. Seeing his shadow in the water, he thought it was another dog holding a larger piece of meat. Also, dropping his own, he rushed to remove that of his friend. But the result was that he had neither, one being out of his grasp, since he didn't even exist, and the other having been swept away by the current.</text:p>
            <text:p text:style-name="P10243">This fable applies to the covetous.</text:p>
          </table:table-cell>
        </table:table-row>
        <table:table-row table:style-name="TableRow10244">
          <table:table-cell table:style-name="TableCell10245">
            <text:p text:style-name="P10246"><text:span text:style-name="T10247">186.<text:s/></text:span><text:span text:style-name="T10248">Κύων</text:span><text:span text:style-name="T10249"><text:s/></text:span><text:span text:style-name="T10250">κωδωνοφορῶν</text:span><text:span text:style-name="T10251">.</text:span></text:p>
            <text:p text:style-name="P10252"><text:span text:style-name="T10253">Λάθρᾳ</text:span><text:span text:style-name="T10254"><text:s/></text:span><text:span text:style-name="T10255">κύων</text:span><text:span text:style-name="T10256"><text:s/></text:span><text:span text:style-name="T10257">ἔδακνε</text:span><text:span text:style-name="T10258">.<text:s/></text:span><text:span text:style-name="T10259">Τούτῳ</text:span><text:span text:style-name="T10260"><text:s/></text:span><text:span text:style-name="T10261">δὲ</text:span><text:span text:style-name="T10262"><text:s/></text:span><text:span text:style-name="T10263">ὁ</text:span><text:span text:style-name="T10264"><text:s/></text:span><text:span text:style-name="T10265">δεσπότης</text:span><text:span text:style-name="T10266"><text:s/></text:span><text:span text:style-name="T10267">κώδωνα</text:span><text:span text:style-name="T10268"><text:s/></text:span><text:span text:style-name="T10269">ἐκρέμασεν</text:span><text:span text:style-name="T10270">,<text:s/></text:span><text:span text:style-name="T10271">ὥστε</text:span><text:span text:style-name="T10272"><text:s/></text:span><text:span text:style-name="T10273">πρόδηλον</text:span><text:span text:style-name="T10274"><text:s/></text:span><text:span text:style-name="T10275">εἶναι</text:span><text:span text:style-name="T10276"><text:s/></text:span><text:span text:style-name="T10277">τοῖς</text:span><text:span text:style-name="T10278"><text:s/></text:span><text:span text:style-name="T10279">πᾶσι</text:span><text:span text:style-name="T10280">.<text:s/></text:span><text:span text:style-name="T10281">Οὗτος</text:span><text:span text:style-name="T10282"><text:s/></text:span><text:span text:style-name="T10283">δὲ</text:span><text:span text:style-name="T10284"><text:s/></text:span><text:span text:style-name="T10285">τὸν</text:span><text:span text:style-name="T10286"><text:s/></text:span><text:span text:style-name="T10287">κώδωνα</text:span><text:span text:style-name="T10288"><text:s/></text:span><text:span text:style-name="T10289">σείων</text:span><text:span text:style-name="T10290"><text:s/></text:span><text:span text:style-name="T10291">ἐν</text:span><text:span text:style-name="T10292"><text:s/></text:span><text:span text:style-name="T10293">τῇ</text:span><text:span text:style-name="T10294"><text:s/></text:span><text:span text:style-name="T10295">ἀγορᾷ</text:span><text:span text:style-name="T10296"><text:s/></text:span><text:span text:style-name="T10297">ἠλαζονεύετο</text:span><text:span text:style-name="T10298">.<text:s/></text:span><text:span text:style-name="T10299">Γραῦς</text:span><text:span text:style-name="T10300"><text:s/></text:span><text:span text:style-name="T10301">δὲ</text:span><text:span text:style-name="T10302"><text:s/></text:span><text:span text:style-name="T10303">κύων</text:span><text:span text:style-name="T10304"><text:s/></text:span><text:span text:style-name="T10305">εἶπεν</text:span><text:span text:style-name="T10306"><text:s/></text:span><text:span text:style-name="T10307">αὐτῷ</text:span><text:span text:style-name="T10308">· «<text:s/></text:span><text:span text:style-name="T10309">Τί</text:span><text:span text:style-name="T10310"><text:s/></text:span><text:span text:style-name="T10311">φαντάζῃ</text:span><text:span text:style-name="T10312">;<text:s/></text:span><text:span text:style-name="T10313">οὐ</text:span><text:span text:style-name="T10314"><text:s/></text:span><text:span text:style-name="T10315">δι᾿</text:span><text:span text:style-name="T10316"><text:s/></text:span><text:span text:style-name="T10317">ἀρετὴν</text:span><text:span text:style-name="T10318"><text:s/></text:span><text:span text:style-name="T10319">τοῦτον</text:span><text:span text:style-name="T10320"><text:s/></text:span><text:span text:style-name="T10321">φορεῖς</text:span><text:span text:style-name="T10322">,<text:s/></text:span><text:span text:style-name="T10323">ἀλλὰ</text:span><text:span text:style-name="T10324"><text:s/></text:span><text:span text:style-name="T10325">δι᾿</text:span><text:span text:style-name="T10326"><text:s/></text:span><text:span text:style-name="T10327">ἔλεγχον</text:span><text:span text:style-name="T10328"><text:s/></text:span><text:span text:style-name="T10329">τῆς</text:span><text:span text:style-name="T10330"><text:s/></text:span><text:span text:style-name="T10331">κεκρυμμένης</text:span><text:span text:style-name="T10332"><text:s/></text:span><text:span text:style-name="T10333">σου</text:span><text:span text:style-name="T10334"><text:s/></text:span><text:span text:style-name="T10335">κακίας</text:span><text:span text:style-name="T10336">. »</text:span></text:p>
            <text:p text:style-name="P10337"><text:span text:style-name="T10338">Ὅτι οἱ τῶν ἀλαζόνων κενόδοξοι τρόποι πρόδηλοί εἰσι δηλοῦντες τὴν ἀφανῆ κακίαν.</text:span></text:p>
          </table:table-cell>
          <table:table-cell table:style-name="TableCell10339">
            <text:p text:style-name="P10340">THE DOG AT THE BELL</text:p>
            <text:p text:style-name="P10341">A dog was biting quietly. His master hung a bell for him, to let everyone know. Now he, shaking his bell, was boasting in the public square. An old dog said to him: “What are you showing off? It is not because of your virtue that you ring this bell, but to denounce your hidden wickedness. »</text:p>
            <text:p text:style-name="P10342"/>
            <text:p text:style-name="P10343">Because the vain glorious manners of bragarts are clear beforehand revealing their unmanifest wickedness.</text:p>
          </table:table-cell>
        </table:table-row>
        <table:table-row table:style-name="TableRow10344">
          <table:table-cell table:style-name="TableCell10345">
            <text:p text:style-name="P10346"><text:span text:style-name="T10347">187. Κύων <text:s/>λέοντα διώκων <text:s/>καὶ ἀλώπηξ.</text:span></text:p>
            <text:p text:style-name="P10348"><text:span text:style-name="T10349">Κύων θηρευτικὸς λέοντα ἰδών, τοῦτον ἐδίωκεν. Ὡς δὲ ἐπιστραφεὶς ὁ λέων ἐβρυχήσατο, φοβηθεὶς εἰς τοὐπίσω ἔφυγεν. Ἀλώπηξ δὲ θεασαμένη αὐτὸν ἔφη· « Ὦ κακὴ κεφαλή, σὺ λέοντα ἐδίωκες, οὗ οὐδὲ τὸν βρυχηθμὸν ὑπέμεινας; »</text:span></text:p>
            <text:p text:style-name="P10350"><text:span text:style-name="T10351">Ὁ λόγος λεχθείη ἂν ἐπ᾿ ἀνδρῶν αὐθάδων οἳ κατὰ πολὺ δυνατωτέρων συκοφαντεῖν ἐπιχειροῦντες, ὅταν ἐκεῖνοι ἀντιστῶσιν, εὐθέως ἀναχαιτίζουσιν.</text:span></text:p>
          </table:table-cell>
          <table:table-cell table:style-name="TableCell10352">
            <text:p text:style-name="P10353">A<text:s/>DOG WHO CHASES A LION AND<text:s/>A<text:s/>FOX</text:p>
            <text:p text:style-name="P10354">A hunting dog, having seen a lion, had set off in pursuit. But the lion turned around and began to roar. Then the dog got scared and turned back. A fox saw him and said, "Poor sire, you were chasing the lion, and you couldn't even stand his roar. »<text:line-break/>One could tell this fable about the presumptuous who dabble in denigrating people more powerful than themselves, and who suddenly throw themselves back when they stand up to them.</text:p>
          </table:table-cell>
        </table:table-row>
        <text:soft-page-break/>
        <table:table-row table:style-name="TableRow10355">
          <table:table-cell table:style-name="TableCell10356">
            <text:p text:style-name="P10357"><text:span text:style-name="T10358">188.<text:s/></text:span><text:span text:style-name="T10359">Κώνωψ</text:span><text:span text:style-name="T10360"><text:s/></text:span><text:span text:style-name="T10361">καὶ</text:span><text:span text:style-name="T10362"><text:s/></text:span><text:span text:style-name="T10363">λέων</text:span><text:span text:style-name="T10364">.</text:span></text:p>
            <text:p text:style-name="P10365"><text:span text:style-name="T10366">Κώνωψ</text:span><text:span text:style-name="T10367"><text:s/></text:span><text:span text:style-name="T10368">πρὸς</text:span><text:span text:style-name="T10369"><text:s/></text:span><text:span text:style-name="T10370">λέοντα</text:span><text:span text:style-name="T10371"><text:s/></text:span><text:span text:style-name="T10372">ἐλθὼν</text:span><text:span text:style-name="T10373"><text:s/></text:span><text:span text:style-name="T10374">εἶπεν</text:span><text:span text:style-name="T10375">· «<text:s/></text:span><text:span text:style-name="T10376">Οὔτε</text:span><text:span text:style-name="T10377"><text:s/></text:span><text:span text:style-name="T10378">φοβοῦμαί</text:span><text:span text:style-name="T10379"><text:s/></text:span><text:span text:style-name="T10380">σε</text:span><text:span text:style-name="T10381">,<text:s/></text:span><text:span text:style-name="T10382">οὔτε</text:span><text:span text:style-name="T10383"><text:s/></text:span><text:span text:style-name="T10384">δυνατώτερός</text:span><text:span text:style-name="T10385"><text:s/></text:span><text:span text:style-name="T10386">μου</text:span><text:span text:style-name="T10387"><text:s/></text:span><text:span text:style-name="T10388">εἶ</text:span><text:span text:style-name="T10389">·<text:s/></text:span><text:span text:style-name="T10390">εἰ</text:span><text:span text:style-name="T10391"><text:s/></text:span><text:span text:style-name="T10392">δὲ</text:span><text:span text:style-name="T10393"><text:s/></text:span><text:span text:style-name="T10394">μή</text:span><text:span text:style-name="T10395">,<text:s/></text:span><text:span text:style-name="T10396">τί</text:span><text:span text:style-name="T10397"><text:s/></text:span><text:span text:style-name="T10398">σοί</text:span><text:span text:style-name="T10399"><text:s/></text:span><text:span text:style-name="T10400">ἐστιν</text:span><text:span text:style-name="T10401"><text:s/></text:span><text:span text:style-name="T10402">ἡ</text:span><text:span text:style-name="T10403"><text:s/></text:span><text:span text:style-name="T10404">δύναμις</text:span><text:span text:style-name="T10405">;<text:s/></text:span><text:span text:style-name="T10406">ὅτι</text:span><text:span text:style-name="T10407"><text:s/></text:span><text:span text:style-name="T10408">ξύεις</text:span><text:span text:style-name="T10409"><text:s/></text:span><text:span text:style-name="T10410">τοῖς</text:span><text:span text:style-name="T10411"><text:s/></text:span><text:span text:style-name="T10412">ὄνυξι</text:span><text:span text:style-name="T10413"><text:s/></text:span><text:span text:style-name="T10414">καὶ</text:span><text:span text:style-name="T10415"><text:s/></text:span><text:span text:style-name="T10416">δάκνεις</text:span><text:span text:style-name="T10417"><text:s/></text:span><text:span text:style-name="T10418">τοῖς</text:span><text:span text:style-name="T10419"><text:s/></text:span><text:span text:style-name="T10420">ὀδοῦσι</text:span><text:span text:style-name="T10421">;<text:s/></text:span><text:span text:style-name="T10422">τοῦτο</text:span><text:span text:style-name="T10423"><text:s/></text:span><text:span text:style-name="T10424">καὶ</text:span><text:span text:style-name="T10425"><text:s/></text:span><text:span text:style-name="T10426">γυνὴ</text:span><text:span text:style-name="T10427"><text:s/></text:span><text:span text:style-name="T10428">τῷ</text:span><text:span text:style-name="T10429"><text:s/></text:span><text:span text:style-name="T10430">ἀνδρὶ</text:span><text:span text:style-name="T10431"><text:s/></text:span><text:span text:style-name="T10432">μαχομένη</text:span><text:span text:style-name="T10433"><text:s/></text:span><text:span text:style-name="T10434">ποιεῖ</text:span><text:span text:style-name="T10435">.<text:s/></text:span><text:span text:style-name="T10436">Ἐγὼ</text:span><text:span text:style-name="T10437"><text:s/></text:span><text:span text:style-name="T10438">δὲ</text:span><text:span text:style-name="T10439"><text:s/></text:span><text:span text:style-name="T10440">λίαν</text:span><text:span text:style-name="T10441"><text:s/></text:span><text:span text:style-name="T10442">ὑπάρχω</text:span><text:span text:style-name="T10443"><text:s/></text:span><text:span text:style-name="T10444">σου</text:span><text:span text:style-name="T10445"><text:s/></text:span><text:span text:style-name="T10446">ἰσχυρότερος</text:span><text:span text:style-name="T10447">.<text:s/></text:span><text:span text:style-name="T10448">Εἰ</text:span><text:span text:style-name="T10449"><text:s/></text:span><text:span text:style-name="T10450">δὲ</text:span><text:span text:style-name="T10451"><text:s/></text:span><text:span text:style-name="T10452">θέλεις</text:span><text:span text:style-name="T10453">,<text:s/></text:span><text:span text:style-name="T10454">ἔλθωμεν</text:span><text:span text:style-name="T10455"><text:s/></text:span><text:span text:style-name="T10456">καὶ</text:span><text:span text:style-name="T10457"><text:s/></text:span><text:span text:style-name="T10458">εἰς</text:span><text:span text:style-name="T10459"><text:s/></text:span><text:span text:style-name="T10460">πόλεμον</text:span><text:span text:style-name="T10461">. »<text:s/></text:span><text:span text:style-name="T10462">Καὶ</text:span><text:span text:style-name="T10463"><text:s/></text:span><text:span text:style-name="T10464">σαλπίσας</text:span><text:span text:style-name="T10465"><text:s/></text:span><text:span text:style-name="T10466">ὁ</text:span><text:span text:style-name="T10467"><text:s/></text:span><text:span text:style-name="T10468">κώνωψ</text:span><text:span text:style-name="T10469"><text:s/></text:span><text:span text:style-name="T10470">ἐνεπήγετο</text:span><text:span text:style-name="T10471">,<text:s/></text:span><text:span text:style-name="T10472">δάκνων</text:span><text:span text:style-name="T10473"><text:s/></text:span><text:span text:style-name="T10474">τὰ</text:span><text:span text:style-name="T10475"><text:s/></text:span><text:span text:style-name="T10476">περὶ</text:span><text:span text:style-name="T10477"><text:s/></text:span><text:span text:style-name="T10478">τὰς</text:span><text:span text:style-name="T10479"><text:s/></text:span><text:span text:style-name="T10480">ῥίνας</text:span><text:span text:style-name="T10481"><text:s/></text:span><text:span text:style-name="T10482">αὐτοῦ</text:span><text:span text:style-name="T10483"><text:s/></text:span><text:span text:style-name="T10484">ἄτριχα</text:span><text:span text:style-name="T10485"><text:s/></text:span><text:span text:style-name="T10486">πρόσωπα</text:span><text:span text:style-name="T10487">.<text:s/></text:span><text:span text:style-name="T10488">Καὶ ὁ λέων τοῖς ἰδίοις ὄνυξι κατέλυεν ἑαυτόν, ἕως ἀπηύδησεν. Ὁ δὲ κώνωψ νικήσας τὸν λέοντα, σαλπίσας καὶ ἐπινίκιον ᾄσας, ἔπτατο· καὶ ἀράχνης δεσμῷ ἐμπλακεὶς ἐσθιόμενος ἀπωδύρετο πῶς μεγίστοις πολεμῶν ὑπό εὐτελοῦς ζῴου, τῆς ἀράχνης, ἀπώλετο.</text:span></text:p>
          </table:table-cell>
          <table:table-cell table:style-name="TableCell10489">
            <text:p text:style-name="P10490">THE COUSIN AND THE LION</text:p>
            <text:p text:style-name="P10491">A cousin approached a lion and said, “I am not afraid of you, and you are not more powerful than me. If you claim otherwise, show what you are capable of. Is it to scratch with your claws and bite with your teeth? Even a woman who fights with her husband does the same. I am much stronger than you; if you want, I even challenge you in combat. And, sounding his trumpet, the cousin swooped down on him, biting the hairless muzzle around the nostrils. As for the lion, he tore himself with his own claws, until he gave up the fight. The cousin, having vanquished the lion, sounded his trumpet, intoned a song of victory, and soared. But he got entangled in a spider's web, and, feeling himself devoured, he moaned, he who made war on the most powerful, of perishing by the deed of a vile animal, a spider.</text:p>
          </table:table-cell>
        </table:table-row>
        <table:table-row table:style-name="TableRow10492">
          <table:table-cell table:style-name="TableCell10493">
            <text:p text:style-name="P10494"><text:span text:style-name="T10495">189.<text:s/></text:span><text:span text:style-name="T10496">Κώνωψ</text:span><text:span text:style-name="T10497"><text:s/></text:span><text:span text:style-name="T10498">καὶ</text:span><text:span text:style-name="T10499"><text:s/></text:span><text:span text:style-name="T10500">ταῦρος</text:span><text:span text:style-name="T10501">.</text:span></text:p>
            <text:p text:style-name="P10502"><text:span text:style-name="T10503">Κώνωψ</text:span><text:span text:style-name="T10504"><text:s/></text:span><text:span text:style-name="T10505">ἐπιστὰς</text:span><text:span text:style-name="T10506"><text:s/></text:span><text:span text:style-name="T10507">κέρατι</text:span><text:span text:style-name="T10508"><text:s/></text:span><text:span text:style-name="T10509">ταύρου</text:span><text:span text:style-name="T10510"><text:s/></text:span><text:span text:style-name="T10511">καὶ</text:span><text:span text:style-name="T10512"><text:s/></text:span><text:span text:style-name="T10513">πολὺν</text:span><text:span text:style-name="T10514"><text:s/></text:span><text:span text:style-name="T10515">χρόνον</text:span><text:span text:style-name="T10516"><text:s/></text:span><text:span text:style-name="T10517">ἐπικαθίσας</text:span><text:span text:style-name="T10518">,<text:s/></text:span><text:span text:style-name="T10519">ἐπειδὴ</text:span><text:span text:style-name="T10520"><text:s/></text:span><text:span text:style-name="T10521">ἀπαλλάττεσθαι</text:span><text:span text:style-name="T10522"><text:s/></text:span><text:span text:style-name="T10523">ἔμελλεν</text:span><text:span text:style-name="T10524">,<text:s/></text:span><text:span text:style-name="T10525">ἐπυνθάνετο</text:span><text:span text:style-name="T10526"><text:s/></text:span><text:span text:style-name="T10527">τοῦ</text:span><text:span text:style-name="T10528"><text:s/></text:span><text:span text:style-name="T10529">ταύρου</text:span><text:span text:style-name="T10530"><text:s/></text:span><text:span text:style-name="T10531">εἰ</text:span><text:span text:style-name="T10532"><text:s/></text:span><text:span text:style-name="T10533">ἤδη</text:span><text:span text:style-name="T10534"><text:s/></text:span><text:span text:style-name="T10535">βούλεται</text:span><text:span text:style-name="T10536"><text:s/></text:span><text:span text:style-name="T10537">αὐτὸν</text:span><text:span text:style-name="T10538"><text:s/></text:span><text:span text:style-name="T10539">ἀπελθεῖν</text:span><text:span text:style-name="T10540">.<text:s/></text:span><text:span text:style-name="T10541">Ὁ</text:span><text:span text:style-name="T10542"><text:s/></text:span><text:span text:style-name="T10543">δὲ</text:span><text:span text:style-name="T10544"><text:s/></text:span><text:span text:style-name="T10545">ὑποτυχὼν</text:span><text:span text:style-name="T10546"><text:s/></text:span><text:span text:style-name="T10547">εἶπεν</text:span><text:span text:style-name="T10548">· «<text:s/></text:span><text:span text:style-name="T10549">Ἀλλ᾿</text:span><text:span text:style-name="T10550"><text:s/></text:span><text:span text:style-name="T10551">οὔτε</text:span><text:span text:style-name="T10552">,<text:s/></text:span><text:span text:style-name="T10553">ὅτε</text:span><text:span text:style-name="T10554"><text:s/></text:span><text:span text:style-name="T10555">ἦλθες</text:span><text:span text:style-name="T10556">,<text:s/></text:span><text:span text:style-name="T10557">ἔγνων</text:span><text:span text:style-name="T10558">,<text:s/></text:span><text:span text:style-name="T10559">οὔτε</text:span><text:span text:style-name="T10560">,<text:s/></text:span><text:span text:style-name="T10561">ἐὰν</text:span><text:span text:style-name="T10562"><text:s/></text:span><text:span text:style-name="T10563">ἀπέλθῃς</text:span><text:span text:style-name="T10564">,<text:s/></text:span><text:span text:style-name="T10565">γνώσομαι</text:span><text:span text:style-name="T10566">. »</text:span></text:p>
            <text:p text:style-name="P10567"><text:span text:style-name="T10568">Τούτῳ</text:span><text:span text:style-name="T10569"><text:s/></text:span><text:span text:style-name="T10570">τῷ</text:span><text:span text:style-name="T10571"><text:s/></text:span><text:span text:style-name="T10572">λόγῳ</text:span><text:span text:style-name="T10573"><text:s/></text:span><text:span text:style-name="T10574">χρήσαιτο</text:span><text:span text:style-name="T10575"><text:s/></text:span><text:span text:style-name="T10576">ἄν</text:span><text:span text:style-name="T10577"><text:s/></text:span><text:span text:style-name="T10578">τις</text:span><text:span text:style-name="T10579"><text:s/></text:span><text:span text:style-name="T10580">πρὸς</text:span><text:span text:style-name="T10581"><text:s/></text:span><text:span text:style-name="T10582">ἄνδρα</text:span><text:span text:style-name="T10583"><text:s/></text:span><text:span text:style-name="T10584">ἀδύνατον</text:span><text:span text:style-name="T10585">,<text:s/></text:span><text:span text:style-name="T10586">ὃς</text:span><text:span text:style-name="T10587"><text:s/></text:span><text:span text:style-name="T10588">οὔτε</text:span><text:span text:style-name="T10589"><text:s/></text:span><text:span text:style-name="T10590">παρὼν</text:span><text:span text:style-name="T10591"><text:s/></text:span><text:span text:style-name="T10592">οὔτε</text:span><text:span text:style-name="T10593"><text:s/></text:span><text:span text:style-name="T10594">ἀπὼν</text:span><text:span text:style-name="T10595"><text:s/></text:span><text:span text:style-name="T10596">ἐπιβλαβὴς</text:span><text:span text:style-name="T10597"><text:s/></text:span><text:span text:style-name="T10598">ἢ</text:span><text:span text:style-name="T10599"><text:s/></text:span><text:span text:style-name="T10600">ὠφέλιμός</text:span><text:span text:style-name="T10601"><text:s/></text:span><text:span text:style-name="T10602">ἐστι</text:span><text:span text:style-name="T10603">.</text:span></text:p>
          </table:table-cell>
          <table:table-cell table:style-name="TableCell10604">
            <text:p text:style-name="P10605">THE COUSIN AND THE BULL</text:p>
            <text:p text:style-name="P10606"><text:span text:style-name="T10607">A cousin had landed on the horn of a bull. After staying there for a long time, as he was about to leave, he asked the bull if he wanted him to finally go away. The bull replied, "When you came, I did not feel you, and when you go away, I will not feel you either."<text:s/></text:span><text:span text:style-name="T10608">»</text:span></text:p>
            <text:p text:style-name="P10609"/>
            <text:p text:style-name="P10610">One could apply this fable to the impotent man whose presence or absence can neither harm nor serve.</text:p>
          </table:table-cell>
        </table:table-row>
        <table:table-row table:style-name="TableRow10611">
          <table:table-cell table:style-name="TableCell10612">
            <text:p text:style-name="P10613"><text:span text:style-name="T10614">190.<text:s/></text:span><text:span text:style-name="T10615">Λαγωοὶ</text:span><text:span text:style-name="T10616"><text:s/></text:span><text:span text:style-name="T10617">καὶ</text:span><text:span text:style-name="T10618"><text:s/></text:span><text:span text:style-name="T10619">ἀλώπεκες</text:span><text:span text:style-name="T10620">.</text:span></text:p>
            <text:p text:style-name="P10621"><text:span text:style-name="T10622">Λαγωοί</text:span><text:span text:style-name="T10623"><text:s/></text:span><text:span text:style-name="T10624">ποτε</text:span><text:span text:style-name="T10625"><text:s/></text:span><text:span text:style-name="T10626">πολεμοῦντες</text:span><text:span text:style-name="T10627"><text:s/></text:span><text:span text:style-name="T10628">ἀετοῖς</text:span><text:span text:style-name="T10629"><text:s/></text:span><text:span text:style-name="T10630">παρεκάλουν</text:span><text:span text:style-name="T10631"><text:s/></text:span><text:span text:style-name="T10632">εἰς</text:span><text:span text:style-name="T10633"><text:s/></text:span><text:span text:style-name="T10634">συμμαχίαν</text:span><text:span text:style-name="T10635"><text:s/></text:span><text:span text:style-name="T10636">ἀλώπεκας</text:span><text:span text:style-name="T10637">.<text:s/></text:span><text:span text:style-name="T10638">Αἱ</text:span><text:span text:style-name="T10639"><text:s/></text:span><text:span text:style-name="T10640">δὲ</text:span><text:span text:style-name="T10641"><text:s/></text:span><text:span text:style-name="T10642">ἔφησαν</text:span><text:span text:style-name="T10643">· «<text:s/></text:span><text:span text:style-name="T10644">Ἐβοηθήσαμεν</text:span><text:span text:style-name="T10645"><text:s/></text:span><text:span text:style-name="T10646">ἂν</text:span><text:span text:style-name="T10647"><text:s/></text:span><text:span text:style-name="T10648">ὑμῖν</text:span><text:span text:style-name="T10649">,<text:s/></text:span><text:span text:style-name="T10650">εἰ</text:span><text:span text:style-name="T10651"><text:s/></text:span><text:span text:style-name="T10652">μὴ</text:span><text:span text:style-name="T10653"><text:s/></text:span><text:span text:style-name="T10654">ᾔδειμεν</text:span><text:span text:style-name="T10655"><text:s/></text:span><text:span text:style-name="T10656">τίνες</text:span><text:span text:style-name="T10657"><text:s/></text:span><text:span text:style-name="T10658">ἐστὲ</text:span><text:span text:style-name="T10659"><text:s/></text:span><text:span text:style-name="T10660">καὶ</text:span><text:span text:style-name="T10661"><text:s/></text:span><text:span text:style-name="T10662">τίσι</text:span><text:span text:style-name="T10663"><text:s/></text:span><text:span text:style-name="T10664">πολεμεῖτε</text:span><text:span text:style-name="T10665">. »</text:span></text:p>
            <text:p text:style-name="P10666"><text:span text:style-name="T10667">Ὁ</text:span><text:span text:style-name="T10668"><text:s/></text:span><text:span text:style-name="T10669">λόγος</text:span><text:span text:style-name="T10670"><text:s/></text:span><text:span text:style-name="T10671">δηλοῖ</text:span><text:span text:style-name="T10672"><text:s/></text:span><text:span text:style-name="T10673">ὅτι</text:span><text:span text:style-name="T10674"><text:s/></text:span><text:span text:style-name="T10675">οἱ</text:span><text:span text:style-name="T10676"><text:s/></text:span><text:span text:style-name="T10677">φιλονεικοῦντες</text:span><text:span text:style-name="T10678"><text:s/></text:span><text:span text:style-name="T10679">τοῖς</text:span><text:span text:style-name="T10680"><text:s/></text:span><text:span text:style-name="T10681">κρείττοσι</text:span><text:span text:style-name="T10682"><text:s/></text:span><text:span text:style-name="T10683">τῆς</text:span><text:span text:style-name="T10684"><text:s/></text:span><text:span text:style-name="T10685">ἑαυτῶν</text:span><text:span text:style-name="T10686"><text:s/></text:span><text:span text:style-name="T10687">σωτηρίας</text:span><text:span text:style-name="T10688"><text:s/></text:span><text:span text:style-name="T10689">καταφρονοῦσι</text:span><text:span text:style-name="T10690">.</text:span></text:p>
          </table:table-cell>
          <table:table-cell table:style-name="TableCell10691">
            <text:p text:style-name="P10692">HARES AND FOXES</text:p>
            <text:p text:style-name="P10693">One day the hares, being at war with the eagles, called the foxes to their aid. They replied: “We would have come to your aid if we did not know who you are and who you are fighting. »</text:p>
            <text:p text:style-name="P10694"/>
            <text:p text:style-name="P10695">This fable shows that those who put themselves in conflict with more powerful ones disregard their salvation.</text:p>
          </table:table-cell>
        </table:table-row>
        <text:soft-page-break/>
        <table:table-row table:style-name="TableRow10696">
          <table:table-cell table:style-name="TableCell10697">
            <text:p text:style-name="P10698"><text:span text:style-name="T10699">191.<text:s/></text:span><text:span text:style-name="T10700">Λαγωοὶ</text:span><text:span text:style-name="T10701"><text:s/></text:span><text:span text:style-name="T10702">καὶ</text:span><text:span text:style-name="T10703"><text:s/></text:span><text:span text:style-name="T10704">βάτραχοι</text:span><text:span text:style-name="T10705">.</text:span></text:p>
            <text:p text:style-name="P10706"><text:span text:style-name="T10707">Οἱ</text:span><text:span text:style-name="T10708"><text:s/></text:span><text:span text:style-name="T10709">λαγωοί</text:span><text:span text:style-name="T10710"><text:s/></text:span><text:span text:style-name="T10711">ποτε</text:span><text:span text:style-name="T10712"><text:s/></text:span><text:span text:style-name="T10713">συνελθόντες</text:span><text:span text:style-name="T10714"><text:s/></text:span><text:span text:style-name="T10715">τὸν</text:span><text:span text:style-name="T10716"><text:s/></text:span><text:span text:style-name="T10717">ἑαυτῶν</text:span><text:span text:style-name="T10718"><text:s/></text:span><text:span text:style-name="T10719">πρὸς</text:span><text:span text:style-name="T10720"><text:s/></text:span><text:span text:style-name="T10721">ἀλλήλους</text:span><text:span text:style-name="T10722"><text:s/></text:span><text:span text:style-name="T10723">ἀπεκλαίοντο</text:span><text:span text:style-name="T10724"><text:s/></text:span><text:span text:style-name="T10725">βίον</text:span><text:span text:style-name="T10726"><text:s/></text:span><text:span text:style-name="T10727">ὡς</text:span><text:span text:style-name="T10728"><text:s/></text:span><text:span text:style-name="T10729">ἐπισφαλὴς</text:span><text:span text:style-name="T10730"><text:s/></text:span><text:span text:style-name="T10731">εἴη</text:span><text:span text:style-name="T10732"><text:s/></text:span><text:span text:style-name="T10733">καὶ</text:span><text:span text:style-name="T10734"><text:s/></text:span><text:span text:style-name="T10735">δειλίας</text:span><text:span text:style-name="T10736"><text:s/></text:span><text:span text:style-name="T10737">πλέως</text:span><text:span text:style-name="T10738">·<text:s/></text:span><text:span text:style-name="T10739">καὶ</text:span><text:span text:style-name="T10740"><text:s/></text:span><text:span text:style-name="T10741">γὰρ</text:span><text:span text:style-name="T10742"><text:s/></text:span><text:span text:style-name="T10743">καὶ</text:span><text:span text:style-name="T10744"><text:s/></text:span><text:span text:style-name="T10745">ὑπ᾿</text:span><text:span text:style-name="T10746"><text:s/></text:span><text:span text:style-name="T10747">ἀνθρώπων</text:span><text:span text:style-name="T10748"><text:s/></text:span><text:span text:style-name="T10749">καὶ</text:span><text:span text:style-name="T10750"><text:s/></text:span><text:span text:style-name="T10751">κυνῶν</text:span><text:span text:style-name="T10752"><text:s/></text:span><text:span text:style-name="T10753">καὶ</text:span><text:span text:style-name="T10754"><text:s/></text:span><text:span text:style-name="T10755">ἀετῶν</text:span><text:span text:style-name="T10756"><text:s/></text:span><text:span text:style-name="T10757">καὶ</text:span><text:span text:style-name="T10758"><text:s/></text:span><text:span text:style-name="T10759">ἄλλων</text:span><text:span text:style-name="T10760"><text:s/></text:span><text:span text:style-name="T10761">πολλῶν</text:span><text:span text:style-name="T10762"><text:s/></text:span><text:span text:style-name="T10763">ἀναλίσκονται</text:span><text:span text:style-name="T10764">·<text:s/></text:span><text:span text:style-name="T10765">βέλτιον</text:span><text:span text:style-name="T10766"><text:s/></text:span><text:span text:style-name="T10767">οὖν</text:span><text:span text:style-name="T10768"><text:s/></text:span><text:span text:style-name="T10769">εἶναι</text:span><text:span text:style-name="T10770"><text:s/></text:span><text:span text:style-name="T10771">θανεῖν</text:span><text:span text:style-name="T10772"><text:s/></text:span><text:span text:style-name="T10773">ἅπαξ</text:span><text:span text:style-name="T10774"><text:s/></text:span><text:span text:style-name="T10775">ἢ</text:span><text:span text:style-name="T10776"><text:s/></text:span><text:span text:style-name="T10777">διὰ</text:span><text:span text:style-name="T10778"><text:s/></text:span><text:span text:style-name="T10779">βίου</text:span><text:span text:style-name="T10780"><text:s/></text:span><text:span text:style-name="T10781">τρέμειν</text:span><text:span text:style-name="T10782">.<text:s/></text:span><text:span text:style-name="T10783">Τοῦτο</text:span><text:span text:style-name="T10784"><text:s/></text:span><text:span text:style-name="T10785">τοίνυν</text:span><text:span text:style-name="T10786"><text:s/></text:span><text:span text:style-name="T10787">κυρώσαντες</text:span><text:span text:style-name="T10788">,<text:s/></text:span><text:span text:style-name="T10789">ὥρμησαν</text:span><text:span text:style-name="T10790"><text:s/></text:span><text:span text:style-name="T10791">κατὰ</text:span><text:span text:style-name="T10792"><text:s/></text:span><text:span text:style-name="T10793">ταὐτὸν</text:span><text:span text:style-name="T10794"><text:s/></text:span><text:span text:style-name="T10795">εἰς</text:span><text:span text:style-name="T10796"><text:s/></text:span><text:span text:style-name="T10797">τὴν</text:span><text:span text:style-name="T10798"><text:s/></text:span><text:span text:style-name="T10799">λίμνην</text:span><text:span text:style-name="T10800">,<text:s/></text:span><text:span text:style-name="T10801">ὡς</text:span><text:span text:style-name="T10802"><text:s/></text:span><text:span text:style-name="T10803">εἰς</text:span><text:span text:style-name="T10804"><text:s/></text:span><text:span text:style-name="T10805">αὐτὴν</text:span><text:span text:style-name="T10806"><text:s/></text:span><text:span text:style-name="T10807">ἐμπεσούμενοι</text:span><text:span text:style-name="T10808"><text:s/></text:span><text:span text:style-name="T10809">καὶ</text:span><text:span text:style-name="T10810"><text:s/></text:span><text:span text:style-name="T10811">ἀποπνιγησόμενοι</text:span><text:span text:style-name="T10812">.<text:s/></text:span><text:span text:style-name="T10813">Τῶν</text:span><text:span text:style-name="T10814"><text:s/></text:span><text:span text:style-name="T10815">δὲ</text:span><text:span text:style-name="T10816"><text:s/></text:span><text:span text:style-name="T10817">καθημένων</text:span><text:span text:style-name="T10818"><text:s/></text:span><text:span text:style-name="T10819">κύκλῳ</text:span><text:span text:style-name="T10820"><text:s/></text:span><text:span text:style-name="T10821">τῆς</text:span><text:span text:style-name="T10822"><text:s/></text:span><text:span text:style-name="T10823">λίμνης</text:span><text:span text:style-name="T10824"><text:s/></text:span><text:span text:style-name="T10825">βατράχων</text:span><text:span text:style-name="T10826">,<text:s/></text:span><text:span text:style-name="T10827">ὡς</text:span><text:span text:style-name="T10828"><text:s/></text:span><text:span text:style-name="T10829">τὸν</text:span><text:span text:style-name="T10830"><text:s/></text:span><text:span text:style-name="T10831">τοῦ</text:span><text:span text:style-name="T10832"><text:s/></text:span><text:span text:style-name="T10833">δρόμου</text:span><text:span text:style-name="T10834"><text:s/></text:span><text:span text:style-name="T10835">κτύπον</text:span><text:span text:style-name="T10836"><text:s/></text:span><text:span text:style-name="T10837">ᾔσθοντο</text:span><text:span text:style-name="T10838">,<text:s/></text:span><text:span text:style-name="T10839">εὐθὺς</text:span><text:span text:style-name="T10840"><text:s/></text:span><text:span text:style-name="T10841">εἰς</text:span><text:span text:style-name="T10842"><text:s/></text:span><text:span text:style-name="T10843">ταύτην</text:span><text:span text:style-name="T10844"><text:s/></text:span><text:span text:style-name="T10845">εἰσπηδησάντων</text:span><text:span text:style-name="T10846">,<text:s/></text:span><text:span text:style-name="T10847">τῶν</text:span><text:span text:style-name="T10848"><text:s/></text:span><text:span text:style-name="T10849">λαγωῶν</text:span><text:span text:style-name="T10850"><text:s/></text:span><text:span text:style-name="T10851">τις</text:span><text:span text:style-name="T10852"><text:s/></text:span><text:span text:style-name="T10853">ἀγχινούστερος</text:span><text:span text:style-name="T10854"><text:s/></text:span><text:span text:style-name="T10855">εἶναι</text:span><text:span text:style-name="T10856"><text:s/></text:span><text:span text:style-name="T10857">δοκῶν</text:span><text:span text:style-name="T10858"><text:s/></text:span><text:span text:style-name="T10859">τῶν</text:span><text:span text:style-name="T10860"><text:s/></text:span><text:span text:style-name="T10861">ἄλλων</text:span><text:span text:style-name="T10862"><text:s/></text:span><text:span text:style-name="T10863">ἔφη</text:span><text:span text:style-name="T10864">· «<text:s/></text:span><text:span text:style-name="T10865">Στῆτε</text:span><text:span text:style-name="T10866">,<text:s/></text:span><text:span text:style-name="T10867">ἑταῖροι</text:span><text:span text:style-name="T10868">,<text:s/></text:span><text:span text:style-name="T10869">μηδὲν</text:span><text:span text:style-name="T10870"><text:s/></text:span><text:span text:style-name="T10871">δεινὸν</text:span><text:span text:style-name="T10872"><text:s/></text:span><text:span text:style-name="T10873">ὑμᾶς</text:span><text:span text:style-name="T10874"><text:s/></text:span><text:span text:style-name="T10875">αὐτοὺς</text:span><text:span text:style-name="T10876"><text:s/></text:span><text:span text:style-name="T10877">διαπράξησθε</text:span><text:span text:style-name="T10878">·<text:s/></text:span><text:span text:style-name="T10879">ἤδη</text:span><text:span text:style-name="T10880"><text:s/></text:span><text:span text:style-name="T10881">γάρ</text:span><text:span text:style-name="T10882">,<text:s/></text:span><text:span text:style-name="T10883">ὡς</text:span><text:span text:style-name="T10884"><text:s/></text:span><text:span text:style-name="T10885">ὁρᾶτε</text:span><text:span text:style-name="T10886">,<text:s/></text:span><text:span text:style-name="T10887">καὶ</text:span><text:span text:style-name="T10888"><text:s/></text:span><text:span text:style-name="T10889">ἡμῶν</text:span><text:span text:style-name="T10890"><text:s/></text:span><text:span text:style-name="T10891">ἕτερ᾿</text:span><text:span text:style-name="T10892"><text:s/></text:span><text:span text:style-name="T10893">ἐστὶ</text:span><text:span text:style-name="T10894"><text:s/></text:span><text:span text:style-name="T10895">ζῷα</text:span><text:span text:style-name="T10896"><text:s/></text:span><text:span text:style-name="T10897">δειλότερα</text:span><text:span text:style-name="T10898">. »</text:span></text:p>
            <text:p text:style-name="P10899"><text:span text:style-name="T10900">Ὁ μῦθος δηλοῖ ὅτι οἱ δυστυχοῦντες ἐξ ἑτέρων χείρονα πασχόντων παραμυθοῦνται.</text:span></text:p>
          </table:table-cell>
          <table:table-cell table:style-name="TableCell10901">
            <text:p text:style-name="P10902">HARES AND FROGS</text:p>
            <text:p text:style-name="P10903">The hares having one day assembled were sorry among themselves for having such a precarious and fearful life: were they not in fact the prey of men, dogs, eagles and many other animals? So it was better to perish once than to live in terror. This resolution taken, they rush at the same time towards the pond, to throw themselves into it and drown themselves. But the frogs, squatting around the pond, no sooner heard the sound of their running than they jumped into the water. Then one of the hares, who seemed to be shrewder than the others, said: “Stop, comrades; don't hurt yourself; for, as you have just seen, there are animals even more fearful than we are. »</text:p>
            <text:p text:style-name="P10904"/>
            <text:p text:style-name="P10905">This fable shows that the unhappy console themselves by seeing people more unhappy than themselves.</text:p>
          </table:table-cell>
        </table:table-row>
        <table:table-row table:style-name="TableRow10906">
          <table:table-cell table:style-name="TableCell10907">
            <text:p text:style-name="P10908"><text:span text:style-name="T10909">192.<text:s/></text:span><text:span text:style-name="T10910">Λαγωὸς</text:span><text:span text:style-name="T10911"><text:s/></text:span><text:span text:style-name="T10912">καὶ</text:span><text:span text:style-name="T10913"><text:s/></text:span><text:span text:style-name="T10914">ἀλώπηξ</text:span><text:span text:style-name="T10915">.</text:span></text:p>
            <text:p text:style-name="P10916"><text:span text:style-name="T10917">Ὁ</text:span><text:span text:style-name="T10918"><text:s/></text:span><text:span text:style-name="T10919">λαγωὸς</text:span><text:span text:style-name="T10920"><text:s/></text:span><text:span text:style-name="T10921">τῇ</text:span><text:span text:style-name="T10922"><text:s/></text:span><text:span text:style-name="T10923">ἀλώπεκι</text:span><text:span text:style-name="T10924">· «<text:s/></text:span><text:span text:style-name="T10925">Ὄντως</text:span><text:span text:style-name="T10926"><text:s/></text:span><text:span text:style-name="T10927">πολλὰ</text:span><text:span text:style-name="T10928"><text:s/></text:span><text:span text:style-name="T10929">κερδαίνεις</text:span><text:span text:style-name="T10930"><text:s/></text:span><text:span text:style-name="T10931">ἢ</text:span><text:span text:style-name="T10932"><text:s/></text:span><text:span text:style-name="T10933">ἔχεις</text:span><text:span text:style-name="T10934"><text:s/></text:span><text:span text:style-name="T10935">ὅτι</text:span><text:span text:style-name="T10936"><text:s/></text:span><text:span text:style-name="T10937">ὄνομά</text:span><text:span text:style-name="T10938"><text:s/></text:span><text:span text:style-name="T10939">σοι</text:span><text:span text:style-name="T10940"><text:s/></text:span><text:span text:style-name="T10941">κερδώ</text:span><text:span text:style-name="T10942"><text:s/></text:span><text:span text:style-name="T10943">ἐστιν</text:span><text:span text:style-name="T10944">; »<text:s/></text:span><text:span text:style-name="T10945">Ἡ</text:span><text:span text:style-name="T10946"><text:s/></text:span><text:span text:style-name="T10947">δὲ</text:span><text:span text:style-name="T10948"><text:s/></text:span><text:span text:style-name="T10949">ἀλώπηξ</text:span><text:span text:style-name="T10950">· «<text:s/></text:span><text:span text:style-name="T10951">Εἰ</text:span><text:span text:style-name="T10952"><text:s/></text:span><text:span text:style-name="T10953">ἀπιστεῖς</text:span><text:span text:style-name="T10954">,<text:s/></text:span><text:span text:style-name="T10955">ἔφη</text:span><text:span text:style-name="T10956">,<text:s/></text:span><text:span text:style-name="T10957">δεῦρο</text:span><text:span text:style-name="T10958">·<text:s/></text:span><text:span text:style-name="T10959">ἐγὼ</text:span><text:span text:style-name="T10960"><text:s/></text:span><text:span text:style-name="T10961">ἑστιῶ</text:span><text:span text:style-name="T10962"><text:s/></text:span><text:span text:style-name="T10963">σε</text:span><text:span text:style-name="T10964">. »<text:s/></text:span><text:span text:style-name="T10965">Ὁ</text:span><text:span text:style-name="T10966"><text:s/></text:span><text:span text:style-name="T10967">δὲ</text:span><text:span text:style-name="T10968"><text:s/></text:span><text:span text:style-name="T10969">ἠκολούθει</text:span><text:span text:style-name="T10970"><text:s/></text:span><text:span text:style-name="T10971">καὶ</text:span><text:span text:style-name="T10972"><text:s/></text:span><text:span text:style-name="T10973">ἦν</text:span><text:span text:style-name="T10974"><text:s/></text:span><text:span text:style-name="T10975">ἔνδον</text:span><text:span text:style-name="T10976"><text:s/></text:span><text:span text:style-name="T10977">οὐδὲν</text:span><text:span text:style-name="T10978"><text:s/></text:span><text:span text:style-name="T10979">ἢ</text:span><text:span text:style-name="T10980"><text:s/></text:span><text:span text:style-name="T10981">ὁ</text:span><text:span text:style-name="T10982"><text:s/></text:span><text:span text:style-name="T10983">λαγωὸς</text:span><text:span text:style-name="T10984"><text:s/></text:span><text:span text:style-name="T10985">δεῖπνος</text:span><text:span text:style-name="T10986"><text:s/></text:span><text:span text:style-name="T10987">τῇ</text:span><text:span text:style-name="T10988"><text:s/></text:span><text:span text:style-name="T10989">ἀλώπεκι</text:span><text:span text:style-name="T10990">.<text:s/></text:span><text:span text:style-name="T10991">Ὁ δὲ λαγωὸς ἔφη· « Σὺν κακῷ μέν, ἀλλ᾿ ἔμαθόν σου τὸ ὄνομα πόθεν ἐστί, οὐκ ἀπὸ τοῦ κερδαίνειν, ἀλλ᾿ ἀπὸ τοῦ δολοῦν. »</text:span></text:p>
            <text:p text:style-name="P10992"><text:span text:style-name="T10993">Ὅτι τοῖς περιέργοις πολλάκις μέγιστον κακὸν συνέβη κακῶς τῇ περιεργείᾳ χρωμένοις.</text:span></text:p>
          </table:table-cell>
          <table:table-cell table:style-name="TableCell10994">
            <text:p text:style-name="P10995"><text:span text:style-name="T10996">The hare said to the fox: "Do you really make a lot of profit, and can you say why you are called the 'profiteer <text:s/>? '<text:s/></text:span><text:span text:style-name="T10997">'If you doubt it,' replied the fox, 'come to my house, I'll offer you dinner,' The hare followed him. But inside the fox had nothing to eat but the hare. The hare said to him: "I learn for my misfortune, but anyway I learn where your name comes from: it is not from your earnings, but from your tricks."<text:s/></text:span><text:span text:style-name="T10998">»</text:span></text:p>
            <text:p text:style-name="P10999"/>
            <text:p text:style-name="P11000">Great misfortunes often happen to the curious who abandon themselves to their clumsy indiscretion.</text:p>
          </table:table-cell>
        </table:table-row>
        <table:table-row table:style-name="TableRow11001">
          <table:table-cell table:style-name="TableCell11002">
            <text:p text:style-name="P11003"><text:span text:style-name="T11004">193.<text:s/></text:span><text:span text:style-name="T11005">Λάρος</text:span><text:span text:style-name="T11006"><text:s/></text:span><text:span text:style-name="T11007">καὶ</text:span><text:span text:style-name="T11008"><text:s/></text:span><text:span text:style-name="T11009">ἰκτῖνος</text:span><text:span text:style-name="T11010">.</text:span></text:p>
            <text:p text:style-name="P11011"><text:span text:style-name="T11012">Λάρος</text:span><text:span text:style-name="T11013"><text:s/></text:span><text:span text:style-name="T11014">ἰχθὺν</text:span><text:span text:style-name="T11015"><text:s/></text:span><text:span text:style-name="T11016">καταπιών</text:span><text:span text:style-name="T11017">,<text:s/></text:span><text:span text:style-name="T11018">διαρραγέντος</text:span><text:span text:style-name="T11019"><text:s/></text:span><text:span text:style-name="T11020">αὐτῷ</text:span><text:span text:style-name="T11021"><text:s/></text:span><text:span text:style-name="T11022">τοῦ</text:span><text:span text:style-name="T11023"><text:s/></text:span><text:span text:style-name="T11024">φάρυγγος</text:span><text:span text:style-name="T11025">,<text:s/></text:span><text:span text:style-name="T11026">ἐπὶ</text:span><text:span text:style-name="T11027"><text:s/></text:span><text:span text:style-name="T11028">τῆς</text:span><text:span text:style-name="T11029"><text:s/></text:span><text:span text:style-name="T11030">ἠϊόνος</text:span><text:span text:style-name="T11031"><text:s/></text:span><text:span text:style-name="T11032">νεκρὸς</text:span><text:span text:style-name="T11033"><text:s/></text:span><text:span text:style-name="T11034">ἔκειτο</text:span><text:span text:style-name="T11035">.<text:s/></text:span><text:span text:style-name="T11036">Ἰκτῖνος</text:span><text:span text:style-name="T11037"><text:s/></text:span><text:span text:style-name="T11038">δὲ</text:span><text:span text:style-name="T11039"><text:s/></text:span><text:span text:style-name="T11040">αὐτὸν</text:span><text:span text:style-name="T11041"><text:s/></text:span><text:span text:style-name="T11042">θεασάμενος</text:span><text:span text:style-name="T11043"><text:s/></text:span><text:span text:style-name="T11044">ἔφη</text:span><text:span text:style-name="T11045">· «<text:s/></text:span><text:span text:style-name="T11046">Ἄξια</text:span><text:span text:style-name="T11047"><text:s/></text:span><text:span text:style-name="T11048">σύ</text:span><text:span text:style-name="T11049"><text:s/></text:span><text:span text:style-name="T11050">γε</text:span><text:span text:style-name="T11051"><text:s/></text:span><text:span text:style-name="T11052">πέπονθας</text:span><text:span text:style-name="T11053">,<text:s/></text:span><text:span text:style-name="T11054">ὅτι</text:span><text:span text:style-name="T11055"><text:s/></text:span><text:span text:style-name="T11056">πτηνὸν</text:span><text:span text:style-name="T11057"><text:s/></text:span><text:span text:style-name="T11058">γεννηθεὶς</text:span><text:span text:style-name="T11059"><text:s/></text:span><text:span text:style-name="T11060">ἐπὶ</text:span><text:span text:style-name="T11061"><text:s/></text:span><text:span text:style-name="T11062">θαλάσσης</text:span><text:span text:style-name="T11063"><text:s/></text:span><text:span text:style-name="T11064">τὴν</text:span><text:span text:style-name="T11065"><text:s/></text:span><text:span text:style-name="T11066">δίαιταν</text:span><text:span text:style-name="T11067"><text:s/></text:span><text:span text:style-name="T11068">ἐποιοῦ</text:span><text:span text:style-name="T11069">. »</text:span></text:p>
            <text:p text:style-name="P11070"><text:span text:style-name="T11071">Οὕτως</text:span><text:span text:style-name="T11072"><text:s/></text:span><text:span text:style-name="T11073">οἱ</text:span><text:span text:style-name="T11074"><text:s/></text:span><text:span text:style-name="T11075">τὰ</text:span><text:span text:style-name="T11076"><text:s/></text:span><text:span text:style-name="T11077">οἰκεῖα</text:span><text:span text:style-name="T11078"><text:s/></text:span><text:span text:style-name="T11079">ἐπιτηδεύματα</text:span><text:span text:style-name="T11080"><text:s/></text:span><text:span text:style-name="T11081">καταλιπόντες</text:span><text:span text:style-name="T11082"><text:s/></text:span><text:span text:style-name="T11083">καὶ</text:span><text:span text:style-name="T11084"><text:s/></text:span><text:span text:style-name="T11085">τοῖς</text:span><text:span text:style-name="T11086"><text:s/></text:span><text:span text:style-name="T11087">μηδὲν</text:span><text:span text:style-name="T11088"><text:s/></text:span><text:span text:style-name="T11089">προσήκουσιν</text:span><text:span text:style-name="T11090"><text:s/></text:span><text:span text:style-name="T11091">ἐπιβαλλόμεμοι</text:span><text:span text:style-name="T11092"><text:s/></text:span><text:span text:style-name="T11093">εἰκότως</text:span><text:span text:style-name="T11094"><text:s/></text:span><text:span text:style-name="T11095">δυστυχοῦσιν</text:span><text:span text:style-name="T11096">.</text:span></text:p>
          </table:table-cell>
          <table:table-cell table:style-name="TableCell11097">
            <text:p text:style-name="P11098">THE SEAGULL AND THE KITE</text:p>
            <text:p text:style-name="P11099">A seagull having swallowed a fish, its throat burst and it lay dead on the shore. A kite, having seen her, said: "You have only what you deserve, since, born a bird, you sought your life on the sea."</text:p>
            <text:p text:style-name="P11100"/>
            <text:p text:style-name="P11101">So people who abandon their own profession to take one that is not theirs are justly unhappy.</text:p>
          </table:table-cell>
        </table:table-row>
        <table:table-row table:style-name="TableRow11102">
          <table:table-cell table:style-name="TableCell11103">
            <text:p text:style-name="P11104"><text:span text:style-name="T11105">194.<text:s/></text:span><text:span text:style-name="T11106">Λέαινα</text:span><text:span text:style-name="T11107"><text:s/></text:span><text:span text:style-name="T11108">καὶ</text:span><text:span text:style-name="T11109"><text:s/></text:span><text:span text:style-name="T11110">ἀλώπηξ</text:span><text:span text:style-name="T11111">.</text:span></text:p>
            <text:p text:style-name="P11112"><text:span text:style-name="T11113">Λέαινα</text:span><text:span text:style-name="T11114"><text:s/></text:span><text:span text:style-name="T11115">ὀνειδιζομένη</text:span><text:span text:style-name="T11116"><text:s/></text:span><text:span text:style-name="T11117">ὑπὸ</text:span><text:span text:style-name="T11118"><text:s/></text:span><text:span text:style-name="T11119">ἀλώπεκος</text:span><text:span text:style-name="T11120"><text:s/></text:span><text:span text:style-name="T11121">ἐπὶ</text:span><text:span text:style-name="T11122"><text:s/></text:span><text:span text:style-name="T11123">τῷ</text:span><text:span text:style-name="T11124"><text:s/></text:span><text:span text:style-name="T11125">διὰ</text:span><text:span text:style-name="T11126"><text:s/></text:span><text:span text:style-name="T11127">παντὸς</text:span><text:span text:style-name="T11128"><text:s/></text:span><text:span text:style-name="T11129">ἕνα</text:span><text:span text:style-name="T11130"><text:s/></text:span><text:span text:style-name="T11131">τίκτειν</text:span><text:span text:style-name="T11132">· «<text:s/></text:span><text:span text:style-name="T11133">Ἕνα</text:span><text:span text:style-name="T11134">,<text:s/></text:span><text:span text:style-name="T11135">ἔφη</text:span><text:span text:style-name="T11136">,<text:s/></text:span><text:span text:style-name="T11137">ἀλλὰ</text:span><text:span text:style-name="T11138"><text:s/></text:span><text:span text:style-name="T11139">λέοντα</text:span><text:span text:style-name="T11140">. »</text:span></text:p>
            <text:p text:style-name="P11141"><text:span text:style-name="T11142">Ὅτι</text:span><text:span text:style-name="T11143"><text:s/></text:span><text:span text:style-name="T11144">τὸ</text:span><text:span text:style-name="T11145"><text:s/></text:span><text:span text:style-name="T11146">καλὸν</text:span><text:span text:style-name="T11147"><text:s/></text:span><text:span text:style-name="T11148">οὐκ</text:span><text:span text:style-name="T11149"><text:s/></text:span><text:span text:style-name="T11150">ἐν</text:span><text:span text:style-name="T11151"><text:s/></text:span><text:span text:style-name="T11152">πλήθει</text:span><text:span text:style-name="T11153"><text:s/></text:span><text:span text:style-name="T11154">δεῖ</text:span><text:span text:style-name="T11155"><text:s/></text:span><text:span text:style-name="T11156">μετρεῖν</text:span><text:span text:style-name="T11157">,<text:s/></text:span><text:span text:style-name="T11158">ἀλλὰ</text:span><text:span text:style-name="T11159"><text:s/></text:span><text:span text:style-name="T11160">πρὸς</text:span><text:span text:style-name="T11161"><text:s/></text:span><text:span text:style-name="T11162">ἀρετὴν</text:span><text:span text:style-name="T11163"><text:s/></text:span><text:span text:style-name="T11164">ἀφορᾶν</text:span><text:span text:style-name="T11165">.</text:span></text:p>
          </table:table-cell>
          <table:table-cell table:style-name="TableCell11166">
            <text:p text:style-name="P11167">THE LIONESS AND THE FOX</text:p>
            <text:p text:style-name="P11168">A fox reproached a lioness for never giving birth to more than one cub. "Only one," she said, "but a lion." »</text:p>
            <text:p text:style-name="P11169"/>
            <text:p text:style-name="P11170">Merit should not be measured by quantity, but consideration should be given to virtue.</text:p>
          </table:table-cell>
        </table:table-row>
        <text:soft-page-break/>
        <table:table-row table:style-name="TableRow11171">
          <table:table-cell table:style-name="TableCell11172">
            <text:p text:style-name="P11173"><text:span text:style-name="T11174">195.<text:s/></text:span><text:span text:style-name="T11175">Λέοντος</text:span><text:span text:style-name="T11176"><text:s/></text:span><text:span text:style-name="T11177">βασιλεία</text:span><text:span text:style-name="T11178">.</text:span></text:p>
            <text:p text:style-name="P11179"><text:span text:style-name="T11180">Λέων</text:span><text:span text:style-name="T11181"><text:s/></text:span><text:span text:style-name="T11182">τις</text:span><text:span text:style-name="T11183"><text:s/></text:span><text:span text:style-name="T11184">ἐβασίλευσεν</text:span><text:span text:style-name="T11185"><text:s/></text:span><text:span text:style-name="T11186">οὐχὶ</text:span><text:span text:style-name="T11187"><text:s/></text:span><text:span text:style-name="T11188">θυμώδης</text:span><text:span text:style-name="T11189">,<text:s/></text:span><text:span text:style-name="T11190">οὐδὲ</text:span><text:span text:style-name="T11191"><text:s/></text:span><text:span text:style-name="T11192">ὠμός</text:span><text:span text:style-name="T11193">,<text:s/></text:span><text:span text:style-name="T11194">οὐδὲ</text:span><text:span text:style-name="T11195"><text:s/></text:span><text:span text:style-name="T11196">βίαιος</text:span><text:span text:style-name="T11197">,<text:s/></text:span><text:span text:style-name="T11198">ἀλλὰ</text:span><text:span text:style-name="T11199"><text:s/></text:span><text:span text:style-name="T11200">πρᾷος</text:span><text:span text:style-name="T11201"><text:s/></text:span><text:span text:style-name="T11202">καὶ</text:span><text:span text:style-name="T11203"><text:s/></text:span><text:span text:style-name="T11204">δίκαιος</text:span><text:span text:style-name="T11205">,<text:s/></text:span><text:span text:style-name="T11206">ὥσπερ</text:span><text:span text:style-name="T11207"><text:s/></text:span><text:span text:style-name="T11208">ἄνθρωπος</text:span><text:span text:style-name="T11209">.<text:s/></text:span><text:span text:style-name="T11210">Ἐπὶ</text:span><text:span text:style-name="T11211"><text:s/></text:span><text:span text:style-name="T11212">δὲ</text:span><text:span text:style-name="T11213"><text:s/></text:span><text:span text:style-name="T11214">τῆς</text:span><text:span text:style-name="T11215"><text:s/></text:span><text:span text:style-name="T11216">αὐτοῦ</text:span><text:span text:style-name="T11217"><text:s/></text:span><text:span text:style-name="T11218">βασιλείας</text:span><text:span text:style-name="T11219"><text:s/></text:span><text:span text:style-name="T11220">συναθροισμὸς</text:span><text:span text:style-name="T11221"><text:s/></text:span><text:span text:style-name="T11222">ἐγένετο</text:span><text:span text:style-name="T11223"><text:s/></text:span><text:span text:style-name="T11224">πάντων</text:span><text:span text:style-name="T11225"><text:s/></text:span><text:span text:style-name="T11226">τῶν</text:span><text:span text:style-name="T11227"><text:s/></text:span><text:span text:style-name="T11228">ζώων</text:span><text:span text:style-name="T11229"><text:s/></text:span><text:span text:style-name="T11230">δοῦναι</text:span><text:span text:style-name="T11231"><text:s/></text:span><text:span text:style-name="T11232">δίκας</text:span><text:span text:style-name="T11233"><text:s/></text:span><text:span text:style-name="T11234">καὶ</text:span><text:span text:style-name="T11235"><text:s/></text:span><text:span text:style-name="T11236">λαβεῖν</text:span><text:span text:style-name="T11237"><text:s/></text:span><text:span text:style-name="T11238">πρὸς</text:span><text:span text:style-name="T11239"><text:s/></text:span><text:span text:style-name="T11240">ἄλληλα</text:span><text:span text:style-name="T11241">,<text:s/></text:span><text:span text:style-name="T11242">ὁ</text:span><text:span text:style-name="T11243"><text:s/></text:span><text:span text:style-name="T11244">λύκος</text:span><text:span text:style-name="T11245"><text:s/></text:span><text:span text:style-name="T11246">μὲν</text:span><text:span text:style-name="T11247"><text:s/></text:span><text:span text:style-name="T11248">προβάτῳ</text:span><text:span text:style-name="T11249">,<text:s/></text:span><text:span text:style-name="T11250">πάρδαλις</text:span><text:span text:style-name="T11251"><text:s/></text:span><text:span text:style-name="T11252">δὲ</text:span><text:span text:style-name="T11253"><text:s/></text:span><text:span text:style-name="T11254">αἰγάγρῳ</text:span><text:span text:style-name="T11255">,<text:s/></text:span><text:span text:style-name="T11256">ἐλάφῳ</text:span><text:span text:style-name="T11257"><text:s/></text:span><text:span text:style-name="T11258">δὲ</text:span><text:span text:style-name="T11259"><text:s/></text:span><text:span text:style-name="T11260">τίγρις</text:span><text:span text:style-name="T11261">,<text:s/></text:span><text:span text:style-name="T11262">κύων</text:span><text:span text:style-name="T11263"><text:s/></text:span><text:span text:style-name="T11264">δὲ</text:span><text:span text:style-name="T11265"><text:s/></text:span><text:span text:style-name="T11266">λαγωῷ</text:span><text:span text:style-name="T11267">.<text:s/></text:span><text:span text:style-name="T11268">Ὁ</text:span><text:span text:style-name="T11269"><text:s/></text:span><text:span text:style-name="T11270">πτὼξ</text:span><text:span text:style-name="T11271"><text:s/></text:span><text:span text:style-name="T11272">δὲ</text:span><text:span text:style-name="T11273"><text:s/></text:span><text:span text:style-name="T11274">ἔφη</text:span><text:span text:style-name="T11275">· «<text:s/></text:span><text:span text:style-name="T11276">Πολλὰ</text:span><text:span text:style-name="T11277"><text:s/></text:span><text:span text:style-name="T11278">ηὐχόμην</text:span><text:span text:style-name="T11279"><text:s/></text:span><text:span text:style-name="T11280">ἰδεῖν</text:span><text:span text:style-name="T11281"><text:s/></text:span><text:span text:style-name="T11282">τὴν</text:span><text:span text:style-name="T11283"><text:s/></text:span><text:span text:style-name="T11284">ἡμέραν</text:span><text:span text:style-name="T11285"><text:s/></text:span><text:span text:style-name="T11286">ταύτην</text:span><text:span text:style-name="T11287">,<text:s/></text:span><text:span text:style-name="T11288">ἵνα</text:span><text:span text:style-name="T11289"><text:s/></text:span><text:span text:style-name="T11290">τοῖς</text:span><text:span text:style-name="T11291"><text:s/></text:span><text:span text:style-name="T11292">βιαίοις</text:span><text:span text:style-name="T11293"><text:s/></text:span><text:span text:style-name="T11294">φοβερὰ</text:span><text:span text:style-name="T11295"><text:s/></text:span><text:span text:style-name="T11296">τὰ</text:span><text:span text:style-name="T11297"><text:s/></text:span><text:span text:style-name="T11298">εὐτελῆ</text:span><text:span text:style-name="T11299"><text:s/></text:span><text:span text:style-name="T11300">φανῶσιν</text:span><text:span text:style-name="T11301">. »</text:span></text:p>
            <text:p text:style-name="P11302"><text:span text:style-name="T11303">Ὅτι δικαιοσύνης ἐν πόλει οὔσης καὶ δικαίως πάντων δικαζόντων, καὶ οἱ εὐτελεῖς ἀταράχως βιοῦσιν.</text:span></text:p>
          </table:table-cell>
          <table:table-cell table:style-name="TableCell11304">
            <text:p text:style-name="P11305">LION ROYALTY</text:p>
            <text:p text:style-name="P11306">A lion became king, who was neither angry nor cruel nor violent, but gentle and just, like a man. There was made under his reign a general assembly of animals, with a view to receiving and giving mutual satisfaction, the wolf to the sheep, the panther to the chamois, the tiger to the deer, the dog at the hare. The fearful hare then said: “I have sincerely wished to see this day, so that the weak may appear formidable to the violent. »</text:p>
            <text:p text:style-name="P11307"/>
            <text:p text:style-name="P11308">When justice reigns in the state, and all judgments are fair, the humble also live in peace.</text:p>
          </table:table-cell>
        </table:table-row>
        <table:table-row table:style-name="TableRow11309">
          <table:table-cell table:style-name="TableCell11310">
            <text:p text:style-name="P11311"><text:span text:style-name="T11312">196.<text:s/></text:span><text:span text:style-name="T11313">Λέων</text:span><text:span text:style-name="T11314"><text:s text:c="2"/></text:span><text:span text:style-name="T11315">γηράσας</text:span><text:span text:style-name="T11316"><text:s text:c="2"/></text:span><text:span text:style-name="T11317">καὶ</text:span><text:span text:style-name="T11318"><text:s/></text:span><text:span text:style-name="T11319">ἀλώπηξ</text:span><text:span text:style-name="T11320">.</text:span></text:p>
            <text:p text:style-name="P11321"><text:span text:style-name="T11322">Λέων</text:span><text:span text:style-name="T11323"><text:s/></text:span><text:span text:style-name="T11324">γηράσας</text:span><text:span text:style-name="T11325"><text:s/></text:span><text:span text:style-name="T11326">καὶ</text:span><text:span text:style-name="T11327"><text:s/></text:span><text:span text:style-name="T11328">μὴ</text:span><text:span text:style-name="T11329"><text:s/></text:span><text:span text:style-name="T11330">δυνάμενος</text:span><text:span text:style-name="T11331"><text:s/></text:span><text:span text:style-name="T11332">δι᾿</text:span><text:span text:style-name="T11333"><text:s/></text:span><text:span text:style-name="T11334">ἀλκῆς</text:span><text:span text:style-name="T11335"><text:s/></text:span><text:span text:style-name="T11336">ἑαυτῷ</text:span><text:span text:style-name="T11337"><text:s/></text:span><text:span text:style-name="T11338">τροφὴν</text:span><text:span text:style-name="T11339"><text:s/></text:span><text:span text:style-name="T11340">πορίζειν</text:span><text:span text:style-name="T11341"><text:s/></text:span><text:span text:style-name="T11342">ἔγνω</text:span><text:span text:style-name="T11343"><text:s/></text:span><text:span text:style-name="T11344">δεῖν</text:span><text:span text:style-name="T11345"><text:s/></text:span><text:span text:style-name="T11346">δι᾿</text:span><text:span text:style-name="T11347"><text:s/></text:span><text:span text:style-name="T11348">ἐπινοίας</text:span><text:span text:style-name="T11349"><text:s/></text:span><text:span text:style-name="T11350">τοῦτο</text:span><text:span text:style-name="T11351"><text:s/></text:span><text:span text:style-name="T11352">πρᾶξαι</text:span><text:span text:style-name="T11353">.<text:s/></text:span><text:span text:style-name="T11354">Καὶ</text:span><text:span text:style-name="T11355"><text:s/></text:span><text:span text:style-name="T11356">δὴ</text:span><text:span text:style-name="T11357"><text:s/></text:span><text:span text:style-name="T11358">παραγενόμενος</text:span><text:span text:style-name="T11359"><text:s/></text:span><text:span text:style-name="T11360">εἴς</text:span><text:span text:style-name="T11361"><text:s/></text:span><text:span text:style-name="T11362">τι</text:span><text:span text:style-name="T11363"><text:s/></text:span><text:span text:style-name="T11364">σπήλαιον</text:span><text:span text:style-name="T11365"><text:s/></text:span><text:span text:style-name="T11366">καὶ</text:span><text:span text:style-name="T11367"><text:s/></text:span><text:span text:style-name="T11368">ἐνταῦθα</text:span><text:span text:style-name="T11369"><text:s/></text:span><text:span text:style-name="T11370">κατακλιθεὶς</text:span><text:span text:style-name="T11371"><text:s/></text:span><text:span text:style-name="T11372">προσεποιεῖτο</text:span><text:span text:style-name="T11373"><text:s/></text:span><text:span text:style-name="T11374">νοσεῖν</text:span><text:span text:style-name="T11375">·<text:s/></text:span><text:span text:style-name="T11376">καὶ</text:span><text:span text:style-name="T11377"><text:s/></text:span><text:span text:style-name="T11378">οὕτω</text:span><text:span text:style-name="T11379"><text:s/></text:span><text:span text:style-name="T11380">τὰ</text:span><text:span text:style-name="T11381"><text:s/></text:span><text:span text:style-name="T11382">παραγενόμενα</text:span><text:span text:style-name="T11383"><text:s/></text:span><text:span text:style-name="T11384">πρὸς</text:span><text:span text:style-name="T11385"><text:s/></text:span><text:span text:style-name="T11386">αὐτὸν</text:span><text:span text:style-name="T11387"><text:s/></text:span><text:span text:style-name="T11388">ἐπὶ</text:span><text:span text:style-name="T11389"><text:s/></text:span><text:span text:style-name="T11390">τὴν</text:span><text:span text:style-name="T11391"><text:s/></text:span><text:span text:style-name="T11392">ἐπίσκεψιν</text:span><text:span text:style-name="T11393"><text:s/></text:span><text:span text:style-name="T11394">ζῷα</text:span><text:span text:style-name="T11395"><text:s/></text:span><text:span text:style-name="T11396">συνλαμβάνων</text:span><text:span text:style-name="T11397"><text:s/></text:span><text:span text:style-name="T11398">κατήσθιε</text:span><text:span text:style-name="T11399">.<text:s/></text:span><text:span text:style-name="T11400">Πολλῶν</text:span><text:span text:style-name="T11401"><text:s/></text:span><text:span text:style-name="T11402">δὲ</text:span><text:span text:style-name="T11403"><text:s/></text:span><text:span text:style-name="T11404">θηρίων</text:span><text:span text:style-name="T11405"><text:s/></text:span><text:span text:style-name="T11406">καταναλωθέντων</text:span><text:span text:style-name="T11407">,<text:s/></text:span><text:span text:style-name="T11408">ἀλώπηξ</text:span><text:span text:style-name="T11409"><text:s/></text:span><text:span text:style-name="T11410">τὸ</text:span><text:span text:style-name="T11411"><text:s/></text:span><text:span text:style-name="T11412">τέχνασμα</text:span><text:span text:style-name="T11413"><text:s/></text:span><text:span text:style-name="T11414">αὐτοῦ</text:span><text:span text:style-name="T11415"><text:s/></text:span><text:span text:style-name="T11416">συνεῖσα</text:span><text:span text:style-name="T11417"><text:s/></text:span><text:span text:style-name="T11418">παρεγένετο</text:span><text:span text:style-name="T11419">,<text:s/></text:span><text:span text:style-name="T11420">καὶ</text:span><text:span text:style-name="T11421"><text:s/></text:span><text:span text:style-name="T11422">στᾶσα</text:span><text:span text:style-name="T11423"><text:s/></text:span><text:span text:style-name="T11424">ἄποθεν</text:span><text:span text:style-name="T11425"><text:s/></text:span><text:span text:style-name="T11426">τοῦ</text:span><text:span text:style-name="T11427"><text:s/></text:span><text:span text:style-name="T11428">σπηλαίου</text:span><text:span text:style-name="T11429"><text:s/></text:span><text:span text:style-name="T11430">ἐπυνθάνετο</text:span><text:span text:style-name="T11431"><text:s/></text:span><text:span text:style-name="T11432">αὐτοῦ</text:span><text:span text:style-name="T11433"><text:s/></text:span><text:span text:style-name="T11434">πῶς</text:span><text:span text:style-name="T11435"><text:s/></text:span><text:span text:style-name="T11436">ἔχοι</text:span><text:span text:style-name="T11437">.<text:s/></text:span><text:span text:style-name="T11438">Τοῦ</text:span><text:span text:style-name="T11439"><text:s/></text:span><text:span text:style-name="T11440">δὲ</text:span><text:span text:style-name="T11441"><text:s/></text:span><text:span text:style-name="T11442">εἰπόντος</text:span><text:span text:style-name="T11443">· «<text:s/></text:span><text:span text:style-name="T11444">Κακῶς</text:span><text:span text:style-name="T11445">, »<text:s/></text:span><text:span text:style-name="T11446">καὶ</text:span><text:span text:style-name="T11447"><text:s/></text:span><text:span text:style-name="T11448">τὴν</text:span><text:span text:style-name="T11449"><text:s/></text:span><text:span text:style-name="T11450">αἰτίαν</text:span><text:span text:style-name="T11451"><text:s/></text:span><text:span text:style-name="T11452">ἐρομένου</text:span><text:span text:style-name="T11453"><text:s/></text:span><text:span text:style-name="T11454">δι᾿</text:span><text:span text:style-name="T11455"><text:s/></text:span><text:span text:style-name="T11456">ἣν</text:span><text:span text:style-name="T11457"><text:s/></text:span><text:span text:style-name="T11458">οὐκ</text:span><text:span text:style-name="T11459"><text:s/></text:span><text:span text:style-name="T11460">εἴσεισιν</text:span><text:span text:style-name="T11461">,<text:s/></text:span><text:span text:style-name="T11462">ἔφη</text:span><text:span text:style-name="T11463">· «<text:s/></text:span><text:span text:style-name="T11464">Ἀλλ᾿</text:span><text:span text:style-name="T11465"><text:s/></text:span><text:span text:style-name="T11466">ἔγωγε</text:span><text:span text:style-name="T11467"><text:s/></text:span><text:span text:style-name="T11468">εἰσῆλθον</text:span><text:span text:style-name="T11469"><text:s/></text:span><text:span text:style-name="T11470">ἄν</text:span><text:span text:style-name="T11471">,<text:s/></text:span><text:span text:style-name="T11472">εἰ</text:span><text:span text:style-name="T11473"><text:s/></text:span><text:span text:style-name="T11474">μὴ</text:span><text:span text:style-name="T11475"><text:s/></text:span><text:span text:style-name="T11476">ἑώρων</text:span><text:span text:style-name="T11477"><text:s/></text:span><text:span text:style-name="T11478">πολλῶν</text:span><text:span text:style-name="T11479"><text:s/></text:span><text:span text:style-name="T11480">εἰσιόντων</text:span><text:span text:style-name="T11481"><text:s/></text:span><text:span text:style-name="T11482">ἴχνη</text:span><text:span text:style-name="T11483">,<text:s/></text:span><text:span text:style-name="T11484">ἐξιόντος</text:span><text:span text:style-name="T11485"><text:s/></text:span><text:span text:style-name="T11486">δὲ</text:span><text:span text:style-name="T11487"><text:s/></text:span><text:span text:style-name="T11488">οὐδενός</text:span><text:span text:style-name="T11489">. »</text:span></text:p>
            <text:p text:style-name="P11490"><text:span text:style-name="T11491">Οὕτως οἱ φρόνιμοι τῶν ἀνθρώπων ἐκ τεκμηρίων προορώμενοι τοὺς κινδύνους ἐκφεύγουσιν.</text:span></text:p>
          </table:table-cell>
          <table:table-cell table:style-name="TableCell11492">
            <text:p text:style-name="P11493">THE AGED LION AND THE FOX</text:p>
            <text:p text:style-name="P11494"><text:span text:style-name="T11495">A lion grown old, and therefore unable to obtain food by force, judged that it was necessary to do so by skill. So he went to a cave and lay down there, pretending to be sick; and so, when the animals came to visit him, he seized them and devoured them. Now many had already perished, when the fox, having guessed his artifice, presented himself, and stopping at a distance from the cave, inquired how he was doing. “Bad,” said the lion, who asked him why he didn't come in. "Me," said the fox, "I would have entered if I didn't see many traces of animals entering, but of animals leaving, none."<text:s/></text:span><text:span text:style-name="T11496">»</text:span></text:p>
            <text:p text:style-name="P11497"/>
            <text:p text:style-name="P11498">Thus judicious men foresee certain signs of danger, and avoid them.</text:p>
          </table:table-cell>
        </table:table-row>
        <text:soft-page-break/>
        <table:table-row table:style-name="TableRow11499">
          <table:table-cell table:style-name="TableCell11500">
            <text:p text:style-name="P11501"><text:span text:style-name="T11502">197.<text:s/></text:span><text:span text:style-name="T11503">Λέων</text:span><text:span text:style-name="T11504"><text:s text:c="2"/></text:span><text:span text:style-name="T11505">ἐγκλεισθεὶς</text:span><text:span text:style-name="T11506"><text:s text:c="2"/></text:span><text:span text:style-name="T11507">καὶ</text:span><text:span text:style-name="T11508"><text:s/></text:span><text:span text:style-name="T11509">γεωργός</text:span><text:span text:style-name="T11510">.</text:span></text:p>
            <text:p text:style-name="P11511"><text:span text:style-name="T11512">Λέων</text:span><text:span text:style-name="T11513"><text:s/></text:span><text:span text:style-name="T11514">εἰς</text:span><text:span text:style-name="T11515"><text:s/></text:span><text:span text:style-name="T11516">γεωργοῦ</text:span><text:span text:style-name="T11517"><text:s/></text:span><text:span text:style-name="T11518">ἔπαυλιν</text:span><text:span text:style-name="T11519"><text:s/></text:span><text:span text:style-name="T11520">εἰσῆλθεν</text:span><text:span text:style-name="T11521">.<text:s/></text:span><text:span text:style-name="T11522">Ὁ δὲ συλλαβεῖν βουλόμενος τὴν αὐλείαν θύραν ἔκλεισε. Καὶ ὃς ἐξελθεῖν μὴ δυνάμενος πρῶτον μὲν τὰ ποίμνια διέφθειρεν, ἔπειτα δὲ καὶ ἐπὶ τοὺς βόας ἐτράπη. Καὶ ὁ γεωργὸς φοβηθεὶς περὶ αὑτοῦ τὴν θύραν ἀνέῳξεν. Ἀπαλλαγέντος δὲ τοῦ λέοντος, ἡ γυνὴ θεασαμένη αὐτὸν στένοντα εἶπεν· « Ἀλλὰ σύ γε δίκαια πέπονθας· τί γὰρ τοῦτον συγκλεῖσαι ἐβούλου ὃν καὶ μακρόθεν σε ἔδει φεύγειν; »</text:span></text:p>
            <text:p text:style-name="P11523"><text:span text:style-name="T11524">Οὕτως οἱ τοὺς ἰσχυροτέρους διερεθίζοντες εἰκότως τὰς ἐξ αὑτῶν πλημμελείας ὑπομένουσιν.</text:span></text:p>
          </table:table-cell>
          <table:table-cell table:style-name="TableCell11525">
            <text:p text:style-name="P11526">THE CLOSED LION AND THE PLOWMAN</text:p>
            <text:p text:style-name="P11527">A lion entered the barn of a ploughman. The latter, wanting to take it, closed the door of the courtyard. Unable to get out, the lion first devoured the sheep, then attacked the oxen. Then the ploughman, feeling afraid for himself, opened the door. The lion gone, the ploughman's wife, seeing him groan, said to him: “You have only what you deserve; because for-what would you want to lock up a beast that you had to fear even from afar? »</text:p>
            <text:p text:style-name="P11528"/>
            <text:p text:style-name="P11529">So people who excite stronger than themselves naturally have to bear the consequences of their folly.</text:p>
          </table:table-cell>
        </table:table-row>
        <table:table-row table:style-name="TableRow11530">
          <table:table-cell table:style-name="TableCell11531">
            <text:p text:style-name="P11532"><text:span text:style-name="T11533">198.<text:s/></text:span><text:span text:style-name="T11534">Λέων</text:span><text:span text:style-name="T11535"><text:s text:c="2"/></text:span><text:span text:style-name="T11536">ἐρασθεὶς</text:span><text:span text:style-name="T11537"><text:s text:c="2"/></text:span><text:span text:style-name="T11538">καὶ</text:span><text:span text:style-name="T11539"><text:s/></text:span><text:span text:style-name="T11540">γεωργός</text:span><text:span text:style-name="T11541">.</text:span></text:p>
            <text:p text:style-name="P11542"><text:span text:style-name="T11543">Λέων</text:span><text:span text:style-name="T11544"><text:s/></text:span><text:span text:style-name="T11545">ἐρασθεὶς</text:span><text:span text:style-name="T11546"><text:s/></text:span><text:span text:style-name="T11547">γεωργοῦ</text:span><text:span text:style-name="T11548"><text:s/></text:span><text:span text:style-name="T11549">θυγατρός</text:span><text:span text:style-name="T11550">,<text:s/></text:span><text:span text:style-name="T11551">ταύτην</text:span><text:span text:style-name="T11552"><text:s/></text:span><text:span text:style-name="T11553">ἐμνηστεύσατο</text:span><text:span text:style-name="T11554">.<text:s/></text:span><text:span text:style-name="T11555">Ὁ</text:span><text:span text:style-name="T11556"><text:s/></text:span><text:span text:style-name="T11557">δὲ</text:span><text:span text:style-name="T11558"><text:s/></text:span><text:span text:style-name="T11559">μὴ</text:span><text:span text:style-name="T11560"><text:s/></text:span><text:span text:style-name="T11561">ἐκδοῦναι</text:span><text:span text:style-name="T11562"><text:s/></text:span><text:span text:style-name="T11563">θηρίῳ</text:span><text:span text:style-name="T11564"><text:s/></text:span><text:span text:style-name="T11565">τὴν</text:span><text:span text:style-name="T11566"><text:s/></text:span><text:span text:style-name="T11567">θυγατέρα</text:span><text:span text:style-name="T11568"><text:s/></text:span><text:span text:style-name="T11569">ὑπομένων</text:span><text:span text:style-name="T11570">,<text:s/></text:span><text:span text:style-name="T11571">μηδὲ</text:span><text:span text:style-name="T11572"><text:s/></text:span><text:span text:style-name="T11573">ἀρνήσασθαι</text:span><text:span text:style-name="T11574"><text:s/></text:span><text:span text:style-name="T11575">διὰ</text:span><text:span text:style-name="T11576"><text:s/></text:span><text:span text:style-name="T11577">φόβον</text:span><text:span text:style-name="T11578"><text:s/></text:span><text:span text:style-name="T11579">δυνάμενος</text:span><text:span text:style-name="T11580"><text:s/></text:span><text:span text:style-name="T11581">τοιοῦτόν</text:span><text:span text:style-name="T11582"><text:s/></text:span><text:span text:style-name="T11583">τι</text:span><text:span text:style-name="T11584"><text:s/></text:span><text:span text:style-name="T11585">ἐπενόησεν</text:span><text:span text:style-name="T11586">.<text:s/></text:span><text:span text:style-name="T11587">Ἐπειδὴ</text:span><text:span text:style-name="T11588"><text:s/></text:span><text:span text:style-name="T11589">συνεχῶς</text:span><text:span text:style-name="T11590"><text:s/></text:span><text:span text:style-name="T11591">αὐτῷ</text:span><text:span text:style-name="T11592"><text:s/></text:span><text:span text:style-name="T11593">ὁ</text:span><text:span text:style-name="T11594"><text:s/></text:span><text:span text:style-name="T11595">λέων</text:span><text:span text:style-name="T11596"><text:s/></text:span><text:span text:style-name="T11597">ἐπέκειτο</text:span><text:span text:style-name="T11598">,<text:s/></text:span><text:span text:style-name="T11599">ἔλεγεν</text:span><text:span text:style-name="T11600"><text:s/></text:span><text:span text:style-name="T11601">ὡς</text:span><text:span text:style-name="T11602"><text:s/></text:span><text:span text:style-name="T11603">νυμφίον</text:span><text:span text:style-name="T11604"><text:s/></text:span><text:span text:style-name="T11605">μὲν</text:span><text:span text:style-name="T11606"><text:s/></text:span><text:span text:style-name="T11607">αὐτὸν</text:span><text:span text:style-name="T11608"><text:s/></text:span><text:span text:style-name="T11609">ἄξιον</text:span><text:span text:style-name="T11610"><text:s/></text:span><text:span text:style-name="T11611">τῆς</text:span><text:span text:style-name="T11612"><text:s/></text:span><text:span text:style-name="T11613">θυγατρὸς</text:span><text:span text:style-name="T11614"><text:s/></text:span><text:span text:style-name="T11615">δοκιμάζει</text:span><text:span text:style-name="T11616">·<text:s/></text:span><text:span text:style-name="T11617">μὴ</text:span><text:span text:style-name="T11618"><text:s/></text:span><text:span text:style-name="T11619">ἄλλως</text:span><text:span text:style-name="T11620"><text:s/></text:span><text:span text:style-name="T11621">δὲ</text:span><text:span text:style-name="T11622"><text:s/></text:span><text:span text:style-name="T11623">αὐτῷ</text:span><text:span text:style-name="T11624"><text:s/></text:span><text:span text:style-name="T11625">δύνασθαι</text:span><text:span text:style-name="T11626"><text:s/></text:span><text:span text:style-name="T11627">ἐκδοῦναι</text:span><text:span text:style-name="T11628">,<text:s/></text:span><text:span text:style-name="T11629">ἐὰν</text:span><text:span text:style-name="T11630"><text:s/></text:span><text:span text:style-name="T11631">μὴ</text:span><text:span text:style-name="T11632"><text:s/></text:span><text:span text:style-name="T11633">τούς</text:span><text:span text:style-name="T11634"><text:s/></text:span><text:span text:style-name="T11635">τε</text:span><text:span text:style-name="T11636"><text:s/></text:span><text:span text:style-name="T11637">ὀδόντας</text:span><text:span text:style-name="T11638"><text:s/></text:span><text:span text:style-name="T11639">ἐξέλῃ</text:span><text:span text:style-name="T11640"><text:s/></text:span><text:span text:style-name="T11641">καὶ</text:span><text:span text:style-name="T11642"><text:s/></text:span><text:span text:style-name="T11643">τοὺς</text:span><text:span text:style-name="T11644"><text:s/></text:span><text:span text:style-name="T11645">ὄνυχας</text:span><text:span text:style-name="T11646"><text:s/></text:span><text:span text:style-name="T11647">ἐκτέμῃ</text:span><text:span text:style-name="T11648">·<text:s/></text:span><text:span text:style-name="T11649">τούτους</text:span><text:span text:style-name="T11650"><text:s/></text:span><text:span text:style-name="T11651">γὰρ</text:span><text:span text:style-name="T11652"><text:s/></text:span><text:span text:style-name="T11653">δεδοικέναι</text:span><text:span text:style-name="T11654"><text:s/></text:span><text:span text:style-name="T11655">τὴν</text:span><text:span text:style-name="T11656"><text:s/></text:span><text:span text:style-name="T11657">κόρην</text:span><text:span text:style-name="T11658">.<text:s/></text:span><text:span text:style-name="T11659">Τοῦ</text:span><text:span text:style-name="T11660"><text:s/></text:span><text:span text:style-name="T11661">δὲ</text:span><text:span text:style-name="T11662"><text:s/></text:span><text:span text:style-name="T11663">ῥᾳδίως</text:span><text:span text:style-name="T11664"><text:s/></text:span><text:span text:style-name="T11665">διὰ</text:span><text:span text:style-name="T11666"><text:s/></text:span><text:span text:style-name="T11667">τὸν</text:span><text:span text:style-name="T11668"><text:s/></text:span><text:span text:style-name="T11669">ἔρωτα</text:span><text:span text:style-name="T11670"><text:s/></text:span><text:span text:style-name="T11671">ἑκάτερα</text:span><text:span text:style-name="T11672"><text:s/></text:span><text:span text:style-name="T11673">ὑπομείναντος</text:span><text:span text:style-name="T11674">,<text:s/></text:span><text:span text:style-name="T11675">ὁ</text:span><text:span text:style-name="T11676"><text:s/></text:span><text:span text:style-name="T11677">γεωργὸς</text:span><text:span text:style-name="T11678"><text:s/></text:span><text:span text:style-name="T11679">καταφρονήσας</text:span><text:span text:style-name="T11680"><text:s/></text:span><text:span text:style-name="T11681">αὐτοῦ</text:span><text:span text:style-name="T11682">,<text:s/></text:span><text:span text:style-name="T11683">ὡς</text:span><text:span text:style-name="T11684"><text:s/></text:span><text:span text:style-name="T11685">παρεγένετο</text:span><text:span text:style-name="T11686"><text:s/></text:span><text:span text:style-name="T11687">πρὸς</text:span><text:span text:style-name="T11688"><text:s/></text:span><text:span text:style-name="T11689">αὐτόν</text:span><text:span text:style-name="T11690">,<text:s/></text:span><text:span text:style-name="T11691">ῥοπάλοις</text:span><text:span text:style-name="T11692"><text:s/></text:span><text:span text:style-name="T11693">αὐτὸν</text:span><text:span text:style-name="T11694"><text:s/></text:span><text:span text:style-name="T11695">παίων</text:span><text:span text:style-name="T11696"><text:s/></text:span><text:span text:style-name="T11697">ἐξήλασεν</text:span><text:span text:style-name="T11698">.</text:span></text:p>
            <text:p text:style-name="P11699"><text:span text:style-name="T11700">Ὁ</text:span><text:span text:style-name="T11701"><text:s/></text:span><text:span text:style-name="T11702">λόγος</text:span><text:span text:style-name="T11703"><text:s/></text:span><text:span text:style-name="T11704">δηλοῖ</text:span><text:span text:style-name="T11705"><text:s/></text:span><text:span text:style-name="T11706">ὅτι</text:span><text:span text:style-name="T11707"><text:s/></text:span><text:span text:style-name="T11708">οἱ</text:span><text:span text:style-name="T11709"><text:s/></text:span><text:span text:style-name="T11710">ῥᾳδίως</text:span><text:span text:style-name="T11711"><text:s/></text:span><text:span text:style-name="T11712">τοῖς</text:span><text:span text:style-name="T11713"><text:s/></text:span><text:span text:style-name="T11714">πέλας</text:span><text:span text:style-name="T11715"><text:s/></text:span><text:span text:style-name="T11716">πιστεύοντες</text:span><text:span text:style-name="T11717">,<text:s/></text:span><text:span text:style-name="T11718">ὅταν</text:span><text:span text:style-name="T11719"><text:s/></text:span><text:span text:style-name="T11720">τῶν</text:span><text:span text:style-name="T11721"><text:s/></text:span><text:span text:style-name="T11722">ἰδίων</text:span><text:span text:style-name="T11723"><text:s/></text:span><text:span text:style-name="T11724">πλεονεκτημάτων</text:span><text:span text:style-name="T11725"><text:s/></text:span><text:span text:style-name="T11726">ἑαυτοὺς</text:span><text:span text:style-name="T11727"><text:s/></text:span><text:span text:style-name="T11728">ἀπογυμνώσωσιν</text:span><text:span text:style-name="T11729">,<text:s/></text:span><text:span text:style-name="T11730">εὐάλωτοι</text:span><text:span text:style-name="T11731"><text:s/></text:span><text:span text:style-name="T11732">τούτοις</text:span><text:span text:style-name="T11733"><text:s/></text:span><text:span text:style-name="T11734">γίνονται</text:span><text:span text:style-name="T11735"><text:s/></text:span><text:span text:style-name="T11736">οἷς</text:span><text:span text:style-name="T11737"><text:s/></text:span><text:span text:style-name="T11738">πρότερον</text:span><text:span text:style-name="T11739"><text:s/></text:span><text:span text:style-name="T11740">φοβεροὶ</text:span><text:span text:style-name="T11741"><text:s/></text:span><text:span text:style-name="T11742">καθεστήκεσαν</text:span><text:span text:style-name="T11743">.</text:span></text:p>
          </table:table-cell>
          <table:table-cell table:style-name="TableCell11744">
            <text:p text:style-name="P11745">THE LOVED LION AND THE PLOWMAN</text:p>
            <text:p text:style-name="P11746">A lion, having fallen in love with the daughter of a ploughman, asked her in marriage; but he, being unable either to bring himself to give his daughter to a ferocious beast, or to refuse her because of the fear he had of it, imagined the following expedient. As the lion kept urging him, he told him that he considered him worthy to be the husband of his daughter, but that he could only give her to him on one condition, that is that he s would pull out his teeth and gnaw his claws; for that was what frightened the young girl. He easily resigned himself, because he loved, to this double sacrifice. From then on the plowman had nothing but contempt for him, and when he presented himself, he kicked him out with a stick.</text:p>
            <text:p text:style-name="P11747"/>
            <text:p text:style-name="P11748">This fable shows that those who easily trust others, once they have stripped themselves of their own advantages, are easily defeated by those who previously feared them.</text:p>
          </table:table-cell>
        </table:table-row>
        <text:soft-page-break/>
        <table:table-row table:style-name="TableRow11749">
          <table:table-cell table:style-name="TableCell11750">
            <text:p text:style-name="P11751"><text:span text:style-name="T11752">199.<text:s/></text:span><text:span text:style-name="T11753">Λέων</text:span><text:span text:style-name="T11754"><text:s/></text:span><text:span text:style-name="T11755">καὶ</text:span><text:span text:style-name="T11756"><text:s/></text:span><text:span text:style-name="T11757">ἀλώπηξ</text:span><text:span text:style-name="T11758"><text:s/></text:span><text:span text:style-name="T11759">καὶ</text:span><text:span text:style-name="T11760"><text:s/></text:span><text:span text:style-name="T11761">ἔλαφος</text:span><text:span text:style-name="T11762">.</text:span></text:p>
            <text:p text:style-name="P11763"><text:span text:style-name="T11764">Λέων</text:span><text:span text:style-name="T11765"><text:s/></text:span><text:span text:style-name="T11766">νοσήσας</text:span><text:span text:style-name="T11767"><text:s/></text:span><text:span text:style-name="T11768">ἔκειτο</text:span><text:span text:style-name="T11769"><text:s/></text:span><text:span text:style-name="T11770">ἐν</text:span><text:span text:style-name="T11771"><text:s/></text:span><text:span text:style-name="T11772">φάραγγι</text:span><text:span text:style-name="T11773">·<text:s/></text:span><text:span text:style-name="T11774">τῇ</text:span><text:span text:style-name="T11775"><text:s/></text:span><text:span text:style-name="T11776">προσφιλεῖ</text:span><text:span text:style-name="T11777"><text:s/></text:span><text:span text:style-name="T11778">δὲ</text:span><text:span text:style-name="T11779"><text:s/></text:span><text:span text:style-name="T11780">ἀλώπεκι</text:span><text:span text:style-name="T11781">,<text:s/></text:span><text:span text:style-name="T11782">ᾗ</text:span><text:span text:style-name="T11783"><text:s/></text:span><text:span text:style-name="T11784">προσωμίλει</text:span><text:span text:style-name="T11785">,<text:s/></text:span><text:span text:style-name="T11786">εἶπεν</text:span><text:span text:style-name="T11787">· «<text:s/></text:span><text:span text:style-name="T11788">εἰ</text:span><text:span text:style-name="T11789"><text:s/></text:span><text:span text:style-name="T11790">θέλεις</text:span><text:span text:style-name="T11791"><text:s/></text:span><text:span text:style-name="T11792">ὑγιᾶναί</text:span><text:span text:style-name="T11793"><text:s/></text:span><text:span text:style-name="T11794">με</text:span><text:span text:style-name="T11795"><text:s/></text:span><text:span text:style-name="T11796">καὶ</text:span><text:span text:style-name="T11797"><text:s/></text:span><text:span text:style-name="T11798">ζῆν</text:span><text:span text:style-name="T11799">,<text:s/></text:span><text:span text:style-name="T11800">τὴν</text:span><text:span text:style-name="T11801"><text:s/></text:span><text:span text:style-name="T11802">ἔλαφον</text:span><text:span text:style-name="T11803"><text:s/></text:span><text:span text:style-name="T11804">τὴν</text:span><text:span text:style-name="T11805"><text:s/></text:span><text:span text:style-name="T11806">μεγίστην</text:span><text:span text:style-name="T11807">,<text:s/></text:span><text:span text:style-name="T11808">τὴν</text:span><text:span text:style-name="T11809"><text:s/></text:span><text:span text:style-name="T11810">εἰς</text:span><text:span text:style-name="T11811"><text:s/></text:span><text:span text:style-name="T11812">τὸν</text:span><text:span text:style-name="T11813"><text:s/></text:span><text:span text:style-name="T11814">δρυμὸν</text:span><text:span text:style-name="T11815"><text:s/></text:span><text:span text:style-name="T11816">οἰκοῦσαν</text:span><text:span text:style-name="T11817"><text:s/></text:span><text:span text:style-name="T11818">τοῖς</text:span><text:span text:style-name="T11819"><text:s/></text:span><text:span text:style-name="T11820">γλυκέσι</text:span><text:span text:style-name="T11821"><text:s/></text:span><text:span text:style-name="T11822">σου</text:span><text:span text:style-name="T11823"><text:s/></text:span><text:span text:style-name="T11824">λόγοις</text:span><text:span text:style-name="T11825"><text:s/></text:span><text:span text:style-name="T11826">ἐξαπατήσασα</text:span><text:span text:style-name="T11827"><text:s/></text:span><text:span text:style-name="T11828">ἄγε</text:span><text:span text:style-name="T11829"><text:s/></text:span><text:span text:style-name="T11830">εἰς</text:span><text:span text:style-name="T11831"><text:s/></text:span><text:span text:style-name="T11832">ἐμὰς</text:span><text:span text:style-name="T11833"><text:s/></text:span><text:span text:style-name="T11834">χεῖρας</text:span><text:span text:style-name="T11835">·<text:s/></text:span><text:span text:style-name="T11836">ἐπιθυμῶ</text:span><text:span text:style-name="T11837"><text:s/></text:span><text:span text:style-name="T11838">γὰρ</text:span><text:span text:style-name="T11839"><text:s/></text:span><text:span text:style-name="T11840">αὐτῆς</text:span><text:span text:style-name="T11841"><text:s/></text:span><text:span text:style-name="T11842">ἐγκάτων</text:span><text:span text:style-name="T11843"><text:s/></text:span><text:span text:style-name="T11844">καὶ</text:span><text:span text:style-name="T11845"><text:s/></text:span><text:span text:style-name="T11846">καρδίας</text:span><text:span text:style-name="T11847">. »<text:s/></text:span><text:span text:style-name="T11848">Ἡ</text:span><text:span text:style-name="T11849"><text:s/></text:span><text:span text:style-name="T11850">δὲ</text:span><text:span text:style-name="T11851"><text:s/></text:span><text:span text:style-name="T11852">ἀλώπηξ</text:span><text:span text:style-name="T11853"><text:s/></text:span><text:span text:style-name="T11854">ἀπελθοῦσα</text:span><text:span text:style-name="T11855"><text:s/></text:span><text:span text:style-name="T11856">εὗρε</text:span><text:span text:style-name="T11857"><text:s/></text:span><text:span text:style-name="T11858">τὴν</text:span><text:span text:style-name="T11859"><text:s/></text:span><text:span text:style-name="T11860">ἔλαφον</text:span><text:span text:style-name="T11861"><text:s/></text:span><text:span text:style-name="T11862">σκιρτῶσαν</text:span><text:span text:style-name="T11863"><text:s/></text:span><text:span text:style-name="T11864">ἐν</text:span><text:span text:style-name="T11865"><text:s/></text:span><text:span text:style-name="T11866">τᾶς</text:span><text:span text:style-name="T11867"><text:s/></text:span><text:span text:style-name="T11868">ὕλαις</text:span><text:span text:style-name="T11869">·<text:s/></text:span><text:span text:style-name="T11870">προσπαίσασα</text:span><text:span text:style-name="T11871"><text:s/></text:span><text:span text:style-name="T11872">δὲ</text:span><text:span text:style-name="T11873"><text:s/></text:span><text:span text:style-name="T11874">αὐτῇ</text:span><text:span text:style-name="T11875"><text:s/></text:span><text:span text:style-name="T11876">καὶ</text:span><text:span text:style-name="T11877"><text:s/></text:span><text:span text:style-name="T11878">χαίρειν</text:span><text:span text:style-name="T11879"><text:s/></text:span><text:span text:style-name="T11880">εἰποῦσα</text:span><text:span text:style-name="T11881"><text:s/></text:span><text:span text:style-name="T11882">ἔφη</text:span><text:span text:style-name="T11883">· «<text:s/></text:span><text:span text:style-name="T11884">Ἀγαθά</text:span><text:span text:style-name="T11885"><text:s/></text:span><text:span text:style-name="T11886">σοι</text:span><text:span text:style-name="T11887"><text:s/></text:span><text:span text:style-name="T11888">ἦλθον</text:span><text:span text:style-name="T11889"><text:s/></text:span><text:span text:style-name="T11890">μηνῦσαι</text:span><text:span text:style-name="T11891">·<text:s/></text:span><text:span text:style-name="T11892">οἶδας</text:span><text:span text:style-name="T11893"><text:s/></text:span><text:span text:style-name="T11894">ὡς</text:span><text:span text:style-name="T11895"><text:s/></text:span><text:span text:style-name="T11896">ὁ</text:span><text:span text:style-name="T11897"><text:s/></text:span><text:span text:style-name="T11898">βασιλεὺς</text:span><text:span text:style-name="T11899"><text:s/></text:span><text:span text:style-name="T11900">ἡμῶν</text:span><text:span text:style-name="T11901"><text:s/></text:span><text:span text:style-name="T11902">λέων</text:span><text:span text:style-name="T11903"><text:s/></text:span><text:span text:style-name="T11904">γείτων</text:span><text:span text:style-name="T11905"><text:s/></text:span><text:span text:style-name="T11906">ἐστί</text:span><text:span text:style-name="T11907"><text:s/></text:span><text:span text:style-name="T11908">μοι</text:span><text:span text:style-name="T11909">·<text:s/></text:span><text:span text:style-name="T11910">νοσεῖ</text:span><text:span text:style-name="T11911"><text:s/></text:span><text:span text:style-name="T11912">δὲ</text:span><text:span text:style-name="T11913"><text:s/></text:span><text:span text:style-name="T11914">καὶ</text:span><text:span text:style-name="T11915"><text:s/></text:span><text:span text:style-name="T11916">ἔστιν</text:span><text:span text:style-name="T11917"><text:s/></text:span><text:span text:style-name="T11918">ἐγγὺς</text:span><text:span text:style-name="T11919"><text:s/></text:span><text:span text:style-name="T11920">τοῦ</text:span><text:span text:style-name="T11921"><text:s/></text:span><text:span text:style-name="T11922">θνῄσκειν</text:span><text:span text:style-name="T11923">.<text:s/></text:span><text:span text:style-name="T11924">Ἐβουλεύετο οὖν ποῖον τῶν θηρίων μετ᾿ αὐτὸν βασιλεύσει. Ἔφη δὲ ὅτι σῦς μέν ἐστιν ἀγνώμων, ἄρκτος δὲ νωθρός, πάρδαλις δὲ θυμώδης, τίγρις ἀλαζών· ἡ ἔλαφος ἀξιωτάτη ἐστὶν εἰς βασιλείαν, ὅτι ὑψηλή ἐστι τὸ εἶδος, πολλὰ δὲ ἔτη ζῇ, τὸ κέρας αὐτῆς ὄφεσι φοβερόν. Καὶ τί σοι τὰ πολλὰ λέγω; ἐκυρώθης βασιλεύειν. Τί μοι ἔσται πρώτῃ σοι εἰπούσῃ; Ἀλλ᾿ εὖξαί μοι σπευδούσῃ, μὴ πάλιν με ζητήσῃ· χρῄζει γάρ με σύμβουλον ἐν πᾶσιν. Εἰ δὲ ἐμοῦ τῆς γραὸς ἀκούσῃς, συμβουλεύω καὶ σὲ ἐλθεῖν καὶ προσμένειν τελευτῶντι αὐτῷ. » Οὕτως εἶπεν ἡ ἀλώπηξ. Τῆς δὲ ὁ νοῦς ἐτυφώθη τοῖς λόγοις, καὶ ἦλθεν εἰς τὸ σπήλαιον μὴ γινώσκουσα τὸ μέλλον. Ὁ λέων δὲ ἐφορμήσας αὐτῇ ἐν σπουδῇ τὰ ὦτα μόνον τοῖς ὄνυξιν ἐσπάραξεν. Ἡ δὲ ταχέως ἔσπευδεν ἐν ταῖς ὕλαις. Καὶ ἡ μὲν ἀλώπηξ τὰς χεῖρας ἐκρότησεν, ὅτι εἰς μάτην ἐκοπίασεν. Ὁ δὲ λέων μέγα βρυχώμενος ἐστέναξεν· λιμὸς γὰρ αὐτὸν εἶχε καὶ λύπη· καὶ ἱκέτευε τὴν ἀλώπεκα ἐκ δευτέρου τι ποιῆσαι καὶ δόλῳ πάλιν ταύτην ἀγαγεῖν. Ἡ δὲ εἶπεν· « Χαλεπὸν καὶ δύσκολον ἐπιτάττεις ἐμοὶ πρᾶγμα, ἀλλ᾿ ὅμως ὑπουργήσω σοι. » Καὶ δὴ ὡς ἰχνευτὴς κύων ἐπηκολούθει, πλέκουσα πανουργίας· ποιμένας δὲ ἐπηρώτα εἰ εἶδον ἔλαφον ᾑμαγμένην. Οἱ δὲ ἔδειξαν ἐν τῇ ὕλῃ. Εὗρε δὲ αὐτὴν καταψυχομένην, καὶ ἔστη ἀναιδῶς. Ἡ δὲ ἔλαφος χολωθεῖσα καὶ φρίξασα τὴν χαίτην εἶπεν· « Ὦ κάθαρμα, ἀλλὰ οὐκέτι χειρώσῃ με· εἰ δὲ καὶ πλησιάσεις μοι, οὐ ζήσεις ἔτι. Ἄλλους ἀλωπέκιζε τοὺς ἀπείρους, ἄλλους ποίει βασιλεῖς καὶ ἐρέθιζε. » Ἡ δὲ εἶπεν· « Οὕτως ἄνανδρος εἶ καὶ δειλή; Οὕτως ἡμᾶς τοὺς φίλους ὑποπτεύεις; Ὁ μὲν λέων τοῦ ὠτὸς κρατήσας ἤμελλε<text:s/></text:span><text:soft-page-break/><text:span text:style-name="T11925">συμβουλεύειν καὶ ἐντολάς σοι δοῦναι περὶ τῆς τηλικαύτης βασιλείας ὡς ἀποθνῄσκων· σὺ δὲ οὐδὲ κνίσμα χειρὸς ἀρρώστου ὑπέστης. Καὶ νῦν ὑπὲρ σὲ πλεῖον ἐκεῖνος θυμοῦται, καὶ βασιλέα τὸν λύκον θέλει ποιῆσαι· οἴμοι, πονηρὸν δεσπότην. Ἀλλ᾿ ἐλθὲ καὶ μηδὲν πτοηθῇς καὶ γενοῦ ὡς πρόβατον. Ὄμνυμι γάρ σοι εἰς τὰ φύλλα πάντα καὶ πηγὰς μηδὲν κακὸν παθεῖν παρὰ τοῦ λέοντος· ἐγὼ δὲ μόνῃ σοι δουλεύσω. » Οὕτως ἀπατήσασα τὴν δειλαίαν ἔπεισε δεύτερον ἐλθεῖν. Ἐπεὶ δὲ εἰς τὸ σπήλαιον εἰσῆλθεν, ὁ μὲν λέων δεῖπνον εἶχε, πάντα τὰ ὀστᾶ καὶ μυελοὺς καὶ ἔγκατα αὐτῆς καταπίνων. Ἡ δὲ ἀλώπηξ εἱστήκει ὁρῶσα· καρδίαν δὲ ἐκπεσοῦσαν ἁρπάζει λαθραίως, τοῦ κόπου κέρδος ταύτην φαγοῦσα. Ὁ δὲ λέων ἅπαντα ἐρευνήσας μόνην καρδίαν ἐπεζήτει. Ἀλώπηξ δὲ μηκόθεν σταθεῖσα ἔφη· « Αὕτη ἀληθῶς καρδίαν οὐκ εἶχεν· μὴ ἔτι ζήτει· ποίαν γὰρ καρδίαν αὕτη εἶχεν, ἥτις δὶς εἰς οἶκον καὶ χεῖρας λέοντος εἰσῆλθεν. »</text:span></text:p>
            <text:p text:style-name="P11926"><text:span text:style-name="T11927">Ὅτι ὁ τῆς φιλοδοξίας ἔρως τὸν ἀνθρώπινον νοῦν ἐπιθολοῖ καὶ τὰς τῶν κινδύνων συμφορὰς οὐ κατανοεῖ.</text:span></text:p>
          </table:table-cell>
          <table:table-cell table:style-name="TableCell11928">
            <text:p text:style-name="P11929">THE LION, THE FOX AND THE DEER.</text:p>
            <text:p text:style-name="P11930">The lion having fallen ill was lying in a cave. He said to the fox, whom he loved and with whom he maintained trade: “If you want me to recover and live, seduce with your sweet words the big deer that lives in the forest, and bring him into my hands; because I want his entrails and his heart. The fox set off and found the deer bounding through the woods. He approached him with a caressing air, greeted him and said: “I come to tell you some good news. You know that our king, the lion, is my neighbor; but he is sick and about to die. So he wondered which of the animals would reign after him. The wild boar, he said, is devoid of intelligence, the clumsy bear, the irascible panther, the braggart tiger: it is the stag who is most worthy to reign, because he is tall in stature. , that he lives for many years, and that his horn is dreadful to serpents. But why extend myself further? It has been decided that you will be king. What will you give me for telling you first? Speak, I'm in a hurry, I'm afraid he'll ask for me; for he cannot do without my advice in any way. But, if you are willing to listen to an old man, I advise you to come too and await his death near him. Thus spoke the fox, and the deer's heart swelled with vanity at these speeches, and he came to the den without suspecting what was about to happen. Now the lion sprang on him hastily; but all he did was rip his ears off with his claws. The deer hurried off into the woods. Then the fox clapped his hands together, annoyed at having wasted his time; and the lion began to groan with great roars; for hunger tormented him, and grief also; and he begged the fox to make another attempt and find some new trick to bring the deer. The fox answered: “It is a painful and difficult commission that you charge me with; yet I will still serve you there. Then, like a hunting dog, he followed the trail of the deer, hatching tricks, and he asked the shepherds if they had not seen a bloody deer. They showed him where he lived in the forest. He found him breathing hard and introduced himself impudently. The deer, full of anger and bristling hair, replied: “Wretch, you won't take me any more; if you approach me ever so slightly, your<text:s/><text:soft-page-break/>life is over. Go fox with others who don't know you, choose other beasts to make them kings and turn them upside down. The fox replied, "Are you so cowardly and cowardly?" Is this how you suspect us, us, your friends? The lion, taking your ear, was going to give you his advice and his instructions on your great royalty, like someone about to die; and you, you couldn't stand even a scratch from a patient's paw. Now he is “Are you so cowardly and so cowardly? Is this how you suspect us, us, your friends? The lion, taking your ear, was going to give you his advice and his instructions on your great royalty, like someone about to die; and you, you couldn't stand even a scratch from a patient's paw. Now he is “Are you so cowardly and so cowardly? Is this how you suspect us, us, your friends? The lion, taking your ear, was going to give you his advice and his instructions on your great royalty, like someone about to die; and you, you couldn't stand even a scratch from a patient's paw. Now he is even angrier than you, and he wants to create king the wolf. Alas! the wicked master! But come, fear nothing and be gentle as a sheep. For, I swear by all the papers and the sources, you have no harm to fear from the lion. As for me, I only want to serve you. By deceiving the unfortunate man in this way, he persuaded him to come again. When he had entered the den, the lion had enough to eat, and he swallowed all the bones, marrow and entrails. The fox was there, watching. The heart having fallen, he seized it on the sly, and ate it to indemnify himself for his trouble. But the lion, after searching for all the pieces, could not find the heart. Then the fox, standing at a distance, said to him: “Truly this deer had no heart; don't look for him anymore; for what heart could an animal have that has come twice into the den and the paws of the lion? »</text:p>
            <text:p text:style-name="P11931"/>
            <text:p text:style-name="P11932">This fable shows that the love of honors disturbs reason and turns a blind eye to the imminence of danger.</text:p>
          </table:table-cell>
        </table:table-row>
      </table:table>
      <text:p text:style-name="Textbody"/>
      <text:p text:style-name="Textbody"/>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Mangal" svg:font-family="Mangal" style:font-family-generic="system" style:font-pitch="variable" svg:panose-1="0 0 4 0 0 0 0 0 0 0"/>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AncientGreek" svg:font-family="AncientGreek" style:font-family-generic="roman" style:font-pitch="variable"/>
    <style:font-face style:name="New Athena Unicode" svg:font-family="New Athena Unicode" style:font-family-generic="system"/>
    <style:font-face style:name="apple-system, BlinkMacSystemFon" svg:font-family="apple-system, BlinkMacSystemFon" style:font-family-generic="system"/>
    <style:font-face style:name="sans-serif" svg:font-family="sans-serif"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style:font-name="Liberation Serif" style:font-name-asian="NSimSun" fo:font-weight="bold" style:font-weight-asian="bold" style:font-weight-complex="bold" fo:font-size="24pt" style:font-size-asian="24pt" style:font-size-complex="24pt" fo:hyphenate="false"/>
    </style:style>
    <style:style style:name="Heading4" style:display-name="Heading 4" style:family="paragraph" style:parent-style-name="Heading" style:next-style-name="Textbody" style:default-outline-level="4">
      <style:paragraph-properties fo:margin-top="0.0833in"/>
      <style:text-properties style:font-name="Liberation Serif" style:font-name-asian="NSimSun" fo:font-weight="bold" style:font-weight-asian="bold" style:font-weight-complex="bold" fo:font-size="12pt" style:font-size-asian="12pt" style:font-size-complex="12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fo:widows="0" fo:orphans="0"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AncientGreekἈρχαίαἑλληνικά" style:display-name="AncientGreek: Ἀρχαία ἑλληνικά" style:family="text">
      <style:text-properties style:font-name="AncientGreek" style:font-name-asian="AncientGreek" style:font-name-complex="AncientGreek"/>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StrongEmphasis" style:display-name="Strong Emphasis" style:family="text">
      <style:text-properties fo:font-weight="bold" style:font-weight-asian="bold" style:font-weight-complex="bol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4"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Pruitt, Johnny (USA)</dc:creator>
    <meta:creation-date>2023-06-10T09:27:00Z</meta:creation-date>
    <dc:date>2023-06-25T16:09:00Z</dc:date>
    <meta:template xlink:href="Normal.dotm" xlink:type="simple"/>
    <meta:editing-cycles>20</meta:editing-cycles>
    <meta:editing-duration>PT6240S</meta:editing-duration>
    <meta:document-statistic meta:page-count="41" meta:paragraph-count="217" meta:word-count="16241" meta:character-count="108602" meta:row-count="771" meta:non-whitespace-character-count="92578"/>
  </office:meta>
</office:document-meta>
</file>